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7.8mm"/>
    </style:style>
    <style:style style:name="co2" style:family="table-column">
      <style:table-column-properties fo:break-before="auto" style:column-width="16.67mm"/>
    </style:style>
    <style:style style:name="co3" style:family="table-column">
      <style:table-column-properties fo:break-before="auto" style:column-width="22.58mm"/>
    </style:style>
    <style:style style:name="ro1" style:family="table-row">
      <style:table-row-properties style:row-height="64.31mm" fo:break-before="auto" style:use-optimal-row-height="true"/>
    </style:style>
    <style:style style:name="ro2" style:family="table-row">
      <style:table-row-properties style:row-height="94.26mm" fo:break-before="auto" style:use-optimal-row-height="true"/>
    </style:style>
    <style:style style:name="ro3" style:family="table-row">
      <style:table-row-properties style:row-height="161.71mm" fo:break-before="auto" style:use-optimal-row-height="true"/>
    </style:style>
    <style:style style:name="ro4" style:family="table-row">
      <style:table-row-properties style:row-height="68.49mm" fo:break-before="auto" style:use-optimal-row-height="true"/>
    </style:style>
    <style:style style:name="ro5" style:family="table-row">
      <style:table-row-properties style:row-height="144.83mm" fo:break-before="auto" style:use-optimal-row-height="true"/>
    </style:style>
    <style:style style:name="ro6" style:family="table-row">
      <style:table-row-properties style:row-height="310.25mm" fo:break-before="auto" style:use-optimal-row-height="true"/>
    </style:style>
    <style:style style:name="ro7" style:family="table-row">
      <style:table-row-properties style:row-height="115.11mm" fo:break-before="auto" style:use-optimal-row-height="true"/>
    </style:style>
    <style:style style:name="ro8" style:family="table-row">
      <style:table-row-properties style:row-height="187.27mm" fo:break-before="auto" style:use-optimal-row-height="true"/>
    </style:style>
    <style:style style:name="ro9" style:family="table-row">
      <style:table-row-properties style:row-height="85.53mm" fo:break-before="auto" style:use-optimal-row-height="true"/>
    </style:style>
    <style:style style:name="ro10" style:family="table-row">
      <style:table-row-properties style:row-height="51.61mm" fo:break-before="auto" style:use-optimal-row-height="true"/>
    </style:style>
    <style:style style:name="ro11" style:family="table-row">
      <style:table-row-properties style:row-height="132.15mm" fo:break-before="auto" style:use-optimal-row-height="true"/>
    </style:style>
    <style:style style:name="ro12" style:family="table-row">
      <style:table-row-properties style:row-height="47.27mm" fo:break-before="auto" style:use-optimal-row-height="true"/>
    </style:style>
    <style:style style:name="ro13" style:family="table-row">
      <style:table-row-properties style:row-height="153.37mm" fo:break-before="auto" style:use-optimal-row-height="true"/>
    </style:style>
    <style:style style:name="ro14" style:family="table-row">
      <style:table-row-properties style:row-height="93.89mm" fo:break-before="auto" style:use-optimal-row-height="true"/>
    </style:style>
    <style:style style:name="ro15" style:family="table-row">
      <style:table-row-properties style:row-height="98.23mm" fo:break-before="auto" style:use-optimal-row-height="true"/>
    </style:style>
    <style:style style:name="ro16" style:family="table-row">
      <style:table-row-properties style:row-height="38.75mm" fo:break-before="auto" style:use-optimal-row-height="true"/>
    </style:style>
    <style:style style:name="ro17" style:family="table-row">
      <style:table-row-properties style:row-height="352.67mm" fo:break-before="auto" style:use-optimal-row-height="true"/>
    </style:style>
    <style:style style:name="ro18" style:family="table-row">
      <style:table-row-properties style:row-height="55.79mm" fo:break-before="auto" style:use-optimal-row-height="true"/>
    </style:style>
    <style:style style:name="ro19" style:family="table-row">
      <style:table-row-properties style:row-height="110.93mm" fo:break-before="auto" style:use-optimal-row-height="true"/>
    </style:style>
    <style:style style:name="ro20" style:family="table-row">
      <style:table-row-properties style:row-height="81.19mm" fo:break-before="auto" style:use-optimal-row-height="true"/>
    </style:style>
    <style:style style:name="ro21" style:family="table-row">
      <style:table-row-properties style:row-height="77.01mm" fo:break-before="auto" style:use-optimal-row-height="true"/>
    </style:style>
    <style:style style:name="ro22" style:family="table-row">
      <style:table-row-properties style:row-height="72.67mm" fo:break-before="auto" style:use-optimal-row-height="true"/>
    </style:style>
    <style:style style:name="ro23" style:family="table-row">
      <style:table-row-properties style:row-height="9.17mm" fo:break-before="auto" style:use-optimal-row-height="true"/>
    </style:style>
    <style:style style:name="ro24" style:family="table-row">
      <style:table-row-properties style:row-height="238.07mm" fo:break-before="auto" style:use-optimal-row-height="true"/>
    </style:style>
    <style:style style:name="ro25" style:family="table-row">
      <style:table-row-properties style:row-height="59.97mm" fo:break-before="auto" style:use-optimal-row-height="true"/>
    </style:style>
    <style:style style:name="ro26" style:family="table-row">
      <style:table-row-properties style:row-height="178.75mm" fo:break-before="auto" style:use-optimal-row-height="true"/>
    </style:style>
    <style:style style:name="ro27" style:family="table-row">
      <style:table-row-properties style:row-height="34.57mm" fo:break-before="auto" style:use-optimal-row-height="true"/>
    </style:style>
    <style:style style:name="ro28" style:family="table-row">
      <style:table-row-properties style:row-height="17.71mm" fo:break-before="auto" style:use-optimal-row-height="true"/>
    </style:style>
    <style:style style:name="ro29" style:family="table-row">
      <style:table-row-properties style:row-height="43.09mm" fo:break-before="auto" style:use-optimal-row-height="true"/>
    </style:style>
    <style:style style:name="ro30" style:family="table-row">
      <style:table-row-properties style:row-height="21.87mm" fo:break-before="auto" style:use-optimal-row-height="true"/>
    </style:style>
    <style:style style:name="ro31" style:family="table-row">
      <style:table-row-properties style:row-height="271.97mm" fo:break-before="auto" style:use-optimal-row-height="true"/>
    </style:style>
    <style:style style:name="ro32" style:family="table-row">
      <style:table-row-properties style:row-height="123.63mm" fo:break-before="auto" style:use-optimal-row-height="true"/>
    </style:style>
    <style:style style:name="ro33" style:family="table-row">
      <style:table-row-properties style:row-height="102.41mm" fo:break-before="auto" style:use-optimal-row-height="true"/>
    </style:style>
    <style:style style:name="ro34" style:family="table-row">
      <style:table-row-properties style:row-height="314.41mm" fo:break-before="auto" style:use-optimal-row-height="true"/>
    </style:style>
    <style:style style:name="ro35" style:family="table-row">
      <style:table-row-properties style:row-height="30.39mm" fo:break-before="auto" style:use-optimal-row-height="true"/>
    </style:style>
    <style:style style:name="ro36" style:family="table-row">
      <style:table-row-properties style:row-height="149.01mm" fo:break-before="auto" style:use-optimal-row-height="true"/>
    </style:style>
    <style:style style:name="ro37" style:family="table-row">
      <style:table-row-properties style:row-height="216.85mm" fo:break-before="auto" style:use-optimal-row-height="true"/>
    </style:style>
    <style:style style:name="ro38" style:family="table-row">
      <style:table-row-properties style:row-height="140.67mm" fo:break-before="auto" style:use-optimal-row-height="true"/>
    </style:style>
    <style:style style:name="ro39" style:family="table-row">
      <style:table-row-properties style:row-height="89.71mm" fo:break-before="auto" style:use-optimal-row-height="true"/>
    </style:style>
    <style:style style:name="ro40" style:family="table-row">
      <style:table-row-properties style:row-height="106.57mm" fo:break-before="auto" style:use-optimal-row-height="true"/>
    </style:style>
    <style:style style:name="ro41" style:family="table-row">
      <style:table-row-properties style:row-height="166.05mm" fo:break-before="auto" style:use-optimal-row-height="true"/>
    </style:style>
    <style:style style:name="ro42" style:family="table-row">
      <style:table-row-properties style:row-height="119.45mm" fo:break-before="auto" style:use-optimal-row-height="true"/>
    </style:style>
    <style:style style:name="ro43" style:family="table-row">
      <style:table-row-properties style:row-height="246.59mm" fo:break-before="auto" style:use-optimal-row-height="true"/>
    </style:style>
    <style:style style:name="ro44" style:family="table-row">
      <style:table-row-properties style:row-height="174.57mm" fo:break-before="auto" style:use-optimal-row-height="true"/>
    </style:style>
    <style:style style:name="ro45" style:family="table-row">
      <style:table-row-properties style:row-height="136.31mm" fo:break-before="auto" style:use-optimal-row-height="true"/>
    </style:style>
    <style:style style:name="ro46" style:family="table-row">
      <style:table-row-properties style:row-height="263.63mm" fo:break-before="auto" style:use-optimal-row-height="true"/>
    </style:style>
    <style:style style:name="ro47" style:family="table-row">
      <style:table-row-properties style:row-height="170.23mm" fo:break-before="auto" style:use-optimal-row-height="true"/>
    </style:style>
    <style:style style:name="ro48" style:family="table-row">
      <style:table-row-properties style:row-height="26.05mm" fo:break-before="auto" style:use-optimal-row-height="true"/>
    </style:style>
    <style:style style:name="ro49" style:family="table-row">
      <style:table-row-properties style:row-height="157.53mm" fo:break-before="auto" style:use-optimal-row-height="true"/>
    </style:style>
    <style:style style:name="ro50" style:family="table-row">
      <style:table-row-properties style:row-height="267.81mm" fo:break-before="auto" style:use-optimal-row-height="true"/>
    </style:style>
    <style:style style:name="ro51" style:family="table-row">
      <style:table-row-properties style:row-height="255.11mm" fo:break-before="auto" style:use-optimal-row-height="true"/>
    </style:style>
    <style:style style:name="ro52" style:family="table-row">
      <style:table-row-properties style:row-height="297.55mm" fo:break-before="auto" style:use-optimal-row-height="true"/>
    </style:style>
    <style:style style:name="ro53" style:family="table-row">
      <style:table-row-properties style:row-height="212.67mm" fo:break-before="auto" style:use-optimal-row-height="true"/>
    </style:style>
    <style:style style:name="ro54" style:family="table-row">
      <style:table-row-properties style:row-height="280.51mm" fo:break-before="auto" style:use-optimal-row-height="true"/>
    </style:style>
    <style:style style:name="ro55" style:family="table-row">
      <style:table-row-properties style:row-height="225.37mm" fo:break-before="auto" style:use-optimal-row-height="true"/>
    </style:style>
    <style:style style:name="ro56" style:family="table-row">
      <style:table-row-properties style:row-height="229.71mm" fo:break-before="auto" style:use-optimal-row-height="true"/>
    </style:style>
    <style:style style:name="ro57" style:family="table-row">
      <style:table-row-properties style:row-height="13.35mm" fo:break-before="auto" style:use-optimal-row-height="true"/>
    </style:style>
    <style:style style:name="ro58" style:family="table-row">
      <style:table-row-properties style:row-height="208.49mm" fo:break-before="auto" style:use-optimal-row-height="true"/>
    </style:style>
    <style:style style:name="ro59" style:family="table-row">
      <style:table-row-properties style:row-height="204.15mm" fo:break-before="auto" style:use-optimal-row-height="true"/>
    </style:style>
    <style:style style:name="ro60" style:family="table-row">
      <style:table-row-properties style:row-height="250.77mm" fo:break-before="auto" style:use-optimal-row-height="true"/>
    </style:style>
    <style:style style:name="ro61" style:family="table-row">
      <style:table-row-properties style:row-height="182.93mm" fo:break-before="auto" style:use-optimal-row-height="true"/>
    </style:style>
    <style:style style:name="ro62" style:family="table-row">
      <style:table-row-properties style:row-height="127.79mm" fo:break-before="auto" style:use-optimal-row-height="true"/>
    </style:style>
    <style:style style:name="ro63" style:family="table-row">
      <style:table-row-properties style:row-height="199.97mm" fo:break-before="auto" style:use-optimal-row-height="true"/>
    </style:style>
    <style:style style:name="ro64" style:family="table-row">
      <style:table-row-properties style:row-height="242.41mm" fo:break-before="auto" style:use-optimal-row-height="true"/>
    </style:style>
    <style:style style:name="ro65" style:family="table-row">
      <style:table-row-properties style:row-height="191.45mm" fo:break-before="auto" style:use-optimal-row-height="true"/>
    </style:style>
    <style:style style:name="ro66" style:family="table-row">
      <style:table-row-properties style:row-height="331.45mm" fo:break-before="auto" style:use-optimal-row-height="true"/>
    </style:style>
    <style:style style:name="ro67" style:family="table-row">
      <style:table-row-properties style:row-height="348.33mm" fo:break-before="auto" style:use-optimal-row-height="true"/>
    </style:style>
    <style:style style:name="ro68" style:family="table-row">
      <style:table-row-properties style:row-height="195.63mm" fo:break-before="auto" style:use-optimal-row-height="true"/>
    </style:style>
    <style:style style:name="ro69" style:family="table-row">
      <style:table-row-properties style:row-height="259.29mm" fo:break-before="auto" style:use-optimal-row-height="true"/>
    </style:style>
    <style:style style:name="ro70" style:family="table-row">
      <style:table-row-properties style:row-height="327.11mm" fo:break-before="auto" style:use-optimal-row-height="true"/>
    </style:style>
    <style:style style:name="ro71" style:family="table-row">
      <style:table-row-properties style:row-height="221.19mm" fo:break-before="auto" style:use-optimal-row-height="true"/>
    </style:style>
    <style:style style:name="ro72" style:family="table-row">
      <style:table-row-properties style:row-height="284.67mm" fo:break-before="auto" style:use-optimal-row-height="true"/>
    </style:style>
    <style:style style:name="ro73" style:family="table-row">
      <style:table-row-properties style:row-height="344.15mm" fo:break-before="auto" style:use-optimal-row-height="true"/>
    </style:style>
    <style:style style:name="ro74" style:family="table-row">
      <style:table-row-properties style:row-height="305.89mm" fo:break-before="auto" style:use-optimal-row-height="true"/>
    </style:style>
    <style:style style:name="ro75" style:family="table-row">
      <style:table-row-properties style:row-height="233.89mm" fo:break-before="auto" style:use-optimal-row-height="true"/>
    </style:style>
    <style:style style:name="ro76" style:family="table-row">
      <style:table-row-properties style:row-height="356.85mm" fo:break-before="auto" style:use-optimal-row-height="true"/>
    </style:style>
    <style:style style:name="ro77" style:family="table-row">
      <style:table-row-properties style:row-height="517.91mm" fo:break-before="auto" style:use-optimal-row-height="true"/>
    </style:style>
    <style:style style:name="ro78" style:family="table-row">
      <style:table-row-properties style:row-height="293.19mm" fo:break-before="auto" style:use-optimal-row-height="true"/>
    </style:style>
    <style:style style:name="ro79" style:family="table-row">
      <style:table-row-properties style:row-height="4.53mm" fo:break-before="auto" style:use-optimal-row-height="true"/>
    </style:style>
    <style:style style:name="ro80" style:family="table-row">
      <style:table-row-properties style:row-height="276.33mm" fo:break-before="auto" style:use-optimal-row-height="true"/>
    </style:style>
    <style:style style:name="ro81" style:family="table-row">
      <style:table-row-properties style:row-height="289.03mm" fo:break-before="auto" style:use-optimal-row-height="true"/>
    </style:style>
    <style:style style:name="ro82" style:family="table-row">
      <style:table-row-properties style:row-height="301.71mm" fo:break-before="auto" style:use-optimal-row-height="true"/>
    </style:style>
    <style:style style:name="ro83" style:family="table-row">
      <style:table-row-properties style:row-height="318.59mm" fo:break-before="auto" style:use-optimal-row-height="true"/>
    </style:style>
    <style:style style:name="ro84" style:family="table-row">
      <style:table-row-properties style:row-height="335.63mm" fo:break-before="auto" style:use-optimal-row-height="true"/>
    </style:style>
    <style:style style:name="ro85" style:family="table-row">
      <style:table-row-properties style:row-height="213.8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table table:name="dumm" table:style-name="ta1">
        <table:table-column table:style-name="co1" table:number-columns-repeated="2" table:default-cell-style-name="ce1"/>
        <table:table-column table:style-name="co2" table:default-cell-style-name="ce1"/>
        <table:table-column table:style-name="co3" table:number-columns-repeated="1021" table:default-cell-style-name="ce1"/>
        <table:table-row table:style-name="ro1">
          <table:table-cell office:value-type="string" calcext:value-type="string">
            <text:p>wäre für die Liberalen, und alle die Drogenkonsum als Ausdruck persönlicher Freiheit sehen, eine Katastrophe. Es ist bedrückend, dass erst Menschenschlaechter wie Duerte den fragwürdigen Erfolg gegen diese Pest für sich entscheiden konnten. Aber Trump, so sehr wir in kollektiv verachten, hat das Problem erkannt. Wir sollten den Amis wünschen, dass sie diesen Krieg gewinnen. Mit oder ohne Trump. Und vielleicht ist der Ansatz eines Mauergedankens gar nicht dumm. Denn diese Drogenmauer hat nichts mit der Berliner Mauer zu tun.</text:p>
          </table:table-cell>
          <table:table-cell office:value-type="string" calcext:value-type="string">
            <text:p>It would be a disaster for the Liberals, and for all to see drug use as an expression of personal freedom. It is depressing that only human slaughterers like Duerte could decide the questionable success against this plague for themselves. But Trump, as much as we despise collectively, has recognized the problem. We should wish the Americans to win this war. With or without Trump. And maybe the idea of ​​a wall is not stupid at all. Because this drug wall has nothing to do with the Berlin Wall.</text:p>
          </table:table-cell>
          <table:table-cell office:value-type="string" calcext:value-type="string">
            <text:p>negative</text:p>
          </table:table-cell>
          <table:table-cell table:number-columns-repeated="1021"/>
        </table:table-row>
        <table:table-row table:style-name="ro1">
          <table:table-cell office:value-type="string" calcext:value-type="string">
            <text:p>wäre für die Liberalen, und alle die Drogenkonsum als Ausdruck persönlicher Freiheit sehen, eine Katastrophe. Es ist bedrückend, dass erst Menschenschlaechter wie Duerte den fragwürdigen Erfolg gegen diese Pest für sich entscheiden konnten. Aber Trump, so sehr wir in kollektiv verachten, hat das Problem erkannt. Wir sollten den Amis wünschen, dass sie diesen Krieg gewinnen. Mit oder ohne Trump. Und vielleicht ist der Ansatz eines Mauergedankens gar nicht dumm. Denn diese Drogenmauer hat nichts mit der Berliner Mauer zu tun.</text:p>
          </table:table-cell>
          <table:table-cell office:value-type="string" calcext:value-type="string">
            <text:p>It would be a disaster for the Liberals, and for all to see drug use as an expression of personal freedom. It is depressing that only human slaughterers like Duerte could decide the questionable success against this plague for themselves. But Trump, as much as we despise collectively, has recognized the problem. We should wish the Americans to win this war. With or without Trump. And maybe the idea of ​​a wall is not stupid at all. Because this drug wall has nothing to do with the Berlin Wall.</text:p>
          </table:table-cell>
          <table:table-cell office:value-type="string" calcext:value-type="string">
            <text:p>negative</text:p>
          </table:table-cell>
          <table:table-cell table:number-columns-repeated="1021"/>
        </table:table-row>
        <table:table-row table:style-name="ro2">
          <table:table-cell office:value-type="string" calcext:value-type="string">
            <text:p>Wenn man bedenkt dass ein gewaltiger Prozentsatz aller Delikte die in dieser Welt begangen werden irgendwie mit Drogen in Verbindung stehen - dann muss man bei den Drogen ansetzen. Wenn die Drogenmafia die Skrupellosigkeit besitzt sich an Karakter-schwächeren Mitbürgern dumm und dusslig zu verdienen, und nicht die geringste Empathie zeigen - nun ja - dann haben die Drug-Lords selber nichts Besseres verdient als Skrupellosigkeit. Und ich denke dass der Begriff Drogen-Mafia die Pharma-Konzerne einschliessen sollte, die Jahrelang Opiate als harmlose Schmerzmittel vermarktet haben - und sich dumm un dusslig daran verdient haben. Einzige Lösung: Legalisierung von weichen Drogen (Besonders Cannabis Produkte). Nur weil es von Trump kommt muss es nicht falsch sein. Was Trump will ist Abschreckung. Das wird sicherlich eine Wirkung haben.</text:p>
          </table:table-cell>
          <table:table-cell office:value-type="string" calcext:value-type="string">
            <text:p>Considering that a huge percentage of all the crimes committed in this world are somehow related to drugs - then you have to start with the drugs. If the drug mafia has the ruthlessness of earning dumb and dafty characters weaker in character, and does not show the slightest empathy - well - then the Drug Lords themselves deserve nothing better than unscrupulousness. And I think that the term drug mafia should include the pharmaceutical companies that have marketed opiates as harmless painkillers for years - and have earned stupidly stupidly. Only solution: Legalization of soft drugs (especially cannabis products). Just because it comes from Trump, it does not have to be wrong. What Trump wants is deterrence. That will certainly have an effect.</text:p>
          </table:table-cell>
          <table:table-cell office:value-type="string" calcext:value-type="string">
            <text:p>neutral</text:p>
          </table:table-cell>
          <table:table-cell table:number-columns-repeated="1021"/>
        </table:table-row>
        <table:table-row table:style-name="ro3">
          <table:table-cell office:value-type="string" calcext:value-type="string">
            <text:p>"Dobrinth verteidigte Seehofers Worten mit der Bemerkung, Seehofer spreche aus, was viele Menschen im Lande denken. Es ist aber nun mal so, dass die Menschen eine Menge dummes Zeug denken, wenn der Tag lang ist. Der erste Gedanke, der einem zu einem Thema durch den Kopf schießt, ist selten originell, druckreif oder gar klug. Es lohnt sich, Gedanken noch mal zu hinterfragen, von mehreren Seiten zu beleuchten, dann kommt man irgendwann mal zu etwas, was eine gewisse Solidität und Differenziertheit haben könnte. Unsere politischen Eliten sind gut beraten, diese Art der Gedankenarbeit, deren Fähigkeit man auch als ""Weisheit"" bezeichnen könnte, den Menschen im Lande vorzuleben. Nicht immer jeden noch so dummen Gedanken auswerfen, sondern nachdenken. Dann macht man auch nicht so blödsinnige Vergleiche wie Quälerei von lebenden Tieren mit der Frage des Umgangs mit ungeborenem menschlichem Leben zu verbinden. Ich glaube, die wenigsten Abtreibungsbeführworter würden einer Kuh aus Tierschutzgründen absprechen, denn kein Mensch redet über das Recht auf Abtreibung bei Kühen und Schweinen, außer Jens Span. Wollen wir hoffen, dass es wirklich so war und er einfach im Kurzschluss einen ersten dummen Gedanken rausgehauen hat. Wenn die Äußerung hingegen das Ergebnis des von mir beschriebenen Überlegens, Hinterfragens und Abwägens gewesen ist, dann gute Nacht."</text:p>
          </table:table-cell>
          <table:table-cell office:value-type="string" calcext:value-type="string">
            <text:p>"Dobrinth defended Seehofer's words with the remark that Seehofer spoke what many people in the country think. But it happens that people think a lot of stupid stuff when the day is long. The first thought that pops your head on a topic is rarely original, print-ready or even smart. It is worthwhile to question thoughts again, to illuminate from several sides, then one comes at some point to something that could have a certain solidity and differentiation. Our political elites are well advised, this kind of thought-work, whose ability one might call ""wisdom"", to exemplify the people in the land. Do not always throw out any stupid thoughts, but think. Then one does not make such stupid comparisons as tormenting living animals with the question of dealing with unborn human life. I believe that few abortionists would deny a cow for animal welfare reasons because no one talks about the right to abortion in cows and pigs, except for Jens Span. Let's hope it really was like that and he just cut out a first stupid thought in the short circuit. On the other hand, if the statement was the result of the deliberation, questioning and consideration I described, then good night."</text:p>
          </table:table-cell>
          <table:table-cell office:value-type="string" calcext:value-type="string">
            <text:p>negative</text:p>
          </table:table-cell>
          <table:table-cell table:number-columns-repeated="1021"/>
        </table:table-row>
        <table:table-row table:style-name="ro4">
          <table:table-cell office:value-type="string" calcext:value-type="string">
            <text:p>"""Aber nicht die Muslime sind das Problem, sondern die Kartoffeldeutschen. Leider sind ganz schön viele unter ihnen mürrisch, ängstlich, verwöhnt und hochmütig - und je dumpfbackiger der Populismus daherkommt, desto größer ist seine Aussicht auf Erfolg bei diesen Leuten"" Kurs: Ganz viele Deutsche sind dumm, irrational. Ein Problem. Richtig? Sie sind getarnt unter dem Motto ""Heutzutage muss man ja provokant sein"", ""Ich bin ja ein Linker"" oder vielleicht ""das muss man ja mal sagen dürfen"" Sie sind kein konstruktiver Linker, Augstein. Sie sind ein Hetzer. Nichts weiter."</text:p>
          </table:table-cell>
          <table:table-cell office:value-type="string" calcext:value-type="string">
            <text:p>"""But it's not the Muslims that are the problem, but the potato Germans - unfortunately, many of them are grumpy, timid, spoiled and haughty - and the more dull-cheeked populism comes along, the greater is their chance of succeeding with these people."" Course: Many Germans are stupid, irrational. A problem. Correct? They are disguised under the motto ""these days you have to be provocative"", ""I am a leftist"" or maybe ""you have to say that"" You are not a constructive linker, Augstein. You are a hound. Nothing else."</text:p>
          </table:table-cell>
          <table:table-cell office:value-type="string" calcext:value-type="string">
            <text:p>negative</text:p>
          </table:table-cell>
          <table:table-cell table:number-columns-repeated="1021"/>
        </table:table-row>
        <table:table-row table:style-name="ro5">
          <table:table-cell office:value-type="string" calcext:value-type="string">
            <text:p>"etwas dumm, dumpfbackig, ggf. dazu die AfD zu wählen? Dann müsste es aber auf der anderen Seite die klugen ""Hummerdeutschen"" geben, die sich zur Elite zählen und CDU wählen. Wo bitte aber ist der Rechtsruck? Nur wenn jemand Rechtsstaatlichkeit fordert und kein Schlendrian will, steht er schon auf der rechten Seite? Nur mal ein Beispiel, neulich hatte die AfD im BT einen Antrag zu mehr Grenzkontriollen eingebracht. Die Ablehnung aller anderen Parteien kam prompt, vor allem von der SPD, dass man die ca. 3.000 km Landesgrenze praktisch nicht kontrollieren kann. Komisch nur, dass jetzt Horst Seehofer strenge Grenzkontrollen lauthals fordert. Was denn nun, kann man die Grenzen nun doch praktischerweise kontrollieren? Als Innenminister müsste er es doch wissen, ob es geht oder nicht. Ja, wenn wir uns nach Ruf nach Grenzkontrollen schon in der Rechtskurve befinden, wo befinden wir uns dann jetzt, in einer Linkskurve? Nein Herr Augstein, Frau Merkel ist der beste Garant, dass es keine Rechtskurve gibt, nach so vielen Jahren Linksdrall kann sie das Steuer nicht mehr rumreißen, sie können also die nächsten 3,5 Jahre bis zur nächsten BT-Wahl beruhigt sein. Bis dahin bleibt alles wie es ist, danach, ja danach könnte es sein, dass die ""Kartoffeldeutschen"" Probleme mit ihren Stimmzetteln anrichten."</text:p>
          </table:table-cell>
          <table:table-cell office:value-type="string" calcext:value-type="string">
            <text:p>"something stupid, dull-cheeked, if necessary, to choose the AfD? But then, on the other side, there would have to be the smart ""lobster Germans"" who count themselves among the elite and choose CDU. But where is the shift to the right? Only if someone demands the rule of law and wants no Schlendrian, he is already on the right side? Just one example, the other day the AfD had filed an application in the BT for more border controls. The rejection of all other parties came promptly, especially from the SPD, that you can not control the approximately 3,000 km national border practically. Strange only that now Horst Seehofer calls strict border controls loudly. So what, can you control the borders in a practical way? As Minister of the Interior, he would have to know whether it is possible or not. Yes, if we are already in the right turn after calling for border controls, where are we now, in a left turn? No, Mr. Augstein, Mrs. Merkel is the best guarantee that there is no right turn, after so many years of left-hand spin she can not tear the wheel anymore, so she can rest assured for the next 3.5 years until the next BT election. Until then, everything stays as it is, then, after that it could be that the ""potato Germans"" cause problems with their ballot papers."</text:p>
          </table:table-cell>
          <table:table-cell office:value-type="string" calcext:value-type="string">
            <text:p>negative</text:p>
          </table:table-cell>
          <table:table-cell table:number-columns-repeated="1021"/>
        </table:table-row>
        <table:table-row table:style-name="ro6">
          <table:table-cell office:value-type="string" calcext:value-type="string">
            <text:p>"Ich erinnere mich an eine Podiumsveranstaltung in meiner damaligen Gemeinde vor über 10 Jahren. Es ging um die mögliche Gründung einer privaten Grundschule, und einer der Hauptdiskutanden war ein SPD-Abgeordneter. Es war die Zeit des Rütli-Brandbriefes, die Zeit, als mehr und mehr deutlich wurde, dass in normalen staatlichen Schulen ein Problem existiert, ein Problem, das bis zu diesem Zeitpunkt von der Politik einfach totgeschwiegen wurde. Es war die Zeit, als der Boom der Privatschulen begann. Und er begann, weil die Politik dem Bürger partout nicht zuhören wollte. Ich erinnere mich gut an diese Veranstaltung. Als jemand sagte, er möchte verhindern, dass sein Kind in der Schule verprügelt wird, lachte der SPD-Abgeordnete und sagte sinngemäß: ""Ein bisschen in die Fresse gehört zum Leben dazu!"" (Quasi Frau Nahles vorweggenommen) Das Auditorium war entsetzt. Dem Mann interessierte nicht die körperliche Unversehrtheit von kleinen Kindern, sondern ausschließlich der Fakt, dass es Eltern wagen könnten, ihre Kinder dem staatlichen System zu entziehen, damit sie nicht verprügelt werden. Der Mann zog noch richtig vom Leder, beschimpfte die Anwesenden als asoziale, egoistische, verantwortungslose Geldbürger, die damit das Sozialwesen schädigen. Man hätte über Vieles an diesem Tag reden können. Beispielsweise wie hoch wirklich die Gefahr auf staatlichen Schulen wäre oder ob es da nicht viel Übertreibung gab? Oder darüber ob und wie Privatschulen es besser machen und ob da gottgegeben ein paradiesischer Friede herrscht. Aber nein, es ging dem SPD-Mann nur um die Abkanzelung von Menschen, die sich gerne mit ihm unterhalten hätten. Der Mann war in der folgenden Wahlperiode nicht mehr in Amt und Würden. Vermutlich wegen der bösen, bösen Wähler. Wenn ich nun hier von Herrn Augstein lese, dass das Problem ausschließlich ""Kartoffeldeutsche"" stellen, dann fühle ich mich extrem an die Situation damals erinnert. Anderes Thema, aber gleiches, absolut stures Verhalten. Wenn jemand einen Missstand benennt, wird er gemobbt, für idiotisch und dumm deklariert, und die Welt ist in Wirklichkeit total lustig und rosarot. Herr Augstein und der SPD-Herr von damals sind beredte Beispiele, weshalb es überhaupt einen Rechtsruck in der Gesellschaft gibt. Nämlich weil sie absolut beratungsresistent sind, dass etwas in ihrem Heile-Welt-Mantra vielleicht nicht so optimal ist, wie sie es gebetsmühlenartig per Hypnose an andere Menschen weitergeben wollen. Vielleicht, Herr Augstein, ist der ""Kartoffeldeutsche"" nicht so dumm, wie Sie ihn einschätzen. Vielleicht liegt ein Teil des Problems auch bei Ihnen. Aber Einsicht zu einer Selbsterkenntnis passt nicht zu Ihrem Charakter. Behalten Sie nur Ihre Scheuklappen."</text:p>
          </table:table-cell>
          <table:table-cell office:value-type="string" calcext:value-type="string">
            <text:p>"I remember a podium event in my congregation over 10 years ago. It was about the possible establishment of a private elementary school, and one of the main disputes was an SPD member. It was the time of the Rütli Brand Letter, the time when it became more and more clear that there was a problem in normal state schools, a problem that was hushed up by politics until then. It was the time when the boom of private schools began. And he started because politics did not want to listen to the citizen. I remember this event well. When someone said that he would like to prevent his child from being beaten up at school, the SPD MP laughed and said: ""A little bit in the face is part of life!"" (Quasi Frau Nahles anticipated) The auditorium was appalled. The man did not care about the physical integrity of small children, but only the fact that parents could dare to deprive their children of the state system so they would not be beaten. The man was still right on the leather, cursing the attendees as anti-social, selfish, irresponsible money citizens, thus harming the social system. One could have talked about many things on this day. For example, how high would the danger be at state schools or was there not much exaggeration? Or about whether and how private schools do it better and whether God-given there is a heavenly peace. But no, the SPD man was only concerned with the promulgation of people who would have liked to talk to him. The man was in the following term no longer in office and dignity. Probably because of the evil, evil voters. When I read here from Mr. Augstein that the problem exclusively ""potato Germans"" ask, then I feel extremely reminded of the situation at that time. Different topic, but same, absolutely stubborn behavior. If someone names a malady, he is bullied, declared idiotic and stupid, and the world is in fact totally funny and pink. Mr. Augstein and the SPD gentleman of that time are eloquent examples why there is even a shift to the right in society. Namely, because they are absolutely consulting-resistant, that something in their healing world mantra may not be as optimal as they want to hypnotize it to other people like a mantra. Perhaps, Mr Augstein, the ""potato-German"" is not as stupid as you think it is. Maybe part of the problem is yours too. But insight into self-knowledge does not fit with your character. Keep only your blinders."</text:p>
          </table:table-cell>
          <table:table-cell office:value-type="string" calcext:value-type="string">
            <text:p>negative</text:p>
          </table:table-cell>
          <table:table-cell table:number-columns-repeated="1021"/>
        </table:table-row>
        <table:table-row table:style-name="ro7">
          <table:table-cell office:value-type="string" calcext:value-type="string">
            <text:p>"Mir passt auch nicht alles, was die Merkel-Fraktion jetzt so treibt. Spahn´s Äusserungen finde auch ich grenzwertig. Dennoch, zum Satz ""Der Islam gehört nicht zu Deutschland"" muss mehr gesagt werden als plumpe Beschimpfung. Nach einer brandaktuellen, recht breit angelegten Umfrage mit angeblich maximal 2% möglicher Fehlerquote, veröffentlicht in einem renommierten Medium, sind etwa 3/4 der Deutschen entschieden oder tendenziell der Meinung Seehofers. Sind 3/4 der Deutschen jetzt Dumpfbacken? Nein, viele haben nur erkannt, dass der Islam eben nicht so harmlos ist wie es notorische Linksblinker der Allgemeinheit gern verkaufen würden. Man merkt es irgendwann, wenn Leute wie Augstein die Leute für dumm verkaufen wollen a la ""es ist nicht, was nicht sein darf"". Das man als ausgewiesener Ideologe mit offenbar begrenztem Demokratieverständnis da sauer wird, die Contenance verliert und Regierung wie Mehrheit der Bürger zu beschimpfen, kommt nicht allzu überraschend."</text:p>
          </table:table-cell>
          <table:table-cell office:value-type="string" calcext:value-type="string">
            <text:p>"I do not like everything that the Merkel Group is doing right now. Spahn's comments are also borderline. Nevertheless, to the sentence ""Islam does not belong to Germany"" must be said more than blunt abuse. According to a recent, quite broad survey with an alleged maximum of 2% possible error rate, published in a reputed medium, about 3/4 of the Germans are decided or tend to Seehofer's opinion. Are 3/4 of the Germans now dumb-baking? No, many have just recognized that Islam is just not as harmless as it would like to sell notorious left turn signals of the general public. You realize it at some point, when people like Augstein want to sell people stupid a la ""it is not what is not allowed to be"". It is not all that surprising, as a proven ideologue with a seemingly limited understanding of democracy, who gets angry, loses his composure, and insults both the government and the majority of the citizens."</text:p>
          </table:table-cell>
          <table:table-cell office:value-type="string" calcext:value-type="string">
            <text:p>negative</text:p>
          </table:table-cell>
          <table:table-cell table:number-columns-repeated="1021"/>
        </table:table-row>
        <table:table-row table:style-name="ro8">
          <table:table-cell office:value-type="string" calcext:value-type="string">
            <text:p>Diese beiden: Seehofer und Spahn, sollten sich mal auf ihre neue Rolle als Minister besinnen und sich in ihre neue Materie einarbeiten, anstatt dumme Sprüche loszulassen  Sprüche, die man ihnen als Parteipolitiker noch verzeihen könnte, nicht aber als Minister. Die sind noch nicht da angekommen, wo sie jetzt  unverdientermaßen  sind. Sie sollen eine anständige Sach-Politik machen und nicht meinen, in ihren ersten drei Tagen AfD-Wähler mit dubiosen Aussagen zurückzuholen. Das geht bestenfalls mit kluger Politik, nicht aber mit BILD-Interviews  und das 3,5 Jahre vor den nächsten Wahlen! Ach so, die nächsten Wahlen kommen bald? Man will sich schon mal positionieren? Passt bloß auf, dass Euch die Kanzlerin nicht lange vorher rausschmeißt. Und bevor sie sich die Seehofer- und Spahn-Schuhe anzieht, fliegen die in den Mülleimer, wo sie hingehören. Und AKK hat sogleich Contra gegeben  gut! Nicht in ihrer Eigenschaft als Sprachrohr der Kanzlerin, was sie ja auch nicht ist, auch wenn das immer wieder behauptet wurde, sondern als Sprachrohr der Partei. Das lässt hoffen. Die Partei-Sprecherin maßregelt Minister, die ihrer Partei (lassen wir mal den Unterschied CDU versus CSU beiseite) angehören. Stark! Ich bin kein ausgesprochener AKK-Fan, aber das nötigt mir Respekt ab. Und ich hatte verschiedentlich schon vorher gesagt: Einige Unionisten werden sich über AKK noch wundern! Nein, AKK ist nicht links, sie ist durchaus konservativ, das hat sie im Saarland gezeigt, auch zum Teil sehr zu meinem Missvergnügen; aber konservativ mit liberalem Touch (Saarland eben, so wie ich es vor langer Zeit kennengelernt hatte). Dieser liberale Saar-Touch würde der Union nicht schaden.</text:p>
          </table:table-cell>
          <table:table-cell office:value-type="string" calcext:value-type="string">
            <text:p>These two: Seehofer and Spahn, should take a look at their new role as Minister and work their way into their new matter instead of letting go of stupid sayings ?? Proverbs that you could still forgive them as party politicians, but not as a minister. They have not arrived yet, where they now ?? undeservedly? are. They should make a decent policy and do not think to retrieve AfD voters in their first three days with dubious statements. This is at best with smart policy, but not with BILD interviews ?? and that 3.5 years before the next election! Oh, the next elections are coming soon? You want to position yourself? Just be careful that the Chancellor does not throw you out long before. And before they put on the Seehofer and Spahn shoes, they fly into the bin where they belong. And AKK has given immediately contra ?? Good! Not in her capacity as spokesperson for the Chancellor, which she is not, even if that was repeatedly asserted, but as the mouthpiece of the party. That gives hope. The party spokeswoman reprimands ministers who belong to her party (let's leave aside the difference between CDU versus CSU). Strong! I'm not an outspoken AKK fan, but that makes me respectful. And I had said several times before: some unionists will be surprised about AKK! No, AKK is not ?? left ??, she is quite conservative, that's what she showed in the Saarland, partly to my disgust; but conservative with a liberal touch (Saarland just as I had known a long time ago). This liberal Saar touch would not hurt the Union.</text:p>
          </table:table-cell>
          <table:table-cell office:value-type="string" calcext:value-type="string">
            <text:p>negative</text:p>
          </table:table-cell>
          <table:table-cell table:number-columns-repeated="1021"/>
        </table:table-row>
        <table:table-row table:style-name="ro9">
          <table:table-cell office:value-type="string" calcext:value-type="string">
            <text:p>"Na ja, das stimmt nicht ganz. Mit ihrer benannten intelligenten Überforderung haben Sie sicherlich nur zum Teil recht. Wenn ich mir anschaue, welche Bevölkerungsteile z.B. in den USA den netten Herrn Trump gewählt haben; das waren mitnichten nur Minderintelligente. Aber vom Prinzip her haben Sie schon recht. Deshalb ist es ja auch notwendig, Deutschland wieder zu einem Bildungsland zu machen und massiv in die Bildung/die Schulen/die Unis zu investieren. Leider ist das natürlich nicht gewollt, Sie wissen schon warum; Schäfchen sind halt besser zu leiten/zu manipulieren. Getreu dem Spruch: ""Halt du sie dumm, ich halt sie arm"". Funktioniert immer wieder, auch in scheinbar aufgeklärten, demokratischen Ländern wie der BRD."</text:p>
          </table:table-cell>
          <table:table-cell office:value-type="string" calcext:value-type="string">
            <text:p>"Well, that's not quite true. Surely you are only partially right with their named intelligent overload. When I look at which parts of the population, e.g. have chosen the nice Mr. Trump in the USA; by no means were they just minor intelligences. But in principle you are right. Therefore, it is also necessary to make Germany an education country again and to invest heavily in education / schools / universities. Unfortunately this is not wanted, you already know why; Sheep are better to guide / manipulate. True to the saying: ""Are you stupid, I hold you poor"". Works again and again, even in seemingly enlightened, democratic countries like the FRG."</text:p>
          </table:table-cell>
          <table:table-cell office:value-type="string" calcext:value-type="string">
            <text:p>negative</text:p>
          </table:table-cell>
          <table:table-cell table:number-columns-repeated="1021"/>
        </table:table-row>
        <table:table-row table:style-name="ro10">
          <table:table-cell office:value-type="string" calcext:value-type="string">
            <text:p>"Nein, das ist leider nicht möglich. Dummheit hat nichts mit Bildung zu tun. Nach Kant ist Dummheit Mangel an Urteilskraft, nicht an Bildung. Kant: ""Der Mangel an Urteilskraft ist eigentlich das, was man Dummheit nennt, und einem solchen Gebrechen ist gar nicht abzuhelfen."" Er führt das gründlich in der ""Kritik (heute würde man sagen Analyse) der Urteilskraft"" aus. Wer wenig gebildet ist, muss nicht dumm sein, solange er oder sie über Urteilskraft verfügt."</text:p>
          </table:table-cell>
          <table:table-cell office:value-type="string" calcext:value-type="string">
            <text:p>"No, unfortunately that is not possible. Stupidity has nothing to do with education. According to Kant, stupidity is a lack of judgment, not of education. Kant: ""The lack of judgment is actually what one calls stupidity, and such an infirmity can not be remedied at all."" He does this thoroughly in the ""Critique (today one would say analysis) of judgment"". Those who are little educated need not be stupid as long as he or she has judgment."</text:p>
          </table:table-cell>
          <table:table-cell office:value-type="string" calcext:value-type="string">
            <text:p>negative</text:p>
          </table:table-cell>
          <table:table-cell table:number-columns-repeated="1021"/>
        </table:table-row>
        <table:table-row table:style-name="ro11">
          <table:table-cell office:value-type="string" calcext:value-type="string">
            <text:p>Ich sehe da keine Mahnung. Eine Mahnung wäre auch dumm. Genauso dumm war das Ultimatum von May. Man kann Russland weder ermahnen noch irgendwelche Ultimaten setzen. Dafür ist auch der gesamter Westen nicht stark genug. Und weil das so ist, muss man das sein lassen. Es bringt nichts, zerstört aber die Atmosphäre. Wie will man die Probleme danach angehen, die Merkel hier selber anspricht? Die genannten Probleme sind ja nicht russische Probleme. Das sind sicher auch nicht unsere. Beide Seiten können ewig weiter so machen. Will man aber diese Probleme lösen, muss man zusammenarbeiten. Und hier liegt das Problem mehr beim Westen. Russland redet im normalen Ton. Der Westen noch nicht. May hat letzte Woche vorgelegt. Ultimatum an Russland. Damit wird sie aber scheitern. England hat nichts in der Hinterhand. England hat nicht zum sanktionieren, was Russland beeindrucken würde. Auch Europa hat nichts in der Hand. Das weiß auch Russland. Auch Russland hat nichts in der Hinterhand. Niemand kann den anderen beeindrucken. Also bleibt nur reden übrig. Im normalen Ton. Sonst schaltet der andere auf stur. Und er kann sich das auch leisten.</text:p>
          </table:table-cell>
          <table:table-cell office:value-type="string" calcext:value-type="string">
            <text:p>I do not see a warning. A reminder would be stupid too. Equally stupid was the ultimatum of May. One can neither exhort Russia nor set any ultimatums. The whole West is not strong enough for that. And because that is so, you have to let that be. It does not bring anything, but it destroys the atmosphere. How do you want to tackle the problems that Merkel herself addresses here? The problems mentioned are not Russian problems. That's certainly not ours. Both sides can go on forever. But if you want to solve these problems, you have to work together. And here is the problem more in the West. Russia is talking in the normal tone. The West is not. May submitted last week. Ultimatum to Russia. But it will fail. England has nothing in the hindquarters. England does not have to sanction what would impress Russia. Europe too has nothing in hand. Russia knows that too. Even Russia has nothing in the hindquarters. Nobody can impress the other. So all that's left is talk. In the normal tone. Otherwise the other one switches to stubborn. And he can afford that, too.</text:p>
          </table:table-cell>
          <table:table-cell office:value-type="string" calcext:value-type="string">
            <text:p>negative</text:p>
          </table:table-cell>
          <table:table-cell table:number-columns-repeated="1021"/>
        </table:table-row>
        <table:table-row table:style-name="ro12">
          <table:table-cell office:value-type="string" calcext:value-type="string">
            <text:p>Bei TITIPP Gabriel und Check nix Maas kein Wunder. Letztere behauptete doch 2 Tage vor dem Massaker in Paris, daß keine Terroristen in die EU gekommen sind und zwei Tage später waren zwei der Terroristen von Paris, na was wohl; Flüchtlinge! Aber wir sind ja das dumme Pack...Also ich würde zumindest bei so einer gewaltigen Fehleinschätzung, mich entschuldigen und direkt meinen Hut nehmen!</text:p>
          </table:table-cell>
          <table:table-cell office:value-type="string" calcext:value-type="string">
            <text:p>No wonder at TITIPP Gabriel and Check nix Maas. The latter claimed two days before the massacre in Paris that no terrorists had come to the EU and two days later two of the terrorists from Paris, well what; Refugees! But we are the stupid pack ... So I would at least at such a huge misjudgment, apologize and take my hat off directly!</text:p>
          </table:table-cell>
          <table:table-cell office:value-type="string" calcext:value-type="string">
            <text:p>negative</text:p>
          </table:table-cell>
          <table:table-cell table:number-columns-repeated="1021"/>
        </table:table-row>
        <table:table-row table:style-name="ro13">
          <table:table-cell office:value-type="string" calcext:value-type="string">
            <text:p>"Bisher haben die Briten keine Beweise geliefert, sondern nur Anschuldigungen ohne Beweise. Aktuell verstricken sie sich eher sogar in Widersprüche, denn sie geben an Vergleichsproben zu haben, obwohl sie die nicht haben dürften(nach irgend so einem komischen Vertrag ; Chemiewaffenkonvention von 1997***) . Wenn sie Vergleichsproben haben, dann sind die Briten eine Erklärung schuldig woher sie diese haben. Zudem haben die Briten den Russen noch keine Probe bereit gestellt. Warum nicht? Bei dieser dünnen Lage sollt sich sie EU hüten so schnell den Briten beiseite zu springen. Jetzt schon sieht es so aus als ob der Fall Frau May kräftig auf die Füße fallen wird. www.nachdenkseiten.de/?p=43032 "" ....... Hier geraten wir jedoch in eine sehr pikante und delikate Situation. Laut der Chemiewaffenkonvention, die 1997 in Kraft trat, durften bis auf Israel, das die Konvention nie ratifiziert und Nordkorea, das die Konvention noch nicht einmal unterschrieben hat, alle hier genannten Staaten ohne das Hinzuziehen der OPCW überhaupt nicht an Nowitschoks forschen. Wie gesagt  es wäre naiv, anzunehmen, dass man sich daran gehalten hat; aber dies kann beispielsweise Theresa May natürlich nicht zugeben und ist daher in der dummen Lage, keine Erklärung auf die Frage geben zu können, wie die britischen Behörden denn überhaupt diesen, nicht einmal der OPCW bekannten Stoff analysiert haben wollen. ....... """</text:p>
          </table:table-cell>
          <table:table-cell office:value-type="string" calcext:value-type="string">
            <text:p>So far, the British have provided no evidence, but only allegations without evidence. Currently, they are even more likely to be involved in contradictions, because they testify to have, although they are not likely to have (after some such a comic contract, Chemical Weapons Convention of 1997 ***). If they have comparative samples, then the British owe an explanation of where they got them from. In addition, the British have not yet put the Russians to the test. Why not? In this thin layer, she should beware EU so fast to the British to jump aside. Now it looks as if the case Ms. May will fall heavily on his feet. However, here we are in a very spicy and delicate situation: according to the Chemical Weapons Convention, which came into force in 1997, it was never allowed to ratify the convention except for Israel and North Korea, which has not even signed the convention, all the states mentioned here are not researching Nowitschoks at all without consulting the OPCW, as I said, it would be naive to assume that you have stuck to it, but this may be, for example, Theresa May Of course, I do not admit that I am in the stupid position of being unable to explain why the British authorities wanted to analyze this substance, not even the OPCW.</text:p>
          </table:table-cell>
          <table:table-cell office:value-type="string" calcext:value-type="string">
            <text:p>negative</text:p>
          </table:table-cell>
          <table:table-cell table:number-columns-repeated="1021"/>
        </table:table-row>
        <table:table-row table:style-name="ro14">
          <table:table-cell office:value-type="string" calcext:value-type="string">
            <text:p>"Wow. Hier ist sie wieder, die Volksverdummung. Anstatt festzustellen, daß es neben den heißspornigen Kriegstreibern in der EU auch noch etwas kühlere Köpfe dort gibt, nur Drängen auf Vorverurteilung. Toll! Wenn diese EU diesesmal etwas behutsamer vorgeht, hat das vor allem den einen Grund: Es gibt keinerlei Beweise für die Urheberschaft Russlands für dieses Attentat! Keine, null, nichts. Nur Schall, Rauch, Spekulationen, ideologisches Wunschdenken. Alles weitere, vor allem die Suggestionen des Spiegel, sind fake news. Noch besser wird's dann in diesem Satz: ""Russland aber ist der Hauptverbündete des Assad-Regimes und beteiligt sich auch aktiv am syrischen Bürgerkrieg."" In Syrien herrscht erwiesenermaßen kein Bürgerkrieg. Sondern ein von den USA angezettelter Regime-Change Krieg. Also auch hier: fake news. Unverantwortlich."</text:p>
          </table:table-cell>
          <table:table-cell office:value-type="string" calcext:value-type="string">
            <text:p>"Wow. Here it is again, the people dulling. Instead of realizing that there are some cooler heads besides the hot-springed warmongers in the EU, just pushing for prejudice. Great! If this EU is a little more cautious this time, there is one main reason for this: there is no evidence of Russia's authorship of this assassination! None, zero, nothing. Only sound, smoke, speculation, ideological wishful thinking. Everything else, especially the suggestions of the mirror, are fake news. It gets even better in this sentence: ""Russia, however, is the main ally of the Assad regime and also participates actively in the Syrian civil war."" There is no proven civil war in Syria. But a US-initiated regime-change war. So here too: fake news. Irresponsible."</text:p>
          </table:table-cell>
          <table:table-cell office:value-type="string" calcext:value-type="string">
            <text:p>negative</text:p>
          </table:table-cell>
          <table:table-cell table:number-columns-repeated="1021"/>
        </table:table-row>
        <table:table-row table:style-name="ro4">
          <table:table-cell office:value-type="string" calcext:value-type="string">
            <text:p>"Alles deute darauf hin, dass ""es keine alternative plausible Erklärung dafür gibt, dass eine Mitverantwortung der russischen Seite besteht."" Man muss sich diesen Satz des Herrn Maas mal auf der Zunge zergehen lassen. Nur wenige Tage nach dem Giftanschlag wird der Umstand, dass man niemand anderen als die Russen als Täter verdächtigt (und vermutlich auch keinen anderen gesucht hat) als überzeugender Beleg für die russische Täterschaft von einem deutschen Regierungsmitglied präsentiert. Wieviel an verdummenden Verlautbarungen meint die Regierung noch dem Wahlvolk zumuten zu können?"</text:p>
          </table:table-cell>
          <table:table-cell office:value-type="string" calcext:value-type="string">
            <text:p>"Everything indicates that ""there is no alternative plausible explanation for the co-responsibility of the Russian side."" One has to let this sentence of Mr. Maas melt on the tongue. Just a few days after the poison attack, the fact that no one other than the Russians was suspected to be the perpetrator (and presumably not looking for another) is presented as convincing evidence of Russian perpetration by a German member of the German government. How much stupid statements does the government still expect the electorate to expect?"</text:p>
          </table:table-cell>
          <table:table-cell office:value-type="string" calcext:value-type="string">
            <text:p>negative</text:p>
          </table:table-cell>
          <table:table-cell table:number-columns-repeated="1021"/>
        </table:table-row>
        <table:table-row table:style-name="ro10">
          <table:table-cell office:value-type="string" calcext:value-type="string">
            <text:p>Seehofer und Spahn haben vollkommen Recht! Da können AM und AKK die Nase rümpfen oder verschnupft sein wie sie wollen. Die Zukunft der CDU liegt nicht links von jetzt! Man muss dem dummen Volk auch nicht die fehlgeleitete Politik der CDU erklären, man muss die Politik machen, die sich das Volk wünscht, das nicht so dumm ist, wie die Politiker es sich wünschen! Parteien wirken gemäß GG an der Willensbildung mit, sie machen die Willensbildung nicht!</text:p>
          </table:table-cell>
          <table:table-cell office:value-type="string" calcext:value-type="string">
            <text:p>Seehofer and Spahn are absolutely right! AM and AKK can turn their noses up or be snuffled as they like. The future of the CDU is not left of now! You do not have to explain the stupid people the misguided policy of the CDU, you have to do the policy that the people want, which is not as stupid as the politicians wish it! According to the GG, parties participate in the formation of wills, they do not make the will formation!</text:p>
          </table:table-cell>
          <table:table-cell office:value-type="string" calcext:value-type="string">
            <text:p>negative</text:p>
          </table:table-cell>
          <table:table-cell table:number-columns-repeated="1021"/>
        </table:table-row>
        <table:table-row table:style-name="ro15">
          <table:table-cell office:value-type="string" calcext:value-type="string">
            <text:p>"Es ist doch wohl jedem klar, dass diese beiden ""Spitzenpolitiker (Seehofer u. Spahn) keinerlei Fingerspitzengefühl vorweisen können. Beide haben es scheinbar nötig sich mit populistischen sowie sinnfreien Themen wichtig zu machen. Deutschland hat wahrlich genug andere Probleme als sich mit diesen dummen Nebelkerzen zu befassen. Macht endlich mal ernstzunehmende Politik, die Leute wollen Ergebnisse sehen und sich nicht 13 Jahre lang darüber den Kopf zerbrechen, ob der Islam zu D. gehört oder nicht. Muslime sind nun mal da und leben hier wie überall auf der Welt auch. Über Jens Spahn muss man nicht viel sagen, er verkörpert geradezu den karrieregeilen, konservativen und verwöhnten Emporkömmling, ist doch klar dass der schon lange jeden Bezug zur Realität von Hartz4-Empfängern und Schwangerschaftsabbrecherinnen verloren hat."</text:p>
          </table:table-cell>
          <table:table-cell office:value-type="string" calcext:value-type="string">
            <text:p>"After all, it is clear to everyone that these two ""top politicians"" (Seehofer and Spahn) can not show any instincts, and both seem to have a need to be important with populist and meaningless topics.Germany really has enough problems other than those stupid smokestacks After all, make serious policy, people want to see results and not worry about it for 13 years, whether or not Islam belongs to D. Muslims are there and live here like everywhere else in the world. About Jens Spahn you do not have much to say, he almost embodies the career-hot, conservative and spoiled upstart, it is clear that has long lost any connection to the reality of Hartz4 recipients and abortion."</text:p>
          </table:table-cell>
          <table:table-cell office:value-type="string" calcext:value-type="string">
            <text:p>negative</text:p>
          </table:table-cell>
          <table:table-cell table:number-columns-repeated="1021"/>
        </table:table-row>
        <table:table-row table:style-name="ro16">
          <table:table-cell office:value-type="string" calcext:value-type="string">
            <text:p>Sie braucht ihn nicht klein machen. Das macht er selbst mit seinen täglichen Kasperletheaterauftritten und indem er z.B. Themen diskutiert, die längst ausdiskutiert sind (Thema Abtreibung). Merkel muss nur abwarten, bis sich der dumme, eitle Geck sein eigenes Grab schaufelt - erstaunlicherweise, ohne das zu merken. Ein echter Selbstläufer.</text:p>
          </table:table-cell>
          <table:table-cell office:value-type="string" calcext:value-type="string">
            <text:p>She does not need to make him small. He does this himself with his daily puppet theater performances and by Topics discussed that have long been discussed (abortion topic). Merkel just has to wait for the stupid, vain dude to shovel his own grave - amazingly, without realizing it. A true self-runner.</text:p>
          </table:table-cell>
          <table:table-cell office:value-type="string" calcext:value-type="string">
            <text:p>negative</text:p>
          </table:table-cell>
          <table:table-cell table:number-columns-repeated="1021"/>
        </table:table-row>
        <table:table-row table:style-name="ro17">
          <table:table-cell office:value-type="string" calcext:value-type="string">
            <text:p>"Sie verbreiten nichts als Lügen bzw. verdrehen Tatsachen so, dass Sie in Ihre hasserfüllte Sichtweise passen. Allein schon Ihr Nachtrag, dass man keinerlei vergleichende Argumente bringen darf, um mit Ihnen zu diskutieren, spricht da Bände. Erinnert ein bisschen an die drei Affen. Aber auch geschenkt. Es geht einfach darum, dass einseitig alles Schlechte bei den Russen gesucht wird, obwohl die ganze Welt voll von Schlechtem ist. Merken Sie eigentlich nicht mehr, wie dumm diese Argumentation ist? Haben Sie mal nach China geschaut, nach Saudi Arabien oder sonst wo hin, wo unsere Regierung sich gerne für Geschäftliches einsetzt, ohne dass die Medien großen Wind über die Kehrseiten machen? ""Akklamation eines Präsidenten durch Ausschalten der Opposition?"" Nichts als vage Vermutung. Und es zeigt, dass Sie immerhin so naiv sind, zu glauben, dass irgendwelche daher gelaufenen Plapperkandidaten dort Gewicht hätten, nur weil sie in unseren Medien als große Alternative präsentiert werden. ""Gleichschaltung der Presse und Gerichte?"" Und da kann ich sogar einen guten Grund dafür erkennen, oder was meinen Sie, was in dem Land los wäre, wenn es Bandstifter aus der westlichen Welt schaffen würden, dort etwas aufzuwiegeln? Das ist mehr Selbstschutz. ""Abschuss von Zivilflugzeugen?"" Es ist nicht einmal bewiesen, wer das getan hat. Und selbst wenn es von den Separatisten abgeschossen worden wäre, würde es noch immer nicht bedeuten, dass es dafür einen Befehl oder Ähnmliches gab. Dort kämpfen Milizen und freie Kampfverbände, keine organisierte Armee von Putin. ""Ermordung von unliebsamen Personen im In- und Ausland?"" Beweise? Hintergründe? Was soll das denn alles mit Putin zu tun haben? Haben Sie eine Ahnung, wer dort alles eigene Interessen hat und in mafiosen Verstrickungen hängt? ""Überfall und Besatzung fremder Länder oder Gebiete?"" Fahren Sie auf die Krim und starten Sie eine Umfrage! Es gibt quasi keinen, der nach den russlandfeinlichen Ausschreitungen in der Ukraine nicht für eine Annektion gewesen wäre und noch ist. Wenn Sie mit den Leuten reden, werden Sie dann auch feststellen, wie verzerrt und falsch das hier bei uns dargestellt wird. Die Krim ist russisch und wird es auch für immer bleiben! Gut so! (Man achte besonders auf Ihre Übertreibung: Länder und Gebiete!) ""Verneinung und Abschiebung der Schuld aller vorher genannten Fakten durch Nebelkerzen und Propaganda?"" Und das soll nun die Besonderheit, quasi das typisch böse Russische sein? Nehmen wir den Fall Skripal. Russland hat von Anfang an gesagt, es würde sich an der Aufklärung beteiligen und hat zeitnah Proben angefordert, so, wie es nach internationalen Regeln vorgegeben ist. Stattdessen verbündet sich der gesamte Weste, um Russland pauschal die Schuld unterzuschieben UND ihm KEINE Chance zur Aufklärung zu geben. Ja, machen Sie ruhig weiter. Erklären Sie uns bitte noch, wie der Russe in Syrien Völkermord begeht, während die USA Drohnen losschickt, um Rosen über Mossul abzuwerfen. Oder erklären Sie uns noch, was für ein verächtliche Sichtweise auf Frauen in Russland herrscht. Die werden ja hier in SPON auch als dumme Anhängsel und Püppchen beschrieben."</text:p>
          </table:table-cell>
          <table:table-cell office:value-type="string" calcext:value-type="string">
            <text:p>"They spread nothing but lies, twisting facts to fit your hateful view. Already your addendum, that you can not bring any comparative arguments to discuss with you, speaks volumes. Reminds a little bit of the three monkeys. But also given. It's just that one-sidedly everything bad is looked for in the Russians, even though the whole world is full of bad. Do not you really notice how stupid this argument is? Have you ever looked to China, to Saudi Arabia or anywhere where our government likes to do business, without the media beating the wind? ""Acclamation of a president by turning off the opposition?"" Nothing but a vague guess. And it shows that after all, you are so naive as to believe that any pop-up candidates run out of it have weight there simply because they are presented in our media as a great alternative. ""Synchronization of the press and courts?"" And I can even see a good reason for that, or what do you mean, what would be going on in the country if belt writers from the Western world managed to stir things up there? That's more self-protection. ""Launch of civil aircraft?"" It is not even proven who did this. And even if it had been shot down by the separatists, it still would not mean that there was a command or something similar. There fight militias and free combat groups, not Putin organized army. ""Murder of unwelcome persons at home and abroad?"" Proofs? Backgrounds? What does all this have to do with Putin? Do you have any idea who has their own interests there and is involved in mafia-like entanglements? ""Attack and occupation of foreign countries or territories?"" Drive to the Crimea and start a survey! There is virtually no one who would not have been and still is after the Russia-friendly riots in Ukraine for an annexation. When you talk to people, you'll also notice how distorted and wrong this is presented here. The Crimea is Russian and will stay forever! OK then! (Pay particular attention to your exaggeration: countries and territories!) ""Negation and deportation of the guilt of all the aforementioned facts by smoke candles and propaganda?"" And that should be the peculiarity, the typical evil Russian? Take the case of Skripal. Russia has said from the beginning that it would participate in the education and promptly requested samples, as prescribed by international rules. Instead, the entire vest allies in order to blame Russia for everything and give it NO chance to clarify it. Yes, keep going. Please tell us how the Russian is committing genocide in Syria while the US is sending drones to drop roses over Mosul. Or explain what a contemptuous view of women in Russia is. They are described here in SPON as stupid tags and dolls."</text:p>
          </table:table-cell>
          <table:table-cell office:value-type="string" calcext:value-type="string">
            <text:p>negative</text:p>
          </table:table-cell>
          <table:table-cell table:number-columns-repeated="1021"/>
        </table:table-row>
        <table:table-row table:style-name="ro18">
          <table:table-cell office:value-type="string" calcext:value-type="string">
            <text:p>"Was soll dieser dummdreiste Versuch wieder, den Russen explosionsartige Rüstungsausgaben anzuhängen. Die Angaben sind in Rubel, da sollten sie auch mal die ""explosionsartige"" Inflation in Russland berücksichtigen. Da steigen dann auch die Preise für Panzer und sonstiges militärisches Gerät. Das allerdings passt Ihnen nicht in den Kram. Es kann eben nicht sein, dass der Höllenhund aus Moskau nur einen Bruchteil dessen ausgibt für die Rüstung als die Friedensengel der Nato."</text:p>
          </table:table-cell>
          <table:table-cell office:value-type="string" calcext:value-type="string">
            <text:p>"What's the point of this stupid attempt to attach explosive armaments to the Russians? The figures are in rubles, so you should consider the ""explosive"" inflation in Russia. Then the prices for tanks and other military equipment increase. That does not fit you in the junk. It just can not be that the hellhound from Moscow spends only a fraction of the armor than the peace angels of NATO."</text:p>
          </table:table-cell>
          <table:table-cell office:value-type="string" calcext:value-type="string">
            <text:p>negative</text:p>
          </table:table-cell>
          <table:table-cell table:number-columns-repeated="1021"/>
        </table:table-row>
        <table:table-row table:style-name="ro19">
          <table:table-cell office:value-type="string" calcext:value-type="string">
            <text:p>was ist daran so ungewöhnlich? Bei uns stört sich Niemand daran. Wenn es die Russen tun, ist es böse, hinterhältig und verwerflich, wird es bei uns getan, dann ist alles gut, dann nennt sich das Demokratie, in Russland ist es Ausdruck einer Diktatur. Wie sieht es denn mit den Kampagnen zur Wahlbeteiligung aus? Jede Stimme zählt, in Deutschland OK, in Russland anstößig und bevormundend. Man sollte sich mal überlegen was man will, oder ob man nur ALLES schlecht reden will. Vorurteile zu bemühen und anderen nur nach zu plappern ist leichter als sich eine eigene Meinung zu bilden und sich selbst an der Quelle zu informieren. Was wollen denn die russischen Wähler? Sind sie alle dumm oder verführt? Wollen sie Krieg und ganz Europa erobern? Wünschen sich die Wähler einen Handelskrieg mit dem Rest der Welt um Russland zur Weltmacht zu machen? Wollen die russischen Wähler den Klimaschutz und Handelsverträge kündigen? Ich glaube da gibt es ganz andere Länder wo man eher Wähler und Politiker mit derartigen Wünschen findet.</text:p>
          </table:table-cell>
          <table:table-cell office:value-type="string" calcext:value-type="string">
            <text:p>what is so unusual about it? Nobody bothers us. If the Russians do it, it is evil, devious and reprehensible, it is done with us, then everything is good, then that is called democracy, in Russia it is the expression of a dictatorship. What about campaigning campaigns? Every vote counts, in Germany OK, in Russia offensive and patronizing. You should think about what you want, or if you want to talk only EVERYTHING bad. Seeking prejudices and babbling about others is easier than forming one's own opinion and informing oneself at the source. What do the Russian voters want? Are they all stupid or seduced? Do you want to conquer war and all of Europe? Do voters want a trade war with the rest of the world to make Russia a world power? Do Russian voters want to cancel climate protection and trade agreements? I think there are completely different countries where you can rather find voters and politicians with such wishes.</text:p>
          </table:table-cell>
          <table:table-cell office:value-type="string" calcext:value-type="string">
            <text:p>negative</text:p>
          </table:table-cell>
          <table:table-cell table:number-columns-repeated="1021"/>
        </table:table-row>
        <table:table-row table:style-name="ro20">
          <table:table-cell office:value-type="string" calcext:value-type="string">
            <text:p>Einer von der SPD hat wohl gelernt. Der regierende Bürgermeister von Berlin Müller schlug heute vor, Hartz IV abzuschaffen. Das ist doch eine gute und richtige Antwort auf den dummen Satz von Spahn, Hartz IV bedeute keine Armut. Einige Politiker wie z.B. Jens Spahn leben in einer Glocke und wissen einfach nicht, wie die unterschiedlichen Bevölkerungsgruppen leben. Ist nur zu hoffen, dass andere SPD-Politiker den Vorschlägen von Müller folgen oder weiterentwickeln. Hartz IV in der jetzigen Form mit einem teuren aufgeblähten Apparat von selbst ernannten Spezialisten von der Bundesagentur für Arbeit ( Schreibtischtäter in Nürnberg ) ist völlig gescheitert, bedeutet mehr als nur Armut, und gehört dringend abgeschafft.</text:p>
          </table:table-cell>
          <table:table-cell office:value-type="string" calcext:value-type="string">
            <text:p>One of the SPD has probably learned. The reigning mayor of Berlin Müller proposed today to abolish Hartz IV. That is a good and correct answer to the stupid sentence of Spahn, Hartz IV does not mean poverty. Some politicians, such as Jens Spahn live in a bell and just do not know how the different sections of the population live. It is only to be hoped that other SPD politicians will follow Müller's suggestions or develop them further. Hartz IV in the present form with an expensive inflated apparatus of self-appointed specialists from the Federal Employment Agency (desk job in Nuremberg) has failed completely, means more than just poverty, and is urgently abolished.</text:p>
          </table:table-cell>
          <table:table-cell office:value-type="string" calcext:value-type="string">
            <text:p>negative</text:p>
          </table:table-cell>
          <table:table-cell table:number-columns-repeated="1021"/>
        </table:table-row>
        <table:table-row table:style-name="ro10">
          <table:table-cell office:value-type="string" calcext:value-type="string">
            <text:p>"na ja, nicht ganz....genügend Leute zum Doppelkopf bekommen Sie schon zusammen. Im Ernst, im Zeitalter aggressiver ""Big boys"" wie die USA, Russland und China ist es für einen europäischen Ministaat grottendumm aus der einzigen Gemeinschaft auszutreten, die in der Lage ist, die eigenen Interessen auf Augenhöhe zu artikulieren und zu verhandeln.....eine kleine Insel am nördlichen Rand Europas ist aus globaler Sicht eine Petitesse!"</text:p>
          </table:table-cell>
          <table:table-cell office:value-type="string" calcext:value-type="string">
            <text:p>"well, not quite .... enough people to Doppelkopf you get together. Seriously, in the age of aggressive ""big boys"" such as the US, Russia and China, it is impossible for a European mini-state to step out of the only community capable of articulating and negotiating its own interests on an equal footing .... a small island on the northern edge of Europe is from a global point of view a petitesse!"</text:p>
          </table:table-cell>
          <table:table-cell office:value-type="string" calcext:value-type="string">
            <text:p>negative</text:p>
          </table:table-cell>
          <table:table-cell table:number-columns-repeated="1021"/>
        </table:table-row>
        <table:table-row table:style-name="ro21">
          <table:table-cell office:value-type="string" calcext:value-type="string">
            <text:p>Ihnen ist aber offensichtlich nicht ganz bewußt, wo (nämlich im jeweilen EU-Staat) und nach welchen Regeln (nämlich nach EU-Regeln) diese Tochtergesellschaften und deren Mitarbeiter dann ihre Gewinne bzw. Einkommen versteuern werden. Ihnen ist offensichtlich auch nicht klar, welchem Staat (nämlich dem UK) diese Beträge an Steuereinnahmen, Anteil am BIP, etc. dann fehlen werden (nämlich dem UK). Aus meiner Sicht also: Immer her mit den hübschen Töchtern! Ach, und bevor Sie auf dumme Gedanken kommen: Über die entsprechenden Regeln bestimmt das UK dann auch nicht mehr mit. Das machen dann die anderen 27, und zwar ganz alleine.</text:p>
          </table:table-cell>
          <table:table-cell office:value-type="string" calcext:value-type="string">
            <text:p>However, they are obviously not fully aware of where (in the respective EU Member State) and according to which rules (namely EU rules) these subsidiaries and their employees will then tax their profits or incomes. It is also not clear to you which country (namely the UK) will be missing these amounts of tax revenue, share of GDP, etc. (namely the UK). From my point of view: Always with the pretty daughters! Oh, and before you come up with stupid thoughts: The UK then no longer determines the rules. That's what the other 27 do, all alone.</text:p>
          </table:table-cell>
          <table:table-cell office:value-type="string" calcext:value-type="string">
            <text:p>negative</text:p>
          </table:table-cell>
          <table:table-cell table:number-columns-repeated="1021"/>
        </table:table-row>
        <table:table-row table:style-name="ro12">
          <table:table-cell office:value-type="string" calcext:value-type="string">
            <text:p>Die Russische Wahl wir von Medien mehr diskutiert als die eigene. Was ist das Problem, ihr probiert die Menschen zu manipulieren. Jetzt nicht der Böse Putin ist schuld sonder das Volk. Alles dumme lasen sich leicht manipulieren. Hier wird jeder der nicht mit der Meinung der Regierung einverstanden ist gleich in die rechte Ecke gestellt, als dumm und ungebildet dargestellt. Ihr seit nicht besser. Hört auf mit hetzen.</text:p>
          </table:table-cell>
          <table:table-cell office:value-type="string" calcext:value-type="string">
            <text:p>The Russian election is more discussed by the media than our own. What's the problem, you try to manipulate people. Now not the evil Putin is to blame but the people. All stupid read themselves easily manipulate. Here everyone who does not agree with the opinion of the government is immediately put in the right corner, shown as stupid and uneducated. You are not better. Stop rushing.</text:p>
          </table:table-cell>
          <table:table-cell office:value-type="string" calcext:value-type="string">
            <text:p>negative</text:p>
          </table:table-cell>
          <table:table-cell table:number-columns-repeated="1021"/>
        </table:table-row>
        <table:table-row table:style-name="ro22">
          <table:table-cell office:value-type="string" calcext:value-type="string">
            <text:p>"Und wieder hat Talleyrand Rexcht : "" man kann zwar mit Bayonetten regieren, aber nicht daruf sitzen"" in Anspielung an Napoleons Spanienbesetzung (1808) die er mit einem bluigen Guerrila ""Kleinkrig"" bezahlen musste und hínterher an der offenen Wunde Spanien langsam verblutete. So wird es Herr, Erdogan auch ergehen,. Der Guerrillakrieg der Kurdenn wird ihn das Amt kosten und die Türkei als die dumme Nation dastehen lassen : dumm, brutal und hilflos, da sie am Ende ihrer Kräfte sein wird. Man wünsche der Tütrkei , dass sie dieses Kreigsabenteuer lebend übersteht und nicht als Ergebnis zerfällt, denn damit ist keinem gedient, uns Deutschen am wenigsten."</text:p>
          </table:table-cell>
          <table:table-cell office:value-type="string" calcext:value-type="string">
            <text:p>"And again Talleyrand Rexcht has: ""you can govern with bayonets, but not sit on it"" in reference to Napoleon's occupation of Spain (1808) he had to pay with a bluish Guerrila ""Kleinkrig"" and bleeding more slowly at the open wound Spain. So it will go, Lord, Erdogan, too. The Kurdish guerilla warfare will cost him his office and make Turkey look like the stupid nation: stupid, brutal and helpless, as it will be at the end of its power. Turkey is to be eager to survive this Christian adventure alive and not to disintegrate as a result, because that does not serve anybody, Germans least."</text:p>
          </table:table-cell>
          <table:table-cell office:value-type="string" calcext:value-type="string">
            <text:p>negative</text:p>
          </table:table-cell>
          <table:table-cell table:number-columns-repeated="1021"/>
        </table:table-row>
        <table:table-row table:style-name="ro23">
          <table:table-cell office:value-type="string" calcext:value-type="string">
            <text:p>Welch dummer Beitrag einer dummen Sockenpuppe...</text:p>
          </table:table-cell>
          <table:table-cell office:value-type="string" calcext:value-type="string">
            <text:p>What stupid contribution a stupid sock doll ...</text:p>
          </table:table-cell>
          <table:table-cell office:value-type="string" calcext:value-type="string">
            <text:p>negative</text:p>
          </table:table-cell>
          <table:table-cell table:number-columns-repeated="1021"/>
        </table:table-row>
        <table:table-row table:style-name="ro24">
          <table:table-cell office:value-type="string" calcext:value-type="string">
            <text:p>Meine Güte, wenn die Berichterstattung so weiter geht, nehme ich auch bald den Flieger dorthin. Dass die Berichterstattung über das Ausland in deutschen Medien häufig tendenziös und oft auch komplett falsch ist, habe ich auf vielen beruflich bedingten Arbeitsaufenthalten schon gelernt. Das war schon vor der Zuwanderungspolitik und Trump so. Ich saß schon unzählige Male in irgendwelchen Hotels oder angemieteten Apartments in den unterschiedlichsten Ländern dieser Welt, surfte im Internet und konnte nur noch mit dem Kopf schütteln. Über die Widersprüchlichkeiten deutscher Auslandsberichterstattung sollte ich vielleicht mal ein Buch schreiben. Was nun so verwerflich daran ist, dass sich einige Politiker der AfD in Syrien mal ein Bild von der Lage machen, verstehe ich nicht. Kein einziges Land im Nahen Osten mit Ausnahme von Israel ist ein Demokratie nach unseren Vorstellungen. Ganz allg. haben Länder mit mehrheitlich muslimischer Bevölkerung nach Meinung Vieler ein Problem mit der Demokratie, wobei ich persönlich Malaysia und Indonesien durchaus als Demokratien ansehe. Darf man da überall nicht mehr hin fahren? Dass in einem Bürgerkriegsland der Größe Syriens nicht überall Krieg ist, müsste eigentlich schon aus Kapazitätsgründen klar sein. Sich daher mal ein Bild von der Lage vor Ort zu machen, finde ich daher gar nicht so dumm. Immerhin ist das Argument, dass viele der Syrer, die jetzt in Deutschland sind, dort eigentlich für den Wiederaufbau benötigt werden, ziemlich valide. Ach ja, in Sao Paulo war ich auch schon tätig. Und als ich einmal zu Fuß bei Nacht vom Büro zum Hotel ging, wofür es von den Brasilianischen Kollegen am nächsten Tag einen riesigen Anschiss gab, hatte ich mehr Schiss als im noch vom Bürgerkrieg geplagten Kroatien. Man muss allerdings auch bedenken, dass muslimisch geprägte Länder einen großen Vorteil haben: Abgesehen von politischen Gewalttaten gibt es dort i. d. R. erstaunlich wenig Gewaltkriminalität. Es wird einem normalerweise auch nichts geklaut. Da sind Städte wie Paris, Barcelona oder neuerdings auch Berlin deutlich heißere Pflaster. Von den bürgerkriegsähnlichen Zonen Chicagos ganz zu schweigen.</text:p>
          </table:table-cell>
          <table:table-cell office:value-type="string" calcext:value-type="string">
            <text:p>My goodness, if the reporting goes on, I'll take the plane there too soon. The fact that reporting on foreign countries in the German media is often tendentious and often completely wrong, I have already learned on many job-related work stays. That was already before the immigration policy and Trump Sun. I've been to countless hotels or rented apartments in different countries around the world, surfing the internet and just shaking my head. Maybe I should write a book about the contradictions of German foreign reporting. What is so reprehensible that some politicians of the AfD in Syria make a picture of the situation, I do not understand. Not a single country in the Middle East, with the exception of Israel, is a democracy according to our ideas. In general, many Muslims believe that countries with a majority Muslim population have a problem with democracy, although I personally regard Malaysia and Indonesia as democracies. Is it impossible to drive there everywhere? The fact that war is not everywhere in a civil war country of the size of Syria should actually be obvious for reasons of capacity. Therefore, to get an idea of ​​the situation on site, I think so not so stupid. After all, the argument that many of the Syrians who are now in Germany, there actually needed for the reconstruction, is quite valid. Oh yes, I was already active in Sao Paulo. And when I once walked from the office to the hotel at night, for which the Brazilian colleagues gave me a huge assault the next day, I was more scared than in Croatia, which was still plagued by civil war. However, one must also remember that Muslim-influenced countries have a great advantage: Apart from political violence, there is i. d. R. amazingly little violent crime. Normally nothing is stolen. There are cities such as Paris, Barcelona or, more recently, Berlin much hotter pavement. Not to mention the civil-war-like zones of Chicago.</text:p>
          </table:table-cell>
          <table:table-cell office:value-type="string" calcext:value-type="string">
            <text:p>negative</text:p>
          </table:table-cell>
          <table:table-cell table:number-columns-repeated="1021"/>
        </table:table-row>
        <table:table-row table:style-name="ro25">
          <table:table-cell office:value-type="string" calcext:value-type="string">
            <text:p>"Im Verlauf der Pressekonferenz sagt er schließlich: ""Ich fühlte mich in Damaskus, Homs und Aleppo sicher."" Er sei ja beruflich häufiger in Brasilien, ""da fühle ich mich gravierend unsicherer"". Ich frag mich wo dieser sogenannte Volksvertreter in Brasilien war und wo er seine Fakten her hat. Wahrscheinlich aus den vielen nächtlichen Sauf-Touren oder Karneval Veranstaltungen. Ich lebe hier in Brasilien schon über 2 Jahre und fühle mich sicher. Nur dummes Geschwätz. Und sowas repräsentiert die BRD. Wie tief muss man da noch fallen. Schade."</text:p>
          </table:table-cell>
          <table:table-cell office:value-type="string" calcext:value-type="string">
            <text:p>"During the press conference, he finally says, ""I felt safe in Damascus, Homs and Aleppo."" He is a professional in Brazil more often, ""because I feel seriously unsafe."" I wonder where this so-called people's representative in Brazil was and where he got his facts from. Probably from the many nocturnal drinking tours or carnival events. I live here in Brazil for over 2 years and feel safe. Just stupid talk. And that's what the FRG represents. How deep do you have to fall there. Too bad."</text:p>
          </table:table-cell>
          <table:table-cell office:value-type="string" calcext:value-type="string">
            <text:p>negative</text:p>
          </table:table-cell>
          <table:table-cell table:number-columns-repeated="1021"/>
        </table:table-row>
        <table:table-row table:style-name="ro15">
          <table:table-cell office:value-type="string" calcext:value-type="string">
            <text:p>Ja, auch ich glaube nicht daran das Putin ein lupenreiner Demokrat ist, aber in der Augen der Russen ist Putin allemal besser als die vom Westen protegierten Verbrecher wie Chodorkowski und Konsorten. Die haben ja erst ihr Herz für die Demokratie entdeckt als sie auf den Gedanken kamen selbst die Macht im Lande zu übernehmen, tja und da hat's dann auf die Finger gegeben. Und fragen Sie bitte einmal die Menschen die unter Gorbatschow und Jelzin täglich um ihr Leben fürchten mussten weil verbercherische Banden die Macht auf der Straße übernommen hatten, als Vergewaltigung, Mord und Totschlag an der Tagesordnung waren. Dies alles hat mit Putin ein Ende gefunden. Ja ich weiß: Sie können nur dumm daher schwätzen, aber wenn Sie sich die Mühe machen und dies berücksichtigen werden Sie vielleicht verstehen warum so viele Russen für Putin sind.</text:p>
          </table:table-cell>
          <table:table-cell office:value-type="string" calcext:value-type="string">
            <text:p>Yes, I do not believe that Putin is a flawless Democrat, but in the eyes of the Russians Putin is always better than the criminals protested by the West as Khodorkovsky and the likes. They first discovered their hearts for democracy when they came to the idea of ​​taking over the power in the country, well, and then it was on the fingers. And please ask the people who had to fear daily for their lives under Gorbachev and Yeltsin because the band had taken over the power on the street when rape, murder and manslaughter were the order of the day. All this has come to an end with Putin. Yes, I know you can only chatter about it, but if you go to the trouble and take this into account you might understand why so many Russians are for Putin.</text:p>
          </table:table-cell>
          <table:table-cell office:value-type="string" calcext:value-type="string">
            <text:p>negative</text:p>
          </table:table-cell>
          <table:table-cell table:number-columns-repeated="1021"/>
        </table:table-row>
        <table:table-row table:style-name="ro19">
          <table:table-cell office:value-type="string" calcext:value-type="string">
            <text:p>nicht? Da schreibt man seit vielen Monaten alles schlecht, macht sich über diese dummen Briten lustig und nun hat es alles nichts genutzt. In gut einem Jahr sind sie raus. Das schlimme ist, in dieser ganzen Diskussion hat niemand bemerkt daß das eigentliche Problem die EU in Brüssel ist. Die Europäische Union ist tot. Ost Europa muckt auf, vielleicht beginnt morgen Italien sich gegen das Model zu stimmen, Griechenland würde auch nicht traurig sein. Was ist die EU noch? Ein ungeliebtes Bürokratiemonster welches seine Bürger über ein Jahrzehnt gegängelt hat. Reformunwillig, aufgebläht und wirtschaftsmotiviert. Der Gedanke eines vereinten Europas ist bei den Menschen längst angekommen. Die EU war da eher der Verhinderer. Ich bin gespannt, wie lange besonders Deutschland sich diesen Luxus noch leisten will. Klar große Unternehmen haben profitiert. Die Bevölkerung jedoch nicht. Bricht die EU zusammen, und das wird sie, dann wird es besonders für die Deutschen teuer.</text:p>
          </table:table-cell>
          <table:table-cell office:value-type="string" calcext:value-type="string">
            <text:p>Not? Since one writes for many months everything bad, makes fun of these stupid Britons and now it has not used anything. In a good year they are out. The bad thing is, nobody in this whole discussion has noticed that the real problem is the EU in Brussels. The European Union is dead. East Europe mumbles, maybe tomorrow Italy will start voting against the model, Greece would not be sad either. What is the EU still? An unloved bureaucracy monster that has battled its citizens for over a decade. Reform unwilling, bloated and motivated. The idea of ​​a united Europe has long arrived with the people. The EU was more of a deterrent. I am curious how long Germany especially wants to afford this luxury. Clearly big companies have benefited. The population is not. If the EU collapses, and it will become, then it will be especially expensive for the Germans.</text:p>
          </table:table-cell>
          <table:table-cell office:value-type="string" calcext:value-type="string">
            <text:p>negative</text:p>
          </table:table-cell>
          <table:table-cell table:number-columns-repeated="1021"/>
        </table:table-row>
        <table:table-row table:style-name="ro26">
          <table:table-cell office:value-type="string" calcext:value-type="string">
            <text:p>Sie irren. Das was aus Brüssel kommt sind nicht die Entscheidungen eines Beamtenapparats, sondern ist das Echo der Entscheidungen des Ministerrats, der die gewählten Regierungen von (noch) 28 Staaten repräsentiert und nachgelagert der des Europaparlaments. Ohne diese beiden kommt da gar nichts zustande. Es ist beklagenswert, dass ständig über Brüssel hergezogen wird. Ja, die machen Vorschläge, auch dumme, aber es bedarf dieser beiden anderen Gremien, dass daraus ein Schuh wird. Übrigens, wenn die Briten meinen es gäbe in ihrem Land zu viele polnische Zuwanderung so gebietet die Fairness zu erwähnen, dass erstens ihr Land für die zügige Osterweiterung war und zweitens die Übergangsfristen auf ein Minimum beschränken wollte. Europa zum Schuldigen für eigene politische Fehler zu benennen ist billig, die sitzen nämlich in den jeweils eigenen nationalen Hauptstädten ... . Das Geld, das Sie nicht ausgeben wollen verdanken wir übrigens in großem Stile dieser EU, weil sie uns nämlich Markzugänge zu günstigen Konditionen liefert, die wir sonst so nicht hätten. Nehmen wir unseren Exportüberschuss als Beispiel, der würde dramatisch schrumpfen und nicht primär deshalb weil wir mehr importieren würden, sondern weil die Exporte zurückgehen würden. Wenn Sie also meinen die EU sollte aufgelöst werden, dann denken Sie diesen Gedanken erst einmal zu Ende, weil er nämlich hunderttausende von Arbeitsplätzen kosten würde und es würde deutlich weniger Wohlstand zu verteilen geben. Wer also sind Sie, dass Sie glauben ihre persönliche Meinung sollte hier maßgeblich sein?</text:p>
          </table:table-cell>
          <table:table-cell office:value-type="string" calcext:value-type="string">
            <text:p>You are wrong. What comes from Brussels are not the decisions of an official apparatus, but is the echo of the decisions of the Council of Ministers, which represents the elected governments of (yet) 28 states and downstream of the European Parliament. Nothing works without these two. It is deplorable that Brussels is constantly being pulled over. Yes, they make suggestions, even stupid, but it requires these two other bodies that it becomes a shoe. By the way, if the British believed that there was too much Polish immigration in their country, fairness dictated that, firstly, their country was for swift eastward enlargement and, secondly, that the transition periods were kept to a minimum. To call Europe the guilty party for its own political mistakes is cheap, because they are sitting in their own national capitals .... By the way, we owe the money that you do not want to spend on a large scale to this EU because it provides us with market access on favorable terms that we would not otherwise have. Taking our export surplus as an example, it would shrink dramatically, not primarily because we were importing more, but because exports were going down. So, if you mean the EU should be dissolved, then think this out for the first time because it would cost hundreds of thousands of jobs and there would be far less wealth to distribute. So who are you that you believe their personal opinion should be relevant here?</text:p>
          </table:table-cell>
          <table:table-cell office:value-type="string" calcext:value-type="string">
            <text:p>negative</text:p>
          </table:table-cell>
          <table:table-cell table:number-columns-repeated="1021"/>
        </table:table-row>
        <table:table-row table:style-name="ro27">
          <table:table-cell office:value-type="string" calcext:value-type="string">
            <text:p>Ob Frauenrechtler sich mehr um den Tierschutz als um ungeborenes Leben kümmern, vermag ich nicht zu beurteilen. Deshalb wollte ich derlei nicht behaupten. Herr Spahn ist wohl jemand, dem darüber gesicherte Erkenntnisse darüber vorliegen. Er wird doch nicht einfach nur dumm daherblubbern.</text:p>
          </table:table-cell>
          <table:table-cell office:value-type="string" calcext:value-type="string">
            <text:p>Whether women's rights activists are more concerned with animal welfare than with unborn life, I can not judge. That's why I did not want to say that. Mr. Spahn is probably someone who has the knowledge about it. He will not just boo about stupid.</text:p>
          </table:table-cell>
          <table:table-cell office:value-type="string" calcext:value-type="string">
            <text:p>negative</text:p>
          </table:table-cell>
          <table:table-cell table:number-columns-repeated="1021"/>
        </table:table-row>
        <table:table-row table:style-name="ro28">
          <table:table-cell office:value-type="string" calcext:value-type="string">
            <text:p>dumme Schwulenwitze abzusondern, obwohl einem eigentlich nichts ferner liegt. Ein schlimmer Demagoge aus der alleruntersten Schublade.</text:p>
          </table:table-cell>
          <table:table-cell office:value-type="string" calcext:value-type="string">
            <text:p>stupid gay jokes, although one is actually nothing farther. A bad demagogue from the very bottom drawer.</text:p>
          </table:table-cell>
          <table:table-cell office:value-type="string" calcext:value-type="string">
            <text:p>negative</text:p>
          </table:table-cell>
          <table:table-cell table:number-columns-repeated="1021"/>
        </table:table-row>
        <table:table-row table:style-name="ro29">
          <table:table-cell office:value-type="string" calcext:value-type="string">
            <text:p>sind gerade dabei, sich für ihre Ministerposten zu disqualifizieren und damit zu krassen Fehlbesetzung zu werden. Und das, obwohl sie erst ein paar Tage im Amt sind. Die Versuche die AfD mit großen dummen Sprüchen rechts zu überholen sind eine Zumutung für jeden Bürger. Und die Kanzlerin? Desaster Merkel sieht dem Treiben tatenlos zu, also die nächste Fehlbesetzung.</text:p>
          </table:table-cell>
          <table:table-cell office:value-type="string" calcext:value-type="string">
            <text:p>are just about to disqualify themselves for their ministerial posts and to blatantly misrepresent them. And that, even though they have only been in office for a few days. The attempts to overtake the AfD with big stupid sayings on the right are an imposition for every citizen. And the chancellor? Disaster Merkel watches the goings-on, ie the next miscast.</text:p>
          </table:table-cell>
          <table:table-cell office:value-type="string" calcext:value-type="string">
            <text:p>negative</text:p>
          </table:table-cell>
          <table:table-cell table:number-columns-repeated="1021"/>
        </table:table-row>
        <table:table-row table:style-name="ro27">
          <table:table-cell office:value-type="string" calcext:value-type="string">
            <text:p>"Sinn der Politik ist, wie Spahn und Seehofer, ""Themen zu besetzen"". Das heißt, jeden Tag eine neue Sau durchs Dorf zu treiben, dummfrech Menschen in Not zu verhöhnen, und markige Sprüche absondern, um sich wichtig zu tun. Ein anliegen ausser ihrer eigenen Karriere und Verdienste haben die doch gar nicht."</text:p>
          </table:table-cell>
          <table:table-cell office:value-type="string" calcext:value-type="string">
            <text:p>"Sense of politics is, like Spahn and Seehofer, ""subjects to occupy"". This means drifting a new sow through the village every day, stupidly mocking people in need, and picking off pithy slogans to do something important. A concern other than their own career and merit they have not."</text:p>
          </table:table-cell>
          <table:table-cell office:value-type="string" calcext:value-type="string">
            <text:p>negative</text:p>
          </table:table-cell>
          <table:table-cell table:number-columns-repeated="1021"/>
        </table:table-row>
        <table:table-row table:style-name="ro10">
          <table:table-cell office:value-type="string" calcext:value-type="string">
            <text:p>hat sich Mutti schon selbst zwei faule Eier ins Nest gelegt. Der eine meint, sein Stammtisch mit Bierfass und Bier aus Literkrügen, und der andere meint, mit keiner Ahnung und dummen Sprüchen zum Ziel zu kommen, könne man in Deutschland Richtlinien in Ministerämtern bestimmen. Beide sind schon nach wenigen Tagen völlig hoffnungslos überfordert. Man könnte ja Wetten abschließen, wer als erster zurück getreten wird.</text:p>
          </table:table-cell>
          <table:table-cell office:value-type="string" calcext:value-type="string">
            <text:p>Mutti has already laid two lazy eggs in the nest. One thinks his regulars' table with beer keg and beer from literary smokes, and the other says that with no idea and stupid sayings to the goal, one could determine in Germany guidelines in ministerial offices. Both are completely overwhelmed after only a few days. You could make bets on who's kicked back first.</text:p>
          </table:table-cell>
          <table:table-cell office:value-type="string" calcext:value-type="string">
            <text:p>negative</text:p>
          </table:table-cell>
          <table:table-cell table:number-columns-repeated="1021"/>
        </table:table-row>
        <table:table-row table:style-name="ro19">
          <table:table-cell office:value-type="string" calcext:value-type="string">
            <text:p>"Spahn und seine Seehofers und wie die ganzen Buben aus der CDU/CSU auch heißen, kommen mit ihren groben Sprüchen daher, jagen Sauen durchs Dorf, ""besetzen Themenfelder"", um sich wichtig zu tun und ins Gespräch zu bringen. Bloß, Lösungen für Frauen in Not bieten sie nicht an. Wozu auch? Es reicht ihnen ja, dummfrech dreinzuschlagen, um sich Verdienste mit dem deutschen Volk zu machen und ihre Karriere voranzutreiben. Als ob Frauen einfach so zum Spaß eine Abreibung machen lassen würden! Als Politiker reicht es aber, einfach dummblöd dämliche Sprüche der Art, ""Abtreibung ist Mord"" rauszuhauen, um Frauen in Not jegliche Hilfe in der Not zu verweigern. Solchen Leuten wie den Spahns geht es doch gar nicht um irgend ein Anliegen. Denen ist doch Abtreibung völlig egal! Es geht denen doch nur darum, ""ihr Profil zu schärfen"", ""Themenfelder zu besetzen"", und sich in den Medien wichtig zu tun. Das ist der Grund, weswegen immer mehr Menschen draussen im Lande von der Politik enttäuscht sind."</text:p>
          </table:table-cell>
          <table:table-cell office:value-type="string" calcext:value-type="string">
            <text:p>"Spahn and his Seehofers and as the whole boys from the CDU / CSU are also called, come up with their rough slogans, chase sows through the village, ""occupy subject areas"" to do something important and to talk. Only, they do not offer solutions for women in need. For what? It is enough for them to stupidly beat in order to make merits with the German people and to advance their career. As if women just had a rubdown for fun! But as a politician it is enough, stupid stupid sayings of the kind, ""abortion is murder"" rauszuhauen to deny women in need of any help in need. Such people as the Spahns are not concerned with any concern. They do not care about abortion! They are only interested in ""sharpening their profile"", ""occupying subject areas"", and doing something important in the media. That is why more and more people out in the country are disappointed in politics."</text:p>
          </table:table-cell>
          <table:table-cell office:value-type="string" calcext:value-type="string">
            <text:p>negative</text:p>
          </table:table-cell>
          <table:table-cell table:number-columns-repeated="1021"/>
        </table:table-row>
        <table:table-row table:style-name="ro27">
          <table:table-cell office:value-type="string" calcext:value-type="string">
            <text:p>Sein Beitrag zur Isolierung Katars, sein Affront gegen Nethaniu zeigten, dass er oder sein Team nicht verstanden haben, wie der Nahe Osten zur Zeit tickt. Schlussrndlich war dann das auf gleichem Niveau liegende, äußerst dumme Zitieren seiner Tochter nur der Tropfen, der das Fass zum Überlaufen brachte.</text:p>
          </table:table-cell>
          <table:table-cell office:value-type="string" calcext:value-type="string">
            <text:p>His contribution to isolating Qatar, his affront to Nethaniu, showed that he or his team did not understand how the Middle East is currently ticking. Finally, then was the same level, extremely silly quoting his daughter only the drop that brought the cask to overflow.</text:p>
          </table:table-cell>
          <table:table-cell office:value-type="string" calcext:value-type="string">
            <text:p>negative</text:p>
          </table:table-cell>
          <table:table-cell table:number-columns-repeated="1021"/>
        </table:table-row>
        <table:table-row table:style-name="ro30">
          <table:table-cell office:value-type="string" calcext:value-type="string">
            <text:p>daß Gabriel abgesägt wurde. Dümmer konnten Nahles und Konsorten nicht entscheiden. Intrigen und Vetterlesarbeit zeichnet inzwischen die SPS aus. Einfach dumm! Ich wähle nie mehr SPD!</text:p>
          </table:table-cell>
          <table:table-cell office:value-type="string" calcext:value-type="string">
            <text:p>that Gabriel was sawed off. Dahlmer could not decide Nahles and consorts. Intrigue and cousin work meanwhile distinguishes the SPS. Just stupid! I will never vote SPD again!</text:p>
          </table:table-cell>
          <table:table-cell office:value-type="string" calcext:value-type="string">
            <text:p>negative</text:p>
          </table:table-cell>
          <table:table-cell table:number-columns-repeated="1021"/>
        </table:table-row>
        <table:table-row table:style-name="ro1">
          <table:table-cell office:value-type="string" calcext:value-type="string">
            <text:p>Genau und gerade in so einer Art und Weise. Das ist was Demonstratives. Es SOLL Aufmerksamkeit erregen. Da sollen potentielle Verräter ebenso mit erreicht werden wie sein Wahlvolk, das Putin für derart martialische Abstrafungen noch feiert. Und der Rest der Welt soll genau in die jetzige Siuation kommen: nämlich, dass jeder weiß, wer es war und trotzdem keiner was dagegen tun kann. Damit wird die westliche Welt lächerlich gemacht und ihre Schwäche (diese dumme Rechtsstaatlichkeit, die es ja glücklicherweise in Russland nicht gibt) vorgeführt. Sieg auf ganzer Linie für Putin!</text:p>
          </table:table-cell>
          <table:table-cell office:value-type="string" calcext:value-type="string">
            <text:p>Exactly and in such a way. This is something demonstrative. It SHOULD attract attention. There are potential traitors to be reached as well as his electorate, which celebrates Putin for such martial punishments yet. And the rest of the world should come exactly in the current situation: namely, that everyone knows who it was and yet no one can do anything about it. This is to ridicule the Western world and demonstrate its weakness (this stupid rule of law that fortunately does not exist in Russia). Victory all along for Putin!</text:p>
          </table:table-cell>
          <table:table-cell office:value-type="string" calcext:value-type="string">
            <text:p>negative</text:p>
          </table:table-cell>
          <table:table-cell table:number-columns-repeated="1021"/>
        </table:table-row>
        <table:table-row table:style-name="ro18">
          <table:table-cell office:value-type="string" calcext:value-type="string">
            <text:p>Ist der nach 50 oder 60 Jahren aufgetaut worden? Da hat doch einer Jahrzehnte der demokratischen Entwicklung verpasst, man könnte jetzt sagen der ist noch jung - dummerweise aber bereits Minister. Für was eigentlich? Heimatkunde macht doch der Strauß äh, der Seehofer schon. Nachgesehen: er ist Minister für Volksgesundheit, das passt dann ja auch. Das ist das schlechteste Kabinett seit Adenauers Erstem. Wir sind da nicht vor den Hund gekommen, wir sind längst hinter dem Hund!</text:p>
          </table:table-cell>
          <table:table-cell office:value-type="string" calcext:value-type="string">
            <text:p>Has it thawed after 50 or 60 years? There has been a decade of democratic development missed, you could now say that is still young - but stupidly already Minister. For what? Local history makes the ostrich uh, the Seehofer already. Looked: he is Minister of Public Health, that fits then too. This is the worst cabinet since Adenauer's First. We did not come here in front of the dog, we are already behind the dog!</text:p>
          </table:table-cell>
          <table:table-cell office:value-type="string" calcext:value-type="string">
            <text:p>negative</text:p>
          </table:table-cell>
          <table:table-cell table:number-columns-repeated="1021"/>
        </table:table-row>
        <table:table-row table:style-name="ro31">
          <table:table-cell office:value-type="string" calcext:value-type="string">
            <text:p>"Jens Spahn ist nichts weiter als ein erzkonservativer Spinner, der den Geist einer längst untergegangenen Zeit wiederzubeleben versucht - und dann auch noch von einigen Christdemokraten als ""Hoffnungsträger"" verklärt wird. Wie mag es denen jetzt ergehen, mit ansehen zu müssen, wie sich eine Hoffnung als Seifenblase entpuppt? Denn was er von sich gibt, ist nicht mehrheitsfähig, damit kann man höchstens noch bei den AfD-Wählern punkten, verliert im gleichen Maße dann aber bei liberal toleranten Wählern. Der Mann ist nicht nur erzkonservativ, er ist auch noch dumm. Statt sich erstmal als Minister durch kluges Handeln das Ansehen bei der Bevölkerung zu erarbeiten, redet er gleich erstmal Müll! Denn die moderne Gesetzgebung zu Schwangerschaftsabbrüchen haben Seinesgleichen schon vor Jahrzehnten versucht, vor dem Bundesverfassungsgericht zu verhindern und sind damit kläglich gescheitert. Ungeborenes Leben ist eben Leben, das noch nicht existent ist! Da sind Tierschützer in der Tat in einer besseren Position, denn sie verteidigen ja existentes Leben, auch wenn sie mir persönlich dabei zu oft übers Ziel hinaus schießen. Ob eine Frau ein KInd, das vielleicht Resultat einer Vergewaltigung ist, gebären will oder nicht, hat allein sie zu entscheiden, denn es ist ihr Körper, in dem das Kind zuvor gedeihen muss. Was bilden sich all diese Betonköpfe der ""christlich-abendländisch geprägten Kultur"" nur ein, über wen sie alles bestimmen dürfen? Weder Bischöfe noch Päpste und schon gar nicht Politiker haben zu entscheiden, ob Frauen ungewollte Schwangerschaften abbrechen dürfen, sofern aus medizinischer Sicht nichts dagegen spricht. Jens Spahn ist gerade dabei, als neuer Minister des Kabinetts Merkel den Fettnäpfchen-Wettbewerb zu gewinnen. Es kann nicht mehr lange dauern und die Kanzlerin spricht ihm das absolute Vertrauen aus. Am Ende aber muss ich wieder einmal sagen, dass die SPD, die ja diese Groko mit solchen Leuten wie Seehofer und Spahn ja erst möglich gemacht hat, zum großen Teil mitschuldig ist. Es hätte keine Groko geben müssen! Insofern sind alle Proteste aus dem SPD-Lager wieder nur Pfeifen im Walde! Und weil ich nach dem letzten halben Jahr nie wieder sicher sein kann, mit wem die Genossen am Ende in einer Regierung gemeinsame Sache machen, werde ich die SPD, solange, bis die komplette Führung eine neue ist, nicht wieder wählen! Basta!"</text:p>
          </table:table-cell>
          <table:table-cell office:value-type="string" calcext:value-type="string">
            <text:p>"Jens Spahn is nothing more than an arch-conservative spinner, who tries to revive the spirit of a long-lost time - and then even by some Christian Democrats as a ""bearer of hope"" is transfigured. How are they going to have to watch a hope turn into a soap bubble? Because what he makes of himself, is not a majority, so that one can score points at most in the AfD voters, loses to the same extent but then liberal liberal voters. The man is not only conservative, he is also stupid. Instead of first working as a minister by clever action to develop the reputation among the population, he speaks the same garbage! Because the modern legislation on termination of pregnancy have decades ago tried to avoid the same before the Federal Constitutional Court and are thus failed miserably. Unborn life is life that does not exist yet! Animal rights activists are indeed in a better position, because they are defending an existent life, even if they shoot me too often beyond the target. Whether or not a woman wants to give birth to a child, which is perhaps the result of a rape, has to be decided by her alone, because it is her body in which the child must first thrive. What are all these concrete heads of the ""Christian-Western-influenced culture"" only imagining over whom they are allowed to determine everything? Neither bishops nor popes, and certainly not politicians have to decide whether women may cancel unwanted pregnancies, as long as there are no medical reasons. Jens Spahn is currently in the process of winning the ""Fettnäpfchen"" competition as the new minister of the cabinet Merkel. It can not be long and the Chancellor expresses his absolute trust. In the end, however, I have to say once again that the SPD, which has indeed made this Groko with such people as Seehofer and Spahn so possible, is for the most part complicit. There should not have been a Groko! In this respect, all protests from the SPD camp are again just whistling in the woods! And because I can never be sure after the last half year, with whom the comrades in the end make common cause in a government, I will not vote for the SPD until the whole leadership is a new one! Basta!"</text:p>
          </table:table-cell>
          <table:table-cell office:value-type="string" calcext:value-type="string">
            <text:p>negative</text:p>
          </table:table-cell>
          <table:table-cell table:number-columns-repeated="1021"/>
        </table:table-row>
        <table:table-row table:style-name="ro32">
          <table:table-cell office:value-type="string" calcext:value-type="string">
            <text:p>"Man kann sehr gut gegen Abtreibung sein, für die Beibehaltung von 218 und für die Abschaffung von 219a. Da gibt es keinen Widerspruch. Restriktive Abtreibungsgesetze retten kein Leben, ein Werbevorbot auch nicht. Eine Werbung im engeren Sinn kann es für Abtreibung ohnehin nicht geben. Es wird ja kein zusätzlicher Bedarf generiert. Es wird auch niemand Plakatwände mieten oder Flatrates anbieten. Wer Angst vor so etwas hat, der kann 219a ja konkretisieren. Bei der aktuellen Diskussion sollte es jedenfals eigentlich nur darum gehen, dass Informationsangebote nicht kriminalisiert werden. Leider kommt die Vermengung von 218 und 219a nicht nur von radikalen Abtreibungsgegnern sondern auch von ""mein Bauch gehört mir""- Vorkämpfern. Beides ist unnötig und dumm. Merkel sollte beim 219a einfach wieder zum schon bewährten Mittel der Gewissensentscheidung greifen oder eine Reform durch die Große Koalition auf den Weg bringen, die den 219a vor Missbrauch schützt. Der bislang durchaus vorhandene Rechtsfriede ist durch radikale Organisationen in Gefahr, darauf sollte der Gesetzgeber reagieren."</text:p>
          </table:table-cell>
          <table:table-cell office:value-type="string" calcext:value-type="string">
            <text:p>"You can be very good against abortion, for maintaining 218 and for abolishing 219a. There is no contradiction. Restrictive abortion laws save no life, a promotional message also not. Advertising in the strict sense can not exist for abortion anyway. There is no additional demand generated. Nobody will rent billboards or offer flatrates. Anyone who is afraid of something like that can put it into practice. In any case, the current discussion should only be about criminalizing information offerings. Unfortunately, the confusion of 218 and 219a comes not only from radical abortion opponents but also from ""my belly belongs to me"" - champions. Both are unnecessary and stupid. Merkel should simply resort to the already proven means of conscience decision at 219a or bring about a reform by the Grand Coalition, which protects the 219a against abuse. The right-wing peace, which has been in place so far, is in danger as a result of radical organizations, which is what the legislator should react to."</text:p>
          </table:table-cell>
          <table:table-cell office:value-type="string" calcext:value-type="string">
            <text:p>negative</text:p>
          </table:table-cell>
          <table:table-cell table:number-columns-repeated="1021"/>
        </table:table-row>
        <table:table-row table:style-name="ro12">
          <table:table-cell office:value-type="string" calcext:value-type="string">
            <text:p>"""...Spahn wird es sich nicht nehmen lassen, dieses Feld auch weiter zu bespielen..."" Auja, Herr Wittrock! Glänzende Wortwahl! Spahn wird in den Sandkasten geschickt, um möglichst niedliche Törtchen für Frau Merkel zu backen. Damit er nur bloß nicht auf dumme Gedanken kommt, er dürfe bei den Erwachsenen mitmachen. Das ist genau die Art und Weise, in der Mütter ihre quengelnden Kinder ruhigstellen..."</text:p>
          </table:table-cell>
          <table:table-cell office:value-type="string" calcext:value-type="string">
            <text:p>"""... Spahn will not miss the chance to continue playing this field ..."" Auja, Mr. Wittrock! Brilliant choice of words! Spahn is sent to the sandpit to bake as cute tartlets for Mrs. Merkel. Just so he just does not come up with stupid thoughts, he should join in with the adults. That's exactly the way mothers keep their whining kids quiet ..."</text:p>
          </table:table-cell>
          <table:table-cell office:value-type="string" calcext:value-type="string">
            <text:p>negative</text:p>
          </table:table-cell>
          <table:table-cell table:number-columns-repeated="1021"/>
        </table:table-row>
        <table:table-row table:style-name="ro18">
          <table:table-cell office:value-type="string" calcext:value-type="string">
            <text:p>Am Gesundheitsministerium ist bisher noch jeder gescheitert, zumindest hat über diese Station noch niemand Karriere gemacht. Wenn Spahn so dumm ist, das mitzumachen , dann ist er wohl wirklich aus dem falschen Holz geschnitzt. Ein Hoffnungsträger war er für mich noch nie. Spahn ist ein Neoliberaler, ein Bilderberger, ein Apologet dieses ungerechten und zerstörerischen Wirtschaftssystems, hochgelobt in genau diesen globalisierten Kreisen, die für diese kaputte Welt verantwortlich sind.</text:p>
          </table:table-cell>
          <table:table-cell office:value-type="string" calcext:value-type="string">
            <text:p>At the Ministry of Health, everyone has failed so far, at least nobody has made a career on this station. If Spahn is stupid enough to do that, then he's probably carved out of the wrong wood. He has never been a bearer of hope for me. Spahn is a neo-liberal, a Bilderberger, an apologist of this unjust and destructive economic system, highly praised in precisely those globalized circles that are responsible for this broken world.</text:p>
          </table:table-cell>
          <table:table-cell office:value-type="string" calcext:value-type="string">
            <text:p>negative</text:p>
          </table:table-cell>
          <table:table-cell table:number-columns-repeated="1021"/>
        </table:table-row>
        <table:table-row table:style-name="ro16">
          <table:table-cell office:value-type="string" calcext:value-type="string">
            <text:p>Erdogan ist der Oberterrorist. Er terrorisiert seine eigene Bevölkerung und die anderer Staaten. Zudem hat er mit dem angeblichen Terroristen Gülen selbst gemeinsame Sache gemacht und sich früher mit Vertretern der YPG getroffen. Nach seiner eigenen dummdreisten Logik müsste er sich selbst lebenslänglich einsperren.</text:p>
          </table:table-cell>
          <table:table-cell office:value-type="string" calcext:value-type="string">
            <text:p>Erdogan is the top terrorist. He is terrorizing his own people and those of other states. In addition, he has made common cause with the alleged terrorist Gülen himself and met earlier with representatives of the YPG. By his own stupid logic, he would have to imprison himself for life.</text:p>
          </table:table-cell>
          <table:table-cell office:value-type="string" calcext:value-type="string">
            <text:p>negative</text:p>
          </table:table-cell>
          <table:table-cell table:number-columns-repeated="1021"/>
        </table:table-row>
        <table:table-row table:style-name="ro27">
          <table:table-cell office:value-type="string" calcext:value-type="string">
            <text:p>Gute Ware wird eben seinen Preis haben und ein wenig weniger exportieren, was soll's. Ansonsten, von Bashing zu reden, obwohl man nun mal nur die Wahrheit sagt, geht das nicht zu weit? Aber nun, nur dumme Menschen brauchen Ja-Sager, damit wenigstens diese einen bestätigen! Gilt besonders für Trump!</text:p>
          </table:table-cell>
          <table:table-cell office:value-type="string" calcext:value-type="string">
            <text:p>Good goods will have their price and export a little less, what's the point. Otherwise, to talk about bashing, even though you only tell the truth, is not that going too far? But now, only stupid people need yes-Sager, so that at least confirm this one! Especially for Trump!</text:p>
          </table:table-cell>
          <table:table-cell office:value-type="string" calcext:value-type="string">
            <text:p>negative</text:p>
          </table:table-cell>
          <table:table-cell table:number-columns-repeated="1021"/>
        </table:table-row>
        <table:table-row table:style-name="ro33">
          <table:table-cell office:value-type="string" calcext:value-type="string">
            <text:p>Ne, wirklich also P.P. und D.D., schon die Namen, einfach köstlich Sex. Nix weltbewegendes, nur heisst das das ein möglicher zukünftiger Präsident, und eine Pornodarstellerin im Bett gelandet sind während eben die Frau des Präsidenten Schwanger ist. Nicht mehr so witzig, der Mann der zukünftig der über eine Nation bestimmen will, bewirbt sich fast darum erpresst zu werden. Einmal ist dieser Akt, so dumm das man es nicht fassen kann und auch ein Hinweis auf die Charakterliche Eignung die dieser Mensch für so so ei Amt hat. Das er aber jetzt immer noch daran arbeitet das Stormy Wetter nichts erzählt, vielleicht so vom lauen Lüftchen ist ja noch kümmerlichen. Was ist Trump jetzt: Der Pussygrabber, der genug Geld hat um auf der Fifth Avenue jemand umzubringen ohne das ihm etwas passieren könnte und dem großen Roten Knopf, und dazu noch ein Charakter Sch... Es ist alles Sichtbar und niemand tut etwas dagegen.....</text:p>
          </table:table-cell>
          <table:table-cell office:value-type="string" calcext:value-type="string">
            <text:p>Ne, really so P.P. and D.D., already the names, just delicious sex. Nothing earth-shattering, only that means that a possible future president, and a porn actress have landed in bed while just the wife of the president is pregnant. No longer so funny, the man who wants to decide on a nation in the future, almost applies to be blackmailed. Once this act is so stupid that one can not grasp it and also an indication of the character adeptness that man has for such an office. But that he still works now that Stormy weather tells nothing, maybe so from the balmy breeze is still meager. What is Trump now: The Pussygrabber, who has enough money to kill someone on Fifth Avenue without anything happening to him and the big red button, and a character like Sch ... It's all visible and nobody does anything about it. ....</text:p>
          </table:table-cell>
          <table:table-cell office:value-type="string" calcext:value-type="string">
            <text:p>negative</text:p>
          </table:table-cell>
          <table:table-cell table:number-columns-repeated="1021"/>
        </table:table-row>
        <table:table-row table:style-name="ro33">
          <table:table-cell office:value-type="string" calcext:value-type="string">
            <text:p>Weshalb wird mit keinem Wort erwähnt, dass die Russen neben einer Giftprobe Einsicht in die Ermittlungsakten verlangt haben, da die Tochter S.s russ. Staatsbuergerin ist. Beides wird verwehrt, dafuer ein Ultimatum gesetzt. Eine Unschuldsvermutung gilt bei unseren tollen Politikern nichts! Dafuer blinde Gefolgschaft. Ich frage, wem nützt das? Ein Skandal vor der russ. Wahl, vor den F.Weltmeisterschaften? Fuer wie dumm werden eigentlich russ.Politiker u wir, das europaeische Volk gehalten? Kriminalisten wuerden nach Motiv, Nutzen u. belastbaren Indizien suchen. Solche Kampfstoffe (Zus.setzung bisher unbewiesen)haben andere auch. Es geht um üble Stoermanoever zu Lasten von Frieden u. Prosperität. Strafe geg. Oligarchen geplant! Ziel: Putin zu isolieren u. so zum Regimechange zu kommen. Wem nuetzt das? Dabei wird dann schon mal ueber Leichen gegangen! Ich hoffe, die Wahrheit kommt ans Licht!</text:p>
          </table:table-cell>
          <table:table-cell office:value-type="string" calcext:value-type="string">
            <text:p>Why is not mentioned with any word that the Russians have demanded in addition to a poison sample inspection of the investigation file, since the daughter S. russ is a citizen of the state. Both are denied, but an ultimatum is set. An innocence does not apply to our great politicians! For blind followers. I ask, who benefits? A scandal before the Russian election, before the World Championships? For how stupid are Russian politicians and we, the European people? Criminologists would be motive, benefits u. looking for reliable evidence. Such agents (Zus.setzung previously unproven) have others as well. It is about evil Stoermanoever at the expense of peace u. Prosperity. Punishment against oligarchs planned! Goal: to isolate Putin u. to come to the regime change. Who uses it? It is then gone over dead bodies! I hope the truth comes to light!</text:p>
          </table:table-cell>
          <table:table-cell office:value-type="string" calcext:value-type="string">
            <text:p>negative</text:p>
          </table:table-cell>
          <table:table-cell table:number-columns-repeated="1021"/>
        </table:table-row>
        <table:table-row table:style-name="ro34">
          <table:table-cell office:value-type="string" calcext:value-type="string">
            <text:p>"@ Wahlen Völliger Schwachsinn und gerade eben die typisch lächerliche Propagandabehauptung 'unserer' Seite. Zudem einfach nur beleidigend gegenüber der russischen Bevölkerung. Aber der Nazi steckt noch viel in vielen Köpfen, das ist nämlich exakt die Denkweise. @ Desinformation Das absolute Gegenteil ist der Fall. Russland - und China - sind zugeschissen mit westlichen NGOs, die dort genau das tun, was Sie hier Russland vorwerfen. Umgekehrt gibt es das nicht. Bei uns wird lediglich schon von Desinformation geschrien, wenn jemand nicht sofort absolut jeden Scheiß glaubt, denn die göttlichen ""Eliten"" uns dummen Pöbel vorsetzen. ""Der Anschlag wurde perfekt ausgeübt."" Offensichtlich wurde er das in keinster Weise. ""Alles sieht nach Russland aus."" Abseits davon, dass das Opfer ein ehemaliger britischer MI6 ""IM"" in Russland war, spricht absolut gar nichts dafür. Gerade das angebliche(!) verwendete Gift, das man ja nicht einmal rausrücken will, stinkt besonders danach, dass es nicht Russland war, aber genau so aussehen soll. Abseits davon können USA und England es GARANTIERT herstellen und wer weiß wer noch, denn schwer ist diese Neurotoxin reihe nicht herzustellen, das war mitunter der wichtigste Punkt iher Entwicklung. ""Aber Beweise gibt es natürlich nicht."" Man legt sie nicht vor. Da es dafür keinen anderen rationalen Grund gibt, muss man davon ausgehen, dass sie keine haben. So läuft das ja ständig ab, dass man einfach glauben soll, dass es stimmt. Gut, mir persönlich hat Gott gesagt, dass es nicht stimmt - wenn wir schon bei Glauben sind. ""Und an Ihnen und vielen anderen sieht man die Wirkung : Zweifel an der Schuld Russlands. Verschwörung der bösen USA."" *lach* Ja klar, so ist man natürlich sicher. Entweder glauben die Leute das uns laufen damit mit in den 3. Weltkrieg und alle anderen sind einfach Volksverräter und arbeiten für den Russen. Die USA arbeitet nebenbei erwiesener Maßen seit Jahrzehnten mit Verschwörungen dieser und weit schlimmerer Art und hat damit schon einige Genozide angefangen. Und England steckt da ganz tief mit drin. Five Eyes - Anfangs ja nur ein USA/UK Abkommen - existiert seit 1945, also seit die USA Russland und China zum Feind der ""freien Welt"" erklärt und den Kalten Krieg begonnen hat. Letztlich wissen Sie wohl rein gar nichts über all die abartigen Verbrechen, die ""wir"" begangen haben. Nach 1945 - und dennoch unzählige. Die Krim? Die Bevölkerung der Krim ist sehr zufrieden damit, nicht von Putschisten abgeschlachtet zu werden, die auch wieder von 'uns' an die Macht gebracht worden sind und die Ukraine gerade jeden Tag aufs neue gegen die Wand fahren, selbst wenn man den Krieg gegen die eigene Bevölkerung weglässt. Das war nebenbei schon vor dem Putsch absehbar, dazu reicht ein Blick auf das tolle ""Angebot"" der EU."</text:p>
          </table:table-cell>
          <table:table-cell office:value-type="string" calcext:value-type="string">
            <text:p>"@ Wahlen Totally nonsense and just the typical ridiculous propaganda statement 'our' side. In addition, just offensive to the Russian people. But the Nazi is still in many minds, that's exactly the way of thinking. @ Disinformation The absolute opposite is the case. Russia - and China - have fallen victim to Western NGOs doing exactly what they accuse Russia of doing here. Conversely, it does not exist. With us is only cried out of disinformation, if someone does not immediately absolutely believe any shit, because the divine ""elite"" us dumb mobs propose. ""The attack was done perfectly."" Obviously he did not do that in any way. ""Everything looks like Russia."" Apart from the fact that the victim was a former British MI6 ""IM"" in Russia, absolutely nothing speaks for it. Especially the alleged (!) Used poison, which one does not even want to push out, stinks particularly after that it was not Russia, but should look exactly like that. Apart from that US and England can make it GUARANTEED and who knows who else, as difficult this neurotoxin is series manufacture, that was always the focal point iher development. ""But of course there is no evidence."" They are not presented. Since there is no other rational reason, one must assume that they have none. That's how it always happens, that you just have to believe that it's true. Well, God told me that it is not true - if we are already by faith. ""And you and many others see the effect: doubts about the guilt of Russia, conspiracy of the evil USA."" * laughs * Of course, that's the way to be sure. Either people believe that we are involved in World War III and all the others are simply traitors to the people and work for the Russians. Incidentally, the US has been working for decades with conspiracies of this and far worse nature, and has already begun some genocide. And England is deeply involved. Five Eyes - at first only a USA / UK agreement - has existed since 1945, that is, since the US declared Russia and China the enemy of the ""free world"" and started the Cold War. After all, you probably do not know anything about all the weird crimes that ""we"" committed. After 1945 - and yet countless. The Crimea? The population of the Crimea is very happy with it, not to be slaughtered by rebels, which have also been brought back from 'us' to power and Ukraine go straight anew every day against the wall, even if you own the war against the Omits population. Incidentally, this was foreseeable even before the coup, and one look at the great ""offer"" of the EU is enough."</text:p>
          </table:table-cell>
          <table:table-cell office:value-type="string" calcext:value-type="string">
            <text:p>negative</text:p>
          </table:table-cell>
          <table:table-cell table:number-columns-repeated="1021"/>
        </table:table-row>
        <table:table-row table:style-name="ro16">
          <table:table-cell office:value-type="string" calcext:value-type="string">
            <text:p>Ist es die Anzahl der Andersgläubigen oder die kulturelle Vergangenheit (z.B. Saudi Arabiens), die über die Richtigkeit oder Nicht-Richtigkeit des Satzes entscheidet. Das Problem liegt m.E. In der Semantik des Verbes gehören. Ohne gemeinsames Wortverständnis kann man ewig streiten. Und ich finde das ist dann wirklich dumm.</text:p>
          </table:table-cell>
          <table:table-cell office:value-type="string" calcext:value-type="string">
            <text:p>Is it the number of people of different faith? or the cultural past (for example, Saudi Arabia) that decides the correctness or non-correctness of the sentence. The problem is m.E. In the semantics of the verb ?? include ??. Without a common understanding of the word you can fight forever. And I think that's really stupid then.</text:p>
          </table:table-cell>
          <table:table-cell office:value-type="string" calcext:value-type="string">
            <text:p>negative</text:p>
          </table:table-cell>
          <table:table-cell table:number-columns-repeated="1021"/>
        </table:table-row>
        <table:table-row table:style-name="ro35">
          <table:table-cell office:value-type="string" calcext:value-type="string">
            <text:p>Jede Religion, die nicht gegen unser Grundgesetz verstösst darf praktiziert werden. Es ist genauso dumm zu sagen, dass eine Religion zu Deutschland gehört, wie auch das Gegenteil zu behaupten. Unsere Leitlinie ist das Grundgesetz - basta.</text:p>
          </table:table-cell>
          <table:table-cell office:value-type="string" calcext:value-type="string">
            <text:p>Any religion that does not violate our Basic Law may be practiced. It is just as stupid to say that religion belongs to Germany, as well as to say the opposite. Our guideline is the Basic Law - basta.</text:p>
          </table:table-cell>
          <table:table-cell office:value-type="string" calcext:value-type="string">
            <text:p>negative</text:p>
          </table:table-cell>
          <table:table-cell table:number-columns-repeated="1021"/>
        </table:table-row>
        <table:table-row table:style-name="ro36">
          <table:table-cell office:value-type="string" calcext:value-type="string">
            <text:p>"Ich weiß jetzt nicht, auf welche Umfragen sich das bezieht. Eins kann ich aber sagen: Die CSU ist mit Sicherheit keine christliche Partei (mehr), sie ist im Gegenteil fast genauso antichristlich wie die Allianz der Feinde Deutschlands (AFD). Wer sich auf die abendländische, christlich-humanistische Kultur bezieht, sollte von solchen Aussagen, wie sie regelmäßig von CSU und AFD kommen, dringend Abstand nehmen - solche Aussagen stehen in ihrer Konnotation, ihrer Wirkung und dem dahinter stehenden ""Gedankengut"" dieser Kultur nämlich diametral (um nicht zu sagen: feindlich) gegenüber. Der Islam ist eine der drei großen Weltreligionen, die aus dem Judentum hervorgegangen sind und letztlich auf derselben Theologie beruhen. Seit seiner Entstehung stand der Islam in einem meist fruchtbaren Dialog mit dem Rest des Mittelmeer-Raums und Europas. Im Islam wurde antikes Wissen bewahrt, das nördlich des Mittelmeers in Barbarei untergegangen war, und wieder nach Europa zurückgebracht. Wir haben kein Problem mit dem Islam oder Muslimen, sondern nur mit dem Islamismus, der wenig mit Religion, aber viel mit Faschismus gemein hat. Seehofer versucht opportunistisch beides in einen Topf zu werfen, weil er sich davon Erfolg an bierseligen Stammtischen erhofft - und leider sind viele Männer tatsächlich so dumm, ihm da zu folgen."</text:p>
          </table:table-cell>
          <table:table-cell office:value-type="string" calcext:value-type="string">
            <text:p>"I do not know now which polls this refers to. One thing I can say is that the CSU is certainly not a Christian party (more), on the contrary it is almost as anti-Christian as the Alliance of German Enemies (AFD). Those who refer to the occidental, Christian-humanistic culture, should strongly refrain from such statements as they regularly come from CSU and AFD - such statements are diametrically opposed in their connotation, their effect and the underlying ""thought"" of this culture (not to say hostile). Islam is one of the three great world religions that have emerged from Judaism and are ultimately based on the same theology. Since its inception, Islam has been in a mostly fruitful dialogue with the rest of the Mediterranean and Europe. In ancient knowledge was preserved in Islam, which had gone down north of the Mediterranean in Barbarei, and brought back to Europe. We have no problem with Islam or Muslims, but only with Islamism, which has little in common with religion but much with fascism. Seehofer tries to lump both together opportunistically, because he hopes to succeed at beer tables - and unfortunately many men are actually so stupid to follow him there."</text:p>
          </table:table-cell>
          <table:table-cell office:value-type="string" calcext:value-type="string">
            <text:p>negative</text:p>
          </table:table-cell>
          <table:table-cell table:number-columns-repeated="1021"/>
        </table:table-row>
        <table:table-row table:style-name="ro33">
          <table:table-cell office:value-type="string" calcext:value-type="string">
            <text:p>"""Manchmal sagen Politiker tatsächlich die reine Wahrheit. Nicht, dass sie meistens lügen würden, das soll hier keineswegs unterstellt werden,...."" ... sie sagen halt nicht die Wahrheit, oder klopfen die Wahrheit so zusammen, dass wir dummen Wähler meinen es wäre die reine Wahrheit - auch wenn irgendjemand sie beim Lügen erwischt. Alleine schon wenn man merkt, wie die Sondierungsgespräche und die GroKo-Verhandlungen von den drei regierungsbildenden Parteien ""interpretiert"" werden, bestärkt mich eigentlich darin, meine Aussage so zu verbessern, dass ich doch ein wenig zu lügenden - zumindest durch nicht reine Wahrheit vorteilsnehmenden - Politikern tendiere .... Ansonsten erwarte ich - außer Stillstand - gar nichts von dieser Koalititon. Schade drum! Ausgelatschte Pfade werden weiter ausgelatscht und das Postengeschachere wird unabhängig vom normalen Betrieb weiter gehen."</text:p>
          </table:table-cell>
          <table:table-cell office:value-type="string" calcext:value-type="string">
            <text:p>"""Sometimes politicians actually tell the pure truth, not that they mostly lie, that should not be assumed here, ...."" ... they are not telling the truth, or tapping the truth together so that we are stupid voters it would be the pure truth - even if someone caught them lying. Just when you notice how the exploratory talks and the GroKo negotiations are ""interpreted"" by the three government-forming parties, actually encourages me to improve my statement so that I still a little too lying - at least by not pure truth advantageous - Apart from that, apart from standstill, I do not expect anything from this coalition. Too bad! Spiked paths will continue to be erased and the Postengeschachere will continue regardless of normal operation."</text:p>
          </table:table-cell>
          <table:table-cell office:value-type="string" calcext:value-type="string">
            <text:p>negative</text:p>
          </table:table-cell>
          <table:table-cell table:number-columns-repeated="1021"/>
        </table:table-row>
        <table:table-row table:style-name="ro18">
          <table:table-cell office:value-type="string" calcext:value-type="string">
            <text:p>Ja, die Infrastruktur ist natürlich wahnsinnig wichtig. Ich frage mich nur, was Sie machen, wenn Sie in Beijing krank werden oder sich kritisch gegen das System äußern. Wenn man dumm ist, vergleicht man immer das was einem selbst in Deutschland nicht gefällt mit anderen Ländern. In Amerika z.B. zahlt man weniger Steuern, möchte irgendjemand dort krank werden? Wenn man klug ist, sieht man das Land im Ganzen und wägt dann ALLES gegeneinander ab.</text:p>
          </table:table-cell>
          <table:table-cell office:value-type="string" calcext:value-type="string">
            <text:p>Yes, of course the infrastructure is incredibly important. I'm just wondering what you do when you get sick in Beijing or criticize the system. If you are stupid, you always compare what you do not like in Germany with other countries. In America e.g. Do you pay less taxes, would anyone want to get sick there? If you are smart, you see the country as a whole and then weigh ALL against each other.</text:p>
          </table:table-cell>
          <table:table-cell office:value-type="string" calcext:value-type="string">
            <text:p>negative</text:p>
          </table:table-cell>
          <table:table-cell table:number-columns-repeated="1021"/>
        </table:table-row>
        <table:table-row table:style-name="ro37">
          <table:table-cell office:value-type="string" calcext:value-type="string">
            <text:p>"Die gesellschaftliche Mitte und das Normale hinsichtlich Demokratieverständnis, Ausgleich, Toleranz, Offenheit gilt als Perversion. Meinetwegen können Sie sich gleich in Watschmann umbennen ... Ich beginne mal mit meinem milden Abwatschen Ihrer kruden Vorwürfe: Sie machen es sich ungeheuer leicht und zerren nur irgendwelche Negativschlagworte hervor, die destruktiv sind. Merkel hat keine Komparsen sondern gerade jetzt mit einigen SPD-Ministern echte Gegenpole, der Horsti aus Bayern fällt dagegen etwas ab, kann aber noch wichtig mit seinem ""Heimatmuseum"" werden, wenn er damit das Feuchtgebiet der AfD austrocknet. Oh die bleierne Kohlzeit, es war ja alles nur schlecht, wurde dann eben durch Rot-Grün ersetzt und brachte neue Impulse. Was beklagen Sie denn? Dass die anderen Deutschen nicht sowählen wie Sie möchten. Saudumm. Aber das ist das Wesen der Demokratie! EURO, Regelbrüche und Haftungen können Sie in der Pfeife rauchen. Merkel hat diese Krisen gut gemeistert und Deutschland steht wirtschaftlich gut da. Die Energiewende steht erst am Anfang und ja, Strom ist teuer, damit Sie ihn nicht so einfach verschwenden. Nicht jede Lampe und jedes Haushaltsgerät muss dauern an sein. Archaische Kulturen ... schreiben Sie doch gleich ""barbarisch"" ... lässt erahnen wie da das Fremde abgelehnt wird, weil es fremd ist. Natürllich handelt es sich bei vielen der Flüchtlinge um gebildete Menschen für die Krieg und Hunger unerträglich wurden. Die junge Flüchtlingsgeneration wird noch einen erheblichen Teil unserer Renten zahlen, was doch auch nicht schlecht ist. Eines tages werden diese auch die Brücke zu den ""archaisch-islamischen"" Staaten schlagen und dort zum Weg in die Moderne beitragen. Hier lernen die Migranten, dass ein liberaler, demokratischer Staat erstrebenswerter ist als die autoritären-religiös strengen System der verlassenen Heimat. Es dauert halt alles seine Zeit."</text:p>
          </table:table-cell>
          <table:table-cell office:value-type="string" calcext:value-type="string">
            <text:p>"The social center and the normal in terms of understanding democracy, balance, tolerance, openness is considered perversion. All right, you can change right now in Watschmann ... I'll start with my mild Abwatschen your crude allegations: They make it tremendously easy and pull out only any negative keywords that are destructive. Merkel has no extras but right now with some SPD ministers real antipodes, the Horsti from Bavaria falls against something, but can still be important with his ""Heimatmuseum"", if he dries out the wetlands of the AfD. Oh the leaden Kohlzeit, it was all just bad, was then just replaced by red-green and brought new impetus. What are you complaining about? That the other Germans do not sow as you like. Damn stupid. But that is the essence of democracy! EURO, rule breaks and liabilities you can smoke in the pipe. Merkel coped well with these crises and Germany is doing very well economically. The energy transition is just beginning and yes, electricity is expensive, so you do not waste it so easily. Not every lamp and household appliance needs to last. Archaic cultures ... just write ""barbarian"" ... lets you guess how the stranger is rejected because it is foreign. Of course many of the refugees are educated people for the war and hunger became unbearable. The young generation of refugees will still pay a substantial part of our pensions, which is not bad either. One day they will also build the bridge to the ""archaic-Islamic"" states and contribute to the path to modernity. Here, migrants learn that a liberal, democratic state is more desirable than the authoritarian-religiously strict system of abandoned homeland. It all takes its time."</text:p>
          </table:table-cell>
          <table:table-cell office:value-type="string" calcext:value-type="string">
            <text:p>negative</text:p>
          </table:table-cell>
          <table:table-cell table:number-columns-repeated="1021"/>
        </table:table-row>
        <table:table-row table:style-name="ro18">
          <table:table-cell office:value-type="string" calcext:value-type="string">
            <text:p>Gut, dass ich gerade einen anderen Foristen kommentiert habe, sonst wäre mir Ihr Beitrag entgangen. Ihre Einwände sind leider richtig und berechtigt. Was ich aber dazu sagen möchte, ist dass es kein Naturgesetz für diese Unvermittelbarkeit gibt. Die Menschen mögen zwar nicht alle einen VWL 1 Kurs gemacht haben, sind aber nicht dumm und würden eine vernünftige Begründung nachvollziehen können, wenn man sie ihnen denn liefern würde. Die beste Politik lässt sich immer noch mit guter Kommunikation machen.</text:p>
          </table:table-cell>
          <table:table-cell office:value-type="string" calcext:value-type="string">
            <text:p>Good that I have just commented on another forester, otherwise I missed your post. Your objections are unfortunately correct and justified. But what I would like to say is that there is no natural law for this immateriality. People may not all have taken a VWL 1 course, but they are not stupid and would be able to understand a reasonable justification if they were to deliver them. The best policy can still be done with good communication.</text:p>
          </table:table-cell>
          <table:table-cell office:value-type="string" calcext:value-type="string">
            <text:p>negative</text:p>
          </table:table-cell>
          <table:table-cell table:number-columns-repeated="1021"/>
        </table:table-row>
        <table:table-row table:style-name="ro29">
          <table:table-cell office:value-type="string" calcext:value-type="string">
            <text:p>....Die Antwort ist einfach, weil sie keine Schulden bedienen müssen und Erträge immer ihnen selbst zugute kommen.... im Gegenteil sie machen schulden um sie steuerlich absetzen zu können. Gerade sie können bei den einnahmen steuerlich absetzbare schulden machen . ein Milliardär wäre ja dumm wenn er sich nicht verschulden würde- es geht hier um Konsum orientierte schulden-.</text:p>
          </table:table-cell>
          <table:table-cell office:value-type="string" calcext:value-type="string">
            <text:p>.... The answer is simple, because you do not have to pay any debts and income always benefits you .... on the contrary, you owe it to be able to deduct it for tax purposes. Especially you can make tax-deductible debts on receipts. a billionaire would be stupid if he would not go into debt - it's about consumer-oriented debt-.</text:p>
          </table:table-cell>
          <table:table-cell office:value-type="string" calcext:value-type="string">
            <text:p>negative</text:p>
          </table:table-cell>
          <table:table-cell table:number-columns-repeated="1021"/>
        </table:table-row>
        <table:table-row table:style-name="ro21">
          <table:table-cell office:value-type="string" calcext:value-type="string">
            <text:p>Das betreffende Nervengas muß nicht zwangsläufig aus Rußland kommen, s.a. https://www.nachdenkseiten.de/?p=42972. Wem nützt ein Frontalangriff auf Putin kurz vor der Wahl? Wie grotesk muss man denken, um ihn als Gewinner zu sehen? Warum erst Jahre nach dem Agentenaustausch zu einem so ungünstigen Zeitpunkt? Herr Trump ist dumm und unberechenbar, Herr Putin ist zu klug, als dass er sich ein so schlechtes Timing leisten würde. Zuzutrauen ist es mehreren Gruppen, die auch Zugriff haben könnten. Über Leichen gehen viele, leider im großen Stil allen voran die USA. Apropos Giftgasvorwürfe und Kriegsgefahr, schon vergessen was im Irak abging?</text:p>
          </table:table-cell>
          <table:table-cell office:value-type="string" calcext:value-type="string">
            <text:p>The nerve gas in question does not necessarily have to come from Russia, s.a. https://www.nachdenkseiten.de/?p=42972. Who benefits from a frontal attack on Putin shortly before the election? How grotesque do you have to think to see him as a winner? Why only years after the agent exchange at such an unfavorable time? Mr. Trump is stupid and unpredictable, Mr. Putin is too smart to afford such a bad timing. It is several groups that could have access. Many go over dead bodies, unfortunately on a large scale, especially the USA. Speaking of poison gas allegations and war danger, already forgotten what went off in Iraq?</text:p>
          </table:table-cell>
          <table:table-cell office:value-type="string" calcext:value-type="string">
            <text:p>negative</text:p>
          </table:table-cell>
          <table:table-cell table:number-columns-repeated="1021"/>
        </table:table-row>
        <table:table-row table:style-name="ro36">
          <table:table-cell office:value-type="string" calcext:value-type="string">
            <text:p>"Der Westen porträtiert seine Feinde immer als derart dumm und plump, dass selbst die hirnloseste und folgenschwerste Dämlichkeit derenseits angeblich völlig (für diese) normal und zu erwarten sei. Ahmadinejad will Israel per Atombombe auslöschen: Dies sei - trotz eines nuklearbewaffneten Gegners Israel - ""völlig logisch"" in der iranischen ""Logik"", da man den sicheren und vernichtenden Gegenschlag Israels nicht nur fürchte, nein geradezu erhoffe, denn - blöd wie Moslems nun mal sind (und sie sind ja auch ALLE gleich im Denken und Handeln, nicht?) - dadurch würde man als Märtyrer zu den 72 Paradiesjungfrauen gelangen. Assad setzt just am Tag der Ankunft von UN-Inspekteuren in Damaskus Chemiewaffen ein. Wo? Ausgerechnet in Damaskus? Ist das nicht unlogisch? Neeeein, der Mann ist so dreist und wahnsinnig, das macht er sogar extra, um zu zeigen: ""Schaut her, ich kann machen, was ich will, und Ihr seid machtlos"" Und jetzt Putin, Skripal und Novochik.. Klar, wenn man erst einmal sich entschlossen hat blind und skepsisfrei pauschal zu glauben, dass ""die Bösen dieser Welt"" nicht nur skrupellos sind sondern auch extrem dumm, dann ist man für jeden Vorwurf in deren Richtung absolut empfänglich. Die ""freie Presse"", die jeden Unfug gedruckt und verbreitet hat und kaum kritische Fragen gestellt hat ist nicht schuldlos an der Situation."</text:p>
          </table:table-cell>
          <table:table-cell office:value-type="string" calcext:value-type="string">
            <text:p>"The West always portrays its enemies as so stupid and clumsy that even the most brainless and momentous stupidity on the other hand is supposed to be totally (and for) normal and to be expected. Ahmadinejad wants to extinguish Israel with a nuclear bomb: This is - despite a nuclear-armed opponent Israel - ""completely logical"" in the Iranian ""logic"", because you not only fear the safe and devastating retaliation of Israel, no, because - as silly as Muslims are (and they are all the same in thinking and acting, are not they?) - as a martyr would be one of the 72 paradise maidens. Assad uses chemical weapons on the day of arrival of UN inspectors in Damascus. Where? Ironically in Damascus? Is not that illogical? Nope, the man is so brazen and insane, he even does that extra to show, ""Look, I can do what I want and you are powerless"" And now Putin, Skripal and Novochik .. Sure, if you do Once it has decided to believe blind and skeptical blanket that ""the evil of the world"" are not only ruthless but also extremely stupid, then you are absolutely receptive to any charge in their direction. The ""free press,"" which has printed and distributed every mischief and has hardly asked any critical questions, is not guilty of the situation."</text:p>
          </table:table-cell>
          <table:table-cell office:value-type="string" calcext:value-type="string">
            <text:p>negative</text:p>
          </table:table-cell>
          <table:table-cell table:number-columns-repeated="1021"/>
        </table:table-row>
        <table:table-row table:style-name="ro38">
          <table:table-cell office:value-type="string" calcext:value-type="string">
            <text:p>"ein Paradebeispiel zur Verdummung einer Wissensgesellschaft. Der Anfang dieser geistigen Misere liegt bei den "" Experten "" der Tabakindustrie( Woher wollen Sie wissen , dass Rauchen gesundheitsschädlich ist ? Man stirbt nicht direkt daran ) den Marlborough - Männern . Diese hatten den Irrglauben zu verbreiten , die Gefährlichkeit von Zigaretten sei unter Fachleuten umstritten . "" Unser Produkt ist der Zweifel "" , so ein Tabakmanager 1969 und das kostete Millionen Menschen das Leben . Und fast wortgleich kupferte unser lieber Spon- Autor bei denen ab um die Falschmeldung zu verbreiten unter Fachleuten sei die Schädlichkeit von Dieselabgasen umstritten . .. Quelle - Spon , 2.6.2017 : "" Allein das American Petroleum Institute gibt im Jahr fast 250 Millionen Dollar aus, um die US-Energiepolitik auf Ölkurs zu halten "". Und VW u. Co Millionen um die Unschädlichkeit des Diesels nachzuweisen , egal ob an Affen oder Menschen -Versuchen . Sind Dieselabgase schädlich ? Spon-Autoren haben offenbar nichts anderes zu tun , als die Öffentlichkeit dusslig zu lügen , bis diese glaubt die Schädlichkeit von Stickstoffdioxid Abgasen in Kinderlungen sei umstritten . ( Entschuldige Marco, es passte gerade , aus/nach Print/Spiegel 47/16)"</text:p>
          </table:table-cell>
          <table:table-cell office:value-type="string" calcext:value-type="string">
            <text:p>"a prime example of the dumbing down of a knowledge society. The beginning of this mental misery lies with the ""experts"" of the tobacco industry (how do you know that smoking is harmful to health, you do not die directly from it) the Marlborough men. These had the misconception to spread, the danger of cigarettes is disputed among experts. ""Our product is doubt,"" said one tobacco manager in 1969, costing millions of lives. And almost word for word, our dear Spon- author cuddled with those from around the hoax to spread among professionals, the harmfulness of diesel exhaust is controversial. .. Source - Spon, 2.6.2017: ""Alone the American Petroleum Institute spends nearly $ 250 million a year to keep US energy policy on course for oil."" And VW u. Co millions to prove the harmlessness of the diesel, whether monkeys or humans -Versuchen. Are diesel exhausts harmful? Spon writers apparently have nothing else to do but lie to the public silly until they believe the harmfulness of nitrogen dioxide exhaust fumes in childhood lungs is controversial. (Excuse Marco, it just fit, from / to print / mirror 47/16)"</text:p>
          </table:table-cell>
          <table:table-cell office:value-type="string" calcext:value-type="string">
            <text:p>negative</text:p>
          </table:table-cell>
          <table:table-cell table:number-columns-repeated="1021"/>
        </table:table-row>
        <table:table-row table:style-name="ro11">
          <table:table-cell office:value-type="string" calcext:value-type="string">
            <text:p>Tschernobil - Europa ist nicht ausgestorben! BSE - bin ich mir nicht ganz sicher, gelegentlich gibt es Anzeichen, dass manche Leute doch dem Wahnsinn verfallen sind. Hühnergrippe, Schweinepest und Masern ... eigentlich müssten die Strassen leer sein. Jetzt rottet uns der Diesel aus, der Elektroantrieb ist die Rettung, da Strom ja aus der Steckdose kommt. Der Benziner hat ja auch so seine Einschränkungen, mit denen befassen wir uns dann mal 2030. Inzwischen lassen wir den Bau von Schiffen zu, auf deren Oberdecks eine Luftqualität herrscht, dass man sich auch gleich vor einen Auspuff legen könnte. Mit irren Anstrengungen versuchen wir das ewige Leben zu erreichen ... dummerweise von der Evolution nicht vorgesehen. Nachdem wir dann Dank Fahrverbot für Diesel nun nicht früher versterben, freuen wir uns auf ein Alter im Halbkoma am Tropf, begleitet von psychlogischer Betreuung, die uns eintrichtert, wie schön das Leben ist. Solange die Politiker der Wirtschaft die Füsse küssen und den Magnaten das Wohl ihrer Enkel egal ist ... änder sich nichts. Und vielleicht brauchen wir auch keinen Hausfrauenpanzer (SUV) um Pupsi in die Schule zu fahren.</text:p>
          </table:table-cell>
          <table:table-cell office:value-type="string" calcext:value-type="string">
            <text:p>Tschernobil - Europe is not extinct! BSE - I'm not sure, occasionally there are signs that some people have fallen into madness. Chicken flu, swine and measles ... actually, the streets should be empty. Now the diesel is eradicating us, the electric drive is the salvation, because electricity comes out of the socket. The gasoline engine has so synonymous with its limitations, which we will deal with then 2030 times. Meanwhile, we allow the construction of ships on the upper decks air quality prevails that you could also put in front of an exhaust. With mad efforts we try to reach eternal life ... unfortunately not intended by evolution. After we do not die sooner then thanks to driving ban for diesel, we look forward to an age in Halbkoma drip, accompanied by psychlogical care, which einricht us how beautiful life is. As long as the politicians kiss the feet of the economy and the magnates do not care about the well-being of their grandchildren ... nothing changes. And maybe we do not need a housewife tank (SUV) to drive Pupsi to school.</text:p>
          </table:table-cell>
          <table:table-cell office:value-type="string" calcext:value-type="string">
            <text:p>negative</text:p>
          </table:table-cell>
          <table:table-cell table:number-columns-repeated="1021"/>
        </table:table-row>
        <table:table-row table:style-name="ro15">
          <table:table-cell office:value-type="string" calcext:value-type="string">
            <text:p>"Da hat ""Experte"" Fleischhauer ja mal wieder einen rausgehauen. Und wir lernen : Nicht die Erkenntnisse der Wissenschaft sind relevant, sondern die des ""Experten"" Fleischhauer. Erinnert mich sehr stark an den Beitrag einer anderen ""Expertin"", nämlich Ann Coulter, die der verdutzten Öffentlichkeit kurz nach Fukushima mit ihrer Erkenntnis, beglückte, dass Radiaktivität gesund ist. http://www.dailymail.co.uk/news/article-1367698/Radiation-good-says-Ann-Coulter-weighs-Japans-nuclear-crisis.html Ja, Ein Millirem hat den Vitamingehalt von 2 Mohrrrüben. Und 500 ppm NOx tief eingeatmet sind gesünder als 2 Wochen Urlaub im Hochgebirge. Gut das wir ""Experten"" wie Coulter und Fleischhauer haben. Ansonsten würden wir vermutlich - dumm wie wir sind - darauf verfallen, den unqualifizierten Wissenschaftlern zu glauben. Und die haben ja - im Gegensatz zu den Experten - keine Ahnung."</text:p>
          </table:table-cell>
          <table:table-cell office:value-type="string" calcext:value-type="string">
            <text:p>"Since ""expert"" Fleischhauer has once again rausgeauen one. And we learn: Not the findings of science are relevant, but those of the ""expert"" butcher. Reminds me very strongly of the contribution of another ""expert"", namely Ann Coulter, who was pleased with the recognition of the baffled public shortly after Fukushima, that radia- tivity is healthy. http://www.dailymail.co.uk/news/article-1367698/Radiation-good-says-Ann-Coulter-weighs-Japans-nuclear-crisis.html Yes, one millirem has the vitamin content of 2 carrots. And 500 ppm of NOx inhaled deeply are healthier than 2 weeks of vacation in the high mountains. Good that we have ""experts"" like Coulter and Fleischhauer. Otherwise, presumably, stupid as we are, we would have fallen into believing the unqualified scientists. And they have - in contrast to the experts - no idea."</text:p>
          </table:table-cell>
          <table:table-cell office:value-type="string" calcext:value-type="string">
            <text:p>negative</text:p>
          </table:table-cell>
          <table:table-cell table:number-columns-repeated="1021"/>
        </table:table-row>
        <table:table-row table:style-name="ro10">
          <table:table-cell office:value-type="string" calcext:value-type="string">
            <text:p>Warum ermordet die russische Regierung einen Spion, der übrigens noch nicht tot ist..... und der 300 Spione verraten hat, eine Woche vor den Präsidentenwahlen mit einem Gift, was klar als aus russischer Herstellung kommt? Meine Frage bei aller Kritik: Denkt wirklich jemand, das der russische Geheimdienst so einfach organisiert ist, also offensichtlich dumm oder gibt es evtl noch andere mögliche Attentäter? Warum wird wieder so gegen Russland vorgegangen?</text:p>
          </table:table-cell>
          <table:table-cell office:value-type="string" calcext:value-type="string">
            <text:p>Why is the Russian government killing a spy, who by the way is not dead yet ..... and who betrayed 300 spies, one week before the presidential election with a poison, which clearly comes from Russian manufacture? My question for all criticism: Does anyone really think that the Russian secret service is organized so easily, so obviously stupid or are there any other possible assassins? Why is this going on again against Russia?</text:p>
          </table:table-cell>
          <table:table-cell office:value-type="string" calcext:value-type="string">
            <text:p>negative</text:p>
          </table:table-cell>
          <table:table-cell table:number-columns-repeated="1021"/>
        </table:table-row>
        <table:table-row table:style-name="ro35">
          <table:table-cell office:value-type="string" calcext:value-type="string">
            <text:p>Allerdings ist kaum jemand, der einen zweistelligen IQ besitzt, so dumm, diesem Geschrei aus GB zu glauben. Beweise gibt es keine und dasselbe Geschrei haben wir schon einmal gehört, da ging es um Massenvenichtungswaffen im Irak. War auch alles ganz eindeutig.</text:p>
          </table:table-cell>
          <table:table-cell office:value-type="string" calcext:value-type="string">
            <text:p>However, hardly anyone who owns a two-digit IQ is so stupid to believe this shouting from GB. There is no evidence, and we have heard the same shouting before, when it was about mass guns in Iraq. Was everything synonymous ?? very clear ??.</text:p>
          </table:table-cell>
          <table:table-cell office:value-type="string" calcext:value-type="string">
            <text:p>negative</text:p>
          </table:table-cell>
          <table:table-cell table:number-columns-repeated="1021"/>
        </table:table-row>
        <table:table-row table:style-name="ro12">
          <table:table-cell office:value-type="string" calcext:value-type="string">
            <text:p>Und 3 Jahre später wäre Russland pleite, weil Europa sofort mit dem Bau von Gasterminals beginnen würde und seine Gaskraftwerke zugunsten der Kohlekraftwerke abschalte würde. Gasheizungen würden massiv besteuert... So dumm ist Putin nicht das er DAS wagen würde, Deutschland/Europa ist nicht die Ukraine. Im übrigen hat Deutschland Gasreserven in Kavernen, die reichen ganz schön lange.</text:p>
          </table:table-cell>
          <table:table-cell office:value-type="string" calcext:value-type="string">
            <text:p>And three years later, Russia would be broke, because Europe would start immediately with the construction of gas terminals and would shut down its gas-fired power plants in favor of coal power plants. Gas heating would be massively taxed ... So stupid is Putin that he would dare THAT Germany / Europe is not Ukraine. Moreover, Germany has gas reserves in caverns, which last quite a long time.</text:p>
          </table:table-cell>
          <table:table-cell office:value-type="string" calcext:value-type="string">
            <text:p>negative</text:p>
          </table:table-cell>
          <table:table-cell table:number-columns-repeated="1021"/>
        </table:table-row>
        <table:table-row table:style-name="ro27">
          <table:table-cell office:value-type="string" calcext:value-type="string">
            <text:p>Einer bestimmt allein, wie es gemacht wird. Daher ist der Zeitpunkt der Sanktionen völlig egal. Putin ist nicht dumm. Er geht genau so weit, wie wir, der Westen ihn lassen. Daher sollte ihm aufgezeigt werden, dass es so nicht geht. Russland braucht den Westen mehr als andersrum.</text:p>
          </table:table-cell>
          <table:table-cell office:value-type="string" calcext:value-type="string">
            <text:p>One alone determines how it is done. Therefore, the timing of the sanctions does not matter at all. Putin is not stupid. He goes as far as we, the West let him. Therefore, it should be pointed out to him that this is not possible. Russia needs the West more than the other way around.</text:p>
          </table:table-cell>
          <table:table-cell office:value-type="string" calcext:value-type="string">
            <text:p>negative</text:p>
          </table:table-cell>
          <table:table-cell table:number-columns-repeated="1021"/>
        </table:table-row>
        <table:table-row table:style-name="ro1">
          <table:table-cell office:value-type="string" calcext:value-type="string">
            <text:p>Wenn man Kassen- und Privatpatienten was Termine angeht gleichbehandelt, führt das nur zu unwesentlich geringeren Wartezeiten. Ist ja auch logisch, bei nur 10% Privatpatienten. Von daher ist das eine reine Neiddebatte und Volksverdummung. Wenn ich dringend zum Facharzt muss, gehe ich vorher zum Hausarzt, der mir eine Überweisung mit entsprechendem Vermerk gibt. Habe als Kassenpatient in zwei Fällen im letzten Jahr immer am selben Tag einen Termin bekommen beim Facharzt, klar dass man dann in der Praxis ggf. etwas länger wartet.</text:p>
          </table:table-cell>
          <table:table-cell office:value-type="string" calcext:value-type="string">
            <text:p>Treating health insurers and private patients alike with regard to appointments will only lead to insignificantly lower waiting times. Is also logical, with only 10% private patients. Therefore, this is a pure envy debate and national dumbing. If I urgently need to see a specialist, I go to the family doctor first, who gives me a referral with a note. Have as a cash patient in two cases in the last year always on the same day get an appointment with the specialist, clearly that then in practice, if necessary, wait a bit longer.</text:p>
          </table:table-cell>
          <table:table-cell office:value-type="string" calcext:value-type="string">
            <text:p>negative</text:p>
          </table:table-cell>
          <table:table-cell table:number-columns-repeated="1021"/>
        </table:table-row>
        <table:table-row table:style-name="ro33">
          <table:table-cell office:value-type="string" calcext:value-type="string">
            <text:p>ob sie einen Überweisungsschein sehen wollen oder nicht. Mittlerweile gibt es viele Fachärzte die gar keinen Schein sehen wollen. Der Hausarzt verfügt auch in vielen fällen nicht über die ausreichende Fachkompetenz sondern der Patient kann ohnehin gleich zum Facharzt, siehe z.B. Augenarzt, Unfallchirurg etc. Das hat nichts mit Goggle zu tun sondern mit der Wissen dass selbst ein Laie besitzen sollten. Auch können mittlerweile Ärzte via Online beraten. Man sollte sich tunlich hüten alle Patienten für dumm zu verkaufen. Auch für das Ausstellen der Ü-scheine das die Arzthelferinnen tätigen wird doch gleich ein Besuch abgerechnet. Oft kann man den Überweisungsschein schon via Anrufbeantworter bestellen. die Zweiklassenmedizin ist kein Produkt der Patienten sondern eher der der Privatunternehmen Praxen und Kliniken geschuldet die wirtschaftlich arbeiten müssen und da entscheidet wie so oft der Geldbeutel des Patienten!</text:p>
          </table:table-cell>
          <table:table-cell office:value-type="string" calcext:value-type="string">
            <text:p>Whether you want to see a bank transfer slip or not. Meanwhile, there are many medical specialists who do not want to see any appearance. In many cases, the family doctor does not have sufficient expertise, but the patient can go to the specialist immediately, see e.g. Ophthalmologist, accident surgeon, etc. This has nothing to do with Goggle but with the knowledge that even a layman should own. In the meantime, doctors can also consult via online. One should beware of selling all the patients for stupid. Also for the issue of the Ü-notes that make the medical assistants but a visit immediately settled. Often you can order the remittance slip via the answering machine. The two-class medicine is not a product of the patients but rather of the private companies practices and clinics owed the economical work and there decides as so often the purse of the patient!</text:p>
          </table:table-cell>
          <table:table-cell office:value-type="string" calcext:value-type="string">
            <text:p>negative</text:p>
          </table:table-cell>
          <table:table-cell table:number-columns-repeated="1021"/>
        </table:table-row>
        <table:table-row table:style-name="ro16">
          <table:table-cell office:value-type="string" calcext:value-type="string">
            <text:p>Spahn strickt dagegen, statt dessen Flickschusterei um Gemüter zu beruhigen besser zu verdummen. 75% der Bürger erwartet solidarische Versicherung statt Zweiklassenversicherung, darüber sich hinwegzusetzen belegt seine Einstellung zu seinen Arbeitgebern, dem Volk! Pfründe sichern, nicht nur der Beamten-Politiker, Motiv.</text:p>
          </table:table-cell>
          <table:table-cell office:value-type="string" calcext:value-type="string">
            <text:p>Spahn, on the other hand, knits better, instead of teasing him to calm down tempers. 75% of the citizens expect solidarity insurance instead of two-class insurance, to override this proves his attitude to his employers, the people! Assure benefice, not just the official politician, motive.</text:p>
          </table:table-cell>
          <table:table-cell office:value-type="string" calcext:value-type="string">
            <text:p>negative</text:p>
          </table:table-cell>
          <table:table-cell table:number-columns-repeated="1021"/>
        </table:table-row>
        <table:table-row table:style-name="ro36">
          <table:table-cell office:value-type="string" calcext:value-type="string">
            <text:p>"Man könnte das härter formulieren. Die ganz schlauen Personen vermeiden die gesetzliche Krankenversicherung als junge Gutverdiener, da sie dann ja ein Geschäft machen können. Wenn dann allerdings Frau und ...... x Kinder dazukommen, ist es doch besser zur gesetzlichen zurückzukehren. Die Preissteigerungen folgen später. Es wird auch verschwiegen, daß niemand einen Arzt zwingen kann, im System der gesetzlichen Krankenversicherungen - mit allen damit verbundenen Problemen - eine Tätigkeit zu entfalten. Im Gegenteil, ich habe eine ganze Reihe von Ärzten erlebt, die dem gesetzlichen System den Rücken gekehrt haben und nur noch ""privat"" behandeln. Es kommt hinzu, daß das extrem aufwändige System der Kassenärztlichen Vereinigungen ständestaatlichen Verfahrensweisen anhängt. Beispielsweise gibt es in Hamburg kaum genug Kinderärzte, allenfalls mit Wartezeiten von 2 - 3 Monaten. Wo geht man dann mit dem kranken Säugling hin? Natürlich: In die Ambulanz des nächsten Großklinikums. Ursache: Die KV Hamburg arbeitet seit Jahren mit veralteten Geburtenraten aus Anfang der 90'er Jahre. So einfach - und dumm - sind die Herrschaften. Neue Kinderärzte wurden zeitweise (da alle Plätze zur gesetzlichen Versorgung belegt waren) nicht zugelassen und jetzt fallen sie natürlich nicht vom Himmel."</text:p>
          </table:table-cell>
          <table:table-cell office:value-type="string" calcext:value-type="string">
            <text:p>"You could say that harder. The very smart people avoid the statutory health insurance as young high earners, because then they can do a business. However, if then wife and ...... x children come, it is better to return to the law. The price increases will follow later. It is also concealed that no one can force a doctor to work in the system of public health insurance - with all the associated problems - an activity. On the contrary, I have experienced a whole series of doctors who have turned their backs on the legal system and treat only ""privately"". In addition, the extremely complex system of the associations of statutory health insurance physicians attaches to state-level procedures. For example, there are hardly enough paediatricians in Hamburg, at most with waiting periods of 2 to 3 months. Where do you go with the sick baby? Of course: to the ambulance of the nearest large hospital. Cause: The KV Hamburg has been working for years with outdated birth rates from the early 90s. So simple - and stupid - are the gentlemen. New paediatricians were temporarily not allowed (since all the places were legally occupied) and now of course they do not fall from the sky."</text:p>
          </table:table-cell>
          <table:table-cell office:value-type="string" calcext:value-type="string">
            <text:p>negative</text:p>
          </table:table-cell>
          <table:table-cell table:number-columns-repeated="1021"/>
        </table:table-row>
        <table:table-row table:style-name="ro28">
          <table:table-cell office:value-type="string" calcext:value-type="string">
            <text:p>aber ich verstehe Ihren Beitrag nicht. Vielleicht bin ich einfach nur zu dumm, oder sie sollten es noch weiter erläutern. Scheint nämlich interessant zu sein.</text:p>
          </table:table-cell>
          <table:table-cell office:value-type="string" calcext:value-type="string">
            <text:p>but I do not understand your contribution. Maybe I'm just too stupid, or they should explain it further. It seems to be interesting.</text:p>
          </table:table-cell>
          <table:table-cell office:value-type="string" calcext:value-type="string">
            <text:p>negative</text:p>
          </table:table-cell>
          <table:table-cell table:number-columns-repeated="1021"/>
        </table:table-row>
        <table:table-row table:style-name="ro22">
          <table:table-cell office:value-type="string" calcext:value-type="string">
            <text:p>"oder wie Frau Göring-Eckhardt den Bürger für dumm verkauft. Diese Grünen-Politikerin - mittlerweile will sie keine Pastorin mehr werden, weil als MdB verdient es sich besser - hat sich vehement für Hartz-IV ins Zeug gelegt und will es nun nicht mehr gewesen sein. Zeitarbeit und sonstige ""Gefälligkeiten seitens der Grünen"" in der Koalition mit Gerhard Schröder haben die Menschen in die Armut geschickt. Keine richtigen Löhne und Gehälter, sondern eine Art von ""Armenspeisung"", die für viele zum Damoklesschwert ihrer weiteren Existenz geworden ist. ""Wer solche Christen um sich hat, braucht keinen Beichtvater mehr . . . !"""</text:p>
          </table:table-cell>
          <table:table-cell office:value-type="string" calcext:value-type="string">
            <text:p>"or how Mrs. Goering-Eckhardt sells the citizen for stupid. This Green politician - meanwhile she does not want to become a pastor anymore, because MdB deserves it better - vehemently fought for Hartz-IV and does not want to be there anymore. Temporary work and other ""favors from the Greens"" in the coalition with Gerhard Schröder have sent people into poverty. No real wages and salaries, but a kind of ""poor feeding"", which for many has become the sword of Damocles of their further existence. ""Those who have such Christians around them do not need a confessor anymore ...!"""</text:p>
          </table:table-cell>
          <table:table-cell office:value-type="string" calcext:value-type="string">
            <text:p>negative</text:p>
          </table:table-cell>
          <table:table-cell table:number-columns-repeated="1021"/>
        </table:table-row>
        <table:table-row table:style-name="ro18">
          <table:table-cell office:value-type="string" calcext:value-type="string">
            <text:p>".. es lagsam aber sicherr mit der angst zu tun bei diesem präsidenten und seinem verhalten. dumm dabei ist nur , das er der grössten militärmacht der welt vorsteht, und bald wieder der nächste krieg angezettelt werden wird von ""gods own country"" träumern und ""america first"" fanatikern. erschreckend , und dabei noch viel erschreckender, die einfalt und intoleranz einer amerkanischen gesellschaft, die das wählen eines solchen mannes in das höchste amt ermöglichte."</text:p>
          </table:table-cell>
          <table:table-cell office:value-type="string" calcext:value-type="string">
            <text:p>".. lagsam but certainly with the anxiety to do with this president and his behavior. the only thing that is stupid is that he heads the biggest military power in the world, and soon the next war will be instigated by ""gods own country"" dreamers and ""america first"" fanatics. frightening, and even more frightening, the ingenuity and intolerance of an American society that made it possible to elect such a man to the highest office."</text:p>
          </table:table-cell>
          <table:table-cell office:value-type="string" calcext:value-type="string">
            <text:p>negative</text:p>
          </table:table-cell>
          <table:table-cell table:number-columns-repeated="1021"/>
        </table:table-row>
        <table:table-row table:style-name="ro32">
          <table:table-cell office:value-type="string" calcext:value-type="string">
            <text:p>"Die Aussage von Christian Wulff, der Islam gehört zu Deutschland, war dumm. Bekanntlich gibt es den Islam gar nicht. Es gibt Sunniten, Schiiten, Aleviten, es gibt den liberalen und konservativen Islam (letzterer ist leider die herrschende Richtung), es gibt die Salafisten und Islamisten. Sie alle sind Teil des Islam. Welchen Islam hat Herr Wulff (und ihm folgend Frau Merkel) gemeint? Und was bedeutet ""gehört zu""? Bedeutet dies die bloße Existenz oder bedeutet dies, dass die nichtmuslimische Mehrheitsgesellschaft den Islam als Teil der eigenen Kultur verstehen und damit immer und überall Rücksicht auf die religiösen Befindlichkeiten nehmen muss? Bedeutet dies, dass wir das Familien- und Erbrecht im BGB schariakompatibel ausgestalten müssen? Brauchen wir einen für alle verbindlichen muslimischen Feiertag? All diese Fragen werden durch die Ausgangsthese nicht beantwortet. Insofern ist auch die Antwort von Herrn Seehofer gleichermaßen dumm, denn er setzt sich mit der Ausgangsthese nicht auseinander. Herr Seehofer ist kein Intellektueller. Das wussten wir aber schon vorher."</text:p>
          </table:table-cell>
          <table:table-cell office:value-type="string" calcext:value-type="string">
            <text:p>"Christian Wulff's statement that Islam belongs to Germany was stupid. As you know, Islam does not exist. There are Sunnis, Shiites, Alevis, there is the liberal and conservative Islam (the latter is unfortunately the dominant trend), there are the Salafists and Islamists. They are all part of Islam. Which Islam did Mr. Wulff (and following him Mrs. Merkel) mean? And what does ""belongs to"" mean? Does this mean the mere existence or does this mean that the non-Muslim majority society has to understand Islam as part of its own culture and thus always and everywhere have to take into consideration religious sensitivities? Does this mean that we have to make family and inheritance law in the BGB Sharia-compatible? Do we need a binding Muslim holiday for all? All these questions are not answered by the initial thesis. In this respect, the answer of Mr. Seehofer is equally stupid, because he does not deal with the initial thesis. Mr. Seehofer is not an intellectual. But we knew that before."</text:p>
          </table:table-cell>
          <table:table-cell office:value-type="string" calcext:value-type="string">
            <text:p>negative</text:p>
          </table:table-cell>
          <table:table-cell table:number-columns-repeated="1021"/>
        </table:table-row>
        <table:table-row table:style-name="ro29">
          <table:table-cell office:value-type="string" calcext:value-type="string">
            <text:p>"Ähm, Seehofer hat sich soweit auch schon geäußert, bevor diese ""Partei"" AfD es gegeben hat. Nur wurde er immer ""von oben"" still gehalten.. Nu soll er plötzlich seine Aussagen von der Doofen-Partei übernommen haben ?? Gerade DIE Partei, die nix auf die Reihe bringt, außer dumm-geschwätz und Pöbelei-Aufschreie ?? Wer wem was ""geklaut"" hat, kann man ja sehr schnell beweisen..."</text:p>
          </table:table-cell>
          <table:table-cell office:value-type="string" calcext:value-type="string">
            <text:p>"Um, Seehofer has already said so far before this ""party"" AfD has given it. Only he was always kept ""from above"" still .. Nu should he have suddenly taken his statements from the Doofen party? Just the party that brings nothing on the line, except stupid-talk and mob-screams ?? If you've stolen something from someone, you can prove it very quickly ..."</text:p>
          </table:table-cell>
          <table:table-cell office:value-type="string" calcext:value-type="string">
            <text:p>negative</text:p>
          </table:table-cell>
          <table:table-cell table:number-columns-repeated="1021"/>
        </table:table-row>
        <table:table-row table:style-name="ro4">
          <table:table-cell office:value-type="string" calcext:value-type="string">
            <text:p>Stimmt, er hats nicht gesagt. Aber gemeint hat er es. Und es gibt auch gar keine andere Möglichkeit, den Satz zu interpretieren. Denn Wenn der Islam nicht zu Deutschland gehört, gehören in der logischen Konsequenz des Satzes Muslime, die ihre Regligion leben wollen auch nicht zu Deutschland. Unfd genau deswegen hat Seehofer sich genötigt gesehen, relativierende Sätze nachzuschieben.. Das ist einfach ein dummer Satz, in der Verneinung ebenso wie in der positiven Form. Genau diese Art von Sätzen von zweit- und drittklassigen Politkern haben den Rechtsextremen den Weg in die Parlamente geöffnet.</text:p>
          </table:table-cell>
          <table:table-cell office:value-type="string" calcext:value-type="string">
            <text:p>That's right, he did not say it. But he meant it. And there is no other way to interpret the sentence. Because if Islam does not belong to Germany, in the logical consequence of the sentence, Muslims who want to live their rule do not belong to Germany either. Not exactly because of this, Seehofer has been forced to postpone relativistic sentences. That is simply a stupid sentence, in negation as well as in positive form. It is precisely this type of set of second- and third-rate politicians who have opened the way for right-wing extremists to parliaments.</text:p>
          </table:table-cell>
          <table:table-cell office:value-type="string" calcext:value-type="string">
            <text:p>negative</text:p>
          </table:table-cell>
          <table:table-cell table:number-columns-repeated="1021"/>
        </table:table-row>
        <table:table-row table:style-name="ro39">
          <table:table-cell office:value-type="string" calcext:value-type="string">
            <text:p>"Na, da kennt unser neuer Innen- und Heimatminister (die Beschreibung, was das sein soll, muss ich mir noch anschauen) unser Grundgesetz nicht. Da war doch was von Religionsfreiheit. In deren Folge gehoeren alle (!) Religionen zu Deutschland. Und gleichzeitig eben keine. Weil es keine Staatsreligion gibt. Religion ist Privatsache, und nur da gehoert sie hin. Als Land sollten wir von den Menschenrechten gepraegt sein, das waere das Ideal, nach dem (weltweit) zu streben ist. Und nicht irgendwelchen dummen Traditionen folgen - Traditionen werden willkuerlich festgelegt, welche wann gueltig sind. Haben aber keine Bewandnis - der Mensch lebte traditionell auch mal in Hoehlen, interessiert heute aber keinen mehr. Weil wir uns weiterentwickeln und die Hoehle eben nicht zur ""Tradition"" erkoren haben."</text:p>
          </table:table-cell>
          <table:table-cell office:value-type="string" calcext:value-type="string">
            <text:p>"Well, our new interior and home secretary (the description of what that should be, I have to look at) does not know our constitution. There was something of religious freedom. As a result, all (!) Religions belong to Germany. And at the same time no. Because there is no state religion. Religion is a private matter, and only there does it belong. As a country, we should be marked by human rights, that would be the ideal to strive for (worldwide). And do not follow any stupid traditions - traditions are arbitrarily determined, which are valid when. But have no authority - the human being also lived in caves traditionally, but today no one is interested anymore. Because we evolve and have not chosen the cave as a ""tradition""."</text:p>
          </table:table-cell>
          <table:table-cell office:value-type="string" calcext:value-type="string">
            <text:p>negative</text:p>
          </table:table-cell>
          <table:table-cell table:number-columns-repeated="1021"/>
        </table:table-row>
        <table:table-row table:style-name="ro9">
          <table:table-cell office:value-type="string" calcext:value-type="string">
            <text:p>..bringt sich die Menschheit gegenseitig um, weil mal der Glauben nicht passt( Religion ist sowieso der Hautgrund für Kriege,mal genau hinsehen),mal die anderen eine ander Gesellschaftsordnung haben etc. Jetzt beginnen der Westen und Russland wieder einen kalten Krieg. WANN!!!!!! endlich setzten sich die doch eigentlich vernüftigen Politiker an einen Tisch und verzichten auf jegliche scheinheilige Gründe und machen die Welt friedlicher und menschlicher, wann!!! Ich verstehe die Menscheit nicht. Eigentlich hat sie mit diesem Verhalten auf diesem Planeten wirklich nicht zu suchen. Wirklich traurig wie dumm alle Seiten sind egal ob Trump, Erdogan, Assad, Putin, Merkel usw. Wann ändern die endlich was und hören auf Menschen ins Unglück zu stürzen,wann?</text:p>
          </table:table-cell>
          <table:table-cell office:value-type="string" calcext:value-type="string">
            <text:p>..the humanity kills each other, because sometimes the faith does not fit (religion is anyway the main reason for wars, let's take a closer look), sometimes the others have a different social order etc. Now the West and Russia start a cold war again. WHEN!!!!!! Finally, the actually reasonable politicians sat down at one table and renounce any hypocritical reasons and make the world more peaceful and human, when! I do not understand humanity. Actually, she really does not have to look for this behavior on this planet. Really sad how stupid all sides are whether Trump, Erdogan, Assad, Putin, Merkel, etc. When finally change what and stop falling on people in misfortune, when?</text:p>
          </table:table-cell>
          <table:table-cell office:value-type="string" calcext:value-type="string">
            <text:p>negative</text:p>
          </table:table-cell>
          <table:table-cell table:number-columns-repeated="1021"/>
        </table:table-row>
        <table:table-row table:style-name="ro10">
          <table:table-cell office:value-type="string" calcext:value-type="string">
            <text:p>Also wenn man etwas über Isis und die anderen islamischen Terrorgruppen (politisch korrekt: Rebellen), die sich in Syrien tummeln weiß, dann das sie grundsätzlich keine Verfechter der sexuellen Selbstbestimmung und der Frauenrechte insbesondere sind. Wer soll da denn allen Ernstes glauben, dass gerade die Assadtruppen, die das Land verteidigen, diese hinsichtlich der Anzahl von Sexualverbrechen überträfen? Für wie dumm hält man die Leser?</text:p>
          </table:table-cell>
          <table:table-cell office:value-type="string" calcext:value-type="string">
            <text:p>"So if you know something about Isis and the other Islamic terrorist groups (politically correct: ""rebels"") that are in Syria, then they are basically not supporters of sexual self-determination and women's rights in particular. Who is to believe in all seriousness that the Assad troops defending the country outnumber them in terms of the number of sex crimes? How stupid do you think readers are?"</text:p>
          </table:table-cell>
          <table:table-cell office:value-type="string" calcext:value-type="string">
            <text:p>negative</text:p>
          </table:table-cell>
          <table:table-cell table:number-columns-repeated="1021"/>
        </table:table-row>
        <table:table-row table:style-name="ro10">
          <table:table-cell office:value-type="string" calcext:value-type="string">
            <text:p>Man kann es nicht glauben: noch vor wenigen Jahren brüstete sich eine leitende Angestellte im US-Außenministerium damit, dass ihr Land 5 Mrd. US-Dollar investiert habe, um in der Ukraine einen Präsidentenwechsel zu bewirken. Und das ist nur ein einziger öffentlich bekannt gewordener Vorgang von US-betriebener Wahleinmischung! Und jetzt diese Krokodilstränen! Für wie dumm werden wir alle verkauft!? Hartmut Pelzer, 71566 Althütte, 15.3.2018</text:p>
          </table:table-cell>
          <table:table-cell office:value-type="string" calcext:value-type="string">
            <text:p>It's hard to believe that just a few years ago, a senior US State Department official bragged that her country was investing $ 5 billion to change presidents in Ukraine. And that's just one public announcement of US-driven voting! And now these crocodile tears! For how stupid are we all sold !? Hartmut Pelzer, 71566 Althütte, 15.3.2018</text:p>
          </table:table-cell>
          <table:table-cell office:value-type="string" calcext:value-type="string">
            <text:p>negative</text:p>
          </table:table-cell>
          <table:table-cell table:number-columns-repeated="1021"/>
        </table:table-row>
        <table:table-row table:style-name="ro27">
          <table:table-cell office:value-type="string" calcext:value-type="string">
            <text:p>Was ich nicht verstehen will ist, warum Russland so kurz vor der Wahl und so kurz vor der WM im eigenen Land, einen so offensichtlich russischen Anschlag in London zu verüben? Wäre es nicht irgendwie dumm so einen Anschlag ausgerechnet jetzt zu verüben? Ist mir etwas schleierhaft.</text:p>
          </table:table-cell>
          <table:table-cell office:value-type="string" calcext:value-type="string">
            <text:p>What I do not want to understand is why Russia is so close to the election and so close to the World Cup in their own country, such an obvious Russian attack ?? in London? Would not it be stupid to commit such a plot just now? I'm a little bit misty.</text:p>
          </table:table-cell>
          <table:table-cell office:value-type="string" calcext:value-type="string">
            <text:p>negative</text:p>
          </table:table-cell>
          <table:table-cell table:number-columns-repeated="1021"/>
        </table:table-row>
        <table:table-row table:style-name="ro22">
          <table:table-cell office:value-type="string" calcext:value-type="string">
            <text:p>Die USA verhängt Sanktionen wegen Einmischung in Wahle?!. Das macht die USA seit Jahrzehnten mit großem Erfolg. Das sieht mir alles wieder mal nach Russland Bashing aus. Stoltenberg, von derLeyen sind schon ganz geil drauf endlich wieder mal deutsche Panzer rollen zu sehen. Mir wird Angst und Bange. Wie oft sind wir schon für dumm verkauft worden. Röhrchen wurden uns präsentiert um den Irak Krieg zu rechtfertigen. Angekündigte Massaker von Gaddafi für den Lybienkrieg. Immer ging es nur ums dreckige Geld und Öl. vorgeschoben wurden immer edle Gründe, die Moral und die Würde der Menschen. Dabei waren alles nur Lügen.</text:p>
          </table:table-cell>
          <table:table-cell office:value-type="string" calcext:value-type="string">
            <text:p>The US imposes sanctions for interfering with Wahle?!. This has been a great success for the USA for decades. This looks me all again after Russia bashing off. Stoltenberg, von der Leyen are very cool to finally see German tanks rolling again. I am afraid and anxious. How many times have we been sold for stupid. Tubes were presented to justify the Iraq war. Announced Gaddafi massacre for the Libyan war. It was always just about the dirty money and oil. noble reasons, morality and the dignity of men were always advanced. It was all just lies.</text:p>
          </table:table-cell>
          <table:table-cell office:value-type="string" calcext:value-type="string">
            <text:p>negative</text:p>
          </table:table-cell>
          <table:table-cell table:number-columns-repeated="1021"/>
        </table:table-row>
        <table:table-row table:style-name="ro40">
          <table:table-cell office:value-type="string" calcext:value-type="string">
            <text:p>Normalerweise wird die tägliche Entlassung eines Trump-Mitarbeiters nur noch mit Schulterzucken quittiert, bei Tillerson zuckte die Börse hingegen gleich südwärts. Weil jeder weiß, dass Trump sich dies nicht leisten kann, ohne seinen Rest Reputation zu verspielen. Ganz klar ist der Giftanschlag in GB der Auslöser. da es für das Zeug nur einen Produzenten gibt, ist die Beweislage klar. Zwar ist noch nicht klar, ob die russische Führung dumm war oder offensiv provoziert, aber die USA als engster Verbündeter können nur so reagieren wie Tillerson. Dass dann die Entlassung kommt zeigt doch nur, dass Trump wegen seiner Russland-Affäre die Hände gebunden sind und dass er deswegen seines Amtes enthoben werden müsste. Auch weil er panisch mit der Entlassung reagiert und so eine weitere offene Flanke schafft. POTUS von Putins Gnaden war aus Geheimdienstlersicht ein Meisterstück, gerät aber zunehmend zur internationalen Katastrophe. Und die wird auch Russland nicht gut bekommen.</text:p>
          </table:table-cell>
          <table:table-cell office:value-type="string" calcext:value-type="string">
            <text:p>Normally, the daily dismissal of a Trump employee is acknowledged only with a shrug, at Tillerson, however, the stock just jerked south. Because everyone knows that Trump can not afford this without losing his remaining reputation. Clearly, the poison attack in the UK is the trigger. since there is only one producer for the stuff, the evidence is clear. While it is not yet clear whether the Russian leadership was stupid or offensively provocative, the US as its closest ally can only act as Tillerson. That then the dismissal comes shows only that Trump's hands are tied because of his Russia affair and that he would therefore be relieved of his duties. Also because he reacts in panic with the dismissal and thus creates another open flank. POTUS of Putin's Grace was a masterpiece from the intelligence service, but is increasingly becoming an international catastrophe. And Russia will not get well either.</text:p>
          </table:table-cell>
          <table:table-cell office:value-type="string" calcext:value-type="string">
            <text:p>negative</text:p>
          </table:table-cell>
          <table:table-cell table:number-columns-repeated="1021"/>
        </table:table-row>
        <table:table-row table:style-name="ro29">
          <table:table-cell office:value-type="string" calcext:value-type="string">
            <text:p>Die Kommentare sind sehr kurz. Mal eine, mal drei Zeilen - mehr nicht. Man hat ja inzwischen garnicht mehr die Zeit (zwischen den einzelnen Aktionen des Trumpeltiers) um etwas ausführlicher zu schreiben. Ein dummer Mensche kennt nur die Zustimmung zu seinen Maßnahmen - ein Intelligenter begreift Kritik als Weiterentwicklung der eigenen Idee.</text:p>
          </table:table-cell>
          <table:table-cell office:value-type="string" calcext:value-type="string">
            <text:p>The comments are very short. One or three lines - nothing more. In the meantime you do not have the time (between the individual actions of the Trumpeltier) to write something in more detail. A stupid person knows only the consent to his actions - an intelligent grasp criticism as a further development of their own idea.</text:p>
          </table:table-cell>
          <table:table-cell office:value-type="string" calcext:value-type="string">
            <text:p>negative</text:p>
          </table:table-cell>
          <table:table-cell table:number-columns-repeated="1021"/>
        </table:table-row>
        <table:table-row table:style-name="ro41">
          <table:table-cell office:value-type="string" calcext:value-type="string">
            <text:p>Ja wenn es nicht anders geht ... dann muss es so. Trump ist ein Idiot. Soweit sind wir uns vermutlich alle einig. Nichtsdestotrotz hat er in dem Punkt nicht Unrecht - oder würden Sie den jetzigen Zustand der Bundeswehr als eines 'vollwertigen Mitgliedes in einem Verteidigungsbündnis' angemessen bezeichnen? Jetzt mal Trump vergessen und nur die NATO als Bündnis sehen, als Partnerschaft mit anderen. Was hat die Bundeswehr denn realistisch betrachtet beizutragen? Eure Soldaten sind durchaus geschätzt. Bereitschaft ist da, Ausbildung ist für die im Ausland befindlichen Einheiten überdurchschnittlich - nichts zu meckern. Ausrüstung ... muss sich zum Teil geliehen werden. Munition ist rationiert. Sorry aber viele europäische Staaten sind Sicherheitsschmarotzer und verlassen sich auf die USA. Deswegen wird ja auch meistens willig gemacht was die USA wollen, mit ein bisschen Gemaule in der heimischen Presse um nicht ganz so dumm auszusehen. Diesen Umstand hat schon Obama kritisiert - und zwar völlig zu Recht. Es ist relativ einfach: Entweder man ist vollwertiges Mitglied in einem Bündnis oder man macht was der Chef sagt. Das ist jetzt Trump. Deswegen verstehe ich auch durchaus warum hier alle in den Panikmodus gehen. Die USA wollen einen Krieg. Es wird einen geben. Entweder Iran oder Nord-Korea - und Europa hängt voll mit drin und hat keine Möglichkeit mehr sich rauszuwinden. Dumm gelaufen aber eben irgendwie auch die 'gerechte' Strafe für 20 Jahre Schlaf- und Gammelmodus.</text:p>
          </table:table-cell>
          <table:table-cell office:value-type="string" calcext:value-type="string">
            <text:p>Yes, if there is no other way ... then it has to be like this. Trump is an idiot. So far we are all probably in agreement. Nevertheless, he is not wrong in this point - or would you describe the current state of the Bundeswehr as a 'full member in a defensive alliance'? Now forget Trump and see NATO as an alliance, as a partnership with others. What does the Bundeswehr realistically have to contribute? Your soldiers are well appreciated. Willingness is there, education is above average for the units located abroad - nothing to moan. Equipment ... must be borrowed in part. Ammunition is rationed. Sorry but many European states are security parasites and rely on the US. That's why most people are willing to do what the US wants, with a bit of a temper in the local press not to look that stupid. Obama has already criticized this fact - and quite rightly so. It is relatively simple: Either you are a full member of an alliance or you do what the boss says. That's Trump now. That's why I understand why everyone is going into panic mode. The US wants a war. There will be one. Either Iran or North Korea - and Europe is fully in it and has no way of getting out of it. Dumbled but somehow also the 'fair' punishment for 20 years of sleep and gag mode.</text:p>
          </table:table-cell>
          <table:table-cell office:value-type="string" calcext:value-type="string">
            <text:p>negative</text:p>
          </table:table-cell>
          <table:table-cell table:number-columns-repeated="1021"/>
        </table:table-row>
        <table:table-row table:style-name="ro21">
          <table:table-cell office:value-type="string" calcext:value-type="string">
            <text:p>Gleich am Anfang von Trumps Amtszeit berichteten einige der von Trump verhassten Medien, dass Trump die inzwischen geschlossenen, illegalen CIA-Gefängnisse im Ausland wieder am liebsten reaktivieren würde. Er wurde von seinen Geheimdiensten davon abgeraten. Nun hat er den richtigen Außenminister und die richtige CIA-Chefin, um wie von ihm von vornherein geplant, Folter und die illegalen Gefängnisse wieder einzuführen. Trump Fans aufgepasst! Auch das war Trumps Idee von Anfang an. Wer hier noch etwas von Dunklen Mächten bzw. Deep State labert, die den Großen Pazifisten zu diesen sinisteren Plänen antreibt, ist entweder naiv, verblendet oder stellt sich dumm.</text:p>
          </table:table-cell>
          <table:table-cell office:value-type="string" calcext:value-type="string">
            <text:p>Right at the beginning of Trump's term, some of Trump's hated media reported that Trump would most like to reactivate the now-closed, illegal CIA prisons abroad. He was advised against by his secret services. Now he has the right foreign minister and the right CIA chief to reintroduce torture and illegal prisons, as he intended from the outset. Trump fans beware! That too was Trump's idea from the beginning. Anyone who talks about Dark Power or Deep State driving the Great Pacifist to these sinister plans is either naive, blinded or stupid.</text:p>
          </table:table-cell>
          <table:table-cell office:value-type="string" calcext:value-type="string">
            <text:p>negative</text:p>
          </table:table-cell>
          <table:table-cell table:number-columns-repeated="1021"/>
        </table:table-row>
        <table:table-row table:style-name="ro14">
          <table:table-cell office:value-type="string" calcext:value-type="string">
            <text:p>"Man muss ja nun wahrlich kein Fan der GroKo, aber die pubertären und destruktiven Äußerungen der ""rechten"" Opposition lassen nichts Gutes Erwarten. Herr Lindner scheint dieser Fehlstart ja Recht zu sein, Hauptsache seine Partei macht es sich in der Schmollecke, die im die gemeine SPD nehmen wollte, gemütlich. Und über die Rassisten im deutschen Bundestag und ihre permanente Hass- und Antihaltung als politisches Programm braucht man sich wohl nicht mehr wundern. Wahnsinn, bereits die 4. Amtszeit. Das bedeutet junge Wähler kennen eigentlich nichts anderes bewusst als Frau Merkel als Kanzlerin. Auch wenn ich sehr skeptisch bin, aber vielleicht überrascht uns ja die Regierung positiver als befürchtet und die oben erwähnte Opposition schafft mehr als dumme Sprüche, damit ihre Wähler über so viel ""Härte"" frohlocken."</text:p>
          </table:table-cell>
          <table:table-cell office:value-type="string" calcext:value-type="string">
            <text:p>"You really do not have to be a fan of the GroKo, but the adolescent and destructive statements of the ""right-wing"" opposition do not bode well. Mr. Lindner seems to be right this false start yes, the main thing his party makes it in the Schmuelcke, who wanted to take in the common SPD, cozy. And there is no need to be surprised about the racists in the German Bundestag and their permanent hate and anti-attitude as a political program. Madness, already the 4th term. That means young voters actually know nothing else than Mrs. Merkel as Chancellor. Although I am very skeptical, perhaps the government surprises us more positively than feared, and the above mentioned opposition creates more than stupid slogans, so that their constituents rejoice over so much ""hardship""."</text:p>
          </table:table-cell>
          <table:table-cell office:value-type="string" calcext:value-type="string">
            <text:p>negative</text:p>
          </table:table-cell>
          <table:table-cell table:number-columns-repeated="1021"/>
        </table:table-row>
        <table:table-row table:style-name="ro42">
          <table:table-cell office:value-type="string" calcext:value-type="string">
            <text:p>.. Produkt von Rot-Grün. Am Tisch saßen nicht CDU/CSU und auch nicht die FDP, als dieses Machwerk zur Reproletarisierung ausgearbeitet wurde. Es waren dabei Peter Hartz, die Gewerkschaften, Wirtschaftsverbände und Unternehmensberater. Die Ideen kamen schon von der Kohlregierung: 'Deutschland soll keine soziale Hängematte sein', nur wollte sich die Union damit nicht die Finger schmutzig machen, die dummen Sozis sollten das tun und damit Wahlen verlieren. So kam's dann auch. Heute wird Hartz IV eher von der CDU verteidigt, als von der SPD, die froh wäre, das nicht gemacht zu haben, denn es hat sie extrem geschwächt und war Geburtshelfer für die Linke. Mit dieser GroKo wir es auch keine Abmilderung geschweige denn Abschaffung von H4 geben. Jens Spahn hat schon mal vehement H4 verteidigt ('reicht gut zum Leben'). H4-Bezieher, arme Rentner. Alleinerziehende sollten sich noch wärmer anziehen als bisher und sich mit warmen Klamotten von den Tafeln eindecken, denn es drohen eher Verschärfungen der Reproletarisierungsgesetze.</text:p>
          </table:table-cell>
          <table:table-cell office:value-type="string" calcext:value-type="string">
            <text:p>.. product of red-green. It was not the CDU / CSU and the FDP that were sitting at the table when this machismo was being prepared for reproletarianization. It was Peter Hartz, the trade unions, business associations and business consultants. The ideas came already from the coal government: 'Germany should not be a social hammock', only the Union did not want to get its hands dirty with it, the stupid socialists should do that and thus lose elections. That's how it happened. Today, Hartz IV is being defended by the CDU rather than the SPD, who would be happy to not have done so because it has severely weakened them and been obstetricians for the left. With this GroKo we will give it no mitigation let alone Abolition of H4. Jens Spahn has vehemently defended H4 ('good enough to live'). H4-recipient, poor pensioner. Single parents should dress even warmer than before and cover themselves with warm clothes from the boards, because it threatens more tightening of the laws of reproletization.</text:p>
          </table:table-cell>
          <table:table-cell office:value-type="string" calcext:value-type="string">
            <text:p>negative</text:p>
          </table:table-cell>
          <table:table-cell table:number-columns-repeated="1021"/>
        </table:table-row>
        <table:table-row table:style-name="ro29">
          <table:table-cell office:value-type="string" calcext:value-type="string">
            <text:p>...von einer Ausgrenzungskampagne war nicht die Rede. Es hat halt keinen Sinn, mit Leuten Dialog zu führen, die Rassisten sind. Und natürlich behalten Medien Ihre Überparteilichkeit, wenn Sie objektiv berichten. Die Gründe für das Erstarken der Rechten zu beseitigen wäre aber die Lösung: Bekämpfen der Volksverdummung. Immerhin darin stimmen wir überein...</text:p>
          </table:table-cell>
          <table:table-cell office:value-type="string" calcext:value-type="string">
            <text:p>... there was no question of an exclusion campaign. It does not make sense to engage in dialogue with people who are racists. And, of course, media retain their impartiality when reporting objectively. The solution to the problem of the strengthening of the right wing would be to combat the stupidity of the people. After all, we agree ...</text:p>
          </table:table-cell>
          <table:table-cell office:value-type="string" calcext:value-type="string">
            <text:p>negative</text:p>
          </table:table-cell>
          <table:table-cell table:number-columns-repeated="1021"/>
        </table:table-row>
        <table:table-row table:style-name="ro4">
          <table:table-cell office:value-type="string" calcext:value-type="string">
            <text:p>Wie sieht Ihr Vorschlag dann konkret aus? Komplette Ausgrenzung? Kann man natürlich machen. Allerdings birgt dies die Gefahr einer weiteren Radikalisierung und Spaltung der Bevölkerung. Sinnvoller wäre natürlich Aufklärung und Bildung. Blöd halt, dass man damit offensichtlich viel zu lange gewartet hat. Warum eigentlich, warum wurde bei uns in den letzten 10 Jahren so sehr im Bildungssektor gespart? Dafür ist dummerweise eben nicht die Afd verantwortlich, sondern die die jetzt wieder verantwortlich sind. Warum nur ist meine Hoffnung begrenzt, dass man aus den Fehlern lernt?</text:p>
          </table:table-cell>
          <table:table-cell office:value-type="string" calcext:value-type="string">
            <text:p>What is your proposal then concrete? Complete exclusion? Can you do it naturally? However, this carries the danger of further radicalization and division of the population. Of course, it would make more sense to educate and educate. Stupid stop, that it has obviously waited too long. Why, why did we spend so much on education in the last 10 years? Unfortunately, it is not Afd who is responsible for this, but those who are now responsible again. Why is my hope limited to learning from the mistakes?</text:p>
          </table:table-cell>
          <table:table-cell office:value-type="string" calcext:value-type="string">
            <text:p>negative</text:p>
          </table:table-cell>
          <table:table-cell table:number-columns-repeated="1021"/>
        </table:table-row>
        <table:table-row table:style-name="ro43">
          <table:table-cell office:value-type="string" calcext:value-type="string">
            <text:p>"Auf der Ebene zu spekulieren ist lächerlich und unprofessionell! Die Interessen, einen Keil zwischen Russland und Europa zu treiben ist ein mindestens ebenso starkes Motiv an so einem politischen Mord, wie eine niedere Rache des russischen Geheimdienstes: Zu leicht springen die Medien über das Stöckchen und um so vergifteter die Beziehungen zu Russland, um so alternativloser sind die Beziehungen zu einem mindestens ebenso unsympathischen Amerika. Ich sage nicht, dass es die Amerikaner waren - aber wenn nur ein bisschen nachdenkt, dann wird einem sehr schnell klar, dass so ein solcher Mord von auch von den ""eigenen"" Leuten zu politischen Zwecken durchgeführt worden sein kann. Und die haben dann noch entsprechende Einfluss-Möglichkeiten auf heimische Medien, die (mit entsprechenden (Falsch-)Informationen und Spekulationen munitioniert natürlich auf das politische Ziel feuern. Natürlich können das aber auch die Russen gewesen sein - nur muss man sich klar darüber sein, dass Russland gerade für jede Schandtat verantwortlich gemacht und an den medialen Pranger gestellt wird, was man z.B. bei den Amerikanern oder Briten als lässliche Sünde oder sogar offen als ""Morden für die Freiheit"" durch gehen lässt. Erst vor ein paar Tagen sickerte die Information durch, dass die USA offiziell zugegeben hat, illegal fremde Regierungen gestürzt zu haben - aber das war eben ""Kriminalität für Freiheit und Demokratie"". Und als Imperium darf man das halt .. Und wenn es diesen offenkundigen Bias gibt, dann muss man auch fragen, wer dafür verantwortlich ist. Und wenn man weiß, dass auf der Ebene beide Seiten skrupellos sind, dann ist es nicht nur dumm und lächerlich, einen der potentiellen Täter vor zu verurteilen - es ist fahrlässig und ggf. lässt man sich vor den Karren der falschen - der Täter-Partei - spannen. Und nur weil dann alle diese Meinungs-monopolistisch verbreitete Information glauben (müssen), bedeutet das noch lange nicht, dass sie wahr ist. War wird dann aber die Konsequenz, dass man Hass zwischen den Völkern sät - und diejenigen, die daraus einen Nutzen ziehen, DIE müsste man sich genauer ansehen. Aber DIE tun alles, um genau NICHT ins Rampenlicht der Wahrheitsfindung gezogen zu werden."</text:p>
          </table:table-cell>
          <table:table-cell office:value-type="string" calcext:value-type="string">
            <text:p>"To speculate on the level is ridiculous and unprofessional! The interest in driving a wedge between Russia and Europe is at least as strong a motive for such a political murder, as a low revenge of the Russian secret service: too easily jump the media about the stick and the more poisoned the relations with Russia, so The relations to an at least equally unsympathetic America are no alternative. I'm not saying that it was the Americans - but if you think about it for a moment, you realize very quickly that such a murder could have been committed by even ""your own"" people for political purposes. And then they have the appropriate influence on domestic media, which (with appropriate (false) information and speculation ammunition of course firing on the political goal of course, but of course, the Russians have been - but you have to be clear about That Russia is blamed for every act of deception and put on the media pillory, which is let's say that the Americans or the British are a venial sin or even openly ""kill for freedom."" Only a few days ago the information trickled through that the US has officially admitted overthrowing illegally foreign governments - but that was just ""crime for freedom and democracy."" And as an empire you can do that .. And if there's that obvious bias, then you have to ask, who is responsible for that, and knowing that on the level both sides are unscrupulous, it's not just stupid and ridiculous h, to convict one of the potential perpetrators - it is negligent and, if necessary, you are in front of the cart of the wrong - the perpetrator party - tension. And just because then all these monopolistic information beliefs (have to) believe that does not mean that it is true. But then the consequence is that one sows hatred between the peoples - and those who benefit from it, one would have to take a closer look. But they are doing everything to NOT be put in the limelight of finding the truth."</text:p>
          </table:table-cell>
          <table:table-cell office:value-type="string" calcext:value-type="string">
            <text:p>negative</text:p>
          </table:table-cell>
          <table:table-cell table:number-columns-repeated="1021"/>
        </table:table-row>
        <table:table-row table:style-name="ro43">
          <table:table-cell office:value-type="string" calcext:value-type="string">
            <text:p>"es ist schon etwas verwunderlich, dass die britische Regierung nach wenigen Tagen der Ermittlung bereits einen Schuldigen ausgemacht hat. Und natürlich ist der Schuldige, wie auch bei allen anderen Konflikten, Wladimir Putin. Und dies ohne Gerichtsverhandlung. Sind das die gleichen Beweise, wie der CIA den Irakkrieg gerechtfertigt hat?? Es unerträglich, dass ohne eine Gerichtsverhandlung bzw. ohne eine objektive Untersuchung der UN, wieder mal Russland dahinter stecken soll. Noch unerträglicher ist es, daß andere Länder wie Frankreich und leider auch mal wieder Deutschland, dieser Vorverurteilung blind folgt. Es ist sehr schwer vorstellbar, dass Russland so dumm ist, in einer Phase, in der auf die russische Regierung permanent Druck ausgeübt wird (Wirtschaftssanktionen, Olympia etc.), einen Doppelagenten, der sich in Rente befindet, auf britische Boden umbringen wollen. Und dies auch noch mit Gift, was nachweislich, aus sowjetischen Militärbeständen kommt. Der russische Geheimdienst hätte mit Sicherheit andere Methoden, einen Doppelagenten ohne Nervengift, was aus sowjetischen Miliärbeständen kommt, bei Seite zu schaffen. Und dann ist das Attentant auch noch so schlecht durchgeführt, daß die Opfer überleben und auch noch unschuldige Britische Zivilisten zu Schaden kommen. Dies spricht auch nicht für eine russische Geheimdienstoperation. Vielmehr ist klar zu erkennen, daß der Druck auf Russland von den USA und seinen Verbündeten erhöht werden soll. Dies mit dem Ziel, ein ""regime change"" auch in Russland anzuzetteln. Genauso wie dies nachweislich im Irak, Lybien, Syrien und der Ukraine geschehen ist. Und dies mit der Folge fon hundertausenden Toten und Millionen Flüchtlingen. Nur die USA täuschen sich. Russland ist nicht zu vergleichen mit den zuvor aufgeführten Ländern. Russland ist die zweitmächtigste Militärmacht der Welt, eine Atommacht. Zudem verfügt Russland über mächtige Verbündete wie China. Der Versuch Russland von außen zu destabilisieren und ein Regimewechsel zu erzeugen wird, sollte man dies weiterhin ernsthaft versuchen, in einen 3. Weltkrieg führen. Ich glaube das ist vielen Menschen, und leider auch Politikern nicht bewusst."</text:p>
          </table:table-cell>
          <table:table-cell office:value-type="string" calcext:value-type="string">
            <text:p>"It is a bit strange that the British Government has already identified a culprit after a few days of investigation. And of course the culprit, as in all other conflicts, is Vladimir Putin. And this without trial. Is this the same evidence as the CIA justified the Iraq war ?? It is unbearable that without a trial or without an objective investigation of the UN, once again Russia should be behind it. It is even more unbearable that other countries like France and, unfortunately, Germany again, blindly follow this prejudice. It is very difficult to imagine Russia being stupid enough to kill a retired double agent on British soil at a time when the Russian government is under constant pressure (economic sanctions, Olympics, etc.). And this also with poison, which demonstrably comes from Soviet military stocks. The Russian intelligence service would certainly have other methods to eliminate a double agent without nerve poison, which comes from Soviet military stocks. And then the assassin is so badly done that the victims survive and even innocent British civilians are harmed. This does not speak for a Russian intelligence operation. Rather, it is clear that pressure on Russia should be increased by the US and its allies. This with the aim to initiate a ""regime change"" in Russia as well. Just as it has been proven in Iraq, Libya, Syria and Ukraine. And this with the consequence of hundreds of thousands of dead and millions of refugees. Only the US is wrong. Russia is not comparable to the countries listed above. Russia is the second most powerful military power in the world, a nuclear power. In addition, Russia has powerful allies such as China. The attempt to destabilize Russia from the outside and to create a regime change, if it continues to try seriously, will lead to a 3rd World War. I think that is a lot of people, and unfortunately also politicians not aware."</text:p>
          </table:table-cell>
          <table:table-cell office:value-type="string" calcext:value-type="string">
            <text:p>negative</text:p>
          </table:table-cell>
          <table:table-cell table:number-columns-repeated="1021"/>
        </table:table-row>
        <table:table-row table:style-name="ro42">
          <table:table-cell office:value-type="string" calcext:value-type="string">
            <text:p>Immer wieder kurios, dass bei jeder neuen russischen Trickserei die USA-Irak-Nummer aus der Mottenkiste gezogen wird. Das Problem ist aber, dass Russland nur noch trickst und selbst nach dem Vorliegen handfester Beweise leugnet dass sich die Balken biegen. Krim-Annexion, Ukrainekonflikt, Syrien, Doping: Alles angeblich immer nur missgünstiges Russen-Bashing. Das einzige Argument, dass nicht Russlands Mächtige hinter dem Giftattentat stecken ist die Eindeutigkeit der Spur. Insinuiert wird, so dumm könne ja niemand sein. De facto ist diese Eindeutigkeit eine offene Drohung. Und da es nur einen Produzent dieses Giftes gibt, ist die von GB gezogene Schlussfolgerung konsistent. Es gibt kein alternatives Szenario. So verspielt man den Rest Glaubwürdigkeit. Die Art und Weise, wie der Westen die Kurden im Stich lässt, ist übrigens ebenfalls ein Glaubwürdigkeitsdesaster. Nur rechtfertigt nicht ein Fehlverhalten das andere. Allerdings frage ich mich, weshalb im SPON und andernorts über die Situation in Afrin fast nichts berichtet wird. Da wird mit zweierlei Maß gemessen.</text:p>
          </table:table-cell>
          <table:table-cell office:value-type="string" calcext:value-type="string">
            <text:p>Again and again curious that with each new Russian trickery the USA Iraq number is drawn from the moth box. The problem is that Russia is only tricky and denies even after the existence of strong evidence that the beams are bending. Crimean annexation, Ukraine conflict, Syria, doping: All allegedly always only unfavorable Russians bashing. The only argument that is not Russia's powerful behind the poison bombing is the uniqueness of the track. No one is that stupid. In fact, this uniqueness is an open threat. And since there is only one producer of this poison, the conclusion drawn by GB is consistent. There is no alternative scenario. So you play the rest credibility. Incidentally, the way the West abandons the Kurds is also a credibility disaster. Only one wrongdoing does not justify the other. However, I wonder why almost nothing is reported in SPON and elsewhere about the situation in Afrin. There is two different measures.</text:p>
          </table:table-cell>
          <table:table-cell office:value-type="string" calcext:value-type="string">
            <text:p>negative</text:p>
          </table:table-cell>
          <table:table-cell table:number-columns-repeated="1021"/>
        </table:table-row>
        <table:table-row table:style-name="ro18">
          <table:table-cell office:value-type="string" calcext:value-type="string">
            <text:p>Man merkt schon, dass sein Großvater sein Geld mit dem Betrieb von Bordellen machte. Donald Trump verhält sich diesem Milieu entsprechend. Hinzu kommt, dass er offensichtlich dumm und jähzornig ist - das sind denkbar schlechte Charaktereigenschaften für den Oberbefehlshaber der US-Streitkräfte. Ich gehe davon aus, dass das US-Militär und die US-Dienste wissen, welch einen Blindgänger sie im weißen Haus sitzen haben. Bin mal gespannt, wann und wie sie das Ding entschärfen.</text:p>
          </table:table-cell>
          <table:table-cell office:value-type="string" calcext:value-type="string">
            <text:p>You can already tell that his grandfather made his money with the operation of brothels. Donald Trump behaves in accordance with this milieu. In addition, he is obviously stupid and irascible - that are conceivable bad character traits for the commander in chief of the US armed forces. I'm assuming that the US military and US services know what kind of duds they have in the White House. I'm curious when and how to defuse the thing.</text:p>
          </table:table-cell>
          <table:table-cell office:value-type="string" calcext:value-type="string">
            <text:p>negative</text:p>
          </table:table-cell>
          <table:table-cell table:number-columns-repeated="1021"/>
        </table:table-row>
        <table:table-row table:style-name="ro29">
          <table:table-cell office:value-type="string" calcext:value-type="string">
            <text:p>Strohdumm ist er nicht, aber skrupellos, durchtrieben und gerissen und deshalb eine Gefahr für die Welt. Es gibt die Chance, dass seine Parteifreunde ihn aus dem Verkehr ziehen, wenn sie befürchten müssen, wegen seiner unüberlegten Rundumschläge und deren Folgen in ihren Wahlkreisen ihre Mandate zu verlieren. Noch fast 3 Jahre Trump? Das hält die Welt kaum aus.</text:p>
          </table:table-cell>
          <table:table-cell office:value-type="string" calcext:value-type="string">
            <text:p>He is not stupid, but unscrupulous, cunning and cunning and therefore a danger to the world. There is a chance that his party friends will put him out of circulation if they fear losing their mandates because of his ill-considered turn-arounds and their consequences in their constituencies. Almost 3 years Trump? That's hardly enough for the world.</text:p>
          </table:table-cell>
          <table:table-cell office:value-type="string" calcext:value-type="string">
            <text:p>negative</text:p>
          </table:table-cell>
          <table:table-cell table:number-columns-repeated="1021"/>
        </table:table-row>
        <table:table-row table:style-name="ro4">
          <table:table-cell office:value-type="string" calcext:value-type="string">
            <text:p>Trump interessieren Fakten nicht. Vermutlich hat er gelernt, das Unwissen als Fakten rauszuposaunen immer gerne akzeptiert wird. Dazu ist es natürlich mühselig irgendwelche Fakten zu recherchieren. Ansonsten macht er reaktionäre Politik vermischt mit dem Umsetzen der Stammtischpolitik, mit der er seine Wahlwerbung gemacht hat. Ich schätze die Schutzzollnummer zieht er sogar besseres Wissen durch. Nur für seine schwerdummen Wähler (also den White Scum, es gibt sicher auch Leute die ihn wählen, weil sie von ihm profitieren. Die sind dann nicht dumm sondern nur skrupellos).</text:p>
          </table:table-cell>
          <table:table-cell office:value-type="string" calcext:value-type="string">
            <text:p>Trump does not care facts. Presumably he has learned to trivialize the ignorance as facts always gladly accepted. It is of course laborious to research any facts. Otherwise, he mixes reactionary politics with the implementation of the Stammtisch policy with which he made his election campaign. I appreciate the protective customs number, he even goes through better knowledge. Only for his heavy-handed voters (the White Scum, there are certainly people who choose him, because they benefit from him.) They are not stupid but only unscrupulous).</text:p>
          </table:table-cell>
          <table:table-cell office:value-type="string" calcext:value-type="string">
            <text:p>negative</text:p>
          </table:table-cell>
          <table:table-cell table:number-columns-repeated="1021"/>
        </table:table-row>
        <table:table-row table:style-name="ro12">
          <table:table-cell office:value-type="string" calcext:value-type="string">
            <text:p>Natürlich haben Sie recht. Die Amerikaner waren noch nie dumm genug, sich von jemandem über den Tisch ziehen zu lassen. Es ist alles fein austariert. Trump wütet darin herum wie der sprichwörtliche Elefant und zerstört das System. Die EU, namentlich Deutschland, sollte sich nicht davon beeindrucken lassen. Es gibt gute Gründe, warum bestimmte US Lebensmittel vom EU-Markt ausgeschlossen sind.</text:p>
          </table:table-cell>
          <table:table-cell office:value-type="string" calcext:value-type="string">
            <text:p>Of course you are right. The Americans have never been stupid enough to let someone rip them off. Everything is finely balanced. Trump rages around in it like the proverbial elephant and destroys the system. The EU, especially Germany, should not be impressed. There are good reasons why certain US foods are excluded from the EU market.</text:p>
          </table:table-cell>
          <table:table-cell office:value-type="string" calcext:value-type="string">
            <text:p>negative</text:p>
          </table:table-cell>
          <table:table-cell table:number-columns-repeated="1021"/>
        </table:table-row>
        <table:table-row table:style-name="ro44">
          <table:table-cell office:value-type="string" calcext:value-type="string">
            <text:p>"Trump verkauft seinen Landsleuten das Märchen, die übrige Welt sei ""unfair"" und deshalb müsse man den ehrlichen amerikanischen Arbeiter davor durch protektionistische Einfuhrzölle schützen. Dieses ""Märchen"" ist aber nur wahr, soweit die ausländischen Konkurrenzprodukte durch Subventionen künstlich (also marktwidrig) verbilligt sind. Das ist aber bei einem Großteil der Weltmarktprodukte gerade nicht der Fall. Wenn die Lohnkosten in anderen Ländern niedriger sind, dann meist auch der Lebensstandard und die Lebenshaltungskosten. Wenn man das als ""unfair"" empfindet, sollte man daran arbeiten, dass in den ""Billigländern"" die Lohnkosten steigen (und damit auch der dortige Lebensstandard). Trump will aber vor allem diejenige amerikansiche Industrie schützen, die nicht mehr konkurrenzfähig auf dem Weltmarkt ist, weil sie entweder veraltet, unproduktiv oder schlicht qualitativ schlechter ist (z.B. amerikanische Autos). Diese Politik ist extrem dumm, denn sie verlängert künstlich ein Scheinleben dieser Industrie, welche dann in einen noch schnelleren und schrecklicheren Tod mündet. Marktwirtschaft (national wie international) verlangt stetig Anpassung und Wandel. Der muss durchaus auch schnell erfolgen. Das kann bestimmte Gesellschaftsschichten belasten. Der Staat kann es aber nicht verhindern, sondern nur nach Kräften daran mitwirken, dass der Wandel und die Anpassung sinnvoll gelingen. Die ""Protektionisten"" in den USA haben das definitiv nicht begriffen, die EU und China jedoch schon. Der Verlierer steht mithin schon fest: die USA."</text:p>
          </table:table-cell>
          <table:table-cell office:value-type="string" calcext:value-type="string">
            <text:p>"Trump sells his compatriots the fairy tale that the rest of the world is ""unfair"" and that is why one must protect the honest American worker from this by means of protectionist import tariffs. However, this ""fairy tale"" is only true if foreign competing products are cheapened by subsidies artificially (ie contrary to the market). But that is not the case with a large part of world market products. When labor costs are lower in other countries, then usually the standard of living and the cost of living. If one feels that this is ""unfair"", one should work to increase the labor costs in the ""cheap countries"" (and thus also the living standard there). Above all, Trump wants to protect the American industry that is no longer competitive on the world market because it is either outdated, unproductive or simply of lower quality (for example, American cars). This policy is extremely stupid, because it artificially prolongs an illusory life of this industry, which then leads to an even faster and more terrible death. Market economy (national and international) requires constant adjustment and change. It must be done quickly. This can burden certain social classes. But the state can not prevent it, but can only do its utmost to ensure that change and adaptation succeed in a meaningful way. The ""protectionists"" in the US have definitely not understood that, but the EU and China already. The loser is therefore already fixed: the USA."</text:p>
          </table:table-cell>
          <table:table-cell office:value-type="string" calcext:value-type="string">
            <text:p>negative</text:p>
          </table:table-cell>
          <table:table-cell table:number-columns-repeated="1021"/>
        </table:table-row>
        <table:table-row table:style-name="ro22">
          <table:table-cell office:value-type="string" calcext:value-type="string">
            <text:p>Ja das ist das Problem - die Stahlindustrie wurde in den USA zerstört und Trump will sie wiederbeleben. Das es dafür intelligentere Wege gibt als Strafzölle ... muss man ihm vielleicht noch erklären. Die USA stehen eigentlich am Scheideweg zur reinen Dienstleistungsökonomie - und das ist dumm. In dem Land ist Platz und Bedarf für beides - nur das eben die ach so hippen digitalen Industrien und Dienstleister den Vorrang bekommen haben, auch unter den Demokraten. Trump hat im Prinzip Recht: Die Industrien in den USA müssen dringend aufgebaut werden. Das Problem ist: Er ist nicht der richtige Präsident dafür.</text:p>
          </table:table-cell>
          <table:table-cell office:value-type="string" calcext:value-type="string">
            <text:p>Yes that's the problem - the steel industry was destroyed in the US and Trump wants to revive it. That there are smarter ways than punitive tariffs ... you have to explain to him maybe. The US is actually at a crossroads to the pure service economy - and that's stupid. There is room and need for both in the country - only the oh-so-hip digital industries and service providers have come first, even among the Democrats. Trump is right in principle: The industries in the US need urgent development. The problem is, he is not the right president for it.</text:p>
          </table:table-cell>
          <table:table-cell office:value-type="string" calcext:value-type="string">
            <text:p>negative</text:p>
          </table:table-cell>
          <table:table-cell table:number-columns-repeated="1021"/>
        </table:table-row>
        <table:table-row table:style-name="ro20">
          <table:table-cell office:value-type="string" calcext:value-type="string">
            <text:p>"""Moderne"" Industrien (Apple, Google, Facebook etc.) verdienen sich dumm und dämlich. Darben tut nur die klassische Schwerindustrie. Das hatten wir bei uns auch, allerdings schon vor Jahrzehnten. Daraufhin wurden nicht etwa die alten Indistrien gepampert, sondern es wurde versucht, modernere Branchen zu pushen. Was ja auch weitgehend gelungen ist. Man muss sich ja nur mal das Ruhrgebiet anschauen... Das ginge auch in den USA, wenn sie von jemandem gelenkt würden, der Weitsicht hat und über den Tellerrand hinausschaut. Aber Trump ist leider zu ungebildet dafür und dazu noch beratungsresistent. Zölle retten die veralteten Industrien nicht. Sie verlangsamen den Niedergang und machen ihn exorbitant teuer."</text:p>
          </table:table-cell>
          <table:table-cell office:value-type="string" calcext:value-type="string">
            <text:p>"""Modern"" industries (Apple, Google, Facebook, etc.) are stupid and stupid. Darben only does the classic heavy industry. We had that with us too, but decades ago. As a result, it was not the old Indistrians who were pampered, but an attempt was made to push more modern industries. Which is also largely successful. You just have to look at the Ruhr area ... that would work in the US, too, if it were managed by someone who has foresight and looks outside the box. But Trump is unfortunately too uneducated for that and also advice-resistant. Customs do not save the obsolete industries. They slow down the decline and make it exorbitantly expensive."</text:p>
          </table:table-cell>
          <table:table-cell office:value-type="string" calcext:value-type="string">
            <text:p>negative</text:p>
          </table:table-cell>
          <table:table-cell table:number-columns-repeated="1021"/>
        </table:table-row>
        <table:table-row table:style-name="ro45">
          <table:table-cell office:value-type="string" calcext:value-type="string">
            <text:p>Ein Wirtschaftsmodel, was von US-Amerika mit der Kanonenbootpolitik eingeführt wurde, wo Trump viele Zusagen nicht mehr einhalten will, wo die Akteure inzwischen erkennen mussten, das sie mit den Geschäftspartner nicht mehr mithalten können, das wird jetzt von Ihnen und von den US-Amis als unfair bezeichnet!? Warum? Zu dumm, kein Verhandlungsgeschick, zu hoher Lohn, schlechtes Material oder Werkzeug? Oder sind die Kriege einfach zu teuer? Immerhin haben Sie nochmal das Thema Nato erwähnt. Aber wenn die Amis so gerne Krieg spielen, warum nicht. Bloß das wir jedes Mal wie beim desert storm die Rechnung begleichen sollen, das wollen wir mal schnell vergessen. Auch das Thema Diesel wollen wir schnell mal vergessen, wo ein Land Fahrzeuge zulässt die extra viel Ruß in die Luft blasen, aber die ausländischen Firmen, die man die Gewinne so gerne wegnehmen möchte, werden extra mit viel Strafe belegt. Eigentlich sehr einseitig, da die EU nicht solch hohe Strafen, geschuldet wahrscheinlich durch die US-Amis, nicht zulässt. Immerhin haben die US-Staaten die EU gedroht, falls die US-Firmen mehr als diese Dumpingsteuern aus Irland bezahlen sollten. Das wollen wir nicht vergessen!</text:p>
          </table:table-cell>
          <table:table-cell office:value-type="string" calcext:value-type="string">
            <text:p>An economic model, which was introduced by US gunboat policy, where Trump no longer wants to keep many promises, where the players have since realized that they can no longer keep up with the business partners, that is now being discussed by you and the US Amis called unfair? Why? Too stupid, no negotiation skills, too high a wage, bad material or tools? Or are the wars just too expensive? After all, you mentioned the topic of NATO again. But if the Americans like to play war so much, why not? Just that every time we like the desert storm ?? to pay the bill, let's quickly forget that. We also want to quickly forget the subject of diesel, where a country allows vehicles that blow up extra soot, but the foreign companies, which would like to take away the profits so much extra punishable. Actually very one-sided, since the EU does not allow such high penalties, probably due to the US-Americans, does not allow. After all, the US states have threatened the EU, if the US companies should pay more than these dumping taxes from Ireland. We do not want to forget that!</text:p>
          </table:table-cell>
          <table:table-cell office:value-type="string" calcext:value-type="string">
            <text:p>negative</text:p>
          </table:table-cell>
          <table:table-cell table:number-columns-repeated="1021"/>
        </table:table-row>
        <table:table-row table:style-name="ro36">
          <table:table-cell office:value-type="string" calcext:value-type="string">
            <text:p>1) Wer sonst ? Schulz wollte nicht mehr. 2) Klar. Irgendwo kommen die 90% Zustimmung der Koalition ja her. Ich hätte es auch lächerlich gefunden , wenn ein anderes Ergebnis herausgekommen wäre. Vor einem Jahr hat das bereits jeder gewusst und Gabriel wohlweislich den Schulz geopfert. 3) Das ärgert mich immer wieder. Die Torheit der Merkel-Gegner. Die Frau hat in den 20 Jahren , in denen die SPD ihre Stimmen halbiert hat, knapp 2% an Wählerstimmen verloren , absolut sogar mehr Stimmen bekommen als zum Ende der vorigen Groko. Wie dumm muss man denn sein nicht zu kapieren , dass mit diesem Personal Merkel in Wahlen nicht zu schlagen ist ? Die war nur zuj stürzen , solange die Mehrheiten da waren . Jederzeit hätten Münte, Beck, Gabriel oder Schulz Merkel stürzen können und den Söders, Steinbachs,Lindmanns und Bosbachs zum Fraß vorwerfen . Die Feiglinge haben allesam t gekniffen und noch jetzt argumentieren Leute mit Wahleergebnissen , die längst Geschichte sind. Politische Kastraten . Das Problem sind nicht die CDU-Stimmen , das Problem ist die politische Unfähigkeit der Merkel-Gegner. 4) Blödsinn. Die Wahlergebnisse sind seit einem halben Jahr bekannt . Es gab gar keinen anderen Kanzlervorschlag und die Mehrheit zum konstruktiven Mißtrauensvotum ist perdu. Ägerlich , aber so ist halt eine lebendige Demokratie. Nachlkarten gilt nicht.</text:p>
          </table:table-cell>
          <table:table-cell office:value-type="string" calcext:value-type="string">
            <text:p>1) Who else? Schulz did not want anymore. 2) Sure. The 90% approval of the coalition comes from somewhere. I would have thought it ridiculous if a different result had come out. A year ago, everyone knew that and Gabriel wisely sacrificed Schulz. 3) That annoys me again and again. The folly of the Merkel opponents. In the 20 years in which the SPD has halved its votes, the woman has lost just under 2% of the votes, and has even received more votes than at the end of the previous Groko. How stupid do you have to be not to understand that with this staff Merkel can not be beaten in elections? That was only to fall as long as the majorities were there. Münte, Beck, Gabriel or Schulz could have overthrown Merkel at any time and blamed the Söders, Steinbachs, Lindmanns and Bosbachs for food. The cowards have stifled everything and even now people are arguing with election results that have long been history. Political castrati. The problem is not the CDU votes, the problem is the political incompetence of Merkel opponents. 4) nonsense. The election results have been known for half a year. There was no other proposal from the Chancellor and the majority for the constructive vote of no confidence is perdu. Bad, but that's just a living democracy. Nachlkarten does not apply.</text:p>
          </table:table-cell>
          <table:table-cell office:value-type="string" calcext:value-type="string">
            <text:p>negative</text:p>
          </table:table-cell>
          <table:table-cell table:number-columns-repeated="1021"/>
        </table:table-row>
        <table:table-row table:style-name="ro46">
          <table:table-cell office:value-type="string" calcext:value-type="string">
            <text:p>"Das ist eine reichlich komische Geschichte. Leider beschränkt sich auch der Spiegel auch hier mal wieder auf das übliche Politikergeschwurbel, oberflächliche Schuldzuweisungen etc. anstatt mal ein wenig zu recherchieren. Dann hätte er nämlich mit ein paar Fakten aufwarten können und in Folge dessen zumindest kritisch hinterfragen können. Beispiel gefällig? Skripal hat - im Gegensatz zu anderen russischen Ex-Agenten, die Anschlägen zum Opfer fielen - unter seinem echten Namen in Großbritannien gelebt. Ein Indiz dafür, dass weder er noch der britische Geheimdienst Angst vor den Russen hatte. Dazu passt auch die unbewiesene Aussage, dass Skripal für die Russen nicht von sonderlich großem Interesse gewesen sei. Hätte Putin Skripal gern tot gesehen, so hätte er 2006 nach russischem Recht ganz legal die Möglichkeit gehabt, ihn hinrichten zu lassen. Hat er aber nicht getan. Außerdem: Warum hätte Russland ausgerechnet DIESEN Weg, Skripal umzubringen wählen sollen, wenn die Spur danach SO offensichtlich und ausschließlich nach Russland führt? So dumm sind selbst die Russen nicht. Skripal hat sich ein Haus in GB in der Gegend von Salisbury gekauft. 200.000 Pfund hat er in bar bezahlt. Das ist auch in GB zumindest sehr ungewöhnlich. In Deutschland hätte das schnellstens das Finanzamt auf den Plan gerufen mit dem Verdacht auf Geldwäsche. Ein weiteres delikates Detail: Nur 5km vom Wohnort entfernt befindet sich eines von zwei ABC-Abwehrzentren Großbritanniens. Auch in der Nähe des zweiten ABC-Abwehrzentrums hat Skripal bereits gelebt. Hat Skripal etwa weiter für die Russen gearbeitet? Oder gar für den MI6? War er weiter Doppelagent? Ist er Opfer ehemaliger russischer KGBler geworden, die Verräter jagen? Wurde er von britischen Spionen als immer noch aktiver russischer Spion enttarnt und mit vergiftet, um eine falsche Spur zu legen? Oder waren die Russen einfach nur so doof und haben gesagt: ""Der muss weg, nehmt das Gift, das offiziell nur wir haben, damit auch alle wissen, wer es war"".? Da gibt es so viele Feinheiten, die überhaupt nicht zusammen passen. Werden hier verschaukelt ohne Ende und der Spiegel macht mit oder fällt zumindest drauf herein. Die Wahrheit werden wir wohl nie erfahren, aber die billige Geschichte, die uns hier präsentiert wird, ist nichts als Stimmungsmache, die jeglicher Grundlage entbehrt."</text:p>
          </table:table-cell>
          <table:table-cell office:value-type="string" calcext:value-type="string">
            <text:p>"That's a funny story. Unfortunately, the mirror is again limited to the usual politician crank, superficial finger-pointing, etc. instead of doing a little research. Then he could have come up with a few facts and, as a result, could at least critically question them. Example complacent? Skripal has lived under his real name in the UK, unlike other Russian ex-agents who fell victim to attacks. An indication that neither he nor the British secret service was afraid of the Russians. This fits in with the unproven statement that Skripal was not of great interest to the Russians. If Putin Skripal had liked to see him dead, he would have had the legal right to have him executed in 2006 under Russian law. He did not do that. Besides, why would Russia have chosen THIS way to kill Skripal if the trail leads SO obviously and exclusively to Russia? Even the Russians are not that stupid. Skripal has bought a house in the UK in the Salisbury area. He paid 200,000 pounds in cash. This is at least very unusual in the UK. In Germany, this would have promptly brought the tax office on the scene with the suspicion of money laundering. Another fine detail: Just 5km from the residence is one of two ABC defense centers in the UK. Skripal has also lived near the second ABC Defense Center. Did Skripal continue to work for the Russians? Or even for the MI6? Was he still a double agent? Has he become the victim of former Russian KGBLs who hunt traitors? Was he exposed by British spies as a still active Russian spy and poisoned to set the wrong track? Or were the Russians just so stupid and said: ""He has to get away, take the poison, which officially only we have, so that everyone knows who it was"".? There are so many subtleties that do not fit together at all. Get rocked here without end and the mirror joins in or at least drops in on it. We probably will never know the truth, but the cheap story presented to us here is nothing but sentimentalism that lacks any foundation."</text:p>
          </table:table-cell>
          <table:table-cell office:value-type="string" calcext:value-type="string">
            <text:p>negative</text:p>
          </table:table-cell>
          <table:table-cell table:number-columns-repeated="1021"/>
        </table:table-row>
        <table:table-row table:style-name="ro26">
          <table:table-cell office:value-type="string" calcext:value-type="string">
            <text:p>"Mit diesem Artikel habt Ihr Euch nicht mit Ruhm bekleckert sondern Euch geschadet! Warum? In der Arte-Sendung von Peter Hahne, der konstatiert, die Medien verlieren immer mehr an Glaubwürdigkeit, unterhält er sich mit einem der führenden Medienwissenschaftler Prof. Norbert Bolz von der TU Berlin. Bolz erläutert seine wissenschaftlichen Erkenntnisse zu den Medien folgendermaßen: ""Die Medien verschweigen, klären nicht über die Wirklichkeit auf, die Bürger werden für dumm verkauft bzw dumm gehalten"". Bolz sagt weiter: ""Lügenpresse ist eine unzutreffende Verkürzung, ich möchte fast sagen, es ist noch viel schlimmer, sie verschweigen, sie tun nicht das, was man von ihnen erwartet, nämlich aufzuklären über die Wirklichkeit."" Auf o.g. Artikel trifft die Kritik von Bolz voll zu, was leicht nachzuweisen ist. Wer nicht infantil oder blauäugig ist, der weiß, in Mossul, Rakka, Aleppo und Ost-Ghuta herrschten bzw herrschen die Nachfolgeorganisationen vom IS und Al Nusra, also islamistische Halsabschneider. Sie benutzen überall Zivilisten als lebende Schutzschilder, verlegten ihre Befehls-und Abschußbasen bewußt in Wohngebiete und beschießen von dort das Zentrum von Damaskus. Dies wurde von vielen unserer Medien nachgewiesen, auch von SPON bestätigt. Unsere Medien informierten sogar, daß man einen beträchtlichen Teil dieser islamistischen Terroristen aus Mossul in Richtung Syrien abziehen ließ! All das wird im Artikel verschwiegen, der Artikel diffamiert diejenigen, die gegen Terroristen kämpfen, während im Spiegel die Kämpfer gegen dieselben Terroristen in Mossul als Befreier gefeiert wurden."</text:p>
          </table:table-cell>
          <table:table-cell office:value-type="string" calcext:value-type="string">
            <text:p>"With this article, you have not messed with fame but harmed you! Why? In the Arte program by Peter Hahne, who states that the media is losing more and more credibility, he is talking to one of the leading media scientists Prof. Norbert Bolz from the TU Berlin. Bolz explains his scientific findings on the media as follows: ""The media are silent, do not clarify the reality, the citizens are sold or stupid stupid"". Bolz goes on to say: ""The lies press is an inaccurate shortening, I would almost say that it is even worse, they are silent, they are not doing what you expect them to do, clarifying the realities."" On o.g. Article fully meets the criticism of Bolz, which is easy to prove. Who is not infantile or blue-eyed, who knows, in Mosul, Rakka, Aleppo and East Ghuta ruled or rule the successor organizations of the IS and Al Nusra, so Islamist cutthroats. They use civilians everywhere as living shields, deliberately moving their command and launch bases into residential areas and bombarding the center of Damascus from there. This has been proven by many of our media, also confirmed by SPON. Our media even informed that a significant portion of these Islamist terrorists were being pulled from Mosul to Syria! All this is concealed in the article, the article defames those who fight against terrorists, while in the mirror the fighters against the same terrorists in Mosul were celebrated as liberators."</text:p>
          </table:table-cell>
          <table:table-cell office:value-type="string" calcext:value-type="string">
            <text:p>negative</text:p>
          </table:table-cell>
          <table:table-cell table:number-columns-repeated="1021"/>
        </table:table-row>
        <table:table-row table:style-name="ro27">
          <table:table-cell office:value-type="string" calcext:value-type="string">
            <text:p>Wie dummdreist muss May bitte sein so eine krasse Lüge so offen zu propagieren, OBWOHL Lawrov bereits gestern in alle Kammeras dieser Welt sagte, Russland werde Kooperieren sobald es Ermittlungseinsicht sowie eine Probe des Giftstoffs zur Analyse bekommt, was May sofort ablehnte.</text:p>
          </table:table-cell>
          <table:table-cell office:value-type="string" calcext:value-type="string">
            <text:p>How stupid must May be to propagate such a blatant lie so openly, even though Lawrov said yesterday in all the Kammeras in the world, Russia would cooperate as soon as it gets investigation insight and a sample of the toxin for analysis, which May immediately refused.</text:p>
          </table:table-cell>
          <table:table-cell office:value-type="string" calcext:value-type="string">
            <text:p>negative</text:p>
          </table:table-cell>
          <table:table-cell table:number-columns-repeated="1021"/>
        </table:table-row>
        <table:table-row table:style-name="ro47">
          <table:table-cell office:value-type="string" calcext:value-type="string">
            <text:p>Es ist wie in einem Low-Budge-Film aus den 50ern.. Die Russen sind mal wieder die Bösen... Warum sollten die Russen, wenn sie vorgehabt hätten, einen Abtrünnigen zu beseitigen, dazu ausgerechnet ein Nervengift verwenden, das in der SU hergestellt wurde? So dumm sind nicht einmal die Russen. Aber offensichtlich die Briten. Es gibt nicht einen stichhaltigen Beweis, dass Moskau dahinter steckt. Trotzdem riskiert die dumme Pute in der Downingsstreet die Eskalation der ohnehin schwierigen Beziehungen zu Russland. Ich wette drei Kästen Bier und eine Aldi-Tüte voll Hosenträger, dass hinter diesem Attentat ein Geheimdienst steckt, der gern möchte, dass jeder glaubt, Russland stecke dahinter. In einer Phase, da die Briten sich gerade von Westeuropa lösen, legt offensichtlich jemand anders Wert darauf, dass GB sich auf keinen Fall in irgendeiner Weise Russland annähern könnte. Wenn ich mal tippe, die CIA könnte dahinterstecken, bin ich wohl schon ziemlich dicht dran. Und wahrscheinlich weiß man das längst in London, aber das kann man öffentlich natürlich nicht zugeben - die Russen als Feindbild, daran ist man ja gewöhnt, das geht immer... So dämlich.... aber es lenkt für ein paar Tage von anderen Problemen ab, die Theresa May in ihrem Land hat. Aber hatte sie nicht auch wegen der verkorksten Brexitverhandlungen ein Glaubwürdigkeitsproblem? Warum also soll sie jetzt die Wahrheit sagen, wenn sie behauptet, Russland stecke hinter dem Anschlag auf einen unbedeutenden Agenten-Aussteiger.</text:p>
          </table:table-cell>
          <table:table-cell office:value-type="string" calcext:value-type="string">
            <text:p>It's like a 1950s low-budget movie. The Russians are the bad guys again ... Why should the Russians, if they had intended to eliminate a renegade, use a neurotoxin in the SU? was produced? Not even the Russians are that stupid. But obviously the British. There is no solid proof that Moscow is behind it. Nevertheless, the stupid turkey in the Downingsstreet risked the escalation of the already difficult relations with Russia. I bet three boxes of beer and an Aldi bag full of suspenders that behind this assassination there is a secret service, who would like everyone to believe that Russia is behind it. At a time when the British are moving away from Western Europe, it seems obvious that someone else wants GB not to approach Russia in any way. If I type, the CIA could be behind it, I'm pretty close. And you probably already know that in London, but of course you can not admit that publicly - the Russians as an enemy image, you're used to that, it's always ... so stupid .... but it distracts from others for a few days Problems that Theresa May has in her country. But did not she have a credibility problem because of the botched Brexit negotiations? So why tell her the truth now, if she claims that Russia is behind the attack on an insignificant agent drop-out.</text:p>
          </table:table-cell>
          <table:table-cell office:value-type="string" calcext:value-type="string">
            <text:p>negative</text:p>
          </table:table-cell>
          <table:table-cell table:number-columns-repeated="1021"/>
        </table:table-row>
        <table:table-row table:style-name="ro16">
          <table:table-cell office:value-type="string" calcext:value-type="string">
            <text:p>Wenn ich einen Mord begehe, dann bin ich nicht so dumm, dabei eine Waffe zu benutzen, die explizied auf mich hinweist. Eher würde ich eine Waffe verwenden, die von mir weg und auf Andere weist, denen ich vielleicht eins auswischen will. Aber vielleicht denkt man in Spionage und Politik um mehr Ecken herum, als ich es normalerweise tue.</text:p>
          </table:table-cell>
          <table:table-cell office:value-type="string" calcext:value-type="string">
            <text:p>If I commit a murder, then I'm not stupid enough to use a weapon that explicitly points out to me. Rather, I would use a weapon that points away from me and at others, whom I may want to wipe out one. But maybe you think about espionage and politics around more corners than I usually do.</text:p>
          </table:table-cell>
          <table:table-cell office:value-type="string" calcext:value-type="string">
            <text:p>negative</text:p>
          </table:table-cell>
          <table:table-cell table:number-columns-repeated="1021"/>
        </table:table-row>
        <table:table-row table:style-name="ro35">
          <table:table-cell office:value-type="string" calcext:value-type="string">
            <text:p>Die ganze Sache ist ja schiefgegangen. Jedenfalls so dumm das 1.beide Opfer noch am leben sind. 2. Ein Nervengift benutzt wurde dass speziell dazu entwickelt wurde unnachweisbar zu sein. Leider hat alte Sowjetware nur begrenzte Lagerzeit.</text:p>
          </table:table-cell>
          <table:table-cell office:value-type="string" calcext:value-type="string">
            <text:p>The whole thing went wrong. In any case, as stupid as the first two victims are still alive. 2. A neurotoxin was used that was specifically designed to be undetectable. Unfortunately, old Soviet wares only have limited storage time.</text:p>
          </table:table-cell>
          <table:table-cell office:value-type="string" calcext:value-type="string">
            <text:p>negative</text:p>
          </table:table-cell>
          <table:table-cell table:number-columns-repeated="1021"/>
        </table:table-row>
        <table:table-row table:style-name="ro12">
          <table:table-cell office:value-type="string" calcext:value-type="string">
            <text:p>Nehmen wir an, Russen wollten wirklich den Verräter umbringen. Es wäre sehr einfach mit einem britischen Messer ihn umbringen und dass alles als Raubmord aussehen lassen. Warum soooo kompliziert mit einem Gift, der noch in UK gebracht werden muss, mit einem komplizierten Einsatz des Giftes usw. Deshalb glaube ich den Britten nicht, dass es Russen waren. So dumm sind sie wirklich nicht.</text:p>
          </table:table-cell>
          <table:table-cell office:value-type="string" calcext:value-type="string">
            <text:p>Suppose Russians really wanted to kill the traitor. It would be very easy to kill him with a British knife and make everything look like robbery. Why soooo complicated with a poison that still needs to be brought in UK, with a complicated use of the poison, etc. That's why I do not believe the Brit that it was Russian. They are not that stupid.</text:p>
          </table:table-cell>
          <table:table-cell office:value-type="string" calcext:value-type="string">
            <text:p>negative</text:p>
          </table:table-cell>
          <table:table-cell table:number-columns-repeated="1021"/>
        </table:table-row>
        <table:table-row table:style-name="ro27">
          <table:table-cell office:value-type="string" calcext:value-type="string">
            <text:p>"Was aber Wladimir Wladimirowitsch Putin unterschätzt ist die Bereitschaft freier Menschen. Und da kann er auch einen Typen wie Trump als US-Präsidenten installieren um Zwietracht zu sähen - er wird letztendlich verlieren. Wir leider auch. Nennen wir es ""für die Menschheit dumm gelaufen"". Nicht ""unverdient"" ."</text:p>
          </table:table-cell>
          <table:table-cell office:value-type="string" calcext:value-type="string">
            <text:p>"What underestimates Vladimir Vladimirovich Putin is the willingness of free people. And then he can also install a guy like Trump as US president to sow discord - he will eventually lose. Unfortunately we too. Call it ""stupid for humanity"". Not ""undeserved""."</text:p>
          </table:table-cell>
          <table:table-cell office:value-type="string" calcext:value-type="string">
            <text:p>negative</text:p>
          </table:table-cell>
          <table:table-cell table:number-columns-repeated="1021"/>
        </table:table-row>
        <table:table-row table:style-name="ro14">
          <table:table-cell office:value-type="string" calcext:value-type="string">
            <text:p>Die gebildeten Schichten, welche die Tagespolitik verfolgen, haben eben festgestellt, dass Trumps Politik zum Großteil dem diagonal entgegengesetzt ist, was er dem Wähler versprochen hatte, Stichworte: den Sumpf austrocknen, das Establishment verjagen. Und wenn man Trumps Twitter-Schimpftiraden liest und seine ordinären Ausdrücke hört, so verliert das irgendwann endgültig seinen Unterhaltungswert und wirkt nur noch ermüdend dumm. Hinzu kommt das tägliche Chaos. Aber immerhin: Es waren trotzdem praktisch die Hälfte der Wähler, welche mit seiner Politik nach wie vor einverstanden ist. Für eine ausgewiesene Hochburg der GOP ist das natürlich bitter, sehr bitter. Wer weiß. Es gibt vielleicht einen Überraschungskandidaten bei den Vorwahlen der GOP. Vielleicht schafft Trump diesmal nicht einmal mehr die erste Hürde. Träumen darf man ja wohl noch</text:p>
          </table:table-cell>
          <table:table-cell office:value-type="string" calcext:value-type="string">
            <text:p>The educated layers following the daily politics have just stated that Trump's policy is largely diagonally opposite to what he had promised the voter, keywords: drying up the swamp, chasing away the establishment. And if you read Trump's Twitter taunts and hear his vulgar expressions, it eventually loses its entertainment value and only seems fatiguingly stupid. Add to that the daily chaos. But at least: It was still practically half of the voters, which still agrees with his policy. For a designated stronghold of the GOP this is of course bitter, very bitter. Who knows. There may be a surprise candidate in the primaries of the GOP. Maybe Trump will not even manage the first hurdle this time. One may still dream</text:p>
          </table:table-cell>
          <table:table-cell office:value-type="string" calcext:value-type="string">
            <text:p>negative</text:p>
          </table:table-cell>
          <table:table-cell table:number-columns-repeated="1021"/>
        </table:table-row>
        <table:table-row table:style-name="ro18">
          <table:table-cell office:value-type="string" calcext:value-type="string">
            <text:p>1. Pennsylvania ist EIN Staat der USA 2. Wer dumm genug ist, Trump einmal zu wählen, lässt sich vermutlich auch ein zweites Mal dazu überreden. 3. Krude, chauvinistische und rassistische Ressentiments lassen sich bei mäßiger bis schlechter ökonomischer Begleitmusik hervorragend verkaufen. Bis zu den mid-terms wird erkennbar sein, dass das Jobwunder noch auf sich warten lässt und die niederen Instinkte werden bestens bedient. Wir werden noch länger etwas von ihm haben als uns lieb ist.</text:p>
          </table:table-cell>
          <table:table-cell office:value-type="string" calcext:value-type="string">
            <text:p>1. Pennsylvania is a US state 2. Those who are stupid enough to vote for Trump can probably be persuaded to do so a second time. 3. Krude, chauvinistic and racist resentments can be excellently sold with moderate to bad economic background music. Until the mid-terms will be apparent that the job miracle is still coming and the lower instincts are served well. We will have something more from him than we would like.</text:p>
          </table:table-cell>
          <table:table-cell office:value-type="string" calcext:value-type="string">
            <text:p>negative</text:p>
          </table:table-cell>
          <table:table-cell table:number-columns-repeated="1021"/>
        </table:table-row>
        <table:table-row table:style-name="ro16">
          <table:table-cell office:value-type="string" calcext:value-type="string">
            <text:p>Das Interessante ist, dass die Demokraten gar nicht besonders argumentieren müssen. Trump ist - primitiv beschrieben -durchschaut als Sprücheklopfer, Lügner und Volksverdummer. Das Ansehen der USA ist im Ausland stark gesunken und ramponiert. Das haben die US-Bürger mitbekommen...ihr Präsident mit Sicherheit nicht.</text:p>
          </table:table-cell>
          <table:table-cell office:value-type="string" calcext:value-type="string">
            <text:p>The interesting thing is that the Democrats do not have to argue much. Trump is - primitively described - see through as a smackers, liars and Volksverdummer. The reputation of the US has fallen sharply abroad and battered. That's what the US citizens heard ... certainly not their president.</text:p>
          </table:table-cell>
          <table:table-cell office:value-type="string" calcext:value-type="string">
            <text:p>negative</text:p>
          </table:table-cell>
          <table:table-cell table:number-columns-repeated="1021"/>
        </table:table-row>
        <table:table-row table:style-name="ro48">
          <table:table-cell office:value-type="string" calcext:value-type="string">
            <text:p>Im Gegenteil: dumme Wähler sind genau das, was er braucht. Welcher intelligente Wähler würde ihn denn wählen? Wahlen abschaffen könnte ich mir bei ihm eher vorstellen. Vor allem, wenn sie nicht zu seiner Zufriedenheit ausfallen.</text:p>
          </table:table-cell>
          <table:table-cell office:value-type="string" calcext:value-type="string">
            <text:p>On the contrary, stupid voters are exactly what he needs. Which intelligent voter would choose him? I could rather imagine elections with him. Especially if they are not to his satisfaction.</text:p>
          </table:table-cell>
          <table:table-cell office:value-type="string" calcext:value-type="string">
            <text:p>negative</text:p>
          </table:table-cell>
          <table:table-cell table:number-columns-repeated="1021"/>
        </table:table-row>
        <table:table-row table:style-name="ro16">
          <table:table-cell office:value-type="string" calcext:value-type="string">
            <text:p>Ja, die Frau Nahles als Mischung aus Pippi-Langstrumpf und Supertante mit Röntgenblick, weiß selbstverständlich, was ihre SPD'ler 'geschlossen' gewählt haben (müssen!). Das ist entweder nur eine dummdreiste Behauptung oder es gab (wieder) eine 100%-Gehirnwäsche der SPD'ler - nach einer angeblich geheimen Wahl.</text:p>
          </table:table-cell>
          <table:table-cell office:value-type="string" calcext:value-type="string">
            <text:p>Yes, the woman Nahles as a mixture of Pippi Longstocking and Supertante with X-ray vision, of course knows what their SPD'ler 'closed' have chosen (must!). This is either just a stupid assertion or there was (again) a 100% brainwashing of the SPD'ler - after a supposedly secret election.</text:p>
          </table:table-cell>
          <table:table-cell office:value-type="string" calcext:value-type="string">
            <text:p>negative</text:p>
          </table:table-cell>
          <table:table-cell table:number-columns-repeated="1021"/>
        </table:table-row>
        <table:table-row table:style-name="ro45">
          <table:table-cell office:value-type="string" calcext:value-type="string">
            <text:p>"Am 18. März sind Wahlen in Russland. Wenn May, bisschen größenwahnsinnig, vielleicht noch im Trancezustand des ehemaligen Empires, hier Putin ein Ultimatum setzt, muss man schauen, welche Psychotherapie der Dame zu empfehlen ist? Weil: Will sie Putin zu noch mehr Wählerstimmen verhelfen? Hatte sie nicht just um ein Handelsabkommen mit Russland gebettelt? Warum hat Russland nicht Zugang zu den Gift-Proben erhalten? ""Wir fassen zusammen: 1. Russland soll einen Ex-Agenten umbringen wollen, den Russland jahrelang eingesperrt hatte und da auch deutlich unauffälliger hätte beseitigen können. 2. Russland verwendet ein Gift, das es NUR in Russland gibt und das hervorragend nachzuweisen ist und hinterlässt damit am Tatort einen dicken, fetten Neon-grellen Fingerabdruck als 'Bekennerschreiben'. 3. Russland ist darüber hinaus zu dumm das Ziel zu töten und zieht zudem noch 20 Unbeteiligte mit rein. 4. Aber der wichtigste Punkt: Russland macht das nicht irgendwann, Nein! Sondern ganz zufällig kurz vor der Präsidentschaftswahl und der Fußball-Weltmeisterschaft im eigenen Land um größtmögliche Aufmerksamkeit zu erlangen!"" http://uncut-news.ch/2018/03/13/auf-den-punkt-gebracht-2/"</text:p>
          </table:table-cell>
          <table:table-cell office:value-type="string" calcext:value-type="string">
            <text:p>"On March 18 are elections in Russia. If May, a bit megalomaniac, perhaps even in the trance of the former empire, Putin here an ultimatum, you have to look, which psychotherapy is recommended to the lady? Because: Will she help Putin to even more votes? Did not she just beg for a trade agreement with Russia? Why did not Russia get access to the poison samples? ""We summarize: 1. Russia should want to kill an ex-agent whom Russia had imprisoned for years and who could have eliminated it much more inconspicuously 2. Russia uses a poison that is ONLY available in Russia and that can be proven and left behind 3. Russia is also too stupid to kill the target and also pulls 20 inparents in. 4. But the most important point: Russia does not do that at some point, No, but quite by chance shortly before the presidential election and the World Cup in your own country to get the most attention possible! "" http://uncut-news.ch/2018/03/13/auf-den-punkt-gebracht-2/"</text:p>
          </table:table-cell>
          <table:table-cell office:value-type="string" calcext:value-type="string">
            <text:p>negative</text:p>
          </table:table-cell>
          <table:table-cell table:number-columns-repeated="1021"/>
        </table:table-row>
        <table:table-row table:style-name="ro12">
          <table:table-cell office:value-type="string" calcext:value-type="string">
            <text:p>Glaubt wirklich jemand, dass Russland dahinter steckt? Ich nicht. Das Ganze ist für mich eine Inszenierung um Russland zu Schaden. Putin ist vieles, aber sicher nicht dumm. Ich denke die Russen hätten sicher kein Nervengift verwendet, schon gar keines das sich rückverfolgen läßt. Nichts ist bewiesen, nichts ist geklärt, aber unsere Desaster Merkel mußte auch einen unqualifizierten Beitrag leisten. Es ist erschreckend.</text:p>
          </table:table-cell>
          <table:table-cell office:value-type="string" calcext:value-type="string">
            <text:p>Does anyone really believe that Russia is behind it? Not me. The whole thing is for me a staging of Russia to damage. Putin is a lot, but certainly not stupid. I think the Russians would certainly have used no nerve poison, certainly none that can be traced. Nothing is proven, nothing is clear, but our disaster Merkel had to make an unqualified contribution. It's scary.</text:p>
          </table:table-cell>
          <table:table-cell office:value-type="string" calcext:value-type="string">
            <text:p>negative</text:p>
          </table:table-cell>
          <table:table-cell table:number-columns-repeated="1021"/>
        </table:table-row>
        <table:table-row table:style-name="ro29">
          <table:table-cell office:value-type="string" calcext:value-type="string">
            <text:p>sie haben vergessen das als Ironie zu kennzeichnen. Oder ist das tatsächlich ihr ernst? Falls ja sollten sie sich schleunigst selbstständig machen mit ihrer Idee. Eröffnen sie einen Supermarkt und überreichen sie jedem Kunden am Eingang 100 Euro die der dann bei ihnen ausgeben darf. Sie werden in kürzester Zeit wahnsinnige Umsätze machen und sich dumm und dämlich verdienen.</text:p>
          </table:table-cell>
          <table:table-cell office:value-type="string" calcext:value-type="string">
            <text:p>they forgot to label that as ironic. Or is she really serious? If so, they should quickly start their own business with their idea. Open a supermarket and hand them over to each customer at the entrance 100 euros, which may then spend with them. You will make amazing sales in no time and earn stupid and stupid.</text:p>
          </table:table-cell>
          <table:table-cell office:value-type="string" calcext:value-type="string">
            <text:p>negative</text:p>
          </table:table-cell>
          <table:table-cell table:number-columns-repeated="1021"/>
        </table:table-row>
        <table:table-row table:style-name="ro49">
          <table:table-cell office:value-type="string" calcext:value-type="string">
            <text:p>"...sollte besser die Klappe halten denn ihre tief im Unterbewusstsein sitzenden Vorurteile und Komplexe gegenüber Russland wurden in den letzten Jahren immer offenkundiger. Gabriel hätte sich zum Abschied diesen 0815-Kommentar ersparen können denn er ist nur peinlich für einen deutschen Außenminister. Hier wird doch nur versucht den neuen Kalten Krieg immer mehr anzuheizen. Das ist politisch dumm und verantwortungslos. Bei der Untersuchung dieses tragischen Ereignisses -das ich sehr wohl als Verbrechen bezeichne- gibt es mehr offene Fragen wie Antworten. Nur anscheinend geht es nicht um Aufklärung sondern um das mittlerweile übliche Russland-Bashing. Das vergiftet zunehmend das politische Klima und birgt die Gefahr einer unkontrollierten Eskalation . Nehmt doch die Russen beim Wort. Gebt ihnen die verlangten Proben des Nervengiftes und verlangt Teilhabe an ihren Untersuchungsergebnissen. Warum denn keine Akteneinsicht? Sie steht in einem Rechtsstaat jedem Anwalt eines Angeklagten offen. Was spricht dagegen diesen Fall gemeinsam -GB+Russland- zu untersuchen? Geht es darum einen Popanz gegen die Russen aufzubauen um die WM zu ""boykotieren"" ? Ein billiges und durchsichtiges Manöver. Mit politischer Weisheit und zukunftsorientierter Politik hat das nichts zu tun. PS: Ich bin kein ""Putin""-Troll sondern ein ganz normaler deutscher Staatsbürger !"</text:p>
          </table:table-cell>
          <table:table-cell office:value-type="string" calcext:value-type="string">
            <text:p>"... better shut up because their deep-seated prejudices and complexes with Russia have become more and more obvious in recent years. Gabriel could have said goodbye to this 0815 comment because he is only embarrassing for a German Foreign Minister. Here is only trying to fuel the new Cold War more and more. That is politically stupid and irresponsible. In examining this tragic event-which I call a crime-there are more open questions like answers. Only apparently it is not about education but the now common Russia bashing. This is increasingly poisoning the political climate and entailing the danger of an uncontrolled escalation. Take the Russians at their word. Give them the required samples of the neurotoxin and demand participation in their examination results. Why not access to the file? In a constitutional state, it is open to any lawyer for a defendant. What speaks against this case together - GB + Russia - to investigate? Is it about building a fuss against the Russians to ""boycott"" the World Cup? A cheap and transparent maneuver. It has nothing to do with political wisdom and forward-looking politics. PS: I am not a ""Putin"" -Troll but a normal German citizen!"</text:p>
          </table:table-cell>
          <table:table-cell office:value-type="string" calcext:value-type="string">
            <text:p>negative</text:p>
          </table:table-cell>
          <table:table-cell table:number-columns-repeated="1021"/>
        </table:table-row>
        <table:table-row table:style-name="ro20">
          <table:table-cell office:value-type="string" calcext:value-type="string">
            <text:p>Wo sind denn diese Beweise? Direkt neben denen für die irakischen Massenvernichtungswaffen? Entsprechende Fabriken gab es allen möglichen Gebieten der ehemaligen UdSSR. Darüber hinaus ist die Mischung bekannt. Eine Untersuchung der Substanz wird von den Briten verweigert. Sorry: natürlich KÖNNTEN es die Russen gewesen sein, aber was auf dem Tisch liegt, das ist zu dünn. GERADE bei den Briten, denn denen ist mangels Aufarbeitung der o.g. Kriegshetze jederzeit wieder eine Lüge zuzutrauen. NATO &amp; Co. sind damals ja auch dumm bzw. als Komplizen nebenher gehechelt. Und die Masche mit dem außenpolitischen Krach in innenpolitisch schwierigen Zeiten ist jetzt auch nicht so neu.</text:p>
          </table:table-cell>
          <table:table-cell office:value-type="string" calcext:value-type="string">
            <text:p>Where are these proofs? Right next to those for the Iraqi weapons of mass destruction? Corresponding factories existed in all possible areas of the former USSR. In addition, the mixture is known. An investigation of the substance is denied by the British. Sorry: of course it could have been the Russians, but what's on the table is too thin. JUST with the British, because those are lack of work-up the o.g. War crimes at any time trust a lie again. At that time, NATO &amp; Co. are also stupid or as accomplices next to each other. And the scam with the foreign policy noise in difficult domestic political times is now not so new.</text:p>
          </table:table-cell>
          <table:table-cell office:value-type="string" calcext:value-type="string">
            <text:p>negative</text:p>
          </table:table-cell>
          <table:table-cell table:number-columns-repeated="1021"/>
        </table:table-row>
        <table:table-row table:style-name="ro21">
          <table:table-cell office:value-type="string" calcext:value-type="string">
            <text:p>"Was ist denn das für eine Wortwahl? Laut Duden hat das Wort ""küren"" folgende Bedeutung: [aus einer größeren Gruppe von Anwärtern] für einen Ehrenposten, Ehrentitel o. Ä. [aus]wählen - Beispiel: jemanden zum Sportler, zur Sportlerin des Jahres küren Nichts davon trifft auf eine zumindest theoretisch demokratische Wahl im Bundestag zu. Warum schreiben sie nicht gleich ""gekrönt"" zur Kanzlerin auf Lebenszeit - geht in China doch auch. Ich hoffe das man wenigstens den Fraktionszwang im ersten Wahlgang aufgehoben hat, damit das ""dumme"" Wahlvolk sehen kann wie beliebt die zu kürende Person real ist. Möge Sie scheitern (was nicht passieren wird, aber I have a dream!)"</text:p>
          </table:table-cell>
          <table:table-cell office:value-type="string" calcext:value-type="string">
            <text:p>"What is that for a choice of words? According to Duden, the word ""küren"" has the following meaning: [from a larger group of candidates] for a post of honor, honorary title or similar. [select] - Example: choose someone to be an athlete, athlete of the year None of this applies to an at least theoretically democratic election in the Bundestag. Why do not they write ""crowned"" Chancellor for life - but in China, too. I hope that you have at least lifted the fractional compulsion in the first ballot, so that the ""stupid"" voters can see how popular the person to be hired is real. May it fail (which will not happen, but I have a dream!)"</text:p>
          </table:table-cell>
          <table:table-cell office:value-type="string" calcext:value-type="string">
            <text:p>negative</text:p>
          </table:table-cell>
          <table:table-cell table:number-columns-repeated="1021"/>
        </table:table-row>
        <table:table-row table:style-name="ro50">
          <table:table-cell office:value-type="string" calcext:value-type="string">
            <text:p>Es stimmt, als Student hatte ich weniger zur Verfügung als heutzutage ein Empfänger von Harzt IV Leistungen. Von der Family gab es zwar nicht, aber da ich das vorher wusste, war ich Zeitsoldat und habe den größten Teil meines Soldes fürs Studium gespart. Auch konnte ich mir während des Studiums mit Jobs ein wenig dazu verdienen. Aber wen interessiert das? Interessant wäre es doch, zu wissen, was getan werden kann, damit Leute, die fertig mit dem Leben sind, wieder motiviert einer Beschäftigung nachgehen. Haben Sie da Vorschläge? Gem. Ihrem Post wäre es ja hilfreich, wenn diese Leute ein Studium aufnehmen würden. Hmm, vielleicht gar nicht mal so dumm. Da ich mich selbst schon um Empfänger von Hartz IV Leistungen gekümmert habe und mit denen auch beim Amt war, weiß ich dass von dort nun wirklich nichts zu erwarten ist. Im Gegenteil, das Amt bringt die Leute so sehr auf Linie, dass irgendwelche Papiere wichtig seien oder kuriose Maßnahmen, die lediglich der Sozial- und Betroffenheitsindustrie helfen, was bringen würden. Da ich schon einige Fälle wieder zu vernünftig bezahlten Jobs verholfen habe, stelle ich fest, dass folgende Maßnahmen viel mehr bringen: Man nehme den Leuten zunächst ihre Staatsgläubigkeit. Die Leute müssen erst einmal begreifen, dass das Amt es nicht richten wird, bevor sie ihr Schicksal wieder in die eigenen Hände nehmen. Leute, die gut darin sind, andere Leute in tolle Jobs zu bringen, arbeiten nicht beim Amt! Weiterhin frage man die Leute nach ihren Stärken (nein, damit meine ich nicht, was in irgendwelchen Papieren steht, sondern die eigene ehrliche Einschätzung) und was sie gerne machen würden. Bei Leuten, die dauerhaft von Hartz IV-Leistungen abhängig sind, sind die Antworten erschreckend. Daran ist also zu arbeiten. Die Frage nach Stärken und Wünschen hat übrigens das Amt bei keinem meiner Besuchen als Begleitung jemals gestellt. Dann muss man die Leute ermuntern, sich eigeninitiativ bei potenziellen Arbeitgebern ruhig auch mal unkonventionell vorzustellen (nicht bewerben), wobei hierbei Papiere nicht so wichtig sind wie beim Amt. Wenn ein potenzieller Arbeitgeber jemanden auffordert, doch bitte mal eine Bewerbung abzugeben, hat man es i. d. R. geschafft. Also, anstatt immer emotional und sinnlos über die Höhe von Hartz IV Leistungen zu palavern, sollte man endlich die Diskussion aufnehmen, was zu tun ist, damit jemand überhaupt keine Hartz IV-Leistungen in Anspruch nehmen muss.</text:p>
          </table:table-cell>
          <table:table-cell office:value-type="string" calcext:value-type="string">
            <text:p>It's true that as a student I had less available than today a receiver of Harzt IV services. Of the family there was not, but since I knew that before, I was a time soldier and have saved most of my pay for studying. Also, I was able to earn a little while working with Jobs. But who cares? It would be interesting to know what can be done so that people who are done with life again motivated to pursue employment. Do you have any suggestions? According to your post, it would be helpful if these people would study. Hmm, maybe not so stupid. Since I have already looked after recipients of Hartz IV services and with whom was also at the office, I know that there is really nothing to expect from there. On the contrary, the office puts people so much in line that any papers are important or curious measures that would help only the social and affected industry, which would bring. Since I have helped some cases back to reasonably paid jobs, I find that the following measures bring much more: First take the people of their beliefs. People have to realize that the office will not judge it before they take their fate back into their own hands. People who are good at getting other people into great jobs do not work at the office! Furthermore, ask people about their strengths (no, I do not mean what is in any papers, but their own honest assessment) and what they would like to do. For people who are permanently dependent on Hartz IV benefits, the answers are frightening. So that's work to do. Incidentally, the Office has never asked the question of strengths and desires on any of my visits. Then you have to encourage people to self-initiative with potential employers even unconventional imagine (not apply), in which case papers are not as important as the Office. If a potential employer asks somebody to submit an application, you have it. d. R. made it. So, instead of always emotionally and meaninglessly paling about the amount of Hartz IV benefits, one should finally start discussing what needs to be done so that someone does not need to use any Hartz IV benefits.</text:p>
          </table:table-cell>
          <table:table-cell office:value-type="string" calcext:value-type="string">
            <text:p>negative</text:p>
          </table:table-cell>
          <table:table-cell table:number-columns-repeated="1021"/>
        </table:table-row>
        <table:table-row table:style-name="ro25">
          <table:table-cell office:value-type="string" calcext:value-type="string">
            <text:p>"Das sehe ich ähnlich. Daher war die ""alte ""Aufteilung Sozialhilfe /Arbeitslosenhilfe nicht so dumm. Der Arbeitslosehilfebezieher kam ganz gut alleine klar, der andere hatte einen Sozialarbeiter, der auch mal Hausbesuche machte, der ""seine"" Familien kannte, der in Suchtproblemen etc. beraten konnte. Seine Aufgabe war nicht, zu sanktionieren, sondern Lebenshilfe zu leisten. Leider hat man diese Menschen eingespart - und die Betroffenen fallen durchs Raster. Hier eines der schlimmeren Fallbeispiele: http://www.zeit.de/2007/18/LS-Hungertod"</text:p>
          </table:table-cell>
          <table:table-cell office:value-type="string" calcext:value-type="string">
            <text:p>"I think so. Therefore, the ""old"" breakdown social assistance / unemployment benefits was not so stupid. The jobseeker was quite well alone, the other had a social worker, who also made home visits, who knew ""his"" families, who could advise in addiction problems, etc. His job was not to sanction, but to provide life coaching. Unfortunately, these people have been saved - and those affected fall through the grid. Here is one of the worse case studies: http://www.zeit.de/2007/18/LS-Hungertod"</text:p>
          </table:table-cell>
          <table:table-cell office:value-type="string" calcext:value-type="string">
            <text:p>negative</text:p>
          </table:table-cell>
          <table:table-cell table:number-columns-repeated="1021"/>
        </table:table-row>
        <table:table-row table:style-name="ro22">
          <table:table-cell office:value-type="string" calcext:value-type="string">
            <text:p>wenn man sie zu verteidigen versucht. Natürlich ist ein ALG2 Bezieher arm. Darüber diskutieren zu wollen ist im günstigsten Fall dumm, ansonsten aber arrogant. Gibt es in anderen Ländern noch Ärmere? Ja, aber das ändert an unserer Situation nichts. Natürlich hat es Konsequenzen das Existenzminimum auf realere Bedürfnisse anzuheben, so müsste beispielsweise auch der Mindestlohn angehoben werden, um das Lohnabstandsgebot einzuhalten. Und ich rede nicht von Grundeinkommen, sondern vom Leben am Existenzminimum. Satten Menschen wie Herrn Spahn fällt es offensichtlich leicht, sich in die Bezieher von ALG2 hineinzuversetzen; Respekt</text:p>
          </table:table-cell>
          <table:table-cell office:value-type="string" calcext:value-type="string">
            <text:p>if you try to defend them. Of course, an ALG2 recipient is poor. Wanting to discuss it is at best stupid, but otherwise arrogant. Are there still poorer countries in other countries? Yes, but that does not change our situation. Of course, there are consequences to raise the subsistence level to more real needs, so for example, the minimum wage would have to be raised in order to comply with the wage gap requirement. And I'm not talking about basic income, but about life at the subsistence level. Satisfied people like Mr Spahn obviously find it easy to put themselves in the shoes of ALG2; respect</text:p>
          </table:table-cell>
          <table:table-cell office:value-type="string" calcext:value-type="string">
            <text:p>negative</text:p>
          </table:table-cell>
          <table:table-cell table:number-columns-repeated="1021"/>
        </table:table-row>
        <table:table-row table:style-name="ro4">
          <table:table-cell office:value-type="string" calcext:value-type="string">
            <text:p>"wie viele Kommentatoren hier genauestens Bescheid wissen was zum Leben ausreichend ist und was nicht. Zu dumm nur wenn den selbigen irgendwann eben aufgrund ähhmm sagen wir mal.. ""leerer Kassen"" die Rentenansprüche gekürzt werden müssen und sie dann selbst mit einem zu niedrig angesetzten Minimum Über-Leben müssen. So wird es aber kommen wenn jetzt zumindest nicht die Mindestlöhne auf 12 Euro für ungelernte und mind. 15 Euro für Fachkräfte angehobne wird. Und das ist ja kein utopisches Wunschdenken. In Luxemburg haben wir einen Mindestlohn von zur Zeit 11,5o EUR"</text:p>
          </table:table-cell>
          <table:table-cell office:value-type="string" calcext:value-type="string">
            <text:p>"How many commentators know exactly what is sufficient for life and what is not. Too stupid only if the same at some point just because of uhhmm let's say .. ""empty cash"" pension entitlements must be cut and then even with a too low set minimum over-life need. So it will come but if now at least not the minimum wage is raised to 12 euros for unskilled and at least 15 euros for professionals. And that's not utopian wishful thinking. In Luxembourg we have a minimum wage of currently 11,5o EUR"</text:p>
          </table:table-cell>
          <table:table-cell office:value-type="string" calcext:value-type="string">
            <text:p>negative</text:p>
          </table:table-cell>
          <table:table-cell table:number-columns-repeated="1021"/>
        </table:table-row>
        <table:table-row table:style-name="ro31">
          <table:table-cell office:value-type="string" calcext:value-type="string">
            <text:p>"Herr Spahn lebt in seinem eigenen Universum und hat jeden Bezug zur Realität verloren. Die Leute gehen mit Sicherheit nicht zur Tafel um dort ein Schwätzchen zu halten oder nur weil es dort so kuschelig ist. Es ist für ein Land wie Deutschland eine Schande das Menschen auf Lebensmittelspenden angewiesen sind. Wenn man hier so manche Kommentare liest, man kann nur den Kopf schütteln. Hartz--IV-Bashing vom Feinsten. Warum glaubt eigentlich jeder das Hartz-IV-Empfänger nur von Zigaretten und Alkohol leben und ansonsten auf dem Sofa liegen und sich des Lebens freuen? Ich frage mich wirklich: Kann man so dumm sein, oder aber ist es nur die gebets- mühlenartige Hetze gegen Hartz-IV-Empfänger von allen Seiten? Den Kommentatoren hier mit solchen Äußerungen ist anscheinend nicht die Tatsache bewußt, daß auch sie nur 12 Montage von Hartz-IV entfernt sind. Die ganzen Schönrechnereien bringen nichts und werden den Fakt nicht ändern: Hartz-IV ist Armut. Der Hartz-IV-Satz wurde schon bei Einführung dieses menschenunwürdigenden Gesetzes bewußt und drastisch reduziert, so daß von Anfang an diese ganzen tollen Statistiken eine einzige Lüge sind. Schröder und Konsorten haben bewußt den größten Niedriglohnsektor geschaffen. Die Unternehmen freuen sich über kostenlose bzw. fast kostenlose Zwangsrekrutierte und machen fette Gewinne. Es ist nun mal ein Fakt: Es gibt nicht genügend Arbeit für alle. Alle die hier auf die Hilfeempfänger verbal draufhauen sollten sich auch mal bewußt darüber sein was an Steuergeldern in unsinnigen Maßnahmen verbraten wird. Nur helfen diese Sinnlosmaßnahmen den Leuten nicht in Arbeit. Und wo wir beim Thema ""wir die Steuerzahler müsse für die Faulen aufkommen"" sind: Es ist wohl eher an der Zeit sich über Milliardenverschwendung für Prestigeobjekte, marode Straßen, überteuerte Mieten etc. aufzuregen. Besonders die irren Diätenerhöhungen sind weit größere Dinge wo man sich aufregen kann. Es hat schon immer ein paar Arbeitsunwillige gegeben, die wird es auch immer geben, aber die überwiegende Mehrheit der Hartz-IV-Beziehen will arbeiten. Also hört endlich auf mit eurem ""ach die krigen ja soooo viel Kohle, die wollen nicht, die sind nicht arm, die kriegen ja dies und das"". Jedem steht es frei einen einjährigen Selbstversuch zu starten. Dann möchte ich gerne mal die dummen Gesichter sehen wenn die Realität plötzlich zuschlägt."</text:p>
          </table:table-cell>
          <table:table-cell office:value-type="string" calcext:value-type="string">
            <text:p>"Mr. Spahn lives in his own universe and has lost all connection to reality. People certainly will not go to the blackboard to chat or just because it's so cuddly there. It is a shame for a country like Germany that people depend on food donations. If you read so many comments here, you can only shake your head. Hartz - IV bashing at its finest. Why does everyone actually believe that the Hartz IV recipient only lives on cigarettes and alcohol and otherwise lies on the sofa and is happy about life? I really ask myself: Can one be so stupid, or is it just the prayer-like hate against Hartz IV recipients from all sides? The commentators here with such utterances are apparently not aware of the fact that they too are only 12 montage away from Hartz IV. The whole Schoenrechnereien bring nothing and will not change the fact: Hartz-IV is poverty. The Hartz IV movement was consciously and drastically reduced at the time of the introduction of this inhumane law, so that from the beginning all these great statistics are a single lie. Schröder and Co. have deliberately created the largest low paid sector. The companies enjoy free or almost free forced recruits and make big profits. It's a fact: There is not enough work for everyone. All who are on the aid recipients verbunhauen should also be aware of what tax money in senseless measures will be spent. Only these senseless measures do not help people in work. And where we are on the subject of ""we taxpayers have to pay for the lazy"" are: It is probably more time to get excited about billions of dollars for prestige objects, dilapidated roads, overpriced rents, etc. Especially the crazy diet increases are far bigger things where you can get upset. There have always been a few unwilling to work, and there will always be, but the vast majority of Hartz IV acquiescence wants to work. So stop with your ""oh yes, those sooty soooo a lot of coal, they do not want, they are not poor, they get this and that"". Everyone is free to start a one-year self-experiment. Then I would like to see the stupid faces when the reality strikes suddenly."</text:p>
          </table:table-cell>
          <table:table-cell office:value-type="string" calcext:value-type="string">
            <text:p>negative</text:p>
          </table:table-cell>
          <table:table-cell table:number-columns-repeated="1021"/>
        </table:table-row>
        <table:table-row table:style-name="ro16">
          <table:table-cell office:value-type="string" calcext:value-type="string">
            <text:p>Offensichtlich sind Sie sogar zu dumm, sich vorher zu informieren, bevor Sie solch offensichtliche Lügen verbreiten. Es gibt sehr viele Länder in denen die Sozialhilfe höher ist, als in Deutschland. https://www.focus.de/finanzen/news/sozialhilfe-im-vergleich-zuwanderer-paradiese-in-europa-in-oesterreich-gibt-es-1400-euro-stuetze_id_3530239.html</text:p>
          </table:table-cell>
          <table:table-cell office:value-type="string" calcext:value-type="string">
            <text:p>Obviously, you are even too stupid to inform yourself before you spread such obvious lies. There are many countries where social assistance is higher than in Germany. https://www.focus.de/finanzen/news/sozialhilfe-im-vergleich-zuwanderer-paradiese-in-europa-in-oesterreich-gibt-es-1400-euro-stuetze_id_3530239.html</text:p>
          </table:table-cell>
          <table:table-cell office:value-type="string" calcext:value-type="string">
            <text:p>negative</text:p>
          </table:table-cell>
          <table:table-cell table:number-columns-repeated="1021"/>
        </table:table-row>
        <table:table-row table:style-name="ro18">
          <table:table-cell office:value-type="string" calcext:value-type="string">
            <text:p>"Ach, das freut mich aber, das ein Kommentar von jemand kommt, der diese Hilfsbedürftigen-Tätigkeiten wie mein Bruder auch ""EHRENAMTLICH"" durchführt und aktiv seinen sozialen Beitrag zu der bestehenden Misere beiträgt und nicht aus dem Hintergrund und ohne jegliche Sachkenntnis dumme Sprüche los lässt. Was man dabei erleben und hören tut, hat zumindest bei meinem Bruder keine negativen Auswirkungen auf seine Hilfsbereitschaft gezeigt. Unverständnis desweilen schon."</text:p>
          </table:table-cell>
          <table:table-cell office:value-type="string" calcext:value-type="string">
            <text:p>"Oh, but I'm glad that comes a comment from someone who performs these needy activities as my brother also ""HONORARY"" and actively contributes to his social contribution to the existing misery and not from the background and without any expertise silly sayings lets go , What one experiences and hears doing has, at least with my brother, not shown any negative effects on his helpfulness. Incomprehension already."</text:p>
          </table:table-cell>
          <table:table-cell office:value-type="string" calcext:value-type="string">
            <text:p>negative</text:p>
          </table:table-cell>
          <table:table-cell table:number-columns-repeated="1021"/>
        </table:table-row>
        <table:table-row table:style-name="ro29">
          <table:table-cell office:value-type="string" calcext:value-type="string">
            <text:p>wie realistische Aussagen eines engagierten CDU-Ministers, der nicht nur dummes Zeug quatscht von Naivos in der Politik kritisiert werden und sogar soweit gehen, ihn zum Rücktritt aufzufordern. Leider haben wir Bürger uns ja daran gewöhnen müssen, dass diese Naivos keine Grenze für ihre Dummheit kennen und nur eine Realität erkennen: Mein eigener Erfolg.</text:p>
          </table:table-cell>
          <table:table-cell office:value-type="string" calcext:value-type="string">
            <text:p>like realistic statements by a dedicated CDU minister, who is not just being talked about by Naivos in politics, and who even go to the point of calling him to resign. Unfortunately, we citizens have to get used to the fact that these naivos know no limit to their stupidity and recognize only one reality: my own success.</text:p>
          </table:table-cell>
          <table:table-cell office:value-type="string" calcext:value-type="string">
            <text:p>negative</text:p>
          </table:table-cell>
          <table:table-cell table:number-columns-repeated="1021"/>
        </table:table-row>
        <table:table-row table:style-name="ro16">
          <table:table-cell office:value-type="string" calcext:value-type="string">
            <text:p>"""Der Nachweis des Ursprungs des chemischen Kampfstoffs ist geführt."" ... Wo haben Sie denn das her? Alles was nicht in die (in dem Fall ihre) Denk-Richtung passt, ist russische Desinformation. Ich muss gestehen, dass ich hier fassungslos vor meinem Rechner sitze und mir bei so manchen dummen Kommentaren Angst wird um die Zukunft!"</text:p>
          </table:table-cell>
          <table:table-cell office:value-type="string" calcext:value-type="string">
            <text:p>"""The proof of the origin of the chemical warfare agent is guided."" ... where did you get that from? Anything that does not fit in the (in this case their) thinking direction is Russian disinformation. I have to confess that I am stunned and sitting in front of my computer and am afraid of the future with so many stupid comments!"</text:p>
          </table:table-cell>
          <table:table-cell office:value-type="string" calcext:value-type="string">
            <text:p>negative</text:p>
          </table:table-cell>
          <table:table-cell table:number-columns-repeated="1021"/>
        </table:table-row>
        <table:table-row table:style-name="ro1">
          <table:table-cell office:value-type="string" calcext:value-type="string">
            <text:p>als agent war skripal eh nur 2.wahl und ist als begleitperson mit den us-hochkarätern ausgetauscht worden. seid 8 jahren lebt er in england und jetzt , wo sich alles zuspitzt , muss man ihn umbringen? das ist so dumm, das macht kein kgb/fsb/gru . nein , so etwas spielt doch hanz anderen in die hände, die motiv-mittel-gelegenheit hatten. und da sollte sich die britische regierung mal hinsichtlich der eigenen inneren sicherheit überprüfen. der kollege von skripal sagte im interview, engladn ist wie das paradies-er sagte der himmel - für russische kriminelle... das sagt alles</text:p>
          </table:table-cell>
          <table:table-cell office:value-type="string" calcext:value-type="string">
            <text:p>as an agent, skripal eh was only second choice and was exchanged with the us high caliber as a companion. have been living in england for 8 years and now that everything is getting worse, do you have to kill him? that's so stupid, that does not make kgb / fsb / gru. no, something like that plays well in the hands of others, who had the opportunity to motivate themselves. And that's where the british government should check for its own internal security. the colleague of skripal said in an interview, engladn is like paradise - he said the sky - for russian criminal ... that says it all</text:p>
          </table:table-cell>
          <table:table-cell office:value-type="string" calcext:value-type="string">
            <text:p>negative</text:p>
          </table:table-cell>
          <table:table-cell table:number-columns-repeated="1021"/>
        </table:table-row>
        <table:table-row table:style-name="ro12">
          <table:table-cell office:value-type="string" calcext:value-type="string">
            <text:p>ist nicht dumm - im Gegenteil - ich halte ihn für einen der cleversten Plitiker dieser Zeit. Warum sollte er ein Attentat auf eine Art ausführen lassen, welche zwangsläufig Raum zu Spekulationen gibt. Ich denke, daß er über Leute verfügt, die so etwas unauffälliger erledigen könnten, wenn es denn so wäre. Und dann noch in einer Zeit vor den Wahlen und der WM.....Bei aller Liebe - so bescheuert kann man gar nicht sein....</text:p>
          </table:table-cell>
          <table:table-cell office:value-type="string" calcext:value-type="string">
            <text:p>is not stupid - on the contrary - I consider him one of the smartest politicians of this time. Why should he have an assassination done in a way that inevitably leaves room for speculation? I think he has people who could do it a bit more inconspicuously, if that were the case. And then in a time before the elections and the World Cup ..... For all love - so stupid you can not be ....</text:p>
          </table:table-cell>
          <table:table-cell office:value-type="string" calcext:value-type="string">
            <text:p>negative</text:p>
          </table:table-cell>
          <table:table-cell table:number-columns-repeated="1021"/>
        </table:table-row>
        <table:table-row table:style-name="ro12">
          <table:table-cell office:value-type="string" calcext:value-type="string">
            <text:p>ist nicht dumm - im Gegenteil - ich halte ihn für einen der cleversten Plitiker dieser Zeit. Warum sollte er ein Attentat auf eine Art ausführen lassen, welche zwangsläufig Raum zu Spekulationen gibt. Ich denke, daß er über Leute verfügt, die so etwas unauffälliger erledigen könnten, wenn es denn so wäre. Und dann noch in einer Zeit vor den Wahlen und der WM.....Bei aller Liebe - so bescheuert kann man gar nicht sein....</text:p>
          </table:table-cell>
          <table:table-cell office:value-type="string" calcext:value-type="string">
            <text:p>is not stupid - on the contrary - I consider him one of the smartest politicians of this time. Why should he have an assassination done in a way that inevitably leaves room for speculation? I think he has people who could do it a bit more inconspicuously, if that were the case. And then in a time before the elections and the World Cup ..... For all love - so stupid you can not be ....</text:p>
          </table:table-cell>
          <table:table-cell office:value-type="string" calcext:value-type="string">
            <text:p>negative</text:p>
          </table:table-cell>
          <table:table-cell table:number-columns-repeated="1021"/>
        </table:table-row>
        <table:table-row table:style-name="ro51">
          <table:table-cell office:value-type="string" calcext:value-type="string">
            <text:p>Im Koalititionvertrag liest man nichts über dem Abbau der kalten Progression. Meine Frau arbeitet auf Lohnsteuerklasse 5 und hat eine Abgabenlast vom Bruttolohn in Höhe von 62,71 % (LST 29,23 %, 18,7 % RV inkl. AG Anteil, 7,92 % KV nur AN Anteil, und dann noch SOli, KST, PV und AL Vers.). Wieso traut der Staat den Bürgern überhaupt nichts mehr zu und meint mit ständiger Umverteilung die Leute zufrieden zu stellen. Die EKS Progression müsste jährlich genauso der Inflationsrate angepasst werden wie die Beitragsbemessungsgrenzen bei KV und RV. Von meinem alten Steuerprofessor kam schon die Aussage beim Staat kommt von 1, dass oben rein geschmissen wird und dann durch die ganze Staatsbürokratie bearbeitet wird wieder 0,20  als Brosamen für das Volk zurück. Im Gegenzug steigen die Mieten ständig, zieht sich die gesetzliche KV aus immer mehr Leistungen zurück. Überall muss man kräftig dazuzahlen (oft noch 19 % MWST inkl.). Wenn man die Kosten als außergewöhnliche Belastung zumindest steuerlich geltend machen will ist der zumutbare Eigenanteil so hoch, dass er sowieso nicht zum Tragen kommt. Und dann wundern sich die Politiker, wieso die radikalen Ränder Stimmenzuwächse verzeichnen. Von jeder Lohnerhöhung frisst der Staat die Hälfte weg und alles wir im Gegensatz dazu viel teurer ( Grunderwerbssteuer vor allem Rot u. Grün haben hier ständig erhöht, nachdem die Verwaltungen keinen Mut und Expertise haben selbstänidg Bauplätze auszuweisen und zu entwickeln zahlt man dies in allen Stadtlagen nicht auf den Grunderwerb, sondern auf den kompletten Hauskauf; dagegen ist das Baukindergeld nur Brosamen). Meine Kollege von früher erzählte mir noch von § 7b und 10 E Abschreibung. Vergleichen Sie mal Ihre Stromrechnung vor 10 Jahren und heute. Dies kann beliebig weitergeführt werden auf Müllabfuhr, Grundsteuer, etc. Ist es nicht ungerecht, dass man selbst 4 H arbeiten muss, um sich eine H Handwerker zu leisten. Wieso müssen heute beide Elternteile arbeiten und können sich trotzdem keine Immobilie mehr leisten? Was sind hierfür die Gründe? Deshalb wieder mehr soziale Marktwirtschaft nach Ludwig Erhard wagen und die Bürger nicht für dumm verkaufen. Macht endlich mal wieder ordentliche Politik und traut den Bürgern mehr zu.</text:p>
          </table:table-cell>
          <table:table-cell office:value-type="string" calcext:value-type="string">
            <text:p>In the coalition agreement, nothing is read about dismantling the cold progression. My wife works on income tax 5 and has a tax burden of 62.71% (LST 29.23%, 18.7% RV incl. AG share, 7.92% KV only to share, and then SOli, KST, PV and AL vers.). Why does the state no longer trust the citizens and means that they are constantly redistributed to keep people happy. The EKS progression would have to be adjusted to the inflation rate as well as the income thresholds for KV and RV annually. From my old tax professor came the statement in the state comes from 1 ??, that is thrown in the top and then processed by the whole state bureaucracy is again 0.20 ?? as crumbs for the people back. In return, the rents are constantly rising, withdraws the statutory KV from more and more services. Everywhere you have to pay heavily (often 19% VAT included). If you want to claim the costs as an extraordinary burden, at least for tax purposes, the reasonable own contribution is so high that it does not come into effect anyway. And then the politicians are wondering why the radical margins record increases in votes. From each salary increase, the state eats away half and everything we in contrast much more expensive (land transfer tax especially red and green have increased here constantly, after the administrations have no courage and expertise selbstänidg identify and develop building sites to pay this in all urban areas not on the land purchase, but on the complete house purchase, on the other hand the Baukindergeld is only Brosamen). My colleague from earlier told me about § 7b and 10 E depreciation. Compare your electricity bill 10 years ago and today. This can be continued arbitrarily on garbage collection, property tax, etc. Is not it unfair that you have to work 4 H to afford a H craftsman. Why do both parents have to work today and still can not afford a property? What are the reasons for this? Therefore again dare more social market economy after Ludwig Erhard and the citizens do not sell for stupid. Finally make good policy again and trust the citizens more.</text:p>
          </table:table-cell>
          <table:table-cell office:value-type="string" calcext:value-type="string">
            <text:p>negative</text:p>
          </table:table-cell>
          <table:table-cell table:number-columns-repeated="1021"/>
        </table:table-row>
        <table:table-row table:style-name="ro19">
          <table:table-cell office:value-type="string" calcext:value-type="string">
            <text:p>"Natürlich ist das so. Sie verstehen scheinbar weder eine Bilanz noch einen Etat: http://www.spiegel.de/wirtschaft/soziales/jamaika-knappes-budget-fuer-koalition-a-1173849.html Für Vorhaben hatten sie also ca.30 Millarden. Ohne die Flüchtlinge hätte man vermutlich ca. 100 Milliarden gehabt. Das hätte man natürlich verteilt: Infrastruktur, Bessere Löhne im öffentlichen Sektor, Hartz4, Renten usw. usw. ""Auch für weitere Maßnahmen, zum Beispiel neue Investitionen in Infrastruktur oder Digitalisierung, wäre kein Geld übrig."" Leider plappern sie einfach nur die dummen Lügen der Linken nach. Dabei kann man dikutieren ob wir das Geld nicht trotzdem den Flüchtlingen geben wollen. JA! Keine Frage. Aber dieses Allgemeinplätzchen:""Sie nehmen doch niemanden etwas weg!"" Ist eine Lüge oder man versteht keine Bilanzen. Oder anders gesagt: entweder plappern Sie hier linksextremistische prop nach, ohne darüber nachzudenken, oder Sie verbreiten hier bewusst Unwahrheiten."</text:p>
          </table:table-cell>
          <table:table-cell office:value-type="string" calcext:value-type="string">
            <text:p>"Of course it is. They understand apparently neither a balance sheet nor a budget: http://www.spiegel.de/wirtschaft/soziales/jamaika-knappes-budget-fuer-koalition-a-1173849.html For projects they had so about 30 billion. Without the refugees, one would probably have had about 100 billion. Of course, that would have been distributed: infrastructure, better wages in the public sector, Hartz4, pensions, etc. etc. ""There would not be any money left for further measures, such as new investment in infrastructure or digitization."" Unfortunately, they just chatter after the stupid lies of the left. It can be dikutieren whether we still want to give the money to the refugees anyway. YES! No question. But this general cookie: ""You do not take anybody away!"" Is a lie or you do not understand budgets. In other words: either babble on left-wing extremist prop without thinking about it or you deliberately spread falsehoods here."</text:p>
          </table:table-cell>
          <table:table-cell office:value-type="string" calcext:value-type="string">
            <text:p>negative</text:p>
          </table:table-cell>
          <table:table-cell table:number-columns-repeated="1021"/>
        </table:table-row>
        <table:table-row table:style-name="ro25">
          <table:table-cell office:value-type="string" calcext:value-type="string">
            <text:p>Das POLITIKER habt ihr wohl vergessen! :-) Welcher Wohlstad soll den da verteilt werden und vor allem: WER bekommt WIE VIEL davon ab? Ansonsten die üblichen dummen Politikersprüche wie seit Jahren und auch in der Zukunft. Da ändert sich erst was, wenn die Bürger mal persönlich bei denen anklopfen. Bestes Beispiel für staatlich finanzierten Wohlstand ist dieser SPAHN - nie was gearbeitet, direkt in die Politik (Kreissaal - Hörsaal - Plenarsaal) und nun bestens versorgt und gleichzeitig über arme Menschen herziehen.</text:p>
          </table:table-cell>
          <table:table-cell office:value-type="string" calcext:value-type="string">
            <text:p>You probably forgot the POLITICIAN! :-) Which Wohlstad should be distributed there and above all: WHO gets HOW MUCH of it? Otherwise, the usual stupid politician slogans as for years and in the future. Only something changes when the citizens knock on their own. The best example of state-financed wealth is this SPAHN - never worked, directly into politics (delivery room - auditorium - plenary hall) and now well cared for and at the same time pull on poor people.</text:p>
          </table:table-cell>
          <table:table-cell office:value-type="string" calcext:value-type="string">
            <text:p>negative</text:p>
          </table:table-cell>
          <table:table-cell table:number-columns-repeated="1021"/>
        </table:table-row>
        <table:table-row table:style-name="ro10">
          <table:table-cell office:value-type="string" calcext:value-type="string">
            <text:p>Ich habe nichts gegen konservative Politiker, auch wenn ich deren Position nicht teile. Herr Spahn ist aber nicht nur konservativ, er ist auch dumm, sonst würde er nicht unnötig ein solches Fass aufmachen. Die Koalition ist ein sensibles Konstrukt. Was sie nicht braucht, ist ein Holzhacker ala Spahn. Frau Merkel wollte ihn mit einbinden. Spahn hat das nicht verstanden. Er kann schneller wieder rausfliegen, als er denkt. Dann kann er Herrn Merz Akten zutragen.</text:p>
          </table:table-cell>
          <table:table-cell office:value-type="string" calcext:value-type="string">
            <text:p>I have nothing against conservative politicians, even if I do not share their position. Mr. Spahn is not only conservative, he is also stupid, otherwise he would not unnecessarily open such a barrel. The coalition is a sensitive construct. What she does not need is a wood chipper ala Spahn. Mrs. Merkel wanted to involve him. Spahn did not understand that. He can fly out faster than he thinks. Then he can deliver Mr. Merz files.</text:p>
          </table:table-cell>
          <table:table-cell office:value-type="string" calcext:value-type="string">
            <text:p>negative</text:p>
          </table:table-cell>
          <table:table-cell table:number-columns-repeated="1021"/>
        </table:table-row>
        <table:table-row table:style-name="ro9">
          <table:table-cell office:value-type="string" calcext:value-type="string">
            <text:p>dass man in Deutschland immer öfter den Schwätzern vertraut anstatt den Machern. Es beeindruckt eben, wenn dummes Gesülze mit viel Anglizismen und unbekannten Kürzeln gespickt ist. Da getraut sich auch keiner der wissend Kopfnickenden mal genauer nachzufragen, entlarvt er sich doch dann selbst als ahnungslos. Da kann man reden von was man will, Hauptsache es klingt gut und so weltfremd, dass keiner fragt. Frau Suder ist es zu verdanken, dass wir nun die Bundeswehr und ihr Versagen hautnah miterleben können. Besser wäre es gewesen, sie hätte einen Auftrag bekommen, diese Mängel abzustellen, aber vielleicht war das doch ein bisschen zu viel für McKinsey und Co. Das ist im Übrigen der Unterschied zwischen Schwätzer und Macher.</text:p>
          </table:table-cell>
          <table:table-cell office:value-type="string" calcext:value-type="string">
            <text:p>that in Germany more and more trust the babblers rather than the makers. It impresses just when stupid Gesülze peppered with much Anglicisms and unknown shortcuts. Since no one of the knowingly nods his head to ask more questions, he exposes himself as unsuspecting. Since you can talk about what you want, the main thing it sounds good and so unworldly that no one asks. It is thanks to Mrs. Suder that we can now see the Bundeswehr and its failures up close. It would have been better if she had been given an assignment to remedy these shortcomings, but perhaps that was a bit too much for McKinsey and Co. That's the difference between gossips and doers, by the way.</text:p>
          </table:table-cell>
          <table:table-cell office:value-type="string" calcext:value-type="string">
            <text:p>negative</text:p>
          </table:table-cell>
          <table:table-cell table:number-columns-repeated="1021"/>
        </table:table-row>
        <table:table-row table:style-name="ro48">
          <table:table-cell office:value-type="string" calcext:value-type="string">
            <text:p>Damit der in einem 1 Jahr für die 3. Liga planen kann. Ich würde dann gerne ihre Nachfolge bei der BW antreten. Geld sinnlos ausgeben, dumm daher reden und nachts sinnlose SMS schreiben kann ich auch.</text:p>
          </table:table-cell>
          <table:table-cell office:value-type="string" calcext:value-type="string">
            <text:p>So that can plan in a 1 year for the 3rd league. I would like to take up her successor at BW then. Spend money pointless, stupid therefore talk and at night meaningless texting I can also.</text:p>
          </table:table-cell>
          <table:table-cell office:value-type="string" calcext:value-type="string">
            <text:p>negative</text:p>
          </table:table-cell>
          <table:table-cell table:number-columns-repeated="1021"/>
        </table:table-row>
        <table:table-row table:style-name="ro30">
          <table:table-cell office:value-type="string" calcext:value-type="string">
            <text:p>Warum sollte der Handwerker, der dazu 12 Jahre Zeit hatte, beim nächsten Mal besser arbeiten?nur dumme Leute glauben es und holen wieder den selben Handwerker.</text:p>
          </table:table-cell>
          <table:table-cell office:value-type="string" calcext:value-type="string">
            <text:p>Why should the craftsman, who has had 12 years to spare, work better next time? Only stupid people believe it and bring back the same craftsman.</text:p>
          </table:table-cell>
          <table:table-cell office:value-type="string" calcext:value-type="string">
            <text:p>negative</text:p>
          </table:table-cell>
          <table:table-cell table:number-columns-repeated="1021"/>
        </table:table-row>
        <table:table-row table:style-name="ro33">
          <table:table-cell office:value-type="string" calcext:value-type="string">
            <text:p>Nicht der Kunde wurde getäuscht, sondern das KBA. Und das hat eine Nummer auf die Fahrzeugplakette gehauen. Und damit den Wagen zugelassen. Wenns also irgendwelche Rechtstreitigkeiten geben sollte, dann bitte zwischen KBA und der Industrie. Wenn man sich nicht mehr auf die verlassen kann, dann können wir auch den TÜV abschaffen, weil der ja dann auch getäuscht werden könnte und ich als Fahrzeughalter belangt werden müsste. Davon mal abgesehen darf die Stickoxidbelastung in Büros zwanzig mal höher sein, als in der Luft, und das obwohl der reguläre Arbeitstag nur 1/3 des Gesamttages ausmacht. Dieser Unlogik gehört ein Riegel vorgeschoben. Was hier auf dem Rücken der Kunden gemacht wird, ist eine verdeckte Subventionsmaßnahme der Autoindustrie, die sich in den USA für den Beschiss dumm und dämlich bezahlen wird. Hat jemand eigentlich schon mal Ford und die GM Töchter angeguckt?</text:p>
          </table:table-cell>
          <table:table-cell office:value-type="string" calcext:value-type="string">
            <text:p>Not the customer was deceived, but the KBA. And that has a number carved on the vehicle plaque. And allowed the car. So if there should be any legal disputes, then please between KBA and the industry. If you can no longer rely on them, then we can abolish the TÜV, because then yes could be deceived and I would have to be prosecuted as a vehicle owner. Apart from that, the nitrogen oxide load in offices may be twenty times higher than in the air, even though the regular working day accounts for only 1/3 of the total day. This illogic heard a bolt pushed forward. What is being done on the backs of customers is a covert subsidy from the auto industry, which will pay stupid and stupid in the US for the shit. Has anyone ever looked at Ford and the GM daughters?</text:p>
          </table:table-cell>
          <table:table-cell office:value-type="string" calcext:value-type="string">
            <text:p>negative</text:p>
          </table:table-cell>
          <table:table-cell table:number-columns-repeated="1021"/>
        </table:table-row>
        <table:table-row table:style-name="ro10">
          <table:table-cell office:value-type="string" calcext:value-type="string">
            <text:p>Ziemlich selektive Logik. Die Lebensmittelindustrie ist regelmäßig der Buhmann, weil Verbraucher ja zu beschäftigt sind um Zutatenlisten auf Etiketten zu lesen. Raucher, die Jahrzehntelang qualmen, dürfen mit gesellschaftlichem Segen den Hersteller verklagen. All diese Herrschaften dürfen komplett unmündig durchs Leben stolpern, Papa Statt muss helfen. Aber der Autofahrer war schlicht zu dumm für`s Leben? Ein typischer Augstein....</text:p>
          </table:table-cell>
          <table:table-cell office:value-type="string" calcext:value-type="string">
            <text:p>Pretty selective logic. The food industry is a bogeyman on a regular basis because consumers are too busy to read ingredient lists on labels. Smokers who smolder for decades, may sue the manufacturer with social blessing. All these gentlemen must stumble through life completely underage, Papa Statt must help. But the driver was simply too stupid for life? A typical Augstein ....</text:p>
          </table:table-cell>
          <table:table-cell office:value-type="string" calcext:value-type="string">
            <text:p>negative</text:p>
          </table:table-cell>
          <table:table-cell table:number-columns-repeated="1021"/>
        </table:table-row>
        <table:table-row table:style-name="ro27">
          <table:table-cell office:value-type="string" calcext:value-type="string">
            <text:p>Was der Artikel wohl soll.Wenn ich ein Auto kaufen das eine Zulassung vom TÜV oder was anders vom Staat hat dann muss ich mich darauf verlassen können.Wenn der Hersteller betrügt habe ich Anspruch auf Entschädigung.Alles andere ist dummes gefassel es hat nicht jeder Käufer ein Chemie Studium.</text:p>
          </table:table-cell>
          <table:table-cell office:value-type="string" calcext:value-type="string">
            <text:p>If I buy a car that has a TÜV approval or something else from the state then I can rely on it. If the manufacturer is cheating I have the right to compensation. Anything else is stupid, it does not have every buyer a chemistry study.</text:p>
          </table:table-cell>
          <table:table-cell office:value-type="string" calcext:value-type="string">
            <text:p>negative</text:p>
          </table:table-cell>
          <table:table-cell table:number-columns-repeated="1021"/>
        </table:table-row>
        <table:table-row table:style-name="ro42">
          <table:table-cell office:value-type="string" calcext:value-type="string">
            <text:p>"Wenn jemand schreibt: ""Das Auto sollte mir und der Umwelt guttun"", der geht mit eigenständigem Denken eher sparsam um. Jeder weiß: das, was aus einem Auto hinten rauskommt, tut der Umwelt und den Menschen nie gut. Das ist eine Binsenweisheit und sollte sich auch kein Autofahrer schönreden. Also kann das Versprechen beim Kauf des Autos nur besagt haben, dass es vielleicht weniger Schaden anrichtet als das dreckigere Vorgängermodel. Also weiß jeder Autofahrer, dass er der Umwelt Schaden zufügt; die Frage ist nur wieviel. Alle, die sich jetzt so fürchterlich aufregen, sollten doch bitte nicht so dumm-dreist sein, zu behaupten, so wären der Meinung gewesen, nichts schädliches zu tun. Denkt man das zu Ende, dann weiß jeder Autofahrer ganz genau, dass er der Umwelt und anderen Menschen Schaden zufügt. Und dafür trägt er auch eine Verantwortung. Das soll natürlich nicht von der Verantwortung ablenken, die die Autoindustrie für ihren Betrug zu tragen hat. Doch kein Autofahrer sollte sagen, er wäre gänzlich unschuldig. Das weiß jeder besser."</text:p>
          </table:table-cell>
          <table:table-cell office:value-type="string" calcext:value-type="string">
            <text:p>"If someone writes: ""The car should be good for me and the environment"", it is rather economical with independent thinking. Everyone knows that what comes out of a car does not do any good to the environment and to people. This is a truism and no car driver should be nice. So the promise to buy the car can only say that it might do less damage than the dinkier predecessor model. So every car driver knows that he harms the environment; the question is how much. Anyone who gets so upset now should not be stupid enough to say they did not think they were doing anything harmful. If you think this over, then every car driver knows exactly that he is harming the environment and other people. And he also has a responsibility. Of course this should not distract from the responsibility that the car industry has to bear for its fraud. But no car driver should say that he is completely innocent. Everyone knows that better."</text:p>
          </table:table-cell>
          <table:table-cell office:value-type="string" calcext:value-type="string">
            <text:p>negative</text:p>
          </table:table-cell>
          <table:table-cell table:number-columns-repeated="1021"/>
        </table:table-row>
        <table:table-row table:style-name="ro27">
          <table:table-cell office:value-type="string" calcext:value-type="string">
            <text:p>Richtig, du hattest die Möglichkeit. Es ist zum Glück so, dass man dumme Entscheidungen korrigieren kann. Dass beim Diesel etwas faul ist, sollte seit Jahren allen bekannt sein. Ich sehe nicht ein, dass ich mich weiter von dir vergiften lassen soll, weil du das ja früher auch durftest.</text:p>
          </table:table-cell>
          <table:table-cell office:value-type="string" calcext:value-type="string">
            <text:p>Right, you had ??? the possibility. Luckily, you can correct stupid decisions. That the diesel is a bit lazy, should be known to all for years. I do not see that I should let myself be further poisoned by you because you were allowed to do that earlier.</text:p>
          </table:table-cell>
          <table:table-cell office:value-type="string" calcext:value-type="string">
            <text:p>negative</text:p>
          </table:table-cell>
          <table:table-cell table:number-columns-repeated="1021"/>
        </table:table-row>
        <table:table-row table:style-name="ro27">
          <table:table-cell office:value-type="string" calcext:value-type="string">
            <text:p>Mal ein dumme Argumentation gefällig: Frauen die kurze Röcke tragen haben selbst Schuld, wenn sie vergewaltigt werden. Mit allem Respekt, das ist ihr inhaltliches Vorgehen. Selber schuld, wenn man dem KBA vertraut. Dazu muss man nichts mehr sagen, das disqualifiziert sich selbst.</text:p>
          </table:table-cell>
          <table:table-cell office:value-type="string" calcext:value-type="string">
            <text:p>Times a stupid reasoning complacent: women who wear short skirts themselves have guilt, if they are raped. With all respect, that is their substantive approach. It's your own fault if you trust the KBA. You do not have to say anything anymore, that disqualifies itself.</text:p>
          </table:table-cell>
          <table:table-cell office:value-type="string" calcext:value-type="string">
            <text:p>negative</text:p>
          </table:table-cell>
          <table:table-cell table:number-columns-repeated="1021"/>
        </table:table-row>
        <table:table-row table:style-name="ro52">
          <table:table-cell office:value-type="string" calcext:value-type="string">
            <text:p>"Herr Augstein macht es sich ein bisschen leicht. Wahrscheinlich ist er Fahrradfahrer, wohnt an der Innenalster und hat es nicht weit zum Büro. Zudem liegt ja in Hamburg höchst selten Schnee. Es ist ja teils auch die Schuld der Medien, ja auch von Spiegel und SPon, dass jahrelang nur von ""Schummel""software verniedlichend gesprochen wurde, obwohl es dezidierter Betrug war, welcher ein Straftatbestand ist. Und es geht hier nicht um den Diesel, sondern um die Automobilindustrie UND das KBA UND die Regierung, insbesondere Herr Dobrind, die alle versucht haben das Problem unter den Teppich zu kehren. Ein bisschen Softwarenachbesserung hier und ein Plastikteilchen mit einem 4erKreuz in der Mitte ( wenn es wenigstens ein beweglicher Propeller gewesen wäre) da, im EK ca. 5 Cent wert sollte das dumme Volk beschwichtigen und in einen geistigen Dämmerzustand versetzen. Ich bin selbst Motoreningenieur, um beurteilen zu können, dass sicher nicht ein subalterner Ingenieur auf unterster Ebene die Software zu ""seinen"" Gunsten umgeschrieben hat, um sein ingenieursmäßiges Unvermögen bezüglich Schadstoffen zu verdecken, zumal ein Softwareingenieur nichts mit dem Motor, der Physik oder mit der Petrolchemie zu tun hat. Also waren schon mindestens drei Ingenieure beteiligt. Und kein Vorgesetzer soll gemerkt haben, was die da über Wochen und Monate treiben? Wer es glaubt wied seelig. Zumal ich glaube, dass Boschingenieure das Programm jeweils für die Autokonzerne geschrieben haben. Mit Wissen des Bosch Vorstandes und des jeweiligen Vorstandes der beteiligten Autounternehmen. Das Ganze wird umso unglaubwürdiger, als die Autofirmen ja nicht nur Harnstoffbeimengungen entwickelt, sondern sogar gegen Aufpreis verkauft haben. Also wussten sie, dass es mit normalen Mitteln nicht geht die Grenzwerte einzuhalten. Und die Bundesregierung plant nun, es auf alle Bürger zu verteilen und das Verursacherprinzip umzukeheren. Und damit einer unserer Rechtsprinzipien. Und weil das so schön gelingt ohne großen Protest, werden auch die Mehrkosten der Wasseraufbereitung durch zuviel Gülle und Nitraten auf den Verbraucher abgewälzt. Das sind dann amerikanische Verhältnisse, wo ein Einbrecher den Betreiber eines Supermarktes auf Millionen $ Schadensersatz verklagt, weil er sich an einer von ihm zerbrochenen Scheibe beim Einbruch in der Nacht an dieser verletzt hat. Da kann man schon froh sein, dass man in Zukunft nicht als Leiche für die eigne Ermordung in Regress genommen wird. P.S.: Im Übrigen, Herrnn Augstein gönne ich nach diesem Artikel, dass er an den kosten der Umrüstung beteiligt wird als Radfahrer."</text:p>
          </table:table-cell>
          <table:table-cell office:value-type="string" calcext:value-type="string">
            <text:p>"Mr. Augstein makes it a bit easy. He is probably a cyclist, lives at the Inner Alster and has not far to the office. In addition, snow is rarely found in Hamburg. It is partly also the fault of the media, indeed of Spiegel and SPon, that for years only ""cheating"" software was used in a verniedlichend, although it was a definite fraud, which is a criminal offense. And this is not about the diesel, but the car industry AND the KBA AND the government, especially Mr Dobrind, who have all tried to sweep the problem under the carpet. A little software improvement here and a plastic particle with a 4 Kreuzer in the middle (if it would have been at least a movable propeller) there, in the EC about 5 cents worth should appease the stupid people and put them in a mental twilight. I myself am an engine engineer, to judge that certainly not a subalterner engineer at the lowest level has rewritten the software to ""his"" benefit in order to mask his ingenious inability to pollute, especially as a software engineer has nothing to do with the engine, the physics or with Petrol chemistry has to do. So at least three engineers were involved. And no supervisor should have noticed what they are doing over weeks and months? Who believes it again. Especially since I believe that Bosch engineers have written the program for the auto companies. With the knowledge of the Bosch board and the respective board of the car companies involved. The whole thing is the more incredible, as the car companies so not only developed urea additions, but even sold for a fee. So they knew that it is not possible to comply with the limits by normal means. And the federal government is now planning to distribute it to all citizens and to reverse the polluter pays principle. And thus one of our legal principles. And because it works so well without much protest, the additional costs of water treatment are passed on to the consumer by too much manure and nitrates. These are then American conditions, where a burglar sued the operator of a supermarket for millions of dollars in damages, because he has injured himself in a broken by him disc at nightfall at this. Since you can be happy that you will not be taken in future as a corpse for the own murder in regress. P.S .: By the way, Mr Augstein, after this article, I allow him to take part in the cost of the conversion as a cyclist."</text:p>
          </table:table-cell>
          <table:table-cell office:value-type="string" calcext:value-type="string">
            <text:p>negative</text:p>
          </table:table-cell>
          <table:table-cell table:number-columns-repeated="1021"/>
        </table:table-row>
        <table:table-row table:style-name="ro4">
          <table:table-cell office:value-type="string" calcext:value-type="string">
            <text:p>Ihr Kommentar ist unqualifiziert, denn es geht in den wenigsten Fällen um VW Tuareg mit dickem V6 Diesel, sonder eher um viele 1,9 Liter Diesel mit wenig mehr als 100 PS. Und diese Menschen kauften sich diese Fahrzeuge aufgrund des geringeren Verbrauchs und des niedrigeren Dieselpreises gegenüber eines Benzinmodells. Die wenigsten Autofahrer kennen sich mit den verschiedenen Giftstoffe der Autoabgase aus und vertrauten auf Katalysatoren und Rußpartikelfilter, auf Behörden und Hersteller. Jetzt zu kommentieren, diese Menschen wollten für dumm verkauft werden, ist populistisch und unseriös.</text:p>
          </table:table-cell>
          <table:table-cell office:value-type="string" calcext:value-type="string">
            <text:p>Your comment is unqualified, because it is in the least cases to VW Tuareg with thick V6 diesel, but more to many 1.9 liter diesel with little more than 100 hp. And these people bought these vehicles because of lower fuel consumption and lower diesel prices compared to a gasoline model. Fewest motorists are familiar with the various pollutants from car exhaust gases and rely on catalysts and particulate filters, authorities and manufacturers. Now to comment, these people wanted to be sold for stupid, is populist and frivolous.</text:p>
          </table:table-cell>
          <table:table-cell office:value-type="string" calcext:value-type="string">
            <text:p>negative</text:p>
          </table:table-cell>
          <table:table-cell table:number-columns-repeated="1021"/>
        </table:table-row>
        <table:table-row table:style-name="ro33">
          <table:table-cell office:value-type="string" calcext:value-type="string">
            <text:p>Lieber Herr Augstein, Ihre Verlautbarungen zu dem Problem, das viele Menschen mit ihren Diesel-Pkws haben, sind, wie so Manches von Ihnen, dummes Zeug. Selbstverständlich muss man ein Ingenieurstudium hinter sich gebracht haben, um das zu verstehen, was hinter dem möglichen Verbot steht, im Hinblick auf seinen Diesel mit einem Fahrverbot belegt zu werden. Bei Ihren stark sozialistisch angehauchten Vorstellungen mutet es mich seltsam an, dass Sie Ihre Invektiven ausgerechnet auf die richten, die am wenigsten für die Schweinerei mit Dieseln können. Sie haben eine spitze Feder, nutzen Sie die, um die Automobilindustrie und die Politik zu kujonieren, die hat den Dieselfahrern, die Suppe eingebrockt, die sie jetzt auslöffeln müssen. Machen Sie sich auch nicht gemein mit Denunzianten wie der Deutschen Umwelthilfe. Das steht unter der Würde eines Sohnes von Martin Walser.</text:p>
          </table:table-cell>
          <table:table-cell office:value-type="string" calcext:value-type="string">
            <text:p>Dear Mr Augstein, your statements about the problem many people have with their diesel cars are, like many of you, stupid things. Of course, you have to have an engineering degree behind you to understand what's behind the potential ban on being fueled with a diesel ban on your diesel. With your strongly socialist-inspired ideas, it seems strange to me that you direct your invectives to those who are the least likely to mess with diesel. They have a sharp feather, use that to kiss the auto industry and politics, which has gotten the diesel drivers into the soup they need to spoon out now. Also do not make common with informers such as the German environmental aid. This is under the dignity of a son of Martin Walser.</text:p>
          </table:table-cell>
          <table:table-cell office:value-type="string" calcext:value-type="string">
            <text:p>negative</text:p>
          </table:table-cell>
          <table:table-cell table:number-columns-repeated="1021"/>
        </table:table-row>
        <table:table-row table:style-name="ro7">
          <table:table-cell office:value-type="string" calcext:value-type="string">
            <text:p>Man neigt dazu Trump als eine Art Dussel anzusehen. Aber er hat ein ziemlich komplexes und wohl zumindest teilweise recht erfolgreiches Business über Jahrzehnte geführt und aufgebaut. Er scheint auch eine intakte Familie zu haben, die durch ziemlich angespannte Phasen mit ihm geht. Er scheint auch Mitarbeiter dazu motivieren zu können, einiges für ihn auf sich zu nehmen (wenn auch mit Einschränkungen). Trump hat es auch fertig gebracht, sich in der Partei und dann bei der Wahl durchzusetzen. Mit anderen Worten, ich glaube nicht, daß Trump wirklich dumm oder blind oder faul ist. Er hat zum Teil recht seltsame und wohl auch unmoralische oder gar menschenfeindliche Ansichten und Verhaltensweisen, aber er ist nicht vertrottelt. Wenn er also Zölle erhebt oder Abkommen in Frage stellt, dann sollte man davon ausgehen, daß er die davon ausgehenden Effekte tatsächlich will, ob das nun ein Iran-Krieg ist, oder was auch immer. Ich glaube eher weniger daran, daß hier groß was ungewollt passiert. Trump ist ja auch kein Alleinherrscher.</text:p>
          </table:table-cell>
          <table:table-cell office:value-type="string" calcext:value-type="string">
            <text:p>One tends to look at Trump as a kind of fool. But he has managed and built a rather complex and probably at least partially quite successful business for decades. He also seems to have an intact family going through quite tense periods with him. He also seems to motivate employees to take on a lot for him (albeit with limitations). Trump has also managed to prevail in the party and then in the election. In other words, I do not think Trump is really stupid or blind or lazy. He has partly quite strange and probably also immoral or even misanthropic views and behaviors, but he is not idiots. So if he raises tariffs or questions agreements, then one should assume that he really wants the outgoing effects, whether this is an Iran war or whatever. I do not think so much about the fact that something big happens unintentionally. Trump is not an autocrat.</text:p>
          </table:table-cell>
          <table:table-cell office:value-type="string" calcext:value-type="string">
            <text:p>negative</text:p>
          </table:table-cell>
          <table:table-cell table:number-columns-repeated="1021"/>
        </table:table-row>
        <table:table-row table:style-name="ro48">
          <table:table-cell office:value-type="string" calcext:value-type="string">
            <text:p>daß Trump strohdumm und geistig simpel gestrickt ist, sondern dass er in den USA nach wie vor so viele Leute hat, die hinter ihm stehen. Was natürlich ein bezeichnendes Licht auf eben diese Leute wirft.</text:p>
          </table:table-cell>
          <table:table-cell office:value-type="string" calcext:value-type="string">
            <text:p>That Trump is straw-stupid and mentally simple-minded, but that he still has so many people in the US who stand behind him. Which of course casts a significant light on these very people.</text:p>
          </table:table-cell>
          <table:table-cell office:value-type="string" calcext:value-type="string">
            <text:p>negative</text:p>
          </table:table-cell>
          <table:table-cell table:number-columns-repeated="1021"/>
        </table:table-row>
        <table:table-row table:style-name="ro51">
          <table:table-cell office:value-type="string" calcext:value-type="string">
            <text:p>Als Beispiel für die Chaostheorie wird häufig genannt , dass der Flügelschlag eines Schmetterlings in Europa in Australien gegebenenfalls einen Sturm auslösen. Und das kann auch in der Weltwirtschaft passieren. Was soll Deutschland nun tun? Wir haben kaum Bodenschätze, aber in der Welt geschätzte Produkte. Verkaufen wir die erfolgreich, haben wir allmählich Handelsbilanzüberschuss, mit dem wir später Probleme bekommen. Bauen wir diese Produkte so schlecht, dass sie von niemandem gekauft werden, haben wir Arbeitslose. Dann steigen aber wieder die ohnehin schon hohen Sozialkosten. (30% des Bruttosozialproduktes?) oder irgend wann kriegen gerade die Menschen mit den niedrigen Einkommen weniger. Man könnte aber auch die Einkommen des einfachen Volkes moderat erhöhen und damit die Inlandsnachfrage erhöhen. Aber wie gesagt, jede Maßnahme induziert ungeahnte Folgen für viele Bereiche unseres Gemeinwesens. Deshalb ist manchmal gar nicht so dumm, die Klappe zu halten und sich in aller Stille auf die sich ändernden Umstände zu reagieren. Wer beispielsweise in den USA BMW oder Mercedes fahren kann und will, weil das Statussymbole sind, kauft die auch weiterhin. Man kutschiert doch gern wie Minister, Präsidenten,... durch die Gegend. Warum heulen wir dann? Ich habe in meinem Leben so ca.12 Autotypen gefahren, aber es war nie eines von diesen obigen Firmen dabei, nicht einmal als Gebrauchtwagen. Und so geht es vielen meiner Freunde und Bekannten. Also, was soll's? Wir fahren, immer noch! Schlimmer ist die Frage, wie die Handelsbilanzen wieder einmal ausgeglichen werden sollen. Wir machen es doch heute überwiegend per Zahlenkolonnen, die wir nicht zurück fordern, quasi als Schulden ohne Tilgung immer verlängern. Die Gefahr besteht doch darin, dass Länder, bei den die USA noch mehr in der Kreide steht, Rückforderungen stellen. Dann wird es lustig, weil dann das ganze Weltwährungssystem ins Schleudern kommt. Also ist das Fazit, dass alles mit allem zusammenhängt und kleine Veränderungen große Wirkungen für die ganze Welt haben und natürlich auch den Verursacher nicht kalt lässt. Eine umfassende Lösung wird es in absehbarer Zeit wohl nie geben, obwohl es viele kluge Ideen dazu gibt.</text:p>
          </table:table-cell>
          <table:table-cell office:value-type="string" calcext:value-type="string">
            <text:p>As an example of the chaos theory is often called that the wing beat of a butterfly in Europe in Australia, if necessary, trigger a storm. And that can happen in the world economy too. What should Germany do now? We have scarcely any mineral resources, but products appreciated in the world. If we sell it successfully, we gradually have a trade surplus, with which we later have problems. If we build these products so bad that they are not bought by anyone, we have unemployed people. But then the already high social costs rise again. (30% of the gross national product?) Or when will the people with the low incomes get less. But you could also increase the incomes of ordinary people moderately and thus increase domestic demand. But as I said, each action induces unimaginable consequences for many areas of our community. That's why sometimes it's not so stupid to shut up and quietly respond to the changing circumstances. For example, anyone who wants to drive a BMW or a Mercedes in the USA and wants to, because they are status symbols, will continue to buy them. People like to drive like ministers, presidents ... through the area. Why are we howling then? I drove about 12 car types in my life, but it was never one of the above companies, not even used cars. And so it is with many of my friends and acquaintances. So, what's up? We drive, still! Worse is the question of how to balance the trade balance again. Today we do it mostly by number of columns, which we do not demand back, almost as debt without repayment always extend. The danger is that countries where the US is even more in the black are recovering. Then it will be fun, because then the whole world currency system is spinning. So the conclusion is that everything is connected with everything and small changes have big effects for the whole world and of course does not leave the causer cold. There will never be a comprehensive solution in the foreseeable future, although there are many clever ideas.</text:p>
          </table:table-cell>
          <table:table-cell office:value-type="string" calcext:value-type="string">
            <text:p>negative</text:p>
          </table:table-cell>
          <table:table-cell table:number-columns-repeated="1021"/>
        </table:table-row>
        <table:table-row table:style-name="ro32">
          <table:table-cell office:value-type="string" calcext:value-type="string">
            <text:p>Ich unterstelle Ihnen jetzt einfach mal, dass sie nicht dumm sind, obwohl diese Theorie durch ihren Kommentar nicht gerade gestützt wird. Aber, dass ihre Aussage völlig absurd ist, dürfte jedem klar sein. Nicht jedes Paar, das gerade arbeitslos ist, hat das Kind erst gezeugt, als es bereits arbeitslos war. Es soll da auch (so munkelt man) Familien geben, die die Kinder gezeugt haben, bevor sie arbeitslos wurden. Das dürften, gemessen am gesamten Anteil von Paaren die Kinder haben und Hartz IV beziehen, wohl auch gar nicht mal so wenige sein. Von Unvernunft kann hier keine Rede sein. Und selbst wenn die Eltern unvernünftigerweise ein Kind gezeugt haben, während sie bereits Hartz IV bezogen, können sie das dem Kind, das dann darunter leiden muss, kaum zum Vorwurf machen. Faktisch leidet aber das Kind unter dieser Situation. Also ist die Frage der schuld der Eltern an diesem Umstand ohnehin die falsche Frage. Das Kind ist nun mal da, warum auch immer. Unüberlegtes handeln der Eltern als Rechtfertigung für die Armut des Kindes heranzuziehen kann man wohl getrost als menschenverachtend bezeichnen.</text:p>
          </table:table-cell>
          <table:table-cell office:value-type="string" calcext:value-type="string">
            <text:p>I'm just suggesting that they are not stupid, though this theory is not supported by their commentary. But that their statement is completely absurd, everyone should be clear. Not every couple who is currently unemployed first conceived the child when it was already unemployed. There are also rumors (there are rumors) about families having fathered the children before they became unemployed. That should be measured by the total share of couples have the children and refer Hartz IV, probably not even so few. From 'unreasonableness ?? there can be no question here. And even if the parents have unreasonably conceived a child while they were already in Hartz IV, they can hardly blame the child who then has to suffer. In fact, the child suffers from this situation. So the question is ?? blame ?? the parents in any case the wrong question anyway. The child is here, why ever. To use ill-considered action of the parents as a justification for the poverty of the child one can confidently call inhumane as inhuman.</text:p>
          </table:table-cell>
          <table:table-cell office:value-type="string" calcext:value-type="string">
            <text:p>negative</text:p>
          </table:table-cell>
          <table:table-cell table:number-columns-repeated="1021"/>
        </table:table-row>
        <table:table-row table:style-name="ro30">
          <table:table-cell office:value-type="string" calcext:value-type="string">
            <text:p>"An alle, die hier mit Alg2 nur die ""dummen faulen"" Arbeitslosen meinen, vergessen, dass es auch Alte und Kranke gibt, die für den Rest des Lebens mit diesem Geld klarkommen müssen!"</text:p>
          </table:table-cell>
          <table:table-cell office:value-type="string" calcext:value-type="string">
            <text:p>"To all those who here with Alg2 mean only the ""stupid lazy"" unemployed, forget that there are also the elderly and the sick who have to cope with the money for the rest of their lives!"</text:p>
          </table:table-cell>
          <table:table-cell office:value-type="string" calcext:value-type="string">
            <text:p>negative</text:p>
          </table:table-cell>
          <table:table-cell table:number-columns-repeated="1021"/>
        </table:table-row>
        <table:table-row table:style-name="ro14">
          <table:table-cell office:value-type="string" calcext:value-type="string">
            <text:p>"Seit seinem 22 Lebensjahr wird dieser Schnösel als Abgeordneter von uns alimentiert und verspottet jetzt auch noch die ""kleinen Leute"", als die uns Politiker so gern bezeichnen. GroKo ist unter Dach und Fach, der Platz an der Krippe ist sicher. Ihr dummen Wähler! 3 Euro am Tag gestehen CDU, CSU und SPD einem Kind am Tag im Hartz IV zu, um satt zu werden. Danke dafür! Derweil über 2 MIllionen Kinder. Gut zwei Drittel der Alleinjerziehenden landen im Hartz IV Paradies. in diesem Land sind Kinder das größtes Armutsrisisko, ihr Sonntagsredner der selbsternannten Volksparteien. Welches Argument kann es für einen arbeitenden, halbwegs vernunftbegabten und mit Selbstachtung ausgestatten Menschen geben, Parteien zu wählen, die diesen a-sozialen und aroganten Schnösel auch noch zu Ministerwürden verhelfen?"</text:p>
          </table:table-cell>
          <table:table-cell office:value-type="string" calcext:value-type="string">
            <text:p>"Since his age of 22, this Schnösel is as a member of us fed and ridiculed now even the ""little people"", as politicians so often call us. GroKo is in the box, the place at the crib is safe. You stupid voters! 3 Euro a day CDU, CSU and SPD confess to one child a day in Hartz IV to get full. Thanks for that! Meanwhile over 2 million children. A good two thirds of the lone parents land in Hartz IV Paradies. In this country, children are the greatest risk of poverty, their Sunday speaker of self-proclaimed people's parties. What argument can there be for a working, semi-rational and self-respecting person to choose parties that will help make this a-social and arogant scoundrel ministerial?"</text:p>
          </table:table-cell>
          <table:table-cell office:value-type="string" calcext:value-type="string">
            <text:p>negative</text:p>
          </table:table-cell>
          <table:table-cell table:number-columns-repeated="1021"/>
        </table:table-row>
        <table:table-row table:style-name="ro27">
          <table:table-cell office:value-type="string" calcext:value-type="string">
            <text:p>"Zitat ""Warum setzen Paare, denen Hartz IV zu wenig ist, Kinder in die Welt?"" Um vielleicht Zeitweise vom Jobcenter wegzukommen? Um Frei gestellt zu werden von Ausbildung und Vermittlung? Unsere Jugend ist in der Beziehung nicht halb so dumm wie immer behauptet und hat auch Ahnung von Verhütung."</text:p>
          </table:table-cell>
          <table:table-cell office:value-type="string" calcext:value-type="string">
            <text:p>"Quote ""Why do couples, to whom Hartz IV is too little, put children into the world?"" Maybe to get away from the job center for a while? To be freed from education and mediation? Our youth is not half as stupid in the relationship as it always claims, and also has a clue about contraception."</text:p>
          </table:table-cell>
          <table:table-cell office:value-type="string" calcext:value-type="string">
            <text:p>negative</text:p>
          </table:table-cell>
          <table:table-cell table:number-columns-repeated="1021"/>
        </table:table-row>
        <table:table-row table:style-name="ro38">
          <table:table-cell office:value-type="string" calcext:value-type="string">
            <text:p>"Ein Aspekt der immer vergessen wird: dynamische Gesellschaften mit hoher Produktivität haben weniger fein gestrickte soziale Netze als Deutschland (z.B. USA). Die Philosophie dahinter ist: zuviel Sozialstaat nimmt den Druck aus dem Kessel und führt in der Konsequenz dazu, dass die Gesellschaft insgesamt an Dynamik und Produktivität verliert. Das geht zum Nachteil der Schwachen (und der Lustlosen), aber die Gesellschaft insgesamt profitiert davon. Danach wird der Bezug von Sozialleitungen grundsätzlich als asozial stigmatisiert, es sei denn man hat hat eine sehr gute Begründung (z.B. schwere Krankheit). Das System hat einen weiteren Vorteil: der Bezug von Sozialleistungen ist die absolute Ausnahme und keine Selbstverständlichkeit auf die man einen natürlichen Anspruch hat. Diese Philosophie mag man nicht mögen, aber man sollte auch zur Kenntnis nehmen, dass dieser gesellschaftspolitische Ansatz nicht völlig dumm ist und eine Reihe von Vorteilen hat. In USA wird am unteren Rand der Gesellschaft übrigens weniger gejammert als in Deutschland - Stichwort: Eigenverantwortung. Damit stellt sich die provozierende Frage: ist das Insistieren auf Eigenverantwortung ""asozial"" oder gar ""rechtsradikal"" oder ist es das klügere Konzept?"</text:p>
          </table:table-cell>
          <table:table-cell office:value-type="string" calcext:value-type="string">
            <text:p>"One aspect that is always forgotten is that dynamic, high-productivity societies have less well-knit social networks than Germany (e.g., the US). The philosophy behind this is: too much welfare state takes the pressure off the boiler and consequently leads to the fact that society loses overall momentum and productivity. This is to the detriment of the weak (and the listless), but society as a whole benefits from it. After that, social services are fundamentally stigmatized as antisocial, unless one has a very good justification (for example, serious illness). The system has another advantage: receiving social benefits is the absolute exception and not a matter of course to which one has a natural claim. One may dislike this philosophy, but it should also be noted that this sociopolitical approach is not completely stupid and has a number of advantages. Incidentally, in the USA, less complains at the bottom of society than in Germany - keyword: self-responsibility. This raises the provocative question: is the insistence on personal responsibility ""asocial"" or even ""right-wing radical"" or is it the wiser concept?"</text:p>
          </table:table-cell>
          <table:table-cell office:value-type="string" calcext:value-type="string">
            <text:p>negative</text:p>
          </table:table-cell>
          <table:table-cell table:number-columns-repeated="1021"/>
        </table:table-row>
        <table:table-row table:style-name="ro27">
          <table:table-cell office:value-type="string" calcext:value-type="string">
            <text:p>im Vergleich mit Afrika zu definidren ist einfach nur dumm. Es geht um den Vergleich in Deutschland Wo Versager wie die Manager von VW Millionen kassieren.. Und andere Menschem kaum über die Runden kommen. Ja ja die H4ler sind rauchende Faulenzer ... Die Hetze der Medien war erfolgreich</text:p>
          </table:table-cell>
          <table:table-cell office:value-type="string" calcext:value-type="string">
            <text:p>To definidren in comparison with Africa is just stupid. It's about the comparison in Germany Where failure as the managers of VW cash millions .. And other people hardly get by. Yes, yes, the people are smoking lazybones ... The hate of the media was successful</text:p>
          </table:table-cell>
          <table:table-cell office:value-type="string" calcext:value-type="string">
            <text:p>negative</text:p>
          </table:table-cell>
          <table:table-cell table:number-columns-repeated="1021"/>
        </table:table-row>
        <table:table-row table:style-name="ro9">
          <table:table-cell office:value-type="string" calcext:value-type="string">
            <text:p>Der Mann denkt an seine Zukunft und fährt zweigleisig.Falls es mit dem großen Aufstieg in der Politik doch nichts werden sollte oder er irgendwann einfach keine Lust auf ein Politikerdasein hat,so hält er sich mit sozial kalter Einstellung bei potentiellen Arbeitgebern aus Finanz und Industrie im Gespräch für einen eventuellen Vorstandsposten. Nein,dumm ist er nicht:Man darf sicher sein,dass gerade kleine Leute,die einkommenstechnisch gerade mal ein bisschen über den Hartz-V-Beziehern liegen,ihn - dennoch wählen werden.Die lieben seltsamerweise Politiker mit markigen Sprüchen,auch wenn diese ihren eigenen Interessen zuwiderlaufen.Die Wähler von Rechtsaußenparteien wie der AfD sind der Beweis dafür...</text:p>
          </table:table-cell>
          <table:table-cell office:value-type="string" calcext:value-type="string">
            <text:p>The man thinks of his future and drives zweigleisig.Falls it with the great rise in politics should be nothing or he just does not feel like a politician's life, he keeps himself with a socially cold attitude in potential employers from finance and industry Conversation for a possible board position. No, he is not stupid: You may be sure that just small people, the income-related just a bit about the Hartz V-recipients, him - will still vote. The oddly enough politicians with pithy sayings, even if these hers The voters of right-wing parties such as the AfD are the proof of this ...</text:p>
          </table:table-cell>
          <table:table-cell office:value-type="string" calcext:value-type="string">
            <text:p>negative</text:p>
          </table:table-cell>
          <table:table-cell table:number-columns-repeated="1021"/>
        </table:table-row>
        <table:table-row table:style-name="ro1">
          <table:table-cell office:value-type="string" calcext:value-type="string">
            <text:p>"Zuerst sollte Herr Habeck bei dem Thema ""Agenda2010"" schweigen, den die Grünen haben das in der Regierung mitbeschlossen, und nur deshalb ist die Zahl der aktiven Tafeln so explodiert. Tja der Spahn immer gut für´n dummen Spruch, so auch in der Hart Fair Sendung aus 09.2017 Mein Bankberater hat mir auch gesagt, sie haben nur Vier-Jahres-Verträge, sie kriegen nichts mehr, sagte Spahn. Das sei kein schlechter Witz, sondern wirklich so passiert... https://www.derwesten.de/kultur/fernsehen/jens-spahn-provoziert-bei-hart-aber-fair-mit-kredit-klage-id211893781.html"</text:p>
          </table:table-cell>
          <table:table-cell office:value-type="string" calcext:value-type="string">
            <text:p>"First, Mr Habeck should be silent on the Agenda2010 theme, which the Greens have co-opted in the government, and that is the only reason the number of active panels has so exploded. Well, the Spahn always good for a stupid saying, as in the Hart Fair broadcast from 09.2017 ?? My banker has also told me, they only have four-year contracts, they get nothing more, ""said Spahn. That was not a bad joke, but really happened ... https://www.derwesten.de/kultur/fernsehen/jens-spahn-provoziert-bei-hart-aber-fair-mit-kredit-klage-id211893781.html"</text:p>
          </table:table-cell>
          <table:table-cell office:value-type="string" calcext:value-type="string">
            <text:p>negative</text:p>
          </table:table-cell>
          <table:table-cell table:number-columns-repeated="1021"/>
        </table:table-row>
        <table:table-row table:style-name="ro33">
          <table:table-cell office:value-type="string" calcext:value-type="string">
            <text:p>Aber gerade wegen derjenigen die Hartz IV als bequeme soziale Hängematte missbrauchen wurden ja die Lesitungen auf Kosten der wirklich Bedürftigen immer weiter reduziert und immer strenger reglementiert um die Kosten nicht ins Uferlose ansteigen zu lassen. Dies ist alles andere als sozial gerecht, zumal wenn man mal einbezieht wie komfortabel Beamte hier in solchen Fällen versorgt sind! Warum setzt hier kein Politiker seine hohlen Versprechungen denn mal um? Wenn ich da an das sinnfreie Gefasel des Prof. Schulz zurückdenke wird mir heute noch schlecht. Aber die Bürger lassen sich nicht endlos verdummen, die Wahlergebnisse drücken dies ja schon aus und es kommt ganz sicher zu weiteren überfälligen Korrekturen, denn von sozialem Ausgleich ist schon gar keine Rede mehr! Eine Schande für ein Land in dem fast Vollbeschäftigung und angeblicher Fachkräftemangel vorherrscht.</text:p>
          </table:table-cell>
          <table:table-cell office:value-type="string" calcext:value-type="string">
            <text:p>But just because of those who abuse Hartz IV as a comfortable social hammock, the readings have been reduced at the expense of the really needy and ever more stringent regulations in order not to let the costs rise to the shoreless. This is anything but socially just, especially considering how comfortable civil servants are here in such cases! Why does not a politician enforce his hollow promises? When I think back to the meaningless drivel of Prof. Schulz I still feel sick today. But the citizens do not let themselves be dumbed down endlessly, the election results express that yes already and it certainly comes to other overdue corrections, because of social balance is no more speech! A shame for a country in which almost full employment and alleged skills shortage prevails.</text:p>
          </table:table-cell>
          <table:table-cell office:value-type="string" calcext:value-type="string">
            <text:p>negative</text:p>
          </table:table-cell>
          <table:table-cell table:number-columns-repeated="1021"/>
        </table:table-row>
        <table:table-row table:style-name="ro9">
          <table:table-cell office:value-type="string" calcext:value-type="string">
            <text:p>Ihr Beitrag ist schlicht unerträglich. Ist ihnen vielleicht schon mal der Gedanke gekommen, dass man durch eine plötzliche schwere Erkrankung, den unverschuldeten Verlust des Arbeitsplatzes, die Pflegebedürftigkeit der Eltern, eine Ehescheidung, die Geburt eines behinderten Kindes oder sonstige unerwarteten Einschläge in Not geraten kann? Das kann schneller gehen, als so manch einer vermutet. Und dann muss man sich noch von Ignoranten wie Ihnen als Loser beschimpfen und als verantwortungslos bezeichnen lassen. Was sind Sie doch für ein dummer Mensch. Ich wünsche niemandem etwas Böses, auch Ihnen nicht. Aber vielleicht doch mal ein erhellendes Erlebnis, das Ihnen zeigt, auf welchem Holzweg Sie sich mit Ihrer Denkweise befinden.</text:p>
          </table:table-cell>
          <table:table-cell office:value-type="string" calcext:value-type="string">
            <text:p>Your contribution is simply unbearable. Have you ever had the idea that a sudden serious illness, involuntary loss of a job, needing care for your parents, divorce, the birth of a disabled child or any other unexpected impact can lead you to misery? This can go faster than some people suspect. And then you have to insult even ignorant like you as a loser and be described as irresponsible. What a stupid person you are. I do not wish anyone any harm, including you. But maybe it's an enlightening experience that shows you the path of your way of thinking.</text:p>
          </table:table-cell>
          <table:table-cell office:value-type="string" calcext:value-type="string">
            <text:p>negative</text:p>
          </table:table-cell>
          <table:table-cell table:number-columns-repeated="1021"/>
        </table:table-row>
        <table:table-row table:style-name="ro5">
          <table:table-cell office:value-type="string" calcext:value-type="string">
            <text:p>Ich bin aufgrund von Verschleißerscheinungen und mehreren Bandscheibenvorfällen Schmerzpatient. Meinen Lebensunterhalt muss ich von ALG II bestreiten. Eigentlich bin ich darauf angewiesen, viermal im Monat in die nächstgelegene Universitätsklinik zur ambulanten Schmerztherapie zu fahren. Diesen Weg müsste ich zu einem kleinen Teil (Zwei Kilometer auf Hin- und Rückfahrt) per Taxi zurücklegen, weil ich diese Strecke wegen sehr starker Schmerzen nicht zu Fuß oder mit dem Fahrrad bewältigen kann. Weil ich mir diese Fahrtkosten nicht vom ALG II leisten kann, habe ich beim zuständigen Jobcenter die Übernahme der Fahrtkosten beantragt. Die Übernahme sowie der entsprechende Widerspruch wurden abgelehnt. Seitens des Jobcenters wurde noch angemerkt, ich könne ja Erwerbsunfähigkeitsrente beantragen (!) . Ich kann mir also eine an und für sich dringend notwendige medizinische Behandlung nicht leisten. Eine derartige Verfahrensweise kann ich nur als zynisch bezeichnen. Dem netten Herrn Spahn wünsche ich, dass er sich nur einmal für ein halbes Jahr in meiner Situation befindet, damit er erkenntm was für einen Unfug er verzapft. Zu seinen Gunsten will ich einmal annehmen, dass er mit einem derartigen einfach nur dummen Gerede am rechten Rand nach Stimmen fischt.</text:p>
          </table:table-cell>
          <table:table-cell office:value-type="string" calcext:value-type="string">
            <text:p>I am a pain patient due to signs of wear and multiple herniated discs. I have to earn my living from ALG II. Actually, I am dependent on driving four times a month to the nearest university clinic for outpatient pain therapy. I would have to take this route by taxi for a small part (two kilometers on return), because I can not walk or cycle this route because of very heavy pain. Because I can not afford these travel costs from the ALG II, I applied for the takeover of the travel costs from the responsible job center. The takeover and the corresponding objection were rejected. On the part of the job center was still noted, I could indeed apply for disability pension (!). So I can not afford an urgently needed medical treatment. I can only call such a procedure cynical. I wish the nice Mr. Spahn that he is in my situation only once for half a year, so that he recognizes what kind of mischief he is tampering with. In his favor, I want to assume that he fishes for voices with just such stupid talk on the right edge.</text:p>
          </table:table-cell>
          <table:table-cell office:value-type="string" calcext:value-type="string">
            <text:p>negative</text:p>
          </table:table-cell>
          <table:table-cell table:number-columns-repeated="1021"/>
        </table:table-row>
        <table:table-row table:style-name="ro18">
          <table:table-cell office:value-type="string" calcext:value-type="string">
            <text:p>"Genau, wer mit Geld umgehen kann, das Rauchen sein lässt, aufs Kino verzichtet - auf Urlaub sowieso - und sein Schulkind mit Klamotten aus der Kleiderkammer ausstattet, der mag wohl knapp über die Runden kommen. Niemand erwartet, dass der Staat jedem ein ""tolles Leben"" finanziert. Aber viele erwarten zu Recht, dass er jedem ein menschwürdiges Dasein ermöglichen sollte. Ihnen verzeihe ich Ihre dummen Äußerungen, einem Berufs-Politiker wie dem Karrieristen Spahn jedoch nicht."</text:p>
          </table:table-cell>
          <table:table-cell office:value-type="string" calcext:value-type="string">
            <text:p>"Exactly, who can deal with money, lets the smoking, the cinema waived - on vacation anyway - and his schoolchild outfits with clothes from the clothing store, which may well just make ends meet. Nobody expects the state to finance everyone a ""great life"". But many rightly expect that it should enable everyone a dignified existence. I do not forgive you for your stupid comments, a professional politician like the careerist Spahn."</text:p>
          </table:table-cell>
          <table:table-cell office:value-type="string" calcext:value-type="string">
            <text:p>negative</text:p>
          </table:table-cell>
          <table:table-cell table:number-columns-repeated="1021"/>
        </table:table-row>
        <table:table-row table:style-name="ro1">
          <table:table-cell office:value-type="string" calcext:value-type="string">
            <text:p>1) Halten Sie die Kommunisten wirklich für so dumm, dass sie in die Verfassung schreiben: Kritik am Führer ist nicht gestattet? Aber in der Praxis wird die Meinungsfreiheit durch die Machtkonzentration selbst innerhalb der KPCh immer mehr eingeengt. 2) Natürlich hat das mit Mao zu tun: Power tends to corrupt and absolute power corrupts absolutely. 3) https://www.nzz.ch/meinung/chinas-xi-jinping-will-unbeschraenkt-herrschen-wieso-der-kaiser-kein-erfolgsmodell-mehr-ist-und-wie-der-westen-darauf-reagieren-sollte-ld.1362132</text:p>
          </table:table-cell>
          <table:table-cell office:value-type="string" calcext:value-type="string">
            <text:p>"1) Do you think the Communists are so stupid that they write in the constitution: ""criticism of the leader is not allowed ??? But in practice, freedom of expression is increasingly constrained by the concentration of power within the CCP itself. 2) Of course, this has to do with Mao: ""Power tends to corrupt and absolute power corrupts absolutely. ?? 3) https://www.nzz.ch/meinung/chinas-xi-jinping-will-unbedraenkt-herrschen-wieso-der-kaiser-kein-erfolgsmodell-mehr-ist-und-wie-der-Westen-darauf- react-should-ld.1362132"</text:p>
          </table:table-cell>
          <table:table-cell office:value-type="string" calcext:value-type="string">
            <text:p>negative</text:p>
          </table:table-cell>
          <table:table-cell table:number-columns-repeated="1021"/>
        </table:table-row>
        <table:table-row table:style-name="ro29">
          <table:table-cell office:value-type="string" calcext:value-type="string">
            <text:p>Deutsche Waffen gehen alle in Kriesengebiete oder sogar Kriegsteilnehmer (Katar, Saudi-Arabien). Das ist nach GG verboten! Und dumm ist es allemal, denn irgendwann werden diese Waffen auch gegen unsere eigenen Truppen im Auslandseinsatz gerichtet sein. Nur eine Frage der Zeit, denn wer kann kontrollieren, an welche Terrorristen unsere Waffen verschoben werden?</text:p>
          </table:table-cell>
          <table:table-cell office:value-type="string" calcext:value-type="string">
            <text:p>German weapons are all in Kriesengebiete or even war participants (Qatar, Saudi Arabia). That is forbidden after GG! And it is always stupid, because at some point these weapons will also be directed against our own troops abroad. Only a matter of time, because who can control to which terrorists our weapons are moved?</text:p>
          </table:table-cell>
          <table:table-cell office:value-type="string" calcext:value-type="string">
            <text:p>negative</text:p>
          </table:table-cell>
          <table:table-cell table:number-columns-repeated="1021"/>
        </table:table-row>
        <table:table-row table:style-name="ro30">
          <table:table-cell office:value-type="string" calcext:value-type="string">
            <text:p>Jeder hat die Freiheit den politischen Gegner als dumm zu bezeichnen. Das geschieht hauptsächlich dann, wenn einer nicht über Argumente verfügt, welche dieses Urteil belegen.</text:p>
          </table:table-cell>
          <table:table-cell office:value-type="string" calcext:value-type="string">
            <text:p>Everyone has the freedom to call the political opponent stupid. This happens mainly when one does not have arguments to support this verdict.</text:p>
          </table:table-cell>
          <table:table-cell office:value-type="string" calcext:value-type="string">
            <text:p>negative</text:p>
          </table:table-cell>
          <table:table-cell table:number-columns-repeated="1021"/>
        </table:table-row>
        <table:table-row table:style-name="ro1">
          <table:table-cell office:value-type="string" calcext:value-type="string">
            <text:p>Sind die Zahlen ein Richtmaß oder sind die wirklich so festgeschrieben, dass man Deutschland dafür verklagen kann? Eher das letzte! Ansonsten weiß man bei Trump gar nicht, was Sache ist! Vor kurzem noch die Nato obsolent bezeichnen und jetzt darauf drängen, dass andere auch die Rechnung bezahlen müssen. Ich denke, dieser Pleitier hat ein neues Spielzeug entdeckt und möchte als Kriegsherr, vielleicht gegen Nordkorea, in die Geschichte eingehen. Vielleicht sollte man doch nicht ganz so viel Geld für Waffen ausgeben, damit Trump nicht auf dumme Gedankeen kommt!</text:p>
          </table:table-cell>
          <table:table-cell office:value-type="string" calcext:value-type="string">
            <text:p>Are the numbers a standard measure or are they really written down so that you can sue Germany for it? Rather the last one! Otherwise, Trump does not know what's up! Recently, NATO still obsolete and now urge that others must pay the bill. I think this lunatic has discovered a new toy and wants to go down in history as a warlord, perhaps against North Korea. Maybe you should not spend quite that much money on weapons, so Trump does not come up with stupid thoughts!</text:p>
          </table:table-cell>
          <table:table-cell office:value-type="string" calcext:value-type="string">
            <text:p>negative</text:p>
          </table:table-cell>
          <table:table-cell table:number-columns-repeated="1021"/>
        </table:table-row>
        <table:table-row table:style-name="ro45">
          <table:table-cell office:value-type="string" calcext:value-type="string">
            <text:p>Deutschland scheint dies vergessen zu haben. Das verschuldete Italien ist mit seinem Premier in Peking. Italien hat gerade eine ganze Reihe von Riesenprojekten in Bau. Alpenbasistunnel zwischen Turin und Lyon, Brennerbasistunnel, Apennindurchquerung bei Genua um die Achse Rotterdam Genua fertigzustellen, HG Apennindurchquerung Neapel-Bari, HG Fertigstellung Turin-Triest. Alles grosse eisenbahnprojekte. Es wird pünktlich zum Ceneribasistunnel mit seinen Anschlüssen fertig sein und dann wird Deutschland die einzige Lücke auf diesem europäischen Korridor darstellen. Eine Flachbahn in einem Tal, ohne geografischen Hindernisse und das mit 25 Jahre Verspätung auf den Staatsvertrag. Italien stellte auch gerade die neue 450 km lange Apenninautobahn (längs des Apennins) fertig zwischen Salerno und Reggio. Das wäre vergleichbar mit einer Autobahn in Längsrichtung der Alpen. Nicht nur dass Deutschland die Verkehrswege zu seinem 6. grössten Handelspartner Italien vernachlässigt, es vernachlässigt auch seine mitteleuropäische Position. Wie kann ein Land so dumm sein und keine Anschlüsse an Gotthard, Brenner bauen oder Lindau München mit Dieselholperzügen zu betreiben?</text:p>
          </table:table-cell>
          <table:table-cell office:value-type="string" calcext:value-type="string">
            <text:p>Germany seems to have forgotten this. The indebted Italy is in Beijing with its prime minister. Italy has a whole series of giant projects under construction. Tunnel tunnel between Turin and Lyon, Brenner base tunnel, Genoa crossing of the Apennine through the Rotterdam-Genoa axis, Naples-Bari Apennine crossing, HG completion Turin-Trieste. All major rail projects. It will be ready in time for the Ceneribasistunnel with its connections and then Germany will be the only gap on this European corridor. A flat railway in a valley, without geographical obstacles and that with 25 years delay on the state contract. Italy also completed the new 450 km long Apennine Highway (along the Apennines) between Salerno and Reggio. That would be comparable to a highway in the longitudinal direction of the Alps. Not only is Germany neglecting the traffic routes to its 6th largest trading partner Italy, it also neglects its Central European position. How can a country be so stupid and not build connections to Gotthard, Brenner or operate Lindau Munich with diesel-powered trains?</text:p>
          </table:table-cell>
          <table:table-cell office:value-type="string" calcext:value-type="string">
            <text:p>negative</text:p>
          </table:table-cell>
          <table:table-cell table:number-columns-repeated="1021"/>
        </table:table-row>
        <table:table-row table:style-name="ro21">
          <table:table-cell office:value-type="string" calcext:value-type="string">
            <text:p>sondern Deutschland ist es, was n atürlich nicht ganz Europa entspricht. Gentiloni, der Premier Italiens ist da und auch Spaniens Premier. Italien ist ein G7 Land wie Deutschland und nicht so dumm seine Handelswege zu vernachlässigen. Es wäre wohl besser man würde zusammen arbeiten, damit man auch die eigenen Ideen einbringen könnte oder sein Land anschliessen. Es wird ja auch eifrig über die Transsibirische Eisenbahn gesprochen die aufgewertet werden soll. Anstatt skeptisch zu sein könnte ja Deutschland mal eine Eisenbahnoffensive starten anstatt nur auf veraltete Dieseltechnologie zu setzen. War Dobrindt als Verkehrsminister nicht in Peking? Wahrscheinlich nicht....</text:p>
          </table:table-cell>
          <table:table-cell office:value-type="string" calcext:value-type="string">
            <text:p>but Germany is what naturally does not correspond to all of Europe. Gentiloni, the Italian Prime Minister, is here as well as Spain's Prime Minister. Italy is a G7 country like Germany and not so stupid to neglect its trade routes. It would be better to work together so that you could bring in your own ideas or join your country. It is also eagerly talked about the Trans-Siberian Railway to be upgraded. Instead of being skeptical, Germany could start a railroad offensive instead of relying on outdated diesel technology. Was Dobrindt as Transport Minister not in Beijing? Probably not....</text:p>
          </table:table-cell>
          <table:table-cell office:value-type="string" calcext:value-type="string">
            <text:p>negative</text:p>
          </table:table-cell>
          <table:table-cell table:number-columns-repeated="1021"/>
        </table:table-row>
        <table:table-row table:style-name="ro16">
          <table:table-cell office:value-type="string" calcext:value-type="string">
            <text:p>wenn die EU und damit besonders Deutschland entweder zu dumm, zu langsam oder vielleicht auch zu geizig ist, anderen ärmeren Ländern zu helfen und damit dort mit Hilfe von finanziellen Mitteln Einfluss zu bekommen, sollten sich diese Damen und Herren nicht wundern, wenn die schlauen und fleißigen Chinesen die Nase vorn haben. Meckern hilft nicht!</text:p>
          </table:table-cell>
          <table:table-cell office:value-type="string" calcext:value-type="string">
            <text:p>If the EU, and thus especially Germany is either too stupid, too slow or perhaps too stingy to help other poorer countries and thus get there with the help of financial resources, these ladies and gentlemen should not be surprised if the smart and diligent Chinese have the edge. Complaining does not help!</text:p>
          </table:table-cell>
          <table:table-cell office:value-type="string" calcext:value-type="string">
            <text:p>negative</text:p>
          </table:table-cell>
          <table:table-cell table:number-columns-repeated="1021"/>
        </table:table-row>
        <table:table-row table:style-name="ro39">
          <table:table-cell office:value-type="string" calcext:value-type="string">
            <text:p>"Ist ja toll, dass ein deutscher Politiker eingesehen hat, dass ein Computer eine dumme Maschine ist, die zu ihrem Betrieb Instruktionen durch den Menschen braucht! Dass diese Instruktionen dann Sprachen bilden, die man lernen muss, ist der nächste Schritt der Erkenntnis. Dann soll die Frau Bär mal dafür wirken, dass die Kinder strukturiertes Lernen von Sprachen lernen, statt durch planloses Herumtippen auf Smartphones ""Learning by Doing"" zu erfahren. Lesen, Schreiben, Rechnen, möglichst in deutscher Sprache und nicht türkisch, arabisch oder Hindu sind die Grundvoraussetzungen für eine erfolgreiche Tätigkeit als Informatiker. Englisch würde auch nicht schaden, da die meisten Progarmmiersprachen aus dem englisch-sprachigen Raum kommen, auch wenn es den Brexit-Gegnern nicht paßt."</text:p>
          </table:table-cell>
          <table:table-cell office:value-type="string" calcext:value-type="string">
            <text:p>"It's great that a German politician has realized that a computer is a stupid machine that needs instructions from humans for its operation! That these instructions then form languages ​​that you have to learn is the next step of knowledge. Then the woman Bär is to work for the time that the children learn structured learning of languages, rather than by haphazard tapping on smartphones learn ""learning by doing"". Reading, writing, arithmetic, if possible in German and not Turkish, Arabic or Hindu are the basic requirements for a successful career as a computer scientist. English would not hurt either, since most programming languages ​​come from the English-speaking world, even if it does not suit the Brexit opponents."</text:p>
          </table:table-cell>
          <table:table-cell office:value-type="string" calcext:value-type="string">
            <text:p>negative</text:p>
          </table:table-cell>
          <table:table-cell table:number-columns-repeated="1021"/>
        </table:table-row>
        <table:table-row table:style-name="ro32">
          <table:table-cell office:value-type="string" calcext:value-type="string">
            <text:p>"Ob die überhaupt weiß was hinter dem Schlagwort ""programmieren"" steht? Damit hat sie sich doch bereits im Vorfeld als ""Heiße Luft Tante"" entlarvt! Oder welche Programmiersprache/Datenbanken sollen die Konder lernen? Oder gleich alle und danach in Rente? Wie sieht es mit Versionenwechsel aus? Ich erinnere mich an meine eigene IT Ausbildung (1981) - da musste sogar eine andere IHK gesucht werden um die Abschlussprüfung machen zu können. Denn die eigentlich zuständige wollte Lehrpläne, usw., die Programmiersprachen genau prüfen und alles auf Punkt und Komma festlegen (Dauer ca. 5 JAhre). Dabei wurde völlig ignoriert, dass jährlich neue Versionen/Weiterentwicklungen auf den Markt kamen - dazu hätte man dann wieder neue Lehrpläne einreichen müssen. Die Kinder sollten zwei Grundregeln lernen: 1. Das Problem sitzt immer vor dem PC 2. RTFM (read this fantastic manual! (es gibt aber noch eina dneres Wort mit fxxxung) Und dazu die dritte deutschlandspezifische Regel: Politiker haben nixxe Ahnung und schwafeln nur dumm rum!"</text:p>
          </table:table-cell>
          <table:table-cell office:value-type="string" calcext:value-type="string">
            <text:p>"If they even know what is behind the keyword ""programming""? She has already unmasked in advance as ""hot air aunt""! Or which programming language / databases should the Konders learn? Or all of them and then retired? What about version changes? I remember my own IT training (1981) - there was even a need to look for another IHK to take the final exam. Because the actually responsible wanted curricula, etc., the programming languages ​​examine exactly and everything on point and comma set (duration approx. 5 years). It was completely ignored that every year new versions / developments came on the market - this would have to submit again new curricula. The children should learn two basic rules: 1. The problem is always in front of the PC 2. RTFM (read this fantastic manual!) (And there is still aa dneres word with fxxxung) And the third German specific rule: politicians have nixxe hunch and only talk stupid rum!"</text:p>
          </table:table-cell>
          <table:table-cell office:value-type="string" calcext:value-type="string">
            <text:p>negative</text:p>
          </table:table-cell>
          <table:table-cell table:number-columns-repeated="1021"/>
        </table:table-row>
        <table:table-row table:style-name="ro14">
          <table:table-cell office:value-type="string" calcext:value-type="string">
            <text:p>"Was ist Frau Bär? Nett gesagt, vielleicht ein saudummes Kalb?Sie redet von Tabletts in Schulen und nicht von den tausenden Ärzten Und Lehrer die das aus gesundheitlichen und pädagogischen Gründen dies verhindern wollen.Da dies die reichen degenerierten Kinder in ihren Privatschulen (Profit Profit) haben, muss das noch lange nicht sinnvoll sein. Das ist Frau Bär, alles was der Geldadel macht gefällt ihr.Kein Pendler will ein autonomes AUto, denn die Potenzierug der Staus ist damit vorgegeben. Die Gangster Autoindustrie will das, denn dann gibt es sicherlich wieder Subventionen.Frau Bär soll auf ihren alten Arbeitsplatz - Melkerin auf der Alb.Da soll sie bleiben - auch immer Winter.Selbst für Bayern ist Frau Bär ein selten dummes Exemplar von ""Politikerin"".Von Digitalismus hat sie weniger Ahnung als ihr bayrische Kuh vom Polkatanzen."</text:p>
          </table:table-cell>
          <table:table-cell office:value-type="string" calcext:value-type="string">
            <text:p>"What is Frau Bär? She talks about trays in schools and not the thousands of doctors and teachers who want to prevent this for health and educational reasons does not make sense for a long time. This is Mrs. Bär, everything the money needle likes her. No commuter wants an autonomous AUto, because the potentiation of congestion is thus given. The gangster auto industry wants that, because then there are certainly back subsidies.Wife Bär should on their old job - milkmaid on the Alb.Da they should stay - always winter.Self for Bayern, Ms. Bär is a rare stupid copy of ""politician"" From digitalism she has less idea than her Bavarian cow from the Polkatanzen."</text:p>
          </table:table-cell>
          <table:table-cell office:value-type="string" calcext:value-type="string">
            <text:p>negative</text:p>
          </table:table-cell>
          <table:table-cell table:number-columns-repeated="1021"/>
        </table:table-row>
        <table:table-row table:style-name="ro12">
          <table:table-cell office:value-type="string" calcext:value-type="string">
            <text:p>"Mein Trost für die Kritiker und Enttäuschten dieser Minister-Auswahl der SPD. Die Auswahl der SPD-Minister kann man aber auch positiv sehen: Ich kann unter den SPD-Kandidaten niemand finden, der an Unfähigkeit, rüpelhaftem Auftreten und dummen Phrasen (""Das Schlimmste ist ein fußballspielender, ministrierender Senegalese"") den künftigen Auto-Lobbyisten B.Scheuert von der CSU übertrifft."</text:p>
          </table:table-cell>
          <table:table-cell office:value-type="string" calcext:value-type="string">
            <text:p>"My consolation for the critics and disappointments of this ministerial selection of the SPD. However, the selection of SPD ministers can also be seen positively: I can not find anyone among the SPD candidates who is incompetent, boorish and stupid phrases (""The worst is a football-playing, ministrierend Senegalese"") the future car lobbyists B .checked by the CSU surpasses."</text:p>
          </table:table-cell>
          <table:table-cell office:value-type="string" calcext:value-type="string">
            <text:p>negative</text:p>
          </table:table-cell>
          <table:table-cell table:number-columns-repeated="1021"/>
        </table:table-row>
        <table:table-row table:style-name="ro40">
          <table:table-cell office:value-type="string" calcext:value-type="string">
            <text:p>Ziel von Faschismus ist am Ende immer die vollständige Versklavung des Pöbels. Das ist das Ziel, selbst wenn es am Ende zwangsläufig immer wieder blutig scheitern muss, weil man kann selbst die dümmsten Masse nicht ewig für dumm verkaufen. Dazu kommt, dass Deutschland nun wahrlich in keiner sonderlich guten Lage ist. Hier kann rasend schnell alles zusammenbrechen, dafür reicht schon eine bloße Erhöhung der Zinsen oder auch, dass sich andere Länder einfach nur gegen unsere billig Exporte abschirmen, was mit ziemlicher Sicherheit geschehen wird, die werden sich nicht alle wie Griechenland ausschlachten lassen. Know How? So toll ist Deutschland da nicht und wer nur noch auf billigen Profit aus ist, verliert da sehr schnell Führung und Anschluss - und dann ist da schlichtweg nichts mehr. Dann sind wir nur noch ein Zeitarbeitsland, ein billiger Zulieferer ohne jede Verhandlungsposition, zumal die Privatiers sich einfach davon machen werden.</text:p>
          </table:table-cell>
          <table:table-cell office:value-type="string" calcext:value-type="string">
            <text:p>The goal of fascism is in the end always the complete enslavement of the mob. That's the goal, even if it inevitably ends up bloody failing in the end, because even the dumbest crowd can not be stupid forever. In addition, Germany is truly not in a very good position. Everything can break down here very quickly, just a mere increase in interest rates or that other countries just shield themselves against our cheap exports, which will almost certainly happen, will not all be exploited like Greece. Know-how? Germany is not so great and who is only on cheap profit, loses there very fast leadership and connection - and then there is simply nothing more. Then we are just a temporary work country, a cheap supplier without any bargaining position, especially since the privatiers will simply make it.</text:p>
          </table:table-cell>
          <table:table-cell office:value-type="string" calcext:value-type="string">
            <text:p>negative</text:p>
          </table:table-cell>
          <table:table-cell table:number-columns-repeated="1021"/>
        </table:table-row>
        <table:table-row table:style-name="ro20">
          <table:table-cell office:value-type="string" calcext:value-type="string">
            <text:p>Und ja, das sind genau 51,67 % zu viel. Hier wäre ein 100%iges NEIN für Deutschland und die Welt wünschenswert gewesen. Und wie die gesamte Berichterstattung der Medien während der letzten Wochen eindeutig auf GroKo gebucht war - immerhin werden ja die Medien durch die nächste Regierung dahingehend entlastet, dass der Steuerzahler für Sozialversicherungsbeiträge für Zeitungszusteller aufkommt - so ist auch jetzt von einer 2/3 Mehrheit die Rede, um das Volk für dumm zu verkaufen. Deutschland zieh' dich warm an; die jetzige Legislaturperiode wird am Ende mehr als 50 % Deutsche in Armut geschickt haben - Europa wird noch schlimmer dran sein.</text:p>
          </table:table-cell>
          <table:table-cell office:value-type="string" calcext:value-type="string">
            <text:p>And yes, that's exactly 51.67% too much. Here a 100% NO would have been desirable for Germany and the world. And as the entire media coverage has been clearly booked on GroKo during the last few weeks - after all, the media will be relieved by the next government to pay taxpayers for social security contributions to newspaper feeders - so now is a 2/3 majority to sell the people for stupid. Germany dress warmly; the current legislature will end up sending more than 50% of Germans into poverty - Europe will be even worse off.</text:p>
          </table:table-cell>
          <table:table-cell office:value-type="string" calcext:value-type="string">
            <text:p>negative</text:p>
          </table:table-cell>
          <table:table-cell table:number-columns-repeated="1021"/>
        </table:table-row>
        <table:table-row table:style-name="ro39">
          <table:table-cell office:value-type="string" calcext:value-type="string">
            <text:p>"ist die Mineralölsteuer von Diesel ca. 20 Cent billiger als bei Benzin? Zur Subventionierung des Transportgewerbes! Kein Wunder, das der (schlaue) Autofahrer, der am meisten km pro Jahr abspult sich die letzten Jahre nen Diesel zugelegt hat. (Ich bin doch nicht blöd....) Unsere tollen Politiker haben mal wieder nix gerafft und sind ratlos, dass die Luft immer schlechter wird. Statt mal ein Tempolimit einzuführen, Gasantriebe zu fördern SUV's zu besteuern und die Flatrate auf's Autofahren zu verbieten (Dienstwagenregelung). Aber die Crux ist dass wir vom Auto Produzieren unsere Wirtschaft speisen und die ist wichtig- auf Teufel komm raus. Ein Auto was lange fährt, hat am Ende am wenigsten Dreck gemacht! Ständig dem Bürger neue Autos anzudrehen mit dem Hinweis:""jetzt noch mehr Öko drin"" ist Volksverdummung."</text:p>
          </table:table-cell>
          <table:table-cell office:value-type="string" calcext:value-type="string">
            <text:p>"is the fuel tax of diesel about 20 cents cheaper than gasoline? To subsidize the transport industry! No wonder that the (clever) car driver, who spins the most km per year, has increased his diesel fuel in recent years. (I'm not stupid ....) Our great politicians have once again gathered nothing and are at a loss that the air is getting worse. Instead of introducing a speed limit, promoting gas drives to tax SUVs and ban the flat rate on driving (company car regulation). But the crux of it is that we feed our economy from car production and that's important - hell on it. A car that drives for a long time has the least amount of dirt in the end! Constantly turning to the citizen of new cars with the note: ""now even more eco in it"" is folk dulling."</text:p>
          </table:table-cell>
          <table:table-cell office:value-type="string" calcext:value-type="string">
            <text:p>negative</text:p>
          </table:table-cell>
          <table:table-cell table:number-columns-repeated="1021"/>
        </table:table-row>
        <table:table-row table:style-name="ro32">
          <table:table-cell office:value-type="string" calcext:value-type="string">
            <text:p>Die NOX-Richtwerte (40 mg) stehen seit 20 Jahren fest. Seit 2010 sind die Richtwerte einzuhalten. Trotzdem hat die Regierung in den letzten 12 Jahren Dieselautos zugelassen, die Emissionswerte hatten, bei denen klar war, dass die 40 mg nicht eingehalten werden können. Das nenne ich Regierungsversagen. Durch Simulationsrechnungen hätte der Regierung unschwer klar sein müssen, dass mit den NOX-Werten für neuzugelassene Fahrzeuge kein Staat zu machen ist. Also hätte die Regierung Merkel seit 2005 verschärfte Zulassungswerte festsetzen müssen, damit die 40 mg eingehalten werden (auch auf das Risiko hin, dass dann das Angebot an Dieselfahrzeugen zusammenschnurrt bzw. die Nachfrage nach Dieselfahrzeugen wegen gestiegener Kosten einbricht). Das hat sie aber nicht getan. Für Thermofenster und das ganze übrige Messgedöns ist die Regierung verantwortlich (auch wenn die Industrie vermutlich nichts dagegen hatte). Die Aussagen vieler Politiker aus den Regierungsfraktionen grenzen daher für mich an Volksverdummung.</text:p>
          </table:table-cell>
          <table:table-cell office:value-type="string" calcext:value-type="string">
            <text:p>The NOX guidelines (40 mg) have been in place for 20 years. Since 2010, the guide values ​​have to be observed. Nevertheless, the government has approved diesel cars over the last 12 years that had emissions levels that made it clear that the 40 mg could not be met. That's what I call government failure. Simulation calculations should have made it clear to the government that no state can be made with the NOX values ​​for newly registered vehicles. Thus, since 2005, the German government has been required to set more stringent approval levels in order to comply with the 40 mg limit (including the risk that the supply of diesel vehicles will peter out or demand for diesel vehicles will collapse due to increased costs). But she did not do that. The government is responsible for thermal windows and the rest of Messedon (though the industry probably did not mind). The statements of many politicians from the governmental factions therefore border on humiliating my opinion.</text:p>
          </table:table-cell>
          <table:table-cell office:value-type="string" calcext:value-type="string">
            <text:p>negative</text:p>
          </table:table-cell>
          <table:table-cell table:number-columns-repeated="1021"/>
        </table:table-row>
        <table:table-row table:style-name="ro33">
          <table:table-cell office:value-type="string" calcext:value-type="string">
            <text:p>Niemand spricht über alternative kraftstoffe, weil das ein gewisses technisches verständnis erfordert. Laien belabern andere laien in brüssel um irre limits zu setzen, die andere laien aus studien fehlinterpretiert haben. Der rest der fast 82mio laien klatscht dann in die hände und zerfleischt sich selbst. Die wenigen fachleute im land schütteln nur mit dem kopf und können diese dummheit nicht fassen. Jedes gebaute elektroauto ist eine krasse umweltsünde, das sollte man mal kapieren. Wenn man einen drecksdiesel länger als drei jahre fährt, tut man mehr für die umwelt als ein fancy tesla käufer, der alle 3 jahre neu least bzw interkontinental reist. Diese wahrheit tut jedoch weh, genau wie ein kreuzfahrtschiff ganze 450kg pro tag an feinstaub raushämmert. Dafür braucht es millionen von vw dieselfahrzeugen. Kapiert der pöbel aber nicht. Wir kennen nur zwei schimpfwörter: flüchtlinge und diesel. Armselig.</text:p>
          </table:table-cell>
          <table:table-cell office:value-type="string" calcext:value-type="string">
            <text:p>Nobody talks about alternative fuels because that requires a certain amount of technical understanding. Laypeople invite other laypeople in Brussels to set the limits that other laymen have misinterpreted from studies. The rest of the almost 82mio laien claps his hands and mangles himself. The few professionals in the country only shake their heads and can not believe this stupidity. Every built electric car is a blatant environmental sin, you should get that. If you drive a dirt diesel for more than three years, you do more for the environment than a fancy tesla buyer who leases every 3 years or travels intercontinental. However, this truth hurts, just as a cruise ship hammers 450kg per day of fine dust. That requires millions of vw diesel vehicles. But the mob does not understand. We only know two dirty words: refugees and diesel. Pathetic.</text:p>
          </table:table-cell>
          <table:table-cell office:value-type="string" calcext:value-type="string">
            <text:p>negative</text:p>
          </table:table-cell>
          <table:table-cell table:number-columns-repeated="1021"/>
        </table:table-row>
        <table:table-row table:style-name="ro27">
          <table:table-cell office:value-type="string" calcext:value-type="string">
            <text:p>15 Millionen Dieslefahrer? So einfach kann man mit einem einzigen, populistischen Kommentar, der nur so strotzt vor abgedroschenen, dummen Platitüden, 15 Millionen deutsche Gesäße auf einmal lecken. Das muss Ihnen erst einmal jemand nachmachen, Herr Fleischauer.</text:p>
          </table:table-cell>
          <table:table-cell office:value-type="string" calcext:value-type="string">
            <text:p>15 million diesel drivers? It's so easy to lick 15 million German buttocks at once with a single, populist commentary brimming with trite, stupid platitudes. First of all someone has to imitate you, Mr. Fleischauer.</text:p>
          </table:table-cell>
          <table:table-cell office:value-type="string" calcext:value-type="string">
            <text:p>negative</text:p>
          </table:table-cell>
          <table:table-cell table:number-columns-repeated="1021"/>
        </table:table-row>
        <table:table-row table:style-name="ro17">
          <table:table-cell office:value-type="string" calcext:value-type="string">
            <text:p>Wie lange wissen wir schon, Rauchen ist furchtbar ungesund? Wir drucken dicke Warnhinweise auf die Schachteln, schmeißen die Raucher raus auf die Straße, machen die Kippen regelmäßig teurer. Alles wurscht, die Leute rauchen weiter. Weil sie es wollen. Weil es schmeckt. Der Diesel ist da nicht unähnlich. Hinten kommt Gift raus. Ist bekannt. Seit langem. Verbrauch 30-50% über Datenblatt. Schon OK, man will ja Spaß. Aber weil die Steuer sich am Datenblatt orientiert und der Diesel staatlich subventioniert an der Tanke do schön billig ist, kann man auch den noch dickeren SUV mit dem noch größeren Motor gut rechtfertigen. Die Leute wollen glauben dass die Erde eine Scheibe ist. So lange bis es partout nicht mehr zu leugnen ist. Oder wie im konkreten Fall, Gerichte geltendes Recht per Urteil durchsetzten - denn genau das tun Richter nun mal. Im von der Legislative (mithin unsere demokratisch gewählten Volksvertreter im Parlament) beschlossenen Gesetz nachschlagen und danach Urteilen. Das hat überhaupt gar nix mit staatlicher Enteignung zu tun, sondern allein mit kaltschnäuzigem Handeln der Industrie (Stichwort Verjährung zivilrechtlicher Ansprüche binnen 3 Jahren) und vollkommner Ignoranz und Inkompetenz auf Seiten der zuständigen Behörden. Das Ganze erinnert sehr an kleine Kinder, die permanent die Grenzen des machbaren bei ihren Eltern testen. Wenn da immer nur ein laues du gell, das machst jetzt aber nicht mehr, ich geb dir n Lolli zum Trost kommt, wirds irgendwann wirklich mühsam. So ungefähr wie wenn die dummen Dieselkäufern jetzt zum Händler rennen und denen Wie lange wissen wir schon, Rauchen ist furchtbar ungesund? Wir drucken dicke Warnhinweise auf die Schachteln, schmeißen die Raucher raus auf die Straße, machen die Kippen regelmäßig teurer. Alles wurscht, die Leute rauchen weiter. Weil sie es wollen. Weil es schmeckt. Der Diesel ist da nicht unähnlich. Hinten kommt Gift raus. Ist bekannt. Seit langem. Verbrauch 30-50% über Datenblatt. Schon OK, man will ja Spaß. Aber weil die Steuer sich am Datenblatt orientiert und der Diesel staatlich subventioniert an der Tanke do schön billig ist, kann man auch den noch dickeren SUV mit dem noch größeren Motor gut rechtfertigen. Die Leute wollen glauben dass die Erde eine Scheibe ist. So lange bis es partout nicht mehr zu leugnen ist. Oder wie im konkreten Fall, Gerichte geltendes Recht per Urteil durchsetzten - denn genau das tun Richter nun mal. Im von der Legislative beschlossenen Gesetz nachschlagen und danach Urteilen. Das hat überhaupt gar nix mit staatlicher Enteignung zu tun, sondern allein mit kaltschnäuzigem Handeln der Industrie (Stichwort Verjährung zivilrechtlicher Ansprüche binnen 3 Jahren) und vollkommener Ignoranz und Unfähigkeit auf Seiten der eigentlich zuständigen Behörden. Und wenn die armen Dieselkunden jetzt aufgrund der sog. Umweltprämie so blöd sind und denjenigen, die ihnen diesen Schlamassel eingebrockt haben, gleich die nächste Dreckschleuder abkaufen, dann kommt dabei eine ziemlich kümmerlicher Erziehungserfolg und dafür ein ziemlich gutes Geschäft für die Verursacher raus.</text:p>
          </table:table-cell>
          <table:table-cell office:value-type="string" calcext:value-type="string">
            <text:p>How long have we known that smoking is terribly unhealthy? We print thick warnings on the boxes, throw the smokers out into the street and regularly make the tipping more expensive. Everything is gone, the people continue to smoke. Because they want it. Because it tastes good. The diesel is not dissimilar. Behind comes out poison. Is known. For a long time. Consumption 30-50% over data sheet. OK, you want fun. But because the tax is based on the data sheet and the diesel subsidized state on the tank do nicely cheap, you can also justify the even thicker SUV with the even larger engine well. People want to believe that the earth is a disk. As long as there is no denying it. Or, as in this case, courts enforce applicable law by judgment - because that's what judges do. In law enacted by the Legislature (hence our democratically elected representatives in parliament) and then judgments. This has nothing at all to do with state expropriation, but only with callous acts of industry (keyword limitation of civil claims within 3 years) and perfect ignorance and incompetence on the part of the competent authorities. The whole thing is very reminiscent of small children who are constantly testing the limits of what's possible with their parents. If there is always a lukewarm you gell, but do not do it anymore, I'll give you Lolli for comfort ?? comes, it's really hard at some point. Just like when the stupid diesel buyers run to the dealers and to whom How long have we known, smoking is terribly unhealthy? We print thick warnings on the boxes, throw the smokers out into the street and regularly make the tipping more expensive. Everything is gone, the people continue to smoke. Because they want it. Because it tastes good. The diesel is not dissimilar. Behind comes out poison. Is known. For a long time. Consumption 30-50% over data sheet. OK, you want fun. But because the tax is based on the data sheet and the diesel subsidized state on the tank do nicely cheap, you can also justify the even thicker SUV with the even larger engine well. People want to believe that the earth is a disk. As long as there is no denying it. Or, as in this case, courts enforce applicable law by judgment - because that's what judges do. Look up the law passed by the Legislature and then Judge. This has nothing at all to do with state expropriation, but only with callous acts of industry (keyword limitation of civil claims within 3 years) and complete ignorance and inability on the part of the competent authorities. And if the poor diesel customers now due to the so-called. are so stupid and those who have brought this mess to you, buy the next dirt sling, then it comes out a pretty miserable educational success and a pretty good deal for the causer out.</text:p>
          </table:table-cell>
          <table:table-cell office:value-type="string" calcext:value-type="string">
            <text:p>negative</text:p>
          </table:table-cell>
          <table:table-cell table:number-columns-repeated="1021"/>
        </table:table-row>
        <table:table-row table:style-name="ro53">
          <table:table-cell office:value-type="string" calcext:value-type="string">
            <text:p>... in der ganzen Debatte vermisse. Das Fleischhauer-Märchen, dass wieder mal die Grünen und die Linken für alles Übel Schuld tragen, ist derartig abgedroschen, dass ich's wirklich nicht mehr hören kann. Im ganzen Artikel fällt nicht ein einziges Mal der Name Merkel (oder hab' ich's überlesen?). Danke für diese Blickrichtung! Diese erklärt zudem, warum alle anderen, die hätten aufdecken oder dem Betrug Einhalt gebieten müssen, weggesehen bzw. nichts getan haben! Es ging wohl schlicht darum die deutsche Automobilindustrie nicht beim Geld-Scheffeln zu stören! Und da dies auch NACH der Aufdeckung des Betrugs nicht sein darf, hat gefälligst der Kunde die Last zu tragen. Der ist derjenige, der sich am schlechtesten wehren kann, der hat ja keine Lobby! Ein Nebeneffekt ist, dass die Politikverdrossenheit durch solche Aktionen in unermessliche Höhen schnellt. Herr Fleischhauer hat womöglich in einem Punkt recht, den er allerdings derartig unterbetont, dass er kaum zu entdecken ist: Beim Diesel-Betrug ist das einseitig-interessengelenkte Zusammenwirken von Wirtschaft und Politik derartig eng, dass man an sich schon von einer Wirtschaft-Politik-Mafia sprechen müsste. Das ist dann allerdings etwas, was Wähler wirklich von der Wahl abhält bzw. die wohl einfacher gestrickten in die Arme der AfD treibt. Extrem fatal und vollkommen unentschuldbar! Allerdings nochmal: Der letzte Absatz fordert auf sich bei der nächsten Wahl daran zu erinnern, wer dem Betrug Vorschub geleistet hat. Dummerweise dummerweise lenkt Fleischhauer gleich nach dieser Feststellung von der Hauptverantwortlichen politischen Figur, Angela Merkel, ab, was natürlich typisch Fleischhauer ist: Alles übel hat gefälligst von links zu kommen. Ein kleines Geheimnis verrate ich ihm: Links ist sowas von tot, dass es toter eigentlich nicht geht. Was Sie (Fleischhauer) betreiben, ist quasi Leichenschändung. Man schlägt nicht auf Tote ein!</text:p>
          </table:table-cell>
          <table:table-cell office:value-type="string" calcext:value-type="string">
            <text:p>... miss in the whole debate. The Fleischhauer fairy tale that once again the Greens and the Left are to blame for all evil is so hackneyed that I really can not hear it anymore. The whole article does not even mention the name Merkel (or did I miss it?). Thanks for this line of sight! It also explains why anyone else who has had to uncover or stop the fraud has looked away or done nothing! It was probably simply the German car industry not to disturb the money bushel! And since this may not be AFTER the detection of fraud, the customer has to bear the burden. He is the one who can fight the worst, he has no lobby! A side effect is that political disenchantment from such actions skyrockets to immeasurable heights. Mr Fleischhauer may be right on one point, but he is so under-emphasized that he can hardly be discovered: In diesel fraud, the one-sided interest-driven interaction of business and politics is so close that one in itself of an economic policy Mafia would have to speak. However, that is something that really prevents voters from voting or that drives the probably simpler knitted into the arms of the AfD. Extremely fatal and completely inexcusable! However, again: The last paragraph demands to remember at the next election, who has contributed to the fraud. Stupidly stupid Fleischhauer distracts right after this statement of the main responsible political figure, Angela Merkel, from, which of course is typical Fleischhauer: Everything evil has to come from the left. A little secret I tell him: Left is something of dead, that it really does not go dead. What you do (butcher) is almost a desecration. You do not beat the dead!</text:p>
          </table:table-cell>
          <table:table-cell office:value-type="string" calcext:value-type="string">
            <text:p>negative</text:p>
          </table:table-cell>
          <table:table-cell table:number-columns-repeated="1021"/>
        </table:table-row>
        <table:table-row table:style-name="ro1">
          <table:table-cell office:value-type="string" calcext:value-type="string">
            <text:p>Und wer sich in den letzten 24 Monaten ein Diesel gekauft hat ist nicht nur naiv und dumm, sondern auch selbst schuld!! Jeder, der mit offenen Augen durch die Welt geht weiß es schon seit Jahrzehnten: Dieselabgase sind giftig und dreckig, Schaden immens unsere Gesundheit und Wohlbefinden. Und dagegen schützt kein Filter, Software, einspritzen von Harnstoff,.... Wo Dreck verbrannt wird bleibt auch nur Dreck übrig, das gilt im übrigen auch für Benziner. Schon als Kind träumte ich von einer autofreien, grüneren Welt. Weg mit dem Auto, es macht uns alle krank und es gibt genug Alternativen!</text:p>
          </table:table-cell>
          <table:table-cell office:value-type="string" calcext:value-type="string">
            <text:p>And who has bought a diesel in the last 24 months is not only naive and stupid, but also guilty! Anyone who walks around the world with open eyes knows it for decades: diesel fumes are poisonous and dirty, immensely damaging our health and well-being. And on the other hand protects no filter, software, injection of urea, .... Where dirt is burned remains only dirt left, that also applies to gasoline. Even as a child, I dreamed of a car-free, greener world. Away with the car, it makes us all sick and there are enough alternatives!</text:p>
          </table:table-cell>
          <table:table-cell office:value-type="string" calcext:value-type="string">
            <text:p>negative</text:p>
          </table:table-cell>
          <table:table-cell table:number-columns-repeated="1021"/>
        </table:table-row>
        <table:table-row table:style-name="ro26">
          <table:table-cell office:value-type="string" calcext:value-type="string">
            <text:p>Persönliches Pech? Weil sehendes Auge in ein Problem rennen? Der Artikel will etwas transportieren, schiesst sich aber mit Argumente ins aus, worüber man nur lächeln kann. Bewusst einen sauberen Diesel gekauft? Hä? Ein Abgas produzierendes Vehikel bewusst sauber? Und ja gerade Peugot ist der Gralsheiligen unter den Autobauern, sehr amüsant. War es nicht eher so das es in die Anforderung bestens passte? Die Dummen die Benziner fahren und Cents mehr bezahlen, als ich mit meinem Naturölprodukt?! Womit ich doch die gefühlt Leitlinie erfüllt habe die der Staat so haben wollte? 15 Millionen ausstehen, wo hat man bis jetzt gelebt? Niemand wird aufstehen sondern eher in Scham sitzen bleiben, weil man so dumm war. Und anstatt hinzugehen sich mal das System an sich zur Brust zu nehmen ist es wieder einer Schuld und ein anderer nicht, weil da ist es zu erwarten. Ich glaube man hat einfach den Beruf verfehlt.Klingt hart ist aber so. Vielleicht wäre Marktschreier mit Ambition passender. Aber ja Deutschland hat bis jetzt massiv ausgeblendet das Ziele die umgesetzt werden müssen, die man selbst mit beschlossen hat, jetzt brennen. Und den Schwächsten beissen immer die Hunde. Ballast muss von Bord und was nach viel aussieht muss viel bringen. Und lieber ein vergrätzter Autofahrer, als ein Heer von Arbeitlosen. Weil sonst die Industrie und sonstige Smogseuchen flüchten gehen.Das ist klarer politischer Lebenserhalt und daran wird sich nichts ändern! Das Beste zum Schluss, noch nicht bemerkt, das ein Klima geschaffen wurde wo man sich mit dem Nächsten nicht einig ist? Ja dann herzlich willkommen und Guten Morgen.</text:p>
          </table:table-cell>
          <table:table-cell office:value-type="string" calcext:value-type="string">
            <text:p>Personal bad luck? Because seeing eye run into a problem? The article wants to transport something, but shoots out arguments that you can only smile about. Consciously bought a clean diesel? Huh? An exhaust-producing vehicle deliberately clean? And yes, just Peugot is the Grail Saint among the car makers, very amusing. Was not it rather that it fit into the requirement perfectly? The stupid drive the gasoline and pay more cents than I with my natural oil product? With what I have fulfilled the felt guideline that the state wanted to have so? 15 million pending, where have you lived so far? Nobody will get up but rather stay in shame because you were so stupid. And instead of going to the chest to take it to yourself, it is again a blame and another is not because there is to be expected. I think you just missed the job. But it's hard. Maybe market barker with ambition would be more appropriate. But yes Germany has hitherto hidden the targets that must be implemented, which one has decided to burn, now. And the dogs always bite the weakest. Ballast has to leave the ship and what looks like a lot has to bring a lot. And rather an overblown car driver, as an army of unemployed. Because otherwise the industry and other Smogseuchen flee go. That is clear political life and it will not change! The best in the end, did not realize that a climate was created where you disagree with your neighbor? Yes, then welcome and good morning.</text:p>
          </table:table-cell>
          <table:table-cell office:value-type="string" calcext:value-type="string">
            <text:p>negative</text:p>
          </table:table-cell>
          <table:table-cell table:number-columns-repeated="1021"/>
        </table:table-row>
        <table:table-row table:style-name="ro44">
          <table:table-cell office:value-type="string" calcext:value-type="string">
            <text:p>Ihre Kolumnen, Herr Fleischhauer, sind nicht selten sehr interessant, weil sie die Probleme oft aus einem anderen Blickwinkel als gewöhnlich betrachten. Aber dieses Mal liegen Sie völlig daneben, mit Verlaub! Erstens: Die EU Verordnung, die die Abgaswerte vorschreibt, ist Älter als meine Teenie-Kinder. Selbst die mit 10 Jahren großzügig bemessene Übergangsfrist ist schon abgelaufen. Das sollte eigentlich genug Zeit gewesen sein, die bereits entwickelenten Technologien zur Abgasreduzierung einzubauen. Aber unsere Autoindustrie hat uns stattdessen lieber belogen und betrogen. Zweitens wohnen Sie, Herr Fleischhauer, offenbar nicht an einer viel befahrenen Straße oder müssen diese nicht mit dem Fahrrad oder als Fußgänger benutzen. (Wohnen Sie vielleicht draußen in der Vorstadt im Grünen, wo nur ab und zu einmal ein Auto vorbeikommt?) Denn sonst würden Sie wissen, welch eine Drecksluft in den Städten teilweise herrscht. Das Atmen macht dort keinen Spaß, und zwar mindestens 18 Stunden am Tag. Sie scheinen das in Ordnung zu finden. Aber die meisten anderen Bürger unseres Landes eben nicht. Drittens müssten die Dieselautobesitzer nicht die dummen sein, wenn es micht rechten Dingen zugehen würde. Wenn unsere Regierung ihre korruptes Verhältnis zu den Autoherstellern endleich aufgeben würde, müssten die Autohersteller für die Umrüstung aufkommen und ab sofort saubere Autos herstellen. Es wäre schön, Herr Fleischhauer, wenn Sie sich dafür einsetzen würden, statt gegen eine sauberere Luft zu argumentieren!</text:p>
          </table:table-cell>
          <table:table-cell office:value-type="string" calcext:value-type="string">
            <text:p>Their columns, Mr. Fleischhauer, are often very interesting because they often look at the problems from a different angle than usual. But this time you are completely wrong, with leave! First, the EU regulation, which requires exhaust emissions, is older than my teenage children. Even the generous 10-year transitional period has already expired. This should have been enough time to incorporate the technologies already developed for exhaust gas reduction. But our auto industry preferred to lied and cheat us instead. Secondly, Mr Fleischhauer, you do not seem to live on a busy road or you do not have to use it on a bicycle or as a pedestrian. (Do you live outside in the suburbs in the countryside, where only once in a while a car comes by?) Otherwise you would know, which part of the city's air pollution prevails. Breathing is no fun there, at least 18 hours a day. You seem to find that okay. But most other citizens of our country are not. Third, the diesel car owners would not have to be stupid if it were not right things. If our government would give up its corrupt relationship with the automakers at once, the automakers would have to pay for the retrofit and produce clean cars from now on. It would be nice, Mr Fleischhauer, if you were to argue instead of arguing for a cleaner air!</text:p>
          </table:table-cell>
          <table:table-cell office:value-type="string" calcext:value-type="string">
            <text:p>negative</text:p>
          </table:table-cell>
          <table:table-cell table:number-columns-repeated="1021"/>
        </table:table-row>
        <table:table-row table:style-name="ro16">
          <table:table-cell office:value-type="string" calcext:value-type="string">
            <text:p>...wer einen an der Nase herumführt? Das werte ich als Aufruf, beim nächsten mal nicht wählen zu gehen. Die Flüchtlingskrise hat gezeigt, dass sich die Mehrheit für dumm verkaufen lässt. So ein Volk ist angenehm. Dem kann man sogar die stärkste Branche kaputt machen ohne dass es auch nur einen Hauch von Gegenwind gibt.</text:p>
          </table:table-cell>
          <table:table-cell office:value-type="string" calcext:value-type="string">
            <text:p>... who leads one by the nose? I value that as a call, not to vote next time. The refugee crisis has shown that the majority can be sold for stupid. Such a people is pleasant. You can even break the strongest industry without even a hint of headwind.</text:p>
          </table:table-cell>
          <table:table-cell office:value-type="string" calcext:value-type="string">
            <text:p>negative</text:p>
          </table:table-cell>
          <table:table-cell table:number-columns-repeated="1021"/>
        </table:table-row>
        <table:table-row table:style-name="ro26">
          <table:table-cell office:value-type="string" calcext:value-type="string">
            <text:p>"Die Lüge fing damit an, dass die Presse - auch der Spiegel - die statistischen ""nicht gelebten Lebensjahren"" zu ""Toten"" gemacht hat (angeblich, weil man das dem dummen Volk ja irgendwie erklären müsse - tatsächlich aber deswegen, weil die allermeisten Journalisten den Unterschied selbst nicht verstanden hatten). Dann wollen wir mal ""verlorene Lebensjahre"" vergleichen, um einen Eindruck von der Bedeutung des Stickoxydproblems zu bekommen: 1.) Umweltverschmutzung in der DDR (grobe Schätzung) Anstieg der Lebenserwartung in den neuen Bundesländern seit der Wiedervereinigung: 4-4,5 Jahre. Wenn davon für 2 Jahre die Umweltverschmutzung in der DDR vernatwortlich war, dann sind das ca. 400.00 nicht gelebte Lebensjahe / Jahr (nur in der DDR - auf die Bevölkerung D heute umgerechnet ca. 2.000.000 nicht gelebte Lebensjahre/Jahr) 2.) Straßenverkehr BRD ca. 1974 - 14.800 Tote, diese entsprechen ca. 600.000 nicht gelebte Lebenesjahre / Jahr 3.) Straßenverkehr heute: 3.500 Tote/Jahr, diese entsprechen ca. 140.000 nicht gelebte Lebensjahren Dem stehen gegenüber (je nachdem, wessen Zahlen man glaubt) 6.000 - 50.000 vermutlich nicht gelebte Lebensjahre durch Stickoxyde. Natürlich ist das eine Zahl, die man verringern kann und auch sollte - aber Grund zur Panik besteht nun mal nicht. Im Wesentlichen handelt es sich um statistische Annahmen - denn Versuche, die den direkten Zusammenhang zwischen Dosis und Wirkung zeigen könnten, wurden offensichtlich (außer von der Automobilindustrie mit Affen) nicht gemacht."</text:p>
          </table:table-cell>
          <table:table-cell office:value-type="string" calcext:value-type="string">
            <text:p>"The lie began with the fact that the press - also the mirror - the statistical ""non-lived years of life"" to ""dead"" has made (allegedly, because one must explain this to the stupid people somehow - but in fact because most journalists the Did not understand difference itself). Then let's compare ""lost life years"" to get an idea of ​​the importance of the nitric oxide problem: 1.) Environmental pollution in the GDR (rough estimate) Increase in life expectancy in the new federal states since reunification: 4-4.5 years. If for 2 years the environmental pollution in the GDR was responsible, then that is approximately 400.00 unrealized Lebensjahe / year (only in the GDR - on the population D converted today approx. 2,000,000 non-lived years of life / year) 2.) Road traffic Germany approx. 1974 - 14,800 dead, these correspond to approx. 600,000 unrealized life years / year 3.) Road traffic today: 3,500 dead / year, this corresponds to approx. 140,000 non-lived years of life Opposite (depending on whose numbers one believes) 6,000 - 50,000 probably not lived years of life through nitric oxide. Of course this is a number that can and should be reduced - but there is no reason to panic. Essentially, these are statistical assumptions - because experiments that could show the direct relationship between dose and effect were obviously not made (except by the automotive industry with monkeys)."</text:p>
          </table:table-cell>
          <table:table-cell office:value-type="string" calcext:value-type="string">
            <text:p>negative</text:p>
          </table:table-cell>
          <table:table-cell table:number-columns-repeated="1021"/>
        </table:table-row>
        <table:table-row table:style-name="ro54">
          <table:table-cell office:value-type="string" calcext:value-type="string">
            <text:p>"Soso. Der pure Geiz... Man solle also den Umweltschützern oder -schreihälsen und der Eurokratie und dem schäbigen Umweltbundesamt und anderen Amtshansels wohl noch dafür dankbar sein, leben zu dürfen. ... ...dienn die seien es ja wohl, die unter Einsatz ihrer ganzen Breufsausübrung, Kraft usw. dafür sorgen, dass die Luft zwar immer dreckiger werde (Kombinatorik mehrfacher Chemieschadstoffe, noch kaum je vernünftig untersucht...), aber sich formal mal entweder nur dem CO2, oder nur den partikeln (schon die Unterscheidung ""lungengängig oder nicht"" überfordert...) oder mal dem NOx-Thema widmen wolle. Egal welches Einzelgift man gerade an den Wickel nimmt, man nimmt immer das andere. Und macht ein Riesengeschrei davon. Im übrigen ist es ein Unterschied, ob der normale Arbeitnehmer von seinen ""100.000 Euro Rente"" (in zehn Jahren, erbärmlich) Monat für Monat mit 800 EU herumknappst, oder ob ein lifestylish grün wähliger Beamter 4.500 EU Pension verzehrt. Damit kann man sich sein Rentner- oder Pensionärsleben sicherlich lebenswerter gestalten, Sie XXXXXXXXXX . Immer mal biss Dieseldreck in die Gegend blasen... auf der nächsten Kreuzfahrt über Hamburg, Malle und Venedig... Machen Sie sich mal klar, dass diese Mafia an Schreihälsen IMMER, nur und ausschließlich das alte Themenfeld, das das vergangenheitliche Kaufverhalten beeinflusste. konterkariert. Du machst es ihnen als Bürger also IMMER falsch, und nicht, weil ich dumm bin, sondern weil diese Schreihälse alle zwei Jahre die Straßenseite wechseln und dann wieder ""anders"" herumschreihalsen. Weil es daher SYSTEM und MASCHE ist, den Bürger immer ""andersherum"" zu beeinflussen - erst bringt man ihm den Diesel nahe, weil, spart ja CO2 ..., und dann, wenn Millionen einen haben, kurz darauf..., diskreditiert man ihn. .... USw. usf., etc. pp., ad nauseam. Demnächst Geschrei gegen Beinzier, Partikel... Darauf Geschrei gegen reine E-Autos - weil? ZU dicke Batterien, Dreck beim Bauen, Kinderarbeit bei den Erzen. Dann? brauchen wir alle einen kleinen Atomreaktor, angeblich dann sicher, sauber usw. usf. Immer wieder was neues. Alle zweidrei Jahre schreien sie von der anderen Straßenseite, und freuen sich einen Ast, wenn die medienlandschaft darauf eingeht, oder hereinfällt. Wenn Sie nicht selber zu den Profiteuren und Verabstaltern dieses miesen Sstems aus Lobby-geprägter Öffi-Beeinflusse gehören. In den Sack stecken, und Knüppel. Trifft immer die richtigen. Soso. Der pure Geiz... Wissen Sie, wieviel Glauben und Vertrauen ich Ihnen schenke? ...."</text:p>
          </table:table-cell>
          <table:table-cell office:value-type="string" calcext:value-type="string">
            <text:p>"So so. The sheer stinginess ... One should be grateful to the environmentalists or -schreihälsen and the Eurocracy and the shabby Federal Environment Agency and other official Hansel still be allowed to live. ... ... serve those who are well, the use of all their Breufsausüung, force, etc. ensure that the air is getting dirtier (combinatorics of multiple chemical pollutants, hardly ever studied reasonably ...), but himself formally either only the CO2, or just the particles (even the distinction ""respirable or not"" overwhelmed ...) or even want to dedicate the issue of NOx. No matter which single poison you take on the wrap, you always take the other one. And makes a big scream. By the way, it makes a difference whether the normal worker gets tired of his ""100,000 euro pension"" (ten years from now, pathetic) month after month with 800 EU or if a lifestylish green official consumes 4,500 EU pension. So you can make his pensioner or pensioner life certainly worth living, you XXXXXXXXXX. Every now and then bite diesel trash blow into the area ... on the next cruise over Hamburg, Malle and Venice ... Make it clear that this mafia at Schreihälsen ALWAYS, only and exclusively the old topic that influenced the past purchase behavior. counteracted. So, as a citizen, you are ALWAYS wrong, not because I am stupid, but because these screaming necks change sides of the street every two years and then scream around ""differently."" Because it is therefore SYSTEM and MASCHE always to influence the citizens ""the other way around"" - first of all they bring the diesel close to them, because, yes CO2 saves ..., and then, if millions have one, shortly afterwards ..., one discredits him. .... USw. etc., etc. pp., ad nauseam. Shouting against leg braces, particles ... Then shouting against pure electric cars - because? Too thick batteries, dirt when building, child labor in ores. Then? we all need a small nuclear reactor, supposedly safe, clean, etc., etc. Always something new. Every two or three years, they scream from across the street, enjoying a branch as the media landscape approaches or falls. If you do not belong to the profiteers and dancers of this lousy system of lobby-influenced public affairs. Put in the bag, and stick. Always the right one. So so. The pure stinginess ... Do you know how much faith and trust I give you? ...."</text:p>
          </table:table-cell>
          <table:table-cell office:value-type="string" calcext:value-type="string">
            <text:p>negative</text:p>
          </table:table-cell>
          <table:table-cell table:number-columns-repeated="1021"/>
        </table:table-row>
        <table:table-row table:style-name="ro27">
          <table:table-cell office:value-type="string" calcext:value-type="string">
            <text:p>Huii... ist das so? Mutet sich ziemlich konspirativ an. Und, davon mal abgesehen: Wenn ich Sie richtig deute, gehören Sie also zu den Erleuchteten und müssen mich und uns, aus naheliegenden Gründen, weiterhin dumm durchs Leben stolpern lassen. Mhmm... na gut, dann ist dass eben so.</text:p>
          </table:table-cell>
          <table:table-cell office:value-type="string" calcext:value-type="string">
            <text:p>Huii ... is that so? Is quite conspiratorial. And, apart from that, if I interpret you correctly, then you belong to the enlightened and must, for obvious reasons, continue stumbling through life for us and us. Mhmm ... well, that's just how it is.</text:p>
          </table:table-cell>
          <table:table-cell office:value-type="string" calcext:value-type="string">
            <text:p>negative</text:p>
          </table:table-cell>
          <table:table-cell table:number-columns-repeated="1021"/>
        </table:table-row>
        <table:table-row table:style-name="ro12">
          <table:table-cell office:value-type="string" calcext:value-type="string">
            <text:p>"Mit gesundem Menschenverstand und ohne Fanatismus wäre das jederzeit möglich gewesen - schon immer und überall. Nur mal so erwähnt... Die Menschheitsgeschichte erscheint nicht unbedingt in einem ""göttlichen"" Licht.""Dumm ist der, der Dummes tut."" Unglücklicherweise ist unsere Welt voll von solchen ""Dummen"", Und wir alle sind leider auch noch dumm genug, diese Leute zu unseren Anführern zu machen."</text:p>
          </table:table-cell>
          <table:table-cell office:value-type="string" calcext:value-type="string">
            <text:p>"With common sense and without fanaticism that would have been possible at any time - always and everywhere. Just mention it ... Human history does not necessarily appear in a ""divine"" light. ""Stupid is he who does stupid things."" Unfortunately, our world is full of such ""stupid"" people, and unfortunately we are all stupid enough to make these people our leaders."</text:p>
          </table:table-cell>
          <table:table-cell office:value-type="string" calcext:value-type="string">
            <text:p>negative</text:p>
          </table:table-cell>
          <table:table-cell table:number-columns-repeated="1021"/>
        </table:table-row>
        <table:table-row table:style-name="ro11">
          <table:table-cell office:value-type="string" calcext:value-type="string">
            <text:p>"Leider ist der Amerikaner zum großen Teil strunzdumm, ungebildet und schlicht in der Denkweise und dabei leider sehr selbstherrlich und komplett von sich überzeugt. Ich arbeite (leider) für ein amerikanisches Unternehmen und weiß wovon ich spreche (und da habe ich es schon mit der gebildeten ""Elite"" zu tun). Bin schon auf der Suche nach was anderem (für die die jetzt meckern wollten). Aber Mal ehrlich: was kann man verlangen? Amerika wurde von gescheiterten Existenzen (erfolgreiche Menschen verlassen nicht in Herrscharen das eigene Land) mit Waffengewalt den Ureinwohnern geklaut... somit gehört die Waffe für den Ami wie selbstverständlich zum Urerbe des Landes. Ich habe Mal einen Kollegen gefragt warum in den USA das Geschäft mit Alarmanlagen oder Homesecurity-Produkten deutlich hinter anderen Nationen verhinkt... die einfache Antwort war: wir brauchen keine Schlösser oder Alarmanlagen, wir haben Waffen. Wenn einer einbricht muss er damit rechnen erschossen zu werden! Noch irgendwelche Fragen zu diesem Kranken Volk? Wann gibt es endlich eine offizielle Reisewarnung für die USA? Für mich eines der gefährlichsten Länder der Welt, seit Donald Trump deutlich gefährlicher."</text:p>
          </table:table-cell>
          <table:table-cell office:value-type="string" calcext:value-type="string">
            <text:p>"Unfortunately, the American is for the most part stupid, uneducated and simple in the way of thinking and unfortunately very self-sufficient and completely convinced of himself. I am (unfortunately) working for an American company and know what I am talking about (and I already have to deal with the educated ""elite""). I'm already looking for something else (for those who now wanted to complain). But let's face it: what can you ask for? America was stolen from abusive livelihoods (successful people do not leave their own country in riots) by force of arms ... thus the weapon for the Ami is taken for granted as the country's natural heritage. I once asked a colleague why in the US the business with alarm systems or home security products lags far behind other nations ... the simple answer was: we do not need locks or alarm systems, we have weapons. If someone breaks in, he has to expect to be shot! Any questions about this sick people? When is there finally an official travel warning for the US? For me one of the most dangerous countries in the world, since Donald Trump much more dangerous."</text:p>
          </table:table-cell>
          <table:table-cell office:value-type="string" calcext:value-type="string">
            <text:p>negative</text:p>
          </table:table-cell>
          <table:table-cell table:number-columns-repeated="1021"/>
        </table:table-row>
        <table:table-row table:style-name="ro30">
          <table:table-cell office:value-type="string" calcext:value-type="string">
            <text:p>Mit anzusehen das Herr Trump mit seinen eignen Mitteln geschlagen wird das dumme anlügen ist das man sich immer weiter verstrickt und andere mit in den Schlamassel hinein zieht</text:p>
          </table:table-cell>
          <table:table-cell office:value-type="string" calcext:value-type="string">
            <text:p>To see that Mr. Trump is beaten with his own resources is the stupid lie is that you are always entangled and others into the mess</text:p>
          </table:table-cell>
          <table:table-cell office:value-type="string" calcext:value-type="string">
            <text:p>negative</text:p>
          </table:table-cell>
          <table:table-cell table:number-columns-repeated="1021"/>
        </table:table-row>
        <table:table-row table:style-name="ro7">
          <table:table-cell office:value-type="string" calcext:value-type="string">
            <text:p>Das Problem dabei ist, dass aus Sicht des immer größer werdenden Anteils von Wutbürgern inzwischen der weitaus größte Teil aller Familien Extremfälle sind, die mit aller gesetzlich möglichen Härte dafür bestraft werden müssen. Oder besser noch vorher die Gesetze massiv verschärft werden, damit noch härtere Sanktionen möglich sind. Von einer Familienministerin, die vorher Bezirksbürgermeisterin in Neukölln war, was in den Augen der Wutbürger eine no go Area ist, erwarten diese genau eine solche Bestrafungspolitik, die gar nicht hart genug ausfallen kann. Liefert Frau Giffey diese nicht umgehend, wird sie sehr schnell vom exakt gleichen Klientel, dass sie jetzt so begeistert begrüßt, als sozialromantische Gutmensch-Politikerin gebrandmarkt werden, die zu dumm für ihren Job ist. Normale Familien fallen dagegen eher nicht auf und bleiben somit unter dem Radar der Wutbürger. Was aber unter dem Radar der Wutbürger verborgen bleibt, gibt es aus deren Sicht schlicht nicht. Oder falls doch, dann nur als ganz seltener Ausnahmefall.</text:p>
          </table:table-cell>
          <table:table-cell office:value-type="string" calcext:value-type="string">
            <text:p>The problem with this is that, from the perspective of the ever-increasing share of angry citizens, by far the greater part of all families are extreme cases that must be punished with all legal hardship. Or better still before the laws are massively tightened, so that even tougher sanctions are possible. From a family minister, who was previously a district mayor in Neukölln, which is a no go area in the eyes of rage citizens, they expect exactly such a punishment policy that can not turn out hard enough. If Ms. Giffey does not deliver them promptly, she will very quickly be branded by the exact same clientele that she is now so enthusiastically welcomed as a social-romantic good-humourist politician who is too stupid for her job. Normal families, on the other hand, are less likely to be noticed and therefore remain under the radar of the rage citizens. But what remains hidden under the radar of the angry citizens, there is simply not from their point of view. Or if it does, then only as a very rare exception.</text:p>
          </table:table-cell>
          <table:table-cell office:value-type="string" calcext:value-type="string">
            <text:p>negative</text:p>
          </table:table-cell>
          <table:table-cell table:number-columns-repeated="1021"/>
        </table:table-row>
        <table:table-row table:style-name="ro12">
          <table:table-cell office:value-type="string" calcext:value-type="string">
            <text:p>Es war ja mal in den 70ern und 80ern so, dass sich Deutsche gern über Niederländer lustig gemacht haben, beispielsweise mit dummen Witzchen über niederländische Urlauber mit ihren Wohnwagen. Wenn Sie als Niederländer sich heute im Gegenzug über Deutschland und seine Politiker lustig machen, werden Sie dabei eindeutig mehr zu tun und mehr Spaß haben. Beste Grüße aus dem Ruhrgebiet :-)</text:p>
          </table:table-cell>
          <table:table-cell office:value-type="string" calcext:value-type="string">
            <text:p>It used to be in the 70s and 80s that Germans liked to make fun of Dutch people, for example with dumb jokes about Dutch tourists with their caravans. If, as a Dutchman, you make fun of Germany and its politicians in return, you will clearly have more to do and more fun. Best regards from the Ruhr area :-)</text:p>
          </table:table-cell>
          <table:table-cell office:value-type="string" calcext:value-type="string">
            <text:p>negative</text:p>
          </table:table-cell>
          <table:table-cell table:number-columns-repeated="1021"/>
        </table:table-row>
        <table:table-row table:style-name="ro32">
          <table:table-cell office:value-type="string" calcext:value-type="string">
            <text:p>"Nur noch weinen! Erst gabs mit den Jusos Hoffnung. Endlich mal bisschen frischen Wind in der Bude. Selbstsicher vorgetragen, muss man nicht mögen, aber allemal ein starker Auftritt. Dann greift der gescheiterte Kanzlerkandidat nach einem Ministeramt, in das ihn keiner zu sehen wünscht, nach dem Motto: ""Was mach ich denn jetzt, wo doch mein warmes Plätzchen in Brüssel nicht mehr ist?"". Er verschwindet dann gleich mal in der Versenkung, soweit OK. Unglaublich aber, wie taktisch dumm ein designierter Kanzler agieren kann. Zurück bleibt ein beschädigter Außenminister. Der hat seinen Job zuletzt ganz gut gemacht und ist auch noch recht hoch angesehen und sogar beliebt. Grund genug, ihn auch gleich mal abzusägen. Schließlich tritt die SPD dem Kanzlerinnenwahlverein der CDU bei. Ein Offenbarungseid. Und nun bringen Sie einen Mann in den Vordergrund, den man sich als obersten Diplomat auf weltweiter Mission ganz und gar nicht vorstellen will. Schon mal jemand dran gedacht, dass die SPD sich aus irgend einem Grund vlt selbst auflösen will? Was die machen, geht doch 1:1 als Konjunkturpaket für die AfD durch."</text:p>
          </table:table-cell>
          <table:table-cell office:value-type="string" calcext:value-type="string">
            <text:p>"Just cry! First there was hope with the Jusos. Finally a little fresh wind in the shack. Confident, you do not have to like it, but always a strong performance. Then the failed candidate for chancellor chooses a ministerial office in which nobody wants to see him, according to the motto: ""What am I going to do now that my warm spot in Brussels is no longer?"". He disappears then immediately in the sinking, as far as OK. It is unbelievable how tactfully stupid a designated Chancellor can act. What remains is a damaged foreign minister. He has done his job very well recently and is also still quite highly regarded and even popular. Reason enough to say goodbye to him. Finally, the SPD joins the chancellor's election association of the CDU. A revelation. And now you bring a man in the foreground, which you do not want to imagine as a top diplomat on a worldwide mission. Have you ever thought that the SPD wants to dissolve itself for some reason? What they do, but goes through 1: 1 as a stimulus package for the AfD."</text:p>
          </table:table-cell>
          <table:table-cell office:value-type="string" calcext:value-type="string">
            <text:p>negative</text:p>
          </table:table-cell>
          <table:table-cell table:number-columns-repeated="1021"/>
        </table:table-row>
        <table:table-row table:style-name="ro28">
          <table:table-cell office:value-type="string" calcext:value-type="string">
            <text:p>Was hat er denn angerichtet? Erzählen Sie mal. Ist dann irgendwie an mir vorbei gegangen und ich will doch nicht dumm sterben.</text:p>
          </table:table-cell>
          <table:table-cell office:value-type="string" calcext:value-type="string">
            <text:p>What did he do? Tell. Has somehow gone past me and I do not want to die stupid.</text:p>
          </table:table-cell>
          <table:table-cell office:value-type="string" calcext:value-type="string">
            <text:p>negative</text:p>
          </table:table-cell>
          <table:table-cell table:number-columns-repeated="1021"/>
        </table:table-row>
        <table:table-row table:style-name="ro1">
          <table:table-cell office:value-type="string" calcext:value-type="string">
            <text:p>"und Eins weiss der Mann auch genau: Die USA sind absolut nicht vertrauenswürdig. Kim kann also nur etwas anbieten was ihm nicht schadet und damit ist die Öffnung hin zur sogenannten ""Demokratie"" bei einer Vereinigung mit SK schon mal vom Tisch. Denn diese schillernde Illusion der Demokratie hat schon einigen Herrschern den Kopf gekostet um anschliessend grandios zu zerplatzen. Und wie gesagt, dumm scheint der Mann nicht zu sein. Gerade der gegenwärtige Typ im Weissen Haus in Washington scheint der richtige Mann zu sein mit dem Kim spielen kann."</text:p>
          </table:table-cell>
          <table:table-cell office:value-type="string" calcext:value-type="string">
            <text:p>"and one thing the man knows exactly: the US is absolutely untrustworthy. So Kim can only offer something that does not hurt him and so the opening to the so-called ""democracy"" in a union with SK ever off the table. For this dazzling illusion of democracy has already cost some rulers the head to then burst terrific. And as I said, the man does not seem to be stupid. Especially the current guy in the White House in Washington seems to be the right guy Kim can play with."</text:p>
          </table:table-cell>
          <table:table-cell office:value-type="string" calcext:value-type="string">
            <text:p>negative</text:p>
          </table:table-cell>
          <table:table-cell table:number-columns-repeated="1021"/>
        </table:table-row>
        <table:table-row table:style-name="ro19">
          <table:table-cell office:value-type="string" calcext:value-type="string">
            <text:p>"Wahrscheinlich keiner, der hier bisher seine halbwirren, teils hasstriefenden Gedanken von sich gegeben hat, wäre auch nur annähernd in der Lage, so ein Amt zu übernehmen, geschweige denn zu eruieren, wer dafür geeignet ist. Aber soweit ist es leider dank Internet inzwischen: Die Unfähigen und Unwissenden (um nicht zu sagen ""der Pöbel"") erdreisten sich zunehmend die Fähigen und Wissenden (um nicht zu sagen ""die Elite"") zu kritisieren. Es ist wie so oft zu beobachten: wer dumm ist, merkt meist nicht wie dumm er eigentlich ist. Und eigentlich will er auch gar nichts verstehen, sondern nur seinen Frust herausschreiben und sich selbst erhöhen durch Erniedrigung anderer. Vor diesem Pöbel (jetzt sage ich es doch) MUSS die Gesellschaft (nicht die Eliten - denn die wandern ggf. aus) sich schützen. Um es kurz zu fassen: Die Kompetenz eines Ministers besteht darin, seinen Beamtenapparat zu leiten. Punkt. Die Fachkompetenz findet man in den Ministerien. Punkt. Ende der Durchsage."</text:p>
          </table:table-cell>
          <table:table-cell office:value-type="string" calcext:value-type="string">
            <text:p>"Probably no one, who has given his half-twisted, partly raging thoughts here, would be even approximately able to take on such an office, let alone to find out who is suitable for it. But so far it is unfortunately thanks to the Internet meanwhile: The incapable and ignorant (not to say ""the mob"") are increasingly dying to criticize the capable and knowing (not to say ""the elite""). It is as usual to observe: who is stupid, usually does not realize how stupid he actually is. And actually he does not want to understand anything at all, but only to write out his frustration and increase himself by humiliating others. In front of this mob (now I say it) the society (not the elites - because they may migrate) MUST protect itself. In short, the competence of a minister is to run his bureaucracy. Point. The expertise can be found in the ministries. Point. End of the announcement."</text:p>
          </table:table-cell>
          <table:table-cell office:value-type="string" calcext:value-type="string">
            <text:p>negative</text:p>
          </table:table-cell>
          <table:table-cell table:number-columns-repeated="1021"/>
        </table:table-row>
        <table:table-row table:style-name="ro32">
          <table:table-cell office:value-type="string" calcext:value-type="string">
            <text:p>"Es gibt nun wirklich schlimmere Verunglimpfungen, als Heiko Maas hier zugedacht werden. Was konkret stimmt denn nicht daran, dass er das Nein-heisst-nein-Gesetz mit der Ausschlachtung eines Prozessbetruges und einer falschen Anschuldigung durchgepeitscht hat? Hat er ""Schutzlücken im Gesetz"" ausgemacht oder nicht? Hat er die sexuelle Belästigung ""aus der Masse"" durchgebracht oder nicht? Was wird jetzt aus einer Gruppe von Fussgängern an einer roten Ampel, wenn einer ""aus der Masse"" einem Mann oder einer Frau oder einem anderen Geschlecht an die Wäsche greift? Das ist weder durchdacht noch praktikabel. Hat Heiko Mass die Gewaltenteilung mindestens geritzt, indem er einem Bundesanwalt in einem individuell konkreten Fall Weisungen erteilt hat. Oder ist auch das eine Lüge, Beschimpfung, schlimme Herabsetzung usw.? Die meisten Kritiker von Heiko Maas argumentieren durchaus sachlich und keineswegs herabsetzend. Auch wenn Sie ihre Meinungen nicht teilen, berechtigt Sie das nicht, diese Kommentatoren als dumme, platte usw. Geiferer zu verunglimpfen."</text:p>
          </table:table-cell>
          <table:table-cell office:value-type="string" calcext:value-type="string">
            <text:p>"There are now really worse denigrations than Heiko Maas are intended here. What exactly is not true because he has whipped the no-he-no-law with the slaughter of a process fraud and a false accusation? Has he identified ""gaps in the law"" or not? Did he bring the sexual harassment ""out of the crowd"" or not? What happens to a group of pedestrians at a red light when a ""out of the crowd"" grabs a man or a woman or another sex? This is neither thought out nor practicable. Did Heiko Mass at least scratch the separation of powers by giving instructions to a federal prosecutor in an individual case? Or is that a lie, insult, bad reduction, etc.? Most critics of Heiko Maas argue quite objectively and by no means disparaging. Even if you do not share their opinions, this does not entitle you to denigrate these commentators as stupid, flat, etc. slanderers."</text:p>
          </table:table-cell>
          <table:table-cell office:value-type="string" calcext:value-type="string">
            <text:p>negative</text:p>
          </table:table-cell>
          <table:table-cell table:number-columns-repeated="1021"/>
        </table:table-row>
        <table:table-row table:style-name="ro16">
          <table:table-cell office:value-type="string" calcext:value-type="string">
            <text:p>"Ich versuche, die Auswahl der SPD-Minister einmal positiv zu sehen: Ich kann unter den SPD-Kandidaten niemand finden, der an Unfähigkeit und dummen Phrasen (""Das Schlimmste ist ein fußballspielender, ministrierender Senegalese"") den künftigen Auto-Lobbyisten B.Scheuert von der CSU übertreffen kann."</text:p>
          </table:table-cell>
          <table:table-cell office:value-type="string" calcext:value-type="string">
            <text:p>"I try to see the selection of the SPD ministers on one positive note: I can not find anyone among the SPD candidates who criticizes incompetent and stupid phrases (""The worst is a football-playing, Senegalese ministry"") the future car lobbyist B.Scheuert of the CSU."</text:p>
          </table:table-cell>
          <table:table-cell office:value-type="string" calcext:value-type="string">
            <text:p>negative</text:p>
          </table:table-cell>
          <table:table-cell table:number-columns-repeated="1021"/>
        </table:table-row>
        <table:table-row table:style-name="ro18">
          <table:table-cell office:value-type="string" calcext:value-type="string">
            <text:p>Ja, und das ist vielleicht gar nicht so dumm. Ein halbes Jahr ist die Legislaturperiode schon alt, in nicht einmal drei Jahren braucht man einen veritablen Spitzenkandidaten für die kommende Bundestagswahl. Und eines dürfte klar sein: aus dem Wahlstimmenkeller kommen die Sozialdemokraten nicht mit einer Andrea Nahles heraus und auch nicht mit Olaf Scholz, mit dem die Partei ja ähnlich fremdelt wie seinerzeit mit Peer Steinbrück.</text:p>
          </table:table-cell>
          <table:table-cell office:value-type="string" calcext:value-type="string">
            <text:p>Yes, and that may not be so stupid. The legislature is already half a year old, in less than three years you need a veritable top candidate for the upcoming federal election. And one thing is clear: the Social Democrats can not come out of the ballot box with Andrea Nahles, nor with Olaf Scholz, with whom the party is as alienating as it was with Peer Steinbrück.</text:p>
          </table:table-cell>
          <table:table-cell office:value-type="string" calcext:value-type="string">
            <text:p>negative</text:p>
          </table:table-cell>
          <table:table-cell table:number-columns-repeated="1021"/>
        </table:table-row>
        <table:table-row table:style-name="ro38">
          <table:table-cell office:value-type="string" calcext:value-type="string">
            <text:p>"muss diese sagenhafte Multitasking- Fähigkeit sein. Ihr Geheule und Gejammere, das sie so gern mit den ganzen großen Rädern ""Kapitalismus, Patriachat und Gesellschaft"" antreiben ist doch pseudo- intellektuellers Geblubber, für das sie keinerlei stichhaltige Argumente oder Belege liefern. Niemand zwingt Frauen dazu, im Gegensatz zu Männern, die Extrameile bei Krankenbesuchen in der Verwandtschaft oder beim Kuchen backen für die Kita kostenlos, also dummerweise, zu laufen. Keiner! Warum tun Frauen das? Warum zum Teufel nochmal!? Ich zwinge meine Frau nicht dazu...ich habe so einen Quatsch überhaupt noch nie, in der Realität in der ich mich bewege, von einer Frau vernommen. Wenn jede Frau von Anfang an schon so genau weiss, das der ganze Soziale Kram, sei es nun die Berufswahl als Hebamme, Kindergärnternin oder Altenpflegerin sie komplett seelisch kaputt macht und finaziell ruinieren wird, dann lassen Sie es doch einfach bleiben! Machen Sie es einfach nicht..Boykottieren Sie dieses System, das Frauen mieserable Berufe als moralisch und sozial wertvoll schmackhaft machen will und lernen Sie einen richtigen Beruf der etwas mit Cashflow, Umsatz und erträgen zu tun hat und vergessen Sie diesen sozialen Quatsch!"</text:p>
          </table:table-cell>
          <table:table-cell office:value-type="string" calcext:value-type="string">
            <text:p>"must be this fabulous multitasking ability. Their howls and whimpering, which they are so fond of driving with all the big wheels of ""capitalism, patriarchy, and society,"" is pseudo-intellectual bubbling, for which they provide no valid arguments or evidence. No one compels women, in contrast to men, to run the extra mile when visiting the relatives or bake cakes for the Kita free of charge, so stupidly. None! Why do women do that? Why the hell !? I do not force my wife to do it ... I have never heard such a nonsense, in the reality in which I move, from a woman. If every woman knows from the beginning that the whole social stuff, be it the career choice as a midwife, kindergarten teacher or geriatric nurse will completely ruin her soul and ruin her financially, then just keep it! Just do not do it. Boycott this system that wants to make women miserable professions as morally and socially valuable, and learn a real job that has something to do with cash flow, sales and earnings and forget about this social nonsense!"</text:p>
          </table:table-cell>
          <table:table-cell office:value-type="string" calcext:value-type="string">
            <text:p>negative</text:p>
          </table:table-cell>
          <table:table-cell table:number-columns-repeated="1021"/>
        </table:table-row>
        <table:table-row table:style-name="ro19">
          <table:table-cell office:value-type="string" calcext:value-type="string">
            <text:p>"Was ist denn eigentlich Ihr Standpunkt? Sie tun so, als ob die EU diesen ""Wirtschaftskrieg"" eröffnet hat. Sie verlangen, dass die EU einfach stillhält, wenn Trump eine dumme Idee nach der anderen twittert. Eine Kampfansage gegen ""alle"" Staaten der Welt ist schon unterirdisch hahnebüchen. Kein Versuch, vorher ein Gespräch mit wichtigen Staaten, sondern sofort massive Drohungen. Da Trump von Volkswirtschaft versteht, ist er auf Beratung angewiesen. Wenn nun seriöse Berater die Nase von seinen dummen Sprüchen voll haben, wird er keine seriöse Berater mehr anheuern können, sondern nur noch ideologischen Außenseiter. Man kann ja verstehen, dass Sie einen Verteidungsreflex für die USA haben, falls Sie mit den USA eng verbunden sind. Aber reihenweise dumme Entscheidungen zu verteidigen, ist für die USA nicht hilfreich. Ich hoffe auf die letztlich immer den richtigen Weg findenden besonnenen Kongressmitglieder der amerikanischen Demokratie."</text:p>
          </table:table-cell>
          <table:table-cell office:value-type="string" calcext:value-type="string">
            <text:p>"What is your point of view? They pretend that the EU has opened this ""economic war"". They demand that the EU simply keep quiet when Trump tweets one stupid idea after another. A declaration of war against ""all"" states of the world is already hahnebüchen underground. No attempt, before a conversation with important states, but immediately massive threats. Since Trump understands economics, he is dependent on advice. Now, if serious advisers are fed up with his stupid sayings, he will no longer be able to hire reputable consultants, but only ideological outsiders. It's understandable that you have a defensive backlash for the US if you are closely connected to the US. But defending stupid decisions in rows is not helpful to the US. I hope for the prudent congressional members of American democracy, who are ultimately always on the right track."</text:p>
          </table:table-cell>
          <table:table-cell office:value-type="string" calcext:value-type="string">
            <text:p>negative</text:p>
          </table:table-cell>
          <table:table-cell table:number-columns-repeated="1021"/>
        </table:table-row>
        <table:table-row table:style-name="ro55">
          <table:table-cell office:value-type="string" calcext:value-type="string">
            <text:p>Nun ja, dann wird das Pentagon wohl trotz Budgeterhöhung die Sparstrümpfe anziehen müssen. Deren Blechdosen enthalten nämlich etwas mehr Stahl, als jene von Campbell. Und die Jobverluste durch die Preiserhöhungen steckt Trump weg. Ergebnisse interessieren ihn ja nicht wirklich. Und Republikaner, die sich ihm ernsthaft entgegenstellen? Wer soll den Unsinn denn noch glauben? Ryan hat viel zu wenig Einfluss, um den zerstrittenen Hühnerhaufen zu einen, geschweige denn, ihn als Truppe gegen den Präsidenten einzusetzen. Der einzige echte Hebel wäre das Haouse Intelligence Kommitee. Aber dessen Vorsitzender hat ja schon klar gemacht, dass es seine erste Bürgerpflicht ist, den Präsidenten zu schützen, selbst wenn er dafür das Land verraten muss. Donald Trump respektiert nur jemanden, der ihm dient, oder der ihm so mächtig auf die Fresse haut, dass er keine zweite Runde gehen will. Und kaum ein führender Republikaner könnte noch die Flagge aufpflanzen, ohne lächerlich zu wirken, nachdem sie alle ihr Rückgrat für die Hoffnung auf Pöstchen verkauft haben. Ein paar gibt es, aber denen wird Ryan den Marschallstab nicht in die Hand geben. Es ist halt wie es ist: Es bräuchte einen Mann, der zum Präsidenten taugt, um diesem Präsidenten vernünftige Grenzen aufzuzeigen. Und offenbar haben die Elefanten keinen solchen Bullen. Da ist es nur gut, dass ausgerechnet Trumps Anwälte ihn möglicherweise nicht besonders gut beraten. Ihre Taktik, Trump zurückzuhalten mag klug erscheinen, aber irgendwie hat man den Eindruck, sie seine Generäle, die ihrem Präsidenten raten: Wir müssen erst auf Pearl Harbor warten, bevor wir zuschlagen. Nur dass Mueller scheinbar die Flugzeugträger nicht verpassen wird. Nicht alles, was Präsident Trump macht, ist so dumm, wie dieser Handelskrieg. Aber er braucht seine Siege, also verheizt er ein paar Millionen amerikanische Jobs, während er China und Europa dazu zwingt, sich gegen ihn zu verbünden. Vermutlich fühlt er sich wirklich besser dabei. Spürt seinen Kanpfgeist aufflammen. Und Rom kann brennen.</text:p>
          </table:table-cell>
          <table:table-cell office:value-type="string" calcext:value-type="string">
            <text:p>Well, then the Pentagon will probably have to put on the savings stockings despite budget increase. Their tin cans contain a little more steel than Campbell's. And the job losses caused by the price increases are gone. Results do not really interest him. And Republicans who seriously oppose him? Who should believe the nonsense? Ryan has far too little influence to match the quarreling chicken pile, let alone use it as a troop against the president. The only real lever would be the Haouse Intelligence Committee. But its chairman has already made clear that it is his first civic duty to protect the president, even if he has to betray the country for it. Donald Trump respects only someone who serves him, or who hits him so hard on the face, that he does not want to go a second round. And hardly a leading Republican could still plant the flag without being ridiculous, having sold all their backbones for hoping for minions. There are a few, but Ryan will not give them the marshal's baton. It's just how it is: It would take a man who is fit for president to show this president reasonable limits. And apparently the elephants do not have such a bull. So it's only good that Trump's lawyers, of all people, might not give him much advice. Their tactics of restraining Trump may seem wise, but somehow you get the impression that you, your generals, are advising their president: We have to wait for Pearl Harbor before we strike. Only that Mueller does not seem to miss the aircraft carriers. Not everything President Trump does is as stupid as this trade war. But he needs his victories, so he burns a few million American jobs while forcing China and Europe to ally against him. He probably feels better about it. Feels his Kanpfgeist flare up. And Rome can burn.</text:p>
          </table:table-cell>
          <table:table-cell office:value-type="string" calcext:value-type="string">
            <text:p>negative</text:p>
          </table:table-cell>
          <table:table-cell table:number-columns-repeated="1021"/>
        </table:table-row>
        <table:table-row table:style-name="ro56">
          <table:table-cell office:value-type="string" calcext:value-type="string">
            <text:p>"Das Problem ist, dass er immer als das gesehen und deswegen unterschätzt wird. Gerade unsere Berichterstattung, die wesentlich dazu beiträgt, weil Herr Trump für jede Dusselei und schlechte Entwicklung verantwortlich gemacht wird, verdeckt den Blick, was wirklich geschieht. Wenn man ein bisschen wirtschaftliches Verständnis hat, sieht man, dass er ganz gezielt den Interessen der Eliten in den USA folgt. Er verkauft es als ""Amerika first"", damit auch die vielen Abgehängten dort hinter seinen Aktionen stehen können. Die USA sind sehr patriotisch und genau mit Aktionen, die einseitig für die USA nutzen, hat er einen gewissen Rückhalt. Sein Kalkül ist, dass die EU und der Rest der Welt sich nicht einig sind. Er möchte wieder Produktionsarbeitsplätze in die USA zurückbringen (das gibt ihn Reputation) und er hat das Steuerrecht so geändert, dass die großen USA-AGs ihr Geld aus den Steueroasen zurück transferieren. Das Geld arbeitet in den USA, die AGs zahlen weniger Steuer und was folgt daraus? Richtig, die Dividenden steigen exorbitant an. Man kann die ersten Auswirkungen in dieser Richtung bereits erkennen. Was ist Herr Trump in erster Linie? Unternehmer! Das Problem ist, dass unsere Politiker hier in Deutschland und den EU zu dumm sind, um darauf zu reagieren. Letztendlich säße die EU am längeren Hebel, indem sie z.B. Steuern aus Territorien erheben könnten. Das hieße, macht eine Apple oder Google in Deutschland Umsatz &amp; Gewinn, wird das hier und nicht in den USA versteuert. Das nächste wäre, für Onlinehandel eine höhere UST einzuführen, um den stationären Handel, was in der EU Arbeitsplätze bringen würde, um den Kostennachteil auszugleichen und die Ladenvielfalt zu erhalten. Nebenbei kann man die ganzen Chinesen abfrühstücken, die meinen hier weder UST noch andere Steuern zahlen zu müssen. Nur was sage ich: Wir haben hier in D Politiker, denen nur abstruse Gerechtigkeitsgedanken einfallen, die nicht funktionieren und ansonsten wie die Lämmlein sind für die Entwicklungen der Welt. Von daher wird Trump mit großer Wahrscheinlichkeit gewinnen."</text:p>
          </table:table-cell>
          <table:table-cell office:value-type="string" calcext:value-type="string">
            <text:p>"The problem is that he is always seen as that and therefore underestimated. Especially our reporting, which contributes significantly, because Mr. Trump is blamed for every dupe and bad development, obscures what really happens. If you have a bit of economic understanding, you can see that he is following the interests of elites in the US in a very targeted way. He sells it as ""America first"", so that the many people who are left behind can also stand behind his actions. The US is very patriotic, and it has a certain amount of backing with actions that are unilaterally used by the United States. His calculation is that the EU and the rest of the world are not in agreement. He wants to bring production jobs back to the US (that's what makes him a reputation) and he's changed the tax law so that the big US corporations transfer their money back from the tax havens. The money works in the US, the AGs pay less tax and what follows? Right, dividends are rising exorbitantly. You can already see the first effects in this direction. What is Mr. Trump in the first place? Entrepreneurs! The problem is that our politicians here in Germany and the EU are too stupid to respond. Ultimately, the EU would be on the longer lever, e.g. Could levy taxes on territories. That would mean, if an Apple or Google makes sales and profits in Germany, this will be taxed here and not in the USA. The next step would be to introduce a higher UST for online trade to brick-and-mortar retailing, which would create jobs in the EU to offset the cost disadvantage and preserve store diversity. Incidentally, you can have all the Chinese breakfast, the mine here to pay neither UST nor other taxes. But what do I say: We have here in D politicians who come up with only abstruse thoughts of justice that do not work and otherwise like lambs are for the developments of the world. That's why Trump is likely to win."</text:p>
          </table:table-cell>
          <table:table-cell office:value-type="string" calcext:value-type="string">
            <text:p>negative</text:p>
          </table:table-cell>
          <table:table-cell table:number-columns-repeated="1021"/>
        </table:table-row>
        <table:table-row table:style-name="ro22">
          <table:table-cell office:value-type="string" calcext:value-type="string">
            <text:p>Wenn man aus einer Position der vermeintlichen Stärke heraus Dinge macht, die anderen Schaden, sollte man auch in Betracht ziehen, dass andere mehr Grips haben und letztendlich meistens der vermeintlich Stärkere das Nachsehen haben wird. Wenns dumm läuft und so sieht es ja auch aus, dann werden sich die anderen zusammen schließen und Politik gegen die USA machen. Das führt dann zwangsläufig in die Isolierung. Europa wird, allen Problemen zum Trotz, näher zusammen rücken (müssen). Eigentlich müssten wir Ihnen dankbar dafür sein, dass Sie die europäische Einheit nach allen Kräften fördern.</text:p>
          </table:table-cell>
          <table:table-cell office:value-type="string" calcext:value-type="string">
            <text:p>If you make things out of one position of alleged strength and damage others, you should also consider that others have more grips and ultimately most of the time the supposedly stronger will lose out. If it is stupid and it looks like that, then the others will be together and make policy against the United States. This inevitably leads to isolation. Europe, despite all problems, will have to move closer together. In fact, we should be grateful to you for promoting European unity to the best of its ability.</text:p>
          </table:table-cell>
          <table:table-cell office:value-type="string" calcext:value-type="string">
            <text:p>negative</text:p>
          </table:table-cell>
          <table:table-cell table:number-columns-repeated="1021"/>
        </table:table-row>
        <table:table-row table:style-name="ro1">
          <table:table-cell office:value-type="string" calcext:value-type="string">
            <text:p>Wer es nicht im Kopf hat, um mit einer Sache klarzukommen, muss eben seine Faust einsetzen und dazu ein böses Gesicht machen. Ein intellektuell unterirdisches Niveau, Wie lange noch machen Amerikaner dieses Theater noch mit ? - Denn es geht genau genommen nicht um Theater, sondern durch Unwissen dumme, schädigende Entscheidungen durchgedrückt werden sollen. Trumpel tut so, (gut, er weiß es eben nicht besser), als ob die WTO von Amerika-Feinden begründet wurde und den USA unvorteilhafte Bedingungen aufgezwungen hätten.</text:p>
          </table:table-cell>
          <table:table-cell office:value-type="string" calcext:value-type="string">
            <text:p>If you do not have it in your head to handle something, you have to use your fist and make a bad face. An intellectually subterranean level, how much longer will Americans still play this theater? - Because, strictly speaking, it's not about theater, but silly, damaging decisions should be pushed through ignorance. Trumpel does so, (well, he just does not know any better) as if the WTO had been founded by America's enemies and imposed unfavorable conditions on the US.</text:p>
          </table:table-cell>
          <table:table-cell office:value-type="string" calcext:value-type="string">
            <text:p>negative</text:p>
          </table:table-cell>
          <table:table-cell table:number-columns-repeated="1021"/>
        </table:table-row>
        <table:table-row table:style-name="ro29">
          <table:table-cell office:value-type="string" calcext:value-type="string">
            <text:p>Bitte hier geht es nur um die Selbstverliebtheit von Trump. Er bestimmt was gut ist und was nicht. Wer nicht mitmacht geht. Unter Trump kann jeder handeln, er muss nur grundsätzlich Trump zustimmen. Am Ende hat Trump recht, weil er auch über die Wahrheit herrscht. Das zeigt die Ohnmacht der Vernunft vor der Aggressivität des dummen Selbstbewusstseins.</text:p>
          </table:table-cell>
          <table:table-cell office:value-type="string" calcext:value-type="string">
            <text:p>Please, this is just about the self-love of Trump. He determines what is good and what is not. Who does not go. Anyone can act under Trump, he just has to agree in principle to Trump. In the end, Trump is right, because he also rules the truth. This shows the impotence of reason against the aggressiveness of stupid self-confidence.</text:p>
          </table:table-cell>
          <table:table-cell office:value-type="string" calcext:value-type="string">
            <text:p>negative</text:p>
          </table:table-cell>
          <table:table-cell table:number-columns-repeated="1021"/>
        </table:table-row>
        <table:table-row table:style-name="ro18">
          <table:table-cell office:value-type="string" calcext:value-type="string">
            <text:p>Andrea Nahles kann natürlich einen eloquenten, international erfahrenen und sehr beliebten Außenminister rauskicken. Andere als persönliche Gründe hat das natürlich nicht. Wieder einmal dokumentiert Andrea Nahles, dass sie nicht nur äußerst primitiv ist sonder auch noch besonders dumm handelt. Eben eine Frau mit schlechter Bildung, die 16 Semester einen Studienplatz blockiert und noch nie in einem Unternehmen gearbeitet hat. Arme SPD, armes Deutschland</text:p>
          </table:table-cell>
          <table:table-cell office:value-type="string" calcext:value-type="string">
            <text:p>Of course, Andrea Nahles can kick an eloquent, internationally experienced and very popular Foreign Minister. Of course, this does not have any other than personal reasons. Once again, Andrea Nahles documents that she is not only extremely primitive but is also very stupid. Just a woman with bad education, the 16 semester blocked a place to study and has never worked in a company. Poor SPD, poor Germany</text:p>
          </table:table-cell>
          <table:table-cell office:value-type="string" calcext:value-type="string">
            <text:p>negative</text:p>
          </table:table-cell>
          <table:table-cell table:number-columns-repeated="1021"/>
        </table:table-row>
        <table:table-row table:style-name="ro57">
          <table:table-cell office:value-type="string" calcext:value-type="string">
            <text:p>SPD War zwar nicht anders zu erwarten, aber dennnoch ein ganz, ganz großer Fehler ( als Fortsetzung dummer Fehler).</text:p>
          </table:table-cell>
          <table:table-cell office:value-type="string" calcext:value-type="string">
            <text:p>SPD was not to be expected otherwise, but still a very, very big mistake (as a continuation stupid mistake).</text:p>
          </table:table-cell>
          <table:table-cell office:value-type="string" calcext:value-type="string">
            <text:p>negative</text:p>
          </table:table-cell>
          <table:table-cell table:number-columns-repeated="1021"/>
        </table:table-row>
        <table:table-row table:style-name="ro12">
          <table:table-cell office:value-type="string" calcext:value-type="string">
            <text:p>"Die SPD Spitze ist nicht souverän. Einen Mann wie S. Gabriel vor die Tür zu setzen, ist dumm und ein weiterer Grund, dieser Partei den Ruecken zu kehren. Schaut man die SPD- Geschichte an, so gab es da immer wieder diesen ""Vatermord"" aus gekränkter Selbstsuchtauch, auch Absagen an polit.unablaessige Koalitionen,,das aus Dummheit und Fehleinschaetzung der tats. Situation. Ein Jammer - und Tschuess!"</text:p>
          </table:table-cell>
          <table:table-cell office:value-type="string" calcext:value-type="string">
            <text:p>"The SPD top is not sovereign. To put a man like S. Gabriel at the door is stupid and another reason to turn his back on this party. If one looks at the history of the SPD, there was again and again this ""patricide"" of offended self-interest, also rejections of politically unreliable coalitions, that of stupidity and misjudgment of the actual situation. A shame - and bye!"</text:p>
          </table:table-cell>
          <table:table-cell office:value-type="string" calcext:value-type="string">
            <text:p>negative</text:p>
          </table:table-cell>
          <table:table-cell table:number-columns-repeated="1021"/>
        </table:table-row>
        <table:table-row table:style-name="ro10">
          <table:table-cell office:value-type="string" calcext:value-type="string">
            <text:p>die gabriel jetzt nachheulen sollen doch mal erklaeren, was er denn als AA chef geleistet hat? die meisten wissen es naemlich nicht! sein kotau vor der tuerkei, sein anschleimen an putin, seine verbalen attacken gegen israel, sein dummer satz (angeblich von seiner tochter) gegen schulz - das ist so toll? ein arroganter schnoesel, der zu recht 'ausgemustert' wird. und was seine zukunft angeht: keine angst, er wird vermutlich von schroeder ins russische gasprogramm integriert....</text:p>
          </table:table-cell>
          <table:table-cell office:value-type="string" calcext:value-type="string">
            <text:p>The gabriel now howl after all to explain what he has done as an AA boss? most do not know it! his kowtow to turkey, his gluing to putin, his verbal attacks on israel, his stupid sentence (allegedly from his daughter) against schulz - that's so great? an arrogant schnoesel who is rightfully 'retired'. And as far as his future is concerned, do not worry, he will probably be integrated into the Russian gas program by Schroeder ....</text:p>
          </table:table-cell>
          <table:table-cell office:value-type="string" calcext:value-type="string">
            <text:p>negative</text:p>
          </table:table-cell>
          <table:table-cell table:number-columns-repeated="1021"/>
        </table:table-row>
        <table:table-row table:style-name="ro30">
          <table:table-cell office:value-type="string" calcext:value-type="string">
            <text:p>ist es für Gabriel nur noch dumm gelaufen. Eines vermutlich nicht allzu fernen Tages wird es auch für Frau Nahles dumm laufen. Und wenn dann der Kopf fällt, sag ich: Hoppla!</text:p>
          </table:table-cell>
          <table:table-cell office:value-type="string" calcext:value-type="string">
            <text:p>Gabriel was just stupid. It's going to be stupid for Mrs. Nahles, probably not too far away. And when the head falls, I say: Oops!</text:p>
          </table:table-cell>
          <table:table-cell office:value-type="string" calcext:value-type="string">
            <text:p>negative</text:p>
          </table:table-cell>
          <table:table-cell table:number-columns-repeated="1021"/>
        </table:table-row>
        <table:table-row table:style-name="ro9">
          <table:table-cell office:value-type="string" calcext:value-type="string">
            <text:p>Es mag ja den Einen oder Anderen aus der Kaste der Manager geben, die einen recht ordentlichen Job machen. Aber es gibt auch genügend Nieten. Einige Namen gefällig? Ackermann, an seiner schlechten Leistung knabbert die Bank noch heute. Middelhoff, der Manager der in Saus und Braus lebte und Karstadt dabei in die Pleite führte. Funke, der die HRE grandios pleite gehen ließ und auf seine Millionen klagte. Mehdorn, der aus der DB einen Schrotthaufen machte. Dazu kommt die lächerliche Gestalt eines Josef Käser alias Joe Kaeser, der wie ein dummer Junge bei Trump schleimte, in Deutschland die Beschäftigten in fiesester Art anlog und dabei ist, eines von Deutschlands industriellen Leuchttürmen zu zerschlagen. Reichen die Beispiele oder wollen Sie noch mehr?</text:p>
          </table:table-cell>
          <table:table-cell office:value-type="string" calcext:value-type="string">
            <text:p>There may be one or the other of the caste of managers doing a decent job. But there are also enough rivets. Some names please? Ackermann, the bank still nibbles at its poor performance today. Middelhoff, the manager who lived in the lap of luxury and led Karstadt into bankruptcy. Spark, who let HRE go terribly broke and complained to his millions. Mehdorn, who made a scrap heap from the DB. Add to that the ridiculous figure of a Josef Käser alias Joe Kaeser, who slimmed like a stupid boy at Trump, in Germany the employees in the meanest way and is going to smash one of Germany's industrial lighthouses. Are the examples enough or do you want more?</text:p>
          </table:table-cell>
          <table:table-cell office:value-type="string" calcext:value-type="string">
            <text:p>negative</text:p>
          </table:table-cell>
          <table:table-cell table:number-columns-repeated="1021"/>
        </table:table-row>
        <table:table-row table:style-name="ro36">
          <table:table-cell office:value-type="string" calcext:value-type="string">
            <text:p>Sorry, aber Sie sind was Ihr negatives Weltbild und Mangel an Einschätzung von Verhältnismäßigkeit betrifft, offensichtlich ein hoffnungsloser Fall. Natürlich gibt es Manager, die keinen guten oder sogar schlechten Job machen. Genauso wie es faule, dumme und arbeitsunwillige Sozialschmarotzer unter den H4-Empfänger gibt. Es gibt jedoch in Deutschland zehntausende Mittel- und Großunternehmen - und hundertausende Kleinfirmen. Und so wie Sie schreiben (Zitat: Die ganzen... ) behaupten Sie dass zumindest der allergrößte Teil der Manager Nieten in Nadelstreifen wären. Und das in einem Land, welches seit über einem halben Jahrhundert über eine der weltweit besten Wirtschaft/Industriesträrke verfügt, um die uns 98% der Länder auf diesem Planeten beneiden. Müssen Sie da nicht selber lachen? Was befähigt Sie, eine ganze Gesellschaftsgruppe so bösartig zu diffamieren? Wieviel Unternehmen haben Sie geleitet und wieviel Arbeitsplätze geschaffen? Iher Aussage ist deshalb in etwa auf dem selben niedrigen Niveau, wie wenn ich nach Ihrer selbstherrlichen überheblichen Art behaupten würde, dass alle H4ler faule, dumme Sozialschmarotzer sind. Schließlich gibt es ja einige Beispiele hierfür. Sie würde sagen, was für eine dämliche Argumentation und welch erbärmliches Weltbild. Und ja, Sie hätten absolut Recht...</text:p>
          </table:table-cell>
          <table:table-cell office:value-type="string" calcext:value-type="string">
            <text:p>Sorry, but you are in terms of your negative world view and lack of proportionality, obviously a hopeless case. Of course, there are managers who do not do a good or even bad job. Just as there are lazy, stupid and unwilling to work social parasites among the H4 recipients. However, there are tens of thousands of medium and large companies in Germany - and hundreds of thousands of small companies. And as you write (quote: ?? the whole ... ??) you assert that at least the vast majority of managers are studs in pinstripes. And in a country that has had for more than half a century one of the world's best economies / industries, to which 98% of the countries on this planet envy us. Do not you have to laugh yourself? What enables you to viciously vilify an entire social group? How many companies have you managed and how many jobs have been created? Her testimony is therefore at about the same low level as if, in her arrogant self-importance, I asserted that all dealers are lazy, stupid social parasites. After all, there are a few examples of this. She would say, what a stupid argumentation and what a miserable worldview. And yes, you are absolutely right ...</text:p>
          </table:table-cell>
          <table:table-cell office:value-type="string" calcext:value-type="string">
            <text:p>negative</text:p>
          </table:table-cell>
          <table:table-cell table:number-columns-repeated="1021"/>
        </table:table-row>
        <table:table-row table:style-name="ro27">
          <table:table-cell office:value-type="string" calcext:value-type="string">
            <text:p>Sowohl bei Trump als auch bei Kim muss man immer damit rechnen dass sie im Eifer des Gefechts Dinge raushauen, die die Situation kippen lassen. Daher sind direkte Gespräche immer auch eine Gefahr, denn eine dumme Bemerkung ist schneller gemacht als getwittert. Also: Chance und Risiko zugleich.</text:p>
          </table:table-cell>
          <table:table-cell office:value-type="string" calcext:value-type="string">
            <text:p>With both Trump and Kim, you always have to expect that in the heat of the moment you can knock things out that will tip the situation. Therefore, direct discussions are always a danger, because a stupid remark is made faster than tweeted. So: opportunity and risk at the same time.</text:p>
          </table:table-cell>
          <table:table-cell office:value-type="string" calcext:value-type="string">
            <text:p>negative</text:p>
          </table:table-cell>
          <table:table-cell table:number-columns-repeated="1021"/>
        </table:table-row>
        <table:table-row table:style-name="ro58">
          <table:table-cell office:value-type="string" calcext:value-type="string">
            <text:p>Das ist korrekt. Als Ergänzung: Der Kommissionspräsident und damit seine Kommission werden zudem vom Europaparlament gewählt. Alle nominierten Kommissare müssen sich vor der Wahl der Kommission erst einer sehr intensiven Befragung durch das Europaparlament stellen; einige sind dabei durchgefallen und sind nicht Kommissar geworden. Dieses demokratische Recht des Europaparlaments, die Zusammensetzung der Kommission mitzubestimmen, hat der Bundestag nicht (wo allein der Regierungschef bestimmt und der Bundespräsident ernennt). So gesehen sind die EU Kommissare demokratisch mehr legitimiert als die Bundesminister in Deutschland. Außerdem bestimmt die Kommission fast gar nichts, wenn es um Neues geht. Sie exekutiert schon Beschlossenes und macht Vorschläge für neue Gesetze, die dann sowohl vom Rat (aus Vertretern der demokratisch gewählten Regierungen alle Mitgliedstaaten) und dem EU Parlament angenommen werden müssten, bevor sie gültig werden. Manchmal werden die Vorschläge abgelehnt. Wenn sie angenommen werden, dann fast immer nach intensiver Debatte in Parlament und Rat und dann noch mit deutlichen Veränderungen aufgrund der Diskussionen auf allen Ebenen. Nur in Wettbewerbsfragen entscheidet die Kommission allein - als oberste Wettbewerbsbehörde. Sie sichert damit die Wettbewerbsregeln, die jetzt ja sogar Frau May auch weiter im UK gelten lassen will. Zudem bringen die hohen Kartellstrafen (Google, Microsoft, VW, etc) Milliarden-Einahmen, die dann an die Mitgliedstaaten flIeßen. Die EU darf nämlich weder Schulden noch Überschüsse machen. Die EU ist also demokratisch verfasst. Alle gegenteiligen Behauptungen sind dumme Märchen, auf die entsprechende Leute allerdings gerne hereinfallen.</text:p>
          </table:table-cell>
          <table:table-cell office:value-type="string" calcext:value-type="string">
            <text:p>That is correct. In addition, the President of the Commission and thus his Commission are also elected by the European Parliament. All nominated commissioners have to submit to a very intensive questioning by the European Parliament before the election of the commission; Some failed and did not become commissioner. The democratic right of the European Parliament not to have a say in the composition of the Commission is left to the Bundestag (where only the head of government determines and the Federal President appoints). Seen in this way, the EU Commissioners are democratically more legitimized than the Federal Ministers in Germany. In addition, the Commission determines almost nothing when it comes to new things. It is already executing resolutions and proposing new laws, which would have to be adopted by the Council (composed of representatives of democratically elected governments) and the EU Parliament before they become valid. Sometimes the suggestions are rejected. If they are accepted, then almost always after intense debate in Parliament and Council and then with significant changes due to discussions at all levels. Only in competition matters does the Commission decide alone - as the highest competition authority. She thus ensures the competition rules, which now even wants to let Ms. May continue to apply in the UK. In addition, the high antitrust fines (Google, Microsoft, VW, etc) bring in billions of dollars, which then flow to the member states. The EU can not make debts or surpluses. The EU is thus democratic. All the statements to the contrary are stupid fairy tales, but people like to fall for them.</text:p>
          </table:table-cell>
          <table:table-cell office:value-type="string" calcext:value-type="string">
            <text:p>negative</text:p>
          </table:table-cell>
          <table:table-cell table:number-columns-repeated="1021"/>
        </table:table-row>
        <table:table-row table:style-name="ro59">
          <table:table-cell office:value-type="string" calcext:value-type="string">
            <text:p>"Da werden Frauenquoten und Ampelmännchen diskutiert, feinstschliff politischer ""Gleichberechtigung"". Gleichzeitig wird, wie immer von der Politik, mutwillig vergessen saubere Grundlagen für eine ökonomische Gleichbehandlung zu legen. Flächendeckende, kostenfreie Kinderbetreuung, Zwangsmaßnahmen gegen Arbeitgeber doch bitte endlich Home-office und flexible Arbeitszeiten für frische Eltern anzubieten wo es möglich ist, etc. - Frauen haben nunmal den ökonomischen Hemmschuh zu tragen, die Rettung der Demographie physisch ausbrüten zu müssen, und Arbeitgeber schreckt das ab. Erstmal ordentliche gesetzliche Infrastruktur schaffen, dann auf einen Kulturwandel pochen. Und der beinhaltet wiederum weit mehr als auf Quoten rumzureiten. Frauen die sich um Kinder kümmern sind betuliche Heimchen, Frauen die statt dessen Karriere machen sind lieblose Egoisten, Frauen die beides zu tun versuchen Rabenmütter; Frauen die eine aktive Sexualität leben sind Schlampen, die die es nicht tun rückständig und ein Bisschen dumm; schon im Kleinkindalter wird man als Elternteil auf der Straße angezählt wenn die Tochter praktische Kleidung zum spielen und toben trägt statt eines hübschen Kleidchens. Und all das selten von Männern, die werten Damen leben ihre eigene Rollenbeschränkung oft noch schonungsloser aus und wollen sie weitergeben. Aber klar. Die Nationalhymne, die ist das Problem. Abtreibung darf übrigens nicht beworben werden, da sie für den Gesetzgeber immernoch straffreier Totschlag ist, der in legale Bahnen gelenkt wurde um möglichst effektiv dagegen steuern zu können und (zweitrangig in der Betrachtung) werdende Mütter vor Schaden durch illegale Eingriffe zu schützen. Selbstbestimmung der Frau kommt in der Argumentation nicht vor."</text:p>
          </table:table-cell>
          <table:table-cell office:value-type="string" calcext:value-type="string">
            <text:p>"As women quota and Ampelmännchen are discussed, feinstschliff political ""equality"". At the same time, as always by politics, willfully will forget to lay clean foundations for economic equality. Nationwide, free childcare, coercive measures against employers but please finally home-office and flexible working hours for fresh parents to offer where it is possible, etc. - Women have nunmal the economic drag to wear, the hatching of the demographics physically hatch, and employers scares that off. First create proper legal infrastructure, then insist on a cultural change. And that in turn involves much more than riding around on quotas. Women who take care of children are fussy crickets, women who instead make a career are loveless egoists, women who try to do both Rabenmütter; Women who live an active sexuality are sluts who do not do it backward and a bit stupid; even in infancy one is counted as a parent on the street when the daughter wears practical clothes to play and romp instead of a pretty dress. And all that seldom of men, the valued ladies often live out their own role restriction more ruthlessly and want to pass it on. But clearly. The national anthem, that's the problem. Incidentally, abortion should not be advertised because it is still law-abiding manslaughter for the legislator, which was channeled into legal channels in order to be able to control it as effectively as possible and (secondarily in consideration) to protect expectant mothers from harm by illegal interventions. Self-determination of the woman does not occur in the argumentation."</text:p>
          </table:table-cell>
          <table:table-cell office:value-type="string" calcext:value-type="string">
            <text:p>negative</text:p>
          </table:table-cell>
          <table:table-cell table:number-columns-repeated="1021"/>
        </table:table-row>
        <table:table-row table:style-name="ro29">
          <table:table-cell office:value-type="string" calcext:value-type="string">
            <text:p>Jetzt hat die Verteidigungsministerin allerdings auch nichts mit Hebammen zu tun. Das dumme an dem Beispiel ist doch dass es fast ausschließlich weibliche Hebammen gibt. Was will die Autorin da vergleichen? Die Krankenpflege wäre ein besseres Feld - aber da werden Frauen und Männer gleichermaßen schlecht bezahlt und behandelt. Eignet sich offenbar nicht?</text:p>
          </table:table-cell>
          <table:table-cell office:value-type="string" calcext:value-type="string">
            <text:p>However, the Secretary of Defense has nothing to do with midwives. The stupid thing about the example is that there are almost exclusively female midwives. What does the author want to compare? Nursing would be a better field - but women and men are equally badly paid and treated. Is not suitable?</text:p>
          </table:table-cell>
          <table:table-cell office:value-type="string" calcext:value-type="string">
            <text:p>negative</text:p>
          </table:table-cell>
          <table:table-cell table:number-columns-repeated="1021"/>
        </table:table-row>
        <table:table-row table:style-name="ro10">
          <table:table-cell office:value-type="string" calcext:value-type="string">
            <text:p>wenn das die einzigen Beispiele sind das Männer und Frauen nicht gleichberechtigt sind.....dann ist ja alles in Ordnung. Keines der beiden Beispiele hat wirklich etwas mit dem Geschlecht zu tun sondern mit dummer gestriger Gesetzgebung und schlechten Arbeitsbedingungen. Da fallen selbst mir als Feminismusskeptiker wesentlich bessere Beispiele ein wie zb geschlechtsabhängige Preise für Produkte und Dienstleistungen. Sorry aber diese Beispiele sind völlig am Thema vorbei</text:p>
          </table:table-cell>
          <table:table-cell office:value-type="string" calcext:value-type="string">
            <text:p>if these are the only examples that men and women are not equal ..... then everything is alright. Neither of the two examples really has anything to do with gender, but with stupid yesterday's legislation and poor working conditions. Even for me, as a feminism skeptic, much better examples are found, such as gender-based prices for products and services. Sorry but these examples are completely over the topic</text:p>
          </table:table-cell>
          <table:table-cell office:value-type="string" calcext:value-type="string">
            <text:p>negative</text:p>
          </table:table-cell>
          <table:table-cell table:number-columns-repeated="1021"/>
        </table:table-row>
        <table:table-row table:style-name="ro32">
          <table:table-cell office:value-type="string" calcext:value-type="string">
            <text:p>Sie haben Recht, und man kann sich nur fragen, was das für Leute sind, die sich mit dieser unappetitlichen braunen Soße auch noch wohlfühlen. Dass es noch mal mehr als die jetzt bestehenden circa 13% werden, kann man sich als ein mit einer Nase und funktionierendem Ekelgefühl ausgestatteter Mensch nur sehr schwer vorstellen, zumal die Partei noch nichts Konstruktives in die politische Diskussion eingebracht hat. Man hört nur ausländerfeindliche Parolen und Diffamierungen des politischen Gegners. Die derzeitigen Nachforschungen in Syrien, ob man die Flüchtlinge dahin zurückschicken könnte, sind an Zynismus und Unmenschlichkeit nicht zu überbieten. Dagegen sind Poggenburgs Äußerungen wirklich nur dummes Stammtischgerede. Ich denke, wir erleben in den nächsten dreieinhalb Jahren eine ziemliche Entzauberung dieses rechten Haufens. Die Lektüre des SpOn-Forums lässt mich zwar oft an meinen Mitmenschen zweifeln, trotzdem glaube ich nicht, dass es der AfD bis zur nächsten Bundestagswahl gelingen wird, ihren Stimmenanteil noch einmal zu steigern. So dumm können die Wähler gar nicht sein!</text:p>
          </table:table-cell>
          <table:table-cell office:value-type="string" calcext:value-type="string">
            <text:p>You're right, and you can only ask yourself, what kind of people are who feel comfortable with this unappetizing brown sauce? It can hardly be imagined that it will be even more than the existing 13%, as the party has a nose and a working sense of disgust, especially since the party has not yet brought anything constructive into the political discussion. One hears only xenophobic slogans and defamation of the political opponent. The current research in Syria on whether to send the refugees back to there can not be overstimulated by cynicism and inhumanity. By contrast, Poggenburg's comments are really just stupid Stammtisch talk. I think we're going to see some disenchantment with this right bunch in the next three and a half years. Although the reading of the SpOn Forum often makes me doubt my fellow human beings, I do not believe that the AFD will be able to increase its share of votes until the next federal election. Voters can not be that stupid!</text:p>
          </table:table-cell>
          <table:table-cell office:value-type="string" calcext:value-type="string">
            <text:p>negative</text:p>
          </table:table-cell>
          <table:table-cell table:number-columns-repeated="1021"/>
        </table:table-row>
        <table:table-row table:style-name="ro21">
          <table:table-cell office:value-type="string" calcext:value-type="string">
            <text:p>"Auch mich reizt es über Poggenburg Witze zu reißen. Mich über dessen Gehabe voll Häme auszuschütten. Nur eines sollte man nicht vertgessen: Wenn einer wie Poggenburg könnte, wie er wollte, dann ist es nicht mehr witzig. Diese Leute, von denen Poggenburg vielleicht nur ein besonders dummer und sehr schlichter Vertreter ist, sind gefährlich. Hinter den Poggenburgs agieren Gestalten, die deutlich intelligenter und mindestens genauso gefährlich sind. Und die sitzen nicht in den Parlamenten. Für die ist Poggenburg eine Puppe in einem größeren Spiel. Bob Dylan hat seinerzeit den treffenden Song dazu geschrieben: ""Only a pawn in their game"". Nach wie vor aktuell."</text:p>
          </table:table-cell>
          <table:table-cell office:value-type="string" calcext:value-type="string">
            <text:p>"I am also tempted to joke about Poggenburg. To pour me over his behavior of malice. One thing you should not forget: If someone like Poggenburg could do what he wanted, then it's not funny anymore. These people, of whom Poggenburg is perhaps just a particularly silly and very simple representative, are dangerous. Behind the Poggenburgs act figures that are much smarter and at least as dangerous. And they are not sitting in parliaments. For those, Poggenburg is a doll in a bigger game. Bob Dylan wrote the appropriate song: ""Only a pawn in their game"". Still up to date."</text:p>
          </table:table-cell>
          <table:table-cell office:value-type="string" calcext:value-type="string">
            <text:p>negative</text:p>
          </table:table-cell>
          <table:table-cell table:number-columns-repeated="1021"/>
        </table:table-row>
        <table:table-row table:style-name="ro1">
          <table:table-cell office:value-type="string" calcext:value-type="string">
            <text:p>"Wie schon bei den Verteidigungsausgaben: Trump spielt das einfache Verhandlungsspiel mit scharfen Drohungen und Ankündigungen, was die Handlespartner scheinbar gar nicht erkennen, und erhält dann am Ende die Zugeständnisse, die er angestrebt hat. Da mögen ihn alle für dumm halten, aber letztlich erhält er, was er möchte - und eben dies gehört auch zum Verhandlungsspiel: das Unterschätzen. Und: ""bislang wichtigster Wirtschaftsberater Gary Cohn"" - ein Demokrat - also aus Sicht der politischen Gegner, der Wichtigste."</text:p>
          </table:table-cell>
          <table:table-cell office:value-type="string" calcext:value-type="string">
            <text:p>"As with the defense spending: Trump plays the simple bargaining game with sharp threats and announcements, which the trading partners seemingly do not recognize, and then in the end receives the concessions he has sought. Since everyone may think him stupid, but ultimately he gets what he wants - and that is part of the bargaining game: underestimating. And: ""so far most important economic adviser Gary Cohn"" - a democrat - thus from the point of view of the political opponents, the most important."</text:p>
          </table:table-cell>
          <table:table-cell office:value-type="string" calcext:value-type="string">
            <text:p>negative</text:p>
          </table:table-cell>
          <table:table-cell table:number-columns-repeated="1021"/>
        </table:table-row>
        <table:table-row table:style-name="ro29">
          <table:table-cell office:value-type="string" calcext:value-type="string">
            <text:p>der letzten Jahre, wird wie in Italien gezeigt noch zu erheblichen Politischen Umstürzen führen. Den Bürgern geht es mehrheitlich eben um den Erhalt ihrer Identität und Kultur. Die linke verunglimpfung der Wähler als dumme und ängstliche Versager wie hier viele Foristen andeuten und im Artikel suggeriert wird, ist analytisch kompletter Schwachsinn.</text:p>
          </table:table-cell>
          <table:table-cell office:value-type="string" calcext:value-type="string">
            <text:p>In recent years, as shown in Italy, political upheavals will The majority of citizens are concerned with preserving their identity and culture. The vilification of the voters as stupid and anxious losers as many forists suggest here and is suggested in the article, is analytically complete nonsense.</text:p>
          </table:table-cell>
          <table:table-cell office:value-type="string" calcext:value-type="string">
            <text:p>negative</text:p>
          </table:table-cell>
          <table:table-cell table:number-columns-repeated="1021"/>
        </table:table-row>
        <table:table-row table:style-name="ro20">
          <table:table-cell office:value-type="string" calcext:value-type="string">
            <text:p>"Zitat von PatoPatarParapo: ""Die linke verunglimpfung der Wähler als dumme und ängstliche Versager wie hier viele Foristen andeuten und im Artikel suggeriert wird, ist analytisch kompletter Schwachsinn."" Die Lega ist dann schon ein anderes Kaliber als die Afd. Salvini ist stolz daruf, das zu sein, was man über ihn sagt. Auf Grund der Deutschen Vergangenheit ist so etwas in D in dieser pointierten Art nicht vorstellbar. Ich denke also schon, dass der italienische Wähler auch im Hinblick auf das Zusammenleben in Europa eine gewisse Verantwortung trägt. Aber das Gleiche gilt auch für die 5 Stelle Wähler. So eine Situation wie jetzt in Italien gab es im Nachkriegseuropa noch nicht. Renzi wird übrigens gleich sprechen (17:48), - hofft man."</text:p>
          </table:table-cell>
          <table:table-cell office:value-type="string" calcext:value-type="string">
            <text:p>"Originally Posted by PatoPatarParapo: ""The vilification of voters as stupid and fearful failure as many forists suggest here and is suggested in the article is analytically complete nonsense."" The Lega is already a different caliber than the Afd. Salvini is proud to be what you say about him. Because of the German past, something like this in D is not imaginable in this pointed way. So I think that the Italian voter has some responsibility for coexistence in Europe. But the same applies to the 5-digit voters. Such a situation as now in Italy did not exist in post-war Europe. Renzi will speak the same way (17:48), - one hopes."</text:p>
          </table:table-cell>
          <table:table-cell office:value-type="string" calcext:value-type="string">
            <text:p>negative</text:p>
          </table:table-cell>
          <table:table-cell table:number-columns-repeated="1021"/>
        </table:table-row>
        <table:table-row table:style-name="ro16">
          <table:table-cell office:value-type="string" calcext:value-type="string">
            <text:p>"nach NL, FR, A, und D nun auch Italien ... überall gewinnen antidemokratische Nationalisten und die ""Volksparteien"" verschwinden... und die EU reagiert - wie die GroKo - mit einem ""Weiter-So"". Es kann doch nicht die Lösung sein, den Wähler für dumm zu erklären (""verwählt"") wenn in der bestehenden Politik Europas die Ursache liegt."</text:p>
          </table:table-cell>
          <table:table-cell office:value-type="string" calcext:value-type="string">
            <text:p>"after NL, FR, A, and D now also Italy ... everywhere anti-democratic nationalists win and the ""people's parties"" disappear ... and the EU reacts - like the GroKo - with a ""farewell"". After all, it can not be the solution to declare the voters stupid if the cause lies in Europe's existing policy."</text:p>
          </table:table-cell>
          <table:table-cell office:value-type="string" calcext:value-type="string">
            <text:p>negative</text:p>
          </table:table-cell>
          <table:table-cell table:number-columns-repeated="1021"/>
        </table:table-row>
        <table:table-row table:style-name="ro25">
          <table:table-cell office:value-type="string" calcext:value-type="string">
            <text:p>Alle hacken hier nur auf dem POTUS herum. Ich möchte deshalb etwas zu seiner Verteidigung sagen. Das Problem ist nur, mir fällt absolut nichts ein. Vielleicht hatte er eine schwere Kindheit und wurde immer sehr heiß gebadet. Vielleicht ist er ja auch nur dumm geboren worden und hat nichts Entscheidendes dazu gelernt. Es ist eigentlich traurig, dass man das über den Präsidenten der USA sagen kann, und damit ins Schwarze trifft. Na gut, mit verteidigen wird es wohl nichts. Das müssen seine Apologeten dann wohl selbst machen.</text:p>
          </table:table-cell>
          <table:table-cell office:value-type="string" calcext:value-type="string">
            <text:p>All hack here only on the POTUS. I would therefore like to say something in his defense. The problem is, I can not think of anything. Maybe he had a difficult childhood and was always bathed very hot. Maybe he was just born stupid and has learned nothing decisive. It is actually sad that one can say that about the President of the United States, and hit the mark. Well, defending it will probably not do anything. That's what his apologists have to do themselves.</text:p>
          </table:table-cell>
          <table:table-cell office:value-type="string" calcext:value-type="string">
            <text:p>negative</text:p>
          </table:table-cell>
          <table:table-cell table:number-columns-repeated="1021"/>
        </table:table-row>
        <table:table-row table:style-name="ro10">
          <table:table-cell office:value-type="string" calcext:value-type="string">
            <text:p>...so hallt es heraus! Amerika first? Ok, wüsste - politisch korrekt - wenn ein Potentat dann antwortet: 'Russia' firster... Fast gratis, keine Kriegserklärung, einfach zugucken, wie sich dieser geniale Tölpel selbst eliminiert. Hohe Politik - und vor allem intelligente - wenn auch kalt- schäuzige und wahrlich nicht lupenrein - aber wo wird so Politik betreiben? Dass Politik so gelbschopfig und so dumm betrieben werden kann, das ist allerdings neu! Zumindest in der Dimension!</text:p>
          </table:table-cell>
          <table:table-cell office:value-type="string" calcext:value-type="string">
            <text:p>... that's how it echoes America first? Ok, you know - politically correct - if a potentate then answers: 'Russia' firster ... Almost free, no declaration of war, just watch how this ingenious booby himself eliminates himself. High politics - and above all intelligent - albeit cold-blooded and really not flawless - but where will politics operate like this? That politics can be operated so yellowish and so stupid, that is new! At least in the dimension!</text:p>
          </table:table-cell>
          <table:table-cell office:value-type="string" calcext:value-type="string">
            <text:p>negative</text:p>
          </table:table-cell>
          <table:table-cell table:number-columns-repeated="1021"/>
        </table:table-row>
        <table:table-row table:style-name="ro18">
          <table:table-cell office:value-type="string" calcext:value-type="string">
            <text:p>schön wie die Autorin hier ihre eigenen Vorurteile bedient, die dummen Bayern eben.... Bravo Frau Höhne! Hören sie sich eigentlich selbst zu? Ganz ehrlich ich habe keine Ahnung von der Qualifikation der benannten Dame oder auch der Herren, letztlich ist das aber auch unwichtig. Gleichberechtigung bedeutet nicht das man die Posten nach Geschlechtern verteilen muss! Gleichberechtigung bedeutet das es keine Rolle spielt welches Geschlecht eine Person hat.</text:p>
          </table:table-cell>
          <table:table-cell office:value-type="string" calcext:value-type="string">
            <text:p>nice as the author here their own prejudices served, the stupid Bayern just .... bravo Mrs. Höhne! Do you actually listen to yourself? Honestly I have no idea of ​​the qualification of the named lady or the gentlemen, but ultimately that is unimportant. Equal rights do not mean that you have to distribute the posts by gender! Equality means that it does not matter what sex a person has.</text:p>
          </table:table-cell>
          <table:table-cell office:value-type="string" calcext:value-type="string">
            <text:p>negative</text:p>
          </table:table-cell>
          <table:table-cell table:number-columns-repeated="1021"/>
        </table:table-row>
        <table:table-row table:style-name="ro32">
          <table:table-cell office:value-type="string" calcext:value-type="string">
            <text:p>diese Regierung muss weg, verlogen von A - Z. Seit die Regierung Merkel an der Macht ist, gibt es einen Skandal nach dem anderen, Lügen und von allem nicht gewusst haben. Abwarten und Tee trinken das ist deren Taktik...das dumme Volk wird es schon bald vergessen haben. Es wird munter exportiert Panzer, Waffen Chemiekalien und auf der anderen Seite sterben Menschen, wenn juckts....Hauptsache die deutsche Wirtschaft floriert. Es wird jetzt diskutiert den Export noch leichter zu machen, ich fass es nicht. Schaut euch doch an in welche Länder Deutschland exportiert...Google hilft da gerne mit Beweisen. Es wird immer schlimmer hier in Deutschland.....und ein Ende mit dieser Regierung ist nicht abzusehen, die m.E. einfach nur unfähig ist. Deutsche Bank mit Streumunition..Panzer an die Türkei mit denen Kurden unterdrückt werden......und zig andere Schauplätze die nach und nach an die Öffentlichkeit geraten....aber die Regierung weiss wie immer von nichts. Leute geht Alternativen wählen, von dieser Regierung habt ihr doch genug gesehen. Mutti ist ist überfordert und tut diesem Land nicht mehr gut. Ich wähle Links.</text:p>
          </table:table-cell>
          <table:table-cell office:value-type="string" calcext:value-type="string">
            <text:p>this government has gone, gone from A to Z. Since the government Merkel is in power, there is a scandal after another, lying and not knowing everything. Waiting and drinking tea that's their tactic ... the stupid people will soon forget it. It is briskly exporting tanks, weapons chemicals and on the other hand people die when itches .... the main thing the German economy is thriving. It is now discussed to make the export even easier, I can not believe it. Take a look at which countries Germany exports ... Google likes to help with evidence. It is getting worse here in Germany ..... and an end with this government is not in sight, the m.E. just incompetent. German Bank with cluster munitions..Panzer to Turkey with which Kurds are suppressed ...... and tens of other locations that gradually come to the public .... but the government knows as always of nothing. People are choosing alternatives, you've seen enough of this government. Mom is overstrained and does not like this country any more. I choose links.</text:p>
          </table:table-cell>
          <table:table-cell office:value-type="string" calcext:value-type="string">
            <text:p>negative</text:p>
          </table:table-cell>
          <table:table-cell table:number-columns-repeated="1021"/>
        </table:table-row>
        <table:table-row table:style-name="ro33">
          <table:table-cell office:value-type="string" calcext:value-type="string">
            <text:p>"Die AFD bezeichnet sich gerne als konservative Alternative. Habe ich nichts gegen. Konservativ ist nicht gleich schlecht und schon gar nicht gleich rassistisch. Aber immer diese dumme Ausländerhetze? Haben wir denn nichts gelernt? In unseligen braunen Zeiten waren es die Juden, heute sind es die Ausländer und Einwanderer. Wann merken wir endlich, dass die Zusammenhänge in eine komplexen Welt auch immer genauso komplex sind wie die Welt selber?! Man sollte doch wohl meinen, dass man als Politiker die Fähigkeit haben sollte, sich zusammen zu reissen. Und bevor mir jetzt jemand kommt mit: ""Die machen das doch auch!"" Selbst wenn: Gleiches muss und sollte nicht mit Gleichem vergolten werden. Dafür haben wir eine Zivilisation. Sonst können wir gleich wieder zurück in unsere Höhlen. Ich bin diesen dumpfen Schmutz und intellektuellen Dreck so leid. Wir werden das noch bereuen!"</text:p>
          </table:table-cell>
          <table:table-cell office:value-type="string" calcext:value-type="string">
            <text:p>"The AFD likes to refer to itself as a conservative alternative. I have nothing against. Conservative is not equally bad and certainly not racist at all. But always this stupid alien propaganda? Did not we learn anything? In unfortunate brown times, it was the Jews, today it is the foreigners and immigrants. When do we finally realize that the relationships in a complex world are always as complex as the world itself ?! Surely you should think that as a politician you should have the ability to pull yourself together. And before someone comes along with me: ""They do that too!"" Even if: the same must and should not be compensated with the same. We have a civilization for that. Otherwise we can go back to our caves right away. I am so sorry for this dull dirt and intellectual filth. We will regret that!"</text:p>
          </table:table-cell>
          <table:table-cell office:value-type="string" calcext:value-type="string">
            <text:p>negative</text:p>
          </table:table-cell>
          <table:table-cell table:number-columns-repeated="1021"/>
        </table:table-row>
        <table:table-row table:style-name="ro27">
          <table:table-cell office:value-type="string" calcext:value-type="string">
            <text:p>wenn sie sich von solchen dummen Mitgliedern, die noch nicht mitbekommen haben, das Deutschland nicht die Ablehnung von Ausländern akzeptiert, sondern gegen eine unkontrollierte Zuwanderung ist. Die Türken haben maßgeblich zum Wirtschaftswachstum in Deutschland beigetragen.</text:p>
          </table:table-cell>
          <table:table-cell office:value-type="string" calcext:value-type="string">
            <text:p>if they are of such stupid members who have not yet heard that Germany is not the rejection of foreigners accepted, but against uncontrolled immigration. The Turks contributed significantly to economic growth in Germany.</text:p>
          </table:table-cell>
          <table:table-cell office:value-type="string" calcext:value-type="string">
            <text:p>negative</text:p>
          </table:table-cell>
          <table:table-cell table:number-columns-repeated="1021"/>
        </table:table-row>
        <table:table-row table:style-name="ro29">
          <table:table-cell office:value-type="string" calcext:value-type="string">
            <text:p>"Warum schmeißt die ""Alternative für Deutschland"" diesen Herrn nicht ganz aus ihren dumm germanischen Reihen? Für diesen politisch inkompetenten Mensch, mit extrem brauner Nase, ist kein Platz einem Demokratischen Deutschland. Diesem verbrämter ""Osi"" gibt es nur eines .... Ausgrenzen und Verachten, am besten, ab nach Sibirien zum Steine klopfen...."</text:p>
          </table:table-cell>
          <table:table-cell office:value-type="string" calcext:value-type="string">
            <text:p>"Why does not the ""alternative for Germany"" throw this gentleman out of her stupid Germanic ranks? For this politically incompetent person, with an extremely brown nose, there is no place for a democratic Germany. There is only one thing about this smelly ""Osi"" .... Exclusion and despising, best of all, to knock on stones to Siberia ...."</text:p>
          </table:table-cell>
          <table:table-cell office:value-type="string" calcext:value-type="string">
            <text:p>negative</text:p>
          </table:table-cell>
          <table:table-cell table:number-columns-repeated="1021"/>
        </table:table-row>
        <table:table-row table:style-name="ro35">
          <table:table-cell office:value-type="string" calcext:value-type="string">
            <text:p>Träume sind erlaubt. Aber dieser Traum wird verpuffen. Kim wird seinen Machtanspruch nicht aufgeben. Dies sind alles nur Scheinverhandlungen die dazu führen sollen die Sanktionen rückgängig zu machen. Die Süd Koreaner sind zu naiv und dumm.</text:p>
          </table:table-cell>
          <table:table-cell office:value-type="string" calcext:value-type="string">
            <text:p>Dreams are allowed. But this dream will fizzle out. Kim will not give up his claim to power. These are all just sham negotiations that should lead to the sanctions reversed. The South Koreans are too naive and stupid.</text:p>
          </table:table-cell>
          <table:table-cell office:value-type="string" calcext:value-type="string">
            <text:p>negative</text:p>
          </table:table-cell>
          <table:table-cell table:number-columns-repeated="1021"/>
        </table:table-row>
        <table:table-row table:style-name="ro12">
          <table:table-cell office:value-type="string" calcext:value-type="string">
            <text:p>Ich weiß bis heute nicht, wieso ein Trump einen Wirtschaftsberater hat. Er weiß doch alles besser und, natürlich, kann alles besser. Zuerst dachte ich, er wäre nur Beratungsresitent, aber das ist nicht so! Der Mann ist sogar so gut, dass er sogar auf Lebenszeit sich einsetzen würde. Da das nicht so wollen, empfindet er als dumm und hinterhältig was er natürlich lautstark empört von sich gibt. Der kann sich einfach gut benehmen!</text:p>
          </table:table-cell>
          <table:table-cell office:value-type="string" calcext:value-type="string">
            <text:p>I still do not know why a Trump has an economic advisor. He knows everything better and, of course, everything can be better. At first I thought he was just a counselor, but that's not the case! The man is even so good that he would even commit himself for life. Since that does not want to, he feels stupid and devious what he naturally loudly outraged. He can just behave well!</text:p>
          </table:table-cell>
          <table:table-cell office:value-type="string" calcext:value-type="string">
            <text:p>negative</text:p>
          </table:table-cell>
          <table:table-cell table:number-columns-repeated="1021"/>
        </table:table-row>
        <table:table-row table:style-name="ro32">
          <table:table-cell office:value-type="string" calcext:value-type="string">
            <text:p>"da uns diese Bundestregierung doch etwas sehr für vollkommen dumm hält. Während junge afghanische Männer in deutschen Cafes sitzen und deutsche Mädels anmachen, tausende Euro für ihre ""Flucht"" ausgaben - halten deutsche Soldaten am Hindukusch ihren Hintern für wen hin? Ja - richtig, für die Kollegen Drogenexportweltmeister, für ein Volk, welches im Feudalismus lebt und natürlich für die geostrategischen Interessen eines bekannten Freundstaates. DAS sieht das Grundgesetz so nicht vor. Da steht was vom Schutz Deutschlands und der Hindukusch ist auch kein Randgebirge des Nordatlantiks. Lösung? Raus da mit den deutschen Soldaten und all die jungen Männer HIER ausbilden und dann ab nach Hause, um die Heimat zu verteidigen. Solange Afghanistan sicher genug für deutsche Entwicklungshelfer ist, dürfen sogar die Einheimischen wieder da hin. Dass diese Kollateralschäden bei den sich verstärkenden Bombenangriffen unserer überseeischen Freunde werden können - ja, da dann sollen sie sich ebenda melden. Ein Vietnam reicht halt nicht. Selbst die Betonköpfe in Moskau waren schlauer."</text:p>
          </table:table-cell>
          <table:table-cell office:value-type="string" calcext:value-type="string">
            <text:p>"because this federal government thinks we are very stupid. While young Afghan men sit in German cafes and turn on German girls, spending thousands of Euros on their ""escape"" - do German soldiers in the Hindukush hold their butts for whom? Yes - right, for the colleagues Drug Export World Champion, for a people who lives in feudalism and of course for the geostrategic interests of a well-known friend state. DAS does not provide for that in the Basic Law. There is something about the protection of Germany and the Hindu Kush is not a mountain range of the North Atlantic. Solution? Out there train with the German soldiers and all the young men HERE and then home to defend their homeland. As long as Afghanistan is safe enough for German development workers, even the locals are allowed to go back there. That these collateral damages can be due to the intensifying bombing raids of our overseas friends - yes, then they should get in touch. A Vietnam just is not enough. Even the concrete heads in Moscow were smarter."</text:p>
          </table:table-cell>
          <table:table-cell office:value-type="string" calcext:value-type="string">
            <text:p>negative</text:p>
          </table:table-cell>
          <table:table-cell table:number-columns-repeated="1021"/>
        </table:table-row>
        <table:table-row table:style-name="ro25">
          <table:table-cell office:value-type="string" calcext:value-type="string">
            <text:p>"In Kürze werden wir ohnehin eine europäische Hymne singen. Jede Zeile in einer anderen Sprache. Und Vaterland wird durch Europaland ersetzt. Statt couragiert schlage ich ""rentiert"" vor, denn ob Mann oder Frau, geht es ja in erster Linie darum, dass der globale Handel nicht beschränkt wird und keiner auf dumme nationalstaatliche Gedanken kommt, das könnte den weltweit steuervermeidenden Konzernen schaden. Aber hackt nur weiter aufeinander rum, ihr Männer und Frauen. Wer zerstritten ist, kann leichter regiert werden."</text:p>
          </table:table-cell>
          <table:table-cell office:value-type="string" calcext:value-type="string">
            <text:p>"Soon we will be singing a European anthem anyway. Each line in a different language. And fatherland is being replaced by Europaland. Instead of courageous, I propose ""profitable"", because whether male or female, it is so important that the global trade is not limited and no one comes to stupid nation-state thoughts, that could harm the global tax-avoiding corporations. But just keep hacking at each other, you men and women. Those who are divided can be governed more easily."</text:p>
          </table:table-cell>
          <table:table-cell office:value-type="string" calcext:value-type="string">
            <text:p>negative</text:p>
          </table:table-cell>
          <table:table-cell table:number-columns-repeated="1021"/>
        </table:table-row>
        <table:table-row table:style-name="ro33">
          <table:table-cell office:value-type="string" calcext:value-type="string">
            <text:p>"Was heißt denn heute ""links"" oder gar Sozialdemokratie? Wofür stehen denn diese Begriffe im heutigen politischen Spektrum? Sozialdemokraten und Linke steht heutzutage für ungebremste Masseneinwanderung in die Sozialsysteme, EU-Erweiterung mit Pleitestaaten, immer schlimmer werdende Bürokratie (hellblaue und dunkelblaue Plakette...Brüller!!!!), eine Schuldenunion auf Kosten Deutschlands, ausufernder Sozialstaat, Kuscheljustiz, die Islamisierung Europas, Denk- und Sprechverbote, dummes Genderzeugs, ganz wichtige Themen wie Homoehen, Fahrverbote, unsichere Innenstädte usw. Und auf wessen Rücken wird das ausgetragen bzw. wer wird zur Kasse gebeten? Arbeiter, normale Angestellte, Mittelstand und Transferempfänger. Ich frage mich, wie die Linke incl. Sozialdemokratie da noch erwartet, von Ihre, eigenen Klientel gewählt zu werden?"</text:p>
          </table:table-cell>
          <table:table-cell office:value-type="string" calcext:value-type="string">
            <text:p>"What does ""leftist"" or even social democracy mean today? What do these terms stand for in today's political spectrum? Social Democrats and Left now stands for unrestrained mass immigration into the social systems, EU enlargement with bankrupt states, ever worsening bureaucracy (light blue and dark blue badge ... Brüller !!!!), a debt union at the expense of Germany, sprawling welfare state, cuddly justice, the Islamization Europe, thought and speech bans, stupid gender, very important issues such as homosexuals, driving bans, insecure inner cities, etc. And on whose back is this carried out or who is asked to pay? Workers, ordinary employees, middle class and transfer recipients. I wonder how the left including social democracy still expects to be elected by your own clientele?"</text:p>
          </table:table-cell>
          <table:table-cell office:value-type="string" calcext:value-type="string">
            <text:p>negative</text:p>
          </table:table-cell>
          <table:table-cell table:number-columns-repeated="1021"/>
        </table:table-row>
        <table:table-row table:style-name="ro18">
          <table:table-cell office:value-type="string" calcext:value-type="string">
            <text:p>Nein, das spricht nicht für ihn. Da wir aber nicht wissen, aus welchem Grund dem Mann so die Hutschnur geplatzt ist aber auch nicht unbedingt gegen ihn - es sagt so aus dem Zusammenhang gerissen einfach nichts aus. Auch hoch intelligente Menschen tun manchmal dumme Dinge, auch noch so eloquente Zeitgenossen können auch zu derber Sprache greifen. Wie so oft sagt der kleine Artikel eben kaum etwas über den Menschen, über den er sich auslässt aber doch so viel mehr über den Menschen, der ihn verfasst hat.</text:p>
          </table:table-cell>
          <table:table-cell office:value-type="string" calcext:value-type="string">
            <text:p>No, that does not speak for him. But since we do not know, for which reason the man burst the hat-line but not necessarily against him - it simply says nothing out of context. Even highly intelligent people sometimes do stupid things, even the most eloquent contemporaries can also resort to crude language. As so often, the little article just says little about the man he is not talking about, but so much more about the person who wrote it.</text:p>
          </table:table-cell>
          <table:table-cell office:value-type="string" calcext:value-type="string">
            <text:p>negative</text:p>
          </table:table-cell>
          <table:table-cell table:number-columns-repeated="1021"/>
        </table:table-row>
        <table:table-row table:style-name="ro45">
          <table:table-cell office:value-type="string" calcext:value-type="string">
            <text:p>Welche Dikatoren werden von unserer Bundesregierung hofiert und ebenfalls dafür scharf kritisiert? Interessiert niemanden, wenn Gabriel für den türkischen Außenminister den Kellner spielt. Interessiert auch niemanden das der Erdogan mit unseren Leopard Panzern die Kurden überfährt, während die ihr Bestes versuchen diese mit unseren Milan Panzerabwehrsystem davon abzuhalten. Seit der Erdo den Deniz wieder freigelassen hat, ist der wieder unser zweifellos bester Freund und lupenreinster Demokrat seit Putin. Welch ein Witz ist es da, wieder mal das Verhalten der AfD zu brandmarken, während man an fünf anderen Fronten exakt das selbe Verhalten praktiziert inkl. der Ignoranz jeglicher Verurteilung seitens der Opposition? Die ewige Groko hat bereits alle verdammenswerten Wege selbst beschritten, und hat moralisch vollkommen abgewirtschaftet. Wäre ein Batallion Grüne zu exakt der selben Reise aufgebrochen, hätte man es frenetisch als Akt der Zuwendung, der Vernunft und des unbedingten Willens zum Frieden deklariert, ohne auch nur ein einziges Mal mit der Wimper zu zucken. Es ist mittlerweile einfach zu plump, hört auf mit dieser Heuchelei. Kein Mensch ist noch dumm genug, es nicht zu durchschauen.</text:p>
          </table:table-cell>
          <table:table-cell office:value-type="string" calcext:value-type="string">
            <text:p>Which critics are courted by our federal government and also criticized for it sharply? Nobody cares when Gabriel plays the waiter for the Turkish Foreign Minister. Nobody cares that Erdogan will be killing the Kurds with our Leopard tanks, while they are trying their best to stop them with our Milan anti-tank system. Since Erdo released Deniz again, he's undoubtedly our best friend and a flawless Democrat since Putin. What a joke is it to once again brand the behavior of the AfD, while practicing exactly the same behavior on five other fronts, including the ignorance of any condemnation on the part of the opposition? The eternal Groko has already trodden all damnable ways by himself, and has morally run dry. If a battalion of greens had set off on exactly the same journey, it would have been frenetically declared as an act of affection, of reason and of the unconditional will to peace, without even batting an eyelash. It's just too clumsy by now, stop that hypocrisy. No one is stupid enough not to see through it.</text:p>
          </table:table-cell>
          <table:table-cell office:value-type="string" calcext:value-type="string">
            <text:p>negative</text:p>
          </table:table-cell>
          <table:table-cell table:number-columns-repeated="1021"/>
        </table:table-row>
        <table:table-row table:style-name="ro27">
          <table:table-cell office:value-type="string" calcext:value-type="string">
            <text:p>Das einzig Beständige an der Trump-Administration ist die starke Fluktuation auf den Führungspositionen und das tägliche dumme Geschwätz des Präsidenten. Danke an die amerikanischen Wähler, dass ihr der Welt einen derartigen Vollpfosten als Präsidenten zugemutet habt ! Schlimmer geht es wirklich nimmer !</text:p>
          </table:table-cell>
          <table:table-cell office:value-type="string" calcext:value-type="string">
            <text:p>The only consistent thing about the Trump administration is the strong fluctuation in leadership and the daily stupid chatter of the president. Thanks to the American voters that you have given the world such a full post as president! It really is not worse!</text:p>
          </table:table-cell>
          <table:table-cell office:value-type="string" calcext:value-type="string">
            <text:p>negative</text:p>
          </table:table-cell>
          <table:table-cell table:number-columns-repeated="1021"/>
        </table:table-row>
        <table:table-row table:style-name="ro41">
          <table:table-cell office:value-type="string" calcext:value-type="string">
            <text:p>Diese Forderung kann nur ein Scherz gewesen sei, denn so naiv und dumm ist Putin nicht. Er lacht sich kaputt. Er soll russische Staatsbürger an die USA ausliefern nur weil sie in den USA angeklagt worden sind. Mit recht verlangt er Beweise nämlich alle Untersuchungsdaten die zur Anklage geführt haben will er einsehen. Das macht aber Herr Muller nicht, denn dann könnten die Russen ihre Schwächen sehen und diese korrigieren. Für mich gibt es keinen Zweifel, dass Putin eine russische Organisation dazu beauftragt hat in den Wahlkampf einzugreifen. Sein Hauptziel, die arrogante selbstsichere Frau Clinton zu hindern dass sie Präsidentin wird. Trump hat nichts gemacht. Er ist nur der Nutznießer dieser Sache. Wenn ein anderer republikanischer Kandidat an Stelle Trumps gegen Clinton gestanden hätte, hätte er das Gleiche getan. Das Pentagon und Herr Obama wussten dies taten aber nichts. Da Herr Muller in dieser Hinsicht nichts gefunden hat, durchleuchtet er das Geschäftsgebaren der Helfer Trumps, aber das hat mit dem Wahlkampf nichts zu tun. Auf schmutzige bösartige Artundweise versucht man nun im Privatund Geschäftsgebaren Fehler zu finden um Trump zu stürzen. Man geht mit Trump ungerecht um. Vor Putin habe ich große Achtung, wie er die Amerikaner und die Europäer ausgetrickst hat und wie diese sich austricksen liesen ist eine Wucht. Ich hoffe dass man davon eines Tages einen Film dreht. Für mich ist Putin ein großer Staatsmann. Ich wage sogar ein Vergleich mit Bismarck.</text:p>
          </table:table-cell>
          <table:table-cell office:value-type="string" calcext:value-type="string">
            <text:p>This demand could only have been a joke, because Putin is not so naive and stupid. He laughs broken. He is supposed to extradite Russian citizens to the US just because they were indicted in the US. By right, he demands evidence that he has all the investigation data that led to the prosecution he wants to see. But that does not make Mr. Muller, because then the Russians could see their weaknesses and correct them. For me, there is no doubt that Putin has appointed a Russian organization to intervene in the election campaign. His main goal is to prevent the arrogant self-assured Ms. Clinton from becoming president. Trump did not do anything. He is only the beneficiary of this thing. If another Republican candidate stood up to Clinton instead of Trump, he would have done the same. The Pentagon and Mr. Obama knew this but did nothing. Since Mr. Muller has found nothing in this regard, he examines the business practices of Trump's helpers, but this has nothing to do with the election campaign. In dirty and malicious fashion now trying to find fault in private and business practices to Trump to overthrow. You are wrong about Trump. Before Putin, I have great respect for how he tricked the Americans and the Europeans and how to trick them is a force. I hope that someday you make a movie about it. For me, Putin is a great statesman. I even dare a comparison with Bismarck.</text:p>
          </table:table-cell>
          <table:table-cell office:value-type="string" calcext:value-type="string">
            <text:p>negative</text:p>
          </table:table-cell>
          <table:table-cell table:number-columns-repeated="1021"/>
        </table:table-row>
        <table:table-row table:style-name="ro40">
          <table:table-cell office:value-type="string" calcext:value-type="string">
            <text:p>"ist denn schon wieder GroKo ? ""Apologeten und Gesundbeter"" von Nord nach Süd und Ost nach West. Wobei der Osten, wie schon immer, nichts von der neuen ""Schwarz-Roten-Gefahr"" hat. Außer mal zu spüren bekommen hat, wie sich der Händedruck einer ""Treuhand"" anfühlte. Oder außer Spesen nichts gewesen . . . aber immerhin erhielt der Osten die ""Gauck-Behörde"". Das ist doch etwas von bleibender Erinnerung, zu wissen, wer einen in die ""Stasi-Pfanne"" gehauen hat, aber ""Mucksmäuschenstill"" still beim ""West-Ost Beschiss"". Aber da waren sich alle die einig, die heute ausschwärmen und gnadenlos dummes Zeug von sich geben. Olaf Scholz, ein ""Rhetoriker aus der Speicherstadt"" und das ""Pippi Langstrumpf Double"" names Nahles, sie werden die einst so stolze ""SPD-Kogge"" auf die nächste Sandbank steuern. Vielleicht reichen die ersten 100 Tage dafür noch nicht, aber spätestens, wenn es um den Nachzug geht, wird es wieder stürmisch werden."</text:p>
          </table:table-cell>
          <table:table-cell office:value-type="string" calcext:value-type="string">
            <text:p>"is GroKo again? ""Apologists and Gesundbeter"" from north to south and east to west. Where the East, as always, has nothing of the new ""black and red danger"". Except for times to feel how the handshake of a ""trust"" felt. Or nothing except expenses. , , but after all, the East got the ""Gauck Authority"". This is something of lasting memory, to know who has hewn one in the ""Stasi-pan"", but ""Muck quiet"" silent at the ""West-East Beschiss"". But there were all those who swarm today and give mercilessly stupid stuff. Olaf Scholz, a ""rhetorician from the Speicherstadt"" and the ""Pippi Longstocking Double"" named Nahles, they will steer the once proud ""SPD cog"" on the next sandbar. Maybe the first 100 days are not enough for that, but at least when it comes to the move, it will be stormy again."</text:p>
          </table:table-cell>
          <table:table-cell office:value-type="string" calcext:value-type="string">
            <text:p>negative</text:p>
          </table:table-cell>
          <table:table-cell table:number-columns-repeated="1021"/>
        </table:table-row>
        <table:table-row table:style-name="ro18">
          <table:table-cell office:value-type="string" calcext:value-type="string">
            <text:p>"Oh, da ist aber einer persönlich beleidigt, dass das dumme Volk nicht auf ihn gehört hat. Weder das ganze Wahlvolk (das er mal nebenbei als Schafe beleidigt), noch die SPD-Genossen. Tja, Herr Augstein, wen hätten wir denn wählen sollen? SIE sind ja nicht angetreten! Sie machen hier einen auf Waldorf/Statler von der Muppet-Show, von der luxuriösen Loge aus ständig meckern und mosern. Gabs da nicht mal einen passenden Vorschlag von Brecht? So von wegen ""Volk auflösen, neues wählen""."</text:p>
          </table:table-cell>
          <table:table-cell office:value-type="string" calcext:value-type="string">
            <text:p>"Oh, but one is personally offended that the stupid people did not listen to him. Neither the whole electorate (which he casually offended as a sheep), nor the SPD comrades. Well, Mr. Augstein, who should we have chosen? YOU did not start! They're making a moan on mosorfans at Waldorf / Statler from the Muppet show, from the luxurious box. Gabs not even a fitting proposal from Brecht? So because of ""people dissolve, choose new""."</text:p>
          </table:table-cell>
          <table:table-cell office:value-type="string" calcext:value-type="string">
            <text:p>negative</text:p>
          </table:table-cell>
          <table:table-cell table:number-columns-repeated="1021"/>
        </table:table-row>
        <table:table-row table:style-name="ro25">
          <table:table-cell office:value-type="string" calcext:value-type="string">
            <text:p>"in letzter Zeit sprechen Sie mir immer öfter aus der Seele. Dieses ewige aussitzen von Bremen, nichts tun und schön reden, dieses ist dumm- bräsige ""wir schaffen das"" ist nicht mehr länger zu ertragen. Ich hatte noch die Hoffnung dass dieses Mutti macht das schon endlich ein Ende hat. Ich weiß mittlerweile nicht mehr wer dümmer ist das deutsche oder das amerikanische Volk. Das alles erinnert mich an die untergehende DDR vorwärts immer rückwärts nimmer, ob das was mit der Herkunft der Kanzlerin zu tun hat, ich befürchte es fast."</text:p>
          </table:table-cell>
          <table:table-cell office:value-type="string" calcext:value-type="string">
            <text:p>"lately, you're talking to me more and more often. This eternal look of Bremen, do nothing and talk nicely, this is stupid-bräige ""we can do it"" is no longer endure. I still had the hope that this Mutti makes that has finally come to an end. In the meantime, I no longer know who the stupider is the German or the American people. All this reminds me of the sinking GDR forever backwards, whether that has anything to do with the origin of the Chancellor, I almost fear it."</text:p>
          </table:table-cell>
          <table:table-cell office:value-type="string" calcext:value-type="string">
            <text:p>negative</text:p>
          </table:table-cell>
          <table:table-cell table:number-columns-repeated="1021"/>
        </table:table-row>
        <table:table-row table:style-name="ro12">
          <table:table-cell office:value-type="string" calcext:value-type="string">
            <text:p>Der Salonsozi Augstein betreibt wieder einmal das Geschäft der AfD, wie übrigens auch Herr Jörges an anderer Stelle. Seit Jahren suggerieren diese Herren und andere Meinungsmacher, dass Politiker grundsätzlich ahnungslos, dumm und meist käuflich, auf jeden Fall aber miese Typen sind. und dann wundern sich der Herr Augstein und seine Genossen, das die Populisten stärker und stärker werden. Glückwunsch, Herr Augstein.</text:p>
          </table:table-cell>
          <table:table-cell office:value-type="string" calcext:value-type="string">
            <text:p>The Salonsozi Augstein once again runs the business of the AfD, as, incidentally, Mr. Jörges elsewhere. For years, these gentlemen and other opinion makers suggest that politicians are fundamentally unsuspecting, stupid and usually commercially, in any case, but lousy types. and then Mr. Augstein and his comrades wonder that the populists are getting stronger and stronger. Congratulations, Mr. Augstein.</text:p>
          </table:table-cell>
          <table:table-cell office:value-type="string" calcext:value-type="string">
            <text:p>negative</text:p>
          </table:table-cell>
          <table:table-cell table:number-columns-repeated="1021"/>
        </table:table-row>
        <table:table-row table:style-name="ro27">
          <table:table-cell office:value-type="string" calcext:value-type="string">
            <text:p>Das mit der richtigen Regierung halte ich für ein dummes Gerücht. Es wird weiterhin ziellos herumgewurstelt, den Weg bestimmen weiterhin Lobbyisten und die EU. Richtig Links wählen traut sich keiner, also wird weiter der politische Sumpf gewählt. Weiter so, Deutschland, bleibt Sie sich treu.</text:p>
          </table:table-cell>
          <table:table-cell office:value-type="string" calcext:value-type="string">
            <text:p>The right government? I think that's a stupid rumor. It continues to be whirled about aimlessly, and lobbyists and the EU continue to dominate the way. Nobody dares to choose links, so the political swamp will continue to be chosen. Keep it up, Germany, you will remain true to yourself.</text:p>
          </table:table-cell>
          <table:table-cell office:value-type="string" calcext:value-type="string">
            <text:p>negative</text:p>
          </table:table-cell>
          <table:table-cell table:number-columns-repeated="1021"/>
        </table:table-row>
        <table:table-row table:style-name="ro25">
          <table:table-cell office:value-type="string" calcext:value-type="string">
            <text:p>Es kommt lediglich darauf an, worin der Regierungsauftrag besteht. Dass dieser nicht der Bevölkerung dient, sondern gegen sie gerichtet ist, war on Beginn an klar. Jedoch wollen das die deutschen Michel und Michelinen nicht glauben. Darum wählten sie eine böse Mutter und ihre Komplizen. Diese legitimierten sich gestern, wie zum Hohn, noch einmal selbst. Offenbar ist der Schmerzunter denen, die dummerweise schon länger hier leben, noch viel zu gering. Wird er aber erst vollends wahrgenommen, ist es um das Land geschehen.</text:p>
          </table:table-cell>
          <table:table-cell office:value-type="string" calcext:value-type="string">
            <text:p>It only depends on what the government contract is. That this is not the population serves, but is directed against them, was clear from the beginning. However, the German Michel and Michelinen do not want to believe that. That's why they chose a bad mother and her accomplices. These were legitimized yesterday, as if to mock, once again. Apparently, the pain is still far too small among those who have stupidly lived here for a long time. But if he is only completely perceived, it has happened around the country.</text:p>
          </table:table-cell>
          <table:table-cell office:value-type="string" calcext:value-type="string">
            <text:p>negative</text:p>
          </table:table-cell>
          <table:table-cell table:number-columns-repeated="1021"/>
        </table:table-row>
        <table:table-row table:style-name="ro9">
          <table:table-cell office:value-type="string" calcext:value-type="string">
            <text:p>...durch dauernde Wiederholung. Ein typischer Augstein. Merkel ist schlecht, die Wähler sind dumm, die Mehrheit der SPD Mitglieder auch. Ich habe von Augstein noch nie einen schauen Vorschlag gehört, wie man besser regieren könnte. Wir leben nicht mehr in den 70ern. In der veränderten Gesellschaft und Medien-Landschaft muss die Politik zwangsläufig anders sein, anpassungsfähiger. Der einzige Vorschlag von Augstein ist, den Reichen mehr Geld abzuknöpfen. Sehr kreativ. Führt nur leider aus Erfahrung dazu, dass es allen schlechter geht. Ich bin in dem Teil Deutschlands aufgewachsen, in dem der Staat das Kapital kontrolliert hat. Geht, wie schon olle Marx richtig erkannte, nur durch Diktatur. Und die mögen Menschen eben nicht. Ob Augstein dass begreifen kann?</text:p>
          </table:table-cell>
          <table:table-cell office:value-type="string" calcext:value-type="string">
            <text:p>... by repetition. A typical Augstein. Merkel is bad, voters are stupid, the majority of SPD members too. I have never heard of Augstein a look suggesting how to govern better. We do not live in the 70s anymore. In the changing society and media landscape, politics must inevitably be different, more adaptable. The only suggestion of Augstein is to make more money for the rich. Very creative. Unfortunately, it only leads to experience that everyone is worse off. I grew up in the part of Germany where the state controlled the capital. Go, as Marx already correctly recognized, only by dictatorship. And they just do not like people. Can Augstein understand that?</text:p>
          </table:table-cell>
          <table:table-cell office:value-type="string" calcext:value-type="string">
            <text:p>negative</text:p>
          </table:table-cell>
          <table:table-cell table:number-columns-repeated="1021"/>
        </table:table-row>
        <table:table-row table:style-name="ro60">
          <table:table-cell office:value-type="string" calcext:value-type="string">
            <text:p>Ganz so einfach ist es nicht. Dazu komme ich noch, aber mein Thema, war ein anderes, nämlich einen der Leistung entsprechenden Anteil am Unternehmensertrag, einschließlich dem Wertzuwachs der Fa. Heute wandert der Wertzuwachs nur in die Taschen der Kapitaleigner (jetzt nicht mit Aktien ankommen, der normale Anleger hat doch nur Pippifax, den Reibach machen die Großaktionäre). Das mit 100% Risiko klingt zwar gut, stimmt aber nur zum kleinen Teil. Es gilt nur für Personengesellschaften (z.B. kleine Handwerksbetriebe). Da haften die Eigner auch mit dem eigenen Vermögen. Es gilt aber nicht für GmbHs und Aktiengesellschaften. In der GmbH ist die Haftungsbeschränkung direkt eingebaut. Eigentl. ist die GmbH eine Einladung zum Betrug und wird auch bewusst so genutzt, z.B. für Auslagerungen, um die Belegschaft eines ganzen Bereichs los zu werden. Nach einem Jahr ist das Kapital aufgebraucht, die GmbH am Ende und die MA stehen auf der Straße. Bei Aktiengesellschaften ist es fast unmöglich, Manager haftbar zu machen. Erstens muss überhaupt die individuell schuldhafte Rolle belegt werden, was schwierig genug ist und zweitens gibt es keine direkte rechtliche Handhabe (außer bei kriminellen Verfehlungen, wo das Strafrecht greift) und so müssen Staatsanwälte auf so laues, indirektes Zeugs wie Veruntreuung ausweichen, mit dem Resultat, dass man die Typen, die Millionen oder sogar Milliarden in den Sand gesetzt haben, selten richtig packen kann. Außerdem wird jeder Unternehmer und Manager, der nicht ganz blöd' ist, rechtzeitig genügend Geld zur Seite gebracht haben und das natürlich so, dass deutsche Staatsorgane (Kriminalpolizei, Fiskus) keinen Zugriff haben. Dafür gibt's bestens geeignete Bananenrepubliken wie Barbados oder Liberia, selbst Luxemburg ist höchst empfehlenswert! Ich denke immer, wenn das Volk mal aufgeklärt würde, was für ein Schwindel in unserer Wirtschaftsordnung drinsteckt, wie Politiker das decken und sogar fördern (nur ein Stichwort: Betriebsprüfungen!) und wie es dabei über den Tisch gezogen wird, gäb's einen Aufstand. Aber zum Glück für die Profiteure ist das Volk dumm und unwissend, schaut lieber Verblödungs-TV und schimpft auf die Asylanten.</text:p>
          </table:table-cell>
          <table:table-cell office:value-type="string" calcext:value-type="string">
            <text:p>It's not that easy. I'll come back to that, but my subject was another, namely a share of the company's return on performance, including the value of the company. Today, the added value only moves into the pockets of capital owners (now not stock, the average investor has only Pippifax, the Reibach make the major shareholders). That with 100% risk sounds good, but is true only to a small extent. It only applies to partnerships (for example, small craft businesses). The owners are also liable with their own assets. However, it does not apply to GmbHs and public limited companies. In the GmbH the limitation of liability is directly installed. Eigentl. the GmbH is an invitation to fraud and is also used consciously, e.g. for outsourcing to get rid of the staff of a whole area. After a year, the capital is used up, the GmbH at the end and the MA are on the road. For public companies, it is almost impossible to hold managers accountable. Firstly, the individual culpability of the role has to be proven, which is difficult enough, and secondly, there is no direct legal action (except for criminal offenses where criminal law applies) and prosecutors must resort to such lukewarm, indirect stuff as embezzlement, with the result that you can rarely pack the types who have put millions or even billions in the sand. In addition, every entrepreneur and manager who is not completely stupid, have timely enough money aside and of course so that German authorities (Criminal Investigation, Treasury) have no access. But there are very suitable banana republics such as Barbados or Liberia, even Luxembourg is highly recommended! I always think that if the people were enlightened, what dizziness is in our economic order, how politicians cover it and even promote it (just a keyword: tax audits!) And how it is being ripped off, there would be an uprising. But fortunately for the profiteers, the people are stupid and ignorant, they prefer to watch the TV and scold the asylum seekers.</text:p>
          </table:table-cell>
          <table:table-cell office:value-type="string" calcext:value-type="string">
            <text:p>negative</text:p>
          </table:table-cell>
          <table:table-cell table:number-columns-repeated="1021"/>
        </table:table-row>
        <table:table-row table:style-name="ro22">
          <table:table-cell office:value-type="string" calcext:value-type="string">
            <text:p>"Sind Sie sich da ja wirklich absolut sicher? denn es geht in der Sache kaum üblicher, als nach einiger Zeit seine Position zu drehen, und plötzlich auf den anderen zuzugehen, wohingegen Trumps große Drohgebärden, den Friedensprozess wohl eher gefährden. Donald Trump wäre wohl dumm genug, mit einem echt dämlichen Schachzug, den nuklearen Untergang auszulösen, natürlich nur zur Bekämpfung des gaaaanz Bösen, und zu so einem will man halt Distanz, und sucht sich Partner für eine Allianz. Die Verwechslungsgefahr beim ""Bösen"" ist übrigens Absicht, denn beide Seiten zu betrachten ist doch eigentlich Pflicht..."</text:p>
          </table:table-cell>
          <table:table-cell office:value-type="string" calcext:value-type="string">
            <text:p>"Are you really sure about that? because it is hardly more usual in the matter, as after some time to turn his position, and suddenly approach the other, whereas Trump's big threatening gestures, the peace process is more likely to jeopardize. Donald Trump would probably be stupid enough, with a really stupid move, to trigger the nuclear downfall, of course, just to fight the gutsy evil, and to such a distance, and seeks partners for an alliance. Incidentally, the likelihood of confusion in the case of ""evil"" is intent on seeing both sides as a matter of course ..."</text:p>
          </table:table-cell>
          <table:table-cell office:value-type="string" calcext:value-type="string">
            <text:p>negative</text:p>
          </table:table-cell>
          <table:table-cell table:number-columns-repeated="1021"/>
        </table:table-row>
        <table:table-row table:style-name="ro16">
          <table:table-cell office:value-type="string" calcext:value-type="string">
            <text:p>kann der Kellner nur das servieren, was der Koch zusammenrührt. Und wenn über längere Zeit der Kellner die Prügel der Kundschaft für ungenießbares Essen einsteckt, dann sollte der Kellner über die Küche nachdenken. In jedem Fall ist ein weiteres Servieren von Verkohltem keinesfalls mutig, sondern bestenfalls nur dumm.</text:p>
          </table:table-cell>
          <table:table-cell office:value-type="string" calcext:value-type="string">
            <text:p>The waiter can only serve what the cook is stirring. And if for a long time the waiter takes the beating of the clientele for inedible food, then the waiter should think about the kitchen. In any case, further serving charred is by no means courageous, but at best only stupid.</text:p>
          </table:table-cell>
          <table:table-cell office:value-type="string" calcext:value-type="string">
            <text:p>negative</text:p>
          </table:table-cell>
          <table:table-cell table:number-columns-repeated="1021"/>
        </table:table-row>
        <table:table-row table:style-name="ro4">
          <table:table-cell office:value-type="string" calcext:value-type="string">
            <text:p>"Woran sollen die SPD und die Flüchtlinge denn och alles Schuld sein? Sie fanden Sie es damals, als Sie noch nicht Rentner waren sicher ganz toll Privatpatient zu sein und für dieses Privileg womöglich auch noch geringe Kassenbeiträge zahlen zu müssen als die ""dummen"" Mitglieder der gesetzlichen Krankenkassen. Und jetzt heulen Sie rum, weil Sie nicht mehr in die gesetzliche KV zurück können. Pech für Sie. Vielleicht kommen Sie bei längerem Nachdenken doch noch dahinter, wer nun WIRKLICH an Ihrer blöden Situation Schuld ist. So viel kann ich Ihnen verraten: Die SPD ist es nicht und erst recht nicht sind es die Flüchtlinge."</text:p>
          </table:table-cell>
          <table:table-cell office:value-type="string" calcext:value-type="string">
            <text:p>"What should the SPD and the refugees be after all guilt? You found it then, when you were not yet retirees sure to be great to be a private patient and for this privilege may even have to pay low cash contributions than the ""stupid"" members of the statutory health insurance. And now you're crying because you can not go back to the legal KV. Bad luck for you. Perhaps you come with longer thinking but still behind it, who is REALLY to blame for your stupid situation. So much I can tell you: The SPD is not and certainly not it is the refugees."</text:p>
          </table:table-cell>
          <table:table-cell office:value-type="string" calcext:value-type="string">
            <text:p>negative</text:p>
          </table:table-cell>
          <table:table-cell table:number-columns-repeated="1021"/>
        </table:table-row>
        <table:table-row table:style-name="ro30">
          <table:table-cell office:value-type="string" calcext:value-type="string">
            <text:p>das zu erwartende 4. Merkel Gruselkabinett ... Wie kann sich ein Volk nur so dumm verkaufen, mit solchen Typen weiter an der Macht, während die übrige Welt sich positiv verändert ...</text:p>
          </table:table-cell>
          <table:table-cell office:value-type="string" calcext:value-type="string">
            <text:p>the expected 4th Merkel horror cabinet ... How can a people sell themselves so stupid, with such types continue in power, while the rest of the world changes positively ...</text:p>
          </table:table-cell>
          <table:table-cell office:value-type="string" calcext:value-type="string">
            <text:p>negative</text:p>
          </table:table-cell>
          <table:table-cell table:number-columns-repeated="1021"/>
        </table:table-row>
        <table:table-row table:style-name="ro12">
          <table:table-cell office:value-type="string" calcext:value-type="string">
            <text:p>wie der SPIEGEL selbst jetzt moch die Foren manipuliert. 90% Anti-SPD Meinungen und eine unglaubliche Meinungssteuerung zu Anti-GroKo. Gebt auf! Ihr Habt evrloren, der Stalinismus von Augstein und Gathmann ist am Ende, die Vernunft hat gesiegt un JETZT wird die SPD wieder erstarken. All eure Lügen sind zerschellt und der dumme Junge Kühnert muss gehen, am besten zur Linken oder gleich zu Putin.</text:p>
          </table:table-cell>
          <table:table-cell office:value-type="string" calcext:value-type="string">
            <text:p>as the MIRROR itself now manipulates the forums. 90% anti-SPD opinions and incredible Opinion Control on Anti-GroKo. Give up! You have evidently, the Stalinism of Augstein and Gathmann is at an end, reason has prevailed and now the SPD is going to strengthen again. All your lies are shattered and the dumb boy Kühnert has to go, preferably to the left or right to Putin.</text:p>
          </table:table-cell>
          <table:table-cell office:value-type="string" calcext:value-type="string">
            <text:p>negative</text:p>
          </table:table-cell>
          <table:table-cell table:number-columns-repeated="1021"/>
        </table:table-row>
        <table:table-row table:style-name="ro48">
          <table:table-cell office:value-type="string" calcext:value-type="string">
            <text:p>Sie haben nichts, aber auch gar nichts verstanden. Die Feiglinge haben wenigstens gestritten und dann für sich eine Entscheidung getroffen. Anstatt abzuwarten und dann dumme Sprüche abzulassen.</text:p>
          </table:table-cell>
          <table:table-cell office:value-type="string" calcext:value-type="string">
            <text:p>They understood nothing, but nothing at all. The cowards have at least quarreled and then made a decision for themselves. Instead of waiting and then dropping stupid sayings.</text:p>
          </table:table-cell>
          <table:table-cell office:value-type="string" calcext:value-type="string">
            <text:p>negative</text:p>
          </table:table-cell>
          <table:table-cell table:number-columns-repeated="1021"/>
        </table:table-row>
        <table:table-row table:style-name="ro44">
          <table:table-cell office:value-type="string" calcext:value-type="string">
            <text:p>"Als Carter Page voller Stoz Fragen von Chris Hayes beantwortet, dachte ich mit, dass dies das duemmste Mitglied von Team Trump sein muesse. Doch heute habe ich Sam Nunbergs Auftritt bei Ari Melber geseyhen und muss nun sagen, der Typ uebertrifft Carter Page. Nunberg weigert sich, von Mueller befragt zu werden und trat heute die Flucht nach vorn an. Diese Flucht bestand darin, dass er zu verschiedenen Shows eilte (z.B. MSNBCs Tur oder CNNs Burnett, neben Melber). ""Ich bin doch nicht so bloed und lasse mich von Mueller 8 Stunden lang auspressen"", so ungefaehr toente Nunberg und verkuendete, er werde der Vorladung nicht Folge leisten. Er glaubt auch nicht, dass er deswegen verhaftet werden wird. Man, hat der Typ eine Ahnung. Er meint, so seinen Foerderer, Roger Stone, schuetzen zu koennen. Ein Typ wie Nunberg, der an Dummheit nicht zu ueberbieten ist, wird singen wie noch keiner. Morgen frueh wird Trump wohl wieder twittern, dass es keine Kollusion gegeben habe. Seine Probleme wachsen von Tag zu Tag, nun, wo bekannt wird, dass er eine Woche vor dem Treffen seiner Kinder mit der russischen Journalistin (Adoption wurde vorgeschoben , dass wahre Ziel war Dreck ueber Frau Clinton) von diesem Treffen wusste (bisher will er nichts gewusst haben). Hoffentlich gelingt es den Generaelen im Weissen Haus, ihn von superdummen Schritten abzuhalten, um von seinen Problemen abzulenken. So langsam muessen die Republikaner ueberlegen, wie lange sie dem VerFuehrer noch den Ruecken staerken wollen, sind sie doch jetzt schon bis zum Hals in die Affaere verwickelt."</text:p>
          </table:table-cell>
          <table:table-cell office:value-type="string" calcext:value-type="string">
            <text:p>"When Carter Page's full of Stoz answered questions from Chris Hayes, I thought that this would be the dumbest member of Team Trump. But today I read Sam Nunberg's appearance with Ari Melber and I have to say, the guy outperforms Carter Page. Nunberg refuses to be questioned by Mueller and today flees to the front. This escape consisted of hurrying to various shows (such as MSNBC's Tur or CNN's Burnett, next to Melber). ""I'm not so bloody and let Mueller squeeze me out for 8 hours,"" said abouttente Nunberg and announced that he would not obey the summons. He also does not believe that he will be arrested for that. Man, the guy has a hunch. He claims to be able to protect his sponsor, Roger Stone. A guy like Nunberg, who can not be overstated by stupidity, will sing like no one else. Tomorrow morning Trump will probably tweet again that there was no collusion. His problems are growing day by day, now that it is known that a week before meeting his children with the Russian journalist (adoption was advanced that true goal was dirt over Ms. Clinton) knew of this meeting (so far he wants nothing have known). Hopefully the generals in the White House manage to keep him from stupid steps to distract from his problems. Slowly the Republicans have to think about how long they want to put their backs on the executor because they are already up to their necks in the affair."</text:p>
          </table:table-cell>
          <table:table-cell office:value-type="string" calcext:value-type="string">
            <text:p>negative</text:p>
          </table:table-cell>
          <table:table-cell table:number-columns-repeated="1021"/>
        </table:table-row>
        <table:table-row table:style-name="ro12">
          <table:table-cell office:value-type="string" calcext:value-type="string">
            <text:p>"so heisst es beim braven Soldat Schweik. Wir müssen das ändern in ""stell Dir vor keiner will mehr EU, und die merken es nicht!"" Diese gegenwärtige EU ist handlungsunfähig, weil es zu viele MItglieder unterschiedlichster Interessen gibt und weil jeder oder fast jeder nur auf seinen nationalen Vorteil bedacht ist. Nur die dummen Deutschen rennen noch hinter der blauen Fahne her, weil sie es nicht besser kapiert haben."</text:p>
          </table:table-cell>
          <table:table-cell office:value-type="string" calcext:value-type="string">
            <text:p>"this is the name of the good soldier Schweik. We have to change that into ""imagine no one wants more EU, and they do not realize it!"" This present EU is incapacitated because there are too many members of different interests and because everyone, or almost everyone, is only concerned about their national advantage. Only the stupid Germans are still running behind the blue flag because they did not get it any better."</text:p>
          </table:table-cell>
          <table:table-cell office:value-type="string" calcext:value-type="string">
            <text:p>negative</text:p>
          </table:table-cell>
          <table:table-cell table:number-columns-repeated="1021"/>
        </table:table-row>
        <table:table-row table:style-name="ro61">
          <table:table-cell office:value-type="string" calcext:value-type="string">
            <text:p>Hier feiert der demokratiefeindliche Pöbel natürlich, der gerne wieder in die 50er zurück möchte und sich einigeln und meinen, die Welt würde einen dann schon in Ruhe lassen. Wenn ich schon solche Pfeifen wie 5 Sterne höre - alles besser können und wissen und dann in Regierungsverantwortung in Rom kläglich versagen, weil man nicht mal die Abholung des Mülls hinbekommt. Europa schafft sich ab, weil die Menschen in ihrem Neid und ihrem Hass nicht mehr bemerken und wertschätzen, wie gut sie es haben. Wer da nicht den flachsten Fernseher und das neueste Auto hat, der gilt als arm. Und wehe, jemand Fremdes und in der Tat noch ärmeres bekommt dann auch 5 Euro - na, dann ist aber was los. Und dumm, wie der Mensch ist, wählt er dann die, die ihm das Blaue und Braune vom Himmel versprechen. Wie soziale Probleme mit rechten Menschenfeinden je gelöst werden sollen - das ist wohl auch das Geheimnis der Hetzer hier im Forum. Die bösen Fremden sind nicht unser Problem, rafft es endlich. Die, die dafür verantwortlich sind, dass es Tafeln geben muss, sind es. Und nein, das sind nicht die bösen Sozialdemokraten, die sich ja erdreistet haben nach Jahren des Stillstands den deutschen Sozialstaat zu modernisieren. Wer soziale Gerechtigkeit wählt, der muss eben links wählen und nicht irgendwelche Clowns wie AfD oder 5 Sterne, die nichts können, außer große, meist dumme Sprüche reißen. Ich bedanke mich bereits jetzt bei den Dummen Europas, dass sie kaputtmachen wollen, was Generationen aufgebaut haben. Vielen Dank. Wenn dann demnächst wieder Bomben fliegen, habt ihr dann vielleicht endlich, was ihr wollt.</text:p>
          </table:table-cell>
          <table:table-cell office:value-type="string" calcext:value-type="string">
            <text:p>Of course, the anti-democratic mob celebrates here, who would like to go back to the 1950s and agree and think that the world would leave you alone. If I already hear such whistles as 5 stars - can do everything better and then fail miserably in government responsibility in Rome, because you do not even get the pickup of the garbage. Europe is shaking off because people no longer notice and appreciate how well they feel in their envy and hatred. If you do not have the flattest TV and the latest car, you're considered poor. And woe, someone stranger and in fact even poorer gets 5 euros - well, but then something is going on. And stupid as man is, he then chooses those who promise him the blue and the brown from heaven. How social problems with right human enemies should ever be solved - that is probably also the secret of the Hetzer here in the forum. The evil strangers are not our problem, get it at last. Those who are responsible for the need for tablets are. And no, these are not the evil Social Democrats, who have dared to modernize the German welfare state after years of standstill. Who chooses social justice, who has to choose left and not any clowns like AfD or 5 stars, which can not do anything except big, mostly stupid sayings tear. I already thank the dumb ones of Europe for wanting to destroy what generations have built up. Many Thanks. If bombs fly again soon, you might finally have what you want.</text:p>
          </table:table-cell>
          <table:table-cell office:value-type="string" calcext:value-type="string">
            <text:p>negative</text:p>
          </table:table-cell>
          <table:table-cell table:number-columns-repeated="1021"/>
        </table:table-row>
        <table:table-row table:style-name="ro18">
          <table:table-cell office:value-type="string" calcext:value-type="string">
            <text:p>Und wenn die europakritischen Parteien die Situation nutzen, noch mehr aus der EU zu erpressen mit der Drohung sonst selbst einen Exit zu betreiben, den in der EU nach dem Brexit nun wirklich niemand riskieren würde, dann gucken Sie plötzlich ganz dumm aus der Wäsche mit Ihrer Hoffnung. Davon mal ganz abgesehen ist Italien ein Nettozahler, falls Sie das vergessen haben. Wenn Italien auch noch ihren Exit betreibt, können Sie ja mal überlegen wer dieses Loch in der Kasse wieder stopfen darf.</text:p>
          </table:table-cell>
          <table:table-cell office:value-type="string" calcext:value-type="string">
            <text:p>And if the Eurosceptic parties use the situation to extort even more from the EU with the threat of otherwise running an exit themselves, which nobody in the EU would really risk after Brexit, then you suddenly look stupid out of the laundry with yours Hope. Apart from that, Italy is a net contributor, in case you forgot that. If Italy still operates its exit, you can even think about who can stuff this hole in the box office again.</text:p>
          </table:table-cell>
          <table:table-cell office:value-type="string" calcext:value-type="string">
            <text:p>negative</text:p>
          </table:table-cell>
          <table:table-cell table:number-columns-repeated="1021"/>
        </table:table-row>
        <table:table-row table:style-name="ro48">
          <table:table-cell office:value-type="string" calcext:value-type="string">
            <text:p>Welche Wahrheit meinen Sie ? Eben weil im Gegensatz zu D Italien eine Veränderung will haben die Italiener die 5S zur größten Partei gewählt. Die Deutschen sind anscheinend zu dumm dafür.</text:p>
          </table:table-cell>
          <table:table-cell office:value-type="string" calcext:value-type="string">
            <text:p>Which truth do you mean? Just because, unlike D Italy wants a change, the Italians have the 5S elected the largest party. The Germans are apparently too stupid for it.</text:p>
          </table:table-cell>
          <table:table-cell office:value-type="string" calcext:value-type="string">
            <text:p>negative</text:p>
          </table:table-cell>
          <table:table-cell table:number-columns-repeated="1021"/>
        </table:table-row>
        <table:table-row table:style-name="ro30">
          <table:table-cell office:value-type="string" calcext:value-type="string">
            <text:p>Zu dumm dafür, die dümmste mögliche Alternative zu wählen? In Deutschland haben das bei der jüngsten Bundestagswahl immerhin 12 Prozent der Wähler geschafft.</text:p>
          </table:table-cell>
          <table:table-cell office:value-type="string" calcext:value-type="string">
            <text:p>Too stupid to choose the stupidest possible alternative? In Germany, 12 per cent of voters have made it to the latest general election.</text:p>
          </table:table-cell>
          <table:table-cell office:value-type="string" calcext:value-type="string">
            <text:p>negative</text:p>
          </table:table-cell>
          <table:table-cell table:number-columns-repeated="1021"/>
        </table:table-row>
        <table:table-row table:style-name="ro32">
          <table:table-cell office:value-type="string" calcext:value-type="string">
            <text:p>Mit der Wahl in Italien kehrt die Krise nicht zurück, sie war nie weg! Diese Währungsunion konnte nie funktionieren, hat nie funktioniert und wird nie funktionieren. Seit Jahren wird von der EZB Zeit gekauft und Deutschland und andere Euroländer, die noch halbwegs zahlungsfähig sind, geraten mehr und mehr in astronomische Bürgschaften. Es ist der größte Raubzug der Geschichte. Kein Land wird jemals seine Schulden zurückbezahlen. Die Verschuldung der öffentlichen Haushalte ist seit Jahrzehnten ein Bombengeschäft für die Finanzoligarchen, die ohnehin schon Geld zum Fressen haben, sie verdienen sich dumm und dämlich an den Milliardenbeträgen, die jährlich als Zinszahlungen anfallen. Man nennt das leistungsloses Einkommen, generiert aus Steuergeld, das man dringend für die Verbesserung der Infrastruktur unseres Landes bräuchte. Was werden wir dieses Jahr tun? Wir werden genau die unfähigen Politprofis wieder wählen, die uns seit Bestehen der Bundesrepublik von Jahr zu Jahr tiefer in diese Misere reiten. Tja, dann haben wir es wohl nicht besser verdient. M.f.G.</text:p>
          </table:table-cell>
          <table:table-cell office:value-type="string" calcext:value-type="string">
            <text:p>With the election in Italy, the crisis does not return, it was never gone! This monetary union could never work, never worked and will never work. For years, the ECB has been buying time and Germany and other eurozone countries, which are still halfway solvent, are getting more and more into astronomical guarantees. It's the biggest raid in history. No country will ever repay its debts. Public debt has been a bomb business for decades for the financial oligarchs, who already have money to feed on, and they are stupid and stupid about the billions of dollars they receive each year in interest payments. It is called the non-cash income generated from tax money that is urgently needed to improve our country's infrastructure. What will we do this year? We will choose exactly the incompetent political professionals who have been riding us deeper into this misery from year to year since the beginning of the Federal Republic. Well, then we probably do not deserve better. Kind regards.</text:p>
          </table:table-cell>
          <table:table-cell office:value-type="string" calcext:value-type="string">
            <text:p>negative</text:p>
          </table:table-cell>
          <table:table-cell table:number-columns-repeated="1021"/>
        </table:table-row>
        <table:table-row table:style-name="ro35">
          <table:table-cell office:value-type="string" calcext:value-type="string">
            <text:p>Originalton Frau Merkel.Glaubt die Frau eigentlich wirklich das, was sie verkündet? Ich interpretiere dieses Statement eigentlich eher dahingehend, dass es zu ihrem eigenen Wohle ist und sonst gar nichts.Hoffe, dass sich die SPD nicht weiterhin für dumm verkaufen lässt.</text:p>
          </table:table-cell>
          <table:table-cell office:value-type="string" calcext:value-type="string">
            <text:p>Original sound, Mrs. Merkel. Does the woman really really mean what she announces? I interpret this statement actually more to the effect that it is for their own benefit and nothing else. Hope that the SPD can not continue to sell for stupid.</text:p>
          </table:table-cell>
          <table:table-cell office:value-type="string" calcext:value-type="string">
            <text:p>negative</text:p>
          </table:table-cell>
          <table:table-cell table:number-columns-repeated="1021"/>
        </table:table-row>
        <table:table-row table:style-name="ro20">
          <table:table-cell office:value-type="string" calcext:value-type="string">
            <text:p>Süß. Ja, genau, Angie alleine ist schuld daran, dass keiner mehr die SPD wählt. Das hat rein gar nichts mit all ihren Versagerkandidaten von Scharping über Lafontaine, von Steinmeier über Steinbrück bis zu Schulz zu tun. Rein gar nichts. Und schon gar nicht mit ihrer Politik, der Agenda und all den dummen Verhaltensweisen ihrer Spitzenpolitiker. Es hat auch nichts mit einem miesen Wahlkampf, mit einem Lügner und Wortbrüchigen als Spitzenkandidaten, mit Personalquerelen und erbärmlichen Auftritten zu tun. Nein, allein Merkel hat das alles erreicht. Nur sie ist schuld und die SPD ein armes unschuldiges und wehrloses Opfer. Genau. Und die Erde ist eine Scheibe, die Babys bringt der Storch und der Osterhase malt Eier an...</text:p>
          </table:table-cell>
          <table:table-cell office:value-type="string" calcext:value-type="string">
            <text:p>Sweet. Yes, exactly, Angie alone is to blame that no one chooses the SPD. That has absolutely nothing to do with all of their dissident candidates from Scharping to Lafontaine, from Steinmeier to Steinbrück to Schulz. Nothing. And certainly not with their politics, the agenda and all the stupid behavior of their top politicians. It has nothing to do with a lousy election campaign, with a liar and worthless as top candidates, with staff disputes and miserable appearances. No, only Merkel has achieved all this. Only she is to blame and the SPD a poor innocent and defenseless victim. I agree. And the earth is a disc, the baby brings the stork and the Easter bunny paints eggs ...</text:p>
          </table:table-cell>
          <table:table-cell office:value-type="string" calcext:value-type="string">
            <text:p>negative</text:p>
          </table:table-cell>
          <table:table-cell table:number-columns-repeated="1021"/>
        </table:table-row>
        <table:table-row table:style-name="ro9">
          <table:table-cell office:value-type="string" calcext:value-type="string">
            <text:p>"Ach Nahles ist doch eine ""Papiertigerin"", erst mit Schulz zusammen in Opposition und ""auf die Fresse"" geben und nun die ""Duz-Freundin mit Merkel"" für die nächsten 3 Jahre, um dann Merkel schlecht zu machen, um das eigene Profil zu schärfen? Guter Witz ""har, har, har"". Damit passiert das, was viele vermuten, mit der CDU koalieren und dann die Regierungszeit der CDU schlecht machen? Wer glaubt das denn, so dumm ist doch kein Wähler. Daher wird die SPD auch in der Versenkung der Politikparteienlandschaft verschwinden, da die durch ihre Umfallerpolitik und billige Polemik unseriös geworden ist. Dann ist da immer noch das ""Gerechtigkeitssprücheklopfer Niveau"" und das ""Harzt4 - Damoklesschwert"". Die SPD hat fertig: Und das ist gut so!"</text:p>
          </table:table-cell>
          <table:table-cell office:value-type="string" calcext:value-type="string">
            <text:p>"Oh Nahles is still a ""paper tiger"", only with Schulz together in opposition and ""on the face"" and now the ""Duz-girlfriend with Merkel"" for the next 3 years, then to make Merkel bad, to their own profile sharpen? Good joke ""har, har, har"". What happens is what many suspect is the result of coalition with the CDU and then making the reign of the CDU bad? Who believes that, because stupid is not a voter. Therefore, the SPD will also disappear in the sinking of the political party landscape, since the by its policy of disapproval and cheap polemics has become dubious. Then there is still the ""justice test taker level"" and the ""Harzt4 - Damocles sword"". The SPD has finished: And that's good!"</text:p>
          </table:table-cell>
          <table:table-cell office:value-type="string" calcext:value-type="string">
            <text:p>negative</text:p>
          </table:table-cell>
          <table:table-cell table:number-columns-repeated="1021"/>
        </table:table-row>
        <table:table-row table:style-name="ro10">
          <table:table-cell office:value-type="string" calcext:value-type="string">
            <text:p>"in der SPD. Schon wieder ein neuer Messias, diesmal ein kümmerliches Studentlein im x-ten Semester, toll, dumm nur, der Messias wurde ans Kreuz genagelt. Schon passiert, deutliche Watsche. Was lernt er daraus? Weitermachen aus der Gruft. Ist das die ""Erneuerung"" der SPD, weiter Verweigerung der Realitäten, weiter keine Ideen zur ENTWICKLUNG der Gesellschaft; MANN SIND DIE ARM! Da muß man um Hilfe beten."</text:p>
          </table:table-cell>
          <table:table-cell office:value-type="string" calcext:value-type="string">
            <text:p>"in the SPD. Again a new Messiah, this time a miserable student in the eighth semester, great, stupid only, the Messiah was nailed to the cross. Already happening, distinct waddles. What does he learn from this? Continue from the tomb. Is this the ""renewal"" of the SPD, further refusal of the realities, no further ideas for the DEVELOPMENT of the society; MAN ARE THE ARM! You have to pray for help."</text:p>
          </table:table-cell>
          <table:table-cell office:value-type="string" calcext:value-type="string">
            <text:p>negative</text:p>
          </table:table-cell>
          <table:table-cell table:number-columns-repeated="1021"/>
        </table:table-row>
        <table:table-row table:style-name="ro15">
          <table:table-cell office:value-type="string" calcext:value-type="string">
            <text:p>. . . sie ist wieder in die Merkelfalle getappt. Die SPD-Leute an der Spitze wollen natürlich unbedingt, an die Fleischtöpfe und in die weichen Sessel. * Wahlergebnis 2013 25.7% * * Wahlergebnis 2017 20,5% * * momentan 2018 ~ 16 % * Diesmal genügte es Merkel, nur durch Koalitionsverhandlungen, die SPD so tief in den Keller zu stürzen - praktisch auf Niveau mit der AfD - und nebenbei noch einen Parteivorsitzenden zu schreddern. Besser konnte es für die CDU nicht laufen. Deswegen die euphorischen Glückwünsche von dieser Seite!! Ist die SPD wirklich so naiv oder so dumm? Sie werden in der neuen Regierung, trotz guter Ministerien, nichts bewegen, da die Kanzlerin sie - dank Richtlinienkompetenz - ausbremsen wird. Glückwunsch an den jungen JUSO-Vorsitzenden, zu seiner Arbeit. Hoffentlich bleiben diese 33% der Sauerteig in der SPD, um die Partei wieder nach vorne zu bringen.</text:p>
          </table:table-cell>
          <table:table-cell office:value-type="string" calcext:value-type="string">
            <text:p>, , , she's tapped into the trap again. The SPD people at the top, of course, necessarily want to the meat bowls and soft chairs. * Election result 2013 25.7% * * Election result 2017 20.5% * * currently 2018 ~ 16% * This time it was enough for Merkel, only through coalition negotiations, to plunge the SPD so deeply into the cellar - practically on par with the AfD - and by the way to shred a party leader. It could not run better for the CDU. That's why the euphoric congratulations from this site !! Is the SPD really so naive or so stupid? Despite the good ministries, they will not move anything in the new government because the Chancellor will slow them down thanks to the competence of the directive. Congratulations to the young JUSO chairman, on his work. Hopefully, these 33% of the leagues remain in the SPD to bring the party back to the front.</text:p>
          </table:table-cell>
          <table:table-cell office:value-type="string" calcext:value-type="string">
            <text:p>negative</text:p>
          </table:table-cell>
          <table:table-cell table:number-columns-repeated="1021"/>
        </table:table-row>
        <table:table-row table:style-name="ro28">
          <table:table-cell office:value-type="string" calcext:value-type="string">
            <text:p>Das tut der dümmste SPD-Wähler auch. Sie müssen sich da keine Sorgen machen. Wir sind alle dumm, das wissen Sie doch. *zwinker*</text:p>
          </table:table-cell>
          <table:table-cell office:value-type="string" calcext:value-type="string">
            <text:p>The stupid SPD voters do that, too. You do not have to worry about that. We're all stupid, you know that. * Wink *</text:p>
          </table:table-cell>
          <table:table-cell office:value-type="string" calcext:value-type="string">
            <text:p>negative</text:p>
          </table:table-cell>
          <table:table-cell table:number-columns-repeated="1021"/>
        </table:table-row>
        <table:table-row table:style-name="ro48">
          <table:table-cell office:value-type="string" calcext:value-type="string">
            <text:p>Sie wurde für ein sinnloses Weiter-so geopfert. Kurzsichtige, dumme Politik. Die Ränder werden nun stärker, die Mitte wird schwächer. Ein Land zerstört sein Herz, nur damit eine egoistische alte Frau etwas Spaß hat.</text:p>
          </table:table-cell>
          <table:table-cell office:value-type="string" calcext:value-type="string">
            <text:p>She was sacrificed for a pointless next-so. Short-sighted, stupid politics. The edges are now stronger, the middle is weaker. A country destroys his heart just so a selfish old woman has some fun.</text:p>
          </table:table-cell>
          <table:table-cell office:value-type="string" calcext:value-type="string">
            <text:p>negative</text:p>
          </table:table-cell>
          <table:table-cell table:number-columns-repeated="1021"/>
        </table:table-row>
        <table:table-row table:style-name="ro30">
          <table:table-cell office:value-type="string" calcext:value-type="string">
            <text:p>...die Bordkapelle wird sogar besonders laut spielen. Damit der verdummte Wähler nicht mitbekommt, wie die Zahlungen nach Brüssel ansteigen und wie Familien von Armutsflüchtlingen nach D einsickern.</text:p>
          </table:table-cell>
          <table:table-cell office:value-type="string" calcext:value-type="string">
            <text:p>... the on-board band will even play very loud. So that the stupid voters do not notice how the payments to Brussels rise and how families of poverty refugees infiltrate into D.</text:p>
          </table:table-cell>
          <table:table-cell office:value-type="string" calcext:value-type="string">
            <text:p>negative</text:p>
          </table:table-cell>
          <table:table-cell table:number-columns-repeated="1021"/>
        </table:table-row>
        <table:table-row table:style-name="ro30">
          <table:table-cell office:value-type="string" calcext:value-type="string">
            <text:p>Ah herrje, Sie sitzen auch auf dem großen Hügel in der Bevölkerungsstatistik, oder gar an dessen hinterer Flanke? Ich auch. Unsere Generation ist leider dumm, was die eigenen Interessen angeht.</text:p>
          </table:table-cell>
          <table:table-cell office:value-type="string" calcext:value-type="string">
            <text:p>Ah, dear, are you also on the big hill in the population statistics, or even on the back flank? Me too. Unfortunately, our generation is stupid when it comes to their own interests.</text:p>
          </table:table-cell>
          <table:table-cell office:value-type="string" calcext:value-type="string">
            <text:p>negative</text:p>
          </table:table-cell>
          <table:table-cell table:number-columns-repeated="1021"/>
        </table:table-row>
        <table:table-row table:style-name="ro62">
          <table:table-cell office:value-type="string" calcext:value-type="string">
            <text:p>"Vielleicht überprüfen Sie einmal Ihr Weltbild und denken etwas länger nach, bevor Sie diese diskriminierenden ""Weisheiten"" von sich geben. Bloß weil jemand alt ist, ist er nicht gleich dumm und verantwortungslos. Und jung sein bedeutet nicht automatisch, dass man klug und verantwortungsvoll handelt. Ich gehöre selbst zu den ""Alten"" und verwahre mich dagegen, dermaßen von Ihnen diskriminiert zu werden. Ich habe zwei Hochschulabschlüsse, mein Leben lang erfolgreich - mit meinen Mitarbeitern und nicht gegen sie - in verantwortlicher Position gearbeitet. Ich besitze eine umfassende Bildung und bin an Poltik, Geschichte, Kunst und Literatur interessiert. Meine Kinder sind zu gebildeten und anständigen Menschen herangewachsen und meine klugen Enkelkinder, deren Zukunft für mich das Wichtigste in meinem jetzigen Leben ist, beflügeln mich, für den Schutz unserer Umwelt und eine sozial gerechtere Gesellschaft einzutreten. Und alle meine Freund, die mit mir alt geworden sind, denken und handeln ebenso. Und jetzt sagen Sie mir noch einmal, dass alte Menschen egoistisch und verantwortungslos sind."</text:p>
          </table:table-cell>
          <table:table-cell office:value-type="string" calcext:value-type="string">
            <text:p>"You may want to check your world view and think a little longer before you give these discriminating ""wisdoms"". Just because someone is old, he is not stupid and irresponsible. And being young does not automatically mean that you act wisely and responsibly. I am one of the ""old ones"" and I am against being discriminated against by you. I have had two degrees, working successfully with my staff and not against them all my life, in a responsible position. I have a comprehensive education and am interested in politics, history, art and literature. My children have grown into educated and decent people and my clever grandchildren, whose future is the most important thing in my current life, inspire me to stand up for the protection of our environment and a more socially just society. And all my friends who have grown old with me think and act as well. And now tell me again that old people are selfish and irresponsible."</text:p>
          </table:table-cell>
          <table:table-cell office:value-type="string" calcext:value-type="string">
            <text:p>negative</text:p>
          </table:table-cell>
          <table:table-cell table:number-columns-repeated="1021"/>
        </table:table-row>
        <table:table-row table:style-name="ro49">
          <table:table-cell office:value-type="string" calcext:value-type="string">
            <text:p>"Die erste von Rückgrat zeugende Entscheidung in der SPD in den letzten zehn Jahren war es, nach der letzten Bundestagswahl den Gang in die Opposition anzukündigen. Nun wird dieser Beschluss auch noch mit Absolution durch die Mitglieder kassiert und die SPD wird daher wohl bei der nächsten Wahl unter 10% landen. Die AfD wird's freuen, die werden dann weit jenseits der 20% abschneiden mit ihrem plumpen Rassismus und Nationalismus. Die SPD wird sich weiterhin an dem abstrakten Eintreten für irgendeine undefinierte soziale Gerechtigkeit versuchen, die in Wirklichkeit aber niemanden mehr interessiert in diesem Land. Es geht den Deutschen materiell viel zu gut und wenngleich der Ausbau unseres luxuriösen sozialen Netzes maßgeblich der SPD zu verdanken ist, dankt der Partei das heute niemand mehr. Die Wähler springen auf dumme, plumpe und daher Social-Media-kompatible Parolen an. Das ""Ausländer-raus"" der AfD passt hierfür perfekt und auch die gebetsmühlenartige Panikmache vor dem bösen Muselmanen verträgt sich mit Facebook, Twitter und Co. auch besser als die Erklärung komplexer arbeitsrechtlicher Sachverhalte bei der Arbeitnehmerüberlassung, an der sich die SPD versucht. Gegen diesen Populismus ist jedes Schwert ernsthafter Sachpolitik immer zu stumpf, daher werden CDU und SPD weiterhin stagnieren, während die Radikalen am linken und rechten Rand weiter dazugewinnen werden."</text:p>
          </table:table-cell>
          <table:table-cell office:value-type="string" calcext:value-type="string">
            <text:p>"The first backlash-generating decision in the SPD over the past decade has been to announce the move to opposition after the last general election. Now, this decision will also be cashed with absolution by the members and the SPD is therefore likely to land at the next election below 10%. The AfD will be happy, they will then far beyond the 20% cut off with their crude racism and nationalism. The SPD will continue to try to abstract for some undefined social justice, but in reality no one is interested in this country. The Germans are much too well off material and although the expansion of our luxurious social network is largely due to the SPD, no one thanks the party today. Voters jump on stupid, clumsy and therefore social media compatible slogans. The ""foreigner out"" of the AfD fits perfectly for this and also the prayer-like panic-mongering the evil Muselmanen is compatible with Facebook, Twitter and Co. better than the explanation of complex labor law issues in the temporary employment, trying on the SPD. Against this populism, any sword of serious policy is always dull, so the CDU and SPD will continue to stagnate, while the radicals on the left and right margins will continue to gain."</text:p>
          </table:table-cell>
          <table:table-cell office:value-type="string" calcext:value-type="string">
            <text:p>negative</text:p>
          </table:table-cell>
          <table:table-cell table:number-columns-repeated="1021"/>
        </table:table-row>
        <table:table-row table:style-name="ro18">
          <table:table-cell office:value-type="string" calcext:value-type="string">
            <text:p>Jetzt wird im Forum natürlich hämisch geätzt. Es wird also erst mal nix mit dem Abgreifen von Frust- und Proteststimmen. Eine Neuwahl wäre für beide Parteien zum GAU geworden. Nebenbei auch für Deutschland. Denn die AfD als Auffangbecken für alles, was dieses Land schon einmal in den Abgrund geführt hat, hätte profitiert. Die Negativ-Prognosen hier sind reines Wunschdenken. Sollte es die SPD schaffen z.B. mit neuem und jüngeren Personal aufzuwarten, wäre es für einige Schwarzmaler tatsächlich dumm gelaufen.</text:p>
          </table:table-cell>
          <table:table-cell office:value-type="string" calcext:value-type="string">
            <text:p>Now the forum is of course etched maliciously. So there is nothing at first with the capture of frustration and protest voices. A new election would have become a GAU for both parties. By the way also for Germany. Because the AfD as a catch basin for everything that has led this country ever before into the abyss, would have benefited. The negative forecasts here are just wishful thinking. Should it create the SPD, e.g. To come up with new and younger staff, it would have been really stupid for some black painters.</text:p>
          </table:table-cell>
          <table:table-cell office:value-type="string" calcext:value-type="string">
            <text:p>negative</text:p>
          </table:table-cell>
          <table:table-cell table:number-columns-repeated="1021"/>
        </table:table-row>
        <table:table-row table:style-name="ro48">
          <table:table-cell office:value-type="string" calcext:value-type="string">
            <text:p>Sie halten die tiefschwarzen Wolken am (Weltwirtsschafts)Horizont wohl für das kommende fruchtbare Frühlingsgewitter? Dumm oder dumm gelaufen, genau das wird sich für einige Adepten noch weisen. Spätestens in 3 1/2 Jahren.</text:p>
          </table:table-cell>
          <table:table-cell office:value-type="string" calcext:value-type="string">
            <text:p>Do you think the black clouds on the (world-economic) horizon probably for the coming fertile spring thunderstorm? Stupid or stupid, that's exactly what will prove to some adepts. Latest in 3 1/2 years.</text:p>
          </table:table-cell>
          <table:table-cell office:value-type="string" calcext:value-type="string">
            <text:p>negative</text:p>
          </table:table-cell>
          <table:table-cell table:number-columns-repeated="1021"/>
        </table:table-row>
        <table:table-row table:style-name="ro21">
          <table:table-cell office:value-type="string" calcext:value-type="string">
            <text:p>"Richtig! Ich war und bin auch gegen eine neue GroKo. Aber im Gegensatz zu einigen Schreiberlingen hier bin ich nicht bereit, auf der SPD herum zu hacken. Wenn angeblich mehr als 3/4 aller Deutschen Merkel ""nicht mehr sehen können"", ""nicht mehr wollen"" u.a.m., dann hätten diese Ignoranten ja ihren Unmut beim Wahlentscheid ausdrücken können. Mir ist auf jeden Fall eine Partei, in der seit ihren Anfangsjahren gestritten wird, bedeutend sympathischer als der K'WV- CDU. Es ist schlichtweg unverschämt, dumm und ignorant, jetzt die SPD für alle Übel der Welt verantwortlich zu machen. Wusste gar nicht, dass sich bei SPON auch BLÖD-Leser und andere Dumpfies tummeln."</text:p>
          </table:table-cell>
          <table:table-cell office:value-type="string" calcext:value-type="string">
            <text:p>"Correct! I was and am also against a new GroKo. But unlike some scribblers here, I'm not ready to hack around on the SPD. If supposedly more than 3/4 of all German Merkel ""can not see anymore"", ""no longer want"", etc., then these ignorant ones could have expressed their displeasure in the election decision. I am definitely a party that has been arguing since its early years, much more sympathetic than the K'WV CDU. It is simply outrageous, stupid and ignorant, to blame the SPD now for all the evils of the world. Did not know that at SPON also BLÖD readers and other Dumpfies frolic."</text:p>
          </table:table-cell>
          <table:table-cell office:value-type="string" calcext:value-type="string">
            <text:p>negative</text:p>
          </table:table-cell>
          <table:table-cell table:number-columns-repeated="1021"/>
        </table:table-row>
        <table:table-row table:style-name="ro40">
          <table:table-cell office:value-type="string" calcext:value-type="string">
            <text:p>"Äääah, habe ich die Bedeutung der heutigen Mitgliederabstimmung irgendwie komplett falsch verstanden? Die CDU(/Merkel) kam bei der Bundestagswahl auf 26,8 %, 2013 waren es noch 34,1 %), ergibt unter Berücksichtigung der 23,8 % Nicht(CDU/Merkel)wähler nur noch 20,4% echte Zustimmung in der Bevölkerung. 8 von 10 Bürgern -können - Merkel - nicht mehr sehen - oder - wollen - sie -nicht mehr -. Mit 26,8 % hätte Merkel nicht mehr regieren können, die Mehrheit ist erst bei über 50 % erreicht. DAS WAR DER WAHLENTSCHEID. Es wäre sicherlich ""schlichtweg unverschämt, dumm und ignorant, jetzt die SPD alle Übel der Welt verantwortlich zu machen"". Für das Übel, das DER WAHLENTSCHEID durch die heutige Abstimmung nicht umgesetzt wird, dafür ist nicht nur, sondern sogar einzig und allein die SPD sehr wohl verantwortlich zu machen. Und macht den ""K'WV- CDU"" (was immer das ist) erst möglich."</text:p>
          </table:table-cell>
          <table:table-cell office:value-type="string" calcext:value-type="string">
            <text:p>"Äääah, did I somehow completely misunderstood the meaning of today's membership vote? The CDU (/ Merkel) came in the general election to 26.8%, 2013, there were still 34.1%), resulting in consideration of the 23.8% Non (CDU / Merkel) voters only 20.4% real consent in the population. 8 out of 10 citizens - can - Merkel - no longer see - or - want - they-no more. With 26.8% Merkel could not have governed, the majority is reached only at over 50%. THAT WAS THE ELECTION DECISION. It would certainly be ""simply outrageous, stupid and ignorant now to blame the SPD for all the evils of the world"". For the evil that THE ELECTION DECISION is not implemented by today's vote, it is not only, but even solely and solely the SPD to blame. And makes the ""K'WV-CDU"" (whatever that is) possible."</text:p>
          </table:table-cell>
          <table:table-cell office:value-type="string" calcext:value-type="string">
            <text:p>negative</text:p>
          </table:table-cell>
          <table:table-cell table:number-columns-repeated="1021"/>
        </table:table-row>
        <table:table-row table:style-name="ro10">
          <table:table-cell office:value-type="string" calcext:value-type="string">
            <text:p>"""...Es ist schlichtweg unverschämt, dumm und ignorant, jetzt die SPD für alle Übel der Welt verantwortlich zu machen..."" Es ist schon dreist von der SPD, jemanden wie Schulz aufzustellen, der erst vor einem Jahr ""eine soziale Ungerechtigkeit"" in Deutschland entdeckte. Obwohl er seit 18 Jahren im SPD-Präsidium sitzt. Wen will die SPD denn eigentlich verarschen? Ich schäme mich heute noch dafür, das ich jahrelang SPD wählte und sogar Parteimitglied war."</text:p>
          </table:table-cell>
          <table:table-cell office:value-type="string" calcext:value-type="string">
            <text:p>"""... It is simply outrageous, stupid and ignorant, now the SPD to blame for all the evils of the world ..."" It is already impudent for the SPD, someone like Schulz, the only one year ago ""a social injustice ""discovered in Germany. Although he sits in the SPD presidency for 18 years. Who does the SPD want to fool around? I am still ashamed today that I elected SPD for years and was even a member of the party."</text:p>
          </table:table-cell>
          <table:table-cell office:value-type="string" calcext:value-type="string">
            <text:p>negative</text:p>
          </table:table-cell>
          <table:table-cell table:number-columns-repeated="1021"/>
        </table:table-row>
        <table:table-row table:style-name="ro19">
          <table:table-cell office:value-type="string" calcext:value-type="string">
            <text:p>... haben wir aus den letzten Jahren der Koalition und der Wahlversprechen dieser Partei gelernt. Von Schröder verraten und verkauft (Hahaha zu Gunsten der Wirtschaftsbosse) ist die Parteispitze immer noch nicht schlauer geworden aus Merkels falschem Spiel. Sie kann gut mit den Wirtschaftsbossen, schert sich aber einen Dreck um ihre Wähler. Und die Sozen laufen als Steigbügelhalter hinterher. Markige Sprüche, nichts dahinter (Nahles). Der aus Würselen war der Oberkracher. Einfach nur weltfremd. Und jetzt hat der überschaubare Scholz das Finanzministerium. Kann es in der Türkei schlimmer sein als in diesem, unserem Land der Umschichtung. Und die Sozen stellen dazu noch die Schaufeln zur Verfügung. #dummundnixdazugelernt So dumm ist Deutschland. Aber jedes Land hat die Regierung, die es verdient. Die Elite freut sich über dümmlichen Parteisoldaten und lässt die Korken knallen. #armesDeutschland #warumSteuerninDeutschlandzahlen #Panamawirkommen</text:p>
          </table:table-cell>
          <table:table-cell office:value-type="string" calcext:value-type="string">
            <text:p>... we have learned from the last years of the coalition and the electoral promises of this party. Betrayed and sold by Schröder (Hahaha in favor of the economic bosses), the party leadership has still not become cunning from Merkel's wrong game. She does well with the business leaders, but does not give a damn about her constituents. And the Sozen run after as stirrup holders. Marked sayings, nothing behind (Nahles). The from Würselen was the Oberkracher. Just world-strange. And now the manageable Scholz has the Ministry of Finance. Can it be worse in Turkey than in this, our country of redeployment. And the Sozen make the blades available. #dummundnixdazugelernt Germany is so stupid. But every country has the government that deserves it. The elite is happy about stupid party soldiers and pops the corks. #maryGermany #whycontrolinGermany # #Panamaworld</text:p>
          </table:table-cell>
          <table:table-cell office:value-type="string" calcext:value-type="string">
            <text:p>negative</text:p>
          </table:table-cell>
          <table:table-cell table:number-columns-repeated="1021"/>
        </table:table-row>
        <table:table-row table:style-name="ro18">
          <table:table-cell office:value-type="string" calcext:value-type="string">
            <text:p>"Was die SPD macht? Wie immer, nichts! Sie machen ""Männchen"" und schauen eifrig, was die Kanzlerin will, derren eigenen Leute widerständiger sind als die Genossen. Im Gegenteil, die Waffengeschäfte mit der Türkei werden weiter intensiviert, was stören uns die Kurden, mit denen wir in Deutschland dummerweise politischen Zoff aus Vassallentreue mit den Türken, organisiert haben.. Trump gibt wirdschaftlich und boykottmäßig die Linie vor und wir rennen hechelnd hinterher!"</text:p>
          </table:table-cell>
          <table:table-cell office:value-type="string" calcext:value-type="string">
            <text:p>"What the SPD does? As always, nothing! They make ""males"" and eagerly look for what the chancellor wants, whose own people are more resistant than the comrades. On the contrary, the arms deals with Turkey are further intensified, what bother us the Kurds, with whom we stupidly political Zoff from Vassallentreue with the Turks, have organized in Germany .. Trump is boycottlich and the line and we run after panting behind!"</text:p>
          </table:table-cell>
          <table:table-cell office:value-type="string" calcext:value-type="string">
            <text:p>negative</text:p>
          </table:table-cell>
          <table:table-cell table:number-columns-repeated="1021"/>
        </table:table-row>
        <table:table-row table:style-name="ro14">
          <table:table-cell office:value-type="string" calcext:value-type="string">
            <text:p>"Spiegel auf/unter Niveau der Bild-Zeitung, billiges Trump-Bashing um jeden Preis? Eine launige, humorige, flapsige Anmerkung reicht um einen ""Shitstorm"" der deutschen ""Qualitätspresse"" hervorzurufen? Dieselbe Bemerkung von Obama, Clinton o.a. wäre als das genommen worden, was sie war: Ein Witz! Hinzu kommt die Tendenz, seit Trumps Präsidentschaft (einfaches) amerikanisches Englisch möglichst wörtlich zu übersetzen, um den Redner dumm aussehen zu lassen. Die Begriffe ""great"", ""fantastic"" und andere Superlative sind Urbestandteile der amerikanischen Sprache/Ausdrucksweise. Bisher hatte man das immer in ""gepflegtes"" Deutsch übersetzt, wenn man Reden und Aussagen vorheriger Präsidenten auf ähnliche Weise auseinandernehmen würde, käme auch nicht mehr dabei heraus."</text:p>
          </table:table-cell>
          <table:table-cell office:value-type="string" calcext:value-type="string">
            <text:p>"Mirror on / under level of the picture newspaper, cheap Trump bashing at any price? A humorous, humorous, flippant note is enough to evoke a ""shitstorm"" of the German ""quality press""? The same remark from Obama, Clinton, etc. would have been taken for what she was: a joke! There is also the tendency to translate (plain) American English as literally as possible since Trump's presidency, to make the speaker look stupid. The terms ""great,"" ""fantastic,"" and other superlatives are primitive parts of the American language / idiom. So far, this has always been translated into ""well-kept"" German, if you would disassemble speeches and statements of previous presidents in a similar way, would not be out."</text:p>
          </table:table-cell>
          <table:table-cell office:value-type="string" calcext:value-type="string">
            <text:p>negative</text:p>
          </table:table-cell>
          <table:table-cell table:number-columns-repeated="1021"/>
        </table:table-row>
        <table:table-row table:style-name="ro14">
          <table:table-cell office:value-type="string" calcext:value-type="string">
            <text:p>"Hillary Clinton und Obama würden so etwas nie und nimmer sagen, nicht einmal aus Spaß. Außerdem haben Sie wohl überlesen, wie sehr Trump diese Entscheidung gelobt hatte. In diesem Kontext ist es doch logisch, dass es kein Witz sein musste. Außerdem passt es 100% zu dem Psychogramm des Möchtegerndiktators und Narzissten Trump. Davon träumt er doch. Und davon, dass er dann seinen Justizminister wie seinen persönlichen Anwalt behandeln darf, der ungeprüft auf die Medien und seine Kritiker gerichtlich losgehen, wie sich das im Faschismus gehört. Sorry, man muss durch eine Übersetzung keine von Trumps Formulierungen ""dumm aussehen zu lassen"", denn sie sind dumm. Der Unterschied: Ein kultivierter Mann wie Obama äußert sich auf eine kultivierte und gepflegte Art. Trump kann das nur, wenn er vom Teleprompter abliest."</text:p>
          </table:table-cell>
          <table:table-cell office:value-type="string" calcext:value-type="string">
            <text:p>"Hillary Clinton and Obama would never say that, not even for fun. In addition, you have probably overlooked how much Trump had praised this decision. In this context, it is logical that it did not have to be a joke. In addition, it fits 100% to the psychogram of the would-be dictator and narcissist Trump. He dreams of it. And that he can then treat his Minister of Justice as his personal lawyer, who go unchecked on the media and his critics to go to court, as is the case in fascism. Sorry, you do not have to translate any of Trump's phrases ""stupid"" because they're stupid. The difference: A cultured man like Obama expresses himself in a cultured and well-groomed way. Trump can only do that when he reads from the teleprompter."</text:p>
          </table:table-cell>
          <table:table-cell office:value-type="string" calcext:value-type="string">
            <text:p>negative</text:p>
          </table:table-cell>
          <table:table-cell table:number-columns-repeated="1021"/>
        </table:table-row>
        <table:table-row table:style-name="ro1">
          <table:table-cell office:value-type="string" calcext:value-type="string">
            <text:p>Was denn? Der Praeisdent der USA hat doch nur einen Witz gemacht. So toent es jedenfalls jetzt aus dem Weissen Haus. So toent es immer, wenn ein genialer Republikaner etwas Saudummes von sich gegeben hat. Tatsache ist aber, dass Faschisten schon davon traeumen, bis ans Ende ihrer Lebensdauer ein Land diktatorisch regieren zu koennen. Und dass Trump ein Faschist ist, hat er schon oft genug gezeigt. Dass er gerne ihm missfallende Gesetze bricht, hat er auch schon wissen lassen. Schliesslich meint der VerFuehrer, er stuende ueber dem Gesetz.</text:p>
          </table:table-cell>
          <table:table-cell office:value-type="string" calcext:value-type="string">
            <text:p>What? The President of the United States has only made a joke. At least that's what it's all about from the White House. It always sounds like a genius Republican making something silly. But the fact is that fascists already dream of governing a country dictatorially until the end of their lifespan. And he has shown enough that Trump is a fascist. He has also already let know that he likes to break laws that break his law. Finally, the author says he is above the law.</text:p>
          </table:table-cell>
          <table:table-cell office:value-type="string" calcext:value-type="string">
            <text:p>negative</text:p>
          </table:table-cell>
          <table:table-cell table:number-columns-repeated="1021"/>
        </table:table-row>
        <table:table-row table:style-name="ro18">
          <table:table-cell office:value-type="string" calcext:value-type="string">
            <text:p>Es ist heute völlig normal, dass Frauen Hosen und Anzüge tragen können. Es sollte normal werden, dass Männer Röcke oder Kleider tragen können, ohne auf der Straße dumm angesehen zu werden oder dass der Chef einen darauf anspricht. Die Araber oder die Afghanen tragen Kleider. Bei hohen Temperaturen ist das bestimmt angenehm. Warum nicht auch für Europäer. Warum trachten Gleichstellungsbeauftragte nur danach, die Frauen gleich zu stellen? Warum sind es meistens Frauen?</text:p>
          </table:table-cell>
          <table:table-cell office:value-type="string" calcext:value-type="string">
            <text:p>It is quite normal today for women to wear pants and suits. It should become normal for men to be able to wear skirts or dresses without being stupidly looked at in the street, or for the boss to appeal to them. The Arabs or the Afghans wear clothes. At high temperatures that is certainly pleasant. Why not for Europeans? Why do gender equality officers only seek to make women equal? Why are they mostly women?</text:p>
          </table:table-cell>
          <table:table-cell office:value-type="string" calcext:value-type="string">
            <text:p>negative</text:p>
          </table:table-cell>
          <table:table-cell table:number-columns-repeated="1021"/>
        </table:table-row>
        <table:table-row table:style-name="ro12">
          <table:table-cell office:value-type="string" calcext:value-type="string">
            <text:p>Der Wunsch des Volkes? Das Volk ist dumm und verunsichert! Aber es wird -Gott sei Dank- nichts bringen, denn nächstes Jahr sind wieder Wahlen in Italien und dann wird das Volk die auch wieder zum Teufel schicken, weil es nicht verstehen will oder kann, was sich wirklich ändern muß in Italien. Die Bekämpfung der Mafia, der Korruption der Steuerhinterziehung usw. Aber da unterscheidet sich der Durchschnittsitaliener kaum von der Elite.</text:p>
          </table:table-cell>
          <table:table-cell office:value-type="string" calcext:value-type="string">
            <text:p>The desire of the people? The people are stupid and unsettled! But, thank goodness, it will not bring anything, because next year elections will be in Italy again and then the people will send them back to hell because they do not want to or can not understand what really needs to change in Italy. The fight against the mafia, the corruption of tax evasion, etc. But there the average Italian hardly differs from the elite.</text:p>
          </table:table-cell>
          <table:table-cell office:value-type="string" calcext:value-type="string">
            <text:p>negative</text:p>
          </table:table-cell>
          <table:table-cell table:number-columns-repeated="1021"/>
        </table:table-row>
        <table:table-row table:style-name="ro30">
          <table:table-cell office:value-type="string" calcext:value-type="string">
            <text:p>Es ist leider zumindest so undurchsichtig, dass wenigstens 18% es doch geglaubt haben. Populismus ist deshalb so einfach, weil es einfach zu viele (politisch) dumme Menschen gibt...</text:p>
          </table:table-cell>
          <table:table-cell office:value-type="string" calcext:value-type="string">
            <text:p>Unfortunately, it is at least so obscure that at least 18% believed it anyway. Populism is so simple because there are just too many (politically) stupid people ...</text:p>
          </table:table-cell>
          <table:table-cell office:value-type="string" calcext:value-type="string">
            <text:p>negative</text:p>
          </table:table-cell>
          <table:table-cell table:number-columns-repeated="1021"/>
        </table:table-row>
        <table:table-row table:style-name="ro42">
          <table:table-cell office:value-type="string" calcext:value-type="string">
            <text:p>"Irgendwann muss doch mal Schluss sein, dieser Mann hat doch wahrlich genug politischen Unfug angerichtet. Wenn man seinen Obergrenzen Zirkus der letzten 2 Jahre mal für einen Moment ausblendet und weiter in die Vergangenheit schaut, zeigt sich, dass dieser Mann nicht nur dumm daher schwätzen kann, sondern auch eiskalt und rücksichtslos handelt wenn sich ihm die Möglichkeit bietet. An eine seiner vergangenen Taten werde ich persönlich jeden Monat in Form von zusätzlichen Krankenkassenbeiträgen erinnert. In Teamwork mit der damaligen Gesundheitsministerin Ulla Schmidt war Seehofer 2003 ganz vorne dabei, als Millionen gutgläubige Versichte im Zuge des Erneuerungsgesetzes GKV mal eben um ein Fünftel ihrer zusätzlichen Altersversorgung - Stichwort ""Direktversicherung"" - enteignet wurde. Später soll Seehofer diese Nacht des Kahlschlags als eine der schöneren meines Lebens bezeichnet haben. Die unfähige Ulla Schmidt ist gottseidank längst weg vom Fenster, hoffentlich verschwindet Seehofer auch endlich von der politischen Bühne."</text:p>
          </table:table-cell>
          <table:table-cell office:value-type="string" calcext:value-type="string">
            <text:p>"At some point it has to be over, this man has really done enough political nonsense. If one fades out his upper limit circus of the last 2 years for a moment and looks further into the past, it turns out that this man can not only chatter therefore stupid therefore, but also acts freezing cold and ruthlessly when the possibility offers itself. One of his past deeds reminds me personally each month in the form of additional health insurance contributions. In teamwork with the then Minister of Health Ulla Schmidt, Seehofer was at the forefront in 2003, when millions of good faith visions were expropriated in the course of the GKV renewal law by just one fifth of their additional pension - keyword ""direct insurance"". Later, Seehofer should this night of the clear-cut as one of the nicer of my life ?? have designated. The incompetent Ulla Schmidt is thank God long gone from the window, hopefully Seehofer finally disappears from the political scene."</text:p>
          </table:table-cell>
          <table:table-cell office:value-type="string" calcext:value-type="string">
            <text:p>negative</text:p>
          </table:table-cell>
          <table:table-cell table:number-columns-repeated="1021"/>
        </table:table-row>
        <table:table-row table:style-name="ro15">
          <table:table-cell office:value-type="string" calcext:value-type="string">
            <text:p>"Dorothee Bär die im Digitalen zu gunsten der Telekom den Fortschritt eher behindert statt gefördert hat Seehofer in Bayern vom Hofe gejagt mit neuer ""Aufgabe"" es auch in Bundeskabinett zu versemmeln Spahn der Lobbygesteuert mit Versagern wie Dobrindt und Lindner kooperiert... der eigentlich toten privaten Krankenversicherung einen Refresh besorgen wird der von der CSU gestellte Verkehrsminister weiterhin der treue Diener der Automobilindustrie sein wird... und so weiter und so weiter.... Bin mal gespannt wann die Nasen alle aufwachen und feststellen, dass das Volk nicht ganz so dumm ist wie sie glauben. Ich hoffe wirklich das kein halbwegs intelligenter Publizist in VBrschein tritt, dann ist das eigentlich unmögliche passiert. Beispiele: Brexit, Macron, Trump, Kurz.... Wird wirklich geglaubt das kann hier nicht passieren?? Ich hoffe es auch nicht, glauben tu ich nicht daran"</text:p>
          </table:table-cell>
          <table:table-cell office:value-type="string" calcext:value-type="string">
            <text:p>"Dorothee Bär in the digital in favor of the Telekom rather hinders the progress rather than has Seehofer in Bavaria from the court hunted with new ""task"" to mess it up in the Federal Cabinet Spahn the lobby controlled with failures like Dobrindt and Lindner cooperates ... the actually dead private Health insurance will provide a refresh the asked by the CSU Minister of Transport will continue to be the faithful servant of the automotive industry ... and so on and so on .... I'm curious when the noses all wake up and find that the people are not quite so stupid is as you believe. I really hope that no halfway intelligent publicist comes into the picture, then the really impossible happened. Examples: Brexit, Macron, Trump, Short .... Is really believed this can not happen here ?? I do not hope so either, I do not believe it"</text:p>
          </table:table-cell>
          <table:table-cell office:value-type="string" calcext:value-type="string">
            <text:p>negative</text:p>
          </table:table-cell>
          <table:table-cell table:number-columns-repeated="1021"/>
        </table:table-row>
        <table:table-row table:style-name="ro20">
          <table:table-cell office:value-type="string" calcext:value-type="string">
            <text:p>Das ist doch blanker Unsinn.Jeder der mal 'Bürger in Uniform' war als Wehrpflichtiger kann von Vorkommnissen dieser Art berichten.Ich habe selber gesehen wie fahrlässig Ausbilder bei dem Verein mit der Gesundheit ihrer Rekruten umgehen.Da wurde man selbst mit auf doppeltem Umfang angeschwollenen Knie noch mit dummen Sprüchen angeschnauzt damit man die IGA noch zu Ende mitmachte.Es ist nur schon immer so daß nur krasse Fälle wie diese hier an die Öffentlichkeit kommen.Es gab aber sogar in noch älterer Vergangenheit noch schlimmere Vorfälle,man google mal mehrere Wehrpflichtige bei Flußdurchquerung ertrunken.Das wurde und wird immer noch gedeckt nicht zuletzt durch kaum jemals fühlbare Strafen für solche Schinder.</text:p>
          </table:table-cell>
          <table:table-cell office:value-type="string" calcext:value-type="string">
            <text:p>That's just plain nonsense. Anyone who was once 'citizen in uniform' as a conscript can report on incidents of this kind. I have myself seen how negligent trainers at the club deal with the health of their recruits. As one was even swollen to double extent Knees still with stupid sayings schnnauzt so that the IGA mitmachte. It's just always so that only blatant cases like this here come to the public. However, even in the older past even worse incidents, one google times several conscripts drowned in river crossing.That was and still is covered not least by hardly ever felt penalties for such Schinder.</text:p>
          </table:table-cell>
          <table:table-cell office:value-type="string" calcext:value-type="string">
            <text:p>negative</text:p>
          </table:table-cell>
          <table:table-cell table:number-columns-repeated="1021"/>
        </table:table-row>
        <table:table-row table:style-name="ro15">
          <table:table-cell office:value-type="string" calcext:value-type="string">
            <text:p>. . . sie ist wieder in die Merkelfalle getappt. Die SPD-Leute an der Spitze wollen natürlich unbedingt, an die Fleischtöpfe und in die weichen Sessel. * Wahlergebnis 2013 25.7% * * Wahlergebnis 2017 20,5% * * momentan 2018 ~ 16 % * Diesmal reichte es Merkel, nur durch Koalitionsverhandlungen, die SPD so tief in den Keller zu stürzen - praktisch auf Niveau mit der AfD - und nebenbei noch einen Parteivorsitzenden zu schreddern. Besser konnte es für die CDU nicht laufen. Deswegen die euphorischen Glückwünsche von dieser Seite!! Ist die SPD wirklich so naiv oder so dumm? Sie werden in der neuen Regierung, trotz guter Ministerien, nichts bewegen, da die Kanzlerin sie - dank Richtlinienkompetenz - ausbremsen wird. Glückwunsch an den jungen JUSO-Vorsitzenden, zu seiner Arbeit. Hoffentlich bleiben diese 33% der Sauerteig in der SPD, um die Partei wieder nach vorne zu bringen.</text:p>
          </table:table-cell>
          <table:table-cell office:value-type="string" calcext:value-type="string">
            <text:p>, , , she's tapped into the trap again. The SPD people at the top, of course, necessarily want to the meat bowls and soft chairs. * Election result 2013 25.7% * * Election result 2017 20.5% * * currently 2018 ~ 16% * This time it was enough for Merkel, only through coalition negotiations, to plunge the SPD so deeply into the cellar - practically on par with the AfD - and by the way to shred a party leader. It could not run better for the CDU. That's why the euphoric congratulations from this site !! Is the SPD really so naive or so stupid? Despite the good ministries, they will not move anything in the new government because the Chancellor will slow them down thanks to the competence of the directive. Congratulations to the young JUSO chairman, on his work. Hopefully, these 33% of the leagues remain in the SPD to bring the party back to the front.</text:p>
          </table:table-cell>
          <table:table-cell office:value-type="string" calcext:value-type="string">
            <text:p>negative</text:p>
          </table:table-cell>
          <table:table-cell table:number-columns-repeated="1021"/>
        </table:table-row>
        <table:table-row table:style-name="ro35">
          <table:table-cell office:value-type="string" calcext:value-type="string">
            <text:p>"""Haarfärbekünstler"". :-) Was Berlusconi Schröder voraus hat, ist die einmalige chirurgisch optimierte Weißclown-Maske, gewandet in einen voluminösen Zweireiher. Beppe Grillo mimt den dummen August, rollentypisch ausgestattet mit Wuschelfrisur und lustigen Kostümen."</text:p>
          </table:table-cell>
          <table:table-cell office:value-type="string" calcext:value-type="string">
            <text:p>"""Haarfärbekünstler"". :-) What Berlusconi Schröder has in advance is the unique surgically optimized white clown mask, dressed in a voluminous double-breasted suit. Beppe Grillo mimics the stupid August, roll-typical equipped with Wuschelfrisur and funny costumes."</text:p>
          </table:table-cell>
          <table:table-cell office:value-type="string" calcext:value-type="string">
            <text:p>negative</text:p>
          </table:table-cell>
          <table:table-cell table:number-columns-repeated="1021"/>
        </table:table-row>
        <table:table-row table:style-name="ro37">
          <table:table-cell office:value-type="string" calcext:value-type="string">
            <text:p>Sie mögen Herrn Berlosconi und Herrn Pepo Grillo nicht. Ok das kann man so sehen oder auch nicht aber wen würden sie als Italiner wählen. Neben den beiden Parteien die dahinter stehen bekommt noch die Liga Nord wohl einiges an Stimmen und die Partei von Herrn Renzi. Herr Renzi hatte jetzt 4 Jahre lang die chance Italien nach vorne zu bringen. Die Jugendarbeitslosigkeit ist in Italien bei 31,5 % und das reicht für mich eigentlich shcon aus um zu beurteilen ob Herr Renzi wirklich was grosses erreicht hat. Ja sie ist zwar etwas gesunken, aber 31,5 % ist und bleibt einfach viel zu viel. Die Partei die der CDU eigentlich mal nahe gestanden ist gibt es absolut zu Recht nicht mehr in Italien da diese quasi von der Mafia gesteuert wurde. Die Leistung der Politik in Italien ist einfach ein Desaster. Das die Wähler die sich dieses Desaster anschauen müssen, dann vor allen andere Parteien wählen ist nur logisch. Ich finde es extrem billig auf die Wähler zu schimpfen. Nein die Politiker der letzten Jahre die an der Macht waren hätten mit einer guten Politik genug Werbung in eigener Sache machen können das die Wähler diese wählen. Sie selber haben in diesen Beitrag den Euro beschimpft und das natürlich mit Recht. Der war und ist eine extrem dummer Erfindung und das nicht nur für Deutschland auch für Italien. Italien kann nämlich nicht mehr locker ihre Währung abwerten und genau dadrauf ist die ganze Wirtschaft und Gesellschaft aufgebaut. Das dann Parteien die zumindestens ein wenig kritisch gegen den Euro sind zulauf haben sollte nicht wundern. Nun wohin Wählerbeschimpfungen führen wie sie es hier machen führen kann hat man in den USA gesehen. Frau Clinton musste den White Trasch ja auch kurz vor der Wahl beschimpfen und plötzlich waren die oh Wunder alle an der Wahlurne und haben nicht Clinton gewählt. Nein Politiker werden auch nach Leistung gewählt (ok kann ich in Deutschland auch fast nicth glauben) und die ist in Itlalien halt nicht wirklich gut.</text:p>
          </table:table-cell>
          <table:table-cell office:value-type="string" calcext:value-type="string">
            <text:p>They do not like Mr. Berlosconi and Mr. Pepo Grillo. Ok you can see that or not, but who would you choose as an Italian. In addition to the two parties behind it gets the League North probably a lot of votes and the party of Mr Renzi. Mr Renzi had the chance to move Italy forward for 4 years. Youth unemployment is 31.5% in Italy and that's enough for me to judge whether Mr. Renzi has really achieved something big. Yes, it has fallen a bit, but 31.5% is and remains way too much. The party that was actually close to the CDU is absolutely not right in Italy because it was controlled by the mafia. The performance of politics in Italy is simply a disaster. That the voters who have to look at this disaster, then choose in front of all other parties is only logical. I find it extremely cheap to scold the voters. No, the politicians of recent years who were in power could make enough advertising on their own with a good policy voters choose this. You yourself have insulted in this post the euro and of course rightly. It was and is an extremely stupid invention and not only for Germany but also for Italy. In fact, Italy can no longer easily devalue its currency, and it is precisely on this that the whole economy and society are built up. The then parties that are at least a little critical against the euro have zulauf should not be surprised. Well, where voters are leading as they can make it here has been seen in the US. Ms. Clinton had to scold the White Trash just before the election and suddenly the oh miracles were all at the ballot box and did not vote for Clinton. No politicians are also chosen for performance (ok, I can almost believe in Germany, too nicth) and that is in Italy just not really good.</text:p>
          </table:table-cell>
          <table:table-cell office:value-type="string" calcext:value-type="string">
            <text:p>negative</text:p>
          </table:table-cell>
          <table:table-cell table:number-columns-repeated="1021"/>
        </table:table-row>
        <table:table-row table:style-name="ro18">
          <table:table-cell office:value-type="string" calcext:value-type="string">
            <text:p>"Na und außer das bei uns kein Politiker so dumm ist öffentlich Verständnis für Steuerhinterzieher zu äußern läuft es bei uns kein Stück anders. Steuerschlupflöcher sind seit Jahrzehnten bekannt kein Politiker tut etwas dagegen, stattdessen wird weiter die Schützende Hand über die großen Steuerhinterzieher und Abzocker gehalten und im Zweifelsfall werden lieber die Steuerprüfer kaltgestellt die zu genau bei den ""falschen"" Leuten hinschauen.. Also mal bitte schön den Ball flachhalten."</text:p>
          </table:table-cell>
          <table:table-cell office:value-type="string" calcext:value-type="string">
            <text:p>"Well and except that with us no politician is so stupid publicly to express understanding for tax evaders it runs with us no different way. Tax loopholes have been known for decades no politician does anything about it, instead the protective hand is kept on the big tax evaders and rip-offs and in case of doubt, the tax inspectors are better off looking at the ""wrong"" people. So please take the ball flat with."</text:p>
          </table:table-cell>
          <table:table-cell office:value-type="string" calcext:value-type="string">
            <text:p>negative</text:p>
          </table:table-cell>
          <table:table-cell table:number-columns-repeated="1021"/>
        </table:table-row>
        <table:table-row table:style-name="ro10">
          <table:table-cell office:value-type="string" calcext:value-type="string">
            <text:p>"Ich habe Herrn Fleischhauer ja immer für einen ""Kabarettisten"" und keinen seriösen Journalisten gehalten, aber das hier ist einfach dumm und ohne wirkliche Sachkenntisse, weder der beschriebenen Personen, noch der tatsächlichen Situation in Italien. Man kann das Land nicht mögen, ok. aber Diffamierung von Personen ist ohne jeden Anstand. Und auf Bildzeitungs und AfD Niveau zu schreiben ist SPON nicht würdig. Oder sollte der Artikel etwa Satire sein?"</text:p>
          </table:table-cell>
          <table:table-cell office:value-type="string" calcext:value-type="string">
            <text:p>"I have always considered Mr Fleischhauer to be a ""cabaret artist"" and not a reputable journalist, but this is simply stupid and with no real expertise, neither of the persons described nor of the actual situation in Italy. You can not like the country, ok. but defamation of persons is without any decency. And writing on Bildzeitungs and AfD level SPON is not worthy. Or should the article be about satire?"</text:p>
          </table:table-cell>
          <table:table-cell office:value-type="string" calcext:value-type="string">
            <text:p>negative</text:p>
          </table:table-cell>
          <table:table-cell table:number-columns-repeated="1021"/>
        </table:table-row>
        <table:table-row table:style-name="ro16">
          <table:table-cell office:value-type="string" calcext:value-type="string">
            <text:p>Weil die jetzigen an der Macht befindlichen Politiker die Karre in Dreck gefahren haben und solche Leute wie Drahgi nicht stoppen, Politiker aus der EU wie auch aus Deutschland. Die Bürger sind NICHT dumm, sie haben die Schnauze einfach voll und hoffen endlich die Vernünftigen damit zu einer neuen Politik zu aktivieren.</text:p>
          </table:table-cell>
          <table:table-cell office:value-type="string" calcext:value-type="string">
            <text:p>Because the current in power politicians have driven the cart in dirt and do not stop such people as Drahgi, politicians from the EU as well as from Germany. The citizens are NOT stupid, they are fed up and hope to finally activate the sensible to a new policy.</text:p>
          </table:table-cell>
          <table:table-cell office:value-type="string" calcext:value-type="string">
            <text:p>negative</text:p>
          </table:table-cell>
          <table:table-cell table:number-columns-repeated="1021"/>
        </table:table-row>
        <table:table-row table:style-name="ro39">
          <table:table-cell office:value-type="string" calcext:value-type="string">
            <text:p>Immer dieselben Versatzstücke: dumme italienische Wähler, dummer Draghi, fehlende Zinsen für die Altersversorgung, arme Deutsche, die alles bezahlen müssen. Mein Gott Fleischhauer fällt dir nichts besseres als Stammtischpopulismus ein? Warum schreibst du hier überhaupt noch? Die Fakten: Der europäischen Wirtschaft -auch der italienischen- geht es gut bis sehr gut, so gut wie noch nie! Die Arbeitslosenquoten sinken überall. Kräftige Lohnsteigerungen in den vergangenen Jahren führen zu mehr Konsum und höherer Lebensqualität bei stagnierender Inflation. Immer mehr Kreuzfahrtschiffe werden gebaut. 1% Zins bei 0,5% Inflation sind mir lieber als 3,5% Zins bei 4% Inflation + Quellensteuer. Was soll denn noch besser werden? Ach ja, die Mieten sind zu hoch.</text:p>
          </table:table-cell>
          <table:table-cell office:value-type="string" calcext:value-type="string">
            <text:p>Always the same set pieces: stupid Italian voters, stupid Draghi, lack of interest on pensions, poor Germans who have to pay everything. My Gott Fleischhauer remembers nothing better than Stammtischpopulismus? Why are you still writing here? The facts: The European economy - even the Italian - is doing well to very well, as good as ever! Unemployment rates are falling everywhere. Strong wage increases in recent years lead to more consumption and higher quality of life with stagnating inflation. More and more cruise ships are being built. I prefer 1% interest at 0.5% inflation to 3.5% interest at 4% inflation + withholding tax. What should be even better? Oh yes, the rents are too high.</text:p>
          </table:table-cell>
          <table:table-cell office:value-type="string" calcext:value-type="string">
            <text:p>negative</text:p>
          </table:table-cell>
          <table:table-cell table:number-columns-repeated="1021"/>
        </table:table-row>
        <table:table-row table:style-name="ro19">
          <table:table-cell office:value-type="string" calcext:value-type="string">
            <text:p>Sie werden es nicht glauben, aber Draghi spielt für die italienische Wahl keine Rolle. Der Witz ist, dass weder Berlusconi noch Grillo persönlich Politik machen können, da beide durch Vorstrafen daran gehindert werden. Man könnte also fragen: Wieso mögen die Italiener überhaupt Leute mit Vorstrafenregister? Übrigens sind die Bürger zwar nicht dumm, aber nicht alle sind ausreichend informiert und in der Lage, aus geschichtlichen Parallelen abzuleiten, was passiert, wenn man wenig vertrauenswürdigen Populisten (besonders denen aus dem rechten Lager) allzu viel Macht in die Hand gibt. Nachher will es dann ja wieder niemand gewesen sein. Ein praktisches Beispiel: Bei der letzten Reichstagswahl 1933 hat die NSDAP in Ostpreußen ihr bestes Ergebnis eingefahren. Offensichtlich haben die Wähler dort nicht geahnt, dass das Kreuz an der falschen Stelle des Wahlzettels im Ernstfall zum Verlust der Heimat führen kann. War das jetzt kollektive Dummheit oder lediglich Naivität?</text:p>
          </table:table-cell>
          <table:table-cell office:value-type="string" calcext:value-type="string">
            <text:p>You will not believe it, but Draghi plays no role in the Italian election. The joke is that neither Berlusconi nor Grillo can make any personal policy, as both are prevented from doing so by criminal records. One might ask: Why do Italians like people with a criminal record? By the way, citizens are not stupid, but not all are sufficiently informed and able to deduce from historical parallels what happens when too little power is given to untrustworthy populists (especially those from the right-wing camp). After that nobody wants to be back afterwards. A practical example: At the last Reichstag election in 1933, the NSDAP in East Prussia has achieved its best result. Obviously, voters there did not suspect that the cross in the wrong place of the ballot in case of emergency can lead to the loss of the homeland. Was that collective foolishness or just naivety?</text:p>
          </table:table-cell>
          <table:table-cell office:value-type="string" calcext:value-type="string">
            <text:p>negative</text:p>
          </table:table-cell>
          <table:table-cell table:number-columns-repeated="1021"/>
        </table:table-row>
        <table:table-row table:style-name="ro33">
          <table:table-cell office:value-type="string" calcext:value-type="string">
            <text:p>Die Summe aller Schulden und Ersparnisse ist global immer gleich Null. Es gibt keine Schulden ohne Ersparnisse, die diesen gegenüber stehen. Der Staatsverschuldung stehen Forderungen gegenüber. Wir versinken nicht in Schulden, uns entgehen auch keine Zinsen, auf die wir eh keinen Anspruch haben. Wenn die EZB die Zinisen anhebt, droht europaweite massive Rezession. Wer diese Zusammenhänge nicht versteht, kommt zu vollkommen falschen Schlüssen und weiss sich dabei in der Mehrzahl der neoliberalen Märchenerzähler. Am Schluß steht die europaweiter Wirtschaftskrise mit massiver Arbeitslosigkeit in Deutschland, wenn der Euro abgeschafft wird und die anderen wieder abwerten können oder sich a la Trump mit Importzöllen wehren. Der Weltmeister der Exportüberschüsse mißachet alle Regeln sowohl der EU als auch der WTO und macht die Ausländer verantwortlich. Das ist einfach nur dumm und zum Scheitern verurteilt.</text:p>
          </table:table-cell>
          <table:table-cell office:value-type="string" calcext:value-type="string">
            <text:p>The sum of all debts and savings is always equal to zero globally. There are no debts without savings that face them. The national debt is faced with claims. We do not sink into debt, we also avoid interest, to which we have no claim anyway. If the ECB raises the interest rates, Europe-wide massive recession threatens. Who does not understand these connections, comes to completely wrong conclusions and knows it in the majority of neo-liberal storyteller. The conclusion is the Europe-wide economic crisis with massive unemployment in Germany, when the euro is abolished and the others can devalue again or defend a la Trump with import duties. The world champion of export surplus defies all rules of both the EU and the WTO and blames the foreigners. That's just stupid and doomed to failure.</text:p>
          </table:table-cell>
          <table:table-cell office:value-type="string" calcext:value-type="string">
            <text:p>negative</text:p>
          </table:table-cell>
          <table:table-cell table:number-columns-repeated="1021"/>
        </table:table-row>
        <table:table-row table:style-name="ro61">
          <table:table-cell office:value-type="string" calcext:value-type="string">
            <text:p>Natürlich haben die Briten dafür eine Lösung: Sie treten aus der EU aus, dürfen aber weiterhin mitbestimmen. Gleichzeitig sind sie tortz Austritt weiter im Binnemarkt mit allen Rechten ohne Pflichten, können also weiter jegliche Art vonHandel mit der EU treiben, wie sie wollen, und zwar zu den Bedingungen, die die Briten wollen, ohne sich an irgendwelche Pflichten halten oder zu den Kosten beitragen zu müssen. Das ist doch ganz einfach^^ Und außerdem dreht es sich hier um die Rückkehr zu den Zeiten des British Empires, als Irland noch mehr oder weniger eine Kolonie war. Da kann man doch davon ausgehen, dass Irland sich selbstedend wieder an die Usancen im Königreich halten wird und wieder zum briitschen Hinterland wird statt zu einem gleichberechtigten Player in der EU ;) Im Übrigen ist ja bekannt, dass einzelne Brexiteers wie z.B. Michael Gove noch nie besonders über den irischen Friedensprozess erfreut waren und und schon während der Verhandlungen zum Karfreitagsabkommen lieber mit Panzer und Schwert in Nordirland einreiten wollten, statt zu verhandlen. Das ist ja das schöne an populistischen Versprechungen: da wird dem dummen Volk einfach eine besonders schöne Karotte vorgehalten (im Brexitfall war die Karotte ein roter Bus mit der Aufschrift 350 Mio. Pfund pro Woche für den NHS) und dann setzt schon das logische Denken des Wählers aus. Da wird dann nicht groß nachgedacht, wass z.B. mit Irland oder gar Gibraltar geschehen wird :-) Dieses Fehlfunktion nach populistischem Megareiz befällt leider nicht nur die Hirne der britischen Wähler, sondern auch sehr viele Gehirne jeglicher Nationaliät und jeglicher Couleur ;-) Sad, so sad!</text:p>
          </table:table-cell>
          <table:table-cell office:value-type="string" calcext:value-type="string">
            <text:p>Of course the British have a solution for this: They leave the EU, but they are still allowed to take part. At the same time, they are retiring further in the internal market with all rights without obligations, so they can continue to pursue any kind of trade with the EU, as they wish, on the terms the British want, without any obligations or costs to contribute. That's easy ^^ And besides, this is about the return to the times of the British Empire, when Ireland was more or less a colony. Since one can assume that Ireland will hold itself back to the custom in the kingdom and is back to the Briitschen hinterland instead of an equal player in the EU;) Incidentally, it is known that individual Brexiteers such. Michael Gove had never been particularly pleased with the Irish peace process and wanted to argue with tanks and sword in Northern Ireland during the negotiations on the Good Friday Agreement, instead of negotiating. That's the nice thing about populist promises: the stupid people are simply being presented with a particularly beautiful carrot (in Brexit's case the carrot was a red bus with the inscription £ 350 million a week for the NHS) and then the logical thinking of the Voter out. Since then is not thought much, for example. with Ireland or even Gibraltar will happen :-) This malfunction after populist Megareiz unfortunately affects not only the brains of the British voters, but also many brains of any nationality and any color ;-) Sad, so sad!</text:p>
          </table:table-cell>
          <table:table-cell office:value-type="string" calcext:value-type="string">
            <text:p>negative</text:p>
          </table:table-cell>
          <table:table-cell table:number-columns-repeated="1021"/>
        </table:table-row>
        <table:table-row table:style-name="ro8">
          <table:table-cell office:value-type="string" calcext:value-type="string">
            <text:p>"Ach, Frau Gehlkiel, sie haben sich ja wieder Mühe gegeben, die üblichen Klischees gegen die AFD eloquent vorzutragen. Das ändert aber nichts daran, dass es Klischees sind und nicht differenzierte bzw. differenzierende Wahrheiten. Gespannt wäre ich auf Ihren ""wissenschaftlichen Beleg"" der Nicht-Dialogfähigkeit der AFD (womit sie ja alle AFD-Miglieder, -Wähler und -Politiker zu meinen scheinen). Es ist das übliche Spiel, das täglich in weiten Teilen der Presse gespielt wird - AFDler sind (Prä-) Nazis, auf jeden Fall keine Demokraten, dumm, böse usw. Ein Pauschalurteil wird gespochen, man fühlt sich gut, Basta. Lustigerweise wird dann von Leuten wie Ihnen immer darauf hingewiesen, wie wichtig Differenzierung und wie ideologisch verblendet Pauschalurteile seien. Der Hinweis auf brennende Füchtlingsheime darf bei der Dämonisierung des politischen Gegners natürlich nicht fehlen, wobei Sie sicher wissen, dass in der Statistik der so genannten ""Anschläge"" gegen Flüchtlingsheime die große Mehrzahl Farbschmierereien oder eingeschlagene Fensterscheiben sind, dass so manches Flüchtlingsheim von den Bewohnern selbst angezündet wurde, und dass die Menschen, die so etwas tun, mit der AFD im engeren Sinne nichts zu tun haben. Sie werden natürlich mit dem Argument der ""geistigen Brandstiftung"" kontern und das Staatsversagen der Merkel-Regierung in der Flüchtlings- und Migrationspolitik, beim Grenzschutz, bei der Inneren Sicherheit, bei den Abschiebungen etc. beharrlich ignorieren. Und so wird dieser Dialog mit Ihnen weiterhin die Unvereinbarkeit unserer Sichtweisen zementieren, aber gut, dass wir mal drüber gesprochen haben."</text:p>
          </table:table-cell>
          <table:table-cell office:value-type="string" calcext:value-type="string">
            <text:p>"Oh, Mrs. Gehlkiel, they have again made an effort to eloquently recite the usual clichés against the AFD. But that does not change the fact that they are clichés and not differentiated or differentiating truths. I would be curious about your ""scientific evidence"" of the non-dialogue capability of the AFD (with which they all AFD members, voters and politicians seem to mine). It's the usual game that is played in large parts of the press every day - AFDers are (pre-) Nazis, definitely not democrats, stupid, evil, etc. A blanket judgment is being ripped off, one feels good, Basta. Funnily enough, then, people like you always point out how important differentiation and how ideologically blinded are package judgments. The reference to burning refugee homes may of course not be missing in the demonization of the political opponent, where you know for sure that in the statistics of the so-called ""attacks"" against refugee homes, the vast majority of color smears or broken windows, that many refugee home by the residents themselves was ignited and that the people who do this have nothing to do with the AFD in the narrower sense. They will, of course, counter with the argument of ""intellectual arson"" and stubbornly ignore the state failure of the Merkel government in refugee and migration policy, border guards, internal security, deportations, etc. And so, this dialogue with you will continue to cement the incompatibility of our views, but good thing we talked about it."</text:p>
          </table:table-cell>
          <table:table-cell office:value-type="string" calcext:value-type="string">
            <text:p>negative</text:p>
          </table:table-cell>
          <table:table-cell table:number-columns-repeated="1021"/>
        </table:table-row>
        <table:table-row table:style-name="ro48">
          <table:table-cell office:value-type="string" calcext:value-type="string">
            <text:p>hat verloren und sein Stalinistenfreund Augstein dazu. Niemand muss solche Antidemokraten einbinden. Ich hoffe, das Kühnert dahin geht woher er gesitig hingehört: In die Diktatur Putins oder vom anderen dummen Kind Un in Nordkorea.</text:p>
          </table:table-cell>
          <table:table-cell office:value-type="string" calcext:value-type="string">
            <text:p>has lost and his Stalinist friend Augstein to it. Nobody has to involve such anti-Democrats. I hope that Kühnert goes there where he belongs spiritually: In the dictatorship of Putin or the other stupid child Un in North Korea.</text:p>
          </table:table-cell>
          <table:table-cell office:value-type="string" calcext:value-type="string">
            <text:p>negative</text:p>
          </table:table-cell>
          <table:table-cell table:number-columns-repeated="1021"/>
        </table:table-row>
        <table:table-row table:style-name="ro20">
          <table:table-cell office:value-type="string" calcext:value-type="string">
            <text:p>Tja meine lieben griechischen Soldaten .....wandern auf fremden Gebiet ohne Erlaubnis ist natürlich nicht rechtens.... und wenn dann noch geschrieben sind das sie sich verlaufen haben würd ich sagen selbst schuld wenn man sich als Soldat so blöd anstellt. Ob man nun Erdogan mag oder nicht mag das ist doch vollkommen uninteressant ......aber warum gibt man dieser Person denn die Zügel in die Hand .....die Griechen sind doch selbst schuld ......ich würde selbst solch eine nette Geste von den griechischen Militär für mich ausnutzen und daraus meine Vorteile ziehen.....wenn das auch ein Austausch von Soldaten ist.....dumm gelaufen im wahrsten Sinne des Wortes für die beiden Soldaten......</text:p>
          </table:table-cell>
          <table:table-cell office:value-type="string" calcext:value-type="string">
            <text:p>Well my dear Greek soldiers ..... wandering in foreign territory without permission is of course not right .... and if then they are written that they got lost I would say own fault if you act as a soldier so stupid. Whether you like Erdogan or do not like that is not interesting ...... but why give this person because the reins in the hand ..... the Greeks are guilty themselves ...... I would even use such a nice gesture from the Greek military for me and take advantage of my ..... if that is also an exchange of soldiers ..... dumb run in the truest sense of the word for the two soldiers .... ..</text:p>
          </table:table-cell>
          <table:table-cell office:value-type="string" calcext:value-type="string">
            <text:p>negative</text:p>
          </table:table-cell>
          <table:table-cell table:number-columns-repeated="1021"/>
        </table:table-row>
        <table:table-row table:style-name="ro25">
          <table:table-cell office:value-type="string" calcext:value-type="string">
            <text:p>Dass alle auf Seehofer eindreschen. Ich finde gut, dass er gegen Masseneinwanderung ist, dass er die Kanzlerin nervt, dass er der Finanzbranche vorwirft, Währungen zu destabilisieren, was der Steuerzahler dann bezahlen muss. Am besten gefällt mir seine folgende Aussage (bei Pelzig) ..Die, die entscheiden, sind nicht gewählt und die gewählt sind, haben nichts zu entscheiden. Ist das nicht ehrlich? Da er nicht so fitt ist, wie er ankündigt, wäre er dumm, als Minister nach Berlin zu gehen.</text:p>
          </table:table-cell>
          <table:table-cell office:value-type="string" calcext:value-type="string">
            <text:p>That everyone has hit Seehofer. I think it's good that he's against mass immigration, that he's annoying the Chancellor, that he's accusing the financial sector of destabilizing currencies, which the taxpayer has to pay for. I like his following statement (at Pelzig) .. Those who decide are not elected and who are elected, have nothing to decide. Is not that honest? Since he is not as fit as he announces, he would be stupid to go to Berlin as a minister.</text:p>
          </table:table-cell>
          <table:table-cell office:value-type="string" calcext:value-type="string">
            <text:p>negative</text:p>
          </table:table-cell>
          <table:table-cell table:number-columns-repeated="1021"/>
        </table:table-row>
        <table:table-row table:style-name="ro25">
          <table:table-cell office:value-type="string" calcext:value-type="string">
            <text:p>Warum wird eigentlich nicht mal genau erklärt wie das läuft mit der Kanzlerwahl und Neuwahlen. Das regt mich seit Monaten auf: https://de.m.wikipedia.org/wiki/Bundeskanzler_(Deutschland)#Wahlverfahren Bevor es Neuwahlen gibt, haben wir definitiv einen Kanzler oder Kanzlerin. Es gibt nämlich diese 14 Tage Phase, wo sich jeder zur Wahl stellen kann, der von mindestens 25% der Abgeordneten, parteiübergreifend, vorgeschlagen wird. Es ist unglaublich, wie dumm und falsch das immer und überall diskutiert wird.</text:p>
          </table:table-cell>
          <table:table-cell office:value-type="string" calcext:value-type="string">
            <text:p>Why is not even explained exactly how it works with the Chancellor election and new elections. This has been inciting me for months: https://de.m.wikipedia.org/wiki/Bundeskanzler_(Deutschland)#Wahlverfahren Before there are new elections, we definitely have a chancellor or chancellor. There is, in fact, this 14-day phase, where everyone can stand for election, proposed by at least 25% of MEPs, on a cross-party basis. It is unbelievable how stupid and wrong this is always and everywhere discussed.</text:p>
          </table:table-cell>
          <table:table-cell office:value-type="string" calcext:value-type="string">
            <text:p>negative</text:p>
          </table:table-cell>
          <table:table-cell table:number-columns-repeated="1021"/>
        </table:table-row>
        <table:table-row table:style-name="ro22">
          <table:table-cell office:value-type="string" calcext:value-type="string">
            <text:p>Wir bekämen dann vielleicht schon zu Ostern oder nicht lange danach Neuwahlen, und die SPD wäre endlich weg vom Fenster, einfach mal weg, dieser Schulz, diese Nahles und Scholz, diese ubsäglichennLeute wie Stegner &amp; Gen. Unter 14 %, vielleicht unter 10 %. Der Sozialismus ist in Europa sowieso schon dem Untergang geweiht. Dann also lieber ein Ende mit Schrecken als diese dumme Hängepartie zwischen Jusos und Nahles-Prollos, die den anderen in die Fresse hauen.Für so eine feine Frau wie Nahles ist Deutschland noch nicht prollig genug. Das Dumme ist nur, dass mal wieder die katastrophale AfD der Nutznießer des SPD-Konkursed ist.</text:p>
          </table:table-cell>
          <table:table-cell office:value-type="string" calcext:value-type="string">
            <text:p>We might then get new elections at Easter or not long afterwards, and the SPD would be finally out of the window, just leave, this Schulz, these Nahles and Scholz, these ubiquitous people like Stegner &amp; Gen. Below 14%, maybe below 10%. Socialism is already doomed in Europe anyway. So rather an end with horror than this stupid hanging game between Jusos and Nahles-Prollos, the other ?? in the face ?? In the face for a fine woman like Nahles Germany is not yet plump enough. The stupid thing is that once again the catastrophic AfD is the beneficiary of the SPD bankruptcy.</text:p>
          </table:table-cell>
          <table:table-cell office:value-type="string" calcext:value-type="string">
            <text:p>negative</text:p>
          </table:table-cell>
          <table:table-cell table:number-columns-repeated="1021"/>
        </table:table-row>
        <table:table-row table:style-name="ro9">
          <table:table-cell office:value-type="string" calcext:value-type="string">
            <text:p>1) Das haben wir alles schon mal gehört. 2013 von der SPD. 2009 von der FDP. 2) Wenn die Wähler angeblich zu dumm sind, ist auch die SPD weitgehend schuldig. Bildungspolitik ist Landespolitik. Da regieren in vielen Ländern seit Jahrzehnten hauptsächlich die die Sozialdemokraten. Im übrigen ist das Argument so falsch wie billig. Wer Ware produziert, aber im Geheimen, darf sich nicht wudnern, wenn er keine Käufer findet. 3) Prima Steilvorlagen für die SPD ... huch ... die haben das kaum thematisiert. Und die Frage der Wähler nicht beantwortet, warum sie, die SPD das alles mitgemacht hat. Aufwachen, Sozialdemokraten, aufwachen hier in der Realität. Ihr seid ganz weit weg vom Wähler. Ihr wißt nicht mal mehr wie eure eigene Klientel denkt.</text:p>
          </table:table-cell>
          <table:table-cell office:value-type="string" calcext:value-type="string">
            <text:p>1) We've heard it all before. 2013 from the SPD. 2009 by the FDP. 2) If voters are supposedly too stupid, the SPD is also largely guilty. Education policy is state policy. For decades, mainly the Social Democrats have ruled in many countries. For the rest, the argument is as false as it is cheap. Who produces goods, but in secret, may not wudnern, if he does not find buyers. 3) Prima Steeilvorlagen for the SPD ... huch ... they have hardly broached that. And the question of voters did not answer why they, the SPD, all went through it. Wake up, Social Democrats, wake up here in reality. You are very far away from the voter. You do not even know how your own clientele thinks.</text:p>
          </table:table-cell>
          <table:table-cell office:value-type="string" calcext:value-type="string">
            <text:p>negative</text:p>
          </table:table-cell>
          <table:table-cell table:number-columns-repeated="1021"/>
        </table:table-row>
        <table:table-row table:style-name="ro10">
          <table:table-cell office:value-type="string" calcext:value-type="string">
            <text:p>Dobrindt lenkt davon ab, dass er als Politiker nichts taugt, in dem er konservativen Bürgern zeigt, dass er völlig auf deren Wellenlänge liegt und sie so für dumm verkauft. Leider fallen viele (egal welche Weltanschauung sie vertreten) auf solche Maschen rein: FDPler, die den lupenreinen, neoliberalen Youppie verkörpern; Linke, die betonen sehr sozial zu sein und dabei nichts von Sozialpolitik verstehen. Dobrindt ist da eben der Konservative unter den Besenstilen.</text:p>
          </table:table-cell>
          <table:table-cell office:value-type="string" calcext:value-type="string">
            <text:p>Dobrindt distracts from the fact that he is no good as a politician, in which he shows conservative citizens that he is completely on their wavelength and sold them so stupid. Unfortunately, many (no matter which world view they represent) fall for such meshes: FDPers who embody the flawless, neoliberal youppie; Leftists who emphasize being very social and do not understand social politics. Dobrindt is just the conservative among the broomsticks.</text:p>
          </table:table-cell>
          <table:table-cell office:value-type="string" calcext:value-type="string">
            <text:p>negative</text:p>
          </table:table-cell>
          <table:table-cell table:number-columns-repeated="1021"/>
        </table:table-row>
        <table:table-row table:style-name="ro48">
          <table:table-cell office:value-type="string" calcext:value-type="string">
            <text:p>Im Ernst: Wen zur Hölle interessiert, was ein Dobrindt in die Welt hinaus quakt? Der Mann ist eine absolute Null. Der kann wirklich gar nix, außer dumm quatschen und den Automobilindustrie - Managern irgendwo reinkriechen....</text:p>
          </table:table-cell>
          <table:table-cell office:value-type="string" calcext:value-type="string">
            <text:p>Seriously, who in hell cares what a dobrindt quacks into the world? The man is an absolute zero. He really can not do anything, except talk stupidly and crawl into the automotive industry - managers somewhere ....</text:p>
          </table:table-cell>
          <table:table-cell office:value-type="string" calcext:value-type="string">
            <text:p>negative</text:p>
          </table:table-cell>
          <table:table-cell table:number-columns-repeated="1021"/>
        </table:table-row>
        <table:table-row table:style-name="ro19">
          <table:table-cell office:value-type="string" calcext:value-type="string">
            <text:p>Ach Gott, erlöse uns von der Last des Dobrindts, der um Seiner selbst willen Tausende Bürger der deutschen Lande (auch in Bayern) mit Strickoxiden vollgepumpt hat ohne mit der deutschen Automobilindustrie kooperiert zu haben oder Bestechungsgelder angenommen zu haben. Erlöse uns von dem bösen Dobrindte aus Bayern, der dem Individualverkehr die Giga-Liner geschenkt hat, das Maut-System, von dem keiner weiss wie es funktioniert weil geheim, Herr, erlöse uns von dem dummdreisten Dobrindte, der die Infrastruktur verkommen liess, die Deutsche Bahn an den Rand des Bankrottes gebracht hat, und immer so gräßliche Karo-Jackets trägt. Ein Jünger Jesu, er fleht Dich, oh Herr, an! Lasse Gerechtigkeit geschehen! Erlöse die bekannte, und am besten auch die unbekannte Welt, von weiteren geistigen tieffliegenden Ergüssen desselben Dobrindte, der nur Unheil brachte über deutsche Lande, so heute Millionen Autofahrer um Ihre Mobilität fürchten!</text:p>
          </table:table-cell>
          <table:table-cell office:value-type="string" calcext:value-type="string">
            <text:p>Oh God, deliver us from the burden of the Dobrindts, who for his own sake pumped thousands of citizens of the German lands (including in Bavaria) with knitting oxides without having cooperated with the German automotive industry or having accepted bribes. Redeem us from the evil Dobrindte from Bavaria, who has given the individual traffic the Giga-Liner, the toll system, of which nobody knows how it works because secret, Lord, deliver us from the stupid Dobrindte, who degenerated the infrastructure, the Deutsche Bahn has brought to the brink of bankruptcy, and always carries such dreadful plaid jackets. A disciple of Jesus, he implores you, O Lord! Let justice happen! Redeem the well-known, and best of all, the unknown world, of other spiritual low-lying effusions of the same Dobrindte, who brought only disaster on German lands, so today millions of motorists fear for their mobility!</text:p>
          </table:table-cell>
          <table:table-cell office:value-type="string" calcext:value-type="string">
            <text:p>negative</text:p>
          </table:table-cell>
          <table:table-cell table:number-columns-repeated="1021"/>
        </table:table-row>
        <table:table-row table:style-name="ro1">
          <table:table-cell office:value-type="string" calcext:value-type="string">
            <text:p>Ich kann es ja nachvollziehen, dass es konservative Menschen gibt, die sich eine konservativere Politik wünschen. Ich kann es allerdings nicht nachvollziehen, warum hier manche Kommentatoren Dobrindt Respekt für sein Engagement zeigen. Dobrindt wird keine konservative Revolution herbei führen, weil er schlichtweg zu dumm dazu ist. Und im übrigen ist das genau das, was Dobrindt möchte - sich trotz seiner völligen Inkompetenz bei manchen Leuten Freunde machen, die die passende Wellenlänge als Entschuldigung dafür akzeptieren.</text:p>
          </table:table-cell>
          <table:table-cell office:value-type="string" calcext:value-type="string">
            <text:p>I can understand that there are conservative people who want a more conservative policy. However, I can not understand why some commentators show respect for Dobrindt's commitment. Dobrindt will not bring about a conservative revolution because he is simply too stupid. And by the way, that's exactly what Dobrindt wants - despite his utter incompetence in some people make friends who accept the appropriate wavelength as an excuse for it.</text:p>
          </table:table-cell>
          <table:table-cell office:value-type="string" calcext:value-type="string">
            <text:p>negative</text:p>
          </table:table-cell>
          <table:table-cell table:number-columns-repeated="1021"/>
        </table:table-row>
        <table:table-row table:style-name="ro40">
          <table:table-cell office:value-type="string" calcext:value-type="string">
            <text:p>"Über Obamas Verfügung bzgl. Background Checks psychisch Kranker, die Trump außer Kraft setzte, schrieb ich vorhin. Sein Gesetzesvorlage für schärfere Waffengesetze scheiterte an der damaligen GOP Mehrheit. Trump will das Bestehen Guantanomos unbegrenzt verlängern. Ist das besser? Ja, ist es, sicher, weil das seine Entscheidung ist, gell. Er hat ja auch vorgeschlagen, dass Drogenhändler exekutiert werden. Aber vielleicht steckt er sie ""nu"" in Gitmo. An einem neuen Krieg beteiligt sich Trump in Jemen. In Syrien gibt es unter Trump als Commander-in-Chief zehn mal so viele tote Zivilisten wie unter Obama, nachdem er die bisherigen Richtlinien für Bombardements gelockert hat. Wesentlich mehr Drohnenmorde gibt es unter Trump auch. Aber was schreibe ich hier immer wieder. Das kommt ja doch nicht bei den Fans an. Sie informieren sich nicht oder stellen sich dumm. Die dauernden Häme auf Obama finde ich inzwischen nur noch erbärmlich."</text:p>
          </table:table-cell>
          <table:table-cell office:value-type="string" calcext:value-type="string">
            <text:p>"I wrote earlier about Obama's disposition regarding background checks on the mentally ill, which Trump suspended. His bill for harsher gun laws failed because of the then GOP majority. Trump wants to extend the existence of Guantanomos indefinitely. That is better? Yes, it is, sure, because that is his decision, right. He also suggested that drug traffickers be executed. But maybe he puts her ""nu"" in Gitmo. Trump is involved in a new war in Yemen. In Syria, under Trump as commander-in-chief, there are ten times as many dead civilians as under Obama after loosening the previous bombardment guidelines. There are considerably more drone killings under Trump too. But what am I writing here again and again. That does not matter to the fans. They do not inform themselves or pretend to be stupid. Meanwhile, I find the constant malice of Obama only pathetic."</text:p>
          </table:table-cell>
          <table:table-cell office:value-type="string" calcext:value-type="string">
            <text:p>negative</text:p>
          </table:table-cell>
          <table:table-cell table:number-columns-repeated="1021"/>
        </table:table-row>
        <table:table-row table:style-name="ro30">
          <table:table-cell office:value-type="string" calcext:value-type="string">
            <text:p>Natürlich isoliert sich Polen mit diesen seltsamen Gesetzen. Selbstbewusst ist es nicht, ws die PiS da betreibt, sondern sogar recht dumm. Oder ist Polen seit neuestem Geberland? Nur mal so.</text:p>
          </table:table-cell>
          <table:table-cell office:value-type="string" calcext:value-type="string">
            <text:p>Of course, Poland isolates itself with these strange laws. It is not self-confident, if the PiS operates there, but quite stupid. Or is Poland the newest donor country? Just for fun.</text:p>
          </table:table-cell>
          <table:table-cell office:value-type="string" calcext:value-type="string">
            <text:p>negative</text:p>
          </table:table-cell>
          <table:table-cell table:number-columns-repeated="1021"/>
        </table:table-row>
        <table:table-row table:style-name="ro12">
          <table:table-cell office:value-type="string" calcext:value-type="string">
            <text:p>... Aussitzen und Abwarten, Macht und Vetternwirtschaft, Opportunismus und Mutlosigkeit, Mangel an Ideen und Perspektiven, Konservatismus und Modernismus nach Beliebigkeit ... Kohl und Merkel waren genug - es reicht jetzt an gesellschaftlichem Stillstand und Volksverdummung !!! Wäre doch schön, wenn einmal wirklich zukunftsorientierte Politik mit Visionen und nicht das übliche Einerlei zur Diskussion stünden, oder ?!?</text:p>
          </table:table-cell>
          <table:table-cell office:value-type="string" calcext:value-type="string">
            <text:p>... sitting and waiting, power and nepotism, opportunism and despondency, lack of ideas and perspectives, conservatism and modernism to arbitrariness ... Kohl and Merkel were enough - it is now enough to social stalemate and national dumbing! Would not it be nice if once really future-oriented policy with visions and not the usual monotony would be up for discussion, right?</text:p>
          </table:table-cell>
          <table:table-cell office:value-type="string" calcext:value-type="string">
            <text:p>negative</text:p>
          </table:table-cell>
          <table:table-cell table:number-columns-repeated="1021"/>
        </table:table-row>
        <table:table-row table:style-name="ro11">
          <table:table-cell office:value-type="string" calcext:value-type="string">
            <text:p>"Hat Merkel in vorher gefragt? Sicherlich. Hat er ""ja"" gesagt? Auf jeden Fall! Das ist in der Tat selbstverständlich. Und ich teile Ihre Einschätzung: Spahn würde das nie ablehnen. Allerdings wäre er hier auch ziemlich dumm gewesen, hätte er es getan... Er verliert, wenn er den undankbaren Posten nimmt, auf dem er ""seine"" Klientel eigentlich nur enttäuschen kann. Hätte er abgelehnt (mal unterstellt, er hätte ausreichend Charakter dafür), hätte er trotzdem verloren. Irgendwer aus den höheren Kreisen der CDU hätte das schon dem Spiegel/der Bild/ etc. gesteckt. Und wenn nicht von alleine, dann hätte Merkel dafür gesorgt, dass es jemand macht. Um dann zu sagen: ""Ich habe einem meiner profiliertesten Kritiker die Hand gereicht und einen Ministerposten angeboten und er hat es ausgeschlagen."" So oder so, der Spahn ist fertig. Höhere Weihen in der CDU kann er vergessen. Schlau und eiskalt kalkuliert von Merkel aufs Abstellgleis geschoben. Dann ist es persönlich nur clever, wenigsten die Kohle und den ""Bundesminister"" für den Lebenslauf zu nehmen. Nicht unbedingt die Motivation, die man sich von einem Minister erhofft. Aber menschlich nachvollziehbar."</text:p>
          </table:table-cell>
          <table:table-cell office:value-type="string" calcext:value-type="string">
            <text:p>"Has Merkel asked in advance? Certainly. Did he say ""yes""? Definitely! That is indeed self-evident. And I agree with your assessment: Spahn would never refuse. However, he would have been pretty stupid here, had he done it ... He loses when he takes the ungrateful post on which he can only disappoint ""his"" clientele. Had he refused (assuming he had enough character for that), he would have lost anyway. Someone from the higher circles of the CDU would have put that already the mirror / the picture / etc. And if not by itself, then Merkel would have ensured that someone does it. To say then, ""I shook hands with one of my most distinguished critics and offered a ministerial post and he knocked it out."" Either way, the spahn is ready. He can forget about higher ordinations in the CDU. Smart and ice cold calculated by Merkel pushed onto the siding. Then it's only smart to take the least of the coal and the ""Federal Minister"" for the CV. Not necessarily the motivation one hopes for from a minister. But human comprehensible."</text:p>
          </table:table-cell>
          <table:table-cell office:value-type="string" calcext:value-type="string">
            <text:p>negative</text:p>
          </table:table-cell>
          <table:table-cell table:number-columns-repeated="1021"/>
        </table:table-row>
        <table:table-row table:style-name="ro18">
          <table:table-cell office:value-type="string" calcext:value-type="string">
            <text:p>Also was soll dieser Schwachsinn, Randerscheinungen, die wenige Promille der Arbeitsverhältnisse betreffen, als Regel zu propagieren. Armut ist nicht neu, es gab sie immer schon. Und daran ist in den seltesten Fällen der Staat Schuld, sondern meist diejenigen, die dort reingerutscht sind. Wie kommen sie auf über 500.000 Fälle von Lohndrückerei bei Zeitarbeit. Nicht jede Zeitarbeitsfirma ist eine Firma, die Lohndrückerei betreibt. Das ist übelste und untersten sozialistische Volksverdummung!!</text:p>
          </table:table-cell>
          <table:table-cell office:value-type="string" calcext:value-type="string">
            <text:p>So what should this nonsense, marginal phenomena, which affect a few per thousand of working conditions, propagate as a rule. Poverty is not new, it has always existed. And in the very rare cases, the state is guilty of that, but mostly those who have slipped in there. How do you get over 500,000 cases of wage pressure on temporary work? Not every temporary employment agency is a company that operates wage-squeezing. This is the worst and lowest socialist national idiom !!</text:p>
          </table:table-cell>
          <table:table-cell office:value-type="string" calcext:value-type="string">
            <text:p>negative</text:p>
          </table:table-cell>
          <table:table-cell table:number-columns-repeated="1021"/>
        </table:table-row>
        <table:table-row table:style-name="ro30">
          <table:table-cell office:value-type="string" calcext:value-type="string">
            <text:p>"Ich dachte schon der blond gefärbte Wischmop tut nur stupide, oh nein, er ist es! Mini Nukes huh? Was für ein unsäglich dummer alter Mann, der selbst nicht mal ""gedient"" hat. Er ist entlarvt!"</text:p>
          </table:table-cell>
          <table:table-cell office:value-type="string" calcext:value-type="string">
            <text:p>"I thought the blond-colored mop is just stupid, oh no, it's him! Mini Nukes huh? What an unspeakably stupid old man who did not even ""serve"" himself. He is unmasked!"</text:p>
          </table:table-cell>
          <table:table-cell office:value-type="string" calcext:value-type="string">
            <text:p>negative</text:p>
          </table:table-cell>
          <table:table-cell table:number-columns-repeated="1021"/>
        </table:table-row>
        <table:table-row table:style-name="ro10">
          <table:table-cell office:value-type="string" calcext:value-type="string">
            <text:p>Weil es hier sicher wieder Hillary vergleiche geben wird: Trump ist der dumme. Den wird es dich schon im Finger jucken, auf den größten aller roten Knöpfe zu drücken um zu sehen was passiert. So ein Pilz hat ja auch was beeindruckendes. Wäre aber ja auch ein schönes Geschäftsmodell so ein paar Handtaschenbomben zu verkaufen, vielleicht auch mal an die Saudis. ...hach was gibt es doch für schöne Möglichkeiten.</text:p>
          </table:table-cell>
          <table:table-cell office:value-type="string" calcext:value-type="string">
            <text:p>Because there will be Hillary comparisons again: Trump is the stupid one. It will itch you in the finger to press on the largest of all red buttons to see what happens. Such a mushroom has something impressive. But would also be a nice business model to sell a few handbag bombs, maybe even to the Saudis. ... hach ​​what are there for nice opportunities.</text:p>
          </table:table-cell>
          <table:table-cell office:value-type="string" calcext:value-type="string">
            <text:p>negative</text:p>
          </table:table-cell>
          <table:table-cell table:number-columns-repeated="1021"/>
        </table:table-row>
        <table:table-row table:style-name="ro18">
          <table:table-cell office:value-type="string" calcext:value-type="string">
            <text:p>Mit den USA ist kein Frieden möglich und ich schreibe explizit USA und nicht nur Trump. Das dumme amerikanische Wahlvolk setzt sich aufgrund der begrenzten Amtszeiten ihrer Präsidenten regelmäßig unberechenbare Deppen ins Weiße Haus und die Putins dieser Welt wissen, dass ein Vertrag mit den USA höchstens acht Jahre lang verlässlich ist. Die USA sind der unberechenbare Funke, der das Pulverfass von Testosteron-benebelten Diktatoren zur Explosion bringen könnte.</text:p>
          </table:table-cell>
          <table:table-cell office:value-type="string" calcext:value-type="string">
            <text:p>Peace is not possible with the US, and I explicitly write USA, not just Trump. The stupid American electorate is routinely putting unpredictable idiots in the White House because of their presidents' limited terms, and the Putins of the world know that a treaty with the US can last for a maximum of eight years. The US is the unpredictable spark that could explode the powder keg of testosterone-engulfed dictators.</text:p>
          </table:table-cell>
          <table:table-cell office:value-type="string" calcext:value-type="string">
            <text:p>negative</text:p>
          </table:table-cell>
          <table:table-cell table:number-columns-repeated="1021"/>
        </table:table-row>
        <table:table-row table:style-name="ro16">
          <table:table-cell office:value-type="string" calcext:value-type="string">
            <text:p>Nichts weiter sind Atomwaffen. Ich wähle keine Partei, die in Deutschland Atomwaffen aufrüsten oder erneuern will. Es ist eine Schande, dass die BR nicht Art und Umfang der hier gelagerten Atomwaffen bekannt gibt oder sie kennt. Ein Wahnsinn. Niemand will einen Atomkrieg? Wie dumm muss man sein, an diesen Unsinn zu glauben. Widerstand!</text:p>
          </table:table-cell>
          <table:table-cell office:value-type="string" calcext:value-type="string">
            <text:p>Nothing else is nuclear weapons. I do not choose a party that wants to upgrade or renew nuclear weapons in Germany. It is a shame that the BR does not announce or know the nature and extent of the nuclear weapons stored here. A madness. Nobody wants a nuclear war? How stupid you have to be to believe in this nonsense. Resistance!</text:p>
          </table:table-cell>
          <table:table-cell office:value-type="string" calcext:value-type="string">
            <text:p>negative</text:p>
          </table:table-cell>
          <table:table-cell table:number-columns-repeated="1021"/>
        </table:table-row>
        <table:table-row table:style-name="ro14">
          <table:table-cell office:value-type="string" calcext:value-type="string">
            <text:p>... wirklich nicht dazu. Klar hat Irland darum gebeten. Und die EU hat (in Absprache mit GB im Übrigen !) Vorschläge dazu gemacht - siehe der von Ihnen ja auch vehement abgelehnte Entwurf der EU - die alle samt und sonders von May abgelehnt wurden. Haben Sie das protocol in den letzten Seiten des Barnier'schen Vertragsentwurfes, Irland betreffend, gelesen? Verstanden? Nein! Also für Sie nochmal, in Kleinkindisch: GB sagen: Irland Nordirland böses Problem. HILFE! EU sagen: Klar HILFE! Hier: Lösung Zucker oder Honig oder Traubensaft? Was besser schmecken? GB sagen: Wäääääh! will aber was anderes .. nix weiss was aber.... weiss gar nix mehr.... EU sagen: ?? Du dumm ?? Nix Erinnerung an letztes Jahr ?? Haben Sie es jetzt verstanden, oder möchten Sie es in Icons ausgedrückt? hm.. würde wohl auch nix helfen.</text:p>
          </table:table-cell>
          <table:table-cell office:value-type="string" calcext:value-type="string">
            <text:p>... really not for that. Of course, Ireland has asked for it. And the EU (in agreement with GB by the way!) Has made suggestions - see the draft of the EU, which you also vehemently rejected - all of which were rejected by May in their entirety. Did you read the protocol in the last pages of the Barnier draft treaty concerning Ireland? Roger that? No! So for you again, in toddler: GB say: Ireland Northern Ireland bad problem. HELP! EU say: Sure HELP! Here: solution sugar or honey or grape juice? What tastes better? GB say: Wäääääh! but want something else .. nothing knows what but .... knows nothing more .... EU say: ?? You stupid ?? Nix memory last year ?? Do you understand it now, or do you want it expressed in icons? hm .. would probably help synonymous nothing.</text:p>
          </table:table-cell>
          <table:table-cell office:value-type="string" calcext:value-type="string">
            <text:p>negative</text:p>
          </table:table-cell>
          <table:table-cell table:number-columns-repeated="1021"/>
        </table:table-row>
        <table:table-row table:style-name="ro57">
          <table:table-cell office:value-type="string" calcext:value-type="string">
            <text:p>WIe mit Ihnen vereinbart, wieder für Sie übersetzt: Er sagen: Du nur dumm labern. Du sagen: Diskutiere. Ich sagen: Er richtig!</text:p>
          </table:table-cell>
          <table:table-cell office:value-type="string" calcext:value-type="string">
            <text:p>WIe agreed with you, again translated for you: he say: you just talk stupid. You say: Discuss. I say: he right!</text:p>
          </table:table-cell>
          <table:table-cell office:value-type="string" calcext:value-type="string">
            <text:p>negative</text:p>
          </table:table-cell>
          <table:table-cell table:number-columns-repeated="1021"/>
        </table:table-row>
        <table:table-row table:style-name="ro39">
          <table:table-cell office:value-type="string" calcext:value-type="string">
            <text:p>Wenn man heute gesehen hat, wie dumm sich die AfDler anstellen, dann gehören die in kein Gremium. Von Artikel 20 des Grundgesetzes keine Ahnung, ein Nicht Jurist musste dem sogenannten Oberstaatsanwalt der AfD das Gesetz erklären, dümmer gehts kaum. Die Storch wurde vorgeführt nach allen Regeln der Kunst. Einem Zwischenfrager der AfD musste zugeraunt werden, dass er bei der Antwort stehen bleiben muss, selbst einfache parlametarische Regeln beherrschen die Pfeifen nicht, ganz davon abgesehen wie unsäglich und nur Zeitverschwendung deren Anträge sind. Selbst Gauland hat bei einer Zwischenfrage der AfD den Kopf geschüttelt. Noch viel Spaß im Bundestag, der Sender Phoenix zeigt die Bundestagsdebatten und wie sich die unfähigen Herrschaften der AfD blamieren.</text:p>
          </table:table-cell>
          <table:table-cell office:value-type="string" calcext:value-type="string">
            <text:p>If you have seen today how stupid the AfDler hire, they are not part of any body. From Article 20 of the Basic Law, no idea, a non-lawyer had to explain the law to the so-called senior prosecutor of the AfD, stupider is hardly. The stork was performed according to all the rules of the art. An interrogator of the AfD had to be whispered that he must stop at the answer, even simple parlametarian rules dominate the whistles, quite apart from how unspeakable and only a waste of time their applications. Even Gauland shook his head during a question from the AFD. Have fun in the Bundestag, the station Phoenix shows the Bundestag debates and how the incompetent dominions of the AfD embarrassed.</text:p>
          </table:table-cell>
          <table:table-cell office:value-type="string" calcext:value-type="string">
            <text:p>negative</text:p>
          </table:table-cell>
          <table:table-cell table:number-columns-repeated="1021"/>
        </table:table-row>
        <table:table-row table:style-name="ro7">
          <table:table-cell office:value-type="string" calcext:value-type="string">
            <text:p>zu einen einzigen Klüngel Verein zusammen gerückt sind und wo die AFD mit aller Macht außen vor bleiben soll. Nur dumm das der Klüngel Verein die Interessen der Bevölkerung komplett aus den Augen verloren hat. So das die AFD die einzige Partei als Opposition darstellt bzw. die gewählt werden kann, wenn man mit der CDUSPDGRÜNENLINKEN Partei nicht ein verstanden ist. Das werden die Altparteien noch merken, spätestens wenn erst einmal die finanziellen Auswirkungen der der illegalen Einwanderung auf den Tisch gelegt wird. Ewig können die Milliarden Kosten nicht unter den Tisch gehalten werden, nicht wenn es um jährliche 50  60 Milliarden handelt  Tendenz steigend. Die AFD kann nur gewinnen und hilft keine Diffamierungen und kindliche Ausgliederungen, sondern wieder eine Politik die Real gestaltet und mit beiden Beinen auf den Boden steht. Doch das ist den Küngel Verein anscheint nicht bewusst. Man sitzt ja noch fest im Sattel, aber nicht mehr lange, so schätze ich es ein. Die nächste LTW kommt bestimmt. .</text:p>
          </table:table-cell>
          <table:table-cell office:value-type="string" calcext:value-type="string">
            <text:p>to a single club clubs have moved together and where the AFD with all its power should be left out. Only stupid that the Klüngel club has lost the interests of the population completely out of sight. So that the AFD is the only party as opposition or that can be elected, if one is not understood with the CDUSPDGRÜNENLINKEN party. This will be remembered by the old parties, at the latest once the financial impact of illegal immigration is put on the table. Forever the billions of costs can not be kept under the table, not when it comes to annual 50 ?? 60 billion is ?? Ascending trend. The AFD can only win and helps no defamation and child hippies, but again a policy that real designed and stands with both feet on the ground. But that's the Küngel club apparently does not seem aware. You are still stuck in the saddle, but not for long, so I guess it. The next LTW is coming. ,</text:p>
          </table:table-cell>
          <table:table-cell office:value-type="string" calcext:value-type="string">
            <text:p>negative</text:p>
          </table:table-cell>
          <table:table-cell table:number-columns-repeated="1021"/>
        </table:table-row>
        <table:table-row table:style-name="ro63">
          <table:table-cell office:value-type="string" calcext:value-type="string">
            <text:p>"...spielt bereits jetzt eine wichtige Rolle bei der SPD. Im Gegensatz zu anderen diskutiert er nämlich auch mit den Anhängern der Gegenseite und verschickt keine dreiseitigen Schreiben mit den Wahlunterlagen, in denen etwa drinsteht ""GroKo - olé olé! Müssen wir unbedingt machen!"" Das ist ein schon mehr als offensichtlicher Versuch, hier politische Bestechung zu betreiben. Sei mal nicht so dagegen, dann wirst du auch später schön nach oben gezogen. Ich denke, ich weiß ganz gut, wie Herr Kühnert auf dieses großzügige Angebot der Parteispitze reagieren wird. Der Mann möchte vor allem, daß die SPD ihre Fehler einsieht, sich personell bereinigt und programmatisch neu aufstellt. Wobei ""neu"" hier bedeutet, einfach mal sozialdemokratisch zu sein statt neoliberaler Mogelpackung. Er will also exakt das, was notwendig ist, um später noch eine Partei zu haben, die politisch etwas bewegen kann. Selbst bewegen. Und damit ist nicht gemeint, den Rücken zu krümmen, um CDU-Kanzler aufs Pferd zu helfen. Europa interessiert mich in dem Zusammenhang persönlich übrigens mal einen feuchten siewissenschon, Herr Gabriel. Eure beschissene Politik der letzten fünfzehn Jahre hat die Partei mehr als die Hälfte ihrer Wähler gekostet. Ihr Seeheimer seid echt so dumm und machtgeil, daß es brummt. Mit welcher stark schlagseitigen Dümpel-Kanzlerin sollen wir denn europäisch was bewegen? DIe CxU hat doch nicht weniger inhaltliche und personelle Probleme als die ehemalige SPD. Sie ist nur in ihrem Verfall noch nicht so weit fortgeschritten. Nichts ist mit Europa. Das ist wieder das typische Geschwätz: ""Erst Europa, dann das Land, dann die Partei."" Das ist momentan exakt die falsche Reihenfolge für die SPD. Koaliert und sterbt. Oder laßt es bleiben und kümmert euch ums parteipolitische Überleben."</text:p>
          </table:table-cell>
          <table:table-cell office:value-type="string" calcext:value-type="string">
            <text:p>"... already plays an important role in the SPD. In contrast to others, he also discusses with the supporters of the other side and sends no three-page letter with the election documents in which, for example, ""GroKo - olé olé! We must necessarily do!"" This is more than an obvious attempt to engage in political bribery here. Do not be so against it, then you will later also pulled up nicely. I think I know quite well how Mr Kühnert will react to this generous offer from the party leadership. Above all, the man wants the SPD to recognize its mistakes, cleans itself up and repositions itself programmatically. Where ""new"" here means just to be social democratic instead of neo-liberal sham. So he wants exactly what is necessary to later have a party that can make a political difference. Move yourself. And that does not mean to bend your back to help CDU Chancellor on horseback. In the context of Europe, personally, by the way, I am interested in a humble science, Mr Gabriel. Your shitty policy of the last fifteen years has cost the party more than half of its voters. Your Seeheimer are really so stupid and horny that it is buzzing. With which strong blown Dümpel Chancellor should we move something European? The CxU has no less content and personnel problems than the former SPD. It has not progressed so far only in its decline. There is nothing in Europe. This is again the typical chatter: ""First Europe, then the country, then the party."" That's exactly the wrong order for the SPD right now. Coaliert and dies. Or let it stay and take care of the party political survival."</text:p>
          </table:table-cell>
          <table:table-cell office:value-type="string" calcext:value-type="string">
            <text:p>negative</text:p>
          </table:table-cell>
          <table:table-cell table:number-columns-repeated="1021"/>
        </table:table-row>
        <table:table-row table:style-name="ro40">
          <table:table-cell office:value-type="string" calcext:value-type="string">
            <text:p>"Dieser ""Schachzug"" der SPD-Spitze offenbart 2 Dinge wieder einmal: 1)Man hält den Bürger/ Wähler für so dumm, dass man davon ausgeht, er werde nicht merken, dass dieses Angebot an Kühnert in diesem Moment (!) die GroKo-Gegner beeinflussen soll. 2) Der mentalen Haltung von Nahles, Gabriel etc entsprechend, lockt man mit einem Amt ( das ist doch non-plus-ultra der politischen Arbeit, oder?) , nicht aber mit einer Zusage inhaltlicher Art, also zB einem Zugehen auf die programmatischen Vorstellungen von Kühnert. Dafür müsste die sog. Spitze natürlich eine Meinung und klare Vorstellungen haben. Naja, Nahles hat kürzlich konstatiert, dass es enorme wirtschaftliche Unterschiede in den europäischen Ländern gebe (uiuiui , welche tiefgreifende Erkenntnis) und Gabriel bringt ebenfalls Europa ins Spiel, was den Bürger ja gegenwärtig auch so richtig umtreibt. Dann sollen sie lieber mit Posten hantieren, darin haben sie wenigstens Übung."</text:p>
          </table:table-cell>
          <table:table-cell office:value-type="string" calcext:value-type="string">
            <text:p>"This ""move"" of the SPD spearhead reveals 2 things once again: 1) One considers the citizen / voter to be so stupid that one assumes that he will not realize that this offer to Kühnert at this moment (!) Opponents should influence. 2) Corresponding to the mental attitude of Nahles, Gabriel, etc., one entices with an office (that is non-plus-ultra of the political work, right?), But not with a commitment of a content-related nature, for example, an approach to the programmatic ideas from Kühnert. Of course, the so-called tip would have to have an opinion and clear ideas. Well, Nahles has recently stated that there are enormous economic differences in the European countries (uiuiui, which profound insight) and Gabriel also brings Europe into play, which is currently the citizen really so busy. Then they should rather deal with posts, they have at least exercise in it."</text:p>
          </table:table-cell>
          <table:table-cell office:value-type="string" calcext:value-type="string">
            <text:p>negative</text:p>
          </table:table-cell>
          <table:table-cell table:number-columns-repeated="1021"/>
        </table:table-row>
        <table:table-row table:style-name="ro4">
          <table:table-cell office:value-type="string" calcext:value-type="string">
            <text:p>"Gestatten mir einige Foristen hier vielleicht die folgende dumme Frage: Schulz - und mit ihm eigentlich der gesamte Parteivorstand - haben sich doch ZWEIMAL klipp, klar und sehr laut für eine NoGroKo ausgesprochen. Auf welchem ""Programm"" und welchen ""Erkenntnissen"" basierten diese ""Entscheidungen""? Und wenn es tatsächlich solche ""Programme"" und ""Erkenntnisse"" gegeben haben sollte: Warum sollen diese heute nicht mehr gültig und die sich daraus ergebenden Konsequenzen richtig sein? Einfach weil der Lindner mal um zwölf Uhr nachts ""Nein"" gesagt hat? Lächerlich!"</text:p>
          </table:table-cell>
          <table:table-cell office:value-type="string" calcext:value-type="string">
            <text:p>"Some forestists here may allow me the following stupid question: Schulz - and with him actually the entire party executive committee - have expressed themselves twice, clearly and very loudly for a NoGroKo. On which ""program"" and what ""findings"" were these ""decisions"" based? And if there really were such ""programs"" and ""insights"", why should they not be valid today and the consequences that come with them being correct? Simply because the Lindner said at noon at night ""No""? Ridiculous!"</text:p>
          </table:table-cell>
          <table:table-cell office:value-type="string" calcext:value-type="string">
            <text:p>negative</text:p>
          </table:table-cell>
          <table:table-cell table:number-columns-repeated="1021"/>
        </table:table-row>
        <table:table-row table:style-name="ro58">
          <table:table-cell office:value-type="string" calcext:value-type="string">
            <text:p>Einen vernünftigen Streit gibt es nicht. Entweder man hat Streit oder man philosphiert gemeinsam über etwas, was einem konkret nicht berührt. Ob die EU und UK eine gute Figur machen, stellt sich heraus, wenn die Fristen abgelaufen sind. Den BrExiteers intellektuelles Niveau zu unterstellen erachte ich als sehr mutig! Warum? Die BrExiteers habe z.B. nie die Frage untersucht, wie die Irland-Frage zu behandeln sei. Diese Frage nämlich könnte Irland und UK zerreißen. Das auch nur als Möglichkeit zuzulassen ist ausgesprochen dumm. Ebenso illusorisch ist es, BrExit und Handelsverträge mit Dritten ( z.B. China ) parallel verhandeln zu wollen, weil die Bedingungen des BrExits nuneinmal Nebenbedingung von Handelsverträgen mit Dritten darstellen. Die EU kann sich auf eine Verkehrung dieser Abhängigkeiten nicht einlassen, weil das ihre eigene Existenz in Frage stellt. Das ist zu erwarten. Und weil das so ist, darf man britischer seits nicht so vorgehen wollen. Warum aber tut man das? Doch wohl nur, weil man das Beharrungsvermögen der EU unterschätzt. Das ist nämlich durch die Rechtsordnung durchaus gegeben und keine bloße Funktion eines politischen Willen von irgend jemaden. Wie kann es zu einer solchen Fehleinschätzung kommen? Kurz: Die Brits haben keine Ahnung wer und was die EU eigentlich darstellt. In der Politik und in der Diplomatie gibt es eine eiserne Regel, die man tunlichst beachten muß: Verkonsumiere niemals aber auch wirklich niemals einen Freiheitsgrad ohne einen neuen zu gewinnen. Eine wolkige Zukunft ist aber kein Freiheitsgrad sondern nur eine Hoffnung auf einen solchen. Konkrete Kosten darf man darum nicht mit bloßen Hoffnungen verrechnen! Und insofern war und ist die britische Politik weder rational noch pragmatisch. Politisch sind sie Briten schlicht bankrott. Von der Atom-Macht abgesehen, haben sie ihre Statisfaktionsfähigkeit komplett verspielt. Eine gute Figur sieht deutlich anders aus.</text:p>
          </table:table-cell>
          <table:table-cell office:value-type="string" calcext:value-type="string">
            <text:p>There is no reasonable argument. Either you have a dispute or you philosophize together about something that does not affect you. Whether the EU and the UK look good turns out when the deadlines have passed. Believing the BrExiteers intellectual level I consider very brave! Why? The BrExiteers have e.g. never examined how the Irish question should be dealt with. This question could tear Ireland and the UK apart. To admit that only as a possibility is extremely stupid. It is equally illusory to want to negotiate BrExit and trade agreements with third parties (such as China) in parallel because the terms of the BrExit are now sometimes a secondary condition of trade agreements with third parties. The EU can not get involved in reversing these dependencies because that calls into question their own existence. That's to be expected. And because that is the case, you should not want to act that way on the British side. But why do you do that? But only because you underestimate the resilience of the EU. That is, of course, given by the legal order and not a mere function of the political will of anybody. How can such a miscalculation occur? In short: The Brits have no idea who and what the EU actually represents. There is an iron rule in politics and in diplomacy that must be kept in mind: never consume a degree of freedom without winning a new one. However, a cloudy future is not a degree of freedom but only a hope for one. Concrete costs must therefore not be charged with mere hopes! And in that sense, British politics was neither rational nor pragmatic. Politically, they are British bankrupt simply. Apart from atomic power, they have completely lost their ability to statisfact. A good figure looks very different.</text:p>
          </table:table-cell>
          <table:table-cell office:value-type="string" calcext:value-type="string">
            <text:p>negative</text:p>
          </table:table-cell>
          <table:table-cell table:number-columns-repeated="1021"/>
        </table:table-row>
        <table:table-row table:style-name="ro18">
          <table:table-cell office:value-type="string" calcext:value-type="string">
            <text:p>Der Haken ist, dass Menschen uninformiert und dumm sind und deshalb auf populistisches und nationalistisches Gequatsche reinfallen. Und so kam es zu einem Brexit-Votum gegen jede Vernunft. Die britische Politik wollte den Brexit ja nicht. Da ist es dann auch egal, ob die britische Politik traditionell abwägende Interessenpolitk betreibt. Die Schafe haben den Lautsprechern geglaubt, die 340 Mio für das Gesundheitssystem und weniger polnische Klempner versprochen haben.</text:p>
          </table:table-cell>
          <table:table-cell office:value-type="string" calcext:value-type="string">
            <text:p>The catch is that people are uninformed and stupid and therefore fall for populist and nationalist gossip. And so it came to a Brexit vote against every reason. British politics did not want Brexit. It does not matter whether British policy pursues traditionally balancing policy of interest. The sheep believed the speakers that promised 340 million for the health system and less Polish plumbers.</text:p>
          </table:table-cell>
          <table:table-cell office:value-type="string" calcext:value-type="string">
            <text:p>negative</text:p>
          </table:table-cell>
          <table:table-cell table:number-columns-repeated="1021"/>
        </table:table-row>
        <table:table-row table:style-name="ro54">
          <table:table-cell office:value-type="string" calcext:value-type="string">
            <text:p>"Si tacuisses... Der Zufall will es, dass ich gerade eines von Kiplings Reisebüchern, übersetzt ins Deutsche, lese ( ISBN 978-3-86648-181-7 ), und was soll ich sagen: Kolonialistische Arroganz und Impertinenz macht halt auch vor einem Nobel-Preisträger namens Rudyard nicht halt, wenn er ""der Engländer"" ( Zitat, sich selbst beschreibend, aus eben diesem Buch ) ist. Es gibt nun zwei Optionen: entweder Sie regen sich masslos über alles auf, wovon Sie keine Ahnung haben und wovon Sie wissen, dass Sie keine Ahnung haben (den Eindruck hat man, liest man Ihre Ergüsse hier in den Foren ), so dass Ihnen mangels Kennntis gar nix anderes bleibt, als sich halt gehaltlos über von anderen gar nicht Geschriebenes aufzuregen. Oder sie haben wirklich den Eindruck, fruchtbringend zu den Diskussionen beizutragen - womit Sie ein sicheres Distinktionsmerkmal hätten zu allen anderen ForistenInnen (hm naja.... FAST allen..), die diesen Eindruck nicht haben. Und ja: Wenn man den Menschen in zwischenmenschlicher und toleranter Hinsicht was Gutes tun wollte, könnte man über eine Verurteilung des Dschungelbuches ( Weisser (!) Mensch (!) zockt zwar von den klugen, hilfsbereiten, lebenstüchtigen Tieren - die ihm ja alles zum Überleben Nötige beibringen! - Kenntnisse, Behausung und Futter ab, kriegt das weisse (!) Mädchen am Ende und geht zurück in die ""Zivilisation"", wobei er alle seine Helfer gnadenlos im Stich lässt, auch seine besten Freunde ) durchaus nachdenken: ja - es ist rassistisch, kolonialistisch, imperial und egoistisch und weiss-arrogant. Also: das Dschungelbuch als Buch (bevor Sie jetzt wieder gehaltlos aufjaulen: das sagt übrigens auch die Literaturwissenschaft und die -kritik.) Ich würde es trotzdem nicht verbieten wollen. Jeder möge sich blamieren, so gut er kann. Von Kipling hege ich die selbe Meinung b.t.w. . Wenn ich nun mehrere von Kiplings Büchern gelesen habe - wollen Sie mir nun ein Urteil über Kipling verbieten? Mich verbrennen als Ketzer? Oder einfach mal qua Unkenntnis die Klappe halten? Ihre Aufregung sollte i.Ü. nicht dem Gedicht an sich gelten ( dass man mit Mühe als ""in dieser Zeit eben geschaffen"" entschuldigen könnte ), sie muss dem das Gedicht zitiert habenden Boris ""The Fake"" Johnson gelten, den man - obwohl er ganz sicher noch in dieser Zeit lebt + denkt - eben nicht entschuldigen kann. Er hat sich - wie so oft - eben auch dort strohdumm, arrogant und impertinent verhalten. Oh - ich stelle fest - er hat ja bei dieser Gelegenheit mal nicht gelogen. Welch Fortschritt! Ich muss was übersehen haben...."</text:p>
          </table:table-cell>
          <table:table-cell office:value-type="string" calcext:value-type="string">
            <text:p>"Si tacuisses ... By coincidence, I just read one of Kipling's travel books, translated into German (ISBN 978-3-86648-181-7), and what can I say: Colonial arrogance and impertinence is just as well a Nobel Prize winner named Rudyard does not stop when he is ""the Englishman"" (quote, describing himself, from this same book). There are now two options: either you are irked over everything on what you have no idea and of what you know that you have no idea (you have the impression, you read your outpourings here in the forums), so you lack Kennntis nothing else remains as contentless about other not written upset. Or they really have the impression of fruitfully contributing to the discussions - with which you would have a sure distinction feature to all other forists (hm well .... FAST all ..) who do not have this impression. And yes: If you wanted to do something good to people in an interpersonal and tolerant way, you could gamble on a condemnation of the jungle book (white (!) Man (!) Although of the wise, helpful, life-consuming animals - yes, everything to him to survive Necessary teach! - Knowledge, dwelling and food, gets the white (!) Girl at the end and goes back to the ""civilization"", where he lets all his helpers mercilessly, even his best friends) quite think: yes - it is racist, colonial, imperial and selfish and white-arrogant. So: the jungle book as a book (before you yell again now without restraint: that also says the literature and the criticism.) I would still not want to ban it. Everybody should be embarrassed as best he can. From Kipling I have the same opinion b.t.w. , Now, if I have read several of Kipling's books, will you now forbid me to judge Kipling? Burn me as a heretic? Or just qua ignorance to shut up? Your excitement should i.Ü. not to the poem itself (that could be excused with difficulty as ""created at this time""), it must apply to the poem quoted by Boris ""The Fake"" Johnson, which one - although he certainly still lives in this time + thinks - can not apologize. He has behaved - as so often - just there stupid, arrogant and impertinent. Oh - I realize - he did not lie on that occasion. What progress! I must have overlooked something ...."</text:p>
          </table:table-cell>
          <table:table-cell office:value-type="string" calcext:value-type="string">
            <text:p>negative</text:p>
          </table:table-cell>
          <table:table-cell table:number-columns-repeated="1021"/>
        </table:table-row>
        <table:table-row table:style-name="ro25">
          <table:table-cell office:value-type="string" calcext:value-type="string">
            <text:p>Wer sich mit Russland etwas genauer beschäftigt, der weiß, dass ein paar Kilometer außerhalb der bekannten Großstädte alles marode ist. Keine befestigten Straßen, keine Krankenhäuser, Internet-was ist das. Die Wirtschaft ist ebenfalls rückständig und in keiner Weise auf dem Weltmarkt konkurrenzfähig. Die Mehrheit der Bevölkerung ist verarmt und wird, wie,das üblich ist in Diktaturen, für dumm verkauft. Hauptsache man ist Großmacht und kann viele Menschen umbringen, siehe Ukraine, Syrien, Georgien, Kaukasus usw.</text:p>
          </table:table-cell>
          <table:table-cell office:value-type="string" calcext:value-type="string">
            <text:p>Anyone who deals with Russia a bit more closely, knows that a few miles outside the major cities is all ailing. No paved roads, no hospitals, internet-what is that? The economy is also backward and in no way competitive on the world market. The majority of the population is impoverished and, as usual in dictatorships, is sold for stupid. The main thing is that you are a great power and can kill many people, see Ukraine, Syria, Georgia, Caucasus, etc.</text:p>
          </table:table-cell>
          <table:table-cell office:value-type="string" calcext:value-type="string">
            <text:p>negative</text:p>
          </table:table-cell>
          <table:table-cell table:number-columns-repeated="1021"/>
        </table:table-row>
        <table:table-row table:style-name="ro30">
          <table:table-cell office:value-type="string" calcext:value-type="string">
            <text:p>Vom Ton her an Tendenziosität nicht zu überbieten .... das muss schon ein ganz dummer Leser sein, der nicht merkt, wie er hier indoktriniert werden soll .... für wie dumm hält der Verlag denn seine Leser ....</text:p>
          </table:table-cell>
          <table:table-cell office:value-type="string" calcext:value-type="string">
            <text:p>Sound is not to surpass tendencies .... that must be a very stupid reader who does not realize how he should be indoctrinated here .... how stupid the publisher holds because his readers ....</text:p>
          </table:table-cell>
          <table:table-cell office:value-type="string" calcext:value-type="string">
            <text:p>negative</text:p>
          </table:table-cell>
          <table:table-cell table:number-columns-repeated="1021"/>
        </table:table-row>
        <table:table-row table:style-name="ro62">
          <table:table-cell office:value-type="string" calcext:value-type="string">
            <text:p>War es nicht der Westen mit seinen Aurüstungen bis vor die russische Grenze der eine Aufrüstung Rußlands geradezu provozierte.Wozu werden Nato Truppen im Baltikum benötigt??? Um Rußland paroli zu bieten. Geradezu lächerlich.Es werden Rakeketenabwehrsysteme in den ehemaligen Ostblockländern installiert um iranische Raketen abzuwehren.Für wie dumm hält man den normal denkenden Bürger. Rußland erprobt moderne russische Waffen in Syrien!!! Was hat denn biite schön die sogenannt westliche Welt im Irak Krieg gemacht????Feilchen verteilt.Alles Heuchler.Assad und Putin bombardieren syrische Terrorstädten.Hört man irgendetwas vom türkischen Sultan ??? Er schießt und Bombardiert zivile Einrichtungen wie es Ihm beliebt.Wo bleibt der Protest der Medien oder Merkels???? Nochmals perfektionierte Heuchelei. Alle Weststaaten sollten sich schämen über den Zustand in unserer Welt.Sicherlich gehört dazu auch Rußland. In einem Land in dem 40% der Bevölkerung an der Armutsgrenze leben und dieser Armuts Virus auch stärker nach Europa kommt ist es unerklärlich dermaßen Gelder für Militär und Waffen zu verschwenden.</text:p>
          </table:table-cell>
          <table:table-cell office:value-type="string" calcext:value-type="string">
            <text:p>Was not it the West, with its armaments, to the Russian frontier, which provoked an uprising of Russia? Why are NATO troops needed in the Baltic States ??? To paralyze Russia. Ridiculous. Rakeketenabwehrsysteme be installed in the former Eastern bloc countries to ward off Iranian missiles. How stupid you think the normal-thinking citizens. Russia is testing modern Russian weapons in Syria !!! What did biite beautiful the so-called Western world in Iraq war made ?? Violets distributed. All the hypocrites. Assad and Putin bomb Syrian terrorist cities. Heard anything from the Turkish Sultan ??? He shoots and bombards civilian facilities as he pleases. Where is the protest of the media or Merkel ???? Perfected hypocrisy again. All western states should be ashamed of the state of our world. Of course, Russia is one of them. In a country where 40% of the population live on the poverty line and this poverty virus comes even stronger to Europe, it is inexplicably so much money for military and weapons to waste.</text:p>
          </table:table-cell>
          <table:table-cell office:value-type="string" calcext:value-type="string">
            <text:p>negative</text:p>
          </table:table-cell>
          <table:table-cell table:number-columns-repeated="1021"/>
        </table:table-row>
        <table:table-row table:style-name="ro12">
          <table:table-cell office:value-type="string" calcext:value-type="string">
            <text:p>Wie dumm müsste die NATO, allen voran dieser Aufpeitscher und Oberbefehlshaber Stoltenberg sein, davon auszugehen, dass nach der Osterweiterung mit Raketenabwehrprogramm, im Vorgarten Russlands, Putin zur Tagesordnung übergehen könnte. Nein, auch hier steht der Rüstungsexport im Zentrum, wofür (fast) jedes Mittel recht ist und Putins Einwände damals selbstverständlich nur ignoriert werden konnten.</text:p>
          </table:table-cell>
          <table:table-cell office:value-type="string" calcext:value-type="string">
            <text:p>How stupid should NATO, especially this whip and commander-in-chief Stoltenberg be, assume that after the eastward expansion with missile defense program, in the front yard of Russia, Putin could move to the agenda. No, here, too, arms exports are in the center, for which (almost) every means is right and Putin's objections could then of course only be ignored.</text:p>
          </table:table-cell>
          <table:table-cell office:value-type="string" calcext:value-type="string">
            <text:p>negative</text:p>
          </table:table-cell>
          <table:table-cell table:number-columns-repeated="1021"/>
        </table:table-row>
        <table:table-row table:style-name="ro39">
          <table:table-cell office:value-type="string" calcext:value-type="string">
            <text:p>Ihr seid jetzt wieder wer, Atommacht, ist ja was ganz neues. Aber was habt Ihr, was wir vermeindlich haben wollen? Was meint Ihr schützen zu wolleb, was andere in der Welt begehren? Oligarchie? Korruption? Präsidentialsystem? Verdummung? Das Einzige, was noch übrig ist, sind Rohstoffe. Die haben andere auch. Es gab eine Zeit in meiner Kindheit, da habe ich mit Ehrfurcht auf die Leistungen Ihrer Nation geblickt: Mathematik, Algorithmen, Schach, Ideologie Völkerfreundschaft. was ist davon noch übrig? Wissenschaftlich ist Russland ein Entwicklungsland, denn nur in einer freien Gesellschaft können Kreativität und Innovation gedeihen. Wo ist das, was ich an Ihrem Volk immer bewundert habe? Am Ende werden wenige alte Männer alles besitzen und dann sterben, so wie Ihre Nation. Viel Glück und Erfolg.</text:p>
          </table:table-cell>
          <table:table-cell office:value-type="string" calcext:value-type="string">
            <text:p>You are now again, nuclear power, is something completely new. But what do you have what we supposedly want to have? What do you mean to protect what others in the world desire? Oligarchy? Corruption? Presidential system? Dumbing down? The only thing left is raw materials. They have others too. There was a time in my childhood when I looked with awe at the achievements of your nation: mathematics, algorithms, chess, ideology, international friendship. what is left of it? Scientifically, Russia is a developing country, because only in a free society can creativity and innovation thrive. Where is that which I have always admired in your people? In the end, few old men will own everything and then die, just like your nation. Good luck and success.</text:p>
          </table:table-cell>
          <table:table-cell office:value-type="string" calcext:value-type="string">
            <text:p>negative</text:p>
          </table:table-cell>
          <table:table-cell table:number-columns-repeated="1021"/>
        </table:table-row>
        <table:table-row table:style-name="ro35">
          <table:table-cell office:value-type="string" calcext:value-type="string">
            <text:p>Eine kühne These, die sie da vertreten ! Die Entscheidung Schröders, nicht am Irakkrieg teilzunehmen, war die beste, die er je getroffen hat. Dass der unter falschen Vorwänden begonnene Irakkrieg ein großer, dummer Fehler war, das wird selbst in den USA inzwischen eingeräumt.</text:p>
          </table:table-cell>
          <table:table-cell office:value-type="string" calcext:value-type="string">
            <text:p>A bold thesis that they represent there! Schröder's decision not to participate in the Iraq war was the best he has ever met. That the Iraq war started under false pretenses was a big, stupid mistake, is even acknowledged in the US.</text:p>
          </table:table-cell>
          <table:table-cell office:value-type="string" calcext:value-type="string">
            <text:p>negative</text:p>
          </table:table-cell>
          <table:table-cell table:number-columns-repeated="1021"/>
        </table:table-row>
        <table:table-row table:style-name="ro16">
          <table:table-cell office:value-type="string" calcext:value-type="string">
            <text:p>lesen Sie auch internationale Presse. Ich glaube mit Ihrer Einschätzung, dass die Briten das super professionell machen, stehen Sie ziemlich alleine da. Pokerzeit? Dazu muss man das bessere Blatt haben. Und ich hoffe persönlich, dass es eine gütliche Trennung gibt, da der unbedachte und einfach nur dumme Brexit sicherlich für beide Seiten schmerzhaft wird.</text:p>
          </table:table-cell>
          <table:table-cell office:value-type="string" calcext:value-type="string">
            <text:p>also read international press. I think you're pretty much alone in your assessment that the British are doing a great job. Poker Time? You have to have the better hand. And I personally hope that there is an amicable separation, as the thoughtless and just stupid Brexit is certainly painful for both sides.</text:p>
          </table:table-cell>
          <table:table-cell office:value-type="string" calcext:value-type="string">
            <text:p>negative</text:p>
          </table:table-cell>
          <table:table-cell table:number-columns-repeated="1021"/>
        </table:table-row>
        <table:table-row table:style-name="ro54">
          <table:table-cell office:value-type="string" calcext:value-type="string">
            <text:p>"Schuster bleib bei deinen Leisten. Herr Fleischhauer, was denn, haben Sie jetzt irgendwo bei den diversen Streaminganbietern ""The Big Short"" gesehen und meinen auch mal was zu dem Thema schreiben und der derzeitigen Regierung ein Problem an die Hacken schreiben zu müssen, dass diese gar nicht hat? Punkt 1 Der Film ist nicht das Buch. Lesen Sie das Buch und tun sie nicht nur so, als hätten Sie es getan. Punkt 2 Ja es mag sein, dass einige Leute heutzutage eine auf Kante genähte Finanzierung für den Erwerb einen Hauses oder einer Eigentumswohnung aufstellen und das besser nicht machen sollten. Aber raten Sie mal, das haben Leute schon immer gemacht. Ich kann mich noch an meine Zeit als Anwalt erinnern, als ein Mandant zu mir kam und erzählte, er und seine Frau (es war eigentlich nur seine Lebensgefährtin) hätten ein Haus gekauft für 300.000 EUR (2004 bekam man da in unserer Gegend noch fast einen Palast) die monatliche Rate betrug ca 1.500 EUR (mit dem Kredit war also alles in Ordnung) leider hatte er nur 1.500 EUR netto Einkommen und seine Lebensgefährtin verdiente um die 800 EUR. Aber sie hätten sich das ausgerechnet und da wären pro Monat immer noch 300-400 EUR zum Leben über. Ja, irgendwann hatte die Frau wohl keine Lust mehr über Jahre hinweg nur trockene Nudeln, Toastbrot und Ketchup zu essen und war dann mal weg. Und nun war das Finanzierungskonzept in der Tonne. (das Haus hat dann übrigens jemand gekauft und die Sache ging für alle recht glimpflich aus) Das Beispiel zeigt aber das es so etwas auch schon vor der Niedrigzinsphase gab. Eine Blase bezeugt das nicht. Punkt 3 Ja. Einige Leute werden sich umgucken, wenn ihre Zinsbindung ausläuft. Wann war das nochmal? Ach ja in 10 Jahren. Herr Fleischhauer Sie reden also über das Platzen einer möglichen Blase in 10 Jahren? Was bedeutet das aber? Sie haben recht. Für ihren Handwerker sind 980 EUR zu 1280 EUR schon ein signifikanter Unterschied. Aber gehen wir mal von einer Inflation von 2 Prozent aus und lassen eine Zinseszinsrechnungen mal außer Betracht (ich halte es mal für Sie ganz einfach) dann sind die 980 EUR in 10 Jahren auch 1.176 EUR. Merken Sie schon was? Punkt 4 Glauben sie mir. Es gibt weniger dumme Leute als man glaubt. Die meisten, die ich kenne und jetzt gebaut oder gekauft haben, haben für 20 Jahre durchfinanziert (und eben nicht die billigen Zinsen für 10 Jahre genommen, sondern die etwas höheren aber immer noch unverschämt niedrigen für 20) Herr Fleischhauer, sie taugen nicht als Doomsday-Prophet."</text:p>
          </table:table-cell>
          <table:table-cell office:value-type="string" calcext:value-type="string">
            <text:p>"Schuster stay with your last. Mr. Fleischhauer, what, have you now seen somewhere in the various streaming providers ""The Big Short"" and I mean something to write on the subject and the current government to write a problem to the heels that this does not have? Item 1 The movie is not the book. Read the book and do not just pretend you did. Point 2 Yes, it may be that some people nowadays put up an edge-stitched finance for acquiring a home or condominium and should not do that. But guess what, people have always done that. I can still remember my time as a lawyer when a client came to me and told me that he and his wife (it was actually only his partner) bought a house for 300,000 EUR (in 2004 they got almost one in our area) Palace) the monthly rate was about 1,500 EUR (with the credit was so all right) unfortunately he had only 1,500 EUR net income and his partner earned around 800 EUR. But they would have figured that out and there would still be about 300-400 EUR per month to live on. Yes, at some point the woman did not feel like eating dry noodles, toast and ketchup for years and then was gone. And now the financing concept was in the bin. (By the way, somebody bought the house and it was a good deal for everyone) But the example shows that there was such a thing even before the low interest phase. A bubble does not testify that. Item 3 Yes. Some people will look around when their interest rate lockout expires. When was that again? Oh, in 10 years. Mr. Fleischhauer So you are talking about the bursting of a possible bubble in 10 years? What does that mean? You're right. For their craftsman 980 EUR to 1280 EUR already a significant difference. But let's go from an inflation of 2 percent and leave a compound interest bills out of consideration (I think it's easy for you) then the 980 EUR in 10 years and 1.176 EUR. Remember something? Point 4 Believe me. There are less stupid people than you think. Most of the people I know, who have either built or bought, have been financially financed for 20 years (and not taking the cheap interest for 10 years, but the slightly higher but still outrageously low 20) Mr. Fleischhauer, they are not doomsday -Prophet."</text:p>
          </table:table-cell>
          <table:table-cell office:value-type="string" calcext:value-type="string">
            <text:p>negative</text:p>
          </table:table-cell>
          <table:table-cell table:number-columns-repeated="1021"/>
        </table:table-row>
        <table:table-row table:style-name="ro19">
          <table:table-cell office:value-type="string" calcext:value-type="string">
            <text:p>Das haben nämlich vermutlich nicht einmal besonders viele von denen, die vor zehn Jahren bewußt entschieden haben, in zehn Jahren eine Wohnung kaufen zu wollen, da sie von Kaufpreisen ausgegangen sind, die sich in der Zwischenzeit dummerweise verdoppelt haben, was mit ihrem Einkommen höchstwahrscheinlich nicht geschehen ist. Gerade Fleischhauers Handwerker taugt dafür als Beispiel. Gekauft hat er für 380.000 Euro, davon finanziert wurden 360.000 Euro. Eingesetztes Eigenkapitel somit 20.000 Euro plus Kaufnebenkosten von ca. 40.000 Euro macht 60.000 Euro angespartes Eigenkapital. Bei einem Kaufpreis von 200.000 Euro ergäben sich daraus ziemlich genau 20 % Eigenkapital plus Kaufnebenkosten und ein Potential für das Ansparen von mehreren 1000 Euro jährlich, das bislang in die Bildung des Eigenkapitals geflossen ist. Angenommen, es wäre im Zeitraum von zehn Jahren gebildet worden, wären das beispielsweise 6000 Euro jährlich, die man dafür einplanen könnte.</text:p>
          </table:table-cell>
          <table:table-cell office:value-type="string" calcext:value-type="string">
            <text:p>Surely not even many of those who deliberately decided ten years ago to buy a flat in ten years, as they started with buying prices that have stupidly doubled in the meantime, which is unlikely to have their income has happened. Fleischhauer's artisan is a good example. He bought for 380,000 euros, of which 360,000 euros were financed. Own equity capital thus 20,000 euros plus additional purchase costs of approximately 40,000 euros makes 60,000 euros saved equity. At a purchase price of 200,000 euros, this would result in almost exactly 20% equity plus ancillary purchase costs and a potential for saving several 1000 euros annually, which has so far flowed into the formation of equity. Assuming it was formed over a period of ten years, that would be, for example, 6000 euros a year, which could be budgeted for.</text:p>
          </table:table-cell>
          <table:table-cell office:value-type="string" calcext:value-type="string">
            <text:p>negative</text:p>
          </table:table-cell>
          <table:table-cell table:number-columns-repeated="1021"/>
        </table:table-row>
        <table:table-row table:style-name="ro18">
          <table:table-cell office:value-type="string" calcext:value-type="string">
            <text:p>"Also ich weiss nicht, wenn ich als Saarländer gewählt hätte, bei ""Vätern"" u. Müttern"" gehts doch schon mal eher um die Person , als um Parteiprogramme, ich würde mich da doch etwas ver...dummbeutelt fühlen, um nicht das Wort Wahl- oder Verpackungsbetrug zu benutzen. Der neue Stief-Landes-Vater soll jetzt auch nicht sooo viel poltische Erfahrung haben und im Prinzip eigentlich nur einen Fürsprecher im Kanzleramt haben. Ja, Deutschland verändert sich zügig, auf allen Ebenen."</text:p>
          </table:table-cell>
          <table:table-cell office:value-type="string" calcext:value-type="string">
            <text:p>"So I do not know if I had chosen as a Saarlander, with ""fathers"" u. Mothers ""it's more about the person, than about party programs, I would feel a bit dumbbeutelt because ... not to use the word election or packaging fraud."" The new step-country father should now not So much political experience and, in principle, only one advocate in the Chancellery Yes, Germany is changing rapidly, at all levels."</text:p>
          </table:table-cell>
          <table:table-cell office:value-type="string" calcext:value-type="string">
            <text:p>negative</text:p>
          </table:table-cell>
          <table:table-cell table:number-columns-repeated="1021"/>
        </table:table-row>
        <table:table-row table:style-name="ro40">
          <table:table-cell office:value-type="string" calcext:value-type="string">
            <text:p>Es gibt kein Bürokratie-Monster in Brüssel, sondern eine effiziente Verwaltung, die eine sehr große Anzahl von Aufgaben in über 20 Amtssprachen (sehr vlele Übersetzungen) anpackt und regelt. Damit werden Ergebnisse - auch im Welthandel - erzielt, zu denen die Einzelstaaten mit noch so viel Personal gar nicht in der Lage wären. Zudem wird in Brüssel durch effektive Kontrollen die Verschwendung von Steuermitteln durch die ausführenden Behörden der Mitgliedstaaten verhindert. Auch wird dadurch dem Marktmissbrauch durch global agierende Multis Einhalt geboten. Dafür braucht es Personal, was aber viel Steuergeld spart. Daher die jährlichen Rücküberweisungen aus Brüssel an die Mitgliedstaaten hinsichtlich der nicht ausgegebenen EU Haushaltsmittel und der verhängten hohen Kartellstrafen (Google, Mikrosoft, VW, etc haben schon Milliarden bezahlen müssen). Beim Vorwurf des Bürkoratiemonsters handelt sich also nur um ein dummes Märchen.</text:p>
          </table:table-cell>
          <table:table-cell office:value-type="string" calcext:value-type="string">
            <text:p>There is no bureaucratic monster in Brussels, but an efficient administration that tackles and regulates a very large number of tasks in over 20 official languages ​​(very many translations). This will produce results - also in world trade - that would be impossible for individual states with even more staff. In addition, effective controls in Brussels prevent the taxpayers 'waste of tax revenue by the Member States' exporting authorities. It also curbs market abuse by global multinationals. But it needs staff, which saves a lot of tax money. Therefore, the annual remittances from Brussels to the Member States regarding the unissued EU budget and the imposed high antitrust fines (Google, Microsoft, VW, etc. have already had to pay billions). The accusation of the Bürkoratiemonsters is therefore just a stupid fairy tale.</text:p>
          </table:table-cell>
          <table:table-cell office:value-type="string" calcext:value-type="string">
            <text:p>negative</text:p>
          </table:table-cell>
          <table:table-cell table:number-columns-repeated="1021"/>
        </table:table-row>
        <table:table-row table:style-name="ro1">
          <table:table-cell office:value-type="string" calcext:value-type="string">
            <text:p>Ihr Beispiel ist gut, die Preisfrage ist tatsächlich wie viel Bürokraten nötig wären, wenn es in jedem Land eine EU-Zulassungsbehörde geben würde. Oder andersrum gefragt: Wäre Deutschland in der Lage, mit rechnerisch 145 Leuten eine Arzneimittelagentur zu führen? Ich befürchte, nein. Da braucht die Stadt Köln ja schon mehr Personal im Ordnungsamt. Ihr Einwurf zeigt, dass viele Vorurteile über die EU verbreitet werden, die einfach falsch sind. Allerdings scheint die Öffentlichkeitsarbeit miserabel zu sein, denn sonst wären die EU-Bürger nicht so dumm.</text:p>
          </table:table-cell>
          <table:table-cell office:value-type="string" calcext:value-type="string">
            <text:p>Their example is good, the price question is actually how much bureaucrats would be needed if there was an EU approval authority in each country. Or asked the other way around: Would Germany be able to lead a drug agency with mathematically 145 people? I'm afraid, no. Since the city of Cologne already needs more staff in the Ordnungsamt. Their objection shows that many prejudices about the EU are being spread that are simply wrong. However, the public relations work seems miserable, otherwise the EU citizens would not be so stupid.</text:p>
          </table:table-cell>
          <table:table-cell office:value-type="string" calcext:value-type="string">
            <text:p>negative</text:p>
          </table:table-cell>
          <table:table-cell table:number-columns-repeated="1021"/>
        </table:table-row>
        <table:table-row table:style-name="ro35">
          <table:table-cell office:value-type="string" calcext:value-type="string">
            <text:p>die repräsentaitve demokratie hat genau den sinn. das volk vor der eigenen dummheit bewahren, zumal der vorsprung ja hauchdünn wäre. oder würden sie die todesstrafe wieder einführen wollen, wenn es die mehrheit will? oder freien waffenverkauf? oder sonst was?</text:p>
          </table:table-cell>
          <table:table-cell office:value-type="string" calcext:value-type="string">
            <text:p>the representative democracy has exactly the sense. to save the people from their own stupidity, especially since the lead would be very thin. or would you like to reintroduce the death penalty if the majority wants it? or free weapons sale? or something else?</text:p>
          </table:table-cell>
          <table:table-cell office:value-type="string" calcext:value-type="string">
            <text:p>negative</text:p>
          </table:table-cell>
          <table:table-cell table:number-columns-repeated="1021"/>
        </table:table-row>
        <table:table-row table:style-name="ro15">
          <table:table-cell office:value-type="string" calcext:value-type="string">
            <text:p>Das Dumme daran ist, daß es dafür sorgt, daß die AfD stärker werden wird. Das war bei den Grünen so. Das war bei der Linken so. Und auch die AfD wird davon profitieren, daß sie ihre Positionen behalten darf und somit das Monopol für alle Wähler hat, denen eine weitere EU-Integration zu gruselig ist. Erst als die grüne Ideologie auch von den anderen Parteien übernommen wurde, ging es mit den Grünen bergab. Hätte die Linkspartei eine etwas EU-kritischere Position vertreten, wären die Prozente bei der Wahl anders verteilt worden. Aber wir beschließen mal einfach, daß Millionen von Wählern einen Knall haben und entweder zu dumm oder zu unmoralisch sind um unsere Erleuchtung wahrzunehmen ... tja, ich sehe den Tag kommen, an dem die AfD 20% erreicht ... Mal sehen, ob die CDU/CSU dann auf die Macht verzichtet, nur um nicht zu kooperieren.</text:p>
          </table:table-cell>
          <table:table-cell office:value-type="string" calcext:value-type="string">
            <text:p>The stupid thing is that it makes the AfD stronger. That was the case with the Greens. That was the case with the left. And the AfD will also benefit from being allowed to keep its positions and thus have a monopoly on all voters who are too scared of further EU integration. Only when the green ideology was adopted by the other parties did the Greens go downhill. Had the Left Party held a somewhat more EU-critical position, the percentages in the election would have been redistributed. But let's just say that millions of voters have a bang and are either too stupid or too immoral to realize our enlightenment ... well, I see the day the AfD reaches 20% ... let's see if the CDU / CSU then relinquished power, just not to cooperate.</text:p>
          </table:table-cell>
          <table:table-cell office:value-type="string" calcext:value-type="string">
            <text:p>negative</text:p>
          </table:table-cell>
          <table:table-cell table:number-columns-repeated="1021"/>
        </table:table-row>
        <table:table-row table:style-name="ro35">
          <table:table-cell office:value-type="string" calcext:value-type="string">
            <text:p>Nachdem die SPD-Führung grünes Licht für eine Zusammenarbeit mit den SED-Nachfolgern gegeben hat, wäre es von der CDU/CSU dumm und geradezu fahrlässig, die Option mit der AfD auszuschließen. Man würde sich dadurch ohne Not in einen strategischen Nachteil begeben.</text:p>
          </table:table-cell>
          <table:table-cell office:value-type="string" calcext:value-type="string">
            <text:p>After the SPD leadership gave the green light to work with the SED successors, it would be stupid and downright negligent for the CDU / CSU to exclude the option with the AfD. Without any trouble you would go into a strategic disadvantage.</text:p>
          </table:table-cell>
          <table:table-cell office:value-type="string" calcext:value-type="string">
            <text:p>negative</text:p>
          </table:table-cell>
          <table:table-cell table:number-columns-repeated="1021"/>
        </table:table-row>
        <table:table-row table:style-name="ro15">
          <table:table-cell office:value-type="string" calcext:value-type="string">
            <text:p>Tja, die CDU-Hardliner bzw. Opportunisten kommen jetzt aus ihren Löchern gekrochen! Manche halten Frau Merkel für unentschlossen, weil sie ihre langatmige und geduldige Strategie nicht durchschauen: bei einer Krise die erste Aufregung gelassen überstehen, danach möglichst unauffällig genau das tun, was sie schon immer sowieso tun wollte. Aber bei der AfD wird sie durchgehend Entschlossenheit demonstrieren, und ich möchte wetten, dass die AfP bei der CDU von Merkel keinerlei Chancen hat. Denn gewisse Grundsätze hat die Kanzlerin, und diese wird sie auch nicht aufgeben. Einer davon ist die eiserne Haltung bei der Befestigung der EU. Mit der AfD geht das überhaupt nicht, und so dumm wird Frau Merkel nicht sein, dass sie ihre Glaubwürdigkeit auf diese Art riskiert. Außerdem werden die Gesellen der AfD bis zur nächsten BTW sowieso weg vom Fenster sein ...</text:p>
          </table:table-cell>
          <table:table-cell office:value-type="string" calcext:value-type="string">
            <text:p>Well, the CDU hardliners or opportunists are now crawling out of their holes! Some consider Ms. Merkel undecided because they can not see through her lengthy and patient strategy: in a crisis, the first excitement to overcome calm, then as inconspicuously do exactly what they always wanted to do anyway. But with the AFD, she will consistently demonstrate determination, and I would like to bet that the AfP at the CDU Merkel has no chance. For the Chancellor has certain principles, and she will not give them up. One of them is the iron attitude in the attachment of the EU. This is not possible with the AfD at all, and Frau Merkel will not be that stupid that she risks her credibility in this way. In addition, the journeymen of the AfD will be away from the window until the next BTW anyway ...</text:p>
          </table:table-cell>
          <table:table-cell office:value-type="string" calcext:value-type="string">
            <text:p>negative</text:p>
          </table:table-cell>
          <table:table-cell table:number-columns-repeated="1021"/>
        </table:table-row>
        <table:table-row table:style-name="ro42">
          <table:table-cell office:value-type="string" calcext:value-type="string">
            <text:p>Herr Kauder mit seiner arroganten Gesprächs-Absage mit der AfD verkörpert offensichtlich das ganze Debakel der immer weiter nach links driftenden CDU-Spitze! Lieber möchte er mit Herrn Gysi oder Frau Wagenknecht in der Talk-Show sitzen? Politisch dekadent! Eine Partei, die das Volk für zu dumm hält und daher Volksabstimmungen zu existentiellen Fragen der Gesellschaftspolitik ablehnt, wird zukünftig einen Adelass erleiden! Die CDU beantwortet die drängenden Fragen in unserer Gesellschaft falsch, oberflächlich oder gar nicht mehr und schwankt in ihrer Programmatik wie ein wedelnder Hundeschwanz, dabei unzulässigerweise der SPD nachhächelnd, um sie vielleicht noch links zu überholen. Die Antworten auf eine überbordende Kriminalität und Verlust an Heimat und Identität durch unkontrollierte Zuwanderung und der damit verbundenden Überfremdung durch Armutsflüchtlinge nimmt nur die AfD ernst. Menschen mit diesen Ängsten sind es leid, in ihrer objektiven Wahrnehmung als Populisten oder gar Rechtsradikale beschimpft zu werden.</text:p>
          </table:table-cell>
          <table:table-cell office:value-type="string" calcext:value-type="string">
            <text:p>Mr. Kauder with his arrogant conversation cancellation with the AfD obviously embodies the whole debacle of the ever-drifting left CDU top! Would he rather like to sit in the talk show with Mr. Gysi or Mrs. Wagenknecht? Politically decadent! A party that considers the people too stupid and therefore rejects referendums on existential questions of social policy, will suffer in the future an Adelaide! The CDU answered the urgent questions in our society wrongly, superficially or not at all and varies in their program like a wagging dog tail, while inadmissibly nachhüllen the SPD, perhaps to overtake them left. The answers to an excessive crime and loss of home and identity through uncontrolled immigration and the associated alienation by poverty refugees takes only the AfD seriously. People with these fears are tired of being denounced in their objective perception as populists or even right-wing radicals.</text:p>
          </table:table-cell>
          <table:table-cell office:value-type="string" calcext:value-type="string">
            <text:p>negative</text:p>
          </table:table-cell>
          <table:table-cell table:number-columns-repeated="1021"/>
        </table:table-row>
        <table:table-row table:style-name="ro27">
          <table:table-cell office:value-type="string" calcext:value-type="string">
            <text:p>Der Herr war doch tätsichlich für die Einführung elektronischer Fußfesseln für Hartz-IV-Bezieher. Na, wenn das nicht Heimat ist, wenn man so richtig angebunden ist und nicht mehr dummen Gedanken nachgeben kann? Das ist AfD-kompatibel - in seinem hohen Grad an Inspiration.</text:p>
          </table:table-cell>
          <table:table-cell office:value-type="string" calcext:value-type="string">
            <text:p>The gentleman was nevertheless puzzling for the introduction of electronic ankle cuffs for Hartz IV recipients. Well, if that's not home, if you're so tethered and can not give away stupid thoughts? This is AfD-compatible - in his high degree of inspiration.</text:p>
          </table:table-cell>
          <table:table-cell office:value-type="string" calcext:value-type="string">
            <text:p>negative</text:p>
          </table:table-cell>
          <table:table-cell table:number-columns-repeated="1021"/>
        </table:table-row>
        <table:table-row table:style-name="ro15">
          <table:table-cell office:value-type="string" calcext:value-type="string">
            <text:p>"Das ist doch absoluter Quark! Wie ich schon bereits beim SPON-IT-Sicherheitsthema Unternehmen schrieb, ist dieser Spruch: ""Eine 100%ige Sicherheit im Netz kann es nicht geben"" einfach nur dumm, da dieser Spruch von vornherein impliziert, dass es eh keine 100%-ige Sicherheit gibt und man somit auch gar nix für mehr Sicherheit zu tun braucht. Der richtige Ansatz sollte lauten: ""Wir schaffen 100%-ige Sicherheit!""; egal, ob diese überhaupt jemals erreicht werden kann oder doch ""nur"" zu 99,999% oder lediglich zu 98%. Aber der Ansatz ist dann schon ein komplett anderer als: 100%-ige Sicherheit gibt es nicht. Das sind eben die kleinen Feinheiten. Schönen Abend noch! P.S.: Es gibt in der Automobilindustrie das Ziel von ""Null Fehler"" bei der Produktion. Und Sie werden eventuell drüber lachen, aber einige Automobilzulieferer haben das tatsächlich erreicht."</text:p>
          </table:table-cell>
          <table:table-cell office:value-type="string" calcext:value-type="string">
            <text:p>"That's absolute quark! As I already wrote in the SPON-IT security topic company, this saying: ""A 100% security in the network can not exist"" is just stupid, because this saying implies from the outset that it anyway no 100% security There is nothing to do for more security. The correct approach should be: ""We provide 100% security!""; It does not matter if it can ever be reached or ""only"" 99.999% or only 98%. But the approach is then completely different than: 100% security does not exist. These are just the small details. Have a nice evening! P.S .: In the automotive industry there is the goal of ""zero defects"" in production. And you may laugh about it, but some automotive suppliers have actually achieved that."</text:p>
          </table:table-cell>
          <table:table-cell office:value-type="string" calcext:value-type="string">
            <text:p>negative</text:p>
          </table:table-cell>
          <table:table-cell table:number-columns-repeated="1021"/>
        </table:table-row>
        <table:table-row table:style-name="ro64">
          <table:table-cell office:value-type="string" calcext:value-type="string">
            <text:p>Wenn es um Cyberangriffe geht, kommen immer wieder die üblichen Schuldzuweisungen: Die dummen Endbenutzer sind schuld weil sie keine hochqualifizierten Experten sind und auch nicht genügend Zeit haben sich stundenlang mit den krytischen Innereien ihren Gerätschaften zu beschäftigen, das Management ist schuld weil es zu geizig ist riesige Heerscharen teurer Spezialisten einzustellen (die auf dem Markt ohnedies nicht zu finden sind) und dergleichen Erklärungen mehr, und das natürlich alles mit Bezug auf Deutschland als ob nicht überall sonst auf der Welt die gleichen Probleme anzutreffen wären. Alle diese Schulzuweisungen gehen am Kern der Misere vorbei - wir betreiben eine veraltete, viel zu komplexe und mittlerweile völlig unbrauchbare digitale Infrastruktur. Sowohl der PC als auch das Internet haben sich in den 80er Jahren entwickelt und waren damals für viel einfachere Einsatzszenarien gedacht in denen IT-Sicherheit keine Rolle spielte. Alles was danach kam war eigentlich nur Flickschusterei um diese untaugliche Infrastruktur trotz dramatisch gestiegener Anforderungen irgendwie doch noch weiterbetreiben zu können. Was jetzt gebraucht wird ist ein Paradigmenwechsel in Bezug auf kritische IT-Anwendungen (für Unterhaltungszwecke können PC's, Tablets und Smartphones natürlich gern weiterhin verwendet werden). Aber wo es um Produktionsprozesse, um Sicherheit und um Geld geht haben Betriebssysteme wie Windows und Linux auf der Endbenutzerseite nichts verloren. Dorthin gehören hardwaregesteuerte Browserterminals die nicht durch Schadsoftware manipuliert werden können. Dann können sich die hochbezahlten Experten endlich voll auf die Serverseite konzentrieren - dort gibt es gerade genug zu tun ... Wenn sich die deutsche Industrie dazu aufraffen könnte, sich von dem derzeit vorherrschenden untauglichen amerikanisch/asiatischen Einheitsbrei zu lösen und eine neue und sichere IT-Infrastruktur auf den Markt zu bringen, dann hätten wir sogar die Chance die absehbaren Rückgänge in der Automobilindustrie zu kmpensieren und eine neue Wachstumsindustrie zu etablieren. Weltweit ist genug Bedarf an sicherer IT vorhanden.</text:p>
          </table:table-cell>
          <table:table-cell office:value-type="string" calcext:value-type="string">
            <text:p>When it comes to cyber attacks, the usual blame comes again and again: The stupid end users are to blame because they are not highly qualified experts and not enough time to spend hours to deal with the krytischen innards their equipment, the management is to blame because it is too stingy huge hordes of expensive specialists (which are not found on the market anyway) and such explanations more, and of course everything related to Germany as if not everywhere else in the world the same problems would be encountered. All these school allocations go past the core of the plight - we run an outdated, much too complex and now completely useless digital infrastructure. Both the PC and the Internet developed in the 1980s and were then thought to be much simpler scenarios in which IT security was irrelevant. Everything that came after that was really just messing around to be able to continue operating this unfit infrastructure despite the dramatic increase in demands. What is needed now is a paradigm shift in critical IT applications (of course, PCs, tablets, and smartphones can still be used for entertainment purposes). But when it comes to production processes, security and money, operating systems like Windows and Linux have not lost anything on the end-user side. This includes hardware-driven browser terminals that can not be manipulated by malicious software. Then the highly paid experts can finally concentrate fully on the server side - there is just enough to do ... If German industry could get away from the currently prevalent unsuitable US / Asian uniformity and a new and secure IT Infrastructure, we would even have the chance to negotiate the foreseeable decline in the automotive industry and establish a new growth industry. There is enough demand for secure IT worldwide.</text:p>
          </table:table-cell>
          <table:table-cell office:value-type="string" calcext:value-type="string">
            <text:p>negative</text:p>
          </table:table-cell>
          <table:table-cell table:number-columns-repeated="1021"/>
        </table:table-row>
        <table:table-row table:style-name="ro10">
          <table:table-cell office:value-type="string" calcext:value-type="string">
            <text:p>hat genau dieser Spahn, der in allerlei Talkformaten auftaucht lamentiert, ob ein 60/70/80 jähriger wirklich noch ne neue Hüfte braucht. Und genau dieser asoziale Schwarze mimt in Zukunft den Gesundheitsminister? Pfui Teufel...da macht man den Bock zum Gärtner...Die dummen Rentner, die seit Unzeiten CDU/CSU wählen werden sich noch umsehen, wenn sie mit den kaputten Knochen ihren Rollator selbst kaufen müssen</text:p>
          </table:table-cell>
          <table:table-cell office:value-type="string" calcext:value-type="string">
            <text:p>has exactly this Spahn, who appears in all sorts of talk formats lamented, whether a 60/70/80 year old really ne ne new hip needs. And exactly these asocial blacks miming the Minister of Health in the future? Ugh ... you make the goat for a gardener ... The stupid retirees who have been choosing CDU / CSU for ages will still look around when they have to buy their rollator with the broken bones themselves</text:p>
          </table:table-cell>
          <table:table-cell office:value-type="string" calcext:value-type="string">
            <text:p>negative</text:p>
          </table:table-cell>
          <table:table-cell table:number-columns-repeated="1021"/>
        </table:table-row>
        <table:table-row table:style-name="ro22">
          <table:table-cell office:value-type="string" calcext:value-type="string">
            <text:p>"Na ganz bestimmt gehören auch Medien neben so einigen anderen zu den Gewinnlern des ungebremsten Zuzugs, der Europapolitik, der Klimaideologie, etc. und wollen sich diese Pfründe natürlich nicht gerne einschränken lassen. Trotzdem kapieren immer mehr Wähler, dass dies alles zu ihren Lasten ausgetragen werden soll und beginnen sich nun zu besinnen dieses Spiel nicht mehr unkritisch über sich ergehen zu lassen. Das ist ja das Gute in einer funktioniernden Demokratie, der Wähler kann Änderungen durch geschickte Wahl herbeiführen und die Parteien mit ""falscher"" nicht mehr passender Politik schauen dann dumm aus der Wäsche."</text:p>
          </table:table-cell>
          <table:table-cell office:value-type="string" calcext:value-type="string">
            <text:p>"Of course, media among many others among the winners of the unrestrained immigration, European politics, climate ideology, etc. and of course do not want to let this benefice be restricted. Despite this, more and more voters are realizing that this is going to be done at their expense, and now they are beginning to think about not embarking on this game uncritically. That's the good thing in a functioning democracy, the voters can bring about changes by skillful choice and the parties with ""wrong"" no longer appropriate policy then look stupid from the laundry."</text:p>
          </table:table-cell>
          <table:table-cell office:value-type="string" calcext:value-type="string">
            <text:p>negative</text:p>
          </table:table-cell>
          <table:table-cell table:number-columns-repeated="1021"/>
        </table:table-row>
        <table:table-row table:style-name="ro36">
          <table:table-cell office:value-type="string" calcext:value-type="string">
            <text:p>es war die SPD mit den Grünen unter Schröder, die mit ihrer Agenda 2010 die Steuern der Reichen um 10 Prozent senkten, die Kleinen stark belasteten, nur so wurde D wieder fit, dumm nur, das war der Sargnagel des Euro, alle anderen brauchen so eine Art, unter der man in Wahrheit das tolle Wort Reformen versteht, die lassen sich das nicht gefallen. Schon bei den ersten Reförmchen bekommt Macron massiven Gegenwind, deshalb seine ganz tollen Ideen, wie er noch Mrd vom Michel im Fehlkonstrukt versenken will, Schulz, Gabriel,... vermutlich auch Merkel fanden das gut, u.a. einen EU- Finanzminister mit eigenem Budget (wenn andere Länder über unsere Haushalts-Mrd entscheiden können, ist das sogar eine Grundgesetzverletzung) Was kam denn mit dem Euro / EZB heraus, dort hat jedes noch so kleine Land eine Stimme, wie auch D, der Club Med unter franz. Führung hat 70 Prozent, d.h. der Zahlmeister wird überstimmt. Es soll aber noch viel weitergehen, mit einer EU-Arbeitslosenversicherung, der gemeinsamen Haftung für Kredite.... super für F und die vielen Pleiteländer, aber nicht für uns ! Viele sollten die Eliten an ihren Eid erinnern, u.a. den Nutzen für D zu mehren, Schaden abzuwenden und wer das nicht macht muss vom Souverän die rote Karte bekommen. Die neuesten Meinungsumfragen zeigen doch bereits, immer mehr erkennen das.</text:p>
          </table:table-cell>
          <table:table-cell office:value-type="string" calcext:value-type="string">
            <text:p>It was the SPD with the Greens under Schröder, who lowered the taxes of the rich by 10 percent with their Agenda 2010, the small burden heavily, only D was fit again, stupid only, that was the coffin nail of the euro, everyone else needs it one of the ways in which one really understands the great word reform, they do not like that. Already at the first little formulas Macron gets massive headwind, so his really great ideas, as he still wants to sink billions of Michel in the wrong construct, Schulz, Gabriel, ... probably also Merkel found that good, among others. an EU finance minister with his own budget (if other countries can decide on our budget bill, that's even a fundamental law violation) What came out with the Euro / ECB, there has every small voice, as well as D, the Club Med under franz. Leadership has 70 percent, i. the paymaster is overruled. But it should go much further, with an EU unemployment insurance, the joint liability for loans .... great for F and the many Pleiteländer, but not for us! Many should remind the elites of their oath, ia. To multiply the benefit for D, to avert harm and who does not do that, must get the red card from the sovereign. The latest opinion polls are already showing, more and more recognize this.</text:p>
          </table:table-cell>
          <table:table-cell office:value-type="string" calcext:value-type="string">
            <text:p>negative</text:p>
          </table:table-cell>
          <table:table-cell table:number-columns-repeated="1021"/>
        </table:table-row>
        <table:table-row table:style-name="ro25">
          <table:table-cell office:value-type="string" calcext:value-type="string">
            <text:p>"...Regierungsbeteiligung in Verantwortung für das Land oder um eine evtl. ""zweitstärkste Kraft"" - die dann aber nicht unbedingt in Regierungsverantwortung ist - zu verhindern? Also ""dümmer"" geht es ja wohl nicht mehr, passt aber Spitz auf Knopf zu dem was die SPD in jahrelanger Regierungs-(MIT)-Verantwortung in Bezug auf die Bildungspolitik in diesem Land (MIT) zu verantworten hat. Den Wähler ""dumm"" halten, dann klappt es schon mit den ""Pöstchen"" und der eigenen Altersversorgung."</text:p>
          </table:table-cell>
          <table:table-cell office:value-type="string" calcext:value-type="string">
            <text:p>"... Government participation in responsibility for the country or to prevent a possibly ""second strongest force"" - which is then not necessarily in government responsibility? So ""stupid"" is probably no more, but fits Spitz on a button to what the SPD in years of government (MIT) responsibility in terms of education policy in this country (MIT) has to answer. Keep the voter ""stupid"", then it works with the ""Pöstchen"" and your own retirement."</text:p>
          </table:table-cell>
          <table:table-cell office:value-type="string" calcext:value-type="string">
            <text:p>negative</text:p>
          </table:table-cell>
          <table:table-cell table:number-columns-repeated="1021"/>
        </table:table-row>
        <table:table-row table:style-name="ro36">
          <table:table-cell office:value-type="string" calcext:value-type="string">
            <text:p>Einfach nur noch hohl. Wie allgemein bekannt, Trump und die Republikaner sind Marionetten der Waffenfabrikanten. Und daher sollen Schulen nun auch Schusswaffen inkl. Munition für Lehrer anschaffen. In jedem Klassenraum eine Desert Eagle, oder auch zwei. Ein Riesengeschäft. Und dann will man vion den unterbezahlten Lehrer auch noch verlangen, dass sie ihr Leben riskieren - für die Waffenlobby. Und die Waffennarren. Einfach nur noch unfassbar dämlich. Noch viel unfassbarer ist die Tatsache, dass eine mobilisierte Minderheit im Moment die Politik der USA bestimmt. Diese Lobby-Clowns, religiösen Fundamentalisten und An-Alphabeten diktieren die Un-Politik in den USA. Augrund unfassbar schlechter und dummer Politik wúrde Trump gewählt und wegen unfassbar schlechter und dämlicher Politik könnte er wiedergewählt werden, wie auch seine Partei, nur weil sich eine Minderheit molibilieren läßt mit Lügen, Betrug und Inkompetenz. Was noch sehr viel unfassbarer ist, ist die Tatsache, dass die Demokraten trotz der grauenvollen Politik und der bsilang mit weiten Abstand inkompetentesten Regierung aller Zeiten unfähig sind, eine effektive Opposition auf die Beine zu stellen und eine Mehrheit zu organisieren. Was ein Kinderspiel sein muss, sieht man die Stümpereien des weißen Hauses, die schlechteste Administration aller Zeiten. Schon komisch....</text:p>
          </table:table-cell>
          <table:table-cell office:value-type="string" calcext:value-type="string">
            <text:p>Just hollow. As everyone knows, Trump and the Republicans are puppets of arms manufacturers. And therefore schools should now also buy firearms including ammunition for teachers. In each classroom a Desert Eagle, or two. A big deal. And then you also want to ask the underpaid teacher to risk their lives - for the gun lobby. And the guns. Just incredibly stupid. Even more incomprehensible is the fact that a mobilized minority is currently determining US policy. These lobby clowns, religious fundamentalists and An-alphabets dictate US un-politics. On account of his unbelievably bad and stupid politics, Trump would be elected, and because of his incredibly bad and stupid politics, he could be re-elected, as well as his party, only because a minority can be made to molly with lies, deceit and incompetence. What is even more incredible is the fact that the democrats, despite the ghastly policies and bsilang by far the most incompetent government of all time, are unable to establish an effective opposition and organize a majority. What must be a breeze, you can see the bungling of the white house, the worst administration of all time. Funny ....</text:p>
          </table:table-cell>
          <table:table-cell office:value-type="string" calcext:value-type="string">
            <text:p>negative</text:p>
          </table:table-cell>
          <table:table-cell table:number-columns-repeated="1021"/>
        </table:table-row>
        <table:table-row table:style-name="ro39">
          <table:table-cell office:value-type="string" calcext:value-type="string">
            <text:p>Wir werden dumm und dekadent. Schauen nur nach dem Klein-Klein und lassen die großen Sauereien durchgehen. Die 15 größten Schiffe der Walt haben einen Schadstoffausstoss analog 750 Millionen PKW: http://fossil-free.ch/de/blog/seeblind-1120-mio-tonnen-co2-ausstoss-jahrlich/ Damit wir uns am Bioanteil im Diesel ergötzen können und auf dem Papier etwas tolles tun werden in Indonesien Regenwälder durch Palmölplantagen ersetzt und das Öl dann mit Tankern um die halbe Welt gekarrt. Der moderne Diesel hat nur einen geringen Anteil an den Schadstoffen, auch am NOx. Es wäre wesentlich effizienter alte Ölheizungen in kritischen Zeiten zu verbieten. Aber dann hätte man keine Minderheit mehr auf die man einprügeln kann wenn bei -15° halb Stuttgart nicht mehr heizen darf. Glückwunsch Deutschland!</text:p>
          </table:table-cell>
          <table:table-cell office:value-type="string" calcext:value-type="string">
            <text:p>We become stupid and decadent. Just look after the little one and let go of the big messes. The 15 largest ships of the Walt have a pollutant emissions analog 750 million cars: http://fossil-free.ch/de/blog/seeblind-1120-mio-tonnen-co2-ausstoss-jahrlich/ So that we delight in the bio share in the diesel In Indonesia, rainforests can be replaced by palm oil plantations and the oil carted halfway around the world with tankers. The modern diesel has only a small proportion of the pollutants, including the NOx. It would be much more efficient to ban old oil heaters in critical times. But then you would not have a minority to beat on if at -15 ° half Stuttgart is no longer allowed to heat. Congratulations Germany!</text:p>
          </table:table-cell>
          <table:table-cell office:value-type="string" calcext:value-type="string">
            <text:p>negative</text:p>
          </table:table-cell>
          <table:table-cell table:number-columns-repeated="1021"/>
        </table:table-row>
        <table:table-row table:style-name="ro30">
          <table:table-cell office:value-type="string" calcext:value-type="string">
            <text:p>Keiner verpflichtet die Automobilhersteller zur Nachbesserung, aber auch die sind nur Handlanger einer Ölmafia, welche in Deutschland sich zusammen mit den Politikern dumm und dämlich bereichert.</text:p>
          </table:table-cell>
          <table:table-cell office:value-type="string" calcext:value-type="string">
            <text:p>No one commits the automakers to repair, but even those are just stooges of an oil mafia, which enriched in Germany along with the politicians stupid and stupid.</text:p>
          </table:table-cell>
          <table:table-cell office:value-type="string" calcext:value-type="string">
            <text:p>negative</text:p>
          </table:table-cell>
          <table:table-cell table:number-columns-repeated="1021"/>
        </table:table-row>
        <table:table-row table:style-name="ro38">
          <table:table-cell office:value-type="string" calcext:value-type="string">
            <text:p>"und nein - es wird keinen Aufstand geben wegen eines läppischen Fahrverbots. Alles wird sein wie immer - die deutsche Politik wird gutgeschmiert so weitermachen - und die Zeche für deren Versagen bezahlt genau der, der sie ins Amt brachte - der deutsche Wähler, der dumme Michel. Also alles mehr ein Sturm im Wasserglas. Taliban? Ja, die haben doch tatsächlich den USA direkte Gespräche angeboten. Und wie im Fall des kleinen, irren Dicken in Nordkorea hat dort keiner Zeit sich mal mit denen zu unterhalten. Stattdessen setzt der neue Oberbefehlshaber der USA in AFG auf noch härteres Durchgreifen. Seit einem gewissen Alexander hat sich dieses Land nicht erobern lassen. Alexander ist tot- und der Krieg geht weiter. auch wir haben unsere Jungs und Mädels in diesen Krieg gejagt, der unnütz Menschleben fordert, Geld und Material kostet. Da waren selbst die Sowjets schlauer - und die waren schon Betonköpfe. Man kann kein Land gegen dessen Bevölkerung erobern - es sei denn man rottet diese aus. Hat den Nachteil, dass dann keiner mehr zum arbeiten da ist. Postengekungel im deutschen Politsumpf? - Interessiert keinen mehr, da die SPD fertig hat, egal ob sie in die Groko geht oder nicht. Da kann die SPD ""Erster"" rufen, da die CDU wohl bald nachfolgt."</text:p>
          </table:table-cell>
          <table:table-cell office:value-type="string" calcext:value-type="string">
            <text:p>"and no - there will be no uprising because of a silly driving ban. Everything will be as always - the German policy is well lubricated to carry on - and the bill for their failure paid exactly the one who brought them into office - the German voters, the stupid Michel. So all a storm in a glass of water. Taliban? Yes, they have actually offered the US direct talks. And as in the case of the small, crazy thickness in North Korea, there's no time to talk to them. Instead, the new US commander-in-chief in AFG relies on even tougher action. Since a certain Alexander, this country has not been conquered. Alexander is dead and the war continues. We too have chased our boys and girls into this war, which calls useless human lives and costs money and material. Even the Soviets were smarter - and they were already concrete workers. You can not conquer a country against its population - unless you eradicate it. Has the disadvantage that then no one is there to work. Postgekungel in the German political body? - Interested no more, because the SPD has done, whether she goes to Groko or not. Since the SPD can call ""first"", because the CDU will follow soon."</text:p>
          </table:table-cell>
          <table:table-cell office:value-type="string" calcext:value-type="string">
            <text:p>negative</text:p>
          </table:table-cell>
          <table:table-cell table:number-columns-repeated="1021"/>
        </table:table-row>
        <table:table-row table:style-name="ro10">
          <table:table-cell office:value-type="string" calcext:value-type="string">
            <text:p>Seit dem Anschlag in der Sandy Hook Elementary School hat es zirka 300 Schießereien in anderen Schulen gegeben. Also warum soll sich jetzt was ändern? Und noch was zu manchen (etwas dummen) Kommentaren hier: Obama wollte was ändern, ist nur nicht gegen die NRA angekommen. Trump dagegen will gar nichts ändern! Das ist schon ein großer Unterschied, der aber leider für die Getöteten nicht wirklich was ausmacht.</text:p>
          </table:table-cell>
          <table:table-cell office:value-type="string" calcext:value-type="string">
            <text:p>Since the attack at Sandy Hook Elementary School, there have been about 300 shootings in other schools. So why should something change now? And what about some (somewhat stupid) comments here: Obama wanted to change something, just did not arrive against the NRA. Trump, on the other hand, does not want to change anything! That's a big difference, but unfortunately that does not really matter to those killed.</text:p>
          </table:table-cell>
          <table:table-cell office:value-type="string" calcext:value-type="string">
            <text:p>negative</text:p>
          </table:table-cell>
          <table:table-cell table:number-columns-repeated="1021"/>
        </table:table-row>
        <table:table-row table:style-name="ro29">
          <table:table-cell office:value-type="string" calcext:value-type="string">
            <text:p>Es redet doch niemand davon, dass alle Waffen abgegeben werden sollen. Das ist dumme NRA Propaganda. Es geht lediglich darum, dass bestimmte Waffen wie die AR-15 nicht mehr verkauft werden sollen. Zusätzlich soll grundsätzlich besser überprüft werden, wer überhaupt eine Waffe kaufen darf. Der völlig freie Verkauf auf Gun Shows oder über das Internet ist unverantwortlich.</text:p>
          </table:table-cell>
          <table:table-cell office:value-type="string" calcext:value-type="string">
            <text:p>Nobody talks about giving up all weapons. That's stupid NRA propaganda. It's just that certain weapons like the AR-15 should no longer be sold. In addition, should basically be checked better, who may buy a weapon at all. The totally free sale on gun shows or over the internet is irresponsible.</text:p>
          </table:table-cell>
          <table:table-cell office:value-type="string" calcext:value-type="string">
            <text:p>negative</text:p>
          </table:table-cell>
          <table:table-cell table:number-columns-repeated="1021"/>
        </table:table-row>
        <table:table-row table:style-name="ro27">
          <table:table-cell office:value-type="string" calcext:value-type="string">
            <text:p>Wie konnte Trump eine Verfügung von Obama rückgängig machen, wenn Obama gegen die Waffengesetze gar nichts unternommen hatte? Das wäre eine typische Trump-Fan-Logik. ;-) Wie man aus den vielen Posts entnehmen kann, informieren sich die meisten überhaupt nicht (oder stellen sich dumm).</text:p>
          </table:table-cell>
          <table:table-cell office:value-type="string" calcext:value-type="string">
            <text:p>How could Trump undo an order from Obama if Obama had done nothing against the gun laws? That would be a typical Trump fan logic. ;-) As you can see from the many posts, most do not inform themselves (or are stupid).</text:p>
          </table:table-cell>
          <table:table-cell office:value-type="string" calcext:value-type="string">
            <text:p>negative</text:p>
          </table:table-cell>
          <table:table-cell table:number-columns-repeated="1021"/>
        </table:table-row>
        <table:table-row table:style-name="ro10">
          <table:table-cell office:value-type="string" calcext:value-type="string">
            <text:p>"Waffengesetze unternommen und das wurde von Trump im Februar 2017 rückgängig gemacht. Nicht einfach nur rumstänkern, sondern auch mal ältere Beiträge lesen. Wenn das einmal geklärt ist, muss man das ja nicht auf jeder Seite wiederholen. Sie schreiben: ""Wie man aus den vielen Posts entnehmen kann, informieren sich die meisten überhaupt nicht (oder stellen sich dumm)"" Das trifft den Nagel auf den Kopf. Leider gehören sie auch dazu."</text:p>
          </table:table-cell>
          <table:table-cell office:value-type="string" calcext:value-type="string">
            <text:p>"Weapon laws and this was reversed by Trump in February 2017. Not just rumstänkern, but sometimes read older posts. Once this is clear, you do not have to repeat that on every page. They write: ""As you can see from the many posts, most do not even inform (or pretend to be stupid)"" That hits the nail on the head. Unfortunately, they are also part of it."</text:p>
          </table:table-cell>
          <table:table-cell office:value-type="string" calcext:value-type="string">
            <text:p>negative</text:p>
          </table:table-cell>
          <table:table-cell table:number-columns-repeated="1021"/>
        </table:table-row>
        <table:table-row table:style-name="ro58">
          <table:table-cell office:value-type="string" calcext:value-type="string">
            <text:p>"Die Essener Tafel hat, genau wie ihre Schwesterorganisationen, nicht genug Lebensmittel und Verteilkapazitäten für alle Bedürftigen. Der Konkurrenzkampf der Bedürftigen ist also längst da. Was die Tafel nun getan hat, ist einfach folgendes: Sie hat eine Maßnahme durchgeführt, um denjenigen Gruppen, die sich in diesem Kampf als die Schwächeren erwiesen haben (wie sich an dem gewaltig überproportionalen Anteil von Migranten an den Empfängern, wie eer sich in den letzten zwei Jahren entwickelt hat, eindeutig zeigt) ein Stück Chancengleichheit zu gewähren. Keineswegs werden Ausländer von der Lebensmittelausgabe ausgeschlossen. Keineswegs wurde kategorisch gesagt, dass nie wieder Ausländer Mitgliedschaften erhalten werden. Sondern es werden lediglich bei den Neuanmeldungen Deutsche bevorzugt, bis der Proporz wieder einigermaßen hergestellt ist. Deutsche Bedürftige, oder vielmehr nicht präziser abzugrenzende Untergruppen dieser Gruppe, sind nun mal die Schwächsten der Schwachen. Praktisch alle von mir gelesene Kritik an der Maßnahme ist dumm, verlogen, bigott oder alles zusammen. Dumm, wenn sie die von mir gerade dargelegten Zusammenhänge nicht versteht oder von den Zuständen bei den Tafeln keine Ahnung hat. Verlogen, wenn sich keiner der Kritiker über eine positive Migrantenquote, eine Frauenquote oder sonst etwas in der Art echauffieren würde. Bigott, wenn die Annahme mitschwingt, dass die blöden ""Kartoffeln"" mit ihrem ""white privilege"" ja ohnehin niemals wirklich bedürftig sein können. Und wenn solche Kritik dann noch von Politikern kommt (Karl Lauterbach u.a.), die mit ihrer brutalen Sozialpolitik die zugrundeliegenden Zustände maßgeblich mit herbeigeführt haben, dann ist die einzige Reaktion, die zumindest mir noch bleibt, Ekel. Und der Gedanke an die nächste Wahl."</text:p>
          </table:table-cell>
          <table:table-cell office:value-type="string" calcext:value-type="string">
            <text:p>"The Essen board, just like its sister organizations, does not have enough food and distribution capacity for all those in need. The competition of the needy is thus already there. What the panel has done is simply this: it has taken a move to help those who have proven to be the weaker in this struggle (such as the vastly disproportionate proportion of migrants to the recipients, such as those in the last two years, clearly shows) to grant a piece of equal opportunity. By no means are foreigners excluded from the food distribution. By no means was categorically said that foreigner memberships will never again be received. But it is only with the new registrations Germans preferred until the Proporz is again reasonably made. German needy, or rather more precise demarcated subgroups of this group, are now the weakest of the weak. Virtually all of my criticism of the measure is stupid, hypocritical, bigoted or all together. Stupid, if she does not understand the connections I have just outlined or has no idea about the conditions at the boards. Misleading if none of the critics were upset about a positive migrant quota, a women's quota or anything like that. Bigoted, if the assumption is that the stupid ""potatoes"" with their ""white privilege"" can never be really needy anyway. And if such criticism then comes from politicians (Karl Lauterbach, etc.), which have contributed significantly to the underlying conditions with their brutal social policy, then the only reaction that remains, at least for me, disgust. And the thought of the next election."</text:p>
          </table:table-cell>
          <table:table-cell office:value-type="string" calcext:value-type="string">
            <text:p>negative</text:p>
          </table:table-cell>
          <table:table-cell table:number-columns-repeated="1021"/>
        </table:table-row>
        <table:table-row table:style-name="ro25">
          <table:table-cell office:value-type="string" calcext:value-type="string">
            <text:p>Genau. Eltern, die einen PC kaufen wollen, damit das Kind nicht dumm dasteht, wenn schon in der Unterstufe eine PowerPoint-Präsentation gehalten werden soll. Oder, wer weiß, vielleicht wollen sie einmal etwas so verwegenes wie ins Theater oder mit der Familie ins Kino. Hier wird diskutiert, welches Recht die Tafel hat und es wird so getan als wüsste man, welche Verhältnisse dort herrschen. Festhalten Leute: Die Tafel hat sogar das Recht ihren Betrieb einzustellen. Und das nicht nur in Essen, sondern in ganz Deutschland.</text:p>
          </table:table-cell>
          <table:table-cell office:value-type="string" calcext:value-type="string">
            <text:p>I agree. Parents who want to buy a PC, so that the child is not stupid, if even in the lower grades a PowerPoint presentation should be kept. Or, who knows, maybe they want something as daring as going to the theater or with the family in the cinema. Here it is discussed, which law has the board and it is pretended as if one knew, which conditions prevail there. Sticking People: The blackboard even has the right to stop operating. And not just in Essen, but throughout Germany.</text:p>
          </table:table-cell>
          <table:table-cell office:value-type="string" calcext:value-type="string">
            <text:p>negative</text:p>
          </table:table-cell>
          <table:table-cell table:number-columns-repeated="1021"/>
        </table:table-row>
        <table:table-row table:style-name="ro19">
          <table:table-cell office:value-type="string" calcext:value-type="string">
            <text:p>und alle migranten, die mehr als normalbürger vom staat, für den sie im gegensatz zu den deutschen, nichts getan haben, abzocken, haben an den tafeln nichts zu suchen, denn sie können gar nicht die not leiden, die auf obdachlose, vor allem kinder und jugendliche, und alte leute zutrifft - andererseits steht auch jedem deutschen sozialhilfe zu - die richtig dummen sind die viel zu vielen kinder, um die sich in der regel niemand kümmert - generell eine riesenschande, daß die regierung eines landes, das gerade mal wieder zig mrd überschuß verzeichnet, sich für diese probleme nach wie vor überhaupt nicht interessiert und ein ganz großes versagen der spd, die eigentlich für diese bereiche zuständig zeichnet, in den von ihnen regierten ländern (hochburg bremen!) die sozialen verhältnisse am schlechtesten sind - so bleibt entweder LINKE oder AFD (hoffentlich nicht), um was zu ändern - für die GRÜNEN sollte endlich mal gelten: erst mal was für die menschen tuen und dann ist auch umweltschutz leichter zu erreichen!</text:p>
          </table:table-cell>
          <table:table-cell office:value-type="string" calcext:value-type="string">
            <text:p>And all the migrants who do more than normal citizens from the state, for which they have done nothing in contrast to the Germans, have nothing to do with the tables, because they can not suffer the hardships on the homeless, especially children and adolescents, and old people is true - on the other hand, is synonymous to every German social welfare - the really stupid are the far too many children, which usually nobody cares - generally a huge shame that the government of a country that just tens of times mrd surplus is still not at all interested in these problems and a huge failure of the spd, which is actually responsible for these areas, in the countries they govern (bremen!) social conditions are the worst - remains so either LEFT or AFD (hopefully not) to change something - for the GREENS should finally apply: first, do something for the people and then is a environmental protection easier to achieve!</text:p>
          </table:table-cell>
          <table:table-cell office:value-type="string" calcext:value-type="string">
            <text:p>negative</text:p>
          </table:table-cell>
          <table:table-cell table:number-columns-repeated="1021"/>
        </table:table-row>
        <table:table-row table:style-name="ro15">
          <table:table-cell office:value-type="string" calcext:value-type="string">
            <text:p>Oder wieso stellen die sich nicht neben ihre Klientl und fordern endlich ausreichend Hartz 4/Grundsicherung? Stattdessen haben die den jahrhundertealten Grundsatz erweitert: 1. Staat: Ich halte sie arm 2. Kirche: Ich halte sie dumm NEU 3. Sozialmafia: Ich halte sie ruhig Die andere Frage ist, wieso ARBEITEN Ehrenamtliche 40 Std/Woche ohne Bezahlung und übernehmen damit noch staatliche Aufgaben? Eine gewisse Zeit kann man das sicher machen, bis der akutte Notstand gelöst ist - doch das läuft ja nun schon seit Jahrzehnten! Was geschieht wohl, wenn die Tsunami der Altersarmen dank Sozen-Mindestlohn einschlägt? Werden die Armen kuschen und leise verrecken oder werden die einfach mal die Kühlschränke der Politiker/Bürokraten kontrollieren gehen? Traum: Völker äh Arme höret die Signale..... vereinigt euch und mischt diese Abzocker in Bürokratie/Politik auf!</text:p>
          </table:table-cell>
          <table:table-cell office:value-type="string" calcext:value-type="string">
            <text:p>Or why do not put themselves next to their Klientl and finally demand sufficient Hartz 4 / Grundsicherung? Instead, they have extended the centuries-old principle: 1. State: I keep them poor 2. Church: I keep them stupid NEW 3. Social mafia: I keep them quiet The other question is why WORK volunteers 40 hours / week without pay and take over still state tasks? For a certain amount of time you can make sure until the acute state of emergency is resolved - but that has been going on for decades! What will happen if the tsunami of the old-age poor takes effect thanks to the Sozen minimum wage? Will the poor people cuddle and die quietly or will they just go check the refrigerators of the politicians / bureaucrats? Dream: Völker er Arme hear the signals ..... unite and mix these rip-offs in bureaucracy / politics!</text:p>
          </table:table-cell>
          <table:table-cell office:value-type="string" calcext:value-type="string">
            <text:p>negative</text:p>
          </table:table-cell>
          <table:table-cell table:number-columns-repeated="1021"/>
        </table:table-row>
        <table:table-row table:style-name="ro14">
          <table:table-cell office:value-type="string" calcext:value-type="string">
            <text:p>"Die Essener Tafel hat die einzig richtige Entscheidung getroffen. Und wenn Augstein auch nicht versteht, warum, dann empfehle ich ihm den neuen SPIEGEL ""Ich habe keine Lust, mir länger vorschreiben zu lassen, was ich denken soll"". Hierzulande werden Entscheidungen von Leuten getroffen, die Nullkommanix damit zu tun haben (oder fährt Frau Merkel mal abends unbegleitet in Essen U- oder S-Bahn ? nur ein Beispiel) und die sich dann noch über den ""dummen"" Bürger aufregen, der ihre Politik ""nicht versteht"". Sie hat ja schon vor der Wahl gesagt, ""man müsse es dem Volk besser erklären."" Nein ! Das Volk versteht sehr wohl und will endlich Ernst genommen werden. Aber damit scheinen unsere Politiker (und die ihr schon fast hörige Presse, v.a. das ZDF, das wohl (immer noch) von Seibert geleitet wird) nicht in der Lage zu sein."</text:p>
          </table:table-cell>
          <table:table-cell office:value-type="string" calcext:value-type="string">
            <text:p>"The Essen board has made the only right decision. And if Augstein does not understand why, then I recommend him the new Spiegel ""I have no desire to let me prescribe longer what I should think"". In this country decisions are made by people who have nothing to do with it (or does Ms. Merkel go unaccompanied in the evening in Essen subway or suburban train - just one example) and then get upset by the ""stupid"" citizen who upsets her politics ""does not understand"". She said before the election, ""one must explain it to the people better."" No! The people understand very well and finally want to be taken seriously. But that does not seem to be enough for our politicians (and the almost oppressive press, especially the ZDF, which is (still) led by Seibert)."</text:p>
          </table:table-cell>
          <table:table-cell office:value-type="string" calcext:value-type="string">
            <text:p>negative</text:p>
          </table:table-cell>
          <table:table-cell table:number-columns-repeated="1021"/>
        </table:table-row>
        <table:table-row table:style-name="ro64">
          <table:table-cell office:value-type="string" calcext:value-type="string">
            <text:p>Ich kenne eine menge Leute, Lehrer, Sozial-Arbeiter, Betreuer, Polizisten, Seminar-Leiter, Erzieher, Tafel-Gänger, Mitarbeiter Rot-Kreuz-Kleiderkammer etc. die beruflich mit Leuten zu tun haben, die dieses Überlegenheits und Nur-Nehmen-Gen angeblich besitzen. Warum nur wird duchgängig genau dieses Vorurteil bestätigt? Es wird dreist und frech gelogen, betrogen, bedroht. Besonders die Ehre ist wichtig, aber nur die eigene. Das gibt es natürlich auch bei Bio-Deutschen, ganz klar. Höre ich aber komischerweise kaum. Es fallen natürlich auch nur die auf, die auch offensiv, also eher dummdreist sind. Das unterschwellige Bedrängen und ewig Fordernde nach mehr kann man durch mangelnden Kontakt vermeiden, aber nicht immer. Ich selbst habe viele unangenehme Erfahrungen in verschiedenen Bereichen mit unseren neuen Bürgern gemacht, natürlich auch mit alten Bürgern. Hakt man bei der Polizei nach, wird offiziell abgewiegelt, Frage ich die Polizisten die ich kenne werde ich genau darin bestätigt. Sagen dürfen die und darf man nichts. Lebhaft ist mir in Erinnerung das ich mal bedroht wurde und bei der Polizei fragte was zu tun sei, ohne den Migrstionshintergrund zu nennen, Antwort: Sie wissen doch das die (gemeint waren Ausländer) sehr heißblütig reagieren und ich sollte doch darüber (das mir Gewalt angedroht wurde) lachen. Anzeige - Fehlanzeige, das würde nichts bringen (außer die Statistik versauen). Ich habe noch nie rechts gewählt, werde es auch nie, aber wenn ich höre, sehe und lese was alles passiert, kann ich die Leute verstehen, weil sie denken das sich dann was ändern wird. Aber ich glaube, was sich nach der Machtergreifung dann alles ändert, wollen auch da die wenigsten. Unsere Politik hat versagt weil wir schlechte Lobby-Politiker und Lobby-Parteien gewählt haben; Uns nicht selbst einbringen. Das politische System, so wie bisher, ist an einem toten Punkt angekommen. Eine Immer-weiter-so-Politik schafft bald die Demokratie ab. Aber ganz ehrlich, im Leben werde ich mich nicht mit diesen Berufs-Dummschwätzern freiwillig in einen Raum begeben und mit denen diskutieren. Weder lokal noch innerhalb einer Partei. Nein, Danke! Das ändert gar nichts!</text:p>
          </table:table-cell>
          <table:table-cell office:value-type="string" calcext:value-type="string">
            <text:p>I know a lot of people, teachers, social workers, caretakers, policemen, seminar leaders, educators, blackboard-goers, staff red-cross-clothes-chamber etc. who are professionally involved with people who have this superiority and take-nothing. Allegedly possess gene. Why is it that this prejudice is consistently confirmed? It is audaciously lied to, cheated on, threatened. Especially the honor is important, but only your own. Of course, that's also the case with organic Germans, of course. Strangely, I hardly hear it. Of course, there are only those who are also offensive, so rather stupid. The subliminal oppression and ever demanding for more can be avoided by lack of contact, but not always. I myself have had many unpleasant experiences in different areas with our new citizens, of course also with old citizens. If you get caught in the police, is officially sealed, I ask the policemen I know, I am confirmed exactly in it. They are allowed to say and you can not do anything. I am vividly reminded that I was once threatened and asked the police what to do, without mentioning the migration background, Answer: You know that the (meant foreigners) react very hot-blooded and I should about it (this violence was threatened) laugh. Display - false, that would bring nothing (except messing up the statistics). I've never voted right, never will, but when I hear, see and read what happens, I can understand people because they think things will change. But I think that after the seizure of power then everything changes, even there are few. Our policy failed because we chose bad lobby politicians and lobby parties; Do not bring in ourselves. The political system, as before, has reached a deadlock. An ever-so-soon policy will soon destroy democracy. But honestly, in my life I will not go into a room with these professional stupid babblers and discuss them with them. Neither locally nor within a party. No thanks! That does not change anything!</text:p>
          </table:table-cell>
          <table:table-cell office:value-type="string" calcext:value-type="string">
            <text:p>negative</text:p>
          </table:table-cell>
          <table:table-cell table:number-columns-repeated="1021"/>
        </table:table-row>
        <table:table-row table:style-name="ro29">
          <table:table-cell office:value-type="string" calcext:value-type="string">
            <text:p>So sehe ich das auch, deshalb auch meine Frage. Mich ärgert die Instrumentalisierung der Herkunft der Menschen. Betr. Vorstand: Hat nichts damit zu tun, richtig. War kein Versuch, damit anzugeben, sondern war nur eine Antwort auf den Vorposter, der mir empfahl, dass mich auch ehrenamtlich betätigen sollte, damit ich solche dummen Fragen nicht stelle.</text:p>
          </table:table-cell>
          <table:table-cell office:value-type="string" calcext:value-type="string">
            <text:p>That's how I see it too, that's why my question. I'm annoyed by the instrumentalization of people's origins. Subject. Board: Has nothing to do with it, right. Was not an attempt to indicate, but was only an answer to the poster, which recommended that I should also do voluntary work, so I do not ask such stupid questions.</text:p>
          </table:table-cell>
          <table:table-cell office:value-type="string" calcext:value-type="string">
            <text:p>negative</text:p>
          </table:table-cell>
          <table:table-cell table:number-columns-repeated="1021"/>
        </table:table-row>
        <table:table-row table:style-name="ro65">
          <table:table-cell office:value-type="string" calcext:value-type="string">
            <text:p>"Das glauben Sie doch selber nicht, dass Sie 64 % Steuern zahlen ! (höchstens um die 50 %--hab eben nachgeschaut) Und ""wenn"", dann verdienen Sie jenseits der zig-tausende im Monat. Und nebenbei: ICH muss bis 67 arbeiten ! Soll ich bis 70 arbeiten, damit SIE sich einen faulen Lenz ab 63 machen können ? Haben Sie schon mal dran gedacht, dass diese armen Rentner auch ihre Eltern sein könnten ? Die jeden Pfennig/ Cent auf die Seite gelegt haben, damit Sie schön studieren und dumm labern können ? Und wenn Sie doch soviel verdienen, dass Sie ""64 %"" abgabe haben, können Sie sich LOCKER Altersvorsorge leisten. Was diese Rentner haben gar nicht machen können...eben weil nur der Mann arbeiten ging, die Frau zuhause blieb und die Kinder (also auch SIE ) großgezogen haben. Heutzutage hat Frau es ""leichter""....Waschmaschine anstatt den ganzen Tag wäsche mit der Hand zu waschen, Elektrische Geräte, die es früher gar nicht gab...so kann Frau eben auch arbeiten gehen. Und diese Leute sollen nun gestraft werden, damit SIE es sich im alter bequem zurücklegen können ? Ich versteh den Egoismus nicht, der dahinter steckt. Diese Leute, die REnte bekommen, haben , verdammt noch mal, dafür gearbeitet ! Und ich wehre mich dagegen, wenn ein ""Jung-geschissener"" daherkommt, und mir vorschreiben will, ich soll bis 70 arbeiten ! Dann hätte ich 52 Jahre ( !!) gearbeitet....anders wie jemand, der bis 30 Studiert, erst dann mal Sabatical macht (studieren ist ja sooooo anstrengend..hahaha..) und dann mit 45 erst mal in die Puschen kommt, sich verwundert die Augen reibt, was ihm an Rente ""bleibt""....DANN ist das Geschrei groß, von wegen , die ""alten"" nehmen ""mir die Rente weg""...Und wissen Sie was ?? IHNEN würde ich es GÖNNEN, dass Sie bis 77 arbeiten müssten !"</text:p>
          </table:table-cell>
          <table:table-cell office:value-type="string" calcext:value-type="string">
            <text:p>"Do not you think that you pay 64% tax! (at most around the 50% - just looked) And ""if"", then you earn beyond the tens of thousands a month. And by the way: I have to work until 67! Should I work until I am 70, so YOU ​​can make yourself a lazy Lenz from 63? Have you ever thought that these poor pensioners could be their parents too? Who put every penny / penny aside so you can study nicely and talk silly? And if you earn so much that you have a ""64%"" tax, you can afford LOCKER retirement savings. What these retirees could not do ... just because the man went to work, the wife stayed at home and raised the children (including YOU). Nowadays, women have a ""lighter"" .... Washing machine instead of washing the whole day by hand, electrical appliances that did not exist before ... so woman can just go to work. And these people should now be punished, so that they can comfortably travel in the old age? I do not understand the selfishness behind it. Those people who get REnte have, damn it, worked for it! And I refuse, if a ""boy-crappy"" comes along, and I want to prescribe, I should work to 70! Then I would have worked 52 years (!!) .... unlike someone who is studying until 30, only then makes Sabatical (study is sooooo exhausting .. hahaha ..) And then 45 comes in the first Puschen , surprised his eyes rubs what he ""retains"" pension .... THEN the screaming is great, because of the ""old"" take me ""the pension away"" ... And you know what? I WOULD LIKE YOU to work until 77!"</text:p>
          </table:table-cell>
          <table:table-cell office:value-type="string" calcext:value-type="string">
            <text:p>negative</text:p>
          </table:table-cell>
          <table:table-cell table:number-columns-repeated="1021"/>
        </table:table-row>
        <table:table-row table:style-name="ro27">
          <table:table-cell office:value-type="string" calcext:value-type="string">
            <text:p>Das müssten Sie schon präziser erklären: keine Panzer mehr? Auch nicht in Übersee.? Wer sagt Ihnen, dass das nicht eines Tages nötig wäre? Außerdem: Lassen Sie mal Ihre Gedanken kreisen: Amerika im Pazifik 'gebunden'( gegen wen???) und jemand kommt im Osten auf dumme Gedanken.....Nun? Danke</text:p>
          </table:table-cell>
          <table:table-cell office:value-type="string" calcext:value-type="string">
            <text:p>You would have to explain that more precisely: no more tanks? Not overseas either? Who tells you that would not be necessary someday? Also: Let your thoughts circle: America in the Pacific 'tied' (against whom ???) and someone comes to the East on stupid thoughts ..... Well? Thank you</text:p>
          </table:table-cell>
          <table:table-cell office:value-type="string" calcext:value-type="string">
            <text:p>negative</text:p>
          </table:table-cell>
          <table:table-cell table:number-columns-repeated="1021"/>
        </table:table-row>
        <table:table-row table:style-name="ro28">
          <table:table-cell office:value-type="string" calcext:value-type="string">
            <text:p>Erdogan ist einfach dumm,denn irgendwann beginnt der innere Widerstand.Wir sind das Volk, ein schönes Beispiel</text:p>
          </table:table-cell>
          <table:table-cell office:value-type="string" calcext:value-type="string">
            <text:p>Erdogan is simply stupid, because at some point the inner resistance begins. We are the people, a fine example</text:p>
          </table:table-cell>
          <table:table-cell office:value-type="string" calcext:value-type="string">
            <text:p>negative</text:p>
          </table:table-cell>
          <table:table-cell table:number-columns-repeated="1021"/>
        </table:table-row>
        <table:table-row table:style-name="ro25">
          <table:table-cell office:value-type="string" calcext:value-type="string">
            <text:p>De Maiziere tritt nach und das ist nicht gut so. Er war zuletzt klarer Befehlsempfänmger von Merkel,besonders in der Flüchtlings- und Migrantenaffaire 2015.Erhatte schon alles voerbereitet, nach dem grossen Schub die Grenzen zu schliessen, was Merkel mit einem Handstreich vernichtete.Seine Aktionen in der letzten Zeit waren wirkungslos und ohne Deckung der Regierung. Jetzt Seehofer zu kritisieren und als Nicht-Jurist als nicht geeignet darzustellen ist dumm und unrichtig.Aus Frust karrt er nach.</text:p>
          </table:table-cell>
          <table:table-cell office:value-type="string" calcext:value-type="string">
            <text:p>De Maiziere follows and that's not good. He was most recently clear commander of Merkel, especially in the refugee and Migrantenaffaire 2015.Erhatte had already prepared everything, after the big push to close the borders, which annihilated Merkel with a coup. His actions in recent times were ineffective and without covering the Government. Now to criticize Seehofer and to portray as non-lawyer as not suitable is stupid and incorrect. From frustration he fumbles.</text:p>
          </table:table-cell>
          <table:table-cell office:value-type="string" calcext:value-type="string">
            <text:p>negative</text:p>
          </table:table-cell>
          <table:table-cell table:number-columns-repeated="1021"/>
        </table:table-row>
        <table:table-row table:style-name="ro16">
          <table:table-cell office:value-type="string" calcext:value-type="string">
            <text:p>der so weit rechts wie die AfD steht, ist das letzte was dieses Land braucht. Das bayrische Stammtischgedöns ist keine Politik und Seehofer hat, außer Lobbyismus, bisher politisch nichts fertig gebracht. Er ist lediglich der kläffende Terrier aus der Alpenrepublik. Damit wechselt das Amt von farblos und inkonsequent zu dumm und plump.</text:p>
          </table:table-cell>
          <table:table-cell office:value-type="string" calcext:value-type="string">
            <text:p>which is as far to the right as the AfD, is the last thing this country needs. The Bavarian Stammtischgedöns is not a policy and Seehofer has, except lobbying, so far politically done nothing. He is just the yapping terrier from the Alpine republic. This changes the office from colorless and inconsistent to stupid and clumsy.</text:p>
          </table:table-cell>
          <table:table-cell office:value-type="string" calcext:value-type="string">
            <text:p>negative</text:p>
          </table:table-cell>
          <table:table-cell table:number-columns-repeated="1021"/>
        </table:table-row>
        <table:table-row table:style-name="ro57">
          <table:table-cell office:value-type="string" calcext:value-type="string">
            <text:p>Für wie dumm hält man uns, ausgerechnet jetzt soll das Regime Giftgas in Ost-Ghuta einsetzen. Fühle mich wirklich veräppelt.</text:p>
          </table:table-cell>
          <table:table-cell office:value-type="string" calcext:value-type="string">
            <text:p>How stupid they think we are, just now the regime is to use poison gas in eastern Ghuta. Feel really kidding me.</text:p>
          </table:table-cell>
          <table:table-cell office:value-type="string" calcext:value-type="string">
            <text:p>negative</text:p>
          </table:table-cell>
          <table:table-cell table:number-columns-repeated="1021"/>
        </table:table-row>
        <table:table-row table:style-name="ro9">
          <table:table-cell office:value-type="string" calcext:value-type="string">
            <text:p>"werden immer wieder die selben Drehbuecher abgespielt unter der Regie der Menschenrechtsstelle immer wieder abgespielt. Schon lustig fast, waere es nicht so ernst, dass man Assad solche voellig sinnfreien Aktionen unterschiebt. Puenktlich immer dann, wenn die ""Aktvisten"" am verlieren sind. Nun kann sich auch der neue ,franzoesische Zampano profilieren und miteskalieren, hat er doch fuer genau diesen Fall mit Einsatz der Armee gedroht. Ist Assad wirklich so dumm? Sicher nicht. Hier laeuft ein weiteres , dreckiges Spiel der ""Willigen"" und ihrer islamistischen ""Aktivisten"" mit freundlicher Unterstuetzung von besonders CNN und dem Mainstream dirigiert von Osama Suleiman aus GB. Widerwaertiger geht kaum noch. ZENSUR!"</text:p>
          </table:table-cell>
          <table:table-cell office:value-type="string" calcext:value-type="string">
            <text:p>"Again and again the same scripts are played repeatedly under the direction of the human rights office. Almost funny, it would not be so serious that Assad defends such completely meaningless actions. Punctually always when the ""Aktvisten"" are on the losing. Now, the new, French Zampano can profile and miteskalieren, but he threatened for exactly this case with the use of the army. Is Assad really that stupid? Certainly not. Here is another dirty game of the ""willing"" and their Islamist ""activists"" kindly supported by CNN and the mainstream channeled by Osama Suleiman from the UK. Reasonable is hardly. CENSORSHIP!"</text:p>
          </table:table-cell>
          <table:table-cell office:value-type="string" calcext:value-type="string">
            <text:p>negative</text:p>
          </table:table-cell>
          <table:table-cell table:number-columns-repeated="1021"/>
        </table:table-row>
        <table:table-row table:style-name="ro40">
          <table:table-cell office:value-type="string" calcext:value-type="string">
            <text:p>"...daß in Ost-Ghuta chemische Reizstoffe eingesetzt werden. Es wäre allerdings so saudumm von Assad das zu tun, daß es schon ein Ausschlußkriterium ist. Viel wahrscheinlicher ist, daß die ""Achse des Guten"" hier versucht, ähnlich wie in der Ukraine, eine Seite in der Wahrnehmung der Weltöffentlichkeit zu diskreditieren. Hilfreich wäre es, wenn unsere ""investigativen"" Medien mit der geballten Macht ihrer ""Rechercheverbünde"" Nachrichten wenn schon nicht auf ihren Wahrheitsgehalt, so doch wenigstens auf ihre Plausibilität überprüfen würden. Die ständige Verbreitung von unbestätigten, nicht verifizierbaren Meldungen ist nichts anderes als Gerüchteküche und Stimmungmache. Es geht ganz offensichtlich nicht mehr darum, das Publikum so wahrheitsgetreu wie möglich zu informieren, sondern darum, mit den aberwitzigsten Meldungen möglichst viele KLicks einzuheimsen, um die Werbeeinnahmen aufzubessern, Nur noch peinlich."</text:p>
          </table:table-cell>
          <table:table-cell office:value-type="string" calcext:value-type="string">
            <text:p>"... that chemical irritants are used in East Ghuta. It would be so silly of Assad to do that, that it is already an exclusion criterion. Much more likely is that the ""axis of good"" here, as in Ukraine, trying to discredit a page in the perception of the world public. It would be helpful if our ""investigative"" media with the concentrated power of their ""research networks"" would check messages if not for their veracity, at least for plausibility. The constant spread of unconfirmed, unverifiable messages is nothing more than rumor mill and humor. Obviously, it's no longer about informing the audience as truthfully as possible, but about letting in as many clicks as possible with the most ridiculous messages in order to supplement ad revenue, only embarrassing."</text:p>
          </table:table-cell>
          <table:table-cell office:value-type="string" calcext:value-type="string">
            <text:p>negative</text:p>
          </table:table-cell>
          <table:table-cell table:number-columns-repeated="1021"/>
        </table:table-row>
        <table:table-row table:style-name="ro1">
          <table:table-cell office:value-type="string" calcext:value-type="string">
            <text:p>Ich hoffe inständig, dass sich nun endlich die zuständigen Spiegelredakteure mal zusammensetzen und solche Informationen am konkreten Beispiel hinterfragen. Nach der UN-Resolution steht Assad im Focus, mit Argusaugen wird darauf geschaut, was er macht (oder auch nicht macht). Auf jeden kleinsten Fehler wird gewartet. Macron hat rote Linien für den Einsatz seiner Luftwaffe gezogen. Und genau dann soll Assad so dumm sein und Giftgas einsetzen? Mann, es reicht mir langsam. Das muss doch jedem klar denkenden Menschen auffallen, dass das nicht zusammenpasst.</text:p>
          </table:table-cell>
          <table:table-cell office:value-type="string" calcext:value-type="string">
            <text:p>I sincerely hope that finally the responsible Spiegel editors will sit down and question such information on the concrete example. After the UN resolution Assad is in the focus, with Argusaugen is looked at, what he does (or does not). Every smallest mistake is waited for. Macron has drawn red lines for the use of his Air Force. And just then should Assad be so stupid and use poison gas? Man, it's enough for me slowly. That must be obvious to every clearly thinking person that this does not fit.</text:p>
          </table:table-cell>
          <table:table-cell office:value-type="string" calcext:value-type="string">
            <text:p>negative</text:p>
          </table:table-cell>
          <table:table-cell table:number-columns-repeated="1021"/>
        </table:table-row>
        <table:table-row table:style-name="ro39">
          <table:table-cell office:value-type="string" calcext:value-type="string">
            <text:p>"Spannend, daß Sie ausgerechnet DIESE Ausgabe des ZDF-heute-Journals verlinken. Auch beim Kuratoriumsmitglied der ""Atlantikbrücke"" Claus Kleber scheint ja inzwischen angekommen zu sein, daß sich das Publikum nicht mehr so leicht für dumm verkaufen läßt. Deshalb durfte Uli Gack am Samstag auch mal einiges an Kritischem zu den ""Rebellen"" in einem Beitrag unterbringen. Dumm nur, daß in der Live-Sendung am Abend plötzlich eine ""technische Störung"" eintrat, die genau an der Stelle ansetzte, wo die ""lieben Rebellen"" in Käfige auf LKWs eingepferchte Alawiten in Ghouta herumfuhren, um sie als menschliche Schutzschilde einzusetzen. In Ihrem verlinkten Video an Position 2:44min wurde der Bildschirm schwarz. Insgesamt anderthalb Minuten wurden so vom ZDF live zensiert Zuuuufalll?"</text:p>
          </table:table-cell>
          <table:table-cell office:value-type="string" calcext:value-type="string">
            <text:p>"Exciting that you just link to THIS issue of the ZDF-heute-Journal. Even with the board member of the ""Atlantic Bridge"" Claus Kleber seems to have arrived in the meantime, that the audience is not so easy to sell for stupid. That's why on Saturday Uli Gack was also able to accommodate a lot of critical information about the ""rebels"" in a post. Stupidly, there was a ""technical glitch"" in the evening's live broadcast that hit the very spot where the ""dear rebels"" drove into cages on truck-locked Alawites in Ghouta to use them as human shields. In your linked video at position 2: 44min the screen became black. A total of one and a half minutes were zensiert ZDF so live Zuuuufalll?"</text:p>
          </table:table-cell>
          <table:table-cell office:value-type="string" calcext:value-type="string">
            <text:p>negative</text:p>
          </table:table-cell>
          <table:table-cell table:number-columns-repeated="1021"/>
        </table:table-row>
        <table:table-row table:style-name="ro25">
          <table:table-cell office:value-type="string" calcext:value-type="string">
            <text:p>Wenn Sie Parteien, die über 1 Prozent der Stimmen haben, skeptisch gegenüber stehen, dann ist das ziemlich dumm. Sie wissen schon, dass wir eine Demokratie sind, in der sich Parteien Mehrheiten besorgen müssen? Und wenn sich hinter dem Programm einer Partei mehr als 1 Prozent der Bevölkerung wieder finden, lehnen Sie die ab? Aha! Da fallen mir etliche Vergleiche ein, die auf Sie passen, aber das wäre nicht nett, diese zu äußern. Gehen Sie doch mal zu Ihrem Heilpraktiker, Ärzte kommen sicher nicht mehr in Frage....</text:p>
          </table:table-cell>
          <table:table-cell office:value-type="string" calcext:value-type="string">
            <text:p>If you are skeptical of parties that have over 1 percent of the vote, that's pretty stupid. You know that we are a democracy in which parties have to get majorities? And if more than 1 percent of the population is behind a party's program, are you refusing it? Aha! I can think of a number of comparisons that suit you, but that would not be nice to say. Go to your naturopath, doctors are certainly no longer in question ....</text:p>
          </table:table-cell>
          <table:table-cell office:value-type="string" calcext:value-type="string">
            <text:p>negative</text:p>
          </table:table-cell>
          <table:table-cell table:number-columns-repeated="1021"/>
        </table:table-row>
        <table:table-row table:style-name="ro29">
          <table:table-cell office:value-type="string" calcext:value-type="string">
            <text:p>"vielleicht haben die sogar gearbeitet. Mir ist schon klar, dass manche ""dumm rumsitzen"", dabei blöd aus der Wäsche schauen und ""nix machen"" mit ""arbeiten"" verwechseln. Billiger kann man sein Sitzungsgeld nicht verdienen. Meist sind es gerade die, die nicht da sind, die wirklich arbeiten und nicht nur die Zeit absitzen. Aber dieser Gedanke ist für manche natürlich verwegen."</text:p>
          </table:table-cell>
          <table:table-cell office:value-type="string" calcext:value-type="string">
            <text:p>"maybe they even worked. I'm already aware that some ""sit around stupid"", while looking stupid from the laundry and ""do nothing"" with ""work"" confused. You can not earn cheaper attendance money. Mostly those who are not there, who are really working, and not just taking their time, are the ones who are most of the time. But for some people this idea is naturally daring."</text:p>
          </table:table-cell>
          <table:table-cell office:value-type="string" calcext:value-type="string">
            <text:p>negative</text:p>
          </table:table-cell>
          <table:table-cell table:number-columns-repeated="1021"/>
        </table:table-row>
        <table:table-row table:style-name="ro45">
          <table:table-cell office:value-type="string" calcext:value-type="string">
            <text:p>98,8% das ist ein Ergebnis, Einigkeit in der CDU toll!!! Ministerposten verteilt, hurra!! Alles Eitelkeit und Sonnenschein!! Frau Merkel hat alles wieder im Griff und sich wieder Ihre Marionetten um sich herum aufgebaut. Ganz schön clever, aber das hat Sie ja alles in der ehemaligen DDR gelernt. Hier geht es nicht mehr um eine Volkspartei sondern nur um die Partei und deren Machterhalt. Die Inszenierung der Partei wird auch noch von Medien und öffentlich rechtlichen Fernsehsender unterstützt. Die GroKo kommt, das ist sicher. Die CDU und SPD wären ja dumm diese Groko nicht zu machen. Die SPD hält sich krampfhaft an der Macht und lassen wahrscheinlich vier Jahre vergehen und hofft, dass die Menschen die totale Verweigerung einer Koalition nach der letzten Bundestagswahl vergessen haben. Die meisten haben ja auch vergessen, dass Frau Merkel im Jahre 2000 und 2010 Multikulti für gescheitert erklärt hat. Was kümmert mich das Geschwätz von gestern. Der Druck der Linken und der Medien ist viel zu groß, das sieht man schon daran, dass alle Menschen die sich kritisch äußern, für rechtsradikal abgestempelt werden. Deutschland schafft sich ab, (Zitat von Herrn Sarrazin) das ist längst schon geschehen!</text:p>
          </table:table-cell>
          <table:table-cell office:value-type="string" calcext:value-type="string">
            <text:p>98.8% that's a result, unity in the CDU great! Ministerial posts distributed, hurray !! Everything vanity and sunshine !! Mrs. Merkel has everything back under control and her puppets built up around her again. Pretty clever, but that's what you learned in the former GDR. This is no longer about a people's party but only about the party and its preservation of power. The staging of the party is also supported by media and public broadcasters. GroKo is coming, that's for sure. The CDU and SPD would be stupid not to do this Groko. The SPD is holding fast to power and is likely to let four years pass, hoping that people have forgotten the total denial of a coalition after the last general election. Most of them have also forgotten that in 2000 and 2010 Ms Merkel declared Multikulti to have failed. What do I care about the gossip of yesterday. The pressure of the Left and the media is much too large, you can see that already, that all people who express themselves critically, are labeled right-radical. Germany is getting rid of ?? (Quote from Mr Sarrazin) that has already happened!</text:p>
          </table:table-cell>
          <table:table-cell office:value-type="string" calcext:value-type="string">
            <text:p>negative</text:p>
          </table:table-cell>
          <table:table-cell table:number-columns-repeated="1021"/>
        </table:table-row>
        <table:table-row table:style-name="ro27">
          <table:table-cell office:value-type="string" calcext:value-type="string">
            <text:p>Tage her, da lese ich hier einen Bericht über Korruption. Jetzt darf wieder estwas darüber lesen. Das Ergebnis nämlich. Und das heißt, daß Spahn Gesundheitsminister werden soll. Derselbe Spahn, der schon als Lobbyist für die Pharmaindustrie gearbeitet hat. Mehr Voklsverdummung erträgt der Bürger wirklich nicht.</text:p>
          </table:table-cell>
          <table:table-cell office:value-type="string" calcext:value-type="string">
            <text:p>Days ago, here I read a report on corruption. Now you can read it again. Namely, the result. And that means Spahn should become health minister. The same Spahn, who has worked as a lobbyist for the pharmaceutical industry. More Voklsverdummung the citizen really does not bear.</text:p>
          </table:table-cell>
          <table:table-cell office:value-type="string" calcext:value-type="string">
            <text:p>negative</text:p>
          </table:table-cell>
          <table:table-cell table:number-columns-repeated="1021"/>
        </table:table-row>
        <table:table-row table:style-name="ro4">
          <table:table-cell office:value-type="string" calcext:value-type="string">
            <text:p>"diese Nullen zu instrumentalisieren um das Land, das ohnehin schon am Rand des Abgrunds steht, völlig zu ruinieren. Es gibt genug ausländische Staaten, die sich ob dieses ""Kabinetts"" jetzt schon die Hände reiben. Deutsche Naivität wie aus dem Bilderbuch. Glückwunsch, Deutschland! Mal wieder geschafft, deine Bürger für dumm zu verkaufen, Es hat den Anschein, das diese Masche wirklich IMMER in diesem Land funktioniert. Vermutlich sind die Deutschen einfach zu geduldig, zu gemütlich, zu satt, zu leichtgläubig und mit dem Minimum zufrieden. Schade - denn sie haben besseres verdient!"</text:p>
          </table:table-cell>
          <table:table-cell office:value-type="string" calcext:value-type="string">
            <text:p>"to exploit these zeros to completely ruin the country, which is already on the edge of the abyss. There are enough foreign states that are already rubbing their hands on this ""Cabinet"". German naivety as from the picture book. Congratulations, Germany! Once again managed to sell your citizens stupid, It seems that this scam really ALWAYS works in this country. Presumably the Germans are just too patient, too comfortable, too full, too gullible and happy with the minimum. Too bad - because they deserve better!"</text:p>
          </table:table-cell>
          <table:table-cell office:value-type="string" calcext:value-type="string">
            <text:p>negative</text:p>
          </table:table-cell>
          <table:table-cell table:number-columns-repeated="1021"/>
        </table:table-row>
        <table:table-row table:style-name="ro48">
          <table:table-cell office:value-type="string" calcext:value-type="string">
            <text:p>Ich kann angewidert nur den Kopf schütteln! Die Waffenideologie ist mit gesundem Menschenverstand einfach nicht erklärbar und lässt mich immer mehr glauben, dass es in den USA sehr viele dumme und einfältige Menschen gibt.</text:p>
          </table:table-cell>
          <table:table-cell office:value-type="string" calcext:value-type="string">
            <text:p>I can only shake my head in disgust! Weapon ideology simply can not be explained with common sense and makes me increasingly believe that there are many stupid and simple-minded people in the US.</text:p>
          </table:table-cell>
          <table:table-cell office:value-type="string" calcext:value-type="string">
            <text:p>negative</text:p>
          </table:table-cell>
          <table:table-cell table:number-columns-repeated="1021"/>
        </table:table-row>
        <table:table-row table:style-name="ro33">
          <table:table-cell office:value-type="string" calcext:value-type="string">
            <text:p>"Jetzt so zu tun als sei er das Problem ist ebenso kurzsichtig wie zu glauben ein Attentat (in den USA geschehen täglich 87!!!) würde etwas ändern! Nein, Trump verkörpert hier leider die Meinung des Großteils der US-Bürger. Und ich lege die Hand ins Feuer nach seinen heutigen Vorschlägen wie ""Bewaffnung der Lehrer"" werden Ihn noch mehr wählen! Wir sollten uns auf jeden Fall auf 8 Jahre Trump einstellen! Aufgabe wäre es das amerikanische Volk aufzuklären! Aber wer traut sich das zu??? Wir hier in Deutschland trauen uns ja nichtmal Neuwahlen zu aus Angst das Volk könnte das Establishment abstrafen! Und wir inkl. der Medien blöken diesen GroKo Wahnsinn nach! Oder Feinstaub: Ja die Gesundheit der Menschen geht vor! unbedingt! Es sei denn mein Diesel verliert dann an Wert! Die Verdummung der Völker durch die Mächtigen schreitet überall in einer Geschwindigkeit voran, dass mir schwindelig wird!"</text:p>
          </table:table-cell>
          <table:table-cell office:value-type="string" calcext:value-type="string">
            <text:p>"Now pretend that he is the problem is as short-sighted as to believe an attack (87 in the US every day!) Would change something! No, Trump unfortunately embodies the opinion of the majority of US citizens here. And I put my hand in the fire after his proposals today, such as ""arming the teachers"" will choose him even more! We should definitely be prepared for 8 years Trump! Task would be to enlighten the American people! But who dares to ??? We here in Germany dare not even new elections for fear that the people could punish the establishment! And we incl. The media bleating this GroKo madness! Or fine dust: Yes, the health of the people is going on! absolutely! Unless my diesel loses value! The stupefaction of the peoples by the powerful advances everywhere at a speed that makes me dizzy!"</text:p>
          </table:table-cell>
          <table:table-cell office:value-type="string" calcext:value-type="string">
            <text:p>negative</text:p>
          </table:table-cell>
          <table:table-cell table:number-columns-repeated="1021"/>
        </table:table-row>
        <table:table-row table:style-name="ro14">
          <table:table-cell office:value-type="string" calcext:value-type="string">
            <text:p>"eine geschmacklose zudem. Ein Präsident der bockig da sitzt (vermutlich wäre er lieber auf dem Golfplatz als sich mit so etwas Überflüssigem zu beschäftigen). Selbst einfachste Floskel muss er von einem Zettel ablesen - und dann auf noch dumm genug ist, diesen Zettel in die Kamera zu halten. Das könnte von Monty Python kommen. Und um das ganze völlig ins Groteske zu steigern: Amokläufe an Schulen? Mit halbautomatischen Waffen?! Gaaaaaaaaaaaaaaaaaanz einfach zu lösen! Jeder Lehrer kriegt ne Knarre, fertig! Das Schlimme ist, das ihm vermutliche viele Amerikaner zustimmen. Mehr Waffen schaffen mehr Sicherheit! Ohne das Recht Halbautomaten besitzen zu können, geht die Demokratie verloren, jawohl ja! Ich stelle mal die These auf, das diese ""Idee"" Mr. Trump mehr Stimmen gebracht als gekostet hat."</text:p>
          </table:table-cell>
          <table:table-cell office:value-type="string" calcext:value-type="string">
            <text:p>"a tasteless addition. A president who sits stubbornly there (probably he would rather be on the golf course than to deal with such a superfluous thing). Even the simplest phrase he has to read from a piece of paper - and then stupid enough to keep this note in the camera. That could come from Monty Python. And to make the whole thing grotesque: school shootings? With semi-automatic weapons ?! Gaaaaaaaaaaaaaaaaaanz easy to solve! Every teacher gets a gun, done! The bad thing is that many Americans agree with him. More weapons create more security! Without the right to own semiautomatic machines, democracy is lost, yes yes! I put forward the thesis that this ""idea"" Mr. Trump has brought more votes than cost."</text:p>
          </table:table-cell>
          <table:table-cell office:value-type="string" calcext:value-type="string">
            <text:p>negative</text:p>
          </table:table-cell>
          <table:table-cell table:number-columns-repeated="1021"/>
        </table:table-row>
        <table:table-row table:style-name="ro45">
          <table:table-cell office:value-type="string" calcext:value-type="string">
            <text:p>"Die amerikanische Gesellschaft zerreißt - Liberale und Konservative stehen sich feindlich gegenüber und der Präsident unternimmt alles die Spaltung noch zu vertiefen. Vernünftige, rationale Politik findet kaum noch tatt, stattdessen versuchen beide Seiten das Gegenüber als Verräter und Vaterlandsfeinde hinzustellen. Der Hass wird immer stärker, der gegenseitige Respekt ist weg, dumme Sprüche (""Make America great again"") ersetzen Politik. Die USA sind im Krieg mit sich selbst, sind mental schon im Bürgerkrieg. Man kan nur hoffen daß er nicht ""heiß"" wird. Aus der selbstgestelten Falle, daß die USA das beste sind was Menschen je erschaffen haben kommen die Amerikaner nicht heraus. Anstatt auf vergleichbare Gesellschaften zu schauen und zu lernen wird IMMER nur die Einzigartigkeit Amerikas betont - offenbar rechtfertigt das massiven Drogenkonsum, pathologische Waffengeilheit und 30000 Tote durch Schuswaffen JEDES Jahr. Alles für eine falsche ""Freiheit"". Was für ein ames Land. Anspruch und Wirklichkeit klaffen immer stärker auseinander. Daran wird auch Trump nichts ändern können. Mal abwarten ob die Wähler dies erkennen und zur Vernunft zurückfinden. Nach den Erfahrungen mit Bush 2 bin ich da sehr skeptisch."</text:p>
          </table:table-cell>
          <table:table-cell office:value-type="string" calcext:value-type="string">
            <text:p>"American society is breaking up - Liberals and conservatives are opposing each other and the president is doing everything to deepen the split. Reasonable, rational politics are barely getting enough, instead, both sides try to portray their counterparts as traitors and enemies of the homeland. The hatred is getting stronger, the mutual respect is gone, stupid sayings (""Make America great again"") replace politics. The US is at war with itself, mentally already in civil war. One can only hope that he does not become ""hot"". The Americans do not come out of the self-made trap that the US is the best thing humans ever created. Rather than looking at and learning from comparable societies, America's uniqueness is ALWAYS emphasized - apparently this justifies massive drug use, pathological gun lust, and 30,000 deaths from guns EVERY year. Everything for a false ""freedom"". What a country of Ames. Demand and reality diverge more and more. Trump will not be able to change that. Let's wait and see if the voters recognize this and find their way back to reason. After the experiences with Bush 2 I am very skeptical."</text:p>
          </table:table-cell>
          <table:table-cell office:value-type="string" calcext:value-type="string">
            <text:p>negative</text:p>
          </table:table-cell>
          <table:table-cell table:number-columns-repeated="1021"/>
        </table:table-row>
        <table:table-row table:style-name="ro60">
          <table:table-cell office:value-type="string" calcext:value-type="string">
            <text:p>"Ein Waffenverbot wird nicht helfen. Im Gegenteil dann blüht die Kriminalität sehr wahrscheinlich so richtig auf. Hat man in den Vereinigten Staaten mit der Prohibition erlebt. Zumal sich Amerika als ""land of the free"" bezeichnet - bzw. nicht wenige das so sehen. Das Freiheit wie alles andere zwei Seiten hat nimmt man dort in Kauf. Und die Verfassung ist den meisten ""Amerikanern"" quasi heilig. Es sind genügend Waffen im Umlauf, wer will bekommt eine. Und das das in Deutschland auch ohne weiteres möglich ist hat mir München 2016 so richtig bewusst gemacht. In jedem größeren Betrieb ist vorgeschrieben, dass Vorgesetzte/bzw. Personen gibt die in Erste Hilfe oder Brandschutz geschult sind (sein sollen) und wissen welche Maßnahmen in einem entsprechenden Fall getroffen werden müssen um schlimmeres zu verhindern. Das man jetzt Teile der Lehrerschaft ausbilden möchte (bzw. die Idee dazu) auf eine solche Situation mit Waffengewalt zu reagieren ist denke ich die vernünftigste Option. Denn bis die Polizei benachrichtigt ist und vor Ort ist vergeht (zu) viel Zeit. In der Zwischenzeit können Täter ihr Werk vollbringen. Zumindest besteht eine Chance, dass solche Täter schon zu Beginn gestoppt werden können ohne das es zu viele Opfer gibt. Ausschließen lässt sich das jedoch nicht. Und an Schulen Polizei zu stationieren oder Sicherheitsdienste ist denke ich langfristig viel zu teuer und bindet zu viele Kräfte. Auch eine psychologische Eignung und Background-Check für Waffenbesitz ist sinnvoll. Ein generelles Verbot von Waffen wird meiner Meinung nach nicht helfen. Denn wann immer man versucht die Selbstbestimmung einzuschränken wird das zurecht als Zwang empfunden. Und da von vielen so gerne auf die angeblich so ""dummen"" und ""vernarrten"", ""unvernünftigen"" Amis ""herabsehen"" - wie lange hat es gedauert bis hier in Deutschland die lebensrettende Gurtpflicht eingeführt wurde - sehr lange. Haben die Menschen trotz Schockbilder und der schon lange auf den Zigarettenpackungen das Rauchen aufgegeben? Oder verhindert es das Menschen mit dem Rauchen überhaupt anfangen? Und und und. Beispiele von scheinbar unvernünftigem Handeln gibt es zu genüge. Ach ja...Schuld, böse, undifferenziert sind ja immer die anderen."</text:p>
          </table:table-cell>
          <table:table-cell office:value-type="string" calcext:value-type="string">
            <text:p>"A weapons ban will not help. On the contrary, then the crime is very likely to flourish. Did you experience prohibition in the United States? Especially since America calls itself ""land of the free"" - and not a few see it that way. The freedom like everything else has two sides you take in there. And the constitution is almost sacred to most ""Americans."" There are enough weapons in circulation, who wants to get one. And that in Germany also readily possible has made me in 2016 Munich really aware. In every major business it is required that supervisors / resp. Persons are those who are trained in first aid or fire protection (should be) and know what measures must be taken in a corresponding case to prevent worse. That one now wants to train parts of the staff (or the idea) to react to such a situation with force of arms, I think the most rational option. Because until the police is notified and is on the spot (too) much time passes. In the meantime, perpetrators can accomplish their work. At least there is a chance that such perpetrators can be stopped at the beginning without too many victims. However, this can not be ruled out. And stationing police in police or security services, I think in the long term too expensive and binds too many forces. A psychological suitability and background check for weapons possession makes sense. A general ban on weapons will not help in my opinion. Because whenever you try to limit the self-determination that is rightly felt as a compulsion. And since so many like to ""look down"" on the supposedly ""stupid"" and ""fond of"", ""unreasonable"" Americans - how long it took until here in Germany, the life-saving seat belt was introduced - very long. Did the people despite shock pictures and the long on the cigarette packs quit smoking? Or does it prevent people from even starting to smoke? And and and. Examples of seemingly unreasonable action are sufficient. Oh yes ... Guilt, evil, undifferentiated are always the others."</text:p>
          </table:table-cell>
          <table:table-cell office:value-type="string" calcext:value-type="string">
            <text:p>negative</text:p>
          </table:table-cell>
          <table:table-cell table:number-columns-repeated="1021"/>
        </table:table-row>
        <table:table-row table:style-name="ro10">
          <table:table-cell office:value-type="string" calcext:value-type="string">
            <text:p>Wow! Ich war schon gespannt auf die ersten Ausreden der Trump Fans. Dass selbst dieser Schwachsinn noch Unterstützer findet, war doch klar. Mit Ethik hat das nichts zu tun. Aber wenn die SWAT Teams der Polizei beim Tatort anrücken und vor lauter unterschiedlicher Waffenträger nicht wissen, wer bad guy und wer good guy ist, wird es etwas kompliziert. Hatten Sie daran schon gedacht? Allein schon aus dem Grund ist der Vorschlag dumm.</text:p>
          </table:table-cell>
          <table:table-cell office:value-type="string" calcext:value-type="string">
            <text:p>Wow! I was looking forward to the first excuses of the Trump fans. That even this nonsense still finds supporters, but it was clear. It has nothing to do with ethics. But when the SWAT teams approach police at the scene and do not know who the bad guy is and who's the good guy, it gets a bit complicated. Did you already think about that? For that reason alone, the proposal is stupid.</text:p>
          </table:table-cell>
          <table:table-cell office:value-type="string" calcext:value-type="string">
            <text:p>negative</text:p>
          </table:table-cell>
          <table:table-cell table:number-columns-repeated="1021"/>
        </table:table-row>
        <table:table-row table:style-name="ro33">
          <table:table-cell office:value-type="string" calcext:value-type="string">
            <text:p>"Sie schreiben aus Unkenntnis sehr viel dummes Zeug! Sie behaupten, dass sich die Waffengesetze der einzelnen Bundesstaaten von ""Countrie"" zu ""Countrie"" (Richtig County) verändern können. Das ist falsch. Die Gesetze gelten in den Countys (vergleichbar mit unseren Landkreisen) gleichermassen! Sie behaupten weiter, dass die Kriminalitätsrate in den Staaten mit restriktiven Gesetzen sehr hoch ist. Das ist falsch. Die Rate in den Neu-England-Staaten, wo es strenge Gesetze gibt, ist deutlich niedriger als in Staaten mit laxen Waffengesetzen. Und dann noch ein Hinweis: Die von Ihnen erwähnte Prohibition in England hat nichts mit Waffen zu tun! Sie ist das Verbot der Herstellung, des Transports und des Verkauf von Alkohol! Sie sollten sich vor Ihrem nächsten ""Beitrag"" wenigstens bei den Bildungseinrichtungen für den gemeinen Foristen, Google und/oder Wikipedia kundig machen!"</text:p>
          </table:table-cell>
          <table:table-cell office:value-type="string" calcext:value-type="string">
            <text:p>"They write a lot of stupid stuff out of ignorance! They claim that the state's weapons laws may change from ""country"" to ""country"" (Richtig County). That's wrong. The laws apply equally in the counties (comparable to our counties)! They further claim that the crime rate in states with restrictive laws is very high. That's wrong. The rate in the New England states, where there are strict laws, is much lower than in states with lax gun laws. And then another hint: The prohibition you mentioned in England has nothing to do with weapons! It is the ban on the production, transport and sale of alcohol! Before your next ""contribution"", you should at least get to know the educational institutions for the common forist, Google and / or Wikipedia!"</text:p>
          </table:table-cell>
          <table:table-cell office:value-type="string" calcext:value-type="string">
            <text:p>negative</text:p>
          </table:table-cell>
          <table:table-cell table:number-columns-repeated="1021"/>
        </table:table-row>
        <table:table-row table:style-name="ro22">
          <table:table-cell office:value-type="string" calcext:value-type="string">
            <text:p>Ich würde mich freuen, wenn Sie Recht hätten und der Change gelänge. Trump is unerträglich, durch seine unmögliche, elitenkonforme, militarische Politik, seine Versuche des Machtmissbrauchs und Unterdrückung der Pressefreiheit, seine Lügen, seine Täuschungen, seine zwahlreichen Übergriffe gegenüber Frauen, seine unseriösen bis kriminellen geschäftlichen Machenschaften einschl. Verdacht auf Geldwäsche. Und nicht zuletzte durch seine Täuschung des Volkes zu glauben, er sei der Präsident der einfache Leute. Wie dumm muss man sein, heute noch darauf hereinzufallen. So uninformiert kann doch niemand mehr sein.</text:p>
          </table:table-cell>
          <table:table-cell office:value-type="string" calcext:value-type="string">
            <text:p>I would be happy if you were right and managed the change. Trump is unbearable, through his impossible, elite-compliant, military politics, his attempts at abuse of power and suppression of press freedom, his lies, his deceptions, his twentieth assaults on women, his dubious to criminal business dealings including suspicion of money laundering. And not to believe by his deceit of the people to believe he was the president of the simple people. How stupid you have to be to fall for it today. No one can be that uninformed anymore.</text:p>
          </table:table-cell>
          <table:table-cell office:value-type="string" calcext:value-type="string">
            <text:p>negative</text:p>
          </table:table-cell>
          <table:table-cell table:number-columns-repeated="1021"/>
        </table:table-row>
        <table:table-row table:style-name="ro1">
          <table:table-cell office:value-type="string" calcext:value-type="string">
            <text:p>und gebt den Russen freie Hand in Syrien und der IS wird nicht mehr existieren. Alles andere ist dumme Pseudoteilnahme und Betroffenheit. Mit dem IS redet man nicht (auch nicht mit den Unterstützern oder Sympathisanten) sondern befördert diese unter die Erde. Das ist das einzige was diese Vollpfosten verstehen! Kommt mir nicht mit Moral. Damit kann man die weder aufhalten/umstimmen oder vernichten. Auch wenn es anscheinend noch weit weg ist. Wenn der IS die Grenzen der Türkei oder Griechenland erreicht dann werden wir alle davon betroffen sein da dann der Bündnisfall eintritt!</text:p>
          </table:table-cell>
          <table:table-cell office:value-type="string" calcext:value-type="string">
            <text:p>and give the Russians free rein in Syria and the IS will no longer exist. Everything else is stupid pseudo acceptance and concern. One does not talk to the IS (not even with the supporters or sympathizers) but carries them underground. That's the only thing these full posts understand! Do not come with morality. You can not stop them with that or destroy them. Even if it is apparently still far away. If the IS reaches the borders of Turkey or Greece then we will all be affected as the alliance will occur!</text:p>
          </table:table-cell>
          <table:table-cell office:value-type="string" calcext:value-type="string">
            <text:p>negative</text:p>
          </table:table-cell>
          <table:table-cell table:number-columns-repeated="1021"/>
        </table:table-row>
        <table:table-row table:style-name="ro44">
          <table:table-cell office:value-type="string" calcext:value-type="string">
            <text:p>Sehr gute Darstellung! Zu ergänzen bzw. zu korrigieren wäre noch folgende WK-II-Mär: Auch der Kriegseintritt der USA in den II. Weltkrieg war eine ganz kühle Überlegung hinsichtlich den geostrategischen Interessen der USA sowie der Erreichung des unbedingten Zieles: Die USA als absolute Hegemonialmacht = Weltherrschaft zu installieren. 1.) Mit Vernichtung von Nazi-Deutschland wurde ein ernsthafter Konkurrent zerstört 2.) Mit Kriegseintritt der USA und der daraus resultierenden Besetzung von Deutschland wurde ein Durchmarsch der Roten Armee verhindert. 3.) Mit Okkupation von Geld, Kunstgegenständen etc. aus Nazi-Deutschland sowie vor allem auch Wissen (=Wissenschaftler) des Naziregimes wurde ein erheblicher Nutzen für die USA erzielt. Wer glaubt, dass die USA es stets gut meinen, aber ansonsten oft nur naiv vorgehen täten, der hat immer noch nicht das riesen Potential der USA einschließlich deren Intelligenzia verstanden. Oder glaubt jemand ernsthaft deren CIA, DIA, NSA &amp; Co, hätten keine umfassenden strategischen Abteilungen, keine Hochleistungsrechner, um ihre geostrategischen Interessen optimal durchzusetzen? Zur IS und dem ganzen Chaos in Nahost wäre noch anzumerken, dass wenn Chaos in Nahost herrscht, es einfacher ist die Rohstoffe dort zu geringeren Preisen einzukaufen bzw. ganz zu stehlen und während dort Chaos herrscht, kommt dort keiner auf dumme Gedanken, ev. die USA anzugreifen / zu terrorisiseren. Das Chaos ist m.E. eine ganz bewusste Strategie, um die US-Ziele durchzusetzen.</text:p>
          </table:table-cell>
          <table:table-cell office:value-type="string" calcext:value-type="string">
            <text:p>Very good presentation! To complement or correct would be the following WK-II-Mar: The entry of the US war in the II World War was a very cool consideration of the geostrategic interests of the United States and the achievement of the ultimate goal: The US as an absolute hegemonial power = world domination to install. 1.) With destruction of Nazi Germany, a serious competitor was destroyed 2.) With US entry into the war and the resulting occupation of Germany, a march of the Red Army was prevented. 3.) With occupation of money, works of art etc. from Nazi Germany as well as above all also knowledge (= scientists) of the Nazi regime a substantial benefit for the USA was achieved. Anyone who believes that the US always means well, but otherwise often naive, has still not understood the huge potential of the US including their intelligence. Or does anyone seriously believe their CIA, DIA, NSA &amp; Co, have no comprehensive strategic departments, no high-performance computers to optimally enforce their geostrategic interests? To the IS and all the chaos in the Middle East, it should be noted that if chaos prevails in the Middle East, it is easier to buy the raw materials there at lower prices or steal completely and there is chaos there, no one comes up with stupid thoughts, possibly the Attack / terrorize the USA. The chaos is m.E. a deliberate strategy to enforce the US goals.</text:p>
          </table:table-cell>
          <table:table-cell office:value-type="string" calcext:value-type="string">
            <text:p>negative</text:p>
          </table:table-cell>
          <table:table-cell table:number-columns-repeated="1021"/>
        </table:table-row>
        <table:table-row table:style-name="ro14">
          <table:table-cell office:value-type="string" calcext:value-type="string">
            <text:p>"Das ganze lässt sich allerdings auch als Erfolg der Herrschenden Klasse bewerten: Das Kapital hat es geschafft jegliche Instanz die einen Klassenkampf propagiert auszuschalten und Arbeit darf sich nun weiterhin wie gehabt ausbeuten lassen und sich, immer wenn dies nicht mehr so gut läuft, im Namen von Gott, Vaterland oder anderem Schwachsinn den Schädel einschlagen. Und es funktioniert leider unglaublich gut. Niemand redet vom Interessenkonflikt von Arbeit und Kapital, es geht in der Politik und den Medien inzwischen wieder nur noch um Phantasieprodukte wie ""die USA"", ""den Islam"", ""Deutschland"", ""Christliches Abendland"", ""Grande Nation"", etc. Es herrscht eine Blütezeit für Esoterische/Religiöse/Nationalistische Verdummung der Massen. Nun gut, die Griechen müssen halt noch ""überzeugt"" werden."</text:p>
          </table:table-cell>
          <table:table-cell office:value-type="string" calcext:value-type="string">
            <text:p>"The whole thing, however, can be rated as a success of the ruling class: Capital has managed to eliminate any authority that propagates a class struggle and work may now continue to exploit as usual and, whenever this is not so good, in the name of God, fatherland or other nonsense break in the skull. And unfortunately it works incredibly well. No one talks about the conflict of interest between work and capital, in the meantime politics and the media are only concerned with fantasy products like ""the USA"", ""Islam"", ""Germany"", ""Christian Occident"", ""Grande Nation"", etc. There is a heyday for esoteric / religious / nationalistic dumbing down of the masses. Well, the Greeks still have to be ""convinced""."</text:p>
          </table:table-cell>
          <table:table-cell office:value-type="string" calcext:value-type="string">
            <text:p>negative</text:p>
          </table:table-cell>
          <table:table-cell table:number-columns-repeated="1021"/>
        </table:table-row>
        <table:table-row table:style-name="ro14">
          <table:table-cell office:value-type="string" calcext:value-type="string">
            <text:p>"Das ganze lässt sich allerdings auch als Erfolg der Herrschenden Klasse bewerten: Das Kapital hat es geschafft jegliche Instanz die einen Klassenkampf propagiert auszuschalten und Arbeit darf sich nun weiterhin wie gehabt ausbeuten lassen und sich, immer wenn dies nicht mehr so gut läuft, im Namen von Gott, Vaterland oder anderem Schwachsinn den Schädel einschlagen. Und es funktioniert leider unglaublich gut. Niemand redet vom Interessenkonflikt von Arbeit und Kapital, es geht in der Politik und den Medien inzwischen wieder nur noch um Phantasieprodukte wie ""die USA"", ""den Islam"", ""Deutschland"", ""Christliches Abendland"", ""Grande Nation"", etc. Es herrscht eine Blütezeit für Esoterische/Religiöse/Nationalistische Verdummung der Massen. Nun gut, die Griechen müssen halt noch ""überzeugt"" werden."</text:p>
          </table:table-cell>
          <table:table-cell office:value-type="string" calcext:value-type="string">
            <text:p>"The whole thing, however, can be rated as a success of the ruling class: Capital has managed to eliminate any authority that propagates a class struggle and work may now continue to exploit as usual and, whenever this is not so good, in the name of God, fatherland or other nonsense break in the skull. And unfortunately it works incredibly well. No one talks about the conflict of interest between work and capital, in the meantime politics and the media are only concerned with fantasy products like ""the USA"", ""Islam"", ""Germany"", ""Christian Occident"", ""Grande Nation"", etc. There is a heyday for esoteric / religious / nationalistic dumbing down of the masses. Well, the Greeks still have to be ""convinced""."</text:p>
          </table:table-cell>
          <table:table-cell office:value-type="string" calcext:value-type="string">
            <text:p>negative</text:p>
          </table:table-cell>
          <table:table-cell table:number-columns-repeated="1021"/>
        </table:table-row>
        <table:table-row table:style-name="ro18">
          <table:table-cell office:value-type="string" calcext:value-type="string">
            <text:p>Nein. Umgekehrt. Die SPD hat bei den Koalitionsverhandlungen NICHTS erreicht was auch nur ansatzweise bei potenziellen Wählern der SPD positiv aufgenommen werden würde. Und sie hat sich auch noch in Sachen Ministerien von Merkel über den Leisten ziehen lassen. Vor lauter Gier nach Posten hat die SPD alles verraten was heilig ist. Die SPD verkauft ihre Wãhler fúr dumm und das wird sich furchtbar rächen. Wenn die Groko kommt ist die SPD endgültig am Ende.</text:p>
          </table:table-cell>
          <table:table-cell office:value-type="string" calcext:value-type="string">
            <text:p>No. Vice versa. The SPD has achieved nothing in the coalition negotiations, which would even begin with a positive reception among potential voters of the SPD. And she also let Merkel's ministries get over her. Greed for posts, the SPD has betrayed everything that is sacred. The SPD sells its voters for stupid and that will take a terrible revenge. When the Groko comes, the SPD is finally over.</text:p>
          </table:table-cell>
          <table:table-cell office:value-type="string" calcext:value-type="string">
            <text:p>negative</text:p>
          </table:table-cell>
          <table:table-cell table:number-columns-repeated="1021"/>
        </table:table-row>
        <table:table-row table:style-name="ro16">
          <table:table-cell office:value-type="string" calcext:value-type="string">
            <text:p>"Im Gegensatz zu allen anderen Parteien entscheiden die SPD-Oberen eben nicht nur im ""Hinterzimmer"" (obwohl Parteigremien durchaus genau hierfür demokratisch gewählt sind ...), sondern fragen zusätzlich noch alle Mitglieder. Ich halte das zwar für eine dumme Idee, aber es ist ganz sicher das genaue Gegenteil von undemokratisch."</text:p>
          </table:table-cell>
          <table:table-cell office:value-type="string" calcext:value-type="string">
            <text:p>"In contrast to all other parties decide the SPD superiors not only in the ""back room"" (although party committees are quite precisely democratically elected for this ...), but also ask all members. I think that is a stupid idea, but it is certainly the exact opposite of undemocratic."</text:p>
          </table:table-cell>
          <table:table-cell office:value-type="string" calcext:value-type="string">
            <text:p>negative</text:p>
          </table:table-cell>
          <table:table-cell table:number-columns-repeated="1021"/>
        </table:table-row>
        <table:table-row table:style-name="ro33">
          <table:table-cell office:value-type="string" calcext:value-type="string">
            <text:p>... der SPD-Nachlassverwalter: Allen Ernstes legen die Führungs-Genies um Nahles und Scholz den Wahlzetteln nun auch noch eine dreiseitige Werbung für die Mikro-GroKo bei. Die Befürworter des Juso-Kurses wird ein derart verrücktes Unterfangen nur bestärken, die redlichen Parteisoldaten wg, dem Mangel an Fairness, verärgern und einen großen Teil der Unentschiedenen im letzten Moment noch gegen die Mitregentschaft der SPD aufbringen. Wie dumm und instinktlos kann eine Parteiführung überhaupt sein? Gegen eine Darstellung beider Standpunkte wäre nichts einzuwenden gewesen, aber das Kabinettstückchen, dass sie sich nun geleistet haben, zeigt nur die blanke Panik des Vorstandes und keineswegs eine Befähigung zu was auch immer. Das ist qualitativ Schulz 2.0. Aber um Merkel eine weitere sinnlose Kanzlerschaft zu ermöglichen wird man sogar die Regierungsunfähigen regieren lassen.</text:p>
          </table:table-cell>
          <table:table-cell office:value-type="string" calcext:value-type="string">
            <text:p>... the SPD-administrators: In all seriousness, the leadership geniuses around Nahles and Scholz now also put the ballots on a three-page advertisement for the micro GroKo. The supporters of the Juso-course will only encourage such a crazy endeavor, the honest party soldiers wg, the lack of fairness, anger and deny a large part of the undecided at the last moment even against the co-reign of the SPD. How stupid and instinctive can a party leadership be? There would be no objection to a representation of both points of view, but the cabinet piece that they have now done shows only the sheer panic of the executive board and by no means an aptitude for whatever. That's qualitatively Schulz 2.0. But to allow Merkel another senseless chancery will even let the government incapable rule.</text:p>
          </table:table-cell>
          <table:table-cell office:value-type="string" calcext:value-type="string">
            <text:p>negative</text:p>
          </table:table-cell>
          <table:table-cell table:number-columns-repeated="1021"/>
        </table:table-row>
        <table:table-row table:style-name="ro5">
          <table:table-cell office:value-type="string" calcext:value-type="string">
            <text:p>"wie es der SPD-Spitze doch tatsächlich gelingt, uns Ihre gesammelten Absichtserklärungen als Erfolg und Ergebnis harter Verhandlungen zu verkaufen. Zumal sich nicht eines Ihrer mit viel Getöse gesetzten Schwerpunktthemen (Bürgerversicherung, sozialer Ausgleich, Klimaschutz, Altersarmut, Lohngerechtigkeit) dort wiederfindet. Dieses ausgehandelte Papier mit seinen vielen ""...wir wollen..."" statt ""...wir werden..."" auch noch Vertrag zu nennen, grenzt an Mitglieder-/Volksverdummung. Ich glaube nicht, dass sich z.B. ein Autohändler auf eine Formulierung wie ""..der Unterzeichnende erklärt seine Absicht die Raten zahlen zu wollen ..."" einlässt. Nur Ihrer Basis glauben Sie das unterjubeln zu können. In spätestens vier Jahren wird es dann heißen: ""... wir wollten ja aber die böse-böse Union hat uns daran gehindert - aber jetzt Genossen werden wir Sie hart angehen und für mehr soziale Gerechtigkeit sorgen...""(die wir in unserer gemeinsamen Regierungszeit leider gezwungen wahren mit abzubauen). Genossen - trennt euch endlich von den ""Seeheimern"" die mit Ihrem neoliberalen Verständnis von sozialdemokratischer Politik die Partei allmählich gegen die Wand fahren. Suizid (GroKo) aus Angst vor dem Tod (Neuwahlen) ist keine sehr kluge Entscheidung."</text:p>
          </table:table-cell>
          <table:table-cell office:value-type="string" calcext:value-type="string">
            <text:p>"how the SPD leadership actually manages to sell us your collected declarations of intent as a success and result of tough negotiations. Especially since not one of your set with a lot of noise focus issues (citizen insurance, social compensation, climate change, old-age poverty, wage justice) finds there. This negotiated paper with its many ""... we want ..."" instead of ""... we will ..."" also to name a contract, borders on member / national dumbing. I do not believe that, for example, a car trader embarks on a phrase like ""the undersigned declares his intention to pay the installments ..."". Only your base believe that you can cheer this. In four years at the latest it will read: ""... but we wanted the evil-evil union prevented us from doing so - but now comrades we will take you hard and provide more social justice ..."" (which we in our common reign unfortunately forced to reduce with). Comrades - finally break away from the ""sea-hunters"" who, with their neoliberal understanding of social-democratic politics, are gradually pushing the party against the wall. Suicide (GroKo) for fear of death (new elections) is not a very wise decision."</text:p>
          </table:table-cell>
          <table:table-cell office:value-type="string" calcext:value-type="string">
            <text:p>negative</text:p>
          </table:table-cell>
          <table:table-cell table:number-columns-repeated="1021"/>
        </table:table-row>
        <table:table-row table:style-name="ro25">
          <table:table-cell office:value-type="string" calcext:value-type="string">
            <text:p>Außer, das Union und FDP wohl kaum zu einer Mehrheit kommen werden. Aber sei 's drum. Vielleicht - und das glaube ich inzwischen - muß der, nach meiner Meinung eher dumme deutsche Wähler mal durch das rechtsneoliberale Jammertal durch, bevor er versteht. Vielleicht versteht er auch nie und dann geht es irgendwann sogar da weiter, wo wir '45 aufgehört haben. Aber diese Gefahren sind nach der nächsten GroKo eher noch wahrscheinlicher, als sie es, nachdem von mir bevorzugten Szenario sind.</text:p>
          </table:table-cell>
          <table:table-cell office:value-type="string" calcext:value-type="string">
            <text:p>Unless the Union and the FDP are unlikely to get a majority. But that's it. Perhaps - and I believe in the meantime - the, in my opinion rather stupid German voters through times through the right-liberal Jammertal, before he understands. Maybe he never understands either, and then someday he even continues where we left off in '45. But these dangers are more likely to occur after the next GroKo than they are, according to my preferred scenario.</text:p>
          </table:table-cell>
          <table:table-cell office:value-type="string" calcext:value-type="string">
            <text:p>negative</text:p>
          </table:table-cell>
          <table:table-cell table:number-columns-repeated="1021"/>
        </table:table-row>
        <table:table-row table:style-name="ro1">
          <table:table-cell office:value-type="string" calcext:value-type="string">
            <text:p>"Als vehemenrter Gegner ein allgemeinen Bewaffung kann ich Ihnen da nur voll zustimmen. Aber es ist halt so, dass Lobbygruppen immer mit verkürzten und damit häufig falschen Sprüchen argumentieren. Das ist auf der linken Seite nicht anders, beispielsweise mit dem Spruch ""Kein Mensch ist illegal"". Stimmt, ein Mensch an sich ist nicht illegal, der Aufenthaltsort eines Menschen kann aber durchaus illegal sein... Und deshalb ist auch das ein dummer Spruch, wenn er (wie üblich) im Asylkontext gebraucht wird, der auch nicht wahrer wird, wenn linke Gruppen ihn ständig herunterbeten."</text:p>
          </table:table-cell>
          <table:table-cell office:value-type="string" calcext:value-type="string">
            <text:p>"As a vehement opponent of general armament I can only fully agree with you. But it's just that lobby groups always argue with shortened and thus often wrong slogans. This is no different on the left side, for example with the saying ""No human being is illegal"". True, a human being is not illegal in itself, but a person's whereabouts can be quite illegal ... And that is also a stupid saying when it is (as usual) used in the asylum context, which also does not true, if left Groups are constantly praying for him."</text:p>
          </table:table-cell>
          <table:table-cell office:value-type="string" calcext:value-type="string">
            <text:p>negative</text:p>
          </table:table-cell>
          <table:table-cell table:number-columns-repeated="1021"/>
        </table:table-row>
        <table:table-row table:style-name="ro15">
          <table:table-cell office:value-type="string" calcext:value-type="string">
            <text:p>siehe dem Schulmassaker. Das ist eben schneller getan als die Polizei kommen kann und Maschinengewehre treffen viele Menschen. Der einzelne Bürger steht dem hilflos gegenüber denn man sollte Täter nie für dumm und als ungebildet einschätzen. Täter können ihre Taten planen und das Opfer wird überrascht und muss schnellstens REagieren. genau da liegt der Unterschied und auch die Sinnlosigkeit des Waffengebrauchs. Da in den Staaten viele Menschen an Waffen geschult sind und somit auch die Täter stehen beide mit nur diesem Unterschied auf Augenhöhe gegenüber. Letztendlich dürfte es eine Angelegenheit der besten Anwälte sein und nicht des Waffengebrauchs! Gewalt erzeugt Gegengewalt und wie schon gesagt darf man nie die Verbrecher unterschätzen oder für dumm erklären. Das könnte in diesem Fall in wahrsten Sinne des Wortes tödlich enden!</text:p>
          </table:table-cell>
          <table:table-cell office:value-type="string" calcext:value-type="string">
            <text:p>see the school massacre. This is done faster than the police can come and machine guns hit many people. The individual citizen is helpless because one should never judge perpetrators as stupid and uneducated. Offenders can plan their actions and the victim will be surprised and must react as soon as possible. that's where the difference and the futility of using weapons lie. Because in the States many people are trained in weapons and thus the perpetrators are both compared with only this difference at eye level. Ultimately, it should be a matter of the best lawyers and not the use of weapons! Violence creates counter-violence and as I said before, you should never underestimate the criminals or declare them to be stupid. In that case, that could literally be deadly!</text:p>
          </table:table-cell>
          <table:table-cell office:value-type="string" calcext:value-type="string">
            <text:p>negative</text:p>
          </table:table-cell>
          <table:table-cell table:number-columns-repeated="1021"/>
        </table:table-row>
        <table:table-row table:style-name="ro12">
          <table:table-cell office:value-type="string" calcext:value-type="string">
            <text:p>Petry wollte sich von PEGIDA distanzieren, schlecht möglich, wenn man verwandtschaftlich verbunden ist. Die AfD-Führung denkt offensichtlich strategisch schon an das Jahr 2019, denn da sind in Sachsen Landtagswahlen angesagt. Aus Sicht der AfD wären sie auch schön dumm, wenn sie dieses Wählerpotential nicht aufsaugt, zumal die Altparteien ja mit den PEGIDA-Demonstranten nichts am Hut haben wollen.</text:p>
          </table:table-cell>
          <table:table-cell office:value-type="string" calcext:value-type="string">
            <text:p>Petry wanted to distance himself from PEGIDA, badly possible, if one is related. The AFD leadership obviously thinks strategically about the year 2019, because there are state elections in Saxony. From the point of view of the AfD, they would also be pretty stupid if they do not absorb this electoral potential, especially since the old parties do not want to have anything to do with the PEGIDA demonstrators.</text:p>
          </table:table-cell>
          <table:table-cell office:value-type="string" calcext:value-type="string">
            <text:p>negative</text:p>
          </table:table-cell>
          <table:table-cell table:number-columns-repeated="1021"/>
        </table:table-row>
        <table:table-row table:style-name="ro10">
          <table:table-cell office:value-type="string" calcext:value-type="string">
            <text:p>Ist gut, einfach pragmatisch. Das er Menschen ermordet ist weniger richtig, sie werden erschossen weil sie zb drogendealer sind, das ist völlig in Ordnung. Genaugenommen gibt es die Todesstrafe in schneller form. Er zeigt sich unbeeindruckt von anderen Politikern, die denken sie können ihn manipulieren. Der soll so weiter machen. Spiegel beschreibt ihn als dummen idioten, das ust er nicht aber spiegel wird bestimmt gebrieft sein so schreiben zu müssen.</text:p>
          </table:table-cell>
          <table:table-cell office:value-type="string" calcext:value-type="string">
            <text:p>It's good, just pragmatic. That he murdered people is less accurate, they are shot because they are eg drug dealers, that's fine. Strictly speaking, there is the death penalty in rapid form. He is unimpressed by other politicians who think they can manipulate him. He should continue like this. Spiegel describes him as a stupid idiot, but the ust he does not mirror is bound to be forced to write so.</text:p>
          </table:table-cell>
          <table:table-cell office:value-type="string" calcext:value-type="string">
            <text:p>negative</text:p>
          </table:table-cell>
          <table:table-cell table:number-columns-repeated="1021"/>
        </table:table-row>
        <table:table-row table:style-name="ro15">
          <table:table-cell office:value-type="string" calcext:value-type="string">
            <text:p>"Erst schreiben Sie ""Dass er Menschen ermordet ist weniger richtig"", und dann kommt ""sie werden erschossen, weil sie z.B. Drogendealer sind, das ist völlig in Ordnung."" Sie haben es tatsächlich geschafft, sich in einem einzigen Satz zu widersprechen. Und weiterhin meinen Sie, das der Text etwas von ""Spiegel beschreibt ihn als dummen idioten"" enthält. Ich habe, der deutschen Sprache mächtig, auch nach mehrfachem Durchlesen nichts derartiges gefunden. Darf ich Ihnen einmal den Rat geben. Kommentieren Sie Artikel dann, wenn sie diese inhaltlich verstehen. Das ist bei Ihren Kenntnissen der deutschen Sprache erkennbar nicht der Fall. Nehmen Sie sich ein Beispiel an den anderen Foristen, die hier sehr unterschiedlicher Meinung sind, aber nichts hineinlesen, was dort nicht steht. Und wer hat denn bitte SPON gebrieft? Die NSA, das FBI, die CDU, die SPD? Erzählen Sie mal."</text:p>
          </table:table-cell>
          <table:table-cell office:value-type="string" calcext:value-type="string">
            <text:p>"First you write, ""That he murdered people is less true,"" and then ""they get shot, because they're drug dealers, that's fine."" They actually managed to contradict each other in one sentence. And furthermore, you think the text contains something of ""Spiegel describes him as a stupid idiot."" I have, the German language powerful, even after reading several times found nothing like this. May I give you the advice. Comment articles if they understand them in terms of content. This is clearly not the case with your knowledge of the German language. Take an example from the other forists, who are very different here, but do not read anything that is not there. And who has called SPON please? The NSA, the FBI, the CDU, the SPD? Tell."</text:p>
          </table:table-cell>
          <table:table-cell office:value-type="string" calcext:value-type="string">
            <text:p>negative</text:p>
          </table:table-cell>
          <table:table-cell table:number-columns-repeated="1021"/>
        </table:table-row>
        <table:table-row table:style-name="ro20">
          <table:table-cell office:value-type="string" calcext:value-type="string">
            <text:p>"Kaum schwappt die braune Suppe (wieder!) aus Österreich herüber, kommen alle Leute aus den Löchern, die das Ausländer Raus Geblöke nett in Sinnlosigkeiten verpacken, aber am Liebsten mit dem Flammenwerfer draufhalten würden. Aber unterm Weihnachtsbaum liegt schon die teure Damani-Tasche oder so, gelle. Eure Barmherzigkeit zu Weihnachten ist so dermaßen widerlich, ich könnt nicht soviel essen wie ich kotzen möcht. Selbstverliebte Egozentriker im Weihnachtsrausch: Bloß nichts abgeben, bloß nichts teilen. Aber heute Abend ""Stille Nacht"" singen... Ihr habt nichts begriffen, ihr werdet nichts begreifen. Ihr habt euch verrannt im nationalen Idiotentum, ihr seid zu dumm."</text:p>
          </table:table-cell>
          <table:table-cell office:value-type="string" calcext:value-type="string">
            <text:p>"As soon as the brown soup (again!) Spills over from Austria, all the people come out of the holes, who kindly pack the alien out of blanks into futility, but most of all they would like to keep it up with the flamethrower. But under the Christmas tree is already the expensive Damani bag or something, right. Your Mercy for Christmas is so disgusting, I can not eat as much as I want to puke. Self-interested ego-centrists in the Christmas rush: just do not give anything, just do not share anything. But tonight ""Silent Night"" sing ... You have not understood anything, you will understand nothing. You have lost your way in national idiotism, you are too stupid."</text:p>
          </table:table-cell>
          <table:table-cell office:value-type="string" calcext:value-type="string">
            <text:p>negative</text:p>
          </table:table-cell>
          <table:table-cell table:number-columns-repeated="1021"/>
        </table:table-row>
        <table:table-row table:style-name="ro15">
          <table:table-cell office:value-type="string" calcext:value-type="string">
            <text:p>So sehr ich die Österreicher für ihren Kanzler beneide, so traurig stimmt es mich, dass so jemand wie er in Deutschland als Kanzler nicht möglich wäre. Wir haben ja leider eine Armada an Medien, die die hohe Moral verteidigend, ihn schon längst in die rechte Schmuddelecke mit Sarazzin, Gauland und co geschrieben und eine höhere politische Karriere verhindert hätte. Eins stimmt mich aber optimistisch. Die große Mehrheit der Foristen hier scheint Kurz und seine Ansichten zu mögen. Die dies nicht tun, haben hier aber nur sehr schwache Argumente, die eher unter die Gürtellinie zielen und meist andere Foristen als dumm oder rechts bezeichnen. Ich glaube Kurz Positionen werden von einer Mehrheit der deutschen Bevölkerung geteilt, nur müssen sie in Deutschland nur noch den Weg in den politischen Mainstream finden. Ich würde mich freuen!</text:p>
          </table:table-cell>
          <table:table-cell office:value-type="string" calcext:value-type="string">
            <text:p>As much as I envy the Austrians for their chancellor, it saddens me that someone like him would not be possible in Germany as chancellor. Unfortunately, we have an armada of media that defended the high morality, had long written him in the right corner with Sarazzin, Gauland and co and prevented a higher political career. One thing makes me optimistic. The vast majority of forists here seem to like Kurz and his views. Those who do not, but here have very weak arguments, which are more likely to aim below the belt and usually other forists as stupid or right. I think short positions are shared by a majority of the German population, only they have to find in Germany only the way into the political mainstream. I would be glad!</text:p>
          </table:table-cell>
          <table:table-cell office:value-type="string" calcext:value-type="string">
            <text:p>negative</text:p>
          </table:table-cell>
          <table:table-cell table:number-columns-repeated="1021"/>
        </table:table-row>
        <table:table-row table:style-name="ro9">
          <table:table-cell office:value-type="string" calcext:value-type="string">
            <text:p>Ähnlich dumme Fragen stellen vor allem die Grünen! Ich persönlich habe bisher keinen monetär darstellbaren Verlust erlitten! Zunächst! Ich halte aber nicht viel von Multikulti genauso, wie Frau Merkel. Ich halte auch nichts davon, wenn Millionen Menschen aus völlig anderen kulturellen Welten, welche die Sprache nicht sprechen und deren Identität auch nicht geklärt ist, einfach einströmen. Ich würde die Kosten pro Flüchtling und Jahr mal grob so auf 30 000 EUR schätzen, für Bund, Länder und Gemeinden. Das macht bei 1Mill. Flüchtlinge mal so die Kleinigkeit von ca. 30 Mrd. EUR pro Jahr. Das sind Steuermittel, welche für andere Dinge, wie für die viel zitierte Bildung und Kitas nicht mehr zur Verfügung stehen. Parallelgesellschaften haben wir außerdem schon genug!</text:p>
          </table:table-cell>
          <table:table-cell office:value-type="string" calcext:value-type="string">
            <text:p>Likewise stupid questions ask the Greens! Personally, I have not suffered a monetary loss so far! First! But I do not think much of multiculturalism as much as Ms. Merkel. I also do not care if millions of people from completely different cultural worlds, who do not speak the language and whose identity is also unclear, simply flow in. I would roughly estimate the cost per refugee per year at 30,000 EUR, for federal, state and local governments. That's what 1Mill does. Refugees so the trifle of about 30 billion EUR per year. These are control devices that are no longer available for other things, such as the much cited education and day-care centers. We also have enough parallel companies!</text:p>
          </table:table-cell>
          <table:table-cell office:value-type="string" calcext:value-type="string">
            <text:p>negative</text:p>
          </table:table-cell>
          <table:table-cell table:number-columns-repeated="1021"/>
        </table:table-row>
        <table:table-row table:style-name="ro4">
          <table:table-cell office:value-type="string" calcext:value-type="string">
            <text:p>"veilleicht sollte man bei Erklärungen einfach darauf verzichten, Sexismus, Frauenfeindlichkeit, irgendein -ismus hineinzuinterpretieren, wenn der Vorgang auch einfach - und richtiger - mit ungeschickt, dumm, plump und anderen normalen Worten beschrieben werden kann. Das ist es nämlich zu 99,9 % der Fälle. Der Vergleich mit dem möchtegern lustigen, aber eigentlich oberpeinlichen Onkel trifft es ganz gut. Aber ein Aufreger ist es ja nun nicht. Es mag sein, daß das die ""neue Welt"" der Begegnung von Politik und Privatleben darstellt - aber da gehören nicht nur Fragende, sondern auch Interessierte dazu."</text:p>
          </table:table-cell>
          <table:table-cell office:value-type="string" calcext:value-type="string">
            <text:p>"Perhaps explanations should simply refrain from interpreting sexism, misogyny, any kind ofism, even though the process can be described simply - and more correctly - with awkward, stupid, clumsy, and other normal words. That's 99.9% of cases. The comparison with the would-be funny, but actually super-uncle uncle is quite good. But it is not an excitement. It may be that this represents the ""new world"" of politics and private life - but not only questioners, but also interested people are part of it."</text:p>
          </table:table-cell>
          <table:table-cell office:value-type="string" calcext:value-type="string">
            <text:p>negative</text:p>
          </table:table-cell>
          <table:table-cell table:number-columns-repeated="1021"/>
        </table:table-row>
        <table:table-row table:style-name="ro30">
          <table:table-cell office:value-type="string" calcext:value-type="string">
            <text:p>Dumme Fragen bekommen auch männliche Politiker gestellt. Das gehört zum Geschäft. Bezeichnend ist allerdings WELCHE dummen Fragen hier gestellt wurden. Und welche Kommentare...</text:p>
          </table:table-cell>
          <table:table-cell office:value-type="string" calcext:value-type="string">
            <text:p>Stupid questions are also asked by male politicians. That's part of the business. Significantly, however, WHICH stupid questions were asked here. And what comments ...</text:p>
          </table:table-cell>
          <table:table-cell office:value-type="string" calcext:value-type="string">
            <text:p>negative</text:p>
          </table:table-cell>
          <table:table-cell table:number-columns-repeated="1021"/>
        </table:table-row>
        <table:table-row table:style-name="ro27">
          <table:table-cell office:value-type="string" calcext:value-type="string">
            <text:p>"Ich vermute mal, niemand wird sich ""dumm angemacht"" fühlen, wenn jemand anderes Interesse äußert oder ein Kompliment macht. Es kommt - wie immer - auf den Ton und die Art an. Und auf den Ort. Was abends in einer Bar durchaus akzeptabel ist, wirkt bei einem offiziellen Anlass einfach nur deplatziert."</text:p>
          </table:table-cell>
          <table:table-cell office:value-type="string" calcext:value-type="string">
            <text:p>"I guess nobody will feel ""stupid"" when someone else expresses interest or compliments. It depends - as always - on the tone and the style. And on the place. What is acceptable in the evening in a bar seems simply out of place at an official event."</text:p>
          </table:table-cell>
          <table:table-cell office:value-type="string" calcext:value-type="string">
            <text:p>negative</text:p>
          </table:table-cell>
          <table:table-cell table:number-columns-repeated="1021"/>
        </table:table-row>
        <table:table-row table:style-name="ro5">
          <table:table-cell office:value-type="string" calcext:value-type="string">
            <text:p>Was liest man denn da für Sachen-Deutschland geht's gut-Rekordweltmeister-das ist was für dumme! Man sollte sich mal ansehen was es mit dem Rekordexportweltmeister so auf sich hat! Das heißt nix anderes als das sich das Ausland bei den Deutschen extrem verschuldet hat und die Deutschen beispielsweise nichts anderes erhalten als wertlose Zettel indem in Aussicht gestellt wird das z.B von den USA mal was zurückkommt.Es gibt die 5 Konten der Volkswirtschaft -da kann mal darüber nachlesen und dann kann man diskutieren ob es dem Land so gut geht. In der Zeit Merkel ist das Land dazu so weit auseinandergedriftet wie nie zuvor. Man schaue nur auf die Vermögensverteilung. Eurorettung-eine Katastrophe , da sind Summen im Spiel da wird es einem schwindlig-da kann auch ein Staatsbankrott draus werden. Wer weiß denn eigentlich noch das Frau Merkel den ESM Vertrag gerne am Parlament vorbei ratifizieren wollte. Energiewende-man sieht doch wohin das geführt hat-hunderttausende können den Strom nicht mehr bezahlen-große Firmen brauchen keine Umlagen zu zahlen-nur der kleine Mann . Bankenrettung-braucht man keine grossen Worte zu machen-eine Katastrophe mit der Folge explodierender Staatsschulden. Flüchtligsmisere-Totalversagen mit Rechtsbruch ect ect.</text:p>
          </table:table-cell>
          <table:table-cell office:value-type="string" calcext:value-type="string">
            <text:p>What do you read there for things Germany is good-world champion-that's what stupid! You should take a look at what the record export world champion is up to! That means nothing else than that the foreign country has been extremely indebted to the Germans and the Germans, for example, receive nothing but worthless notes in the prospect is that, for example, the United States something comes back. There are the 5 accounts of the economy - da times read about it and then you can discuss whether the country is doing so well. In the time of Merkel, the country has drifted apart as far as ever before. Just look at the distribution of wealth. Eurorettung-a disaster, there are sums in the game because it is a dizzy-there can be a national bankruptcy out of it. Who knows what else Mrs Merkel wanted to ratify the ESM Treaty? Energiewende-you can see where it went-hundreds of thousands can no longer pay the electricity-big companies do not have to pay any levies-only the little man. Bailout-you do not need to say a big word-a catastrophe resulting in exploding sovereign debt. Fugitive misery-total failure with breach of law ect ect.</text:p>
          </table:table-cell>
          <table:table-cell office:value-type="string" calcext:value-type="string">
            <text:p>negative</text:p>
          </table:table-cell>
          <table:table-cell table:number-columns-repeated="1021"/>
        </table:table-row>
        <table:table-row table:style-name="ro36">
          <table:table-cell office:value-type="string" calcext:value-type="string">
            <text:p>"Der Täter hat einen Feueralarm ausgelöst und auf die herausströmenden Schüler geschossen. Als die zurück ins Gebäude flohen ist er hinterher. Jede massive Drohung gegen das Innen einer Schule führt logischerweise zur sofortigen Räumung. Und wer wollte evtl. gepanzerte Türen ferngesteuert zum Schutz schliessen wenn er nicht weiß wieviel hilflose Opfer er damit aussperrt? Weder ein Metalldetektor noch ein Polizist ohne schweren Körperpanzer hätte was dagegen tun können. Das Drama um die Sekte in Waco hat es deutlich gemacht, die Verbarrikadierten haben über ihre Aussenkameras Polizisten auf dem Dach gesehen und diese durch Dach und Wände hindurch mit Sturmgewehren erschossen bevor die überhaupt sehen konnten wo jemand sitzt. Auf jeden Fall ist jede Möglichkeit um die im Umlauf befindlichen Waffen zu reduzieren mehr wert als Schulen, Kindergärten, Rathäuser und Einkaufzentren in einen nur noch irgendwie erträglichen, aber nicht mehr lebenswerten Hochsicherheitsraum zu verwandeln. Googeln Sie mal nach ""Shoko Asahara"", oder ""Bhagwan"" und ""Oregon"", verrückte Menschen sind verrückt, aber nicht dumm. Hochrüsten hat noch nie irgendwas positives bewirkt, weder im Kleinen noch im Großen. Wer Sechzig oder älter ist weiß das, wer jünger ist muß das trotz allen guten Zuredens von uns ""Alten"" erst lernen."</text:p>
          </table:table-cell>
          <table:table-cell office:value-type="string" calcext:value-type="string">
            <text:p>"The perpetrator has triggered a fire alarm and fired at the outpouring students. When they fled back into the building, he is behind. Any massive threat to the inside of a school logically leads to immediate eviction. And who wanted to close armored doors for protection by remote control if he does not know how many helpless victims he locks out with it? Neither a metal detector nor a police officer without heavy body armor could have done anything against it. The drama surrounding the sect in Waco made it clear that the barricaded people saw police on the roof over their outdoor cameras and shot them through the roof and walls with assault rifles before they could even see where someone was sitting. In any case, any opportunity to reduce the weapons in circulation is worth more than turning schools, kindergartens, town halls and shopping malls into a kind of livable, but no longer liveable, high-security space. Google for ""Shoko Asahara"", or ""Bhagwan"" and ""Oregon"", crazy people are crazy, but not stupid. Upgrading has never done anything positive, neither on a small nor large scale. Anyone who is sixty or older knows that whoever is younger has to learn this despite all the good reasoning from us ""old people""."</text:p>
          </table:table-cell>
          <table:table-cell office:value-type="string" calcext:value-type="string">
            <text:p>negative</text:p>
          </table:table-cell>
          <table:table-cell table:number-columns-repeated="1021"/>
        </table:table-row>
        <table:table-row table:style-name="ro27">
          <table:table-cell office:value-type="string" calcext:value-type="string">
            <text:p>wie man auf so wenig Platz derartig viel dummes Zeug schreiben kann!! Bleibt die Frage, aus welchen Quellen sich Ihr Amerika-Bild speist. Aus Kenntnis, eigener Erfahrung und/oder langen Aufenthalten dort ganz sicher nicht!! Und was den Unterhaltungswert betrifft, da liefern Sie allein schon ausreichend Stoff!</text:p>
          </table:table-cell>
          <table:table-cell office:value-type="string" calcext:value-type="string">
            <text:p>how to write so much stupid stuff on so little space !! The question remains, from which sources your America picture feeds. From knowledge, own experience and / or long stays there certainly not !! And as far as the entertainment value is concerned, you alone supply enough material!</text:p>
          </table:table-cell>
          <table:table-cell office:value-type="string" calcext:value-type="string">
            <text:p>negative</text:p>
          </table:table-cell>
          <table:table-cell table:number-columns-repeated="1021"/>
        </table:table-row>
        <table:table-row table:style-name="ro40">
          <table:table-cell office:value-type="string" calcext:value-type="string">
            <text:p>... überrascht, mit welcher Selbstverständlichkeit vielerorten davon ausgegangen wird, dass die niedrigen Umfragewerte der SPD einzig und alleine auf das parteiinterne (Personal-)Chaos zurückzuführen sind und dass daher ein Nein zur GroKo auf jeden Fall verhindert werden müsse, um bei Neuwahlen nicht dumm da zu stehen. Könnte es nicht auch sein, dass viele längst durchschaut haben, dass die Verhandlungsergebnisse der SPD nicht annähernd so brillant sind wie von den GroKo-Befürwortern und der Presse ständig behauptet wird? Oder dass sie die Vorstellung einer Nahles-geführten SPD ganz schrecklich finden? In beiden Fällen würde ein Nein zur GroKo (und zur derzeitigen Parteiführung) die Umfrageergebnisse der SPD eher verbessern als verschlechtern. Daher gibt es auch - trotz all der Schreckensgespenster, die derzeit von der GroKo-Propaganda verbreitet werden - keinen Grund für die SPD-Mitglieder, Angst vor einem Nein zu haben!</text:p>
          </table:table-cell>
          <table:table-cell office:value-type="string" calcext:value-type="string">
            <text:p>... Surprised, with which course it is taken for granted that the low poll numbers of the SPD are solely due to the internal (personnel) chaos and therefore that a no to the GroKo must be prevented in any case, not to new elections to stand there stupid. Could it not also be that many have long since seen through, that the results of the SPD are not nearly as brilliant as the GroKo advocates and the press is constantly asserted? Or that they find the idea of ​​a Nahles-led SPD really terrible? In both cases, a no to GroKo (and the current party leadership) would improve rather than worsen the SPD poll results. Therefore, despite all the ghosts that are currently being spread by GroKo propaganda, there is no reason for the SPD members to be afraid of no!</text:p>
          </table:table-cell>
          <table:table-cell office:value-type="string" calcext:value-type="string">
            <text:p>negative</text:p>
          </table:table-cell>
          <table:table-cell table:number-columns-repeated="1021"/>
        </table:table-row>
        <table:table-row table:style-name="ro33">
          <table:table-cell office:value-type="string" calcext:value-type="string">
            <text:p>Putin weiß genau, wie man als Diktator lange Zeit an der Macht bleibt. Wichtig ist es, den SCHEIN der Demokratie und Meinungsfreiheit aufrecht zu erhalten. In Wahrheit hat das russische Volk keinerlei Einfluss auf die russische Politik. Es gibt zwar Abgeordnete in der Duma, aber selbst wenn man den Fall annimmt, dass die demokratisch gewählt sind, macht das keinen Unterschied, da die sowieso nichts zu melden haben. Denn auch die Abgeordneten haben keinerlei Einfluss auf die Politik. Putin allein hält sämtliche Macht in der Hand. Er allein entscheidet in letzter Instanz über Leben und Tod, über Wohl und Wehe. Das russische Volk darf nur nicht wissen, dass es eigentlich nichts zu melden hat. Wenn man die Russen ein bisschen kennt, weiß man, dass die meisten Russen auch genau wissen, dass es so ist. Denn die Russen sind nicht dumm. Aber solange es im Land wirtschaftlich halbwegs gut läuft, stört es die meisten Russen nicht, dass es so ist.</text:p>
          </table:table-cell>
          <table:table-cell office:value-type="string" calcext:value-type="string">
            <text:p>Putin knows exactly how to remain in power as a dictator for a long time. It is important to uphold the SCHEIN of democracy and freedom of expression. In truth, the Russian people have no influence on Russian politics. There are MEPs in the Duma, but even if you accept the case that they are democratically elected, it makes no difference, because they have nothing to report anyway. Because even the deputies have no influence on politics. Putin alone holds all power in his hands. He alone decides in the last instance about life and death, about well-being and woe. The Russian people just can not know that it has really nothing to report. If you know the Russians a bit, you know that most Russians know that it is. Because the Russians are not stupid. But as long as the economy is reasonably healthy in the country, most Russians do not mind that it does.</text:p>
          </table:table-cell>
          <table:table-cell office:value-type="string" calcext:value-type="string">
            <text:p>negative</text:p>
          </table:table-cell>
          <table:table-cell table:number-columns-repeated="1021"/>
        </table:table-row>
        <table:table-row table:style-name="ro35">
          <table:table-cell office:value-type="string" calcext:value-type="string">
            <text:p>Zu recht! Er ist einer der besten Sozialdemokraten und ein paar Macken hat jeder. Wer so ausgebootet wird, muss sich auch wehren können. Es wäre dumm, wenn die Sozialdemokraten die Fähigkeiten von Gabriel nicht nutzen würden.</text:p>
          </table:table-cell>
          <table:table-cell office:value-type="string" calcext:value-type="string">
            <text:p>Too right! He is one of the best Social Democrats and everyone has a few quirks. Anyone who is so booted, must also be able to fight back. It would be silly if the Social Democrats did not use Gabriel's skills.</text:p>
          </table:table-cell>
          <table:table-cell office:value-type="string" calcext:value-type="string">
            <text:p>negative</text:p>
          </table:table-cell>
          <table:table-cell table:number-columns-repeated="1021"/>
        </table:table-row>
        <table:table-row table:style-name="ro9">
          <table:table-cell office:value-type="string" calcext:value-type="string">
            <text:p>"Na ja, man muss sich schon ziemlich dumm anstellen, um als Außenminister nicht glänzen zu können. Es geht ja im Kern um Beziehungspflege im Bereich des Äußeren - wie der Name schon sagt. Und das Äußere ist halt in der Regel weit weg. Das heißt, es gibt viel Gelegenheit Hände zu schütteln und in die Kameras zu grinsen. Da haben es Ministerien an der ""Heimatfront"" schon unendlich schwerer, weil die Entscheidungen in der Regel direktere Auswirkungen haben und zu allem Überfluss auch noch Gewinner und Verlierer erzeugen, die sogleich medial in Szene gesetzt werden,. Ich weiß noch genau, was bei Gabriels Ministererlaubnis bezüglich Edeka und Tengelmann in den einschlägigen SPON-Foren in seiner Zeit als Wirtschaftsminister los war. Da konnte einem Gabriel schon leidtun."</text:p>
          </table:table-cell>
          <table:table-cell office:value-type="string" calcext:value-type="string">
            <text:p>"Well, you have to be quite stupid to not be able to shine as Foreign Minister. It's all about maintaining relationships in the field of the exterior - as the name implies. And the exterior is usually far away. That means there's plenty of opportunity to shake hands and grin at the cameras. Since it ministries on the ""home front"" already infinitely heavier, because the decisions usually have more direct effects and to make matters worse, even winners and losers, which are immediately staged medially ,. I still know exactly what was going on in Gabriel's ministerial approval regarding Edeka and Tengelmann in the relevant SPON forums in his time as Minister of Economic Affairs. Gabriel could already be sorry for that."</text:p>
          </table:table-cell>
          <table:table-cell office:value-type="string" calcext:value-type="string">
            <text:p>negative</text:p>
          </table:table-cell>
          <table:table-cell table:number-columns-repeated="1021"/>
        </table:table-row>
        <table:table-row table:style-name="ro9">
          <table:table-cell office:value-type="string" calcext:value-type="string">
            <text:p>"... will der Autor uns hier wohl sagen. Sanktionen gegen Russland verschärfen und ""etwas tun"" läuft genau darauf hinaus. Dass es dann noch mehr Tote und verletzte Kinder gibt, wird natürlich nicht erwähnt. Schauen wir uns den Arktikel doch mal an. Fotos von Zerstörung und verletzen Kindern. Da wird jeder emotional und will etwas tun. Was liegt da näher als etwas gegen den Bösewicht Putin tun zu wollen, der an dem ganzen ja schuld ist, denn schließlich ist er ja der Kumpel vom Assad. Wie platt tief ist der Spiegel denn gesunken? Für wie dumm werden wir gehalten? Ok, bei manchen Kommentaren liegt die Einschätzung des Spiegels wohl genau richtig. Waren nicht die USA und ihre Verbündeten zuerst völkerrechtswidrig in Syrien ""aktiv"" - haben dirket und indirekt Menschen getötet?"</text:p>
          </table:table-cell>
          <table:table-cell office:value-type="string" calcext:value-type="string">
            <text:p>"... the author wants to tell us here. To tighten sanctions against Russia and to ""do something"" is exactly what it is. That there are more deaths and injured children, of course, is not mentioned. Let's take a look at the arctic. Photos of destruction and hurt children. Everyone gets emotional and wants to do something. What could be more appropriate than to do something against the villain Putin, who is to blame for the whole, because after all, he is the buddy of Assad. How flat deep is the mirror sinking? For how stupid are we held? Ok, with some comments, the assessment of the mirror is probably just right. Was not the US and its allies initially ""active"" in Syria in violation of international law - have people killed directly and indirectly?"</text:p>
          </table:table-cell>
          <table:table-cell office:value-type="string" calcext:value-type="string">
            <text:p>negative</text:p>
          </table:table-cell>
          <table:table-cell table:number-columns-repeated="1021"/>
        </table:table-row>
        <table:table-row table:style-name="ro66">
          <table:table-cell office:value-type="string" calcext:value-type="string">
            <text:p>"Die Stiftung der Hinterziehungsstrategie von Frau Mohn . Da ist doch ein bisschen Klappern für die Taten der vergangenen großen Koalition nur allzu verständlich, weil die neue große, die Frau Merkel herbei manövriert hat, wegen der Mitgliederabstimmung ein bisschen wackelt. Man muß Veränderungen, die an den konstanten Umverteilungsregeln rütteln könnte verhindern. Und man muß ja seine Teepartnerin, die mit dazu beigetragen hat, daß Bertelsmann, Funke und andere Wissenschaftsersatz-Rezeptgeber weiterhin die Politik und die Politikdiskussion bestimmen, wo der politische Diskurs in diesem Lande und eine lebhafte politische Diskussion über Grundsatzfragen weitgehend zum Erliegen gekommen ist. Die Taten loben - aber die Untaten der Enteignung durch die verschiedenen Rettungsaktionen von Banken und Lebensversicherungen vergessen. Ich würde mich dafür interessieren, was die großen Eigentümer der Pressekonzerne aufheulen würden, wenn ihnen ein Fünftel der Reserven durch stattliche Maßnahmen "" geklaut "" würden. Eines der größten Sünden an Volksgesundheit und an Glaubwürdigkeit ist das Unterlassen von deutlichen Signalen gegenüber denjenigen, die mit Mikroplastik, mit Überdüngung , mit falscher Kennzeichnung und falschen Aussagen in der Werbung, mit der Zulassung der Tricksereien beim Abgas Umwelt und Bevölkerung schädigen. Die Sparfüchse, die Deutschlands Autobahnen privatisieren, damit der Steuerzahler zum Garanten der Gewinne von Kapitalsammelstellen wird. diejenigen, die unsere Bildungseinrichtungen verkommen lassen und unseren Schülern signalisieren, daß sie durch unterbezahltes Personal, verkommene Toiletten und beschädigte Gebäude durchmüssen, um den Elend ihrer Herkunft zu entkommen. Die Förderung von Privaten in Altenpflege und Krankenhäusern, die die öffentlichen so weit unter Druck setzen, bis die Betriebswirte auch dem Letzen mit Empathie beigebracht haben, den Patienten als Renditeobjekt und als Anwendungsfeld der umsatzstärksten und renditenträchtigsten Anwendung zu sehen. Laßt die unabhängigen Berater außen vor, unterstellt sie den Ministerien so deutlich, daß die politische Verblendung sich großartig und im Regierungssinne entfalten kann. Sorgt dafür, daß sich die Interessen in solchen Organisationen als Lobbyisten oder mit dem Interessenhintergrund oder mit der Androhung lukrativer Jobs nachhaltig durchsetzen können. Das ist dann der Sieg der Vortäuschung der Demokratie und die letzte Reserve der Volksverdummung sind für die Bildungsfernen immer noch die "" Blödzeitung "" , die es schafft vor lauter Eifer auf Titanic Scherze reinzufallen. Armes Deutschland ! Hebt endlich den Horizont unseres Nachwuchses, damit er kritischer mit den Großkopfeten umgeht. Aber wäre das wirklich in eurem Interesse , die ihr nicht merkt, daß ihr die AfD und andere rechte Gruppierungen erst richtig stark macht ?"</text:p>
          </table:table-cell>
          <table:table-cell office:value-type="string" calcext:value-type="string">
            <text:p>"The foundation of the strategy of deprivation of Mrs. Mohn. There is a bit of rattling for the actions of the past great coalition only too understandable, because the new big, which has maneuvered Frau Merkel here, because of the member vote a little wobbly. One must prevent changes that could shake the constant redistribution rules. And one must, after all, have his tea partner, who has contributed to the fact that Bertelsmann, Funke and other scientific replacement prescribers continue to determine politics and policy debate, where the political discourse in this country and a lively political discussion on fundamental issues has largely come to a standstill. The deeds praise - but forget the misdeeds of expropriation through the various bailouts of banks and life insurance. I would be interested in what the big owners of the press corporations would cry out if a fifth of the reserves were ""stolen"" by stately measures. One of the greatest sins of public health and credibility is the failure to send clear signals to those who harm the environment and the population with microplastics, over-fertilization, mis-labeling and misrepresentations in advertising, with the admittance of exhaust favors. The savings foxes that privatize Germany's highways so that the taxpayer becomes the guarantor of the profits of capital collection points. those who degenerate our educational institutions and signal to our students that they have to go through underpaid staff, rotten toilets and damaged buildings to escape the misery of their origins. The promotion of private care in the elderly and hospitals, which put the public under pressure until the business economists have also taught the last with empathy to see the patient as a yield object and the field of application of the highest-revenue and most profitable application. Leave the independent consultants out, subordinate them to the ministries so clearly that the political delusion can unfold magnificently and in the governmental sense. Ensures that the interests in such organizations as lobbyists or with the interest background or with the threat of lucrative jobs sustainably prevail. This is then the victory of the pretense of democracy and the last reserve of the dulling of the people are still the ""dumbfounding newspaper"" for the educated who manage to fall for Titanic jokes out of sheer eagerness. Poor Germany ! Finally, raise the horizon of our offspring so that he deals more critically with the big-headed ones. But would that really be in your interest that you do not realize that you are making the AfD and other right-wing groups really strong?"</text:p>
          </table:table-cell>
          <table:table-cell office:value-type="string" calcext:value-type="string">
            <text:p>negative</text:p>
          </table:table-cell>
          <table:table-cell table:number-columns-repeated="1021"/>
        </table:table-row>
        <table:table-row table:style-name="ro33">
          <table:table-cell office:value-type="string" calcext:value-type="string">
            <text:p>muss ich lachen, wenn wir deutschen glauben, wir wäre besser oder schlauer als die amerikaner. ich wüßte garnicht wo ich jetzt anfangen soll. in seiner aroganz und dummheit scheint man den eindruck von überlegenheit zu gewinnen. 12 jahre merkel sagen alles aus. dem demokratieverständnis der deutschen und dem veränderungswillen bei der letzten wahl. GEZ, mehrwertsteuer, hartz4, die ganzen baustellen die geld kosten, lobbyismus, schwarzkassen, euro-/finanzkrise, ESM u.v.m. der deutsche peon steht nur da und läst sich über das ganze medial berieseln. mehr nicht. braucht mir doch keiner erzählen, das wir schlauer besser oder intelligenter wären als die amis. vielleicht sollte man das positiv sehen mit den waffen - die gegrenzen ihre population indirekt ? vielleicht sollten wir es in deutschland auch so machen. das wäre lustig. (für die anspruchsvollen - das war dunkel - nicht ernst gemeint)</text:p>
          </table:table-cell>
          <table:table-cell office:value-type="string" calcext:value-type="string">
            <text:p>I have to laugh if we Germans believe that we are better or smarter than the Americans. I do not know where to start now. in his arousal and stupidity one seems to gain the impression of superiority. 12 years Merkel say everything. the understanding of democracy of the Germans and the will to change in the last election. GEZ, vat, hartz4, all the construction sites cost money, lobbying, blackouts, euro- / financial crisis, ESM u.v.m. the German peon just stands there and lets himself be sprayed over the whole medial. not more. Nobody needs to tell me that we would be smarter, better or more intelligent than the Americans. perhaps one should see that positively with the weapons - which indirectly limits their population? maybe we should do it that way in germany too. that would be funny. (for the discerning - that was dark - not serious)</text:p>
          </table:table-cell>
          <table:table-cell office:value-type="string" calcext:value-type="string">
            <text:p>negative</text:p>
          </table:table-cell>
          <table:table-cell table:number-columns-repeated="1021"/>
        </table:table-row>
        <table:table-row table:style-name="ro11">
          <table:table-cell office:value-type="string" calcext:value-type="string">
            <text:p>Deutschland leistet sich die mit Abstand bürokratischste Beschaffungsorganisation. Bzw. Verhinderungs-Organisation an Beschaffung und Bereitstellung von Ausrüstungsmaterial, wie es in der Truppe gebraucht wird. Wir haben ein großes Heer an Bürokraten, die selbstverständlich nicht verstehen, weshalb man sie nicht versteht. Da könnte sonst jeder dahergelaufene Soldat kommen und verlangen, dass seine persönliche Ausrüstung ok ist, dass für seine Gerätschaftschaften Verschleißteile als Ersatz zur Verfügung stehen. Aber all die dummen Soldaten verstehen nicht die komplexen Anforderungen, welche Papiere alle da sein müssen, bevor der Soldat sein Klopapier ausgeliefert bekommen kann. Es müssten nur damit begonnen werden, die Verwaltung vergleichbar mit Mängel in der Technik arbeiten lassen. Da gäbe es einen Aufschrei, nur weil der Drucker oder die Kaffeemaschine nicht funktionieren. --- Aber wer draußen seinen Kopf für alles hinhält, da ist es egal, wenn dem der existenzielle Schutz fehlt. Eine Respektlosigkeit gegenüber den Menschen, die Gesundheit und Leben riskieren, dass die Bürokraten einen gemütlichen Büroalltag haben können.</text:p>
          </table:table-cell>
          <table:table-cell office:value-type="string" calcext:value-type="string">
            <text:p>Germany is by far the most bureaucratic procurement organization. Or. Preventive organization to procure and provide equipment as needed by the troop. We have a large army of bureaucrats who, of course, do not understand why they are not understood. Otherwise any runaway soldier could come and demand that his personal equipment be ok, that spare parts be available for his equipment. But all the stupid soldiers do not understand the complex requirements of what papers must be there before the soldier can get his toilet paper delivered. It would just have to start by letting the administration work comparable to deficiencies in the technique. There's an outcry just because the printer or coffee maker is not working. --- But if you hold your head out for everything, it does not matter if you lack existential protection. A disrespect for the people who risk health and life, that the bureaucrats can have a comfortable office life.</text:p>
          </table:table-cell>
          <table:table-cell office:value-type="string" calcext:value-type="string">
            <text:p>negative</text:p>
          </table:table-cell>
          <table:table-cell table:number-columns-repeated="1021"/>
        </table:table-row>
        <table:table-row table:style-name="ro9">
          <table:table-cell office:value-type="string" calcext:value-type="string">
            <text:p>Es ist in allen Bereichen in Deutschland das Gleiche: ob BER, Pflege, Straßen, Schulen oder die Bundeswehr... Wir zahlen und zahlen uns dumm und dämlich. Das Geld verschwindet allerdings in den Taschen des Kapitals und die Politik deckt das Ganze bzw. im Falle der Bundeswehr macht die Politik sogar gemeinsame Sache mit den Rüstungskonzernen, die viel Geld bekommen und dafür Schrott liefern. Gleiches bei der Autoindustrie. Das halbe Kabinett Merkels sitzt in Aufsichtsräten und kassiert ab und der Steuerzahler wird ausgeplündert. Ich halte nichts von der AfD, aber wenn diese die Bundesregierung des Hochverrats bezichtigt, dann haben sie Recht. Aber veröffentlicht wird der Kommentar hier sowieso wieder nicht...</text:p>
          </table:table-cell>
          <table:table-cell office:value-type="string" calcext:value-type="string">
            <text:p>It is the same in all areas in Germany: whether BER, care, roads, schools or the Bundeswehr ... We pay and pay us stupid and stupid. The money disappears, however, in the pockets of capital and the policy covers the whole or in the case of the Bundeswehr, the policy even makes common cause with the defense companies, which get a lot of money and deliver scrap for it. Same with the auto industry. Half of Merkel's cabinet sits on the boards of directors and cashes in and the taxpayer is plundered. I do not believe in the AfD, but if it accuses the federal government of high treason, then they are right. But the comment will not be published here anyway ...</text:p>
          </table:table-cell>
          <table:table-cell office:value-type="string" calcext:value-type="string">
            <text:p>negative</text:p>
          </table:table-cell>
          <table:table-cell table:number-columns-repeated="1021"/>
        </table:table-row>
        <table:table-row table:style-name="ro25">
          <table:table-cell office:value-type="string" calcext:value-type="string">
            <text:p>"Soll sich Häuptling ""Gelbes Haar"" doch an Nord-Korea abarbeiten :) Wie dumm sind die Ami's ??? Nach 100 Jahren Drohgebärden und dilettantisches Agieren dachte ich doch ich haetten es verstanden. Ohne die Schutzmaechte im Boot haben wir die gleiche Situation wie in den anderen Staaten wo die Amerikaner ihr Glueck versuchten. Siehe Afghanistan, Iran nun Nord-Korea. Wird ne makellose Bilanz geben nach 20 Jahren und 4 Kriegen :) Aber zwei Konflikte haben sie gewonnen Panama und Grenada. Zuviel Supermannfilme !!! Captain America :)"</text:p>
          </table:table-cell>
          <table:table-cell office:value-type="string" calcext:value-type="string">
            <text:p>"Should chieftain ""Yellow Hair"" work on North Korea :) How stupid are the Ami's ??? After 100 years of threatening gestures and amateurish acting I thought I had understood. Without the protective equipment in the boat we have the same situation as in the other states where the Americans tried their luck. See Afghanistan, Iran now North Korea. Will give an impeccable record after 20 years and 4 wars :) But two conflicts have won them Panama and Grenada. Too much superman movies !!! Captain America :)"</text:p>
          </table:table-cell>
          <table:table-cell office:value-type="string" calcext:value-type="string">
            <text:p>negative</text:p>
          </table:table-cell>
          <table:table-cell table:number-columns-repeated="1021"/>
        </table:table-row>
        <table:table-row table:style-name="ro1">
          <table:table-cell office:value-type="string" calcext:value-type="string">
            <text:p>Die Chinesen und die Russen werden Nordkorea weiter durch die Hintertüre beliefern, weil ihnen es ja sehr recht ist wenn Amerika etwas Beschäftigung hat. Gehe jede Wette ein, dass NK erst an den Verhandlungstisch kommt, wenn es zweifelsfrei Atomraketen auf Amerika feuern kann. Alles andere wäre ja für Kim Jong-un nur ein Selbstmordkommando. Und die Amerikaner werden dann auf Verhandlungen auf Augenhöhe eingehen müssen. Selbst Trump ist nicht so dumm und emotional, dass er deswegen vorher einen Atomkrieg riskieren wird. Hoffe ich zumindest.</text:p>
          </table:table-cell>
          <table:table-cell office:value-type="string" calcext:value-type="string">
            <text:p>The Chinese and the Russians will continue to supply North Korea through the back door, because they are quite right when America has some employment. Take every bet that NK comes to the negotiating table when it can unequivocally fire nuclear missiles at America. Anything else would be just a suicide squad for Kim Jong-un. And the Americans will then have to enter into negotiations at eye level. Even Trump is not so stupid and emotional that he will risk a nuclear war beforehand. At least I hope so.</text:p>
          </table:table-cell>
          <table:table-cell office:value-type="string" calcext:value-type="string">
            <text:p>negative</text:p>
          </table:table-cell>
          <table:table-cell table:number-columns-repeated="1021"/>
        </table:table-row>
        <table:table-row table:style-name="ro30">
          <table:table-cell office:value-type="string" calcext:value-type="string">
            <text:p>Nein, keiner wäre so dumm in diesem Fall die Türkei zu unterstützen, zumal sie sich nicht nur völkerrechtswidrig verhält, sondern auch noch die USA mit ihrer Aktion verärgert hat.</text:p>
          </table:table-cell>
          <table:table-cell office:value-type="string" calcext:value-type="string">
            <text:p>No, nobody would be so stupid in this case to support Turkey, especially since it is not only contrary to international law, but also angered the US with their action.</text:p>
          </table:table-cell>
          <table:table-cell office:value-type="string" calcext:value-type="string">
            <text:p>negative</text:p>
          </table:table-cell>
          <table:table-cell table:number-columns-repeated="1021"/>
        </table:table-row>
        <table:table-row table:style-name="ro29">
          <table:table-cell office:value-type="string" calcext:value-type="string">
            <text:p>So, in Syrien sind die Türken schon eingefallen. Wenn unsere Regierung sich weiter von diesem Despoten beleidigen und für dumm verkaufen läßt, dann werden bald türkische Fallschirmjäger deutsche Kampfpanzer in Deutschland rauben um in Deutschland die sogenannten Terroristen zu bekämpfen. Die wissen ja bereits wie der Leo funktioniert.</text:p>
          </table:table-cell>
          <table:table-cell office:value-type="string" calcext:value-type="string">
            <text:p>So, in Syria the Turks have already invaded. If our government continues to insult and ridicule this despot, Turkish paratroopers will soon steal German tanks in Germany to fight the so-called terrorists in Germany. They already know how Leo works.</text:p>
          </table:table-cell>
          <table:table-cell office:value-type="string" calcext:value-type="string">
            <text:p>negative</text:p>
          </table:table-cell>
          <table:table-cell table:number-columns-repeated="1021"/>
        </table:table-row>
        <table:table-row table:style-name="ro4">
          <table:table-cell office:value-type="string" calcext:value-type="string">
            <text:p>veraltetes Material und geringe Kampferfahrung geschwächte türkische Armee ist hoffentlich nicht so dumm und überheblich zu glauben, neben 10.000 Kurden sich nun auch mit 200.000 Mann der SAA und ihrer Verbündeter Milizen anzulegen? Durch ihre Dummheit und Sturheit haben aber leider auch die Kurden zur aktuellen Misere beigetragen, denn seit Jahren hatte ihnen Assad weitgehende Autonomie angeboten, gegen Abgabe ihrer schwerer Waffen sowie das Durchlassen der SAA an die Grenze zur Türkei. Die aktuelle Einsicht der Kurden dahingehend kommt ggf. nun zu spät.</text:p>
          </table:table-cell>
          <table:table-cell office:value-type="string" calcext:value-type="string">
            <text:p>Obsolete material and low combat experience weakened Turkish army is hopefully not so stupid and presumptuous to believe, in addition to 10,000 Kurds now also with 200,000 men of the SAA and their ally to create militias? The stupidity and stupidity of the Kurds has unfortunately contributed to the current misery, because for years Assad had offered them far-reaching autonomy, against the surrender of their heavy weapons and the passage of the SAA to the border with Turkey. The current insight of the Kurds may be too late.</text:p>
          </table:table-cell>
          <table:table-cell office:value-type="string" calcext:value-type="string">
            <text:p>negative</text:p>
          </table:table-cell>
          <table:table-cell table:number-columns-repeated="1021"/>
        </table:table-row>
        <table:table-row table:style-name="ro65">
          <table:table-cell office:value-type="string" calcext:value-type="string">
            <text:p>Wie hier alle wieder die Türkei anprangern. Ich weiß nur nicht, ob allen klar ist, dass praktisch jedes westliches Land ebenfalls illegalen Krieg in Syrien führt. Sicher verstößt es gegen das Völkerrecht was die Türkei zur Zeit macht. Sicher hat die Türkei sich zum Teil auch selbstverschuldet in diese Lage manövriert, aber die haben irgendwo gute Gründe jetzt dort zu sein. Die haben mit Ihrer dummen Politik die eigenen Grenzen unsicher gemacht. Jetzt müssen die diese Grenzen aber nunmal verteidigen. Ich kann verstehen, dass man hier nicht unbedingt viel Mitleid hat. Türkei hat vor einem Jahr noch eifrig am Chaos mitgewirkt. Nur kommt hier irgendwie völlig aus dem Radar. Dass was der Westen macht ist weit illegaler und weit unverständlicher. Legal in Syrien kämpfen nur Russen, Iraner und die syrische Armee. Mit ganz, ganz viel Fantasie kann man noch Kurden und den Teil der Rebellen Legalität zurechnen die aus Syrien kommen. Also keine 10 % der Rebellen. Bei dem Rest der Akteure ist jede einzelne Aktion Bruch des Völkerrechts. Wobei von den ganzen Verbrechern die Türkei noch die verständlichsten Gründe hat. Israel beharrt zwar genauso auf eigene Sicherheit. Da erkenne ich die Gefahr jedoch nicht. Syrien war nie eine ernsthafte Gefahr für Israel. Jetzt ist aus Syrien nichts mehr übrig geblieben. Welche Gefahr soll das für Israel darstellen, wenn es schon davor keine Gefahr dargestellt hat. Ich weiß, dass rund um Israel alle Israel hassen. Das ist das isolierteste Land der Welt. Wenn ich mir aber angucke wie leichtfertig Israel bisher mit seinen Gegner fertig geworden ist, was soll sich jetzt geändert haben, nachdem Israelische potentielle Gegner sich gegenseitig die Nase blutig geschlagen haben.</text:p>
          </table:table-cell>
          <table:table-cell office:value-type="string" calcext:value-type="string">
            <text:p>As everyone here again denounce Turkey. I just do not know if everyone knows that virtually every Western country is also leading an illegal war in Syria. It certainly violates international law that Turkey is currently doing. Of course, Turkey has maneuvered itself partially into the situation, but they have good reasons to be there now. They have made your own limits uncertain with your stupid politics. But now they have to defend these borders. I can understand that you do not necessarily have much compassion here. Turkey was still busy a year ago with the chaos. But here comes somehow completely out of the radar. What the West is doing is far more illegal and far less understandable. Only Syrians, Iranians and the Syrian army fight legally in Syria. With quite a lot of imagination you can still count Kurds and the part of the rebels' legality coming from Syria. So no 10% of the rebels. For the rest of the actors, every single action is a breach of international law. Of all the criminals Turkey has the most understandable reasons. Israel insists on its own safety as well. But I do not recognize the danger. Syria was never a serious threat to Israel. Now nothing is left of Syria. What danger should this pose for Israel if it has not shown any danger before? I know that all Israel hate Israel. This is the most isolated country in the world. But if I look at how recklessly Israel has coped with its opponents so far, what should have changed now, after Israeli potential opponents blew their nose at each other?</text:p>
          </table:table-cell>
          <table:table-cell office:value-type="string" calcext:value-type="string">
            <text:p>negative</text:p>
          </table:table-cell>
          <table:table-cell table:number-columns-repeated="1021"/>
        </table:table-row>
        <table:table-row table:style-name="ro25">
          <table:table-cell office:value-type="string" calcext:value-type="string">
            <text:p>Noch Angriffskrieg, sind die Deutschen wircklich soooo dumm, um nicht einmal diese Gegenbenheit zu verstehen ??? Oder machen die meisten hier diese Kommentare mit Vorsatz ??? 1. in der Türkei leben 3,5 Mio Flüchtlinge, deren Anzahl kurzfristig drastisch steigen kann. 1. aus dem Gebiet Afrin sind in den vergangenen Jahren etliche Terroristen in die Türkei eingedrungen, die in der Türkei zahlreiche Anschläge mit vielen Opfern verübt haben. Und die syrische Regierung will oder kann nichts dagegen unternehmen.</text:p>
          </table:table-cell>
          <table:table-cell office:value-type="string" calcext:value-type="string">
            <text:p>Still aggressive war, are the Germans really soooo stupid, not even to understand this obverse? Or do most of these comments intentionally ??? 1. 3.5 million refugees live in Turkey, whose number can rise drastically in the short term. 1. In the past few years, several terrorists have invaded Turkey from the Afrin area and have made numerous attacks in Turkey with many victims. And the Syrian government wants or can not do anything about it.</text:p>
          </table:table-cell>
          <table:table-cell office:value-type="string" calcext:value-type="string">
            <text:p>negative</text:p>
          </table:table-cell>
          <table:table-cell table:number-columns-repeated="1021"/>
        </table:table-row>
        <table:table-row table:style-name="ro27">
          <table:table-cell office:value-type="string" calcext:value-type="string">
            <text:p>Ich denke nicht, dass die Russen so dumm wären und nicht vom syrischen Tisch aufstehen und es gut sein lassen, sollte Assad so einen Fall provozieren und die Türkei lauthals nach Beistand rufen (das wäre nach Statut nicht mal notwendig, Nato Partner dürften/müssten direkt zurückschlagen).</text:p>
          </table:table-cell>
          <table:table-cell office:value-type="string" calcext:value-type="string">
            <text:p>I do not think that the Russians are so stupid and do not get up from the Syrian table and let it be, should Assad provoke such a case and loudly call Turkey for assistance (that would not be necessary under Statute, Nato partners should / should directly fight back).</text:p>
          </table:table-cell>
          <table:table-cell office:value-type="string" calcext:value-type="string">
            <text:p>negative</text:p>
          </table:table-cell>
          <table:table-cell table:number-columns-repeated="1021"/>
        </table:table-row>
        <table:table-row table:style-name="ro16">
          <table:table-cell office:value-type="string" calcext:value-type="string">
            <text:p>Wer soll ihn denn absetzen? Er provoziert Syrien und wenn die in die Türkei eindringen haben wir den Bündnisfall. Dann hat der Weltzündler Erdogan erreicht Was Er nicht will aber wohl zu dumm ist zu überblicken. Dass die Nato direkt Syrien und Russland gegenüberstehen. Man muss Erdogan mit allen Mitteln aus dem Verkehr ziehen. So lehrt es die Geschichte</text:p>
          </table:table-cell>
          <table:table-cell office:value-type="string" calcext:value-type="string">
            <text:p>Who should sell him? It provokes Syria and when they invade Turkey we have the alliance case. Then the Weltzündler Erdogan has achieved What he does not want but is probably too stupid to overlook. That NATO is directly facing Syria and Russia. You have to pull Erdogan out of circulation by all means. This is how the story teaches</text:p>
          </table:table-cell>
          <table:table-cell office:value-type="string" calcext:value-type="string">
            <text:p>negative</text:p>
          </table:table-cell>
          <table:table-cell table:number-columns-repeated="1021"/>
        </table:table-row>
        <table:table-row table:style-name="ro67">
          <table:table-cell office:value-type="string" calcext:value-type="string">
            <text:p>"Man muss sich ja überlegen, was da passiert: Man deklariert in den USA von ganz oben, dass diese Shootings unter Schülern Kollateralschäden dafür sind, dass jeder jeden jederzeit erschießen können soll. Dass die Waffen-Industrie das toll findet und für den Mords-Fetisch Lobbyisten mordsmäßig los schickt ist trivial und da muss man sich nicht länger drüber aufhalten: Die wissen, wozu die Waffen gemacht sind und den es trifft ist denen natürlich egal, so lange der Rubel rollt .. Was ich mich frage ist, welche Signale man den amerikanischen Bürgern mit diesem Fetisch ins Hirn programmiert. Und eins der Signale ist, dass man ohne Aufwand eben immer und jederzeit von einer anderen Person umgebracht werden kann. Und damit schafft man die Verpflichtung, sich selbst vor Mördern zu schützen. Wer das nicht kann, der fällt eben - wie diese Schüler - mehr oder minder regelmäßig dem Darwinismus zum Opfer. Und ich denke, dass genau diese Message auch gewollt ist: ""Seid Euch nie sicher!"" - das schafft vielleicht eine Awareness, die wir in Europa nicht kennen - und umgedreht auch eine unterschwellige Gewaltbereitschaft, sich andere Länder und anderes Eigentum einzuverleiben. Imperialismus bedeutet ja auch, sich immer weiter ausdehnen zu wollen und nie genug bekommen zu können. Europäer haben vielleicht eher ein Gefühl dafür, dass der Status-Quo in Ordnung ist, während die Amerikaner durch genau solche Signale wie beim Waffengesetz eine ganz andere (u.U. unterschwellige) Bereitschaft für Eroberungs-Kriege haben, die ja durchaus auf der Feld der Ökonomie oder seit ca. 25 der IT vor-verlagert werden können. Wenn man will, dass man an der Heimatfront kein Problem mit der illegalen Ausbeutung von ökonomischen Ressourcen in fremden Ländern bekommt und der, in intransparenten Prozessen mehr oder minder versteckten Gewalt für die Raubzüge, dann muss man dem eigenen Volk vermutlich so eine Art ""natürliches Recht des Stärkeren zur Gewaltanwendung"" - entgegen der Werte unserer Aufklärung - ins Hirn brennen. Und ich finde, dass das dann sowohl zu solch bizarr-befremdlich-dummen Präsidenten wie Bush, Nixon oder Trump führt und eben auch die fehlende Bereitschaft, Waffen stärker kontrollieren zu wollen: Die Amerikaner sollen im Bewusstsein leben, sich die Welt mit (gegebenenfalls) mit Waffengewalt Untertan zu machen. Und so legitimiert das Recht auf individuellen (Kriegs-) Waffenbesitz eben auch die globale Ausübung imperialer Macht in der Welt - bzw. die gewaltsame Unterwerfung anderer Großmächte wie Russland oder China. Dass diese Weltherrschafts-Strategie noch ein bisschen mit diplomatischen Nebelkerzen, Prosa garniert und mit Intrigen, False Flagg-Aktionen, Lügen/PsyOps, etc. garniert wird, ist trivial. Wichtig ist IMO, dass es zu den imperialen Interessen der US-Administration passt, wenn die Bürger eine latente Gewaltbereitschaft und auch ein Bewusstsein für den schnellen Waffentod besitzen. Ein paar tote Kinder (von Menschen, die Pech oder nicht das Geld zum schützen haben) - oder ganz allgemein Tote durch Amok-Läufe - sind dann eben hin zu nehmen! Thats Live .."</text:p>
          </table:table-cell>
          <table:table-cell office:value-type="string" calcext:value-type="string">
            <text:p>"You have to think about what happens there: It is declared in the US from the top that these shootings are collateral damage among students, that everyone should be able to shoot anyone at any time. The fact that the weapons industry finds the great and for the murder fetish lobbyists sent off mocking is trivial and there you do not have to worry about it any longer: The know what the weapons are made and it hits them, of course, no matter as long as Rubles rolls .. What I ask myself is which signals are programmed into the brain of American citizens with this fetish. And one of the signals is that without any effort you can always and always be killed by another person. And that creates the obligation to protect yourself from murderers. Those who can not do that - just like these students - fall victim more or less regularly to Darwinism. And I think that's exactly what this message is meant to be: ""Never be sure!"" - this may create an awareness that we do not know in Europe - and it also reverses a subliminal propensity to invade other countries and other property. After all, imperialism means always wanting to expand and never get enough. Europeans may be more likely to feel that the status quo is in order, while the Americans have a very different (possibly subliminal) readiness for conquest wars, as in the weapons law, as they are in the field of economics or economics since about 25 of the IT can be relocated. If you want the home front to have no problem with the illegal exploitation of economic resources in foreign countries and the more or less hidden violence in the raids in non-transparent processes, you probably have to give your own people a kind of ""natural right of the fittest to the use of force ""- contrary to the values ​​of our Enlightenment - burn into the brain. And I think that then leads to such bizarre-strangely stupid presidents as Bush, Nixon or Trump and just the lack of willingness to want to control weapons more: Americans should live in the consciousness, the world with (if necessary) to subjugate by force of arms. And so the right to individual (war) arms possession also legitimizes the global exercise of imperial power in the world - or the violent subjugation of other great powers such as Russia or China. That this world domination strategy is still a bit garnished with diplomatic smoke candles, prose and garnished with intrigues, False Flagg actions, lies / PsyOps, etc., is trivial. Importantly, IMO is in line with the imperial interests of the US administration if citizens have latent violence and awareness of the rapid death of weapons. A few dead children (people who have bad luck or not the money to protect) - or more generally dead by amok runs - are then just take out! Thats live .."</text:p>
          </table:table-cell>
          <table:table-cell office:value-type="string" calcext:value-type="string">
            <text:p>negative</text:p>
          </table:table-cell>
          <table:table-cell table:number-columns-repeated="1021"/>
        </table:table-row>
        <table:table-row table:style-name="ro21">
          <table:table-cell office:value-type="string" calcext:value-type="string">
            <text:p>Gäääähn ... die Schweiz ist - den einen oder anderen mag es überraschen - nicht die USA. Der Vergleich dieser beiden Länder ist nichts als ein billiger Verdummungsversuch. Fakt ist: In den USA treten unter den aktuellen Bedingungen die aktuellen Probleme auf. Und man behebt die Probleme - auch das wird den einen oder anderen überraschen - NICHT dadurch, dass man nichts ändert. Wenn man die Probleme beheben will, muss man den Zugang zu Waffen erschweren. Das wird jedem, der sich die Sache halbwegs unvoreingenommen ansieht schon dadurch klar, dass die weitaus meisten bei Amokläufen in den USA verwendeten Waffen LEGALE Waffen waren.</text:p>
          </table:table-cell>
          <table:table-cell office:value-type="string" calcext:value-type="string">
            <text:p>Gäääähn ... Switzerland is - one or the other may surprise it - not the US. The comparison of these two countries is nothing but a cheap stultification attempt. Fact is: In the US under the current conditions, the current problems. And you fix the problems - that too will surprise one or the other - NOT by not changing anything. If you want to fix the problems, you have to make access to weapons more difficult. This is clear to anyone who considers it halfway unbiased that the vast majority of weapons used in US gunfire were LEGAL weapons.</text:p>
          </table:table-cell>
          <table:table-cell office:value-type="string" calcext:value-type="string">
            <text:p>negative</text:p>
          </table:table-cell>
          <table:table-cell table:number-columns-repeated="1021"/>
        </table:table-row>
        <table:table-row table:style-name="ro29">
          <table:table-cell office:value-type="string" calcext:value-type="string">
            <text:p>Das Internet, und im Speziellen Youtube, Facebook und Twitter, ist ein ekelhafter Raum für Lügen, Hetze und dümmste Verschwörungstheorien geworden. Leute, die den Mist glauben, fühlen sich in der Regel auch noch überlegen und glauben die ultimative Wahrheit zu kennen. Diskutieren ist mit denen meist auch überhaupt nicht möglich, man selbst ist ja immer das dumme Schlafschaf...</text:p>
          </table:table-cell>
          <table:table-cell office:value-type="string" calcext:value-type="string">
            <text:p>The Internet, and especially Youtube, Facebook, and Twitter, has become a disgusting room for lies, agitation, and dumbest conspiracy theories. People who believe the crap usually feel superior and believe they know the ultimate truth. Discussing is usually not possible at all, you yourself are always the stupid sleeping sheep ...</text:p>
          </table:table-cell>
          <table:table-cell office:value-type="string" calcext:value-type="string">
            <text:p>negative</text:p>
          </table:table-cell>
          <table:table-cell table:number-columns-repeated="1021"/>
        </table:table-row>
        <table:table-row table:style-name="ro29">
          <table:table-cell office:value-type="string" calcext:value-type="string">
            <text:p>"Sind Amerikaner wirklich so dumm, dass sie auf dieses Märchen hereinfallen? Es ist all zu leicht nachprüfbar, ob jemand zum Kreise der Betroffenen gehören kann oder nicht... Wenn so etwas geglaubt wird, .... Nun ja. Terry Pratchett schrieb mal so schön ""Der IQ einer Gruppe ist der IQ des Dümmsten aus der Gruppe geteilt durch die Anzahl der Gruppenmitglieder"". Scheint hier ganz gut zu passen."</text:p>
          </table:table-cell>
          <table:table-cell office:value-type="string" calcext:value-type="string">
            <text:p>"Are Americans really so stupid that they fall for this fairytale? It is too easily verifiable, whether someone can belong to the circle of those affected or not ... If such a thing is believed, .... Well. Terry Pratchett once wrote so beautifully ""The IQ of a group is the IQ of the dumbest of the group divided by the number of group members"". Seems to fit very well here."</text:p>
          </table:table-cell>
          <table:table-cell office:value-type="string" calcext:value-type="string">
            <text:p>negative</text:p>
          </table:table-cell>
          <table:table-cell table:number-columns-repeated="1021"/>
        </table:table-row>
        <table:table-row table:style-name="ro28">
          <table:table-cell office:value-type="string" calcext:value-type="string">
            <text:p>Der Vorteil der Rechten (nicht nur in den USA) ist, dass sie wissen dass viele Leute dumm sind und keine Probleme haben, das auszunutzen.</text:p>
          </table:table-cell>
          <table:table-cell office:value-type="string" calcext:value-type="string">
            <text:p>The advantage of the Right (not just in the US) is that they know that many people are stupid and have no problems taking advantage of it.</text:p>
          </table:table-cell>
          <table:table-cell office:value-type="string" calcext:value-type="string">
            <text:p>negative</text:p>
          </table:table-cell>
          <table:table-cell table:number-columns-repeated="1021"/>
        </table:table-row>
        <table:table-row table:style-name="ro16">
          <table:table-cell office:value-type="string" calcext:value-type="string">
            <text:p>Ich schäme mich jetzt schon für meine Generation, wenn meine Kinder mich mal fragen, wie es soweit kommen konnte, dass das Internet, das die Menschen eigentlich näher zusammenbringen und ein schier unendliches Wissen für jedermann zugänglich machen sollte, unsere Gesellschaft derart spalten und verdummen konnte.</text:p>
          </table:table-cell>
          <table:table-cell office:value-type="string" calcext:value-type="string">
            <text:p>I am ashamed now for my generation, when my children ask me, how could it come to that the Internet, which would actually bring people closer together and make a sheer infinite knowledge accessible to everyone, could split and dull our society ,</text:p>
          </table:table-cell>
          <table:table-cell office:value-type="string" calcext:value-type="string">
            <text:p>negative</text:p>
          </table:table-cell>
          <table:table-cell table:number-columns-repeated="1021"/>
        </table:table-row>
        <table:table-row table:style-name="ro16">
          <table:table-cell office:value-type="string" calcext:value-type="string">
            <text:p>Ich schäme mich jetzt schon für meine Generation, wenn meine Kinder mich mal fragen, wie es soweit kommen konnte, dass das Internet, das die Menschen eigentlich näher zusammenbringen und ein schier unendliches Wissen für jedermann zugänglich machen sollte, unsere Gesellschaft derart spalten und verdummen konnte.</text:p>
          </table:table-cell>
          <table:table-cell office:value-type="string" calcext:value-type="string">
            <text:p>I am ashamed now for my generation, when my children ask me, how could it come to that the Internet, which would actually bring people closer together and make a sheer infinite knowledge accessible to everyone, could split and dull our society ,</text:p>
          </table:table-cell>
          <table:table-cell office:value-type="string" calcext:value-type="string">
            <text:p>negative</text:p>
          </table:table-cell>
          <table:table-cell table:number-columns-repeated="1021"/>
        </table:table-row>
        <table:table-row table:style-name="ro22">
          <table:table-cell office:value-type="string" calcext:value-type="string">
            <text:p>"eine andere druckfähige Beschreibung viel uns nicht ein. Sicher sind die Opfer auch alle aufgestanden, als der Abspann lief und haben ihre Gage bekommen. Wie degeneriert muss man sein, um so einen MIST abzusondern? Am Ende helfen nur große Schilder an Schulen/Kindergärten/Unis: ""Hier wird gelernt und gelehrt! Attentäter/Massenmörder müssen draußen bleiben! Wir empfehlen unsere kostenlose APP 'massmurderfordummies' die Sie in die Büros der Politiker/NRA/usw. führt! Beachten Sie bitte deren Öffnungszeiten um die Politiker/usw. auch zu treffen!"". Satire oder die einzige Möglichkeit zu einer Änderung - entscheiden Sie selbst."</text:p>
          </table:table-cell>
          <table:table-cell office:value-type="string" calcext:value-type="string">
            <text:p>"another printable description not much us. Sure, the victims all stood up when the credits ran and got their pay. How degenerate does one have to be in order to separate a MIST? In the end, only big signs at schools / kindergartens / universities help: ""Here is learned and taught! Assassins / mass murderers have to stay outside! We recommend our free APP 'massmurderfordummies' which leads you to the offices of politicians / NRA / etc! Please open their opening hours to meet the politicians / etc. "". Satire or the only way to change it - decide for yourself."</text:p>
          </table:table-cell>
          <table:table-cell office:value-type="string" calcext:value-type="string">
            <text:p>negative</text:p>
          </table:table-cell>
          <table:table-cell table:number-columns-repeated="1021"/>
        </table:table-row>
        <table:table-row table:style-name="ro48">
          <table:table-cell office:value-type="string" calcext:value-type="string">
            <text:p>Ich habe das Gefühl, daß ein großer Teil der amerikanischen Bevölkerung sehr krank ist. Oder sehr ungebildet und dumm. Leider muss der andere Teil der Bevölkerung darunter leiden. Aber wer sich nicht wehrt, lebt verkehrt.</text:p>
          </table:table-cell>
          <table:table-cell office:value-type="string" calcext:value-type="string">
            <text:p>I feel that a large part of the American population is very ill. Or very uneducated and stupid. Unfortunately, the other part of the population has to suffer. But whoever does not resist, lives wrong.</text:p>
          </table:table-cell>
          <table:table-cell office:value-type="string" calcext:value-type="string">
            <text:p>negative</text:p>
          </table:table-cell>
          <table:table-cell table:number-columns-repeated="1021"/>
        </table:table-row>
        <table:table-row table:style-name="ro1">
          <table:table-cell office:value-type="string" calcext:value-type="string">
            <text:p>"Ich verstehe die Frage nicht. Die Amerikaner sind dumm genug, Trump zum Präsidenten zu wählen (und Pence zum Vize), sie sind dumm genug, auf Parolen der NRA reinzufallen, sie sind dumm genug, Republikaner zu wählen, dumm genug zu glauben, ein Milliardär stünde gegen das ""Establishment"", dumm genug, um religiösen Fanatikern immer wieder eine Bühne zu geben, die alles predigen außer Nächstenliebe, dumm genug, .... Ich weiß gar nicht, ob ich die ganze lange Liste schaffe. Natürlich sind sie dumm genug, um auf dieses Märchen reinzufallen. Nur zu gerne."</text:p>
          </table:table-cell>
          <table:table-cell office:value-type="string" calcext:value-type="string">
            <text:p>"I do not understand the question. The Americans are stupid enough to vote for Trump (and Pence to Vice) for Trump, stupid enough to fall for NRA slogans, stupid enough to vote Republicans, stupid enough to believe a billionaire is against the establishment "", stupid enough to give religious fanatics time and again a stage that preaches everything except charity, stupid enough .... I do not even know if I can make the whole long list. Of course, they are stupid enough to fall for this fairytale. Only too happy."</text:p>
          </table:table-cell>
          <table:table-cell office:value-type="string" calcext:value-type="string">
            <text:p>negative</text:p>
          </table:table-cell>
          <table:table-cell table:number-columns-repeated="1021"/>
        </table:table-row>
        <table:table-row table:style-name="ro37">
          <table:table-cell office:value-type="string" calcext:value-type="string">
            <text:p>"Und weiter geht es mit den Verschwörungstheorien! Die Mainstream-Medien (mit Ausnahme natürlich FoxNews) haben sich gegen die Wahrheit verschworen und verfolgen eine gemeinsame Strategie, um dem gemeinen Volk systematisch eine falsche Realität vorzugaukeln. Na klar doch! Und worauf beziehen sich diese ""Erleuchteten"" überlicherweise, wenn sie die Fakten heraushauen? Auf Youtube-Kanäle, auf irgendwelche Blogs im Internet und auf nachweislich wenig vertrauenserweckenden Internetportalen wie Breitband &amp; Co.. Es wird hoch und runter diskutiert und argumentiert, dass irgend ein Fernsehsender von die vielen kleinen Details, die zwangsläufig weggelassen werden, doch gerade jenes dabei ist, dass doch vermeintlich so wichtig ist. Oder das auf der anderen Seite etwas mehr als Offensichtliches einfach so genannt wird, obwohl es vielleicht nicht gerichtsfest bewiesen wurde. ... Und auf der anderen Seite favorisiert man genau jene Quellen, die immer und immer wieder nachweislich völlig dummes Zeug daherreden - wie z. B. in diesem SPON-Artikel beschrieben das Anzweifeln, dass es sich um Schüler dieser Schule handelt. Da werden Präsidentschaftskandidaten zu Betreibern von Kinderpornoringen aus Pizzarien heraus usw. usw.. Aber nicht vertrauenswürdig soll CNN sein. Klar doch! Und wenn dann auf der anderen Seite behauptet wird, der Kremel habe dich russischen Medien unter seine Kontrolle gebracht, dann ist hier die Hölle los. Nein! Nie und nimmer! Russland ist ein Paradebeispiel für eine super Presselandschaft. Es gibt halt nichts negatives über Putin zu berichten. So müsste das ja eigentlich in den USA ja auch laufen. Und am Ende gehört dann schnell auch mal Russia-Today zu jenes Quellen, die doch so total objektiv und aufklärerisch über die Gegebenheiten dieser Welt berichten. Eine ""freie Presse"", wie sie solchen Verschwörungstheoretikern vorschwebt, möchte ich nicht haben!"</text:p>
          </table:table-cell>
          <table:table-cell office:value-type="string" calcext:value-type="string">
            <text:p>"And it continues with the conspiracy theories! The mainstream media (with the exception, of course, FoxNews) have conspired against the truth and are pursuing a common strategy to systematically fool the common people into a false reality. Sure! And what do these ""enlightened ones"" usually refer to when they cut out the facts? On YouTube channels, on some blogs on the Internet, and on verifiably untrustworthy Internet portals such as Broadband &amp; Co. It's being discussed up and down, arguing that any one TV station is missing out on the many small details that are inevitably left out is that supposedly so important. Or that on the other hand, something more than obvious is simply called that, although it may not have been proven by the court. ... And on the other hand, you favor exactly those sources that always talk about stupid stuff over and over again - such as: For example, in this SPON article, there is a doubt that they are students of this school. There will be presidential candidates to operators of Kinderpornoringen out of pizzaria, etc., etc. But not trustworthy should be CNN. It's clear! And then, on the other hand, when it is claimed that the Kremlin has brought you Russian media under its control, then hell is going on here. No! Never ever! Russia is a prime example of a great press landscape. There is nothing negative to report about Putin. So that would indeed actually run in the US. And in the end Russia-Today is one of those sources that are so objective and enlightening about the realities of this world. I do not want to have a ""free press"", such as those of such conspiracy theorists!"</text:p>
          </table:table-cell>
          <table:table-cell office:value-type="string" calcext:value-type="string">
            <text:p>negative</text:p>
          </table:table-cell>
          <table:table-cell table:number-columns-repeated="1021"/>
        </table:table-row>
        <table:table-row table:style-name="ro25">
          <table:table-cell office:value-type="string" calcext:value-type="string">
            <text:p>Sind die Chinesen extrem schlau, oder die westlichen Industrienationen extrem dumm den Chinesen für den Zugang zum chinesischen Markt sämtliches Know How zu überlassen? Wie auch immer, es war klar das uns die Chinesen irgendwann überholen werden. Vielleicht sollte der Westen seine Extremglobalisierung mal etwas überdenken weil die Chinesen sogar anfangen westliche Firmen ganz aufzukaufen. Man muss hier wahrlich kein Wirtschaftsfachmann sein um zu erkennen das dies für den Westen nicht gutgehen kann...</text:p>
          </table:table-cell>
          <table:table-cell office:value-type="string" calcext:value-type="string">
            <text:p>Are the Chinese extremely clever, or are the Western industrialized nations extremely stupid enough to leave all the know-how to the Chinese for access to the Chinese market? Anyway, it was clear that the Chinese will eventually overtake us. Perhaps the West should rethink its extreme globalization because the Chinese are even beginning to buy up Western companies. You really do not have to be a business professional to realize that this can not be good for the West ...</text:p>
          </table:table-cell>
          <table:table-cell office:value-type="string" calcext:value-type="string">
            <text:p>negative</text:p>
          </table:table-cell>
          <table:table-cell table:number-columns-repeated="1021"/>
        </table:table-row>
        <table:table-row table:style-name="ro42">
          <table:table-cell office:value-type="string" calcext:value-type="string">
            <text:p>"Natürlich sind die USA und natürlich ist vor allem auch Deutschland total bescheuert gewesen. Dass wir in China billiges Zeug gekauft haben, und dies immer noch tun, ist verzeihlich und eher nebensächlich. Weitaus schlimmer ist, dass wir die dummen Chinesen intelligent gemacht haben. Unsere ""Manager"" sind sogar noch stolz darauf, den Chinesen kostenlose Blaupausen gegeben zu haben. Und unsere Regierung hat es zugelassen, dass die Chinesen erfolgreich auf Einkaufstour gegangen sind. Sie werden es uns zeigen, wie man es macht. Wir haben keine Bodenschätze. Unsere Ressourcen sind die Menschen mit ihren Hirnen, Ideen. ""Made in Germany"" hat uns dorthin gebracht, wo wir heute sind. Morgen wird es heißen ""Made in China"". Die Geschichte wiederholt sich. Die Engländer wollten uns mit dieser Bezeichnung bestrafen und erniedrigen. ""Made in China"" war bislang ein Synonym für Billigware. Diese Bezeichnung wird morgen oder spätestens übermorgen unseren Wohlstand beseitigen. Und wo ist unsere Antwort auf diese Tendenz?!!!"</text:p>
          </table:table-cell>
          <table:table-cell office:value-type="string" calcext:value-type="string">
            <text:p>"Of course, the US and of course, especially Germany has been totally stupid. That we have bought cheap stuff in China, and are still doing so, is forgivable and rather secondary. Worse, we've made the stupid Chinese intelligent. Our ""managers"" are even proud to have given the Chinese free blueprints. And our government has allowed the Chinese to go on a successful shopping spree. They will show us how to do it. We have no natural resources. Our resources are people with their brains, ideas. ""Made in Germany"" has taken us to where we are today. Tomorrow will be called ""Made in China"". The story repeats itself. The English wanted to punish us with this name and humiliate us. ""Made in China"" was until now a synonym for cheap goods. This designation will eliminate our wealth tomorrow or at the latest the day after tomorrow. And where is our answer to this tendency? !!!"</text:p>
          </table:table-cell>
          <table:table-cell office:value-type="string" calcext:value-type="string">
            <text:p>negative</text:p>
          </table:table-cell>
          <table:table-cell table:number-columns-repeated="1021"/>
        </table:table-row>
        <table:table-row table:style-name="ro29">
          <table:table-cell office:value-type="string" calcext:value-type="string">
            <text:p>Um was soll die braune Sosse in Europa kämpfen? Um irgendwas mit Kultur? Ausgrenzung, Abgrenzung, Hetze, Verleumdung, diverse Phobien u. Paranoia, völkischtümelndes, ausländerfeindliches, wirtschaftfaschistisches - all dies soll was mit Kultur zu tun haben? Und sind für Sie die Begriffe - verzweifelt - und - strohdumm - identisch?</text:p>
          </table:table-cell>
          <table:table-cell office:value-type="string" calcext:value-type="string">
            <text:p>What should the brown sauce fight in Europe? To something with culture? Exclusion, demarcation, incitement, slander, various phobias u. Paranoia, völkischümelndes, xenophobic, economic fascist - all this has something to do with culture? And are the concepts - desperate - and - stupid - identical for you?</text:p>
          </table:table-cell>
          <table:table-cell office:value-type="string" calcext:value-type="string">
            <text:p>negative</text:p>
          </table:table-cell>
          <table:table-cell table:number-columns-repeated="1021"/>
        </table:table-row>
        <table:table-row table:style-name="ro38">
          <table:table-cell office:value-type="string" calcext:value-type="string">
            <text:p>"Also auch den ganzen Schlauen in der AfD müsste doch klar sein, dass PEGIDA keine politische Organisation ist, sondern ein Verein, der seinem Vorstand ein schönes Leben ermöglicht. Herr Bachmann lässt es sich auf einer spanischen Insel gut gehen und fliegt alle paar Wochen mal ein, um neue ""Spenden"" einzusammeln. Der Verein hinter PEGIDA ist nicht mal gemeinnützig. D.h. der darf alles Geld was er einnimmt für was auch immer verwenden, so lange er darauf Steuern zahlt. Ist doch herrlich, völlig legal und für einen intelligenten Menschen ist es auch einfach das durchschnittliche PEGIDA Klientel mit populistischen Sprüchen auf seine Seite zu ziehen. Dass Herr Bachmann durchaus nicht dumm ist merkt man daran, wie er es schafft ohne echte Inhalte und ohne eine große Menge an Unterstützern und ohne politische Relevanz jahrelang in den Medien present zu bleiben. Wenn es nicht die Flüchtlinge wären, dann wären es eben die bösen Konzernbosse. Die gegen wir, dass und nur das ist das Prinzip. Das stärkt die Gemeinschaft und bringt Spenden für den ""gemeinsamen Kampf"". Wenn die wollen, das AfD Leute auch ihren Veranstaltungen sprechen, dann doch nur, dass mehr Leute kommen und spenden. Einen anderen Sinn hat das nicht. So long, Grüße aus Dresden"</text:p>
          </table:table-cell>
          <table:table-cell office:value-type="string" calcext:value-type="string">
            <text:p>"So all the cunning in the AfD would have to be clear that PEGIDA is not a political organization, but an association that allows his board a beautiful life. Mr. Bachmann makes it easy on a Spanish island and flies in every few weeks to collect new ""donations"". The club behind PEGIDA is not even charitable. That He may use whatever money he takes for whatever, as long as he pays taxes on it. It's lovely, totally legal, and for an intelligent person, it's also easy to get the average PEGIDA clientele populist slogans on their side. That Mr. Bachmann is not stupid at all, you can tell by how he manages to be present in the media for years without real content and without a large amount of supporters and without political relevance. If it were not the refugees, then it would be the evil bosses. The against us, that and only that is the principle. This strengthens the community and brings donations for the ""common struggle"". If they want AfD people to talk about their events, then it's just that more people come and donate. It does not have a different meaning. So long, greetings from Dresden"</text:p>
          </table:table-cell>
          <table:table-cell office:value-type="string" calcext:value-type="string">
            <text:p>negative</text:p>
          </table:table-cell>
          <table:table-cell table:number-columns-repeated="1021"/>
        </table:table-row>
        <table:table-row table:style-name="ro16">
          <table:table-cell office:value-type="string" calcext:value-type="string">
            <text:p>ob Bundeswehr, Finanzministerium, jetzt wohl auch Außenministerium, Verkehrsministerium, Justiz, wohin man auch schaut, nur .......bla bla bla. Bewegen tut sich aber nichts außer dumme Reden halten, schon seit Jahren. Aber klar, uns geht es ja gut, geschenkt. Und so soll es vier Jahre weitergehen? - Gott sei dank nur noch 3,5 Jahre.</text:p>
          </table:table-cell>
          <table:table-cell office:value-type="string" calcext:value-type="string">
            <text:p>whether Bundeswehr, Ministry of Finance, now probably also Ministry of Foreign Affairs, Department of Transportation, Justice, wherever you look, only ....... blah blah blah. Moving is nothing but stupid speeches hold, for years. But of course, we're fine, given. And so it should go on for four years? Thank God only 3.5 years.</text:p>
          </table:table-cell>
          <table:table-cell office:value-type="string" calcext:value-type="string">
            <text:p>negative</text:p>
          </table:table-cell>
          <table:table-cell table:number-columns-repeated="1021"/>
        </table:table-row>
        <table:table-row table:style-name="ro25">
          <table:table-cell office:value-type="string" calcext:value-type="string">
            <text:p>Schlimm genug das die SPD Platz macht für die AfD, die nun stärkste Kraft in der Opposition ist. Den Steigbügelhalter für Merkel spielt bis zur Selbstzerfleischung. Jetzt auch noch weiter in die Verdummung mit der einfachen Umkehr das angeblich die SPD weiter in den Umfragen abrutscht wenn die Mitglieder gegen die GroKo stimmen. Dabei wird das Gegenteil der Fall sein. Es ist fast unerträglich wie nun die Merkel-Medien Stimmung für die GroKo machen. Ich erlebe es grade beim Morgenmagazin. Herr Künert, darf erst nach 23;00 Uhr gegen die GroKo werben.</text:p>
          </table:table-cell>
          <table:table-cell office:value-type="string" calcext:value-type="string">
            <text:p>Bad enough that the SPD makes way for the AfD, which is now the strongest force in the opposition. The stirrup holder for Merkel plays to the point of self-laceration. Now even further into the dumbing down with the simple reversal that allegedly the SPD slips further in the polls when the members vote against the GroKo. The opposite will be the case. It is almost unbearable as now the Merkel media make mood for the GroKo. I just experience it at the morning magazine. Mr. Künert, may only after 23, 00 clock against the GroKo advertise.</text:p>
          </table:table-cell>
          <table:table-cell office:value-type="string" calcext:value-type="string">
            <text:p>negative</text:p>
          </table:table-cell>
          <table:table-cell table:number-columns-repeated="1021"/>
        </table:table-row>
        <table:table-row table:style-name="ro27">
          <table:table-cell office:value-type="string" calcext:value-type="string">
            <text:p>hieße diesem Märchenbuch Koalitionsvertrag nicht zuzustimmen. Diesem Werk mit uralten und doch immer wieder aufgewärmten Themen und mit Absichtserklärungen weit jenseits der Veranrwortungsbereiche dieser Regierungszeit. SPD wie CDU wollen den Bürger weiter für dumm verkaufen.</text:p>
          </table:table-cell>
          <table:table-cell office:value-type="string" calcext:value-type="string">
            <text:p>Would not agree to this storybook coalition agreement. This work with ancient and yet reheated themes and with declarations of intent far beyond the areas of responsibility of this reign. SPD like CDU want to continue to sell the citizen for stupid.</text:p>
          </table:table-cell>
          <table:table-cell office:value-type="string" calcext:value-type="string">
            <text:p>negative</text:p>
          </table:table-cell>
          <table:table-cell table:number-columns-repeated="1021"/>
        </table:table-row>
        <table:table-row table:style-name="ro27">
          <table:table-cell office:value-type="string" calcext:value-type="string">
            <text:p>Z.B. Bildung, Infrastruktur, innere und äußere Sicherheit und SOZIALES! Allerdings muß man es dabei schaffen dem Wähler zu vermitteln das man erstens willig und zweitens fähig ist Diese Kombination aus Integrität, Glaubwürdigkeit und Kompetenz fehlt dummerweise allen Beteiligten.</text:p>
          </table:table-cell>
          <table:table-cell office:value-type="string" calcext:value-type="string">
            <text:p>For example, Education, infrastructure, internal and external security and SOCIAL! However, one must manage to convey to the voter that one is willing and secondly capable. This combination of integrity, credibility and competence is stupidly lacking.</text:p>
          </table:table-cell>
          <table:table-cell office:value-type="string" calcext:value-type="string">
            <text:p>negative</text:p>
          </table:table-cell>
          <table:table-cell table:number-columns-repeated="1021"/>
        </table:table-row>
        <table:table-row table:style-name="ro20">
          <table:table-cell office:value-type="string" calcext:value-type="string">
            <text:p>Das Schengen Abkommen ist das Papier nicht wert, weil es nicht funktioniert. Wirtschaftsasylanten werden nicht abgeschoben und Asylberechtigte sollten nicht den Anspruch haben, hier fuer immer bleiben zu duerfen, wenn ihr eigenes Land wieder ok ist. Voellig dumm und daneben ist der Familiennachzug, eine saubloedes Rechtsverstaendnis der EU. Da reisen Familien ein ohne Deutschkenntnisse. Wenn aber ein Deutscher mit einer Nicht EU Ehefrau und gemeinsamen Kind einreisen will nach Deutschland, dann muss die Ehefrau mit Kind nach 3 Monaten wieder Deutschland verlassen, wenn sie kein Deutsch spricht. IRRE was hier abgeht !!!! Merkel und der EU Boss Juncker und Macron machen was sie wollen.</text:p>
          </table:table-cell>
          <table:table-cell office:value-type="string" calcext:value-type="string">
            <text:p>The Schengen Agreement is not worth the paper because it does not work. Business asylum seekers will not be deported and those entitled to asylum should not be allowed to stay here forever if their own country is ok again. Totally stupid and next to the family reunion, a saubloedes Rechtsverstaendnis the EU. Families travel without knowledge of German. But if a German wants to enter Germany with a non-EU wife and a common child, then the wife and child must leave Germany after 3 months if she does not speak German. IRRE what's going on here !!!! Merkel and the EU boss Juncker and Macron do what they want.</text:p>
          </table:table-cell>
          <table:table-cell office:value-type="string" calcext:value-type="string">
            <text:p>negative</text:p>
          </table:table-cell>
          <table:table-cell table:number-columns-repeated="1021"/>
        </table:table-row>
        <table:table-row table:style-name="ro20">
          <table:table-cell office:value-type="string" calcext:value-type="string">
            <text:p>Das wird sicherlich spannend. Macron will ja erst seine Sozialgesetzte den unserigen angleichen , dann folgen wie bei uns Enteignungen der ehemaligen Arbeiter /Angestellten jetzt Rentner und der arbeitslos gewordenen Menschen , die paar verbleibenden nicht im Beamtenaperat Tätigen , sollen die Maskulinisirungen der Gesellschaft mit Kulturfremden bezahlen, ohne gefragt zu werden . Was soll das, wo ist der Sinn? Da denke ich nicht das die Franzosen das so treudumm mit machen wie die hier länger Lebenden ( als Zahlender, dann wieder Deutscher genannt.). Macrons Änderungen sind im Verhältnis zu D ,sehr deutlich zu unterscheiden ,es kommen einfach eine null am Ende weniger der schutzsuchenden Männer.</text:p>
          </table:table-cell>
          <table:table-cell office:value-type="string" calcext:value-type="string">
            <text:p>That will certainly be exciting. After all, Macron wants to harmonize his social principles with ours, then expropriations of the former workers / employees are now followed by pensioners and the unemployed people, the few remaining non-official employees, pay for the masculinisations of society with foreigners without being asked , What is this, where is the meaning? Since I do not think that the French do that as faithful as those living longer here (as a payer, then called German again.). Macron's changes are very different in relation to D, it's just a zero at the end less of the men seeking protection.</text:p>
          </table:table-cell>
          <table:table-cell office:value-type="string" calcext:value-type="string">
            <text:p>negative</text:p>
          </table:table-cell>
          <table:table-cell table:number-columns-repeated="1021"/>
        </table:table-row>
        <table:table-row table:style-name="ro30">
          <table:table-cell office:value-type="string" calcext:value-type="string">
            <text:p>also die Waffen strecken? Warum nicht Assad oder die Russen? Die Russen reden über einen Waffenstillstand, wollen jedoch eine Kapitulation. Immer die gleiche dummdreiste Taktik bzw. Dialektik.</text:p>
          </table:table-cell>
          <table:table-cell office:value-type="string" calcext:value-type="string">
            <text:p>So stretch the guns? Why not Assad or the Russians? The Russians are talking about a truce, but want a capitulation. Always the same stupid tactic or dialectic.</text:p>
          </table:table-cell>
          <table:table-cell office:value-type="string" calcext:value-type="string">
            <text:p>negative</text:p>
          </table:table-cell>
          <table:table-cell table:number-columns-repeated="1021"/>
        </table:table-row>
        <table:table-row table:style-name="ro24">
          <table:table-cell office:value-type="string" calcext:value-type="string">
            <text:p>Ich denke, ich bin der einzige hier im Forum, der selbst in der Ost-Ghouta gelebt und noch immer ein Sommerhäuschen dort hat. Anfang der 2000er habe auch meine Solarwerkstatt dorthin verlegt. Allerdings kann ich auf Google Earth sehen, daß die Halsabschneider-Terroristen der Faylaq al-Rahman alle unsere rund 800 Jahre alten Oliven - vermutlich per Bagger - ausgegraben und gestohlen, die restlichen mehreren Hundert Obstbäume und Koniferen ausnahmslos abgeholzt haben. Die Gebäude, Werkstätten und Lager sind weitgehend zerstört, der Inhalt restlos geklaut. Das alles ist nur halb so wild, denn es sind materielle Dinge, die ersetzt werden können. Viel problematischer ist, daß die Mentalität der Leute aus Douma und Umgebung (sozusagen der Harte Kern der Ghouta) mindestens 500 Jahre hinter dem nahen pluralistischen, multiethnischen und weltoffenen Damaskus hinter her hinkt. Und auch gar nicht will, daß es anders ist. Sonst würden sich a vielleicht noch die Frauen über die 'Schwarzer-Sack-Kleidungsvorschriften' ... oder die Jugend über die absolutistisch-dumme-patriarchale Art beklagen, mit der sie von ihren Vätern und Onkeln behandelt werden. Diese Mentalität ist auch der Grund, warum alle anderen Städte und Ortschaften des Landes die Versöhnungsangebote angenommen haben ... bis auf Douma. Ich freue mich jedenfalls darüber, daß die Geduld der Regierung endlich zu Ende ist - denn sobald auch die Ghouta befriedet ist, werden keine Raketen und Mörsergranaten mehr in die Stadt fliegen, wo sie in den letzten Jahren fast ausnahmslos Zivilisten getötet haben. Wieviele von diesen tatsächlich noch in der Ghouta sind, im Verhältnis zu den Kämpfern, kann niemand mit Sicherheit sagen. Was dagegen feststeht ist: Die Zivilbevölkerung hat die ganze Zeit über Zuflucht im Regierungsgebiet suchen können, so sie denn wollte. Daran gehindert wurde sie keineswegs von den Soldaten - sondern von den Terroristen, welche die Blockade aufrecht hielten und sich mit dem Schmuggel der dringend benötigten Lebensmittel, Brennstoffe usw. durch die Tunnel eine goldene Nase verdienten. So wird eine Sandale draus.</text:p>
          </table:table-cell>
          <table:table-cell office:value-type="string" calcext:value-type="string">
            <text:p>I think I'm the only one here in the forum who lived in the East Ghouta and still has a summer house there. At the beginning of the 2000s, my solar workshop also relocated there. However, I can see on Google Earth that Faylaq al-Rahman's cutthroat terrorists have dug and stolen all of our 800-year-old olives, probably by excavators, and cut down the remaining hundreds of fruit trees and conifers without exception. The buildings, workshops and warehouses are largely destroyed, the contents completely stolen. All this is only half as wild because they are material things that can be replaced. Much more problematic is that the mentality of the people from Douma and environment (so to speak, the hard core of the Ghouta) lags at least 500 years behind the close pluralistic, multi-ethnic and cosmopolitan Damascus. And do not want it to be different. Otherwise, perhaps the women would complain about the 'black-sack clothing' rules ... or the youth about the absolutist-stupid-patriarchal way they are treated by their fathers and uncles. This mentality is also the reason why all other cities and towns in the country have accepted the offer of reconciliation ... except for Douma. At any rate, I am pleased that the patience of the government has finally come to an end - because as soon as the ghouta is pacified, no rockets and mortar shells will fly to the city, where they have almost without exception killed civilians in recent years. How many of these are actually still in the Ghouta, in relation to the fighters, no one can say with certainty. What is certain, however, is that the civilian population has been able to seek refuge in the government area all the time if it wanted. She was not hindered by the soldiers, but by the terrorists who upheld the blockade and earned a golden nose with the smuggling of much-needed food, fuel, etc. through the tunnels. This is how a sandal becomes.</text:p>
          </table:table-cell>
          <table:table-cell office:value-type="string" calcext:value-type="string">
            <text:p>negative</text:p>
          </table:table-cell>
          <table:table-cell table:number-columns-repeated="1021"/>
        </table:table-row>
        <table:table-row table:style-name="ro16">
          <table:table-cell office:value-type="string" calcext:value-type="string">
            <text:p>wenn man nur gewollt hätte wäre schon lange eine Änderung möglich gewesen.Das dumme ist nur ein abgeordneter wird nie im Leben einem gesetz zu stimmen das seinen direkten Übergang zu einer Lobbygruppe oder in einen Wirtschaftposten unmöglich macht.DA sind die Amerikaner weiter als wir.</text:p>
          </table:table-cell>
          <table:table-cell office:value-type="string" calcext:value-type="string">
            <text:p>if you would have wanted to have long been a change possible. The stupid is only a deputy will never vote in law a law that makes his direct transition to a lobby group or in an economic position impossible. The Americans are further than us.</text:p>
          </table:table-cell>
          <table:table-cell office:value-type="string" calcext:value-type="string">
            <text:p>negative</text:p>
          </table:table-cell>
          <table:table-cell table:number-columns-repeated="1021"/>
        </table:table-row>
        <table:table-row table:style-name="ro39">
          <table:table-cell office:value-type="string" calcext:value-type="string">
            <text:p>Obama hat es nur dummerweise, erst vor den Senat gebracht, in welchem der Senatsführer, Mitch McConnell (Republikaner), dies sofort abbolckte! So wie er auch den Vorschlag der Demokraten, beim Shut Down des letzten Monats, nicht zur Abstimmung freigab, die Soldaten weiter zu bezahlen (hatte Obama schon vor Jahren schon eingeführt), falls die Haushaltsdebatte, bis zu den nächsten Gehaltszahlungen andauern sollte (dadurch konnten er Trump, Fox News und Co. behaupten, dass die Demokraten, das Militär hassen und nur Illigale mögen, wegen deren Wählerstimmen. Daraufhin forderte Obama, Putin öffentlich auf, die Hackerangriffe (wurden nicht nähed benannt), zu beenden und verwies russische Diplomaten des Landes, was Putin dann mit den amerikanischen Diplomaten in Russland auch tat.</text:p>
          </table:table-cell>
          <table:table-cell office:value-type="string" calcext:value-type="string">
            <text:p>Obama just stupidly brought it to the Senate, in which the Senate leader, Mitch McConnell (Republican), immediately canceled it! Just as he did not approve of the Democrats' proposal, at last month's shutdown, to continue paying the soldiers (Obama had already introduced years ago), should the budget debate continue until the next paycheck He Trump, Fox News and Co. claim that the Democrats, who hate the military and only like Illigale, voted for their votes, prompting Obama to publicly stop Putin to end the hacker attacks (not named) and expelled Russian diplomats of the Country, which Putin then did with the American diplomats in Russia as well.</text:p>
          </table:table-cell>
          <table:table-cell office:value-type="string" calcext:value-type="string">
            <text:p>negative</text:p>
          </table:table-cell>
          <table:table-cell table:number-columns-repeated="1021"/>
        </table:table-row>
        <table:table-row table:style-name="ro4">
          <table:table-cell office:value-type="string" calcext:value-type="string">
            <text:p>"Ganz offen und ehrlich, Sie sind eine Schande für die Menschheit! Jeder Familienvater und Familienmutter, jeder, der durch Waffen - egal ob Automatisch, Halbautomatisch oder sonst ein Dreckszeug - ein geliebten Menschen verloren hat, der muss sich durch Ihre saudummen Rechtfertigungsversuche georfeigt fühlen. Ihre Kommentare hätten Sie sich diesbezüglich sonstwo hinschauen können, da Ihnen zu diesem Massenmord nichts anderes einfällt, als auch noch diese NRA Schwafeleien nachzuplappern! Auch Ihnen sei der Spruch der jungen Emma Gonzales an's Herz gelegt ""Schämen Sie sich""!"</text:p>
          </table:table-cell>
          <table:table-cell office:value-type="string" calcext:value-type="string">
            <text:p>"Frankly and honestly, you are a shame to humanity! Every family man and family mother, anyone who has lost a loved one through weapons - whether automatic, semiautomatic or otherwise dirty - must feel himself scolded by their sly justification attempts. Your comments, you could have looked elsewhere in this regard, because you can come to this mass murder, nothing else, as well as even this NRA slander patter! You, too, the saying of the young Emma Gonzales to heart ""Shame on you""!"</text:p>
          </table:table-cell>
          <table:table-cell office:value-type="string" calcext:value-type="string">
            <text:p>negative</text:p>
          </table:table-cell>
          <table:table-cell table:number-columns-repeated="1021"/>
        </table:table-row>
        <table:table-row table:style-name="ro16">
          <table:table-cell office:value-type="string" calcext:value-type="string">
            <text:p>Warum mußte unser Außenminister in die inneren Angelgenheiten von Saudi-Arabien und dem Libanon eingreifen. Da hat er wohl nicht genau hingeschaut. Auf jeden Fall hätte man in diesem Fall etwas differenzierter Vorgehen können. Einfach mal einen saudummen Spruch rauslassen, zählt für mich dieses nicht als gute Diplomatie.</text:p>
          </table:table-cell>
          <table:table-cell office:value-type="string" calcext:value-type="string">
            <text:p>Why did our Foreign Minister have to intervene in the internal affairs of Saudi Arabia and Lebanon? He probably did not look very closely. In any case, one would have in this case a little differentiated approach. Just let a silly saying out, for me this does not count as good diplomacy.</text:p>
          </table:table-cell>
          <table:table-cell office:value-type="string" calcext:value-type="string">
            <text:p>negative</text:p>
          </table:table-cell>
          <table:table-cell table:number-columns-repeated="1021"/>
        </table:table-row>
        <table:table-row table:style-name="ro27">
          <table:table-cell office:value-type="string" calcext:value-type="string">
            <text:p>Man gewinnt den Eindruck, dass keine der drei Parteien Interesse an einer Veränderung der Lage in Korea hat. Diplomatie ist nicht gerade eine Kernkompetenz der Trump-Regierung, aber die öffentlichen Sprüche kurz vor dem Treffen waren schon dumm - falls man wirklich hätte sprechen wollen.</text:p>
          </table:table-cell>
          <table:table-cell office:value-type="string" calcext:value-type="string">
            <text:p>One gets the impression that none of the three parties is interested in changing the situation in Korea. Diplomacy is not exactly a core competence of the Trump administration, but the public sayings just before the meeting were stupid - if you really wanted to speak.</text:p>
          </table:table-cell>
          <table:table-cell office:value-type="string" calcext:value-type="string">
            <text:p>negative</text:p>
          </table:table-cell>
          <table:table-cell table:number-columns-repeated="1021"/>
        </table:table-row>
        <table:table-row table:style-name="ro21">
          <table:table-cell office:value-type="string" calcext:value-type="string">
            <text:p>"""Positives Echo"" - das ist doch albern. Jeder weiß, dass Nordkorea hier nur eine Propagandamasche fährt. Es ist auch in Nordkorea bekannt, dass die Forderuneng bezüglich der Atomwaffen bestehen. Da hätten sie ja gar nicht erst ein Treffen vereinbaren müssen - nur um es dann abzusagen. Aber selbstverständlich sind die USA gemäß der hier automatisch erscheinenden Beiträge schuld. Diese Art von Beiträgen ist so was von lächerlich, dass es inzwischen schon fast langweilt und man nur ein, zwei Sätze lesen muss, um Bescheid zu wissen - die bösen USA, die fiesen USA, die dummen USA, etc., etc. Egal, was auf der Welt passiert - bei dieser Klientel ist das grundsätzlich die Reaktion. Gähn."</text:p>
          </table:table-cell>
          <table:table-cell office:value-type="string" calcext:value-type="string">
            <text:p>"""Positive echo"" - that's silly. Everyone knows that North Korea drives only a propaganda wall here. It is also known in North Korea that the demands on nuclear weapons exist. They would not have had to arrange a meeting - just to cancel it. But of course, the US is to blame according to the contributions appearing here automatically. This kind of post is so ridiculous that by now it's almost boring and you just have to read one or two sentences to know - the bad USA, the nasty USA, the stupid USA, etc., etc. No matter, What's happening in the world - this clientele is basically the reaction. Yawn."</text:p>
          </table:table-cell>
          <table:table-cell office:value-type="string" calcext:value-type="string">
            <text:p>negative</text:p>
          </table:table-cell>
          <table:table-cell table:number-columns-repeated="1021"/>
        </table:table-row>
        <table:table-row table:style-name="ro19">
          <table:table-cell office:value-type="string" calcext:value-type="string">
            <text:p>"behauptet, Russland sei ein Terrorhelfer in Wirklichkeit ist es die von den USA geführte Koalition , die die Aufständischen gegen die syrische Regierung unterstützt. . Sie haben völlig Recht. Russland unterstützt die syrische Regierung und deshalb fand ich es klug von den Australiern , die Luftangriffe in Syrien im letzten Sommer einzustellen und töricht von Macron , mit neuen Luftrangriffen zu drohen . Das ist kontraproduktiv in dieser Gemengelage. Wenn da die USA-Koalition , die Türken und die Russen aneinandergeraten , geht die Welt unter. Wir sollten da nicht weiter Öl ins Feuer giessen , zielführend ist nur : Die Waffen nieder. Das ehemals blühende Land und das Volk sind gestraft genug. Wir haben Afghanistan , Irak und Libyen zerstört . Irgendwann muss es auch einmal genug sein."" Geld und Waffen sind kein Ersatz für Gehirn"" , nicht dumm der alte Ike . Das war eine seiner Lehren aus Korea, aber leider waren seine Nachfolger weder in Vietnam noch in Irak und in Syrien lernfähig . . ."</text:p>
          </table:table-cell>
          <table:table-cell office:value-type="string" calcext:value-type="string">
            <text:p>"claims that Russia is a terrorist aide, in fact, it is the US-led coalition that supports the insurgents against the Syrian government. , You are absolutely right. Russia supports the Syrian government and therefore I thought it wise of the Australians to stop the air strikes in Syria last summer and foolish of Macron to threaten with new air raids. This is counterproductive in this mixed situation. When the US Coalition, the Turks and the Russians clash, the world goes under. We should not continue to pour oil into the fire, the only goal is: Down arms. The formerly flourishing country and the people are punished enough. We destroyed Afghanistan, Iraq and Libya. At some point, it has to be enough. ""Money and weapons are not a substitute for brains"", not stupid old Ike. That was one of his teachings from Korea, but unfortunately his successors were not able to learn in Vietnam, Iraq or Syria. , ,"</text:p>
          </table:table-cell>
          <table:table-cell office:value-type="string" calcext:value-type="string">
            <text:p>negative</text:p>
          </table:table-cell>
          <table:table-cell table:number-columns-repeated="1021"/>
        </table:table-row>
        <table:table-row table:style-name="ro48">
          <table:table-cell office:value-type="string" calcext:value-type="string">
            <text:p>Und Sie glauben in Ihrer ausschweifenden Naivität nicht, dass man Standorte durch nachrichtendienstliche/technische Mittel und Spione nicht ausfindig machen könnte? Oder wollen Sie uns für dumm verkaufen?</text:p>
          </table:table-cell>
          <table:table-cell office:value-type="string" calcext:value-type="string">
            <text:p>And you do not believe in your extravagant naivety that you could not locate locations by intelligence / technical means and spies? Or do you want to sell us stupid?</text:p>
          </table:table-cell>
          <table:table-cell office:value-type="string" calcext:value-type="string">
            <text:p>negative</text:p>
          </table:table-cell>
          <table:table-cell table:number-columns-repeated="1021"/>
        </table:table-row>
        <table:table-row table:style-name="ro9">
          <table:table-cell office:value-type="string" calcext:value-type="string">
            <text:p>"Manche Fans stellen sich halt dumm. Bei jedem anderen gäbe es ein Riesenaufschrei der Empörung. Der Vorwurf des Nepotismus müsste allein schon greifen, wenn Familienmitglieder oder Verwandte in wichtige politische Positionen gehievt werden, zumal sie völlig unerfahren und nicht professionell kompetent sind. Ja, durch die nicht enden wollenden, beinahe täglich gemeldeten Ungereimtheiten, Täuschungen, Lügen bzw. durch die prolligen Twitter-Schimpftiraden fürchten manche Amerikanern schon die Bildung einer gewissen Abstumpfung und eine Akzeptanz als ""the new normal"". Viele Amerikaner haben Angst, dass die Menschen sich daran gewöhnen und höhere Ansprüche und Kriterien gar nicht mehr stellen werden."</text:p>
          </table:table-cell>
          <table:table-cell office:value-type="string" calcext:value-type="string">
            <text:p>"Some fans are stupid. With every other there would be a huge outcry of indignation. The reproach of nepotism would have to be effective if family members or relatives were raised into important political positions, especially since they are completely inexperienced and not professionally competent. Yes, by the never ending, almost daily reported inconsistencies, deceptions, lies and / or by the ostentatious Twitter-Schimpftiraden some Americans fear already the formation of a certain blunting and an acceptance as ""the new normal"". Many Americans are afraid that people will get used to it and will no longer set higher standards and criteria."</text:p>
          </table:table-cell>
          <table:table-cell office:value-type="string" calcext:value-type="string">
            <text:p>negative</text:p>
          </table:table-cell>
          <table:table-cell table:number-columns-repeated="1021"/>
        </table:table-row>
        <table:table-row table:style-name="ro16">
          <table:table-cell office:value-type="string" calcext:value-type="string">
            <text:p>Er konnte nur Siggi-EGO-Pop für den großen Jazz fehlt ihm die Haltung ... Hätte er gesagt...'natürlich gibt es Gegenleistungen für die Türkei...... man hätte es verstanden.... aber er bleibt lieber im kleingeistigen Politsprech und hält den Bürger für dumm..... Ein Lehrling Schröders halt ...nur nicht ganz so abgebrüht und clever.</text:p>
          </table:table-cell>
          <table:table-cell office:value-type="string" calcext:value-type="string">
            <text:p>He could only Siggi-EGO-pop for the great jazz he lacks the attitude ... Had he said ... 'of course, there is consideration for Turkey ...... you would have understood .... but he remains rather in the petty political opinion and the citizen is considered stupid ..... An apprentice Schroeder stop ... just not so cold and clever.</text:p>
          </table:table-cell>
          <table:table-cell office:value-type="string" calcext:value-type="string">
            <text:p>negative</text:p>
          </table:table-cell>
          <table:table-cell table:number-columns-repeated="1021"/>
        </table:table-row>
        <table:table-row table:style-name="ro63">
          <table:table-cell office:value-type="string" calcext:value-type="string">
            <text:p>"""Schröderianer""... hört sich nach Fußballfan an, letzte Liga, oder wie... ""Veganer"" ... (ooops, paß ja nich, is ja´n Fleischforum...) nun - Spaß beiseite. Schröder konnte und kann nichts außer vielleicht Ehefrauen verschleißen. Wie alle aus der Hannover-Gilde. Fehlt noch die blonder Drittklass-Schauspielerin + Tolle und fertig ist die Seilschaft. Schröder hat der Wirtschaft nachhaltig die soziale Verantwortung ""entzogen"", hat mit dem VW-Vorbestraften Hartz dem Sozialsystem in einer Art und Weise den Boden weggezogen daß dies Elend noch Generationen ausbaden werden müssen und hat - als Modeln nicht mehr ging - als Wirtschaftsüberläufer in Putins Arme seine verräterische Bestimmung gefunden. Und macht jetzt -mit wahlos eingestreuten Kommentaren als ""Altkanzler"" (Weisheit ist was Anderes!) ein auf Dicke Hose. Die Rüstungsdeals, die heute angeprangert werden stammen größtenteils aus der Schröder Ära, und der Dicke war auch dabei. Samt CSU und später VW-Konzern. KMW+Rheinmetall (MANmil) VW, über Daimler UNIMOG Montage + LKW in Turkey redet man schon nicht mehr, alles zivil. Und HK kocht sein eigenes Süppchen, ohne politische ""Unterstützung"". Eine Frage des Wegschauens, zudem das zuständige BAFA mit Abwrackprämie etc zugemüllt wurde, da kann man besser durchwinken. Versuchen Sie mal ein ex-Mil-LKW vom Bund nach Darfur/Südsudan zu verschicken, Empfänger WFP, da dauerts 6 Monate bis sich was rührt und dann Ablehnung wg. ausfuhrgenehmigungspflichtiges Rüstungsgut. Derweil sind ein paar hundert verreckt, aber egal, haupsache R.T.E. hat seine Panzer. Das Argument "" wenn nicht wir dann machens andere"" hat einen Bart und ist nur dumm. Und welchen ""Einfluß"" wir dadurch besitzen sollen ist mir ein Rätsel. OneWorld.NoBorder."</text:p>
          </table:table-cell>
          <table:table-cell office:value-type="string" calcext:value-type="string">
            <text:p>"""Schröderianer"" ... sounds like football fan, last league, or how ... ""vegan"" ... (ooops, well, that's not a meat forum ...) well - fun aside. Schroeder could and can not wear anything but maybe wives. Like all from the Hanover guild. Missing even the blond third-class actress + great and finished the roped. Schröder has ""deprived"" the economy of sustainable social responsibility, with the VW-convicted Hartz the social system in such a way pulled away that this misery still generations must be paid and has - when modeling no longer went - as a business defector in Putin Poor his treacherous provision found. And now - with wahlos scattered comments as ""old chancellor"" (wisdom is something else!) On a big pants. The armor deals that are being denounced today are mostly from the Schröder era, and the thickness was there too. Velvet CSU and later VW group. KMW + Rheinmetall (MANmil) VW, about Daimler UNIMOG assembly + trucks in Turkey you do not talk anymore, all civil. And HK cooks his own soup, without political ""support"". A question of looking away, in addition, the responsible BAFA was scrapped with scrapping etc, because you can wave through better. Try to send an ex-Mil truck from the federal government to Darfur / South Sudan, recipient WFP, because it takes 6 months to stir and then reject. export-approved armaments. Meanwhile a few hundred have died, but no matter, mostly R.T.E. has his tanks. The argument ""if not we then make others"" has a beard and is just stupid. And what ""influence"" we should possess is a mystery to me. OneWorld.NoBorder."</text:p>
          </table:table-cell>
          <table:table-cell office:value-type="string" calcext:value-type="string">
            <text:p>negative</text:p>
          </table:table-cell>
          <table:table-cell table:number-columns-repeated="1021"/>
        </table:table-row>
        <table:table-row table:style-name="ro63">
          <table:table-cell office:value-type="string" calcext:value-type="string">
            <text:p>"Herr Augstein schreibt im Stile seiner üblichen Herablassung. Mal watscht man die Banken ab, dann die Autoindustrie, heute ist Herr Gabriel dran, weil er in Herrn Augsteins Weltbild ein ""Heuchler"" und Erfüllungsgehilfe der Waffenindustrie ist. Dabei bedient sich Herr Augstein der gleichen plumpen Polemik, die er bei den Herrschaften von der AfD immer kritisiert. Er reißt die Dinge aus dem Zusammenhang, vereinfacht in ungehöriger Weise und stellt Zusammenhänge her, wo keine sind. Allein die Vorstellung ist schon naiv, dass natürlich Gabriel persönlich jeden Rüstungsexport freigibt. Dabei reibt er sich bestimmt den Bauch, lacht dreckig und zündet sich eine dicke Zigarre an. So in etwa sind ja wohl die Vorstellungen der etablierten Linken. Dass vielleicht tatsächlich sorgfältige Prüfungen der Exportfreigabe vorangingen, an der eine ganze Behörde beteiligt war, kann Herrn Augstein sich nicht vorstellen. Weiterhin ist das Gedanke naiv, dass auf der ganzen Welt Frieden einkehren würde, wenn Deutschland einfach keine Waffen mehr verkaufen würde. In diesem Fall würden das die USA und Russland tun und Deutschland wirtschaftlich betrachtet leer ausgehen. Unabhängig davon würde es Konflikte geben in aller Welt, aber in der naiven Weltvorstellung der Linken sind die Lösungen ja einfach. Stellt man die dummen Weltanschauungen der linken mit denen auf dem rechten Rand gegenüber, kann man diese wohl in etwa so auf den Punkt bringen: Rechte Weltsicht: Wenn es in Deutschland keine Ausländer und Moslems mehr gäbe, wäre alles wunderbar. Linke Weltsicht: Wenn Deutschland einfach garnichts mehr produzieren und verkaufen würde, außer vegane Fertiggerichte und Jogamatten aus Recycling-Kunststoff, dann wäre alles wunderbar. Prost Mahlzeit, liebe Fleischfresser!"</text:p>
          </table:table-cell>
          <table:table-cell office:value-type="string" calcext:value-type="string">
            <text:p>"Mr. Augstein writes in the style of his usual condescension. Sometimes you waddle the banks, then the car industry, today is Mr. Gabriel's turn because he is in Mr. Augsteins Weltbild a ""hypocrite"" and vicarious agent of the weapons industry. Here, Mr. Augstein uses the same clumsy polemic, which he always criticized in the gentlemen of the AfD. He tears things out of context, simplifies them in an inappropriate way, and establishes relationships where there are none. But the idea is naive, that of course Gabriel personally releases every armor export. He rubs his stomach, laughs dirty and lights a big cigar. So are probably the ideas of the established left. That perhaps preceded by careful checks of the export clearance, in which a whole authority was involved, Mr. Augstein can not imagine. Furthermore, the idea is naïve that peace would come in all over the world if Germany simply would no longer sell weapons. In this case, the US and Russia would do that, and Germany would run out of money economically. Regardless, there would be conflicts around the world, but in the naive worldview of the left, the solutions are simple. If one compares the stupid worldviews of the left with those on the right, one can probably put them in a nutshell: Right world view: If there were no more foreigners and Muslims in Germany, everything would be wonderful. Left world view: If Germany simply did not produce and sell anything anymore, except vegan ready meals and recycled plastic yoghurts, then everything would be wonderful. Cheers meal, dear carnivore!"</text:p>
          </table:table-cell>
          <table:table-cell office:value-type="string" calcext:value-type="string">
            <text:p>negative</text:p>
          </table:table-cell>
          <table:table-cell table:number-columns-repeated="1021"/>
        </table:table-row>
        <table:table-row table:style-name="ro21">
          <table:table-cell office:value-type="string" calcext:value-type="string">
            <text:p>Mir geht die Heuchelei von uns Deutschen bei diesem Thema gewaltig auf die Nerven! Warum sagen unsere Politiker wohl nichts zu Erdogans Gemetzel? Weil sie wohl das peinliche Getue unserer Wutbürger mit ihrem Wahn von Überfremdungsangst mehr fürchten, als die Schande, Erdogans Kriegsverbrechen schweigend hinzunehmen. Ich möchte mir gar nicht vorstellen, was wieder los wäre bei unseren besorgten Bürgern, wenn Erdogan die nächste Flüchtlingswelle losschickt, Jetzt bemitleidigen wir die tapferen Kurden, aber sind im Stillen doch froh, wenn der schmutzige Flüchtlingsdeal mit Erdogan hält. Nebenbei verdient sich unsere Rüstungsindustrie noch dumm und dämlich.</text:p>
          </table:table-cell>
          <table:table-cell office:value-type="string" calcext:value-type="string">
            <text:p>I'm the hypocrisy of us Germans on this issue on the nerves! Why do not our politicians say anything about Erdogan's carnage? Because they fear the embarrassing fuss of our rage citizens with their delusion of fear of alienation more than the shame of silently accepting Erdogan's war crimes. I do not want to imagine what would happen to our worried citizens when Erdogan sends out the next wave of refugees. Now we pity the brave Kurds, but are quietly happy when the dirty refugee deal with Erdogan holds. By the way, our armaments industry is still making stupid and stupid things.</text:p>
          </table:table-cell>
          <table:table-cell office:value-type="string" calcext:value-type="string">
            <text:p>negative</text:p>
          </table:table-cell>
          <table:table-cell table:number-columns-repeated="1021"/>
        </table:table-row>
        <table:table-row table:style-name="ro21">
          <table:table-cell office:value-type="string" calcext:value-type="string">
            <text:p>"also, weil die schwarzen Leistungssportler nicht von Diskriminierung betroffen sind sollen sie nicht auf bestehende Diskriminierung bei ""normalen"" Mitbürgern hinweisen dürfen? Was ist denn das für ein Blödsinn. Ich verdiene knapp 9000,- netto im Monat, darf ich deswegen nichts dazu sagen, dass ich 8,84 Mindestlohn viel zu wenig finde? b) Oooo, eine Runde Mitleid, für die armen dummen rednecks, die bei Ihrem hirnlosen Glotzen auf schwarze Leistungssportler mit der realen Welt und realen Problemen konfrontiert werden. Meine Güte, wenn ich solche Beiträge lese, wundere ich mich nicht mehr, warum sich manche Menschen sehr gerne in Ihre Filterblasse zurückziehen..."</text:p>
          </table:table-cell>
          <table:table-cell office:value-type="string" calcext:value-type="string">
            <text:p>"So, because the black athletes are not affected by discrimination should they not be allowed to refer to existing discrimination in ""normal"" fellow citizens? What's that nonsense. I earn almost 9000, - net per month, so I can not say anything about that, that I have 8.84 ?? Minimum wage far too little? b) Oooo, a round of compassion, for the poor stupid rednecks who are confronted with the real world and real problems in their mindless glaring at black competitive athletes. My goodness, when I read such posts, I no longer wonder why some people like to withdraw into your filterblasse ..."</text:p>
          </table:table-cell>
          <table:table-cell office:value-type="string" calcext:value-type="string">
            <text:p>negative</text:p>
          </table:table-cell>
          <table:table-cell table:number-columns-repeated="1021"/>
        </table:table-row>
        <table:table-row table:style-name="ro4">
          <table:table-cell office:value-type="string" calcext:value-type="string">
            <text:p>An dem Postenschachergebaren der sogenannten Volksparteien sollte jedem klar geworden sein, dass dieses System nicht auf freien Wahlen beruht, sondern ein kleiner, finsterer Kreis in den Parteien (wahrscheinlich sogar parteiübergreifend) entscheidet, wer Volksvertreter werden darf. Die normalen Parteimitglieder sind am Ende nur dumme Zahlmeister. Das Volk kann sich am Ende nur eine Parteifarbe aussuchen. Die Politik steht jedenfalls schon fest. Streiten könnte man sich gegenwärtig vielleicht über die Farben Gelb und Blau. Einfach toll, was die Merkel-Monarchie so offenlegt.</text:p>
          </table:table-cell>
          <table:table-cell office:value-type="string" calcext:value-type="string">
            <text:p>At the post-chess rode of the so-called People's parties, everyone should realize that this system is not based on free elections, but a small, sinister circle in the parties (probably even cross-party) decides who is elected? may be. The normal 'party members ?? In the end, they are just stupid paymasters. The people can only choose one party color in the end. The policy is already certain. At the moment you might argue about the colors yellow and blue. Just great, what the Merkel monarchy so revealed.</text:p>
          </table:table-cell>
          <table:table-cell office:value-type="string" calcext:value-type="string">
            <text:p>negative</text:p>
          </table:table-cell>
          <table:table-cell table:number-columns-repeated="1021"/>
        </table:table-row>
        <table:table-row table:style-name="ro29">
          <table:table-cell office:value-type="string" calcext:value-type="string">
            <text:p>"""Die Kanzlerin regelt ihr Erbe"". Da Merkel keine Kinder hat, ist es nur vernünftig, AKK zu adoptieren. In jeder guten Monarchie ist die Übergabe der Macht zur nächsten Generation rechtzeitig zu regeln. Jetzt gilt es Fakten zu schaffen, bevor die Leute noch auf dumme Ideen kommen und mitreden wollen. Wir müssen es ja nicht übertreiben mit der Demokratie!"</text:p>
          </table:table-cell>
          <table:table-cell office:value-type="string" calcext:value-type="string">
            <text:p>"""The Chancellor regulates her heritage"". Since Merkel has no children, it is only sensible to adopt AKK. In every good monarchy, the transfer of power to the next generation must be timely regulated. Now facts have to be created before people want to come up with stupid ideas and have a say. We do not have to overdo it with democracy!"</text:p>
          </table:table-cell>
          <table:table-cell office:value-type="string" calcext:value-type="string">
            <text:p>negative</text:p>
          </table:table-cell>
          <table:table-cell table:number-columns-repeated="1021"/>
        </table:table-row>
        <table:table-row table:style-name="ro27">
          <table:table-cell office:value-type="string" calcext:value-type="string">
            <text:p>Kann ja sein, dass Scheuer sich verstellt. Aber ich erninnere mich bei dem Mann ausschliesslich an dumme, platte und hohle Statements. Aber das scheint Ihnen ja ähnlich zu gehen, ansonsten hätten Sie es bei dem Namen belassen, und sich nicht gezwungen gesehen, den Titel zu erwähnen, gell?</text:p>
          </table:table-cell>
          <table:table-cell office:value-type="string" calcext:value-type="string">
            <text:p>Can it be that Scheuer is pretending. But I remember the man exclusively of stupid, flat, and hollow statements. But that seems to be similar to you, otherwise you would have left it with the name, and not forced to mention the title, right?</text:p>
          </table:table-cell>
          <table:table-cell office:value-type="string" calcext:value-type="string">
            <text:p>negative</text:p>
          </table:table-cell>
          <table:table-cell table:number-columns-repeated="1021"/>
        </table:table-row>
        <table:table-row table:style-name="ro4">
          <table:table-cell office:value-type="string" calcext:value-type="string">
            <text:p>Es geht nicht um internationale Verpflichtungen. Die BW ist z.Zt. nicht in der Lage, das eigene Land zu verteidigen. Es fehlt an den selbstverständlichsten Dingen, wie Kleidung und Material für den einzelnen Infantristen. Unsere Politiker glauben offensichtlich, sie können mit den ihnen anvertrauten Menschen nach Gutsherrenart umgehen wie beim alten Fritz. Vielleicht sollte man nicht soviel in alten Schlössern tagen. Das bringt die anscheinend auf dumme Gedanken. Hätte man die BW auf einem vernünftigen Level gehalten, wäre sie heute kein Fass ohne Boden. 2% werden nicht reichen, um diesen skandalösen Zustand zu ändern.</text:p>
          </table:table-cell>
          <table:table-cell office:value-type="string" calcext:value-type="string">
            <text:p>It's not about international obligations. The BW is currently unable to defend their own country. It lacks the most obvious things, such as clothing and material for the individual Infantristen. Obviously our politicians believe they can deal with the people entrusted to them as lordly as they did with old Fritz. Maybe you should not spend so much in old castles. This brings the apparently stupid thoughts. If you had kept BW at a reasonable level, today it would not be a bottomless pit. 2% will not be enough to change this scandalous condition.</text:p>
          </table:table-cell>
          <table:table-cell office:value-type="string" calcext:value-type="string">
            <text:p>negative</text:p>
          </table:table-cell>
          <table:table-cell table:number-columns-repeated="1021"/>
        </table:table-row>
        <table:table-row table:style-name="ro5">
          <table:table-cell office:value-type="string" calcext:value-type="string">
            <text:p>"""Es sei ""schlimm genug, dass Recep Tayyip Erdogans Schergen unter Andersdenkenden Angst und Schrecken verbreiten"", fügte Özdemir hinzu. ""Aber in Deutschland hat es nichts verloren."" "" Herr Özdemir, sie haben schon mitbekommen, dass sie deutsche Polizisten seit kurzem ständig begleiten und dumme Tipps geben, wie sie unversehr die Münchner Sicherheitskonferenz ""überleben""? Haben Sie auch mitbekommen warum die netten Beamten Sie begleiten? Türkischer Terror und Denunziation ist bereits voll in Deutschland angekommen und die deutsche Politik macht nichts dagegen, außer ihre Politiker (nach der Armenien-Resolution bis zu 11 Bundestagsabgeordnete unter Polizeischutz nach Morddrohungen!) auf deutschem Boden vor türkischen Agressoren zu schützen! ""Die Sicherheitskonferenz ist privat organisiert und keine offizielle Regierungsveranstaltung."" Wikipedia Stichwort: Münchner Sicherheitskonferenz Wenn es eine privat organisirte Veranstaltung ist, hat man also kein Anrecht auf Teilnahme, sondern man wurde eingeladen! Wer eingeladen wird, kann auch ausgeladen werden, z.B. wer Unruhe durch vorsätzlich falsche Beschuldigungen/Unterstellungen anderer Gäste verbreitet und denunziert!"</text:p>
          </table:table-cell>
          <table:table-cell office:value-type="string" calcext:value-type="string">
            <text:p>"""It is"" bad enough that Recep Tayyip Erdogan's henchmen spread fear and terror among dissenters, ""Özdemir added,"" but in Germany it has lost nothing. """" Mr. Özdemir, they have already noticed that they are German policemen constantly since recently and give silly tips on how to ""survive"" the Munich Security Conference without hesitation? Did you also notice why the nice officials accompany you? Turkish terror and denunciation is already fully arrived in Germany and the German policy does not mind, except to protect their politicians (after the Armenia Resolution up to 11 members of parliament under police protection after death threats!) On German soil from Turkish aggressors! ""The security conference is privately organized and not an official government event."" Wikipedia Keywords: Munich Security Conference If it is a privately organized event, so you have no right to participate, but you were invited! Whoever is invited can also be unloaded, e.g. Who spreads and denounces unrest by intentionally false accusations / insinuations of other guests!"</text:p>
          </table:table-cell>
          <table:table-cell office:value-type="string" calcext:value-type="string">
            <text:p>negative</text:p>
          </table:table-cell>
          <table:table-cell table:number-columns-repeated="1021"/>
        </table:table-row>
        <table:table-row table:style-name="ro63">
          <table:table-cell office:value-type="string" calcext:value-type="string">
            <text:p>"Türkei soll Giftgas eingesetzt haben? Kann mir jemand diese Zufälle erklären. Giftgas an sich bringt militärisch ja NICHTS. 6 Mann sollen verletzt worden sein. Das wird im Krieg wohl keine Rolle spielen. Aber es fallen immer die auf, welche einen Einsatz führen, welcher dem Westen nicht genehm ist. Erst Assad, jetzt Türkei, auch ja, IS ist auch mal damit aufgefallen. Ok, bei IS kaufe ich das Ganze noch ab. Aber bei Assad und Türkei ist der Vorwurf irgendwie nicht glaubwürdig. Das widerspricht jeder Logik. Wieso sollten die das tun? Assad hat damit Vergeltungsschlag der USA abbekommen, einen Schlag, von dem man wusste, dass man den bekommt, sollte man diese rechtlich verbotene Waffen benutzen. Nutzen von dem angeblichen Einsatz der chemischen Waffen war kaum vorhanden. Jede Bombe hätte es genauso getan und hätte keinen Vergeltungsschlag der ehemaligen Weltmacht USA provoziert. Und Assad soll das sogar mehrmals gemacht haben. Man kann nicht mehr von dummen Experimenten sprechen. Er soll das mehrmals gemacht haben, mehrmals ohne Erfolg und mehrmals dafür auf die Nase bekommen haben. Ist das glaubwürdig, dass jemand sowas Dummes tut? Was dazu noch Sorgen macht, dass diese Einsätze von ""angesehenen"" Organisationen bestätigt werden. Von den Medien verbreitet. Es macht aber wenig Sinn, dass das so stattgefunden hat. Das heißt dann aber diese ""angesehene"" Organisationen und auch die Medien lügen. Ich würde sogar sagen BEWUSST lügen. Den der Einsatz widerspricht jeder einfachsten Plausibilitäsprüfung. Das müssen auch diese ""angesehene"" Organisationen ebenfalls erkennen und tun aber gleichzeitig so, als ob das Ganze nicht irgendwie total widersprüchlich ist. Es wird komplett ignoriert, dass das keinen Sinn ergibt."</text:p>
          </table:table-cell>
          <table:table-cell office:value-type="string" calcext:value-type="string">
            <text:p>"Turkey should have used poison gas? Can anyone explain these coincidences? Toxic gas in itself brings NOTHING militarily. 6 men are said to have been injured. That will probably not play a role in the war. But there are always those who lead a mission that is not acceptable to the West. First Assad, now Turkey, yes, IS also noticed it. Ok, with IS I buy the whole thing off. But with Assad and Turkey the charge is somehow not credible. This contradicts every logic. Why should they do that? Assad got a retaliatory strike from the US, a blow that you knew you would get if you were using these legally prohibited weapons. There was hardly any benefit from the alleged use of chemical weapons. Each bomb would have done the same and would not have provoked a retaliatory strike by the former world power USA. And Assad should have done that several times. You can not talk about stupid experiments anymore. He is said to have done this several times, several times without success and several times got it on the nose. Is that believable that someone is doing something stupid? What's more worrying is that these missions are confirmed by ""respected"" organizations. Spread by the media. But it makes little sense that this has happened. But then that means these ""respected"" organizations and also the media are lying. I would even say that I'm confused. The use contradicts every simple plausibility check. These ""respected"" organizations must also recognize this, but at the same time pretend that the whole thing is not somehow totally contradictory. It is completely ignored that it makes no sense."</text:p>
          </table:table-cell>
          <table:table-cell office:value-type="string" calcext:value-type="string">
            <text:p>negative</text:p>
          </table:table-cell>
          <table:table-cell table:number-columns-repeated="1021"/>
        </table:table-row>
        <table:table-row table:style-name="ro18">
          <table:table-cell office:value-type="string" calcext:value-type="string">
            <text:p>.. so sehr ich den Türken einen Schlag auf die Mützen gönne: Jetzt paktiert der Verbündete der USA mit dem Feind der USA (der halt dummerweise unter dem Schutz Russlands steht) gegen den (nominell) Verbündeten der USA, die Türkei. Abgesehen davon, dass die Syrer doch ohne massive Hilfe durch Andere bisher nichts erreicht hatten. Kann mir nicht vorstellen, dass Russland türkische Stellungen aus der Luft angreift damit die Syrer diese einnehmen können. Oder, ich möchte es mir nicht vorstellen.</text:p>
          </table:table-cell>
          <table:table-cell office:value-type="string" calcext:value-type="string">
            <text:p>.. as much as I begrudge the Turks a hit on the caps: Now pacts the US ally with the enemy of the United States (stupidly under the protection of Russia) against the (nominal) ally of the United States, Turkey. Apart from the fact that the Syrians had yet achieved nothing without massive help from others. I can not imagine that Russia attacks Turkish positions from the air so that the Syrians can take them. Or, I do not want to imagine it.</text:p>
          </table:table-cell>
          <table:table-cell office:value-type="string" calcext:value-type="string">
            <text:p>negative</text:p>
          </table:table-cell>
          <table:table-cell table:number-columns-repeated="1021"/>
        </table:table-row>
        <table:table-row table:style-name="ro39">
          <table:table-cell office:value-type="string" calcext:value-type="string">
            <text:p>das war doch zu erwarten, dass die Kurden sich irgendwann Assad aschnließen. wie dumm uss der WEsten denn sien, dass er die Kurden für seinen eigenen kleinen Krieg missbraucht und dann einfach fallen lässt. was sllen die Kurden auch tun? sich den Türken als Kanonenfutter hinwerfen? Assad kommt der Schachzug sehr gelegen.. die ebenfalls von den USA unterstützten ISI (oder wie die in zukunft heißen werden) mit Ihren ehemals verbündeten entgegenzutreten. Darüber hinaus ist es auch ien Signal an alle anderen Gruppierungen die von den USA Hilfe angeboten bekommen. nun ist öffentlich bekannt: Hilf den USA und danach bist du Kanonenfutter - Dis USA helfen nur sich selbst! Das dürfte es den USA sehr viel schwerer machen neue Trottel für die Front zu aquirieren!</text:p>
          </table:table-cell>
          <table:table-cell office:value-type="string" calcext:value-type="string">
            <text:p>it was to be expected that the Kurds would someday assassinate Assad. how stupid is it the beasts that he misuses the Kurds for his own little war and then just lets them fall. What else do the Kurds do? Throwing the Turks as cannon fodder? Assad's move is very opportune .. to challenge the US-backed ISI (or as they will be called in the future) with their former allies. In addition, it is also a signal to all other groups offered by the USA help. Now it is public: Help the US and after that you are cannon fodder - Dis USA only help themselves! That should make it much harder for the USA to acquire new jerks for the front!</text:p>
          </table:table-cell>
          <table:table-cell office:value-type="string" calcext:value-type="string">
            <text:p>negative</text:p>
          </table:table-cell>
          <table:table-cell table:number-columns-repeated="1021"/>
        </table:table-row>
        <table:table-row table:style-name="ro33">
          <table:table-cell office:value-type="string" calcext:value-type="string">
            <text:p>"Wer einmal selber auch nur eine einzige Bestellung aus dem Bundeswehrumfeld mitbekommt, der versteht das sofort. Da werden Sonderanfertigungen, für die eine ganze Produktionslinie aufgerüstet werden muss, als Einzelstücke bestellt, anstatt dass man vielleicht gleich den absehbaren Bedarf plus etwas Reserve auf Lager nimmt. Das ist dann bestenfalls extrem teuer, wenn es dumm läuft, hat der Hersteller, dessen Produktionslinie zu 99,9% zivilen Zwecken dient, auf solche Aufträge keinen Bock mehr und bietet entweder erst gar nicht an oder schiebt sie unter Verweis auf die Unverbindlichkeit des Liefertermins in die Schublade ""irgendwann"". Weil an sowas ist für keinen was verdient, die Bundeswehr kann ihr Material nicht nutzen und der Hersteller hat auch nix davon. Aber sich freut sich irgendein Beamter seiner Daseinsberechtigung und dass er die Beschaffungsrichtlinie doch zu 110% eingehalten hat."</text:p>
          </table:table-cell>
          <table:table-cell office:value-type="string" calcext:value-type="string">
            <text:p>"Anyone who gets even a single order from the Bundeswehr environment will understand it immediately. As a result, custom-made items that require an entire production line to be upgraded are ordered as individual pieces, rather than having the foreseeable need plus some reserve in stock. This is then extremely expensive at best, if it goes stupid, the manufacturer, whose production line serves for 99.9% civilian purposes, no longer bothers about such orders and offers either not even or pushes them with reference to the non-binding nature of the delivery date in the drawer ""someday"". Because of something is for any deserves, the Bundeswehr can not use their material and the manufacturer has nothing of it. But any official is happy about his raison d'être and that he has complied with the Procurement Directive to 110%."</text:p>
          </table:table-cell>
          <table:table-cell office:value-type="string" calcext:value-type="string">
            <text:p>negative</text:p>
          </table:table-cell>
          <table:table-cell table:number-columns-repeated="1021"/>
        </table:table-row>
        <table:table-row table:style-name="ro21">
          <table:table-cell office:value-type="string" calcext:value-type="string">
            <text:p>die wir ohne sie gar nicht hätten. Die geschwätzige Frau Nuland verriet, dass man 5 Milliarden Dollar in den Umsturz in der Ukraine investiert habe, zu dumm, der Russe wehrt sich. Letztes Jahr habe ich auf der Fahrradmesse in Friedrichshafen ein längeres Gespräch mit einem südkoreanischen Ingenieur geführt. Der meinte, in Südkorea seien längst nicht alle Menschen froh, die USA zum Freund zu haben. Südkorea wird mehr oder weniger zum Aufrüsten gezwungen. Wo kauft man die Waffen? Europa braucht die USA nicht als Beschützer, wir haben Bildung, Kultur, und haben aus der Geschichte gelernt. Man muss offensiver werden, und das weltweite Zündeln an allen möglichen Krisenherden ganz klar verurteilen.</text:p>
          </table:table-cell>
          <table:table-cell office:value-type="string" calcext:value-type="string">
            <text:p>which we would not have without them. Chatty Ms. Nuland revealed that $ 5 billion was invested in the overthrow in Ukraine, too stupid that the Russian is resisting. Last year I had a long talk with a South Korean engineer at the bicycle show in Friedrichshafen. He said that not all people in South Korea are happy to have the USA as a friend. South Korea is more or less forced to upgrade. Where do you buy the weapons? Europe does not need the US as a protector, we have education, culture, and have learned from history. You have to be more offensive, and clearly condemn the worldwide firing at all possible trouble spots.</text:p>
          </table:table-cell>
          <table:table-cell office:value-type="string" calcext:value-type="string">
            <text:p>negative</text:p>
          </table:table-cell>
          <table:table-cell table:number-columns-repeated="1021"/>
        </table:table-row>
        <table:table-row table:style-name="ro30">
          <table:table-cell office:value-type="string" calcext:value-type="string">
            <text:p>Es ist erschreckend wie billig, kleinkariert und dumm die Welt unserer Politiker ist. Sorry ... niemand nennt mehr Politiker unsere. Sie leben nicht in der Welt derer, die sie bezahlen.</text:p>
          </table:table-cell>
          <table:table-cell office:value-type="string" calcext:value-type="string">
            <text:p>It's scary how cheap, petty and stupid the world is our politicians. Sorry ... no one calls more politicians ?? our ??. They do not live in the world of those who pay them.</text:p>
          </table:table-cell>
          <table:table-cell office:value-type="string" calcext:value-type="string">
            <text:p>negative</text:p>
          </table:table-cell>
          <table:table-cell table:number-columns-repeated="1021"/>
        </table:table-row>
        <table:table-row table:style-name="ro40">
          <table:table-cell office:value-type="string" calcext:value-type="string">
            <text:p>"wären aus meiner Sicht erst einmal ausreichend, um die Konflikte zu entkrampfen. Das sind z.B. Selbstbestimmungsrecht, Achtung der territorialen Integrität, Nichteinmischung in innere Angelegenheiten eines Landes, Achtung des Kriegsrechts, allgemeine Menschrechte, Einhaltung bestehender bi- und multilateraler Verträge etc. Also alle erst einmal weg aus fremden Ländern und Konflikte vor Ort mit möglichst friedlichen Mitteln lösen. Na ja, leider verdient man mit solcher Strategie kein Geld ... Jetzt aber bitte nicht nur mit dem Finger auf ein Land zeigen, sondern lieber mal nachdenken, ws man selbst dazu beitragen kann. Dass die Damen und Herren in München nun sprach- und handlungslos ob der Situation sind, hat sein Vorbild in Goethes ""Zauberlehrling"" . Wenn man also die Folgen seines Tuns nicht absehen und beherrschen kann, sollte man lieber die Finger davon lassen. Warum sind Politiker nur so dumm und lernen nichts aus den Erfahrungen?"</text:p>
          </table:table-cell>
          <table:table-cell office:value-type="string" calcext:value-type="string">
            <text:p>"From my point of view, it would be sufficient to ease the conflicts. These are e.g. Self-determination, respect for territorial integrity, non-interference in the internal affairs of a country, respect for martial law, general human rights, compliance with existing bilateral and multilateral treaties, etc. So all first time away from foreign countries and conflicts on the ground with the most peaceful means possible. Well, unfortunately, you do not earn money with such a strategy ... But now, please do not just point your finger at a country, but rather think about it, if you can help yourself. The fact that the ladies and gentlemen in Munich are now speechless and unresponsive to the situation has its role model in Goethe's ""sorcerer's apprentice"". So if you can not foresee and master the consequences of your actions, you should rather keep your hands off it. Why are politicians just so stupid and learn nothing from the experience?"</text:p>
          </table:table-cell>
          <table:table-cell office:value-type="string" calcext:value-type="string">
            <text:p>negative</text:p>
          </table:table-cell>
          <table:table-cell table:number-columns-repeated="1021"/>
        </table:table-row>
        <table:table-row table:style-name="ro4">
          <table:table-cell office:value-type="string" calcext:value-type="string">
            <text:p>"Zu dumm, dass die VTler den nächsten Agendapunkt verraten haben. Der Iran steht als nächstes auf der Liste. Und schon ist der Iran der Hauptsponsor des Terrors und muss dringend sanktioniert werden. Die Taten des neuen Bösewichts übernehmen die Schlagzeilen der Zeitungen und Nachrichten. Wie schnell das ""Informations"" - Trommelfeuer die Leute vergessen macht: Der IS ist entstanden aus den Sunniten des Irak und wurden in Syrien unterstützt durch CIA, Türkei und SA um Assad in Syrien auszuschalten. Von den vielen Terroranschägen in Europa wurden bisher keine Vebindungen zum Iran genannt."</text:p>
          </table:table-cell>
          <table:table-cell office:value-type="string" calcext:value-type="string">
            <text:p>"Too bad that the VTlers betrayed the next agenda point. Iran is next on the list. And Iran is already the main sponsor of terror and must urgently be sanctioned. The deeds of the new villain take the headlines of newspapers and news. How fast the ""information"" - drum fire makes people forget: The IS emerged from the Sunnis of Iraq and were supported in Syria by CIA, Turkey and SA to eliminate Assad in Syria. Of the many terrorist attacks in Europe, no ties to Iran have been mentioned so far."</text:p>
          </table:table-cell>
          <table:table-cell office:value-type="string" calcext:value-type="string">
            <text:p>negative</text:p>
          </table:table-cell>
          <table:table-cell table:number-columns-repeated="1021"/>
        </table:table-row>
        <table:table-row table:style-name="ro28">
          <table:table-cell office:value-type="string" calcext:value-type="string">
            <text:p>Der beste Beitrag bis jetzt. Prominent sein und in den Mainstream passen ist für einen Häftling von großem Vorteil. Für alle anderen....dumm gelaufen.</text:p>
          </table:table-cell>
          <table:table-cell office:value-type="string" calcext:value-type="string">
            <text:p>The best contribution so far. To be prominent and fit into the mainstream is a big advantage for a prisoner. For everyone else .... stupid.</text:p>
          </table:table-cell>
          <table:table-cell office:value-type="string" calcext:value-type="string">
            <text:p>negative</text:p>
          </table:table-cell>
          <table:table-cell table:number-columns-repeated="1021"/>
        </table:table-row>
        <table:table-row table:style-name="ro1">
          <table:table-cell office:value-type="string" calcext:value-type="string">
            <text:p>Über 300 Mrd hat die Regierung allein bei den Zinsen seit acht Jahren gespart, wo sind die geblieben? Und Merkel hat 12 Jahre nix getan beim bezahlbaren Wohnungsbau, Gesundheit, bei der Infrastruktur, bei Altersarmut usw, die Liste ist inzwischen sehr lang. Muss man halt woanders einsparen, also bei der überversorgung von Beamten und Politikern, nicht die Pharmaindustrie mit Mrd zuschütten, sonder Pflegekräfte einstellen, nicht Steuerzahler, sondern die Erzeuger des Bundeswehr Schrotts in Haftung nehmen, auch diese Liste ist lang. Machen, nicht nur dumm rumreden.</text:p>
          </table:table-cell>
          <table:table-cell office:value-type="string" calcext:value-type="string">
            <text:p>Over 300 billion has been saved by the government alone in terms of interest rates for eight years, where are they? And Merkel has done nothing for 12 years in affordable housing, health, infrastructure, old-age poverty, etc., the list is now very long. You just have to save somewhere else, so in the over-provision of civil servants and politicians, not the pharmaceutical industry with billion shed, but hire nurses, not taxpayers, but the producers of the Bundeswehr Schrotts take liability, this list is long. Do not just talk silly.</text:p>
          </table:table-cell>
          <table:table-cell office:value-type="string" calcext:value-type="string">
            <text:p>negative</text:p>
          </table:table-cell>
          <table:table-cell table:number-columns-repeated="1021"/>
        </table:table-row>
        <table:table-row table:style-name="ro32">
          <table:table-cell office:value-type="string" calcext:value-type="string">
            <text:p>"Dass die CDU (christlich!!) und die CSU (christlich und sozial!!) zu Marionetten der Konzerne und des Geldes mutieren ist kein Geheimnis. Die ""Nähe"" zur Auto-Industrie oder zum Thema Glyphosat sind nur Beispiele. Bei so vielen Lobbyisten, die tagtäglich in Berlin und Brüssel aus- und eingehen, muss man irgendwann schwach werden. Wir werden es wieder einmal sehen, wohin ""unsere Volksvertreter"" weich fallen, die kein Ministeramt mehr innehaben werden. Die anderen hängen noch verstärkter an den immer sichtbareren Fäden. Angesichts der Tatsache, dass Merkel &amp; Co. unbedingt eine Groko anstreben, ist es schon sehr dümmlich, von zu erwartenden Kostenexplosionen zu sprechen ... und dabei auf die SPD abzielen. Das ist doch Wasser auf die Mühlen von Kühnert &amp; Co. Wenn ein Oettinger viele Milliarden für die EU-Kriegskasse einfordert und andere CDU/CSU-Vasallen in einer so hochsensiblen Phase ins Spiel bringen, dass PKW-Nachrüstungen zu Lasten der Steuerzahlen gehen soll, dann ist das schon dumm und dämlich gleichzeitig. Uns solche Typen sollen unser Land nach vorn bringen? Niemals!!!!!"</text:p>
          </table:table-cell>
          <table:table-cell office:value-type="string" calcext:value-type="string">
            <text:p>"That the CDU (Christian !!) and the CSU (Christian and social !!) mutate into puppets of the corporations and the money is no secret. The ""proximity"" to the car industry or the subject of glyphosate are just examples. With so many lobbyists coming and going in and out of Berlin and Brussels every day, one has to become weak at some point. Once again we will see where ""our people's representatives"" fall softly, who will no longer hold a ministerial office. The others are even more strongly attached to the increasingly visible threads. In view of the fact that Merkel &amp; Co. are striving for a Groko, it is very stupid to speak of expected cost explosions ... and aim at the SPD. That's water on the mills of Kühnert &amp; Co. If an Oettinger demands billions for the EU war chest and brings in other CDU / CSU vassals in such a sensitive phase that car retrofitting should be at the expense of the tax numbers, then that's stupid and stupid at the same time. Such types should bring us forward our country? No way!!!!!"</text:p>
          </table:table-cell>
          <table:table-cell office:value-type="string" calcext:value-type="string">
            <text:p>negative</text:p>
          </table:table-cell>
          <table:table-cell table:number-columns-repeated="1021"/>
        </table:table-row>
        <table:table-row table:style-name="ro4">
          <table:table-cell office:value-type="string" calcext:value-type="string">
            <text:p>Der Etat für Entwicklungshilfe ist eher viel zu niedrig und sollte erhöht werden. Für die rechte braune Sosse, also die mit dem Bauschaum zwischen den Ohren, wie Sascha Lobo mal schrieb, die schwachsinnigst und primitivst krakelen, dass sich damit nur ein paar Bimbos mit Taschen voll Geld vom Acker machen, ist dies natürlich hinausgeworfenes Geld. Und an der EU verdient sich Deutschland dumm und dämlich, gewaltig mehr, als es einzahlt. Da wollen die Bauschaumer natürlich erst recht sparen. Das ist eben so die bodenlose Einfalt der braunen Sosse, Grenze dicht, der Rest der Welt existiert nicht, nur Deutschland.</text:p>
          </table:table-cell>
          <table:table-cell office:value-type="string" calcext:value-type="string">
            <text:p>The budget for development aid is far too low and should be increased. For the right brown sauce, that with the foam between the ears, as Sascha Lobo once wrote, the most feeble-minded and primitive krakelen, that is so only a few ?? Bimbos ?? of course with bags of money from the field, this is of course thrown out money. And at the EU, Germany earns stupid and stupid, a lot more than it pays. Of course, the builders want to save even more. This is just the bottomless simplicity of the brown sauce, border dense, the rest of the world does not exist, only Germany.</text:p>
          </table:table-cell>
          <table:table-cell office:value-type="string" calcext:value-type="string">
            <text:p>negative</text:p>
          </table:table-cell>
          <table:table-cell table:number-columns-repeated="1021"/>
        </table:table-row>
        <table:table-row table:style-name="ro9">
          <table:table-cell office:value-type="string" calcext:value-type="string">
            <text:p>Ist ja alles völlig richtig, allerdings ist das Scheitern nicht alleine auf Herrn Schulze beschränkt, die komplette SPD_Führung stand zu 100% hinter ihm, die grinsenden und feixenden Gesichter nach der Koalitionsabsage der Damen und Herren hinter Herrn Schulz sind ja nachweisbar, außer dem Siggi, also muß jetzt auch der komplette SPD-Vorstand zurücktreten, aber pronto und ohne Ausnahme, gescheitert ist also die SPD-Parteiführung, weil sie es nicht fertig gebracht hat, den vergifteten Geschenken der Frau Merkel zu widerstehen, Ämter, Posten und Pensionen sind halt immer nocham schönsten und für diese Clique das einzig wirkliche, was im Leben zählt. Alles andere ist nur dummes Geschwätz, um uns Bürger, also den Urnenpöbel einzulullen.</text:p>
          </table:table-cell>
          <table:table-cell office:value-type="string" calcext:value-type="string">
            <text:p>Everything is completely right, but the failure is not limited to Mr. Schulze, the complete SPD_Führung was 100% behind him, the grinning and smirking faces after the coalition rejection of the ladies and gentlemen behind Mr. Schulz are provable, except the Siggi, So now the entire SPD executive committee has to resign, but pronto and without exception, the SPD party leadership has failed because it has not been able to resist the poisoned gifts of Mrs. Merkel. Offices, posts and pensions are always there still the most beautiful and for this clique the only real thing that counts in life. Everything else is just stupid chatter to lull us citizens, so the urnpole.</text:p>
          </table:table-cell>
          <table:table-cell office:value-type="string" calcext:value-type="string">
            <text:p>negative</text:p>
          </table:table-cell>
          <table:table-cell table:number-columns-repeated="1021"/>
        </table:table-row>
        <table:table-row table:style-name="ro4">
          <table:table-cell office:value-type="string" calcext:value-type="string">
            <text:p>"""Martin Schulz war eine solche tragische Gestalt im klassischen Sinne."" genau das war m.s. nun wirklich nicht. er ist lediglich an seiner politischen naivität und dummheit gescheitert, an seinem heute hü und morgen hopp. er wirkte wie ein politischer wendehals und postenjäger. größe und rückgrat hätte er bewiesen, wenn er seine eigenen aussagen ernst genommen hätte. wenn die partei dann etwas anderes will, ist die ehrenvolle reaktion ein rücktritt. nicht diese umfaller rhetorik mit dem krönenden abschluss der postengeilheit. es ist eher ein lehrstück über politische dummheit als eine polittragödie."</text:p>
          </table:table-cell>
          <table:table-cell office:value-type="string" calcext:value-type="string">
            <text:p>"""Martin Schulz was such a tragic figure in the classical sense."" that was exactly m.s. not really. he has failed only because of his political naivety and stupidity, in his today hü and hop tomorrow. he acted like a political wendehals and posthunter. he would have proved his size and backbone if he had taken his own statements seriously. if the party wants something different then the honorable reaction is a resignation. not this wrap-around rhetoric with the grand finale of post-lust. it is more a lesson than political stupidity than a political tragedy."</text:p>
          </table:table-cell>
          <table:table-cell office:value-type="string" calcext:value-type="string">
            <text:p>negative</text:p>
          </table:table-cell>
          <table:table-cell table:number-columns-repeated="1021"/>
        </table:table-row>
        <table:table-row table:style-name="ro42">
          <table:table-cell office:value-type="string" calcext:value-type="string">
            <text:p>Wacker gerackert - was soll denn dieser Titel? Zum Vergleich: Wenn ich in der Bundesliga für Schalke spielen dürfte, würde ich auch alles geben - und wäre trotzdem der schlechteste Spieler seit es die Bundesliga gibt. Der Schulz sagt: Ich will Kanzler werden - Wenn alle, wirklich alle wissen, dass das nix wird... das ist nicht wacker, sondern entweder eine peinliche Posse oder Größenwahn. Vier mal umfallen um am Ende den größten Reisespesenjob anzustreben, auch das ist nicht wacker - das ist dummdreist, auch wenn das mit den Spesen für ihn in Brüssel funktioniert hat. Gott sei Dank sind bei der AfD so viele Id*oten tätig - die würden ansonsten sowas von der Unfähigkeit der aktuellen SPD - ja, und auch von Merkels eingeschläferter Union - profitieren, dass einem Angst und Bange werden könnte. Hoffentlich gibt es sowohl in der SPD als auch in der CDU einen Aufstand der jungen Generation und eine Ablösung der alten Garde. Ansonsten wird die AfD in vier Jahren die zweitstärkste Partei sein. Wacker gerackert? Vielleicht, aber leider dabei den Karren noch viel weiter in den Dreck geschoben...</text:p>
          </table:table-cell>
          <table:table-cell office:value-type="string" calcext:value-type="string">
            <text:p>Wacker rattled - what is this title? By comparison, if I was to play in the Bundesliga for Schalke, I would give everything - and would still be the worst player since the Bundesliga. The Schulz says: I want to become Chancellor - If everyone, really everyone, knows that this will not work ... that is not brave, but either an embarrassing farce or megalomania. Falling over four times in the end to strive for the largest travel expense job, even that is not brave - that is stupid, even if that has worked with the expenses for him in Brussels. Thankfully, there are so many idiots working for the AfD - they would otherwise benefit from the incompetence of the current SPD - yes, and also from Merkel's euthanised Union - that could get scared. Hopefully both in the SPD and in the CDU there will be an uprising of the younger generation and a replacement of the old guard. Otherwise, the AfD will be the second strongest party in four years. Wacker scrambled? Maybe, but unfortunately pushed the cart even further into the dirt ...</text:p>
          </table:table-cell>
          <table:table-cell office:value-type="string" calcext:value-type="string">
            <text:p>negative</text:p>
          </table:table-cell>
          <table:table-cell table:number-columns-repeated="1021"/>
        </table:table-row>
        <table:table-row table:style-name="ro21">
          <table:table-cell office:value-type="string" calcext:value-type="string">
            <text:p>Der Druck der Öffentlichkeit lastet auf jedem, der in der Öffentlichkeit tätig ist. Egal ob Lehrer, Sportler, Politiker, Ärzte, Industriebosse etc. Da gibt es glücklicherweise viele viele, die da sehr gut mit zurechtkommen. Herrn Schulz wurde doch zunächst mal alles nachgesehen und verziehen, was über seinen Werdegang bekannt wurde, - er wurde sogar mit 100% gewählt. Selbst die dummen Sprüche wie, ich werde Kanzler der Bundesrepublik Deutschland, haben ihm nicht geschadet, die Partei enteilte in ungeahnte Höhen. Die Öffentlichkeit begann erst zu reagieren, als er nach dem Wahlabend masslos übertrieb mit Aussagen, die so unnötig waren wie ein Kropf. Halt bis zur Aussenministerstorie.</text:p>
          </table:table-cell>
          <table:table-cell office:value-type="string" calcext:value-type="string">
            <text:p>Public pressure weighs on anyone who works in public. Whether teachers, athletes, politicians, doctors, industrial workers, etc. There are fortunately many many who are doing very well with it. After all, Mr Schulz was forced to forgive and forgive everything that became known about his career - he was even voted 100%. Even the stupid sayings like, I am Chancellor of the Federal Republic of Germany, have not harmed him, the party hastened to unprecedented heights. The public did not begin to react until he massively exaggerated after the election night with statements as unnecessary as a goiter. Stop until the Foreign Minister's theory.</text:p>
          </table:table-cell>
          <table:table-cell office:value-type="string" calcext:value-type="string">
            <text:p>negative</text:p>
          </table:table-cell>
          <table:table-cell table:number-columns-repeated="1021"/>
        </table:table-row>
        <table:table-row table:style-name="ro48">
          <table:table-cell office:value-type="string" calcext:value-type="string">
            <text:p>Die Wenigsten wählen die AfD aus Überzeugung. - Die AfD aus Verzweiflung an der CDU zu wählen ist schlicht geschichtsvergessen und dumm. Daher wird die AfD ja auch als Alternative für Dumme verspottet.</text:p>
          </table:table-cell>
          <table:table-cell office:value-type="string" calcext:value-type="string">
            <text:p>Fewest choose the AfD out of conviction. - To choose the AfD out of despair at the CDU is simply oblivious to history and stupid. Therefore, the AfD is indeed mocked as an alternative for stupid.</text:p>
          </table:table-cell>
          <table:table-cell office:value-type="string" calcext:value-type="string">
            <text:p>negative</text:p>
          </table:table-cell>
          <table:table-cell table:number-columns-repeated="1021"/>
        </table:table-row>
        <table:table-row table:style-name="ro33">
          <table:table-cell office:value-type="string" calcext:value-type="string">
            <text:p>Sie können nicht wissen, warum Melania Trump geheiratet hat und Sie können erst recht nicht wissen, wie es in deren Ehe aussieht. Außenseiter wissen das nie! Dass eine Frau bei so etwas brav die Augen schließt und nichts empfindent, ist Quatsch. Mrs. Trump meidet ihren Mann schon seit vier Wochen, seitdem die erste Sache mit Stormy bekannt wurde. Sie fährt separat überallhin, wenn sie überhaupt ihn noch begleitet. In dem Foto zum ersten Jahrestag, das sie in ihrem Social Media-Konto veröffentlicht hat, zeigt sie sich nicht mit ihrem Mann, sondern mit einem jungen WH Kadett. Das spricht für mich Bäden. Melania Trump ist für mich die einzige sympathische Person in der ganzen Mischpoke. Sie ist zurückhaltend, redet nicht wie Hillary Clinton, die so dreist und dumm war, die Frauen auch noch anzugreifen, sondern zeigt ganz subtil, was sie von der Sache hält. Ob sie sich trennt, darauf würde ich keine Wette eingehen.</text:p>
          </table:table-cell>
          <table:table-cell office:value-type="string" calcext:value-type="string">
            <text:p>You can not know why Melania married Trump and you certainly can not know what their marriage looks like. Outsiders never know that! It's nonsense that a woman closes her eyes with such good things and does not feel anything. Mrs. Trump has been avoiding her husband for four weeks since the first thing about Stormy came of age. She drives separately anywhere, if she still accompanies him at all. In the first anniversary photo she posted in her social media account, she does not show up with her husband, but with a young WH cadet. That speaks for me Bäden. Melania Trump is for me the only likeable person in the whole Mischpoke. She is cautious, does not talk like Hillary Clinton, who was so brazen and stupid as to attack women, but subtly shows what she thinks about it. If she separates, I would not bet on that.</text:p>
          </table:table-cell>
          <table:table-cell office:value-type="string" calcext:value-type="string">
            <text:p>negative</text:p>
          </table:table-cell>
          <table:table-cell table:number-columns-repeated="1021"/>
        </table:table-row>
        <table:table-row table:style-name="ro22">
          <table:table-cell office:value-type="string" calcext:value-type="string">
            <text:p>"Die Überschrift steht natürlich mal wieder in keinem Verhältnis zum Gewicht der Aussage im Artikel. Was soll ein Parteifunktionär sonst sagen, als irgendwas Zuversicht Verbreitendes. Das Kühnert glaubt, ein Erfolg seiner parteischädigenden Aktion würde die SPD nicht zerreißen, kann er ebenso wenig beurteilen, wie er heute schon sein Zerstörungswerk beurteilen kann. Der Forderung von bestimmten Seiten, die ""Jungen"" ranzulassen, steht diese dumme, nicht durchdachte Juso-Aktion gegenüber. Aber Kühnert muss sich beeilen. Er ist schneller 40 als er denkt und dann ist für ihn Schicht im Schacht - zu alt. :-)"</text:p>
          </table:table-cell>
          <table:table-cell office:value-type="string" calcext:value-type="string">
            <text:p>"Of course, the title is out of proportion to the weight of the statement in the article. What else is a party official supposed to say, rather than anything confiding. The Kühnert believes that a success of his party-damaging action would not break the SPD, he can judge as little as he can assess his destructive work today. The demand of certain sites to disregard the ""boys"" faces this stupid, unthinkable juso action. But Kühnert has to hurry up. He's 40 quicker than he thinks, and then for him layer is in the shaft - too old. :-)"</text:p>
          </table:table-cell>
          <table:table-cell office:value-type="string" calcext:value-type="string">
            <text:p>negative</text:p>
          </table:table-cell>
          <table:table-cell table:number-columns-repeated="1021"/>
        </table:table-row>
        <table:table-row table:style-name="ro12">
          <table:table-cell office:value-type="string" calcext:value-type="string">
            <text:p>Er und das Publikum werden das Gegenteil erleben. Ich tippe auf Frau Nahles als Exekutorin. Die Zeit bis zu ihrer anvisierten Wahl zur Vorsitzenden reicht locker für ein paar voreilige Festlegungen und kluge Lehrsätze aus, mit denen sie Herrn Pistorius - und nicht nur ihn - Lügen strafen kann. Sie sieht sich bereits jetzt im Krönungsornat und damit zu allerlei dummdreisten und ruinösen Sprüchen berechtigt.</text:p>
          </table:table-cell>
          <table:table-cell office:value-type="string" calcext:value-type="string">
            <text:p>He and the audience will experience the opposite. I'm referring to Mrs. Nahles as an executor. The time until her intended election as chairman is enough for a few hasty decisions and clever doctrines that she can use to punish Mr Pistorius - and not just him. She already sees herself in the coronation robe and thus entitled to all sorts of stupid and ruinous sayings.</text:p>
          </table:table-cell>
          <table:table-cell office:value-type="string" calcext:value-type="string">
            <text:p>negative</text:p>
          </table:table-cell>
          <table:table-cell table:number-columns-repeated="1021"/>
        </table:table-row>
        <table:table-row table:style-name="ro68">
          <table:table-cell office:value-type="string" calcext:value-type="string">
            <text:p>"Niemand! Eine Linke haben wir zwar, allerdings nicht in der SPD, jedenfalls keine nennenswerte. Und einen Corbyn erst recht nicht! Diejenigen, die in etwa auf seiner Linie wären, hält das deutsche Wahlvolk für unwählbar, und sie sind es teilweise auch, siehe Stegner. Wer möchte schon eine Dauerspassbremse solchen Kalibers? Der Mann ist sicher nicht dumm, aber ein Herbert Wehner war gewiss noch ""etwas weniger dumm"" aber halt auch kaum jemanden außerhalb der Partei vermittelbar. Ähnliches gilt für Andrea Nahles. Das ist die Crux der SPD doch immer gewesen, die Partei intern verehrten, oder zumindest geachteten, waren Wählerschrecks, (große Ausnahme Willy Brandt) die draußen beliebten in der Partei hoch umstritten, siehe Helmut Schmidt, phasenweise auch Schröder. Die Kernwählerschaft der SPD ist von Schröder allerdings für immer abgeschaltet worden. Und mit der Verantwortunmg dafür, wo die heutzutage weitgehend gelandet sind wird er leben müssen. Denn das hätte er wissen können, ja müssen, wird das deutsche ""Prekäriat"" zurückgestoßen, wählt es, wenn es denn eine ""Alternative"" gibt, weit lieber rechts als links von der SPD. Und wenn ""es sein muß"", sehr weit rechts von ihr! Ja, hätte man wissen können, hätte man in Geschichte aufgepaßt! Und Verdi-Sozis"" und GEW-Lehrer, erst recht ihre Leitenden, kennen die Sorgen der prekär Beschäftigten und Hartzer kaum vom Hörensagen, und die intellektuellen Traumtänzer leben in abgeschotteten Welten am Prenzlberg und in Schwabing. Also dann, da können die paar ""Corbyn-Leute"" doch gleich hinüber zur ""Linken"" wechseln. Die ""linksblinkenden Toscanas"" ab zu den gewendeten Grünen und die Markt-Liberalen dahin wo sie hingehören. Der Rest macht das Licht aus. Requiescant in pace!"</text:p>
          </table:table-cell>
          <table:table-cell office:value-type="string" calcext:value-type="string">
            <text:p>"Nobody! We have a left, but not in the SPD, at least not worth mentioning. And certainly not a Corbyn! Those who are roughly in line think the German electorate unelectable, and they are partly so, see Stegner. Who would like a permanent brake of such caliber? The man is certainly not stupid, but a Herbert Wehner was certainly still ""a little less stupid"" but hardly anyone outside the party mediated. The same applies to Andrea Nahles. This has always been the SPD's crux, internally revered, or at least respected, voters, (the exception being Willy Brandt) the highly popular in the party highly controversial, see Helmut Schmidt, at times Schröder. However, the core electorate of the SPD has been shut down by Schröder forever. And he will have to live with the responsibility for where they have landed today. Because he could have known, yes, must, the German ""Prekäriat"" pushed back, it chooses, if there is an ""alternative"", far better right than left of the SPD. And if it has to be, far to the right of her! Yes, one might have known, one would have been careful in history! And Verdi-Sozis ""and GEW teachers, certainly their leaders, hardly know the worries of the precariously employed and Hartzer from hearsay, and the intellectual dream dancers live in isolated worlds at Prenzlberg and in Schwabing, so then there are the few"" Corbyn People ""switch over to the"" left "", the"" left flashing Toscanas ""turn to the inverted greens and the market liberals where they belong, the rest turns out the light."</text:p>
          </table:table-cell>
          <table:table-cell office:value-type="string" calcext:value-type="string">
            <text:p>negative</text:p>
          </table:table-cell>
          <table:table-cell table:number-columns-repeated="1021"/>
        </table:table-row>
        <table:table-row table:style-name="ro69">
          <table:table-cell office:value-type="string" calcext:value-type="string">
            <text:p>Ein Talent aus den Hinterbänken tritt an und übernimmt die Führung. Dieser wird dann von Gestalten wie Nahles, Scholz, Schröder etc. gemobbt. Wenn er dies moralisch unbeschadet übersteht muss es dann eine Urwahl geben in der er bestätigt wird. Danach muss er dann nach und nach die alten Proporz der SPD rauskegeln wenn sie nicht die Klappe halten und weiter von hinten sticheln. Ich fand vor kurzem eine Auflistung der SPD Geschichte interessant. 1917 sollten wieder Kriegskredite gewährt werden obwohl der Krieg schon seid Monaten ein Stellungskrieg war. 1916 wurde die SPD noch vor dem zerreissen bewahrt. 1917 kam dann der Bruch da die Parteiführung auf biegen und brechen dem Kaiser folgen wollte. Das Resultat war die Abspaltung der USPD später KPD. Vor allem die Grössenordnung des Verlustes von MItgliedern und vor allem Wählern war bemerkenswert. Die fast halbierte Partei blieb trotzdem auf Linie. Der zweite grosse Bruch war das Bad Godesberger Programm. Die Leute die damals die SPD verlor waren später der Grundstock der Grünen. Der nächste Bruch war Schröder. Ja er hatte die Wahl haushoch gewonnen, allerdings interessierte ihn sein Prigramm danach nicht die Bohne. Vor allem haben wir es der SPD zu verdanken das Deutschland erstmals wieder in einem Krieg, ausserhalb seiner Grenzen mitmachte. Hätte Kohl gewonnen wäre dies nie möglich gewesen. Die SPD hätte Zeter und Mordio geschrien. Dazu kam noch die Zulassung der Hedgefonds, Hartz4, Senkung des Spitzensteuersatzes und ä. Resultat waren Massenaustritte und der spektakuläre Abgang von Lafontaine. Die ehemaligen Mitglieder ginge zu den Linken oder zur WASG und später dann mit den Linken. Merke, auch wenn die SPD die Hälfte ihrer Mitglieder und Wähler verliert, sie ändert nie ihren Kurs. Sie haben auch nie Fehler gemacht sondern es nur nicht geschafft dem dummen Wähler ihre Politik zu vermitteln. Das letzte Desaster (während Schröders Amtszeit) haben auch Nahles, Gabriel, Steinmeier, Scholz und Schulz zu verantworten. Es wird noch immer noch gerechtfertigt. Entweder diese ganzen Gestalten fliegen raus oder die SPD geht unter. Wie Pispers in anderer Sache meinte: Wir fahren mit dem Zug mit Volldampf auf den Abgrund zu. Und anstatt die Richtung zu ändern wird diskutiert den Lokführer auszutauschen. Treffender kann man es nicht zusammenfassen</text:p>
          </table:table-cell>
          <table:table-cell office:value-type="string" calcext:value-type="string">
            <text:p>A talent from the backbenches starts and takes the lead. This is then bullied by figures such as Nahles, Scholz, Schröder, etc. If he survives this morally unscathed then there must be a primary vote in which he is confirmed. Then he must then gradually condense the old Proporz the SPD if they do not shut up and continue to taunt from behind. I recently found a listing of the SPD story interesting. In 1917, war loans were to be granted again, although the war had been a positional war for months. In 1916, the SPD was saved from being torn up. In 1917 came the break as the party leadership bent on breaking and breaking the Kaiser. The result was the splitting off of the USPD later KPD. Above all, the magnitude of the loss of members and above all voters was remarkable. The almost halved party remained nevertheless on line. The second big break was the Bad Godesberger program. The people who lost the SPD at that time were later the basis of the Greens. The next break was Schröder. Yes, he had won the election huge, but his prigram interested him then not the bean. Above all, we owe it to the SPD that for the first time Germany was involved in a war outside its borders. Had Kohl won this would never have been possible. The SPD would have cried Zeter and Mordio. In addition, there was the approval of hedge funds, Hartz4, lowering the top tax rate and the result were mass exits and the spectacular departure of Lafontaine. The former members would go to the left or the WASG and later with the left. Remember, even if the SPD loses half of its members and voters, it never changes course. They have never made mistakes, but they have not managed to convey their policy to the stupid voters. The last disaster (during Schröder's term) is also the responsibility of Nahles, Gabriel, Steinmeier, Scholz and Schulz. It is still justified. Either all these figures fly out or the SPD goes down. As Pispers said in another case: We take the train at full speed to the abyss. And instead of changing direction is discussed exchanging the engine driver. You can not summarize it better</text:p>
          </table:table-cell>
          <table:table-cell office:value-type="string" calcext:value-type="string">
            <text:p>negative</text:p>
          </table:table-cell>
          <table:table-cell table:number-columns-repeated="1021"/>
        </table:table-row>
        <table:table-row table:style-name="ro70">
          <table:table-cell office:value-type="string" calcext:value-type="string">
            <text:p>"Ein Quatsch, das ohne Kontext so hoch zu schreiben, den Fakt ist doch, dass die Amerikaner nur das skandalisieren, was sie selber seit Jahrzehnten in Mittelamerika, im Nahen Osten und zuletzt in der Ostukrainie (mit den Ziel der Destabilisierung und nachfolgenden ""ökonomischen Erschließung Russlands"" bzw. russischer Bodenschätze und der Niderschlagung globaler russischer Interessen) sehr lebendig praktiziert. Die Toten vom Maidan waren der Preis westlicher Intrigen, um die Ukraine mit Gewalt von Russland zu trennen. Ich bin sicher kein Anhänger des geistig etwas arg zu kurz gekommenen US-Präsidenten. Aber während nun die reichen Strippenzieher ihre Lobbyisiten Zeter und Mordio durch alle Kanäle schreien lassen, werden sämtliche Analysen über US-induzierten Terror (Drohnen-Morde, False Flagg, ..) und die ganzen illegalen Kriege (Irak!!), den die USA und ihre Vasallen weltweit zur Sicherung ihrer Einfluss-Sphären verbreiten, klein geredet oder sogar als Verschwörungstheorien verleugnet. Und: Es ist mir vollkommen egal, ob die Russen hinter dem Erfolg dieses denk-behinderten US-Präsidenten stehen! Denn Clinton wäre eh nur die Sockenpuppe der immer gleichen US-Kriegstreiber und heimlichen Terroristen, die unsere Welt zerstören. DIE verkaufen uns das ihr Privileg der Zerstörung als ""ihre Freiheit"" und unseren Nutzen. Wenn die USA aber so in dummes und manipulierbares Wahlsystem haben, das sich offenbar mit einem Dutzend schlaue Köpfen und ein paar hunderttausend Dollar einen Hirn-amputierten Milliardär zu Chef machen lässt, dann sollten wir die Hacker des Systems nicht an den pranger stellen, sondern ihnen dafür danken, dass sie uns die Manipulierbarkeit des Systems vor Augen geführt haben: Denn wenn die Russen möglicherweise (!) mit ein paar Erdnüssen einen Idioten zum Präsidenten machen können, dann können es die reichen und mächtigen US-Strippenzieher schon seit Jahrzehnten. Und dann müssen wir uns fragen, wie repräsentativ die, mit viel medialen Tamtam begleiteten, Wahlen in unseren ach so demokratischen westlichen Ländern noch sind! Wenn der böse, böse Herr Putin sich mit kleinem Geld einen US-Präsidenten kaufen kann, dann hat Goldman-Sachs mit seinen Agenten wohl gerade nicht aufgepasst? Will heißen: Wenn es stimmt, was diese Ermittler gerade aufdecken, dann sagt das mehr darüber aus, wie leicht die Besetzung der mächtigsten Positionen im Staat zu manipulieren ist - und man darf mit Fug und Recht annehmen, dass sowohl Clinton, Kohl, Merkel oder der ""Friedensfürst"" Obama NUR mit dem Plazet unserer geheimen Machthaber zu den offiziellen Machthabern gekürt werden konnten. Und das heißt auch, dass es an der Gnade dieser Macht-Eliten hängt, ob z.B. die afd die Nachfolge der NSDAP wird antreten dürfen .. ""Unsere Demokratie ist am Ars** und wir seit Jahrzehnten mit Schein-Freiheit für dumm verkauft""! DAS ist die eigentliche Meldung, die zu veröffentlichen wäre - ob Putin in den USA .. wen interessiert das bitte?!??"</text:p>
          </table:table-cell>
          <table:table-cell office:value-type="string" calcext:value-type="string">
            <text:p>"A nonsense, to write that without context so high, the fact is that the Americans only scandalize what they themselves for decades in Central America, in the Middle East and finally in Eastern Ukraine (with the goal of destabilization and subsequent ""economic development Russia's or Russian natural resources and the countering of global Russian interests) is practiced very vividly. The Maidan dead were the price of Western intrigues to separate Ukraine from Russia by force. I'm certainly not a supporter of the mentally a bit too short-lived US President. But while the rich line-pullers are screaming their lobbies of censorship and murder through all the channels, all the analysis is going on about US-induced terror (drone murders, False Flagg, ...) and all the illegal wars (Iraq !!) that the US is doing and spread their vassals worldwide to secure their spheres of influence, talked small or even denied conspiracy theories. And: I do not care if the Russians are behind the success of this demented-disabled US president! After all, Clinton would only be the sock puppet of the same US warmongers and secret terrorists who are destroying our world. They sell us their privilege of destruction as ""their freedom"" and our benefit. But if the US has such a stupid and manipulable electoral system that seems to make a brain-amputated billionaire head with a dozen smart minds and a few hundred thousand dollars, then we should not brand the hackers of the system, but them Thank you for showing us the manipulability of the system: For if the Russians could possibly (!) make an idiot president with a few peanuts, then the rich and powerful US string-pullers have been around for decades. And then we have to ask ourselves how representative the elections, accompanied with much media fanfare, are still in our oh-so-democratic Western countries! If the evil, evil Mr. Putin can buy a US president with a small amount of money, then Goldman-Sachs has probably just not been careful with his agents? In other words, if it's true what these investigators are exposing, it says more about how easily the occupation of the most powerful positions in the state can be manipulated - and one can justifiably assume that both Clinton, Kohl, Merkel, or The ""Prince of Peace"" Obama could only be proclaimed the official ruler with the placet of our secret rulers. And that also means that it depends on the grace of these power elites, whether, e.g. the afd succeeding the nsdap will be allowed to compete. ""Our democracy is on the ass and we have been selling dumb for billions of years""! THAT is the actual message that would have to be posted - if Putin in the US .. who cares ?!"</text:p>
          </table:table-cell>
          <table:table-cell office:value-type="string" calcext:value-type="string">
            <text:p>negative</text:p>
          </table:table-cell>
          <table:table-cell table:number-columns-repeated="1021"/>
        </table:table-row>
        <table:table-row table:style-name="ro25">
          <table:table-cell office:value-type="string" calcext:value-type="string">
            <text:p>"Mit allem anderem haben Sie unrecht; denn Ihre Aufforderung bedeutet, die Anschuldigungen gegen russische Internet - Wahlbeeinflusser in quantitative und qualitative Relation zu setzen zu den amerikanischen Aktivitäten, Wahlen in anderen Ländern zu beeinflussen. Anders gesagt: ""Double Standards"" bringen uns bei dem Vergleich von Großmachtgebahren nicht weiter, wie z.B. die genauso dumme Gegenfrage: Inwieweit wurde von ausländischen Bloggern Clinton hochgejubelt und Trump verächtlich gemacht?"</text:p>
          </table:table-cell>
          <table:table-cell office:value-type="string" calcext:value-type="string">
            <text:p>"You are wrong about everything else; because your request is to put the allegations against Russian Internet electoral influence in quantitative and qualitative relation to American activities affecting elections in other countries. In other words, ""double standards"" do not get us any further in comparing large power rates, such as the equally stupid counter-question: To what extent was Clinton hailed by foreign bloggers and scorned by Trump?"</text:p>
          </table:table-cell>
          <table:table-cell office:value-type="string" calcext:value-type="string">
            <text:p>negative</text:p>
          </table:table-cell>
          <table:table-cell table:number-columns-repeated="1021"/>
        </table:table-row>
        <table:table-row table:style-name="ro27">
          <table:table-cell office:value-type="string" calcext:value-type="string">
            <text:p>Budget 2016: FBI: 8.400 Millionen US-Dollar NSA: 9.880 Millionen US-Dollar CIA:44.000 Millionen US-Dollar und uns wird ernsthaft versucht zu erzählen, 13 Russen haben via Twitter und Facebook Trump zum Präsidenten gemacht? Die Verdummung scheint nicht nur ein Problem der breiten Masse zu sein.</text:p>
          </table:table-cell>
          <table:table-cell office:value-type="string" calcext:value-type="string">
            <text:p>Budget 2016: FBI: $ 8,400 million NSA: $ 9,880 million CIA: $ 44,000 million and we're seriously trying to tell, 13 Russians have made Trump via Twitter and Facebook? Dumbling does not seem to be just a problem for the masses.</text:p>
          </table:table-cell>
          <table:table-cell office:value-type="string" calcext:value-type="string">
            <text:p>negative</text:p>
          </table:table-cell>
          <table:table-cell table:number-columns-repeated="1021"/>
        </table:table-row>
        <table:table-row table:style-name="ro27">
          <table:table-cell office:value-type="string" calcext:value-type="string">
            <text:p>Budget 2016: FBI: 8.400 Millionen US-Dollar NSA: 9.880 Millionen US-Dollar CIA:44.000 Millionen US-Dollar und uns wird ernsthaft versucht zu erzählen, 13 Russen haben via Twitter und Facebook Trump zum Präsidenten gemacht? Die Verdummung scheint nicht nur ein Problem der breiten Masse zu sein.</text:p>
          </table:table-cell>
          <table:table-cell office:value-type="string" calcext:value-type="string">
            <text:p>Budget 2016: FBI: $ 8,400 million NSA: $ 9,880 million CIA: $ 44,000 million and we're seriously trying to tell, 13 Russians have made Trump via Twitter and Facebook? Dumbling does not seem to be just a problem for the masses.</text:p>
          </table:table-cell>
          <table:table-cell office:value-type="string" calcext:value-type="string">
            <text:p>negative</text:p>
          </table:table-cell>
          <table:table-cell table:number-columns-repeated="1021"/>
        </table:table-row>
        <table:table-row table:style-name="ro16">
          <table:table-cell office:value-type="string" calcext:value-type="string">
            <text:p>Nun ja. Verdummung kann sich z.B. in mangelndem Textverständnis zeigen. Z.B. wenn man aus dem von Ihnen kommentierten Artikel herausliest, irgendwer versuche zu erzählen, 13 Russen hätten via Twitter und Facbook Trump zum Präsidenten gemacht. Nicht dergleichen wird in dem von Ihnen kommentierten Artikel behauptet.</text:p>
          </table:table-cell>
          <table:table-cell office:value-type="string" calcext:value-type="string">
            <text:p>Oh well. Dulling can occur e.g. in a lack of understanding of the text. For example, if you read from the article you commented, anyone is trying to tell you that 13 Russians have made Trump the president via Twitter and Facbook. This is not stated in the article you have commented on.</text:p>
          </table:table-cell>
          <table:table-cell office:value-type="string" calcext:value-type="string">
            <text:p>negative</text:p>
          </table:table-cell>
          <table:table-cell table:number-columns-repeated="1021"/>
        </table:table-row>
        <table:table-row table:style-name="ro53">
          <table:table-cell office:value-type="string" calcext:value-type="string">
            <text:p>"Nein, uns wird nicht ernsthaft erzählt, ""13 Russen haben via Twitter und Facebook Trump zum Präsidenten gemacht"". Sondern es wird berichtet, dass im Zuge der Ermittlungen 13 Russen namentlich identifiziert wurden, die sich strafbar gemacht haben. Noch mal für sie: &lt;i&gt;""... den Einsatz falscher Identitäten, Finanzbetrug und diverse andere Vergehen ... Herzstück der Operation war eine sogenannte Troll-Fabrik in der Sawushkina-Straße 55 in Sankt Petersburg. Hier wurden dem Bericht zufolge von den 13 Beschuldigten mehrere Firmen betrieben, die sich offiziell zum Beispiel als Softwareschmieden oder ""Internetagenturen"" ausgaben, in Wahrheit aber gezielte politische Kampagnen im Internet betrieben ... Die Organisation soll laut Anklage mehrere hundert Mitarbeiter groß gewesen sein. Es gab eine Grafikabteilung, ein eigenes Team zur Suchmaschinenoptimierung (""SEO""), eine IT-Abteilung sowie ein Team zur Datenanalyse, um diverse Nutzergruppen im Netz gezielt ansprechen zu können. ... Umso näher der Wahltag im November 2016 rückte, desto aggressiver gingen die Russen vor. Sie klauten die Identitäten von US-Bürgern, nutzten deren Sozialversicherungsnummern, um Konten zu eröffnen und damit Anti-Clinton-Werbung bei Facebook zu kaufen. ... Sie schufen Hunderte falsche E-Mail-Konten, populäre Facebook-Identitäten und Twitter-Legenden. Der Account ""Tennessee GOP"" hatte mehr als 100.000 Follower bei Twitter. Dass er in Wahrheit aus Sankt Petersburg gesteuert wurde, war für unbedarfte Trump-Fans nicht zu erkennen. ... Auch Verschwörungstheorien über angebliche ""Wahlmanipulationen"" durch die Demokraten wurden von den Russen erfunden. Sub-Accounts sorgten dann dafür, dass die Botschaften tausendfach im Netz geteilt wurden.""&lt;/i&gt; Apropos Verdummung: das nächste Mal lesen sie den Artikel aber, bevor sie ihn kommentieren, ja?"</text:p>
          </table:table-cell>
          <table:table-cell office:value-type="string" calcext:value-type="string">
            <text:p>"No, we are not told seriously, ""13 Russians have made Trump via Twitter and Facebook President"". But it is reported that in the course of the investigation 13 Russians were identified by name, who made themselves punishable. Again for them: &lt;i&gt; ""... the use of false identities, financial fraud and various other offenses ... At the heart of the operation was a so-called troll factory at 55 Sawushkina St. Petersburg, where the report said According to the indictment, the organization had several hundred employees working on it, but in fact it was running targeted political campaigns on the Internet ... According to the indictment, the organization had a number of employees, including a graphic design department own search engine optimization team (""SEO""), an IT department as well as a team for data analysis in order to be able to specifically address various user groups on the net ... The closer election day moved in November 2016, the more aggressive the Russians were stole the identities of US citizens, used their social security numbers to open accounts and buy anti-Clinton advertising on Facebook n. ... They created hundreds of fake e-mail accounts, popular Facebook identities and Twitter legends. The account ""Tennessee GOP"" had more than 100,000 followers on Twitter. The fact that he was controlled in truth from Saint Petersburg, was not visible to inexperienced Trump fans. ... Also conspiracy theories about alleged ""election manipulation"" by the Democrats were invented by the Russians. Sub-accounts then made sure that the messages were shared a thousand times in the network. ""Speaking of dumbing down, next time they read the article before commenting on it, yes?"</text:p>
          </table:table-cell>
          <table:table-cell office:value-type="string" calcext:value-type="string">
            <text:p>negative</text:p>
          </table:table-cell>
          <table:table-cell table:number-columns-repeated="1021"/>
        </table:table-row>
        <table:table-row table:style-name="ro35">
          <table:table-cell office:value-type="string" calcext:value-type="string">
            <text:p>KEINE WIRTSCHAFTSHILFE FÜR DIE TÜRKE, überhaupt keine Hilfen mehr in irgendwas. Aber dazu hat unsere Regierung nicht das Rückrat. Das ist dumm und feige und spielt solchen Typen wie Erdugan und anderen Despoten schön in die Hände.</text:p>
          </table:table-cell>
          <table:table-cell office:value-type="string" calcext:value-type="string">
            <text:p>NO ECONOMIC AID TO THE TURK, no help at all. But our government does not have the backbone. This is stupid and cowardly and plays beautifully in the hands of such types as Erdugan and other despots.</text:p>
          </table:table-cell>
          <table:table-cell office:value-type="string" calcext:value-type="string">
            <text:p>negative</text:p>
          </table:table-cell>
          <table:table-cell table:number-columns-repeated="1021"/>
        </table:table-row>
        <table:table-row table:style-name="ro18">
          <table:table-cell office:value-type="string" calcext:value-type="string">
            <text:p>Also es müssen ganz dringend neue Panzerungen her für die alten LEO's der Türken, um weiter Ihren Genozid gegen die Kurden zu führen...eh sorry Terroristen egal ob Kind oder Frau! Nur so kann man seinem Gönner dummy Gabriel zufrieden stellen! Unglaublich!!! Als nächstes richten sich diese Waffen gegen Nato Staaten und die Aussengrenze der EU. Ach so falsch; das tun die ja schon längst, es wird halt nur totgeschwiegen wegen Rüstungsdeals und so...Kann ja kein Mensch mehr was los werden bei solchen Nachrichten!</text:p>
          </table:table-cell>
          <table:table-cell office:value-type="string" calcext:value-type="string">
            <text:p>So it's urgent that new armor be made for the old LEO's of the Turks, to continue their genocide against the Kurds ... eh sorry terrorists no matter whether child or woman! That's the only way to satisfy your patron dummy Gabriel! Incredible!!! Next, these weapons are directed against NATO states and the EU's external border. Oh so wrong; they are already doing that, it will just be hushed up because of armaments deals and so ... No one can do more with such news!</text:p>
          </table:table-cell>
          <table:table-cell office:value-type="string" calcext:value-type="string">
            <text:p>negative</text:p>
          </table:table-cell>
          <table:table-cell table:number-columns-repeated="1021"/>
        </table:table-row>
        <table:table-row table:style-name="ro71">
          <table:table-cell office:value-type="string" calcext:value-type="string">
            <text:p>Egal was man über die Union auch lästern kann, wenigstens sind die nicht so dumm Personaldiskussionen öffentlich zu führen und auch ansonsten dauernd rum zu streiten. Der typische Deutsche mag keine politische Diskussion, warum auch immer. Streit zwischen Politikern ist ihm/ihr zutiefst zuwider. Der zweite Fehler der SPD ist die Basis entscheiden zu lassen, ob man eine Koalition bildet oder nicht. Ganz ehrlich, dafür ist die Basis einfach auch zu dumm. Schon ein Landesparteitag ist da die falsche Gruppe, weil man einfach mal dazu stehen muss wenn man in einer Partei Führungskräfte gewählt hat. Selbst dabei geht ja oft was schief, siehe 100% Wahl von Schulz oder wie hieß der Buchhändler noch mal, hab ich schon wieder vergessen. So was sollten die Präsidien beschließen und der Bundestag muss dann abstimmen. Zu viele Flügel in einer Partei sind auch schlecht, dann sollte man lieber etwas kleiner bleiben aber in sich in der selben Richtung marschieren. Die SPD braucht weder rechte die besser in der Union aufgehoben wären noch Linke die eher zur gleichnamigen Partei die Linke tendieren. Konzentration auf das Wesentliche ist angesagt, nicht das alberne ich will es allen recht machen, denn dann macht man es keinem recht. Parteiprogramme sind ein Ding, ein Koalitionsvertrag ist ein anderes Ding. Das Zauberwort heißt Kompromiss. Wenn beide Parteien laut meckern es würde zu viel aufgegeben dann ist der Kompromiss gut. Ob das die SPD-Basis kapiert weiß ich nicht, zu wünschen wäre es. Eine Frau wie Nahles (jetzt gibt's auf die Fresse) hat an der Spitze der SPD nichts verloren. Zuerst hat sie schon mal Müntefering abserviert, was eigentlich ganz gut war, aber damit wurde sie zur Königsmörderin. Jetzt hat sie das schon wieder mit Schulz gemacht, das aber macht es nicht besser. Ich denke mal ich bin nicht der einzige der Nahles nicht ausstehen kann, hoffentlich wird die nicht gewählt. Gabriel als Außenminister ist besser als erwartet, er verdient eine 2. Chance, evtl. auch als Parteivorsitzender. Jeder Mann ich besser als Nahles!</text:p>
          </table:table-cell>
          <table:table-cell office:value-type="string" calcext:value-type="string">
            <text:p>No matter what you can blaspheme about the Union, at least the not so stupid discussions of human resources are publicly to lead and otherwise constantly argue around. The typical German does not like political discussion, for whatever reason. Dispute between politicians is deeply against him / her. The second mistake of the SPD is the basis for deciding whether to form a coalition or not. Honestly, the base is just too stupid for that. Even a state party convention is the wrong group, because you have to stand by when you have elected leaders in a party. Even this often goes wrong, see 100% choice of Schulz or what was the name of the bookseller, I forgot again. So what should the presidiums decide and the Bundestag must then vote. Too many wings in a party are also bad, then you should rather stay a little smaller but march in the same direction. The SPD does not need rights that are better off in the Union, nor do leftists, who tend to lean towards the party of the same name, the Left. Concentration on the essentials is announced, not the silly I want to please everyone, because then you do not do it right. Party programs are one thing, a coalition agreement is another thing. The magic word is called compromise. If both parties loudly complained it would give up too much then the compromise is good. Whether that understands the SPD basis, I do not know, it would be to wish. A woman like Nahles (now it's on the face) has lost nothing at the top of the SPD. At first she dumped Müntefering, which was actually quite good, but that made her a regicide. Now she has done it again with Schulz, but that does not make it any better. I guess I'm not the only one who can not stand Nahles, hopefully it will not be chosen. Gabriel as Foreign Minister is better than expected, he deserves a second chance, possibly as party leader. Every man I better than Nahles!</text:p>
          </table:table-cell>
          <table:table-cell office:value-type="string" calcext:value-type="string">
            <text:p>negative</text:p>
          </table:table-cell>
          <table:table-cell table:number-columns-repeated="1021"/>
        </table:table-row>
        <table:table-row table:style-name="ro33">
          <table:table-cell office:value-type="string" calcext:value-type="string">
            <text:p>"nach der Entscheidung der 450 Tausend SPD-Mitglieder zu richten ist dumm und eigentlich wohl auch nicht rechtens. Klüger wäre es, Mitglieder-BEFRAGUNGEN durchzuführen. Auch wenn das Ergebnis nicht veröffentlicht würde, fühlten sich die Mitglieder aber wenigstens um ihre Meinung gefragt. Wenn man einem Votum nicht folgt, sollte erklärt werden, welche Gründe es für diese Entscheidung gab. Diese Befragungen könnten auch nur mit den Delegierten erfolgen, die ja im direkten Kontakt mit ihren ""Genossen"" sind, - und online. So wäre es zwar nicht Basisdemokratie - aber die Basis fühlte sich gefragt und in Entscheidungen eingebunden. Es müsste von allen Parteien mehr Wert darauf gelegt werden, was die Mitglieder zu sagen haben. Sie leben im Alltag, im wirklichen Leben und könnten den ""abgehobenen"" Politikern viel an Informationen bieten. Wofür sonst lohnte es sich, Mitglied zu werden?"</text:p>
          </table:table-cell>
          <table:table-cell office:value-type="string" calcext:value-type="string">
            <text:p>"judging by the decision of the 450 thousand SPD members is stupid and actually probably not right. It would be smarter to conduct member surveys. Although the result would not be published, the members felt at least asking for their opinion. If one does not follow a vote, it should be explained what reasons there were for this decision. These interviews could only be made with the delegates, who are in direct contact with their ""comrades"" - and online. So it would not be grassroots democracy - but the base felt in demand and involved in decisions. More value should be placed by all parties on what the members have to say. They live in everyday life, in real life and could offer much information to the ""out of the way"" politicians. What else would it be worthwhile to become a member?"</text:p>
          </table:table-cell>
          <table:table-cell office:value-type="string" calcext:value-type="string">
            <text:p>negative</text:p>
          </table:table-cell>
          <table:table-cell table:number-columns-repeated="1021"/>
        </table:table-row>
        <table:table-row table:style-name="ro61">
          <table:table-cell office:value-type="string" calcext:value-type="string">
            <text:p>mit einem völlig vorurteilsfreiem, realistischen Herangehen? Wenn in einigen Medien der Name, eines der vermutlichen Putschanführer Oberst Ilhami P. abgekürzt wird, sollten viel hellhörig werden, auch Gülen bekam im Ausland Asyl, für die einen sind es Putschisten für andere Freiheitskämpfer. Wie war das doch in Afghanistan, als der Russe dort Krieg führte, da waren die Taliban Freiheitskämpfer u.ä., bekamen vom Westen Waffen. Auf russ. Staatsgebiet gibt es viele Glaubensbrüder, es betraf den Russen direkt, dann wurden daraus viele IS-Kämpfer und plötzlich sind es die Staatsfeinde Nr.1, und der Westen führt dort über 10 Jahre Krieg, was für eine Scheinheiligkeit. Wenn einer, der auch die türkische Staatsbürgerschaft hat und diese Gruppen mit grösserer Wahrscheinlichkeit in irgend einer Form unterstützte, die das System stürzen wollen, ist aus der Sicht des gewählten Erdogan Hochverrat. Der eindeutige Nachweis ist bei so vielen schwierig. Die türk. Staatsanwaltschaft will immer noch 18 Jahre Haft, sollte Yücel erneut in die Türkei reisen, kann er durchaus wieder verhaftet werden. Ein sehr fauler Deal ist wahrscheinlicher, haben Gabriel, Merkel,,. sich doch erpressen lassen mit der Flüchtlingsrückführung aus GR, was bringt das überhaupt, wenn für jeden aus GR in die Türkei Zurückgeführten, einer legal aus türk. Lagern in die EU kommt und die Türkei noch 6 Mrd dafür bekommt ? Alles eher Wählerverdummung. Mit grösserer Wahrscheinlichkeit bekommt die Türkei dafür noch Panzer /-nachrüstugen, die in Syrien völkerrechtswidrig Kurden bekämpfen, die sehr erfolgreich gegen den IS kämpfen. Schämen sollten sich unsere Eliten</text:p>
          </table:table-cell>
          <table:table-cell office:value-type="string" calcext:value-type="string">
            <text:p>with a completely unbiased, realistic approach? If in some media the name, one of the putative coup leaders Colonel Ilhami P. is abbreviated, should be much heard, Gülen also got asylum abroad, for some, there are putschists for other freedom fighters. How was it in Afghanistan, when the Russian was at war there, the Taliban were freedom fighters, etc., got weapons from the West. On Russian territory there are many brothers in the faith, it directly affected the Russians, then became many IS fighters and suddenly it is the enemies of the state No. 1, and the West is there over 10 years war, what a hypocrisy. If one who also has Turkish citizenship and is more likely to support these groups in any way that wants to overthrow the system, from the perspective of the elected Erdogan is high treason. The clear evidence is difficult with so many. The Turkish prosecutor still wants 18 years in prison, if Yücel again travel to Turkey, he can certainly be arrested again. A very lazy deal is more likely to have Gabriel, Merkel ,,. can be blackmailed with the refugee repatriation from GR, what brings this at all, if for everyone returned from GR to Turkey, a legal from Turkish camps in the EU and Turkey gets 6 billion for it? Everything rather voter dumbing. In all likelihood, Turkey will be given tanks / retrofits that fight Kurdish people in Syria in violation of international law, and they fight very successfully against ISIS. Shame on our elites</text:p>
          </table:table-cell>
          <table:table-cell office:value-type="string" calcext:value-type="string">
            <text:p>negative</text:p>
          </table:table-cell>
          <table:table-cell table:number-columns-repeated="1021"/>
        </table:table-row>
        <table:table-row table:style-name="ro22">
          <table:table-cell office:value-type="string" calcext:value-type="string">
            <text:p>"Man sagte: ""Es kann nicht schlimmer kommen"", aber es kam schlimmer - oder besser - Schulz und Nahles! Die SPD muss so schnell wie möglich auf demokratische Art ihre gesamte Führung austauschen, sonst wird das nichts! Von den noch Überlebenden wie z.B. Stegner und anderen höre ich nur noch Dinge, die Ich nicht mehr ertragen kann: Man solle sich auf das Koalitionspapier konzentrieren, aber jetzt keine Personaldebatte führen! Welch ein Unfug! Und wie dumm muss man eigentlich sein, um nicht zu erkennen, dass seit der Schulz-Katastrophe Personalentscheidungen das Wichtigste sind!"</text:p>
          </table:table-cell>
          <table:table-cell office:value-type="string" calcext:value-type="string">
            <text:p>"It was said, ""It can not get any worse,"" but it got worse - or better - Schulz and Nahles! The SPD must exchange its entire leadership in a democratic way as soon as possible, otherwise it will not work! Of the survivors such as I only hear Stegner and others things that I can not stand anymore: one should concentrate on the coalition paper, but now do not lead a personnel debate! What a mischief! And how dumb you have to be, not to realize that since the Schulz disaster personnel decisions are the most important thing!"</text:p>
          </table:table-cell>
          <table:table-cell office:value-type="string" calcext:value-type="string">
            <text:p>negative</text:p>
          </table:table-cell>
          <table:table-cell table:number-columns-repeated="1021"/>
        </table:table-row>
        <table:table-row table:style-name="ro70">
          <table:table-cell office:value-type="string" calcext:value-type="string">
            <text:p>Die erste Reihe ist die Bundestagswahl die 2 Reihe Emnid und die dritte Insa die Umfragen sind 2 Tage vor der Wahl CDU/CSU SPD GRÜNE FDP LINKE AfD Sonstige 32,9 % 20,5 % 8,9 % 10,7 % 9,2 % 12,6 % 5,0 %Wahl 35 % 22 % 8 % 9 % 10 % 11 % 5 % Emnid 34 % 21 % 8 % 9 % 11 % 13 % 4 %Insa CDU Insa besser SPD Insa besser Grüne gleich auf FDP beide gleich Linke Emnid besser AFD Insa besser Sonstige Emnid besser Wir sehen 3 mal Insa besser 2 mal Emnid aber davon einmal die Sonstigen. Aufsummierte Residien Emnid 8,6 und Insa 7,4 Ja wer sich langfristig beide Institute anschaut sieht klare Abweichungen zum wirklichen Ergebniss und das ist eigentlich nur bei emnid der Fall und zwar wird die SPD eigentlich imemr vor der Wahl übershcätzt und die AFD unterschätzt. Was bei Insa stimmt ist das sie im Verlgiech zu allen Instituten hin und wieder die AFD überschätzen. Was aber normal sein müste eigentlich müsste man grob bei 50 % aller Fälle eine Partei überschätzen oder unterschätzen. Also einfahc mal die Parteibrille weglassen und auch Zahlen anshcauen die einen nicth passen. Wenn Schulz nicht so politisch dumm sien würde hätte sich die SPD ganz ruhg zurückehen können. Den in der CDU ist zur Zeit auch nicht alles gut und die heilige Angela und ihre Zeugen Angelas haben auch nicht mehr alles unter kontrolle. Soviel Gegenwind gab es bei der CDU seit Frau Merkels antritt nicht mehr. Nur dadurch das Herr Schulz innerhalb 1 Sekunde seine Meinungen 20 mal wechseln kann fällt es nicht auf. Den der Staatsfunk (ARD und ZDF) hat genug Munition ihre Nachrichtensendungen mit den SPD Problemen zu füllen, da bleibt nicht mehr genug Zeit für die der CDU. Wenn die SPD also keine Munition geben würde würde der Staatsfunk massiv über die CDU berichten und umsomehr dort berichtet würde würden immer mehr CDU Poltiker nervös werden. Das die SPD den Finanzmister bekommt ist eh spannend. Die Kosten für die ganzen Neubürger die nicht für den Arbeitsmarkt reif sind wurden massiv unterschätzt im Haushaltsplan(wie hoch die werden kommt halt dadrauf an wie schnell man die in Arbeit bekommt wo sie ihre Familien, also mit ihren Ehefrauen und Kindern ohne Staatshilfe ernähren können. Ich gehe davon aus das das viel schlechter gehen wird als Frau Merkel hofft) und dazu wurde der Haushalt an Brüssel verpfändet. Ich könnte mir gut vorstellen das wir in 2-3 Jahren einen deutlich schlechterne Haushalt haben und wer die Schuld dann trägt ist klar. Die heilige Angela wird beim Staatsfunk sicher nicht als Schuldigte angesehen, den dann müste man über die Ursachen reden und damit das die Öffnung aller Grenzen falsch war. Es wird also ein unfähgier SPD Minster sein. Die SPD selber sollte vielleicht einmal Milton Friedman lesen und zwar das man offene Grenzen haben kann oder einen Sozialstaat aber nicht beides zur gleichen Zeit. Viele der kleineren Leute verstehen das ziemlich genau und wählen daher jetzt AFD auch ohne das sie Friedman gelesen haben da es einfahc ganz logisch ist.</text:p>
          </table:table-cell>
          <table:table-cell office:value-type="string" calcext:value-type="string">
            <text:p>The first row is the Bundestag election the 2 row Emnid and the third Insa the polls are 2 days before the election CDU / CSU SPD GREEN FDP LEFT AFD Other 32.9% 20.5% 8.9% 10.7% 9.2 % 12,6% 5,0% Choice 35% 22% 8% 9% 10% 11% 5% Emnid 34% 21% 8% 9% 11% 13% 4% Insa CDU Insa better SPD Insa better Green on FDP both equal Left Emnid better AFD Insa better Other Emnid better We see 3 times Insa better 2 times Emnid but once the others. Summed up Residien Emnid 8.6 and Insa 7.4 Yes, who looks at long term both institutions sees clear deviations to the real result and that is actually only the case with emnid and indeed the SPD is actually overestimated before the election and the AFD underestimated. What's wrong with Insa is that she overestimates the AFD now and again in the Verlgiech to all institutes. But what would normally be normal would have to grossly overestimate or underestimate a party in 50% of all cases. So let's just leave out the party goggles and pay some numbers that fit nicet. If Schulz would not be so politically stupid, the SPD would have been able to go back to peace. Not everything is good at the CDU at the moment and the holy Angela and her witnesses Angelas are not in control anymore. There was so much headwind at the CDU since Mrs. Merkel did not compete anymore. Only by the fact that Mr. Schulz can change his opinions 20 times within 1 second is it not noticeable. The state radio (ARD and ZDF) has enough ammunition to fill their news programs with the SPD problems, there is not enough time left for the CDU. If the SPD would not give any ammunition, the state radio would massively report on the CDU and all the more reported there would be more and more CDU Poltiker nervous. That the SPD gets the financier is exciting anyway. The cost of all new citizens who are not ready for the labor market has been massively underestimated in the budget (how high will they get depends on how fast you get those in work where they can feed their families, their wives and children without state help. I assume that this will go much worse than hopes Mrs Merkel) and this was the budget pledged to Brussels. I could well imagine that in 2-3 years, we have a very bad household and who is the blame then it is clear. The holy Angela is certainly not seen as a guilty party on state radio, which then one would have to talk about the causes and so that the opening of all borders was wrong. So it will be an incompetent SPD Minster. The SPD itself may once have read Milton Friedman that one can have open borders or a welfare state but not both at the same time. Many of the smaller people understand this pretty well and therefore choose AFD without having read Friedman because it's easy to understand.</text:p>
          </table:table-cell>
          <table:table-cell office:value-type="string" calcext:value-type="string">
            <text:p>negative</text:p>
          </table:table-cell>
          <table:table-cell table:number-columns-repeated="1021"/>
        </table:table-row>
        <table:table-row table:style-name="ro4">
          <table:table-cell office:value-type="string" calcext:value-type="string">
            <text:p>was anderes erwartet. Ganz so dumm ist der Wähler nun doch nicht. Das die Führung der SPD es noch immer nicht begriffen hat sieht man schon daran das man eine Frau Nahles , die mit ihren Äußerungen nach der Bundestagswahl kein Ruhmesblatt vollbracht hat, jetzt als Vorsitzende installieren möchte. Die führenden Leute in der SPD möchten so weiter machen wie bisher. Spätestens nach der Wahl in NRW , als man in Größenordnungen Stimmen verloren hat , hätte man munter werden müssen. Auch bin ich der Meinung das viele Themen der SPD an der Stimmung im Land vorbei gehen.</text:p>
          </table:table-cell>
          <table:table-cell office:value-type="string" calcext:value-type="string">
            <text:p>what else is expected. The voter is not that stupid. That the leadership of the SPD has not yet understood it can be seen already that you want to install a woman Nahles, who has done with their comments after the election to the Bundestag no glorious page, now as chairman. The leaders in the SPD want to continue as they have done so far. At the latest after the election in North Rhine-Westphalia, when you lost votes in orders of magnitude, you would have had to be cheerful. I am also of the opinion that many topics of the SPD over the mood in the country go over.</text:p>
          </table:table-cell>
          <table:table-cell office:value-type="string" calcext:value-type="string">
            <text:p>negative</text:p>
          </table:table-cell>
          <table:table-cell table:number-columns-repeated="1021"/>
        </table:table-row>
        <table:table-row table:style-name="ro22">
          <table:table-cell office:value-type="string" calcext:value-type="string">
            <text:p>dumm gelaufen und der Union in die Falle getappt. Diese Koalitionsvereinbarungen sind .... Vereinbarungen ohne jegliche Verpflichtungen für die Groko. Sonst nix. Augenwischerei, Makulatur, Betrug, man nenne es wie man will. Das netto das den Arbeitnehmern vom brutto bleibt wird weiter sinken, unabhängig davon unter welcher Bezeichnung (Infrastruktursonderabgabe, Co2minimierungs-Solidaritätsabgabe etc.) Die Wirtschaftsbosse geben die Richtung vor, SPD und die Union folgen. Merkel braucht tatsächlich nur sich platt zu sitzen. Eine Zustimmung der SPD Basis in eine weitere Groko und die alte Dame SPD wird beerdigt.</text:p>
          </table:table-cell>
          <table:table-cell office:value-type="string" calcext:value-type="string">
            <text:p>run stupid and tapped the Union in the trap. These coalition agreements are .... agreements without any obligations for the Groko. Nothing else. Eyewash, waste, fraud, call it whatever you want. The net that remains gross to employees will continue to fall, regardless of the name (special infrastructure charge, Co2minimation solidarity tax, etc.). The economic bosses set the direction, followed by the SPD and the Union. Merkel actually only needs to sit flat. An agreement of the SPD base in another Groko and the old lady SPD is buried.</text:p>
          </table:table-cell>
          <table:table-cell office:value-type="string" calcext:value-type="string">
            <text:p>negative</text:p>
          </table:table-cell>
          <table:table-cell table:number-columns-repeated="1021"/>
        </table:table-row>
        <table:table-row table:style-name="ro20">
          <table:table-cell office:value-type="string" calcext:value-type="string">
            <text:p>"Der ""dicke und fette"" Gabriel hat nicht nur den MAnn mit ""Haaren im Gesicht"" beleidigt, sondern auch Millionen von Wählern mit ""Haaren im Gesicht"". Vielleicht sollte er sich bei Allen entschuldigen und endlich seinen Posten räumen und sich mehr seiner Kur widmen. Nicht nur äusserlich hat er abgenommen, auch gesitig. Über 40 Jahre war er Politiker und muss noch so einen dummen Spruch sagen und Alles zerstören. Tritt endlich ab, Gabriel und lass den Jüngeren den Vorzug. Sonst wirst auch Du geteert und gefedert rausgeschmissen. Die Menschen haben genug, diese alten Gesichter zu sehen. Jetzt hat die SPD noch eine Chance, sich zu erneuern. Mit alten Gesichtern wird sie tiefer in die Belanglosigkeit rutschen."</text:p>
          </table:table-cell>
          <table:table-cell office:value-type="string" calcext:value-type="string">
            <text:p>"The ""fat and fat"" Gabriel has not only insulted the man with ""hair on the face"", but also millions of voters with ""hair on his face"". Maybe he should apologize to Allen and finally leave his post and devote himself more to his cure. Not only outwardly it has decreased, also in a healthy way. He was a politician for more than 40 years and still has to say something stupid and destroy everything. Leave at last, Gabriel, and let the younger man have the preference. Otherwise you too will be tarred and sprung kicked out. People have enough to see these old faces. Now the SPD still has a chance to renew itself. With old faces she will slip deeper into the triviality."</text:p>
          </table:table-cell>
          <table:table-cell office:value-type="string" calcext:value-type="string">
            <text:p>negative</text:p>
          </table:table-cell>
          <table:table-cell table:number-columns-repeated="1021"/>
        </table:table-row>
        <table:table-row table:style-name="ro14">
          <table:table-cell office:value-type="string" calcext:value-type="string">
            <text:p>". ""Wir haben noch nie seit dem Ende der Sowjetunion eine so hohe Gefahr auch einer militärischen Konfrontation von Großmächten gehabt"", sagte Ischinger. Da mag er recht haben der Herr Ischinger, er sollte aber auch die hausgemachten Ursachen dieser hohen Gefahr benennen. Solange sich unsere ""Staatenlenker"" von der Rüstungslobby vorschreiben lassen was sie zu tun und zu lassen haben, wird sich das wohl kaum ändern. Es vergeht doch kaum ein Tag an dem nicht von der Einflussnahme russischer Hacker berichtet und gewarnt wird; auch bei den Jusos soll in der Richtung etwas vorgekommen sein. Doch all diese Meldungen können nicht darüber hinwegtäuschen, dass die Rüstungsausgaben des Westens um ein vielfaches höher liegen als die Russlands. Volksverdummung ist in diesem Fall noch gelinde ausgedrückt. Und die Deutschen wollen da mitmischen."</text:p>
          </table:table-cell>
          <table:table-cell office:value-type="string" calcext:value-type="string">
            <text:p>", ""We have never had such a high risk of a military confrontation of major powers since the end of the Soviet Union,"" said Ischinger. He may be right, Mr. Ischinger, but he should also name the home-made causes of this high danger. As long as our ""statesmen"" let the armaments lobby dictate what they have to do and what they have to do, that will hardly change. Hardly a day passes without the influence of Russian hackers being reported and warned; there should have been something in the direction of the Jusos. But all these reports can not hide the fact that Western defense spending is many times higher than Russia's. Folk dulling is in this case still to say the least. And the Germans want to get involved."</text:p>
          </table:table-cell>
          <table:table-cell office:value-type="string" calcext:value-type="string">
            <text:p>negative</text:p>
          </table:table-cell>
          <table:table-cell table:number-columns-repeated="1021"/>
        </table:table-row>
        <table:table-row table:style-name="ro22">
          <table:table-cell office:value-type="string" calcext:value-type="string">
            <text:p>"Probleme zu ignorieren heißt nicht, dass es sie nicht gibt. Missstände offen anzusprechen und kontrovers zu diskutieren hat nichts mit ""Geseier"" zu tun, sondern ist selbstverständlich in einer Demokratie. Der Brexit ist nicht vom Himmel gefallen, sondern hat Gründe, die jenseits von einfachen Erklärungen, wie die Entscheidung von dummen Xenophoben, liegen. Die EU als Selbstbedienungsladen für demokratiefeindliche Nationalisten und raffgierige Egomanen in Polen oder Ungarn muss auch nicht achselzuckend hingenommen werden - eben weil das Projekt Europäische Union für uns so wertvoll ist."</text:p>
          </table:table-cell>
          <table:table-cell office:value-type="string" calcext:value-type="string">
            <text:p>"Ignoring problems does not mean they do not exist. Openly addressing grievances and discussing them controversially has nothing to do with ""Geseier"", but of course is in a democracy. The Brexit has not fallen from the sky, but has reasons that lie beyond simple explanations, such as the decision of stupid Xenophobes. The EU as a self-service store for anti-democratic nationalists and greedy egomaniacs in Poland or Hungary does not have to be shrugged off - just because the European Union project is so valuable to us."</text:p>
          </table:table-cell>
          <table:table-cell office:value-type="string" calcext:value-type="string">
            <text:p>negative</text:p>
          </table:table-cell>
          <table:table-cell table:number-columns-repeated="1021"/>
        </table:table-row>
        <table:table-row table:style-name="ro25">
          <table:table-cell office:value-type="string" calcext:value-type="string">
            <text:p>Dass das Geld hier im Land nicht gerecht verteilt wird, ist nicht Sache von Oettinger als EU-Kommisar. Das eine hat mit dem anderen nichts zu tun. Das ist genau so dumm wie zu behaupten, die Kosten für die Flüchtlinge seien dafür verantwortlich, dass bei uns seit 30 Jahren die Schulen gammeln. Natürlich sind 3 Mrd. oder 10 cent pro Tag pro Einwohner peanuts für Deutschland. Dass 165 (hier irgendwo angeführt) pro Jahr für eine vierköpfige Familie eine spürbare Belastung sind, ist ein Problem das mit Europa nichts zu tun hat.</text:p>
          </table:table-cell>
          <table:table-cell office:value-type="string" calcext:value-type="string">
            <text:p>It is not the responsibility of Oettinger as EU Commissioner that the money is not distributed equitably here in the country. The one has nothing to do with the other. This is just as stupid as to claim that the costs for the refugees are responsible for the fact that the schools have raged for us for 30 years. Of course, 3 billion or 10 cents per day per capita are peanuts for Germany. That 165 ?? (listed here somewhere) per year for a family of four are a significant burden, is a problem that has nothing to do with Europe.</text:p>
          </table:table-cell>
          <table:table-cell office:value-type="string" calcext:value-type="string">
            <text:p>negative</text:p>
          </table:table-cell>
          <table:table-cell table:number-columns-repeated="1021"/>
        </table:table-row>
        <table:table-row table:style-name="ro16">
          <table:table-cell office:value-type="string" calcext:value-type="string">
            <text:p>Wieder einer unserer unfähigen Politiker, der Geld für die EU fordert. Warum? Nur um seine Pfründen zu erhalten. Wie lange lässt sich der deutsche Steuerzahler das noch gefallen? Dieser Monsterapperat EU ist eine Geldvernichtungsmaschiene, die seines gleichen sucht. Europa mit seiner EU ist Volksverdummung in höchster Vollendung.</text:p>
          </table:table-cell>
          <table:table-cell office:value-type="string" calcext:value-type="string">
            <text:p>Again one of our incompetent politicians demanding money for the EU. Why? Just to get his sinecure. How long can the German taxpayer still like that? This monster apperat ?? EU ?? is a money-making machine that is unparalleled. Europe, with its EU, is dwarfing itself to perfection.</text:p>
          </table:table-cell>
          <table:table-cell office:value-type="string" calcext:value-type="string">
            <text:p>negative</text:p>
          </table:table-cell>
          <table:table-cell table:number-columns-repeated="1021"/>
        </table:table-row>
        <table:table-row table:style-name="ro35">
          <table:table-cell office:value-type="string" calcext:value-type="string">
            <text:p>Und die hohlköppe hier fangen wieder an zu spekulieren. Zieht euch eure aluhelme auf und wartet gefälligst , sollte es einen Deal gegeben haben wird man schon davon erfahren. Bis dahin hilft das ganze spekulatius nur den rechten dummköpfen von der afd.</text:p>
          </table:table-cell>
          <table:table-cell office:value-type="string" calcext:value-type="string">
            <text:p>And the Hohlköppe here start to speculate again. Put on your aluhelme and wait, if there is a deal you will already know. Until then, all the speculoos will only help the right dumbbells of the afd.</text:p>
          </table:table-cell>
          <table:table-cell office:value-type="string" calcext:value-type="string">
            <text:p>negative</text:p>
          </table:table-cell>
          <table:table-cell table:number-columns-repeated="1021"/>
        </table:table-row>
        <table:table-row table:style-name="ro14">
          <table:table-cell office:value-type="string" calcext:value-type="string">
            <text:p>"Und vor allem wie man es zusammenbringt, dass jemand einerseits eine so schwere Straftat begangen haben soll, dass ihm eine solche Haftstrafe droht, ihn andererseits aber auf freien Fuß setzt und ihn offenbar sogar ausreisen lässt - in ein Land, dessen Staatsbürgerschaft er ebenfalls hat und sich so einem Prozess wird entziehen können. Da man nicht davon ausgehen kann, dass die türkische Justiz so dumm ist, Terroristen laufen zu lassen, damit sie ihren Terror aus dem Ausland heraus fortsetzen können bedeutet das nahezu zwangsläufig, dass an den Vorwürfen nichts dran sein kann und die harte Anklage einzig der eigenen Gesichtswahrung dient: ""Seht doch, wir haben ihn keinesfalls grundlos so lange festgehalten!"" Wer noch Zweifel daran hatte, dass das ganze ein reines Possensiel ist und mit ""Justiz"" nichts mehr gemein hat sieht nun endlich klar."</text:p>
          </table:table-cell>
          <table:table-cell office:value-type="string" calcext:value-type="string">
            <text:p>"And above all, how to bring it together, that somebody should have committed such a serious offense on the one hand, that he is threatened with imprisonment, but on the other hand he is released and evidently even allowed to leave - to a country whose citizenship he also has and such a process will be able to escape. Since one can not assume that the Turkish judiciary is so stupid as to let terrorists go, so that they can continue their terror from abroad, this almost inevitably means that nothing can be done about the allegations and the hard accusation only of their own Face-guard serves: ""See, we have not held him for so long without reason!"" Anyone who still had doubts that the whole thing is a pure Possensiel and has nothing in common with ""Justice"" now finally sees."</text:p>
          </table:table-cell>
          <table:table-cell office:value-type="string" calcext:value-type="string">
            <text:p>negative</text:p>
          </table:table-cell>
          <table:table-cell table:number-columns-repeated="1021"/>
        </table:table-row>
        <table:table-row table:style-name="ro18">
          <table:table-cell office:value-type="string" calcext:value-type="string">
            <text:p>doch im Ausland ist Merkel immer noch die Nummer 1. Und hier muss man ihr Respekt zeugen. Denn sie war zB die einzige, die Trump klare Grenzen gesetzt hat. Macron ist dumm, wenn er sich von Trump einlullen und einspannen lässt. Trump's Strategie ist, die EU zu spalten. Doch vielleicht zeigt Macron ja auch jetzt, wer er wirklich ist, ein arroganter selbstgefälliger Aufsteiger, der nur im Rampenlicht stehen will. Merkels Strategie ist jedoch, die EU fest zusammenzuhalten, und das ist richtig.</text:p>
          </table:table-cell>
          <table:table-cell office:value-type="string" calcext:value-type="string">
            <text:p>But abroad, Merkel is still number one. And here you have to show her respect. Because she was the only one, for example, who set clear limits for Trump. Macron is stupid when he lets himself be lulled and harnessed by Trump. Trump's strategy is to split the EU. But maybe Macron shows now who he really is, an arrogant smug climber who just wants to be in the limelight. But Merkel's strategy is to keep the EU together, and that's right.</text:p>
          </table:table-cell>
          <table:table-cell office:value-type="string" calcext:value-type="string">
            <text:p>negative</text:p>
          </table:table-cell>
          <table:table-cell table:number-columns-repeated="1021"/>
        </table:table-row>
        <table:table-row table:style-name="ro44">
          <table:table-cell office:value-type="string" calcext:value-type="string">
            <text:p>"..dass sein Traum (wie einige auch für Trump prognostizieren) in dem Albtraum enden, dass die gigantischen Ausgaben nicht kompensiert werden durch wachsende Steuer-Einnahmen an anderer Stelle) . Denn während Trump darauf hoffen muss, dass ihm die Chinesen mit dem Kauf von US-Staatsanleiehn seine (auch gegen China gerichteten) gigantischen Rüstungsausgaben finanzieren werden, hat Macron es ungleich leichter: Er braucht nur auf den Button ""Europäische Solidarität"" zu drücken und dann werden die deutschen Steuerzahler über ""paneuropäische"" Rüstungsprogramme und die Umverteilung durch einen gigantisch hohen EU-Haushalt die französischen Infrastruktur- und Rüstungsausgaben zukünftig brav mitfinanzieren (so fordert Macron das ja auch bereits, genauso wie seine Freunde in Italien und Griechenland). Die haben nämlich alle gemeinsam, dass die Bürger in ihrem Land zwar nach allen vorliegenden Zahlen (Durchschnittsvermögen der Privathaushalte) mal locker doppelt so vermögend sind wie die Bürger in Deutschland - aber dummerweise unter einer chronischen Steuerzahl-Allergie leidern und ihre Geld lieber für sich behalten und ihre Staatskasse verarmen lassen. Wenn man andere hat , die dann für einen einspringen, kommt man mit dieser dreisten Masche auch durch . Und genau das ist das Grundprinzip der EU. Und mit einer Kanzlerin Merkel und einem SPD-Aussen und Finanzminister stehen jetzt alle Ampeln auf GRÜN für Südeuropa. Die wissen, dass sie dieses ""Window of Opportunity"" schnell nutzen müssen"</text:p>
          </table:table-cell>
          <table:table-cell office:value-type="string" calcext:value-type="string">
            <text:p>"..that his dream (as some also predict for Trump) ends in the nightmare that the gigantic expenses will not be offset by growing tax revenues elsewhere). For while Trump must hope that the Chinese will finance his (even against China) directed gigantic armaments expenditure with the purchase of US Treasury, Macron has it incomparably easier: He only needs to press the button ""European Solidarity"" and then In the future, German taxpayers will co-finance France's infrastructure and defense spending through ""pan-European"" arms programs and redistribution through a gigantic EU budget (as Macron demands, as do his friends in Italy and Greece). They all have in common that the citizens in their country, according to all available figures (average wealth of private households) times easily twice as wealthy as the citizens of Germany - but stupidly suffer from a chronic taxpayer allergy and keep their money for themselves and impoverish their treasury. If you have others who then jump in for one, you can get away with this brazen scam. And that is exactly the basic principle of the EU. And with Chancellor Merkel and a SPD foreign and finance minister, all traffic lights are now GREEN for Southern Europe. They know that they have to use this window of opportunity quickly"</text:p>
          </table:table-cell>
          <table:table-cell office:value-type="string" calcext:value-type="string">
            <text:p>negative</text:p>
          </table:table-cell>
          <table:table-cell table:number-columns-repeated="1021"/>
        </table:table-row>
        <table:table-row table:style-name="ro4">
          <table:table-cell office:value-type="string" calcext:value-type="string">
            <text:p>Die Argumentation ist nicht schlüssig. Es ist doch kein Widerspruch, einerseits bei einer Basis von 400000 Mitgliedern und andererseits bei potentiellen Wählern beliebt zu sein. Die Basis ist doch nicht dumm. Auch die Basis weiß doch, dass füt die OB von Flensburg der Parteivorsitz einige Nr. zu groß ist. Ich glaube schon, Andres Nahles würde bei einer Urwahl eine satte Mehrheit bekommen. Die Gemüter müssen sich jetzt etwas beruhigen. Andrea Nahles hat sich aktuell vielleicht nicht immer geschickt verhalten. Geschenkt! Sie wird eine gute Vorsitzende und ich traue ihr zu, den notwendigen Wandel in der SPD zu gestalten.</text:p>
          </table:table-cell>
          <table:table-cell office:value-type="string" calcext:value-type="string">
            <text:p>The argument is inconclusive. It is not a contradiction, on the one hand to be popular with a base of 400,000 members and on the other hand with potential voters. The base is not stupid. The base also knows that for the OB of Flensburg the party chairmanship is a number too big. I think so, Andres Nahles would get a full majority in a primary vote. The minds have to calm down a bit now. Andrea Nahles may not always behave skillfully at the moment. For free! She becomes a good chair and I trust her to shape the necessary change in the SPD.</text:p>
          </table:table-cell>
          <table:table-cell office:value-type="string" calcext:value-type="string">
            <text:p>negative</text:p>
          </table:table-cell>
          <table:table-cell table:number-columns-repeated="1021"/>
        </table:table-row>
        <table:table-row table:style-name="ro15">
          <table:table-cell office:value-type="string" calcext:value-type="string">
            <text:p>meine ansicht unterscheidet sich ein wenig von der ansicht fleischhauers. ich meine, dass gerade im parteiendickicht intelligenz hinderlich ist nach oben zu kommen. aus diesem grund sieht man leider sehr wenig intelligenz in den oberen parteigremien. schroeder, von dem fleischhauer meint, er waere waere ueber die basisentscheidung moeglicherweise nicht vorsitzender geworden, ist der mann, der der SPD den ersten tiefschlag versetzte. besondere intelligenz war dafuer nicht noetig. nicht umsonst gibt es das schoene sprichwort: durch die ochsentour ( noetig um parteiintern nach vorn zu gelangen) wirst du selbst zum ochsen. richtig ist, dass scharping durch mitgliederentscheid vorsitzender wurde. aber das war ein kopf an kopfrennen und scharping war bestimmt nicht dumm. wurde trotz intelligenz gewaehlt. seine schwaechen waren andere, naemlich kein gespuer fuer die umgebung.</text:p>
          </table:table-cell>
          <table:table-cell office:value-type="string" calcext:value-type="string">
            <text:p>My view is a little different from the view of Fleischhauer. I think that intelligence is an obstacle especially in the party thicket to come up. For this reason, unfortunately, one sees very little intelligence in the upper party committees. Schroeder, of whom Fleischhauer says that he would possibly have not become chairman of the basic decision, is the man who gave the SPD the first deep bite. special intelligence was not necessary for this. not for nothing there is the beautiful saying: through the ochsentour (necessary to get inside the party forward) you will ochsen even. it is true that scharping became chairman by decision of the members. but that was a head to head race and it was certainly not stupid. was chosen despite intelligence. his weaknesses were others, that is no reason for the environment.</text:p>
          </table:table-cell>
          <table:table-cell office:value-type="string" calcext:value-type="string">
            <text:p>negative</text:p>
          </table:table-cell>
          <table:table-cell table:number-columns-repeated="1021"/>
        </table:table-row>
        <table:table-row table:style-name="ro12">
          <table:table-cell office:value-type="string" calcext:value-type="string">
            <text:p>Städten bezahlt für riesige Summen. In ihren Zentralisierungswahn kommt die EU auf die dummsten Ideen. Mir kann keiner erklären waurm Brüssel die Lampen in Ungarischen Städten bezahlen muss oder sollte. Sowas gehört natürlich vor Ort geregelt und auch vor Ort bezahlt. Die EU sollte sich mal wieder dadrauf konzentrieren wozu sie gegründet wurde und zwar den freien Handel von Waren in den Mitgliedsstaaten zu verbessern.</text:p>
          </table:table-cell>
          <table:table-cell office:value-type="string" calcext:value-type="string">
            <text:p>Cities pay for huge sums. In its centralization delusion, the EU comes to the stupidest ideas. Nobody can explain to me why Brussels has or should pay for lamps in Hungarian cities. Naturally this is of course locally regulated and paid locally. The EU should once again concentrate on what it was founded on, namely to improve the free trade of goods in the Member States.</text:p>
          </table:table-cell>
          <table:table-cell office:value-type="string" calcext:value-type="string">
            <text:p>negative</text:p>
          </table:table-cell>
          <table:table-cell table:number-columns-repeated="1021"/>
        </table:table-row>
        <table:table-row table:style-name="ro56">
          <table:table-cell office:value-type="string" calcext:value-type="string">
            <text:p>Menschen wie Orban machen sich den Staat und die naiven Teile der Bevölkerung zur Beute. Leisten tun sie eigentlich nichts, ausser von Heimatverteidigung und Großtaten zu faseln. Das ist keine ungarische oder polnische oder sonstwas Spezialiät, das findet man in allen Ecken der Welt. Diese Leut sind durchaus keine Dummen, da sie sehr gut die Klaviatur des Schwafelns zu benutzen wissen, so wie es ein ausgebuffter gutangezogener Haustürvertreter kann. Im politischen Geschäft fallen halt ganze Bevölkerungsteile auf die Schau herein. In USA macht es vorbildhaft derzeit Trump par excellence vor. Und natürlich versuchen diese Leut alles, ihre family oder buddies mit zu versorgen. Komischerweise wird das der landeserrettenden Heilsgestalt kaum intern angekreidet, sondern als verdient zugestanden. Es ist eine ehrenvolle Sache, als EU zu versuchen, trotz der Abschöpfer und stinkenden Quertreiber ein Land mit einzubinden, in der Hoffnung auf langfristig erreichbare Zusammenarbeit in einer Gemeinschaft. Orban gibt ja auch nicht ewig. Ich selbst setze eine 'normale' Landesbevölkerung nicht automatisch gleich mit einem Orban, auch wenn eine Mehrheit ihn gewählt hat. Nach wie vor gibt es die politisch besonneneren und tragfähigeren Menschen in Ungarn. Aber er installiert eine, seine Struktur. Der Weg wird sehr lang, das wieder zu neutralisieren (wenn überhaupt möglich) und es strapaziert die Geduld der geldgebenden Bevölkerungen der EU wie mit der aktuellen Meldung der Sippenversorgung. Es geht ziemlich sicher alles seinen rechtlich kaum anfechtbaren Gang bei der Subventionsvergabe usw. . Die EU dürfte dem ziemlich werkzeuglos gegenüberstehen. Da muss sie sich was einfallen lassen, um nicht als dummer Kerle mit offenen Taschen wahrgenommen zu werden. Wie wärs damit, Länder die ganz offensichtlich nur nehmen möchten, aber ansonsten auf Durchzug schalten, quasi in den finanziellen Kühlschrank zu verfrachten? Gelder einfrieren, aus die Maus, finito. Der Heilige Sankt Orban wird wohl auch so für Milch und Honig für alle sorgen können....</text:p>
          </table:table-cell>
          <table:table-cell office:value-type="string" calcext:value-type="string">
            <text:p>People like Orban prey on the state and the naive parts of the population. Actually, they do not do anything except ramble about defending themselves from their homes and exploiting them. This is not a Hungarian or Polish or any other special diet that can be found in every corner of the world. These people are not stupid at all, as they know very well how to use the keyboard of whispering, just as a savvy well-dressed door-to-door representative can. In the political business, whole populations fall on the show. In the United States, Trump par excellence is a model. And of course, these people try everything, their family or buddies to provide. Strangely enough, the salvation of the rescuing nature is barely chalked up internally but deserves to be earned. It is an honorable thing to try as an EU to involve a country in spite of the scapegoats and stinking cross-drivers, in the hope of achieving long-term cooperation in a community. Orban does not last forever. I myself do not automatically equate a 'normal' country population with an orban, even if a majority voted for it. There are still the more politically minded and sustainable people in Hungary. But he installs one, his structure. The road will be very long to neutralize this (if at all possible) and it strains the patience of the EU's lending populations as with the current message of kin provision. It's pretty much all his legally hardly contestable gear in granting subsidies, etc. The EU should be fairly tool-free. Since she has to come up with something, so as not to be perceived as stupid guys with open pockets. How about it, countries that obviously just want to take, but otherwise switch to draft, quasi put into the financial refrigerator? Freeze funds, out of the mouse, finito. Saint St. Orban will probably be able to provide milk and honey for everyone ....</text:p>
          </table:table-cell>
          <table:table-cell office:value-type="string" calcext:value-type="string">
            <text:p>negative</text:p>
          </table:table-cell>
          <table:table-cell table:number-columns-repeated="1021"/>
        </table:table-row>
        <table:table-row table:style-name="ro1">
          <table:table-cell office:value-type="string" calcext:value-type="string">
            <text:p>So läuft das Spiel: Um sich als Kleptokrat schamlos bereichern zu können, muss man erst mal sein Volk verblöden. Hierzu bedarf es Feindbilder. Des Weiteren kastriert man die Medien. Hat Orbán bereits weiträumig erfolgreich besorgt, in den meisten Fällen qua Übernahme und Einverleibung. Dergestalt bekommt man eine dumme, uninformierte Masse, der man ein X für ein U vormachen kann. Das Problem kann nur mehr EU-seitig gelöst werden, und zwar durch knallharte Sanktionsmechanismen. Da die fehlen, hat nicht nur Ungarn, sondern auch die EU einen gewaltigen Webfehler.</text:p>
          </table:table-cell>
          <table:table-cell office:value-type="string" calcext:value-type="string">
            <text:p>This is how the game works: In order to enrich yourself shamelessly as a kleptocrat, you first have to fool your people. This requires enemy images. Furthermore, one castrates the media. Orbán has already been successful on a large scale, in most cases through acquisition and incorporation. In this way, you get a stupid, uninformed mass that you can fool an X for a U. The problem can only be solved on the EU side, by means of tough sanctioning mechanisms. Since those are missing, not only Hungary, but also the EU has a huge flaw.</text:p>
          </table:table-cell>
          <table:table-cell office:value-type="string" calcext:value-type="string">
            <text:p>negative</text:p>
          </table:table-cell>
          <table:table-cell table:number-columns-repeated="1021"/>
        </table:table-row>
        <table:table-row table:style-name="ro18">
          <table:table-cell office:value-type="string" calcext:value-type="string">
            <text:p>"na der logik folgend sind sie auch gegen die brd. was wird hier nicht an geld in sinnlosen projekten verballert. was hat die lobby nicht für ein gewichtiges wort. und selbst die strafverfolgung stellt sich manchmal bewusst doof an. nichts wird übertüncht! aber erst einmal ist an dem skandal nicht die eu schuld, sondern die ungarische ""regierung""! die eu hat ja auch bereits den mißstand festgehalten und dokumentiert. dumm nur, das orban seine justiz und presse bereits geleichgeschaltet hat."</text:p>
          </table:table-cell>
          <table:table-cell office:value-type="string" calcext:value-type="string">
            <text:p>"following the logic, they are also against the brd. What is not banned here in money in meaningless projects. what does the lobby not have for a weighty word. and even law enforcement sometimes deliberately turns stupid. nothing is covered But first of all, the scandal is not the fault of the eu, but of the Hungarian ""government""! the eu has already recorded and documented the maladministration. stupid only that orban has already switched its justice and press."</text:p>
          </table:table-cell>
          <table:table-cell office:value-type="string" calcext:value-type="string">
            <text:p>negative</text:p>
          </table:table-cell>
          <table:table-cell table:number-columns-repeated="1021"/>
        </table:table-row>
        <table:table-row table:style-name="ro35">
          <table:table-cell office:value-type="string" calcext:value-type="string">
            <text:p>"Wenn das Interview eines beweist dann das: Militärs sind vielfach zu dumm, um zu lernen. Seit 17 Jahren ""besiegt"" der Westen die Taliban, und die sind so stark, dass sie abgesehen von den Großstädten das gesamte Land kontrollieren. Und der Mann schnallt es immer noch nicht."</text:p>
          </table:table-cell>
          <table:table-cell office:value-type="string" calcext:value-type="string">
            <text:p>"If the interview proves this then: military are often too stupid to learn. For 17 years, the West has ""defeated"" the Taliban, and they are so strong that they control the entire country apart from the big cities. And the man still does not strap it."</text:p>
          </table:table-cell>
          <table:table-cell office:value-type="string" calcext:value-type="string">
            <text:p>negative</text:p>
          </table:table-cell>
          <table:table-cell table:number-columns-repeated="1021"/>
        </table:table-row>
        <table:table-row table:style-name="ro1">
          <table:table-cell office:value-type="string" calcext:value-type="string">
            <text:p>.. war aber für jemanden mit ein bisschen Hirn vorauszusehen. Es ist m.E. ein verständlicher Akt der Notwehr. Was ist denn die Alternative dazu? - lammfromm und treu ergeben dem eigenen Untergang zuzustimmen? Die Gefahr, dass das alles außer Kontrolle gerät wird leider von Tag zu Tag größer. Wie dumm und kurzsichtig muss man sein um eine Politik zu machen, die zwangsläufig solch eine Entwicklung in Gang setzen musste. Was lange gärt wird endlich Wut - eine alte Weisheit. Dann wird es allerdings wahrscheinlich zu spät sein die Situation friedlich und einvernehmlich zu regeln.</text:p>
          </table:table-cell>
          <table:table-cell office:value-type="string" calcext:value-type="string">
            <text:p>.. but was foreseeable for someone with a bit of brain. It is m.E. an understandable act of self-defense. What is the alternative? - to be true to your own destruction The danger that this gets out of hand unfortunately gets bigger every day. How stupid and short-sighted you have to be to make a policy that inevitably had to start such a development. What long fermented anger is finally - an ancient wisdom. However, then it will probably be too late to settle the situation peacefully and by mutual agreement.</text:p>
          </table:table-cell>
          <table:table-cell office:value-type="string" calcext:value-type="string">
            <text:p>negative</text:p>
          </table:table-cell>
          <table:table-cell table:number-columns-repeated="1021"/>
        </table:table-row>
        <table:table-row table:style-name="ro38">
          <table:table-cell office:value-type="string" calcext:value-type="string">
            <text:p>Als Thüringer mit Buchenwald vor der Türe schäme ich mich für diese Leute. Die Kritik ist vollkommen berechtigt. Aber alle die jetzt schreiben, dass die Wende ein Fehler war und dass die Sachsen und Thüringer alle dumm wie Stroh sind (Brandenburger und Mecklemburger vergessen), heben sich damit nicht wirklich von den Nazis ab. Auch die scheren alle über einen Kamm und schauen nicht über ihren Tellerrand. Mich erschreckt vor allem wie viele Staatsdiener sich in den Reihen dieser Partei wiederfinden (Polizisten, Soldaten, Staatsanwälte, Richter). Über die vielen BWLer wundere ich mich hingegen nicht. Das BWL Studium strotzt ja nahezu vor Menschenverachtung. Außer Shareholder-Value und Eigeninteressen zählt da nichts. Mich erschreckt aber auch wie anteilslos der Rest der Bevölkerung in Ost und West reagiert und wie wenig seitens der Politik auf diesen Rassismus reagiert wird. Ich möchte auch gern mal wissen, wer den Höcke sozialisiert und erzogen hat. Der Herr kommt aus Hessen! Da sollte man auch mal nach den Ursachen forschen. Von wegen nur der dumpfe Ossi. Da macht man es sich doch etwas zu einfach. Vor allem sollte man sich das Lehramtsstudium für Geschichte mal anschauen. Kann ja wohl nicht sein, dass so einer auch noch den Abschluss geschafft hat.</text:p>
          </table:table-cell>
          <table:table-cell office:value-type="string" calcext:value-type="string">
            <text:p>As Thüringer with Buchenwald in front of the door I am ashamed of these people. The criticism is completely justified. But those who write now that the turnaround was a mistake and that the Saxons and Thuringians are all stupid as straw (Brandenburger and Mecklemburger forgotten), do not really stand out from the Nazis. They, too, all scissor over one comb and do not look beyond their own nose. Above all, it scares me how many civil servants find themselves in the ranks of this party (police, soldiers, prosecutors, judges). On the other hand, I am not surprised by the many business administration students. The business studies study abounds almost with human contempt. Apart from shareholder value and self-interest, nothing matters. But it also scares me how unremitting the rest of the population in East and West reacts and how little politicians react to this racism. I would also like to know who socialized and educated the Höcke. The gentleman comes from Hessen! You should also look for the causes. Because of only the dull Ossi. Since it makes it a bit too easy. Above all, one should take a look at the teacher training course for history. It can not be that such a man has even graduated.</text:p>
          </table:table-cell>
          <table:table-cell office:value-type="string" calcext:value-type="string">
            <text:p>negative</text:p>
          </table:table-cell>
          <table:table-cell table:number-columns-repeated="1021"/>
        </table:table-row>
        <table:table-row table:style-name="ro9">
          <table:table-cell office:value-type="string" calcext:value-type="string">
            <text:p>"Mich kotzt das Gestammel von Poggenburg an. Der ist so dumm! Seine Aschermittwoch-Hetzereien waren ja schlimmer, als im Artikel dargestellt. Aber es gibt Leute, die darauf abfahren. Kürzlich sah ich ein Interview mit einem berühmten Liedermacher, der die Verhältnisse in der DDR und speziell in Ostdeutschland sehr gut kennt. Wenn ich ihn richtig verstanden habe, war er nicht überrascht von diesen Poggenburgs. Es hat sie im Osten immer gegeben. Auch zu Zeiten der DDR. Ich benutze mal das Wort ""Eiterbeule"". Diese"" Eiterbeule"" sei geplatzt und dessen Inhalt kann nun jeder besichtigen. Endlich sei sie geplatzt. Wir sollten sogar froh sein, dass sie geplatzt ist . Nicht um ihr zuzujubeln, sondern um den Tatsachen ins Auge zu blicken, was immer da war."</text:p>
          </table:table-cell>
          <table:table-cell office:value-type="string" calcext:value-type="string">
            <text:p>"I'm puking with the noise of Poggenburg. He is so stupid! His Ash Wednesday atrocities were worse than those shown in the article. But there are people who go for it. Recently I saw an interview with a famous singer-songwriter, who knows the conditions in the GDR and especially in East Germany very well. If I understood him correctly, he was not surprised by these Poggenburgs. They have always existed in the East. Also in times of the GDR. I use the word ""pus."" This ""purulent bump"" had burst and its contents now everyone can visit. Finally she burst. We should even be glad that it has burst. Not to cheer her, but to face the facts, whatever was there."</text:p>
          </table:table-cell>
          <table:table-cell office:value-type="string" calcext:value-type="string">
            <text:p>negative</text:p>
          </table:table-cell>
          <table:table-cell table:number-columns-repeated="1021"/>
        </table:table-row>
        <table:table-row table:style-name="ro14">
          <table:table-cell office:value-type="string" calcext:value-type="string">
            <text:p>"Dann sehen Sie vermutlich arisch aus. Ich arbeite für eine Firma mit Niederlassungen in 19 Ländern auf der Welt und Mitarbeitern aus noch viel mehr Ländern. Ein deutscher Kollege, dem man seinen Migrationshintergrund ansieht, hatte einen Termin bei Dresden. Er reiste (dummerweise) montags an, weil der Termin am Dienstag war. Als in Dresden ankam, musste wer vom Bahnhof zum Hotel. Auf dem Weg dorthin hat ihn die Polizei eindringlich davor gewarnt an der gerade laufendenden PEGIDA-Demo vorbei zu gehen, wenn ihm seine Gesundheit etwas wert wäre. Man könne ihn leider nicht schützen, zu wenig Leute vor Ort. Der Kollege musste sich ein anderes Hotel suchen. Das gebuchte Hotel hatte zum Glück Verständnis. Seit diesem Vorfall werden im Osten Deutschlands nur noch Mitarbeiter eingesetzt, die ""deutsch"" aussehen."</text:p>
          </table:table-cell>
          <table:table-cell office:value-type="string" calcext:value-type="string">
            <text:p>"Then you probably look Aryan. I work for a company with offices in 19 countries around the world and employees from many more countries. A German colleague who is considered to have a migration background had an appointment with Dresden. He arrived (stupidly) on Mondays, because the appointment was on Tuesday. When arrived in Dresden, who had to go from the train station to the hotel. On the way, the police warned him against going past the PEGIDA demo, if his health was worth anything. Unfortunately you can not protect him, too few people on site. The colleague had to look for another hotel. The booked hotel was thankfully understanding. Since this incident only employees who look ""German"" are employed in eastern Germany."</text:p>
          </table:table-cell>
          <table:table-cell office:value-type="string" calcext:value-type="string">
            <text:p>negative</text:p>
          </table:table-cell>
          <table:table-cell table:number-columns-repeated="1021"/>
        </table:table-row>
        <table:table-row table:style-name="ro21">
          <table:table-cell office:value-type="string" calcext:value-type="string">
            <text:p>das die Protagonisten der AFD so dumm sind. Gäbe es unter ihnen einen Goebbels - dem man ja ein gewisses rhetorisches Talent nicht absprechen konnte - wäre die AFD-Bewegung eine wirkliche Gefahr. So sind sie eigentlich nur eine üble Folkloretruppe. Viel bedenklicher ist der Umstand das sie mit ihren Parolen die anderen Parteien vor sich hertreiben so dass ein neuer Rechtsruck in der Politik von der Basis aller etablierten Parteien eingefordert wird. Siehe die Entwicklung in der CDU, von der CSU gar nicht zu reden. Auch bei der LINKEN gibt es diese Tendenz. Wer heute Mehrheiten bei Wahlen erreichen möchte muss sich den Positionen der AFD annähern - und macht die AFD damit Hoffähig.</text:p>
          </table:table-cell>
          <table:table-cell office:value-type="string" calcext:value-type="string">
            <text:p>that the protagonists of the AFD are so stupid. If there were a Goebbels among them - one could not deny a certain rhetorical talent - the AFD movement would be a real danger. So they are really just a bad folklore group. Much more worrying is the fact that they drive with their slogans the other parties in front of him so that a new shift to the right in politics is demanded by the basis of all established parties. See the development in the CDU, not to mention the CSU. Even with the LEFT there is this tendency. Anyone who wants to achieve majorities in elections today must approach the positions of the AFD - and thus make the AFD prospective.</text:p>
          </table:table-cell>
          <table:table-cell office:value-type="string" calcext:value-type="string">
            <text:p>negative</text:p>
          </table:table-cell>
          <table:table-cell table:number-columns-repeated="1021"/>
        </table:table-row>
        <table:table-row table:style-name="ro62">
          <table:table-cell office:value-type="string" calcext:value-type="string">
            <text:p>So integriert sind Polen in Deutschland wirklich nicht wie oft in den Medien dargestellt wird. Aber so dumm nun auch nicht, dass ich mich hier wirklich Sorgen machen würde. Ein oder anderer wird schon was melden, die Mehrheit wird schon verstehen, dass es ein Schuss ins eigene Bein sein wird. Wenn nicht, dann ist das ein Problem der Polen und nicht der Gastgeberländer. Ich würde aber drauf hinweisen, dass es nicht das erste NATO-Land ist, welches so vorgeht. Auch aus der Türkei kamen schon mal dieselben Aufrufe. Das scheint hier üblich zu werden. Aus anderen Ecken der Welt kennen wir sowas nicht. Zumindest bin ich Russe und das würde in Russland im Leben niemanden einfallen solche Aufrufe zu starten. Aber irgendwelche Fake-News aus NATO-Staaten ist nichts Neues. Diese Woche musste bereits ein niederländischer Außenminister zurücktreten, weil er Fake-News gegen Russland verbreitet hat, bei Versuch die eigene Lüge harmloser zu machen als die ist, hat er zu weiteren Fake-News gegriffen. Aber sei es drum. Auf lange Sicht hilft solche Vorgehensweise nicht. Es wird immer peinlicher, dass ich deutsche Vorfahren habe.</text:p>
          </table:table-cell>
          <table:table-cell office:value-type="string" calcext:value-type="string">
            <text:p>So integrated Poland in Germany really not how often is presented in the media. But not so stupid that I would really be worried here. One or the other will already report something, the majority will understand that it will be a shot in your own leg. If not, it is a problem for the Poles and not the host countries. But I would point out that this is not the first NATO country to do this. Also from Turkey came the same views. That seems to be common here. We do not know anything like that from other corners of the world. At least I'm Russian and in Russia nobody would come up with such calls in life. But any fake news from NATO countries is nothing new. This week, a Dutch foreign minister had to resign because he spread fake news against Russia, trying to make his own lie more harmless than that, he has resorted to more fake news. But be it. In the long run, such an approach does not help. It is becoming increasingly embarrassing that I have German ancestors.</text:p>
          </table:table-cell>
          <table:table-cell office:value-type="string" calcext:value-type="string">
            <text:p>negative</text:p>
          </table:table-cell>
          <table:table-cell table:number-columns-repeated="1021"/>
        </table:table-row>
        <table:table-row table:style-name="ro18">
          <table:table-cell office:value-type="string" calcext:value-type="string">
            <text:p>.....und was wollen sie gegen all diese bösen Deutschen, Schweizer, Engländer, Franzosen und der Rest der Europäer denn machen ? Den Hintern versohlen ? Blöde anti polnische Parolen hört man zu häufen und andere Länder werden auch damit bedacht, gehört anscheinend dazu heutzutage. Mal im Ernst, warum gehören eigentlich Staaten die solche Töne von sich geben überhaupt zu der EU ? Entweder es wird mitgemacht, ohne diesen dumm, dumpfen Nationalismus oder raus aus dem Club.</text:p>
          </table:table-cell>
          <table:table-cell office:value-type="string" calcext:value-type="string">
            <text:p>..... and what do you want to do against all these bad Germans, Swiss, British, French and the rest of the Europeans? Spank the butt? Stupid anti-Polish slogans are heard piling up, and other countries are being considered as well, apparently nowadays. Seriously, why do states that make such sounds really belong to the EU? Either it gets involved, without this stupid, dull nationalism or out of the club.</text:p>
          </table:table-cell>
          <table:table-cell office:value-type="string" calcext:value-type="string">
            <text:p>negative</text:p>
          </table:table-cell>
          <table:table-cell table:number-columns-repeated="1021"/>
        </table:table-row>
        <table:table-row table:style-name="ro22">
          <table:table-cell office:value-type="string" calcext:value-type="string">
            <text:p>"Das habe ich mir auch sofort gedacht. Da kommt ein weiterer politischer Affront auf uns Deutsche zu und die ""Bundesregierung hofft auf"" irgendetwas. Einfach billig und unglaublich dumm. Aber so geht Außenpolitik bei uns seit Jahren: Da kann sich der übelste Diktator alles leisten, da kann sich jedes dreiste EU-Land so manche Unverschämtheit gegenüber D leisten, alles was bei uns passiert, ist, dass ""gehofft"" wird, dass ""ermahnt"" wird. Und am Besten wird in voreiligem Gehorsam sogleich das Scheckbuch gezückt, Hauptsache die nächste Anerkennung folgt. Einfach nur noch peinlich, dass die ""Bundesregierung hofft ...""."</text:p>
          </table:table-cell>
          <table:table-cell office:value-type="string" calcext:value-type="string">
            <text:p>"I thought so too immediately. There comes another political affront to us Germans and the ""Federal Government hopes for"" anything. Simply cheap and incredibly stupid. But this is foreign policy with us for years: Since the worst dictator can afford everything, as can any brazen EU country afford so many insolence towards D, everything that happens with us, is that ""hoped"" that ""admonished "" becomes. And best of all, the checkbook is drawn in premature obedience immediately, the main thing is the next recognition follows. Just embarrassing that the ""federal government hopes ...""."</text:p>
          </table:table-cell>
          <table:table-cell office:value-type="string" calcext:value-type="string">
            <text:p>negative</text:p>
          </table:table-cell>
          <table:table-cell table:number-columns-repeated="1021"/>
        </table:table-row>
        <table:table-row table:style-name="ro18">
          <table:table-cell office:value-type="string" calcext:value-type="string">
            <text:p>Die Kanzlerin hatte nur ein Ziel - Kanzlerin zu bleiben. Frau Merkel hat nicht verhandelt, sondern lediglich zügig den aufgerufenen Preis für eine weitere vier Jahre 'Kanzlerin', an die SPD bezahlt. Das die SPD sich mit dem geschenkten Preis so inkompetent und dumm anstellen würden, hätte noch nicht einmal Angela Merkel zu hoffen gewagt. Die SPD hebt Frau Merkel für ihre letzte Amtszeit auf den lahmen GroKO-Klepper und verschwindet danach selbst im politischen Vergessen. Alles gut... die Quittung kommt garantiert.</text:p>
          </table:table-cell>
          <table:table-cell office:value-type="string" calcext:value-type="string">
            <text:p>The Chancellor had only one goal - to stay Chancellor. Mrs. Merkel has not negotiated, but only quickly paid the price for another four years 'Chancellor', paid to the SPD. The fact that the SPD would do so incompetently and stupidly with the gifted prize would not even have dared to hope even Angela Merkel. The SPD is raising Ms. Merkel to the lame GroKO-Klepper for her last term and then disappears into political oblivion. All right ... the receipt is guaranteed.</text:p>
          </table:table-cell>
          <table:table-cell office:value-type="string" calcext:value-type="string">
            <text:p>negative</text:p>
          </table:table-cell>
          <table:table-cell table:number-columns-repeated="1021"/>
        </table:table-row>
        <table:table-row table:style-name="ro7">
          <table:table-cell office:value-type="string" calcext:value-type="string">
            <text:p>"Tolle Lobbyarbeit! Allein deswegen hat man nicht gehört, dass ""verhandelt wurde bis es quietscht"". Wie kann der geneigte Zuschauer auch erwarten, dass Transparenz darüber geschafft wird, WIE Entscheidungen WARUM so getroffen werden und wer (vor allem) von diesen Entscheidungen profitiert. Geldwerte Vorteile an Politik und Parteien werden gewährt - aber das geht natürlich Otto-Normal-Verbraucher nichts an. Wir werden künstlich dumm gehalten. Also noch einmal: was haben die Sozialdemokraten (bzw. deren Verhandler) denn eigentlich in der Sondierung und den GroKo-Verhandlungen denn verhandelt? Und quietschen tut es doch nur in den öffentlichen (populistischen) Auftritten einer Frau Nahles. Schade um die deutsche Sozialdemokratie! Wenn ich es unter diesen Aspekten noch einmal neu bewerte, ist es vollkommen ""Wurscht"", was bzw. ob ich bei evtl. Neuwahlen wähle bzw. überhaupt teilnehme. LEIDER Resignation pur! Auf der anderen Seite würde dann meine Stimme für Die Linke doppelt zählen ;-)"</text:p>
          </table:table-cell>
          <table:table-cell office:value-type="string" calcext:value-type="string">
            <text:p>"Great lobbying! That's why you have not heard that ""was negotiated until it squeaks."" How can the inclined viewer also expect transparency to be made on HOW decisions are made WHY and who (above all) benefits from these decisions. Monetary benefits to politics and parties are granted - but of course this is normal to normal consumers. We are artificially stupid. So again: what have the Social Democrats (or their negotiators) actually negotiated in the sounding and the GroKo negotiations? And squeaking does it only in the public (populist) performances of a woman Nahles. Pity about the German Social Democracy! If I re-evaluate it under these aspects, it is completely ""Wurscht"", what or whether I vote in any new elections or even participate. SORRY Resignation pure! On the other hand, then my voice would double count for The Left ;-)"</text:p>
          </table:table-cell>
          <table:table-cell office:value-type="string" calcext:value-type="string">
            <text:p>negative</text:p>
          </table:table-cell>
          <table:table-cell table:number-columns-repeated="1021"/>
        </table:table-row>
        <table:table-row table:style-name="ro32">
          <table:table-cell office:value-type="string" calcext:value-type="string">
            <text:p>Nahles einstimmig als Parteichefin zu nominieren, zeigt in welcher Verfassung diese Partei ist. Die SPD hat aus den Personaldebatten der jüngsten Vergangenheit nichts, überhaupt nichts, gelernt. Wie kann man nur so einfältig sein und als Vorstand die Signale der Basis zu überhören, die doch deutlich für eine Erneuerung stehen. Die Zweifel an der Fähigkeit von Nahles sind angberacht. Was hat diese Frau zustande gebracht? Es ist ja geradezu lächerlich sie mit dem Mindestlohn in Verbindung zu bringen. Das wäre längst die Aufgabe der Gewerkschaften gewesen, die doch der SPD immer so nahe standen!! Rentenreform? Fehlanzeige! Ausser lauten Tönen und dummen Sprüchen fällt einem da wenig ein und solche Leute verteten unsere Bürger im Parlament. Wie tief sind wir gesunken, vor allem die SPD, die den Kompass total verloren hat und in Richtung 15% steuert und dann spricht Herr Scholz (Interimsparteichef), dass das Ziel sei, stärkste Kraft im Bundestag zu werden und den/die KanzlerIn zu stellen. Das hatten die Grünen auch vor der Wahl gesagt und sind auf dem letzten Platz gelandet!! Arme SPD!</text:p>
          </table:table-cell>
          <table:table-cell office:value-type="string" calcext:value-type="string">
            <text:p>To nominate Nahles unanimously as party leader shows in which constitution this party is. The SPD has learned nothing, nothing at all, from the personnel debates of the recent past. How can you be so simple and as a board to ignore the signals of the base, which are clearly for a renewal. The doubts about the ability of Nahles are considered. What did this woman accomplish? It is ridiculous to associate them with the minimum wage. That would have long been the job of the unions, which were always so close to the SPD !! Pension reform? Wrong! Except for loud sounds and stupid sayings, you can not think of much and such people are putting our citizens in the parliament. How deep have we fallen, especially the SPD, who has lost the compass totally and in the direction of 15% steers and then speaks Mr. Scholz (Interimsparteichef) that the goal is to become the strongest force in the Bundestag and to put the Chancellor , The Greens had said that even before the election and have landed in last place !! Poor SPD!</text:p>
          </table:table-cell>
          <table:table-cell office:value-type="string" calcext:value-type="string">
            <text:p>negative</text:p>
          </table:table-cell>
          <table:table-cell table:number-columns-repeated="1021"/>
        </table:table-row>
        <table:table-row table:style-name="ro33">
          <table:table-cell office:value-type="string" calcext:value-type="string">
            <text:p>"Von wegen Gerechtigkeit verfängt nicht. Als Anfang des Jahres 2017 Martin Schulz aufgestellt wurde und von ""Gerechtigkeit"" und ""Einkommensschere"" erzählte, schnellte die SPD auf über 30% und war mit der CDU gleichauf. Genauso schnell ging es wieder runter, als die Menschen merkten, dass das nur warme Worte ohne Inhalt waren und der neoliberale Weg weiter verfolgt werden sollte. Der zweite Punkt ist typisch für den dunkeldeutschen Michel. Anstatt sich zu fragen, warum die Einkommensschere seit fast 20 Jahren immer mehr auseinander geht, wird einfach mal der Flüchtling, der erst seit 2015 hier ist, für schuldig erklärt. Und AfD gewählt. Der Kommunist ist schuld. Der Flüchtling ist schuld. Der Linke ist schuld. Der Grüne ist schuld. Merken Sie was? Keiner von denen saß die letzten 15 Jahre in der Regierung. Wer hat es also verbockt? Die Neoliberal-Konservativen. Aber gegen die aufzubegehren ist der Michel schlichtweg zu feige/dumm."</text:p>
          </table:table-cell>
          <table:table-cell office:value-type="string" calcext:value-type="string">
            <text:p>"Not caught by justice. When Martin Schulz was set up at the beginning of 2017 and told of ""justice"" and ""income gap"", the SPD jumped to over 30% and was on a par with the CDU. Just as quickly it went down again, as people realized that these were only warm words without content and the neoliberal way should be pursued. The second point is typical of the dark German Michel. Instead of wondering why the income gap has been widening for nearly 20 years, the fugitive, who has only been here since 2015, is found guilty. And elected AfD. The communist is to blame. The refugee is to blame. The left is to blame. The green is to blame. Remember what? None of them has been in government for the past 15 years. So who screwed it up? The neoliberal conservatives. But against the aufzhrengehren Michel is simply too cowardly / stupid."</text:p>
          </table:table-cell>
          <table:table-cell office:value-type="string" calcext:value-type="string">
            <text:p>negative</text:p>
          </table:table-cell>
          <table:table-cell table:number-columns-repeated="1021"/>
        </table:table-row>
        <table:table-row table:style-name="ro25">
          <table:table-cell office:value-type="string" calcext:value-type="string">
            <text:p>Mir liegt auch die englische Version als PDF vor. Das hatten uns asiatische Freunde gemailt. Weil ich Raubkopien ablehne, habe ich mich geweigert, es zu lesen. Aber auch sonst habe ich kein Interesse. Ich habe mich von Anfang an in den US Medien das Chaos verfolgt und will mir kein zweites Mal die Laune verderben. Trump, seine machohafte Art, seine dummen Sprüche und seine irrlichternde Politik regen mich zu sehr auf. Es genügt, wenn ich aus den Tagesmedien und dem TV erfahre, was er wieder mal angestellt hat.</text:p>
          </table:table-cell>
          <table:table-cell office:value-type="string" calcext:value-type="string">
            <text:p>I also have the English version as PDF. This had been emailed to us Asian friends. Because I reject pirated copies, I refused to read it. But otherwise I have no interest. I chased chaos in the US media right from the start and do not want to spoil my mood a second time. Trump, his macho way, his stupid sayings, and his flipping politics upset me too much. It is enough if I learn from the daily media and the TV what he has done again.</text:p>
          </table:table-cell>
          <table:table-cell office:value-type="string" calcext:value-type="string">
            <text:p>negative</text:p>
          </table:table-cell>
          <table:table-cell table:number-columns-repeated="1021"/>
        </table:table-row>
        <table:table-row table:style-name="ro9">
          <table:table-cell office:value-type="string" calcext:value-type="string">
            <text:p>"Ja, die Basis hat ihren eigenen Kopf und will gehört werden. Das weiß der Führungsklüngel auch. Dreist ist dabei , wenn man die Tatsachen verdreht, wie es gerade Dreyer, die immer fragwürdiger wird, getan hat: Sie behauptete laut Teletext im ZDF , Nahles sei durch die Personaldebatte nicht beschädigt, weil sie, Nahles die Basis ""gehört"" habe und damit ein starkes Signal gesandt habe. Wie bitte ? Nahles wollte die sofortige Inthronisierung und wurde durch die Basis gezwungen, den satzungsmäßigen Weg zu gehen , sodass Scholz nun kommissarisch eingesetzt ist. Darf ich das als Indiz werten, dass Dreyer die Basis für so dumm hält, das sie das nicht bemerkt ? Mir ist nicht klar, warum Dreyer sich, im Nahleschen Jargon, so ""reinhängt"". Aber bei der Wahrheit sollte sie schon bleiben."</text:p>
          </table:table-cell>
          <table:table-cell office:value-type="string" calcext:value-type="string">
            <text:p>"Yes, the base has its own mind and wants to be heard. The leader knows that, too. Dreist is there when you twist the facts, as Dreyer, which is becoming increasingly questionable, has done: She claimed, according to teletext on ZDF, Nahles was not damaged by the personnel debate, because she, Nahles ""heard"" the base and thus sent a strong signal. I beg your pardon ? Nahles wanted the immediate enthronement and was forced by the base to go the statutory way, so that Scholz is now appointed provisional. May I take this as an indication that Dreyer considers the base so stupid she does not notice? I do not know why Dreyer ""hangs up"" in Nahles jargon. But she should stay with the truth."</text:p>
          </table:table-cell>
          <table:table-cell office:value-type="string" calcext:value-type="string">
            <text:p>negative</text:p>
          </table:table-cell>
          <table:table-cell table:number-columns-repeated="1021"/>
        </table:table-row>
        <table:table-row table:style-name="ro29">
          <table:table-cell office:value-type="string" calcext:value-type="string">
            <text:p>Genau so ist es und das ist schon seit Ewigkeiten die selbe Masche die hier von der CSU betrieben wird. Mann stimmt im Bund und im Bundesrat immer brav für alle Gesetze und Verordnungen, auch für die aus Brüssel, und hinterher tut mann immer so als ob mann mit alle dem nichts zu tun hätte. Aber es funktioniert ja denn der Stammtischbayer merkt es einfach nicht wie er für dumm verkauft wird.</text:p>
          </table:table-cell>
          <table:table-cell office:value-type="string" calcext:value-type="string">
            <text:p>That's exactly how it is and that's been the same thing for ages now that is operated here by the CSU. Man in the Federation and in the Federal Council is always good for all laws and regulations, even for those from Brussels, and afterwards, you always act as if you had nothing to do with all this. But it works because the Stammtischbayer just does not realize how he is sold for stupid.</text:p>
          </table:table-cell>
          <table:table-cell office:value-type="string" calcext:value-type="string">
            <text:p>negative</text:p>
          </table:table-cell>
          <table:table-cell table:number-columns-repeated="1021"/>
        </table:table-row>
        <table:table-row table:style-name="ro32">
          <table:table-cell office:value-type="string" calcext:value-type="string">
            <text:p>"Gabriel macht seinen Job als Außenminister ganz ordentlich, viel besser als erwartet. Ich weiß, die gesammelten Linken werden jetzt aufschreien. Türkei, Rüstungsexporte(nicht Zuständigkeit des AA), Saudis, Israel, etc. Es geht aber nicht um links-pazifistisch und moralisch sogar verständliche Positionen, es geht um die Außenpolitik, um die Interessen Deutschlands. Und da muss man mit manchem Unsympathen dealen. Aber das ist nur das Eine. Das Andere ist sein Standing in der SPD und da ist er verbrannt. Nicht, ohne selbst gezündelt zu haben. Sein Angriff auf Schulz und auf die Parteiführung war einfach nur dumm und sein Spruch vom ""Mann mit den Haaren im Gesicht"" war unter der Gürtellinie. Da er zudem weder mit Nahles noch mit Scholz kann, macht er wohl jetzt seine Abschiedstour. Problem der SPD dabei ist, dass sie keinen Außenpolitiker oder einen mit internationalen Profil mehr hat, um die Lücke zu füllen. Und das wird dazu führen, dass Außenpolitik wieder überwiegend im Kanzleramt gemacht werden wird, wie zu Kohls und Schröders Zeiten, als Steinmeier seine Außenministerlehre gemacht hat."</text:p>
          </table:table-cell>
          <table:table-cell office:value-type="string" calcext:value-type="string">
            <text:p>"Gabriel does his job as foreign minister quite well, much better than expected. I know the gathered left will cry out now. Turkey, armaments exports (not responsibility of the AA), Saudis, Israel, etc. It is not left-pacifist and morally even understandable positions, it is about the foreign policy, the interests of Germany. And you have to deal with some unsympaths. But that's just the one thing. The other is his standing in the SPD and there he is burned. Not without having been bunched up. His attack on Schulz and on the party leadership was just stupid and his saying of ""man with the hair in the face"" was below the belt. Since he also can not do with Nahles or Scholz, he probably makes his farewell tour now. The problem with the SPD is that it no longer has a foreign politician or one with an international profile to fill the gap. And that will mean that foreign policy will again be made predominantly in the Chancellery, as in Kohl's and Schröder's times, when Steinmeier did his Foreign Minister's apprenticeship."</text:p>
          </table:table-cell>
          <table:table-cell office:value-type="string" calcext:value-type="string">
            <text:p>negative</text:p>
          </table:table-cell>
          <table:table-cell table:number-columns-repeated="1021"/>
        </table:table-row>
        <table:table-row table:style-name="ro35">
          <table:table-cell office:value-type="string" calcext:value-type="string">
            <text:p>"...auch die FDP hat damals ihren besten Mann ""ermordet"", einfach so, ohne ersichtlichen Grund. Einfach nur dumm, wenn man so was macht. Aber was will man erwarten, von der SPD. Da ist nicht viel Klasse und noch weniger Bildung. Andrea Nahles ist das beste Beispiel."</text:p>
          </table:table-cell>
          <table:table-cell office:value-type="string" calcext:value-type="string">
            <text:p>"... even the FDP ""murdered"" its best man at that time, simply for no apparent reason. Just stupid, if you do something like that. But what do you expect from the SPD. There is not much class and less education. Andrea Nahles is the best example."</text:p>
          </table:table-cell>
          <table:table-cell office:value-type="string" calcext:value-type="string">
            <text:p>negative</text:p>
          </table:table-cell>
          <table:table-cell table:number-columns-repeated="1021"/>
        </table:table-row>
        <table:table-row table:style-name="ro12">
          <table:table-cell office:value-type="string" calcext:value-type="string">
            <text:p>"Es wäre eine Farce, wenn die SPD einen ""Neuanfang"" mit der Andrea versuchen würde. Das wäre von vornherein zum Scheitern verurteilt. Die Stimmung gegen diese opportunen Strippenzieher, die aufkeimende Aversion gegen diese professionell-biegsamen Machtpolitiker wird auch an ihr nicht spurlos vorüberziehen. Jetzt noch eine halbwegs dumme Äußerung von ihr und es gibt Neuwahlen."</text:p>
          </table:table-cell>
          <table:table-cell office:value-type="string" calcext:value-type="string">
            <text:p>"It would be a farce if the SPD would try a ""fresh start"" with Andrea. That would be doomed from the start. The mood against these opportune Strippenzieher, the burgeoning aversion to these professional-flexible power politicians will not pass her by without a trace. Now a rather stupid statement from her and there are new elections."</text:p>
          </table:table-cell>
          <table:table-cell office:value-type="string" calcext:value-type="string">
            <text:p>negative</text:p>
          </table:table-cell>
          <table:table-cell table:number-columns-repeated="1021"/>
        </table:table-row>
        <table:table-row table:style-name="ro35">
          <table:table-cell office:value-type="string" calcext:value-type="string">
            <text:p>Irgendwie mag ich den alten Miesepeter auch. Seine Herkunft passt zur SPD (auch zur LINKEN). Er ist authentisch, kein Strippenzieher und auch nicht dumm, er hat sogar einen Harvard Abschluss. Seine politischen Überzeugungen vertritt er plausibel. Also sind wir schon drei.</text:p>
          </table:table-cell>
          <table:table-cell office:value-type="string" calcext:value-type="string">
            <text:p>Somehow I like the old Miesepeter too. His background matches the SPD (also to the LEFT). He is authentic, not a stripper and not stupid, he even has a Harvard degree. His political convictions are plausible. So we are already three.</text:p>
          </table:table-cell>
          <table:table-cell office:value-type="string" calcext:value-type="string">
            <text:p>negative</text:p>
          </table:table-cell>
          <table:table-cell table:number-columns-repeated="1021"/>
        </table:table-row>
        <table:table-row table:style-name="ro1">
          <table:table-cell office:value-type="string" calcext:value-type="string">
            <text:p>Kühnert wird zurecht als dummer Junge gesehen, denn er begreift gar nicht, wie er mit dem Feuer spielt. Wenn sein Plan aufgeht, versinkt die SPD sofort und unmittelbar in der Bedeutungslosigkeit und kommt nie mehr hoch. Sie würde sich nach all diesen üblen Spielchen, nach dieser vorgeführten Unseriosität, dem Chaos, der Willkür, dem Hin und Her, den Personalblamagen und - querelen mit einem Nein zur Koalition vollends und total disqualifizieren. Niemand nimmt sie mehr ernst und niemand wählt sie mehr. Wer auf Kühnert setzt, gibt der SPD den Gnadenschuss.</text:p>
          </table:table-cell>
          <table:table-cell office:value-type="string" calcext:value-type="string">
            <text:p>Kuehnert is rightly seen as a stupid boy, because he does not understand how he plays with the fire. If his plan works out, the SPD immediately and immediately sinks into insignificance and never rises again. It would completely and totally disqualify itself after all these nasty little games, after this frivolity, the chaos, the arbitrariness, the back and forth, the staff turmoil and crossings with a no to the coalition. Nobody takes them more seriously and nobody chooses them anymore. Who puts on Kühnert gives the SPD the mercy shot.</text:p>
          </table:table-cell>
          <table:table-cell office:value-type="string" calcext:value-type="string">
            <text:p>negative</text:p>
          </table:table-cell>
          <table:table-cell table:number-columns-repeated="1021"/>
        </table:table-row>
        <table:table-row table:style-name="ro16">
          <table:table-cell office:value-type="string" calcext:value-type="string">
            <text:p>Scholz vollinhaltlich Agenda mitgetragen- diese Agenda Politiker genießen weder das vertrauen noch sind die glaubwürdig. Verdummung ihre Verhandlungen als Erfolg zu verkaufen. Nur Flicken auf die Agenda-Wunden. Neue SPD Politik nicht von diesen egoistischen Personal, die gehören entsorgt zum Wohle einer Erneuerung.</text:p>
          </table:table-cell>
          <table:table-cell office:value-type="string" calcext:value-type="string">
            <text:p>Scholz fully committed to the agenda - these agenda politicians neither enjoy the trust nor are they credible. Dumbing to sell their negotiations as a success. Only patch on the agenda wounds. New SPD policies are not disposed of by these selfish personnel who belong to the cause of renewal.</text:p>
          </table:table-cell>
          <table:table-cell office:value-type="string" calcext:value-type="string">
            <text:p>negative</text:p>
          </table:table-cell>
          <table:table-cell table:number-columns-repeated="1021"/>
        </table:table-row>
        <table:table-row table:style-name="ro26">
          <table:table-cell office:value-type="string" calcext:value-type="string">
            <text:p>Die SPD hat seit den Wahlen zwei strategische Fehler gemacht. 1. nach dem Scheitern von Jamaika nicht sofort unter Hinweis auf dieses Scheitern doch für Verhandlungen mit der Union bereit zusein und 2. daß Schulz dann doch ins Kabinett wollte. Alles andere war nachvollziehbar und in Ordnung. Und bei Ihnen ist es wie bei vielen anderen doch so, daß es, nur weil es von Olaf Scholz kommt, falsch sein muß. Es wird gar nicht auf die Aussage geblickt. Egal was die SPD macht, von irgendeiner Seite wird das entsprechende Bashing schon kommen. Jetzt ist Olaf Scholz satzungsgemäß komissarischer Vorsitzender, jetzt ist es auch wieder nicht recht. Wenn die Mitglieder der SPD dem Koalitionsvertrag nicht zustimmen, frage ich mich, wie sie den nächsten Wahlkampf bestreiten wollen. Was will man dem Wähler denn dann versprechen unterm Wahlschirm? Das, was man JETZT umsetzen könnte? Die Aussagen von Scholz stimmen doch. Die SPD ist, genauer betrachtet, doch in einer ganz komfortablen Situation: Sie plaziert brillant den Parteivorsitz außerhalb der Regierung, kann sich damit ohne zwingende Kabinettsdisziplin (die haben die Minister) von innen heraus neu aufstellen, evtl. auch in den nächsten drei Jahren ein neues Programm entwickeln, um dann 2021 mit dem in der Koaltion Erreichtem in den Wahlkampf zu ziehen. Den Umständen entsprechend geht es nicht besser. Auch wenn ich von Kevin Kühnert eine Menge halte, seine Strategie der Totalverweigerung ist in diesem Zusammenhang einfach nur dummerhaft und wird die SPD definitiv ins Nirvana führen.</text:p>
          </table:table-cell>
          <table:table-cell office:value-type="string" calcext:value-type="string">
            <text:p>The SPD has made two strategic mistakes since the elections. 1. after the failure of Jamaica, not immediately pointing to this failure to be ready for negotiations with the Union; and 2. that Schulz wanted to go to the Cabinet after all. Everything else was understandable and in order. And with you, as with many others, it is the case that it must be wrong just because it comes from Olaf Scholz. It does not look at the statement. No matter what the SPD does, from any side, the appropriate bashing will come. Olaf Scholz is now a Komissarischer chairman, now it is not right again. If the members of the SPD disagree with the coalition agreement, I wonder how they intend to contest the next election campaign. What do you want to promise the voter then under the election screen? What you could do NOW? Scholz's statements are correct. The SPD is, in more detail, but in a very comfortable situation: Brilliantly placed the party chairmanship outside the government, so it can without compulsory cabinet discipline (have the ministers) from the inside out again, possibly in the next three years to develop a new program in order to then enter the election campaign in 2021 with the achievements of the coalition. The circumstances are no better. Even though I think Kevin Kuhnert has a lot to offer, his total denial strategy is simply stupid in this regard and will definitely lead the SPD into nirvana.</text:p>
          </table:table-cell>
          <table:table-cell office:value-type="string" calcext:value-type="string">
            <text:p>negative</text:p>
          </table:table-cell>
          <table:table-cell table:number-columns-repeated="1021"/>
        </table:table-row>
        <table:table-row table:style-name="ro38">
          <table:table-cell office:value-type="string" calcext:value-type="string">
            <text:p>Ich frage mich schon eine ganze Zeit lang, ist es jetzt frech oder dumm, diesen Vertrag als gutes Ergebnis für die SPD zu bezeichnen, ist es frech oder dumm, den Vertrag überhaupt als großen Wurf zu bezeichnen. Dieser Vertrag beinhaltet doch nichts anderes als die neoliberalen Koalitionsverträge der letzten Legislaturperioden. Die Handschrift ist auch nicht sozialdemokratisch, sondern sozialdemokratisch im Sinne der SPD, wie sie heute besteht, und diese SPD heute hat doch mit echter Sozialdemokratie nichts mehr zu tun, seit Schröder schon nicht mehr. Das verstehen die Führungsleute der SPD aber nicht, sonst würde man mal ein Umdenken feststellen, anstatt dessen dieses Chaos. Ich habe die Hoffnung, dass die Mitglieder sich endlich nicht mehr für dumm verkaufen lassen und der jetzigen Führung endlich die rote Karte zeigen, das muß dann aber eine dunkelrote Karte sein, sonst wird das auch übersehen, genauso wie die Tatsache, dass die SPD mit ihrer Politik seit Schröder mehr als 10 Millionen Wähler verloren hat und fast die Hälfte der Mitglieder. Was denken Nahles, Scholz &amp; Co., wenn sie die Umfrageergebnisse sehen ? Was denken Nahles &amp; Co, wenn Sie diesen Koalitionsvertrag als großartiges Verhandlungsergebnis verkaufen ? Sind sie dann dumm oder frech ?</text:p>
          </table:table-cell>
          <table:table-cell office:value-type="string" calcext:value-type="string">
            <text:p>I've been wondering for a while now, is it cheeky or stupid to call this contract a good result for the SPD, is it cheeky or stupid to call the contract a big hit at all. This treaty contains nothing more than the neoliberal coalition agreements of the last legislative periods. The manuscript is also not social-democratic, but social-democratic in the sense of the SPD as it exists today, and this SPD today has nothing to do with genuine social democracy, since Schröder already no longer. The leaders of the SPD but do not understand, otherwise you would find a rethink, instead of this chaos. I have the hope that the members are finally no longer stupid for sale and the current leadership finally show the red card, but then this must be a dark red card, otherwise it is also overlooked, as well as the fact that the SPD with their policies since Schröder has lost more than 10 million voters and almost half of its members. What do Nahles, Scholz &amp; Co. think when they see the survey results? What do you think of Nahles &amp; Co if you sell this coalition agreement as a great result? Are they stupid or cheeky?</text:p>
          </table:table-cell>
          <table:table-cell office:value-type="string" calcext:value-type="string">
            <text:p>negative</text:p>
          </table:table-cell>
          <table:table-cell table:number-columns-repeated="1021"/>
        </table:table-row>
        <table:table-row table:style-name="ro12">
          <table:table-cell office:value-type="string" calcext:value-type="string">
            <text:p>Was ist bloss aus der SPD geworden!! Eine unfähige, machtgeile und raffgierigeTruppe schafft es innerhalb weniger Jahre, diese einst stolze Arbeiterpartei zur Bedeutungslosigkeit zu verdammen. Mir wird übel, wenn ich diese Gesichter und die dummdreisten Sprüche sehe und höre. Darüber hilft auch der Gedanke nicht hinweg, dass ringsum dieselben Typen am Werk sind. Wir können uns nur leid tun.</text:p>
          </table:table-cell>
          <table:table-cell office:value-type="string" calcext:value-type="string">
            <text:p>What has become of the SPD !! An incompetent, power-hungry and greedy group succeeds in condemning this once-proud workers' party to insignificance within a few years. I get sick when I see and hear these faces and the stupid sayings. This is not helped by the thought that the same guys are at work all around. We can only be sorry.</text:p>
          </table:table-cell>
          <table:table-cell office:value-type="string" calcext:value-type="string">
            <text:p>negative</text:p>
          </table:table-cell>
          <table:table-cell table:number-columns-repeated="1021"/>
        </table:table-row>
        <table:table-row table:style-name="ro9">
          <table:table-cell office:value-type="string" calcext:value-type="string">
            <text:p>Die Basis der SPD bleibt ratlos zurück. Das vor knapp einem Jahr Schulz von Gabriel übernommen hat, würde von der Basis mitgetragen. Die Aussagen von Wahlabend waren auch noch logisch und trafen auf breite Zustimmung. Aber dann hört es auf. Es gab nie und es gibt sie auch heute nicht die angeblich staatstragende Verantwortung, die gescheiterte Merkel im Amt zu halten. Das ist nur dummes und leeres Gefasel. Merkel kann seit Monaten eine Minderheitsregierung bilden, ist aber einfach zu feige. Aber was die Merkel will das muß und darf die SPD nicht interessieren. Der CDU laufen scharenweise die Mitglieder weg, weil sie das Merkel Elend einfach nicht mehr ertragen. Aber die SPD Basis soll diesem Desaster nun zustimmen?</text:p>
          </table:table-cell>
          <table:table-cell office:value-type="string" calcext:value-type="string">
            <text:p>The base of the SPD remains at a loss. The Schulz took over just over a year ago from Gabriel would be supported by the base. The statements of election evening were also logical and met with broad approval. But then it stops. There never was and even today they do not have the allegedly national responsibility to hold the failed Merkel in office. That's just stupid and empty drivel. Merkel can form a minority government for months, but is just too cowardly. But what the Merkel wants and must not interest the SPD. The CDU run away in droves away the members, because they just can not stand the Merkel misery. But the SPD base should now agree to this disaster?</text:p>
          </table:table-cell>
          <table:table-cell office:value-type="string" calcext:value-type="string">
            <text:p>negative</text:p>
          </table:table-cell>
          <table:table-cell table:number-columns-repeated="1021"/>
        </table:table-row>
        <table:table-row table:style-name="ro36">
          <table:table-cell office:value-type="string" calcext:value-type="string">
            <text:p>"Kühnert har Recht! Auch wenn er Kevin heißt... ... man stelle sich einmal vor, die SPD stimmt gegen die große Koalition (nebenbei, es gibt auch Abkürzungen, die einfach dumm klingen...), aber bietet der Merkel was an: ""Wir erlauben dir, als Minderheit zu regieren, wir stimmen mit deiner Partei ab, aber das muß alles noch ein gutes Stück mehr nach Sozen aussehen als der Koalitionsvertrag - der ist Untergrenze!"" - könnte Merkel das ablehnen? Hat sie eine bessere Option? Könnte die SPD durch irgendwas Anderes nachweisen, Inhalte nicht zugunsten der Egoplusterei und Postenabgreiferei aufzugeben als dadurch, keine Posten zu haben, aber dennoch inhaltlich am großen Rad zu drehen? Ja, mag sein, daß gelegentlich mit Grünen und FDP gegen die Sozen gestimmt wird - da braucht man dann, außerhalb einer Koalition, aber schon ne verdammt gute Fraktionsdisziplin, und in FDP und Grünen hat das Abweichertum, anders als in Union und SPD, nicht direkt den Ruf des Verrats, sondern wird eher mit Prinzipientreue und Entschlossenheit assoziiert. Die Union käme nicht daran vorbei, der SPD im Wesentlichen ... nachzugeben. Kann natürlich auch schiefgehen. Die Alternative, die große Koalition, ist fest programmierte Schiefgeherei ... also los, Genossen, beweist mal Mut und Bescheidenheit. Hört doch mal auf zu rufen, fangt doch mal an zu machen!"</text:p>
          </table:table-cell>
          <table:table-cell office:value-type="string" calcext:value-type="string">
            <text:p>"Kühnert right! Even if he is called Kevin ... ... Imagine, the SPD votes against the grand coalition (by the way, there are also shortcuts that sound just stupid ...), but offers the Merkel something: ""We allow you to rule as a minority, we vote with your party, but that must all look a lot more to Sozen than the coalition agreement - that's lower limit! "" - could Merkel refuse? Does she have a better option? Could the SPD prove anything else by not giving up content in favor of ego-crafting and picking up posts than by not having any posts, but still turning the content of the big wheel? Yes, it may be that occasionally with Greens and FDP against the Sozen is voted - then you need, outside of a coalition, but a damn good faction discipline, and in FDP and Greens, the Abweichertum, unlike in Union and SPD, not directly the call of betrayal, but is more associated with principledness and determination. The Union could not help but give in to the SPD in essence. Can of course go wrong. The alternative, the grand coalition, is firmly programmed crookedness ... so go, comrades, show courage and modesty. Stop calling, start making it!"</text:p>
          </table:table-cell>
          <table:table-cell office:value-type="string" calcext:value-type="string">
            <text:p>negative</text:p>
          </table:table-cell>
          <table:table-cell table:number-columns-repeated="1021"/>
        </table:table-row>
        <table:table-row table:style-name="ro11">
          <table:table-cell office:value-type="string" calcext:value-type="string">
            <text:p>Mancher Holzweg besteht auch nur aus den Knüppeln, die man zwischen die Füße geworfen bekommt. Ihr, die Großkoalitionäre, die Schrödergenossen, habt aus der SPD eine zweite CDU gemacht. Kleine Schritte sind nicht allein richtig, weil keine Schritte in die richtige Richtung in die richtige Richtung gehen, es ist die Richtung. Würde die SPD nicht bei nahezu jeder Gelegenheit die Kooperation mit der Linken ausschließen, hätte diese einen höheren Realismusdruck - würde sie dem nachkommen? Sind die etwa zu dumm, die Wirksamkeit kleiner realer Schritte dem großen Wort vorzuziehen, das sie seit 20 Jahren schwingen? Wird doch, von aller Vernunft mal kkurzfristig absehend, auch langweilig, sowas... Ein Bißchen Gewerkschaftsfolklore macht aus einem Kanzlerwahlverein, der die Kanzlerin einer anderen Partei wählt, keine Arbeiterpartei und auch keine aktuelle Entsprechung! Die herablassende Art lasse ich mal unkommentiert, möchte aber zu bedenken geben, daß der Herr Kühnert weder 15 ist, noch bento-Autor - der weiß schon, was er tut und wieso. Beim Weiterso - naja, wohin verlief der Stimmenanteil der SPD? Weiter so führt zu Weiter so - und zum Verdienen des Weiter so sowieso!</text:p>
          </table:table-cell>
          <table:table-cell office:value-type="string" calcext:value-type="string">
            <text:p>Some wood way consists only of the sticks, which one gets thrown between the feet. You, the big coalition, the fellows, have made the SPD a second CDU. Small steps are not all right, because no steps are going in the right direction, it's the direction. If the SPD did not rule out cooperation with the left on almost every occasion, would this have a higher realism pressure - would it comply? Are they too stupid to prefer the effectiveness of small real steps to the big word that they have been wielding for 20 years? Will be, of course, even in the short term, looking for boring, something ... A bit of union folklore makes a Chancellor's election club, the chancellor of another party chooses, no workers' party and no current equivalent! The condescending kind I leave un-commented, but I would like to give to consider that the Mr. Kühnert is neither 15, nor bento author - he already knows what he does and why. By the way, where did the SPD share go? Next, continue to do so - and earn the next one anyway!</text:p>
          </table:table-cell>
          <table:table-cell office:value-type="string" calcext:value-type="string">
            <text:p>negative</text:p>
          </table:table-cell>
          <table:table-cell table:number-columns-repeated="1021"/>
        </table:table-row>
        <table:table-row table:style-name="ro48">
          <table:table-cell office:value-type="string" calcext:value-type="string">
            <text:p>der zumutbare Aufstand ist, findet das meine Unterstützung. Die Probleme der SPD löst das nicht. Abgedummt, oberkorrumpiert, weltfremd - die einst soziale Partei ist zu einem zementierten Politblock verkommen.</text:p>
          </table:table-cell>
          <table:table-cell office:value-type="string" calcext:value-type="string">
            <text:p>the reasonable uprising, that finds my support. The problems of the SPD does not solve this. Dumped, overkill, unworldly - the once social party has degenerated into a cemented-up political block.</text:p>
          </table:table-cell>
          <table:table-cell office:value-type="string" calcext:value-type="string">
            <text:p>negative</text:p>
          </table:table-cell>
          <table:table-cell table:number-columns-repeated="1021"/>
        </table:table-row>
        <table:table-row table:style-name="ro1">
          <table:table-cell office:value-type="string" calcext:value-type="string">
            <text:p>"die immer dreisteren Lügen die von Trump und seinem Gefolge verbreitet werden, sondern dass die scheinbar von seinen treuen Anhängern auch noch geglaubt werden. Sind wirklich so viele Menschen so dumm? Oder sind die so in ihrem Hass auf die ""Linken"" Demokraten so gefangen, dass auch die gläubigsten Amerikaner darüber hinwegsehen wie amoralisch Trump lebt. Vielleicht sind die 130.000 Dollar auch von der Melania gekommen, die der Stormy Daniels so eine Entschädigung zukommen lassen wollte. Schließlich musste die ja Trump über sich ergehen lassen."</text:p>
          </table:table-cell>
          <table:table-cell office:value-type="string" calcext:value-type="string">
            <text:p>"the more audacious lies spread by Trump and his entourage, but that seemingly also believed by his faithful followers. Are really so many people so stupid? Or are they so caught up in their hatred of the ""left"" Democrats that even the most credulous Americans ignore how amoral Trump lives. Maybe the $ 130,000 came from the Melania, who wanted to give the compensation to Stormy Daniels. After all, yes, Trump had to endure it."</text:p>
          </table:table-cell>
          <table:table-cell office:value-type="string" calcext:value-type="string">
            <text:p>negative</text:p>
          </table:table-cell>
          <table:table-cell table:number-columns-repeated="1021"/>
        </table:table-row>
        <table:table-row table:style-name="ro12">
          <table:table-cell office:value-type="string" calcext:value-type="string">
            <text:p>"Das erkennt man an der Zahlung dieser 130.000.- Dollar und dem Verhalten von Melania Trump. Trump ist sicher einer dummer Bauernschlauer, aber so dumm, dass diese Zahlung letztlich an ihn zurück zu verfolgen ist, wohl dann auch nicht. Wenn das aber sein Anwalt ist, dann werden sicherlich Mandate vorhanden sein, bei denen ein anderer Anwalt sagen würde: ""Das hätte ich aber in der hälftigen Zeit geschafft!""."</text:p>
          </table:table-cell>
          <table:table-cell office:value-type="string" calcext:value-type="string">
            <text:p>"This can be seen in the payment of these $ 130,000 and the behavior of Melania Trump. Trump is sure to be a stupid peasant thief, but so stupid that this payment is ultimately traceable back to him, well then no. But if that is his lawyer, then there will certainly be mandates in which another lawyer would say, ""I would have done that in half the time!""."</text:p>
          </table:table-cell>
          <table:table-cell office:value-type="string" calcext:value-type="string">
            <text:p>negative</text:p>
          </table:table-cell>
          <table:table-cell table:number-columns-repeated="1021"/>
        </table:table-row>
        <table:table-row table:style-name="ro68">
          <table:table-cell office:value-type="string" calcext:value-type="string">
            <text:p>Ja, ich kann das bestätigen, ich habe lange genug in den USA gelebt. Diese vielen Menschen sind tatsächlich so dumm. Nicht, dass es ihnen an Intellekt mangelt, sie sind aber durch einschlägige Medien so sehr gehirn-gewaschen, dass die das alles irgendwann glauben. Und aus diesen Medien kommt auch der Hass gegen alles was irgendwie nach links aussieht. Traurig aber wahr. Warum aber ist das so? Nun, die Frage muss sein: cui bono? Wem nützen diese Massen, die sich nicht gegen Gier, gegen Kapitalismus, gegen weltweite Kriege auflehnen? Nun, dem Kapital, das mit billigen Arbeitskräften, tumben Konsumenten und den heroischen Soldaten in den weltweiten Kriegen immer mehr Geld verdient. Googeln Sie einfach mal zu letzterem Thema, wie Veteranen in den USA versorgt werden... Und nun noch etwas zu den angeblich gläubigen Evangelikalen. Ich bin selbst überzeugter Christ. Und ich habe in USA große, sehr große Gemeinden erlebt, mit eigenem Fernsehgottesdienst, wo sich mir der Magen umgedreht hat. Da werden Lehren verbreitet, die mit der Bibel und Jesus Christus nichts mehr zu tun haben - so wie hier in den Amtskirchen übrigens leider auch. Das alles ist nur äußerlich fromm. Und der Gruppendruck ist so enorm hoch, dass niemand sich mehr traut etwas zu sagen: weder das eigene Versagen wird eingestanden, noch werden die Irrlehren benannt. Es gibt auch andere Gemeinden, wo wirklich ein lebendiger Glaube gelebt wird. Erkennbar sind sie meist an menschlichen Hilfsaktivitäten, die ohne jede Öffentlichkeit und ohne moralischen Zeigefinger einfach gemacht werden; von der liebevollen Unterstützung minderjähriger Mütter bis zur Tafel für verarmte Kriegsveteranen. Und glauben Sie mir: diese echten Christen sind von der Amoral Trumps ziemlich angewidert...</text:p>
          </table:table-cell>
          <table:table-cell office:value-type="string" calcext:value-type="string">
            <text:p>Yes, I can confirm that, I have lived long enough in the USA. These many people are actually so stupid. Not that they lack intellect, but they are so brainwashed by relevant media that they eventually believe it all. And from these media comes the hatred of everything that somehow looks to the left. Sad but true. But why is that? Well, the question has to be: cui bono? Who benefits these masses, who do not rebel against greed, against capitalism, against worldwide wars? Well, the capital that earns more and more money with cheap labor, dumb consumers and heroic soldiers in the world wars. Googling on the latter topic of caring for veterans in the US ... And now on the supposedly believing evangelicals. I am a convinced Christian myself. And I've seen big, very large churches in the USA, with their own TV service, where my stomach has turned. There are teachings spread that have nothing to do with the Bible and Jesus Christ - as here in the official churches, by the way, unfortunately. All this is only externally pious. And the peer pressure is so enormous that no one dares to say anything more: neither their own failure is acknowledged, nor are the heresies named. There are also other communities where a living faith is really lived. They are mostly recognizable by human activities, which are made simple without any publicity and without any moral finger; from the loving support of underage mothers to the panel for impoverished war veterans. And believe me: these real Christians are quite disgusted by the Amoral Trumps ...</text:p>
          </table:table-cell>
          <table:table-cell office:value-type="string" calcext:value-type="string">
            <text:p>negative</text:p>
          </table:table-cell>
          <table:table-cell table:number-columns-repeated="1021"/>
        </table:table-row>
        <table:table-row table:style-name="ro13">
          <table:table-cell office:value-type="string" calcext:value-type="string">
            <text:p>"Andrea Nahles. Über einen größeren Kontakt von ihr zur realen Arbeitswelt ist nichts bekannt. Von den Jusos über die Uni in den Bundestag und ins Ministeramt. Pipi Langstrumpf und Bätschi. Bätschi mag man lustig finden aber es ist genau diese geistige Kleinkariertheit eines der größten Probleme der Partei: Politik-Verwaltern wie der 47-Jährigen kommt es offenbar nicht einmal mehr in den Sinn, über das Klein-Klein hinauszudenken. Sie ist inzwischen so in Angela Merkels Politik-Mikado verfangen, dass sich ihr Horizont verschoben hat und sie sich gar nicht mehr vorstellen kann, mehr zu bewegen als winzige Stäbchen. Mit all ihren Bürokraten, Akademikern und Berufsfunktionären hat die SPD die Bodenhaftung verloren. Es wäre nicht das Ende der Partei, wenn die Sozialdemokraten zu ihrem Versprechen, nicht mehr in eine Große Koalition zu gehen, stehen würden. Die Genossen des Parteitags sind der Alternativlosigkeits-Mär des Bundespräsidenten, der Bundeskanzlerin und des Parteivorstands auf den Leim gegangen. Das Verdrängen der massiven Missstände durch das politische Koma, in das Merkel Deutschland regiert hat, wird sich bitter rächen. Die Wähler sind nicht so dumm. Sie werden der SPD ihren Verrat, und ihren massiven Anteil am Bemänteln nicht verzeihen. Eine Hoffnung bleibt: die SPD-Mitglieder stimmen gegen ein ""weiter so""."</text:p>
          </table:table-cell>
          <table:table-cell office:value-type="string" calcext:value-type="string">
            <text:p>"Andrea Nahles. About a larger contact from her to the real world of work is not known. From the Jusos on the university in the Bundestag and in the ministry. Pipi Longstocking and Batchi. Bätschi may be funny, but it is precisely this intellectual small-mindedness that is one of the party's biggest problems: policy-makers like the 47-year-old apparently do not even think of thinking beyond the small and the small. She has become so caught up in Angela Merkel's politics-Mikado that her horizon has shifted and she can no longer imagine moving more than tiny chopsticks. With all its bureaucrats, academics and professional officials, the SPD has lost its grip. It would not be the end of the party if the Social Democrats stood by their promise not to become a grand coalition. The comrades of the congress are the? of the Federal President, the Federal Chancellor and the party executive committee on the glue. The suppression of the massive grievances caused by the political coma in which Merkel ruled Germany will avenge bitterly. Voters are not that stupid. They will not forgive the SPD for their betrayal, and their massive share of the clapping. One hope remains: the SPD members vote against a ""keep it up""."</text:p>
          </table:table-cell>
          <table:table-cell office:value-type="string" calcext:value-type="string">
            <text:p>negative</text:p>
          </table:table-cell>
          <table:table-cell table:number-columns-repeated="1021"/>
        </table:table-row>
        <table:table-row table:style-name="ro27">
          <table:table-cell office:value-type="string" calcext:value-type="string">
            <text:p>Mal im Ernst, wenn eine Partei auf so was, wie die Nahels glaubt angewiesen zu sein, ist lange Land unter. Ein lautes Organ und eine rudimentäre Grammatik als Aushängeschild, werden sich schneller, als Schulz übeholen, der nur dumm war aber immerhin noch vollständige Sätze drauf hatte.</text:p>
          </table:table-cell>
          <table:table-cell office:value-type="string" calcext:value-type="string">
            <text:p>Seriously, when a party relies on something like the Nahel's beliefs, long country is under. A loud organ and a rudimentary grammar as a figurehead will be faster than Schulz, who was stupid but still had complete sentences on it.</text:p>
          </table:table-cell>
          <table:table-cell office:value-type="string" calcext:value-type="string">
            <text:p>negative</text:p>
          </table:table-cell>
          <table:table-cell table:number-columns-repeated="1021"/>
        </table:table-row>
        <table:table-row table:style-name="ro31">
          <table:table-cell office:value-type="string" calcext:value-type="string">
            <text:p>"Doch das ist jetzt endgültig vorbei: Die demontieren sich gerade von innen raus, weil keinen die Eier in der Hose hat, diesen Jusos endlich mal klare Kante zu zeigen! Was die SPD nach dem Jamaika-Desaster erreicht hat, ist eigentlich phänomenal! Und zu Recht sagt die CDU: ""Naja, wir stellen zumindest noch die Kanzlerin..."": Die SPD hat in den Koalitionsverhandlungen weitaus mehr durchgedrückt, als man bei dem Stimmenverhältnis der letzten Bundestags-Wahl hätte auch nur erahnen können! Doch jetzt zerstören gerade irgendwelche linksradikale diese Partei und machen sie für mich für die Zukunft definitiv unwählbar! In den Koalitionsverhandlungen wurden für mich als Wähler sehr viele wichtige Dinge beschlossen, die auch Fakt werden könnten, wenn da nicht ein paar neoliberale Querulanten das aus Prinzip zu boykottieren versuchten! Diese Jusos sollten sich mal den Ernst der Lage klarmachen: Nein, liebe Jusos: Ihr werdet selbst in hundert Jahren keine absolute Mehrheit erlangen! Ihr werdet daher immer auf Kompromisse angewiesen sein!! Doch solch gute Kompromisse, wie Eure Parteispitze da in den letzten Koalitionsverhandlungen für Eure Partei heraus gehandelt hat, solltet Ihr erst mal selbst hinbekommen, bei so einem desaströsen Wahlergebnis!!! Doch, anstatt deren hervorragende Arbeit zu honorieren, demontiert Ihr nun Eure Parteispitze, aus erfahrenen Politikern, vollkommen, und meint, dass dumme Sprüche reichen würden, um die SPD zur alleinigen Allmacht in Deutschland führen könnten... Nein: Die Zukunft wir anders aussehen: Euch werden, so, wie ich, die Wähler davonlaufen, weil die Parteispitze den Laden nicht im Griff hat, und es daher ermöglicht, dass ein bis dato vollkommen unbekannter Herr Kühnert, für 5 Minuten Ruhm, die gesamte Partei in Frage stellt... Ich glaube, es hakt!! Der Sigmar Gabriel ist für manche sicherlich ein unbequemer Zeitgenosse... Doch er hat seine Arbeit immer hervorragend gemacht! Vielleicht auch gerade deswegen.... Der Martin Schulz wäre ein Glücksgriff für die Partei gewesen! Denn der war von den internen Querelen bisher unbelastet... Und die Andrea Nahles ist eine erfahrene Politikerin, die einen enormen Rückhalt in der Bevölkerung hat!!! Wer soll da jetzt kommen? Dieser Kühnert? Das ist doch der, der gerade alles dafür tut, um seine eigene Partei zu zerstören, oder? Naja, den würde ich nie wählen, dann schon lieber die AFD (Die wollen ja auch nicht regieren...)"</text:p>
          </table:table-cell>
          <table:table-cell office:value-type="string" calcext:value-type="string">
            <text:p>"But that is finally over: They are just dismantling from the inside, because no one has the eggs in his pants, this Jusos finally clear edge to show! What the SPD has achieved after the Jamaican disaster is actually phenomenal! And rightly, the CDU says: ""Well, at least we still make the Chancellor ..."": The SPD has pushed through in the coalition negotiations much more than one could even have guessed at the vote ratio of the last Bundestag election! But right now some radical left-wingers are destroying this party and making it definitely impossible for me for the future! In the coalition negotiations a lot of important things were decided for me as a voter, which could also become a fact, if not a few neo-liberal troublemakers tried to boycott this on principle! These jusos should clarify the gravity of the situation: No, dear Jusos: You will not achieve an absolute majority even in a hundred years! Therefore, you will always have to rely on compromises !! But such good compromises, as your party leadership has acted out there in the recent coalition negotiations for your party, you should first get it done, in such a disastrous election result! But instead of rewarding their excellent work, you dismantle now your party leadership, from experienced politicians, perfect, and means that stupid sayings would be enough to cause the SPD to the sole almighty power in Germany ... No: the future we look different : Like you, the voters will run away from you, because the party leadership is not in control of the shop, and therefore it allows a hitherto completely unknown Mr. Kühnert, for 5 minutes of fame, the entire party in question .. I think it hooks !! The Sigmar Gabriel is certainly an uncomfortable contemporary for some ... But he has always done his job brilliantly! Maybe that's why ... Martin Schulz would have been a lucky choice for the party! Because he was unencumbered by the internal strife so far ... And the Andrea Nahles is an experienced politician who has an enormous support among the population !!! Who should come now? This Kühnert? This is the one who is doing everything to destroy his own party, right? Well, I would never choose, then rather the AFD (They do not want to rule ...)"</text:p>
          </table:table-cell>
          <table:table-cell office:value-type="string" calcext:value-type="string">
            <text:p>negative</text:p>
          </table:table-cell>
          <table:table-cell table:number-columns-repeated="1021"/>
        </table:table-row>
        <table:table-row table:style-name="ro21">
          <table:table-cell office:value-type="string" calcext:value-type="string">
            <text:p>Das alte Schlachtschiff SPD hat schon andere Krisen überwunden. Momentan herrscht Chaos und Unordnung. Martin Schulz wurde innerhalb eines Jahres vom Wunderheiler zum Sündenbock. Man muss der Andrea Nahles eine faire Chance geben. Einer muss den Vorsitz ja übernehmen. Martin Schulz hat leider gezeigt, dass er als Parteivorsitzender überfordert war. Falls die GroKo kommt, wobei ich mir noch nicht sicher bin, ärgert mich am meisten, dass die Frau Merkel im Amt bleibt. Wofür steht die Frau eigentlich? Ich glaube, sie weiß es selbst nicht. Habe auch Bedenken, dass die AfD neue Volkspartei wird. Bitte das verhindern, der deutsche Wähler kann nicht so dumm sein.</text:p>
          </table:table-cell>
          <table:table-cell office:value-type="string" calcext:value-type="string">
            <text:p>The old battleship SPD has already overcome other crises. At the moment there is chaos and disorder. Martin Schulz became a scapegoat within a year of the miracle healer. You have to give the Andrea Nahles a fair chance. One has to take over the chairmanship. Unfortunately, Martin Schulz has shown that he was overwhelmed as party leader. If the GroKo comes, although I am not sure yet, annoys me the most that the woman Merkel remains in office. What does the woman really stand for? I think she does not know it herself. Also have concerns that the AfD is new People's Party. Please prevent that, the German voters can not be so stupid.</text:p>
          </table:table-cell>
          <table:table-cell office:value-type="string" calcext:value-type="string">
            <text:p>negative</text:p>
          </table:table-cell>
          <table:table-cell table:number-columns-repeated="1021"/>
        </table:table-row>
        <table:table-row table:style-name="ro9">
          <table:table-cell office:value-type="string" calcext:value-type="string">
            <text:p>Sie stecken mit dem Kopf wohl tief im Religionskrieg? Die Nato hat nur wenig mit christlich oder nicht zu tun, sonst wäre die Türkei ja auch garnicht Mitglied. Was Ägypten angeht, der Verweiss will sich mir auch nicht erschließen. Die Türkei wurde Nato Mitglied weil sie a: am Rande des Warschauerpaktes lag b: die wichtigen Dardanellen kontrolliert. Beides waren wichtige Faktoren die, das große Interesse der Nato rechtfertigten. Die Rolle als Bollwerk gegen Russland kann Ägypten nicht ersetzen, zu den Verbündeten Amerikas gehört letzteres Land, wie viele in der Region, allerdings schon lange. Was die Idee eines Nato austritts angeht, Ich bezweilfe sehr das Erdogan dumm genug wäre aus einem elitären Klupp auszutreten dessen Mitgliedschaft nur Vorteile bringt.</text:p>
          </table:table-cell>
          <table:table-cell office:value-type="string" calcext:value-type="string">
            <text:p>Are you deeply involved in the religious war? NATO has little to do with Christian or not, otherwise Turkey would not even be a member. As for Egypt, the reference does not want to reveal itself to me either. Turkey became Nato member because it was a: on the sidelines of the Warsaw Pact b: controls the important Dardanelles. Both were important factors that justified the great interest of NATO. The role of a bulwark against Russia can not replace Egypt, the ally of America belongs to the latter country, as many in the region, but for a long time. As for the idea of ​​a NATO exit, I very much doubt that Erdogan would be stupid enough to step out of an elite club whose membership only brings benefits.</text:p>
          </table:table-cell>
          <table:table-cell office:value-type="string" calcext:value-type="string">
            <text:p>negative</text:p>
          </table:table-cell>
          <table:table-cell table:number-columns-repeated="1021"/>
        </table:table-row>
        <table:table-row table:style-name="ro14">
          <table:table-cell office:value-type="string" calcext:value-type="string">
            <text:p>daß er sein Privatleben öffentlich gemacht hat ... keinen Menschen interessiert das .. und kein anderer Politiker zerrt sein Privatleben so aufdringlich in die Öffentlichkeit ... Das sollte einfach der britischen Queen vorbehalten bleiben .. da ist es vielleicht amusing ... Kein Wähler ist so dumm, daß er nicht merkt, daß das eigene Breittreten seines Privatlebens in der Öffentlichkeit nur die völlige Leere bei seinen politischen Inhalten übertünchen soll ... Mal ehrlich ... fällt irgendjemandem bei den zahllosen Foristen hier irgendeine innovative politische Idee von Herrn Spahn ein?? Selbst seine Ideen zur schamlosen Selbstvermarktung sind langweilig, abgegriffen und ausgelutscht .. und letztendlich stammen sie auch nicht von ihm selbst ... Frau Merkel wird wissen, wie sie mit so einem inhaltslosen Selbstvermarkter und Schaumschläger umzugehen hat ....</text:p>
          </table:table-cell>
          <table:table-cell office:value-type="string" calcext:value-type="string">
            <text:p>that he has made his private life public ... no one cares that .. and no other politician tugs his private life so intrusively into the public ... that should just be reserved for the British queen .. there it may be amusing ... no Voter is so stupid that he does not realize that his own public broadcasts of his private life are only meant to whitewash the complete emptiness of his political content ... Let's face it ... any one of the innumerable forists here comes up with any innovative political idea from the Lord Spahn ein ?? Even his ideas for shameless self-marketing are boring, worn and sucked .. and ultimately they do not come from him ... Mrs. Merkel will know how to deal with such a contentless self-marketers and whiskers ....</text:p>
          </table:table-cell>
          <table:table-cell office:value-type="string" calcext:value-type="string">
            <text:p>negative</text:p>
          </table:table-cell>
          <table:table-cell table:number-columns-repeated="1021"/>
        </table:table-row>
        <table:table-row table:style-name="ro1">
          <table:table-cell office:value-type="string" calcext:value-type="string">
            <text:p>Journaille schreibt Politiker hoch. Was bitte hat ein Spahn bisher gemacht? Gearbeitet hat er nie. Reicht als Quali dumm rumschwätzen? Behauptungen aufstellen, um gehört zu werden? Wohl kaum. Merkel handelt nur dann ,wen der Druck groß genug ist. An Inhalten und einer zukunfsorientierten Politik wird es aber weiterhin mangeln. Das Regierungsprogramm hat Merkel sich jetzt von der SPD schreiben lassen. Jetzt kann Merkel es auch mit einer Minderheitsregierung versuchen. Merkel weiß doch, was die Menschen wollen. Merkel, sonst nichts.</text:p>
          </table:table-cell>
          <table:table-cell office:value-type="string" calcext:value-type="string">
            <text:p>Journaille writes politicians. What has a spahn done so far? He never worked. Is it enough to talk silly about quality? Make allegations to be heard? Hardly likely. Merkel acts only when the pressure is high enough. Content and a future-oriented policy will continue to be lacking. Merkel has now had the government program written by the SPD. Now Merkel can also try it with a minority government. Merkel knows what people want. Merkel, nothing else.</text:p>
          </table:table-cell>
          <table:table-cell office:value-type="string" calcext:value-type="string">
            <text:p>negative</text:p>
          </table:table-cell>
          <table:table-cell table:number-columns-repeated="1021"/>
        </table:table-row>
        <table:table-row table:style-name="ro19">
          <table:table-cell office:value-type="string" calcext:value-type="string">
            <text:p>in einem Bestseller mit haltlosen Behauptungen über diesen US-Präsidenten habe ich noch nie gelesen. Der stellt sich hin und unterstellt dem Mann Dummheit. Weder hat der Autor noch die anderen Hate-Speaker je eine Präsidentenamt ausgeführt, noch haben sie ein Millionenvermögen in ein Millliardenvermögen verwandelt, noch fliegen sie meist in eigenen Flugzeugen durch die Welt und haben auch nicht auf höchst gefährlichem Untergrund in New York ein Hochhaus errichten lassen, was mit enormen Sicherheitsmaßnahmen und Spezialgründungspfählen gesichert werden musste. Wenn das ein dummer Mensch könnte, würde alle Dummköepfe Hochhäuser bauen. Dieses Präsidentenbashing in den USA geht auf keine Kuhhaut. Die Verbundenheit dieser Regierungsschauspielertruppe in der BRD mit dem Hileray Clan mit diversen Spenden an Stiftungen und die politischen Wunschvorstellungen dieser Konsorten wird die BRD noch in der Wirtschaft diverse Umsatzeinbussen einbringen.</text:p>
          </table:table-cell>
          <table:table-cell office:value-type="string" calcext:value-type="string">
            <text:p>I've never read in a bestseller with baseless claims about this US president. He stands up and imputes stupidity to the man. Neither has the author nor the other hate speakers ever run a presidential office, nor have they turned one million worth of assets into a multi-billion dollar asset, nor do they fly mostly in their own planes around the world and have not built on highly dangerous ground in New York a skyscraper , which had to be secured with enormous safety measures and special foundation piles. If that could be a stupid person, all the fools would build skyscrapers. This presidential bashing in the US is not a cowhide. The connectedness of this government actor troupe in the FRG with the Hileray clan with various donations to foundations and the political wishes of these consorts, the FRG still bring in the economy various sales losses.</text:p>
          </table:table-cell>
          <table:table-cell office:value-type="string" calcext:value-type="string">
            <text:p>negative</text:p>
          </table:table-cell>
          <table:table-cell table:number-columns-repeated="1021"/>
        </table:table-row>
        <table:table-row table:style-name="ro1">
          <table:table-cell office:value-type="string" calcext:value-type="string">
            <text:p>1) Langsam kommt bei SPON die Angst hoch, dass Trump doch noch ein erfolgreicher Präsident wird. Die Steuerreform hat er durchgesetzt. Wenn dann sein Infrastrukturprogramm noch läuft, steht seiner Wiederwahl wohl nicht mehr viel im Weg. Alles andere bei Trump ist doch Larifari und Dauer-Wahlkampfgeschwätz. 2) Dass Trump massiv von den kalten Kriegern in Kongress und Presse an einer Zusammenarbeit mit Russland gehindert wird, erscheint bei dem bedrohlichen Aufstieg des totalitären China richtig dumm.</text:p>
          </table:table-cell>
          <table:table-cell office:value-type="string" calcext:value-type="string">
            <text:p>1) SPON is starting to fear that Trump will become a successful president after all. He has enforced the tax reform. If then his infrastructure program is still running, his re-election is probably not much in the way. Everything else with Trump is Larifari and long-term election campaign chatter. 2) That Trump is severely hindered by the cold warriors in Congress and the press working with Russia seems to be stupid in the menacing rise of totalitarian China.</text:p>
          </table:table-cell>
          <table:table-cell office:value-type="string" calcext:value-type="string">
            <text:p>negative</text:p>
          </table:table-cell>
          <table:table-cell table:number-columns-repeated="1021"/>
        </table:table-row>
        <table:table-row table:style-name="ro16">
          <table:table-cell office:value-type="string" calcext:value-type="string">
            <text:p>Eigentlich ein Anfängerfehler. Jemanden für zu dumm für irgendwas zu halten, ist etwas, was man sich nicht erlauben sollte. Trump ist Präsident. Sicherlich haben ihn viele auch dafür, Präsident zu werden, für zu dumm gehalten. Und er ist es dennoch. Wer seinen Gegner unterschätzt, hat schon verloren, bevor es überhaupt losgeht.</text:p>
          </table:table-cell>
          <table:table-cell office:value-type="string" calcext:value-type="string">
            <text:p>Actually a beginner mistake. To think someone too stupid for anything is something you should not allow yourself. Trump is president. Surely many have thought him too stupid to be president. And yet he is. Anyone who underestimates his opponent has already lost, before it even starts.</text:p>
          </table:table-cell>
          <table:table-cell office:value-type="string" calcext:value-type="string">
            <text:p>negative</text:p>
          </table:table-cell>
          <table:table-cell table:number-columns-repeated="1021"/>
        </table:table-row>
        <table:table-row table:style-name="ro1">
          <table:table-cell office:value-type="string" calcext:value-type="string">
            <text:p>Wie oft hab ich das jetzt gelesen, das Trump angeblich total dumm sein soll. Er ist zu dumm für dieses, zu dumm für jenes. Wie schaffte es ein geistig so beschränkter Mensch eigentlich ein extrem erfolgreicher und berühmter Geschäftsmann zu werden? Und dann auch noch amerikanischer Präsident? Nach meinem Ermessen muß man dafür sehr intelligent und clever sein. Man kann seine Politik kritisieren, man kann ihn meinetwegen hassen und als gefährlich betrachten, aber diese, man muß wirklich sagen, Hetze mit der angeblichen Blödheit ist mir wirklich zu dumm.</text:p>
          </table:table-cell>
          <table:table-cell office:value-type="string" calcext:value-type="string">
            <text:p>How many times have I read that now that Trump is supposed to be totally stupid. He is too stupid for this, too stupid for that. How did a mentally limited person actually become an extremely successful and famous businessman? And then also American President? At my discretion, you have to be very smart and clever. You can criticize his politics, you can hate him because of me and consider dangerous, but these, you have to say, hate with the alleged stupidity is really too stupid me.</text:p>
          </table:table-cell>
          <table:table-cell office:value-type="string" calcext:value-type="string">
            <text:p>negative</text:p>
          </table:table-cell>
          <table:table-cell table:number-columns-repeated="1021"/>
        </table:table-row>
        <table:table-row table:style-name="ro29">
          <table:table-cell office:value-type="string" calcext:value-type="string">
            <text:p>"Trump ist ein Glücksfall für....... Journalisten bei CNN, NYT und leider auch beim Spiegel. Gäübe es nicht diesen Trump, müssten sie mehr über politische Sachthemen schreiben. ""Trump ist zu dumm..."" ""Remington ist (wegen Trump) insolovent"" Wie wäre es zB mit einer Diskussion über den Infrastruktur-Plan? Oder über den Einwanderungsplan? Es lebe die Yellow-press!"</text:p>
          </table:table-cell>
          <table:table-cell office:value-type="string" calcext:value-type="string">
            <text:p>"Trump is a godsend for ....... Journalists at CNN, NYT and unfortunately also at the Spiegel. If it were not for this Trump, they would have to write more about political issues. ""Trump is too stupid ..."" ""Remington is insolvent (because of Trump)"" How about a discussion about the infrastructure plan? Or about the immigration plan? Long live the yellow press!"</text:p>
          </table:table-cell>
          <table:table-cell office:value-type="string" calcext:value-type="string">
            <text:p>negative</text:p>
          </table:table-cell>
          <table:table-cell table:number-columns-repeated="1021"/>
        </table:table-row>
        <table:table-row table:style-name="ro40">
          <table:table-cell office:value-type="string" calcext:value-type="string">
            <text:p>Mitleid mit einem dummen oder kranken Zeitgenossen ist wirklich fehl am Platz, solange er unter einigermassen nachvollziehbaren demokratischen Bedingungen gewaehlt wurde und an der Spitze einer maechtigen und militaerisch starken Nation steht. Mitleid hat keinen Platz bei dem jetzt schon entstandenen nationalen und globalen Schaden (Sozialleistungen, Umwelt, politische Spannungen) und vor dem Hintergrund moeglicher Szenarien, die DTs beschraenktes Hirn formt: Atomkrieg, entfesselte Kapitalstroeme, Konflikte schueren statt entschaerfen. Geschrei und Drohungen statt Dialog und langfristiges Denken. Das Bedrueckende ist, dass DT nicht der einzige Staatslenker ist, der ein Umfeld sich veraendernder Kommunikationsmechanismen zu Nutze macht, um recht wirkungsvoll demokratische Strukturen zu zerschlagen (siehe dazu auch viele hilfreiche Kommentare von Lobo und Stoecker bei SPON).</text:p>
          </table:table-cell>
          <table:table-cell office:value-type="string" calcext:value-type="string">
            <text:p>Compassion for a stupid or ill contemporary is really out of place, as long as it has been chosen under reasonably reasonable democratic conditions and is at the head of a powerful and militarily strong nation. Compassion has no place in the already incurred national and global damage (social benefits, the environment, political tensions) and in the context of possible scenarios that form DT's limited brain: nuclear war, unleashed capital flows, conflicts instead of defuses. Shouting and threats instead of dialogue and long-term thinking. The trouble is that DT is not the only state leader who uses an environment of changing communication mechanisms to effectively break democratic structures (see also many helpful comments by Lobo and Stoecker on SPON).</text:p>
          </table:table-cell>
          <table:table-cell office:value-type="string" calcext:value-type="string">
            <text:p>negative</text:p>
          </table:table-cell>
          <table:table-cell table:number-columns-repeated="1021"/>
        </table:table-row>
        <table:table-row table:style-name="ro21">
          <table:table-cell office:value-type="string" calcext:value-type="string">
            <text:p>"Auch bei ihr hieß es immer: ""Die ist garnicht dumm, seht doch, was für einen Erfolg die hat - sie kann bei einem solchen Erfolg doch einfach nicht dumm sein"" Das ist aber Unfug: Nichts ist so erfolgreich wie der Erfolg selbst. Und jemand der so großspurig auftritt und seine Erfolge (tatsächliche oder erfundene) so sehr in den Fokus der Öffentlichkeit stellt, wird am Ende auch viele finden, die ihn für intelligent - oder jedenfalls für schlau - halten.... Wenn man sich Reden von Trump unvoreingenommen anhört, wird man aber nicht ernsthaft von intellektuellem Niveau sprechen! Für mich, der keine weiteren Erkenntnisquellen hat, scheint es daher zumindest so, dass dieser Mann nichts anderes als ein vollkommener Idiot ist!"</text:p>
          </table:table-cell>
          <table:table-cell office:value-type="string" calcext:value-type="string">
            <text:p>"Even with her it was always: ""That's not stupid, look, but what success that has - she can not be stupid in such a success, but"" This is but nonsense: Nothing is as successful as the success itself. And someone who is so cocky and puts his achievements (actual or invented ones) so much in the public eye will eventually find many who consider him to be intelligent - or at least clever - when talking about Trump To sound impartial, one will not speak seriously of intellectual level! For me, who has no other sources of knowledge, it seems, therefore, at least that this man is nothing more than a perfect idiot!"</text:p>
          </table:table-cell>
          <table:table-cell office:value-type="string" calcext:value-type="string">
            <text:p>negative</text:p>
          </table:table-cell>
          <table:table-cell table:number-columns-repeated="1021"/>
        </table:table-row>
        <table:table-row table:style-name="ro13">
          <table:table-cell office:value-type="string" calcext:value-type="string">
            <text:p>"das sind Sie. Meinen Sie denn, Trump habe die Statik des ""Hochhauses auf höchst gefährlichem Untergrund"" selbst berechnet? Natürlich nicht, dafür hatte er seine Leute. Es ist sehr wahrscheinlich, daß er von den Schwierigkeiten mit dem Untergrund gar nichts wußte. Ihre Folgerung, ""wenn das ein dummer Mensch könnte, würden alle Dummköpfe Hochhäuser bauen"" zeigt, daß Sie selber einer sind. Was den Zusammenhang von ""Reichtum"" und ""Dummheit"" betrifft, gibt es kein besseres Beispiel als Henry Ford, einer der erfolgreichsten Industriellen aller Zeiten. Aber er war dumm wie Bohnenstroh. Bill Bryson schreibt über ihn in ""Sommer 1927"": ""Ford war entstirnig, ungebildet und zumindest beinahe Analphabet... Er glaubte zum Beispiel, die Erde sei dem Gewicht von Wolkenkratzern nicht gewachsen und Städte würden letzten Endes wie in einer Art biblischen Apokalypse in sich zusammenstürzen."" Bryson schreibt weiter und zitiert einen Ford-Manager namens Charles E. Sorensen: ""Henry Ford hatte überhaupt keine Vorstellung von Massenproduktion. Weit entfernt, wie wir anderen wuchs er einfach hinein."" Und so weiter. Ford wurde wenigstens nicht, wie Trump, mit einem goldenen Löffel im Mund geboren. Reiche erhalten immer Hilfe. Keiner weiß im übrigen, wieviele Schulden Trump hat und wie es mit seinen Vermögensverhältnissen wirklich bestellt ist."</text:p>
          </table:table-cell>
          <table:table-cell office:value-type="string" calcext:value-type="string">
            <text:p>"that's you. Do you think that Trump himself calculated the statics of the ""high-rise building on the most dangerous subsoil""? Of course not, he had his people for that. It is very probable that he knew nothing of the difficulties with the underground. Her implication, ""if that stupid person could, all fools would build skyscrapers"" shows that you yourself are one. As for the connection between ""wealth"" and ""stupidity"", there is no better example than Henry Ford, one of the most successful industrialists of all time. But he was stupid like bean straw. Bill Bryson writes about him in ""Summer 1927"": ""Ford was mindless, uneducated and at least almost illiterate ... He believed, for example, that the earth was not up to the weight of skyscrapers and cities would end up like a kind of biblical apocalypse to collapse. "" Bryson continues by citing a Ford manager named Charles E. Sorensen: ""Henry Ford had no idea of ​​mass production at all - far away like us, he just grew into it."" And so on. At least, like Trump, Ford was not born with a golden spoon in his mouth. Rich people always get help. By the way, no one knows how many debts Trump has and how his assets are."</text:p>
          </table:table-cell>
          <table:table-cell office:value-type="string" calcext:value-type="string">
            <text:p>negative</text:p>
          </table:table-cell>
          <table:table-cell table:number-columns-repeated="1021"/>
        </table:table-row>
        <table:table-row table:style-name="ro62">
          <table:table-cell office:value-type="string" calcext:value-type="string">
            <text:p>"diese ganzen hochintelligenten Präsidenten in den USA, die in den vergangenen Jahrzehnten mit fadenscheinigen Begründungen ganze Länder in Schutt und Asche gelegt haben und (angeblich) dachten, man könne mit Bombenteppichen und Drohnenmorden den Terror bekämpfen haben mich in der Vergangenheit schon fast in den Wahnsinn getrieben. Ein richtig dummer Präsident, der dachte, ein gutes Verhältnis mit Russland ist besser als ein Schlechtes und der versprach, sich um das eigene Land kümmern, statt sich in die Angelegenheiten anderer Länder einzumischen, erschien mir da eigentlich sehr verlockend. Schade nur, dass der ""dumme"" Präsident diese Wahlversprechen anscheinend gegen die ""klugen"" Leute, die offensichtlich schon die Vorgänger-Regierungen aus dem Hintergrund maßgeblich beeinflusst haben, nicht durchsetzen konnte. Das Feindbild Russland wird anscheinend immer noch gebraucht. Schön für Wolff, dass er durch sein mitschwimmen auf der Anti-Trump-Welle ein Haufen Geld verdienen konnte. Schade aber um meine enttäuschten Hoffnungen auf eine entspanntere Ostpolitik."</text:p>
          </table:table-cell>
          <table:table-cell office:value-type="string" calcext:value-type="string">
            <text:p>"All those superintendent US Presidents, who in the last few decades have grounded whole countries to shreds with flimsy justification and (allegedly) thought they could fight terror with bomb carpets and drone murders, almost drove me crazy in the past , A really stupid president, who thought that having a good relationship with Russia is better than a bad one, and promising to take care of one's own country instead of interfering in the affairs of other countries seemed to me very tempting. It is a pity that the ""stupid"" president did not seem to be able to enforce these campaign promises against the ""smart"" people, who obviously already had a significant influence on the predecessor governments from the background. The enemy picture Russia is apparently still needed. Nice for Wolff, that he could earn a lot of money by swimming with him on the anti-Trump wave. Too bad for my disappointed hopes for a more relaxed Ostpolitik."</text:p>
          </table:table-cell>
          <table:table-cell office:value-type="string" calcext:value-type="string">
            <text:p>negative</text:p>
          </table:table-cell>
          <table:table-cell table:number-columns-repeated="1021"/>
        </table:table-row>
        <table:table-row table:style-name="ro29">
          <table:table-cell office:value-type="string" calcext:value-type="string">
            <text:p>An all die leugnenden Trolle hier : Trump ist dumm! Strunzendämlich! Jeder kann seine Tweets lesen, jeder kann sich all seine Reden im O-Ton ansehen. Es ist in den Himmel schreiend offensichtlich wie beschränkt sein Geist ist. Sein Wortschatz ist unterirdisch. (Very good, very bad.) seine Sätze springen ziellos durch die Gegend. Es ist das Gestammel eines kleinen Kindes.</text:p>
          </table:table-cell>
          <table:table-cell office:value-type="string" calcext:value-type="string">
            <text:p>To all the denying trolls here: Trump is stupid! Strunz Stupid! Everyone can read his tweets, everyone can watch all his speeches in the original sound. It's obvious how limited his mind is to screaming in the sky. His vocabulary is underground. (Very good, very bad.) His sentences jump aimlessly around the area. It's the stammer of a little child.</text:p>
          </table:table-cell>
          <table:table-cell office:value-type="string" calcext:value-type="string">
            <text:p>negative</text:p>
          </table:table-cell>
          <table:table-cell table:number-columns-repeated="1021"/>
        </table:table-row>
        <table:table-row table:style-name="ro16">
          <table:table-cell office:value-type="string" calcext:value-type="string">
            <text:p>Trump baute ein Milliardenvermögen In der Immobilien- und Unterhaltungsbranche auf und machte seinen Namen zu einer Marke. Er ist sicherlich alles andere als dumm. Herr Wolff mit seinen plumpen Sprüchen und derartigen Enthüllungen zeigt sich als dümmere. Dabei wäre er soo gern auf Trumps Platz!</text:p>
          </table:table-cell>
          <table:table-cell office:value-type="string" calcext:value-type="string">
            <text:p>Trump built a billion-dollar assets in the real estate and entertainment industry and made his name a brand. He is certainly anything but stupid. Mr. Wolff with his clumsy sayings and such revelations ?? turns out to be stupider. He would love to be on Trump's place!</text:p>
          </table:table-cell>
          <table:table-cell office:value-type="string" calcext:value-type="string">
            <text:p>negative</text:p>
          </table:table-cell>
          <table:table-cell table:number-columns-repeated="1021"/>
        </table:table-row>
        <table:table-row table:style-name="ro27">
          <table:table-cell office:value-type="string" calcext:value-type="string">
            <text:p>Man kann zu Trump stehen, wie man will, aber dumm? Nee, wer es bis ins Weiße Haus geschafft hat, kann nicht dumm sein. Nennt es meinetwegen Bauernschläue, aber bitte nicht Dummheit. Mir ist dieser Mann herzlich unsympatisch, aber für dumm halte ich ihn nicht, eher für brandgefährlich.</text:p>
          </table:table-cell>
          <table:table-cell office:value-type="string" calcext:value-type="string">
            <text:p>You can stand by Trump as you like, but stupid? Nah, who made it to the White House, can not be stupid. Call it peasant cunning on my account, but please do not stupidity. This man is uncharacteristically unsympathetic to me, but I do not consider him stupid, more likely to be a fire hazard.</text:p>
          </table:table-cell>
          <table:table-cell office:value-type="string" calcext:value-type="string">
            <text:p>negative</text:p>
          </table:table-cell>
          <table:table-cell table:number-columns-repeated="1021"/>
        </table:table-row>
        <table:table-row table:style-name="ro27">
          <table:table-cell office:value-type="string" calcext:value-type="string">
            <text:p>die Spezialgründungspfähle hat er erfunden, und selber eingeschlagen. Das Wissen darüber hat er sich in seiner Universität selbst beigebracht. Nachdem Sie nun diese unwiderlegbare Argumente kennen, wieso the Donald nicht dumm sein kann, wissen Sie das Dummheit relativ ist.</text:p>
          </table:table-cell>
          <table:table-cell office:value-type="string" calcext:value-type="string">
            <text:p>he invented the special foundation piles, and himself hit. The knowledge he has taught himself in his university. Now that you know these irrefutable arguments, why the Donald can not be stupid, you know that stupidity is relative.</text:p>
          </table:table-cell>
          <table:table-cell office:value-type="string" calcext:value-type="string">
            <text:p>negative</text:p>
          </table:table-cell>
          <table:table-cell table:number-columns-repeated="1021"/>
        </table:table-row>
        <table:table-row table:style-name="ro21">
          <table:table-cell office:value-type="string" calcext:value-type="string">
            <text:p>Was die Leute hier abgehen , weil man ein nazisstisches Kleinkind, das zum Präsidenten der USA gewählt wurde, als dumm bezeichnet wird. Nun, macht die Augen auf, es stimmt. Ja, wirklich. Um zu dieser Erkenntnis zu kommen, braucht man nicht mal dieses Buch gelesen haben, sondern muss einfach mit offenen Augen durch die Welt gehen. Das ist doch schlechter Slapstick was trump da fabriziert. Und ich gehe einen Schritt weiter. Ich halte sogar alle die trump gewählt haben für zu dumm. Naja, ein paar reiche werden schon irgendwie profitieren haben, aber die grosse rest wird über die norm verarscht und die merken es selber nicht. Nein, man gröllt sogar zugabe.</text:p>
          </table:table-cell>
          <table:table-cell office:value-type="string" calcext:value-type="string">
            <text:p>What people are doing here because they call a Nazi toddler who has been elected President of the United States stupid. Well, open your eyes, it's true. Really. In order to come to this realization, one need not even have read this book, but must simply go with open eyes through the world. That's bad slapstick what trump there fabricated. And I go one step further. I even consider all the trump chose to be too stupid. Well, a few rich will have somehow profit, but the big rest is ripped off the norm and they do not notice it themselves. No, you even grudgingly admit.</text:p>
          </table:table-cell>
          <table:table-cell office:value-type="string" calcext:value-type="string">
            <text:p>negative</text:p>
          </table:table-cell>
          <table:table-cell table:number-columns-repeated="1021"/>
        </table:table-row>
        <table:table-row table:style-name="ro20">
          <table:table-cell office:value-type="string" calcext:value-type="string">
            <text:p>"Trump ist keineswegs der erste Dumme, der es ""bis ins weiße Haus geschafft hat"". Weitere Beispiele aus den letzten 100 Jahren sind Calvin Coolidge, Harry Truman, Ronald Reagan und George W. Bush. Das US-Wahlvolk ist in seiner erdrückenden Mehrheit strohdumm, intellektuellenfeindlich und will einen der ihren vornedran. Es will einen im Weißen Haus, der auch ihr Kumpel sein könnte. Das ist der Grund für Trumps Wahl. Er kam also gerade wegen seiner Dummheit an sein Amt. Die rühmlichen Ausnahmen wie Franklin Roosevelt oder Barack Obama kommen dann zum Zuge, wenn die Dummen im Weißen Haus zuviel verbockt haben und das Volk einen Retter will. Danach kehren sie aber wieder zur Wahl einer ihrer Kumpels zurück."</text:p>
          </table:table-cell>
          <table:table-cell office:value-type="string" calcext:value-type="string">
            <text:p>"Trump is by no means the first stupid who has ""made it to the White House"". Other examples from the past 100 years include Calvin Coolidge, Harry Truman, Ronald Reagan and George W. Bush. The US electorate is in its crushing majority straw-stupid, anti-intellectual and wants one of their frontedran. She wants one in the White House, who could be her buddy too. That's the reason for Trump's choice. He was just because of his stupidity to his office. The glorious exceptions, such as Franklin Roosevelt or Barack Obama, come to the fore when the stupid in the White House have screwed up too much and the people want a savior. After that they return to the election of one of their buddies."</text:p>
          </table:table-cell>
          <table:table-cell office:value-type="string" calcext:value-type="string">
            <text:p>negative</text:p>
          </table:table-cell>
          <table:table-cell table:number-columns-repeated="1021"/>
        </table:table-row>
        <table:table-row table:style-name="ro21">
          <table:table-cell office:value-type="string" calcext:value-type="string">
            <text:p>Er mag zu dumm für eine Verschwörung sein, aber er ist in jedem Fall dumm genug es zu versuchen. Und dafür gibt es ja nun genug Belege aus seiner Kampagne. Von diversen Treffen angeblicher Coffeboys bis hin zu persönlichem Geheimnisverrat direkt an den russischen Aussenminister. Die Ansicht, dass die Kongressmehrheit in jedem Fall kippen wird teile ich nicht. So wie die SPD es nicht geschafft hat, den Schwung der anfänglichen Schulz-Begeisterung mitzunehmen, besteht durchaus die Möglichkeit, dass die Demokraten sich ihres Sieges zu sicher sind und dann entweder die falschen Kandidaten aufstellen oder schlicht wieder an der Wahlbeteiligung der eigenen Klientel scheitern.</text:p>
          </table:table-cell>
          <table:table-cell office:value-type="string" calcext:value-type="string">
            <text:p>He may be too stupid for a plot, but he's stupid enough to try anyway. And there are now enough evidence from his campaign. From various meetings of alleged Coffeboys to personal secret betrayal directly to the Russian Foreign Minister. I do not share the view that the congressional majority will overturn in any case. Just as the SPD has failed to take the momentum of initial Schulz enthusiasm, there is a chance that the Democrats are too sure of their victory, and then either set up the wrong candidates or simply fail again at the electoral turnout of their own clientele.</text:p>
          </table:table-cell>
          <table:table-cell office:value-type="string" calcext:value-type="string">
            <text:p>negative</text:p>
          </table:table-cell>
          <table:table-cell table:number-columns-repeated="1021"/>
        </table:table-row>
        <table:table-row table:style-name="ro48">
          <table:table-cell office:value-type="string" calcext:value-type="string">
            <text:p>Trump ist gar nicht so dumm wie einige es gerne möchten. Wenn Trump so dumm ist warum kann die Russlands Affäre des Präsidenten immer noch nicht bewiesen werden, warum ist er immer noch im Amt und tatkräftig?</text:p>
          </table:table-cell>
          <table:table-cell office:value-type="string" calcext:value-type="string">
            <text:p>Trump is not as stupid as some would like it. If Trump is so stupid why the Russian President's affair still can not be proven, why is he still in office and energetic?</text:p>
          </table:table-cell>
          <table:table-cell office:value-type="string" calcext:value-type="string">
            <text:p>negative</text:p>
          </table:table-cell>
          <table:table-cell table:number-columns-repeated="1021"/>
        </table:table-row>
        <table:table-row table:style-name="ro48">
          <table:table-cell office:value-type="string" calcext:value-type="string">
            <text:p>Ihr nehmt wohl alles, Hauptsache gegen Trump, ohne journalistische Sorgfalt. Wolff geht es offensichtlich wie Trump, überheblich, nebulös, Halbwissen, einfach Strukturiert und bei ihm, noch schlimmer, Häme und dumme Blasiertheit. Helau !!</text:p>
          </table:table-cell>
          <table:table-cell office:value-type="string" calcext:value-type="string">
            <text:p>You take everything, the main thing against Trump, without journalistic care. Wolff obviously goes like Trump, overbearing, nebulous, half-knowledge, simply structured and with him, worse, wickedness and stupid blase. Helau !!</text:p>
          </table:table-cell>
          <table:table-cell office:value-type="string" calcext:value-type="string">
            <text:p>negative</text:p>
          </table:table-cell>
          <table:table-cell table:number-columns-repeated="1021"/>
        </table:table-row>
        <table:table-row table:style-name="ro61">
          <table:table-cell office:value-type="string" calcext:value-type="string">
            <text:p>Trump ist ein Genie, nur dumme Menschen sind unfaehig, die in seinen sich widersprechenden Aeusserungen liegende Genialitaet zu erkennen. Der beste Praesident aller Zeiten hat nicht nur muehelos erkannt, dass Obamas Geburtsschein eine Faelschung , dass sein Vorgaenger in Kenia oder Indonesien geboren ist, und die Chinesen den Klimawandel erfunden haben. Wie ein Forist auf Seite 1 richtig erkannt hat, ist Reichtum ein Zeichen von Intelligenz, ein Gerechtigkeitssinn ein Zeichen von Dummheit. Trump gibt nur kurze Saetze von sich, damit seine Gefolgschaft nicht ueberfordert ist. Aus dem gleichen Grund wiederholt er das Wichtigst mehrmals, damit die Fans auch wissen, was wichtig ist. Er laesst sich nicht von den linkslastigen Medien irre fuehren, sondern holt sich seine Nachrichten beim fairen und ausgewogenen Nachrichtensender FOX. Das Chaos im Weissen Haus ist nur darauf zurueckzufuehren, dass seine Berater nicht mit der Genialitaet umzugehen wissen, ihre eigene Ueberfluessigkeit nicht wahr haben wollen. Deshalb geniesst General Kelly auch sein vollstes Vertrauen, so wie Landesverraeter Flynn sein vollstes Vertrauen genoss, bis zu der Sekunde, an der er spediert wurde. Trump beweist, dass ein genialer sich nur auf sich selbst verlassender Praesident fuer das Land und den Globus weit besser ist als ein unsicher Amtsinhaber, der vor jeder Entscheidung erst einmal zig Berater befragt, und dann garantiert die falsche Entscheidung faellt so wie Hussein Obama. Und der Praesident ist kein Rassist, schliesslich sagt er das ja auch, er ist auch kein Sexist, wie sein ganzer Lebenslauf untermauert.</text:p>
          </table:table-cell>
          <table:table-cell office:value-type="string" calcext:value-type="string">
            <text:p>Trump is a genius, only stupid people are unable to recognize the genius inherent in his conflicting expressions. The best president of all time has not only plainly realized that Obama's birth certificate was a forgery, that his predecessor was born in Kenya or Indonesia, and that the Chinese invented climate change. As a forist has correctly recognized on page 1, wealth is a sign of intelligence, a sense of justice a sign of stupidity. Trump only makes short sentences so that his followers are not overburdened. For the same reason, he repeats the important thing several times so that the fans know what is important. He does not let himself be led astray by the leftist media, but gets his news in the fair and balanced news channel FOX. The chaos in the White House is only due to the fact that his advisors do not want to deal with the genius, do not want to have their own superfluity. That's why General Kelly enjoys his fullest confidence, the same way land lord Flynn enjoyed his full confidence until the moment he was sent off. Trump proves that a brilliant self-reliant leader for the country and the globe is far better than an insecure incumbent, who asks a dozen consultants before making any decision, and then guarantees the wrong decision, just like Hussein Obama does. And the president is not a racist, after all he says that too, he is not a sexist, as his whole curriculum vitae underpins.</text:p>
          </table:table-cell>
          <table:table-cell office:value-type="string" calcext:value-type="string">
            <text:p>negative</text:p>
          </table:table-cell>
          <table:table-cell table:number-columns-repeated="1021"/>
        </table:table-row>
        <table:table-row table:style-name="ro30">
          <table:table-cell office:value-type="string" calcext:value-type="string">
            <text:p>Zur Verschwörung braucht es mindestens zwei. Nein, Trump ist nicht zu dumm dazu, er kann es nicht weil sein übersteigertes Ego so etwas wie eine strategische Partnerschaft nicht zuläßt,</text:p>
          </table:table-cell>
          <table:table-cell office:value-type="string" calcext:value-type="string">
            <text:p>The conspiracy needs at least two. No, Trump is not too stupid, he can not because his exaggerated ego does not allow for something like a strategic partnership,</text:p>
          </table:table-cell>
          <table:table-cell office:value-type="string" calcext:value-type="string">
            <text:p>negative</text:p>
          </table:table-cell>
          <table:table-cell table:number-columns-repeated="1021"/>
        </table:table-row>
        <table:table-row table:style-name="ro27">
          <table:table-cell office:value-type="string" calcext:value-type="string">
            <text:p>hoffentlich is dein volk nicht so dumm und folgt dir. wird zeit das gegen diesen terroristen erdoschmarn was getan wird. es wäre mir ne freude zu sehen wie die usa im ne ohrfeige verpasst. es scheint mir als wäre er defenitiv falsch erzogen worden. wird zeit das er mal ne lektion bekommt.</text:p>
          </table:table-cell>
          <table:table-cell office:value-type="string" calcext:value-type="string">
            <text:p>I hope your people are not that stupid and follow you. time will be done against this terrorist erdoschmarn what. I would be delighted to see how the US misses a slap in the face. it seems to me that he has been educated defensively wrong. It's about time he gets lesson.</text:p>
          </table:table-cell>
          <table:table-cell office:value-type="string" calcext:value-type="string">
            <text:p>negative</text:p>
          </table:table-cell>
          <table:table-cell table:number-columns-repeated="1021"/>
        </table:table-row>
        <table:table-row table:style-name="ro25">
          <table:table-cell office:value-type="string" calcext:value-type="string">
            <text:p>der gute Erdogan. Wer sich mit den USA anlegt - der verliert garantiert. Vielleicht die Russen ausgenommen! Militärisch wird da nicht viel laufen. Außer ein paar Waffensanktionen. Aber wirtschaftlich betrachtet, ist die Türkei ein Spielball der Amerikaner. Irgendetwas dummes lassen sich die USA da einfallen, wenn es nicht so läuft, wie sie es wollen. Etwas dummes, wie zum Beispiel irgendwelche obskuren Rating-Agenturen, mit denen man ganz rasant die EU an den Rand des Zusammenbruchs gebracht hat. Also - weiter so - Herr Erdogan - ...</text:p>
          </table:table-cell>
          <table:table-cell office:value-type="string" calcext:value-type="string">
            <text:p>the good Erdogan. Anyone who deals with the US - loses guaranteed. Maybe the Russians except! Militarily, not much will happen there. Except for a few weapon sanctions. But economically speaking, Turkey is a plaything of the Americans. Something stupid the United States come up with if it does not work out the way they want it. Something stupid, such as any obscure rating agencies, with which one has brought very rapidly the EU to the brink of collapse. So - keep it up - Mr. Erdogan - ...</text:p>
          </table:table-cell>
          <table:table-cell office:value-type="string" calcext:value-type="string">
            <text:p>negative</text:p>
          </table:table-cell>
          <table:table-cell table:number-columns-repeated="1021"/>
        </table:table-row>
        <table:table-row table:style-name="ro25">
          <table:table-cell office:value-type="string" calcext:value-type="string">
            <text:p>Erdogan spielt sich auf weil der Olivenzweig bislang zum Dornenbusch verkümmert ist. Er braucht diese Halbstarken Rhetorik um die steigende Zahl von Toten türkischen Soldaten zu kaschieren. Seine Dschihadistischen Söldner konnten die Zahl der einheimischen Opfer unter den Soldaten nicht abpuffern und sind bislang nur durch Hühnerdiebstähle aufgefallen. Erdogan wird nichts gegen die USA machen, so dumm ist er nicht als das er nicht wüsste, das Trump mit einer sehr viel Härteren Reaktion reagieren würde.</text:p>
          </table:table-cell>
          <table:table-cell office:value-type="string" calcext:value-type="string">
            <text:p>Erdogan plays on because the olive branch has so far withered to the thorn bush. He needs this lukewarm rhetoric to conceal the rising number of dead Turkish soldiers. His jihadist mercenaries were unable to buffer the number of domestic casualties among the soldiers and have so far only been struck by chicken thieves. Erdogan will not do anything against the US, he is not so stupid as he does not know that Trump would react with a much harder reaction.</text:p>
          </table:table-cell>
          <table:table-cell office:value-type="string" calcext:value-type="string">
            <text:p>negative</text:p>
          </table:table-cell>
          <table:table-cell table:number-columns-repeated="1021"/>
        </table:table-row>
        <table:table-row table:style-name="ro5">
          <table:table-cell office:value-type="string" calcext:value-type="string">
            <text:p>..zeigt in erster Linie das komplette Scheitern der US-Nahostpolitik, begonnen unter Obahma unter in atemberaubenden Tempo vollendet von seinem unfähigen Nachfolger. Schon die Entscheidung, mit der YPG auf eine kaum getarnte und mit der PKK praktisch identische Terrororganisation zu setzen war kurzsichtig und dumm. Die USA spielen neben dem Iran, Putin, Erdogan und Israel praktisch keine Rolle mehr im gesamten Konflikt, und sie werden sich trotz starker Worte irgendwelcher Generäle vor Ort hüten, im Ernstfall mit YPG-Truppen gegen den NATO-Partner Türkei militärisch vorzugehen. Das Ergebnis wäre ein politisches Desaster und angesichts vermutlicher Absprachen zwischen den anderen Konfliktparteien militärisch mehr als riskant. Dass Erdogan ein Jahr vor den Präsidentschafts-und Parlamentswahlen aggressiver auf extremistische Kurdenorganisationen in unmittelbarer Grenznähe reagieren würde, kann niemanden überraschen. Eine Eskalation ist dennoch unwahrscheinlich. Warum? Weil Putin es nicht passt. Traurig aber wahr: die USA haben ihre Rolle als Weltmacht in dieser Region bereits vollkommen an das autokratisch-militaristische Putinregime verloren. Im Pazifik wird durch diletantisches Vorgehen im Nordkoreakonflikt gerade China als Nachfolger aufgebaut.</text:p>
          </table:table-cell>
          <table:table-cell office:value-type="string" calcext:value-type="string">
            <text:p>..shows first and foremost the complete failure of US Middle East policy, begun under Obahma at a breathtaking pace completed by his incompetent successor. Even the decision to use the YPG on a barely camouflaged and virtually identical terrorist organization with the PKK was short-sighted and stupid. The US, along with Iran, Putin, Erdogan and Israel, has virtually no role to play in the entire conflict, and despite strong words from local generals, they will be wary of taking military action against Yugoslavia's NATO partner Turkey in case of emergency. The result would be a political disaster and militarily more than risky in the face of supposed collusion between the other parties to the conflict. The fact that Erdogan would respond more aggressively to extremist Kurdish organizations close to the border one year before the presidential and parliamentary elections can not surprise anyone. An escalation is unlikely. Why? Because Putin does not like it. Sad but true: the US has already completely lost its role as a world power in this region to the autocratic-military Putin regime. In the Pacific, diletant action in the North Korean conflict is building China as its successor.</text:p>
          </table:table-cell>
          <table:table-cell office:value-type="string" calcext:value-type="string">
            <text:p>negative</text:p>
          </table:table-cell>
          <table:table-cell table:number-columns-repeated="1021"/>
        </table:table-row>
        <table:table-row table:style-name="ro18">
          <table:table-cell office:value-type="string" calcext:value-type="string">
            <text:p>Endlich mal ein Beitrag, der aus dem Kopf kommt und nicht aus dem von den Massenmedien breitgeklopftem Unbewusstem. Sicherlich könnte die US-Armee der türkischen Armee empfindliche Verluste beibringen. Das würde aber das Ende der Präsenz der USA im Nahen Osten und im Schwarzen Meer bedeuten. US-Generäle sind in der Regel politisch dumm, deshalb machen sie auch solche Äusserungen auf die jetzt Erdogan reagiert hat, reagieren mussten. Mal sehen wie die das jetzt hin biegen.</text:p>
          </table:table-cell>
          <table:table-cell office:value-type="string" calcext:value-type="string">
            <text:p>Finally, a post that comes from the head and not from the mass media tapped by the unconscious. Surely the US Army could inflict heavy losses on the Turkish army. But that would mean the end of the US presence in the Middle East and the Black Sea. US generals are usually politically stupid, so they also made comments that Erdogan has responded to. Let's see how they turn this now.</text:p>
          </table:table-cell>
          <table:table-cell office:value-type="string" calcext:value-type="string">
            <text:p>negative</text:p>
          </table:table-cell>
          <table:table-cell table:number-columns-repeated="1021"/>
        </table:table-row>
        <table:table-row table:style-name="ro12">
          <table:table-cell office:value-type="string" calcext:value-type="string">
            <text:p>"Plautus hätte seine wahre Freude an diesem Erdogan , der so bereitwillig den großsprecherischen, anmaßenden und aufgeblasenen ""Heerführeer"" verkörpert. Als hätte Plautus geahnt, dass es immer Menschern geben wird, , die t ergreifend dumm, brutal und hinterhältig sind. Wie der 'miles'im Theaterstück von 206. v.Chr. umgibt sich Erdogan mit rückgratlosen Jublern..... Die Zeiten ändern sich, aber wohl nicht die Menschen."</text:p>
          </table:table-cell>
          <table:table-cell office:value-type="string" calcext:value-type="string">
            <text:p>"Plautus would truly enjoy this Erdogan, who so readily embodies the grandiose, overbearing, and inflated ""Army Commander."" As if Plautus had guessed that there will always be people who are stupidly stupid, brutal and sneaky. Like the 'miles' in the play from 206. BC. Erdogan surrounds himself with spineless Jublern ..... Times are changing, but probably not the people."</text:p>
          </table:table-cell>
          <table:table-cell office:value-type="string" calcext:value-type="string">
            <text:p>negative</text:p>
          </table:table-cell>
          <table:table-cell table:number-columns-repeated="1021"/>
        </table:table-row>
        <table:table-row table:style-name="ro40">
          <table:table-cell office:value-type="string" calcext:value-type="string">
            <text:p>Frau Schwesig nutzt den geistleeren Raum der SPD, um sich in Stellung zu bringen. Ja, bei der SPD kann im Moment jeder A.. was werden.... Frau Schwesig sollte sich mal um ihr Bundesland kümmern und für Arbeit sorgen. Nicht nur für Kita, Kita, Kita und nochmals Kita. Immer mehr Geld fordert diese Frau für Kinder und Kitas. Die Fremderziehung von Kindern ist ihre Welt aus dem gelebten Sozialismus. Man kann doch heute erkennen, wo das hingeführt hat. Nicht die Kita muss erziehen, sondern die Eltern. Da liegt das Problem. Dass Frau Schwesig überhaupt so ein Mitspracherecht in der SPD hast, zeigt, wie weit das Niveau gesunken ist. Keine Visionen, kein Intellekt, kein Geist, einfach nur noch dumme bestimmen diese Partei. Und Herr Gabriel, der hochgelobte hat sich die letzten Wochen auch eingegraben und nichts beigetragen. Jetzt, wo sein Posten in Frage gestellt ist, kommt er aus seiner Höhle. Zum Kotzen. SPD, ein Kandidat für einstellige Prozente.......</text:p>
          </table:table-cell>
          <table:table-cell office:value-type="string" calcext:value-type="string">
            <text:p>Frau Schwesig uses the empty space of the SPD to position herself. Yes, in the SPD can at the moment any A .. what will .... Mrs. Schwesig should take care of her state and provide for work. Not only for kindergarten, kindergarten, kindergarten and again Kita. More and more money this woman asks for children and day-care centers. The foreign education of children is their world out of lived socialism. Today you can see where that led. Not the kindergarten needs to be educated, but the parents. That's the problem. That Mrs Schwesig even have such a say in the SPD, shows how far the level has fallen. No visions, no intellect, no spirit, just stupid ones determine this party. And Mr. Gabriel, the highly praised has buried the last few weeks and contributed nothing. Now that his post is in question, he comes out of his den. Disgusting. SPD, a candidate for single-digit percentages .......</text:p>
          </table:table-cell>
          <table:table-cell office:value-type="string" calcext:value-type="string">
            <text:p>negative</text:p>
          </table:table-cell>
          <table:table-cell table:number-columns-repeated="1021"/>
        </table:table-row>
        <table:table-row table:style-name="ro16">
          <table:table-cell office:value-type="string" calcext:value-type="string">
            <text:p>Unfassbar, dass es die weltweite Diplomatie und Schiedsgerichte nicht schaffen, derartig banale Konflikte zu lösen. Man hat eher den Eindruck, dass die Politik (Flüchtlings)Probleme und Konflikte erst schafft, um den dummen Bürgern die Notwendigkeit von Politischen Führern und Institutionen zu beweisen!</text:p>
          </table:table-cell>
          <table:table-cell office:value-type="string" calcext:value-type="string">
            <text:p>It is incomprehensible that global diplomacy and arbitration courts are unable to resolve such mundane conflicts. One has the impression that politics (refugees) only create problems and conflicts in order to make the dumb citizens aware of the need for political leaders ?? and to prove institutions!</text:p>
          </table:table-cell>
          <table:table-cell office:value-type="string" calcext:value-type="string">
            <text:p>negative</text:p>
          </table:table-cell>
          <table:table-cell table:number-columns-repeated="1021"/>
        </table:table-row>
        <table:table-row table:style-name="ro7">
          <table:table-cell office:value-type="string" calcext:value-type="string">
            <text:p>Die Unschuldsvermutung gilt vor Gericht. Und das ist auch gut so, heißt aber nicht, dass Presse und Öffentlichkeit sich dumm, stumm und taub stellen müssen. Die beiden beschuldigten Regierungsmitarbeiter sind von ihren Posten zurückgetreten. Juristisch ist das eine freiwillige Entscheidung. Ich kann unbewiesen davon ausgehen, dass im Sport gedopt wird. Ich kann vermuten, dass Donald Trump Geldwäsche in Russland betrieben hat (im steht es frei dagegen juristisch vorzugehen), ich kann Mitarbeiter entlassen, weil sie sich unangemessen benehmen (auch da kann man sich gegen wehren)... Das alles hat mit der Unschuldsvermutung nichts zu tun. In diesem konkreten Fall haben die Frauen noch nicht einmal öffentlich gesprochen sondern lediglich das FBI informiert (nachdem sie gefragt worden sind)... So viel zu den Unschuldsvermutern. Das Donald Trump eh nur dann Freund der Unschuldsvermutung ist, wenn ihm das passt, ist wohl keiner weiteren Ausführung bedürftig.</text:p>
          </table:table-cell>
          <table:table-cell office:value-type="string" calcext:value-type="string">
            <text:p>The presumption of innocence is in court. And that's a good thing, but does not mean that the press and the public must be stupid, dumb and deaf. The two accused government officials have resigned from their posts. Legally, this is a voluntary decision. I can assume unproven that is doped in sports. I suspect that Donald Trump has been doing money laundering in Russia (in which it is free to act legally), I can dismiss employees because they behave inappropriately (even there you can defend against) ... All this has the presumption of innocence Nothing to do. In this specific case, the women have not even spoken publicly, but merely informed the FBI (after being asked) ... So much for those innocent victims. The Donald Trump eh only then friend of the presumption of innocence, if it suits him, probably no further execution is in need.</text:p>
          </table:table-cell>
          <table:table-cell office:value-type="string" calcext:value-type="string">
            <text:p>negative</text:p>
          </table:table-cell>
          <table:table-cell table:number-columns-repeated="1021"/>
        </table:table-row>
        <table:table-row table:style-name="ro16">
          <table:table-cell office:value-type="string" calcext:value-type="string">
            <text:p>... einhalten wollen! hat Mutti gesagt! Alles andere wäre ja falsch und auch politisch unklug. Wie schon Adenauer wußte: Was schert mich mein Geschwätz von gestern? und Das Volk ist dumm! Jedes Volk hat die Politiker, die es verdient und jede Partei die Funktionäre, von denen sie sich führen lassen will!</text:p>
          </table:table-cell>
          <table:table-cell office:value-type="string" calcext:value-type="string">
            <text:p>"?? ... want to keep! ?? Mom said! Everything else would be wrong and politically unwise. As Adenauer already knew: ""What does my talk of yesterday bother me ??? and ?? the people are stupid! ?? Every people has the politicians who deserve it and each party the officials of which they lead ?? let's go!"</text:p>
          </table:table-cell>
          <table:table-cell office:value-type="string" calcext:value-type="string">
            <text:p>negative</text:p>
          </table:table-cell>
          <table:table-cell table:number-columns-repeated="1021"/>
        </table:table-row>
        <table:table-row table:style-name="ro42">
          <table:table-cell office:value-type="string" calcext:value-type="string">
            <text:p>Dieses ganze dumme Geschwafel von Neuwahlen bringen einen Rechtsruck etc. ist doch nur als einschüchterung für den dummen Wähler gemacht. Wenn die Parteien die Zeit haben sich neu zu sortieren und Inhalte verkaufen, kommt die AFD nicht mal mehr in den Bundestag. Der Wähler ist doch nicht blöde und will mit Sicherheit keine AFD als mit regrierende Partei. Habe in letzter zeit auch heufiger mit älteren Menschen diskutiert. Man merkt ja förmlich, welches Fernsehprogramm die schauen. Minderheiitsregierung geht nicht, Deutschland wir in Europa und in der Welt gebraucht. Dazu bedarf es eine stabile Regierung! Dieser Blödsin wird den Menschen von den öffentlich rechtlichen suggeriert, wohlwissen das Deutschland letztendlich eine Kolonie der USA ist. Ich persönlich möchte gar nicht, das Deutschland in der Welt politisch eine wichtige Rolle spielt. Das ist schon mal nach hinten losgegangen. Einst wurden Soldaten geschickt und heute werden Euros geschickt um diese Rolle zu erfüllen. Es bleibt nur auf die SPD Basis zu hoffen, die dieses Trauerspiel einer nicht gewollten Regierungsbildung, verhindert!!!</text:p>
          </table:table-cell>
          <table:table-cell office:value-type="string" calcext:value-type="string">
            <text:p>This whole stupid ramblings of new elections bring a shift to the right, etc. is only as intimidation made for the stupid voters. If the parties have the time to sort themselves out and sell content, the AFD does not even come to the Bundestag. The voter is not stupid and certainly does not want AFD as a regression party. Have lately also discussed more often with older people. You can tell which TV program they are watching. Minority government is not working, Germany is needed in Europe and in the world. This requires a stable government! This Blödsin is the people of the public legal suggests, well know that Germany is ultimately a colony of the United States. Personally, I do not want Germany to play an important political role in the world. That has already started backfiring. Once soldiers were sent and today Euros are sent to fulfill this role. It remains only to hope for the SPD base, which prevents this tragedy of unwanted government formation!</text:p>
          </table:table-cell>
          <table:table-cell office:value-type="string" calcext:value-type="string">
            <text:p>negative</text:p>
          </table:table-cell>
          <table:table-cell table:number-columns-repeated="1021"/>
        </table:table-row>
        <table:table-row table:style-name="ro53">
          <table:table-cell office:value-type="string" calcext:value-type="string">
            <text:p>eigentlich braucht man zu dem Gebotenen keine allzu scharfe Analyse. Ich frage mich nur, wie tief den eine Partei noch sinken kann?? wirklich nichts hat Merkel zustande gebracht, keine in die Zukunft weisende Reform wie Schröder, obwohl es knirscht an allen Ecken. Sie hat die Dinge laufen lassen, bis diese über Sie hereinbrachen, durchgeschüttelt wie nach einer Achterbahnfahrt, hat man dann dem Bürger suggeriert, man würde das Ganze in die Hand nehmen, dazu brauchte man die EU, weil man ja nicht mehr imstande ist, Schwieriges in die Arena zu werfen, offen zu diskutieren und ehrlich aufzuzeigen, dass es keine Lösungen gibt, sondern nur Lösungs-Illusionen. Das bedeutet jedoch nicht, dass man hätte eh nichts tun können, sondern man hätte eben offen die Schmerzen aufzeigen müssen, welche D und die EU erwarten. diesen Merkel Murks sei 12 Jahren will ich gar nicht weiter beschreiben, die Ergebnisse jedoch werden bald sichtbar, Der Weg der Schmerzen, wäre der Bessere gewesen, jetzt hat man stattdessen bald Chaos. Ich habe nie eine solch verantwortungslose und gewissenlose Politikerin gesehen wie Merkel. sie würde sich in jedem System!!! zurecht finden. Davon bin ich überzeugt, nicht nur in der DDR! sie hat keinerlei werte, für die sie eintrtitt, sondern richtet sich ausschließlich nach Meinungen, nach dem Winde. Und diese erbärmliche CDU folgt Ihr dabei, sie wedeln immer noch um diese Frau herum, wie dumme Hündchen, die kleinen Zwergenaufstände kann man in der CDU vergessen. Trotzdem hat selbst diese Partei noch eine kleine Chance, nämlich am Parteitag. Ich bezweifle, dass sie diese nutzen kann. Man wird wieder klatschen und die Spahns und die Linnemänner werden sich erheben von Ihren Sitzen und sich krümmend und verbiegend anbiedern. Dazu wird das holde Weinprinzesschen Glöckner Ihre Lobesrede halten. Zum Trost wird dieser Spuk bald vorbei sein. Lange geht es nicht mehr.</text:p>
          </table:table-cell>
          <table:table-cell office:value-type="string" calcext:value-type="string">
            <text:p>In fact, one does not need too keen an analysis of what is offered. I'm just wondering how deep a party can sink yet ?? Merkel has really achieved nothing, no forward-looking reform like Schröder, though it crunches in every corner. She let things run until they broke in on you, shaken like after a roller coaster ride, then you suggested to the citizen, you would take the whole thing in hand, you needed the EU, because you are no longer able, Difficult Throwing into the arena, openly discussing and honestly showing that there are no solutions, only solution illusions. However, that does not mean that you would not have been able to do anything anyway, you just had to openly show the pain that D and the EU expect. I do not want to describe this Merkel Murks 12 years later, but the results will soon be visible. The path of pain would have been better, but now you have chaos instead. I've never seen such an irresponsible and conscienceless politician as Merkel. she would be in every system !!! find their way. I am convinced of that, not only in the GDR! she has no values ​​for which she enters, but is guided exclusively by opinions, by the wind. And this miserable CDU follows her, they still wag around this woman like stupid puppies, the little dwarf rebellions can be forgotten in the CDU. Nevertheless, even this party still has a small chance, namely at the party congress. I doubt she can use them. One will clap again and the Spahns and the Linnemänner will rise from their seats and bend over bending and bending. In addition, the beautiful wine prince Glöckner will give her eulogy. As a consolation, this haunt will soon be over. It can not be long.</text:p>
          </table:table-cell>
          <table:table-cell office:value-type="string" calcext:value-type="string">
            <text:p>negative</text:p>
          </table:table-cell>
          <table:table-cell table:number-columns-repeated="1021"/>
        </table:table-row>
        <table:table-row table:style-name="ro16">
          <table:table-cell office:value-type="string" calcext:value-type="string">
            <text:p>"Herr Augstein, ihr Artikel ist widerlich und trieft vor Hass nach der Melodie ""Merkel muss weg"" An allem ist sie schuld und sie können sich nicht vorstellen, dass Menschen aus Verantwortung und aus Pflicht handeln und nicht nur, wie zurzeit bei der SPD zu studieren, um das eigene EGO mästen. Bekanntlich macht Hass blind, vor allem aber dumm."</text:p>
          </table:table-cell>
          <table:table-cell office:value-type="string" calcext:value-type="string">
            <text:p>"Mr. Augstein, your article is disgusting and dripping with hatred for the tune ""Merkel has to go away"" She is to blame for everything and they can not imagine that people act out of responsibility and duty and not just to study as at the SPD to fatten your own EGO. As you know, hate makes you blind, but above all stupid."</text:p>
          </table:table-cell>
          <table:table-cell office:value-type="string" calcext:value-type="string">
            <text:p>negative</text:p>
          </table:table-cell>
          <table:table-cell table:number-columns-repeated="1021"/>
        </table:table-row>
        <table:table-row table:style-name="ro71">
          <table:table-cell office:value-type="string" calcext:value-type="string">
            <text:p>"Wenn es vor der letzten Wahl überhaupt EINE sichere Personalien, eine Konstante gab, dann war das Angela Merkel und sonst nichts. Das mag Herrn Augstein zwar nicht schmecken, weil er persönliche Ressentiments -wie so viele Landsleute- gerne zu pflegen scheint, aber wer stand denn sonst zur Wahl? ""Ruft jetzt ´mal Martin"", der im sicheren Bewusstsein seines Unterganges erst Hü, dann Hott und mittlerweile gar nichts mehr zu sagen hat? Christian Lindner, der die Haare schön hat und sonst nichts? Die Extremisten links wie rechts, die im Bewusstsein ihrer Machtferne alles versprechen und alles kritisieren, leider ohne eigene Realpolitik, dafür aber mit Anarchie im Angebot? Die Grünen, die alles und jeden lieb haben, wenn es nur zum schnitzelfreien Sonntag reicht? Damit wir uns recht verstehen: Mir hängen verschiedenste weit-links-von-der-Mitte-Positionen der CDU (wie verschieden rechts-von-der-Mitte-Positionen der Grünen oder der SPD) mittlerweile auch zum Hals heraus. Die Parteien sind längst zum profillosen Einheitsbrei verkommen, die korrupten Partei-Machtstrukturen sind (gerade auch durch die jüngsten Personaldebatten der SPD) beschämend und öffentlich wie nie. Angela Merkel hat sicher ihren Anteil daran, genauso wie an der Nachwuchskrise in der eigenen Partei. Seinen Anteil hat aber auch ""der Souverän"", die Wähler, wir alle, die wir solche Strukturen dulden: die jetzt artig nicken, wenn ein Häuflein von SPD-Mitgliedern mit einer ""demokratischen Wahl"" die Geschicke des Landes bestimmt, die Frau Nahles ""so gut und frisch und frech"" finden und damit gerne jeden Verfahrensweg aushebeln kann, denn sie hat das Amt der Parteivorsitzenden von ihrem Vorgänger schlicht - geerbt, geklaut, aufgelesen, ja, wie nennt man das? Bätschi auf jeden Fall. Bätschi ihr dummen Wähler ihr, denn was ihr wollt, das wird schon lange nicht mehr gemacht. Zumindest wird euch vorgegaukelt, dass ihr Frau Merkel eure Stimme nie gegeben habt - weil Augstein das so interpretiert."</text:p>
          </table:table-cell>
          <table:table-cell office:value-type="string" calcext:value-type="string">
            <text:p>"If there was ANY one-of-a-kind personalities, a constant before the last election, then that was Angela Merkel and nothing else. This may not taste Mr. Augstein, because he seems to like personal resentments-like so many compatriots-but who else stood for the election? ""Will Martin call me"" now, who in the certain awareness of his demise first Hü, then Hott and has nothing to say in the meantime? Christian Lindner, who has nice hair and nothing else? The extremists left and right, who promise everything in the consciousness of their remote power and criticize everything, unfortunately without their own realpolitik, but with anarchy in the offer? The Greens, who love everything and everyone, if it only enough for schnitzel-free Sunday? So that we understand each other quite well: I find various far-left-of-the-middle positions of the CDU (as well as different right-of-the-center positions of the Greens or the SPD) now also a joke. The parties have long degenerated to the profile-free uniformity, the corrupt party power structures are shameful (and especially by the recent personnel debates of the SPD) and public as never before. Angela Merkel certainly has her share of it, as well as the youth crisis in their own party. But his part is shared by ""the sovereign"", the voters, all of us who tolerate such structures: who now nod well when a small group of SPD members with a ""democratic election"" determines the fate of the country, the woman Nahles "" so good and fresh and cheeky ""and thus be able to shrug any procedural path, because she has simply inherited the office of party chairman from its predecessor, stolen, picked up, yes, what is it called? Batchi definitely. Bätschi you stupid voters her, because what you want, that will not be done for a long time. At least you are fooled that you have never given your voice to Mrs. Merkel - because Augstein interprets it that way."</text:p>
          </table:table-cell>
          <table:table-cell office:value-type="string" calcext:value-type="string">
            <text:p>negative</text:p>
          </table:table-cell>
          <table:table-cell table:number-columns-repeated="1021"/>
        </table:table-row>
        <table:table-row table:style-name="ro48">
          <table:table-cell office:value-type="string" calcext:value-type="string">
            <text:p>ist war schon immer klar, machtgeil so und so, aber auch so dumm die Zeichen der Zeit völlig zu ignorieren hatte ich nicht gedacht. Sie hat sich aus Angst um Ihren Stuhl erpressen lassen wie es besser nicht geht.</text:p>
          </table:table-cell>
          <table:table-cell office:value-type="string" calcext:value-type="string">
            <text:p>has always been clear, horny so and so, but even so stupid to completely ignore the signs of the time, I had not thought. She was blackmailed out of fear for her chair as it is better not possible.</text:p>
          </table:table-cell>
          <table:table-cell office:value-type="string" calcext:value-type="string">
            <text:p>negative</text:p>
          </table:table-cell>
          <table:table-cell table:number-columns-repeated="1021"/>
        </table:table-row>
        <table:table-row table:style-name="ro20">
          <table:table-cell office:value-type="string" calcext:value-type="string">
            <text:p>Guttenberg war nicht machtgeil sonder dumm. Er war der Dame Merkel, wie viele gescheite Männer, zu gefährlich geworden. Und er hat das gemacht, was jeder hätte tun müssen, er ist gegangen. Ihre Häme sollten Sie für die Genossen oder Grünen leitenden aufsparen, traurige Figuren sind en Masse, verlogen dazu. Respekt zollt derzurückgetretene Chef, man hat ihn ins Messer laufen lassen und er, der kleine Prinz aus Würselen dachte, er kann mit der internen Mafia arbeiten. Diese Figuren haben die stolze SPD genauso kaputt gemacht, wie Merkel die CDU, nur Merkel hat auch den Zerfall des abendländischen Kultur auch eingeleitet. Und wenn ich sie so sehe, frage ich mich, warum Nahles ihr Versprechen mit in die fr....hauen,nicht wahrgenommen hatte</text:p>
          </table:table-cell>
          <table:table-cell office:value-type="string" calcext:value-type="string">
            <text:p>Guttenberg was not power-hungry but stupid. Like many clever men, he was too dangerous for Lady Merkel. And he did what everyone should have done, he left. Your malady should save you for comrades or Greens leaders, sad characters are en masse, lie to it. Respect pays tribute to the resigned boss, they let him run into the knife and he, the little prince from Würselen thought he can work with the internal mafia. These figures have broken the proud SPD as well as Merkel the CDU, only Merkel has also initiated the decay of Western culture also. And when I see them like that, I wonder why Nahles did not take their promise in the fr ....</text:p>
          </table:table-cell>
          <table:table-cell office:value-type="string" calcext:value-type="string">
            <text:p>negative</text:p>
          </table:table-cell>
          <table:table-cell table:number-columns-repeated="1021"/>
        </table:table-row>
        <table:table-row table:style-name="ro12">
          <table:table-cell office:value-type="string" calcext:value-type="string">
            <text:p>Es ist wohl eher die WhatsApp-Falle in die sie treten - wegen netter Selfies steigen ihrer Meinung nach Menschen in wacklige, überfüllte Schlauchboote? Damit sind sie Ihrer Meinung nach selber Schuld, dass sie unterwegs einen grausamen Tod sterben? Sie machen weiter mit dummen Unterstellungen und abwegigen Behauptungen... und ja, ich sage ziemlich ehrlich, was ich davon halte. Es widert mich an.</text:p>
          </table:table-cell>
          <table:table-cell office:value-type="string" calcext:value-type="string">
            <text:p>It's probably the WhatsApp trap they're stepping into - because of nice selfies, people are getting into wobbly, overcrowded inflatables? In your opinion, they blame themselves for dying a cruel death on the way? They continue with stupid insinuations and outlandish claims ... and yes, I honestly say what I think about it. It disgusts me.</text:p>
          </table:table-cell>
          <table:table-cell office:value-type="string" calcext:value-type="string">
            <text:p>negative</text:p>
          </table:table-cell>
          <table:table-cell table:number-columns-repeated="1021"/>
        </table:table-row>
        <table:table-row table:style-name="ro7">
          <table:table-cell office:value-type="string" calcext:value-type="string">
            <text:p>Was glauben die Politiker eigentlich, was sie uns, Ihren Wählern eigentlich noch zumuten können? Lügen, umfallen, was kümmert mich mein dummes Geschwätz von gestern? Abkassieren ohne Ende, nach dem raus aus der Politik, Renten, Pensionen kassieren, welche Normalbürger erst nach hunderten von Arbeitsjahren erzielend würden. Leerer Bundestag bei Diskussionen usw. usw., tausende von Euros jeden Monat verdienen und den anderen vorrechnen, wie man mit 450  im Monat auskommen kann, Milliarden für Banken, für Flüchlinge usw. aber keine 30  für den kaputten Stuhl im Kindergarten, das alles und die ganzen Sauereien, nehmen kein Ende. Kein Wunder, dass die Extremisten immer stärker werden. Die jetzigen Politiker müssen gezwungen werden abzudanken und einer neuen, hoffentlich standfesteren und ehrlicheren Generation den Weg frei zu machen. Da ist der Rückzug des Herrn Schulz folgerichtig und man kann nur die Hoffnung haben, dass Ihm noch viele der jetzigen abgehobenen Politikerkaste folgen werden.</text:p>
          </table:table-cell>
          <table:table-cell office:value-type="string" calcext:value-type="string">
            <text:p>What do the politicians really believe, what they can actually expect us, your voters? Lying, falling over, what do I care about my stupid gossip from yesterday? Pay off without end, after the ?? to cash in from politics, pensions, pensions, which? would only achieve after hundreds of years of work. Empty Bundestag in discussions, etc., etc., earn thousands of euros every month and calculate the other, how to 450 ?? can get by in the month, billions for banks, for refugees etc. but no 30 ?? for the broken chair in the kindergarten, all this and all the mess, there is no end. No wonder the extremists are getting stronger and stronger. The current politicians must be forced to abdicate and pave the way for a new, hopefully steadier and more honest generation. Since the retreat of Mr. Schulz is logical and one can only hope that many of the current withdrawn politician caste will follow him.</text:p>
          </table:table-cell>
          <table:table-cell office:value-type="string" calcext:value-type="string">
            <text:p>negative</text:p>
          </table:table-cell>
          <table:table-cell table:number-columns-repeated="1021"/>
        </table:table-row>
        <table:table-row table:style-name="ro14">
          <table:table-cell office:value-type="string" calcext:value-type="string">
            <text:p>Gestern noch auf hohen Rossen, heute durch die Brust geschossen ... Schulz als Bauernopfer, damit die SPD-Führung die GroKo bei ihren Mitgliedern als - die ohnehin ungeliebte - NoGroKo verkaufen kann? Nö, hier geht es einfach um Palastintrigen einzelner Genossen - z.B. Gabriel, Nahles, Stegner usw. Und Schulz war in seiner Machtblindheit so dumm, sich auf dieses Spielchen einzulassen. Er hat sich mit seiner Kandidatur als großer Heilsbringer gesehen und verloren - so what! Seine Zeit war mit dem Abschied aus Brüssel sowieso vorbei. Es kann diese Pflanze namens SPD nur noch gerettet werden, wenn hier ein gnadenloser Frühjahrsschnitt, sowohl programmatisch-inhaltlich als auch personell durchgeführt wird. Ohne wirklich relevante Veränderungen prognostiziere ich der SPD ein Ergebnis bei der nächsten BTW von unter 15%!</text:p>
          </table:table-cell>
          <table:table-cell office:value-type="string" calcext:value-type="string">
            <text:p>Yesterday still on high horses, shot today by the chest ... Schulz as a pawn sacrifice, so that the SPD leadership can sell the GroKo with their members as - the already unloved - NoGroKo? Nope, this is simply about palace intrigues of individual comrades - e.g. Gabriel, Nahles, Stegner, etc. And Schulz was so stupid in his power blindness to get involved in this game. He has seen his candidacy as a great savior and lost - so what! His time was over when he left Brussels anyway. It can only save this plant called SPD, if here a merciless spring cut, both programmatically-content as well as personnel is performed. Without really relevant changes, I predict the SPD a result at the next BTW of less than 15%!</text:p>
          </table:table-cell>
          <table:table-cell office:value-type="string" calcext:value-type="string">
            <text:p>negative</text:p>
          </table:table-cell>
          <table:table-cell table:number-columns-repeated="1021"/>
        </table:table-row>
        <table:table-row table:style-name="ro40">
          <table:table-cell office:value-type="string" calcext:value-type="string">
            <text:p>Die Schulz war und ist ein Flop. Diese Erkenntnis, ist jetzt auch 'schon' in der SPD angekommen. OK, etwas langsam, aber immerhin. Niemand, redet jedoch über die Leute in der Spitze, die diesen Flop erst auf das SPD-Schild gehoben haben, ihn (wider besseres Wissen) als Wunderwaffe verkauft und dem SPD-Wähler ans Herz gelegt, als der kommende Kanzler. Welche Konsequenzen müssen DIESE Leute jetzt ziehen? Keine! Dabei waren NUR sie es, die den Mr.100% 'geboren' und zum Heilsbringer der SPD ausgerufen und den Medien so vermittelt haben. Genau DIESE Leute, die so wenig Menschenkenntnis, so wenig politisches Gespür haben und parteipolitisch so dumm, dreist und ungeschickt sind, wollen jetzt Minister werden und rangeln jetzt gegenseitig um die besten Plätze am Futtertrog... DIESE Leute sollen die SPD erneuern oder in die Zukunft führen? Diese Leute betteln jetzt um das OK der SPD-Mitglieder, die sie selbst so böse verraten haben?</text:p>
          </table:table-cell>
          <table:table-cell office:value-type="string" calcext:value-type="string">
            <text:p>The Schulz was and is a flop. This realization has now arrived 'already' in the SPD. OK, a bit slow, but at least. Nobody, however, talks about the people in the top who first raised this flop to the SPD shield, sold it (against better judgment) as a miracle weapon and recommended it to the SPD voters as the incoming chancellor. What consequences do THESE people have to draw now? No! It was ONLY them who 'born' the Mr.100% and proclaimed the savior of the SPD and thus conveyed to the media. Exactly THESE people who have so little knowledge of human nature, so little political sense and are party-politically stupid, brash and awkward, now want to be ministers and now jostle each other for the best seats at the feeding trough ... THESE people should renew the SPD or in the Lead the future? These people are now begging for the OK of the SPD members who betrayed them so badly?</text:p>
          </table:table-cell>
          <table:table-cell office:value-type="string" calcext:value-type="string">
            <text:p>negative</text:p>
          </table:table-cell>
          <table:table-cell table:number-columns-repeated="1021"/>
        </table:table-row>
        <table:table-row table:style-name="ro22">
          <table:table-cell office:value-type="string" calcext:value-type="string">
            <text:p>Darf ich dezent daran erinnern, dass die SPD die letzte Wahl nicht unbedingt gewonnen hat . Es fehlten ua die Inhalte. Und das hat sich auch beim Koalitionsvertrag nicht geändert : Die kritischen Punkte blieben offen, die Eroberung der Posten war sehr erfolgreich . Daraus kann man seine Schlüsse ziehen. Und was die Umsetzung angeht: Waren es nicht gerade die (ehemaligen) Ministerinnen Nahles und Schwesig ( was hat letztere überhaupt umgesetzt?) , die sich beklagten, dass Merkel sie trotz Ministeramt an der Durchsetzung ihrer Ziele behindert habe ? Man mag den Wähler für dumm halten , aber 1 + 1 schafft er denn doch noch.</text:p>
          </table:table-cell>
          <table:table-cell office:value-type="string" calcext:value-type="string">
            <text:p>May I discreetly recall that the SPD did not necessarily win the last election. Among other things, the content was missing. And this has not changed in the coalition agreement: the critical points remained open, the conquest of the posts was very successful. From this one can draw his conclusions. And as far as the implementation is concerned, were not it the (former) Ministers Nahles and Schwesig (what did the latter implement at all?) Who complained that Merkel had hindered her despite the ministry's enforcement of her goals? You may think the voters are stupid, but 1 + 1 he still creates.</text:p>
          </table:table-cell>
          <table:table-cell office:value-type="string" calcext:value-type="string">
            <text:p>negative</text:p>
          </table:table-cell>
          <table:table-cell table:number-columns-repeated="1021"/>
        </table:table-row>
        <table:table-row table:style-name="ro22">
          <table:table-cell office:value-type="string" calcext:value-type="string">
            <text:p>Ist das denn so schwer zu verstehen? Schulz wurde von Gabriel geholt, um an dessen Stelle klar die Wahl zu verlieren. Fast wäre Schulz auf seine Weise damit auch durchgekommen aber dann hat der grosse Häuptling Steinmeier das verhindert und Gabriels Plan, die Wahl jemanden anders verlieren zu lassen und selber weiter Aussenminister zu bleiben, befördert. Schulz ist nun zwar dumm aber nicht doof, weshalb er dann selber Aussenminister werden wollte, um nicht völlig als Marionette zu enden. Jetzt ist alles für ihn schief gegangen, den 100%Mann und des gibt tatsächlich einen Schulzeffekt allerdings einen ganz anderen.</text:p>
          </table:table-cell>
          <table:table-cell office:value-type="string" calcext:value-type="string">
            <text:p>Is that so difficult to understand? Schulz was fetched by Gabriel to lose the election in his place. Schulz almost got through in his own way, but then the big chieftain Steinmeier ?? That prevents and promotes Gabriel's plan, the choice to lose someone else and to continue to remain foreign minister. Although Schulz is stupid but not stupid, he wanted to become Foreign Minister himself so as not to end up completely as a puppet. Now everything went wrong for him, the 100% man and indeed gives a Schulzeffekt quite another.</text:p>
          </table:table-cell>
          <table:table-cell office:value-type="string" calcext:value-type="string">
            <text:p>negative</text:p>
          </table:table-cell>
          <table:table-cell table:number-columns-repeated="1021"/>
        </table:table-row>
        <table:table-row table:style-name="ro56">
          <table:table-cell office:value-type="string" calcext:value-type="string">
            <text:p>Die generelle Antipathie gegenüber M. Schulz kann ich nicht nachvollziehen. Vor allem nicht wegen des Pegida-Vokabulars, das dabei häufig involviert ist: Wendehals, charakterlos, karrieregeil und natürlich als Politiker völlig unfähig und überfordert, aber mit astronomisch hohen Bezügen weich fallend. Mehr dummes Populismus-Geschwafel geht nicht und es drängt sich der Verdacht auf, dass diverse Bots gerade ganz gezielt auf diese Debatte angesetzt werden, um die deutsche Demokratie zu destabilisieren. In den USA funktioniert das ja auch gerade prächtig. Kernfrage: Wieso wird Schulz mit derartig viel Negativa bedacht? Es war von Anfang an völlig klar, dass er ein Himmelfahrtskommando übernahm. Gabriel hat ihm die SPD in einem sehr schlechten Zustand übergeben, was noch dadurch verstärkt wurde, dass es zwei entgegengesetzte Vorstellungen von einer möglichen Regierungsbeteiligung gab. Schulz versuchte, der jeweiligen vorherrschenden Stimmung zu folgen - zuerst ein Nein zur GroKo, dann nach dem Jamaika-Aus wegen der dadurch entstehenden Verantwortung gegenüber dem Land ein klares Jein, gefolgt von einem Ja. Dass Schulz ein schlechter Wahlkämpfer und wenig charismatischer Redner war, kann man ihm kaum vorwerfen. Er ist in diesen Disziplinen auch nicht schlechter als Frau Merkel. Er war aber durch seine Aufgabenstellung ein Spiegel seiner Partei und das beinhaltete u.a. auch die notorischen Heckenschützen der Jusos und einen gekränkt nachtretenden Gabriel. Schulz besaß noch nicht die Autorität, um derartige Quertreiber von vornherein im Zaum zu halten. Aber Schulz hat bei den Koalitionsgesprächen ein sehr gutes Verhandlungsergebnis ausgehandelt. Kein Mensch wäre auf die Idee gekommen, auf ihn mit einer derartigen Hysterie einzuprügeln, wenn die GroKo geräuschlos ihre Arbeit aufgenommen hätte. Stattdessen wird er nun zur Projektionsfläche für die notorischen Frustbürger, die an ihm ihre gesamten Vorurteile und Schmähungen abladen, unter Umständen mit freundlicher Unterstützung diverser russischer Bots,.</text:p>
          </table:table-cell>
          <table:table-cell office:value-type="string" calcext:value-type="string">
            <text:p>I can not understand the general antipathy towards M. Schulz. Especially not because of the Pegida vocabulary, which is often involved: wryneck, characterless, career cool and of course as a politician completely incompetent and overwhelmed, but softly falling with astronomical high references. More stupid populism gibbering is not and it is suspected that several bots are specifically targeted to this debate in order to destabilize German democracy. In the US that works just fine. Core question: Why is Schulz considered with so much negativity? It was clear from the beginning that he took over a suicide mission. Gabriel gave him the SPD in a very bad condition, which was compounded by the fact that there were two opposite ideas about a possible government participation. Schulz tried to follow the prevailing mood - first a no to GroKo, then a clear yes after Jamaica-out because of the resulting responsibility to the country, followed by a yes. That Schulz was a bad campaigner and little charismatic speaker, you can hardly blame him. He is no worse in these disciplines than Mrs. Merkel. But he was by his task a mirror of his party and that included u.a. also the notorious snipers of the Jusos and an offended Gabriel. Schulz did not yet have the authority to keep such cross-drivers in check from the outset. But Schulz has negotiated a very good negotiation result in the coalition talks. No one would have come up with the idea of ​​beating him down with such hysteria if the GroKo had silently started their work. Instead, he now becomes the projection screen for the notorious frustrated citizens who are dumping all their prejudice and vilification against him, possibly with the kind support of various Russian bots.</text:p>
          </table:table-cell>
          <table:table-cell office:value-type="string" calcext:value-type="string">
            <text:p>negative</text:p>
          </table:table-cell>
          <table:table-cell table:number-columns-repeated="1021"/>
        </table:table-row>
        <table:table-row table:style-name="ro39">
          <table:table-cell office:value-type="string" calcext:value-type="string">
            <text:p>... Öffentlichkeit an, wer was wird in der SPD? Das ist das Bier der Partei und ihrer Mitglieder. Wir haben jetzt einen Koalitionsvertrag, gut ausgehandelt aus Sicht der SPD und überhaupt kein Dokument des weiter so. Also gute Aussichten. Da die SPD-Mitglieder nicht dumm sind, werden sie dieses Ergebnis absegnen. Und sowohl die Union als auch die SPD hat genügend gescheite Köpfe um alle Ministerposten ordentlich zu besetzen. Mit Schulz Ausscheiden wird das Gesamtgefüge nicht beeinträchtigt. Punkt! Aber eine Lehre kann gezogen werden: Versprechen von Politikern nicht zu halten, das fällt auf sie zurück, und zu recht. So etwas macht die Bevölkerung nicht mit. Erinnert sich noch jemand an eine Frau Ypsilanti in Hessen? Die wurde damals wegen eines Wortbruchs versenkt - wie heute Schulz.</text:p>
          </table:table-cell>
          <table:table-cell office:value-type="string" calcext:value-type="string">
            <text:p>... public, who will be in the SPD? This is the beer of the party and its members. We now have a coalition agreement, well negotiated from the point of view of the SPD and no document at all? So good prospects. Since the SPD members are not stupid, they will bless this result. And both the Union and the SPD have enough clever heads to properly fill all ministerial posts. With Schulz leaving the entire structure is not affected. Point! But one lesson can be learned: pledges of politicians not to hold them back, and rightly so. The population does not do that. Does anyone remember a woman Ypsilanti in Hesse? That was sunk because of a broken word - as Schulz today.</text:p>
          </table:table-cell>
          <table:table-cell office:value-type="string" calcext:value-type="string">
            <text:p>negative</text:p>
          </table:table-cell>
          <table:table-cell table:number-columns-repeated="1021"/>
        </table:table-row>
        <table:table-row table:style-name="ro30">
          <table:table-cell office:value-type="string" calcext:value-type="string">
            <text:p>Wenn die Wähler so dumm sind einen so mit negativen Eigenschaften behafteten Politiker zu ihrem Liebling zu erklären, haben sie keinen schlauen wie Genosse Martin verdient.</text:p>
          </table:table-cell>
          <table:table-cell office:value-type="string" calcext:value-type="string">
            <text:p>If voters are stupid enough to declare such a politician with such negative characteristics their beloved, they have not earned a cunning one like Comrade Martin.</text:p>
          </table:table-cell>
          <table:table-cell office:value-type="string" calcext:value-type="string">
            <text:p>negative</text:p>
          </table:table-cell>
          <table:table-cell table:number-columns-repeated="1021"/>
        </table:table-row>
        <table:table-row table:style-name="ro22">
          <table:table-cell office:value-type="string" calcext:value-type="string">
            <text:p>"Falsch. Er hätte so einen Quatsch erst gar nicht kategorisch verkünden dürfen, ohne eine Nacht drüber zu schlafen und mal abzuwarten, wie sich die Dinge entwickeln. Danach hätte es einen ganz normalen demokratischen Prozess gegeben, in dem sich keiner der Verantwortung einfach so von vornherein verschließt. Der Jamaika-Scherbenhaufen, wie Sie ihn nennen, wäre gar nicht erst nötig gewesen, wenn Schulz sich nicht ohne Not so dumm festgelegt hätte. Und der Jamaika-Scherbenhaufen kam erst durch Schulz' absurde Verweigerung zustande. ""Die Große Koalition ist abgewählt"" - so ein Unsinn, wenn sie über 50 Prozent zusammen hat."</text:p>
          </table:table-cell>
          <table:table-cell office:value-type="string" calcext:value-type="string">
            <text:p>"Not correct. He should not have categorized such a nonsense without sleeping on it one night and waiting to see how things developed. After that, there would have been a normal democratic process, in which none of the responsibility simply closes from the outset. The Jamaican shambles, as you call them, would not have been necessary if Schulz had not been so stupid without need. And the Jamaica shambles came only through Schulz's absurd refusal. ""The Grand Coalition is voted out"" - such nonsense, if it has more than 50 percent together."</text:p>
          </table:table-cell>
          <table:table-cell office:value-type="string" calcext:value-type="string">
            <text:p>negative</text:p>
          </table:table-cell>
          <table:table-cell table:number-columns-repeated="1021"/>
        </table:table-row>
        <table:table-row table:style-name="ro12">
          <table:table-cell office:value-type="string" calcext:value-type="string">
            <text:p>"und er hat sich die Taschen in Brüssel vollgemacht und er wollte Eurobonds zu finanziellen Lasten seiner Wähler und er will den Familiennachzug ebenfalls zu finanziellen Lasten seiner Wähler, nicht nur das, seine Wähler treten auch in Konkurrenz zu den Flüchtlingen um Wohnungen, und dann erzählt er seinen Wählern etwas von ""Sozialer Gerechtigkeit"". Wie dumm hält er seine Wähler eigentlich?"</text:p>
          </table:table-cell>
          <table:table-cell office:value-type="string" calcext:value-type="string">
            <text:p>"and he got his bags in Brussels and he wanted Eurobonds at the expense of his voters and he wants to family reunification also to financial burden of his constituents, not only that, his voters compete with the refugees for apartments, and then he tells his constituents something of ""social justice"". How stupid does he actually think his voters?"</text:p>
          </table:table-cell>
          <table:table-cell office:value-type="string" calcext:value-type="string">
            <text:p>negative</text:p>
          </table:table-cell>
          <table:table-cell table:number-columns-repeated="1021"/>
        </table:table-row>
        <table:table-row table:style-name="ro15">
          <table:table-cell office:value-type="string" calcext:value-type="string">
            <text:p>Es macht mich einfach fassungslos, welchen Aufwand die Brexiteers treiben wollen, dass sich in Sachen Handel für sie nichts ändert, wenn sie die EU verlassen. Wäre es nicht viel einfacher, in der EU zu bleiben? Billiger wäre es vermutlich auch, aber für Umme unter die europäischen Handelsverträge schlüpfen, das ist schon dreist. Schon schlimm genug, dass die Briten diesen ganzen Verhandlungsschlamassel, den es ohne ihren sinnlosen und meiner Meinung nach auch dummen Trotz nicht bräuchte, ja auch wieder nicht bezahlen. Ich bin mir inzwischen ziemlich sicher, dass sie noch die Notbremse ziehen werden, und am Ende ist außer Spesen nichts gewesen. Immerhin würde es ihnen auch die Schmach ersparen, gezwungenermaßen zu begreifen, dass das Empire von der Welt nicht mehr ganz so ernst genommen wird wie früher. Und ich mag Land und Leute, habe lange dort gelebt.</text:p>
          </table:table-cell>
          <table:table-cell office:value-type="string" calcext:value-type="string">
            <text:p>It just makes me stunned, what effort the Brexiteers want to do, that nothing changes in terms of trading for them when they leave the EU. Would not it be much easier to stay in the EU? Cheaper it would probably be synonymous, but for Umme under the European commercial contracts slip, that's bold. It's bad enough that the British did not pay for all this mess, which it would not need without its pointless and, in my opinion, dumb defiance. In the meantime, I'm pretty sure that they will still pull the emergency brake, and in the end, except expenses, there was nothing. After all, it would also save them the shame, forced to realize that the Empire is not taken by the world as seriously as it used to. And I like country and people, I lived there for a long time.</text:p>
          </table:table-cell>
          <table:table-cell office:value-type="string" calcext:value-type="string">
            <text:p>negative</text:p>
          </table:table-cell>
          <table:table-cell table:number-columns-repeated="1021"/>
        </table:table-row>
        <table:table-row table:style-name="ro27">
          <table:table-cell office:value-type="string" calcext:value-type="string">
            <text:p>Vielleicht sollte man der Frau Nahles mal sagen, dass sie den Parteivorsitz vorläufig gar nicht übernehmen muss. Es gibt doch genug stellvertretende Vorsitzende, von denen die eine oder der andere dies Amt dann kommissarisch übernehmen könnte. Aber wie heißt es so dumm und eingängig: Macht ist geil .....</text:p>
          </table:table-cell>
          <table:table-cell office:value-type="string" calcext:value-type="string">
            <text:p>Maybe you should tell Frau Nahles that she does not have to take over the party presidency for the time being. There are enough deputy chairpersons, one or the other of whom could take over this office provisionally. But how is it so stupid and catchy: power is cool .....</text:p>
          </table:table-cell>
          <table:table-cell office:value-type="string" calcext:value-type="string">
            <text:p>negative</text:p>
          </table:table-cell>
          <table:table-cell table:number-columns-repeated="1021"/>
        </table:table-row>
        <table:table-row table:style-name="ro35">
          <table:table-cell office:value-type="string" calcext:value-type="string">
            <text:p>Unglaublich ! Diese Frau, die sich nicht korrekt benehmen kann und schon merhmals plump und dumm aufgetreten ist, soll Chefin werden ? Na, denn Mahlzeit ! Die Chance, dass SPD die 5% Hürde in absehbarer Zeit, nicht merhe erreicht , vergrößert sich immer mehr !</text:p>
          </table:table-cell>
          <table:table-cell office:value-type="string" calcext:value-type="string">
            <text:p>Incredible ! This woman, who can not behave properly and has already seemed clumsy and stupid, should be boss? Well, because meal! The chance that the SPD will reach the 5% hurdle in the foreseeable future, not always, increases more and more!</text:p>
          </table:table-cell>
          <table:table-cell office:value-type="string" calcext:value-type="string">
            <text:p>negative</text:p>
          </table:table-cell>
          <table:table-cell table:number-columns-repeated="1021"/>
        </table:table-row>
        <table:table-row table:style-name="ro48">
          <table:table-cell office:value-type="string" calcext:value-type="string">
            <text:p>und zwar, wie die SPD wieder ueber 30% komme. er scheint jedenfalls zu meinen, dass ein parteivorsitzender mit dem erhofften zuspruch fuer die partei nichts zu tun habe. was fuer eine einschaetzung. oder eben politikeruebliches dummsprech.</text:p>
          </table:table-cell>
          <table:table-cell office:value-type="string" calcext:value-type="string">
            <text:p>namely, how the SPD again over 30% come. In any case, he seems to think that a party chairman has nothing to do with the hoped-for support for the party. what an estimate. or just political dummies.</text:p>
          </table:table-cell>
          <table:table-cell office:value-type="string" calcext:value-type="string">
            <text:p>negative</text:p>
          </table:table-cell>
          <table:table-cell table:number-columns-repeated="1021"/>
        </table:table-row>
        <table:table-row table:style-name="ro1">
          <table:table-cell office:value-type="string" calcext:value-type="string">
            <text:p>gefährlich? Allenfalls für seine politische Karriere. geschmacklos und dumm. Ich behaupte mal, zu meine Jugendzeit in den 80ern auch solche Sprüche in Kneipen und bei der Arbeit gehört zu haben. Und zwar oft. Und das ist nur der winzige Ausschnitt, den ich mitbekommen habe, von solchen Leuten entfernt man sich ja so schnell wie möglich. Wenn man das hochrechnet, ist es ein Massenphänomen, allerdings ohne Bezug zu wirklichen Straftaten. Wer nicht begriffen hat, daß ein dummer Spruch heute nicht aus der Welt zu schaffen ist, sollte um Politik einen großen Bogen machen.</text:p>
          </table:table-cell>
          <table:table-cell office:value-type="string" calcext:value-type="string">
            <text:p>dangerous? At best for his political career. tasteless and stupid. I say, to have heard such sayings in pubs and at work to my youth in the 80s. And often. And that's just the tiny clipping that I've noticed, you're getting away from such people as fast as you can. If you extrapolate that, it is a mass phenomenon, but without reference to any real crime. Anyone who has not understood that a stupid saying can not be done today should avoid politics.</text:p>
          </table:table-cell>
          <table:table-cell office:value-type="string" calcext:value-type="string">
            <text:p>negative</text:p>
          </table:table-cell>
          <table:table-cell table:number-columns-repeated="1021"/>
        </table:table-row>
        <table:table-row table:style-name="ro22">
          <table:table-cell office:value-type="string" calcext:value-type="string">
            <text:p>funktioniert bei der AFD schon gar nicht. Bekämpft diese Partei mit Argumenten gegen deren politischen Inhalten, statt mit Äußerlichkeiten und moralischen Benehmregeln, die suggerieren. die AFD hat in der realen Politik immer recht. Sonst werden viele schon aus reinem Genervtsein über die oberlehrerhafte political correctnes oder aus protestierendem Mitleid diese Postdemokraten wählen. Ich hoffe, dass gerade der Spiegel hier wieder an den Verhandlungstisch der gepflegten Debatte zurückkehrt. Dumme Sprüche bleiben dumme Sprüche. Man muss diese aber nicht immer gleich mit medialer Aufmerksamkeit adeln.</text:p>
          </table:table-cell>
          <table:table-cell office:value-type="string" calcext:value-type="string">
            <text:p>does not work at the AFD. Fight this party with arguments against its political content, rather than with outward appearances and moral manners that suggest. the AFD is always right in real politics. Otherwise, many will choose this post-democrat out of pure annoyance over the top-teacher political correctnes or out of protesting pity. I hope that the mirror returns here again to the negotiating table of well-maintained debate. Stupid sayings remain stupid sayings. But you do not always have to ennoble them with media attention.</text:p>
          </table:table-cell>
          <table:table-cell office:value-type="string" calcext:value-type="string">
            <text:p>negative</text:p>
          </table:table-cell>
          <table:table-cell table:number-columns-repeated="1021"/>
        </table:table-row>
        <table:table-row table:style-name="ro20">
          <table:table-cell office:value-type="string" calcext:value-type="string">
            <text:p>"neutralfanw:"" Warum gibt man diesem AfD Mitglied einen Auftritt unter SPON?"" Wahrscheinlich weil er AFD-Politiker ist. neutralfanw:""Seine Aussage ist nicht amüsant, sondern extrem gefährlich."" Das ist ihre Einschätzung. Mit dem richtigen Tonfall, Ironie und Rythmus erzählt fände ich das witzig (M 39, Uni-Abschluss). neutralfanw:""Seine politische Karriere dürfte zum Glück beendet sein. "" Ich finde ihren Idealismus sehr sympathisch. Fürchte aber sie werden enttäuscht werden. In einem Satz: Herr Johannes Biesel hat einen grenzwertigen Witz öffentlich gepostet - sehr, sehr dumme Idee und zeugt nicht unbedingt von politischer Reife. Das wars dann aber auch. Ihm deshalb sexuell abartige Neigungen anzudichten entbehrt jeder Grundlage."</text:p>
          </table:table-cell>
          <table:table-cell office:value-type="string" calcext:value-type="string">
            <text:p>"neutralfanw: ""Why do you give this AfD member an appearance under SPON?"" Probably because he is an AFD politician. neutralfanw: ""His statement is not amusing, but extremely dangerous."" That's her assessment. With the right tone, irony and rhythm I would say that is funny (M 39, university degree). neutralfanw: ""His political career should be over fortunately."" I find her idealism very likable. Fear but they will be disappointed. In one sentence: Mr. Johannes Biesel has publicly posted a borderline joke - very, very stupid idea and does not necessarily testify to political maturity. That's it. To seal him with sexually abusive passions therefore lacks any foundation."</text:p>
          </table:table-cell>
          <table:table-cell office:value-type="string" calcext:value-type="string">
            <text:p>negative</text:p>
          </table:table-cell>
          <table:table-cell table:number-columns-repeated="1021"/>
        </table:table-row>
        <table:table-row table:style-name="ro10">
          <table:table-cell office:value-type="string" calcext:value-type="string">
            <text:p>Dieser Tweet ist doch ganz offensichtlich ein Scherz, mancher mag ihn als geschmacklos empfinden andere können darüber lachen. Warum muss soetwas gleich derartig polarisieren und warum hat das gleich etwas mit der AfD zu tun? Ich finde die AfD persönlich eine schreckliche Partei und kann nicht verstehen, wie man dort Mitglied sein kann. Aber warum wird ein dummer Spruch gleich zum Politikum wenn er von einem AfD Mitglied kommt? Hat die Nation keine echten Sorgen?</text:p>
          </table:table-cell>
          <table:table-cell office:value-type="string" calcext:value-type="string">
            <text:p>This tweet is obviously a joke, some may find it tasteless and others can laugh about it. Why does something like that have to polarize like that and why does that have anything to do with the AfD? Personally, I find the AfD a terrible party and can not understand how to be a member there. But why does a stupid saying become a political issue when he comes from an AfD member? Does the nation have any real worries?</text:p>
          </table:table-cell>
          <table:table-cell office:value-type="string" calcext:value-type="string">
            <text:p>negative</text:p>
          </table:table-cell>
          <table:table-cell table:number-columns-repeated="1021"/>
        </table:table-row>
        <table:table-row table:style-name="ro35">
          <table:table-cell office:value-type="string" calcext:value-type="string">
            <text:p>In einem Satz: Herr Johannes Biesel hat einen grenzwertigen Witz öffentlich gepostet - sehr, sehr dumme Idee und zeugt nicht unbedingt von politischer Reife. Das wars dann aber auch. Ihm deshalb sexuell abartige Neigungen anzudichten entbehrt jeder Grundlage.</text:p>
          </table:table-cell>
          <table:table-cell office:value-type="string" calcext:value-type="string">
            <text:p>In one sentence: Mr. Johannes Biesel has publicly posted a borderline joke - very, very stupid idea and does not necessarily testify to political maturity. That's it. To seal him with sexually abusive passions therefore lacks any foundation.</text:p>
          </table:table-cell>
          <table:table-cell office:value-type="string" calcext:value-type="string">
            <text:p>negative</text:p>
          </table:table-cell>
          <table:table-cell table:number-columns-repeated="1021"/>
        </table:table-row>
        <table:table-row table:style-name="ro10">
          <table:table-cell office:value-type="string" calcext:value-type="string">
            <text:p>"Mal sehen. Kernaussage des ""Scherzes"" ist, dass ein flüchtiges sexuelles Abenteuer mit einer 14-Jährigen gegenüber dem mit einer 18-Jährigen zu bevorzugen wäre. Man muss schon extrem pervers veranlagt sein, um so etwas witzig finden zu können. Klar ist jemand, der einen solchen Witz reißt, deswegen nicht automatisch ein Kinderschänder. Es ist ja auch keiner ein Rassist, der einen dummen ""Negerwitz"" macht, nicht?"</text:p>
          </table:table-cell>
          <table:table-cell office:value-type="string" calcext:value-type="string">
            <text:p>"Let's see. The core message of the ""joke"" is that a fleeting sexual adventure with a 14-year-old would be preferable to that with an 18-year-old. You have to be extremely perverted to be able to find something funny. Sure, someone who breaks such a joke is not automatically a child molester. After all, no one is a racist who makes a stupid ""Negro joke"", right?"</text:p>
          </table:table-cell>
          <table:table-cell office:value-type="string" calcext:value-type="string">
            <text:p>negative</text:p>
          </table:table-cell>
          <table:table-cell table:number-columns-repeated="1021"/>
        </table:table-row>
        <table:table-row table:style-name="ro15">
          <table:table-cell office:value-type="string" calcext:value-type="string">
            <text:p>"Wenn man so einen Witz unter Freunden am Kneipentisch reißt, ist das eine Sache, aber ihn als Politiker insbesondere in den Zeiten von #Metoo per Twitter in die Welt zu posten, ist schon ziemlich dummdreist. Ihn als AfD-Politiker zu posten setzt dem ganzen die Krone auf, denn ist es nicht die AfD, die ständig und überall vergewaltigende Horden sieht? Im Vergleich zu dem was der Vorsitzende des Haushaltsausschusses Peter Boehringer (AfD) geschrieben hat, ist das aber nur eine Belanglosigkeit eines Politikers aus der 5. Reihe. Peter Boehringer schrieb per Mail über Frau Dr. Merkel: ""Die Merkelnutte lässt jeden rein, sie schafft das"", heißt es darin. ""Dumm nur, dass es UNSER Volkskörper ist, der hier gewaltsam penetriert wird."" Und weiter: Es handele sich ""um einen Genozid, der in weniger als zehn Jahren erfolgreich beendet sein wird, wenn wir die Kriminelle nicht stoppen"". (Quelle: SPIEGEL Online)"</text:p>
          </table:table-cell>
          <table:table-cell office:value-type="string" calcext:value-type="string">
            <text:p>"It's one thing to break such a joke with friends at the pub table, but posting it as a politician, especially in the #Metoo times via Twitter, is pretty stupid. Posting him as an AfD politician puts the crown on the whole, because it is not the AfD, the constantly and everywhere rape rap seeing hordes? Compared to what the chairman of the Budget Committee Peter Boehringer (AfD) has written, but that is only a triviality of a politician from the 5th row. Peter Boehringer wrote about Dr. med. Merkel: ""The Merkelnutte lets everyone in, she can do it,"" it says. ""Stupid only that it is OUR national body that is forcibly penetrated here."" And further: ""It's a genocide that will be over in less than a decade if we do not stop the criminals."" (Source: SPIEGEL Online)"</text:p>
          </table:table-cell>
          <table:table-cell office:value-type="string" calcext:value-type="string">
            <text:p>negative</text:p>
          </table:table-cell>
          <table:table-cell table:number-columns-repeated="1021"/>
        </table:table-row>
        <table:table-row table:style-name="ro35">
          <table:table-cell office:value-type="string" calcext:value-type="string">
            <text:p>Wer als Politiker über seine Facebookseite mit solchen Softpornoseiten befreundet ist http://nordicbeauty.tumblr.com/ ist nicht nur irgendwie seltsam, sondern schon ganz schön auffällig und noch dazu dumm genug, dass nicht im abgeschlossenem Kämmerlein zu tun sonder öffentlich.</text:p>
          </table:table-cell>
          <table:table-cell office:value-type="string" calcext:value-type="string">
            <text:p>Anyone who is a politician on his Facebook page with such soft porn sites friends http://nordicbeauty.tumblr.com/ is not just strange, but quite noticeable and stupid enough to do that in a closed room not public.</text:p>
          </table:table-cell>
          <table:table-cell office:value-type="string" calcext:value-type="string">
            <text:p>negative</text:p>
          </table:table-cell>
          <table:table-cell table:number-columns-repeated="1021"/>
        </table:table-row>
        <table:table-row table:style-name="ro38">
          <table:table-cell office:value-type="string" calcext:value-type="string">
            <text:p>"@holger_pentaxer (10.02.18 um 17:26) Sie verlangen ""Gleichbehandlung"" , im konkreten Fall für den AfD- Politiker Biesel einerseits und d i e Grünen andererseits , die sich seinerzeit in den 80-iger Jahren für ""einvernehmlichen Sex mit Kindern"" stark gemacht haben? Wenn je ein Vergleich gehinkt hat, dann ist es dieser. Biesels Tweet ist zwar selten dämlich und geschmacklos, aber viel mehr auch nicht. Einen Pädophilen erkenne ich d a nicht. Biesels Hinweis auf die Partei der ""Kinderf....."" ist insofern etwas anderes, als er zwar weit hergeholt, aber keineswegs substanzlos ist. Neben anderen Gruppierungen waren es etliche ""Grüne"", die sich jahrelang (ca. 1980-89) e i n d e u t i g für Straffreiheit von ""einvernehmlichem (gewaltfreiem) Sex mit Kindern"" eingesetzt haben. Einige dieser Politiker sind heute noch dabei: Trittin, Beck, Künast und nicht zu vergessen: Cohn-Bendit. Der schwärmte damals in einer TV-Sendung, ""wie schön es sei, wenn ihm eine 5-J#hrige die Hose aufknöpft"". Als das Thema später nochmal richtig hoch kam, versuchten die Grünen, die ganze Sache - wenngleich ziemlich erfolglos -""aufzuarbeiten"". Verglichen mit d i e s e r ungeheuerlichen Geschichte ist Biesels dummer Spruch keine einzige Zeile wert. Wäre er kein AfD-Mitglied, hätten wir nie etwas davon gehört."</text:p>
          </table:table-cell>
          <table:table-cell office:value-type="string" calcext:value-type="string">
            <text:p>"@holger_pentaxer (02/10/18 at 17:26) They demand ""equal treatment"", in the specific case for the AfD politician Biesel on the one hand and the Greens on the other hand, made in the 80-iger years for ""consensual sex with children"" strong to have? If ever a comparison has stalled, then it is this. Biesel's Tweet is rarely stupid and tasteless, but not much more. I do not recognize a pedophile d a. Biesel's reference to the party of ""Kinderf ....."" is something different insofar as it is far-fetched, but by no means insubstantial. In addition to other groups, there were many ""greens"" who for years (around 1980-89) have been advocating impunity for ""consensual (non-violent) sex with children"". Some of these politicians are still there today: Trittin, Beck, Künast and not to forget: Cohn-Bendit. He raved on a TV program, ""how nice it is when a 5-year-old unbuttoned his pants"". Later, when the topic got really high again, the Greens tried to ""work up"" the whole thing - albeit rather unsuccessfully. Compared to this outrageous story, Biesen's stupid saying is not worth a single line. If he was not an AfD member, we would never have heard of it."</text:p>
          </table:table-cell>
          <table:table-cell office:value-type="string" calcext:value-type="string">
            <text:p>negative</text:p>
          </table:table-cell>
          <table:table-cell table:number-columns-repeated="1021"/>
        </table:table-row>
        <table:table-row table:style-name="ro27">
          <table:table-cell office:value-type="string" calcext:value-type="string">
            <text:p>hat sich wohl bei anderen 'konservativen' Politikern erkundigt, wie man sich am besten verhaelt, wenn man etwas Saudummes von sich gegeben hat. Es gibt Themen, die eignen sich schlecht fuer 'Witze'. Es gibt auch Typen, die sich aus diesem Grund schlecht dafuer eignen, dem Volk zu dienen.</text:p>
          </table:table-cell>
          <table:table-cell office:value-type="string" calcext:value-type="string">
            <text:p>has probably inquired of other 'conservative' politicians, how best to behave, if one has given something Saudummes of itself. There are topics that are bad for 'jokes'. There are also guys who are ill-suited for serving the people.</text:p>
          </table:table-cell>
          <table:table-cell office:value-type="string" calcext:value-type="string">
            <text:p>negative</text:p>
          </table:table-cell>
          <table:table-cell table:number-columns-repeated="1021"/>
        </table:table-row>
        <table:table-row table:style-name="ro7">
          <table:table-cell office:value-type="string" calcext:value-type="string">
            <text:p>Wenn Hr. Spahn den Verlust des Finanzministerium so vehement beklagt, dann fragt man sich doch allen Ernstes, wozu zwei Parteien eine Koalitionsverhandlung führen. Ein Finanzminister kann doch nicht ins Blaue Finanzpolitik betreieben. Da sind ihm zunächst mal die Hände gebunden durch das, was im Koalitionsvertrag vereinbart wurde. Dann wird doch der Bundeshaushalt wesentlich durch den Haushaltsausschuss des Bundestages mitgestaltet. Der Haushalt und die Finanzpolitik wird durch die Regierung verabschiedet und den Bundestag gebilligt. Da sind so viele Hürden enthalten, wo die Union ihre Inputs geben kann, dass mir keine Angst wird. Nur eines hat die CDU verloren, Pöstchen. Aber Hr. Spahn ging es doch nicht um Pöstchen, sondern um die Sache, oder? Letztlich war doch Hr. Spahn mit in der Verhandlungskommission. Warum hat er nicht gleich dort interveniert, wenn ihm der Verlust des Finanzministeriums so nahe geht. Spahn redet viel, wenn der Tag lang ist und auch viel dummes Zeug.</text:p>
          </table:table-cell>
          <table:table-cell office:value-type="string" calcext:value-type="string">
            <text:p>If Mr. Spahn complains so vehemently about the loss of the Ministry of Finance, then one wonders in all seriousness, for which two parties lead a coalition negotiation. A Minister of Finance can not be in the blue finance policy. At first his hands are bound by what was agreed in the coalition agreement. Then the federal budget will be significantly shaped by the budget committee of the Bundestag. The budget and fiscal policy are passed by the government and endorsed by the Bundestag. There are so many hurdles where the Union can give its input, that I am not afraid. Only one thing has the CDU lost, little ones. But Mr. Spahn was not about Post, but about the matter, right? Ultimately, Hr. Spahn with in the negotiation commission. Why did not he intervene right there when the loss of the Treasury goes so close? Spahn talks a lot when the day is long and a lot of stupid stuff.</text:p>
          </table:table-cell>
          <table:table-cell office:value-type="string" calcext:value-type="string">
            <text:p>negative</text:p>
          </table:table-cell>
          <table:table-cell table:number-columns-repeated="1021"/>
        </table:table-row>
        <table:table-row table:style-name="ro20">
          <table:table-cell office:value-type="string" calcext:value-type="string">
            <text:p>tut Not! #metoo zeigt leider nicht nur den körperlich gewordenen Sexismus bis hin zur Gruppenvergewaltigung, sondern auch den Sexismus in vielen Köpfen. Den der Männer, die Frauen als Lustobjekt sehen und dumme Sprüche reißen, aber auch den der Frauen, die am liebsten alle Männer gerne in der Schublade dumm und primitiv sehen wollen und jede Avance die abgelehnt wurde als Anmache mit einem Eintrag versehen. Die gleiche, aber erfolgreiche Avance bleibt unerwähnt. Wenn ein Mann diese Kritik an mangelnder Differenzierung äußert bricht ein feministischer Shitstorm über ihn aus. Ich wünsche der Familienministerin bleibt dieser erspart. Warum? Weil sie eine Frau ist? Nein, weil diese Differenzierung notwendig ist!</text:p>
          </table:table-cell>
          <table:table-cell office:value-type="string" calcext:value-type="string">
            <text:p>doesnt need! Unfortunately, #metoo shows not only physical sexism and gang rape, but also sexism in many minds. The men who see women as an object of desire and tear silly sayings, but also those of the women who like all men like in the drawer ?? stupid and primitive ?? want to see and any avance that was rejected as ??? provided with an entry. The same but successful Avance goes unmentioned. When a man expresses this criticism of lack of differentiation, a feminist shitstorm breaks out over him. I wish the Minister of the Family this spared. Why? Because she is a woman? No, because this differentiation is necessary!</text:p>
          </table:table-cell>
          <table:table-cell office:value-type="string" calcext:value-type="string">
            <text:p>negative</text:p>
          </table:table-cell>
          <table:table-cell table:number-columns-repeated="1021"/>
        </table:table-row>
        <table:table-row table:style-name="ro64">
          <table:table-cell office:value-type="string" calcext:value-type="string">
            <text:p>"Wie schon bei Frau Deneuve, die auch nicht in Hurra-Gebrüll wegen einiger pauschalisierender und ausufernder Folgeerscheinungen von #metoo ausbrach, wird nun auch die Meinung von Frau Schröder abfällig am Ende kommentiert: ""#MeToo ist bisher nicht dafür bekannt, Wortmeldungen zu verbieten. Weil Menschen angesichts ihres Geschlechts oder ihres Aussehens in einer Sachdebatte häufig kleingemacht werden, indem andere sie auf Äußerlichkeiten reduzieren, weil Menschen Opfer von Übergriffen werden, weil sie unterdrückt werden, ist #MeToo entstanden. Für derartige Fehlverhalten soll sensibilisiert werden."" Originell dabei ist, von welchem Planeten die Journalisten eigentlich kommen. Haben die nicht mitbekommen, wie sich beispielsweise im Nachgang von Frau Deneuves Brief viele bei #metoo das Maul zerrissen haben im Stile von ""Die Alte hat's wohl nötig, kriegt sonst keinen?"" oder ""Die Olle soll mal schweigen!""? Und unbeachtet ist wohl auch, wie oft in der ganzen Debatte das generelle Statement kam, Männer sollten mal jetzt schweigen und nur zuhören, wenn in #metoo geschrieben wird. Sogar hier in SPON gibt es einige Artikel, die sogar in dieser Art und Weise überschrieben sind! Und #metoo verbietet also nicht das Wort? Ich muss mal lachen... Ich weiß, ehrlich gesagt, nicht, was jetzt ansonsten das Verbieten von Wortmeldungen wäre. Insgesamt ist somit der Schlusskommentar einfach ärmlich. Anstatt journalistisch zu akzeptieren, dass es zu einem mit Sicherheit sehr diffizilen Thema sehr unterschiedliche Meinungen geben kann, muss dem dummen Leser (zumindest habe ich das Gefühl, dass der Leser für dumm gehalten wird, weil man ihm noch mal BENTO-haft erläutern muss, wie die ""richtige"" Ansicht zu sein hat, die Frau Schröder natürlich nicht hat) noch einmal ausgebreitet werden, wie die korrekte Sicht auf die Dinge ist. Dass die Argumente dieses Kommentators in etwa so korrekt sind wie Ulbrichts ""Niemand hat die Absicht, eine Mauer zu errichten"" oder Schultz' ""Unter Kanzlerin Merkel werde ich niemals Minister"" (wiewohl, das stimmt jetzt sogar wieder...) und er wohl auch noch glaubt, dass das glaubhaft wäre, ist eigentlich beschämend und beleidigt die Intelligenz der Leser."</text:p>
          </table:table-cell>
          <table:table-cell office:value-type="string" calcext:value-type="string">
            <text:p>"As with Ms. Deneuve, who also did not break into hurray-roaring because of some blanket and sprawling sequelae of #metoo, now also the opinion of Mrs. Schröder is derogatory commented at the end: ""#MeToo is not yet known to ban verbiage. Because people are often penned in the face of their gender or appearance in a factual debate, others reduce them to outward appearances, because people are victims of abuse because they are oppressed, #MeToo has emerged, and such misbehavior should be sensitized. "" It is original, from which planet the journalists actually come. Did not they notice how, for example, after Mrs Deneuve's letter, many of them broke their mouths in #metoo in the style of ""The old woman probably needs it, but she does not get it?"" or ""The Olle should be silent!""? And unnoticed is probably how often in the whole debate the general statement came, men should now shut up and only listen when written in #metoo. Even here in SPON there are some articles that are even overwritten in this way! And #metoo does not forbid the word? I have to laugh ... I honestly do not know what else would be banning verbiage. Overall, therefore, the final comment is simply poor. Instead of journalistically accepting that there can be very different opinions on a topic that is certainly very difficult, the stupid reader has to (at least I have the feeling that the reader is considered stupid because you have to explain BENTO-haft to him again, what the ""right"" view has to be, which of course Mrs. Schröder does not have) is once again laid out what the correct view of things is. That this commentator's arguments are about as correct as Ulbricht's ""No one plans to build a wall"" or Schultz's ""Under Chancellor Merkel I'll never be a minister"" (though that's true now ...) and he does even believing that that would be believable is actually shameful and offends the readers' intelligence."</text:p>
          </table:table-cell>
          <table:table-cell office:value-type="string" calcext:value-type="string">
            <text:p>negative</text:p>
          </table:table-cell>
          <table:table-cell table:number-columns-repeated="1021"/>
        </table:table-row>
        <table:table-row table:style-name="ro16">
          <table:table-cell office:value-type="string" calcext:value-type="string">
            <text:p>Die Partei zerlegt sich selbst. Zuerst werden die Wähler für dumm verkauft und jetzt die Mitglieder. Wenn man glaubt mit Kandidaten die in der Wahrnehmung der Wähler die Qualität eines Philipp Rösler haben dann braucht man sich über den Untergang nicht wundern. Gabriel hätte schon nach der vorletzten Wahl nicht in die Groko gehen dürfen.</text:p>
          </table:table-cell>
          <table:table-cell office:value-type="string" calcext:value-type="string">
            <text:p>The party disintegrates itself. First, the voters are sold for stupid and now the members. If one believes with candidates who in the perception of the voters have the quality of a Philipp Rösler then one does not need to wonder about the downfall. Gabriel should not have been allowed to go to Groko after the penultimate election.</text:p>
          </table:table-cell>
          <table:table-cell office:value-type="string" calcext:value-type="string">
            <text:p>negative</text:p>
          </table:table-cell>
          <table:table-cell table:number-columns-repeated="1021"/>
        </table:table-row>
        <table:table-row table:style-name="ro66">
          <table:table-cell office:value-type="string" calcext:value-type="string">
            <text:p>"Die sog. Volksparteien zerlegen sich selbst. Ein Grund dürfte wohl sein, dass sich in großen Teilen der Bevölkerung ein Maß an Politikverdrossenheit und Unzufriedenheit breit gemacht hat der den Parteien zunehmende Sorgen bereitet. Aber anstatt die Ursachen zu begreifen und dementsprechend für die kommende Legislaturperiode echte Lösungen zu erarbeiten, geht es neben einem klar erkennbaren Machterhalt nur um Postengeschacher. Die Menschen in Deutschland sind es aber leid, von Lobbyverbänden, Raubtierkapitalismus und unfähigen oder korrupten Politikern ""regiert"" zu werden. Keine echte Antwort auf die Rentenprobleme: statt dessen eine Scheinlösung welche 48 Prozent bis 2025 heißt - obwohl bis dahin die Rente ohnehin ""nur"" bis 47,5 Prozent sinken sollte. Als ob jemand davon seinen Lebensstandard halten könnte. Keine Änderung der geplanten Absenkung auf 41 Prozent, stattdessen eine Verdummungspolitik hoch zehn. Veröffentlichung eines Lobbyverzeichnisses? Fehlanzeige. Keine echte Lösung bei explodierenden Mieten, obwohl hier eine echte Katastrophe auf die Menschen zukommt. Umweltprobleme incl. dem drohenden Fahrverbot von Dieselfahrzeugen und dem damit verbundenen Wertvernichtung tausender Menschen? Anstatt hier schreiendes Unrecht anzugehen wird von Seiten der Politik alles unternommen, um den Bürger zu schädigen und die Industrie zu schützen. Die Menschen lehnen Glyphosat einhellig ab, was tut die Politik? Schützt die Industrie. Die Menschen wollen Änderungen bei der Massentierhaltung. Was macht die Politik? Schützt die Industrie. Die Menschen kotzt der Raubtierkapitalismus an mit einer immer größer werdenden Spaltung im Arm und Reich. Steuert die Politik dagegen? Völlige Fehlanzeige. Thema Bildung: seit Jahren verrotten unsere Schulen, offensichtlich völlig unbemerkt von der Politik. Die Straßen verwandeln sich zunehmend in Schlaglochpisten, Brücken sind nur noch in Ausnahmefällen in Ordnung aber die ""schwarze Null"" gilt als heilige Kuh. Die öffentliche Sicherheit kann durch die armen ""Schweine"" der Polizei nicht mehr gewährleistet werden weil die Politik sie kaputtgespart hat. Die Kriminalitätsstatistik wird geschönt, weil es Politisch nicht gewollt ist, dass die Bevölkerung erfährt, wie viele Straftaten von Nichtechten Flüchtlinge begangen werden. Es ist so vieles nicht in Ordnung in diesem Land und langsam macht sich Unmut in der Bevölkerung breit. Das dauert in Deutschland bekanntlich lange, aber wenn, dann deutlich. Es ist eben nicht mehr ein Land in dem man ""Gut und Gerne Leben kann"". Zumindest nicht für die Mehrheit. Das mag für die Glocke der Politik und die oberen 10 Prozent noch so sein, auf Dauer reicht das aber nicht. Nur: das hat die Politik wohl noch nicht erkannt und somit droht eine Kernschmelze der Politik. Es erstarken zunehmend Parteien und Gruppierungen an den rechten und linken Rändern, und wenn die erst einmal die Mehrheit stellen, dann Gute Nacht Deutschland."</text:p>
          </table:table-cell>
          <table:table-cell office:value-type="string" calcext:value-type="string">
            <text:p>"The so-called People's Parties are dissecting themselves. One reason is probably that in large parts of the population a degree of political disenchantment and dissatisfaction has made the parties increasingly worried. But instead of understanding the causes and, accordingly, to work out real solutions for the upcoming legislative period, it is only a matter of keeping track of guilt, in addition to a clearly recognizable hold on power. However, people in Germany are tired of being ""governed"" by lobby groups, predatory capitalism and incompetent or corrupt politicians. No real answer to the pension problems: Instead, a fake solution which 48 percent by 2025 is called - although by then the pension should sink ""only"" to 47.5 percent anyway. As if someone could keep his standard of living. No change in the planned reduction to 41 percent, instead a stultifying policy high ten. Publication of a lobby directory? None. Not a real solution to skyrocketing rents, even though this is a real catastrophe for people. Environmental problems including the impending ban on driving diesel vehicles and the associated destruction of thousands of people? Instead of addressing screaming injustice, politics is doing everything it can to harm the citizen and protect the industry. People unanimously reject glyphosate, what does politics do? Protects the industry. People want changes in factory farming. What does politics do? Protects the industry. The people puking on the predatory capitalism with an ever-increasing division in the poor and rich. Is the policy against it? Complete false report. Education: for years our schools are rotting, obviously completely unnoticed by politics. The roads are increasingly turning into potholes, bridges are only in exceptional cases in order, but the ""black zero"" is considered a sacred cow. Public safety can no longer be guaranteed by the poor ""pigs"" of the police because the policy has saved them. Crime statistics are being brightened because it is politically unwanted that the population learns how many non-genuine crimes are committed by refugees. There is so much that is not right in this country and slowly dissatisfaction is spreading in the population. This takes a long time in Germany, but if so, then clearly. It is no longer a country in which one can live ""well and gladly"". At least not for the majority. That may still be the case for the bell of politics and the top 10 percent, but in the long run that is not enough. Only: politics has probably not yet recognized and thus threatens a meltdown of politics. Increasingly, parties and groups are strengthening on the right and left margins, and once they have the majority, then Good Night Germany."</text:p>
          </table:table-cell>
          <table:table-cell office:value-type="string" calcext:value-type="string">
            <text:p>negative</text:p>
          </table:table-cell>
          <table:table-cell table:number-columns-repeated="1021"/>
        </table:table-row>
        <table:table-row table:style-name="ro29">
          <table:table-cell office:value-type="string" calcext:value-type="string">
            <text:p>"Das ist ihre private unmaßgebliche Meinung. Seriöse Meinungsumfragen vieler Jahrzehnte sagen etwas anderes. Die Meinung, dass die CSU der CDU ""locker ein Drittel der Wähler"" abgraben würde, ist einfach nur lächerlich, dumm und extremes irrationales Wunschdenken. Nochmals: Eine bundesweite CSU würde an der 5%-Hürde scheitern. Das wissen die CSU-Granden seit Jahrzehnten."</text:p>
          </table:table-cell>
          <table:table-cell office:value-type="string" calcext:value-type="string">
            <text:p>"This is her private, irrelevant opinion. Serious opinion polls from many decades say otherwise. The opinion that the CDU's Christian Democrats would ""dig down a third of voters"" is just ridiculous, stupid, and extremely irrational wishful thinking. Again, a nationwide CSU would fail at the 5% hurdle. The CSU grandees know that for decades."</text:p>
          </table:table-cell>
          <table:table-cell office:value-type="string" calcext:value-type="string">
            <text:p>negative</text:p>
          </table:table-cell>
          <table:table-cell table:number-columns-repeated="1021"/>
        </table:table-row>
        <table:table-row table:style-name="ro14">
          <table:table-cell office:value-type="string" calcext:value-type="string">
            <text:p>Als Gneralsekretär gehört Klingbeil mit zu jenen, die den Zickzackkurs von Martin Schulz mit zu verantworten haben. Damit trägt er eine Mitschuld am Scheitern des einst mit 100 Prozent gewählten Euro-Politikers. Dass er nun die Mitglieder für dumm verkaufen will, ist naiv und ignorant zugleich. Zum einen blockiert er damit ausgerechnet als Generalsekretär jeden Ansatz von Erneuerung, denn man muss bei einer Koalition immer auch über Personen reden, die das Inhaltliche umzusetzen haben. Naiv ist der Wunsch, die Personalfragen noch unter dem Deckel zu halten auch deshalb, weil es sowieso durchsickert. Und da ist es doch allemal besser, die SPD-Mitglieder erfahren die Ämterverteilung vom eigenen Vorstand als von der BILD-Zeitung. Denn die wird nicht solange warten, bis die Mitglieder über den Koalitiobsvertrag abgestimmt haben. No GroKO!</text:p>
          </table:table-cell>
          <table:table-cell office:value-type="string" calcext:value-type="string">
            <text:p>As Secretary General Klingbeil is among those who are responsible for the zigzag course of Martin Schulz. He is thus partly to blame for the failure of the once elected 100 percent euro politician. That he now wants to sell the members for stupid, is naive and ignorant at the same time. On the one hand, he just blocks every approach of renewal as General Secretary, because you always have to talk about people who have to implement the content of a coalition. Naïve is the desire to keep the personnel issues still under the lid, also because it percolates anyway. And there it is all the better, the SPD members learn the office distribution from their own board than by the BILD newspaper. Because they will not wait until the members have voted on the coalition agreement. No GroKO!</text:p>
          </table:table-cell>
          <table:table-cell office:value-type="string" calcext:value-type="string">
            <text:p>negative</text:p>
          </table:table-cell>
          <table:table-cell table:number-columns-repeated="1021"/>
        </table:table-row>
        <table:table-row table:style-name="ro16">
          <table:table-cell office:value-type="string" calcext:value-type="string">
            <text:p>Lacht. Mal logisch denken. Woher sollen die 15 - 19% denn kommen? Das sind lächerlich dumme und extrem irrationale rechte Wunschvorstellungen und durch KEINE seriöse Umfrage gedeckt. Wenn die AfD komplett von einer bundesweiten CSU übernommen würde, nur bei einer solch unrealistischen Vorstellung könnte eine solche irrwitzige Zahl zustandekommen.</text:p>
          </table:table-cell>
          <table:table-cell office:value-type="string" calcext:value-type="string">
            <text:p>Laughs. Think logically. Where should the 15 - 19% come from? These are ridiculously stupid and extremely irrational right wishful thinking and covered by NO serious survey. If the AfD were to be taken over completely by a nationwide CSU, only such an unrealistic idea could make such an absurd figure come about.</text:p>
          </table:table-cell>
          <table:table-cell office:value-type="string" calcext:value-type="string">
            <text:p>negative</text:p>
          </table:table-cell>
          <table:table-cell table:number-columns-repeated="1021"/>
        </table:table-row>
        <table:table-row table:style-name="ro30">
          <table:table-cell office:value-type="string" calcext:value-type="string">
            <text:p>Warum sollte der Handwerker, der dazu 12 Jahre Zeit hatte, beim nächsten Mal besser arbeiten?nur dumme Leute glauben es und holen wieder den selben Handwerker.</text:p>
          </table:table-cell>
          <table:table-cell office:value-type="string" calcext:value-type="string">
            <text:p>Why should the craftsman, who has had 12 years to spare, work better next time? Only stupid people believe it and bring back the same craftsman.</text:p>
          </table:table-cell>
          <table:table-cell office:value-type="string" calcext:value-type="string">
            <text:p>negative</text:p>
          </table:table-cell>
          <table:table-cell table:number-columns-repeated="1021"/>
        </table:table-row>
        <table:table-row table:style-name="ro18">
          <table:table-cell office:value-type="string" calcext:value-type="string">
            <text:p>"1. Ein gutes Drittel der Wähler war offenbar mit ""dem Handwerker"" zufrieden. 2. Die alternativ werbenden Handwerker ließen keine bessere Arbeit erwarten, zumal ihnen erkennbar das notwendige Werkzeug fehlte. 3. Nach allem, was wir derzeit erleben müssen, können die ""dummen Leute"" doch froh sein, die Firma Schulz nicht geholt zu haben. Herr Schulz hätte vermutlich die Tapeten quer an die Wand genagelt und Klingeldraht für die 230V-Steckdosen verwendet."</text:p>
          </table:table-cell>
          <table:table-cell office:value-type="string" calcext:value-type="string">
            <text:p>"1. A good third of the voters were apparently satisfied with ""the craftsman"". 2. The alternatively advertising craftsmen did not expect a better job, especially since they lacked the necessary tools. 3. After all that we have to experience at the moment, the ""stupid people"" can be glad to not have brought the company Schulz. Mr. Schulz would probably have nailed the wallpaper across the wall and used bell wire for the 230V sockets."</text:p>
          </table:table-cell>
          <table:table-cell office:value-type="string" calcext:value-type="string">
            <text:p>negative</text:p>
          </table:table-cell>
          <table:table-cell table:number-columns-repeated="1021"/>
        </table:table-row>
        <table:table-row table:style-name="ro20">
          <table:table-cell office:value-type="string" calcext:value-type="string">
            <text:p>Nachher will es keiner gewesen sein. Es scheint mit Martin Schulz und der SPD so zu sein wie bei Fussballtrainern: Sieg hat die Mannschaft geholt, Niederlage hat der Trainer verbockt. Oder anders ausgedrückt: war die 100% Wahl vor einem Jahr Schwarmdummheit und die Hinterzimmerabwahl gestern Schwarmintelligenz oder umgekehrt? Ein SPD-Vorstandgremium, das alle Schritte in dem Jahr so gemacht hat wie Martin Schulz kann wohl kaum sagen, es wäre nur das Ei und Schulz die Henne.Wirklich gewollte Erneuerung könnte z.B. darin bestehen diese beschriebenen Mechanismen wenns drauf ankommt ausgesetzt werden und die Führungskräfte der Partei tatsächlich zusammenstehen. Aber das ist naiv von mir, ich weiß.</text:p>
          </table:table-cell>
          <table:table-cell office:value-type="string" calcext:value-type="string">
            <text:p>Afterwards nobody wants to be. It seems to be like Martin Schulz and the SPD as football coaches: victory has brought the team, defeat has screwed up the coach. Or put another way: was the 100% election a year ago foolishness and the backroom descent yesterday swarm intelligence or vice versa? An SPD board committee that has done all the steps in the year as Martin Schulz can hardly say, it would be only the egg and Schulz the hen. Really wanted renewal could be, for example. These are the mechanisms described when it matters and the leaders of the party actually stand together. But that's naive of me, I know.</text:p>
          </table:table-cell>
          <table:table-cell office:value-type="string" calcext:value-type="string">
            <text:p>negative</text:p>
          </table:table-cell>
          <table:table-cell table:number-columns-repeated="1021"/>
        </table:table-row>
        <table:table-row table:style-name="ro72">
          <table:table-cell office:value-type="string" calcext:value-type="string">
            <text:p>In Italien wurde die Italienische CDU von einen Herrn B. vernichtet und der hat die Wähler übernommen. Wobei in Italien die Verstrickungen mit deR Mafia natürlich ein weiterer Grund waren, aber ich glaube das die meisten Partteien in dieser Richtung immer mehr in die Richtung des linken Mainstreams gehen. Sie wollen alle eine grössere und mächtere EU und im grossen und ganzen erhöhen sie ständig die Staaatseinnahmen. Die Wähler dieser Partteien vershcwinden, aber nicht vollständig sondern laufen über zu neuen Parteien. In Deutschland halt zur AFD. Das Problem ist halt für Parteien wie die CDU die sind so stark im PC System drin das sie nicht mehr viel mit ihren Wählern am Hut haben die überhaupt nicht so PC sind. Merkel hat die Partei halt massiv in Richtung linksgrün verschoben und damit erstmal fett Wahlen gewonnen. Da ihre alten Wähler keine alternative hatten und sie für neue Schichten spannend war. Nun ibt es aber die Alternative und jetzt kann sie nicht mehr genug auf der linken Seite gewinnen wie sie auf der rechten Seite verliert. Lustig finde ich das genau das gleiche beiden grossen Parteien passiert ist. Sie haben eine Zeit lang Poltik ganz klar gegen ihren eigentlichen Markenkern gemacht um damit die Mitte zu gewinnen und damit die Wahlen. Nur haben sie damit auf ihren Rändern grosse neue Parteien(AFD)entstehen oder eine Partei die kurz von den Ende stand die wiederaufstieg ermöglicht (Hartz IV- SPD, offene Grenzen ohne irgendwelche Kontrollen-CDU) Es ist echt lustig beide Parteien können noch eine Wahl gewinnen, wenn sie für das Volk den klar besserne Kandidaten haben und wirklich fast die ganze Mitte abraeumen. Nur zusammen reicht es bald nicht mehr überhaupt zusammen zu regieren. Es würde mich schon stark wundern wenn in 3,5 Jahren wenn wir wieder wählen müsten es noch für CDU und SPD zusammen reicht. Ich halte es sogar für möglich das die SPD die Wahl gewinnt wenn sie den für die Mitte deutlich besseren Kandidaten hat im Vergleich zum Merkel Nachfolger. Frau Merkel hat sich halt extrme politisch dumm verhalten als sie die Grenzen geöffnet hat. Sie hat damit klar gegne die aussagen von F.j.Strauß gehandelt das es rechts der Union keine demokratische Partei geben darf. Dazu hat sie sich gegne Milton Friedman gestellt der gesagt hat man kann einen Sozialstaat haben oder offene Grenzen aber nicht beides zur gleichen Zeit. Ich glaube sogar wenn die SPD und die Grünen regiert hätten, hätte man nicht im Ansatz so die Grenzen aufgemacht wie Frau Merkel. Denn beide hätten extrem Angst gehabt das die CDU massiv dadurch gewinnen würde.</text:p>
          </table:table-cell>
          <table:table-cell office:value-type="string" calcext:value-type="string">
            <text:p>In Italy, the Italian CDU was destroyed by a Mr. B. and has taken over the voters. Of course, in Italy, the involvement with the Mafia was another reason, but I think that most of the parties in this direction are increasingly in the direction of the left mainstream. They all want a bigger and more powerful EU and, by and large, they are constantly increasing the revenues of the States. The voters of these parties wind up, but not completely, but move on to new parties. In Germany stop at the AFD. The problem is just for parties like the CDU who are so strong in the PC system that they do not have much with their voters who are not PC at all. Merkel has the party halt massively shifted in the direction of the left green and thus won first bold elections. Because her old voters had no alternative and she was thrilling for new strata. Now there is the alternative and now she can not win enough on the left side as she loses on the right side. Funny, I think that exactly the same two big parties happened. For quite some time, they have clearly been doing Poltik against their very own brand core in order to win the middle and thus the elections. Only they have created on their margins big new parties (AFD) or a party that stood shortly after the end of the resurgence (Hartz IV-SPD, open borders without any controls CDU) It is really funny both parties can still have a choice win if they have the clear better candidate for the people and really clear almost the entire middle. Only together will it not be enough to govern at all. I would be very surprised if in 3.5 years if we had to choose it again for CDU and SPD together. I think it is even possible that the SPD wins the election if she has the middle for the better candidates in comparison to the Merkel successor. Ms Merkel has behave extremely politically stupid as she has opened the borders. She clearly acted against the statements of F.J.Strauss that there can not be a democratic party on the right of the Union. Milton Friedman said that one can have a welfare state or open borders but not both at the same time. I believe that even if the SPD and the Greens had ruled, they would not have opened the frontiers as much as Ms. Merkel did. Because both were extremely afraid that the CDU massively win.</text:p>
          </table:table-cell>
          <table:table-cell office:value-type="string" calcext:value-type="string">
            <text:p>negative</text:p>
          </table:table-cell>
          <table:table-cell table:number-columns-repeated="1021"/>
        </table:table-row>
        <table:table-row table:style-name="ro14">
          <table:table-cell office:value-type="string" calcext:value-type="string">
            <text:p>Wir leben in der Bakschischrepublik Und es gibt keinen Sieg. Die Hoffnung ist ein träges Vieh und nähert sich an der Staatsdoktrin. - - - - - kennt das noch wer? HiP Bei mir kommt ein 30 Jahre altes Gefühl wieder hoch, nicht nur schlecht, damals war ich 30 Jahre jünger, aber es ist ein Gefühl von Stillstand, von einer dummen Regierung, von einem Apparat der sich nur selbst erhält und jede Veränderung scheut. Ja, Fleischhauer hat es in seiner Aussensicht der DDR gut erfasst, es entspricht meinem Gefühl damals als Insasse der Idiotenrepublik: Das ist DDR-Mief, was da auf uns zu kommt kommt. Und dazu das infantile Grinsen von Nahles, erinnert langsam an das dumme kalte Grinsen unser damaligen blaugelockten Landesmutter. Dem Text von Fleischhauer merkt man förmlich die Wut und Ungeschliffenheit an. Ich kann das nachfühlen.</text:p>
          </table:table-cell>
          <table:table-cell office:value-type="string" calcext:value-type="string">
            <text:p>We live in the Bakschish Republic And there is no victory. The hope is a lazy cattle and approaches the state doctrine. - - - - - Does that still know who? HiP With me a 30 year old feeling comes back up, not only bad, then I was 30 years younger, but it's a feeling of stagnation, of a stupid government, of an apparatus that only gets itself and shuns any change. Yes, Fleischhauer has grasped it well in his outside view of the GDR, it corresponds to my feeling at that time as the inmate of the idiotic republic: This is GDR-Mief, what's coming up to us. And to the infantile grin of Nahles, slowly reminds of the stupid cold grin our then blue-laced mother country. The text by Fleischhauer you can almost notice the anger and imbecility. I can feel that.</text:p>
          </table:table-cell>
          <table:table-cell office:value-type="string" calcext:value-type="string">
            <text:p>negative</text:p>
          </table:table-cell>
          <table:table-cell table:number-columns-repeated="1021"/>
        </table:table-row>
        <table:table-row table:style-name="ro33">
          <table:table-cell office:value-type="string" calcext:value-type="string">
            <text:p>1. Armutsquote: Ihnen geht es doch darum, dass der Staat der Wirtschaft nicht dazwischen funken soll, wenn es darum geht Wohlstand für alle zu erzeugen. Wenn die Armutsquote sinkt, ist es aber nun schuld des Staates? Ziemlich unlogisch, zumal es doch die privaten sind, die niedrige Löhne zahlen, nicht der Staat. Also schuld an Armutsquoten kann nur die eine Seite haben. Die Armutsquote entsteht durch niedrige Löhne, der Staat wird doch immer dafür kritisiert seinen Bediensteten zu viel zu bezahlen. 2. Scholz ein besonnener Mensch, dem sie das Finanzministerium anvertrauen? Jetzt wirds immer abenteuerlicher. Jemand in dessen regierungszeit ein knapp 800 Mio. Euro teures konzerthaus für die Oberschicht fällt? Ganz ehrlich, so langsam glaube ich Herr fleischhauer, sie wollen uns wirklich für dumm verkaufen. Oder sie haben ihren eigenen Irrtum, der ihre vermeintliche Errungenschaft darstellt, noch nicht als solchen identifiziert.</text:p>
          </table:table-cell>
          <table:table-cell office:value-type="string" calcext:value-type="string">
            <text:p>1. Poverty rate: You are concerned that the state of the economy should not intervene when it comes to generate wealth for all. But if the poverty rate goes down, is it the state's fault? Quite illogical, especially as it is the private ones who pay low wages, not the state. So blame for poverty rates can only have one side. The poverty rate is caused by low wages, the state is always criticized for overpaying its employees. 2. Scholz a prudent person to whom they entrust the Ministry of Finance? Now it's getting more and more adventurous. Someone in whose reign a nearly 800 million euro expensive concert hall for the upper class falls? Honestly, I believe Mr. Fleischhauer, they really want to sell us stupid. Or they have not yet identified their own error, which represents their supposed achievement, as such.</text:p>
          </table:table-cell>
          <table:table-cell office:value-type="string" calcext:value-type="string">
            <text:p>negative</text:p>
          </table:table-cell>
          <table:table-cell table:number-columns-repeated="1021"/>
        </table:table-row>
        <table:table-row table:style-name="ro29">
          <table:table-cell office:value-type="string" calcext:value-type="string">
            <text:p>steht die SPD jetzt doch wesentlich besser da als vor 8 Tagen. Die Last Schulz ist abgeworfen und damit auch alle dummen Sprüche wie die Koalition ist beendet, keine neue Koalition mit der CDU, nie Minister unter Merkel usw. Jetzt geht das normale Leben nach einer BTW weiter. Gespräche mit allen regierungswürdigen Parteien, Abschluss einer Koalition. Wie sich das im wahren Leben gehört.</text:p>
          </table:table-cell>
          <table:table-cell office:value-type="string" calcext:value-type="string">
            <text:p>the SPD is now much better than it was 8 days ago. The load Schulz is thrown off and thus all stupid sayings like the coalition is over, no new coalition with the CDU, never ministers under Merkel, etc. Now the normal life continues after a BTW. Talks with all governments, conclusion of a coalition. How that belongs in real life.</text:p>
          </table:table-cell>
          <table:table-cell office:value-type="string" calcext:value-type="string">
            <text:p>negative</text:p>
          </table:table-cell>
          <table:table-cell table:number-columns-repeated="1021"/>
        </table:table-row>
        <table:table-row table:style-name="ro39">
          <table:table-cell office:value-type="string" calcext:value-type="string">
            <text:p>ich hätte nie gedacht das mir einmal diese Worte über die Lippen kommen werden. Aber die SPD, genauer gesagt ihre Basis, sind die einzigen die dieses Komödienstadel in Regierungsverantwortung noch verhindern können. Sowohl Gabriel als auch Schulz haben sich mit ihrem Verhalten für jegliche Regierungsverantwortung disqualifiziert. Ausserdem offenbart es dem dummen Wahlmichel nun worum es in Wirklichkeit geht. Nicht um Veränderung oder Regierungsprogramme sondern einzig und alleine um Posten und Macht. Bitte liebe SPD-Basis tut uns das nicht an! Ihr seid die Einzigen die jetzt noch die Macht haben dieses Kabinett des Grauens noch zu verhindern. Steht zu eurer Verantwortung für euer Land und stimmt gegen den Koalitionsvertrag.</text:p>
          </table:table-cell>
          <table:table-cell office:value-type="string" calcext:value-type="string">
            <text:p>I never thought that these words would come to me once. But the SPD, or more precisely its base, are the only ones who can still prevent this comrade in government responsibility. Both Gabriel and Schulz have disqualified themselves with their behavior for any government responsibility. In addition, it reveals to the stupid Wahlmichel what it really is. Not about change or government programs, but only about posts and power. Please love SPD basis does not do that to us! You are the only ones who still have the power to prevent this Cabinet of horror. Is your responsibility for your country and votes against the coalition agreement.</text:p>
          </table:table-cell>
          <table:table-cell office:value-type="string" calcext:value-type="string">
            <text:p>negative</text:p>
          </table:table-cell>
          <table:table-cell table:number-columns-repeated="1021"/>
        </table:table-row>
        <table:table-row table:style-name="ro7">
          <table:table-cell office:value-type="string" calcext:value-type="string">
            <text:p>Hoffentlich wird jetzt nicht wieder der Waffen-Händler Gabriel Außenminister! Die SPD war seit dem Abservieren von Oskar Lafontaine so dumm, sich selbst immer selbst lebensgefährliche Dolchstöße zu verpassen. Die SPD war auch immer eine Partei des Friedens und des internationalen Ausgleichs, die mit dem Friedensnobelpreis für die Ost-Politik Willy Brandts höchste Auszeichnung erfahren hat , aber ihr ist mittlerweile soviel Dummheit zuzutrauen, daß sie sich mit einer nochmaligen Besetzung des Außenamts mit dem Waffen-Händler Gabriel und nach der Abkehr von einer sozialen Politik seit Schröder jetzt auch weiter von ihren ehedem pazifistischen Zielsetzungen abwenden und damit selbst einen weiteren Dolchstoß verpassen würde. Die Abschiedstournee, die die SPD unter Gerhard Schröder begonnen, könnte dann schnell ein tödliches Ende finden ... naja, zumindest das Abrutschen in die völlige politische Bedeutungslosigkeit ... Ich hoffe, daß wenigstens die Jusos soviel Rückrat und Ideale haben, daß sie einen Außenminister Gabriel verhindern werden.</text:p>
          </table:table-cell>
          <table:table-cell office:value-type="string" calcext:value-type="string">
            <text:p>Hopefully the weapon dealer Gabriel will not be Foreign Minister again! Since serving Oskar Lafontaine, the SPD has been stupid enough to give itself life-threatening dagger blows. The SPD has always been a party of peace and international reconciliation, which received Willy Brandt's highest honor with the Nobel Peace Prize for Eastern Policy, but she is now so stupid enough to trust herself with a renewed occupation of the Foreign Office - Dealer Gabriel and after turning away from a social policy since Schröder now further away from their formerly pacifist objectives averted and thus would miss even another stab. The farewell tour, begun by the SPD under Gerhard Schröder, could then quickly find a deadly end ... well, at least slipping into the complete political insignificance ... I hope that at least the Jusos have so many backbones and ideals that they have one Foreign Minister Gabriel will prevent.</text:p>
          </table:table-cell>
          <table:table-cell office:value-type="string" calcext:value-type="string">
            <text:p>negative</text:p>
          </table:table-cell>
          <table:table-cell table:number-columns-repeated="1021"/>
        </table:table-row>
        <table:table-row table:style-name="ro18">
          <table:table-cell office:value-type="string" calcext:value-type="string">
            <text:p>"sind die Genossen jetzt fassungslos? Daß sie seit Jahr und Tag DIESEM ""Führungspersonal"" hinterherlaufen, die dummen Worthülsen alle geschluckt haben, jede erdenktliche Peinlichkeit dieser Schulz', Nahles; Oppermanns weggesteckt haben? Daß all diese Rohrkrepierer in dieser Partei treiben konnten, was sie wollten und dafür noch kräftig kassiert haben? Nein, liebe SPD - wenn man euch ernst nehmen soll, müßt ihr schon noch ein paar andere Altlasten loswerden!"</text:p>
          </table:table-cell>
          <table:table-cell office:value-type="string" calcext:value-type="string">
            <text:p>"Are the comrades stunned now? That they have been running after THAT ""management staff"" for years, who have all swallowed stupid words, every conceivable embarrassment of this Schulz, Nahles; Oppermanns have put away? That all those ramblers in this party could do what they wanted and have cashed for it? No, dear SPD - if you are to be taken seriously, you have to get rid of a few other contaminated sites!"</text:p>
          </table:table-cell>
          <table:table-cell office:value-type="string" calcext:value-type="string">
            <text:p>negative</text:p>
          </table:table-cell>
          <table:table-cell table:number-columns-repeated="1021"/>
        </table:table-row>
        <table:table-row table:style-name="ro8">
          <table:table-cell office:value-type="string" calcext:value-type="string">
            <text:p>"ein Witz und wurde von SPD und CDU/CSU getragen. Gleich zu Anfang steht: ""Wir wollen die EU stärken"". Natürlich wollen wir die EU stärken, aber doch nicht als vorrangiges Ziel. Erst einmal muss der Laden in Deutschland in Ordnung gebracht werden. Wir hatten ja schließlich keine Europawahl, sondern eine Bundestagswahl. Und da sollte der Bundesbürger und seine Probleme im Vordergrund stehen. Die Besetzung der Ministerposten ist auch ein Witz. Olaf Scholz wollte angeblich nie nach Berlin. Mit Seehofer haben wir jetzt einen Heimatminister. Vieleicht gründet der, nach dem Vorbild der USA, eine Homeland-Security. Das schafft Arbeitsplätze. In seinem Keller, mit seiner Modell-Eisenbahn wäre er besser aufgehoben. Der absolute Witz ist der Pippi Langstrumpf-Verschnitt Bätschi-Andrea Nahles. Das ist doch unglaublich, dass die SPD da nicht besseres finden kann. Es gibt deutlich intelligentere und moderate Frauen in der SPD. Soll nicht heißen, dass Andrea Nahles dumm ist. Sie ist aber absolut ungeeignet für diesen Job, weil sie nicht souverän ist, sondern alles auf die Spitze treibt. Ich bin für eine Minderheitsregierung und die Abschaffung des Fraktionszwangs, der im Grundgesetz überhaupt nicht vorgesehen ist, Dann müsste Frau Merkel mal zeigen, was sie kann. Ohne große Blöcke in ihrem Rücken. Sie würde nach wenigen Monaten scheitern. Das Problem ist nur, wer kommt dann. Einer der unfähigen Top-Politiker der CDU/CSU? Eher nicht. Wahrscheinlich Frau Kramp-Karrenbauer und das wäre eine gute Lösung. Andrea Nahles sollte man feuern, Malu Dreyer wäre eine Lösung, wenn sie dann will. Das wäre mal ein Anfang, aber noch lange nicht das Ende in diesem Chaos-Haufen."</text:p>
          </table:table-cell>
          <table:table-cell office:value-type="string" calcext:value-type="string">
            <text:p>"a joke and was borne by SPD and CDU / CSU. Right at the beginning is: ""We want to strengthen the EU"". Of course we want to strengthen the EU, but not as a priority objective. First of all, the shop in Germany must be put in order. After all, we did not have a European election, but a federal election. And that's where the German citizen and his problems should be in the foreground. The occupation of ministerial posts is also a joke. Olaf Scholz supposedly never wanted to go to Berlin. We now have a home secretary with Seehofer. Maybe this is based on the model of the US, a homeland security. That creates jobs. In his basement, with his model railroad, he would be better off. The absolute joke is the Pippi Longstocking blend Bätschi Andrea Nahles. This is unbelievable that the SPD can not find better. There are much smarter and moderate women in the SPD. Do not mean that Andrea Nahles is stupid. But she is absolutely unfit for this job, because she is not sovereign, but pushes everything to the extreme. I am for a minority government and the abolition of the compulsory parliamentary group, which is not provided for in the Basic Law at all, then Mrs. Merkel would have to show what she can do. Without big blocks in her back. It would fail after a few months. The problem is, who will come. One of the incompetent top politicians of the CDU / CSU? Rather not. Probably Mrs. Kramp-Karrenbauer and that would be a good solution. One should fire Andrea Nahles, Malu Dreyer would be a solution if she wants to. That would be a start, but not the end in this messy heap."</text:p>
          </table:table-cell>
          <table:table-cell office:value-type="string" calcext:value-type="string">
            <text:p>negative</text:p>
          </table:table-cell>
          <table:table-cell table:number-columns-repeated="1021"/>
        </table:table-row>
        <table:table-row table:style-name="ro48">
          <table:table-cell office:value-type="string" calcext:value-type="string">
            <text:p>Jetzt in die SPD eintreten? Wozu? An der Mitgliederbefragung können die nach dem 06.02.18 eingetretenen Neuparteiler eh nicht teilnehmen. Die große Austrittswelle, wird erst nach der Mitgliederbefragung kommen. Vorher, wäre es nur dumm.</text:p>
          </table:table-cell>
          <table:table-cell office:value-type="string" calcext:value-type="string">
            <text:p>Join the SPD now? What for? At the member survey, the new party who joined after 06.02.18 can not attend anyway. The big exit wave, will come only after the member survey. Before, it would only be stupid.</text:p>
          </table:table-cell>
          <table:table-cell office:value-type="string" calcext:value-type="string">
            <text:p>negative</text:p>
          </table:table-cell>
          <table:table-cell table:number-columns-repeated="1021"/>
        </table:table-row>
        <table:table-row table:style-name="ro25">
          <table:table-cell office:value-type="string" calcext:value-type="string">
            <text:p>dass Schulz oder die anderen ranghohen SPD Genossen geglaubt haben, dass die Entscheidung Schulz zum Außenminister oder egal zu welchem Minister zu machen nach dessen Aussagen am und nach dem Wahlabend, bei irgend jemanden gut ankommen kann. Unglaublich naiv oder eigentlich schon dumm. Dazu brauche ich auch keine Umfragen, da reicht ein Besuch in der nächsten Kneipe. Der Wähler mag ja im Allgemeinen vergesslich sein, aber so vergesslich nun auch wieder nicht. Man kann nur mit dem Kopf schütteln.</text:p>
          </table:table-cell>
          <table:table-cell office:value-type="string" calcext:value-type="string">
            <text:p>that Schulz or the other senior SPD comrades believed that the decision to make Schulz Foreign Minister, or whatever minister, according to his statements on and after election night, could be well received by anyone. Incredibly naive or actually stupid. For this I do not need any surveys, since a visit to the next pub is enough. The voter may generally be forgetful, but forget about it again. You can only shake your head.</text:p>
          </table:table-cell>
          <table:table-cell office:value-type="string" calcext:value-type="string">
            <text:p>negative</text:p>
          </table:table-cell>
          <table:table-cell table:number-columns-repeated="1021"/>
        </table:table-row>
        <table:table-row table:style-name="ro19">
          <table:table-cell office:value-type="string" calcext:value-type="string">
            <text:p>Was jetzt diese seltsame Stinger-Argumentationsschiene der Putinisten soll, die offenbar am schwarzen Brett steht ist rätselhaft. Welche der Angriffe auf die Bevölkerung und die afghanische Armee werden damit ausgeführt? Und den Unterschied zwischen den damaligen Widerstandsgruppen und den Taliban dürfen Sie gerne mal nachlesen. Die Logik, warum man gegen die nichts unternehmen sollte, weil u.a. die seinerzeit geholfen haben, die Sowjets zu vertreiben ist ebenfalls erklärungsbedürftig. Hier führt ganz offenbar revanchistische Sowjet-Ostalgie die Feder. Wenn Bomben gegen Partisanen nichts bringen, frage ich mich was die Russen mit ihren dummen Bomben dann in Syrien machen. Ich ahne es, sie auch:)? Und hören Sie auf mit diesen unverschämten Propagandisten-Schablonen vom Vasallenstaat, sondern schauen Sie zu, dass Ihr eigenes Land endlich mal etwas etwas vergleichbar Konstruktives für die Bevölkerung auf die Reihe bringt, wie unsere gewählten Regierungen.</text:p>
          </table:table-cell>
          <table:table-cell office:value-type="string" calcext:value-type="string">
            <text:p>What should now Putinists this strange Stinger line of argument, which apparently on the bulletin board is puzzling. Which of the attacks on the population and the Afghan army are being carried out? And you may like to read the difference between the former resistance groups and the Taliban. The logic why you should not do anything about it, because ia. which at the time helped to expel the Soviets is also in need of explanation. This is evidently due to revanchist Soviet-Eastern-algies. If there are no bombs against partisans, I wonder what the Russians are doing with their stupid bombs in Syria. I suspect it, too :)? And stop with those outrageous propaganda templates from the vassal state, but watch out for your own country to finally make something constructively constructive for the people like our elected governments.</text:p>
          </table:table-cell>
          <table:table-cell office:value-type="string" calcext:value-type="string">
            <text:p>negative</text:p>
          </table:table-cell>
          <table:table-cell table:number-columns-repeated="1021"/>
        </table:table-row>
        <table:table-row table:style-name="ro30">
          <table:table-cell office:value-type="string" calcext:value-type="string">
            <text:p>"Das ist Herr Netanyahu. ""Guckst du dumm, kriegst du die Eier abgeschnitten und ich f... deine Schwester."" Hat sich durchaus bewährt und er meint das auch so und setzt das um."</text:p>
          </table:table-cell>
          <table:table-cell office:value-type="string" calcext:value-type="string">
            <text:p>"This is Mr. Netanyahu. ""Are you stupid, you get the eggs cut off and I f ... your sister."" Has proven itself and he thinks so synonymous and implements that."</text:p>
          </table:table-cell>
          <table:table-cell office:value-type="string" calcext:value-type="string">
            <text:p>negative</text:p>
          </table:table-cell>
          <table:table-cell table:number-columns-repeated="1021"/>
        </table:table-row>
        <table:table-row table:style-name="ro38">
          <table:table-cell office:value-type="string" calcext:value-type="string">
            <text:p>"Lächerlich, das ist die Aussage für die ganz dummen. Einen Krieg von Russland in der Ostukraine gibt es nicht. Was es aber gibt, ist eine ukrainische Regierung, die Militär gegen Demonstranten geschickt hat. Eine Regierung die es duldet, das Demonstranten verbrannt werden (Odessa) und verhindert, dass die Verbrecher verurteilt werden. Um davon abzulenken, hat man den alten Feind wieder aufgebaut. Russland. Einen Feind dem man bis heute nicht vergeben hat, dass er das Deutsche Reich besiegt hat. Siehe die unwürdigen Vorwürfe zum Gedenken an den Sieg von Stalingard. Da hat man sehr stark gesehen, wessen geistes Kind die Kritiker waren. Die haben die NIederlage nicht verkraftet. Was man von den ""westlichen Werten"" und dem Völkerrecht halten kann, auf das sich u.a. Deutschland so beruft, sieht man zur Zeit in Syrien. Da stört weder der Angriff der Türkei auf einen anderen Staat, noch die mindestens 2000 in Syrien stationierten US-Soldaten. Auch die Ermordung syrischer Soldaten wird nicht kritisiert. Nein, man übernimmt die lächerlichen Aussagen des US-Militärs. Auch ist die Bundesregierung an diesen Völkerrechtsbruch unmittelbar beteiligt, da sie ja die Aufklärungsdaten der Tornado-Flüge den Türken wie den Amerikanern zur Verfügung stellt."</text:p>
          </table:table-cell>
          <table:table-cell office:value-type="string" calcext:value-type="string">
            <text:p>"Ridiculous, that's the statement for the very stupid. There is no war of Russia in eastern Ukraine. But what is there is a Ukrainian government that has sent military against protesters. A government that tolerates the demonstrator being burned (Odessa) and prevents the criminals from being convicted. To divert attention, the old enemy has been rebuilt. Russia. An enemy whom you have not forgiven until today, that he has defeated the German Reich. See the unworthy allegations in memory of the victory of Stalingard. One has seen very strongly whose brains the critics were. They could not cope with the situation. What one can think of the ""Western values"" and international law, to which u.a. Germany is so called, you can see in Syria at the moment. Turkey's attack on another state, as well as the at least 2000 US troops stationed in Syria, does not bother. The murder of Syrian soldiers is not criticized. No, you take over the ridiculous statements of the US military. The Federal Government is also directly involved in this violation of international law, as it provides the reconnaissance data from the Tornado flights to the Turks and the Americans."</text:p>
          </table:table-cell>
          <table:table-cell office:value-type="string" calcext:value-type="string">
            <text:p>negative</text:p>
          </table:table-cell>
          <table:table-cell table:number-columns-repeated="1021"/>
        </table:table-row>
        <table:table-row table:style-name="ro10">
          <table:table-cell office:value-type="string" calcext:value-type="string">
            <text:p>Statt sich zu freuen, wie dieses zarte Plänzlein der Annäherung gedeiht, wird aus allen Rohren dagegen ge-trumpelt! Das erinnert mich an die bürgerliche Presse in den Jahren vor 1914. Ja, bei den postbürgerlichen Meinungsmacher schleicht sich langsam das Geschäft Konfliktverschärfer ein. Was hier wohl vergessen wurde: ein Trump-Bashing. Vielleicht jener: der böse dumme Trump hat die Nordkoreanr in die Hände der Südkoreaner getrieben.</text:p>
          </table:table-cell>
          <table:table-cell office:value-type="string" calcext:value-type="string">
            <text:p>Instead of rejoicing, as this delicate Plänzleleinin the approach thrives, is trumpeted from all the pipes against it! This reminds me of the bourgeois press in the years before 1914. Yes, the business of conflict-bourgeois is slowly creeping in among the post-bourgeois opinion-makers. What was probably forgotten here: a trump-bashing. Maybe that one: the evil stupid Trump has driven the North Koreans into the hands of the South Koreans.</text:p>
          </table:table-cell>
          <table:table-cell office:value-type="string" calcext:value-type="string">
            <text:p>negative</text:p>
          </table:table-cell>
          <table:table-cell table:number-columns-repeated="1021"/>
        </table:table-row>
        <table:table-row table:style-name="ro57">
          <table:table-cell office:value-type="string" calcext:value-type="string">
            <text:p>"für die Rückreise mit Öl zu betanken"" Wie albern ist das denn? Ein dummer Kniefall der Südkoreaner vor Herrn Trump!"</text:p>
          </table:table-cell>
          <table:table-cell office:value-type="string" calcext:value-type="string">
            <text:p>"to fill up with oil for the return trip ""How silly is that? A stupid prostration of the South Koreans in front of Mr. Trump!"</text:p>
          </table:table-cell>
          <table:table-cell office:value-type="string" calcext:value-type="string">
            <text:p>negative</text:p>
          </table:table-cell>
          <table:table-cell table:number-columns-repeated="1021"/>
        </table:table-row>
        <table:table-row table:style-name="ro12">
          <table:table-cell office:value-type="string" calcext:value-type="string">
            <text:p>Es ist lächerlich. Da wird ein Ziel vereinbart für 2030, dann ist keiner der Politiker mehr aktiv und das Thema ist durch. Da versagt die Desaster Merkel über Jahre und tut gar nichts, dann vertagt sie es einfach auf irgendwann. Und klar zum Thema Diesel wieder Mal nur heisse Luft. Ich nenne das Totalversagen und Volksverdummung. Die Truppe der Verlierer entwickelt sich zu einer Truppe der Versager.</text:p>
          </table:table-cell>
          <table:table-cell office:value-type="string" calcext:value-type="string">
            <text:p>It is ridiculous. Since a goal is agreed for 2030, then none of the politicians is more active and the topic is through. Since the disaster Merkel fails for years and does not do anything, then it simply postpones it sometime. And clearly on the subject of diesel again only hot air. I call that total failure and people dumbing down. The troupe of losers evolves into a troop of losers.</text:p>
          </table:table-cell>
          <table:table-cell office:value-type="string" calcext:value-type="string">
            <text:p>negative</text:p>
          </table:table-cell>
          <table:table-cell table:number-columns-repeated="1021"/>
        </table:table-row>
        <table:table-row table:style-name="ro16">
          <table:table-cell office:value-type="string" calcext:value-type="string">
            <text:p>Mexikos Drogenbosse produzieren das Zeug doch nicht tonnenweise weil es keiner konsumiert. Und die Hauptabnehmer, dass wissen wir dank zahlreicher Dokus doch, sind leider Konsumenten in den USA. Solange die Kartelle sich dumm und dusselig daran verdienen, wird es auch schwierig die Korruption in Mexiko zu beenden.</text:p>
          </table:table-cell>
          <table:table-cell office:value-type="string" calcext:value-type="string">
            <text:p>Mexico's drug bosses do not produce the stuff by the ton because no one consumes it. And the main customers, that we know thanks to numerous documentaries, are unfortunately consumers in the USA. As long as the cartels make a stupid and dorky job, it will be difficult to end the corruption in Mexico.</text:p>
          </table:table-cell>
          <table:table-cell office:value-type="string" calcext:value-type="string">
            <text:p>negative</text:p>
          </table:table-cell>
          <table:table-cell table:number-columns-repeated="1021"/>
        </table:table-row>
        <table:table-row table:style-name="ro28">
          <table:table-cell office:value-type="string" calcext:value-type="string">
            <text:p>Sie wollen doch jetzt nicht allen Ernstes die intellektuellen Duelle zweier Giganten mit dem Pipiquatschdumm-Gehabe von Fr. Nahles vergleichen, oder???</text:p>
          </table:table-cell>
          <table:table-cell office:value-type="string" calcext:value-type="string">
            <text:p>You do not want to seriously compare the intellectual duels of two giants with the perverted stupidity of Fr. Nahles, or?</text:p>
          </table:table-cell>
          <table:table-cell office:value-type="string" calcext:value-type="string">
            <text:p>negative</text:p>
          </table:table-cell>
          <table:table-cell table:number-columns-repeated="1021"/>
        </table:table-row>
        <table:table-row table:style-name="ro40">
          <table:table-cell office:value-type="string" calcext:value-type="string">
            <text:p>"So Gesetze wie den Mindestlohn. Leider mit so vielen Ausnahmen, dass ein großer Teil der Arbeitnehmer, davon Nichts hat. Dabei hatte man schon vor der GroKo 2013, gemeinsam mit Grünen und Linken dafür Zustimmung. Leider keine Ministersessel, deshalb gabs die GroKo und die Ausnahmen - Dank Nahles Gesetzentwurf. Auch die Sache mit der Betriebsrente, die man nun nochmal zusätzlich braucht und selbst bezahlt, ist ein Nahles-Gesetz. Das Tarifeinheitsgesetz ebenfalls. Scharping, Schröder - den Nahles als ""Abrissbirne des Sozialstaats"" bezeichnete, Müntefering und Beck. Überall war Nahles als Zertrümmerin in der ersten Reihe. Natürlich war sie vorher glühende Befürworterin - wie auch schon bei Schulz. Wenn die SPD-Mitglieder jetzt nicht wach werden und dem SPD-Verdummungswahn samt GroKo, eine Absage erteilen, wann dann? Wenn die Seeheimer eine SPD-Ortsgruppe im Konrad-Adenauer-Haus einrichten oder doch schon vorher?"</text:p>
          </table:table-cell>
          <table:table-cell office:value-type="string" calcext:value-type="string">
            <text:p>"So laws like the minimum wage. Unfortunately, with so many exceptions that a large part of the workforce has nothing of it. It was already before the GroKo 2013, together with Greens and left for approval. Unfortunately, no ministerial chairs, so there was the GroKo and the exceptions - thanks Nahles bill. Also, the thing with the occupational pension, which you now need again and pay yourself, is a Nahles law. The tariff unit law likewise. Scharping, Schröder - whom Nahles described as the ""wrecking ball of the welfare state"", Müntefering and Beck. Everywhere Nahles was a smash hit in the front row. Of course she was a fervent advocate before - as with Schulz. If the SPD members do not wake up now and reject the SPD dumbfounding with GroKo, then when? If the Seeheimer set up a SPD Ortsgruppe in the Konrad-Adenauer-Haus or even before?"</text:p>
          </table:table-cell>
          <table:table-cell office:value-type="string" calcext:value-type="string">
            <text:p>negative</text:p>
          </table:table-cell>
          <table:table-cell table:number-columns-repeated="1021"/>
        </table:table-row>
        <table:table-row table:style-name="ro25">
          <table:table-cell office:value-type="string" calcext:value-type="string">
            <text:p>Spätestens 2021 folgt das nächste Rendezvous mit der Realität. Es quietsch genug an der Spree, es besteht kein Bedarf daran. Es wäre schön, wenn die SPD über mehr Personen wie Kevin Kühnert, in ihren Spitzenpositionen verfügen würde, dann könnte die Glaubwürdigkeits-Abstinenz der SPD, schrittweise, außerhalb einer GroKo und einem Nahles-PR-Erneuerungs-Spin (die war schon beim Scharping-Sturz dabei - so neu???) abgefangen werden. Diese heutige SPD ist nur ein Sozialdemokraten-Verdummungs-Presswerk.</text:p>
          </table:table-cell>
          <table:table-cell office:value-type="string" calcext:value-type="string">
            <text:p>By 2021 at the latest, the next rendezvous with reality. It's squeaky enough on the Spree, there's no need for it. It would be nice if the SPD had more people like Kevin Kühnert in their top positions, then the credibility abstinence of the SPD, gradually, outside a GroKo and a Nahles PR renewal spin (which was already at Scharping- Fall while - so new ???) be caught. This today's SPD is just a Social Democrats dumbbell press shop.</text:p>
          </table:table-cell>
          <table:table-cell office:value-type="string" calcext:value-type="string">
            <text:p>negative</text:p>
          </table:table-cell>
          <table:table-cell table:number-columns-repeated="1021"/>
        </table:table-row>
        <table:table-row table:style-name="ro9">
          <table:table-cell office:value-type="string" calcext:value-type="string">
            <text:p>So macht es Sinn! Ich hatte mich schon gewundert, dass Sigmar Gabriel mit seinen Anschuldigungen so an die Presse gegangen ist, aber wahrscheinlich war das mit anderen Spitzengenossen abgestimmt, um Martin Schulz loszuwerden. Und das hat ja jetzt auch geklappt. Respekt! Scholz und Nahles haben ihn sehenden Auges ins Messer laufen lassen, indem sie ihn in seinem Wusch bestaerkt haben, Aussenminister zu werden. Der oeffentliche Aufschrei war ja zu erwarten (und ist auch gekommen). Damit konnte man die Demontage dann rechtfertigen. Jetzt muss man nur noch die Parteimitglieder verdummen, und schon ist alles in trockenen Tuechern. Klingt nach Verschwoerungstheorie, aber diesen 'Genossen' traue ich inzwischehen (fast) alles zu.</text:p>
          </table:table-cell>
          <table:table-cell office:value-type="string" calcext:value-type="string">
            <text:p>That's how it makes sense! I had already wondered why Sigmar Gabriel went to the press with his accusations, but probably that was in line with other top comrades to get rid of Martin Schulz. And that worked well now. Respect! Scholz and Nahles let him run the knife with his eyes, confirming in his wish to become foreign minister. The public outcry was to be expected (and has come). This could then justify the dismantling. All you have to do now is steal your party members, and you're all in a dry bag. Sounds like conspiracy theory, but in the meantime I trust (almost) everything to these 'comrades'.</text:p>
          </table:table-cell>
          <table:table-cell office:value-type="string" calcext:value-type="string">
            <text:p>negative</text:p>
          </table:table-cell>
          <table:table-cell table:number-columns-repeated="1021"/>
        </table:table-row>
        <table:table-row table:style-name="ro11">
          <table:table-cell office:value-type="string" calcext:value-type="string">
            <text:p>die noch Reste von Verstand haben. Ja ich kann nicht verstehen was man in der SPD als normaler Mensch will. Nur klar ist das Herr Schulz nur zurückgetreten ist, weil wohl Massen an Mitglieder bei ihren Kreisvorständen ihren Unmutz massiv gäussert haben. Wenn dann quasi aus jeden Kreis die ansage kommt das man diesen Wendehals nicht noch mit einen dicken Posten belohnen will, dann wirds auch für einen Parteivorstand schwierig. Da sieht man mal wieder wie gut es ist wenn es noch demokratische Befragungen gibt. Was ich mich frage ist ob Nahles bei der Sache drin steckt. Ob die Schulz gesagt hat, wenn du mir den Parteivorsitz gibst wird du dann Aussenminster. Ich traue das der Nahles zu und den Schulz auch so dumm das mitzumachen. Das er bei einen fetten Posten dann Wortbrüchig gegen den Siggi wird ist nun typisch für ein EU Parlamentarier. Dort gibt es ja keine Möglichkeit für das normale Volk jemanden der Wortbrüchig geworden ist vom Hof zu jagen. Von daher ist es dem Schulz sicher ganz neu das sowas passieren kann und ich vemrute die Nahles hat ihn mit diesen Trick abserviert. Es ist aber schön zu sehen wie Postengeil man in der Spitze der SPD ist.</text:p>
          </table:table-cell>
          <table:table-cell office:value-type="string" calcext:value-type="string">
            <text:p>which still have remnants of mind. Yes I can not understand what you want in the SPD as a normal person. Only clear is that Mr. Schulz has only resigned, because probably masses of members at their county councils have massively expressed their disgrace. If then from virtually every circle the announcement comes that one does not want to reward this wryneck with a thick post, then it becomes difficult for a party executive. As you can see again how good it is when there are democratic interviews. What I ask myself is whether Nahles is involved in the matter. Whether Schulz has said that if you give me the party chairmanship you will be Foreign Minister. I trust the Nahles and the Schulz so stupid to join. That he is at a fat post then Wortbrüchig against the Siggi is now typical of an EU parliamentarian. There is no possibility for the normal people, someone who has become worthless to hunt from the farm. Therefore, it is certainly new to the Schulz something can happen and I vemrute the Nahles has dumped him with this trick. But it's nice to see how Postengeil is in the forefront of the SPD.</text:p>
          </table:table-cell>
          <table:table-cell office:value-type="string" calcext:value-type="string">
            <text:p>negative</text:p>
          </table:table-cell>
          <table:table-cell table:number-columns-repeated="1021"/>
        </table:table-row>
        <table:table-row table:style-name="ro9">
          <table:table-cell office:value-type="string" calcext:value-type="string">
            <text:p>So macht es Sinn! Ich hatte mich schon gewundert, dass Sigmar Gabriel mit seinen Anschuldigungen so an die Presse gegangen ist, aber wahrscheinlich war das mit anderen Spitzengenossen abgestimmt, um Martin Schulz loszuwerden. Und das hat ja jetzt auch geklappt. Respekt! Scholz und Nahles haben ihn sehenden Auges ins Messer laufen lassen, indem sie ihn in seinem Wusch bestaerkt haben, Aussenminister zu werden. Der oeffentliche Aufschrei war ja zu erwarten (und ist auch gekommen). Damit konnte man die Demontage dann rechtfertigen. Jetzt muss man nur noch die Parteimitglieder verdummen, und schon ist alles in trockenen Tuechern. Klingt nach Verschwoerungstheorie, aber diesen 'Genossen' traue ich inzwischehen (fast) alles zu.</text:p>
          </table:table-cell>
          <table:table-cell office:value-type="string" calcext:value-type="string">
            <text:p>That's how it makes sense! I had already wondered why Sigmar Gabriel went to the press with his accusations, but probably that was in line with other top comrades to get rid of Martin Schulz. And that worked well now. Respect! Scholz and Nahles let him run the knife with his eyes, confirming in his wish to become foreign minister. The public outcry was to be expected (and has come). This could then justify the dismantling. All you have to do now is steal your party members, and you're all in a dry bag. Sounds like conspiracy theory, but in the meantime I trust (almost) everything to these 'comrades'.</text:p>
          </table:table-cell>
          <table:table-cell office:value-type="string" calcext:value-type="string">
            <text:p>negative</text:p>
          </table:table-cell>
          <table:table-cell table:number-columns-repeated="1021"/>
        </table:table-row>
        <table:table-row table:style-name="ro3">
          <table:table-cell office:value-type="string" calcext:value-type="string">
            <text:p>diese SPD, jedoch eine der wenigen vernünftigen Entscheidungen. Dieser Schulz als AM wäre überaus peinlich gewesen, völlig weltfremd und ideologisch irrlichternd wäre er international herumgestolpert und hätte Deutschland lächerlich gemacht. seine Apparatschik Sprache, seine doch recht dümmlichen und leeren Politphrasen diese Käsesätze würde doch niemand in Saudi Arabien, dem Iran oder in Vietnam verstehen können. Nicht weil die dumm sind, sondern weil sie eine besondere europäisch und deutsche Eigenheit geworden sind, welche die Dinge wie sie sind gar nicht erst berühren sollen. Dies jedoch merken die sprechblasenden selbst nicht mehr und machen sich zum Gespött der Menschen, welche noch halbwegs in der Erde verankert sind. So oder so, kein gutes Licht für die SPD dieser Schulz. Gabriel hingegen ist lustig, witzig, authentisch und halbwegs gebildet. Im übrigen hat die SPD immer auch sehr fähige Leute gehabt (Schröder, Müntefering, Steinbrück, Gabriet u.a), während bei der CDU vollkommene Wüste Sahara zu sein scheint. Ich sehe da keine grüne Pflanze, kein Sträuchlein, nichts, alle aufkeimenden Plänzchen werden sofort von diesen Apparatschiks wie Merkel oder Altmaier zertrampelt. Die Ödnis dieser Hinterlassenschaft ist jetzt immer mehr zu bewundern, leider jedoch ist diese Ödnis alles andere als harmlos. Die Probleme werden grösser, die Lösungen derselben verschoben und ausgesessen bis es platzen wird</text:p>
          </table:table-cell>
          <table:table-cell office:value-type="string" calcext:value-type="string">
            <text:p>this SPD, but one of the few sensible decisions. This Schulz as AM would have been extremely embarrassing, totally alienated from the world and ideologically flipping he would have stumbled internationally and would have ridiculed Germany. his apparatchik language, his rather stupid and empty political phrases - nobody would be able to understand these cheese sets in Saudi Arabia, Iran or Vietnam. Not because they are stupid, but because they have become a peculiar European and German peculiarity who should not even touch things like them. However, the speech-blowing ones do not notice this any longer and make themselves the laughingstock of the people who are still anchored halfway in the earth. Either way, not a good light for the SPD this Schulz. Gabriel, however, is funny, funny, authentic and reasonably educated. Incidentally, the SPD has always had very capable people (Schröder, Müntefering, Steinbrück, Gabriet u.a), while the CDU seems to be the perfect desert Sahara. I see no green plant there, no shrubbery, nothing, all burgeoning little plants are immediately trampled by these apparatchiks like Merkel or Altmaier. The wasteland of this legacy is now increasingly admired, but unfortunately this wasteland is anything but harmless. The problems get bigger, the solutions of them are displaced and savored until it bursts</text:p>
          </table:table-cell>
          <table:table-cell office:value-type="string" calcext:value-type="string">
            <text:p>negative</text:p>
          </table:table-cell>
          <table:table-cell table:number-columns-repeated="1021"/>
        </table:table-row>
        <table:table-row table:style-name="ro1">
          <table:table-cell office:value-type="string" calcext:value-type="string">
            <text:p>Ach, kommen Sie. Es ist zu billig alles so darzustellen, als sei Schulz ein unschuldiges Opfer böser Intrigen. Schulz ist ein Opfer seiner eigenen Eitelkeit, Unfähigkeit und seines Größenwahns. Niemand sonst hat schuld daran, dass er so viele Fehler gemacht hat. Außer vielleicht die 100 Prozent Mitglieder, die ihn in seinem falschen Selbstbild dummerweise bestätigt haben. Aber selbst die kann man nicht noch für alles, was danach kam, verantwortlich machen. Schulz war von Anfang an der falsche Mann in der falschen Partei zu falschen Zeit und am falschen Platz.</text:p>
          </table:table-cell>
          <table:table-cell office:value-type="string" calcext:value-type="string">
            <text:p>Oh, come on. It is too cheap to present everything as if Schulz was an innocent victim of evil intrigues. Schulz is a victim of his own vanity, incompetence and megalomania. No one else is to blame for making so many mistakes. Except maybe the 100 percent members who have stupidly confirmed him in his false self-image. But even that can not be held responsible for everything that came afterwards. Schulz was from the beginning the wrong man in the wrong party at the wrong time and in the wrong place.</text:p>
          </table:table-cell>
          <table:table-cell office:value-type="string" calcext:value-type="string">
            <text:p>negative</text:p>
          </table:table-cell>
          <table:table-cell table:number-columns-repeated="1021"/>
        </table:table-row>
        <table:table-row table:style-name="ro12">
          <table:table-cell office:value-type="string" calcext:value-type="string">
            <text:p>wer hier ständig gegen die GroKo schreibt, und über Schulz, Merkel und Co lästert, und der bisher noch nicht Genosse auf Zeit geworden ist um die GroKo, Schulz, Merkel und Co , abzuwählen, der sollte sich nicht schämen und dummes Zeug ständig schreiben, der hätte Tätig werden müssen. Mit zusehen und schweigen, das hatten wir schon vor 70 Jahren, sich dann schämen Volkszugehörig zu sein, denke das ist zu wenig .</text:p>
          </table:table-cell>
          <table:table-cell office:value-type="string" calcext:value-type="string">
            <text:p>whoever is constantly writing against the GroKo and blaspheming about Schulz, Merkel and Co and who has not yet become a comrade on time to deselect the GroKo, Schulz, Merkel and Co, should not be ashamed and write stupid stuff all the time, he should have taken action. Watching and keeping silent, we had that 70 years ago, then ashamed to be a national, think that is too little.</text:p>
          </table:table-cell>
          <table:table-cell office:value-type="string" calcext:value-type="string">
            <text:p>negative</text:p>
          </table:table-cell>
          <table:table-cell table:number-columns-repeated="1021"/>
        </table:table-row>
        <table:table-row table:style-name="ro49">
          <table:table-cell office:value-type="string" calcext:value-type="string">
            <text:p>"Bei der Debatte um den weiblichen Körper in der Kunst aber geht es um den männlichen Blick, um Begehren, und zwar um eines, das mit Abwertung einhergeht. Vor gar nicht so langer Zeit, hieß die Gleichung: Begierde = Sünde. Die zeitgemäße Version heißt nun: Begierde = Abwertung. Beides ist schädlich. Tatsache ist dass leider viele Männer sozial verroht sind und aus ihrer Begierde eine Anspruch ableiten, der nicht besteht und in entsprechender Machtposition sich nehmen, was ihnen nicht gehört. Tatsache ist auch, dass der weibliche Körper immer mehr dem Prinzip der Gewinnmaximierung unterliegt, zum Beispiel in der Werbung, was zwangsläufig zu Missachtung und Abwertung führt. (immer mehr auch der männliche Körper). Es ist richtig und wichtig das zu thematisieren. Wir dürfen aber nicht erlauben dass die biologische Tatsache der Begierde an sich diskriminiert wird. Auch, und schon gar nicht in der Kunst. Das Bedürfnis einem anderen Körper nahe zu sein und seine Haut zu spüren, ist ebenso rein und unschuldig wie das Bedürfnis eines Kindes, von seiner Mutter umarmt zu werden. Diese archaische Urkraft, die auch Angst erzeugt und der übrigens auch Frauen unterliegen, nicht mehr beschreiben zu dürfen, macht uns zu Zombies. Das Abhängen von ""Hylas und die Nymphen"" in Manchester empfinde ich insofern als unsagbar dumm und Menschenverachtent."</text:p>
          </table:table-cell>
          <table:table-cell office:value-type="string" calcext:value-type="string">
            <text:p>"The debate about the female body in art, however, is about the masculine gaze, about desire, and one that comes with devaluation. Not so long ago, the equation was: desire = sin. The contemporary version is now called: Desire = devaluation. Both are harmful. The fact is that unfortunately many men are socially brutalized and derive from their desire a claim that does not exist and take in a corresponding position of power, which does not belong to them. The fact is that the female body is increasingly subject to the principle of profit maximization, for example in advertising, which inevitably leads to contempt and devaluation. (more and more of the male body). It is right and important to address this. But we must not allow the biological fact of desire itself to be discriminated against. Also, and certainly not in art. The need to be close to another body and to feel its skin is as pure and innocent as a child's need to be embraced by his mother. This archaic primal force, which also generates fear, and which, incidentally, is also subject to women, is no longer able to describe it, which makes us zombies. I regard the dependency of ""Hylas and the Nymphs"" in Manchester as unspeakably stupid and inhuman."</text:p>
          </table:table-cell>
          <table:table-cell office:value-type="string" calcext:value-type="string">
            <text:p>negative</text:p>
          </table:table-cell>
          <table:table-cell table:number-columns-repeated="1021"/>
        </table:table-row>
        <table:table-row table:style-name="ro39">
          <table:table-cell office:value-type="string" calcext:value-type="string">
            <text:p>Ich weiß nicht was hier so viele gegen Schultz haben. Es war absolut richtig zuerst entschieden zu sagen, dass man keine weitere Große Koalition will. Ansonsten hätte die Union nie die Verhandlungen mit den Grüne und der FDP begonnen. Nachdem aber durch das kindische Verhalten es nur noch darum ging große Koalition oder Neuwahlen, war es die einzig richtige Entscheidung sich der Verantwortung zu stellen und doch die Koalitionsverhandlungen doch zu beginnen. Es war auch richtig zu erkennen, dass der Parteivorsitz nicht seine Stärke ist. Das er statt dessen das Außenministerium wollte ist doch nur logisch. Das ist ein Gebiet, da hätte er wieder groß sein können. Ich empfinde das Verhalten der SPD dumm und missgünstiges, dass sie ihm nicht dieses Ministerium gönnen.</text:p>
          </table:table-cell>
          <table:table-cell office:value-type="string" calcext:value-type="string">
            <text:p>I do not know what so many have against Schultz here. It was absolutely right first to say that you do not want another grand coalition. Otherwise, the union would never have started negotiations with the Greens and the FDP. But since the childish behavior was only a matter of grand coalition or new elections, it was the only right decision to take responsibility and yet start the coalition negotiations after all. It was also correct to realize that the party chairmanship is not his strength. That he instead wanted the Foreign Ministry is only logical. This is an area where he could have grown up again. I feel the behavior of the SPD stupid and unfriendly that they do not begrudge him this ministry.</text:p>
          </table:table-cell>
          <table:table-cell office:value-type="string" calcext:value-type="string">
            <text:p>negative</text:p>
          </table:table-cell>
          <table:table-cell table:number-columns-repeated="1021"/>
        </table:table-row>
        <table:table-row table:style-name="ro45">
          <table:table-cell office:value-type="string" calcext:value-type="string">
            <text:p>"Ich bin 's wirklich leid , mitansehen zu müssen wie diese bay. Sturköpfe alles zerstören. Angefangen von ihrem wirklich widerlichen polit.Lügenmärchen, verbalen Angriffen auf Personen anderer Parteien - wobei diese wohl von Herrn D. eher diffamiert wurden! Die Rolle dieses Herrn D. ist auf Trump-Niveau angekommen! Das gilt auch für die gesamte CSU denen anscheinend nichts mehr heilig ist und die sich als eine immer mehr nach ""rechts"" abgleitende Partei präsentiert! Das Mautdesaster und jetzt das vielleicht vorprogrammierte Chaos in einem der wichtigsten Pfeiler für die Zukunftsge- staltung Deutschlands - der Digitaltechnik! Und die -sorry - dumme CSU spricht der CDU die Zuständigkeit dafür ab? Wir werden immer mehr ins Hintertreffen geraten und das alles nur weil sich die verdammten EGOS von einigen mit Testosteron -Verstopften Lackl nicht mehr auf Normalniveau herunterfahren lassen?! Diese REgierung ist ein WITZ..!! Am liebsten weg mit allen - ich kann das nicht mehr ertragen! Warum trifft dieser Meteorit / Asteroid nicht genau das Gebäude in dem alle Tagen und fällt den Herrschaften auf den Kopf! Vielleicht erwachen sie dann aus Ihrer verdammten Selbstgefälligkeit und fangen wieder an dem VOLK zu dienen und damit Deutschland."</text:p>
          </table:table-cell>
          <table:table-cell office:value-type="string" calcext:value-type="string">
            <text:p>"I am really sorry to have to watch this bay. Stubborns destroy everything. Starting with her really disgusting polit.Lügenmärchen, verbal attacks on persons of other parties - which were probably defamed by Mr. D. rather! The role of this Mr. D. has reached Trump level! This also applies to the entire CSU which apparently nothing is holy anymore and which presents itself as an ever more ""right wing"" sliding party! The toll of the toll and now perhaps pre-programmed chaos in one of the most important pillars for the future of Germany - digital technology! And the -sorry - stupid CSU rejects the CDU's responsibility for it? We're going to fall behind more and more just because the damned EGOS of some with testosterone-clogged Lackl can not be shut down to normal levels? This government is a joke .. !! My favorite way to get away with everyone - I can not take it anymore! Why does not this meteorite / asteroid exactly hit the building in which every day and turns the gentlemen upside down! Maybe then they wake up from their damn self-complacency and start again to serve the people and thus Germany."</text:p>
          </table:table-cell>
          <table:table-cell office:value-type="string" calcext:value-type="string">
            <text:p>negative</text:p>
          </table:table-cell>
          <table:table-cell table:number-columns-repeated="1021"/>
        </table:table-row>
        <table:table-row table:style-name="ro35">
          <table:table-cell office:value-type="string" calcext:value-type="string">
            <text:p>legte ein benehmen an den Tag dass man durchaus als kindlich arrogant, wenn nicht sogar dumm, bezeichnen darf. Zumindest bei den Olympischen Winterspielen zeigten da die beiden verfeindeten koreanischen Staaten mehr Benimm und Taktgefühl als der US Vize.</text:p>
          </table:table-cell>
          <table:table-cell office:value-type="string" calcext:value-type="string">
            <text:p>put on a behavior that may well be described as childlike arrogant, if not stupid. At least at the Winter Olympics, the two hostile Korean states showed more tact and tact than the US vice.</text:p>
          </table:table-cell>
          <table:table-cell office:value-type="string" calcext:value-type="string">
            <text:p>negative</text:p>
          </table:table-cell>
          <table:table-cell table:number-columns-repeated="1021"/>
        </table:table-row>
        <table:table-row table:style-name="ro14">
          <table:table-cell office:value-type="string" calcext:value-type="string">
            <text:p>Ich empfinde das aktuelle Vorgehen der SPD-Führung als absolut unerträglich. Ich bin SPD-Mitglied und muss leider sagen, dass die Parteiführung ihre Mitglieder in eine Pest-und-Cholera-Entscheidung getrieben hat. Entweder Zerlegung der SPD in einer GroKo oder (nach dem Vorgehen der Partei in den letzten Monaten) Zerlegung in Neuwahlen. So oder so wird die SPD in den nächsten Jahren politisch verkümmern. Es braucht einen kompletten Neuanfang... und das sind weder Andrea Nahles als Parteispitze noch Martin Schulz als Minister. Ich weiß nicht, warum die Zeichen der Zeit nicht verstanden werden!!!! Wenn unsere Politiker so weitermachen, brauchen wir uns nicht wundern, wenn ein charismatischer Populist in einer der nächsten Wahlen über das Land hinwegfegt und wir dann alle dumm aus Wäsche gucken. Wacht auf!!!</text:p>
          </table:table-cell>
          <table:table-cell office:value-type="string" calcext:value-type="string">
            <text:p>I feel the current approach of the SPD leadership as absolutely unbearable. I am an SPD member and unfortunately has to say that the party leadership has driven its members into a plague-and-cholera decision. Either disassembly of the SPD in a GroKo or (according to the action of the party in recent months) decomposition in new elections. Either way, the SPD will languish politically in the next few years. It takes a complete new beginning ... and that's neither Andrea Nahles as party leadership nor Martin Schulz as a minister. I do not know why the signs of the times are not understood !!!! If our politicians go on like this, we should not be surprised if a charismatic populist sweeps across the country in one of the next elections, and then we all look stupid out of underwear. Wake up!!!</text:p>
          </table:table-cell>
          <table:table-cell office:value-type="string" calcext:value-type="string">
            <text:p>negative</text:p>
          </table:table-cell>
          <table:table-cell table:number-columns-repeated="1021"/>
        </table:table-row>
        <table:table-row table:style-name="ro36">
          <table:table-cell office:value-type="string" calcext:value-type="string">
            <text:p>Dumm und verantwortungslos ist, was die SPD und insbesondere Schulz tun. Es war dumm, sich auf eine Groko einzulassen, es war dümmer auch noch einen Ministerposten anzunehmen. Beides hat das Image der SPD als Umfaller-/Verräterpartei manifestiert. Diese Groko macht Politik für die Rentner, nicht für die Zukunft des Landes. Wenn hier jemand keinerlei Rücksicht auf die Interessen der Bürger nimmt, dann ist es Merkel mit den SPD-Vasallen. Die Schere zwischen arm und reich ist groß wie nie in diesem Land und es wird nichts getan, um das nachhaltig zu korrigieren. Die einzigen, die von Merkel profitieren, sind die Lobbyisten, Konzerne und die Superreichen. 20% der Kinder in Deutschland leben in Armut, wir haben eine Vielzahl Rentner, die von ihrer Rente nicht leben können. Es gibt kaum Geld für Bildung und Forschung, aber für Rüstung und Bankenrettung ist immer Geld da. Wir leisten uns Dinge wie BER und Stuttgart21, wo Milliarden von Steuergeldern verbrannt werden. Im Gegenzug hat Merkel die Steuerlast für die Mittelschicht ins fast Unerträgliche gesteigert. Ich hoffe inständig, dass die SPD-Basis diesem Irrsinn ein Ende macht - allein mir fehlt der Glaube daran. Eines ist aber sicher: wenn diese Groko am Ende ist, dann haben wir eine CDU &amp;lt; 30%, eine SPD &amp;lt; 10% und eine AfD bei 20%+x.</text:p>
          </table:table-cell>
          <table:table-cell office:value-type="string" calcext:value-type="string">
            <text:p>Dumb and irresponsible is what the SPD and especially Schulz are doing. It was stupid to get involved in a groko, it was stupider to accept even a ministerial post. Both have manifested the image of the SPD as a fall / traitor party. This groko makes policy for the retirees, not for the future of the country. If someone here takes no account of the interests of the citizens, then it is Merkel with the SPD vassals. The gap between rich and poor is greater than ever in this country and nothing is done to correct that in the long term. The only ones who benefit from Merkel are the lobbyists, corporations and the super-rich. 20% of children in Germany live in poverty, we have a large number of pensioners who can not live on their pension. There is little money for education and research, but there is always money for armaments and bank bailouts. We afford things like BER and Stuttgart21, where billions of taxpayer money are burned. In return, Merkel has increased the tax burden on the middle class to almost unbearable. I sincerely hope that the SPD base puts an end to this madness - but I lack the belief in it. One thing is certain: if this groko is at the end, then we have a CDU &amp; lt; 30%, an SPD &amp; lt; 10% and an AfD at 20% + x.</text:p>
          </table:table-cell>
          <table:table-cell office:value-type="string" calcext:value-type="string">
            <text:p>negative</text:p>
          </table:table-cell>
          <table:table-cell table:number-columns-repeated="1021"/>
        </table:table-row>
        <table:table-row table:style-name="ro16">
          <table:table-cell office:value-type="string" calcext:value-type="string">
            <text:p>"Kühnert fühlt sich schon wie der Heiland, der was zu verkünden hat. Selbstüberschätzt, von den Medien gefragt und dumm wie ein Brot. Träumer aus dewr zweiten Reihe, vollig abstruse Ideen. Seine ""Politik"" würde Deutschland genau dahin führen, was wir alles schon mal hatten; Sozialismus oder gar Kommunismus, der nicht funktioniert."</text:p>
          </table:table-cell>
          <table:table-cell office:value-type="string" calcext:value-type="string">
            <text:p>"Kühnert already feels like the Savior, who has something to announce. Over-estimated, asked by the media and stupid as a loaf of bread. Dreamer from the second row, completely abstruse ideas. His ""politics"" would lead Germany to exactly what we already had; Socialism or even communism that does not work."</text:p>
          </table:table-cell>
          <table:table-cell office:value-type="string" calcext:value-type="string">
            <text:p>negative</text:p>
          </table:table-cell>
          <table:table-cell table:number-columns-repeated="1021"/>
        </table:table-row>
        <table:table-row table:style-name="ro18">
          <table:table-cell office:value-type="string" calcext:value-type="string">
            <text:p>....als Merkel? Die hat zuerst das Land samt alten Bevölkerung verkauft und jetzt noch ihre Partei, nur an der Macht zu bleiben? Beide Parteien verdienen samt Führung , dass die Ränder ihre Leute aufnehmen. Der Jusochef ist genau so eine erbärmliche Figur. Profilieren um jeden Preis. Er ist dumm nicht zu sehen, bei der Neuwahlen gehen beide Parteien unter. Und Merkels neue Volk wird nicht die erhofften Wählerstimmen bringen, nur wenn sie in Schnellverfahren einbürgert. Das kann auch kommen</text:p>
          </table:table-cell>
          <table:table-cell office:value-type="string" calcext:value-type="string">
            <text:p>.... as Merkel? The first sold the country together with the old population and now their party, only to remain in power? Both parties, along with the leadership, deserve the margins to accommodate their people. The Jusochef is just as a pathetic figure. Profiling at any price. He is stupid not to see, in the new elections, both parties go under. And Merkel's new people will not bring the hoped-for votes, only if they naturalize in fast-track proceedings. That can come too</text:p>
          </table:table-cell>
          <table:table-cell office:value-type="string" calcext:value-type="string">
            <text:p>negative</text:p>
          </table:table-cell>
          <table:table-cell table:number-columns-repeated="1021"/>
        </table:table-row>
        <table:table-row table:style-name="ro7">
          <table:table-cell office:value-type="string" calcext:value-type="string">
            <text:p>Vorweg : Ich bin weit weg, wirklich weit, davon ein SPD Wähler zu sein. Nie gewesen. Aber ohne Kevin Kühnert wäre die SPD wahrscheinlich schon tot. Haben sie vergessen ? Alles was die SPD jetzt noch zusätzlich zum Sondierungsvertrag im Koalitionsvertrag rausgeholt hat, ist allein ihm und seiner Mobilmachung zu verdanken. Nur wegen ihm mussten die Obrigen dummerweise mal wieder ihren Ar*ch bewegen. Ich kann mich nicht an einen Politiker erinnern, der innerhalb so kurzer Zeit so oft eine Kehrtwende vollzogen hat, wie Schulz. Er hat völlig versagt. Ich hätte kein Problem mit Neuwahlen. Nicht weniger als 4 Parteien würden dann im Vergleich zum September mit neuen Spitzenkandidaten antreten. Mehr kann in 4 Jahren auch nicht passieren. Mit Sicherheit würden wir ein komplett anderes Ergebnis bekommen. Und dabei ist es egal ob die AfD besser abschneidet oder nicht. Das ist kein Argument gegen eine Neuwahl. Es geht darum dass sich auf Grund der Ereignisse seit der letzten Wahl der Bürger durchaus anders entscheiden kann.</text:p>
          </table:table-cell>
          <table:table-cell office:value-type="string" calcext:value-type="string">
            <text:p>Prelude: I'm far away, really far from being an SPD voter. Never been. But without Kevin Kühnert, the SPD would probably already be dead. Did you forget? Everything that the SPD has now brought out in addition to the exploratory contract in the coalition agreement, is due solely to him and his mobilization. Just because of him, the rest had to strangely move their ass again. I can not remember a politician who reversed so often in such a short time as Schulz did. He completely failed. I would not have a problem with new elections. No fewer than 4 parties would then compete with new top candidates in comparison to September. More can not happen in 4 years. Surely we would get a completely different result. And it does not matter if the AfD performs better or not. This is not an argument against a new election. The point is that due to the events since the last election of the citizens, it is quite possible to decide differently.</text:p>
          </table:table-cell>
          <table:table-cell office:value-type="string" calcext:value-type="string">
            <text:p>negative</text:p>
          </table:table-cell>
          <table:table-cell table:number-columns-repeated="1021"/>
        </table:table-row>
        <table:table-row table:style-name="ro12">
          <table:table-cell office:value-type="string" calcext:value-type="string">
            <text:p>gesehen dass er mit der SPD machen kann was er will und entscheiden kann was er will, die Basis macht immer alles mit und jubelt jubelt jubelt. Sein Job in der EU wurde nicht verlängert, kein Problem für Martin, werd ich eben Kanzlerkandidat, als das nicht klappte, sagte Martin kein Problem, werd ich eben Aussenminister. Ganz Deutschland ist nur Martins Statistenvolk ! Bewundenswert wie dumm und hörig der Parteienklüngel ist !</text:p>
          </table:table-cell>
          <table:table-cell office:value-type="string" calcext:value-type="string">
            <text:p>seen that he can do with the SPD what he wants and can decide what he wants, the base is always with everything and cheers cheers cheers. His job in the EU was not renewed, no problem for Martin, I'm just Chancellor candidate, when that did not work, said Martin no problem, I'm just Secretary of State. All of Germany is only Martins supersized people! Admirable how stupid and obedient the party ghost is!</text:p>
          </table:table-cell>
          <table:table-cell office:value-type="string" calcext:value-type="string">
            <text:p>negative</text:p>
          </table:table-cell>
          <table:table-cell table:number-columns-repeated="1021"/>
        </table:table-row>
        <table:table-row table:style-name="ro44">
          <table:table-cell office:value-type="string" calcext:value-type="string">
            <text:p>Kevin und seine Juso-Stellvertreterin kommen mir vor, als ob sie das Märchen vom Fischer und seiner Frau aufführen. Immer neue Forderungen stellen und zum Ende mit leeren Händen in der alten Fischerkate sitzen. Für das Theater, das die SPD seit dem 24.09.17 aufgeführt hat,hat sie doch ein recht gutes Ergebnis gebracht. Sie hat entsprechend der damaligen Wählerzahl ausreichend viele Ministersessel belegt. Die Union hatte mehr Wähler, also etwas mehr Minister. Die Bedeutung der SPD -Ministerien ist sehr hochrangig, da hat die Union teilweise welche mit geringerer Strahlkraft. Ich finde, dass sich die SPD nach allem dummen Gequatsche nach der Wahl auffallend gut verkauft hat. Eher sehe ich Schwierigkeiten für Merkel mit ihrer CDU kommen. Die hat ganz schön Federn gelassen, zumal sie ja noch wicbtige Positionen an die CSU abgegeben hat. Also, ihr Kevins und Chantalls, vielleicht begreift ihr es doch noch: die gute alte Tante SPD hat sich zum Schluss noch ganz schön herausgeputzt. Und merkt euch: der Genitiv ist nicht nur dem Dativ sein Tod, sondern Hochmut kommt oft vor dem Fall, an dessen Ende meistens eine harte Landung erfolgt. Ich nenne mal 3 Buchstaben, die mit von euch angestrebten Neuwahlen überhaupt kein Problem haben: AfD. Merkt ihr es überhaupt? Ihr könnt mit eurer Sabotage der Verhandlungsergebnisse Deutschland sehr verändern. Die Geschichte geht trotzdem weiter, ohne Euch und eure Mutterpartei. Die Blaupausen für die Weiterentwicklung sind schon vor 85 Jahren archiviert worden. Kappiert das doch endlich, ihr Kevins und Chantalls.</text:p>
          </table:table-cell>
          <table:table-cell office:value-type="string" calcext:value-type="string">
            <text:p>Kevin and his deputy Juso seem like the story of the fisherman and his wife. Always make new demands and sit empty-handed in the old Fischerkate. For the theater, which has been performed by the SPD since 24.09.17, it has brought quite a good result. She has occupied according to the then voters enough ministerial chairs. The Union had more voters, so a little more ministers. The importance of the SPD ministries is very high, as the Union has some with lesser appeal. I think that the SPD has sold remarkably well after all the stupid chatter after the election. Rather, I see difficulties for Merkel to come with her CDU. She left a lot of feathers, especially since she has made some good positions to the CSU. So, you guys, Kevin and Chantalls, maybe you'll understand it: the good old Aunt SPD got it all dressed up in the end. And remember: the genitive is not only the dative's death, but arrogance often comes before the case, which usually ends in a hard landing. Let me call 3 letters that have no problems with your new elections: AfD. Do you even notice it? You can change your sabotage of negotiation results Germany very much. The story goes on anyway, without you and your mother party. The blueprints for further development have been archived 85 years ago. At least that's what you do, Kevin and Chantalls.</text:p>
          </table:table-cell>
          <table:table-cell office:value-type="string" calcext:value-type="string">
            <text:p>negative</text:p>
          </table:table-cell>
          <table:table-cell table:number-columns-repeated="1021"/>
        </table:table-row>
        <table:table-row table:style-name="ro16">
          <table:table-cell office:value-type="string" calcext:value-type="string">
            <text:p>Verantwortungslos ist nicht Kevin Kühnert sondern der unsägliche Versuch, eine GroKo mit diesen Personalien aus dem Boden zu stampfen. Das ist mit Sicherheit nicht der Wille des Volkes. Und DIESE GroKo - sollte sie denn zustande kommen - muss und wird scheitern. Das bisher dumme Wahlvolk ist munter geworden und hat gestrichen den Kanal voll.</text:p>
          </table:table-cell>
          <table:table-cell office:value-type="string" calcext:value-type="string">
            <text:p>Kevin Kühnert is not irresponsible but the unspeakable attempt to stamp a GroKo with these personalities from the ground. That is certainly not the will of the people. And THIS GroKo - should it come about - must and will fail. The previously stupid electorate has become lively and has canceled the channel full.</text:p>
          </table:table-cell>
          <table:table-cell office:value-type="string" calcext:value-type="string">
            <text:p>negative</text:p>
          </table:table-cell>
          <table:table-cell table:number-columns-repeated="1021"/>
        </table:table-row>
        <table:table-row table:style-name="ro7">
          <table:table-cell office:value-type="string" calcext:value-type="string">
            <text:p>"Kevin zieht Richtung Tor und da kommt die Groko Abwehr ins Spiel. da wird etwas mehr ""ausbuchstabiert"" bei dem ""Vorvertrag"" und man schiebt Ministerposten schnell noch dazu, na wird die Wendehalstaktik greifen? wird sie Kevin aufhalten? ich hoffe nicht! da man hier im Forum genug Leute findet die ohne Begründung Kevin für dumm wie Brot halten. ich fühle mich bei den linken schon sehr wohl, da wird Klartext geredet und nicht Sandkasten Deutsch wie bei Frau Nahles. jaja wir sind die Partei von Erich ( blabla und Merkel,deMeziere waren in der DDR auch nix volksnahes gell!). das einzig rote an Schulz ist die Farbe des Blutes ansonsten mimt er das Chamäleon ,Hauptsache ihm gehts nicht schlechter! Herr Scholz wird Finanz Minister haha wieviel ist g20 + Elphi? richtig brennende Rentner Autos und Schampus auch auf Kosten des Steuerzahlers - schuld hat der schwarze Block der schwarzen Partei äh anarchistischen Chaoten äh who knows, die wahren schuldigen hatten ja ihre Ruhe..."</text:p>
          </table:table-cell>
          <table:table-cell office:value-type="string" calcext:value-type="string">
            <text:p>"Kevin moves towards goal and that's where the Groko defense comes into play. there is something more ""spelled out"" in the ""pre-contract"" and one pushes ministerial posts quickly to, well, the turn-neck tactics will grab? Will she stop Kevin? I hope not! because you can find enough people here in the forum without reason Kevin for stupid as to keep bread. I feel at the left already very well, as plain language is spoken and not sandbox German as with Mrs. Nahles. yes, we are the party of Erich (Blabla and Merkel, deMeziere were in the GDR also nix popular real gell!). the only red on Schulz is the color of the blood otherwise he mimics the chameleon, the main thing is not worse! Mr. Scholz will be Finance Minister haha ​​how much is g20 + Elphi? really burning pensioners cars and bubbly also at the expense of the taxpayer - the black block of the black party has erred anarchist chaotic er er who knows, the true guilty indeed had their rest ..."</text:p>
          </table:table-cell>
          <table:table-cell office:value-type="string" calcext:value-type="string">
            <text:p>negative</text:p>
          </table:table-cell>
          <table:table-cell table:number-columns-repeated="1021"/>
        </table:table-row>
        <table:table-row table:style-name="ro14">
          <table:table-cell office:value-type="string" calcext:value-type="string">
            <text:p>"Gäääähn .... das Rechtsextremisten gerne hätten , das wir unsere Zusammenarbeit mit anderne Ländern beenden, das ist nun wirklich nichts neues. Das dies dumm ist, und zwar unfassbar dumm, verstehen diese Leute natürlich nicht. Wir haben eine enormen Bereich von Arbeitsplätzen, die vom Export abhängen. Und eine Türkei, die sich in Richtung Demokratie entwickeln würde, wäre ein riesiger Markt, der hundertausende Arbeitsplätze in Deutschland schaffen könnte. Aber dumme Leute verstehen sowas natürlich nicht. Dumme Leute schwadronieren lieber darüber, ""Deutsche wieder in den Mittelpunkt zu rücken"". Letztes Mal, als ""Deutsche in den Mittelpunkt"" gerückt wurden, lag anschliessend Deutschland derart in Trümmern, dass es Jahre brauchte, die Spuren zu beseitigen. Aber dumme Leute wollen das offenbar wiederholen."</text:p>
          </table:table-cell>
          <table:table-cell office:value-type="string" calcext:value-type="string">
            <text:p>"GÃ¤ääähn .... the right-wing extremists would like to end our cooperation with other countries, that is really nothing new. This is stupid, and incredibly stupid, of course, these people do not understand. We have an enormous range of jobs that depend on exports. And a Turkey that would develop towards democracy would be a huge market that could create hundreds of thousands of jobs in Germany. But stupid people do not understand that, of course. Stupid people prefer to chatter about ""putting Germans back in the spotlight"". Last time, when Germans were brought to the center, Germany was so in ruins that it took years to clear the tracks. But stupid people obviously want to repeat that."</text:p>
          </table:table-cell>
          <table:table-cell office:value-type="string" calcext:value-type="string">
            <text:p>negative</text:p>
          </table:table-cell>
          <table:table-cell table:number-columns-repeated="1021"/>
        </table:table-row>
        <table:table-row table:style-name="ro28">
          <table:table-cell office:value-type="string" calcext:value-type="string">
            <text:p>es muss doch befriedigend sein in einer Welt voller dummer Leute der einzige schlaue zu sein. Danke für Ihre Erklärung der Welt Zusammenhänge.</text:p>
          </table:table-cell>
          <table:table-cell office:value-type="string" calcext:value-type="string">
            <text:p>it must be satisfying to be the only clever one in a world full of stupid people. Thank you for your explanation of the world connections.</text:p>
          </table:table-cell>
          <table:table-cell office:value-type="string" calcext:value-type="string">
            <text:p>negative</text:p>
          </table:table-cell>
          <table:table-cell table:number-columns-repeated="1021"/>
        </table:table-row>
        <table:table-row table:style-name="ro12">
          <table:table-cell office:value-type="string" calcext:value-type="string">
            <text:p>"Noch mal kurz zur Erinnerung an alle Foristen, die Gabriel jetzt zum Säulenheiligen erklären. Vor nicht gar so langer Zeit hieß er in den SPON-Foren vorzugsweise ""Siggi Pop"" oder ""Siechmar"" und war als ""oberste Knalltüte"" der SPD verschrien. Dann wurde er Außenminister und plötzlich Schwiegermutters Liebling. Dabei muss man sich schon extrem dumm anstellen, um als Außenminister nicht zu glänzen."</text:p>
          </table:table-cell>
          <table:table-cell office:value-type="string" calcext:value-type="string">
            <text:p>"Just a short reminder of all the forists who now declare Gabriel to be the pillar saint. Not so long ago he was called in the SPON forums preferably ""Siggi Pop"" or ""Siechmar"" and was described as the ""top bang bag"" of the SPD. Then he became foreign minister and suddenly mother-in-law's darling. You have to be extremely stupid in order not to shine as foreign minister."</text:p>
          </table:table-cell>
          <table:table-cell office:value-type="string" calcext:value-type="string">
            <text:p>negative</text:p>
          </table:table-cell>
          <table:table-cell table:number-columns-repeated="1021"/>
        </table:table-row>
        <table:table-row table:style-name="ro21">
          <table:table-cell office:value-type="string" calcext:value-type="string">
            <text:p>Diese Debatte wird nicht von den Medien forciert! Wer Ossi ist, weiß was ich meine! Ich lebe im Ausland, sage sehr gern wo ich geboren bin! Kein Problem - bis ein Wessi mit am Tisch sitzt und Zack: dumme Sprüche, weder witzig noch unbedingt klug! Reiner Humor auf Kosten anderer! Da ich mein Herz auch am linken Fleck habe, kann ich mich mit Humor und Witz wehren, aber es nervt! Nach fast 30 Jahren!!!! Es nervt! Es gibt sicherlich Biografien, die sich eignen würden! Ich wünsche Deutschland mal eine Regierung mit mit und verstand sich für alle stark zu machen! Keine wortbrecher und und umkipper! Schulz wäre ein super wendehals gewesen! Gratulation, uns allen!</text:p>
          </table:table-cell>
          <table:table-cell office:value-type="string" calcext:value-type="string">
            <text:p>This debate is not forced by the media! Who Ossi is, knows what I mean! I live abroad, I really like to say where I was born! No problem - until a Wessi sits at the table and Zack: stupid sayings, neither funny nor necessarily smart! Pure humor at the expense of others! Since I have my heart in the left corner too, I can defend myself with humor and wit ??, but it sucks! After almost 30 years !!!! It sucks! There are certainly biographies that would be suitable! I wish Germany a government with and knew how to make it strong for everyone! No criminals and and dumpers! Schulz would have been a super wendehals! Congratulations, all of us!</text:p>
          </table:table-cell>
          <table:table-cell office:value-type="string" calcext:value-type="string">
            <text:p>negative</text:p>
          </table:table-cell>
          <table:table-cell table:number-columns-repeated="1021"/>
        </table:table-row>
        <table:table-row table:style-name="ro1">
          <table:table-cell office:value-type="string" calcext:value-type="string">
            <text:p>"kommt. Das kann nur bezahlter Fake sein um das Volk zu verdummen. Sie lügt, z.B. ""mit mir wird es keine Maut geben"", die ""Umweltziele werden wir erreichen"" und jetzt ersteres ist in der Mache, letzteres sang und klanglos aufgegeben Sie dreht ihr Fähnchen in den Wind wie es passt, z.B. erst Atomverlängerung, dann überhasteter Ausstieg, Ergebnisse, Klimaziele nicht erreichbar, D hat teuersten Strom der Welt. etc. Jetzt Aufgabe wichtiger Ministerien an ein 17% Partei nur um den Sessel im Kanzleramt zu erhalten und das bei dem historisch schlechtesten Wahlergebnis aller Zeiten."</text:p>
          </table:table-cell>
          <table:table-cell office:value-type="string" calcext:value-type="string">
            <text:p>"comes. That can only be paid fake to stupefy the people. It lies, e.g. ""with me there will be no toll,"" the ""environmental goals we will achieve"" and now the former is in the making, the latter sang and gave up cheerlessly She turns her flag in the wind as it fits, for example. first nuclear extension, then hasty exit, results, climate goals unavailable, D has the most expensive electricity in the world. etc. Now task important ministries to a 17% party just to get the chair in the chancellery and that in the historically worst election result of all time."</text:p>
          </table:table-cell>
          <table:table-cell office:value-type="string" calcext:value-type="string">
            <text:p>negative</text:p>
          </table:table-cell>
          <table:table-cell table:number-columns-repeated="1021"/>
        </table:table-row>
        <table:table-row table:style-name="ro4">
          <table:table-cell office:value-type="string" calcext:value-type="string">
            <text:p>"Ich hoffe sehr, dass die SPD Mitglieder mehr Cojones haben als ihre Führung. Glaubwürdigkeit? Egal! Wählerwille? Egal. Hauptsache die Regierung steht. Das Volk will ja angeblich eine neue GroKo. Ich frage mich ernsthaft, wie man noch SPD wählen kann. Glückwunsch zum Ministerposten, Herr Schulz! Immer schön getreu dem Motto ""Was bockt mich mein dummes Geschwätz von gestern!"" Jetzt können Sie Ihren verqueren und einstweilen völlig sinnbefreiten Europakurs fahren. Zu den übrigen SPD Vorsitzenden: Schämen Sie sich! Rückgrat, Integrität und das Wohle des Volkes haben Sie in Gänze ignoriert."</text:p>
          </table:table-cell>
          <table:table-cell office:value-type="string" calcext:value-type="string">
            <text:p>"I really hope that the SPD members have more cojones than their leadership. Credibility? No matter! Voters will? No matter. The main thing is the government. The people supposedly want a new GroKo. I'm seriously wondering how to choose SPD. Congratulations to Minister, Mr Schulz! Always true to the motto ""What bums me my stupid talk of yesterday!"" Now you can drive your cross and for the time being completely meaningless European course. To the other SPD chairmen: Shame on you! Backbone, integrity and the good of the people have completely ignored you."</text:p>
          </table:table-cell>
          <table:table-cell office:value-type="string" calcext:value-type="string">
            <text:p>negative</text:p>
          </table:table-cell>
          <table:table-cell table:number-columns-repeated="1021"/>
        </table:table-row>
        <table:table-row table:style-name="ro18">
          <table:table-cell office:value-type="string" calcext:value-type="string">
            <text:p>Und genau darum ging es doch bei diesem ganzen Theater! Merkel will Kanzlerin bleiben, warum auch immer, denn Ideen oder ähnliches hat sie nicht und Schulz wollte ebenso ein wichtiges Amt. Land, Menschen oder die Partei waren nie im Fokus sondern ausschließlich der Machterhalt! Jetzt kann man wieder in der Welt umherdüsen und das Geld der deutschen Steuerzahler verteilen, sich hübsch feiern lassen und vorteilhafte Bilder produzieren, der dumme Michel hat ausgedient!</text:p>
          </table:table-cell>
          <table:table-cell office:value-type="string" calcext:value-type="string">
            <text:p>And that's exactly what this whole theater was all about! Merkel wants to remain Chancellor, for whatever reason, because she does not have any ideas or anything like that and Schulz also wanted to have an important position. Land, people or the party were never in focus but only the power! Now you can re-circulate around the world and distribute the money of the German taxpayers, let celebrate pretty and produce favorable images, the stupid Michel has served its purpose!</text:p>
          </table:table-cell>
          <table:table-cell office:value-type="string" calcext:value-type="string">
            <text:p>negative</text:p>
          </table:table-cell>
          <table:table-cell table:number-columns-repeated="1021"/>
        </table:table-row>
        <table:table-row table:style-name="ro16">
          <table:table-cell office:value-type="string" calcext:value-type="string">
            <text:p>Alle schimpfen hier auf die SPD, aber vergessen wir bitte nicht die CDU. Was für ein armseliges Verhandlungsergebnis. Für die sozialdemokratische Kanzlerin Merkel gibt die CDU die meisten Ihrer Grundsätze und Wahlversprechen auf. Das wird sie bei der nächsten Wahl bitter bezahlen und die AFD kann sich noch so dumm anstellen und trotzdem gewinnen ...</text:p>
          </table:table-cell>
          <table:table-cell office:value-type="string" calcext:value-type="string">
            <text:p>Everyone grumbles here on the SPD, but please do not forget the CDU. What a poor result. For the Social Democratic Chancellor Merkel, the CDU abandons most of its principles and election promises. That will pay them bitterly at the next election and the AFD can still do so stupid and still win ...</text:p>
          </table:table-cell>
          <table:table-cell office:value-type="string" calcext:value-type="string">
            <text:p>negative</text:p>
          </table:table-cell>
          <table:table-cell table:number-columns-repeated="1021"/>
        </table:table-row>
        <table:table-row table:style-name="ro48">
          <table:table-cell office:value-type="string" calcext:value-type="string">
            <text:p>Ein einziges Hickhack. Nur Show, Bürgerverdummung, Lügen, Falschaussagen, Profilierungssucht usw. Wundert sich da eigentlich noch ein Politiker, warum sich der Bürger mit Abscheu abwendet?</text:p>
          </table:table-cell>
          <table:table-cell office:value-type="string" calcext:value-type="string">
            <text:p>A single hiccup. Only show, citizen dulling, lies, false statements, profiling addiction, etc. Is there really a politician wondering why the citizen turns away with disgust?</text:p>
          </table:table-cell>
          <table:table-cell office:value-type="string" calcext:value-type="string">
            <text:p>negative</text:p>
          </table:table-cell>
          <table:table-cell table:number-columns-repeated="1021"/>
        </table:table-row>
        <table:table-row table:style-name="ro18">
          <table:table-cell office:value-type="string" calcext:value-type="string">
            <text:p>...haben wir eine Regierung und die ganzen leidigen Diskussionen und dämlichen Kommentare bleiben den Intelligenteren unter uns erspart. Hoffentlich dazu auch diese unredliche Partei mit ihren noch unredlicheren Alternativ-Dummschwätz-Unterstützern. Ohne diese Klientel, für die sich unser Land schönen sollte, hätten wir dieses ganze hin und her garnicht erst gehabt. Ich hätte es nie für möglich gehalten, dass es in diesem Land so viele naive bis dumme Menschen gibt.</text:p>
          </table:table-cell>
          <table:table-cell office:value-type="string" calcext:value-type="string">
            <text:p>... we have a government and all the painful discussions and stupid comments are spared the more intelligent among us. Hopefully this dishonest party with their even dishonest alternative stupid supporters. Without these clientele, for whom our country should be beautiful, we would not have had this back and forth. I never imagined that there were so many naive or stupid people in this country.</text:p>
          </table:table-cell>
          <table:table-cell office:value-type="string" calcext:value-type="string">
            <text:p>negative</text:p>
          </table:table-cell>
          <table:table-cell table:number-columns-repeated="1021"/>
        </table:table-row>
        <table:table-row table:style-name="ro27">
          <table:table-cell office:value-type="string" calcext:value-type="string">
            <text:p>Richtig nur Verdummung und Verarsche. Ich glaube nicht mal das wirklich jetzt die Mitglieder entscheiden, das ist fake. Die Parteiführung ist irgendwie gar nicht beunruhigt deswegen. Die ganzen neuen Mitglieder sind alle für umsonst eingetreten und bringen der SPD erst mal bisschen Kohle.</text:p>
          </table:table-cell>
          <table:table-cell office:value-type="string" calcext:value-type="string">
            <text:p>Right only dumbing and Verarsche. I do not even think that members really decide now, that's fake. The party leadership is somehow not worried about it. All the new members have all come for free and bring the SPD only a bit of coal.</text:p>
          </table:table-cell>
          <table:table-cell office:value-type="string" calcext:value-type="string">
            <text:p>negative</text:p>
          </table:table-cell>
          <table:table-cell table:number-columns-repeated="1021"/>
        </table:table-row>
        <table:table-row table:style-name="ro10">
          <table:table-cell office:value-type="string" calcext:value-type="string">
            <text:p>Die USA darf sicherlich aufrüsten, oder? Die Arroganz dieser Weltmacht (nein, ihres Präsidenten) ist unerträglich. Verhandeln, mit einander reden ist nicht seine Stärke. DT will den Krieg. Nach Möglichkeit so weit weg wie möglich. Ich sage es schon heute, sollte es zu einem weiteren Krieg führen, dann ist das die Verantwortung eines alten, dummen, kranken Mannes. Alle wissen das und schauen zu. Danke schon mal an die treuen Trump Fans und Wähler.</text:p>
          </table:table-cell>
          <table:table-cell office:value-type="string" calcext:value-type="string">
            <text:p>The US may certainly upgrade, right? The arrogance of this world power (no, its president) is unbearable. Negotiating, talking to each other is not his strength. DT wants the war. If possible, as far away as possible. I'll say it today, if it leads to another war, that's the responsibility of an old, stupid, sick man. Everyone knows that and watch. Thanks a lot to the loyal Trump fans and voters.</text:p>
          </table:table-cell>
          <table:table-cell office:value-type="string" calcext:value-type="string">
            <text:p>negative</text:p>
          </table:table-cell>
          <table:table-cell table:number-columns-repeated="1021"/>
        </table:table-row>
        <table:table-row table:style-name="ro30">
          <table:table-cell office:value-type="string" calcext:value-type="string">
            <text:p>"Hohlköpfe finden sich doch wohl in allen Alterschichten, Foren und Parteien. Sind Sie sicher, dass Sie keiner sind ? ""Jeder Andersdenkender ist eines Anderen dummer"" Albert Einstein"</text:p>
          </table:table-cell>
          <table:table-cell office:value-type="string" calcext:value-type="string">
            <text:p>"Hollow heads can be found in all ages, forums and parties. Are you sure you are not one? ""Every dissenter is stupid to another"" Albert Einstein"</text:p>
          </table:table-cell>
          <table:table-cell office:value-type="string" calcext:value-type="string">
            <text:p>negative</text:p>
          </table:table-cell>
          <table:table-cell table:number-columns-repeated="1021"/>
        </table:table-row>
        <table:table-row table:style-name="ro15">
          <table:table-cell office:value-type="string" calcext:value-type="string">
            <text:p>"verkauft, Langzeitarbeitslose nicht mal erwähnt und vergessen. Ein Beispiel: Was soll diese ""wahllose"" 35Jahregrenze um 10 Prozent über Armutsrente zu landen? Was flexibles ist euch echt nicht eingefallen? Betrifft eh nur ein Paar tausend Rentner, das soll ein großer Wurf sein? Zahlt allen Menschen darunter einfach ihre eingezahlten Rentenbeiträge zurück. Damit Gleichheit hergestellt wird zu Menschen die niemals Beiträge bezahlt haben. Die Reichen verschont und ihre Steuerschlupflöcher akzeptiert. Klimazusagen ignoriert. Mieter werden weiter dumm dran sein. Da kaum Jemand aus dem (ehemaligen) SPD-Wählerpotential von derzeitiger SPD-Politik profitiert ist diese Partei obsolet. Was nützen die tollsten Ministerien wenn schlussendlich die CDU alles erlauben muss. Hat sie in den letzten Jahren nicht getan und wird sie auch in Zukunft nicht tun."</text:p>
          </table:table-cell>
          <table:table-cell office:value-type="string" calcext:value-type="string">
            <text:p>"sold, long-term unemployed not even mentioned and forgotten. For example, what should this ""indiscriminate"" 35-year-limit end up with 10 percent above the poverty pension? What flexible is you really not come up with? Does eh only a couple of thousand retirees, that's supposed to be a big hit? Pays back to all people simply their paid pension contributions back. For equality to be created to people who have never paid contributions. The rich spared and accepted their tax loopholes. Climate commitments ignored. Tenants will continue to be stupid. Since hardly anyone benefits from the (former) SPD electorate potential of current SPD policy, this party is obsolete. What good are the great ministries when finally the CDU has to allow everything. Has not done it in the last few years and will not do it in the future."</text:p>
          </table:table-cell>
          <table:table-cell office:value-type="string" calcext:value-type="string">
            <text:p>negative</text:p>
          </table:table-cell>
          <table:table-cell table:number-columns-repeated="1021"/>
        </table:table-row>
        <table:table-row table:style-name="ro69">
          <table:table-cell office:value-type="string" calcext:value-type="string">
            <text:p>Zu doof: In Deutschland läuft die Wirtschaft im Überholgang, der private Konsum steigt (komisch, angeblich sind die inflationsbereinigten Durchschnittseinkommen ja bereits seit Jahrzehnten rückläufig, mindestens aber nicht gestiegen), die allgemein gefühlte eigene Zufriedenheit bewegt sich Umfragen zufolge im oberen Anschlag. Für 2018 wird schon wieder (gähn) ein sattes Wirtschaftswachstum prognostiziert. Löhne und Gehälter (ich wag's kaum zu erwähnen...) steigen auch in diesem Jahr SCHON WIEDER klar oberhalb der Inflationsrate. Ich bitte untertänigst um Entschuldigung für diese meine so depressive Darstellung der wirtschaftlichen Situation in diesem unseren Lande, inklusive der seiner Durchschnittsbürger. Mea culpa! Natürlich haben die letzten drei Regierungskoalitionen an alledem nicht den geringsten Anteil, und natürlich konnte Deutschland all diese Bürden und Rückschläge nur TROTZ aller völlig unfähigen Regierungen der letzten beiden Jahrzehnte irgendwie überleben. Also allerhöchste Zeit, jetzt und endgültig die Revolution der Stämme und Völker dieser unserer völlig verkorksten Republik auszurufen! Sarah, die Wagenknechtin! Oskar, die Riesenfontäne! Alexander, der Gauleiter. Björn, der mit dem rechtsdrehenden Höcker! Alice, die mit der rrrollenden Rhetorik und Dialektik ihrer berühmt-unsäglichen Vorfahren (-bilder...?)! Und die uns vom Storch gesandte Alice im Wunderland! Völker und Völkische, einigt und vereinigt euch! Jazz oder nie! Gebt dem Dumpf- und Stumpfsinn endlich die entscheidende Chance! Viel länger werden Euch die Lemminghe nämlich nicht blind und kritiklos hinterherlaufen. Wäre doch zu dumm, wenn die Einsichten und Erkenntnisse des richtigen Lebens immer weniger zu euren selbst erdachten Weisheiten passen würden. Ernsthaft: Es sind diese Regierungen und ihre Protagonisten, die uns und unser Land in den letzten Jahrzehnten (und dazu gehören durchaus auch die Schröder'schen Koalitionen) recht passabel administriert haben. Und nun seufzt ruhig weiter über die gar schreckliche Aussicht auf eine neuerliche GroKoi unter Angela Merkel. Die Anderen beschäftigen sich derweil mit den Möglichkeiten und Chancen, die in den nächsten vier Jahren liegen... In Eile: Alles Gute für alle - und tschüss....</text:p>
          </table:table-cell>
          <table:table-cell office:value-type="string" calcext:value-type="string">
            <text:p>Too stupid: In Germany, the economy is in transition, the private consumption is increasing (weird, allegedly, the inflation-adjusted average income has been declining for decades, but at least not increased), the generally felt own satisfaction is moving according to surveys in the top stroke. For 2018 (yawn) is again a rich economic growth forecast. Wages and salaries (I scarcely dare to mention ...) are again rising well above the inflation rate this year. I humbly apologize for this my so depressive representation of the economic situation in this our country, including its average citizens. Mea culpa! Of course, the last three governing coalitions have not the slightest share in all of this, and of course Germany was able to somehow survive all these burdens and setbacks only in defiance of all utterly incompetent governments of the last two decades. So it is high time to proclaim now and finally the revolution of the tribes and peoples of this completely crippled Republic! Sarah, the Wagenknechtin! Oskar, the giant fountain! Alexander, the Gauleiter. Björn, with the clockwise hump! Alice, with the rolling rhetoric and dialectics of her famously unspeakable ancestors (images ...?)! And the stork-sent Alice in Wonderland! Peoples and folk, unite and unite! Jazz or never! Give the dull and stupid finally the decisive opportunity! For a long time the lemminghe will not run after you blindly and uncritically. It would be too stupid if the insights and insights of the right life would be less and less suited to your self-invented wisdom. Seriously, it is these governments and their protagonists who have administrated us and our country quite well in recent decades (and this includes the Schröder coalitions). And now quietly sigh on the terrible prospect of another GroKoi under Angela Merkel. The others, meanwhile, deal with the opportunities and opportunities that lie in the next four years ... In a hurry: Happy for all - and bye ....</text:p>
          </table:table-cell>
          <table:table-cell office:value-type="string" calcext:value-type="string">
            <text:p>negative</text:p>
          </table:table-cell>
          <table:table-cell table:number-columns-repeated="1021"/>
        </table:table-row>
        <table:table-row table:style-name="ro57">
          <table:table-cell office:value-type="string" calcext:value-type="string">
            <text:p>Ach Gott ja - ich vergaß doch wirklich für einen Moment, dass die EU an Allem schuld ist. Wie dumm von mir.</text:p>
          </table:table-cell>
          <table:table-cell office:value-type="string" calcext:value-type="string">
            <text:p>Oh God - I forgot for a moment that the EU is to blame for everything. Silly me.</text:p>
          </table:table-cell>
          <table:table-cell office:value-type="string" calcext:value-type="string">
            <text:p>negative</text:p>
          </table:table-cell>
          <table:table-cell table:number-columns-repeated="1021"/>
        </table:table-row>
        <table:table-row table:style-name="ro58">
          <table:table-cell office:value-type="string" calcext:value-type="string">
            <text:p>gerne um wiederholten wiederholten und wiederholten Male: Das tolle Referen-dumm war eine Abrechnung mit dem PM Cameron; himself und der EU-Austritt war nur das Thema um ihm eine reinwürgen zu können. Die Briten hätten auch für die Abschaffung des Linksverkehrs gestimmt nur um Cameron aus dem Amt zu befördern. Weil aber die Regierung und auch die Opposition zu blasiert/borniert/britisch gewesen ist; hat niemand diese persönliche Komponente einkalkuliert wodurch auch niemand einen Plan für den Austritt vorab entwickelt hat. Auch Nigel Ferarsch hat im Prinzip mit einem Remain gerechnet, denn wer möchte schon als Partei obsolet werden. Und außerdem wollte man sich nicht mit den negativen Auswirkungen beschäftigen, weil dieses nicht in die verklärte Brexit-Traumwelt passen; weshalb es in dieser Richtung keine Planungen gibt. Deshalb das planlose Rumgeeiere in London; welches von der üblichen Rosinenpickerei als Verhandlungsstrategie ausgegangen ist. Das Brüssel dem UK mit Übergangsfristen und sowohl-als-auch Regelungen entgegenkommt ist einfach nur Good-Will und soll die härtesten Einschläge abfedern. Wenn allerdings die britische Regierung panische Angst vor der Fleetstreet-Fake-News Presse hat, die in einem Daueranfall von Blut-Schweiß und Tränen-Nationalismuswahn wieder Gasmasken und Stahlhelme an die Zivilbevölkerung verteilen zu lassen sowie die Wiedereinführung von Essensmarken fordert, weil die Hunnen und Vandalen immer noch von einem gewissen A.Hitttlerrrr angeführt ihre Handtücher auf britische Liegestühle packen, ja dann, helfen wirklich nur noch hohe Dosen von BTM. Denn letztendlich ist das Phantasieren von staatlicher Souveränität im Zeitalter von multinationalen Superkonzernen und Ratingagenturen nur noch ein schaler Nachhall des längst längst Verflossenen.</text:p>
          </table:table-cell>
          <table:table-cell office:value-type="string" calcext:value-type="string">
            <text:p>like repeatedly repeated and repeated times: The great referendum stupid was a statement with the PM Cameron; himself and the EU exit was just the topic to be able to strangle him. The British also voted to abolish left-hand traffic just to get Cameron out of office. But because the government and the opposition have been too blase / stubborn / British; Nobody has calculated this personal component, which means that no one has developed a plan for withdrawal in advance. Nigel Ferarsch, too, has counted on a remain, because who wants to become obsolete as a party. And besides, you did not want to deal with the negative effects, because this does not fit into the transfigured Brexit dream world; why there are no plans in this direction. That's why the haphazard Rumgeeiere in London; which is based on the usual cherry picking as a negotiation strategy. The Brussels comes to the UK with transitional periods and both-and-regulations is just good-will and should cushion the hardest impacts. If, however, the British government is terrified of the Fleetstreet fake news press, which in a constant fit of blood-sweat and tears nationalism mania again gas masks and steel helmets distributed to the civilian population and calls for the reintroduction of food stamps, because the Huns and Vandals still led by a certain A.Hitttlerrrr pack their towels on British lounge chairs, yes, then really help only high doses of BTM. After all, the fantasizing of state sovereignty in the age of multinational supercompanies and rating agencies is just a jarring reverberation of the longest-forgotten.</text:p>
          </table:table-cell>
          <table:table-cell office:value-type="string" calcext:value-type="string">
            <text:p>negative</text:p>
          </table:table-cell>
          <table:table-cell table:number-columns-repeated="1021"/>
        </table:table-row>
        <table:table-row table:style-name="ro9">
          <table:table-cell office:value-type="string" calcext:value-type="string">
            <text:p>das eigentliche Problem zu erkennen. Die Wahnphantasie der Brexiteers war doch, daß eine Minute nach dem Austrittsreferendumm die EU gekrochen kommt und dem UK einen neuen Vertrag andient in dem das UK bar von allen Pflichten weiterhin die leckeren EU-Rosinchen genießen darf. Wie die EU es immer gehalten hat, wenn das UK Forderungen erhoben hat. Unangenehm ist nur; daß wenn eine Nation kollektiv unter F20.0 leidet, die Realität eben die echte Realität ist. Und in der sind Rosinen-Rechte unmittelbar mit Pflichten verknüpft und das es Dritte gibt, die zwar das Leiden an sich tolerieren, aber auch mittlerweile wissen wie man am besten damit umgeht. Nämlich hart bleiben und den Patienten ggf. auch mal ruhigstellen. Und genau das läuft jetzt.</text:p>
          </table:table-cell>
          <table:table-cell office:value-type="string" calcext:value-type="string">
            <text:p>to recognize the real problem. The Brexiter's delusional imagination was that one minute after the resignation trainee the EU crept awry and offered the UK a new treaty in which the UK bar could continue to enjoy the delicious EU Rosinchen. As the EU has always done, when the UK has raised claims. Unpleasant is only; that when a nation collectively suffers from F20.0, reality is the real reality. And in that raisin rights are directly linked with obligations and that there are third parties who tolerate the suffering itself, but also know how to best handle it. Namely stay hard and possibly even put the patient off. And that's exactly what works now.</text:p>
          </table:table-cell>
          <table:table-cell office:value-type="string" calcext:value-type="string">
            <text:p>negative</text:p>
          </table:table-cell>
          <table:table-cell table:number-columns-repeated="1021"/>
        </table:table-row>
        <table:table-row table:style-name="ro32">
          <table:table-cell office:value-type="string" calcext:value-type="string">
            <text:p>Und wir sind nicht im geringsten besorgt. Erstens liefern wir weltweit akzeptierte und gesuchte Qualität, zweitens dieses auch zu kompetitiven Preisen. Drittens ist der Lieferantenmarkt nicht so gross, und viertens wird die Ware zwar teurer für die Briten, dummerweise aber alternativlos für GB, wenn es seine Industrie ausbauen oder auch nur seinen Lebensstandard halten will. Also sehen wir das ziemlich kühl und liefern weiter - wenn auch zu schlechteren Bedingungen für die Briten, die diese Bedingungen aber über eigene, interne Zölle selbst erstellt haben. Wir haben also keine Verluste, nur die Britischen Firmen supporten eben finanziell ihren Staat mehr als vorher via Zölle; und wenn Sie gesamtökonomisch denken, dann wissen Sie, dass Produkte dann produziert werden, wenn Sie benötigt vulgo verkauft werden. Uns ist es eigentlich egal, ob die mit unseren Maschinen für den britischen Markt produzierten und benötigten Waren in GB oder anderswo produziert werden. Liefern wir halt die Maschinen nach Portugal, damit dort Werker Ware für GB produzieren und zollpflichtig dahin liefern..... richtig: Wieder zahlt Joe Average die Zoll-Zeche.</text:p>
          </table:table-cell>
          <table:table-cell office:value-type="string" calcext:value-type="string">
            <text:p>And we are not worried in the least. Firstly, we deliver globally accepted and sought after quality, secondly, this also at competitive prices. Third, the supplier market is not as big, and fourthly, the product is indeed more expensive for the British, but stupidly alternative to GB, if it wants to expand its industry or even want to maintain its standard of living. So we see that pretty cool and deliver on - albeit to worse conditions for the British, who have created these conditions but on their own, internal tariffs themselves. So we have no losses, only the British companies support financially their state more than before via tariffs; and if you think overall economics, then you know that products are produced when sold vulgo needed. We do not really care if the goods produced and needed with our machines for the UK market are produced in the UK or elsewhere. Let's just deliver the machines to Portugal, so that there produce goods for UK goods and duty paid to deliver ..... correct: Again, Joe Average pays the customs bill.</text:p>
          </table:table-cell>
          <table:table-cell office:value-type="string" calcext:value-type="string">
            <text:p>negative</text:p>
          </table:table-cell>
          <table:table-cell table:number-columns-repeated="1021"/>
        </table:table-row>
        <table:table-row table:style-name="ro32">
          <table:table-cell office:value-type="string" calcext:value-type="string">
            <text:p>Und wir sind nicht im geringsten besorgt. Erstens liefern wir weltweit akzeptierte und gesuchte Qualität, zweitens dieses auch zu kompetitiven Preisen. Drittens ist der Lieferantenmarkt nicht so gross, und viertens wird die Ware zwar teurer für die Briten, dummerweise aber alternativlos für GB, wenn es seine Industrie ausbauen oder auch nur seinen Lebensstandard halten will. Also sehen wir das ziemlich kühl und liefern weiter - wenn auch zu schlechteren Bedingungen für die Briten, die diese Bedingungen aber über eigene, interne Zölle selbst erstellt haben. Wir haben also keine Verluste, nur die Britischen Firmen supporten eben finanziell ihren Staat mehr als vorher via Zölle; und wenn Sie gesamtökonomisch denken, dann wissen Sie, dass Produkte dann produziert werden, wenn Sie benötigt vulgo verkauft werden. Uns ist es eigentlich egal, ob die mit unseren Maschinen für den britischen Markt produzierten und benötigten Waren in GB oder anderswo produziert werden. Liefern wir halt die Maschinen nach Portugal, damit dort Werker Ware für GB produzieren und zollpflichtig dahin liefern..... richtig: Wieder zahlt Joe Average die Zoll-Zeche.</text:p>
          </table:table-cell>
          <table:table-cell office:value-type="string" calcext:value-type="string">
            <text:p>And we are not worried in the least. Firstly, we deliver globally accepted and sought after quality, secondly, this also at competitive prices. Third, the supplier market is not as big, and fourthly, the product is indeed more expensive for the British, but stupidly alternative to GB, if it wants to expand its industry or even want to maintain its standard of living. So we see that pretty cool and deliver on - albeit to worse conditions for the British, who have created these conditions but on their own, internal tariffs themselves. So we have no losses, only the British companies support financially their state more than before via tariffs; and if you think overall economics, then you know that products are produced when sold vulgo needed. We do not really care if the goods produced and needed with our machines for the UK market are produced in the UK or elsewhere. Let's just deliver the machines to Portugal, so that there produce goods for UK goods and duty paid to deliver ..... correct: Again, Joe Average pays the customs bill.</text:p>
          </table:table-cell>
          <table:table-cell office:value-type="string" calcext:value-type="string">
            <text:p>negative</text:p>
          </table:table-cell>
          <table:table-cell table:number-columns-repeated="1021"/>
        </table:table-row>
        <table:table-row table:style-name="ro19">
          <table:table-cell office:value-type="string" calcext:value-type="string">
            <text:p>Dies war und ist das Motto - nicht nur der SPD. Der Wähler und Bürger wird doch schon seit längerem für dumm verkauft. Interessen des Volkes werden nicht vertreten. Deutschland mag es gutgehen, aber sicher nicht dem Einzelnen, an Letzterem wird sich in einer neuerlichen GroKo nichts ändern, es kann nur schlimmer werden. Die deutsche Wirtschaftskraft ist neben der Trübseligkeit des deutschen Michels eine Erklärung dafür, daß sich eine Politikerriege ohne Format an der Spitze halten kann. Olaf Scholz als Finanzminister - na denne, gute Nacht, einen überbewerteteren Politiker gibt es momentan nicht. Schulz als Außenminister - Sigmar hat es schon frühzeitig läuten hören -, ramponiertes Prestige und die persönliche Pensionskasse müssen ja aufgebessert werden. Die propagierten Ziele sind nur reinste Augenwischerei. Die SPD hat m.E. jegliche Bürgernähe und die sozialdemokratische Ausrichtung verloren. Ich prognostiziere ein Rekordergebnis für die AFD bei der nächsten Wahl.</text:p>
          </table:table-cell>
          <table:table-cell office:value-type="string" calcext:value-type="string">
            <text:p>This was and is the motto - not just the SPD. The voter and citizen has been sold for a long time for stupid. The interests of the people are not represented. Germany may be fine, but certainly not for the individual, the latter will not change in a new GroKo, it can only get worse. The German economic power is in addition to the gloom of the German Michels an explanation that can hold a political wars without format at the top. Olaf Scholz as Minister of Finance - well, good night, there is currently no overvalued politician. Schulz as Foreign Minister - Sigmar heard it ringing at an early stage - tattered prestige and the personal pension fund have to be improved. The propagated goals are just pure eyecleaning. The SPD has m.E. lost all closeness to the people and the social democratic orientation. I predict a record result for the AFD at the next election.</text:p>
          </table:table-cell>
          <table:table-cell office:value-type="string" calcext:value-type="string">
            <text:p>negative</text:p>
          </table:table-cell>
          <table:table-cell table:number-columns-repeated="1021"/>
        </table:table-row>
        <table:table-row table:style-name="ro19">
          <table:table-cell office:value-type="string" calcext:value-type="string">
            <text:p>Dies war und ist das Motto - nicht nur der SPD. Der Wähler und Bürger wird doch schon seit längerem für dumm verkauft. Interessen des Volkes werden nicht vertreten. Deutschland mag es gutgehen, aber sicher nicht dem Einzelnen, an Letzterem wird sich in einer neuerlichen GroKo nichts ändern, es kann nur schlimmer werden. Die deutsche Wirtschaftskraft ist neben der Trübseligkeit des deutschen Michels eine Erklärung dafür, daß sich eine Politikerriege ohne Format an der Spitze halten kann. Olaf Scholz als Finanzminister - na denne, gute Nacht, einen überbewerteteren Politiker gibt es momentan nicht. Schulz als Außenminister - Sigmar hat es schon frühzeitig läuten hören -, ramponiertes Prestige und die persönliche Pensionskasse müssen ja aufgebessert werden. Die propagierten Ziele sind nur reinste Augenwischerei. Die SPD hat m.E. jegliche Bürgernähe und die sozialdemokratische Ausrichtung verloren. Ich prognostiziere ein Rekordergebnis für die AFD bei der nächsten Wahl.</text:p>
          </table:table-cell>
          <table:table-cell office:value-type="string" calcext:value-type="string">
            <text:p>This was and is the motto - not just the SPD. The voter and citizen has been sold for a long time for stupid. The interests of the people are not represented. Germany may be fine, but certainly not for the individual, the latter will not change in a new GroKo, it can only get worse. The German economic power is in addition to the gloom of the German Michels an explanation that can hold a political wars without format at the top. Olaf Scholz as Minister of Finance - well, good night, there is currently no overvalued politician. Schulz as Foreign Minister - Sigmar heard it ringing at an early stage - tattered prestige and the personal pension fund have to be improved. The propagated goals are just pure eyecleaning. The SPD has m.E. lost all closeness to the people and the social democratic orientation. I predict a record result for the AFD at the next election.</text:p>
          </table:table-cell>
          <table:table-cell office:value-type="string" calcext:value-type="string">
            <text:p>negative</text:p>
          </table:table-cell>
          <table:table-cell table:number-columns-repeated="1021"/>
        </table:table-row>
        <table:table-row table:style-name="ro21">
          <table:table-cell office:value-type="string" calcext:value-type="string">
            <text:p>Außen,-und Finanzen, d.h. dann es wird ein wahrer Geldsegen über Europa hereinbrechen! Den dummen Michel der das ganze durch harte Arbeit erwirtschaftet hat man sicherlich schon vergessen, die eigenen Diäten passen ja. Gott wie mich diese Politiker annerven die so tun als ginge es ums Land, dabei gehts nur um die eigene Macht und Karriere! Dazu noch mal 4 Jahre diese Kanzlerin die bei jeder Kleinigkeit einknickt oder Probleme aussitzt und die der deutschen Innenpolitik mit all ihren Problemen schon längst entrückt ist ist doch nicht mehr zu ertragen! Einziger Trost wird sein, dass die beteiligten Parteien nach der nächsten Wahl mit Sicherheit nicht mehr über 50% kommen werden...!</text:p>
          </table:table-cell>
          <table:table-cell office:value-type="string" calcext:value-type="string">
            <text:p>Foreign, and finance, i. then a real blessing will come over Europe! The stupid Michel who has earned the whole thing through hard work you have certainly already forgotten, your own diets fit. God, how annoy me these politicians pretend that it's about the land, it's all about your own power and career! In addition, 4 years this chancellor who kinks at every little thing or exits problems and the German domestic policy with all its problems has long been raptured is not to endure! The only consolation will be that the parties involved will certainly not get over 50% after the next election ...!</text:p>
          </table:table-cell>
          <table:table-cell office:value-type="string" calcext:value-type="string">
            <text:p>negative</text:p>
          </table:table-cell>
          <table:table-cell table:number-columns-repeated="1021"/>
        </table:table-row>
        <table:table-row table:style-name="ro5">
          <table:table-cell office:value-type="string" calcext:value-type="string">
            <text:p>Diskutieren wir für einen Moment nicht die Koalitionsvereinbarung. Ihr fehlt ohnehin das mitreissende Element; es ist eine Aneinanderreihung von Einzelvereinbarungen ohne Vision, die das Land nicht voranbringen oder reformieren wird. Aber es geht immer um die Menschen und Politiker, die dann etwas wirklich voranbringen werden. Die SPD bleibt auf diesem Feld nun tatsächlich völlig unglaubwürdig zurück und demonstriert erneut, dass es letztendlich nur um persönliche Interessen geht. Kann es wahr sein, dass Herr Schulz nun Aussenminister werden will? Was prädestiniert ihn denn nun für diese Position? Was kann er besser als Gabriel? Nichts, ausser dass er nachdem er die SPD in Scherben hinterlassen hat, nur bequem und auf Staatskosten einfach nur WEG will. Der heute sehr beliebte Sigmar Gabriel bleibt wie ein dummer Schüler sitzen. Und was prädestiniert die doch noch sehr junge und rauhbeinige Frau Nahles für den Posten der Parteivorsitzenden der ältesten Volkspartei. Brandt wird sich doch im Grabe herumdrehen. Eigentlich nur das Herbeigeschreibe dieses Wechsels durch die Presse und ihr schrecklicher Machtwille. Na dann gute Nacht, einst grosse und heute schwache Partei. Ich prophezeie 15% bei den nächsten Wahlen.</text:p>
          </table:table-cell>
          <table:table-cell office:value-type="string" calcext:value-type="string">
            <text:p>Let's not discuss the coalition agreement for a moment. She lacks the stirring element anyway; it is a series of individual arrangements without vision that will not advance or reform the country. But it's always about the people and politicians who will then really make a difference. In fact, the SPD now remains completely untrustworthy in this field, demonstrating once again that ultimately it's all about personal interests. Can it be true that Mr Schulz now wants to become Foreign Minister? What predestines him for this position? What can he do better than Gabriel? Nothing, except that after he left the SPD in shards, just comfortable and at government expense just WAY. The now very popular Sigmar Gabriel remains like a stupid student sitting. And what predestined the still very young and rough-legged woman Nahles for the post of party leaders of the oldest people's party. Brandt will turn around in the grave. Actually only the description of this change by the press and their terrible will to power. Well then good night, once big and now weak party. I predict 15% at the next elections.</text:p>
          </table:table-cell>
          <table:table-cell office:value-type="string" calcext:value-type="string">
            <text:p>negative</text:p>
          </table:table-cell>
          <table:table-cell table:number-columns-repeated="1021"/>
        </table:table-row>
        <table:table-row table:style-name="ro35">
          <table:table-cell office:value-type="string" calcext:value-type="string">
            <text:p>Nur eine Sozialdemokratin sollte es sein. Eine Karrieristin wie Frau Nahles ist eine Fehlbesetzung. Ihre Wandlung von der extremen Schröder-Agenda-Kritikerin hin zum Seeheimer Mainstream ist schon echt beachtlich. Aber auch Verrat am Wähler und deshalb schäbig. Und dumm.</text:p>
          </table:table-cell>
          <table:table-cell office:value-type="string" calcext:value-type="string">
            <text:p>Only a Social Democrat should be. A careerist like Mrs. Nahles is a miscarriage. Her transformation from the extreme Schröder agenda critic to the Seeheimer mainstream is really remarkable. But also betrayal of the voters and therefore shabby. And dumb.</text:p>
          </table:table-cell>
          <table:table-cell office:value-type="string" calcext:value-type="string">
            <text:p>negative</text:p>
          </table:table-cell>
          <table:table-cell table:number-columns-repeated="1021"/>
        </table:table-row>
        <table:table-row table:style-name="ro48">
          <table:table-cell office:value-type="string" calcext:value-type="string">
            <text:p>Wo Herr Lindner Recht hat, hat er Recht. Die CDU-Wähler sollten hoffen, dass die SPD - Basis dumm genug ist, gegen die Groko zu stimmen, dann bleibt ihnen eine weitestgehend sozialdemokratische Regierung erspart.</text:p>
          </table:table-cell>
          <table:table-cell office:value-type="string" calcext:value-type="string">
            <text:p>Where Mr Lindner is right, he is right. The CDU voters should hope that the SPD base is stupid enough to vote against the Groko, then they are spared a largely Social Democratic government.</text:p>
          </table:table-cell>
          <table:table-cell office:value-type="string" calcext:value-type="string">
            <text:p>negative</text:p>
          </table:table-cell>
          <table:table-cell table:number-columns-repeated="1021"/>
        </table:table-row>
        <table:table-row table:style-name="ro38">
          <table:table-cell office:value-type="string" calcext:value-type="string">
            <text:p>"Ich verstehe dieses Gemecker über die GroKo nicht. Bei der Bundestagswahl wurde die Politik der großen Koalition von der schweigenden Mehrheit mit deutlich über 50% wiedergewählt. Die SPD dominiert seit acht Jahren die politische Richtung, und tut das wohl auch in den nächsten vier Jahren. Soweit alles richtig gemacht. Wie kann man jetzt als SPD-Anhänger fordern lieber keine SPD-Politik zu machen, weil man dann in vier Jahren vielleicht mit 10% mehr Stimmen in der Opposition ist? Was sollte einem Politiker wichtiger sein, jetzt Gesetze zu machen, die den eigenen Überzeugungen und den Überzeugungen seiner Wähler entsprechen, oder in vier Jahren mehr bedeutungslose Bundestagsmandate zu erhalten? Was von diesen beiden Alternativen ist denn verantwortungslose Geldmacherei, und was ist Interessenvertretung der Wähler? Wie wärs denn mit einer AFD-Regierung, das würde zwar bedeuten, dass 4 Jahre lang alles komplett gegen die eigene Überzeugung läuft, aber hey, dafür gibts dann in Zukunft Wählerstimmen! Die Sprüche nach der Wahl waren dumm, man geht davon aus, dass der Wähler ""klare Kante"" höher schätzt als Pragmatismus und Kompromiss.... aber das ist nunmal Demokratie. Und hat die parlamentarische Mehrheit."</text:p>
          </table:table-cell>
          <table:table-cell office:value-type="string" calcext:value-type="string">
            <text:p>"I do not understand this complaining about the GroKo. In the general election, the policy of the grand coalition was re-elected by the silent majority with well over 50%. The SPD has been dominating the political arena for eight years, and probably will do so over the next four years. As far as everything is done right. How can one now demand as SPD supporters rather not to make SPD policy, because then in four years maybe with 10% more votes in opposition? What should be more important to a politician now to make laws that correspond to his own beliefs and the convictions of his constituents, or to receive more meaningless parliamentary mandates in four years? What of these two alternatives is irresponsible moneymaking and what is voter advocacy? How about an AFD government, that would mean that for 4 years everything is completely against your conviction, but hey, then there will vote in the future! The slogans after the election were stupid, it is believed that the voter appreciates ""clear edge"" higher than pragmatism and compromise .... but that's just democracy. And has the parliamentary majority."</text:p>
          </table:table-cell>
          <table:table-cell office:value-type="string" calcext:value-type="string">
            <text:p>negative</text:p>
          </table:table-cell>
          <table:table-cell table:number-columns-repeated="1021"/>
        </table:table-row>
        <table:table-row table:style-name="ro45">
          <table:table-cell office:value-type="string" calcext:value-type="string">
            <text:p>zeigen sich mal wieder. So wird die Abstimmung zur Farce. Jeder schreit nach Veränderung, aber niemand weiß wie und was oder bedenkt die Folgen. Das Geplärre: Die Merkel muss weg, ist einfach wie dumm, und schwächt Deutschland ungemein. Mal nachhören bei unseren Nachbarn; die würden alle gern mit uns tauschen. Auch Herr Macron; bewirkt hat es bis dato noch nichts. Die nächsten Demos von Jugendlichen folgen in Kürze. Sollte die Abstimmung gegen die GROKO laufen, dann würde ich ganz gern jeden Einzelnen SPD Anhänger persönlich in Haftung nehmen für die Folgen. Mit den 14 % bei der nächsten Wahl erreicht die SPD Platz 5 oder 6, und die AFD wird stärkste Kraft. Die angebliche Opposition im Bundestag seitens der SPD ist ein Lüftchen; die Grabenkämpfe innerhalb der Partei sind fürchterlich. Nun Genossen, spielt Euer Spiel. Ich bin froh, dass ich schon über 70 Jahre alt bin. Deutschland nimmt ein gefährlichen Weg - Schuld hat überwiegend die SPD, schon seit Jahren nur Gewäsch und Geschwätz. Gabriel ist der Einzige, der die Dinge erkannt hat. Höre wir seit Wochen irgendetwas zur GROKO oder ähnliches. Nein. Dieser Mann macht seine letzten Auslandsreisen (um von seiner Familie wegzukommen) und läßt die Genossen machen.</text:p>
          </table:table-cell>
          <table:table-cell office:value-type="string" calcext:value-type="string">
            <text:p>show up again. So the vote becomes a farce. Everyone screams for change, but no one knows how and what or considers the consequences. The babble: The Merkel has gone, is just stupid, and weakens Germany immensely. Listen to our neighbors; they would all like to trade with us. Also, Mr. Macron; it has not done anything yet. The next demos of young people will follow shortly. If the vote against the GROKO run, then I would like to take each individual SPD supporters personally liable for the consequences. With the 14% at the next election, the SPD reaches place 5 or 6, and the AFD will be the strongest force. The alleged opposition in the Bundestag on the part of the SPD is a breeze; the trench battles within the party are terrible. Well, comrades, play your game. I am glad that I am already over 70 years old. Germany takes a dangerous path - debt has predominantly the SPD, for years only jokes and gossip. Gabriel is the only one who has recognized things. Let's hear something for GROKO or something similar for weeks. No. This man makes his last trips abroad (to get away from his family) and lets the comrades make.</text:p>
          </table:table-cell>
          <table:table-cell office:value-type="string" calcext:value-type="string">
            <text:p>negative</text:p>
          </table:table-cell>
          <table:table-cell table:number-columns-repeated="1021"/>
        </table:table-row>
        <table:table-row table:style-name="ro15">
          <table:table-cell office:value-type="string" calcext:value-type="string">
            <text:p>Ich weiß zwar nicht, wie sie es sich anmaßen können, mich in irgendeiner Gesellschaft zu verorten, aber gut. Die Möglichkeit mitzubestimmen bedeutet auch, dass man Verantwortung trägt. Hier Nichtmitgliedern mit den unterschiedlichsten Interessen die Möglichkeit zu geben per Kurzeintritt die Politik in Deutschland zu bestimmen ist verantwortungslos. Das spielt nur der AfD in die Hände. Wie kann man so dumm sein? Wir werden auf absehbare Zeit keine handlungsfähige Regierung links von der CDU bekommen, vermutlich nicht einmal eine links von der AfD. Wenn das das Ziel dieser Politclowns um Herrn K.K. war, dann herzlichen Glückwunsch. Mich erinnert das an die Weimarer Republik. Auch hier hat man vor lauter Rivalität einen Gegner stark gemacht. Während damals die SPD noch am vernüftigsten war, spielt sie heute mit Deutschlands Wohlstand.</text:p>
          </table:table-cell>
          <table:table-cell office:value-type="string" calcext:value-type="string">
            <text:p>I do not know how they can pretend to locate me in any society, but fine. The ability to participate also means that you are responsible. Here non-members with the most diverse interests to give the opportunity by short entry to determine the policy in Germany is irresponsible. This only plays the AfD in the hands. How can anyone be so stupid? For the foreseeable future, we will not get a viable government to the left of the CDU, probably not even one left of the AfD. If that is the goal of these political clowns around Mr. K.K. was, then congratulations. This reminds me of the Weimar Republic. Also here one has made an opponent strong because of sheer rivalry. While at that time the SPD was still the most sensible, today it plays with Germany's prosperity.</text:p>
          </table:table-cell>
          <table:table-cell office:value-type="string" calcext:value-type="string">
            <text:p>negative</text:p>
          </table:table-cell>
          <table:table-cell table:number-columns-repeated="1021"/>
        </table:table-row>
        <table:table-row table:style-name="ro41">
          <table:table-cell office:value-type="string" calcext:value-type="string">
            <text:p>...macht mich ratlos. In der deutschen medialen Reflexion werden die Initiatoren bzw. Befürworter des Brexit als Leute dargestellt, die im Prinzip nicht ganz klar im Kopf sind. Die ökonomischen Folgen für die Briten werden als Katastrophengemälde in düstersten Farben gemalt. EU-Ratspräsident Tusk hat erst kürzlich wieder beide Hände ausgestreckt um die Briten zur Umkehr zu bewegen. ERGEBNIS: Die PM May, vormals eine Brexit-Gegnerin, zieht nicht mal ansatzweise in Erwägung, die einmal getroffene Entscheidung in Frage zu stellen. Es gibt in GB auch keine Massendemonstrationen gegen den Brexit. Zwar gibt es offenbar die eine oder andere Umfrage, die gelegentlich eine leichte Mehrheit für den EU-Verbleib erfragt haben will, aber das ist wohl mit äußerster Vorsicht zu betrachten. Ein Aufschrei, angesichts der angeblich zu erwartenden Verschlechterung der Lebensumstände in GB, ist nicht wirklich zu vernehmen. Warum ist das so? Haben die Briten eine Macke, sind das alles Masochisten? Warum kann man die nicht davon überzeugen, in der EU zu verbleiben, was mir persönlich - und aus dem Bauch heraus - auch besser gefallen würde. Oder wird vor den Festlandseuropäern lediglich ein Popanz aufgebaut, um nicht auch HIER die vorhandenen Fliehkräfte zu verstärken? Wenn Letzteres zurifft, dann möchte ich den polit-medialen Komplex herzlich bitten, die Leute nicht weiter für dumm zu verkaufen. Das Ergebnis könnte furchtbar sein ...! Für SIE!</text:p>
          </table:table-cell>
          <table:table-cell office:value-type="string" calcext:value-type="string">
            <text:p>... makes me baffled. In German media reflection, the initiators and advocates of Brexit are portrayed as people who, in principle, are not very clear in their heads. The economic consequences for the British are painted as disaster paintings in the darkest colors. EU Council President Tusk has recently extended both hands to persuade the British to repent. RESULT: The PM May, formerly a Brexit opponent, does not even begin to question the decision once taken. There are also no mass demonstrations in the UK against the Brexit. Although there are apparently one or the other survey, which occasionally wants to have a slight majority for the EU whereabouts, but that must be considered with extreme caution. An outcry, in view of the alleged expected deterioration in living conditions in the UK, is not really heard. Why is that? Do the British have a quirk, are they all masochists? Why can not you persuade them to stay in the EU, which I personally - and on the guts - would also like better. Or is there just building up a fuss in front of the mainland Europeans so as not to increase the existing centrifugal forces HERE? If the latter falls, then I would like to cordially ask the polit-media complex not to sell people for stupid. The result could be terrible ...! For her!</text:p>
          </table:table-cell>
          <table:table-cell office:value-type="string" calcext:value-type="string">
            <text:p>negative</text:p>
          </table:table-cell>
          <table:table-cell table:number-columns-repeated="1021"/>
        </table:table-row>
        <table:table-row table:style-name="ro16">
          <table:table-cell office:value-type="string" calcext:value-type="string">
            <text:p>"in den Niederlanden war, weiß, dass ""Kip"" in unserem Idiom ""Huhn"" bedeutet. Somit haben die Unions-Hühner von UKIP ihrem Namen wahrlich alle Ehre gemacht: hirnlos, kopflos, orientierungslos, dumm. Und zu viele Brits sind auf diese Gacker-Truppe hereingefallen... zum Schaden der Wirtschaft und des Landes. Hrinlos, kopflos etc."</text:p>
          </table:table-cell>
          <table:table-cell office:value-type="string" calcext:value-type="string">
            <text:p>"in the Netherlands, knows that ""kip"" in our idiom means ""chicken"". Thus, the Union Chickens of UKIP have truly honored their name: brainless, headless, disoriented, stupid. And too many Brits have fallen for this gacker gang ... to the detriment of the economy and the country. Clear, headless etc."</text:p>
          </table:table-cell>
          <table:table-cell office:value-type="string" calcext:value-type="string">
            <text:p>negative</text:p>
          </table:table-cell>
          <table:table-cell table:number-columns-repeated="1021"/>
        </table:table-row>
        <table:table-row table:style-name="ro43">
          <table:table-cell office:value-type="string" calcext:value-type="string">
            <text:p>"Wenn UKIP, Putin, Trump und die AfD ein bestimmtes Wählerpotential besser adressieren als andere Parteien oder Personen, dann ist es fatal, die Wähler grundsätzlich als dumm oder blöd einzuschätzen. Vielmehr spiegelt eine derartige Einschätzung diejenige Arroganz wider, die derartige Gestalten wie die genannten Parteien oder Personen erst hochbringt (gut, Russland ist ein Sonderfall, da dort Demokratie noch nicht wirklich eine Tradition hat). Heute ist es sehr modern geworden, von oben im Bewusstsein der eigenen unendlichen Intelligenz auf das Prekariat herabzuschauen und zu sagen: ""Ah, Hartz IV. Natürlich. Dumbe AfD-Wähler."" Was für eine unsägliche Arroganz steckt in dieser Aussage? Und das häufig von Leuten, die sich für links halten? Erinnern wir uns: Linke Politik war eigentlich mal die Politik für benachteiligte Menschen, um mehr Gerechtigkeit zu erzielen. Das Kümmern um die Schwachen und Abgehängten. Sprich, für das Prekariat. Heute können viele Menschen dieser Schicht nichts mehr mit linker Politik anfangen. Warum? Weil sie blöde sind? Oder vielleicht auch einfach, weil linke Politik heutzutage in bestimmten Bereichen so abgehoben und weltfremd ist, dass sie die Menschen nicht mehr erreicht, die sie angeblich vertritt? Und dann, wenn alle das Prekariat aufgegeben haben, wenn dann eben UKIPs und AfDs kommen und sagen: ""Wir achten auf Euch, die anderen tun das nicht"", nun, dann kann es zu einem Erfolg für diese Sammelbewegungen kommen. Und noch etwas: Jede einzelne Stimme bei einer Wahl bei uns ist gleich wichtig. Egal welchen IQ der Wähler hat. Es kotzt mich an, wie arrogant hier manche Leute auf die Wähler der AfD herunterschauen. Sie müssen sich nicht wundern, dass Menschen dem radikaleren Rand zuwandern. Es ist die Ignoranz und die Arroganz von ach so intelligenten Denkern, die glauben, sie alleine würden die Welt erklären können. Menschen, die so ekelhaft auf andere herunterschauen, schaffen radikalen Parteien erst den Nährboden, weil sie ausgrenzen: Dummes Prekariat, igitt. Und dann jammern, wenn die AfD Erfolg hat. Liebe Besserversteher: Die AfD ist nicht das Werk des dummen Prekariats. Es ist die Folge von Eurer Großkotzigkeit."</text:p>
          </table:table-cell>
          <table:table-cell office:value-type="string" calcext:value-type="string">
            <text:p>"If UKIP, Putin, Trump and the AfD address a specific voter potential better than other parties or individuals, then it is fatal to judge voters as stupid or stupid. Rather, such an assessment reflects the arrogance that first fuels such figures as the aforementioned parties or persons (well, Russia is a special case because democracy does not really have a tradition there). Today it has become very modern to look down on the precariat from above in the consciousness of one's own infinite intelligence and to say: ""Ah, Hartz IV. Of course, Dumbe AfD voters."" What unspeakable arrogance is in this statement? And often from people who think they are left? Let us remember: Left politics was actually the policy for disadvantaged people in order to achieve more justice. Taking care of the weak and the hung. Say, for the precariat. Today, many people in this class can no longer start with left politics. Why? Because they are stupid? Or maybe just because leftist politics in certain areas is so outlandish and so far from the world that it no longer reaches the people it supposedly represents? And then, when all have given up the precariat, when UKIPs and AfDs come and say, ""We pay attention to you, the others do not do that"", well, then there can be a success for these collection movements. And one more thing: every single vote in a choice with us is equally important. No matter which IQ the voter has. It pisses me off how arrogant some people look down on the voters of the AfD. You do not have to wonder that people are moving to the more radical edge. It is the ignorance and arrogance of oh-so-intelligent thinkers who believe they alone can explain the world. People who look so disgustingly at others, only create the fertile ground for radical parties, because they exclude: stupid precariat, yuck. And then moan when the AfD succeeds. Dear Besserversteher: The AfD is not the work of the stupid precariate. It's the result of your big-time."</text:p>
          </table:table-cell>
          <table:table-cell office:value-type="string" calcext:value-type="string">
            <text:p>negative</text:p>
          </table:table-cell>
          <table:table-cell table:number-columns-repeated="1021"/>
        </table:table-row>
        <table:table-row table:style-name="ro5">
          <table:table-cell office:value-type="string" calcext:value-type="string">
            <text:p>"Moin, Luny. Wie so viele Foristen mit Ihnen gehen Sie von einer unverschämten, total haltlosen und allein von Ihrem politisch fehl geleiteten ""Gefühl"" aus, dass die Protagonisten in den Führungsriegen der Parteien all das, was sie tun, nur tun, um sich persönlich zu bereichern. Ich nehme an, Sie haben nie Politik aktiv betrieben. Man kann Ihnen und den anderen nur den Tipp geben: Versuchen Sie es einmal. Versuchen Sie einmal genau DAS zu tun, was Sie und die anderen auch immer (stellvertretend) von mir erwarten: Nämlich die ""Wahrheit"" im Argument des anderen zu akzeptieren. Es hilft nicht, ""Wahrheiten"" als einzig wahre Wahrheit zu proklamieren, wenn diese auf einem ""Gefühl"" fußt. Wichtige Entscheidungen MUSS der Kopf treffen. Und insofern ist die Welt derzeit wirklich nicht in guter Verfassung. Vielernorts nicht. Steigende Umfragewerte der AfD ohne irgend eine Gegenleistung, nichtmal Lösungsansätze (sieht man mal von Höckes Rede neulich ab), sind geradezu verheerend, nicht nur für die SPD, sondern für das gesamte System und letztlich auch für all die ""Bio-Deutschen"", die nie im Leben auf die Idee kämen, sich zu dieser Art ""Volk"" zählen zu lassen. Es MUSS einen anderen Weg geben, die Missstände zu beheben. Sich selbst ein Grab zu schaufeln, kann es nicht sein. So dumm ist doch niemand."</text:p>
          </table:table-cell>
          <table:table-cell office:value-type="string" calcext:value-type="string">
            <text:p>"Moin, Luny. Like so many forists with you, you are basing yourself on an outrageous, utterly baseless, and just your politically misguided ""feeling"" that the protagonists in the party leadership are doing everything they do to enrich themselves. I assume you have never actively pursued politics. One can only give you and the others the hint: Try it once. Try to do exactly what you and the others expect (representative) of me: to accept the ""truth"" in the other's argument. It does not help to proclaim ""truths"" as the only true truth if it is based on a ""feeling"". Important decisions MUST hit the head. And so far, the world is not in good shape right now. Not in many places. Increasing poll numbers of the AfD without any consideration, not even solutions (apart from Höckes speech the other day), are downright devastating, not only for the SPD, but for the entire system and ultimately for all the ""organic Germans"" who Never in your life would you come up with the idea of ​​being counted among this kind of ""people"". There MUST be another way to remedy the abuses. It can not be self-digging a grave. Nobody is that stupid."</text:p>
          </table:table-cell>
          <table:table-cell office:value-type="string" calcext:value-type="string">
            <text:p>negative</text:p>
          </table:table-cell>
          <table:table-cell table:number-columns-repeated="1021"/>
        </table:table-row>
        <table:table-row table:style-name="ro3">
          <table:table-cell office:value-type="string" calcext:value-type="string">
            <text:p>Schmerzhaft wäre es, demokratisch zu denken. Schmerzhaft wäre es, das zu tun, was das Volk entschieden hat. Das Volk hat einen höchst unklaren Regierungsauftrag erteilt. Umfangreiche Verhandlungen führten zu keinem echten Ergebnis. Also sind Neuwahlen anzusetzen. Jedoch haben die Regierigen Angst. Vor dem eigenen Volk, vor Entwicklungen im Volk und vor Neuwahlen. Dieser Haufen Politiker ist längst in der Schleife aus Wirtschaftshörigkeit und Ausbeutung des Volkes gefangen und versteht daher das eigene Volk schon lange nicht mehr. Die Wirtschaft jammert, die Wirtschaft kriegt, die Banken jammern, die Banken kriegen. Das Volk zahlt. Und das gleich in mehrfacher Hinsicht. Wenn das Volk etwas kriegen soll (was bisher ein Unding war und meist extrem genau abgewogen wurde), dann wird es als GESCHENK, gar als Wahlgeschenk gesehen. Als ebenso milde wie auch gefährliche Gabe, denn wo bitte soll das Geld denn herkommen? Wo nur? WO? Wie gesagt, die deutsche Politik ist gefangen in ihrer zutiefst empfundenen Wirtschaftshörigkeit und begreift daher nicht, wieso das deutsche Volk nach und nach auf die Barrikaden geht. Was die Politiker aber erfassen, ist ihre ebenso tief empfundene Angst vor der Entscheidung des Volkes. Diese dummen, dummen Reste der blöden Demokratie! Daher reiten sich die Entscheider immer noch tiefer in undemokratische Umtriebe, um sich und ihre Parteien vor dem längst begonnenen Verfall zu retten.</text:p>
          </table:table-cell>
          <table:table-cell office:value-type="string" calcext:value-type="string">
            <text:p>It would be painful to think democratically. It would be painful to do what the people have decided. The people have given a highly unclear government order. Extensive negotiations did not lead to any real result. So new elections are to be scheduled. However, the rulers are afraid. Before your own people, before developments in the people and before new elections. This bunch of politicians has long been caught in the loop of economic deafness and exploitation of the people and therefore understands their own people for a long time. The economy is complaining, the economy is getting out, the banks are moaning, the banks are getting hit. The people are paying. And in several ways. If the people should get something (which was previously an absurdity and was usually weighed extremely carefully), then it is seen as a GIFT, even as an election gift. As a mild as well as dangerous gift, because where should the money come from? Where only? WHERE? As I said, German politics is trapped in their deeply felt economic sense and therefore does not understand why the German people is gradually going to the barricades. What the politicians grasp, however, is their equally deep-felt fear of the people's decision. Those stupid, stupid remains of stupid democracy! Therefore, the decision-makers still ride deeper into undemocratic machinations to save themselves and their parties from the long begun decline.</text:p>
          </table:table-cell>
          <table:table-cell office:value-type="string" calcext:value-type="string">
            <text:p>negative</text:p>
          </table:table-cell>
          <table:table-cell table:number-columns-repeated="1021"/>
        </table:table-row>
        <table:table-row table:style-name="ro12">
          <table:table-cell office:value-type="string" calcext:value-type="string">
            <text:p>Nein , Sie verstehen das Problem nicht, das ist aber egal , da wir letztlich zum gleichen Ergebnis kommen . Was den Vertrag angeht : Zu diesem gehören immer 2 Parteien. Wenn daraus ein Knebelvertrag wird , dann ist entweder eine der beiden Parteien in einer äußerst schwachen Position im Verhältnis zur anderen, oder ihre Verhandler sind zu dumm, zu gierig auf die winkenden Posten oder sonstwas.</text:p>
          </table:table-cell>
          <table:table-cell office:value-type="string" calcext:value-type="string">
            <text:p>No, you do not understand the problem, but that does not matter, because we ultimately come to the same conclusion. As far as the contract is concerned, this always includes 2 parties. If this turns into a gagging contract, then either one of the two parties is in a very weak position relative to the other, or their negotiators are too stupid, too greedy for waving posts or whatever.</text:p>
          </table:table-cell>
          <table:table-cell office:value-type="string" calcext:value-type="string">
            <text:p>negative</text:p>
          </table:table-cell>
          <table:table-cell table:number-columns-repeated="1021"/>
        </table:table-row>
        <table:table-row table:style-name="ro4">
          <table:table-cell office:value-type="string" calcext:value-type="string">
            <text:p>"... waren es die sogenannten 68er. Hippie-Flower-Powertum (wir sind jung und wir sind dumm). ""All you neeed is LOVE"" (und nicht etwa Mathe, Physik, Betriebs- oder gar Volkswirtschaft). Oder im O-Ton: ""Wissen ist Macht. Wir wissen nichts. Macht nix!"". Und jetzt sind eben die Enkel dran. Sie drängen an die Mikrophone, und in die Opferrolle. Denn dann ist jemand anderes schuld, daß man nix kann. Vermutlich die arme Frau an der Kasse bei LIDL. Mit der ich übrigens bestens zurechtkomme. Weil sie genau weiss, wo Otto Normalbürger der Schuh drückt. Was ich bei Herr Kühnert bezweifle!"</text:p>
          </table:table-cell>
          <table:table-cell office:value-type="string" calcext:value-type="string">
            <text:p>"... it was the so-called 68ers. Hippie Flower Powertum (we are young and we are stupid). ""All you neeed is LOVE"" (and not math, physics, business or even economics). Or in the o-tone: ""Knowledge is power, we know nothing, do not do anything!"". And now it's the grandchildren's turn. They push for the microphones, and into the victim role. Because then someone else is to blame, that you can not do anything. Probably the poor woman at the cash register at LIDL. By the way, I get along well with the way. Because she knows exactly where Otto normal citizen pushes the shoe. What I doubt with Mr. Kühnert!"</text:p>
          </table:table-cell>
          <table:table-cell office:value-type="string" calcext:value-type="string">
            <text:p>negative</text:p>
          </table:table-cell>
          <table:table-cell table:number-columns-repeated="1021"/>
        </table:table-row>
        <table:table-row table:style-name="ro29">
          <table:table-cell office:value-type="string" calcext:value-type="string">
            <text:p>"Jung gegen Alt auszuspielen vergiftet das Klima und spaltet unsere Gesellschaft noch mehr. Altersarmut greift um sich, und dennoch wirft man den ""nutzlosen"" Alten vor, paradiesisch schön auf Kosten der Jungen zu leben. Dieses Alten-Bashing nervt und ist nicht nur dumm und ungerecht, sondern auch zutiefst kalt, gewissenlos, menschenverachtend und vor allem verantwortungslos."</text:p>
          </table:table-cell>
          <table:table-cell office:value-type="string" calcext:value-type="string">
            <text:p>"Playing young versus old poisoned the climate and split our society even more. Old-age poverty is spreading, and yet one accuses the ""useless"" old man to live paradisiacally beautiful at the expense of the boys. This old-bashing is annoying and is not only stupid and unfair, but also deeply cold, unscrupulous, inhumane and above all irresponsible."</text:p>
          </table:table-cell>
          <table:table-cell office:value-type="string" calcext:value-type="string">
            <text:p>negative</text:p>
          </table:table-cell>
          <table:table-cell table:number-columns-repeated="1021"/>
        </table:table-row>
        <table:table-row table:style-name="ro73">
          <table:table-cell office:value-type="string" calcext:value-type="string">
            <text:p>"Nr 114 kann man nur zustimmen. Es erscheint ein wenig phantasielos, sogar dumm, wenn man bei steigendem BIP/Person - was auch mit Inflation seit Längerem der Fall ist, einzelne Krisenjahre ausgenommen - irgendjemandes Armut für gegeben und unabänderbar hält. Das ist schlicht nicht der Fall. Wir haben ein Verteilungsproblem vorliegen, in dem Arbeit zu wenig, Kapital zuviel Ertrag bringt ... das ist es im Wesentlichen schon. Nr 115: Sie haben Recht, aber nicht ganz. Die Altersarmut, durch Fehler im System verursacht, ist noch nicht annähernd in vollem Umfang eingetreten. Die heutigen 30, 40, 50 Jährigen - die wird es treffen. Unter den aktuellen Rentnern sind es vor wenigen Jahren noch Einzelfälle gewesen, mittlerweile trifft es das auch nicht mehr ganz - aber noch immer geht es der Mehrheit der Rentner mehr als gut. Und, aller Verteilungsprobleme zum Trotz: Länger arbeiten werden wir müssen. Als Bismarck die Rente einführte, war deren durchschnittliche Bezugsdauer ungefähr 2 Jahre. Viele erlebten sie garnicht, nur Wenige erhielten sie länger als 10 Jahre, während heute eine Bezugsdauer von ungefähr 20 Jahren nicht ungewöhnlich ist. 2 meiner Großeltern sind bereis verstorben - mit 89 und mit 91. Zwei leben noch - mit 89 und 93. Beide Großmütter haben nicht lange gearbeitet (eine auf dem Hof ihrer Eltern, bis sie heiratete, eine einige Jahre in einem Büro), beide bekommen Rente - seit 24 bzw 28 Jahren. Wenn wir immer älter werden, immer gesünder sind dabei, immer weniger körperlich fordernde Tätigkeiten erledigen, können wir uns den Egoismus des Jungrentnertums kaum mehr leisten, sowas sollte reserviert sein für Leute, die das Arbeitsleben nicht so unbeschädigt überstanden haben wie die Meisten (und demnach trotz früherem Renteneintritt eine kürzere Bezugsdauer aufweisen werden). Bisher schauen wir nur in den Abgrund, reinspringen werden wir aber auch noch - die Alten als zuverlässigste Wählergruppe werden vielleicht einsehen, daß ihre Rente uns zu teuer zu stehen bekommt ... sie werden ebenso einsehen, daß ein Verteilungsproblem zu lösen ist - aber im Alter ist man kein Revolutionär mehr, schon garnicht, war man sein Leben lang konservativ, und in den letzten Lebensjahren kann es einen schonmal brennender interessieren, jedes Jahr ne Kreuzfahrt zu unternehmen als daß die Enkel nicht verhungern werden. Die Diskriminierungshypersesibilität ... ja, die ist allerdings tatsächlich langsam ein wenig befremdlich. bento ist da ein Paradebeispiel dafür, um Diskriminierung zu betteln ... ""Wie es sich anfühlt, wenn man durch Nichtdiskriminierung diskriminiert wird"" - ich warte noch auf diesen Artikel, aber ich zweifle nicht, daß er kommen wird... Gehört wohl heute in den Lebenslauf eines Hipsters, und zwar zwingend, daß er einer diskriminierten Minderheit angehört - was erklärt, wieso die ihre Brillengestelle in einem Chemieraum einer Schule der Achtziger klauen und auch sonst jede Geschmacksverirrung zum Kult erklären. Das erlebnisorientierte Auswählen einer Weltanschauung SOLLTE dafür sorgen, daß man diskriminiert wird. Weil es bescheuert ist."</text:p>
          </table:table-cell>
          <table:table-cell office:value-type="string" calcext:value-type="string">
            <text:p>"No. 114 you can only agree. It seems a little unimaginative, even stupid, if one considers one's poverty as given and immutable with rising GDP / person - which is also the case with inflation for a long time, excluding individual crisis years. That's simply not the case. We have a problem of distribution in which work does not bring enough, capital too much ... that's essentially it. No. 115: You are right, but not quite. Old-age poverty, caused by errors in the system, has not come close to full. Today's 30, 40, 50 year olds - they will meet. A few years ago there were still isolated cases among the current retirees, but meanwhile this is no longer true - but the majority of retirees are still doing well. And, in spite of all distributional problems: we will have to work longer. When Bismarck introduced the pension, its average duration of coverage was about 2 years. Many did not experience it at all, only a few received it for more than 10 years, while today a reference period of about 20 years is not uncommon. Two of my grandparents died soon - 89 and 91. Two are still alive - 89 and 93. Both grandmothers did not work long (one at their parents' farm until they got married, a few years in an office), both of them Pension - since 24 or 28 years. As we grow older, healthier and less physically demanding, we can hardly afford the egoism of the Young Talent, something should be reserved for people who have not survived work as undamaged as most (and therefore despite having retired earlier, will have a shorter period of service). So far, we are only looking into the abyss, but we will also jump in - the elderly as the most reliable group of voters will perhaps realize that their pension is too expensive for us ... they will also realize that a problem of distribution has to be solved - but in the near future Age is not a revolutionary any more, certainly not one was conservative all his life, and in the last years of life it may be interesting to take a cruise every year, except that the grandchildren will not starve to death. The Discrimination Hypersensitivity ... yes, that's actually a bit strange, actually. Bento is a prime example of begging for discrimination ... ""What it feels like to be discriminated against by non-discrimination"" - I'm still waiting for this article, but I do not doubt that it will come ... Belongs to today into the curriculum vitae of a hipster, and of course that he belongs to a discriminated minority - which explains why steal their glasses frames in a chemistry room of a school of the eighties and also declare every flattery of cult as a cult. The experience-oriented selection of a worldview SHOULD make sure that one is discriminated against. Because it is stupid."</text:p>
          </table:table-cell>
          <table:table-cell office:value-type="string" calcext:value-type="string">
            <text:p>negative</text:p>
          </table:table-cell>
          <table:table-cell table:number-columns-repeated="1021"/>
        </table:table-row>
        <table:table-row table:style-name="ro26">
          <table:table-cell office:value-type="string" calcext:value-type="string">
            <text:p>"erstens mal heisst er Kevin, das ist eher ein Zustand als ein Vorname und es würde in unserem Schulsystem für schlechte Noten sorgen, weil Lehrer wissen: ""ein Kevin muss dumm sein"". Kevine spielen normalerweise Fussball und schwängern nebenbei ihre 17-jährige blond gefärbte Freundin die eine Friseurausbildung macht. 2. Kühnert ist recht klein und er hat soweit ich das im TV sehen konnte die unreine Haut eines pubertierenden 15-jährigen Knaben. Das sorgt auch nicht gerade für Anerkennung bei wirklich Erwachsenen 3. Auch sein Kleidungsstil ist bestenfalls nerdig, ansonsten eher so als ob Mama ihm morgens die Sachen zum anziehen rauslegt. 4. Mutmassung: Kevin wohnt noch bei seinen Eltern in einem Reihenhaus iunterm Dach. Schräge Wände stören ihn nicht weil er so klein ist. Im Zimmer sind noch die Jugendmöbel aus dem früheren Neckermannkatalog. Auf dem Schreibtisch liegt unter Klarsichtfolie noch der Zeitungsausschnitt der bekundet das Kevin an irgendeinem Tag das Abitur an der Willy-Brand-Schule bestanden hat. An der Wand in kleinen verglasten Bilderrahmen sind die kleinen Urkunden der Bundesjugendwettkämpfe, weil Kevin zwar sportlich aber nicht zu sportlich war hat es nie zu einer Ehrenurkunde gereicht. Im Regal namens Billy steht dann noch seine erste Spielkonsole und der tragbare 36cm Röhren-Fernseher, den hätte man zwar mal entsorgen können, aber er geht ja noch. Die Frage ist nur, hat Kevin ein i-phone 6 oder doch was von Samsung als Telefon, denn #diesejungenleute haben doch alle so ein neumodisches Zeug. Noch was, bitte vergleichen sie den Kevin nicht mehr mit Macron oder Wurz, das haben die beiden einfach nicht verdient."</text:p>
          </table:table-cell>
          <table:table-cell office:value-type="string" calcext:value-type="string">
            <text:p>"First of all, he's called Kevin, which is more of a condition than a first name, and it would cause bad grades in our school system because teachers know, ""Kevin must be stupid."" Kevine usually play football and casually impregnate her 17-year-old blond-colored girlfriend doing a hairdressing education. Kühnert is quite small and he has as far as I could see on TV the blemished skin of a pubescent 15-year-old boy. It also does not exactly make him look good on adults. His dress style is at best nerdig, otherwise as if mom puts out his clothes in the morning. 4. Assumption: Kevin still lives with his parents in a row house in the roof. Sloping walls do not bother him because he is so small. In the room are still the Jugendmöbel from the earlier Neckermann catalog. On the desk lies under plastic wrap nor the newspaper clippings that Kevin has passed on any day the high school graduation at the Willy Brand School. On the wall in small glazed picture frames are the small documents of the national youth competitions, because Kevin was sporty but not too athletic, it was never enough for a certificate of honor. On the shelf called Billy is then still his first game console and the portable 36cm tube TV, which one could indeed dispose of times, but he still goes. The only question is, Kevin has an i-phone 6 or something from Samsung as a phone, because #these guys all have such a newfangled stuff. One more thing, please do not compare the Kevin with Macron or Wurz, the two just did not deserve that."</text:p>
          </table:table-cell>
          <table:table-cell office:value-type="string" calcext:value-type="string">
            <text:p>negative</text:p>
          </table:table-cell>
          <table:table-cell table:number-columns-repeated="1021"/>
        </table:table-row>
        <table:table-row table:style-name="ro27">
          <table:table-cell office:value-type="string" calcext:value-type="string">
            <text:p>"Alexander der Große lebt seit über 2000 Jahren nicht mehr und die beiden Länder machen so ein Gedöns davon? Haben die keine anderen Sorgen? Warum nennt sich Mazedonien nicht einfach ""Wir sind keine Griechen und wollen es auch nicht sein""? Bisschen sperriger Landesname, aber dem dummen Streit sehr angemessen."</text:p>
          </table:table-cell>
          <table:table-cell office:value-type="string" calcext:value-type="string">
            <text:p>"Alexander the Great has not lived for over 2000 years and the two countries make such a fuss about it? Do not they have any other worries? Why does not Macedonia call itself simply ""We are not and do not want to be Greeks""? A little bulky country name, but very appropriate to the stupid argument."</text:p>
          </table:table-cell>
          <table:table-cell office:value-type="string" calcext:value-type="string">
            <text:p>negative</text:p>
          </table:table-cell>
          <table:table-cell table:number-columns-repeated="1021"/>
        </table:table-row>
        <table:table-row table:style-name="ro27">
          <table:table-cell office:value-type="string" calcext:value-type="string">
            <text:p>Es ist nicht alles gut, was hier bei uns läuft, aber schaut man sich andere Länder an, geht es uns verdammt gut. Dieses ewige dumme Herumgenöle über Scherbenhaufen und was auch immer geht mir total auf den S***. Seid doch endlich mal zufrieden und wenn nicht, werdet doch selber mal aktiv.</text:p>
          </table:table-cell>
          <table:table-cell office:value-type="string" calcext:value-type="string">
            <text:p>It's not all that is good here, but if you look at other countries, we're pretty damn good. This eternal stupid messing about shards of dirt and whatever I'm totally on the S ***. Be satisfied and if not, be yourself active.</text:p>
          </table:table-cell>
          <table:table-cell office:value-type="string" calcext:value-type="string">
            <text:p>negative</text:p>
          </table:table-cell>
          <table:table-cell table:number-columns-repeated="1021"/>
        </table:table-row>
        <table:table-row table:style-name="ro1">
          <table:table-cell office:value-type="string" calcext:value-type="string">
            <text:p>"Es wird endlich offensichtlich, dass seit 2015 bundespolitisch auf Zeit gespielt wird. Merkel hoffte weiterhin auf den ""deus ex machina"", um weiterhin nur reagieren statt regieren zu können. Der aber wollte einfach nicht kommen - dumm gelaufen! Bei ""Anne Will"" heute Abend wurde es richtig deutlich: Hr. Laschet (CDU) hat argumentativ gerudert, Herr Habek (Grüne) war ziemlich realistisch, Herr Maas (SPD) hatte nicht viel zu melden, Frau Weidel (AfD) hat mit wenigen Argumenten die Standpunkte ihrer Kontrahenten entkräftet. Eine gute Sendung!"</text:p>
          </table:table-cell>
          <table:table-cell office:value-type="string" calcext:value-type="string">
            <text:p>"It finally becomes obvious that since 2015, Germany has been playing for time. Merkel continued to hope for the ""deus ex machina"" in order to continue to be able to react rather than govern. But he just did not want to come - run stupid! At ""Anne Will"" this evening it became really clear: Hr. Laschet (CDU) has rowed argumentatively, Mr Habek (Greens) was quite realistic, Mr Maas (SPD) had not much to report, Mrs Weidel (AfD) has with few arguments, the views of their counterparts invalidated. A good show!"</text:p>
          </table:table-cell>
          <table:table-cell office:value-type="string" calcext:value-type="string">
            <text:p>negative</text:p>
          </table:table-cell>
          <table:table-cell table:number-columns-repeated="1021"/>
        </table:table-row>
        <table:table-row table:style-name="ro68">
          <table:table-cell office:value-type="string" calcext:value-type="string">
            <text:p>"Nein. Aber wer glaubt, ein Kleinstaat die die Gebilde in Europa sei in der Lage, es mit Mächten wie Google aufzunehmen, ist ein Phantast. Für diese Geblide ist ""Souveränität"" ein leeres Wort, eine Fata Morgana. Wer das nicht glauben will, mag sich erinnern, wie schnell die Schweiz im Konflikt mit den U.S.A. lernte, wer im Westen mit ""Sir"" anzureden ist: binnen weniger Monate walndelte sich die Haltung von ""wir sind eine souveräne Nation, und dazu gehört das Bankgeheimnis"" zu ""fragen Sie, wir werden antworten, SIR"". Und während die EU-Staaten wenigstens etwas zurückgeliefert bekommen, erhalten die Schweizer Behörden nichts. Und das gilt auch für anderen Dinge: fragen Sie sich doch einfach mal, was geschieht, falls sich in der GOP diejenigen durchsetzen, die sagen, dass Nicht-verbündete anders (=schlechter) behandelt werden sollen als Verbündete (Prognose: binnen weniger Monate geht der NATO Aufnahmeantrag in Brüssel ein). Wenn wir beim Thema NATO sind: sogar auf dem Gebiet des Militärischen (also für viele die Essenz der Souveränität) sind die Europäer von den U.S. abhängig: Satellitenaufklärung, Echtzeit-Auswertung, Kommando- und Kommunikationsstrukturen zur sorfotigen Umsetzung der Erkenntnisse in konkrete Anweisungen - von allem, was heute 85% des militärischen Wertes der Ausrüstung ausmacht, haben die U.S.A. alles, die Europäer nichts. Ökonomisch sind die Staaten sowieso vollkommen hilflos: jeder Mittelständler kann sie gegeneinander ausspielen. Kurz: die ""Souveränität"" der Staaten Europas ist die einer Bobmannschaft im Eiskanal: vielleicht zehn Zentimenter weiter rechts oder links - aber die Generalrichtung ist vorgegeben. Und daran wird sich nichts ändern. Wer an solchen Gebilden festhält, ist einfach dumm."</text:p>
          </table:table-cell>
          <table:table-cell office:value-type="string" calcext:value-type="string">
            <text:p>"No. But who believes that a small state that the entities in Europe are able to take on powers like Google, is a phantast. For these blonds, ""sovereignty"" is an empty word, a mirage. Those who do not want to believe this may remember how quickly Switzerland learned in the conflict with the US, who in the West is called ""sir"": within a few months, the attitude of ""we are a sovereign nation, and that's part of it Bank secrecy ""to"" ask, we will answer, SIR "". And while the EU states at least get something back, the Swiss authorities get nothing. And that also applies to other things: just ask yourself what happens if those in the GOP prevail who say that non-allies should be treated differently (= worse) than allies (forecast: within a few months the NATO application for membership in Brussels). If we are on the subject of NATO: even in the field of the military (which is for many the essence of sovereignty), Europeans are Dependent on satellite reconnaissance, real-time analysis, command and communication structures for the sorcery to translate the insights into concrete instructions - from what today accounts for 85% of the military value of the equipment, the US has everything, the Europeans nothing. Economically, the states are completely helpless anyway: every medium-sized company can play them against each other. In short: the ""sovereignty"" of the European states is that of a bobsled team in the ice channel: maybe ten centimeters further to the right or left - but the general direction is given. And that will not change. Anyone who sticks to such structures is simply stupid."</text:p>
          </table:table-cell>
          <table:table-cell office:value-type="string" calcext:value-type="string">
            <text:p>negative</text:p>
          </table:table-cell>
          <table:table-cell table:number-columns-repeated="1021"/>
        </table:table-row>
        <table:table-row table:style-name="ro35">
          <table:table-cell office:value-type="string" calcext:value-type="string">
            <text:p>MIt Verlaub, wenn man Ihren Beitrag und viele andere Beiträge mit ähnlicher Aussage liest, muss man sich doch unweigerlich fragen, ob Sie und die anderen die deutschen Wähler für so dumm halten, dass sie deswegen AfD wählen.</text:p>
          </table:table-cell>
          <table:table-cell office:value-type="string" calcext:value-type="string">
            <text:p>Believing, if one reads your contribution and many other contributions with similar statement, one must inevitably ask oneself whether you and the others consider the German voters so stupid that they therefore choose AfD.</text:p>
          </table:table-cell>
          <table:table-cell office:value-type="string" calcext:value-type="string">
            <text:p>negative</text:p>
          </table:table-cell>
          <table:table-cell table:number-columns-repeated="1021"/>
        </table:table-row>
        <table:table-row table:style-name="ro33">
          <table:table-cell office:value-type="string" calcext:value-type="string">
            <text:p>"Himmel, Augstein, was für ein furchtbar simplistisches Bild sie von der Gesellschaft + Geschichte malen! 1. Die AfD wird sicher nicht zur Volkspartei, sondern hat ihr maximales Potential ungefähr ausgeschöpft und verschreckt momentan eher wieder potentielle Wähler. 2. Was für eine komische Argumentation ist denn dieser behauptete ""Vertrag""? Die Eliten sind alle ach so liberal und der kleine dumme Arbeiter von der Straße ist zutiefst antiliberal; hat keinen Bock auf Gleichberechtigung, Ehe für Alle etc... Da müssen sie aber die Geschichtsbücher und soziologischen Studien nochmal aufschlagen, da läuft ja so einiges schief und quer. Selbst wenn diese völlig undifferenzierte Schwarz-Weiß Malerei auch nur halbwegs treffend wäre, wäre die ""Logik"" dieses Vertrags völlig absurd und herablassend. Wird doch dem ""Pöbel"" Mündigkeit und Verantwortung(sbewusstsein) pauschal abgesprochen."</text:p>
          </table:table-cell>
          <table:table-cell office:value-type="string" calcext:value-type="string">
            <text:p>"Heavens, Augstein, what a terribly simplistic picture they paint of society + history! 1. The AfD is certainly not the People's Party, but has reached its maximum potential and almost scared off more potential voters. 2. What kind of weird reasoning is this alleged ""contract""? The elites are all so liberal and the little stupid worker from the street is profoundly antiliberal; is not in the mood for equal rights, marriage for all etc ... But they have to open the history books and sociological studies again, because so much goes wrong and cross. Even if this completely undifferentiated black and white painting were only halfway applicable, the ""logic"" of this treaty would be completely absurd and condescending. But the ""mob"" maturity and responsibility (consciousness) agreed flat rate."</text:p>
          </table:table-cell>
          <table:table-cell office:value-type="string" calcext:value-type="string">
            <text:p>negative</text:p>
          </table:table-cell>
          <table:table-cell table:number-columns-repeated="1021"/>
        </table:table-row>
        <table:table-row table:style-name="ro42">
          <table:table-cell office:value-type="string" calcext:value-type="string">
            <text:p>Toller Beitrag von H. Augstein. Alles was nicht in seinen Kram passt ist erst mal Rechts und natürlich dumm. Von Demokratie keine Rede. Und hier im Forum sagte ein Forist: Wir brauchen mehr Bildung, viel mehr Bildung. Dann gäbe es die AFD nicht. Soll im Umkehrschluss heißen: Alle AFD Wähler sind Dummköpfe, oder verstehe ich das falsch? Was zur Zeit in Deutschland abgeht ist unerträglich! Wer ist Schuld am ganzen Dilemma? Die AFD welche noch nie regiert hat? Wer hat seit 1949 in der BRD und jetzt Deutschland immer wieder regiert? Die CDU mit der SPD, die SPD mit der FDP und so weiter.... Diese Parteien behaupten von sich selbst sie wären die einzig wahren, die das regieren verstehen! Der Bürger lässt sich nicht mehr so einfach verars....! Der Bürger lässt sich nicht mehr an der nase herumführen. Diese ganzen Koaliationsgespräche...! Seit 12 Jahren regiert die CDU mit der SPD. Warum haben diese Berufspolitiker nicht schon lange das gemacht was sie uns nun wieder versprechen? Wer soll dieses Gehabe denn noch für bare Münze nehmen?</text:p>
          </table:table-cell>
          <table:table-cell office:value-type="string" calcext:value-type="string">
            <text:p>Great contribution by H. Augstein. Everything that does not fit in his stuff is right first and of course stupid. No talk of democracy. And here in the forum said a Forist: We need more education, much more education. Then there would not be the AFD. Should be in reverse: All AFD voters are fools, or I understand that wrong? What is currently going on in Germany is unbearable! Who is to blame for the whole dilemma? The AFD which has never ruled? Who has reigned since 1949 in the FRG and now Germany again and again? The CDU with the SPD, the SPD with the FDP, and so on .... These parties claim that they are the only ones who understand governing! The citizen can not be so easily verars ....! The citizen can no longer be led by the nose. All these coalition talks ...! For 12 years, the CDU ruled with the SPD. Why have not these professional politicians long done what they promise us again? Who is going to take that posture at face value?</text:p>
          </table:table-cell>
          <table:table-cell office:value-type="string" calcext:value-type="string">
            <text:p>negative</text:p>
          </table:table-cell>
          <table:table-cell table:number-columns-repeated="1021"/>
        </table:table-row>
        <table:table-row table:style-name="ro14">
          <table:table-cell office:value-type="string" calcext:value-type="string">
            <text:p>"..haben Sie meine Frage nicht verstanden? Dann formuliere ich sie erneut: Wo sehen &lt;u&gt;SIE&lt;/u&gt;&lt;/b&gt; in Augsteins Artikel eine ""gusseiserne 68-er Argumentation""? Reflex auf alles, was irgendwie ""links"" erscheint - muß alles ""68"" sein? Die ""Klassenfrage"" - also die soziale Schichtung von Gesellschaften war und ist immer aktuell - und zwar global, nicht nur auf Deutschland beschränkt. Zu Ihrer Information: Jakob Augstein's Geburtsjahr ist - 1967! Wie kann er dann ""68-er"" sein? Fakt ist, daß die AfD mit Parolen, die es unmittelbar nach dem Zusammenbruch der Weimarer Republik und ab 1933 auch gegeben hat, auf Stimmenfang zu gehen. Wohin das geführt hat, müßte vielen noch in Erinnerung sein. Die AfD versucht damit, die Menschen für dumm zu verkaufen - es bleibt zu hoffen, daß die meisten das schnell begreifen."</text:p>
          </table:table-cell>
          <table:table-cell office:value-type="string" calcext:value-type="string">
            <text:p>".. did you not understand my question? Then I formulate it again: Where do &lt;u&gt; YOU &lt;/ u&gt; &lt;/ b&gt; see in Augsteins article a ""cast-iron 68-reasoning""? Reflex on everything that somehow appears ""left"" - does everything have to be ""68""? The ""class question"" - ie the social stratification of societies was and is always up to date - and global, not limited to Germany. For your information: Jakob Augstein's birth year is - 1967! How can he then be ""68""? The fact is that the AfD with slogans that gave it immediately after the collapse of the Weimar Republic and from 1933, to go to vote. Where that led, many would have to be remembered. The AfD is trying to sell people stupid - it is to be hoped that most realize this quickly."</text:p>
          </table:table-cell>
          <table:table-cell office:value-type="string" calcext:value-type="string">
            <text:p>negative</text:p>
          </table:table-cell>
          <table:table-cell table:number-columns-repeated="1021"/>
        </table:table-row>
        <table:table-row table:style-name="ro13">
          <table:table-cell office:value-type="string" calcext:value-type="string">
            <text:p>Ich ersetze AFD durch GROKO Die GROKO versucht die Menschen für dumm zu verkaufen - es bleibt zu hoffen, daß die meisten das schnell begreifen. Und es sind nicht nur die Schulzes, Nahles, Merkels, Spahns, Dobrinds und Seehofers die uns Wähler und uns Steuerzahler für dumm verkaufen! Es sind die Politiker der SPD, CDU, CSU, Grünen und FDP die uns seit 1949 für dumm verkauft haben. Ich wette mit ihnen das die Menschen so langsam begreifen wer sie für dumm verkauft, glauben sie mir! Solange ein Arbeiter (wie mein verstorbener Vater) von seinem Gehalt ein Häuschen hat bauen können, 2 Kinder groß ziehen konnte, Mutter auf die Kinder aufgepasst hatte und nebenbei noch etwas in der Landwirtschaft hatte arbeiten können, hatte er und sie immer brav die SPD gewählt. Nebenbei, ich auch! Wer hat uns verraten? die Sozialdemokraten! Wer hats erfunden Agenda 2010? Wer hat davon profitiert? Und wer hat uns Bürger und brave Steuerzahler noch verraten? Die CDU unter Merkel. Wer will uns die nächsten 4 Jahre wieder für dumm verkaufen? Richtig! Merkel mit den Steigbügelhaltern der SPD! Umfragen zeigen das nahezu 82 % der Bürger keine GROKO wollen! Was tun unsere Eliten? Einfach ignorieren und weiter so wie bisher! Daher wird die AFD zulegen! Und nicht alle die AFD wählen, wissen nicht was sie tun, sondern sie machen ihr Kreuz wohlüberlegt!</text:p>
          </table:table-cell>
          <table:table-cell office:value-type="string" calcext:value-type="string">
            <text:p>I replace AFD with GROKO The GROKO tries to sell people stupid - it is to be hoped that most understand this quickly. And it's not just the Schulzes, Nahles, Merkels, Spahns, Dobrinds and Seehofers who sell us voters and us taxpayers stupid! It is the politicians of the SPD, CDU, CSU, Greens and FDP who sold us since 1949 stupid. I bet with them that people are beginning to understand who sells them for stupid, believe me! As long as a worker (like my late father) was able to build a little house from his salary, raise 2 children, looked after the children, and by the way had been able to work in agriculture, he and she had always voted for the SPD , By the way, me too! Who betrayed us? the Social Democrats! Who invented the Agenda 2010? Who benefited from it? And who told us citizens and good taxpayers? The CDU under Merkel. Who wants to sell us stupid for the next 4 years? Correct! Merkel with the stirrup holders of the SPD! Surveys show that nearly 82% of citizens do not want GROKO! What are our elites doing? Just ignore it and keep it up to date! Therefore, the AFD will grow! And not all the AFD choose, do not know what they do, but they make their cross well thought out!</text:p>
          </table:table-cell>
          <table:table-cell office:value-type="string" calcext:value-type="string">
            <text:p>negative</text:p>
          </table:table-cell>
          <table:table-cell table:number-columns-repeated="1021"/>
        </table:table-row>
        <table:table-row table:style-name="ro48">
          <table:table-cell office:value-type="string" calcext:value-type="string">
            <text:p>Das haben Sie vollkommen richtig verstanden! AfD-Wähler und Innen(!) sind aber nicht nur Dummköpfe - sie sind Hetzer, Hasser, Unmenschen, Antichristen, Volksverdummer, teilw. Kriminelle, Psychopathen, Soziopathen usw. usf.</text:p>
          </table:table-cell>
          <table:table-cell office:value-type="string" calcext:value-type="string">
            <text:p>You got that right! AfD voters and inside (!) But are not just fools - they are hounders, haters, monsters, Antichrist, Volksverdummer, partially criminals, psychopaths, sociopaths, etc., etc.</text:p>
          </table:table-cell>
          <table:table-cell office:value-type="string" calcext:value-type="string">
            <text:p>negative</text:p>
          </table:table-cell>
          <table:table-cell table:number-columns-repeated="1021"/>
        </table:table-row>
        <table:table-row table:style-name="ro21">
          <table:table-cell office:value-type="string" calcext:value-type="string">
            <text:p>"...auch Sie scheinen die Menschen für ziemlich dumm zu halten - sonst würden Sie hier nicht so eine hilflose Werbung für die AfD machen. 30 - 35 %. Träumen Sie weiter: Ich erlebe mehr, daß sich - um in Ihrem Jargon zu bleiben - ""Unpersonen"" wie Alice Weidel oder - noch übler - Beatrix ""Freifrau"" von Storch - um Kopf und Kragen schwadronieren. Mit dem üblichen, Sermon: vereinheitlichte Staatspresse Filterblase der deutschen Medien und anderer  sorry - Unfug. Wer soll denn auf so etwas hier: ..reinfallen, das fern jeder Realität ist und nur im AfD-Wahlprogramm steht? Schön auswendig gelernt bzw. abgeschrieben. Wer hier in einer ""Filterblase"" lebt - nun ja..."</text:p>
          </table:table-cell>
          <table:table-cell office:value-type="string" calcext:value-type="string">
            <text:p>"... you also seem to think people are pretty stupid - otherwise you would not make such a helpless advertising for the AfD here. 30 - 35%. Dream on: I experience more that - to remain in your jargon - ""un-persons"" like Alice Weidel or - even worse - Beatrix ""Dame"" of Stork - ranting about. With the usual, Sermon: unified state press ?? Filterblase of the German media ?? and other ?? sorry - mischief. Who should clean up on something like this, that is far from any reality and is only in the AfD election program? Nice memorized or written off. Who lives here in a ""filter bubble"" - well ..."</text:p>
          </table:table-cell>
          <table:table-cell office:value-type="string" calcext:value-type="string">
            <text:p>negative</text:p>
          </table:table-cell>
          <table:table-cell table:number-columns-repeated="1021"/>
        </table:table-row>
        <table:table-row table:style-name="ro20">
          <table:table-cell office:value-type="string" calcext:value-type="string">
            <text:p>Einer der intelligentesten Männer, die das Land hat. Ich würde behaupten, die meisten auch der hier aktiven Foristen kommen nicht mal ansatzweise an seinen IQ und vor allem seine Schnelligkeit in Gedanken und Aufnahme von Informationen samt Behalten heran. Wer ihn nicht kennt, sondern nur seine Englischkenntnisse auf die Schippe nimmt, sollte wirklich keine Aussagen darüber treffen, was dieser Mann hat und ist. Leider wurde er durch rückständig, rachsüchtige Kleindenker wie Teufel und Schavan abgesägt, weil ihnen nicht passte, dass er besser und sehr viel moderner war als sie. Und dummerweise hat sich Merkel da mitnehmen lassen. Sehr schade fürs Ländle, aber auch fürs Land.</text:p>
          </table:table-cell>
          <table:table-cell office:value-type="string" calcext:value-type="string">
            <text:p>One of the smartest men the country has. I would argue that most of the active researchers here are not even close to his IQ and especially his speed in thought and recording information, including retention. Who does not know him, but only his English skills on the shoestring, should really make any statements about what this man has and is. Unfortunately, he was cut off by backward, vindictive little minds like Teufel and Schavan, because they did not like that he was better and much more modern than them. And unfortunately, Merkel let herself be taken away. A shame for the country, but also for the country.</text:p>
          </table:table-cell>
          <table:table-cell office:value-type="string" calcext:value-type="string">
            <text:p>negative</text:p>
          </table:table-cell>
          <table:table-cell table:number-columns-repeated="1021"/>
        </table:table-row>
        <table:table-row table:style-name="ro4">
          <table:table-cell office:value-type="string" calcext:value-type="string">
            <text:p>Also, das Argument des Artikelverfasser, die Pause sei günstig für die SPD, kann man so nicht stehen lassen. Damit erziele die SPD den Eindruck, dass sie hart verhandelt habe. So eine plumpe Wähler- oder Mitgliedsverdummung kann vielleicht ein Herr Schulz und seine Mitstreiter versuchen, für Menschen mit gesundem Verstand, die die Verhandlungen verfolgt haben, ist das schon fast eine Beleidigung. Die SPD ist am Ende der Fahnenstange angekommen und hat wenig erreicht. Das ist die Wahrheit. Da kann die Partei durchaus eine Gedankenpause einlegen, wen kümmert es?</text:p>
          </table:table-cell>
          <table:table-cell office:value-type="string" calcext:value-type="string">
            <text:p>So, the argument of the article author, the break is favorable for the SPD, so you can not stand. This gives the SPD the impression that it has negotiated hard. Such a clumsy electoral or member duping may perhaps try a Mr Schulz and his colleagues, for people with sound minds who have pursued the negotiations, this is almost an insult. The SPD has arrived at the end of the flagpole and has achieved little. That's the truth. Since the party can take a pause for thought, who cares?</text:p>
          </table:table-cell>
          <table:table-cell office:value-type="string" calcext:value-type="string">
            <text:p>negative</text:p>
          </table:table-cell>
          <table:table-cell table:number-columns-repeated="1021"/>
        </table:table-row>
        <table:table-row table:style-name="ro1">
          <table:table-cell office:value-type="string" calcext:value-type="string">
            <text:p>Die SPD-Basis ist nicht so dumm, wie die Parteispitze glaubt. Die Basis will die Partei retten, nicht Schulzens sowieso üppige Rente. Im übrigen ist ein Scheitern der GroKo für die SPD eine große Chance: Wenn Merkel für eine Minderheitsregierung im Bundestag gewählt werden will, wird es zum DRITTEN Wahlgang kommen. Da gilt dann EINFACHE Mehrheit. Kann die SPD da niemanden finden, der mehr Stimmen bekommen sollte als Merkel!? So schwer ist das doch gar nicht! Also, SPD-Basis: Geht schon auf die Suche nach dem neuen Kanzler (gern auch eine Dame)!</text:p>
          </table:table-cell>
          <table:table-cell office:value-type="string" calcext:value-type="string">
            <text:p>The SPD base is not as stupid as the party leadership believes. The base wants to save the party, not Schulzens lush pension anyway. Incidentally, a failure of GroKo for the SPD a great opportunity: If Merkel wants to be elected for a minority government in the Bundestag, it will come to the THIRD ballot. Then there is SIMPLE majority. Can not the SPD find anyone who should get more votes than Merkel? It's not that hard! So, SPD basis: Already looking for the new chancellor (like a lady)!</text:p>
          </table:table-cell>
          <table:table-cell office:value-type="string" calcext:value-type="string">
            <text:p>negative</text:p>
          </table:table-cell>
          <table:table-cell table:number-columns-repeated="1021"/>
        </table:table-row>
        <table:table-row table:style-name="ro27">
          <table:table-cell office:value-type="string" calcext:value-type="string">
            <text:p>"Wählerverdummung ist gar nicht nötig - zu überzeugen ist bloss ""die Basis"". Und das geht so, wie Mister Stone #1 sagt: die Frage wird nicht heissen, ja oder nein, sondern Demokratieverweigerung, Europazerstörung, Verantwortungslosigkeit oder eben JA zur GroKo."</text:p>
          </table:table-cell>
          <table:table-cell office:value-type="string" calcext:value-type="string">
            <text:p>"Voter dulling is not necessary - convincing is just ""the base"". And this is done as Mister Stone # 1 says: the question will not be yes, yes or no, but denial of democracy, destruction of the European Union, irresponsibility or just YES to GroKo."</text:p>
          </table:table-cell>
          <table:table-cell office:value-type="string" calcext:value-type="string">
            <text:p>negative</text:p>
          </table:table-cell>
          <table:table-cell table:number-columns-repeated="1021"/>
        </table:table-row>
        <table:table-row table:style-name="ro12">
          <table:table-cell office:value-type="string" calcext:value-type="string">
            <text:p>Ich bin sprachlos! Absolut sprachlos weswegen sich Menschen allss aufwiegeln, anstacheln und aufhetzen lassen? Mir fehlen wirklich die Worte. Als ob bei all den Problemen in der Welt, Hass, Krieg, Gewalt, es keine größeren Probleme gäbe?! Man kann diesem Planeten nur wünschen, dass es eine Zeit nach der Menscheit geben wird. Der Homo-Sapiens scheint mir doch zu dumm für diese Welt!</text:p>
          </table:table-cell>
          <table:table-cell office:value-type="string" calcext:value-type="string">
            <text:p>I'm speechless! Absolutely speechless why people stir up, incite and incite. I really miss the words. As if with all the problems in the world, hatred, war, violence, there would be no major problems ?! One can only wish this planet that there will be a time after humanity. The Homo-Sapiens seems to me too stupid for this world ??!</text:p>
          </table:table-cell>
          <table:table-cell office:value-type="string" calcext:value-type="string">
            <text:p>negative</text:p>
          </table:table-cell>
          <table:table-cell table:number-columns-repeated="1021"/>
        </table:table-row>
        <table:table-row table:style-name="ro35">
          <table:table-cell office:value-type="string" calcext:value-type="string">
            <text:p>Wenn der Homo sapiens zu dumm für diese Welt wäre, gäbe es ihn nicht. Andererseits geht das vorbei, so wie eine eitrige Erkältung. Ca. 300.000 Jahre dürfte der Hsapiens jetzt etwa existieren, das wird auch schon die längste Zeit gewesen sein. Ich find's auch irgendwie tröstlich.</text:p>
          </table:table-cell>
          <table:table-cell office:value-type="string" calcext:value-type="string">
            <text:p>If Homo sapiens were too stupid for this world, it would not exist. On the other hand, it goes by, like a purulent cold. Approximately The Hsapiens may now exist 300,000 years ago, that will have been the longest time. I find it somehow comforting.</text:p>
          </table:table-cell>
          <table:table-cell office:value-type="string" calcext:value-type="string">
            <text:p>negative</text:p>
          </table:table-cell>
          <table:table-cell table:number-columns-repeated="1021"/>
        </table:table-row>
        <table:table-row table:style-name="ro9">
          <table:table-cell office:value-type="string" calcext:value-type="string">
            <text:p>"wenn doch Bitteschön die Griechen so nationalistisch und so dumm sind aus dem namensfrage so ein Theater zu machen und denen hier von vielen dieses nicht zugestanden wird. warum dürfen den die Südslawen so ein Theater darum machen und sich so nationalistisch verhalten und sich nicht wie z.B Vardar nennen. Wollen die Leser hier ein neues EU land begrüssen dass voller nationallisten ist ? Warum wird den Nationalisten auf der slawischen ""und nicht EU Seite"" all das zugestanden wass den Griechen und ""auf EU Seite"" nicht zugestanden wird ? Wenn es zu nationalisch ist auf Namen zu bestehen könnten sich doch die Süd-Slawen doch ganz einfach nicht-nationalistisch benehmen und sich einen anderen Namen für den Staat ausdenken ?"</text:p>
          </table:table-cell>
          <table:table-cell office:value-type="string" calcext:value-type="string">
            <text:p>"If only the Greeks are so nationalistic and so stupid as to make such a theater out of the name question, and many of them will not allow it here. Why should the South Slavs make such a theater about it and behave as nationalist and not call themselves as Vardar. Do readers want to welcome a new EU country that is full of nationalists? Why is the nationalists on the Slavic ""and not the EU side"" granted all that is not granted to the Greeks and ""on the EU side""? If it is too national to insist on names, the South Slavs could simply behave non-nationalist and think of another name for the state?"</text:p>
          </table:table-cell>
          <table:table-cell office:value-type="string" calcext:value-type="string">
            <text:p>negative</text:p>
          </table:table-cell>
          <table:table-cell table:number-columns-repeated="1021"/>
        </table:table-row>
        <table:table-row table:style-name="ro42">
          <table:table-cell office:value-type="string" calcext:value-type="string">
            <text:p>dass ausgerechnet nationalistische Griechen die makedonischen Eroberer eingemeinden wollen, die der griechischen Eigenständigkeit endgültig den Garaus machten. Wobei sich griechische Eigenständigkeit gar nicht auf ein Gebilde wie Griechenland beziehen kann, das es damals nicht gab. Es gab lediglich unzählige griechische (Stadt-) Staaten, die sich permanent gegenseitig zerfleischten und ein wenig regionale Hegemonie aufbauten (Sparta, Athen, und zu guter Letzt auch noch Theben mit Epameinondas nach Leuktra, ...). Und nach Chaironeia war damit eben Schluss. Nach Alexanders Aufbruch nach Persien hat er sich um diesen winzigen, unbedeutenden Zipfel seines Riesenreichs jedenfalls nicht mehr gekümmert. Ein wenig flächenstaatliche Identität mag dieses Gebilde als römische Provinz Achaia gehabt haben, auf jeden Fall gab bis zur Gründung des modernen Griechenland keinerlei nationale Identität. Man sieht es wieder bestätigt: Nationalismus ist dumm, uninformiert und zerstörerisch - und hoffentlich irgendwann überwunden.</text:p>
          </table:table-cell>
          <table:table-cell office:value-type="string" calcext:value-type="string">
            <text:p>that it is precisely nationalist Greeks who want to incorporate the Macedonian conquerors, who finally put an end to Greek independence. Where Greek independence can not even refer to a structure like Greece, which did not exist then. There were only countless Greek (city) states that permanently mutilated each other and built up a little regional hegemony (Sparta, Athens, and last but not least Thebes with Epameinondas to Leuktra, ...). And after Chaironeia was just over. In any case, after Alexander's departure for Persia, he no longer cared for this tiny, insignificant corner of his huge empire. A little land-based identity might have had this structure as the Roman province of Achaia, but in any case there was no national identity until the founding of modern Greece. It is again confirmed: Nationalism is stupid, uninformed and destructive - and hopefully someday overcome.</text:p>
          </table:table-cell>
          <table:table-cell office:value-type="string" calcext:value-type="string">
            <text:p>negative</text:p>
          </table:table-cell>
          <table:table-cell table:number-columns-repeated="1021"/>
        </table:table-row>
        <table:table-row table:style-name="ro35">
          <table:table-cell office:value-type="string" calcext:value-type="string">
            <text:p>Der Name impliziert keine territorialen Ansprüche. Wer mit Wut im Bauch gegen sowas völlig Unbedeutendes wie den Namen eines Nachbarlandes demonstriert, will mit Sicherheit keinen Fieden und keine Prosperität. Der will mit Volksverdummung an die Macht kommen.</text:p>
          </table:table-cell>
          <table:table-cell office:value-type="string" calcext:value-type="string">
            <text:p>The name does not imply any territorial claims. Anyone who demonstrates with rage in their guts against something completely insignificant like the name of a neighboring country, certainly wants no fives and no prosperity. He wants to come to power with people dulling.</text:p>
          </table:table-cell>
          <table:table-cell office:value-type="string" calcext:value-type="string">
            <text:p>negative</text:p>
          </table:table-cell>
          <table:table-cell table:number-columns-repeated="1021"/>
        </table:table-row>
        <table:table-row table:style-name="ro49">
          <table:table-cell office:value-type="string" calcext:value-type="string">
            <text:p>"Das muss ein sehr dummer Artikel sein. Ein Grieche, ganz gleich, was, wie und wer ist, ein Grieche. Wissen Sie, welches die größten Städte der Griechen sind? Nach Athen sind dies Melbourne und Toronto. Wer ein Mal Grieche ist, ist immer Grieche. Der Grieche braucht keine Identität, er ist Identität. Das Land ist in tausend Jahren zig Mal überfallen worden und hat sich selbst überlebt. Ich hatte letztens eine ältere Cousine angerufen und gefragt, wie es den Griechen aufgrund der Verhältnisse geht. Ihre Antwort: ""Die Dinge können schwierig und schlecht bestellt sein, wie sie wollen, der Grieche läuft nicht mit den Augen im Boden, er überlebt diese Dinge erhobenen Hauptes."" Das ist eine griechische Antwort, und ich finde, es ist eine schöne Antwort. Ein anderes Mal lernte ich einen Australier kennen. Ich wusste, dass er Grieche war, weil er mit einem solchen Elan gestikulierte und Mimen ausdrückte, wie sie dem Griechen eigen sind. Und, wie Varoufakis sagte: Es gibt nicht den Griechen und den Deutschen. Ich für meinen Teil wunderte mich schon als Kind, wie schnell die Griechen den Deutschen verziehen hatten und nicht das Deutsche Reich ihnen nachtrugen. Anscheinend haben´s die Deutschen mit dem Verzeihen schwerer: Dabei ist es nur Geld, was im Gulli entschwunden ist, und kein Menschenleben. Sie sollten lieber darüber nachdenken, wenn Sie die Marotten einiger oder mehrerer Griechen bemängeln."</text:p>
          </table:table-cell>
          <table:table-cell office:value-type="string" calcext:value-type="string">
            <text:p>"That must be a very stupid article. A Greek, no matter what, how and who is, a Greek. Do you know which are the biggest cities of the Greeks? After Athens, these are Melbourne and Toronto. Who is Greek once is always Greek. The Greek does not need identity, it is identity. The country has been attacked tens of times in a thousand years and has survived itself. I had recently called an older cousin and asked how the Greeks are doing due to the circumstances. Her answer: ""Things can be difficult and badly ordered as they like, the Greek does not run his eyes in the ground, he survives these things with his head held high."" That's a Greek answer, and I think it's a nice answer. Another time I met an Australian. I knew that he was Greek because he gestured with such vigor and expressed mimes as they are Greek. And, as Varoufakis said, there is not the Greeks and the Germans. As a child, I wondered how quickly the Greeks had forgiven the Germans and not the German Reich. Apparently, the Germans have the forgiveness more difficult: It is only money, what has disappeared in Gulli, and no human life. You should think better if you complain about the whims of some or more Greeks."</text:p>
          </table:table-cell>
          <table:table-cell office:value-type="string" calcext:value-type="string">
            <text:p>negative</text:p>
          </table:table-cell>
          <table:table-cell table:number-columns-repeated="1021"/>
        </table:table-row>
        <table:table-row table:style-name="ro45">
          <table:table-cell office:value-type="string" calcext:value-type="string">
            <text:p>... denn Deutschland verzichtet dadurch auf Bombengeschäfte: 1) es kann Waffenbestandteile an Rußland verkaufen, und dadurch dessen Kriege in Syrien, der Ostukraine und Georgien unterstützen 2) Dadurch wollen auch die von Rußland angegriffenen Ländern, also insbesonderen die Ukraine in Deutschland Waffen kaufen 3) wenn Rußland weiter hochgerüstet ist, wollen auch die Länder, die in der russichen Nachbarschaft leben und dann vor Rußland Angst bekommen, deutsche Waffen kaufen, also Estland, Lettland, Litauen, Finnland, Polen, die Slovakei, Rumänien Georgien und Kasachstan - dies wird die Auftragsbücher der deutschen Rüstungsindustrie weiter füllen. Rußland wird dann wiederum noch mehr Waffen kaufen, um andere Staaten der ehemaligen Sowjetunion zu besetzen, und die Rüstungsspirale - und damit auch die Einkaufsspirale bei den deutschen Waffenproduzenten wird sich weiter drehen. Kurz: die Sanktionen gegen Rußland sind dumm, denn die deutsche Wirtschaft und insbesondere die deutschen Waffenexporteure können an einer Rüstungsspirale zwischen Rußland und seinen verängstigten Nachbarn sehr viel Geld verdienen. Warum sollten man sich dieses Geschäft entgehen lassen?</text:p>
          </table:table-cell>
          <table:table-cell office:value-type="string" calcext:value-type="string">
            <text:p>... because Germany thereby renounces bomb business: 1) it can sell weapons components to Russia, thereby supporting its wars in Syria, Eastern Ukraine and Georgia 2) By this means, the countries attacked by Russia, in particular the Ukraine in Germany, want to buy weapons 3) If Russia is further upgraded, the countries that live in the Russian neighborhood and then get scared of Russia want to buy German arms, Estonia, Latvia, Lithuania, Finland, Poland, Slovakia, Romania, Georgia, and Kazakhstan will continue to fill the order books of the German defense industry. In turn, Russia will buy more weapons to occupy other states of the former Soviet Union, and the arms race - and with it the purchasing spiral among German arms producers will continue to turn. In short, the sanctions against Russia are stupid, because the German economy, and especially the German arms exporters, can make a lot of money from an armaments spiral between Russia and its frightened neighbors. Why should one miss this business?</text:p>
          </table:table-cell>
          <table:table-cell office:value-type="string" calcext:value-type="string">
            <text:p>negative</text:p>
          </table:table-cell>
          <table:table-cell table:number-columns-repeated="1021"/>
        </table:table-row>
        <table:table-row table:style-name="ro29">
          <table:table-cell office:value-type="string" calcext:value-type="string">
            <text:p>Nein, noch immer nicht ganz richtig: da steht nichts davon, dass ein Herr Poroschenko einen Putsch aus eigener Tasche bezahlt habe. Und wenn sie das nächste mal einen Link liefern mit dem sie irgendetwas belegen wollen, dann lesen sie doch bitte &lt;i&gt;erst&lt;/i&gt; den Text dahinter. Das würde es allen Beteiligten leichter machen. Und dummes Zeug reden hilft da jetzt auch nicht mehr.</text:p>
          </table:table-cell>
          <table:table-cell office:value-type="string" calcext:value-type="string">
            <text:p>No, still not quite right: there's nothing to it that a Mr. Poroshenko paid a coup from his own pocket. And the next time you provide a link with which you want to prove something, then please read the text behind it first &lt;/ i&gt;. That would make it easier for everyone involved. And talking stupid stuff does not help anymore.</text:p>
          </table:table-cell>
          <table:table-cell office:value-type="string" calcext:value-type="string">
            <text:p>negative</text:p>
          </table:table-cell>
          <table:table-cell table:number-columns-repeated="1021"/>
        </table:table-row>
        <table:table-row table:style-name="ro62">
          <table:table-cell office:value-type="string" calcext:value-type="string">
            <text:p>"Lieber HeisseLuft,bleiben Sie doch konsequent und machen Ihre ""Hausaufgaben"" Sie haben einen Link zum Artikel bekommen und haben den nicht richtig abgearbeitet,z.B über USAID in der Ukraine. Stattdessen verschieben Sie die Grenzen-"" weil Litauen nicht einmal eine gemeinsame Grenze mit Russland hat."";-)) oder beanspruchen die Monopol ""auf die Wahrheit""--""dummes Zeug reden"".Das nimmt Ihnen an die Seriosität weg. Also,im Wikipedia zu USAD gibt es weitere Anstoßpunkte zu dem Amerika-Hilfe für die Ukraine,z.B die Stiftung Open Ukraine von Arsenij Jazenjuk. Kann man viel dazu recherchieren oder zu dem Herrn Jazenjuk selber usw. So können Sie doch selber eine logische Kette zu den Ereignissen in der Ukraine zur Putschzeit,davor und danach aufbauen,aber nur""wenn man es kann und will"" . Dann können Sie mir, vlt,beweisen,warum die 5MLD.Dollar NICHT für den Putsch eingesetzt sein könnten. Danke für den Link--die 5 Mld.Dollar waren in die Ukraine investiert-(Fakt!) nach dem Prinzip ""zuerst wird gekocht,dann kommt das Essen"".Lesen Sie nochmal Wiki. Einen schönen Abend"</text:p>
          </table:table-cell>
          <table:table-cell office:value-type="string" calcext:value-type="string">
            <text:p>"Dear hot air, stay consistent and do your ""homework"" You have got a link to the article and have not worked properly, for example on USAID in the Ukraine. Instead, you move the borders - ""because Lithuania does not even have a common border with Russia."" ;-)) or claim the monopoly ""on the truth"" - ""talk stupid stuff"". That takes away your seriousness. So, in Wikipedia for USAD, there are other points of entry to the America help for Ukraine, for example, the Foundation Open Ukraine by Arseniy Yatsenyuk. Can you do a lot of research or Mr. Yatsenyuk himself, etc. So you can build a logical chain for the events in Ukraine at the time of the coup, before and after, but only ""if you can and will"". Then you can prove to me, vlt, why the 5MLD.Dollar could NOT be used for the coup. Thanks for the link - the 5 Mld.Dollar were invested in the Ukraine- (fact!) According to the principle ""first is cooked, then comes the food."" Read again Wiki. A lovely evening"</text:p>
          </table:table-cell>
          <table:table-cell office:value-type="string" calcext:value-type="string">
            <text:p>negative</text:p>
          </table:table-cell>
          <table:table-cell table:number-columns-repeated="1021"/>
        </table:table-row>
        <table:table-row table:style-name="ro62">
          <table:table-cell office:value-type="string" calcext:value-type="string">
            <text:p>seit vielen Jahren sind die Ziele von Erdogan bekannt, er hat zwar keine Buch geschrieben aber im Gefängnis saß er auch und seine Partner, welche erst seinen Aufstieg ermöglichten, lässt er fallen wenn sie nicht mehr nützlich sind. Vor 5 Jahren durfte er in deutschen Fußballstadien die Völkerverständigung kommentieren mit: Assimilation ist ein Verbrechen. Er verfolgt Kurden in der Türkei mit Bomben. Die EU fördert mit Milliarden und auch die Bundesregierung zahlt, keiner soll wissen wie viel, wegen der Flüchtlingsabwehr. Erdogan nutzt die Religion als Rechtfertigung für alles, angefangen von Öl- Geschäften mit dem IS bis hin zur Aufhetzung von Slowenen gegen Kroaten. Putin lässt Erdogan gewähren aus Rache am Westen und der brüsken Ablehnung eine engeren Zusammenarbeit mit der EU - man erinnere sich an die Rede von Putin auf Deutsch im Bundestag vor vielen Jahren und die dumme Reaktion der Abschottung durch unsere Bundesregierung und unsere Pfarrerstochter. Nun ist es leider viel zu spät und viele Menschen in Syrien, der Türkei, dem Irak und ggf. in Krotaien und Slowenien werden umgebracht, Geld und Waffen dazu liefert die EU.</text:p>
          </table:table-cell>
          <table:table-cell office:value-type="string" calcext:value-type="string">
            <text:p>Erdogan's goals have been known for many years, he did not write a book but he was in jail, and his partners, who made his ascent possible, are dropped when they are no longer useful. 5 years ago he was allowed to comment on international understanding in German football stadiums with: Assimilation is a crime. He is tracking Kurds in Turkey with bombs. The EU subsidizes with billions and also the federal government pays, nobody should know how much, because of the refugee defense. Erdogan uses religion as a justification for everything from oil deals with the IS to the incitement of Slovenes against Croats. Putin allows Erdogan to seek revenge on the West and brusque rejection of closer cooperation with the EU - recall Putin's speech in German in the Bundestag many years ago and the stupid reaction of foreclosure by our federal government and our pastor's daughter. Now, unfortunately, it is too late and many people in Syria, Turkey, Iraq and possibly in Crotia and Slovenia are being killed, and the EU is providing money and weapons.</text:p>
          </table:table-cell>
          <table:table-cell office:value-type="string" calcext:value-type="string">
            <text:p>negative</text:p>
          </table:table-cell>
          <table:table-cell table:number-columns-repeated="1021"/>
        </table:table-row>
        <table:table-row table:style-name="ro20">
          <table:table-cell office:value-type="string" calcext:value-type="string">
            <text:p>ihre ploemik iust schlimm. schweiz und norwegen müssen die eu regeln übernehmen, obwohl sie nicht mal darüber entscheiden dürfen. geil ne. merken sie, wie diese kleinen länder spielbälle der eu sind. auch viele andere staaten übernehmen regeln der eu, ohne dass sie teil sind. die schweizist zum beispiel ein spielball beim einknicken in der geldwäsche gewesen. usa und eu haben gefordert, die schweiz musste liefern. so einfach geht das! wie hoch sind denn die zinsen in der schweiz? ach, gleiche niveau...man, wie dumm. wenn sie nur 0,2% bekommen sollten sie die bank wechseln. das dopplete ist locker drin. zinsen sind nie bedeutend höher als die inflation. es ist einfach keine sinnvolle anlage.</text:p>
          </table:table-cell>
          <table:table-cell office:value-type="string" calcext:value-type="string">
            <text:p>her ploemik is bad. switzerland and norway have to take over the eu rules, even though they are not even allowed to decide. cool. Notice how these little countries are playballs of the EU. many other states also adopt eu rules without them participating. For example, the Swiss has been a plaything when it came to money laundering. the usa and eu have demanded that switzerland had to deliver. that's how easy it is! How high are the interest rates in Switzerland? ah, same level ... man, how stupid. if you only get 0.2% you should change the bank. the double is loose in it. Interest rates are never significantly higher than inflation. It is simply not a sensible system.</text:p>
          </table:table-cell>
          <table:table-cell office:value-type="string" calcext:value-type="string">
            <text:p>negative</text:p>
          </table:table-cell>
          <table:table-cell table:number-columns-repeated="1021"/>
        </table:table-row>
        <table:table-row table:style-name="ro20">
          <table:table-cell office:value-type="string" calcext:value-type="string">
            <text:p>"an den Koalitionsvertrag der letzten GroKo erinnern. Und was davon umgesetzt wurde? Macht nix. Wenn die CDU/Merkel die dummen Genossen da hat, wo sie sie haben will, wenn das Merkel wieder fest im Sattel sitzt, ist auch dieser Makulatur. Nur jemand wie die SDP-Sitze kann so dumm sein sich einzubilden, dass alle die ""wunderbaren Zugeständnisse"" so etwas wie Gesetzeskraft haben. Erfreuliches ""Nebenergebnis"" für die CDU: Sie haben nicht nur willige ""Regierungshelfer"", sie haben - abgesehen davon, dass die auch selbst dafür gesorgt haben - der SPD (und ihrem Ritter von der traurigen Gestalt ) zu ihrem endgültigen Begräbnis verholfen. Bei der nächsten Wahl müssen sie sich gar nicht erst um sie kümmern."</text:p>
          </table:table-cell>
          <table:table-cell office:value-type="string" calcext:value-type="string">
            <text:p>"remember the coalition agreement of the last GroKo. And what was implemented? No problem. If the CDU / Merkel has the stupid comrades where they want them, if the Merkel sits firmly back in the saddle, this is also waste. Only someone like the SDP seats can be so stupid to fancy that all the ""wonderful concessions"" have something of the force of law. Pleasing ""side result"" for the CDU: They not only have willing ""government helpers"", they have - apart from the fact that they have even taken care of - the SPD (and her knight of the sad figure) helped to their final burial. At the next election they do not even have to worry about them."</text:p>
          </table:table-cell>
          <table:table-cell office:value-type="string" calcext:value-type="string">
            <text:p>negative</text:p>
          </table:table-cell>
          <table:table-cell table:number-columns-repeated="1021"/>
        </table:table-row>
        <table:table-row table:style-name="ro29">
          <table:table-cell office:value-type="string" calcext:value-type="string">
            <text:p>Deutschland ist mit Billionen verschuldet, das ist eine Tatsache und Milliarden werden nun weiter verplempert. Unsere Enkelkinder werden uns verwuenschen, was wir denen hinterlassen. Die Politiker die haben ausser Machtgier und deren Gewinn nichts zu bieten. Die wirtschaftslobby hält sie zudem in Schach. So werden die Bürger weiterhin für dumm verkauft.</text:p>
          </table:table-cell>
          <table:table-cell office:value-type="string" calcext:value-type="string">
            <text:p>Germany is in debt with trillions, that is a fact and billions are now further wasted. Our grandchildren will wish us what we leave them. The politicians have nothing to offer except power greed and their profits. The business lobby also keeps them in check. So the citizens are still sold for stupid.</text:p>
          </table:table-cell>
          <table:table-cell office:value-type="string" calcext:value-type="string">
            <text:p>negative</text:p>
          </table:table-cell>
          <table:table-cell table:number-columns-repeated="1021"/>
        </table:table-row>
        <table:table-row table:style-name="ro27">
          <table:table-cell office:value-type="string" calcext:value-type="string">
            <text:p>Bisher waren die Briten in der EU gleichwertige Partner, und wenn sie sich nicht zu dumm anstellen, könnte davon sogar noch etwas übrig bleiben. In China aber werden sie vor allem als Bettler an die Tür klopfen müssen. Die Chinesen sind nur zu höflich, um ihnen das auf direkte Art und Weise zu zeigen...</text:p>
          </table:table-cell>
          <table:table-cell office:value-type="string" calcext:value-type="string">
            <text:p>So far the British have been equal partners in the EU, and if they are not too stupid, there might even be something left. In China, however, they will first have to knock on the door as beggars. The Chinese are just too polite to show them this directly ...</text:p>
          </table:table-cell>
          <table:table-cell office:value-type="string" calcext:value-type="string">
            <text:p>negative</text:p>
          </table:table-cell>
          <table:table-cell table:number-columns-repeated="1021"/>
        </table:table-row>
        <table:table-row table:style-name="ro35">
          <table:table-cell office:value-type="string" calcext:value-type="string">
            <text:p>Dazu kommt noch eine klitzkleine Nebensächlichkeit: Die EU-Mitgliedschaft behindert GB beim Handel mit China in Nichts. Die Annahme, GB könnte das Handelvolumen mit China nach einem Austritt aus der EU massiv steigern ist also einfach nur dumm</text:p>
          </table:table-cell>
          <table:table-cell office:value-type="string" calcext:value-type="string">
            <text:p>On top of that, there is a tiny triviality: EU membership is hindering GB's trade with China. The assumption that GB could massively increase the volume of trade with China after leaving the EU is simply stupid</text:p>
          </table:table-cell>
          <table:table-cell office:value-type="string" calcext:value-type="string">
            <text:p>negative</text:p>
          </table:table-cell>
          <table:table-cell table:number-columns-repeated="1021"/>
        </table:table-row>
        <table:table-row table:style-name="ro21">
          <table:table-cell office:value-type="string" calcext:value-type="string">
            <text:p>ansonsten ist er aber offensichtlich ziemlich ahnungslos. Jedenfalls lebt er offenbar längst in seiner eigenen Welt, und hat von der Lebensrealität der gewöhnlichen Bürger und deren Anliegen nicht den geringsten Schimmer. Nur weiter so Herr Stegner, mit ihren dummen Sprüchen lösen sie kein einziges Problem. Doch jammern sie nicht herum. Wenn sie eines Tages aufwachen, und die SPD bei Wahlen damit zu kämpfen hat, über die 5% Hürde zu kommen. Eine weltfremde Partei wie die Ihre, für die es wohl kein wichtigeres Thema gibt, als den unbegrenzten Zustrom von überwiegend Wirtschaftsflüchtlingen und deren Familienangehörigen. Die ist so überflüssig wie ein Kropf.</text:p>
          </table:table-cell>
          <table:table-cell office:value-type="string" calcext:value-type="string">
            <text:p>otherwise he is obviously quite unaware. In any case, he evidently lives in his own world long ago, and has not the slightest idea of ​​the reality of life of ordinary citizens and their concerns. Just keep it up, Mr. Stegner, with their stupid sayings they do not solve a single problem. But do not whine around. When they wake up one day, and the SPD is struggling to get over the 5% hurdle in the election. An unworldly party like yours, for which there is probably no more important issue than the unlimited influx of predominantly economic refugees and their family members. It's as superfluous as a goiter.</text:p>
          </table:table-cell>
          <table:table-cell office:value-type="string" calcext:value-type="string">
            <text:p>negative</text:p>
          </table:table-cell>
          <table:table-cell table:number-columns-repeated="1021"/>
        </table:table-row>
        <table:table-row table:style-name="ro20">
          <table:table-cell office:value-type="string" calcext:value-type="string">
            <text:p>"Ich verstehe nur noch ""Bahnhof"" Wenn die Grenze für Immigranten auf 180.000 bis 220.000 festgelegt wird, dann ist das eine Obergrenze. Aber wie kann eine Obergrenze eine solche Spanne haben? Ist die Grenze nun bei 180.000 oder erst bei 220.000 Immigranten erreicht? Zudem stellt sich die Frage nach den tatsächlich Asylberechtigten. Hier gibt es rechtlich keine Grenze. Werden also zunächst mal die berechtigten Asylanten berücksichtigt und wenn dann noch Platz ist auch andere Immigranten? Was geschieht, wenn die Zahl der tatsächlich Asylberechtigten die Maximalzahl von 220.000 übersteigt? Wer kann helfen? Wer kann die Frage beantworten? Oder ist diese Verabredung nur eine, den Wähler verdummende Nebelkerze?"</text:p>
          </table:table-cell>
          <table:table-cell office:value-type="string" calcext:value-type="string">
            <text:p>"I understand only ""station"" If the limit for immigrants is set at 180,000 to 220,000, then that is an upper limit. But how can an upper limit have such a range? Has the limit now reached 180,000 or only 220,000 immigrants? In addition, the question arises as to the actual asylum-entitled. There is no legal limit here. So, first of all, are the legitimate asylum seekers taken into account, and if there is room for other immigrants as well? What happens if the number of asylum-seekers exceeds the maximum of 220,000? Who can help? Who can answer the question? Or is this appointment only one, the voter smoldering smoke candle?"</text:p>
          </table:table-cell>
          <table:table-cell office:value-type="string" calcext:value-type="string">
            <text:p>negative</text:p>
          </table:table-cell>
          <table:table-cell table:number-columns-repeated="1021"/>
        </table:table-row>
        <table:table-row table:style-name="ro32">
          <table:table-cell office:value-type="string" calcext:value-type="string">
            <text:p>"Eine Einigung hat in der Sache nicht stattgefunden. Der nachträgliche Streit zeigt, dass es sich um einen typischen Formelkompromiss handelt. Wenn gerade in der Frage, die dem Wähler besonders wichtig ist, keine Einigung erzielt wird, darf man davon ausgehen, dass die Fortführung der Groko eine spannungsgeladene Angelegenheit werden wird. Übersteigt die tatsächliche Zahl 220.000, wird die SPD sagen: ""Wir haben uns geirrt, es kommen doch mehr."" Und die CSU wird sagen: ""Das ist die Obergrenze. Mehr dürfen nicht rein."" Auf wessen Seite sich dann Merkel schlägt, ist nicht absehbar. Klar ist nur, dass sie eine Raute machen wird. Ich glaube nicht, dass es sich um eine Nebelkerze handelt, die den Bürger verdummen soll. Der Bürger hat gelernt, die Zeichen zu lesen. Er lässt sich nicht so leicht verdummen. Der gewundene Satz ist vielmehr Ausdruck einer Hilflosigkeit. Die Koalitionspartner können sich in einer entscheidenden Frage nicht einigen. Aber sie müssen so tun, als ob sie sich geeinigt hätten. Da sie die Einigung ihrer jeweiligen Wählerschaft verkaufen müssen, liefern sie gegensätzliche Auslegungen."</text:p>
          </table:table-cell>
          <table:table-cell office:value-type="string" calcext:value-type="string">
            <text:p>"An agreement has not taken place in the matter. The subsequent dispute shows that this is a typical formula compromise. If no agreement is reached on the question, which is particularly important to the voters, one can assume that the continuation of the Groko will be a tense affair. If the actual figure exceeds 220,000, the SPD will say, ""We were wrong, there will be more."" And the CSU will say, ""That's the upper limit, more can not go in."" On whose side then Merkel beats, is not foreseeable. The only thing that is clear is that she will make a rhombus. I do not think it's a smoke candle that should stun the citizen. The citizen has learned to read the signs. He is not so easily dumbfounded. The twisted phrase is rather an expression of helplessness. The coalition partners can not agree on a crucial issue. But they have to pretend that they have come to an agreement. Since they have to sell the unification of their respective electorate, they deliver conflicting interpretations."</text:p>
          </table:table-cell>
          <table:table-cell office:value-type="string" calcext:value-type="string">
            <text:p>negative</text:p>
          </table:table-cell>
          <table:table-cell table:number-columns-repeated="1021"/>
        </table:table-row>
        <table:table-row table:style-name="ro48">
          <table:table-cell office:value-type="string" calcext:value-type="string">
            <text:p>Und was hat dieser dumme und unnötige Beitrag mit dem Bericht zu tun? Manche Deppen holen auch zu jeden Thema die Migranten Keule raus. Muss wohl so eine Art Trauma sein. Vielleicht mal untersuchen lassen.</text:p>
          </table:table-cell>
          <table:table-cell office:value-type="string" calcext:value-type="string">
            <text:p>And what does this stupid and unnecessary contribution have to do with the report? Some idiots also get the migrants club out on every topic. Must be a kind of trauma. Maybe let's have a look.</text:p>
          </table:table-cell>
          <table:table-cell office:value-type="string" calcext:value-type="string">
            <text:p>negative</text:p>
          </table:table-cell>
          <table:table-cell table:number-columns-repeated="1021"/>
        </table:table-row>
        <table:table-row table:style-name="ro21">
          <table:table-cell office:value-type="string" calcext:value-type="string">
            <text:p>Passenden Nick haben Sie da. Ich muss Ihnen aber leider widersprechen. Die durchgehend hohe Qualität im Leitungswasser ist im Verhältnis sehr effizient und effektiv zu erreichen. Dort ein extra Sekundärsystem zu installieren und dieses zusätzlich in allen Häusern mit Mehrfachverrohrung nutzbar zu machen ist sicherlich nicht sinnvoller. Schließlich geht es nicht nur um Toilettenwasser, sondern auch Kochen, Zähneputzen oder Geschirr spülen (Maschine) und mehr. Hinzu kommt, dass sich die Grundwasserversorgung zumindestens in Dt. nicht dumme und dämmlich verdient, wenn man mal die Preise mit anderen Ländern und im speziellen privatisierten vergleicht.</text:p>
          </table:table-cell>
          <table:table-cell office:value-type="string" calcext:value-type="string">
            <text:p>Matching nick you have there. Unfortunately, I have to contradict you. The consistently high quality of the tap water can be achieved in a very efficient and effective manner. There to install an extra secondary system and make this additionally usable in all houses with multiple piping is certainly not more useful. After all, it's not just about toilet water, but also cooking, brushing your teeth or washing dishes (machine) and more. In addition, the groundwater supply at least in Ger. not stupid and deserved, if you compare the prices with other countries and in particular privatized.</text:p>
          </table:table-cell>
          <table:table-cell office:value-type="string" calcext:value-type="string">
            <text:p>negative</text:p>
          </table:table-cell>
          <table:table-cell table:number-columns-repeated="1021"/>
        </table:table-row>
        <table:table-row table:style-name="ro14">
          <table:table-cell office:value-type="string" calcext:value-type="string">
            <text:p>"Gaubt denn wirklich einer, dass irgendetwas was da in Amerika passiert, von Trump angestossen wurde? Dieser Mensch ist strohdumm und weiß doch gar nicht was los ist. Der kann diese ganzen komplexen Dinge doch überhaupt nicht begreifen. Der hat Leute um sich rum, die diese Dinge entscheiden und er setzt seine Unterschrift darunter. Wie gibt er sich denn, wenn er eine freie Rede hält oder twittert? Das ist der wahre Trump: Dumm, peinlich, assozial, proletenhaft. Er verhält sich nur wie ein ""Staatsmann"", wenn er vom Teleprompter abliest und keinen Zentimeter davon abweicht. Im Prinzip gehört die ganze republikanische Mischpoke ausgetauscht. Znd die Neuen müssen auf Herz und Nieren geprüft werden. Ich lach mich weg; als ob Trump wirklich denken könnte. Der hat doch nur eine große Blase in seinem Kopf. Hirn wurde bei ihm vergessen."</text:p>
          </table:table-cell>
          <table:table-cell office:value-type="string" calcext:value-type="string">
            <text:p>"Does anyone really trust that anything that happens in America would be triggered by Trump? This man is straw-stupid and does not know what's going on. He can not understand all these complex things. He has people around who decide these things and he puts his signature underneath. How does he pretend when he gives a free speech or tweets? That's the true Trump: stupid, embarrassing, associal, proletarian. He only behaves like a ""statesman"" when he reads from the teleprompter and does not deviate an inch from it. In principle, the whole republican mixed poke heard exchanged. And the new ones have to be put through their paces. I laugh my head off; as if Trump really could think. He only has one big bubble in his head. Brain was forgotten by him."</text:p>
          </table:table-cell>
          <table:table-cell office:value-type="string" calcext:value-type="string">
            <text:p>negative</text:p>
          </table:table-cell>
          <table:table-cell table:number-columns-repeated="1021"/>
        </table:table-row>
        <table:table-row table:style-name="ro57">
          <table:table-cell office:value-type="string" calcext:value-type="string">
            <text:p>Aber ein dummer Trump, entlastet noch keinen schlauen Demokraten. Und um deren Politik geht es gerade.</text:p>
          </table:table-cell>
          <table:table-cell office:value-type="string" calcext:value-type="string">
            <text:p>But a stupid trump, does not relieve a sly democrat. And their politics are at stake right now.</text:p>
          </table:table-cell>
          <table:table-cell office:value-type="string" calcext:value-type="string">
            <text:p>negative</text:p>
          </table:table-cell>
          <table:table-cell table:number-columns-repeated="1021"/>
        </table:table-row>
        <table:table-row table:style-name="ro20">
          <table:table-cell office:value-type="string" calcext:value-type="string">
            <text:p>meine Großmutter hatte vom Roten Kreutz 1996 eine Bestätigung bekommen, das ihr damaliger Mann nun letztendlich anhand von einer Identifikation der sogenannten Hundemarke gefunden worden war...sie war zu dem Zeitpunkt 92 Jahre alt...und in zweiter Ehe auch schon verwitwet...nachdem sie die unaufgeforderte Antwort des DRK bekam verstarb sie! Mein Großvater war nur ein einfacher Soldat, der als Kanonenfutter, wie viele andere, in den Irrsinn des Krieges geschickt wurde...und wenn ich heute die Verrückten Gedanken der jungen Menschen reflektiere, die offensichtlich nichts und abermal nichts gelernt haben aus der Geschichte des Wahnsinns...da fällt mir wirklich nichts mehr ein! Wie dumm sind die Menschen?</text:p>
          </table:table-cell>
          <table:table-cell office:value-type="string" calcext:value-type="string">
            <text:p>My grandmother had received confirmation from the Red Cross in 1996 that her then husband was finally identified by identifying the so-called dog tag ... she was 92 at the time ... and widowed in her second marriage. After she got the unsolicited response from the DRC she died! My grandfather was just a simple soldier who was sent as cannon fodder, like many others, into the madness of war ... and today, when I reflect on the crazy thoughts of young people who obviously have learned nothing and yet nothing from the history of Insanity ... I can not think of anything anymore! How stupid are people?</text:p>
          </table:table-cell>
          <table:table-cell office:value-type="string" calcext:value-type="string">
            <text:p>negative</text:p>
          </table:table-cell>
          <table:table-cell table:number-columns-repeated="1021"/>
        </table:table-row>
        <table:table-row table:style-name="ro35">
          <table:table-cell office:value-type="string" calcext:value-type="string">
            <text:p>Die sogenannten Kontrahenten werden noch so lange herumeiern, bis sich einer mal für den Brexit oder dagegen ausspricht. Und dann wird abgestimmt. Bis dahin ist alles Gerede vom baldigen Ende von Ms May nur dummes Theater-Getöse der Medien.</text:p>
          </table:table-cell>
          <table:table-cell office:value-type="string" calcext:value-type="string">
            <text:p>The so-called adversaries will continue to rush until one pronounces for Brexit or against. And then you vote. Until then, all the talk of the early end of Ms. May is just stupid theatrical roar of the media.</text:p>
          </table:table-cell>
          <table:table-cell office:value-type="string" calcext:value-type="string">
            <text:p>negative</text:p>
          </table:table-cell>
          <table:table-cell table:number-columns-repeated="1021"/>
        </table:table-row>
        <table:table-row table:style-name="ro35">
          <table:table-cell office:value-type="string" calcext:value-type="string">
            <text:p>Bis dahin ist alles Gerede vom baldigen Ende von Ms May nur dummes Theater-Getöse der Medien. Also die EU is eine reine Wirtschaftsunion und darum Brüssel immer der geringste Wiederstand da wird es eine Lösung für beide Seiten auf alle Fälle 100% geben.</text:p>
          </table:table-cell>
          <table:table-cell office:value-type="string" calcext:value-type="string">
            <text:p>Until then, all the talk of the early end of Ms. May is just stupid theatrical roar of the media. So the EU is a pure economic union and therefore Brussels always the least resistance there will be a solution for both sides in any case 100%.</text:p>
          </table:table-cell>
          <table:table-cell office:value-type="string" calcext:value-type="string">
            <text:p>negative</text:p>
          </table:table-cell>
          <table:table-cell table:number-columns-repeated="1021"/>
        </table:table-row>
        <table:table-row table:style-name="ro29">
          <table:table-cell office:value-type="string" calcext:value-type="string">
            <text:p>diesen 4-seitigen Report überhaupt gelesen? Seine Aufmerksamkeitsspanne ist bekanntermaßen nicht länger als eine Überschrift zu lesen. Und wie sich jetzt herausstellt, feuert der Bericht eher auf DT und seine Lakaien zurück, dumm gelaufen für seine ihm blind ergebene Gefolgschaft im WH. Robert Mueller wird ihn Grillen, bis er explodiert und das ist das einzige, was DT verdient.</text:p>
          </table:table-cell>
          <table:table-cell office:value-type="string" calcext:value-type="string">
            <text:p>ever read this 4-page report? His attention span is known to be no longer a headline. And, as it turns out, the report fires more on DT and his lackeys, running stupidly for his blindly devoted allegiance to the WH. Robert Mueller will grill him until he explodes and that's the only thing DT deserves.</text:p>
          </table:table-cell>
          <table:table-cell office:value-type="string" calcext:value-type="string">
            <text:p>negative</text:p>
          </table:table-cell>
          <table:table-cell table:number-columns-repeated="1021"/>
        </table:table-row>
        <table:table-row table:style-name="ro32">
          <table:table-cell office:value-type="string" calcext:value-type="string">
            <text:p>Trump ist seit über einem Jahr im Amt. Sein Weg war gepflastert von nahezu täglichen Meldungen, dass es jetzt nur noch eine Frage von Tagen, ja Stunden sei, bis sein Gebäude aus Lügen endlich einstürzt und er zurücktritt, bzw. geradezu aus dem Amt gejagt wird. PasIert ist nichts. So offensichtlich wie es dargestellt wurde und wird, scheint die Sache also nicht zu sein mit den Russlandkontakten. Falls es solche gab: hält man die Wähler für so dumm, dass sie darauf hereinfallen, dass ein anderer Staat den Amerikanern über Twitterbots und Facebook eingibt, was sie zu wählen hatten? Ich hatte bei den Wahlen das Gefühl, dass nicht Russland, sondern Hilary Clinton selbst der Grund war, warum sie nicht gewählt wurde. Das Memo spricht auch in diese Richtung, wenn es auch natürlich nicht grundsätzlich dagegen spricht, die Russlandkontakte zu untersuchen. Wenn aber trotz dem Einsatz einer Schar von Ermittlern und Sonderermittlern immer noch nichts an Beweisen da ist, wäre es an der Zeit, die Hexenjagt einzustellen und einzusehen, dass es im Moment nichts gibt, was man gegen Trump in der Hand hat, bevor man sich vollkommen blamiert.</text:p>
          </table:table-cell>
          <table:table-cell office:value-type="string" calcext:value-type="string">
            <text:p>Trump has been in office for over a year. His path was paved with almost daily reports that it was now only a matter of days, even hours, until his building of lies finally collapsed and he resigns, or is virtually chased out of office. PasIert is nothing. As obvious as it was and will be presented, so the matter does not seem to be with the Russia contacts. If any, do you think voters are so stupid that they come up with the idea of ​​another state sending in Americans via Twitterbots and Facebook what they had to vote for? I had the feeling in the elections that it was not Russia, but Hilary Clinton himself that was the reason why she was not elected. The memo also speaks in this direction, although of course it does not fundamentally object to investigating the Russian contacts. But if there is still no evidence to prove, despite the deployment of a band of investigators and special investigators, it's time to stop the witch hunt and see that there's nothing you can do about Trump right now before you start completely embarrassed.</text:p>
          </table:table-cell>
          <table:table-cell office:value-type="string" calcext:value-type="string">
            <text:p>negative</text:p>
          </table:table-cell>
          <table:table-cell table:number-columns-repeated="1021"/>
        </table:table-row>
        <table:table-row table:style-name="ro57">
          <table:table-cell office:value-type="string" calcext:value-type="string">
            <text:p>Hätte man bei Herrn Obama sicherlich auch gemacht. Wenn der sich vergleichbar dumm verhalten hätte.</text:p>
          </table:table-cell>
          <table:table-cell office:value-type="string" calcext:value-type="string">
            <text:p>Had certainly done with Mr Obama. If he had behaved comparably stupid.</text:p>
          </table:table-cell>
          <table:table-cell office:value-type="string" calcext:value-type="string">
            <text:p>negative</text:p>
          </table:table-cell>
          <table:table-cell table:number-columns-repeated="1021"/>
        </table:table-row>
        <table:table-row table:style-name="ro12">
          <table:table-cell office:value-type="string" calcext:value-type="string">
            <text:p>Mir tun die einfachen Mitglieder der SPD, deren Ortsvereine etc. wirklich Leid, und das meine ich nicht ironisch. Die müssen zusehen, wie sich ihr Hoffnungsträger zum völlig rückgratlosen Postenjäger zwecks Erhalts seines befriedigten Egos und seiner hohen Einkünfte wandelt bzw. zu erkennen gibt. So dumm kann er nicht sein nicht zu erkennen, dass er 'seine' SPD noch weiter in die Talfahrt schickt. Das ist nicht mehr fahrlässig, das ist Vorsatz!</text:p>
          </table:table-cell>
          <table:table-cell office:value-type="string" calcext:value-type="string">
            <text:p>I am really sorry for the simple members of the SPD, their local associations, etc., and I do not mean that ironically. They must watch as their hopefuls transform themselves into a completely spineless hunter in search of his satisfied ego and high income. He can not be so stupid not to realize that he sends 'his' SPD even further into the descent. That is no longer negligent, that is intent!</text:p>
          </table:table-cell>
          <table:table-cell office:value-type="string" calcext:value-type="string">
            <text:p>negative</text:p>
          </table:table-cell>
          <table:table-cell table:number-columns-repeated="1021"/>
        </table:table-row>
        <table:table-row table:style-name="ro45">
          <table:table-cell office:value-type="string" calcext:value-type="string">
            <text:p>waren wir alle SPD Mitglieder mehr oder weniger auch Aktiv. Erst ich bin seit Schröder Ausgetreten, daß heißt aber nicht das ich nicht nach wie vor Sozialist wäre.Wenn ich der Zeit dieses ganze Gerangel und Gezetere der SPD so Höre und Lese, weis ich nicht so richtig aus welchem Blickwinkel ich das ganze so Betrachten soll. Philosophisch, Sarkastisch oder gar Zynisch? Welche Art von Kommentar soll man denn bei einer solchen Partei noch abgeben, die anscheinend nicht mehr in der Lage ist klare Politische Standarts zu erfüllen. Wohlgemerkt die Standarts die sich die SPD selbst auf Ihre Fahne geschrieben hat.Aber davon hat sich die SPD Lichtjahre entfernt und ich Glaube das die SPD ihre Letzte Chance vertan hatmit der neuen Bildung einer Groko.Immer das eine Sagen und das ander Machen zieht nicht mehr so beim Wähler. Damals in meiner Zeit waren wir die Jungen Wilden und mussten auch gegen die alten Seilschaften ankämpfen, zwar oft Verloren aber immer weitergemacht.Ich vermisse ausser bei den Jusos den Kampfwillen der Genossen und Genossinen.Heraus kommt immer nur noch dummes Geschwätz.Schade eigendlich!Hoffen wir mal auf unsere Jugend und deren Kampfwillen. schönen Tag noch,</text:p>
          </table:table-cell>
          <table:table-cell office:value-type="string" calcext:value-type="string">
            <text:p>we were all SPD members more or less active. First I am since Schröder leaked, but that does not mean that I was not still a socialist. If I the time all this scrambling and nagging the SPD so listening and reading, I do not really know from what point of view I should consider all this , Philosophical, sarcastic or even cynical? What kind of comment should one make in such a party, which seems to be unable to meet clear political standards? Mind you the standards that the SPD itself has written on your banner. But the SPD has light years away and I believe that the SPD has lost their last chance with the new formation of a Groko.Immer the one saying and the other do not pull pulls so with the voter. Back then in my time we were the boys wild and had to fight against the old rope teams, although often lost but always weitergehmacht.Ich miss except the Jusos the will to fight of the comrades and Genossinen.Heraus is always only stupid gossip.Schade eigendlich! Hope Let's look at our youth and their will to fight. Have a good time,</text:p>
          </table:table-cell>
          <table:table-cell office:value-type="string" calcext:value-type="string">
            <text:p>negative</text:p>
          </table:table-cell>
          <table:table-cell table:number-columns-repeated="1021"/>
        </table:table-row>
        <table:table-row table:style-name="ro10">
          <table:table-cell office:value-type="string" calcext:value-type="string">
            <text:p>Schulz besitzt halt nun mal eine gewisse Bauernschläue und er weiss ganz gewiss, dass man in der Politik mit Geschwätz alle Ämter erreichen Kann, schliesslich gibt es hier ja keinerlei Anforderungen, dass irgendwelche anerkannten Abschlüsse, Befähigungsnachweise, etc. erforderlich sind. Er wäre ja schön dumm sich diese lukrative Einnahmequelle entgehen zu lassen. Deutsche Wähler sind seit jeher hier halt besonders anspruchslos und bescheiden.</text:p>
          </table:table-cell>
          <table:table-cell office:value-type="string" calcext:value-type="string">
            <text:p>Schulz owns a certain farmer's shrewdness and he knows for sure that you can achieve all offices in politics with chatter. After all, there are no requirements whatsoever that any recognized degrees, qualifications, etc. are required. He would be pretty stupid to miss this lucrative source of income. German voters have always been very modest and modest.</text:p>
          </table:table-cell>
          <table:table-cell office:value-type="string" calcext:value-type="string">
            <text:p>negative</text:p>
          </table:table-cell>
          <table:table-cell table:number-columns-repeated="1021"/>
        </table:table-row>
        <table:table-row table:style-name="ro21">
          <table:table-cell office:value-type="string" calcext:value-type="string">
            <text:p>Erst keine GroKo und kein Ministeramt unter Merkel. Jetzt: Verdrängt als Geschwätz von gestern. Den geplanten Wortbruch von Schulz kann ich nur als Verzweiflungstat interpretieren. Schulz will sich an der treulosen sPD rächen, die ihn erst mit 100 % auf den Schild hob, nun aber bereit ist, ihn zu demontieren. Der gebeutelte Schulz nimmt nun bewusst eine weitere schwere Niederlage der sPD in Kauf, denn ein solch dreistes Wendemanöver werden auch dumme Wähler nicht akzeptieren. Aber Schulz hat auch nichts mehr zu verlieren! Nochmals als Minister unter Merkel zu dienen und in der Parteispitze und im nächsten Wahlergebnis Scherben zu hinterlassen, ist für ihn die Sache allemal wert.</text:p>
          </table:table-cell>
          <table:table-cell office:value-type="string" calcext:value-type="string">
            <text:p>First no GroKo and no ministerial office under Merkel. Now: displaced as yesterday's gossip. The planned breaking of the word of Schulz can only be interpreted as a act of desperation. Schulz wants to take revenge on the faithless sPD, which only raised him 100%, but is now ready to dismantle him. The shaken Schulz now deliberately accepts another heavy defeat of the sPD, because such a bold turnaround will not even accept stupid voters. But Schulz has nothing left to lose! To serve as a minister under Merkel again and to leave a piece of glass in the party leadership and in the next election results is definitely worth the effort.</text:p>
          </table:table-cell>
          <table:table-cell office:value-type="string" calcext:value-type="string">
            <text:p>negative</text:p>
          </table:table-cell>
          <table:table-cell table:number-columns-repeated="1021"/>
        </table:table-row>
        <table:table-row table:style-name="ro30">
          <table:table-cell office:value-type="string" calcext:value-type="string">
            <text:p>Einfach widerlich, instinktlos und volksverdummend, ein solches Verhalten. Und da wundert man sich, warum die AfD einen solchen Auftrieb hat. Ein früherer SPD-Wähler...</text:p>
          </table:table-cell>
          <table:table-cell office:value-type="string" calcext:value-type="string">
            <text:p>Just disgusting, instinctless and people-stupid, such a behavior. And then one wonders why the AfD has such a boost. A former SPD voter ...</text:p>
          </table:table-cell>
          <table:table-cell office:value-type="string" calcext:value-type="string">
            <text:p>negative</text:p>
          </table:table-cell>
          <table:table-cell table:number-columns-repeated="1021"/>
        </table:table-row>
        <table:table-row table:style-name="ro30">
          <table:table-cell office:value-type="string" calcext:value-type="string">
            <text:p>"""Einfach widerlich, instinktlos und volksverdummend...."" und wer das gut findet, der wählt AfD? Dürfte stimmen, etwas Rassismus und Hetze haben Sie noch vergessen."</text:p>
          </table:table-cell>
          <table:table-cell office:value-type="string" calcext:value-type="string">
            <text:p>"""Simply disgusting, instinctless and people-stupid ...."" And who finds that good, who chooses AfD? You may agree that you have forgotten something racism and agitation."</text:p>
          </table:table-cell>
          <table:table-cell office:value-type="string" calcext:value-type="string">
            <text:p>negative</text:p>
          </table:table-cell>
          <table:table-cell table:number-columns-repeated="1021"/>
        </table:table-row>
        <table:table-row table:style-name="ro14">
          <table:table-cell office:value-type="string" calcext:value-type="string">
            <text:p>Erstaunlich, dass jener, über den ermittelt wird, entscheidend in die Ermittlung eingreifen darf! Der entscheiden kann, ob ein Memo zur Ermittlung frei gegeben werden kann und sogar weitere Memos, zur Aufklärung, der Öffentlichkeit vorenthalten werden können. So wie ich das sehe, klappt das mit Check and Ballance nicht perfekt. Der Staatenbund USA eignet sich in meinen Augen überhaupt nicht für andere Staaten. Das Wahlsystem mit den Wahlmännern hat schon mehrfach den mit der geringen Anzahl der Wählerstimmen zum Präsidenten gemacht, dass Bildungssystem bringt auch nichts mehr, dafür aber sind die Kirchen sehr gut vertreten und lassen die Menschen verdummen, einen korrupten Präsidenten loszuwerden ist so gut wie unmöglich... Ich als Ami würde mich schämen, aber selbst das ist den meisten nicht bewusst warum!</text:p>
          </table:table-cell>
          <table:table-cell office:value-type="string" calcext:value-type="string">
            <text:p>Amazing that the one who is being investigated may intervene decisively in the investigation! He can decide whether a memo can be released for investigation and even further memos, for information, can be withheld from the public. As I see it, that does not work out perfectly with Check and Ballance. The State Union USA is in my eyes not suitable for other states. The electoral electoral system has already made many of those with the small number of electoral votes President, that educational system brings nothing more, but but the churches are very well represented and let the people dupe, getting rid of a corrupt president is next to impossible. .. I as Ami would be ashamed, but even that is unaware to most why!</text:p>
          </table:table-cell>
          <table:table-cell office:value-type="string" calcext:value-type="string">
            <text:p>negative</text:p>
          </table:table-cell>
          <table:table-cell table:number-columns-repeated="1021"/>
        </table:table-row>
        <table:table-row table:style-name="ro3">
          <table:table-cell office:value-type="string" calcext:value-type="string">
            <text:p>wieder Sand in den Augen streuen. Es geht nur um die subsidiär Schutzbedürftige. Alle anderen die ein pos. Asylbescheid haben können ohne Probleme Ihre Familien einfliegen lassen. Das waren letztes Jahr bereits weit über 120.000 und die werden nicht weiter erwähnt bzw. aufgezählt. Alle die 2016 Asyl gewährt wurde können die Family 2018 nun nach holen. Von allen Herrenländer, wo absolut kein Krieg ist bzw. bereits größtenteils befriedet ist. Aber unsere Flüchtlingsparteien machen keine Anstalten endlich alle wieder zurück zusenden, im Gegenteil als mehr sollen ins Land. Da frage ich mich wer soll denn das alles bezahlen, wir müssen jedes Jahr eine Stadt wie Gelsenkirchen, Chemnitz, Mannheim, bauen (mit all den Schulen, Häusern, Krankenhäusern, Gebäuden was eine Stadt so hat, incl. deren Gelder aus den Sozialsystem). Was für ein sich abschaffendes Land und alle wählen diese Politiker, die das Land letztendlich abschaffen werden, ja sogar die Abschaffung bewußt in Kauf nehmen. Keiner kann mir erzählen das es unseren Politiker nicht bewusst ist. Alles nur noch Unglaublich dumm, unsere heutige deutsche Politik. Ich gebe dem Land keine 10 Jahre mehr und unser System bricht zusammen. Vielleicht ist das ja gewollt, damit wir uns dann in Schulz sein vereinigtes Königreich Europa flüchten müssen. Aber da wird kein anderes Land mit machen, die werden das Chaos was derzeit in Deutschland angerichtet wird nicht aus Baden wollen.</text:p>
          </table:table-cell>
          <table:table-cell office:value-type="string" calcext:value-type="string">
            <text:p>sprinkle sand in the eyes again. It is only about the subsidiary needy. All the others a pos. Asylum can have your families fly in without any problems. That was already well over 120,000 last year and they will not be mentioned or listed. All granted asylum in 2016 can now pick up the Family 2018. Of all gentleman countries, where absolutely no war is or is already largely pacified. But our refugee parties make no move to finally send everyone back, on the contrary as more should go to the country. Since I wonder who should pay for all this, we have every year to build a city like Gelsenkirchen, Chemnitz, Mannheim (with all the schools, houses, hospitals, buildings what a city has, including their money from the social system) , What an abolishing country and everyone chooses these politicians who will eventually abolish the country, and even consciously accept abolition. Nobody can tell me that our politician is not aware of it. All just incredibly stupid, our current German policy. I do not give the land ten more years and our system collapses. Maybe that's what we wanted, so that we could be united in Schulz? Kingdom of Europe ?? have to escape. But there will be no other country, they will do the chaos that is currently done in Germany not from Baden.</text:p>
          </table:table-cell>
          <table:table-cell office:value-type="string" calcext:value-type="string">
            <text:p>negative</text:p>
          </table:table-cell>
          <table:table-cell table:number-columns-repeated="1021"/>
        </table:table-row>
        <table:table-row table:style-name="ro12">
          <table:table-cell office:value-type="string" calcext:value-type="string">
            <text:p>Dass Glaser ein Rassist, Antidemokrat und Schlechtmensch ist, wird aus den Äußerungen deutlich. Dass sich Brand jedoch dazu hinreißen lässt von Hassprediger zu sprechen, was nicht nur völlig unpassend sondern auch dumm populistisch ist, ist auch nicht besser. Im Grunde zeigt dies nur die Nähe der AFD zur CDU/CSU. Für mich ist die AFD im Grunde für die Union was die LINKE für die SPD ist.</text:p>
          </table:table-cell>
          <table:table-cell office:value-type="string" calcext:value-type="string">
            <text:p>That Glaser is a racist, anti-democrat and bad man, is clear from the comments. But the fact that Brand is persuaded to talk about hate preachers, which is not only totally inappropriate but also stupidly populist, is not any better either. Basically, this only shows the proximity of the AFD to the CDU / CSU. For me, the AFD is basically for the Union what the LEFT is for the SPD.</text:p>
          </table:table-cell>
          <table:table-cell office:value-type="string" calcext:value-type="string">
            <text:p>negative</text:p>
          </table:table-cell>
          <table:table-cell table:number-columns-repeated="1021"/>
        </table:table-row>
        <table:table-row table:style-name="ro27">
          <table:table-cell office:value-type="string" calcext:value-type="string">
            <text:p>Herr Glaser will allen Moslems pauschal das Grundrecht auf Religionsfreiheit aberkennen, was ein klarer Verfassungsbruch ist. Genau deshalb ist Herr Glaser untragbar, nicht wegen angeblciher Religionskritik. Ich lasse mich von den AfD Freunden doch nicht für dumm verkaufen.</text:p>
          </table:table-cell>
          <table:table-cell office:value-type="string" calcext:value-type="string">
            <text:p>Mr Glaser wants to blindly deny all Muslims the fundamental right to religious freedom, which is a clear violation of the constitution. Exactly why Mr. Glaser is intolerable, not because of religious criticism. I'm not allowed to be fooled by AfD friends.</text:p>
          </table:table-cell>
          <table:table-cell office:value-type="string" calcext:value-type="string">
            <text:p>negative</text:p>
          </table:table-cell>
          <table:table-cell table:number-columns-repeated="1021"/>
        </table:table-row>
        <table:table-row table:style-name="ro74">
          <table:table-cell office:value-type="string" calcext:value-type="string">
            <text:p>"Interessant ist, dass der Kommentator ausschließlich darauf abhebt, dass die AfD ihrer eigenen Wählerschaft nicht recht machen kann (was durchaus auch eine mögliche Zukunftsoption ist). Allerdings zeigt das wieder mal, welchen Fokus manche Leute auf diese Partei haben. Man sitzt hypnotisiert vor dieser ungeliebten Gruppierung und lauert darauf, dass sie Fehler macht. Und dann zeigt man mit dem Finger drauf: ""Ha, schaut, was die wieder getan haben."" Schadenfreude ist - natürlich unter dem Deckmäntelchen des besorgten Demokraten - die alleinige Triebfeder. Auf die Idee, dass die anderen Parteien einfach mal vernünftige Politik machen könnten, indem sie Problemfelder, die nicht unerhebliche Teile aller Wähler beschäftigen, mal konstruktiv angehen, kommt unser Kommentator nicht. Das Bild spiegelt sich auch in dem Bericht über den Holocaust-Gedenktag wider. Ein Riesenartikel, der sich mit dem Klatsch-Benehmen der AfD während der Reden zum Gedenken befasst. Und als ich die Überschrift las - ""Der Moment, als die AfD nicht mehr klatschte"" -, da dachte ich, na, ist irgendwo braune Suppe hochgekocht? Und dann lese ich den Artikel und schüttele nur noch den Kopf. Aber nicht, wie erwartet, über die AfD, sondern über den Artikelschreiber. Die AfD hat also nicht geklatscht, als Schäuble in einer Passage die AfD, ohne sie explizit zu nennen, harsch angeht. Na, welch Überraschung! Dabei ist es egal, ob Schäuble recht hat oder nicht (ich hätte geklatscht), sondern wie dummdreist ist der Kommentator, wenn er sagt: ""Ätsch, die AfD hat nicht geklatscht!""? Er sollte mal schauen, wie die Linken sich in der Vergangenheit verhalten haben, wenn es um Verbrechen der DDR ging. Da haben sich manche Hände auch nicht gerührt. Und? Wen wundert's? Und die zweite Stelle, an der die AfD nicht klatschte, war dann also, als die Holocaust-Überlebende Frau Merkel als Lichtgestalt für die Flüchtlinge beklatscht. Aus Sicht der Überlebenden vollkommen verständlich! Aber was hätte denn hier im Spiegel gestanden, wenn dort die AfD mitgeklatscht hätte, bei dem Thema, das die Partei definitiv bei der Bundeskanzlerin kritisiert? ""AfD bricht scheinheilig mit eigenen Prinzipien"" oder so ähnlich, hätte dann da hämisch gestanden. Insofern, dieser Artikel ist einfach nur peinlich, da die AfD in meinen Augen nichts Ehrenrühriges gemacht hat am Holocaust-Gedenktag: Sie hat nicht geklatscht, als sie persönlich angegangen wurde mit heftigen Vorwürfen. Und sie hat nicht geklatscht, als die Bundeskanzlerin als Flüchtlings-Retterin glorifiziert wurde. Ganz ehrlich, beides ist absolut nachvollziehbar, auch wenn man die AfD nicht mag. Bei der Überschrift hätte ich heftige Entgleisungen bei der AfD erwartet, nicht aber so eine - sorry - Kinderkacke. Das sind doch Buddelförmchen-Artikel. Aber wirklich."</text:p>
          </table:table-cell>
          <table:table-cell office:value-type="string" calcext:value-type="string">
            <text:p>"It is interesting that the commentator exclusively emphasizes that the AfD can not do justice to its own electorate (which is certainly also a possible future option). However, that again shows what kind of focus some people have on this party. You sit hypnotized in front of this unloved group and wait for it to make mistakes. And then you point with your finger on it: ""Ha, look what they did again."" Schadenfreude is - of course under the guise of the worried democrat - the sole driving force. Our commentator does not come up with the idea that the other parties could simply make sensible policies by constructively tackling problem areas that occupy not insignificant parts of all voters. The picture is also reflected in the Holocaust Remembrance Day Report. A giant article that deals with the gossiping behavior of the AfD during remembrance speeches. And when I read the headline - ""The moment the AfD stopped clapping"" - I thought, well, is there any brown soup boiling up? And then I read the article and just shake my head. But not, as expected, about the AfD, but about the article writer. So the AfD did not clap when Schäuble in a passage harshly addresses the AfD without explicitly mentioning it. Well, what a surprise! It does not matter if Schäuble is right or not (I would have clapped), but how stupid is the commentator, when he says: ""Etch, the AfD did not clap!""? He should look how the left have behaved in the past, when it came to crime in the GDR. Some hands did not move. And? No wonder? And the second place where the AfD did not clap, then was when the Holocaust survivor applauded Mrs. Merkel as a luminary for the refugees. From the perspective of the survivors completely understandable! But what would have stood in the mirror here, if there had smacked the AfD, on the subject, which definitely criticized the party with the Chancellor? ""AfD hypocritically breaks with its own principles"" or something like that, then would have stood there sardonic. In this respect, this article is just embarrassing, because the AfD in my eyes has made no honor-inspiring on the Holocaust Remembrance Day: She did not clap when she was personally addressed with fierce reproaches. And she did not clap when the Chancellor was glorified as a refugee savior. Honestly, both are absolutely understandable, even if you do not like the AfD. With the headline I would have expected heavy derailments with the AfD, but not such a - sorry - children's crap. These are after all Buddha article. But really."</text:p>
          </table:table-cell>
          <table:table-cell office:value-type="string" calcext:value-type="string">
            <text:p>negative</text:p>
          </table:table-cell>
          <table:table-cell table:number-columns-repeated="1021"/>
        </table:table-row>
        <table:table-row table:style-name="ro19">
          <table:table-cell office:value-type="string" calcext:value-type="string">
            <text:p>Denn viele ähnliche Artikel gab es ja auch vor der Wahl in denen z.B phantasiert wurde das die AFD die 5% Hürde nicht schafft u.ä. Und nun neuerliche Diffamierungs- und Deligitimierungsversuche gegen eine demokratische Partei, die in freier Wahl von Millionen Bürgern dieses Landes gewählt wurde. Natürlich ist so eine neue Partei eine Gefahr für die bestehenden Pfründe und Posten, daher dem Establishment und dessen Medien ein Dorn im Auge und die AgitProp gegen diese läuft deswegen weiter, auf Hochtouren. Alleine schon das man sich bis heute so dummdreist erblödet die AFD generalisiert als Rechtspopulisten zu diffamieren, obwohl deren Wahlprogramm für jeden nachlesbar zu 95% mit dem der CSU und zu 85% der CDU und FDP deckungsgleich ist, spricht Bände. Das Ergebnis wird bei Fortsetzung dieses AgitProp das selbe sein wie in Österreich. Bedeutet AFD in absehbarer Zeit zweitstärkste Partei und eines Tages Regierungspartei in Deutschland.</text:p>
          </table:table-cell>
          <table:table-cell office:value-type="string" calcext:value-type="string">
            <text:p>Because many similar articles existed so even before the election in which, for example, was fantasized that the AFD does not manage the 5% hurdle and the like. And now more recent defamation and delitization attempts against a democratic party, which was elected in the free choice of millions of citizens of this country. Of course, such a new party is a threat to the existing benefices and posts, therefore a thorn in the side of the establishment and its media and the AgitProp against these continues, at full speed. Alone already that you are so dumbfounded to blaspheme the AFD generalized as a right-wing populist to defame, although their election program for everyone nachlesbar to 95% with the CSU and to 85% of the CDU and FDP is congruent, speaks volumes. The result will be the same when continuing this AgitProp as in Austria. In the foreseeable future, AFD will mean second strongest party and one day governing party in Germany.</text:p>
          </table:table-cell>
          <table:table-cell office:value-type="string" calcext:value-type="string">
            <text:p>negative</text:p>
          </table:table-cell>
          <table:table-cell table:number-columns-repeated="1021"/>
        </table:table-row>
        <table:table-row table:style-name="ro18">
          <table:table-cell office:value-type="string" calcext:value-type="string">
            <text:p>"""Für die medizinische Behandlungspflege in Heimen sollen 8000 neue Fachkraftstellen geschaffen werden."" Grandiose Leistung, das. Damit wird die Lücke zu den offensichtlich notwendigen Stellen auf ca 490 000 schrumpfen. Aber dafür solls ja einen Lohntarifvertrag geben. Nur dumm, das damit noch so rein gar nichts über die Bezahlung an sich ausgesagt ist. Wahrlich, die Damen und Herren Spitzengenossen machen den Parteimitgliedern ihre Entscheidung sehr, sehr einfach."</text:p>
          </table:table-cell>
          <table:table-cell office:value-type="string" calcext:value-type="string">
            <text:p>"""For the medical treatment care in homes to be created 8000 new specialist posts."" Grandiose performance, the. This will shrink the gap to the obviously necessary points to about 490 000. But there should be a wage agreement. Only stupid, so that so absolutely nothing about the payment itself is stated. Truly, the ladies and gentlemen of the League make their decision very, very simply, to the Party members."</text:p>
          </table:table-cell>
          <table:table-cell office:value-type="string" calcext:value-type="string">
            <text:p>negative</text:p>
          </table:table-cell>
          <table:table-cell table:number-columns-repeated="1021"/>
        </table:table-row>
        <table:table-row table:style-name="ro25">
          <table:table-cell office:value-type="string" calcext:value-type="string">
            <text:p>"Immer wieder Denunzierungsgeschichten zu ""Teilen"", ich meine zu verbreiten. Das eigene Image und Niveau geht zwar immer mehr den Bach runter. Aber Hauptsache gegen rechts und alles was nur nach rechts aussieht wird mit Dreck beworfen. Obwohl Trump ja nicht Rechts ist. Der ist einfach nur dumm. Es soll, es könnte, es wird behauptet. So fängt jede dieser recht zweifelhaften Storys an. Ehrlich gesagt, ich nehme diese Art Journalismus nicht mehr ernst. Den Spiegel in weiten Teilen schon lange nicht mehr."</text:p>
          </table:table-cell>
          <table:table-cell office:value-type="string" calcext:value-type="string">
            <text:p>"Again and again denunciation stories to ""share"", I mean spread. The own image and level goes down the drain more and more. But the main thing against the right and everything that looks only to the right is thrown with dirt. Although Trump is not right. He is just stupid. It should, it could, it is claimed. That's how each of these pretty dubious stories begins. Honestly, I do not take this kind of journalism seriously anymore. The mirror in many parts no longer."</text:p>
          </table:table-cell>
          <table:table-cell office:value-type="string" calcext:value-type="string">
            <text:p>negative</text:p>
          </table:table-cell>
          <table:table-cell table:number-columns-repeated="1021"/>
        </table:table-row>
        <table:table-row table:style-name="ro28">
          <table:table-cell office:value-type="string" calcext:value-type="string">
            <text:p>Vermutlich. Denn dummdreister Fatalismus ist en vogue. Lieber aus Neid alles kaputt machen anstatt sich selbst mal zu optimieren.</text:p>
          </table:table-cell>
          <table:table-cell office:value-type="string" calcext:value-type="string">
            <text:p>Probably. Because stupid fatalism is in vogue. Better to destroy everything out of envy instead of optimizing yourself.</text:p>
          </table:table-cell>
          <table:table-cell office:value-type="string" calcext:value-type="string">
            <text:p>negative</text:p>
          </table:table-cell>
          <table:table-cell table:number-columns-repeated="1021"/>
        </table:table-row>
        <table:table-row table:style-name="ro28">
          <table:table-cell office:value-type="string" calcext:value-type="string">
            <text:p>klingt leidenschaftlich und überzeugt. dumm, nur, dass viele genug über die realität und trump wissen, um Ihren beitrag richtig einzuordnen.</text:p>
          </table:table-cell>
          <table:table-cell office:value-type="string" calcext:value-type="string">
            <text:p>sounds passionate and confident. stupid, just that many know enough about the reality and trump to properly classify your contribution.</text:p>
          </table:table-cell>
          <table:table-cell office:value-type="string" calcext:value-type="string">
            <text:p>negative</text:p>
          </table:table-cell>
          <table:table-cell table:number-columns-repeated="1021"/>
        </table:table-row>
        <table:table-row table:style-name="ro29">
          <table:table-cell office:value-type="string" calcext:value-type="string">
            <text:p>in der Partei hält ist einfach unfassbar. War es nicht die spd die vor den Koalitionsverhandlungen sagte dass es diesmal kein Gerede zwischen durch geben soll? Schon die 2. einlassung von stegner. Ob er recht hat oder nicht is unbedeutend. Auf der einen Seite verhandelt seine Partei, auf der andern steht der Jens und pöbelt. Sinnfrei und dumm, ganz im Sinne von Projekt 15.</text:p>
          </table:table-cell>
          <table:table-cell office:value-type="string" calcext:value-type="string">
            <text:p>holding in the party is just incredible. Was not it the spd who said before the coalition talks that there should be no talk between this time? Already the 2nd entry of stegner. Whether he is right or not is insignificant. On the one hand his party negotiates, on the other stands the Jens and mobs. Meaningless and stupid, in the spirit of Project 15.</text:p>
          </table:table-cell>
          <table:table-cell office:value-type="string" calcext:value-type="string">
            <text:p>negative</text:p>
          </table:table-cell>
          <table:table-cell table:number-columns-repeated="1021"/>
        </table:table-row>
        <table:table-row table:style-name="ro25">
          <table:table-cell office:value-type="string" calcext:value-type="string">
            <text:p>Liebe Journalisten und Redaktionen aller Zeitungen ! Sie untergraben das Vertrauen ihrer Leser, indem Sie ihre Berufsehre vernachlässigen. Trennung zwischen Bericht und Meinung wird bei bestimmten Themen grundsätzlich vernachlässigt. Seeehr, sehr auffällig ist ausserdem daß es in der gesamten deutschen Presselandschaft nicht ein einziger Journalist wagt etwas positives über Trump zu berichten. Diese Gleichschaltung findet auch bei der Berichterstattung über Putin oder die Afd statt. Für wie dumm halten Sie ihre Kundschaft ?</text:p>
          </table:table-cell>
          <table:table-cell office:value-type="string" calcext:value-type="string">
            <text:p>Dear journalists and editors of all newspapers! They undermine the trust of their readers by neglecting their profession. Separation between report and opinion is fundamentally neglected on certain topics. Seeehr, very striking is also that in the entire German press landscape not a single journalist dares to report something positive about Trump. This Gleichschaltung also takes place in the coverage of Putin or Afd. How stupid do you think your customers are?</text:p>
          </table:table-cell>
          <table:table-cell office:value-type="string" calcext:value-type="string">
            <text:p>negative</text:p>
          </table:table-cell>
          <table:table-cell table:number-columns-repeated="1021"/>
        </table:table-row>
        <table:table-row table:style-name="ro15">
          <table:table-cell office:value-type="string" calcext:value-type="string">
            <text:p>"Trump ist Millionär durch Erbe. Von was für ""Methoden"" sprechen Sie? Inwiefern ist Ivanka, die mit ihrem Mann, America first propagiert, aber ihre Produkte im Ausland fertigen lässt, deren Mann in die Russland-Connection verwickelt ist, und die beide im Weißen Haus Positionen einnehmen, für die sie niemand gewählt hat, ""gelungen""? Oder der ausnehmend und auffallend dumme Donald jr., der mit Begeisterungsausbrüchen schriftlich (!) auf die Ankündigung der Russen reagiert, sie hätten Material gegen Clinton? Gelungen? Wirklich? Alle Trumpkinder, mit Ausnahme des Teenagers natürlich, bereichern sich an der Trumpschen Regierung skrupellos und ohne Maß und Ziel. Besonders helle scheinen sie auch nicht zu sein. Ansonsten sind sie Erbmillionäre wie Trump selbst auch. Ihre Definition von ""gelungen"" scheint irgendwo jenseits des Bedeutungswörterbuches zu finden zu sein."</text:p>
          </table:table-cell>
          <table:table-cell office:value-type="string" calcext:value-type="string">
            <text:p>"Trump is a millionaire by heritage. What kind of ""methods"" do you speak? To what extent is Ivanka, who propagates with her husband, America first, but has her products manufactured abroad, whose husband is involved in the Russian Connection, and both take positions in the White House, for which they have chosen nobody, ""succeeded"" ? Or the exceptionally and remarkably stupid Donald jr., Who responds enthusiastically to (!) The announcement of the Russians that they have material against Clinton? Succeeded? For real? All Trump children, with the exception of the teenager of course, enrich themselves ruthlessly and without measure and goal in the Trump government. They also do not seem particularly bright. Otherwise, they are inheriting millionaires like Trump himself. Her definition of ""succeeded"" seems to be somewhere beyond the meaning dictionary."</text:p>
          </table:table-cell>
          <table:table-cell office:value-type="string" calcext:value-type="string">
            <text:p>negative</text:p>
          </table:table-cell>
          <table:table-cell table:number-columns-repeated="1021"/>
        </table:table-row>
        <table:table-row table:style-name="ro16">
          <table:table-cell office:value-type="string" calcext:value-type="string">
            <text:p>Habe mir seine Rede durchgelesen. Eine Aussage, dass alle Ausländer kriminell sind, habe ich nicht gefunden. So dumm ist nicht einmal Trump. Aber lesen Sie doch am besten selbst, bevor Sie falsche Zitate verbreiten: https://www.usatoday.com/story/news/politics/2018/01/30/state-union-read-excerpts-president-trumps-address/1080784001/</text:p>
          </table:table-cell>
          <table:table-cell office:value-type="string" calcext:value-type="string">
            <text:p>I read his speech. A statement that all foreigners are criminal, I did not find. Trump is not that stupid. But be sure to read it yourself before spreading false quotes: https://www.usatoday.com/story/news/politics/2018/01/30/state-union-read-excerpts-president-trumps-address/ 1080784001 /</text:p>
          </table:table-cell>
          <table:table-cell office:value-type="string" calcext:value-type="string">
            <text:p>negative</text:p>
          </table:table-cell>
          <table:table-cell table:number-columns-repeated="1021"/>
        </table:table-row>
        <table:table-row table:style-name="ro25">
          <table:table-cell office:value-type="string" calcext:value-type="string">
            <text:p>"Ich weiß nicht, welche Mitglieder der Afd auf irgend jemanden geschossen haben und ich werde mich keine dummen Kommentare ablassen, solche Behauptungen wären demagogisch und unsinnig. Wie kann man nur sowas behaupten. Spekulationen über Spekulationen, ebenso mit dem ""blütenweiß"". Ob ich nun öffentlich oder nichtöffentlich etwas behaupte, ist zweitrangig. Wichtig ist, was rauskommt, wenn ich etwas behauptet habe. Das sollte für jeden aufrichtigen Menschen gelten."</text:p>
          </table:table-cell>
          <table:table-cell office:value-type="string" calcext:value-type="string">
            <text:p>"I do not know which members of the Afd shot anyone and I'm not going to make any stupid comments, such allegations would be demagogic and nonsensical. How can you just say that? Speculations about speculation, as well as the ""white of flowers"". Whether I say something publicly or non-publicly is secondary. What matters is what comes out when I say something. That should apply to every sincere person."</text:p>
          </table:table-cell>
          <table:table-cell office:value-type="string" calcext:value-type="string">
            <text:p>negative</text:p>
          </table:table-cell>
          <table:table-cell table:number-columns-repeated="1021"/>
        </table:table-row>
        <table:table-row table:style-name="ro45">
          <table:table-cell office:value-type="string" calcext:value-type="string">
            <text:p>"was ist das? Identität aus der Vergangenheit zu gewinnen oder die Gegenwart zu akzeptieren? Das ist nicht einfach. Gabs in der BRD nach dem Krieg die Tendenz, alles Nationale zu verteufeln und schon mal auf gar nichts Deutsches stolz zu sein, so war das in anderen Ländern anders. Dieser Trend kippte spät, heute trauen sich doch tatsächlich Menschen eine BRD.Fahne zu schwingen, stolz auf die Kultur zu sein, aber leider wird das auch prompt übertrieben. Eionige wollen das Deutsche Reich zurück, aua, ander sehen in jedem Fremden eine Gefahr für die ''Identität"" inkl. Kultur. Davon haben sie nicht so viel , in Zeiten der Globalisierung sind das verzweifelte Versuche, für sich zu bleiben und sich nicht mit Anderen auseinanderzusetzen.Da ähneln sich beide Strömungen und gleichen sich an, kommen doch beide mit den Entwicklingen der Zeit nicht mit. Diese rückwärtsgewandte Denken schafft keine Sicherheit und Geborgenheit, sondern führt zu Isolation und Rückständigkeit in allen Bereichen Die Geschichte hat mehrfach bewiesen, daß Abschottung dumm und hilflos macht. Weiter führt nur fairer, internationaler Wettbewerb, ob Handel oder Wissenschaft. Da laßt uns streiten!"</text:p>
          </table:table-cell>
          <table:table-cell office:value-type="string" calcext:value-type="string">
            <text:p>"What is it? To gain identity from the past or to accept the present? That is not easy. Gabs in the FRG after the war, the tendency to demonize everything national and ever to be proud of nothing German, that was different in other countries. This trend tipped late, today people actually dare to swing a FRG banner, to be proud of the culture, but unfortunately this is also promptly exaggerated. Eionige want the German Reich back, ooh, other see in each stranger a danger for the ""identity"" including culture.They have not so much, in times of globalization are the desperate attempts to stay for themselves and not with Both currents are similar and similar, but both do not join in with the developments of the time.This backward thinking does not provide security and security, but leads to isolation and backwardness in all areas History has repeatedly proven that foreclosure foolish and helpless makes further .. Only fair, international competition, whether trade or science leads.There let us argue!"</text:p>
          </table:table-cell>
          <table:table-cell office:value-type="string" calcext:value-type="string">
            <text:p>negative</text:p>
          </table:table-cell>
          <table:table-cell table:number-columns-repeated="1021"/>
        </table:table-row>
        <table:table-row table:style-name="ro32">
          <table:table-cell office:value-type="string" calcext:value-type="string">
            <text:p>"Leider berichtet auch das staatliche Fernsehen fast wöchentlich immer noch über H-Deutschland, die Zeit ist für die geschichtlich stehen geblieben. Im Geschichtsunterricht wird auch hauptsächlich über die dunkle Seiten der anderen berichtet, selbst ist man immer zumindest noch großartig. Der herrschenden upper class ist das natürlich recht so lange sich das dumme Volk daran abarbeiten kann; Bildung wird gerade so viel untertützt, dass die Kinder so einigermaßen lesen und schreiben können. Das reicht denen aus. Divide et impera.Insofern wird sich an der Einstellung nicht viel ändern. Ich habe längere Zeit mit Briten zusammengearbeitet und mich oft gewundert, dass es um Allgemeinwissen nicht sonderlich gut bestellt ist; sog ""Fachwissen"" wird maximal vom Arbeitgeber in Form von trainings bereit gestellt. Da ist die Schulausgangsbasis in D wesentlich besser. Was die Migration betrifft, frage ich mich, wer denn künftig die ""Schmutzarbeit"" machen soll, Dienstboten können sich immer nur noch die Reichen leisten. Und kochen können sie leider immer noch nicht."</text:p>
          </table:table-cell>
          <table:table-cell office:value-type="string" calcext:value-type="string">
            <text:p>"Unfortunately, the state television still reports about H-Germany almost every week, time has stopped historically. In the history lesson is also mainly reported on the dark side of the other, even you are always at least still great. Of course, the ruling upper class is right as long as the stupid people can work it off; Education is just so much supported that the children can read and write so reasonably. That's enough for them. Divide et impera. There will not be much change in attitude. I have worked with the British for a long time and often wondered that general knowledge was not very good; so-called ""expertise"" is provided by the employer in the form of training. Since the school's starting point in D is much better. As far as migration is concerned, I wonder who will be doing the ""dirty work"" in the future, servants can only afford the rich. And unfortunately they still can not cook."</text:p>
          </table:table-cell>
          <table:table-cell office:value-type="string" calcext:value-type="string">
            <text:p>negative</text:p>
          </table:table-cell>
          <table:table-cell table:number-columns-repeated="1021"/>
        </table:table-row>
        <table:table-row table:style-name="ro62">
          <table:table-cell office:value-type="string" calcext:value-type="string">
            <text:p>"""......Unglaubwürdig wird ein Politiker dann, wenn er in der Regierung nicht das umsetzt, was er vor der Wahl versprochen hat. Nur daran sollte Schulz gemessen werden."" Wenn ich die ergebnisse der Sondierung so ansehe ist es mit der Glaubwürdigkeit von Schulz nicht weit her. Sein ""mehr Gerechtigkeit"" kann man dort mit der Lupe suchen, und glaube niemand die Union wäre so dumm in den Koalitionsverhandlungen einzubrechen und der SPD entgegenzukommen. Die SPD hat sich selbst so in die Ecke manövriert daß Merkel es sich leisten kann Schulz ein paar Häpchen zur Beruhigung der SPD Basis hinzuwerfen - was dieser dann natürlich als großen Erfolg feiern wird. Der Mann ist deutlich überfordert und einen Europaminister braucht niemand. Das macht Merkel seit Jahren selbst. Nein, es geht darum, und NUR darum, Schulz als SPD Vorsitzenden zu behalten, pflegeleicht und angeschlagen - perfekt für die Alternativlose. Und auch in diese Falle wird Schulz tappen - der ""Minister"" lockt, und die ""Versorgung"" ist auch nicht von Pappe. Möglicherweise kan der arme Mann dann in Brüssel endgelagerd werden. 2019 oder 20. Er liebt doch Europa so sehr !"</text:p>
          </table:table-cell>
          <table:table-cell office:value-type="string" calcext:value-type="string">
            <text:p>"""...... A politician becomes unbelievable if he does not implement in the government what he promised before the election - that's the only way to measure Schulz."" If I look at the results of the sounding, then Schulz's credibility is not far away. His ""more justice"" can be searched there with the magnifying glass, and nobody believes the union would be so stupid to break into the coalition negotiations and to accommodate the SPD. The SPD has maneuvered itself into the corner so that Merkel can afford Schulz to throw a few taps to reassure the SPD base - which of course will celebrate this as a great success. The man is clearly overburdened and nobody needs a European minister. That's what Merkel has been doing for years. No, it's about it, and ONLY about keeping Schulz as SPD chairman, easy-care and ailing - perfect for the alternative lots. Schulz will fall into this trap as well - the ""Minister"" lures, and the ""supply"" is not made of cardboard either. Maybe the poor man can then end up in Brussels. 2019 or 20. He loves Europe so much!"</text:p>
          </table:table-cell>
          <table:table-cell office:value-type="string" calcext:value-type="string">
            <text:p>negative</text:p>
          </table:table-cell>
          <table:table-cell table:number-columns-repeated="1021"/>
        </table:table-row>
        <table:table-row table:style-name="ro33">
          <table:table-cell office:value-type="string" calcext:value-type="string">
            <text:p>Und was hat sich zwischen dem Zeitpunkt der Wahlen und heute bezüglich GroKo geändert, dass MS umfällt wie ein Blatt im Wind? Gar nichts! Das würde ja heißen, wenn die CDU bereit wäre über Subventionen der deutschen Automobilindustrie bezüglich der Elektroautos und über den Erhalt der Maulbeerblattraupe zu dikutieren, wären auch FDP und Grüne wieder im Boot und Jamaika wäre in Sichtweite. Nur weil jetzt Europa ein Thema ist ( wieso erst jetzt?) ist der Experte ( für europäische Lobbyarbeit, Absicherung der eigenen Altersbezüge) als Minister gefragt? Und wieso MUSS jetzt eigentlich eine Frau Parteivorsitzende werden? Ich denke Kompetenz wäre erstmal vorrangig. Jemand, der endlich mal die Bundestagswahl und die berechtigten Forderungen und Bedürfnisse des dummen Wahlvolkes analysiert und ein SPD Programm entwickelt, welches glaubwürdig und nachhaltig für die nächsten 5-10 Jahre gilt.</text:p>
          </table:table-cell>
          <table:table-cell office:value-type="string" calcext:value-type="string">
            <text:p>And what has changed between the time of the elections and today regarding GroKo, that MS falls over like a leaf in the wind? Nothing at all! That would mean, if the CDU would be prepared to subsidize subsidies from the German car industry for electric cars and the preservation of the mulberry leaf caterpillar, FDP and Greens would be back in the boat and Jamaica would be in sight. Just because now Europe is an issue (why now only?) Is the expert (for European lobbying, securing their own pensions) as a minister asked? And why does a woman have to become a party leader? I think competence would first priority. Someone who finally analyzes the federal election and legitimate demands and needs of the stupid electorate and develops an SPD program that is credible and sustainable for the next 5-10 years.</text:p>
          </table:table-cell>
          <table:table-cell office:value-type="string" calcext:value-type="string">
            <text:p>negative</text:p>
          </table:table-cell>
          <table:table-cell table:number-columns-repeated="1021"/>
        </table:table-row>
        <table:table-row table:style-name="ro7">
          <table:table-cell office:value-type="string" calcext:value-type="string">
            <text:p>Schulz als Europaminister - damit würde man nun wirkloich den Bock zum Gärtner machen. Die AfD würde Freudesprünge machen ob diesem Geschenk. Er würde nämlich Europa wirklich zu einer Transferunion weiterentwickeln, mit allen negativen katastrophalen Folgen für die deutschen Finanzen. Wie feige ein Schulz Politik macht hat man auch daran gesehen, dass er das Thema Europa in seinem eigentlichen Wahlkampf gerade nicht im Mittelpunkt adressiert hat, weil er wußte welche Emotionen er mit einer eklatant pro-eurozentrischen Politik bei den deutschen Wählern auslösen wird.Jetzt da die Wahlen vorbei sind, steht plötzlich Europa im Mittelpunkt. Ein Außenminister Schulz wird die Ost-Europäern vollends aus der EU treiben und für Deutschland enormen Schaden anrichten. Und das dumme ist: selbst bei einer europäischen Transferunion, die vor allem von Deutschland finanziert wird, werden die Deutschen nicht beliebter sein als heute. Der Schulz glaubt das zwar, aber er irrt! Der einzige Gewinner dieser ganzen Chose wird die Afd sein.</text:p>
          </table:table-cell>
          <table:table-cell office:value-type="string" calcext:value-type="string">
            <text:p>Schulz as Minister of Europe - that would really make the goat now a gardener. The AfD would make leaps for this gift. It would really make Europe a transfer union, with all the negative catastrophic consequences for German finances. How cowardly a Schulz makes politics has also been seen in that he has addressed the issue of Europe in his actual election just not at the center, because he knew what emotions he will trigger a blatantly pro-Eurocentric policy among German voters. Now there the elections are over, Europe is suddenly in the spotlight. A Foreign Minister Schulz will drive the Eastern Europeans completely out of the EU and cause enormous damage for Germany. And the stupid thing is that even with a European transfer union financed mainly by Germany, the Germans will not be more popular than today. Schulz believes that, but he is wrong! The only winner of this whole Chose will be the Afd.</text:p>
          </table:table-cell>
          <table:table-cell office:value-type="string" calcext:value-type="string">
            <text:p>negative</text:p>
          </table:table-cell>
          <table:table-cell table:number-columns-repeated="1021"/>
        </table:table-row>
        <table:table-row table:style-name="ro12">
          <table:table-cell office:value-type="string" calcext:value-type="string">
            <text:p>... denn was interessiert mich mein Geschwätz von Gestern. Diese Regierung traut man doch sowieso auch gar nichts zu. Am wichtigsten ist jetzt für alle beteiligten: Posten sichern, Machtspielchen, ordentlich vorsorgen, stänkern gegen die anderen, sich selbst absichern. Das dumme Volk hat es ja eh nicht anders gewollt und verdient, leider aber aus Mangel an Alternative. Trauriges Deutschland....</text:p>
          </table:table-cell>
          <table:table-cell office:value-type="string" calcext:value-type="string">
            <text:p>... because what interests me my gossip of yesterday. Anyway, you do not trust this government anyway. The most important thing now is for everyone involved: securing posts, playing power games, providing neat care, peddling the others, securing oneself. The stupid people have not wanted it anyway anyway and deserve, but unfortunately for lack of alternative. Sad Germany ....</text:p>
          </table:table-cell>
          <table:table-cell office:value-type="string" calcext:value-type="string">
            <text:p>negative</text:p>
          </table:table-cell>
          <table:table-cell table:number-columns-repeated="1021"/>
        </table:table-row>
        <table:table-row table:style-name="ro21">
          <table:table-cell office:value-type="string" calcext:value-type="string">
            <text:p>"""...Die Reform Europas soll das Großprojekt von Union und SPD werden, wie mutig das ist, wird in der Öffentlichkeit leider immer noch nicht ausreichend gewürdigt. ..."" Ich weiß nicht, was der Autor raucht. Nur sollte er nicht dummes Zeug schreiben. Die Menschen hier in D haben andere Probleme, als den Moloch Brüssel-EU zu stärken. Altersarmut, hohe Kosten für Energie, marode Schulen und Straßen, Wohnungsnot. Schulz wird als ""erfahrener Europäer"" bezeichnet, sein unrechtmäßiges Sitzungsgeldabgreifen und damit Diebstahl an Steuergelder wird aber verschwiegen.. Das Einzige was von Schulz bekannt ist, ist das Chaos das er in Würselen hinterlassen hat und sein Gespür für das Geld anderer Leute."</text:p>
          </table:table-cell>
          <table:table-cell office:value-type="string" calcext:value-type="string">
            <text:p>"""... The reform of Europe should become the major project of the Union and the SPD, how courageous that is, is in the public unfortunately still not sufficiently appreciated ..."" I do not know what the author smokes. Only he should not write stupid stuff. The people here in D have other problems than strengthening the Moloch Brussels-EU. Old age poverty, high energy costs, dilapidated schools and roads, housing shortages. Schulz is referred to as an ""experienced European"", but his unlawful attendance fee and theft of taxpayers money is concealed. The only thing that is known by Schulz is the chaos he has left in Würselen and his sense of other people's money."</text:p>
          </table:table-cell>
          <table:table-cell office:value-type="string" calcext:value-type="string">
            <text:p>negative</text:p>
          </table:table-cell>
          <table:table-cell table:number-columns-repeated="1021"/>
        </table:table-row>
        <table:table-row table:style-name="ro14">
          <table:table-cell office:value-type="string" calcext:value-type="string">
            <text:p>Stellen wir doch nochmal kurz klar oder rufen wir in Erinnerung: es geht nicht darum, ob Schulz mal kurz unter neuen Umständen seine Meinung ändert oder nicht. Es geht darum, dass er ohne Not und absolut lächerlich Riesentöne gespuckt und das Maul aufgerissen hat, um kategorische Aussagen zu treffen, die eines Politikers unwürdig waren, dazu unüberlegt und dumm. Und dass er nun, wie zu erwarten, Stück um Stück von diesen großen Tönen abrücken muss und will und zum guten Ende nicht mal den Stil hat, wenigstens das, was er nun wirklich vermeiden könnte, mit ein bisschen Restwürde einfach zu lassen: den Eintritt in das Kabinett. Das allein hätte all den von ihm Aufgehetzten und mit dummen Parolen auf den Baum Gejagten schon gut getan. Er hätte sein Gesicht gewahrt und der SPD einen winzigen Rest Ansehen. Aber...</text:p>
          </table:table-cell>
          <table:table-cell office:value-type="string" calcext:value-type="string">
            <text:p>Let's make it clear for a moment or let's remind you: it's not about whether Schulz changes his mind for a short time under new circumstances or not. The point is that he spat without any need and absolutely ridiculous giant tones and opened his mouth to make categorical statements that were unworthy of a politician, to rash and stupid. And that, as expected, he now has to move away from these big sounds and wants to have good style and not even the style, at least what he could really avoid, with a bit of residual dignity just to leave: the entrance in the cabinet. That alone would have done all the hunted and stupid slogans on the tree hunted already good. He would have seen his face and the SPD a tiny remnant reputation. But...</text:p>
          </table:table-cell>
          <table:table-cell office:value-type="string" calcext:value-type="string">
            <text:p>negative</text:p>
          </table:table-cell>
          <table:table-cell table:number-columns-repeated="1021"/>
        </table:table-row>
        <table:table-row table:style-name="ro21">
          <table:table-cell office:value-type="string" calcext:value-type="string">
            <text:p>Ohne große echte Auswirkungen, aber von großer zur Schau gestellten Betroffenheit seitens Putins, ein perfekt inszeniertes Ablenksmanöver. Damit ist diese Theateraufführung selbst der beste Beweis für Trumps Putin-Connection. Die Russland-Affäre ist am Ende viel größer, vielschichtiger, massiver, als wir das bislang annehmen konnten. Ich habe dies schon am Wahlabend kundgetan: Trumps Wahlkampfteam hatte niemals die intellektuellen Möglichkeiten, sich medial durchzusetzen. Aber Trump ist dennoch nicht dumm, sondern bauernchlau und voller Chuzpe. Er holte sich professionelle Beratung und Begleitung. Und wo gibt es solch gebündelte Professionalität? Na denn ...</text:p>
          </table:table-cell>
          <table:table-cell office:value-type="string" calcext:value-type="string">
            <text:p>Without much real impact, but of great showmanship on the part of Putin, a perfectly staged deterrent maneuver. Thus, this theatrical performance itself is the best proof of Trump's Putin connection. The Russia affair is in the end much larger, more complex, more massive than we could have assumed so far. I already made that known on election night: Trump's campaign team never had the intellectual resources to push through the media. But Trump is still not stupid, but rustic and full of chutzpah. He got professional advice and support. And where is there such concentrated professionalism? Well then ...</text:p>
          </table:table-cell>
          <table:table-cell office:value-type="string" calcext:value-type="string">
            <text:p>negative</text:p>
          </table:table-cell>
          <table:table-cell table:number-columns-repeated="1021"/>
        </table:table-row>
        <table:table-row table:style-name="ro39">
          <table:table-cell office:value-type="string" calcext:value-type="string">
            <text:p>was bitte hat man denn von Donald the Trump erwartet? Er ist und bleibt ein prima Selbstdarsteller und polarisiert die Gesellschaft. Eine hervoragende Leistung - die USA werden durch die Notenbank geführt - natürlich samt der hinter ihr stehenden Banken. Schön, dass man das bei SPON lesen kann. Wer führt uns in Wirklichkeit? Ulli Hoeneß kann es sich leisten, die Wahrheit zu verbreiten. Wir waren es - der Westen - die einen veritablen Staatstreich einer faschistoiden Junta finanzierten und Putin erst dazu trieben seine grünen Männchen in Marsch zu setzen, um kommunistisches Unrecht wieder gerade zurücken. Das allerdings war wohl nicht so geplant. Deshalb ist man immer noch beleidigt und tut zum eigenen Schaden immer noch dumm. Die Wirtschaft ist wohl doch klüger und pragmatischer als die Politik.</text:p>
          </table:table-cell>
          <table:table-cell office:value-type="string" calcext:value-type="string">
            <text:p>What, then, did you expect from Donald the Trump? He is and remains a great self-promoter and polarizes society. An outstanding achievement - the US is led by the central bank - of course, including the banks standing behind it. Nice that you can read that at SPON. Who is really leading us? Ulli Hoeneß can afford to spread the truth. It was we - the West - who financed a veritable coup d'etat of a fascist junta and drove Putin to march his green males to deal with communist injustice. That was probably not planned. That's why you're still offended and still stupid for your own damage. The economy is probably smarter and more pragmatic than politics.</text:p>
          </table:table-cell>
          <table:table-cell office:value-type="string" calcext:value-type="string">
            <text:p>negative</text:p>
          </table:table-cell>
          <table:table-cell table:number-columns-repeated="1021"/>
        </table:table-row>
        <table:table-row table:style-name="ro35">
          <table:table-cell office:value-type="string" calcext:value-type="string">
            <text:p>Das ist an den dummen Sprüchen der Politiker zu sehen und zu hören. Die SPD hat ihre Zukunft schon mit Schröders Reichenpolitik verspielt. Dieses Land wird nach rechts driften, dank dieser Politik. Ob GroKo ja oder Nein, Neuwahlen oder nicht ist egal.</text:p>
          </table:table-cell>
          <table:table-cell office:value-type="string" calcext:value-type="string">
            <text:p>This can be seen and heard in the stupid sayings of the politicians. The SPD has lost its future with Schröder's politics. This country will drift to the right, thanks to this policy. Whether GroKo yes or no, new elections or not does not matter.</text:p>
          </table:table-cell>
          <table:table-cell office:value-type="string" calcext:value-type="string">
            <text:p>negative</text:p>
          </table:table-cell>
          <table:table-cell table:number-columns-repeated="1021"/>
        </table:table-row>
        <table:table-row table:style-name="ro9">
          <table:table-cell office:value-type="string" calcext:value-type="string">
            <text:p>das ist gelinde gesagt dummes Zeug, habe das direkt vor Augen, ich Gesetzlich, meine Frau (Beamtin) Privat versichert, und da gibt es schon gravierende Unterscheide, und das fängt schon bei der Terminvergabe für eine Untersuchung CT/MRT usw. an, und geht weiter bis zur vollständigen Erstattung der Medikamenten- und sonstiger Kosten durch die KK und den Arbeitgeber (Staat). Ansonsten halte ich das scheitern der GroKo Verhandlungen nicht für gravierend, denn diese Politikerschar trifft nur Entscheidungen zum eigenen Vorteil. bzw. zum Vorteil der Unternehmen Geldhäuser und Erben, der Rentner muß dagegen sein kümmerliches Einkommen zumindest zu teilen versteuern. Und das wird sich egal mit welcher Koalition nicht ändern.</text:p>
          </table:table-cell>
          <table:table-cell office:value-type="string" calcext:value-type="string">
            <text:p>that is stupid stuff to say the least, I have the legal, my wife (civil servant) privately insured, and there are already serious differences, and that already starts at the appointment for a CT / MRT examination, etc., and continues until the full reimbursement of medication and other costs by the KK and the employer (state). Otherwise, I do not consider the failure of the GroKo negotiations to be serious, because these politicians are only making decisions for their own benefit. or to the advantage of the enterprises money houses and heirs, the pensioner on the other hand must at least divide his miserable income tax. And that will not matter with which coalition.</text:p>
          </table:table-cell>
          <table:table-cell office:value-type="string" calcext:value-type="string">
            <text:p>negative</text:p>
          </table:table-cell>
          <table:table-cell table:number-columns-repeated="1021"/>
        </table:table-row>
        <table:table-row table:style-name="ro53">
          <table:table-cell office:value-type="string" calcext:value-type="string">
            <text:p>"Was zum Kuckuk hat den ein ""Einstieg in die Angleichung der Honorare"" mit der Abschaffung der Zweiklassenmedizin zu tun? Richtig, gar nix! Die Verhandlungen sind Augenschmiererei, um die eigenen Parteisoldaten wieder mal für dumm zu verkaufen. Privatversicherte werden immer höher abgerechnet werden und prioritäre Termine erhalten, sei es über die Gebührenordnung oder über Ergänzungstarife (""priority boarding""). Das Gleiche gilt für ""erweiterte Härtefallregelungen für den Familiennachzug von Geflüchteten mit subidärem Schutzstatus"". Betrifft nicht die deutsche Bevölkerung, und ist zudem schon jetzt faktisch vorhanden, da gegen jede Ablehnung mit guten Erfolgsaussichten geklagt wird. Also was sollen das für ""Bedingungen"" sein, um den Menschen in Deutschland das Leben besser zu machen? Verhandlungsposten mit klaren sozialen Ergebnissen sollten sein: Sofortige Umkehr der Rentensenkungen, d.h. Renterhöhung auf das Niveau anderer europäischer Industriestaaten (vgl. z.B. Österreich), Anpassung des Renteneintrittsalters und des Mindestlohns auf französischen und skandinavischen Standard, Stopp von Kriegswaffenxporten an Kriegparteien, sofortige Investitionen in Infakstruktur (Straßen, Brücken) und Bildungseinrichtungen, Kita-Ausbau, Erhöhung des Personals und bessere Bezahlung in den Pflegeberufen, Abschaffung der befristeten Lehreranstellungen... DAS wären Themen, die von der SPD zu fordern wären, wenn die SPD ihren Namen überhaupt noch ernst nehmen würde. Aber alle SPD-Granden schweigen dazu. Sie wollen uns glauben machen, die ganze sozialpolitische Welt der Deutschen drehe sich nur noch um den nochmals erweiterten Familiennachzug von Geflüchteten, die nach dem Bürgerkrieg sowieso kein Bleiberecht hätten. Hoffentlich merken die SPD-Mitglieder, was hier abläuft..."</text:p>
          </table:table-cell>
          <table:table-cell office:value-type="string" calcext:value-type="string">
            <text:p>"What the Kuckuk has to do with an ""entry into equalization of fees"" with the abolition of two-class medicine? Right, nothing! The negotiations are eye candy, to sell their own party soldiers once again for stupid. Privately insured persons will always be charged higher and priority appointments will be maintained, be it via the fee schedule or via supplementary boarding (priority boarding). The same applies to ""extended hardship rules for family reunification of refugees with sub-dual protection status"". Does not affect the German population, and is also already in fact present, because against any rejection with good chances of success is complained. So what are these ""conditions"" to make people's lives better in Germany? Bargaining posts with clear social outcomes should be: Immediate reversal of pension reductions, i. Renter increase to the level of other European industrialized countries (see eg Austria), adjustment of the retirement age and the minimum wage to French and Scandinavian standards, stop war weapons exports to war parties, immediate investments in Infakstruktur (roads, bridges) and educational institutions, daycare, increase of Personnel and better pay in the nursing professions, abolition of temporary teacher jobs ... THAT would be topics that would be required by the SPD, if the SPD would even take their name seriously. But all SPD grandees are silent. They want to make us believe that the entire socio-political world of the Germans turns only to the even extended family reunification of refugees who had no right to stay after the civil war anyway. Hopefully the SPD members will notice what is going on here ..."</text:p>
          </table:table-cell>
          <table:table-cell office:value-type="string" calcext:value-type="string">
            <text:p>negative</text:p>
          </table:table-cell>
          <table:table-cell table:number-columns-repeated="1021"/>
        </table:table-row>
        <table:table-row table:style-name="ro29">
          <table:table-cell office:value-type="string" calcext:value-type="string">
            <text:p>"Bringen Sie die Leute (oder die Politiker) bloß nicht auf dumme Gedanken. Ich sehe schon die Schlagzeilen vor mir: Unsoziale Unterschiede in der KFZ-Versicherung müssen abgeschafft werden. In unserer Umverteilungsgesellschaft wird Gier nicht mehr Gier genannt, sondern ""soziale Gerechtigkeit"". Jeder will möglichst viel für sich selbst herausholen - möglichst allerdings ohne Gegenleistung."</text:p>
          </table:table-cell>
          <table:table-cell office:value-type="string" calcext:value-type="string">
            <text:p>"Just do not put the people (or the politicians) on stupid thoughts. I already see the headlines in front of me: Unsocial differences in the car insurance must be abolished. In our redistribution society, greed is no longer called greed, but ""social justice."" Everyone wants to get as much as possible for themselves - if possible without consideration."</text:p>
          </table:table-cell>
          <table:table-cell office:value-type="string" calcext:value-type="string">
            <text:p>negative</text:p>
          </table:table-cell>
          <table:table-cell table:number-columns-repeated="1021"/>
        </table:table-row>
        <table:table-row table:style-name="ro25">
          <table:table-cell office:value-type="string" calcext:value-type="string">
            <text:p>"...und wieder von der Kommission in die Brüsseler Journalistenblase eingeflüsterte ""Siegesmeldungen"" über dieses dumme Großbritannien, das so uneinsichtig einfach aus der EU austreten will. Das macht das Scheitern der EU-Verhandlungsposition vergessen, die eine Lösung der Grenzfrequenz zwischen Irland und Nordirland, die Oberhoheit der EU-Gerichte in Großbritannien und 100 Mrd. ? Ausstiegskosten als Voraussetzungen für die zweite Stufe der Brexitverhandlungen vorsah. Was hat die EU davon bekommen? Nichts!"</text:p>
          </table:table-cell>
          <table:table-cell office:value-type="string" calcext:value-type="string">
            <text:p>"... and again the ""victory reports"" whispered by the Commission into the Brussels bubble of journalists about this silly Great Britain, which wants to leave the EU so unreasonably easy. That makes us forget the failure of the EU negotiating position, which is a solution to the cut-off point between Ireland and Northern Ireland, the supremacy of the EU courts in the UK and EUR 100 billion? Exit costs as prerequisites for the second stage of the Brexit negotiations. What did the EU get from it? Nothing!"</text:p>
          </table:table-cell>
          <table:table-cell office:value-type="string" calcext:value-type="string">
            <text:p>negative</text:p>
          </table:table-cell>
          <table:table-cell table:number-columns-repeated="1021"/>
        </table:table-row>
        <table:table-row table:style-name="ro48">
          <table:table-cell office:value-type="string" calcext:value-type="string">
            <text:p>ein objektiv betrachtet wäre das britische Parlament dumm, diesen Deal nicht zuzustimmen. Sie müssen so oder so bis Ende 2020 an die EU Gelder zahlen. So würden Sie für ihr Geld noch etwas bekommen.</text:p>
          </table:table-cell>
          <table:table-cell office:value-type="string" calcext:value-type="string">
            <text:p>objectively speaking, the British Parliament would be stupid not to agree to this deal. They will have to pay EU funds by the end of 2020 anyway. So you would get something for your money.</text:p>
          </table:table-cell>
          <table:table-cell office:value-type="string" calcext:value-type="string">
            <text:p>negative</text:p>
          </table:table-cell>
          <table:table-cell table:number-columns-repeated="1021"/>
        </table:table-row>
        <table:table-row table:style-name="ro1">
          <table:table-cell office:value-type="string" calcext:value-type="string">
            <text:p>... Brexit-Befürworter und sowieso Isolationswillige. Jetzt wäre die beste Zeit, nach GB auszuwandern. In ein Land, was die Freiheit gewählt hat. Die Freiheit, alles was nicht Britisch ist rauszuwerfen. Alles Fremde zu verachten, ja zu verteufeln. Da würdet ihr euch doch bestimmt wohl fühlen, denn sie sind wie ihr. Herrlich! Eine Heimat! Ähhh.... Oh Mist! Die, die dort verachtet, rausgeworfen, für alles Übel verantwortlich gemacht werden .... Das seid dann ihr. Die Fremden. Die, die nicht britisch sind. Tja, dumm gelaufen, nicht wahr? Aber das wolltet ihr hier doch auch. Blöd nur, wenn es einen selbst trifft.</text:p>
          </table:table-cell>
          <table:table-cell office:value-type="string" calcext:value-type="string">
            <text:p>... Brexit advocates and isolationists anyway. Now is the best time to emigrate to GB. In a country, what freedom has chosen. The freedom to throw out anything that is not British. To despise and alienate all strangers. You would certainly feel well, because they are like you. Gorgeous! A home! Uhh .... Oh crap! Those who despise, are thrown out there, made responsible for all evil .... That's what you are. The strangers. The ones who are not British. Well, dumb, right? But you wanted that here, too. Stupid only if it hits you.</text:p>
          </table:table-cell>
          <table:table-cell office:value-type="string" calcext:value-type="string">
            <text:p>negative</text:p>
          </table:table-cell>
          <table:table-cell table:number-columns-repeated="1021"/>
        </table:table-row>
        <table:table-row table:style-name="ro25">
          <table:table-cell office:value-type="string" calcext:value-type="string">
            <text:p>Wirklich glücklich, nur dumm dass GB mit den EU Finanzkrisen wenig zu tun hatte, da es hierbei um den sog. EURO ging, der aber in GB nie eingeführt wurde. Allerdings hatte GB tatsächlich auch eine Finanzkrise ganz ohne EURO - Überraschung! Die war nämlich global, (hatten auch die Amis, die haben auch keinen Euro). Gut, und vlt ist Ihnen das jetzt auch klar. Nur wie hoch sind die Zinsen in GB? Haben die vlt auch eine Nullzinspolitik, so ganz OHNE Euro? JA, das wäre ja richtig fies... dann ist Ihre Argumentation ja völlig unsinnig....</text:p>
          </table:table-cell>
          <table:table-cell office:value-type="string" calcext:value-type="string">
            <text:p>Really happy, just stupid that GB had little to do with the EU financial crises, since this was about the so-called EURO, which was never introduced in the UK. However, GB actually had a financial crisis without EURO - surprise! That was global, (had also the Americans, they have no Euro). Good, and vlt is that clear to you now. Just how high are the interest rates in GB? Do the vlt also have a zero interest rate policy, so NO Euro? YES, that would be really nasty ... then your argument is completely nonsensical ....</text:p>
          </table:table-cell>
          <table:table-cell office:value-type="string" calcext:value-type="string">
            <text:p>negative</text:p>
          </table:table-cell>
          <table:table-cell table:number-columns-repeated="1021"/>
        </table:table-row>
        <table:table-row table:style-name="ro35">
          <table:table-cell office:value-type="string" calcext:value-type="string">
            <text:p>Es ist schlimm wie diese Splitterpartei immer noch auftrumpft und ihre Rückwärts Politik ( Sowie Früher war alles besser ) durchsetzen will. Und das noch mit diesem Personal , wenn es nicht anders geht dann kommt eben noch ein Dobrind oder Scheuer mit einem dummen Spruch daher</text:p>
          </table:table-cell>
          <table:table-cell office:value-type="string" calcext:value-type="string">
            <text:p>It's terrible how this splinter party still trumps and wants to enforce its reverse policy (as before, everything was better). And that even with this staff, if there is no other way, then just comes a Dobrind or scouring with a stupid saying therefore</text:p>
          </table:table-cell>
          <table:table-cell office:value-type="string" calcext:value-type="string">
            <text:p>negative</text:p>
          </table:table-cell>
          <table:table-cell table:number-columns-repeated="1021"/>
        </table:table-row>
        <table:table-row table:style-name="ro12">
          <table:table-cell office:value-type="string" calcext:value-type="string">
            <text:p>"Die neue Doppelspitze lobt er als ""Signal der Vernunft"". (?) Abschaffung des Verbrennungsmotors ab 2029, eine Forderung der Grünen, ein Signal der Vernuft? Eher ein Signal der dummen Bevormundung. Vermutlich will die CSU in der nächsten Bayern-Wahl im Wählerklientel der FDP fischen. Wie die vernagelten Grünen mit der CDU zusammen gehen sollen, ist mir schleierhaft."</text:p>
          </table:table-cell>
          <table:table-cell office:value-type="string" calcext:value-type="string">
            <text:p>"He praises the new double point as the ""signal of reason"". (?) Abolition of the internal combustion engine starting from 2029, a demand of the Greens, a signal of the Vernuft? Rather a signal of stupid patronizing. Presumably, the CSU wants to fish in the next Bayern election in the electoral clientele of the FDP. How the nailed Greens should go together with the CDU is beyond me."</text:p>
          </table:table-cell>
          <table:table-cell office:value-type="string" calcext:value-type="string">
            <text:p>negative</text:p>
          </table:table-cell>
          <table:table-cell table:number-columns-repeated="1021"/>
        </table:table-row>
        <table:table-row table:style-name="ro48">
          <table:table-cell office:value-type="string" calcext:value-type="string">
            <text:p>in der realen Welt gibt es zwischen den Konservaitven und den Neurechten praktisch gar keine Übereinstimmungen. Und so dumm, politischen Selbstmord zu begehen, wird die Union ganz gewiss nicht sein.</text:p>
          </table:table-cell>
          <table:table-cell office:value-type="string" calcext:value-type="string">
            <text:p>in the real world, there are virtually no matches between the conservaires and the new rights. And so stupid to commit political suicide, the Union certainly will not be.</text:p>
          </table:table-cell>
          <table:table-cell office:value-type="string" calcext:value-type="string">
            <text:p>negative</text:p>
          </table:table-cell>
          <table:table-cell table:number-columns-repeated="1021"/>
        </table:table-row>
        <table:table-row table:style-name="ro21">
          <table:table-cell office:value-type="string" calcext:value-type="string">
            <text:p>"Alle Gesetze sind ""dumme Bevormundung"". Wer braucht Grenzwerte, die nur die freien Erwirtschaftung von Geld behindern. Wen interessieren Abgase, wen Umweltverschmutzung und wen die Gesundheit? Oder interessiert es doch? Die Grünen betreiben durchdachte Wirtschaftsförderung, in den größten Märkten der Welt werden unsere Autohersteller ab 2030 keine Verbrenner mehr exportieren dürfen. Darum muss jetzt massiv an Alternativen gearbeitet werden. Das der bayrische Stammtisch, ähh die CSU, das nicht versteht, zeigt nur die ""Dummheit"", um Sie zu zitieren, der mittelalterlichen Fossile einer unwählbaren Parteil aus rechten Populisten."</text:p>
          </table:table-cell>
          <table:table-cell office:value-type="string" calcext:value-type="string">
            <text:p>"All laws are ""stupid patronizing"". Who needs limits that hinder only the free generation of money. Who cares about exhaust fumes, who pollutes and who cares about their health? Or is it interested? The Greens operate sophisticated business development, in the largest markets in the world, our automakers from 2030 no more burners allowed to export. That's why we have to work massively on alternatives. The Bavarian Stammtisch, uh, the CSU, which does not understand, shows only the ""stupidity"" to quote you, the medieval fossil of an ineligible party of right-wing populists."</text:p>
          </table:table-cell>
          <table:table-cell office:value-type="string" calcext:value-type="string">
            <text:p>negative</text:p>
          </table:table-cell>
          <table:table-cell table:number-columns-repeated="1021"/>
        </table:table-row>
        <table:table-row table:style-name="ro39">
          <table:table-cell office:value-type="string" calcext:value-type="string">
            <text:p>... allerdings nur teilweise. Die Grünen sind genauso von Lobbies getrieben wie alle anderen etablierten Parteien. 2030 und Ende Otto/Diesel ist sorum wie sorum völlig unrealistisch weil immer noch alternativlose Antriebe. Innerstädtisch hat der Verbrenner ausgedient. Aber wir haben noch andere Besiedelungsformen. seis drum. Inwieweit Wirtschaftsförderung sinnvoll ist oder mit der geringen menschlichen Hirnkapazität durchdacht werden kann stell ich in Frage. Weil nunmal die Märkte das finale Regularium sind. Die Politiv kann versuchen zu regulieren (demokratisch) oder bestimmen (diktatorisch). Volkes Wille ist langatmig und Bayern hatte eine CSU die geliefert hat. Hatte. Die Jetzige schwätzt nur dummes Zeug. Peinlich. Aber noch ist ja nicht aller Tage Abend. Und Schwarz/Grün in Bayern? Na nun ... OneWorld.NoBorder.</text:p>
          </table:table-cell>
          <table:table-cell office:value-type="string" calcext:value-type="string">
            <text:p>... but only partially. The Greens are as driven by lobbies as any other established party. By 2030 and by the end of Otto / Diesel, sorum, like sorum, is completely unrealistic because there are still no alternatives. In the city center the burner has served its purpose. But we have other forms of settlement. that's it. To what extent economic development makes sense or can be thought through with the small human brain capacity I question. Because the markets are the final regularity. Politics can try to regulate (democratically) or dictate (dictatorially). People's will is lengthy and Bayern had a CSU who has delivered. Would have. The present is just chattering stupid stuff. Embarrassing. But still is not all day evening. And black / green in Bavaria? Well now ... OneWorld.NoBorder.</text:p>
          </table:table-cell>
          <table:table-cell office:value-type="string" calcext:value-type="string">
            <text:p>negative</text:p>
          </table:table-cell>
          <table:table-cell table:number-columns-repeated="1021"/>
        </table:table-row>
        <table:table-row table:style-name="ro36">
          <table:table-cell office:value-type="string" calcext:value-type="string">
            <text:p>"Und wo ist das Problem? Tauschakkus, Schnellladungen, Elektrifizierte Autobahnen..., es gibt sehr viele Lösungen. Es sind 12 Jahre Zeit, wir müssten nur anfangen. Stattdessen verschläft unsere Industrie den Zug, wir haben keine eigene Batteriefertigung, sämtliche relevanten Patente liegen in den Händen anderer Hersteller und wir schauen in einem Jahrzehnt dumm aus der Wäsche, wenn unsere ""Feinstaubschleudern"" überall verboten wurden. Die Grünen denken weiter, sie denken langfristig und sie haben Ziele. Der seit Jahrzehnten forcierte Umweltschutz ist heute ein Standortfaktor in Deutschland. Die lebensqualität wird bei uns im Land sehr hoch eingestuft. Würde nicht die AfD jeden Ausländer angreifen, könnte man viele Potente Fachkräfte ins Land holen. Die CSU dagegen lebt von der Substanz und treibt dieses Land in den Ruin. Sowohl moralisch, mit absolut unchristlicher Politik, als auch ökonomisch mit Betonkopfbremsen. Und diese Kasper maßen sich an, über andere Politiker Witze zu machen? Ich erinnere nur an die Autobahnmaut. Ein typisches CSU-Kaspertheater. Und wer älter ist, kennt noch die Amigo-Affären dieser durch und durch korrupten Partei http://www.spiegel.de/politik/deutschland/amigo-aera-der-csu-im-ewigen-schatten-des-fjs-a-673123.html"</text:p>
          </table:table-cell>
          <table:table-cell office:value-type="string" calcext:value-type="string">
            <text:p>"And where is the problem? Exchange Batteries, Fast Charges, Electrified Motorways ..., there are many solutions. It's 12 years, we just have to start. Instead, our industry slips away, we do not have our own battery manufacturing, all the relevant patents are in the hands of other manufacturers, and we look silly out of underwear in a decade when our ""fine dust flingers"" were banned everywhere. The Greens keep thinking, they think long term and they have goals. For decades now, environmental protection has been a locational factor in Germany. The quality of life is rated very high in our country. If the AfD did not attack any foreigner, you could get many Potente skilled workers into the country. The CSU, on the other hand, lives on the substance and drives this country to ruin. Both morally, with absolutely unchristian politics, as well as economically with Betonkopfbremsen. And these Kasper made to joke about other politicians? I only remember the highway toll. A typical CSU Kaspertheater. And who is older, still knows the Amigo affairs of this thoroughly corrupt party http://www.spiegel.de/politik/deutschland/amigo-aera-der-csu-im-ewigen-schatten-des-fjs-a -673123.html"</text:p>
          </table:table-cell>
          <table:table-cell office:value-type="string" calcext:value-type="string">
            <text:p>negative</text:p>
          </table:table-cell>
          <table:table-cell table:number-columns-repeated="1021"/>
        </table:table-row>
        <table:table-row table:style-name="ro38">
          <table:table-cell office:value-type="string" calcext:value-type="string">
            <text:p>hilft das nicht gegen Ungerechtigkeit sondern befördert sie noch. Denn die IGM streikt nur für die direkt bei den Gesamtmetall-Mitgliedsfirmen angestellten Arbeitnehmer. Diese Firmen verlagern aber immer mehr Arbeitsumfänge auf Fremdmitarbeiter (Werkverträge, Beauftragung von externen Dienstleistern statt eigenem Personal). Und für die ist der erstreikte Tarifvertrag nicht gültig. Womit sich die ungerechtigkeits-Schere noch weiter auftut. Wie sagte der Südwestmetallchef Stefan Wolf, mit Blick auf die aktuelle Tarifrunde, schon vor einem Jahr: https://www.welt.de/regionales/baden-wuerttemberg/article160965013/Suedwestmetallchef-will-keine-Lohnsteigerungen-zulassen.html https://www.welt.de/regionales/baden-wuerttemberg/article160965013/Suedwestmetallchef-will-keine-Lohnsteigerungen-zulassen.html. Die Exportindustrie verdient sich dumm und dämlich, die binnenwirtschaftlich orientierte Industrie hängt direkt an der Kaufkraft der Bevölkerung. Die, aufgrund der niedrigen Löhne (https://www.welt.de/regionales/baden-wuerttemberg/article160965013/Suedwestmetallchef-will-keine-Lohnsteigerungen-zulassen.html), nur weit geringere Erlöse ermöglicht.</text:p>
          </table:table-cell>
          <table:table-cell office:value-type="string" calcext:value-type="string">
            <text:p>This does not help against injustice but it still helps. Because the IGM only goes on strike for employees employed directly by the entire metal member companies. However, these companies are shifting more and more work to third-party employees (work contracts, commissioning of external service providers instead of their own staff). And for the first-time collective agreement is not valid. Which brings the injustice gap even further. As said the Südwestmetallchef Stefan Wolf, with a view to the current collective bargaining round, a year ago: https://www.welt.de/regionales/baden-wuerttemberg/article160965013/Suedwestmetallchef-will-keine-Lohnsteigerungen-zulassen.html https: //www.welt.de/regionales/baden-wuerttemberg/article160965013/Suedwestmetallchef-will-keine-Lohnsteigerungen-zulassen.html. The export industry earns stupid and stupid, the domestic industry depends directly on the purchasing power of the population. The, due to the low wages (https://www.welt.de/regionales/baden-wuerttemberg/article160965013/Suedwestmetallchef-will-keine-Lohnsteigerungen-zulassen.html), only far lower proceeds possible.</text:p>
          </table:table-cell>
          <table:table-cell office:value-type="string" calcext:value-type="string">
            <text:p>negative</text:p>
          </table:table-cell>
          <table:table-cell table:number-columns-repeated="1021"/>
        </table:table-row>
        <table:table-row table:style-name="ro27">
          <table:table-cell office:value-type="string" calcext:value-type="string">
            <text:p>"Augstein schreibt, ""Holt euch, was euch zusteht!"". Das ist der falscher Ton. Um was zu holen, muss es jemand zuerst haben und dann hergeben. Wie viel jemanden zusteht, wird zwischen zwei Verhandlungspartnern ausgehandelt. Das nennt man dann Partnerschaft. Alles andere wäre dumm und nicht nachhaltig."</text:p>
          </table:table-cell>
          <table:table-cell office:value-type="string" calcext:value-type="string">
            <text:p>"Augstein writes, ""Get what you deserve!"". That's the wrong tone. To get something, someone has to have it first and then give it away. How much someone is entitled to is negotiated between two negotiating partners. This is called partnership. Everything else would be stupid and not sustainable."</text:p>
          </table:table-cell>
          <table:table-cell office:value-type="string" calcext:value-type="string">
            <text:p>negative</text:p>
          </table:table-cell>
          <table:table-cell table:number-columns-repeated="1021"/>
        </table:table-row>
        <table:table-row table:style-name="ro35">
          <table:table-cell office:value-type="string" calcext:value-type="string">
            <text:p>"""Dies scheiterte offenbar nur an der Weigerung von McGahn (Republikaner) diese illegale Weisung umzusetzen."" Mueller zu entlassen wäre illegitim, politisch dumm und Ausdruck seiner Hybris. Nur illegal, dass wäre es nicht. Er dürfte es tun."</text:p>
          </table:table-cell>
          <table:table-cell office:value-type="string" calcext:value-type="string">
            <text:p>"""This only failed due to the refusal of McGahn (Republicans) to implement this illegal directive."" To dismiss Mueller would be illegitimate, politically stupid and an expression of his hubris. Only illegal, that would not be. He should do it."</text:p>
          </table:table-cell>
          <table:table-cell office:value-type="string" calcext:value-type="string">
            <text:p>negative</text:p>
          </table:table-cell>
          <table:table-cell table:number-columns-repeated="1021"/>
        </table:table-row>
        <table:table-row table:style-name="ro12">
          <table:table-cell office:value-type="string" calcext:value-type="string">
            <text:p>Tja, es ist schon ein Jammer, dass Trump sich in ziemlich wilde Machenschaften verwickelt gewesen sein soll. Einen Geldwäsche-Verdacht gibt es nicht nur bzgl. Russen-Mafia, sondern auch für südamerikanische Drogenkartelle. http://www.newsweek.com/trump-drugs-corruption-panama-hotel-money-laundering-714891 Es ist schon dumm, dass die Aufklärung solcher wilden Verdachtsmomente nicht über Nacht geht.</text:p>
          </table:table-cell>
          <table:table-cell office:value-type="string" calcext:value-type="string">
            <text:p>Well, it's a shame that Trump was involved in some pretty wild machinations. There is a suspicion of money laundering not only regarding the Russian mafia, but also for South American drug cartels. http://www.newsweek.com/trump-drugs-corruption-panama-hotel-money-laundering-714891 It is stupid that the clarification of such wild suspicions is not overnight.</text:p>
          </table:table-cell>
          <table:table-cell office:value-type="string" calcext:value-type="string">
            <text:p>negative</text:p>
          </table:table-cell>
          <table:table-cell table:number-columns-repeated="1021"/>
        </table:table-row>
        <table:table-row table:style-name="ro38">
          <table:table-cell office:value-type="string" calcext:value-type="string">
            <text:p>137. Ich verstehe es nicht 95% der Foristen hier sind sich in ihrem Urteil zu den Vorgängen um Trump völlig sicher und halten alles (mögliche) für bewiesen.  Also, ich weiß ja nicht, wie sie auf Ihre 95 % kommen, vermutlich so wie Trump auf seine Inaugurationsbesucher, aber tatsächlich scheint es so zu sein, dass hier die Verschwörungstheoretiker und Trumpistas in der Überzahl sind. Ich habe es nicht genau ausgewertet,aber ich tippe mal grob geschätzt auf ein Verhältnis 60 /40. Das ist einerseits ein klarer Beleg dafür, dass aus dem unangenehmen Lüftchen um Trump ein veritabler Orkan geworden ist, der den sauberen Herren aus dem Oval Office fegen könnte. Sonst würde hier nicht so verzeifelt gekämpft. Andererseits finde ich es erschreckend wie viele Spinner es inzwischen gibt, die bereit sind den allerletzten idiotischehen Mist zu verteidigen und darüber hinaus den Inbegriff eines denkbar dummen,hasserfüllten und kriminellen Idioten (Trump) zu decken, wenn das nur von irgendeinem einem losen Schandmaul in den weiten des Internets garniert mit den Wörtern Lügenpresse, Establishment und demokratische (je nach laune kann hier auch jüdische, grünlinksversifft oder welt- eingesetzt werden) Verschwörung vorgetragen wird. Das ist wirklich erschreckend.</text:p>
          </table:table-cell>
          <table:table-cell office:value-type="string" calcext:value-type="string">
            <text:p>?? 137th I do not understand it 95% of Forists here are completely confident in their judgment on Trump's actions and consider everything (possible) proven. ?? Well, I do not know how they get their 95%, probably like Trump on his inauguration visitors, but in fact it seems that the conspiracy theorists and Trumpistas are in the majority. I did not evaluate it exactly, but I roughly guess a 60/40 ratio. On the one hand this is clear evidence that the unpleasant breeze around Trump has become a veritable hurricane that could sweep the clean gentlemen out of the Oval Office. Otherwise, there would not be such a desperate fight here. On the other hand, I find it frightening how many spinners there are now, who are ready to defend the very last idiotic manure and beyond the epitome of a dumb, hateful and criminal idiot (Trump) cover, if that only by some a loose shame in the garnished with the words Liepresspresse, Establishment and democratic (depending on the mood can also here Jewish, green linksversifftifft or welt- be used) plotted conspiracy. That's really scary.</text:p>
          </table:table-cell>
          <table:table-cell office:value-type="string" calcext:value-type="string">
            <text:p>negative</text:p>
          </table:table-cell>
          <table:table-cell table:number-columns-repeated="1021"/>
        </table:table-row>
        <table:table-row table:style-name="ro20">
          <table:table-cell office:value-type="string" calcext:value-type="string">
            <text:p>in dem man Präsident werden möchte. Nur dumm das Hr. Puigdemont gleich eingebuchtet wird weil er sich ausgerechnet dort zum Präsident wählen lassen möchte wo er gegen die Verfassung und geltendes Recht verstossen hat. Die katalanischen Separatisten meinen immer noch mit dummer Provokation ihre haltlosen Ansprüche durchsetzen zu müssen und inzwischen sollte auch dem letzten Traktorfahrer in L´Empordá klar sein das nach 4 faulen Monaten die Politik den katalanischen Bürgern Antworten auf die Themen Wirtschaft, Jobs, Ausbildung und Infrastruktur liefern muss und nicht ob ein vor der Justiz flüchtender Fanatiker zum Regionalpräsident gewählt wird oder nicht.</text:p>
          </table:table-cell>
          <table:table-cell office:value-type="string" calcext:value-type="string">
            <text:p>where you want to become president. Only stupid the Mr. Puigdemont is imprisoned immediately because he wants to be elected there just to the President where he has violated the Constitution and applicable law. The Catalan separatists still think they have to assert their baseless claims with stupid provocation and meanwhile the last tractor driver in L'Empordá should also realize that after 4 lazy months the policy provides answers to the Catalan citizens about economy, jobs, education and infrastructure must and not whether a fleeing from justice fanatic is elected regional president or not.</text:p>
          </table:table-cell>
          <table:table-cell office:value-type="string" calcext:value-type="string">
            <text:p>negative</text:p>
          </table:table-cell>
          <table:table-cell table:number-columns-repeated="1021"/>
        </table:table-row>
        <table:table-row table:style-name="ro61">
          <table:table-cell office:value-type="string" calcext:value-type="string">
            <text:p>Ich kann das dumme Geschwätz dieses Menschen kaum noch ertragen. Alle und alles sind unfair. Warum? Diese Antwort bleibt er einem, bis auf unhaltbare Allgemeinplätze, wie immer schuldig. Scheint mehr der Ausdruck einer persönlichen Störung zu sein, als wirtschaftliche Analyse. Und das von einem Geschäftsmann, der Handwerker und Angestellte um den Lohn prellt und mit nichts lieber, als Erpressung und Nötigung arbeitet. In privatgeschäften, wie auch politisch. Prinzip der verbrannten Erde jedenfalls. Geschäftlich dumm, weltpolitisch fatal. Zum Wahrheitsgehalt seiner Thesen vom unfairen Geschäftsgebahren der pösen EU, möge man sich das Urteil der amerikanischen (!) Handelsschiedstelle im Fall Bomardier (Kanada) - Boing exemplarisch anschauen. Hier hatten die Trumpianer 300 % Strafzölle wegen angeblicher Benachteiligung für amerikanische Produkte und Jobs verhängt. DT tönte wie immer nebulös von Unfairness. Nichts, absolut nichts von diesem dreisten Geschwätz hielt der Überprüfung selbst durch die Amerikaner stand. Sieg auf ganzer Linie für Bombardier. Ups! Doch dieser blonde Offenbarungseid des amerikanischen Bildungssystems bleibt, obwohl ihm das aktuell bekannt sein dürfte oder sollte, auch hinsichtlich der EU weiter bei seinen stereotypen Anklagen, unfähig , die Fakten in die schreckliche Leere unter seiner Kopfwolle zu integrieren. PUH! Liebe Amerikaner, euer Präsident ist eine absolute Zumutung und Gefahr für den Frieden , für die Wirtschaft, für den gesellschaftlichen Zusammenhalt, für uns für Euch, für alle. Bitte erlöst uns endlich! Alles andere wäre nun wirklich unfair!</text:p>
          </table:table-cell>
          <table:table-cell office:value-type="string" calcext:value-type="string">
            <text:p>"I can hardly bear the stupid chatter of this man. All and everything is ""unfair"". Why? This answer he remains one, except for untenable public places, as always guilty. Seems to be more the expression of a personal disturbance than economic analysis. And that of a ""businessman"", the artisans and employees bounce for pay and with nothing better than extortion and coercion works. In private stores, as well as politically. In any case, the principle of the scorched earth. Business stupid, world political fatal. To the truth of his theses of the unfair business conduct of the ?? EU, let us look at the verdict of the American (!) Commercial Court in the case of Bomardier (Canada) - Boing. Here, the Trumpians had imposed 300% punitive tariffs for alleged discrimination against American products and jobs. DT sounded as usual nebulous of unfairness. Nothing, absolutely nothing of this brazen chatter kept the review even by the Americans. Victory all the way for Bombardier. Oops! But this blatant blatant of the American education system, though it may or should be known now, remains with its stereotypical accusations regarding the EU, unable to integrate the facts into the terrible void beneath its woolen head. PUH! Dear Americans, your President is an absolute imposition and danger for peace, for the economy, for social cohesion, for us for you, for all. Please redeem us! Everything else would be really unfair!"</text:p>
          </table:table-cell>
          <table:table-cell office:value-type="string" calcext:value-type="string">
            <text:p>negative</text:p>
          </table:table-cell>
          <table:table-cell table:number-columns-repeated="1021"/>
        </table:table-row>
        <table:table-row table:style-name="ro30">
          <table:table-cell office:value-type="string" calcext:value-type="string">
            <text:p>"""Wir bekommen unsere Produkte nicht hinein."" Von iPhone, Netflix, Disney, Goldman-Sachs etc, etc. nie was gehört, der Mann? Mein Gott, der ist richtig dumm ...."</text:p>
          </table:table-cell>
          <table:table-cell office:value-type="string" calcext:value-type="string">
            <text:p>"""We can not get our products in."" From iPhone, Netflix, Disney, Goldman-Sachs etc, etc. never heard of the man? My God, he is really stupid ...."</text:p>
          </table:table-cell>
          <table:table-cell office:value-type="string" calcext:value-type="string">
            <text:p>negative</text:p>
          </table:table-cell>
          <table:table-cell table:number-columns-repeated="1021"/>
        </table:table-row>
        <table:table-row table:style-name="ro30">
          <table:table-cell office:value-type="string" calcext:value-type="string">
            <text:p>Herr Trump darf das aber auch sagen, schließlich wissen wir ja das Herr Trump ein sehr dummer Mensch ist der sehr offensichtlich zu sehr großen Übertreibungen neigt.</text:p>
          </table:table-cell>
          <table:table-cell office:value-type="string" calcext:value-type="string">
            <text:p>Mr Trump may also say that, after all, we know that Mr Trump is a very stupid person who is obviously very prone to excessive exaggeration.</text:p>
          </table:table-cell>
          <table:table-cell office:value-type="string" calcext:value-type="string">
            <text:p>negative</text:p>
          </table:table-cell>
          <table:table-cell table:number-columns-repeated="1021"/>
        </table:table-row>
        <table:table-row table:style-name="ro7">
          <table:table-cell office:value-type="string" calcext:value-type="string">
            <text:p>Nein, im Gegenteil. Nichts wird die Chinesen aufhalten können, schon bald die dominierende Wirtschafts- und Industriemacht auf diesem Planeten zu sein. Wenn sie es nicht schon sind. China sucht aber mittlerweile den Konsens, auch wenn das immer seltener mit der maoistischen Tradition des Landes vereinbar ist. Je mehr Affronts Trump sich gegenüber China leistet, desto wichtiger wird eine enge Kooperation Europas mit China. Man darf ja auch nicht verkennen, dass Produktpiraterie und Einfuhrsteuerunterschlagung nicht Staats-gelenkt, sondern durch gewiefte chinesische Firmen geschehen. Das zu verhindern ist Aufgabe unserer Zollbeamten. Schon heute liegt China beim Bruttoinlandsprodukt (nach Kaufkraftparität in $) weltweit an der Spitze, vor der EU, gefolgt von den USA und ... Indien! Aber die jährlichen Zuwächse liegen in China und Indien viermal so hoch wie in den anderen Industrienationen. Es wäre dumm, dies zu ignorieren. Noch dümmer, es zu bekämpfen. Wie Trump es macht.</text:p>
          </table:table-cell>
          <table:table-cell office:value-type="string" calcext:value-type="string">
            <text:p>No, on the contrary. Nothing will stop the Chinese from soon becoming the dominant economic and industrial power on this planet. If they are not already. However, China is now seeking consensus, even though it is increasingly incompatible with the country's Maoist tradition. The more Affronts Trump faces China, the more important a close cooperation between Europe and China becomes. It should not be misunderstood that product piracy and import tax fraud are not state-controlled, but are done by shrewd Chinese companies. To prevent this is the task of our customs officials. China is already the world leader in gross domestic product (after purchasing power parity in $), ahead of the EU, followed by the US and ... India! But the annual growth rates in China and India are four times higher than in other industrial nations. It would be stupid to ignore this. Even stupider to fight it. How Trump does it.</text:p>
          </table:table-cell>
          <table:table-cell office:value-type="string" calcext:value-type="string">
            <text:p>negative</text:p>
          </table:table-cell>
          <table:table-cell table:number-columns-repeated="1021"/>
        </table:table-row>
        <table:table-row table:style-name="ro35">
          <table:table-cell office:value-type="string" calcext:value-type="string">
            <text:p>"Nicht ""wir"", Sie glauben das zu wissen. Ich persönlich würde den Herrn Trump auf keinen Fall unterschätzen. Ganz so dumm kann er nicht sein, sonst hätter er sich nicht so lange in seinen Geschäften gehalten. Aber Arroganz behindert ja nur zu oft eine reale Einschätzung."</text:p>
          </table:table-cell>
          <table:table-cell office:value-type="string" calcext:value-type="string">
            <text:p>"Not ""we"", you think you know that. Personally, I would by no means underestimate Mr Trump. He can not be that stupid, otherwise he would not have stayed in his business for so long. But arrogance hinders a real assessment too often."</text:p>
          </table:table-cell>
          <table:table-cell office:value-type="string" calcext:value-type="string">
            <text:p>negative</text:p>
          </table:table-cell>
          <table:table-cell table:number-columns-repeated="1021"/>
        </table:table-row>
        <table:table-row table:style-name="ro61">
          <table:table-cell office:value-type="string" calcext:value-type="string">
            <text:p>Die europäischen Zolltarife sind durchweg etwas höher als die amerikanischen. Wir reden hier typischerweise über irgendwas zwischen 3-12% gegenüber 0-5% auf der US-Seite. Der orange Vollpfosten hat aber - wie manch anderer Populist - nicht kapiert, dass die Einfuhrumsatzsteuer - auch wenn sie an der Grenze erhoben wird - kein Zoll ist, sondern im Ergebnis die gleiche Umsatzsteuer, die auch nationale Produkte trifft. Da manche EU Länder USt-Sätze von deutlich über 20% haben, lässt sich dann natürlich leicht was von über 30% Zöllen schwadronieren. Dass es so schlimm nicht sein kann zeigt, dass beispielsweise BMW alle X Modelle in USA produziert und für den hiesigen Bedarf zu den entsprechenden Sätzen verzollt in die EU einführt. Wenn der Produktivitätsgewinn einer optimierten Fertigung dabei so hoch ist, dass er offensichtlich ein paar Prozentpunkte Abgabenlast deckt, ist das vermutlich nicht so unfair, wie Mango Mussolini es glaubt. Mr. President ist leider zu dumm um zu kapieren, dass sowohl die Einfuhrumsatzsteuer kein Zoll ist, als auch dass eine USt durch die Vermeidung einer Doppelbesteuerung tendenziell immer einen höheren Satz hat als eine Sales Tax, die möglicherweise mehrfach erhoben wird. Berücksichtigt man das, ist der Abgabenunterschied relativ gering, wenngleich es dabei bleibt, dass die EU etwas mehr erhebt. Dafür gab es ja eigentlich TTIP, das hat aber seine angeblich unfähige Vorgängerverwaltung ja offensichtlich so US-freundlich verhandelt, dass es die Europäer am Ende nicht mehr wollten. Wenn Dummheit weh täte, würde man Trumps Schreie von Washington bis mindestens nach New York hören.</text:p>
          </table:table-cell>
          <table:table-cell office:value-type="string" calcext:value-type="string">
            <text:p>European tariffs are consistently slightly higher than the American ones. We typically talk about something between 3-12% versus 0-5% on the US side. The orange full post but has - as some other populist - does not understand that the import tax - even if it is levied at the border - is not an inch, but in the result, the same sales tax, which also hits national products. Since some EU countries have USt rates of well over 20%, then of course easily something of over 30% tariffs can sway. That it can not be so bad shows that, for example, BMW produces all X models in the US and customs duty for the local needs at the appropriate rates introduced into the EU. If the productivity gain of an optimized manufacturing is so high that it obviously covers a few percentage points of the tax burden, that's probably not as unfair as Mango Mussolini believes. Mr. President is unfortunately too stupid to understand that both the import sales tax is not an inch, and that a VAT by avoiding double taxation always tends to have a higher rate than a sales tax, which may be collected multiple times. Taking this into account, the tax differential is relatively low, although it remains that the EU raises a bit more. There was actually TTIP, but this has apparently negotiated his supposedly incompetent predecessor so US friendly, that the Europeans in the end no longer wanted. If stupidity hurt, Trump's screams would be heard from Washington to at least New York.</text:p>
          </table:table-cell>
          <table:table-cell office:value-type="string" calcext:value-type="string">
            <text:p>negative</text:p>
          </table:table-cell>
          <table:table-cell table:number-columns-repeated="1021"/>
        </table:table-row>
        <table:table-row table:style-name="ro14">
          <table:table-cell office:value-type="string" calcext:value-type="string">
            <text:p>Sie mögen das ja gerne so sehen. Nur würde ich den gewählten Präsidenten der größten Wirtschafts- und Militärmacht nicht unbedingt mit einem Mafiaboss vergleichen. Sie erwarten von einem Staatschef nicht wirklich großartigen Sachverstand zu allen Themen, oder? Dafür hat er seine Zuarbeiter und Minister. Das der Herr Trump sich mitunter wenig Präsidial ausdrückt ist zu verschmerzen, ist halt eine seiner Eigenheiten und das war ja beim -in den deutschen Medien- vielgehassten und verachteten Ronald Reagan nicht anders. Vielleicht habe ich mich einfach noch nicht genügend der Mehrheitsmeinung angepasst um zu erkennen was für ein verachtenswerter und dummer Kretin der Herr Trump eigentlich ist. Aber wie ich schon erwähnte, unterschätzen sollte man ihn nicht. Das könnte sehr schmerzhaft werden.</text:p>
          </table:table-cell>
          <table:table-cell office:value-type="string" calcext:value-type="string">
            <text:p>You like to see it that way. Only I would not necessarily compare the elected president of the largest economic and military power with a mafia boss. They do not really expect a head of state to have great expertise on all issues, right? He has his employees and ministers for that. That Mr. Trump sometimes expresses little presidential is to get over, is just one of its idiosyncrasies and that was the case in the German media - much hateful and despised Ronald Reagan no different. Maybe I just have not adapted enough to the majority opinion to realize what a despicable and stupid cretin Mr. Trump actually is. But as I mentioned before, you should not underestimate him. That could be very painful.</text:p>
          </table:table-cell>
          <table:table-cell office:value-type="string" calcext:value-type="string">
            <text:p>negative</text:p>
          </table:table-cell>
          <table:table-cell table:number-columns-repeated="1021"/>
        </table:table-row>
        <table:table-row table:style-name="ro26">
          <table:table-cell office:value-type="string" calcext:value-type="string">
            <text:p>"Nein, einen großen Sachverstand zu allen Themen erwartet niemand, aber es ist nunmal so, dass Mr. Trump höchstselbst einen solchen zu haben glaubt (exemplarisch: ""Nobody knows more about trade than me""). Und wenn das sehr stabile Genie dann schlicht mit breiter Brust offensichtlichen Unsinn verbreitet, dann muss man das nunmal auch so benennen. Oder soll man ihn wie ein auffälliges Kleinkind behandeln nach dem Motto ""Ja, er tut so als wisse er alles, aber sagen Sie ihm bitte nicht, dass das nicht stimmt, sonst schreit er den ganzen Tag"". Und wenn man den US-Präsidenten so behandeln würde, dann würde man ihn unterschätzen, was Sie ja nun auch nicht wollen. Was darf's also sein - beim Wort nehmen oder nun doch nicht? Zur Mehrheitsmeinung und ""dummer Kretin"" (was übrigens ein Pleonasmus ist): Jeder hat seine eigene Meinung. Bilden Sie sich doch die Ihre und schauen Sie einfach mal nur die von der Presse und Mitarbeitern des Weißen Hauses komplett ungefilterten Twitter-Nachrichten des POTUS an. Ein paar Beispiele: ""Cryin Chuck Schumer fully understands, especially after his humiliating defeat, [...]"", ""Even Crazy Jim Acosta of Fake News CNN agrees [...]"", ""Despite some very corrupt and dishonest media coverage [...]"", ""They promote the Fake Book of a mentally deranged author [...]"", ""FAKE NEWS!"". Und nun fragen Sie sich selbst: Würden Sie eine Person, die andere Menschen und Institutionen mit Adjektiven wie ""weinerlich"", ""verrückt"", ""sehr korrupt"", ""lügnerisch"" und ""geistesgestört"" belegt und hin und wieder in Großschreibung verfällt, als einen feingeistigen Menschen oder doch eher als einen Kretin bezeichnen?"</text:p>
          </table:table-cell>
          <table:table-cell office:value-type="string" calcext:value-type="string">
            <text:p>"No, no one expects any great expertise on all topics, but it's just that Mr. Trump himself believes he has one of them (exemplarily: ""Nobody knows more about trade than me""). And if the very stable genius then simply spreads wide nonsense obvious nonsense, then you have to call that nunmal so synonymous. Or should you treat him like a flashy toddler, ""Yes, he pretends to know everything, but please do not tell him that's not true, or he'll scream all day."" And if you treat the US president like that, you would underestimate him, which you do not want. So what is it allowed to do - take your word for it or not? To the majority opinion and ""stupid cretin"" (which is incidentally a pleonasm): Everyone has their own opinion. Make up your own and just look at the news from the press and staff of the White House completely unfiltered Twitter messages from the POTUS. A few examples: ""Cryin Chuck Schumer fully understands, especially after his humiliating defeat, [...]"", ""Crazy Jim Acosta of Fake CNN agrees [...]"", ""Despite some very corrupt and dishonest media coverage [...] "","" They promote the Fake Book of a mentally deranged author [...] "","" FAKE NEWS! "". And now you ask yourself: Would you take a person who uses other people and institutions with adjectives like ""weepy,"" ""crazy,"" ""very corrupt,"" ""lying,"" and ""mentally disturbed,"" and occasionally falling into capital letters a fine-minded person or rather call a cretin?"</text:p>
          </table:table-cell>
          <table:table-cell office:value-type="string" calcext:value-type="string">
            <text:p>negative</text:p>
          </table:table-cell>
          <table:table-cell table:number-columns-repeated="1021"/>
        </table:table-row>
        <table:table-row table:style-name="ro42">
          <table:table-cell office:value-type="string" calcext:value-type="string">
            <text:p>"Stellt er sich dumm oder ist er völlig uninformiert? Die Masse der US Konsumgüter, welche unsere Supermarkt- und Drogerieregale sowie die Pharmabranche dominieren, werden in der EU oder in einem anderen Drittland hergestellt. Jene gigantischen Märkte regeln die Amerikaner durch ihre Tochtergesellschaften und Fabriken vor Ort, nichts wird exportiert. Es sind enorm lange Listen mit den bekanntesten gängigen Markennamen, welche ""wir"" weitgehend für deutsche oder europäische Produkte halten. Es sind die Markenwaren, für welche regelmäßig allabendlich im deutschen TV z.B. Werbung gemacht wird. Habe mal eine Liste erstellt, die ist unglaublich lang. Trump jammert, weil er dominieren will. Eine faire Zusammenarbeit liegt nicht an seiner Natur. Er will siegen! Dabei ist sein Land schon wirtschaftlich so stark wie die ganze EU zusammengenommen. Aber das reicht ihm nicht. Was ihm stört und neidisch macht ist, dass andere Länder auch gute, begehrte Produkte herstellen. Das passt nicht zum Sieger-Konzept America First!"</text:p>
          </table:table-cell>
          <table:table-cell office:value-type="string" calcext:value-type="string">
            <text:p>"Is he stupid or is he completely uninformed? The bulk of US consumer goods, which dominate our supermarket and drugstore shelves and the pharmaceutical industry, are manufactured in the EU or in another third country. These gigantic markets are regulated by Americans through their local subsidiaries and factories, nothing is exported. There are enormously long lists of the most popular common brand names, which ""we"" hold largely for German or European products. It is the branded goods, for which regularly every evening in German TV, for example Advertising is done. Have a list created, which is incredibly long. Trump whines because he wants to dominate. Fair cooperation is not due to its nature. He wants to win! His country is already economically as strong as the whole EU taken together. But that's not enough for him. What bothers him and makes him jealous is that other countries also produce good, coveted products. That does not fit the winning concept America First!"</text:p>
          </table:table-cell>
          <table:table-cell office:value-type="string" calcext:value-type="string">
            <text:p>negative</text:p>
          </table:table-cell>
          <table:table-cell table:number-columns-repeated="1021"/>
        </table:table-row>
        <table:table-row table:style-name="ro1">
          <table:table-cell office:value-type="string" calcext:value-type="string">
            <text:p>SIe haben es nicht ganz kapiert, ich bin kein Freund vom Herrn Trump. Man sollte aber durchaus mit ihm rechnen, das ist ja sicher nicht total verkehrt oder? So was bewahrt oft vor unangenehmen Überraschungen. Falls es Ihnen noch nicht aufgefallen ist, ab und an erreicht er ja mit seiner Art durchaus Erfolge. Das war übrigens kein (richtiger) Pleonasmus weil Kretin (Kretinismus) durchaus als medizinische Kondition zu verstehen war, dumm können sie auch als volkommen gesunder Mensch sein. Dumm wäre es z.B. jemanden wie Herrn Trump zu unterschätzen.</text:p>
          </table:table-cell>
          <table:table-cell office:value-type="string" calcext:value-type="string">
            <text:p>You did not quite get it, I'm not a friend of Mr. Trump. But you should definitely expect him, that's certainly not totally wrong, right? This often saves unpleasant surprises. If you have not noticed, now and then he achieves with his kind quite successes. Incidentally, this was not a (real) pleonasm because cretinism (cretinism) was to be understood as a medical condition, they can also be stupid as a completely healthy person. It would be stupid, for example to underestimate someone like Mr. Trump.</text:p>
          </table:table-cell>
          <table:table-cell office:value-type="string" calcext:value-type="string">
            <text:p>negative</text:p>
          </table:table-cell>
          <table:table-cell table:number-columns-repeated="1021"/>
        </table:table-row>
        <table:table-row table:style-name="ro3">
          <table:table-cell office:value-type="string" calcext:value-type="string">
            <text:p>"Ich wollte auf die Diskrepanz zwischen der vernünftigen Ansicht, man solle von keinem Menschen ""großartigen Sachverstand zu allen Themen"" erwarten, und der Selbstdarstellung von Mr. Trump aufmerksam machen. Und wer sich mit ""Nobody knows more about trade than me"" brüstet, der muss sich eben besonders gefallen lassen sprachlich zerpflückt zu werden, wenn er Seltsamkeiten von sich gibt. ""Unterschätzen"" kann man Verschiedenes. Die militärische Macht der USA und damit des POTUS bspw. sollte man nicht unterschätzen. Die selbst stolz verkündeten Kenntnisse auf allen möglichen Gebieten (Handel, Krankenversicherungen, Frauen, Militär u.v.a.) hingegen sollte man vermutlich - und oft auch nachweislich - als deutlich geringer einschätzen, als sie bei dem selbsternannten sehr stabilen Genie vorhanden sind. Außerdem meinten Sie, Sie hätten noch nicht erkennen können, ""was für ein verachtenswerter und dummer Kretin der Herr Trump eigentlich ist"". Dazu habe ich Ihnen ein paar Hilfestellungen gegeben, nämlich unverfälschte Original-Zitate (Pleonasmus gewollt). Und da Sie sich darauf einschossen: Ich nahm an, da Sie ""verachtenswerter und dummer Kretin"" schrieben, dass Sie ""Kretin"" im gängigen bzw. umgangssprachlich Sinne als ""Idiot"" meinten, da es ziemlich unangemesse wäre, einen aus medizinsicher Sicht geistig beeinträchtigten Menschen als ""verachtenswert"" zu bezeichnen."</text:p>
          </table:table-cell>
          <table:table-cell office:value-type="string" calcext:value-type="string">
            <text:p>"I wanted to draw attention to the discrepancy between the sensible view that no one should expect ""great expertise on all issues"" and the self-portrayal of Mr. Trump. And who boasts of ""Nobody knows more about trade than me"", he has to be particularly pleased linguistically to be picked when he makes oddities. ""Underestimate"" can be different. The military power of the United States and thus the POTUS, for example, should not be underestimated. The self-proclaimed knowledge in all sorts of fields (trade, health insurance, women, military, etc.), on the other hand, should presumably - and often also demonstrably - be assessed as significantly lower than those of the self-styled, very stable genius. Besides, you said you did not realize ""what a despicable and stupid cretin Mr. Trump really is."" For this I have given you some help, namely genuine original quotations (Pleonasmus wanted). And as you got into it: I assumed that because you wrote ""contemptible and stupid cretin"", you meant ""cretin"" in the common or colloquial sense as ""idiot"", as it would be quite inappropriate to mentally impair one from a medical point of view To call people ""despicable""."</text:p>
          </table:table-cell>
          <table:table-cell office:value-type="string" calcext:value-type="string">
            <text:p>negative</text:p>
          </table:table-cell>
          <table:table-cell table:number-columns-repeated="1021"/>
        </table:table-row>
        <table:table-row table:style-name="ro25">
          <table:table-cell office:value-type="string" calcext:value-type="string">
            <text:p>...etwas meekwürdig, dass man Symbole und Bilder verbietet. Nicht nur, dass das eune undemokratische Kultur impliziert. Es bedeutet, dass man nicht identifizieren kann, wer den kriminellen Organisatiinen nahe steht. Aber das absolut dumme an der Sache ist, dass so verärgerte Personen in den Untergrund getrieben leicht Anschläge als einziges Mittel ansehen können. Und an der heutigen Diskussion zu Ausländer und Judenhass sieht man schließlich, dass die Verbote seine Meinung zu äußern wohl nicht so toll funktioniert haben.</text:p>
          </table:table-cell>
          <table:table-cell office:value-type="string" calcext:value-type="string">
            <text:p>... something meekwürdig that forbids symbols and images. Not only that, the eune implies undemocratic culture. It means that one can not identify who is close to the criminal organizers. But the most stupid thing is that so angry people driven underground can easily see attacks as the only means. And in today's discussion about foreigners and hatred of the Jews, one finally sees that the prohibitions to express his opinion did not work so well.</text:p>
          </table:table-cell>
          <table:table-cell office:value-type="string" calcext:value-type="string">
            <text:p>negative</text:p>
          </table:table-cell>
          <table:table-cell table:number-columns-repeated="1021"/>
        </table:table-row>
        <table:table-row table:style-name="ro20">
          <table:table-cell office:value-type="string" calcext:value-type="string">
            <text:p>"Ihre Kritik an der Haltung und dem Stillschweigen zum Angriffskrieg der Türken kann ich nachvollziehen - Ihre Bewertung der Reaktion zur Kundgebung nicht! Es dürfte jedem Teilnehmer bewusst gewesen sein, dass er diese Plakate, Bilder, Fahnen, was weiß ich noch, nach deutschem Gesetz nicht zeigen darf - dennoch wurde es hundertfach gemacht! Das ist hochgradig dumm und schadet dem eigenen Anliegen! Außerdem provoziert es die Sicherheitskräfte und zwingt sie geradezu, einzuschreiten. Vielleicht war man auch so dummdreist zu denken, man könnte hier eine Machtdemonstration abhalten und die Polizei würde aufgrund der hohen Anzahl und er Aggressivität der ""Demonstranten"" still halten...."</text:p>
          </table:table-cell>
          <table:table-cell office:value-type="string" calcext:value-type="string">
            <text:p>"Your criticism of the attitude and the silence on the aggressive war of the Turks, I can understand - your assessment of the reaction to the rally not! It should have been aware of each participant, that he may not show these posters, pictures, flags, I do not know, according to German law - yet it has been made hundredfold! This is extremely stupid and harms their own concerns! It also provokes the security forces and forces them to intervene. Maybe you were so stupid to think you could hold a power demonstration here and the police would keep quiet due to the high number and aggressiveness of the ""demonstrators"" ...."</text:p>
          </table:table-cell>
          <table:table-cell office:value-type="string" calcext:value-type="string">
            <text:p>negative</text:p>
          </table:table-cell>
          <table:table-cell table:number-columns-repeated="1021"/>
        </table:table-row>
        <table:table-row table:style-name="ro25">
          <table:table-cell office:value-type="string" calcext:value-type="string">
            <text:p>Statt endlich Erdogan einen Aggressor zu nennen, was er im Sinne des Völkerrechts ganz eindeutig ist, geht Deutschland gegen die Opfer dieser völkerrechtswidrigen Aggression vor. Und es ist unfassbar, dass unsere wichtigsten Verbündeten im Kampf gegen den IS immer noch auf einer sogenannten Terror-Liste stehen und in Deutschland nicht einmal ihre Fahnen zeigen dürfen. Das ist nicht das Land, in dem ich als Deutscher leben will. Das ist absurd, falsch und von unserer politischen Führung erschreckend dumm!</text:p>
          </table:table-cell>
          <table:table-cell office:value-type="string" calcext:value-type="string">
            <text:p>Instead of finally calling Erdogan an aggressor, which he is quite unambiguous in the sense of international law, Germany is taking action against the victims of this aggression contrary to international law. And it is unbelievable that our most important allies in the fight against IS are still on a so-called terrorist list and are not even allowed to show their flags in Germany. This is not the country where I want to live as a German. This is absurd, wrong and frighteningly stupid by our political leadership!</text:p>
          </table:table-cell>
          <table:table-cell office:value-type="string" calcext:value-type="string">
            <text:p>negative</text:p>
          </table:table-cell>
          <table:table-cell table:number-columns-repeated="1021"/>
        </table:table-row>
        <table:table-row table:style-name="ro5">
          <table:table-cell office:value-type="string" calcext:value-type="string">
            <text:p>So einfach ist das leider nicht. Die Türken hatten ein gut nachbarschaftliches Verhältnis zu Syrien, bis die USA den IS gründeten, um Assad zu stürzen. Da haben sich die Türken auf Seite der USA geschlagen und den IS nach Kräften untertützt. Nun ist die Front zusammengebrochen, der IS folgt nicht mehr den Befehlen aus Washington und wird bekämpft, auch von den Kurden mit US-Unterstützung. Der Preis dafür ist, dass die Kurden einen eigenen Staat wollen, den weder Erdowahn noch Assad noch die USA wollen. Die Türken behaupten einfach mal, die Kurden da seien alle Terroristen von der PKK (die keine Arbeiterpartei ist, sondern eine orthodox stalinistisch-kommunistische Organisation). Auch bei uns gilt die PKK ganz offiziell als Terrororganisation. Nun sind die Kurden leider so dumm oder militant, bei einer Demonstration für eben diese PKK zu demonstrieren und stellen sich selber damit selber ins Abseits. Schön wäre es, wenn die Deutschen sich da raus gehalten hätten, haben wir aber nicht, wir Deutschen haben Aufklärungsflüge für den IS gegen Assad gemacht,wie jetzt für Erdowahn gegen die Kurden. Wir beliefern die Türken und die Kurden mit waffen und spenden der Al-Nusra-Front hunderte von Millionen. Nun können wir nicht einfach doof spielen, wie Sie das gerne tun würden.</text:p>
          </table:table-cell>
          <table:table-cell office:value-type="string" calcext:value-type="string">
            <text:p>Unfortunately it is not that easy. The Turks had a good neighborly relationship with Syria until the US founded the IS to overthrow Assad. Since the Turks have beaten on the side of the US and supported the IS forces. Now the front has collapsed, the IS no longer follows the orders from Washington and is being fought, even by the Kurds with US support. The price is that the Kurds want their own state that neither Erdowahn nor Assad nor the US wants. The Turks simply claim that the Kurds there are all terrorists of the PKK (which is not a workers' party, but an orthodox Stalinist-communist organization). Here as well, the PKK is officially considered a terrorist organization. Unfortunately, the Kurds are now so stupid or militant to demonstrate at a demonstration for just this PKK and put themselves offside. It would be nice if the Germans had kept out of it, but we have not, we Germans have made reconnaissance flights for the IS against Assad, as now for Erdowahn against the Kurds. We supply hundreds of millions of Turks and Kurds with weapons and donations from the Al-Nusra Front. Now we can not just play dumb as you would like to do it.</text:p>
          </table:table-cell>
          <table:table-cell office:value-type="string" calcext:value-type="string">
            <text:p>negative</text:p>
          </table:table-cell>
          <table:table-cell table:number-columns-repeated="1021"/>
        </table:table-row>
        <table:table-row table:style-name="ro39">
          <table:table-cell office:value-type="string" calcext:value-type="string">
            <text:p>Das, was Sie dem deutschen Staat vorwerfen, haben allein die kurdischen Veranstalter zu verantworten. Es ist ihnen sowieso bekannt und es wurde mit der Demonstrationserlaubnis noch einmal klar gesagt, dass keine PKK Symbole und keine Abbildungen des PKK-Führers erlaubt sind. Trotzdem wurden kistenweise genau solche Flaggen verteilt. Der deutsche Staat konnte gar nicht anders handeln. Es hat mit der Dummheit der kurdischen Akteure zu tun, mehr nicht. Ich hoffe, solche Demonstrationen werden zukünftig gar nicht erst mehr erlaubt. Die Kurden können anscheinend schlecht mit der demokratischen Großzügigkeit ihres Gastlandes umgehen. Übrigens kann man Erdogan gar keinen einen größeren Gefallen tun, als selbst die Verbindung zwischen PKK und YPG herzustellen. Wie gesagt: Einfach nur dumm.</text:p>
          </table:table-cell>
          <table:table-cell office:value-type="string" calcext:value-type="string">
            <text:p>The Kurdish organizers are solely responsible for what you accuse the German state. They know it anyway and it was clearly stated once more with the demonstration permission that no PKK symbols and no pictures of the PKK leader are allowed. Nevertheless, such flags were distributed box by box. The German state could not act otherwise. It has to do with the stupidity of the Kurdish actors, nothing more. I hope that such demonstrations will not be allowed in the future. The Kurds apparently can not handle the democratic generosity of their host country. By the way, you can not do Erdogan any more a favor than make the connection between PKK and YPG yourself. As I said: just stupid.</text:p>
          </table:table-cell>
          <table:table-cell office:value-type="string" calcext:value-type="string">
            <text:p>negative</text:p>
          </table:table-cell>
          <table:table-cell table:number-columns-repeated="1021"/>
        </table:table-row>
        <table:table-row table:style-name="ro27">
          <table:table-cell office:value-type="string" calcext:value-type="string">
            <text:p>Na und - Erdogan ist schließlich Präsident geworden, weil er u.a. einen Abschluss von 1981, der Marmara Universität vorlegte, die Universität dummerweise aber erst 1982 gegründet wurde. Nach der türkischen Verfassung muss jedoch.... egal, türkisch halt. Erdogan kann und darf das!</text:p>
          </table:table-cell>
          <table:table-cell office:value-type="string" calcext:value-type="string">
            <text:p>Na and - Erdogan has finally become president, because he u.a. a degree from 1981, the Marmara University submitted, the university stupid but only in 1982 was founded. However, according to the Turkish constitution, it does not matter if you speak Turkish. Erdogan can and should do that!</text:p>
          </table:table-cell>
          <table:table-cell office:value-type="string" calcext:value-type="string">
            <text:p>negative</text:p>
          </table:table-cell>
          <table:table-cell table:number-columns-repeated="1021"/>
        </table:table-row>
        <table:table-row table:style-name="ro1">
          <table:table-cell office:value-type="string" calcext:value-type="string">
            <text:p>Sehr richtig, vor allem zeigt es die komplette Unfähigkeit der türkischen Truppe, sich überhaupt in Feindesland entsprechend zu bewegen, alleine schon die zu Haufen zusammen gestellten Leopard-Panzer laden ja geradezu ein , mit einem einzigen Granatbeschuß alles zu Schrott zu verwandeln und die dumm dabei stehenden Soldaten zu Hackepeter! Ein gut geführte und organisierte Armee schaut ganz anders aus, das sind mit Sicherheit weniger Soldaten, als die bezahlten Schergen von Erdogans Schlägertruppe die glauben auf einem Abenteuertrip zu sein.</text:p>
          </table:table-cell>
          <table:table-cell office:value-type="string" calcext:value-type="string">
            <text:p>Very correct, above all, it shows the complete inability of the Turkish troops to move at all in enemy country accordingly, alone already put together to pile Leopard tanks invite so almost one with a single grenade bombard everything to scrap and the stupid standing soldiers to Hackepeter! A well-managed and organized army looks very different, they are certainly fewer soldiers than the paid thugs of Erdogan's thugs who believe they are on an adventure trip.</text:p>
          </table:table-cell>
          <table:table-cell office:value-type="string" calcext:value-type="string">
            <text:p>negative</text:p>
          </table:table-cell>
          <table:table-cell table:number-columns-repeated="1021"/>
        </table:table-row>
        <table:table-row table:style-name="ro56">
          <table:table-cell office:value-type="string" calcext:value-type="string">
            <text:p>"Wo leben Sie denn, dass Sie davon ausgehen, dass viele Flüchtlinge nicht dauerhaft hierzulande leben dürften? Sind sie einmal hier angelangt dürften sie natürlich im Regelfall auch dauerhaft hier wohnen und sich integrieren wenn sie dies möchten. Zurückgeführt werden wohl nur vereinzelt sogenannte Gefährder und dies auch nur in kaum nennenswerter Zahl, weil zum einen das nötige Begleitpersonal fehlt, keiner dazu bereit ist und schlussendlich die Betroffenen dagegen Klage eingereicht haben und somit die Rückführungen für Jahre auf Eis liegen und wohl irgendwann nicht mehr möglich sein werden. Zudem sind die Rückführungen sehr kostenintensiv, weshalb man Überlegungen anstellt künftig schon allein aus Kostengründen solche Massnahmen auf wenige unumgängliche Fälle zu beschränken. Deutschland wird also ganz gewiss auch in den kommenden Jahren einen starken Anstieg der Bevölkerung erleben, was natürlich die Wirtschaft sehr beleben wird. Vor allem der Einzlhandel und insbesondere auch die Immobilienbranche wird es ganz bestimmt freuen. Keine Partei wird wohl in der Lage sein den Zustrom wirkungsvoll zu begrenzen, solange der Zuzug attraktiv bleibt. Erst dann wenn die Standards hierzulande sich deutlich verschlechtern wird ein Nachlassen des Zustroms zu erwartn sein. Und was den Familiennachzug anbetrifft, welcher ernstzunehmende Mensch will es denn einem Familienmitglied verwehren den Rest seiner Familie nachzuholen, um gemeinsam hier leben zu können? Selbst das von Ihnen erwähnte ""Nachholen "" von Zweitfrauen kann aufgrund unserer Verfassung den betreffenden Personen nicht verwehrt werden! Die Politiker sollten dr Bevölkerung besser reinen Wein einschenken, auch wenn viele dann wohl erst mal murren werden. Aber dies ist immer noch besser als ständig zu versuchen das Voik für dumm zu verkaufen, weil man sonst befürchten müsste evtl. die ein oder andere Wählerstimme zu verlieren. Aber es gibt bestimmt genügend Wähler die Ehrlichkeit mehr schätzen als Verlogenheit."</text:p>
          </table:table-cell>
          <table:table-cell office:value-type="string" calcext:value-type="string">
            <text:p>"Where do you live that you assume that many refugees are not allowed to live permanently in this country? Of course, once they have arrived here they are likely to stay here permanently and integrate themselves if they so wish. Probably only isolated so-called danger are attributed and this only in scarcely noteworthy number, because on the one hand the necessary escorts are missing, no one is ready and finally those involved have lodged against it suit and thus the repatriations for years on ice and probably no longer will be possible. In addition, the repatriations are very costly, which is why one thinks in the future, for reasons of cost alone, to limit such measures to a few unavoidable cases. Germany will therefore certainly experience a strong increase in the population in the years to come, which of course will greatly enliven the economy. Above all, the individual trade and in particular the real estate industry will certainly be pleased. No party will probably be able to effectively limit the influx as long as the move remains attractive. Only then, if the standards in this country deteriorate significantly, a slowdown in the influx is to be expected. And as far as family reunification is concerned, what serious person wants to prevent a family member from catching up with the rest of his family in order to live here together? Even the ""catching up"" of second women you mentioned can not be denied to the persons concerned because of our constitution! The politicians should pour the population better pure wine, even if many then probably only grumble. But this is still better than constantly trying to sell the Voik for stupid, because otherwise you would have to fear possibly lose one or the other vote. But there are certainly enough voters who value honesty more than mendacity."</text:p>
          </table:table-cell>
          <table:table-cell office:value-type="string" calcext:value-type="string">
            <text:p>negative</text:p>
          </table:table-cell>
          <table:table-cell table:number-columns-repeated="1021"/>
        </table:table-row>
        <table:table-row table:style-name="ro35">
          <table:table-cell office:value-type="string" calcext:value-type="string">
            <text:p>Die letzte Groko hat gut regiert und viel erreicht. Schade, dass unser Meinungskartell das anders sieht und Schwarz-Grün oder zumindest Jamaika herbeischreiben wollte. Für Sie ist das dumm gelaufen, für die einfache Mehrheit der Bevölkerung ist es aber ein Segen.</text:p>
          </table:table-cell>
          <table:table-cell office:value-type="string" calcext:value-type="string">
            <text:p>The last Groko has ruled well and achieved a lot. Too bad that our opinion cartel sees things differently and wanted to call black-green or at least Jamaica. It has been stupid for you, but for the simple majority of the population it is a blessing.</text:p>
          </table:table-cell>
          <table:table-cell office:value-type="string" calcext:value-type="string">
            <text:p>negative</text:p>
          </table:table-cell>
          <table:table-cell table:number-columns-repeated="1021"/>
        </table:table-row>
        <table:table-row table:style-name="ro12">
          <table:table-cell office:value-type="string" calcext:value-type="string">
            <text:p>Putin ist extrem gefährlich, aber er war dumm, was er nur sehr selten ist. Er wollte zu schnell zu viel. Wenn er die Ukraine nicht angegriffen hätte, hätte man ihm jetzt da Trump an der Macht ist in Europa den roten Teppich ausgerollt. So weiß jeder wessen Geistes Kinde er ist und keiner will sich die Finger verbrennen außer dem äußeren rechten Rand, den Putin liebend gern unterstützt um Unruhe und Zwietracht zu sähen.</text:p>
          </table:table-cell>
          <table:table-cell office:value-type="string" calcext:value-type="string">
            <text:p>Putin is extremely dangerous, but he was stupid, which is very rare. He wanted too much too fast. If he had not attacked Ukraine, it would have been his turn now that Trump in power has rolled out the red carpet in Europe. So everyone knows whose spirit child he is and no one wants to burn his fingers except the outer right edge, the Putin loves to support to sow unrest and discord.</text:p>
          </table:table-cell>
          <table:table-cell office:value-type="string" calcext:value-type="string">
            <text:p>negative</text:p>
          </table:table-cell>
          <table:table-cell table:number-columns-repeated="1021"/>
        </table:table-row>
        <table:table-row table:style-name="ro21">
          <table:table-cell office:value-type="string" calcext:value-type="string">
            <text:p>"Alle Berichte über Russland in unseren Qualitätsmedien beschreiben nicht die russische ""Suppe"", sondern suchen ausschließlich das Haar darin. Das ist unseriös, einseitig, Partei ergreifend und fake news verdächtig. Der hype, der um dieses rassistische Würstchen Nawalny gemacht wird, ist nur noch lächerlich. Die paar Schüler, die ihm in Moskau auf den Leim gehen, kann man voll vergessen. Sie werden morgen wieder einer anderen Sau nachlaufen, die der Westen durch die Medienlandschaft treibt. Man hätte so gerne berichtet, dass Nawalny schweres Unrecht geschieht. Nun ist er dummer Weise gleich wider auf freiem Fuß - blöd gelaufen. Aber der nächste ""Bericht"" ist schon in Vorbereitung."</text:p>
          </table:table-cell>
          <table:table-cell office:value-type="string" calcext:value-type="string">
            <text:p>"All reports on Russia in our quality media do not describe the Russian ""soup"", but look exclusively for the hair in it. This is dubious, one-sided, party-grabbing and fake news suspicious. The hype surrounding this racist sausage Nawalny is just ridiculous. One can completely forget about the few students who are trying to stop him in Moscow. Tomorrow they will run after another sow, who drives the West through the media landscape. One would have liked to report that Nawalny is doing grave injustice. Now, stupidly, he has been running free at the same time - dumb. But the next ""report"" is already in preparation."</text:p>
          </table:table-cell>
          <table:table-cell office:value-type="string" calcext:value-type="string">
            <text:p>negative</text:p>
          </table:table-cell>
          <table:table-cell table:number-columns-repeated="1021"/>
        </table:table-row>
        <table:table-row table:style-name="ro10">
          <table:table-cell office:value-type="string" calcext:value-type="string">
            <text:p>Es wird nur feststehen, welche Partei welchen Minister stellt. Natürlich kann sich jeder an seinen zehn Fingern abzählen, was das personell bedeutet. Aber gibt Schulz das vor der Abstimmung zu, wird die GroKo Wahl ganz schnell eine Anti Schulz Wahl. So hofft er drauf, dass die Genossen dumm genug sind, für die GroKo zu stimmen. Auf der anderen Seite, warum sagt Schulz nicht öffentlich, dass er nicht Minister wird, wenn ihm die GroKo mittlerweile so am Herzen liegt?</text:p>
          </table:table-cell>
          <table:table-cell office:value-type="string" calcext:value-type="string">
            <text:p>It will only be clear which party will ask which minister. Of course, everyone can count on his ten fingers, which means the personnel. But if Schulz admits that before the vote, the GroKo election will quickly become an anti-Schulz election. So he hopes that the comrades are stupid enough to vote for the GroKo. On the other hand, why does not Schulz say publicly that he will not become a minister when Groko is so dear to him?</text:p>
          </table:table-cell>
          <table:table-cell office:value-type="string" calcext:value-type="string">
            <text:p>negative</text:p>
          </table:table-cell>
          <table:table-cell table:number-columns-repeated="1021"/>
        </table:table-row>
        <table:table-row table:style-name="ro41">
          <table:table-cell office:value-type="string" calcext:value-type="string">
            <text:p>"Diese Aussage von Schulz, daß noch nicht über Ministerposten gesprochen wurde und das auch erst nach dem Mitgliederentscheid darüber verhandelt würde, ist derart lächerlich und peinlich, daß die Bürger allesamt vom früheren Status von Schulz ""bemitleidenswert Überforderter"" über das Zwischenstadium ""Person, über welche man sich Fremdschämen muss"" mit zunehmendem Bürgerzorn in den Status ""oberdreiste Person, die uns Bürger für dumm und naiv hält"" gerät - naja, wenigstens bei denjenigen, die das nicht schon mit seinen Pirouetten zuvor so eingeordnet haben. Inzwischen hat er ja bereits sein erstes Ziel, das Erreichen der 18% Umfragemarke, erreicht. Wir müssen also nicht mehr 3,5 Jahre warten, es geht schneller, und das ganz ohne Wahlen. Wenn es jemals eine bilderbuchreife Inkarnation des Peter-Prinzips gab, dann ist es Schulz. Man möge sich die ""Lanz""-Sendung mit Kevin Kühnast anschauen. Ab der Sendezeit von 5 min über eine gute halbe Stunde brilliert Kühnert mit sehr guten Analysen, authentischen Bekenntnissen (zurück) zur INHALTSBEZOGENEN SPD-Politik (das wird niemals mit den 2 Dutzend innerlich verkalkten Leuten der jetzigen Führungsriege der etablierten Köpfe im SPD-KArrierebund auf dem Podium des Parteitags möglich sein). Hier der Einfachheit halber der Teil, in welchem Kühnert dem FDP-Mann Lanz zeigte, wo Bartel des Most holt: https://www.youtube.com/watch?v=zMzPSdu_ODs Viel Vergnügen!"</text:p>
          </table:table-cell>
          <table:table-cell office:value-type="string" calcext:value-type="string">
            <text:p>"This statement by Schulz that there has not yet been any discussion on ministerial posts and that it would be negotiated after the membership decision is so ridiculous and embarrassing that the citizens are all from Schulz's former status of ""pitifully overburdened"" over the intermediate stage of ""person over which you have to be ashamed of foreigners ""with increasing public anger in the status of"" upper threesome person who considers us citizens stupid and naive ""- well, at least for those who have not already classified that with his pirouettes before. Meanwhile, he has already achieved his first goal, reaching the 18% survey mark. So we do not have to wait another 3.5 years, it's faster, and without any elections. If there ever was a picture-perfect incarnation of the Peter principle, then it's Schulz. Watch the ""Lanz"" show with Kevin Kühnast. From the broadcasting time of 5 min over a good half hour Kühnert shines with very good analyzes, authentic confessions (back) to the CONTENT SPD policy (this will never with the 2 dozen internally calcified people of the current leaders of the established heads in the SPD-KArriffbund be possible on the podium of the congress). Here for the sake of simplicity, the part in which Kühnert showed the FDP man Lanz, where Bartel brings the must: https://www.youtube.com/watch?v=zMzPSdu_ODs Enjoy!"</text:p>
          </table:table-cell>
          <table:table-cell office:value-type="string" calcext:value-type="string">
            <text:p>negative</text:p>
          </table:table-cell>
          <table:table-cell table:number-columns-repeated="1021"/>
        </table:table-row>
        <table:table-row table:style-name="ro4">
          <table:table-cell office:value-type="string" calcext:value-type="string">
            <text:p>wars wieder mal Russland. Im gegensatz zu diesem dummen Artikel sollte man sich doch erst mal mit der Geschichte Libyens bekannt mache seit dem katastrophalen Einsatz von NATO Partnern. https://en.wikipedia.org/wiki/Libyan_Civil_War_(2014present) Immerhin regiert Hafta den grössten Teil Libyens und hat Unterstützung der Armee. Außerdem hat der von Europe und der USA unterstützte GNC Verbindung mit Islamisten und versucht Sharia Gesetze einzufuehren. Auch haben Abgeordnete dieses Gangsterverbundes finanzielle Ressourcen an Terroristengruppen geleitet.</text:p>
          </table:table-cell>
          <table:table-cell office:value-type="string" calcext:value-type="string">
            <text:p>It was Russia again. In contrast to this stupid article you should first get acquainted with the history of Libya since the catastrophic use of NATO partners. https://en.wikipedia.org/wiki/Libyan_Civil_War_(2014??present) After all, Hafta governs most of Libya and has support from the army. In addition, the GNC supported by Europe and the US has contact with Islamists and tries to introduce Sharia laws. Also, members of this gangster alliance have directed financial resources to terrorist groups.</text:p>
          </table:table-cell>
          <table:table-cell office:value-type="string" calcext:value-type="string">
            <text:p>negative</text:p>
          </table:table-cell>
          <table:table-cell table:number-columns-repeated="1021"/>
        </table:table-row>
        <table:table-row table:style-name="ro22">
          <table:table-cell office:value-type="string" calcext:value-type="string">
            <text:p>So geht man m.E. in der Familie EU nicht miteinander um. Dass die reichen Staaten ihre Weltanschauung den ärmeren aufzwingen dürfen ist falsch. Ebenso verletzt es die Souveränität der EU Mitgliedsstaaten, es verletzt das Subsidiaritätsprinzip diese Regelung schützte nicht Europe sondern ist nur ein weiterer (dumm oder böswillig - da bin ich mir nicht sicher) Schritt Deutschlands die EU zu kontrollieren und zu steuern. Aber die EU wollte ein Staatenbund sein und kein Deutsches Reich. Merkel-Regierung bekommt die EU noch kaputt. Bitte aufhören. Hat Herr Soros Merkel in Davos die Order gegeben, seinen Erzfeid Orbán zu ärgern?</text:p>
          </table:table-cell>
          <table:table-cell office:value-type="string" calcext:value-type="string">
            <text:p>So you go m.E. in the EU family, not with each other. That the rich states are allowed to impose their world view on the poorer is wrong. Likewise, it violates the sovereignty of the EU member states, it violates the principle of subsidiarity this regulation did not protect Europe but is just another (stupid or malicious - I am not sure) step of Germany to control and control the EU. But the EU wanted to be a federation of states and not a German Reich. Merkel government gets the EU still broken. Please stop. Did Mr. Soros Merkel in Davos give the order to annoy his archenemy Orbán?</text:p>
          </table:table-cell>
          <table:table-cell office:value-type="string" calcext:value-type="string">
            <text:p>negative</text:p>
          </table:table-cell>
          <table:table-cell table:number-columns-repeated="1021"/>
        </table:table-row>
        <table:table-row table:style-name="ro44">
          <table:table-cell office:value-type="string" calcext:value-type="string">
            <text:p>was hier alles los gelassen wird. Wenn die drei Staaten die EU verlassen würden und danach den inländischen Binnenmarkt für westliche Firmen schließen würden, würde es Deutschland als erstes treffen. So wie die sinnlosen EU Russlandsanktionen. Wer hier sich im Forum als über die drei Ostblockländer aufregt bzw. als auffordert deren den Geldhahn zu zudrehen. Hat keine Ahnung, denn die EU macht die EU Erweiterung bestimmt nicht aus reiner Nächstenliebe sondern aus knallharten wirtschaftlichen Gründen. Diese Länder erhalten EU Gelder gegen Öffnung deren Binnenmärkten, das ist der Deal. Dann sollten sich alle Schlaumeier einmal in Polen umschauen, wie viele deutsche und französische Firmen dort ansässig sind. Bei einen 40 Millionen Personen Binnenmarkt, also einen halb so großen wie Deutschland. Das sind die überwiesenen EU Gelder gegenüber deren Umsätze / Gewinne nur Peanuts. Außerdem geht der größte Teils direkt wieder an westliche Firmen zurück, den mit Geldern werden auch Straßen und weitere öffentliche Bauten errichtet, die zum größten Teil alle sogenannte westliche EU Firmen errichten (z. B. Strabag, etc.). Wenn die Ihre Binnenmärkte wieder schließen, schauen die deutschen Firmen dumm aus der Wäsche bzw. gehen hier tausende Arbeitsplätze verloren. Denke das Polen bestimmt nicht aus die eine stellige Milliardenhöhe brauchen. Die würden das weg stecken, aber ob es die deutsche Wirtschaft ohne Einbußen könnte bezweifele ich stark. Aber bitte dann lasst die drei Länder austreten aber nicht jammern wenn der eine oder andere eventuell arbeitslos wird.</text:p>
          </table:table-cell>
          <table:table-cell office:value-type="string" calcext:value-type="string">
            <text:p>what is going on here. If the three states left the EU and then closed the domestic domestic market for Western companies, Germany would be the first to hit. Like the pointless EU Russia sanctions. Who here in the forum as over the three Eastern bloc countries upset or as prompt to turn their money to the tap. Has no idea, because the EU does not make the EU enlargement not out of pure charity but for tough economic reasons. These countries receive EU funds against opening their domestic markets, that's the deal. Then you should have a look around Poland, how many German and French companies are based there. For a 40 million people domestic market, which is half the size of Germany. These are the EU funds transferred to their sales / profits only Peanuts. In addition, most of the money goes back directly to Western companies, and funds are used to build roads and other public buildings, most of which are all so-called western EU companies (eg Strabag, etc.). When they close their domestic markets again, the German companies stupidly look out of bed or lost thousands of jobs here. Do not think that Poland needs one billion worth of billions. They would put that away, but if it could harm the German economy without any losses, I strongly doubt it. But please let the three countries quit but not complain if one or the other eventually becomes unemployed.</text:p>
          </table:table-cell>
          <table:table-cell office:value-type="string" calcext:value-type="string">
            <text:p>negative</text:p>
          </table:table-cell>
          <table:table-cell table:number-columns-repeated="1021"/>
        </table:table-row>
        <table:table-row table:style-name="ro4">
          <table:table-cell office:value-type="string" calcext:value-type="string">
            <text:p>Es wäre nicht das Ende der Partei, wenn die Sozialdemokraten zu ihrem Versprechen, nicht mehr in eine Große Koalition zu gehen, stehen würden. Die Genossen des Parteitags sind der Alternativlosigkeits-Mär des Bundespräsidenten, der Bundeskanzlerin und des Parteivorstands auf den Leim gegangen. Das Verdrängen der massiven Missstände durch das politische Koma, in das Merkel Deutschland regiert hat, wird sich bitter rächen. Die Wähler sind nicht so dumm. Sie werden der SPD ihren Verrat, und ihr Bemänteln durch ihren Anteil an der Koalition mit der CDU/CSU nicht verzeihen.</text:p>
          </table:table-cell>
          <table:table-cell office:value-type="string" calcext:value-type="string">
            <text:p>It would not be the end of the party if the Social Democrats stood by their promise not to become a grand coalition. The comrades of the congress are the? of the Federal President, the Federal Chancellor and the party executive committee on the glue. The suppression of the massive grievances caused by the political coma in which Merkel ruled Germany will avenge bitterly. Voters are not that stupid. They will not forgive the SPD for their betrayal, and their sympathy for their part in the coalition with the CDU / CSU.</text:p>
          </table:table-cell>
          <table:table-cell office:value-type="string" calcext:value-type="string">
            <text:p>negative</text:p>
          </table:table-cell>
          <table:table-cell table:number-columns-repeated="1021"/>
        </table:table-row>
        <table:table-row table:style-name="ro48">
          <table:table-cell office:value-type="string" calcext:value-type="string">
            <text:p>Endlich jemand, der das Eigentliche am Thema erfasst hat. Genau um solche Prügler ging es, warum der FC Bundestag AfDler ausgeschlossen hat. Das vergessen die armen AfD-Opfer leider immer zu erwähnen. Zu dumm.</text:p>
          </table:table-cell>
          <table:table-cell office:value-type="string" calcext:value-type="string">
            <text:p>Finally someone who has grasped the real thing about the topic. Exactly to such inspectors, it was why the FC Bundestag AfDler has excluded. Unfortunately, the poor AFD victims forget to mention that. Too stupid.</text:p>
          </table:table-cell>
          <table:table-cell office:value-type="string" calcext:value-type="string">
            <text:p>negative</text:p>
          </table:table-cell>
          <table:table-cell table:number-columns-repeated="1021"/>
        </table:table-row>
        <table:table-row table:style-name="ro18">
          <table:table-cell office:value-type="string" calcext:value-type="string">
            <text:p>Die Stimmung der Wähler ist offenbar nicht entscheidend anders als bei der letzten Wahl. Das bedeutet nach einer Wahl müsste es wieder Koalitionsverhandlungen geben, wenn Merkel nicht allein regieren will. Dann sollte Merkel nicht noch mehr Zeit verlieren und nicht auf den dummen Ratschlag ihrer Kollegin Kramp-Karrenbauer hören und in eine Minderheit Regierung gehen. Da wird Merkel dann Beifall von rechts und links bekommen, je nachdem wie sie ihre Ideen vorbringt</text:p>
          </table:table-cell>
          <table:table-cell office:value-type="string" calcext:value-type="string">
            <text:p>The mood of the voters is apparently not significantly different than the last election. That means after a vote, there should be coalition negotiations again, if Merkel does not want to govern alone. Then Merkel should not lose any more time and not listen to the foolish advice of her colleague Kramp-Karrenbauer and go into a minority government. Then Merkel will get applause from right and left, depending on how she puts forward her ideas</text:p>
          </table:table-cell>
          <table:table-cell office:value-type="string" calcext:value-type="string">
            <text:p>negative</text:p>
          </table:table-cell>
          <table:table-cell table:number-columns-repeated="1021"/>
        </table:table-row>
        <table:table-row table:style-name="ro15">
          <table:table-cell office:value-type="string" calcext:value-type="string">
            <text:p>"Spaß beiseite. Natürlich haben Burschenschaften ihre Tradition. Eine meist rechte, rechtsextreme, nationalsozialistische dazu. Sie sollen ihre Tradition haben und sie leben. Solange sie die Verfassung ihres Landes respektieren und akzeptieren! Gleichzeitig sollten alle halbwegs normalen Demokraten - völlig egal ob traditionell, konservativ, erzkonservativ, liberal, links, linksextrem - solchen Menschen wie Herrn Landbauer und seiner Nazi-Truppe FPÖ, samt den Jünglingen österreichischer Burschenschaften ganz klar den Stinkefinger zeigen. Wer dummdreist etwas verherrlicht, das Millionen Menschen den Tod gebracht hat. Wer den Holocaust kleinredet und versucht zu relativieren. Der hat jegliche Teilnahme an demokratischen Prozessen schlicht verwirkt. Auf Lebenszeit. Das gilt auch, und vielleicht sogar im Besonderen, für Vollpfosten wie ""DerNachfrager""."</text:p>
          </table:table-cell>
          <table:table-cell office:value-type="string" calcext:value-type="string">
            <text:p>"Joking aside. Of course, fraternities have their tradition. A mostly right-wing, extreme-right, National Socialist. They should have their tradition and they live. As long as they respect and accept the constitution of their country! At the same time, all halfway normal democrats - regardless of whether traditional, conservative, ultra-conservative, liberal, left, left-wing extremists - should clearly show the finger to such people as Mr. Landbauer and his Nazi troop FPÖ, along with the youngsters of Austrian fraternities. Who stupidly glorifies something that has killed millions of people. Who speaks the holocaust and tries to relativize. He simply forfeited any participation in democratic processes. For lifetime. That also applies, and perhaps even more specifically, to full posts such as ""DerNachfrager""."</text:p>
          </table:table-cell>
          <table:table-cell office:value-type="string" calcext:value-type="string">
            <text:p>negative</text:p>
          </table:table-cell>
          <table:table-cell table:number-columns-repeated="1021"/>
        </table:table-row>
        <table:table-row table:style-name="ro48">
          <table:table-cell office:value-type="string" calcext:value-type="string">
            <text:p>die so dumm ist Hosen mit Löchern in den Knien zu kaufen wird immer wieder Merkel wählen, auch wenn man ihnen den Kopf nach der Wahl gegen die Wand schlägt, sie werden es immer und immer wieder tun !</text:p>
          </table:table-cell>
          <table:table-cell office:value-type="string" calcext:value-type="string">
            <text:p>who is so stupid to buy trousers with holes in the knees will always choose Merkel, even if you hit their heads after the election against the wall, they will do it over and over again!</text:p>
          </table:table-cell>
          <table:table-cell office:value-type="string" calcext:value-type="string">
            <text:p>negative</text:p>
          </table:table-cell>
          <table:table-cell table:number-columns-repeated="1021"/>
        </table:table-row>
        <table:table-row table:style-name="ro22">
          <table:table-cell office:value-type="string" calcext:value-type="string">
            <text:p>Mit dem Slogan ist es ein Ritt auf schmalem Grad, Geschmackssache. Aber von einigen Juso habe ich schon ziemlich gute Beiträge auf den letzten Parteitagen mitbekommen. Ehrlich gesagt, ich kann sie verstehen. Ich bin zwar über 60, aber ich habe in Ortsvereinen und - ich sag es mit Vorsicht - SPD-Mitgliedern eine Biederkeit erlebt und mitbekommen, die war nicht auszuhalten. Das war ja bis vor wenigen Jahren nicht selten wirklich schlimm. Ich glaube, dass die SPD dringend diese Aufmüpfigkeit von jungen Leuten braucht. Kühnert hin oder her. Aber die SPD braucht die. Und dumm sind sie nicht. Ich sehe bei denen etwas antiautoritäres. Und das gefällt mir. .</text:p>
          </table:table-cell>
          <table:table-cell office:value-type="string" calcext:value-type="string">
            <text:p>The slogan is a ride on a small scale, a matter of taste. But from some Juso I have already received quite good contributions at the last party congresses. Honestly, I can understand her. Although I'm over 60, but I have in local clubs and - I say it with caution - SPD members experienced a Biederkeit and heard that was unbearable. That was up to a few years ago not infrequently really bad. I believe that the SPD urgently needs this rebellion of young people. Kühnert or not. But the SPD needs that. And they are not stupid. I see something anti-authoritarian with them. And I like that. ,</text:p>
          </table:table-cell>
          <table:table-cell office:value-type="string" calcext:value-type="string">
            <text:p>negative</text:p>
          </table:table-cell>
          <table:table-cell table:number-columns-repeated="1021"/>
        </table:table-row>
        <table:table-row table:style-name="ro22">
          <table:table-cell office:value-type="string" calcext:value-type="string">
            <text:p>Sie haben natürlich Recht. Ich muss tag-geträumt haben, als ich meinen Beitrag schrieb. Dass Frau Merkel zur Eile drängt hat sicherlich auch damit zu tun, dass sie bemerkt haben wird, dass ihr Rückhalt in Partei wie Bevölkerung im Schwinden ist. Man kann ihr ja Einiges nachsagen, aber dumm ist die Frau nicht. Bleibt die Hoffnung, dass die Koalitionsverhandler der SPD zu der Meinung kommen, dass es für eine weitere GroKo doch nicht langt. Eher unwahrscheinlich, so unglücklich wie Schulz agiert. Oder last but not least, dass die dortige Mitgliederabstimmung dem Dauerstillstand in D die im wahrsten Sinne des Wortes die rote Karte zeigt. Ja ja, die Hoffnung stirbt zuletzt.</text:p>
          </table:table-cell>
          <table:table-cell office:value-type="string" calcext:value-type="string">
            <text:p>Of course you are right. I must have day-dreamed when I wrote my contribution. The fact that Ms. Merkel is in a hurry certainly has to do with the fact that she has noticed that her support in party and population is dwindling. You can tell her a lot, but the woman is not stupid. There remains the hope that the coalition negotiators of the SPD come to the conclusion that it is not enough for another GroKo. Rather unlikely, as unhappy as Schulz acts. Or last but not least, that the member vote there, the permanent standstill in D, the red card shows in the truest sense of the word. Yes, yes, hope dies last.</text:p>
          </table:table-cell>
          <table:table-cell office:value-type="string" calcext:value-type="string">
            <text:p>negative</text:p>
          </table:table-cell>
          <table:table-cell table:number-columns-repeated="1021"/>
        </table:table-row>
        <table:table-row table:style-name="ro55">
          <table:table-cell office:value-type="string" calcext:value-type="string">
            <text:p>"Wohlwissend, dass er zu dem Zeitpunkt nie genug Stimmen seiner Partei bekommen würde, hat Gabriel damals den Schulz auf den heißen Stuhl geholt, und der hat sich in seinem leichten Größenwahn auch prompt draufgesetzt.Der Gipfel waren dann die 100% Stimmen, mit denen die SPD ihn gewählt hat. Darauf flippte er ganz aus. ""Die Menschen da draußen, das (dumme) Wahlvolk"" hat ihn ganz sicher nicht bei 100% gesehen. Ob trotz oder wegen Schulz, die SPD hatte - ebenso wie die Union - bei der letzten BTW das schlechteste Ergebnis ihrer Geschichte. Die Phrasendrescherei, mit der Schulz durch die Lande zog, hat sehr viele nicht überzeugt. Er wechselte dabei seine Themen so oft wie andere ihre Socken. In jeder seiner Reden hieß es: ""Ich werde Kanzler"" oder ""Wenn ich Kanzler bin"", usw. Vielleicht hat er das sogar selber geglaubt. ""Kanzler der Bundesrepublik Deutschland"" wird er ja nun nicht. Schulz wäre für mich als Kanzler u n d als Außenminister eine wahre Horrorvorstellung. Nicht etwa, weil er nur Buchhändler ohne Abitur ist - wir hatten und haben schließlich einige Politiker o h n e Beruf in Parlament oder Regierung - sondern weil er es ganz einfach nicht k a n n. Außerdem hat er ganz offensichtlich seinen Fokus zu sehr auf ""Europa"" gerichtet. ""Gerechtigkeit für die hart arbeitenden Menschen in Deutschland"" erwähnt er (fast) gar nicht mehr. Als Bundeskanzler würde aber gerade d a s zu seinen vornehmsten Pflichten gehören. ""Gabriel kann sich nicht unterordnen"" Das ist eine der Überschriften im Artikel. Wie ist das gemeint? Soll Gabriel sich der Partei oder dem Vorsitzenden unterordnen? ""Gabriels Zukunft liegt in Schulz' Händen"", heißt es weiter. W e r da jetzt gerade w e n und w a r u m oder w i e ""in der Hand"" hat, wäre sicher ganz interessant. Insgesamt geben m.E. momentan a l l e Parteien - ohne Ausnahme - ein jämmerliches, höchst peinliches. Bild ab. Wie sollen sie dann zueinander finden, um endlich eine gute, handlungsfähige Regierung zustande zu bringen?"</text:p>
          </table:table-cell>
          <table:table-cell office:value-type="string" calcext:value-type="string">
            <text:p>"Knowing that he would never get enough votes of his party at the time, Gabriel took the Schulz in the hot seat, and he put himself in his slight megalomania also promptly. The summit was then the 100% votes with which the SPD chose him. He freaked out completely. ""The people out there, the (stupid) electorate"" certainly did not see him at 100%. Whether in spite of or because of Schulz, the SPD had - as well as the Union - at the last BTW the worst result of their history. The phrasendrescherei with which Schulz moved through the country did not convince many. He changed his subjects as often as others her socks. In each of his speeches he said: ""I will become Chancellor"" or ""If I am chancellor"", etc. Perhaps he even believed that himself. He will not be ""Chancellor of the Federal Republic of Germany"". Schulz would be a real horror idea for me as chancellor and foreign minister. Not because he's just a bookseller without a high school diploma - we've got and have some politicians or a job in parliament or government - but because he just can not. And he obviously has his focus too much on ""Europe"". He mentions (almost) not anymore ""justice for the hard-working people in Germany"". As Federal Chancellor, however, this would be one of his principal duties. ""Gabriel can not submit"" This is one of the headlines in the article. How is that meant? Should Gabriel submit to the party or the chairman? ""Gabriel's future lies in Schulz 'hands,"" it continues. If there was one and only one thing or one w or something in one's hand, it would certainly be quite interesting. In total, m.E. At the moment all parties - without exception - are a miserable, highly embarrassing one. Picture off. How should they then find each other to finally bring about a good, effective government?"</text:p>
          </table:table-cell>
          <table:table-cell office:value-type="string" calcext:value-type="string">
            <text:p>negative</text:p>
          </table:table-cell>
          <table:table-cell table:number-columns-repeated="1021"/>
        </table:table-row>
        <table:table-row table:style-name="ro9">
          <table:table-cell office:value-type="string" calcext:value-type="string">
            <text:p>"die Türkei ist ""NATO"" Partner, im Bündnis gibt es engste Zusammenarbeit auf allen logistischen und technischen Ebenen. Der Leo2 wurde damals massiv abgerüstet und zetstört. Einige 100 wurden an befreundete Militärs abgegeben, anstatt neue Modelle zu produzieren, eine Vernunftsfrage im Rahmen der Abrüstungsvereinbarungen. Dieses Leo- Gequatsche der Medien ist mal wieder einer der absurden Versuche, Deutschland als egoistische böse skkrupellose Macht darzustellen, was in diesem Kontext völlig unsinnig ist. Wenn jemand sich über die Türkei aufregen will dann soll er sich genau überlegen was dort künftig passieren soll, wie und welchen Einfluss man nehmen will und was man dann jetzt zu tun gedenkt. Anstatt nur dumm daherzureden."</text:p>
          </table:table-cell>
          <table:table-cell office:value-type="string" calcext:value-type="string">
            <text:p>"Turkey is ""NATO"" partner, in the alliance there is close cooperation on all logistic and technical levels. The Leo2 was then massively disarmed and zetstört. Some 100 were given to friendly military rather than producing new models, a matter of choice under disarmament agreements. This leo-gossip of the media is once again one of the most absurd attempts to portray Germany as a selfish, evil, unscrupulous power, which in this context is completely nonsensical. If someone wants to get upset about Turkey then he should think carefully about what should happen there in the future, how and what influence you want to take and what you intend to do now. Instead of just talking stupid."</text:p>
          </table:table-cell>
          <table:table-cell office:value-type="string" calcext:value-type="string">
            <text:p>negative</text:p>
          </table:table-cell>
          <table:table-cell table:number-columns-repeated="1021"/>
        </table:table-row>
        <table:table-row table:style-name="ro1">
          <table:table-cell office:value-type="string" calcext:value-type="string">
            <text:p>...dass Deutschland, sicher noch durch UNO Beschluss zur angriffsfreien und damit unberührbaren Zone ernannt wird. Alle Staaten dieser Welt stimmen dem zu, auch alle zukünftig denkbaren und dann real existierenden - bis ultimo. Bei einem dann vertragswidrig doch erfolgten Angriff stehen uns alle Staaten sofort bei, die Staaten, die dummerweise immer noch Geld für die Alimentation der dort prosperierenden Rüstungsindustrie verschleudert haben. Und nicht vergessen: Alle Selbstverteidigungskurse sofort verbieten, das dabei verschwendete Geld muß umgewidmet werden.</text:p>
          </table:table-cell>
          <table:table-cell office:value-type="string" calcext:value-type="string">
            <text:p>... that Germany, certainly still by UN decision to attack-free and thus untouchable zone is appointed. All the states of the world agree with this, including all future conceivable and then real existing - until ultimo. In an attack that has then been carried out in breach of contract, all states immediately join us, the states that unfortunately stupidly squandered money for the food of the armament industry that flourished there. And do not forget: All self-defense courses prohibit immediately, the wasted money must be rededicated.</text:p>
          </table:table-cell>
          <table:table-cell office:value-type="string" calcext:value-type="string">
            <text:p>negative</text:p>
          </table:table-cell>
          <table:table-cell table:number-columns-repeated="1021"/>
        </table:table-row>
        <table:table-row table:style-name="ro1">
          <table:table-cell office:value-type="string" calcext:value-type="string">
            <text:p>"Und wieder haben wir einen Beleg für die ach so lieb gewonnene These: Die Linken würden ja die Welt retten, wenn die anderen nicht immer so böse wären... Schuld an dem Misserfolg der linken Politikversuche sind IMMER die anderen, nie aber die linken selbst. Und im übrigen: Die UdSSR, die DDR, China und Nordkorea, das sind auch keine Linken. Das sind in Wirklichkeit alles Neofaschisten. Und schon bleibt ""links"" wieder rein und unbefleckt wie ansonsten nur die Jungfrau Maria. Warum ist der Wähler nur zu dumm, das zu begreifen, wie toll und makellos ""links"" ist?"</text:p>
          </table:table-cell>
          <table:table-cell office:value-type="string" calcext:value-type="string">
            <text:p>"And again we have a proof for the oh-so-beloved thesis: The left would save the world, if the others were not always so evil ... Blame for the failure of the left political attempts are ALWAYS the others, but never the left itself And by the way, the USSR, the GDR, China and North Korea are not left either. These are really all neo-fascists. And already ""left"" remains pure and undefiled as otherwise only the Virgin Mary. Why is the voter just too stupid to realize that how great and immaculate is left?"</text:p>
          </table:table-cell>
          <table:table-cell office:value-type="string" calcext:value-type="string">
            <text:p>negative</text:p>
          </table:table-cell>
          <table:table-cell table:number-columns-repeated="1021"/>
        </table:table-row>
        <table:table-row table:style-name="ro39">
          <table:table-cell office:value-type="string" calcext:value-type="string">
            <text:p>Zur ersten Frage: Bildung, Bildung, Bildung. Nicht nur berufliche Zusatz-Qualifikationen, sondern auch allgemeine Bildung. Zum Beispiel eine zweite oder dritte Fremdsprache lernen (flüssiges Englisch ist eh obligatorisch). Nichts öffnet einem die Türen zu gut bezahlten Jobs so sehr wie Bildung. Leider ist das Aneignen von Bildung mit erheblicher Anstrengung verbunden. Zur zweiten Frage: Kleine Beträge investieren. Früh damit anfangen und konsequent durchziehen. Wenn Sie sechs Euro pro Tag zurücklegen, die selbst viele Geringverdiener übrig haben (aber dummerweise jeden Tag in eine Schachtel Kippen investieren), können Sie damit ihre Rentenlücke über einen Zeitraum von 30-35 Jahren so was von locker schließen, dass es auch noch für die eine oder andere Kreuzfahrt oder die Winterflucht auf die Kanaren reicht.</text:p>
          </table:table-cell>
          <table:table-cell office:value-type="string" calcext:value-type="string">
            <text:p>The first question: education, education, education. Not only vocational additional qualifications, but also general education. For example, learn a second or third foreign language (fluent English is mandatory anyway). Nothing opens the doors to well-paid jobs as much as education. Unfortunately, the acquisition of education is associated with considerable effort. The second question: Investing small amounts. Start early and consistently pull through. If you spend six euros per day, which even many low earners have left (but stupidly invest in a box of tipping every day), you can close their pension gap so loosely over a period of 30-35 years, that it is still for one or the other cruise or the winter escape to the Canary Islands.</text:p>
          </table:table-cell>
          <table:table-cell office:value-type="string" calcext:value-type="string">
            <text:p>negative</text:p>
          </table:table-cell>
          <table:table-cell table:number-columns-repeated="1021"/>
        </table:table-row>
        <table:table-row table:style-name="ro20">
          <table:table-cell office:value-type="string" calcext:value-type="string">
            <text:p>"Die Uneinsichtigkeit mancher Foristen hier, die alles ""Linke"" vehement verteidigen im Stile von ""Links ist makellos, und nur die Rechten machen alles kaputt"", die Arroganz dieser Foristen, die all diejenigen, die nicht ihrer Meinung sind, als latent fremdenfeindlich und dumm bezeichnen, die seien an das alte Brecht-Zitat erinnert, der einst sagte: ""Das Volk hat das Vertrauen der Regierung verscherzt. Wäre es da nicht doch einfacher, die Regierung löste das Volk auf und wählte ein anderes?"" Nun, dieses Zitat von 1953 passt, leicht abgewandelt zu heute: ""Das Volk hat das Vertrauen der linken Vordenker verscherzt. Wäre es da nicht doch einfacher, die linken Vordenker lösten das Volk auf und wählten ein anderes?"""</text:p>
          </table:table-cell>
          <table:table-cell office:value-type="string" calcext:value-type="string">
            <text:p>"The unreasonableness of some forists here who vehemently defend all ""leftists"" in the style of ""links are flawless, and only the right destroy everything"", the arrogance of these forists who are all those who disagree as latent xenophobic and stupid These are reminiscent of the old Brecht quote that once said, ""The people have lost the confidence of the government, would not it be easier, the government dissolved the people and chose another?"" Well, this quote from 1953 fits, slightly modified to today: ""The people have lost the confidence of left-wing thinkers Would it not be easier, the left-wing thinkers dissolved the people and chose another?"""</text:p>
          </table:table-cell>
          <table:table-cell office:value-type="string" calcext:value-type="string">
            <text:p>negative</text:p>
          </table:table-cell>
          <table:table-cell table:number-columns-repeated="1021"/>
        </table:table-row>
        <table:table-row table:style-name="ro49">
          <table:table-cell office:value-type="string" calcext:value-type="string">
            <text:p>Ich stimme Herrn Fleischhauer zu, was Parteien wie die SPD und die Grünen angeht. Die erinnern mich stark an viele führende Demokraten in den USA inklusive Obama. Denn deren Worte spricht eine bestimmte nicht ungebildete Mittelschicht an, der es gut geht. Andere jedoch können sich nicht mit den Themen und Worten mehr identifizieren. Man darf nicht vergessen, dass Trump von vielen gewählt wurde, die lange demokratische Wähler waren, ähnlich wie SPD Wähler jetzt AFD wählen. Die Linke hat sich im Gegensatz zu den anderen Parteien durch Schweigen ausgedrückt. Die Themen der Linke sind gut, aber sie müssen auch an den Mann/Frau gebracht werden. Und das vermisse ich. Doch Herr Fleischhauer scheint selber diese Wähler für dumm zu halten. Denn in den USA sind diese Leute vielfach nicht mehr von Trump überzeugt. Die typischen Trump Folger, die nicht an ihm zweifeln, sind die religiösen Fanatiker, die Evangelikalen, zu denen die anderen Trump Wähler, es sei denn sie sind Tea Party Anhänger, nicht zählen. Flüchtlinge speilen im Gegensatz, was Herr Fleischhauer denkt, eine grosse Rolle, und hier haben sich die linken Parteien richtig entschieden, es als einen wichtigen Punkt zu machen, auch, um sich gegen rechte Parteien wie AFD oder die Republikaner in den USA oder Trump zu positionieren. Es geht hier um Menschenrechte, und was könnte wichtiger sein auch auf die Gefahr hin, von einigen nicht gewählt zu werden?</text:p>
          </table:table-cell>
          <table:table-cell office:value-type="string" calcext:value-type="string">
            <text:p>I agree with Mr Fleischhauer when it comes to parties like the SPD and the Greens. They remind me of many leading Democrats in the US, including Obama. For their words appeals to a certain not uneducated middle class, who are well. Others, however, can not identify with the topics and words anymore. One must not forget that Trump was chosen by many who were long democratic voters, much as SPD voters now choose AFD. The Left has expressed itself in silence, unlike the other parties. The topics of the left are good, but they must also be brought to the man / woman. And I miss that. But Herr Fleischhauer himself seems to think these voters stupid. Because in the US, these people are often no longer convinced of Trump. The typical Trump followers who do not doubt him are the religious fanatics, the evangelicals, to which the other Trump voters, unless they are Tea Party supporters, do not count. Refugees, on the contrary, play a big role, as Herr Fleischhauer thinks, and here the left-wing parties have rightly decided to make it an important point, even to stand up against right-wing parties like AFD or the Republicans in the US or Trump position. It's about human rights, and what could be more important at the risk of not being elected by some?</text:p>
          </table:table-cell>
          <table:table-cell office:value-type="string" calcext:value-type="string">
            <text:p>negative</text:p>
          </table:table-cell>
          <table:table-cell table:number-columns-repeated="1021"/>
        </table:table-row>
        <table:table-row table:style-name="ro7">
          <table:table-cell office:value-type="string" calcext:value-type="string">
            <text:p>"Genau! Leute die Ideen haben und andere kritisieren sind meistens Linke Phantastaten. Wie kann man sich nur für Minderheiten einsetzen. Buhh so was von unpopulär beim schlauen Volk. Wer nicht versteht worum es bei diesen Themen geht, der hat Pech gehabt. Die Welt ist nicht wie bei RTL, das eine Antwort auf eine Frage: Baum lautet und als Vorgabe: Ba_m gegeben ist. Wir brauchen Menschen die Dinge hinterfragen und nicht einfach alles aussitzen, ignorieren und als ""dumm"" bezeichnen. Davon haben wir schon genügend, wie man am Beispiel Trump oder AFD sieht. Ich lasse mich sehr gerne als ""Linker"" (auch wenn ich es nicht bin) bezeichnen. Im Gegensatz zu Rechts, hat man dann wenigstens eine Meinung, welche nicht auf Ignoranz, Rassismus beruht. Interessant wird es, wenn Ausländer AFD wählen. Da scheint dann was nicht verstanden worden zu sein. Auch viele die AFD wählen, sind nach dem Aussehen und dem Intellekt her, die ersten, welche an die Front geschickt werden würden. So wie damals..."</text:p>
          </table:table-cell>
          <table:table-cell office:value-type="string" calcext:value-type="string">
            <text:p>"I agree! People who have ideas and criticize others are mostly left-wing dandies. How can you only support minorities? Buhh something unpopular with the smart people. If you do not understand what these topics are about, you were unlucky. The world is not like RTL, which is an answer to a question: tree and given as default: Ba_m. We need people to question things and not just sit and ignore everything and call it ""stupid"". We already have enough of that, as you can see in the example of Trump or AFD. I like to call myself a ""leftist"" (even if I'm not). In contrast to law, one then has at least one opinion, which is not based on ignorance, racism. It will be interesting if foreigners choose AFD. Then something does not seem to have been understood. Also, many who choose AFD are after the looks and the intellect, the first ones who would be sent to the front. Just like then ..."</text:p>
          </table:table-cell>
          <table:table-cell office:value-type="string" calcext:value-type="string">
            <text:p>negative</text:p>
          </table:table-cell>
          <table:table-cell table:number-columns-repeated="1021"/>
        </table:table-row>
        <table:table-row table:style-name="ro62">
          <table:table-cell office:value-type="string" calcext:value-type="string">
            <text:p>Ihr Kommentar ist ein Musterbeispiel der linken (oder meinetwegen auch progressiven) Überheblichkeit, welche der Autor hier absolut zutreffend und zurecht kritisiert, sagt ihr langer Text doch letztlich nichts anderes aus als: Links-progressiv ist klug, komplex und schlicht überlegen und konservativ sei einfältig, dumm und rückständig. Das traurige dabei: Sie haben offensichtlich keinen der beiden Begriffe richtig verstanden. Insbesondere mit dem Konservativen machen Sie es sich maximal einfach, argumentieren eindimensional und populistisch und ignorieren dabei vollkommen den politischen und historischen Kontext. Ein Blick nach Bayern oder in die Wirtschaftswunderzeit der BRD reicht eigentlich schon ohne das es eines weiteren Kommentares bedarf, um ihr gesamtes Statement zu widerlegen. Allein Ihr Fazit, die Progressiven hätten am Ende (immer) Recht, ist purer Unfug, impliziert diese Aussage doch, dass nichts dessen, was heute gesellschaftlicher oder politischer status quo ist, erhaltenswert sei. Nur ein Narr nimmt unkritisch jegliche Neuerung hin und schmeißt bewährtes und funktionierendes ohne Not über Board.</text:p>
          </table:table-cell>
          <table:table-cell office:value-type="string" calcext:value-type="string">
            <text:p>Your comment is a prime example of the left-wing (or even my progressive) arrogance, which the author criticizes here correctly and rightly, their long text ultimately says nothing more than: Left-progressive is smart, complex and simply superior and conservative is simple-minded , stupid and backward. The sad thing is that you obviously did not understand either word correctly. Especially with the conservative, you make it as easy as possible, argue one-dimensional and populist, completely ignoring the political and historical context. A look to Bavaria or in the economic miracle of the FRG actually enough without it needs a further comment to refute their entire statement. But your conclusion that progressives are (always) right in the end, is pure nonsense, implies this statement that nothing that is today's social or political status quo is worth preserving. Only a fool uncritically takes any innovation and throws proven and functioning without need to board.</text:p>
          </table:table-cell>
          <table:table-cell office:value-type="string" calcext:value-type="string">
            <text:p>negative</text:p>
          </table:table-cell>
          <table:table-cell table:number-columns-repeated="1021"/>
        </table:table-row>
        <table:table-row table:style-name="ro16">
          <table:table-cell office:value-type="string" calcext:value-type="string">
            <text:p>lasst euch doch nicht für dumm verkaufen: Die Ergebnisse stehen längst fest: CDU kommt der SPD etwas entgegen damit die ihre Mitglieder überzeugen kann. Ansonsten geht es ab jetzt doch nur noch um die Verteilung der Pöstchen. Ich kann nur noch auf die SPD Mitglieder hoffen: Ansonsten Untergang der SPD und Deutschland.</text:p>
          </table:table-cell>
          <table:table-cell office:value-type="string" calcext:value-type="string">
            <text:p>Let's not sell you stupid: The results are long since settled: CDU is the SPD something against so that their members can convince. Otherwise, it is from now only about the distribution of Pöstchen. I can only hope for the SPD members: otherwise sinking the SPD and Germany.</text:p>
          </table:table-cell>
          <table:table-cell office:value-type="string" calcext:value-type="string">
            <text:p>negative</text:p>
          </table:table-cell>
          <table:table-cell table:number-columns-repeated="1021"/>
        </table:table-row>
        <table:table-row table:style-name="ro12">
          <table:table-cell office:value-type="string" calcext:value-type="string">
            <text:p>Also ohne lange darüber nachdenken zu müssen. Mir fallen viele Dinge ein, die ich, um erst keinen auf dumme Gedanken zu bringen, gar nicht erst aufzählen möchte, mit denen aber andere enorme Geschäfte machen, ich ganz gewiss nicht und Sie vielleicht auch nicht. Sehr gut, dass die Tatsache, dass es andere auch tun, als Rechtfertigung, oder gar als Freibrief nicht durch geht. Jeglichem Missbrauch wären Tür und Tor geöffnet.</text:p>
          </table:table-cell>
          <table:table-cell office:value-type="string" calcext:value-type="string">
            <text:p>So without having to think about it for a long time. I can think of many things that I do not want to enumerate, first of all, to make you dumb with ideas, but with which others are doing enormous business, I certainly not and you maybe not. Very well, that the fact that others do it, as a justification, or even as a license does not go through. Any abuse would open the door.</text:p>
          </table:table-cell>
          <table:table-cell office:value-type="string" calcext:value-type="string">
            <text:p>negative</text:p>
          </table:table-cell>
          <table:table-cell table:number-columns-repeated="1021"/>
        </table:table-row>
        <table:table-row table:style-name="ro40">
          <table:table-cell office:value-type="string" calcext:value-type="string">
            <text:p>Aus strategischen Erwägungen heraus würde ich aber kein Zerschlagen der Rüstungsindustrie befürworten. Wir sind zwar durch die lange Friedensphase träge und etwas weltfremd gegen die agressive Natur des Menschen geworden, so dass wir uns heute mit Leichtigkeit zu den Hauptmoralisten aufschwingen können, aber was ist, wenn sich das Blatt wendet? Nation und Identität aufgeben und sich ggf. unter Despoten entrechten lassen oder doch willig sein dagegen aufzubegehren? Nur dumm das man zur Verteidigung heute wir vor tausenden Jahren Waffen braucht und dann bitte auch die modernsten, damit der Blutzoll in einem echten Konfliktfall erträglich bleibt und ein möglicher Gegner auch abgeschreckt werden kann. Aus diesen Grundüberlegungen könnten wir uns schon selbst die Frage beantworten und ihres Vornamen nach fließt wohl schweizer Blut durch ihre Adern, eine Nation die, die die von mir obengenannte Fragestellung für sich eindeutig beantwortet hat.</text:p>
          </table:table-cell>
          <table:table-cell office:value-type="string" calcext:value-type="string">
            <text:p>For strategic reasons, I would not advocate smashing the armaments industry. Although we have become lethargic and somewhat out of touch with the aggressive nature of man through the long period of peace, today we can easily become the main moralists, but what if the tide turns? Give up the nation and identity and, if necessary, be disenfranchised by despots, or at least be willing to protest against it? Only stupid that one needs today for defense today thousands of years weapons and then please also the most modern, so that the blood toll in a real conflict case remains bearable and a possible opponent can also be deterred. From these basic considerations, we could already answer the question ourselves and probably Christian blood flows through her veins, a nation that has clearly answered the question I have just mentioned.</text:p>
          </table:table-cell>
          <table:table-cell office:value-type="string" calcext:value-type="string">
            <text:p>negative</text:p>
          </table:table-cell>
          <table:table-cell table:number-columns-repeated="1021"/>
        </table:table-row>
        <table:table-row table:style-name="ro27">
          <table:table-cell office:value-type="string" calcext:value-type="string">
            <text:p>Rechts blinken, dann links abbiegen. Habeck, Özdemir und Kretschmann an die Front. Danach ziehen Roth und vor allem Trittin im Hintergrund die Fäden. Das hat schon bei der SPD nicht geklappt, das klappt auch bei den Grünen nicht. Das merkt selbst der ökologisch verdummteste Wähler.</text:p>
          </table:table-cell>
          <table:table-cell office:value-type="string" calcext:value-type="string">
            <text:p>Flashing right, then turn left. Habeck, Özdemir and Kretschmann to the front. After that, Roth and especially Trittin pull the strings in the background. This has not worked out at the SPD, which does not work even with the Greens. Even the ecologically most stupid voters notice that.</text:p>
          </table:table-cell>
          <table:table-cell office:value-type="string" calcext:value-type="string">
            <text:p>negative</text:p>
          </table:table-cell>
          <table:table-cell table:number-columns-repeated="1021"/>
        </table:table-row>
        <table:table-row table:style-name="ro20">
          <table:table-cell office:value-type="string" calcext:value-type="string">
            <text:p>"Lindner war nur so dumm, die Nerven zu verlieren. Abgeschossen hat die Verhandlungen Jürgen Trittin, aus dem Hintergrund, mit gutem Timing - das muss man ihm lassen. Mancher Unterhändler musste bei entscheidenden Punkten ""erst den Jürgen fragen"", hört man. Der hielt sein Gift lange trocken, bis er dann mit gezielten Indiskretionen die Sache auffliegen ließ. Er ist ein KBW Strippenzieher geblieben, zersetzt wo er kann. Er hat verstanden, dass er bei direktem Auftreten als Wählerschreck gilt - also agiert er aus der zweiten und dritten Reihe. Eine neue Zeitrechnung beginnt daher bei den Grünen erst, wenn Jürgen Trittin und Claudia Roth komplett weg sind. Vorher ist es doch dem Jürgen egal, wer unter ihm Parteivorsitzender ist."</text:p>
          </table:table-cell>
          <table:table-cell office:value-type="string" calcext:value-type="string">
            <text:p>"Lindner was just stupid enough to lose his nerve. Jürgen Trittin shot the negotiations down the clock, with good timing - you have to let him have that. Some negotiators had to ask ""crucial questions"" before Jürgen, you hear. He kept his poison dry for a long time, until he then blew it up with targeted indiscretions. He has remained a KBW Strippenzieher, decomposed where he can. He has understood that he is regarded as a voter stalk when he acts directly - so he acts from the second and third row. Therefore, a new era starts with the Greens only when Jürgen Trittin and Claudia Roth are completely gone. Before it does not matter to Jürgen who is party leader under him."</text:p>
          </table:table-cell>
          <table:table-cell office:value-type="string" calcext:value-type="string">
            <text:p>negative</text:p>
          </table:table-cell>
          <table:table-cell table:number-columns-repeated="1021"/>
        </table:table-row>
        <table:table-row table:style-name="ro35">
          <table:table-cell office:value-type="string" calcext:value-type="string">
            <text:p>Gerade bei so vielen bekloppten Eghoisten und Wutbürgern mit Schaum vorm Mund wie Sie, braucht es starke Grüne! Unbegrenzter Zuzug? Welcher Grüner hat das wann und wo gesagt? Wieder nur ein saudummer Hetzkommentar!</text:p>
          </table:table-cell>
          <table:table-cell office:value-type="string" calcext:value-type="string">
            <text:p>Especially with so many crazy egoists and angry citizens with foam in front of their mouths like you, strong green people are needed! Unlimited immigration? Which green guy did that say when and where? Again just a hassle Hetzkommentar!</text:p>
          </table:table-cell>
          <table:table-cell office:value-type="string" calcext:value-type="string">
            <text:p>negative</text:p>
          </table:table-cell>
          <table:table-cell table:number-columns-repeated="1021"/>
        </table:table-row>
        <table:table-row table:style-name="ro33">
          <table:table-cell office:value-type="string" calcext:value-type="string">
            <text:p>"... ohne auch nur den geringsten Blick auf die gar nicht so lange Geschichte zu werfen ... Solche Panzer werden nicht 14 Tage vor einem Einmarsch in ein anderes Land gekauft und geliefert. Sie wurden noch zu Zeiten geliefert, in denen uns Claudia Roth zurief: ""Die Türkei ist ein Teil von Europa!"" Man hat also dem EU-Beitritts-Aspiranten damals Waffen geliefert. Das war rechtlich einwandfrei und wurde damals auch für moralisch sauber gehalten. Demokratisch abgesegnet! Dass sich die Situation in der Türkei inzwischen grundlegend geändert hat, war so nicht vorherzusehen. Auf jeden Fall war es legitim, einem NATO-Partner und zukünftigem EU-Bruder Waffen zu liefern. Eine Weigerung wäre nur für die ""Keine Waffen nach Nirgendwo, auch nicht an Verbündete""-Fraktion eine Option gewesen. Jetzt zu maulen und zu rufen: ""Dafür waren die Panzer nicht gedacht!"" ist somit unredlich ... Ist halt dumm gelaufen ..."</text:p>
          </table:table-cell>
          <table:table-cell office:value-type="string" calcext:value-type="string">
            <text:p>"... without even the slightest glimpse of the not so long history ... Such tanks are not bought and delivered 14 days before an invasion into another country. They were delivered at a time when Claudia Roth called us: ""Turkey is part of Europe!"" At that time, weapons were delivered to the EU candidate for accession to the EU. That was legally sound and was then considered morally clean. Democratically approved! That the situation in Turkey has now changed fundamentally, was not predictable. In any case, it was legitimate to deliver weapons to a NATO partner and future EU brother. A refusal would have been an option only for the ""no weapons to nowhere, not even to allies"" faction. Now to moan and shout: ""For the tanks were not thought!"" is thus dishonest ... has just stupid ..."</text:p>
          </table:table-cell>
          <table:table-cell office:value-type="string" calcext:value-type="string">
            <text:p>negative</text:p>
          </table:table-cell>
          <table:table-cell table:number-columns-repeated="1021"/>
        </table:table-row>
        <table:table-row table:style-name="ro38">
          <table:table-cell office:value-type="string" calcext:value-type="string">
            <text:p>"Man habe kein ""klares Lagebild"" sagte die Staatssekretärin oder war es eine Pressesprecherin? Egal: Man schickt die 2. Reihe vor, um offensichtlichen Unsinn zu verkünden. Denn jeder, der sich nur ein bisschen mit unserer Bundeswehr befasst hat oder gar gedient hat konnte sehen, dass Leo´s rollen (ich sehe nicht, dass die Glaubwürdigkeit der Filme angezweifelt werden kann)..Anstatt klar zu sagen, ja es sind Leo´s und wir sind nicht glücklich darüber (jeder weiß doch, dass wir an die Türkei Leo´s geliefert haben) versucht man herumzueiern und die Bevölkerung zu verdummen. Sorry, aber so schafft man kein Vertrauen, dass ist vielmehr ""unterirdisch"". Für die Exporte muss man sich nicht schämen: Die Türkei ist NATO-Partner und die Lieferung ist zu einer anderen Zeit erfolgt. Viel interessanter ist doch, dass - wenn ich es richtig sehe - Erdo nach wie vor mit Rüstungsgütern beliefert wird. Wenn ich jedes Missbrauchsrisiko ausschließen will darf ich überhaupt keine Waffen exportieren. Gut, dann machen es eben andere und man selbst verliert ein Stück weit technische Kompetenz. Es kann m.E. nur darum gehen nicht ohne Not Konflikte anzuheizen; alles andere ist unvermeidbar. Aber (vorsätzlich) ""Blödsinn"" zu erzählen, schafft das Gegenteil von Respekt."</text:p>
          </table:table-cell>
          <table:table-cell office:value-type="string" calcext:value-type="string">
            <text:p>"You have no ""clear picture,"" said the Secretary of State or was it a press officer? No matter: you send the 2nd row to proclaim obvious nonsense. Anyone who has dealt with our Bundeswehr or even served it a bit could see that Leo's are rolling (I do not see the credibility of the films can be doubted). Instead of saying clearly, yes, it's Leo 'S and we are not happy about it (everybody knows that we delivered Leo's to Turkey) they try to fool around and stun the population. Sorry, but that does not create trust, it's more ""underground"". You do not have to be ashamed of exports: Turkey is a NATO partner and the delivery took place at a different time. Much more interesting is that - if I see it correctly - Erdo is still supplied with military equipment. If I want to exclude any risk of abuse I may export no weapons at all. Well, then others do it and you yourself lose a bit of technical competence. It can m.E. It is only because of this that it is not necessary to incite conflicts without necessity; everything else is unavoidable. But (intentionally) narrating ""nonsense"" creates the opposite of respect."</text:p>
          </table:table-cell>
          <table:table-cell office:value-type="string" calcext:value-type="string">
            <text:p>negative</text:p>
          </table:table-cell>
          <table:table-cell table:number-columns-repeated="1021"/>
        </table:table-row>
        <table:table-row table:style-name="ro16">
          <table:table-cell office:value-type="string" calcext:value-type="string">
            <text:p>Es musste doch jedem klar denkenden Menschen klar sein, dass eine derart umfangreiche Lieferung moderner Kampfpanzer die Kräfteverhältniss in der Region massiv verschiebt - in einer Krisenregion mit instabilen Staaten und unberechenbaren Herrschern. Kein Wunder, dass ein kleiner Möchtegern dann noch schneller auf dumme Ideen kommt!</text:p>
          </table:table-cell>
          <table:table-cell office:value-type="string" calcext:value-type="string">
            <text:p>After all, it had to be clear to every clearly thinking person that such a large supply of modern battle tanks massively shifts the balance of power in the region - in a crisis region with unstable states and unpredictable rulers. No wonder that a little wannabe can come up with stupid ideas even faster!</text:p>
          </table:table-cell>
          <table:table-cell office:value-type="string" calcext:value-type="string">
            <text:p>negative</text:p>
          </table:table-cell>
          <table:table-cell table:number-columns-repeated="1021"/>
        </table:table-row>
        <table:table-row table:style-name="ro14">
          <table:table-cell office:value-type="string" calcext:value-type="string">
            <text:p>Die Panzerlieferungen in der Vergangenheit lassen sich nicht mehr rückgängig machen und waren aus damaliger Sicht (NATO-Partner und EU Beitrittskandidat) wohl auch sachgemäß. Die Sache ist eben dumm gelaufen. Nun aber weitere Waffen für einen klaren Angriffskrieg zu liefern ist einfach nur schäbig und gierig. Selbst wenn dadurch deutsche Arbeitsplätze gefährdet wären, könnte man das keinesfalls dagegen aufrechnen!! Auch das Argument, dann würden eben andere Länder die Waffen liefern ist absurd. Nur weil man als Privatperson Waffen auch über das Darknet besorgen kann, muss man noch lange nicht den unkontrollierten Waffenverkauf legalisieren. Es gibt eben einfach Dinge, die moralisch nicht vertretbar sind. Und die sollte man auch nicht tun - auch dann nicht, wenn andere (Länder) das anders praktizieren.</text:p>
          </table:table-cell>
          <table:table-cell office:value-type="string" calcext:value-type="string">
            <text:p>The tank deliveries in the past can not be undone and from that point of view (NATO partner and EU accession candidate) were probably also appropriate. The thing just went stupid. But to provide more weapons for a clear aggressive war is just shabby and greedy. Even if this would jeopardize German jobs, one could by no means offset this! Even the argument that other countries would deliver the weapons is absurd. Just because you as a private person can get weapons through the Darknet, you do not have to legalize the uncontrolled sale of weapons. There are simply things that are morally unacceptable. And you should not do that - even if others (countries) do it differently.</text:p>
          </table:table-cell>
          <table:table-cell office:value-type="string" calcext:value-type="string">
            <text:p>negative</text:p>
          </table:table-cell>
          <table:table-cell table:number-columns-repeated="1021"/>
        </table:table-row>
        <table:table-row table:style-name="ro13">
          <table:table-cell office:value-type="string" calcext:value-type="string">
            <text:p>Weder Frau Nahles noch Herr Schulz sind nach einer GroKo die höchsten 2 Jahre halten wird weg. Gleich wie es kommt die Zustimmung fehlt deshalb scheitert die GroKo jetzt sofort oder spätestens nach 2 Jahren gibt es Neuwahlen. Die SPD hat mit Merkel seit Jahren Erdogan machen lassen seine Mehrheit hat er hier bekommen. Die Verhältnisse für Arbeitnehmer hat Nahles nicht signifikant verbessert, Gabriel grinst bei der Eröffnung des TTIP Leseraumes und schafft CETA ohne Diskussion, er grinst auch wenn er Erdogan die Verbesserungen seiner Leopard Panzer in Aussicht stellt, gleichzeitig werden Milliarden wegen der Flüchtlinge an die Türkei bezahlt, und zusammen mit Merkel werden weitere Milliarden durch die EU an Strukturhilfe an die Türkei überwiesen. Einer alleine kann ja gar nicht so dumm sein es ist die ganze SPD Führung. Erdogan schlachtet die Kurden in Syrien und schafft neue Flüchtlinge - dass versteht die jetzige SPD unter Fluchtursachenbekämpfung - genau wie ein für Afrika höchst schädliches Handelsabkommen mit der EU unter Schulz - welches beispielsweise die afrikanische Landwirtschaft schädigt durch den ungehinderten Export subventionierte EU Lebensmittel. Keiner braucht das alles - die SPD braucht eine interne Revolution bevor sie sich mit Industrie 4.0 beschäftigen kann, genau das versteht Merkel, Gabriel, Schulz Frau Nahles und Herr Maas nun gar nicht.</text:p>
          </table:table-cell>
          <table:table-cell office:value-type="string" calcext:value-type="string">
            <text:p>Neither Mrs. Nahles nor Mr. Schulz are to hold the highest 2 years after a GroKo. No matter how it comes the approval is missing therefore the GroKo fails now immediately or after 2 years at the latest there are new elections. The SPD has been making Erdogan with Merkel for years. He got his majority here. The situation for workers has not improved Nahles significantly, Gabriel grins at the opening of the TTIP reading room and creates CETA without discussion, he grins even if he Erdogan the improvements of his Leopard tanks in view, while billions are paid for the refugees to Turkey, and together with Merkel, billions will be transferred to Turkey for structural assistance by the EU. One alone can not be so stupid it is the whole SPD leadership. Erdogan slaughters the Kurds in Syria and creates new refugees - that the current SPD understands by fighting the elimination of flight causes - just like a highly harmful for Africa trade agreement with the EU under Schulz - which for example harms African agriculture through unimpeded export subsidized EU food. No one needs it all - the SPD needs an internal revolution before it can deal with Industry 4.0, which is exactly what Merkel, Gabriel, Schulz, Mrs. Nahles and Mr. Maas do not understand.</text:p>
          </table:table-cell>
          <table:table-cell office:value-type="string" calcext:value-type="string">
            <text:p>negative</text:p>
          </table:table-cell>
          <table:table-cell table:number-columns-repeated="1021"/>
        </table:table-row>
        <table:table-row table:style-name="ro6">
          <table:table-cell office:value-type="string" calcext:value-type="string">
            <text:p>Was glauben die unzähligen Kommentatoren hier bitte, wie jung und unerfahren man mit Ende zwanzig ist? Ich kriege hier oft Brechreiz wenn ich manche Kommentare hier lese. Eines sollten viele Kommentatoren hier einmal verstehen: ich bin 29 Jahre alt, sehr gut ausgebildet (IHK Bestenehrung &amp; Co), einziger Import/Export-Spezialist eines Unternehmens des Aerospace-Segments (Tochterunternehmen eines großen Aerospace-Konzerns), ICH trage die Verantwortung dafür, dass die Arbeit aller Mitarbeiter (ich bin der jüngste im Unternehmen) auch gesetzeskonform beim Kunden ankommt (Zoll, BAFA &amp; Co). Ich agiere Global mit Kunden und Kollegen in aller Welt. Ich bin in einer Welt mit Informationen im Überfluss groß geworden, davon können viele Träumen, die heute über 60 sind und früher für Informationen in die Bibliothek radeln mussten. Ich habe früher im Luftfracht-Import gearbeitet und habe mit einer Kollegin zusammen häufig Deckungsbeiträge von über 100.000 monatlich erzielt und ging mit 1.450 netto nach hause, bekam mal eine Prämie von sagenhaften 320  brutto für meine gute Arbeit, sonst nur warme Worte und die Karotte am Stiel, dass ich bald entlastet werde wenn die Unternehmenszahlen besser werden. Mir war klar, dass ich nie entlastet werde solange ich es gestemmt bekomme (ob ich mich verheize oder nicht). Ich hatte schon die Freude von 1,5 Jahren sachgrundloser Befristung über Leiharbeit, wusste teilweise nicht ob ich nächsten Monat noch meine Miete bezahlen kann, weil mein Vertrag ausläuft. Als Leiharbeiter habe ich weniger Gehalt bekommen, hatte keine Sicherheit, aber meine Lohnkosten waren höher als die meiner Chefin, weil das Personalunternehmen (quasi mein Zuhälter) sich die Taschen ohne Gegenleistung vollstopft. De facto habe ich mitfinanziert, dass man mich jederzeit auf die Straße setzen kann. Ich habe viele Erfahrungen dieser Weise gemacht, auch in meinem Bekanntenkreis. Die Perversion des heutigen Systems habe ich schon in aller Härte erfahren dürfen. Ich bin sehr gut allgemein gebildet, politisch interessiert und kann mich sehr gut mit den Jusos identifizieren, aber nicht mit der SPD, die die Umstände mit der Agenda2010 erst (weiter) ermöglicht hat. Ich bin gemäßigt links (was die Juso ist). Nicht jeder linke wünscht sich Kommunismus und Planwirtschaft (so dumm ist keiner der etwas Verstand hat). Ich hatte die Bildung und den Charakter mich von dieser Verknechtung zu befreien, ich wünsche mir aber eine Welt, in der niemand mehr dermaßen ausgebeutet wird. Egal ob Ausgebildeter, Studierter oder Angelernter. Ich möchte deswegen noch lange nicht als Naiver, Träumer oder Jungspund abgetan werden, denn das bin ich nun wirklich nicht. Ebenso wenig sollte ein Herr Kühnert als der Kevin aus dem Luftschloss abgetan werden.</text:p>
          </table:table-cell>
          <table:table-cell office:value-type="string" calcext:value-type="string">
            <text:p>What do the countless commentators here think, how young and inexperienced you are in your late twenties? I often get nausea here when I read some comments here. One commentator should understand here once: I am 29 years old, very well educated (IHK Bestenehrung &amp; Co), the only import / export specialist of a company in the aerospace segment (subsidiary of a large aerospace group), I am responsible that the work of all employees (I am the youngest in the company) also arrives at the customer in accordance with the law (Zoll, BAFA &amp; Co). I interact globally with clients and colleagues around the world. I've grown up in a world of information galore, many dreams of which today are over 60 years old and needed to cycle to the library for information. I used to work in the air freight import business and often have profit margins of more than 100,000 with a colleague. achieved monthly and went with 1,450 ?? net home, got a bonus of fabulous 320 ?? gross for my good work, otherwise only warm words and the carrot on a stick, that I will soon be relieved when the company numbers are better. It was clear to me that I would never be relieved as long as I got it fixed (whether I'm fumbling or not). I already had the joy of 1,5 years of non-essential time limit on temporary work, partly did not know if I can pay my rent next month, because my contract expires. As a temporary worker, I got less salary, had no security, but my wage costs were higher than that of my boss, because the personnel company (quasi my pimp) stuffs the bags without consideration. In fact, I co-financed that you can put me on the street at any time. I have had many experiences of this kind, even in my circle of acquaintances. I have already been able to experience the perversion of today's system to the fullest. I am very well educated, politically interested and can identify very well with the Jusos, but not with the SPD, who made the circumstances with the Agenda2010 possible (further). I am moderately left (which is the Juso). Not everyone on the left wants communism and planned economy (nobody is that stupid enough to understand). I had the education and the character to liberate myself from this enslavement, but I wish for a world in which nobody is so exploited. No matter if you are a trainee, a student or a student. That's why I do not want to be dismissed as a naive, dreamer or youngster, because that's not what I am. Nor should a Mr. Kühnert be dismissed as the Kevin from the Castle of the Air.</text:p>
          </table:table-cell>
          <table:table-cell office:value-type="string" calcext:value-type="string">
            <text:p>negative</text:p>
          </table:table-cell>
          <table:table-cell table:number-columns-repeated="1021"/>
        </table:table-row>
        <table:table-row table:style-name="ro28">
          <table:table-cell office:value-type="string" calcext:value-type="string">
            <text:p>LOL, die feuchten rechten Träume werden garantiert nicht Wirklichkeit. So dumm sind die Menschen nicht. Hierzulande nicht, und anderswo auch nicht.</text:p>
          </table:table-cell>
          <table:table-cell office:value-type="string" calcext:value-type="string">
            <text:p>LOL, the wet right dreams are guaranteed not to be reality. People are not that stupid. Not in Germany, and not elsewhere.</text:p>
          </table:table-cell>
          <table:table-cell office:value-type="string" calcext:value-type="string">
            <text:p>negative</text:p>
          </table:table-cell>
          <table:table-cell table:number-columns-repeated="1021"/>
        </table:table-row>
        <table:table-row table:style-name="ro35">
          <table:table-cell office:value-type="string" calcext:value-type="string">
            <text:p>hätten wie eine Clinton -Präsidentin, dann müssten wir Deutsche und jettz täglich anhören wie schlimm die böse deutsche EU Politik ist, die alle Südeuropäer demütigt und auch noch dumm ist. Fakten jucken da null. Zum Glück haben wir Trump. Danke!</text:p>
          </table:table-cell>
          <table:table-cell office:value-type="string" calcext:value-type="string">
            <text:p>would have like a Clinton President, then we would have German and jettz daily listen to how bad the evil German EU policy is that humiliates all southern Europeans and is also stupid. Facts itch zero. Luckily we have Trump. Thank you!</text:p>
          </table:table-cell>
          <table:table-cell office:value-type="string" calcext:value-type="string">
            <text:p>negative</text:p>
          </table:table-cell>
          <table:table-cell table:number-columns-repeated="1021"/>
        </table:table-row>
        <table:table-row table:style-name="ro48">
          <table:table-cell office:value-type="string" calcext:value-type="string">
            <text:p>Die Pilgrim Fathers&lt;/b&gt; waren zum grössten Teil in England religiös Verfolgte. Zudem, die Indigenen hatten dummerweise noch kein Immigration Office eingeführt, bei dem man sich hätte anmelden können ...</text:p>
          </table:table-cell>
          <table:table-cell office:value-type="string" calcext:value-type="string">
            <text:p>The Pilgrim Fathers &lt;/ b&gt; were religiously persecuted for the most part in England. In addition, the Indians had stupidly introduced no immigration office, with which one could have registered ...</text:p>
          </table:table-cell>
          <table:table-cell office:value-type="string" calcext:value-type="string">
            <text:p>negative</text:p>
          </table:table-cell>
          <table:table-cell table:number-columns-repeated="1021"/>
        </table:table-row>
        <table:table-row table:style-name="ro33">
          <table:table-cell office:value-type="string" calcext:value-type="string">
            <text:p>"Es gibt ausgeklügeltere Betrügereien als ""Enkelttricks"" und dgl., welche auf die Ehrlichkeit des Gegenübers setzen. Wenn jemand z.B. Waren bestellt oder einen Auftrag erteilt und dann nicht zahlt, sondern verschwindet (oder tut das unter falschem Namen), und dies vorsätzlich, hat er seinen Mitmenschen betrogen. Dass er ""klüger"" wäre bzw. das Opfer ""dumm"", ist absoluter Unsinn. Die betrügerische handelnde Person besitzt lediglich eine Menge kriminelle Energie, weiter nichts. Es gibt eine ganze Palette Betrugskrminalität, bei welcher die Dummheit des Opfers, wie z.B. bei den nigerianischen Briefen etc., absolut keine Rolle spielt, sondern JEDER könnte das Opfer sein. Betrüger sind Kriminelle, Verbrecher, erbärmliche Menschen, und eher wie Parasiten. Da gibt es nichts schön zu reden. ***** Trump, der Selfmade-Milliardär? Fred Trump vererbte nach seinem Tod 27.000 Apartments in New York City bzw. 300 Millionen Dollar."</text:p>
          </table:table-cell>
          <table:table-cell office:value-type="string" calcext:value-type="string">
            <text:p>"There are more sophisticated scams than ""grandsons"" and the like, which rely on the honesty of the opposite. If someone is e.g. Goods ordered or issued an order and then does not pay, but disappears (or does this under a false name), and deliberately, he has cheated his fellow man. That he would be ""smarter"" or the victim ""stupid"", is absolute nonsense. The fraudulent agent has only a lot of criminal energy, nothing more. There is a whole range of fraudulentness in which the stupidity of the victim, such as at the Nigerian letters etc., plays absolutely no role, but EVERYONE could be the victim. Scammers are criminals, criminals, miserable people, and more like parasites. There is nothing nice to talk about. ***** Trump, the self-made billionaire? Fred Trump inherited 27,000 apartments in New York City and $ 300 million after his death."</text:p>
          </table:table-cell>
          <table:table-cell office:value-type="string" calcext:value-type="string">
            <text:p>negative</text:p>
          </table:table-cell>
          <table:table-cell table:number-columns-repeated="1021"/>
        </table:table-row>
        <table:table-row table:style-name="ro18">
          <table:table-cell office:value-type="string" calcext:value-type="string">
            <text:p>a) können die USA mit entsprechenden Urteilen ganz vorzüglich politischen Druck ausüben b) dienen solche US-Urteile auch gerne mal der US-Regierung als Rechtfertigung für Maßnahmen gegen ausl. Staaten Es hat halt Vorteile, wenn man sich als Weltpolizist aufschwingt ... man bestimmt halt Inhalt, Ablauf, Ort und Zeitpunkt solcher Verfahren .... Und da die Weltwirtschaft bestens verwoben ist, finden die USA immer einen weichen Punkt ... siehe den VW-Manager, der dummerweise in Florida noch Urlaub machen mußte ...</text:p>
          </table:table-cell>
          <table:table-cell office:value-type="string" calcext:value-type="string">
            <text:p>a) the US can exercise with appropriate judgments quite excellent political pressure b) such US judgments also like to serve the US government as a justification for action against foreign. States It has just advantages when you swing up as a world policeman ... it determines the content, process, location and timing of such procedures .... And since the world economy is well interwoven, the US always find a soft spot ... see the VW manager who stupidly had to vacation in Florida ...</text:p>
          </table:table-cell>
          <table:table-cell office:value-type="string" calcext:value-type="string">
            <text:p>negative</text:p>
          </table:table-cell>
          <table:table-cell table:number-columns-repeated="1021"/>
        </table:table-row>
        <table:table-row table:style-name="ro39">
          <table:table-cell office:value-type="string" calcext:value-type="string">
            <text:p>Johannes Rau sagte einmal, der Art. 1 unseres GG gelte nicht nur für Deutsche sondern für alle Menschen. Waffenlieferungen an Länder wie Saudi Arabien oder Ägypten (vor wenigen Tagen gab es für dieses Land noch einen vernichtenden Bericht von Human Rights Watch), welche unter Anderem mit Hilfe deutscher Waffen die Würde der Menschen mit Füßen treten, sind daher nicht nur skandalös sondern verstoßen auch gegen das Grundgesetz. Das dann immer kommende Totschlagargument, dass wenn wir es nicht tun, dann tun es die Anderen, ist zynisch, geschmacklos und dumm. Deutschland hatte sehr gute Gründe, den Art. 1 nach ganz vorne zu setzen, unsere Bundesregierung und die Rüstungskonzerne haben das wohl vergessen und sollten sich in Grund und Boden schämen...</text:p>
          </table:table-cell>
          <table:table-cell office:value-type="string" calcext:value-type="string">
            <text:p>Johannes Rau once said that Article 1 of our Basic Law applies not only to Germans but to all people. Shipments of weapons to countries such as Saudi Arabia or Egypt (a few days ago there was a devastating report by Human Rights Watch for this country), which, among other things, trample people's dignity with the help of German weapons, are therefore not only scandalous but also outrageous against the Basic Law. The then coming manslaughter argument that if we do not, then do the others, is cynical, tasteless and stupid. Germany had very good reasons to put Art. 1 at the top, our federal government and the defense companies have probably forgotten that and should be ashamed of the land ...</text:p>
          </table:table-cell>
          <table:table-cell office:value-type="string" calcext:value-type="string">
            <text:p>negative</text:p>
          </table:table-cell>
          <table:table-cell table:number-columns-repeated="1021"/>
        </table:table-row>
        <table:table-row table:style-name="ro22">
          <table:table-cell office:value-type="string" calcext:value-type="string">
            <text:p>"Erdogan will den Kurden in der Türkei zeigen, dass es keine von Kurden getragene Selbsstverwaltung und kein Gemeinwesen geben kann, nicht dass die Kurden in der Türkei auf ""dumme"" Gedanken kommen. Jeder Gedanke an einen kurdischen Staat sei obsolet. Das sah man doch die ganzen letzten Jahre über: friedliche Kurden-Ortschaften in Grenznähe wurden dem IS überlassen, und die Terroristen (also die radikalislamischen, nicht die kurdischen) durften im kleinen Grenzverkehr zum Auskurieren der Wunden und um sich zu entspannen über die Grenze gelassen. Dagegen war die türkische Grenze für die Kurden mehr oder weniger dicht."</text:p>
          </table:table-cell>
          <table:table-cell office:value-type="string" calcext:value-type="string">
            <text:p>"Erdogan wants to show the Kurds in Turkey that there can be no Kurdish self-government and no polity, not that the Kurds in Turkey come up with ""stupid"" thoughts. Every thought of a Kurdish state is obsolete. This was seen over the last few years: peaceful Kurdish villages near the border were left to the IS, and the terrorists (ie the radical Islamic, not the Kurdish) were allowed in the local border traffic to cure the wounds and to relax over the border , By contrast, the Turkish border was more or less dense for the Kurds."</text:p>
          </table:table-cell>
          <table:table-cell office:value-type="string" calcext:value-type="string">
            <text:p>negative</text:p>
          </table:table-cell>
          <table:table-cell table:number-columns-repeated="1021"/>
        </table:table-row>
        <table:table-row table:style-name="ro22">
          <table:table-cell office:value-type="string" calcext:value-type="string">
            <text:p>wären die Kurden nicht so dumm gewesen sich alleinig auf die USA mit Trampeltrump zu verlassen, der wohl nichtmal weis wo die Kurdengebiete im Atlas zu finden sind und hätten sie Assads immer wieder vorgebrachtes Angebot nicht immer wieder ausgeschlagen, die SAA bis an die Grenze zur Türkei zu lassen, dann hätte es diesen Angriff der Türkei nie gegeben. Denn die SAA hätte die Türkei zähneknirschend akzeptiert, einen potentiellen Kurdenstaat jedoch niemals, das wussten auch die Kurden, sollten sie zumindest. Waren aber offenbar so dumm zu glauben das die USA Partei ergreifen für ein unbedeutendes Kurdistan und gegen eines der strategisch wichtigsten NATO Länder: TÜRKEI.</text:p>
          </table:table-cell>
          <table:table-cell office:value-type="string" calcext:value-type="string">
            <text:p>The Kurds would not have been so stupid to rely solely on the US Trampeltrump, which is probably not even know where the Kurdish areas in the Atlas can be found and they had repeatedly rejected Assad's repeatedly made offer, the SAA to the border with Turkey it would never have been Turkey's attack. Because the SAA would have grudgingly accepted Turkey, but never a potential Kurdish state, as well knew the Kurds, they should at least. Apparently, they were stupid enough to believe that the US was taking sides with insignificant Kurdistan and one of the strategically most important NATO countries: TURKEY.</text:p>
          </table:table-cell>
          <table:table-cell office:value-type="string" calcext:value-type="string">
            <text:p>negative</text:p>
          </table:table-cell>
          <table:table-cell table:number-columns-repeated="1021"/>
        </table:table-row>
        <table:table-row table:style-name="ro21">
          <table:table-cell office:value-type="string" calcext:value-type="string">
            <text:p>Na, da haben Sie das Beste ja verpasst: Die brasilianische Wirtschaftskatastrophe seit 2015, die nämlich auch Lulas PT und seine strunzdumme Nachfolgerin Dilma Rousseff zu verantworten haben. Ich nehme mal an, dass Sie da schon nicht mehr im Lande weilten. Und was Lulas Beliebtheit angeht, darf man Zweifel anmelden. Bei den brasilienweiten Kommunalwahlen im Oktober musste seine PT katastrophale Verluste um 47% hinnehmen. Ich hätte es übrigens gern gesehen, wenn er nicht verurteilt worden wäre; im Oktober kandidiert hätte und vom Wähler abgewatscht worden wäre. Der grosse und ach so populäre Volkstribun kann ja nicht mal mehr ungeschützt ein Bad in der Menge nehmen.</text:p>
          </table:table-cell>
          <table:table-cell office:value-type="string" calcext:value-type="string">
            <text:p>Well, there you have missed the best: The Brazilian economic disaster since 2015, namely the Lulas PT and his stupid successor Dilma Rousseff to answer for. I suppose you did not stay in the country. And as far as Lulas popularity is concerned, one can declare doubt. In the Brazilian local elections in October, his PT suffered catastrophic losses by 47%. Incidentally, I would have liked it if he had not been convicted; had run for office in October and was voted out by the voter. The big and oh so popular tribune of the people can not even take an unprotected bath in the crowd.</text:p>
          </table:table-cell>
          <table:table-cell office:value-type="string" calcext:value-type="string">
            <text:p>negative</text:p>
          </table:table-cell>
          <table:table-cell table:number-columns-repeated="1021"/>
        </table:table-row>
        <table:table-row table:style-name="ro45">
          <table:table-cell office:value-type="string" calcext:value-type="string">
            <text:p>Sie haben offensichtlich nicht verstanden, wie kunstvoll Martin Schulz seine politische Strategie inszeniert. Im Wahlkampf hat er zunächst ganz allgemein und pauschal von sozialer Gerechtigkeit gesprochen, um sodann die Menschen für die Zeit nach dem Wahlkampf mehr und mehr auch mit den konkreten Detailfragen dieser sozialen Gerechtigkeit vertraut zu machen. Als da vor allem drei Detailfragen wären: 1. Europa. Soziale Gerechtigkeit kann es nur in einem Europa der Menschen geben. Aber nicht in einem Vaterland der Konzerne. 2. EU-Finanzministerium. Da Finanzen heute nur über Grenzen hinweg sinnvoll eingenommen und ausgegeben werden können, bedarf es eines EU-Finanzministers. Das ist eben auch eine Frage der sozialen Gerechtigkeit, wie ich hoffentlich nicht näher erläutern muss. 3. Die Bürgerversicherung ist sowieso eine Frage der sozialen Gerechtigkeit, da es ja nicht sein kann, dass ein Banker schneller dran kommt, obwohl er nur einen Husten hat, als ein hart arbeitender Bergmann mit einer Lungenembolie. Die Wähler werden also nicht für dumm verkauft, wie Sie mutmaßen, sondern im Gegenteil sehr behutsam und sachorientiert an die relevanten Gerechtigkeitsfragen herangeführt.</text:p>
          </table:table-cell>
          <table:table-cell office:value-type="string" calcext:value-type="string">
            <text:p>Obviously they did not understand how artfully Martin Schulz staged his political strategy. In the election campaign, he initially spoke in a general and general way about social justice in order to make people more and more familiar with the concrete details of this social justice for the time after the election campaign. As above all three detailed questions would be: 1. Europe. Social justice can only exist in a Europe of people. But not in a homeland of the corporations. 2. EU Ministry of Finance. Since finances today can only be meaningfully taken up and spent beyond borders, an EU finance minister is needed. That is also a question of social justice, as I hope I do not have to explain in more detail. 3. Citizens' insurance is anyway a matter of social justice, since it can not be that a banker comes faster, although he has only a cough, as a hard-working miner with a pulmonary embolism. The voters are therefore not sold for stupid, as you speculate, but on the contrary very carefully and objectively introduced to the relevant justice issues.</text:p>
          </table:table-cell>
          <table:table-cell office:value-type="string" calcext:value-type="string">
            <text:p>negative</text:p>
          </table:table-cell>
          <table:table-cell table:number-columns-repeated="1021"/>
        </table:table-row>
        <table:table-row table:style-name="ro1">
          <table:table-cell office:value-type="string" calcext:value-type="string">
            <text:p>"Ein fauler Trick, der letztendlich nur dazu dient der SPD auf unseriöse Art und Weise ein paar mehr ""Mitglieder"" in die Kasse zu spülen. Und offenbar gibt es genug Leute, die doof genug sind da mit zu machen. Die SPD-Führung wird bei der Abstimmung natürlich eine Regelung erlassen, nach der nur Parteimitglieder stimmberechtigt sind z.B. bis spätestens 12/2017 in der SPD waren. Und schon ist der Spuk vorbei und die Eingetretenen drücken schön Mitgliedsbeiträge ab ohne was zu sagen zu haben. Eigentlich gar nicht so dumm, wenns nur nicht so unseriös wäre :-)"</text:p>
          </table:table-cell>
          <table:table-cell office:value-type="string" calcext:value-type="string">
            <text:p>"A lazy trick, which ultimately serves only the SPD in a dubious way to flush a few more ""members"" in the register. And apparently there are enough people who are stupid enough to do it. Of course, the SPD leadership will adopt a ruling in the vote, according to which only party members are entitled to vote. until 12/2017 at the latest were in the SPD. And already the spook is over and the entrants express nicely subscriptions without having to say anything. Actually not that stupid, if only not so frivolous :-)"</text:p>
          </table:table-cell>
          <table:table-cell office:value-type="string" calcext:value-type="string">
            <text:p>negative</text:p>
          </table:table-cell>
          <table:table-cell table:number-columns-repeated="1021"/>
        </table:table-row>
        <table:table-row table:style-name="ro19">
          <table:table-cell office:value-type="string" calcext:value-type="string">
            <text:p>Ich hoffe Sie treffen diese Aussagen nicht mit dem Wissen, dass es in der türkischen Armee viele Kurden gibt. Darüber hinaus sind Abgeordneter einzelner Parteien (außerhalb der HDP) auch kurdische Mitbürger der türkischen Republik. Eine geschlossene Haltung gegenüber der militärischen Offensive gegen Separatistische Terrororganisationen sehe ich nicht als Schwäche der Opposition. Die Kurdischen Gebiete sollten Sie vielleicht etwas besser recherchieren. Auch Ihre Aussage zu den Frauenrechten ist sehr wackelig, bedenkt man die Einführung des Frauenwahlrechts in der Türkei, das 1934 in Kraft trat. Das Größte Problem in der gesamte Region ist, dass keine Ethnie oder Nation Selbstkritisch ist. Keiner kritisiert Handlungen in den eigenen Reihen. Solange diese dumme Haltung fortwährt wird sich nie etwas ändern. Da ändern auch UNO-Schutztruppen nichts. Recherchieren Sie mal den Einsatz der UNO Schutztruppen in Srebrenica. Die haben soviel gebracht wie Schlaudraff bei Bayern München. Sie waren nur dabei.</text:p>
          </table:table-cell>
          <table:table-cell office:value-type="string" calcext:value-type="string">
            <text:p>I hope you do not make these statements with the knowledge that there are many Kurds in the Turkish army. In addition, members of individual parties (outside the HDP) are also Kurdish citizens of the Turkish Republic. I do not see a closed attitude towards the military offensive against separatist terrorist organizations as a weakness of the opposition. Maybe you should research the Kurdish areas a bit better. Also, your statement on women's rights is very shaky, considering the introduction of women's suffrage in Turkey, which came into force in 1934. The biggest problem in the entire region is that no ethnicity or nation is self-critical. Nobody criticizes actions in their own ranks. As long as this stupid attitude continues, nothing will ever change. UN protection forces do not change anything either. Search for the deployment of UN protection forces in Srebrenica. They have brought as much as Schlaudraff at Bayern Munich. They were only there.</text:p>
          </table:table-cell>
          <table:table-cell office:value-type="string" calcext:value-type="string">
            <text:p>negative</text:p>
          </table:table-cell>
          <table:table-cell table:number-columns-repeated="1021"/>
        </table:table-row>
        <table:table-row table:style-name="ro7">
          <table:table-cell office:value-type="string" calcext:value-type="string">
            <text:p>Vielleicht sollten die vielen Kritiker einmal über den Tellerrand schauen. Man kann alles schlecht reden, doch jetzt beginnen doch erst die echten Verhandlungen. Sondierungen sind Sondierungen und keine Verträge. Alles andere ist dummes Geschwafel. Würde empfehlen selbst in die Politik zu gehen, nicht nur teils unqualifiziert zu kritisieren. Ihr verunglimpft einen Martin Schulz, bisher kam er praktisch noch nicht dazu Politik zu verändern, man sollte ihm eine Chance geben. Was er leistet und in den letzten Monaten durch die Medien getrieben wurde, das halten nicht viele aus. Ihr solltet mal zurückdenken, wieviel Fehlentscheidungen eine Kanzlerin in den letzten Jahren gemacht hat, das hättet ihr keinem SPD-Kanzler durchgehen lassen. Wer ist also demnächst schuld, wenn die CSU über die Flüchtlingsfrage nicht mehr verhandeln will? Bei ungerechten Behandlungen in Arztpraxen sich nichts ändert? Bei Arbeitsverträgen junger Menschen sich nichts ändert? Ist es dann die SPD, die Schuld hat wenn es keine GroKo gibt?</text:p>
          </table:table-cell>
          <table:table-cell office:value-type="string" calcext:value-type="string">
            <text:p>Maybe the many critics should think outside the box. You can talk bad things, but now only the real negotiations begin. Soundings are soundings and not contracts. Everything else is stupid gibberish. Would recommend to go into politics, not only to criticize partly unqualified. You vilify a Martin Schulz, so far he has not come to change politics, you should give him a chance. What he does and has been driven through the media in recent months, that does not last many. You should think back to how many wrong decisions a Chancellor has made in recent years, you would not let that go through any SPD Chancellor. So who is to blame if the CSU does not want to negotiate on the refugee question? In unfair treatments in medical practices nothing changes? When employment contracts of young people nothing changes? Is it the SPD who is to blame if there is no GroKo?</text:p>
          </table:table-cell>
          <table:table-cell office:value-type="string" calcext:value-type="string">
            <text:p>negative</text:p>
          </table:table-cell>
          <table:table-cell table:number-columns-repeated="1021"/>
        </table:table-row>
        <table:table-row table:style-name="ro15">
          <table:table-cell office:value-type="string" calcext:value-type="string">
            <text:p>wirklich Rückgrat hätte, würde er sich der Justiz in Spanien stellen. Er hat ganz bewusst spanische Gesetze gebrochen und jetzt stellt er sich als Märtyrer hin. Die einfachen Gemüter in Katalonien, und wie man aus manchen Posts entnehmen kann auch hier, nehmen ihm das auch noch ab. Wenn das in Europa Schule macht, dann haben wir in Europa bald wieder eine Situation wie vor ein paar hundert Jahren mit vielen kleinen Nationalstaaten die ununterbrochen diverse Konflikte austragen. Ob so der Traum von einem vereinigten Europa ohne Kriege verwirklicht werden kann, ist fraglich. Außerdem hat noch niemand genau hinterfragt, was wirklich der Grund für den Abspaltungswunsch ist. Angeblich gehts da ja um das Vertuschen von Schwarzgeldverschiebung. Wenn das stimmt, dann also gar keine so edle Motivation wie den dummen Wählern versucht wurde einzureden.</text:p>
          </table:table-cell>
          <table:table-cell office:value-type="string" calcext:value-type="string">
            <text:p>really backbone, he would face the judiciary in Spain. He has deliberately broken Spanish laws and now he poses as a martyr. The simple minds in Catalonia, and as you can see from some posts here too, take that away from him. If that makes school in Europe, then we will soon have a situation in Europe like a few hundred years ago, with many small nation-states constantly fighting various conflicts. Whether the dream of a unified Europe without wars can be realized is questionable. In addition, no one has questioned exactly what is really the reason for the spin-off. Supposedly it is about the cover up of black money shift. If that's true, then so no so noble motivation as the stupid voters was trying to talk.</text:p>
          </table:table-cell>
          <table:table-cell office:value-type="string" calcext:value-type="string">
            <text:p>negative</text:p>
          </table:table-cell>
          <table:table-cell table:number-columns-repeated="1021"/>
        </table:table-row>
        <table:table-row table:style-name="ro18">
          <table:table-cell office:value-type="string" calcext:value-type="string">
            <text:p>Klar, welch durchdachte Taktik, man versetzt die Bevölkerung mit Fehlalarm in Angst und schrecken, die dann einen drohenden Ernstfall nicht mehr ernst nimmt. Warum steigern Sie ihre Vermutung nicht und schicken gleich eine Atombombe auf die Bevölkerung, um klar zu machen dass eine Bedrohung real ist? Wenn Sie also denken, die Bevölkerung sei dumme Schaafe und werden durch die Herrschaften mit Schreckschusspistolen in Angstzustände versetzt, dann begründen Sie das auch besser.</text:p>
          </table:table-cell>
          <table:table-cell office:value-type="string" calcext:value-type="string">
            <text:p>Of course, what clever tactics, you put the population with false alarm in fear and terror, which then takes a looming emergency seriously. Why not increase your guess and send a nuclear bomb to the population to make it clear that a threat is real? So if you think the population is stupid sheep and are scared by the gentlemen with stun guns, then you justify that better.</text:p>
          </table:table-cell>
          <table:table-cell office:value-type="string" calcext:value-type="string">
            <text:p>negative</text:p>
          </table:table-cell>
          <table:table-cell table:number-columns-repeated="1021"/>
        </table:table-row>
        <table:table-row table:style-name="ro24">
          <table:table-cell office:value-type="string" calcext:value-type="string">
            <text:p>am 24.9. wählten über 1 Mill Realisten ehem. von der CDU / CSU, 500 000 von der SPD, 400 000 von den Linken,... mehr die AfD, weil sie die um Potenzen wichtigsten Inhalte für alle hat, zur Gründung führten vor 4 Jahren erst die Fehlkonstrukte Euro / EU, mit einem Weiterso fährt man die Karre mit Vollgas an die Wand. Informieren Sie sich genauer, was Macron will und die mit dem EU-BSE-Virus Infizierte Schulz, Gabriel,... gut finden, u.a. einen EU-Finanzminister mit eigenem Budget (wenn andere Länder über unseren Haushalt bestimmen, ist das sogar eine Verletzung unseres Grundgesetzes. Was kam mit dem Euro heraus, jedes noch so kleine Land hat eine Stimme, wie auch D, der Club Med unter franz. Führung hat 70 Prozent, d. h. der Zahlmeister wird überstimmt. Macron will jetzt noch mehr Mrd vom Michel, u.a. auch mit einer EU-Arbeitslosenversicherung, der Bankenunion / gemeinsamen Haftung für Kredite, statt Reformen, unter denen man in Wahrheit eine Art Agenda 2010 in Wahrheit versteht, mit der SPD und Grüne unter Schröder die Steuern der Reichen um 10 Prozent senkten, die Kleinen stark belasteten, nur so wurde D wieder fit, dumm nur, das war der Sargnagel des Euro, alle anderen lassen sich das nicht gefallen. Später kam die sehr schwere Willkommenskrise hinzu, mit der D und die EU gespalten wurde. Hier finden Sie die Kosten, muss man selber suchen bei Google mit Focus, Prof. Sinn spricht Klartext, diese 2 Seiten genau lesen, insbes. die Zahlen vom ifo-Institut und die Prof. Raffelhüssen nennt, sollten die auch nur zur Hälfte stimmen, dann wissen Sie, was die wahren Rattenfänger noch zu verteilen haben. 30 Mrd, plötzlich 45 Mrd stehen für 4 Jahre zur Verfügung, deren Wahlversprechen liegen über 170 Mrd, entweder muss man anderes stark kürzen (können die nicht) oder man muss das Asozialste machen, noch -zig Mrd mehr Schulden zu den ca. 2 Bill seinen Kindern vererben. Tilgen können die das nie, es muss zu einer noch grösseren Krise führen, wie vor ca. 100 Jahren, dann sind die Verschwender ihre vielen Bill Schulden los und die Masse ihr mühsam Erspartes und die Zukunft unserer Nachkommen ruiniert</text:p>
          </table:table-cell>
          <table:table-cell office:value-type="string" calcext:value-type="string">
            <text:p>on 24.9. chose over 1 million realists former. of the CDU / CSU, 500,000 from the SPD, 400,000 from the left, ... more AFD, because it has the most important powers to content for all, establishing led only 4 years ago the Fehlkonstrukte Euro / EU, with a weiterso one drives the cart at full throttle on the wall. Find out in more detail what Macron wants and those infected with the EU BSE virus Schulz, Gabriel, ... are well placed, ia. an EU finance minister with his own budget (if other countries decide on our budget, this is even a violation of our constitutional law.) What came out with the euro, every small country has a voice, as well as D, the Club Med under franz. leadership has 70 percent, that the purser is overruled. Macron now wants more billion from Michel, including with EU unemployment insurance, banking union / joint liability for loans, instead of reforms, among which one in fact a kind of agenda 2010 in truth understands lowered with the SPD and the Greens with Schroeder the taxes of the rich by 10 percent, the little heavily loaded, the only way D was fit again, bad only that was the nail in the coffin of the euro, all others can not like it. Later, The very serious welcome crisis that has split D and the EU, you can find the costs here, you have to search for yourself on Google with Focus, Prof. Sinn speaks plain text, these 2 pages gena u read, esp. the numbers from the Ifo Institute and the Prof. Raffelhüssen calls, if only half vote, then you know what the true Pied Piper still have to distribute. 30 billion, suddenly 45 billion are for 4 years are available whose campaign promises are more than 170 billion, either you have another cut strong (can not) or you have to make the Asozialste, even tens of billion more debt to about 2 Bill to his children. It can never eradicate that, it must lead to an even greater crisis, as it did 100 years ago, when the spendthrifts get rid of their many bill debts and the masses ruin their hard work and ruin the future of our descendants</text:p>
          </table:table-cell>
          <table:table-cell office:value-type="string" calcext:value-type="string">
            <text:p>negative</text:p>
          </table:table-cell>
          <table:table-cell table:number-columns-repeated="1021"/>
        </table:table-row>
        <table:table-row table:style-name="ro29">
          <table:table-cell office:value-type="string" calcext:value-type="string">
            <text:p>abzuschaffen, die Partei von Brandt und Schmidt ist nur noch ein Sammelbecken vom absoluten Mittelmaß, und es werden falsche Prioritäten gesetzt. Ich hoffe ebenso, dass die Linke durch Wagenknecht auseinander genommen wird. Dann ist der Weg frei für eine Bewegung wie in Frankreich, jenseits dummer Dogmen. Es wird ganz bald wieder spannend in Deutschland!</text:p>
          </table:table-cell>
          <table:table-cell office:value-type="string" calcext:value-type="string">
            <text:p>The party of Brandt and Schmidt is only a reservoir of absolute mediocrity, and false priorities are set. I also hope that the left will be taken apart by Wagenknecht. Then the way is clear for a movement like in France, beyond stupid dogmas. It will be exciting again in Germany soon!</text:p>
          </table:table-cell>
          <table:table-cell office:value-type="string" calcext:value-type="string">
            <text:p>negative</text:p>
          </table:table-cell>
          <table:table-cell table:number-columns-repeated="1021"/>
        </table:table-row>
        <table:table-row table:style-name="ro31">
          <table:table-cell office:value-type="string" calcext:value-type="string">
            <text:p>"Ich hatte auf eine Sensation á la Brexit gehofft, aber in Deutschland wartet man vergebens auf eine revolutionäre Wendung zum Guten. Lieber läßt man alles beim Alten. Herrschaften, wenn man merkt dass es ""weh tut"" dann ist es zu spät! Vorher den Trend erkennen, das ist das Gebot der Stunde! Dass man von Profipolitikern kein Rückgrat erwarten kann war klar, daher hoffe ich jetzt noch ganz schwach auf den Mitgliederentscheid. Glaubt denn wirklich jemand, dass in den Koalitionsverhandlungen noch etwas außerhalb des in den Sondierungsgesprächen abgesteckten Rahmens ausgehandelt wird? Es sind sogar noch Altlasten vom Koalitionsvertrag der letzten 4 Jahre übrig, die die SPD nicht durchsetzen konnte/wollte. Und das sind keine zu vernachlässigenden Punkte. Trotzdem wollen uns diese Hampelmänner von der SPD erzählen, sie würden jetzt forsch auftreten? Dass ich nicht lache! Das sind genauso hohle Phrasen, wie das Geschwätz von der Erneuerung der SPD. Erneuerung mit Schulz, Scholz, Nahles, Gabriel, Schwesig und Dreyer? Da muss man ja schon gehirntot sein, um daran zu glauben. Alleine die Tonwahl der CDU/CSU vor, während und nach den Sondierungsgeprächen gegenüber der SPD sagt doch schon, dass die SPD nur Mehrheitsbeschaffer ist und ansonsten die Klappe zu halten hat. Aber wie gesagt, Profipolitiker und Rückgrat.......................Die SPD wird sich in den Koalitionsverhandlungen noch mehr über den Tisch ziehen lassen wie bei den Sondierungsgesprächen. Und mich würde gar nicht wundern, wenn die SPD bei der nächsten Bundestagswahl wieder auf 20% kommt. Ein Volk, dass sich von einem Autokonzern für dumm verkaufen läßt und als Belohnung gleich wieder einen VW Diesel kauft, während die Amis sich fürstlich entschädigen lassen, so einem Volk ist nicht zu helfen. Vermutlich sind alle VW Fahrer SPD Wähler. Das einzig Ärgerliche ist, dass alle, die das Chaos zu verantworten haben, von der Altersvorsorge her sehr gut abgesichert sind. Schulz wahrscheinlich noch am Besten, denn 21 Jahre EU-Parlament, da können die Ansprüche aus seinen vermutlich 4 Jahren Bundestagszeit nur noch das Sahnehäubchen sein. In diesen 4 Jahren wird er sich mehr Altersprivilegien ""erarbeiten"" wie der Durchschnittsbürger in 40 Jahren, auch wenn es nicht mehr für eine zweite Legislaturperiode für die vollen Bezüge reichen sollte."</text:p>
          </table:table-cell>
          <table:table-cell office:value-type="string" calcext:value-type="string">
            <text:p>"I had hoped for a sensation à la Brexit, but in Germany one waits in vain for a revolutionary turn for the better. Better to leave everything the same. Gentlemen, when you realize that it hurts, it's too late! Know the trend before, that's the order of the day! That one can not expect a backbone from professional politicians was clear, so I hope now very weak on the membership decision. Does anyone really believe that the coalition negotiations are still negotiating outside the scope of the exploratory talks? There are even legacies left over from the coalition agreement of the last four years that the SPD was unable / unwilling to enforce. And these are not negligible points. Nevertheless, these jumping jacks want to tell us of the SPD, they would now be brisk? That I do not laugh! These are just as hollow phrases as the chatter about the renewal of the SPD. Renewal with Schulz, Scholz, Nahles, Gabriel, Schwesig and Dreyer? You have to be brain dead to believe in it. Alone the tone of the CDU / CSU before, during and after the exploratory talks to the SPD already says that the SPD is only a majority fundraiser and otherwise shut up. But as I said, professional politician and backbone ....................... The SPD will be in the coalition negotiations even more spread over the table as in the exploratory talks. And I would not be surprised if the SPD again comes to 20% in the next federal election. A people that let themselves be sold by a car company for stupid and as a reward immediately buys a VW diesel, while the Americans are royally indemnified, such a people is not to help. Presumably, all VW drivers are SPD voters. The only annoying thing is that those who are responsible for the chaos are very well covered by the old-age provision. Schulz probably still the best, because 21 years of the European Parliament, since the claims from his presumably 4 years of the Bundestag can only be the icing on the cake. In these four years, he will ""work out"" more senior citizenships than the average citizen in 40 years, even though it should not be enough for a second legislative period for the full salary."</text:p>
          </table:table-cell>
          <table:table-cell office:value-type="string" calcext:value-type="string">
            <text:p>negative</text:p>
          </table:table-cell>
          <table:table-cell table:number-columns-repeated="1021"/>
        </table:table-row>
        <table:table-row table:style-name="ro15">
          <table:table-cell office:value-type="string" calcext:value-type="string">
            <text:p>"Sie sind einer dieser lustig-frustigen Gestalten (die vermutlich nichtmal aus der SPD Wählerschaft kommen), die so tun als handele es sich um ein Wahlversprechen oder als hätte das irgendwelche Relevanz, was da nach Ausgang der Wahl alles gesagt wurde. Der entscheidende Haken an Ihrer ""Argumentation"" ist, dass vor der Wahl weder SPD noch Schulz eindeutig ausgeschlossen hat, sich an der Regierung beteiligen (ob Groko oder was anderes). Das wäre auch Irrsinn, selbst wenn der Plan schon in der Schublage lag....dann hätten sie bei der Bundestagswahl noch schlechter abgeschnitten und es hätte sich wohl keine GroKo ergeben - was dann aber wohl tatsächlich eindeutig als ""Abwahl"" der Groko interpretiert werden könnte... Wieauchimmer...Sie sollten Ihre dumme Häme wegstecken, Menschen nicht mit Tieren vergleichen und wie wir alle gefälligst abwarten, was passiert."</text:p>
          </table:table-cell>
          <table:table-cell office:value-type="string" calcext:value-type="string">
            <text:p>"You're one of those funny-frustrated people (who probably do not even come from the SPD electorate) who pretend it's an election pledge or that it has any relevance to what they said after the election was over. The crucial catch to your ""reasoning"" is that before the election, neither SPD nor Schulz has clearly ruled out joining the government (whether Groko or something else). That would be madness, even if the plan was already in the Schublage .... then they would have cut off even worse in the federal election and it would have probably no GroKo revealed - which then but actually clearly interpreted as ""deselection"" of Groko could ... Anyway ... you should take away your stupid evil, do not compare people with animals and how we all wait and see what happens."</text:p>
          </table:table-cell>
          <table:table-cell office:value-type="string" calcext:value-type="string">
            <text:p>negative</text:p>
          </table:table-cell>
          <table:table-cell table:number-columns-repeated="1021"/>
        </table:table-row>
        <table:table-row table:style-name="ro22">
          <table:table-cell office:value-type="string" calcext:value-type="string">
            <text:p>"Auweia, daß Ihr auch niemals Eure Klappe halten könnt. Sie haben sogar Recht mit Ihrer Vermutung. Wie Millionen anderer wahrer Sozialdemokraten bin ich vor Marionetten wie Ihnen schon vor Jahren vor der SPD geflohen. Hier in der Herzkammer der Sozialdemokratie habt Ihr es doch tätsächlich geschafft die SPD zu pulverisieren. Von 70-80% in meinem Bezirk auf 42%. Chapeau und viel Spaß bei der weiteren Leichenfledderei! Welche dumme Häme übrigens, Sie verteidigen doch jemand der andere MENSCHEN Gewalt an tun möchte und ""auf die Fresse geben"" will. Herrje, echauffieren Sie sich weiter im Kaminzimmer der Macht, Sie Sensibelchen!"</text:p>
          </table:table-cell>
          <table:table-cell office:value-type="string" calcext:value-type="string">
            <text:p>"Auweia, that you can never shut up either. You are even right with your guess. Like millions of other true Social Democrats, I've escaped puppets like you, years ago, from the SPD. Here in the ventricle of the Social Democracy, you have really managed to pulverize the SPD. From 70-80% in my district to 42%. Chapeau and have fun with the further morgue! By the way, you are defending somebody who wants to do violence to other PEOPLE and wants to ""gag on your face"". Jesus, you keep on chasing yourself in the fireplace room of power, you Sensibelchen!"</text:p>
          </table:table-cell>
          <table:table-cell office:value-type="string" calcext:value-type="string">
            <text:p>negative</text:p>
          </table:table-cell>
          <table:table-cell table:number-columns-repeated="1021"/>
        </table:table-row>
        <table:table-row table:style-name="ro12">
          <table:table-cell office:value-type="string" calcext:value-type="string">
            <text:p>die Aussage Sie verstanden zu haben, entbehrt jeder Grundlage! Ihre arrogant vorgetragenen Wort-und Satzhülsen sind nicht nur inhaltsleer, sondern auch sinnbefreit. Vielleicht verwechseln Sie hier Forum und Gosse, soll bei Leuten Ihrer Geisteshaltung ja vorkommen. Der Vorteil an Intelligenz ist bekanntlich der, sich dumm stellen zu können, andersherum, und da kommen Sie in`s Spiel, wird`s schwierig.</text:p>
          </table:table-cell>
          <table:table-cell office:value-type="string" calcext:value-type="string">
            <text:p>the statement to have understood you, lacks any basis! Their arrogantly recited word and sentence phrases are not only meaningless, but also meaningless. Maybe you confuse here forum and gutter, should happen to people of your mindset yes. The advantage of intelligence is known to be the one to be able to stupid, the other way around, and then you get into the game, it's difficult.</text:p>
          </table:table-cell>
          <table:table-cell office:value-type="string" calcext:value-type="string">
            <text:p>negative</text:p>
          </table:table-cell>
          <table:table-cell table:number-columns-repeated="1021"/>
        </table:table-row>
        <table:table-row table:style-name="ro25">
          <table:table-cell office:value-type="string" calcext:value-type="string">
            <text:p>"da liegen Sie aber sowas von daneben bei mir - ich habe noch niemals SPD gewählt oder das überhaupt in Erwägung gezogen und kann mir nicht vorstellen es in absehbarer Zeit zu tun. Ist aber auch wumpe, wo Sie mich verorten. Mir geht nur einfach dieses dumme Geschwätz von angeblichem Wählerwillen und ""Versprechen"" von Leuten mit denen Sie weder was zu tun haben noch Ansprüche stellen können. Und dass Sie nix auf Anstand geben und lieber persönlich austeilen als zu differenzieren, war ohnehin klar..."</text:p>
          </table:table-cell>
          <table:table-cell office:value-type="string" calcext:value-type="string">
            <text:p>"But there you are with me something besides - I have never voted SPD or considered that at all and can not imagine doing it in the foreseeable future. But it is also hump where you locate me. I'm just just dumb talk of alleged voter will and ""promise"" of people with whom you have nothing to do or claims. And that you give nothing to decency and prefer to hand out rather than to differentiate, was clear anyway ..."</text:p>
          </table:table-cell>
          <table:table-cell office:value-type="string" calcext:value-type="string">
            <text:p>negative</text:p>
          </table:table-cell>
          <table:table-cell table:number-columns-repeated="1021"/>
        </table:table-row>
        <table:table-row table:style-name="ro49">
          <table:table-cell office:value-type="string" calcext:value-type="string">
            <text:p>"Ich vermute, dass Erdogan nun seine Macht ausbreiten und seine Landesgrenzen ausweiten will, mit dem Vorwand, nur eine ""terroristische Vereinigung"" zu zerstören. So lässt sich sein osmanischen Reich schneller errichten. Ich glaube in diesem Fall wird die USA schon genau wissen, wen sie unterstützt. Einen Terroristen zu unterstützen, werden sie sich nach Irak moralischen nicht mehr leisten können. Die Menschen dort kämpfen für den Frieden. Die Attentäter in der Türkei waren unabhängige verzweifelte Geisteskranke, wurden jedoch von der türkischen Presse der Gruppierung zugeordnet, um es sich einfach zu machen. Ich bin gespannt, wie Trump oder/und Putin reagieren, wenn der erste eigene Soldat fällt. Vielleicht kann man in dieser ganzen hirnlosen Abschlachterei auf eine Annäherung von USA und Russland spekulieren, wenn man mal ganz positiv denkt. Ansonsten finde ich die Pläne von Gabriel einzig und allein dumm und naiv. Aber er wird sich noch wundern, wenn er irgendwann mit seinen eigenen Deals heftige Probleme bekommt und Erdogan mit unseren Waffen an der deutschen Tür klopft. Spätestens jetzt zeigt sich doch allen vernünftig denkenden Menschen, dass mit diesem Typ bzw. der Türkei generell nicht verhandelt werden kann und darf! Ich hoffe trotzdem, dass sich die deutsche Bundeswehr aus dieser Angelenheit vor Ort raushällt. Wir haben oft genug den Kopf hinhalten müssen."</text:p>
          </table:table-cell>
          <table:table-cell office:value-type="string" calcext:value-type="string">
            <text:p>"I suspect that Erdogan now wants to expand his power and expand his borders, on the pretext of destroying only a ""terrorist organization"". This is how his Ottoman Empire can be built faster. I believe in this case, the US will know exactly who she supports. To support a terrorist, they will no longer be able to afford Iraq moral. The people there are fighting for peace. The assassins in Turkey were independent desperate mental patients, but were assigned by the Turkish press to the group just to make it easy. I'm curious how Trump or / and Putin will react when the first own soldier falls. Perhaps in this whole mindless slaughterhouse one can speculate on a rapprochement between the US and Russia, if one thinks quite positively. Otherwise, I find the plans of Gabriel only stupid and naive. But he'll be surprised if he gets into some serious problems with his own deals and Erdogan knocks on the German door with our weapons. At least now shows but all reasonable thinking people that with this type or Turkey can not be negotiated in general! Nevertheless, I hope that the German Federal Armed Forces will get out of this spot on the spot. We often had to hold our heads up."</text:p>
          </table:table-cell>
          <table:table-cell office:value-type="string" calcext:value-type="string">
            <text:p>negative</text:p>
          </table:table-cell>
          <table:table-cell table:number-columns-repeated="1021"/>
        </table:table-row>
        <table:table-row table:style-name="ro18">
          <table:table-cell office:value-type="string" calcext:value-type="string">
            <text:p>Unfassbar, das die Welt schon wieder zuschaut, ohne zu reagieren. Die Türkei hat in Syrien nichts zu suchen, kriegsmäßig. Das ist ein Übergriff, wie ihn der Putin mit der Krim gemacht hat. Da solte man als Staatschef anderer Länder schon jetzt warnende Worte an den dummköpfigen Staatschef der Türkei schicken, um Schlimmeres zu verhindern. Wenn es genug gäbe, die ihn anmahnen, müsste der sich die Sache noch einmal überlegen, wenn er dann den Verstand dazu noch hat.</text:p>
          </table:table-cell>
          <table:table-cell office:value-type="string" calcext:value-type="string">
            <text:p>Unbelievable that the world is watching again without reacting. Turkey has no business in Syria, warlike. This is an assault, as Putin did with Crimea. As head of state of other countries, one should already send warning words to the stupid head of state of Turkey in order to prevent worse things. If there were enough to admonish him, he would have to think it over again, if he still has his wits about it.</text:p>
          </table:table-cell>
          <table:table-cell office:value-type="string" calcext:value-type="string">
            <text:p>negative</text:p>
          </table:table-cell>
          <table:table-cell table:number-columns-repeated="1021"/>
        </table:table-row>
        <table:table-row table:style-name="ro15">
          <table:table-cell office:value-type="string" calcext:value-type="string">
            <text:p>"....nämlich Opposition. Kaum jemand aus der der SPD hat allen Ernstes am 24.9.17 die Fortsetzung der GroKo verlangt. Doch dann kam nach Scheitern von Jamaica die Keule des Herrn Bundespräsidenten und aller SPD- Gegner mit der ""staatspolitischen Verantwortung"". Und schon knicken die Leitfiguren der Partei wieder ein und begeben sich freiwillig auf den Weg zum Schafott! Und dann noch schlimmer: vor den Verhandlungen werden mit Begriffen wie ""Bürgerversicherung"" und ""Anhebung des Spitzensteuersatzes"" Kernanliegen der Partei in die die Welt gesetzt, von denen sich nichts- absolut nichts - in den Ergebnissen wieder findet! Das Ganze will man dann als großartigen Verhandlungserfolg verkaufen - für wie dumm hält man eigentlich nicht nur die Genossen, sondern die Wähler? Die SPD schafft sich ab. Wie schade um diese Partei!"</text:p>
          </table:table-cell>
          <table:table-cell office:value-type="string" calcext:value-type="string">
            <text:p>".... namely opposition. Hardly anyone from the SPD has seriously demanded the continuation of the GroKo on 24.9.17. But then came after failure of Jamaica the lobe of the Federal President and all SPD opponents with the ""political responsibility"". And already the leaders of the party break in again and go voluntarily on the way to the scaffold! And even worse: before the negotiations, with terms such as ""citizen insurance"" and ""raising the top tax rate"" core concerns of the party set in the world, of which nothing is absolutely nothing - in the results again! The whole thing then you want to sell as a great success in negotiations - how stupid you think not only the comrades, but the voters? The SPD takes off. What a pity about this party!"</text:p>
          </table:table-cell>
          <table:table-cell office:value-type="string" calcext:value-type="string">
            <text:p>negative</text:p>
          </table:table-cell>
          <table:table-cell table:number-columns-repeated="1021"/>
        </table:table-row>
        <table:table-row table:style-name="ro75">
          <table:table-cell office:value-type="string" calcext:value-type="string">
            <text:p>"...an der ehemaligen SPD ist nicht die Streiterei oder die Diskussion. Das Schlimme ist, daß man schon vorher weiß, was dabei rauskommt. Vorratsdatenspeicherung? Wurde vom EUGH für menschenrechtlich(!) nicht machbar erklärt. Justizminister Maas daraufhin: ja, dann wohl nicht. Vier Monate drauf war er der Typ, der die VDS unbedingt neu machen mußte. Begründung: Steht im Koalitionsvertrag. Da hat der studierte Jurist aber klar bewiesen, daß seine Prioritäten rechtsstaatlich mehr als Mist sind. TTIP? Dieselbe Nummer. Erst als alles rauskam, wurde geredet. Und Herr Gabriel wurde nicht müde zu betonen, wie toll das doch alles werden wird. Die USA mußten sogar gnadenrechtlich Einsicht in die Unterlagen gewähren! Das ist schon fast auf Höhe des jetzigen Sondierungspapiers, mindestens! Und? Kein einziger maßgeblicher Politiker hat sich danach für die Unterlagen interessiert. Was stand die ganze Zeit auf der CDU-Webseite? ""TTIP ist gut für Deutschland"". Weil - so die messerscharfe Begründung, TTIP gut ist für Deutschland. Ich habe früher bei dem dummen Spruch ""Wer hat uns verraten..."" nur gequält gelächelt. Inzwischen stimme ich da lauthals mit ein. Die SPD verrät sogar sich selbst. Immer, ständig, dauern und zuverlässig. Man muß nur Sachen wie ""staatspolitische Verantwortung"" zitieren. Schon macht sich diese Partei in jede Hose, die man ihr hinhält, um mal Dieter Hildebrandt zu zitieren. Was die CxU da aufstellt, sind nicht mal mehr Fettnäpfchen. Es sind Eimer voll mit bayerischer Gülle. Aber man könnte Warnhütchen, Blinklichter UND Sirenen drumherum aufstellen - die SPD würde trotzdem mit beiden Beinen voraus reinspringen. Man muß nur ein paar Schlüsselworte benutzen. Wäre die SPD eine Krankheit, sie wäre Borderline-Syndrom. Wenn diese armseligen Reste einer Partei sich in selbsthassender Erneidrigung jetzt noch einmal in eine Große Koalition begibt, wird sie tot sein. Drittstärkste Partei hinter der AfD 2012. Vielleicht. Und dieselben Medien, die die Partei jetzt da reingeschrieben haben, werden dann Krokodilstränen vergießen und die Hände in Unschuld waschen."</text:p>
          </table:table-cell>
          <table:table-cell office:value-type="string" calcext:value-type="string">
            <text:p>"... at the former SPD is not the argument or the discussion. The bad thing is that you already know what comes out of it. Retention? Was declared unfeasible by the EUJ for human rights (!). Justice Minister Maas then: yes, then probably not. For four months he was the guy who needed to make the VDS new. Reason: Is in the coalition agreement. But the well-educated lawyer has clearly proven that his priorities in the rule of law are more than crap. TTIP? The same number. Only when everything came out, they talked. And Mr. Gabriel never tired of stressing how great it all will be. The US even had to grant gracious access to the documents! That's almost at the level of the current exploratory paper, at least! And? No single authoritative politician was interested in the documents afterwards. What was on the CDU website all the time? ""TTIP is good for Germany"". Because - so the razor-sharp reason, TTIP is good for Germany. I once smiled tormented at the stupid saying ""Who betrayed us ..."". Meanwhile, I agree with it loudly. The SPD even reveals itself. Always, constantly, last and reliable. You just have to cite things like ""political responsibility"". Already this party goes into every pair of trousers, which one holds her, to quote Dieter Hildebrandt. What the CxU sets up there are not even more blunders. There are buckets full of Bavarian manure. But you could put Warnhütchen, flashing lights AND sirens around it - the SPD would still jump in both legs ahead. You just have to use a few key words. If the SPD were a disease, it would be borderline syndrome. When these miserable remnants of a party go back into a grand coalition with self-abhorred condescension, it will be dead. Third strongest party behind the AfD 2012. Maybe. And the same media, who have written the party in there now, will then shed crocodile tears and wash their hands in innocence."</text:p>
          </table:table-cell>
          <table:table-cell office:value-type="string" calcext:value-type="string">
            <text:p>negative</text:p>
          </table:table-cell>
          <table:table-cell table:number-columns-repeated="1021"/>
        </table:table-row>
        <table:table-row table:style-name="ro48">
          <table:table-cell office:value-type="string" calcext:value-type="string">
            <text:p>Die Weichen zur Großen Koalition sind schon lange gestellt, esgeht bestenfalls nur noch um Ministerämter und Staatssekretäre. Die öffentlich zur Schau gestellten Maxi/Minimalforderungengelten nur für das dumme Wahlvolk.</text:p>
          </table:table-cell>
          <table:table-cell office:value-type="string" calcext:value-type="string">
            <text:p>The course for the grand coalition has been set for a long time; at best, it is only about ministerial offices and state secretaries. The publicly displayed maxi / Mindestforderungengelten only for the stupid electorate.</text:p>
          </table:table-cell>
          <table:table-cell office:value-type="string" calcext:value-type="string">
            <text:p>negative</text:p>
          </table:table-cell>
          <table:table-cell table:number-columns-repeated="1021"/>
        </table:table-row>
        <table:table-row table:style-name="ro35">
          <table:table-cell office:value-type="string" calcext:value-type="string">
            <text:p>Ganz so dumm können die bei der CDU auch nicht sein. Wenn sie der SPD den Familiennachzug konzidieren, wird das zwar auf Kosten der SPD gehen - aber die CDU wird dabei nicht gewinnen, u.U. sogar mit hineingezogen und der definitive Gewinner wäre die AfD.</text:p>
          </table:table-cell>
          <table:table-cell office:value-type="string" calcext:value-type="string">
            <text:p>Quite so stupid at the CDU can not be synonymous. If they concoct the family reunification of the SPD, that will go at the expense of the SPD - but the CDU will not win in the process, possibly. even involved and the definitive winner would be the AfD.</text:p>
          </table:table-cell>
          <table:table-cell office:value-type="string" calcext:value-type="string">
            <text:p>negative</text:p>
          </table:table-cell>
          <table:table-cell table:number-columns-repeated="1021"/>
        </table:table-row>
        <table:table-row table:style-name="ro27">
          <table:table-cell office:value-type="string" calcext:value-type="string">
            <text:p>Wie kann denn die SPD auf Verhandlungsergebnisse hoffen, die im Interesse der Bürger sind, wenn auf Seite der CSU Luschen wie Dobrindt und B. Scheuert sitzen, die sich in letzter Zeit hauptsächlich mit dumm-dreister Hetze gegen das GroKöchen profilieren wollten!!!!</text:p>
          </table:table-cell>
          <table:table-cell office:value-type="string" calcext:value-type="string">
            <text:p>How can the SPD hope for results of negotiations, which are in the interest of the citizens, if on the side of the CSU Luschen like Dobrindt and B. Scheuert sit, who lately mainly with stupid-bold hate to profile against the GroKöchen wanted!</text:p>
          </table:table-cell>
          <table:table-cell office:value-type="string" calcext:value-type="string">
            <text:p>negative</text:p>
          </table:table-cell>
          <table:table-cell table:number-columns-repeated="1021"/>
        </table:table-row>
        <table:table-row table:style-name="ro45">
          <table:table-cell office:value-type="string" calcext:value-type="string">
            <text:p>Die jetzige Situation hat die SPD ist doch auch dem Mitverantwortlichen für Hartz4, Steinmeier, zu verdanken, der als Grüß-August im Schloß Bellevue solange Druck auf Schulz ausgeübt hat und von diesem Verantwortung für Deutschland und Staatsraison eingefordert hat, bis Schulz umgefallen ist. Meine Hoffnung setze jetzt ich auf Mitgliederbefragung der SPD nach den Koalitionsverhandlungen, damit die SPD, wenn keine besseren Ergebnisse erreicht werden, nicht erneut zu einem Steigbügelhalter für Merkel wird und sich erneuern kann. Mein Respekt gilt Kevin Kuhnert, der mit überzeugenden Argumenten in einer klugen, durchdachten Rede seinen Standpunkt erklärte und sich nicht dem doch ziemlich großen Druck der Parteiführung gebeugt hat. Ich hoffe, daß die SPD so klug ist und den JUSO-Chef mit in die Koalitionsverhandlungen nimmt, um die dumm-dreisten Phrasen von Dobrindt und B.Scheuert mit Argumente zu kontern. Geht die SPD in ein GroKöchen mit Merkel ist dies ihr Untergang. Frau Merkel und die Luschen der CSU, Dobrindt und B.Scheuert, sollten aber endlich akzeptieren, daß Sondierungsergebnisse nicht unumstößlich sind, sondern in Koalitionsgesprächen im Interesse der Bürger geändert werden können.</text:p>
          </table:table-cell>
          <table:table-cell office:value-type="string" calcext:value-type="string">
            <text:p>The current situation has the SPD but is also the co-responsible for Hartz4, Steinmeier, owed, as the Grüß-August in the Bellevue castle has exerted pressure on Schulz and of this' responsibility for Germany ?? and nationalism demanded until Schulz fell over. My hope is now on a membership survey of the SPD after the coalition negotiations, so that the SPD, if no better results are achieved, not again to a stirrup holder for Merkel and can renew itself. My respect goes to Kevin Kuhnert, who made convincing arguments in a clever, thoughtful speech, and who did not bow to the rather great pressure of the party leadership. I hope that the SPD is so clever and takes the JUSO boss into the coalition negotiations to counter arguments against the stupidly brazen phrases of Dobrindt and B.Scheuert. If the SPD in a GroKöchen with Merkel this is their downfall. However, Mrs Merkel and the CSU's Dobrindt and B.Scheuert should finally accept that exploratory results are not incontestable but can be changed in coalition talks in the interest of the citizens.</text:p>
          </table:table-cell>
          <table:table-cell office:value-type="string" calcext:value-type="string">
            <text:p>negative</text:p>
          </table:table-cell>
          <table:table-cell table:number-columns-repeated="1021"/>
        </table:table-row>
        <table:table-row table:style-name="ro22">
          <table:table-cell office:value-type="string" calcext:value-type="string">
            <text:p>vertreten zu werden, wird im Volk immer stärker. Der Westen wird mit Jobs und guten Gehältern ruhig gestellt. Der Osten wird von den Politikern in die rechte, dumpfe, dumme und verblödete Ecke geschoben, mit Hungerlöhnen abgespeist und vergessen. Das wird sich rächen. Allen Politikern in Berlin geht es nur noch um ihre Posten, die Altersversorgung und das Gehalt. Man erinnere sich an Einigkeit bei der Abstimmung über die Diätenerhöhung. Das hat den wahren Charakter derer in Berlin gezeigt. Solchen Leuten gebe ich im Alltag nicht einmal die Hand. Der Pöbel regiert Deutschland. Wie das ausgehen kann, hat Deutschland schon einmal eindrucksvoll gezeigt.</text:p>
          </table:table-cell>
          <table:table-cell office:value-type="string" calcext:value-type="string">
            <text:p>being represented becomes more and more popular. The West is sedated with jobs and good salaries. The East is pushed by the politicians in the right, dull, stupid and dumbfounded corner, fed with starvation wages and forgotten. That will take revenge. All politicians in Berlin are concerned only with their posts, pensions and salary. One remembers unity in the vote on the diet increase. This has shown the true character of those in Berlin. I do not even shake hands with such people in everyday life. The mob rules Germany. How that can go, Germany has shown once before impressively.</text:p>
          </table:table-cell>
          <table:table-cell office:value-type="string" calcext:value-type="string">
            <text:p>negative</text:p>
          </table:table-cell>
          <table:table-cell table:number-columns-repeated="1021"/>
        </table:table-row>
        <table:table-row table:style-name="ro9">
          <table:table-cell office:value-type="string" calcext:value-type="string">
            <text:p>Er rekurriert nur auf`s Umverteilen. Mehr kann er auch nicht. Die höchste Stufe sozialdemokratischer Dummheit ist die sog. Bürgerversicherung. Da geht`s ausschließlich um die Befriedigung von Neid. Bislang hat die SPD mit keinem Wirt deutlich machen können, wem es bei Einführung dieser BV besser gehen wird. Klar ist nur, dass auch bislang privatversicherte Kranke genau solange warten sollen wie die gesetzlich Versicherten. Wie dumm ist das denn? Und wenn das dem Wahlvolk noch als Leuchtturmprojekt angedient wird, will man als denkendes Mitglied dieser Gesellschaft lieber nicht wissen, wieviel menschliche Dummheit sich hinter den anderen Projekten verbirgt. SPD: keine Fragen, keine Antworten, keine Lösungen, keine Wege, keine Ziele.</text:p>
          </table:table-cell>
          <table:table-cell office:value-type="string" calcext:value-type="string">
            <text:p>He only resorts to redistributing. He can not do any more. The highest level of Social Democratic stupidity is the so-called citizens' insurance. It's all about the satisfaction of envy. So far, the SPD has not been able to explain to any host who will be better off introducing this BV. The only thing that is clear is that even previously insured patients should wait just as long as the legally insured. How stupid is that? And if this is still offered to the electorate as a beacon project, as a thinking member of this society would rather not know how much human stupidity hides behind the other projects. SPD: no questions, no answers, no solutions, no paths, no goals.</text:p>
          </table:table-cell>
          <table:table-cell office:value-type="string" calcext:value-type="string">
            <text:p>negative</text:p>
          </table:table-cell>
          <table:table-cell table:number-columns-repeated="1021"/>
        </table:table-row>
        <table:table-row table:style-name="ro7">
          <table:table-cell office:value-type="string" calcext:value-type="string">
            <text:p>"Feige abzuwarten kann aber auch nicht die Lösung sein, dies taten nach 1933 berits schon allzu viele, wobei damals allerdings trifftige Gründe existierten! Heute kann dagegen jeder noch (fast) ungefährdet durch ""richtiges"" Wahlverhalten die eingeschlagene Politik mitentscheiden und so gegen Fehlentwicklungen seinen Beitrag leisten. Auch muss niemand mehr sich durch regierungsgesteuerte Nachrichtenstreuungen in bestimmte Richtungen drängen lassen, sondern es gibt zahlreiche Möglichkeiten sich neutral zu informieren und letztendlich haben wohl immer noch genügend viele ihren gesunden Menschenverstand den sie einsetzen und brauchen sich sich nicht für dumm verkaufen zu lassen. Schon durch einfaches logisches Denken lassen sich so manche getroffene Politikeraussagen als purer Unsinn entlarven. Und wer ständig versucht Wähler für dumm zu verkaufen gehört einfach nicht mehr gewählt. So einfach ist dies in einer Demokratie, die allerdings dann auch ein Mitdenken der Wählerschaft voraussetzt!"</text:p>
          </table:table-cell>
          <table:table-cell office:value-type="string" calcext:value-type="string">
            <text:p>"But figuring out how to wait for a fig can not be the solution; after 1933 there were already too many of them, although there were valid reasons at that time! Today, on the other hand, everyone can still (almost) safely codetermine the chosen policy through ""correct"" voting behavior and thus make a contribution against undesirable developments. Also, no one needs to be pushed by government-driven news scattering in certain directions, but there are many ways to neutral information and ultimately probably still have plenty of common sense they use and need not be sold for stupid. Even simple logical thinking makes it possible to unmask some politicians' statements that have been made as pure nonsense. And those who are constantly trying to sell voters for being stupid are simply not elected anymore. It's that simple in a democracy, which, however, presupposes the constituency of the electorate!"</text:p>
          </table:table-cell>
          <table:table-cell office:value-type="string" calcext:value-type="string">
            <text:p>negative</text:p>
          </table:table-cell>
          <table:table-cell table:number-columns-repeated="1021"/>
        </table:table-row>
        <table:table-row table:style-name="ro35">
          <table:table-cell office:value-type="string" calcext:value-type="string">
            <text:p>die SPD hat sich spätestens seit Schröder als Volkspartei verabschiedet. Die CDU wird ihnen bei der Sondierung noch ein paar Krumen hinschmeißen, die Schulz und Nahles begierig auflecken und als großen Erfolg dem dummen Wähler verkaufen werden.</text:p>
          </table:table-cell>
          <table:table-cell office:value-type="string" calcext:value-type="string">
            <text:p>the SPD has since adopted at least since Schröder as a People's Party. The CDU will give them a few more crumbs when probing, which Schulz and Nahles eagerly lick up and will sell as a big hit to the stupid voter.</text:p>
          </table:table-cell>
          <table:table-cell office:value-type="string" calcext:value-type="string">
            <text:p>negative</text:p>
          </table:table-cell>
          <table:table-cell table:number-columns-repeated="1021"/>
        </table:table-row>
        <table:table-row table:style-name="ro25">
          <table:table-cell office:value-type="string" calcext:value-type="string">
            <text:p>Sondern lebt in einer ideologischen Scheinwelt, die nichts mehr mit den Problemen der Menschen gemein hat. So hat man bereits im Wahlkampf so getan, als ob es keine Migrationsprobleme gäbe. Kein vernünftiges Wort hat man gehört obwohl jeder wusste, dass es das Hauptthema sein würde. wie kann man nur so dumm sein und so tun, als wäre da kein Problem? Einzig die CSU und die AfD haben die Probleme benannt und Lösungen propagiert. Die SPD sollte sich erinnern, dass sie das Volk vertreten muss und nicht das Volk die Ideologie der SPD.</text:p>
          </table:table-cell>
          <table:table-cell office:value-type="string" calcext:value-type="string">
            <text:p>But lives in an ideological illusory world, which has nothing in common with the problems of the people. So one has already done in the election campaign as if there were no migration problems. No sensible word has been heard though everyone knew it would be the main topic. how can you be so stupid and pretend that there is no problem? Only the CSU and the AfD have named the problems and propagated solutions. The SPD should remember that it must represent the people and not the people the ideology of the SPD.</text:p>
          </table:table-cell>
          <table:table-cell office:value-type="string" calcext:value-type="string">
            <text:p>negative</text:p>
          </table:table-cell>
          <table:table-cell table:number-columns-repeated="1021"/>
        </table:table-row>
        <table:table-row table:style-name="ro4">
          <table:table-cell office:value-type="string" calcext:value-type="string">
            <text:p>Wenn man so manche Darstellung sich ansieht, gewinnt man schon den Eindruck, dass die Verfasser davon ausgehen alle SPD Wähler seien dumm und einfältig und fallen immer wieder erneut auf die Sprüche der Rattenfänger herein. Nein, dies ist gewiss wohl eher nicht der Fall, die intelligenteren und weitsichtigeren Anhänger haben sich schon längst verabschiedet und weitere werden folgen. Nicht zuletzt wohl auch deswegen, weil sich keiner für die ideologisch in vielen Bereichen fehlgesteuerte Politik eines Tages die Mitverantwortung in die Schuhe schieben lassen will. Die Zukunft wird es offenbaren!</text:p>
          </table:table-cell>
          <table:table-cell office:value-type="string" calcext:value-type="string">
            <text:p>If one looks at some of the portrayals, one gets the impression that the authors assume that all SPD voters are stupid and stupid and keep coming back to the sayings of the Pied Piper. No, this is certainly not the case, the smarter and farsighted followers have long ago adopted and more will follow. Not least, probably because no one wants to let the ideologically in many areas misguided policy one day to blame the co-responsibility in the shoes. The future will reveal it!</text:p>
          </table:table-cell>
          <table:table-cell office:value-type="string" calcext:value-type="string">
            <text:p>negative</text:p>
          </table:table-cell>
          <table:table-cell table:number-columns-repeated="1021"/>
        </table:table-row>
        <table:table-row table:style-name="ro10">
          <table:table-cell office:value-type="string" calcext:value-type="string">
            <text:p>... gibt es so nicht. Ich bin einer, der diesmal versucht hat strategisch zu wählen und wählte die SPD, weil ich mir nicht vorstellen konnte, dass sie so dumm sein könne sich nochmal in einer großen Koalition vorführen zu lassen und wollte ihr meine Stimme geben, damit wir eine starke Opposition haben, statt AfD und FDP das Feld zu überlassen. Ich habe mich geirrt und werde der SPD meine Stimme nicht mehr geben. Aber sie mag ja andere gewinnen. Ich glaub's nur nicht.</text:p>
          </table:table-cell>
          <table:table-cell office:value-type="string" calcext:value-type="string">
            <text:p>... does not exist. I am one who tried this time strategically and chose the SPD because I could not imagine that she would be so stupid to be shown again in a grand coalition and wanted to give her my vote, so we have a strong opposition instead of leaving the field to AfD and FDP. I was wrong and will no longer vote for the SPD. But she may win others. I just do not believe it.</text:p>
          </table:table-cell>
          <table:table-cell office:value-type="string" calcext:value-type="string">
            <text:p>negative</text:p>
          </table:table-cell>
          <table:table-cell table:number-columns-repeated="1021"/>
        </table:table-row>
        <table:table-row table:style-name="ro25">
          <table:table-cell office:value-type="string" calcext:value-type="string">
            <text:p>die Grünen hätten's doch viel besser drauf als die AfD ... aber es sind halt immer wieder Journalisten, die die AfD als Alternative zur SPD ins Gespräch bringen? Ich würde mir jedenfalls wünschen, wenn in der Presse mehr über die Grünen geschrieben würde .. die haben doch wirklich ein konsensfähiges Programm, auch wenn in Einzelpunkten noch etwas Nachbesserung möglich wäre! Und bitte unterstellen sie den zu Recht enttäuschten SPD-Wählern nicht, sie seien so dumm, daß sie sich von einer Nazi-Partei Sand in die Augen streuen lassen!</text:p>
          </table:table-cell>
          <table:table-cell office:value-type="string" calcext:value-type="string">
            <text:p>the Greens would have it much better than the AfD ... but it's just always journalists who bring the AfD as an alternative to the SPD in conversation? In any case, I would like to see more in the press about the Greens ... they really have a program that can be consensual, even though some things could be improved! And please do not assume that they are rightly disappointed SPD voters, they are so stupid that they let a Nazi party sand in the eye!</text:p>
          </table:table-cell>
          <table:table-cell office:value-type="string" calcext:value-type="string">
            <text:p>negative</text:p>
          </table:table-cell>
          <table:table-cell table:number-columns-repeated="1021"/>
        </table:table-row>
        <table:table-row table:style-name="ro13">
          <table:table-cell office:value-type="string" calcext:value-type="string">
            <text:p>"Deutschland ist kein Ungleichland. Im Gegenteil, nirgendwo sonst auf der Welt sind die Lohnabgaben so hoch. Kein anderes Land leistet sich eine Pflegeversicherung. Etwas vergleichbares zu Hartz IV findet man auch kaum woanders. Wer in England arbeitslos wird landet nach einer kurzen Zeit einfach auf der Straße weil die Regierung keine Wohnung bezahlt. Das Arbeitslosengeld ist in vielen Ländern zudem zeitlich befristet. ""Vermögensteuer, Erbschaftsteuer, Spitzensteuersatz, Zumutbarkeitsklausel bei Hartz IV, Mieten, Mindestlohn, prekäre Beschäftigungsverhältnisse - es gibt genügend Aufgaben für eine sozialdemokratische Politik, die bei den Menschen ankommt"" Nein, diese Systeme sind schon grenzwertig eingestellt, da kann die SPD nicht soviel machen ohne die Mittelschicht zu sehr zu belasten. Es gibt Umfragen das tatsächlich viele sich einbilden es gäbe eine große Ungleichheit in diesem Land und die Armut würde stark zunehmen. Wenn man sie fragt wie es bei ihnen selbst ist, dann sagen die meisten, ihnen gehts gut, nur den anderen geht schlecht. Aber diese ""anderen"" gibts eigentlich in der Masse gar nicht. Das Thema was im Moment weit mehr polarisiert ist die Flüchtlingskrise, da wollen die Menschen gute Lösungen hören, nur dummerweise hat die SPD dafür leider nichts parat was für den kleinen Bürger überzeugend wäre, eher noch das Gegenteil."</text:p>
          </table:table-cell>
          <table:table-cell office:value-type="string" calcext:value-type="string">
            <text:p>"Germany is not an inequality. On the contrary, nowhere else in the world are payroll taxes so high. No other country provides care insurance. Something comparable to Hartz IV can hardly be found elsewhere. Anyone who becomes unemployed in England simply lands on the street after a short time because the government does not pay for housing. Unemployment benefit is also temporary in many countries. ""Property tax, inheritance tax, top tax rate, reasonableness clause in Hartz IV, rents, minimum wage, precarious employment - there are enough tasks for a social democratic policy that arrives at people"" No, these systems are already borderline set, because the SPD can not do so much without burdening the middle class too much. There are surveys that many actually imagine there is a great inequality in this country and poverty would increase sharply. If you ask them how it is with themselves, then most people say they are fine, only the other goes bad. But these ""others"" are actually not in the mass. The issue of what is polarized far more at the moment is the refugee crisis, because people want to hear good solutions, but stupidly, the SPD has unfortunately nothing ready for what would be convincing for the little citizen, rather the opposite."</text:p>
          </table:table-cell>
          <table:table-cell office:value-type="string" calcext:value-type="string">
            <text:p>negative</text:p>
          </table:table-cell>
          <table:table-cell table:number-columns-repeated="1021"/>
        </table:table-row>
        <table:table-row table:style-name="ro35">
          <table:table-cell office:value-type="string" calcext:value-type="string">
            <text:p>dann kein Facebook, Whatsapp, Apple und Google mehr in Deutschland und Japan. solange bis wir mehr US autos kaufen. nur dumm dass wir keine Konkurrenten stellen können. aber Hauptsache alles einzeln betrachten. kaufen die US japanische Militärtechnik?</text:p>
          </table:table-cell>
          <table:table-cell office:value-type="string" calcext:value-type="string">
            <text:p>then no Facebook, Whatsapp, Apple and Google more in Germany and Japan. until we buy more US cars. just stupid that we can not make any competitors. but main thing to look at individually. buy the US Japanese military technology?</text:p>
          </table:table-cell>
          <table:table-cell office:value-type="string" calcext:value-type="string">
            <text:p>negative</text:p>
          </table:table-cell>
          <table:table-cell table:number-columns-repeated="1021"/>
        </table:table-row>
        <table:table-row table:style-name="ro58">
          <table:table-cell office:value-type="string" calcext:value-type="string">
            <text:p>Mit aller Macht sollen noch mehr Mrd von Arm zu Reich umverteilt werden, die Schere immer weiter auseinander gehen, z.B. auch mit dem Tarnsystem Target-2, die ca. 870 Mrd (das sind fast 2 Jahreshaushalte des Bundes) sind keinesfalls harmlos, weil unsere Elite viel davon mit Schuldenschnitten verschenken werden, nicht nur an GR. Die Konzerne bekommen für ihre Exporte in die Euro-EU sofort die Mill / Mrd von ihrer Hausbank, diese das Geld von der Bundesbank, die quasi uns allen gehört, sie, also wir, bekommen nur nicht / kaum einlösbare Forderungen gegenüber anderen EU-Landesbanken. Das ist bestenfalls, ein zinsloser Kredit über Jahrzehnte, eine Absatzförderung auf unsere Kosten, eine weitere Subvention, auch wenn für einige ein paar Krümel abfallen, bezahlen die sie herstellen im Endeffekt den Konzernen die Exporte, die über Target-2 abgewickelt wurden. Einige denken immer noch, mit dem 1. GR-Schuldenschnitt von 105 Mrd der Barkster haben sie nicht zu tun. Die zahlen für Betriebsausgaben weniger Steuern erhöhen Gebühren,... somit hatten alle schon einen grossen Schaden. Der IWF, Obama und GR verlangten bereits einen weiteren Schnitt, eher noch mehr. Jetzt sind sogar die Nettoeinzahler I und F die neuen Sorgenländer, alle brauchen das tolle Wort Reformen, unter denen man in Wahrheit eine Art Agenda 2010 versteht mit der SPD und Grüne unter Schröder die Steuern der Reichen um 10 Prozent senkten, die Kleinen stark belasteten, nur so wurde D wieder fit, dumm nur, das war der Sargnagel des Euro, alle anderen lassen sich das nicht gefallen. Schon hat Macron ganz tolle Ideen für F und die anderen Sorgenländer, zu unseren Lasten, u.a. einen EU-Finanzminister mit eigenem Budget (wenn die Haushaltshoheit an andere Länder abgegeben werden sollte, ist das sogar eine Verstoss gegen unser Grundgesetz), einer EU-Arbeitslosenversicherung, die gemeinsame Haftung für Kredite u.v.a.m.</text:p>
          </table:table-cell>
          <table:table-cell office:value-type="string" calcext:value-type="string">
            <text:p>More and more billions are to be redistributed from arm to king, the scissors continue to diverge, e.g. even with the camouflage system Target-2, the approximately 870 billion (that's almost 2 years of the federal budget) are by no means harmless, because our elite will give away much of it with debt cuts, not only on GR. The corporations get immediately for their exports to the euro-EU, the mill / billion from their house bank, this the money from the Bundesbank, which virtually all of us, they, so we get, not only / hardly redeemable claims against other EU Landesbanken , That's at best, an interest-free loan for decades, a promotion at our expense, another subsidy, even though a few crumbs fall for some, they ultimately pay the corporations the exports that were transacted through Target-2. Some still think that they have nothing to do with the BGR's first GR debt cut of 105 billion. The pay for operating expenses less taxes increase fees, ... so all had a lot of damage. The IMF, Obama and GR have already called for another cut, rather more. Now even the net contributors I and F are the new worrying countries, all need the great word reforms, which in truth means a kind of Agenda 2010 with the SPD and Greens under Schröder lowered the taxes of the rich by 10 percent, the small burdened heavily, only then was D fit again, stupid only, that was the coffin nail of the euro, all the others do not like it. Already Macron has great ideas for F and the other problem countries, at our expense, among others. an EU finance minister with his own budget (if the budget sovereignty should be given to other countries, this is even a violation of our constitution), an EU unemployment insurance, joint liability for loans u.v.a.m.</text:p>
          </table:table-cell>
          <table:table-cell office:value-type="string" calcext:value-type="string">
            <text:p>negative</text:p>
          </table:table-cell>
          <table:table-cell table:number-columns-repeated="1021"/>
        </table:table-row>
        <table:table-row table:style-name="ro22">
          <table:table-cell office:value-type="string" calcext:value-type="string">
            <text:p>"Amerika IST ein großartiges Land was ich als Ex-Deutscher und seit 48 Jahren US-Bürger bestätigen kann. Und Trump macht vieles wieder richtig was euer Held Obama verbockt hat, selbst wenn er manchmal dumm daher labert. Und die Illegalen ""ausbeuten""? Ja warum kommen sie denn dann in Massen hier her mit ihren Drogen und Verbrechen (natürlich nicht alle). Warum sollten sie bleiben dürfen wenn andere legale Emigranten jahrelang auf ihre Einreisegenehmigungen warten müssen? Täuscht euch nicht, wie in Deutschland machen die Linken all den Krawall, aber die Unterstützung für Trump ist stärker als ihr denkt."</text:p>
          </table:table-cell>
          <table:table-cell office:value-type="string" calcext:value-type="string">
            <text:p>"America is a great country, which I can confirm as an ex-German and for 48 years US citizens. And Trump makes a lot of what your hero Obama has screwed up, even if he talks sometimes stupid therefore. And the illegals ""exploit""? Why, then, do they come here in masses with their drugs and crimes (of course not all). Why should they stay if other legal emigrants have to wait years for their entry permits? Do not be fooled, as in Germany, the left is making all the ruckus, but the support for Trump is stronger than you think."</text:p>
          </table:table-cell>
          <table:table-cell office:value-type="string" calcext:value-type="string">
            <text:p>negative</text:p>
          </table:table-cell>
          <table:table-cell table:number-columns-repeated="1021"/>
        </table:table-row>
        <table:table-row table:style-name="ro24">
          <table:table-cell office:value-type="string" calcext:value-type="string">
            <text:p>gute selbsteinschätung vom autor, ja, klingt sehr optimistisch,man sieht fast die rosa brille auf der nase. probleme en massen und ein präsdent, der die nation noch tiefer spaltet, als sie es eh schon ist. die republikaner unterstützen trump aus machtgründen, die demokraten haben keinen vernünftigen gegenvorschlag zu trump, in dem 2-parteien-system ist man nicht politischer gegner, man führt politischen krieg, an die spitze der naturschutzbehörde wird ein klimaleugner gestellt, entsprechend werden naturschutzgebiete für ölbohrungen freigegeben, trump zieht amerika von der weltbühne zurück und überlässt die lücke den sicherlich dankbaren chinesen, er spielt mit einem wenig berechenbaren kim yong un ein kinderspiel, von dem niemand wissen kann, wie es ausgeht, durch sein verhalten dürfte alles andere als sicher sein, dass die nato-beistandsgarantie von amerika im ernstfall auch ernst genommen wird. er tut alles dafür, gegen die medien udn die rechtsprechung zu hetzen, eben die institutionen, die ihm vor allem im wege stehen, dazu stellt er die geheimdienste bloss - und zwar aus persönlichen gründen. alles kann mittlerweile fake news sein, trump lügt in einer geschwindigkeit, die abnutzungserscheinungen erzeugt. trump lügt? ach, schon wieder? who cares. er beschenkt steuerlich die reichen in einer weise, bei der sich auch reps fragen, wie das finanziert werden soll, seine flüchtlingspolitik, wenn man sie so nennen will, ist unterirdisch, er ist vermutlich (ja, ich weiss, vermutlich...) von russlang in das amt geholfen worden, er nutzt ganz ungeniert und offen erpressung als politisches instrument...einiges ist nicht mal eben reparabel, einiges wird bleiben. trump ist ein egomanes a***********, der entweder senil oder dumm ist. 4 wort-sätze und ein eingeschränkes vokabular sind sein markenzeichen. aber es kann gut sein, dass er wieder gewählt wird. weil die demokraten schwach sind und weil seine basis zufrieden ist (so dumm muss man erst mal sein) und weil viele mehr geld im portmonaie haben, auch wenn einige gründe hierfür nicht bei trump liegen. amerika hat ihn gewählt und damit verdient. die restwelt muss ihn ertragen, gut möglich noch für 7 jahre.</text:p>
          </table:table-cell>
          <table:table-cell office:value-type="string" calcext:value-type="string">
            <text:p>good self-assessment by the author, yes, sounds very optimistic, you can almost see the pink glasses on the nose. problems and a presbyter who divides the nation even more deeply than it already is. the republicans support trump for reasons of power, the democrats have no sensible counterproposal to trump, in the two-party system one is not a political opponent, one wages political war, at the top of the nature conservation authority is a climate deniers placed, accordingly nature reserves for oil drilling released , trump pulls america back from the world stage and leaves the gap to the certainly grateful chinese, he plays with a little predictable kim yong and a children's game that nobody knows how it will turn out, by his behavior is anything but sure that the nato assistance guarantee from america is seriously taken seriously. He does everything to rush against the media and the judiciary, the very institutions that stand in the way of him, for that he exposes the secret services - for personal reasons. everything can meanwhile be fake news, trump lies in a speed that causes wear and tear. trump is lying? Oh, again? who cares. he gives taxes to the rich in a wise way, which also asks reps how to finance it, his refugee policy, if you want to call them that, is underground, he's probably (yes, I know, probably ...) of He has been assisted in the office for so long, he uses quite freely and openly extortion as a political instrument ... some things are not even repairable, some will remain. Trump is an egomaniac a *********** who is either senile or stupid. 4 word sentences and a limited vocabulary are his trademarks. but it may well be that he is elected again. because the Democrats are weak and because his base is satisfied (you have to be stupid at first) and because many have more money in the wallet, although some reasons for this are not with trump. america has chosen him and deserves it. the rest of the world has to endure it, possibly still for 7 years.</text:p>
          </table:table-cell>
          <table:table-cell office:value-type="string" calcext:value-type="string">
            <text:p>negative</text:p>
          </table:table-cell>
          <table:table-cell table:number-columns-repeated="1021"/>
        </table:table-row>
        <table:table-row table:style-name="ro20">
          <table:table-cell office:value-type="string" calcext:value-type="string">
            <text:p>Nun, die GOP hat sich den dümmst möglichen Kandidaten ausgesucht. Donald Trump glaubt doch tatsächlich, dass er die USA führt. Naja, einen besseren Dummbatz hat die GOP eigentlich nicht finden können. Er denkt, dass er regiert. Das kann er ja gerne denken. Er hat nicht verstanden und wird nie verstehen, dass er eine billige Marionette ist. Seiner Partei und den entsprechenden Geldgebern ist es total egal, wer der vermeintliche Präsident ist. Sie benutzen ihn. Und Trump hat einfach nicht den Intellekt, die Intelligenz, das zu verstehen. Er fühlt sich richtig geil. Und ist einfach zu dumm dazu, zu kapieren, dass er nur vorgeführt wird. Die USA wollen die Demokratie exportieren. Sie wissen nicht, wie sie funktioniert.</text:p>
          </table:table-cell>
          <table:table-cell office:value-type="string" calcext:value-type="string">
            <text:p>Well, the GOP has chosen the stupidest possible candidate. Donald Trump actually believes that he leads the US. Well, a better stupid GOP actually could not find. He thinks he rules. He can think so. He has not understood and will never understand that he is a cheap puppet. It does not matter to his party and its financiers who the presumed president is. They use him. And Trump just does not have the intellect, the intelligence to understand that. He feels really horny. And is just too stupid to understand that he is just being shown. The US wants to export democracy. They do not know how it works.</text:p>
          </table:table-cell>
          <table:table-cell office:value-type="string" calcext:value-type="string">
            <text:p>negative</text:p>
          </table:table-cell>
          <table:table-cell table:number-columns-repeated="1021"/>
        </table:table-row>
        <table:table-row table:style-name="ro76">
          <table:table-cell office:value-type="string" calcext:value-type="string">
            <text:p>"Was ist denn daran arrogant, wenn ich feststelle, dass sich viele schlicht zu ""bequem"" sind?! Es ist nunmal so. Wenn man nur Durchschnitt ist, kann man nur Durchschnitt erwarten. Ich habe es selbst durch gemacht. Irgendwann war es mir zu dumm. Also Fuesse in die Hand genommen und habe an meiner Job-Situation gearbeitet, waehrend *viele* meiner ehemaligen Kollegen ""happy"" waren und wenig/keine Inspiration dafuer hatten. Geldsorgen werden zur Norm, und irgendwie ""gewoehnt"" man sich halt daran. Heute verdiene ich deutlich besser als meine ehemaligen Kollegen, von denen die meisten noch immer dort ""unten"" arbeiten. Ich koennte genauso gut noch in deren Schuhen stecken. Bin ich priviligiert? Wohl kaum. Ich verdiene zwar besser als der Durchschnitt, aber von ""reich"" bin ich weit entfernt. Es gibt *etliche* Berufe, in denen man sehr viel mehr verdienen kann. Und nein, mein deutscher Studienabschluss wurde hier im Uebrigen nie auf einer Bewerbung erwaehnt, da fachfremd und irrelevant. Womit wir zum naechsten Punkt kommen: Bzgl Studiengebuehren. Riesige Semester-Gebuehren sind meist hausgemachte Probleme: 1. Wahl der Uni. Staatliche sind i.d.R. *deutlich* guenstiger, aber die ""nahmhaften"" sind natuerlich beliebter, obwohl am Ende realistisch sehr selten bessere Job-Aussichten sind. Letztere sind allerdings nicht selten deutlich teuerer. 2. Wer sich in der Schule gut angestrengt hat, kann durchaus auch mal ein Stipendium ergattern. Das kann Studiengebuehren massiv senken oder sogar ganz eliminieren. Wenn man nur Durchschnitt ist, stehen die Chancen dafuer natuerlich nicht soo rosig, verstaendlicherweise... 3. Wahl des Studienganges. Wie auch in Deutschland, gibt es auch hier viele Studiengaenge, die zwar beliebt sind aber hoffnungslos ueberlaufen sind. End-Resultat sind meist miese Job-Aussichten. 4. Vergeutete Zeit. Wer ein paar Semester dies studiert, dann seine Meinung aendert und wieder von Vorne anfaengt, und vielleicht das selbe ein paar mal noch macht, braucht sich nicht wundern, wenn am Ende ein riesen Berg Schulden sind, und moeglicherweise gar kein Abschluss. Hab ich selbst in meinem Familienkreis, ist ein Trauerspiel... 5. Zu faul zum Arbeiten waehrend des Studiums. Es ist halt einfacher, ""room&amp;board"" mit Studiumskredit zu finanzieren. Aber Studenten sind eigentlich die perfekten Kandidaten fuer Nebenjobs (einschliesslich ""minimum wage""). Man kann auf diese Weise seinen Schuldenberg in Schach halten oder gar ganz eliminieren. Oder gar Beziehungen zu Arbeitgebern aufbauen, die einem nach dem Studium ungemein helfen. Meine bessere Haelfte hat ersteren Weg genommen, war aber halt auch etwas anstrengender. Und nur ""minimum wage"". Waehrend ihre Studiumsschulden am Ende ein sehr ueberschauberer Betrag waren (&amp;lt; $10k), und 2 Jahre spaeter ganz abbezahlt waren, beklagen nicht wenige ihrer ehemaligen Kommilitonen heute noch ihre Studienkredite. Ironischerweise hauptsaechlich die, die damals nicht nebenbei gearbeitet haben, und lieber ""gefeiert"" haben. Und ja, man kann das auch heute noch prima machen, wir haben hier selbst einige ""billige"" Studenten beschaeftigt und werden die meisten letztendlich dann auch nach Abschluss uebernehmen."</text:p>
          </table:table-cell>
          <table:table-cell office:value-type="string" calcext:value-type="string">
            <text:p>"What is so arrogant about it, when I realize that many are simply too ""comfortable""? It can not be helped. If you are only average, you can only expect average. I did it myself. At some point it was too stupid for me. So get your hands on me and have worked on my job situation, while * many * of my former colleagues were ""happy"" and had little / no inspiration for it. Money worries become the norm, and somehow you ""get used to it"". Today I earn much better than my former colleagues, most of whom are still working ""down there"". I might as well still be in their shoes. Am I privileged? Hardly likely. Although I earn better than the average, but I am far from ""rich"". There are * several * professions where you can earn a lot more. And no, my German degree was never mentioned here on an application, since foreign and irrelevant. Which brings us to the next point: Bzgl tuition fees. Huge semester fees are mostly home-made problems: 1. University. State are i.d.R. * clearly * cheaper, but of course the ""well-behaved"" are more popular, although in the end realistically very seldom are better job prospects. However, the latter are often much more expensive. 2. Anyone who has worked hard at school can get hold of a scholarship. This can massively reduce or even eliminate tuition fees. Of course, if you are only average, chances are not so rosy, of course ... 3. Choice of study program. As in Germany, there are many courses here, which are popular but are hopelessly overcrowded. End results are usually lousy job prospects. 4. Spent time. Anyone who studies this for a few semesters, then changes his mind and starts again from the beginning, and maybe does the same thing a few times, does not wonder if in the end a huge mountain is debt, and possibly no degree. I myself am in my family circle, is a tragedy ... 5. Too lazy to work while studying. It's just easier to finance ""room &amp; board"" with a study loan. But students are actually the perfect candidates for part-time jobs (including ""minimum wage""). In this way you can keep your debt mountain in check or even completely eliminate it. Or even establish relationships with employers who help you tremendously after your studies. My better half took the former way, but it was also a bit more exhausting. And only ""minimum dare"". While her studies debts were at the end a very overwhelming amount (&amp; lt; $ 10k), and 2 years later were completely paid off, not a few of her former classmates still complain today their student loans. Ironically, mainly those who did not work at the time and preferred to have ""celebrated"". And yes, you can still do it well today, we have even here some ""cheap"" students busy and most will ultimately take over after graduation."</text:p>
          </table:table-cell>
          <table:table-cell office:value-type="string" calcext:value-type="string">
            <text:p>negative</text:p>
          </table:table-cell>
          <table:table-cell table:number-columns-repeated="1021"/>
        </table:table-row>
        <table:table-row table:style-name="ro27">
          <table:table-cell office:value-type="string" calcext:value-type="string">
            <text:p>Deutschland liefert wieder Rüstungsgüter panzerteile in die Türkei heute der einmarsch für wie dumm werden wir gehalten keine Waffen in Krisengebiete außerdem wiederspricht der einmarsch dem Völkerrecht und Deutschland vertreten durch die amtsführende Bundesregierung mischt schamlos mit</text:p>
          </table:table-cell>
          <table:table-cell office:value-type="string" calcext:value-type="string">
            <text:p>Germany supplies armaments again armor parts to Turkey today the invasion of how stupid we are held no weapons in crisis areas also contradicts the invasion of international law and Germany represented by the federal government in office shamelessly</text:p>
          </table:table-cell>
          <table:table-cell office:value-type="string" calcext:value-type="string">
            <text:p>negative</text:p>
          </table:table-cell>
          <table:table-cell table:number-columns-repeated="1021"/>
        </table:table-row>
        <table:table-row table:style-name="ro7">
          <table:table-cell office:value-type="string" calcext:value-type="string">
            <text:p>"...dann die Moral. Und dabei hilft ungemein, einfach wegzuschauen und sich dumm zu stellen, wie das Statement unserer Regierung schön belegt: ""Die Bundesregierung habe kein vollständiges Lagebild und könne das türkische Vorgehen völkerrechtlich daher nicht einordnen"". Ja ne, is klar: Dabei ist eine militärische Invasion in ein fremdes Staatsgebiet völkerrechtlich doch gar nicht so schwer einzuordnen, wie die Bundesregierung am Beispiel der Krim gezeigt hat. Und gerade hat die Bundesregierung eine Aufrüstung der türkischen Leopard-Panzer, die gerade kurdische Dörfer in Syrien beschiessen, genehmigt. Wohlgemerkt, eine deutsche Regierung mit SPD-Beteiligung. Mit den Kurden in Syrien und Irak ist es wie bei Schiller: ""Der Mohr hat seine Schuldigkeit getan - der Mohr kann gehen"". Die kurdischen Kämpfer hat man solange gebraucht, wie sie Jesiden retten mussten und die bei den USA unbeliebten (weil gefährlichen) Bodenkampf-Aktivitäten gegen den IS verrichten mussten. Die werden jetzt ganz einfach geopfert."</text:p>
          </table:table-cell>
          <table:table-cell office:value-type="string" calcext:value-type="string">
            <text:p>"... then the moral. And it helps immensely, simply to look away and stupid, as the statement of our government beautifully proves: ""The federal government does not have a complete picture of the situation and therefore could not classify the Turkish action under international law."" Yes, it is clear that a military invasion into a foreign territory is not as difficult to classify under international law, as the Federal Government has shown with the example of the Crimea. And just now the federal government has approved an upgrade of the Turkish Leopard tanks that are currently bombarding Kurdish villages in Syria. Mind you, a German government with SPD involvement. As with Schiller, the Kurds in Syria and Iraq: ""The Moor has done its duty - the Moor can go"". The Kurdish fighters have been needed as long as they had to save the Yazidi and had to do unpopular (because of dangerous) ground combat activities against the IS. They are now being sacrificed."</text:p>
          </table:table-cell>
          <table:table-cell office:value-type="string" calcext:value-type="string">
            <text:p>negative</text:p>
          </table:table-cell>
          <table:table-cell table:number-columns-repeated="1021"/>
        </table:table-row>
        <table:table-row table:style-name="ro18">
          <table:table-cell office:value-type="string" calcext:value-type="string">
            <text:p>Die Scheinheiligkeit der Amis, Europäer und Russen und die Dummheit der Kurden!!! Zumindest einen Riesendank an euch Kurden uns von der IS Geißel befreit zu haben; aber sorry Jungs und Mädels - jetzt ist es wieder Zeit euch zum zigsten Male über den Tisch ziehen zu lassen. Ihr kennt die Spielchen der oben genannten Scheinheiligen nur allzu gut - ist ja nicht das erste Mal. Schließlich leben wir von Waffenlieferungen in Krisenregionen; dumm nur, dass es euch schon wieder trifft!!! Viel Glück...</text:p>
          </table:table-cell>
          <table:table-cell office:value-type="string" calcext:value-type="string">
            <text:p>The hypocrisy of the Americans, Europeans and Russians and the stupidity of the Kurds !!! At least a huge thank you to Kurds for liberating us from the IS scourge; but sorry boys and girls - now it's time again to let you pull over the table for the umpteenth time. You know the games of the above-mentioned hypocrites only too well - is not the first time. After all, we live on weapons deliveries in crisis regions; just stupid that it meets you again !!! Good luck...</text:p>
          </table:table-cell>
          <table:table-cell office:value-type="string" calcext:value-type="string">
            <text:p>negative</text:p>
          </table:table-cell>
          <table:table-cell table:number-columns-repeated="1021"/>
        </table:table-row>
        <table:table-row table:style-name="ro30">
          <table:table-cell office:value-type="string" calcext:value-type="string">
            <text:p>und dass wir den Kurden im Gegenzug Milan geliefert haben, um die Panzer zu zerstören, könnte dazu führen, dass sich die Menschen in Deutschland bald dumm und dämlich verdienen.</text:p>
          </table:table-cell>
          <table:table-cell office:value-type="string" calcext:value-type="string">
            <text:p>and that in return we supplied the Kurds to Milan to destroy the tanks, could soon make people in Germany earn stupid and stupid.</text:p>
          </table:table-cell>
          <table:table-cell office:value-type="string" calcext:value-type="string">
            <text:p>negative</text:p>
          </table:table-cell>
          <table:table-cell table:number-columns-repeated="1021"/>
        </table:table-row>
        <table:table-row table:style-name="ro12">
          <table:table-cell office:value-type="string" calcext:value-type="string">
            <text:p>"Ich muss Sie leider korrigieren! Es werden garantiert KEINE ""Menschen"" in Deutschland sich bald dumm und dämlich verdienen, sondern ganz konkret werden einige der Rüstungsfirmen und ihre Chefs sich daran ne goldene Nase verdienen, während wir dummen Bürger die Suppe in Form von noch mehr Flüchtlingen, die zu uns kommen und eben auch noch mehr Geld etc. benötigen, die Suppe auslöffeln dürfen."</text:p>
          </table:table-cell>
          <table:table-cell office:value-type="string" calcext:value-type="string">
            <text:p>"I have to correct you unfortunately! It is guaranteed NO ""people"" in Germany will soon earn stupid and stupid, but quite concretely, some of the armaments companies and their bosses will earn a golden nose, while we dumb citizens soup in the form of more refugees who come to us and just need more money, etc., to spoon out the soup."</text:p>
          </table:table-cell>
          <table:table-cell office:value-type="string" calcext:value-type="string">
            <text:p>negative</text:p>
          </table:table-cell>
          <table:table-cell table:number-columns-repeated="1021"/>
        </table:table-row>
        <table:table-row table:style-name="ro14">
          <table:table-cell office:value-type="string" calcext:value-type="string">
            <text:p>"... ist gleiuch zweifach durchsichtig: Es gab bereits eine solche linke Sammlungsbewegung die links von der Schröder-SPD sehr gut hätte wirken können - wenn sie sich nicht dummerweise mit der PDS ins Bett gelegt von von dieser schwarzen - äh, sorry, roten (DDR)Witwe nach dem Vereinigungsakt vertilgt worden wäre. Und nun erinnert Wagenknecht an die ""schöne Landrätin"" Pauli - beide haben sich von ""ihrer"" Partei entfremdet, Pauli hat nach dem Scheitern bei den ""Freien Wählern"" einen eigenen ""Laden"" aufgemacht und ist an ihrem eigenen Charakter gescheitert - Wagenknecht würde es ähnlich ergehen - wobei Wagenknecht noch sehr viel weniger ""Volk"" ist als es Pauli war. Beide wollten bzw. wollen doch nur ""Fußvolk"" für ihren Herrschaftsanspruch. Und einen Herrn Lafontaine nimmt eh kaum noch jemand wirklich wahr."</text:p>
          </table:table-cell>
          <table:table-cell office:value-type="string" calcext:value-type="string">
            <text:p>"... is also twice transparent: There was already such a left-wing collection movement that could have done very well on the left of the Schröder-SPD - if they were not stupidly put to bed with the PDS from this black - er, sorry, red ( GDR) widow would have been destroyed after the unification act. And now Wagenknecht reminds of the ""beautiful Landratin"" Pauli - both have alienated themselves from ""their"" party, Pauli has opened after the failure of the ""Free Voters"" their own ""shop"" and has failed on their own character - Wagenknecht would be similarly Wagenknecht is still much less ""people"" than it was Pauli. Both wanted or want only ""infantry"" for their claim to power. And no one else truly perceives a Mr. Lafontaine anyway."</text:p>
          </table:table-cell>
          <table:table-cell office:value-type="string" calcext:value-type="string">
            <text:p>negative</text:p>
          </table:table-cell>
          <table:table-cell table:number-columns-repeated="1021"/>
        </table:table-row>
        <table:table-row table:style-name="ro1">
          <table:table-cell office:value-type="string" calcext:value-type="string">
            <text:p>Eine neue links orientierte Partei, die zudem noch die ehemalige Hauptthemen der Grünen, den Umweltschutz, erneuerbare Energien und den Kampf gegen den Klimawandel, neben den sozialen Themen verfolgen würde hätte eine Chance die SPD als zweitstärkste Partei zu verdrängen. Für die Grünen wäre das gleichzeitig der Todesstoß, der früher oder später sowieso kommen wird, da eine zweite FDP nicht benötigt wird. So viel Wendehalspolitik und Volksverdummung wie in Württemberg von den Grünen begangen wird, wird nicht vergessen.</text:p>
          </table:table-cell>
          <table:table-cell office:value-type="string" calcext:value-type="string">
            <text:p>A new left-wing party, which would also pursue the former main themes of the Greens, environmental protection, renewable energy and the fight against climate change, in addition to the social issues would have a chance to supplant the SPD as the second largest party. At the same time, for the Greens, that would be the death knell, which will come sooner or later anyway, since a second FDP is not needed. As much Wendehalspolitik and national dulling as in Württemberg is committed by the Greens, is not forgotten.</text:p>
          </table:table-cell>
          <table:table-cell office:value-type="string" calcext:value-type="string">
            <text:p>negative</text:p>
          </table:table-cell>
          <table:table-cell table:number-columns-repeated="1021"/>
        </table:table-row>
        <table:table-row table:style-name="ro9">
          <table:table-cell office:value-type="string" calcext:value-type="string">
            <text:p>Eine Lüge, denn es geht den Demokraten darum im März nicht wieder darum kämpfen zu müssen. Der soll seine Scheiss Mauer hintenanstellen, alles andere ist wichtiger! Aber er schiebt Panik, denn seine politische Agenda wird im November auf den Müllhaufen der Geschichte geworfen werden - er muss zwingend seine dummen Wahlversprechen zumindest anscheinsmässig umsetzen. Und dafür hat er jetzt das bekommen was er im Herbst noch für eine gute Drohung hielt um seine Partei auf Trapp zu bringen: den shutdown. Hätte er mal letzte Woche nicht zum 2000. mal gelogen als er sagte, er würde jeden Kompromiss unterzeichnen den ihm eine überparteiliche Arbeitsgruppe vorlegt. Es wurde vorgelegt und er hat nicht unterzeichnet...</text:p>
          </table:table-cell>
          <table:table-cell office:value-type="string" calcext:value-type="string">
            <text:p>A lie, because it is the Democrats in March not to have to fight again about it. He's supposed to put his shit on the back wall, everything else is more important! But he pushes panic because his political agenda will be cast in November to the dustbin of history - it must necessarily his stupid campaign promise to implement at least seeming moderate. And he has now got what he thought was a good threat in the fall to bring his party on Trapp: the shutdown. If he had time last week not to 2000. lied times when he said he would sign the compromise everyone referred to it by a nonpartisan research group. It was submitted and he did not sign ...</text:p>
          </table:table-cell>
          <table:table-cell office:value-type="string" calcext:value-type="string">
            <text:p>negative</text:p>
          </table:table-cell>
          <table:table-cell table:number-columns-repeated="1021"/>
        </table:table-row>
        <table:table-row table:style-name="ro30">
          <table:table-cell office:value-type="string" calcext:value-type="string">
            <text:p>"Ohne das ""Ja"" der SPD wird es keine Merkel Politik geben. Mit der SPD gibt es neoliberale Politik mit Brot und Spielen für das dumme Wahlvolk, wie in der Vergangenheit."</text:p>
          </table:table-cell>
          <table:table-cell office:value-type="string" calcext:value-type="string">
            <text:p>"Without the ""yes"" of the SPD there will be no Merkel politics. With the SPD there is neo-liberal politics with bread and games for the stupid electorate, as in the past."</text:p>
          </table:table-cell>
          <table:table-cell office:value-type="string" calcext:value-type="string">
            <text:p>negative</text:p>
          </table:table-cell>
          <table:table-cell table:number-columns-repeated="1021"/>
        </table:table-row>
        <table:table-row table:style-name="ro50">
          <table:table-cell office:value-type="string" calcext:value-type="string">
            <text:p>Nur zur Erinnerung mal das Wahlergebnis: (grob gerundet) 2 von 10 Wahlberechtigten (WB) geht es so gut, dass Sie nichts verändern wollen, ihnen alles egal ist und sie deshalb nichts ändern wollen und nicht wählen gehen. 3 von 10 WB waren mit den Ergebnissen der christlich sozialen Politik zufrieden und wünschten sich diese beiden Parteien wieder in Regierungsverantwortung. Vielleicht geht noch was bei Herdprämie, Mütterrente, Land- und Forstwirtschafts-Subventionen, Finanzierung kirchlicher Einrichtungen aus Steuermitteln, ... . Und die Maut ist eh egal. 1 von 10 WB geht es richtig gut und es könnte besser gehen, wenn da nicht die vielen Steuern wären. Also FDP wählen. Weniger Staat (nur wenn es Subventionen oder Bürgschaften geben kann), mehr Markt. Das mit dem Mindestlohn muss eine Ausnahme bleiben. Und Steuerfahnder bekommen ein Wählscheibentelefon, Briefpapier und ein Dienstfahrrad für den Job. 1 von 10 WB ist die Umwelt wichtig oder er kann es sich leisten, das Thema Umwelt oben auf die Agenda zu setzen. Grün gewählt. Damit haben wir in einem ersten Block mehr als 6 von 10 WB, die mit der aktuellen Situation in Deutschland absolut zufrieden sind und sich wünschen, dass es genau weiter so geht. 2 von 10 WB fanden, dass die SPD in der abgelaufenen Legislatur einen guten Job gemacht haben und wünschen sich weiter eine Politik mit Sinn für Realität, Machbarkeit und sozialer Verantwortung. 2 von 10 WB wollen grundsätzlich etwas ändern. Nur völlig diametral. Die einen suchen verzweifelt nach einem Weg, die Besteuerung von Erwerbsarbeit und Erträgen aus Kapital und Vermögen irgendwie gerechter zu gestalten, sind sich dabei uneins und kommen bei diesem meiner Meinung nach zukünftig entscheidenden Problem nicht vorwärts. Die anderen sehnen sich nach einer Welt mit Bierchen, Vorgarten, Gartenzwerg, Leberwurst und planbarer Zukunft möglichst ohne jegliche Veränderung. OK, technische Entwicklungen nimmt man schon mit. Aber jeglicher Wettbewerb um Arbeitsplätze oder Frauen ist im Keim zu ersticken. Und es tut gut, wenn man auf jemanden, den es noch dreckiger geht, herabblicken kann. Und manchmal spucken. Jetzt haben es dummerweise die von 5 von 10 WB gewählten Vertreter nicht auf die Reihe bekommen sich zu verständigen, wie man die eigne Klientel so bedienen kann, dass es niemanden weh tut. Und jetzt gibt es also eine neue 5er-Runde. Mit anderen Themen.</text:p>
          </table:table-cell>
          <table:table-cell office:value-type="string" calcext:value-type="string">
            <text:p>Just as a reminder, the election result: (roughly rounded) 2 out of 10 voters (WB) are doing so well that they do not want to change anything, they do not care about anything and therefore they do not want to change anything and do not vote. Three out of ten WB were satisfied with the results of Christian Social Policy and wished these two parties back into governmental responsibility. Maybe there's something going on in the area of ​​herd premium, maternal pension, agricultural and forestry subsidies, funding of church institutions from tax revenue, .... And the toll does not matter anyway. 1 out of 10 WB is doing really well and it could be better, if there were not the many taxes. So choose FDP. Less state (only if there can be subsidies or guarantees), more market. The minimum wage must remain an exception. And tax inspectors get a dial phone, stationery and a service bike for the job. 1 out of 10 WB, the environment is important or he can afford to put environmental issues high on the agenda. Green is selected. This means that in a first block we have more than 6 out of 10 WB who are completely satisfied with the current situation in Germany and wish that it will continue exactly this way. 2 out of 10 WB found that the SPD did a good job in the past legislature and wish to continue to pursue a policy of realism, feasibility and social responsibility. 2 out of 10 WB basically want to change something. Only completely diametrically. Some are desperately seeking a way to make the taxation of paid work and income from capital and wealth somehow more just in disagreement and are not making progress in this, in my opinion, future decisive problem. The others long for a world of beer, front garden, garden gnome, liver sausage and a predictable future, if possible without any change. OK, technical developments are already evident. But any competition for jobs or women is nipped in the bud. And it's good to look down on someone who is even dirtier. And sometimes spit. Now, stupidly, the representatives elected by 5 out of 10 WB have not gotten into line to communicate how to serve their own clientele so that it does not hurt anyone. And now there is a new 5 round. With other topics.</text:p>
          </table:table-cell>
          <table:table-cell office:value-type="string" calcext:value-type="string">
            <text:p>negative</text:p>
          </table:table-cell>
          <table:table-cell table:number-columns-repeated="1021"/>
        </table:table-row>
        <table:table-row table:style-name="ro48">
          <table:table-cell office:value-type="string" calcext:value-type="string">
            <text:p>Dieses Land funktioniert sehr gut, ist wohlhabend und steht in jeder Hinsicht gut da.....mit oder ohne Bayern. Was ein failed state  ist, wissen Sie nicht, dumme Sprüche ersetzen keine Diskussion</text:p>
          </table:table-cell>
          <table:table-cell office:value-type="string" calcext:value-type="string">
            <text:p>This country works very well, is prosperous and is good in every way ..... with or without Bayern. What a failed state ?? is, you do not know, stupid sayings do not replace discussion</text:p>
          </table:table-cell>
          <table:table-cell office:value-type="string" calcext:value-type="string">
            <text:p>negative</text:p>
          </table:table-cell>
          <table:table-cell table:number-columns-repeated="1021"/>
        </table:table-row>
        <table:table-row table:style-name="ro7">
          <table:table-cell office:value-type="string" calcext:value-type="string">
            <text:p>Der es gut findet wenns 2 Klassenmedizin gibt.Weil er ja viel mehr bezahlt ist das ok.Oder wenn ein normalo tatsächlich Monate auf einen Facharzttermin warten muß leugnet er es einfach ab.Tja,dumm gelaufen denn es bleibt trotzdem Realität.Oder die Mehrheit der Deutschen bekommt ordentliche Renten.Ah darum also sieht man immer mehr Rentner Müll sortieren oder an den Tafeln anstehen.Auch die ach so ordentlichen Schulen hat marcaurel wohl schon lange nicht mehr gesehen,ich kenne leider keine mehr und mein Goldjunge hat dank Mobbing einige kennen lernen dürfen.Die beste Frechheit von ihm ist die Behauptung unter Merkel wäre das GG nicht gebrochen worden.Komisch,es gibt anerkannte hohe Juristen die aber ekakt das sagen.Wir erleben doch gerade wieder einen denn dieses Gemauschel um unbedingt diese FDJ Dame nochmal zur Kanzlerin zu machen ist auch schon wieder ein Bruch des GG.Der Bundespräsident ist sehr hilfreich dabei da er sich weigert die Wahl eines Kanzlers anzusetzen.</text:p>
          </table:table-cell>
          <table:table-cell office:value-type="string" calcext:value-type="string">
            <text:p>He finds it good if 2 classes medicine gives it. Because he paid a lot more that's okay. Or if a normal month actually wait for a specialist appointment he denies it simply ab.Tja, run dumb because it still remains a reality. Or the majority of Germans get decent pensions. So that's why you see more and more pensioners sorting garbage or pending on the boards. Also the oh-so-neat schools marcaurel has probably not seen for a long time, unfortunately I do not know any more and my golden boy has gotten to know some thanks to bullying The best impudence of him is the statement under Merkel the GG would not have broken. Komomisch, there are recognized high lawyers but ekakt that say. We are experiencing just one more because this scramble for absolutely this FDJ lady again to the Chancellor make is again a break of the GG.Der President is very helpful in this as he refuses to make a choice of a chancellor.</text:p>
          </table:table-cell>
          <table:table-cell office:value-type="string" calcext:value-type="string">
            <text:p>negative</text:p>
          </table:table-cell>
          <table:table-cell table:number-columns-repeated="1021"/>
        </table:table-row>
        <table:table-row table:style-name="ro27">
          <table:table-cell office:value-type="string" calcext:value-type="string">
            <text:p>Bei den derzeitigen Umfragewerten, die teilweise sogar unter die 20% fallen, gehört die gesamte SPD Führungsriege ausgetauscht. Wenn diese Super-Politiker sich allerdings mit einer GroKo rüberetten wollen, gibt es in 4 Jahren ein noch größeres Debakel. Der Wähler ist nicht so dumm und gnädig wie gerne gewünscht.</text:p>
          </table:table-cell>
          <table:table-cell office:value-type="string" calcext:value-type="string">
            <text:p>With the current poll numbers, which fall in part even under the 20%, the entire SPD management exchanges belongs. But if these super-politicians want to cover themselves with a GroKo, there will be an even bigger debacle in 4 years. The voter is not as stupid and merciful as he likes.</text:p>
          </table:table-cell>
          <table:table-cell office:value-type="string" calcext:value-type="string">
            <text:p>negative</text:p>
          </table:table-cell>
          <table:table-cell table:number-columns-repeated="1021"/>
        </table:table-row>
        <table:table-row table:style-name="ro39">
          <table:table-cell office:value-type="string" calcext:value-type="string">
            <text:p>"wirklich so unglaublich dumm??? Wenn die Genossen tatsächiich wieder in eine GroKo gehen, werden sie bei den nächsten Wahlen abgestraft, aber so was von. Die SPD hätte gut daran geran, sich im Land, unter den Bürgern, intensiv umzuhören (und in den Foren der Leitmedien zu lesen), dann wüsste er, wass den Genossen spätestens in vier Jahren blüht: Die Strafe dafür, dass man wieder einmal alle Versprechen gebrochen, sämtliche eigenenn ""Gewissheiten"" gekippt, und jetzt versucht, durch ""staatstragendes Geschwafel"" die Bürger für dumm zu verkaufen. Die Bürger, Herr Schulz mögen vielleicht ein bisschen dumm oder auch lethatgisch sein, aber beides sind sie nicht im dem Maße, dass sie der SPD verzeihen werden, dass sie sich weiter zu Merkels Steigbügelhalter machen lässt."</text:p>
          </table:table-cell>
          <table:table-cell office:value-type="string" calcext:value-type="string">
            <text:p>"really so incredibly stupid ??? If the comrades really go back into a GroKo, they will be punished in the next election, but so what. The SPD would have been well advised to listen extensively in the country, among the citizens (and to read in the forums of the leading media), then he would know what the comrades blooms in four years at the latest: The punishment that once again all Broken promises, all own ""certainties"" tilted, and now trying to sell through ""state-bearing ramblings"" the citizens for stupid. The citizens, Mr. Schulz, may be a bit stupid or lethargic, but they are not both in the measure that they'll forgive the SPD for continuing to turn into Merkel's stirrup-holder."</text:p>
          </table:table-cell>
          <table:table-cell office:value-type="string" calcext:value-type="string">
            <text:p>negative</text:p>
          </table:table-cell>
          <table:table-cell table:number-columns-repeated="1021"/>
        </table:table-row>
        <table:table-row table:style-name="ro29">
          <table:table-cell office:value-type="string" calcext:value-type="string">
            <text:p>Großartige Nummer! Soviel Reaktionsvermögen gepaart mit Humor hätte ich da eigentlich niemandem zugetraut. Andererseits: Ist aber auch irgendwie zuviel verlangt, wenn man schon eine unfinanzierte Herdprämie auf zur Volksverdummung auslobt, dann auch noch FREITAGS da hingehen soll, woll? So ein Abgeordneter ist doch auch nur ein Mensch...</text:p>
          </table:table-cell>
          <table:table-cell office:value-type="string" calcext:value-type="string">
            <text:p>Great number! So much responsiveness paired with humor, I would not have dared anyone. On the other hand: But is somehow too much to ask, if you already auslobt an unfinished Herdprämie on to the national stupidity, then also FRIDAYS should go there, you want? Such a deputy is only a human ...</text:p>
          </table:table-cell>
          <table:table-cell office:value-type="string" calcext:value-type="string">
            <text:p>negative</text:p>
          </table:table-cell>
          <table:table-cell table:number-columns-repeated="1021"/>
        </table:table-row>
        <table:table-row table:style-name="ro57">
          <table:table-cell office:value-type="string" calcext:value-type="string">
            <text:p>ein dummes CSU-Gesetz soll beschlossen werden und keiner geht hin. Ein wunderbarer Tag.</text:p>
          </table:table-cell>
          <table:table-cell office:value-type="string" calcext:value-type="string">
            <text:p>a stupid CSU law to be decided and no one goes. A wonderful day.</text:p>
          </table:table-cell>
          <table:table-cell office:value-type="string" calcext:value-type="string">
            <text:p>negative</text:p>
          </table:table-cell>
          <table:table-cell table:number-columns-repeated="1021"/>
        </table:table-row>
        <table:table-row table:style-name="ro1">
          <table:table-cell office:value-type="string" calcext:value-type="string">
            <text:p>"Ja? Wäre die Opposition nämlich vollzählig erschienen und hätte dieses verlogene Gesetz ordnungsgemäß abgewählt, hätten die Volksverdummer der CSU von ""kinderfeindlichkeit"" getönt. Kinderfreundlich wäre nur eins: pauschal das Kindergeld erhöhen. Ohne bürokratische Hindernisse mit Formularen, in denen nachgewiesen werden muss, ob öffentliche Einrichtungen (nicht) genutzt werden. Aber um die Förderung von Familien geht's den Herren in der CSU ja nicht - sie trauen sich nur nicht, den Gesetzesanspruch auf einen KiTa-Platz zu kippen und versuchen's hintenrum."</text:p>
          </table:table-cell>
          <table:table-cell office:value-type="string" calcext:value-type="string">
            <text:p>"Yes? If the opposition had appeared in its entirety and duly reneged on this mendacious law, the people's thieves of the CSU would have tinted ""child hostility."" Child-friendly would be only one thing: flat rate increase the child benefit. Without bureaucratic obstacles with forms that must prove that public facilities are (not) being used. But the promotion of families is not possible for the men in the CSU - they just do not dare to overturn the legal claim to a KiTa place and try it in the back."</text:p>
          </table:table-cell>
          <table:table-cell office:value-type="string" calcext:value-type="string">
            <text:p>negative</text:p>
          </table:table-cell>
          <table:table-cell table:number-columns-repeated="1021"/>
        </table:table-row>
        <table:table-row table:style-name="ro15">
          <table:table-cell office:value-type="string" calcext:value-type="string">
            <text:p>"Dein Kommentar zeigt nur, dass du keine Ahnung hast. Gesagt wurde, dass mind. 311 Abgeordnete zur Abstimmung anwesend sein müssen. Die CDU/CSU-Fraktion stellt 237, die F.D.P. 93 Abgeordnete, das macht nach Adam Ries zusammen: 330. Da waren wohl sehr viele Bonzen der Regierungsparteien schon auf dem Weg nach Bayern und hofften darauf, dass die dumme Opposition die fehlenden Abgeordneten schon auffüllen würde. Das zeigt also viel mehr etwas über das Demokratieverständnis der Regierungsparteien, die es nicht für nötig halten, an ""wichtigen Abstimmungen"" teilnehmen zu müssen. Vielleicht haben die auch absichtlich so gehandelt, weil sie die Schwachsinnsprämie für Unsinn halten? Auf jeden Fall ist es ein demokratischer Vorgang, wenn man an einer Unsinnsabstimmung nicht teilnimmt, an der noch nicht einmal die Ersteller wirklich Interesse haben."</text:p>
          </table:table-cell>
          <table:table-cell office:value-type="string" calcext:value-type="string">
            <text:p>"Your comment just shows that you have no idea. It was said that at least 311 MEPs must be present for the vote. The CDU / CSU faction represents 237, the F.D.P. 93 MPs, that makes after Adam Ries together: 330th There were probably many big shots of the governing parties already on the way to Bavaria and hoped that the stupid opposition would fill the missing MPs already. This shows much more about the understanding of democracy of the governing parties, who do not consider it necessary to participate in ""important votes"". Maybe they deliberately acted that way because they consider the moron prize nonsense? In any case, it is a democratic process if you do not take part in a nonsense vote in which not even the creators are really interested."</text:p>
          </table:table-cell>
          <table:table-cell office:value-type="string" calcext:value-type="string">
            <text:p>negative</text:p>
          </table:table-cell>
          <table:table-cell table:number-columns-repeated="1021"/>
        </table:table-row>
        <table:table-row table:style-name="ro16">
          <table:table-cell office:value-type="string" calcext:value-type="string">
            <text:p>"bis zur Selbstverleugnung für diese miese Koalition einvernehmen lassen aus ""Staatsräson"". Dies abgesehen vom dummen Geschwätz eines Herrn Pofalla. darum geschieht ihr ganz recht. Außerdem kann es auch didaktische Wirkung haben: ich kann auch nicht den Freitag blau machen, bei vollen üppigen Bezügen und Pensionen"""</text:p>
          </table:table-cell>
          <table:table-cell office:value-type="string" calcext:value-type="string">
            <text:p>"up to the self-denial for this lousy coalition agreement from ""state reason"". Apart from the stupid chatter of a Mr. Pofalla. that's why you're all right. Besides, it can also have a didactic effect: I can not make the blue on Friday, with full lush relations and pensions """</text:p>
          </table:table-cell>
          <table:table-cell office:value-type="string" calcext:value-type="string">
            <text:p>negative</text:p>
          </table:table-cell>
          <table:table-cell table:number-columns-repeated="1021"/>
        </table:table-row>
        <table:table-row table:style-name="ro1">
          <table:table-cell office:value-type="string" calcext:value-type="string">
            <text:p>Warum? Sie scheinen da eine Menge missverstanden zu haben: Frau Merkel stände in Europa dann ziemlich dumm da! PS: Die Regierung hat die Verantwortung zu regieren und Ihre Gesetze durchzubekommen! Wie verquer wäre es, wenn die Opposition nur Erfüllungsgehilfe der Regierung wäre: Das wäre zutiefst undemokratisch! Wenn man ein Gesetz bremsen kann, dessen Sinnhaftigkeit man verneint, dann sollte - nein muß - ein Opposition dies tun. Hier wurde verhindert, dass im Schatten einer EM mal wieder ein paar unbeliebte Beschlüsse durchgewunken werden.</text:p>
          </table:table-cell>
          <table:table-cell office:value-type="string" calcext:value-type="string">
            <text:p>Why? You seem to have misunderstood a lot there: Mrs. Merkel would be pretty stupid in Europe! PS: The government has the responsibility to govern and get your laws through! How wrong it would be if the opposition was only a vicarious agent of the government: that would be profoundly undemocratic! If you can slow down a law whose meaning is denied, an opposition should - no, no - do so. Here was prevented in the shadow of an EM once again a few unpopular decisions are waved through.</text:p>
          </table:table-cell>
          <table:table-cell office:value-type="string" calcext:value-type="string">
            <text:p>negative</text:p>
          </table:table-cell>
          <table:table-cell table:number-columns-repeated="1021"/>
        </table:table-row>
        <table:table-row table:style-name="ro77">
          <table:table-cell office:value-type="string" calcext:value-type="string">
            <text:p>"@stefan1904: Nun habe ich mich extra registriert, weil mich ihr ignoranter Kommentar dermaßen wütend macht und ich es unerträglich finde, dass so ein falscher Blödsinn unter diesem Artikel unwidersprochen bleibt: Erstmal die Fakten: Das Betreuungsgeld bekommen Eltern, deren Kind in eine staatlich subventionierte KITA geht, natürlich NICHT. Das ist ja genau das Ziel dieses Geldes. Das Betreuungsgeld erhält, wer sein Kind WEDER in eine staatlich geförderte KITA NOCH zu einer staatlich geförderten Tagesmutter gibt. Wer als Mutter aber beispielsweise Vollzeit arbeiten geht und dabei so gut verdient, dass er sich eine private Tagesmutter leisten kann, der bekommt das Betreuungsgeld. Und wer sich eine Nanny oder ein Aupair ins Haus holen kann bekommt es auch. Zielsetzung des Betreuungsgeldes ist es also ganz offensichtlich, Familien mit 100 bzw 150 Euro ruhigzustellen und sie davon abzuhalten, einen deutlich teureren KITA-Platz zu nutzen, der den Staat momentan einige Tausend Euro kostet (wenn man Gebäudekosten, Personal, Zuschüsse usw. rechnet). Warum ist das Betreuungsgeld Blödsinn? - Ich selbst bin 29, Lehrerin, mein Mann Rechtsanwalt. Unser Sohn ist 9 Monate alt. Da mein Mann Berufsanfänger ist brauchen wir mein Gehalt, ich kann es mir also schlicht nicht leisten, drei Jahre zuhause zu bleiben. Außerdem hat meine Ausbildung den Staat einiges an Geld gekostet, es wäre wirtschaftlicher Wahnsinn, mich jahrelang vom Berufsleben fernzuhalten (denn zuhause zahle ich keine Steuern und auch nicht in meine Altersvorsorge ein), mal ganz davon abgesehen, dass ich arbeiten WILL. Was bleibt mir also? Mein Kind braucht eine Betreuung, während der ich arbeiten gehen kann. Schaut man sich die Qualität der Kleinkindbetreuung an, ist es zum HEULEN. Schlecht ausgebildete Erzieher (in Deutschland ein Ausbildungsberuf, den man mit Hauptschulabschluss anstreben kann und der entsprechend schlecht vergütet ist, in anderen europäischen Ländern überwiegend ein Hochschulstudium!), schlecht ausgestattete Kitas, Geschacher um die wenigen Plätze und dadurch keinerlei Zwang für die Kitas, besser zu werden, denn bei so vielen Abnehmern für die wenigen Plätze gibt es keinen Wettbewerb. Ich habe mein Kind in der Schwangerschaft (!) bereits auf 20 Wartelisten setzen lassen. Von 19 Krippen habe ich eine Absage bekommen, darunter natürlich auch von meinen wenigen Wunschkrippen. Jetzt muss ich mein Kind mit Bauchschmerzen in eine recht weit entfernte bringen, deren Konzeption und Personal mir nicht sehr zusagt. Es macht mich so wahnsinnig wütend, dass unsere tolle Regierungskoalition Geld zum Fenster rauswirft, statt es in die dringend notwenige Verbesserung der Krippen zu stecken. Aber bleiben wir beim Betreuungsgeld. Wer bekommt es nun also? Familien, bei denen die Mutter (denn sind wir mal ehrlich, wieviele Väter werden es sein?) statt arbeiten zu gehen und Steuern zu zahlen zuhause bleibt. Natürlich meist familienversichert (zahlen die Sozialkassen mal eben mit), wenn die Ehe zerbricht (und das tut sie in 40% der Fälle in den ersten 5 Jahren nach der Geburt des Kindes) wird sie nach kurzer Zeit häufig abhängig von staatlichen Leistungen, denn der Vater zahlt maximal drei Jahre Unterhalt an sie und wenn sie lang genug aus dem Arbeitsleben raus war, z.B. weil sie sich vom Betreuungsgeld hat locken lassen und dachte ""ach, ob ich jetzt 400  dazu verdiene und dabei aber 200 an die KITA abdrücke oder daheim bleibe und noch 150 drauf kriege- klare Entscheidung"", dann bekommt sie keinen Job mehr und wird erst recht Sozialfall. Alleinerziehende leben häufiger als andere unter der Armutsgrenze und die Kinderarmut in Deutschland ist gewaltig und armselig für so ein reiches Land. Zudem weiß man aus Ländern wie Norwegen, die solche falschen Anreize gesetzt (und wieder abgeschafft!) haben, dass viele Migrantenfamilien, deren Kinder besonders von früher staatlicher Betreuung profitieren würden - denn so lernen die Kinder noch vor der Grundschule korrektes Deutsch - und Familien aus bildungsfernen Schichten solche Leistungen gerne annehmen und sich dafür bezahlen lassen, ihr Kind zuhause zu lassen. GERADE diese Kinder würden von einer Betreuung zusammen mit anderen Kindern profitieren! Es ist ein Skandal, dass unsere Politiker nicht den Arsch in der Hose haben, pardon my french, sich gegen eine so wahnwitzige, dumme, kurzsichtige und absolut FALSCHE Gesetzgebung zu wehren. Ich habe so viele Kontakte zu Müttern und KEINE sieht das anders, auch nicht die, die das Betreuungsgeld erhalten würden, weil sie sich eine längerfristige Betreuung ihres Kindes zuhause leisten können und wollen."</text:p>
          </table:table-cell>
          <table:table-cell office:value-type="string" calcext:value-type="string">
            <text:p>"@ stefan1904: Now I have registered extra because their ignorant comment makes me so angry and I find it unbearable that such a false nonsense remains unchallenged under this article: First, the facts: The care money is given to parents whose child is subsidized by a state KITA works, of course NOT. That's exactly the goal of this money. The childcare allowance is awarded to those who do NOT give their child a state-subsidized KITA or a state-subsidized childminder. However, if you work as a full-time mother and earn so well that you can afford a private childminder, you will receive the childcare allowance. And who can get a nanny or an aupair in the house gets it too. The aim of the childcare allowance is therefore obviously to seduce families with 100 or 150 euros and prevent them from using a much more expensive KITA place, which currently costs the state several thousand euros (if one calculates building costs, personnel, subsidies, etc.). , Why is the childcare money nonsense? - I am 29, teacher, my husband is a lawyer. Our son is 9 months old. Since my husband is a beginner I need my salary, so I just can not afford to stay at home for three years. In addition, my education has cost the state a lot of money, it would be economically madness, stay away from my professional life for years (because at home I pay any taxes and not in my pension), apart from the fact that I want to work. What is left for me? My child needs care during which I can go to work. If you look at the quality of toddler care, it is HEELLING. Poorly educated educators (in Germany a training occupation, which one can aim for with Hauptschulabschluss and which is correspondingly poorly compensated, in other European countries predominantly a university study!), Bad equipped Kitas, Geschacher around the few places and thus no compulsion for the Kita, better because with so many customers for the few places there is no competition. I already had my child put on 20 waiting lists during pregnancy (!). Of 19 cribs I have received a rejection, including, of course, from my few wish cribs. Now I have to bring my child with a stomachache in a very distant, whose conception and staff I do not like very much. It makes me so furious that our great governing coalition throws money out the window, instead of putting it in the much-needed improvement of cribs. But we stay with the childcare allowance. So who gets it now? Families where the mother (because we are honest, how many fathers will it be?) Instead of working and paying taxes remains at home. Of course, mostly family insurance (pay the social security), if the marriage breaks (and she does in 40% of the cases in the first 5 years after the birth of the child) it is often dependent on state benefits, because of the Father pays up to three years of maintenance and if she was out of work long enough, eg because she let herself be tempted by the childcare allowance and thought, ""oh, if I'm going to earn $ 400 for it, but leave 200 to the Kita or stay home and get a clear decision"", then she will not get a job anymore and will especially social case. Single parents live below the poverty line more often than others, and child poverty in Germany is vast and poor for such a rich country. In addition, from countries like Norway, which have set (and abolished) such false incentives, many immigrant families whose children would benefit from early state support - for example, the children learn correct German and families before primary school Non-educated people like to accept such services and pay to leave their child at home. JUST these children would benefit from a care together with other children! It is a scandal that our politicians have not got their pants in their pants, pardon my french, to defend themselves against such insane, stupid, short-sighted and absolutely FALSE legislation. I have so many contacts with mothers and NO sees it differently, not even those who would receive the childcare allowance, because they can and want to afford a long-term care of their child at home."</text:p>
          </table:table-cell>
          <table:table-cell office:value-type="string" calcext:value-type="string">
            <text:p>negative</text:p>
          </table:table-cell>
          <table:table-cell table:number-columns-repeated="1021"/>
        </table:table-row>
        <table:table-row table:style-name="ro19">
          <table:table-cell office:value-type="string" calcext:value-type="string">
            <text:p>Die Regierungskoalition ist dafür verantwortlich Mehrheiten zu organisieren. Das sollten die Herren Dobrindt, Gröhe, ... organisieren. Dann können sie sich die dummen Sprüche sparen und behaupten dass immer die anderen Schuld sind. Ich habe eine kleine Hoffnung, dass das Betreuungsgeld in der Sommerpause in der Versenkung verschwindet und nie mehr auftaucht. Vermutlich bin ich im Herbst um eine Hoffnung ärmer. Wenn ich in Phoenix Ausschnitte einer Parlamentsdebatte sehe ist es für mich nicht nachvollziehbar, dass es dort immer so leer ist. Ich erwarte von einem Parlamentarier, dass er bei Debatten und Abstimmungen im Parlament anwesend ist. Es gibt jetzt sicher Schlaumeier die behaupten, dass ich keine Ahnung von Parlamentsarbeit habe. Ich bezweifle allerdings, dass die abwesenden Abgeordneten am Freitag nach 12 Uhr Akten studiert haben. Um Zeit für Aktenstudium zu schaffen würde es vielleicht helfen, auf die ein oder andere Nebentätigkeit zu verzichten.</text:p>
          </table:table-cell>
          <table:table-cell office:value-type="string" calcext:value-type="string">
            <text:p>The government coalition is responsible for organizing majorities. That's what Messrs. Dobrindt, Gröhe, ... should organize. Then they can save themselves the stupid sayings and claim that always the other guilt is. I have a small hope that the care money in the summer break disappears in the sinking and never appears again. Probably I'm poorer in the fall for a hope. If I see in excerpts of a parliamentary debate in Phoenix, it is incomprehensible to me that it is always so empty there. I expect a Member of Parliament to be present at debates and votes in Parliament. There are now some clever eggs claiming that I have no idea about parliamentary work. However, I doubt that the absent Members had studied files after 12 noon on Friday. In order to save time for file study, it might help to forego one or the other side job.</text:p>
          </table:table-cell>
          <table:table-cell office:value-type="string" calcext:value-type="string">
            <text:p>negative</text:p>
          </table:table-cell>
          <table:table-cell table:number-columns-repeated="1021"/>
        </table:table-row>
        <table:table-row table:style-name="ro12">
          <table:table-cell office:value-type="string" calcext:value-type="string">
            <text:p>"bei phoenix laufen eben doch die besten sachen! ich finde solche aktionen eigentlich ganz witzig, zeigen sie doch, wie parlamentsarbeit mit einfachen mitteln auch mal sein kann. die koalition hatte die möglichkeit, ihre abgeordneten zur lesung ""antreten"" zu lassen. dann wäre die mehrheit ja lässig erreicht worden. dumm gelaufen für kauder &amp; co. mal sehen, wie und wann die koalition mit gleicher münze zurückschlägt. kasperltheater eben."</text:p>
          </table:table-cell>
          <table:table-cell office:value-type="string" calcext:value-type="string">
            <text:p>"at phoenix just the best things are happening! I find such actions actually quite funny, they show how parliamentary work with simple means can sometimes be. the coalition had the opportunity to let its delegates ""read"" for reading. then the majority would have been achieved casually. stupid for kauder &amp; co. Let's see how and when the coalition repudiates with the same coin. Kasperltheater."</text:p>
          </table:table-cell>
          <table:table-cell office:value-type="string" calcext:value-type="string">
            <text:p>negative</text:p>
          </table:table-cell>
          <table:table-cell table:number-columns-repeated="1021"/>
        </table:table-row>
        <table:table-row table:style-name="ro27">
          <table:table-cell office:value-type="string" calcext:value-type="string">
            <text:p>Mit solchen dummen Spielereien - rechtens aber reiner Effekthascherei geschuldet - hat sich 1933 das österreichische Parlament selbst lahmgelegt und damit den Weg für eine autoritäre regierung frei gemacht. Noch schlimmer - die Opposition scheint sogar noch stolz auf diese Schande zu sein.</text:p>
          </table:table-cell>
          <table:table-cell office:value-type="string" calcext:value-type="string">
            <text:p>In 1933, the Austrian parliament paralyzed itself with such stupid games - but rightly owed it to sensationalism - thereby paving the way for an authoritarian government. Worse, the opposition even seems to be proud of this shame.</text:p>
          </table:table-cell>
          <table:table-cell office:value-type="string" calcext:value-type="string">
            <text:p>negative</text:p>
          </table:table-cell>
          <table:table-cell table:number-columns-repeated="1021"/>
        </table:table-row>
        <table:table-row table:style-name="ro10">
          <table:table-cell office:value-type="string" calcext:value-type="string">
            <text:p>Köstlich, die künstliche Aufregung Herrn Gröhes - und erst der Dobrinth mit seiner albernen Brille, wunderbar. Haben sie wirklich gedacht, sie kriegen das Betreuungsgeld mit der Opposition durch, weil ihnen die eigene Mehrheit fehlt und die eigenen Abgeordneten sich deshalb vorzeitig ins Wochenende verabschiedet haben? Hat leider nicht geklappt. Wie Steimeier sagt: Opposition nicht dumm, wie Roth sagt: man lässt sich nicht verarsxxx.</text:p>
          </table:table-cell>
          <table:table-cell office:value-type="string" calcext:value-type="string">
            <text:p>Delicious, the artificial excitement of Mr. Gröhe - and only the Dobrinth with his silly glasses, wonderful. Did they really think they could get the support money with the opposition because they did not have their own majority and therefore their own deputies prematurely said goodbye to the weekend? Unfortunately did not work. As Steimeier says: Opposition not stupid, as Roth says: you can not be verarsxxx.</text:p>
          </table:table-cell>
          <table:table-cell office:value-type="string" calcext:value-type="string">
            <text:p>negative</text:p>
          </table:table-cell>
          <table:table-cell table:number-columns-repeated="1021"/>
        </table:table-row>
        <table:table-row table:style-name="ro28">
          <table:table-cell office:value-type="string" calcext:value-type="string">
            <text:p>Mehr ist zu diesem verqueren Gesabber nicht zu sagen. Mietmaul, oder dumm...suchen Sie sich eins aus. graphicdog</text:p>
          </table:table-cell>
          <table:table-cell office:value-type="string" calcext:value-type="string">
            <text:p>There's nothing more to say about this messy butchery. Mietmaul, or stupid ... choose one. graphicdog</text:p>
          </table:table-cell>
          <table:table-cell office:value-type="string" calcext:value-type="string">
            <text:p>negative</text:p>
          </table:table-cell>
          <table:table-cell table:number-columns-repeated="1021"/>
        </table:table-row>
        <table:table-row table:style-name="ro16">
          <table:table-cell office:value-type="string" calcext:value-type="string">
            <text:p>dass knappe Kassen nicht heißt Sozialkassen oder Steuereinnahmen. 2000 Mrd. Staatsverschuldung und noch immer werden dumme Spielchen zur Wählerverdummung gespielt. Wir sind ein hoch verschuldetes Land und unsere Politiker zeigen keine Einsicht zu einem Abbau. Wir sind irgendwie mit den Griechen verwandt.</text:p>
          </table:table-cell>
          <table:table-cell office:value-type="string" calcext:value-type="string">
            <text:p>that tight budgets is not called social funds or tax revenues. 2000 billion public debt and still stupid games are played to voter duping. We are a heavily indebted country and our politicians have no insight into mining. We are somehow related to the Greeks.</text:p>
          </table:table-cell>
          <table:table-cell office:value-type="string" calcext:value-type="string">
            <text:p>negative</text:p>
          </table:table-cell>
          <table:table-cell table:number-columns-repeated="1021"/>
        </table:table-row>
        <table:table-row table:style-name="ro20">
          <table:table-cell office:value-type="string" calcext:value-type="string">
            <text:p>"Hätte nicht gedacht, dass 60% der Genossen einfach dumm sind. Wer am Wahlabend sagt, wir haben verstanden und jetzt sich demnächst wieder in trauter Zweisamkeit mit der alternativlosen Merkel und ihrem rückgradlosen Macht-Gefolge ablichten lässt, hat jegliches (Rest-) Vertrauen verloren. Für mich wird es eine Alternative geben und ich werde den neuen Oppositionsparteien viel Gehör entgegenbringen. Ich wünsche charismatischen, engagierten und einfach ""echten"" Typen wie K. Kühnast die Stärke, sich vielleicht eine alternative, eigene Partei zu gründen und damit den zu keinerlei Erneuerung, unfähigen und einseitig machtgetriebenen Politrepräsentanten zu signalisieren: Eure Zeit ist um."</text:p>
          </table:table-cell>
          <table:table-cell office:value-type="string" calcext:value-type="string">
            <text:p>"Did not think that 60% of comrades are just stupid. Anyone who says on election night that we have understood and will soon be photographed again in intimate togetherness with the no-alternative Merkel and her unrestrained power entourage, has lost all (residual) confidence. There will be an alternative for me and I will be listening to the new opposition parties. I wish charismatic, committed and simply ""real"" types like K. Kühnast the strength to maybe found an alternative, own party and to signal that to no renewal, incompetent and unilaterally power driven political representatives: Your time is up."</text:p>
          </table:table-cell>
          <table:table-cell office:value-type="string" calcext:value-type="string">
            <text:p>negative</text:p>
          </table:table-cell>
          <table:table-cell table:number-columns-repeated="1021"/>
        </table:table-row>
        <table:table-row table:style-name="ro49">
          <table:table-cell office:value-type="string" calcext:value-type="string">
            <text:p>"Also ich glaube, wenn ich noch einmal diesen saudummen Spruch von Pest und Cholera irgendwo lese, dann fang ich an zu schreien. Das suggeriert doch, dass Deutschland von einer tödlichen Seuche, namens politische Verantwortung befallen wäre, der Tod so oder so gewiss. Was ist das für ein gnadenloser Unsinn! Man mag einer Frau Merkel noch mal 12 Jahre überdrüssig sein, da darf jeder seine Meinung zu haben, aber.... Unserem Land geht es im Grunde hervorragend. Wir sind so gepampert, wir wissen schon gar nicht mehr wie gut es uns geht. Stattdessen fordern einige eine Wende...wohin eingentlich? Hin zu mehr ""Führer befiehl wir folgen dir""? Oder mehr ""Linksradikale Sammelbewegung""? Oder die Krone der Dummheit, das Schwarz/ weiß hippe Geschwätz der FDP, die außer schicken Fotos nur Rezepte anzubieten hat, die vor 50 Jahren schon falsch waren. Nein, danke! Richtig ist möglicherweise, dass die MitteRegierung aus CDU/SPD vielleicht nicht gerade cool rockt wie Jupiter Macron (den Franzosen sei's gegönnt, keine Frage. Der richtige Mann am richtigen Ort!) , aber der hat auch andere Startvoraussetzungen. Jemand der mit aufgekrempelten Ärmeln den Karrren aus dem Dreck zieht (Frankreich), sieht immer stärker aus, als jemand der vielleicht aber langweilig aber im soliden Passat dran vorbeifährt.(Deutschland) Also bitte, ersparen Sie uns diesen unsäglichen Pest und Cholera Vergleich, der schon in der US-Wahl völlig deplaziert war."</text:p>
          </table:table-cell>
          <table:table-cell office:value-type="string" calcext:value-type="string">
            <text:p>"So I think if I read that silly spell of plague and cholera somewhere again, then I start yelling. This suggests that Germany would be hit by a deadly epidemic called political responsibility, death one way or the other. What kind of merciless nonsense! One may be tired of a woman Merkel again 12 years, since everyone is allowed to have his opinion, but .... Our country is basically excellent. We are so pampered, we do not even know how well we are. Instead, some are calling for a turnaround ... where in? Toward more ""Leader command we follow you""? Or more ""left-radical collecting movement""? Or the crown of stupidity, the black-and-white hip chatter of the FDP, which has to offer only chic photos only recipes that were wrong 50 years ago. No thanks! It may be true that the middle government of CDU / SPD might not rock as cool as Jupiter Macron (the Frenchman is indulged, no question, the right man in the right place!), But he also has other starting conditions. Somebody who pulls the cart with his sleeves rolled up (France), looks always stronger than someone who maybe boring but pass the solid Passat on it. (Germany) So please, save us this unspeakable plague and cholera comparison, the already in the US election was completely out of place."</text:p>
          </table:table-cell>
          <table:table-cell office:value-type="string" calcext:value-type="string">
            <text:p>negative</text:p>
          </table:table-cell>
          <table:table-cell table:number-columns-repeated="1021"/>
        </table:table-row>
        <table:table-row table:style-name="ro12">
          <table:table-cell office:value-type="string" calcext:value-type="string">
            <text:p>"""Also ich glaube, wenn ich noch einmal diesen saudummen Spruch von Pest und Cholera irgendwo lese, dann fang ich an zu schreien. Das suggeriert doch, dass Deutschland von einer tödlichen Seuche, namens politische Verantwortung befallen wäre, der Tod so oder so gewiss. Was ist das für ein gnadenloser Unsinn! ..."" Ihre Diagnose ist vollkommen richtig. Es handelt sich eigentlich um die Schlafkrankheit."</text:p>
          </table:table-cell>
          <table:table-cell office:value-type="string" calcext:value-type="string">
            <text:p>"""Well, I think if I read that hateful plague of plague and cholera again somewhere, then I'll start screaming, which suggests that Germany is going to be hit by a deadly epidemic called political responsibility, one way or the other. What kind of merciless nonsense! ... ""Your diagnosis is completely correct. It is actually the sleeping sickness."</text:p>
          </table:table-cell>
          <table:table-cell office:value-type="string" calcext:value-type="string">
            <text:p>negative</text:p>
          </table:table-cell>
          <table:table-cell table:number-columns-repeated="1021"/>
        </table:table-row>
        <table:table-row table:style-name="ro29">
          <table:table-cell office:value-type="string" calcext:value-type="string">
            <text:p>Wer sich dem IS anschließt, egal wer und woher, hat es nicht anders verdient! Hier sollte auch jegliches Recht auf Resozialisierung verwirkt sein! Nur was machen wir dummen Deutsche? Die Rückkehrer für viel Geld beobachten....lachhaft..... Hoffentlich erwischt der Irak noch mehr von denen und sorgt für Abhilfe bevor wir diese Verräter wieder bei uns haben.</text:p>
          </table:table-cell>
          <table:table-cell office:value-type="string" calcext:value-type="string">
            <text:p>Who joins the IS, no matter who and where, has not earned it any other way! Here also any right to resocialization should be forfeited! Only what are we stupid Germans doing? Watching the returnees for a lot of money .... laughable ..... Hopefully, Iraq will catch more of them and provide relief before we have these traitors back with us.</text:p>
          </table:table-cell>
          <table:table-cell office:value-type="string" calcext:value-type="string">
            <text:p>negative</text:p>
          </table:table-cell>
          <table:table-cell table:number-columns-repeated="1021"/>
        </table:table-row>
        <table:table-row table:style-name="ro48">
          <table:table-cell office:value-type="string" calcext:value-type="string">
            <text:p>Beschwichtigen, Lügen, dumm stellen - mit dieser Masche arbeiten solche Leute standardgemäß. Das gehört bei denen ganz selbstverständlich dazu und sie kommen gans besonders bei uns sehr gut zurecht damit.</text:p>
          </table:table-cell>
          <table:table-cell office:value-type="string" calcext:value-type="string">
            <text:p>Appease, lie, stupid - with this scam such people work by default. This is a matter of course for them and they get along with it especially with us very well.</text:p>
          </table:table-cell>
          <table:table-cell office:value-type="string" calcext:value-type="string">
            <text:p>negative</text:p>
          </table:table-cell>
          <table:table-cell table:number-columns-repeated="1021"/>
        </table:table-row>
        <table:table-row table:style-name="ro30">
          <table:table-cell office:value-type="string" calcext:value-type="string">
            <text:p>"Du lehnst die Todesstrafe also nur ""grundsätzlich""in Deutschland ab ok! Ich bin der Meinung in derartigen Fällen muss immer geprüft werden ob ein Mensch dumm ,behindert oder manipuliert war ."</text:p>
          </table:table-cell>
          <table:table-cell office:value-type="string" calcext:value-type="string">
            <text:p>"You reject the death penalty so ""basically"" in Germany from ok! I think in such cases, it always has to be checked whether a person was stupid, disabled or manipulated."</text:p>
          </table:table-cell>
          <table:table-cell office:value-type="string" calcext:value-type="string">
            <text:p>negative</text:p>
          </table:table-cell>
          <table:table-cell table:number-columns-repeated="1021"/>
        </table:table-row>
        <table:table-row table:style-name="ro27">
          <table:table-cell office:value-type="string" calcext:value-type="string">
            <text:p>...größte Schwäche unserer großartigen freiheitlichen Demokratie ist unsere zum Himmel stinkend dumme Toleranz gegenüber der Intoleranz, und gegenüber evidenten und selbstbekennenden Feinden unserer Freiheit. Genau dies wird irgendwann der Grund für unser Ende sein.</text:p>
          </table:table-cell>
          <table:table-cell office:value-type="string" calcext:value-type="string">
            <text:p>... the greatest weakness of our great liberal democracy is our stinking stupid tolerance for intolerance, and the obvious and self-confessed enemies of our freedom. This is exactly what will eventually be the reason for our end.</text:p>
          </table:table-cell>
          <table:table-cell office:value-type="string" calcext:value-type="string">
            <text:p>negative</text:p>
          </table:table-cell>
          <table:table-cell table:number-columns-repeated="1021"/>
        </table:table-row>
        <table:table-row table:style-name="ro65">
          <table:table-cell office:value-type="string" calcext:value-type="string">
            <text:p>"... blamieren die Delegierten die SPD-Führung, wenn sie gegen die GroKo stimmen? Es sind diese ""Führungsleute"", die sich selbst massiv blamiert haben. Martin Schulz 1: ""Ich werde Kanzler!"" Entschuldigung, aber das ist albern und überheblich. Bei Kindern kann man so was durchgehen lassen. Martin Schulz 2: ""Wir machen Opposition. Die Große Koalition wurde abgewählt!"" Das ist zutreffende Analyse. Martin Schulz 3: Er agiert intensivst gegen seine früheren Aussagen allen Ernstes wieder für eine GroKo. Martin Schulz 4: Er beginnt, den Delegierten mit Untergangsszenarien zu drohen, wenn sie nicht so abstimmen, wie er es wünscht. M.E. hat er da die Maske fallen lassen. Malu Dreyer war erst lautstark für die Oppositiosrolle. Dann fiel sie um. Anders kann man das nicht mehr nennen. Denn ihre famose ""Begründung"" für die Große Kolation ist nach ihren Worten, dass die Union nun mal ängstlich sei bezüglich einer tolerierten Regierung. Man könne nicht jemanden tolerieren, der nicht toleriert werden will. Man muss auch nicht jemanden tolerieren, der nicht will. Erst recht muss und solte man keine Angsthasen tolerieren. Malu Dreyers ""Begründung"" ist keine Begründung, fällt in sich zusammen wie ein Kartenhaus, kratzt man an der Oberfläche. Frau Merkel wird schon mal als mächtigste Frau der Welt, zumindest Europas gehandelt. Sie hat Konkurrenten aus dem Feld geräumt wie nichts. Die soll es nicht schaffen können, sich tolerieren zu lassen? Es ist irgendwie schon bittere Ironie, wie da eine Frau ungewollt die andere Frau ""dumm"" da stehen lässt. Denn mit ihrem ""Verständnisargument"" legt Frau Dreyer nur dar, dass die SPD, satirisch formuliert"", für die schwache und ängstliche Frau Merkel betreutes Regieren"" einrichten soll."</text:p>
          </table:table-cell>
          <table:table-cell office:value-type="string" calcext:value-type="string">
            <text:p>"... are the delegates embarrassing the SPD leadership if they vote against the GroKo? It is these ""leaders"" who have themselves grossly embarrassed themselves. Martin Schulz 1: ""I will become Chancellor!"" Sorry, but that's silly and overbearing. In children, you can pass something like that. Martin Schulz 2: ""We make opposition The Grand Coalition was voted out!"" That's true analysis. Martin Schulz 3: He acts intensely against his earlier statements in all seriousness again for a GroKo. Martin Schulz 4: He begins to threaten the delegates with doomsday scenarios if they do not vote as he wishes. M. E. Did he drop the mask? Malu Dreyer was first vociferous for the Oppositiosrolle. Then she fell down. Otherwise you can not call that anymore. Because her famous ""justification"" for the Great Kolation is, according to her words, that the Union is now sometimes afraid of a tolerated government. You can not tolerate someone who does not want to be tolerated. You do not have to tolerate someone who does not want to. First and foremost, one should not tolerate fearful rabbits. Malu Dreyer's ""reasoning"" is not a grounding, collapsing like a house of cards, scratching the surface. Mrs. Merkel is ever acted as the most powerful woman in the world, at least in Europe. She has cleared competitors out of the field like nothing. Who should not be able to be tolerated? It's kind of bitter irony, as a woman unintentionally leaves the other woman ""stupid"" there. Because with her ""understanding argument"" Mrs. Dreyer only shows that the SPD, satirically formulated, ""for the weak and anxious Mrs. Merkel supervised governance"" set up."</text:p>
          </table:table-cell>
          <table:table-cell office:value-type="string" calcext:value-type="string">
            <text:p>negative</text:p>
          </table:table-cell>
          <table:table-cell table:number-columns-repeated="1021"/>
        </table:table-row>
        <table:table-row table:style-name="ro63">
          <table:table-cell office:value-type="string" calcext:value-type="string">
            <text:p>......die SPD der grosse Verlierer sein. Die Bevölkerung hat eine GroKo der Mitte gewählt und will eine stabile Regierung der Mitte, die sozial ist. Sollte es nicht zu einer GroKo kommen, werde ich jedenfalls keine SPD mehr wählen, sondern das erste Mal die CDU und werde es auch jedem anderen empfehlen. Vielleicht werden wir dann auch mal eine schwarz-grüne Regierung bekommen. In meinem Umfeld wählen ehem. SPD-Wähler (kurz vor Rentenalter oder frisch in Rente) wegen der Flüchtlingspolitik der SPD mittlerweile AfD. Bei den Ergebnissen, die die SPD für Rentner bei den Sondierungsgesprächen ausgehandelt hat, werden sie wohl allenfalls noch zur CDU schwenken. Schulz hat sowohl im Wahlkampf als auch danach gezeigt, dass ihm in der Innenpolitik die Erfahrung für eine politische Führung in der Regierung fehlt. In einer GroKo an der Seite von Merkel hätte er diese Erfahrung nachholen können. An der Spitze von der SPD halte ich ihn noch immer für gut. In England haben die alten Wähler für die Jugend entschieden - und es war eine katastrophale Entscheidung. Hoffentlich wählt bei der SPD die Jugend nicht die Alten heraus, weil sie dann möglicherweise ganz alt aussehen wird. Ausserdem halte ich das ganze Geschwätz vom angeblichen Steigbügelhalter mit Merkel-Bashing für dumm. Es zeigt lediglich ein Minderwertigkeitsgefühl der Unterlegenen und daraus resultierendes Kindergartenverhalten. Merkel ist eine starke Führungspersönlichkeit und hat bisher sehr gute Politik gemacht. Wer sie ersetzen möchte, sollte erstmal zeigen, dass er besser ist. Momentan zeigt die politische Landschaft keinen besseren Kanzlerkandidaten. Wenn die SPD in der nächsten Legislaturperiode noch irgendetwas bewirken will, dann soll sie das in einer GroKo machen.</text:p>
          </table:table-cell>
          <table:table-cell office:value-type="string" calcext:value-type="string">
            <text:p>...... the SPD will be the big loser. The population has chosen a GroKo the middle and wants a stable government of the center, which is social. If it does not come to a GroKo, I will definitely choose any more SPD, but the first time the CDU and will recommend it to anyone else. Maybe then we will get a black and green government. In my environment choose former SPD voters (shortly before retirement age or freshly retired) because of the refugee policy of the SPD now AfD. With the results, which the SPD for pensioners at the exploratory discussions has negotiated, they will probably still pivot to the CDU. Schulz has shown both in the election campaign and afterwards that he lacks the experience of political leadership in domestic politics. In a GroKo on the side of Merkel, he could have made up for this experience. At the top of the SPD, I still think it's good. In England, the old voters decided for the youth - and it was a catastrophic decision. Hopefully, the SPD will not vote for the elders because it may make them look very old. In addition, I think the whole chatter of the alleged stirrup holder with Merkel-bashing stupid. It only shows a sense of inferiority among the loser and the resulting kindergarten behavior. Merkel is a strong leader and has made very good policy so far. Who wants to replace it, should first show that he is better. At the moment, the political landscape does not show a better chancellor candidate. If the SPD wants to do anything in the next legislature, then it should do that in a GroKo.</text:p>
          </table:table-cell>
          <table:table-cell office:value-type="string" calcext:value-type="string">
            <text:p>negative</text:p>
          </table:table-cell>
          <table:table-cell table:number-columns-repeated="1021"/>
        </table:table-row>
        <table:table-row table:style-name="ro65">
          <table:table-cell office:value-type="string" calcext:value-type="string">
            <text:p>Hier meine ehrliche Antwort! Weil ich immer noch den Glauben und die Hoffnung hatte, das Schulz es ehrlich meint mit sozialdemokratischer Politik und seinen Worten Taten folgen lässt. Anscheinend habe ich mich aber, wie auch damals beim -Boss der Bosse- Schröder bitter getäuscht. Nochmals lasse ich mich nicht mehr für dumm verkaufen. Sozialdemokratische Wähler hatten genug von Schröders Agendadesaster für die deutsche Arbeiterschaft und die sozial Benachteiligten, die durch diese Gesetzgebung brutal bestraft wurden. Kenne viele, durch durch die Deregulierung des Arbeitsmarktes jetzt gebrochene Erwerbsbiografien haben, da wurden Existenzen und Rentenansprüche mutwillig zerstört. Es stimmt einfach, wer hat uns verraten, es waren die Sozialdemokraten und die B 90/Grünen. Kommt heute trotz vorheriger Absage von Schulz die GroKo Zustimmung der Basis, ist die SPD endgültig für mich persönlich erledigt. Deutschlands Arbeiterschaft und empathisch sozial eingestellte Menschen, denen das Gemeinwohl über das eigene Ego geht, bräuchten so dringend wieder eine wählbare sozialdemokratische Alternative gegen die Schwarzen, Gelben und Blauen. Die LINKE ist für einen echten Sozialdemokraten immer noch keine wirkliche Option. Also liebe SPD, bitte erinnert euch an eure Geschichte und kehrt zu euren Wurzeln zurück. Wir brauchen eine starke sozialdemokratische Partei dringender denn je. Wir brauchen kein Funktonärsgeschachere um Pöstchen und Diäten und keinen neurlichen GoKo Merkel-Wahlverein. Wenn ihr heute zustimmt, werdet ihr bei kommenden Wahlen sang und klanglos untergehen. Aus Angst Selbstmord zu begehen, kann keine wirkliche Option für die SPD sein. Viele Grüße</text:p>
          </table:table-cell>
          <table:table-cell office:value-type="string" calcext:value-type="string">
            <text:p>Here is my honest answer! Because I still had the faith and the hope that Schulz is honest with Social Democratic politics and that he follows his words with deeds. Apparently, however, I was bitterly deceived, as was the case with the Bosse-Schröder boss. Once again I will not let myself be sold for stupid. Social Democratic voters were fed up with Schröder's agenda demand for the German working class and the socially disadvantaged, who were brutally punished by this legislation. Many know, due to the deregulation of the labor market now broken employment biographies, as existences and pension claims were willfully destroyed. It's just right, who betrayed us, it was the Social Democrats and the B 90 / Greens. Today, despite the previous refusal of Schulz Groko approval of the base, the SPD is finally done for me personally. Germany's workforce and empathically socially-minded people, who go to the common good on their own ego, so desperately need again a selectable social-democratic alternative against the black, yellow and blue. The LEFT is still not a real option for a true Social Democrat. So, dear SPD, please remember your story and return to your roots. We need a strong Social Democratic Party more than ever. We do not need a Funktonärsgeschachere to Pöstchen and diets and no neural GoKo Merkel electoral club. If you agree today, you will sing and drown in the upcoming elections. Fearing suicide can not be a real option for the SPD. Best regards</text:p>
          </table:table-cell>
          <table:table-cell office:value-type="string" calcext:value-type="string">
            <text:p>negative</text:p>
          </table:table-cell>
          <table:table-cell table:number-columns-repeated="1021"/>
        </table:table-row>
        <table:table-row table:style-name="ro35">
          <table:table-cell office:value-type="string" calcext:value-type="string">
            <text:p>der SPD zu einer dauerdummen Sofortfalsch Partei war leider nicht aufzuhalten. Was bleibt von der SPD, eine lallende Zustimmungsgemeinde mit dem einzigen Anspruch, Hauptsache den Vorstand gibt es. Als Vorstand würde ich mir da die Hände reiben.</text:p>
          </table:table-cell>
          <table:table-cell office:value-type="string" calcext:value-type="string">
            <text:p>the SPD to a permanent fool party was unfortunately unstoppable. What remains of the SPD, a lallende agreement community with the only claim, the main thing the board exists. As a board I would rub my hands there.</text:p>
          </table:table-cell>
          <table:table-cell office:value-type="string" calcext:value-type="string">
            <text:p>negative</text:p>
          </table:table-cell>
          <table:table-cell table:number-columns-repeated="1021"/>
        </table:table-row>
        <table:table-row table:style-name="ro15">
          <table:table-cell office:value-type="string" calcext:value-type="string">
            <text:p>"Schon lange spricht die Führungsspitze nicht mehr mit der Basis und meint, ihre Politik nicht mehr erklären zu müssen. Vielleicht kann sie sie auch gar nicht erklären. Sigmar Gabriel hat Politik gegen die Partei gemacht. Martin Schulz hat guten Willen bewiesen, leider hat er sich um Kopf und Kragen geredet und ist nicht haltbar. Wenn Nahles gehen müsste, wäre es gewiss kein Schaden, ebenso Maas. Es wird Zeit, das junge, unverbrauchte Leute die Geschicke der Partei mitbestimmen,nicht durch die ""Ochsentour"" geschliffen. Moderne Themen wie Digitalisierung sollte man mit jungen Leuten angehen, nicht mit Dinosauriern, die von ""Neuland"" reden. Eine gesunde Mischung, keine geschlossene Führungsclique, die ihr eigenes Süppchen kocht und für die die Mitglieder nur dumme Soldaten sind, die ihre Wahlkämpfe unterstützen sollen. Der Abgang Gabriels allein ist nicht genug."</text:p>
          </table:table-cell>
          <table:table-cell office:value-type="string" calcext:value-type="string">
            <text:p>"For a long time, the leadership no longer speaks with the base and says that they no longer have to explain their policies. Maybe she can not explain it. Sigmar Gabriel has made policy against the party. Martin Schulz has proven good will, unfortunately he has talked himself around neck and neck and is not tenable. If Nahles had to go, it would certainly be no harm, as well as Maas. It's about time that young, unused people helped shape the fate of the party, not ground by the ""ox-go-round"". Modern topics such as digitization should be tackled with young people, not dinosaurs who talk about ""new territory"". A healthy mix, not a closed-minded clique who cooks their own soup and for whom the members are just stupid soldiers to support their election campaigns. The departure of Gabriel alone is not enough."</text:p>
          </table:table-cell>
          <table:table-cell office:value-type="string" calcext:value-type="string">
            <text:p>negative</text:p>
          </table:table-cell>
          <table:table-cell table:number-columns-repeated="1021"/>
        </table:table-row>
        <table:table-row table:style-name="ro20">
          <table:table-cell office:value-type="string" calcext:value-type="string">
            <text:p>"richtig erkannt. Ein weiteres Armutszeugnis war gerade die Rede von MP Weil, der mit seinem Eintreten für eine GROKO voffenbar alle Zuhörer (und bisherigen Wähler) für dumm hält. Ich bringe hier ein Originalzitat dieses ""Präsidenten"" vom 15. Oktober 2017: ""Die Wählerinnen und Wähler müssen sich auf die SPD verlassen können und auf ihre Aussagen nach der Wahl. Die SPD hat sich kein Hintertürchen offen gelassen. Wir sind bei 20 Prozent angekommen. Das ist kein Regierungsauftrag. Die SPD braucht unbedingt eine Phase der Erneuerung. Außerdem dürfen wir nicht die Oppositionsführung der AfD überlassen."" Soviel ergänzend zu der auch von Ihnen beklagten Glaubwürdigkeit der SPD-Führungsriege."</text:p>
          </table:table-cell>
          <table:table-cell office:value-type="string" calcext:value-type="string">
            <text:p>"correctly identified. Another indictment was the speech by MP Weil, who considers all listeners (and recent voters) to be stupid when he advocates for a GROKO. I bring here an original quote from this ""President"" of 15 October 2017: ""The voters must be able to rely on the SPD and their statements after the election."" The SPD has left no backdoor open. ""We have reached 20 percent This is not a government mandate, the SPD needs a period of renewal, and we must not leave the leadership of the AfD to opposition. "" So much in addition to the credibility of the SPD leaders that you also deplored."</text:p>
          </table:table-cell>
          <table:table-cell office:value-type="string" calcext:value-type="string">
            <text:p>negative</text:p>
          </table:table-cell>
          <table:table-cell table:number-columns-repeated="1021"/>
        </table:table-row>
        <table:table-row table:style-name="ro47">
          <table:table-cell office:value-type="string" calcext:value-type="string">
            <text:p>Es ist nachgerade grotesk, wenn eine Manu Dreyer von der SPD mehr Selbstbewußtsein einfordert und auf angebliche Erfolge wie die Sicherung des Rentenniveaus bis 2025 und die paritätische Finanzierung der Krankenversicherung verweist. Das Rentenniveau wird ganz ohne Zutun der SPD bis etwa 2025 bei 48% verharren, erst danach fällt es deutlich ab. Delegierte und Bevölkerung werden ganz offen für dumm verkauft. Die paritätische KV-Finanzierung wird lediglich wieder hergestellt, nachedem sie unter Mitwirkung der SPD vor Jahren abgeschafft wurde - ein wahrlich toller Erfolg. Schulz hat u.a. erwartungsgemäß die EU-Karte gespielt, war aber insgesamt wenig überzeugend. Das verwundert nicht, denn die objektive Bilanz der seit Schröder neoliberlal gewendeten SPD ist miserabel: sozialdemokratische Politik, die ihren Namen verdient, gibt es längst nicht mehr, siehe Altersarmut, ausufernde prekäre Arbeits- und Lebensverhältnisse, tiefe Spaltung zwischen arm und reich etc.. Eine Fortsetzung der GroKo unter Merkel würde zudem zu einem weiteren Verfall der demokratischen Kultur in diesem Land führen. Auch die geplante EU/Europolitik haben so wie die Migrationspolitik kein Mandat durch unsere Bevölkerung. Man kann nur hoffen, daß sich die Delegiertebn ihrer tatsächlichen Verantwortung für diese Bevölkerung bewußt sind und der GroKo eine klare Absage erteilen. Wenn Merkel keine Minderheitsregierung führen will, dann wird eben jemand anderer zum Kanzler ernannt und fertig. Mit das das Wichtigste ist, daß Merkel endlich abtritt.</text:p>
          </table:table-cell>
          <table:table-cell office:value-type="string" calcext:value-type="string">
            <text:p>It is almost grotesque when a Manu Dreyer of the SPD calls for more self-confidence and refers to alleged successes such as securing the pension level by 2025 and the equality financing of health insurance. The pension level will remain at 48% until about 2025, without any intervention by the SPD, only after that it drops significantly. Delegates and people are openly sold for stupid. The equality KV financing is only restored after it was abolished years ago with the participation of the SPD - a truly great success. Schulz has u.a. As expected, the EU card played, but overall was not very convincing. This is not surprising, because the objective balance of Schröder neoliberlal turned SPD is miserable: Social Democratic policy that deserves its name, there is no longer, see old-age poverty, excessive precarious working and living conditions, deep division between rich and poor etc .. A continuation of GroKo under Merkel would also lead to a further deterioration of the democratic culture in this country. Like the migration policy, the planned EU / Europol policy also has no mandate from our population. One can only hope that the delegates are aware of their actual responsibility for this population and give the GroKo a clear rejection. If Merkel does not want to run a minority government, then someone else will be appointed Chancellor and ready. The most important thing is that Merkel finally leaves.</text:p>
          </table:table-cell>
          <table:table-cell office:value-type="string" calcext:value-type="string">
            <text:p>negative</text:p>
          </table:table-cell>
          <table:table-cell table:number-columns-repeated="1021"/>
        </table:table-row>
        <table:table-row table:style-name="ro11">
          <table:table-cell office:value-type="string" calcext:value-type="string">
            <text:p>Machthaber im Irak, Libyien,... werden gestürzt, das führte erst zum Chaos und das zur Bildung des IS, in Wahrheit ging es ums Öl. Die Saudis bekommen Waffen für Öl, führen damit auch Krieg im Jemen, der wird zu einer weiteren Flüchtlingswelle führen. Die Kurden sind / waren erfolgreich gegen den IS, die Türkei unterstützte zumindest anfangs den IS, jetzt führt man sogar einen völkerrechtswidrigen Krieg in Syrien. Und immer noch glauben viele das Geschwätz von Menschenrechten, den Demokratieexport. Auch F kämpft in Afrika, da geht es wahrscheinlich um seltene Erden u.ä. Wie hetzte man, als der Russe in Afghanistan Krieg gegen die Taliban führte; da waren es Freiheitskämpfer, bekamen vom Westen Waffen. Einige vergessen auch, auf russ. Gebiet leben viele Glaubensbrüder, es war kein russ. Eroberungskrieg. Der Russe ist Verbündeter von Syrien, nur er wurde um Hilfe gebeten, hat in Syrien 2 Stüzpunkte, die der Nato ein Dorn im Auge sind, es geht um die geopolitische Lage. Deshalb sollte Assad vom Westen / der Nato gestürzt werden. Der so gute Ami hat bzw. baut 6 Stützpunkte dort, der darf das natürlich. Für wie dumm halten uns die Eliten ?</text:p>
          </table:table-cell>
          <table:table-cell office:value-type="string" calcext:value-type="string">
            <text:p>Rulers in Iraq, Libya, ... are overthrown, which led to chaos and the formation of the IS, in truth, it was about the oil. The Saudis get weapons for oil, thus also waging war in Yemen, which will lead to another wave of refugees. The Kurds are / were successful against the IS, turkey supported at least initially the IS, now one leads even an international law-contrary war in Syria. And many still believe the chatter of human rights, the export of democracy. F also fights in Africa, as it is probably about rare earths, etc. How was it when the Russians fought a war against the Taliban in Afghanistan? there they were freedom fighters, got weapons from the west. Some also forget that there are many brothers in the faith in Russia. It was not a Russian war of conquest. The Russian is an ally of Syria, only he was asked for help, has two points in Syria, which are a thorn in the Nato, it is about the geopolitical situation. Therefore, Assad should be overthrown by the West / NATO. The good Ami has or builds 6 bases there, which is allowed of course. How stupid do the elites think?</text:p>
          </table:table-cell>
          <table:table-cell office:value-type="string" calcext:value-type="string">
            <text:p>negative</text:p>
          </table:table-cell>
          <table:table-cell table:number-columns-repeated="1021"/>
        </table:table-row>
        <table:table-row table:style-name="ro63">
          <table:table-cell office:value-type="string" calcext:value-type="string">
            <text:p>Die SPD wird es noch bitter bereuen, die Menschen für so dumm verkaufen zu wollen. Mit dem Aufstellen aussichtsloser Forderungen an die CDU kann man nur bei hartnäckigen SPD-Anhängern punkten, aber verspielt bei der restlichen Bevölkerung auch noch den letzten Kredit. Jeder merkt, dass die SPD alles versucht, um die GroKo platzen zu lassen. Zudem frage ich mich wirklich, wie deutlich sich die Wähler gegenüber der SPD positionieren müssen, damit sie versteht, welche Themen wichtig und welche zu vernachlässigen sind. Glaubt man wirklich, mit der Einführung der Bürgerversicherung und der Abschaffung sachgrundloser Befristungen und einer lockeren Zuwanderungspolitik punkten zu können? Lange Wartezeiten für Termine und in der Arztpraxis sind zwar ärgerlich und sicher würde jeder gerne im Krankenhaus ein Einbettzimmer haben wollen etc. aber das sind derzeit zweitrangige Themen. Genauso wie die Abschaffung der sachgrundlosen Befristung, die im Schlimmstfall Arbeitgeber noch häufiger zögern lassen wird, Mitarbeiter direkt einzustellen und sich vermehrt der Leiharbeiter bedienen wird. Zudem stellt es kein Problem dar, einen Vertrag mit Sachgrund zu befristen. Was soll das bringen und wen interessiert das? In Bezug auf die Forderung nach einer uneingeschränkten Einwanderungspolitik und allem was dazu gehört, sind die Bürger tatsächlich bei diesen Themen interessiert und fühlen sich angesprochen, aber augenscheinlich nicht mit der selben Auffassung, die von der SPD vertreten wird. Die Menschen sind gastfreundlich und hilfsbereit und wollen Verantwortung übernehmen, aber eben nur bis zu einem vernünftigen Maß und zwar mit Grenzen und Einschränkungen. Die SPD ist auf dem besten Weg sich zu zerstören und hilft mit diesem Vorgehen den rechten Parteien. Wahnsinn!</text:p>
          </table:table-cell>
          <table:table-cell office:value-type="string" calcext:value-type="string">
            <text:p>The SPD will bitterly regret wanting to sell people for being so stupid. With the establishment of hopeless claims to the CDU, you can score only with stubborn SPD supporters, but playful in the rest of the population even the last loan. Everyone notices that the SPD is trying everything to make the GroKo burst. In addition, I really wonder how clearly voters have to position themselves towards the SPD, so that they understand which topics are important and which are negligible. Do you really believe that you can score points with the introduction of citizens' insurance and the abolition of non-permanent allowances and a loose immigration policy? Long waiting times for appointments and in the doctor's office are annoying and certainly everyone would like to have a single room in the hospital etc. but these are currently secondary topics. As well as the abolition of the non-time-limit, which will make employers even more likely to hesitate in the worst case, hire employees directly and increasingly use the temporary workers. In addition, it is no problem to limit a contract with material reason. What should that bring and who cares? With regard to the demand for an unrestricted immigration policy and all that goes with it, citizens are indeed interested in and feel addressed by these issues, but evidently not with the same view taken by the SPD. The people are hospitable and helpful and want to take responsibility, but only up to a reasonable level and with limits and restrictions. The SPD is well on its way to destruction and with this approach helps the right-wing parties. Madness!</text:p>
          </table:table-cell>
          <table:table-cell office:value-type="string" calcext:value-type="string">
            <text:p>negative</text:p>
          </table:table-cell>
          <table:table-cell table:number-columns-repeated="1021"/>
        </table:table-row>
        <table:table-row table:style-name="ro20">
          <table:table-cell office:value-type="string" calcext:value-type="string">
            <text:p>"Die Genossen in NRW und Hessen stellen neue GroKo-Bedingungen. Dies schaut so aus, als ob wirklich gekämpft würde. Ein Scheingefecht, das selbst jemand mit Hautschulabschluss durchschauen müsste. Für wie dumm hält uns die SPD? Leider sind es keine Themen der Wähler. Nach dem offenbar niemand sich die Minderheitsregierung zutraut, bin ich das erste Mal für Neuwahlen. Nun sollen sich wirklich die Menschen in Deutschland solidarisieren, die den ganzen ""Zirkus"" satt haben. Die Zeit wird kommen, wenn nicht heute, dann spätestens in 4 Jahren. Dann wird mit Sicherheit ein ganz neues Deutschland entstehen, davon bin ich überzeugt. Denn dann ist die Zeit reif für eine deutliche Veränderung."</text:p>
          </table:table-cell>
          <table:table-cell office:value-type="string" calcext:value-type="string">
            <text:p>"The comrades in NRW and Hesse set new GroKo conditions. This looks like it really was fighting. A sham right that even someone with skin school graduation would have to see through. How stupid does the SPD think? Unfortunately, these are not topics of the voters. After apparently nobody trusts the minority government, this is my first time for new elections. Now the people in Germany are supposed to show solidarity, who are tired of the whole ""circus"". The time will come, if not today, then at the latest in 4 years. Then, for sure, a completely new Germany will emerge, I am convinced of that. Because then the time is ripe for a significant change."</text:p>
          </table:table-cell>
          <table:table-cell office:value-type="string" calcext:value-type="string">
            <text:p>negative</text:p>
          </table:table-cell>
          <table:table-cell table:number-columns-repeated="1021"/>
        </table:table-row>
        <table:table-row table:style-name="ro53">
          <table:table-cell office:value-type="string" calcext:value-type="string">
            <text:p>Die SPD Granden verabschieden sich endgültig aus dem Kreis ernstzunehmender Politiker. Wenn es der Parteiführung nicht gelingt, Ergebnisse durch Verhandlungen zu erzielen, dann versuchen es die nachgeordneten Gremien eben mit Nötigung. Heute morgen liest man zwar in den Printmedien viele wohlmeinende Kommentare zu den SPD-Bemühungen aus NRW und Hessen. Nur eine überzeugende Argumentation, warum diese Strategie klappen sollte, ist nirgends erkennbar. Es herrscht das Prinzip Hoffnung: GroKo um jeden Preis. Dabei ist das Papier der Landesverbände nichts weniger als ein Offenbarungseid für Schulz: Er war, mit Nahles, Scholz &amp; Co nicht in der Lage, ein SPD-affines Verhandlungsergebnis zu erzielen. Jetzt schicken ihn die Landesverbände wie einen dummen Schuljungen zum Nachsitzen in die Koalitionsverhandlungen. Und auch wenn hier im Forum einige der Überzeugung sind, diese Zusatzforderungen könne man Merkel noch abringen, weil sie doch um jeden Preis regieren wolle, so ist das doch eine Rechnung, die ohne den Wirt gemacht wird. Merkel und CDU müssen nicht die SPD-Wähler glücklich machen, sondern die eigene Klientel: in Bayern, in NRW, in Hessen, in MV, in Baden-Württemberg usw. Insofern lässt sich jetzt schon sagen: von diesen neuen Knackpunkten der SPD wird auch in Koalitionsverhandlungen nichts übrig bleiben als Plazebo-Pillen. Das Papier soll ja auch vor allem den Parteitag am Sonntag einlullen. Aber: Für wie dumm halten sie ihre Delegierten? Und wenn es am Ende doch scheitert, soll Merkel dafür verantwortlich gemacht werden, weil sie den SPD-Positionen nicht nachgegeben hat. Es ist dieser Eindruck eines durch und durch unprofessionellen, strategielosen und dilettantischen Politikmanagements, der aktuell das Bild der SPD prägt. Wie naiv muss man sein zu denken, dass sich mit solchen Winkelzügen Wähler gewinnen lassen?</text:p>
          </table:table-cell>
          <table:table-cell office:value-type="string" calcext:value-type="string">
            <text:p>The SPD Grands finally say goodbye to serious politicians. If the party leadership does not manage to achieve results through negotiations, then the subordinate bodies will try to coercive it. This morning you read in the print media many well-meaning comments on the SPD efforts from North Rhine-Westphalia and Hesse. Only convincing arguments as to why this strategy should work are nowhere to be seen. There is the principle of hope: GroKo at any price. The paper of the national associations is nothing less than an oath of allegiance to Schulz: he was unable, with Nahles, Scholz &amp; Co, to achieve an SPD-affine negotiated result. Now the state associations send him like a stupid schoolboy to detention in the coalition negotiations. And even if here in the forum some are convinced that these additional demands can still wrestle Merkel, because they want to rule at any cost, but that's an account that is made without the host. Merkel and CDU do not have to make the SPD voters happy, but their own clientele: in Bavaria, in North Rhine-Westphalia, in Hesse, in MV, in Baden-Wuerttemberg, etc. In this respect, it can already be said: of these new sticking points of the SPD is also in coalition negotiations, there is nothing left but placebo pills. The paper should also lull over the party congress on Sunday. But: how stupid do you think their delegates? And if it fails in the end, Merkel should be held responsible because she has not given in to the SPD positions. It is this impression of a thoroughly unprofessional, strategic and dilettante political management that is currently shaping the image of the SPD. How naive must one be to think that voters can be won over with such gimmicks?</text:p>
          </table:table-cell>
          <table:table-cell office:value-type="string" calcext:value-type="string">
            <text:p>negative</text:p>
          </table:table-cell>
          <table:table-cell table:number-columns-repeated="1021"/>
        </table:table-row>
        <table:table-row table:style-name="ro30">
          <table:table-cell office:value-type="string" calcext:value-type="string">
            <text:p>vor allem bewiesen, daß er für das Amt noch weit ungeeigneter war als man es aufgrund seiner Aussagen und dummen Sprüche im vorhergehenden Wahlkampf erwarten konnte.</text:p>
          </table:table-cell>
          <table:table-cell office:value-type="string" calcext:value-type="string">
            <text:p>Above all, he proved that he was far more inappropriate for the office than one might expect in the previous election campaign, based on his statements and stupid proverbs.</text:p>
          </table:table-cell>
          <table:table-cell office:value-type="string" calcext:value-type="string">
            <text:p>negative</text:p>
          </table:table-cell>
          <table:table-cell table:number-columns-repeated="1021"/>
        </table:table-row>
        <table:table-row table:style-name="ro9">
          <table:table-cell office:value-type="string" calcext:value-type="string">
            <text:p>Dieses Posting könnte von Motepython sein: Ok, ich geb's zu, Sie haben mich überführt. Man muss tatsächlich in den USA leben, um ihren Link lesen zu können. Tja, warum werden in deutschen Medien nicht über jeden Unsinn der irgendwo auf der Welt geschrieben steht berichtet? Denken sie mal darüber nach. Schließlich hatte mal ein dt. Blatt über Tagebücher eines verrückten Österreichers berichtet und hat die Erfahrung gemacht, dass man nur seriöse Meldungen drucken sollte. Sie dürfen aber gerne lesen und glauben was sie wollen. Nur wen sie hier dumme Verschwörungstheorien verbreiten, dann müssen sie damit rechnen, dass man sich über sie lustig macht. Schönen Tag noch und viel Spaß bei ihrer nächsten Auslandsreise!</text:p>
          </table:table-cell>
          <table:table-cell office:value-type="string" calcext:value-type="string">
            <text:p>This post could be from Motepython: Ok, I admit, you have convicted me. You really have to live in the US to read their link. Well, why are not written in German media about every nonsense that is written anywhere in the world? Just think about it. After all, a German newspaper had reported on diaries of a crazy Austrian and has the experience that you should print only serious messages. But you are welcome to read and believe what you want. Only if you spread stupid conspiracy theories here, then you have to expect that you make fun of them. Have a nice day and have fun on your next trip abroad!</text:p>
          </table:table-cell>
          <table:table-cell office:value-type="string" calcext:value-type="string">
            <text:p>negative</text:p>
          </table:table-cell>
          <table:table-cell table:number-columns-repeated="1021"/>
        </table:table-row>
        <table:table-row table:style-name="ro22">
          <table:table-cell office:value-type="string" calcext:value-type="string">
            <text:p>Unsere etablierten Altvorderen, allen voran Frau Merkel, muss man einfach aus dem Amt zwingen, sonst machen sie einfach weiter mit ihrer Politik GEGEN die eigene Bevölkerung, der Wähler, weil sie ja so dumm sind und nicht wissen, was gut ist....für wen eigentlich? für Deutschland und den Steuerzahlern? Sicherlich nicht! Damit wird wohl an Neuwahlen kein Weg vorbeigehen und auch da befürchte ich, dass die CDU zu schwach ist, um Merkel rauszuschmeissen, die machen einfach blind weiter, aber die Konstellation, was immer diese auch sein mag (Merkel und Grüne und Linke???) wird nicht von Bestand sein. Dann kommt endlich die Zeit der Erneuerung und das ist auch gut zu.</text:p>
          </table:table-cell>
          <table:table-cell office:value-type="string" calcext:value-type="string">
            <text:p>Our established ancestors, above all Mrs. Merkel, you simply have to force them out of office, otherwise they just go ahead with their policy AGAINST their own people, the voters, because they are so stupid and do not know what is good .... for whom? for Germany and the taxpayers? Certainly not! This will probably pass no chance on new elections and also because I am afraid that the CDU is too weak to rauszuschmeissen Merkel, they just keep on going blind, but the constellation, whatever this may be (Merkel and Green and left ??? ) will not last. Then finally comes the time of renewal and that is too good.</text:p>
          </table:table-cell>
          <table:table-cell office:value-type="string" calcext:value-type="string">
            <text:p>negative</text:p>
          </table:table-cell>
          <table:table-cell table:number-columns-repeated="1021"/>
        </table:table-row>
        <table:table-row table:style-name="ro40">
          <table:table-cell office:value-type="string" calcext:value-type="string">
            <text:p>"Der Wähler, besonders die der SPD werden doch seit Wochen an der Nase herumgeführt. Die GroKo wurde vom Wähler abgewählt, Punkt!! Dieses Theater der SPD ""Elite"" (aka Wendehälse) in den Medien ist Wählerverdummung. Die GroKo kommt sicher, jedoch nicht aus Staatsverantwortung oder dem Wählerwillen sondern aus purer Macht und Postengeilheit einiger weniger im SPD Vorstand. Merkel will dies nicht, Merkel will das nicht? Was geht es euch Genossen an was Madame will? Das Sondierungspapier wird als großer Erfolg medial verkauft, ist aber ein Witz. Es besteht wie man dort ließt weitestgehend ein Konsens also ""weiter wie bisher"". Der SPD Basis kann man nur zurufen: Jagd die verkrusteten Strukturen aus der Schröder Ära endgültig aus ihren Ämtern und erneuert euch als Oppositionsführer. So wie bisher, mit dem Personal werdet ihr Untergehen. Merkel soll sich ihre Mehrheiten durch Überzeugungsarbeit holen, das wäre mal gelebte Demokratie."</text:p>
          </table:table-cell>
          <table:table-cell office:value-type="string" calcext:value-type="string">
            <text:p>"The voters, especially those of the SPD, have been fooled for weeks. The GroKo was voted out by the voter, point !! This theater of the SPD ""elite"" (aka Wendehälse) in the media is voter dulling. The GroKo is safe, but not out of state responsibility or the electorate will but out of pure power and Postengeilheit a few in the SPD Board. Merkel does not want this, Merkel does not want that? What are you comrades about what Madame wants? The exploratory paper is sold as a great success medially, but is a joke. It is there as far as possible a consensus so ""continue as before"". The SPD base can only be called: finally hunt down the crusted structures of the Schröder era from their offices and renew yourself as opposition leader. As before, with the staff you will go under. Merkel should get her majorities through persuasion, that would be a living democracy."</text:p>
          </table:table-cell>
          <table:table-cell office:value-type="string" calcext:value-type="string">
            <text:p>negative</text:p>
          </table:table-cell>
          <table:table-cell table:number-columns-repeated="1021"/>
        </table:table-row>
        <table:table-row table:style-name="ro18">
          <table:table-cell office:value-type="string" calcext:value-type="string">
            <text:p>Jetzt bietet sich doch für Merkel eine einmalige Chance ihre Phrase: Ich will Deutschland dienen durch einen Rücktritt als Kanzlerin mit Inhalt zu füllen. Und wenn sie dann Deutschland einen weiteren Dienst erweisen würde, indem sie auch Dobrindt zum Rückzug nach Bayern überreden würde, der mit seinen dumm-dreisten Sprüchen das Verhandlungsklima mehrmals vergiftet hat, wären beste Voraussetzungen für eine erfolgreiche Regierungsbildung geschaffen.</text:p>
          </table:table-cell>
          <table:table-cell office:value-type="string" calcext:value-type="string">
            <text:p>"Merkel now has a unique opportunity to use her phrase: ""I want to serve Germany?"" by resigning as Chancellor with content to fill. And if she would then do another service to Germany, by persuading Dobrindt to retreat to Bavaria, which poisoned the negotiating climate several times with its stupidly sloppy slogans, the best conditions would be created for successful government formation."</text:p>
          </table:table-cell>
          <table:table-cell office:value-type="string" calcext:value-type="string">
            <text:p>negative</text:p>
          </table:table-cell>
          <table:table-cell table:number-columns-repeated="1021"/>
        </table:table-row>
        <table:table-row table:style-name="ro16">
          <table:table-cell office:value-type="string" calcext:value-type="string">
            <text:p>rede ich seit Wochen. SPON mag die Variante wohl nicht und schweigt sie konsequent tot. Eine Mehrheit von 67 - 68 Sitzen erträgt sogar noch einige Abweichler (Kauder und Co) und ist trotzdem stabil und uns allen würde das dumme Geschwätz der südlichen Stammtischpartei und ihre absurden Ideen erspart bleiben.</text:p>
          </table:table-cell>
          <table:table-cell office:value-type="string" calcext:value-type="string">
            <text:p>I talk for weeks. SPON probably does not like the variant and silently denies it dead. A majority of 67 - 68 seats endure even a few dissenters (Kauder and Co) and is still stable and we all would be spared the stupid chatter of the southern Stammtisch party and their absurd ideas.</text:p>
          </table:table-cell>
          <table:table-cell office:value-type="string" calcext:value-type="string">
            <text:p>negative</text:p>
          </table:table-cell>
          <table:table-cell table:number-columns-repeated="1021"/>
        </table:table-row>
        <table:table-row table:style-name="ro44">
          <table:table-cell office:value-type="string" calcext:value-type="string">
            <text:p>"will Angela Merkel nicht... Weshalb nicht? Die ""Antwort"" in dem o.a. Artikel "".... weil sie nicht ihrer Vorstellung von stabilen Verhältnissen entspricht..."" will uns wohl für dumm verkaufen? Nein, weil in einer Minderheitsregierung Schluss ist mit der Kungelei in Hinterzimmern, Schluss mit einsamen Beschlüssen einer GroKo, von denen sie sicher sein kann, dass sie ja ohnehin durch den Bundestag rutschen. Dann hätte dieses Land endlich etwas, was in anderen Ländern gang und gäbe ist, und durchaus funktioniert, und was eigentlich auch vorgesehen ist: Das vom Volk gewählte Parlament entscheidet über die Politik! Und genau das ist überfällig. Dass die Bundesrepublik dies so noch nie gehabt hat, was spielt das für eine Rolle? Im Gegenteil: Es wird Zeit, dass die Herrschaften aus ihrer Komfortzone herauskommen. Dass Merkel dies fürchtet, wie der Teufel das Weihwasser, liegt klar auf der Hand: Sie ist es nicht gewohnt  kann es im Zweifel auch gar nicht  Widerstände durch Sachkunde und Überzeugung auszuräumen. Dass die SPD dieses Spiel mitmacht, dass sie sich nicht zurücklehnt Dann lass Merkel man machen..... ist nicht nachvollziehbar. Es hat nichts mit staatspolitischer Verantwortung zu tun, dass die Spitzengenossen jetzt wohl wieder den Merkel-muss-an-der Macht bleiben-Verein spielen, sondern einzig damit, dass ihnen ein Zipfel der Mach offenbar doch lieber ist, als die Mühsal der Opposition. Dabei könnte sie gerade dort jetzt etwas bewirken. Nun denn Genossen, mit fliegenden Fahnen in den endgültigen Untergang; Dummheit muss bestraft werden."</text:p>
          </table:table-cell>
          <table:table-cell office:value-type="string" calcext:value-type="string">
            <text:p>"Angela Merkel does not want ... Why not? The ""answer"" in the o.a. Article "".... because she does not live up to her idea of ​​stable conditions ..."" wants to sell us stupid? No, because in a minority government is over with the Kungelei in back rooms, no lonely decisions GroKo, of which they can be sure that they slide anyway through the Bundestag. Then this country would finally have something that is commonplace in other countries, and works well, and what is actually provided for: the parliament elected by the people decides the policy! And that's just overdue. That the Federal Republic has never had this before, what does it matter? On the contrary, it is time for the gentlemen to leave their comfort zone. That Merkel fears this, like the devil the holy water, is obvious: She is not used to it ?? can it not in doubt? To overcome resistance through expertise and conviction. That the SPD joins in this game, that she does not lean back ?? Then let Merkel make ?? ..... is not understandable. It has nothing to do with state responsibility ?? to do that the top comrades now probably again the Merkel must remain in the power club to play, but only with the fact that they are a bit of the Mach apparently rather than the uhle ?? the opposition. She could make a difference right now. Now comrades, with flying flags in the final downfall; Stupidity must be punished."</text:p>
          </table:table-cell>
          <table:table-cell office:value-type="string" calcext:value-type="string">
            <text:p>negative</text:p>
          </table:table-cell>
          <table:table-cell table:number-columns-repeated="1021"/>
        </table:table-row>
        <table:table-row table:style-name="ro22">
          <table:table-cell office:value-type="string" calcext:value-type="string">
            <text:p>Interessant finde ich viel mehr immer wieder, das sich viele Gegner von Trump, im Niveau ihrer Argumente, am Niveau von Trump orientieren. Wer nicht IHREN Erwartungen gemäß argumentiert, muss zu aller erst mal, als Pegida- oder sonstiger Anhänger von dummen Leuten diffamiert werden. Weil, wer anders denkt und so. Kann ja gar nicht anders sein, Pegida, AfD, VT'ler, Putinist, also das muss mindestens sein. Und es ist so ermüdend wie unsachlich. Ich halte diese ganze Theater um Trump für wenigstens sekundär. Wichtig wäre für mich, über die Verfaßtheit einer Gesellschaft zu berichten, die einen solchen Mann erst möglich macht.</text:p>
          </table:table-cell>
          <table:table-cell office:value-type="string" calcext:value-type="string">
            <text:p>I find it interesting again and again that many opponents of Trump, in the level of their arguments, based on the level of Trump. Those who do not argue in line with their expectations must, first of all, be defamed by pseudo-people as Pegida or other followers. Because, who thinks differently and so. Can not be otherwise, Pegida, AfD, VT'ler, Putinist, so that must be at least. And it is as tiring as it is inappropriate. I consider these whole theaters around Trump at least secondary. It would be important for me to report on the constitution of a society that makes such a man possible in the first place.</text:p>
          </table:table-cell>
          <table:table-cell office:value-type="string" calcext:value-type="string">
            <text:p>negative</text:p>
          </table:table-cell>
          <table:table-cell table:number-columns-repeated="1021"/>
        </table:table-row>
        <table:table-row table:style-name="ro36">
          <table:table-cell office:value-type="string" calcext:value-type="string">
            <text:p>"Dieses Verhalten auch die merkwürdig anmutenden Tweets der letzten Tage waren pure Absicht, Trump will eine Nachricht übermitteln: ""Amrica first! Sehet her die Wirtschaft brummt selbst Apple will Milliarden in die USA zurückführen und dafür Steurn zahlen und Jobs schaffen, mein Plan funktioniert, aber seht nun die Demokraten denen sind die Illegalen, die Dreamer wichtiger, legale Immigration und damit verbundene harte Arbeit wozu, bekomm doch alles serviert auf einem Silbertablett!"" Darum ist er unnachgibig es und läßt den Shutdown Wirklichkeit werden egal was die meisten Medien daraus drehen, der Mann ist längst nicht so einfältig und dumm wie man ihn darstellt. Diese Nachricht beinhaltet ziemliche Sprengwirkung, das wird bei vielen Amerikanern ankommen, denn letztenendes sind die Amerikaner leistungsorientiert und pragmatisch. Sozialismus ist verhasst man muss und soll für sein Geld arbeiten. Selbst wenn die Taxreform für den kleinen Mann wenig bringt die Nachricht beinhaltet aber arbeite, zahle deine Steuern in den USA, produziere in den USA dann hat jeder etwas davon. Ob das tatsächlich so stimmt sei dahingestellt aber die Taktik ist brilliant und die DNC hat dem mit Dreamer, und Illegalen nur extrem unamerikanische Themen entgegenzusetzen. Selbst die Russlandermittlungen bewegen sich zunehmend auf dünnem Eis."</text:p>
          </table:table-cell>
          <table:table-cell office:value-type="string" calcext:value-type="string">
            <text:p>"This behavior, even the odd-looking tweets of the last few days were pure intention, Trump wants to send a message: ""Amrica first! Look at the economy is buzzing itself Apple wants to return billions to the US and pay for Steurn and create jobs, but my plan works Look at the Democrats, who are the illegals, the Dreamer more important, legal immigration and the associated hard work for what, get everything served on a silver platter! "" That's why he's adamant about it and lets the shutdown become a reality no matter what most of the media turn out to be, the man is far from being as silly and stupid as he is. This news is quite explosive, and that's what will happen to many Americans, because in the end, Americans are performance-oriented and pragmatic. Socialism is hated one must and should work for his money. Even if the tax reform for the little man brings little news but includes work, pay your taxes in the US, produce in the US, then everyone has something of it. Whether that's true enough, but the tactics are brilliant and the DNC has to oppose with Dreamer, and illegals only extremely un-American topics. Even the Russian investigations are increasingly on thin ice."</text:p>
          </table:table-cell>
          <table:table-cell office:value-type="string" calcext:value-type="string">
            <text:p>negative</text:p>
          </table:table-cell>
          <table:table-cell table:number-columns-repeated="1021"/>
        </table:table-row>
        <table:table-row table:style-name="ro22">
          <table:table-cell office:value-type="string" calcext:value-type="string">
            <text:p>Nein das ist nicht bemerkenswert und Sie sind in Ihrem Hass auf Trump offenbar nicht mal in der Lage zu verstehen dass es einfache Mehrheiten gibt und andere. Für den Haushalt werden 60 von 100 Stimmen benötigt - und deswegen müssen die Demokraten zustimmen. Ende Diskussion. Vielleicht vertiefen Sie sich mal in die deutsche Gesetzgebung. Da kann eine Partei durchaus 70% der Abgeordneten stellen - auch bei Euch gibt es sowas wie eine 2/3 Mehrheit die für einige Dinge zwingend vorgeschrieben ist. Und dann steht Ihre Lieblingspartei, egal welche das ist, mal dummda mit ihrer tollen absoluten Mehrheit in Bundestag und Bundesrat und kann nichts bewegen.</text:p>
          </table:table-cell>
          <table:table-cell office:value-type="string" calcext:value-type="string">
            <text:p>No, that's not remarkable, and in your hatred of Trump, you're not even able to understand that there are simple majorities and others. The budget needs 60 out of 100 votes - and that's why the Democrats must agree. End of discussion. Maybe you immerse yourself in the German legislation. There can be a party quite 70% of the deputies - even with you there is something like a 2/3 majority that is mandatory for some things. And then your favorite party, no matter what, is dummda with her great absolute majority in the Bundestag and Bundesrat and can not help it.</text:p>
          </table:table-cell>
          <table:table-cell office:value-type="string" calcext:value-type="string">
            <text:p>negative</text:p>
          </table:table-cell>
          <table:table-cell table:number-columns-repeated="1021"/>
        </table:table-row>
        <table:table-row table:style-name="ro40">
          <table:table-cell office:value-type="string" calcext:value-type="string">
            <text:p>was Sie da behaupten und im übrigen ein billige Art von Drohung. Und wenn der Staat Recht biegen sollte, könnte man immerhin klagen, hat man zB. bei den Steuer CDs genauso vergeblich versucht, aber richtig ist, ein Staat ist nicht perfekt. Wer aber rechts wählt und auf dummes rechtes Geblöke reinfällt, ohne einmal wirkliche Ursachen zu erkennen und dann zu bekämpfen, selbst nur durch ein Kreuz an der richtigen Stelle, sollte sich dann nicht mehr wundern, wenn er genau das eines Tages nicht mehr kann. Im übrigen sind die sogenannten ''Dreamers'' keine Illegalen, sondern so etwas wie staatenlose Amerikaner auf Grund ihrer Herkunft. Warum soll man das nicht ändern können ? Wir haben sogar die Nachkommen der vor 250 Jahren ausgewanderten Russlanddeutschen, die zT. gar nicht gewusst haben, dass es uns noch gibt, wieder zu Deutschen gemacht. Und jetzt wählen die großenteils AfD . Könnte man eigentlich drauf verzichten. Ich zumindest.</text:p>
          </table:table-cell>
          <table:table-cell office:value-type="string" calcext:value-type="string">
            <text:p>What you are claiming and, incidentally, a cheap kind of threat. And if the state should turn right, you could at least complain, for example. just trying in vain on the tax CDs, but right, a state is not perfect. But who chooses right and falls for stupid right bluff, without even real causes to recognize and then fight, even only by a cross in the right place, should not be surprised then, if one day he just can not. Incidentally, the so-called 'Dreamers' are not illegal, but something like stateless Americans because of their origin. Why should not you be able to change that? We even have the descendants of the Russian Germans who emigrated 250 years ago, some of them did not know that we still exist, made Germans again. And now most of them choose AfD. Could you really do without it? Me, at least.</text:p>
          </table:table-cell>
          <table:table-cell office:value-type="string" calcext:value-type="string">
            <text:p>negative</text:p>
          </table:table-cell>
          <table:table-cell table:number-columns-repeated="1021"/>
        </table:table-row>
        <table:table-row table:style-name="ro45">
          <table:table-cell office:value-type="string" calcext:value-type="string">
            <text:p>Dieser widerwärtige CSU-Hochmut soll allen Nichtbayern signalisieren: ihr seid faul, unfähig und dumm. Dabei wurde alles, was wir heute bundesweit als Missstände beklagen (Mieten, Renten, Verkehr, prekäre Beschäftigung...) maßgeblich durch die CSU (6% bundesweit) gesteuert und politisch umgesetzt. Hinzu kommt die tägliche Hetze gegen Geflüchtete um im gleichen Atemzug die Merkel-Politik mitzutragen, was erfolgreich zu 92 AfD-Hetzern im Bundestag geführt hat. Bayerische Gemeinden, Firmen, Institutionen haben viele Millionen am Geflüchtetenboom 2015 verdient. Genauso gehen von bundesweit 4 Millarden Subventionen für erneuerbare Energien 2 Milliarden an bayerische Haushalte. Gleichzeitig wehrt man sich gegen Stromtrassen und produziert munter weiter immer mehr Waffen. Die bayerische Politik funktioniert nach dem Grundsatz: großes Geschrei, Abkassieren, andere den Dreck weg machen lassen (Atommüll), großes Geschrei, Selbstbeweihräucherung und kommt sich dabei unendlich schlau vor. Es wird endlich Zeit, dass der Einfluss dieser süddeutschen Splitterpartei verfassungsmäßig begrenzt wird auf das was sie ist: zuständig für 2000 bayerische Kirchtürme und Stammtische.</text:p>
          </table:table-cell>
          <table:table-cell office:value-type="string" calcext:value-type="string">
            <text:p>This disgusting CSU arrogance is intended to signal to all non-Bavarians: you are lazy, incompetent and stupid. All that we deplore today as abuses nationwide (rent, pensions, traffic, precarious employment ...) was controlled and politically implemented by the CSU (6% nationwide). Added to this is the daily incitement against refugees to join in the same breath the Merkel policy, which has successfully led to 92 AfD-Hetzern in the Bundestag. Bavarian communities, companies and institutions have earned many millions in the 2015 refugee boom. In the same way, 4 billion subsidies for renewable energies nationwide are given to 2 billion Bavarian households. At the same time, they resist the power lines and continue to produce more and more weapons. The Bavarian policy works on the principle: big shouting, cashier, others make the dirt off (nuclear waste), great shouting, self-congratulation and it seems to be incredibly smart. It is finally time that the influence of this southern German splinter party is constitutionally limited to what it is: in charge of 2000 Bavarian church towers and round tables.</text:p>
          </table:table-cell>
          <table:table-cell office:value-type="string" calcext:value-type="string">
            <text:p>negative</text:p>
          </table:table-cell>
          <table:table-cell table:number-columns-repeated="1021"/>
        </table:table-row>
        <table:table-row table:style-name="ro20">
          <table:table-cell office:value-type="string" calcext:value-type="string">
            <text:p>Die Abschaffung der Todesstrafe macht natürlich noch kein Land zivilisiert, je zivilisierter aber eine Gesellschaft ist, desto unbedingter muss sie sich von der Todesstrafe distanzieren. Die Anwendung der Todesstrafe macht aus jedem Einzelnen einen der tötet, sie schreckt nicht ab sondern führt allgemein zu einer weiteren Verrohung der Gesellschaft und konkret zu noch mehr Verdeckungs- Tötungen. Die Todesstrafe ist neben allem anderen auch einfach nur dumm und teuer. Wer, wie die USA, trotz einer Vielzahl bewiesener Fehlurteile trotzdem nicht darauf verzichten will hat keine andere Absicht als die primitivsten Instinkte seiner Bürger zu fördern. Von daher besteht ein klarer Gegensatz Todesstrafe und zivilisatorischer Weiterentwicklung.</text:p>
          </table:table-cell>
          <table:table-cell office:value-type="string" calcext:value-type="string">
            <text:p>Of course, the abolition of the death penalty does not civilize any country, but the more civilized a society is, the more unconditionally it must distance itself from the death penalty. The application of the death penalty makes each one of them kills, it does not deter them but generally leads to a further brutalization of society and concretely to even more concealment killings. The death penalty is next to everything else just stupid and expensive. Anyone who, like the US, does not want to give it up despite a large number of proven wrongful judgments has no other intention but to promote the most primitive instincts of its citizens. Therefore, there is a clear contrast between capital punishment and civilization development.</text:p>
          </table:table-cell>
          <table:table-cell office:value-type="string" calcext:value-type="string">
            <text:p>negative</text:p>
          </table:table-cell>
          <table:table-cell table:number-columns-repeated="1021"/>
        </table:table-row>
        <table:table-row table:style-name="ro62">
          <table:table-cell office:value-type="string" calcext:value-type="string">
            <text:p>"... ist aber in der jetzigen Konstellation kaum möglich. Selbst die Kanzlein darf ja nur ganz vorsichtig ""mitregieren."" Franz Josef Strauß hatte mal behauptet, es sei ihm egal, wer unter ihm in Bonn Bundeskanzler ist. Na ja, das mußte man nicht wirklich ernst nehmen - auch sein Versuch, selbst Kanzler zu werden, war ja nicht so endlos gut bestrahlt. Aber wie Seehofer und seine Chaostruppe derzeit in Berlin alles wegmobben, was ihnen bei ihrer Klientelpolitik in den Weg geraten könnte (a propos - wer verdient sich eigentlich an der PKW-Maut dumm und dusselig? Weiß das schon jemand?) - das sucht nach wie vor seinesgleichen. Ironischerweise hat die SPD eine bessere Chance, mitzuregieren, wenn es zu einer Minderheitsregierung kommt, als eingebunden in einen Koalitions-Knebelvertrag von Münchens Gnaden. Okay, zugegeben, es würde mich auch reizen, Merkel, Seehofer und Co für jede Mehrheit in jeder Sachfrage um Stimmen zu betteln und dabei immer das Risiko einzugehen, daß die einzigen, die mit ihnen abstimmen wollen, die AfD und gelegentlich die FDP sein werden. Das macht wenig Mut für ein gutes Wahlergebnis beim nächsten Mal."</text:p>
          </table:table-cell>
          <table:table-cell office:value-type="string" calcext:value-type="string">
            <text:p>"... but is hardly possible in the current constellation. Even the chancellor is only allowed to ""co-direct"". Franz Josef Strauss had once said that he did not care who was Chancellor under Bonn. Well, you did not really have to take that seriously - even his attempt to become a chancellor himself was not so well irradiated. But how Seehofer and his chaos group currently in Berlin wegmobben everything that could get them in their clientele politics in the way (by the way - who actually earns on the car toll stupid and dizzy? Does anyone know?) - that looks like before his peers. Ironically, the SPD has a better chance to co-legislate when it comes to a minority government, as involved in a coalition toggle treaty of Munich's grace. Okay, admittedly, I would also be tempted to beg Merkel, Seehofer and Co for any majority in any substantive issue for votes, always taking the risk that the only ones who want to vote with them will be the AfD and occasionally the FDP , That makes little courage for a good election result next time."</text:p>
          </table:table-cell>
          <table:table-cell office:value-type="string" calcext:value-type="string">
            <text:p>negative</text:p>
          </table:table-cell>
          <table:table-cell table:number-columns-repeated="1021"/>
        </table:table-row>
        <table:table-row table:style-name="ro40">
          <table:table-cell office:value-type="string" calcext:value-type="string">
            <text:p>In den USA heißen solche Politiker Flip-Flopper. Vor der Wahl das Eine sagen und nach der Wahl das Gegenteil machen. Für die SPD hat sich, entgegen der Meinung Frau Dreyers, überhaupt nichts geändert. Die Wahlergebnisse und möglichen Regierungskostellationen waren vor der Wahl weitestgehend bekannt. Der SPD muss also bereits vor der Wahl klar gewesen sein, dass entweder sie mit der CDU koalieren müssen, oder im unwahrscheinlichen Fall die FDP/Grünen (unwahrscheinlich, da kaum gemeinsame Politik zu machen ist). Sie haben also bewusst ihre Glaubwürdigkeit aufs Spiel gesetzt und gewettet, dass Jamaica durchkommt? Glaube ich den Damen und Herren in der SPD nicht, denn dann wären sie strunzdumm. Nein, Herr Schulz hat hinterher auf Anraten von Steinmeier die Meinung geändert und versucht das nun als großes Verantwortungsgefühl zu verkaufen. Etwas, was er vor 2 Monaten offenbar noch nicht besessen hat, als da schon alle Ergebnisse bekannt waren.</text:p>
          </table:table-cell>
          <table:table-cell office:value-type="string" calcext:value-type="string">
            <text:p>In the US, such politicians are called flip-floppers. Say the one before the election and do the opposite after the election. For the SPD, contrary to the opinion of Mrs. Dreyer, nothing has changed at all. The election results and possible government postings were widely known before the election. So, even before the election, the SPD must have realized that either they have to co-exist with the CDU or, in the unlikely event, the FDP / Greens (unlikely, since there is little common policy to be done). So you have deliberately risked your credibility and bet that Jamaica will come through? I do not believe the ladies and gentlemen in the SPD, because then they would be stupid stupid. No, Mr Schulz changed his mind on the advice of Steinmeier and tried to sell that as a great sense of responsibility. Something he apparently did not have two months ago when all the results were already known.</text:p>
          </table:table-cell>
          <table:table-cell office:value-type="string" calcext:value-type="string">
            <text:p>negative</text:p>
          </table:table-cell>
          <table:table-cell table:number-columns-repeated="1021"/>
        </table:table-row>
        <table:table-row table:style-name="ro9">
          <table:table-cell office:value-type="string" calcext:value-type="string">
            <text:p>Niemand ist so dumm zu denken, die SPD würde in der Opposition gestalten können. In der Opposition hat man aber vier jahre lang Zeit, sich ein sozialeres Profil zu geben, so dass man nach der Horrorzeit, die Sie da beschreiben, dann wieder die Regierung stellen könnte und dann tatsächlich auch mal wirklich etwas für die minderpriviligierten tun kann. In der GroKo ist in dieser Richtung nicht viel passiert und sieht man sich das Sondierungspapier an, wird das bei der Fortsetzung auch nicht der Fall sein. Es wären verschenkte Jahre mit Aussicht auf den totalen Bedeutungsverlust. Ich habe bisher immer SPD gewählt. Falls es zur GroKo-Fortsetzung kommt, werde ich es nicht mehr tun. Zum Glück gibt es noch zwei Optionen, die mich nicht in moralische Nöte bringen würden.</text:p>
          </table:table-cell>
          <table:table-cell office:value-type="string" calcext:value-type="string">
            <text:p>Nobody is so stupid to think that the SPD would be able to shape the opposition. In the opposition, however, you have four years time to give yourself a more social profile, so that after the horror you describe there, then again could put the government and then actually can really do something for the underprivileged. In the GroKo not much has happened in this direction and if you look at the exploratory paper, this will not be the case with the continuation. It would be a missed year with a view to the total loss of meaning. I have always chosen SPD. If it comes to the GroKo sequel, I will not do it anymore. Fortunately, there are two options that would not put me in moral trouble.</text:p>
          </table:table-cell>
          <table:table-cell office:value-type="string" calcext:value-type="string">
            <text:p>negative</text:p>
          </table:table-cell>
          <table:table-cell table:number-columns-repeated="1021"/>
        </table:table-row>
        <table:table-row table:style-name="ro35">
          <table:table-cell office:value-type="string" calcext:value-type="string">
            <text:p>sind so dumm, dass sie ihn wieder wählen. Für die Medien ist es auch gut, sonst wüssten sie nicht mehr was sie schreiben sollten. Er solchen belanglosen Nonsens als Top News verbreitet, dem sind Inhalte schon lange verloren gegangen.</text:p>
          </table:table-cell>
          <table:table-cell office:value-type="string" calcext:value-type="string">
            <text:p>are so stupid that they choose him again. For the media, it is also good, otherwise they would not know what to write. He disseminated such inconsequential nonsense as Top News, content has been lost for a long time.</text:p>
          </table:table-cell>
          <table:table-cell office:value-type="string" calcext:value-type="string">
            <text:p>negative</text:p>
          </table:table-cell>
          <table:table-cell table:number-columns-repeated="1021"/>
        </table:table-row>
        <table:table-row table:style-name="ro5">
          <table:table-cell office:value-type="string" calcext:value-type="string">
            <text:p>"Blödsinn. Erst mal Analysieren warum Trump überhaupt gewonnen hat. 1) Clinton hatte enorme Skandale welche Trump zum Vorteil nutzte. 2) Er mobilisierte dank Bannon die radikale Rechte. 3) Comey und das FBI verwirrten die Wähler eine Woche vor der Wahl mit Falschmeldungen über die Clinton E-Mail Affäre. Bei Punkt 2 und 3 sieht man auch deutlich wie dumm Trump ist. Inzwischen hat er so ziemlich jeden rausgeworfen, er denkt ja von sich ernsthaft, dass er die Wahl ganz alleine ohne Hilfe gewonnen hat. Solange die Demokraten jemanden ohne irgendwelche dubiosen Skandale in die Wahl schicken werden sie diese auch gewinnen. Abgesehen davon ist Trump inzwischen für die Republikaner überflüssig. Trotz Mehrheit in beiden Häusern bekommt er null auf die Reihe. Von der Steuerreform mal abgesehen, aber die wollten die Republikaner ja auch schon seit langem. Wenn jetzt Trump noch diese Mehrheit Ende des Jahres an die Demokraten verliert, dann wird er in seinen letzten 2 Jahren noch harmloser. Kann man gut an Obama sehen, auch er war eine ""lame duck"" und konnte in den letzten zwei Jahren im Prinzip überhaupt nichts mehr machen. Interessieren tut das System den Wähler nicht, die sehen nur, dass nichts passiert und sind dann sauer. Genau das droht momentan auch Trump. Er wird 2020 glanzlos untergehen."</text:p>
          </table:table-cell>
          <table:table-cell office:value-type="string" calcext:value-type="string">
            <text:p>"Nonsense. First, analyze why Trump ever won. 1) Clinton had enormous scandals which Trump took advantage of. 2) Thanks to Bannon he mobilized the radical right. 3) Comey and the FBI confused voters one week before the election with false reports about the Clinton e-mail affair. At point 2 and 3 you also see how stupid Trump is. In the meantime, he has thrown out pretty much everyone, he thinks of himself seriously that he won the election all by himself without help. As long as the Democrats send someone into the election without any dubious scandals, they will win. Besides, Trump is now superfluous to the Republicans. Despite the majority in both houses, he gets zero on the series. Apart from the tax reform, but the Republican wanted so long ago. If Trump loses that majority to the Democrats by the end of the year, Trump will become even more harmless in his last two years. Can you look good on Obama, he too was a ""lame duck"" and could in the last two years, in principle, do nothing at all. The system does not interest the voter, they only see that nothing happens and then they are angry. That's exactly what Trump is threatening right now. He will be dull in 2020."</text:p>
          </table:table-cell>
          <table:table-cell office:value-type="string" calcext:value-type="string">
            <text:p>negative</text:p>
          </table:table-cell>
          <table:table-cell table:number-columns-repeated="1021"/>
        </table:table-row>
        <table:table-row table:style-name="ro44">
          <table:table-cell office:value-type="string" calcext:value-type="string">
            <text:p>"... teile ich: Der um sich greifende Egoismus oder die Entsolidarisierung der Gesellschaft wurde MAßGEBLICH durch den grassierenden Neoliberalismus, der in (fast) allen Parteien, besonders aber durch die FDP zur Heilsbotschaft gemacht wird, befördert. Die (Leit)Medien sind an dieser Stelle allerdings sehr wohl Teil des Problems, denn ich kann mich noch gut erinnern, wie z.B. die AGENDA2010 beweihräuchert wurde und WIRD. Dabei hat man, für Gewinner dieser ""Reformen"" vielleicht nicht unverständlich, die wachsende Zahl an direkten und indirekten Verlierern vergessen, die sich in der Folge als abgehängt empfinden. (Dabei geht es nicht in erster Linie um die Höhe der H4-Bezüge, sondern um die latente Empfindung des Ausgeschlossenseins, die diese Menschen haben. In bestimmten Gebieten des Ostens bereits fächendeckend) Daß sich die wirklich RECHTSEXTREMEN auf diesen Zug setzen, war zu erwarten, aber der polit-mediale Komplex ist offensichtlich nicht in der Lage dem Problem an der Wurzel zu begegnen und die Lebensumstände und v.a. die Perspektiven zu verbessern, sondern verliert sich in Empörungsfloskeln. Dabei ist klar: Die Problematik ist komplex und Lösungen alles andere als trivial. Aber wir befinden uns leider immer noch in einer Phase, in der man meint die Lebensumstände abgehängter (aber weder dummer noch fauler) Menschen vernachlässigen zu können. D.h. Die Probleme werden nicht wirklich als existenzeiell für unsere Gesellschaft wahrgenommen und akzeptiert. Das ist die eigentliche Gefahr."</text:p>
          </table:table-cell>
          <table:table-cell office:value-type="string" calcext:value-type="string">
            <text:p>"... I agree: The egoism that has taken root or the desolidarization of society has been promoted, as it were, by the rampant neoliberalism that is made a message of salvation in (almost) all parties, but especially by the FDP. The (Leit) media are at this point but certainly part of the problem, because I still remember well, such as. the AGENDA2010 was smoked and will. One might not have forgotten, for the winners of these ""reforms"", the growing number of direct and indirect losers, who subsequently feel that they have become detached. (It is not primarily about the amount of H4 references, but about the latent feeling of being excluded, which these people already have in certain areas of the East.) It is to be expected that the real EXTREMENTS will be based on this move but the politico-medial complex is obviously not able to tackle the problem at its root and the living conditions and especially to improve the prospects, but loses itself in indignation. It is clear that the problem is complex and solutions are anything but trivial. But unfortunately we are still in a phase where we think we can neglect the living conditions of people who are hung up (but not stupid or lazy). That The problems are not really perceived and accepted as existential for our society. That's the real danger."</text:p>
          </table:table-cell>
          <table:table-cell office:value-type="string" calcext:value-type="string">
            <text:p>negative</text:p>
          </table:table-cell>
          <table:table-cell table:number-columns-repeated="1021"/>
        </table:table-row>
        <table:table-row table:style-name="ro40">
          <table:table-cell office:value-type="string" calcext:value-type="string">
            <text:p>Jetzt soll also schon der SPIEGEL am britischen Brexit Chaos schuld sein. Als ob der deutsche SPIEGEL in UK von den Briten gelesen würde. Nein, am Brexit Chaos ist ausschließlich das britische Volk und seine Poltiker schuld. Die tragen die alleinige Verantwortung. Aber es ist ja modern geworden, die Schuld immer bei anderen zu suchen, machen besonders gerne die AfD Anhänger, die Selbstverantwortung komplett ablehnen, der Staat soll alles für die Bürger machen, aber man will dafür keine Steuern zahlen, und wehe, der Staat macht nicht das ,was man will. Ich nenne das schizophren , so sehe ich inzwischen auch die britische Politik. UK hat den dummen Brexit allein beschlossen,und das nur, weil der damalige Premier Cameron innerparteiliche Probleme mit dem Referendum beseitigen wollte, jetzt müssen sie auch allein die Zukunft ihres Landes entwickeln und nicht die EU Fragen, was sie den wollen sollen. Wir sind nicht im Kindergarten.</text:p>
          </table:table-cell>
          <table:table-cell office:value-type="string" calcext:value-type="string">
            <text:p>So now the SPIEGEL is supposed to be responsible for the British Brexit chaos. As if the German SPIEGEL in the UK would be read by the British. No, the Brexit Chaos is solely the fault of the British people and their Poltics. They are the sole responsibility. But it has become modern, the blame always to look at others, make especially happy AfD supporters who deny self-responsibility completely, the state should do everything for the citizens, but you do not want to pay taxes, and alas, the state makes not what you want. I call that schizophrenic, that's how I now see British politics. The UK has decided to do stupid Brexit on its own, and just because then Prime Minister Cameron wanted to eliminate internal party problems with the referendum, now they have to develop the future of their country and not EU questions as to what they want. We are not in kindergarten.</text:p>
          </table:table-cell>
          <table:table-cell office:value-type="string" calcext:value-type="string">
            <text:p>negative</text:p>
          </table:table-cell>
          <table:table-cell table:number-columns-repeated="1021"/>
        </table:table-row>
        <table:table-row table:style-name="ro22">
          <table:table-cell office:value-type="string" calcext:value-type="string">
            <text:p>In einem Land verspricht der Präsidentschaftskandidat Fleischbällchen, die vom Himmel regnen - und wird gewählt. Und im anderen Land sollen Milliarden dem Volk zurückgegeben werden - und die Wähler glauben auch das. Ach so - beide Länder sollen neue Mauern aufbauen und offenbar finden auch das die Wähler toll. Dann kommen so nach und nach die Fakten ans Tageslicht und die fehlgeleiteten und dummen Wähler merken, das da irgendwas nicht so läuft wie versprochen - es hat noch keine Fleischbällchen geregnet und es sollen plötzlich 100 Milliarden gezahlt und nicht 5 Milliarden gespart werden. Dumm gelaufen...</text:p>
          </table:table-cell>
          <table:table-cell office:value-type="string" calcext:value-type="string">
            <text:p>In one country, the presidential candidate promises meatballs that rain from the sky - and is elected. And in the other country, billions will be given back to the people - and voters also believe that. Oh well - both countries are supposed to build new walls and obviously voters are also looking forward to that. Then, as the facts gradually come to light and the misguided and stupid voters notice that something is not going as promised - it has not rained meatballs and suddenly it should pay 100 billion and not save 5 billion. Gone stupid...</text:p>
          </table:table-cell>
          <table:table-cell office:value-type="string" calcext:value-type="string">
            <text:p>negative</text:p>
          </table:table-cell>
          <table:table-cell table:number-columns-repeated="1021"/>
        </table:table-row>
        <table:table-row table:style-name="ro35">
          <table:table-cell office:value-type="string" calcext:value-type="string">
            <text:p>genau, die halbe Welt wählt jetzt anders. Aber die sind alle dumm.Nur die Deutschen, die immer noch das Gleiche wählen sind schlau. Soviel Arroganz und Überheblichkeit findet man nur in Deutschland. DAbei lacht die halbe Welt über dieses Land</text:p>
          </table:table-cell>
          <table:table-cell office:value-type="string" calcext:value-type="string">
            <text:p>that's right, half of the world is choosing differently now. But they are all stupid. Only the Germans who still choose the same are smart. So much arrogance and arrogance can only be found in Germany. That's where half the world laughs about this country</text:p>
          </table:table-cell>
          <table:table-cell office:value-type="string" calcext:value-type="string">
            <text:p>negative</text:p>
          </table:table-cell>
          <table:table-cell table:number-columns-repeated="1021"/>
        </table:table-row>
        <table:table-row table:style-name="ro29">
          <table:table-cell office:value-type="string" calcext:value-type="string">
            <text:p>Verdummung, leichte Sprache, leichtes Denken. Der öffentliche Umgang mit Eu, Euro, Macron, Brexit entblösst einen pathologischen Unwillen zu echten öffentlichen Debatten. Der kreative Beitrag Deutschlands ist der aktiv inszenierte Rückzug der Bundesregierung aus der Eu Politik seit knapp einem Jahr unter dem Vorwand von Wahlkampf und Regierungsbildung.</text:p>
          </table:table-cell>
          <table:table-cell office:value-type="string" calcext:value-type="string">
            <text:p>Dumbing, easy language, easy thinking. Public handling of Eu, Euro, Macron, Brexit exposes a pathological reluctance to real public debates. The creative contribution of Germany is the actively staged withdrawal of the Federal Government from the Eu policy for almost a year under the pretext of election campaign and government formation.</text:p>
          </table:table-cell>
          <table:table-cell office:value-type="string" calcext:value-type="string">
            <text:p>negative</text:p>
          </table:table-cell>
          <table:table-cell table:number-columns-repeated="1021"/>
        </table:table-row>
        <table:table-row table:style-name="ro43">
          <table:table-cell office:value-type="string" calcext:value-type="string">
            <text:p>"...diese unsäglich dummdreiste Medienschelte. Sie kommentieren und diskutieren hier vollkommen frei eine Nachricht auf einer privat finanzierten Nachrichtrichtenplattform und schwadronieren über selektive Reflexion. Ja, der Spiegel gehört dem Spiegel Verlag. Die bezahlen die Show hier und wollen damit auch noch Geld verdienen. Und ja, genau weil die denn Spass hier finanzieren, entscheiden die Redaktionen auch wie Spiegel und Spiegel online über bestimmte Themen berichten. Und die Kommentatoren nehmen sich auch noch das Recht raus, eine eigene Meinung zu haben. Doch im Gegensatz zu totalitären System haben Sie bzw. ""der Wähler"" ja auch die Möglichkeit, andere Nachrichtenprotale zu wählen wenn Ihnen diese Meinung nicht gefällt. Nur mal einige zur Auswahl: Zeit, Stern, Bild, Welt, Wallstreet Journal, Times, New York Times, New York Post, Washington Post, Ausgsburger Allgemeine, Süddeutsche, FAZ... Und ja, der Wähler kann sogar auch nachschauen, was Breitbart und ähnliche ""Medien"" so schreiben. Oder wie wäre es mit Meinungsbildung über Fernsehen? die Öffentlich Rechtlichen werden aus Ihrer Sicht ja wohl auch von dunklen Mächten kontrolliert. Aber gehen Sie dann doch zu den Privaten, oder gleich zu den Nachrichtensendern... Aber BITTE hören Sie endlich auf, den armen Wähler als Opfer sogenannter Mainstream Medien. Meinungsbildung erfordert eben die Auseinandersetzung mit verschiedenen Ansichten zu einem Thema. Dies ist nicht immer ganz leicht. Doch eine Entschuldigung für all diese A...., die für alles Übel dieser Welt Hillary, der EU, Merkel oder dem bösen Moslem die Schuld geben und deshalb ihr Kreuz bei einer afd oder Trump machen ist dies nicht. Es ist nicht DIE POLITIK sondern es sind die MENSCHEN in einer Demokratie, die Politik machen. Und wenn diese Menschen dann faschistoide, rassistische, nationalistische und egoistische I.... in Parlamente oder in höchste Staatsämter wählen, dann sind nicht die bösen Medien daran schuld, sondern die Wähler. Im besten Fall, weil sie selber zu faul oder zu dumm waren, sich selbst mit komplexen Themen auseinander zu setzen und sich eine Meinung zu bilden. Im schlimmsten Fall jedoch weil selbst Rassisten, Nazis oder Egoisten sind."</text:p>
          </table:table-cell>
          <table:table-cell office:value-type="string" calcext:value-type="string">
            <text:p>"... these unspeakably stupid media phrases. They comment on and freely discuss a message on a privately funded messaging platform and rant about selective reflection. Yes, the mirror belongs to the Spiegel publishing house. They pay the show here and want to make some money with it. And yes, precisely because they finance fun here, the editors also decide how mirrors and mirrors report online on certain topics. And the commentators also take out the right to have their own opinion. But in contrast to the totalitarian system you or ""the voter"" have the opportunity to vote for other news protests if you do not like that opinion. Just a few to choose from: Time, Star, Image, World, Wall Street Journal, Times, New York Times, New York Post, Washington Post, Ausgsburger General, South German, FAZ ... And yes, the voter can even look up what Breitbart and similar ""media"" so write. Or how about opinion making on television? In your opinion, public law is also controlled by dark powers. But then go to the private, or just to the news channels ... But PLEASE finally stop, the poor voters as victims of so-called mainstream media. Opinion building requires just dealing with different views on a topic. This is not always easy. But an apology for all these A .... blaming Hillary, the EU, Merkel or the evil Muslim for all the ills of this world and therefore making their cross with an afd or trump is not. It is not POLITICS but PEOPLE in a democracy who make politics. And if these people then fascist, racist, nationalist and selfish I .... in parliaments or in the highest state offices choose, then it is not the evil media to blame, but the voters. At best, because they themselves were too lazy or too stupid to deal with complex issues themselves and form an opinion. In the worst case, however, because even racists, Nazis or egotists are."</text:p>
          </table:table-cell>
          <table:table-cell office:value-type="string" calcext:value-type="string">
            <text:p>negative</text:p>
          </table:table-cell>
          <table:table-cell table:number-columns-repeated="1021"/>
        </table:table-row>
        <table:table-row table:style-name="ro18">
          <table:table-cell office:value-type="string" calcext:value-type="string">
            <text:p>Es geht nicht um die Frage, OB man Hilfe leistet, sondern WIE man hilft. Also ob man die Hilfe zu den Menschen bringt oder die Menschen zur Hilfe. Die Regierung hat die denkbar schlechteste Lösung gefunden. Das war nicht humanitär, sondern unfähig und dumm. Mit sehr viel weniger Geld hätte man sehr viel mehr humanitäre Hilfe leisten können, wenn die Regierung nicht so dilettantisch gehandelt hätte. Immerhin geben Sie wenigstens zu, dass die Regierung sich so entschieden hat und es keine höhere Gewalt war.</text:p>
          </table:table-cell>
          <table:table-cell office:value-type="string" calcext:value-type="string">
            <text:p>It is not about the question of whether one helps, but HOW helps. So whether you bring the help to the people or the people to help. The government has found the worst possible solution. That was not humanitarian, but incompetent and stupid. With much less money, much more humanitarian aid could have been provided had the government not been so amateurish. After all, at least you admit that the government has decided that way and that it was not a force majeure.</text:p>
          </table:table-cell>
          <table:table-cell office:value-type="string" calcext:value-type="string">
            <text:p>negative</text:p>
          </table:table-cell>
          <table:table-cell table:number-columns-repeated="1021"/>
        </table:table-row>
        <table:table-row table:style-name="ro25">
          <table:table-cell office:value-type="string" calcext:value-type="string">
            <text:p>Alle Briten, mit denen ich beruflich zu tun habe, schämen sich geradezu für den Brexit und fürchten die Folgen. Ich meine, sie verdienen die Chance, ohne Gesichtsverlust sich vom Brexit zurückzuziehen. Aber Vorsicht, die Brits sind auf eine exzentrische Art ziemlich stolz. Und dumm sind sie nicht. Wo kommt eigentlich diese irrwitzige Überschrift her? Wenn Mr. Farage damit liebäugelt heißt das überhaupt nicht, dass er es will. Sachlich völlig falsch und tendenziös! Oder kennt die Redaktion den Unterschied nicht?</text:p>
          </table:table-cell>
          <table:table-cell office:value-type="string" calcext:value-type="string">
            <text:p>All the Britons I deal with professionally are ashamed of Brexit and fear the consequences. I mean, they deserve the chance to withdraw from Brexit without losing face. But be careful, the Brits are pretty proud in an eccentric way. And they are not stupid. Where does this insane headline come from? If Mr. Farage is toying with it, that does not mean he wants it. Objectively completely wrong and tendentious! Or does not the editors know the difference?</text:p>
          </table:table-cell>
          <table:table-cell office:value-type="string" calcext:value-type="string">
            <text:p>negative</text:p>
          </table:table-cell>
          <table:table-cell table:number-columns-repeated="1021"/>
        </table:table-row>
        <table:table-row table:style-name="ro4">
          <table:table-cell office:value-type="string" calcext:value-type="string">
            <text:p>"Die Regierung hat überhaupt keine Lösung ""gefunden"" und insbesondere hat sie vorher, (wie alle anderen Regierungen) auch keine gesucht. Sie wurde vom Gang der Dinge überrascht und hat das einzige mögliche und durch Menschlichkeit gebotene getan. Was hätte sie denn in diesem Fall und in diesem Moment anderes tun können? Diese Antwort bleiben Sie und andere Schlaumeier iA schuldig. DAss man vorher die Lager hat verotten lassen und auf den Hilferuf der UN/UNHCR nicht reagiert hat war dumm und das ist natürlich unbestritten. Nur leider in keiner Weise hilfreich."</text:p>
          </table:table-cell>
          <table:table-cell office:value-type="string" calcext:value-type="string">
            <text:p>"The government has ""found"" no solution whatsoever and, in particular, has previously (like all other governments) sought none. She was surprised by the course of events and has done the only possible and human needed. What else could she have done in this case and at that moment? That's the answer you and other cunning people owe. The fact that you have previously deceived the camp and did not respond to the call for help from the UN / UNHCR was stupid and that is of course undisputed. Unfortunately not helpful in any way."</text:p>
          </table:table-cell>
          <table:table-cell office:value-type="string" calcext:value-type="string">
            <text:p>negative</text:p>
          </table:table-cell>
          <table:table-cell table:number-columns-repeated="1021"/>
        </table:table-row>
        <table:table-row table:style-name="ro32">
          <table:table-cell office:value-type="string" calcext:value-type="string">
            <text:p>Syrien ist ein eigenständiger Staat, der die Türkei offiziell vor kriegerischen Handlungen auf syrischem Staatsgebiet gewarnt hat. Der einzige Staat, der mit Billigung der syrischen Regierung offiziell Syrien unterstützen darf, ist Russland. Ich glaube nicht, dass Erdogan so dumm ist, sich gleichzeitig mit Russland, Syrien, den USA und anderen Partnern, die ebenfalls die YPG unterstützen, anzulegen - obwohl, wenn es um seine Ehre geht, bin ich mir da auch nicht mehr so sicher. Innenpolitisch hat er seinem Land durch Verhaftungen, durch massive Geldentwertung, durch starke Rückgänge seiner Wirtschaft, etc. großen Schaden verursacht und viel an Glaubwürdigkeit verloren. Um dies zu kompensieren braucht er jetzt seinen außenpolitischen Erfolg - egal ob durch den neuen Schmusekurs Cavasioglu - Gabriel oder mittels neuer Verhandlungen mit der EU oder mittels Militärkooperationen mit indonesien, usw. oder der Drohung an Syrien. Es ist daher dringend notwendig, dass die NATO- und die EU-Staaten, insbesondere deren Mitgliedsländer D und F, seinem Vorhaben einen politischen Riegel vorschieben</text:p>
          </table:table-cell>
          <table:table-cell office:value-type="string" calcext:value-type="string">
            <text:p>Syria is an independent state that has officially warned Turkey against war on Syrian territory. The only state officially authorized to support Syria with the approval of the Syrian government is Russia. I do not think Erdogan is so stupid as to co-invest with Russia, Syria, the US and other partners who also support the YPG - though, when it comes to his honor, I'm not so sure anymore. Domestically, he has caused his country by arrests, by massive devaluation of money, by sharp declines in its economy, etc., great damage and lost much credibility. To compensate for this, he now needs his foreign policy success - whether by the new cosmonaut Cavasioglu - Gabriel or by means of new negotiations with the EU or by military cooperation with Indonesia, etc. or the threat to Syria. It is therefore urgent that the NATO and EU states, in particular their member states D and F, put a political damper on their project</text:p>
          </table:table-cell>
          <table:table-cell office:value-type="string" calcext:value-type="string">
            <text:p>negative</text:p>
          </table:table-cell>
          <table:table-cell table:number-columns-repeated="1021"/>
        </table:table-row>
        <table:table-row table:style-name="ro21">
          <table:table-cell office:value-type="string" calcext:value-type="string">
            <text:p>Es würde mich schon arg wundern, wenn eine schwarz / rote Regierung auf Dauer Bestand hätte, in der die Konservativen alles beim alten behalten wollen, und die SPD nicht ein einziges Leuchtturmprojekt auf den Weg bringt. Dass die Union mit einer 2/3-Mehrheit in die Sondierungsgespräche gegangen zeigt schon die wahren Machtverhältnisse. Dass sie der SPD nicht ein Leuchtturmprojekt zugestanden hat ist dumm! Das müsste auch jedem CSU-Politiker klar sein, wo hier die Sollbruchstelle liegt. Dass die SPD-Parteispizte diese Sollbruchstelle noch als großen Erfolg feiert, sagt einiges über das, was von dieser Truppe noch zu erwarten wäre.</text:p>
          </table:table-cell>
          <table:table-cell office:value-type="string" calcext:value-type="string">
            <text:p>I would be very surprised if a black and red government would endure in the long run, in which the conservatives want to keep everything the same, and the SPD does not launch a single lighthouse project on the way. The fact that the Union went into the exploratory talks with a 2/3 majority already shows the true balance of power. That she did not give the SPD a flagship project is stupid! This should be clear to any CSU politician, where the breaking point lies. That the SPD party spokesman celebrates this breaking point as a great success, says a lot about what would be expected of this force yet.</text:p>
          </table:table-cell>
          <table:table-cell office:value-type="string" calcext:value-type="string">
            <text:p>negative</text:p>
          </table:table-cell>
          <table:table-cell table:number-columns-repeated="1021"/>
        </table:table-row>
        <table:table-row table:style-name="ro42">
          <table:table-cell office:value-type="string" calcext:value-type="string">
            <text:p>"Es ist völlig klar, dass die SPD nicht davon ausgehen kann, in einer Koalition mit CDU/CSU ihr Wahlprogramm 1:1 umzusetzen. Wie man sich aber, nachdem man von beiden Unsionsparteien dermaßen über den Tisch gezogen wurde, danach hinstellen kann wie Martin Schulz, um freudig zu verkünden, dass man ""hervorragende Ergebnisse erzielt"" habe, das grenzt schon an Volksverdummung. Zur Erinnerung: Die CDU will unbedingt eine x-beliebige Koalition eingehen, weil Angela Merkel den Kanzler-Thron noch nicht räumen möchte. Die SPD hatte hingegen angekündigt, dass sie nur eine große Koalition eingeht, wenn die Bedingungen stimmen. Sie hätte die Bürgerversicherung oder Erhöhung des Spitzensteuersatzes als Mindestforderung stellen können und dann bei Ablehnung sofort die Sondierungen abbrechen können. Aber dann darf Herr Gabriel ja nicht mehr um die Welt fliegen und Herr Schulz wäre auf seine schmale Brüsseler Pension angewiesen. Und das kann man ja beiden nicht zumuten. Hier geht es nur noch um Posten. Willy Brandt würde sich im Grabe umdrehen!"</text:p>
          </table:table-cell>
          <table:table-cell office:value-type="string" calcext:value-type="string">
            <text:p>"It is quite clear that the SPD can not expect to implement its election program in a coalition with CDU / CSU 1: 1. However, as one can put oneself after that of both Unionspartteien so over the table, after that like Martin Schulz, in order to proclaim joyfully that one has ""outstanding results"", borders already on national dummies. As a reminder, the CDU wants to enter into any coalition, because Angela Merkel does not want to vacate the chancellor's throne. The SPD, on the other hand, had announced that it would only enter into a grand coalition if the conditions were right. It could have provided the citizens insurance or increase of the top tax rate as a minimum requirement and then be able to cancel the soundings immediately in case of rejection. But then Mr Gabriel is no longer allowed to fly around the world and Mr Schulz would have to rely on his narrow Brussels pension. And you can not expect that both of you. Here it is only about posts. Willy Brandt would turn in the grave!"</text:p>
          </table:table-cell>
          <table:table-cell office:value-type="string" calcext:value-type="string">
            <text:p>negative</text:p>
          </table:table-cell>
          <table:table-cell table:number-columns-repeated="1021"/>
        </table:table-row>
        <table:table-row table:style-name="ro33">
          <table:table-cell office:value-type="string" calcext:value-type="string">
            <text:p>"Man hängt es an der SPD auf, aber alle an den ""Sondierungen"" beteiligten Parteien, die CDU, die CSU und die SPD haben doch das Volk veräppelt. Vorbild waren die ""Jameika-""-Sondierungen. Was soll eine Sondierung? Man sondiert doch, um zu schauen, ob da eine Einigung später möglich ist. Das bedeutet, dass das Ergebnis erst später ausgehandelt wird. Und nun sagen die einen, ein Nachverhandeln ist nicht drin, die anderen sagen, unsere Position ist ausgereizt, mehr konnten wir nicht erreichen. Was haben die drei also getan? Sie haben verhandelt und nicht sondiert. Wie nennt man das? Veräppeln (den anderen Ausdruck spare ich mir als vornehmer Mensch) oder auch Volksverdummung. Kein Wunder, dass das Volk die Nase von dieser Art Politik die Nase voll hat. Wenn ich die kantigen Schlachtrösser aller drei Parteien aus den ersten 30 Jahren der BRD im Vergleich Revue passieren lassen, kommen mir die Tränen."</text:p>
          </table:table-cell>
          <table:table-cell office:value-type="string" calcext:value-type="string">
            <text:p>"It depends on the SPD, but all parties involved in the ""soundings"", the CDU, the CSU and the SPD have kidnapped the people. The prototype was the ""Jameika"" soundings. What is a probe? One probes to see if there is an agreement later possible. This means that the result will be negotiated later. And now some say, a renegotiation is not in it, the others say, our position is exhausted, we could not achieve more. So what did the three do? They negotiated and did not probe. How is this called? Veräppeln (the other expression I save myself as a noble person) or also people dumbing down. No wonder the people are fed up with this kind of politics. When I review the edged battle-horses of all three parties from the first 30 years of Germany in comparison, the tears come to me."</text:p>
          </table:table-cell>
          <table:table-cell office:value-type="string" calcext:value-type="string">
            <text:p>negative</text:p>
          </table:table-cell>
          <table:table-cell table:number-columns-repeated="1021"/>
        </table:table-row>
        <table:table-row table:style-name="ro11">
          <table:table-cell office:value-type="string" calcext:value-type="string">
            <text:p>Hab die 28 Seiten gelesen. Frag mich nur wo die von Herrn Schulz so großspurig verkündeten 80% der sozialdemokratischen Punkte zu finden sind. Ich hab keine gefunden. Abgesehen davon sind es sowieso nur allgemein Plätze. Als Basis für einen Koalitionsvertrag ist das Papier völlig ungenügend. Also was soll denn noch verhandelt werden? Laut Union gibt es nichts nach zu verhandeln. Es ist wie immer. Das Volk wird für dumm verkauft. Wenn jeder der SPD Delegierten das Papier gelesen hat dürfte die Abstimmung am Sonntag nur ein klares Nein ergeben. Das wäre die richtige Antwort an den Parteivorstand für dieses rum geeiere. Aber Frau Nahles, Herr Gabriel und Konsorten werden vermutlich noch ein paar Krokodilsträhnen vergießen, um die Delegierten zu überzeugen das ihnen der Futtertrog nicht weggenommen wird. Dann aber gute Nacht SPD. Herr Schröder hat den Grundstein für den Niedergang der sozialdemokratischen Partei gelegt und wurde bis heute nicht aus der Partei entfernt. Schulz und Co. werden es zu Ende bringen. Also Jusos, frisch ans Werk und zeigt denen da oben was des Volkes Wille ist. Die Mehrheit der Bevölkerung will keine GROKO.</text:p>
          </table:table-cell>
          <table:table-cell office:value-type="string" calcext:value-type="string">
            <text:p>I read the 28 pages. Just ask me where the 80% of Social Democratic points proclaimed by Mr. Schulz can be found. I did not find any. Apart from that, there are only general places anyway. As a basis for a coalition agreement, the paper is completely insufficient. So what should be negotiated? According to the Union there is nothing to negotiate. It's like always. The people are sold for stupid. If each of the SPD delegates has read the paper, the vote on Sunday should only give a clear no. That would be the right answer to the party executive for this rum geere. But Mrs. Nahles, Mr. Gabriel and others will probably shed a few crocodile streaks to convince the delegates that the feeding trough will not be taken away from them. But then good night SPD. Mr Schröder has laid the foundation for the demise of the Social Democratic Party and has not been removed from the party until today. Schulz and Co. will bring it to an end. So Jusos, fresh to work and shows those up there what the people's will is. The majority of the population does not want GROKO.</text:p>
          </table:table-cell>
          <table:table-cell office:value-type="string" calcext:value-type="string">
            <text:p>negative</text:p>
          </table:table-cell>
          <table:table-cell table:number-columns-repeated="1021"/>
        </table:table-row>
        <table:table-row table:style-name="ro21">
          <table:table-cell office:value-type="string" calcext:value-type="string">
            <text:p>"mit der Berichterstattung von SPON unzufrieden sind. Sie begründen es leider nicht. Und um aufTrump zu kommen, der steht seit langem mit derWahrheit auf Kriegsfuss. Da er negative Meldungenüber sich nicht objektiv und schlüssig widerlegen kann, denunziert er diese als ""Fake News"", alsoerfundene, konstruierte Neuigkeiten. Mit dieser simplen, dummen und leicht zudurchschauenden Rethorik meint er Schadenvon sich abwenden zu können. Zu dieser dummdreisten Masche zählen natürlich auchConways ""alternative Fakten""! Dass es hier im Forum tatsächlich Leute gibt,die auf Trumps lächerliches, substanzloses Gequatsche hereinfallen, ist schon bedenklich!"</text:p>
          </table:table-cell>
          <table:table-cell office:value-type="string" calcext:value-type="string">
            <text:p>"are dissatisfied with SPON reporting. Unfortunately they do not justify it. And to get to Trump, it has long been true to war. Since he can not objectively and conclusively refute negative messages about himself, he denounces them as ""fake news"", so invented, constructed news. With this simple, stupid and easy-to-see rethoric, he means to be able to avert harm from himself. Of course, Conway's ""alternative facts"" are also part of this stupid trick! That there really are people here in the forum who fall for Trump's ridiculous, insubstantial gossip, is already questionable!"</text:p>
          </table:table-cell>
          <table:table-cell office:value-type="string" calcext:value-type="string">
            <text:p>negative</text:p>
          </table:table-cell>
          <table:table-cell table:number-columns-repeated="1021"/>
        </table:table-row>
        <table:table-row table:style-name="ro21">
          <table:table-cell office:value-type="string" calcext:value-type="string">
            <text:p>"Obama war vor seiner Amtszeit als Präsident immerhin schon US-Senator. Als ""keine Erfahrung"" würde ich das nicht bezeichnen. Außerdem ist Obama ein kluger und gebildeter Mann, der über genügend Selbstreflektion verfügt um zu wissen, was seine Grenzen sind. Was Winfrey angeht: Beliebt zu sein ist keine ausreichende Grundlage für ein hohes Staatsamt. Beliebtheit ist sicher nützlich, aber der Kandidat muss auch Wissen, Erfahrung und den richtigen Charakter mitbringen. Jemanden ohne jede Politikerfahrung in das höchste Staatsamt zu setzen halte ich für eine sehr dumme Idee und der derzeitige Amtsinhaber beweist jeden Tag warum es eine dumme Idee ist."</text:p>
          </table:table-cell>
          <table:table-cell office:value-type="string" calcext:value-type="string">
            <text:p>"Obama was already a US Senator before his term as President. I would not call that a ""no experience"". In addition, Obama is a smart and educated man who has enough self-reflection to know what his limits are. As far as Winfrey is concerned, being popular is not a sufficient basis for a high state office. Popularity is certainly useful, but the candidate must also have knowledge, experience and the right character. To put someone without any political experience in the highest state office I consider a very stupid idea and the current incumbent proves every day why it is a stupid idea."</text:p>
          </table:table-cell>
          <table:table-cell office:value-type="string" calcext:value-type="string">
            <text:p>negative</text:p>
          </table:table-cell>
          <table:table-cell table:number-columns-repeated="1021"/>
        </table:table-row>
        <table:table-row table:style-name="ro1">
          <table:table-cell office:value-type="string" calcext:value-type="string">
            <text:p>Hmh. Was haben denn die Republikaner 8 Jahre lang bei Obama gemacht. U. a. mit Unterstützung des jetzigen Präsidenten, dem nicht zu dumm war, um gegen den amtierenden Präsidenten Stimmung zu machen: Er sei nicht in den USA geboren, er spiele zuviel Golf, seine Reisen würden zuviel kosten, etc. Es ist immer wieder interessant, dass das Gedächtnis der Trump-Fans ungefähr von 12 Uhr bist Mittags reicht. Andererseits erklärt das natürlich sehr schön, weshalb Trump in ihren Augen machen kann, was er will, inbesondere das Gegenteil von dem, was er vorher gesagt hat.</text:p>
          </table:table-cell>
          <table:table-cell office:value-type="string" calcext:value-type="string">
            <text:p>HMH. What did the Republicans do to Obama for 8 years? U. a. With the support of the current president, who was not too stupid to humor the incumbent president: he was not born in the US, he plays too much golf, his travels cost too much, etc. It is always interesting to see that Memory of the Trump fans is about 12 noon lunchtime. On the other hand, it explains very well why Trump can do what he wants in her eyes, especially the opposite of what he said earlier.</text:p>
          </table:table-cell>
          <table:table-cell office:value-type="string" calcext:value-type="string">
            <text:p>negative</text:p>
          </table:table-cell>
          <table:table-cell table:number-columns-repeated="1021"/>
        </table:table-row>
        <table:table-row table:style-name="ro7">
          <table:table-cell office:value-type="string" calcext:value-type="string">
            <text:p>"Nee Du...wie kannst Du nur Dich in eine solche Falle begeben? Warum machst Du nur Werbung für die GroKo? Du wolltest doch Anfangs keine Koalition? Benimmst Dich jetzt wie Zick-Zack Gabriel. Oder hatte Gabriel mit der Wahl des Bundespräsidenten eine interne Verabredung mit Merkel? Es hat den Anschein, als ob die Genossen ziemlich karrieregeil sind. Was für eine Schande! Bei der nächsten Bundestagswahl wird die SPD bei 15% landen, wenn die so weitermacht. An Schulz stelle hätte ich einfach keine Werbung für die Groko gemacht. Einfach mal gesagt:"" Leute, das sind die Sondierungsergebnisse. Ich bin neutral bis skeptisch. Wenn ihr die Groko wollt, dann werde ich mich wehement dafür einstetzen. Wenn nicht, dann ist auch gut. Dann eben nicht."" Jetzt ist die SPD in die Merkel Falle gegangen. Man wird sie für das Scheitern verantworlich machen. Und CSU und CDU werden sich auf ihre Kosten profilieren. Mehr noch: Wahrscheinlich wird die SPD dann ohne Kanzlerkandidat da stehen. Junge, Junge...wie dumm muss man sein?"</text:p>
          </table:table-cell>
          <table:table-cell office:value-type="string" calcext:value-type="string">
            <text:p>"Nah ... how can you just put yourself in such a trap? Why are you just promoting the GroKo? You did not want a coalition in the beginning? Act now like zig-zag Gabriel. Or had Gabriel with the election of the Federal President an internal appointment with Merkel? It seems as if the comrades are quite career-hungry. What a shame! At the next general election, the SPD will land at 15%, if this continues. At school, I would not have advertised Groko. I'm neutral to skeptical, if you want the Groko, I'll hurt myself for it, if not then it's good, then not. "" Now the SPD has gone into the Merkel trap. They will be responsible for the failure. And CSU and CDU will profile themselves at their expense. Even more: Probably the SPD will then stand there without Chancellor candidate. Boy, boy ... how stupid do you have to be?"</text:p>
          </table:table-cell>
          <table:table-cell office:value-type="string" calcext:value-type="string">
            <text:p>negative</text:p>
          </table:table-cell>
          <table:table-cell table:number-columns-repeated="1021"/>
        </table:table-row>
        <table:table-row table:style-name="ro4">
          <table:table-cell office:value-type="string" calcext:value-type="string">
            <text:p>Das kann durchaus geschehen, dass viele ehemalige SPDler zur CDU gehen. Martin Schulz hat erneut einen großen Fehler gemacht. Die SPD kann sich jetzt nur noch in die große Koalition als Gehilfe der CDU flüchten. Der große Fehler war es, nach der Festlegung für die Opposition, wieder umzuschwenken und nach dem Jamaika-Scheitern aus einem dummen Gefühl des Pflichtbewusstseins oder was auch immer, doch wieder in Verhandlungen zu gehen. Das konnte der SPD nur noch mehr schaden. Das war Martin Schulzs letzter Fehler, er kann nur noch zurück nach Europa, was er vermutlich auch erleichtert tun wird. Sehr schade.</text:p>
          </table:table-cell>
          <table:table-cell office:value-type="string" calcext:value-type="string">
            <text:p>This can happen that many former SPDler go to the CDU. Martin Schulz once again made a big mistake. The SPD can now only flee into the grand coalition as an assistant of the CDU. The big mistake, after settling for the opposition, was to turn around again and after Jamaica's failure, out of a stupid sense of duty or whatever, yet again to go into negotiations. That could only hurt the SPD more. That was Martin Schulz's last mistake, he can only go back to Europe, which he probably will relieve. A pity.</text:p>
          </table:table-cell>
          <table:table-cell office:value-type="string" calcext:value-type="string">
            <text:p>negative</text:p>
          </table:table-cell>
          <table:table-cell table:number-columns-repeated="1021"/>
        </table:table-row>
        <table:table-row table:style-name="ro33">
          <table:table-cell office:value-type="string" calcext:value-type="string">
            <text:p>"ich war für die groko, weil ich die totale lähmung der politik, das reine geschäftsführen als beste aller welten für den bürger ansehe. nun sehe ich mit entsetzen, wieviel politmurks, ""designed by spd"" sich bereits bei den vorsondierungen ankündigt ... und wieviel verdummung von steuergeld und gängelung der leistungsträger. schluss damit - ich bin nun auch für neuwahlen. einfach deshalb weil dies die beste möglichkeit ist, die sozialdemokratie in genau jene 15% bedeutungslosigkeit zu schicken, die ihr in unserer postindustriellen gesellschaft zusteht. sollen sie wieder mit oskar fusionieren, trittin reanimieren, tag und nacht bedauern, dass sie kanzler vom schlage eines schmidt oder schröder hatten, mir egal. ach die adf könnte von neuwahlen noch mehr profitieren? ja und? dass könnt ihr dann 40 jahre lang diesem milchbübchen von den jusos tag und nacht vorhalten."</text:p>
          </table:table-cell>
          <table:table-cell office:value-type="string" calcext:value-type="string">
            <text:p>"I was for the Groko, because I consider the total paralysis of politics, pure business management as the best of all worlds for the citizen. Now I see with horror, how many politmurks, ""designed by spd"" already announces itself at the preliminary soundings ... and how much dumbing down of taxpayers and gagging of the service providers. finish with it - I am now also for new elections. simply because this is the best way to send social democracy into the very same 15% meaninglessness it has in our post-industrial society. should they merge with oskar again, kickin reanimate, day and night regret that they had chancellors from the hit of a schmidt or schröder, I do not care. oh the adf could benefit even more from new elections? Yes and? that you can hold this little milk jug from the jusos day and night for 40 years."</text:p>
          </table:table-cell>
          <table:table-cell office:value-type="string" calcext:value-type="string">
            <text:p>negative</text:p>
          </table:table-cell>
          <table:table-cell table:number-columns-repeated="1021"/>
        </table:table-row>
        <table:table-row table:style-name="ro62">
          <table:table-cell office:value-type="string" calcext:value-type="string">
            <text:p>"Die Kontrolle und der Schutz der Außengrenzen ist wichtig. Wohin Kontrollverlust führt, hat die Massenimmigration Ende 2015 und 2016 gezeigt. Der Bevölkerungsüberdruck, krisenhafte Entwicklungen und Versorgungsprobleme werden für andauernden Migrationsdruck sorgen, der sich via Asylreht einen Weg in die EU sucht. Relevant wird in dem Zusammenhang allerdings auch die Neuverhandlung bzw. Reform der Dublin-Regeln in der EU sein, die gegenwärtig läuft. Ich bin erstaunt, wie wenig dies momentan noch thematisiert wird. Denn aufgrund der vorgesehenen künftigen Regelungen (wonach Asyl-/Prüfungsverfahren auch in dem Land durchzuführen sind, in dem bereits persönliche Anknüfpungspunkte eines Migranten bestehen, mit sehr weit gefasstem ""Angehörigen""-Begriff) ist klar, in welchen Ländern künftig die Zuzugszahlen wieder steigen werden. In D, A, DK und S, nämlich genau denjenigen EU-Mitgliedsländern, die ""dummerweise"" bisher schon relativ viele Migranten via Asylrecht aufnahmen. Das muss man scharf im Blick behalten, gerade in Deutschland und Österreich."</text:p>
          </table:table-cell>
          <table:table-cell office:value-type="string" calcext:value-type="string">
            <text:p>"The control and protection of external borders is important. Where control loss leads, the mass immigration in late 2015 and 2016 showed. The population overcrowding, crisis developments and supply problems will cause persistent migratory pressure seeking asylum on the way to the EU. However, the renegotiation or reform of Dublin rules in the EU, which is currently under way, will be relevant in this context. I am amazed at how little this is currently being addressed. Because of the planned future regulations (according to which asylum / examination proceedings are also to be carried out in the country in which personal ties of a migrant already exist, with a very broad ""relatives"" concept), it is clear in which countries in the future the number of arrivals will rise again , In D, A, DK and S, precisely those EU member states that ""stupidly"" have already received relatively large numbers of migrants via asylum law. You have to keep an eye on this, especially in Germany and Austria."</text:p>
          </table:table-cell>
          <table:table-cell office:value-type="string" calcext:value-type="string">
            <text:p>negative</text:p>
          </table:table-cell>
          <table:table-cell table:number-columns-repeated="1021"/>
        </table:table-row>
        <table:table-row table:style-name="ro48">
          <table:table-cell office:value-type="string" calcext:value-type="string">
            <text:p>Dieser Award ist nur für diejenigen welche sich spektakulär aus dem genetischen Pool der Menschheit mit Ihrem Ableben entfernen. Bannon lebt noch und stirbt bestimmt nicht durch eigene dummheit eines seltsamen Todes.</text:p>
          </table:table-cell>
          <table:table-cell office:value-type="string" calcext:value-type="string">
            <text:p>This award is only for those who are spectacularly removed from the genetic pool of humanity with their demise. Bannon is still alive and will not die by his own stupidity of a strange death.</text:p>
          </table:table-cell>
          <table:table-cell office:value-type="string" calcext:value-type="string">
            <text:p>negative</text:p>
          </table:table-cell>
          <table:table-cell table:number-columns-repeated="1021"/>
        </table:table-row>
        <table:table-row table:style-name="ro29">
          <table:table-cell office:value-type="string" calcext:value-type="string">
            <text:p>"Zitat: ""Diese Rhetorik halte ich für völlig fehl am Platz"" Huch, ich dachte, dieser Satz sei der meistgedachte Satz zu Auftritten von Stegner und Nahles? Keine Sorge Herr Schulz, wenn es mit der GroKo jetzt dumm läuft, Sie haben noch Chancen. Denken Sie einfach an ihren Parteifreund Kurt Beck ""Waschen und rasieren, dann kriegen Sie auch einen Job"""</text:p>
          </table:table-cell>
          <table:table-cell office:value-type="string" calcext:value-type="string">
            <text:p>"Quote: ""This rhetoric I think is completely out of place"" Huch, I thought this sentence was the most important sentence to performances by Stegner and Nahles? Do not worry, Mr Schulz, if the GroKo is stupid now, you still have a chance. Just think of her party colleague Kurt Beck ""Wash and shave, then you'll get a job"""</text:p>
          </table:table-cell>
          <table:table-cell office:value-type="string" calcext:value-type="string">
            <text:p>negative</text:p>
          </table:table-cell>
          <table:table-cell table:number-columns-repeated="1021"/>
        </table:table-row>
        <table:table-row table:style-name="ro18">
          <table:table-cell office:value-type="string" calcext:value-type="string">
            <text:p>SUPER Idee, daran hat bestimmt noch niemand in Berlin gedacht. CDU-SPD-Grüne, das macht echt Sinn, da könnte was gescheites heraus kommen. Schreibe doch der Merkel diesen Vorschlag! Ich denke sie macht da mit nach all den Erniedrigungen von der CSU, welche sie erleiden musste. UND die CSU wird in die Wüste geschickt , mit all den Dummschwätzer in dieser Partei! Ich komme aus Bayern und werde schon im Herbst versuchen diese dumme Partei in die Wüste zu schicken.</text:p>
          </table:table-cell>
          <table:table-cell office:value-type="string" calcext:value-type="string">
            <text:p>Great idea, no one has ever thought of it in Berlin. CDU-SPD-Green, that makes really sense, because what could be clever come out. Write the Merkel this proposal! I think she's up there after all the humiliation from the CSU she suffered. AND the CSU is sent to the desert, with all the stupid babblers in this party! I'm from Bavaria and will try in the fall to send this stupid party in the desert.</text:p>
          </table:table-cell>
          <table:table-cell office:value-type="string" calcext:value-type="string">
            <text:p>negative</text:p>
          </table:table-cell>
          <table:table-cell table:number-columns-repeated="1021"/>
        </table:table-row>
        <table:table-row table:style-name="ro9">
          <table:table-cell office:value-type="string" calcext:value-type="string">
            <text:p>"Wenn Dobrindt nur nicht so ein unfähiger Dampfplauderer wäre, dann müsste ich über manche seiner Sprüche Richtung SPD ja schon ziemlich lachen. Verdient haben es die Genossen mit ihrer unsäglichen Rumeierei frei nach der Devise ""was geht mich mein saudummes Geschwätz von gestern an"". Und wenn ausgerechnet die Giftspritze des hohen Nordens namens Stegner sich beschwert, dann weiß man, dass es den Richtigen getroffen hat. Denn gerade der läßt ja sonst keine Gemeinheit und Provokation aus. Blöd nur, dass ausgerechnet Dobrindt diese Sprüche loslässt - also der, der wegen erwiesener Inkompetenz in allen Belangen besser ganz weit hinten sitzen und den Schnabel halten müsste. Bleibt also nur zu wünschen, dass die GroKo doch noch an uns vorübergehen möge."</text:p>
          </table:table-cell>
          <table:table-cell office:value-type="string" calcext:value-type="string">
            <text:p>"If Dobrindt just would not be such an incapable Dampfplauderer, then I would have to laugh about some of his sayings SPD already pretty. It earned the comrades with their unspeakable Rumeiere freely following the motto ""what is my silly gossip about yesterday"". And if just the lethal injection of the high north called Stegner complains, then you know that it has hit the right person. For that alone does not leave out any meanness or provocation. Dumb just that just Dobrindt let go of these sayings - so the better seated because of proven incompetence in all respects far back and should hold the beak. So it only remains to wish that the GroKo still pass us by."</text:p>
          </table:table-cell>
          <table:table-cell office:value-type="string" calcext:value-type="string">
            <text:p>negative</text:p>
          </table:table-cell>
          <table:table-cell table:number-columns-repeated="1021"/>
        </table:table-row>
        <table:table-row table:style-name="ro15">
          <table:table-cell office:value-type="string" calcext:value-type="string">
            <text:p>geht in die GroKo und ihr werdet sehen, es wird knapp, die Grünen, AFD und FDP auf Distanz zu halten! 2001 habe ich genau diese Szenario vorhergesagt, als man absehen konnte, was für eine Schande die Agenda 2010 vom Maschmeier Freund ist, die hälfte eurer Mitglieder sind futsch und noch viel mehr Wähler. Wie dumm kann man sein? Da aber leider euer spitzen Personal nur auf Posten schielt, wird Richtung Keller wohl noch so einiges gehen! Als SPD-Mitglied=GENOSSE hätte ich schon lange einen Hals, zum Glück bin auch ich vor 17 Jahren aus der SPD ausgetreten, nach fast 40 Jahren! Leider hat diese SPD mit Sozialdemokratie nichts mehr zu tun! Bürgerversicherung? Reichen Steuer? NEIN, dafür eine fette Garantie-Rente von 800 Euro! ;-) Wer von euch da oben in der SPD möchte mal zum Spaß ein Jahr mit 800Euro im Monat Leben? WER? Liebe SPD, das was von euch übrig ist, ist eine Schande!</text:p>
          </table:table-cell>
          <table:table-cell office:value-type="string" calcext:value-type="string">
            <text:p>go into the GroKo and you will see, it will be scarce to keep the Greens, AFD and FDP at a distance! In 2001, I predicted exactly these scenarios, when you could see what a shame the Agenda 2010 from Maschmeier friend is, half of your members are gone and many more voters. How dumb can someone be? But unfortunately because your sharp staff only switched to sentries, the direction of the basement is probably going to be quite a bit! As a member of the SPD = GENOSIS I would have had a long time, fortunately I also quit the SPD 17 years ago, after almost 40 years! Unfortunately, this SPD has nothing to do with social democracy! Citizens Insurance? Are there enough taxes? NO, but a fat guarantee pension of 800 euros! ;-) Who of you up there in the SPD would like to live for a year with 800 Euro per month? WHO? Dear SPD, what's left of you is a shame!</text:p>
          </table:table-cell>
          <table:table-cell office:value-type="string" calcext:value-type="string">
            <text:p>negative</text:p>
          </table:table-cell>
          <table:table-cell table:number-columns-repeated="1021"/>
        </table:table-row>
        <table:table-row table:style-name="ro7">
          <table:table-cell office:value-type="string" calcext:value-type="string">
            <text:p>Die Position ist doch eindeutig. Die SPD will keine GroKo und braucht auch absolut gar nichts von der Union. Will die Union an der gescheiterten Merkel festhalten, dann ist sie auf Gnade und Barmherzigkeit auf die SPD angewiesen. Sonst ist Merkel politisch Tod. Sie ist bei möglichen Neuwahlen keine Option mehr, ebensowenig wie ihre vielen Schleimspur Kriecher. Also steht die Union bei Neuwahlen nackt da und geht dem Desaster entgegen. Die SPD wollte eh in die Opposition und wenn sie bei Neuwahlen noch etwas verliert, damit kann sie leben. Die Dummschwätzer der Union verringern jeden Tag die Chancen für Desaster Merkel, sind aber zu dumm die einfachen Fakten zu begreifen. Merkel macht die jämmerlichste und wird gerade zur tragischen Figur. Ohne Autorität, ohne Plan und ohne Perspektive ist sie zum Spielball geworden. Starr vor Angst ist die Merkel unter den Teppich gekrochen und traut sich nicht auch nur ein Wort zu sagen. Die Union geht einem grandiosen Desaster entgegen ohnecjede auch nur ansatzweise verstanden zu haben.</text:p>
          </table:table-cell>
          <table:table-cell office:value-type="string" calcext:value-type="string">
            <text:p>The position is clear. The SPD does not want GroKo and needs absolutely nothing from the Union. If the Union wants to hold on to the failed Merkel, then it relies on grace and mercy on the SPD. Otherwise, Merkel is politically dead. She is no option in possible new elections, any more than her many slime track creepers. So the Union stands naked in new elections and faces the disaster. The SPD wanted anyway in the opposition and if she loses something in new elections, so they can live. The stupid blabbers of the Union reduce the chances of disaster Merkel every day, but are too stupid to grasp the simple facts. Merkel makes the most miserable and becomes a tragic figure. Without authority, without a plan and without perspective, it has become a plaything. Starr with fear, Merkel has crawled under the carpet and does not dare to say a word. The Union is facing a terrific disaster without any understanding of it.</text:p>
          </table:table-cell>
          <table:table-cell office:value-type="string" calcext:value-type="string">
            <text:p>negative</text:p>
          </table:table-cell>
          <table:table-cell table:number-columns-repeated="1021"/>
        </table:table-row>
        <table:table-row table:style-name="ro29">
          <table:table-cell office:value-type="string" calcext:value-type="string">
            <text:p>Wie dumm ist dieser Mann, das er meint mit seinen ÄUßERUNGEN Die Äußerungen von Hr.Dobrindt sind wirklich optimal einen Koalitionspartner zu gewinnen. .Wer ist Hr. Dorbrindt so zu agieren. Ich finde es peinlich das so ein hiirnloser Mensch Minister der Bundesrepublik Deutschland ist.Wenn das die Qualität deutscher Volksvertreter ist kann ich nur sagen armes Deutschland .</text:p>
          </table:table-cell>
          <table:table-cell office:value-type="string" calcext:value-type="string">
            <text:p>How stupid is this man he means with his OVERCOMINGS The words of Mr.Dobrindt are really ideal to win a coalition partner. Who is Mr. Dorbrindt to act like that. I find it embarrassing that such a brainless Minister of the Federal Republic of Germany is. If that is the quality of German people's representatives, I can only say poor Germany.</text:p>
          </table:table-cell>
          <table:table-cell office:value-type="string" calcext:value-type="string">
            <text:p>negative</text:p>
          </table:table-cell>
          <table:table-cell table:number-columns-repeated="1021"/>
        </table:table-row>
        <table:table-row table:style-name="ro39">
          <table:table-cell office:value-type="string" calcext:value-type="string">
            <text:p>Wie man es auch dreht und wendet. Ja, die SPD könnte sich eigentlich schon zurücklehnen und propagandistisch ihre Erfolge in der Sondierung herausstellen. Mehr sozialdemokratisch geht nicht. Aber die Zeiten sind andere heute verglichen mit der vorherigen Großen Koalition. Die Kanzlerin, bei allem Respekt, nur noch ein abgehalftertes, müdes Zerrbild ihrer selbst. Mit Knallfroschpolitikern wie Dobrindt, der schon als Verkehrsminister....... Und jetzt nur dumm rumsticheln kann. Eigentlich müsste nur die vergeigte Jamaika-Blase täglich in Bild und Ton wiederholt werden, um zu begreifen, was wir Deutschen an einer neuen GroKo Gutes hätten. In Zeiten wie diesen macht eine handlungsfähige Regierung mit breiter Parlamentsmehrheit Sinn. Frage nur, ob die beiden Unionsparteien noch ausreichend handlungsfähig sind.</text:p>
          </table:table-cell>
          <table:table-cell office:value-type="string" calcext:value-type="string">
            <text:p>How to turn it and turn it. Yes, the SPD could actually sit back and propagandistically highlight its successes in the probe. More social democratic is not possible. But times are different today compared to the previous Grand Coalition. The Chancellor, with all due respect, only a abgehalftertes, weary caricature of their own. With bang-firing politicians like Dobrindt, who can already mess around as Minister of Transport ....... And now only stupid. Actually, only the spoiled Jamaica bubble would have to be repeated daily in image and sound to understand what we Germans would have good at a new GroKo. In times like these, a viable government with a broad parliamentary majority makes sense. Only question whether the two union parties are still sufficiently capable of action.</text:p>
          </table:table-cell>
          <table:table-cell office:value-type="string" calcext:value-type="string">
            <text:p>negative</text:p>
          </table:table-cell>
          <table:table-cell table:number-columns-repeated="1021"/>
        </table:table-row>
        <table:table-row table:style-name="ro55">
          <table:table-cell office:value-type="string" calcext:value-type="string">
            <text:p>Wie wäre es, wenn die anderen Parteien einfach mal eine Politik machen würden, die undemokratische Auswüchse (die es leider immer gibt) so klein hält, dass sie irrelevant ist? Aber es ist ja einfacher, mal die Spielregeln im Buddelkasten zu ändern und dem Neuen, der einem nicht passt (und der auch tatsächlich ein bisschen aggressiv auftritt), die Buddelförmchen zu verweigern, als dafür zu sorgen, dass das Umfeld schöner wird. Sich ein wenig über den bösen, bösen Neuen zu erregen, ist nämlich erheblich einfacher, als vernünftig zu arbeiten. Der AfD durch Änderung bisheriger Gepflogenheiten das Mitspielen zu verbieten, mag rechtens sein, keine Frage. Aber es hat nichts mit einer wehrhaften Demokratie zu tun. Schon als die Grünen aufkamen, wurde Ähnliches von der SPD / CDU / FDP versucht. Als die Linke aufkam, gab es ebensolche Unternehmungen. Niemals führte dies zu einer Schwächung des politischen Gegners oder zu einer Abnahme der Wählermenge dieser neuen Parteien. Nein, einen politischen Gegner kann man nur dadurch kleinhalten, indem man eine vernünftige Politik anbietet, die auch die enttäuschten Wähler von solchen Gruppierungen abzieht. Das Klein-Klein im Postengeschachere wirkt nur abstoßend (auch auf mich, der bislang niemals die Linke oder die AfD gewählt hat) und wird die AfD nicht ansatzweise schwächen. Eine wehrhafte Demokratie ist nicht stark, indem Posten verschoben, sondern indem den Bürgern nachvollziehbare Lösungen angeboten werden. So eine Gewohnheitsregeländerung zu diesem Zeitpunkt wird allein ein Erfolg für die AfD sein. Klever gemacht von der Frau Weidel, darauf schon einmal hinzuweisen. Wenn die anderen Parteien ihr auf den Leim gehen (was sie wohl werden), sind sie einfach zu dumm. So kann nämlich die AfD wieder die Opferrolle spielen und muss ihrerseits keine wirklichen politischen Konzepte anbieten als größte mögliche Oppositionspartei. Auf dieses Spielfeld sollten sich die anderen Parteien nicht begeben. Sie werden dort nämlich verlieren.</text:p>
          </table:table-cell>
          <table:table-cell office:value-type="string" calcext:value-type="string">
            <text:p>How about the other parties just doing a policy that keeps the undemocratic excesses (which unfortunately are always there) so small that it is irrelevant? But it is easier to change the rules of the game in the sandbox and the new one who does not suit you (and who is actually a bit aggressive) to refuse the buddle-marks, rather than making the environment more beautiful. To get a little bit upset about the evil and evil new is much easier than working rationally. The AfD by changing previous practices to ban playing games, may be lawful, no question. But it has nothing to do with defensive democracy. Even as the Greens came up, something similar was attempted by the SPD / CDU / FDP. When the left came up, there were just such things. This has never led to a weakening of the political opponent or to a decrease in the number of voters of these new parties. No, a political opponent can only be kept small by offering a sensible policy that also detracts the disappointed voters from such groups. The small-Klein in Postengeschachere looks only repugnant (even on me, who has never chosen the left or the AfD) and will not weaken the AfD rudimentary. A defensive democracy is not strong in postponing posts, but in offering citizens understandable solutions. So a habitual rule change at this time will alone be a success for the AfD. Klever made by the woman Weidel, to point out before. If the other parties are going to glue her (which they are) they are just too stupid. Namely, the AfD can once again play the role of victim and must in turn offer no real political concepts as the largest possible opposition party. On this playing field, the other parties should not go. They will lose there.</text:p>
          </table:table-cell>
          <table:table-cell office:value-type="string" calcext:value-type="string">
            <text:p>negative</text:p>
          </table:table-cell>
          <table:table-cell table:number-columns-repeated="1021"/>
        </table:table-row>
        <table:table-row table:style-name="ro39">
          <table:table-cell office:value-type="string" calcext:value-type="string">
            <text:p>"Wenn ich das richtig verstanden hatte, dann waren die Sondierungsgespräche doch dafür gedacht, herauszufinden, ob man in Koalitionsgespräche treten will?! Ich interpretiere das so, dass mit dieser Sondierung somit kein gemeinsames Regierungsprogramm verabschiedet wurde, sondern nur geschaut wurde, ob man denn überhaupt mit einander arbeiten will... Das jetzt hier die üblichen Unions-Spezialisten wieder dumme Sprüche klopfen war ja schon irgendwie klar. Man bekommt aber immer mehr den Eindruck, dass diese Großmuftis am liebsten Volk, Parteibasis und hinterfragende Gesellschaft abschaffen würden und ihre Position für immer zementieren wollen. Ich könnt mich über diese Sichtweise ständig echauffieren... @Dobrint: Liebe Grüße von einem ""Zwerg"""</text:p>
          </table:table-cell>
          <table:table-cell office:value-type="string" calcext:value-type="string">
            <text:p>"If I had understood correctly, then the exploratory talks were meant to find out if you want to enter into coalition talks? I interpret it so that with this probing thus no common government program was passed, but only looked, if you want to work with each other at all ... The now here the usual union specialists again stupid sayings was already somehow clear. But one gets more and more the impression that these grand mufti would like to abolish people, party base and questioning society and want to cement their position forever. I can constantly echauffieren about this point of view ... @ Dobrint: Greetings from a ""dwarf"""</text:p>
          </table:table-cell>
          <table:table-cell office:value-type="string" calcext:value-type="string">
            <text:p>negative</text:p>
          </table:table-cell>
          <table:table-cell table:number-columns-repeated="1021"/>
        </table:table-row>
        <table:table-row table:style-name="ro7">
          <table:table-cell office:value-type="string" calcext:value-type="string">
            <text:p>Die dummen Sprüche kamen von der SPD - und das obwohl wie Sie richtig sagen 'man nur geschaut hat ob man miteinander arbeiten kann'. Aber genau das ist die Basis dafür. Und die kann man nicht nach Abschluss der Sondierungen ändern - diese Basis muss jetzt dem SPD Parteitag vorgelegt werden, der stimmt darüber ab. Wird der Auftrag erteilt zu verhandeln, dann wird verhandelt. Das ist so als ob Sie sich mit dem Klempner auf einen Etat zwischen 10 und 15 Tausend Euro für die Renovierung des Badezimmers einigen - abhängig von Material und Dauer der Verbauung, das muss noch im Detail verhandelt werden. Plötzlich kommt Ihre Frau und sagt 'Ne, wir zahlen höchstens 8 Tausend' und Ihr Sohn will ne Massagedusche und und und. Das funktioniert nicht - aber nichts anderes machen Teile der SPD jetzt. Die Basis 'mindestens dies und höchstens das' steht. In dem Rahmen verhandelt man. Wer sich während der Sondierungsgespräche NICHT gemeldet hat, der kann jetzt auch die Klappe halten und braucht nicht aus reiner PR zu maulen.</text:p>
          </table:table-cell>
          <table:table-cell office:value-type="string" calcext:value-type="string">
            <text:p>The stupid sayings came from the SPD - and although you correctly say 'you only looked at whether you can work together'. But that's exactly the basis for it. And you can not change after the end of the soundings - this base must now be submitted to the SPD party congress, which votes on it. If the order is given to negotiate, then it is negotiated. It is as if you agree with the plumber on a budget between 10 and 15 thousand euros for the renovation of the bathroom - depending on the material and duration of the installation, this must be negotiated in detail. Suddenly your wife comes and says 'No, we pay no more than 8 thousand' and your son wants a massage shower and and and. That does not work - but nothing else do parts of the SPD now. The basis is 'at least this and at most that'. In the framework one negotiates. Anyone who has NOT reported during the exploratory talks, who can now shut up and does not need to complain of pure PR.</text:p>
          </table:table-cell>
          <table:table-cell office:value-type="string" calcext:value-type="string">
            <text:p>negative</text:p>
          </table:table-cell>
          <table:table-cell table:number-columns-repeated="1021"/>
        </table:table-row>
        <table:table-row table:style-name="ro16">
          <table:table-cell office:value-type="string" calcext:value-type="string">
            <text:p>"Sie haben sich eine Woche Zeit genommen. Wo ist das Problem? Vergleichen Sie das mal mit den Jamaica-Sondierungen? ""Flaschen"". Was soll dieses dumme Gequatsche. Wenn Sie in ihrem Kegelverein einen Wochenendausflug planen, möchte ich mal wissen, wieviel Zeit Sie mit der Planung zubringen. Dummes Gelaber."</text:p>
          </table:table-cell>
          <table:table-cell office:value-type="string" calcext:value-type="string">
            <text:p>"They took a week off. Where is the problem? Compare that to the Jamaica soundings? ""Bottles"". What's this stupid talk about? If you are planning a weekend trip in your bowling club, I would like to know how much time you spend planning. Stupid blabber."</text:p>
          </table:table-cell>
          <table:table-cell office:value-type="string" calcext:value-type="string">
            <text:p>negative</text:p>
          </table:table-cell>
          <table:table-cell table:number-columns-repeated="1021"/>
        </table:table-row>
        <table:table-row table:style-name="ro27">
          <table:table-cell office:value-type="string" calcext:value-type="string">
            <text:p>Was so schlimm an Neuwahlen wäre? Ganz einfach. Erstens widersprächen diese dem Grundgesetz, zweitens wäre das ein fatales Zeichen. Weil den Gewählten das Wahlergebnis nicht passt, weil der dumme Wähler falsch gewählt wird, soll jetzt nochmal gewählt werden?! Nö.</text:p>
          </table:table-cell>
          <table:table-cell office:value-type="string" calcext:value-type="string">
            <text:p>What would be so bad about new elections? Very easily. First, these contradict the Basic Law, second, that would be a fatal sign. Because the elected people do not fit the election result, because the stupid voter is wrongly chosen, should now be elected again? Nope.</text:p>
          </table:table-cell>
          <table:table-cell office:value-type="string" calcext:value-type="string">
            <text:p>negative</text:p>
          </table:table-cell>
          <table:table-cell table:number-columns-repeated="1021"/>
        </table:table-row>
        <table:table-row table:style-name="ro7">
          <table:table-cell office:value-type="string" calcext:value-type="string">
            <text:p>Nahles passt besser zur CSU als zur SPD und jetzt macht Kauder Werbung für die SPD? (Studium der Germanistik und Politik - engagiert in der katholischen Kirche, lebt in der 4. Generation auf dem Bauernhof .. - klingt für mich wie CSU .. Sorry ..) Wenn sich mal alle da einsortieren würden wo sie auch hinpassen - vom inhaltlichen - hätten wir wieder klare Verhältnisse. CSU wäre wieder CSU und SPD wieder SPD und sozial und nicht klerikal .. daher Gro-K.O. und nicht GroKO - Nahles und Schulz bekommen ohnehin und ohne je zu arbeiten ordentlich Geld bis an ihr hoffentlich angenehmes Ende .. (im Gegensatz zu Menschen die bereits produziert haben und trotzdem sich Kosten für Bücher, Weiterbildung und Fahrt zur Ausbildungsstätte vom Mund absparen müssen .. die allgemeinen und dummen Bemerkungen über Arme sind halt mal meist trumpscher Natur - denn keiner ist freiwillig gerne arm ..) ein Ende des Konservatismus in der SPD wäre zu wünschen - sonst ist bald nichts mehr da was an (sozialen) Traditionen konserviert werden kann.</text:p>
          </table:table-cell>
          <table:table-cell office:value-type="string" calcext:value-type="string">
            <text:p>Nahles suits the CSU better than the SPD and now Kauder is promoting the SPD? (Studies in German Studies and Politics - engaged in the Catholic Church, lives in the 4th generation on the farm .. - sounds like CSU to me .. Sorry ..) If everyone would sort out there where they fit in - the content - We would have clear conditions again. CSU would again CSU and SPD again SPD and social and not clerical .. therefore Gro-K.O. and not GroKo - Nahles and Schulz get anyway and without ever working properly money until their hopefully pleasant end .. (in contrast to people who have already produced and still have to save costs for books, training and drive to the training center of the mouth. The general and stupid remarks about the poor are just sometimes trumps nature - because no one is voluntarily like poor ..) an end to conservatism in the SPD would be desirable - otherwise soon there is nothing that can be preserved in (social) traditions ,</text:p>
          </table:table-cell>
          <table:table-cell office:value-type="string" calcext:value-type="string">
            <text:p>negative</text:p>
          </table:table-cell>
          <table:table-cell table:number-columns-repeated="1021"/>
        </table:table-row>
        <table:table-row table:style-name="ro68">
          <table:table-cell office:value-type="string" calcext:value-type="string">
            <text:p>"Als eher konservativer Wähler wundere ich mich üebr das Ergebnis der Sondierungen und kann den Unmut in der SPD durchaus verstehen. Schon beim letzten Mal hat die SPD der Koalition nur mit Zähneknirschen zustimmen können - und das, obwohl einige zentrale SPD-Forderungen enthalten waren und auch umgesetzt wurde wie etwa der Mindestlohn oder die Rente mit 63. Einen solchen ""Leuchtturm"" für die SPD, den sie als Grund, die Koalition einzugehen auch der Basis verkaufen kann, sehe ich diesmal aber nicht. Wie soll man denn dann die Mitglieder überzeugen - zumal ein Martin Schulz, der noch vor drei Wochen das Gegenteil propagierte und im Wahlkampf glaubte ""mehr Gerechtigkeit"" sei das Hauptanliegen der Wähler. Auch meinte er noch vor Tagen, ein ""weiter so"" könne und dürfe es nicht geben. Ich sehe das nicht so, halte die Leistungen der GroKo für beachtenswert - auch wenn sicher auch weniger geglückte Projekte dabei waren: Die schwachsinnige Maut auf Seiten der Union, betrieben von der CSU wären da genauso negativ zu nennen wie die uns noch teuer zu stehen kommende Rente mit 63 und die total verbockte EEG-Novelle bei der SPD, die in wenigen Jahren die Energiewende vor die Wand laufen lassen wird. Aber ansonsten war vieles gut - und doch hat Schulz die GroKo nach der Wahl völlig ohne Not wie krachend gescheitert dargestellt. Wie will er nun eine Wiederauflage glaubwürdig vertreten, noch dazu mit einem Sonderungsergebnis welches eben doch für ein weitgehendes ""weiter so"" steht und dem es zudem an einem in der SPD mit Herzblut verfolgtem Thema mangelt? Es ist zu befürchten, dass die SPD-Basis das ablehnt und dann ist keinem geholfen. Auch so Sprüche wie der von Dobrindt (""Zwergenaufstand"") sind da wenig hilfreich und einfach nur dumm."</text:p>
          </table:table-cell>
          <table:table-cell office:value-type="string" calcext:value-type="string">
            <text:p>"As a rather conservative voter, I wonder about the result of the soundings and can quite understand the displeasure in the SPD. Already last time, the SPD could agree with the coalition only with gritted teeth - and that, although some central SPD demands were included and was also implemented such as the minimum wage or pension at 63. Such a ""beacon"" for the SPD, the but I do not see them as a reason to enter the coalition and to sell the base. How to convince the members then - especially a Martin Schulz, who three weeks ago propagated the opposite and in the election campaign believed ""more justice"" is the main concern of the voters. He also said days ago, a ""farther on"" could and should not exist. I do not think so, consider the achievements of the GroKo noteworthy - although certainly less successful projects were there: The feeble-minded toll on the part of the Union, operated by the CSU would be there to call as negative as the us still expensive to come Pension with 63 and the totally stunted EEG amendment at the SPD, which will run the energy turnaround in a few years in front of the wall. But otherwise, a lot was good - and yet Schulz has the GroKo after the election without any difficulty as crashing failed. How can he now credibly represent a reissue, even with a special result which is just after a long-term ""keep it up"" and which also lacks a pursued in the SPD heart and soul topic? It is to be feared that the SPD base refuses and then no one is helped. Even sayings like that of Dobrindt (""Dwarf Rebellion"") are unhelpful and just stupid."</text:p>
          </table:table-cell>
          <table:table-cell office:value-type="string" calcext:value-type="string">
            <text:p>negative</text:p>
          </table:table-cell>
          <table:table-cell table:number-columns-repeated="1021"/>
        </table:table-row>
        <table:table-row table:style-name="ro21">
          <table:table-cell office:value-type="string" calcext:value-type="string">
            <text:p>"Wo haben Sie denn gelebt, die letzten 20 Jahre? Was wir hier hatten, war Neoliberalismus pur. Eingeläutet durch den SPD-Mann Schröder mit seiner unsäglichen Agenda 2010, während gleichzeitig Unternehmens- und andere Steuern für seine Brioni-Freunde gesenkt wurden. Dazu dann noch die Riesterrente, damit sein Kumpel Maschmeyer sich dumm und dämlich verdienen konnte. Frau Merkel hat ja naht - und ""alternativlos"" da weiter gemacht, wo Schröder aufhören musste. Und was an der Berliner Politik ist denn wirtschaftsfeindlich? Und dann noch ""biodeutsch""? Meinen Sie großgewachsene Blonde? Oder wie soll man das verstehen?"</text:p>
          </table:table-cell>
          <table:table-cell office:value-type="string" calcext:value-type="string">
            <text:p>"Where did you live, the last 20 years? What we had here was pure neoliberalism. Joined by the SPD man Schröder with his unspeakable Agenda 2010, while simultaneously lowering corporate and other taxes for his Brioni friends. Then the Riesterrente, so that his buddy Maschmeyer could earn stupid and stupid. Mrs. Merkel has approached - and ""without alternative"" as further, where Schröder had to stop. And what about Berlin politics is anti-business? And then still ""biodeutsch""? Do you mean tall blonde? Or how should one understand that?"</text:p>
          </table:table-cell>
          <table:table-cell office:value-type="string" calcext:value-type="string">
            <text:p>negative</text:p>
          </table:table-cell>
          <table:table-cell table:number-columns-repeated="1021"/>
        </table:table-row>
        <table:table-row table:style-name="ro15">
          <table:table-cell office:value-type="string" calcext:value-type="string">
            <text:p>Herr Kurz vertritt auch weniger die Interessen Österreichs als nur seine eigene und die sind identisch mit der Merkelschen, nämlich nur Kanzler sein und alles andere machen die Höflinge und Untergebenen, in Deutschland sind das Altmeier, Kauder, Seibert, Tauber, übrigens wenn man sich die Koalitionsvereinbarung und die Ministeraufteilung in Wien anschaut, dann muß man auch davon ausgehen, daß der wirklich starke Mann in Österreich ein anderer ist, denn die FPÖ hat so ziemlich alle wichtigen Ministerien gefordert und bekommen, Herr Kurz ist also lediglich die Alibifigur des Herrn Strache und der Mann ist gemeingefährlich, ebenso seine FPÖ-Ministertruppe, siehe den Innenminister mit seiner Flüchtlings-Konzentrationslager-Idee, das war mit Sicherheit kein Ausrutscher, denn so dumm kann auch ein österreichischer Politiker nicht sein:-)</text:p>
          </table:table-cell>
          <table:table-cell office:value-type="string" calcext:value-type="string">
            <text:p>Mr. Kurz also represents less the interests of Austria than only his own and they are identical with the Merkelschen, namely only to be chancellor and everything else make the courtiers and subordinates, in Germany are the Altmeier, Kauder, Seibert, Tauber, by the way if you are the If you look at the coalition agreement and the division of ministers in Vienna, then you have to assume that the really strong man in Austria is different, because the FPÖ has demanded and received pretty much all the important ministries, so Mr Kurz is only the alibi of Mr Strache and the man is dangerous to his life, as well as his FPÖ ministerial troupe, see the Minister of the Interior with his refugee concentration camp idea, that was certainly no slip-up, because such an Austrian politician can not be so stupid :-)</text:p>
          </table:table-cell>
          <table:table-cell office:value-type="string" calcext:value-type="string">
            <text:p>negative</text:p>
          </table:table-cell>
          <table:table-cell table:number-columns-repeated="1021"/>
        </table:table-row>
        <table:table-row table:style-name="ro39">
          <table:table-cell office:value-type="string" calcext:value-type="string">
            <text:p>1. Bei Veröffentlichung des Sondierungsergebnisses meinte der GroKo- Skeptiker Schulz, das sei wunderbar. 2. Das gesamte Sondierungsteam der SPD findet das Ergebnis traumhaft. 3. Untersuchung der Hard facts: die CDU hat sich zu 80% durchgesetzt, rhetorische Brosamen gibt es für die SPD (ich habe den Schlusstext gelesen - siehe Tagesschau). 4. Schulz hatte in den letzten Tagen öffentlich bekannt, wird es nichts mit der GroKo, ist seine politische Karriere beendet - er war also auf Gedeih und Verderb darauf angewiesen, dass mit der CDU was zustande kommt. 5. Mit Schulz zeigt sich, wie personell dumm die SPD aufgestellt ist; er ist der maximale Loser. Das ist nicht Logik: ich bin davon überzeugt, dass die Mitgliederbefragung pro GroKo ausgehen wird, weil wer zählt, gewinnt!</text:p>
          </table:table-cell>
          <table:table-cell office:value-type="string" calcext:value-type="string">
            <text:p>1. When publishing the exploratory results, the GroKo skeptic Schulz said that was wonderful. 2. The entire exploratory team of the SPD finds the result fantastic. 3. Investigation of the hard facts: the CDU has prevailed to 80%, there are rhetorical crumbs for the SPD (I read the final text - see news). 4. Schulz had publicly known in recent days, it will be nothing with the GroKo, his political career is over - so he was reliant on prosperity on the fact that with the CDU what comes about. 5. Schulz shows how stupid the SPD is; he is the maximum loser. That's not logic: I'm convinced that the member survey per GroKo will go out, because whoever counts wins!</text:p>
          </table:table-cell>
          <table:table-cell office:value-type="string" calcext:value-type="string">
            <text:p>negative</text:p>
          </table:table-cell>
          <table:table-cell table:number-columns-repeated="1021"/>
        </table:table-row>
        <table:table-row table:style-name="ro19">
          <table:table-cell office:value-type="string" calcext:value-type="string">
            <text:p>"...kein Wähler der SPD gewesen sein um zu glauben das ein Herr Schulz die absolute Mehrheit erreichen könnte! Der Spruch ""ich will Bundeskanzler werden"" reicht wohl nicht dazu die Dummheit zu ""füttern"". Aber der SPD-Wähler war wieder einmal so dumm, dem Wahlprogramm der SPD und den markigen Sprüchen der SPD-Führung zu vertrauen. Nur, was soll jetzt von diesem Wahlprogramm noch umgesetzt werden - doch nur die Punkte, auf die sich auch die Jamaika-Unterhändler hätten einigen können - unter dem Strich also weiter wie bisher. Wenn man schon ""regieren will"", dann hat man auch seine eigenen Interessen DEUTLICH sichtbar in der Regierung wiederzufinden was aber doch ganz offensichtlich NICHT der Fall ist. Also ""so what..."" - da sollte sich die SPD-Basis doch eher die Aussage von Herrn Lindner die da lautet: ""Lieber nicht regieren als falsch."" zu Herzen nehmen ansonsten müsste Wohl der Wähler bei den nächsten Wahlen für die ""Auflösung"" der SPD sorgen!"</text:p>
          </table:table-cell>
          <table:table-cell office:value-type="string" calcext:value-type="string">
            <text:p>"... have not been a voter of the SPD to believe that a Mr. Schulz could achieve an absolute majority! The saying ""I want to become Chancellor"" is probably not enough to ""feed"" the stupidity. But the SPD voters were once again so stupid to trust the election program of the SPD and the pithy slogans of the SPD leadership. Only, what should be implemented by this election program now - but only the points on which the Jamaican negotiators could have agreed - the bottom line so as before. If one already ""wants to govern"", one has also to find his own interests clearly visible in the government, which is obviously NOT the case. So ""so what ..."" - as should the SPD base but rather the statement of Mr. Lindner there is: ""Better not to rule than wrong."" otherwise take the welfare of the voters in the next elections for the ""dissolution"" of the SPD care!"</text:p>
          </table:table-cell>
          <table:table-cell office:value-type="string" calcext:value-type="string">
            <text:p>negative</text:p>
          </table:table-cell>
          <table:table-cell table:number-columns-repeated="1021"/>
        </table:table-row>
        <table:table-row table:style-name="ro32">
          <table:table-cell office:value-type="string" calcext:value-type="string">
            <text:p>wir alle haben das Gefühl betrogen und beschissen zu werden, Ich habe jetzt zum 7. mal gewählt ergo bin ich ein ehemaliger DDR-Bürger, Was hat sich in den letzten 25 Jahren zum Vorteil der Bürger geändert? - es gibt Strom- Gas und Mineralölkartelle.....profitieren von Gesetzen welche von der Regierung beschlossen werden.........Zahlen tun das dumme Wahlvolk - Abwasser- Wasser- Müllverbände......egal welche Probleme.......Zahlen tut das letzte Glied in der Nahrungskette - in Schieflage geratene Banken........Zahlen tut das letzte Glied in der Nahrungskette, -bei jedem neuen Problem wird als erstes über Zusatzsteuern etc. nachgedacht - Fortschritte in der Gesundheitsversorgung der Bevölkerung??? - Zwangsmitgliedschaften....GEZ ..... kommentiere ich nicht weiter Das Einzige was funktioniert sind Erhöhung von Diäten und Beamtenbesoldungen! Und es gibt keinen der mir etwas Gegenteiliges schreiben kann. Um mit den Worten von Volker Pispers zu enden.......kannst Wählen was du willst.....ist alles nur Scheiße mit unterschiedlichen Gechmaksrichtungen!</text:p>
          </table:table-cell>
          <table:table-cell office:value-type="string" calcext:value-type="string">
            <text:p>we all have the feeling to be cheated and shitty, I have now voted for the 7th time ergo I am a former GDR citizen, What has changed in the last 25 years for the benefit of the citizens? - there are electricity gas and mineral oil welfare ..... benefit from laws which are decided by the government ......... numbers do the stupid electorate - sewage-water-garbage associations ...... no matter what Problems ....... Numbers does the last link in the food chain - banks in distress ........ numbers does the last link in the food chain, with each new problem is first about additional taxes, etc. Reflected - progress in health care of the population ??? - compulsory memberships .... GEZ ..... I do not comment further The only thing that works are increasing diets and civil servants! And there is no one who can write to me otherwise. To use the words of ?? Volker Pispers ?? to end ....... can choose what you want ..... is all shit with different Gechmaksrichtungen!</text:p>
          </table:table-cell>
          <table:table-cell office:value-type="string" calcext:value-type="string">
            <text:p>negative</text:p>
          </table:table-cell>
          <table:table-cell table:number-columns-repeated="1021"/>
        </table:table-row>
        <table:table-row table:style-name="ro39">
          <table:table-cell office:value-type="string" calcext:value-type="string">
            <text:p>ob es eine Koali geben würde. Warum blickt das niemand. Wenn sie es gewollt hätte, hätte sie Riesenzugeständnisse (z.B. KanzlerIn-Zeit Halbierung) gemacht, damit eine überwältigte SPD-Basis vom Grundtenor der Op-positionierung absehen kann oder gar muss. Das ist ja offensichtlich nicht der Fall. Die Berater der Merkel sind doch nicht dumm. Und: Warum eigentlich ist das klar, dass die SPD-Oberen zur Annahme des Sondierungsergebnisses blasen? Ja, das war immer schon so üblich..... Schulz täte gut daran, die SPD schlicht zu fragen, ob sie das wolle oder nicht. Das hätte man erreicht und jetzt entscheidet. Sowas wäre ein Neuanfang. Nicht das Übliche. Aber Schulz wird erst danach auf diese Idee kommen. Zu spät. Dann werden Andere bei der SPD (in der Opposition) agieren. Passt.</text:p>
          </table:table-cell>
          <table:table-cell office:value-type="string" calcext:value-type="string">
            <text:p>if there would be a koali. Why is nobody looking at this? If she had wanted it, she would have made giant concessions (such as Chancellor-Time Halving) so that an overwhelmed SPD base could or should ignore the basic thrust of Op-Positioning. That's obviously not the case. The advisors of Merkel are not stupid. And: why actually is it clear that the SPD superiors blow to accept the exploratory results? Yes, that was always so common ..... Schulz would do well to ask the SPD simply whether she wanted it or not. That would have been achieved and now decide. That would be a fresh start. Not the usual. But Schulz will come up with this idea later. Too late. Then others will act in the SPD (in opposition). Fits.</text:p>
          </table:table-cell>
          <table:table-cell office:value-type="string" calcext:value-type="string">
            <text:p>negative</text:p>
          </table:table-cell>
          <table:table-cell table:number-columns-repeated="1021"/>
        </table:table-row>
        <table:table-row table:style-name="ro21">
          <table:table-cell office:value-type="string" calcext:value-type="string">
            <text:p>Das Problem an der Strategie von Maas ist, dass die FDP genau das richtige gemacht hat. Sie hat sich nicht verbiegen lassen, nur um zu regieren. Mit Merkel, welche sie dann vernichtet hätte mit ihren Beissern, die jegliche Änderung verhindern und Merkel selbst, die mit allem nichts zu tun hat außer mit Erfolgen. Die SPD ist zu dumm dazu, das zu verstehen. Entweder wird nun die Basis für ein echtes Erdbeben sorgen und die SPD aus dem Koalitionsdreck ziehen, oder in vier Jahren wird sie an der 5% Hürde scheitern. Denn das Schmierentheater, das Schulz veranstaltet und seine Unfähigkeit zu merken, wie seine Partei von Presse und CDU/CSU in den Dreck gezogen wird, ist einfach unerträglich.</text:p>
          </table:table-cell>
          <table:table-cell office:value-type="string" calcext:value-type="string">
            <text:p>The problem with the strategy of Maas is that the FDP has done exactly the right thing. She did not let herself be bent just to govern. With Merkel, who would then have destroyed them with their bites, which prevent any change and Merkel herself, which has nothing to do with anything except successes. The SPD is too stupid to understand that. Either the base for a real earthquake will now set and pull the SPD out of the coalition, or in four years it will fail at the 5% hurdle. For the smear-theatrics that Schulz organizes and his inability to notice how his party is being thrown in the dirt by the press and the CDU / CSU are simply unbearable.</text:p>
          </table:table-cell>
          <table:table-cell office:value-type="string" calcext:value-type="string">
            <text:p>negative</text:p>
          </table:table-cell>
          <table:table-cell table:number-columns-repeated="1021"/>
        </table:table-row>
        <table:table-row table:style-name="ro39">
          <table:table-cell office:value-type="string" calcext:value-type="string">
            <text:p>""" [...] inwiefern wir unser Land ein Stück gerechter machen können"" Ich kann diese Worthülsen der Politikprofis nicht mehr hören, ich stehe kurz vor einem allergischen Schock! Da regiert eine Partei seit vielen Jahren, ist in Verantwortung und glaubt, das dumme tumbe Wahlvolk mit solchen Selbstverständlichkeiten ködern zu können. Wenn es in diesem Land Ungerechtigkeiten gibt, dann ist es die politische Verantwortung von SPD et alieni. Dann kommt so ein geschniegelter Heini à la Maas und sondert logorrhoischen Dumpfsinn ab. Vielleicht hat Frau Nahles doch Recht - Stichwort Fresse? Tragisch ist, dass alle bürgerliche Parteien in das gleiche Horn blasen. Es gibt keine politische Alternative, vor allem die nicht diejenigen, die sich als Alternative bezeichnen. Ich wende mich mit Grausen ab!"</text:p>
          </table:table-cell>
          <table:table-cell office:value-type="string" calcext:value-type="string">
            <text:p>"""[...] to what extent we can make our country a fairer just"" I can not hear these words from the policy professionals, I'm on the verge of an allergic shock! Since a party has been governing for many years, is in responsibility and believes that the stupid tumbe electorate can lure with such matter of course. If there are injustices in this country, then it is the political responsibility of SPD et alieni. Then comes a brash Heini à la Maas and separates logorrheal stupidity. Maybe Mrs. Nahles is right - keyword mouth? The tragedy is that all bourgeois parties blow in the same horn. There is no political alternative, especially not those who call themselves an alternative. I turn away with horror!"</text:p>
          </table:table-cell>
          <table:table-cell office:value-type="string" calcext:value-type="string">
            <text:p>negative</text:p>
          </table:table-cell>
          <table:table-cell table:number-columns-repeated="1021"/>
        </table:table-row>
        <table:table-row table:style-name="ro19">
          <table:table-cell office:value-type="string" calcext:value-type="string">
            <text:p>wollen Dobrindt? Der Mann sollte erst einmal nach Bayern schauen und sich derzeitige Umfragewerte zur CSU vorlegen lassen. Nix GroKo und dann endlich Neuwahlen und dann? Wo würde die CSU dann landen? Über das dümmliche Gesicht nach einem weiteren Absturz auf bundesweit gerechnet unter 5% würde mir gefallen. Welche hochtrabenden Forderungen dürften dann aus der Ecke noch kommen? Die anderen Parteien, angefangen bei der FDP sollten diesen Punkt einmal zur Sprache bringen, anstatt sich von dieser Regionalpartei ständig dumme Sprüche anzuhören. Mit welcher Begründung haben diese Freistaatler einen dermaßen großen Einfluß? An der Anzahl der Wählerstimmen kann es wohl kaum liegen. Diese Sorte Politiker führt sich auf, als hätten sie bundesweit mehr Stimmen geholt wie die SPD oder auch FDP. Gerade der Dobrindt hat in den Jahren soviel Mist verzapft, aber führt sich auf wie der Kronprinz bei den Schwarzen, der sollte Mal kräftig gestutzt werden.</text:p>
          </table:table-cell>
          <table:table-cell office:value-type="string" calcext:value-type="string">
            <text:p>want Dobrindt? The man should first look to Bavaria and submit current poll numbers to the CSU. Nix GroKo and then finally new elections and then? Where would the CSU land then? About the stupid face after another crash on nationwide calculated below 5% I would like. Which lofty demands are likely to come from the corner? The other parties, starting with the FDP, should raise this issue once, instead of listening to stupid proverbs from this regional party. On what grounds are these Free State Governments so influential? In the number of votes it can hardly be. This sort of politician performs as if they had won more votes nationwide as the SPD or FDP. Especially the Dobrindt has doweled so much crap in the years, but leads up as the crown prince among the blacks, which should be trimmed vigorously times.</text:p>
          </table:table-cell>
          <table:table-cell office:value-type="string" calcext:value-type="string">
            <text:p>negative</text:p>
          </table:table-cell>
          <table:table-cell table:number-columns-repeated="1021"/>
        </table:table-row>
        <table:table-row table:style-name="ro30">
          <table:table-cell office:value-type="string" calcext:value-type="string">
            <text:p>Verkehrsminister den die Bundesrepublik je hatte tönt als Landesgruppenchef der CSU, als ob er allein bestimmend sei. Das dumme Gefasel eines Totalversagers ist schier unertäglich.</text:p>
          </table:table-cell>
          <table:table-cell office:value-type="string" calcext:value-type="string">
            <text:p>Minister of Transport the Federal Republic ever had sounded as a country group chief of the CSU, as if he alone was determinative. The stupid drivel of a total failure is almost intolerable.</text:p>
          </table:table-cell>
          <table:table-cell office:value-type="string" calcext:value-type="string">
            <text:p>negative</text:p>
          </table:table-cell>
          <table:table-cell table:number-columns-repeated="1021"/>
        </table:table-row>
        <table:table-row table:style-name="ro16">
          <table:table-cell office:value-type="string" calcext:value-type="string">
            <text:p>Wenn Herr Dobrindt die Hälfte seiner Energie in seine Arbeit gesteckt hätte, dieber für dummes Gesabbel verbraucht hat, wäre seine Bilanz als Minister vielleicht nicht so fatal. BER, S21, Maut, Dieselskandal, Breitbandausbau... Eine Enzyklopädie des Versagens! Deutschland hatte wohl noch nie einen so schlechten Verkehrsminister.</text:p>
          </table:table-cell>
          <table:table-cell office:value-type="string" calcext:value-type="string">
            <text:p>If Mr. Dobrindt had put half of his energy into his work and used it for stupid swabs, his record as a minister might not be so fatal. BER, S21, toll, diesel scandal, broadband expansion ... An encyclopedia of failure! Germany has never had such a bad transport minister.</text:p>
          </table:table-cell>
          <table:table-cell office:value-type="string" calcext:value-type="string">
            <text:p>negative</text:p>
          </table:table-cell>
          <table:table-cell table:number-columns-repeated="1021"/>
        </table:table-row>
        <table:table-row table:style-name="ro29">
          <table:table-cell office:value-type="string" calcext:value-type="string">
            <text:p>die SPD sollte endlich die Konsequenzen ziehen und den ganzen Groko Mist beenden. Habt ihr es wirklich nötig, euch von einem dumm daher labernden Totalversager beleidigen zu lassen. Mit einer Partei die solche Leute in ihrer Führung hat, kann man nicht zusammen arbeiten. Bitte bitte SPD Basis, zeig mehr Hirn als deine Funktionäre und verhindere die Groko und den Untergang der SPD.</text:p>
          </table:table-cell>
          <table:table-cell office:value-type="string" calcext:value-type="string">
            <text:p>the SPD should finally draw the consequences and end the whole Groko crap. Do you really need to be insulted by a stupid therefore reckless total failure. You can not work together with a party that has such people in their leadership. Please, please SPD base, show more brains than your officials and prevent the Groko and the demise of the SPD.</text:p>
          </table:table-cell>
          <table:table-cell office:value-type="string" calcext:value-type="string">
            <text:p>negative</text:p>
          </table:table-cell>
          <table:table-cell table:number-columns-repeated="1021"/>
        </table:table-row>
        <table:table-row table:style-name="ro48">
          <table:table-cell office:value-type="string" calcext:value-type="string">
            <text:p>"Zurück in der Realität: War soeben kurz bei ""Plasberg"" zu Besuch. Pure Reklame für die Groko - nicht zum Aushalten. habe abgeschaltet. Wie ich sagte - willige Medien stützen Merkel indem sie die Bürger zu verdummen suchen."</text:p>
          </table:table-cell>
          <table:table-cell office:value-type="string" calcext:value-type="string">
            <text:p>"Back in the real world: Just visited ""Plasberg"" for a short time. Pure advertisement for the Groko - not to endure. have switched off. As I said - willing media support Merkel by dumbing down the citizens."</text:p>
          </table:table-cell>
          <table:table-cell office:value-type="string" calcext:value-type="string">
            <text:p>negative</text:p>
          </table:table-cell>
          <table:table-cell table:number-columns-repeated="1021"/>
        </table:table-row>
        <table:table-row table:style-name="ro4">
          <table:table-cell office:value-type="string" calcext:value-type="string">
            <text:p>. . . er hat die Situation der SPD glasklar analysiert und dargestellt. Besser noch, die SPD lässt sich zum Putzlumpen und Fußabstreifer erniedrigen. Warum ist die SPD nicht in eine Sondierung für eine Minderheitsregierung der CDU gegangen? Dann hätte die CDU den schwarzen Peter und stünde dumm da. Nun appelliert sie an die staatspolitische Verantwortung der SPD. Wieso denn das? Merkel hat doch den Auftrag, eine Regierung zu bilden. Schafft sie es nicht, steht sie dumm da und nicht die SPD! Wenn es zu einer GROKO kommt, geht Martin Schulz als Totengräber in die Geschichte ein.</text:p>
          </table:table-cell>
          <table:table-cell office:value-type="string" calcext:value-type="string">
            <text:p>, , , He has analyzed and presented the situation of the SPD in a crystal clear manner. Better yet, the SPD can be degraded for cleaning rags and scrapers. Why did not the SPD go into a probe for a minority government of the CDU? Then the CDU would have the buck and would be stupid there. Now it appeals to the state political responsibility of the SPD. Why that? Merkel has the mission to form a government. If she does not succeed, she is stupid and not the SPD! When it comes to a GROKO, Martin Schulz goes down in history as a gravedigger.</text:p>
          </table:table-cell>
          <table:table-cell office:value-type="string" calcext:value-type="string">
            <text:p>negative</text:p>
          </table:table-cell>
          <table:table-cell table:number-columns-repeated="1021"/>
        </table:table-row>
        <table:table-row table:style-name="ro36">
          <table:table-cell office:value-type="string" calcext:value-type="string">
            <text:p>Erst wurde Martin Schulz gescholten, weil er verkündet hat, die SPD geht in die Opposition. Dann schaltet sich Steinmeier ein und Schulz hätte schön doof dagestanden, wenn er sich dem Appell unseres Staatsoberhauptes entzogen hätte. Nun wird er dafür abgewatscht, dass er die Sondierungsgespräche danach durchgezogen hat. Das erinnert so ein bisschen an die Hexentests während der Inquisition: geht die gefesselte Hexenprobandin im See unter, ist alles ok, sie war keine Hexe. Nur ist sie dann dummerweise tot. Schwimmt sie hingegen, ist sie eine Hexe und kommt auf den Scheiterhaufen. Nach meinem Dafürhalten sieht es hier eher danach aus, als würden einige ambitionierte Herrschaften aus der CDU/CSU (zzgl. Lindner?) die Sondierungen und etwaigen Koalitionsverhandlungen nutzen, um an Merkels Stuhl zu sägen. Beispielsweise können Dobrindt und Spahn kaum genug davon kriegen, die SPD mit den Ergebnissen der Sondierung vorzuführen. Wie sinnvoll kann das denn sein, wenn man ernsthaft eine Koalition würde eingehen wollen? Scheitern jetzt aber die Koalitionsverhandlungen, muss sich Merkel entweder durch eine Minderheitsregierung lavieren oder Neuwahlen gewinnen. Beides gibt hervorragende Gelegenheiten, die Alpha-Wölfin wegzubeissen und die Nachfolge einzuläuten.</text:p>
          </table:table-cell>
          <table:table-cell office:value-type="string" calcext:value-type="string">
            <text:p>First, Martin Schulz was scolded for having announced that the SPD is going into opposition. Then Steinmeier intervenes and Schulz would have been pretty stupid if he had escaped the appeal of our head of state. Now he is abgewatscht that he has carried out the exploratory talks afterwards. It's a bit reminiscent of the witch trials during the Inquisition: when the captive witch tester goes down in the lake, everything is ok, she was not a witch. Only then is she stupidly dead. If she floats on the other hand, she is a witch and comes to the stake. In my opinion, it looks rather like some ambitious gentlemen from the CDU / CSU (plus Lindner?) Use the soundings and any coalition negotiations to saw Merkel's chair. For example, Dobrindt and Spahn can barely get enough to show off the SPD with the results of the sounding. How meaningful can that be if you seriously wanted to enter into a coalition? However, if the coalition negotiations fail, Merkel must either maneuver through a minority government or win new elections. Both are excellent opportunities to take away the Alpha Wolf and initiate the succession.</text:p>
          </table:table-cell>
          <table:table-cell office:value-type="string" calcext:value-type="string">
            <text:p>negative</text:p>
          </table:table-cell>
          <table:table-cell table:number-columns-repeated="1021"/>
        </table:table-row>
        <table:table-row table:style-name="ro9">
          <table:table-cell office:value-type="string" calcext:value-type="string">
            <text:p>"Na sag' ich doch. Es wird höchste Zeit für eine Minderheitsregierung, wo nicht schon vorher die Abstimmergebnisse kraft der koalitionären Wassersuppe feststehen und ganz erstaunliche Ergebnisse dabei rauskommen könnten - und manchmal sogar GEGEN die Vorhaben der Minderheits-Merkel. Und sollten Mehrheiten für eine sozialere Politik von Fall zu Fall auch mit einigen Stimmen der FDP oder gar der AfD zustande kommen, um so erstaunlicher - äh, besser. Kann für deren Ruf nur positiv sein - oder würden SIE etwa von Ihrer eigenen Position abrücken, nur weil sie die ""falschen"" Leute auch vertreten? Wie dumm wäre DAS denn? Dass die Union dann ""Querfront"" schreit, würde mir bei Abstimmergebnissen in MEINEM Sinne höchstens ein müdes Lächeln abringen."</text:p>
          </table:table-cell>
          <table:table-cell office:value-type="string" calcext:value-type="string">
            <text:p>"Well, I say so. It is high time for a minority government, where not before the voting results by virtue of the coalition water soup are known and could come out quite amazing results - and sometimes even against the plans of the minority Merkel. And if majorities for a more social policy were to come about on a case-by-case basis with a few votes from the FDP or even the AfD, the more astonishingly - uh, better. Can their reputation be only positive - or would YOU move from your own position just because they represent the ""wrong"" people too? How stupid would THAT be? The fact that the Union then cries ""cross-front"", I would wrest with voting results in my mind at most a tired smile."</text:p>
          </table:table-cell>
          <table:table-cell office:value-type="string" calcext:value-type="string">
            <text:p>negative</text:p>
          </table:table-cell>
          <table:table-cell table:number-columns-repeated="1021"/>
        </table:table-row>
        <table:table-row table:style-name="ro1">
          <table:table-cell office:value-type="string" calcext:value-type="string">
            <text:p>Es ist schon erstaunlich, dass ein gestndener Spiegelredakteuer mit einem großen Namen sich auf das Niveau des SPD-Kindergartens begibt. Die Frage ist doch, ob die SPD entsprechend ihres Stimmenanteils in einer GroKo 20/(20+33)=37% ihrer Forderungen durchsetzen kann oder in der Opposition 0 (NULL) %. Ist das so schwer? Alles andere ist Volksverdummung. Natürlich muss man IN der GroKo oder jeder anderen Koalition lauthals klarmachen, was man abei eigener Mehrheit getan bzw. versucht hätte. Und nun hören Sie auf, weiter Blödsinn zu erzählen. Hasn J. Holm</text:p>
          </table:table-cell>
          <table:table-cell office:value-type="string" calcext:value-type="string">
            <text:p>It's amazing that a well-known Spiegel editor with a big name goes down to the level of the SPD kindergarten. The question is whether the SPD can enforce its demands according to its share of votes in a GroKo 20 / (20 + 33) = 37% or in the opposition 0 (NULL)%. Is it that hard? Everything else is folk dulling. Of course, in GroKo or any other coalition, you have to make it clear what you would have done or tried to do by your own majority. And now stop talking nonsense. Hasn J. Holm</text:p>
          </table:table-cell>
          <table:table-cell office:value-type="string" calcext:value-type="string">
            <text:p>negative</text:p>
          </table:table-cell>
          <table:table-cell table:number-columns-repeated="1021"/>
        </table:table-row>
        <table:table-row table:style-name="ro12">
          <table:table-cell office:value-type="string" calcext:value-type="string">
            <text:p>Das Ergebnis der letzten Wahl war die Antwort auf die vergangenen vier Jahre GroKo. Und das Ergebnis ist sehr eindeutig. Daher ist das was CDU/CSU und SPD da gerade abziehen eine absolute Unverschämtheit gegenüber jedem in Deutschland lebenden Bürger, denn es zeigt für wie dumm man uns tatsächlich hält! Eigentlich sollte jetzt JEDER auf der Straße stehen und gegen eine GroKo demonstrieren!</text:p>
          </table:table-cell>
          <table:table-cell office:value-type="string" calcext:value-type="string">
            <text:p>The result of the last election was the answer to the past four years GroKo. And the result is very clear. Therefore, what CDU / CSU and SPD just pull off an absolute impudence towards every citizen living in Germany, because it shows how stupid we actually think! Actually EVERYONE should stand on the street and demonstrate against a GroKo!</text:p>
          </table:table-cell>
          <table:table-cell office:value-type="string" calcext:value-type="string">
            <text:p>negative</text:p>
          </table:table-cell>
          <table:table-cell table:number-columns-repeated="1021"/>
        </table:table-row>
        <table:table-row table:style-name="ro7">
          <table:table-cell office:value-type="string" calcext:value-type="string">
            <text:p>"""...Die Frage ist doch, ob die SPD entsprechend ihres Stimmenanteils in einer GroKo 20/(20+33)=37% ihrer Forderungen durchsetzen kann oder in der Opposition 0 (NULL) %. Ist das so schwer? Alles andere ist Volksverdummung. ..."" Die Antwort ist: Sie könnte in der Opposition mehr erreichen, weil die CDU/CSU keine Eigenmehrheit hat! Wenn die SPD aus der Opposition heraus ein Gesetz einbrächte z.B. für eine Grundrente von 800 Euro für alle, wäre es durchaus denkbar, dass es dafür eine Mehrheit im Bundestag geben gibt. Eine knappe sicherlich - aber bei einer offenen Abstimmung, wo jeder Abgeordnete Farbe zu bekennen hätte, wo auch CDU-Mitglieder des linken Flügels, aufrechte freie Demokraten und vor allem Grüne dem Gesetz zustimmen würden, vielleicht sogar der eine oder andere AfDler - dann hätte die SPD viel mehr erreicht, als in der Groko. So könnte es mit anderen Vorhaben auch gehen. Ist das so unmöglich? Das Volk ist nicht dumm, es schaut in solchen Momenten auf seine Vertreter. Und das wissen die!"</text:p>
          </table:table-cell>
          <table:table-cell office:value-type="string" calcext:value-type="string">
            <text:p>"""... The question is whether the SPD can assert its demands according to their share of votes in a GroKo 20 / (20 + 33) = 37% of their demands or in the opposition 0 (ZERO)% Is that so difficult? People's dulling ... ""The answer is: they could achieve more in the opposition, because the CDU / CSU has no own majority! If the SPD introduced a law out of opposition, e.g. for a basic pension of 800 euros for all, it would be quite possible that there is a majority in the Bundestag. A terse certainly - but in an open poll, where every MP would have to confess color, where also CDU members of the left wing, upright free democrats and especially green would approve the law, maybe even one or the other AfDler - then the SPD achieved much more than in the Groko. So it could go with other projects too. Is that so impossible? The people are not stupid, they look at their representatives at such moments. And they know that!"</text:p>
          </table:table-cell>
          <table:table-cell office:value-type="string" calcext:value-type="string">
            <text:p>negative</text:p>
          </table:table-cell>
          <table:table-cell table:number-columns-repeated="1021"/>
        </table:table-row>
        <table:table-row table:style-name="ro45">
          <table:table-cell office:value-type="string" calcext:value-type="string">
            <text:p>"Vor hundertfünfzig Jahren hatte der deutsche Kapitalismus eine erste Blüte. Da gab's noch das Dreiklassenwahlrecht, keine geregelten Arbeitszeiten für alle, keine Arbeitnehmerrechte in Betrieben, Streikrecht und Mitbestimmung schon gar nicht, keine Krankenversicherung und keine Arbeitslosenversicherung, keine Renten im heutigen Sinne. Und der Kapitalist verdiente sich dumm und dämlich. Dann kamen die Sozialisten. Es waren nicht die Konservativen oder die Liberalen (letztere wollten nur Teilhabe am monarchischen System und ""freien Handel"") - nein, die Sozialisten haben unter großen Opfern nach und nach alles durchgesetzt, was wir heute an demokratischen und sozialen Rechten haben. Und das nennen Sie ""Desaster""? Vor allem: Morgen geht die Geschichte weiter, immer mehr Rechte und Teilhabe am gesellschaftlichen Leben werden die Menschen sich nehmen, weil die Zukunft nicht stehenbleibt. Irgendwann wird jemand erstaunt feststellen: Ja da ist er ja, der Sozialismus! Und er funktioniert! Vor hundertfünfzig Jahren waren die Gegner der Sozialisten auch immer schnell mit dem Argument zur Hand: Demokratie, Arbeiterrechte, Versicherungen usw.? Das klappt nie, da geht Deutschland unter... Und? Ist es untergegangen?"</text:p>
          </table:table-cell>
          <table:table-cell office:value-type="string" calcext:value-type="string">
            <text:p>"One hundred and fifty years ago, German capitalism flourished. There was still the Dreiklassenwahlrecht, no regular working hours for all, no workers' rights in companies, right to strike and codetermination, no health insurance and no unemployment insurance, no pensions in the modern sense. And the capitalist earned himself stupid and stupid. Then came the socialists. It was not the Conservatives or the Liberals (the latter wanted only participation in the monarchical system and ""free trade"") - no, the socialists have, with great sacrifices, gradually enforced everything that we have today in democratic and social rights. And you call that ""disaster""? Above all, tomorrow the story goes on, people will take more and more rights and participation in the social life, because the future does not stop. At some point somebody will notice in amazement: Yes there he is, socialism! And he works! A hundred and fifty years ago, the opponents of the Socialists were always quick to argue: democracy, workers' rights, insurance, etc.? That never works, Germany goes under ... And? Did it go down?"</text:p>
          </table:table-cell>
          <table:table-cell office:value-type="string" calcext:value-type="string">
            <text:p>negative</text:p>
          </table:table-cell>
          <table:table-cell table:number-columns-repeated="1021"/>
        </table:table-row>
        <table:table-row table:style-name="ro65">
          <table:table-cell office:value-type="string" calcext:value-type="string">
            <text:p>"""'Der Wähler'"" hat es so gewollt, diesen Satz hört man derzeit in jeder Debatte, und dann heißt es ""'Der Wähler' wird bei Neuwahlen nicht anders entscheiden"". Und dann erfahren wir, dass ""der Wähler"" nicht von den immer kleiner werdenden Volksparteien zur Linken übergelaufen ist, sondern leider zur AfD und zur FDP. Und wir ahnen, dass nicht nur die SPD todgeweiht ist, sondern auch die CDU/CSU. Ihr könnte es sehr schnell so gehen wie seinerzeit der Democratia Christiana in Italien. Wer ist nun ""der Wähler"", von dem wir unser Schicksal abhängig machen in Zeiten des Klimawandels, der Völkerwanderung und und des Trumpolinspringens in den U.S.A.? Liest ""der Wähler"" mehrheitlich Freitag oder Bild? Denkt ""er"" sozial oder egoistisch? Ist ""er"" dumm oder blickt ""er"" durch? Schaut ""er"" in die Zukunft oder sagt ""er"" 'Nach mir die Sintflut'? Ist ""der Wähler"" Gott, ist die Demokratie eine Religion? Oder sollten wir unsere Zukunft nicht lieber auf etwas anderem aufbauen als auf einem so unsicheren Zeitgenossen wie ""den Wähler""? Vielleicht auf Expertenregierungen und Computer-Expertensysteme, die nicht bestechlich sind und auch nicht Parteiprogramme durchziehen wollen, sondern die Wege finden, wie das Grundgesetz verwirklicht werden kann. Wir werden ja jetzt schon zunehmend von Verfassungsrichtern regiert, die das korrigieren, was ""der Wähler"" und das Parlament falsch gemacht haben. Und dann sind da noch die Naturgesetze, die sich um ""den Wähler"" die Parlamente nicht scheren, sowohl die Gesetze der Chemie und Physik als auch die der menschlichen Psyche. Wird zuerst der Klimawandel ""dem Wähler"" ein Ende setzen oder eine erneut auftretende Verrücktheit im Kopf ""des Wählers""?"</text:p>
          </table:table-cell>
          <table:table-cell office:value-type="string" calcext:value-type="string">
            <text:p>"""The Voters"" ""wanted it that way, you can hear this sentence in every debate right now, and then it says"" 'The voters will not decide otherwise in new elections. And then we learn that ""the voter"" has not defected by the ever smaller people's parties on the left, but unfortunately to the AfD and the FDP. And we suspect that not only the SPD is moribund, but also the CDU / CSU. You could do it very fast like the Democratia Christiana in Italy. Who is now ""the voter"" of whom we make our fate dependent in times of climate change, migration and and trump leaking in the U.S.A.? Does ""the voter"" read mostly a Friday or a picture? Does ""he"" think socially or selfishly? Is he ""stupid"" or does he ""look through""? Is ""he"" looking into the future or does he say ""after me the deluge""? Is ""the voter"" God, is democracy a religion? Or should we not rather build our future on something other than on such an insecure contemporaneity as ""the voter""? Perhaps on expert governments and computer expert systems that are not bribery and do not want to go through party programs, but find ways how the Basic Law can be realized. We are now increasingly being ruled by constitutional judges who are correcting what ""the voter"" and the parliament have done wrong. And then there are the laws of nature that do not care about ""the voter"" the parliaments, both the laws of chemistry and physics and those of the human psyche. Will climate change put an end to ""the voter"" or a reoccurring craze in the mind of ""the voter"" first?"</text:p>
          </table:table-cell>
          <table:table-cell office:value-type="string" calcext:value-type="string">
            <text:p>negative</text:p>
          </table:table-cell>
          <table:table-cell table:number-columns-repeated="1021"/>
        </table:table-row>
        <table:table-row table:style-name="ro27">
          <table:table-cell office:value-type="string" calcext:value-type="string">
            <text:p>Da war doch gerade diese Woche ein Bericht in den Online News, wie sich ein US Polizist dummerweise selbst dabei gefilmt hat, als er einem Verdächtigen Drogen unterschob. Nicht in Indonesien sondern in den USA. Und um von der Polizei erschossen zu werden, braucht man auch nicht in den Osten zu reisen.</text:p>
          </table:table-cell>
          <table:table-cell office:value-type="string" calcext:value-type="string">
            <text:p>There was just this week a report in the online news, how a US police officer stupidly filmed himself, as he foisted a suspect drugs. Not in Indonesia but in the US. And you do not need to travel to the East to be shot by the police.</text:p>
          </table:table-cell>
          <table:table-cell office:value-type="string" calcext:value-type="string">
            <text:p>negative</text:p>
          </table:table-cell>
          <table:table-cell table:number-columns-repeated="1021"/>
        </table:table-row>
        <table:table-row table:style-name="ro32">
          <table:table-cell office:value-type="string" calcext:value-type="string">
            <text:p>gibt es ja. Es genügt nicht, sich einfach dumm zu stellen und eine gescheiterte Politik stur fortzusetzen. Der War on Drugs ist definitiv verloren. Drogen verschwinden nicht, nur weil sie illegal sind. Selbst in muslimischen Ländern wird Alkohol gehandelt und getrunken, in Staaten mit Todesstrafe wird dennoch mit Drogen gedealt. Wer süchtig ist, braucht eine Therapie und nicht Knast. Je schärfer die Strafen, desto höher die Gewinnspannen. Warum also nicht dem org. Verbrechen in diesem Bereich das Wasser abgraben, indem alle Drogen mit Suchtpotential unter strenger Regulierung zu Preisen abgegeben werden, die den illegalen Verkauf uninteressant machen? Das größte Elend entsteht nun mal nicht durch die Drogen selbst, sondern durch das kriminelle Umfeld, in dem sie verkauft werden. Der Dr., der Morphin benutzt, kann dies z. B. sozial unauffällig bis an sein natürliches Lebensende tun. Sein Stoff ist nämlich sauber und er kennt seine Dosierung (Reinheitsgrad). Finanziell hat er auch kein Problem, weder muß er sich prostituieren, noch muß er einbrechen und rauben. Nachdenken ist jedenfalls nicht überflüssig.</text:p>
          </table:table-cell>
          <table:table-cell office:value-type="string" calcext:value-type="string">
            <text:p>there are yes. It is not enough to simply be stupid and stubborn to continue a failed policy. The War on Drugs is definitely lost. Drugs do not disappear just because they are illegal. Alcohol is traded and drunk even in Muslim countries, but drug-trafficking is still practiced in states with capital punishment. Those who are addicted need therapy, not jail. The sharper the penalties, the higher the profit margins. So why not the org. Crimes in this area are destroying the water by giving up all drugs with addictive potential under strict regulation at prices that make the illegal sale uninteresting? The biggest misery is not caused by the drugs themselves, but by the criminal environment in which they are sold. The Dr., who uses morphine, can do this z. B. social unobtrusive to do his natural end of life. His substance is clean and he knows his dosage (degree of purity). Financially he has no problem either, he does not have to prostitute himself, nor does he have to break in and rob. At any rate, reflection is not superfluous.</text:p>
          </table:table-cell>
          <table:table-cell office:value-type="string" calcext:value-type="string">
            <text:p>negative</text:p>
          </table:table-cell>
          <table:table-cell table:number-columns-repeated="1021"/>
        </table:table-row>
        <table:table-row table:style-name="ro56">
          <table:table-cell office:value-type="string" calcext:value-type="string">
            <text:p>"Nein, freie Positionen in der Dealer/Drogenindustrie werden nur aufgrund Berufserfahrung bevorzugt an Profis vergeben. Wenn diese nicht mehr zur Verfügung stehen, nimmt man eben motivierte und moralisch geeignete Neueinsteiger, für die diese Art des Gelderwerbs lukrativ ist. Das ist (wie das gesamte Thema) ein ökonomisches Problem. Gerade zum Thema Drogenhandel gibt es meterweise Untersuchungen in der ökonomischen Literatur, weil es sich im inneren bei Drogenhandel primär um ein ökonomisches Problem handelt. Je restriktiver der Drogenhandel bekämpft wird, umso mehr steigen die Preise umso höher die Profite und umso stärker wird der Anreiz mit Drogen zu handeln, da hilft auch die Todesstrafe oder als Steigerung: Todesstrafe durch Folter nichts, denn das Risiko wird aufgrund der hohen Gewinnaussichten rational eingegangen. Das ist ein ökonomisches Problem und wir alle wissen: man kann grundsätzlich nicht gegen der Markt gewinnen, das funktioniert nicht. D.h. das Problem läßt sich mit den gegenwärtigen Ansätzen grundsätzlich nicht lösen, aber zumindest begrenzen. Problematisch ist, daß es eben keine ""einfache"" Lösung gibt. Die einzig richtige Antwort aus ökonomischer Sicht ist: keinerlei staatliche Einflußnahme mehr und den Handel vollkommen freigeben. Das wird vermutlich aber außer einigen persönlich motivierten Kiffern wohl keiner ernsthaft befürworten, denn das ist natürlich sozial hochproblematisch. Irgendwie will nämlich keiner das Risiko eingehen, ggf. sein Kind als Junkie auf dem Straßenstrich enden zu sehen. Der mit Abstand sinnvollste Ansatz wäre die Nachfrage durch Aufklärung zu eliminieren. Zu einem erheblichen Maße wird das ja auch gemacht, steht aber dummerweise im Widersprich zur menschlichen Psyche die schlichtweg nicht rational sondern erhblich triebfixiert ist, funktioniert also auch nicht (siehe Zigaretten- und Alkoholkonsum). Wer eine funktionierende Lösung findet/hat: einfach posten. Dafür dürfte es realistisch betrachtet nämlich einen Friedensnobelpreis geben."</text:p>
          </table:table-cell>
          <table:table-cell office:value-type="string" calcext:value-type="string">
            <text:p>"No, vacant positions in the dealer / drug industry are preferred to professionals only because of work experience. When these are no longer available, you just take motivated and morally suitable newcomers, for whom this type of money acquisition is lucrative. That is (like the whole topic) an economic problem. Especially on the subject of drug trafficking there are meter-by-inch investigations in the economic literature, because in the internal drug trafficking it is primarily an economic problem. The more restrictive drug trafficking is fought, the more the higher the profits and the stronger the incentive to act with drugs, since the death penalty or as an increase: death penalty through torture does not help, because the risk becomes rational due to the high profit prospects received. That's an economic problem and we all know that you can not win against the market, it will not work. That The problem can not be solved with the current approaches, but at least limit. The problem is that there is no ""simple"" solution. The only correct answer from an economic point of view is: no more state influence and trade completely free. Probably nobody will seriously recommend this, except for some personally motivated stalkers, because that is of course socially highly problematic. Somehow, nobody wants to take the risk, if necessary, to see his child end up as a junkie on the street. By far the most sensible approach would be to eliminate demand through education. To a considerable extent, that is also done, but is stupidly contrary to the human psyche that is simply not rational but actually drobfixiert fixed, so does not work (see cigarette and alcohol consumption). Who finds / has a working solution: just post. Realistically, that would be a Nobel Peace Prize."</text:p>
          </table:table-cell>
          <table:table-cell office:value-type="string" calcext:value-type="string">
            <text:p>negative</text:p>
          </table:table-cell>
          <table:table-cell table:number-columns-repeated="1021"/>
        </table:table-row>
        <table:table-row table:style-name="ro29">
          <table:table-cell office:value-type="string" calcext:value-type="string">
            <text:p>Ich habe Ihre Posts gelesen und Sue treffen ins schwarze.Aber das ist ja genau das tolle an unseren Politikern: Immer von Gerechtigkeit ,Gleichheit reden( mehr will ich gar nicht an dummen Reden und Forderungen aufzählen) ,aber nichts tun bzw. für 'anderes' ist reichlich da! Wer soll das noch verstehen? .Vielleicht stehen wir am Beginn einer politischen Zeitenwende-nichts hat auf ewig bestand! ? Danke</text:p>
          </table:table-cell>
          <table:table-cell office:value-type="string" calcext:value-type="string">
            <text:p>But I have read your posts and Sue hit the black. But that's just the great thing about our politicians: Always talk of justice, equality (I do not want to list more stupid speeches and demands), but do nothing or for 'other 'is plenty there! Who should understand that? Maybe we are at the beginning of a political change - nothing lasted forever! ? Thank you</text:p>
          </table:table-cell>
          <table:table-cell office:value-type="string" calcext:value-type="string">
            <text:p>negative</text:p>
          </table:table-cell>
          <table:table-cell table:number-columns-repeated="1021"/>
        </table:table-row>
        <table:table-row table:style-name="ro22">
          <table:table-cell office:value-type="string" calcext:value-type="string">
            <text:p>Was ist das eigentlich für ein Kindergarten? Wenn das wirklich das Beste an Personal ist was Deutschland aufzubieten hat, weltfremd, nur ihren eigenen Interessen und denen ihrer Mäzene verpflichtet, das Volk für dumm verkaufen wollend (wobei das erstaunlicherweise zu funktionieren scheint), dann könnten wir doch genausogut wieder das Kaisertum einführen. Eine erneute große Koalition ist die Bankrotterklärung unserer Demokratie und das so ein Affenzirkus die Radikalen auf beiden Seiten stärkt, muss wirklich niemanden mehr wundern. Und die Medien immer schön staatstragend mit dabei...</text:p>
          </table:table-cell>
          <table:table-cell office:value-type="string" calcext:value-type="string">
            <text:p>What kind of kindergarten is that? If that's really the best thing about staffing what Germany has to offer, unworldly, committed only to their own interests and those of their patrons, willing to sell the people for stupid (which, surprisingly, seems to work), then we might as well reintroduce the empire. A renewed grand coalition is the declaration of bankruptcy of our democracy and the fact that such a Monkey Circus strengthens the radicals on both sides, no one really has to wonder anymore. And the media always beautiful state-bearing with it ...</text:p>
          </table:table-cell>
          <table:table-cell office:value-type="string" calcext:value-type="string">
            <text:p>negative</text:p>
          </table:table-cell>
          <table:table-cell table:number-columns-repeated="1021"/>
        </table:table-row>
        <table:table-row table:style-name="ro30">
          <table:table-cell office:value-type="string" calcext:value-type="string">
            <text:p>Wenn die Herren (und Damen) Politiker ein Office-System verwenden würden, das Änderungen protokolliert, dann wäre die Diskussion hinfällig. Mein Gott seid Ihr dumm!</text:p>
          </table:table-cell>
          <table:table-cell office:value-type="string" calcext:value-type="string">
            <text:p>If the gentlemen (and ladies) politicians would use an Office system that logs changes, then the discussion would be obsolete. My god you are stupid!</text:p>
          </table:table-cell>
          <table:table-cell office:value-type="string" calcext:value-type="string">
            <text:p>negative</text:p>
          </table:table-cell>
          <table:table-cell table:number-columns-repeated="1021"/>
        </table:table-row>
        <table:table-row table:style-name="ro10">
          <table:table-cell office:value-type="string" calcext:value-type="string">
            <text:p>Familiennachzug ist wichtig, weil Menschen im Schoß der Familie weniger auf dumme Gedanken kommen als wenn sie als Alleinreisende durch die Gegend stolpern. Müsste für eine konservative Partei, die Family-Values sonst bei jeder Gelegenheit hochhält, eigentlich selbsterklärend sein. Ansonsten bin ich amüsiert, wie viele Forumsbeiträge hier von Leuten geschrieben wurden, die ohnehin offensichtlich niemals SPD wählen.</text:p>
          </table:table-cell>
          <table:table-cell office:value-type="string" calcext:value-type="string">
            <text:p>Family reunification is important because people in the womb of the family are less stupid thoughts than when they stumble through the area as a single traveler. Should be self-explanatory for a conservative party that keeps up family values ​​otherwise on every occasion. Otherwise, I'm amused how many forum posts were written here by people who obviously anyway never vote SPD.</text:p>
          </table:table-cell>
          <table:table-cell office:value-type="string" calcext:value-type="string">
            <text:p>negative</text:p>
          </table:table-cell>
          <table:table-cell table:number-columns-repeated="1021"/>
        </table:table-row>
        <table:table-row table:style-name="ro22">
          <table:table-cell office:value-type="string" calcext:value-type="string">
            <text:p>Was ist das eigentlich für ein Kindergarten? Wenn das wirklich das Beste an Personal ist was Deutschland aufzubieten hat, weltfremd, nur ihren eigenen Interessen und denen ihrer Mäzene verpflichtet, das Volk für dumm verkaufen wollend (wobei das erstaunlicherweise zu funktionieren scheint), dann könnten wir doch genausogut wieder das Kaisertum einführen. Eine erneute große Koalition ist die Bankrotterklärung unserer Demokratie und das so ein Affenzirkus die Radikalen auf beiden Seiten stärkt, muss wirklich niemanden mehr wundern. Und die Medien immer schön staatstragend mit dabei...</text:p>
          </table:table-cell>
          <table:table-cell office:value-type="string" calcext:value-type="string">
            <text:p>What kind of kindergarten is that? If that's really the best thing about staffing what Germany has to offer, unworldly, committed only to their own interests and those of their patrons, willing to sell the people for stupid (which, surprisingly, seems to work), then we might as well reintroduce the empire. A renewed grand coalition is the declaration of bankruptcy of our democracy and the fact that such a Monkey Circus strengthens the radicals on both sides, no one really has to wonder anymore. And the media always beautiful state-bearing with it ...</text:p>
          </table:table-cell>
          <table:table-cell office:value-type="string" calcext:value-type="string">
            <text:p>negative</text:p>
          </table:table-cell>
          <table:table-cell table:number-columns-repeated="1021"/>
        </table:table-row>
        <table:table-row table:style-name="ro4">
          <table:table-cell office:value-type="string" calcext:value-type="string">
            <text:p>Es wird immer der Eindruck vermittelt, dass die Flüchtlinge hier festgehalten werden und sie ihre Familie nicht sehen dürfen. Der Weg zurück zu ihren Familien, wo meiner Meinung nach jeder anständige Mann und jeder Jugendliche hingehört, steht jedem offen. Die Gefahr an ihren Herkunftsorten wurde von den Flüchtenden anscheinend als so niedrig eingeschätzt, dass sie ihre Familien dort zurücklassen konnten. Und die Idee, den ganzen Clan nachzuholen nur um den Sprössling auf den rechten Weg zu bringen, kann nur von der SPD kommen - der dumme Michel zahlts ja. Wie wir von SPON wissen, bald über die Grundsteuer.</text:p>
          </table:table-cell>
          <table:table-cell office:value-type="string" calcext:value-type="string">
            <text:p>It always gives the impression that the refugees are being held here and they are not allowed to see their family. The way back to their families, where I think every decent man and every young person belongs, is open to everyone. The danger at their places of origin was apparently rated by the refugees as so low that they could leave their families there. And the idea of ​​catching up with the entire clan just to get the offspring on the right path, can only come from the SPD - the stupid Michel pays yes. As we know from SPON, soon about property tax.</text:p>
          </table:table-cell>
          <table:table-cell office:value-type="string" calcext:value-type="string">
            <text:p>negative</text:p>
          </table:table-cell>
          <table:table-cell table:number-columns-repeated="1021"/>
        </table:table-row>
        <table:table-row table:style-name="ro48">
          <table:table-cell office:value-type="string" calcext:value-type="string">
            <text:p>"So ein Unsinn. In Deutschland leben Millionen Singles. Denen zu unterstellen, dass sie ""auf dumme Gedanken"" kommen, weil sie alleine leben, ist absurd. Das Diskussionsniveau verflacht zusehends."</text:p>
          </table:table-cell>
          <table:table-cell office:value-type="string" calcext:value-type="string">
            <text:p>"Such a nonsense. Millions of singles live in Germany. To imply that they ""come to stupid thoughts"" because they live alone is absurd. The level of discussion is increasingly flattening."</text:p>
          </table:table-cell>
          <table:table-cell office:value-type="string" calcext:value-type="string">
            <text:p>negative</text:p>
          </table:table-cell>
          <table:table-cell table:number-columns-repeated="1021"/>
        </table:table-row>
        <table:table-row table:style-name="ro42">
          <table:table-cell office:value-type="string" calcext:value-type="string">
            <text:p>wäre der SPD es Ernst eine Volkspartei zu sein, dann hätte sie ein sichtbares Zeichen für die Solidarität in unserm Volke gesetzt und die Bürgerversicherung auf Teufel komm raus durchgesetzt. Statt dessen schenkt sie alles wegen des Familiennachzuges als Verhandlungsmasse her. Wie kann eine Partei nur so dumm sein. Der Familiennachzug bringt ihr kaum Stimmen, im Gegentei, aber die nicht stattfindende Bürgerversicherung, die 90% aller Wahlberechtigten zu Menschen zweiter Klasse macht, hingegen werden vergrault. Was, wenn die AfD nicht dumm ist (sie sind es nicht), großartig ausgeschlachtet werden kann. Das wird diese Partei tun, genauso wie die LINKEN. Als Analyseergebnis kristallisiert sich heraus, dass eine GroKo nicht an die Wähler des linken und rechten Randes stark macht, sondern dass die SPD es einfach nicht kapiert für die kleinen Leute da zu sein und um von dort her aus ihrem angestammten Wählerpotential die notwendigen Stimmen zu rekrutieren. Fazit: so wird das nie was wieder mal mit einer SPD-Regierung. !</text:p>
          </table:table-cell>
          <table:table-cell office:value-type="string" calcext:value-type="string">
            <text:p>If the SPD were serious about being a People's Party, then it would have set a visible sign of solidarity in our people and enforced citizen insurance on the devil. Instead, she donates everything because of family reunification as a bargaining chip. How can a party be so stupid? Family reunification barely gets her votes, on the contrary, but the non-taking citizens' insurance, which makes 90% of all eligible voters to second-class people, on the other hand, be scorned. What if the AfD is not stupid (they are not), great at cannibalizing. That's what this party will do, as well as the LEFT. The result of the analysis is that a GroKo does not make the voters of the left and right margins strong, but that the SPD simply does not understand how to be there for the little people and from there recruits the votes they need from their usual electoral potential , Conclusion: it will never again with an SPD government. !</text:p>
          </table:table-cell>
          <table:table-cell office:value-type="string" calcext:value-type="string">
            <text:p>negative</text:p>
          </table:table-cell>
          <table:table-cell table:number-columns-repeated="1021"/>
        </table:table-row>
        <table:table-row table:style-name="ro10">
          <table:table-cell office:value-type="string" calcext:value-type="string">
            <text:p>ist es unglaublich dumm, permanent die Ökologie gegen die Ökonomie auszuspielen. Was interessiert Menschen die Umwelt, wenn sie ihre Familie und sich selbst durch Arbeit nicht mehr ernähren können? Und dann wäre interessant zu erfahren, wie viele der Demonstranten vom Staat Unterhalt empfangen, die sich hier empören. Könnte es sein, dass hier einige nur ihren persönlichen Frust ausleben und der Anlass eher willkürlich ist?</text:p>
          </table:table-cell>
          <table:table-cell office:value-type="string" calcext:value-type="string">
            <text:p>It is incredibly stupid to constantly play ecology against the economy. What does people care about the environment if they can no longer feed their families and themselves through work? And then it would be interesting to see how many of the protesters receive support from the state, who are outraged here. Could it be that some here just live out their personal frustration and the occasion is rather arbitrary?</text:p>
          </table:table-cell>
          <table:table-cell office:value-type="string" calcext:value-type="string">
            <text:p>negative</text:p>
          </table:table-cell>
          <table:table-cell table:number-columns-repeated="1021"/>
        </table:table-row>
        <table:table-row table:style-name="ro19">
          <table:table-cell office:value-type="string" calcext:value-type="string">
            <text:p>Wenn es sich nicht um den Präsidenten der USA handeln würde, der leider leider durch seine Machtfülle auch Einfluss auf uns hier in Europa nimmt, würde man diesen Menschen wirklich gerne einfach nur noch stummschalten. Dieses hirnlose, unüberlegte Geblubber jeden Tag aufs Neue, man möchte sich nur noch fremdschämen, vor allem für die Leute, die den geistigen Stuhlgang dieses Mannes auch noch verteidigen müssen, möglicherweise- was noch schlimmer ist-wollen. Den lieben langen Tag... nur Geschwätz ohne Sinn und Verstand, Rechtfertigung, Dementi, dann Streit in den Medien und mit den Medien, was nun gesagt wurde, oder wie es gemeint war oder nicht. Baaaah! Ganz ehrlich Mr Trump, ich glaube die Welt hat Sie und ihr Geschwätz und dummes Getwittere langsam sowas von satt, gehen Sie doch endlich und lassen Sie jemanden ran, der wenigstens halbwegs weiß, was er redet. Es ist mir inzwischen sogar völlig egal welcher Partei er angehört, Hauptsache er hat wenigstens noch etwas Hirn.</text:p>
          </table:table-cell>
          <table:table-cell office:value-type="string" calcext:value-type="string">
            <text:p>If it were not for the President of the United States, who, unfortunately, through his power also has influence on us here in Europe, you would really like to just mute that person. This brainless, ill-considered bumbling every day, you just want to be ashamed of yourself, especially for the people who still need to defend this man's mental bowel movements, possibly, worse still, want. The sweet day ... just gossip without meaning and reason, justification, denial, then dispute in the media and with the media, what has been said, or how it was meant or not. Baaaah! Honestly, Mr Trump, I think the world is getting sick of you and their talk and stupid tweet, so go and have someone at least halfway aware of what he's talking about. In the meantime, it does not matter to me which party he belongs to, the main thing is that he has at least some brain left.</text:p>
          </table:table-cell>
          <table:table-cell office:value-type="string" calcext:value-type="string">
            <text:p>negative</text:p>
          </table:table-cell>
          <table:table-cell table:number-columns-repeated="1021"/>
        </table:table-row>
        <table:table-row table:style-name="ro42">
          <table:table-cell office:value-type="string" calcext:value-type="string">
            <text:p>"Natürlich hat Riexinger unrecht und Wagenknecht recht. Neue Parteien entstehen nicht aus sozialen Bewegungen. Sondern wie man an der AFD sieht am besten aus Thinktanks und der Sammlung kruder rechter Figuren, die sich nicht scheuen, sich aus der Nazikiste zu bedienen, einfache Lösungen und praktische Prügelknaben anzubieten. Aber es braucht eben gar keine neuen Parteien, sondern gerade Deutschland benötigt dringend soziale Bewegungen. Die Krise der Politik ist eine Legitimationskrise. Und die kommt nicht daher, dass das dumme Volk seine kluge Führung nicht zu würdigen weiß. Agenda 2010, Umweltpolitik, Renten, Gesundheit, Einkommen.... Es gibt keinen Bereich, in dem die Parteien von SPD bis CSU - Grüne eingeschlossen - nicht regelmäßig vor den ""Sachzwängen"" - sprich Kapitalinteressen - einknicken. Nur wenn hierzulande endlich genügend Leute anfangen ihre Interessen selbst zu vertreten, kann ein Paradigmenwechsel stattfinden. Und wenn Riexingers und Kiplings Linkspartei dazu gute Angebote machen, ist sie auf der richtigen Spur."</text:p>
          </table:table-cell>
          <table:table-cell office:value-type="string" calcext:value-type="string">
            <text:p>"Of course Riexinger is wrong and Wagenknecht right. New parties do not arise from social movements. But as you at the AFD see best of think tanks and the collection of crude right figures who are not afraid to use the Nazi list to offer simple solutions and practical whipping boys. But it does not need any new parties, but especially Germany urgently needs social movements. The crisis of politics is a crisis of legitimacy. And that does not come because the stupid people do not appreciate his wise leadership. Agenda 2010, environmental policy, pensions, health, income .... There is no area in which the parties from SPD to CSU - including the Greens - do not regularly buckle the ""economic constraints"" - that is, capital interests. Only when enough people start to represent their own interests in this country, a paradigm shift can take place. And if Riexinger and Kipling's Left Party make good offers, it's on the right track."</text:p>
          </table:table-cell>
          <table:table-cell office:value-type="string" calcext:value-type="string">
            <text:p>negative</text:p>
          </table:table-cell>
          <table:table-cell table:number-columns-repeated="1021"/>
        </table:table-row>
        <table:table-row table:style-name="ro35">
          <table:table-cell office:value-type="string" calcext:value-type="string">
            <text:p>"Lafontaine ist noch nicht fertig mit der SPD, Wagenknecht ist noch nicht fertig mit der ""Linkspartei"". Da kann man schon mal auf dumme Gedanken kommen. Leider ist den beiden nicht klar, dass sie für jegliche Neuerung, für was auch immer, sie selbst die größten Hindernisse sind."</text:p>
          </table:table-cell>
          <table:table-cell office:value-type="string" calcext:value-type="string">
            <text:p>"Lafontaine is not done yet with the SPD, Wagenknecht is not done yet with the ""Left Party"". Since you can ever come up with stupid thoughts. Unfortunately, the two are not aware that they are the biggest obstacles to any innovation, whatever."</text:p>
          </table:table-cell>
          <table:table-cell office:value-type="string" calcext:value-type="string">
            <text:p>negative</text:p>
          </table:table-cell>
          <table:table-cell table:number-columns-repeated="1021"/>
        </table:table-row>
        <table:table-row table:style-name="ro39">
          <table:table-cell office:value-type="string" calcext:value-type="string">
            <text:p>Schon wieder Gäääääähn .... Modrow darf in diesem Land - das nennt man Meinungsfreiheit - sagen was er wll. Sogar extrem dumme Sachen. Bezüglich der Mauertoten gibt es eine Beschlusslage der PDS bezw der Linken. Und die gilt. Achja: OB der Mann Vorsitzender des Ältestenrates ist oder Vorsitzender des Hintertupfinger Karnickelzüchtervereins, ist diesbezüglich vollkommen irrelevant. Jede Partei hat diese Art Rentnerband. Und in jeder Partei ist die Rentnerband irrelevant. Anders ist das - wie schon angemerkt - bei Union und FDP. Da haben Kader von Blockparteien der DDR nach der Wende Karriere gemacht. Und niemand hat da jemals auch nur gefagt, wo die Liebe zum Soziualismus denn geblieben ist. Aber die CDU hat ja eine Tradtion in dieser Art Weisswaschung. War nach 45 genauso wie nach 89.</text:p>
          </table:table-cell>
          <table:table-cell office:value-type="string" calcext:value-type="string">
            <text:p>Again Gäääääähn .... Modrow allowed in this country - this is called freedom of expression - say what he wants. Even extremely stupid things. Regarding the Mauertoten there is a resolution of the PDS or the left. And that applies. Oh yes, whether the man chairman of the Council of Elders or chairman of the Hintertupfinger Karnickelzüchtervereins, is completely irrelevant in this regard. Each party has this kind of retiree band. And in every party, the retiree band is irrelevant. This is different - as already noted - in the Union and FDP. Since cadres of block parties of the GDR have made after the turnaround career. And no one ever even asked where the love of socialism remained. But the CDU has a tradition in this kind of white washing. Was after 45 as well as after 89.</text:p>
          </table:table-cell>
          <table:table-cell office:value-type="string" calcext:value-type="string">
            <text:p>negative</text:p>
          </table:table-cell>
          <table:table-cell table:number-columns-repeated="1021"/>
        </table:table-row>
        <table:table-row table:style-name="ro29">
          <table:table-cell office:value-type="string" calcext:value-type="string">
            <text:p>Ich habe keinerlei Verständnis für eine derartig laxe Bewertung. Sind Sie genauso großzügig wenn es um die dummen Bemerkungen eines Herrn Höcke oder Gauland geht? Dürfen die auch sagen, was sie wollen? Vermutlich nicht. Wie es scheint, müssen andere für Sie mit aufpassen, damit diese Demokratie nicht ausgehöhlt wird. Schlafen Sie weiter - Gähn.</text:p>
          </table:table-cell>
          <table:table-cell office:value-type="string" calcext:value-type="string">
            <text:p>I have no understanding for such a laxe rating. Are you just as generous when it comes to the stupid remarks of a Mr. Höcke or Gauland? Can they also say what they want? Probably not. It seems that others have to watch out for you so that this democracy is not eroded. Sleep on - yawn.</text:p>
          </table:table-cell>
          <table:table-cell office:value-type="string" calcext:value-type="string">
            <text:p>negative</text:p>
          </table:table-cell>
          <table:table-cell table:number-columns-repeated="1021"/>
        </table:table-row>
        <table:table-row table:style-name="ro18">
          <table:table-cell office:value-type="string" calcext:value-type="string">
            <text:p>Der Typ aus dem Link hat das ganze völlig falsch verstanden. Trump hat nicht die Infrastruktur der afrikanischen Länder kritisiert, sondern generell die Leute dort, weil sie schwar und arm sind. Ein anderes Mal hat Trump auch behauptet, alle Haitianer hätten Aids. Kritik an die nigerianische Regierung ist an sich in Ordnung, aber die Rhethorik Trumps zu bedienen ist schlicht und einfach dämlich. Der Typ hat Trump Recht darin Recht gegeben, dass er arm, dumm, faul und minderwertig sei, weil er aus Afrika ist.</text:p>
          </table:table-cell>
          <table:table-cell office:value-type="string" calcext:value-type="string">
            <text:p>The guy from the link completely misunderstood the whole thing. Trump has not criticized the infrastructure of the African countries, but generally the people there because they are black and poor. On another occasion, Trump also claimed that all Haitians have AIDS. Criticism of the Nigerian government is in itself fine, but Trump's rhetoric is simply stupid. The guy has rightly proven to Trump that he's poor, stupid, lazy and inferior because he's from Africa.</text:p>
          </table:table-cell>
          <table:table-cell office:value-type="string" calcext:value-type="string">
            <text:p>negative</text:p>
          </table:table-cell>
          <table:table-cell table:number-columns-repeated="1021"/>
        </table:table-row>
        <table:table-row table:style-name="ro62">
          <table:table-cell office:value-type="string" calcext:value-type="string">
            <text:p>"spricht und deren Interviews am meisten Substanz zeigen, weil sie die übliche Polemik gar nicht nötig hat. Sie denkt klar, redet klar und beweist mit Ihrer Idee auch Mut einen neuen Weg zu gehen. Genau das ist es, was der politischen Landschaft in Deutschland ansonsten eher fehlt. Wer das Buch Wolf Biermanns ""warte nicht auf bessere Zeiten"" gelesen hat, wird vielleicht verstehen weshalb ich in der neuen politischen Gruppierung einen Gregor Gysi eher nicht sehen möchte. Mit einer neuen linksgerichteten Partei bestünde auch die Chance, SED-Altlasten abschütteln zu können mit denen die jetzige Linke - m.E. zu recht - konfrontiert wird. Frau Wagenknecht hat mein volles Vertrauen, auch weil sie mit beiden Beinen in der Realität steht und die Leute nicht für dumm hält. Zaubern wird auch Frau Wagenknecht nicht können - aber es wäre ja schon etwas gewonnen, wenn die soziale Schere endlich wieder mehr geschlossen werden würde. Klar muss Leistung sich lohnen - aber wenn z.B. in solch' einem reichen Land wie Deutschland so viele Menschen zur Tafel gehen müssen und das von der Politik totgeschwiegen wird, dann ist das nichts Anderes als politisches Versagen. MfG"</text:p>
          </table:table-cell>
          <table:table-cell office:value-type="string" calcext:value-type="string">
            <text:p>"speaks and their interviews show the most substance because they do not need the usual polemic. She thinks clearly, speaks clearly and with her idea also shows courage to go a new way. That's exactly what is missing from the political landscape in Germany. Anyone who has read Wolf Biermann's book ""Do not wait for better times"" may understand why I would rather not see a Gregor Gysi in the new political grouping. With a new left-wing party there would also be a chance to shake off SED legacies with which the current Left - m.E. to right - is confronted. Ms. Wagenknecht has my full confidence, also because she stands with both legs in reality and does not think people are stupid. Even Frau Wagenknecht will not be able to conjure magic - but it would already have gained something if the social gap was finally closed again. Of course, performance must be worthwhile - but if, for example, In such a rich country as Germany so many people have to go to the table and that is hushed up by politics, this is nothing but political failure. Kind regards"</text:p>
          </table:table-cell>
          <table:table-cell office:value-type="string" calcext:value-type="string">
            <text:p>negative</text:p>
          </table:table-cell>
          <table:table-cell table:number-columns-repeated="1021"/>
        </table:table-row>
        <table:table-row table:style-name="ro39">
          <table:table-cell office:value-type="string" calcext:value-type="string">
            <text:p>Mixt man viele Schwachen mit wenigen Starken kommt max. der Mittelwert heraus. Jetzt sind sogar die Nettoeinzahler I und F die neuen Sorgenländer. Auch in den USA gab es einmal eine Schuldenverallgemeinerung der 50 Bundesstaaten, hat man schnell wieder abgeschafft, wir leben im Kapitalismus, der Kapitalist ist nicht solidarisch. Alle brauchen das so tolle Wort Reformen unter denen man in Wahrheit eine Art Agenda 2010 versteht mit der SPD und Grüne unter Schröder die Steuern der Reichen um 10 Prozent senkten, die Kleinen stark belasteten, nur so wurde D wieder fit, dumm nur, das war der Sargnagel des Euro, alle anderen lassen sich das nicht gefallen. Macron bekommt schon bei den ersten Reförmchen massiven Gegenwind, deshalb seine so tollen Ideen, wie er an noch mehr Mrd vom Michel herankommt.</text:p>
          </table:table-cell>
          <table:table-cell office:value-type="string" calcext:value-type="string">
            <text:p>If you mix many weak with few strong comes max. the mean out. Now even net contributors I and F are the new worrying countries. Even in the US, there was once a generalized debt of the 50 states, you quickly abolished, we live in capitalism, the capitalist is not solidary. All need the so great word reforms under which one really understands a sort of Agenda 2010 with the SPD and Greens under Schröder lowered the taxes of the rich by 10 percent, the small burden heavily, only D was fit again, just stupid, that was the coffin nail of the euro, all the others do not like it. Macron already gets massive headwinds at the first little red flags, so his great ideas, as he approaches even more billions of Michel.</text:p>
          </table:table-cell>
          <table:table-cell office:value-type="string" calcext:value-type="string">
            <text:p>negative</text:p>
          </table:table-cell>
          <table:table-cell table:number-columns-repeated="1021"/>
        </table:table-row>
        <table:table-row table:style-name="ro14">
          <table:table-cell office:value-type="string" calcext:value-type="string">
            <text:p>SPD mit Schulz ist schlichtweg un-wählbar, da unschlüssig, wackelig, inkonsequent, dumm, peinlich, konzeptlos und am schlimmsten: sie haben es immer noch nicht kapiert, wer ihr Wählerklientel ist und was sie von ihrer Partei erwarten. Statt sich am sinnlosen Obergrenzenpalaber und Familienzusammenführung festzubeißen, müssen die Themen Entlastung der Werktätigen, der Familien mit Kindern, bessere Versorgung der Rentner, verbesserte Infrastruktur/Bildungssystem/Ganztagsschulen/Kindergärten/Förderkurse - alles Felder, die die kinderlose Merkel/CDU mit der SPD vernachlässigt haben - endlich mal in Angriff genommen werden. So wie es jetzt läuft, wird die SPD bei der nächsten Wahl auf 15-18 % runterrutschen in die Versenkung einer Splitterpartei. Weiter so, Herr Schulz!</text:p>
          </table:table-cell>
          <table:table-cell office:value-type="string" calcext:value-type="string">
            <text:p>SPD with Schulz is simply ineligible, because undecided, shaky, inconsistent, stupid, embarrassing, without concept and worst of all: they still have not figured out who their electoral clientele is and what they expect from their party. Instead of bogging down in meaningless upper limit palaces and family reunification, the issues of relief for the working people, families with children, better care of pensioners, improved infrastructure / education system / all-day schools / kindergartens / support courses - all fields that neglects the childless Merkel / CDU with the SPD have - finally be tackled. As it is now, the SPD will slide at the next election to 15-18% slide into the sinking of a splinter party. Keep it up, Mr Schulz!</text:p>
          </table:table-cell>
          <table:table-cell office:value-type="string" calcext:value-type="string">
            <text:p>negative</text:p>
          </table:table-cell>
          <table:table-cell table:number-columns-repeated="1021"/>
        </table:table-row>
        <table:table-row table:style-name="ro12">
          <table:table-cell office:value-type="string" calcext:value-type="string">
            <text:p>Der Neoliberalismus muss weiter ausgebaut werden. Die Reichen müssen noch reicher werden. Der dumme Rest muss dafür schuften Das garantiert nur Merkel. Deshalb muss sie unbedingt weitermachen. Denn Menschen in Existenzangst lassen sich leichter manipulieren und regieren. Liebe SPD, es reicht eben nicht, alle Errungenschaften der Nachkriegszeit mit der Agenda 2010 abzuschaffen. Unsozial ist gut. Basta.</text:p>
          </table:table-cell>
          <table:table-cell office:value-type="string" calcext:value-type="string">
            <text:p>Neoliberalism needs to be further developed. The rich need to become richer. The stupid rest must toil for That guarantees only Merkel. That's why she has to go on. For people in existential fear are easier to manipulate and govern. Dear SPD, it is simply not enough to abolish all achievements of the post-war era with Agenda 2010. Unsocial is good. Basta.</text:p>
          </table:table-cell>
          <table:table-cell office:value-type="string" calcext:value-type="string">
            <text:p>negative</text:p>
          </table:table-cell>
          <table:table-cell table:number-columns-repeated="1021"/>
        </table:table-row>
        <table:table-row table:style-name="ro16">
          <table:table-cell office:value-type="string" calcext:value-type="string">
            <text:p>es geht doch nur darum mit Formelkompromissen, dehnbahren Beschlüssen die Basis hinters Licht zu führen damit die Querulanten Ruhe geben. Im großen und ganzen wird alles so bleiben wie es ist. Und die dumme SPD Basis wird dann selbstverständlich zustimmen. Das gibt es nur bei der SPD...........</text:p>
          </table:table-cell>
          <table:table-cell office:value-type="string" calcext:value-type="string">
            <text:p>it's all about formula compromises, dehnbahren decisions to fool the base so that the tormentors give rest. By and large, everything will stay as it is. And the stupid SPD base will then of course agree. This is only available at the SPD ...........</text:p>
          </table:table-cell>
          <table:table-cell office:value-type="string" calcext:value-type="string">
            <text:p>negative</text:p>
          </table:table-cell>
          <table:table-cell table:number-columns-repeated="1021"/>
        </table:table-row>
        <table:table-row table:style-name="ro9">
          <table:table-cell office:value-type="string" calcext:value-type="string">
            <text:p>ist doch nur ein Taschenspielertrick und war es von Anfang an. Für den Arbeitgeber ist die Gesamtlohnsumme incl. Lohnnebenkosten wichtig, egal wie die sich aufteilt. Ob da nun paritätische Finanzierung der Krankenkassenbeiträge, dafür aber weniger Stundenlohn oder umgekehrt drübersteht.Gleiches gilt für den Arbeitnehmer. Da lassen sich die Wähler für dumm verkaufen. Ein insgesamt verbessertes reales Einkommen für die Arbeitnehmer muß von den Gewerkschaften verhandelt werden. Was nutzt es dem Arbeitnehmer, wenn der Arbeitgeber die erhöhten Beiträge zur Krankenkasse bei den Lohnverhandlungen gleich wieder (vorsorglich gedanklich) abzieht. Das können nur starke Gewerkschaften verhindern.</text:p>
          </table:table-cell>
          <table:table-cell office:value-type="string" calcext:value-type="string">
            <text:p>It's just a trick of a trick and it was from the beginning. For the employer, the total wage including wage costs is important, no matter how the divides. Whether there is now equal funding of health insurance contributions, but less hourly wage or vice versa übersteht.Gleiches applies to the employee. Since the voters sell for stupid. An overall improved real income for workers must be negotiated by the unions. What use is it for the employee if the employer deducts the increased contributions to the health insurance in wage negotiations right away (as a precautionary thought). Only strong unions can prevent this.</text:p>
          </table:table-cell>
          <table:table-cell office:value-type="string" calcext:value-type="string">
            <text:p>negative</text:p>
          </table:table-cell>
          <table:table-cell table:number-columns-repeated="1021"/>
        </table:table-row>
        <table:table-row table:style-name="ro18">
          <table:table-cell office:value-type="string" calcext:value-type="string">
            <text:p>Ja,gut geschrieben....dann erhebt sich aber die Frage bei den Renten: Warum wird pausenlos von 'Gerechtigkeit ' gesprochen( ich kann das verdummende Gerede schon lange nicht mehr hören ) ? Vielleicht weil man ein schlechtes Gewissen hat, das Volk einlullen möchte? ( für anderes ist ja genügend da ) Aber solange sich das Volk alles bieten lässt,noch nicht einmal an der Basis( in den Gemeinden,deren Abgeordnete,Stadträte) 'zu Felde zieht' -was soll sich ändern? Danke</text:p>
          </table:table-cell>
          <table:table-cell office:value-type="string" calcext:value-type="string">
            <text:p>Yes, well written .... but then raises the question of the pensions: Why is constantly talking of 'justice' (I can not hear the dumb talk for a long time)? Maybe because you have a bad conscience, want to lull the people? (there is enough for others) But as long as the people can offer everything, not even at the base (in the municipalities, their deputies, city councilors) 'moves to the field' - what should change? Thank you</text:p>
          </table:table-cell>
          <table:table-cell office:value-type="string" calcext:value-type="string">
            <text:p>negative</text:p>
          </table:table-cell>
          <table:table-cell table:number-columns-repeated="1021"/>
        </table:table-row>
        <table:table-row table:style-name="ro12">
          <table:table-cell office:value-type="string" calcext:value-type="string">
            <text:p>Das möchte ich stark bezweifeln. Schliesslich hat sie bisher immer schon alles richtig gemacht, also kann alles bleiben, wie es ist. Leider begreifen das nur rd. 30% der dummen Wähler. Wer Ironie findet, darf sie behalten... Ausserdem weiss sie schon jetzt, was Demokratie heisst - darum sträubt sie sich ja so sehr, duckt sich wieder mal weg und schickt ihre Zwergengarde zum Pöbeln, siehe Artikel.</text:p>
          </table:table-cell>
          <table:table-cell office:value-type="string" calcext:value-type="string">
            <text:p>I strongly doubt that. After all, she's always done everything right so everything can stay as it is. Unfortunately, only approx. 30% of the stupid voters. Anyone who finds irony may keep it ... Moreover, she already knows what democracy means - that's why she resists so much, ducks herself away once again and sends her dwarven guard to mobbing, see article.</text:p>
          </table:table-cell>
          <table:table-cell office:value-type="string" calcext:value-type="string">
            <text:p>negative</text:p>
          </table:table-cell>
          <table:table-cell table:number-columns-repeated="1021"/>
        </table:table-row>
        <table:table-row table:style-name="ro33">
          <table:table-cell office:value-type="string" calcext:value-type="string">
            <text:p>"Die Polithansel der CSU und auch der CDU sind anscheinend mit dem Klammerbeutel gepudert worden. Warum verdonnert kein Parteichef diese Leute zum Klappehalten? Sollen die SPD-Mitglieder verärgert werden, so dass keine Koalitionsverhandlungen stattfinden werden. Was sind das nur für dumme Politiker, die in diesem Staat Verantwortung tragen? Diese Politiker stehen für ein ""Weiter so"" und sind im Grunde für eine neue Politik obsolet. Für wie Dumm werden die Wähler gehalten? Ein Dobrindt in der Regierung steht für Ärger und dumme Sprüche, aber auch für ein fehlendes ministerielles Verhalten. Und Söder soll ja erst MP in Bayern werden, es graust einem vor schlimmen Handeln dieses Gockels. Frau Merkel sollte auf ihre führenden Leute einwirken, wenn sie nochmal Kanzlerin werden will, ansonsten droht eine Minderheitenregierung und dann sehr schnell Neuwahlen .."</text:p>
          </table:table-cell>
          <table:table-cell office:value-type="string" calcext:value-type="string">
            <text:p>"The Polithansel of the CSU and also the CDU seem to have been powdered with the staple bag. Why does not party leader condescend these people to keep shut? Should the SPD members be upset, so that no coalition negotiations will take place. What kind of stupid politicians are responsible in this state? These politicians stand for a ""keep it up"" and are basically obsolete for a new policy. How stupid are the voters? A Dobrindt in the government stands for anger and stupid sayings, but also for a lack of ministerial behavior. And Söder is supposed to be MP in Bavaria, it is a terrible act before this gockel. Mrs. Merkel should act on her leading people if she wants to become Chancellor again, otherwise a minority government threatens and then very quickly new elections."</text:p>
          </table:table-cell>
          <table:table-cell office:value-type="string" calcext:value-type="string">
            <text:p>negative</text:p>
          </table:table-cell>
          <table:table-cell table:number-columns-repeated="1021"/>
        </table:table-row>
        <table:table-row table:style-name="ro9">
          <table:table-cell office:value-type="string" calcext:value-type="string">
            <text:p>Ich bin immer noch erstaunt, dass die Union so dumm war und überhaupt nicht auf eine Reform der Krankenversicherung sich eingelassen hat. Keine Ahnung ob die Bürgerversicherung wirklich die große Lösung ist, aber die aktuellen Verhältnisse mit explodierenden Beiträgen bei den Privaten und schlechter Versorgung bei den Gesetzlichen Krankenkassen, erfordern eine Reform. Es gab meiner Meinung nach überhaupt keinen Grund hier einfach nur nein zu sagen. Warum hat man nicht einen Gegenvorschlag gemacht. Das hätte der große Wurf der zukünftigen Regierung werden, ein Projekt auf das man im Erfolgsfall noch lange hätte stolz sein können. Stattdessen besteht jetzt tatsächlich das große Risiko, dass die SPD diesem Koalitionsvertrag nicht zustimmt.</text:p>
          </table:table-cell>
          <table:table-cell office:value-type="string" calcext:value-type="string">
            <text:p>I am still amazed that the Union was so stupid and did not embark on a reform of health insurance at all. No idea if the citizens insurance is really the big solution, but the current conditions with skyrocketing contributions to the private and poor supply at the statutory health insurance, require reform. In my opinion there was no reason to say no here. Why did not you make a counterproposal. That would have been the big hit of the future government, a project that one could have long been proud of if successful. Instead, there is a real risk that the SPD will not agree to this coalition agreement.</text:p>
          </table:table-cell>
          <table:table-cell office:value-type="string" calcext:value-type="string">
            <text:p>negative</text:p>
          </table:table-cell>
          <table:table-cell table:number-columns-repeated="1021"/>
        </table:table-row>
        <table:table-row table:style-name="ro42">
          <table:table-cell office:value-type="string" calcext:value-type="string">
            <text:p>"Ach, sind Sie doch nicht so naiv. Wie funktioniert den so eine Regierung mit Koalition und Opposition? 1) Hat Partei einen guten Vorschlag, ist Partei B dagegen. Vorschlag gestrichen. 2) Partei B macht eine dummen Vorschlag und Partei A hat auch einen dummen Vorschlag. Ergebnis: Wenn Du meinen dummen Vorschlag akzeptierst, akzeptiere ich deine dummen Vorschlag. 3) Oder Partei A und B sind sich mal einig dann kommt Bundesrat in dem auch Partei C was zu sagen hat. Wieder nichts. 4) Bundesrat könnte evt. dummen Kompromiss von 2) ablehnen aber da kommt Partei C ins Spiel und droht mit finanziellen Konsequenzen für das Land wenn es nicht zustimmt. usw,. usw. Egal ob Merkel oder sonst jemand oder welche Partei auch immer. Solange das System so arbeitet wird man keinen Fortschritt erwarten können. Glauben sie ja nicht das eine anders geartete Konstellation in diesem System irgendwie anders arbeiten würde. Selbstverständlich würde ich mir keinesfalls eine Regierungsform wünschen die nicht auf halbwegs ""demokratischen"" Fundament steht, egal ob rechts oder links."</text:p>
          </table:table-cell>
          <table:table-cell office:value-type="string" calcext:value-type="string">
            <text:p>"Oh, you are not so naive. How does such a government with coalition and opposition work? 1) If party has a good proposal, party B is against it. Proposal deleted. 2) Party B makes a stupid proposal and Party A also has a stupid proposal. Result: If you accept my stupid suggestion, I accept your stupid proposal. 3) Or party A and B are united then comes Bundesrat in which also party C has something to say. Again nothing. 4) Federal Council could possibly reject stupid compromise of 2) but then party C comes into play and threatens with financial consequences for the country if it does not agree. etc,. etc. Whether Merkel or anyone else or whatever party. As long as the system works that way you will not expect any progress. Do not you believe that a different kind of constellation would somehow work differently in this system. Of course, I would not wish for a form of government that is not on a ""democratic"" foundation, whether right or left."</text:p>
          </table:table-cell>
          <table:table-cell office:value-type="string" calcext:value-type="string">
            <text:p>negative</text:p>
          </table:table-cell>
          <table:table-cell table:number-columns-repeated="1021"/>
        </table:table-row>
        <table:table-row table:style-name="ro38">
          <table:table-cell office:value-type="string" calcext:value-type="string">
            <text:p>"das klammern an etwas wie der Groko hat dagegen kaum Bewegung. bewegt werden sollen ein paar Dinge und noch ein bischen nachsitzen weil man seine Aufgaben von gestern noch nachholen MUSS. klar wird sich jetzt bewegt, im März ist die Zeit abgelaufen bzgl. Familiennachzug. das muss vor der Bayern Wahl passieren sonst laufen der 6,2% Partei die Wähler weg! die SPD wird dann bei der nächsten Wahl schnell was backen, damit die Linke ihnen die Wähler nicht dankbar abnimmt. der sozial eingestellte Malocher wird der Seeheimer Partei Deutschlands eh abwandern und die andern werden halt bei der AFD auf ihr Glück hoffen ( Angelas air america der Politik ? ). den Schülern fällt weiter der Putz auf den Kopf, aber die haben ja kein Stimmrecht. in der DDR war man wenigstens ehrlich eine Partei zur Wahl stellen, statt 3 Parteien nach der Wahl zu grokoisieren. kein Wunder das sich der Wähler veräppelt vorkommt. ""weiter so"" Frau Merkel hat schon bei Erich nicht geklappt, aber das dürfte sie ja wissen als Blockpartei Mitglied wie ihre alte SED abstürzte oder warum!!! aber sie versteht ja auch nicht das abgehört werden kein Grundbedürfnis eines Bürgers ist ! nur der Dumme lernt aus seine Fehlern, der Kluge lernt aus den Fehlern der Dummen und der Saudumme stirbt aus!"</text:p>
          </table:table-cell>
          <table:table-cell office:value-type="string" calcext:value-type="string">
            <text:p>"the clinging to something like the Groko barely has movement. to be moved a few things and a little detention because you have to make up for his tasks of yesterday still. it is clear that the time is up, in March the time has expired with regard to family reunification. that must happen before the Bayern election otherwise run the 6.2% party voters away! the SPD will then bake something at the next election so that the left does not gratefully accept the voters. the socially adjusted Malocher will emigrate the Seeheimer party Germany anyway and the others will just stop at the AFD on their luck hope (Angela's air America of politics?). the students are still the plaster on the head, but they have no vote. In the GDR, at least, one honestly had to put up a party for election, instead of grouting three parties after the election. no wonder that the voter seems foolish. ""Keep it up"" Mrs. Merkel did not work for Erich, but that should be known as a block party member as her old SED crashed or why !!! but she also does not understand that listening is not a basic need of a citizen! only the stupid learns from his mistakes, the Kluge learns from the mistakes of the stupid and the Saudumme dies!"</text:p>
          </table:table-cell>
          <table:table-cell office:value-type="string" calcext:value-type="string">
            <text:p>negative</text:p>
          </table:table-cell>
          <table:table-cell table:number-columns-repeated="1021"/>
        </table:table-row>
        <table:table-row table:style-name="ro27">
          <table:table-cell office:value-type="string" calcext:value-type="string">
            <text:p>...programm Facelift 2018: - Überbevölkerung für beendet erklären - EU Spaltung für beendet erklären - Klimaerwärmung bitten noch etwas zu warten - Europäischen Finanzminister direkt von Goldman Sachs holen - Den Leuten besser kommunizieren, dass Sie nicht so dumm sind wie es scheint</text:p>
          </table:table-cell>
          <table:table-cell office:value-type="string" calcext:value-type="string">
            <text:p>... Facelift 2018: - Declare overpopulation over - Declare EU splintering over - Global warming ask for something else - Get European Finance Minister directly from Goldman Sachs - Communicate better to people that you are not as stupid as it seems</text:p>
          </table:table-cell>
          <table:table-cell office:value-type="string" calcext:value-type="string">
            <text:p>negative</text:p>
          </table:table-cell>
          <table:table-cell table:number-columns-repeated="1021"/>
        </table:table-row>
        <table:table-row table:style-name="ro55">
          <table:table-cell office:value-type="string" calcext:value-type="string">
            <text:p>"Haben die letzten vier Jahre nicht gezeigt, dass diese Formation nicht funktioniert? - Tatenlosigkeit und Lähmung des Parlaments, die oft nur noch Statisten waren und vieles vom Koaltitionsvertrag wegen des dem Grundgesetz widersprechenden Fraktionszwang abnicken mussten bzw. es nicht kritisch kommentieren durften. - Verrat an den Menschenrechten (Snowden durfte nicht kommen, No-Spy-Lüge der Kanzlerin), Gemauschel mit den USA, gemeinsame Sache mit Erdogan (pausierte etwas wegen des öffentlichen Drucks, geht jetzt wieder los) - Steigerung der Altersarmut (350.000 Rentner von der Tafel abhängig) - Verrat an den deutschstämmigen Parlamentariern, da die Regierung sie nicht vor Erdogans Hetze verteidigt hat - Verrat an den Verbrauchern (Glyposat, undurchschaubare Inhaltsangaben auf Lebensmitteln statt Lebensmittelampel), Verbraucherminister ist Geldverschwendung, der tut eh nur, was die Industrie will! - Schonung von VW, Käufer in Deutschland wurden total benachteiligt! - Versagen in der Bildungspolitik: Asylanten und Flüchtlinge ALS BUND aufnehmen, aber die Schulen bei dem Deutschunterricht im Stich lassen (dann natürlich ""Ländersache""). Warum gibt es bundesweit keine einheitlichen, kostenlosen Deutschlehrmaterialien in den ganzen verschiedenen Sprachen (Buch, Arbeitsblätter, Tonbeispiele), zu dem der Lehrer das passende Buch hat? Warum gibt es keine Fördermittel für MP3-Player mit Kopfhörer? Unsere Bildungsministerin ist Geldverschwendung! - Versagen beim Klimaschutz, jetzt sogar als Beschluss für die nächsten vier Jahre - Versagen beim Umweltschutz: der unsägliche Kunststoffmüll wurde nicht eingedämmt, das Pfandflaschensystem wurde ziemlich beseitigt), Hochwasserschutz mieserabel, jede weitzere Überschwemmung zeigt die Unfähigkeit der Regierung ... ... Ich prognostiziere für 2021, dass die AfD 25%-30% bekommen wird. Warum? Weil es dann nur einen Hauptgegner gibt: SPCDU, und die wird böse abgestraft werden. Zu dumm ..."</text:p>
          </table:table-cell>
          <table:table-cell office:value-type="string" calcext:value-type="string">
            <text:p>"Have not the last four years shown that this formation does not work? - Inaction and paralysis of the Parliament, which were often only extras and much of the Koaltitionsvertrag because of the fact that the Basic Law contradictory fraction compulsion had to bow down or it was not allowed to comment critically. - betrayal of human rights (Snowden was not allowed to come, no-spy lie of the Chancellor), Gemauschel with the US, common cause with Erdogan (paused something because of public pressure, now starts again) - increase in old-age poverty (350,000 pensioners of the betrayal of the German-born parliamentarians, because the government has not defended them from Erdogan's hate - betrayal of consumers (Glyposat, inscrutable information on food instead of food lights), consumer ministers is a waste of money, anyway does only what the industry wants ! - Protection of VW, buyers in Germany were totally disadvantaged! - Failure in education policy: asylum seekers and refugees take as a bunch, but the schools in the German lessons in the lurch (then of course ""country thing""). Why are there no standardized, free German teaching materials in all the different languages ​​(book, worksheets, audio samples) nationwide, for which the teacher has the right book? Why is there no funding for MP3 players with headphones? Our Minister of Education is a waste of money! - Failure in climate protection, now even as a decision for the next four years - failure in environmental protection: the unspeakable plastic waste was not contained, the deposit bottle system was pretty much eliminated), flood protection miserable, any further flooding shows the inability of the government ... ... I forecast for 2021 that the AfD will get 25% -30%. Why? Because then there is only one main opponent: SPCDU, and that will be punished badly. Too stupid ..."</text:p>
          </table:table-cell>
          <table:table-cell office:value-type="string" calcext:value-type="string">
            <text:p>negative</text:p>
          </table:table-cell>
          <table:table-cell table:number-columns-repeated="1021"/>
        </table:table-row>
        <table:table-row table:style-name="ro25">
          <table:table-cell office:value-type="string" calcext:value-type="string">
            <text:p>... Merkel und GroKo ganz bewußt abgewatscht. Jetzt werde ich von meiner Partei wie ein dummer Junge behandelt. Nein, Schulz &amp; Co. haben nicht wirklich verstanden. Oder es schert sie keinen Deut, solange lukrative Posten winken. Ich kann mich nicht entschujeiden, welche Lesart schlimmer ist. Im Zusammenhang mit dem Aufstieg der AfD hat kurz nach der Wahl jemqand gesagt, Deutschland stünde am Rande des Abgrunds. Mit dem Durchwinken der Sondierungsergebnisse sind wir einen entscheidenden Schritt weiter ...!!</text:p>
          </table:table-cell>
          <table:table-cell office:value-type="string" calcext:value-type="string">
            <text:p>... Merkel and GroKo deliberately brushed off. Now I am treated by my party like a stupid boy. No, Schulz &amp; Co. did not really understand. Or it does not matter a bit, as long as lucrative sentries beckon. I can not decide which reading is worse. In connection with the rise of the AfD, someone said shortly after the election that Germany was on the brink of the abyss. With the wave of exploratory results we are a decisive step further ... !!</text:p>
          </table:table-cell>
          <table:table-cell office:value-type="string" calcext:value-type="string">
            <text:p>negative</text:p>
          </table:table-cell>
          <table:table-cell table:number-columns-repeated="1021"/>
        </table:table-row>
        <table:table-row table:style-name="ro8">
          <table:table-cell office:value-type="string" calcext:value-type="string">
            <text:p>"statt dessen gibt es Politiker die stattdessen einen Gummiaal haben und sich biegen und wenden. 50 cm feinstes schlabberiges Gummi. ich weiß warum ich der SPD mein Parteibuch zurück gegeben habe, die Seeheimer Wähler Würger haben mich vertrieben. liebe restliche Weggefährten der alten Zeiten, Augen auf und Hirn an, lasst euch nicht verkaufen. viel zu lange sind die Seeheimer Bandwürmer schon eine Belastung in der Partei. zeigt den restlichen 20% Wählern das sie nicht umsonst wählen gegangen sind, wenn ihr das nicht schafft ist eure Zukunft heute schon kristallklar zu erkennen. derweil läuft das Unionsnebenprodukt durch die Welt und kassiert enttäuschte Wähler ein. ich halte die AFD für die politische Variante a la air america , siehe Parteiprogramm und Leute ( etwas brauner wie die CSU, sichert sie die % , wenn die schwarzbraune Haselnuss Groko kommt ist es wieder zu spät)! Frau Merkel ist nicht dumm, nicht dreist, sondern wie der Bayer sagt ausgesprochen ""hinterfotzig"". mag auch an ihrer Stellung vor 1989 liegen, wo sie ja auch schon eine Einheitspartei toll fand. wo das Volk abgehört wurde und nix zu melden hatte. damals bestimmte die UdSSR und heute die Wirtschaft was die SED 2.0 zu machen hat. "" es werden keine Mauthäuschen gebaut"" na klingelte jetzt. keine Bürger werden ausspioniert, weder NSA noch BND? willkommen in Tante Rautes neuer kapitalistischer DDR 2.0 !!! da wählte ich doch lieber Frau Wagenknecht statt Euro Schulz! ""dann gibts auf die Fresse"" und dem SPD Wähler blutet die Lippe, Frau Nahles danke danke das sie dem Wähler so ehrlich ihre Meinung reindrücken!!! das dankeschön Kreuzchen ist ihnen nicht sicher!"</text:p>
          </table:table-cell>
          <table:table-cell office:value-type="string" calcext:value-type="string">
            <text:p>"instead, there are politicians who instead have a rubber egg and bend and turn. 50 cm finest schlabberiges rubber. I know why I gave back my party book to the SPD, the Seeheim voters strangled me. dear remaining companions of the old times, eyes on and brain on, do not let yourselves be sold. For too long, the Seeheimer tapeworms are already a burden in the party. shows the remaining 20% ​​voters that they have not voted vain vote, if you do not succeed, your future is already crystal clear. meanwhile, the by-product of the Union runs through the world and collects disappointed voters. I think the AFD is for the political variant a la air america, see party program and people (a little bit brighter like the CSU, it secures the%, when the black-brown hazelnut Groko comes it's too late again)! Mrs. Merkel is not stupid, not brazen, but as the Bayer pronounces pronounced ""backfotzig"". may also be in their position before 1989, where they already found a united party great. where the people were intercepted and had nothing to report. At that time, the USSR and today the economy has what the SED 2.0 has to do. ""No toll booths are being built"", the bell was ringing now. no citizens are being spied on, neither NSA nor BND? welcome to Aunt Rautes new capitalist GDR 2.0 !!! I preferred to choose Frau Wagenknecht instead of Euro Schulz! ""then get on your face"" and the SPD voter bleeds the lip, Mrs. Nahles thank you that they impress the voter so honestly their opinion! the thank you little cross is not sure!"</text:p>
          </table:table-cell>
          <table:table-cell office:value-type="string" calcext:value-type="string">
            <text:p>negative</text:p>
          </table:table-cell>
          <table:table-cell table:number-columns-repeated="1021"/>
        </table:table-row>
        <table:table-row table:style-name="ro11">
          <table:table-cell office:value-type="string" calcext:value-type="string">
            <text:p>die, die mehr Sozial wollten haben sich nur täuschen lassen. Die SPD wollte keinen richtigen Mindestlohn deswegen sind da Löcher drin, keine Bürgerversicherung, kein BGE oder höhere Erbschafts- eine Vermögensteuer oder höheren Spitzensteuersatz....das was sie geglaubt haben, was die SPD wolle, war für die Spitze nur Verhandlungsmasse. Es geht in einer zerfallenden Gesellschaft nur noch um das eigene Wohl und man kriegt keinen tollen Posten oder wird von den Reichen eingeladen wenn man ihnen vor das Schienbein tritt und es gibt auch keine Briefumschläge wie für Schäuble, Koffer wie für Kohl oder Gelder der BMW Dynastie für ein EU Veto für Merkel in der Opposition.....das letztere wollte die Führung haben und man hat Wähler gesucht die sich täuschen lassen....keiner der oberen der SPD ist gegen die Agenda oder die Riesterrente(Volksverdummung) etc. Aber einige Wähler glauben immer noch die wachen auf und sind dann sozial....haha wacht Ihr auf Sozial ist tot, es lebe das Ego, der Ellenbogen der Kampf der Klassen und die SPD ist lieber auf der Seite der Gewinner ! Und wer auf die Basis, die Jusos hofft....wer wählt die Parteispitze ?</text:p>
          </table:table-cell>
          <table:table-cell office:value-type="string" calcext:value-type="string">
            <text:p>those who wanted more social just got fooled. The SPD did not want a real minimum wage so there are holes in it, no citizens insurance, no BGE or higher inheritance - a wealth tax or higher top tax rate .... what they believed, what the SPD wanted, was for the top only bargaining power. It is in a decaying society only for their own good and you get a great job or is invited by the rich when you step in front of the shin and there are no envelopes as Schäuble, suitcase as for cabbage or funds of the BMW dynasty for an EU veto for Merkel in the opposition ..... the latter wanted to have the leadership and you have voters sought to be fooled .... none of the top of the SPD is against the agenda or the Riester pensions (people dulling) etc. But some voters still believe in wakefulness and then social .... haha ​​You wake up Social is dead, long live the ego, elbow the struggle of the classes and the SPD prefers to be on the winner's side! And who on the basis, the Jusos hopes .... who chooses the party leadership?</text:p>
          </table:table-cell>
          <table:table-cell office:value-type="string" calcext:value-type="string">
            <text:p>negative</text:p>
          </table:table-cell>
          <table:table-cell table:number-columns-repeated="1021"/>
        </table:table-row>
        <table:table-row table:style-name="ro7">
          <table:table-cell office:value-type="string" calcext:value-type="string">
            <text:p>"Guten Morgen, Frau Beyer. Meiner Ansicht nach ist das schlechte Image des Journalismus, welches sich in den Begriffen ""Lücken-"" oder ""Lügenpresse"" ausdrückt, nicht unbedingt dem Vermeiden von unangenehmen Fragen bei Interviews mit Film- oder Fußballstars geschuldet. Vielmehr war es doch das übertriebene Gutmenschentum, das viele Journalisten dazu bewogen hat, bei Themen über Umweltschutz, Flüchtlinge, Kriminalität usw. einfach auch mal Fakten wegzulassen, die der eigenen Ideologie nicht entsprochen hätten. Und das hat dann eben zu der Gegenreaktion geführt, dass wir heute leider wieder eine rechte Hetzerszene im Land haben. Die Journalisten haben in solchen Fällen natürlich nicht gelogen, aber die Leute doch für dumm verkauft. Und das rächt sich heute. Guter Journalismus beschreibt ALLES, was ist. Wenn Sie also ihre Branche als heroisch verkaufen wollen, weil sie einem Filmstar gegen seinen Wunsch mal ein paar nicht angemeldete Fragen stellt, geht das für mich in die völlig falsche Richtung."</text:p>
          </table:table-cell>
          <table:table-cell office:value-type="string" calcext:value-type="string">
            <text:p>"Good morning, Mrs. Beyer. In my opinion, the bad image of journalism, which is expressed in the terms ""gap"" or ""lying press"", is not necessarily due to avoiding unpleasant questions in interviews with film or football stars. Rather, it was the exaggerated good-humourous nature that prompted many journalists to simply omit facts that did not fit their own ideology when it came to topics such as environmental protection, refugees, crime, and so on. And that has just then led to the backlash that we unfortunately have today again a right-wing incitement in the country. The journalists did not lie in such cases, of course, but they sold people stupid. And that takes its revenge today. Good journalism describes everything that is. So, if you want to sell your industry as heroic because you're asking a movie star a few unanswered questions against your wish, that's going the wrong way for me."</text:p>
          </table:table-cell>
          <table:table-cell office:value-type="string" calcext:value-type="string">
            <text:p>negative</text:p>
          </table:table-cell>
          <table:table-cell table:number-columns-repeated="1021"/>
        </table:table-row>
        <table:table-row table:style-name="ro64">
          <table:table-cell office:value-type="string" calcext:value-type="string">
            <text:p>"Guten Tag, Herr Futtermeister. Seit wann und wo haben Journalisten ein schlechtes Image? Bei Ihnen offensichtlich, bei mir allerdings überhaupt nicht - im Gegenteil. Zur Klarstellung: Auch mir geht das sogenannte Gutmenschentum, falls wir denn dasselbe meinen, auf die Nerven. Ebenso die übertriebene politische Korrektheit, die sich in manchen Kreisen als Moralaposteltum mit Sprachwächter-Duktus äußert. Ich hasse die Hysterie, mit der auf jeden vermeintlichen Verstoß gegen o.a. Denke reagiert wird, und doch macht mir gerade Ihr Beitrag gerade klar, warum viele Menschen all das dringend benötigen: Weil es einen generellen Kompass für ihr Leben darstellen kann. Journalismus sollte eben nicht nur Fakten, sondern auch Interpretationen, Meinungen, Analysen und Bewertungen bieten und die sollten sich natürlich an gutmenschenartige, hehre Prinzipien lehnen. An was denn sonst? An schlechtmenschenartige? Sie führen mit ihrem Kommentar ein Rückzugsgefecht, denn mit jeder weiteren Lüge und Beleidigung führt D. Trump die Fama von der ""Lügenpresse"" gerade ad absurdum. Also muss dieses Unwort neu interpretiert werden - etwa so, wie Sie es hier vergeblich versucht haben. Falls Ihnen die generelle Ausrichtung von SPON nicht gefällt, frequentieren Sie die FAZ oder gar BILD. Oder lesen Sie die SZ oder meinetwegen auch Breitbart oder Compact. Sie merken also: 1. In der Breite und Unterschiedlichkeit liegt der Schlüssel; und 2. insgesamt scheint das sogenannte ""Diktat durch die Systemparteien"" nicht funktioniert zu haben. De facto ist ""Lügenpresse"" nichts weiter als eine von vielen, verlogenen und rein-agitatorischen Worthülsen, denen Sie offensichtlich auf den Leim gegangen sind - zumindst teilweise. Außerdem: Haben Sie einmal ein Interview geführt? Dann wüssten Sie, dass einige Fragen in einem direkten Dialog verdammt schwer zu stellen sind. Dass es Courage braucht, sie zu stellen, und zwar weit mehr, als es beim simplen Lesen den Anschein hat. Und zum Schluss: Dass der Journalismus Menschen ""für dumm verkauft"", schreibe ich Ihrer eventuellen Unsicherheit bei der passenden Wortwahl zu. Normalerweise diskreditiert sich ein Kommentar mit einer derartigen Formulierung von selbst."</text:p>
          </table:table-cell>
          <table:table-cell office:value-type="string" calcext:value-type="string">
            <text:p>"Good day, Mr. Forester. Since when and where do journalists have a bad image? Obviously with you, but not at all with me - on the contrary. To clarify: Also for me, the so-called good-humored, if we mean the same, on the nerves. Likewise, the exaggerated political correctness, which in some circles expresses itself as a moral apostle with voice-guardian style. I hate the hysteria, with every alleged violation of o.a. Thinking is responding, and yet your contribution just makes it clear why many people desperately need it all because it can be a general compass for their lives. Journalism should not only provide facts, but also interpretations, opinions, analyzes and evaluations and, of course, should be based on good-human, noble principles. What else? At bad-human-like? They lead with their comment a rearguard action, because with every other lie and insult D. Trump leads the Fama of the ""lying press"" just ad absurdum. So this unword must be reinterpreted - just like you have tried in vain here. If you do not like the general orientation of SPON, frequent the FAZ or even BILD. Or read the SZ or even Breitbart or Compact. So you notice: 1. The key lies in breadth and diversity; and 2. Overall, the so-called ""dictates by the system parties"" did not seem to have worked. De facto, ""lies press"" is nothing more than one of many, hypocritical and purely agitatoric phrases, which you obviously went to the wall - at least partially. Also, have you ever interviewed? Then you would know that some questions in a direct dialogue are damn hard to make. It takes Courage to ask her, far more than it seems in simple reading. And finally: That journalism people ""sold for stupid"", I write your possible uncertainty in the appropriate choice of words. Normally a comment with such a formulation discredits itself."</text:p>
          </table:table-cell>
          <table:table-cell office:value-type="string" calcext:value-type="string">
            <text:p>negative</text:p>
          </table:table-cell>
          <table:table-cell table:number-columns-repeated="1021"/>
        </table:table-row>
        <table:table-row table:style-name="ro18">
          <table:table-cell office:value-type="string" calcext:value-type="string">
            <text:p>Endlich, nachdem Schröder aus verletzter Eitelkeit eine vereinigte Linke für eine viel zu lange Zeit unmöglich gemacht hat. Das wäre ich sofort dabei. Eine linke Partei ohne SED Altlasten, mit einem klugen, den Menschen zugewandten Parteiprogramm und klarer Opposition zu den sich dumm und schwindelig verdienenden Unternehmen. Eine Partei mit einer klar pazifistischen Ausrichtung, die verhindert das deutsche Soldaten sich am Hindukusch in die Luft sprengen lassen müssen. Wann gehtś los?</text:p>
          </table:table-cell>
          <table:table-cell office:value-type="string" calcext:value-type="string">
            <text:p>Finally, after Schröder made injured vanity a united left impossible for too long. I would be there immediately. A leftist party without SED legacies, with a clever, people-oriented party program and clear opposition to the stupid and dizzy companies. A party with a clear pacifist orientation that prevents German soldiers from being blown up in the Hindu Kush. When does it start?</text:p>
          </table:table-cell>
          <table:table-cell office:value-type="string" calcext:value-type="string">
            <text:p>negative</text:p>
          </table:table-cell>
          <table:table-cell table:number-columns-repeated="1021"/>
        </table:table-row>
        <table:table-row table:style-name="ro57">
          <table:table-cell office:value-type="string" calcext:value-type="string">
            <text:p>Wie sieht es mit dem Recht aus, dumme Suggestivfragen zu stellen? In Deutschland kein Problem.</text:p>
          </table:table-cell>
          <table:table-cell office:value-type="string" calcext:value-type="string">
            <text:p>What about the right to ask stupid leading questions? In Germany no problem.</text:p>
          </table:table-cell>
          <table:table-cell office:value-type="string" calcext:value-type="string">
            <text:p>negative</text:p>
          </table:table-cell>
          <table:table-cell table:number-columns-repeated="1021"/>
        </table:table-row>
        <table:table-row table:style-name="ro20">
          <table:table-cell office:value-type="string" calcext:value-type="string">
            <text:p>Nun habe ich zwei Mal auf diesen Beitrag geantwortet, in dem mir dumme Suggestivfragerei vorgeworfen wird. Beide Beiträge sind offensichtlich nicht an der Moderation durchgekommen. Ein drittes Mal möchte ich nicht mehr ausführlich antworten, weil ich mir langsam etwas veräppelt vorkomme. Daher nur sehr kurz: Nein, keine dumme Suggestivfrage, weil es genau um diese Frage im Artikel geht: Ist es mit griechischem, europäischem, internationalem Recht vereinbar, daß Putschisten (sofern es welche sind), die in ihrer Heimat keine faire Behandlung erwartet, das Asyl verwehrt wird? DAS will die griechische Regierung ja offensichtlich machen. Ich denke eben, daß es NICHT so sein sollte. Daher die Frage, die als dumme Suggestivfrage bezeichnet wurde.</text:p>
          </table:table-cell>
          <table:table-cell office:value-type="string" calcext:value-type="string">
            <text:p>Now I have twice responded to this post, in which I am accused stupid suggestive questioning. Both contributions obviously did not get through the moderation. For the third time, I do not want to answer in detail, because I'm starting to feel a little naughty. Therefore, only very briefly: No, not a stupid leading question, because it is precisely this question in the article: Is it compatible with Greek, European, international law that putschists (if there are any) who do not expect fair treatment in their homeland, asylum is denied? That's what the Greek government wants to make obvious. I just think that it should NOT be that way. Hence the question that was called a stupid leading question.</text:p>
          </table:table-cell>
          <table:table-cell office:value-type="string" calcext:value-type="string">
            <text:p>negative</text:p>
          </table:table-cell>
          <table:table-cell table:number-columns-repeated="1021"/>
        </table:table-row>
        <table:table-row table:style-name="ro18">
          <table:table-cell office:value-type="string" calcext:value-type="string">
            <text:p>Die BW braucht an allen Ecken ständig neue Technikt und Ausrüstung, man möchte gewissen Unternehmen gute Geschäfte sichern und man tut es, in dem man immer neue Lücken in der Landesverteidigung aufdeckt und des der Bevölkerung versucht klar zu machen, dass ohne dieser neuen Anschaffung der Weltfrieden gefährdet sei. Für wie dumm will man uns denn noch halten, die Lobbyarbeit trägt ihre Früchte, die Bundestagsabgeordnete stimmen ja schon zu allem zu.</text:p>
          </table:table-cell>
          <table:table-cell office:value-type="string" calcext:value-type="string">
            <text:p>The BW needs constantly on all corners of new technology and equipment, you want to secure certain businesses and you do it, in which one always reveals new gaps in the national defense and the population tries to make it clear that without this new acquisition of world peace endangered. How stupid you want to hold us because the lobbying is bearing its fruits, the members of the Bundestag vote yes already to everything.</text:p>
          </table:table-cell>
          <table:table-cell office:value-type="string" calcext:value-type="string">
            <text:p>negative</text:p>
          </table:table-cell>
          <table:table-cell table:number-columns-repeated="1021"/>
        </table:table-row>
        <table:table-row table:style-name="ro15">
          <table:table-cell office:value-type="string" calcext:value-type="string">
            <text:p>"Weil Sie nichts Kritisches gegen Trump einzuwenden haben, nehme ich an, dass er für Sie völlig in Ordnung ist. Dabei kann er Obama nicht das Wasser reichen, selbst bei all den Fehlern, der Obama gemacht hat. Jaja, das böse, böse Political Correctness! Liberal und PC ist viiiel schlimmer als Herumpöbeln, unschuldige Menschen zu diffamieren, dumme rassistische Sprüche zu machen. PC ist übler als Betrügen, Lügen und Täuschen. Schon verstanden. Was war denn an Trump anders als eine männliche ""Quotentussi"", außer, dass er sich mit Oprah Winfreys Ruhm und Beliebtheit nicht messen kann, auch nicht mit ihrer wirtschaftlichen Leistung als Medienunternehmerin. Außerdem ist sie klug, intelligent und stabil und nicht unberechenbar und prollig wie Trump. Die meisten Amerikaner können das tägliche Drama und das Chaos von Trump schon lange nicht mehr ertragen, believe me! ;-)"</text:p>
          </table:table-cell>
          <table:table-cell office:value-type="string" calcext:value-type="string">
            <text:p>"Since you do not have anything critical about Trump, I suppose he's fine with you. He can not hold Obama up to that, even with all the mistakes Obama made. Yeah, the bad, bad political correctness! Liberal and PC is much worse than fumbling, defaming innocent people, making stupid racist slogans. PC is worse than cheating, lying and deceiving. Already understood. What was different about Trump than a male ""Quotentussi"", except that he can not compete with Oprah Winfrey's fame and popularity, not even with their economic performance as a media entrepreneur. She is also smart, intelligent and stable and not unpredictable and prudish like Trump. Most Americans can not stand Trump's daily drama and chaos for a long time, believe me! ;-)"</text:p>
          </table:table-cell>
          <table:table-cell office:value-type="string" calcext:value-type="string">
            <text:p>negative</text:p>
          </table:table-cell>
          <table:table-cell table:number-columns-repeated="1021"/>
        </table:table-row>
        <table:table-row table:style-name="ro7">
          <table:table-cell office:value-type="string" calcext:value-type="string">
            <text:p>"Achso und die AfD will niemanden aus der Gesellschaft ausgrenzen? Deren Jugendorganisation will keine ""Endlösung für die Musels"" - entgegen ihrer öffentlichen Äußerungen? Die AfD hat keinen Richter in ihren Reihen, der öffentlich Verständnis für einen verurteilten Nazi-Terroristen und Kindermörder geäußert hat (O-Ton: ""Breivik war verzweifelt, er wollte nur sein Land retten"")? Die AfD hat keinen ehemaligen Geschichtslehrer in ihren Reihen, der das Gedenken an den Holocaust indirekt als Schande tituliert? Bedrohen Anhänger der AfD nicht regelmäßig Journalisten und Anders Denkende? Sorry, aber dieser faschistische Haufen und seine Wählerschaft wird zurecht politisch ausgegrenzt - und Stresemann würde sich im Grabe herumdrehen würde er wissen, von wem sein Name nun missbraucht würde! Kleiner Tipp für die AfD: Nennt diesen Laden doch einfach Goebbels-Stiftung, das entspricht etwa eurem Weltbild - und wie ihr bei den 87% des Deutschen Volkes ankommt, die nicht dumm genug waren, euch zu wählen!"</text:p>
          </table:table-cell>
          <table:table-cell office:value-type="string" calcext:value-type="string">
            <text:p>"Achso and the AfD do not want to exclude anyone from society? Their youth organization does not want a ""final solution for the Musels"" - contrary to their public statements? The AfD has no judge in their ranks, who has publicly expressed understanding for a convicted Nazi terrorist and child murderer (original sound: ""Breivik was desperate, he just wanted to save his country"")? The AfD does not have a former history teacher in its ranks who indirectly calls the commemoration of the Holocaust a disgrace? AfD supporters do not regularly threaten journalists and other thinkers? Sorry, but this fascist bunch and its electorate is rightfully politically marginalized - and Stresemann would turn around in the grave he would know by whom his name would now be abused! A little tip for the AfD: Call this store but simply Goebbels Foundation, which corresponds approximately to your world view - and how you arrive at the 87% of the German people who were not stupid enough to vote for you!"</text:p>
          </table:table-cell>
          <table:table-cell office:value-type="string" calcext:value-type="string">
            <text:p>negative</text:p>
          </table:table-cell>
          <table:table-cell table:number-columns-repeated="1021"/>
        </table:table-row>
        <table:table-row table:style-name="ro16">
          <table:table-cell office:value-type="string" calcext:value-type="string">
            <text:p>"Die Bürgerinnen und Bürger werden für dumm verkauft. Hauptsache es ""funktioniert"" im Sinne von Frau Merkel. ""Funktionieren"" wie Roboter, auf Knopfdruck. Dröge Funktionärssprache. War die SPD etwa politisch hypnotisiert? Oder ist sie bereits politisch paralysiert? ""Weiter so"" also in der RRD (Rauten-Republik Deutschland)."</text:p>
          </table:table-cell>
          <table:table-cell office:value-type="string" calcext:value-type="string">
            <text:p>"The citizens are sold for stupid. Main thing it ""works"" in the sense of Mrs. Merkel. ""Functioning"" like robots, at the push of a button. Dröge official language. Was the SPD hypnotized politically? Or is she already paralyzed politically? ""Keep it up"" so in the RRD (Rauten-Republik Deutschland)."</text:p>
          </table:table-cell>
          <table:table-cell office:value-type="string" calcext:value-type="string">
            <text:p>negative</text:p>
          </table:table-cell>
          <table:table-cell table:number-columns-repeated="1021"/>
        </table:table-row>
        <table:table-row table:style-name="ro35">
          <table:table-cell office:value-type="string" calcext:value-type="string">
            <text:p>Ach bauen Sie sich doch eine Mauer und spielen Sie DDR. Ich kann dieses dumme, linke Geschwurbbel nicht mehr lesen. Als der Sozialismus exierte, war er so toll, dass manche Leute lieber in Selbstschuss-Anlagen gelaufen sind als weiter so zu leben.</text:p>
          </table:table-cell>
          <table:table-cell office:value-type="string" calcext:value-type="string">
            <text:p>Oh, build a wall and play DDR. I can not read that stupid left sore. When Socialism existed, it was so great that some people preferred to run in auto-shot facilities rather than continue to live like that.</text:p>
          </table:table-cell>
          <table:table-cell office:value-type="string" calcext:value-type="string">
            <text:p>negative</text:p>
          </table:table-cell>
          <table:table-cell table:number-columns-repeated="1021"/>
        </table:table-row>
        <table:table-row table:style-name="ro78">
          <table:table-cell office:value-type="string" calcext:value-type="string">
            <text:p>"Ich bin froh, dass man versucht, eine Regierung zu bilden. Ich habe in den letzten Monaten viele Diskussionen auch ueber unsere Verfassung gehoert. Wir haben den Bundestag gewaehlt. Und diese Wahlen haben nun mal eine recht schwere Situation hergestellt. Aber es ist nun Aufgabe dieses Bundestages in der gewaehlten Konstellation, eine Regierung zu bilden. Die FDP hat sich aus der Verantwortung gezogen, daher gibt es rechnerisch nur die GroKo... wenn man die AfD nicht einbeziehen will und das will ich NICHT! Ein Scheitern einer Regierungsbildung waere wahrscheinlich verheerend, wuerde es doch zu Neuwahlen fuehren und dies den Populisten in die Haende spielen. Auch das will ich nicht! Und nun noch zu den Diskussionen betreffend Minderheitenregierungen. Einige Experten sind der Meinung, dass wir dies in Deutschland fuer viele Gesetze die meiste Zeit haben, da der Bundesrat fuer viele Gesetze zustimmungspflichtig ist und die Gesetze also nur angenommen werden, wenn beide zustimmen. Da im Bundesrat die Mehrheiten doch oft anders sind als im Bundestag, muessen Mehrheiten meist sowieso schon gesucht werden.... was dann oft zu den kleinen Kompromissen fuehrt (das liegt dann in der Natur der Sache). In den Laendern, die immer wieder als Vorbilder fuer Minderheitenregierungen genannt werden, gibt es diese zweistufigen Gesetzgebungsverfahren eben ueberhaupt nicht, was sowieso immer wieder Entscheidungen verzoegert. Auch ich bin von vielem enttaeuscht, aber ich bin froh, dass sich im Bundestag eine gross genuge Gruppe gefunden hat, die bereit ist, sich der Verantwortung zu stellen und eine Regierung zu bilden. Und die sind nicht dumm, die wissen durchaus, dass es ein Risiko ist im Blick auf die naechsten Wahlen. Ich hoffe, dass die Abstrafung der letzten Wahl deutlich gemacht hat, dass gehandelt werden muss. Die Regiergungsarbeit wird sicherlich nicht einfacher geworden sein, aber ich hoffe, dass man egal wie sehr man hinten den Kulissen streiten wird, wirklich entschlossen ist, Wege zu finden und wichtige Fragen anzugehen. Denn man kann nicht ""nichts"" tun, da auch eine Untaetigkeit Konsequenzen hat, also einem Tun entsprich. Dass die auf uns zukommenden wichtigen Fragen besser durch eine Minderheitenregierung oder eine nach Neuwahlen, die ziemlich sicher den rechten Rand staerken wird, gebildete Regierung geloest werden koennen, halte ich jedoch fuer eine recht naive Illusion, und daher sind dies in meinen Augen nicht wirklich Alternativen. Wir muessen uns alle mit den Tatsachen, die wir als Waehler durch die letzte Wahl geschaffen haben, abfinden und das beste daraus machen...."</text:p>
          </table:table-cell>
          <table:table-cell office:value-type="string" calcext:value-type="string">
            <text:p>"I am glad that you are trying to form a government. I have heard many discussions about our constitution in recent months. We have elected the Bundestag. And these elections have created quite a difficult situation. But it is now the task of this Bundestag in the chosen constellation to form a government. The FDP has pulled out of the responsibility, so there is only the GroKo computationally ... if you do not want to include the AfD and I do not want! A failure to form a government would probably be devastating, since it would lead to new elections and play into the hands of the populists. I do not want that either! And now to the discussions concerning minority governments. Some experts are of the opinion that we have this for most laws in Germany most of the time, because the Federal Council for many laws is subject to approval and the laws are therefore only accepted if both agree. Since in the Bundesrat the majorities are often different than in the Bundestag, majorities usually have to be searched anyway .... which then often leads to the small compromises (which is then in the nature of the matter). In the countries that are repeatedly called role models for minority governments, these two-stage legislative procedures do not exist at all, which in any case delays decisions over and over again. I too am disappointed by many things, but I am glad that a large enough group has been found in the Bundestag who is ready to face up to responsibility and form a government. And they are not stupid, they are well aware that it is a risk in view of the next elections. I hope that the punishment of the last election has made it clear that action is needed. The government's work will not have been easier, but I hope that no matter how much you argue behind the scenes, you're really determined to find ways to tackle important issues. Because one can not do ""nothing"", since also an inaction has consequences, thus corresponds to a doing. However, I think that the important issues that are coming our way are better solved by a minority government or by a government formed after new elections, which will almost certainly strengthen the right wing, but that is not really an alternative in my view , We all have to come to terms with the facts that we have created as voters through the last election, and make the best of it ...."</text:p>
          </table:table-cell>
          <table:table-cell office:value-type="string" calcext:value-type="string">
            <text:p>negative</text:p>
          </table:table-cell>
          <table:table-cell table:number-columns-repeated="1021"/>
        </table:table-row>
        <table:table-row table:style-name="ro49">
          <table:table-cell office:value-type="string" calcext:value-type="string">
            <text:p>Dieser Mann hat erst die Hälfte der Bevölkerung Kataloniens gegen die Regierung aufgewiegelt und dann, als Madrid einen fortgesetzten Verfassungsbruch nicht mehr hinnehmen konnte, hat er sich auch noch aus dem Staub gemacht. Das sind mir schöne Freiheitskämpfer, die die anderen auf die Barrikaden schicken und sich dann selbst schön aus dem Pulverdampf verabschieden... Ich teile auch nicht die Auffassung des ersten Postings, dass er und seine Anhänger wissen, dass es jetzt nur um verbesserte Autonomiebedingungen gehen kann. Denn das wäre vernünftig denkenden Menschen immer klar gewesen, wie auch die Tatsache, dass alles andere nur schädlich für Katalonien wäre. Es ist eher zu befürchten, dass Puigdemont sich als Phoenix sieht, der gerade herrlicher und machtvoller seiner eigenen Asche entsteigt und nun noch machtvoller die Unabhängigkeit anstreben kann als zuvor. Dass natürlich auch die Regierung Rajoy sich gegenüber den Katalanen mehr als dumm angestellt und den Separatisten die Menschen geradezu in die Arme getrieben hat ist ein anderer Teil der Wahrheit. Selbst der König spielt nicht die Rolle, die er spielen könnte und spielen müsste. Vielleicht ist Juan-Carlos doch zu früh abgetreten. Hinter dem einstigen Bewahrer der spanischen Demokratie hätten sich die Bürger vielleicht eher versammelt, und er hätte wohl auch andere Töne angeschlagen.</text:p>
          </table:table-cell>
          <table:table-cell office:value-type="string" calcext:value-type="string">
            <text:p>This man has only turned half of Catalonia's population against the government, and then, when Madrid could no longer tolerate a continued breach of the Constitution, he has also fled. These are beautiful freedom fighters who send the others on the barricades and then say goodbye to the powder smoke itself ... I also do not share the view of the first posting that he and his supporters know that now go only to improved conditions of autonomy can. Because that would have been reasonable thinking people always been clear, as well as the fact that everything else would only be harmful to Catalonia. It is rather to be feared that Puigdemont sees himself as a phoenix, who is just emerging from his own ashes more gloriously and powerfully, and now he can strive for independence more powerfully than before. Of course, the fact that even the Rajoy government has been more than stupid to the Catalans and that it has really driven people into the hands of the separatists is another part of the truth. Even the king does not play the role he could play and play. Maybe Juan-Carlos is too early assigned. Behind the former preserver of Spanish democracy, the citizens might have gathered rather, and he would probably have struck other tones.</text:p>
          </table:table-cell>
          <table:table-cell office:value-type="string" calcext:value-type="string">
            <text:p>negative</text:p>
          </table:table-cell>
          <table:table-cell table:number-columns-repeated="1021"/>
        </table:table-row>
        <table:table-row table:style-name="ro27">
          <table:table-cell office:value-type="string" calcext:value-type="string">
            <text:p>"""...Das sagt alles darüber, wie Volkes Stimme einzuschätzen ist: Dümmer geht es fast nicht."" Klar, immer, wenn das Volk den Regierenden in die Quere kommt, ist es dumm. So einfach ist das. Was schert man sich überhaupt noch um das Volk und was es will? Das wäre wohl der nächste Schritt..."</text:p>
          </table:table-cell>
          <table:table-cell office:value-type="string" calcext:value-type="string">
            <text:p>"""... That says all about how people's voice is to be judged: stupid almost does not do it."" Sure, whenever the people get in the way of the rulers, it's stupid. It's that simple. What else do you care about the people and what they want? That would be the next step ..."</text:p>
          </table:table-cell>
          <table:table-cell office:value-type="string" calcext:value-type="string">
            <text:p>negative</text:p>
          </table:table-cell>
          <table:table-cell table:number-columns-repeated="1021"/>
        </table:table-row>
        <table:table-row table:style-name="ro1">
          <table:table-cell office:value-type="string" calcext:value-type="string">
            <text:p>Es gab schon viele Staatsoberhäupter, die die Welt in kritische Situationen gebraucht haben. Zur Zeit sind es aber einige zu viel von diesen Typen, die an der Regierungsspitze sitzen. Ihre Attribute: Arrogant, dumm dreist und krank. Auch als ständiger Optimist behaupte ich, diese vom Volk gewählten Staatsoberhäupter /Selbstdarsteller werden viele positive Dinge in der Welt zerstören und die aktuellen Krisenherde der Selbstzerstörung überlassen. Die Wähler dieser Unruhestifter werden erst erwachen, wenn sie selbst betroffen sind. Nur, dann ist es zu spät.</text:p>
          </table:table-cell>
          <table:table-cell office:value-type="string" calcext:value-type="string">
            <text:p>There have been many heads of state who have used the world in critical situations. At the moment, there are a few too many of these guys sitting at the top of the government. Her attributes: arrogant, stupid bold and sick. As a perennial optimist, I maintain that these popular-elected leaders / self-promoters will destroy many positive things in the world and leave the current trouble spots to self-destruction. The voters of these troublemakers will only wake up when they are themselves affected. Only, then it is too late.</text:p>
          </table:table-cell>
          <table:table-cell office:value-type="string" calcext:value-type="string">
            <text:p>negative</text:p>
          </table:table-cell>
          <table:table-cell table:number-columns-repeated="1021"/>
        </table:table-row>
        <table:table-row table:style-name="ro35">
          <table:table-cell office:value-type="string" calcext:value-type="string">
            <text:p>stimmen sollte, daß D.T. sich so ausgedrückt hat, wäre das in irgend einer Form verwunderlich, erstaunlich oder wenigstens neu? NEIN, wäre es nicht, sondern nur das übliche dumm-dreiste Gehabe eines größenwahnsinnigen Narzisten.</text:p>
          </table:table-cell>
          <table:table-cell office:value-type="string" calcext:value-type="string">
            <text:p>should agree that D.T. is that in any way astonishing, amazing, or at least new? NO, it would not be, but only the usual stupid-brash behavior of a megalomaniac narcissist.</text:p>
          </table:table-cell>
          <table:table-cell office:value-type="string" calcext:value-type="string">
            <text:p>negative</text:p>
          </table:table-cell>
          <table:table-cell table:number-columns-repeated="1021"/>
        </table:table-row>
        <table:table-row table:style-name="ro45">
          <table:table-cell office:value-type="string" calcext:value-type="string">
            <text:p>die sogenannten Dreckslöcher dieses Planeten sind Dreckslöcher, weil die reichen Industriestaaten sie dazu gemacht haben. Natürlich war das Erdbeben verheerend, aber solange eine sogenannte Entwicklungshilfe nichts anderes ist, als Gelder in korrupte Regierungen zu pumpen anstatt dahin zu leiten, wo sie hingehören, wird sich daran nix ändern. Nur weiß das Trump nicht, weil er dumm ist. Oder er weiß es, und es ist ihm, mangels Menschlichkeit, einfach egal. Genauso wie all diejenigen, die den Menschen in diesen verarmten Ländern die Schuld daran geben, dass sie so arm sind. Da wir, die Großkotze der Industrieländer, Geiz ist Geil als Lebensmotto entwickelt haben, sparen wir am liebsten da, wo es anderen weh tut. Ob es die Näher in Bangladesch sind oder Kaffeepflücker in Südamerika etc...wir sind die Ursache der Armut. Und der Korruption, die wiederum Ursache der Armut ist. Das zu ändern würde allerdings heißen, unseren ausschweifenden Lebensstil zurückzuschrauben. Aber wer will das schon. Dann lieber auf die Ärmsten draufkloppen. Tut schließlich nur denen weh. Mittlerweile hat sich eine kriminelle Mischpoke an Lobbyisten in Regierungsämtern weltweit entwickelt, dass es einem schlecht dabei wird.</text:p>
          </table:table-cell>
          <table:table-cell office:value-type="string" calcext:value-type="string">
            <text:p>the so-called dirty holes of this planet are filthy holes, because the rich industrialized countries made them. Of course, the earthquake was devastating, but as long as so-called development aid is nothing more than pumping money into corrupt governments instead of directing where they belong, nothing will change. Only Trump does not know because he is stupid. Or he knows, and he does not care, for lack of humanity. Just like all those who blame the people of these impoverished countries for being so poor. Since we, the big puke of the industrial countries, avarice has developed Geil as a life motto, we prefer to save where it hurts others. Whether it's the seamstresses in Bangladesh or coffee pickers in South America etc ... we are the cause of poverty. And corruption, which in turn is the cause of poverty. To change that, however, would mean cutting back on our extravagant lifestyle. But who wants that. Then it would be better to knock on the poorest ones. After all, it only hurts them. Meanwhile, a criminal mish-mash of lobbyists in government offices around the world has developed into a bad thing.</text:p>
          </table:table-cell>
          <table:table-cell office:value-type="string" calcext:value-type="string">
            <text:p>negative</text:p>
          </table:table-cell>
          <table:table-cell table:number-columns-repeated="1021"/>
        </table:table-row>
        <table:table-row table:style-name="ro13">
          <table:table-cell office:value-type="string" calcext:value-type="string">
            <text:p>"... und Beifallklatscher wie auch in diesem Forum gibt, wird sich daran nichts ändern. Bleibt die Frage, ob Trump zu dumm ist zu verstehen, dass ein Präsident, der ja wohl weltweit Beachtung finden möchte, sich so nicht verhalten kann, oder ob er absichtlich ein solche Sprache wählt um die Beifallklatscher zu befriedigen. Letzteres ist - wie dieses Forum zeigt - sehr einfach. Da wird von ""klarer Sprache"" gefaselt und Strauß zitiert. ... Hurra! Das ist ENDLICH das abgrundtiefe weltweite Stammtischniveau, auf das wohl alle gewartet haben? ALLE? Nein, gewiss nicht! Denn auf solcherlei Meldungen stürzen sich natürlich die Beifallklatscher! ""Endlich sagt mal einer wie's ist"" Ach ja, die Relativierer vergesse ich natürlich: Nein, er hat nicht die Menschen beleidigt, sondern die Länder. ? Im Ernst? Allerdings muss sich die Presse fragen lassen, was sie mit solchen ""Informationen"" eigentlich bezwecken will. Diese tragen schlicht zur Spaltung bei: Alle fühlen sich bestätigt! Diejenigen, die Trump wegen seiner Fäkalsprache und seiner ""Politik"" (zu Recht, wie ich finde) ablehnen und diejenigen, die sich das Stammtischniveau offensichtlich weltweit wünschen. Der Beitrag bringt demnach keine neuen Erkenntnisse. Bestenfalls auf einer Metaebene: Wieder mal Porzellan zerschlagen! Der Trümmerhaufen wächst und wächst und die angerichteten Schäden für die USA werden noch in 20 Jahren vorhanden sein."</text:p>
          </table:table-cell>
          <table:table-cell office:value-type="string" calcext:value-type="string">
            <text:p>"... and applause as in this forum, nothing will change. The question remains as to whether Trump is too stupid to understand that a president who wants to find worldwide attention, so can not behave, or whether he deliberately chooses such a language to satisfy the applause. The latter is - as this forum shows - very simple. There is talk of ""clear language"" and quoted ostrich. ... Hooray! This is FINALLY the abysmal global Stammtisch level that everyone has been waiting for? ALL? No, certainly not! Because on such messages, of course, applause applause! ""Finally, tell me what it's like"" Oh yes, of course I forget the relativists: No, he did not offend people, but the countries. ? seriously? However, the press must ask themselves what they really want to achieve with such ""information"". These simply contribute to the split: Everyone feels confirmed! The ones who reject Trump because of his fecal language and his ""politics"" (rightly, I think) and those who obviously want the Stammtisch level worldwide. The contribution therefore brings no new knowledge. At best on a meta-level: once again crushing porcelain! The pile of rubble is growing and growing, and the damage done to the US will still be in 20 years."</text:p>
          </table:table-cell>
          <table:table-cell office:value-type="string" calcext:value-type="string">
            <text:p>negative</text:p>
          </table:table-cell>
          <table:table-cell table:number-columns-repeated="1021"/>
        </table:table-row>
        <table:table-row table:style-name="ro9">
          <table:table-cell office:value-type="string" calcext:value-type="string">
            <text:p>Trump gehört zum Glück eher zu der langsam aussterbenden Generation. Das ist so ähnlich mit den Wählern der AfD. Auch das Denken und Handeln dieser auf natürliche Art sukzessive aussterbenden Generation ist durchaus mit dem von DT vergleichbar. Ich bin froh, dass so langsam ein Generationswechsel kommt. In Italien nochmal Berlusconi? Wer braucht das? Ich glaube nicht, dass die Italiener so dumm sind und sich den Oberproleten nochmal antun. Und auch bei den Amerikanern kann ich mir nicht vorstellen, dass Trump eine zweite Amtszeit bekommt. Auch bei uns ist ein Generationswechsel notwendig. Zwar aus anderen Gründen und political incorrectness kann man Frau Merkel nun wirklich nicht vorwerfen. Wir werden düse Zeit der Dumofbacken und Demagogen sicherlich auch überleben.</text:p>
          </table:table-cell>
          <table:table-cell office:value-type="string" calcext:value-type="string">
            <text:p>Fortunately, Trump is one of the slowly dying generation. This is so similar to the voters of the AfD. The thinking and acting of this naturally dying generation is also comparable to that of DT. I am glad that a generational change is coming so slowly. In Italy again Berlusconi? Who needs it? I do not think that the Italians are so stupid and do it again to the chief priests. And even with the Americans, I can not imagine that Trump gets a second term. Also with us a generational change is necessary. Although for other reasons and political incorrectness can not really accuse Mrs. Merkel now. We will certainly survive the time of Dumofbacken and demagogues.</text:p>
          </table:table-cell>
          <table:table-cell office:value-type="string" calcext:value-type="string">
            <text:p>negative</text:p>
          </table:table-cell>
          <table:table-cell table:number-columns-repeated="1021"/>
        </table:table-row>
        <table:table-row table:style-name="ro41">
          <table:table-cell office:value-type="string" calcext:value-type="string">
            <text:p>"Ich beziehe mich vor allem auf Ihr Statement, daß sich DE als Exportnation wegen der EU, bzw. an der EU dumm und dämlich verdiene. Man hört diese Behauptung mitunter (allerdings vor allem bezogen auf den Euro wg. dessen international niedrigen Kurs) und auf den ersten Blick erscheint sie logisch. Andererseits war DE auch vor dem Euro als Exporteur sehr erfolgreich - in Europa und international. DE war nach Einführung des Euro ""der kranke Mann Europas"" weil eben in südlichen EU-Staaten die Kredite billig wurden und dort ein Boom ausbrach, an dem DE nicht partizipierte. Wenn Sie sich das akkumulierte Wirtschaftswachstum seit der Euro-Einführung ansehen, dann erkennen Sie, daß DE erst jetzt wieder zu den anderen EU-Nationen aufschließt - aber nur von der Kurve her, nicht aber von der Fläche unter der Kurve. Betrachten Sie da bitte besonders die Kurven von Irland und Österreich. Im gleichen Zeitraum ist die tatsächliche Kaufkraft der deutschen Einkommen gegenüber den meisten anderen Nationen sehr deutlich zurückgefallen. All das hat mich dazu gebracht, nach Belegen für die von Ihnen zitierte Behauptung zu suchen. Leider konnte ich nur mit Zahlen hinterlegte Argumentationen finden, die darauf rauslaufen, daß DE mit EU und Euro ungefähr da ist, wo es auch ohne wäre. Genau deshalb liegt das Thema für mich in einer anderen Kategorie als ""Wasser ist lebenswichtig"". Ich wäre für eine faktenbassierte Argumentation dieses Themas wirklich sehr dankbar."</text:p>
          </table:table-cell>
          <table:table-cell office:value-type="string" calcext:value-type="string">
            <text:p>"I refer above all to your statement that DE earned itself as an export nation because of the EU, and the EU stupid and stupid. One hears this claim sometimes (but especially with reference to the Euro because of its internationally low price) and at first glance, it seems logical. On the other hand, DE was also very successful in front of the euro as an exporter - in Europe and internationally. DE was after the introduction of the euro ""the sick man of Europe"" because just in southern EU countries, the loans were cheap and there broke out a boom in which DE did not participate. If you look at the accumulated economic growth since the introduction of the euro, you realize that DE is only now catching up to the other EU nations - but only by the curve, not by the area under the curve. Please take a closer look at the curves of Ireland and Austria. In the same period, the actual purchasing power of German income has fallen very sharply compared with most other nations. All this has led me to look for evidence for the claim you quoted. Unfortunately, I could only find arguments with numbers that run out that DE with EU and Euro is about where it would be without. That's why the topic for me in a different category than ""water is vital"". I would be very grateful for a fact-based argumentation of this topic."</text:p>
          </table:table-cell>
          <table:table-cell office:value-type="string" calcext:value-type="string">
            <text:p>negative</text:p>
          </table:table-cell>
          <table:table-cell table:number-columns-repeated="1021"/>
        </table:table-row>
        <table:table-row table:style-name="ro30">
          <table:table-cell office:value-type="string" calcext:value-type="string">
            <text:p>Nach den verbalen Ausfällen, die sich dieser Mann erlaubt hat, sollte ihm keiner mehr Glauben schenken. Oder sind wir Deutsche wirklich so dumm wie ER glaubt?</text:p>
          </table:table-cell>
          <table:table-cell office:value-type="string" calcext:value-type="string">
            <text:p>After the verbal failures that this man has allowed, no one should believe him anymore. Or are we Germans really as stupid as he believes?</text:p>
          </table:table-cell>
          <table:table-cell office:value-type="string" calcext:value-type="string">
            <text:p>negative</text:p>
          </table:table-cell>
          <table:table-cell table:number-columns-repeated="1021"/>
        </table:table-row>
        <table:table-row table:style-name="ro79">
          <table:table-cell office:value-type="string" calcext:value-type="string">
            <text:p>Meine Güte wie dumm und peinlich.</text:p>
          </table:table-cell>
          <table:table-cell office:value-type="string" calcext:value-type="string">
            <text:p>Gosh, how stupid and embarrassing.</text:p>
          </table:table-cell>
          <table:table-cell office:value-type="string" calcext:value-type="string">
            <text:p>negative</text:p>
          </table:table-cell>
          <table:table-cell table:number-columns-repeated="1021"/>
        </table:table-row>
        <table:table-row table:style-name="ro25">
          <table:table-cell office:value-type="string" calcext:value-type="string">
            <text:p>Erdogans Kassen sind leer. Deswegen schleimt er sich jetzt überall ein...nur einige durchschauen sein Vorhaben und jagen ihn zum Teufel. Nur die dumme deutsche Regierung glaubt ihm wieder mal... Wenn es nach mir ginge---Erdogan bekäme lebenslanges Einreiseverbot, die Regierung würde auf unabsehbare Zeit ALLE Kontakte zur Türkei abbrechen--Strafzölle auf türkische Waren erheben... Dann würde klein-Erdi schon sehen, was er von seiner Großmaul-Politik hat. Und wer jetzt MItleid mit den Türken dort hat---WER hat ihn denn bitte gewählt? Ich nicht !</text:p>
          </table:table-cell>
          <table:table-cell office:value-type="string" calcext:value-type="string">
            <text:p>Erdogan's funds are empty. That's why he now slimes everywhere ... only a few see through his plans and chase him to hell. Only the stupid German government believes him again ... If it were me --- Erdogan would receive lifelong entry ban, the government would cancel indefinitely ALL contacts with Turkey - to levy penalty tariffs on Turkish goods ... Then would small- Erdi already see what he has from his big mouth politics. And who has MItleid with the Turks there now --- WHO has chosen him please? Not me !</text:p>
          </table:table-cell>
          <table:table-cell office:value-type="string" calcext:value-type="string">
            <text:p>negative</text:p>
          </table:table-cell>
          <table:table-cell table:number-columns-repeated="1021"/>
        </table:table-row>
        <table:table-row table:style-name="ro18">
          <table:table-cell office:value-type="string" calcext:value-type="string">
            <text:p>"Die ""alten"" Bürger dieses Landes haben sicherlich auch noch diverse Vorstellungen. Je nachdem wie man sich entscheidet werden die ehemaligen ""Volks""-Parteien nur ein paar Prozentpunkte verlieren oder langfristig halt zweistellige Werte. Ich persönlich verstehe zum Bsp überhaupt nicht warum man so handelt. Das ist einfach nur kurzsichtig und dumm. Man schaue nur nach Frankreich, Schweden oder in die USA. Warum will man so etwas hier auch. Mir echt ein Rätsel. Mfg"</text:p>
          </table:table-cell>
          <table:table-cell office:value-type="string" calcext:value-type="string">
            <text:p>"The ""old"" citizens of this country certainly have many ideas. Depending on how one decides the former ""people"" parties will only lose a few percentage points or long term double-digit values. Personally, I personally do not understand why you act that way. That's just shortsighted and stupid. Just look to France, Sweden or the USA. Why do you want something like that here? Really a mystery to me. Kind regards"</text:p>
          </table:table-cell>
          <table:table-cell office:value-type="string" calcext:value-type="string">
            <text:p>negative</text:p>
          </table:table-cell>
          <table:table-cell table:number-columns-repeated="1021"/>
        </table:table-row>
        <table:table-row table:style-name="ro16">
          <table:table-cell office:value-type="string" calcext:value-type="string">
            <text:p>Zum einen hinkt ihr Vergleich, denn durchgestochen wurde von der CDU (laschet) und CSU. Und wer dumm ist wird sich herausstellen. Erstaunlich wie borniert sie sich äußern. Dann hoffe ich, dass die DUMME SPD sich aus einer Koalition heraushält, Minderheitsregierung oder warum dann doch nicht ehrlich und mit der AfD koalieren!</text:p>
          </table:table-cell>
          <table:table-cell office:value-type="string" calcext:value-type="string">
            <text:p>On the one hand, their comparison lags behind, because it was punctured by the CDU (laschet) and CSU. And who is stupid will turn out. Amazing how stubborn she is. Then I hope that the DUMME SPD keeps out of a coalition, minority government or why then not honest and with the AfD coalition!</text:p>
          </table:table-cell>
          <table:table-cell office:value-type="string" calcext:value-type="string">
            <text:p>negative</text:p>
          </table:table-cell>
          <table:table-cell table:number-columns-repeated="1021"/>
        </table:table-row>
        <table:table-row table:style-name="ro29">
          <table:table-cell office:value-type="string" calcext:value-type="string">
            <text:p>Außerdem wurde Bannon von Trump in das National Security Council (NSC) einberufen. Diese Entscheidung sorgte für viel Furore, weil das Gremium aus US Top Officials besteht und Bannon dann quasi der gleiche Rang eingeräumt wurde wie der eines drei Sterne Generals. Um sich nicht allzu dumm erscheinen zu lassen, hatte Trump diese Entscheidung dann auch zügig revidiert.</text:p>
          </table:table-cell>
          <table:table-cell office:value-type="string" calcext:value-type="string">
            <text:p>In addition, Bannon was called by Trump in the National Security Council (NSC). This decision caused a lot of commotion because the panel is made up of US top officials and Bannon was then given the same rank as a three-star general. In order not to appear too stupid, Trump had then quickly revised this decision.</text:p>
          </table:table-cell>
          <table:table-cell office:value-type="string" calcext:value-type="string">
            <text:p>negative</text:p>
          </table:table-cell>
          <table:table-cell table:number-columns-repeated="1021"/>
        </table:table-row>
        <table:table-row table:style-name="ro48">
          <table:table-cell office:value-type="string" calcext:value-type="string">
            <text:p>Schulterzuck .... Die Art, in der Wahlkämpfe geführt werden, reflektiert primär die Intelligenz der Zielgruppe. Wenn eine Partei mit dummen Slogans Erfolg hat, sagt das primar etwas über die Leute, die diese Partei wählen.</text:p>
          </table:table-cell>
          <table:table-cell office:value-type="string" calcext:value-type="string">
            <text:p>Shrugs .... The way in which election campaigns are conducted primarily reflects the intelligence of the target group. If a party succeeds with stupid slogans, that's primarily what people say about this party.</text:p>
          </table:table-cell>
          <table:table-cell office:value-type="string" calcext:value-type="string">
            <text:p>negative</text:p>
          </table:table-cell>
          <table:table-cell table:number-columns-repeated="1021"/>
        </table:table-row>
        <table:table-row table:style-name="ro48">
          <table:table-cell office:value-type="string" calcext:value-type="string">
            <text:p>Doch! Wir intelligenten Menschen wollen mehr Europa, nur die dummen Stammtischdeppen eben nicht, weil sie nicht verstehen, warum Europa für sie gut ist! Aber Leute wie Sie verstehen ja so Einiges nicht!</text:p>
          </table:table-cell>
          <table:table-cell office:value-type="string" calcext:value-type="string">
            <text:p>But! We intelligent people want more Europe, just the stupid Stammtischdeppen just not because they do not understand why Europe is good for them! But people like you do not understand so much!</text:p>
          </table:table-cell>
          <table:table-cell office:value-type="string" calcext:value-type="string">
            <text:p>negative</text:p>
          </table:table-cell>
          <table:table-cell table:number-columns-repeated="1021"/>
        </table:table-row>
        <table:table-row table:style-name="ro15">
          <table:table-cell office:value-type="string" calcext:value-type="string">
            <text:p>"Ich zitiere mich mal ausnahmsweise selbst (v. 4.1.18, Streit der AfD um Noah Becker-Tweet): ""Sicher doch. Wie immer. Es ist so durchsichtig, so platt, so dumm. Und wenn ich mir dann nächste Woche die neuen Umfragen ansehe, hat die AfD wieder ein Prozent dazu gewonnen. Furchtbar."" Und genauso ist es gekommen, wenn man sich die beiden heute veröffentlichten Umfragen anschaut. Da wird Politik am Stammtisch gemacht. Mit Hirn hat das nichts mehr zu tun. Wer tun und machen, hetzen und spalten kann -- und dann auch noch (imaginär) gewählt wird, der zerschießt das Land. Das ist nicht die GroKo! Ich jedenfalls will ""mehr EU"". Ich bin nicht in der Regierung. Also gibt's da schon auch noch andere. Und ich habe ""merkel"" nichtmal gewählt! PS: Dass ich nicht zum ""Volk"" nach AfD-Diktum gehöre, habe ich ja auch schon rausgefunden. Deutschland, eine Schande!"</text:p>
          </table:table-cell>
          <table:table-cell office:value-type="string" calcext:value-type="string">
            <text:p>"For once I quote myself (from 4/4/18, argument by the AfD to Noah Becker-Tweet): ""Sure, as always, it's so transparent, so flat, so stupid, and then next week I'll see the new ones To look at polls, the AfD has gained another one percent - terrible. "" And that's exactly what happened when you look at the two surveys published today. Since politics is made at the regular's table. This has nothing to do with brain. Who can do and make, rush and split - and then also (imaginary) is chosen, who shatters the land. This is not the GroKo! Anyway, I want ""more EU"". I am not in government. So there are others. And I have not even chosen ""merkel""! PS: I have already found out that I do not belong to the ""people"" after AfD dictum. Germany, a shame!"</text:p>
          </table:table-cell>
          <table:table-cell office:value-type="string" calcext:value-type="string">
            <text:p>negative</text:p>
          </table:table-cell>
          <table:table-cell table:number-columns-repeated="1021"/>
        </table:table-row>
        <table:table-row table:style-name="ro45">
          <table:table-cell office:value-type="string" calcext:value-type="string">
            <text:p>Frau Dr. Merkel ist eine wissentliche Lügnerin, nach dem Adenauerschen Vorbild. Was schert mich mein dummes Geschwätz von gestern. Sie hat uns belogen, als Sie sagte, mit ihr würde es keine Maut geben. Sie hat uns noch letztes Jahr wissentlich belogen, als sie sagte, Deutschland wird seine Klimaziele von minus 40% gegenüber 1990 schaffen. Und seit gestern will sie alles zurücknehmen und die Maut wird auch kommen. Martin Schulz ist ein Lügner! Sagte er doch am 24.09.2017 die SPD würde in die Opposition gehen. Sagte er doch weiter, mit ihm würde es keine erneute GROKO geben, sagte er doch weiter, ER würde NIEMALS in eine Regierung von Frau Merkel eintreten. Und nun schielt er schon mit einem Auge auf den Finanzministerposten. Muß man, um Politiker zu werden, den Schamloslügnerkurs mit Bravour bestanden haben. So ein bißchen schwindeln und nicht besser gewußt haben, könnte man noch hinnehmen. Aber dieses schamlose Belügen des Volkes zum eigenen Vorteil, pfui Deibel. Ich hoffe nur die NRW SPD und die THüringer SPD und vor allem die JUSOS bleiben bei ihrem Nein zur GROKO. Sollen sie versuchen die Ehre der Sozialdemokraten in Deutschland zu retten. LUCIUS</text:p>
          </table:table-cell>
          <table:table-cell office:value-type="string" calcext:value-type="string">
            <text:p>Miss Dr. Merkel is a knowledgeable liar, according to the Adenauer model. What do I care about my stupid gossip about yesterday? She lied to us when she said there would be no toll on her. She lied knowingly to us last year when she said Germany will achieve its climate targets of minus 40% over 1990. And since yesterday she wants to take everything back and the toll will come too. Martin Schulz is a liar! He said on 24.09.2017 the SPD would go to the opposition. He said further, with him there would be no renewed GROKO, but he said further, He would NEVER enter a government of Mrs. Merkel. And now he's already staring at the Minister of Finance. In order to become a politician, one must have passed the Shameless Liars Course with flying colors. So a little bit dizzy and did not know better, you could still accept. But this shameless lie of the people for their own benefit, pfui Deibel. I hope only the NRW SPD and the THuering SPD and especially the JUSOS stay with their no to GROKO. Should they try to save the honor of the Social Democrats in Germany. LUCIUS</text:p>
          </table:table-cell>
          <table:table-cell office:value-type="string" calcext:value-type="string">
            <text:p>negative</text:p>
          </table:table-cell>
          <table:table-cell table:number-columns-repeated="1021"/>
        </table:table-row>
        <table:table-row table:style-name="ro32">
          <table:table-cell office:value-type="string" calcext:value-type="string">
            <text:p>"Immer wieder ist davon zu lesen, dass Dinge ""mit Absicht"" oder ""vorsätzlich"" passieren, um zu ""täuschen"". Es gibt auch immer wieder Leute, die frei von der Leber weg behaupten, Frau Merkel würde ""lügen"" und die SPD wäre ""tot"". Politik sei einfach nur ""Show"", und das ominöse ""Volk"" (das es ja in Wahrheit gar nicht gibt) würde ""für dumm verkauft"". Merkt eigentlich mal jemand, wie er da spricht? Ist hetzen, beleidigen, pauschalisieren, übertreiben, spalten das neue Normal? Also für mich ist es das nicht! Es muss ein Ruck durch Deutschland gehen! Aber nicht nach rechts, sondern zurück zur Vernunft. Zurück zum Gemeinsam. Wer nicht kapiert, dass das hier EIN Land ist, in dem Leute mit UNTERSCHIEDLICHEN Meinungen und Vorstellungen leben, dem ist die Vernunft ausgegangen, dem ist die Weitsicht ausgegangen, auch mal an seine Kinder zu denken -- denn die wollen keinen ""Bürgerkrieg"" (s.o.), die wollen keine Hetze, Spaltung und keinen Hass. Die wollen Frieden. Kehren Sie um, lieber Mitforist! Es ist eine ganz einfache, bewusste Entscheidung. Sie können sie allein treffen. Sie benötigen dazu niemanden."</text:p>
          </table:table-cell>
          <table:table-cell office:value-type="string" calcext:value-type="string">
            <text:p>"Again and again it can be read that things happen ""on purpose"" or ""intentionally"" to ""deceive"". There are also people who claim to be free from the liver, that Mrs. Merkel ""lies"" and that the SPD is ""dead"". Politics is just ""show"", and the ominous ""people"" (which in fact does not exist) would be ""sold for stupid"". Does anyone actually notice how he speaks? Is rushing, insulting, generalizing, exaggerating, splitting the new normal? So it's not for me! There has to be a jolt through Germany! But not to the right, but back to reason. Back to the community. If you do not understand that this is a country in which people live with different opinions and ideas, then reason has run out of it, the foresight has gone out, even thinking of his children - because they do not want a ""civil war"" ( so), they do not want agitation, division and no hatred. They want peace. Turn around, dear fellow forester! It's a very simple, conscious decision. You can meet her alone. You do not need anyone for that."</text:p>
          </table:table-cell>
          <table:table-cell office:value-type="string" calcext:value-type="string">
            <text:p>negative</text:p>
          </table:table-cell>
          <table:table-cell table:number-columns-repeated="1021"/>
        </table:table-row>
        <table:table-row table:style-name="ro9">
          <table:table-cell office:value-type="string" calcext:value-type="string">
            <text:p>Weder die Union noch die SPD scheinen zu begreifen, dass sie als die grossen Verlierer der BT-Wahl vom Volk abgewählt wurden. Wir wollen keine weiteren 3 1/2 Jahre Stillstand. Wie dumm ist die SPD eigentlich, dass sie nicht merkt, dass sie bei einer Neuauflage der GroKo in der Bedeutungslosigkeit verschwinden wird. 15% maximal in 2021 und das nur, weil die Bonzen an ihren Sesseln kleben anstatt sich in der Opposition politisch und personell zu erneuern. Die ganze alte Garde muss weg und die Politik sich wieder auf ur-sozialdemokratische Politik besinnen, wenn die SPD noch einmal aus dem Jammertal herauskommen möchte. Soll doch Frau Merkel eine Minderheitsregierung anführen, wenn sie denn unbedingt weiterhin Kanzlerin bleiben will.</text:p>
          </table:table-cell>
          <table:table-cell office:value-type="string" calcext:value-type="string">
            <text:p>Neither the Union nor the SPD seem to realize that they have been voted out of the people as the big losers of the BT election. We do not want another 3 1/2 years shutdown. How stupid is the SPD actually that she does not realize that she will disappear in a new edition of the GroKo in the meaninglessness. 15% maximum in 2021 and only because the bigwigs stick to their chairs instead of renewing themselves politically and personally in the opposition. The whole old guard has to go away and politics has to return to ur-social democratic politics, if the SPD wants to get out of the vale of tears again. Should Mrs. Merkel lead a minority government, if she wants to remain Chancellor?</text:p>
          </table:table-cell>
          <table:table-cell office:value-type="string" calcext:value-type="string">
            <text:p>negative</text:p>
          </table:table-cell>
          <table:table-cell table:number-columns-repeated="1021"/>
        </table:table-row>
        <table:table-row table:style-name="ro29">
          <table:table-cell office:value-type="string" calcext:value-type="string">
            <text:p>"Sollte es jemals zu einem Duell zwischen Trump (""Ich bin ein Genie!"") und Erdogan kommen, was die Frage nach dem gestörtesten Verhältnis zur Realität betrifft, wäre bis heute Hochspannung angesagt gewesen. Doch die Realität so in den Medien zu verleugnen, wie es der Boss vom Bosporus macht, fällt in die Kategorie der gezielten und intendierten Volksverdummung."</text:p>
          </table:table-cell>
          <table:table-cell office:value-type="string" calcext:value-type="string">
            <text:p>"Should it ever come to a duel between Trump (""I'm a genius!"") And Erdogan, as far as the question of the most disturbed relationship to reality is concerned, high tension would have been announced to this day. But to deny reality in the media, as the Bosporus boss does, falls into the category of deliberate and intended popular stupefaction."</text:p>
          </table:table-cell>
          <table:table-cell office:value-type="string" calcext:value-type="string">
            <text:p>negative</text:p>
          </table:table-cell>
          <table:table-cell table:number-columns-repeated="1021"/>
        </table:table-row>
        <table:table-row table:style-name="ro12">
          <table:table-cell office:value-type="string" calcext:value-type="string">
            <text:p>Das Unheil ist bereits voll im Gange. Die beste und ehrlichste Lösung wäre ganz einfach. Diese Verhandlungen sollten jedem Bürger zugänglich sein, wie wärs mit einer Live Schaltung alla Dschungelcamp. Dies würde wenigstens Einschaltquoten und vielleicht auch etwas politische Verständlichkeit dem dummen Bürger nahebringen. Der Dschungel König, äh quatsch, Verhandlungskönig sollte dann regieren.</text:p>
          </table:table-cell>
          <table:table-cell office:value-type="string" calcext:value-type="string">
            <text:p>The disaster is already in full swing. The best and most honest solution would be very simple. These negotiations should be accessible to every citizen, how about a live circuit alla jungle camp. This would at least bring ratings and perhaps some political understandability to the stupid citizen. The jungle king, uh nonsense, bargaining king should rule then.</text:p>
          </table:table-cell>
          <table:table-cell office:value-type="string" calcext:value-type="string">
            <text:p>negative</text:p>
          </table:table-cell>
          <table:table-cell table:number-columns-repeated="1021"/>
        </table:table-row>
        <table:table-row table:style-name="ro5">
          <table:table-cell office:value-type="string" calcext:value-type="string">
            <text:p>Ja, Herr Kretschmer, an Vereinbarungen muss man sich nicht halten und dummes Gewäsch lässt sich gut verbreiten - siehe Trump. Fangen sie doch einfach mal an zu arbeiten und räumen mit der rechten Suppe in Sachsen auf. Sie sprechen von erwirtschaften, doch wer erwirtschaftet den Erfolg eines Unternehmens? Die Beschäftigten oder die Aktionäre? Komisch viele Beschäftigten in Deutschland, um die 40 - 50%, erfahren seit 10-20 Jahren keine reale Gehaltessteigerung, doch die Aktionäre und viele Manager sahnen ab. Ich glaube, Sie verstehen die tatsächlichen ökonomischen Zusammenhänge nicht. Aus meiner Sicht muss umverteilt werden, sonst vertieft sich der Riss in der Geschellschaft und irgendwann fliegt uns das System von rechts um die Ohren - Sachsen kennt sich schon bestens damit aus. Nur leider ziehen Sie die falschen Schlüsse. Schuster bleib bei deinen Leisten, Demut würde Ihnen sicherlich guttun. Große Klappe kann jeder. Wie lautet doch das deutsche Sprichwort: Reden ist silber, .... Gehen Sie an die Arbeit und wenn Sie was erreicht haben in den Gesprächen mit der SPD, dann können Sie sich am Ende der Woche vielleicht zu Wort melden. Ich erwarte jedoch, dass ich von den Verhandlungsführern informiert werde und nicht aus der 2. Reihe.</text:p>
          </table:table-cell>
          <table:table-cell office:value-type="string" calcext:value-type="string">
            <text:p>Yes, Mr Kretschmer, you do not have to stick to agreements and stupid jokes are well spread - see Trump. Just start working and clean up with the right soup in Saxony. You speak of earning, but who generates the success of a company? The employees or the shareholders? Funny many employees in Germany, around 40 - 50%, experienced for 10-20 years, no real salary increase, but the shareholders and many managers cream off. I think you do not understand the actual economic context. In my view, must be redistributed, otherwise deepens the crack in the society and at some point, the system flies from the right around the ears - Saxony knows it already well. Unfortunately, you draw the wrong conclusions. Cobbler stick to your last, humility would certainly do you good. Anyone can open the door. What is the German proverb: Speaking is silver, .... Go to work and if you have achieved something in the talks with the SPD, then you may have the opportunity to speak at the end of the week. However, I expect that I will be informed by the negotiators and not from the second row.</text:p>
          </table:table-cell>
          <table:table-cell office:value-type="string" calcext:value-type="string">
            <text:p>negative</text:p>
          </table:table-cell>
          <table:table-cell table:number-columns-repeated="1021"/>
        </table:table-row>
        <table:table-row table:style-name="ro16">
          <table:table-cell office:value-type="string" calcext:value-type="string">
            <text:p>Der neue MP aus Sachsen ist wohl sauer, dass er nicht mit verhandeln darf. Wenn er also nicht dabei ist, woher hat er dann sein Wissen oder labert er nur dummes Zeug, weil er auch in der Zeitung und im TV genannt werden will. Naja, er ist halt noch grün hinter den Ohren, er wird schon noch (hoffentlich) lernen, wie Politik geht: so jedenfalls nicht!</text:p>
          </table:table-cell>
          <table:table-cell office:value-type="string" calcext:value-type="string">
            <text:p>The new MP from Saxony is probably angry that he can not negotiate with. So if he is not there, where does he get his knowledge or is he just silly, because he also wants to be mentioned in the newspaper and on TV. Well, he's still green behind his ears, he'll (hopefully) learn how politics works: at least not like that!</text:p>
          </table:table-cell>
          <table:table-cell office:value-type="string" calcext:value-type="string">
            <text:p>negative</text:p>
          </table:table-cell>
          <table:table-cell table:number-columns-repeated="1021"/>
        </table:table-row>
        <table:table-row table:style-name="ro27">
          <table:table-cell office:value-type="string" calcext:value-type="string">
            <text:p>"Sorry, aber ein Newbee wie Kretschmer wird mal gar nix ohne Absprache mit ""oben"" verlautbaren lassen. Erst recht nicht, wenn der Soli in Gefahr ist: wir müßten ihn doch abschaffen, gelle ?Aber es ist immer wieder erhellend, wie dumm wir Bürger für dümmer verkauft werden. Setzen Sachsen, sechs, glatt."</text:p>
          </table:table-cell>
          <table:table-cell office:value-type="string" calcext:value-type="string">
            <text:p>"Sorry, but a Newbee like Kretschmer will never let anything without agreement with ""above"" announced. Certainly not when the solos are in danger: we ought to abolish them, right? But it is always illuminating how dumb we citizens are sold for stupider. Put Saxony, six, smooth."</text:p>
          </table:table-cell>
          <table:table-cell office:value-type="string" calcext:value-type="string">
            <text:p>negative</text:p>
          </table:table-cell>
          <table:table-cell table:number-columns-repeated="1021"/>
        </table:table-row>
        <table:table-row table:style-name="ro32">
          <table:table-cell office:value-type="string" calcext:value-type="string">
            <text:p>"Höhergebildete? Gar Intellektuelle? Das ist auch so ein eigenartiges Wort. Bei uns wird das ja komischerweise gern als Synonym für ""links"" gebraucht. Hier im Forum freut man sich ja ein Loch ins Knie ob der angeblich so genialen Replik des Bezirksbürgermeisters vom Prenzlauer Berg. Der hätte das so toll und ironisch gemacht. Und wahrscheinlich sei der Dobrindt zu blöd, das zu verstehen. Da sei er intellektuell nicht in der Lage zu, der Dobrindt. Hab mir den linken Intellektuelle vom Prenzlauer Berg mal angesehen. Sören Benn heißt der. Er ist ""Vater von drei Kindern, gelernter Baufacharbeiter, Schauspieler und Sozialpädagoge"". Dobrindt hat Abitur gemacht, an der Ludwigs-Maximilians-Universität Soziologie studiert und mit Diplom abgeschlossen. Dann als Geschäftsführer einer Maschinenbaufirma gearbeitet. Nein, das heißt nicht, dass er automatisch klüger ist als Leute ohne Diplom. Und ich hab nix gegen Bauarbeiter. Und nix gegen Benn. Bestimmt ist das ein netter, kluger Mann. Aber dass bei uns alles Linke immer automatisch ""intellektuell""; und alles Konservative immer ""dumpf"" und ""dumm"" ist, das ist schon auch schräg."</text:p>
          </table:table-cell>
          <table:table-cell office:value-type="string" calcext:value-type="string">
            <text:p>"Higher educated? Gar intellectuals? That is also a strange word. Strangely, this is often used as a synonym for ""left"". Here in the forum you are looking forward to a hole in the knee whether the supposedly so ingenious replica of the district mayor of Prenzlauer Berg. He would have done so great and ironic. And probably the dobrindt is too stupid to understand that. Since he was intellectually unable to, the Dobrindt. I have the left intellectuals from Prenzlauer Berg views. Sören Benn is called the. He is ""the father of three children, a skilled construction worker, an actor and a social worker"". Dobrindt graduated from high school, studied sociology at the Ludwigs-Maximilians-Universität and graduated with a diploma. Then worked as managing director of a mechanical engineering company. No, that does not mean that he is automatically smarter than people without a diploma. And I have nothing against construction workers. And nothing against Benn. Surely that's a nice, smart man. But that with us everything left always automatically ""intellectually""; and everything Conservative is always ""dull"" and ""stupid"", that's also weird."</text:p>
          </table:table-cell>
          <table:table-cell office:value-type="string" calcext:value-type="string">
            <text:p>negative</text:p>
          </table:table-cell>
          <table:table-cell table:number-columns-repeated="1021"/>
        </table:table-row>
        <table:table-row table:style-name="ro15">
          <table:table-cell office:value-type="string" calcext:value-type="string">
            <text:p>Ich finde die rhetorischen und inhaltlichen Ergüsse von Herrn Dobrindt geradezu herausragend im Vergleich zu anderen, wirklich echten rhetorischen und intellektuellen Flachzangen in der deutschen Politik. Dazu empfehle ich jedem Interessierten die Neujahrsansprache unserer Geschäftsführung. Wer das gesehen und gehört hat, weiß wovon ich rede. Und ansonsten? Das Interview im ZDF-heute-journal hat m.E. nur eine Person entblödet, und das war nicht Herr Dobrindt. Eine Nachrichtensprecherin, die ihre Gäste zunehmend behandelt wie eine Oberlehrerin ihre dummen Schuljungen, ist peinlich und unprofessionell. Da hilft auch kein ironisches Dauergrinsen. Interessanterweise verhält Frau Slomka sich so aber nur einer bestimmten Klientel gegenüber. Regierungskonforme Merkel-Klatscher hingegen werden von ihr freundlichst besäuselt. So muss es sein.</text:p>
          </table:table-cell>
          <table:table-cell office:value-type="string" calcext:value-type="string">
            <text:p>I find the rhetorical and contentual effusions of Mr. Dobrindt almost outstanding in comparison to other, really genuine rhetorical and intellectual flat-nosed pliers in German politics. In addition, I recommend anyone interested the New Year's speech of our management. Anyone who has seen and heard this knows what I am talking about. And otherwise? The interview on ZDF-heute-journal has m.E. only one person was debarred, and that was not Mr. Dobrindt. A newsreader who increasingly treats her guests like a high school teacher stupidly schoolboys is embarrassing and unprofessional. No ironic grin helps. Interestingly enough, Ms. Slomka only behaves towards a certain clientele. Government-compliant Merkel-Klatscher, on the other hand, are cheered on by her. That's the way it has to be.</text:p>
          </table:table-cell>
          <table:table-cell office:value-type="string" calcext:value-type="string">
            <text:p>negative</text:p>
          </table:table-cell>
          <table:table-cell table:number-columns-repeated="1021"/>
        </table:table-row>
        <table:table-row table:style-name="ro18">
          <table:table-cell office:value-type="string" calcext:value-type="string">
            <text:p>"Dabei fand sie sich nach diesem ""Interview"" doch ganz toll. Aber so sind sie halt, diese weichen, modernen Männer - erst lässt sich Herr Dobrindt drei-, vier-, fünfmal dumm anreden und dann bedankt er sich mit einem ""Aber gerne"" bei dieser Domina. Das war ziemlich gut. Schade, dass Frau Slomka nirgendwo zur Wahl steht, sondern dank Zwangsgebühren und Staatsfernsehen vollkommen ""alternativlos"" ist. Hanns-Joachim-Friedrich würde sich im Grab rumdrehen, wenn er die Sendung gesehen hätte."</text:p>
          </table:table-cell>
          <table:table-cell office:value-type="string" calcext:value-type="string">
            <text:p>"She found it after this ""interview"" but really great. But that's the way they are, these soft, modern men - first let Mr. Dobrindt three, four, five times stupid address and then he thanks with a ""but like"" in this Domina. That was pretty good. Too bad that Ms. Slomka is nowhere to stand for election, but thanks to compulsory fees and state television is completely ""no alternative"". Hanns-Joachim-Friedrich would turn around in the grave if he had seen the program."</text:p>
          </table:table-cell>
          <table:table-cell office:value-type="string" calcext:value-type="string">
            <text:p>negative</text:p>
          </table:table-cell>
          <table:table-cell table:number-columns-repeated="1021"/>
        </table:table-row>
        <table:table-row table:style-name="ro48">
          <table:table-cell office:value-type="string" calcext:value-type="string">
            <text:p>wohin nur mit dem Dünnbrettbohrer? Die entsprechenden Posten sind schon von den Wissmännern der Republik besetzt. Wenn man intelligent ist, kann man sich dumm stellen, umgekehrt ist es problematisch.</text:p>
          </table:table-cell>
          <table:table-cell office:value-type="string" calcext:value-type="string">
            <text:p>where only with the thin board drill? The corresponding posts are occupied already by the scientists of the Republic. If you are intelligent, you can be stupid, conversely, it is problematic.</text:p>
          </table:table-cell>
          <table:table-cell office:value-type="string" calcext:value-type="string">
            <text:p>negative</text:p>
          </table:table-cell>
          <table:table-cell table:number-columns-repeated="1021"/>
        </table:table-row>
        <table:table-row table:style-name="ro16">
          <table:table-cell office:value-type="string" calcext:value-type="string">
            <text:p>Da reden viele ablehnend von dem Punkt 10, zu dem ich Sie nur ermuntern kann. Was auch einmal gesagt werden muß ist die sache mit der Sachkenntnis. Einfältige Menschen, die nicht besonders gut ausgestattet sind, nennen wir dumm. Das ist nur eine Feststellung. Intelligente Leute kann man aber nicht einfältig nennen. Dummes Gerede ist allgegenwärtig.</text:p>
          </table:table-cell>
          <table:table-cell office:value-type="string" calcext:value-type="string">
            <text:p>Many people are dismissive of the point 10, to which I can only encourage you. What has to be said once is the thing with the expertise. Silly people who are not well-endowed, we call stupid. That's just a statement. But you can not call intelligent people simple-minded people. Stupid talk is omnipresent.</text:p>
          </table:table-cell>
          <table:table-cell office:value-type="string" calcext:value-type="string">
            <text:p>negative</text:p>
          </table:table-cell>
          <table:table-cell table:number-columns-repeated="1021"/>
        </table:table-row>
        <table:table-row table:style-name="ro12">
          <table:table-cell office:value-type="string" calcext:value-type="string">
            <text:p>Vorsätze kann man nur für sich selbst treffen. Selbstreflektion hat es im Namen und Selbstironie auch .... offenbar haben Sie weder verstanden was diese Kolumne war noch was gute Vorsätze sind. Das lässt MICH zu dem Schluß kommen dass Sie bei den Grünen sind und glauben gute Vorsätze für andere treffen zu dürfen (die dann natürlich zu dumm sind deren Genialität zu verstehen falls sie diese ablehnen).</text:p>
          </table:table-cell>
          <table:table-cell office:value-type="string" calcext:value-type="string">
            <text:p>Intentions can only be made for oneself. Self-reflection has it in the name and self-irony too .... apparently you have neither understood what this column was nor what good intentions are. This lets ME come to the conclusion that you are with the Greens and believe that you can make good intentions for others (who of course are too stupid to understand their genius if they reject them).</text:p>
          </table:table-cell>
          <table:table-cell office:value-type="string" calcext:value-type="string">
            <text:p>negative</text:p>
          </table:table-cell>
          <table:table-cell table:number-columns-repeated="1021"/>
        </table:table-row>
        <table:table-row table:style-name="ro31">
          <table:table-cell office:value-type="string" calcext:value-type="string">
            <text:p>Es ist schon erstaunlich, welche geistigen Ergüsse im Zusammenhang mit dem Einzug von Minderjährigen Politiker und Geistliche von sich geben. Da spricht der evangelische Militärbischof Sigurd Rink von Kindersoldaten. Was für ein Unsinn! Ein 17jähriger junger Mann oder eine junge Frau ist kein Kind und somit auch kein Kindersoldat. Und die Bundestagsabgeordnete der Linken, Nachfolgepartei der SED sollte ihren Mund halten, Stichwort: Handgrantenweitwurf in der Schule. Im übrigen sollte die in der Türkei geborene kurdische Abgeordnete des Deutschen Bundestages schnellstens einen Grundkurs in deutscher Geschichte besuchen. Gerade die Vorgängerpartei der Linken, die SED praktizierte tatsächlich die Ausbildung von Kindersoldaten, siehe militärische Ausbildung der Jungen Pioniere. Und dann die FDJ, hier wurde eine ebenfalls vormilitärische Ausbildung durchgeführt. Lachhhaft, wie Banalitäten von den links-grünen Journalisten des 68 er Nachwuchses aufgegriffen werden und dann mit Kommentaren von linken Politikern(innen) veröffentlicht werden oder von Militärbischöfen die offenbar keine Ahnung haben was Kindersoldaten sind. Ich selbst habe mich mit 17 Jahren freiwillig zur Bundeswehr 1963 gemeldet mit Zustimmung der Eltern und habe diesen Schritt nie bereut. Ansonsten die Homepage der Bundeswehr: (Ausschnitt) Ausführungen der Bundeswehr zur Verpflichtung freiwilliger Minderjähriger(Mindesalter 17 Jahre): Bei der Bundeswehr dürfen junge Menschen, die das 17. Lebensjahr vollendet haben, Freiwilligen Wehrdienst leisten oder als Zeitsoldaten eine Ausbildung beginnen. Dabei hält sich die Bundesrepublik Deutschland vollumfänglich an ihre völkerrechtlichen Verpflichtungen wie die UN-Kinderrechtskonvention von 1989. Solche unsinnigen Kommentare beschädigen bewusst das Bild der Bundeswehr in der Öffentlichkeit und ihre politische Führung. Die Aussage der Linken Evrim Sommer: Verteidigungsministerin von der Leyen hat offenbar keine Skrupel, die Nachwuchsgewinnung immer weiter vorzuverlegen Was für ein saudummes Geschwätz dieser Dame. Liebe Journalisten, hier ein Zitat von Helmut Schmidt: Wenn man ganz genau hinschaut, dann sieht man, daß die politischen Journalisten eigentlich mehr zur politischen Klasse gehören und weniger zum Journalismus.  Zeit Magazin 2010</text:p>
          </table:table-cell>
          <table:table-cell office:value-type="string" calcext:value-type="string">
            <text:p>"It is amazing what mental effusions in connection with the entry of 'minors ?? Politicians and priests. The evangelical military bishop Sigurd Rink speaks of ""child soldiers"". What a nonsense! A 17-year-old young man or woman is not a child and therefore not a child soldier. And the left-wing Bundestag MP, SED's successor party should keep their mouth shut, keyword: ""Hand grenade throw-out in school ??. Moreover, the Turkish-born Kurdish member of the German Bundestag should quickly attend a basic course in German history. Just the predecessor of the Left, the SED actually practiced the training of ?? child soldiers ??, see military training of ?? Young Pioneers ??. And then the FDJ ??, here was also a pre-military training carried out. Laughing at how banalities are taken up by the left-wing journalists of the younger generation and then published with comments from left-wing politicians or ""military"" bishops? who apparently have no idea what child soldiers are. At the age of 17, I personally volunteered for the Bundeswehr in 1963 with the consent of my parents and have never regretted this step. Otherwise, the homepage of the German Armed Forces: (excerpt) Statements by the German Armed Forces to oblige voluntary minors (minimum age 17 years): In the Bundeswehr, young people who have completed the age of 17 may volunteer military service or start training as a time soldier. In doing so, the Federal Republic of Germany fully adheres to its obligations under international law, such as the 1989 UN Convention on the Rights of the Child. Such nonsensical comments deliberately damage the image of the Bundeswehr and its political leadership. The statement of the Left Evrim Sommer: Defense Minister von der Leyen has apparently no qualms, the Nachwuchsgewinnung always weiterzuverllegen ?? What a silly talk this lady did. Dear journalists, here's a quote from Helmut Schmidt: ""If you look very closely, you see that the political journalists are actually more of a political class and less a journalist."" ?? Time Magazine 2010"</text:p>
          </table:table-cell>
          <table:table-cell office:value-type="string" calcext:value-type="string">
            <text:p>negative</text:p>
          </table:table-cell>
          <table:table-cell table:number-columns-repeated="1021"/>
        </table:table-row>
        <table:table-row table:style-name="ro20">
          <table:table-cell office:value-type="string" calcext:value-type="string">
            <text:p>Ist doch klar zu wem die Spenderin steht, zu dem Mann, der ihr und ihresgleichen die Steuergeschenke macht. Bannon kann den nicht mehr Steuern und ist aus dessen Dunstkreis entsorgt worden. Sie hat ihr Ziel erreicht und wird ihren Reichtum reichlich vermehren und behalten, während die unteren Schichten bluten müssen. Zum Schluss sind wieder die Mexicaner, die Inder, die Chinesen, die nordkoreaner, die Muslime oder die Europäer Schuld, wenn es denen immer schlechter geht. Wie dumm ist eigentlich die amerikansiche Bevölkerung, die selbst von irgendwelchen Einwanderen abstammen? Hauptsache sie dürfen mit Waffen spielen egal wie dämlich, krank oder blind sie sind und es wird an Gott geglaubt.</text:p>
          </table:table-cell>
          <table:table-cell office:value-type="string" calcext:value-type="string">
            <text:p>It's clear to whom the donor stands, to the man who makes the tax gifts to her and her ilk. Bannon can not control it anymore and has been disposed of from its atmosphere. She has achieved her goal and will abundantly increase and retain her wealth while the lower classes will have to bleed. Finally, the Mexicans, the Indians, the Chinese, the North Koreans, the Muslims or the Europeans are guilty, when things get worse and worse. How stupid is the American population, who themselves are descended from immigrants? The main thing is that they are allowed to play with weapons no matter how stupid, sick or blind they are and it is believed in God.</text:p>
          </table:table-cell>
          <table:table-cell office:value-type="string" calcext:value-type="string">
            <text:p>negative</text:p>
          </table:table-cell>
          <table:table-cell table:number-columns-repeated="1021"/>
        </table:table-row>
        <table:table-row table:style-name="ro48">
          <table:table-cell office:value-type="string" calcext:value-type="string">
            <text:p>wie überaus dumm und dreist diese Finanzgrößen einen dummen und überaus dreisten Frontman gesponsort haben. Die selbe Dumheit und Dreistigkeit, schlägt ihnen nun ins eigene Gesicht, welch ein Wunder.</text:p>
          </table:table-cell>
          <table:table-cell office:value-type="string" calcext:value-type="string">
            <text:p>how extremely stupid and brash these financial greats have sponsored a stupid and very bold Frontman. The same stupidity and foolishness now beats their own faces, what a miracle.</text:p>
          </table:table-cell>
          <table:table-cell office:value-type="string" calcext:value-type="string">
            <text:p>negative</text:p>
          </table:table-cell>
          <table:table-cell table:number-columns-repeated="1021"/>
        </table:table-row>
        <table:table-row table:style-name="ro35">
          <table:table-cell office:value-type="string" calcext:value-type="string">
            <text:p>Demokratie? Die Staatsform in den USA ist eine reine Plutokratie! Selbst die Demokraten werden von den eigentlich Mächtigen gesponsert. Das geht ja insbesonders leicht in einem gottesgläubigen verdummten Mehrheitspublikum.</text:p>
          </table:table-cell>
          <table:table-cell office:value-type="string" calcext:value-type="string">
            <text:p>Democracy? The state form in the US is a pure plutocracy! Even the Democrats are sponsored by the powerful ones. This is especially easy in a god-believing stultified majority audience.</text:p>
          </table:table-cell>
          <table:table-cell office:value-type="string" calcext:value-type="string">
            <text:p>negative</text:p>
          </table:table-cell>
          <table:table-cell table:number-columns-repeated="1021"/>
        </table:table-row>
        <table:table-row table:style-name="ro22">
          <table:table-cell office:value-type="string" calcext:value-type="string">
            <text:p>"Wenn die Remainer jetzt eifrig anfangen, zu sagen, es wäre nur um die aktuelle Mitgliedschaft gegangen, bem ersten abgehaltenen Referendum, dann wirkt das - zum einen eher dumm, zum andren aber ja auch äußerst dreist, weil das eine Sache ist, die nur beweist, dass Briten leiden unter Kurzsichtigkeit, denn die Folgen waren klar, lange Zeit... Die nun zur Verfügung stehenden drei Optionen, nehmen manchen jetzt vielleicht ihre Illusionen, und das kann man sagen, ganz einfach nur weil, keine der drei Optionen nur bietet einen Vorteil, wohingegen es beim Referendum Nummer zwei, mit der ""britischen Glaubwürdigkeit"" wäre völlig vorbei..."</text:p>
          </table:table-cell>
          <table:table-cell office:value-type="string" calcext:value-type="string">
            <text:p>"If the Remainers are now eager to say that it was all about the current membership, the first held referendum, then it works - on the one hand stupid, on the other hand, but extremely brazen, because that's a thing that only proves That the British are suffering from myopia, because the consequences were clear, long time ... The three options now available, some may now take their illusions, and this can be said, simply because none of the three options only offers an advantage, whereas in the referendum number two, with the ""British credibility"" would be completely over ..."</text:p>
          </table:table-cell>
          <table:table-cell office:value-type="string" calcext:value-type="string">
            <text:p>negative</text:p>
          </table:table-cell>
          <table:table-cell table:number-columns-repeated="1021"/>
        </table:table-row>
        <table:table-row table:style-name="ro32">
          <table:table-cell office:value-type="string" calcext:value-type="string">
            <text:p>Ich würde nicht so weit gehen, die Remainer als dumm und dreist zu bezeichnen. In vielen Medien, die nicht zum Mainstream gehören, wurde der Brexit gefeiert, obwohl das Ergebnis höchst undemokratisch war. Ich weiß jetzt nicht mehr, ob es überhaupt eine Befragung zu einem Referendum gab aber so etwas wichtiges lässt sich nicht mit einer einfachen Mehrheit entscheiden. Gleiches sehen wir ja auch in Katalonien, wo gemeint wird, dass ohne Befragung des Volkes, ob es überhaupt ein Referendum will, die 60%, die nicht an der illegalen Abstimmung teilgenommen haben, eben Pech haben und mit dem Ergebnis leben müssen. Nein, das Volk lässt sich zu leicht verführen. Im Falle Brexit wurde nie Pro und Contra diskutiert. Man hat mit dem Blick auf Ausländer Wähler geködert, ohne das Wesentliche im Auge zu behalten. Wie sagt Kostolany schon in einem anderen Bezug: Er wünsche sich einen starken Staat, der die Schwachen vor den Starken, die Naiven vor den Cleveren schützt. Ein Quorum wäre das Mindeste, ebenso wie eine Zwei-Drittel-Mehrheit. Da kann man dann ganz anderes argumentieren.</text:p>
          </table:table-cell>
          <table:table-cell office:value-type="string" calcext:value-type="string">
            <text:p>I would not go so far as to call the Remainers stupid and brash. In many non-mainstream media, Brexit was celebrated, although the result was highly undemocratic. I no longer know if there was a referendum on a referendum at all, but something important can not be decided by a simple majority. We also see the same in Catalonia, where it is said that without questioning the people, whether it wants a referendum at all, the 60% who have not participated in the illegal vote, just bad luck and have to live with the result. No, the people are too easily seduced. In the case of Brexit, pros and cons were never discussed. One has lured voters with the view of foreigners, without keeping the essentials in mind. As Kostolany says in another respect, he wishes for a strong state that protects the weak from the strong, the naive from the clever. A quorum would be the least, as would a two-thirds majority. Since then you can argue completely different.</text:p>
          </table:table-cell>
          <table:table-cell office:value-type="string" calcext:value-type="string">
            <text:p>negative</text:p>
          </table:table-cell>
          <table:table-cell table:number-columns-repeated="1021"/>
        </table:table-row>
        <table:table-row table:style-name="ro9">
          <table:table-cell office:value-type="string" calcext:value-type="string">
            <text:p>Konstruktives Mitglied. Der war gut. Das steckt ja noch mehr Traumtänzerei drin als im Brexit. Die Briten haben immer nur quergeschossen. Zuhause war es ein beliebtes Spiel, egal welcher Partei, die EU für alles und jeden verantwortlich zu machen und damit eigene Fehler zu vertuschen und auf billige Art Wählerstimmen zu ergattern. Im täglichen Business haben die Briten immer den Rosinenpicker gespielt, nur das angeschoben wovon sie selber profitieren und ansonsten alles andere blockiert. Die beste Lösung wäre sie bleiben im Binnenmarkt und der Zollunion. Dann müssen sie ohne Britenrabatt zahlen und haben null Komma nichts zu sagen. Wir nehmen gerne die Kohle aber die dummen Ratschläge können sie für sich behalten.</text:p>
          </table:table-cell>
          <table:table-cell office:value-type="string" calcext:value-type="string">
            <text:p>Constructive member. That was good. That's even more dream dances in it than in Brexit. The British have always only crossed. At home, it was a popular game, no matter which party, to blame the EU for everything and everyone, to cover up their own mistakes and get hold of cheap votes votes. In daily business, the British have always played the raisin picker, only pushed what they themselves benefit and otherwise blocked everything else. The best solution would be to stay in the Internal Market and the Customs Union. Then they have to pay without British discount and have zero comma to say anything. We like to take the money but the stupid advice they can keep to themselves.</text:p>
          </table:table-cell>
          <table:table-cell office:value-type="string" calcext:value-type="string">
            <text:p>negative</text:p>
          </table:table-cell>
          <table:table-cell table:number-columns-repeated="1021"/>
        </table:table-row>
        <table:table-row table:style-name="ro42">
          <table:table-cell office:value-type="string" calcext:value-type="string">
            <text:p>"Nicht um Demokratie und andere Kleinigkeiten. Nein, einzig und allein um Grenzenlosen Binnenmarkt geht es. Denn der ist das EINZIGE Argument, dass man in der (deutschen) Presse zu lesen scheint. Dafür, dass die Briten in der EU bleiben sollen. Und dass die ""dummen, provinziellen Briten"" (vor allem vom Lande, wie in schöner Arroganz immer mal wieder in den Kommentarspalten betont wird) sich zu einem kolossalen Falschvotum hätten manipulieren lassen. Und das scheint auch die einzige Rechtfertigung dafür zu sein, dass man - wie man es bzgl. EU-Verträgen ja schon kennt - dann einfach die Abstimmung wiederholt. Bis das Ergebnis dann eben ""passt"". Alle anderen Themen, wie der bürokratische und lobbyistische Moloch der EU mit ihrer Brüsseler Hinterzimmer-Politik und dem Demokratiedefizit, das die EU hat, finden kaum Widerhall in der Diskussion. Genauso wenig wie innenpolitische Fragen, ob beispielweise ein Land und seine Bevölkerung eine schrankenlose Einwanderung hinnehmen muss, nur um weiterhin freien Handel zu treiben."</text:p>
          </table:table-cell>
          <table:table-cell office:value-type="string" calcext:value-type="string">
            <text:p>"Not about democracy and other trifles. No, only on borderless internal market is it. Because that is the ONLY argument that one seems to read in the (German) press. For the British to stay in the EU. And that the ""stupid, provincial Britons"" (especially from the countryside, as is often emphasized in the arrogance of comment in the comment columns) could be manipulated to a colossal wrong vote. And that seems to be the only justification that - as we already know in terms of EU treaties - then simply repeat the vote. Until the result then just ""fits"". All other issues, such as the EU's bureaucratic and lobbying juggernaut, with its Brussels backroom policy and the democratic deficit that the EU has, are barely echoing in the discussion. Just as little as domestic issues, for example, whether a country and its population must accept a boundless immigration, only to continue to pursue free trade."</text:p>
          </table:table-cell>
          <table:table-cell office:value-type="string" calcext:value-type="string">
            <text:p>negative</text:p>
          </table:table-cell>
          <table:table-cell table:number-columns-repeated="1021"/>
        </table:table-row>
        <table:table-row table:style-name="ro39">
          <table:table-cell office:value-type="string" calcext:value-type="string">
            <text:p>SPD und Grüne senkten mit der Agenda 2010 die Steuern der Reichen um 10 Prozent, belasteten stark die Kleinen, nur so wurde D wieder fit, dumm nur, das war der Sagnagel des Euro, denn alle anderen brauchen so eine Art, die lassen sich das nicht gefallen. Bei den ersten Reförmchen bekommt Macron schon massiven Gegenwind, deshalb hat er u.a. eine ganz tolle Idee, einen EU-Finanzminister mit eigenem Budget, also noch mehr Mrd vom Michel sollen versenkt werden. EU-kraten wollen gar eine Schuldenverallgemeinerung, d.h. eine Aufteilung von ca. 10 Bill, wer das will muss schon sehr verblendet sein ( oder ist es schon en ersetzt durch ö ? ) Die Übertragung unserer Haushaltshoheit auf andere Länder ist sogar ein Verstoss gegen unsere Verfassung, dafür ist nur der Bundestag zuständig.</text:p>
          </table:table-cell>
          <table:table-cell office:value-type="string" calcext:value-type="string">
            <text:p>The SPD and Greens lowered the taxes of the rich by 10 percent with the Agenda 2010, heavily burdened the little ones, only D was fit again, just stupid, that was the Sagnagel of the euro, because all the others need a kind of, that can be dislike. Macron already gets massive headwinds in the first few little packages, which is why he has u.a. a great idea, an EU finance minister with its own budget, so even more billion from the Michel should be sunk. EU-krat want a debt generalization, i. a division of about 10 Bill, who wants that must be very deluded (or is it already replaced by en ö?) The transfer of our budget sovereignty to other countries is even a violation of our Constitution, this is only the Bundestag jurisdiction.</text:p>
          </table:table-cell>
          <table:table-cell office:value-type="string" calcext:value-type="string">
            <text:p>negative</text:p>
          </table:table-cell>
          <table:table-cell table:number-columns-repeated="1021"/>
        </table:table-row>
        <table:table-row table:style-name="ro42">
          <table:table-cell office:value-type="string" calcext:value-type="string">
            <text:p>"Den gefühlt 1000. Text darüber, wie dumm die Brexiteers sind, braucht niemand. Klar gibt es Inkonsistenzen bei der britischen Position, z.B. mit der Nordirland-Grenze zu Irland: Keine ""harte"" Grenze zu IR, aber auch keine wie immer geartete Zollgrenze zur Hauptinsel, aber auch keine Zollunion: Das ist logisch unmöglich. Die EU-Verhandler sollten auf solche Inkonsistenzen hinweisen und es dabei bewenden lassen. Das gleiche Problem gibt es bei einem Handelsabkommen GB/EU: Wenn GB in der Zollunion verbleiben würde, wären Separatverträge GB mit anderen Ländern nicht mehr möglich, ohne dass die EU gefragt werden müsste. Da die britische Regierung zu einer offenen Diskussion über solche Inkonsistenzen nicht bereit ist, scheint sie auf eine komplette Loslösung von der EU hinzuarbeiten. Das britische Parlament hat die Möglichkeit, dem entgegenzuwirken und die Zustimmung zu versagen. Danach schaut es nicht aus. Der Brexit ist und bleibt Folge des demokratischen Prozesses in GB und wir können nur zuschauen; alles andere wäre (unsinnige) Einmischung in GB."</text:p>
          </table:table-cell>
          <table:table-cell office:value-type="string" calcext:value-type="string">
            <text:p>"The felt 1000th text about how stupid the Brexiteers are, nobody needs. Clearly, there are inconsistencies in the British position, e.g. with the Northern Ireland border with Ireland: no ""hard"" border with IR, but also no customs border with the main island, but also no customs union: that is logically impossible. EU negotiators should point out such inconsistencies and let them go. The same problem exists with a GB / EU trade agreement: if GB remained in the Customs Union, separate contracts GB would no longer be possible with other countries without the EU having to be asked. Unwilling to openly discuss such inconsistencies, the UK government appears to be working towards a complete break with the EU. The British Parliament has the opportunity to counteract this and to deny its approval. After that, it does not look. Brexit is and remains the result of the democratic process in the UK and we can only watch; everything else would be (nonsensical) interference in GB."</text:p>
          </table:table-cell>
          <table:table-cell office:value-type="string" calcext:value-type="string">
            <text:p>negative</text:p>
          </table:table-cell>
          <table:table-cell table:number-columns-repeated="1021"/>
        </table:table-row>
        <table:table-row table:style-name="ro12">
          <table:table-cell office:value-type="string" calcext:value-type="string">
            <text:p>"doomsday_device schrieb: ""Wie der Herr Kurz wäre Herr Lindner gern der neue Führer"". In politischen Debatten sollte ein gewisses Niveau herrschen. Das haben Sie mit diesem unsäglichen Geschreibsel aber verlassen. Wollen Sie Herrn Kurz und Herrn Lindner allen Ernstes in die Nähe von Hitler rücken? Man muss ja mit den Herren Kurz und Lindner nicht einer Meinung sein, aber solche Vergleiche sind einfach dumm und unverschämt."</text:p>
          </table:table-cell>
          <table:table-cell office:value-type="string" calcext:value-type="string">
            <text:p>"doomsday_device wrote: ""Like Mr Kurz, Mr Lindner would like to be the new leader."" Political debates should have a certain level. But you have left with this unspeakable scribble. Do you want to bring Mr. Kurz and Mr. Lindner close to Hitler in all seriousness? You do not have to agree with Messrs. Kurz and Lindner, but such comparisons are stupid and outrageous."</text:p>
          </table:table-cell>
          <table:table-cell office:value-type="string" calcext:value-type="string">
            <text:p>negative</text:p>
          </table:table-cell>
          <table:table-cell table:number-columns-repeated="1021"/>
        </table:table-row>
        <table:table-row table:style-name="ro5">
          <table:table-cell office:value-type="string" calcext:value-type="string">
            <text:p>"Die FDP als Lieblingsfeind ... . Die meisten sind scheinbar einfach nur wütend darüber, dass man den ""Lobbyisten"" jetzt tatsächlich nicht mehr vorwerfen kann, direkt an die Fleischtöpfe zu wollen, und dafür auch noch das letzte Wahlversprechen zu verkaufen. Sie haben absolut richtig entschieden. Wer will mir erzählen aus Grünen und FDP käme eine stabile, gute Regierung heraus ? Das ist doch lachhaft. LinksruckMerkel wollte mit Grün regieren, weil das momentan wohl in der Bevölkerung gut angekommen wäre. Und sie hat sich gedacht, dass die FDP, gerade erst wieder in den Bundestag gekommen, sich wohl aus ""Machtinteressen"" für dumm verkaufen lässt, und zu allem ja und amen sagt. Sie hat sich bei Lindner aber offensichtlich total verschätzt. Und bei Linder spielt mit Sicherheit auch eine persönliche Abneigung gegen Merkel eine Rolle, könnte man fairerweise auch dazu sagen. Es wäre Inhaltlich einfacher gewesen eine Koalition aus Union, FPD und AfD zu bilden, als mit den Grünen. Und das sagt doch eigentlich alles aus. Ich bin kein FDP Wähler, aber in diesem Abbruch der Sondierungsgespräche, was die FPD für die einzige Partei die ihre Glaubwürdigkeit bei diesem ganzen Theater nach der Wahl behalten hat. Und ich glaube nicht, dass ihr das bei einer möglicher Neuwahl schadet. Eher im Gegenteil."</text:p>
          </table:table-cell>
          <table:table-cell office:value-type="string" calcext:value-type="string">
            <text:p>"The FDP as a favorite enemy .... Most are apparently just angry that the ""lobbyist"" can no longer be accused of wanting to go directly to the meat pots, and to sell the last campaign pledge. You have decided absolutely right. Who wants to tell me from Greens and FDP would come out a stable, good government? That's laughable. LinksruckMerkel wanted to govern with green, because at the moment probably well received in the population. And she has thought that the FDP, just returned to the Bundestag, probably for ""power interests"" can sell stupid, and says yes to everything and amen. She obviously totally misjudged Lindner. And with Linder, a personal dislike of Merkel certainly plays a role as well, one could fairly say so. It would have been easier to form a coalition of Union, FPD and AfD than with the Greens. And that actually says everything. I am not an FDP voter, but in this abortive exploratory talks, what the FPD has been for the only party that has retained its credibility in this whole theater after the election. And I do not think that you harm that in a possible new election. Rather the opposite."</text:p>
          </table:table-cell>
          <table:table-cell office:value-type="string" calcext:value-type="string">
            <text:p>negative</text:p>
          </table:table-cell>
          <table:table-cell table:number-columns-repeated="1021"/>
        </table:table-row>
        <table:table-row table:style-name="ro22">
          <table:table-cell office:value-type="string" calcext:value-type="string">
            <text:p>"... wie Sie unter ""reduktionistischer Bildungspolitik"" versteht, bleibe einmal dahingestellt. Die bisherige reale ""Bildungspolitik"" in SPD und Grün-dominierten Ländern, kann man nur in Anführungszeichen setzen. Eine Leistungsvemeidungs - und Verdummungsförderungspolitik, wie z.B. in NRW und Niedersachsen (von Berlin will ich lieber schweigen. Dort grenzt Bildungspolitik schon an institutionalisierte Körperverletzung), bringt ganze Generationen von Schülern in eine internationale Randlage. Eine marktfreundliche Politik schafft es auch eine demokratiekonforme Wirtschaft zu etablieren."</text:p>
          </table:table-cell>
          <table:table-cell office:value-type="string" calcext:value-type="string">
            <text:p>"... as you understand it as ""reductionist education policy"", it is left undecided. The previous real ""education policy"" in SPD and green-dominated countries, you can only put in quotation marks. A benefit and stultification policy, such as in North Rhine-Westphalia and Lower Saxony (I would rather stay silent about Berlin, where educational policy borders on institutionalized assault), bringing entire generations of students into an international peripheral position. A market-friendly policy also succeeds in establishing a democracy-compliant economy."</text:p>
          </table:table-cell>
          <table:table-cell office:value-type="string" calcext:value-type="string">
            <text:p>negative</text:p>
          </table:table-cell>
          <table:table-cell table:number-columns-repeated="1021"/>
        </table:table-row>
        <table:table-row table:style-name="ro39">
          <table:table-cell office:value-type="string" calcext:value-type="string">
            <text:p>Genau, die Notbremse mit den Nazis von den Affen für Deutschland??? Klasse.... Ohne mich.... Die weltweit höchsten Strompreise??? Will ich sehen. Mal abgesehen davon zahle ich gerne die Strompreise wenn dafür der Ausstieg aus der Nukleartechnik klappt. Mit dem Atommüll hinterlassen wir den nächsten tausend Generationen ein Erbe für das diese den heutigen volksdeutschen Menschen die einfach nur dumm und verblödet auf den eigen, kurzfristigen Vorteil bedacht, hirnlos vor sich hin vegetieren....... bis in alle Ewigkeit verfluchen.... Genauso die Verseuchung der Umwelt mit dem Krebskiller Glyphosat etc. Aber die Grünen und Roten spinnen ja nur..... Alles ist besser als eine rückwärtsgewandte, völkisch konservative, braune Soße a la AFD, CSU, NPD, CDU........</text:p>
          </table:table-cell>
          <table:table-cell office:value-type="string" calcext:value-type="string">
            <text:p>Exactly, the emergency brake with the Nazis from the apes for Germany? Class .... Without me .... The world's highest electricity prices ??? I want to see it. Apart from that, I like to pay the electricity prices if the exit from nuclear technology works for it. With the atomic waste, we leave the next thousand generations a legacy for this today's people of the people of Germany who are simply stupid and stupid, considering their own, short-term advantage, vegetate brainlessly ....... curse for all eternity. ... Just like the pollution of the environment with the cancer killer Glyphosat etc. But the Greens and Reds are just crazy ..... Everything is better than a backward, völkisch conservative, brown sauce a la AFD, CSU, NPD, CDU .. ......</text:p>
          </table:table-cell>
          <table:table-cell office:value-type="string" calcext:value-type="string">
            <text:p>negative</text:p>
          </table:table-cell>
          <table:table-cell table:number-columns-repeated="1021"/>
        </table:table-row>
        <table:table-row table:style-name="ro29">
          <table:table-cell office:value-type="string" calcext:value-type="string">
            <text:p>und zwar von den Geldeintreibern in Form der Damen und Herren Finanzminister gleich welcher politischen Farbe auch immer. Das Wunderwort dahinter heißt WACHSTUM. Zudem würde man den Koryphäen etwas ganz wichtiges aus der Hand nehmen: Michel in Form von WahlversprecheRn immer wieder aufs neue für dumm verkaufen zu können. Funktioniert seit Jahrzehnten prächtigst.</text:p>
          </table:table-cell>
          <table:table-cell office:value-type="string" calcext:value-type="string">
            <text:p>and of the money collectors in the form of ladies and gentlemen finance ministers of whatever political color whatsoever. The miracle word behind it is GROWTH. In addition, one would take the important thing out of the hands of the luminaries: Michel in the form of electoral promises to sell again and again for stupid. Works magnificently for decades.</text:p>
          </table:table-cell>
          <table:table-cell office:value-type="string" calcext:value-type="string">
            <text:p>negative</text:p>
          </table:table-cell>
          <table:table-cell table:number-columns-repeated="1021"/>
        </table:table-row>
        <table:table-row table:style-name="ro27">
          <table:table-cell office:value-type="string" calcext:value-type="string">
            <text:p>"Dann machen Sie bitte Vorschläge, wer geeignet sei, unter der Maßgabe, daß Martins ""Vereinigte Staaten von Europa"" genauso abgelehnt wurde wie Angelas ""Weiter so"". Ich sehe nur Horsts ""Weniger Europa, weniger und geordnetere Zuwanderung"" bestätigt, dummerweise in Stimmen für die AfD."</text:p>
          </table:table-cell>
          <table:table-cell office:value-type="string" calcext:value-type="string">
            <text:p>"Then make suggestions as to who is suitable, provided that Martin's ""United States of Europe"" has been rejected as well as Angela's ""Keep it up."" I only see Horst's ""Less Europe, less and more orderly immigration"" confirmed, stupidly in votes for the AfD."</text:p>
          </table:table-cell>
          <table:table-cell office:value-type="string" calcext:value-type="string">
            <text:p>negative</text:p>
          </table:table-cell>
          <table:table-cell table:number-columns-repeated="1021"/>
        </table:table-row>
        <table:table-row table:style-name="ro4">
          <table:table-cell office:value-type="string" calcext:value-type="string">
            <text:p>"klappt es ja. Die Reaktion von Herrn Trump , ebenfalls ""Friedenssignale zu schicken, lässt tief blicken: sollte hier tatsächlich eine Vereinbarung ohne den ""showman"" aus Amerika getroffen werden? Ist dieser ""rocket man"" vielleicht gar nicht so schlimm und vor allem dumm, wie ihn sich Trump wohl wünscht? Bei allem Negativen, was man über Kim sagen kann und muss, scheint er, offensichtlioch, tatsächlich an Entspannung interessiert zu sein. Was man über Herrn Trump nicht unbedingt sagen kann. Inwieweit allerdings die Sanktionen allmählich greifen, weiß keiner."</text:p>
          </table:table-cell>
          <table:table-cell office:value-type="string" calcext:value-type="string">
            <text:p>"it works yes. Mr. Trump's response, ""sending peace signals as well"", gives a deep insight: should an agreement really be made without the ""showman"" from America, is this ""rocket man"" maybe not so bad and above all stupid as it is Trump does not seem to want anything wrong with what can and must be said about Kim, but apparently he does, in fact, be interested in relaxation, which is something Mr Trump is not sure about."</text:p>
          </table:table-cell>
          <table:table-cell office:value-type="string" calcext:value-type="string">
            <text:p>negative</text:p>
          </table:table-cell>
          <table:table-cell table:number-columns-repeated="1021"/>
        </table:table-row>
        <table:table-row table:style-name="ro18">
          <table:table-cell office:value-type="string" calcext:value-type="string">
            <text:p>Herr oder Frau Mittelalter. Ist ihr Name Programm ihres Denkens? Und wenn die nordkoreanischen Sportler zehnmal dopen und alles gewinnen und wenn auch noch so unlauter, dann wiegt das allemal weniger als die Tatsache das die Teilnahme der Sportler der Befriedung der Region dient und einen historischen Schritt bedeutet. Olympia ist Mumpitz, Unterhaltung und Kommerz. Und auf Russland und Nordkorea zu zeigen ist dumm und zeugt davon das man keine Ahnung hat.</text:p>
          </table:table-cell>
          <table:table-cell office:value-type="string" calcext:value-type="string">
            <text:p>Mr. or Mrs. Medieval. Is her name the program of her thinking? And if the North Korean athletes dope ten times and win everything and even if it is so unfair, then that weighs less than the fact that the participation of the athletes serves the pacification of the region and represents a historic step. Olympia is mump, entertainment and commerce. And pointing to Russia and North Korea is stupid and testifies that you have no idea.</text:p>
          </table:table-cell>
          <table:table-cell office:value-type="string" calcext:value-type="string">
            <text:p>negative</text:p>
          </table:table-cell>
          <table:table-cell table:number-columns-repeated="1021"/>
        </table:table-row>
        <table:table-row table:style-name="ro1">
          <table:table-cell office:value-type="string" calcext:value-type="string">
            <text:p>Naja, es hat aber auch noch nie ein Genie gegeben, welches Präsident war. Obwohl es schon sehr intelligente Präsidenten gegeben hat. Aber hoch intelligent ist halt noch nicht Genie, und es hat noch nie ein Genie gegeben, welches Wähler beeindrucken wollte. Das Trump jedenfalls nicht dumm ist, er hat ein Examen von einer Elite-Universität und war ja durchaus erfolgreich, dürfte außer Zweifel stehen. Und wir wissen recht wenig von ihm, weil über ihn niemals objektiv berichtet wird. Wer weiß, vielleicht ist ja doch ein Genie. Oder auch nicht. Wir wissen es einfach nicht.</text:p>
          </table:table-cell>
          <table:table-cell office:value-type="string" calcext:value-type="string">
            <text:p>Well, there's never been a genius who was president. Although there have been very intelligent presidents. But being smart is not genius, and there has never been a genius that impressed voters. The Trump is not stupid, he has an exam from an elite university and was quite successful, is beyond doubt. And we know very little about him, because it is never objectively reported about him. Who knows, maybe it's a genius. Or not. We just do not know.</text:p>
          </table:table-cell>
          <table:table-cell office:value-type="string" calcext:value-type="string">
            <text:p>negative</text:p>
          </table:table-cell>
          <table:table-cell table:number-columns-repeated="1021"/>
        </table:table-row>
        <table:table-row table:style-name="ro30">
          <table:table-cell office:value-type="string" calcext:value-type="string">
            <text:p>"wieviele den gut finden. Der sabbelt da dummes Zeug und John Doe sitzt auf dem Trecker und zieht sich ein Bud rein: ""Häh. Genau mein Mann Oidär. So mussas soin! Cheers."""</text:p>
          </table:table-cell>
          <table:table-cell office:value-type="string" calcext:value-type="string">
            <text:p>"how many find the good. He slobbers stupid stuff and John Doe sits on the tractor and pulls a bud in: ""Huh. Exactly my husband Oidar. So mussas soin! Cheers."""</text:p>
          </table:table-cell>
          <table:table-cell office:value-type="string" calcext:value-type="string">
            <text:p>negative</text:p>
          </table:table-cell>
          <table:table-cell table:number-columns-repeated="1021"/>
        </table:table-row>
        <table:table-row table:style-name="ro29">
          <table:table-cell office:value-type="string" calcext:value-type="string">
            <text:p>Die Begriffe 'Dummer Mensch' also Idiot und 'besonders dummer Mensch' also Vollidiot werden offensichtlich in die Kategorie 'Beleidung' beim SPIEGEL erfasst, obwohl der von Donald Trump mit sichtbarem Vergnügen benutzte Ausdruck Genius einen viel höheren Beleidigungswert darstellt, jedenfalls für alle die, die bei halbwegs klarem Verstand diesen Tiraden ausgesetzt sind.</text:p>
          </table:table-cell>
          <table:table-cell office:value-type="string" calcext:value-type="string">
            <text:p>The terms 'stupid human' ie idiot and 'especially stupid human' so idiot are obviously included in the category 'Belief' in SPIEGEL, although the expression used by Donald Trump with visible pleasure Genius represents a much higher insult value, at least for all the, who, with reasonably clear brains, are exposed to these tirades.</text:p>
          </table:table-cell>
          <table:table-cell office:value-type="string" calcext:value-type="string">
            <text:p>negative</text:p>
          </table:table-cell>
          <table:table-cell table:number-columns-repeated="1021"/>
        </table:table-row>
        <table:table-row table:style-name="ro42">
          <table:table-cell office:value-type="string" calcext:value-type="string">
            <text:p>"müsste man lauthals darüber lachen: Ausgerechnet die Menschen, die D. Trump zum Präsidenten wählten und immer noch zum größten Teil zu ihm stehen, werden die größten Opfer der Marionette Trump sein. Endlich können die Konzerne und Superreichen die Bevölkerung wieder in längst vergangene Zeiten zurückführen, als die arbeitende Klasse sich nicht wesentlich vom Sklaventum abhob und täglich um das Überleben kämpfen musste, während die ""Herrschaften"" in unglaublichem Luxus schwelgten und die Menschen, die diesen Luxus erst ermöglichten, aus tiefstem Herzen verachteten. Wie lange duldet der vernunftbegabte US-Büger diesen Präsidenten noch? Wann durchschauen auch die treuen Trump-Anhänger, was für eine hohle Figur aus dem trash TV sie da verehren? Wann kapieren sie, dass sie von der ""Oberschicht"" nur für dumm verkauft werden? Die Dreistigkeit, mit der die Bürger der USA zur Zeit - ganz unverhüllt! - belogen und betrogen werden, ist einfach unglaublich. Aber wenn der Denkapparat nur zum Qualmen, Saufen und ... reicht, naja..."</text:p>
          </table:table-cell>
          <table:table-cell office:value-type="string" calcext:value-type="string">
            <text:p>"You have to laugh loudly about it: Ironically, the people who elected D. Trump to the presidency and still for the most part to him, will be the biggest victims of the puppet Trump. Finally, the corporations and super-rich people can bring the population back to times long past, when the working class did not significantly differ from slavery and had to fight for survival on a daily basis, while the ""dominions"" reveled in incredible luxury and the people who first enjoyed that luxury made possible, despised from the bottom of my heart. How long does the rational US citizen still tolerate this president? When do the loyal Trump supporters see through, what a hollow figure from the trash TV they adore? When do you get it that they are sold by the ""upper class"" as stupid? The audacity with which the citizens of the United States at the time - completely unveiled! - Being lied to and cheated on is just unbelievable. But if the thinking apparatus only for smoke, drinking and ... enough, well ..."</text:p>
          </table:table-cell>
          <table:table-cell office:value-type="string" calcext:value-type="string">
            <text:p>negative</text:p>
          </table:table-cell>
          <table:table-cell table:number-columns-repeated="1021"/>
        </table:table-row>
        <table:table-row table:style-name="ro16">
          <table:table-cell office:value-type="string" calcext:value-type="string">
            <text:p>ja klar. alles total unrealistisch, übertrieben und auch nicht überprüfbar, weil es in den letzten zwei jahren keine tweets, videos mit o-ton von trump und keine leaks gab. vor allem aber hat trump noch nie etwas dummes gesagt oder ist der lüge überführt worden. never ever! das kann also nur alles erfunden sein und wir gucken am besten nicht so hin.</text:p>
          </table:table-cell>
          <table:table-cell office:value-type="string" calcext:value-type="string">
            <text:p>yes, yes. everything totally unrealistic, exaggerated and not verifiable, because in the last two years there were no tweets, videos with trump sound and no leaks. above all, trump has never said anything stupid or been convicted of lying. never ever! so that can only be invented and we look best not so.</text:p>
          </table:table-cell>
          <table:table-cell office:value-type="string" calcext:value-type="string">
            <text:p>negative</text:p>
          </table:table-cell>
          <table:table-cell table:number-columns-repeated="1021"/>
        </table:table-row>
        <table:table-row table:style-name="ro16">
          <table:table-cell office:value-type="string" calcext:value-type="string">
            <text:p>....vertritt, sind nicht die, die ihm folgen sondern die, die ihn geschickt haben.. Man wird ihn nach noch paart Wochen/Monaten absägen, wenn der US-Laden in Trümmern liegt und seine republ. Nachfolger können sich dann dann drin sonnen, dass sie nicht ganz so rüde und dumm weiterregieren. Der Schatz ist schon in der Truhe - darum geht's wohl...</text:p>
          </table:table-cell>
          <table:table-cell office:value-type="string" calcext:value-type="string">
            <text:p>.... is not the ones who follow him, but those who sent him. He will be sawed off after a couple of weeks / months when the US store is in ruins and his republ. Successors can then sunbathe in there, that they do not continue quite so rude and stupid on. The treasure is already in the chest - that's why ...</text:p>
          </table:table-cell>
          <table:table-cell office:value-type="string" calcext:value-type="string">
            <text:p>negative</text:p>
          </table:table-cell>
          <table:table-cell table:number-columns-repeated="1021"/>
        </table:table-row>
        <table:table-row table:style-name="ro47">
          <table:table-cell office:value-type="string" calcext:value-type="string">
            <text:p>Ich stelle mir vor, was geschehen könnte, wenn es gelingt Trump aus dem Weißen Haus zu hebeln. Drei Szenarien fallen mir ein: Er tritt zermürbt zurück oder wird zum Rücktritt aus den eigenen Reihen gezwungen oder er verläßt das Weiße Haus durch Impeachment.Was dann? Dann kommt Pence. Gefällt mir Pence? Nach dem, was ich über ihn weiß, nicht. Geht dann das Spiel mit Pence von vorne los, wie bei Trump? Könnte ich mir vorstellen. Muss auf Jahre jeder Präsident damit rechnen, dass man seinen Rücktritt fordert? Könnte ich mir vorstellen. Was bei Trump gelang, warum nicht bei anderen? Reichen die bisher aufgeführten Gründe um D. Trump aus dem Amt zu drängen? Meiner Meinung nach nicht. Reicht es ihn aus dem Amt zu drängen, weil er dumm wie Bohnenstroh ist? Weil er twittert bis es kein Morgen gibt? Weil er von Mauern fantasiert, nicht in der Lage ist zuzuhören, keine Bücher liest, Dekrete unterschreibt, wie ein Geist im Bademantel durch die Flure des Weißen Hauses schleicht, Kinderspiele mit Kim betreibt, dumme Sprüche verbreitet, chaotische Zustände im Weißen Haus herrschen, er sozusagen alles verkörpert, was mir nicht gefällt? Ich sage Nein. Er wurde gewählt. Ich muss ihn ertragen. Und solange ihm nicht wirklich kriminelles Handeln nachgewiesen wird oder wirkliche gesundheitliche Gründe, sehe ich es nicht, warum man ihn aus dem Amt drängen könnte. Ich habe schon viele gefährliche Politiker erlebt, die gefährlicher als Trump waren. Mir ist es in seinem Fall sogar lieber, dass er twittert bis zum geht nicht mehr. Unheimlich wäre er mir, wenn man nicht wüßte was er tut.</text:p>
          </table:table-cell>
          <table:table-cell office:value-type="string" calcext:value-type="string">
            <text:p>I imagine what could happen if Trump manages to pry out of the White House. Three scenarios come to my mind: he steps back wearily or is forced to resign from his own ranks or he leaves the White House through impeachment. What then? Then comes Pence. Do I like pence? After what I know about him, not. Then the game starts with pence from the front, as Trump? I could imagine. Does every president have to expect for years to call for his resignation? I could imagine. What succeeded with Trump, why not with others? Are the reasons listed above enough to force D. Trump out of office? Not in my opinion. Is it enough to push him out of office because he is stupid like bean straw? Because he tweets until there is no tomorrow? Because he fantasizes about walls, is unable to listen, does not read books, writes decrees, how a ghost in a bathrobe sneaks through the corridors of the White House, plays games with Kim, spreads stupid sayings, chaos in the White House, he so to speak embodies everything that I do not like? I say no. He was elected. I have to endure it. And as long as he is not really proven criminal or real health reasons, I do not see why he could be forced out of office. I've seen many dangerous politicians who were more dangerous than Trump. In my case, he even prefers tweeting until he can not go anymore. He would be scary to me if you did not know what he is doing.</text:p>
          </table:table-cell>
          <table:table-cell office:value-type="string" calcext:value-type="string">
            <text:p>negative</text:p>
          </table:table-cell>
          <table:table-cell table:number-columns-repeated="1021"/>
        </table:table-row>
        <table:table-row table:style-name="ro29">
          <table:table-cell office:value-type="string" calcext:value-type="string">
            <text:p>"es soll zeitgenössische Autoren geben die Bücher über z.B,. Cäsar., Ramses II oder Karl den Großen schrieben und die haben die betroffenen Personen sicherlich auch nie persönlich getroffen. Das ist dann vermutlich auch nur ""zusammengetragener Klatsch und Tratsch"" was die da so schreiben. Sind deshalb alle Menschen dumm die solche Bücher kaufen?"</text:p>
          </table:table-cell>
          <table:table-cell office:value-type="string" calcext:value-type="string">
            <text:p>"it is said that contemporary authors give the books about eg. Caesar, Ramses II or Charlemagne wrote and they certainly never personally met the people involved. That's probably just ""collected gossip"" what they write. Are therefore all people stupid to buy such books?"</text:p>
          </table:table-cell>
          <table:table-cell office:value-type="string" calcext:value-type="string">
            <text:p>negative</text:p>
          </table:table-cell>
          <table:table-cell table:number-columns-repeated="1021"/>
        </table:table-row>
        <table:table-row table:style-name="ro35">
          <table:table-cell office:value-type="string" calcext:value-type="string">
            <text:p>Dieses ultrarechte dumm und dämlich gestottere dieser unchristlichsten und unsozialsten Hinterwäldlerpartei Deutschlands ist nicht mehr kommentierbar; erschreckend ist nur, dass mir im Vergleich die AfD fast schon seriös erscheint.</text:p>
          </table:table-cell>
          <table:table-cell office:value-type="string" calcext:value-type="string">
            <text:p>This ultra-right stupid and stupid stuttering of this most unchristian and unsocial backwoods party in Germany is no longer commentable; frightening is only that in comparison the AfD seems almost serious.</text:p>
          </table:table-cell>
          <table:table-cell office:value-type="string" calcext:value-type="string">
            <text:p>negative</text:p>
          </table:table-cell>
          <table:table-cell table:number-columns-repeated="1021"/>
        </table:table-row>
        <table:table-row table:style-name="ro27">
          <table:table-cell office:value-type="string" calcext:value-type="string">
            <text:p>Es dürfte eigentlich allen Parlamentariern und deren Mitarbeitenr bekannt sein, dass die einschlägigen Seiten gesperrt sind. Was einen Sorgen machen muss, ist dass sie das offensichtlich nicht begreifen und es trotzdem versuchen. Das ist das Kennzeichen für besonders dumme Menschen.</text:p>
          </table:table-cell>
          <table:table-cell office:value-type="string" calcext:value-type="string">
            <text:p>It should actually be known to all parliamentarians and their employees that the relevant pages are blocked. What must worry is that they obviously do not understand that and try anyway. This is the mark for particularly stupid people.</text:p>
          </table:table-cell>
          <table:table-cell office:value-type="string" calcext:value-type="string">
            <text:p>negative</text:p>
          </table:table-cell>
          <table:table-cell table:number-columns-repeated="1021"/>
        </table:table-row>
        <table:table-row table:style-name="ro20">
          <table:table-cell office:value-type="string" calcext:value-type="string">
            <text:p>Woher wollen Sie wissen, ob es wirklich Absicht war? Vielleicht wurden ihre Smartphones per Fernsteuerung oder durch Hackerangriffe mit Absicht auf diese schmutzigen Webseiten aufgerufen. Und noch etwas anderes. Auf meinem Smartphone passiert es mir übrigens sehr häufig, dass Google bei orthographischen Fehlern ganz eigene absurde und skurrile Korrekturen von Suchbegriffen vornimmt, die zum Haareraufen sind! Auch bei youtube hatte ich schon viele Momente erlebt, wo youtube wegen orthographischer Fehler eine völlig eigene völlig Intepretation und abstruse Suchergebnisse lieferte, die nix mit dem ursprünglichem Suchbegriff gemein hatten. Youtube kann manchmal extrem dummdreist sein!</text:p>
          </table:table-cell>
          <table:table-cell office:value-type="string" calcext:value-type="string">
            <text:p>How do you know if it was really intentional? Maybe their smartphones were intentionally called up on these dirty websites by remote control or by hacking attacks. And something else. Incidentally, on my smartphone, it happens to me very often that Google makes its own absurd and bizarre corrections to search terms that are in the way of hair-drenching when it comes to spelling mistakes! Also on youtube I had already experienced many moments, where youtube because of orthographic mistakes delivered a completely own completely interpretation and abstruse search results, which had nothing in common with the original search term. Youtube can sometimes be extremely stupid!</text:p>
          </table:table-cell>
          <table:table-cell office:value-type="string" calcext:value-type="string">
            <text:p>negative</text:p>
          </table:table-cell>
          <table:table-cell table:number-columns-repeated="1021"/>
        </table:table-row>
        <table:table-row table:style-name="ro25">
          <table:table-cell office:value-type="string" calcext:value-type="string">
            <text:p>"was in diesem Land erlaubt ist, wenn es um Profit geht: Der Kaptalismus geht über das Christentum! Der Abriss des Immerather Doms wegen ein paar Tonnen Braunkohle ist eine kulturelle und zivilisatorische Schandtat erster Ordnung! Auch als ""Ungläubigen"" erschließt sich mir nicht der Sinn des Handelns der Mächtigen in diesem Land. Diese Schandtat befördert den Hass und die weitere Verdummung im Volk! Wann wird die Braunkohle unter Köln entdeckt? Reißt doch den ganzen Kram ab für Eure paar Kröten!!!"</text:p>
          </table:table-cell>
          <table:table-cell office:value-type="string" calcext:value-type="string">
            <text:p>"What is allowed in this country when it comes to profit: Kaptalism is about Christianity! The demolition of the Immerather Doms because of a few tons of lignite is a cultural and civilizational outrage of first order! Even as ""unbelievers"" I do not understand the purpose of the actions of the powerful in this country. This outrage promotes hatred and further dumbing down in the people! When will lignite be discovered under Cologne? Take off all the stuff for your few toads !!!"</text:p>
          </table:table-cell>
          <table:table-cell office:value-type="string" calcext:value-type="string">
            <text:p>negative</text:p>
          </table:table-cell>
          <table:table-cell table:number-columns-repeated="1021"/>
        </table:table-row>
        <table:table-row table:style-name="ro18">
          <table:table-cell office:value-type="string" calcext:value-type="string">
            <text:p>"So könnte man das Verhalten der so genannten zweiten Reihe von CDU/CSU wohl ausdrücken. Für die CSU scheint es überhaupt keine anderen Probleme zu geben als die Flüchtlingsthematik, ggf. will man die notleidende Rüstungsindustrie noch füttern und Punkt. Wenn dieses Verhalten mit den Landtagswahlen in Bayern zu tun haben sollte, dann geht die bayerische ""Staatsregierung"" von ziemlich dummen Wählern aus. Meine Hoffnung ist, dass diese Rechnung nicht aufgeht!"</text:p>
          </table:table-cell>
          <table:table-cell office:value-type="string" calcext:value-type="string">
            <text:p>"So you could well express the behavior of the so-called second series of CDU / CSU. For the CSU, there seems to be no other problems than the refugee issue, if necessary, you still want to feed the distressed armaments industry and point. If this behavior should have something to do with the state elections in Bavaria, then the Bavarian ""state government"" is based on rather stupid voters. My hope is that this bill does not work!"</text:p>
          </table:table-cell>
          <table:table-cell office:value-type="string" calcext:value-type="string">
            <text:p>negative</text:p>
          </table:table-cell>
          <table:table-cell table:number-columns-repeated="1021"/>
        </table:table-row>
        <table:table-row table:style-name="ro20">
          <table:table-cell office:value-type="string" calcext:value-type="string">
            <text:p>"Wie sagte KGE so zutreffend: [...] ""Es wäre dumm, wenn wir sein Talent nicht nutzen"", so Göring-Eckardt. ""Er ist in der Lage, weit über die grüne Klientel hinaus Menschen anzusprechen."" [...] Özdemir hat sich in der jüngeren Vergangenheit als charismatischer Politiker herausgestellt, insbesondere in der Migrationsfrage sowie dem Umgang mit der Türkei unter Erdogan. Ich unterstelle, ihm ist das ordentliche Abschneiden bei der Bundestagswahl hauptsächlich zu verdanken. Gut, dass ein Herr Hofreiter ihn ablöst, die 5%-Hürde scheint nun ein erreichbares Ziel (so 4,5%). Und Herr Hofreiter ist ja auch bekennender Umweltschützer, von Chemie in Form von Shampoo oder Rasierschaum lässt er die Finger. Vorwärts, Grüne!"</text:p>
          </table:table-cell>
          <table:table-cell office:value-type="string" calcext:value-type="string">
            <text:p>"As KGE so aptly said: [...] ""It would be stupid if we did not use his talent,"" said Goering-Eckardt. ""He is capable of addressing people far beyond the green clientele."" [...] Özdemir has emerged in the recent past as a charismatic politician, especially in the migration issue and dealing with Turkey under Erdogan. I suppose that the ordinary result in the Bundestag election is mainly due to him. Good that a Mr. Hofreiter replaces him, the 5% hurdle now seems an achievable goal (so 4.5%). And Mr. Hofreiter is also a self-confessed environmentalist, but he keeps his hands off chemicals in the form of shampoo or shaving cream. Forward, green!"</text:p>
          </table:table-cell>
          <table:table-cell office:value-type="string" calcext:value-type="string">
            <text:p>negative</text:p>
          </table:table-cell>
          <table:table-cell table:number-columns-repeated="1021"/>
        </table:table-row>
        <table:table-row table:style-name="ro39">
          <table:table-cell office:value-type="string" calcext:value-type="string">
            <text:p>"Nur dummerweise zur Zeit noch alternativlos. Man darf aber hoffen, dass dieses Interview vielen den Blick schärft. Das Hauptproblem bei Lindner und der heutigen FDP ist der Mangel an Überzeugungen. Die Partei ist inhaltlich völlig verarmt. Steuersenkerei für das obere Drittel reicht nicht, die verzweifelte Beharrung auf Positionen in der Flüchtlingspolitik die die Union zu diesem Zeitpunkt längst aufgegeben hatte zeigt deutlich, dass die Liberalen noch nicht mal eigene ""rote Linien"" haben. Wenn man so wenig Inhalte hat ist natürlich nachvollziehbar, dass einem die Selbstprofilierung wichtiger ist als mühsame Regierungsarbeit. Der forsche Lindner hatte einfach nur Angst um seine Forschheit und wer auf diese Art unseriös ist der ist jetzt nicht nur angeschlagen sondern entzaubert und verbraucht."</text:p>
          </table:table-cell>
          <table:table-cell office:value-type="string" calcext:value-type="string">
            <text:p>"Unfortunately, at the moment still no alternative. But one may hope that this interview sharpens the view of many. The main problem with Lindner and today's FDP is the lack of beliefs. The party is completely impoverished in content. Taxpicking for the upper third is not enough, the desperate stubbornness on refugee policies that the Union had long since given up shows clearly that the Liberals do not even have their own ""red lines"". If you have so little content is of course understandable that the self-profiling is more important than tedious government work. The brisk Lindner was just afraid for his research and who is dubious in this way is now not only battered but disenchanted and consumed."</text:p>
          </table:table-cell>
          <table:table-cell office:value-type="string" calcext:value-type="string">
            <text:p>negative</text:p>
          </table:table-cell>
          <table:table-cell table:number-columns-repeated="1021"/>
        </table:table-row>
        <table:table-row table:style-name="ro39">
          <table:table-cell office:value-type="string" calcext:value-type="string">
            <text:p>"Nur dummerweise zur Zeit noch alternativlos. Man darf aber hoffen, dass dieses Interview vielen den Blick schärft. Das Hauptproblem bei Lindner und der heutigen FDP ist der Mangel an Überzeugungen. Die Partei ist inhaltlich völlig verarmt. Steuersenkerei für das obere Drittel reicht nicht, die verzweifelte Beharrung auf Positionen in der Flüchtlingspolitik die die Union zu diesem Zeitpunkt längst aufgegeben hatte zeigt deutlich, dass die Liberalen noch nicht mal eigene ""rote Linien"" haben. Wenn man so wenig Inhalte hat ist natürlich nachvollziehbar, dass einem die Selbstprofilierung wichtiger ist als mühsame Regierungsarbeit. Der forsche Lindner hatte einfach nur Angst um seine Forschheit und wer auf diese Art unseriös ist der ist jetzt nicht nur angeschlagen sondern entzaubert und verbraucht."</text:p>
          </table:table-cell>
          <table:table-cell office:value-type="string" calcext:value-type="string">
            <text:p>"Unfortunately, at the moment still no alternative. But one may hope that this interview sharpens the view of many. The main problem with Lindner and today's FDP is the lack of beliefs. The party is completely impoverished in content. Taxpicking for the upper third is not enough, the desperate stubbornness on refugee policies that the Union had long since given up shows clearly that the Liberals do not even have their own ""red lines"". If you have so little content is of course understandable that the self-profiling is more important than tedious government work. The brisk Lindner was just afraid for his research and who is dubious in this way is now not only battered but disenchanted and consumed."</text:p>
          </table:table-cell>
          <table:table-cell office:value-type="string" calcext:value-type="string">
            <text:p>negative</text:p>
          </table:table-cell>
          <table:table-cell table:number-columns-repeated="1021"/>
        </table:table-row>
        <table:table-row table:style-name="ro12">
          <table:table-cell office:value-type="string" calcext:value-type="string">
            <text:p>"Worin besteht denn dieses Smartsein? Merkel ist Kanzlerin und Lindner wird nie Kanzler. Nicht regieren zu wollen ist nicht smart, sondern dumm. Weil, nach seiner Weigerung wird nach dem Logik von Lindner 100% ""falsch"" regiert. Jamaika hätte zumindest nicht 100% falsch regiert. Das wäre für das Land besser gewesen. Für Lindner gilt, erst Lindner, dann die FDP und zuletzt Deutschland. Das hat er sehr eindrucksvoll bewiesen."</text:p>
          </table:table-cell>
          <table:table-cell office:value-type="string" calcext:value-type="string">
            <text:p>"What is this smartness? Merkel is chancellor and Lindner never becomes chancellor. Not wanting to govern is not smart, it's stupid. Because, after his refusal, according to the logic of Lindner 100% ""wrong"" ruled. At least Jamaica would not have ruled 100% wrong. That would have been better for the country. For Lindner applies, first Lindner, then the FDP and most recently Germany. He proved that very impressively."</text:p>
          </table:table-cell>
          <table:table-cell office:value-type="string" calcext:value-type="string">
            <text:p>negative</text:p>
          </table:table-cell>
          <table:table-cell table:number-columns-repeated="1021"/>
        </table:table-row>
        <table:table-row table:style-name="ro21">
          <table:table-cell office:value-type="string" calcext:value-type="string">
            <text:p>"Wo steht, das man eine Frau zum Kanzler sein braucht, wir kamen jahrzehntelang Mit Männern gut zurecht, erst mit Kohl ging es massiv abwärts und Kohls Mädchen war dann das Tüpfelchen auf dem ""i"" absolut nur von sich selbst besessen und keine Visionen für das Land, im Gegenteil wir sollten alle zu einem dummen Dauereintopf verkochen. Wenn schon Unions-Kanzler dann bitte einen Mann aus Westdeutschland, von ostdeutsch habe ich genug und ich werde auch nicht mehr jünger. GroKo mit der SPD OK, aber nur mit Kanzlertausch zur SPD nach 2 Jahren im Vertrag festgelegt. Wenn es der Union lieber ist auch gern andersrum - Hauptsache ohne Merkel. Gleich vorab, auch dieser Spahn ist keine Alternative."</text:p>
          </table:table-cell>
          <table:table-cell office:value-type="string" calcext:value-type="string">
            <text:p>"Where it says that you need to be a woman to the chancellor, we were coping well with men for decades, first with Kohl it was massively downhill and Kohl's girl was then the icing on the ""i"" absolutely only obsessed by himself and no visions for that Land, on the contrary we should all cook to a stupid stew. If already Union Chancellor then please a man from West Germany, from East Germany I have enough and I will not be younger. GroKo with the SPD OK, but only with chancery exchange to the SPD after 2 years in the contract specified. If the Union prefers to change things - the main thing is without Merkel. In advance, even this Spahn is no alternative."</text:p>
          </table:table-cell>
          <table:table-cell office:value-type="string" calcext:value-type="string">
            <text:p>negative</text:p>
          </table:table-cell>
          <table:table-cell table:number-columns-repeated="1021"/>
        </table:table-row>
        <table:table-row table:style-name="ro21">
          <table:table-cell office:value-type="string" calcext:value-type="string">
            <text:p>"An allem herumzukritisieren, ohne einen eigenen Vorschlag zu haben und zu machen, ist dummes Politikergeschwätz und zudem der Aufwind für die AFD. ...."" Ich weiß nicht, ich fühle mich bedroht, kein Weiter so, wir brauchen einen Generationswechsel, usw. usw. Ich kann dieses Gelaber schon nicht mehr hören. In keiner Firma der Welt können Sie so erfolgreich arbeiten, geschweige denn argumentieren. Da heißt es: Und was bedeutet das, wie sieht Ihre Lösung aus. 99 % der Kommentare beschreiben lediglich den Istzustand (nach eigenem Duktus) und mähren sich dann aus, wie schwierig alles ist. Lösungsvorschläge sind gefragt; keine vorhanden, dann Klappe halten......."</text:p>
          </table:table-cell>
          <table:table-cell office:value-type="string" calcext:value-type="string">
            <text:p>"To criticize everything without having and making a proposal of its own is stupid politician gossip and also the impetus for the AFD. .... ""I do not know, I feel threatened, no farther, we need a generational change, etc., etc. I can not hear this blabbering anymore, in any company in the world can you work so successfully, let alone argue It says: And what does that mean, what does your solution look like, 99% of the comments describe only the actual state (according to your own style) and then expose how difficult everything is ......."</text:p>
          </table:table-cell>
          <table:table-cell office:value-type="string" calcext:value-type="string">
            <text:p>negative</text:p>
          </table:table-cell>
          <table:table-cell table:number-columns-repeated="1021"/>
        </table:table-row>
        <table:table-row table:style-name="ro22">
          <table:table-cell office:value-type="string" calcext:value-type="string">
            <text:p>Und zwar schnellstmöglich. Das dumme wäre natürlich, dass der AfD damit 90% der Themen wegbrechen. Die restlichen 10% könnte dann eine Kramp-Karrenbauer auch schaffen. Die zweite Möglichkeit: J. Spahn übernimmt die Kandidatschaft. Damit fällt die AfD unter 5%, weil alle ihre Themen von dem noch überboten werden. Wir hätten dann mit einer CDU/CSU/FDP-Koalition eine weit rechts stehende Neoliberal-Neokonservative Regierung, die dem Kapital das Wasser im Munde zusammen laufen lässt. Natürlich mit 4 oder 5 Mio Klaquren aus der AfD-Wählerschaft, da kann man auf die Zustimmung durch den Rest der Bevölkerung getrost verzichten.</text:p>
          </table:table-cell>
          <table:table-cell office:value-type="string" calcext:value-type="string">
            <text:p>And as fast as possible. The stupid thing would be, of course, that the AfD break away with 90% of the topics. The remaining 10% could then also create a Kramp-Karrenbauer. The second possibility: J. Spahn takes over the candidate. Thus, the AfD falls below 5%, because all their topics are outdone by the still. We would then have a far-right Neoliberal Neo-Conservative government with a CDU / CSU / FDP coalition that runs capital in the mouth. Of course, with 4 or 5 million Klaquren from the AfD electorate, as one can do without the consent of the rest of the population confidently.</text:p>
          </table:table-cell>
          <table:table-cell office:value-type="string" calcext:value-type="string">
            <text:p>negative</text:p>
          </table:table-cell>
          <table:table-cell table:number-columns-repeated="1021"/>
        </table:table-row>
        <table:table-row table:style-name="ro16">
          <table:table-cell office:value-type="string" calcext:value-type="string">
            <text:p>"""Wieder"" - wie in der guten alten Zeit, was? Dass das ein Kriterium sein sollte, spricht für Sie. Machen Sie sich nicht lächerlich, wenn Sie ernsthaft behaupten, Männer seien Problemlöser und Frauen... Sie werden millionenfach von problemnichtlösenden dummschwätzenden und eitlen Männern in der Politik widerlegt."</text:p>
          </table:table-cell>
          <table:table-cell office:value-type="string" calcext:value-type="string">
            <text:p>"""Again"" - as in the good old days, what? That this should be a criterion speaks for you. Do not be ridiculous when you seriously claim that men are problem solvers and women ... They are refuted millions of times by problem-solving, stupidly obtuse and vain men in politics."</text:p>
          </table:table-cell>
          <table:table-cell office:value-type="string" calcext:value-type="string">
            <text:p>negative</text:p>
          </table:table-cell>
          <table:table-cell table:number-columns-repeated="1021"/>
        </table:table-row>
        <table:table-row table:style-name="ro25">
          <table:table-cell office:value-type="string" calcext:value-type="string">
            <text:p>...doch genügend Belehrung erfahren, daß es Menschen gibt, die sich bedingungslos für das Gemeinwohl einsetzen. Sie gehen in ihrer Uneigennützigkeit sogar soweit, daß sie auf vielversprechende Karrieren verzichten, etwa im Buchhandel, in der Physik, in der Theologie und und Wir dummen Laien, die diese olympischen Höhen niemals erklommen haben, müssen das endlich einmal kapieren-es gibt Sphären, in welche der unbedarfte Laie niemals vordringen wird. Das Dumme dabei allerdings seit Jahrzehnten ist, daß dieser die Höhenflüge finanzieren muß.</text:p>
          </table:table-cell>
          <table:table-cell office:value-type="string" calcext:value-type="string">
            <text:p>... but receive enough information that there are people who are committed to the common good. They even go so far in their selflessness that they renounce promising careers, for example in the book trade, in physics, in theology, and and We stupid laymen, who have never climbed these Olympic heights, must finally understand this - there are spheres, into which the inexperienced layman will never penetrate. The stupid thing about it however for decades is that this must finance the high-altitude flights.</text:p>
          </table:table-cell>
          <table:table-cell office:value-type="string" calcext:value-type="string">
            <text:p>negative</text:p>
          </table:table-cell>
          <table:table-cell table:number-columns-repeated="1021"/>
        </table:table-row>
        <table:table-row table:style-name="ro50">
          <table:table-cell office:value-type="string" calcext:value-type="string">
            <text:p>Kaum einer der hier bisherigen Kommentatoren (zumindest bis einschließlich #26) hat das aktuelle Thema geschweige denn seine Vorgeschichte auch nur ansatzweise erfasst. Komplexe Sachverhalte werden halt auch in SPON Foren gelegentlich nicht wirklich verstanden, ersatzweise dafür aber umso engagierter in den Nebel hinein diskutiert und gern auch mit den einschlägigen und allgegenwärtigen Verschwörungsfantasien begeistert verknüpft. Was 2009 in der Folge der damaligen Präsidentschaftswahlen als Grüne Revolution etikettiert wurde, hat mit den aktuellen Demonstrationen nur wenig gemeinsam. Was sich in den vergangenen neun Jahren verändert hat, ist die inzwischen desolate wirtschaftliche Situation des Landes und der breiten Mehrheit seiner Bürger. Die Inflation galoppiert bei gleichzeitig drastisch sinkender Wirtschaftsleistung. Die Zahl der Arbeitslosen explodiert - insbesondere bei den Jugendlichen, die den Iran durch seine wahrhaft beeindruckende Explosion der Geburtenraten der letzten 20 Jahre zu einem 'Land der Jungen' machen. Gehälter für Beamte und staatliche Angestellte werden über Monate nicht ausgezahlt bzw. verzögert. Der Preis für Hühnereier wurde kürzlich verdreifacht, der Preis für Benzin um 50%. Der bisherige 'Mittelstand' Irans mutiert zusehends dynamischer zum neuen 'Armutsstandard'. Das Mullah-Regime und seine fromm-dummen Wasserträger (insbesonders der blindgläubigen Pastaran-Miliztruppen) interessiert all dies bestenfalls peripher. DAS ist das tatsächliche Pulverfass, das derzeit im Iran glimmt und glüht: Religiös getünchter Besitzwahn versus dem Elend der dadurch generierten gesellschaftlichen und wirtschaftlichen Verlierer. All dies ist KEIN Thema, das auch nur ansatzweise im Einflussbereich von irgendwelchen Großmächten oder anderen globalen, wirtschaftlichen oder menschlichen Interessen liegen würde. Damit muss das iranische Volk völlig allein zurecht kommen - WENN denn tatsächlich ein mehrheitlich konsensfähiges Interesse an einer grundlegenden Änderung der politischen, religiösen und gesellschaftlichen Interessen des iranischen Volkes vorliegen würde... Ein wahrlich komplexes Thema! Und im übrigen ganz und gar ungeeignet für pseudorealistische, pseudokompetente Fantasien und Irrglauben, die man in diesem Themenstrang allzu häufig und zur Genüge 'genießen' muss.</text:p>
          </table:table-cell>
          <table:table-cell office:value-type="string" calcext:value-type="string">
            <text:p>"Hardly any of the commentators up to now (at least up to and including # 26) has grasped the current topic, let alone its background, even in their beginnings. Occasionally, complex issues are sometimes not really understood in SPON forums either, but instead they are all the more involved in the nebulous discussion and enthusiastically linked to the relevant and ubiquitous conspiracy fantasies. What was labeled as the Green Revolution in 2009 as a result of the then presidential elections has little in common with the current demonstrations. What has changed in the past nine years is the now desolate economic situation of the country and the vast majority of its citizens. Inflation gallops at the same time as drastically falling economic output. The number of unemployed is skyrocketing, especially among the youth who are turning Iran into a 'boy country' with its truly impressive explosion of birth rates over the last 20 years. Salaries for civil servants and government employees are not paid or delayed for months. The price of chicken eggs has recently tripled and the price of gasoline has been tripled by 50%. The former 'middle class' of Iran is rapidly becoming more dynamic towards the new 'poverty standard'. The mullah regime and its pious-stupid water carriers (especially the blind-minded Pastaran militia forces) are all peripherally interested in this at best. THAT is the actual powder keg that is currently glowing and glowing in Iran: religiously whimsical obsession with possession versus the misery of the social and economic losers it generates. All of this is NOT a topic that would even begin to be within the sphere of influence of any great powers or other global, economic or human interests. The Iranian people must be able to cope with this completely on their own - IF, in fact, there would be an interest in a fundamental change in the political, religious and social interests of the Iranian people ... A truly complex topic! And, moreover, completely unsuitable for pseudorealistic, pseudo-competent fantasies and misconceptions that one has to ""enjoy"" too often in this thread."</text:p>
          </table:table-cell>
          <table:table-cell office:value-type="string" calcext:value-type="string">
            <text:p>negative</text:p>
          </table:table-cell>
          <table:table-cell table:number-columns-repeated="1021"/>
        </table:table-row>
        <table:table-row table:style-name="ro39">
          <table:table-cell office:value-type="string" calcext:value-type="string">
            <text:p>Wahrscheinlich haben Sie Recht mit Ihrer Aufzählung. Trump hat einiges erreicht und ist wohl schlauer - wahrscheinlich passt gewiefter besser - als man denkt. Zumindest hat er unzweifelhaft mehr erreicht als ich zum Beispiel. Die Frage ist jedoch, ob er als erfolgreicher Geschäftsmann automatisch auch das Zeug für einen guten Präsidenten mitbringt. Und da bestehen offensichtlich aufgrund seiner Art und Aktivitäten einige Zweifel. Gottschalk und Maschmeyer sind z. B. auch äußerst erfolgreiche Menschen. Als Kanzler möchte ich jedoch keinen von beiden haben. Ich würde mich jedoch Deutschland auch nicht antun wollen ;-) Und ich bin überzeugt, dass es in den USA bessere und noch erfolgreichere Milliardäre für das Amt als Präsidenten zu finden gewesen wäre... Aber offensichtlich ist es leider irgendwie dumm gelaufen.</text:p>
          </table:table-cell>
          <table:table-cell office:value-type="string" calcext:value-type="string">
            <text:p>You are probably right with your list. Trump has achieved a lot and is probably smarter - probably fits better better than you think. At least he has undoubtedly achieved more than me, for example. The question, however, is whether, as a successful businessman, he automatically brings the stuff for a good president. And there are some doubts because of its nature and activities. Gottschalk and Maschmeyer are z. B. also extremely successful people. As chancellor, however, I do not want either. But I would not want to do it to Germany ;-) And I'm convinced that it would have been better and even more successful billionaires for the office as president in the US ... But obviously it has unfortunately somehow gone dumb.</text:p>
          </table:table-cell>
          <table:table-cell office:value-type="string" calcext:value-type="string">
            <text:p>negative</text:p>
          </table:table-cell>
          <table:table-cell table:number-columns-repeated="1021"/>
        </table:table-row>
        <table:table-row table:style-name="ro62">
          <table:table-cell office:value-type="string" calcext:value-type="string">
            <text:p>"Erfolge erreicht man niemals allein. Bert Brecht schrieb in ""Fragen eines lesenden Arbeiters"": ""Wer baute das siebentorige Theben? In den Büchern stehen die Namen von Königen. Haben die Könige die Felsbrocken herbeigeschleppt?"" Einer der erfolgreichsten Industriellen aller Zeiten war sicher Henry Ford. Aber er war dumm wie Bohnenstroh. Bill Bryson schreibt über ihn in ""Sommer 1927"": ""Ford war entstirnig, ungebildet und zumindest beinahe Analphabet... Er glaubte zum Beispiel, die Erde sei dem Gewicht von Wolkenkratzern nicht gewachsen und Städte würden letzten Endes wie in einer Art biblischen Apokalypse in sich zusammenstürzen."" Bryson schreibt weiter und zitiert einen Ford-Manager namens Charles E. Sorensen: ""Henry Ford hatte überhaupt keine Vorstellung von Massenproduktion. Weit entfernt, wie wir anderen wuchs er einfach hinein."" Und so weiter. Ford wurde wenigstens nicht, wie Trump, mit einem goldenen Löffel im Mund geboren. Reiche erhalten immer Hilfe. Keiner weiß im übrigen, wieviele Schulden Trump hat und wie es mit seinen Vermögensverhältnissen wirklich bestellt ist."</text:p>
          </table:table-cell>
          <table:table-cell office:value-type="string" calcext:value-type="string">
            <text:p>"You never achieve successes alone. Bert Brecht wrote in ""Questions of a Reading Worker"": ""Who built the seven-door Thebes? In the books are the names of kings: Did the kings drag the boulders?"" One of the most successful industrialists of all time was certainly Henry Ford. But he was stupid like bean straw. Bill Bryson writes about him in ""Summer 1927"": ""Ford was mindless, uneducated and at least almost illiterate ... He believed, for example, that the earth was not up to the weight of skyscrapers and cities would end up like a kind of biblical apocalypse to collapse. "" Bryson continues by citing a Ford manager named Charles E. Sorensen: ""Henry Ford had no idea of ​​mass production at all - far away like us, he just grew into it."" And so on. At least, like Trump, Ford was not born with a golden spoon in his mouth. Rich people always get help. By the way, no one knows how many debts Trump has and how his assets are."</text:p>
          </table:table-cell>
          <table:table-cell office:value-type="string" calcext:value-type="string">
            <text:p>negative</text:p>
          </table:table-cell>
          <table:table-cell table:number-columns-repeated="1021"/>
        </table:table-row>
        <table:table-row table:style-name="ro21">
          <table:table-cell office:value-type="string" calcext:value-type="string">
            <text:p>Ja, stimmt. Schade, dass wir keine senilen Greise von 85+ und auch keine Kleinkinder im Parlament haben. Da hat der Wähler wohl mal wieder falsch gewählt. Zu dumm auch, wenn am Ende politische Präferenz oder sogar fachliche Kompetenz die Wahlentscheidung beeinflusst und darunter die armen unterdrückten Frauen, Homo- und Transsexuelle, Migranten oder sonstige gesellschaftlichen Minderheiten leiden. Der Bundestag sollte hier sofort analog zur Frauenquote in Aufsichtsräten mit einer Quotenregelung eingreifen. Wo kommen wir denn hin, wenn der demokratische Souverän am Ende seine Parlamentsrepräsentanten noch frei bestimmt...?</text:p>
          </table:table-cell>
          <table:table-cell office:value-type="string" calcext:value-type="string">
            <text:p>Yes, that's right. Too bad that we have no senile aged 85+ and no toddlers in parliament. Since voters have probably chosen wrong again. Too stupid, even if in the end political preference or even professional competence influences the voting decision and affects poor oppressed women, homosexuals and transsexuals, migrants or other social minorities. The Bundestag should intervene here immediately analogous to the quota of women in supervisory boards with a quota system. Where do we get there if the democratic sovereign finally decides to free his parliamentary representatives ...?</text:p>
          </table:table-cell>
          <table:table-cell office:value-type="string" calcext:value-type="string">
            <text:p>negative</text:p>
          </table:table-cell>
          <table:table-cell table:number-columns-repeated="1021"/>
        </table:table-row>
        <table:table-row table:style-name="ro18">
          <table:table-cell office:value-type="string" calcext:value-type="string">
            <text:p>"Trump war bestimmt kein leichter Gegner und in Verbindung mit Breitbart nicht zu zwingen, der bediente dort, wo der Bedarf war. Ich würde Tom Clancy empfehlen, der kommt ähnlich daher und war sehr beliebt bei seinen Landsleuten. Da stehen dann sinngemäß so dumme Sätze wie, ""jeder Dorfschmied kann einen besseren Schalldämpfer herstellen, als diese hirnlosen Ingenieure"" und auch der schimpft auf das Establishment. Bei Ronald Reagan waren sich auch alle sicher, der wird nie Präsident."</text:p>
          </table:table-cell>
          <table:table-cell office:value-type="string" calcext:value-type="string">
            <text:p>"Trump was certainly not an easy opponent and not to force in connection with Breitbart, who served where the need was. I would recommend Tom Clancy, who comes along and was very popular with his compatriots. Then there are stupid phrases like, ""every village blacksmith can make a better muffler, than these brainless engineers"" and also scolds the establishment. Everyone was safe with Ronald Reagan, who never becomes president."</text:p>
          </table:table-cell>
          <table:table-cell office:value-type="string" calcext:value-type="string">
            <text:p>negative</text:p>
          </table:table-cell>
          <table:table-cell table:number-columns-repeated="1021"/>
        </table:table-row>
        <table:table-row table:style-name="ro32">
          <table:table-cell office:value-type="string" calcext:value-type="string">
            <text:p>Für Bannon war Trump immer nur ein Instrument um seine Pläne zu verwirklichen und Bannons Traum ist die Zerstörung der US-Bundesregierung. Das hat er schon recht früh ganz offen zugegeben. Bannon glaubte offenbar das mit Trump erreichen zu können, musste aber feststellen, dass Trump selbst dafür zu inkompetent ist. Bannon ist offensichtlich recht schnell zu dem Schluss gekommen, dass Trumps Präsidentschaft ein sinkendes Schiff ist von dem er sich schnellst möglich verabschieden muss. Interessanterweise hat Bannon die Interviews mit Wolff offenbar schon Mitte des letzten Jahres gemacht, also noch vor seinem Abgang aus dem Weißen Haus. Wo Bannon sich offenbar verschätzt hat ist die Dummheit und unbegrenzte Loyalität von Trumps Anhängern. Wie es scheint wendet sich jetzt nämlich Bannons Anhänger und Unterstützer gegen ihn. Ich weiß nicht was ich davon halten soll. Auf der einen Seite ist Bannon eine widerwärtige Person, aber er ist bestimmt nicht dumm. Wenn er beschließt, dass es besser ist das sinkende Schiff zu verlassen, dann wird es Gründe dafür geben.</text:p>
          </table:table-cell>
          <table:table-cell office:value-type="string" calcext:value-type="string">
            <text:p>For Bannon, Trump was always just an instrument to realize his plans and Bannon's dream is the destruction of the US Federal Government. He admitted quite openly quite early on. Bannon apparently believed that he could do it with Trump, but found Trump himself incompetent. Bannon has obviously come to the conclusion quite quickly that Trump's presidency is a sinking ship from which he has to say goodbye as quickly as possible. Interestingly, Bannon apparently made the interviews with Wolff in the middle of last year, before leaving the White House. Where Bannon has obviously misjudged is the stupidity and unlimited loyalty of Trump's followers. It seems that now Bannon's supporters and supporters are turning against him. I do not know what to think of it. On the one hand, Bannon is a disgusting person, but he is certainly not stupid. If he decides that it is better to leave the sinking ship then there will be reasons for it.</text:p>
          </table:table-cell>
          <table:table-cell office:value-type="string" calcext:value-type="string">
            <text:p>negative</text:p>
          </table:table-cell>
          <table:table-cell table:number-columns-repeated="1021"/>
        </table:table-row>
        <table:table-row table:style-name="ro12">
          <table:table-cell office:value-type="string" calcext:value-type="string">
            <text:p>"Die (ehemalige) Regierung zersetzt sich immer mehr selbst. Und doch frage ich mich, wo das alles enden wird, ob es ein Fiasko gibt, ohne zu viel Schaden an den USA und der Welt anzurichten. Verwundete und zudem skrupellose Tiere sind gefährlich. Ob Trump jedoch wirklich nur ""strunzdumm"" ist, wage ich zu bezweifeln. Wirkliche ""Idioten"" kommen nicht so weit wie er, aber er enspricht eben keinen klassischen Bildungskategorien."</text:p>
          </table:table-cell>
          <table:table-cell office:value-type="string" calcext:value-type="string">
            <text:p>"The (former) government is increasingly disintegrating itself. Yet I wonder where all this will end, whether there will be a fiasco without causing too much damage to the US and the world. Wounded and unscrupulous animals are dangerous. Whether Trump is really just ""stupid"", I dare to doubt. Real ""idiots"" do not come as far as he is, but he does not correspond to classical education categories."</text:p>
          </table:table-cell>
          <table:table-cell office:value-type="string" calcext:value-type="string">
            <text:p>negative</text:p>
          </table:table-cell>
          <table:table-cell table:number-columns-repeated="1021"/>
        </table:table-row>
        <table:table-row table:style-name="ro32">
          <table:table-cell office:value-type="string" calcext:value-type="string">
            <text:p>Trump hat zwar nicht die Mehrheit der Stimmen, aber die Mehrheit der Wahlmänner auf seiner Seite. Diese wurden frei gewählt, und man muss gestehen, dass die US-Wähler den Präsidenten bekommen haben, den sie wollten. Gratuliere. Ob Trump dumm ist, weiß nicht, kann man vermuten. Was auffällig ist, ist der Sprachschatz, den Trump bei seinen Reden und Verlautbarungen nutzt. Im Gegensatz zu den oft geschliffenen Redewendungen Obamas kommt es mir bei Trump vor, als ob ein 10-Jähriger spricht und schreibt. Diplomatisch ist er auf pubertärem Niveau und kommt nicht darüber hinaus. Innerstaatliche Probleme konnte er bisher nicht wirklich lösen, er orientiert sich hauptsächlich an Obama und macht Korrekturen. Was ihm zum Verhängnis werden kann ist die Verbindung zu den Russen. Mueller wird da nicht locker lassen, und Trump kann Mueller nicht entlassen, ohne das das als Schuldeingeständnis gewertet würde. Da sitzt er schön in der Patsche, in die er sich selbst aus Unfähigkeit manövriert hat. Ich denke, ich werde das Buch auch mal lesen.</text:p>
          </table:table-cell>
          <table:table-cell office:value-type="string" calcext:value-type="string">
            <text:p>Trump does not have the majority of votes, but the majority of electoral men on his side. These were chosen freely, and it must be admitted that the US voters got the president they wanted. Congratulations. Whether Trump is stupid, do not know, one can suspect. What is striking is the vocabulary Trump uses in his speeches and pronouncements. In contrast to Obama's often polished phrases, Trump seems to me as if a 10-year-old speaks and writes. Diplomatically, he is on a pubertal level and does not get beyond. So far, he has not really been able to solve national problems, he is mainly oriented to Obama and makes corrections. What can be doomed to him is the connection to the Russians. Mueller will not let it go, and Trump can not dismiss Mueller, without that would be interpreted as an admission of guilt. There he sits nicely in the mud, into which he has maneuvered himself out of incompetence. I think I will read the book too.</text:p>
          </table:table-cell>
          <table:table-cell office:value-type="string" calcext:value-type="string">
            <text:p>negative</text:p>
          </table:table-cell>
          <table:table-cell table:number-columns-repeated="1021"/>
        </table:table-row>
        <table:table-row table:style-name="ro13">
          <table:table-cell office:value-type="string" calcext:value-type="string">
            <text:p>Trump Strunzdumm ist und sein inoffizieller Vize ( die eigne Tochter) das Weltgeschehen leiten, ist schon erschreckend genug. Ich hoffe die Schlammschlacht nimmt endlich mal ein wenig Fahrt auf , so das sich die Welt köstlich amüsieren kann, über den Trump Clan ( fasst wie Dallas und Trump macht den J.A. Ewing :). Viel spannender aus deutscher Sicht ist doch die Verstrickung der Deutschen Bank, denn Trump hat wohl einen so derart schlechten Ruf bei Banken, das ihm keine US Bank mehr Kredite geben wollte und habe letztens noch gelesen, dass seine Verbindlichkeiten bei über 4 Mrd. US Dollar liegen und er schon lange nicht mehr in der Liga der Milliardäre ist. Da wäre es doch mal interessant und auch Aufgabe des Spiegels ( als Enthüllung Magazin) , dieses mal genauer unter die Lupe zu nehmen. Hierbei vor allem die Kredite der Deutschen Bank an Trump! Wer bürgte dafür? Wie viel Darlehen wurden gewährt und da ja viele der sogenannten Trump Buildings nur seinen Namen tragen, ohne jeglichen Eigentumsbesitz, welche Verstrickungen da im Hintergrund am werkeln sind und wie es kommt das die DB solche Darlehen gewährt hat und auch in welcher Höhe? Wird schon mehr als einen Grund haben, warum Trump der 1. Präsident der USA ist, der seine Steuererklärung nicht veröffentlicht hat. Es bleibt spannend! Das Buch werde ich mal lesen ;)</text:p>
          </table:table-cell>
          <table:table-cell office:value-type="string" calcext:value-type="string">
            <text:p>Trump Strunzdumm is and his unofficial vice (the own daughter) direct the world events, is already frightening enough. I hope the mudsling finally takes a little trip, so that the world can have a great time, about the Trump Clan (like Dallas and Trump does the J.A. Ewing :). Much more exciting from a German point of view is the entanglement of Deutsche Bank, because Trump probably has such a bad reputation with banks that no US bank wanted to give him more loans and have recently read that his liabilities at over 4 billion US dollars and he has not been in the League of Billionaires for a long time. Since it would be interesting and also task of the mirror (as revelation magazine), this time to take a closer look. Especially the loans of Deutsche Bank to Trump! Who vouched for that? How many loans have been granted and since many of the so-called Trump Buildings only bear his name, without any ownership, which entanglements are in the background at the pottery and how come DB has granted such loans and in what amount? There's going to be more than one reason why Trump is the first president of the United States who has not published his tax return. It remains exciting! I will read the book;)</text:p>
          </table:table-cell>
          <table:table-cell office:value-type="string" calcext:value-type="string">
            <text:p>negative</text:p>
          </table:table-cell>
          <table:table-cell table:number-columns-repeated="1021"/>
        </table:table-row>
        <table:table-row table:style-name="ro9">
          <table:table-cell office:value-type="string" calcext:value-type="string">
            <text:p>"Bei all dem Getöse und aufgeregtem Bohei um Trump selbst und seinen Führungszirkel, seine Tweets und überhaupt: Der Job ist immer noch der des mächtigsten Mannes der stärksten Volkswirtschaft und der gewaltigsten Armee (inklusive dem größten Knopf für Atombomben) auf diesem Planeten. Dass er persönlich dieser Verantwortung kaum gerecht wird scheint bewiesen. Aber schafft es ein einzelne Person, auch den Apparat und die Armee für den nächsten Deal einzusetzen ? Bin gespannt, ob und wie sich der Widerstand zeigt. Die zahlreichen ""dumm wie X"" Beschreibungen mögen den Kommentatoren eine Art Befriedigung verschaffen, werden auch gerne zitiert. Trump zu unterschätzen ist ein Fehler, den schon viele bereut haben."</text:p>
          </table:table-cell>
          <table:table-cell office:value-type="string" calcext:value-type="string">
            <text:p>"With all the roaring and excited Bohei around Trump himself and his leadership, his tweets, and anyway, the job is still that of the most powerful man in the strongest economy and the mightiest army (including the largest atomic bomb button) on the planet. That he personally hardly fulfills this responsibility seems to be proven. But does a single person manage to use the apparatus and army for the next deal? I wonder if and how the resistance shows up. The numerous ""stupid as X"" descriptions may give the commentators a kind of satisfaction, are also popular. Underestimating Trump is a mistake many have regretted."</text:p>
          </table:table-cell>
          <table:table-cell office:value-type="string" calcext:value-type="string">
            <text:p>negative</text:p>
          </table:table-cell>
          <table:table-cell table:number-columns-repeated="1021"/>
        </table:table-row>
        <table:table-row table:style-name="ro1">
          <table:table-cell office:value-type="string" calcext:value-type="string">
            <text:p>"Es gibt keine ""Methode Trump"", mit der er planvoll Fakten und Neuigkeiten ""geschickt zu seinen Gunsten verdreht"". Nein, er ist tatsächlich so dumm, wie man eigentlich dachte, das er nur so tut, als sei er es. Ja, am Ende ist es noch gefährlicher (wegen dem dickeren Atomknopf) als man dachte, aber der oberste General sagte ja mal, er würde Trumps Atomangriff nie bestätigen / es so weit kommen lassen ;) Und nun weiss man auch, warum sie ihn alle gewählt haben. Weil sie sich selbst in ihm wiedererkennen. Wie passend. Aber hierzulande gibt es ja auch genügend Hirnamputierte."</text:p>
          </table:table-cell>
          <table:table-cell office:value-type="string" calcext:value-type="string">
            <text:p>"There is no ""Trump Method"" with which he deliberately turns facts and news ""cleverly in his favor."" No, he's actually as stupid as you thought he was just pretending he was. Yes, in the end it is even more dangerous (because of the thicker atomic button) than you thought, but the supreme general said he would never confirm Trump's nuclear attack / let it get that far;) And now you know why they all hit him have chosen. Because they recognize themselves in him. How fitting. But in this country, there are enough brain amputees."</text:p>
          </table:table-cell>
          <table:table-cell office:value-type="string" calcext:value-type="string">
            <text:p>negative</text:p>
          </table:table-cell>
          <table:table-cell table:number-columns-repeated="1021"/>
        </table:table-row>
        <table:table-row table:style-name="ro29">
          <table:table-cell office:value-type="string" calcext:value-type="string">
            <text:p>....und Bannon wird ihn auch vom Thron stürzen. Wie das spanische Sprichwort so schön sagt: Wer sich mit Hunden schlafen legt wacht mit Flöhen auf. Bannon hat sich wohl schon als graue Eminenz im weissen Haus gesehn, lange hat es nicht gedauert. Sein gemachter König war wohl zu unberechenbar, zu launisch und und und, wie extreme dumme Menschen eben so sind.</text:p>
          </table:table-cell>
          <table:table-cell office:value-type="string" calcext:value-type="string">
            <text:p>.... and Bannon will also overthrow him from the throne. As the Spanish proverb says: Whoever sleeps with dogs wakes up with fleas. Bannon has probably already seen as a gray Eminenz in the white house, it did not take long. His made king was probably too unpredictable, too moody and and and how extreme stupid people are just like that.</text:p>
          </table:table-cell>
          <table:table-cell office:value-type="string" calcext:value-type="string">
            <text:p>negative</text:p>
          </table:table-cell>
          <table:table-cell table:number-columns-repeated="1021"/>
        </table:table-row>
        <table:table-row table:style-name="ro25">
          <table:table-cell office:value-type="string" calcext:value-type="string">
            <text:p>"Mal eine Frage zu diesem ""dumm wie x""-Thema: Glauben Sie, dass die Größe des Lautstärkeknopfes an Ihrer Stereo-Anlage Auswirkungen auf die Lautstärke dessen hat, was da aus den Boxen kommt? Oder um es in trumpschen Kontext zu übersetzen: Glauben Sie nicht auch, dass die Gefahr, dass Old McDonalds ganz irre, ja geradezu obszön dicker Knopf ins Leere drückt, ungleich größer ist als bei dem Knöpfchen des kleinen dicken Jungen aus Nordkorea, an dessen anderen Ende immerhin durch und durch fanatisierte Kader hängen?"</text:p>
          </table:table-cell>
          <table:table-cell office:value-type="string" calcext:value-type="string">
            <text:p>"One question about this ""stupid as x"" topic: Do you think that the size of the volume button on your stereo system affects the volume of what's coming out of the speakers? Or to put it in a trumpish context: Do not you think that the danger that Old McDonald's completely crazy, even obscene, fat button pushes into the void, is much larger than the little big boy's button from North Korea, at the other After all, fanatical cadres hang through and through?"</text:p>
          </table:table-cell>
          <table:table-cell office:value-type="string" calcext:value-type="string">
            <text:p>negative</text:p>
          </table:table-cell>
          <table:table-cell table:number-columns-repeated="1021"/>
        </table:table-row>
        <table:table-row table:style-name="ro11">
          <table:table-cell office:value-type="string" calcext:value-type="string">
            <text:p>Naja, da ist was dran. Da muss man sich selbst einmal überprüfen, ob man den Bannon nun für glaubwürdig hält, weil man es will, oder weil man tatsächlich glaubt, dass er die (teilweise) Wahrheit sagt. Rache für den Rausschmiss wäre ein Motiv für Übertreibungen und unwahre Anschuldigungen - aber ggf. auch für das Veröffentlichen unbequemer Wahrheiten. Besonders unglaubwürdig klingt Vieles aber in meinen AUgen tatsächlich nicht. Streit mit seiner Frau? Guckt sie euch doch bei öffentlichen Auftritten an. Trump = dumm? Hört den Mann doch bitte einmal sprechen. Umfeld = Karrieristen? Darauf kann man kommen, alleine wenn man sich das Umfeld einmal anguckt. Trotzdem...eine kleine Selbstreflektion schadet nicht, denn SIe haben recht: Das ehemals verkörperte Böse in Form des gefeuerten Mr. Fake-News-Breitbart-Bannon soll nun verlässlicher Beweis für wahre Aussagen sein, die Trump belasten. Glaubwürdigkeit sieht in jedem Fall anders aus. DAs bedeutet allerdings nicht, dass die Aussagen falsch sein müssen. Manchmal reicht auch das Ausplaudern von Wahrheiten, um jemanden zu schaden. Unter bestimmten Umständen braucht man sich gar nichts auszudenken...</text:p>
          </table:table-cell>
          <table:table-cell office:value-type="string" calcext:value-type="string">
            <text:p>Well, there is something in it. You have to check yourself if you think the Bannon is believable, because you want it, or because you actually believe that it says the (partial) truth. Revenge for the sacking would be a motive for exaggeration and untrue accusations - but possibly also for publishing uncomfortable truths. Especially unbelievable sounds a lot but in my eyes not really. Quarrel with his wife? Look at them at public appearances. Trump = stupid? Hear the man please speak once. Environment = careerists? You can come to that, alone if you look at the environment once. Nevertheless ... a small self-reflection does not hurt, because you are right: The formerly embodied evil in the form of the fired Mr. Fake News Breitbart Bannon should now be reliable proof of true statements that burden Trump. Credibility looks different in any case. It does not mean, however, that the statements must be wrong. Sometimes chatting truths is enough to hurt someone. Under certain circumstances, you do not have to think up anything ...</text:p>
          </table:table-cell>
          <table:table-cell office:value-type="string" calcext:value-type="string">
            <text:p>negative</text:p>
          </table:table-cell>
          <table:table-cell table:number-columns-repeated="1021"/>
        </table:table-row>
        <table:table-row table:style-name="ro39">
          <table:table-cell office:value-type="string" calcext:value-type="string">
            <text:p>"Grobschlächtig, skrupellos, brutal, bereit seine eigen Oma zu vermarkten nur um Erfolg zu haben. Wer das mit Dummheit begründet der ist naiv und dumm. Die US Räuberbarone, und der Präsident entstammt einer dieser ""Gilden"", die sich nur mit viel Show und eben auch krimineller Energie durchsetzen, ist das Ergebnis von Verhältnissen, welche die Menschheit endlich auf den Müllhaufen der Geschichte werfen sollte. Sonst wird die Spezies Mensch nicht mehr lange bestehend können. Trump aber für die Verhältnisse als Person verantwortlich zu mache ist falsch! Im Haifischbecken kann man eben nur als Haifische überleben. Also müssen die Verhältnisse so seine, das eine sanftes intelligentes Klima in der Gesellschaft herrscht. Dazu ist dieser Kapitalismus des""survival of the fittest"" nicht geeignet!"</text:p>
          </table:table-cell>
          <table:table-cell office:value-type="string" calcext:value-type="string">
            <text:p>"Brutal, unscrupulous, brutal, ready to market his own grandma just to succeed. Who justified this with stupidity is naive and stupid. The US robber barons, and the president comes from one of those ""guilds"" that can only assert themselves with a lot of show and even criminal energy, is the result of conditions that mankind should finally throw in the rubbish heap of history. Otherwise, the human species will not be able to survive much longer. But to blame Trump for the circumstances as a person is wrong! In the shark tank you can only survive as sharks. So the circumstances must be such that there is a soft, intelligent climate in society. In addition this capitalism of the ""survival of the fittest"" is not suitable!"</text:p>
          </table:table-cell>
          <table:table-cell office:value-type="string" calcext:value-type="string">
            <text:p>negative</text:p>
          </table:table-cell>
          <table:table-cell table:number-columns-repeated="1021"/>
        </table:table-row>
        <table:table-row table:style-name="ro18">
          <table:table-cell office:value-type="string" calcext:value-type="string">
            <text:p>"jobie09 heute, 08:40 Uhr 17. Test für das System Die zahlreichen ""dumm wie X"" Beschreibungen mögen den Kommentatoren eine Art Befriedigung verschaffen, werden auch gerne zitiert. Trump zu unterschätzen ist ein Fehler, den schon viele bereut haben. ------------------- Was für ein Witz! Trump kann man nicht unterschätzen, weil da nichts ist, was zu schätzen wäre, außer seiner grandiosen Dummheit! Der Mann ist geblendet von sich selbst, wie bitte schön soll er da einen klaren Blick haben..."</text:p>
          </table:table-cell>
          <table:table-cell office:value-type="string" calcext:value-type="string">
            <text:p>"jobie09 today, 08:40 clock 17. Test for the system The numerous ""stupid as X"" descriptions may give the commentators a kind of satisfaction, are also popular with cited. Underestimating Trump is a mistake many have regretted. ------------------- What a joke! Trump can not be underestimated, because there is nothing to be appreciated, except his grandiose stupidity! The man is blinded by himself, so please have a clear look there ..."</text:p>
          </table:table-cell>
          <table:table-cell office:value-type="string" calcext:value-type="string">
            <text:p>negative</text:p>
          </table:table-cell>
          <table:table-cell table:number-columns-repeated="1021"/>
        </table:table-row>
        <table:table-row table:style-name="ro42">
          <table:table-cell office:value-type="string" calcext:value-type="string">
            <text:p>Wie gut informiert die Spiegelkommentatoren so sind. Die kennen genau den Intelligenzquotienten von Herrn Trump, die können genau den Wahrheitsgehalt der Aussagen von einem Herrn Banon einstufen, die Wissen einfach, das ein Autor wie Herr Wulff genau dann, und nur dann, ein seriöser Journalist ist, wenn er ein Diffamierungsbuch über Herrn Trump schreibt. Echt beeindruckend. Obwohl also Herr Trump so dumm wie ein Stück Holz ist, sollte man doch mal seine Bilanz nach nicht mal einem Jahr ansehen. Den IS gibt es Quasi nicht mehr, die Wirtschaftsdaten, inklusive den Beschäftigungszahlen in USA sind so gut wie niemals unter dem smarten Obama, er setzt Dinge um, die seit ewigen Zeiten beschlossen waren z.B. die Anerkennung von Jerusalem als Hauptstadt Israels den Bau einer Mauer zu Mexico er beendet den Obama-Fake beitritt zu dem Pariser Abkommen, das niemals dem Kongress vorgelegt wurde. Unbestritten kriegt er das hin, obwohl er sexistisch, Narzisstisch (wie sehr viele Politiker) und auch sonst noch ziemlich unsympathisch ist....</text:p>
          </table:table-cell>
          <table:table-cell office:value-type="string" calcext:value-type="string">
            <text:p>How well informed the mirror commentators are. They know exactly the intelligence quotient of Mr. Trump, who can accurately classify the truthfulness of the statements of a Mr. Banon, the knowledge simply that an author like Mr. Wulff is then, and only then, a reputable journalist, if he is a defamation book about Mr. Trump writes. Really impressive. So although Mr. Trump is as stupid as a piece of wood, you should not even look at his record after a year. The IS is virtually no more, the economic data, including employment in the US are almost never under the smart Obama, he implements things that have been decided since eternity, e.g. the recognition of Jerusalem as the capital of Israel the construction of a wall to Mexico he ended the Obama Fake accession to the Paris Agreement that was never submitted to Congress. He undoubtedly gets it, even though he is sexist, narcissistic (like a lot of politicians) and otherwise quite unsympathetic ....</text:p>
          </table:table-cell>
          <table:table-cell office:value-type="string" calcext:value-type="string">
            <text:p>negative</text:p>
          </table:table-cell>
          <table:table-cell table:number-columns-repeated="1021"/>
        </table:table-row>
        <table:table-row table:style-name="ro20">
          <table:table-cell office:value-type="string" calcext:value-type="string">
            <text:p>"Zumindest wissen die Spiegelkommentatoren wie man Bannon und Wolff schreibt. Das ist ein Anfang, finden Sie nicht? Sie behaupten also, dass Trump den IS vernichtet hat, die Beschäftigungszahlen auf seine Kappe gehen (nicht mal Republikaner würden das behaupten, so wahrheitswidrig ist das - die hohe Beschäftigung ist Obamas Verdienst), dass er ""Dinge umsetzt"" - welche denn?, dass die Anerkennung Jerusalems als Israels Hauptstadt eine gute und friedensbringende Idee war, und der Bau der Mauer zu Mexiko ebenso? Und damit wiederlegen Sie, dass Trump ""dumm wie Holz""? Vernunftbegabte Wesen würden in all Ihren Punkten allerdings die Bestätigung der Dummheit sehen."</text:p>
          </table:table-cell>
          <table:table-cell office:value-type="string" calcext:value-type="string">
            <text:p>"At least the mirror commentators know how to write Bannon and Wolff. That's a start, do not you think? They claim that Trump has destroyed ISIS, that employment is on its toes (not even republicans would say so, so untruthful is it - the high employment is Obama's merit) that he ""implements things"" - which one? That the recognition of Jerusalem as Israel's capital was a good and peace-bringing idea, and the construction of the wall to Mexico as well? And with that you refute that Trump ""stupid as wood""? Reasonable beings, however, would see the confirmation of stupidity in all their points."</text:p>
          </table:table-cell>
          <table:table-cell office:value-type="string" calcext:value-type="string">
            <text:p>negative</text:p>
          </table:table-cell>
          <table:table-cell table:number-columns-repeated="1021"/>
        </table:table-row>
        <table:table-row table:style-name="ro27">
          <table:table-cell office:value-type="string" calcext:value-type="string">
            <text:p>"Ich halte Trump nicht für strunzdumm, sondern eher für clever. Aber es ist das, was wir als ""Bauernschläue"" bezeichnen. Strategisch oder vorausschauend zu denken, ist etwas anderes. Clever zu sein, reicht für einen Präsidenten mit der Machtfülle eines US-Präsidenten natürlich nicht aus."</text:p>
          </table:table-cell>
          <table:table-cell office:value-type="string" calcext:value-type="string">
            <text:p>"I do not think Trump is stupid, but clever. But it is what we call ""peasant cunning."" Thinking strategically or with foresight is something else. Being clever, of course, is not enough for a president with the power of a US president."</text:p>
          </table:table-cell>
          <table:table-cell office:value-type="string" calcext:value-type="string">
            <text:p>negative</text:p>
          </table:table-cell>
          <table:table-cell table:number-columns-repeated="1021"/>
        </table:table-row>
        <table:table-row table:style-name="ro4">
          <table:table-cell office:value-type="string" calcext:value-type="string">
            <text:p>"Wieso ""seine Zeit bei Breitbart""? Er ist nach wie vor bzw. wieder der Executive Director von Breitbart. Als ehemaliger Goldman Sachs Investment Banker wird er wohl auch kein Dummkopf sein. Nicht, dass ich für Investment Banker etwas übrig hätte. Außerdem hat er 18 Filme produziert, also warum sollte er keine Filme zitieren. Und was meinen Sie mit ""Der Insider""? Er war ein Jahr lang der engste Berater von Trump. Wenn das kein Insider-Job ist, dann weiß ich auch nicht. Typisch. Sobald jemand über Trump die Wahrheit sagt, wird er für dumm und bedeutungslos erklärt. Das ist kein guter Stil."</text:p>
          </table:table-cell>
          <table:table-cell office:value-type="string" calcext:value-type="string">
            <text:p>"Why ""his time at Breitbart""? He is still or again the executive director of Breitbart. As a former Goldman Sachs investment banker, he probably will not be a fool either. Not that I have anything left for investment bankers. He has also produced 18 films, so why should not he cite films? And what do you mean by ""the insider""? He was Trump's closest adviser for a year. If that's not an insider job, then I do not know. Typical. Once someone tells the truth about Trump, he is declared stupid and meaningless. This is not a good style."</text:p>
          </table:table-cell>
          <table:table-cell office:value-type="string" calcext:value-type="string">
            <text:p>negative</text:p>
          </table:table-cell>
          <table:table-cell table:number-columns-repeated="1021"/>
        </table:table-row>
        <table:table-row table:style-name="ro1">
          <table:table-cell office:value-type="string" calcext:value-type="string">
            <text:p>"""Bauernschläue"" trifft es ganz gut, das denke ich auch. Vor allem lastet aber ein gehöriges Maß an Narzissmus auf seiner vermeintlichen Clevernes. An dem prallen auch sämtliche Skrupel ab. Und das macht ihn natürlich zum perfekten trojanischen Gaul für Nazis, die Mafia und die Russen, solange die nur irgendwas zu bieten haben, was ihm irgendeinen persönlichen Nutzen verheißt. Unterm Strich, im Resultat, könnte sich das allerdings letztlich als strunzdumm erweisen. Dass er daraus als der strahlende Held hervorgehen wird, erscheint mir jedenfalls immer unwahrscheinlicher."</text:p>
          </table:table-cell>
          <table:table-cell office:value-type="string" calcext:value-type="string">
            <text:p>"""Bauernschläue"" is doing quite well, I think so too. Above all, there is a considerable amount of narcissism on his supposed Clevernes. At that all scruples also bounce off. And that, of course, makes him the perfect Trojan horse for Nazis, the mafia, and the Russians, as long as they have nothing but what to offer him some personal benefit. The bottom line, in the result, that could turn out to be ultimately stupid. At any rate, it seems increasingly unlikely that he will emerge from this as the shining hero."</text:p>
          </table:table-cell>
          <table:table-cell office:value-type="string" calcext:value-type="string">
            <text:p>negative</text:p>
          </table:table-cell>
          <table:table-cell table:number-columns-repeated="1021"/>
        </table:table-row>
        <table:table-row table:style-name="ro7">
          <table:table-cell office:value-type="string" calcext:value-type="string">
            <text:p>"Danke für ihre eloquente Ausführung - habe mich beim Lesen gut amüsiert. Leider haben Sie zu 100 % recht. Zum Thema: GroKo ist ja vielleicht ganz nett, besser als das dumm-taube Jamaika-Zeugs, aber zwei Hinkende ergeben noch lange keinen Gesunden. SPD-Parteichef Martin Schulz ist auf gut deutsch gesagt ne Pfeife. Dass die SPD diesen EU-Bürokraten überhaupt ausm Topf geholt hat, war ein Kardinalfehler. Anstatt ihn so schnell wie möglich wieder wegzutun, hangelt man sich mit diesem unsäglichen Typen weiter. Einfach unglaublich Mannomann, in Österreich wird bald der jüngste Kanzler ever gewählt und wir hier in Deutschland haben tatsächlich keinen Jungdynamiker im Portfolio? Nur diese etablierten Luschen? Zur Ätschi-Bätschi-Nahles (was für ein Kleinkind) nochmals eine Bemerkung aus der Satireserie Mitternachtsspitzen: ""Mit der Nahles hätten die Genossen früher die Baracke durchgewischt!″ Und dieses Pöstchengeschachere im Vorfeld ist absolut eklig, als ob es nur darum geht. Traurig!"</text:p>
          </table:table-cell>
          <table:table-cell office:value-type="string" calcext:value-type="string">
            <text:p>"Thank you for your eloquent execution - I had a good time while reading. Unfortunately you are 100% right. On the subject: GroKo may be very nice, better than the stupid-deaf Jamaican stuff, but two limping do not give healthy for a long time. SPD party leader Martin Schulz is on good German said a pipe. The fact that the SPD got these EU bureaucrats out of the pot at all was a cardinal mistake. Instead of putting it away as quickly as possible, you continue with this unspeakable guy. Simply unbelievable Mannomann, in Austria, the youngest chancellor ever will be elected soon and we here in Germany actually have no young dynamics in the portfolio? Only these established bluffs? For Etschi-Bätschi-Nahles (what a toddler) once again a remark from the satire series Mitternachtsspitzen: ""With the Nahles the comrades would have wiped the barracks earlier!"" And this Pöstchengeschachere in advance is absolutely disgusting, as if it is only about it !"</text:p>
          </table:table-cell>
          <table:table-cell office:value-type="string" calcext:value-type="string">
            <text:p>negative</text:p>
          </table:table-cell>
          <table:table-cell table:number-columns-repeated="1021"/>
        </table:table-row>
        <table:table-row table:style-name="ro13">
          <table:table-cell office:value-type="string" calcext:value-type="string">
            <text:p>der 4te von rechts: der Einzige in der Vergangenheit,der mir nicht durch dummes Gerede auffiel.Die Dame daneben wäre gut für Aussenministerium und em Erdogan Paroli bieten.Der Spahn ist mir aufgefallen durch Verächtlichmachen von 21 Mio Rentnern,die seiner Ansicht nach zu gut versorgt seien.Hier ist richtIG.diese Rentner wurden in d, kletzten 10Jahren mitt insges. 11,4% Rentenerh. angespeist.Die Abgeordneten sitzen auf fast 15tsdE monatlich,der Durchschnittsrenter auf ca. 850 bis 900 E!!! Immer noch der Abzug für Krnkenversicherung zwischen 140 bis zu 800E bei PKV,da hat er aber nicht kaoiert.,worum es geht.Er faselte etwas im TV über: Altersarmut gibts nicht,jeder kann aufstocken...Eine dummdreiste Lüge..oder Quark beruhend auf völliger Unkenntnis-oder-schlimmer-auf völliger Missachtung v. 21 Mio Betroffenen..wie mich.Klingbei: eigentl. ein reiner Unternehmensinteressenvertreter,hat mit eigentl. Politik wenig im Sinn,wie es scheint.Ein Mann ohne Berusausbildung gar Studium ,nix..Nur ewiges Sesselfurzen,viel Sitzfleisch.... und öffentl. irgendwelchen Nonsens reden.Nahles so ein ähnl. Beispiel.So bekommt man nach langer Wartezeit noch ein Amt : mit dem kleinsten Wurm den dicksten Fisch geangelt.....Ach ja,auch Lindner ohne Berufsausbildung aber mit einer grossen Firmenpleite.....sonst noch was?</text:p>
          </table:table-cell>
          <table:table-cell office:value-type="string" calcext:value-type="string">
            <text:p>the 4th from the right: the only one in the past, which struck me not by stupid talk. The lady next to it would be good for Foreign Ministry and em Erdogan Paroli offer. The Spahn I noticed by disdain of 21 million retirees, in his view, too good Here are correct. These pensioners were in d, ten years old altogether 11.4% Rentenerh. The deputies sit on nearly 15tsdE monthly, the average pensioner on about 850 to 900 E !!! Still the deduction for Krnkenversicherung 140-800E at PKV, but he has not gekaoiert., What is it. He rattled something in the TV on: Age poverty is not, everyone can increase ... A stupid lie .. or Quark based on total ignorance-or worse-total disregard v. 21 million affected .. wie mich.Klingbei: eigentl. a pure business interests representative, has with eigentl. Politics little in mind, as it seems. A man without Berusausbildung even study, nothing. Only eternal Selfelfrzen, much Sitzfleisch .... and public. to talk about any nonsense. Beispiel.So you get after a long wait yet another office: with the smallest worm fished the thickest fish ..... Oh, even Lindner without vocational training but with a large company bust ..... otherwise something?</text:p>
          </table:table-cell>
          <table:table-cell office:value-type="string" calcext:value-type="string">
            <text:p>negative</text:p>
          </table:table-cell>
          <table:table-cell table:number-columns-repeated="1021"/>
        </table:table-row>
        <table:table-row table:style-name="ro44">
          <table:table-cell office:value-type="string" calcext:value-type="string">
            <text:p>Man kann sich nur noch wundern, welche Leute sich hier in den Foren herumtreiben. Da wird über die Gefährlichkeit einer Röntgenuntersuchung schwadroniert, als gehe es um eine komplizierte Herzoperation. Leute WO lebt ihr eigentlich? Nehmt IHR doch diese angeblich Minderjährigen auf, übernehmt die Kosten und die Verantwortung, falls sie etwas ausfressen. Aber nein, da soll dann die Gemeinschaft herhalten. Sich auf Kosten der Allgemeinheit ein gutes Gefühl verschaffen zu wollen, ist das Letzte. Eine Röntgenuntersuchung ist das MINDESTE, was ich jemandem zumute, der keine Papiere vorzuweisen hat, weil er sie angeblich verloren hat, aber dessen Handy die lange Reise unbeschadet überstanden hat. Man will ja schließlich Bilder der Abenteuerreise und der Ankunft in Europa nach Hause WhatsAppen. Wenn ich überlege, was mir als Deutscher alles an Ungesundem und Gefährlichem zugemutet wird, wenn der Staat z. T. abstruse Informationen von mir möchte, die ich nicht ohne weiteres beibringen kann. Ich empfehle jedem, sich einmal zu erkundigen, was einem deutschen Staatsbürger alles zugemutet wird, wenn man z. B. ein paar seiner Rentennachweise nicht mehr findet, Ersatzpapiere für ein Fahrzeug benötigt oder das Finanzamt Informationen anzweifelt? Da reicht die bloße mündliche Versicherung oder die Aussage eines Verwandten nicht. Kein Wunder, dass genügend Flüchtlinge bestätigen, dass man sich im Ausland auf die Schenkel klopft, wie dumm wir Deutschen doch sind, weil wir anscheinend alles glauben, wenn es um Nichtdeutsche geht</text:p>
          </table:table-cell>
          <table:table-cell office:value-type="string" calcext:value-type="string">
            <text:p>One can only wonder which people hang around here in the forums. There is talk about the dangers of an X-ray, as if it were a complicated heart surgery. People WHERE do you live? Do you accept these allegedly minors, take over the costs and the responsibility in case they eat something ?? But no, then there should serve the community. Feeling good at the expense of the general public ?? want to procure, is the last. An x-ray is the MINIMUM thing I feel for someone who has no papers because he allegedly lost them, but whose cell phone survived the long journey unscathed. After all, you want pictures of your adventure trip and your arrival in Europe? WhatsAppen ??. When I think about what I mean as a German? Unhealthy ?? and ?? dangerous? is expected, if the state z. T. Abstruse want information from me that I can not easily teach. I recommend everyone, once to inquire, what a German citizen everything is expected, if you z. For example, if you can not find a few of your pension statements, you need replacement papers for a vehicle, or the tax office questions information? Since the mere oral insurance or the statement of a relative is not enough. No wonder that enough refugees confirm that they are knocking on their thighs abroad, how stupid we Germans are, because we seem to believe everything when it comes to non-Germans</text:p>
          </table:table-cell>
          <table:table-cell office:value-type="string" calcext:value-type="string">
            <text:p>negative</text:p>
          </table:table-cell>
          <table:table-cell table:number-columns-repeated="1021"/>
        </table:table-row>
        <table:table-row table:style-name="ro33">
          <table:table-cell office:value-type="string" calcext:value-type="string">
            <text:p>Mal kurz überlegen... Könnte die Sicherheit von 15-jährigen Schülern erhöht werden wenn man ihnen nicht einen 24-jährigen Flüchtling in die Klasse setzt? Nachdem der Täter von Kandel auf dem Schulgelände einem Mitschüler vor Monaten schon aktenkundig einen Faustschlag versetzte könnte man durchaus darüber nachdenken. Oder? Für angehende Meister gehört es übrigens zum normalen Ausbildungsstoff dass ältere Gesellen junge Lehrlinge regelmäßig unterdrücken bzw. ältere Lehrlinge sich schwer tun von jüngeren Gesellen etwas sagen zu lassen. Da muss dann der Meister ein Auge darauf haben. Im Pädagogik-Studium sind gemischte Klassen mit 10 Jahren Altersunterschied nicht vorgesehen und der auf Unterricht mit Kindern und Jugendlichen optimierte Lehrer steht dann ziemlich dumm rum wenn er es mit 24-jährigen Erwachsenen zu tun hat der sich als 15-jähriger Schüler ausgibt.</text:p>
          </table:table-cell>
          <table:table-cell office:value-type="string" calcext:value-type="string">
            <text:p>Thinking for a moment ... Could the safety of 15-year-old students be increased if they are not put into the classroom by a 24-year-old refugee? After the perpetrators of Kandel on the school grounds a classmate already months ago, a fist punched you could certainly think about it. Or? Incidentally, for aspiring masters it is part of the normal training material that older journeymen regularly suppress young apprentices or that older apprentices find it hard to let younger apprentices say something. Then Master has to keep an eye on it. In the pedagogy study, mixed classes with 10 years age difference are not planned and the teacher optimized for lessons with children and adolescents is quite stupid when dealing with 24 year old adults who pretend to be 15 years old.</text:p>
          </table:table-cell>
          <table:table-cell office:value-type="string" calcext:value-type="string">
            <text:p>negative</text:p>
          </table:table-cell>
          <table:table-cell table:number-columns-repeated="1021"/>
        </table:table-row>
        <table:table-row table:style-name="ro4">
          <table:table-cell office:value-type="string" calcext:value-type="string">
            <text:p>Ganz ehrlich: Ein Scheiß-Gesetz heißt nicht, dass Flüchtlinge dadurch gerade dazu gezwungen werden, den Staat (und damit auch Sie) vorsätzlich zu betrügen und zu schädigen. Es gibt auch die Möglichkeit, einen Mord wie einen Unfall aussehen zu lassen, ergo ist auch das ein Quasi-Schlupfloch im Gesetz. Dennoch werde ich nicht gezwungen, jemanden umzubringen und es wie einen Unfall aussehen zu lassen. Der Betrüger ist hier nicht der Gesetzgeber (der kann dumm, unlogisch oder sonst was sein, aber eine Einladung zu einem Betrug rechtfertigt nicht diesen), sondern der Täter. Wieso ist das so schwer zu begreifen?</text:p>
          </table:table-cell>
          <table:table-cell office:value-type="string" calcext:value-type="string">
            <text:p>To be honest, a shit law does not mean that refugees are being forced to intentionally cheat and harm the state (and thus you too). There is also the possibility of making a murder look like an accident, ergo is also a quasi-loophole in the law. Still, I'm not forced to kill anyone and make it look like an accident. The cheater is not the legislator (he may be stupid, illogical, or whatever, but an invitation to a fraud does not justify that), but the perpetrator. Why is that so hard to understand?</text:p>
          </table:table-cell>
          <table:table-cell office:value-type="string" calcext:value-type="string">
            <text:p>negative</text:p>
          </table:table-cell>
          <table:table-cell table:number-columns-repeated="1021"/>
        </table:table-row>
        <table:table-row table:style-name="ro11">
          <table:table-cell office:value-type="string" calcext:value-type="string">
            <text:p>Richtig. Und die Antwort auf diese Frage, nämlich warum man Flüchtlingen nicht abverlangen könne, was man ansonsten jedem Bürger abverlangt, die bleibt man - wie bei so vielen Fragen - mal wieder schuldig. Warum sieht man keinen Handlungsbedarf, wenn ein Teil der Asylbewerber durch Täuschung in den Genuss besonderer staatlicher Leistungen gelangt, wird jedoch aktiv, wenn Einheimische sich staatliche Leistungen erschleichen? Wieso ist das Röntgen im Falle eines Flüchtlings eine Art Körperverletzung, im Falle von Einheimischen, wollen sie z.B. bestimmte Berufe ergreifen, jedoch völlig unstrittig? Entweder hält man die Bürger für zu dumm, um zu erkennen, dass brennende Fragen in der Diskussion ausgeklammert werden; oder (vielleicht noch schlimmer), man weiß genau, dass die Bürger sich eine differenzierte Diskussion über Kernfragen wünschen, dass von ihrer Seite der Vorwurf des Staatsversagens im Raum steht, ignoriert dies aber, weil es unbequem ist. Ich bin mir nicht schlüssig, was von beiden zutrifft, aber in einer Sache bin ich mir sicher: die Bürger werden von vielen Politikern und Parteien immer weniger ernst genommen. Eine ungute Entwicklung in einer Demokratie.</text:p>
          </table:table-cell>
          <table:table-cell office:value-type="string" calcext:value-type="string">
            <text:p>Correct. And the answer to this question, namely why you can not demand refugees, what you otherwise demand of every citizen, you remain - as with so many questions - again guilty. Why is there no need for action if some of the asylum seekers benefit from special state benefits through deception, but becomes active when locals sneak up on state benefits? Why is the X-ray in the case of a refugee a kind of bodily injury, in the case of natives, they want, for example, take certain professions, but completely undisputed? Either citizens are considered too stupid to realize that burning issues are left out of the discussion; or (perhaps worse), it is well known that citizens want a differentiated discussion of key issues, that they are accused of state failure in the room, but ignore it because it is uncomfortable. I am not sure what is true of both, but in one thing I am sure: the citizens are being taken less and less seriously by many politicians and parties. An unfortunate development in a democracy.</text:p>
          </table:table-cell>
          <table:table-cell office:value-type="string" calcext:value-type="string">
            <text:p>negative</text:p>
          </table:table-cell>
          <table:table-cell table:number-columns-repeated="1021"/>
        </table:table-row>
        <table:table-row table:style-name="ro68">
          <table:table-cell office:value-type="string" calcext:value-type="string">
            <text:p>Europa war genauso dumm und naiv. Hier aus Wiki die damaligen Ereignisse: Chomeini, der seit 1978 auf Drängen des Schahs in Nadschaf unter Hausarrest stand, wurde am 6. Oktober 1978 von Saddam Hussein des Landes verwiesen. Chomeinis Ausreise nach Kuwait wurde durch die dortigen Behörden allerdings verwehrt. Die französische Regierung (Kabinett Barre III) stimmte schließlich zu, Chomeini aufzunehmen. Ihm blieb keine andere Wahl, obwohl er zunächst keine Sekunde lang daran dachte, ins Ausland, nach Paris, zu reisen. In Neauphle-le-Château, seinem Wohnort in Frankreich, gelang es Chomeini, die Aufmerksamkeit der internationalen Presse auf sich zu ziehen und die Verbreitung seiner Reden mittels Tonbandaufzeichnungen in den Iran zu forcieren. Buchautor Amir Taheri zählt in den wenigen Monaten Chomeinis Aufenthalts in Frankreich 132 Rundfunk-, Fernseh- und Presseinterviews auf.[56] Beheschti spielte bei der Verbreitung in den Iran eine entscheidende Rolle. Verbreitet das Bild: Der heilige Greis unter dem Apfelbaum, dass in der westlichen Presse ein verklärendes Bild von Chomeini zeichnete. und die Erklärung Chomeinis Chomeini: Ich bin der Sprecher, der die Forderungen dieses entrechteten iranischen Volkes zum Ausdruck bringt. Solche Aussagen nährten in der westlichen Öffentlichkeit die Vorstellung, Chomeini sei der Gandhi des Iran, der sein Land auf friedlichem Weg in die Freiheit führen wolle. In der vom 4. bis 7. Januar 1979 stattfindenden Konferenz von Guadeloupe beschlossen der französische Präsident Valéry Giscard dEstaing, US-Präsident Jimmy Carter, der britische Premierminister James Callaghan und Bundeskanzler Helmut Schmidt, den Schah nicht mehr zu unterstützen und Chomeini die Rückkehr in den Iran zu ermöglichen.</text:p>
          </table:table-cell>
          <table:table-cell office:value-type="string" calcext:value-type="string">
            <text:p>"Europe was just as stupid and naive. Here from Wiki the events: Chomeini, who was under house arrest at the insistence of the Shah in Najaf since 1978, was expelled from Saddam Hussein on October 6, 1978. Khomeini's departure for Kuwait was denied by the local authorities. The French government (Cabinet Barre III) finally agreed to accept Khomeini. He had no other choice, although at first he never thought of traveling abroad to Paris. In Neauphle-le-Château, where he lives in France, Khomeini managed to attract the attention of the international press and to push the spread of his speeches to Iran by means of tape recordings. Book author Amir Taheri lists 132 radio, television and press interviews in the few months of Chomeini's stay in France. [56] Beheschti played a crucial role in its dissemination to Iran. Spread the picture: ""The holy old man under the apple tree, that drew in the Western press a transfiguring picture of Khomeini. and the statement by Khomeini Khomeini: ""I am the spokesman who expresses the demands of this disenfranchised Iranian people."" Such statements fed into the Western public the idea that Khomeini was the Gandhi of Iran who wanted to lead his country to freedom by peaceful means. At the Guadeloupe Conference, to be held from 4 to 7 January 1979, French President Valéry Giscard d'Estaing, US President Jimmy Carter, British Prime Minister James Callaghan and Chancellor Helmut Schmidt decided not to support the Shah and Khomeini To allow return to Iran."</text:p>
          </table:table-cell>
          <table:table-cell office:value-type="string" calcext:value-type="string">
            <text:p>negative</text:p>
          </table:table-cell>
          <table:table-cell table:number-columns-repeated="1021"/>
        </table:table-row>
        <table:table-row table:style-name="ro12">
          <table:table-cell office:value-type="string" calcext:value-type="string">
            <text:p>So wie sich Frau Weidel von der AFD dem Bundestag präsentiert, haben wir es bei ihr mit einem grossen politischen Talent zu tun. Doch Leute wie Herr Maier sollte man den Austritt aus der AFD dringend nahe legen. Solche Querschüsse sind dreifach schlecht -dumm, undiplomatisch und abstossend. An Trumpelfähigkeit dem US Präsidenten eindeutig überlegen, aber für die politisch heikle Situation Deutschlands unbrauchbar.</text:p>
          </table:table-cell>
          <table:table-cell office:value-type="string" calcext:value-type="string">
            <text:p>Just as Ms. Weidel of the AFD presents herself to the Bundestag, we have her with a great political talent. But people like Mr. Maier should be urged to quit the AFD urgently. Such cross shots are threefold bad-stupid, undiplomatic and repulsive. In Trumpelfähigkeit the US President clearly superior, but useless for the politically delicate situation of Germany.</text:p>
          </table:table-cell>
          <table:table-cell office:value-type="string" calcext:value-type="string">
            <text:p>negative</text:p>
          </table:table-cell>
          <table:table-cell table:number-columns-repeated="1021"/>
        </table:table-row>
        <table:table-row table:style-name="ro25">
          <table:table-cell office:value-type="string" calcext:value-type="string">
            <text:p>"... jetzt war es der ""Mitarbeiter""? Wer gibt einem Mitarbeiter das Recht, im eigenen Namen tweeds zu schreiben? Ich glaube Herrn Maier kein Wort. Die AfD entlarvt sich durch Leute wie Maier, von Storch und Gauland immer wieder selbst. Wenn Gauland das Ganze zur ""Stilfrage"" bagatellisiert, dann weiß man, was die eigentliche Botschaft dahinter ist: Was Maier getweetet hat, findet Gauland gut. Er hätte es nur nicht so ausgedrückt. Na ja, so lange die AfD genug dumme Wähler findet, müssen wir mit solchen Typen leben."</text:p>
          </table:table-cell>
          <table:table-cell office:value-type="string" calcext:value-type="string">
            <text:p>"... now it was the ""employee""? Who gives an employee the right to write tweeds in their own name? I do not believe Mr Maier. The AfD reveals itself through people like Maier, von Storch and Gauland again and again. If Gauland trivializes the whole thing to the ""style question"", then you know what the actual message behind it is: What Maier has tweeted, Gauland is fine. He just would not have said it that way. Well, as long as the AfD finds enough stupid voters, we have to live with such guys."</text:p>
          </table:table-cell>
          <table:table-cell office:value-type="string" calcext:value-type="string">
            <text:p>negative</text:p>
          </table:table-cell>
          <table:table-cell table:number-columns-repeated="1021"/>
        </table:table-row>
        <table:table-row table:style-name="ro4">
          <table:table-cell office:value-type="string" calcext:value-type="string">
            <text:p>"Empörungsorgie bei der AfD! Nicht nur über die eigene Polizei, immerhin Staatsorgan. Nein, auch über ""Halbneger"". Und das sagt einer, der schon das Wort ""Mischvolk"" in den Mund genommen hat. Und der hat dann nicht mal den Mumm, sich hinterher hinzustellen und zu sagen: ""Ja, ich war's!"" Ein Hiwi soll's nun also gewesen sein. Klar. Das sind alles Feiglinge da! Es folgt die ""Hab's nicht so gemeint""-Orgie. Sicher doch. Wie immer. Es ist so durchsichtig, so platt, so dumm. Und wenn ich mir dann nächste Woche die neuen Umfragen ansehe, hat die AfD wieder ein Prozent dazu gewonnen. Furchtbar."</text:p>
          </table:table-cell>
          <table:table-cell office:value-type="string" calcext:value-type="string">
            <text:p>"Outrage at the AfD! Not only about the own police, after all state organ. No, also about ""half negro"". And one says that, who has already put the word ""mixed people"" in the mouth. And he does not even have the guts to stand behind and say, ""Yes, it was me!"" It must have been a Hiwi. Clear. These are all cowards! It follows the ""did not mean it"" orgy. Certainly. As always. It is so transparent, so flat, so stupid. And if I look at the new polls next week, the AfD has gained another one percent. Awful."</text:p>
          </table:table-cell>
          <table:table-cell office:value-type="string" calcext:value-type="string">
            <text:p>negative</text:p>
          </table:table-cell>
          <table:table-cell table:number-columns-repeated="1021"/>
        </table:table-row>
        <table:table-row table:style-name="ro7">
          <table:table-cell office:value-type="string" calcext:value-type="string">
            <text:p>wen wundert´s noch bei der Kof-in-den-Sand-Politik von Merkel. Letztendlich unterstützt sie finanziell einen Diktator der Menschen in seinem Land verfolgen und umbringen lässt (Kurden). Es werden Waffenverkäufe an Länder wie Saudi-Arabien genehmigt - damit wird der Jemen bekämft - indirekt liefert man damit Geld und Waffen an Länder welche andere Völker oder Volksgruppen damit bekämpfen. Stellt sich die Frage: ist das wohl besser mit dem Gewissen vereinbar? Sicherlich ist es fatal wenn Menschen aufgrund ihrer Ethnie oder Angehörigkeit einer Ideologie gesamt verurteilt werden - geht gar nicht. Aber wenn ich sehe was in Berlin-Neukölln, in Duisburg, in Offenbach und vielen anderen Städten passiert dann weiß ich das man sich in 10 Jahren dort nicht mehr wohl fühlen wird. Schon heute wird einem vor die Füße gespuckt, ist man ein dummer deutscher Schweinefresser - das ist Rassismus per excellence! Es sei denn man lebt wie der Großteil an Politikern in Wohngebieten der gehobenen Klasse ... war da was? Ist doch alles super!!!</text:p>
          </table:table-cell>
          <table:table-cell office:value-type="string" calcext:value-type="string">
            <text:p>Who is still surprised at Merkel's Kof-in-the-Sand policy? Ultimately, she financially supports a dictator who persecutes and kills people in his country (Kurds). Weapons sales to countries such as Saudi Arabia are approved - it is used to fight Yemen - indirectly providing money and weapons to countries that fight other peoples or ethnic groups. The question arises: is that better compatible with the conscience? Certainly it is fatal if people are condemned completely because of their ethnicity or belonging to an ideology - it does not work. But when I see what happens in Berlin-Neukölln, in Duisburg, in Offenbach and many other cities, then I know that you will not feel well there in 10 years. Already today one is spat at the feet, one is a stupid German pig eater - that is racism per excellence! Unless you live like the majority of politicians in upscale residential areas ... was there something? Everything is great !!!</text:p>
          </table:table-cell>
          <table:table-cell office:value-type="string" calcext:value-type="string">
            <text:p>negative</text:p>
          </table:table-cell>
          <table:table-cell table:number-columns-repeated="1021"/>
        </table:table-row>
        <table:table-row table:style-name="ro30">
          <table:table-cell office:value-type="string" calcext:value-type="string">
            <text:p>Und in Staaten, in denen Trump gewonnen hat, würde er nach dieser Theorie mehr Stimmen verlieren. Am Ende wäre es also ziemlich egal. Verkaufen Sie uns doch nicht für dumm.</text:p>
          </table:table-cell>
          <table:table-cell office:value-type="string" calcext:value-type="string">
            <text:p>And in states where Trump won, he would lose more votes, according to this theory. So in the end it would not really matter. Do not sell us stupid.</text:p>
          </table:table-cell>
          <table:table-cell office:value-type="string" calcext:value-type="string">
            <text:p>negative</text:p>
          </table:table-cell>
          <table:table-cell table:number-columns-repeated="1021"/>
        </table:table-row>
        <table:table-row table:style-name="ro4">
          <table:table-cell office:value-type="string" calcext:value-type="string">
            <text:p>Ich denke die Zentealregierung und das Lokalparlament sollten mal reden. Klar ist, Katalonien gehört zu Spanien und einseitige Erklärungen, mit oder ohne Referendum, sind nichtig. Die Katalonen sollten nicht vergessen, dass die Hälfte der Leute die da leben, keine Unabhängigkeit wollen. Und sie sollten auch die Gesetze respektieren, auf deren Grundlage sie freie Wahlen durchführen dürfen. Man kann ja nicht nur die Gesetze achten die einem passen. Ich persönlich finde Separatismus dumm und rückschrittlich. Er steht für Krieg und Niedergang, wie uns zwei Kriege gelehrt haben.</text:p>
          </table:table-cell>
          <table:table-cell office:value-type="string" calcext:value-type="string">
            <text:p>I think the zeal government and the local parliament should talk. It is clear that Catalonia belongs to Spain and unilateral declarations, with or without a referendum, are void. The Catalans should not forget that half of the people who live there do not want independence. And they should also respect the laws they can use to make free elections. You can not only respect the laws that suit you. Personally, I think separatism is stupid and regressive. It stands for war and decline, as two wars have taught us.</text:p>
          </table:table-cell>
          <table:table-cell office:value-type="string" calcext:value-type="string">
            <text:p>negative</text:p>
          </table:table-cell>
          <table:table-cell table:number-columns-repeated="1021"/>
        </table:table-row>
        <table:table-row table:style-name="ro25">
          <table:table-cell office:value-type="string" calcext:value-type="string">
            <text:p>"Es geht hier nicht um ""Separatismus"" (so ähnlich werden von der Obrigkeit stets sogenannte Abweichler bezeichnet), sondern es geht einzig und allein um den Willen und das Recht der Menschen über sich selbst zu bestimmen. Ob man dies für vernünftig hält oder für ""dumm und rückschrittlich"", spielt überhaupt keine Rolle. Die Katalanen sollen dies entscheiden und sie sollen und werden selbstverständlich die Konsequenzen tragen. Wer Demokratie will, der muss mit Entscheidungen zu leben lernen, die ihm/ihr missfallen."</text:p>
          </table:table-cell>
          <table:table-cell office:value-type="string" calcext:value-type="string">
            <text:p>"This is not about ""separatism"" (so-called deviants are always called by the authorities), but it is all about the will and the right of the people to determine themselves over themselves. Whether you think this is reasonable or ""stupid and retrograde,"" does not matter at all. The Catalans should decide this and they should and will of course bear the consequences. Anyone who wants democracy must learn to live with decisions that displease him / her."</text:p>
          </table:table-cell>
          <table:table-cell office:value-type="string" calcext:value-type="string">
            <text:p>negative</text:p>
          </table:table-cell>
          <table:table-cell table:number-columns-repeated="1021"/>
        </table:table-row>
        <table:table-row table:style-name="ro40">
          <table:table-cell office:value-type="string" calcext:value-type="string">
            <text:p>absolut Eindeutig das Albert Einstein recht hatte mit der seiner Meinung das die dummheit der Menschen wohl Grenzenlos sein. Diese Dummköpfe lernen es wirklich nicht mehr. Anstatt sich zu freuen das es Ihnen gut geht ist nur Ihre Gier im Vordergrund. Ja nichts abgeben an andere. Die Menschen habe es längst Vergessen das es Ihnen vor nicht mal 60 Jahren da unten noch ziehmlich Mieß ging. Vielleicht sehen sich diese Herrschaften nach Francozeiten zurück wer weiß das schon. Wenn wir wirklich ein geeintes Europa wollen ist das abgeben an andere nur das kleinste was alle Lernen sollten. Es geht nur ein Miteinander und nicht Gegeneinander. Es hilft nur eines was den Menschen weh tut und Sie zur Vernunft bring, alle EU-Gelder für diesen Landstrich sofort streichen. Ist der Freßnapf erst mal weg kommen diese Herrschaften ganz schnell zu Vernunft. Das gleiche glit übrigens auch für den Rest der EU, da sind ja noch ein paar ewig gestrige. schönen Tag noch,</text:p>
          </table:table-cell>
          <table:table-cell office:value-type="string" calcext:value-type="string">
            <text:p>Absolutely unequivocal that Albert Einstein was right in his opinion that the stupidity of the people probably be limitless. These fools really do not learn it anymore. Instead of being happy that you're fine, only your greed is in the foreground. Yes, do not give anything to others. People have long forgotten that it was not even sixty years down there still downright crap. Maybe these gentlemen look back to Franco times who knows. If we really want a united Europe, giving it to others is just the smallest thing everyone should learn. It is only a togetherness and not against each other. It only helps one thing that hurts people and brings them to their senses, immediately erase all EU funds for this area. Once the feeding bowl is gone, these gentlemen quickly come to their senses. By the way, the same thing is glittering for the rest of the EU, there are a few yesterdays left. Have a good time,</text:p>
          </table:table-cell>
          <table:table-cell office:value-type="string" calcext:value-type="string">
            <text:p>negative</text:p>
          </table:table-cell>
          <table:table-cell table:number-columns-repeated="1021"/>
        </table:table-row>
        <table:table-row table:style-name="ro40">
          <table:table-cell office:value-type="string" calcext:value-type="string">
            <text:p>"Guten Abend Kraftfahrer, ja, Sie verstehen mich richtig. Woran mag das denn liegen, dass die Mehrheit nicht in der Lage ist, was Sie im zweiten Absatz beschreiben, haben Sie eine Erklärung dafür? Wenn Sie die Mehrheit für dumm halten, wie kann dann eine dumme Mehrheit die ""Geistvollen"" aussuchen, also eine intelligente, vernünftige Demokratie wählen. Kindern bringt man doch schon bei, was richtig und falsch ist, nur hält man sich selbst nicht dran. Selbstverständlich ist es von Vorteil wenn jemand in einer Katastrophenlage den Überblick behält, aber Sie wollen doch sicher nicht behaupten, dass ein Staatssystem eine solche ist? Ich, im Gegensatz zu Ihnen, halte die Menschen in der Lage sich selbst zu organisieren, dies können Sie jeden Tag sehen, wenn Sie die ""Politik"" mal außer Acht lassen, das ist gelebte Anarchie, die meisten kooperieren. Dies haben die Feudalherren vor ein paar Dekaden auch von der Demokratie behauptet."</text:p>
          </table:table-cell>
          <table:table-cell office:value-type="string" calcext:value-type="string">
            <text:p>"Good evening motorist, yes, you understand me correctly. Why is it that the majority is unable to do what you describe in the second paragraph, do you have an explanation for that? If you think the majority is stupid, how can a stupid majority choose the ""spiritual"", that is, choose a smart, rational democracy? Children teach you what is right and wrong, but you do not hold your own. Of course, it is advantageous if someone in a disaster situation keeps track, but you certainly do not want to claim that a state system is one? I, unlike you, think that people are able to organize themselves, as you can see every day, if you ignore the ""politics"", that is lived anarchy, most of them cooperate. The feudal lords have also claimed that by democracy a few decades ago."</text:p>
          </table:table-cell>
          <table:table-cell office:value-type="string" calcext:value-type="string">
            <text:p>negative</text:p>
          </table:table-cell>
          <table:table-cell table:number-columns-repeated="1021"/>
        </table:table-row>
        <table:table-row table:style-name="ro73">
          <table:table-cell office:value-type="string" calcext:value-type="string">
            <text:p>"ich gönne es Ihnen. Eine Deutschlehrerin beanstandete einen Satz in meiner Diplomarbeit, in dem ich schrieb, dass ""die Opiumalkaloide in einer verzweigten Kette aus einander gebildet werden"". Es müsse heißen, dass ""die Opiumalkaloide in einer verzweigten Kette auseinander gebildet werden"". Als ich ihr dann sagte, dass ein Alkaloid aus dem anderen gebildet wird, aus einander hier also auseinander geschrieben werden muss, erwiderte sie (eine Deutschlehrerin!), dass ich zu kompliziertes Deutsch schreibe. Die hat also für ihr eigenes Versagen die Verantwortung abgelehnt, obwohl ihr nicht der Kopf abgerissen worden wäre. Eine Lapalie; jeder, der als Führungsperson ausgebildet wird, lernt, dass man eigene Fehler eingestehen muss, wenn man nicht sein Ansehen riskieren will. In dieser ""Preislage"" kann ich Ihnen weit mehr Beispiele liefern. Alle Lapalien. Ebenso in ernsten Fällen, bis hin zur Verantwortlichkeit für Leben und Gesundheit Dritter gibt es sattsam Beispiele. Befassen Sie sich zur Not mit den Nürnberger Prozessen oder den Prozessen des Internationalen Strafgerichtshofes in Den Haag. Das sind alles ganz normale Menschen, die die ihnen nachgewiesene Verantwortung für ihr Tun abgestritten haben. Edel sei der Mensch, hilfreich und gut! ... (Goethe). ""Sei"", er möge es sein, nicht er ist es. Denn leider ist der Mensch weder edel noch hilfreich oder gut, auch wenn das wünschenswert ist. Und da sind wir dann auch bei der (Kinder)erziehung. Stellen Sie sich ruhig Ihr Armutszeugnis aus. ABER ich kann Ihnen sagen, dass ich immer durch eigenes Vorbild meine angeheirateten Kinder erzogen habe. Und ich habe es auch selbstverständlich unumwunden zugegeben, wenn ich im Irrtum war. Ich breche mir doch keinen Zacken aus der Krone, wenn ich einem 5-Jährigen sage, dass ich im Irrtum war und er recht hat. Ganz im Gegenteil, ich gewinne dadurch an Glaubwürdigkeit. Nun zur Gemeinschaft, gleich ob Familie, Gemeinde, ... UN. Damit dort nicht katastrophale Verhältnisse herrschen, sindordnende Hände bzw. Hirne unumgänglich. Wir haben die Wahl, ob wir ""Kraft seiner Gewalt"" oder ""Gewalt seiner Kraft"" in mehr oder weniger geordneten Verhältnissen leben. Das macht jetzt erst einmal den Unterschied aus verliehener Macht und Gewaltherrschaft aus. ""Gewalt seiner Kraft"" beschreibt aber auch eine ungeordnete Gesellschaft mit dem Recht des Stärkeren, die Revolverhelden des Wilden Westen z.B. Das ist nicht der Wunschfall, aber zweifellos ist es eine Form der Anarchie, eine entartete Form, aber dennoch Anarchie. Ich will die nicht! Und die Mehrheit unserer Mitmenschen ebenfalls nicht! Ich gehe bis zu diesem Punkt allerdings mit Ihnen mit: Do wat ju wullt, de Lüt schnack doch! (Tu was du willst, die Leute reden doch!) Aber keinen Schritt weiter, eben weil die Menschheit, so edel, klug und weise im Einzelnen, in der Masse doch dumm ist wie ein Brot. Anders lassen sich die Trumps, Orbáns, Erdogans, ... gar nicht erklären. Nur haben Demokratien den unbestreitbaren Vorteil, dass diesen Herrschaften das Ende ihrer Herrschaft qua Abwahl droht. Ist doch beruhigend!"</text:p>
          </table:table-cell>
          <table:table-cell office:value-type="string" calcext:value-type="string">
            <text:p>"I begrudge you. A German teacher complained of a sentence in my diploma thesis in which I wrote that ""the opium alkaloids are formed in a branched chain from each other"". It must be said that ""the opium alkaloids are formed in a branched chain apart"". When I told her that one alkaloid was formed from the other, so they had to be written apart from each other here, she replied (a German teacher!) That I am writing too complicated German. So she refused the responsibility for her own failure, even though her head had not been torn off. A lapalie; Everyone who is trained as a leader learns that you have to admit your own mistakes if you do not want to risk your reputation. In this ""price range"" I can provide you with far more examples. All Lapalia. Similarly, in serious cases, up to the responsibility for life and health of third parties, there are sattsam examples. When in need, deal with the Nuremberg Trials or the trials of the International Criminal Court in The Hague. These are all normal people who have denied their proven responsibility for their actions. ??Let man be noble, helpful and good! ... ?? (Goethe). ""Be,"" he may be, it is not him. Unfortunately, man is neither noble nor helpful or good, even if that is desirable. And there we are with the (children) education. Imagine your indictment. BUT I can tell you that I have always educated by my own example my married children. And, of course, I frankly admitted it when I was wrong. I'm not going to break the crown when I tell a 5-year-old that I'm wrong and that he's right. On the contrary, I gain credibility. Now to the community, whether family, community, ... UN. So that there are not catastrophic conditions, orderly hands or brains are unavoidable. We have the choice whether we live ""force of its power"" or ""force of its power"" in more or less ordered circumstances. That's what makes the difference between granted power and tyranny. But ""force of force"" also describes a disorderly society with the right of the fittest, the gunfighters of the Wild West, for example. This is not the case, but it is undoubtedly a form of anarchy, a degenerate form, but nevertheless anarchy. I do not want them! And the majority of our fellow humans also not! However, I go with you to this point: Do wat ju wullt, de Lüt schnack doch! (Do what you want, people are talking!) But do not go one step further, because humanity, noble, wise and wise in detail, is stupid in the masses, like a loaf of bread. Otherwise the Trumps, Orbans, Erdogans, ... can not be explained. Only democracies have the undeniable advantage that these gentlemen threaten the end of their rule qua deselection. It's soothing!"</text:p>
          </table:table-cell>
          <table:table-cell office:value-type="string" calcext:value-type="string">
            <text:p>negative</text:p>
          </table:table-cell>
          <table:table-cell table:number-columns-repeated="1021"/>
        </table:table-row>
        <table:table-row table:style-name="ro73">
          <table:table-cell office:value-type="string" calcext:value-type="string">
            <text:p>"ich gönne es Ihnen. Eine Deutschlehrerin beanstandete einen Satz in meiner Diplomarbeit, in dem ich schrieb, dass ""die Opiumalkaloide in einer verzweigten Kette aus einander gebildet werden"". Es müsse heißen, dass ""die Opiumalkaloide in einer verzweigten Kette auseinander gebildet werden"". Als ich ihr dann sagte, dass ein Alkaloid aus dem anderen gebildet wird, aus einander hier also auseinander geschrieben werden muss, erwiderte sie (eine Deutschlehrerin!), dass ich zu kompliziertes Deutsch schreibe. Die hat also für ihr eigenes Versagen die Verantwortung abgelehnt, obwohl ihr nicht der Kopf abgerissen worden wäre. Eine Lapalie; jeder, der als Führungsperson ausgebildet wird, lernt, dass man eigene Fehler eingestehen muss, wenn man nicht sein Ansehen riskieren will. In dieser ""Preislage"" kann ich Ihnen weit mehr Beispiele liefern. Alle Lapalien. Ebenso in ernsten Fällen, bis hin zur Verantwortlichkeit für Leben und Gesundheit Dritter gibt es sattsam Beispiele. Befassen Sie sich zur Not mit den Nürnberger Prozessen oder den Prozessen des Internationalen Strafgerichtshofes in Den Haag. Das sind alles ganz normale Menschen, die die ihnen nachgewiesene Verantwortung für ihr Tun abgestritten haben. Edel sei der Mensch, hilfreich und gut! ... (Goethe). ""Sei"", er möge es sein, nicht er ist es. Denn leider ist der Mensch weder edel noch hilfreich oder gut, auch wenn das wünschenswert ist. Und da sind wir dann auch bei der (Kinder)erziehung. Stellen Sie sich ruhig Ihr Armutszeugnis aus. ABER ich kann Ihnen sagen, dass ich immer durch eigenes Vorbild meine angeheirateten Kinder erzogen habe. Und ich habe es auch selbstverständlich unumwunden zugegeben, wenn ich im Irrtum war. Ich breche mir doch keinen Zacken aus der Krone, wenn ich einem 5-Jährigen sage, dass ich im Irrtum war und er recht hat. Ganz im Gegenteil, ich gewinne dadurch an Glaubwürdigkeit. Nun zur Gemeinschaft, gleich ob Familie, Gemeinde, ... UN. Damit dort nicht katastrophale Verhältnisse herrschen, sindordnende Hände bzw. Hirne unumgänglich. Wir haben die Wahl, ob wir ""Kraft seiner Gewalt"" oder ""Gewalt seiner Kraft"" in mehr oder weniger geordneten Verhältnissen leben. Das macht jetzt erst einmal den Unterschied aus verliehener Macht und Gewaltherrschaft aus. ""Gewalt seiner Kraft"" beschreibt aber auch eine ungeordnete Gesellschaft mit dem Recht des Stärkeren, die Revolverhelden des Wilden Westen z.B. Das ist nicht der Wunschfall, aber zweifellos ist es eine Form der Anarchie, eine entartete Form, aber dennoch Anarchie. Ich will die nicht! Und die Mehrheit unserer Mitmenschen ebenfalls nicht! Ich gehe bis zu diesem Punkt allerdings mit Ihnen mit: Do wat ju wullt, de Lüt schnack doch! (Tu was du willst, die Leute reden doch!) Aber keinen Schritt weiter, eben weil die Menschheit, so edel, klug und weise im Einzelnen, in der Masse doch dumm ist wie ein Brot. Anders lassen sich die Trumps, Orbáns, Erdogans, ... gar nicht erklären. Nur haben Demokratien den unbestreitbaren Vorteil, dass diesen Herrschaften das Ende ihrer Herrschaft qua Abwahl droht. Ist doch beruhigend!"</text:p>
          </table:table-cell>
          <table:table-cell office:value-type="string" calcext:value-type="string">
            <text:p>"I begrudge you. A German teacher complained of a sentence in my diploma thesis in which I wrote that ""the opium alkaloids are formed in a branched chain from each other"". It must be said that ""the opium alkaloids are formed in a branched chain apart"". When I told her that one alkaloid was formed from the other, so they had to be written apart from each other here, she replied (a German teacher!) That I am writing too complicated German. So she refused the responsibility for her own failure, even though her head had not been torn off. A lapalie; Everyone who is trained as a leader learns that you have to admit your own mistakes if you do not want to risk your reputation. In this ""price range"" I can provide you with far more examples. All Lapalia. Similarly, in serious cases, up to the responsibility for life and health of third parties, there are sattsam examples. When in need, deal with the Nuremberg Trials or the trials of the International Criminal Court in The Hague. These are all normal people who have denied their proven responsibility for their actions. ??Let man be noble, helpful and good! ... ?? (Goethe). ""Be,"" he may be, it is not him. Unfortunately, man is neither noble nor helpful or good, even if that is desirable. And there we are with the (children) education. Imagine your indictment. BUT I can tell you that I have always educated by my own example my married children. And, of course, I frankly admitted it when I was wrong. I'm not going to break the crown when I tell a 5-year-old that I'm wrong and that he's right. On the contrary, I gain credibility. Now to the community, whether family, community, ... UN. So that there are not catastrophic conditions, orderly hands or brains are unavoidable. We have the choice whether we live ""force of its power"" or ""force of its power"" in more or less ordered circumstances. That's what makes the difference between granted power and tyranny. But ""force of force"" also describes a disorderly society with the right of the fittest, the gunfighters of the Wild West, for example. This is not the case, but it is undoubtedly a form of anarchy, a degenerate form, but nevertheless anarchy. I do not want them! And the majority of our fellow humans also not! However, I go with you to this point: Do wat ju wullt, de Lüt schnack doch! (Do what you want, people are talking!) But do not go one step further, because humanity, noble, wise and wise in detail, is stupid in the masses, like a loaf of bread. Otherwise the Trumps, Orbans, Erdogans, ... can not be explained. Only democracies have the undeniable advantage that these gentlemen threaten the end of their rule qua deselection. It's soothing!"</text:p>
          </table:table-cell>
          <table:table-cell office:value-type="string" calcext:value-type="string">
            <text:p>negative</text:p>
          </table:table-cell>
          <table:table-cell table:number-columns-repeated="1021"/>
        </table:table-row>
        <table:table-row table:style-name="ro73">
          <table:table-cell office:value-type="string" calcext:value-type="string">
            <text:p>"Eine Deutschlehrerin beanstandete einen Satz in meiner Diplomarbeit, in dem ich schrieb, dass ""die Opiumalkaloide in einer verzweigten Kette aus einander gebildet werden"". Es müsse heißen, dass ""die Opiumalkaloide in einer verzweigten Kette auseinander gebildet werden"". Als ich ihr dann sagte, dass ein Alkaloid aus dem anderen gebildet wird, aus einander hier also auseinander geschrieben werden muss, erwiderte sie (eine Deutschlehrerin!), dass ich zu kompliziertes Deutsch schreibe. Die hat also für ihr eigenes Versagen die Verantwortung abgelehnt, obwohl ihr nicht der Kopf abgerissen worden wäre. Eine Lapalie; jeder, der als Führungsperson ausgebildet wird, lernt, dass man eigene Fehler eingestehen muss, wenn man nicht sein Ansehen riskieren will. In dieser ""Preislage"" kann ich Ihnen weit mehr Beispiele liefern. Alle Lapalien. Ebenso in ernsten Fällen, bis hin zur Verantwortlichkeit für Leben und Gesundheit Dritter gibt es sattsam Beispiele. Befassen Sie sich zur Not mit den Nürnberger Prozessen oder den Prozessen des Internationalen Strafgerichtshofes in Den Haag. Das sind alles ganz normale Menschen, die die ihnen nachgewiesene Verantwortung für ihr Tun abgestritten haben. Edel sei der Mensch, hilfreich und gut! ... (Goethe). ""Sei"", er möge es sein, nicht er ist es. Denn leider ist der Mensch weder edel noch hilfreich oder gut, auch wenn das wünschenswert ist. Und da sind wir dann auch bei der (Kinder)erziehung. Stellen Sie sich ruhig Ihr Armutszeugnis aus. ABER ich kann Ihnen sagen, dass ich immer durch eigenes Vorbild meine angeheirateten Kinder erzogen habe. Und ich habe es auch selbstverständlich unumwunden zugegeben, wenn ich im Irrtum war. Ich breche mir doch keinen Zacken aus der Krone, wenn ich einem 5-Jährigen sage, dass ich im Irrtum war und er recht hat. Ganz im Gegenteil, ich gewinne dadurch an Glaubwürdigkeit. Nun zur Gemeinschaft, gleich ob Familie, Gemeinde, ... UN. Damit dort nicht katastrophale Verhältnisse herrschen, sindordnende Hände bzw. Hirne unumgänglich. Wir haben die Wahl, ob wir ""Kraft seiner Gewalt"" oder ""Gewalt seiner Kraft"" in mehr oder weniger geordneten Verhältnissen leben. Das macht jetzt erst einmal den Unterschied aus verliehener Macht und Gewaltherrschaft aus. ""Gewalt seiner Kraft"" beschreibt aber auch eine ungeordnete Gesellschaft mit dem Recht des Stärkeren, die Revolverhelden des Wilden Westen z.B. Das ist nicht der Wunschfall, aber zweifellos ist es eine Form der Anarchie, eine entartete Form, aber dennoch Anarchie. Ich will die nicht! Und die Mehrheit unserer Mitmenschen ebenfalls nicht! Ich gehe bis zu diesem Punkt allerdings mit Ihnen mit: Do wat ju wullt, de Lüt schnack doch! (Tu was du willst, die Leute reden doch!) Aber keinen Schritt weiter, eben weil die Menschheit, so edel, klug und weise im Einzelnen, in der Masse doch dumm ist wie ein Brot. Anders lassen sich die Trumps, Orbáns, Erdogans, ... gar nicht erklären. Nur haben Demokratien den unbestreitbaren Vorteil, dass diesen Herrschaften das Ende ihrer Herrschaft qua Abwahl droht. Ist doch beruhigend!"</text:p>
          </table:table-cell>
          <table:table-cell office:value-type="string" calcext:value-type="string">
            <text:p>"A German teacher complained of a sentence in my diploma thesis in which I wrote that ""the opium alkaloids are formed in a branched chain from each other"". It must be said that ""the opium alkaloids are formed in a branched chain apart"". When I told her that one alkaloid was formed from the other, so they had to be written apart from each other here, she replied (a German teacher!) That I am writing too complicated German. So she refused the responsibility for her own failure, even though her head had not been torn off. A lapalie; Everyone who is trained as a leader learns that you have to admit your own mistakes if you do not want to risk your reputation. In this ""price range"" I can provide you with far more examples. All Lapalia. Similarly, in serious cases, up to the responsibility for life and health of third parties, there are sattsam examples. When in need, deal with the Nuremberg Trials or the trials of the International Criminal Court in The Hague. These are all normal people who have denied their proven responsibility for their actions. ??Let man be noble, helpful and good! ... ?? (Goethe). ""Be,"" he may be, it is not him. Unfortunately, man is neither noble nor helpful or good, even if that is desirable. And there we are with the (children) education. Imagine your indictment. BUT I can tell you that I have always educated by my own example my married children. And, of course, I frankly admitted it when I was wrong. I'm not going to break the crown when I tell a 5-year-old that I'm wrong and that he's right. On the contrary, I gain credibility. Now to the community, whether family, community, ... UN. So that there are not catastrophic conditions, orderly hands or brains are unavoidable. We have the choice whether we live ""force of its power"" or ""force of its power"" in more or less ordered circumstances. That's what makes the difference between granted power and tyranny. But ""force of force"" also describes a disorderly society with the right of the fittest, the gunfighters of the Wild West, for example. This is not the case, but it is undoubtedly a form of anarchy, a degenerate form, but nevertheless anarchy. I do not want them! And the majority of our fellow humans also not! However, I go with you to this point: Do wat ju wullt, de Lüt schnack doch! (Do what you want, people are talking!) But do not go one step further, because humanity, noble, wise and wise in detail, is stupid in the masses, like a loaf of bread. Otherwise the Trumps, Orbans, Erdogans, ... can not be explained. Only democracies have the undeniable advantage that these gentlemen threaten the end of their rule qua deselection. It's soothing!"</text:p>
          </table:table-cell>
          <table:table-cell office:value-type="string" calcext:value-type="string">
            <text:p>negative</text:p>
          </table:table-cell>
          <table:table-cell table:number-columns-repeated="1021"/>
        </table:table-row>
        <table:table-row table:style-name="ro35">
          <table:table-cell office:value-type="string" calcext:value-type="string">
            <text:p>"Die Frage kann ich Ihnen beantworten. Die Amis schwafeln dauernd von Gott, von Moral, ja sie versteigen sich sogar zu der überheblichen und dummen Aussage ""Gods own Country"" zu sein. Damit liegt die moralische Meßlatte sehr hoch. Daran müssen sie sich messen lassen."</text:p>
          </table:table-cell>
          <table:table-cell office:value-type="string" calcext:value-type="string">
            <text:p>"I can answer that question. The Americans are constantly chattering about God, about morality, they even get to be the arrogant and stupid statement ""God's own Country"". Thus the moral standard is very high. They have to be measured by that."</text:p>
          </table:table-cell>
          <table:table-cell office:value-type="string" calcext:value-type="string">
            <text:p>negative</text:p>
          </table:table-cell>
          <table:table-cell table:number-columns-repeated="1021"/>
        </table:table-row>
        <table:table-row table:style-name="ro18">
          <table:table-cell office:value-type="string" calcext:value-type="string">
            <text:p>Würde Merkel wirklich die Zukunft Deutschlands am Herzen liegen, würde sie aktiv die Auflösung der Union und damit die Trennung von der CSU herbeiführen. Die 6 prozentige Regionalpartei nervt und nimmt mit, ihrem anachronistischen Gedankengut, Deutschland in Geiselhaft. Als nächstes würde Merkel eine konzertierte Zukunftsstrategie für Deutschland entwickeln und mit ihren Konzepten werben. Aber: Nur hohles Geblubber und dummes Phrasendreschen von Merkel.</text:p>
          </table:table-cell>
          <table:table-cell office:value-type="string" calcext:value-type="string">
            <text:p>If Merkel really cared about the future of Germany, she would actively bring about the dissolution of the Union and thus the separation from the CSU. The 6 percent regional party is annoying and takes hostage, their anachronistic ideology, Germany in hostage. Next Merkel would develop a concerted future strategy for Germany and advertise her concepts. But: Only hollow bubbling and stupid phrase thrashing Merkel.</text:p>
          </table:table-cell>
          <table:table-cell office:value-type="string" calcext:value-type="string">
            <text:p>negative</text:p>
          </table:table-cell>
          <table:table-cell table:number-columns-repeated="1021"/>
        </table:table-row>
        <table:table-row table:style-name="ro16">
          <table:table-cell office:value-type="string" calcext:value-type="string">
            <text:p>jetzt müssten die Amerikaner handeln und diesen verkappten Sandkasten-Rowdie von diesem Knöpchen wegholen. Wer bis jetzt noch nicht glaubte, dass Trump gefährlich ist, der hat es mit dieser Aussage nochmals bestätigt bekommen. Er ist dumm und gefährlich, ein fiese Kombination, die man auf jeden Fall stoppen muss.</text:p>
          </table:table-cell>
          <table:table-cell office:value-type="string" calcext:value-type="string">
            <text:p>now the Americans would have to act and get that disguised sandbox rowdie away from this knuckle. If you have not believed that Trump is dangerous, you have confirmed it again with this statement. He is stupid and dangerous, a nasty combination that you definitely have to stop.</text:p>
          </table:table-cell>
          <table:table-cell office:value-type="string" calcext:value-type="string">
            <text:p>negative</text:p>
          </table:table-cell>
          <table:table-cell table:number-columns-repeated="1021"/>
        </table:table-row>
        <table:table-row table:style-name="ro27">
          <table:table-cell office:value-type="string" calcext:value-type="string">
            <text:p>Ich weiß nicht, welcher der beiden Typen mehr durchgeknallt ist. Netter kann man das Verhalten bei diesem Längenvergleich nicht bezeichnen. -- Wenn die eines nicht machen oder auch nicht können: Daran denken, welche Konsequenzen ihr grenzenlos dummes (angedrohte) Verhalten haben kann.</text:p>
          </table:table-cell>
          <table:table-cell office:value-type="string" calcext:value-type="string">
            <text:p>I do not know which of the two guys is more crazy. Nicer one can not designate the behavior with this length comparison. - If they can not or can not do one thing: Think about the consequences their boundlessly stupid (threatened) behavior can have.</text:p>
          </table:table-cell>
          <table:table-cell office:value-type="string" calcext:value-type="string">
            <text:p>negative</text:p>
          </table:table-cell>
          <table:table-cell table:number-columns-repeated="1021"/>
        </table:table-row>
        <table:table-row table:style-name="ro19">
          <table:table-cell office:value-type="string" calcext:value-type="string">
            <text:p>"Trump ist nicht dumm. Er ist engstirnig und borniert, eine schwierige Kombination, die aber mit Intelligenz erst mal nichts zu tun hat. Dumme Menschen sind meist harmlos, weil sie ihre Ziele nicht erreichen; Trump ist immerhin POTUS geworden, das schafft keiner mit dem IQ von abgelaufenem Frischkäse. Ich gebe Ihnen Recht, der Mann ist gefährlich. Wir können nur hoffen, dass er noch nicht zu viele bedachte Menschen zwischen ihm und dem Waffenarsenal ausgetauscht hat (denn den ""roten Knopf"" gibt es nur in Hollywood). Kim ist alles andere als dumm, er hat seine Ziele sehr clever verfolgt und kriegt jetzt was er will. Für sonderlich gefährlich halte ich ihn (aus unserer Sicht) nicht. Südkorea, China und wahrscheinlich Russland werden die Situation ohne die USA nach und nach entschärfen. Das Einzige, was daran wirklich übel schief gehen kann, ist Aktionismus seitens Trump. Kim wird sich mit allen Mitteln verteidigen und er wird jeden Angriff auf sich als Angriff auf sein Land werten; aber er wird nicht angreifen."</text:p>
          </table:table-cell>
          <table:table-cell office:value-type="string" calcext:value-type="string">
            <text:p>"Trump is not stupid. He is narrow-minded and narrow-minded, a difficult combination that has nothing to do with intelligence at first. Stupid people are usually harmless because they do not reach their goals; After all, Trump has become a POTUS, nobody can do that with the IQ of expired cream cheese. I agree with you, the man is dangerous. We can only hope that he has not exchanged too many thoughtful people between him and the arsenal (because the ""red button"" is only available in Hollywood). Kim is anything but stupid, he has pursued his goals very clever and now gets what he wants. For particularly dangerous I do not think him (in our view). South Korea, China and probably Russia will gradually ease the situation without the US. The only thing that can really go wrong is Trump's actionism. Kim will defend himself by all means and he will judge any attack on himself as an attack on his country; but he will not attack."</text:p>
          </table:table-cell>
          <table:table-cell office:value-type="string" calcext:value-type="string">
            <text:p>negative</text:p>
          </table:table-cell>
          <table:table-cell table:number-columns-repeated="1021"/>
        </table:table-row>
        <table:table-row table:style-name="ro18">
          <table:table-cell office:value-type="string" calcext:value-type="string">
            <text:p>Ich glaube, Sie überschätzen die Medienunterstützung. In der DDR hatte die SED 100% Medienunterstützung und ist bei Wahlen massiv gescheitert. Die AfD hat 0% Medienunterstützung und ist drittstärkste Partei geworden. Es gibt doch linke Medien, vom Neuen Deutschland über FR bis zur TAZ. Nur will niemand so etwas lesen. Klar stützen die Mainstreammedien die Mainstreamparteien. Aber auf Dauer lassen sich die Menschen nicht für dumm verkaufen. Sogar in Deutschland nicht</text:p>
          </table:table-cell>
          <table:table-cell office:value-type="string" calcext:value-type="string">
            <text:p>I think you overestimate the media support. In the GDR, the SED had 100% media support and massively failed in elections. The AfD has 0% media support and has become the third largest party. After all, there are leftist media, from the New Germany via FR to the TAZ. Only nobody wants to read something like that. Clearly, the mainstream media support the mainstream parties. But in the long run people do not let themselves be stupid. Not even in Germany</text:p>
          </table:table-cell>
          <table:table-cell office:value-type="string" calcext:value-type="string">
            <text:p>negative</text:p>
          </table:table-cell>
          <table:table-cell table:number-columns-repeated="1021"/>
        </table:table-row>
        <table:table-row table:style-name="ro10">
          <table:table-cell office:value-type="string" calcext:value-type="string">
            <text:p>"Die AfD hat 0% Medienunterstützung? Hahaha, guter Witz. Der Springer-Verlag macht seit mindestens 2016 massivst Wahlkampf für die AfD. Und was nun das ""für dumm verkaufen"" angeht: Niemand in diesem Land wird so gründlich für dumm verkauft, wie Leute die AfD wählen. Die 50er des letzten Jahrhunderts kann nun mal niemand zurückbringen, egal was man tut. Ähnliches gilt natürlich auch für den Teil der AfD-Anhänger, die sich noch weiter in die Vergangnheit zurücksehnen."</text:p>
          </table:table-cell>
          <table:table-cell office:value-type="string" calcext:value-type="string">
            <text:p>"The AfD has 0% media support? Hahaha, good joke. Springer-Verlag has been making massive election campaigns for the AfD since at least 2016. And as for the ""sell for stupid"": Nobody in this country is sold as stupid as people choose the AfD. Nobody can bring back the 50s of the last century, no matter what you do. The same applies, of course, to the part of the AfD supporters who long to go back even further into the past."</text:p>
          </table:table-cell>
          <table:table-cell office:value-type="string" calcext:value-type="string">
            <text:p>negative</text:p>
          </table:table-cell>
          <table:table-cell table:number-columns-repeated="1021"/>
        </table:table-row>
        <table:table-row table:style-name="ro39">
          <table:table-cell office:value-type="string" calcext:value-type="string">
            <text:p>hier nicht, dass diese Angriffe Trumps und auch seiner Anhängerschaft auf die Justiz mehr als bedenklich ist. Da ist dann der Unterschied zu Staaten wie Russland wirklich nicht mehr weit. Und es muss schon was dran sein, dass je mehr der Sonderermittler in die Nähe Trumps kommt der unruhiger wird. Wenn er so ein gutes Gewissen hat wie er immer behauptet, dann könnte er doch ganz ruhig alles abwarten. Oder geht die Verschwörungstheorie doch schon so weit, dass nur er und seine Anhänger die Wahrheit wissen, schon dumm wenn man nur von Feinden umgeben ist, und die Justiz ohne Skrupel den obersten im Staat abservieren will. Aber vielleicht ist auch die Erde wirklich eine Scheibe, und alle Wissenschaftler wollen nur die Bevölkerung aus welchen Gründen auch immer, dumm halten.</text:p>
          </table:table-cell>
          <table:table-cell office:value-type="string" calcext:value-type="string">
            <text:p>not here that these attacks by Trump and his followers to the judiciary is more than questionable. Then the difference to countries like Russia really is not far away anymore. And it must be true that the more the special investigator comes near Trump, the more restless. If he has such a good conscience as he always claims, then he could quite wait and see. Or does the conspiracy theory go so far that only he and his followers know the truth, stupid even if one is surrounded only by enemies, and the judiciary without scruples wants to dump the highest in the state. But maybe the Earth is really a disc, and all scientists just want to keep the population stupid for whatever reason.</text:p>
          </table:table-cell>
          <table:table-cell office:value-type="string" calcext:value-type="string">
            <text:p>negative</text:p>
          </table:table-cell>
          <table:table-cell table:number-columns-repeated="1021"/>
        </table:table-row>
        <table:table-row table:style-name="ro27">
          <table:table-cell office:value-type="string" calcext:value-type="string">
            <text:p>"Wenn Sie meinen Beitrag sorgfältig lesen, werden Sie feststellen, dass ich Trump weder huldige, noch als ""Held"" oder ""Saubermann"" bezeichne oder darstelle. Das ist er ebensowenig wie es irgend ein x-beliebiger anderer US-Politiker ist. Es wäre halt nur verfehlt, ihn für dumm zu halten, nur weil er unkonventionell ist."</text:p>
          </table:table-cell>
          <table:table-cell office:value-type="string" calcext:value-type="string">
            <text:p>"If you read my article carefully, you will find that I neither pay homage to Trump, nor describe or portray it as a ""hero"" or ""clean man."" He is no more than any other US politician. It would just be wrong to think he was stupid just because he is unconventional."</text:p>
          </table:table-cell>
          <table:table-cell office:value-type="string" calcext:value-type="string">
            <text:p>negative</text:p>
          </table:table-cell>
          <table:table-cell table:number-columns-repeated="1021"/>
        </table:table-row>
        <table:table-row table:style-name="ro18">
          <table:table-cell office:value-type="string" calcext:value-type="string">
            <text:p>Wenn ich mich recht erinnere, hat Trump im Wahlkampf nicht viel mehr getan, als jeden Gegener nach Kräften zu beleidigen und zu diffamieren, zu Lügen was das Zeug hält, und die plattesten Platitüden zu produzieren, die möglich sind. Trumps Sieg zeigt sicher vieles. Die Degeneration der politischen Klasse in den USA, die Diktatur des Neoliberalismus, das Desaster bezüglich der politischen Bildung, etc. pp. Das dieser Döspaddel clever (oder auch nur nicht dumm) ist, hat es aber IMHO nicht gezeigt</text:p>
          </table:table-cell>
          <table:table-cell office:value-type="string" calcext:value-type="string">
            <text:p>If I recall correctly, Trump did not do much more in the election campaign than offend and slander each and every one of the opponents, lie to them, and produce the flattest platitudes possible. Trump's victory certainly shows a lot. The degeneration of the political class in the US, the dictatorship of neo-liberalism, the disaster concerning political education, etc. pp. That this Döspaddel is clever (or just not stupid), but it has not shown IMHO</text:p>
          </table:table-cell>
          <table:table-cell office:value-type="string" calcext:value-type="string">
            <text:p>negative</text:p>
          </table:table-cell>
          <table:table-cell table:number-columns-repeated="1021"/>
        </table:table-row>
        <table:table-row table:style-name="ro47">
          <table:table-cell office:value-type="string" calcext:value-type="string">
            <text:p>"Das ist ein ganz wichtiger Punkt, höflich sein, das kommt nämlich von höfisch und schon am Hof war formvollendetes Kriechertum das oberste Gebot. Einfach mal so etwas kritisieren, sich mal Luft machen, zack: Dumm! Immerhin kostet so was heute nicht mehr gleich das Leben, höchstens ist mal ein wenig Pranger angesagt (von Storch ich hör dir trapsen). Das grenzt auch schon mal so 80% der Bevölkerung aus welche die Kunst des nicht gesagt Gesagten nicht so gut beherrscht. Ich finde Demokratie muss auch die Provokation mal aushalten ja sie muss sich ihr sogar mal stellen wenn sich die oberen Kreise nicht in eine Scheinwelt verabschieden wollen... aber na ja... ""wollen"" ist eigentlich auch zu höflich formuliert. Nicht das dieses Modell nicht ebenfalls funktionieren würde, 0,01% vs. 99,99% hat im Mittelalter auch prächtig funktioniert, war halt nur (auch) keine Demokratie. Lustiger weise ist dies der zweite maßgebliche Punkt über den sich die Möchtegerneliten an Trump stören, der sagt/twittert halt was er denkt und sie haben nichts besseres zu tun als ihren Unmut darüber allen mitzuteilen und wer diese Sichtweise nicht teilt ist auch schon wieder dumm, das dürfte Trump bei seinem Wahlkampf schon maßgeblich geholfen haben, nicht nur bei den wirklich bzw. laut Klischee Dummen. Das hat man ja auch erst später herausgefunden, das nicht nur die Armen/Dummen (Klischee :-) ihn gewählt haben. Kritik an seiner (Trumps) Politik an sich kommt erst an dritter Stelle und wird viel kontroverser diskutiert, je nachdem für wie elitär sich der Einzelne hält."</text:p>
          </table:table-cell>
          <table:table-cell office:value-type="string" calcext:value-type="string">
            <text:p>"This is a very important point, to be polite, that comes from courtly and already at the court perfect form of crawling was the top priority. Just criticize something, take a breath, zack: stupid! After all, it does not cost the same life today, at most a little pillory is announced (from stork I hear you trapse). This is sometimes the limit of 80% of the population who does not master the art of what is said. I think democracy also has to endure the provocation, yes, she even has to face her if the upper circles do not want to say goodbye to a false world ... but well ... ""actually"" is too polite. Not that this model would not work as well, 0.01% vs. 99.99% has also worked splendidly in the Middle Ages, just was (also) not a democracy. Funny way, this is the second crucial point that the would-be elites are bothering Trump, who says / tweets what he thinks and they have nothing better to do than tell their displeasure about it all and who does not share this view is stupid again, that should have helped Trump in his election campaign significantly, not only in the really or cliché loud stupid. It was only later discovered that not only the poor / stupid (cliché :-) have chosen him. Criticism of his (Trump's) policy in itself comes in third place and is discussed much more controversial, depending on how elitist the individual holds."</text:p>
          </table:table-cell>
          <table:table-cell office:value-type="string" calcext:value-type="string">
            <text:p>negative</text:p>
          </table:table-cell>
          <table:table-cell table:number-columns-repeated="1021"/>
        </table:table-row>
        <table:table-row table:style-name="ro21">
          <table:table-cell office:value-type="string" calcext:value-type="string">
            <text:p>"Besonders leider von den Europäern, darunter auch viele Medien sehen in Rohani immer einen lieben Dalai Lama. Dabei werden seit seiner Amtszeit weiterhin fast täglich Menschen aufgehangen. Der ist nur nicht so dumm wie sein Vorgänger und kann sich besser verkaufen. Das ganze Regime hat keine Daseinsberechtigung. Eine Schande, dass nach der Aufhebung einiger Sanktionen gegen dem Iran, der Außenminister als das erste Land beim Regime war um Geschäfte zu machen. Und eine Schande, dass dieselbe Person den iranischen Milizen zum ""Sieg"" in Kirkuk gratuliert hat. Der und seine EU machen sich jetzt sorgen um die ganzen Geschäfte mit dem Terror-Regime."</text:p>
          </table:table-cell>
          <table:table-cell office:value-type="string" calcext:value-type="string">
            <text:p>"Especially among the Europeans, including many media in Rohani always see a dear Dalai Lama. At the same time, people have been hanged almost daily since his term in office. He's just not as stupid as his predecessor and can sell himself better. The whole regime has no raison d'être. A shame that after the lifting of some sanctions against Iran, the foreign minister was considered the first country in the regime to do business. And a shame that the same person congratulated the Iranian militia on the ""victory"" in Kirkuk. He and his EU are now worried about the whole dealings with the terror regime."</text:p>
          </table:table-cell>
          <table:table-cell office:value-type="string" calcext:value-type="string">
            <text:p>negative</text:p>
          </table:table-cell>
          <table:table-cell table:number-columns-repeated="1021"/>
        </table:table-row>
        <table:table-row table:style-name="ro29">
          <table:table-cell office:value-type="string" calcext:value-type="string">
            <text:p>"Richtig. Das lächerliche Gerangel zwischen den sogenannten ""liberalen"" Mullahs und den ""Konservativen"", die den militärischen und industriellen Komplex der Revolutionswächter auf ihrer Seite haben, ist eine ""good-cop-bad-cop-Aufführung"" zum Zweck der Volksverdummung. Im Iran scheint das Theater seit 2009 nicht mehr zu verfangen, in der deutschen Presse schon eher."</text:p>
          </table:table-cell>
          <table:table-cell office:value-type="string" calcext:value-type="string">
            <text:p>"Correct. The ridiculous wrangling between the so-called ""liberal"" mullahs and the ""conservatives"", who have the military and industrial complex of the Revolutionary Guards on their side, is a ""good-cop bad cop performance"" for the purpose of popular stupidity. In Iran, the theater seems no longer caught since 2009, in the German press already rather."</text:p>
          </table:table-cell>
          <table:table-cell office:value-type="string" calcext:value-type="string">
            <text:p>negative</text:p>
          </table:table-cell>
          <table:table-cell table:number-columns-repeated="1021"/>
        </table:table-row>
        <table:table-row table:style-name="ro27">
          <table:table-cell office:value-type="string" calcext:value-type="string">
            <text:p>Dass da außer den Amis noch keiner drauf gekommen ist! Für wie dumm halten Sie eigentlich Ihre Adressaten? :-) Handelsblatt 2009: http://www.handelsblatt.com/unternehmen/industrie/lizenzenversteigerung-us-oelkonzerne-gehen-im-irak-leer-aus/3326068.html</text:p>
          </table:table-cell>
          <table:table-cell office:value-type="string" calcext:value-type="string">
            <text:p>That there is no one except the Americans! How stupid do you think your addressees are? :-) Handelsblatt 2009: http://www.handelsblatt.com/unternehmen/industrie/lizenzenversteigerung-us-oelkonzerne-gehen-im-irak-leer-aus/3326068.html</text:p>
          </table:table-cell>
          <table:table-cell office:value-type="string" calcext:value-type="string">
            <text:p>negative</text:p>
          </table:table-cell>
          <table:table-cell table:number-columns-repeated="1021"/>
        </table:table-row>
        <table:table-row table:style-name="ro57">
          <table:table-cell office:value-type="string" calcext:value-type="string">
            <text:p>Hätten Sie den von Ihnen zitierten Artikel bis zu Ende gelesen, hätten Sie sich das mit dem dumm wahrscheinlich gespart.</text:p>
          </table:table-cell>
          <table:table-cell office:value-type="string" calcext:value-type="string">
            <text:p>If you had read the article you quoted to the end, you would probably have saved the stupid.</text:p>
          </table:table-cell>
          <table:table-cell office:value-type="string" calcext:value-type="string">
            <text:p>negative</text:p>
          </table:table-cell>
          <table:table-cell table:number-columns-repeated="1021"/>
        </table:table-row>
        <table:table-row table:style-name="ro30">
          <table:table-cell office:value-type="string" calcext:value-type="string">
            <text:p>Niemand behauptet, dass Demokratie immer zu guten Beschlüssen führt, aber nennen Sie mir eine andere Staatsform, wo man seine dummen Herrscher auf unblutige Weise wieder los wird.</text:p>
          </table:table-cell>
          <table:table-cell office:value-type="string" calcext:value-type="string">
            <text:p>No one claims that democracy always leads to good decisions, but tell me another form of government where you rid your stupid rulers in a bloodless way.</text:p>
          </table:table-cell>
          <table:table-cell office:value-type="string" calcext:value-type="string">
            <text:p>negative</text:p>
          </table:table-cell>
          <table:table-cell table:number-columns-repeated="1021"/>
        </table:table-row>
        <table:table-row table:style-name="ro12">
          <table:table-cell office:value-type="string" calcext:value-type="string">
            <text:p>"Ein weiterer Beitrag zur allgemeinen Volksverdummung! "" Mit Material von dpa, AFP und Reuters"" bedeutet nichts anderes als vom Big Brother freigegebenes Material zu veröffentlichen. Schade, dass SPON hier wieder mal keine eigene Meinung hat. Die Anzeichen von deutlichen Regime Change Aktionen sind aber so klar, dass die Iraner hoffentlich nicht darauf reinfallen wie die Libyer und Syrer zuvor, hoffentlich."</text:p>
          </table:table-cell>
          <table:table-cell office:value-type="string" calcext:value-type="string">
            <text:p>"Another contribution to the general national stupidity! ""With material from dpa, AFP and Reuters"" means nothing more than publish material released by the Big Brother. Too bad that SPON has no opinion of his own here. But the signs of significant regime change actions are so clear that I hope the Iranians will not fall for it like the Libyans and Syrians before, hopefully."</text:p>
          </table:table-cell>
          <table:table-cell office:value-type="string" calcext:value-type="string">
            <text:p>negative</text:p>
          </table:table-cell>
          <table:table-cell table:number-columns-repeated="1021"/>
        </table:table-row>
        <table:table-row table:style-name="ro45">
          <table:table-cell office:value-type="string" calcext:value-type="string">
            <text:p>Die NYT zählt neben dem CNN und einem Deutschen Nachrichten Magazin an oberster Stelle der Hetzjagd auf Trump. Nun mag man sich ueber den Stil von Trump streiten können aber wer ihm unlautere Politik oder Selbstbereicherung vorwirft, liegt daneben. Das Problem der NYT ist, das man sich kontinuierlich auf anonyme Quellen beruft und sich in einer Tour bei seinen Lesern entschuldigen muss das man einer Ente aufgesessen ist. Hier werden diese Enten oder auch Fake News genannt ebenfalls als dritte Partei im Bunde gern übernommen. Trump hat jetzt mit der Taxreform einen großen Coup geleistet und die wirtschaftlichen Erfolge beweisen, dass er erfolgreich ist. Russland Konnektivität steht schon gar nicht mehr zur Debatte weil es nirgendwo Beweise gibt. Den Demokraten wird es in der 2018 Wahlen sehr schlecht ergehen wenn sie sich nicht schnellstens von dieser (in Frankfurt würde man sagen, Aeppelwoidummschwaetzerin) Pelosi trennen. Am besten würde Schummer auch gehen und Realos sollten anfangen politische Vorstösse und Vorschläge zu machen und nicht die Trump Hetzjagd weiter unterstützen. Sonst sind sie abgemeldet und Trump wird mit einem Erdrutschsieg in seine zweite Amtszeit nach einigen Jahren wieder gewählt.</text:p>
          </table:table-cell>
          <table:table-cell office:value-type="string" calcext:value-type="string">
            <text:p>The NYT is next to the CNN and a German news magazine at the top of the hunt on Trump. Now you can argue about the style of Trump but who accuses him unfair policy or self-enrichment, is off. The problem with the NYT is that you have to rely continuously on anonymous sources and apologize in a tour to its readers that you are sitting on a duck. Here these ducks or Fake News are also called as third party in the league. Trump has now made a big coup with the tax reform and the economic successes prove that he is successful. Russia connectivity is no longer up for debate because there is no evidence anywhere. The Democrats will fare very badly in the 2018 elections if they are not separated from Pelosi (in Frankfurt one would say, Aeppelwoidummschwaetzerin). Schummer would also be the best and Realos should start making political proposals and suggestions and not continue to support the Trump hunt. Otherwise they are deregistered and Trump is re-elected after a landslide victory in his second term after a few years.</text:p>
          </table:table-cell>
          <table:table-cell office:value-type="string" calcext:value-type="string">
            <text:p>negative</text:p>
          </table:table-cell>
          <table:table-cell table:number-columns-repeated="1021"/>
        </table:table-row>
        <table:table-row table:style-name="ro21">
          <table:table-cell office:value-type="string" calcext:value-type="string">
            <text:p>..wie unwissend und blind muss mann sein, um dass agressive ostwärtsziehen der nato zu übersehen. mit der seit jahrzehnten geschürten angst der europäer und einer 5 milliarden investition der usa, für das von langer hand geplante regime-change in der ukraine, lassen sich die natomitglieder jetzt noch viel mehr geld für die aufrüstungsspirale aus der tasche ziehen. im gegenzug würde der dreck bei einem krieg vor unserer haustür nur europa treffen und die usa schonen. für wie dumm hält der westen eigentlich die russen, mit oder ohne putin? bei einer scheidung wird eben geteilt, mit der krim hat russland nur das hochzeitsgeschenk nach der scheidung einbehalten, aus gutem grund.</text:p>
          </table:table-cell>
          <table:table-cell office:value-type="string" calcext:value-type="string">
            <text:p>.. how ignorant and blind man must be to overlook that aggressive eastward pulling of nato. with the panicked fear of europeans for decades and a $ 5 billion investment in ukraine for the long-planned regime change in ukraine, the members of the nazi are now pulling out a lot more money for the rearmament spiral. in return, in a war outside our front door, the dirt would only hit europe and spare the us. how stupid does the west actually look on the russians, with or without putin? at a divorce it is also divided, with the krim russia has withheld only the wedding present after the divorce, for a good reason.</text:p>
          </table:table-cell>
          <table:table-cell office:value-type="string" calcext:value-type="string">
            <text:p>negative</text:p>
          </table:table-cell>
          <table:table-cell table:number-columns-repeated="1021"/>
        </table:table-row>
        <table:table-row table:style-name="ro5">
          <table:table-cell office:value-type="string" calcext:value-type="string">
            <text:p>Eines wird hier nicht erwähnt, weder im Artikel noch in den bisherigen Posts: Pakistan ist eine Atommacht! Trump kann so viel poltern, wie er will, aber der Westen kann es sich nicht leisten, dass zu einem Bruch mit Pakistan kommt und die islamistischen Extremisten die Macht ergreifen können. In solch einem Szenario respektlose Twitter loszulassen halte ich für fahrlässig. Abgesehen von der politischen Allianz der USA gärt der Extremismus nicht nur unter den wichtigsten Volksstämmen, sondern auch offiziell unter den Religionsführern, welche immer wieder gerne dabei sind, eine Fatwa mit einem Todesurteil gegen westliche Verletzungen der Würde des Propheten auszusprechen. Es ist ein Drahtseilakt, die Balance of Power so aufrechtzuerhalten, dass es nicht zu einem Desaster kommt und Pakistans atomares Waffenarsenal in die Händen der militanten Islamisten, Terrorsympathisanten oder gar der Terroristen kommt. Für mich ist das der wichtigste Punkt, und daher braucht Pakistan jede erdenkliche Unterstützung. Stattdessen wird das Land nun von Trump brüskiert und provoziert. Trump hat, wie bei ihm üblich, nicht zu Ende gedacht. Er glaubt, durch seine Art als Schulhof-Bully ein Pulverfass wie Pakistan im Schach zu halten. Damit wird er nur Hass säen. Ich halte das für gefährlich und dumm.</text:p>
          </table:table-cell>
          <table:table-cell office:value-type="string" calcext:value-type="string">
            <text:p>One thing is not mentioned here, neither in the article nor in the previous posts: Pakistan is a nuclear power! Trump can rumble as much as he wants, but the West can not afford to break with Pakistan and let Islamist extremists take power. In such a scenario, to let go of disrespectful Twitter I consider careless. Apart from the US political alliance, extremism is not only among the most important tribes, but also officially among the religious leaders, who are always happy to issue a fatwa with a death sentence against Western violations of the dignity of the Prophet. It is a tightrope act to uphold the balance of power so that disaster does not come and Pakistan's nuclear weapons arsenal comes into the hands of militant Islamists, terrorist sympathizers or even terrorists. For me, that's the most important thing, and so Pakistan needs all kinds of support. Instead, the country is now being snubbed and provoked by Trump. Trump, as usual with him, did not think through. He believes he keeps a powder keg like Pakistan at bay by acting as a schoolyard bully. He will only sow hate. I think that's dangerous and stupid.</text:p>
          </table:table-cell>
          <table:table-cell office:value-type="string" calcext:value-type="string">
            <text:p>negative</text:p>
          </table:table-cell>
          <table:table-cell table:number-columns-repeated="1021"/>
        </table:table-row>
        <table:table-row table:style-name="ro45">
          <table:table-cell office:value-type="string" calcext:value-type="string">
            <text:p>Der sehr richtigen Analyse sei zur Vollständigkeit noch hinzugefügt, dass eben die Digitalisierung nicht nur der Glasfaserausbau ist, sondern endlkich eine konsequente Einführung von intelligenten IT Systemen in den Behörden, eine derartige Vernetzung, dass Leistungen nicht beantragt werden müssen, sondern eben nach einer Geburt automatisch bereit gestellt werden, ebenso wie es ein schierer Wahnsinn ist, was an Behördenwirrwarr für welche Leistung zuständig ist. Wie kann es sein, dass ein Arbeitgeber einem Mitarbeiter kündigt und ihn im Sozialversicherungssystem abmeldet, daraus aber - sofern keine Neumeldung geschieht - keine Arbeitslosenmeldung mit dementsprechenden Leistungen in einem IT System automatisch generiert wird? Wie dumm kann eine Gesellschaft organisiert sein, die trotz Steuererklärung Anträge für irgendwelche Leistungen benötigt? Weiß denn niemand bei einer Behörde das Ablaufdatum eines Ausweises, so dass automatisch ein Passbild angefordert wird und dem Bürger der Abholtermin genannt wird? Eigentlich doch absolute Trivialitäten - und wenn man es konsequent umsetzt, dann braucht man nicht mal mehr ein Drittel des Personals..... Die Welt könnte so schön sein.</text:p>
          </table:table-cell>
          <table:table-cell office:value-type="string" calcext:value-type="string">
            <text:p>The very correct analysis is added to the completeness that just the digitization is not just the fiber optic expansion, but ultimately a consistent introduction of intelligent IT systems in the authorities, a networking such that benefits do not have to be requested, but just after a birth automatically be provided, just as it is a sheer madness, which is responsible for authority confusion for what performance. How can it be that an employer terminates an employee and logs him out in the social security system, but - if no new notification occurs - it does not automatically generate unemployment claims with corresponding benefits in an IT system? How stupid can a society be organized that requires applications for benefits despite tax returns? Does nobody know the expiry date of an ID card at an authority, so that a passport photo is automatically requested and the citizen is called the pick-up date? Absolutely absolute trivia - and if you implement it consistently, then you do not even need a third of the staff ..... The world could be so beautiful.</text:p>
          </table:table-cell>
          <table:table-cell office:value-type="string" calcext:value-type="string">
            <text:p>negative</text:p>
          </table:table-cell>
          <table:table-cell table:number-columns-repeated="1021"/>
        </table:table-row>
        <table:table-row table:style-name="ro1">
          <table:table-cell office:value-type="string" calcext:value-type="string">
            <text:p>hat leider resigniert und zieht sich in ihr Schneckenhaus zurück. Internationales Kapital, angepasste verantwortungslose Marionetten im Kleid politischer Parteien haften wie Kletten am steuerzahlenden Bürger, saugen ihn als Schmarotzer aus. Für Entscheidungen nicht mutig genug, für den Rücktritt zu feige und für die Zukunft zu dumm. Diese Politkaste haben Deutschlands Bürger nicht verdient, obwohl sie 9/2017 wieder vermeintlich innere Sicherheit/Wohlstand im sozialen Umfeld und Frieden wählen wollten - den präsentierten Blendköder dafür sollten alle seid Jahren gut kennen.</text:p>
          </table:table-cell>
          <table:table-cell office:value-type="string" calcext:value-type="string">
            <text:p>unfortunately has resigned and retires to her shell. International capital, adapted irresponsible puppets in the dress of political parties adhere like burdocks to the tax-paying citizen, suck him out as a parasite. Not brave enough for decisions, cowardly for resignation, and stupid for the future. These political caste do not deserve Germany's citizens, although they wanted to again 9/2017 supposedly to choose internal security / prosperity in the social environment and peace - the presented glare bait for all years should know well.</text:p>
          </table:table-cell>
          <table:table-cell office:value-type="string" calcext:value-type="string">
            <text:p>negative</text:p>
          </table:table-cell>
          <table:table-cell table:number-columns-repeated="1021"/>
        </table:table-row>
        <table:table-row table:style-name="ro33">
          <table:table-cell office:value-type="string" calcext:value-type="string">
            <text:p>Uneingeschränkte Zustimmung zum Statement von 'zudummzumzum'! Wir brauchen dringend die jahrelang vermiedenen Debatten darüber, welche Gesellschaft wir in Zukunft sein wollen. Zwei Faktoren haben sie verhindert: Zum einen die gesellschaftlich weit verbreitete, aber schwachsinnige Einstellung, ein permanenter Eierkuchen aus Friede, Freude, mit dem jeder Dissens zugekleistert wird. Zum anderen das Abschneiden jedes Ansatzes einer Debatte durch Postulate der Alternativlosigkeit und die gesellschaftliche, politische Enthauptung aller, die sich nicht an das Postulat halten. Gegen den ersten Faktor haben wir Bürger es in der Hand, jetzt die Debatten anzustoßen, zu führen und sie auch zu erzwingen. Z. B. durch unser Wahlverhalten. Für den zweiten Faktor ist hauptsächlich Frau Merkel verantwortlich. Wollen wir wirklich ihr die Zukunft des Landes überlassen?</text:p>
          </table:table-cell>
          <table:table-cell office:value-type="string" calcext:value-type="string">
            <text:p>Unrestricted approval of the statement of 'zudummzumzum'! We urgently need the debates that have been avoided for years about what society we want to be in the future. Two factors have prevented it: Firstly, the socially widespread, but feeble-minded attitude, a permanent pancake of peace, joy, with which every dissent is zugekleistert. On the other hand, cutting off any approach to debate through postulates of lack of alternatives and the social, political beheading of those who do not follow the postulate. Against the first factor, we citizens have the power to initiate, to lead and to force the debates. For example, by our voting behavior. The second factor is mainly Mrs. Merkel responsible. Do we really want to leave the future of the country to her?</text:p>
          </table:table-cell>
          <table:table-cell office:value-type="string" calcext:value-type="string">
            <text:p>negative</text:p>
          </table:table-cell>
          <table:table-cell table:number-columns-repeated="1021"/>
        </table:table-row>
        <table:table-row table:style-name="ro58">
          <table:table-cell office:value-type="string" calcext:value-type="string">
            <text:p>"Kommentieren möchte ich noch den einen oder anderen Punkt, den Herr Augstein richtig benannt hat: - Bildungssystem. Der Grund für die Misere ist das entstandene zahlenmäßige Missverhältnis zwischen vorhandenen Lehrkräften und neuen Schülern, die aus bildungsfernen Schichten stammen und besonderen Betreuungsaufwand benötigen würden. Hier hat man aus Gründen falschen Sparens die Entwicklung verpennt und nun müssen es alle Schüler ausbaden, deren Eltern sich keine Privatschule leisten können - Mobilität. Nicht nur, dass das Schienennetz chronisch gestört ist und ständig Züge ausfallen oder zu spät kommen, das gleiche Drama spielt sich auf deutschen Straßen ab in Bezug auf Baustellen, die wie Pilze aus dem Boden geschossen sind und jahrelang den Verkehrsfluss stören. Aber man weiß ja, warum gerade jetzt besonders emsig an der Renovierung der Autobahnen gearbeitet wird, während man Jahrzehnte Brücken und Straßen kaputt gehen ließ: die Privatisierung der Autobahnen und Verschleuderung des Eigentums deutscher Steuerzahler an Banken und Versicherungen steht bevor, und da will man natürlich alles noch auf Steuerzahlerkosten sanieren, um den Versicherungen und Banken glänzende Renditen zu garantieren, ohne dass diese für die nächsten 20 Jahre in Wartung investieren müssten. Dumm gelaufen für den dummen Steuerzahler, der zweimal ver*rscht wird - zuerst, indem er im Dauerstau steht, egal zu welcher Zeit er fährt, nach der Privatisierung, indem er nochmal für etwas zahlen wird, das er schon lange bezahlt hat. - Sicherheit. Die Sicherheit des gewöhnlichen Bürgers ist nur dann von Interesse, wenn der Konsum gefährdet wäre, somit also die Profite und Renditen. Ansonsten interessiert nur die Sicherheit der ""Very Important Persons"" in diesem Lande, die vor Terroranschlägen und Gewalt geschützt werden müssen."</text:p>
          </table:table-cell>
          <table:table-cell office:value-type="string" calcext:value-type="string">
            <text:p>"I would like to comment on one or the other point, which Mr. Augstein correctly named: - Education system. The reason for the misery is the resulting numerical mismatch between existing teachers and new students, who come from uneducated levels and would require special care. Here, for reasons of false savings, the development has failed and now it has to pay all students whose parents can not afford a private school - mobility. Not only is the rail network chronically disturbed and trains constantly failing or late, the same drama is taking place on German roads in relation to construction sites that have sprung up like mushrooms and disrupt the flow of traffic for years. But you know why people are working so hard on the renovation of highways right now, while decades of bridges and roads have been ruined: the privatization of motorways and the squandering of German taxpayer property on banks and insurance companies are imminent, and of course that's what you want redevelop everything at taxpayers' expense to give insurers and banks a glittering return on investment without having to invest in maintenance for the next 20 years. Stupid for the stupid taxpayer who gets screwed twice - first by standing in traffic jam, no matter what time he drives, after privatization, by paying again for something he has been paying for a long time. - Safety. The security of the ordinary citizen is only of interest if consumption is at risk, hence the profits and returns. Apart from that, only the safety of the ""Very Important Persons"" in this country, who need to be protected from terrorist attacks and violence, is of interest."</text:p>
          </table:table-cell>
          <table:table-cell office:value-type="string" calcext:value-type="string">
            <text:p>negative</text:p>
          </table:table-cell>
          <table:table-cell table:number-columns-repeated="1021"/>
        </table:table-row>
        <table:table-row table:style-name="ro16">
          <table:table-cell office:value-type="string" calcext:value-type="string">
            <text:p>"dieses Landes unterstützt diese Zustände, läuft mit, wählt mit, konsumiert mit, duldet. Die Verdummungsmaschinierie, die seit Jahrzehnten läuft, ""Den Menschen in Deutschland ging es noch nie so gut"", früher hatten die Menschen Hoffnung und Visionen, die sind mir für dieses Land so ziemlich vergangen."</text:p>
          </table:table-cell>
          <table:table-cell office:value-type="string" calcext:value-type="string">
            <text:p>"This country supports these states, participates, chooses, consumes, tolerates. The stultifying machine industry, which has been going on for decades, ""People in Germany have never had such a good time"", people used to have hope and visions, which I have pretty much lost to this country."</text:p>
          </table:table-cell>
          <table:table-cell office:value-type="string" calcext:value-type="string">
            <text:p>negative</text:p>
          </table:table-cell>
          <table:table-cell table:number-columns-repeated="1021"/>
        </table:table-row>
        <table:table-row table:style-name="ro1">
          <table:table-cell office:value-type="string" calcext:value-type="string">
            <text:p>"Frag nicht was der Staat für Dich tun kann, frage was du für den Staat - bzw. für dich selbst tun kann. So gesehen hat Augstein fast recht - eine überaus große Zahl an Bürgern ist zu Anspruchslos - aber sich selbst gegenüber. Hocken da und warten das ""Der Staat"" was tut - am Besten irgendwas mir Geld damit man die Hand aufhalten kann. Deutschland ein Volk der freiwillig Abhängigen die offenbar aus eigener Kraft nichts zustande bringen. Transferempfänger eben für die immer Andere was tun sollen, nur selbst ist man komplett untätig, träge und oftmals einfach auch zu dumm."</text:p>
          </table:table-cell>
          <table:table-cell office:value-type="string" calcext:value-type="string">
            <text:p>"Do not ask what the state can do for you, ask what you can do for the state - or for yourself. Seen in this way, Augstein is almost right - a very large number of citizens are too unpretentious - but against themselves. Squat there and wait for the ""state"" what does - best something me money so you can stop the hand. Germany a people of the voluntarily addicts who apparently do nothing by their own power. Transfer receivers just for the sake of others What to do, only you are completely idle, lazy and often just too stupid."</text:p>
          </table:table-cell>
          <table:table-cell office:value-type="string" calcext:value-type="string">
            <text:p>negative</text:p>
          </table:table-cell>
          <table:table-cell table:number-columns-repeated="1021"/>
        </table:table-row>
        <table:table-row table:style-name="ro15">
          <table:table-cell office:value-type="string" calcext:value-type="string">
            <text:p>Tarifvereinbarungen sind nur für Arbeitgeber verbindlich, die im Arbeitgeberverband sind, aber das wissen Sie sicherlich. Ferner wissen Sie, dass immer mehr Arbeitgeber eben nicht mehr in diesem Verband sind! Wir haben Fachkräftemangel erzählen viele. Und diese Fachkräfte werden nur befristet eingestellt... natürlich nur über Verleiher, die diese für'n Appel und'n Ei (über &lt;i&gt;sogenannte&lt;/i&gt; iGZ-Tarifverträge, vom DGB akzeptiert!) arbeiten lassen... Damit diese sich weiterhin bei Arbeitsbeginn für eine andere unbegrenzte Stelle bewerben und dank der etwas eigenartig gestalteten befristeten Arbeitsverträge relativ kurzfristig kündigen könn(&lt;u&gt;t&lt;/u&gt;)en? Kannn es sein, dass hier ausschließlich viele fromme Märchen bzgl. Fachkräfte und Arbeitslosenstatistik erzählt werden? Kann es sein, dass hier eine reine abstruse Volksverdummung &lt;/b&gt; stattfindet?</text:p>
          </table:table-cell>
          <table:table-cell office:value-type="string" calcext:value-type="string">
            <text:p>Collective agreements are only binding for employers who are in the employers' organization, but you certainly know that. Furthermore, you know that more and more employers are no longer in this association! We have a shortage of skilled workers telling many. And these specialists will only be hired for a limited time ... of course, only through lenders, who will let them work for an appeal and an egg (via &lt;i&gt; so-called &lt;iGZ collective agreements, accepted by the DGB!) ... With that they can continue to apply for another unlimited job at the beginning of the job and, thanks to the somewhat peculiar fixed-term employment contracts, be able to resign relatively quickly (&lt;u&gt; t &lt;/ u&gt;)? Can it be that only many pious fairy tales concerning skilled workers and unemployment statistics are told here? Can it be that there is a pure abstruse national stupidity &lt;/ b&gt;?</text:p>
          </table:table-cell>
          <table:table-cell office:value-type="string" calcext:value-type="string">
            <text:p>negative</text:p>
          </table:table-cell>
          <table:table-cell table:number-columns-repeated="1021"/>
        </table:table-row>
        <table:table-row table:style-name="ro49">
          <table:table-cell office:value-type="string" calcext:value-type="string">
            <text:p>Was haben die Rechts- und Linksaußen gemeinsam? Beide haben bei vielem nicht unrecht und legen den Finger in die Wunden. Allerdings tun Sie das polemisch und dramatisieren/übertreiben wissentlich, um das Frustpotential bei einer für negativen Denkweisen anfälligen Bevölkerungsgruppen für ihre Ziele zu mobilisieren. Es wird mit Angst und mit Pessimismus gearbeitet und - so wie in Augsteins Artikel - absichtlich alles weggelassen, was dieses Land zu Recht lebenswert macht und worum wir weltweit beneidet werden. Und es funktioniert, wie man in diesem Forum sieht. Und alle die gerne das Glas lieber halbleer sehen, fühlen sich so verstanden und halten diejenigen, die nicht in das selbe Klagelied einstimmen, für wahlweise zu träge, zu dumm, zu faul oder von den neokapitalistischen Medien brainwashed, um die einzige Wahrheit (= totale Misere) zu erkennen - ohne zu merken wie Sie selber von den linken wie rechten Rattenfänger manipuliert werden. Die Ironie ist, dass die Linken wie Augstein das Land genauso wie die Rechten schlechter reden als es ist, bis irgendwann die meisten in einer kollektiven Massenpsychose glauben, dass der Untergang kurz zuvor steht. Aber dann profitieren die politischen Gegenspieler, die AFDs, Trumps, Erdogans, Orbans, Kaczyńskis, Brexit-Treiber &amp; Co. auf dieser Welt und Augstein und seine Freunde reiben sich verwundert die Augen, wie das denn alles kommen konnte...</text:p>
          </table:table-cell>
          <table:table-cell office:value-type="string" calcext:value-type="string">
            <text:p>What do the right and left wing have in common? Both are not wrong in many ways and put their fingers in the wounds. However, you do that polemically and dramatize / exaggerate knowingly to mobilize the frustration potential of a negative-minded population for their goals. It works with fear and pessimism and - as in Augstein's article - purposely left out everything that makes this country worth living and what we are envied throughout the world. And it works, as you can see in this forum. And those who prefer to see the glass half-empty, feel so understood and keep those who do not tune into the same lament, for either too lazy, too stupid, too lazy or brainwashed by the neo-capitalist media to the only truth (= total Misery) - without noticing how you yourself are manipulated by the left and right Pied Piper. The irony is that, like Augstein, the Left as well as the Right is talking less well than it is until at some point most people believe in a collective mass psychosis that the downfall is about to end. But then benefit the political opponents, the AFDs, Trumps, Erdogans, Orbans, Kaczyńskis, Brexit drivers &amp; Co. in this world and Augstein and his friends rub their eyes in wonder, how could anything come ...</text:p>
          </table:table-cell>
          <table:table-cell office:value-type="string" calcext:value-type="string">
            <text:p>negative</text:p>
          </table:table-cell>
          <table:table-cell table:number-columns-repeated="1021"/>
        </table:table-row>
        <table:table-row table:style-name="ro25">
          <table:table-cell office:value-type="string" calcext:value-type="string">
            <text:p>verdient - auch das Gehalt, die Steuern und Sotialabgaben, Beiträge aller Mitarbeiter. Ein Mitarbeiter verdient gar nichts. Ein Unternehmen überlebt immer - es sucht sich seine Mitarbeiter (in der Regel) dann woanders,. Ein Mitarbeiter ist ein NULL -jeder Mitarbeiter ist ersetzbar - nimm das Unternehmen weg, was macht der Mitarbeiter dann ? Grob gesagt sind nur die Mitarbeiter, die zu verantwortungsscheu, zu unflexibel, zu dumm, zu ideenlos und/oder zu bequem sind - sonst wären sie ja selbständig oder Unternehmer.</text:p>
          </table:table-cell>
          <table:table-cell office:value-type="string" calcext:value-type="string">
            <text:p>earned - including the salary, taxes and Sotialabgaben, contributions of all employees. An employee does not deserve anything. A company always survives - it seeks its employees (usually) then elsewhere ,. An employee is a NULL - each employee is replaceable - take the company away, what does the employee do then? Roughly speaking, only those employees who are too shy of responsibility, too inflexible, too stupid, too unrealistic and / or too comfortable - otherwise they would be self-employed or entrepreneurs.</text:p>
          </table:table-cell>
          <table:table-cell office:value-type="string" calcext:value-type="string">
            <text:p>negative</text:p>
          </table:table-cell>
          <table:table-cell table:number-columns-repeated="1021"/>
        </table:table-row>
        <table:table-row table:style-name="ro25">
          <table:table-cell office:value-type="string" calcext:value-type="string">
            <text:p>verdient - auch das Gehalt, die Steuern und Sotialabgaben, Beiträge aller Mitarbeiter. Ein Mitarbeiter verdient gar nichts. Ein Unternehmen überlebt immer - es sucht sich seine Mitarbeiter (in der Regel) dann woanders,. Ein Mitarbeiter ist ein NULL -jeder Mitarbeiter ist ersetzbar - nimm das Unternehmen weg, was macht der Mitarbeiter dann ? Grob gesagt sind nur die Mitarbeiter, die zu verantwortungsscheu, zu unflexibel, zu dumm, zu ideenlos und/oder zu bequem sind - sonst wären sie ja selbständig oder Unternehmer.</text:p>
          </table:table-cell>
          <table:table-cell office:value-type="string" calcext:value-type="string">
            <text:p>earned - including the salary, taxes and Sotialabgaben, contributions of all employees. An employee does not deserve anything. A company always survives - it seeks its employees (usually) then elsewhere ,. An employee is a NULL - each employee is replaceable - take the company away, what does the employee do then? Roughly speaking, only those employees who are too shy of responsibility, too inflexible, too stupid, too unrealistic and / or too comfortable - otherwise they would be self-employed or entrepreneurs.</text:p>
          </table:table-cell>
          <table:table-cell office:value-type="string" calcext:value-type="string">
            <text:p>negative</text:p>
          </table:table-cell>
          <table:table-cell table:number-columns-repeated="1021"/>
        </table:table-row>
        <table:table-row table:style-name="ro12">
          <table:table-cell office:value-type="string" calcext:value-type="string">
            <text:p>"nun wirklich zu großspurig ! Ohne Mitarbeiter ist auch ein Unternehmen nichts ! - Denn ""ohne"" heißt, dass man sie auch nicht von woanders nehmen könnte. Dagegen kann ein Mitarbeiter natürlich auch den Betrieb wechseln, wenn sein Können nicht ausreichend honoriert wird. Diese Gegensätze sind beide dumm, denn das Eine bedingt das Andere. Das sollten langsam mal beide Seiten kapieren !"</text:p>
          </table:table-cell>
          <table:table-cell office:value-type="string" calcext:value-type="string">
            <text:p>"really too cocky now! Without employees, a company is nothing! - Because ""without"" means that you could not take it from elsewhere. On the other hand, an employee can of course also change operations if his skills are not sufficiently rewarded. These opposites are both stupid, because one thing determines the other. That should slowly get on both sides!"</text:p>
          </table:table-cell>
          <table:table-cell office:value-type="string" calcext:value-type="string">
            <text:p>negative</text:p>
          </table:table-cell>
          <table:table-cell table:number-columns-repeated="1021"/>
        </table:table-row>
        <table:table-row table:style-name="ro27">
          <table:table-cell office:value-type="string" calcext:value-type="string">
            <text:p>"Nicht so absurd, wenn man weiß, dass die Kurden einen Teil der Bevölkerung Irans an der westlichen Grenze zum Irak bilden - und die sind keine Schiiten, sondern Sunniten. Warum muss eigentlich immer eine nicht genehme Meinung mit ""dumm"" tituliert werden? Sind Sie Einstein?"</text:p>
          </table:table-cell>
          <table:table-cell office:value-type="string" calcext:value-type="string">
            <text:p>"Not so absurd to know that the Kurds form part of Iran's population on the western border with Iraq - and they are not Shiites but Sunnis. Why does an unacceptable opinion always have to be dubbed ""stupid""? Are you Einstein?"</text:p>
          </table:table-cell>
          <table:table-cell office:value-type="string" calcext:value-type="string">
            <text:p>negative</text:p>
          </table:table-cell>
          <table:table-cell table:number-columns-repeated="1021"/>
        </table:table-row>
        <table:table-row table:style-name="ro33">
          <table:table-cell office:value-type="string" calcext:value-type="string">
            <text:p>"gar nichts getan. Was ich an ihr gut finde ist, mindestens nach meinem bisherigen Eindruck, das Sie unbestechlich ist. Ja! Unbestechlich! Sie ist integer. Da erinnert sie mich an Ava Gardner. Ich zahl selbst für mich. Nicht zu vergessen, sie bewegt sich natürlich in einer Art Haifischbecken von nicht unbedingt sympathischen Zeitgenossen und ""Kollegen"". Männer-Mackern. Aber sie hat international und hier auch viele Fürsprecher. Das muss man einfach feststellen. Ich kann mich an Gespräche mit Frauen erinnern, die nicht besonders politisch engagiert waren, aber auch nicht dumm, die schweigend aber aufmerksam mitverfolgten, wie Frau Merkel in Gegenwart der Frauen von Männern abgewertet wurde. Und zwar auf billige und miese Art. Für dieFrauen war Merkel (und ist es wohl noch) eine Art Vorbild. Eine sagte mir am Rande solcher ""Debatten"": ""Ich verehre Frau Merkel"". Und mir war vollkommen klar, was sie damit meint."</text:p>
          </table:table-cell>
          <table:table-cell office:value-type="string" calcext:value-type="string">
            <text:p>"nothing done. What I like about her is, at least according to my previous impression, that she is incorruptible. Yes! Incorruptible! She is an integer. She reminds me of Ava Gardner. I pay for myself. Not to forget, it naturally moves in a kind of shark tank of not necessarily likeable contemporaries and ""colleagues"". Men's blokes. But she has international and many advocates here. You just have to realize that. I can remember conversations with women who were not particularly politically engaged, but also not stupid, who followed in silence but attentively how Mrs. Merkel was devalued by men in the presence of women. And in a cheap and lousy way. For the women Merkel was (and is probably still) a kind of role model. One said to me on the sidelines of such ""debates"": ""I adore Mrs. Merkel"". And I knew exactly what she meant by that."</text:p>
          </table:table-cell>
          <table:table-cell office:value-type="string" calcext:value-type="string">
            <text:p>negative</text:p>
          </table:table-cell>
          <table:table-cell table:number-columns-repeated="1021"/>
        </table:table-row>
        <table:table-row table:style-name="ro47">
          <table:table-cell office:value-type="string" calcext:value-type="string">
            <text:p>"1. Humanitärer Akt 2015? Sie erinnern sich offensichtlich nicht an die Muttis Meinung zu Lampedusa vor dem: &lt;i&gt;Wir schaffen das!&lt;/i&gt; Sie bestand darauf, dass Italien entsprechend dem Dubliner Abkommen mit den Flüchtlingen selbst fertig werden sollte! 2. Arbeitslosenzahlen? Entschuldigung, aber mich erinnern die Arbeitslosenzahlen immer an die Erfolgsmeldungen der DDR1.0, die Planziele wurden immer übererfüllt! Ihre Parteikollegin von der Leyen sprach doch mal von notwendiger ""mehr Ehrlichkeit"", worauf wir allerdings auch unter Nahles vergeblich warten 3. Wirtschaft Es kann doch nicht sein, dass wir - den größten Niedriglohnsektor in der EU haben und nur hieraus resultierend - Exportweltmeister waren, - immer mehr Arme und Überschuldete haben, 4. Interessenvertretung Weiß der Geier, welche Interessen Mutti im Moment vertritt, vor allem sind es doch wohl die Interessen des Großkapitals 5. Steuerpolitik, die Sie nicht erwähnt haben Die Unter- und Mittelschicht müssen entlastet werden, oder was wurde erzählt. Dass bei einer &lt;i&gt;ach so nötigen Steuerentlastung&lt;/i&gt; vor allem die entlastet werden, die viel Steuern (und relativ zu ihrem Einkommen wenig bis überhaupt keine Sozialabgaben bezahlen), dass wird der dumme Wöhler schon nicht merken... 6. Ersatz Wagenknecht! Auch wenn ich durchaus nicht immer ihre Meinung teile! PS. Wir warten doch sicherlich alle auf die Neujahrsansprache, bei der mit gesalbten Worten viel gelabert wird! Ich wünsche allen Lesern einen guten Rutsch und ein erfolgreiches neues Jahr"</text:p>
          </table:table-cell>
          <table:table-cell office:value-type="string" calcext:value-type="string">
            <text:p>"1st Humanitarian Act 2015? Obviously, they do not remember the mum's opinion of Lampedusa before: &lt;i&gt; We can do it! &lt;/ I&gt; She insisted that Italy should cope with the refugees herself according to the Dublin agreement! 2. Unemployment rates? Sorry, but I remember the unemployment figures always to the success stories of the DDR1.0, the objectives were always exceeded! Her colleague von der Leyen spoke of necessary ""more honesty"", which we, however, wait in vain under Nahles 3. Economy It can not be that we - the largest low-wage sector in the EU and only as a result - export world champion, 4. more and more poor and over-indebted, 4. interest representation knows the vultures, what interests Mutti represents at the moment, above all, it is probably the interests of big business 5. Tax policy, which you have not mentioned The lower and middle classes must be relieved, or what was told. That with a tax relief that is so necessary &lt;/ i&gt; above all those who are relieved, who pay a lot of taxes (and little or no social contributions relative to their income), will not notice the stupid Wöhler ... 6. Replacement Wagenknecht! Even though I do not always share their opinion! PS. Surely we are all waiting for the New Year's speech, where a lot of talk goes on with anointed words! I wish all readers a happy new year and a happy new year"</text:p>
          </table:table-cell>
          <table:table-cell office:value-type="string" calcext:value-type="string">
            <text:p>negative</text:p>
          </table:table-cell>
          <table:table-cell table:number-columns-repeated="1021"/>
        </table:table-row>
        <table:table-row table:style-name="ro22">
          <table:table-cell office:value-type="string" calcext:value-type="string">
            <text:p>Das ist ja eine abenteuerliche Sichtweise, die dieser Europaschwätzer da von sich gibt. Ein ermutigendes Zeichen für EU-Unwillige nach englischem Muster zu propagieren ist nicht nur dumm, es ist nicht EU-konform und politischer Selbstmord. Länder wie Polen und Ungarn, vor allem Polen sind Teil Europas und müssen berechenbarer Partner bleiben, der nicht nur Vorteile aus der EU in Anspruch nimmt, sondern sich solidarisch zeigt. Hier muss man ansetzen und nicht das Tor aufmachen, um den Weg des geringsten Widerstands aufzuzeigen. Man muss sich fragen, weshalb man diese Länder aufgenommen hat und sich diese Länder gerne haben aufnehmen lassen.</text:p>
          </table:table-cell>
          <table:table-cell office:value-type="string" calcext:value-type="string">
            <text:p>That's an adventurous point of view that gives this European commuter there. An encouraging sign for EU unwilling to propagate in the English pattern is not only stupid, it is not EU compliant and political suicide. Countries such as Poland and Hungary, above all Poland, are part of Europe and must remain a predictable partner who not only benefits from the EU but shows solidarity. Here you have to start and not open the door to show the path of least resistance. One has to wonder why these countries have been taken up and have these countries gladly accepted.</text:p>
          </table:table-cell>
          <table:table-cell office:value-type="string" calcext:value-type="string">
            <text:p>negative</text:p>
          </table:table-cell>
          <table:table-cell table:number-columns-repeated="1021"/>
        </table:table-row>
        <table:table-row table:style-name="ro10">
          <table:table-cell office:value-type="string" calcext:value-type="string">
            <text:p>Danke Mr. Hamroush. Wir werden unsere langersehnte und für nächstes Jahr geplante dreiwöchige Kulturreise nach Ägypten streichen. Ägypten braucht ebenso wie der Rest der Welt nicht noch mehr dummgläubige Religionsfanatiker, sondern mehr Wissen und mehr Verstand. Da beides in Ägypten offenbar nicht mehr erwünscht ist, werden wir uns andere Reiseziele suchen. Wir brauchen Ägypten nicht, aber Ägypten braucht Touristen. Ägypten schneidet sich ins eigene Fleisch!</text:p>
          </table:table-cell>
          <table:table-cell office:value-type="string" calcext:value-type="string">
            <text:p>Thank you Mr. Hamroush. We will cancel our long-awaited and planned for next three-week cultural trip to Egypt. Egypt, like the rest of the world, does not need more foolish religious fanatics, but more knowledge and understanding. Since both are apparently no longer wanted in Egypt, we will look for other destinations. We do not need Egypt, but Egypt needs tourists. Egypt cuts into its own flesh!</text:p>
          </table:table-cell>
          <table:table-cell office:value-type="string" calcext:value-type="string">
            <text:p>negative</text:p>
          </table:table-cell>
          <table:table-cell table:number-columns-repeated="1021"/>
        </table:table-row>
        <table:table-row table:style-name="ro29">
          <table:table-cell office:value-type="string" calcext:value-type="string">
            <text:p>So langsam drehen die Länder durch. Gib einem bisschen Macht hat er schon Angst sie wieder zu verlieren. Also sucht man schnell eine Ablenkung. Bei einer Einwohnerzahl von 100 Millionen fallen 900 richtig auf. Wie kleingeistig, wenn man den Koran auslegt wie man will. Sowas nennt man Leuteverdummung. Meine Empfehlung ist nochmals den Koran lesen ohne etwas umzudichten.</text:p>
          </table:table-cell>
          <table:table-cell office:value-type="string" calcext:value-type="string">
            <text:p>Slowly the countries are turning around. Give him a bit of power, he's afraid to lose it again. So you look for a distraction quickly. With a population of 100 million, 900 are right. How small-minded, if you interpret the Koran as you want. Something called people dumbing. My recommendation is to read the Koran again without re-sealing anything.</text:p>
          </table:table-cell>
          <table:table-cell office:value-type="string" calcext:value-type="string">
            <text:p>negative</text:p>
          </table:table-cell>
          <table:table-cell table:number-columns-repeated="1021"/>
        </table:table-row>
        <table:table-row table:style-name="ro23">
          <table:table-cell office:value-type="string" calcext:value-type="string">
            <text:p>Trump ist einfach nur eitel und extrem dumm.</text:p>
          </table:table-cell>
          <table:table-cell office:value-type="string" calcext:value-type="string">
            <text:p>Trump is just vain and extremely stupid.</text:p>
          </table:table-cell>
          <table:table-cell office:value-type="string" calcext:value-type="string">
            <text:p>negative</text:p>
          </table:table-cell>
          <table:table-cell table:number-columns-repeated="1021"/>
        </table:table-row>
        <table:table-row table:style-name="ro40">
          <table:table-cell office:value-type="string" calcext:value-type="string">
            <text:p>"So ist das republikanische Credo: der Planet darf dem Profit nicht im Wege stehen. Sch**ss doch auf die Konsequenzen. Die Reichen werden sich sowieso immer sauberes Wasser und unvergiftete Lebensmittel leisten können. Und die Armen... naja, wer dumm genug ist als Armer Republikaner zu wählen, der gehört halt bestraft. Man würde ja gerne sagen ""Dann lasst die Trottel halt ihre Umwelt zerstören. Dann können sie ihr 'America First!' durch versmogte Luft quäken, mit verbleitem Wasser im Bauch und Gift im Magen."". Aber leider macht die Verschmutzung bekanntlich nicht an den Grenzen halt. Oh, und das ist noch nicht das Ende der schlechten Nachrichten: es wurde bereits eine Regel gestrichen, nach der Unternehmen Geld bereitstellen müssten um künftige Umweltschäden zu beseitigen. Das nächste Desaster wird also irgendeiner kleinen Tochterfirma eines Ölriesen passieren, die dann ""leider"" kein Geld für solche Dinge hat und Konkurs anmelden muss."</text:p>
          </table:table-cell>
          <table:table-cell office:value-type="string" calcext:value-type="string">
            <text:p>"Such is the republican credo: the planet must not stand in the way of profit. Shit on the consequences. The rich will always be able to afford clean water and non-poisonous food anyway. And the poor ... well, who's stupid enough to vote as a poor Republican, he just deserves punishment. You'd like to say, ""Then let the jerk destroy their environment, and then you can give 'America First!' through muddy air, with leaded water in the stomach and poison in the stomach. "" But unfortunately, the pollution does not stop at the borders. Oh, and that's not the end of the bad news: a rule has already been dropped that companies need to provide money to eliminate future environmental damage. The next disaster will therefore happen to any small subsidiary of an oil giant, which then ""unfortunately"" has no money for such things and has to declare bankruptcy."</text:p>
          </table:table-cell>
          <table:table-cell office:value-type="string" calcext:value-type="string">
            <text:p>negative</text:p>
          </table:table-cell>
          <table:table-cell table:number-columns-repeated="1021"/>
        </table:table-row>
        <table:table-row table:style-name="ro22">
          <table:table-cell office:value-type="string" calcext:value-type="string">
            <text:p>Ist nur das Aushängeschild und Erfüllungsgehilfe einer Libäritären Gruppe die das Land zu ihrem Gunsten verändert. Diese unerträgliche und scheinbar dumme Art blendet uns nur um nicht den eigentlichen Kern zu erkennen. Am Ende hat doch keiner den Hintern in der Hose um sich aufzubäumen....aber dias Beschwichtigen wollen ist mit unserem Österreicher schon ein Mal mächtig in die Hose gegangen. Der Trump ist nicht dumm, sondern schamlos....und keiner stoppt ihn. Früher durfte er Frauen ungestraft in Schritt fassen....jetzt fasst er seinem Land dorthin und nichts passiert....geht doch. Und NIEMAND tut was. :-(</text:p>
          </table:table-cell>
          <table:table-cell office:value-type="string" calcext:value-type="string">
            <text:p>Is only the figurehead and vicarious agent of a Libyan group that changes the country in their favor. This unbearable and seemingly stupid way blinds us only to not recognize the actual core. In the end, no one has the butt in his pants to rear up .... but want to assuage has gone with our Austrian already once a mighty pants. The Trump is not stupid, but shameless .... and no one stops him. Previously, he was allowed to take women with impunity in step .... now he sums his country there and nothing happens .... goes. And NOBODY does something. :-(</text:p>
          </table:table-cell>
          <table:table-cell office:value-type="string" calcext:value-type="string">
            <text:p>negative</text:p>
          </table:table-cell>
          <table:table-cell table:number-columns-repeated="1021"/>
        </table:table-row>
        <table:table-row table:style-name="ro25">
          <table:table-cell office:value-type="string" calcext:value-type="string">
            <text:p>Ja er ist dumm, ignorant und auch senil - das ist meine Meinung . Aber die Amis haben Ihn gewählt- Die Reps unterstützen Ihn - also wir sollten eine klare Linie in der EU ziehen. Ich glaube nicht das er als Partner vertrauenswürdig ist - sei es in der Nato oder sonstwo.Warum erhöhen wir nicht den Druck und zeigen Ihm das er uns nicht wichtig ist - Ihm einen vor dem Kopf knallen. So geht es jedenfalls nicht mehr weiter. Und an Trump: Besuch mal Europa dann bekommst du deine Aufmerksamkeit wie es sich gehört. Aber davor hast du Angst - gelle. Du armer alter Greis</text:p>
          </table:table-cell>
          <table:table-cell office:value-type="string" calcext:value-type="string">
            <text:p>Yes he is stupid, ignorant and also senile - that's my opinion. But the Americans voted for him - The reps support him - so we should draw a clear line in the EU. I do not believe that he is trustworthy as a partner - be it in NATO or elsewhere. Why do not we increase the pressure and show Him that he is not important to us - to piss him off the head. At least that's not the case anymore. And to Trump: Visit Europe then you get your attention as it should be. But you are afraid of that. You poor old man</text:p>
          </table:table-cell>
          <table:table-cell office:value-type="string" calcext:value-type="string">
            <text:p>negative</text:p>
          </table:table-cell>
          <table:table-cell table:number-columns-repeated="1021"/>
        </table:table-row>
        <table:table-row table:style-name="ro15">
          <table:table-cell office:value-type="string" calcext:value-type="string">
            <text:p>Aber Sie verstehen schon, dass Öl ein endliches Gut auf diesem Planeten ist und dass sich der Marktpreis tendentiell eher verteuert, während die Technik zur Förderung eventuell günstiger werden kann? Hinter dem 'Fakt', dass Ölbohrinseln nicht mehr rentabel sein sollen, in Zeiten von teurem Fracking und einer boomenden Offshore-Windenergieindustrie (ja tatsächlich gehen gerade die ersten Windparks ohne EEG-Umlage ans Netz) stelle ich mal ein großes Fragezeichen. Eine Ölquelle verschwindet nicht dadurch, dass man sie nicht anzapft. Ich verstehe ja, dass Trump zu dumm und in seiner egozentrischen Weltanschauung aus dem Kristallturm heraus zu eingefahren ist, um solche Zusammenhänge wahrzunehmen, aber Ihre Begründung ihn da in den Schutz zu nehmen, bleibt mir schleierhaft, wenn Sie nicht zufällig in der Ölbranche angestellt oder investiert sind.</text:p>
          </table:table-cell>
          <table:table-cell office:value-type="string" calcext:value-type="string">
            <text:p>But you already understand that oil is a finite commodity on this planet and that the market price tends to be more expensive, while the technology to promote it may be cheaper? Behind the 'fact' that oil rigs should no longer be profitable, in times of expensive fracking and a booming offshore wind energy industry (yes, in fact the first wind farms without an EEG surcharge are actually being connected to the grid), I have a big question mark. An oil source does not disappear by not tapping it. I understand that Trump is too stupid and driven out of the Crystal Tower in his egocentric outlook to perceive such relationships, but your justification for protecting him is beyond me unless you happen to be hired in the oil industry are invested.</text:p>
          </table:table-cell>
          <table:table-cell office:value-type="string" calcext:value-type="string">
            <text:p>negative</text:p>
          </table:table-cell>
          <table:table-cell table:number-columns-repeated="1021"/>
        </table:table-row>
        <table:table-row table:style-name="ro59">
          <table:table-cell office:value-type="string" calcext:value-type="string">
            <text:p>Mit dem normalen Bürger haben sie nichts am Hut. Total abgehoben geistern sie durch die Sphären der Industrieinteressen und wenn das doofe Stimmvolk dann merkt das man es mal wieder zur Gewinnmaximierung der Kapitalseigner mißbraucht hat, dann will man davon nichts gewusst haben. Erst heute kamen ungetarnte Warnungen der Kapitalslobby, das die SPD 8wieso ausgerechnet die weiß ich nicht) den Bürgern was vom Kuchen abgeben wollte, was der Industrie wiederum nicht passt weil man auch hier Steuersenkungen wie in den USA gerade beschlossen haben will. Es wäre ja auch unverfroren wenn die die das Geld erwirtschaften mal entlastet würden. Da es immer noch genug Dumm bei den Wählern gibt, die glauben wenn es ihrem Chef gut geht dann ginge es ihnen auch irgendwann mal gut werden schon genug Deppen immer wieder schwarz wählen. Sogar Merkel weiß nicht was sie da anders machen sollte. Was fehlt ist eine Erneuerung wie in Frankreich mit Macron oder begrenzt mit Kurz in Österreich: neue Köpfe und Ideen braucht das Land, die Altvorderen haben ausgedient - das sieht man doch auch schon wenn Typen wie Laumann über die Krankenversicherung reden. wenn nur 1/9 privat versichert ist, die aber 22% der Arzteinkommen liefern, dann ist das zwar vor Privatem 2-mal so viel, aber diese 11% könnte man ja auf das für 89% gezahlt wird locker verteilen. Da hat einer von Mathematik keine Ahnung, aber die große Klappe in den Medien kann er aufreißen. Deshalb fordere ich eine Bildungsinitiative erst mal in der Union, damit die Leute nicht mehr so dumm daherreden. Den Lindner von der FDP bitte dazuholen. Der hat gesagt es haben zwar 12 % die FPD gewählt das heisst aber auch 82% haben sie nicht gewählt, in der Summe also 94% aber was ist mit den restlichen 6%, sind die so was wie Schrödingers Katze also gleichzeitige Wähler und Nichtwähler?</text:p>
          </table:table-cell>
          <table:table-cell office:value-type="string" calcext:value-type="string">
            <text:p>They do not care about the normal citizen. Totally detached, they haunt the spheres of industry interests and when the stupid voters realize that they once again misused them to maximize the profits of their owners, then they did not want to know about them. Only today came ungetarnte warnings of the capital lobby, which the SPD 8wieso just the I do not know) the citizens wanted to give something of the cake, which in turn does not suit the industry because it also wants to have tax cuts decided as in the US just. It would also be unabashed if those who make the money would be relieved times. Since there are still enough stupid with the voters who believe that if their boss is fine then they would go well at some point, even enough fools will always vote black. Even Merkel does not know what she should do differently. What is missing is a renewal as in France with Macron or limited with short in Austria: new heads and ideas needs the country, the old frontiers have served their day - you can see that even when types like Laumann talk about health insurance. if only 1/9 is privately insured, but provide 22% of the doctor's income, then this is twice as much before the private, but this 11% could be distributed to the 89% will be distributed loosely. One of math has no idea, but he can tear the big flap in the media. That's why I call for an education initiative in the Union, so people do not talk so stupid. Please bring the Lindner from the FDP. He said 12% voted for the FPD but that means 82% did not vote them, so 94% in total, but what about the remaining 6% are they the same as Schrödinger's cat, ie voters and non-voters?</text:p>
          </table:table-cell>
          <table:table-cell office:value-type="string" calcext:value-type="string">
            <text:p>negative</text:p>
          </table:table-cell>
          <table:table-cell table:number-columns-repeated="1021"/>
        </table:table-row>
        <table:table-row table:style-name="ro25">
          <table:table-cell office:value-type="string" calcext:value-type="string">
            <text:p>"Tja dieses Übel haben sich die Katalanen mit der Ratifizierung der spanischen Verfassung erkauft... Ich persönlich freue mich, dass ich mit dem ""Übel"" leben muss Bürger der Eu zu sein. Aber anscheinend sind die Sichtweisen da unterschiedlich. Ich empfehle dem geneigten Katalanen in Nordkorea um politisches Asyl zu ersuchen - vielleicht ist er dort besser aufgehoben und - da bin ich mir sicher - vor der undemokratischen faschistischen Verfolgung der (dummerweise demokratisch gewählten) Regierung Spaniens sicher."</text:p>
          </table:table-cell>
          <table:table-cell office:value-type="string" calcext:value-type="string">
            <text:p>"Well, this evil the Catalans have bought with the ratification of the Spanish Constitution ... I am personally happy that I have to live with the ""evil"" to be a citizen of the EU. But apparently the views are different there. I recommend that the inclined Catalan in North Korea seek political asylum - perhaps he will be better off there and - I am sure - safe from the undemocratic fascist persecution of the (stupidly democratically elected) Government of Spain."</text:p>
          </table:table-cell>
          <table:table-cell office:value-type="string" calcext:value-type="string">
            <text:p>negative</text:p>
          </table:table-cell>
          <table:table-cell table:number-columns-repeated="1021"/>
        </table:table-row>
        <table:table-row table:style-name="ro33">
          <table:table-cell office:value-type="string" calcext:value-type="string">
            <text:p>Wow! Seit wann leben denn die Bürger Kataloniens nicht mehr selbstbestimmt? Wann wurde in Spanien die gerade nach dem Tod Francos erfolgreich durchgesetzte Demokratie wieder abgeschafft? Die Katalanen leben heute genau so selbstbestimmt wie alle anderen Spanier in einem demokratischen Staat. Es gibt absolut gar nichts, was ein katalanischer Bürger durch die Unabhängigkeit Kataloniens gewinnen könnte. Er erreicht dadurch nicht mehr demokratische Teilhabe, als er heute schon hat, und er erreicht dadurch auch nicht mehr Freiheit und Selbstbestimmung, als er heute schon hat. Natürlich darf sich aber nach Völkerrecht ein Landesteil vom Gesamtstaat abspalten. Die Regeln dazu sind bekannt, und die wurden von den katalanischen Separatisten mit Füßen getreten. Die Separatisten sind im Unrecht! Daran ändert auch das absurd dumme und dilettantische Vorgehen Rajoys nichts.</text:p>
          </table:table-cell>
          <table:table-cell office:value-type="string" calcext:value-type="string">
            <text:p>Wow! Since when do the citizens of Catalonia no longer live self-determined? When was Spain successfully repealed the democracy that was just successfully implemented after the death of Franco? Today the Catalans live just as self-determined as all other Spaniards in a democratic state. There is absolutely nothing that a Catalan citizen could gain by the independence of Catalonia. He does not achieve more democratic participation than he already has today, and he does not achieve more freedom and self-determination than he already has today. Of course, according to international law, a part of the country may be split off from the state as a whole. The rules are well known and they were trampled on by the Catalan separatists. The separatists are wrong! The absurdly silly and amateurish approach of Rajoy does not change that either.</text:p>
          </table:table-cell>
          <table:table-cell office:value-type="string" calcext:value-type="string">
            <text:p>negative</text:p>
          </table:table-cell>
          <table:table-cell table:number-columns-repeated="1021"/>
        </table:table-row>
        <table:table-row table:style-name="ro9">
          <table:table-cell office:value-type="string" calcext:value-type="string">
            <text:p>so blöd wie Sie daher reden, sind Sie doch gar nicht. Flüchtlinge (richtiger ist illegale Migranten) verteilen kann doch überhaupt nicht funktionieren. Polen oder Bulgaren kann gern einige Hunderttausend aufnehmen, sie bleiben aber nicht dort. Von allen in baltischen Staaten aufgenommenen Migranten ist keiner mehr im Land. Wohin sie gegangen sind? Natürlich dorthin, wo man dumm genug ist und wo man das Asyl optimieren kann, also vornehmlich Deutschland. Diesen Fakt kennen Sie auch, wollen aber so tun, als ob eine Verteilung die Lösung der Frage ist. Die Lösung der Frage sind sichere Grenzen und Hilfen in der Heimat und nicht halb Afrika entvölkern. Und gebt kein Geld mehr raus, sondern nur noch Sachwerte, dann hat sich das Problem bald gelöst.</text:p>
          </table:table-cell>
          <table:table-cell office:value-type="string" calcext:value-type="string">
            <text:p>as stupid as you talk therefore, you are not. Refugees (more correctly, illegal immigrants) can not work at all. Poles or Bulgarians are welcome to take in some hundreds of thousands, but they do not stay there. None of the migrants arrested in the Baltic States are left in the country. Where did they go? Of course, where you are stupid enough and where you can optimize the asylum, so mainly Germany. You also know this fact, but you want to pretend that a distribution is the solution to the question. The solution to the question are safe boundaries and aids in the home and not depopulate half of Africa. And do not give out any more money, only material assets, then the problem has resolved soon.</text:p>
          </table:table-cell>
          <table:table-cell office:value-type="string" calcext:value-type="string">
            <text:p>negative</text:p>
          </table:table-cell>
          <table:table-cell table:number-columns-repeated="1021"/>
        </table:table-row>
        <table:table-row table:style-name="ro21">
          <table:table-cell office:value-type="string" calcext:value-type="string">
            <text:p>Ein ziemlich abwegiger Vergleich für einen Politiker, den ich ansonsten schätze. Trump ist dumm, Kurz intelligent. Das sagt eigentlich schon fast alles. Kurz ist sicher politisch anders einzuordnen als Asselborn, aber deswegen Kurz mit Trump zu vergleichen ist ziemlich daneben. Kurz ist die neue junge Generation, die näher an der Bevölkerung dran ist. Vielleicht ist es Zeit für einen Generationswechsel. Die alte Garde kann ja als das Gewissen weiter im Hintergrund tätig sein. Natürlich wäre es sinnvoll den Stab geordnet zu übergeben, also bildlich gesprochen. Und noch was: einem wie Trump begegnet man am besten auf Augenhöhe. Oder anders gesagt: man muss mit den Wölfen heulen. Nur lauter.</text:p>
          </table:table-cell>
          <table:table-cell office:value-type="string" calcext:value-type="string">
            <text:p>A rather outlandish comparison for a politician that I appreciate otherwise. Trump is stupid, in short, smart. Almost everything says that. Short is certainly politically different from Asselborn, but that's why comparing Short with Trump is pretty much off the mark. In short, the new generation of young people is closer to the population. Maybe it's time for a generational change. The old guard can act as the conscience in the background. Of course, it would be useful to hand over the staff in an orderly manner, that is, figuratively speaking. And one more thing: a person like Trump is best met at eye level. In other words, you have to howl with the wolves. Only louder.</text:p>
          </table:table-cell>
          <table:table-cell office:value-type="string" calcext:value-type="string">
            <text:p>negative</text:p>
          </table:table-cell>
          <table:table-cell table:number-columns-repeated="1021"/>
        </table:table-row>
        <table:table-row table:style-name="ro48">
          <table:table-cell office:value-type="string" calcext:value-type="string">
            <text:p>nie soviel dummes Zeug gelesen. Herr Asselborn lehnt sich zu weit aus dem Fenster und das ausgerechnet als Luxemburger. Das Europa, das er gern hätte, ist noch Jahrzehnte von diesem Wunsch entfernt.</text:p>
          </table:table-cell>
          <table:table-cell office:value-type="string" calcext:value-type="string">
            <text:p>never read so much stupid stuff. Mr Asselborn leans too far out of the window, and of all people as a Luxembourger. The Europe that he would like to have is decades away from this desire.</text:p>
          </table:table-cell>
          <table:table-cell office:value-type="string" calcext:value-type="string">
            <text:p>negative</text:p>
          </table:table-cell>
          <table:table-cell table:number-columns-repeated="1021"/>
        </table:table-row>
        <table:table-row table:style-name="ro11">
          <table:table-cell office:value-type="string" calcext:value-type="string">
            <text:p>Dear Jean Asselborn, Ihre dummen und unnötigen Äußerungen und der Vergleich mit Donald Trump disqualifizieren Sie, irgendeine Funktion in der EU-Kommission auszuüben. Vielleicht wäre eine Arbeit in einer luxemburgischen Bücherei als Abstauber von Büchern für Sie wesentlich geeigneter. Dort können Sie nichts anrichten. Sie sollten den Mist vor Ihrer eigenen Türe kehren und sich Gedanken über die Agenden Ihrer Proponenten in Luxemburg Gedanken machen, insbesondere über Ihren Juncker Claude, der mit seinen Finanzgesetzen und seiner Finanzgebarung vielen EU-Ländern großen Schaden durch deren Steuervermeidung zugefügt hat. Sie haben dort auf Ihrem hohen Ross leicht reden über andere. Ich frage mich, ob Sie sich selber noch in den Spiegel (nicht die Zeitung) schauen können, ohne vor Scham in den Boden zu versinken! Sie, mit Ihren seltsamen Aktivitäten gegenüber Griechenland mit Unsummen von Euromillionen, die Sie sicherlich nicht aus Ihrer eigenen Tasche bezahlt haben. Solche Politiker sind die Totengräber der EU insgesamt. Ich meine, dass Sie noch von Jahresende Ihren Hut nehmen und sich vertschüssen sollten. Gute Besserung Giuseppe Svelato</text:p>
          </table:table-cell>
          <table:table-cell office:value-type="string" calcext:value-type="string">
            <text:p>Dear Jean Asselborn, Your stupid and unnecessary comments and the comparison with Donald Trump disqualify you from pursuing any function in the EU Commission. Perhaps working in a Luxembourgish library as a typing book would be much more appropriate for you. There you can do nothing. You should stop the shit at your doorstep and worry about the agendas of your proponents in Luxembourg, especially your Juncker Claude, who has inflicted a great deal of tax avoidance on many EU countries with his financial laws and financial regulations. You have easy talk about others on your high horse. I wonder if you can still look yourself in the mirror (not the newspaper), without sinking into the ground in shame! You, with your strange activities towards Greece with huge sums of Euromillions that you certainly have not paid out of your own pocket. Such politicians are the gravediggers of the EU as a whole. I mean, you should take your hat off at the end of the year and make yourself known. Get well soon Giuseppe Svelato</text:p>
          </table:table-cell>
          <table:table-cell office:value-type="string" calcext:value-type="string">
            <text:p>negative</text:p>
          </table:table-cell>
          <table:table-cell table:number-columns-repeated="1021"/>
        </table:table-row>
        <table:table-row table:style-name="ro20">
          <table:table-cell office:value-type="string" calcext:value-type="string">
            <text:p>auch wenn ich die Anti-Europäer für wahlweise dumm oder schlicht destruktiv halte, so muss man sich doch eines vor Augen führen: Die Flüchtlingskriese hat Europa entzweit, ein Schnitt quer durch die Gesellschaften. Die aber das Symbolcharakter l für Flüchtlinge darstellten, waren die Kriegsflüchtlinge aus Syrien. Nun, der Krieg ist vorbei, die Flüchtlinge können zurückkehren. Wer aber kommt zu uns? Die Jemeniten, die nächst Betroffenen schaffen es nicht einmal bis hierher. Wer also kommt, sind Glücksritter oder anders gelagerte Flüchtlinge, denen auch anders geholfen werden kann, als sie hierher zu rufen. Da besteht dringender Handlungsbedarf und den sehen unsere osteuropäischen Nachbarn und Österreich klarer als wir.</text:p>
          </table:table-cell>
          <table:table-cell office:value-type="string" calcext:value-type="string">
            <text:p>Although I think the anti-Europeans are either stupid or simply destructive, one thing has to be remembered: the refugee crisis has divided Europe, a cut across the societies. But those who represented the symbolic character of refugees were the war refugees from Syria. Well, the war is over, the refugees can return. But who comes to us? The Yemenis, the next affected people, do not even make it this far. So, those who come are lucky knights or other refugees, who can be helped differently than to call them here. There is an urgent need for action and our Eastern European neighbors and Austria see this more clearly than we do.</text:p>
          </table:table-cell>
          <table:table-cell office:value-type="string" calcext:value-type="string">
            <text:p>negative</text:p>
          </table:table-cell>
          <table:table-cell table:number-columns-repeated="1021"/>
        </table:table-row>
        <table:table-row table:style-name="ro30">
          <table:table-cell office:value-type="string" calcext:value-type="string">
            <text:p>ein Scheitern der EU würde Massenarbeitslosigkeit und Armut bedeutet. Wie dumm oder sittlich verroht muss man sein um sich so etwas zu wünschen.......unfassbar......</text:p>
          </table:table-cell>
          <table:table-cell office:value-type="string" calcext:value-type="string">
            <text:p>Failure of the EU would mean mass unemployment and poverty. How stupid or morally threatened you have to be to wish something like that ....... unbelievable ......</text:p>
          </table:table-cell>
          <table:table-cell office:value-type="string" calcext:value-type="string">
            <text:p>negative</text:p>
          </table:table-cell>
          <table:table-cell table:number-columns-repeated="1021"/>
        </table:table-row>
        <table:table-row table:style-name="ro32">
          <table:table-cell office:value-type="string" calcext:value-type="string">
            <text:p>"wo man diese einordnet, steht wowohl ausser frage. kritik ist nicht davon abhängig, dass man sich als heiliger aufführt. ""Die Luxenburger sind die letzten die sich irgendeine Kritik an anderen Politikern leisten dürfen, bei dem Dreck den sie am Stecken haben."" und, ich bin dafür dafür, dass man länder, die gegen die eu idee arbeiten, mal ganz schnell aus dem budget nimmt. keinen cednt für polen, keinen cent für ungarn, und für die rechten demagogen in österreich, diese terroristen unter kurz und strache bringen mit ihren rauschgiftfreunden von phillip morris bis british american tobacco wesentlich mehr menschen um als sogenannte islamische terroristen. wenn die im schnitt dummen österreicher das mal kapiert haben, wird die dumme angstmache nicht mehr lange funktionieren. und dann sind es wieder nur vier visegradstaaten, die man so schnell als möglich zumindest suspendieren sollte, wenn schon kein aussschluss möglich ist. dass dagegen die bezahlten schreiberlinge der wallstreet, deren einziges ziel die zerstörung der eurozone ist, anschreiben, damit muss man in zeiten von fakebook wohl leben, aber man kann es kritisieren, grins."</text:p>
          </table:table-cell>
          <table:table-cell office:value-type="string" calcext:value-type="string">
            <text:p>"where one arranges these is wowohl out of question. Criticism does not depend on being performed as a saint. ""The Luxenburgers are the last who can afford any criticism of other politicians, the dirt they have stuck."" And, I am in favor of taking countries that work against the idea of ​​eu out of budget very quickly. no cedt for poland, no cent for hungary, and for the right-wing demagogue in austria, these terrorists in short and straight bring with their drug friends from phillip morris to british american tobacco much more people than so-called islamic terrorists. if the stupid on average stupid austrians have got it, the stupid fear thing will not work long. and then there are only four states that should be at least suspended as soon as possible, if no isolation is possible. on the other hand, the paid scribblers of wallstreet, whose sole aim is to destroy the eurozone, write, so you have to live well in times of fakebook, but you can criticize it, grins."</text:p>
          </table:table-cell>
          <table:table-cell office:value-type="string" calcext:value-type="string">
            <text:p>negative</text:p>
          </table:table-cell>
          <table:table-cell table:number-columns-repeated="1021"/>
        </table:table-row>
        <table:table-row table:style-name="ro9">
          <table:table-cell office:value-type="string" calcext:value-type="string">
            <text:p>"Sehr schade das die Vierer Koalition der ""Unwilligen"" die EU Verträge nicht genau durchgelesen hat, sondern bei Infrastruktur Maßnahmen und Subventionierung der Agrarwirtschaft, der Verstand aussetzte und nicht weitergelesen wurde. Themen wie die EU Flüchtlingskonvention wurden da glatt überlesen, und ratzfatz war die Unterschrift drunter gesetzt. Und jetzt wollen diese Weicheier rumjammern, weil sie zu dumm zum (richtigen) lesen und verstehen sind und nerven uns mit ihrem Gejammer das sie wieder in das kuschelige 20Jahrhunder mit Vollverpflegung und Kaskoversicherung bezahlt von den doofen Germanen zurückwollen. Tröstlich ist das die Bagage ab 2021 eh abhaut weil dann gibt es keine Stütze mehr aus Brüssel."</text:p>
          </table:table-cell>
          <table:table-cell office:value-type="string" calcext:value-type="string">
            <text:p>"It is a pity that the Fourth Coalition of the ""Unwilling"" did not read through the EU Treaties exactly, but rather in the case of infrastructure measures and subsidies of the agricultural economy, which put their brains to shame and did not read further. Topics such as the EU Refugee Convention were read out smoothly, and ratzfatz's signature was set underneath. And now want to slog around these Weicheier, because they are too stupid to read the (right) and understand and annoy us with their whining that they want to get back in the cuddly 20-year-old with full board and comprehensive insurance from the stupid Germans back. Comforting is the bagage from 2021 anyway cut off because then there is no support more from Brussels."</text:p>
          </table:table-cell>
          <table:table-cell office:value-type="string" calcext:value-type="string">
            <text:p>negative</text:p>
          </table:table-cell>
          <table:table-cell table:number-columns-repeated="1021"/>
        </table:table-row>
        <table:table-row table:style-name="ro55">
          <table:table-cell office:value-type="string" calcext:value-type="string">
            <text:p>"Der größte Dummschwätzer sitzt aber im Kanzleramt. Haben Sie wohl ""vergessen"". Phrasen abondern, das Volk für dumm verkaufen und angeblich eine Politik betreiben die ""alternativlos"" ist - SEHR demokratisch ! - hat uns zwölf Jahre gekostet die ein ECHTER Kanzler dazu benutzt hätte das Land voranzubringen. WAS hat die Pattexlady denn all die Jahre unternommen ? Sozialreformen gegen die Spaltung der Gesellschaft - null. Eine Einwanderungspolitik die das Volk akzeptiert - null. Eine Energiepolitik die strategisch angelgt ist - null. Eine Europapolitik die auch die Interessen kleinerer Staten mit abdeckt und Deutschland nicht isoliert - null. Eine Gesundheitspolitik die alle gleich behandelt - null. Eine Rentenreform die Altersarmut vorbeugt - null. Kampf gegen Niedriglöhne und Zeitarbeitssklaverei - null. usw....... Man kann zu Oskar ja stehen wie man will. Aber im Vergleich mit unserer Aussitzerin hat der Mann wenigstens eine positive Vision für unser Land und setzt nicht auf eine 2/3 Gesellschaft die langfristig nur die Radikalen stärkt. ""Der Markt"", der vergötterte, regelt doch nicht alles wie von Zauberhand - er spaltet, er grenzt aus und überrollt gnadenlos Millionen Mitbürger. Aber das ist ja auch ""alternativlos"". In Wirklichkeit ist es aber nur die Kapitulation der Politik und das völlige fehlen von Gestaltungswillen. Eine Regierung die nicht regiert sondern auf den ""höheren Willen"" entfesselter Marktkräfte setzt. Merkel ist unser Problem, nicht Lafontaine oder Wagenknecht, nicht einmal Gauland und Co. Deutschland braucht politische Führung und die Unterordnung der Wirtschaft unter die Politk. Nicht Merkels ""marktkonforme Politik"" sondern eine echte soziale Marktwirtschaft - daß dies funktioniert haben uns die Jahre seit 1949 gelehrt. Nur haben Gestalten wie Schröder und Merkel wohl eine andere Definition von ""sozial"" - ein Sozialstaat der der Wirtschaft dient, und nicht umgekehrt, wie es in einer aufgeklärten Gesellschaft sein sollte. Wo ist das Problem wenn Lafonteine den Finger in diese Wunde legt ?"</text:p>
          </table:table-cell>
          <table:table-cell office:value-type="string" calcext:value-type="string">
            <text:p>"But the biggest stupid bugger sits in the chancellery. Did you forget? Separate phrases, sell the people for stupid and allegedly operate a policy that is ""no alternative"" - ​​VERY democratic! - It cost us twelve years that a REAL Chancellor would have used to move the country forward. WHAT has Pattexlady been doing for all these years? Social reforms against the division of society - zero. An immigration policy that the people accept - zero. An energy policy that is strategically established - zero. A European policy that also covers the interests of smaller states and does not isolate Germany - zero. A health policy that treats everyone equally - zero. A pension reform that prevents old-age poverty - zero. Fight against low pay and temporary slavery - zero. etc ....... You can stand to Oskar yes as you want. But in comparison with our Aussitzerin the man has at least a positive vision for our country and does not rely on a 2/3 society in the long term only strengthens the radicals. ""Der Markt"", which idolized, does not regulate everything as if by magic - it splits, it delimits and mercilessly rolls over millions of fellow citizens. But that is also ""no alternative"". In reality, however, it is only the capitulation of politics and the total lack of creative will. A government that does not govern but relies on the ""higher will"" of unleashed market forces. Merkel is our problem, not Lafontaine or Wagenknecht, not even Gauland and Co. Germany needs political leadership and the subordination of the economy to politics. Not Merkel's ""market-conforming policy"" but a true social market economy - that this has been taught us the years since 1949. However, figures such as Schröder and Merkel probably have a different definition of ""social"" - a welfare state that serves the economy, and not vice versa, as it should be in an enlightened society. Where is the problem when Lafonteine ​​puts his finger in this wound?"</text:p>
          </table:table-cell>
          <table:table-cell office:value-type="string" calcext:value-type="string">
            <text:p>negative</text:p>
          </table:table-cell>
          <table:table-cell table:number-columns-repeated="1021"/>
        </table:table-row>
        <table:table-row table:style-name="ro35">
          <table:table-cell office:value-type="string" calcext:value-type="string">
            <text:p>dann bauen wir die Mauer wieder auf um uns vor Merkel zu schuetzen. Weltweite Firmen sind begeistert und schaffen Arbeistplaertze in Lafontains sozialer Kommunistenbude. Fazit Nur Dumme und alte SED Fans sind so blind dieser dummen Idee von Lafontaine zu folgen.</text:p>
          </table:table-cell>
          <table:table-cell office:value-type="string" calcext:value-type="string">
            <text:p>then we rebuild the wall to protect ourselves from Merkel. Worldwide companies are thrilled to create workplaces in Lafontain's Social Communist Shelter. Conclusion Only dumb and old SED fans are so blind to following this stupid idea of ​​Lafontaine.</text:p>
          </table:table-cell>
          <table:table-cell office:value-type="string" calcext:value-type="string">
            <text:p>negative</text:p>
          </table:table-cell>
          <table:table-cell table:number-columns-repeated="1021"/>
        </table:table-row>
        <table:table-row table:style-name="ro27">
          <table:table-cell office:value-type="string" calcext:value-type="string">
            <text:p>"Diesen unkritischen Wählern, die nur links/rechts oder schwarz/weiss denken können, verdanken wir den jetzigen politischen Stillstand. Dieses dumme Gerede über die ""Mitte"" ist nicht mehr zu ertragen. Weiter so naives Wahlvolk eure Mitte bedeutet Lobbypolitik und mehr soziale Ungerechtigkeit!"</text:p>
          </table:table-cell>
          <table:table-cell office:value-type="string" calcext:value-type="string">
            <text:p>"These uncritical voters, who can think only left / right or black / white, we owe the current political stalemate. This stupid talk about the ""middle"" is unbearable. Far more naive electorate your middle means lobbying politics and more social injustice!"</text:p>
          </table:table-cell>
          <table:table-cell office:value-type="string" calcext:value-type="string">
            <text:p>negative</text:p>
          </table:table-cell>
          <table:table-cell table:number-columns-repeated="1021"/>
        </table:table-row>
        <table:table-row table:style-name="ro28">
          <table:table-cell office:value-type="string" calcext:value-type="string">
            <text:p>mal wieder............. finden so einiges, was am Ende nicht ganz stimmt .... eigentlich nichts neues, eher das alte Spiel zum verdummen der Massen.</text:p>
          </table:table-cell>
          <table:table-cell office:value-type="string" calcext:value-type="string">
            <text:p>again ............. find a lot, which is not quite true at the end .... actually nothing new, rather the old game to dumb the masses.</text:p>
          </table:table-cell>
          <table:table-cell office:value-type="string" calcext:value-type="string">
            <text:p>negative</text:p>
          </table:table-cell>
          <table:table-cell table:number-columns-repeated="1021"/>
        </table:table-row>
        <table:table-row table:style-name="ro23">
          <table:table-cell office:value-type="string" calcext:value-type="string">
            <text:p>stimmt, funktioniert nicht. Ist aber auch dummerweise nicht Inhalt der Resolution.</text:p>
          </table:table-cell>
          <table:table-cell office:value-type="string" calcext:value-type="string">
            <text:p>true, does not work. Unfortunately, it is not part of the resolution.</text:p>
          </table:table-cell>
          <table:table-cell office:value-type="string" calcext:value-type="string">
            <text:p>negative</text:p>
          </table:table-cell>
          <table:table-cell table:number-columns-repeated="1021"/>
        </table:table-row>
        <table:table-row table:style-name="ro16">
          <table:table-cell office:value-type="string" calcext:value-type="string">
            <text:p>Es hätte doch gereicht bei einem Schiff den Transponder auszuschalten. Wäre ja auch weniger auffällig, von wegen technische Störung oder so. Und, wer ausschaltet muss doch auch wieder einschalten ? Aber ich bin sicher nur zu dumm. Ich warte jetzt einfach, bis die Powerpoints bei der UNO mir alles erklären.</text:p>
          </table:table-cell>
          <table:table-cell office:value-type="string" calcext:value-type="string">
            <text:p>It would have been enough to switch off the transponder on a ship. Would be less obvious, because of technical failure or something. And, who turns off but also turn on again? But I'm just too stupid. I'll just wait until the UN Powerpoints explain everything to me.</text:p>
          </table:table-cell>
          <table:table-cell office:value-type="string" calcext:value-type="string">
            <text:p>negative</text:p>
          </table:table-cell>
          <table:table-cell table:number-columns-repeated="1021"/>
        </table:table-row>
        <table:table-row table:style-name="ro29">
          <table:table-cell office:value-type="string" calcext:value-type="string">
            <text:p>an einer friedlichen Lösung sind sie nicht interessiert, schon gar nicht wenn es um Regionen der ehemaligen UDSSR geht. Schade, dass wir in Europa so dumm sind und das imperiale Tun der USA nicht schärfer kritisieren. Wir sollten Vermittler in diesem Streit Separatisten+Russland ./. Ukraine sein und nicht tatenlos zuschauen, wie weitere Konflikte in Europa eskalieren.</text:p>
          </table:table-cell>
          <table:table-cell office:value-type="string" calcext:value-type="string">
            <text:p>They are not interested in a peaceful solution, especially when it comes to regions of the former USSR. Too bad that we are so stupid in Europe and do not criticize the imperial actions of the US more sharply. We should be intermediaries in this dispute Separatists + Russia ./. Ukraine and not idly watch as further conflicts in Europe escalate.</text:p>
          </table:table-cell>
          <table:table-cell office:value-type="string" calcext:value-type="string">
            <text:p>negative</text:p>
          </table:table-cell>
          <table:table-cell table:number-columns-repeated="1021"/>
        </table:table-row>
        <table:table-row table:style-name="ro11">
          <table:table-cell office:value-type="string" calcext:value-type="string">
            <text:p>".... mit einem fatalen Gedanken. Doch was sind schon einige Millionen Tage, da bei Nacht der Kosmos für jeden sichtbar, doch für niemanden von uns begreiflich ist. Trump ist schlicht einer unserer Art, dumm, arrogant, bescheiden in seinen Trieben gefangen, eben auch mit jenem fatalen Gedanken, dass es gute und schlechte Menschen, gäbe. Ich fürchte er glaubt tatsächlich, er sei einer der ""Guten"". Mit ihm, all jene, die ihr Blickfeld extrem auf die Rendite einschränken, die unsere Biosphäre, unsere letzten sozialen Bindungen, kurz unsere Hoffnung auf eine friedliche und weniger leidvolle (für die ärmere Hälfte, ja für all jene die zwar materiell ohne Not, aber seelisch verkümmert und leidend sind) Zukunft vernichten. Wir wählen uns leider, seit unsere Vorfahren die Demokratie erkämpften, nicht minder kümmerliche und eingebildete Idioten, zur Führung unserer Horde. Wenn der Tag endet, wird sich die Erde wieder erholen, es war eben kein Sonnentag, sondern ein Menschentag, unwesentlich länger, doch mit einer düsteren Wetterlage behaftet, die nur in winzigen Momenten und Nischen, die mögliche Schönheit menschlichen Wirkens aufzeigte, glücklich jene, die diese Momente erleben dürfen."</text:p>
          </table:table-cell>
          <table:table-cell office:value-type="string" calcext:value-type="string">
            <text:p>".... with a fatal thought. But what are some millions of days, because at night the cosmos is visible to everyone, but understandable for none of us. Trump is simply one of our kind, stupid, arrogant, modestly trapped in his impulses, as well as the fatal idea that there are good and bad people. I'm afraid he actually believes he's one of the ""good guys"". With him, all those who limit their field of vision extremely to the return that our biosphere, our last social ties, in short our hope for a peaceful and less painful (for the poorer half, yes for all those materially without ado, but mentally stunted and suffering) destroy the future. Unfortunately, since our ancestors fought for democracy, we choose ourselves no less miserable and conceited idiots to lead our horde. When the day ends, the earth will recover, it was not a sunny day, but a human day, slightly longer, but with a gloomy weather situation that showed only in tiny moments and niches, the possible beauty of human activity, happy those, who are allowed to experience these moments."</text:p>
          </table:table-cell>
          <table:table-cell office:value-type="string" calcext:value-type="string">
            <text:p>negative</text:p>
          </table:table-cell>
          <table:table-cell table:number-columns-repeated="1021"/>
        </table:table-row>
        <table:table-row table:style-name="ro9">
          <table:table-cell office:value-type="string" calcext:value-type="string">
            <text:p>für die Weltgemeinschaft? Es ist die Chance für die Weltgemeinschaft endlich zu begreifen, dass es ohne die USA weit besser gehen könnte. Was tun die seit langem anderes, als Kriege anzuzetteln, sich in jeden Konflikt unter dem Vorwand der ihrer nationalen Sicherheit einzumischen, alles zu sanktionieren, das nicht nach ihrer Nase tanzen will und auf Teufel komm raus ihre arroganten geostrategischen Interessen durchzusetzen? Was diverse US-Präsidenten noch unter dem Vorwand von Demokratie und Freiheit durchzusetzen versuchten, ersetzt Trump nun ganz offen durch die Methode Holzhammer. Wenn vor allem Europa immer noch nicht begreifen will, dass sie nichts anderes sind, als dumme und willige Söldner der USA, dann ist ihnen nicht mehr zu helfen.</text:p>
          </table:table-cell>
          <table:table-cell office:value-type="string" calcext:value-type="string">
            <text:p>for the world community? It's a chance for the world community to finally realize that without the US, it could be far better. What have they been doing for a long time other than to start a war, to interfere in any conflict under the guise of national security, to sanction everything that does not want to dance its nose, and hell-bent on enforcing its arrogant geostrategic interests? What various US presidents tried to impose under the pretext of democracy and freedom Trump now quite openly replaced by the method Holzhammer. If, above all, Europe still does not want to understand that they are nothing but stupid and willing mercenaries of the USA, then they are beyond help.</text:p>
          </table:table-cell>
          <table:table-cell office:value-type="string" calcext:value-type="string">
            <text:p>negative</text:p>
          </table:table-cell>
          <table:table-cell table:number-columns-repeated="1021"/>
        </table:table-row>
        <table:table-row table:style-name="ro39">
          <table:table-cell office:value-type="string" calcext:value-type="string">
            <text:p>"Die UNESCO steht mitnichten für ""die Weltgemeinschaft"", die mit einer gemeinsamen Stimme der Vernunft spräche, der sich Trump und Israel nun dummdreist entgegenstellten. Die einzelnen UN-(Sonder-)Organisationen sind hochpolitisierte Interessenvertretungen, siehe die Weltbank als Instrument neoliberaler Politik. Ähnlich verhält es sich mit UNESCO, UNCTAD, dem UNHRC oder zahlreichen anderen Organen, nur eben mit anders liegenden tendenziösen Interessen. Der UN-Menschenrechtsrat, dem zur Zeit Menschenrechtsvorbilder wie Saudi-Arabien, Kuba, Tunesien, Ägypten und China angehören, hat folgende Leistungsbilanz: Das Land mit den mit Abstand meisten Verurteilungen ist Israel, mit sieben Mal mehr Fällen als Nordkorea."</text:p>
          </table:table-cell>
          <table:table-cell office:value-type="string" calcext:value-type="string">
            <text:p>"UNESCO by no means stands for ""the world community"", which speaks with a common voice of reason, which Trump and Israel now stupidly opposed. The individual UN (special) organizations are highly political advocacy groups, see the World Bank as an instrument of neoliberal politics. The situation is similar with UNESCO, UNCTAD, the UNHRC or many other bodies, but with different tendentious interests. The UN Human Rights Council, which currently includes human rights peers such as Saudi Arabia, Cuba, Tunisia, Egypt and China, has the following current account: The country with by far the most convictions is Israel, with seven times more cases than North Korea."</text:p>
          </table:table-cell>
          <table:table-cell office:value-type="string" calcext:value-type="string">
            <text:p>negative</text:p>
          </table:table-cell>
          <table:table-cell table:number-columns-repeated="1021"/>
        </table:table-row>
        <table:table-row table:style-name="ro12">
          <table:table-cell office:value-type="string" calcext:value-type="string">
            <text:p>"Nein, hatte er nicht. Das hat er nur impliziert. Er meinte, er würde das Ergebnis auf jeden Fall anerkennen wenn er gewinnt. Und wenn nicht ""Man wird sehen."". Beschränken Sie sich doch bitte darauf den Mann nur für die peinlichen, narzisstischen, dummen und/oder demokratiefeindlichen Dinge zu attackieren die er tatsächlich gesagt bzw. getan hat. Davon gibt's ja nun wirklich genug."</text:p>
          </table:table-cell>
          <table:table-cell office:value-type="string" calcext:value-type="string">
            <text:p>"No, he did not. He only implied that. He said he would definitely recognize the result if he wins. And if not ""one will see."". Please limit yourself to attacking the man only for the embarrassing, narcissistic, stupid and / or anti-democratic things he actually said or did. There's really enough of that."</text:p>
          </table:table-cell>
          <table:table-cell office:value-type="string" calcext:value-type="string">
            <text:p>negative</text:p>
          </table:table-cell>
          <table:table-cell table:number-columns-repeated="1021"/>
        </table:table-row>
        <table:table-row table:style-name="ro21">
          <table:table-cell office:value-type="string" calcext:value-type="string">
            <text:p>Was in den letzten Jahren passiert ist, hat mein Welt- und Menschenbild schon auf den Kopf gestellt. In die Reihe der (möchtegern) großartigsten Staatschefs und Mandatsträger kann sich dieser - ich lasse hier eine Lücke, füllen Sie diese, wie sie mögen, bei mir wäre es ein Schimpfwort - prima einreihen. Ich hätte es nie für möglich gehalten, dass die Menschheit so dumm ist und ihre Rückschritte noch selber wählt. Trump, Erdogan, Orban, Kaczinski und Co., Putin, Brexit, AfD, Duterte....ich kann das noch weiter ausführen. Und wenn es mal nicht gereicht hat, wird der Rechtsstaat (Einsatz und Respekt vor diesem ist für die Konsorten fakultativ) bemüht. Traurige Realität!</text:p>
          </table:table-cell>
          <table:table-cell office:value-type="string" calcext:value-type="string">
            <text:p>What has happened in recent years has already turned my world and human image upside down. In the row of (would like to) great leaders and mandate holders this can - I leave here a gap, fill it, as they like, with me it would be a dirty word - to rank well. I never thought it possible that humanity is so stupid and still chooses its own regression. Trump, Erdogan, Orban, Kaczinski and Co., Putin, Brexit, AfD, Duterte .... I can go further. And if it was not enough, the rule of law (commitment and respect for this is for the consorts optional) endeavors. Sad reality!</text:p>
          </table:table-cell>
          <table:table-cell office:value-type="string" calcext:value-type="string">
            <text:p>negative</text:p>
          </table:table-cell>
          <table:table-cell table:number-columns-repeated="1021"/>
        </table:table-row>
        <table:table-row table:style-name="ro35">
          <table:table-cell office:value-type="string" calcext:value-type="string">
            <text:p>... Männlich, schon etwas älter, dummerweise Gewinnertyp (um in Ihrem Jargon zu bleiben), AfD-Wähler und oben drauf noch AfD-Mitglied das quasi unausweichliche Schiksal eines Wutbürger Terroristen möglichst lange erspart wird.</text:p>
          </table:table-cell>
          <table:table-cell office:value-type="string" calcext:value-type="string">
            <text:p>... Male, a little older, stupidly winning type (to stay in your jargon), AfD voters and on top of it even AFD member the quasi-inevitable Schiksal a Wutbürger terrorist is spared as long as possible.</text:p>
          </table:table-cell>
          <table:table-cell office:value-type="string" calcext:value-type="string">
            <text:p>negative</text:p>
          </table:table-cell>
          <table:table-cell table:number-columns-repeated="1021"/>
        </table:table-row>
        <table:table-row table:style-name="ro25">
          <table:table-cell office:value-type="string" calcext:value-type="string">
            <text:p>"In dem Fall ein Fall für die Klappsmühle. Sie können sich auch mit falschen Antworten strafbar machen. Wenn sie die Behörden auf dem Zettel haben ist das durchaus gefährlich. Ich habe in den 80ern die Volkszählung verweigert. Die Strafandrohung belief sich ungefähr auf über 3000 DM. Das war damals richtig viel Geld, und man kann daran auch sehen wie wichtig es dem Staat ist seine Bürger auszuspionieren. Der Zeitgeist heute ist ja eher ""Wer nichts zu verbergen hat, der kann sich auch nackig machen"". Das ist meiner Meinung nach ziemlich dumm."</text:p>
          </table:table-cell>
          <table:table-cell office:value-type="string" calcext:value-type="string">
            <text:p>"In the case a case for the folding mill. You can also make yourself liable for wrong answers. If they have the authorities on the slip this is quite dangerous. I refused the census in the 80s. The threat of punishment amounted to about 3000 DM. That was a lot of money back then, and you can also see how important it is for the state to spy on its citizens. The zeitgeist today is more like ""He who has nothing to hide, he can also get naked"". That's pretty stupid in my opinion."</text:p>
          </table:table-cell>
          <table:table-cell office:value-type="string" calcext:value-type="string">
            <text:p>negative</text:p>
          </table:table-cell>
          <table:table-cell table:number-columns-repeated="1021"/>
        </table:table-row>
        <table:table-row table:style-name="ro22">
          <table:table-cell office:value-type="string" calcext:value-type="string">
            <text:p>Sie sind mir ja ein ganz lustiger Mikrozensus-Fan! Was bitteschön hat eine angebliche Anonymisierung mit Namen und Anschrift zu tun? Die Daten werden nach dem Abschluss der Erhebungen gelöscht? Ja, ja und vor kurzem war der Weihnachtsmann da! Mannomann wie naiv oder dumm können Menschen sein? Ach ja, Sie unterstellen einigen Foristen, dass die sich beim Mikrozensus anstellen würden, aber gleichzeitig ihre Daten im Internet verteilen. Auf die idee, dass es eine Vielzahl an Menschen gibt, die weder den Mikrozensus toll finden, noch ihre Daten im Internet verstreuen, darauf kommen Sie als untertänigster Bürger des Staates nicht!</text:p>
          </table:table-cell>
          <table:table-cell office:value-type="string" calcext:value-type="string">
            <text:p>You are a funny microcensus fan! What good does an alleged anonymization with name and address have to do? The data will be deleted after completing the surveys? Yes, yes, and recently Santa Claus was there! Mannomann how naive or stupid can humans be? Oh yes, you assume some researchers that they would do the microcensus, but at the same time distribute their data on the Internet. On the idea that there are a multitude of people who neither find the microcensus great nor do they scatter their data on the Internet, then you do not come as the most subservient citizen of the state!</text:p>
          </table:table-cell>
          <table:table-cell office:value-type="string" calcext:value-type="string">
            <text:p>negative</text:p>
          </table:table-cell>
          <table:table-cell table:number-columns-repeated="1021"/>
        </table:table-row>
        <table:table-row table:style-name="ro72">
          <table:table-cell office:value-type="string" calcext:value-type="string">
            <text:p>"da liegt doch schon der Fehler im Ansatz. Im Grundgesetz gibt es den Artikel 38, dessen 1. Absatz lautet: ""Art 38 (1) Die Abgeordneten des Deutschen Bundestages werden in allgemeiner, unmittelbarer, freier, gleicher und geheimer Wahl gewählt. Sie sind Vertreter des ganzen Volkes, an Aufträge und Weisungen nicht gebunden und nur ihrem Gewissen unterworfen."" (https://www.gesetze-im-internet.de/gg/art_38.html) Wenn man diesen Artikel ernst nähme und richtig anwenden würde, würden sowohl Koalitionen als auch das Wort ""Minderheitsregierung"" gar keinen Sinn machen. Denn wenn Art 38 (1) GG konsequent angewandt würde, hätten wir keine Parteien im Bundestag, sondern nur Abgeordnete, die ihrem Gewissen folgend Verantwortung für Volk und Staat tragen. Einem Wort von Kaiser Wilhelm II frei folgend, kennt Art. 38 (1) GG keine Parteien, nur Abgeordnete. Wir können sicherlich darüber streiten, ob eine evtl. Parteimitgliedschaft eines Abgeordneten während seiner Zeit als Abgeordneter ruhen muss oder nicht. Aber ohne jeden Zweifel ist dieser Mensch Abgeordneter des deutschen Volkes und absolut nicht Abgeordneter einer Partei, wenn wir denn das Grundgesetz ernst nehmen (bzw. nähmen). Die grundgesetzliche Aufgabe der Parteien ist die WILLENSbildung, von REGIERUNGSbildung durch Parteien oder FraktionsZWANG für Abgeordnete steht kein Wort im Grundgesetz. Nicht einmal eine Parteimitgliedschaft für Abgeordnete ist im Grundgesetz zwingend vorgeschrieben. Ich habe ja nichts dagegen, wenn die Abgeordneten den Reichstag verlassen, das Lied singend ""Brüder, zur Freiheit, zur Sonne"". Wenn es passt. Nach Abschluss des letzten Sitzungstages vor der parlamentarischen Sommerpause vielleicht. Aber sonst hat Partei gleich welcher Farbe dort nichts zu suchen! Was ist das bloß für ein dummes Volk, das es zulässt, dass seit rund 70 Jahren gegen das Grundgesetz verstoßen wird, ohne sich dagegen aufzulehnen? Weimar ist nicht zuletzt auch deshalb gescheitert, weil jeder Karnickelzüchterverein seine Partei gründen und im Reichstag vertreten sein musste. Immer dran denken, es sind die Parteien, die Hampelmänner aufden Schild heben und Typen wie Hitler, Trump, Erdogan, Orbán usw. zu großen Gestalten machen. Ohne Parteien hätten die es verdammt schwer, ja sie wären sogar vermutlich der Geschichte nicht einmal eine Fußnote wert, so unbedeutend wären sie. Ohne die AfD würde doch heute noch jeder Deutsche an den Anglergruß denken, wenn von Petry die Rede ist. Mal drüber nachdenken!"</text:p>
          </table:table-cell>
          <table:table-cell office:value-type="string" calcext:value-type="string">
            <text:p>"there is already the mistake in the approach. The Basic Law contains Article 38, the first paragraph of which reads: ""Art. 38 (1) The deputies of the German Bundestag are elected in general, direct, free, equal and secret ballot, representing all the people, orders and directives not bound and subject only to their conscience. "" (https://www.gesetze-im-internet.de/gg/art_38.html) If you took this article seriously and applied it correctly, both coalitions and the word ""minority government"" would make no sense. For if Art. 38 (1) GG were applied consistently, we would have no parties in the Bundestag, but only deputies who, according to their conscience, bear responsibility for the people and the state. Following a word of Kaiser Wilhelm II, Art. 38 (1) GG knows no parties, only deputies. We can certainly argue about whether or not a member of parliament may have to rest during his time as a Member of Parliament. But without any doubt, this man is a member of the German people and absolutely not a member of a party, if we take the Basic Law seriously (or take). The constitutional task of the parties is the WILLENSbildung, of GOVERNMENT FORMATION by parties or parliamentary faction for MPs is not a word in the Basic Law. Not even a party membership for deputies is mandatory in the Basic Law. I have nothing against it when the deputies leave the Reichstag, singing the song ""Brothers, to freedom, to the sun"". If it fits. After completing the last day of sitting before the parliamentary summer break, maybe. But otherwise party of any color has no place there! What kind of a stupid people that allows for about 70 years against the Basic Law, without rebelling against it? Last but not least, Weimar failed because every rabble breeders' association had to found its own party and be represented in the Reichstag. Always remember, it is the parties that raise jumping jackets on the shield and make types like Hitler, Trump, Erdogan, Orbán, etc. into great shapes. Without parties, they would be damned hard, even they would probably not even worth a footnote of the story, they would be so insignificant. Without the AfD today still every German would think of the fishing greeting, if Petry is mentioned. Let's think about it!"</text:p>
          </table:table-cell>
          <table:table-cell office:value-type="string" calcext:value-type="string">
            <text:p>negative</text:p>
          </table:table-cell>
          <table:table-cell table:number-columns-repeated="1021"/>
        </table:table-row>
        <table:table-row table:style-name="ro38">
          <table:table-cell office:value-type="string" calcext:value-type="string">
            <text:p>...ist mir die Kinnlade runtergeklappt, als die Wahlergebnisse bekannt gegeben wurden. Die SPD, die sozialistische Partei Deutschlands, die Partei, die an den Bürger glaubt, weil sie weiß, dass diese das Volk bilden. Ich schaue aus meinem Armutsbeutel in die deutsche Landschaft und hege diesen Wunsch, der mir zu Weihnachten erfüllt sein soll: Eine Lösung schnellst möglich zu finden, in der die Bürgerversicherung, die eine Staffelung der freiwilligen Krankenversicherung beinhaltet, kommt. Ich lebe am Existenzminimum alleinstehend mit zwei Kindern und die Lebensmittel steigen Tag für Tag ganz schleichend, die Mieten auch. Es fühlt sich so an, als gibt es keine Gerechtigkeit und demzufolge auch keine Demokratie, also ist doch eine CDU mit all ihren Mitgliedern Fiktion. Die SPD gibt mir Hoffnung, dass es auch für mich, die dumm geboren wurde, sprich mit einem Unvermögen in der Mittelklasse Entscheidungen fällen zu dürfen, doch auch mal ein Stück vom Kuchen zu bekommen. Stattdessen sehe ich, wie die Regierung sich um Themen bemüht, die unwirklich sind, Klimaerwärmung, welche natürlich ist. Ich fahre aus finanzieller Not und Bewusstsein Rad, ich könnte mir kein E-Auto leisten. Ich glaube an die SPD und wünsche dieser einen guten Start ins Jahr 2018.</text:p>
          </table:table-cell>
          <table:table-cell office:value-type="string" calcext:value-type="string">
            <text:p>... my jaw dropped when the election results were announced. The SPD, the socialist party of Germany, the party that believes in the citizen, because she knows that they are the people. I look out of my poverty bag in the German countryside and cherish this wish, which is to be fulfilled for me Christmas: To find a solution as quickly as possible, in the citizen's insurance, which includes a graduation of voluntary health insurance, comes. I live at the subsistence level single with two children and the food is rising day by day quite insidiously, the rents too. It feels like there is no justice and therefore no democracy, so a CDU with all its members is fiction. The SPD gives me hope that it is also for me, who was born stupid, speak with an inability to make decisions in the middle class, but also to get a piece of cake. Instead, I see how the government is trying to tackle issues that are unreal, global warming, which is natural. I cycle out of financial hardship and consciousness, I could not afford an e-car. I believe in the SPD and wish them a good start to the year 2018.</text:p>
          </table:table-cell>
          <table:table-cell office:value-type="string" calcext:value-type="string">
            <text:p>negative</text:p>
          </table:table-cell>
          <table:table-cell table:number-columns-repeated="1021"/>
        </table:table-row>
        <table:table-row table:style-name="ro57">
          <table:table-cell office:value-type="string" calcext:value-type="string">
            <text:p>dafür braucht man nicht das GG. Die SPD wäre doch dumm, sich offen als nicht staatstragend zu präsentieren.</text:p>
          </table:table-cell>
          <table:table-cell office:value-type="string" calcext:value-type="string">
            <text:p>you do not need the GG for that. The SPD would be stupid to present itself open as not state-bearing.</text:p>
          </table:table-cell>
          <table:table-cell office:value-type="string" calcext:value-type="string">
            <text:p>negative</text:p>
          </table:table-cell>
          <table:table-cell table:number-columns-repeated="1021"/>
        </table:table-row>
        <table:table-row table:style-name="ro10">
          <table:table-cell office:value-type="string" calcext:value-type="string">
            <text:p>"Wer ist Navalny? Was und wo hat er so schwer für Russland geschafft,dass die Russen hinter ihm stehen würden? Was ist sein Wahlprogramm dem Land zugunste? Aus welchem Geld werden seine ""Aktivitäten"" finansiert? Welches Publikum kommt zu seinen Anti-Putin-Aktionen? Welche bekannte seriöse Politiker stehen zu ihm und seinen Aktivitäten? Bitte,beantworten Sie die Fragen oder halten Sie uns nicht für dumm!"</text:p>
          </table:table-cell>
          <table:table-cell office:value-type="string" calcext:value-type="string">
            <text:p>"Who is Navalny? What and where did he make it so difficult for Russia that the Russians would stand behind him? What is his election program to the country? From which money are his ""activities"" financed? Which audience comes to his anti-Putin actions? Which well-known politicians stand by him and his activities? Please, answer the questions or do not think we are stupid!"</text:p>
          </table:table-cell>
          <table:table-cell office:value-type="string" calcext:value-type="string">
            <text:p>negative</text:p>
          </table:table-cell>
          <table:table-cell table:number-columns-repeated="1021"/>
        </table:table-row>
        <table:table-row table:style-name="ro33">
          <table:table-cell office:value-type="string" calcext:value-type="string">
            <text:p>Auf dem Land leben die Russen zum Teil noch auf einem Niveau, das in westlichen Ländern vor über Hundert Jahren herrschten. Sibirien ist teils ähnlich primitiv wie arme Entwicklungsländer. Ist auch kein Wunder: Russlands BIP bewegt sich auf dem Niveau Italiens, doch das Land leistet sich eines der mächtigsten Militärs der Welt. Die Russen sind große Patrioten, die internationale Macht gefällt ihnen, denn das kennen sie aus der Sowjetzeit. Ebenso fest verankert in ihrer Kultur ist der Hang zum Personenkult, den Putin sehr gekonnt zu pflegen weiß. Last but not least: Die Russen sind leidensfähig, das zeichnet das Volk besonders aus. Angesichts der westlichen Sanktionen rückt das Volk zusammen in voller Unterstützung Putins, sie fühlen sich wieder als Opfer des Westens. Dazu möchte ich allerdings hinzufügen, dass ich trotz allem die Russland-Politik des Westens als ausgessprochen dumm ablehne.</text:p>
          </table:table-cell>
          <table:table-cell office:value-type="string" calcext:value-type="string">
            <text:p>In rural areas, the Russians still live at a level that prevailed in Western countries over a hundred years ago. Siberia is partly as primitive as poor developing countries. No wonder: Russia's GDP is at the same level as Italy, but it is one of the most powerful military forces in the world. The Russians are great patriots, they like international power because they know it from the Soviet era. Equally firmly anchored in their culture is the penchant for the cult of personality that Putin knows very well how to cultivate. Last but not least: The Russians are capable of suffering, that's what makes the people special. In the face of Western sanctions, the people move together in full support of Putin, they feel again as victims of the West. However, I would like to add that, despite everything, I reject the Russian policy of the West as stupidly stupid.</text:p>
          </table:table-cell>
          <table:table-cell office:value-type="string" calcext:value-type="string">
            <text:p>negative</text:p>
          </table:table-cell>
          <table:table-cell table:number-columns-repeated="1021"/>
        </table:table-row>
        <table:table-row table:style-name="ro15">
          <table:table-cell office:value-type="string" calcext:value-type="string">
            <text:p>... weglassen, ohne dass dadurch eine Lücke entsteht. Nichts als leeres Geschwätz und Mutmaßerei. Warum sollte Merkel so stark angeschlagen sein, dass sie nicht mehr Kanzlerin sein kann? Etwa weil sie 63 Jahre alt ist? Das ist überall in der Welt ein ausgezeichnetes Alter dafür, ganz hohe Verantwortung zu tragen. Das CDU Wahlergebnis war nicht so doll, aber die anderen Parteien waren auch nicht besser. Und wer ist denn da, der sich als Nachfolger anbieten könnte? Es ist ein reiner Journalistenquatsch, dass zu den Kandidaten ein Jens Spahn gehören könnte. Der schießt ohne vorderste Verantwortung nur laufend aus der Hecke und profiliert sich selber in Talkshows und qualifiziert sich damit für garnichts - eine Art Guttenberg, der ja auch schon mal von den Medien hochgejazzt worden ist. Und Klöckner hat noch nie eine Wahl gewonnen. Nein, es gibt keine Krise, nur dummes Geschwätz.</text:p>
          </table:table-cell>
          <table:table-cell office:value-type="string" calcext:value-type="string">
            <text:p>... leave out, without creating a gap. Nothing but empty talk and speculation. Why should Merkel be so badly beaten that she can no longer be Chancellor? Because she is 63 years old? This is an excellent age for taking high responsibility throughout the world. The CDU election result was not that great, but the other parties were not any better either. And who is there who could offer himself as a successor? It is a pure journalist nonsense that the candidate could include a Jens Spahn. The shoots without first responsibility only continuously from the hedge and profiled himself in talk shows and qualifies for nothing - a kind of Guttenberg, which has indeed been jerked up by the media. And Klöckner has never won a choice. No, there is no crisis, just stupid chatter.</text:p>
          </table:table-cell>
          <table:table-cell office:value-type="string" calcext:value-type="string">
            <text:p>negative</text:p>
          </table:table-cell>
          <table:table-cell table:number-columns-repeated="1021"/>
        </table:table-row>
        <table:table-row table:style-name="ro18">
          <table:table-cell office:value-type="string" calcext:value-type="string">
            <text:p>Echt megadumm gelaufen für die Sozis. Erst erzählt man den Leuten wie wichig die Globalisierung ist, dann muss Hartz 4 her, weil man sonst in Zeiten der Globalisierung nicht mehr wettbewerbsfähig ist, und dann wundert man sich , dass man nicht mehr gebraucht wird. Den lezten elchten Malocher hat man auf dem Altar von Hartz geopfert. Nu sind sie wech die Stammwähler. Und das EU-Gelaber interessiert den von existenziellen Sorgen geplagten Malocher und oder Rentner eh niemanden.</text:p>
          </table:table-cell>
          <table:table-cell office:value-type="string" calcext:value-type="string">
            <text:p>Real megadumm run for the Sozis. First you tell people how important globalization is, then you have Hartz 4, because otherwise in times of globalization is no longer competitive, and then you wonder, that you are no longer needed. The last Elchten Malocher was sacrificed on the altar of Hartz. Now they are wech the root voters. And the EU-Gelaber interested in the existential concerns plagued Malocher and or retirees anyone.</text:p>
          </table:table-cell>
          <table:table-cell office:value-type="string" calcext:value-type="string">
            <text:p>negative</text:p>
          </table:table-cell>
          <table:table-cell table:number-columns-repeated="1021"/>
        </table:table-row>
        <table:table-row table:style-name="ro25">
          <table:table-cell office:value-type="string" calcext:value-type="string">
            <text:p>Es ist äußerst amüsant, die ganzen SPD-Verteufeler hier zu lesen. Die waren natürlich alle vorher treue SPD-Wähler, die furchtbar enttäuscht sind. Deshalb wählen die auch dann CDU, FDP oder gar AFD, weil sie da die Garantie haben, dass alles wieder besser - sozialer - wird. Das ist dumm und lächerlich. Wenn man mit der Partei seiner Wahl nicht zufrieden ist sollte man sich engagieren und einbringen. Das war wirklich ein super Gag als Deutschland über den Harz4-Frust eine CDU/CSU-FDP wählte und damit Harz4 endgültig besiegelte.</text:p>
          </table:table-cell>
          <table:table-cell office:value-type="string" calcext:value-type="string">
            <text:p>It is very amusing to read all the SPD vertevers here. They were of course all previously loyal SPD voters who are terribly disappointed. That's why they choose CDU, FDP or even AFD because they have the guarantee that everything will become better again - more social. That's stupid and ridiculous. If you are not satisfied with the party of your choice you should get involved and contribute. This was really a great gag when Germany chose a CDU / CSU-FDP over the Harz4 frustration and thus finally sealed Harz4.</text:p>
          </table:table-cell>
          <table:table-cell office:value-type="string" calcext:value-type="string">
            <text:p>negative</text:p>
          </table:table-cell>
          <table:table-cell table:number-columns-repeated="1021"/>
        </table:table-row>
        <table:table-row table:style-name="ro22">
          <table:table-cell office:value-type="string" calcext:value-type="string">
            <text:p>Naja, der Kapitalismus ist schon in Ordnung, er hat uns eine Menge Wohlstand gebracht, nur halt sehr ungleich verteilt. Für eine gerechtere Verteilung zu sorgen wäre Aufgabe der Politik. Leider haben wir aber nur noch Marionetten-Regierungen, wo die Wirtschaftslobbyisten die Strippen ziehen. Da unterscheiden sich SPD, CDU, FDP und Grüne nicht. Seltsamerweise tauchen nun mit AFD und FDP sogar Parteien auf, die noch wirtschafts-freundlicher sind. Ich frage mich: Sind die Wähler korrumpiert oder dumm? Es ist ja fast wie bei einem Suchtkranken, der nach immer mehr von der Droge verlangt. Bloß was ist das für eine Droge?</text:p>
          </table:table-cell>
          <table:table-cell office:value-type="string" calcext:value-type="string">
            <text:p>Well, capitalism is alright, it has brought us a lot of wealth, just distributed very unevenly. To ensure a fairer distribution would be the task of politics. Unfortunately, we only have puppet governments where the business lobbyists are pulling the strings. Since SPD, CDU, FDP and Greens do not differ. Strangely enough, AFD and FDP are even showing parties that are even more friendly to business. I wonder: are the voters corrupt or stupid? It's almost like an addicted person who is asking for more and more of the drug. But what is this drug?</text:p>
          </table:table-cell>
          <table:table-cell office:value-type="string" calcext:value-type="string">
            <text:p>negative</text:p>
          </table:table-cell>
          <table:table-cell table:number-columns-repeated="1021"/>
        </table:table-row>
        <table:table-row table:style-name="ro47">
          <table:table-cell office:value-type="string" calcext:value-type="string">
            <text:p>Wenn in einer angeblichen Gemeinschaft (EU) die Verträge nicht von allen eingehalten werden, ist der Zusammenbruch nur eine Frage der Zeit., dazu zählt auch Schengen, Dublin,... die Merkel gebrochen hat, so wurden D und die EU gespalten, eine weitere sehr schwere Krise ausgelöst. Assads Truppen haben hauptsächlich mit russ. Unterstützung in Syrien und im Irak den IS so gut wie besiegt (der Russe ist Verbündeter von Syrien, nur er wurde um Hilfe gebeten, die anderen führen einen völkerrechtswidrigen Krieg in einem fremden Land, wollen den von den Syrern gewählten Assad stürzen, da ging es nicht um die Menschen, sondern um die geopolitische Lage, u.a. um die 2 russ. Marinestützpunkte in Syrien. Was kam beim Sturz von Machthabern im Irak, Libyien,... heraus, ein Chaos das erst zur Bildung des IS führte. Da ging es ums Öl. Es ist Zeit für die Familienzusammenführung, in ihrer Heimat werden die jungen angebl. hochqualifizierten Fachkräfte für den Wiederaufbau viel nötiger gebraucht, in D haben nur sehr wenige eine Chance auf einen Arbeitsplatz. Ausserdem, wäre Arbeit für die vielen arbeitslosen EU-Bürger nicht vorrangiger ? Alle sollten diese 2 Seiten genau lesen, dann weiss man, wie man uns verdummen will, besonders die Zahlen von Prof Raffenhüschel : www.focus.de/finanzen/news/konjunktur/hans-werner-sinn-der-star-oekonom-spricht-klartext_id_7942461.html?utm_source=newsletter&amp;utm _medium=email&amp;utm_campaign=newsletter_FINANZEN</text:p>
          </table:table-cell>
          <table:table-cell office:value-type="string" calcext:value-type="string">
            <text:p>If in an alleged community (EU) the treaties are not respected by all, the collapse is only a matter of time, including Schengen, Dublin, ... which Merkel broke, so D and the EU were split, one triggered another very serious crisis. Assad's troops have almost completely defeated the IS mainly with Russian support in Syria and Iraq (the Russian is an ally of Syria, only he was asked for help, the others are waging a war in a foreign country that violates international law, they want it from the Syrians It was not about the people but about the geopolitical situation, including the 2 Russian naval bases in Syria.What came of the fall of rulers in Iraq, Libya, ..., a chaos that only for education It was time for family reunification, in their homelands the young, highly skilled skilled workers are needed much more for reconstruction, in D very few have a chance to get a job Do not give priority to the many unemployed EU citizens, everyone should read these 2 pages carefully, then you will know how to screw us down, especially the figures of Prof Raffenhüsc hel: www.focus.de/finanzen/news/konjunktur/hans-werner-sinn-der-star-oekonom-sprach-klartext_id_7942461.html?utm_source=newsletter&amp;utm _medium = email &amp; utm_campaign = newsletter_FINANZEN</text:p>
          </table:table-cell>
          <table:table-cell office:value-type="string" calcext:value-type="string">
            <text:p>negative</text:p>
          </table:table-cell>
          <table:table-cell table:number-columns-repeated="1021"/>
        </table:table-row>
        <table:table-row table:style-name="ro21">
          <table:table-cell office:value-type="string" calcext:value-type="string">
            <text:p>"... daß die Gemeinden ohnehin knapp bei Kasse sind und auf eine solche Form der ""Belohnung"" verzichten können. Diese Belohnung besteht in de einfachen Satz: ""Wir übernehmen einen Bruchteil der Kosten und für den Rest seid ihr die gearschten. Und an einen Vorschreiber: Von wegen Flüchtling sitzen seit Jahren ohne Sprachkurse da. So ein dummes Geschwätz. Die laufen mit nicht gerade den ältesten Smartphones herum für die es genügend Apps gibt, mit denen man eine Sprache mindestens rudimentär erlernen kann. Wenn diese ""Fachkräfte"" zu blöd sind, sich die Grundlangen einer Sprache -""nach Jahren""- selbst anzueignen, dann ist das ein Fall für Darwin."</text:p>
          </table:table-cell>
          <table:table-cell office:value-type="string" calcext:value-type="string">
            <text:p>"... that the communities are in short supply anyway and can do without such a form of ""reward"". This reward consists in the simple sentence: ""We take a fraction of the cost and for the rest you are the stuffed ones And to a prescriptor: Because of refugee sit for years without language courses, such a stupid gossip There are plenty of apps around which you can learn a language at least rudimentary, if these ""professionals"" are too stupid to master the basics of a language - ""for years"" - then this is a case for Darwin ,"</text:p>
          </table:table-cell>
          <table:table-cell office:value-type="string" calcext:value-type="string">
            <text:p>negative</text:p>
          </table:table-cell>
          <table:table-cell table:number-columns-repeated="1021"/>
        </table:table-row>
        <table:table-row table:style-name="ro56">
          <table:table-cell office:value-type="string" calcext:value-type="string">
            <text:p>Im Russland herrschen keine autokratische Zustände. Nawalny hat früher tatsächlich leicht rechte Parolen benutzt. Das war nur kurze Zeit und er hat damit aufgehört, aber ein kleiner Beigeschmack bleibt trotzdem. Ich bewundere ihn für seinen Ehrgeiz. Er legt sich meist nicht mit Leichtgewichten an, sondern mit hohen Tieren und gewinnt 80 % seiner Verfahren. Jedoch muss er lernen auch Niederlagen einzustecken. Er wurde wegen eines Verbrechens verurteilt. Er hätte doch wissen müssen, dass er zur Wahl nicht zugelassen werden wird. Die russische Gesetzeslage ist hier klar. Keine Vorbestrafte! Außerdem kann ihm das zur Zeit auch egal sein. Gegen Putin hat er eh keine Chance gehabt. Dafür ist Putin einfach zu beliebt beim Volk. Er sollte sich auf die Wahl darauf konzentrieren. Bis dahin ist seine Vorstrafe abgelaufen und Putin darf nicht mehr kandidieren. Seine Chancen stehen bei der nächsten Wahl somit gut. Wenn er aber zum Boykott aufruft. Ich kann mir gut vorstellen, dass dies wirklich gegen russische Gesetze verstößt. Wenn es dumm läuft, verlängert sich die Vorstrafe und er darf eine weitere Wahl auslassen. Das hat er sich selber dann zuzuschreiben. Außerdem ist das einfach billig von gefälschten Wahlen zu sprechen. Wozu sollte diese jemand fälschen? Putin ist der Sieg nicht zu nehmen. Wozu sollte er fälschen, wenn er auch ohne fälschen locker gewinnen wird? Ob Putin mit 70 % oder mit 80 % gewinnt, das spielt nun wirklich keine Rolle. Hier muss einfach abgewartet werden. Putins Partei ist gar nicht mal so beliebt. Die Partei gewinnt die Wahlen, aber knapp und das auch nur weil Putin für diese Partei steht. Ist Putin weg, ist die Regierungspartei schnell am Boden. Die nächste Wahl ist langweilig, jedoch werden bei der Wahl dadrauf die Karten neu gemischt. Darauf sollte sich Nawalny konzentrieren und gucken, dass er sich bis dahin nicht die nächste Strafe einholt. Gerade spielt er mit dem Feuer. PS: Nein, Russland ist kein autokratisches Land. Demokratie funktioniert dort wunderbar. Manche müssen nur lernen, dass Demokratie nicht heißt, dass derjenige gewinnt, denn man selber gewählt hat.</text:p>
          </table:table-cell>
          <table:table-cell office:value-type="string" calcext:value-type="string">
            <text:p>In Russia, there are no autocratic states. Nawalny used to use slightly right-wing slogans in the past. That was only a short time and he stopped, but a small aftertaste remains. I admire him for his ambition. He usually lays down not with light weights, but with high animals and wins 80% of its procedures. However, he has to learn to also take defeats. He was convicted of a crime. He should have known that he would not be allowed to vote. The Russian law is clear here. No convicts! Besides, he does not care at the moment. He never had a chance against Putin anyway. For Putin is just too popular with the people. He should focus on the choice. Until then, his criminal record has expired and Putin may no longer run for office. His chances are good at the next election. But if he calls for a boycott. I can well imagine that this really violates Russian law. If it runs stupid, the criminal record will be extended and he may skip another election. He attributed that to himself then. It's also cheap to talk about fake elections. Why should someone fake it? Putin is not to take the victory. Why should he fake if he will easily win without forgery? Whether Putin wins with 70% or 80%, that really does not matter. Here you have to wait and see. Putin's party is not even that popular. The party wins the elections, but scarce, and only because Putin stands for this party. Putin is gone, the governing party is fast on the ground. The next election is boring, but the cards are reshuffled when you choose it. Then Nawalny should concentrate and see that he does not catch up with the next punishment. He's playing with fire right now. PS: No, Russia is not an autocratic country. Democracy works wonderfully there. Some just have to learn that democracy does not mean that one wins because one has chosen one.</text:p>
          </table:table-cell>
          <table:table-cell office:value-type="string" calcext:value-type="string">
            <text:p>negative</text:p>
          </table:table-cell>
          <table:table-cell table:number-columns-repeated="1021"/>
        </table:table-row>
        <table:table-row table:style-name="ro4">
          <table:table-cell office:value-type="string" calcext:value-type="string">
            <text:p>"/einmisch Moralisch und formaljuristisch haben Sie ja durchaus Recht. Das dumme ist nur, dass zu (kluger) internationaler Politik etwas mehr gehört. Wenn man also die Interessen einer ehemaligen Großmacht und nun Regionalmacht (an dem Status haben die dadurch gekränkten Russen immer noch zu knabbern) ignoriert, darf sich über das Ergebnis nicht wundern. Insofern können wir nur froh sein, dass wir nach der ""Einkreisung"" Rußlands durch EU und NATO einen besonnenen Politiker wie Putin im Kremel sitzen haben und keinen ""durchgeknallten altkommunistischen Falken""."</text:p>
          </table:table-cell>
          <table:table-cell office:value-type="string" calcext:value-type="string">
            <text:p>"/ meddling Moral and formal legal you are quite right. The stupid thing is that something belongs to (smart) international politics. So ignoring the interests of a former major power and now a regional power (the status of the still offending Russians still nibbling at it), the result should not be surprising. In this respect, we can only be glad that after the ""encirclement"" of Russia by the EU and NATO we have a prudent politician like Putin in the Kremel and not a ""crazy old communist hawk""."</text:p>
          </table:table-cell>
          <table:table-cell office:value-type="string" calcext:value-type="string">
            <text:p>negative</text:p>
          </table:table-cell>
          <table:table-cell table:number-columns-repeated="1021"/>
        </table:table-row>
        <table:table-row table:style-name="ro13">
          <table:table-cell office:value-type="string" calcext:value-type="string">
            <text:p>"Was für ein Unsinn. Die Ukraine war keineswegs gespalten. Die Unabhängikeit wurde 1991 in einem gesamtukrainischen Referendum bestätigt. Und die Zustimmung war im Donbas nicht geringer, als in andere Landesteilen. Lediglich auf der Krim ETWS geringer, aber immer noch mit deutlicher Mehrheit. Es gab KEINERLEI Spannungen zwischen den ukrainsichen Ukrainiern und denen mit russischen Wurzeln. Allenfalls solche, wie zwischen den Bayern und den sog. ""Saupreußen"". Was hier Leute aus der Ferne für dummschwätzige ""Analysen"" und ""Erkenntnisse"" von sich geben, ist wirklich unglaublich. BTW: Meine Frau ist in Donezk geboren. Als Tochter einer ukrainischen Mutter und eines Vaters, dessen Vorfahren während des Dekrabristenaufstandes aus St. Petersburg in die Peripherie des damaligen Reichen fliehen und unter Kosaken niederlassen mussten; also Russen waren. Weder in der Schule noch auf dem Spielplatz, im Sportverein, auf der Uni oder am Arbeitsplatz hat es für die Generation meiner Frau und der ihrer Eltern je eine Rolle gespielt, ob jemand nun russische oder ukrainische Vorfahren hatte. Man wusste es nicht einmal. Selbst die Behörden wussten nicht, welcher Ethnie jemand angehört, seitdem die sowjetischen Pässe, in denen das noch vermerkt war, gegen die ukrainischen ohne einen Hinweis auf die Zugehörigkeit zu einer Ethnie ausgegeben wurden."</text:p>
          </table:table-cell>
          <table:table-cell office:value-type="string" calcext:value-type="string">
            <text:p>"What a nonsense. Ukraine was by no means divided. Independence was confirmed in 1991 in an All-Ukrainian referendum. And the approval was no less in the Donbas than in other parts of the country. Only in the Crimea ETWS lower, but still with a clear majority. There was NO tension between the Ukrainian Ukrainians and those with Russian roots. At best, such as between the Bavarians and the so-called ""Saupreußen"". What here remotely people for stupid ""analysis"" and ""insights"" is really unbelievable. BTW: My wife was born in Donetsk. As a daughter of a Ukrainian mother and a father whose ancestors had to flee from St. Petersburg to the periphery of the then rich during the decree rebellion and settle under Cossacks; So Russians were. Neither at school nor at the playground, in the sports club, at the university or at work has it ever mattered to the generation of my wife and her parents, whether they had Russian or Ukrainian ancestors. You did not even know it. Even the authorities did not know which ethnic group belonged to, since the Soviet passports in which it was recorded were issued against the Ukrainians without any indication of ethnicity."</text:p>
          </table:table-cell>
          <table:table-cell office:value-type="string" calcext:value-type="string">
            <text:p>negative</text:p>
          </table:table-cell>
          <table:table-cell table:number-columns-repeated="1021"/>
        </table:table-row>
        <table:table-row table:style-name="ro27">
          <table:table-cell office:value-type="string" calcext:value-type="string">
            <text:p>"Der Konflikt ist überhaupt erst entstanden, WEIL man ""der Ukraine geholfen hat""! Nämlich den bösen, bösen, weil ""russlandfreundlichen"", aber dummerweise gewählten Präsidenten Janukowitsch wegzuputschen. Und Sie meinen, mehr Waffen und noch mehr Krieg sind jetzt die Lösung?"</text:p>
          </table:table-cell>
          <table:table-cell office:value-type="string" calcext:value-type="string">
            <text:p>"The conflict arose in the first place BECAUSE ""Ukraine helped""! Namely the evil, evil, because ""Russia friendly"", but stupidly elected president Yanukovich wegzuputschen. And you mean, more weapons and more war are now the solution?"</text:p>
          </table:table-cell>
          <table:table-cell office:value-type="string" calcext:value-type="string">
            <text:p>negative</text:p>
          </table:table-cell>
          <table:table-cell table:number-columns-repeated="1021"/>
        </table:table-row>
        <table:table-row table:style-name="ro33">
          <table:table-cell office:value-type="string" calcext:value-type="string">
            <text:p>@blackmole: Unsere gegenwärte Art Intelligenz zu definieren und dann zu messen ist alles andere als der Weisheit letzter Schluss. In Wahrheit macht die Gesamtintelligenz eines Menschen viele, viele Facetten aus, die sich z.B. gerade im Sozialverhalten bemerkbar machen. Davon mal abgesehen fand ich den Artikel gut. Was allerdings vergessen wurde zu erwähnen ist etwas ganz Entscheidendes: menschliche Intelligenz ist nicht alleine angeboren und/oder in frühester Kindheit mittels der Kombination von Eltern, Schule, Umfeld anerzogen. Das trifft zwar beides zu, aber danach ist jeder Mensch selbst in der Lage alle seine Intelligenzaspekte selbst weiterzuentwickeln. Und zwar lebenslang. Es ist also auch in dieser Beziehung sehr zweifelhaft sein Kind einem eindimensionalen Intelligenztest zu unterziehen um danach froh oder traurig zu sagen, hey du bist genau xyz schlau/dumm, Schublade zu.</text:p>
          </table:table-cell>
          <table:table-cell office:value-type="string" calcext:value-type="string">
            <text:p>@blackmole: Defining and then measuring our current kind of intelligence is anything but the last word of wisdom. In fact, the overall intelligence of a human being is many, many facets, e.g. just in social behavior noticeable. Apart from that, I found the article good. However, what has been forgotten to mention is something very crucial: human intelligence is not congenital alone and / or instilled in early childhood by the combination of parents, school, environment. Although this is true both, but then every human being is able to evolve all his own intelligence aspects. And for life. It is therefore also very doubtful in this regard to subject his child to a one-dimensional intelligence test, to say gladly or sadly afterwards, hey you are exactly xyz smart / stupid, drawer too.</text:p>
          </table:table-cell>
          <table:table-cell office:value-type="string" calcext:value-type="string">
            <text:p>negative</text:p>
          </table:table-cell>
          <table:table-cell table:number-columns-repeated="1021"/>
        </table:table-row>
        <table:table-row table:style-name="ro29">
          <table:table-cell office:value-type="string" calcext:value-type="string">
            <text:p>da 99 Prozent der Zivilen Verluste auf das Konto von Saddam oder islamistischen wie den Taliban und den IS geht ist es dummer zum Himmel schreiender Populismus das die USA unter Bush oder Obama nennenswerte Kriegsverbrechen begannen haben. Die USA halten auch für uns den Kopf hin das Diktatoren und Halsabschneider nicht die Oberhand gewinnen.</text:p>
          </table:table-cell>
          <table:table-cell office:value-type="string" calcext:value-type="string">
            <text:p>Since 99 percent of civilian casualties are attributable to Saddam or Islamist as well as the Taliban and the IS, it is stupid populism that screams at the sky that the US under Bush or Obama has started worthy war crimes. The US also holds the head for us that dictators and cutthroats do not gain the upper hand.</text:p>
          </table:table-cell>
          <table:table-cell office:value-type="string" calcext:value-type="string">
            <text:p>negative</text:p>
          </table:table-cell>
          <table:table-cell table:number-columns-repeated="1021"/>
        </table:table-row>
        <table:table-row table:style-name="ro12">
          <table:table-cell office:value-type="string" calcext:value-type="string">
            <text:p>"Herr Lindner will doch selbst Kanzler werden nach dem Vorbild von Macron in Frankreich. Die Wähler sind jedoch nicht dumm und bemerken, dass sich die FDP immer aus der Verantwortung drückt, wenn sie ihr Wählerklientel der Reichen, Unternehmer, Ärzte und Rechtsanwälte nicht bedienen können. Herr Lindner sagt ""lieber in die Opposition als falsch regieren."" Ich sage ""lieber eine GroKo als eine Regierung mit der FDP""."</text:p>
          </table:table-cell>
          <table:table-cell office:value-type="string" calcext:value-type="string">
            <text:p>"Mr Lindner wants to become Chancellor after the example of Macron in France. However, voters are not stupid and notice that the FDP always shies away from its responsibility if it can not serve its electorate clientele of the wealthy, businessmen, doctors and lawyers. Mr. Lindner says ""prefer to govern in opposition rather than wrong."" I say ""rather a GroKo than a government with the FDP""."</text:p>
          </table:table-cell>
          <table:table-cell office:value-type="string" calcext:value-type="string">
            <text:p>negative</text:p>
          </table:table-cell>
          <table:table-cell table:number-columns-repeated="1021"/>
        </table:table-row>
        <table:table-row table:style-name="ro35">
          <table:table-cell office:value-type="string" calcext:value-type="string">
            <text:p>"Man fragt sich allen ernstes, was die so morgens zu sich nehmen. Anders ist derart dummes Gerede nicht zu verstehen. Wenn die Amis das für ""professionell"" halten, dann dürfen sie sich nicht wundern, wenn demnächst ""professionelle"" Antworten von wem auch immer kommen."</text:p>
          </table:table-cell>
          <table:table-cell office:value-type="string" calcext:value-type="string">
            <text:p>"One wonders seriously what they take in the morning. Anders is such stupid talk not to understand. If the Americans consider this to be ""professional"" then they should not be surprised if soon ""professional"" answers come from whomever."</text:p>
          </table:table-cell>
          <table:table-cell office:value-type="string" calcext:value-type="string">
            <text:p>negative</text:p>
          </table:table-cell>
          <table:table-cell table:number-columns-repeated="1021"/>
        </table:table-row>
        <table:table-row table:style-name="ro1">
          <table:table-cell office:value-type="string" calcext:value-type="string">
            <text:p>Wie sollen solche Aussagen abschrecken? Es kann nur das Gegenteil bewirken. Mit solchen Aussagen denken andere, dass die USA sich bereits auf einen Krieg vorbereiten. Also muss man jedenfalls sich darauf vorbereiten. Wie man hier überhaupt auf Abschreckung kommt, dass muss man wirklich nicht verstehen. Noch Paar solche Aussagen von irgendwelche dummen Generälen und Russland und China werden fest davon überzeugt sein, dass der Krieg bevorsteht. Da ist nichts mit Abschreckung. Das schreckt überhaupt niemanden ab. Im Gegenteil.</text:p>
          </table:table-cell>
          <table:table-cell office:value-type="string" calcext:value-type="string">
            <text:p>How should such statements deter? It can only do the opposite. With such statements, others think that the US is already preparing for war. So you have to be prepared for it anyway. As one comes here at all deterrents, that one really does not understand. Still couple of such statements from any stupid generals and Russia and China will be firmly convinced that the war is imminent. There is nothing to deterrence. That does not deter anyone at all. On the contrary.</text:p>
          </table:table-cell>
          <table:table-cell office:value-type="string" calcext:value-type="string">
            <text:p>negative</text:p>
          </table:table-cell>
          <table:table-cell table:number-columns-repeated="1021"/>
        </table:table-row>
        <table:table-row table:style-name="ro25">
          <table:table-cell office:value-type="string" calcext:value-type="string">
            <text:p>"dass das nicht nur ein dummes Gerede ist, sondern das Selbstverständnis in den amerikanischen Führungsriegen. Spätestens an dem Punkt ""Großer Krieg"" sollten die EU-Staaten ordentlich dagegenhalten und mal die Interessen der Bürger vertreten, die von diesem Krieg am meisten betroffen sein werden. Freundschaft zur USA ja, aber nicht bis zur Selbsopferung im Interessen des UA-Kapitals! Übrigens: Friede und Freundschaft zu jedem Staat und zu jedermann - das wäre doch mal eine angemessene Botschaft am Heiligabend!"</text:p>
          </table:table-cell>
          <table:table-cell office:value-type="string" calcext:value-type="string">
            <text:p>"that this is not just stupid talk, but the self-image in the American leadership. At the latest at the point ""big war"" the EU states should hold properly against it and represent times the interests of the citizens, who will be affected by this war the most. Friendship with the USA yes, but not to the self-sacrifice in the interests of UA capital! By the way: Peace and friendship to every state and to everyone - that would be a fitting message on Christmas Eve!"</text:p>
          </table:table-cell>
          <table:table-cell office:value-type="string" calcext:value-type="string">
            <text:p>negative</text:p>
          </table:table-cell>
          <table:table-cell table:number-columns-repeated="1021"/>
        </table:table-row>
        <table:table-row table:style-name="ro27">
          <table:table-cell office:value-type="string" calcext:value-type="string">
            <text:p>"Es macht keinen Sinn, hochrangige Militärs als dumm hinzustellen. Das sind Vollprofis, die absolut wissen, was sie tun und die man nicht als ""hirnlos"" bezeichnen kann. Die Gefahr eines richtig großen Krieges ist unter Trump sehr wahrscheinlich geworden. Das sollte man keinesfalls unterschätzen."</text:p>
          </table:table-cell>
          <table:table-cell office:value-type="string" calcext:value-type="string">
            <text:p>"It makes no sense to portray high-ranking military men as stupid. These are full professionals who know absolutely what they are doing and who can not be described as ""brainless"". The danger of a really great war has become very likely under Trump. You should not underestimate that."</text:p>
          </table:table-cell>
          <table:table-cell office:value-type="string" calcext:value-type="string">
            <text:p>negative</text:p>
          </table:table-cell>
          <table:table-cell table:number-columns-repeated="1021"/>
        </table:table-row>
        <table:table-row table:style-name="ro35">
          <table:table-cell office:value-type="string" calcext:value-type="string">
            <text:p>Sieht, gemäss seiner Physionomie den Siebzigern näher als den Sechzigern ... Aus. Dieser 37. Marine Corps Oberbefehlshaber. Geboren 1953. Alte dumme Männer mit Aggressionsrethorik. Siehe den Präsidenten der vereinigten Staaten von Amerika.</text:p>
          </table:table-cell>
          <table:table-cell office:value-type="string" calcext:value-type="string">
            <text:p>Looks, according to his physiognomy, closer to the seventies than to the sixties. This 37th Marine Corps Commander in Chief. Born 1953. Old stupid men with aggressive rhetoric. See the President of the United States of America.</text:p>
          </table:table-cell>
          <table:table-cell office:value-type="string" calcext:value-type="string">
            <text:p>negative</text:p>
          </table:table-cell>
          <table:table-cell table:number-columns-repeated="1021"/>
        </table:table-row>
        <table:table-row table:style-name="ro18">
          <table:table-cell office:value-type="string" calcext:value-type="string">
            <text:p>Ach das macht keinen Sinn ? Aber Trump als den obersten Befehlshaber der US Streitkräfte und Präsident der USA , dann kann man schon für dumm hinstellen schon oder wie ? Die Frage ist nur , wo bleiben den die anderen Medien quellen v, vor allem die Nachrichtensender im TV wenn das alles so ernst genommen werden muss was dieser General da von sich gibt . Außerdem , Krieg haben wir schon lange , nämlich den gegen den Terrorismus und in Afghanistan wo auch Deutschland beteiligt ist</text:p>
          </table:table-cell>
          <table:table-cell office:value-type="string" calcext:value-type="string">
            <text:p>Oh that does not make sense? But Trump as the Supreme Commander of the US Forces and President of the USA, then you can already stand for stupid already or how? The question is, where do the other media remain v v, especially the news channels in the TV when all this has to be taken so seriously what this general is there. Besides, we have had war for a long time, namely against terrorism and in Afghanistan where Germany is also involved</text:p>
          </table:table-cell>
          <table:table-cell office:value-type="string" calcext:value-type="string">
            <text:p>negative</text:p>
          </table:table-cell>
          <table:table-cell table:number-columns-repeated="1021"/>
        </table:table-row>
        <table:table-row table:style-name="ro12">
          <table:table-cell office:value-type="string" calcext:value-type="string">
            <text:p>Kriegstreiberei ohne Ende and Europas Presse ist willig oder dumm genug dem Playbook der US/UK Geheimdienste zu folgen. Wacht endlich auf Leute und versteht das dieser Krieg vor eurer Tür stattfinden wird und das mit ALLEM möglichen Fallout! Die Amis haben auch soeben beschlossen der Ukraine schwere Waffen zu liefern für eien schönen Proxy-Krieg. Merkt jemand jetzt wos lang gehen könnte?</text:p>
          </table:table-cell>
          <table:table-cell office:value-type="string" calcext:value-type="string">
            <text:p>Warmongering without end and Europe's press is willing or stupid enough to follow the playbook of US / UK intelligence agencies. Finally watch out for people and understand that this war will take place at your door, with ALL possible fallout! The Americans have just decided to give Ukraine heavy weapons for a nice proxy war. Does anyone notice now where it could go?</text:p>
          </table:table-cell>
          <table:table-cell office:value-type="string" calcext:value-type="string">
            <text:p>negative</text:p>
          </table:table-cell>
          <table:table-cell table:number-columns-repeated="1021"/>
        </table:table-row>
        <table:table-row table:style-name="ro19">
          <table:table-cell office:value-type="string" calcext:value-type="string">
            <text:p>"Mit dem, was ich schrieb, meinte ich eben nicht, das ließ sich auch herauslesen, dass Putin eine langfristige Strategie für RU hat. Kann sein, dass er sie hat, aber diese ist nicht ersichtlich - und da treffen wir uns. Sie nennen es Taktik, ich Strategie für die nächsten fünf, sechs Jahre. Aufgrund des Artikels sollte hervorgehen, dass meine Zeilen auf die derzeitigen Monate bis in die nächsten Jahre zielen. Sollten Sie Putin für dumm oder naiv halten - wie kommen Sie darauf? Lesen Sie bitte meinen Zeilen nochmals, dann werden Sie Ihren letzten Absatz streichen möchten. Haben Sie sich je objektiv über Putin informiert? Im Übrigen gibt es den KGB nicht mehr, auch wenn Putin dort in der Lehre war. Informieren Sie sich doch mal über das aktuelle RU, gerne außerhalb VT und ""Kaltem Krieg"" und im Gespräch mit Russen. Schade das kaum sachlichen Diskussionen zu dieser Thematik möglich sind und das meine ich grundsätzlich. Das könnte uns alle, West - Ost - die Welt, in eine üble Situation bringen."</text:p>
          </table:table-cell>
          <table:table-cell office:value-type="string" calcext:value-type="string">
            <text:p>"With what I wrote, I just did not mean that could also read out that Putin has a long-term strategy for RU. It may be that he has her, but this is not apparent - and there we meet. They call it tactics, I strategy for the next five, six years. The article should indicate that my lines are aimed at the current months into the next few years. If you think Putin is stupid or naive, how do you get that? Please read my lines again, then you will want to delete your last paragraph. Have you ever objectively informed about Putin? Incidentally, there is no longer the KGB, even if Putin was there in teaching. Find out more about the current RU, like outside of VT and ""Cold War"" and in conversation with Russians. Too bad that hardly factual discussions on this topic are possible and that's what I mean in principle. That could put us all, West - East - the world in a bad situation."</text:p>
          </table:table-cell>
          <table:table-cell office:value-type="string" calcext:value-type="string">
            <text:p>negative</text:p>
          </table:table-cell>
          <table:table-cell table:number-columns-repeated="1021"/>
        </table:table-row>
        <table:table-row table:style-name="ro22">
          <table:table-cell office:value-type="string" calcext:value-type="string">
            <text:p>Und schon wieder ein Russland kritischer Artikel! Wo ist das Problem? Russland kann in offenen Gewässern tun und lassen was es will,ebenso,wie das auch NATO Boote tun!Wo bleibt der Aufschrei,wenn die NATO vor der Tür Russlands provokante Manöver abhält?Diese Kriegstreiberei hier,mit SPON ganz vorne dabei ist besorgniserregend, nicht UBoote auf dem Meeresgrund!Ich möchte keinen Konflikt mit Russland, ich finde wir brauchen gute Nachbarschaft mit Russland! Konflikte wollen nur die,die davon profitieren und dummerweise werden diese Psychopathen auch immer wieder von den Menschen gewählt!Das ist mir unverständlich! Meine Meinung!</text:p>
          </table:table-cell>
          <table:table-cell office:value-type="string" calcext:value-type="string">
            <text:p>And again a Russia critical article! Where is the problem? Russia can do what it wants in open waters and NATO boats can do it, so where is the outcry if NATO is holding provocative maneuvers at the door of Russia? This warmongering here, with SPON at the forefront, is not worrying UBoote on the seabed! I do not want a conflict with Russia, I think we need good neighborhood with Russia! Conflicts only those who benefit from it and stupidly, these psychopaths are also repeatedly elected by the people! That is incomprehensible to me! My opinion!</text:p>
          </table:table-cell>
          <table:table-cell office:value-type="string" calcext:value-type="string">
            <text:p>negative</text:p>
          </table:table-cell>
          <table:table-cell table:number-columns-repeated="1021"/>
        </table:table-row>
        <table:table-row table:style-name="ro4">
          <table:table-cell office:value-type="string" calcext:value-type="string">
            <text:p>Sie habens wirklich nicht verstanden. Natürlich kann ich nicht beweisen, dass mein übertriebenes Szenario stimmt. Mir kann aber auch niemand beweisen, dass an allen Problemen nur Harz4 schuld ist. Als ich vor fast 50 Jahren zur Schule ging, wurden die, die auf eine höhere Schule gingen oder eine Lehre machten als dumm bezeichnet, weil man als Hilfsarbeiter doch schnell viel Geld verdienen konnte und ein Auto hatte. Das rächt sich halt irgend wann. Zudem hat man Frauen über Jahrzehnte nicht am Arbeitsleben teilnehmen lassen, oder nur mit minderwertigen und schlecht bezahlten Jobs.</text:p>
          </table:table-cell>
          <table:table-cell office:value-type="string" calcext:value-type="string">
            <text:p>You really did not understand. Of course, I can not prove that my exaggerated scenario is right. But nobody can prove to me that only Harz4 is to blame for all problems. When I went to school almost 50 years ago, those who went to high school or did an apprenticeship were called stupid because, as an unskilled laborer, you could quickly make a lot of money and have a car. That's just revenge some time. In addition, women have not been allowed to participate in working life for decades, or only with inferior and low-paid jobs.</text:p>
          </table:table-cell>
          <table:table-cell office:value-type="string" calcext:value-type="string">
            <text:p>negative</text:p>
          </table:table-cell>
          <table:table-cell table:number-columns-repeated="1021"/>
        </table:table-row>
        <table:table-row table:style-name="ro15">
          <table:table-cell office:value-type="string" calcext:value-type="string">
            <text:p>Woher stammt diese infantile Vorstellung, dass ausgerechnet Islam sich in irgendeiner Art und Weise 'entwickeln' könnte? Das ist schlichtweg nicht vorgesehen, schon gar nicht in Denkrichtungen des Christentums. Wieviel Zeit soll's denn wohl sein? In Bezug auf den Islam hat in 1400 Jahren genau Null Entwicklung stattgefunden, genausowenig, im übrigen, wie in den christlichen Prinzipien seit 2000 Jahren. Es ist purer Schwachsinn, Vermutungen darüber anzustellen, dass Islam im Grunde dasselbe sein könnte wie irgendwelche anderen Religionsideen. Islam versteht sich ausdrücklich als absoluter korrigierender Gegenentwurf zu Judentum und Christentum. Diese Erkenntnis liegt in Koran und Sunna offen zutage, klar ersichtlich für jeden, der nicht zu dumm ist oder zu faul, sich mit den grundlegenden Prinzipien der islamischen Doktrin auseinanderzusetzen.</text:p>
          </table:table-cell>
          <table:table-cell office:value-type="string" calcext:value-type="string">
            <text:p>Where does this infantile idea come from, that of all things Islam could 'develop' in some way? This is simply not intended, certainly not in the schools of thought of Christianity. How much time should it be? In relation to Islam, exactly zero development took place in 1400 years, as well as otherwise, as in the Christian principles for 2000 years. It's sheer nonsense to speculate that Islam could be basically the same as any other idea of ​​religion. Islam expressly sees itself as an absolute corrective alternative to Judaism and Christianity. This realization is evident in the Koran and Sunnah, plainly obvious to anyone who is not stupid or too lazy to deal with the basic principles of Islamic doctrine.</text:p>
          </table:table-cell>
          <table:table-cell office:value-type="string" calcext:value-type="string">
            <text:p>negative</text:p>
          </table:table-cell>
          <table:table-cell table:number-columns-repeated="1021"/>
        </table:table-row>
        <table:table-row table:style-name="ro35">
          <table:table-cell office:value-type="string" calcext:value-type="string">
            <text:p>"Wer nach all diesem islamischen Morden in Deutschland, Frankreich und Belgien immer noch nach ""Beweisen"", ist entweder selbst ein primitiver Mörder oder einfach nur dumm und weltfremd!!! Allen normalen deutschen Menschen Frohe Weihnachten ?"</text:p>
          </table:table-cell>
          <table:table-cell office:value-type="string" calcext:value-type="string">
            <text:p>"Who after all this Islamic murders in Germany, France and Belgium is still ""proof"", is either a primitive murderer or just stupid and unworldly !!! All normal German people Merry Christmas?"</text:p>
          </table:table-cell>
          <table:table-cell office:value-type="string" calcext:value-type="string">
            <text:p>negative</text:p>
          </table:table-cell>
          <table:table-cell table:number-columns-repeated="1021"/>
        </table:table-row>
        <table:table-row table:style-name="ro29">
          <table:table-cell office:value-type="string" calcext:value-type="string">
            <text:p>Einerseits muss man solch dumme Phrasen eines Präsidenten wohl melden, andererseits überrascht es kaum. Haiti hat eine der höchsten Infektionsraten außerhalb Afrikas. Galt sogar einige Zeit als Ursprungsland der Seuche für die USA. Die Infektionsquote liegt leicht unter 1,5% der Gesamtbevölkerung. Die haben alle Aids ist also, so traurig wie das ist, ein völlig normaler Trumpism.</text:p>
          </table:table-cell>
          <table:table-cell office:value-type="string" calcext:value-type="string">
            <text:p>On the one hand, you have to report such stupid phrases of a president, on the other hand it is hardly surprising. Haiti has one of the highest infection rates outside of Africa. For some time it has been considered the country of origin of the disease for the United States. The infection rate is slightly below 1.5% of the total population. They all have AIDS, so sad as that is a completely normal Trumpism.</text:p>
          </table:table-cell>
          <table:table-cell office:value-type="string" calcext:value-type="string">
            <text:p>negative</text:p>
          </table:table-cell>
          <table:table-cell table:number-columns-repeated="1021"/>
        </table:table-row>
        <table:table-row table:style-name="ro9">
          <table:table-cell office:value-type="string" calcext:value-type="string">
            <text:p>Was soll diese stereotype und dumme Reaktion auf Bericht? Entweder sind Sie beide Bots oder Sie lesen nicht. Der Bericht ist gespickt mit belastbaren Fakten und Sie dürfen sich sicher sein Papier 777 , dass die NYT in der hasserfüllten Stimmungsmache aus dem WH einen Teufel tun wird, irgendwelche unbelegten Behauptungen in die Welt zu setzen. Dass Sie Ihre Quellen schützt, ist die das 1x1 des Journalismus. Ein Armutszeugnis, das zu kritisieren.Nein! Diese Sätze sind 1: 1 dort so gefallen und zeigen einmal mehr , dass der derzeitige POTUS eine Schande für Amerika ist. Und dass seine engsten Mitarbeiter längst selbst die Schnauze voll haben und deshalb petzen. Trump beschwerte sich: Freunde riefen ihn an, um ihm zu sagen, dass er wie ein Idiot dastehe. Kunststück, er ist ja auch einer!</text:p>
          </table:table-cell>
          <table:table-cell office:value-type="string" calcext:value-type="string">
            <text:p>What is this stereotypical and stupid reaction to report? Either you are both bots or you are not reading. The report is riddled with hard facts, and you can be sure that the NYT will do a hell of a hate in the hate-filled mood of the WH to make any unsubstantiated claims. Protecting your sources is the journal's one-of-a-kind. An indictment to criticize that.No! These phrases have fallen there 1: 1 and once again show that the current POTUS is a shame for America. And that his closest associates have long been fed up and therefore petzen. Trump complained: Friends called him to tell him he was like an idiot. Trick, he is one!</text:p>
          </table:table-cell>
          <table:table-cell office:value-type="string" calcext:value-type="string">
            <text:p>negative</text:p>
          </table:table-cell>
          <table:table-cell table:number-columns-repeated="1021"/>
        </table:table-row>
        <table:table-row table:style-name="ro16">
          <table:table-cell office:value-type="string" calcext:value-type="string">
            <text:p>Gibt es eigentliche eine Liste wo alle Unverschämtheiten, Lügen, Beleidigungen von Trump aufgelistet sind. Ich meine von Frauen begrapschen über dumme Aussagen wie Belgien sei ein Stadt oder wie er in Schottland dem Schäfer sein Haus einfach zur Hälfte weggerissen hat um seinen Golfplatz zu bauen. Da muss es doch etwas geben.</text:p>
          </table:table-cell>
          <table:table-cell office:value-type="string" calcext:value-type="string">
            <text:p>Is there a list of all the outrages, lies, insults of Trump are listed. I'm talking about women stupid statements about how Belgium is a city or how in Scotland, the shepherd just halfway torn his house to build his golf course. There must be something there.</text:p>
          </table:table-cell>
          <table:table-cell office:value-type="string" calcext:value-type="string">
            <text:p>negative</text:p>
          </table:table-cell>
          <table:table-cell table:number-columns-repeated="1021"/>
        </table:table-row>
        <table:table-row table:style-name="ro10">
          <table:table-cell office:value-type="string" calcext:value-type="string">
            <text:p>Ich glaube vorbehaltlos den anonymen Quellen, ja, ich befürchte sogar, dass das alles noch geschönt ist. Der dicke dumme alte Mann mit dem Gesicht eines Tieres, dessen Verzehr für gewisse Religionen ein Frevel ist, da es als unrein gilt, sollte sich seinem Raumfahrtprogramm widmen. Ich schlage vor, ihn als ersten Menschen auf den Mars zu schicken und zwar möglichst schnell. Da kann er dann die Flagge hissen und hirnlos vor sich hinpöbeln.</text:p>
          </table:table-cell>
          <table:table-cell office:value-type="string" calcext:value-type="string">
            <text:p>I believe unreservedly the anonymous sources, yes, I even fear that all this is still fine. The fat stupid old man with the face of an animal, whose consumption is a sacrilege for certain religions because it is considered impure, should devote himself to his space program. I suggest you be the first to send him to Mars as fast as possible. Then he can hoist the flag and fool around in front of him.</text:p>
          </table:table-cell>
          <table:table-cell office:value-type="string" calcext:value-type="string">
            <text:p>negative</text:p>
          </table:table-cell>
          <table:table-cell table:number-columns-repeated="1021"/>
        </table:table-row>
        <table:table-row table:style-name="ro10">
          <table:table-cell office:value-type="string" calcext:value-type="string">
            <text:p>"Gegenströmungen mit Gewalt niederzuschlagen, liegt vielen Leuten echt richtig schwer im Magen, denn wie es ja lief beim Abspaltungsreferendum, war von Rajoy`s Seite schon mal ziemlich dumm, weil ""gegnerische Bewegungen"" im Keim zu ersticken, halt gehört zu den kontraproduktiven Missgeschicken. Doch wie das Ganze weitergeht, steht grade noch in den Sternen, bleibt zu hoffen, dass sich alle Seiten von der Gewalt entfernen..."</text:p>
          </table:table-cell>
          <table:table-cell office:value-type="string" calcext:value-type="string">
            <text:p>"By knocking down countercurrents with violence, many people are really really heavy in the stomach, because as it was at the separation referendum, was by Rajoy's side ever quite stupid, because ""opposing movements"" in the bud to stifle, just belongs to the counterproductive mishaps. But as the whole thing goes on, it is still in the stars, it is hoped that all sides will move away from the violence ..."</text:p>
          </table:table-cell>
          <table:table-cell office:value-type="string" calcext:value-type="string">
            <text:p>negative</text:p>
          </table:table-cell>
          <table:table-cell table:number-columns-repeated="1021"/>
        </table:table-row>
        <table:table-row table:style-name="ro49">
          <table:table-cell office:value-type="string" calcext:value-type="string">
            <text:p>Bei einigen Kommentaren wundere ich mich doch sehr über das Demokratieverständnis. Ist die Vorstellung einer Abspaltung so romantisch, dass man jegliche Grundsätze in den Wind schießt? Lediglich knappe 50 % der katalanen sind für eine Abspaltung, sofern diese auch die Parteien nur wegen der Abspaltung gewählt haben. Bei dem illegitimen Referendum gab es damals auch nur eine Wahlbeteiligung von ca. 48 % und das als demokratische Basis für eine Unabhängigkeit zu nehmen, nun ja, dass ist v dumm &amp; naiv. Da die Unabhängigkeit ganz Spanien betrifft müssten alle Spanier darüber abstimmen, sonst könnte sich Bauer Müller mit seinem Acker auch für unabhängig erklären weil er keine Lust mehr auf Steuerzahlungen hat. Der erreicht sogar demokratische 100 % bei 100 % Wahlbeteiligung. Hier wären wir auch wieder beim Grund der Abspaltung: Unsoziales denken und Handeln. Man möchte von seinem Reichtum nichts abgeben, man will nicht so viel Geld Richtung Madrid transferieren. Eigentlich steht dies komplett im Gegensatz zum Linken denken der Umverteilung, aber ausgerechnet viele Linke haben von der Abspaltung eine romantische Vorstellung. Wie so oft bestehen hier viele Widersprüche. Und was wird sich ändern? zunächst nichts und eine Abspaltung wird es nicht geben, höchstens weitere politische Zugeständnisse an die Katalanen, welche mit weiteren Privilegien einhergehen.</text:p>
          </table:table-cell>
          <table:table-cell office:value-type="string" calcext:value-type="string">
            <text:p>For some comments, I am very surprised about the understanding of democracy. Is the idea of ​​a spin-off so romantic that you throw any principles to the wind? Only a mere 50% of the catalans are in favor of a spin-off, provided that they have chosen the parties only because of the spin-off. At the time of the illegitimate referendum there was only a turnout of about 48% and to take that as a democratic basis for independence, well, that's v stupid &amp; naive. Since the independence concerns all Spain, all Spaniards would have to vote on it, otherwise farmer Mueller with his field could also declare independence because he has no desire for tax payments. That even reaches 100% democratic 100% turnout. Here we would be again at the reason of the split: Unsocial thinking and acting. You do not want to give up your wealth, you do not want to transfer so much money to Madrid. Actually, this is completely in contrast to the left think of the redistribution, but just a lot of leftists have from the spin-off a romantic idea. As so often, there are many contradictions here. And what will change? first nothing and a split off, there will be no more political concessions to the Catalans, which go along with other privileges.</text:p>
          </table:table-cell>
          <table:table-cell office:value-type="string" calcext:value-type="string">
            <text:p>negative</text:p>
          </table:table-cell>
          <table:table-cell table:number-columns-repeated="1021"/>
        </table:table-row>
        <table:table-row table:style-name="ro29">
          <table:table-cell office:value-type="string" calcext:value-type="string">
            <text:p>Jetzt sollte doch klar sein daß nicht 90 % die Unabhängigkeit befürworten wie kürzlich von der Katalanischen Regierung behauptet wurde sondern nur 47,5%. Die ganze Welt wurde von dieser Regierung also offensichtlich auf den Arm genommen. Und dann wundert man sich obendrein noch über mangelnde Anerkennung aus dem Ausland... für wie dumm halten die uns eigentlich?</text:p>
          </table:table-cell>
          <table:table-cell office:value-type="string" calcext:value-type="string">
            <text:p>Now it should be clear that not 90% support the independence as recently claimed by the Catalan government but only 47.5%. So the whole world was obviously being hounded by this government. And then one wonders, moreover, about a lack of recognition from abroad ... for how stupid do they think we are?</text:p>
          </table:table-cell>
          <table:table-cell office:value-type="string" calcext:value-type="string">
            <text:p>negative</text:p>
          </table:table-cell>
          <table:table-cell table:number-columns-repeated="1021"/>
        </table:table-row>
        <table:table-row table:style-name="ro28">
          <table:table-cell office:value-type="string" calcext:value-type="string">
            <text:p>schon an der Tür der Regierung - mit der Bitte es genauso zu machen. Dann sind wir genauso wie die so vermeintlich dummen Amis</text:p>
          </table:table-cell>
          <table:table-cell office:value-type="string" calcext:value-type="string">
            <text:p>already at the door of the government - with the request to do the same. Then we are just like the supposedly stupid Americans</text:p>
          </table:table-cell>
          <table:table-cell office:value-type="string" calcext:value-type="string">
            <text:p>negative</text:p>
          </table:table-cell>
          <table:table-cell table:number-columns-repeated="1021"/>
        </table:table-row>
        <table:table-row table:style-name="ro12">
          <table:table-cell office:value-type="string" calcext:value-type="string">
            <text:p>... Evolution eindeutig rückwärts. Rückzug als Weltmacht, China freut sich. Keine Konsultationen mit den Verbündeten vor Trumps Jerusalem- Entscheidung. Nato grschwächt. In den USA Verschärfung der Differenzierung in soziale Klassen. Abbau der Solidartät im Gesundheitswesen. Entfesselter Raubtierkapitalismus. Ein skrupelloser und brutaler Mann - dumm, machtbewusst und ohne Werte- zerstört das Land. Und 50% feiern ihn dafür.</text:p>
          </table:table-cell>
          <table:table-cell office:value-type="string" calcext:value-type="string">
            <text:p>... evolution clearly backwards. Retreat as a world power, China is happy. No consultations with the allies before Trump's Jerusalem decision. NATO weakens. In the US, increasing differentiation into social classes. Reduction of solidarity in health care. Unleashed predatory capitalism. An unscrupulous and brutal man - stupid, power-conscious and devoid of values ​​- destroys the land. And 50% celebrate it for it.</text:p>
          </table:table-cell>
          <table:table-cell office:value-type="string" calcext:value-type="string">
            <text:p>negative</text:p>
          </table:table-cell>
          <table:table-cell table:number-columns-repeated="1021"/>
        </table:table-row>
        <table:table-row table:style-name="ro23">
          <table:table-cell office:value-type="string" calcext:value-type="string">
            <text:p>Fox News und Trump : Wir halten sie dumm, Du hältst sie arm.</text:p>
          </table:table-cell>
          <table:table-cell office:value-type="string" calcext:value-type="string">
            <text:p>Fox News and Trump: We hold you stupid, you keep them poor.</text:p>
          </table:table-cell>
          <table:table-cell office:value-type="string" calcext:value-type="string">
            <text:p>negative</text:p>
          </table:table-cell>
          <table:table-cell table:number-columns-repeated="1021"/>
        </table:table-row>
        <table:table-row table:style-name="ro18">
          <table:table-cell office:value-type="string" calcext:value-type="string">
            <text:p>Die Steuerreform nutzt den Reichen. Das US System sorgt dafür, dass auch im Senat nur Menschen mit Geld sitzen. Da ist es wenig überraschend, dass sich für dieses Projekt eine Mehrheit findet. Bin nur gespannt, ob die dadurch noch weiter steigende Ungleichheit für das Land irgendwann einmal zu viel wird. Es ist schwer vorstellbar, dass das nicht irgendwann eskaliert...heute schon 40mio Arme, ohne Perspektive und mit wenig Hoffnung... wie lange lassen die sich noch für dumm verkaufen.</text:p>
          </table:table-cell>
          <table:table-cell office:value-type="string" calcext:value-type="string">
            <text:p>The tax reform benefits the rich. The US system ensures that even in the Senate only people with money sit. So it is not surprising that a majority is found for this project. I'm just curious if the resulting increase in inequality will eventually become too much for the country. It is hard to imagine that this will not escalate at any time ... already 40mio poor, without perspective and with little hope ... how long can they still sell themselves as stupid.</text:p>
          </table:table-cell>
          <table:table-cell office:value-type="string" calcext:value-type="string">
            <text:p>negative</text:p>
          </table:table-cell>
          <table:table-cell table:number-columns-repeated="1021"/>
        </table:table-row>
        <table:table-row table:style-name="ro20">
          <table:table-cell office:value-type="string" calcext:value-type="string">
            <text:p>Die Politik ist keine moralische Anstalt - das ist das Theater.- Tallerand sagte einmal: Weit schlimmer als ein korrupter Politiker ist ein dummer Politiker.- Also selbst wenn DT irgendwo korrupt wäre,was ich nirgends erkennen kann, wäre er immer noch weit besser als lebende Aktenkoffer im Hosenanzug.- Die Kommentare,die man hier lesen kann , offenbaren ein Ausmaß an Wahnvorstellungen ,das diese Nation als zutiefst neurotisch gestört zeigt.Immer und immer weider geistert da das Gespenst des AH herum.- Meine Güte - ein solcher Mensch würde heute einbgehen wie ein Hai im gechlorten swimmingpool.Sein und Zeit gehören zusammen .Die heutige Zeit erlaubt es gar nicht , dass NAZIs überleben könnten.</text:p>
          </table:table-cell>
          <table:table-cell office:value-type="string" calcext:value-type="string">
            <text:p>Politics is not a moral institution - that's the theater.- Tallerand once said: Far worse than a corrupt politician is a stupid politician.- So even if DT was corrupt somewhere, something I can not see anywhere, he would still be far better Living briefcases in pantsuits.- The comments that can be read here reveal a degree of delusion that shows this nation as deeply neurotic disturbed.Always and always weider haunts the ghost of the AH.- My goodness - such a person would Today, like a shark in the chlorinated pool. His time and his belong together. Today's time does not allow NAZIs to survive.</text:p>
          </table:table-cell>
          <table:table-cell office:value-type="string" calcext:value-type="string">
            <text:p>negative</text:p>
          </table:table-cell>
          <table:table-cell table:number-columns-repeated="1021"/>
        </table:table-row>
        <table:table-row table:style-name="ro15">
          <table:table-cell office:value-type="string" calcext:value-type="string">
            <text:p>"Arroganter geht's ja kaum! Richtig ist, dass Geld, das verteilt warden soll erst einmal verdient werden muss. Falsch ist, dass das freie Spiel der Kräfte zu einem wirtschaftlichen Optimum führt. Für diese Erkenntnis hat es sogar den Wirtschaftsnobelpreis gegeben. Erwiesen ist auch, dass die Mehrheit nicht automatisch vernünftig entscheidet. Wenn's nach der Mehrheit ginge, gäbe es keine Museen und Opernhäuser mehr. Eine Demonkratie ist so gut wie sie ihre schwächsten Mitglieder schützt, nicht wie sie die Meinung der Massen oder der Mehrheit durchsetzt. Es läuft jedenfalls etwas grundlegend falsch, wenn sich ein ""Grundverständnis"" breit macht, dass die Benachteiligten als lästige, durchzufütternde, dumme Randgruppe disqualifiziert und genau in diese Richtung geht Ihr Kommentar. Bitte mal nachlesen, was man unter dem Trickle Down Effekt versteht!"</text:p>
          </table:table-cell>
          <table:table-cell office:value-type="string" calcext:value-type="string">
            <text:p>"Arrogantly, it's hardly possible! It is true that money that is distributed should first be earned. The wrong thing is that the free play of forces leads to an economic optimum. For this realization, there has even been the Nobel Prize for Economics. It is also proven that the majority does not automatically decide reasonably. If it were the majority, there would be no more museums and opera houses. Demonstrate is as good as it protects its weakest members, not how it asserts the opinion of the masses or the majority. Anyway, it runs a bit fundamentally wrong when a ""basic understanding"" makes wide, disqualifies the disadvantaged as an annoying, durchzufutternde, stupid fringe group and exactly in this direction goes your comment. Please read what you mean by the Trickle Down Effect!"</text:p>
          </table:table-cell>
          <table:table-cell office:value-type="string" calcext:value-type="string">
            <text:p>negative</text:p>
          </table:table-cell>
          <table:table-cell table:number-columns-repeated="1021"/>
        </table:table-row>
        <table:table-row table:style-name="ro62">
          <table:table-cell office:value-type="string" calcext:value-type="string">
            <text:p>"""Schuldenfinanziertes Wachstum ist Politik von Dummen für Dumme. Und maximal verantwortungslos."" Dann sind die Verantwortlichen der alleinseligmachenden, kommunistischen Einheitspartei in Beijing aber saudumm! Dort sind die Gesamtschulden weit UEBER 300% des BIP! Im ersten Trump Jahr nehmen die USA wieviele zusaetzliche Schulden in Kauf? Verglichen mit dem letzen Jahr Obama? Antwort: Es hat sich nichts geaendert! Erst im 3. Trump Jahr, im 2. Jahr nach der aktuellen Steuersenkung, die im Februar 2018 in Kraft tritt, werden die Staatsschulden der USA massiv steigen. Es koennte Trump fuer eine zweite Amtszeit reichen;-) Staatsschulden bei niedrigen Zinsen, so wie seit einiger Zeit und noch laenger in der Zukunft, sind durchaus vernuenftig, wenn die Betraege in die Zukunft investiert werden: Bildung, Innovation, Infrastruktur. Im Fall USA sind 30 Billionen (engl. trillions) $ statt heute 20 Billionen $ kein volkswirtschaftliches Problem. Immer vorausgesetzt, dass diese zusaetzlichen 10 Billionen $ in die Zukunft investiert werden. Investitionen in Militaerisches sind allerdings Vernichtung des Volksvermoegens! mfG Beat"</text:p>
          </table:table-cell>
          <table:table-cell office:value-type="string" calcext:value-type="string">
            <text:p>"""Debt-financed growth is politics of stupid for stupid. And maximum irresponsible."" But then the leaders of the solemn Communist Unity Party in Beijing are stupid! Total debt there is well over 300% of GDP! In the first Trump year, the US will put up with how many additional debts? Compared with the last year Obama? Answer: Nothing has changed! Only in the 3rd Trump year, in the 2nd year after the current tax cut, which comes into force in February 2018, the US government debt will rise massively. It could reach Trump for a second term ;-) Public debt at low interest rates, as it has been for some time and even longer in the future, is quite reasonable if the assets are invested in the future: education, innovation, infrastructure. In the case of the USA, trillions $ 30 instead of $ 20 trillion today is not an economic problem. Always assuming that these $ 10 trillion will be invested in the future. Investments in military are, however, destruction of the people's assets! mfg beat"</text:p>
          </table:table-cell>
          <table:table-cell office:value-type="string" calcext:value-type="string">
            <text:p>negative</text:p>
          </table:table-cell>
          <table:table-cell table:number-columns-repeated="1021"/>
        </table:table-row>
        <table:table-row table:style-name="ro21">
          <table:table-cell office:value-type="string" calcext:value-type="string">
            <text:p>"Ihre Aussage war, dass schuldenfinanziertes Wachstum ""dumm"" wäre. Das ist genau, was die Linken in D heute propagieren. Die ganze Kritik an Schäubles ""schwarze Null"" basiert darauf. ""Die Schwarze Null ist Schäuble wichtiger als die Menschen http://www.handelsblatt.com/politik/international/schaeuble-gegen-gabriel-die-schwarze-null-ist-schaeuble-wichtiger-als-die-menschen/13024992-2.html Und das hat nichts mit ""antizyklischem Handeln"", da wir eine Hochkonjunktur haben. Und nochmal, zu Ihrer Information: Die beschlossene Steuerreform bedingt ein Defizit nur dann, wenn das BSP unter 1,9% liegt. Dieser liegt aber heute bei fast 4%."</text:p>
          </table:table-cell>
          <table:table-cell office:value-type="string" calcext:value-type="string">
            <text:p>"Her statement was that debt-financed growth would be ""stupid"". That's exactly what the leftists in D are promoting today. The whole criticism of Schäuble's ""black zero"" is based on it. ""The Black Zero is more important to Schäuble than the humans ?? http://www.handelsblatt.com/politik/international/schaeuble-gegen-gabriel-the-black-null-is-schaeuble-important-than-the- And this has nothing to do with ""counter - cyclical action"", because we have a boom and again, for your information: the tax reform that has been passed requires a deficit only if the GNP is below 1.9% but today it is almost 4%."</text:p>
          </table:table-cell>
          <table:table-cell office:value-type="string" calcext:value-type="string">
            <text:p>negative</text:p>
          </table:table-cell>
          <table:table-cell table:number-columns-repeated="1021"/>
        </table:table-row>
        <table:table-row table:style-name="ro80">
          <table:table-cell office:value-type="string" calcext:value-type="string">
            <text:p>Ich sag das nicht gerne, aber ich glaube wir Deutschen unterschätzen Trump aufgrund seines Auftretens gewaltig. Auf den ersten Blick betrachtet erscheint die Steuersenkung dumm angesichts des strukturellen Haushaltsdefizits und der Schulden (wobei die Schuldenquote der USA absolut in Ordnung ist) außerdem egoistisch bedenkt man wo Trump herkam bevor er unbedingt Präsident werden wollte. Und als Sozialist wird man die Steuersenkungen obendrein sicher auch noch als unsozial betrachten. Ich habe mit dieser vereinfachten Sichtweise mittlerweile ein Problem. Betrachtet man die Wirtschaftslage der USA stellt man fest, dass die wirtschaftliche Entwicklung in den USA ähnlich gut ist, wie zum Beispiel bei uns (rein von den Wachstumszahlen läuft es da sogar besser). Auch die USA laufen gerade in eine Situation wo man in den Wirtschaftswissenschaften allmählich von Vollbeschäftigung redet. Bei uns reden aktuell alle von einer drohenden Überhitzung, Angst vor steigender Inflation und höheren Produktionskosten durch Arbeitskräftemangel. Eigentlich spräche gerade mehr für Antizyklische Wirtschaftspolitik also quasi Steuererhöhungen, zurückfahren von staatlichen Inverstitionen und Schuldentilgung um die wirtschaftliche Entwicklung auszubremsen. Trump macht gerade genau das Gegenteil. Der Militäretat wird erhöht (was in den USA einem Konjunkturpaket gleichkommt) und die Unternehmensbesteuerung gesenkt. Außerdem bleibt die Leitzinserhöhung der FED auch weiterhin aus. Er handelt also gerade klar prozyklisch. Die zusätzlich bei den Unternehmen verbleibenden Gewinne werden mit Sicherheit zumindest teilweise mittelfristig in steigende Marktanteile oder neue/bessere Produkte für den Konsummarkt umgesetzt. Die Folge: Neue Jobs und eine weitere Verknappung der zur Verfügung stehenden Arbeitskräfte. In der aktuellen Situation muss das fast zwangsläufig zu einem signifikaten Anstieg der Inflation und - für den Popuilisten Trump wichtiger - weniger Arbeitslose und steigende Löhne bei den Arbeitern führen. Daher von mir mal die Frage in den Raum gestellt: Was ist, wenn er so dumm dann doch nicht ist und genau das beabsichtigt? Eine höhere Inflation könnte den USA dabei helfen ihren Staatshaushalt mittelfristig gerade zu rücken und die Schulden zu entwerten. Die in der Breite steigenden Löhne durch Vollbeschäftigung erhöhen das allgemeine Steueraufkommen und sichern nebenbei noch Trumps Wiederwahl in drei Jahren. Klingt jedenfalls nach einem durchaus validen Plan mit Weitsicht.</text:p>
          </table:table-cell>
          <table:table-cell office:value-type="string" calcext:value-type="string">
            <text:p>I do not like to say that, but I think we Germans underestimate Trump enormously because of his appearance. At first glance, the tax cut seems stupid given the structural budget deficit and debt (with the US debt ratio absolutely in order) and selfish considering where Trump came from before he absolutely wanted to become president. And as a socialist, tax cuts will certainly be seen as unsocial. I have a problem with this simplified view. If you look at the economic situation in the USA, you can see that the economic development in the US is just as good as, for example, with us (purely from the growth figures it is even better). The US is also in a situation where economics is beginning to talk of full employment. At present, everyone is talking about an impending overheating, fear of rising inflation and higher production costs due to labor shortages. Actually speaking more for anti-cyclical economic policy so quasi tax increases, cut back on government investment and debt settlement to slow down the economic development. Trump is doing exactly the opposite. The military budget is increased (which equates to a stimulus package in the US) and corporate taxation lowered. In addition, the rate hike by the Fed will continue to be lacking. So he's just clearly pro-cyclical. The additional profits remaining with the companies will certainly be implemented at least partly in the medium term in increasing market shares or new / better products for the consumer market. The result: new jobs and a further shortage of available labor. In the current situation, this almost inevitably leads to a significant increase in inflation and - for the populist Trump more importantly - less unemployed and rising wages among the workers. So I asked the question in the room: What if he is not so stupid then and intends to do exactly that? Higher inflation could help the US balance its budget in the medium term and devalue its debt. The broad increase in wages through full employment increases the general tax revenue and also ensure Trump's re-election in three years. Sounds like a very valid plan with foresight.</text:p>
          </table:table-cell>
          <table:table-cell office:value-type="string" calcext:value-type="string">
            <text:p>negative</text:p>
          </table:table-cell>
          <table:table-cell table:number-columns-repeated="1021"/>
        </table:table-row>
        <table:table-row table:style-name="ro11">
          <table:table-cell office:value-type="string" calcext:value-type="string">
            <text:p>Diese Steuerreform besteht aus 500 Seiten Erläuterungen, nix mit Bierdeckel. Und entgegen Trumps Versprechen wurden die vielen Ausnahmen bzw. Abzugsmöglichkeiten für Unternehmen bzw. Hedge Fonds nicht beseitigt, trotz der Steuererleichterungen.. Glückliche amerikanische Millionäre und Milliardäre! Sie profitieren am meisten, sogar prozentual und als einzige auch noch nachhaltig, während die anderen die Steuervorteile in einigen Jahren verlieren, weil der Zeitplan gestaffelt ist und denen die Steuern dann sogar noch zum Teil auch erhöht werden können. Wie kann man sich solch einen asozialen Murks für Deutschland wünschen? Wodurch die Reichen exponentiell reicher werden, während die ärmeren Schichten nichts davon haben, sondern denen alle möglichen bisherigen Begünstigungen auch noch gestrichen werden? Damit die Luxus-Steuerreform finanziert werden kann, auf deren Kosten! Erbärmlich ist das, und wird die jetzt schon pervers große Kluft zwischen Arm und Reich auch noch steigern. Die Amerikaner sind nicht dumm, sondern haben sich informiert und sind überhaupt nicht glücklich, im Gegenteil. Nur 35% sind von dieser sogenannten Reform überzeugt.</text:p>
          </table:table-cell>
          <table:table-cell office:value-type="string" calcext:value-type="string">
            <text:p>This tax reform consists of 500 pages explanations, nothing with beer mat. And despite Trump's promise, the many exceptions or deductions for companies or hedge funds were not eliminated, despite the tax relief .. Happy American millionaires and billionaires! They benefit the most, even in percentage terms, and the only one that is sustainable, while the others lose their tax benefits in a few years because the timetable is staggered and taxes can even be increased in part. How can you wish for such an asocial botch for Germany? Whereby the rich become exponentially richer, while the poorer classes have none of them, but all possible previous benefits are also canceled? So that the luxury tax reform can be financed, at their expense! It is pathetic, and will increase the already perverse gap between rich and poor. The Americans are not stupid, but have informed themselves and are not happy at all, on the contrary. Only 35% are convinced of this so-called reform.</text:p>
          </table:table-cell>
          <table:table-cell office:value-type="string" calcext:value-type="string">
            <text:p>negative</text:p>
          </table:table-cell>
          <table:table-cell table:number-columns-repeated="1021"/>
        </table:table-row>
        <table:table-row table:style-name="ro35">
          <table:table-cell office:value-type="string" calcext:value-type="string">
            <text:p>sie kennen die cdu nicht. ich habe schon oft an deren vorstandssitzungen teilgenommen. -egal- was von oben kommt, es wird -immer- verteidigt. die cdu mitglieder leben noch gefühlt in der kaiserzeit. sie sind nicht dumm, aber sowas von folgsam. die nicken alles ab.</text:p>
          </table:table-cell>
          <table:table-cell office:value-type="string" calcext:value-type="string">
            <text:p>they do not know the cdu. I have often participated in their board meetings. whatever comes from above, it is always defended. the cdu members still live in the imperial era. they are not stupid, but they are obedient. they nod everything off.</text:p>
          </table:table-cell>
          <table:table-cell office:value-type="string" calcext:value-type="string">
            <text:p>negative</text:p>
          </table:table-cell>
          <table:table-cell table:number-columns-repeated="1021"/>
        </table:table-row>
        <table:table-row table:style-name="ro81">
          <table:table-cell office:value-type="string" calcext:value-type="string">
            <text:p>"sowie allen, die eine Abneigung gegen eine Minderheitsregierung hegen, sei ein Blick in das Grundgesetz empfohlen. Dort gibt es den Artikel 38, dessen 1. Absatz lautet: ""Art 38 (1) Die Abgeordneten des Deutschen Bundestages werden in allgemeiner, unmittelbarer, freier, gleicher und geheimer Wahl gewählt. Sie sind Vertreter des ganzen Volkes, an Aufträge und Weisungen nicht gebunden und nur ihrem Gewissen unterworfen."" (https://www.gesetze-im-internet.de/gg/art_38.html) Wenn man diesen Artikel ernst nähme und richtig anwenden würde, würden sowohl Koalitionen als auch das Wort ""Minderheitsregierung"" gar keinen Sinn machen. Denn wenn Art 38 (1) GG konsequent angewandt würde, hätten wir keine Parteien im Bundestag, sondern nur Abgeordnete, die ihrem Gewissen folgend Verantwortung für Volk und Staat tragen. Einem Wort von Kaiser Wilhelm II frei folgend, kennt Art. 38 (1) GG keine Parteien, nur Abgeordnete. Wir können sicherlich darüber streiten, ob eine evtl. Parteimitgliedschaft eines Abgeordneten während seiner Zeit als Abgeordneter ruhen muss oder nicht. Aber ohne jeden Zweifel ist dieser Mensch Abgeordneter des deutschen Volkes und absolut nicht Abgeordneter einer Partei, wenn wir denn das Grundgesetz ernst nehmen (bzw. nähmen). Die grundgesetzliche Aufgabe der Parteien ist die WILLENSbildung, von REGIERUNGSbildung durch Parteien oder FraktionsZWANG für Abgeordnete steht kein Wort im Grundgesetz. Nicht einmal eine Parteimitgliedschaft für Abgeordnete ist im Grundgesetz zwingend vorgeschrieben. Ich habe ja nichts dagegen, wenn die Abgeordneten den Reichstag verlassen, das Lied singend ""Brüder, zur Freiheit, zur Sonne"". Wenn es passt. Nach Abschluss des letzten Sitzungstages vor der parlamentarischen Sommerpause vielleicht. Aber sonst hat Partei gleich welcher Farbe dort nichts zu suchen! Was ist das bloß für ein dummes Volk, das es zulässt, dass seit rund 70 Jahren gegen das Grundgesetz verstoßen wird, ohne sich dagegen aufzulehnen? Weimar ist nicht zuletzt auch deshalb gescheitert, weil jeder Karnickelzüchterverein seine Partei gründen und im Reichstag vertreten sein musste. Immer dran denken, es sind die Parteien, die Hampelmänner aufden Schild heben und Typen wie Hitler, Trump, Erdogan, Orbán usw. zu großen Gestalten machen. Ohne Parteien hätten die es verdammt schwer, ja sie wären sogar vermutlich der Geschichte nicht einmal eine Fußnote wert, so unbedeutend wären sie. Ohne die AfD würde doch heute noch jeder Deutsche an den Anglergruß denken, wenn von Petry die Rede ist. Mal drüber nachdenken!"</text:p>
          </table:table-cell>
          <table:table-cell office:value-type="string" calcext:value-type="string">
            <text:p>"As well as anyone who has an aversion to a minority government, a look into the constitution is recommended. There is the article 38, the first paragraph reads: ""Art 38 (1) The members of the German Bundestag are elected in general, direct, free, equal and secret election.They are representatives of the whole people, orders and instructions not bound and subject only to their conscience. "" (https://www.gesetze-im-internet.de/gg/art_38.html) If you took this article seriously and applied it correctly, both coalitions and the word ""minority government"" would make no sense. For if Art. 38 (1) GG were applied consistently, we would have no parties in the Bundestag, but only deputies who, according to their conscience, bear responsibility for the people and the state. Following a word of Kaiser Wilhelm II, Art. 38 (1) GG knows no parties, only deputies. We can certainly argue about whether or not a member of parliament may have to rest during his time as a Member of Parliament. But without any doubt, this man is a member of the German people and absolutely not a member of a party, if we take the Basic Law seriously (or take). The constitutional task of the parties is the WILLENSbildung, of GOVERNMENT FORMATION by parties or parliamentary faction for MPs is not a word in the Basic Law. Not even a party membership for deputies is mandatory in the Basic Law. I have nothing against it when the deputies leave the Reichstag, singing the song ""Brothers, to freedom, to the sun"". If it fits. After completing the last day of sitting before the parliamentary summer break, maybe. But otherwise party of any color has no place there! What kind of a stupid people that allows for about 70 years against the Basic Law, without rebelling against it? Last but not least, Weimar failed because every rabble breeders' association had to found its own party and be represented in the Reichstag. Always remember, it is the parties that raise jumping jackets on the shield and make types like Hitler, Trump, Erdogan, Orbán, etc. into great shapes. Without parties, they would be damned hard, even they would probably not even worth a footnote of the story, they would be so insignificant. Without the AfD today still every German would think of the fishing greeting, if Petry is mentioned. Let's think about it!"</text:p>
          </table:table-cell>
          <table:table-cell office:value-type="string" calcext:value-type="string">
            <text:p>negative</text:p>
          </table:table-cell>
          <table:table-cell table:number-columns-repeated="1021"/>
        </table:table-row>
        <table:table-row table:style-name="ro62">
          <table:table-cell office:value-type="string" calcext:value-type="string">
            <text:p>Weder Spanien würde Katalonien isolieren, noch die EU, das macht Katalonien ganz alleine. Aspaltugn bedeut automatisch raus aus der EU bedeut automatisch Isolation. Die Firmen, wegen derer sich Katalonien im Moment so stark fühlt, wandern nach Spanien ab, übirg bleibt für Katalonien nichts von Bedeutung. Und somit ist Nur Katalonien am Ende und nicht Spanien. Und wenn die Katalanen, die Sie kennen, dumm genug sind, für eine Abspaltung zu stimmen, dann ist ihnen nicht zu helfen. Ich habe keine Lust mich überall mit dem nationalistischen Befindlichkeiten von irgendwelchen Kleingeistern auseinander zu setzen. Wenn das ländliche Katalonien meint, außerhalb der EU und Spanien allein auf sich gestellt besser aufgehoben zu sein, dann auf Wiedersehen. Barcelona spaltete sich dann von Katalonien ab und bleibt bei Spanien. Das wird zwar alles ganz lustig, sinnvoll und zielführend ist das alles nicht. Übrigens: Erklären Sie mir doch mal, warum die spanische Regierung dran schuld ist, wenn in Katalonien eine der spanischen Verfassung verpflichtete spanische Regionalregierung meint, Recht und Gesetz würde nur für andere gelten?</text:p>
          </table:table-cell>
          <table:table-cell office:value-type="string" calcext:value-type="string">
            <text:p>Neither Spain would isolate Catalonia, nor the EU, that makes Catalonia all alone. Aspaltugn automatically means out of the EU automatically means isolation. The companies that make Catalonia feel so strong right now are moving to Spain, but nothing is important to Catalonia. And so only Catalonia is finished and not Spain. And if the Catalans you know are stupid enough to vote for secession, then they can not help you. I have no desire to deal with the nationalist sensitivities of any small minds everywhere. If rural Catalonia means being better off alone outside the EU and Spain, then goodbye. Barcelona then split off from Catalonia and stays with Spain. It will all be fun, meaningful and purposeful, that's not all. By the way, why do you tell me why the Spanish government is to blame when, in Catalonia, a Spanish regional government that is bound by the Spanish Constitution says that law and order would apply only to others?</text:p>
          </table:table-cell>
          <table:table-cell office:value-type="string" calcext:value-type="string">
            <text:p>negative</text:p>
          </table:table-cell>
          <table:table-cell table:number-columns-repeated="1021"/>
        </table:table-row>
        <table:table-row table:style-name="ro4">
          <table:table-cell office:value-type="string" calcext:value-type="string">
            <text:p>"...plump dreiste Meinungsmache wie gewohnt. Anstatt darzulegen weswegen SA im Jemen massenhaft Menschen abschlachtet (von den katastrophalen Zuständen der dortigen hungernden Zivilbevölkerung ganz abgesehen) wird von einer ""Blamage"" des saudischen Prinzen gesprochen. So als seien die Kriegsgründe völlig selbstverständlich und jenseits aller Legetimationsbedürftigkeit. Das ist kein Journalismus, das ist dummdreiste Stimmungsmache und billigste Mentalvergiftung. Stehen sie eigentlich auf der Payroll der USA, die das menschenverachtende saudische Regime nach Kräften unterstützt?"</text:p>
          </table:table-cell>
          <table:table-cell office:value-type="string" calcext:value-type="string">
            <text:p>"... plump brash opinion as usual. Instead of explaining why SA is mass slaughtering in Yemen (not to mention the catastrophic conditions of the starving civilian population there), there is talk of an ""embarrassment"" of the Saudi prince. As if the reasons for the war were completely self-evident and beyond all need for a livelihood. This is not journalism, that is stupid mood and cheapest mental poisoning. Are they actually on the payroll of the USA, which strongly supports the inhuman Saudi regime?"</text:p>
          </table:table-cell>
          <table:table-cell office:value-type="string" calcext:value-type="string">
            <text:p>negative</text:p>
          </table:table-cell>
          <table:table-cell table:number-columns-repeated="1021"/>
        </table:table-row>
        <table:table-row table:style-name="ro12">
          <table:table-cell office:value-type="string" calcext:value-type="string">
            <text:p>Wer dem dummen Geschwätz vieler Politiker überhaupt noch vertraut dem ist wohl eh nicht mehr zu helfen. Jeder müsste doch inzwischen schon mitbekommen haben, dass gerade auf Merkels Aussagen allzu oft gerade das Gegenteil die Realität abbildet. Beispiele hierzu werden jedem zur Genüge einfallen, der das Politikgeschehen auch nur am Rande mitverfolgt hat! Ich erspare mir daher Aufzählungen.</text:p>
          </table:table-cell>
          <table:table-cell office:value-type="string" calcext:value-type="string">
            <text:p>Who the stupid chatter of many politicians still trusting that is probably no help anyway. Everyone should have already noticed that just on Merkel's statements all too often just the opposite portrays the reality. Examples of this will be enough for anyone who has followed the political events even marginally! I therefore spare myself enumerations.</text:p>
          </table:table-cell>
          <table:table-cell office:value-type="string" calcext:value-type="string">
            <text:p>negative</text:p>
          </table:table-cell>
          <table:table-cell table:number-columns-repeated="1021"/>
        </table:table-row>
        <table:table-row table:style-name="ro39">
          <table:table-cell office:value-type="string" calcext:value-type="string">
            <text:p>"Um es mal auf Englisch zu sagen ""The pot calling the kettle black."" ... UK muß sich angesichts seiner Geschichte nun wirklich nicht künstlich aufregen. Die Idee, sich in fremder Länder Wahlen einzumischen kommt nun wirklich nicht aus dem Osten. Und wie erst diese Woche bekannt wurde, gibt es Dokumente der 2+4-Verhandlungen, die zeigen, daß man Gorbatschow gesagt hatte, die NATO würde nicht nach Osten rücken. Natürlich dumm von ihm, sich das nicht schriftlich geben lassen zu haben. Aber der ganze Streß mit RU ging los, nachdem man anfing, die Situation in der Ukraine immer weiter zuzuspitzen und diese zwei Länder auseinander zu spalten, die auf so vielen Ebenen über so lange Zeit eng verbunden waren. Hier findet Machtpolitik von beiden Seiten statt, da kann sich keiner aufs hohe Roß setzen."</text:p>
          </table:table-cell>
          <table:table-cell office:value-type="string" calcext:value-type="string">
            <text:p>"To put it in English ""The pot calling the kettle black."" ... UK really does not have to be upset in the face of its history. The idea of ​​interfering in elections in foreign countries really does not come from the East. And as it became known this week, there are documents from the 2 + 4 negotiations that show that Gorbachev had been told NATO would not move east. Of course stupid of him, not to let that have written. But all the stress with RU started as soon as the situation in Ukraine began to sharpen and divide those two countries that were so closely connected on so many levels for so long. Here power politics takes place from both sides, since no one can rely on high horse."</text:p>
          </table:table-cell>
          <table:table-cell office:value-type="string" calcext:value-type="string">
            <text:p>negative</text:p>
          </table:table-cell>
          <table:table-cell table:number-columns-repeated="1021"/>
        </table:table-row>
        <table:table-row table:style-name="ro37">
          <table:table-cell office:value-type="string" calcext:value-type="string">
            <text:p>setzt er noch einen drauf, also in dem Fall darunter. In diesem Zusammenhang stellt sich mir auch die Frage, wieso man im Sicherheit Veto einlegen kann, wenn man selbst und ganz allein der Betroffene des Beschlusses ist? Das ist doch abartig dumm geregelt - wie vieles andere bei der UNO auch. Noch was, was mich irritiert und was man sonst ja nirgendwo unterbringen kann: Israel ist ein Staat, das Judentum ist eine Religion. Wenn jemand sich in Demonstrationen gegen das was der Staat Israel macht durch Proteste wie das verbrennen der Flagge des Staates äußert dann ist das nicht antisemitisch weil die Religion ja gar nicht zur Debatte stand. Es scheint typisch deutsch zu sein, Sachverhalte zu vermischen damit die eigentlichen Aussagen auf der Strecke bleiben. Es gibt sicher auch in Israel Bürger mit jüdischem Glauben die vieles was ihr Staat macht nicht gut finden, diese Juden sind aber doch wohl kaum Antisemiten? Ähnliches passiert ja auch systematisch beim Thema Flüchtlinge, Einwanderer und illegal einreisenden Ausländern aus Afrika und Asien. Das sind drei verschiedene Gruppen die normal nichts miteinander zu tun haben. Nur wer persönlich verfolgt wird der hat eine Chance auf Anerkennung als Asylant. Wer nur nach Europa kommt weil er denkt die EU bezahlt ihm ein besseres Leben als er in seinem Heimatland hätte der ist eben kein Flüchtling und wer wegen besonderer beruflicher Fähigkeiten einwandert, der ist auch kein Flüchtling. Illegale Grenzüberschreiter müssen zurückgebracht werden, ob sie wollen oder nicht. Menschen die nur geflohen sind weil bei ihnen zu Hause Bürgerkrieg herrscht müssen auch zurück, wenn der Bürgerkrieg vorbei ist. Wer aber vor den Wahnvorstellungen eines Erdogan geflohen ist, der muss Asyl bekommen, weil er in der Türkei auf unabsehbare Zeit im Gefängnis landen würde. Ich hätte aber nichts dagegen wenn man zum Ausgleich ein paar Erdogan-Fans aus Deutschland in die Türkei abschieben würde, wie man das umsetzt sollte die Politik klären.</text:p>
          </table:table-cell>
          <table:table-cell office:value-type="string" calcext:value-type="string">
            <text:p>he puts it on top, so in the case below. In this context, the question also arises for me why one can veto security if one is alone and alone in the decision-making process? That is stupid stupid regulated - like many other things at the UN too. Another thing that irritates me and what you can not find anywhere else: Israel is a state, Judaism is a religion. If someone expresses himself in demonstrations against what the state of Israel is doing through protests such as burning the flag of the state, then that is not anti-Semitic because religion was not even up for debate. It seems to be typically German, to mix facts so that the actual statements remain on the track. There are certainly Jewish citizens in Israel who do not like the many things their state does, but these Jews are hardly anti-Semites. The same thing happens systematically when it comes to refugees, immigrants and illegally entering foreigners from Africa and Asia. These are three different groups that normally have nothing to do with each other. Only those who are persecuted personally have a chance of being recognized as asylum seekers. Whoever comes to Europe because he thinks the EU pays him a better life than he would have in his home country is not a refugee and who immigrates because of special professional skills is not a refugee either. Illegal border crossers must be returned, whether they like it or not. People who have fled only because there is civil war at home have to return when the civil war is over. But those who have fled from the delusions of a Erdogan, who must get asylum, because he would end up in indefinitely in prison in Turkey. But I would not mind if you would deport to balance a few Erdogan fans from Germany to Turkey, how to implement that should clarify the policy.</text:p>
          </table:table-cell>
          <table:table-cell office:value-type="string" calcext:value-type="string">
            <text:p>negative</text:p>
          </table:table-cell>
          <table:table-cell table:number-columns-repeated="1021"/>
        </table:table-row>
        <table:table-row table:style-name="ro48">
          <table:table-cell office:value-type="string" calcext:value-type="string">
            <text:p>Der Mann hat keine Erfahrung in der Politik und kennt sich im nahen Osten nicht aus. Woher soll er es auch wissen? Er ist dumm, eitel und denkt vor allem an seinen Vorteil. Lasst ihn doch drohen, er ist nur ein Papiertiger.</text:p>
          </table:table-cell>
          <table:table-cell office:value-type="string" calcext:value-type="string">
            <text:p>The man has no experience in politics and does not know his way around the Middle East. How should he know? He is stupid, vain and, above all, thinks of his advantage. Let him threaten, he's just a paper tiger.</text:p>
          </table:table-cell>
          <table:table-cell office:value-type="string" calcext:value-type="string">
            <text:p>negative</text:p>
          </table:table-cell>
          <table:table-cell table:number-columns-repeated="1021"/>
        </table:table-row>
        <table:table-row table:style-name="ro15">
          <table:table-cell office:value-type="string" calcext:value-type="string">
            <text:p>Die Aufregung in der arabischen/muslimischen Welt ist doch völlig überdreht! Was ist denn passiert? Die USA erkennen Jerusalem als Hauptstadt Israels an. Das ist es dann schon. Damit wird den Palästinensern ihr Recht auf einen eigenen Staat nicht genommen. Zudem ist es eine einseitige Handlung der USA, die niemand anderen präjudiziert. Zudem sollte man auch mal wieder darauf hinweisen, dass es genau die Länder sind, die sich jetzt am meisten aufregen, die mehrfach Israel militärisch angegegriffen haben mit dem erklärten Ziel es zu vernichten. Israel hat sich erfolgreich gewehrt und dabei Teile Palästinas und auch Ostjerusalem erobert. Auch wenn es eine Mehrheit in der UNO anders sehen mag...Rückgaben dieser Gebiete sind Good Will Maßnahmen Israels. Diese Gebiete sind das Faustpfand das Israel in Verhandlungen hat. Es wäre dumm es aufzugeben.</text:p>
          </table:table-cell>
          <table:table-cell office:value-type="string" calcext:value-type="string">
            <text:p>The excitement in the Arab / Muslim world is completely over the top! What happened then? The US recognizes Jerusalem as the capital of Israel. That's it then. This does not deprive the Palestinians of their right to a separate state. Moreover, it is a one-sided act of the US that does not prejudice anyone else. In addition, it should be pointed out once again that it is precisely the countries that are now the most upset, repeatedly attacked Israel militarily with the declared goal of destroying it. Israel has successfully defended itself, conquering parts of Palestine and also East Jerusalem. Even though it may look different in a majority in the UN ... Returns of these areas are goodwill measures of Israel. These areas are the bargaining chip that Israel is negotiating. It would be stupid to give it up.</text:p>
          </table:table-cell>
          <table:table-cell office:value-type="string" calcext:value-type="string">
            <text:p>negative</text:p>
          </table:table-cell>
          <table:table-cell table:number-columns-repeated="1021"/>
        </table:table-row>
        <table:table-row table:style-name="ro35">
          <table:table-cell office:value-type="string" calcext:value-type="string">
            <text:p>Sie haben Recht: Erst denken dann schreiben - aber an sie gerichtet. Die Geldrückflüsse in die USA (Rüstung, Waren) übersteigen die Finanzhilfen bei Weitem. Dann kauft der Nahe Osten in Zukunft seine Waffen woanders. Dann schaut DT aber dumm aus der Wäsche.</text:p>
          </table:table-cell>
          <table:table-cell office:value-type="string" calcext:value-type="string">
            <text:p>You are right: First think then write - but addressed to them. The return of money to the US (armaments, goods) far exceeds the financial aid. Then the Middle East will buy its weapons elsewhere in the future. But then DT looks stupid from the laundry.</text:p>
          </table:table-cell>
          <table:table-cell office:value-type="string" calcext:value-type="string">
            <text:p>negative</text:p>
          </table:table-cell>
          <table:table-cell table:number-columns-repeated="1021"/>
        </table:table-row>
        <table:table-row table:style-name="ro16">
          <table:table-cell office:value-type="string" calcext:value-type="string">
            <text:p>Ist Trump dumm oder hat er keine Ahnung, wie Politik funktioniert? Wie wäre es, wenn die USA zunächst mal Schadensersatz, die durch US Militär und ausbeutende US Firmen in Lateinamerikanischen Ländern entstanden sind, zahlen würden. Vietnam ist auch ein großer Kandidat. Noch heute werden dort wegen Agent Orange behinderte Kinder geboren!</text:p>
          </table:table-cell>
          <table:table-cell office:value-type="string" calcext:value-type="string">
            <text:p>Is Trump stupid or does he have no idea how politics works? How about if the US initially pay damages incurred by US military and exploiting US companies in Latin American countries. Vietnam is also a big candidate. Even today disabled children are born there because of Agent Orange!</text:p>
          </table:table-cell>
          <table:table-cell office:value-type="string" calcext:value-type="string">
            <text:p>negative</text:p>
          </table:table-cell>
          <table:table-cell table:number-columns-repeated="1021"/>
        </table:table-row>
        <table:table-row table:style-name="ro62">
          <table:table-cell office:value-type="string" calcext:value-type="string">
            <text:p>Wenn ich die Kommentare hier so lese wie z.B. Trump lernt einfach nicht, Trump begreift nicht ,kann ich nur den Kopf schütteln. Wer nicht begreift das sind diese Kommentatoren, die glauben Trump verhält sich dumm. Wen man den Gegner unterschätzt hat man bereits den ersten Fehler gemacht. Trump begeht all diese Provokationen mit Bedacht und Kalkül. Wer sich mal hinsetzt und sein Wahlprogramm ohne Schaum vor dem Mund liest wird erkennen, dass er seine Versprechen konsequent verfolgt und umsetzt. Die UN ist für ihn ein überflüssiger Verein dem er den Geldhahn zudrehen will. Mit seiner Jerusalem Entscheidung hat er genau das erreicht. Er wird der Welt zeigen wie egal ihm eine Entscheidung der UN ist und anschließend wird er der UN den Geldhahn zudrehen. Die Presse führt er täglich vor, weil diese anstatt sich mit seinen geschaffenen Fakten zu beschäftigen immer wieder in das gleiche Trump Bashing verfällt. Ich bin oft in USA und kann all diesen Kommentatoren nur eines sagen. Trump sitzt fester im Sattel den je. Er hält seine Wahlversprechen ein und genau das ist es was die Wähler von ihm erwarten.</text:p>
          </table:table-cell>
          <table:table-cell office:value-type="string" calcext:value-type="string">
            <text:p>If I read the comments here like Trump just does not learn, Trump does not understand, I can only shake my head. Who does not understand these are those commentators who believe Trump behaves stupid. If you underestimate the opponent you have already made the first mistake. Trump commits all these provocations with care and calculation. Anyone who sits down and reads his election program without foam in front of his mouth will realize that he consistently pursued and implemented his promises. The UN is for him a superfluous club to which he wants to turn off the money. He has achieved just that with his decision in Jerusalem. He will show the world how much a decision of the UN is for him and then he will turn the money on the UN. He performs the press daily, because instead of dealing with his facts created to fall back into the same Trump Bashing again and again. I am often in USA and can only say one thing to all these commentators. Trump is stuck in the saddle ever. He keeps his election promises and that's what voters expect of him.</text:p>
          </table:table-cell>
          <table:table-cell office:value-type="string" calcext:value-type="string">
            <text:p>negative</text:p>
          </table:table-cell>
          <table:table-cell table:number-columns-repeated="1021"/>
        </table:table-row>
        <table:table-row table:style-name="ro5">
          <table:table-cell office:value-type="string" calcext:value-type="string">
            <text:p>Welche eine beschränke schwarz-weiß Sicht. Es ist eine Sache die Existenz des Staates Israel anzuerkennen und dessen Existenz die seiner Bürger zu schützen. Das heißt aber nicht, dass man jede völkerrechtswidrige Handlung dieses Staates decken muss. Für die langfristige Sicherung der Existenz Israels ist es unerlässlich den Konflikt mit den Palästinensern zu lösen. Diese haben genauso ein Recht auf eine Heimat wie die Israelis. Man löst diesen Konflikt nicht indem man beschließt eine Seite kann Kraft ihrer militärischen Stärke tun und lassen was sie will und man verteidigt jede Aktion. Wer glaubt so Diplomatie betreiben zu können, der wird sich in einer sehr einsamen Situation wiederfinden. Dieser Streit, den Trump ohne Not vom Zaun gebrochen hat, ist völlig sinnlos. Diese UN-Resolution hat keinerlei praktische Bedeutung. Trump zerschläg massiv diplomatisches Porzellan in einem Streit in dem es nichts zu gewinnen gibt. Sein Verhalten ist einfach nur unendlich dumm, kindisch und schadet langfristig den Interessen seines eigenen Landes. Was wird er tun wenn die USA wirklich auf Verbündete angewiesen sind? Will er jetzt jedes Mal Drohungen ausstoßen? Will er wirklich riskieren, dass Ägypten sich wieder Moskau zuwendet? Ich bin sicher Herr Putin ist gerne bereit Ägypten mit Waffen zu beliefern...</text:p>
          </table:table-cell>
          <table:table-cell office:value-type="string" calcext:value-type="string">
            <text:p>Which a limited black and white view. It is one thing to recognize the existence of the State of Israel and to protect its existence against that of its citizens. But that does not mean that you have to cover every illegal act of that state. For the long-term security of Israel's existence, it is essential to resolve the conflict with the Palestinians. These have as much a right to a home as the Israelis. One does not solve this conflict by deciding one side can do strength of its military strength and let what it wants and one defends each action. Anyone who believes that they can do so diplomacy, will find himself in a very lonely situation. This quarrel, which Trump has fought without a fight, is completely pointless. This UN resolution has no practical significance. Trump crushes massive diplomatic porcelain in a dispute in which there is nothing to win. His behavior is just infinitely stupid, childish and harms long-term the interests of his own country. What will he do if the US really needs allies? Does he want to make threats every now and then? Does he really want to risk Egypt turning back to Moscow? I am sure Mr Putin is happy to supply Egypt with weapons ...</text:p>
          </table:table-cell>
          <table:table-cell office:value-type="string" calcext:value-type="string">
            <text:p>negative</text:p>
          </table:table-cell>
          <table:table-cell table:number-columns-repeated="1021"/>
        </table:table-row>
        <table:table-row table:style-name="ro15">
          <table:table-cell office:value-type="string" calcext:value-type="string">
            <text:p>"Und wer seinen Gegner überschätzt, hat erst recht verloren. Grundsätzlich haben Sie zwar recht, dass Trump natürlich gezielt seiner eigenen Logik folgt, mit welcher er v.a. seine Anhängerschaft und Geldgeber sowie natürlich sich selber zu bedienen versucht. Das allein macht die konkrete Politik aber weder clever noch fundiert. Dass Trumps Weltbild wie das vieler seiner Fans sehr beschränkt ist und primär auf Ignoranz aufbaut, ist leider unbestreitbar. Nur weil also etwas innerhalb dieser Blase Sinn ergibt, bedeutet das noch lange nicht, dass es eine sinnvolle oder gar langfristig nützliche Entscheidung ist. Letztlich betreibt Trump halt eine Art Kamikaze-Politikstil, bei der er zur Not alles und alle an die Wand fährt, nur um seinen persönlichen Interessen zu dienen. Ob man das ""dumm"" nennen will, sei dahingestellt, fürchterlich opportunistisch, kurzsichtig und bedenklich ist es allemal."</text:p>
          </table:table-cell>
          <table:table-cell office:value-type="string" calcext:value-type="string">
            <text:p>"And who overestimates his opponent, has certainly lost. Basically you are right that Trump of course follows his own logic, with which he v. A. his followers and financiers as well as of course trying to serve himself. But that alone does not make the concrete policy clever or sound. The fact that Trump's worldview, like that of many of his fans, is very limited and primarily based on ignorance is, unfortunately, undeniable. Just because something makes sense within that bubble does not mean that it's a meaningful or even long-term useful decision. Ultimately Trump operates a kind of kamikaze style of politics in which he drives everything and everyone to the wall just to serve his personal interests. Whether one wants to call this ""stupid"" is an open question, terribly opportunistic, shortsighted and questionable it is always."</text:p>
          </table:table-cell>
          <table:table-cell office:value-type="string" calcext:value-type="string">
            <text:p>negative</text:p>
          </table:table-cell>
          <table:table-cell table:number-columns-repeated="1021"/>
        </table:table-row>
        <table:table-row table:style-name="ro62">
          <table:table-cell office:value-type="string" calcext:value-type="string">
            <text:p>Meistens wird Entwicklungshilfe in Verbindung zu Warenlieferungen gewährt, die durch sog. soft loans finanziert werden. Das Geld wird also nicht geschenkt, sondern ist mit einem Hilfsprogramm oder aber auch mit einer Warenlieferung verbunden. Aus Deutschland wurden z.B. im Laufe der Jahre 24 Fährschiffe nach Indonesien unter soft loans geliefert, welche dort wegen der Größe des Inselreichs dringend benötigt werden. Der Gesamtwert bewegt sich im Milliardenbereich. Wenn die USA z.B. Flugzeuge oder Schiffe an ein Schwellen- oder Entwicklungsland liefert, welche das Land braucht, oder einen Flughafen baut, um schwer zugängliche Gebiete zu erreichen, kann Trump den Wert seiner Außenhandelsbilanz zurechnen, etwas, was ihm doch so sehr am Herzen liegt. Über diese soft-loan Lieferungen herrscht auch ein harter internationaler Wettbewerb. Wenn Trump nun viele Länder zu sehr ärgert, werden diese ihre Schiffe und Flugzeuge etc. nicht mehr in den USA, sondern in der EU kaufen. Gut für uns! Trump ist doch ein Kaufmann. Hier handelt er absolut gegen die wirtschaftlichen Interessen seine Landes. Das ist doch dumm.</text:p>
          </table:table-cell>
          <table:table-cell office:value-type="string" calcext:value-type="string">
            <text:p>Mostly, development assistance is granted in connection with deliveries of goods financed by so-called soft loans. The money is therefore not given, but is connected with an aid program or even with a delivery of goods. From Germany, e.g. Over the years, 24 ferries have been delivered to Indonesia under soft loans, which are urgently needed there due to the size of the island kingdom. The total value is in the billions. If the US Delivering planes or ships to a developing or developing country that needs the land, or building an airport to reach hard-to-reach areas, can give Trump the value of his foreign trade balance, something that is so dear to his heart. There is also a tough international competition over these soft-loan deliveries. If Trump now annoys many countries too much, they will no longer buy their ships and planes etc. in the US, but in the EU. Good for us! Trump is a merchant. Here he acts absolutely against the economic interests of his country. That's stupid.</text:p>
          </table:table-cell>
          <table:table-cell office:value-type="string" calcext:value-type="string">
            <text:p>negative</text:p>
          </table:table-cell>
          <table:table-cell table:number-columns-repeated="1021"/>
        </table:table-row>
        <table:table-row table:style-name="ro35">
          <table:table-cell office:value-type="string" calcext:value-type="string">
            <text:p>Lediglich eine Rüge. Einfach weil das Verfahren zum Stimmtechtsentzug einstimmig getroffen werden muss. Da machen die Ungarn wohl eher nicht mit. Klingt unendlich dumm, so isses aber. Ein Blick ins Gesetz erleichtert die Rechtsfindung.</text:p>
          </table:table-cell>
          <table:table-cell office:value-type="string" calcext:value-type="string">
            <text:p>Only a complaint. Simply because the process of voting deprivation must be unanimous. The Hungarians are not likely to do that. Sounds infinitely stupid, but that's it. A look into the law facilitates the finding of law.</text:p>
          </table:table-cell>
          <table:table-cell office:value-type="string" calcext:value-type="string">
            <text:p>negative</text:p>
          </table:table-cell>
          <table:table-cell table:number-columns-repeated="1021"/>
        </table:table-row>
        <table:table-row table:style-name="ro30">
          <table:table-cell office:value-type="string" calcext:value-type="string">
            <text:p>Man kann es auch weniger dumm ausdrücken: Polen hält sich nicht an die Verträge, die das Land beim EU-Beitritt unterschrieben hat. Dagegegen geht die EU vor.</text:p>
          </table:table-cell>
          <table:table-cell office:value-type="string" calcext:value-type="string">
            <text:p>It can also be said less stupidly: Poland does not abide by the treaties that the country has signed when joining the EU. The EU is opposed to this.</text:p>
          </table:table-cell>
          <table:table-cell office:value-type="string" calcext:value-type="string">
            <text:p>negative</text:p>
          </table:table-cell>
          <table:table-cell table:number-columns-repeated="1021"/>
        </table:table-row>
        <table:table-row table:style-name="ro41">
          <table:table-cell office:value-type="string" calcext:value-type="string">
            <text:p>"Wie bitte? Die Kanzlerschaft von Merkel ist eine innere Angelegenheit der CDU? Ja gehts noch? Merkel hat schon lange fertig und wenns schon die CDU nicht schafft, sollte die SPD endlich einmal die richtigen Weichen für Deutschland stellen. Ja, für Deutschland und nicht etwa für sich selbst. Welche Partei unter welcher Spitzenfrau hat denn die meisten Verluste bei der letzten Bundestagswahl vor wenigen Wochen erlitten? Die SPD wars nicht. Wenn minus 8,6 % für die CDU/CSU nicht ein eindeutiges Ergebnis GEGEN A.Merkel ist (ja, ganz persönlich gegen sie, das wissen doch ALLE Bürger in diesem Lande), dann weiß ich es auch nicht mehr. Wie man mit dieser gigantischen Wahlschlappe überhaupt ein ""weiterso"" machen will, ist absolut unsäglich, demokratiefeindlich und dumm. Wie tief die CDU/CSU gesunken ist, belegt doch die Tatsache, dass mit A.Merkel weiter gemacht werden soll. CDU/CSU steckt nach Absage des dümmlichen Jamaika-Quatsches in einer Sackgasse - man fürchtet sich extremst vor Neuwahlen. Da sollte sich die SPD mal nen Ruck geben und die unwillige CDU/CSU zu ihrem Glück zwingen. Wie sagte einer aus der CSU mal so schön: ""Die Freiwilligkeit mit Zwansgmaßnahmen unterstützen."" Und wie schon x-Foristen hier schrieben: Zumindest ein Kanzlertausch nach 2 Jahren sollte ein Minimalziel der SPD sein. Und bis dahin könnte man sich auch gut überlegen, ob es wirklich unbedingt dieser unsägliche EU-Bürokrat St. Martin sein muss, oder vielleicht doch jemand anders; aber blos nicht Scholz !!!"</text:p>
          </table:table-cell>
          <table:table-cell office:value-type="string" calcext:value-type="string">
            <text:p>"I beg your pardon? The chancellorship of Merkel is an internal affair of the CDU? Yes, is it still possible? Merkel has finished a long time and if the CDU does not succeed, the SPD should finally set the right course for Germany. Yes, for Germany and not for yourself. Which party under which top woman has suffered the most losses in the last general election a few weeks ago? The SPD was not. If minus 8.6% for the CDU / CSU is not a clear result AGAINST A.Merkel (yes, quite personally against them, ALL citizens in this country know that), then I do not know anymore. How to make a ""weiterso"" with this gigantic electoral defeat is absolutely unspeakable, anti-democratic and stupid. How deep the CDU / CSU has sunk, but the fact that with A.Merkel should be continued. CDU / CSU is after rejecting the stupid Jamaica nonsense in a dead end - one is extremely afraid of new elections. Since the SPD should give NEN jerk and force the reluctant CDU / CSU to their luck. As one of the CSU once said so beautifully: ""To support the voluntariness with compulsory measures."" And as x-Forists wrote here: At least a chancellor exchange after 2 years should be a minimum goal of the SPD. And until then you might well consider whether it really must be this unspeakable EU bureaucrat St. Martin, or maybe someone else; but not Scholz !!!"</text:p>
          </table:table-cell>
          <table:table-cell office:value-type="string" calcext:value-type="string">
            <text:p>negative</text:p>
          </table:table-cell>
          <table:table-cell table:number-columns-repeated="1021"/>
        </table:table-row>
        <table:table-row table:style-name="ro48">
          <table:table-cell office:value-type="string" calcext:value-type="string">
            <text:p>"... dummerweise ist von ""Luxus"" in immer weiteren Teilen des Landes und der amerikanischen Gesellschaft inzwischen kaum noch etwas zu spüren und zu sehen. Na ja, man muss eben Prioritäten setzen ..."</text:p>
          </table:table-cell>
          <table:table-cell office:value-type="string" calcext:value-type="string">
            <text:p>"... stupidly, there is hardly anything left to feel and see about ""luxury"" in more and more parts of the country and American society. Well, you just have to set priorities ..."</text:p>
          </table:table-cell>
          <table:table-cell office:value-type="string" calcext:value-type="string">
            <text:p>negative</text:p>
          </table:table-cell>
          <table:table-cell table:number-columns-repeated="1021"/>
        </table:table-row>
        <table:table-row table:style-name="ro20">
          <table:table-cell office:value-type="string" calcext:value-type="string">
            <text:p>sollte man nie vergessen, dass er möglicherweise in 3 Jahren, wenn nicht schon früher, Vergangenheit ist. Außerdem wird ihm seine noch stärkere Armee nichts helfen, wenn China seine Expansion mit Hilfe des Handels und anderer wirtschaftlichen Maßnahmen weiter durchführt. Vor allem denkt China in Dekaden und nicht bis zur nächsten Ansprache vor Anhängern. Weil was will Amerika denn machen, Containerschiffe mit Atombomben angreifen? Denkt Trump, dass die Regierungschefs der anderen Länder ganz dumm sind? Mit Trump haben die Amerikaner sich ganz sicher keinen gewählt der für die Zukunft des Landes positiv ist. Also können sie nur hoffen, dass seine Amtszeit nicht zu viele negative Auswirkungen hat.</text:p>
          </table:table-cell>
          <table:table-cell office:value-type="string" calcext:value-type="string">
            <text:p>One should never forget that in 3 years, if not earlier, he may be past. In addition, his even stronger army will not help him if China continues its expansion through trade and other economic measures. Above all, China thinks in decades and not before the next speech to followers. Because what does America want to do, attack container ships with nuclear bombs? Does Trump think that the leaders of the other countries are quite stupid? With Trump, the Americans have certainly not chosen one that is positive for the future of the country. So they can only hope that his term does not have too many negative effects.</text:p>
          </table:table-cell>
          <table:table-cell office:value-type="string" calcext:value-type="string">
            <text:p>negative</text:p>
          </table:table-cell>
          <table:table-cell table:number-columns-repeated="1021"/>
        </table:table-row>
        <table:table-row table:style-name="ro16">
          <table:table-cell office:value-type="string" calcext:value-type="string">
            <text:p>Trump hat nicht nur den Titel als Father of Lies , er hat auch noch die größte Lagerfläche in seinem Kopf, aber leider ist die vollkommen leer. Wir Menschen sind einfach zu dumm um Konflikte zu Lösen, dazu gehört auch Trump. Den Titel als Brandstifter wir ihm auch noch verliehen werden. Oh Gott gib ihm endlich Hirn bevor der Brand ausbricht.</text:p>
          </table:table-cell>
          <table:table-cell office:value-type="string" calcext:value-type="string">
            <text:p>Trump not only has the title of Father of Lies, he also has the largest storage space in his head, but unfortunately it is completely empty. We humans are just too stupid to solve conflicts, including Trump. We will also be awarded the title of arsonist. Oh god, give him brains before the fire breaks out.</text:p>
          </table:table-cell>
          <table:table-cell office:value-type="string" calcext:value-type="string">
            <text:p>negative</text:p>
          </table:table-cell>
          <table:table-cell table:number-columns-repeated="1021"/>
        </table:table-row>
        <table:table-row table:style-name="ro20">
          <table:table-cell office:value-type="string" calcext:value-type="string">
            <text:p>Hmm - hinter Trumnp steht eine gespaltene und halb in Auflösung befindliche ziemlich schwache Partei (die nicht mal der Tea-Party-Bewegung in ihren Reihen unter Kontrolle bekommt). Diese Partei greift nach jedem Strohhalm. Zumal die Republikaner ebenfalls steif und fest behaupten das nur die Reichen so intelligent seien Arbeitsplätze zu schaffen (und ähnlich dummes Zeuchs). Übrigens - ein Mitforist listete eben schick auf was auf US-amerikanischen Behördenwerbeflyern, designed fürs Volk, steht. Man sollte in dieser Auflistung allerdings auch aufnehmen das auch reichlich bisherige Steuervergünstigungen ganz wegfallen. Und wie schlecht das dann aussieht hat der Mitforist Ex_Berliner hier jüngst mal vorgerechnet.</text:p>
          </table:table-cell>
          <table:table-cell office:value-type="string" calcext:value-type="string">
            <text:p>Hmm - behind Trumnp is a split and half in disarray pretty weak party (which does not even get the Tea Party movement in their ranks under control). This party reaches for every straw. Especially since the Republicans also stiff and firm claim that only the rich are so intelligent to create jobs (and similar stupid stuff). By the way - a fellow foreman just listed chic on what is on US official publicity flyers, designed for the people, stands. However, one should also include in this list that also plenty of previous tax benefits altogether disappear. And how bad that looks then has the Mitforist Ex_Berliner here recently calculated.</text:p>
          </table:table-cell>
          <table:table-cell office:value-type="string" calcext:value-type="string">
            <text:p>negative</text:p>
          </table:table-cell>
          <table:table-cell table:number-columns-repeated="1021"/>
        </table:table-row>
        <table:table-row table:style-name="ro29">
          <table:table-cell office:value-type="string" calcext:value-type="string">
            <text:p>die größere Lüge verbreitet. Desinformation um das Volk zu verdummen - das hatten schon die alten Römer drauf, von den Verbrechern 33 bis 45 ganz zu schweigen. Die Lüge ist keine Sünde mehr, sondern eine Bagatelle geworden, da sie uns jeden Tag aufgetischt wird, auch von unseren tollen Politikern, ausgerechnet von Juristen. Welch ein Hohn!</text:p>
          </table:table-cell>
          <table:table-cell office:value-type="string" calcext:value-type="string">
            <text:p>the bigger lie spread. Disinformation in order to stupefy the people - that was already the old Romans on it, not to speak of the criminals 33 to 45. The lie is no longer a sin, but a trifle, since it is served to us every day, even by our great politicians, of all lawyers. What a scorn!</text:p>
          </table:table-cell>
          <table:table-cell office:value-type="string" calcext:value-type="string">
            <text:p>negative</text:p>
          </table:table-cell>
          <table:table-cell table:number-columns-repeated="1021"/>
        </table:table-row>
        <table:table-row table:style-name="ro15">
          <table:table-cell office:value-type="string" calcext:value-type="string">
            <text:p>Eines vorweg. Die USA machen das auch. Aber die stellen sich nicht ganz so dumm dabei an. Die Russen lassen sich sogar dabei erwischen wie sie ein Trollzentrum in Sankt Petersburg betreiben. Auch hier im Forum sind einige fleissig unterwegs. Leugnen, lügen und beleidigen ohne irgendetwas belegen zu können. Wie denn auch? Das ist alles altbekannt und bewirkt nur etwas bei Uninformierten, Unkritischen und Verschwörungstheoretikern. Unzählige Male wurde ihnen schon die Lügen nachgewiesen (von plump gefälschten Fotos bis offensichtlichen Lügen, die leicht widerlegt werden konnten). Ich will keine Diskussionen darüber anfangen. Es ist nur ermüdend und peinlich. Dafür ist mir meine Zeit zu schade. Diejenigen, die es nicht glauben wollen, werden sowieso nicht danach suchen bzw. es als Lüge darstellen. Das ist mir egal, weil das jeder für sich selbst entscheiden muß.</text:p>
          </table:table-cell>
          <table:table-cell office:value-type="string" calcext:value-type="string">
            <text:p>One thing in advance. The US does that too. But they are not quite that stupid. The Russians even get caught doing a troll center in Saint Petersburg. Here in the forum some are busy. Deny, lie and insult without being able to prove anything. How then? This is all well-known and only does something to uninformed, uncritical and conspiracy theorists. Innumerable times they have been proven to lie (from blatantly fake photos to obvious lies that could easily be refuted). I do not want to start a discussion about it. It's just tiring and embarrassing. My time is too bad for that. Anyone who does not want to believe it will not seek it or portray it as a lie anyway. I do not care, because everyone has to decide for themselves.</text:p>
          </table:table-cell>
          <table:table-cell office:value-type="string" calcext:value-type="string">
            <text:p>negative</text:p>
          </table:table-cell>
          <table:table-cell table:number-columns-repeated="1021"/>
        </table:table-row>
        <table:table-row table:style-name="ro1">
          <table:table-cell office:value-type="string" calcext:value-type="string">
            <text:p>Auch hier wieder schön zu sehen - sofort setzt das übliche Geschrei und Gezeter der Russlandjünger ein, die die primitive Propaganda von dort entweder tatsächlich glauben oder gar Teil derselben sind. Einige bringen es sogar in wenigen Sätzen fertig, Inhalte des Artikels umgehend zu bestätigen. Tja, Übereifer schadet nur. Wirklich lustig. Glücklicherweise fällt m. E. diese Propagandaoffensive nur dort auf fruchtbaren Boden, wo sie gar nicht mehr nötig ist. Ansonsten diskreditiert sich Moskau mit solchen dummen Aktionen mehr und mehr.</text:p>
          </table:table-cell>
          <table:table-cell office:value-type="string" calcext:value-type="string">
            <text:p>Here, too, to see beautiful again - immediately begins the usual shouting and nagging of the Russian youth, who believe the primitive propaganda from there either actually or even part of it. Some even manage to finish the contents of the article in a few sentences. Well, over zeal only hurts. Really funny. Fortunately, m. E. this propaganda offensive only on fertile ground where it is no longer necessary. Otherwise, Moscow discredits itself with such stupid actions more and more.</text:p>
          </table:table-cell>
          <table:table-cell office:value-type="string" calcext:value-type="string">
            <text:p>negative</text:p>
          </table:table-cell>
          <table:table-cell table:number-columns-repeated="1021"/>
        </table:table-row>
        <table:table-row table:style-name="ro4">
          <table:table-cell office:value-type="string" calcext:value-type="string">
            <text:p>Ihr Kommentar ist weit peinlicher als die Propaganda so mancher Staaten. Sie sollten sich mal an die eigene Nase fassen, denn sie lassen keine andere Meinung oder Wahrheit gelten. Außer ihrer eigenen natürlich. Im Übrigen wurden auch die Amerikaner sehr häufig beim Lügen, der Manipulation, Beweisfälschung usw. erwischt. Nur der böse Russe stellt sich dumm an und macht es absolut offensichtlich, nicht wahr? Allerdings kann man ihnen mit Fakten nicht beikommen. Denn es gibt keine andere Wahrheit als die ihre und sie sind die Diskussionen ja auch so Leid. Wirklich bedauernswert und peinlich.</text:p>
          </table:table-cell>
          <table:table-cell office:value-type="string" calcext:value-type="string">
            <text:p>Their commentary is far more embarrassing than the propaganda of many states. You should take a look at your own nose, because they do not allow any other opinion or truth. Except her own, of course. Incidentally, the Americans were also very often caught lying, manipulating, forgery, and so on. Only the bad Russian turns stupid and makes it absolutely obvious, right? However, you can not deal with facts. Because there is no other truth than theirs and they are so sorry for the discussions. Really deplorable and embarrassing.</text:p>
          </table:table-cell>
          <table:table-cell office:value-type="string" calcext:value-type="string">
            <text:p>negative</text:p>
          </table:table-cell>
          <table:table-cell table:number-columns-repeated="1021"/>
        </table:table-row>
        <table:table-row table:style-name="ro25">
          <table:table-cell office:value-type="string" calcext:value-type="string">
            <text:p>Jedesmal wenn wir denken XY ist einfach zu dumm, zu gemein und zu böse um zu verstehen. Denken wir erneut. Möglichst bevor wir reden oder schreiben. Verstehen wir die Anderen. Versuchen wir sie mit Argumenten zu überzeugen. Nur so kann etwas verändert werden. Kein Merkelunterstützer, kein AfD-Wähler, kein XY wird von seinem Tun ablassen wenn er diffamiert wird. Ich setze jetzt mal meine Hoffnung auf die GroKo-Verhandlungen. Ich mag die GroKo zwar nicht. Aber vielleicht nutzt die SPD ihre Chance, der AfD das Wasser abzugraben.</text:p>
          </table:table-cell>
          <table:table-cell office:value-type="string" calcext:value-type="string">
            <text:p>Every time we think XY is just too stupid, too mean and too evil to understand. Think again. If possible before we talk or write. Do we understand the others. Let's try to convince them with arguments. Only then can something be changed. No Merkel supporters, no AFD voters, no XY will let go of his actions when he is defamed. I'll put my hope for the GroKo negotiations. I do not like GroKo. But maybe the SPD will use their chance to dig the AfD out of the water.</text:p>
          </table:table-cell>
          <table:table-cell office:value-type="string" calcext:value-type="string">
            <text:p>negative</text:p>
          </table:table-cell>
          <table:table-cell table:number-columns-repeated="1021"/>
        </table:table-row>
        <table:table-row table:style-name="ro30">
          <table:table-cell office:value-type="string" calcext:value-type="string">
            <text:p>Die Meinungsgener für dumm zu erklären ist doch eine uralte Masche aus allen Richtungen. Brexit 51% - das sind die Dummen. Wenn jetzt 51% für den EU Verbleib sind - das sind die Klugen.</text:p>
          </table:table-cell>
          <table:table-cell office:value-type="string" calcext:value-type="string">
            <text:p>To declare the opinion generator stupid is an age-old scam from all directions. Brexit 51% - these are the stupid ones. If now 51% are for the EU whereabouts - these are the smart ones.</text:p>
          </table:table-cell>
          <table:table-cell office:value-type="string" calcext:value-type="string">
            <text:p>negative</text:p>
          </table:table-cell>
          <table:table-cell table:number-columns-repeated="1021"/>
        </table:table-row>
        <table:table-row table:style-name="ro9">
          <table:table-cell office:value-type="string" calcext:value-type="string">
            <text:p>Jeder hat das Recht auf seine Visionen. Auch ein Martin Schulz. Man braucht dann halt aber auch demokratische Mehrheiten, um diese Visionen konkret durchzusetzen. Diese Mehrheiten gibt es in Deutschland nicht. In der EU auch nicht. Man könnte dafür werben. Aber wer jetzt den genialen Visionär Schulz nicht versteht bzw. verstehen will, ist dann dumm und darf nicht mehr mitmachen bei der EU? OK, verstehe. So läuft das. Sehr demokratisch. Andere Politiker haben andere Visionen von der EU. Die passen aber nicht in das Weltbild vom Herrn Augstein und verdienen daher auch nicht seine Unterstützung. Von mir aus. Ich lehne mich entspannt zurück und schaue zu, wie Herr Schulz die SPD mit seinen Visionen in Richtung 15% runter zieht. Mit Augstein an seiner Seite. Viel Spaß dabei!</text:p>
          </table:table-cell>
          <table:table-cell office:value-type="string" calcext:value-type="string">
            <text:p>Everyone has the right to his visions. Also a Martin Schulz. But then you also need democratic majorities to enforce these visions concretely. These majorities do not exist in Germany. Not in the EU either. You could advertise for it. But who now does not want to understand or understand the ingenious visionary Schulz, is then stupid and may no longer join the EU? Ok I understand. That's the way it works. Very democratic. Other politicians have different visions of the EU. But they do not fit into the world view of Mr. Augstein and therefore do not deserve his support. According to me. I lean back relaxed and watch as Mr. Schulz pulls the SPD down with his visions towards 15%. With Augstein at his side. Have lots of fun with it!</text:p>
          </table:table-cell>
          <table:table-cell office:value-type="string" calcext:value-type="string">
            <text:p>negative</text:p>
          </table:table-cell>
          <table:table-cell table:number-columns-repeated="1021"/>
        </table:table-row>
        <table:table-row table:style-name="ro35">
          <table:table-cell office:value-type="string" calcext:value-type="string">
            <text:p>Es gibt sehr viele Dinge die man tun kann, die nicht vernünftig sind, die aber zumindest für ein Individuum oder eine Gruppe Vorteile mit sich bringen kann. Ich würde nicht behaupten dass jemand der etwas unvernünftiges tut und dann in den Genuss dieser Vorteile kommt, dumm ist.</text:p>
          </table:table-cell>
          <table:table-cell office:value-type="string" calcext:value-type="string">
            <text:p>There are many things you can do that are not sensible, but that can bring benefits to at least one individual or group. I would not say that someone who does something unreasonable and then benefits from these benefits is stupid.</text:p>
          </table:table-cell>
          <table:table-cell office:value-type="string" calcext:value-type="string">
            <text:p>negative</text:p>
          </table:table-cell>
          <table:table-cell table:number-columns-repeated="1021"/>
        </table:table-row>
        <table:table-row table:style-name="ro11">
          <table:table-cell office:value-type="string" calcext:value-type="string">
            <text:p>"""Aber in den vergangenen zwei Jahren haben wir im Westen erlebt, wie die Demokratie zur Diktatur der Mehrheit verkommen kann."" Der Herr A. bleibt seiner stark ideologisch geprägten Weltanschauung treu. Den Absatz mit den Reichsten acht Personen beginnen und dann schlussfolgern, dass die dumme Mehrheit dieses Traktat (Das erscheinen der Monster ) über die Welt gebracht hat. Das große Problem unserer Zeit sind die verblendeten Minderheiten, die an Ideologien/Versprechen/Visionen festhalten. Dabei spielt es keine Rolle, ob es nun rechter ""Identitäre Bewegung"" oder linker ""Antifa"" Nonsens ist. Beide Seiten hinterfragen ihre Ansichten nicht, sondern propagieren diese mit der Welt. Die drei genannten ""Hoffnungen (IVV)"" müssen immer im Kontext der Zeit betrachtet und geprüft werden, um danach zu entscheiden ob sie Utopien oder umsetzbare Vorstellungen einer zukünftigen Gesellschaft sind. Woche für Woche erhält man von Herr A. feinste Propaganda die niemanden hilft. Er erweitert weder den Horizont des Lesers noch ist er ihm behilflich Verständnis für Sorgen anderer Personen zu erlangen. Solche Autoren festigen nur die Graben zwischen den politischen Extremen."</text:p>
          </table:table-cell>
          <table:table-cell office:value-type="string" calcext:value-type="string">
            <text:p>"""But in the past two years we have seen in the West how democracy can become the dictatorship of the majority."" Mr. A. remains true to his strongly ideological world view. Begin the paragraph with the Richest Eight Persons and then conclude that the stupid majority has brought this tractate (The Monster's Appearance) across the world. The big problem of our time is the blinded minorities who cling to ideologies / promises / visions. It does not matter if it is right-wing ""Identity Movement"" or left-wing ""Antifa"" nonsense. Both sides do not question their views, but propagate them with the world. The three ""hopes (IVV)"" must always be considered and tested in the context of time, in order to decide whether they are utopias or implementable ideas of a future society. Week after week, Mr. A. receives the finest propaganda that does not help anyone. He does not broaden the reader's horizon nor does he help him understand others' concerns. Such authors only consolidate the ditches between the political extremes."</text:p>
          </table:table-cell>
          <table:table-cell office:value-type="string" calcext:value-type="string">
            <text:p>negative</text:p>
          </table:table-cell>
          <table:table-cell table:number-columns-repeated="1021"/>
        </table:table-row>
        <table:table-row table:style-name="ro29">
          <table:table-cell office:value-type="string" calcext:value-type="string">
            <text:p>Leider kann man beim Lesen der Kolumne nicht erkennen, was Augstein will, was seine Ziele sind. Leute fuer dumm zu erklaeren, die nicht die Linke waehlen waere doch zu einfach und nur eine Wiederholung aller Kolumnen von Augstein. Es ist doch mehr als bekannt, dass die Linke nicht funktioniert, also muss man vernuenftige Loesungen fuer uns Menschen suchen.</text:p>
          </table:table-cell>
          <table:table-cell office:value-type="string" calcext:value-type="string">
            <text:p>Unfortunately, reading the column does not reveal what Augstein wants, what his goals are. To declare people stupid who do not choose the left would be too easy and just a repetition of all the columns of Augstein. It's more than known that the left does not work, so you have to look for reasonable solutions for us humans.</text:p>
          </table:table-cell>
          <table:table-cell office:value-type="string" calcext:value-type="string">
            <text:p>negative</text:p>
          </table:table-cell>
          <table:table-cell table:number-columns-repeated="1021"/>
        </table:table-row>
        <table:table-row table:style-name="ro42">
          <table:table-cell office:value-type="string" calcext:value-type="string">
            <text:p>Warum werde ich das Gefühl nicht los, das Herr Augstein immer dasselbe schreibt bzw. sich häufig wiederholt. Ich erinnere mich eine Kolumne, in der er sich gegen Formen der direkten Demokratie mit der Begründung wandte, die repräsentative Demokratie habe nicht zu mehr (sozialer) Gerechtigkeit geführt. Und hier erklärt er uns wieder, das Wahlen nicht wichtig sind, jedenfalls solange nicht mehr Gerechtigkeit herauskommt. Das hatte er, mit anderen Worten, schon vor ca. einem Jahr geschrieben, allerdings vor der letzten BT-Wahl. Aber die dummen Wähler, von dem nur eine Minderheit den Spiegel und den Freitag liest, hatten es nicht begriffen und eine linke Mehrheit (die es im alten BT gegeben hätte) durch den Einzug der AfD und der FDP in den BT verhindert. Also muss Oberlehrer Augstein noch mal ran und uns noch mal erkären, dass die parlamentarische Demokratie eigentlich Mist ist, jedenfalls solange das dumme Wahlvolk wählt wie es wählt. Leider erklärt uns Herr Augstein nicht, wie seine ideale Regierungsform aussehen würde. Vielleicht so ähnlich wie in Venezuela?</text:p>
          </table:table-cell>
          <table:table-cell office:value-type="string" calcext:value-type="string">
            <text:p>Why can not I get rid of the feeling that Mr Augstein always writes the same or repeats himself frequently. I remember a column in which he opposed forms of direct democracy on the grounds that representative democracy had not led to more (social) justice. And here he explains to us again that elections are not important, at least as long as no more justice comes out. In other words, he had written that about a year ago, but before the last BT election. But the stupid voters, of which only a minority read the Spiegel and Friday, had not understood it and prevented a left-wing majority (which would have existed in the old BT) by the entry of the AfD and the FDP into the BT. So senior teacher Augstein has to go back and tell us again that the parliamentary democracy is actually crap, at least as long as the stupid electorate chooses how it chooses. Unfortunately, Mr. Augstein does not explain what his ideal form of government would be. Maybe something like Venezuela?</text:p>
          </table:table-cell>
          <table:table-cell office:value-type="string" calcext:value-type="string">
            <text:p>negative</text:p>
          </table:table-cell>
          <table:table-cell table:number-columns-repeated="1021"/>
        </table:table-row>
        <table:table-row table:style-name="ro27">
          <table:table-cell office:value-type="string" calcext:value-type="string">
            <text:p>Augstein hat ein Problem mit demokratischen Wahlen. Zumindest so lange die dummen Wähler nicht mehrheitlich so stimmen, wie er es gerne hätte. Ein arroganter Schnösel, der seine analytischen Fähigkeiten maßlos überschätzt und seine Meinung als die einzig richtige Wahrheit verkaufen will.</text:p>
          </table:table-cell>
          <table:table-cell office:value-type="string" calcext:value-type="string">
            <text:p>Augstein has a problem with democratic elections. At least as long as the stupid voters are not the majority vote as he would like. An arrogant rascal who grossly overestimates his analytical abilities and wants to sell his opinion as the only correct truth.</text:p>
          </table:table-cell>
          <table:table-cell office:value-type="string" calcext:value-type="string">
            <text:p>negative</text:p>
          </table:table-cell>
          <table:table-cell table:number-columns-repeated="1021"/>
        </table:table-row>
        <table:table-row table:style-name="ro55">
          <table:table-cell office:value-type="string" calcext:value-type="string">
            <text:p>Die Regierungswelten haben sich nicht verändert. Aus dem König ist der feudalistische Kanzler, Präsident oder Diktator geworden. Aus seinen Knechten wie Grafen, Fürsten und sonstige wurden Minister, Staatssekretäre, Abgeordnete und so weiter. Aber auch die Wirtschaftbosse, Miiliardäre, Banken, Börsen, Finanzzocker und so weiter. Beispiele dafür gibt es gebirgeweise. All diese lieben Demokraten, finanzielle Weltverbesserer und Globalenthusiasten haben fast alle nur ein Ziel: Hauptsache mir geht es gut und ständig besser. Der Rest der Welt oder des dummen Volkes, welches Kant,Freud und Gramsci nicht kennt, sondern nur die Promis von RTL und der Bild-Zeitung muss einfach doof sein. Die können nicht denken und wissen auch nicht, wie sie von den Medien und deren politischen und wirtschaftlichen Meinungsbildnern zu deren Vorteilen reineweg verarscht werden. Diese armen Menschen haben auch keine Chancen um sich gegen das Unbekannte wehren zu können.Der Kampf um das tägliche Brot und um wenig Lebensfreude, mag diese manchmal auch makaber klingen, und von der Herr Augstein in seinem ganzen Leben noch nie etwas abbekommen hat, weil er mit einem goldenen Löffel geboren worden ist, soll diesen Menschen doch gegönnt sein. Sehr denkwürdig ist, wenn Herr Augstein von 'Leuten' spricht und nicht von Menschen. Leute, dass sagen vile Politikerauch, erinnert stark an den latenischen Begriff 'plebs oder plebejer'. Ich bin sicher, dass das auch so abfällig gemeint ist. Ja und was die Zukunft betrifft, hilft die Schönfärberei oder die nach seinem Gusto idealisierte Welt des Herrrn Augstein auch nicht weiter. Warum spricht er nicht aus wie die Welt und die Menschheit von morgen sein wird? Er weiss es doch, wie viele andere welche das Glück hatten sich bilden zu dürfen Menschen auch. Ein digitales Jammertal mit verrohten Politikern und Wirtschaftsbossen ,welche den Menschen zentnerweise Sand in die Augen streuen und behaupten, wie Frau Merkel, wir schaffen das, uns geht es doch gut. Bleibt nur noch die Frage zu klären, wer ist wir?</text:p>
          </table:table-cell>
          <table:table-cell office:value-type="string" calcext:value-type="string">
            <text:p>The governmental worlds have not changed. The king became the feudal chancellor, president or dictator. His servants, such as counts, princes and others, became ministers, secretaries of state, deputies and so on. But also the business bosses, Miiliardäre, banks, stock exchanges, Finanzzocker and so on. Examples are mountainous. All these dear democrats, financial world improvers and global enthusiasts have almost all but one goal: the main thing is that I am well and better and better. The rest of the world or the stupid people, which Kant, Freud and Gramsci do not know, but only the celebrities of RTL and the Bild-Zeitung must be stupid. They can not think and do not know how they are ripped off by the media and their political and economic opinion-makers to their advantages. These poor people also have no chance to defend themselves against the unknown. The fight for the daily bread and little zest for life may sound macabre sometimes, and of which Mr. Augstein has never gotten anything in his life, because He was born with a golden spoon, but this man should be indulged. Very memorable is when Mr Augstein speaks of 'people' and not of people. People say that vile politics smoke reminds strongly of the lateness term 'plebs or plebejer'. I am sure that is meant so derogatory. Yes, and as far as the future is concerned, the whitewashing or the world of Herrrn Augstein, idealized to his own taste, does not help. Why does not he express how the world and the humanity of tomorrow will be? He knows how many others who were lucky enough to be able to educate themselves. A digital vale of jealousy with politicians and economic bosses, which scatter people in the eyes by the hundreds and claim, as Mrs Merkel, we can do it, we are fine. Only the question remains to be clarified, who is we?</text:p>
          </table:table-cell>
          <table:table-cell office:value-type="string" calcext:value-type="string">
            <text:p>negative</text:p>
          </table:table-cell>
          <table:table-cell table:number-columns-repeated="1021"/>
        </table:table-row>
        <table:table-row table:style-name="ro39">
          <table:table-cell office:value-type="string" calcext:value-type="string">
            <text:p>Die heutige EU ist ein Projekt der Eliten, der Politischen und der Wirtschaftlichen. Die Bürger wurden und werden nicht gehört oder gefragt. Bürger sind max. Stimmvieh. Genauso handelt Merkel seit 12 Jahren. Mit dummen Sprüchen, nicht mit Visionen. Von Alternativlos bis Horizonterweiterung: was bei der merkelschen Horizonterweiterung rauskommt, kann man sehen, wie Bürger behandelt werden, die sich um flüchtende Menschen gekümmert haben. Was unsere Eliten bis heute nicht verstanden haben, dem gesamten Volk zu dienen, dem sog. Souverän. Da die Eliten das nicht machen, wandern die Meschen in die nationalistische Ecke ab. Da ist es allerdings auch nicht besser. Am Ende geht es nur um eines: Macht, Einfluss und Griff in die Töpfe für Wenige, zum Schaden der Allgemeinheit.</text:p>
          </table:table-cell>
          <table:table-cell office:value-type="string" calcext:value-type="string">
            <text:p>Today's EU is a project of the elite, the political and the economic. The citizens were and are not heard or asked. Citizens are max. Voting bloc. That's exactly how Merkel has been for 12 years. With stupid sayings, not visions. From alternative to broadening horizons: what comes out at the remarkable broadening of horizons, one can see how citizens are treated, who have taken care of fleeing people. What our elites have not understood to date to serve the entire people, the so-called sovereign. Since the elites do not, the Meschen migrate into the nationalist corner. It's not better, though. In the end, it's all about one thing: power, influence and grip in the pots for the few, to the detriment of the general public.</text:p>
          </table:table-cell>
          <table:table-cell office:value-type="string" calcext:value-type="string">
            <text:p>negative</text:p>
          </table:table-cell>
          <table:table-cell table:number-columns-repeated="1021"/>
        </table:table-row>
        <table:table-row table:style-name="ro75">
          <table:table-cell office:value-type="string" calcext:value-type="string">
            <text:p>"Vergessen wir mal nicht den historischen Hintergrund unserer mühsam errungenen Demokratie.... Deren Wiedererichtung widmete https://de.wikipedia.org/wiki/Heinrich_Böll seinen lebenslanger Kampf um demokratische Gerechtigkeit. Er fehlt heute, würde er sicherlich seine Stimme heute erheben! Nationale Demokratien werden durch ein weltweites Warenaustausch- und Finanzsystem bedrängt, welche alle Länder unter die Fuchtel konkurrenzbetonter Geschäftsabschlüsse drückt. Hier tragen jene Bürger/innen im Niedriglohn und jene, die als Arbeitslose jederzeit verdingbar sind, davon die Last, ohne dafür wenigstens den lebensstandardmäßigen Ausgleich zu erwerben. Sie werden dafür noch beschimpft und fallen sogar quasi unter das Strafrecht, wenn sie sanktioniert werden dürfen wegen kleinster ""Vergehen"". DAS hat mit einer guten Demokratie sowenig zutun wie die Tatsache, daß wir heute gesellschaftlich Zustände wie vor 100 Jahren wiederholen. Damals waren Kapitalisten dick und trugen Zylinder, rauchten Zigarren. Soweit das Klischee. Heute sind sie unsichtbar und verbergen sich anonym hinter Lobbyismus und in Superkonzernen. Der einst wirksame Wahltag erbringt kaum Veränderungen, weil Regierung und Wirtschaft &lt;i&gt;unheilig&lt;/i&gt; und tief verstrickt mit diesem korrupten Sumpf koaliert. nein, die Bürger sind nicht alle dumm und sehen schon die verhältnisse, doch sie sind machtlos und den Bedingungen ausgeliefert. Arbeitsplätze müssen bitter verteidigt werden und werden dennoch wegrationalisiert, weil Firmen Standorte verlegen, um wooanders billiger produzieren zu können. menschen sind nur noch Objekte, Humankapital und Konsumenten geworden und sind lange schon in ihrer Würde bedroht, die einst durch Menschenrechte für alle gültig deklariert wurde. Visionen, eine soziale Marktwirtschaft neu zu installieren, scheitern am finanzierungsplan, weil das Kapital mit seinen Anlegern ja geschützt werden muss, weil es privilegiert ist und alles ihm geopfert werden darf. Schöne Weihnachten!"</text:p>
          </table:table-cell>
          <table:table-cell office:value-type="string" calcext:value-type="string">
            <text:p>"Let's not forget the historical background of our hard-won democracy .... Their reorientation dedicated its lifelong struggle for democratic justice https://de.wikipedia.org/wiki/Heinrich_Böll. He is missing today, he would certainly raise his voice today! National democracies are beset by a global trade and financial system that pushes all countries under the thumb of competitive deals. Here, those citizens in the low-wage and those who are reputable as unemployed at any time bear the burden, without at least gaining the standard of living compensation. They are still insulted and even fall under the criminal law, if they can be sanctioned for the smallest ""offense"". THIS has as little to do with a good democracy as the fact that today we are repeating social conditions as we did 100 years ago. At that time, capitalists were fat and wore cylinders and smoked cigars. As far as the cliché. Today they are invisible and hide anonymously behind lobbying and in super-corporations. The once-effective Election Day brings little change, as government and business coalition &lt;i&gt; unholy &lt;/ i&gt; and deeply entangled with this corrupt swamp. no, the citizens are not all stupid and already see the circumstances, but they are powerless and subject to conditions. Jobs need to be bitterly defended and yet rationalized because companies are relocating locations to produce more cheaply elsewhere. People have become mere objects, human capital and consumers, and have long been threatened by their dignity, which was once declared valid for all by human rights. Visions of reinstalling a social market economy fail because of the fact that capital must be protected with its investors because it is privileged and everything can be sacrificed to it. Merry Christmas!"</text:p>
          </table:table-cell>
          <table:table-cell office:value-type="string" calcext:value-type="string">
            <text:p>negative</text:p>
          </table:table-cell>
          <table:table-cell table:number-columns-repeated="1021"/>
        </table:table-row>
        <table:table-row table:style-name="ro39">
          <table:table-cell office:value-type="string" calcext:value-type="string">
            <text:p>Aus dem ganzen Artikel von Herrn Augstein klingt für mich das ihm eigene Motto linker Überheblichkeit heraus: Wenn das Volk nicht so abstimmt, wie es der selbsternannten linken Elite paßt, dann sind freie Wahlen plötzlich nicht mehr das Wahl der Mittel. Dann hat der dumme Teil des Volkes halt eben falsch gewählt. Ich stelle mir die Artikel von Herrn Augstein vor, wenn R2G bei der letzten Bundestagswahl gewonnen hätte. Dann hätte er vermutlich an eben dieser Stelle hier das hohe Lied auf die Verläßlichkeit freier Wahlen gesungen. Herr Augstein, freie Wahlen SIND das Mittel der Wahl ohne Wenn und Aber. Und es gehört zu den Grundverständnissen einer Demokratie, dass man einen Wahlausgang auch einmal akzeptieren muss, auch wenn es einem selbst mal nicht gefällt.</text:p>
          </table:table-cell>
          <table:table-cell office:value-type="string" calcext:value-type="string">
            <text:p>From the whole article of Mr. Augstein sounds to me his own motto of left arrogance: If the people do not vote as it fits the self-proclaimed left elite, then free elections are suddenly no longer the choice of means. Then the stupid part of the people has just chosen wrong. I imagine Mr Augstein's article if R2G had won the last general election. Then he probably would have sung at this point here the high song on the reliability of free elections. Mr. Augstein, free elections are the means of choice with no ifs and buts. And it is one of the basic understandings of a democracy that you have to accept an election even once, even if you do not like it yourself.</text:p>
          </table:table-cell>
          <table:table-cell office:value-type="string" calcext:value-type="string">
            <text:p>negative</text:p>
          </table:table-cell>
          <table:table-cell table:number-columns-repeated="1021"/>
        </table:table-row>
        <table:table-row table:style-name="ro74">
          <table:table-cell office:value-type="string" calcext:value-type="string">
            <text:p>Ein sehr guter Beitrag mit einem hinter-frawürdigen Ende (Gabriel &amp; Schulz). Aber ich fürchte, der journalistische Weckruf(-Versuch) kommt zu spät. Eigenständiges Denken &amp; Handeln ist im Zeitalter von Barbie-Frauen und Märklin-Eisenbahn-Männlichkeit derart abgewöhnt (worden), dass die sieben verbliebenen Hirnzellen schon fast vom Dschungel-Camp überfordert werden. Gabriel &amp; Schulz sind gescheiterte Repräsentanten einer persönlichkeitslosen Nachkriegsgeneration (Kohl/Schröder/Merkel), die ihr Denken &amp; Handeln daran ausgerichtet haben, was der jeweilig Vorgesetzte gerade hören wollte. Diese Subordinationsbereitschaft hat ihnen den Aufstieg ermöglicht und zuviele Führungspositionen in Deutschland sind von von genau dieser Sinnlosigkeit infiltriert. Jetzt fliegt ihnen/diesen das Land um die Ohren und da hilt es auch nicht, dass man jetzt (wie Gabriel) ein paar kluge Sätze bei Wikipedia abschreibt und mit ein paar eigenen Worten ausschmückt. Diese Generation der Nachkriegspolitiker, die in viel zu warmen Kinderzimmern großgeworden sind, hat komplett versagt : die sollten einfach gehen und den Mund halten. Das Volk ist desorientiert. Denken &amp; Handeln hat man sich längst abgewöhnt (war beim Chef ja nie willkommen, wo man doch nur zu funktionieren hatte). Nur wenige haben sich eigenständiges Denken erhalten. Der (große) Rest schlägt auf in einer bodenlosen Verzweiflung über eine zu komplex gewordene Welt, in der die ach-so-sehr geliebten Chips &amp; das Bier vor dem Fernseher gefährdet scheinen. Es ist zu spät, zulange wurde bei diesem miesen Top-Down-Spiel aus der Leitungshierarchie weggeschaut (deutsch halt). Was bleibt sind Depression, BurnOut, kaputte Beziehungen, massenhafte Ratlosigkeit &amp; Verzweiflung. Und damit ist der Boden für rechtsradikale Strömungen gut gedüngt, denn wenn man gar nicht mehr weiter weiss, dann macht man eben einfach alles kaputt. Ich glaube, dass man in Deutschland das Ruder nicht mehr herumreissen kann, die Massenware auf Deutschlands Straßen ist zu sehr verdummt, die wissen gar nicht mehr, WIE man sich wehrt (hat man sich vollständig abgewöhnt). Bleibt die Frage, wie man eine neue Gesellschaft (nach dem GAU) besser gestalten könnte. Wenn man auf die Religion (die Jahrhunderte-lang das Leben der Menschen geordnet hat) schon vollständig verzichtet, dann könnte man sich ja vielleicht mal überllegen, ob man sich (in den Schulen &amp; Univeristäten) nicht mehr mit ethischen Themen befasst, so dass die massenhafte Verzweiflung &amp; Desorientierung im biologischen Verbund wieder Orientierungsrahmen findet, die das Verhalten, die Beziehungen (und möglichst auch die politische Führung) wieder besser ordnen können. Frank Otto Haug, aus earthquake town: L'Aquila, Italia - http://gallery5.eu/b2e.html</text:p>
          </table:table-cell>
          <table:table-cell office:value-type="string" calcext:value-type="string">
            <text:p>A very good contribution with a behind-worthy ending (Gabriel &amp; Schulz). But I'm afraid the journalistic wake-up call (trial) comes too late. In the age of Barbie women and Märklin railway masculinity, independent thinking and acting has been so abgewöhn that the seven remaining brain cells are almost overwhelmed by the jungle camp. Gabriel &amp; Schulz are failed representatives of a personless post-war generation (Kohl / Schröder / Merkel), who have aligned their thinking and action to what the respective supervisor just wanted to hear. This willingness to subordinate has enabled them to rise and too many leadership positions in Germany are infiltrated by precisely this futility. Now they / this flies the country around the ears and there it is not synonymous, that now (like Gabriel) copied a few clever sentences on Wikipedia and embellished with a few words of their own. This generation of post-war politicians, who grew up in too-warm children's rooms, has completely failed: they should just go and shut up. The people are disoriented. Thinking &amp; acting one has long since weaned (was the boss never welcome, where you only had to work). Only a few have been given independent thinking. The (big) rest beats in a bottomless despair over a world that has become too complex, in which the oh-so-beloved chips &amp; the beer in front of the TV appear endangered. It is too late, too long was looked at in this lousy top-down game from the leadership hierarchy (German halt). What remains are depression, burnout, broken relationships, mass helplessness &amp; despair. And so the soil is well fertilized for right-wing currents, because if you do not know how to continue, then you just destroy everything. I believe that in Germany, the rudder can no longer tear around, the mass-produced goods on Germany's streets is too dumbstruck, they do not even know HOW to resist (you have completely abgewöhnt). The question remains, how one could make a new society (after the GAU) better. If one renounces the religion (which has ordered the life of the people for centuries) completely, one might even wonder if one does not deal (in the schools and universities) with ethical issues, so that the mass desperation &amp; disorientation within the biological group again finds orientation frameworks that can better reorganize the behavior, the relationships (and if possible also the political leadership). Frank Otto Haug, from earthquake town: L'Aquila, Italia - http://gallery5.eu/b2e.html</text:p>
          </table:table-cell>
          <table:table-cell office:value-type="string" calcext:value-type="string">
            <text:p>negative</text:p>
          </table:table-cell>
          <table:table-cell table:number-columns-repeated="1021"/>
        </table:table-row>
        <table:table-row table:style-name="ro25">
          <table:table-cell office:value-type="string" calcext:value-type="string">
            <text:p>"..kann man nicht einfach behaupten, dass das Volk dumm sei oder schläft. Wen soll man denn wählen in dieser Einheitsbrei-Parteienlandschaft? Nicht den Knecht schlagen, wenn man den Herren meint! Soll ich nun in den Untergrund gehen und ""Brüder, zur Sonne zur Freiheit"" singend gegen das System arbeiten? Wo sind denn lebbare Alternativen dazu? Wenn sich die Parteien gegen das Volk verbünden, wird das Volk auch auf eigentlich nicht wählbare Alternativen zurückgreifen, nur um sich zu wehren. Das ist traurig, aber legitim."</text:p>
          </table:table-cell>
          <table:table-cell office:value-type="string" calcext:value-type="string">
            <text:p>"..can not just say that the people are stupid or sleep. Who should one choose in this uniform mushroom party landscape? Do not beat the servant, if you mean the gentlemen! Shall I go underground and ""brothers, singing to the sun for freedom"", work against the system? Where are viable alternatives? If the parties allies against the people, the people will resort to alternatives that are not really selectable, just to defend themselves. That's sad, but legitimate."</text:p>
          </table:table-cell>
          <table:table-cell office:value-type="string" calcext:value-type="string">
            <text:p>negative</text:p>
          </table:table-cell>
          <table:table-cell table:number-columns-repeated="1021"/>
        </table:table-row>
        <table:table-row table:style-name="ro4">
          <table:table-cell office:value-type="string" calcext:value-type="string">
            <text:p>Wie können Sie bloß die AFD in dieses Licht rücken? Diese Menschen wollen doch nur das beste für unser Land. Sieht Hr. Augstein nicht die Genialität eines Hr. Gauland? Oder die Grazie einer Fr. Weil? Das sind die Persönlichkeiten, auf die wir so lange gewartet haben. Die haben eine Version für Deutschland. Das ist wirklich eine Alternative! Was soll das mit einem vereinigten Europa? Nennen Sie doch Mal ein Beispiel, wo es Europa schlecht ging, als wir Nationalstaaten und Nationalisten an der Macht hatten? Na ja, Spaß beiseite. Toller Artikel! So mehr sich von diesen dummen Menschen aufregen um so besser!</text:p>
          </table:table-cell>
          <table:table-cell office:value-type="string" calcext:value-type="string">
            <text:p>How can you put the AFD in this light? These people only want the best for our country. Looks. Augstein not the genius of a Mr. Gauland? Or the grace of a Fr. Weil? These are the personalities we have been waiting for so long. They have a version for Germany. This is really an alternative! What is this about a united Europe? Why not give an example of where Europe was bad when we had nation states and nationalists in power? Well, fun aside. Great article! So the more upset of these stupid people the better!</text:p>
          </table:table-cell>
          <table:table-cell office:value-type="string" calcext:value-type="string">
            <text:p>negative</text:p>
          </table:table-cell>
          <table:table-cell table:number-columns-repeated="1021"/>
        </table:table-row>
        <table:table-row table:style-name="ro39">
          <table:table-cell office:value-type="string" calcext:value-type="string">
            <text:p>"Einerseits das Wirken der ""entfesselten Kräfte des destruktiven Kapitalismus"" beklagen und andererseits Martin Schulz Forderung nach einer Stärkung der neoliberalen, vorwiegend den Konzernen verpflichteten EU als begrüssenswerte Zukunftsvision loben - wie geht denn das zusammen?! So dumm kann Augstein eigentlich nicht sein, als dass er ernsthaft glaubt ein europäischer Bundesstaat würde an der von ihm monierten sozialen Ungerechtigkeit auch nur das Geringste ändern. Das Gegenteil dürfte wohl eher der Fall sein. Da dies auch der jahrzehntelangen Erfahrung der Normalbürger entspricht - wann hat die EU sich schon mal für deren Interessen engagiert? -, ist es wohl eher Jakob Augstein, der ""bewusst auf die Vernunft verzichtet"" und den man deshalb ""ruhig dumm nennen (darf)""."</text:p>
          </table:table-cell>
          <table:table-cell office:value-type="string" calcext:value-type="string">
            <text:p>"On the one hand complain about the work of the ""unleashed forces of destructive capitalism"" and on the other praise Martin Schulz's demand for a strengthening of the neoliberal EU, which is mainly committed to the corporations, as a welcome vision of the future - how does that go together? Actually, Augstein can not be that stupid enough to seriously believe that a European state would make any difference to the social injustice that he criticizes. The opposite is likely to be the case. As this also reflects the decades of experience of ordinary citizens, when did the EU engage in their interests? -, it is rather Jakob Augstein, who ""consciously renounces reason"" and who therefore ""call (may) calmly stupid""."</text:p>
          </table:table-cell>
          <table:table-cell office:value-type="string" calcext:value-type="string">
            <text:p>negative</text:p>
          </table:table-cell>
          <table:table-cell table:number-columns-repeated="1021"/>
        </table:table-row>
        <table:table-row table:style-name="ro16">
          <table:table-cell office:value-type="string" calcext:value-type="string">
            <text:p>Für mich geht Augsteins Artikel eher in Richtung totaler Widerspruch. Einerseits das Wüten und die Folgen des Neoliberalismus beklagen, andererseits die Stärkung der neoliberalen und undemokratischen EU als Zukunftsvision begrüssen. Verrückt wird es, wenn er dazu all diejenigen, welche diesen Widerspruch nicht mitmachen für dumm erklärt.</text:p>
          </table:table-cell>
          <table:table-cell office:value-type="string" calcext:value-type="string">
            <text:p>For me, Augsteins article is more in the direction of total contradiction. On the one hand complain about the ravages and consequences of neo-liberalism, on the other hand, welcome the strengthening of the neoliberal and undemocratic EU as a vision of the future. It gets crazy when he declares stupid to all those who do not take part in this contradiction.</text:p>
          </table:table-cell>
          <table:table-cell office:value-type="string" calcext:value-type="string">
            <text:p>negative</text:p>
          </table:table-cell>
          <table:table-cell table:number-columns-repeated="1021"/>
        </table:table-row>
        <table:table-row table:style-name="ro4">
          <table:table-cell office:value-type="string" calcext:value-type="string">
            <text:p>"Ich teile Ihre Analyse zu 100%, jedoch würde ich nicht sagen, dass alle AfD-Wähler dumm sein müssen. Wie gesagt, in meinem Bekanntenkreis haben einige denen die Stimme gegeben, die allesamt weder nationalistisch noch einfältig sind. Reine Protestwähler, die sich nicht trauten, der Linke die Stimme zu geben, um somit auch gegen CxU/SPD zu wählen. Überzeugte AfD - Wähler sehen da möglicherweise anders aus, da habe ich keinen in meinem Bekannten-, jedoch zumindest einen in meinem Kollegenkreis. Und ja, der ist wirklich nicht die hellste Kerze auf der Torte und war seit jeher gegen alles ""undeutsche"":-)"</text:p>
          </table:table-cell>
          <table:table-cell office:value-type="string" calcext:value-type="string">
            <text:p>"I share your analysis 100%, but I would not say that all AfD voters need to be stupid. As I said, in my circle of acquaintances some have given the voice, all of which are neither nationalistic nor simple-minded. Pure protest voters who did not dare to give the left the vote, so as to vote against CxU / SPD. Convinced AfD voters may look different, because I have none in my friend, but at least one in my circle of colleagues. And yes, he is not really the brightest candle on the cake and has always been against everything ""un-German"" :-)"</text:p>
          </table:table-cell>
          <table:table-cell office:value-type="string" calcext:value-type="string">
            <text:p>negative</text:p>
          </table:table-cell>
          <table:table-cell table:number-columns-repeated="1021"/>
        </table:table-row>
        <table:table-row table:style-name="ro62">
          <table:table-cell office:value-type="string" calcext:value-type="string">
            <text:p>Man kann intelligent sein und politisch trotzdem ein Dummkopf, auch die Nazis waren nicht dumm, und nicht alle, die am Anfang die Nazis gewählt haben, waren nationalistisch oder rassistisch, dennoch würde ich sowohl die damailige Bevölkerung als auch die heutigen AfD-Wähler als politisch reichlich unmündig, und ja auch für politisch dumm halten. Ich glaube nicht, dass die Zustände besser werden. Aber wenn das so weitergeht, haben wir in 4-8 Jahren eine AfD-Regierung. Müssen alle intelligenten Menschen, die noch etwas Verantwortungsbewusstsein für die Demokratie und die Menschen haben, wirklich unter dieser Spezies leiden, nur weil ein paar Verrückte sich Aktion wünschen? Und weil die Typen, trotz der Krise der Demokratie immer noch nicht kapiert haben, was sie an der Demokratie haben? Schon jetzt sind die Reden der AfD im Bundestag demokratisch und vom Niveau her unerträglich! Kurz, ich würde mir mehr wirklich gute Demonstrationen und Engagement zum Erhalt der Demokratie wünschen und mit Forderungen an die Politiker, statt sich im Geheimen bei den Wahlen zu rächen, das trifft nämlich leider die Falschen.</text:p>
          </table:table-cell>
          <table:table-cell office:value-type="string" calcext:value-type="string">
            <text:p>You can be intelligent and politically foolish, even the Nazis were not stupid, and not all who initially elected the Nazis were nationalist or racist, yet I would both the damailige population and today's AfD voters as political plentiful underage, and yes, politically stupid. I do not think the conditions are getting better. But if this continues we will have an AfD government in 4-8 years. Must all intelligent people, who still have some sense of responsibility for democracy and people, really suffer from this species just because some crazy people want action? And because the guys, despite the crisis of democracy still have not understood what they have in democracy? Even now, the speeches of the AfD in the Bundestag are democratic and unbearable from the level! In short, I would like to have more really good demonstrations and commitment to preserving democracy and with demands on the politicians, instead of avenging themselves in secret in the elections, that is unfortunately the wrong people.</text:p>
          </table:table-cell>
          <table:table-cell office:value-type="string" calcext:value-type="string">
            <text:p>negative</text:p>
          </table:table-cell>
          <table:table-cell table:number-columns-repeated="1021"/>
        </table:table-row>
        <table:table-row table:style-name="ro7">
          <table:table-cell office:value-type="string" calcext:value-type="string">
            <text:p>Auch hier teile ich fast alles zu 100%, außer der These, wir würden in kurzer Zeit eine AfD-Regierung bekommen. Zunächst sagen Sie ja selber, dass es sich um ein paar Verrückte handelt. Das sehe ich, zumindest was den Großteil des Spitzenpersonals ausmacht, haargenau so wie Sie. Ob alle der knapp 13% und momentan nach Umfragen ca 10% der AfD-Wähler verrückt und dumm sind, weiß ich natürlich nicht und würde dass so einfach nicht behaupten wollen. Meine These sieht eher so aus: die AfD hat ihren Zenit bereits im Bund überschritten. Das mag im Osten in einzelnen Landtagen anders sein, aber das sind Minderheiten. Viele haben ihrem Protest Ausdruck gegeben, und zwar ausdrücklich wegen der Flüchtlingsdebatte. Niemand traut der AfD in irgendeinem Politikfeld ernsthafte Lösungen zu, außer möglicherweise deren harten Kern. Und das ist nichts, was jemals eine Regierung stellen wird. Trotzdem haben Sie vollkommen recht, es muss mehr Debatte ins Land. Aber ich denke, dass wir genau das im Moment auch bekommen.</text:p>
          </table:table-cell>
          <table:table-cell office:value-type="string" calcext:value-type="string">
            <text:p>Again, I share almost everything to 100%, except the thesis, we would get in a short time an AfD government. First of all, you yourself say that these are crazy people. That's what I see, at least what makes up most of the top staff, just like you. Whether all of the almost 13% and currently according to surveys about 10% of AfD voters are crazy and stupid, of course, I do not know and would not want to claim that so easily. My thesis looks more like this: the AfD has already passed its zenith in the covenant. This may be different in individual districts in the East, but these are minorities. Many have expressed their protest, specifically because of the refugee debate. Nobody dares to give serious solutions to the AfD in any policy field, except possibly its hard core. And that's nothing that will ever make a government. Nevertheless, you are absolutely right, there must be more debate in the country. But I think that's exactly what we're getting right now.</text:p>
          </table:table-cell>
          <table:table-cell office:value-type="string" calcext:value-type="string">
            <text:p>negative</text:p>
          </table:table-cell>
          <table:table-cell table:number-columns-repeated="1021"/>
        </table:table-row>
        <table:table-row table:style-name="ro36">
          <table:table-cell office:value-type="string" calcext:value-type="string">
            <text:p>"Und was bietet unsere ""Friedenstaube"" Merkel dazu an? Steigerung der Rüstungsausgaben und Steigerung der Rüstungsexporte durch deutsche Waffenschmieden, Einsätze bewaffneter Soldaten in allen möglichen Ländern der Welt. Daraus resultieren neben steigender Terrorgefahren Unsicherheiten bei der Bevölkerung, die wegen Umschichtung finanzieller Mittel, zugunsten der Mehrausgaben im militärischen Bereich, letztendlich im Sozialen fehlen, darunter zu leiden haben. In den letzten Tagen wurde mehrfach die ""Würdigung"" der Leistung deutscher Sodaten in Auslandseinsätzen betont, indem Frau v.d. Leyen ""ihre"" Soldaten besucht; was für eine strohdumme Legitimierung dieser zumeist unnützen Einsätze, die noch so manchem jungen Menschen das Leben kosten werden. Aber wir haben ja eine gewachsene Verantwortung für die Geschehnisse in der Welt. Eine Verantwortung die bislang nicht wahrgenommen wird. Denn dann müssten friedensschaffende Maßnahmen, wie z.B. faire Handelsbedingungen, oder die Anerkennung, dass Rohstoffe dem jeweiligen Land und nicht irgendwelchen Konzernen gehören, im Mittelpunkt stehen; dürften nicht Konzerne wie Nestle den Afrikanern das Wasser klauen usw. Die derzeitigen weltweiten Vorkommnisse machen eines deutlich: das legalisierte Verbrechen führt die Hand der Politik."</text:p>
          </table:table-cell>
          <table:table-cell office:value-type="string" calcext:value-type="string">
            <text:p>"And what does our ""peace dove"" Merkel offer? Increased armaments expenditure and increased arms exports by German armories, deployments of armed soldiers in all possible countries of the world. As a result, in addition to rising terrorist risks uncertainties among the population, which have suffered because of redeployment of financial resources, in favor of the additional expenditure in the military sector, ultimately lacking in the social, have suffered. In recent days, several times the ""appreciation"" of the performance of German soda data in foreign missions has been emphasized by Mrs. v.d. Leyen visits ""her"" soldiers; what a dumb legitimization of these mostly useless missions that will cost even many young people their lives. But we have a growing responsibility for the events in the world. A responsibility that is not perceived so far. Because then peacemaking measures, such as fair trading conditions, or the recognition that commodities belong to the respective country and not to any corporations; should not corporations such as Nestle steal the Africans, etc. The current global incidents make one thing clear: the legalized crime leads the hand of politics."</text:p>
          </table:table-cell>
          <table:table-cell office:value-type="string" calcext:value-type="string">
            <text:p>negative</text:p>
          </table:table-cell>
          <table:table-cell table:number-columns-repeated="1021"/>
        </table:table-row>
        <table:table-row table:style-name="ro25">
          <table:table-cell office:value-type="string" calcext:value-type="string">
            <text:p>Wirtschaft entfesseln, Steuern für Unternehmen und Wohlhabende senken, das Geld wird schon unten irgendwie ankommen. Moment, Trickle down hat noch nie funktioniert, egal wer es probiert hat. Wird uns wahrscheinlich dann in naher Zukunft wieder eine MwSt-Erhöhung bescheren, die weniger gut Betuchte härter trifft als die Wohlhabenden. Aber wir sind als Wahlvolk ja so dumm, immer die gleichen zu wählen und uns hinterher zu beschweren, dass die Gewählten genau so eine Politik gegen die Mehrheit des Volkes machen.</text:p>
          </table:table-cell>
          <table:table-cell office:value-type="string" calcext:value-type="string">
            <text:p>Unleashing the economy, cutting taxes on businesses and the well-to-do, money will somehow come down below. Wait, Trickle Down has never worked, no matter who tried it. Will likely bring us back a VAT increase in the near future, the less well-heeled harder hit than the wealthy. But as an electorate, we are so stupid that we always have to vote for the same and complain afterwards that the elected people are doing just that against the majority of the people.</text:p>
          </table:table-cell>
          <table:table-cell office:value-type="string" calcext:value-type="string">
            <text:p>negative</text:p>
          </table:table-cell>
          <table:table-cell table:number-columns-repeated="1021"/>
        </table:table-row>
        <table:table-row table:style-name="ro39">
          <table:table-cell office:value-type="string" calcext:value-type="string">
            <text:p>Den Asozialen schweben lateinamerikanische Verhaeltnisse von ca. 1960 vor. Da lebten die Reichen auch sehr gut, orientierten sich an den USA und kuemmerten sich einen Dreck ums Volk. Trump und seinesgleichen wollen dem Volk Recht wegnehmen und traeumen davon, so wie russische neureiche Milliardaere leben zu koennen mit einer Regierung, die ihnen wohl gesonnen ist. Fuer die Infrastruktur ist kein Geld mehr vorhanden. Wer braucht schon gute Strassen und die Bahn, wenn er mittels Helikopter und Privatflugzeug ans Ziel gelangt. Auch Wasser, Strom und andere oeffentliche Dienste koennen die Asozialen fuer sich selbst regeln ohne ruecksicht nehmen zu muessen. Es war nur dummes Gerschwaetz, als Kandidat Trump verkuendete, Geld in die Infrastruktur stecken zu wollen.</text:p>
          </table:table-cell>
          <table:table-cell office:value-type="string" calcext:value-type="string">
            <text:p>The asocial Latin American relations of about 1960 are floating. The rich also lived very well there, oriented themselves towards the USA and did not give a damn about the people. Trump and his ilk want to take right away from the people and dream of it, just as Russian new rich billionaires can live with a government that is well disposed towards them. There is no money left for the infrastructure. Who needs good roads and the train when he reaches the destination by helicopter and private plane. Also water, electricity and other public services can regulate the anti-social for themselves without having to take into account. It was just stupid rumble when candidate Trump announced that he wanted to put money into the infrastructure.</text:p>
          </table:table-cell>
          <table:table-cell office:value-type="string" calcext:value-type="string">
            <text:p>negative</text:p>
          </table:table-cell>
          <table:table-cell table:number-columns-repeated="1021"/>
        </table:table-row>
        <table:table-row table:style-name="ro4">
          <table:table-cell office:value-type="string" calcext:value-type="string">
            <text:p>und Schulz hält flammende Reden für dieses armselige Europa......ich kann den Sinn und Zweck insbesondere der Osterweiterung, sowie die Aufnahme von Pleitestaaten wie Griechenland nach wie vor nicht erkennen. Denen haben wir zu verdanken, dass dieses Europa immer mehr zu einer Farce verkommt......und wir dummen Deutschen unterstützen dieses ganze korrupte System in Rumänien und Co noch als Netto-Einzahler in Brüssel. Damit muss endlich mal Schluss sein !!! Genauso wenig ist es einzusehen, dass Parlamentarier hier bei uns auch noch nebenbei verdienen ...anstatt sich mit ganzer Kraft dem Amt zu widmen.</text:p>
          </table:table-cell>
          <table:table-cell office:value-type="string" calcext:value-type="string">
            <text:p>and Schulz makes flaming speeches for this paltry Europe ...... I still can not recognize the purpose of Eastern enlargement, and the acceptance of bankrupt states such as Greece. Thanks to them, this Europe is becoming more and more of a farce ...... and we stupid Germans still support this whole corrupt system in Romania and Co as net depositors in Brussels. This must finally be over !!! Nor is it obvious that parliamentarians here also earn on the side ... instead of devoting themselves to the office with all their might.</text:p>
          </table:table-cell>
          <table:table-cell office:value-type="string" calcext:value-type="string">
            <text:p>negative</text:p>
          </table:table-cell>
          <table:table-cell table:number-columns-repeated="1021"/>
        </table:table-row>
        <table:table-row table:style-name="ro20">
          <table:table-cell office:value-type="string" calcext:value-type="string">
            <text:p>Sicherlich werden viele Briten, die sich für den Brexit entschieden haben, inzwischen einsehen, dass sie sich geirrt haben bzw. dass es ein dummer Fehler war, egomanen Politikern wie https://de.wikipedia.org/wiki/Nigel_Farage oder auch https://de.wikipedia.org/wiki/Boris_Johnson zu vertrauen. Viele andere müssen erkannt haben, dass es grob fahrlässig war, sich an diesem von einem um seinen Machterhalt bangenden Politiker https://de.wikipedia.org/wiki/David_Cameron initiiertem Plebiszit selber gar nicht erst zu beteiligen. Deshalb wäre es m.E. ein Gebot des Anstandes bzw. der Fairness all diesen Menschen die Chance zu geben, ihren Fehler in einer zweiten Abstimmung zu korrigieren.</text:p>
          </table:table-cell>
          <table:table-cell office:value-type="string" calcext:value-type="string">
            <text:p>Certainly, many Britons who have opted for Brexit, now realize that they have made a mistake or that it was a stupid mistake, egomaniac politicians such as https://de.wikipedia.org/wiki/Nigel_Farage or even https: //de.wikipedia.org/wiki/Boris_Johnson trust. Many others must have realized that it was grossly negligent not to participate in this plebiscite initiated by a politician who was battling for his grip on power https://en.wikipedia.org/wiki/David_Cameron himself. That's why it would be m.E. a bid of decency or fairness to give all these people the chance to correct their mistake in a second vote.</text:p>
          </table:table-cell>
          <table:table-cell office:value-type="string" calcext:value-type="string">
            <text:p>negative</text:p>
          </table:table-cell>
          <table:table-cell table:number-columns-repeated="1021"/>
        </table:table-row>
        <table:table-row table:style-name="ro22">
          <table:table-cell office:value-type="string" calcext:value-type="string">
            <text:p>dumm verkaufen, das machen Politiker aller Richtungen, nicht nur die sogenannten Populisten. Terroristen kommen mit der Flüchtlingswelle nicht nach Deutschland, dafür jede Menge Ärzte und Ingenieure. Das haben uns die etablierten Parteien erzählt und sie wussten es damals schon besser. Merkel hat uns von der europäischen Lösung der Flüchtlingskrise erzählt, als schon längst klar war, dass wir allein dastehen. Auch das Gerede von der Beseitigung der Fluchtursachen ist Volksverdummung, da unrealistisch. Die Briten haben sich für den Brexit entschieden. Jetzt ist es nun mal so und für die meisten Briten wird sich dadurch nicht viel ändern.</text:p>
          </table:table-cell>
          <table:table-cell office:value-type="string" calcext:value-type="string">
            <text:p>Sell ​​it silly, that make politicians of all directions, not just the so-called populists. Terrorists do not come to Germany with the wave of refugees, but lots of doctors and engineers. The established parties told us that and they already knew it better then. Merkel told us about the European solution to the refugee crisis, when it was already clear that we were alone. Even the talk of the elimination of the causes of flight is folk dulling, because unrealistic. The British have opted for Brexit. Now it is like that and for most Britons this will not change much.</text:p>
          </table:table-cell>
          <table:table-cell office:value-type="string" calcext:value-type="string">
            <text:p>negative</text:p>
          </table:table-cell>
          <table:table-cell table:number-columns-repeated="1021"/>
        </table:table-row>
        <table:table-row table:style-name="ro26">
          <table:table-cell office:value-type="string" calcext:value-type="string">
            <text:p>"Woher nehmen sie die Überzeugung, das die ukrainische Bevölkerung wirklich so dumm ist, wie unsere Politiker und abhängigen Meinungsbildner sie in Endlosschleife immer darstellen. Natürlich wurde in den letzten 27 Jahren vom Westen mit großen Aufwand alles unternommen, materiell, personell wie finanziell, in der Ukraine ethnische, religiöse und politische Unterschiede zu verschärfen, den alten rassistisch und faschistisch geprägten Nationalismus in den westlichen ehemalig K.u.K Landesteilen wieder zu beleben und für eigene geostrategische Ziele zu nutzen. Was neben der von uns mit großen Aufwand unterstützten Führungsschwäche und politischen Orientierungslosigkeit in Russland ja mindestens 15 Jahre gut geklappt hat. Zerstören, was möglich ist, war die westliche Devise, was zur heutigen Lage geführt hat und das größte anzunehmende Unglück, das sich Russland politisch, militärisch und wirtschaftlich reorganisiert hat, eingetreten ist, was weltweite geostrategische und militärische Auswirkungen zeigt, auf welche der Westen weder vorbereitet noch strategisch in der Lage ist, weil deren Interessen diametral auseinander gehen und weder die ""vorgetäuschte"" Einheit der EU noch der NATO im Griff haben. Die NATO immer mehr zum Interessenvertreter us-amerikanischer Vorstellungen wird, um von Trumps innenpolitischen Desaster abzulenken und die EU ein Papiertiger, deren Handeln der Mehrheit der EU-Staaten nur schadet, wenn man das politische Primporium mal weg lässt. Nur kommen wir Deutsche mit dieser Regierung und den Politikern nicht mehr aus diesen ""Hamsterrad"" raus."</text:p>
          </table:table-cell>
          <table:table-cell office:value-type="string" calcext:value-type="string">
            <text:p>"Where do you get the conviction that the Ukrainian population is really as stupid as our politicians and dependent opinion formers always portray them in an endless loop. Of course, in the past 27 years, the West has made great efforts to material, human and financial, to exacerbate ethnic, religious and political differences in Ukraine, to revive the old racist and fascist nationalism in the western former KuK regions and to use for own geostrategische goals. What worked well in addition to the with great effort supported leadership weakness and political disorientation in Russia so at least 15 years. Destroying what is possible has been the Western motto, which has led to the present situation and the biggest unfortunate event that Russia has politically, militarily and economically reorganized, resulting in worldwide geostrategic and military effects to which the West neither is strategically able to do so because their interests are diametrically divergent and have neither the ""simulated"" unity of the EU nor NATO under control. NATO is becoming more and more of a stakeholder in US ideas to distract attention from Trump's domestic disasters, and the EU is a paper tiger whose actions only harm the majority of EU states if they let the political primosphium go. Only we Germans with this government and the politicians no longer come out of this ""hamster wheel""."</text:p>
          </table:table-cell>
          <table:table-cell office:value-type="string" calcext:value-type="string">
            <text:p>negative</text:p>
          </table:table-cell>
          <table:table-cell table:number-columns-repeated="1021"/>
        </table:table-row>
        <table:table-row table:style-name="ro12">
          <table:table-cell office:value-type="string" calcext:value-type="string">
            <text:p>Gäbe es eine Minderheitsregierung und alles kommt sowieso dadurch in stagnieren oder es kommen bal dadurch Neuwahlen, wäresn sie einer der sten der dann wieer nur am kritisren ist wie dumm die Politiker sind . Ein Minderheitsregierung wird in Deutschland sicher keine 4 Jahre funktionieren oder gar erwünschte Reformen nur im Ansatz durchbringen, dazu ist bei uns die Opposition zu sehr im Dauerwahlkampf</text:p>
          </table:table-cell>
          <table:table-cell office:value-type="string" calcext:value-type="string">
            <text:p>If there were a minority government and everything comes in stagnation anyway or it bal come through new elections, they would be one of the most then how wieer is only on the criticism how stupid the politicians are. A minority government in Germany will certainly not work for four years or even bring about desirable reforms only as an approach. For us, the opposition is too much in the constant election campaign</text:p>
          </table:table-cell>
          <table:table-cell office:value-type="string" calcext:value-type="string">
            <text:p>negative</text:p>
          </table:table-cell>
          <table:table-cell table:number-columns-repeated="1021"/>
        </table:table-row>
        <table:table-row table:style-name="ro48">
          <table:table-cell office:value-type="string" calcext:value-type="string">
            <text:p>Ich bin mir recht sicher, dass Trump, sollte es für ihn brenzliger werden, genau so dumm wie Nixon sein wird und den Sonderermittler durch den Justizminister feuern lassen wird. Geschichte wiederholt sich, heißt es nicht umsonst.</text:p>
          </table:table-cell>
          <table:table-cell office:value-type="string" calcext:value-type="string">
            <text:p>I'm pretty sure Trump will be as stupid as Nixon, should it get more and more painful for him, and will have the Special Investigator fired by the Minister of Justice. History repeats itself, it is not in vain.</text:p>
          </table:table-cell>
          <table:table-cell office:value-type="string" calcext:value-type="string">
            <text:p>negative</text:p>
          </table:table-cell>
          <table:table-cell table:number-columns-repeated="1021"/>
        </table:table-row>
        <table:table-row table:style-name="ro48">
          <table:table-cell office:value-type="string" calcext:value-type="string">
            <text:p>nicht, dass sich arme eltern zusammentun und von ihren ersparnissen eine schule errichten und betreiben können für ihre kinder, weil sie jetzt auf einmal so viel mehr im geldbeutel haben. wer das glaubt, der ist schlicht dumm.</text:p>
          </table:table-cell>
          <table:table-cell office:value-type="string" calcext:value-type="string">
            <text:p>Not that poor parents can join forces and build a school from their savings and operate for their children, because they now have so much more in their pockets. who believes that, he is simply stupid.</text:p>
          </table:table-cell>
          <table:table-cell office:value-type="string" calcext:value-type="string">
            <text:p>negative</text:p>
          </table:table-cell>
          <table:table-cell table:number-columns-repeated="1021"/>
        </table:table-row>
        <table:table-row table:style-name="ro4">
          <table:table-cell office:value-type="string" calcext:value-type="string">
            <text:p>Bequem in den Ämtern sitzend, kann man es lange aushalten. Hauptsache, keine Neuwahlen - der dumme Wähler, ist schließlich unberechnebar geworden - selbst schuld! Hey, die SPD, lebt hervorragend mit dem jetzigen Zustand. Noch länger mehr Ministerien, als bei zügigen Neuverhandlungen herauskommen würden und schnell noch alles auf den Weg bringen, was man sonst evtl. nicht mehr kann - der Status der 'geschäftsführenden Regierung' gibt es doch her und der Ruf ist eh ruiniert. ...auf zum letzten Gefecht - SPD, auf Dich ist immer Verlass (wenn es um Tricksereien und Pöstchen geht).</text:p>
          </table:table-cell>
          <table:table-cell office:value-type="string" calcext:value-type="string">
            <text:p>Sitting comfortably in the offices, it can be sustained for a long time. The main thing, no new elections - the stupid voters, has finally become unaccountable - blame yourself! Hey, the SPD, lives excellently with the current state. Even more ministries than would come out at a speedy renegotiation and quickly bring everything on the way, what you might not be able to do - the status of the 'executive government' is there but the reputation is ruined anyway. ... to the last battle - SPD, you can always rely on (when it comes to trickery and little things).</text:p>
          </table:table-cell>
          <table:table-cell office:value-type="string" calcext:value-type="string">
            <text:p>negative</text:p>
          </table:table-cell>
          <table:table-cell table:number-columns-repeated="1021"/>
        </table:table-row>
        <table:table-row table:style-name="ro27">
          <table:table-cell office:value-type="string" calcext:value-type="string">
            <text:p>"Schulz hat am Wahlabend dummes Zeug erzählt und jetzt geht die SPD doch wieder in die GroKo. Ich wette einen Kasten Pils. Die SPD ist die ""glaubwürdigste Partei"" Deutschlands - dank Martin, unser Martin, was wären wir nur ohne unseren Ex-Säufer und Ex-EU-Bonzen Martin Schulz..."</text:p>
          </table:table-cell>
          <table:table-cell office:value-type="string" calcext:value-type="string">
            <text:p>"Schulz told stupid things on election night and now the SPD is back in the GroKo. I bet a box of Pils. The SPD is the ""most credible party"" in Germany - thanks Martin, our Martin, what would we be without our ex-drunk and ex-EU bigwigs Martin Schulz ..."</text:p>
          </table:table-cell>
          <table:table-cell office:value-type="string" calcext:value-type="string">
            <text:p>negative</text:p>
          </table:table-cell>
          <table:table-cell table:number-columns-repeated="1021"/>
        </table:table-row>
        <table:table-row table:style-name="ro15">
          <table:table-cell office:value-type="string" calcext:value-type="string">
            <text:p>ist einfach der, dass sie ihre selten guten ... besten ... Leute wie Martin Schulz einfach in das politische Haifischbecken wirft und zuschaut, wie das Christlich-Soziale-Piranha-PAAR unter Hilfestellung der eigenen GROKO-Vertreter hier Sigmar Gabriel, diesen dann genüsslich filetiert und auskotzt.. Leider ist die SPD chronisch zu dumm um zu erkennen, dass Sie in eine Regierungsbeteiligung immer nur der Wasserträger für die Kanzlerin sein wird. Die einzige Chance der SPD besteht ausschließlich darin, ihr eigenes Profil wieder in einer hammerharten, sachorientierten Opposition zu schärfen ... wieder herzustellen. Die CDU/CSU macht mit den GRÜNEN??? Das ist inhaltlich Hochverrat an den jeweiligen Wählern aber dieser Kanzlerin ist offenbar ALLES recht und billig um ja nur an der Macht zu bleiben. Frau Merkel ... Sie sind die beste Wahlhelferin der AfD ... danke für die braune Kacke, die sie über uns bringen!</text:p>
          </table:table-cell>
          <table:table-cell office:value-type="string" calcext:value-type="string">
            <text:p>It's simply that she simply throws her rarely good ... best ... people like Martin Schulz into the political shark tank and watches, like the Christian-Social-Piranha-PAIR, assisted by their own GROKO representative here Sigmar Gabriel, this one Unfortunately, the SPD is chronically too stupid to realize that you will be in a government participation only the water carrier for the Chancellor. The sole chance of the SPD is solely to hone its own profile again in a hard-hitting, objective-oriented opposition ... to restore. The CDU / CSU does with the GREEN ??? This is contentwise high treason to the respective voters but this Chancellor is obviously ALL right and cheap to stay in power only. Mrs. Merkel ... You are the best election assistant of the AfD ... thank you for the brown shit they bring about us!</text:p>
          </table:table-cell>
          <table:table-cell office:value-type="string" calcext:value-type="string">
            <text:p>negative</text:p>
          </table:table-cell>
          <table:table-cell table:number-columns-repeated="1021"/>
        </table:table-row>
        <table:table-row table:style-name="ro11">
          <table:table-cell office:value-type="string" calcext:value-type="string">
            <text:p>"Wenn ich diese beiden Ausdrücke im Zusammenhang mit dem Fall Amri und den ""Sicherheits""behörden hören oder lesen muss, warum komme ich mir da so... sagen wir mal veralbert vor? Kommt man sich nicht auch ein wenig albern vor, wenn man sowas als Nachrichtensprecher ständig vor laufenden Kameras wiederholen muss? Oder als Journalist immer und immer wieder von vermeintlichen Fehlern und Pannen der ""Sicherheits""behörden schreiben muss? Seit wann bezeichnet man ""begleiteten Terrorismus"" als Fehler und Pannen? Ist V-Mann VP 01 nur mit dem Fuß ausgerutscht und am Gaspedal hängengeblieben, bis Berlin, als er Fahrdienst für Amri spielte, zum Beispiel? Spätestens seit dem ""versehentlichen"" Aktenschreddern im NSU Fall wissen wir was von ""Fehlern"" und ""Pannen"" der ""Sicherheits""behörden zu halten ist! Irgendwie fühlt man sich als denkender Bürger von offizieller Seite behandelt wie ein dummes, kleines Kind, was diverse Terrorakte in Deutschland betrifft. Kein gutes, vertrauenserweckendes Gefühl in den ständig wachsenden Law and Order Staat, der als Grund für sein bestehen und wachsen die Bekämpfung des Terrors nennt!"</text:p>
          </table:table-cell>
          <table:table-cell office:value-type="string" calcext:value-type="string">
            <text:p>"If I have to hear or read these two phrases related to the case of Amri and the ""security"" authorities, why am I feeling this way ... are we foolish? Do not you feel a bit silly when you have to repeat something as a news anchor constantly in front of cameras? Or as a journalist over and over again of alleged mistakes and mishaps of the ""security"" authorities must write? Since when do you refer to ""accompanied terrorism"" as mistakes and breakdowns? Did V-Mann VP 01 only slip his foot and get stuck on the gas pedal until Berlin, when he was driving for Amri, for example? At least since the ""accidental"" file shredding in the NSU case, we know what to keep ""errors"" and ""glitches"" of the ""security"" authorities! Somehow you feel treated as a thinking citizen from the official side like a stupid, small child, which concerns various acts of terrorism in Germany. Not a good, confidence-inspiring feeling in the ever-growing Law and Order state, which calls for persistence and growth in the fight against terror!"</text:p>
          </table:table-cell>
          <table:table-cell office:value-type="string" calcext:value-type="string">
            <text:p>negative</text:p>
          </table:table-cell>
          <table:table-cell table:number-columns-repeated="1021"/>
        </table:table-row>
        <table:table-row table:style-name="ro19">
          <table:table-cell office:value-type="string" calcext:value-type="string">
            <text:p>"aber in meinen Augen ist Ihre Meinungsäußerung nicht besser als die der vorwiegend palästinensischen Protestierer neulich in Berlin. Sind Ihnen Menschnleben wirlich so wenig wert, dass Sie vorhersehbare Tote inkauf nehmen, obschon Sie das durch einen simplen Vertrag über Phase 1 und vor Phase 2 der Verhandlungen verhindern können? Mich interessieren die Briten und ihre Nöte, die sie sich selbst zufügen, nicht die Bohne. Wenn die sich öffentlichkeitswirksam und kollektiv von den Klippen von Doverstürzen wollen, werde ich sie nicht daran hindern. ABER es ist ein Unding und ebenso trumpeltiermäßig dumm, wenn man Menschen in Sippenhaft für Dinge leiden lässt, die diese selbst nicht wollten, die ihnen vielmehr Dritte übergestülpt haben. Da muss die Verhandlungsführung der EU eben im Rahmen des Möglichen auch die Interessen der Nordiren und Schotten im Auge behalten. Zumal das mit einem ""Zwischenvertrag"" - oder wie man das nennen will - ja nun echt kein Problem ist."</text:p>
          </table:table-cell>
          <table:table-cell office:value-type="string" calcext:value-type="string">
            <text:p>"but in my opinion, your opinion is no better than that of the mainly Palestinian protesters recently in Berlin. Are men's lives really worth so little that you can afford predictable deaths, even though you can prevent this through a simple Phase 1 and Phase 2 negotiations? I am interested in the British and their needs, which they inflict on themselves, not the bean. If they want to publicly and collectively get off the cliffs of Doversturz, I will not stop them. BUT it is an absurdity and just as trumpetiermäßig stupid, if you let people suffer in clinging for things that they did not want themselves, but have put them on the contrary, third parties. In this context, the negotiation of the EU must, as far as possible, also keep an eye on the interests of the Northern Irish and the Scots. Especially since with an ""intermediate contract"" - or whatever you want to call it - is not really a problem."</text:p>
          </table:table-cell>
          <table:table-cell office:value-type="string" calcext:value-type="string">
            <text:p>negative</text:p>
          </table:table-cell>
          <table:table-cell table:number-columns-repeated="1021"/>
        </table:table-row>
        <table:table-row table:style-name="ro22">
          <table:table-cell office:value-type="string" calcext:value-type="string">
            <text:p>"Es ist ein Phänomen. Die Leute, welche rechte Partei wählen, weil sie denken, dass dadurch was für sie besser wird. Das geht anscheinend mit fehlender Wissen über die Geschichte Hand in Hand. Wenn ""diese"" Leute an die Macht kommen, dann seit ""IHR"" die ersten Bauernopfer. Weil gerade diejenigen, welche rechts wählen, sehen...ich sag mal ""einfach"" aus. Ihr seit die dummen, welche sie an die Macht bringen. Die besser Priviligierten werden wieder davon profitieren. Für mich gibt es sozusagen nichts zu verlieren, ""ihr"" könnt noch die letzte Solidarität verlieren. Ihr tut euch damit keinen Gefallen. Aber wenns so kommt...."</text:p>
          </table:table-cell>
          <table:table-cell office:value-type="string" calcext:value-type="string">
            <text:p>"It is a phenomenon. The people who vote for the right party because they think it will make them better. This seems to go hand in hand with a lack of knowledge about history. When ""these"" people come to power, then since ""YOU"" the first pawn victims. Because just those who vote right, see ... I say ""easy"". You are the stupid ones who bring them to power. The better-privileged will benefit again. For me, there is nothing to lose, so to speak, ""you"" can still lose the last solidarity. You're not doing yourself a favor with it. But when it comes ...."</text:p>
          </table:table-cell>
          <table:table-cell office:value-type="string" calcext:value-type="string">
            <text:p>negative</text:p>
          </table:table-cell>
          <table:table-cell table:number-columns-repeated="1021"/>
        </table:table-row>
        <table:table-row table:style-name="ro22">
          <table:table-cell office:value-type="string" calcext:value-type="string">
            <text:p>Religion ist nur für die dummen, ungebildeten Massen. Für die Machthaber allerdings ist Religion nur eine Sprache um mit dem Volk zu kommunizieren, Um von all den horrenden Mißständen - fehlende Demokratie, Korruption, schwache Wirtschaft, niedrige Lebensstandards, Null Beteiligung an wissenschaftlichem oder kulturellen Fortschritt (interessanterweise alles Dinge die Israel durchaus bieten kann) - abzulenken. Aber die denken sehr wohl politisch und nicht oder nur begrenzt religiös. Ausgenommen vielleicht der Ayatollah und seine Speißgesellen, aber nichtmal dafür würde ich meine Hand ins Feuer legen.</text:p>
          </table:table-cell>
          <table:table-cell office:value-type="string" calcext:value-type="string">
            <text:p>Religion is only for the stupid, uneducated masses. For the rulers, however, religion is only a language to communicate with the people, To avoid all the horrendous abuses - lack of democracy, corruption, weak economy, low standards of living, zero participation in scientific or cultural progress (interestingly, all things that Israel can offer ) - distract. But they think very politically and not or only to a limited extent religious. Except perhaps the ayatollah and his gourmets, but not even for that I would put my hand in the fire.</text:p>
          </table:table-cell>
          <table:table-cell office:value-type="string" calcext:value-type="string">
            <text:p>negative</text:p>
          </table:table-cell>
          <table:table-cell table:number-columns-repeated="1021"/>
        </table:table-row>
        <table:table-row table:style-name="ro22">
          <table:table-cell office:value-type="string" calcext:value-type="string">
            <text:p>"Nun, ich kenn kein Land, in welchem Männer wildfremden Frauen in den Schritt fassen dürfen (grab them by the pussy), darüber prahlen und trotzdem in ein wichtiges Amt gewählt werden. Das geht offenbar in Amerika, im Land der unbegrenzten Möglichkeiten. Oder vielleicht auch in Italien. Bei Trump soll das dumme Gequatsche als Locker Room Talk durchgehen. Aber Männer lügen in diesem Umfeld gewöhnlich nicht, sondern prahlen mit ihren wahren ""Eroberungen"", so wie Trump. Dass Sie das als Frau okay finden und nichts gegen diese Art Benehmen haben, bleibt Ihnen unbenommen. Aber kommen Sie dann bitte nicht mir derlei hochtrabenden Einwürfen."</text:p>
          </table:table-cell>
          <table:table-cell office:value-type="string" calcext:value-type="string">
            <text:p>"Well, I do not know a country in which men are allowed to take strangers in the step (grab them by the pussy), brag about it and still be elected to an important office. This is obviously going on in America, in the land of unlimited possibilities. Or maybe in Italy. With Trump, the stupid chatter should pass as Locker Room Talk. But men usually do not lie in this environment but brag about their true ""conquests,"" like Trump. That you find this as a woman okay and have nothing against this kind behavior, you are free. But please do not come to me with such lofty objections."</text:p>
          </table:table-cell>
          <table:table-cell office:value-type="string" calcext:value-type="string">
            <text:p>negative</text:p>
          </table:table-cell>
          <table:table-cell table:number-columns-repeated="1021"/>
        </table:table-row>
        <table:table-row table:style-name="ro10">
          <table:table-cell office:value-type="string" calcext:value-type="string">
            <text:p>Ohne SPD geht gar nichts. Und deswegen müssen sich die Genossen aufmachen, eine Koalition aus CDU SPD und den Grünen bilden. Die CSU mit ihren ständigen Querschlägen und Querschlägern gehört einfach in keine Regierung mehr. Deren dummes blödes Gequatschte zeigt, dass sie nicht regierungsfähig sind. Minister wie Schmidt und Dobrint, denen Vereinbarungen nichts wert sind, haben in einer seriösen Regierung absolut nichts zu suchen.</text:p>
          </table:table-cell>
          <table:table-cell office:value-type="string" calcext:value-type="string">
            <text:p>Nothing works without the SPD. And that's why the comrades have to open up to form a coalition of CDU SPD and the Greens. The CSU, with its constant cross-cuts and ricochets, simply does not belong in any government anymore. Their stupid dumb talk shows that they are not able to govern. Ministers like Schmidt and Dobrint, who do not care about agreements, have absolutely no business in a reputable government.</text:p>
          </table:table-cell>
          <table:table-cell office:value-type="string" calcext:value-type="string">
            <text:p>negative</text:p>
          </table:table-cell>
          <table:table-cell table:number-columns-repeated="1021"/>
        </table:table-row>
        <table:table-row table:style-name="ro33">
          <table:table-cell office:value-type="string" calcext:value-type="string">
            <text:p>"Da muß ich dem Author schon widersprechen. Wer als das wirklich wichtige Problem das, was die Protagonisten der Deutschtümelei und und des Nationalismus uns einreden wollen, weil sie Angst um den Lebensraum des Ar.., sorry der guten Deutschen haben, der verkennt die wirklichen Notwendigkeiten der nächsten 10 Jahre. Mit soviel antiquitierter Ideologie, die aus dem aktuellen Jahrhundert gefallen ist, wird nur erreicht, dass die wahren Probleme durch den Gesellschaftswandel 4.0 nicht angegangen werden und von den wenigen, die die Möglichkeit haben ihren Profit auf Kosten anderer zu vergrößern, in ihrem Sinne gestaltet wird. In 10 Jahren werden viele Arbeitnehmer dumm aus der Wäsche gucken, wenn sie ihre Existenzchancen schwinden sehen und auf die Frage, warum sie nichts dagegen gemacht haben nur dümmlich antworten können: ""Ja wir waren doch mit den bösen Flüchtlingen beschäftigt"""</text:p>
          </table:table-cell>
          <table:table-cell office:value-type="string" calcext:value-type="string">
            <text:p>"I have to contradict the author already. Who wants to persuade us as the really important problem, what the protagonists of the Deutschtümelei and nationalism, because they are afraid for the living space of Ar .., sorry the good Germans, the misunderstands the real needs of the next 10 years. With so much antiquated ideology that has fallen out of the current century, the only thing that can be done is that the real problems of social change 4.0 will not be tackled, and it will be shaped by the few who have the opportunity to increase their profits at the expense of others , In 10 years, many workers will look silly out of their laundry when they see their chances of existence dwindling and when asked why they did not do anything they can only answer stupidly: ""Yes, we were still dealing with the evil refugees"""</text:p>
          </table:table-cell>
          <table:table-cell office:value-type="string" calcext:value-type="string">
            <text:p>negative</text:p>
          </table:table-cell>
          <table:table-cell table:number-columns-repeated="1021"/>
        </table:table-row>
        <table:table-row table:style-name="ro18">
          <table:table-cell office:value-type="string" calcext:value-type="string">
            <text:p>"Die sind nicht besser. Es ist nichts weiter als staatlich legalisierter Mord und ein fatales Eingeständnis, dass man mit solchen Menschen nicht umgehen kann. ""Die Todesstrafe werde eine abschreckende Wirkung auf palästinensische Attentäter haben, argumentierte Lieberman."" - Ja, wir sehen ja total in Ländern wie China und den USA, wie die Mordrate ganz schnell auf 0% gesunken ist, seitdem die Todesstrafe dafür verhängt werden kann. Menschen sind einfach dumm."</text:p>
          </table:table-cell>
          <table:table-cell office:value-type="string" calcext:value-type="string">
            <text:p>"They are not better. It's nothing more than a state-legalized murder and a fatal admission that you can not handle such people. ""The death penalty will have a deterrent effect on Palestinian assassins,"" Lieberman argued. - Yes, we see in countries like China and the US, how the murder rate has fallen very quickly to 0%, since the death penalty can be imposed. People are just stupid."</text:p>
          </table:table-cell>
          <table:table-cell office:value-type="string" calcext:value-type="string">
            <text:p>negative</text:p>
          </table:table-cell>
          <table:table-cell table:number-columns-repeated="1021"/>
        </table:table-row>
        <table:table-row table:style-name="ro16">
          <table:table-cell office:value-type="string" calcext:value-type="string">
            <text:p>Was den Bürgern hier vorgeführt wird ist widerlich. Für wie dumm die Schmierenkomödianten wohl die Bürger und ihre Wähler halten mögen. Es kann der politischen Kultur nur nützlich sein, wenn beide Hauptdarsteller zügig die Bühne verlassen. Das aktuelle Stück wird ihren Abgang, der eh nur noch eine Frage der Zeit ist, beschleunigen.</text:p>
          </table:table-cell>
          <table:table-cell office:value-type="string" calcext:value-type="string">
            <text:p>What the citizens are shown here is disgusting. How dumb the greasy comedians are likely to hold the citizens and their constituents. It can only be useful to the political culture if both protagonists leave the stage quickly. The current piece will accelerate its departure, which is anyway only a matter of time.</text:p>
          </table:table-cell>
          <table:table-cell office:value-type="string" calcext:value-type="string">
            <text:p>negative</text:p>
          </table:table-cell>
          <table:table-cell table:number-columns-repeated="1021"/>
        </table:table-row>
        <table:table-row table:style-name="ro14">
          <table:table-cell office:value-type="string" calcext:value-type="string">
            <text:p>"Doch, diese Möglichkeiten gibt's zumindest für Gefährder(innen) ohne deutsche Staatsangehörigkeit und ohne dauerhafte Aufenthaltsgenehmigung in DE. Jedenfalls, wenn der politische Wille dazu besteht. Ich vermute aber mal, dass es (wie immer) erst einen Terror-GAU (ähnlich dem Atomkraft-GAU) bedarf, bis man dazu übergeht. Solange nichts Schwerwiegendes passiert, wird man diese Gefährdung verweigern. Und wenn's dann passiert, rumstammeln, dass keiner damit rechnen konnte und es jetzt einfach mal dumm gelaufen ist - so wie bei den vermeidbaren Toten vom Berliner Weihnachtsmarkt-Attentat. Dass die Gefahr durch fanatisierte weibliche islamistische Terroristinnen sehr real ist, haben die Terror-Anschläge mit hunderten Toten in Russland durch tschetschenische ""Schwarze Witwen"" ja hinlänglich gezeigt."</text:p>
          </table:table-cell>
          <table:table-cell office:value-type="string" calcext:value-type="string">
            <text:p>"However, these options are at least for endangered (German) without German citizenship and without a permanent residence permit in Germany. In any case, if the political will exists. But I suspect that it (as always) first requires a terror GAU (similar to the nuclear power disaster) until you go over to it. As long as nothing serious happens, you will refuse this threat. And if it happens then, rumstammeln that no one could count on it and it has just gone dumb - just like the avoidable deaths of the Berlin Christmas market assassination. That the threat of fanatized female Islamist terrorists is very real, the terrorist attacks with hundreds of dead in Russia by Chechen ""black widows"" have shown well enough."</text:p>
          </table:table-cell>
          <table:table-cell office:value-type="string" calcext:value-type="string">
            <text:p>negative</text:p>
          </table:table-cell>
          <table:table-cell table:number-columns-repeated="1021"/>
        </table:table-row>
        <table:table-row table:style-name="ro42">
          <table:table-cell office:value-type="string" calcext:value-type="string">
            <text:p>Geschäftliche Verbindungen? Lesen Sie eigentlich die Texte zu denen Sie verlinken? Da steht gleich zu Anfang in der Zusammenfassung: WHAT'S TRUE On behalf of the U.S. government, Robert Mueller delivered a sample of highly enriched uranium confiscated from smugglers in Georgia to Russian authorities for forensic examination in 2009. WHAT'S FALSE There was nothing nefarious in the transfer of the ten-gram sample, which was done at the request of Russian law enforcement and with the consent of the government of Georgia, whose agents had participated in its confiscation. Mueller hat schlichtweg auf Anweisung der damaligen Regierung eine in Georgien konfiszierte Probe mit hochangereichertem Uranium an die russischen Behörden weitergeleitet, die dann forensische Untersuchungen anstellten. Das ganze passierte mit Zustimmung der georgischen Regierung, deren Ermittlungsbeamte an der Konfiszierung beteiligt waren. Wo sehen Sie da bitte geschäftliche Verbindungen zwischen Clinton und Mueller? So dumm können doch auch Sie nicht sein?</text:p>
          </table:table-cell>
          <table:table-cell office:value-type="string" calcext:value-type="string">
            <text:p>Business connections? Are you actually reading the lyrics you are linking to? At the very beginning, in the abstract: WHAT'S TRUE On behalf of the U.S. Government, Robert Mueller delivered a sample of highly enriched uranium confiscated from smugglers in Georgia to Russian authorities for forensic examination in 2009. WHAT'S FALSE There was nothing nefarious in the transfer of the ten-gram sample, which was done at the request of Russian law Enforcement and with the consent of the Government of Georgia, whose agents were involved in its confiscation. At the direction of the then government, Mueller simply forwarded a sample of highly enriched uranium confiscated in Georgia to the Russian authorities for forensic investigations. The whole thing happened with the approval of the Georgian government, whose investigators were involved in the confiscation. Where do you see business connections between Clinton and Mueller? You can not be that stupid?</text:p>
          </table:table-cell>
          <table:table-cell office:value-type="string" calcext:value-type="string">
            <text:p>negative</text:p>
          </table:table-cell>
          <table:table-cell table:number-columns-repeated="1021"/>
        </table:table-row>
        <table:table-row table:style-name="ro68">
          <table:table-cell office:value-type="string" calcext:value-type="string">
            <text:p>So, da stehen die hardline brexiteers jetzt und merken, dass der kalte Wind unter das zu kurze Hemd weht. Man kann es nur gebetsmühlenartig wiederholen, das Referendum war eine rechtlich nicht bindende Meinungsumfrage, die ursprünglich mal Camerons Macht sichern sollte, dann durch verlogene Populisten denen Aufwind gab, die glauben wollten, dass die heile Welt (welche?) ausbricht, wenn die anderen 27 Mitglieder auf Knien rutschend dem Königreich alle Zugeständnisse machen, die die sich so vorstellen. Und Teresa hat ihre eigene Macht geschwächt, indem sie zur Unzeit Neuwahlen ausrief, die ihr genau dieses Dilemma jetzt eingebracht hat. Und bevor die Legendenbildung wieder losbricht, ich wünsche mir, dass die Briten bleiben, die gleichen Rechte und Pflichten haben, wie alle anderen Mitglieder. Und sich besinnen, dass Frieden, soziale Gerechtigkeit, gemeinsame Standards kein Selbstläufer sind, sondern gemeinsam, manchmal auch mit nervigen Kompromissen vereinbart werden müssen. Aber keine Rosinenpickerei mehr für einzelne. Wer Binnenmarkt und Zollunion erhalten will, muss den anderen Spielregeln halt auch zustimmen. Aber die Tories warten ab, bis alle schlechten News im Weihnachtstrubel verloren gehen, das merkt dann keiner, außer den Traumtänzern in der daily mail. Royaler neuer Nachwuchs, royale Hochzeiten trösten (?!), Herr Trump ist doch auch nicht der gute Freund, den man händchenhaltend im Griff halten wollte... also bleibt nix als dem Volk die Wahrheit zu sagen. Und dann Tschüß May, Johnson, Gove, Rees-Mogg und Farage, ihr habt eure Landsleute für dumm gehalten und belogen, aber das böse Erwachen kommt. Und wer sich rechtzeitig ordentlich informiert hat, wird davon nicht überrascht sein.</text:p>
          </table:table-cell>
          <table:table-cell office:value-type="string" calcext:value-type="string">
            <text:p>So, there are the hardline brexiteers now and notice that the cold wind blows under the too short shirt. It can only be repeated as a mantra, the referendum was a legally non-binding opinion poll that was originally supposed to secure Cameron's power, then by mendacious populists those who wanted to believe that the perfect world (which?) Breaks out when the other 27 Slipping on their knees, members of the kingdom make all the concessions that they imagine. And Teresa has weakened her own power by calling new elections at the wrong time, which has brought her exactly this dilemma now. And before the legends break out again, I wish the British stay, have the same rights and responsibilities as all the other members. And remember that peace, social justice, common standards are not self-fulfilling, but must be agreed together, sometimes with annoying compromises. But no more cherry picking for individual. Those who want to preserve the internal market and customs union must also agree with the other rules of the game. But the Tories wait until all the bad news in the Christmas rush are lost, then no one notices, except the dream dancers in the daily mail. Royaler new offspring, royal weddings consolation (?!), Mr Trump is not the good friend you want to hold by hand holding hands ... so nothing remains to tell the truth to the people. And then bye May, Johnson, Gove, Rees-Mogg, and Farage, you thought your fellow countrymen were stupid and lied, but the rude awakening is coming. And anyone who has informed properly in time will not be surprised.</text:p>
          </table:table-cell>
          <table:table-cell office:value-type="string" calcext:value-type="string">
            <text:p>negative</text:p>
          </table:table-cell>
          <table:table-cell table:number-columns-repeated="1021"/>
        </table:table-row>
        <table:table-row table:style-name="ro29">
          <table:table-cell office:value-type="string" calcext:value-type="string">
            <text:p>Die Briten sind nicht dumm, sondern eiskalte Zocker. Sie bauen auf den Druck der Wirtschaft der EU-Länder, besonders der deutschen auf die deutsche Regierung. Es wird wohl wieder so laufen, dass 3 Tage vor Fristende ein Dauersitzungsmarathon mit Ringen unter den Augen stattfindet und (wahrscheinlich) wird wieder Deutschland nachgeben. So jedenfalls erwartet das May.</text:p>
          </table:table-cell>
          <table:table-cell office:value-type="string" calcext:value-type="string">
            <text:p>The British are not stupid, but ice-cold gamblers. They rely on the pressure of the economies of the EU countries, especially the German on the German government. It will probably run again so that 3 days before the end of a permanent marathon session with rings under the eyes takes place and (probably) Germany will give way again. At least that's what the May expects.</text:p>
          </table:table-cell>
          <table:table-cell office:value-type="string" calcext:value-type="string">
            <text:p>negative</text:p>
          </table:table-cell>
          <table:table-cell table:number-columns-repeated="1021"/>
        </table:table-row>
        <table:table-row table:style-name="ro65">
          <table:table-cell office:value-type="string" calcext:value-type="string">
            <text:p>Aber genau das ist mit den momentanen Briten nicht machbar. Denen reicht es nicht bloß, eines der drei mächtigsten und stimmkräftigsten Mitglieder zu sein. Wenn ich mich nicht irre war es sogar Mrs. May die sagte, es sei für die Briten schlicht nicht akzeptabel wenn sie mehrheitlich für etwas stimmen würden und es dann nicht bekämen. Ist vielleicht ein Überbleibsel aus Zeiten des Empire: da waren sie ja auch Teil eines großen Verbundes, aber ihre Stimme war die einzige die zählte. Nur: in einer Gemeinschaft gleichberechtigter Staaten funktioniert eben nicht. Sich mit dem überstimmt-werden abzufinden ist ein vitaler Bestandteil jeder demokratischen Organisation. In jedem Fall: wenn die Briten jetzt bleiben würden, dann würden sie nicht aufhören ihr antieuropäisches und sonstiges xenophobisches Gift zu versprühen. Die brexit-Wähler würden sich betrogen fühlen (nicht ganz zu Unrecht) und die UKIP und ihre ganze Riege an widerlichen Charakteren würde zurückkehren - und zu jeder passenden und unpassenden Gelegenheit ein neues Referendum androhen. Denn solange die Brexit-Utopie - das mächtige, unabhängige Britannien, das wiedererstarkende Commonwealth und eine ganze Welt die sich verbiegt um den Briten die Füße zu küssen - nicht klar, eindeutig und ohne den Schatten eines Zweifels widerlegt wurde, kann die Idee zurückkehren. Das ist es doch besser sie gehen zu lassen, die Folgen zu erleben und sie dann in 10-20 Jahren wieder aufzunehmen. Ohne Häme, ohne Schadenfreude. Nur im stillen EInverständnis dass das ganze eine dumme Idee war, die Dummheit dieser Idee hinreichend bewiesen wurde und man diesen Schwachsinn in Zukunft lieber lässt.</text:p>
          </table:table-cell>
          <table:table-cell office:value-type="string" calcext:value-type="string">
            <text:p>But that's just not possible with the current British. It is not enough for them to be one of the three most powerful and strongest members. If I'm not mistaken, it was even Mrs. May who said it was simply unacceptable for the British if they were mostly in favor of something and would not get it. Maybe it's a leftover from Empire times: they were part of a big network, but their voice was the only one that mattered. Only: in a community of equal states does not work. Resigning oneself to being over-subscribed is a vital component of any democratic organization. In any case, if the British were to stay now, they would not stop spraying their anti-European and other xenophobic poison. The brexit voters would feel betrayed (not entirely wrongly) and the UKIP and its whole bunch of obnoxious characters would return - threatening a new referendum on every appropriate and inappropriate occasion. For as long as the Brexit utopia - the mighty, independent Britain, the resurgent Commonwealth and a whole world bending to kiss the British feet - has not been clearly, unequivocally refuted without the shadow of a doubt, the idea may return. That's better to let them go, to experience the consequences and then resume them in 10-20 years. Without malice, without glee. Only in the silent understanding that the whole thing was a stupid idea, the stupidity of this idea has been sufficiently proven and you let this nonsense in the future.</text:p>
          </table:table-cell>
          <table:table-cell office:value-type="string" calcext:value-type="string">
            <text:p>negative</text:p>
          </table:table-cell>
          <table:table-cell table:number-columns-repeated="1021"/>
        </table:table-row>
        <table:table-row table:style-name="ro82">
          <table:table-cell office:value-type="string" calcext:value-type="string">
            <text:p>Der britische Guardian schrieb schon am 16. Oktober The time has come for Theresa May to tell the nation: Brexit cant be done. https://www.theguardian.com/commentisfree/2017/oct/16/theresa-may-brexit-cant-be-done Ein sehr lesenswerter Artikel, in dem die Führungsschwäche von Theresa May thematisiert wird, die in dieser Stunde der größten Herausforderung für ihr Land seit dem 2. Weltkrieg ihrer Bevölkerung klipp und klar sagen müsste, dass der Brexit nicht möglich ist, weil er ihrem Land enorm schaden wird. Eine seriöse Brexit-Debatte fand zu keinem Zeitpunkt statt, wodurch Johnson, Farage und ihre Gesinnungsgenossen, einschließlich der Murdoch Presse, freie Bahn für ihre Volksverdummungskampagnen hatten, wonach die Briten vor rosige Zeiten stünden, falls sie sich für den Brexit entschieden. Unter anderem versprach man, das schwer marode Gesundheitssystem NHS mit den eingesparten EU-Beiträgen grundlegend zu reformieren. Hier wurde auf schamlose Weise mit den Gefühlen von Bedürftigen gespielt, die schon einen Tag nach der Wahl erfahren musste, dass man das alles nicht so ernst gemeint hatte. Ich erinnere auch daran, dass der frühere Premier Cameron den Schotten vor ihrem Unabhängigkeitsreferendum damit gedroht hatte, dass sie im Zuge einer Unabhängigkeit kein Mitglieder EU mehr seien. Das gab den Ausschlag dafür, dass sie sich für einen Verbleib in GB entschieden. Und jetzt sollen sie trotzdem gegen ihren Willen aus der EU rausfliegen? Eingedenk dieser Historie wäre es ein Gebot des politischen Anstands gewesen, wenn Cameron die Schotten vor der Entscheidung über ein Brexit-Votum in die Willensbildung mit einbezogen hätte. Denn schließlich war die Abstimmung ja das Ergebnis von parteiinternen Rivalitäten zwischen Cameron und Johnson. Und genau DAS ist der Grund, warum die Iren der Regierung in London nicht über den Weg trauen. Sie tun gut daran, ihre gegenwärtige Position, wo sie jede Einigung durch ihr Veto blockieren können, beizubehalten. Denn wie im Artikel zu lesen ist, wären sie dazu nicht mehr in der Lage, wenn erst einmal Phase 2 der Verhandlungen begonnen hat. Indem die britische Regierung, einschließlich ihres Kopfes, die bittere Realität nicht wahr haben will und ihrem Volk auch nicht verdeutlicht, dass keine rosigen Zeiten einkehren werden, machen sie die Lage für ihr Land nur noch schlimmer. Ich wünschte, jetzt wäre Tony Blair Regierungschef. Denn dieser hat erkannt, was für ein Irrsinn sich hier vollzieht und er hat mehrfach eindringlich vor dem Brexit gewarnt. Ich wünsche mir nichts sehnlicher, als dass dieser Kelch an unserem gemeinsamen europäischen Haus vorübergeht.</text:p>
          </table:table-cell>
          <table:table-cell office:value-type="string" calcext:value-type="string">
            <text:p>"The British Guardian wrote on October 16 ""The time has come for Theresa May to the nation: Brexit can not be done ??. https://www.theguardian.com/commentisfree/2017/oct/16/theresa-may-brexit-cant-be-done A very readable article that discusses the leadership weaknesses of Theresa May, the biggest in this hour The challenge for their country since the Second World War had to make it clear to its people that Brexit is not possible because it will hurt their country enormously. A reputable Brexit debate never took place, leaving Johnson, Farage and their co-thinkers, including the Murdoch press, free rein for their campaign to stifle the population, arguing that the British would be in rosy times if they opted for Brexit. Among other things, it was promised to fundamentally reform the severely dilapidated health system NHS with the EU contributions saved. Here was played in a shameless way with the feelings of the needy, who had to learn a day after the election that they had not meant everything so seriously. I also recall that former Prime Minister Cameron had threatened the Scots before their referendum on independence by not becoming members of the EU. That was the reason why they decided to stay in the UK. And now they are still supposed to fly out of the EU against their will? Mindful of this history, it would have been a command of political decency if Cameron had included the Scots in the decision-making process before deciding on a Brexit vote. After all, the vote was the result of internal party rivalry between Cameron and Johnson. And that's exactly why the Irish do not trust the London government. They would do well to maintain their present position where they can block any agreement by vetoing it. Because as the article reads, they would not be able to do so once Phase 2 of the negotiations has begun. As the British government, including its head, does not want the bitter reality to be true and does not make it clear to its people that rosy times will not come, they only make the situation worse for their country. I wish Tony Blair were head of government now. For he has realized what a madness is taking place here and he has several times warned urgently against the Brexit. I want nothing more than that this cup passes our common European house."</text:p>
          </table:table-cell>
          <table:table-cell office:value-type="string" calcext:value-type="string">
            <text:p>negative</text:p>
          </table:table-cell>
          <table:table-cell table:number-columns-repeated="1021"/>
        </table:table-row>
        <table:table-row table:style-name="ro1">
          <table:table-cell office:value-type="string" calcext:value-type="string">
            <text:p>Das Eltern ihren Kindern in dieser Region nur einen kleinen Teil der Geschichte erzählen ist demnach Kein versagen an die dortige Gesellschaft? Ich interpretiere nur, dass die Umstände diese jungen Männer dahin führt, doch wer einen Religionsstaat mit Handabhackung und anderen Verstümmelungen möchte, Frauen versklaven will, hat keinen eigenen Staat verdient, sondern höchstens ein Leben hinter hohen Mauern und damit er nicht auf dumme Gedanken kommt auf Arbeit in einem Steinbruch, um Zumindest das abzuarbeiten, es er zerstört hat.</text:p>
          </table:table-cell>
          <table:table-cell office:value-type="string" calcext:value-type="string">
            <text:p>The parents tell their children in this region only a small part of the story is therefore no failure of the local society? I only interpret that the circumstances lead these young men there, but who wants a religious state with Handabhackung and other mutilations, wants to enslave women, does not deserve its own state, but at most a life behind high walls and so he does not come up with stupid thoughts Work in a quarry to work off at least that it has destroyed.</text:p>
          </table:table-cell>
          <table:table-cell office:value-type="string" calcext:value-type="string">
            <text:p>negative</text:p>
          </table:table-cell>
          <table:table-cell table:number-columns-repeated="1021"/>
        </table:table-row>
        <table:table-row table:style-name="ro22">
          <table:table-cell office:value-type="string" calcext:value-type="string">
            <text:p>Erst vor 3 Monaten erklärt sie die SPD für langfristig regierungsunfähig und nun hat sie Kreide gefressen und lobt, die SPD habe eine gute Entwicklung gemacht, als ob die SPD dumme kleine Kinder wären. Diese Frau ist ohne Zweifel aus den Schienen gesprungen oder realitätskrank, zu meinen die ganze Welt bemisst sich mit ihren Maßstäben, das erklärt ihr Handeln in der Finanzkrise (leeres Garantieversprechen), in der Flüchtlingskrise (ist nicht mehr mein Land), in der Verteilung ihrer Flüchtlinge an andere, usw. An der Bürgerversicherung werden die Koalitionsgespräche eh scheitern, sonst kann die SPD gleich ihre Auflösung beantragen.</text:p>
          </table:table-cell>
          <table:table-cell office:value-type="string" calcext:value-type="string">
            <text:p>Only 3 months ago she declared the SPD to be incapable of long-term government and now she has chalked and praises that the SPD had made a good development, as if the SPD were stupid little children. This woman has undoubtedly jumped out of the rails or is suffering from a real illness, meaning that the whole world is measured by her standards, that explains her actions in the financial crisis (empty guarantee), in the refugee crisis (is no longer my country), in the distribution of her Refugees to others, etc. At the civil insurance coalition talks will fail anyway, otherwise the SPD can apply immediately for their dissolution.</text:p>
          </table:table-cell>
          <table:table-cell office:value-type="string" calcext:value-type="string">
            <text:p>negative</text:p>
          </table:table-cell>
          <table:table-cell table:number-columns-repeated="1021"/>
        </table:table-row>
        <table:table-row table:style-name="ro30">
          <table:table-cell office:value-type="string" calcext:value-type="string">
            <text:p>Aus Ihrem Beitrag ist nicht zu entnehmen, was Sie sagen wollen. Glauben Sie denn im Ernst, das Frau Merkel so dumm ist, wie Sie sie hier darstellen? Ihnen fehlt es an Objektivität und Sachverstand.</text:p>
          </table:table-cell>
          <table:table-cell office:value-type="string" calcext:value-type="string">
            <text:p>Your post does not say what you want to say. Do you seriously think that Frau Merkel is as stupid as you portray her here? They lack objectivity and expertise.</text:p>
          </table:table-cell>
          <table:table-cell office:value-type="string" calcext:value-type="string">
            <text:p>negative</text:p>
          </table:table-cell>
          <table:table-cell table:number-columns-repeated="1021"/>
        </table:table-row>
        <table:table-row table:style-name="ro57">
          <table:table-cell office:value-type="string" calcext:value-type="string">
            <text:p>Die Politik von Reagan mit dieser Steuerreform zu vergleichen ist in der Tat dumm!</text:p>
          </table:table-cell>
          <table:table-cell office:value-type="string" calcext:value-type="string">
            <text:p>Comparing the policy of Reagan with this tax reform is indeed stupid!</text:p>
          </table:table-cell>
          <table:table-cell office:value-type="string" calcext:value-type="string">
            <text:p>negative</text:p>
          </table:table-cell>
          <table:table-cell table:number-columns-repeated="1021"/>
        </table:table-row>
        <table:table-row table:style-name="ro37">
          <table:table-cell office:value-type="string" calcext:value-type="string">
            <text:p>"... füttert ist doch die Frage. Die Bilanz schaut seit 1949 doch mal so aus daß Bayern zahlt und dann schaun kann wo es bleibt. Wir haben mit einer CSU zu kämpfen, die weder christlich noch sozial ist und oftmals nur noch aus Gründen der Tradition gewählt wird und als Vertretung im Bund weil doch sonst von den Herrschaften auf Hannover und Berlin nur noch ein mildes Lächeln käme. Herr Seehofer spricht von ""Blühen""? Wo denn? Wer hier geboren ist kann sich immer seltener eine Immobilie leisten, Mieten explodieren durch den ""elitären"" Zuzug, 18.000/qm in München!!! Bei uns am Chiemsee - Dorf ohne Infrastruktur, Bus am 19.00 eingestellt, im Winter g´hörst der Katz haben wir Preise bis 1,000/qm Baugrund! Immer mehr Fewos, steigende Kommunalkosten durch Zweitwohnsitze, durch Kita und Co. brechen dörfliche gemeinschaften auseinander. Ach ja, integrieren tun wir ja auch noch, ohne Hilfe aus Berlin, wo war der Bürger aud Restdeutschland 2015? Wir sind damals 1997 an die Oder gefahren Hochwasserhilfe - und wer war vor zwei Jahren da? Klar, wir schaffen es Flughäfen in time zu bauen und sogar in einer Nacht umzuziehen, haben immer noch das effizienteste Bildungssystem und quasi Vollbeschäftigung. Aber das ist weder Seehofers Verdienst noch der Verdienst der ""Restdeutschen"". Viel Glück, Weltwirtschaft, EU etc. sind die Ursache. Und auch daß im immer noch ländlich geprägten Bayern die CSU-Wähler eher grün als Braun sind. Auch wenn das Söder und Gefolge nicht wahrhaben wollen. Ich hab die Aera Strauß überlebt, sieben mal Wackersdorf VOR dem Zaun, hier den Koppuptionszeigefinger rauszuholen ist in Hinblick auf das Niedersachsen-Gemauschel, Oggersheim-Gelüge und BER-Die-Wähler-für-dumm-verkaufen mehr als billig. Aber so ist das nun mal. Wie die, die mit dem Auto 500km an den Chiemsee fahren und dann die 3 Parkgebühr- pro Tag - nicht ausgeben wollen und sich in die Bio-Futterwiesen stellen. OneWorld.NoBorder."</text:p>
          </table:table-cell>
          <table:table-cell office:value-type="string" calcext:value-type="string">
            <text:p>"... feeding is the question. The balance looks since 1949 times so that Bayern pays and then can see where it stays. We are struggling with a CSU, which is neither Christian nor social and is often chosen only for reasons of tradition and as a representation in the federation because otherwise only a mild smile would come from the gentlemen on Hanover and Berlin. Mr. Seehofer speaks of ""flowering""? Where, then? Anyone born here can afford a property less and less, rents explode due to the ""elite"" influx, 18,000 ?? / sqm in Munich !!! With us at the Chiemsee - village without infrastructure, bus at 19.00, in the winter we hear the cat we have prices up to 1.000 ?? / sqm ground! More and more holiday homes, rising communal costs through secondary residences, through kindergarten and Co. break village communities apart. Oh yes, we are integrating, without help from Berlin, where was the citizen of the rest of Germany 2015? Back in 1997 we went to the Oder flood relief - and who was there two years ago? Sure, we manage to build airports in time and even move in one night, still have the most efficient education system and virtually full employment. But this is neither Seehofer's merit nor the merit of the ""residual Germans"". Good luck, world economy, EU etc. are the cause. And also that in the still rural Bavaria, the CSU voters are green rather than brown. Even if the Söder and entourage do not want to admit. I've survived the Aera Strauss, seven times Wackersdorf BEFORE the fence, rauszuholen here is the Koppuptionszeigefinger in terms of the Lower Saxony Gemauschel, Oggersheim-lie and BER-Die-voters-for-stupid-selling more than cheap. But that's the way it is. Like those who drive 500km to the Chiemsee by car and then the 3 ?? Parking fee per day - do not want to spend and ask in the organic forage meadows. OneWorld.NoBorder."</text:p>
          </table:table-cell>
          <table:table-cell office:value-type="string" calcext:value-type="string">
            <text:p>negative</text:p>
          </table:table-cell>
          <table:table-cell table:number-columns-repeated="1021"/>
        </table:table-row>
        <table:table-row table:style-name="ro9">
          <table:table-cell office:value-type="string" calcext:value-type="string">
            <text:p>"dieser sagenumrankte Ort aus dem Gott die Menschen verbannt hat? viel Spaß den Amigos bei der paradiesischen Landtagswahl, für eine Landespartei die weniger Wähler hat wie die BRD Cannabis Konsumenten ,echt große Töne. die Probleme in Berlin sind aber auch bayrische Importe, wenn gewissen ""nicht Menschen"" die Maske verrutscht und sie sich wie im Affen Käfig verhalten. ( sorry anders kann ich mir Herrn Dobrinth nicht erklären: ughugh Maut gut, Diesel lecker, grün rot böse!!!). das Paradies liegt im Teutoburger Wald ,den dort haut man traditionell dummen Südländern( die auf dicke Hose machen !!!)gern mal im Wald eins auf die Birne. deswegen gibts hier gar keine chaotische Stammtischproleten Union und darauf kann man schon stolz sein... Deutschland hat euch Glypho satt!!!"</text:p>
          </table:table-cell>
          <table:table-cell office:value-type="string" calcext:value-type="string">
            <text:p>"this legendary place from which God banished people? Have fun the Amigos in the heavenly state election, for a country party that has fewer voters like the BRD cannabis consumers, really great sounds. but the problems in Berlin are also Bavarian imports, if certain ""not people"" the mask slips and they behave like a monkey cage. (Sorry, I can not explain myself to Mr. Dobrinth: ughugh toll good, diesel delicious, green red evil !!!). the paradise is in the Teutoburg Forest, which is where you traditionally stupid southerners (who make on thick pants!) like to times in the forest one on the pear. That's why there is no chaotic Stammtisch Proleten Union and you can be proud of it ... Germany has you sick of Glypho!"</text:p>
          </table:table-cell>
          <table:table-cell office:value-type="string" calcext:value-type="string">
            <text:p>negative</text:p>
          </table:table-cell>
          <table:table-cell table:number-columns-repeated="1021"/>
        </table:table-row>
        <table:table-row table:style-name="ro42">
          <table:table-cell office:value-type="string" calcext:value-type="string">
            <text:p>"Über TU LMU etc streite ich jetzt nicht, aber ein großes Argument herzuziehen ist eben gerade die CSU und das Gepolter von den Oberaffen. Wer es sich leisten kann seinen Wohnsitz dorthin zu verlegen wo es schön ist - schöner als daheim - der will auch seine Ruhe finden. Sicherheit. Kontinuität. Obs mir - als Multikulti-Native-Bavarian - paßt oder nicht, genau das ist der Hauptgrund. Selbst für Berliner ex-Spontis die ab einem gewissen Alter gern und gut ihre Kutte an den Nagel hängen und wichtig mit Raiffeisen-Blazer beim BUND in Bayern rumkaspern. So schauts aus. Und Herr Langhans ist auch immer noch da. Lassen wir die CSU-Hydra dumm daherschwätzen, sie wäre nichts ohne den Wähler und dessen Toleranzschüssel hat einige Sprünge bekommen. Ein Nachbar hats letztens so auf den Punkt gebracht:""De san so bled, erscht hams Angst vor de Negaburschn daß de Derndl oglangan und na woins ned daß derane Weiba und Kinda kemman. Aso werd nia a Ruah sei, wemmas scho ned ausse bringan, mia woitma a oiwei schnaxln wia ma jung warn!"" Verstanden? OneWorld.NoBorder."</text:p>
          </table:table-cell>
          <table:table-cell office:value-type="string" calcext:value-type="string">
            <text:p>"I'm not arguing about TU LMU etc, but to draw a big argument is just the CSU and the clatter of the upper monkeys. Who can afford to move his residence to where it is beautiful - more beautiful than at home - he also wants to find peace. Safety. Continuity. Whether or not I - as a multi-cultural Native Bavarian - fits or not, that's the main reason. Even for Berlin ex-Spontis the age of a certain age like to hang well and their guts on the nail and rumkaspern important with Raiffeisen Blazer the BUND in Bavaria. That's how it looks. And Mr. Langhans is still there. Let's chatter the CSU-Hydra silly, it would be nothing without the voter and its tolerance bowl has gotten some jumps. A neighbor recently summed it up in such a way: ""De san so bled, is afraid of de Negaburschn that de Derndl oglangan and na woins ned that derane Weiba and Kinda kemman Aso becomes nia a Ruah, wemmas bring out scho ned, mia woitma a oiwei schnaxln wia ma young warn! "" Roger that? OneWorld.NoBorder."</text:p>
          </table:table-cell>
          <table:table-cell office:value-type="string" calcext:value-type="string">
            <text:p>negative</text:p>
          </table:table-cell>
          <table:table-cell table:number-columns-repeated="1021"/>
        </table:table-row>
        <table:table-row table:style-name="ro36">
          <table:table-cell office:value-type="string" calcext:value-type="string">
            <text:p>aber nicht zielführend,also schauen wir mal in die Geschäftsordnung des Bundestages.Nach deren Satzung steht JEDER Fraktion ein Bundestagsvizepräsidenten zu,das ist keine Gnade,sondern eine Pflicht.Wenn nun AfD-Kandidaten nicht gewählt werden,ist die Geschäftordnung des Bundestages nicht erfüllt,und damit alle Gesetzesbeschlüsse und Abstimmungen seit Nichterfüllung der Geschäftsordnung rechtsungültig.Jetzt braucht die AfD ihren Kandidaten noch n paar mal antreten lassen,unterdessen gibt es eine Regierung und die ersten Gesetzesvorlagen haben das Parlament passiert und dann lässt die AfD die Bombe platzen,die dummen Gesichter bei den ach so Anständigen möchte ich sehen!Und spätestens am EuGH bekommt die AfD recht,das ist zwar Realsatire(die Europaskeptiker gehen an Europas Gerichtshof) aber wird so enden,wenn nicht schon vor deutschem Gerichten.Das würde die Beschlüsse/Gesetze von mindestens einer halben Wahlperiode kippen!Vom anschliessenden Stimmenzuwachs für die AfD ganz zu schweigen,vielleicht sind die cleverer als viele Foristen und Bundestagsabgeirdnete,die glauben mit moralischer Überlegenheit sei auch die intelligente Überlegenheit gesichert,sorry vielleicht hab ich jetzt den Plan der AfD kaputt gemacht. ;)</text:p>
          </table:table-cell>
          <table:table-cell office:value-type="string" calcext:value-type="string">
            <text:p>but not expedient, so let's have a look at the Rules of Procedure of the Bundestag. According to their statutes, EVERY faction is entitled to a Bundestag Vice President, which is not a mercy but a duty. If AFD candidates are not elected then the Bundestag's Rules of Procedure are not fulfilled. And now that all the legislative decisions and votes since non-compliance with the Rules of Procedure rechtsungsigig. Now needs the AfD her candidate few times to start, meanwhile, there is a government and the first bills passed by Parliament and then the AfD blows the bomb, the stupid faces I would like to see the oh so decent! And at the latest at the ECJ, the AfD gets right, that is true satire (the Eurosceptics go to European Court of Justice) but will end so, if not before German courts. That would the decisions / laws of at least Half a legislature tilt! From the subsequent increase in votes for the AfD not to mention, perhaps the cleverer than many forists and Bundestag abgegeirdnete, the belief with moral superiority is also the intelligent superiority secured, sorry maybe I have now broken the plan of the AfD. ;)</text:p>
          </table:table-cell>
          <table:table-cell office:value-type="string" calcext:value-type="string">
            <text:p>negative</text:p>
          </table:table-cell>
          <table:table-cell table:number-columns-repeated="1021"/>
        </table:table-row>
        <table:table-row table:style-name="ro4">
          <table:table-cell office:value-type="string" calcext:value-type="string">
            <text:p>Dick und fett mitten im Raum: Es gibt viele Eltern, die aus unterschiedlichen Gründen nicht in der Lage sind, ihren Kindern das Lesen beizubringen. Sie haben zum Beispiel - Alleinerziehende, so lange sie dem Staat nicht auf der Tasche liegen oder Doppelverdiener mit schlecht bezahlten Berufen - Ganztagsjobs. Oder sie sind zu dumm und zu faul. Ergo ist hier der Staat gefragt. Klar, mit Ganztageskindergärten und Ganztagsschulen, die diese Lücke füllen. Flächendeckend, als Regelmodell, erstklassig ausgestattet natürlich, so dass Kinder hierzulande wirklich alle dieselben Chancen haben. Schlimmes Problem, ganz klare Lösung. Auf geht's!</text:p>
          </table:table-cell>
          <table:table-cell office:value-type="string" calcext:value-type="string">
            <text:p>Fat and fat in the middle of the room: There are many parents who for various reasons are unable to teach their children to read. For example, they have - all-time, as long as they are not the state on the bag or double earners with low-paid occupations - full-time jobs. Or they are too stupid and too lazy. Ergo, the state is in demand here. Sure, with all-day kindergartens and all-day schools that fill this gap. Nationwide, as a rule model, first-class equipped of course, so that children in this country really all have the same opportunities. Bad problem, very clear solution. Here we go!</text:p>
          </table:table-cell>
          <table:table-cell office:value-type="string" calcext:value-type="string">
            <text:p>negative</text:p>
          </table:table-cell>
          <table:table-cell table:number-columns-repeated="1021"/>
        </table:table-row>
        <table:table-row table:style-name="ro38">
          <table:table-cell office:value-type="string" calcext:value-type="string">
            <text:p>"wie soll es denn der Staat richten, wenn nicht mit ""Sozialingenieuren""? Machen Sie mal ein Praktikum bei Sozialarbeitern, die in solchen prekären, ""bildungsfeindlichen"" Verhältnissen unterwegs sind. Ja, ein Großteil unserer Bevölkerung wird mit politischer Absicht bewusst dumm und arm gehalten. Sonst hätten wir nicht dieses Schuldesaster landauf, landab. Dafür haben wir dutzende Fernsehsender, die den ganzen Tag unsäglichen Schrott senden und dazwischen für den übelsten Müll Werbung schalten. Dass Papa, sofern es ihn gibt, abends seine zehn Bierchen reingluckert, versteht, wer ihn bei seiner Arbeit begleitet und dass Mama sich derweil den Süßkram bis zur absoluten Verstopfung reinfüllt, weiß, wer ihr im Supermarkt auf dem Weg zur Kasse zwischen unendlichen Gondelreihen voller Zucker- und Fettbomben hinterhergeht. Das Zitat ""Jakkeline, geh wech von die Regale! Wir lesen keine Bücher!"" ist nicht Satire von vorgestern, sondern gelebtes Leben. Es muss doch jemanden geben, der von solchen Zuständen profitiert, sonst gäbe es sie nicht, oder? Nun raten wir mal zusammen, wem das wohl so, wie es ist, recht sein könnte. Wer könnte das denn sein? Bestimmt die ""sozialdemokratischen Bildungsreformer""."</text:p>
          </table:table-cell>
          <table:table-cell office:value-type="string" calcext:value-type="string">
            <text:p>"How should the state judge it, if not with ""social engineers""? Have an internship with social workers who are traveling in such precarious, ""educationally hostile"" conditions. Yes, much of our population is intentionally stupid and poor with political intentions. Otherwise we would not have this guilt land up country. But we have dozens of TV stations that send unspeakable scrap all day and in between advertising for the worst garbage advertising. The fact that dad, if he gives it, in the evening his 10 beers, understands who accompanies him in his work and that mom meanwhile, the sweets filling up to the absolute constipation, who knows her in the supermarket on the way to the checkout between endless gondola rows full Sugar and fat bombs is behind. The quote ""Jakkeline, go from the shelves! We do not read books!"" is not satire of the day before yesterday, but lived life. There must be someone who benefits from such conditions, otherwise they would not exist, right? Well, let's guess who might be right as it is. Who could that be? Determines the ""social democratic education reformers""."</text:p>
          </table:table-cell>
          <table:table-cell office:value-type="string" calcext:value-type="string">
            <text:p>negative</text:p>
          </table:table-cell>
          <table:table-cell table:number-columns-repeated="1021"/>
        </table:table-row>
        <table:table-row table:style-name="ro19">
          <table:table-cell office:value-type="string" calcext:value-type="string">
            <text:p>Fleischhauer zeigt sich wieder mal als Weltmeister der Kurzdenker. Ich vermute, er glaubt wirklich, dass jeder einzelne Mensch unabhängig von seiner wirtschaftlichen Situation und seiner Sozialisation, aus voller Einsicht in seine Verhältnisse und in voller Souveränität handelt. Dass Menschen das Produkt ihrer Umwelt sind, kommt ihm noch nicht mal ansatzweise in den Sinn. Wer seinen Kindern also notwendige Bildung vorenthält, der tut das Fleischhauer zufolge in voller Absicht und in vollem Bewusstsein der Konsequenzen. Wer arm ist, der ist Fleischhauer zufolge also auch einfach nur zu faul, und wer wegen seiner Faulheit arm ist, der zieht sich Fleischhauer zufolge dann eben lieber das Verdummungs-TV von RTL2 rein, als seinen Kindern was vorzulesen. Nebenbei: RTL2 &amp; Co gibt es nur, weil damals Anfang der 1980er Jahre die Fleischhauers der damaligen Welt behaupteten, dass Privatfunk besser sei für's Volk als von den Bürgern selbst kontrollierte Medien.</text:p>
          </table:table-cell>
          <table:table-cell office:value-type="string" calcext:value-type="string">
            <text:p>Fleischhauer shows himself once again as a world champion of the short-thinkers. I suspect that he really believes that every single person, irrespective of his or her economic situation and socialization, acts with full insight into his circumstances and full sovereignty. That humans are the product of their environment does not even come to mind. Therefore, who deprives his children of necessary education, does the Fleischhauer in full intent and in full awareness of the consequences. Anyone who is poor, according to Fleischhauer is also just too lazy, and who is poor because of his laziness, according to Fleischhauer, then rather pulls the dumb-TV of RTL2 pure than to read to his children. By the way: RTL2 &amp; Co only exist because at the beginning of the 1980s the butchers of the then world claimed that private radio was better for the people than the media controlled by the citizens themselves.</text:p>
          </table:table-cell>
          <table:table-cell office:value-type="string" calcext:value-type="string">
            <text:p>negative</text:p>
          </table:table-cell>
          <table:table-cell table:number-columns-repeated="1021"/>
        </table:table-row>
        <table:table-row table:style-name="ro14">
          <table:table-cell office:value-type="string" calcext:value-type="string">
            <text:p>Heute ist es salonfähig geworden, dass man Dummheit glorifiziert. Die privaten Fernsehsender mit ihrem verbödenden Programm sind da mitschuldig (und der arme Ebeling, der das offen zugab, musste gehen). Nur Dumme schauen fern, Gescheite schauen vielleicht Arte, BBC und 3Sat oder gleich Netflix. Diese Glorifizierung durch TV, Musik und Anti-Kultur hat in den USA Trump als Präsidenten produziert. Wen werden diese Hohlköpfe dereinst zum Kanzler wählen? Oder wird man das Wählen so erschweren, dass die Halbhirne es gar nicht bis zur Urne schaffen? Über Nerds lacht man in Big Bang Theory. Nur die wenigsten Menschen haben Grips genug, um in MINT Berufen zu arbeiten. Skandalös ist nur, dass genau diese dummen Menschen sich unkontrolliert fortpflanzen, während Intelligenz ausstirbt (nur jede 4. Akademikerin in D hat Kinder).</text:p>
          </table:table-cell>
          <table:table-cell office:value-type="string" calcext:value-type="string">
            <text:p>Today, it has become sociable that one glorifies stupidity. The private TV channels with their verboding program are complicit (and poor Ebeling, who admitted that had to leave). Only stupid people watch TV, maybe Arte, BBC and 3Sat or Netflix look clever. This glorification through TV, music and anti-culture has produced Trump as president in the US. Who will these hollow heads one day choose to chancellor? Or will it be so difficult to choose that the half-brains will not make it to the urn? You laugh about nerds in Big Bang Theory. Only very few people have the skills to work in STEM professions. The only scandalous thing is that these stupid people reproduce themselves in an uncontrolled way, while intelligence dies out (only every 4th D graduate has children).</text:p>
          </table:table-cell>
          <table:table-cell office:value-type="string" calcext:value-type="string">
            <text:p>negative</text:p>
          </table:table-cell>
          <table:table-cell table:number-columns-repeated="1021"/>
        </table:table-row>
        <table:table-row table:style-name="ro83">
          <table:table-cell office:value-type="string" calcext:value-type="string">
            <text:p>Ich finde es unerhört und dumm, wenn man sagt, es liegt an den Eltern, wenn die Kinder in der Schule nicht lesen gelernt haben. Kinder gehen zur Schule, um genau dort lesen und schreiben zu lernen. Es ist ausschließlich Aufgabe der Schule diesen Auftrag zu erfüllen, und nicht die der Eltern. Wenn Kinder das Glück haben, dass sich fähige Eltern mit um ihre Aufgaben kümmern, ist das sehr schön, aber kein Muss. Außerdem bekommen Kinder keine Hausaufgaben, die wollen, dass sie jemandem etwas vorlesen. Zudem haben berufstätige Eltern wenig Zeit, sich um Hausaufgaben zu kümmern, und dann gibt es eine große Gruppe Eltern die zum Lehren nicht die Fähigkeit haben, intellektuell oder anderweitig. Dafür gibt es ja eben Schulen und Lehrer. Es ist ganz einfach das System, an dem es hapert. Lehrern wird aufgetragen, ein gewisses Kurrikulum in einer gewissen Zeit abzuarbeiten, ob die Kinder mitkommen, oder nicht. Welch ein Humbug! Dann kommt man mit so verrückten Ideen, wie in der ersten Klasse schon Englisch zu lehren, nur weil man gelernt hat, dass die Kinder jetzt sehr aufnahmefähig sind. Das macht mich echt wütend. Man sollte diese Zeit lieber auf das Lesen und Schreiben lernen anwenden. Es stimmt auch nicht, dass mehr oder weniger begabte Kinder in anderen Ländern nicht getrennt werden. Da gibt es ganz klar die Klasse A und B, wo, ohne dass man ein Aufhebens davon macht, die schneller Lernenden in Klasse A sind und die Langsameren in B. In Deutschen Schulen ist es notwendig, dass das System geändert wird und Lehrbücher überarbeitet werden. Es graust mir, wie schlecht man das Englische übersetzt, wo man den Kindern sagt, to do heiße machen, nur weil das Wort tun in Hochdeutsch verpönt ist. In Englisch aber wird tun regelmäßig angewendet, und es ist wichtig, dass die Kinder das auch richtig verstehen. Dies nur als kleines Beispiel bezüglich Lehrbücher. Der Druck auf schnell, schnell, schnell, den irgendein Idiot (ich weiß nicht wer) eingeführt hat, muss einfach weg. Lasst Kinder wieder Kinder sein. An der Disziplin hapert es aber gewaltig, da muss den Kindern von der zweiten Klasse an mehr Selbstkontrolle angewöhnt werden. Wenn früher Kinder unter dem Stock lernen mussten mal still zu sitzen, können sie das heute ebenso gut ohne Stock lernen. Aber da hapert es auch wieder, denn Lehrer werden ausgebildet einen Stoff zu lehren, aber sie bekommen keine Anweisungen, mit welchen modernen Maßnahmen sie sich Respekt und Ruhe in der Klasse verschaffen können. Schulen sollten nach offiziellem Schluss der Stunden und nach ausgiebiger Pause für alle Klassen und alle Schüler die Stunde Hausaufgaben haben, von einem Lehrer geleitet und überwacht. So würden auch die schwächeren Schüler kompetente Hilfe bekommen. Es ist eben das System, das völlig vermasselt ist. Da müsste man erst einmal beim Bildungsministerium anklopfen und gucken, ob da noch einer zuhause ist.</text:p>
          </table:table-cell>
          <table:table-cell office:value-type="string" calcext:value-type="string">
            <text:p>I think it's outrageous and stupid to say it's up to the parents if the kids did not learn to read at school. Children go to school to learn to read and write right there. It is only up to the school to fulfill this mission, not the parents'. If children are fortunate to have capable parents to take care of their tasks, that's very nice, but not a must. In addition, children do not get homework that they want to read to someone. In addition, working parents have little time to take care of homework, and then there is a large group of parents who do not have the ability to teach, intellectually or otherwise. There are schools and teachers for that. It is simply the system that is failing. Teachers are instructed to work off a certain curriculum in a certain amount of time, whether the children come with them or not. What a humbug! Then you come up with such crazy ideas as teaching English in the first grade, just because you've learned that the kids are now very receptive. That makes me really angry. It is better to spend this time learning to read and write. It is also not true that more or less gifted children in other countries are not separated. There is clearly class A and class B, where, without any fuss being made, they are the faster learners in class A and the slower ones in B. In German schools, it is necessary that the system be changed and textbooks revised , I'm terrified how badly you translate English, where you tell the kids to do hot, just because the word do in High German is frowned upon. In English, however, doing is done on a regular basis and it is important that the children understand that correctly. This is just a small example regarding textbooks. The pressure on fast, fast, fast that some idiot (I do not know who) has introduced, just has to go. Let children be children again. However, there is a tremendous lack of discipline in the discipline, as the children of the second grade have to get used to more self-control. If, in the past, children under the floor had to learn how to sit still, today they can just as well learn this without a stick. But there it is again, because teachers are trained to teach a substance, but they get no instructions, with which modern measures they can gain respect and calm in the classroom. Schools should have homework after the official closing of lessons and after a long break for all classes and all students, supervised and supervised by a teacher. So even the weaker students would get competent help. It is the system that is completely screwed up. First you have to knock on the Ministry of Education and see if there is one at home.</text:p>
          </table:table-cell>
          <table:table-cell office:value-type="string" calcext:value-type="string">
            <text:p>negative</text:p>
          </table:table-cell>
          <table:table-cell table:number-columns-repeated="1021"/>
        </table:table-row>
        <table:table-row table:style-name="ro4">
          <table:table-cell office:value-type="string" calcext:value-type="string">
            <text:p>Halte du sie dumm, ich halte sie arm. Eigentlich hat sich nichts geändert. Im Gegenteil: Bildung ist längst nicht mehr der Garant für Integration in den Arbeitsmarkt. Eine ganze Generation von gut gebildeten Ostdeutschen &amp;gt; 40 hat dies nach der Wende erfahren müssen. Allerdings lassen sich diese gut Gebildeten nicht mehr ein X für ein U vormachen, das haben sie schon in der DDR nicht getan und tun es auch heute nicht. Das Bildungsniveau ist in den letzten Jahrzehnten definitiv weiter gesunken in Richtung Halbwissen und Oberflächlichkeit. Klagen darüber aus der Wirtschaft hört man aber eher selten.</text:p>
          </table:table-cell>
          <table:table-cell office:value-type="string" calcext:value-type="string">
            <text:p>"""Are you keeping her stupid, I'm keeping her poor."" Actually, nothing has changed. On the contrary, education is no longer the guarantee for integration into the labor market. A whole generation of well-educated East Germans &amp; gt; 40 had to learn this after the turn. However, these well-educated people can no longer fool an X for a U, they have not done so in the GDR and do not even today. The level of education has definitely declined further in the last decades towards half knowledge and superficiality. Complaints about it from the economy are rarely heard."</text:p>
          </table:table-cell>
          <table:table-cell office:value-type="string" calcext:value-type="string">
            <text:p>negative</text:p>
          </table:table-cell>
          <table:table-cell table:number-columns-repeated="1021"/>
        </table:table-row>
        <table:table-row table:style-name="ro45">
          <table:table-cell office:value-type="string" calcext:value-type="string">
            <text:p>...mögen Gesamtschulen funktionieren. Hier, in dieser deutschen Ellenbogen- und Multikulti-Gesellschaft tun sie das hingegen nicht. Mit der Rechtschreibreform wurde offenkundig, daß der Trend nicht mehr (wie vormals) dahin geht, das allgemeine Bildungsniveau zu erhöhen, sondern nur noch die Anforderungen möglichst weit herunterzuschrauben um allgemein einen gewissen Notendurchschnitt zu halten. Bei der Rechtschreibreform mit ihren vielen unlogischen und dummen Regelungen, die heutzutage noch nicht mal mehr von vielen Deutschlehrern durchschaut werden, hat das zu einem Rechtschreib-Tohuwabohu sondergleichen und natürlich allgemein zu viel mehr Fehlern geführt. Heutzutage beherrschen ja noch nicht einmal Gymnasiasten die 4 Fälle ihrer Muttersprache, so tief sind wir gesunken. Und warum? Weil Bildung als solche hierzulande nicht hoch genug geschätzt wird. Genausowenig wie Empathie (so daß man Hilfsbereitschaft gar per Gesetz verordnen muß...!), gesellschaftliche Solidarität, Anstand. Das sind doch Fremdwörter in dieser komplett leistungsorientierten Ellenbogen-Gesellschaft. Solange sich das nicht ändert, hat Bildung bei uns einen sehr schweren Stand.</text:p>
          </table:table-cell>
          <table:table-cell office:value-type="string" calcext:value-type="string">
            <text:p>... may comprehensive schools work. Here, in this German elbow and multicultural society, they do not do that. With the spelling reform it became obvious that the trend is not (as before) to increase the general level of education, but only to reduce the requirements as far as possible to keep a certain grade point average. In spelling reform, with its many illogical and stupid regulations, which are not even seen through by many German teachers today, this has led to a spelling hype and of course to many more mistakes. Even high school students do not speak the four cases of their mother tongue these days, so deeply did we sink. And why? Because education as such in this country is not highly appreciated. Just as little as empathy (so that one must even prescribe helpfulness by law ...!), Social solidarity, decency. These are foreign words in this completely performance-oriented elbow society. As long as that does not change, education has a very difficult time with us.</text:p>
          </table:table-cell>
          <table:table-cell office:value-type="string" calcext:value-type="string">
            <text:p>negative</text:p>
          </table:table-cell>
          <table:table-cell table:number-columns-repeated="1021"/>
        </table:table-row>
        <table:table-row table:style-name="ro22">
          <table:table-cell office:value-type="string" calcext:value-type="string">
            <text:p>"Nichts davon ist ein akzeptabler Grund sich nicht um seine Kinder zu kümmern. Ich habe auch einen Ganztagsjob und habe am Feierabend während des Kochens nebenbei meinen Kindern etwas erzählt, habe ihnen beim Lesen lernen geholfen, bei den Hausaufgaben. Und selbst jemand der dumm ist kann zumindest dazu aufgefordert werden, vorzulesen. Man muss so was dann aber eben verpflichtend machen und mit Bußgeld bei Verstoß belegen, und das nicht als freiwillige Leistung der Eltern betrachten. Aber es ist ja immer am einfachsten, ""Staatsknete"" anzuzapfen, und die Erwachsenen stehlen sich aus ihrer Verantwortung."</text:p>
          </table:table-cell>
          <table:table-cell office:value-type="string" calcext:value-type="string">
            <text:p>"None of this is an acceptable reason not to worry about his children. I also have a full-time job and at work while cooking, incidentally told my children something, helped them learn to read, their homework. And even someone who is stupid can at least be asked to read aloud. But then you have to do something like that and make a fine in case of a violation, and do not consider that to be a voluntary achievement on the part of the parents. But it's always easiest to tap into ""State Putty,"" and the adults steal from their responsibilities."</text:p>
          </table:table-cell>
          <table:table-cell office:value-type="string" calcext:value-type="string">
            <text:p>negative</text:p>
          </table:table-cell>
          <table:table-cell table:number-columns-repeated="1021"/>
        </table:table-row>
        <table:table-row table:style-name="ro1">
          <table:table-cell office:value-type="string" calcext:value-type="string">
            <text:p>einer Gesellschaft, die sich die USA zum Vorbild nehmen. Bildung ist hier längst zum Privileg gut situierter Bürger verkommen. Die Dauerberieselung durch Trash-TV tut sein übriges. Eine dumme und ungebildete Bevölkerung kann man halt besser kontrollieren und Klientelpolitik besser durchbringen. Dann gibt es weniger Widerspruch gegen Rentenkürzungen und sonstige Gewinnmaximierungsprogramme. Aktueller denn je, der Vergleich aus dem Mittelalter: der König sagt zum Bischof: Du hälst Sie dumm, ich halte sie arm. Traurig, wie sich Geschichte wiederholt!</text:p>
          </table:table-cell>
          <table:table-cell office:value-type="string" calcext:value-type="string">
            <text:p>"a society that uses the US as a model. Education has long since degenerated into the privilege of well-off citizens. The continuous sprinkling through trash-TV does the rest. You can control a stupid and uneducated population better and better manage client politics. Then there is less opposition to pension cuts and other profit maximization programs. More recent than ever, the comparison from the Middle Ages: the king says to the bishop: ""You think you stupid, I keep her poor."" Sad, how history repeats itself!"</text:p>
          </table:table-cell>
          <table:table-cell office:value-type="string" calcext:value-type="string">
            <text:p>negative</text:p>
          </table:table-cell>
          <table:table-cell table:number-columns-repeated="1021"/>
        </table:table-row>
        <table:table-row table:style-name="ro45">
          <table:table-cell office:value-type="string" calcext:value-type="string">
            <text:p>"ist keine Frage des Geldes sondern des Willens. Geld macht keine dummen Menschen schlauer. Aber richtige Förderung ermöglicht es eben Menschen mit wenig bis gar keinem Geld über das ihnen Mögliche mehr zu tun. Und auch hier wird viel getan - Gutscheine, reduzierte Eintrittspreise etc. Aber vielleicht hat die Misere auch in einer ganz anderen Ursache: bei einer Fahrt in öffentlichen Verkehrsmitteln sind in der Regel mehr als 75% mit ihrem Smartphone und dem Verfassen von Kurznachrichten beschäftigt, denen eine eigene Sprache innewohnt. Nur ein oder zwei Fahrende lesen ein Buch, Zeitungen sind ganz aus der Öffentlichkeit verschwunden. Ergo: ich halte wenig bis gar nichts von dem auch hier zelebrierten ""Sozialbashing"", dass der Arme dümmer sei und der Reiche per se schlauer. Es ist stets eine Frage des Willens! Und mir sind die MA am liebsten, die ihren Weg z.B. über den zweiten Bildungsweg gewählt haben. Die gesamte Sozialneiddebatte führt letztlich vollkommen an einer Tatsache vorbei: es gibt sie auch, die dummen Menschen, aber es gibt eben auch sehr viele faule schlaue Menschen - und das ist der ganz überwiegende Teil. Also - mehr Eigenverantwortung und kein Hintragen mehr!"</text:p>
          </table:table-cell>
          <table:table-cell office:value-type="string" calcext:value-type="string">
            <text:p>"is not a question of money but of will. Money does not make stupid people smarter. But proper promotion makes it possible for people with little to no money to do more about them. And here too, a lot is done - vouchers, reduced entrance fees, etc. But perhaps the misery also has a completely different cause: when traveling on public transport, more than 75% are usually busy with their smartphone and writing short messages owns a language of its own. Only one or two travelers read a book, newspapers have disappeared completely from the public. Ergo: I hold little or nothing of the ""social bashing"" that is celebrated here too, that the poor man is stupider and the rich man per se smarter. It is always a matter of will! And I most like the MA who are doing their way, for example. chosen via the second educational path. The entire social debate ultimately leads past a fact completely: they exist, the stupid people, but there are also very many lazy smart people - and that is the vast majority. So - more responsibility and no more carrying on!"</text:p>
          </table:table-cell>
          <table:table-cell office:value-type="string" calcext:value-type="string">
            <text:p>negative</text:p>
          </table:table-cell>
          <table:table-cell table:number-columns-repeated="1021"/>
        </table:table-row>
        <table:table-row table:style-name="ro25">
          <table:table-cell office:value-type="string" calcext:value-type="string">
            <text:p>Werter Forist: Es reicht nicht, nur sein Missfallen über Herrn Fleischhauer zu äußern, zumal er 1 zu 1 die Situation beschreibt.Haben Sie ( außer Geld in die Hand nehmen) einen Vorschlag ?) .Es ist ja gerne so in Deutschland,das erst mal alles zerredet wird,um dann gar nichts zu machen. Das Disziplin ,sich selbst gehorchen etc. vollkommen 'bäh' ist , ist klar.Die 'Grundausrichtung' fehlt schon lange,Respekt wird irgend einer vermeintlichen 'Freiheit ' und 'Selbstbestimmtheit' geopfert,um letztlich ganz dumm dazustehen! Danke</text:p>
          </table:table-cell>
          <table:table-cell office:value-type="string" calcext:value-type="string">
            <text:p>Werter Forist: It is not enough to express only his displeasure over Mr. Fleischhauer, especially since he describes the situation 1 to 1. Do you (except money in the hand) a proposal?). It is indeed like that in Germany, the first everything is talked over, so as not to do anything. The discipline, obeying oneself, etc., is completely 'bah', is clear. The 'basic orientation' has long been lacking, respect is sacrificed to some supposed 'freedom' and 'self-determination' to ultimately be quite stupid! Thank you</text:p>
          </table:table-cell>
          <table:table-cell office:value-type="string" calcext:value-type="string">
            <text:p>negative</text:p>
          </table:table-cell>
          <table:table-cell table:number-columns-repeated="1021"/>
        </table:table-row>
        <table:table-row table:style-name="ro12">
          <table:table-cell office:value-type="string" calcext:value-type="string">
            <text:p>"""Dass Menschen das Produkt ihrer Umwelt sind, kommt ihm noch nicht mal ansatzweise in den Sinn."" - doch, genau das sagt er. ""Wer arm ist, der ist Fleischhauer zufolge also auch einfach nur zu faul, und wer wegen seiner Faulheit arm ist, der zieht sich Fleischhauer zufolge dann eben lieber das Verdummungs-TV von RTL2 rein, als seinen Kindern was vorzulesen."" - das wiederrum sagt er nicht."</text:p>
          </table:table-cell>
          <table:table-cell office:value-type="string" calcext:value-type="string">
            <text:p>"""That humans are the product of their environment does not even come to mind."" - yes, that's exactly what he says. ""Anyone who is poor, according to Fleischhauer, is also just too lazy, and who is poor because of his laziness, according to Fleischhauer, then rather pulls the dumb-TV of RTL2 purely as read to his children."" - he does not say that again."</text:p>
          </table:table-cell>
          <table:table-cell office:value-type="string" calcext:value-type="string">
            <text:p>negative</text:p>
          </table:table-cell>
          <table:table-cell table:number-columns-repeated="1021"/>
        </table:table-row>
        <table:table-row table:style-name="ro22">
          <table:table-cell office:value-type="string" calcext:value-type="string">
            <text:p>Schlimm genug, keine Frage, und tendenziell kann man Ihnen Recht geben. Aber gemach... die Wenigsten können heute eine Kartoffel anbauen und ernten (und bald auch nicht mehr zubereiten), oder Jagen und die Beute zerlegen, oder Trinkwasser finden und doch werden alle satt. Dass Kinder in dem hohen Alter nicht mehr richtig sprachtüchtig sind hat auch damit zu tun, dass es bereits viele alternative Techniken gibt, die den Gebrauch formaler Sprachtechniken ersetzen. Nicht weil sie dumm sind. Dass was verloren geht, ist bedauerlich, aber das hatten wir bei den Nahrungsbeschaffungstechniken die niemand mehr beherrscht ja auch schon.</text:p>
          </table:table-cell>
          <table:table-cell office:value-type="string" calcext:value-type="string">
            <text:p>Bad enough, no question, and they tend to agree with you. But by the way ... the fewest today can grow and harvest a potato (and soon no longer prepare), or chase and dispose of the prey, or find drinking water, and yet everyone gets full. The fact that children are no longer properly literate in old age also has to do with the fact that there are already many alternative techniques that replace the use of formal language techniques. Not because they are stupid. That which is lost, is regrettable, but we had that in the food procurement techniques no longer mastered, yes already.</text:p>
          </table:table-cell>
          <table:table-cell office:value-type="string" calcext:value-type="string">
            <text:p>negative</text:p>
          </table:table-cell>
          <table:table-cell table:number-columns-repeated="1021"/>
        </table:table-row>
        <table:table-row table:style-name="ro47">
          <table:table-cell office:value-type="string" calcext:value-type="string">
            <text:p>Ja, es gibt faule und dumme Menschen, genau wie es kluge und fleißige gibt. Und jeder von ihnen könnte Kind oder Elternteil sein. Nun können wir auf sie hinab schauen und den weniger gebildeten und / oder faulen und zumeist noch armen sagen, selbst schuld, streng dich mehr an oder lebe weiter wie du es jetzt tust. Oder aber, wir versuchen jedem Menschen das für ihn bestmögliche Bildungsniveau angedeihen zu lassen und ihn zu motivieren, ein produktiver Teil der Gesellschaft zu sein. Das bedeutet, dass den schwächeren unter uns mehr Aufmerksamkeit zugeteilt werden muss und ja, darunter leiden die mittleren und die ganz schlauen, weil diese Gruppen entsprechend weniger gefördert werden. Aber die Frage ist doch, wie soll unsere Gesellschaft aussehen? Die unteren 20 Prozent schreiben wir pauschal ab und hoffen, dass sie nicht kriminell werden und wir Opfer einer ihrer Straftaten werden bzw. geben über Steuern und Gebühren viel von unserem erarbeiteten Geld an die unteren 20 %, weil wir ihnen weder moralisch/ethisch noch bildungstechnisch das Handwerkszeug bereitgestellt haben, um selbst für sich zu sorgen. Wäre es da nicht schöner, zu Beginn 10 bis 15 Jahre diese Menschen zu alimentieren, als später 45 Jahre lang. Und Alkoholismus gibt es meines Wissens auch in allen Schichten, dies ist kein Phänomen der ungebildeten Unterschicht. Zudem, der sehr kluge und gebildete Top-Manager, der eine 70 h Woche hat, wird seinen Kindern wohl kaum täglich selbst vorlesen und mit Ihnen jedes Wochenende schöne Ausflüge in die Natur machen.</text:p>
          </table:table-cell>
          <table:table-cell office:value-type="string" calcext:value-type="string">
            <text:p>Yes, there are lazy and stupid people, just as there are clever and industrious people. And each one of them could be a child or a parent. Now we can look down on them and say the less educated and / or lazy and mostly poor ones, blame ourselves, get more worked up or live on as you are doing now. Or, we try to give each person the best possible level of education and motivate them to be a productive part of society. This means that more attention needs to be paid to the weaker among us, and yes, the middle class and the very smart ones suffer because these groups receive correspondingly less support. But the question is, what should our society look like? The lower 20 percent we write off flat-rate and hope that they do not become criminal and we become victims of one of their offenses or give taxes and fees much of our earned money to the lower 20%, because we neither morally / ethically nor educationally have provided the tools to take care of themselves. Would it not be nicer to feed these people 10 to 15 years later than 45 years later? And, as far as I know, alcoholism also exists in all strata, this is not a phenomenon of the uneducated lower class. In addition, the very smart and educated top manager, who has a 70 h week, will hardly ever read aloud to his children and make beautiful excursions with them every weekend.</text:p>
          </table:table-cell>
          <table:table-cell office:value-type="string" calcext:value-type="string">
            <text:p>negative</text:p>
          </table:table-cell>
          <table:table-cell table:number-columns-repeated="1021"/>
        </table:table-row>
        <table:table-row table:style-name="ro20">
          <table:table-cell office:value-type="string" calcext:value-type="string">
            <text:p>Eben weil es Eltern gibt, die nicht können oder nicht wollen. Sollen wir deshalb die Kinder gleich mit abschreiben? Und ja, wenn ich schwache fördere, bleibt weniger Zeit/Geld für alle anderen Gruppen. Aber alle anderen Gruppen sind auch weniger gefährdet nicht gesellschaftsfähig zu werden und lebenslang alimentiert werden zu müssen. Deshalb möchte ich auch weiterhin eine Förderung der Schwachen, denn derzeit gehen 20 % der jährlichen Mittel für Bildung (25 von 128 Milliarden) in Deutschland an die Hochschulen. Dort trifft man eher selten auf die ungebildeten. Wenn man 20 % davon (5 Milliarden) für die dummen und faulen Kinder aufwendet, würde es sich gesamtgesellschaftlich vielleicht lohnen. Aus ethischer Sicht ist es sogar zwingend.</text:p>
          </table:table-cell>
          <table:table-cell office:value-type="string" calcext:value-type="string">
            <text:p>Just because there are parents who can not or do not want. So should we copy off the children right now? And yes, if I promote weak, there will be less time / money for all other groups. But all other groups are also less at risk of becoming socially acceptable and having to be fed for life. That is why I would like to continue promoting the weak, because at present 20% of the annual funds for education (25 out of 128 billion) go to universities in Germany. There you rarely meet the uneducated. If you spend 20% of that (5 billion) on the stupid and lazy children, it may well be worthwhile for the whole of society. From an ethical point of view, it is even mandatory.</text:p>
          </table:table-cell>
          <table:table-cell office:value-type="string" calcext:value-type="string">
            <text:p>negative</text:p>
          </table:table-cell>
          <table:table-cell table:number-columns-repeated="1021"/>
        </table:table-row>
        <table:table-row table:style-name="ro51">
          <table:table-cell office:value-type="string" calcext:value-type="string">
            <text:p>"Ihr Erfolg freut mich. Ich mache mit meinem Gehirn etwas ähnliches. Allerdings geht es dabei nicht um kognitiven Fähigkeiten, sondern um das Gleichgewicht. Sprich, ich habe Morbus Meniere, eine Innenohrerkrankung, die ab und zu zu ziemlich üblen Drehschwindelattacken führt. Nicht nur das gehör, auch der Gleichgewichtssinn nimmt bei jedem Anfall etwas Schaden. Während die meisten dann Gleichgewichtsanforderungen aus dem Weg gehen, habe ich das Gegenteil gemacht, d.h. ich habe mit über 60 wieder angefangen, Fußball und Squash zu spielen. Ich habe mir gesagt: Wenn ein Schlaganfallpatient wieder sprechen lernen kann, dann werde ich es doch wohl schaffen, dass der Schwindel (zwischen den Anfällen) weggeht. Unser Gehirn kann lernen bis wir nicht mehr da sind. Und darauf zu verzichten wäre ja einfach nur dumm. Zum Lesen Lernen gehören Grundfähigkeiten der sensorischen Integration. Und neben mangelnder Anregung, haben manche Kinder aber auch einfach eine ""etwas andere Verdrahtung"". Bei LRS, und noch mehr bei Dyskalkulie ist es am besten, wenn man das kind selbst seinen Weg zur Materie finden lassen kann. Die normale Didaktik funktioniert da oftmals einfach nicht. Wer nie so ein Kind gesehen hat, kann sich das nicht vorstellen. Das emotionale Klima für gutes Lernen hatten wir schon angesprochen. Hüther sagt: ""Ich treffe immer wieder auf menschen, die sagen 'Die Schulzeit war die schlimmste Zeit meines Lebens. Aber wir brauchen Schulen, wo die Kinder weinen, wenn es in die Ferien geht."" Natürlich ist das leichter gesagt als getan. Aber als Ziel sollte man das m.E. dennoch immer vor Augen haben. Den Beitrag von @steffen.ganzmann lese ich anders. Er postet eine ganz klare diskriminierende Meinung, distanziert sich im nächsten Schritt wieder etwas davon ""habe keine Meinung"", um im gleichen Atemzug jene gepostete Meinung als Zitat eines ausgesprochenen Fachmanns darzustellen. Ich finde das ausgesprochen perfide. Sophisterei. Und das erinnert mich sehr an die Auftritte von Gauland &amp; Co. zu rechtsradikalen oder völkischen Äußerungen innerhalb der AfD. Gesagt, und doch nicht gesagt, am Ende gar Opfer derer, die diese Aussagen kritisieren, während die Adressaten sie freudig beklatschen."</text:p>
          </table:table-cell>
          <table:table-cell office:value-type="string" calcext:value-type="string">
            <text:p>"I am pleased with your success. I do something similar with my brain. However, it is not about cognitive abilities, but about balance. Say, I have Meniere's Disease, an inner ear disease that occasionally leads to pretty bad swindle attacks. Not only that, but the sense of balance also takes some damage with each attack. While most then avoid equilibrium requirements, I did the opposite, i. E. I started playing football and squash again when I was over 60. I said to myself, ""If a stroke patient can learn to speak again, then I'll be able to get rid of the dizziness (between seizures). Our brain can learn until we are gone. And to refrain from doing so would just be stupid. Reading learning includes basic skills of sensory integration. And in addition to lack of excitement, some children but also just have a ""slightly different wiring."" In LRS, and even more in dyscalculia, it is best to let the child find his own way to the matter. The normal didactics often simply do not work there. Anyone who has never seen such a child can not imagine that. We already mentioned the emotional climate for good learning. Hüther says: ""I keep coming back to people who say 'school was the worst time of my life, but we need schools where children cry when they go on vacation.' Of course that's easier said than done. But the goal should be the m.E. still always in mind. The article by @ steffen.ganzmann I read differently. He posts a very clear discriminatory opinion, distancing himself in the next step again something of it ""have no opinion"" to present in the same breath that posted opinion as a quote of a noted expert. I find that very perfidious. Sophistry. And that reminds me a lot of the appearances of Gauland &amp; Co. to right-wing or nationalist statements within the AfD. Said, and yet not said, in the end even victims of those who criticize these statements, while the addressee applaud them joyfully."</text:p>
          </table:table-cell>
          <table:table-cell office:value-type="string" calcext:value-type="string">
            <text:p>negative</text:p>
          </table:table-cell>
          <table:table-cell table:number-columns-repeated="1021"/>
        </table:table-row>
        <table:table-row table:style-name="ro37">
          <table:table-cell office:value-type="string" calcext:value-type="string">
            <text:p>"Von wegen Klartext... Raten Sie mal, warum die Zahlen so sprunghaft angestiegen sind. Wir haben gerade Millionen schwer integrierbare und für den Arbeitsmarkt kaum vermittelbare Menschen importiert, die auf Generationen hinweg das untere Ende der Gesellschaft zahlenmäßig verstärken werden. Das sollte jedem Realisten klar sein. Darunter leidet ganz offensichtlich auch die Bildung der Kinder der schon länger hier Lebenden. Denn die Schulen sind überfordert, wie man hier auch in jedem zweiten Artikel zum Thema Schule lesen kann. Dazu kommt, dass sich in Deutschland wegen des Sozialsystems und der finanziellen Anreize primär die Armen und die Reichen fortpflanzen, alles dazwischen kommt gerade so über die Runden und hat nicht genügend Ressourcen um sich 3 Kinder zu leisten. Und ja, bildungsrelevante Merkmale werden vererbt. Sowohl genetisch, als auch durch das Umfeld, in dem die Kinder aufwachsen. Was in dem Artikel auch fehlt: Es wird so getan, als würde Bildung ausreichen, um seine wirtschaftliche Existenz zu sichern. Dem ist nicht so. Laut Fleischhauer sind alle Akademiker ohne passenden Job zu ungebildet, denn ""Die Klassengrenze verläuft nicht entlang der Grenze zwischen Arm und Reich, sondern zwischen gebildet und ungebildet."". Das ist natürlich absoluter Blödsinn. Sind Sie ein Einzelgänger und haben keine Kontakte? Dann werden Sie es im Berufsleben unfassbar schwer haben. Bildung wird Ihnen da nicht all zu viel nützen. Haben Sie nicht die 20% der Studiengänge studiert, die wirklich am Arbeitsmarkt gefragt sind, weil Sie für die nicht geeignet sind oder Sie sich nach ein paar Jahren Unerträglichkeit die Kugel geben würden? Dann viel Glück auf dem Arbeitsmarkt. Und viel Spaß mit den Kommentaren bei Spiegel Online, in denen so getan wird, als wenn Sie einfach nur dumm und ungebildet sind. Denn es kann nicht sein, was nicht sein darf und mir geht es ja auch gut. Also müssen alle anderen selber Schuld sein..."</text:p>
          </table:table-cell>
          <table:table-cell office:value-type="string" calcext:value-type="string">
            <text:p>"For plain text ... Guess why the numbers have so jumped up. We have just imported millions of hard-to-integrate and labor-scarce people who will, for generations, outnumber the bottom of society. That should be clear to any realist. Obviously, this also affects the education of children who have been living here for some time. Because the schools are overwhelmed, as you can read here in every second article on the subject of school. In addition, because of the social system and the financial incentives in Germany primarily the poor and the rich breed, everything in between comes just around the lapses and does not have enough resources to afford 3 children. And yes, education-relevant characteristics are inherited. Both genetically and by the environment in which the children grow up. What is also missing in the article: It is pretended that education is sufficient to secure its economic existence. It is not so. According to Fleischhauer, all academics without a suitable job are too uneducated, because ""the class boundary does not run along the border between poor and rich, but between educated and uneducated."". This is of course absolute nonsense. Are you a loner and have no contacts? Then you will have it incredibly difficult in professional life. Education will not do you much good. Have you not studied the 20% of study programs that are really in demand on the job market because you are not fit for them or you would throw the bullet after a couple of years of unbearable? Good luck on the job market. And have fun with the comments on Spiegel Online, which pretend they're just stupid and uneducated. Because it can not be what can not be and I'm fine. So all the others have to blame themselves ..."</text:p>
          </table:table-cell>
          <table:table-cell office:value-type="string" calcext:value-type="string">
            <text:p>negative</text:p>
          </table:table-cell>
          <table:table-cell table:number-columns-repeated="1021"/>
        </table:table-row>
        <table:table-row table:style-name="ro4">
          <table:table-cell office:value-type="string" calcext:value-type="string">
            <text:p>DEM KANN ICH NUR ZUSTIMMEN! Wenn MMM-W (Mutti Merkel Märchentante - Wendehals) auf dem Parteitag der Anarchisten eine gerechte Bürgerversicherung (ich bin Beamter) rundheraus ablehnt und das auch noch in eventuellen Verhandlungen mit der SPD durchsetzt, kann sie sich IHRE Groko sonst wohin schreiben. So dumm werden die SPD Mitglieder unmöglich sein, um so einem Knebelungsvertrag am Ende zuzustimmen. Soll sie es doch in einer Keiko mit Macht angehen, ihre Visionen zu erläutern und um eine Mehrheit kämpfen! Aber eine schwarze Null in den Köpfen ist keine Diskussionsgrundlage.</text:p>
          </table:table-cell>
          <table:table-cell office:value-type="string" calcext:value-type="string">
            <text:p>I CAN ONLY AGREE! If MMM-W (Mutti Merkel Märchentante - Wendehals) at the party convention of the Anarchists a fair citizen insurance (I'm an official) rejects outright and that even in any negotiations with the SPD interspersed, she can write YOUR Groko where else. So stupid, the SPD members will be impossible to agree to such a gagging contract in the end. Should she do it in a Keiko with power to explain her visions and fight for a majority! But a black zero in the mind is not a basis for discussion.</text:p>
          </table:table-cell>
          <table:table-cell office:value-type="string" calcext:value-type="string">
            <text:p>negative</text:p>
          </table:table-cell>
          <table:table-cell table:number-columns-repeated="1021"/>
        </table:table-row>
        <table:table-row table:style-name="ro30">
          <table:table-cell office:value-type="string" calcext:value-type="string">
            <text:p>Leider hat die Frau/der Mann recht. Ob die SPD Mitglieder mitspielen und ob es so weit kommen kann bezweifle ich - so dumm kann die Mehrheit der Mitglieder gar nicht sein!</text:p>
          </table:table-cell>
          <table:table-cell office:value-type="string" calcext:value-type="string">
            <text:p>Unfortunately, the woman / man is right. Whether the SPD members play along and whether it can come this way I doubt - so stupid the majority of the members can not be!</text:p>
          </table:table-cell>
          <table:table-cell office:value-type="string" calcext:value-type="string">
            <text:p>negative</text:p>
          </table:table-cell>
          <table:table-cell table:number-columns-repeated="1021"/>
        </table:table-row>
        <table:table-row table:style-name="ro29">
          <table:table-cell office:value-type="string" calcext:value-type="string">
            <text:p>Der Trump kennt sich halt nicht aus. Obama war da besser. Wer publicitywirksam Truthähne begnadigt während er darüber schweigt das er ohne Gerichtsurteil Leute in die Luft jagen lässt, hat halt wenig Gelegenheit zu lügen. Was soll ich sagen, mir ist einer, den ich an dem dummen Zeug was er redet messen kann, lieber, als einer der seine Fehlleistungen geschickt verschweigt.</text:p>
          </table:table-cell>
          <table:table-cell office:value-type="string" calcext:value-type="string">
            <text:p>The Trump does not know himself. Obama was better. Who pardons turkeys publicity effective while he is silent about the fact that he blew up people without judgment, just has little opportunity to lie. What can I say, I'm one that I can measure the stupid stuff he's talking about, rather than one who cleverly conceals his mistakes.</text:p>
          </table:table-cell>
          <table:table-cell office:value-type="string" calcext:value-type="string">
            <text:p>negative</text:p>
          </table:table-cell>
          <table:table-cell table:number-columns-repeated="1021"/>
        </table:table-row>
        <table:table-row table:style-name="ro25">
          <table:table-cell office:value-type="string" calcext:value-type="string">
            <text:p>Ach, glauben Sie, dass jetzt unter Trump weniger Menschen sterben, nur weil er dummes Zeug labert und lügt? In Trumps Amtszeit ist die Anzahl der Drohnenmorder gestiegen, die Anzahl von getöteten Zivilisten auch, Truppenstärke im Mittleren Osten zwischen Mai-September 2017 um ein Drittel erhöht, das sind über 13.000 Soldaten *mehr* im Einsatz. Oh, das wussten Sie nicht? Warum nicht, wenn er doch so offen und ehrlich ist. Tja, da muss man schon die verhassten liberalen Medien lesen. Und die haben genauso über Obamas Kriege berichtet.</text:p>
          </table:table-cell>
          <table:table-cell office:value-type="string" calcext:value-type="string">
            <text:p>Oh, do you think that less people are dying under Trump just because he's talking and lying about stupid stuff? In Trump's term, the number of drone murders increased, the number of civilians killed also increased, troop strength in the Middle East between May-September 2017 by a third, that's over 13,000 soldiers * more * in use. Oh, you did not know that? Why not, if he is so open and honest. Well, you have to read the hated liberal media. And they also talked about Obama's wars.</text:p>
          </table:table-cell>
          <table:table-cell office:value-type="string" calcext:value-type="string">
            <text:p>negative</text:p>
          </table:table-cell>
          <table:table-cell table:number-columns-repeated="1021"/>
        </table:table-row>
        <table:table-row table:style-name="ro10">
          <table:table-cell office:value-type="string" calcext:value-type="string">
            <text:p>Wenn es in Deutschland auch so weit kommt, dass ich 12 Stunden am Tag arbeiten muss, dann verhungere ich lieber. Mein Leben gehört mir und nicht dem Kapital. Wie konnte Österreich so etwas wählen? Wir gehen gesellschaftlich so viele Schritte zurück, dass ich schreien könnte. Wie konnte es soweit kommen, dass sich die Welt, Europa und Länder wie Österreich und Deutschland in eine solche Hölle verwandeln? Sind wir zu dumm geworden, um das zu verhindern?</text:p>
          </table:table-cell>
          <table:table-cell office:value-type="string" calcext:value-type="string">
            <text:p>If in Germany it comes so far that I have to work 12 hours a day, then I prefer to starve. My life is mine and not the capital. How could Austria choose something like that? We go socially back so many steps that I could scream. How could it happen that the world, Europe and countries like Austria and Germany turn into such a hell? Have we become too stupid to prevent that?</text:p>
          </table:table-cell>
          <table:table-cell office:value-type="string" calcext:value-type="string">
            <text:p>negative</text:p>
          </table:table-cell>
          <table:table-cell table:number-columns-repeated="1021"/>
        </table:table-row>
        <table:table-row table:style-name="ro16">
          <table:table-cell office:value-type="string" calcext:value-type="string">
            <text:p>institutionellen Fremdenfeindlichkeit, dazu noch gewählt (Zusatz: Die Deutschen wählten auch die Nazis, damit Krieg und 27 Mio. Tote) ist klar, dass Österreich ab sofort eine no-go-area ist, für mich nicht einmal ein Transitland, ich lasse mich nicht von strohdummen und gemeingefährlichen Faschisten kontrollieren.</text:p>
          </table:table-cell>
          <table:table-cell office:value-type="string" calcext:value-type="string">
            <text:p>institutional xenophobia, in addition chosen (addition: The Germans also chose the Nazis, so war and 27 million deaths) is clear that Austria is now a no-go area, for me not even a transit country, I will not let me controlled by dumb and vulgar Fascists.</text:p>
          </table:table-cell>
          <table:table-cell office:value-type="string" calcext:value-type="string">
            <text:p>negative</text:p>
          </table:table-cell>
          <table:table-cell table:number-columns-repeated="1021"/>
        </table:table-row>
        <table:table-row table:style-name="ro36">
          <table:table-cell office:value-type="string" calcext:value-type="string">
            <text:p>"...für Geschmacklosigkeiten haben die Österreicher doch genug (wir Deutschen leider auch): # der alkholunbändige Scharfmacher Jörg Haider... # die Ski-Ikone Annemarie Moser-Pröll mit ihren fragwürdigen Kommentaren zum Thema "" Sexuelle Übergriffe durch Harvey Weinstein"" (""selbst dran schuld, ihr Frauen"") # die Schauspielerin Nina Proll (omen est nomen) zum Hashtag ""#metoo"", indem sie in ""#notme"" das Fraubild ""is do suppa, wemma oabaggert wird!"" verbreitet...ganz toll! # Fremdgeher und Obergrapscher Arni Schwarzenegger # Ski-Superman Hermann Maier mit nationalen Statements # Werner Hofer, ein streng gescheitelter Verbalhaudrauf ...was soll denn dabei herauskommen als ÖVP/FPÖ (oder in Deutschland AfD und mittlerweile fast schon CSU und FDP), wenn sich im europäischen Parteienfilz und einer widerlichen Selbstversorgermentalität der etablierten Politiker aller Couleur die Wähler/innen kopfschüttelnd oder wütend abwenden? Dann kommen eben Figuren à la Gauland/Höcke, Le Pen, Willems oder Kurz/Strache daher und verordnen eine Politkur, die vielen, vielen Menschen mehr als nur an die Gesundheit gehen wird. Es ist erschreckend, wie dumm das Wahlvolk ist und nicht merkt, wen es da in den Sattel hievt!!! Aber einfach weiter RTL oder Servus TV schauen, damit kann man das Stimmvieh schön weiter verblöden..."</text:p>
          </table:table-cell>
          <table:table-cell office:value-type="string" calcext:value-type="string">
            <text:p>"... for tastelessness, the Austrians have enough (we Germans too): # the alcohol-bound agitator Jörg Haider ... # the ski icon Annemarie Moser-Pröll with her questionable comments on ""sexual assault by Harvey Weinstein"" ("" even blame it, you women "") # the actress Nina Proll (omen est nomen) for the hashtag"" #metoo "", in"" #notme ""the female image"" is do suppa, wemma oabaggert! "" common ... really great! # Fremdgeher and Obergrapscher Arni Schwarzenegger # Ski-Superman Hermann Maier with national statements # Werner Hofer, a strictly vicious Verbalhaudrauf ... what should come out as ÖVP / FPÖ (or in Germany AfD and now almost CSU and FDP), if the voters turn away with a shake of the head or angry in the European party felt and a disgusting self-catering mentality of the established politicians of all stripes? Then just come along figures à la Gauland / Höcke, Le Pen, Willems or short / Strache and prescribe a political cure that will many, many people more than just go to health. It is frightening how stupid the electorate is and does not realize who it heaves in the saddle! But just keep watching RTL or Servus TV, so that you can continue to fool the Stimmvieh beautiful ..."</text:p>
          </table:table-cell>
          <table:table-cell office:value-type="string" calcext:value-type="string">
            <text:p>negative</text:p>
          </table:table-cell>
          <table:table-cell table:number-columns-repeated="1021"/>
        </table:table-row>
        <table:table-row table:style-name="ro18">
          <table:table-cell office:value-type="string" calcext:value-type="string">
            <text:p>"Indem Sie Ihre moralische Uberlegenheit wie eine Monstranz vor sich hertragen sind Sie, ohne es zu wollen, doch selbst einer dieser Elitemenschen die ihren Mitbürgern 24h täglich vorbeten was erlaubt ist, was falsch ist, wie man sich zu verhalten hat, was man sagen darf und was nicht. Das ist nichts anderes als der Terror der Tugendhaften der direkt zu Ausgrenzung und Diktatur führt - denn das Volk muss ""geführt"" werden, es ist ja dumm. Zum Glück gehören Sie zu den klugen Erleuchteten ! Oder glauben es."</text:p>
          </table:table-cell>
          <table:table-cell office:value-type="string" calcext:value-type="string">
            <text:p>"By carrying on your moral superiority like a monstrance, you are, without wishing to do so, even one of those elite human beings who, 24 hours a day, prays to their fellow citizens what is wrong, what is wrong, how to behave, what to say and what not. This is nothing but the terror of the virtuous, which leads directly to exclusion and dictatorship - because the people must be ""led"", it is stupid. Luckily you are one of the wise enlightened ones! Or believe it."</text:p>
          </table:table-cell>
          <table:table-cell office:value-type="string" calcext:value-type="string">
            <text:p>negative</text:p>
          </table:table-cell>
          <table:table-cell table:number-columns-repeated="1021"/>
        </table:table-row>
        <table:table-row table:style-name="ro29">
          <table:table-cell office:value-type="string" calcext:value-type="string">
            <text:p>Fremdsteuerung ist das Gegenteil von Freiheit und dies kann ja wohl kein wirklicher Demokrat als erstrebenswertes Ziel wollen. Ich denke mal die meisten Europäer sind clever genug dies zu begreifen und werden sich wohl kaum erneut von irgndwelchen selbsternannten Pseudodemokraten für dumm verkaufen lassen! Die falschen Politiker werden sich früher oder später selbst entlarven!</text:p>
          </table:table-cell>
          <table:table-cell office:value-type="string" calcext:value-type="string">
            <text:p>Third-party control is the opposite of freedom, and no real democrat can want that as a worthwhile goal. I think most Europeans are clever enough to grasp this and will probably not let themselves be fooled by some self-proclaimed pseudo democrats! The wrong politicians will sooner or later unmask themselves!</text:p>
          </table:table-cell>
          <table:table-cell office:value-type="string" calcext:value-type="string">
            <text:p>negative</text:p>
          </table:table-cell>
          <table:table-cell table:number-columns-repeated="1021"/>
        </table:table-row>
        <table:table-row table:style-name="ro65">
          <table:table-cell office:value-type="string" calcext:value-type="string">
            <text:p>Die Deutschen könnten sich freuen über eine solche Koalition. Und deren Kernthemen entsprächen in Deutschland denen mit dem dringendsten Handlungsbedarf (Steuerreform, plebiszitäre Elemente, Regelung der Migration). Was aber haben die Deutschen zu erwarten, nachdem die SPD, wie heute bekannt wurde, nun doch mit Merkel sondieren will? Anstatt wegweisender Entscheidungen zur Lösung vorgenannter Themen und Problemfelder sind weiterhin angesagt: quälender Stillstand, Aussitzen, Verweigerung, Indoktrination, Umerziehung und Volksverdummung sowie Unterwürfigkeit gegenüber EU und Ausland. Also weiterhin elende Langeweile pur und no future, es ist zum Verzweifeln! Mit Interesse verfolge ich die Zeit der flügelgestutzten Übergangsregierung und der dennoch funktionierenden Parlamentsarbeit und komme zu dem Schluss, dass eine Regierung in der bisherigen Form entbehrlich ist, wenn denn das Initiativrecht dem Volk und dem Parlament übertragen wäre und der Regierung nur noch rein exekutive Aufgaben obliegen würden. Ein Fortschritt hin zu mehr Demokratie wäre auch das Verbot von Regierungskoalitionen, womit zumindest der parteiübergreifende Fraktionszwang (innerhalb von Koalitionen) stark eingeschränkt wäre mit der Folge, dass den Abgeordneten im Parlament ein größeres Mitsprache- und Entscheidungsrecht eingeräumt wäre, was der Wiederbelebung und Stärkung der Demokratie sowie dem Abbau der Politikverdrossenheit dienlich wäre. Also ihr deutschen Sozialdemokraten: es liegt nun an euch, Merkel zu stürzen und mehr Demokratie zu wagen, wie letzteres schon von euerem Willi Brandt vor vielen Jahren zu hören war.</text:p>
          </table:table-cell>
          <table:table-cell office:value-type="string" calcext:value-type="string">
            <text:p>The Germans could be happy about such a coalition. And their core topics in Germany correspond to those with the most urgent need for action (tax reform, plebiscitary elements, regulation of migration). But what can the Germans expect after the SPD, as it became known today, wants to probe with Merkel? Instead of groundbreaking decisions to solve the aforementioned issues and problem areas are still in demand: tormenting stagnation, sitting out, refusal, indoctrination, reeducation and dumbing down and submission to EU and abroad. So continue miserable boredom pure and no future, it is to despair! With interest, I follow the time of the wing-supported transitional government and the still functioning parliamentary work and come to the conclusion that a government in the previous form is dispensable, if the right of initiative would be transferred to the people and the parliament and the government is only responsible for purely executive tasks would. Progress towards more democracy would also be a ban on governing coalitions, which would at least severely restrict party-bias (within coalitions), with the result that Members of Parliament would have greater say and decision-making power, which would help revive and strengthen the Democracy and the dismantling of political disenchantment would be useful. So you German Social Democrats: it is up to you to overthrow Merkel and to risk more democracy, as the latter was already heard by your Willi Brandt many years ago.</text:p>
          </table:table-cell>
          <table:table-cell office:value-type="string" calcext:value-type="string">
            <text:p>negative</text:p>
          </table:table-cell>
          <table:table-cell table:number-columns-repeated="1021"/>
        </table:table-row>
        <table:table-row table:style-name="ro83">
          <table:table-cell office:value-type="string" calcext:value-type="string">
            <text:p>Die einen bejubeln und feiern Herrn Kurz und seine neue Regierung bereits bevor sie überhaupt vereidigt und die allererste Kabinettsitzung absolviert hat - geschweige denn auch nur irgend ein erstes Gesetz auf den Weg geschubst hat. Die anderen malen zur selben Zeit schon ein Horrorszenario eines aus sämtlichen Rudern laufenden Welt-Ultrarechts-Schlüssellandes an die virtuell-versponnene Klagemauer. Leute, lasst einfach die KK-Österreichische Kirche dort, wo sie hingehört - im ländlich-sittlichen Kulturmuseum von Kleinschmähhausen in Nieder-Austria. Wir reden immerhin über exakt diese europäische Großmacht, die mit ihren - WOW - 8,7 Millionen Einwohnern weit mehr als 1,7% der EU-Bevölkerung repräsentiert und damit die Europäische Zwangs- und Zweifelsgemeinschaft damit nachgerade brutalst domestiziert. Wie armselig sehen angesichts dieser Land- und Inzestregionen-Revolution dagegen die verlotterten österreichischen GROSS-Städte aus? Wien - na ja, mit immerhin 1,867 Millionen immerhin offiziell angemeldeten Einwohnern nimmt diese Hochburg des globalen Scharfsinns eine souveräne Spitzenstellung ein. Dicht gefolgt von der zweiten österreichischen Megacity GRAZ, mit nahezu *schluck, staun* weit über 280.000 Einsiedl... - äh Einwohnern, sich im ständigen erbitterten Großmannsuchtskampf mit dem ebenso furchterregend mit seiner schieren Größe wuchernden WIESBADEN/Deutschland aufreibend. Na denn, Österreich: Versucht halt irgendwie, Eurer Megaverantwortung fürs kleine Europäische und große Globale irgendwie gerecht zu werden! Und wenn's dann vielleicht irgendwie dann doch nicht ganz so global und genial wird, dann gibt's ja immer noch den Wiener Beton-Richard, der ein paar noch nicht konvertierte black-money-Schillinge rüberwachsen lässt, um der Alpenrepublik das denkbar Schlimmste zu ersparen. Alles Walzer! Damit es keine Missverständnisse gibt: Österreich ist ein tolles Land, und das soll auch gern so bleiben. Segeln im Sommer, Skifahren im Winter - Super! Museen- und Klöster-Rundreisen - Wahnsinn! Wiener Schmäh und Salzburger Nockenwellen - grandios! Aber, bitte, liebe Österreicher: Maßt euch bitte, BITTE, niemals an, jeglichen auch nur marginalen Einfluss auf die europäische Politik, Wirtschaft oder Meinungsführerschaft ausüben zu wollen - so etwas ist bei Euch bisher noch immer grandios gescheitert ;) Und liebe AfD-lastige SPON-Forenschreiber: Rechts- oder gar Ultrarechts-Politik in Österreich wird auch in Zukunft für Deutschland und Europa ungefähr so relevant sein wie der Herr Gauleiter oder die herrliche Frau vom Storch für die Politik in Deutschland - also KOMPLETTE Lachnummern-Schublade. Und für das Wiener Establishment (und seine Österreich-Bauern-Basher): Klasse, dass Ihr 'irgendwie anders' gewählt habt - und zu dumm, dass kaum jemand davon überhaupt nur Kenntnis nimmt. Irgendwie doof, oder...? Habe die Ähre ;)</text:p>
          </table:table-cell>
          <table:table-cell office:value-type="string" calcext:value-type="string">
            <text:p>Some cheer and celebrate Mr. Kurz and his new government even before they even swore in and the very first Cabinet meeting has completed - let alone pushed any first law on the way. At the same time, the others are already painting a horror scenario of a world ultra-right key country running from all oars to the virtual-spired Wailing Wall. People, just leave the KK-Austrian Church where it belongs - in the rural-moral culture museum of Kleinschmähhausen in Lower Austria. After all, we are talking about precisely this European superpower, which - with its - WOW - 8.7 million inhabitants represents well over 1.7% of the EU population and thus almost brutally domesticated the European community of compulsions and doubts. How miserable, in the face of this land and incest region revolution, on the other hand, are the derelict Austrian large cities? Vienna - well, with at least 1,867 million, after all, officially registered residents, this stronghold of global acumen occupies a sovereign top position. Closely followed by the second Austrian megacity GRAZ, with almost sizzling, astonishing * more than 280,000 hermit-er inhabitants, exhausting themselves in the ever-fierce battle for great men and men with WIESBADEN / Germany, which is just as frighteningly overgrowing with its sheer size. Well, Austria: Try somehow to somehow meet your mega responsibility for the small European and big global! And if it then somehow then not quite so global and ingenious, then there's still the Wiener Beton-Richard, who has a few unconverted black-money shillings grow over to save the Alpine Republic the worst possible. All waltz! So that there are no misunderstandings: Austria is a great country and that should like to stay that way. Sailing in the summer, skiing in the winter - great! Museen and monasteries round trips - madness! Viennese nonsense and Salzburg camshafts - terrific! But, please, dear Austrians: Please do not, PLEASE, never want to exert any even marginal influence on European politics, business or opinion leadership - something has failed with you so far terrific;) And love AFD-heavy SPON forums writers: Legal or even ultra-right policy in Austria will be in the future for Germany and Europe about as relevant as the Mr. Gauleiter or the magnificent wife of the stork for the policy in Germany - ie COMPLETE Lachnummern-drawer. And for the Viennese establishment (and its Austria-Bauern-Basher): Great, that you have chosen 'somehow different' - and too stupid that hardly anybody even takes notice of it. Somehow stupid, or ...? Have the ear;)</text:p>
          </table:table-cell>
          <table:table-cell office:value-type="string" calcext:value-type="string">
            <text:p>negative</text:p>
          </table:table-cell>
          <table:table-cell table:number-columns-repeated="1021"/>
        </table:table-row>
        <table:table-row table:style-name="ro30">
          <table:table-cell office:value-type="string" calcext:value-type="string">
            <text:p>Wenn man sich überlegt wie wenig in Bildung investiert wird und wie hier geschrieben Politik hinten ansteht, könnte man den Verdacht haben, dass man die Massen dumm halten möchte.</text:p>
          </table:table-cell>
          <table:table-cell office:value-type="string" calcext:value-type="string">
            <text:p>If you think about how little is invested in education and how it is written policy behind it, you could have the suspicion that you want to keep the masses stupid.</text:p>
          </table:table-cell>
          <table:table-cell office:value-type="string" calcext:value-type="string">
            <text:p>negative</text:p>
          </table:table-cell>
          <table:table-cell table:number-columns-repeated="1021"/>
        </table:table-row>
        <table:table-row table:style-name="ro29">
          <table:table-cell office:value-type="string" calcext:value-type="string">
            <text:p>"und so habe ich den Grundsatz bekommen und immer angewandt ""lerne aus der geschichte"" und damit weiss ich das wir kein Demokratie haben, sondern einen Abklatsch. nicht mal die Griechen hatte eine Demokratie denn alle die keinen Bürgerstatus hatten wurden ausgegrenzt! und was unsere Politiker für Demokratie halten na ja und unsere kinder werden immer mehr verdummt"</text:p>
          </table:table-cell>
          <table:table-cell office:value-type="string" calcext:value-type="string">
            <text:p>"and so I got the principle and always applied ""learn from history"" and so I know that we have no democracy, but a copy. not even the Greeks had a democracy because all those who had no citizen status were marginalized! and what our politicians think is democracy, and our children are dying more and more"</text:p>
          </table:table-cell>
          <table:table-cell office:value-type="string" calcext:value-type="string">
            <text:p>negative</text:p>
          </table:table-cell>
          <table:table-cell table:number-columns-repeated="1021"/>
        </table:table-row>
        <table:table-row table:style-name="ro48">
          <table:table-cell office:value-type="string" calcext:value-type="string">
            <text:p>Wenn Schüler dumme Fragen stellen ist das nicht weiter schlimm, solange sie darauf kluge Antworten bekommen. Als Kind dachte ich, Stalingrad sei eine Maßeinheit für besonders tiefe Temperaturen. :-)</text:p>
          </table:table-cell>
          <table:table-cell office:value-type="string" calcext:value-type="string">
            <text:p>If students ask stupid questions that is not so bad, as long as they get clever answers. As a child, I thought Stalingrad was a unit of measurement for particularly low temperatures. :-)</text:p>
          </table:table-cell>
          <table:table-cell office:value-type="string" calcext:value-type="string">
            <text:p>negative</text:p>
          </table:table-cell>
          <table:table-cell table:number-columns-repeated="1021"/>
        </table:table-row>
        <table:table-row table:style-name="ro12">
          <table:table-cell office:value-type="string" calcext:value-type="string">
            <text:p>Sie kennen die in Deutschland geltenden Haftgründe? Nein? Dann belesen Sie sich. Und danach machen Sie sich bitte mal klar, dass deutsches Recht auch für in Deutschland lebende Migranten gilt ... Btw., 1979 wurde ich als 19jähriger auch von einer Bande von 7 oder 8 Schlägern verprügelt und das gleich zweimal! Das waren allerdings dummerweise Deutsche und sahen nicht einmal einen Haftrichter, das regelten wir auf der Polizeiwache ...</text:p>
          </table:table-cell>
          <table:table-cell office:value-type="string" calcext:value-type="string">
            <text:p>Do you know the grounds for detention in Germany? No? Then read yourself. And then please make it clear that German law also applies to migrants living in Germany ... Btw., 1979 I was beaten as a 19-year-old by a gang of 7 or 8 thugs and the same twice! Unfortunately these were stupid Germans and did not even see a magistrate, we regulated that at the police station ...</text:p>
          </table:table-cell>
          <table:table-cell office:value-type="string" calcext:value-type="string">
            <text:p>negative</text:p>
          </table:table-cell>
          <table:table-cell table:number-columns-repeated="1021"/>
        </table:table-row>
        <table:table-row table:style-name="ro1">
          <table:table-cell office:value-type="string" calcext:value-type="string">
            <text:p>"Die Bildungsziele der Wirtschaftslobby fasste George Carlin bereits treffend zusammen: ""Die wollen obrigkeitshörige Arbeiter. folgsame Arbeiter, Menschen, die gerade klug genug sind, um die Maschinen zu bedienen und den Papierkram zu erledigen und gerade dumm genug, um passiv all diese zunehmend beschisseneren, schlecht bezahlten Jobs zu akzeptieren, die längeren Arbeitszeiten, die reduzierten Leistungen, unbezahlte Überstunden und verschwindende Renten, die in dem Moment weg sind, wenn ihr sie einsammeln wollt.""."</text:p>
          </table:table-cell>
          <table:table-cell office:value-type="string" calcext:value-type="string">
            <text:p>"The educational goals of the business lobby are well summed up by George Carlin: ""They want obedient workers, obedient workers, people who are smart enough to run the machines and do the paperwork, and just stupid enough to passively kill all these increasingly shitty, accepting low-paid jobs, longer working hours, reduced benefits, unpaid overtime, and vanishing pensions that are gone the moment you pick them up. """</text:p>
          </table:table-cell>
          <table:table-cell office:value-type="string" calcext:value-type="string">
            <text:p>negative</text:p>
          </table:table-cell>
          <table:table-cell table:number-columns-repeated="1021"/>
        </table:table-row>
        <table:table-row table:style-name="ro57">
          <table:table-cell office:value-type="string" calcext:value-type="string">
            <text:p>weil sich ein politisch strohdummes Volk viel leichter regiert, als ein bloß dummes Volk !</text:p>
          </table:table-cell>
          <table:table-cell office:value-type="string" calcext:value-type="string">
            <text:p>because a politically stupid people rule much easier than a mere stupid people!</text:p>
          </table:table-cell>
          <table:table-cell office:value-type="string" calcext:value-type="string">
            <text:p>negative</text:p>
          </table:table-cell>
          <table:table-cell table:number-columns-repeated="1021"/>
        </table:table-row>
        <table:table-row table:style-name="ro8">
          <table:table-cell office:value-type="string" calcext:value-type="string">
            <text:p>"Natürlich will niemand, dass es mit der heutigen Situation - hopplahopp - die VSE gibt. Da muss man sich schon vorher auf feste Strukturen und Mechanismen, die dann auch verbindlich sind, einigen. Inkl. Sanktionen bei Nichtbeachtung, für alle. Ob und wie das umsetzbar ist (Einstimmigkeitsgebot usw.), ist hier die wesentliche Frage. Ein gemeinsamer Spirit muss ebenfalls her. Das dürfte aber kein Problem sein, zumindest nicht bei den ""Jungen"", die nichts anderes kennen und den ""Älteren"", die noch in div. Diktaturen groß geworden sind. Jedes Land sollte außerdem formulieren müssen, was es von diesen VSE erwartet und gewillt ist, beizutragen bzw. ggf. sogar aufzugeben. Und seine eigene Rechnung aufmachen. Freiwilligkeit ist Voraussetzung. Das dauert natürlich, ob das bis 2025 umsetzbar ist, ist zweifelhaft. Aber so ist das Fundament Europas. Gemeinsam. Demokratisch. Eben ein Gegenentwurf zum Totalitarismus (China, Saudi Arabien, et al.) und dem überall aufkeimenden Nationalismus (hier würde die Liste leider den Rahmen sprengen). Einzelstaatentum und finanz- und außenpolitisches Rumgewurschtel, im Zweifel sogar zuungunsten eines anderen EU-Mitglieds (genannt sei hier nur die Belastung Italiens und Griechenlands durch die Flüchtlinge und die freche Ignoranz einzelner östlicher Mitgliedstaaten für die Situation) führt letztendlich zur Spaltung. Selbst anzunehmen, dass wir, als starkes Deutschland, wenn es denn dann immer noch so wäre, langfristig ganz alleine auf der und gegen die Welt bestehen könnten, ist doch utopisch, wenn nicht schlicht dumm. Nur gemeinsam und geeint können wir unsere Art zu Leben erhalten. Natürlich brauchen wir die VSE!"</text:p>
          </table:table-cell>
          <table:table-cell office:value-type="string" calcext:value-type="string">
            <text:p>"Of course no one wants that with today's situation - hopplahopp - the VSE is. You have to agree beforehand on fixed structures and mechanisms, which are then binding. Incl. Sanctions for non-compliance, for all. Whether and how this can be implemented (unanimity rule etc.) is the essential question here. A common spirit must also be forthcoming. But that should not be a problem, at least not with the ""boys"" who know nothing else and the ""elders"" who have grown up in various dictatorships. Each country should also have to formulate what it is expected and willing to contribute, or even give up, from these VSEs. And open his own account. Voluntary is required. Of course, that takes time, whether that is feasible by 2025 is doubtful. But that is the foundation of Europe. Together. Democratically. Just a counter-proposal to totalitarianism (China, Saudi Arabia, et al.) And the burgeoning nationalism (here the list would unfortunately go beyond the scope). National state and financial and foreign rumors, in doubt even to the disadvantage of another member of the EU (which is only the burden of Italy and Greece by the refugees and the cheeky ignorance of individual Eastern Member States for the situation) ultimately leads to a split. Even assuming that, as a strong Germany, if it were then still, in the long term, we could stand alone on and against the world, is utopian if not stupid. Only together and united can we get our way of life. Of course we need the VSE!"</text:p>
          </table:table-cell>
          <table:table-cell office:value-type="string" calcext:value-type="string">
            <text:p>negative</text:p>
          </table:table-cell>
          <table:table-cell table:number-columns-repeated="1021"/>
        </table:table-row>
        <table:table-row table:style-name="ro18">
          <table:table-cell office:value-type="string" calcext:value-type="string">
            <text:p>"Wer glaubt der bisherige Ost Soli war ein Graus, der darf sich mal auf Genosse Schultz' ""Vision"" von Europa freuen. Deutsche Steuerzahler werden dann mit Solis fuer die a""armen"" Regionen Sizilien und Griechenland zur Kasse gebeten. Totale Einkommens und VermoegensVerteilung von Gnaden eines Europaeischen ZentralKommittes in Bruessel, wo Italier, Spanier und Portugiesen sich nach Bedarf aus den Taschen des dummen Deutschen Michel bedienen."</text:p>
          </table:table-cell>
          <table:table-cell office:value-type="string" calcext:value-type="string">
            <text:p>"Who believes the former East Soli was a horror, who can look forward to Comrade Schultz '""Vision"" of Europe. German taxpayers will then be solicited for the a ""poor"" regions of Sicily and Greece. Total income and wealth distribution by graces of a European Central Committee in Brussels, where Italier, Spaniards and Portuguese use themselves as needed from the pockets of the dumb German Michel."</text:p>
          </table:table-cell>
          <table:table-cell office:value-type="string" calcext:value-type="string">
            <text:p>negative</text:p>
          </table:table-cell>
          <table:table-cell table:number-columns-repeated="1021"/>
        </table:table-row>
        <table:table-row table:style-name="ro13">
          <table:table-cell office:value-type="string" calcext:value-type="string">
            <text:p>"Eine Bürgerversicherung bewirkt nach Ansicht Söders bei einem Teil der Bevölkerung eine Verschlechterung, ohne für den anderen Teil eine Verbesserung zu bringen. Sie führe überdies dazu, ""dass die Gesundheitskosten explodieren werden, weil eine Einheitsversicherung noch nie gut war im Vergleich zum Wettbewerb"" . Das muss er mal erklären, und nicht nur plakativ hinausposaunen! Ich war in den letzten 30 Jahren in 4 gesetzlichen KVersicherungen, und bis auf zehntel-%-Punkte Beitragsunterschiede waren die alle gleich. Wettbewerb habe ich keinen festgestellt. Auch möchte ich mal wissen, wieso DE über 100 KVersicherung braucht die alle das gleiche anbieten  denn die Leistungen sind alle gesetzlich gedeckelt und geregelt. Mit den eingesparten Verwaltungskosten und üppigen Vorstandsgehältern könnte man was Besseres anfangen. Die Schweiz und Österreich beweisen, dass Bürgerversicherung funktioniert. Im Übrigen ist es immer so, dass Veränderung einem Teil der Bevölkerung Verbesserungen und einem anderen Teil Verschlechterung bringt  was ist daran so bemerkenswert es nicht zu tun? Söder ist ein Dummschwätzer der da weitermacht wo er letzte Woche angekommen ist  nämlich den Leuten dummes Zeug zu erzählen. Zum Glück können wir 2018 seine entgültige Versenkung durchziehen  ahoi!"</text:p>
          </table:table-cell>
          <table:table-cell office:value-type="string" calcext:value-type="string">
            <text:p>"???? A public insurance causes in the view of Söders in some of the population a deterioration, without bringing for the other part of an improvement. It also leads to ""that healthcare costs will skyrocket because unit insurance has never been so good compared to the competition"". He has to explain that, and not only trumpet boldly! I have been in 4 statutory health insurance schemes for the last 30 years, and all but equal tenths of a percent difference in contributions. I did not find any competition. Also, I would like to know why DE needs over 100 KVersicherung all offer the same ?? because the benefits are all legally capped and regulated. With the saved administrative costs and lavish executive salaries, one could start something better. Switzerland and Austria prove that citizens insurance works. Incidentally, change always brings one part of the population improvements and another part of degradation? what is so remarkable about not doing it? Söder is a fool who carries on where he arrived last week ?? namely to tell people stupid stuff. Luckily we can go through his final sinking in 2018 ?? Ahoy!"</text:p>
          </table:table-cell>
          <table:table-cell office:value-type="string" calcext:value-type="string">
            <text:p>negative</text:p>
          </table:table-cell>
          <table:table-cell table:number-columns-repeated="1021"/>
        </table:table-row>
        <table:table-row table:style-name="ro4">
          <table:table-cell office:value-type="string" calcext:value-type="string">
            <text:p>Vielleicht alles eine durchdachte Taktik. Die CSU verhindert bewusst eine Groko, die CDU lässt sich scheiden der CSU und bildet mit wem auch immer eine kleine Groko. Diese wird letztlich scheitern, weil die CDU Neuwahlen will. Die CSU tritt daraufhin in allen Bundesländern an und vermasselt der AfD die Zukunft. Das bisschen, das die CDU in Bayern an Wählern gewinnt, können beide verschmerzen. Die CSU wird stärker auf Kosten der AfD, die CDU auch, nur wird sie sich bei der rechten SPD bedienen... So ähnlich könnten die Überlegungen der christlichen Strategen sein. Ganz dumm gedacht wäre das nicht.</text:p>
          </table:table-cell>
          <table:table-cell office:value-type="string" calcext:value-type="string">
            <text:p>Maybe all a thoughtful tactic. The CSU consciously prevents a Groko, the CDU divorces the CSU and forms with whomever a small Groko. This will ultimately fail because the CDU wants to call new elections. The CSU then occurs in all states and messes up the future of the AfD. The little bit that the CDU wins in voter elections in Bavaria, can both get over. The CSU will be more at the expense of the AfD, the CDU too, only they will use the right-wing SPD ... So similar could be the considerations of Christian strategists. That would not be completely silly.</text:p>
          </table:table-cell>
          <table:table-cell office:value-type="string" calcext:value-type="string">
            <text:p>negative</text:p>
          </table:table-cell>
          <table:table-cell table:number-columns-repeated="1021"/>
        </table:table-row>
        <table:table-row table:style-name="ro29">
          <table:table-cell office:value-type="string" calcext:value-type="string">
            <text:p>Wenn der weitaus größte Teil der Bevölkerung überhaupt keine Wahl hat, und sich gesetzlich versichern muss, dann ist es Dummheit, oder gezielte Verdummung, die mit Wettbewerb zu begründen! Da Söder eigentlich meist den Eindruck macht, dass er weiß, wovon er spricht, geht es ihm wohl um Wählertäuschung, oder, wie man in Deutschland sagt, Lobbyismus!</text:p>
          </table:table-cell>
          <table:table-cell office:value-type="string" calcext:value-type="string">
            <text:p>If the vast majority of the population has no choice whatsoever, and has to assure itself by law, then it's stupidity, or deliberate dumbing down, to justify that with competition! Since Söder usually makes the impression that he knows what he's talking about, he probably cares about electoral fraud, or, as they say in Germany, lobbying!</text:p>
          </table:table-cell>
          <table:table-cell office:value-type="string" calcext:value-type="string">
            <text:p>negative</text:p>
          </table:table-cell>
          <table:table-cell table:number-columns-repeated="1021"/>
        </table:table-row>
        <table:table-row table:style-name="ro18">
          <table:table-cell office:value-type="string" calcext:value-type="string">
            <text:p>Nö, die Entwicklung der Strompreise war unter Rot-Grün völlig in Ordnung.. Explodiert sind die Preise erst unter Schwarz-Gelb https://de.wikipedia.org/wiki/Strompreis Und DAS sie explodiert sind liegt daran, dass Merkels Atomausstieg Milliarden kostete, und die Umsetzung des EEG von Schwarz-Gelb verpfuscht wurde. Extrem lächerlich sind btw. IMHO ihre Vorwürfe an Trittin. Eine Aussage wird nämlich NICHT dadurch zur Lüge, dass andere zu dumm sind, vernünftige Politik zu machen.</text:p>
          </table:table-cell>
          <table:table-cell office:value-type="string" calcext:value-type="string">
            <text:p>Nope, the development of electricity prices under red-green was completely fine. Explode the prices are only under black and yellow https://de.wikipedia.org/wiki/Strompreis And that they have exploded is because Merkel's nuclear phase out billions cost, and the implementation of the EEG was botched by black and yellow. Extremely ridiculous are btw. IMHO their allegations to Trittin. A statement is NOT a lie that others are too stupid to make reasonable policy.</text:p>
          </table:table-cell>
          <table:table-cell office:value-type="string" calcext:value-type="string">
            <text:p>negative</text:p>
          </table:table-cell>
          <table:table-cell table:number-columns-repeated="1021"/>
        </table:table-row>
        <table:table-row table:style-name="ro16">
          <table:table-cell office:value-type="string" calcext:value-type="string">
            <text:p>Ich klicke auch nur selten auf einen Fußball-Bericht. Und ich bin sicher, dass es vielen so ähnlich geht wie mir. Aber das ist von keinerlei Belang für Fußball Fans. Und die würden dumm gucken, wenn ich mich in ihrem Metier dauernd ähnlich ausdrücken würde, wie Sie. Warum schreibt man das nur bei Trump und zwar mehrfach?</text:p>
          </table:table-cell>
          <table:table-cell office:value-type="string" calcext:value-type="string">
            <text:p>I rarely even click on a football report. And I am sure that many are just like me. But that's of no concern to football fans. And they would look stupid if I kept expressing myself in their profession like you. Why do you write this only with Trump and that several times?</text:p>
          </table:table-cell>
          <table:table-cell office:value-type="string" calcext:value-type="string">
            <text:p>negative</text:p>
          </table:table-cell>
          <table:table-cell table:number-columns-repeated="1021"/>
        </table:table-row>
        <table:table-row table:style-name="ro48">
          <table:table-cell office:value-type="string" calcext:value-type="string">
            <text:p>Könnte man sagen, lasst ihn in die Glotze gucken. Dann macht er wenigstens keinen anderen Schei...... Dumme Leute gucken nur dumme Sachen, und werden dadurch noch dümmer. Ist bei uns auch nicht anders.</text:p>
          </table:table-cell>
          <table:table-cell office:value-type="string" calcext:value-type="string">
            <text:p>Could you say, let him look in the telly. Then at least he does not make another shit ...... Stupid people just look stupid things, and are even more stupid. Is not different with us.</text:p>
          </table:table-cell>
          <table:table-cell office:value-type="string" calcext:value-type="string">
            <text:p>negative</text:p>
          </table:table-cell>
          <table:table-cell table:number-columns-repeated="1021"/>
        </table:table-row>
        <table:table-row table:style-name="ro23">
          <table:table-cell office:value-type="string" calcext:value-type="string">
            <text:p>CNN macht also Dumm! Und ist für dumme Leute... Gut zu Wissen!</text:p>
          </table:table-cell>
          <table:table-cell office:value-type="string" calcext:value-type="string">
            <text:p>CNN is so stupid! And is for stupid people ... good to know!</text:p>
          </table:table-cell>
          <table:table-cell office:value-type="string" calcext:value-type="string">
            <text:p>negative</text:p>
          </table:table-cell>
          <table:table-cell table:number-columns-repeated="1021"/>
        </table:table-row>
        <table:table-row table:style-name="ro12">
          <table:table-cell office:value-type="string" calcext:value-type="string">
            <text:p>1. CNN USA ist ein anderes CNN als in Europa. 2. CNN war einer der US-Sender, die mit am meisten für z.B. den Irakkrieg getrommelt haben. Insofern kann es dumm sein sein, sich auf das zu verlassen, was dort bei CNN so berichtet wird. Und ganz im allgemeinen: CNN ist ein privater, auf Gewinn ausgerichteter Sender. Das allein hat Folgen für Art und Inhalt von Nachrichten. Sonst kündigen die Werbekunden.</text:p>
          </table:table-cell>
          <table:table-cell office:value-type="string" calcext:value-type="string">
            <text:p>1. CNN USA is a different CNN than in Europe. 2. CNN was one of the US stations most used for e.g. have drummed the Iraq war. In that sense, it can be stupid to rely on what is reported at CNN. And in general, CNN is a private, revenue-generating broadcaster. This alone has consequences for the nature and content of news. Otherwise the advertisers will cancel.</text:p>
          </table:table-cell>
          <table:table-cell office:value-type="string" calcext:value-type="string">
            <text:p>negative</text:p>
          </table:table-cell>
          <table:table-cell table:number-columns-repeated="1021"/>
        </table:table-row>
        <table:table-row table:style-name="ro62">
          <table:table-cell office:value-type="string" calcext:value-type="string">
            <text:p>"Entweder haben Sie die damaligen Artikel auf SPON bzw. das Forum damals nicht gelesen oder Sie haben ein kurzes Gedächtnis. Noch nie vorher wurde meines Wissens auf einen westlichen Politiker so eingeschossen wie auf Bush Jr. Er wurde fortwährend für dumm erklärt. Er wurde dauernd lächerlich gemacht, es wurden Häme über ihn gegossen. George W. Bush galt als der dümmste und schlechteste US Präsident ever! Der Unterschied: Bush hatte kaum Verteidiger in der Leserschaft von SPON. Ich beobachte bei der Kritik an Trump auch keinen ""Schaum vor dem Mund"" in den deutschen Medien. Das mögen Trumps Unterstützer so empfinden, weil sie offenbar kaum Kritik dulden, denn sie scheinen nicht nur ähnlich dünnhäutig zu sein wie ihr Idol, sondern reagieren auch überaus emotional auf jede, auch sachliche Kritik. Dabei haben sie selber keine Hemmungen, mit den wildesten VT's aufzuwarten, wenn es um politische Gegner geht. Hier zur Erinnerung (oder zur Info), mit einem bemerkenswerten Titelbild: http://www.spiegel.de/politik/ausland/george-w-bush-und-der-spiegel-lachen-ueber-den-bush-krieger-titel-a-1039974.html"</text:p>
          </table:table-cell>
          <table:table-cell office:value-type="string" calcext:value-type="string">
            <text:p>"Either you did not read the articles at SPON or the forum back then, or you have a short memory. Never before, as far as I know, was there a shot at a Western politician like Bush Jr. He was continually declared stupid. He was constantly ridiculed, malice cast over him. George W. Bush was considered the dumbest and worst US president ever! The difference: Bush barely had defenders in the SPON readership. In the criticism of Trump, I also do not observe any ""foaming at the mouth"" in the German media. That's what Trump's supporters may feel, because they seem to tolerate hardly any criticism, because they not only seem to be thin-skinned like their idol, but also react extremely emotionally to any, even factual criticism. They themselves have no inhibitions to come up with the wildest VT's when it comes to political opponents. As a reminder (or for info), with a remarkable cover picture: http://www.spiegel.de/politik/ausland/george-w-bush-und-der-spiegel-lachen-ueber-den-bush-krieger- titel-a-1039974.html"</text:p>
          </table:table-cell>
          <table:table-cell office:value-type="string" calcext:value-type="string">
            <text:p>negative</text:p>
          </table:table-cell>
          <table:table-cell table:number-columns-repeated="1021"/>
        </table:table-row>
        <table:table-row table:style-name="ro33">
          <table:table-cell office:value-type="string" calcext:value-type="string">
            <text:p>"Ich habe mal einen US-Bürger auf einer Party kennen gelernt und ihn gefragt, wie er das sieht. Er sagte (ich übersetze und zitiere): ""Es ist ganz einfach. Die Hälfte meines Landes sind einfach nur Dumme. Die andere Hälfte versucht den amerikanischen Traum zu träumen und mag nichts Negatives hören. Folter zum Beispiel. Oder dass die Welt über uns lacht - und zwar zurecht. Wir haben den Präsidenten bekommen, den wir verdienen. Weshalb ich Europa bereise. Denn wenn ich zu Hause bin, komme ich mir vor wie in einem Irrenhaus. Ich weiß, dass Europa auch Probleme hat, aber hier gibt es mehr Differenzierung, mehr als nur Schwarz und Weiss. Deswegen bin ich auch dankbar, wenn man mit mir spricht und in mir nicht den stereotypen Amerikaner sieht. Bewaffnet, dumm, gefährlich, religiös fundamentalistisch, rassistisch, imperialistisch. Nicht alle sind so."" Das war vor einigen Jahren, der Präsident war George Bush junior."</text:p>
          </table:table-cell>
          <table:table-cell office:value-type="string" calcext:value-type="string">
            <text:p>"I once met a US citizen at a party and asked him how he sees it. He said (translating and quoting): ""It's simple, half of my country is just stupid, the other half is trying to dream the American dream and does not want to hear anything negative, torture for example, or that the world is laughing at us We have gotten the President we deserve, which is why I travel to Europe, because when I'm at home I feel like I'm in a madhouse, I know that Europe also has problems, but there's more here Differentiation, more than just black and white, that's why I'm grateful when you talk to me and you do not see me as the stereotypical American - armed, stupid, dangerous, religiously fundamentalist, racist, imperialist - not all are like that. "" That was a few years ago, the president was George Bush junior."</text:p>
          </table:table-cell>
          <table:table-cell office:value-type="string" calcext:value-type="string">
            <text:p>negative</text:p>
          </table:table-cell>
          <table:table-cell table:number-columns-repeated="1021"/>
        </table:table-row>
        <table:table-row table:style-name="ro16">
          <table:table-cell office:value-type="string" calcext:value-type="string">
            <text:p>Trump spricht nicht einmal seine Muttersprache richtig. Linguisten bescheinigen ihm das sprachliche Niveau eines Viertklässlers. Damit unterbietet er sogar noch Bush jr. der es immerhin in die 8. Klasse geschafft hat :-) Trump ist einfach nur unfassbar dumm und ungebildet. Man fragt sich wie der Mann bloß zu seinem angeblichen Uni-Abschluss gekommen ist.</text:p>
          </table:table-cell>
          <table:table-cell office:value-type="string" calcext:value-type="string">
            <text:p>Trump does not even speak his native language properly. Linguists certify him the linguistic level of a fourth grader. He even undercuts Bush jr. who made it into the 8th grade after all :-) Trump is just incredibly stupid and uneducated. One wonders how the man just came to his alleged university degree.</text:p>
          </table:table-cell>
          <table:table-cell office:value-type="string" calcext:value-type="string">
            <text:p>negative</text:p>
          </table:table-cell>
          <table:table-cell table:number-columns-repeated="1021"/>
        </table:table-row>
        <table:table-row table:style-name="ro29">
          <table:table-cell office:value-type="string" calcext:value-type="string">
            <text:p>Und jetzt mal zurück in die reale Welt: Trump hatte versprochen - ein komplettes Einreiseverbot von Muslimen zu erlassen. Versprechen gebrochen. - Hillary in den Knast zu schicken. Gebrochen. - eine Mauer zu bauen, die Mexico bezahlt. Gebrochen. - Obamacare abzuschaffen. Gebrochen. etc. pp. Das seine Grupies weiterhin so dumm sind, auf Trumps Geplapper hereinzufallen, spricht Bände.</text:p>
          </table:table-cell>
          <table:table-cell office:value-type="string" calcext:value-type="string">
            <text:p>And now back to the real world: Trump had promised - to issue a complete ban on entry of Muslims. Broken promise. - Send Hillary to jail. Broken. - build a wall that pays Mexico. Broken. - Abolish Obamacare. Broken. etc. pp. That his grupies continue to be so stupid as to fall for Trump's babble speaks volumes.</text:p>
          </table:table-cell>
          <table:table-cell office:value-type="string" calcext:value-type="string">
            <text:p>negative</text:p>
          </table:table-cell>
          <table:table-cell table:number-columns-repeated="1021"/>
        </table:table-row>
        <table:table-row table:style-name="ro28">
          <table:table-cell office:value-type="string" calcext:value-type="string">
            <text:p>Beeindruckend, wie sich diese Leute nicht entblöden, uns alle für dumm zu verkaufen. Erstaunlich, dass man die Leserkommentare noch zugelassen hat.</text:p>
          </table:table-cell>
          <table:table-cell office:value-type="string" calcext:value-type="string">
            <text:p>Impressive, how these people do not deprive themselves of selling us all stupid. Amazing that you have the readers comments still allowed.</text:p>
          </table:table-cell>
          <table:table-cell office:value-type="string" calcext:value-type="string">
            <text:p>negative</text:p>
          </table:table-cell>
          <table:table-cell table:number-columns-repeated="1021"/>
        </table:table-row>
        <table:table-row table:style-name="ro32">
          <table:table-cell office:value-type="string" calcext:value-type="string">
            <text:p>"dass so ein hochintelligenter Mann, rhetorisch Spitze, überzeugend und ""normal"" sich in dieser Partei mit diesen Aufgaben identifiziert. Wofür denn eine GroKo, für den wirklichen Untergang unseres Landes? Ich glaube nicht, dass er nicht erkannt hat, wie uns die Me-Politik in den Abgrund treibt und es dringend Schluss damit sein muss. Europa kann auf Dauer nicht existieren, wenn alle Länder diesen Flüchtlingswahnsinn akzeptieren und damit viele Dinge in Gang bringen: Die Schlepper-Mörder sind ja erst dadurch richtig mächtig geworden, nehmen die Menschen aus, erpressen sie, sorgen für viele Tote im Mittelmeer, belügen sie und nehmen auch in Kauf, dass die jungen Männer, die in Afrika dringend für eine Infrastruktur benötigt werden, lieber in das so großzügige Europa fliehen und mitbekommen, dass ein Teil unserer geistesgestörten Politiker auch noch die Familien herholen wollen, hier geht es ihnen gut, man muss nicht arbeiten und lebt halt auf Kosten unserer dummen Steuerzahler. Ich kann Herrn Altmeier (den ich wirklich sehr schätze) nur dringend raten, mit seinem Intellekt diesen Schwachsinn nicht weiter zu unterstützen."</text:p>
          </table:table-cell>
          <table:table-cell office:value-type="string" calcext:value-type="string">
            <text:p>"that such a highly intelligent man, rhetorical top, convincing, and ""normal"" identifies himself with these tasks in this party. What a GroKo, for the real downfall of our country? I do not believe that he did not realize how the Me-politics is driving us into the abyss and there is an urgent need to end it. Europe can not exist in the long run, if all countries accept this refugee madness and thus bring many things in motion: The tug-killers have only then become really powerful, take out the people, extort them, provide for many dead in the Mediterranean, lie to them and they also accept that the young men, who are urgently needed in Africa for an infrastructure, prefer to flee to the Europe, which is so generous, and realize that some of our deranged politicians also want to bring the families here, they are doing well, You do not have to work and live at the expense of our stupid taxpayers. I can only strongly advise Mr Altmeier (whom I really appreciate) not to support this nonsense with his intellect."</text:p>
          </table:table-cell>
          <table:table-cell office:value-type="string" calcext:value-type="string">
            <text:p>negative</text:p>
          </table:table-cell>
          <table:table-cell table:number-columns-repeated="1021"/>
        </table:table-row>
        <table:table-row table:style-name="ro27">
          <table:table-cell office:value-type="string" calcext:value-type="string">
            <text:p>Ein sehr schöner, ironischer Beitrag von zudummzumzum!! Niemand, der sich die Arbeit von (der Mehrzahl von) Lehrern heutzutage anschaut oder halbwegs klar denken kann, kann so dämlich sein, das ernst zu meinen. Also, nochmal Gratulation zu dieser Satire! Sie sollte ein wenig besser kenntlich gemacht werden!</text:p>
          </table:table-cell>
          <table:table-cell office:value-type="string" calcext:value-type="string">
            <text:p>A very nice, ironic contribution of zudummzumzum !! No one who looks at the work of (the majority of) teachers these days or who can reasonably think clearly can be so stupid as to be serious. So, again congratulations to this satire! It should be a little better marked!</text:p>
          </table:table-cell>
          <table:table-cell office:value-type="string" calcext:value-type="string">
            <text:p>negative</text:p>
          </table:table-cell>
          <table:table-cell table:number-columns-repeated="1021"/>
        </table:table-row>
        <table:table-row table:style-name="ro1">
          <table:table-cell office:value-type="string" calcext:value-type="string">
            <text:p>Sicherlich ist Ihnen geläufig, dass die Bildungspolitik Sache der Länder ist und nicht die der Bundesregierung. So etwas habe ich in Politik gelernt...damals. Ansonsten hat mir meine Mutter beigebracht, nicht abfällig über Leute zu reden, wenn ich nicht deren Lebenslauf kenne. Das können Sie bei den Flüchtlingskindern gerne beherzigen. Gewalt an Schulen darf nicht sein, aber nur weil jemand ein Flüchtling ist, bedeutet es nicht, dass er den Schulbetrieb aktiv stört oder dumm ist. Natürlich hat er mehr Probleme als jemand der hier großgeworden ist</text:p>
          </table:table-cell>
          <table:table-cell office:value-type="string" calcext:value-type="string">
            <text:p>Surely you are aware that education policy is a matter for the Länder and not for the Federal Government. I learned something like that in politics ... back then. Otherwise, my mother has taught me not to talk derogatory about people unless I know their CV. You can take this to heart with the refugee children. Violence in schools can not be, but just because someone is a refugee does not mean that he actively interferes with school operations or is stupid. Of course, he has more problems than someone who grew up here</text:p>
          </table:table-cell>
          <table:table-cell office:value-type="string" calcext:value-type="string">
            <text:p>negative</text:p>
          </table:table-cell>
          <table:table-cell table:number-columns-repeated="1021"/>
        </table:table-row>
        <table:table-row table:style-name="ro48">
          <table:table-cell office:value-type="string" calcext:value-type="string">
            <text:p>Herr Zudummzumzum Das Problem liegt bei Menschen die denken sie wissen alles besser. Aber keine Ahnung haben und keine kongreten Anhaltspunkte und Loesungen vorschlagen . Bevor es Besser wird,,,,, wird es serst mal viel schlimmer.</text:p>
          </table:table-cell>
          <table:table-cell office:value-type="string" calcext:value-type="string">
            <text:p>Mr. Zudummzumzum The problem is with people who think they know everything better. But have no idea and propose no consistent clues and solutions. Before it gets better ,,,, it will be much worse.</text:p>
          </table:table-cell>
          <table:table-cell office:value-type="string" calcext:value-type="string">
            <text:p>negative</text:p>
          </table:table-cell>
          <table:table-cell table:number-columns-repeated="1021"/>
        </table:table-row>
        <table:table-row table:style-name="ro27">
          <table:table-cell office:value-type="string" calcext:value-type="string">
            <text:p>"Wann sind Sie denn das letzte Mal in einer Schule gewesen? Oder holen Sie sich Ihre abfaelligen Weisheiten aus der ""Feuerzangenbowle""? Selten habe ich so viel Nichtwissen und gleichzeitige Haeme ueber Lehrer lesen muessen wie in diesem Beitrag. Er ist nicht nur zu dumm, er ist saubloed."</text:p>
          </table:table-cell>
          <table:table-cell office:value-type="string" calcext:value-type="string">
            <text:p>"When was the last time you were in a school? Or do you get your waste wisdom from the ""Feuerzangenbowle""? Rarely have I had to read so much ignorance and simultaneous Haeme over teachers as in this post. Not only is he too stupid, he is saubloed."</text:p>
          </table:table-cell>
          <table:table-cell office:value-type="string" calcext:value-type="string">
            <text:p>negative</text:p>
          </table:table-cell>
          <table:table-cell table:number-columns-repeated="1021"/>
        </table:table-row>
        <table:table-row table:style-name="ro38">
          <table:table-cell office:value-type="string" calcext:value-type="string">
            <text:p>@zudummzumzum Den Lehrern alle Verantwortung zuzuschieben mag sicher einfach sein, aber es zeigt auch vor allem werde Geistes Kind Sie sind... Ich bin selbst Lehrer und kann nur folgendes sagen: Die Bildungspolitik wird durch den Finanzminister gemacht, nicht durch den Bildungsminister. Wir sparen uns kaputt. Alle wirklich guten Ansätze (Integration, Inklusion, Ganztagsschule) werden einfach planlos übergestülpt und sollen dann laufen - OHNE Schulungen der Kollegen und OHNE benötige Mittel bereit zu stellen. Wie sollen in einer Klasse von 26 Kindern, 4-6 Inklusionskinder gefördert werden (manchmal reicht ein Kind, um alle Kapazitäten zu binden), der Fachunterricht binnendifferenziert durchgeführt und gleichzeitig der Lehrplan geschafft werden? OHNE zweite Lehrkraft oder die benötigten Förderstunden??? Ausstattung meint vor allem personell, aber auch räumlich. Zur Einzelförderung sind ja nicht mal Räume vorhanden. Ohne das endlose und letztlich UNENTGELTLICHE Engagement vieler LehrerInnen, würde das System bereits jetzt zusammenbrechen. Danke übrigens an all diejenigen, die immer noch denken, dass alle Lehrer faul oder dumm seien - viele würden keine 2 Wochen auf einer vollen Stelle an einer RGS/IGS/KGS oder Hauptschule durchhalten.</text:p>
          </table:table-cell>
          <table:table-cell office:value-type="string" calcext:value-type="string">
            <text:p>@zudummzumzum To blame the teachers for sure may be easy, but it also shows that it's going to be a brain child. You are ... I am a teacher myself and can only say this: The education policy is done by the Minister of Finance, not the Minister of Education. We save ourselves. All really good approaches (integration, inclusion, all-day school) are simply laid over haphazardly and should then run - WITHOUT the training of colleagues and WITHOUT the resources needed to provide. How should a class of 26 children, 4-6 inclusion children be supported (sometimes a child is enough to tie up all capacities), the subject-teaching be conducted in a differentiated way while the curriculum is being created? WITHOUT second teacher or the required support hours ??? Equipment means above all personnel, but also spatially. For individual promotion are not even rooms available. Without the endless and ultimately gratuity of many teachers, the system would already collapse. By the way, thanks to all those who still think that all teachers are lazy or stupid - many would not last two weeks in full at an RGS / IGS / KGS or secondary school.</text:p>
          </table:table-cell>
          <table:table-cell office:value-type="string" calcext:value-type="string">
            <text:p>negative</text:p>
          </table:table-cell>
          <table:table-cell table:number-columns-repeated="1021"/>
        </table:table-row>
        <table:table-row table:style-name="ro18">
          <table:table-cell office:value-type="string" calcext:value-type="string">
            <text:p>Ich habe selbst grad die Internetseite der Schule besucht und der von Ihnen zitierte Eintrag ist dort tatsächlich so finden. Das ist ein absolute Unverfrorenheit der Politik, ein unverschämter Versuch, das eigene völlige Versagen zu vertuschen. Solch eine betrügerische, die Menschen für dumm verkaufende Politik ist verantwortlich dafür, dass eine Partei wie die AfD zweistellig in den Bundestag einziehen konnte. Wenn sich eine solche Verlogenheit nicht ändert, sehe ich schwarz für Deutschland.</text:p>
          </table:table-cell>
          <table:table-cell office:value-type="string" calcext:value-type="string">
            <text:p>I have just visited the website of the school and the entry quoted by you is actually there. This is an absolute insolence of politics, an impudent attempt to cover up one's own complete failure. Such a fraudulent, the people for stupid selling policy is responsible for the fact that a party like the AfD could move double-digit in the Bundestag. If such a mendacity does not change, I see black for Germany.</text:p>
          </table:table-cell>
          <table:table-cell office:value-type="string" calcext:value-type="string">
            <text:p>negative</text:p>
          </table:table-cell>
          <table:table-cell table:number-columns-repeated="1021"/>
        </table:table-row>
        <table:table-row table:style-name="ro20">
          <table:table-cell office:value-type="string" calcext:value-type="string">
            <text:p>"Es ist erstaunlich wie viele dieser Kommentare von Menschen geschrieben werden die logisch erscheinen.... Die unlogischen und voellig dummen Kommentare kommen von sogenannten ""Alles Besserwissern"" Die Lehrer tun mir aufrichtig leid. Sollten doch mal auch ""Eltern Schulen"" eingefuehrt werden..... Also Abends oder am Wochenenden mal so eine Stunde und denen ebenfalls beigebracht werden was es heisst Verantwortung der eigenen Kinder zu uebernehmen, sich die Zeit zu nehmen und mit ihnen sich mal hinzusetzen und zu lernen????? Gibt es denn noch Oma und Opas die sich gerne mit den Kindern hinsetzen und lernen? Es scheint mir diese Ich-Generation geht den Bach runter."</text:p>
          </table:table-cell>
          <table:table-cell office:value-type="string" calcext:value-type="string">
            <text:p>"It's amazing how many of these comments are written by people who seem logical .... The illogical and totally stupid comments come from so-called ""all know-it-alls"" The teachers are truly sorry for me. Should also be introduced to ""parent schools"" ..... So in the evening or on weekends once an hour and those also be taught what it means responsibility of their own children to take the time to sit down with them and to learn ????? Is there still grandma and grandpa who like to sit down and learn with the children? It seems to me this ego generation is going down the drain."</text:p>
          </table:table-cell>
          <table:table-cell office:value-type="string" calcext:value-type="string">
            <text:p>negative</text:p>
          </table:table-cell>
          <table:table-cell table:number-columns-repeated="1021"/>
        </table:table-row>
        <table:table-row table:style-name="ro49">
          <table:table-cell office:value-type="string" calcext:value-type="string">
            <text:p>"Nachdem ich etwas mehr als die Hälfte der Kommentare im Forum gelesen hatte, wurde ich zunehmend wütend. Wütend nicht so sehr auf die Politik, die unzumutbaren Umstände an vielen Schulen, und nicht wütend auf die Lehrkräfte. Ich wurde wütend auf die Eltern, die unter irgendwelchen Pseudonymen dummdreistes Geschwätz loslassen. Per Geburt ihrer Kinder haben Eltern eine Pflicht übernommen. Diese Pflicht auf andere, hier den Staat und die Schulen, übertragen zu wollen ist hahnebüchen. Ich wurde wütend auf die immer wieder auftauchenden Vollpfosten, die prinzipiell gegen alles sind. Die im ""Schutz"" der Anonymität des WWW sich auskotzen. Sich im Endeffekt über die selbstgeschaffene und selbstverantwortete Beliebigkeit ihres eigenen Lebens bis zum Erbrechen echauffieren. Ohne jegliche Reflexion. Herrschaften, es liegt in eurer eigenen Hand! Vom Jammern und Lamentieren kommt keiner weiter. Und das Jammern und Lamentieren wird an den Nachwuchs weitergegeben. Daraus werden dann sozial auffällige Kids, die keine Grenzen kennen und niemals sozialisiert wurden. Woher sollen es die Kinder können, wenn die Eltern ihnen das nicht vorleben, und selbst nicht sozialisiert sind... Das kann nicht funktionieren. Und man darf sich darüber nicht wundern. Mit angeblich verfehlter Politik, samt ""Flüchtlingen"", hat das nichts, aber rein gar nichts zu tun. Es ist die Bequemlichkeit und das Nicht-Kümmern der Eltern."</text:p>
          </table:table-cell>
          <table:table-cell office:value-type="string" calcext:value-type="string">
            <text:p>"After reading a little over half of the comments in the forum, I got increasingly angry. Angry not so much on politics, the unreasonable circumstances in many schools, and not angry at the teachers. I got angry at the parents, who let go of stupid chatter under some pseudonyms. By the birth of their children, parents have taken on a duty. This obligation to others, here the state and the schools, want to transfer, is hahnebüchen. I got angry at the recurrent posts that are in principle against everything. Those in the ""protection"" of the anonymity of WWW puke. In the end, ekauffieren over the self-created and self-responsible arbitrariness of their own lives to vomiting. Without any reflection. Gentlemen, it is in your own hands! No one comes from moaning and lamenting. And the whining and lamentation is passed on to the offspring. This then becomes socially conspicuous kids who know no boundaries and have never been socialized. How are the children supposed to be able to do it if the parents do not show it to them and are not themselves socialized ... That can not work. And you should not be surprised. With allegedly missed policy, including ""refugees"", this has nothing, but nothing to do. It is the comfort and non-care of the parents."</text:p>
          </table:table-cell>
          <table:table-cell office:value-type="string" calcext:value-type="string">
            <text:p>negative</text:p>
          </table:table-cell>
          <table:table-cell table:number-columns-repeated="1021"/>
        </table:table-row>
        <table:table-row table:style-name="ro44">
          <table:table-cell office:value-type="string" calcext:value-type="string">
            <text:p>Ich kann das ganze, auf religiösen Hirngespinsten basierte Gehabe nicht mehr hören. Diese der hiesigen Kultur fremden Menschen müssen nicht in erster Linie Geschichtsunterricht bekommen um über den Holocaust aufgeklärt zu werden. Wie viele schon bemerkt haben geht es nicht darum, besondere Rücksicht auf die Juden zu nehmen, sondern den Gästen klar zu machen, dass hier ALLE Menschen so behandelt werden müssen wie es unsere laizistischen Gesetze fordern. Ob sie dabei über den holocaust Bescheid wissen oder nicht ist völlig irrelevant - genau so wie ihnen die Hergänge des 2. Weltkrieges egal sind, wenn sie Flaggen verbrennen oder andere unserer Gesetze missachten. Zudem spricht es ihnen wiedereinmal mehr Mündigkeit und Bewusstsein über die eigenen Taten ab: Mit diesen Worten suggeriert Maas, dass sie eben zu wenig gebildet sind, und nicht wissen was sie tun - Wenn man diesen Gedanken weiterspinnt, merkt man schnell, dass Geschichtsunterricht zum Holocaust diese Menschen eher noch auf dumme Gedanken bringt...Denn ihr Hass gegen Juden (und eben jegliche Kafir) ist eine bewusste, gewählte Haltung - besonders wenn die Zielgruppe dieses Hasses ihre Gastgeber sind. Also hört auf uns und euch etwas vorzumachen und ahndet jegliches Verbrechen als solches - egal wie sehr es euch in eurem Selbsthass danach ist, die Täter als Opfer zu behandeln. Gebürtige Europäer erfahren auch keine Gnade - wir wurden mit Faustregeln wie Torheit schützt vor Strafe nicht oder mitgegangen mitgehangen erzogen.</text:p>
          </table:table-cell>
          <table:table-cell office:value-type="string" calcext:value-type="string">
            <text:p>"I can not hear all this religious-mindedness. These people, who are foreign to the local culture, do not have to learn history lessons first and foremost about the Holocaust. As many have noted, it's not about taking special care of the Jews, but the guests? to make it clear that here ALL people must be treated as our secular laws demand. Whether they know about the holocaust or not is completely irrelevant - just as they do not care about the course of World War II, when they burn flags or disobey other laws. In addition, it again speaks to them more maturity and awareness of their own actions: With these words, Maas suggests that they are just too little educated, and do not know what they do? - If you continue to spin this thought, you quickly realize that history lessons on the Holocaust rather bring these people to stupid thoughts ... Because their hatred of Jews (and any Kafir) is a deliberate, chosen attitude - especially if the target audience of this hate their hosts are. So stop us and pretend to you and punish any crime as such - no matter how much your self-loathing is to treat the perpetrators as victims. Native Europeans, too, experience no mercy - we were punished with rules of thumb such as ""folly does not protect against punishment ?? or? mitgehangen mitgehangen ?? behaved."</text:p>
          </table:table-cell>
          <table:table-cell office:value-type="string" calcext:value-type="string">
            <text:p>negative</text:p>
          </table:table-cell>
          <table:table-cell table:number-columns-repeated="1021"/>
        </table:table-row>
        <table:table-row table:style-name="ro7">
          <table:table-cell office:value-type="string" calcext:value-type="string">
            <text:p>"Dass GB noch wie mit dem GB vereinbart ein Zahler ist, ist tempusmässig OK . Dass GB eine wichtige Nation WAR, wäre auch richtig, bis.... ja, bis GB sich eben selber aus der wichtigen Rolle katapultiert hat mit Schmackes. Jetzt ist GB eben nur noch ""an unimportant and nasty pain in the ass of Europe"" ( in Englisch, für alle SUN-Leser und FOX-Gucker... ) Über Ihrer Nutzung des Wortes ""Wirtschaftsflüchtlinge"" im Zusammenhang mit Frau Merkel kann man nur lachen, wenn man Zypern und - ja, auch! - London und die dort hinziehende stinkreiche Mischpoke samt Ihrem in Sicherheit zu bringenden Schwarzgeld aus aller Herren Länder betrachtet. Ihre Aussage dazu ist schlicht dumm. Last not least: sie fordern von GB, etwas von der EU zu fordern??? Sie haben wohl den Schuss nicht gehört! Wo waren Sie im vergangenen Jahr? Gemeinsam mit einem weiteren Futuristen ohne Kommunikationsoption gaaaaanz weit hinter dem Mars?? Auf Erden können Sie ja wohl nicht geweilt haben angesichts Ihrer Ignoranz."</text:p>
          </table:table-cell>
          <table:table-cell office:value-type="string" calcext:value-type="string">
            <text:p>"That GB is still a payer, as agreed with the GB, is OK in terms of time. That GB was an important nation, would be right, until .... yes, until GB has catapulted himself out of the important role with Schmackes. Now GB is just ""to unimportant and nasty pain in the ass of Europe"" (in English, for all SUN readers and FOX-Guckler ...) About your use of the word ""economic refugees"" in connection with Mrs. Merkel one can just laugh when you see Cyprus and - yes, too! - Considered London and the stinking mixed poke there with your safe money from all over the world. Your statement is simply stupid. Last but not least: they ask GB to demand something from the EU ??? You probably did not hear the shot! Where were you last year? Together with another futurist without communication option gaaaaanz far behind Mars ?? You probably could not have lingered on Earth in the face of your ignorance."</text:p>
          </table:table-cell>
          <table:table-cell office:value-type="string" calcext:value-type="string">
            <text:p>negative</text:p>
          </table:table-cell>
          <table:table-cell table:number-columns-repeated="1021"/>
        </table:table-row>
        <table:table-row table:style-name="ro25">
          <table:table-cell office:value-type="string" calcext:value-type="string">
            <text:p>Das war bestimmt keine Verharmlosung. Aber nicht jede dumme Bemerkung muss gleich Sexismus sein. In diesem Fall ist es eine Frage der Interpretation. Ich deute die Worte nicht so, dass Trump Kirsten Gillibrand unterstellte, dass sie für Parteispenden mit ihm Sex haben würde. Diese Absicht wird Trump in der Formulierung jedoch unterstellt. Das ist mir zu weit hergeholt. Ich bn hier bestimmt nicht als Trump-Fan aufgefallen, ganz im Gegenteil. Aber manchmal gibt es auch eine Grenze, wo ich sage: Das ist jetzt nicht mehr realistsch.</text:p>
          </table:table-cell>
          <table:table-cell office:value-type="string" calcext:value-type="string">
            <text:p>That was certainly not trivializing. But not every stupid remark must be equal to sexism. In this case it is a question of interpretation. I do not interpret the words in such a way that Trump accused Kirsten Gillibrand of having sex with him for party donations. However, Trump assumes this intention in the wording. That's too far-fetched for me. I'm certainly not noticed as a Trump fan, quite the contrary. But sometimes there is also a limit where I say: this is not realistically anymore.</text:p>
          </table:table-cell>
          <table:table-cell office:value-type="string" calcext:value-type="string">
            <text:p>negative</text:p>
          </table:table-cell>
          <table:table-cell table:number-columns-repeated="1021"/>
        </table:table-row>
        <table:table-row table:style-name="ro29">
          <table:table-cell office:value-type="string" calcext:value-type="string">
            <text:p>Ich glaube, dass Trump gar nicht so weit denkt, sondern nur spontan aus dem Bauch heraus etwas sagt, was verletzend und unglaublich dumm ist. Er kann das allerdings auch tatsächlich so gemeint haben. Ihm ist alles zuzutrauen. Der Mann ist einfach unzumutbar. Mehr will ich mich mit dem Mist auch gar nicht beschäftigen. Bad Vibrations. Hautsache Moore hat verloren. :-)</text:p>
          </table:table-cell>
          <table:table-cell office:value-type="string" calcext:value-type="string">
            <text:p>I believe that Trump does not think so far, but spontaneously says something from the gut, which is hurtful and incredibly stupid. He actually meant it that way. He can be trusted. The man is just unreasonable. I do not want to deal more with the crap. Bad Vibes. Skin thing Moore has lost. :-)</text:p>
          </table:table-cell>
          <table:table-cell office:value-type="string" calcext:value-type="string">
            <text:p>negative</text:p>
          </table:table-cell>
          <table:table-cell table:number-columns-repeated="1021"/>
        </table:table-row>
        <table:table-row table:style-name="ro10">
          <table:table-cell office:value-type="string" calcext:value-type="string">
            <text:p>Wenn es einen selbst betrifft... Es war wirklich lustig sich über die Griechen und ihre sinnlose Volksabstimmung lustig zu machen, es war auch witzig als sich die US-Amerikaner für Trump als Präsidenten aussprachen und der Brexit ist wie ein immer absurder werdender Sketch von Monty Phyton. Und nun kommt der Deutsche um die Ecke und sagt, dumm sein können nicht nur die anderen. Leider ist es diesmal aber nicht lustig sondern nur traurig...</text:p>
          </table:table-cell>
          <table:table-cell office:value-type="string" calcext:value-type="string">
            <text:p>If it concerns itself ... It was really funny to make fun of the Greeks and their senseless referendum, it was also funny when the Americans spoke out for Trump as president and the Brexit is like an increasingly absurd sketch of Monty Phyton. And now the German comes around the corner and says, not only the others can be stupid. Unfortunately it is not funny this time but only sad ...</text:p>
          </table:table-cell>
          <table:table-cell office:value-type="string" calcext:value-type="string">
            <text:p>negative</text:p>
          </table:table-cell>
          <table:table-cell table:number-columns-repeated="1021"/>
        </table:table-row>
        <table:table-row table:style-name="ro16">
          <table:table-cell office:value-type="string" calcext:value-type="string">
            <text:p>"die FDP, die sich intelligent für die Menschen in Deutschland einsetzt und auch Herr Habeck, der als ""Grüner"" (wie auch Herr Palmer) nicht diesen unseligen Familiennachzug wirklich gut findet und sich auch deutlich zu dem Wahnsinn äußert, immer stärker wird und dafür sorgt, dass die dummen Politiker begrenzt werden."</text:p>
          </table:table-cell>
          <table:table-cell office:value-type="string" calcext:value-type="string">
            <text:p>"the FDP, which is intelligent for the people in Germany and also Mr. Habeck, who as ""Grüner"" (as well as Mr. Palmer) does not like this unfortunate family reunion really well and expresses itself clearly to the madness, becomes stronger and cares for it that the stupid politicians are limited."</text:p>
          </table:table-cell>
          <table:table-cell office:value-type="string" calcext:value-type="string">
            <text:p>negative</text:p>
          </table:table-cell>
          <table:table-cell table:number-columns-repeated="1021"/>
        </table:table-row>
        <table:table-row table:style-name="ro10">
          <table:table-cell office:value-type="string" calcext:value-type="string">
            <text:p>Ja was denn nun: hält er sie nun ALLE ein oder versucht er es ... Trump hat in allen Häusern die Mehrheit, kann also alles durchdrücken. Es können keine Demokraten sein, die das verhindern und auch keine Fake News, sondern schlichtweg seine eigenen republikanischen Freunde, die er ja als Establishment tituliert und entsorgen wollte. Welch dummes Geschwätz eines gewählten Präsidenten.... Was haben Sie nur für eine Logik ?</text:p>
          </table:table-cell>
          <table:table-cell office:value-type="string" calcext:value-type="string">
            <text:p>Yeah, well, what's the point: is he now holding them ALL or is he trying ... Trump has the majority in all houses, so he can push everything through. It can not be democrats who prevent that and no fake news, but simply his own republican friends, which he dubbed as an establishment and wanted to dispose. What a stupid chatter by an elected president .... What is your logic?</text:p>
          </table:table-cell>
          <table:table-cell office:value-type="string" calcext:value-type="string">
            <text:p>negative</text:p>
          </table:table-cell>
          <table:table-cell table:number-columns-repeated="1021"/>
        </table:table-row>
        <table:table-row table:style-name="ro12">
          <table:table-cell office:value-type="string" calcext:value-type="string">
            <text:p>Ja, wenn die Wähler*innen nicht so dumm wären und diese Marionetten immer wieder wählen würden. Die sind alle abgelenkt durch dümmliche Kloakensender, etc. Politisch interessierte gibt es hierzulande kaum noch, daher lassen sich solche Erhöhungen so leicht durchboxen, wie das Telefonieren ohne Freisprecheinrichtung im Auto, was zwar mit höheren Strafen belegt wurde, aber kontrolliert wird so gut wie nichts!</text:p>
          </table:table-cell>
          <table:table-cell office:value-type="string" calcext:value-type="string">
            <text:p>Yes, if voters were not stupid enough to vote for these puppets over and over again. They are all distracted by stupid Kloakensender, etc. Politically interested there are hardly any in this country, therefore, such increases can be durchboxen so easily, as the phone calls without handsfree in the car, which was indeed subject to higher penalties, but is controlled virtually nothing !</text:p>
          </table:table-cell>
          <table:table-cell office:value-type="string" calcext:value-type="string">
            <text:p>negative</text:p>
          </table:table-cell>
          <table:table-cell table:number-columns-repeated="1021"/>
        </table:table-row>
        <table:table-row table:style-name="ro7">
          <table:table-cell office:value-type="string" calcext:value-type="string">
            <text:p>die AfD erkennt, wann und womit sie Bürger für dumm verkaufen kann . Geschossen wird der Ball dann von Spon . Es ist schlicht Dummheit von der AfD zu fordern , die Abgeordnetendiäten von der allgemeinen Lohnentwicklung abzukoppeln . Nur diese Kopplung garantiert, dass das Parlament immer an die Lohnabhängigen und deren Interessen und Einkommen denkt. Und genau darüber haben die heute abgestimmt. NIcht über eine Diätenerhöhung sondern über die Koppelung der Abgeordneteneinkommen an die allgemeine Lohnentwicklung . Und da waren eben die Linke und AfD dagegen . Ich finde die Koppelung gut, denn seitdem steigen unsere Realeinkommen und Renten endlich mal wieder nach 2 Jahrzehnten Realverlusten . Meine Rente stieg im letzten Jahr um mehr als 4%, in diesem um 2 % und im nächsten Jahr um 3%, im Osten sogar über 10% . . Mir gefällt das. Warum soll es dann den Abgeordneten schlechter gehen ?. Die sind eh unterbezahlt.</text:p>
          </table:table-cell>
          <table:table-cell office:value-type="string" calcext:value-type="string">
            <text:p>the AfD recognizes when and with what it can sell citizens stupid. The ball is then shot by Spon. It is simply stupidity to demand from the AFD to decouple the parliamentary diet from the general wage development. Only this coupling guarantees that Parliament always thinks of wage-earners and their interests and incomes. And that's exactly what they voted for today. Not about a diet increase but about the coupling of the parliamentary income to the general wage development. And there were just the left and AfD against it. I think the coupling is good, because since then our real incomes and pensions are finally rising again after two decades of real losses. My pension increased by more than 4% last year, by 2% in the previous year and by 3% next year, and even more than 10% in the East. , I like that. Why should it be worse for Members? They are underpaid anyway.</text:p>
          </table:table-cell>
          <table:table-cell office:value-type="string" calcext:value-type="string">
            <text:p>negative</text:p>
          </table:table-cell>
          <table:table-cell table:number-columns-repeated="1021"/>
        </table:table-row>
        <table:table-row table:style-name="ro16">
          <table:table-cell office:value-type="string" calcext:value-type="string">
            <text:p>Hoert sich an wie eine Ko Koaliation, wie im Boxen Ko und das ist es auch. 3 Monate keine Regierung und dann direkt Diaetenerhoehung. Willkommen im Mittelalter. Der Hofstaat laesst Gruessen. Mehr kann ich zu den Selbstbedienungs Politikern nicht sagen. Ist verschwenete Freizeit. Die dummen Deutschen werden diese sogar Wiederwaehlen.</text:p>
          </table:table-cell>
          <table:table-cell office:value-type="string" calcext:value-type="string">
            <text:p>Sounds like a ko-co-ordination, like Boxing Ko, and that's it. 3 months no government and then directly Diaetenerhoehung. Welcome to the Middle Ages. The court can be greeted. I can not say more to the self-service politicians. Is wasted free time. The stupid Germans will even vote for them.</text:p>
          </table:table-cell>
          <table:table-cell office:value-type="string" calcext:value-type="string">
            <text:p>negative</text:p>
          </table:table-cell>
          <table:table-cell table:number-columns-repeated="1021"/>
        </table:table-row>
        <table:table-row table:style-name="ro10">
          <table:table-cell office:value-type="string" calcext:value-type="string">
            <text:p>Das liegt sicher daran, dass diese NATO - Staaten so furchtbar dumm sind, keine eigenen Militärexperten haben und sich deshalb jeden amerikanischen Unsinn erzählen lassen, statt den immer wahrheitsliebenden, völlig harmlosen, immer auf das Wohl ihrer Nachbarnbedachten Russen zu vertrauen, wie es die Ukraine gemacht hat, ohne zu ahnen, dass sie in nullkommanichts ein beliebtes Urlaubsland russischer Soldaten werden würden... D</text:p>
          </table:table-cell>
          <table:table-cell office:value-type="string" calcext:value-type="string">
            <text:p>This is surely because these NATO countries are so stupidly dumb, with no military experts of their own, and therefore can be told any American nonsense instead of trusting the always truthful, completely harmless, always caring for the well - being of their neighbors Russians, like Ukraine without realizing that in no time they would become a popular holiday destination for Russian soldiers ... D</text:p>
          </table:table-cell>
          <table:table-cell office:value-type="string" calcext:value-type="string">
            <text:p>negative</text:p>
          </table:table-cell>
          <table:table-cell table:number-columns-repeated="1021"/>
        </table:table-row>
        <table:table-row table:style-name="ro12">
          <table:table-cell office:value-type="string" calcext:value-type="string">
            <text:p>Die unendliche Geschichte. Ich habe bei der SPD noch nie einen Spitzen-Politiker erlebt, der soviel dummes Zeug erzählt wie dieser Schulz. Wenn es nach mir ginge - natürlich tut es dann nicht - könnte diese real existierende SPD einfach von der Bildfläche verschwinden. Dann wäre Platz für eine neue engagierte Partei (zusammen mit der Linken). Ich habe Hoffnung, dass mein Traum bald wahr wird.</text:p>
          </table:table-cell>
          <table:table-cell office:value-type="string" calcext:value-type="string">
            <text:p>The never ending Story. I've never seen a top politician in the SPD tell so much stupid things like this Schulz. If it were up to me - of course it does not - then this really existing SPD could simply disappear from the scene. Then there would be room for a new dedicated party (along with the left). I have hope that my dream will come true soon.</text:p>
          </table:table-cell>
          <table:table-cell office:value-type="string" calcext:value-type="string">
            <text:p>negative</text:p>
          </table:table-cell>
          <table:table-cell table:number-columns-repeated="1021"/>
        </table:table-row>
        <table:table-row table:style-name="ro20">
          <table:table-cell office:value-type="string" calcext:value-type="string">
            <text:p>"Das ärgert mich maßlos! Ausdrücke wie ""Krabbelgruppe"" oder ""wie im Kindergarten"", oder ""pubertäres Gehabe"" usw. Immer müssen Kinder und Jugendlich als Beispiel dafür herhalten wie man es nicht macht! Ich finde aber zurückblickend, dass Alle Kriege, alle sexuellen Belästigungen, alle Waffen, nahezu alle kriminellen Handlungen, und praktisch alle Morde auf Erwachsene zurückgehen und nie auf Kinder!!! Wir Erwachsenen sind es die wir uns Maßlos überschätzen! Wir sind zu dumm, unsere Probleme zu lösen usw. Ich möchte das wir in Zukunft auch mal lesen "" die verhalten sich wie Idioten"" oder wie ""lebensuntauglich"" oder wie ""Politiker"" etc. aber bitte nicht wie Kinder!! Vielen Dank!"</text:p>
          </table:table-cell>
          <table:table-cell office:value-type="string" calcext:value-type="string">
            <text:p>"This annoys me immensely! Expressions such as ""Krabbelgruppe"" or ""as in kindergarten"", or ""pubertal posturitas"" etc. Children and adolescents must always serve as an example of how not to do it! But looking back, I find that all wars, all sexual harassment, all weapons, almost all criminal acts, and practically all murders go back to adults and never to children !!! We adults are the ones we overestimate! We are too stupid to solve our problems, etc. I would like to read that in the future ""they behave like idiots"" or as ""disabled"" or as ""politician"" etc. but please not like children !! Many Thanks!"</text:p>
          </table:table-cell>
          <table:table-cell office:value-type="string" calcext:value-type="string">
            <text:p>negative</text:p>
          </table:table-cell>
          <table:table-cell table:number-columns-repeated="1021"/>
        </table:table-row>
        <table:table-row table:style-name="ro18">
          <table:table-cell office:value-type="string" calcext:value-type="string">
            <text:p>Die Briten waren noch nie echte Europäer und haben sich mit dem Brexit auf allen Ebenen geschadet. Untereinander sind sie gespalten wie kaum ein anderes Land in Europa welches deren Führung täglich beweist. Brüssel muß knallhart sein, damit nicht die restlichen Mitglieder auf dumme Gedanken kommen, Die Briten sollen ihre Verpflichtungen nachkommen und erst dann kann über das künftige Verhältnis diskutiert werden. Ich bin sicher, die Briten werden schon bald ihre Entscheidung bitterlichst bereuen.</text:p>
          </table:table-cell>
          <table:table-cell office:value-type="string" calcext:value-type="string">
            <text:p>The British have never been true Europeans and have done harm to Brexit at all levels. They are divided among each other like no other country in Europe which proves their leadership on a daily basis. Brussels must be tough, so that the remaining members do not come to stupid thoughts, The British should fulfill their obligations and only then can be discussed on the future relationship. I'm sure the British will soon regret their decision.</text:p>
          </table:table-cell>
          <table:table-cell office:value-type="string" calcext:value-type="string">
            <text:p>negative</text:p>
          </table:table-cell>
          <table:table-cell table:number-columns-repeated="1021"/>
        </table:table-row>
        <table:table-row table:style-name="ro25">
          <table:table-cell office:value-type="string" calcext:value-type="string">
            <text:p>Die Briten wollen einen Erfolg aus dem Brexit machen, Brüssel will das Gegenteil als Abschreckung gegen andere Noch-Mitglieder. GB soll weiter zahlen und keine Stimme mehr haben. GB soll nur eingeschränkt oder gar nicht Handelsverträge mit Nicht-EU-Staaten schließen können, für mehrere Jahre. Will Brüssel die Briten für dumm verkaufen? Wenn GB seine Drohung wahr macht und gar nichts zahlt, wie finanziert sich dann die EU weiter? Insolvenz, würde ich sagen. Man sollte die Briten sehr ernst nehmen: No deal is better than a bad deal.</text:p>
          </table:table-cell>
          <table:table-cell office:value-type="string" calcext:value-type="string">
            <text:p>The British want to make a success of the Brexit, Brussels wants the opposite as a deterrent against other still-members. GB should continue to pay and have no voice. GB should only be able to conclude trade agreements with non-EU states for a limited period of time or not at all, for several years. Will Brussels sell the British for stupid? If GB realizes its threat and pays nothing, how is the EU going to finance itself? Bankruptcy, I would say. One should take the British very seriously: No deal is better than a bad deal.</text:p>
          </table:table-cell>
          <table:table-cell office:value-type="string" calcext:value-type="string">
            <text:p>negative</text:p>
          </table:table-cell>
          <table:table-cell table:number-columns-repeated="1021"/>
        </table:table-row>
        <table:table-row table:style-name="ro4">
          <table:table-cell office:value-type="string" calcext:value-type="string">
            <text:p>Und Sie reden von Empire träumen. Hart wie Kruppstahl, aber in der Festung Europa. No, thanks. Ich pflege meinen Schwanz nicht für PESCO nach Mali zu tragen. Über dessen Schicksal bestimme ich. Im Moment ist das Ding, der Arm und das Gehirn der PM unterstellt. Der Nichtdummkopf nennt das Demokratie, wenn er mitreden darf, dann macht er auch, ansonsten eben nicht. Wir alle wollen eine gute Welt, aber da draussen gibt es ziemlich böse Menschen. We fight, when we want to fight. https://www.youtube.com/watch?v=NJmdjKlvefk Wir brauchen ein sehr starkes UK.</text:p>
          </table:table-cell>
          <table:table-cell office:value-type="string" calcext:value-type="string">
            <text:p>And you're talking about empire dreaming. Hard as Kruppstahl, but in the fortress Europe. No, thanks. I do not take my cock for PESCO to Mali. I determine his fate. At the moment, the thing, the arm and the brain are under the PM. The non-fool calls this democracy, if he is allowed to have a say, then he does, but otherwise not. We all want a good world, but there are some pretty bad people out there. We fight when we want to fight. https://www.youtube.com/watch?v=NJmdjKlvefk We need a very strong UK.</text:p>
          </table:table-cell>
          <table:table-cell office:value-type="string" calcext:value-type="string">
            <text:p>negative</text:p>
          </table:table-cell>
          <table:table-cell table:number-columns-repeated="1021"/>
        </table:table-row>
        <table:table-row table:style-name="ro18">
          <table:table-cell office:value-type="string" calcext:value-type="string">
            <text:p>Die Briten haben recht..... warum sollten sie sich von dem Zirkus der Politiker der EU weiter fuer dumm verkaufen lassen. Diese EU Politiker gehoeren abgesetzt.... Ein unmoeglich arrogantes und unnoetiges Volk das sich einbildet etwas zu sagen zu haben. .... nichts haben sie handfestes auf die Wege gebracht in den Jahren wo sie den grossen Mann spielen.... Nun ich bin sicher die sind nicht vom Volk gewahlt worden, sondern von ihren eigenen Freunden... deshalb haben wir den ganzen Zirkus.....</text:p>
          </table:table-cell>
          <table:table-cell office:value-type="string" calcext:value-type="string">
            <text:p>The British are right ..... why should they let themselves be sold by the circus of politicians of the EU further for stupid. These EU politicians are deposed .... An impossibly arrogant and unnecessary people who think they have something to say. .... nothing has made them tangible in the years in which they play the big man .... Well, I'm sure they were not elected by the people, but by their own friends ... that's why we have the whole Circus.....</text:p>
          </table:table-cell>
          <table:table-cell office:value-type="string" calcext:value-type="string">
            <text:p>negative</text:p>
          </table:table-cell>
          <table:table-cell table:number-columns-repeated="1021"/>
        </table:table-row>
        <table:table-row table:style-name="ro4">
          <table:table-cell office:value-type="string" calcext:value-type="string">
            <text:p>Mal sollte meinen, dass das Ergebnis ein Weckruf für alle Nichtwähler auch bei anderen Wahlen in anderen Ländern ist, aber diese Hoffnung habe ich inzwischen auch begraben. Insofern ist davon auszugehen, dass ein (steigender?) Prozentsatz der Bevölkerungen einfach blöd und faul ist und ein weiterer (ebenfalls steigender?) Anteil der dummen Menschen empfänglich für Parolen von Populisten sind. Insofern sollte man sehen, dass man sich selbst und seine Kinder so gut wie eben möglich bildet und ausbildet um im Zweifelsfall, falls es ganz schlimm kommt auch woanders im Ausland neu anfangen kann.</text:p>
          </table:table-cell>
          <table:table-cell office:value-type="string" calcext:value-type="string">
            <text:p>One would think that the result is a wake-up call for all non-voters in other elections in other countries as well, but in the meantime I have also bury that hope. In this respect, it can be assumed that a (rising?) Percentage of the population is simply stupid and lazy and another (also increasing?) Proportion of stupid people are susceptible to populist slogans. In this respect one should see that one educates oneself and his children as well as possible and educates in case of doubt, if it gets really bad also somewhere else abroad can start again.</text:p>
          </table:table-cell>
          <table:table-cell office:value-type="string" calcext:value-type="string">
            <text:p>negative</text:p>
          </table:table-cell>
          <table:table-cell table:number-columns-repeated="1021"/>
        </table:table-row>
        <table:table-row table:style-name="ro1">
          <table:table-cell office:value-type="string" calcext:value-type="string">
            <text:p>"Was ist nur aus der einst so großen Partei SPD geworden? Sie verrennt sich immer mehr in kleinbürgermeisterliches Denken. Das, was die SPD jetzt in den Verhandlungen mit der Union will, ist eine OpKo - eine Oppositionskoalition. Man könnte auch sagen: Rosinenpicken! Das, was der SPD gefällt, nimmt sie mit. In anderen Fällen bekommt die Union - Zitat Andrea Nahles - ""eins in die Fresse""! Angela Merkel wird hoffentlich nicht so dumm sein, sich auf eine solche Erpressung einzulassen. Die SPD ist zur Zeit weder verhandlungsfähig noch politikfähig noch regierungsfähig!"</text:p>
          </table:table-cell>
          <table:table-cell office:value-type="string" calcext:value-type="string">
            <text:p>"What has become of the once so big party SPD? It is becoming more and more entrenched in small-bavarian thinking. What the SPD now wants in negotiations with the Union is an OpKo - an opposition coalition. You could also say: raisin pecking! What the SPD likes, takes it with her. In other cases, the Union - quote Andrea Nahles - gets ""one in the face""! Hopefully, Angela Merkel will not be so stupid as to get involved in such blackmail. At the moment the SPD is neither able to negotiate nor is it capable of political action or capable of governing!"</text:p>
          </table:table-cell>
          <table:table-cell office:value-type="string" calcext:value-type="string">
            <text:p>negative</text:p>
          </table:table-cell>
          <table:table-cell table:number-columns-repeated="1021"/>
        </table:table-row>
        <table:table-row table:style-name="ro48">
          <table:table-cell office:value-type="string" calcext:value-type="string">
            <text:p>Es scheint für Politiker keinerlei Kausalität mehr zu geben. Es ist egal was sie anstellen, wie unendlich dumm sie sind... die bleiben einfach. Nicht Populisten sind auf dem Vormarsch sondern die Dummheit der Menschen die sie erlaubt.</text:p>
          </table:table-cell>
          <table:table-cell office:value-type="string" calcext:value-type="string">
            <text:p>There does not seem to be any causality left for politicians. It does not matter what they do, how infinitely stupid they are ... they just stay. Not populists are on the rise, but the stupidity of the people they allow.</text:p>
          </table:table-cell>
          <table:table-cell office:value-type="string" calcext:value-type="string">
            <text:p>negative</text:p>
          </table:table-cell>
          <table:table-cell table:number-columns-repeated="1021"/>
        </table:table-row>
        <table:table-row table:style-name="ro16">
          <table:table-cell office:value-type="string" calcext:value-type="string">
            <text:p>Volle Zustimmung! Der Mann ist alles andere als dumm. Das bedeutet allerdings noch schlimmeres, denn er ordnet seinem persönlichen Fortkommen alles, wirklich alles unter - insbesondere jegliche politischen Ziele. Ein Opportunist und Karrierist erster Güte. Solche Leute sind mindestens so gefährlich wie ideologische Überzeugungstäter.</text:p>
          </table:table-cell>
          <table:table-cell office:value-type="string" calcext:value-type="string">
            <text:p>Complete agreement! The man is anything but stupid. This, however, means even worse, because he subordinates everything, really everything - especially any political goals - to his personal progress. An opportunist and careerist of the first order. Such people are at least as dangerous as ideological thinkers.</text:p>
          </table:table-cell>
          <table:table-cell office:value-type="string" calcext:value-type="string">
            <text:p>negative</text:p>
          </table:table-cell>
          <table:table-cell table:number-columns-repeated="1021"/>
        </table:table-row>
        <table:table-row table:style-name="ro30">
          <table:table-cell office:value-type="string" calcext:value-type="string">
            <text:p>...sollten die das machen, solange sie selbst Mitglied der Zollunion sind? Das geht nicht, dann müssen sie schon selbst austreten. Aber ich denke, so dumm ist außer UK niemand.</text:p>
          </table:table-cell>
          <table:table-cell office:value-type="string" calcext:value-type="string">
            <text:p>... should they do that as long as they themselves are members of the Customs Union? That will not work, then they have to quit by themselves. But I think, nobody is that stupid outside the UK.</text:p>
          </table:table-cell>
          <table:table-cell office:value-type="string" calcext:value-type="string">
            <text:p>negative</text:p>
          </table:table-cell>
          <table:table-cell table:number-columns-repeated="1021"/>
        </table:table-row>
        <table:table-row table:style-name="ro4">
          <table:table-cell office:value-type="string" calcext:value-type="string">
            <text:p>"Lustig - Sie genau ist es aber, welche als Verhandlungsführerin für die britische Regierung diese Verhandlungen in Büssel mit der EU führt. In einem meiner Beiträge habe ich ja schon auf genau diesen Sachverhalt hingewiesen. Offensichtlich ist nicht einmal der PM dieses Landes dazu fähig oder ermächtigt, diese Verhandlungen zu führen und einen tragfähigen, rechtsgültigen Kompromiss zu verhandeln. Deshalb sind weitere Verhandlungen in dieser Form und Konstellation auch überflüssig und reine Zeitverschwendung. Sie nennen das ""Verhandlungsgeschick"" - mir fällt dazu nur ein Wort ein...dumm!"</text:p>
          </table:table-cell>
          <table:table-cell office:value-type="string" calcext:value-type="string">
            <text:p>"Funny - But it is exactly what leads as the negotiator for the British government these negotiations in Büssel with the EU. In one of my posts, I have already pointed to this fact. Obviously, not even the PM of this country is capable or empowered to conduct these negotiations and to negotiate a viable and legally binding compromise. Therefore, further negotiations in this form and constellation are also superfluous and a waste of time. They call this ""negotiating skills"" - I can only think of one word ... stupid!"</text:p>
          </table:table-cell>
          <table:table-cell office:value-type="string" calcext:value-type="string">
            <text:p>negative</text:p>
          </table:table-cell>
          <table:table-cell table:number-columns-repeated="1021"/>
        </table:table-row>
        <table:table-row table:style-name="ro29">
          <table:table-cell office:value-type="string" calcext:value-type="string">
            <text:p>Ein Stoltenberg im militärischen Bereich - ein Merz im zivilen Bereich. Tätig für blackrock, trilaterale Kommission, AtlantikBrücke und jetzt auch für den Flughafen Köln. Merkt denn niemand, was hier gespielt wird? Merkt denn niemand, wer bei uns wirklich das Sagen hat? Man versucht uns dumm zu halten - einverstanden - aber dem müssen doch nicht alle bedingungslos folgen.</text:p>
          </table:table-cell>
          <table:table-cell office:value-type="string" calcext:value-type="string">
            <text:p>A military Stoltenberg - a Merz in the civilian area. Serving for blackrock, trilateral commission, AtlantikBrücke and now also for Cologne Airport. Does not anyone notice what is being played here? Does not anyone notice who really has the shots here? They try to keep us stupid - okay - but not everybody has to follow that unconditionally.</text:p>
          </table:table-cell>
          <table:table-cell office:value-type="string" calcext:value-type="string">
            <text:p>negative</text:p>
          </table:table-cell>
          <table:table-cell table:number-columns-repeated="1021"/>
        </table:table-row>
        <table:table-row table:style-name="ro30">
          <table:table-cell office:value-type="string" calcext:value-type="string">
            <text:p>Nein, das weiße Haus ist nicht das House of Cards. Das Haus of Cards erscheint gegenüber dem Weißen Haus wie ein Hort des Anstands und der Tugend und seine Bewohner sind nicht so dummprollig.</text:p>
          </table:table-cell>
          <table:table-cell office:value-type="string" calcext:value-type="string">
            <text:p>No, the White House is not the House of Cards. The House of Cards seems like a haven of decency and virtue to the White House, and its inhabitants are not so stupid.</text:p>
          </table:table-cell>
          <table:table-cell office:value-type="string" calcext:value-type="string">
            <text:p>negative</text:p>
          </table:table-cell>
          <table:table-cell table:number-columns-repeated="1021"/>
        </table:table-row>
        <table:table-row table:style-name="ro61">
          <table:table-cell office:value-type="string" calcext:value-type="string">
            <text:p>"und #5 ""5. Offenbar sprechen die Verhandlungsfuehrer der EU nicht ausreichend English. Und mit rosaroter Brille wird ein waager Konjunktiv dem dummen EU-Wahlvolk als Durchbruch verkauft."" wir brauchen gar keinen Durchbruch - die Premier Ministerin braucht ihn. Wenn die Briten ohne Abkommen austreten und sich die Rückzahlungen sparen - stehen die Briten im Regen und müssen dann teuer nach verhandeln. Merke: Ein Angebot sollte man immer annehmen, solange es besteht. Wenn das Angebot erloschen ist, und man in Not doch zurückkehren muss, wird es immer teuer und die Bedingungen härter .. (wenn das dann überhaupt noch jemand will ..) Vermutlich muss dann ""je Gesetz"" bezahlt werden .. denn keiner wird einer zunächst gültigen, dann als unverbindlich deklarierten Absprache, nochmals trauen. Ggf. haben die Briten die funktionstauglichen (und das demo Modell) Patente für einen Fusionsreaktor im Keller ..? Sonst pokern die mit Nieten verdammt hoch .. (zur Zeit funktioniert auf dem Planeten nur eins relativ gut - arbeitsteiliges Zusammenarbeiten gut vernetzter, philosophisch ähnlich ""tickender"" Völker ..) Wer die sichere Herde verlassen will: bitte. Daher denke ich, dass keiner den endgültigen Austritt vollziehen wird. Viel mehr werden die Beiträge weiter bezahlt und ggf. versucht einzelne Gesetze zu umgehen .. unter dem Vorwand, man verlasse die Gemeinschaft eh irgend wann, wenn den die Einigung über den Handel endlich perfekt ist - Schuld ist natürlich/latürnich die böse EU, die die Briten am Austritt hindert .. weil die EU nicht tun will was das Empire anordnet - eine Unverschämtheit sonders gleichen."</text:p>
          </table:table-cell>
          <table:table-cell office:value-type="string" calcext:value-type="string">
            <text:p>"and # 5 ""5. Obviously, EU negotiators do not speak enough English, and with pink glasses on, a horizontal subjunctive is sold as a breakthrough to the stupid EU electorate."" we do not need a breakthrough - the Prime Minister needs him. If the British withdraw without agreement and the repayments save - the British are in the rain and then have to negotiate expensive. Note: An offer should always be accepted as long as it exists. If the offer is extinct, and you have to return in need after all, it will always be expensive and the conditions harder .. (if that's what anyone wants ..) Probably then paid ""by law"" .. because no one will first valid, then declared as non-binding agreement, again trust. Possibly. Do the British have the functional (and the demo model) patents for a fusion reactor in the basement ..? Otherwise the ones playing with studs are fucking high .. (at the moment only one thing works well on the planet - cooperative work well networked, philosophically similar ""ticking"" peoples ..) Who wants to leave the safe herd: please. Therefore, I think that nobody will make the final withdrawal. Much more, the contributions continue to be paid and possibly trying to circumvent individual laws .. on the pretext that you leave the community anyway, when the agreement on the trade is finally perfect - blame is of course / latürnich the evil EU, the the British are prevented from leaving ... because the EU does not want to do what the Empire orders - an outrage especially the same."</text:p>
          </table:table-cell>
          <table:table-cell office:value-type="string" calcext:value-type="string">
            <text:p>negative</text:p>
          </table:table-cell>
          <table:table-cell table:number-columns-repeated="1021"/>
        </table:table-row>
        <table:table-row table:style-name="ro36">
          <table:table-cell office:value-type="string" calcext:value-type="string">
            <text:p>"Worum geht es hier? Die konservative Regierung von Ministerpräser Malcom Turnbull ist im Hintertreffen. In den letzten 24 oder so Monaten war sie in allen Umfragen hinter der Labour Partei, wohl weil wie überall im Westen die Gehälter sinken und Strom und Mieten steigen. Turnbull selbst bleibt aber stets weit vor dem Labour Chef Bill Shorten - Typ farbloser Apparatschik - in den Umfragen in der Position ""bevorzugter Regierungschef"". Darum nutzt er jetzt aus, dass sich Labour Senator Dastiyary - Typ thumber Apparatschik, wahrscheinlich korrupt; lässt sich alles mögliche von irgendwelchen, auch chinesischen Quellen zahlen - wieder mal äusserst blöd verhalten hat. Da macht er halt jetzt Treibjagd und verlangt dass Shorten den Dastiary verantwortlich hält und aus der Labour Partei rauswirft. Nur kann das halt blöd kommen Nur kann das für Turnbull sehr dumm ausgehen weil im Norden von Sydney nächste Woche oder so Nachwahlen anstehen und wenn er das Mandat dort verliert schaut's schlecht um seine Mehrheit im Unterhaus aus: vie;le Wähler in betreffenden Wahlkreis sind Chinesen, die normalerweise eher konservativ eingestellt sind. Zum anderen ist die australische Wirtschaft total von China abhängig. Ohne den Profit aus den Geschäften mit China könnte Australien beim obersten Herrscher, den USA, auch keine Waffen mehr kaufen."</text:p>
          </table:table-cell>
          <table:table-cell office:value-type="string" calcext:value-type="string">
            <text:p>"What is this about? The conservative government of Prime Minister Malcom Turnbull is lagging behind. For the past 24 or so months she has been behind the Labor Party in all polls, probably because, like everywhere else in the West, salaries are falling and electricity and rent are rising. Turnbull himself, however, always remains far ahead of the Labor leader Bill Shorten - type of colorless apparatchik - in the polls in the position of ""preferred head of government"". Therefore, he now uses that Labor Senator Dastiyary - type thumber Apparatchik, probably corrupt; can anything from any, even Chinese sources pay - once again extremely stupid behavior. Now he is doing a hunt and demands that Shorten holds the Dastiary responsible and throws him out of the Labor Party. Only that can be stupid just come out for Turnbull go out very stupid because in the north of Sydney next week or so by-elections are pending and if he loses the mandate there's bad looking at his majority in the lower house: vie; le voters in the relevant constituency are Chinese who are usually more conservative. On the other hand, the Australian economy is totally dependent on China. Without the benefit of doing business with China, Australia could no longer buy arms from the supreme ruler, the United States."</text:p>
          </table:table-cell>
          <table:table-cell office:value-type="string" calcext:value-type="string">
            <text:p>negative</text:p>
          </table:table-cell>
          <table:table-cell table:number-columns-repeated="1021"/>
        </table:table-row>
        <table:table-row table:style-name="ro33">
          <table:table-cell office:value-type="string" calcext:value-type="string">
            <text:p>Eine der m.E. wichtigsten Aufgaben des BND ist es, unfähigen, manchmal sehr dummen, Leuten das Gefühl einer gewissen Wichtigkeit zu geben, die niemand hinterfragt (ist ja geheim...). Ein weiterer Aspekt ist es, diese Leute und ihre Verwandten finanziell gut zu versorgen. Die wenigen, die ihren Job da tatsächlich ernst nehmen, haben kaum etwas zu sagen und kommen gegen diese muffige Behördenmentalität kaum an (was in manchen Fällen auch mal ganz gut ist...). Es kann sein, dass sich diese Mentalität vielleicht in den letzten Jahrzehnten etwas (aber nur ein klein wenig) geändert hat - grundsätzlich ist es aber immer noch dieselbe Kernaufgabe: Aufrechterhaltung einer bequemen Einkommensquelle für eine Gruppe von Leuten. Im Prinzip ist das wie die Mafia - diese Leute kassieren Schutzgeld dafür, dass sie uns beschützen. Und damit wir das glauben, muss ein konsequentes Gefühl der Bedrohung in der Bevölkerung existieren.</text:p>
          </table:table-cell>
          <table:table-cell office:value-type="string" calcext:value-type="string">
            <text:p>One of the m.E. The most important tasks of the BND are to make people unable, sometimes very stupid, to give people the feeling of a certain importance that nobody questions (it is secret ...). Another aspect is to provide these people and their relatives financially well. The few who actually take their job seriously, have little to say and come against this musty government mentality hardly (which in some cases is sometimes quite good ...). It may be that this mentality has changed a bit (but only a little bit) in the last decades - but basically it is still the same core task: Maintaining a comfortable source of income for a group of people. In principle, it's like the mafia - these people collect protection money for protecting us. And for us to believe that, there must be a consistent sense of threat in the population.</text:p>
          </table:table-cell>
          <table:table-cell office:value-type="string" calcext:value-type="string">
            <text:p>negative</text:p>
          </table:table-cell>
          <table:table-cell table:number-columns-repeated="1021"/>
        </table:table-row>
        <table:table-row table:style-name="ro62">
          <table:table-cell office:value-type="string" calcext:value-type="string">
            <text:p>"Sicher wäre es kein Problem, diese Anschuldigungen zu faken. Aber so wie sich Trump gibt, ist das eher unwahrscheinlich. Dass er damit geprahlt hat, ist wohl war. Dass er dies auf Tonband gemacht hätte, eher nicht. Vielmehr wurde Mitschnitt heimlich gemacht. Dass ein Präsident mit seiner Wahl eine Amnestie all seiner Verbrechen und Vergehen erhalten würde, ist natürlich ebenso absurd. Genauso absurd ist es allerdings auch jemanden für kleine jahrzehntealte Vergehen zu belangen, die längst verjährt sind. Bei Bush schlägt das seine Kapriolen: Nicht seine Folteranordnungen, nicht sein Angriffskrieg mit gefakten ""Beweisen"" und nicht seine Ermordung hunderttausender stehen im Fokus - nein es steht im Fokus, dass er bei einer Fotoaufnahme vor vielen Jahren mal die Hand ein paar Zentimeter zu niedrig hielt. Besser kann man Doppelmoral eigentlich nicht auf den Punkt bringen. Rational ist das also alles schon lange nicht mehr. Feiert den Siegeszug der Doppelmoral - aber glaubt nicht, dass Ihr damit moralisch höher stehen würdet - im Gegenteil, das ist schlicht abstoßende Machtpolitik, mindestens so abstoßend wie der dumme Chauvi Trump."</text:p>
          </table:table-cell>
          <table:table-cell office:value-type="string" calcext:value-type="string">
            <text:p>"Surely it would not be a problem to fake these allegations. But as Trump does, that's unlikely. That he boasted with it was probably. That he had done this on tape, rather not. Rather, recording was secretly made. Of course, it is equally absurd for a president to receive an amnesty for all his crimes and misdemeanors. However, it is equally absurd to prosecute someone for small, decades-old offenses that are long since barred. For Bush this does not stop him: not his torture orders, not his war of agony with fake ""proofs"" and not his murder of hundreds of thousands are in focus - no, it is the focus that he at a photo many years ago, the hand a few inches too low held. Better you can not bring double standards actually to the point. So that's not all that rational for a long time. Celebrate the triumphal procession of double standards - but do not think that would make you morally superior - on the contrary, this is simply repugnant power politics, at least as repugnant as the stupid Chauvi Trump."</text:p>
          </table:table-cell>
          <table:table-cell office:value-type="string" calcext:value-type="string">
            <text:p>negative</text:p>
          </table:table-cell>
          <table:table-cell table:number-columns-repeated="1021"/>
        </table:table-row>
        <table:table-row table:style-name="ro53">
          <table:table-cell office:value-type="string" calcext:value-type="string">
            <text:p>So ist es  und in ein frühes Grab, da gehört zwar nicht das Thema, zumindest die Form und das Ausmaß hin, in dem es derzeit behandelt wird. Es ist schlicht dumm, jahrzehntealte Vorwürfe sexuellen Fehlverhaltens zu benutzen, um Politiker, Medienschaffende und andere in der Öffentlichkeit stehende Personen um der politischen Korrektheit willen beruflich und sozial zu vernichten (siehe z.B. Senator Franken in den USA). Man sieht inzwischen, das führt zu Opfern auf allen Seiten des politischen Spektrums. Und dazu wird eine bigotte sexualfeindliche Atmosphäre geschaffen, in der lediglich die Motive unterschiedlich sind: Schutz für Frauen (als Opfer sexueller Belästigung!) auf der einen (liberalen) Seite, klassische Einschränkung sexueller Freiheit auf der anderen (rechte Moralisten und religiöse Fundamentalisten) treffen sich wunderbar auf dem Kriegspfad für eine reine / politisch korrekte Welt. Was übrigbleibt, ist eine Gesellschaft, in der man eigentlich nicht leben möchte: Männer, die nicht besser, sondern nur vorsichtiger werden, und Frauen, bei denen es für eine Heldentat reicht, wenn sie nach Jahren oder Jahrzehnten  zu geeigneter Zeit und z.T., nachdem sie aus dem Schweigen über sexuelle Übergriffe Nutzen gezogen haben  mit ihren Vorwürfen an die Öffentlichkeit gehen. Das bewirkt in der Zwischenzeit, dass die Behauptung des Berührens eines Knies oder einer lockeren Bemerkung mit sexuell gefärbter Diktion vor zehn Jahren zum gleichen Aufschrei führt (me too!) wie eine Vergewaltigung oder sexuelle Nötigung. Die Diskussion hat dadurch Maß und Ziel verloren, das mögliche Endergebnis kann einen nur schaudern lassen. Zum Glück besteht noch ein wenig Hoffnung  es gibt durchaus (ja, auch linksliberale, feministische Autorinnen!) Frauen, die den letztlich gesellschaftsfeindlichen Aufschrei mit Appell zu Reflektion und Differenzierung begleiten bzw. ihm entgegentreten. Ob das reicht? Man wird sehen.</text:p>
          </table:table-cell>
          <table:table-cell office:value-type="string" calcext:value-type="string">
            <text:p>That's the way it is ?? and in an early grave, it does not include the theme, at least the form and extent to which it is currently being dealt with. It is simply stupid to use decades-old allegations of sexual misconduct to politically, politically and politically destroy politicians, the media and other public figures (see, for example, Senator Franken in the US). In the meantime, as you can see, this leads to casualties on all sides of the political spectrum. And to this a bigoted anti-sexual atmosphere is created in which only the motives are different: protection for women (as victims of sexual harassment!) On the one (liberal) side, classic restriction of sexual freedom on the other (right-wing moralists and religious fundamentalists) wonderful on the warpath for a pure / politically correct world. What's left is a society that you really do not want to live in: men who do not get better, but who become more cautious, and women who can do heroic things after years or decades ?? at the appropriate time, and in part, after benefiting from the silence about sexual assault? go public with their allegations. In the meantime, this causes the claim of touching a knee or a loose comment with sexually colored diction to make the same outcry ten years ago (me too!) Like rape or sexual coercion. The discussion has thus lost the measure and goal, the possible end result can only make one shudder. Fortunately, there is still a little hope ?? There are certainly (yes, also left-liberal, feminist authors!) Women who accompany the ultimately anti-social outcry with appeal for reflection and differentiation or confront it. Is that enough? We will see.</text:p>
          </table:table-cell>
          <table:table-cell office:value-type="string" calcext:value-type="string">
            <text:p>negative</text:p>
          </table:table-cell>
          <table:table-cell table:number-columns-repeated="1021"/>
        </table:table-row>
        <table:table-row table:style-name="ro44">
          <table:table-cell office:value-type="string" calcext:value-type="string">
            <text:p>Mein lieber Spahn! Immer wieder die selbe CDU-Leier seit 100Jahren zu rezitieren ist auch nicht das Maß der Dinge! Ordnung, Recht &amp; Sicherheit - ja, das können die Konservativen sehr gut. Heimlich am Bürger vorbei die Gesetze zu beschliessen, die des Bürgers verfassungsmäßige Rechte einschränken oder ganz aufheben, darin seid ihr Konservativen immer gut. Die garantierte Unverletzlichkeit der Wohnung aufzuheben und das ist noch nicht die Spitze des Eisbergs, sowie einige andere verankerten Rechte im Zuge der Terrorprävention - das istjenseits von Gut &amp; Böse! Und was ist daran falsch die jetzt schon lange herrschende Zweiklassenmedizin zu begrenzen? Immer mehr aus der eigenen Tasche zu bezahlen, weil nur noch ein Bruchteil der Leistungen bezahlt wird. Ärtze drängen ihre Patienten in Hauskassenverträge, oft mit unterschwelligen Drohungen. Wissen Sie noch Herr Spahn wofür und wer Sie gewählt hat, oder haben Sie das schon alles vergessen als Berufspolitiker? Es gibt weit aus mehr Probleme zu bewältigen als immer nur diesen Law &amp; Order Schrott! Warum nicht gleich jedem hier einen Cip unter die Hauptpflanzen - derweil verhungern Kinder in diesem Staat oder bekommen von privaten bzw. kirchlichen Organisationen Mittagessen gespendet, weil es zuhause nicht für ein warmes Essen jeden Tag reicht! Nur weil es Ihnen mein Herr besonders gut geht und Sie sich bestimmt keine Sorgen machen müssen, weil ja die dummen Bürger = Wähler alles für SIE bezahlen. Mann, denken sie auch mal nach oder um was geht es HIER?!</text:p>
          </table:table-cell>
          <table:table-cell office:value-type="string" calcext:value-type="string">
            <text:p>My dear Spahn! Reciting the same CDU lyre for 100 years is not the measure of all things! Order, law &amp; security - yes, the conservatives can do that very well. Secretly bypassing the citizen's laws, which restrict or revoke the citizen's constitutional rights, you conservatives are always good at it. Rescinding the guaranteed inviolability of the home and that's not the tip of the iceberg, as well as some other anchored rights in the wake of terrorism prevention - that's beyond good and evil! And what's wrong with limiting the now-prevailing two-class medicine? More and more to pay out of pocket, because only a fraction of the services is paid. Doctors are pushing their patients into house-purchase contracts, often with subliminal threats. Do you still know Mr. Spahn for what and who elected you, or did you forget that as a professional politician? There are far more problems to deal with than just this Law &amp; Order scrap! Why not give everyone a cip among the main plants - meanwhile, children starve to death in this state or get donated by private or church organizations, because home is not enough for a warm meal every day! Just because my master is doing you very well and you certainly do not have to worry because the stupid citizens = voters pay everything for YOU. Man, think about it or what is it HERE ?!</text:p>
          </table:table-cell>
          <table:table-cell office:value-type="string" calcext:value-type="string">
            <text:p>negative</text:p>
          </table:table-cell>
          <table:table-cell table:number-columns-repeated="1021"/>
        </table:table-row>
        <table:table-row table:style-name="ro22">
          <table:table-cell office:value-type="string" calcext:value-type="string">
            <text:p>"Eine Minderheitsregierung ist eine schwache Regierung. Das schadet uns allen. Man kann erwarten, dass sich Parteien ""verbiegen"", um eine Regierung zu bilden. Alles andere ist zwar bequem, aber nicht im Sinne der Meinungsvielfalt. Bei Neuwahlen könnte Schwarz-Grün eine Mehrheit erreichen, wenn sie diese Konstellation schon vor der Wahl ankündigt. Es wäre das einzige Bündnis, das man den Wählern ""verkaufen"" kann, da alle anderen Merkel eine Absage erteilt haben. Der Wähler ist doch nicht so dumm, eine Partei zu wählen, die eine Regierungsbeteiligung zusammen mit der Union bereits für ""generell unmöglich"" erklärt hat."</text:p>
          </table:table-cell>
          <table:table-cell office:value-type="string" calcext:value-type="string">
            <text:p>"A minority government is a weak government. That harms us all. One can expect parties to ""bend"" to form a government. Everything else is comfortable, but not in the sense of diversity of opinion. In new elections, Black and Green could reach a majority if they announce this constellation before the election. It would be the only alliance that can be ""sold"" to voters, as all other Merkel have rejected. The voters are not so stupid as to choose a party that has already declared government participation together with the Union ""generally impossible""."</text:p>
          </table:table-cell>
          <table:table-cell office:value-type="string" calcext:value-type="string">
            <text:p>negative</text:p>
          </table:table-cell>
          <table:table-cell table:number-columns-repeated="1021"/>
        </table:table-row>
        <table:table-row table:style-name="ro62">
          <table:table-cell office:value-type="string" calcext:value-type="string">
            <text:p>wie kommen Sie auf diesen Unsinn? Ich halte die Mehrheit der Wähler einfach nicht für so dumm, dass sie glauben, wasin den Wahlprogrammen steht, wirdzu 100 % umgesetzt. Sie scheinen hingegen von einem Wähler auszugehen, der so dumm ist, dass er denkt, Zitronenfalter falten Zitronen, die Erde ist eine Scheibe und jede Funktion linear. Bestes Beispiel ist unser geliebtes Trumpeltier mit seiner Jerusalementscheidung. Ich sag mal, selbst wenn - rein hypothetisch - sich Abbas und Netanyahu schon geeinigt hätten und es nur noch der Unterschriften bedurft hätte, das Chaos, was jetzt angerichtet wurde, dreht das Rad um 20 Jahre zurück. Gegen solche Querflöter und Blindschleichen ist jede Politik machtlos. Und gerade in der Politik sind eine ganze Menge Mitspieler am Tisch, die das schönste Parteiprogramm zur Makulatur werden lassen können, noch ehe alle Minister ihre Ernennungsurkunde in den Händen halten. Glauben Sie wirklich, der Wähler ist so dumm, dass er das nicht weiß? Wenn ja, wird es allerhöchste Zeit für eine Wahlrechtsreform! Dann brauchen wir sowas wie eine Wahlbefähigungsprüfung, um als Wähler zugelassen zu werden!</text:p>
          </table:table-cell>
          <table:table-cell office:value-type="string" calcext:value-type="string">
            <text:p>how do you come to this nonsense? I do not think the majority of voters are so stupid that they believe what is in the election programs is 100% implemented. On the other hand, they seem to start from a voter stupid enough to think that lemon butterflies fold lemons, the earth is a disk, and every function is linear. The best example is our beloved Rumpeltier with his Jerusalem decision. Let me tell you, even if - purely hypothetically - Abbas and Netanyahu had already agreed and it would only take the signatures, the chaos that was done now turns the wheel back by 20 years. Every policy is powerless against such transgressors and stalking. And it is precisely in politics that a great many other players are at the table who can make the most beautiful party program a waste before all the ministers have their appointment certificate in their hands. Do you really think the voter is so stupid that he does not know that? If so, it will be high time for an electoral reform! Then we need something like an eligibility exam to be admitted as a voter!</text:p>
          </table:table-cell>
          <table:table-cell office:value-type="string" calcext:value-type="string">
            <text:p>negative</text:p>
          </table:table-cell>
          <table:table-cell table:number-columns-repeated="1021"/>
        </table:table-row>
        <table:table-row table:style-name="ro71">
          <table:table-cell office:value-type="string" calcext:value-type="string">
            <text:p>Machen wir einfach zwei Beispiele aus der jüngsten Zeit: 1.) Schulz ist der Meinung wir brauchen ein föderales Europa in 5 Jahren, was nach einer ordentlichen Analyse disputabel wäre (ich komme gerade von einem Vortrag von Historkier Herfried Mückler), aber warum kommt der gute Herr damit nach Wahl daher. 2.) die FDP will vor der Wahl (wohlk nur verbal) etwas für das Klima tun (Stichwort Energiewende) und kommen die Grünen mit der (zweifelhafter) Ordnungspolitik daher (also Braunkohlekraftwerke suksessive still legen) kommt von Lindner und Kubiki außer billiger Rhetorik nichts. Z.B. hätte die FDP als eine marktliberale Partei ja u.a. vor der Wahl ein ökologische Steuerreform vorschlagen können (also einen mit Steuern ausgebauten Markt für CO2 Zertifikate neben dem schlecht funktionierenden Markt der EU Zertikate, da zu billig), oder ein Angebots- jund Nachfrage regulierten Strommarkt bis zum Endkunden aber dazu schwiegen sie besser..... usw. Es drängt daher einfach auf die Politik würde gerne am Wähler (und oft am Parlament) vorbei Entscheidungen fällen, ohne vor der Wahl die Katze aus Sack zu lassen, also die notwendigen Dinge ordentlich und kontrovers zu diskutieren, sich zur Wahl zu stellen, und dann eine Entscheidung herbeiführen (was dann auch mögloich wäre). Also mich wundert es wirklich nicht dass es nun nach der Wahl praktisch unmöglich ist, eine Regierung beizubringen, wenn man vorher die Debatte und Auseinandersetzung scheut und sich in Phrasen ergibt. Weiterhin drängt sich doch stark der Gedanke auf, dass die Politik aus konfliktscheue die Wähler nicht ernst nimmt, denn wählen könnte z.B. heissen zwischen unterschiedlichen und vorher bekannten Konzepten auszuwählen (und dummerweise sagt das die vom mir verachtete AfD bzgl. der Immigrationsfrage auch, aber ich schreibe das hier auf damit Sie endlich begreifen dass der Unmut über die politischen Prozesse - bzw. das Schewigen darüber - auch jenseits der AfD präsent ist). In diesem Sinne... schau mer mal.</text:p>
          </table:table-cell>
          <table:table-cell office:value-type="string" calcext:value-type="string">
            <text:p>Let's just make two recent examples: 1.) Schulz thinks we need a federal Europe in 5 years, which would be disputable after a proper analysis (I've just come from a lecture by Historkier Herfried Mückler), but why is that? good Lord therefore with choice therefore. 2nd) The FDP wants to do before the election (wohlk only verbally) something for the climate (keyword energy transition) and come the Greens with the (dubious) regulatory policy therefore (so brown coal power plants sucksessive shut down) comes from Lindner and Kubiki except cheap rhetoric nothing , For example, would have the FDP as a market liberal party yes u.a. before the election, they could propose an ecological tax reform (ie a taxed market for CO2 certificates in addition to the badly functioning market of EU certificates, as too cheap), or a supply and demand regulated electricity market to the end customer, but they were more silent on that. ... etc. It therefore simply urges the politicians would like to make decisions on the voters (and often on parliament) without letting the cat out of the bag before the election, so to discuss the necessary things neatly and controversially, to vote and then make a decision (which would be possible). So it really does not surprise me that it is practically impossible after the election to teach a government, if you shy away from the debate and debate before turning into phrases. Furthermore, the idea that politicians out of conflict-aversion do not take voters seriously, is very much in demand. to choose between different and previously known concepts (and stupidly that says the despised of me AfD regarding the immigration question also, but I write this here so that you finally realize that the displeasure of the political processes - or the Schewigen about - beyond the AfD is present). In that sense ... look.</text:p>
          </table:table-cell>
          <table:table-cell office:value-type="string" calcext:value-type="string">
            <text:p>negative</text:p>
          </table:table-cell>
          <table:table-cell table:number-columns-repeated="1021"/>
        </table:table-row>
        <table:table-row table:style-name="ro21">
          <table:table-cell office:value-type="string" calcext:value-type="string">
            <text:p>Natürlich hat Trump von nichts gewusst und selbst wenn, wäre es dem durchschnittlichen Blödamerikaner egal, er würde Trump erneut wählen. Nein, das ist nicht das wirkliche Amerika!schreit die US-Intelligenzia. Antwort: doch, natürlich! Selbst ohne Russenmanipulation hätten viel zu viele Trump gewählt. Das ist Amerika! Ein System, das offenbar bewusst große Teile der Bevölkerung dumm hält, damit es Kanonenfutter für die Armee hat. Eine derart große Freiwilligenarmee schafft man nur durch Perspektivlosigkeit und -auch- blödsinnig überzogenen Patriotismus in Form von Nationalismus. Ich war mal fasziniert von diesem Land, jetzt macht es mir nur noch Angst.</text:p>
          </table:table-cell>
          <table:table-cell office:value-type="string" calcext:value-type="string">
            <text:p>"Of course, Trump did not know anything, and even if it did not matter to the average stupid American, he would vote for Trump again. ""No, that's not the real America!"" Cries the US intelligentsia. Answer: yes, of course! Even without Russian manipulation, too many Trump would have chosen. That's America! A system that seems to deliberately keep large parts of the population stupid enough to have cannon fodder for the army. Such a large army of volunteers can only be achieved through lack of perspectives and dumbfounded patriotism in the form of nationalism. I was once fascinated by this country, now it only scares me."</text:p>
          </table:table-cell>
          <table:table-cell office:value-type="string" calcext:value-type="string">
            <text:p>negative</text:p>
          </table:table-cell>
          <table:table-cell table:number-columns-repeated="1021"/>
        </table:table-row>
        <table:table-row table:style-name="ro26">
          <table:table-cell office:value-type="string" calcext:value-type="string">
            <text:p>Wer Singapur als Beleg anführt, dass ein Land wie Deutschland auch als nationalistisch abgeschottetes kleines Land erfolgreich sein kein, hat sich bestenfalls garnicht informiert oder nachgedacht. Singapur ist kein Land mit großer eigener Produktions-Industrie, sondern auf Grund seiner Lage ein fast reiner Handels-Waren-Umschlagplatz mit großer internationaler Finanzwirtschaft. Um also einen ähnlichen ökonomischen Erfolg zu realisieren, müßte der Autor erstmal sagen, was wir mit all den Menschen in Deutschland machen, die dann keinen Job mehr haben, wenn wir unsere produzierende Industrie so weitgehend abgeschafft haben. Dann ist ein Hauptwirtschaftszweig von Singapur die Finanzindustrie. Übertragen auf Deutschland hieße das, dass wir bis auf Frankfurt den Rest von Deutschland nicht mehr brauchen, ja der nur stört. Seine ökonomische Macht als Handelsplatz entsteht in Singapur durch die geografische Lage. So zentral, dass wir daraus Kapital schlagen könnten, liegen wir dummerweise nicht - Klappt also auch nicht. Singapur hat nur 5.700.00 Einwohner. Diese mit relativem Wohlstand zu versorgen ist bei einen Bruttoinlandsprodukt von fast 300 Milliarden Euro pro Jahr nicht schwer. Übertragen auf die Bevölkerungsdichte Deutschlands bedeutete das, dass wir ein BIP von 22 Billionen Euro erwirtschaften müßten. Wir schaffen aber nur lächerliche 2,9 Billionen. Ich hoffe, dass jedem daran klar wird, dass hier im Forum mit solchen Milchmädchenrechnungen um sich zu werfen um seine nationalistischen Fantasien zu begründen, populistisch und inhaltlich blamabel ist.</text:p>
          </table:table-cell>
          <table:table-cell office:value-type="string" calcext:value-type="string">
            <text:p>Anyone who cites Singapore as a proof that a country like Germany can not succeed as a nationalistically isolated small country has, at best, not informed or thought at all. Singapore is not a country with a large own production industry, but due to its location an almost pure trade-goods-Umschlagplatz with large international financial economy. So to realize a similar economic success, the author would first have to say what we do with all those people in Germany who will not have a job anymore if we have abolished our manufacturing industry as much as possible. Then, a main industry of Singapore is the financial industry. Transferring to Germany means that we do not need the rest of Germany except for Frankfurt, which only bothers us. Its economic power as a trading center arises in Singapore due to its geographical location. So central that we could capitalize on it, we are stupidly not - So it does not work either. Singapore has only 5,700.00 inhabitants. Supplying them with relative wealth is not difficult given a gross domestic product of almost 300 billion euros per year. Translated to the population density of Germany this meant that we would have to generate a GDP of 22 trillion euros. But we only make ridiculous 2.9 trillion. I hope that everyone will realize that throwing in the forum with such Milchmädchenrechnungen around itself to justify its nationalistic fantasies, populist and content is embarrassing.</text:p>
          </table:table-cell>
          <table:table-cell office:value-type="string" calcext:value-type="string">
            <text:p>negative</text:p>
          </table:table-cell>
          <table:table-cell table:number-columns-repeated="1021"/>
        </table:table-row>
        <table:table-row table:style-name="ro27">
          <table:table-cell office:value-type="string" calcext:value-type="string">
            <text:p>Der Brexit ist überflüssig und dumm. Mehr gibt es nicht zu sagen. Alleine zu stehen ist nie ein Vorteil. Die EU ist der größte Handelspartner der Briten. Aber wenn es den Leuten gut geht, drehen die durch. So ist den Briten wohl auch ergangen. Haben die politische Karriere einiger Populisten gefördert. Das war alles</text:p>
          </table:table-cell>
          <table:table-cell office:value-type="string" calcext:value-type="string">
            <text:p>The Brexit is superfluous and stupid. There is nothing more to say. To stand alone is never an advantage. The EU is the largest trading partner of the British. But when people are okay, they go crazy. That's what happened to the British. Promoted the political career of some populists. That was all</text:p>
          </table:table-cell>
          <table:table-cell office:value-type="string" calcext:value-type="string">
            <text:p>negative</text:p>
          </table:table-cell>
          <table:table-cell table:number-columns-repeated="1021"/>
        </table:table-row>
        <table:table-row table:style-name="ro14">
          <table:table-cell office:value-type="string" calcext:value-type="string">
            <text:p>Ich habe null Prozent Mitleid mit der FDP. Ihr großmäuliger Anführer Christian Lindner hat es zwar geschafft die Neoliberalen in den Bundestag zurück zu holen. Aber verändert hat er diese Partei nicht, weil es auch gar nicht in seiner Absicht lag. Im Wahlkampf hat die FDP bewusst nicht auf Inhalte gesetzt, weil sie gar keine zu bieten hat - zumindest keine, die man dem Wähler verkaufen kann. Sonst hätte sie bei den Jamaika-Sondierungen nicht so patzen müssen. Denn das einzige, was die Lberalen da geleifert hatten, waren dumme Sprüche von Wolfgang Kubicki. Die FDP war, ist und bliebt die Lobby-Partei der Reichen und damit gehört sie eigentlich dorthin, wo sie in den vergangenen fünf Jahren war - in die außerparlamentarische Opposition. Es sei denn, sie kriegt noch mal die Kurve und besinnt sich auf ihre alte Rolle als Verfechterin bürgerlicher Rechte.</text:p>
          </table:table-cell>
          <table:table-cell office:value-type="string" calcext:value-type="string">
            <text:p>I have zero percent pity for the FDP. Their big-mouthed leader Christian Lindner has managed to bring the neo-liberals back to the Bundestag. But he did not change this party because it was not his intention. In the election campaign, the FDP has deliberately not set on content, because it has none to offer - at least not that one can sell to the voter. Otherwise, she would not have had to play like that in the Jamaican Soundings. Because the only thing that the Liberals had delivered there were stupid sayings by Wolfgang Kubicki. The FDP was, is and remains the lobbying party of the rich, and so it actually belongs to where it has been for the past five years - the extra-parliamentary opposition. Unless she gets the turn again and thinks back to her old role as a champion of civil rights.</text:p>
          </table:table-cell>
          <table:table-cell office:value-type="string" calcext:value-type="string">
            <text:p>negative</text:p>
          </table:table-cell>
          <table:table-cell table:number-columns-repeated="1021"/>
        </table:table-row>
        <table:table-row table:style-name="ro3">
          <table:table-cell office:value-type="string" calcext:value-type="string">
            <text:p>der Nettoeinzahler UK zahlte viele Mrd / Jahr mehr in die EU-Kasse ein, als die Britten von der EU zurück bekamen. Jetzt wird geklärt wieviele Mrd UK noch zahlen soll und mit welchen Kompromissen der Handel mit den Britten weitergeht. Wenn die vielen Nehmerländer einmal einzahlen müssen, ist es sowieso vorbei, allein Polen bekommt von der EU ca. 10 oder gar 12 Mrd / Jahr geschenkt, denen tun nicht einmal ein paar Mill Strafen sehr weh, weil sie u.a. keine Flüchtlinge aufnehmen wollen. Der EU-Haushalt soll jetzt über Steuern von 140 auf 240 Mrd steigen, aber viele Pisa-Michel schwätzen immer noch vom grossen Nutzen für D , wenn er 13 Mrd mehr in die EU einzahlt, als wir von ihr zurück bekommen. Den haben nur die, die schon nicht wissen, wohin mit ihren Mill / Mrd, die anderen zahlen, auch wenn für einige ein paar Krümel abfallen, bezahlen sie das Tarnsystem Target-2, die ca. 870 Mrd mit über Schuldenschnitten. Das begreifen viele auch immer noch nicht, die Konzerne bekommen von ihrer Hausbank sofort die Mill / Mrd für ihre Exporte in die Euro-EU. Die Hausbank bekommt das Geld von der Bundesbank, die quasi uns allen gehört, sie (also wir) bekommen nur Forderungen gegenüber anderen EU-Landesbanken. Jeder Halbdumme weiss schon, gibt man einem sehr hoch Verschuldeten Geld, Waren,..., kann man die quasi Schuldscheine nicht einlösen. Bestenfalls ist Target-2 ein zinsloser Kredit über Jahrzehnte und eine Absatzförderung auf unsere Kosten.</text:p>
          </table:table-cell>
          <table:table-cell office:value-type="string" calcext:value-type="string">
            <text:p>The net UK payer paid many billions / yr more into the EU fund than the Britons got back from the EU. Now it is clarified how many billions of UK is still to pay and with what compromises the trade with the Britons continues. If the many recipient countries have to pay once, it is over anyway, but Poland is given by the EU about 10 or even 12 billion / year, which do not even hurt a few million penalties, because they hurt u.a. do not want to take in refugees. The EU budget is now set to rise above taxes from 140 to 240 billion, but many Pisa-Michel are still chattering about the huge benefits for D if he pays 13 billion more into the EU than we get back from it. Only those who do not know where to pay with their mill / billions, the others, even if some fall off a few crumbs for some, they pay the tarn system Target-2, the about 870 billion with over debt cuts. Many still do not understand that, the corporations get from their house bank immediately the mill / billion for their exports to the Euro-EU. The house bank gets the money from the Bundesbank, which belongs to virtually all of us, they (we) only get claims against other EU Landesbanken. Every half-fool knows, if you give a very high indebted money, goods, ..., you can not redeem the quasi promissory notes. At best, Target-2 is an interest-free loan for decades and a promotion at our expense.</text:p>
          </table:table-cell>
          <table:table-cell office:value-type="string" calcext:value-type="string">
            <text:p>negative</text:p>
          </table:table-cell>
          <table:table-cell table:number-columns-repeated="1021"/>
        </table:table-row>
        <table:table-row table:style-name="ro12">
          <table:table-cell office:value-type="string" calcext:value-type="string">
            <text:p>Waren sie jemals in Ungarn? Ich glaube nicht. Das ständige ziemliche dumme Geschreibe, dass man den Ländern den Geldhahn zudrehen sollte, die nicht so wollen wir Deutschland und die EU-Rotweintrinker. Ungarn und Polen haben meine volle Sympathie. Was glauben sie, warum Großbritannien das Weite gesucht hat? Die Arroganz der Deutschen ist unerträglich. Weit haben nur genau wie die kleinen Länder, nur eine Stimme.</text:p>
          </table:table-cell>
          <table:table-cell office:value-type="string" calcext:value-type="string">
            <text:p>Have you ever been to Hungary? I do not think so. The constant quite stupid Geschreibe, that one should turn the money off the countries, the not so we want Germany and the EU-Rotweintrinker. Hungary and Poland have my full sympathy. What do you think, why Britain has gone the distance? The arrogance of the Germans is unbearable. Far only have the same as the small countries, only one vote.</text:p>
          </table:table-cell>
          <table:table-cell office:value-type="string" calcext:value-type="string">
            <text:p>negative</text:p>
          </table:table-cell>
          <table:table-cell table:number-columns-repeated="1021"/>
        </table:table-row>
        <table:table-row table:style-name="ro26">
          <table:table-cell office:value-type="string" calcext:value-type="string">
            <text:p>"""Nirgendwo wurde jemals eine Grenzüberquerung fixiert"". Sie haben völlig recht: ""Niemand will eine Mauer bauen!"" Das wurde dann in gleicher Weise bestätigt. nun können sie an einer Vielzahl von Kommentaren entnehmen, dass Sie mit Ihren Beweisen wohl der Einzige sind. Selbst Putin äußerte sich anders, er habe die Besetzung der Krim geleitet. Ich kann ihre Aufregung anhand dreier aufeinander folgender Kommentare von Ihnen verstehen. Hier behaupten nun andere ungestraft Dinge und führen sogar die die massenhaft in den Medien und vor der UNO genannten Beweise über russische Aggressionen an. Das wurmt sie, denn zu DDR-Zeiten wäre nur Ihre (also die Parteimeinung) in den Zeitungen erschienen. Jetzt kann man die Bevölkerung nicht mehr verdummen und die Weltbevölkerung spricht sich gegen Aggressionen und Landnahme aus, und das nicht nur in Israel. Da wurden gegen das nun imperialistische Russland Sanktionen ausgesprochen und weiter aufrecht erhalten. Da wird Russland wegen eines staatlich angeordneten und durchgeführten Dopings kritisiert und bestraft. Bei Tamara und Irina Press wäre das eine Verleumdung mit Bestrafung der sich Äußernden gewesen. Nun sind Sie der einzige Genosse, der alle mit Ihren ""Beweisen"" der Nichtbeteiligung Russlands an seinen Aggressionen überzeugen will, und keiner will Ihnen glauben und wird auch nicht mehr dafür bestraft. Ich bedaure Sie. Psychiater wissen, dass man psychisch Kranken bei ihren Ansichten und Äußerungen nicht widersprechen darf. Ich will es auch nicht: ""Sie haben ja so recht, alle anderen sind böse!"""</text:p>
          </table:table-cell>
          <table:table-cell office:value-type="string" calcext:value-type="string">
            <text:p>"""Nowhere has ever been fixed a border crossing"". They are quite right: ""Nobody wants to build a wall!"" This was then confirmed in the same way. now you can see from a variety of comments that you are probably the only one with your evidence. Even Putin expressed himself differently, he had led the occupation of the Crimea. I can understand your excitement with three consecutive comments from you. Here, others now claim things with impunity and even cite the evidence of Russian aggression that is massively mentioned in the media and before the United Nations. That's what they do, because in GDR times only yours (ie the party opinion) would have appeared in the newspapers. Now you can no longer stult the population and the world population is against aggression and land grab, and not only in Israel. Since then sanctions were imposed against the now imperialist Russia and maintained. Since Russia is criticized for a state-ordered and carried out doping and punished. For Tamara and Irina Press, that would have been a slander with punishment of the utterances. Now you are the only comrade who wants to convince everyone with his ""evidence"" of non-participation of Russia in his aggression, and no one wants to believe you and will not be punished for it. I am sorry for you. Psychiatrists know that one must not contradict mentally ill patients with their views and statements. I do not want it either: ""You are right, everyone else is evil!"""</text:p>
          </table:table-cell>
          <table:table-cell office:value-type="string" calcext:value-type="string">
            <text:p>negative</text:p>
          </table:table-cell>
          <table:table-cell table:number-columns-repeated="1021"/>
        </table:table-row>
        <table:table-row table:style-name="ro20">
          <table:table-cell office:value-type="string" calcext:value-type="string">
            <text:p>KEIN Zufall! Zum einen würde sich die FDP gerne hofieren lassen, um im Falle neuer Verhandlungen, mit mehr politischem Gewicht gegenüber allen anderen Verhandlungspartnern auftreten zu können. Herr Kubicki hat in den vergangenen Tagen sicherlich auch die Umfragen zu Kenntnis genommen, dass die Werte für die FDP nach unten zeigen, während die SPD zulegt. Ein weiterer wichtiger Grund dürfte auch darin bestehen, dass Kubicki es nicht zulassen möchte, dass eine wiedererstarkte SPD mit neuem Selbstbewußtsein, großes Entgegenkommen ihres Koalitionspartners in spe einfordern möchte und seine FDP dem ganzen zuvor offensichtlichdem den Weg geebnet hat. Wie dumm würde die FDP vor der Wirtschaft stehen?</text:p>
          </table:table-cell>
          <table:table-cell office:value-type="string" calcext:value-type="string">
            <text:p>No coincidence! For one, the FDP would like to be courted in order to be able to act in the case of new negotiations, with more political weight compared to all other negotiating partners. Mr. Kubicki has certainly taken note of surveys over the past few days that the values ​​for the FDP are pointing down while the SPD is growing. Another important reason may well be that Kubicki does not want to allow a resurgent SPD with renewed self-confidence to demand a great deal of condolence from their coalition partner and, obviously, has paved the way for his FDP. How stupid would the FDP stand in front of the economy?</text:p>
          </table:table-cell>
          <table:table-cell office:value-type="string" calcext:value-type="string">
            <text:p>negative</text:p>
          </table:table-cell>
          <table:table-cell table:number-columns-repeated="1021"/>
        </table:table-row>
        <table:table-row table:style-name="ro16">
          <table:table-cell office:value-type="string" calcext:value-type="string">
            <text:p>Die GroKo ist schlechter weil nun, bevor es die GroKo überhaupt gibt der Versager Gabriel als nur geschäftsführender AM seine dummen Aussagen in die Welt Posaunt! Ich wünsche der SPD und Schlunz/Siggy Pop von Herzen die GroKo, dann bin ich danach wenigstens diese geistigen Minderleister los und muss sie nie wieder sehen (hoffentlich).</text:p>
          </table:table-cell>
          <table:table-cell office:value-type="string" calcext:value-type="string">
            <text:p>The GroKo is worse because now, before the GroKo ever gives the loser Gabriel as the only executive AM his stupid statements in the world trumpet! I wholeheartedly wish the SPD and Schlunz / Siggy Pop the GroKo, then I will at least get rid of these mental underdogs and never have to see them again (hopefully).</text:p>
          </table:table-cell>
          <table:table-cell office:value-type="string" calcext:value-type="string">
            <text:p>negative</text:p>
          </table:table-cell>
          <table:table-cell table:number-columns-repeated="1021"/>
        </table:table-row>
        <table:table-row table:style-name="ro28">
          <table:table-cell office:value-type="string" calcext:value-type="string">
            <text:p>sowohl in den USA, als auch in Sachsen. AfD wählen, weil die Kraftwerksbranche bei Siemens stottert? Mein Gott, sind die Wähler dumm ?</text:p>
          </table:table-cell>
          <table:table-cell office:value-type="string" calcext:value-type="string">
            <text:p>both in the US, and in Saxony. AfD choose because the power plant industry stutters at Siemens? My God, are voters stupid?</text:p>
          </table:table-cell>
          <table:table-cell office:value-type="string" calcext:value-type="string">
            <text:p>negative</text:p>
          </table:table-cell>
          <table:table-cell table:number-columns-repeated="1021"/>
        </table:table-row>
        <table:table-row table:style-name="ro1">
          <table:table-cell office:value-type="string" calcext:value-type="string">
            <text:p>Sachsen geht es generell gut.Im Bildungssystem sind sie mit Bayern Spitze.Das Siemens Problem war noch garnicht bekannt, wie Forist ctwalt betonte.Die Wähler in Sachsen sind überhaupt nicht dumm, weil sie z.B.erkennen, was die Migration fuer eine Hypothek fuer DE ist. Deutschland, das angeblich so reiche Land liegt bei den Renten am unteren Ende.Haben die etablierten Parteien dafuer etwas getan?? Jetzt umzuschalten ist schwer und sehr teuer.Dumm sind diejenigen, die das nicht erkennen wollen und weiter die Verursacher wählen.</text:p>
          </table:table-cell>
          <table:table-cell office:value-type="string" calcext:value-type="string">
            <text:p>Saxony is generally good. In education they are Bayern tip. The Siemens problem was not even known, as Fortw ctwalt emphasized. The voters in Saxony are not stupid at all, because they recognize, for example, what the migration for a mortgage for DE , Germany, which is said to be so rich country lies in the pensions at the bottom. Have the established parties done something for ?? Switching now is difficult and very expensive. Bad are those who do not want to recognize this and continue to choose the polluters.</text:p>
          </table:table-cell>
          <table:table-cell office:value-type="string" calcext:value-type="string">
            <text:p>negative</text:p>
          </table:table-cell>
          <table:table-cell table:number-columns-repeated="1021"/>
        </table:table-row>
        <table:table-row table:style-name="ro20">
          <table:table-cell office:value-type="string" calcext:value-type="string">
            <text:p>"für die Etablierten, trotz der ewigen Hetze und Diffamierungen gegen die AfD, vor allem in der gesamten Presselandschaft. Wenn Frau Merkel es sich erlaubt, weitere vier Jahre gegen das eigene Volk zu regieren und Herr Schulz glaubt, ohne die Zustimmung der 27 EU-Länder die ""Vereinigten Europäischen Staaten"" ausrufen zu dürfen, der wird bei der nächsten Wahl dermaßen abgestraft, wie es die Bundesrepublik nach dem 2. Weltkrieg nicht gesehen hat. Die sogenannten Volksparteien CDU und SPD werden sich um den 3. Platz im Parlament zoffen können. An der AfD kommt niemand mehr vorbei, die Menschen sind gegen die Haßtiraden gegen diese Partei inzwischen immun, weil sie doch nicht so dumm sind, für die sie gehalten wurde."</text:p>
          </table:table-cell>
          <table:table-cell office:value-type="string" calcext:value-type="string">
            <text:p>for the established, despite the perpetual incitement and defamation against the AfD, especially in the entire press landscape. If Mrs Merkel allows herself to rule for another four years against her own people, and Mr Schulz believes that without the agreement of the 27 EU countries, he can exclaim the 'United European States', then the next election will be as punishable as it is the Federal Republic did not see after the 2. World war. The so-called popular parties CDU and SPD will be able to compete for 3rd place in parliament. No one can get past the AfD anymore, people are now immune to the hate speech against this party, because they are not so stupid as they were supposed to be.</text:p>
          </table:table-cell>
          <table:table-cell office:value-type="string" calcext:value-type="string">
            <text:p>negative</text:p>
          </table:table-cell>
          <table:table-cell table:number-columns-repeated="1021"/>
        </table:table-row>
        <table:table-row table:style-name="ro30">
          <table:table-cell office:value-type="string" calcext:value-type="string">
            <text:p>Wenn Politiker mit dem Volk hadern, sollten sie ein anderes Volk wählen. Warum bin ich dumm, wenn ich einen Kanditaten einer bestimmten Partei in den Bundestag wähle? Wer sind die schlauen?</text:p>
          </table:table-cell>
          <table:table-cell office:value-type="string" calcext:value-type="string">
            <text:p>If politicians quarrel with the people, they should choose another people. Why am I stupid if I choose a candidate of a certain party in the Bundestag? Who are the smart ones?</text:p>
          </table:table-cell>
          <table:table-cell office:value-type="string" calcext:value-type="string">
            <text:p>negative</text:p>
          </table:table-cell>
          <table:table-cell table:number-columns-repeated="1021"/>
        </table:table-row>
        <table:table-row table:style-name="ro48">
          <table:table-cell office:value-type="string" calcext:value-type="string">
            <text:p>Nach den Wahlergebnissen zu beurteilen ist die AfD bereits mehr etabiliert als die Linken, Grüne oder FDP. Man kann nicht gleichzeitig etabiliert sein und gegen die Etabilierten kämpfen. Volksverdummung ist das.</text:p>
          </table:table-cell>
          <table:table-cell office:value-type="string" calcext:value-type="string">
            <text:p>Judging from the election results, the AfD is already more established than the Left, Green or FDP. You can not be etabilized at the same time and fight against the established ones. This is national dumbing.</text:p>
          </table:table-cell>
          <table:table-cell office:value-type="string" calcext:value-type="string">
            <text:p>negative</text:p>
          </table:table-cell>
          <table:table-cell table:number-columns-repeated="1021"/>
        </table:table-row>
        <table:table-row table:style-name="ro28">
          <table:table-cell office:value-type="string" calcext:value-type="string">
            <text:p>Dann müßte man auch dummes Denken und das Nachplappern von linken, inhaltslosen Parolen unter Strafe stellen. Merken Sie was?</text:p>
          </table:table-cell>
          <table:table-cell office:value-type="string" calcext:value-type="string">
            <text:p>Then one would also have to punish stupid thinking and the parroting of leftist, contentless slogans. Remember what?</text:p>
          </table:table-cell>
          <table:table-cell office:value-type="string" calcext:value-type="string">
            <text:p>negative</text:p>
          </table:table-cell>
          <table:table-cell table:number-columns-repeated="1021"/>
        </table:table-row>
        <table:table-row table:style-name="ro49">
          <table:table-cell office:value-type="string" calcext:value-type="string">
            <text:p>"Ein Blick ins AfD-Programm zur Bundestagswahl hätte Ihnen vor dem Schreiben der Zeilen schon weitergeholfen: &lt;i&gt;""Die Afd befürwortet einen gesetzlichen Mindestlohn, da er bei den jetzigen Verhältnissen die vergleichsweise schwache Position der Niedriglohnempfänger gegenüber den Interessen der Arbeitgeber stärkt.""&lt;/i&gt; Auch von ""Arbeitsdiensten"" für Arbeitslose ist nirgends die Rede. Die Senkung des Spitzensteuersatzes wird ebenso nirgends konkret gefordert, stattdessen die Einführung eines Steuerstufenmodells statt der bisherigen progressiven Steuerbelastung. Der faktenfreie Inhalt Ihres Beitrages wird dann im letzten Teil noch mit dem wohl unvermeidlichen Schuss moralisierender Überheblichkeit gewürzt: Wenn die dummen Ossis aus der ostsächsisch-braunen Ecke nicht die genehme Wahl für das bunt-vielfältige Deutschland treffen, soll es für sie auch keine Arbeitsplätze geben. Geben Sie diese Empfehlung eigentlich auch den Unternehmen im bayerischen Kreis Deggendorf, wo die AfD zur Bundestagswahl noch vor den Guten von der SPD einkam? Diese kaum verhüllte Verachtung für die Menschen in Sachsen und ihre oftmals zum bundesdeutschen linksliberalen Mainstream konträren politischen Ansichten, die hier aus manchen der Forumsbeiträge, z. b. den in der Überschrift genannten, herausspringt, ist unerträglich."</text:p>
          </table:table-cell>
          <table:table-cell office:value-type="string" calcext:value-type="string">
            <text:p>"A look at the AFD program for the general election would have helped you before writing the lines: &lt;i&gt; ""The Afd advocates a statutory minimum wage, as it strengthens the comparatively weak position of low-wage earners against the interests of employers under current conditions."" &lt; There is no mention of ""labor services"" for the unemployed. The lowering of the top tax rate is also nowhere specifically required, instead the introduction of a tax rate model instead of the previous progressive tax burden. The fact-free content of your contribution is then flavored in the last part with the probably inevitable shot of moralizing arrogance: If the stupid ossis from the East Saxon-brown corner not make the pleasant choice for the colorful-diverse Germany, there should be no jobs for them , Do you actually give this recommendation to the companies in the Bavarian district of Deggendorf, where the AFD came to the Bundestag election before the good of the SPD? This barely disguised contempt for the people of Saxony and their often contrary to the West German left-liberal mainstream political views, which here from some of the forum contributions, z. b. the one mentioned in the headline, is unbearable."</text:p>
          </table:table-cell>
          <table:table-cell office:value-type="string" calcext:value-type="string">
            <text:p>negative</text:p>
          </table:table-cell>
          <table:table-cell table:number-columns-repeated="1021"/>
        </table:table-row>
        <table:table-row table:style-name="ro25">
          <table:table-cell office:value-type="string" calcext:value-type="string">
            <text:p>@ ctwalt heute, 11:50 Uhr 6. Dummheit siegt sowohl in den USA, als auch in Sachsen. AfD wählen, weil die Kraftwerksbranche bei Siemens stottert? Mein Gott, sind die Wähler dumm ? Die Sachsen sind nachweislich sowohl im Bildungsstandard als auch PISA Studien mit die klügsten in Deutschland. Eher kommen sie wohl aus einem Bundesland mit Statistisch schlechteren Bildungsschülern und schlechten Bildungsmonitor. Einfach für sie gesprochen. DIe AFD hat dort Erfolg wo kluge Menschen sind!</text:p>
          </table:table-cell>
          <table:table-cell office:value-type="string" calcext:value-type="string">
            <text:p>@ ctwalt today, 11:50 am 6th Stupidity wins both in the US, and in Saxony. AfD choose because the power plant industry stutters at Siemens? My God, are voters stupid? The Saxons are demonstrably in the education standard as well as PISA studies with the wisest ones in Germany. Rather, they probably come from a federal state with statistically worse education students and poor education monitor. Simply spoken for her. AFD has success where people are smart!</text:p>
          </table:table-cell>
          <table:table-cell office:value-type="string" calcext:value-type="string">
            <text:p>negative</text:p>
          </table:table-cell>
          <table:table-cell table:number-columns-repeated="1021"/>
        </table:table-row>
        <table:table-row table:style-name="ro10">
          <table:table-cell office:value-type="string" calcext:value-type="string">
            <text:p>...könnte man sagen, sollte man aber lieber nicht. Wenn die Berliner Hofschranzen den Osten der Republik erst mit Glasfaser und Supermärkten aufrüsten, dann aber hängen lassen, ist das nicht wirklich verwunderlich. Besonderen Dank auch an die Gieris von Käse-Joe und Siemens! Ist halt immer noch ganz genauso wie vor vierzig Jahren: Gewinne privatisieren und Verluste der Gesellschaft aufs tränende Auge drücken. Wie gesagt - dumm geboren - nix dazugelern!</text:p>
          </table:table-cell>
          <table:table-cell office:value-type="string" calcext:value-type="string">
            <text:p>... you could say, but you should not. If the Berlin courtiers only upgrade the eastern part of the republic with glass fiber and supermarkets, but then let it hang, that is not really surprising. Special thanks also to the greed of cheese Joe and Siemens! It's still just the same as it was forty years ago: privatize profits and squeeze society's losses on the watering eye. As I said - born stupid - nothing to add!</text:p>
          </table:table-cell>
          <table:table-cell office:value-type="string" calcext:value-type="string">
            <text:p>negative</text:p>
          </table:table-cell>
          <table:table-cell table:number-columns-repeated="1021"/>
        </table:table-row>
        <table:table-row table:style-name="ro35">
          <table:table-cell office:value-type="string" calcext:value-type="string">
            <text:p>den ich in den Aufbau Ost stecken musste. Wenn ich sehe, wie dieses Volk da nun drauf ist, könnte ich mich übergeben. 40 Jahre erlernte Hilflosigkeit und politisch dumm. Dass die Industrie dort verschwindet, ist völlig klar. Wer will schon bei Rassisten produzieren?</text:p>
          </table:table-cell>
          <table:table-cell office:value-type="string" calcext:value-type="string">
            <text:p>I had to put in the construction east. If I see how this people is there now, I could throw up. 40 years learned helplessness and politically stupid. That the industry disappears there is completely clear. Who wants to produce with racists?</text:p>
          </table:table-cell>
          <table:table-cell office:value-type="string" calcext:value-type="string">
            <text:p>negative</text:p>
          </table:table-cell>
          <table:table-cell table:number-columns-repeated="1021"/>
        </table:table-row>
        <table:table-row table:style-name="ro40">
          <table:table-cell office:value-type="string" calcext:value-type="string">
            <text:p>Mir tun die Investitionen durch den Marshallplan leid, die nach dem 2. WK in die alte Bundesrepublik geflossen sind, wenn ich Ihren absolut dummen Kommentar lesen muss. Es ist aber wohl der Preis der Demokratie, dass hier jeder seine grenzenlose Naivität zu Markte tragen kann. Erstens urteilen Sie hier über Menschen, die Sie gar nicht kennen. Und somit treiben Sie reine Vorurteile nach vorne und dies ist ebenso Populismus pur! Wenn Sie behaupten, dass die Bewohner in den neuen Ländern politisch dumm sind und ich dann Ihren Post lesen muss, muss ich mich ernsthaft fragen, ob Ihnen die Fähigkeit zur Selbstreflexion abhanden gekommen ist. Wenn Sie sich mal die Unternehmensentscheidungen verinnerlichen, werden Sie zudem auch sehr schnell merken, dass diese rein gar nichts mit dem AfD-Erfolg gemein haben und somit in der Folge eine andere Grundlage haben. Aber Hauptsache ist doch, Sie konnten ebenfalls einen Redebeitrag leisten. :-)))</text:p>
          </table:table-cell>
          <table:table-cell office:value-type="string" calcext:value-type="string">
            <text:p>I'm sorry for the investments made by the Marshall Plan, which flowed into the old Federal Republic after WW2, when I have to read your absolutely stupid comment. But it is probably the price of democracy that everyone here can bear his boundless naivety to market. First, judge people who you do not know. And so you push pure prejudice forward and this is just as populism! If you claim that residents in the new countries are politically stupid and then I have to read your mail, I seriously have to ask myself if you have lost the capacity for self-reflection. In addition, if you internalize the company decisions, you will also notice very quickly that they have nothing in common with the AfD success in common and thus have a different basis. But the main thing is, you could also make a speech. :-)))</text:p>
          </table:table-cell>
          <table:table-cell office:value-type="string" calcext:value-type="string">
            <text:p>negative</text:p>
          </table:table-cell>
          <table:table-cell table:number-columns-repeated="1021"/>
        </table:table-row>
        <table:table-row table:style-name="ro18">
          <table:table-cell office:value-type="string" calcext:value-type="string">
            <text:p>Man redet mit jedem, auch noch dem letzten Faschisten, setzt das dann mit Linken und Grünen gleich, verlebte eine tolle Kindheit in der Diktatur und Helmut Kohl war ja so toll. Dass sich diese Erde weiterdreht - davon hört man in Sachsen immer recht wenig. Und wer nicht belogen werden will, der macht um die Lügenpartei AfD, die Probleme erfindet, Daten frisiert und manipuliert, wo sie nur kann einen weiten Bogen. Wiedervereinigung - war eine dumme Idee, muss man heute leider sagen.</text:p>
          </table:table-cell>
          <table:table-cell office:value-type="string" calcext:value-type="string">
            <text:p>People talk to everyone, including the last fascist, equates it with the left and the Greens, spent a great childhood in the dictatorship and Helmut Kohl was so great. The fact that this earth continues to turn - that is something you do not hear very often in Saxony. And those who do not want to be lied to make up for the lie party AfD, which invents problems, styled and manipulated data, where it can only go a long way. Reunification - was a stupid idea, you have to say today unfortunately.</text:p>
          </table:table-cell>
          <table:table-cell office:value-type="string" calcext:value-type="string">
            <text:p>negative</text:p>
          </table:table-cell>
          <table:table-cell table:number-columns-repeated="1021"/>
        </table:table-row>
        <table:table-row table:style-name="ro15">
          <table:table-cell office:value-type="string" calcext:value-type="string">
            <text:p>"Eine nette Polemik, fürwahr! Daß es genau diese zur Schau gestellte Arroganz vieler Westdeutscher gerade aus der Politk sein könnte, die im Osten zu jenen Protestwahlergebnissen führte, ist für Sie sicher jenseits jeglicher Vorstellungskraft, oder? Ebenso, wie Sie für den Ansatz dieses durchaus grenzwertigen Beitrages konsequent ausblenden müssen, daß jene ""politisch dummen Rassisten"" mit ihrer in ""40 Jahren erlernten Hilflosigkeit"" in den letzten 27 Jahren mehrheitlich CDU, SPD, FDP und Grüne wählten, und dies bislang KEIN ""Problem"" war. Und daß die aktuelle Situation im Osten eine Folge der Politik jener ""demokratischen Parteien"" (wie sie sich selbst ja gern nennen) war. Und was die Industrie im Osten angeht, da kann ich Sie beruhigen: Die KANN nicht mehr verschwinden! Sie ist nämlich schon weg! Und zwar seit den frühen 90er Jahren dank der weisen Politik der Regierung Kohl (CDU/CSU/FDP)..."</text:p>
          </table:table-cell>
          <table:table-cell office:value-type="string" calcext:value-type="string">
            <text:p>"A nice polemic, for sure! That it would be precisely this arrogance of many West Germans displayed by the Politk that led to those protest election results in the East is certainly beyond your imagination, is it? Likewise, as you must consistently hide for the approach of this quite borderline contribution that those ""politically stupid racists"" with their learned in ""40 years of helplessness"" in the last 27 years, the majority CDU, SPD, FDP and Greens chose, and so far NO ""Problem"" was. And that the current situation in the East was a consequence of the policy of those ""democratic parties"" (as they like to call themselves). And as for the industry in the East, I can reassure you: It CAN NOT disappear! She is already gone! And since the early 90s, thanks to the wise policy of the Kohl government (CDU / CSU / FDP) ..."</text:p>
          </table:table-cell>
          <table:table-cell office:value-type="string" calcext:value-type="string">
            <text:p>negative</text:p>
          </table:table-cell>
          <table:table-cell table:number-columns-repeated="1021"/>
        </table:table-row>
        <table:table-row table:style-name="ro20">
          <table:table-cell office:value-type="string" calcext:value-type="string">
            <text:p>Ob real oder gefühlt, das vermag ich nicht zu beurteilen. Auch kann ich nicht in den Kopf des AfD Menschen gucken. Aber aus Protest eine rechtsradikale Partei zu wählen, ist dumm und erbärmlich. Aus rechter Gesinnung heraus ist es auch nicht besser. Wenn der AfD Mensch bisher nicht durch Rassismus aufgefallen ist, Glückwunsch! Aber die Pressefreiheit kann man ja schon mal in Frage stellen. Damit ist er nicht besser als seine Gesinnungsgenossen - und in einer Demokratie für Demokraten nicht wählbar. Genauso wie der Rest dieses Sammelbeckens für Nazis, Rassisten, Holocaust Relativierer, völkischer Spinner und sonstige Demokratiefeinde. Nur weil eine Partei nicht verboten ist, ist sie noch lange nicht demokratisch.</text:p>
          </table:table-cell>
          <table:table-cell office:value-type="string" calcext:value-type="string">
            <text:p>Whether real or felt, I can not judge. Also I can not look in the head of the AfD people. But to vote in protest a right-wing party is stupid and pathetic. It's not better, right-wing. If the AfD human has not been noticed by racism, congratulations! But you can even question the freedom of the press. He is no better off than his co-thinkers - and in a democracy for Democrats not selectable. Just like the rest of this collection for Nazis, racists, Holocaust relativists, folkish spinners and other democrats. Just because a party is not banned, it is far from being democratic.</text:p>
          </table:table-cell>
          <table:table-cell office:value-type="string" calcext:value-type="string">
            <text:p>negative</text:p>
          </table:table-cell>
          <table:table-cell table:number-columns-repeated="1021"/>
        </table:table-row>
        <table:table-row table:style-name="ro4">
          <table:table-cell office:value-type="string" calcext:value-type="string">
            <text:p>"""etwa 20% liegen hier auch daneben"". Was aber diese 20% nicht davon abhaelt dem rest der Welt zu erklaeren wie dumm eben die Anglo-Amerikaner{und andere Nationen} sind. Lebt man wie ich seit 60 jahren im Ausland/Nicht EU kann man erkennen wie ueberheblich der liebe Deutsche wirklich ist Reisen Sie mal ins Kontinentaleuropa und unterlassen Sie sich als deutscher erkennen zu geben ,dann fragen Sie die anderen EU buerger,und sie werden erkennen wie hoch der Deutsche mit seiner ueberheblichkeit eingeschaetzt wird ,und diese zahl liegt weit uber den von ihnen geschaetzten 20%"</text:p>
          </table:table-cell>
          <table:table-cell office:value-type="string" calcext:value-type="string">
            <text:p>"""about 20% are also wrong here"". But that does not stop these 20% from explaining to the rest of the world how dumb the Anglo-Americans {and other nations} are. If you live like me for 60 years abroad / not EU you can see how overbearing the dear Germans really is Travel to continental Europe and refrain from recognizing yourself as German, then ask the other EU citizens, and they will recognize how highly praised the German with his rudeness, and this number is well above the estimated 20%"</text:p>
          </table:table-cell>
          <table:table-cell office:value-type="string" calcext:value-type="string">
            <text:p>negative</text:p>
          </table:table-cell>
          <table:table-cell table:number-columns-repeated="1021"/>
        </table:table-row>
        <table:table-row table:style-name="ro20">
          <table:table-cell office:value-type="string" calcext:value-type="string">
            <text:p>"Die ""Entscheidung"" von Herrn Trump ist nichts anderes als die Aussage, dass die USA sich aus der Rolle als Vermittler komplett zurückziehen und sich vollständig auf eine Seite des Konfliktes stellen. Das mag zwar in der trumpschen Denkweise konsquent sein, aber es ist eben auch das Eingeständnis, dass man an weiteren ernsthaften Friedensverhandlungen nicht mehr interessiert ist. Der große ""Dealmaker"" hat kein Interesse an einem ""Deal"" - das ist eine klare Aussage. Darauf folgen nun die ebenso konsequenten wie erwartbaren Reaktionen. Trump und Netanjahu mögen das als Beweis ihrer Stärke sehen, aber langfristig ist es einfach ein dummer und kurzsichtiger Schritt."</text:p>
          </table:table-cell>
          <table:table-cell office:value-type="string" calcext:value-type="string">
            <text:p>"The ""decision"" of Mr. Trump is nothing more than the statement that the US is completely withdrawing from the role of a mediator and completely on one side of the conflict. While this may be consistent in the Trump way of thinking, it is also an admission that one is no longer interested in further serious peace negotiations. The big ""dealmaker"" is not interested in a ""deal"" - that's a clear statement. This is followed by the consistent as well as expected reactions. Trump and Netanyahu may see this as proof of their strength, but in the long run it is simply a stupid and shortsighted move."</text:p>
          </table:table-cell>
          <table:table-cell office:value-type="string" calcext:value-type="string">
            <text:p>negative</text:p>
          </table:table-cell>
          <table:table-cell table:number-columns-repeated="1021"/>
        </table:table-row>
        <table:table-row table:style-name="ro11">
          <table:table-cell office:value-type="string" calcext:value-type="string">
            <text:p>Wer hier sich im Forum als über die Ostblockländer aufregt bzw. als auffordert deren den Geldhahn zu zudrehen oder als raus schmeißen soll. Hat keine Ahnung, denn die EU macht die EU Erweiterung bestimmt nicht aus reiner Nächstenliebe, sondern aus knallharten wirtschaftlichen Gründen. Diese Länder erhalten EU Gelder gegen Öffnung deren Binnenmärkten, das ist der Deal. Dann sollten Sie sich einmal in Polen umschauen, wie viele deutsche und französische Firmen dort ansässig sind. Bei einen 40 Millionen Personen Binnenmarkt, also einen halb so großen wie Deutschland. Das sind die überwiesenen EU Gelder gegenüber den Firmen Umsätze / Gewinne nur Peanuts. Außerdem geht der größte Teils direkt wieder an westliche Firmen zurück, den mit Geldern werden auch Straßen und weitere öffentliche Bauten errichtet, die zum größten Teil alle sogenannte westliche EU Firmen errichten (z. B. Strabag, etc). Wenn die Ihre Binnenmärkte wieder schließen, schauen die deutschen Firmen dumm aus der Wäsche bzw. gehen hier tausende Arbeitsplätze verloren. Also bitte erst einmal nachdenken und informieren bevor hier so ein null acht fünfzehn Gerede raus kommt.</text:p>
          </table:table-cell>
          <table:table-cell office:value-type="string" calcext:value-type="string">
            <text:p>Who here in the forum as over the Eastern bloc countries upset or prompt as the money to turn off the clock or as a throw out. Has no idea, because the EU does not make the EU enlargement not out of pure charity, but for tough economic reasons. These countries receive EU funds against opening their domestic markets, that's the deal. Then you should look in Poland, how many German and French companies are based there. For a 40 million people domestic market, which is half the size of Germany. These are the EU funds transferred to the companies sales / profits only Peanuts. In addition, most of the money goes directly back to Western companies, and funds are used to build roads and other public buildings, most of which are all so-called western EU companies (eg Strabag, etc). When they close their domestic markets again, the German companies stupidly look out of bed or lost thousands of jobs here. So please first think and inform before it comes out here so a zero eight fifteen talk.</text:p>
          </table:table-cell>
          <table:table-cell office:value-type="string" calcext:value-type="string">
            <text:p>negative</text:p>
          </table:table-cell>
          <table:table-cell table:number-columns-repeated="1021"/>
        </table:table-row>
        <table:table-row table:style-name="ro1">
          <table:table-cell office:value-type="string" calcext:value-type="string">
            <text:p>"""Da haben sich einige schon ziemlich festgerammelt"" Warum wohl? Frau Nahles fordert ja nur ergebnisoffen zu verhandeln. Da kann doch niemand was gegen haben, oder? Zu dumm dass die Kritiker einer GroKo Neuauflage nur zu gut wissen wo die ""ergebnisoffen"" Gespräche hinführen. Und zwar wieder in die ungeliebte GroKo, die dem Spd Führungspersonal die begehrten Ministerposten beschafft. Wenn man einmal in Verhandlungen ist wird der Druck von oben auf die Kritiker in den spd Reihen enorm sein. Und die wissen das ganz genau. Ergebnis offen ja und am ende gibts die GroKo."</text:p>
          </table:table-cell>
          <table:table-cell office:value-type="string" calcext:value-type="string">
            <text:p>"""Some of them are already pretty tight"" Why? Ms. Nahles calls for open negotiations only. No one can have anything against that, right? Too bad that the critics of a GroKo reissue know only too well where the ""open-ended"" talks lead. And back to the unloved GroKo, who procures the coveted ministerial posts to the Spd management staff. Once in negotiations, the pressure from above on the critics in the spd series will be enormous. And they know that very well. Result open yes and at the end of the GroKo."</text:p>
          </table:table-cell>
          <table:table-cell office:value-type="string" calcext:value-type="string">
            <text:p>negative</text:p>
          </table:table-cell>
          <table:table-cell table:number-columns-repeated="1021"/>
        </table:table-row>
        <table:table-row table:style-name="ro18">
          <table:table-cell office:value-type="string" calcext:value-type="string">
            <text:p>Ja, aber nach den Erfahrungen mit Jamaika, wo Merkel die GRÜNEN als Gegengewicht zur FDP akzeptiert und sogar gefördert hätte, wäre sie jetzt schön dumm, diese Partei in eine Koalition zu nehmen, wo sie selbst als Regierungschefin erheblich unter Druck geriete. Das wird sie daher nicht zulassen. Eher wird sie der SPD mehr Spielraum auf Feldern zulassen, die nicht direkt die Prinzipien der CDU/CSU betreffen, wie dies ja auch, vergessen wir das nicht, bereits in der GroKo der Fall war.</text:p>
          </table:table-cell>
          <table:table-cell office:value-type="string" calcext:value-type="string">
            <text:p>Yes, but after the experience with Jamaica, where Merkel would have accepted and even promoted the GREENS as a counterweight to the FDP, she would now be stupid enough to put this party in a coalition, where she, herself as prime minister, would come under considerable pressure. That will not allow them. Rather, it will allow the SPD more scope in fields that do not directly affect the principles of the CDU / CSU, as well as, let's not forget, already in the GroKo case.</text:p>
          </table:table-cell>
          <table:table-cell office:value-type="string" calcext:value-type="string">
            <text:p>negative</text:p>
          </table:table-cell>
          <table:table-cell table:number-columns-repeated="1021"/>
        </table:table-row>
        <table:table-row table:style-name="ro36">
          <table:table-cell office:value-type="string" calcext:value-type="string">
            <text:p>Alle hacken auf der SPD rum. Dabei ist das Problem doch die Union: Sie ist der wahre Wahlverlierer mit 66% mehr Stimmenverlusten. Und sie hat bis heute nicht gesagt, was sie eigentlich in einer Regierung möchte, sondern zieht ihre Berechtigung zu regieren aus schierer, dumpfer (dummer?) Masse der größten Partei. Das Ausmaß, in dem sich die Medien diese Sprachlosigkeit gefallen lassen, ist erbärmlich. Warum muss eigentlich jeder erklären, was er warum möchte, nur die CDU/CSU nicht? Klar - mit ihrer Programmatik ist die SPD für mich nicht wählbar: Nur in zwei Punkten stimme ich uneingeschränkt zu, aber 3 Punkte halte ich für ausgesprochen falsch und 2 für leere Worthülsen. Aber bei der Union ist es noch schlimmer! Wo bleiben denn die Fragen, was denn die Union davon abhält, das SPD-Programm zu übernehmen und einfach Merkel als Kanzlerin davor zu setzen? Dann kann man sich den Sch*** mit Sondierungen und Kopulationsverhandlungen doch sparen. Was sind die wunden Punkte der Union? Oder bin ich der Einzige, den das interessiert? Der Ball liegt im Feld von CDU und CSU - aber das scheint allen egal zu sein. Und die SPD lässt sich das gefallen. Das zeigt nur, wie grottenschlecht deren Personaltableau ist. Beweist aber, in Ermangelung von kritischen Fragen an die Anderen, nicht, dass die etwas auf der Naht hätten.</text:p>
          </table:table-cell>
          <table:table-cell office:value-type="string" calcext:value-type="string">
            <text:p>All hack around on the SPD. But the problem is the Union: she is the true loser with 66% more votes lost. And she has not yet said what she really wants in a government, but draws her authority to govern from the sheer, dull? Mass of the largest party. The extent to which the media allow this speechlessness is pathetic. Why does everyone have to explain what he wants, why not just the CDU / CSU? Sure - with their programmatic SPD is not selectable for me: Only in two points, I fully agree, but 3 points I think is very wrong and 2 for empty phrases. But the Union is even worse! Where are the questions then, what keeps the Union from taking over the SPD program and simply put Merkel as Chancellor before? Then you can save the Sch *** with soundings and copulation negotiations. What are the sore points of the Union? Or am I the only one who cares? The ball is in the field of CDU and CSU - but that does not seem to matter to everyone. And the SPD likes that. This only shows how horrible their personal tableau is. However, in the absence of critical questions to the others, does not prove that they have something wrong.</text:p>
          </table:table-cell>
          <table:table-cell office:value-type="string" calcext:value-type="string">
            <text:p>negative</text:p>
          </table:table-cell>
          <table:table-cell table:number-columns-repeated="1021"/>
        </table:table-row>
        <table:table-row table:style-name="ro29">
          <table:table-cell office:value-type="string" calcext:value-type="string">
            <text:p>Die für Bio zugelassenen Schwermetalle sind auf Dauer sehr schädlich. Und wer sich in Chemie auskennt weiß dass Glyphosat bei ordnungsgemäßen Gebrauch unschädlich ist. Salami ist übrigens krebsgefährlicher als Gly. Und glaubt jemand die Bauern wären so dumm und würden teure Biozide in Massen einsetzen und den sowieso kleinen Ertrag noch mehr schmälern</text:p>
          </table:table-cell>
          <table:table-cell office:value-type="string" calcext:value-type="string">
            <text:p>The bio-approved heavy metals are very harmful in the long term. And anyone who is familiar with chemistry knows that glyphosate is harmless if used properly. By the way, salami is more cancerous than Gly. And does anyone believe the farmers would be so stupid and would use expensive biocides in masses and reduce the anyway small yield even more</text:p>
          </table:table-cell>
          <table:table-cell office:value-type="string" calcext:value-type="string">
            <text:p>negative</text:p>
          </table:table-cell>
          <table:table-cell table:number-columns-repeated="1021"/>
        </table:table-row>
        <table:table-row table:style-name="ro45">
          <table:table-cell office:value-type="string" calcext:value-type="string">
            <text:p>"Die heutige Landwirtschaft mit ihren Unmengen an Dünger (und Pestiziden - ja, ich stelle den Dünger an die erste Stelle) ist verantwortlich für den Genozid an unserer heimischen Natur. Die CSU ist zutiefst ""lobbyistisch"" (es gibt dafür auch andere Worte). Die Position der Grünen ist noch viel zu lasch - die Dünger-Ausbringung muss streng reglementiert werden. Nicht nur Insekten, sondern auch Pflanzen, Pilze und Vögel gehen bis auf wenige Allerwelts-Arten (Generalisten) massiv zurück und stehen vor dem Aussterben. Warum gibt es nur noch Krähen und sonst kaum noch Vögel? Ganz einfach: schaut einmal auf frisch gedüngte Wiesen und Äcker. Krähen picken an der Gülle herum und finden darin noch Verwertbares. Von den anderen Vögel ""gewinnen"" noch diejenigen, die sich von Mäusen ernähren, von denen es wegen milder Winter und Überangebot an Mais etc. immer mehr gibt, also z.B. Mäusebussard und Graureiher. Körner- und vor allem Insektenfresser (Spezialisten) sterben aus, da sie keine Nahrung mehr finden, die Nahrung selbst ist in der Gülle erstickt worden. Wollen wir das? Anscheinend. Wir haben vor Kurzem gewählt. Außer der Zahl der Flüchtlinge gab es keine Themen. Wie dumm sind wir doch."</text:p>
          </table:table-cell>
          <table:table-cell office:value-type="string" calcext:value-type="string">
            <text:p>"Today's agriculture with its huge amounts of fertilizer (and pesticides - yes, I put the fertilizer first) is responsible for the genocide of our native nature. The CSU is deeply ""lobbyistically"" (there are other words for it). The position of the Greens is still far too lax - the fertilizer application must be strictly regulated. Not only insects, but also plants, fungi and birds go down except for a few commoner species (generalists) massive and are facing extinction. Why are there only crows and hardly any birds? Quite simply: take a look at freshly fertilized meadows and fields. Crows are picking on the manure and find it still usable. Of the other birds, those who ""feed"" on mice, of which there are more and more due to mild winters and oversupply of maize, etc., e.g. Common buzzard and gray heron. Grains and, above all, insectivores (specialists) are dying because they can no longer find any food, the food itself has been smothered in the manure. Do we want that? Apparently. We recently voted. There were no topics other than the number of refugees. How stupid we are."</text:p>
          </table:table-cell>
          <table:table-cell office:value-type="string" calcext:value-type="string">
            <text:p>negative</text:p>
          </table:table-cell>
          <table:table-cell table:number-columns-repeated="1021"/>
        </table:table-row>
        <table:table-row table:style-name="ro30">
          <table:table-cell office:value-type="string" calcext:value-type="string">
            <text:p>"Aus welchem Ausland? EU? ist so schon alles ""genormt"" und der deutsche Verbraucher will wenig zahlen, wenn möglich auch garnicht. Es gibt da so einen ganz besonders dummen Spruch......"</text:p>
          </table:table-cell>
          <table:table-cell office:value-type="string" calcext:value-type="string">
            <text:p>"From which foreign country? EU? So everything is already ""standardized"" and the German consumer wants to pay little, if possible also not at all. There is such a very stupid saying ......"</text:p>
          </table:table-cell>
          <table:table-cell office:value-type="string" calcext:value-type="string">
            <text:p>negative</text:p>
          </table:table-cell>
          <table:table-cell table:number-columns-repeated="1021"/>
        </table:table-row>
        <table:table-row table:style-name="ro28">
          <table:table-cell office:value-type="string" calcext:value-type="string">
            <text:p>Die Mär vom dummen Bauern hätten Sie für sich behalten können, denn dass stimmt in den allermeisten Fällen sicher nicht!</text:p>
          </table:table-cell>
          <table:table-cell office:value-type="string" calcext:value-type="string">
            <text:p>The myth of the stupid peasant could have kept it to yourself, because that is true in most cases certainly not!</text:p>
          </table:table-cell>
          <table:table-cell office:value-type="string" calcext:value-type="string">
            <text:p>negative</text:p>
          </table:table-cell>
          <table:table-cell table:number-columns-repeated="1021"/>
        </table:table-row>
        <table:table-row table:style-name="ro36">
          <table:table-cell office:value-type="string" calcext:value-type="string">
            <text:p>"Im parallelen SPON Artikel ""Reaktionen"" habe ich nur einen richtig dummen Kommentar (den von Herrn Gove) und einen wenig intelligenten Kommentar (den von Herrn Hammond) gelesen. Alle anderen haben die Sache mehr oder weniger richtig eingeschätzt. Gerade Herr Gove hat überhaupt nicht begriffen, was passiert ist - aber das passt zu ihm. Bemerkenswert die Erleichterung von Herrn Johnson, der über die notwendige Mindestintelligenz verfügt, die Gefahren von dem richtig einzuschätzen, was er selbst angerichtet hat. Seine Leute werden ihn darüber hinaus entsprechend gebrieft haben. Das Sicherheitsnetz hängt nun und jetzt kann er sicher sein, dass bei jedem Ausgang wenigstens das Allerschlimmste vermieden wird: Die Gefahren gegenseitiger Massenausweisungen von Millionen und wieder potentieller (Bürger-)Krieg zwischen Irland und UK sind jetzt vom Tisch. Darum ging es hier, um nichts anderes. Mit dem Rest - einschließlich zwischenzeitlicher Abstürze - wird man jetzt in der Tat ""irgendwie"" leben können, egal was kommt. Der weiße Rauch von Herrn Selmayr ist also vollauf berechtigt. Eine Uneinigkeit der EU-Staaten schadet übrigens vor allem UK: Keine Mehrheiten - kein Abkommen - sauberer ""cliff edge"" Schnitt - damit KEIN Freihandel mit EU. Ganz einfach. Zwietracht sähen ist also keine gute Idee - für UK."</text:p>
          </table:table-cell>
          <table:table-cell office:value-type="string" calcext:value-type="string">
            <text:p>"In the parallel SPON article ""Reactions"" I read only one really stupid comment (that of Mr. Gove) and a little intelligent comment (that of Mr. Hammond). Everyone else has judged the matter more or less correctly. Especially Mr. Gove did not even understand what happened - but that suits him. Remarkably, the relief of Mr. Johnson, who has the necessary minimum intelligence to properly assess the dangers of what he himself has done. His people will also have briefed him accordingly. The safety net hangs now and now he can be sure that with each exit at least the worst will be avoided: The dangers of mutual mass expulsions of millions and again potential (citizen) war between Ireland and UK are now off the table. That's what it was all about, nothing else. With the rest - including interim crashes - you will indeed be able to live ""somehow"", no matter what. The white smoke of Mr. Selmayr is therefore fully justified. Incidentally, a disagreement between the EU states is particularly damaging to the UK: no majorities - no agreement - clean ""cliff edge"" cut - thus NO free trade with the EU. Very easily. So sowing discord is not a good idea - for UK."</text:p>
          </table:table-cell>
          <table:table-cell office:value-type="string" calcext:value-type="string">
            <text:p>negative</text:p>
          </table:table-cell>
          <table:table-cell table:number-columns-repeated="1021"/>
        </table:table-row>
        <table:table-row table:style-name="ro21">
          <table:table-cell office:value-type="string" calcext:value-type="string">
            <text:p>Das behaupten die wahren Fans doch nach wie vor, denn sie sind unbelehrbar und faktenresistent. Obwohl Trump in der kurzen Zeit mehr zündelt und gefährlicher agiert als Obama zusammengenommen in acht Jahren und Hillary Clinton seit fast fünf Jahren keine politische Funktion besitzt, wird ungebrochen weiter auf die beiden geschimpft, während Entscheidungen, die schlimmer sind als diese zwei jemals gefällt haben, ignoriert werden, oder es kommen zig Ausreden bzw. Ausflüchte in dummerhaftigen Whataboutism. So ist es, wenn ein Politiker in den Status einer Kultfigur erhöht wird und wie ein Guru verehrt wird: Es geht dann nur noch um Emotionen, nicht mehr um Vernunft.</text:p>
          </table:table-cell>
          <table:table-cell office:value-type="string" calcext:value-type="string">
            <text:p>The true fans still claim that, because they are incorrigible and fact-resistant. Although Trump is more focused and more dangerous in the short term than Obama combined in eight years and Hillary Clinton has been without political function for nearly five years, the two continue to be scolded, while decisions worse than those two have ever made be ignored, or there are tens of excuses or evasions in stupid Whataboutism. So it is when a politician is elevated to the status of a cult figure and is worshiped as a guru: it is then only about emotions, not about reason.</text:p>
          </table:table-cell>
          <table:table-cell office:value-type="string" calcext:value-type="string">
            <text:p>negative</text:p>
          </table:table-cell>
          <table:table-cell table:number-columns-repeated="1021"/>
        </table:table-row>
        <table:table-row table:style-name="ro32">
          <table:table-cell office:value-type="string" calcext:value-type="string">
            <text:p>"Weder, noch! Mark Beneke ist Kriminalbiologe&lt;/b&gt;, um Pathologe&lt;/b&gt; zu werden, muss man dummerweise aber Arzt sein. Und Chef ad interim des Institutes für Pathologie ist Prof. Ioannis Anagnostopoulos. Wo haben Sie denn bloss Ihr geballtes Unwissen her? Dennoch, den Angehörigen die Obduktion in Rechnung zu stellen, ist schon deutlich mehr als nur Chuzpe! Die Pathologie meiner Uni.-Klinik liess meine Mutter unentgeltlich so lange gekühlt liegen, bis ich die Beerdigung vorbereitet hatte, meine Mutter hatte recht ungewöhnliche Sonderwünsche, die nicht jeder Totengräber erfüllen wollte, und während dieser Zeit musste ich auch noch mein erstes Staatsexamen schreiben. Kurz, vom Tod bis zur Beerdigung vergingen knappe zwei Monate. Ausserdem bezahlt die Obduktion derjenige, der sie anordnet und das wird wohl kaum ein Angehöriger gemacht haben, sondern die Staatsanwaltschaft oder die Polizei. Ausserdem verwundert es mich, dass Mordopfer in der Pathologie und nicht in der Rechtsmedizin - und nein, auch dort ist Mark Beneke nicht ""Chef"", sondern Prof. Michael Tsokos - obduziert wurden ..."</text:p>
          </table:table-cell>
          <table:table-cell office:value-type="string" calcext:value-type="string">
            <text:p>"Neither, nor! Mark Beneke is a criminal biologist &lt;/ b&gt; to become a pathologist &lt;/ b&gt;, but you have to be a stupid doctor. And head ad interim of the Institute of Pathology is Prof. Ioannis Anagnostopoulos. Where did you get your concentrated ignorance? Nevertheless, to charge the relatives the autopsy, is much more than just chutzpah! The pathology of my university clinic left my mother chilled for free until I had prepared the funeral, my mother had very unusual special wishes that not every gravedigger wanted to fulfill, and during this time I also had to write my first state examination. In short, almost two months elapsed from death to funeral. In addition, the autopsy pays the person who orders them, and that is unlikely to have been a relative, but the prosecution or the police. Furthermore, it amazes me that murder victims in pathology and not in legal medicine - and no, there is Mark Beneke not ""boss"", but Prof. Michael Tsokos - were autopsied ..."</text:p>
          </table:table-cell>
          <table:table-cell office:value-type="string" calcext:value-type="string">
            <text:p>negative</text:p>
          </table:table-cell>
          <table:table-cell table:number-columns-repeated="1021"/>
        </table:table-row>
        <table:table-row table:style-name="ro20">
          <table:table-cell office:value-type="string" calcext:value-type="string">
            <text:p>"es wird ein dusseliges Wohlfühlthema gesucht. Dazu eignen sich die Worte ""vereinigt"" und ""Europa"" (im Friedenskontext) vorzüglich und dann wird Scheinsozialdemokratie betrieben, denn die brennenden sozialen Themen können dann ausgeblendet werden. Wenn man jedoch die Schulzsche Story genau hinterfragt, dann lugt doch schon fast unverfroren der Neoliberalismus über die Schulter, der Neoliberalismus, den Schulz selbst über Jahre, als Amtsinhaber in Europa, flankiert und protegiert hat. Eine typische Finte von Schulz, allerdings eine billige. Offensichtlich hält Schulz, wie viele Berliner ""Spitzenpolitiker"" und trotz knüppeldicker Wahlschlappe, die Menschen in Deutschland noch immer für dumm."</text:p>
          </table:table-cell>
          <table:table-cell office:value-type="string" calcext:value-type="string">
            <text:p>"it is looking for a dizzy feel-good topic. The words ""united"" and ""Europe"" (in the context of peace) are excellently suited for this and then show social democracy is pursued, because the burning social issues can then be ignored. However, if you scrutinize Schulz's story, then neoliberalism, the neo-liberalism that Schulz himself flanked and sponsored for years as an incumbent in Europe, peeks over his shoulder. A typical feint from Schulz, albeit a cheap one. Obviously, Schulz, like many Berlin ""top politicians"" and in spite of a bloody electoral defeat, still considers people in Germany stupid."</text:p>
          </table:table-cell>
          <table:table-cell office:value-type="string" calcext:value-type="string">
            <text:p>negative</text:p>
          </table:table-cell>
          <table:table-cell table:number-columns-repeated="1021"/>
        </table:table-row>
        <table:table-row table:style-name="ro27">
          <table:table-cell office:value-type="string" calcext:value-type="string">
            <text:p>"Wähler sind dumm und frech (frei nach Bankier Fürstenberg über Aktionäre: http://www.spiegel.de/spiegel/print/d-41760802.html ""Die Aktionäre sind dumm und frech, dumm, weil sie anderen Leuten ohne ausreichende Kontrolle ihr Geld anvertrauen, und frech, weil sie außerdem noch eine Dividende verlangen."")."</text:p>
          </table:table-cell>
          <table:table-cell office:value-type="string" calcext:value-type="string">
            <text:p>"Voters are stupid and cheeky (free after banker Fürstenberg on shareholders: http://www.spiegel.de/spiegel/print/d-41760802.html ""Shareholders are stupid and cheeky, stupid, because they give other people without adequate control her Entrust money, and cheeky, because they also demand a dividend. "")."</text:p>
          </table:table-cell>
          <table:table-cell office:value-type="string" calcext:value-type="string">
            <text:p>negative</text:p>
          </table:table-cell>
          <table:table-cell table:number-columns-repeated="1021"/>
        </table:table-row>
        <table:table-row table:style-name="ro40">
          <table:table-cell office:value-type="string" calcext:value-type="string">
            <text:p>"kommt man eigentlich darauf, hinter dieser Entscheidung stecke nur ein dummer, ungebildeter Präsident. Er war gerade im Nahen Osten unterwegs, hat die Bande der USA mit Saudi Arabien -wo die Palästinenser äußerst unbeliebt sind- erneuert und versteht sich gut mit Erdogan? Vielleicht haben Netanjahu und Trump sowie ihre Regierungen ein Messer bereit, in das sie die Hamas laufen lassen wollen? Vielleicht wollen sie auch bloß Nordkorea eine (kalkulierbare) Warnung zukommen lassen. Ich missbillige diese ""Politik"" des hohen Risikos und der Menschenverachtung, aber appeasement funktioniert bekanntlich bei Gewaltherrschern nicht. Und den meisten palästinensischen Menschen, die nicht vom Dauerkonflikt und der Kontrolle der lager leben, dürfte es unter israelischer Regierung besser gehen und gefallen, als unter der Knute ihrer ach so revolutionären Anführer mit den aus Kriegsgewinnen wohlgefüllten Konten in Frankreich und der Schweiz."</text:p>
          </table:table-cell>
          <table:table-cell office:value-type="string" calcext:value-type="string">
            <text:p>"One comes to the fact that behind this decision is only a stupid, uneducated president. He has just been touring the Middle East, has renewed the ties of the United States with Saudi Arabia - where the Palestinians are extremely unpopular - and gets on well with Erdogan? Maybe Netanyahu and Trump and their governments have a knife ready for Hamas to run? Maybe they just want to send North Korea a (calculable) warning. I disapprove of this ""policy"" of high risk and contempt, but as you know, appeasement does not work for rulers. And most Palestinian people, who are not living in constant conflict and controlling the camps, are likely to fare better and better under the Israeli government than under the noses of their oh-so-revolutionary leaders with their wartime accounts in France and Switzerland."</text:p>
          </table:table-cell>
          <table:table-cell office:value-type="string" calcext:value-type="string">
            <text:p>negative</text:p>
          </table:table-cell>
          <table:table-cell table:number-columns-repeated="1021"/>
        </table:table-row>
        <table:table-row table:style-name="ro25">
          <table:table-cell office:value-type="string" calcext:value-type="string">
            <text:p>"Die Kritik von Dobrindt ist berechtigt. Schulz brennt in der Tat der Verstand. Mit seinen Äußerungen verärgert und spaltet er die EU. Weder Ungarn, Polen und auch Frankreich werden den Nationalsaat nicht opfern für Scharlatane wie Schulz. de Gaulle sprach von einem Europa der Vaterländer. Und nur das kann für die zukünftige Entwicklung Europas Richtschnur sein. Im übrigen ist die Aussage "" und wer sich nicht anschließt wird aus der EU ausgeschlossen"" ist zutiefst undemokratisch und schlichtweg dumm."</text:p>
          </table:table-cell>
          <table:table-cell office:value-type="string" calcext:value-type="string">
            <text:p>"The criticism of Dobrindt is justified. Schulz is indeed burning senses. With his comments, he angered and split the EU. Neither Hungary, Poland nor France will sacrifice the national seed for charlatans like Schulz. de Gaulle spoke of a Europe of the Fatherland. And only that can be guideline for the future development of Europe. Moreover, the statement ""and who does not join is excluded from the EU"" is deeply undemocratic and simply stupid."</text:p>
          </table:table-cell>
          <table:table-cell office:value-type="string" calcext:value-type="string">
            <text:p>negative</text:p>
          </table:table-cell>
          <table:table-cell table:number-columns-repeated="1021"/>
        </table:table-row>
        <table:table-row table:style-name="ro25">
          <table:table-cell office:value-type="string" calcext:value-type="string">
            <text:p>"Die Kritik von Dobrindt ist berechtigt. Schulz brennt in der Tat der Verstand. Mit seinen Äußerungen verärgert und spaltet er die EU. Weder Ungarn, Polen und auch Frankreich werden den Nationalsaat nicht opfern für Scharlatane wie Schulz. de Gaulle sprach von einem Europa der Vaterländer. Und nur das kann für die zukünftige Entwicklung Europas Richtschnur sein. Im übrigen ist die Aussage "" und wer sich nicht anschließt wird aus der EU ausgeschlossen"" ist zutiefst undemokratisch und schlichtweg dumm."</text:p>
          </table:table-cell>
          <table:table-cell office:value-type="string" calcext:value-type="string">
            <text:p>"The criticism of Dobrindt is justified. Schulz is indeed burning senses. With his comments, he angered and split the EU. Neither Hungary, Poland nor France will sacrifice the national seed for charlatans like Schulz. de Gaulle spoke of a Europe of the Fatherland. And only that can be guideline for the future development of Europe. Moreover, the statement ""and who does not join is excluded from the EU"" is deeply undemocratic and simply stupid."</text:p>
          </table:table-cell>
          <table:table-cell office:value-type="string" calcext:value-type="string">
            <text:p>negative</text:p>
          </table:table-cell>
          <table:table-cell table:number-columns-repeated="1021"/>
        </table:table-row>
        <table:table-row table:style-name="ro38">
          <table:table-cell office:value-type="string" calcext:value-type="string">
            <text:p>"Die SPD glaubt mit der Ausweitung des Familiennachzugs beim Wähler auf Resonanz zu stoßen. Aber ganz ehrlich, warum sollten Menschen von denen man ausgeht sie wären in naher Zukunft ausreisepflichtig, ihre Familien nachholen können? Die dann auch ausreisepflichtig wären? Das macht doch alles keinen Sinn. Deutschland ist beim Thema Einwanderungspolitik so gehemmt und handlungsunfähig wie kein anderes Land der Welt. Deswegen ist diese auch so verkorkst und braucht Radikalreform. Das müssen alle Parteien einsehen. Bestes Beispiel meiner Meinung nach: Die Afghanen, die in Bayern keine Ausbildung machen dürfen weil sie theoretisch irgendwann wieder gehen müssen (sie bleiben natürlich, aber unter Duldung). Sie waren halt ""dumm"" genug ihren Ausweis zu behalten bzw. an der Grenze die Wahrheit zu sagen. Hätten sie bei Angabe ihrer Herkunft mal besser gelogen, dann hätten sie jetzt ihre Ausbildung in der Tasche! Bei Einwanderung sollten wir den Schwerpunkt darauf legen inwieweit diese sozialökonomisch vertretbar und machbar ist und unserer Gesellschaft Nutzen bringt. Denn das tut sie m. E. derzeit überhaupt nicht. Sie spaltet unsere Gesellschaft, untergräbt die Glaubwürdigkeit des Rechtsstaates und kostet Milliarden die wir nicht haben."</text:p>
          </table:table-cell>
          <table:table-cell office:value-type="string" calcext:value-type="string">
            <text:p>"The SPD believes that the expansion of family reunification with voters has met with a response. But honestly, why would people supposed to leave the country in the near future be able to catch up with their families? Which would then also be required to leave? That does not make sense. Germany is so inhibited and incapable of action on immigration policy as no other country in the world. That is why it is so messed up and needs radical reform. This must be understood by all parties. Best example in my opinion: the Afghans, who are not allowed to do any training in Bavaria because theoretically they have to go again someday (they stay natural, but under toleration). They were just ""stupid"" enough to keep their identity card or to tell the truth on the border. If they had lied better when specifying their origin, then they would now have their education in the bag! In the case of immigration, we should focus on the extent to which it is socially and economically justifiable and feasible and benefits our society. Because she does that m. E. currently not at all. It divides our society, undermines the credibility of the rule of law and costs billions we do not have."</text:p>
          </table:table-cell>
          <table:table-cell office:value-type="string" calcext:value-type="string">
            <text:p>negative</text:p>
          </table:table-cell>
          <table:table-cell table:number-columns-repeated="1021"/>
        </table:table-row>
        <table:table-row table:style-name="ro41">
          <table:table-cell office:value-type="string" calcext:value-type="string">
            <text:p>"Nun ja, der ""langen Jahre des Stillstandes"" werden noch viele weitere ""Jahre des Stillstands"" folgen. Das ist schlicht und einfach die Konsequenz aus unserem politischen System, welches immer und in Zukunft noch viel mehr auf sogenannte Koalitionspartner angewiesen ist. Eine alles überragende Partei, welche deutlich mehr als 40% oder gar 50% der Stimmen holen kann wird es auf absehbare Zeit nicht mehr geben. Das politsche System wird auch Zukunft so ablaufen: Wenn in einer Koalition die Partei A eine guten Vorschlag macht ist meist die Partei B dagegen. Im seltenen Fall dass sich beide Regierungsparteien mal einig wären kommt dann Partei C ins Spiel welche im Bundesrat auch das Sagen hat und dann wird das wieder nichts und es wird einfach irgendwie weitergewurstelt. Echte Problemlösungen wird es unserem System nicht mehr geben. Oder Schlimmer noch: Partei A macht einen dummen Vorschlag, Partei B macht in einer anderen Sache auch einen dummen Vorschlag. Dann einigt man sich darauf dass Partei B dem dummen Vorschlag der Partei A zustimmt wenn Partei A den dummen Vorschlag von B mitträgt. Und das einfache Volk staunt wie solche dummen Gesetze zustandkommen. Aber meist freut sich das Volk wenn man mit großen Tam-Tam medienwirksam mal eine Entscheidung in einer Nebensache durchgedrückt hat. Das lenkt von den wirklichen Problem dann etwas ab. Der Glaube dass mit einem Personenwechsel oder Parteiwechsel alles besser wird ist eben, nun ja, einfach nur ein Glaube."</text:p>
          </table:table-cell>
          <table:table-cell office:value-type="string" calcext:value-type="string">
            <text:p>"Well, the ""long years of stagnation"" will be followed by many more ""years of stagnation"". This is simply the consequence of our political system, which always and much more relies on so-called coalition partners. An overwhelming party, which can get significantly more than 40% or even 50% of the votes will not be there in the foreseeable future. The political system will continue to run like this: If party A makes a good proposal in a coalition, party B is usually against it. In the rare case that both government parties would agree, then party C comes into play in the Bundesrat which also has the shots and then that will not work again and it will just continue to muddle somehow. Genuine problem solutions will no longer exist in our system. Or worse: Party A makes a stupid suggestion, Party B makes a stupid proposal in another case. Then one agrees that Party B agrees with the stupid proposal of Party A if Party A shares B's stupid suggestion. And the simple people are astonished how such stupid laws come about. But usually the people are happy if you have impressed with large Tam-Tam media effective times a decision in a minor matter. That distracts you from the real problem. The belief that with a change of person or party change everything is better is just, well, just a belief."</text:p>
          </table:table-cell>
          <table:table-cell office:value-type="string" calcext:value-type="string">
            <text:p>negative</text:p>
          </table:table-cell>
          <table:table-cell table:number-columns-repeated="1021"/>
        </table:table-row>
        <table:table-row table:style-name="ro12">
          <table:table-cell office:value-type="string" calcext:value-type="string">
            <text:p>"Entschuldigung, aber da kann ich nicht zustimmen. Die SPD ist nicht dumm sondern vollständig korrumpiert. Der Seeheimer Kreis hat offensichtlich das Sagen im Willy-Brandt-Haus, und seine Mitglieder werden nach Beendigung der politischen Tätigkeit sicher eine lukrative ""Anschlussverwendung"" finden. Dass dadurch die deutsche Sozialdemokratie zerstört wird, ist denen egal oder könnte sogar beabsichtigt sein."</text:p>
          </table:table-cell>
          <table:table-cell office:value-type="string" calcext:value-type="string">
            <text:p>"Sorry, but I can not agree. The SPD is not stupid but completely corrupted. The Seeheimer Kreis obviously has the say in the Willy-Brandt-Haus, and its members will surely find a lucrative ""aftermarket"" after the end of political activity. It does not matter or may even be intended that this would destroy German social democracy."</text:p>
          </table:table-cell>
          <table:table-cell office:value-type="string" calcext:value-type="string">
            <text:p>negative</text:p>
          </table:table-cell>
          <table:table-cell table:number-columns-repeated="1021"/>
        </table:table-row>
        <table:table-row table:style-name="ro14">
          <table:table-cell office:value-type="string" calcext:value-type="string">
            <text:p>Merkel tut nicht viel.Und wenn dann wartet sie ab, kopiert bei Andere und macht die Raute.Schulz mag beu der SPD Basis -noch-beliebt sein agiert aber kopflos.Es war für einen Partechef schon unbeholfen genug 5 Minuten nach Schluß der Wahllokale die Reisleine zu ziehen.Doch diesen dummen Fehler zu wiederholen Stunden nach nach dem die Jamaika Gespräche scheiterten zeigt das Schulz bestenfalls ein Mittelklassepolitiker ist der in Straßburg und Brüssel hochgespült wurde.Das die SPD nicht schon wieder eine Vorsitzenden stürzen kann ist sein Glück.Es ist aber das Pech und das Dilemma der SPD.Mit Schulz an der Spitze kann die SPD einpacken. Um der griesgrämig guckenden Kanzlerin gefährlich werden zu können braucht es neben einem guten Redner und Kämpfer auch einen telegenen Kandidaten oder Kandidatin.</text:p>
          </table:table-cell>
          <table:table-cell office:value-type="string" calcext:value-type="string">
            <text:p>Merkel does not do much. And then when she waits, she copies with Others and makes the rhombus.Schulz may be on the SPD basis-still-popular but acts headless.It was awkward enough for a party leader 5 minutes after the polls closed However, to repeat this stupid mistake hours after the Jamaica talks failed, the Schulz shows at best a middle class politician who was flushed up in Strasbourg and Brussels. That the SPD can not plunge again a chairman is his luck. It is, however the bad luck and the dilemma of the SPD. With Schulz in the lead, the SPD can wrap up. In order to be dangerous to the grumpy-looking chancellor, a good speaker and fighter must also have a telegenic candidate or candidate.</text:p>
          </table:table-cell>
          <table:table-cell office:value-type="string" calcext:value-type="string">
            <text:p>negative</text:p>
          </table:table-cell>
          <table:table-cell table:number-columns-repeated="1021"/>
        </table:table-row>
        <table:table-row table:style-name="ro28">
          <table:table-cell office:value-type="string" calcext:value-type="string">
            <text:p>Genial dumm oder genial. (Wenn ein dauerhafter Diktat - Friede zustande kommt) Extreme, alles andere ist nicht Trump.</text:p>
          </table:table-cell>
          <table:table-cell office:value-type="string" calcext:value-type="string">
            <text:p>Ingeniously stupid or ingenious. (If a permanent dictation - peace comes about) Extreme, everything else is not Trump.</text:p>
          </table:table-cell>
          <table:table-cell office:value-type="string" calcext:value-type="string">
            <text:p>negative</text:p>
          </table:table-cell>
          <table:table-cell table:number-columns-repeated="1021"/>
        </table:table-row>
        <table:table-row table:style-name="ro22">
          <table:table-cell office:value-type="string" calcext:value-type="string">
            <text:p>Egal, wie wenig vom Friedensprozess derzeit zu sehen ist. Und egal, was die Hamas dafür tut oder nicht tut: Die Frage, zu welchem Staat (ganz) Jerusalem gehören würde, wenn es eine endgültige Regelung zwischen Israel und Palästinensern gäbe, wurde bei allen Verhandlungen der letzten Jahrzehnte immer ganz nach hinten gestellt. Weil man wusste, dass dahinter eine immense Symbolik steckt. Und nun geht ein Präsident der USA hin, nimmt den umstrittensten und heikelsten Punkt und erklärt den für beendet - OHNE dass es bei den anderen Punkten in den vergangenen Jahren Fortschritt gegeben hätte. Das ist einfach unfassbar dumm.</text:p>
          </table:table-cell>
          <table:table-cell office:value-type="string" calcext:value-type="string">
            <text:p>No matter how little of the peace process is currently seen. And no matter what Hamas does or does not do, the question as to which state Jerusalem would belong to, if there was a final settlement between Israel and Palestinians, has always been put to the back of all negotiations in recent decades. Because you knew that behind it is an immense symbolism. And now a president of the US is going to take the most controversial and sensitive point and declare it to be over - WITHOUT that there has been progress at the other points in recent years. That's just incredibly stupid.</text:p>
          </table:table-cell>
          <table:table-cell office:value-type="string" calcext:value-type="string">
            <text:p>negative</text:p>
          </table:table-cell>
          <table:table-cell table:number-columns-repeated="1021"/>
        </table:table-row>
        <table:table-row table:style-name="ro18">
          <table:table-cell office:value-type="string" calcext:value-type="string">
            <text:p>Deutschland braucht eine stabile Regierung, das ist die GroKo. Was für ein Unsinn! Groko bedeutet nicht Stabilität, nur bequemes regieren mit möglichst wenig Opposition. Und Pöstchen en masse. Wer kann so dumm sein, dies nicht zu verstehen? Europa ist schön und gut, aber wir reden über eine deutsche Wahl und einen deutschen Eid der Abgeordneten. Groko für Europa ist ein furchtbar schlechtes Wort, da braucht die AFD nur noch die Stimmen einsammeln, das darf nicht passieren!</text:p>
          </table:table-cell>
          <table:table-cell office:value-type="string" calcext:value-type="string">
            <text:p>Germany needs a stable government, that's GroKo. What a nonsense! Groko does not mean stability, just comfortable governing with as little opposition as possible. And lots of stuff. Who can be stupid enough not to understand this? Europe is all well and good, but we are talking about a German election and a German oath of deputies. Groko for Europe is a terribly bad word, because the AFD only needs to collect the votes, that must not happen!</text:p>
          </table:table-cell>
          <table:table-cell office:value-type="string" calcext:value-type="string">
            <text:p>negative</text:p>
          </table:table-cell>
          <table:table-cell table:number-columns-repeated="1021"/>
        </table:table-row>
        <table:table-row table:style-name="ro16">
          <table:table-cell office:value-type="string" calcext:value-type="string">
            <text:p>"der deutschen Steuermilliarden, die diese Person in aller Welt verteilt, bereit, sie als ""mächtigste Frau der Welt"". zu adeln. Die ist so eitel, dass sie gar nicht merkt, wie sie für dumm verkauft wird. Wenn man ihr endlich mal den Geldhahn zudrehen würde, wäre sie ganz fix nur noch eine überflüssige Trude, die sie ja eigentlich auch ist."</text:p>
          </table:table-cell>
          <table:table-cell office:value-type="string" calcext:value-type="string">
            <text:p>"the German tax bill, which distributes this person around the world, ready it as the ""most powerful woman in the world"". to ennoble. She is so vain that she does not realize how stupid she is sold. If you would finally turn her money off, she would just be a superfluous Trude, which she actually is."</text:p>
          </table:table-cell>
          <table:table-cell office:value-type="string" calcext:value-type="string">
            <text:p>negative</text:p>
          </table:table-cell>
          <table:table-cell table:number-columns-repeated="1021"/>
        </table:table-row>
        <table:table-row table:style-name="ro14">
          <table:table-cell office:value-type="string" calcext:value-type="string">
            <text:p>daß dieser irre machen kann, was er will und alle irren in amerika folgen ihm - vielen dank frau clinton für den schlechten wahlkampf, der ihnen und uns diesen irren beschert hat - es zeigt aber auch, daß im prinzip jeder irre in jedem land präsident bzw machthaber werden kann - zimbabwe war 30 jahre das paradebeispiel - schlimm dabei ist, daß speziell die europäer immer nur zugucken und NICHTS machen - ich bin dafür, daß die spd an die macht kommt und dann ein wirtschafts- und verteidigungsbündnis mit putin (vorher weg mit den dämlichen kontraproduktiven sanktionen, die zumindest uns überhaupt keine vorteile bringen) - der für uns auf jeden fall dann ein 100% verläßlicher partner wäre in jeder hinsicht und was uns in eine ganz neue position bringt - herstellt und dann möchte ich mal die dummen gesichter in london und washington sehen!</text:p>
          </table:table-cell>
          <table:table-cell office:value-type="string" calcext:value-type="string">
            <text:p>that he can do what he wants and all the errors in america follow him - thank you very much Mrs Clinton for the bad election campaign that brought them and us this mistake - but it also shows that in principle every one of us in each country president or vice can be ruler - zimbabwe was 30 years, the paradigm - the bad thing is that especially the europeans always look and do nothing - I am for the spd comes to power and then an economic and defense alliance with putin (previously gone with the stupid counterproductive sanctions that at least bring us no benefits at all) - which in any case would be a 100% reliable partner for us in every respect and what puts us in a completely new position - and then I would like the stupid faces in See London and Washington!</text:p>
          </table:table-cell>
          <table:table-cell office:value-type="string" calcext:value-type="string">
            <text:p>negative</text:p>
          </table:table-cell>
          <table:table-cell table:number-columns-repeated="1021"/>
        </table:table-row>
        <table:table-row table:style-name="ro21">
          <table:table-cell office:value-type="string" calcext:value-type="string">
            <text:p>Entschuldigen Sie wenn ich das so sagen aber - Sie haben keine Ahnung. Das politische Verhältnis zwischen Israel und seinen arabischen Nachbarn incl. der Palästinenser hat sich in den letzten 10 Jahren stark verbessert - aus Rücksicht auf die Hardliner beider Seiten eher im inoffiziellen Bereich und sehr leise. In der Realpolitik herrscht dort mittlerweile ein gewisser Pragmatismus der zu einem langsamen Zusammenwachsen führt. Das dauert sicher noch etliche Jahrzehnte aber es bewegt sich eine ganze Menge. Rivlin ist da sehr rührig. Was Trump hier macht ist genau dies zu zerstören. Ich weiß nicht warum, es ist dumm, aber vielleicht geht es ja in der Tat um nichts anderes: Genau dieses zusammenwachsen zu verhindern.</text:p>
          </table:table-cell>
          <table:table-cell office:value-type="string" calcext:value-type="string">
            <text:p>Excuse me if I say so but - you have no idea. The political relationship between Israel and its Arab neighbors including the Palestinians has improved dramatically in the last 10 years - out of respect for the hardliners of both sides rather in the informal sector and very quiet. In Realpolitik there is now a certain pragmatism which leads to a slow convergence. It will probably take several decades, but it will move a lot. Rivlin is very active. What Trump is doing here is destroying just that. I do not know why, it's stupid, but maybe it's really about nothing else: just preventing this from growing together.</text:p>
          </table:table-cell>
          <table:table-cell office:value-type="string" calcext:value-type="string">
            <text:p>negative</text:p>
          </table:table-cell>
          <table:table-cell table:number-columns-repeated="1021"/>
        </table:table-row>
        <table:table-row table:style-name="ro57">
          <table:table-cell office:value-type="string" calcext:value-type="string">
            <text:p>"eine Umweltsau halt. Viel zu dumm um größere Zusammenhänge zu verstehen. So sad, this old and deranged ""dotard""."</text:p>
          </table:table-cell>
          <table:table-cell office:value-type="string" calcext:value-type="string">
            <text:p>"an environmental sow halt. Far too stupid to understand larger connections. So sad, this old and deranged ""dotard""."</text:p>
          </table:table-cell>
          <table:table-cell office:value-type="string" calcext:value-type="string">
            <text:p>negative</text:p>
          </table:table-cell>
          <table:table-cell table:number-columns-repeated="1021"/>
        </table:table-row>
        <table:table-row table:style-name="ro83">
          <table:table-cell office:value-type="string" calcext:value-type="string">
            <text:p>"Gabriel ist meiner Meinung nach ein schlechter Politiker und Außenminister - wie Steinmeier übrigens auch. Zum ersten - und das ist für mich der gravierendste Punkt - muss man Gabriel und den SPD-Genossen wohl noch nahebringen, dass ein Außenminister die Interessen des eigenen Landes zu vertreten und - wenn möglich - durchzusetzen hat. Und das sind häufig nicht die Interessen der EU, der Türkei oder Griechenlands. - Zum zweiten - und das hat auch mit dem ersten Punkt zu tun - halte ich die SPD-Linie zu unseren Streitkräften für fatal. Obwohl es völlig klar sein sollte, dass die Bundeswehr seit vielen Jahren völlig unterfinanziert ist, erkennt die SPD diesen Missstand zwar irgendwie an, möchte ihn aber letztlich doch nicht beheben. Man schwadroniert von europäischen Lösungen, die das investierte Geld angeblich viel effektiver einsetzen ließe, und ignoriert dabei 2 Punkte: Zum einen verlöre die Bundeswehr damit eigene Fähigkeiten und das wirft die Frage auf, was denn - zum zweiten - geschähe, wenn z.B. Frau Le Pen die nächste Präsidentenwahl gewänne und aus der EU, NATO und bilateralen, militärischen Kooperationen austräte? Dann müsste die Bundeswehr mühsam wieder eigene Fähigkeiten aufbauen und das kostet neben Zeit noch mehr Geld. - Zum dritten empfinde ich Gabriels Reaktionen auf die türkischen Beleidigungen als peinlich. Anfänglich verdiente er sich einen Orden im Legen von Schleimspuren, aber seit kurzem muss man sich fragen, warum er auf jeden dummen Spruch aus Ankara reagiert? Und wenn er schon reagiert, dann sollte man zumindest etwas vernünftigere Äußerungen erwarten wie die, dass wir den Deutsch-Türken dankbar zu sein hätten? Wofür? Haben sie hier ohne Gehalt gearbeitet? Und haben wir uns mit ihnen nicht auch Probleme in´s Land geholt? Wenn man wie Gabriel solche Punkte praktisch ausklammert, liefert man der AfD lupenreine Steilvorlagen. - Aber - und das ist der vierte Punkt - das entspricht eben nicht der Folklore vieler SPD-Wähler. Dort wird überwiegend immer noch völlig unkritisch dem Multikulti gefrönt oder so etwas wie eine ""deutsche Leitkultur"" rigoros abgelehnt. Man jault auf, wenn man bestimmte Worte hört, ohne den semantischen Hintergrund zu beachten. Ähnliches gilt auch für die Bildungspolitik. Es scheint einzig und alleine wichtig zu sein, im vermeintlich progressiven Mainstream mitzuschwimmen, egal wie unfugig der ist. Und genau dafür steht auch Gabriel. - Der letzte Punkt: Gabriel ist mir viel zu unstet und wechselt allzu häufig seine Standpunkte. Und er hat durchaus eine Schneise eigener Fehlleistungen gezogen. Man denke nur an seine katastrophale Energiepolitik in seiner Zeit als Wirtschaftsminister. Alles in allem halte ich ihn für einen lupenreinen Karrieristen, der wahrscheinlich am besten als ""Pop-Beauftragter"" geeignet war - oder als eilfertiger Besucher von kleinen, süßen Eisbären."</text:p>
          </table:table-cell>
          <table:table-cell office:value-type="string" calcext:value-type="string">
            <text:p>"Gabriel is in my opinion a bad politician and foreign minister - as Steinmeier way also. First of all - and this is the most serious point for me - Gabriel and the SPD comrades have to be made aware that a foreign minister must represent and, if possible, enforce the interests of his own country. And these are often not the interests of the EU, Turkey or Greece. - Secondly - and this also has to do with the first point - I think the SPD line to our armed forces is fatal. Although it should be completely clear that the Bundeswehr has been completely underfunded for many years, the SPD recognizes this malady in some way, but ultimately would not fix it. People are blustering about European solutions that allegedly make the money invested much more effective, ignoring two points: First, the Bundeswehr is losing its own abilities and this raises the question of what would happen, secondly, if, for example, Ms. Le Pen win the next presidential election and leave the EU, NATO and bilateral military cooperation? Then the Bundeswehr would have to laboriously rebuild its own skills and that costs next time even more money. - Thirdly, I find Gabriel's reactions to the Turkish insults embarrassing. Initially, he earned a medal in the laying of mucus, but more recently, one has to wonder why he reacts to any stupid saying from Ankara? And if he already reacts, then you should at least expect something more reasonable remarks like that, that we would be grateful to the German Turks? For what? Did you work here without a salary? And did not we have problems with them in the country? If one practically excludes such points as Gabriel, one delivers the AfD flawless steep templates. - But - and that's the fourth point - that's just not the folklore of many SPD voters. There is still mostly uncritically indulged in the multicultural or something like a ""German Leitkultur"" rigorously rejected. One cries out when one hears certain words without paying attention to the semantic background. The same applies to educational policy. It seems only important to be in the supposedly progressive mainstream, no matter how nasty it is. And that's exactly what Gabriel stands for. - The last point: Gabriel is too unsteady to me and changes too often his points of view. And he has certainly drawn a trail of his own mistakes. Just think of his catastrophic energy policy in his time as Minister of Economic Affairs. All in all, I consider him a flawless careerist, who was probably best suited as a ""pop officer"" - or as an eager visitor of small, cute polar bears."</text:p>
          </table:table-cell>
          <table:table-cell office:value-type="string" calcext:value-type="string">
            <text:p>negative</text:p>
          </table:table-cell>
          <table:table-cell table:number-columns-repeated="1021"/>
        </table:table-row>
        <table:table-row table:style-name="ro1">
          <table:table-cell office:value-type="string" calcext:value-type="string">
            <text:p>auf die SPD. Selbst unfähig sein, irgend etwas auf die Beine zu stellen, aber mit dem Finger auf die SPD zeigen. Selten so gelacht. Die SPD hat alle Optionen und soll das dumme Geschwätz von Union/Seehofer-Partei und Lindner einfach ignorieren. Was will denn eine Partei, wie die FDP, wenn sie eigentlich gar keine Lust zu regieren, von der SPD aber fordert Regierungsverantwort zu übernehmen ? Das ist ja wohl der größte Witz. Nach meiner Meinung soll es keine GroKo geben - die SPD kann nur gewinnen, wenn sie nicht in die Regierung geht.</text:p>
          </table:table-cell>
          <table:table-cell office:value-type="string" calcext:value-type="string">
            <text:p>to the SPD. Even unable to do anything, but point your finger at the SPD. Rarely laughed so much. The SPD has all the options and should just ignore the stupid chatter of Union / Seehofer party and Lindner. What does a party like the FDP, if it really does not want to govern, demand of the SPD but to take government responsibility? That's probably the biggest joke. In my opinion, there should be no GroKo - the SPD can only win if she does not go to the government.</text:p>
          </table:table-cell>
          <table:table-cell office:value-type="string" calcext:value-type="string">
            <text:p>negative</text:p>
          </table:table-cell>
          <table:table-cell table:number-columns-repeated="1021"/>
        </table:table-row>
        <table:table-row table:style-name="ro33">
          <table:table-cell office:value-type="string" calcext:value-type="string">
            <text:p>"""Trump wird nicht des Amtes enthoben. Er hat jetzt 2 seiner Vorhaben zumindest teilweise durchgeboxt, dafür werden ihn seine Wähler hochleben lassen (auch wenn seine mehrheitlich weißen, schlecht gebildeten Wähler von der Steuerreform nichts haben)... Wenn wir Glück haben, dann wird er in 3 Jahren nicht wieder gewählt, wenn wir Pech haben, muss die US-Verfassung eben in 7 Jahren dafür sorgen, dass er nicht mehr Präsident wird."" Witzig das gerade sie den Wählern vorwerfen, dumm zu sein. Trumps Wähler sind eben nicht dem Klischee entsprechend dumm, im Gegenteil überdurchschnittlich viele haben einen College Abschluss. Abgesehen davon konnte er auch nur gewählt werden, weil er einen höheren Stimmenteil bei schwarzen Wählern hatte als Mitte Romney. Die Vorstellung, Wahlen würden nach Hautfarbe und nicht nach Qualität der Meinung entschieden ist übrigens billiger Rassismus"</text:p>
          </table:table-cell>
          <table:table-cell office:value-type="string" calcext:value-type="string">
            <text:p>"""Trump will not be removed from office, he has at least partially knocked through two of his plans, but his voters will make him shine (even though his majority of white, poorly educated voters have nothing to do with the tax reform) ... If we're lucky, then if he is not re-elected in 3 years, if we are unlucky, the US Constitution must ensure in just 7 years that he is no longer president. "" Funny that just they accuse the voters to be stupid. Trump's voters are not stupid, according to the cliché, on the contrary, above average many have a college degree. Apart from that, he could only be elected because he had a higher vote in black voters than mid-Romney. Incidentally, the idea that elections would be decided on skin color rather than quality of opinion is cheap racism"</text:p>
          </table:table-cell>
          <table:table-cell office:value-type="string" calcext:value-type="string">
            <text:p>negative</text:p>
          </table:table-cell>
          <table:table-cell table:number-columns-repeated="1021"/>
        </table:table-row>
        <table:table-row table:style-name="ro10">
          <table:table-cell office:value-type="string" calcext:value-type="string">
            <text:p>Es drängt sich der Eindruck auf, das manche nach Monaten immer noch nicht begriffen haben, um was es überhaupt bei den Ermittlungen geht. Ich denke eher, hier stellen sich manche dumm. Man muss Unkenntnis einfach nur oft genug wiederholen, dann bleibt irgend etwas davon schon haften. Also noch mal.....es geht in erster Linie um Lügen und Falschaussagen unter Eid. Wenn jemand nichts zu verbergen hat, dann braucht er beides nicht zu tun. Verstanden?</text:p>
          </table:table-cell>
          <table:table-cell office:value-type="string" calcext:value-type="string">
            <text:p>It begs the impression that some still have not understood after months, what is it at all in the investigation. I think rather, here are some stupid. You simply have to repeat ignorance often enough, then something will stick to it. So again ..... it is primarily about lies and false statements under oath. If someone has nothing to hide, then he does not have to do both. Roger that?</text:p>
          </table:table-cell>
          <table:table-cell office:value-type="string" calcext:value-type="string">
            <text:p>negative</text:p>
          </table:table-cell>
          <table:table-cell table:number-columns-repeated="1021"/>
        </table:table-row>
        <table:table-row table:style-name="ro39">
          <table:table-cell office:value-type="string" calcext:value-type="string">
            <text:p>"Für die Fans ist er immer noch der Retter der Abgehängten, und wenn er noch so sehr die Steuern der Allerreichsten reduziert und ihre eigenen nicht, so ist der Grund nur, dass das böse GOP Establishment ihn nicht machen lässt. Und wer diese verquere Denkart nicht versteht, hat eben eine ""dumme, idiotische Weltsicht"". Wurde mir erst neulich genau mit den zitierten Worten erklärt, von jemandem, dem beim Lesen der banalen Kritik an Trump schlecht wird"". Er hat mir deswegen die Freundschaft gekündigt. Bei den Fans schaukeln sich die Emotionen hoch, das ist für eine rational denkende Person nicht nachvollziehbar. Es geht schon längst nicht mehr um Inhalte, sondern um einen Personenkult, in welchen alles Mögliche hinein interpretiert werden kann, gestützt von absurden VT's."</text:p>
          </table:table-cell>
          <table:table-cell office:value-type="string" calcext:value-type="string">
            <text:p>"For the fans, he is still the savior of the Deposed, and even if he reduces the taxes of the most affluent and does not do their own, the reason is that the evil GOP establishment will not let him. And who does not understand this twisted way of thinking has just a ""stupid, idiotic world view"". Was just recently explained to me with the quoted words, by someone who is bad at reading 'the banal criticism of Trump. ""He has quit my friendship because of that.For fans, the emotions swing up, that's for a rational It is no longer about content, but about a personality cult in which everything possible can be interpreted, supported by absurd VT's."</text:p>
          </table:table-cell>
          <table:table-cell office:value-type="string" calcext:value-type="string">
            <text:p>negative</text:p>
          </table:table-cell>
          <table:table-cell table:number-columns-repeated="1021"/>
        </table:table-row>
        <table:table-row table:style-name="ro39">
          <table:table-cell office:value-type="string" calcext:value-type="string">
            <text:p>Aber das Thema UK-Drittland wird doch ein Thema UK-EU, spätestens wenn der findige Händler Waren aus einem Drittland über NI in die EU schleusen will. Das wissen Sie doch auch, Sie selbst haben doch immer wieder darauf hingewiesen, dass es für das UK ja so einfach wäre, die EU so zu hintergehen. Und jetzt wollen Sie so tun, als gäbe es das Problem gar nicht? Weil die Leute bei der EU ja blöd sind und deshalb den Briten über NI das Tor zum Markt aufmachen? Wann kommen Sie endlcih in der Realität an? Sie haben doch inzwischen schon eingestanden, dass das mit dem Brexit wirtschaftlich nicht so rosig wird für das UK. Wollen Sie davon jetzt wieder abrücken und so tun, als könnten die schlauen Briten einen Kniff nutzen, den die dumme EU trotz seiner Offensichtlichkeit nicht versteht, bis es für die EU zu spät ist?</text:p>
          </table:table-cell>
          <table:table-cell office:value-type="string" calcext:value-type="string">
            <text:p>But the UK non-EU theme will be a UK-EU issue at the latest when the resourceful trader wants to bring goods from a third country to the EU via NI. You know that too, you yourself have repeatedly pointed out that it would be so easy for the UK to betray the EU. And now you want to pretend that the problem does not exist? Because the people in the EU are so stupid and therefore the British open the door to the market via NI? When do you finally arrive in reality? By now you have already admitted that the Brexit will not be that bright for the UK. Do you want to move away from it now and pretend that the clever British could use a trick that the stupid EU does not understand, despite its obviousness, until it's too late for the EU?</text:p>
          </table:table-cell>
          <table:table-cell office:value-type="string" calcext:value-type="string">
            <text:p>negative</text:p>
          </table:table-cell>
          <table:table-cell table:number-columns-repeated="1021"/>
        </table:table-row>
        <table:table-row table:style-name="ro42">
          <table:table-cell office:value-type="string" calcext:value-type="string">
            <text:p>"die Jahrelang vom Fachkräftemangel geschwafelt haben insbesonders für Politiker und Journalisten die dies Mähr nachgeplappert und ins Volk gestreut haben. Es ist eigentlich nichts dagegen einzuwenden, wenn sich Siemens von Sparten trennt, für die Siemens kein Zukunft sieht. Die betroffenen Arbeitnehmer sollten aber eigentlich in anderen Sparten des Unternehmens unterkommen können, wenn der Fachkräftemangel keine Lüge wäre. 2011 Hat Siemesn wi folgt gejammert: ""Wenn wir jetzt nicht reagieren, droht Siemens alleine in Deutschland im Jahr 2020 eine Lücke von bis zu 14.000 qualifizierten Arbeitnehmern"", sagte Siemens-Personalvorstand Brigitte Ederer der Zeitung ""Die Welt"". http://www.t-online.de/finanzen/jobs/id_49818046/siemens-fuerchtet-fachkraeftemangel.html Jetzt 2 Jahre vor dem angeblichen will Siemens in Deutschland 3500 Fachkräfte rausschmeißen. Jeder der in den letzten Jahren vom Fachkräftemangel geplappert hat, sollte sich fragen wie dumm oder wie verlogen er gewesen ist und sich schämen."</text:p>
          </table:table-cell>
          <table:table-cell office:value-type="string" calcext:value-type="string">
            <text:p>"The years have been talked about by a shortage of skilled workers, especially for politicians and journalists who have parroted this Mähr and spread to the people. There is really no objection if Siemens separates itself from divisions for which Siemens sees no future. The affected workers should actually be able to find shelter in other divisions of the company if the skills shortage were not a lie. 2011 Siemesn wi complained: ""If we do not respond now, Siemens threatens a gap of up to 14,000 qualified employees in Germany alone in 2020,"" said Siemens HR Director Brigitte Ederer the newspaper ""Die Welt"". http://www.t-online.de/finanzen/jobs/id_49818046/siemens-fuerchtet-fachkraeftemangel.html Now 2 years before the alleged Siemens wants to throw out 3500 professionals in Germany. Anyone who has been blabbering over the last few years should wonder how stupid or how dishonest he was and how ashamed."</text:p>
          </table:table-cell>
          <table:table-cell office:value-type="string" calcext:value-type="string">
            <text:p>negative</text:p>
          </table:table-cell>
          <table:table-cell table:number-columns-repeated="1021"/>
        </table:table-row>
        <table:table-row table:style-name="ro1">
          <table:table-cell office:value-type="string" calcext:value-type="string">
            <text:p>und schürt nur dumme linksideologische Neiddebatten. Wenn diese Art Turbinen in zukunft nicht mehr in dieser Anzahl gebraucht werden macht es keinen Sinn sie zu bauen und wenn andere Turbinen in China billiger hergestellt werden macht es keinen Sinn sie hier zu bauen. Da können die Siemens-Beschäftigten und Aktionäre nur froh sein über vorausschauendes Handeln der Fa. Siemens und der Rest vom Standort Deutschland auch! Aber Herr Augstein hat sich schon öfter durch größere Sattelfestigkeit bei ideologischen Fragen als bei wirtschaftlichen hervorgetan...</text:p>
          </table:table-cell>
          <table:table-cell office:value-type="string" calcext:value-type="string">
            <text:p>and stir up stupid left-ideological envy debates. If these types of turbines are no longer needed in the future, there is no point in building them, and if other turbines are made cheaper in China, there is no point in building them here. Since the Siemens employees and shareholders can only be happy about forward-looking actions of the company Siemens and the rest of the location Germany too! But Mr. Augstein has often distinguished himself by greater saddle strength in ideological issues than in economic ...</text:p>
          </table:table-cell>
          <table:table-cell office:value-type="string" calcext:value-type="string">
            <text:p>negative</text:p>
          </table:table-cell>
          <table:table-cell table:number-columns-repeated="1021"/>
        </table:table-row>
        <table:table-row table:style-name="ro25">
          <table:table-cell office:value-type="string" calcext:value-type="string">
            <text:p>Herr Kaeser hatte auch nur seine Boni im Blick.Mittel und Langfristige Planung gibt es doch heute nicht mehr.Alles zum Wohle der Reichen. das ein Geschäftszweig einmal unrentabel wird ,müsste doch jeder wissen.Ein Markt ist nunmal irgendwann gesättigt.Wer dann nicht rechtzeitig auf andrer Produkte umschwenkt kann kein Manager sein.So dumm kann jemand mit BWL Abschluss nicht sein.Doch jemand der Kapitalismus nach Amivorbild gelernt hat auf der Uni.Solche sogenannten Manager sollten Ihre erworbenen Titel zurück geben.</text:p>
          </table:table-cell>
          <table:table-cell office:value-type="string" calcext:value-type="string">
            <text:p>Mr. Kaeser had only his bonuses in view. Medium and long-term planning, there are no more today. Everything for the benefit of the rich. A market is nunmal sometime saturated. Who then does not turn in time on other products can not be a manager sein.So stupid someone with a degree in business administration can not be. But someone who has learned capitalism after Amivorbild at the university. Such so-called managers should give back their acquired titles.</text:p>
          </table:table-cell>
          <table:table-cell office:value-type="string" calcext:value-type="string">
            <text:p>negative</text:p>
          </table:table-cell>
          <table:table-cell table:number-columns-repeated="1021"/>
        </table:table-row>
        <table:table-row table:style-name="ro38">
          <table:table-cell office:value-type="string" calcext:value-type="string">
            <text:p>"Herr Augstein. ""Reden geht immer"" trifft es genau: Ob Herr Scholz oder andere: Man legt sein Gesicht in betrübte Falten, verdammt die Menschenverachtung der anderen, stellt sich selbst als human heraus - und geht zum Tagesgeschäft über. Und weshalb sollte irgendeine Regierungspartei auch bereit sein, ""dem Kapitalismus wirksam in die Speichen zu greifen""? Sie selbst waren/sind es doch, die dem Raubtierkapitalismus der übelsten Sorte Tor und Tür geöffnet haben. Haben aber immer noch die Chuzpe, von ""sozialer Marktwirtschaft"" zu reden. Wenn Frau Merkel immer wieder betont ""Deutschland geht es gut"", dann meint sie doch die Wirtschaft; die Bürger, denen es ebenfalls wirklich gut geht, die haben eben Glück gehabt - oder auch nicht .... Siemens und seinesgleichen müsste regelrecht dumm sein, sollte man nicht so handeln, wie man handelt. Man hat doch nichts zu befürchten. Ein paar Tage einige anklagende Artikel in den Medien - und dann wird die nächste Sau durchs Dorf getreten. Von dieser Regierung hat sie am allerwenigstens zu befürchten. Und die betroffenen Arbeitnehmer? Die wissen nur zu genau, dass sie mit keinerlei Unterstützung zu rechnen haben. Eine paar warme Worte - mit viel ""Glück"" ein ""Das geht gar nicht"" von der Kanzlerin, und sie stehen allein weiter im Regen."</text:p>
          </table:table-cell>
          <table:table-cell office:value-type="string" calcext:value-type="string">
            <text:p>"Mr. Augstein. ""Talking is always"" is exactly the case: whether Mr. Scholz or others: one puts his face in sad wrinkles, condemns the contempt for others, exposes himself as humane - and goes on to daily business. And why should any ruling party be ready to ""effectively engage capitalism""? They themselves were the ones who opened the door to the predatory capitalism of the worst kind. But still have the chutzpah to talk about ""social market economy"". Whenever Mrs. Merkel emphasizes again and again that ""Germany is doing well"", she still means the economy; the citizens, who are also really well, have just been lucky - or not .... Siemens and his ilk should be downright stupid, if you do not act as you do. You have nothing to fear. A few days a few accusatory articles in the media - and then the next sow is kicked through the village. At the very least, she has to fear from this government. And the workers involved? They know only too well that they can expect no support whatsoever. A few warm words - with a lot of ""luck"" a ""That's not possible"" from the Chancellor, and they stand alone in the rain."</text:p>
          </table:table-cell>
          <table:table-cell office:value-type="string" calcext:value-type="string">
            <text:p>negative</text:p>
          </table:table-cell>
          <table:table-cell table:number-columns-repeated="1021"/>
        </table:table-row>
        <table:table-row table:style-name="ro21">
          <table:table-cell office:value-type="string" calcext:value-type="string">
            <text:p>hat ebensowenig ökonom.Sachverstand,wie Merkel und die anderen....Allein der Manchestervergleich vom Schulz war schon ziemlich grenzwertig und dumm,weil gerade die GRÜNEN und SPD das Hauptdesaster in der Energiepolitik angerichtet haben.Mutti hat sich nur vorauseilend(Stimmengewinne) dieses Themas bemächtigt mit der völlig abstrusen Abschaffung moderner Atomkraftwerke.(Ob sofort oder in 100Jahren...die Strahlung bleibt 1,5Mio Jahre,also was soll jetzt diese dumme Hektik?)Diese Politiker sind alle..für uns Bürger eine Katastrophe,die Folgen dummer Politik täglich deutlicher und schrecklicher.</text:p>
          </table:table-cell>
          <table:table-cell office:value-type="string" calcext:value-type="string">
            <text:p>German: www.mjfriendship.de/de/index.php?op...95&amp;Itemid=55 The Manchester comparison of Schulz alone was quite borderline and stupid, because the GREENS and SPD in particular caused the main disaster in energy policy. Mother has only anticipated (vote gains) this Themas seized with the completely abstruse abolition of modern nuclear power plants. (Whether immediately or in 100Jahren ... the radiation remains 1.5 million years, so what should now this dumb rush?) These politicians are all .. for us citizens a disaster, the consequences stupid politics daily clearer and more terrible.</text:p>
          </table:table-cell>
          <table:table-cell office:value-type="string" calcext:value-type="string">
            <text:p>negative</text:p>
          </table:table-cell>
          <table:table-cell table:number-columns-repeated="1021"/>
        </table:table-row>
        <table:table-row table:style-name="ro47">
          <table:table-cell office:value-type="string" calcext:value-type="string">
            <text:p>Jeder normale Mensch der über Grundkenntnisse der Wirtschaft verfügt und etwas logisch denken kann kommt ganz allein darauf was Sie im Detail beschreiben. Also stellt man sich doch zwangläufig die Frage ist Herr Schulz denn wirklich so dumm und einfältig dies nicht zu verstehen und den Vorstandsvorsitzenden Kaeser sogar noch wegen dessen logischer und wohl richtiger Entscheidung für sein Unternehmen noch aufs Übelste zu beschimpfen? Herr Kaeser hat dem Rüpel schon die richtigen Worte in einem offenen Brief übermittelt! Jeder normale Mensch würde sich hierauf entschuldigen aber dies ist bei Schulz wohl zuviel erwartet! Natürlich sind die Entscheidungen von Siemens ein logischer Schritt auf vorausgegangene politisch getroffene Entscheidungen. Ich erwarte einfach von jedem Politiker, dass er sich über die Folgen seines Handeln rechtzeitig Gedanken macht anstatt immer andere Sündenböcke zu suchen wenn es zu unpopulären Folgen kommt. Herr Kaeser ist für das Wohlergehen von Siemens verantwortlich, dafür wird er schliesslich eingesetzt und bezahlt. Politiker sollten sich hier mal schön raushalten und sich stattdessen lieber darum bemühen eine ebenso kluge Politik zu machen und werder versuchen Wähler oder Vorstände für dumm verkaufen zu wollen! Natürlich ist die Situation für die betroffen Mitarbeiter dramatisch, aber deren Missmut sollte sich eher gegen die Fehlleistungen der Politik als gegen Siemens richten. Denn darin liegt die Ursache der künftigen Schliessung!</text:p>
          </table:table-cell>
          <table:table-cell office:value-type="string" calcext:value-type="string">
            <text:p>Any normal person who has a basic knowledge of the economy and can think logically comes to the very bottom of what you describe in detail. So you inevitably ask yourself the question is Mr. Schulz really so stupid and simple-minded not to understand this and the CEO Kaeser even because of his logical and probably right decision for his company to insult even the worst? Mr. Kaeser has already given the ruepel the right words in an open letter! Any normal person would apologize for this, but this is probably too much expected at Schulz! Of course, Siemens' decisions are a logical step towards prior political decisions. I simply expect every politician to think about the consequences of his actions in good time instead of always looking for other scapegoats when it comes to unpopular consequences. Mr. Kaeser is responsible for the well-being of Siemens, for which he is finally used and paid. Politicians should stay away from it and prefer to make an equally smart policy and try to sell voters or boards for stupid! Of course, the situation for the affected employees is dramatic, but their displeasure should be directed rather against the failures of the policy than against Siemens. For therein lies the cause of the future closure!</text:p>
          </table:table-cell>
          <table:table-cell office:value-type="string" calcext:value-type="string">
            <text:p>negative</text:p>
          </table:table-cell>
          <table:table-cell table:number-columns-repeated="1021"/>
        </table:table-row>
        <table:table-row table:style-name="ro16">
          <table:table-cell office:value-type="string" calcext:value-type="string">
            <text:p>Siemens hat das gleiche Problem wie General Electric in den USA. Beide haben Probleme im Absatz in der Kraftwerksparte. Wenn kein Land kaum noch etwas kauft, dann muss sich die Firma was einfallen lassen. Was hier aber ueberfluessig ist, ist das dumme Gelaber von Herrn Schulz der sich als Retter gibt und wo alles nur heisse Luft ist.</text:p>
          </table:table-cell>
          <table:table-cell office:value-type="string" calcext:value-type="string">
            <text:p>Siemens has the same problem as General Electric in the US. Both have problems in sales in the power plant sector. If no country barely buys anything, then the company has to come up with something. What is superfluous, is the stupid blabber of Mr. Schulz who is a savior and where everything is just hot air.</text:p>
          </table:table-cell>
          <table:table-cell office:value-type="string" calcext:value-type="string">
            <text:p>negative</text:p>
          </table:table-cell>
          <table:table-cell table:number-columns-repeated="1021"/>
        </table:table-row>
        <table:table-row table:style-name="ro27">
          <table:table-cell office:value-type="string" calcext:value-type="string">
            <text:p>So ist das nun einmal? Was für eine dumme Argumentation von Ihnen. Das Aktienrecht kommt, soweit ich das erinnere, aus den USA. Es ist nicht gottgegeben. Wieso steht Gewinnmaximierung über Menschlichkeit? Haben Sie sich ernsthaft noch nie Gedanken darüber gemacht?</text:p>
          </table:table-cell>
          <table:table-cell office:value-type="string" calcext:value-type="string">
            <text:p>That's how it is? What a silly reasoning about you. The stock corporation comes, as far as I remember, from the USA. It is not God-given. Why does profit maximization stand above humanity? Have you seriously never thought about it?</text:p>
          </table:table-cell>
          <table:table-cell office:value-type="string" calcext:value-type="string">
            <text:p>negative</text:p>
          </table:table-cell>
          <table:table-cell table:number-columns-repeated="1021"/>
        </table:table-row>
        <table:table-row table:style-name="ro45">
          <table:table-cell office:value-type="string" calcext:value-type="string">
            <text:p>Typisch für die Pappnasen, zuerst für den Energiesektor etliche verworrene unausgegorene Massnahmen beschliessen und sich dann darüber empören wenn Unternehmen sich darauf rechtzeitig einstellen, damit möglichst möglichst wenig betriebswirtschaftliche Nachteile daraus entstehen. Hat denn die Politik bei ihren unsinnigen Zickzackkurs bei der Energiepolitik denn überhaupt einmal an die dramatischen Folgekosten dises Unsinns für Energieunternehmen und Verbraucher gedacht? Hier geht es um Kosten in fast dreistelliger Milliardenhöhe, worüber sich wohl kaum ein Politiker und schon gar nicht der normale Durchschnittsbürger Gedanken macht, sich aber über die hohen Stromkosten beklagt. Natürlich wurden auch Solarfirmen mit Milliardenbeträgen subventioniert, die Arbeitsplätze in diesem Industriezweig entstanden aber fast ausshliesslich in China, die deutschen Unternehmen sind nach einem kurzen Gastspiel nunmehr fast alle konkurs. Soweit zur Weitsicht unserer überschlauen Politikernasen! Wie dumm und einfältig muss denn jemand sein diese Vorgänge nicht erkennen zu können oder sich darüber sogar noch zu entrüsten? Der muss wohl Martin Schulz heissen, wie denn sonst?</text:p>
          </table:table-cell>
          <table:table-cell office:value-type="string" calcext:value-type="string">
            <text:p>Typical for the cardboard noses, first for the energy sector a number of kinky unfulfilled measures decide and then indignant when companies adjust to it in good time, so that the least possible business disadvantages arise. Did politics, in its senseless zigzag course in energy policy, even think about the dramatic consequential costs of this nonsense for energy companies and consumers? This is about costs in the almost three-digit billions, about which hardly a politician and certainly not the average average citizen makes thought, but complains about the high electricity costs. Of course, also solar companies were subsidized with billions, the jobs in this industry but emerged almost exclusively in China, the German companies are now almost all bankrupt after a short stint. As far as the foresight of our cunning politician nose! How stupid and stupid does anyone have to be to not be able to recognize these processes or even to be angry about them? He must be called Martin Schulz, how else?</text:p>
          </table:table-cell>
          <table:table-cell office:value-type="string" calcext:value-type="string">
            <text:p>negative</text:p>
          </table:table-cell>
          <table:table-cell table:number-columns-repeated="1021"/>
        </table:table-row>
        <table:table-row table:style-name="ro19">
          <table:table-cell office:value-type="string" calcext:value-type="string">
            <text:p>"Globalisierung ist eben ein Problem, wenn nicht überall auf der Welt ähnliche Prinzipien gelten. DAS ist doch wohl eher die Ursache für die Misere. Wenn in China so billig produziert werden kann, liegt das daran, dass der Arbeitnehmer noch weniger zählt als bei uns. Was soll man dagegen tun? Einfach schön weiter Kohle verheizen und nach uns die Sintflut? Und es ist ja nun auch nicht so, dass Siemens plötzlich von der Entwicklung überrascht worden wäre und rote Zahlen schreibt. Mich wundert tatsächlich, wie viele hier verteidigen, was so ein Weltkonzern veranstaltet, und stattdessen wieder einmal die Politik im eigenen Lande für alles verantwortlich macht. Noch krasser finde ich allerdings, dass Politiker, die sich zurecht über das fehlende Gewissen solcher Imperien beklagen, dann als ""dumm und einfältig"" bezeichnet werden. Das kann ich beim besten Willen nicht verstehen. Soll sich Herr Schulz hinstellen und sich öffentlich freuen, statt sich zu entrüsten? Ich frage mich eher: Was ist mit Ihnen los?"</text:p>
          </table:table-cell>
          <table:table-cell office:value-type="string" calcext:value-type="string">
            <text:p>"Globalization is a problem if you do not have similar principles all over the world. THAT is more likely the cause of the misery. If it's cheap enough to produce in China, it's because the employee counts even less than ours. What should you do about it? Just burn coal and after us the deluge? And it is not true that Siemens was suddenly surprised by the development and writes in the red. I'm actually surprised how many defend what such a global corporation organizes, and instead once again blames politics in their own country for everything. Even more blatantly, however, is that politicians who rightly complain about the lack of conscience of such empires are then called ""stupid and simple-minded"". I can not understand that with the best will. Should Mr. Schulz stand up and be publicly happy instead of getting angry? I'd rather ask: What's up with you?"</text:p>
          </table:table-cell>
          <table:table-cell office:value-type="string" calcext:value-type="string">
            <text:p>negative</text:p>
          </table:table-cell>
          <table:table-cell table:number-columns-repeated="1021"/>
        </table:table-row>
        <table:table-row table:style-name="ro27">
          <table:table-cell office:value-type="string" calcext:value-type="string">
            <text:p>"Das war so was von klar so nach dem Motto: ""Was gäb ich auf mei dumm Geschwätz von gestern!"" Immer dasselbe: 1. Nein, wir gehen in die Opposition - 2. Wir führen ergenisoffene Gespräche - 3. Wir bilden eine GroKo, weil wir Verantwortung für das Lanf haben - 4. SPD bei 10 - 15 % bei der nächsten Wahl. ;-))"</text:p>
          </table:table-cell>
          <table:table-cell office:value-type="string" calcext:value-type="string">
            <text:p>"It was something like that of the motto: ""What would I say to my stupid gossip from yesterday!"" Always the same: 1. No, we go into opposition - 2. We have open conversations - 3. We form a GroKo, because we have responsibility for Lanf - 4. SPD at 10 - 15% at the next election. ;-))"</text:p>
          </table:table-cell>
          <table:table-cell office:value-type="string" calcext:value-type="string">
            <text:p>negative</text:p>
          </table:table-cell>
          <table:table-cell table:number-columns-repeated="1021"/>
        </table:table-row>
        <table:table-row table:style-name="ro7">
          <table:table-cell office:value-type="string" calcext:value-type="string">
            <text:p>"Wie kommen eigentlich die GroKo-Gegner dazu, immer wieder zubehaupten, die GroKo sei a b g e w ä h l t worden? Richtig ist doch nur, dass beide - ehemals ""großen"" - Parteien erheblich viele Stimmen verloren haben. Dennoch haben sie zusammen eine ausreichende Mehrheit von ca. 53 Prozent. 53 Prozent s i n d eine Mehrheit, was soll da eigentlich das ständige Genöle? Alle anderen, also die ca. 47 Prozent, die n i c h t Union oderSPD gewählt haben, sondern Grüne, Linke, FDP oder eine der zahllosen Kleinstparteien, haben mit der GroKO doch sowiesonichts im Sinn, die aber 53 Prozent aber wollten sie offensichtlich. Diesen 53 Prozent - also mehr als der Hälfte der Wähler - jetzt etwa""Blödheit"" zu bescheinigen, ist reichlich dreist und dumm zugleich. Die SPD, besser gesagt Schulz, hat die Partei doch in diese Lagehineinmanövriert, indem er erst a l l e s hingeschmissen hatte und nun doch ""zu Gesprächen bereit ist"". Wirklich knifflig könnte es erst werden, wenn es zu Neuwahlen käme und die ehemalige GroKo bei u n t e r 50% läge."</text:p>
          </table:table-cell>
          <table:table-cell office:value-type="string" calcext:value-type="string">
            <text:p>"How do the GroKo opponents come up with the argument that the GroKo has been abolished again and again? All that's right is that both - formerly ""big"" - parties have lost a considerable number of votes. Nevertheless, together they have a sufficient majority of about 53 percent. 53 percent s i n d a majority, what is actually the constant gene oil? Everyone else, that is, the 47 percent who have not voted Union or SPD, but Green Party, Left Party, FDP or one of the countless mini-parties, have their minds on GroKO anyway, but 53 percent of them clearly want them. This 53 percent - more than half of the voters - to certify now about ""stupidity"" is plentiful bold and stupid at the same time. The SPD, or rather Schulz, has maneuvered the party into this situation by first throwing it all away and now ""ready for talks"". It could only really be tricky if it came to new elections and the former GroKo would be at 50%."</text:p>
          </table:table-cell>
          <table:table-cell office:value-type="string" calcext:value-type="string">
            <text:p>negative</text:p>
          </table:table-cell>
          <table:table-cell table:number-columns-repeated="1021"/>
        </table:table-row>
        <table:table-row table:style-name="ro29">
          <table:table-cell office:value-type="string" calcext:value-type="string">
            <text:p>"die betteln doch alle um die Wette um einen Krieg. Wie dumm können Menschen denn nur sein, überhaupt an sowas zu denken, keiner von den Beteiligten ist da intelligenter als der andere.... alle auf dem Niveau eines Kindergarten-Kindes, nur haben sie jetzt größere Spielzeuge die mal eben die gesamte Menschheit auf einmal vernichten könnten. Schönen Dank aber auch für ""Kinder an die Macht""!"</text:p>
          </table:table-cell>
          <table:table-cell office:value-type="string" calcext:value-type="string">
            <text:p>"they're all begging for a war. How stupid can people only be, to think at all about such things, none of the participants is more intelligent than the other .... all at the level of a kindergarten child, only now they have bigger toys that just the whole of humanity could destroy once. Thanks also for ""children to power""!"</text:p>
          </table:table-cell>
          <table:table-cell office:value-type="string" calcext:value-type="string">
            <text:p>negative</text:p>
          </table:table-cell>
          <table:table-cell table:number-columns-repeated="1021"/>
        </table:table-row>
        <table:table-row table:style-name="ro10">
          <table:table-cell office:value-type="string" calcext:value-type="string">
            <text:p>"Den Wohlstand, den man den Menschen in Süd- und Osteuropa als Mitglied der EU versprochen hat, können sie, aus welchen Gründen auch immer, selbst nicht erwirtschaften. Sie werden aber nur dann zur EU stehen, wenn es ihnen wirtschaftlich gut geht. Das bedeutet, wir müssen etwas für sie tun. Wenn ich dann hier im Forum dumme Sprüche und Schlagworte wie ""mentalitätsbedingtes Leistungsdefizit"" lese, kommt mir die Galle hoch."</text:p>
          </table:table-cell>
          <table:table-cell office:value-type="string" calcext:value-type="string">
            <text:p>"The prosperity promised to people in Southern and Eastern Europe as members of the EU can not be earned for whatever reason. But they will only join the EU if they are doing well economically. That means we have to do something for them. If I read here in the forum stupid sayings and buzz words such as ""mentality-related performance deficit"", I get up the bile."</text:p>
          </table:table-cell>
          <table:table-cell office:value-type="string" calcext:value-type="string">
            <text:p>negative</text:p>
          </table:table-cell>
          <table:table-cell table:number-columns-repeated="1021"/>
        </table:table-row>
        <table:table-row table:style-name="ro33">
          <table:table-cell office:value-type="string" calcext:value-type="string">
            <text:p>"Ein Wiedereintrittsrecht gibt es längst schon. Der letzte Satz des Austrittsartikels 50 sagt: ""(5) Ein Staat, der aus der Union ausgetreten ist und erneut Mitglied werden möchte, muss dies nach dem Verfahren des Artikels 49 beantragen."" Das heisst allerdings: erst mal ohne die bisherigen Privilegien - wäre dumm gelaufen. Damit ein Wiedereintritt dennoch schnell gehen könnte, sollte GB möglichst wenig an den auf EU Gesetzgebung basierenden britischen Gesetzen ändern. Das sollte nicht so schwierig sein, denn die EU Richtlinien und Verordnungen hat GB ja zusammen mit den anderen Partnern beschlossen. Rein technisch lässt sich diese auf EU Recht basierende britische Gesetzgebung ohnehin nicht so schnell ändern. Daher ist GB gerade dabei, zur Vermeidung von Gesetzeslücken das in Verordnungen geregelte EU Recht in britisches Recht - fast unverändert - zu übernehmen (nach dem Brexit gilt es nämlich nicht mehr unmittelbar in GB)."</text:p>
          </table:table-cell>
          <table:table-cell office:value-type="string" calcext:value-type="string">
            <text:p>"There is already a right of re-entry. The last sentence of Exit Article 50 says: ""A State which has withdrawn from the Union and wishes to become a member again shall apply in accordance with the procedure laid down in Article 49."" However, that means: first without the previous privileges - would have gone stupid. However, in order for re-entry to be quick, GB should change as little as possible on UK legislation based on EU legislation. That should not be so difficult, because the EU guidelines and regulations decided GB together with the other partners. From a purely technical point of view, this UK law based on EU law can not be changed so fast anyway. Therefore, GB is currently in the process of avoiding loopholes in the regulation of regulated EU law in British law - almost unchanged - to take over (after Brexit, it is no longer directly in the UK)."</text:p>
          </table:table-cell>
          <table:table-cell office:value-type="string" calcext:value-type="string">
            <text:p>negative</text:p>
          </table:table-cell>
          <table:table-cell table:number-columns-repeated="1021"/>
        </table:table-row>
        <table:table-row table:style-name="ro75">
          <table:table-cell office:value-type="string" calcext:value-type="string">
            <text:p>"Natürlich wäre der Brexit umkehrbar. Aber um welchen Preis? - Die Leave-Wähler könnten sich als Märtyrer inszenieren, als Opfer der bösen, unterdrückerischen EU die sich nicht scheut das austretende Britannien mit allen möglichen fiesen Mitteln zu knechten. Und ganz Unrecht hätten sie damit nicht (auch wenn die Schuld nicht bei der EU läge, sondern bei der britischen Regierung). Zwar war das Referendum an sich nicht bindend, Cameron hatte es aber effektiv dazu erklärt. Gut, eine solch einschneidende Entscheidung hätte nie mit einer knappen Mehrheit (und einer derartigen Lügenkampagne) gefällt werden dürfen aber das ist nicht der Punkt. Es war eine demokratische Entscheidung - eine dumme Entscheidung, aber immer noch demokratisch - und wenn man die jetzt einfach ignoriert oder nochmal wählen lässt bis einem das Ergebnis passt, dann kann man das zu Recht undemokratisch nennen. - In Folge würde das Volk noch stärker gespalten, die Fremdenfeindlichkeit und Ablehnung der EU würde noch weiter zunehmen. Erinnert sich Jemand an die Remain-Politikerin die kurz vor dem Referendum als ""Verräterin"" ermordet wurde? Das wird nicht die letzte gewesen sein. - Die UKIP würde zurückkehren und weiter die Stimmung vergiften. Die Briten würden weiter jeglichen Fortschritt der EU blockieren (z.B. die gerade anlaufende Intensivierung der militärischen Zusammenarbeit, die geplanten Maßnahmen gegen Steueroasen...) - und jedes Mal wieder mit einem Referendum drohen wenn sie nicht ihren Willen bekämen. - Vor allem aber würde der ""uns geht es besser ohne EU""-Mythos niemals entzaubert werden. Er würde nie wirklich auf die Probe gestellt werden und demzufolge auch nicht scheitern. Und so könnten die Spalter und Seperatisten auch weiterhin behaupten, dass mit einem Austritt alles super würde. Nein, die Briten müssen gehen. Von mir aus können sie gerne in 10-20 Jahren zurückkommen wenn sie ihre egozentrische Einstellung geändert haben und ihre verklärte und glorifizierte Idee ihres Empire endlich auf die Müllhalde der Geschichte befördert haben. Aber bis dahin ist es besser wenn sie gehen."</text:p>
          </table:table-cell>
          <table:table-cell office:value-type="string" calcext:value-type="string">
            <text:p>"Of course, the Brexit would be reversible. But at what price? - The Leave voters could present themselves as martyrs, as victims of the evil, oppressive EU that is not afraid to enslave the exiting Britain by all sorts of nasty means. And they are not wrong (even if the guilt is not with the EU, but with the British government). Although the referendum was not binding in itself, Cameron had effectively stated it. Well, such a drastic decision should never have been made by a narrow majority (and such a lying campaign), but that's not the point. It was a democratic decision - a stupid decision, but still democratic - and if you just ignore them or let them vote again until you get the result, then you can rightly call that undemocratic. - As a result, the people would be even more divided, xenophobia and rejection of the EU would continue to increase. Does anyone remember the Remain politician who was murdered as a ""traitor"" shortly before the referendum? That will not be the last one. - The UKIP would return and continue to poison the mood. The British would continue to block any progress on the EU (for example, the recent intensification of military cooperation, the planned measures against tax havens ...) - and threaten a referendum every time they do not get their way. But above all, the ""we're better off without an EU"" myth would never be disenchanted. He would never really be put to the test and consequently not fail. And so the splitters and separatists could continue claiming that getting out would be great. No, the British have to go. From my point of view, they can come back in 10-20 years if they have changed their ego-centric attitude and have finally promoted their transfigured and glorified idea of ​​their empire to the garbage dump of history. But until then it is better if they leave."</text:p>
          </table:table-cell>
          <table:table-cell office:value-type="string" calcext:value-type="string">
            <text:p>negative</text:p>
          </table:table-cell>
          <table:table-cell table:number-columns-repeated="1021"/>
        </table:table-row>
        <table:table-row table:style-name="ro57">
          <table:table-cell office:value-type="string" calcext:value-type="string">
            <text:p>zusehen zu müssen, wie jemand , die Arbeit die man mühsam gemacht hat in seiner dummen unfähigen Art zertrampelt.</text:p>
          </table:table-cell>
          <table:table-cell office:value-type="string" calcext:value-type="string">
            <text:p>having to watch someone trample the work they've done in their stupid, incompetent way.</text:p>
          </table:table-cell>
          <table:table-cell office:value-type="string" calcext:value-type="string">
            <text:p>negative</text:p>
          </table:table-cell>
          <table:table-cell table:number-columns-repeated="1021"/>
        </table:table-row>
        <table:table-row table:style-name="ro39">
          <table:table-cell office:value-type="string" calcext:value-type="string">
            <text:p>Welcome back, liebe Caty25. Ihre Beiträge sind immer lesenswert :-) Obama ist eine Privatperson und kann sagen, was immer er möchte. Das schließt Trump's tweeting habits, seine Politik (wenn man sie so bezeichnen möchte) und seine ganze Entourage mit ein. Niemand möchte den USA etwas aufzwingen, denn sie hatten sich ja einst freiwillig für das Klimaschutzabkommen entschieden. Wenn Trump sich gegen die Meinung tausender Wissenschaftler auf der ganzen Welt stellt, dann ist er entweder hoch intelligent, weil er den totalen Durchblick hat oder er ist strohdumm. Was glauben Sie? Ach ja, und wenn man anfangen würde, wie von Dobbs gefordert, Obama wegen seiner Äußerungen juristisch zu belangen, dann wäre ihm Trump diesbezüglich tausende Nasenlängen voraus.</text:p>
          </table:table-cell>
          <table:table-cell office:value-type="string" calcext:value-type="string">
            <text:p>Welcome back, dear Caty25. Your contributions are always worth reading :-) Obama is a private person and can say whatever he wants. That includes Trump's tweeting habits, his politics (if you like to call them that), and all his entourage. Nobody wants to impose anything on the US, because they had once voluntarily opted for the climate change agreement. If Trump opposes the opinion of thousands of scientists around the world, then he is either highly intelligent, because he has the total perspective or he is very stupid. What do you think? Oh, and if you started, as required by Dobbs, to prosecute Obama for his statements, then Trump would be thousands of nose lengths ahead of him.</text:p>
          </table:table-cell>
          <table:table-cell office:value-type="string" calcext:value-type="string">
            <text:p>negative</text:p>
          </table:table-cell>
          <table:table-cell table:number-columns-repeated="1021"/>
        </table:table-row>
        <table:table-row table:style-name="ro15">
          <table:table-cell office:value-type="string" calcext:value-type="string">
            <text:p>Es geht sehr wohl auch um eine Lüge. Trump behauptet nämlich jetzt, dass er Flynn gekündigt hatte, weil dieser sowohl Pence als auch das FBI angelogen hatte. Doch dass Flynn das FBI angelogen hatte, davon war bei Trump damals nie die Rede gewesen. Jetzt stellt es sich heraus, dass Trump offenbar schon damals wusste, dass Flynn beim FBI Falschaussagen gemacht hatte. Das wirft natürlich eine Menge neue Fragen auf, die nicht gerade günstig für Trump sind angesichts Muellers Ermittlungen, besonders, weil er dauernd behauptet, von nichts etwas gewusst zu haben. Jetzt so zu tun, als ob der Tweet von einem Anwalt von Trump konzipiert gewesen war, ist auch unglaubwürdig. Insbesondere ein Anwalt - Trump beschäftigt nur die besten, würde sich niemals auf diese dumme und unüberlegte Art ins Fettnäpfchen setzen, um Trump womöglich damit auch noch zu belasten.</text:p>
          </table:table-cell>
          <table:table-cell office:value-type="string" calcext:value-type="string">
            <text:p>It is also a lie. Trump claims now that he had terminated Flynn because he had lied to both Pence and the FBI. But that Flynn had lied to the FBI, Trump had never talked about that at the time. Now it turns out that Trump already knew then that Flynn had made false statements to the FBI. Of course, that raises a lot of new questions that are not exactly favorable for Trump in the face of Mueller's investigation, especially because he keeps claiming he did not know anything about anything. Now pretending that the tweet had been designed by a Trump lawyer is also implausible. In particular, a lawyer - Trump employs only the best, would never put in this stupid and ill-considered way in the foot, in order to possibly even burden Trump.</text:p>
          </table:table-cell>
          <table:table-cell office:value-type="string" calcext:value-type="string">
            <text:p>negative</text:p>
          </table:table-cell>
          <table:table-cell table:number-columns-repeated="1021"/>
        </table:table-row>
        <table:table-row table:style-name="ro14">
          <table:table-cell office:value-type="string" calcext:value-type="string">
            <text:p>Wie kommt es das ein Herr Schmidt mit seinem Glyphosat-Alleingang mit einer Rüge davon kommt? Wie kommt es das eine mit über 15% Verlust abgewählte GroKo-Regierung nun doch wieder aufgelegt wird? Darf ein Bundespräsident so aktiv in die Willensbildung von Parteien eingreifen und gibt er damit nicht dem Grunde nach seine Neutralität als höchster Beamter des Staates auf? Wie kommt es das die Grünen sich selbst feiern, obwohl sie für jeden offensichtlich viel zu viele Zugeständnisse nur für eine Regierungsbeteiligung gemacht haben - dem Sinn nach hätten Sie sogar Omas klein Häuschen verscherbelt nur um mit machen zu dürfen - und gefühlt regt sich niemand auf? Nur mal so eine Frage?. Schon erstaunlich wie dumme Politiker eine Demokratie ruinieren können. Gut - in der Ostzone hatte man Zeit zu lernen, daher vielleicht diese Perfektion. M.f.G.</text:p>
          </table:table-cell>
          <table:table-cell office:value-type="string" calcext:value-type="string">
            <text:p>How come that a Mr. Schmidt with his glyphosate single-handedly comes with a reprimand? How is it that a Groko-government, which has been left with a loss of more than 15%, is now being reissued? May a Federal President intervene so actively in the decision-making of parties and does he not give up his neutrality as the highest official of the state? How is it that the Greens are celebrating themselves, even though they have obviously made far too many concessions just for a government participation - in the sense of you even grandmothers have sold small houses just to be allowed to do - and felt like nobody gets upset? Just a question? It's amazing how stupid politicians can ruin a democracy. Good - in the East Zone you had time to learn, so perhaps this perfection. Kind regards.</text:p>
          </table:table-cell>
          <table:table-cell office:value-type="string" calcext:value-type="string">
            <text:p>negative</text:p>
          </table:table-cell>
          <table:table-cell table:number-columns-repeated="1021"/>
        </table:table-row>
        <table:table-row table:style-name="ro22">
          <table:table-cell office:value-type="string" calcext:value-type="string">
            <text:p>der Schulz hat nach der Wahl kein dummes Zeug geredet, sondern er hat ganz einfach das Spiel zusammengeschmissen - wie beleidigte Kinder beim Mensch-Ärgere-Dich-Nicht. Und seit nach Scheitern von Jamaika Neuwahlen drohen, bei denen er entweder erst gar nicht antreten darf oder bei der er die SPD hinter die AfD platzieren wird, versucht er panisch, sein Umfallen als staatsbürgerliche Verantwortung zu kaschieren - unter Mithilfe seines Parteifreundes Steinmeier und einer SPD-freundlichen Noch-Kanzlerin. Da haben sich die Sozialdemokraten als Vorsitzenden schon einen seltenen Komiker auserkoren...</text:p>
          </table:table-cell>
          <table:table-cell office:value-type="string" calcext:value-type="string">
            <text:p>The Schulz did not say anything stupid after the election, but he just threw the game together - like offended children in the human-anger-you-don't. And since the failure of Jamaica threatens new elections, where he either does not even compete or in which he will place the SPD behind the AfD, he panic tries to hide his falling as a civic responsibility - with the help of his party friend Steinmeier and an SPD -friendly Chancellor. Since the Social Democrats have already chosen as chairman a rare comedian ...</text:p>
          </table:table-cell>
          <table:table-cell office:value-type="string" calcext:value-type="string">
            <text:p>negative</text:p>
          </table:table-cell>
          <table:table-cell table:number-columns-repeated="1021"/>
        </table:table-row>
        <table:table-row table:style-name="ro14">
          <table:table-cell office:value-type="string" calcext:value-type="string">
            <text:p>"Na, hoffentlich nimmt er seine Kenntnisse aus dem Landtag mit und erklärt dem Außenminister, was ein Rechtsstaat ist und wie der funktioniert. So von wegen ""Gefangenenaustausch"" und Asylrecht und so. Laut Wikipedia ist er Deutscher, ein Doppelpaß wird nicht erwähnt (im Gegenteil zu David McAllister, wo auf seine auch britische Staatsangehörigkeit hingewiesen wird. Und der war immerhin Ministerpräsident) Wohlgemerkt, er ist jetzt Berater, und das vielleicht für genau diesen Zweck: ""Erklär uns mal einer, wie dieses Deutschland funktioniert, wir kapieren es einfach nicht."" Die türkische Regierung ist ja nicht brunzdumm, sie weiß anscheinend nur etwas wenig und holt sich genau deswegen Berater an Bord, um diese Wissenslücke zu schließen. Von daher muß sein Wechsel in die Türkei nicht unbedingt was Schlechtes sein."</text:p>
          </table:table-cell>
          <table:table-cell office:value-type="string" calcext:value-type="string">
            <text:p>"Well, hopefully he will take his knowledge from the state parliament and explain to the foreign minister what a constitutional state is and how it works. So because of ""prisoner exchange"" and asylum and so on. According to Wikipedia, he is German, a double passport is not mentioned (on the contrary to David McAllister, where he is also referred to British citizenship.) And he was, after all, Prime Minister) Mind you, he is now a consultant, and perhaps for exactly this purpose: ""Explain Give us a look how this Germany works, we just do not get it. "" The Turkish government is not stupid, it apparently only knows a little and gets exactly on board advisers to close this knowledge gap. So his move to Turkey does not necessarily have to be bad."</text:p>
          </table:table-cell>
          <table:table-cell office:value-type="string" calcext:value-type="string">
            <text:p>negative</text:p>
          </table:table-cell>
          <table:table-cell table:number-columns-repeated="1021"/>
        </table:table-row>
        <table:table-row table:style-name="ro47">
          <table:table-cell office:value-type="string" calcext:value-type="string">
            <text:p>Ihr Brexit-Jubler: 1.) die EU hat bereits das eine oder andere Freihandelsabkommen, denke ich; wenn also das UK es bis jetzt nicht geschafft hat im exportieren gut zu sein, warum sollte es denn besser werden, wenn das UK eigene Abkommen schließt. und es bleiben immer noch die Frage: welche Produkte sollen verkauft werden (Airbus-Flugzeuge vielleicht oder Nissan-Autos? und welche ehemalige Kolonie will UK keine richtig reinwürgen. Indien hat wohl schon Forderungen nach Visaerleichterungen gestellt. Was werden dann Nigeria und China erst wollen? Und außerdem Freihandel geht bekanntermaßen in zwei Richtungen. Und warum sollen Australier und Neuseeländer ausgerechnet mehr englische Produkte kaufen als jetzt? Und was den Freihandel mit den USA anbelangt, da komme ich aus dem Lachen schon jetzt nicht mehr raus. 2.) Es müssen alle 27 anderen EU-Staaten einstimmig zustimmen. Da kann man mal gespannt sein, was Spanien für Ideen entwickeln wird und was Irland zu der neuen Grenze sagen wird. Besonders wenn das UK den Exit von den neuen Verträgen probt. 3.) Ja natürlich gibt es im UK noch ein produzierendes Gewerbe und ein gute Autoindustrie; dumm nur, daß diese zu einem großen Teil Unternehmen wie PSA oder Renault/Toyota oder anderen EU-ausländischen Firmen gehört und das darüber hinaus es eine sehr enge Verflechtung mit den europäischen Zulieferen gibt. Es ist dann sicherlich schwierig zu glauben, daß die UK-Standorte gehalten werden, wenn es keinen Binnenmarkt mehr geben sollte und es wieder eine Verzollung gibt.</text:p>
          </table:table-cell>
          <table:table-cell office:value-type="string" calcext:value-type="string">
            <text:p>Your Brexit jubilee: 1.) the EU already has one or the other free trade agreement, I think; So if the UK has not managed to be good at exporting so far, why should it be better for the UK to conclude its own agreement? and there is still the question: which products should be sold (perhaps Airbus aircraft or Nissan cars?) and which former colony does not want to strangle properly in the UK India has probably been asking for visa facilitation - what will Nigeria and China want And besides, free trade is known to go in two directions, and why should Australians and New Zealanders buy more British products than they do now? And as far as free trade with the US is concerned, I can not get out of it now All 27 other EU countries agree unanimously. It will be interesting to see what Spain will do for ideas and what Ireland will say about the new border. Especially when the UK rehearses the exit from the new contracts. 3.) Yes, of course, there is still a manufacturing industry and a good auto industry in the UK; stupid only that this belongs to a large extent companies such as PSA or Renault / Toyota or other EU foreign companies and beyond there is a very close link with the European suppliers. It is then certainly difficult to believe that the UK sites will be kept if there is no single market and there is a customs clearance again.</text:p>
          </table:table-cell>
          <table:table-cell office:value-type="string" calcext:value-type="string">
            <text:p>negative</text:p>
          </table:table-cell>
          <table:table-cell table:number-columns-repeated="1021"/>
        </table:table-row>
        <table:table-row table:style-name="ro42">
          <table:table-cell office:value-type="string" calcext:value-type="string">
            <text:p>Merkel wird die Schulz Ideen übernehmen, ihn glücklich machen, aber nichts umsetzen...Schulz &amp; sein Gefolge werden schöne Posten bekommen und bei der nächsten Wahl beklagen, dass Frau Merkel ja fast gar nichts umgesetzt hat oder hat lassen...ähnlich wie in der letzten Legislaturperiode. Die SPD wird 14% der Wählerstimmen gewinnen und spontan äußern, das sie jetzt zur Regeneration spontan in die Opposition geht. Frau Merkel hat es vollbracht, die SPD ist verklappt. Die linke und rechten Ränder jedoch nicht, sie vereinen 40% , die dummen Wähler sind einfach unbelehrbar....C. Lindners Liberale haben endlich die 30% Linie geknackt und bieten der CDU als 2. stärkste Kraft Koalitionsverhandlungen an, die wollen aber nur mitmachen wenn ihre Frau Angela Kanzler wird. Im Rahmen der Gender Initiative etc. hat Bundespräsident Steinmeier die geniale und weltweit bahnbrechende Idee einer m/f Kanzlerschaft durchgesetzt, Mit überwältigender Mehrheit bestimm der Bundestag 2 Kanzler eine in und einen er...Wir sind schon wieder Weltmeister.</text:p>
          </table:table-cell>
          <table:table-cell office:value-type="string" calcext:value-type="string">
            <text:p>Merkel will take over the Schulz ideas, make him happy, but nothing to implement ... Schulz &amp; his entourage will get nice posts and complain at the next election that Mrs. Merkel has almost nothing implemented or has let ... like in the last legislative period. The SPD will win 14% of the vote and voices spontaneously that it spontaneously goes to the opposition for regeneration. Mrs Merkel has done it, the SPD is exhausted. The left and right margins, however, do not, they unite 40%, the stupid voters are simply incorrigible .... C. Lindner's liberals have finally cracked the 30% line and offer the CDU as the 2nd strongest force coalition negotiations, but they only want to join in if their wife becomes Angela Chancellor. As part of the Gender Initiative, etc., Federal President Steinmeier has pushed through the ingenious and groundbreaking idea of ​​a chancellorship. With overwhelming votes, the Bundestag nominated two Chancellors one in and one ... We are already world champions again.</text:p>
          </table:table-cell>
          <table:table-cell office:value-type="string" calcext:value-type="string">
            <text:p>negative</text:p>
          </table:table-cell>
          <table:table-cell table:number-columns-repeated="1021"/>
        </table:table-row>
        <table:table-row table:style-name="ro39">
          <table:table-cell office:value-type="string" calcext:value-type="string">
            <text:p>Bei der allgemeinen Säbelrasselei sollte man die Kirche mal im Dorf lassen. Kim Jong Un mag vielleicht blöd sein, dumm ist er nicht. Warum sollte er die USA angreifen, wohl wissend, dass er damit seinen Staat auslöschen würde. Mal ganz abgesehen davon, dass es in diesem Falle egal wäre, ob die Rakete in Alaska, Kalifornien oder an der Ostküste einschlägt. Aus meiner Sicht ist die Argumentation, dass er sich wünscht ernst genommen zu werden, wesentlich schlüssiger. Mit ihm reden, nicht über ihn, und zwar nicht aus einer Position von oben herab, um ihm dies zu diktieren oder jenes zu verbieten, das wäre das Mittel der Wahl. Ich sehe aber leider eher die Parallelen zum Fall Cuba - ein System ist unliebsam und wird bis auf's Messer bekämpft. Ehrlicher Wettstreit (auch der Systeme) sieht anders aus.</text:p>
          </table:table-cell>
          <table:table-cell office:value-type="string" calcext:value-type="string">
            <text:p>With the general saber-rattle you should leave the church in the village. Kim Jong Un may be stupid, he is not stupid. Why should he attack the United States, knowing he would wipe out his state? Not to mention that in this case it would not matter if the rocket in Alaska, California or on the East Coast strikes. In my view, the argument that he wishes to be taken seriously is much more conclusive. Talking to him, not to him, and not from a position from above, to dictate or forbid him to do so, that would be the means of choice. Unfortunately, I rather see the parallels to the case of Cuba - a system is unpleasant and is fought down to the knife. Honest competition (including the systems) looks different.</text:p>
          </table:table-cell>
          <table:table-cell office:value-type="string" calcext:value-type="string">
            <text:p>negative</text:p>
          </table:table-cell>
          <table:table-cell table:number-columns-repeated="1021"/>
        </table:table-row>
        <table:table-row table:style-name="ro25">
          <table:table-cell office:value-type="string" calcext:value-type="string">
            <text:p>"""Weigern"", ""nicht für nötig befinden"", ""mit anderen Dingen beschäftigen"", ""durchexekutieren"" -- geile Wörter im Zusammehhang mit unserem Staatswesen. Aber null Respekt und noch weniger Ahnung von parlamentarischer Arbeit. Ist schon interessant, was in Ihnen so vorgeht. Den Staat lenken wie ein Unternehmen, Bundestagssitzungen vergleichen mit Betriebsversammlungen. Ist echt nicht zu fassen. Ach, wären Sie doch nur wenigstens ein Mal im Leben Abgeordneter. Aber nein: dummschwätzen."</text:p>
          </table:table-cell>
          <table:table-cell office:value-type="string" calcext:value-type="string">
            <text:p>"""Refusing"", ""not finding it necessary"", ""dealing with other things"", ""expressing yourself"" - cool words in connection with our political system. But zero respect and even less idea of ​​parliamentary work. It's interesting what's going on in you. Directing the state like a company, Bundestag meetings compare with company meetings. Is really hard to believe. Oh, if only you were a member of parliament at least once in your life. But no: silly talk."</text:p>
          </table:table-cell>
          <table:table-cell office:value-type="string" calcext:value-type="string">
            <text:p>negative</text:p>
          </table:table-cell>
          <table:table-cell table:number-columns-repeated="1021"/>
        </table:table-row>
        <table:table-row table:style-name="ro18">
          <table:table-cell office:value-type="string" calcext:value-type="string">
            <text:p>"Was glauben sie denn warum die Terminkalender nicht veröffetlicht werden? Ich hatte mal das Vergnügen den veröffentlichten Terminkalender einer bekannten, grünen Bundestagsabgeordneten zu lesen, den sie dummerweise auf ihrer Homepage veröffentlicht hat. Nach meiner Anfrage auf Abgeordnetenwatch hat die den ganz schnell wieder gelöscht. Das war ihr dann doch peinlich - die Rundreise in Afrika, Einweihung eines Kindergärten und das sechsstündige ""Arbeitsessen"" mit ...."</text:p>
          </table:table-cell>
          <table:table-cell office:value-type="string" calcext:value-type="string">
            <text:p>"What do you think why the diaries are not published? I once had the pleasure to read the published diary of a well-known, green member of parliament, which she has stupidly published on her homepage. After my request on parliamentary watch has the very quickly deleted. That was embarrassing for her then - the round trip in Africa, the inauguration of a kindergarten and the six-hour ""working lunch"" with ...."</text:p>
          </table:table-cell>
          <table:table-cell office:value-type="string" calcext:value-type="string">
            <text:p>negative</text:p>
          </table:table-cell>
          <table:table-cell table:number-columns-repeated="1021"/>
        </table:table-row>
        <table:table-row table:style-name="ro39">
          <table:table-cell office:value-type="string" calcext:value-type="string">
            <text:p>Oder zum Heulen. Genau das, was Trump kritisierte, die Machenschaften der Mächtigen, das, womit er versprach aufräumen zu wollen, die klickenhafte Kungelei, das Gelüge in der obersten Politik, das rücksichtslose Handeln der Wirtschaftsbonzen, das Niedertrampeln der Handlungsunfähigen, das Vortäuschen falscher Tatsachen, all das, was er zu verurteilen vorgab, betreibt er auf niederträchtigste und meist gelungene Weise mit einem unschuldig dumm-dreisten Donald-Blick. Es ist zum Schreien. Wenn das endlich vorbei ist, diese Schein-Attrappe von Präsidentschaft, diese unglaubliche, unerträgliche Trump-Ära, und ich hoffe, das wird möglichst eher als später sein, wird es dauern, bis sich die Welt davon erholt hat, aber sie wird sicher auf immer eine andere sein.</text:p>
          </table:table-cell>
          <table:table-cell office:value-type="string" calcext:value-type="string">
            <text:p>Or howl. Exactly what Trump criticized, the machinations of the powerful, what he was trying to tidy up, the clumsy clumsiness, the lie in top politics, the ruthless action of the economic champions, the trampling of the incapacitated, the pretending of false facts, all this What he pretends to condemn, he pursues in the most vile and most successful way with an innocent stupid-bold Donald-look. It's screaming. When that's finally over, this fake dummy of Presidency, this incredible, unbearable Trump era, and I hope that will be sooner rather than later, it will take a while for the world to recover, but it sure will always be another.</text:p>
          </table:table-cell>
          <table:table-cell office:value-type="string" calcext:value-type="string">
            <text:p>negative</text:p>
          </table:table-cell>
          <table:table-cell table:number-columns-repeated="1021"/>
        </table:table-row>
        <table:table-row table:style-name="ro55">
          <table:table-cell office:value-type="string" calcext:value-type="string">
            <text:p>D zahlte in diesem Jahr 13 Mrd mehr in die EU-Kasse ein, als wir von der EU zurück bekamen. Da waren sehr wahrscheinlich die ca. 4 Mrd die durch den Brexit es für uns mehr werden noch nicht dabei. Solche, wie Sie begreifen das Tarnsystem Target-2 vermutlich auch nicht, die ca. 870 Mrd sind keineswegs harmlos (fast 2 Jahreshaushalte des Bundes) , weil unsere Eliten viel davon verschenken werden. Die Konzerne bekommen sofort von ihrer Hausbank die Mill / Mrd, die das Geld von der Bundesbank (die quasi uns allen gehört), sie (also wir) bekommen nur Forderungen gegenüber anderen EU-Landesbanken. Jeder Halbdumme weiss schon, gibt man einem sehr hoch Verschuldeten Geld/ Waren, kann man die Schuldscheine nicht einlösen. Das die Bürgschafts-Mrd weg sind, viel von den ca. 92 Mrd vom Knechtschaftsvertrag ESM u.a. Tarnnamen begreifen Sie eines Tages auch noch. Den 1 GR- Schnitt von 105 Mrd der Bankster zahlten die nicht aus der Portokassen, sondern zahlen weniger Steuern, erhöhen Gebühren,... Der IWF, Obama und GR verlangten bereits ein weiteres Verschenken, eher noch mehr, als beim 1. Schuldenerlass. Jetzt soll der EU-Haushalt von 140 Mrd auf 280 Mrd verdoppelt werden mit Steuererhöhungen, die Nettoeinzahler I und F sind die neuen EU-Sorgenländer, schon hat Macron eine ganz tolle Idee, einen EU-Finanzminister mit eigenem Budget. Es geht weiter, alle sollten diese 2 Seiten ganz genau lesen (Pisa-Idi... 2x ), was EU-Kraten wollen und sehr gut nachdenken, wer das hemmen, evtl. verhindern kann. http://www.wiwo.de/politik/europa/hans-werner-sinn-emmanuel-macrons-ideen-sind-gefaehrlich/19819500.html Kolumne von Prof. Hans-Werner Sinn Den wahren Rattenfängern stehen in den kommenden 4 Jahren 30 Mrd (plötzlich 45 Mrd) für ihre ganz tollen Wahlversprechen zur Verfügung. Dann kommt noch das neue Wettrüsten hinzu und in GR sollen weitere ca. 5 Mrd versenkt werden. Einige schwätzen schon von der EU-Schuldenverallgemeinerung, falls es einige immer noch nicht wissen, das ist eine Aufteilung von ca. 10 Bill.</text:p>
          </table:table-cell>
          <table:table-cell office:value-type="string" calcext:value-type="string">
            <text:p>D paid 13 billion more into the EU fund this year than we got back from the EU. There were very probably about 4 billion by Brexit it for us more will not be there. Such, as you probably do not understand the camouflage system Target-2, the approximately 870 billion are by no means harmless (almost 2 annual budgets of the Federation), because our elites will give away much of it. The corporations get immediately from their house bank, the mill / billion, the money from the Bundesbank (which, so to speak, all of us), they (we) only get claims against other EU Landesbanken. Every half-fool knows, if you give a very high indebted money / goods, you can not redeem the promissory notes. That the guarantee billion are gone, much of the approximately 92 billion of the bondage agreement ESM u.a. One day, you'll understand stealth names. The 1 GR cut of 105 billion Banksters did not pay from the petty cash, but pay less taxes, increase fees, ... The IMF, Obama and GR already demanded another gift, rather more than the first debt relief. Now the EU budget is to be doubled from 140 billion to 280 billion with tax increases, the net contributors I and F are the new EU-worrying countries, Macron already has a great idea, an EU finance minister with its own budget. It goes on, all should read these two pages very well (Pisa-Idi ... 2x), what EU Kraten want and think very well, who can inhibit this, possibly prevent. http://www.wiwo.de/politik/europa/hans-werner-sinn-emmanuel-macrons-ideen-sind-gefaehrlich/19819500.html Column of Prof. Hans-Werner Sinn The true Pied Piper stand in the next 4 years 30 billion (suddenly 45 billion) for their really great election promises available. Then comes the new arms race and in GR another 5 billion are to be sunk. Some are already chattering about the EU debt generalization, if some still do not know, that's a split of about 10 bill.</text:p>
          </table:table-cell>
          <table:table-cell office:value-type="string" calcext:value-type="string">
            <text:p>negative</text:p>
          </table:table-cell>
          <table:table-cell table:number-columns-repeated="1021"/>
        </table:table-row>
        <table:table-row table:style-name="ro41">
          <table:table-cell office:value-type="string" calcext:value-type="string">
            <text:p>"Korrekt. Allerdings existiert auch nicht DIE Wahrheit für die Gegner der AfD. Die haben eben eine andere MEINUNG als Wähler der AfD. So etwas nennt man Demokratie, auch wenn es manchmal schmerzt. Wichtig ist, dass bisherige Parteien und deren Anhänger nicht den AfD-Anhängern pauschal die Fähigkeit absprechen, nachvollziehbare MEINUNGEN zu vertreten (genau das passiert nämlich ständig in Form von ""AfD-Anhänger sind blöd, dumm, Nazis, Rassisten"" etc. pp.), sondern zu erkennen, dass es auch im AfD-Umfeld berechtigte Meinungen gibt. Man kann diese Meinungen teilen oder nicht, aber es sind Meinungen, die ebenso eine Berechtigung haben wie die der Gegenspieler. Auch das zu erkennen und zu akzeptieren ist Demokratie. Eine Blockade ist ein undemokratisches Mittel selbst gegenüber einer sehr zwiespältigen Partei wie der AfD und entpuppt die Teilnehmer als Undemokraten. Demokratie kann niemals funktionieren, indem man sie nur für diejenigen gelten lässt, die sich in der Meinung einiger ""wohlverhalten"" und politische Gegner ausstößt. Also, meine Meinung: Entlarvt die AfD demokratisch. Fragt sie: Wie distanzieren sie sich von Angriffen auf Flüchtlinge beispielsweise? Oder wie sieht das Zukunftsbild der AfD aus? Gibt es das überhaupt? Das alles kann man hinterfragen und einfordern. Und dann kann man abstimmen oder - falls die AfD gesetzeswidrige Dinge verlangt - auch dagegen klagen. Blockieren aber, das ist eben undemokratisch. Punkt."</text:p>
          </table:table-cell>
          <table:table-cell office:value-type="string" calcext:value-type="string">
            <text:p>"Correctly. However, the truth does not exist for the opponents of the AfD. They just have a different opinion than voters of the AfD. That's what you call democracy, even if it hurts sometimes. It is important that existing parties and their supporters do not deny the AfD supporters flat-rate the ability to represent comprehensible OPINIONS (namely, that's what happens constantly in the form of ""AfD supporters are stupid, stupid, Nazis, racists"" etc. pp) but recognize that there are legitimate opinions in the AfD environment. You can or may not share those opinions, but they are opinions that are just as legitimate as their opponents. Even recognizing and accepting this is democracy. A blockade is an undemocratic means even against a very ambivalent party like the AfD and turns out to be the participants as un-Democrats. Democracy can never work by letting it apply only to those who express themselves in the opinion of some ""good behavior"" and political opponents. So, my opinion: unmask the Democratic Democratic Party. Ask her: how do you distance yourself from attacks on refugees, for example? Or what does the future vision of the AfD look like? Is that even possible? All this can be questioned and demanded. And then you can vote or - if the AfD demands illegal things - also complain against it. Blocking, that's just undemocratic. Point."</text:p>
          </table:table-cell>
          <table:table-cell office:value-type="string" calcext:value-type="string">
            <text:p>negative</text:p>
          </table:table-cell>
          <table:table-cell table:number-columns-repeated="1021"/>
        </table:table-row>
        <table:table-row table:style-name="ro4">
          <table:table-cell office:value-type="string" calcext:value-type="string">
            <text:p>in den USA werden hassreden über schwarze argumentativ gekontert. das ginge auch hier. der bürger ist nicht so dumm, dass er nicht zwischen gut und böse unterscheiden könnte. wer will denn die wohltaten unseres staates in frage stellen. der mensch braucht nach der lehre vieler tiefenpsychologen Anerkennung. auch solche rechtswidrige Aktionen fördern die anerkennung der AfD. viel feind viel ehr - einfach gesagt. einfach nicht wahrnehmen ist immer noch das beste. die Partei ist die drittstärkste nach der SPD geworden, weil man nicht deren Argumente sachlich und überzeugend widerlegt.das ist das Problem.</text:p>
          </table:table-cell>
          <table:table-cell office:value-type="string" calcext:value-type="string">
            <text:p>in the US, hate speech is countered by black argumentative. that would work here too. The citizen is not so stupid that he could not distinguish between good and evil. Who wants to question the good deeds of our state? the human being needs recognition from the teachings of many depth psychologists. even such illegal actions promote the recognition of the AfD. a lot of enemies are much better - simply said. simply not perceiving is still the best. the party has become the third strongest after the SPD, because one does not refute their arguments objectively and convincingly. That is the problem.</text:p>
          </table:table-cell>
          <table:table-cell office:value-type="string" calcext:value-type="string">
            <text:p>negative</text:p>
          </table:table-cell>
          <table:table-cell table:number-columns-repeated="1021"/>
        </table:table-row>
        <table:table-row table:style-name="ro65">
          <table:table-cell office:value-type="string" calcext:value-type="string">
            <text:p>Wo genau ist denn dieser ständig beschworene braune Alptraum? Wo sind die marschierenden Horden, die millionenhaft unsere Straßen zu bevölkern scheinen? Ganz ehrlich, ohne die Gewalttaten gegen Flüchtlinge oder die unsäglichen Bedrohungen von Bürgermeistern kleinreden zu wollen (das ist absolut nicht tolerabel), wobei mir stets eine klare Distanzierung seitens der AfD fehlt: Wo genau ist der massive Aufmarsch der braunen Gefahr? Wo genau sind die Parteiprogramme, die uns alle wieder braun machen sollen? Die ständige Gleichsetzung der AfD mit der NSDAP ist nicht nur ermüdend, sondern auch falsch. Leider führt dies dazu, dass man sich mit den Argumentationen der AfD auch gar nicht mehr befassen muss (in der Form, Politik selbst besser zu machen, anstatt die AfD als Hassgestalt aufzubauen), sondern sie einfach nur zum Schreckgespenst hochstilisiert. Jüngst unterhielt ich mich mit einem Antifa-Anhänger, und er erklärte mir, dass die AfD so gefährlich ist, weil sie ja nicht so tut, als sei es die NSDAP. Die AfD-Anhänger sind natürlich alle blöd, aber dennoch sind die Verantwortlichen so unglaublich schlau, dass sie im Geheimen die braune Diktatur aufbauen. So heimlich, dass man gar keine marschierenden Truppen mehr braucht. Belegen konnte er das nicht, aber - bei aller Vorsicht - Paranoia ist da nicht mehr fern. Die These von der - jetzigen - AfD also nazistische Weltverschwörer ähnelt doch sehr den niemals totzukriegenden Verdächtigungen einer angeblichen jüdischen Weltverschwörung. Es ist einfach Humbug. Das heißt nicht, dass man sich nicht antidemokratischen Strömungen widersetzen sollte. Keineswegs. Nur einfach alles, was man nicht mag, als braun zu bezeichnen, ist eben - ja - dumm und paranoid.</text:p>
          </table:table-cell>
          <table:table-cell office:value-type="string" calcext:value-type="string">
            <text:p>Where exactly is this ever-evoked brown nightmare? Where are the marching hordes who seem to populate our streets by the millions? To be honest, without wanting to talk down the violence against refugees or the unspeakable threats of mayors (which is absolutely not tolerable), where I always lack a clear distancing from the AfD: where exactly is the massive deployment of the brown danger? Where exactly are the party programs that are supposed to make us all brown again? The constant identification of the AfD with the NSDAP is not only tiring, but also wrong. Unfortunately, this leads to the fact that one does not have to deal with the arguments of the AfD any more (in the form of making politics better, instead of building up the AfD as a hate form), but simply hyped them up as a specter. Recently, I talked to an anti-fascist supporter, and he explained that the AFD is so dangerous because it does not pretend it's the NSDAP. The AfD supporters are of course all stupid, but still those responsible are so incredibly smart that they secretly build the brown dictatorship. So secret that you do not need marching troops anymore. He could not prove that, but - with all due caution - paranoia is not far away. The thesis of the - present - AfD therefore Nazi conspirators is very similar to the never-to-be-dead suspicions of a supposed Jewish world conspiracy. It's just humbug. That does not mean that one should not oppose anti-democratic currents. Not at all. Just what you do not like to call brown is just - yes - stupid and paranoid.</text:p>
          </table:table-cell>
          <table:table-cell office:value-type="string" calcext:value-type="string">
            <text:p>negative</text:p>
          </table:table-cell>
          <table:table-cell table:number-columns-repeated="1021"/>
        </table:table-row>
        <table:table-row table:style-name="ro35">
          <table:table-cell office:value-type="string" calcext:value-type="string">
            <text:p>"Die spanische Inquisition war auch der Meinung, das Ketzer und Hexen sich gerade dadurch auszeichnen, das sie ihre Identidät verleugnen, dies aber nur ein weiterer Beweis dafür sei, das sie solche sind. Ist damals in der Summe auch ""dumm gelaufen""."</text:p>
          </table:table-cell>
          <table:table-cell office:value-type="string" calcext:value-type="string">
            <text:p>"The Spanish Inquisition also believed that heretics and witches are characterized by the fact that they deny their identities, but this is only further proof that they are such. At that time in total was also ""stupid""."</text:p>
          </table:table-cell>
          <table:table-cell office:value-type="string" calcext:value-type="string">
            <text:p>negative</text:p>
          </table:table-cell>
          <table:table-cell table:number-columns-repeated="1021"/>
        </table:table-row>
        <table:table-row table:style-name="ro25">
          <table:table-cell office:value-type="string" calcext:value-type="string">
            <text:p>Ich denke mal eher wer einen Superpopulisten Schulz ertragen kann für den sollte auch eine simple AfD Veranstaltung kein Problem darstellen. Die Pläne und Vorstellungen der genannten Person sind um Längen gefährlicher, zumal er sich in Kürze durchaus in der Regierung etablieren könnte, was man bei der AfD noch ausschliessen kann. Warum protestiert denn niemand gegen die wirklichen Gefahren dieses Landes? Oder ist der Grossteil schon wieder mal so leicht für dumm uu verkaufen und merkt dies noch nicht mal?</text:p>
          </table:table-cell>
          <table:table-cell office:value-type="string" calcext:value-type="string">
            <text:p>I think more of who can endure a superpopulist Schulz for a simple AfD event should not be a problem. The plans and ideas of the person mentioned are more dangerous by far, especially since he could soon establish himself in the government, which one can exclude from the AfD. Why is nobody protesting against the real dangers of this country? Or is the main part again so easy for stupid uu sell and do not even notice this?</text:p>
          </table:table-cell>
          <table:table-cell office:value-type="string" calcext:value-type="string">
            <text:p>negative</text:p>
          </table:table-cell>
          <table:table-cell table:number-columns-repeated="1021"/>
        </table:table-row>
        <table:table-row table:style-name="ro33">
          <table:table-cell office:value-type="string" calcext:value-type="string">
            <text:p>Russland allein ist so groß wie ganz Südamerika und nimmt keine Flüchtlinge auf, nicht einmal aus Syrien. Mit ca 145 Millionen Russen ist dieses Land eigentlich leer und Russland könnte ganz Syrien und den Irak aufnehmen wenn es wollte und man merkt das nicht einmal. Also warum auf Amerika einschlagen ,wenn trotzdem Zuwanderer kommen die Amerika braucht und nicht wie in Deutschland das eifersüchtig jeden Flüchtling auf der Welt eine Heimat ohne Wohnung, ohne Arbeit und ohne Zukunft geben will. Das ist keine Flüchtlingspolitik. Dafür werden Zwergländer wie Ungarn ,Polen, etc beschimpft weil sie keine Flüchtlinge wollen , die natürlich das Land destabilisieren könnten , durch spätere Geburten. Amerika ist entstanden durch Einwanderer. Auch 40 Millionen Amerikaner stammen von Deutschen Einwanderern ab, Die haben das Land zu dem gemacht was es heute ist . Groß Großherzig aber nicht dumm.</text:p>
          </table:table-cell>
          <table:table-cell office:value-type="string" calcext:value-type="string">
            <text:p>Russia alone is as big as all of South America and does not receive any refugees, not even from Syria. With 145 million Russians, this country is actually empty and Russia could absorb all of Syria and Iraq if it wanted and you will not even notice it. So why hit America, if immigrants come to America anyway and do not want to give jealously every refugee in the world a home without housing, without work and without future, as in Germany. This is not a refugee policy. In return, dwarven countries such as Hungary, Poland, etc are denounced because they do not want refugees, who could of course destabilize the country through later births. America was created by immigrants. 40 million Americans are descended from German immigrants who have made the country what it is today. Great big hearted but not stupid.</text:p>
          </table:table-cell>
          <table:table-cell office:value-type="string" calcext:value-type="string">
            <text:p>negative</text:p>
          </table:table-cell>
          <table:table-cell table:number-columns-repeated="1021"/>
        </table:table-row>
        <table:table-row table:style-name="ro27">
          <table:table-cell office:value-type="string" calcext:value-type="string">
            <text:p>...es gäbe keine dummen Fragen. Haben sich Euer Ehren schon einmal Mietpreise, Kriminalstatistik, verkommende Infrastruktur, Schulen und das Sicherheitsgefüge, besonders der weiblichen Population hier, vor Augen geführt? Ausnahmen bestätigen eben die Regel.</text:p>
          </table:table-cell>
          <table:table-cell office:value-type="string" calcext:value-type="string">
            <text:p>... there are no stupid questions. Have your honors ever revealed rents, crime statistics, degenerating infrastructure, schools and the security structure, especially the female population here? Exceptions just confirm the rule.</text:p>
          </table:table-cell>
          <table:table-cell office:value-type="string" calcext:value-type="string">
            <text:p>negative</text:p>
          </table:table-cell>
          <table:table-cell table:number-columns-repeated="1021"/>
        </table:table-row>
        <table:table-row table:style-name="ro11">
          <table:table-cell office:value-type="string" calcext:value-type="string">
            <text:p>man muss schon ziemlich unwissend, blauäugig oder eben Beamter sein, um allen Ernstes zu behaupten, die Immigration würde nicht massive Kosten verursachen und die Sozialsysteme langfristig implodieren lassen. Es ist nicht zufällig, dass vor allem Beamte und Politiker (Grüne vor allem) mit ihren Privilegien die Immigration als kostenneutral deklarieren. Ihre Pensionen bleiben ja auf ewig unangetastet, uhr Einkomnen liegt weit über dem Durchschnitt.. Natürlich geht es dem Bürger indirekt schlechter, das erklären zu müssen ist ja fast schon peinlich. Derzeit liegen wir bei ca. 50 Mrd pro Jahr für Immigranten , all inclusive. Die Kosten einmal mit den Haushalten für Bildung, Infrastruktur, usw. zu vergleichen ist aufschlussreich. Fakt ist , 95% der Migranten sind aus wirschaftlichen Gründen hier. Es ist ihr gutes Recht , im Ausland nach besseren Lebensbedingungen zu suchen auch in Deutschland Es ist aber nicht rechtens unser grosszügiges Asylrecht zu Lasten wirklich Bedürftiger zu missbrauchen. Und wir können nicht grenzenlos Migranten aufnehmen und über Jahrzehnte zu 100% unterhalten. Wer das behauptet, ist einfach nur dumm oder populistisch.</text:p>
          </table:table-cell>
          <table:table-cell office:value-type="string" calcext:value-type="string">
            <text:p>you have to be quite ignorant, blue-eyed, or civil servant to seriously claim that immigration would not cause massive costs and impoverish social systems in the long term. It is not by chance that civil servants and politicians (the Greens in particular) with their privileges declare immigration as free of cost. Your pensions remain eternally untouched, clock Income is well above the average .. Of course, it is the citizens indirectly worse, having to explain that is almost embarrassing. Currently, we are around 50 billion a year for immigrants, all inclusive. Comparing costs with households for education, infrastructure, etc. is revealing. The fact is, 95% of migrants are here for economic reasons. It is their right to look abroad for better living conditions in Germany It is not right to abuse our generous asylum right to the detriment of really needy people. And we can not limit the number of immigrants to 100% and maintain it for decades. Anyone who claims that is simply stupid or populist.</text:p>
          </table:table-cell>
          <table:table-cell office:value-type="string" calcext:value-type="string">
            <text:p>negative</text:p>
          </table:table-cell>
          <table:table-cell table:number-columns-repeated="1021"/>
        </table:table-row>
        <table:table-row table:style-name="ro63">
          <table:table-cell office:value-type="string" calcext:value-type="string">
            <text:p>"deutsche Gesellschaft war eigentlich nur in den 1000 Jahren von 1933 - 1945 eine Volksgemeinschaft, wenn auch nicht unbedingt eine völlig homogene. War nicht unbedingt sehr erfolgreich, der Versuch. Natürlich wollen wir alle Harmonie. Nur, was ist denn die Harmonie in Reinkultur? Einheitlichkeit, Langweiligkeit. Alle Mädels tragen einen roten Pullover, die Jungs einen damit harmonierenden blauen. Alle teilen die gleiche Meinung, es gibt auch keine Diskussionen über sagen wir bildende Künste, weil alle den gleichen Geschmack haben. Das ist Harmonie, absolut streitfrei und homogen. Nur ist das ein Leben, das so langweilig ist, dass da vermutlich sogar die Katholische Kirche aus Gründen der Humanität für strikte Empfängnisverhütung ist. Wir brauchen den Streit um den besten Weg in allen Beziehungen, angefangen vom Autobau über Landwirtschaft bis hin eben zu Fragen der Zu- und Abwanderung (ja, die gab es auch mal in Deutschland). Aber eben einen intelligenten Streit und nicht dumme ""Männeldiskussionen"" mit Parolen, die schon zu Zeiten des Großen Theoderichs überholt waren. Und wir sollten doch auch einmal berücksichtigen (das muss man den Männeln dann auch sagen), dass man nur dann (mit)bestimmen kann, wohin die Reise geht, wenn man am Steuer sitzt. Ein moderner Islam, um nur ein Thema zu nennen, ist grundsätzlich möglich. Siehe z.B. die Bosniaken, die in der europäischen Kultur verwurzelt und gleichzeitig Muslime sind. Das Problem ist nämlich nicht die Religionoder eine der vielen jüdischen oder sonstigen Sekten, das Problem sind Dummköpfe und Größenwahnsinnige. Wenn wir Europäer zeigen, dass man auch einen vernünftigen, zivilisierten und friedlichen Islam leben kann (und das geht, siehe z.B. Bosnien), dann haben die Bin Laden und Co. keine Chance."</text:p>
          </table:table-cell>
          <table:table-cell office:value-type="string" calcext:value-type="string">
            <text:p>"German society was actually a national community only in the 1000 years from 1933 to 1945, although not necessarily a completely homogenous one. Was not necessarily very successful, the attempt. Of course we all want harmony. But what is the harmony in pure culture? Uniformity, boredom. All the girls wear a red sweater, the boys a harmonious blue one. Everyone shares the same opinion, there is no discussion about the visual arts, because they all have the same taste. That is harmony, absolutely dispute-free and homogeneous. Only this is a life that is so boring that even the Catholic Church is believed to be strictly contraceptive for reasons of humanity. We need the dispute over the best way in all relationships, from the car industry over agriculture to just to questions of inflow and outflow (yes, they were sometimes in Germany). But just a smart argument and not stupid ""men's discussions"" with slogans that were outdated in the days of the Great Theodoric. And we should also take into account (you have to tell the men then too) that you can only determine (if), where the journey goes, when you're behind the wheel. A modern Islam, to name just one topic, is basically possible. See, e.g. the Bosniaks who are rooted in European culture and at the same time Muslims. The problem is not the religion or one of the many Jewish or other sects, the problem is fools and megalomaniacs. If we show Europeans that you can also live a decent, civilized and peaceful Islam (and you can, see Bosnia, for example) then Bin Laden and Co. have no chance."</text:p>
          </table:table-cell>
          <table:table-cell office:value-type="string" calcext:value-type="string">
            <text:p>negative</text:p>
          </table:table-cell>
          <table:table-cell table:number-columns-repeated="1021"/>
        </table:table-row>
        <table:table-row table:style-name="ro25">
          <table:table-cell office:value-type="string" calcext:value-type="string">
            <text:p>Persönlich für den T-Clan. Ist doch super. Jede Bevölkerung hat den Führer verdient, den es verdient. Die Welt ist irre, die Menschen sind dumm und das Nationalsozialistische funktioniert offenbar sehr gut. Was mich wundert: jeder könnte alle Informationen haben, die Leute wollen sich jedoch betrügen lassen. Am Ende wird die GOP die 1.000.000.000.000$ Schulden den Demonstranten in die Schuhe schieben und der NS USNormalo wir es glauben. Die Dummheit ist so groß, dass es die Menschen schlicht nicht verdient haben!!!</text:p>
          </table:table-cell>
          <table:table-cell office:value-type="string" calcext:value-type="string">
            <text:p>Personally for the T-Clan. It is great. Every population deserves the leader it deserves. The world is crazy, people are stupid and the National Socialist seems to work very well. What surprised me: everyone could have all the information, but people want to be cheated. In the end, the GOP will blame the $ 1,000,000,000 debt on the demonstrators and the NS USNormalo we believe. The stupidity is so great that people simply do not deserve it !!!</text:p>
          </table:table-cell>
          <table:table-cell office:value-type="string" calcext:value-type="string">
            <text:p>negative</text:p>
          </table:table-cell>
          <table:table-cell table:number-columns-repeated="1021"/>
        </table:table-row>
        <table:table-row table:style-name="ro39">
          <table:table-cell office:value-type="string" calcext:value-type="string">
            <text:p>"der was gegen das ""Establishment"" unternimmt! Ich lach mich tot! Wo doch jeder weiß, wie dringend notwendig es war, daß die Superreichen noch viel viel reicher werden! Trump macht das ganz tricky. Mit kleinen Zuckerchen ködert er sein dummes Volk. Ein Volk, daß mehrheitlich glaubt, daß es keine Evolution gegeben hat, dem kann man auch weismachen, daß Rüstung, Mauern und der ganze andere Unfug der Weihnachtsmann bezahlt! Dieses Volk hat sowieso noch nie verstanden, warum man Steuern zahlen soll (wie bei uns halt auch: siehe FDP-Wähler). Aber die Rechnung kommt und sie kommt dicke! Unschuldige trifft es wenigstens nicht so viele: denn irgend jemand muss den ja mal gewählt haben. Trump: ein Präsident, der die Ignoranz zur Tugend macht. Make ignorance great again!"</text:p>
          </table:table-cell>
          <table:table-cell office:value-type="string" calcext:value-type="string">
            <text:p>"who is doing something against the ""establishment""! I laugh my head off! Where everyone knows how urgent it was that the super rich get much richer! Trump makes it very tricky. He lures his stupid people with little sweets. A people that believes in the majority that there has been no evolution, one can also believe that armor, walls and all the other mischief paid Santa Claus! This people has never understood why you should pay taxes (as with us too: see FDP voters). But the bill comes and she comes thick! At least innocent people do not like it so much: somebody must have chosen that one. Trump: a president who makes ignorance a virtue. Make ignorance great again!"</text:p>
          </table:table-cell>
          <table:table-cell office:value-type="string" calcext:value-type="string">
            <text:p>negative</text:p>
          </table:table-cell>
          <table:table-cell table:number-columns-repeated="1021"/>
        </table:table-row>
        <table:table-row table:style-name="ro10">
          <table:table-cell office:value-type="string" calcext:value-type="string">
            <text:p>Um Trumps Unfähigkeit gar zu zeigen, sollte man am besten nur schweigen, und ihn da reden und machen lassen, wo seine Ignoranz ist kaum zu fassen, denn das kann ja keiner besser als er, und man könnte darüber lachen, wenn`s nicht so traurig wär... Bei Trump`s echt unglaublicher Niveau-Diät, braucht es keine journalistische Kreativität, damit er total dumm und dämlich aussieht, denn es reicht aus, zu beobachten, was geschieht...</text:p>
          </table:table-cell>
          <table:table-cell office:value-type="string" calcext:value-type="string">
            <text:p>To show Trump's incompetence, it's best to just be silent, and let him talk and do where his ignorance is hard to believe, because no one can do that better than him, and you could laugh about it, if that's not the case sad ... With Trump's unbelievable level diet, it does not take journalistic creativity to make him look stupid and stupid, because it's enough to watch what happens ...</text:p>
          </table:table-cell>
          <table:table-cell office:value-type="string" calcext:value-type="string">
            <text:p>negative</text:p>
          </table:table-cell>
          <table:table-cell table:number-columns-repeated="1021"/>
        </table:table-row>
        <table:table-row table:style-name="ro28">
          <table:table-cell office:value-type="string" calcext:value-type="string">
            <text:p>Wie kann ein Volk auch nur so dermaßen dumm sein und sich einen solchen Präsidenten geben. Was ist aus diesem einst so stolzen Volk geworden?</text:p>
          </table:table-cell>
          <table:table-cell office:value-type="string" calcext:value-type="string">
            <text:p>How can a people even be so stupid and give themselves such a president. What happened to this once proud people?</text:p>
          </table:table-cell>
          <table:table-cell office:value-type="string" calcext:value-type="string">
            <text:p>negative</text:p>
          </table:table-cell>
          <table:table-cell table:number-columns-repeated="1021"/>
        </table:table-row>
        <table:table-row table:style-name="ro30">
          <table:table-cell office:value-type="string" calcext:value-type="string">
            <text:p>"""Machthaber Kim Jong Un erklärte, der Test habe seinem Land geholfen, das Ziel einer Atommacht zu erreichen."" Was ist denn das Ziel 'einer Atommacht'? Mann, ist der dumme Dicke krank im Kopf."</text:p>
          </table:table-cell>
          <table:table-cell office:value-type="string" calcext:value-type="string">
            <text:p>"""Ruler Kim Jong Un said the test helped his country achieve the goal of a nuclear power."" What is the goal of 'a nuclear power'? Man, the stupid fat is sick in the head."</text:p>
          </table:table-cell>
          <table:table-cell office:value-type="string" calcext:value-type="string">
            <text:p>negative</text:p>
          </table:table-cell>
          <table:table-cell table:number-columns-repeated="1021"/>
        </table:table-row>
        <table:table-row table:style-name="ro9">
          <table:table-cell office:value-type="string" calcext:value-type="string">
            <text:p>"Der ""dumme Dicke"" - wie Sie ihn nennen - ist wahrscheinlich eine der helleren Kerzen auf der Torte, im Gegensatz zu so manchem Foristen hier. Zu Ihrer Frage nach einer Atommacht: wenn mich meine Geschichtskenntnisse nicht trügen, gab es bisher nur einen einzigen Fall, wo Atomwaffen als Angriffswaffe eingesetzt wurden - und nein, es waren nicht die Nordkoreaner. Alle anderen Atommächte haben sich diese Waffen zur Abschreckung angeschafft..... Wenn ich richtig liege, hat das auch ganz gut funktioniert oder wurde irgend eine der Atommächte jemals direkt kriegerisch durch eine andere Nation angegriffen ? Die Frage nach dem Ziel des ""kleinen Dicken"" auf der anderen Seite der Erdkugel sollte eigentlich auf der Hand liegen, oder nicht!?"</text:p>
          </table:table-cell>
          <table:table-cell office:value-type="string" calcext:value-type="string">
            <text:p>"The ""stupid fat one"" - as you call it - is probably one of the lighter candles on the cake, unlike some foristos here. As for your question about a nuclear power: if my knowledge of history does not deceive me, so far there has only been one case where nuclear weapons have been used as a weapon of aggression - and no, it was not the North Koreans. All other nuclear powers have bought these weapons for deterrence ..... If I'm right, did that work quite well, or was any of the nuclear powers ever directly attacked by another nation? The question of the goal of the ""small thicknesses"" on the other side of the globe should actually be obvious, or not !?"</text:p>
          </table:table-cell>
          <table:table-cell office:value-type="string" calcext:value-type="string">
            <text:p>negative</text:p>
          </table:table-cell>
          <table:table-cell table:number-columns-repeated="1021"/>
        </table:table-row>
        <table:table-row table:style-name="ro65">
          <table:table-cell office:value-type="string" calcext:value-type="string">
            <text:p>"Und es scheint richtig, dass Deutschland (oder vielmehr Merkel, Schultz und ihre Parteien, ich beziehe mich nie auf normale Menschen, sondern die ""Politiker"", die uns und dich regieren) sich in diesem System verhalten? Wenn es eine EUROPÄISCHE UNION gibt, muss sie für ALLE gleich sein und gleiche Pflichten haben, nicht mit Vorteilen für die wenigen, die von vielen bezahlt werden. Ich stimme Ihnen mit unserer ""Dummheit"" nicht zu, wir Italiener haben enorme Qualitäten wie Sie Deutsche, und wir haben riesige Defekte wie Sie Deutsche. Die Ursache für den enormen Anstieg der deutschen Exporte, und die damit verbundene Reduzierung der Exporte anderer Länder, die Sie gerade in Ihrem ersten Satz Ihres Kommentars: Deutschland als verhält, wenn die EU und der Euro noch nicht existieren, und Der Euro ist zu schwach für die deutsche Wirtschaft und zu stark für andere Volkswirtschaften. "" Es ist uns nicht (Italienisch, Französisch, Spanisch, Griechisch, Portugiesisch ......) die dumm, sind Ihre Regierung unehrliche Politiker, Diebe, Gauner und Diktatoren zu sein. Jetzt hat die Wahl: weiter auf diese Weise egoitsticamente und eifrig nur von Ihrem Interesse zu denken und damit Merkel unterstützen - Schultz etc etc, oder eine alternative europäische wirklich lieber. Ansonsten stimme ich Ihnen vollkommen zu, dass die EU nicht mehr existiert. Und Sie können ruhig sein, auch ohne EU, der Frieden wird weitergehen, es wird keine Kriege geben. es ist für sie viel einfacher, Krieg zu führen, wenn sie nicht wirklich Sozialpolitik in der EU starten, normale Menschen mit Würde und Ehrlichkeit leben zu lassen, was jetzt nicht mehr möglich ist. Zumindest hier ist es nicht mehr möglich, aber die Kommentare zu lesen, ich sehe, dass selbst Sie Dinge schwierig sind ......"</text:p>
          </table:table-cell>
          <table:table-cell office:value-type="string" calcext:value-type="string">
            <text:p>"And it seems right that Germany (or rather Merkel, Schultz and their parties, I never refer to ordinary people, but the ""politicians"" who govern us and you) are behaving in this system? If there is a EUROPEAN UNION, it must be the same for ALL and have equal duties, not with benefits for the few who are paid by many. I do not agree with our ""stupidity"", we Italians have enormous qualities like you Germans, and we have huge defects like you Germans. The cause of the huge increase in German exports, and the consequent reduction in exports from other countries, which you just in your first sentence of your comment: ""Germany behaves as if the EU and the euro does not exist, and the euro too weak for the German economy and too strong for other economies. ""It is not us (Italian, French, Spanish, Greek, Portuguese ......) the"" stupid "", your government is dishonest politicians, thieves, crooks and dictators. Now the choice has been: continue on this way egoitsticamente and eager to think only of your interest and thus support Merkel - Schultz etc etc, or an alternative European really prefer otherwise I totally agree with you that the EU no longer exists and you can be quiet, even without the EU peace will go on, there will be no wars, it will be much easier for them to wage war if they do not really start EU social policies, let ordinary people live with dignity and honesty, which is no longer possible. At least here it is no longer possible, but to read the comments, I see that even you are difficult things ......"</text:p>
          </table:table-cell>
          <table:table-cell office:value-type="string" calcext:value-type="string">
            <text:p>negative</text:p>
          </table:table-cell>
          <table:table-cell table:number-columns-repeated="1021"/>
        </table:table-row>
        <table:table-row table:style-name="ro3">
          <table:table-cell office:value-type="string" calcext:value-type="string">
            <text:p>"warum fragt sich angesichts der folgenden, dem artikel entnommenen kommentierungen eigentlich niemand, ob man den durchnittsamerikaner überhaupt noch ernst nehmen darf? 1. ""Profitieren dürften davon (von der steuerreform, d.v.) jedoch vor allem Reiche - auch Donald Trump selbst"" 2. ""Alle in der Partei wissen: Wenn diese Reform nicht gelingt, droht den Republikanern bei den ""Midterm""-Wahlen im kommenden Jahr eine bittere Niederlage."" conclusio: es droht den republikanern - also jenen, deren vertreter und anhänger sich und ihresgleichen mit dieser steuerreform die taschen vollzustopfen gedenken - eine niederlage, wenn es ihnen NICHT gelingt, dieses gesetz durchzubringen. warum? weil der aufgeklärte und mündige amerikanische bürger sie dann mehrheitlich NICHT wählt! und warum wählt er sie dann nicht? weil sie ihn dann NICHT ausnehmen können wie eine weihnachtsgans - sorry, wie einen truthahn. und das möchte er doch mehrheitlich ganz offensichtlich... oder habe ich da was falsch verstanden? hallo? gehts noch? vieles spricht leider dafür, dass es die hirne der meisten amerikanischen bürger zwischen coca-cola, mc donald, pocahontas, und fox news zerrieben hat. jedefalls jenen teil, der für die politische bildung zuständig ist. wer einmal das vergnügen hatte, dieses (vor allem mediale) trommelfeuer der verdummung ganz aus der nähe zu betrachten, der weiß sicherlich, wovon ich rede."</text:p>
          </table:table-cell>
          <table:table-cell office:value-type="string" calcext:value-type="string">
            <text:p>"Why, in the light of the following commentary taken from the article, does nobody actually ask whether one should take the average American seriously? 1. ""Benefit from it (of the tax reform, dv) but above all rich - even Donald Trump himself"" 2. ""Everyone in the party know: If this reform fails, threatens the Republicans in the"" Midterm ""elections in the coming Year a bitter defeat. "" conclusio: it threatens the republicans - those whose representatives and followers and their peers intend to stuff their pockets with this tax reform - a defeat if they fail to bring this law through. Why? because the enlightened and mature american citizen then majority does NOT vote! and why does not he choose her then? because you CAN NOT exempt him like a christmas goose - sorry, like a turkey. and most of the time he wants to do that ... or did I misunderstand something? Hello? are you crazy? Unfortunately, there are many reasons for the fact that it has grated the brains of most American citizens between coca-cola, mc donald, pocahontas, and fox news. but it is part of that which is responsible for political education. who once had the pleasure of watching this (especially medial) drum-fire of dulling up close, surely knows what I'm talking about."</text:p>
          </table:table-cell>
          <table:table-cell office:value-type="string" calcext:value-type="string">
            <text:p>negative</text:p>
          </table:table-cell>
          <table:table-cell table:number-columns-repeated="1021"/>
        </table:table-row>
        <table:table-row table:style-name="ro12">
          <table:table-cell office:value-type="string" calcext:value-type="string">
            <text:p>#9 Nein, es sind Leute wie Sie die schon bei der Erwähnung der AfD in Schnappatmung verfallen die aufpassen müssen nicht irgendwelchen Rattenfängern aufzusitzen. Ausgerechnet die Forderung der AfD nach einem Beschneidungsverbot auch für Jungen als Beleg für die These AfD=Rechtsextrem herziehen ist dumm angesichts der nahezu einhelligen Meinung von Experten wie z. B. Ärzten zum Thema.</text:p>
          </table:table-cell>
          <table:table-cell office:value-type="string" calcext:value-type="string">
            <text:p># 9 No, it's people like you who fall into gasps at the mention of the AfD who have to be careful not to pick up any Pied Piper. Ironically, the demand of the AfD for a circumcision ban for boys as evidence for the thesis AfD = right-wing extremists pull is stupid given the almost unanimous opinion of experts such. B. doctors on the subject.</text:p>
          </table:table-cell>
          <table:table-cell office:value-type="string" calcext:value-type="string">
            <text:p>negative</text:p>
          </table:table-cell>
          <table:table-cell table:number-columns-repeated="1021"/>
        </table:table-row>
        <table:table-row table:style-name="ro69">
          <table:table-cell office:value-type="string" calcext:value-type="string">
            <text:p>"... und jetzt will die größte Partei Deutschlands - dabei jegliche Kollateralschäden (z.B. SPD) in Kauf nehmend - nur noch ihre drei ""P""s über die Zeit retten: Posten, Privilegien und Pfründe. Das ist die uralte, klassische Verteidigung der ""mit-dem-Rücken-zur-Wand-stehenden"" Oligarchie (nicht: Demokratie !). Schon bei den alten Griechen gab ein doppeltes Verständnis der Demokratie. Sokarates, der auf den öffentlichen Plätzen in Athen gerne mit den Notablen diskutierte, vertrat dabei den ""Demos"". Meistens stellte erst mal dumme Fragen (""ich weiß, daß ich nichts weiß""). Dann aber baute er seine ""Dialoge"" so auf, daß der Gesprächspartner sich in immer größere Widersprüche verwickelte, bis er schließlich mit hochrotem Kopf dastand. Sokrates machte das am liebsten mit sogenannten ""Sophisten"": Leute, die gegen Geld die ""Staatslenkungkunst"" lehrten. Das Wort ""Demokratie"", bestehend aus ""demos"" = ""Volk"" und ""kratein"" = ""lenken"" (ursprünglich einen ""Streitwagen lenken"") konnte man nämlich schon damals in zweierlei Hinsicht verstehen: ""Volkslenkung"" kann entweder ""Lenkung durch das Volk"" bedeuten, oder aber ""die Kunst das Volk (so) zu lenken, daß es nicht aufmuckt"". Letzteres war das ""Lehrangebot"" der Sophisten. Ich sehe nicht, daß wir da heute weiter sind, als dies zur Zeit der ""Platon'schen"" Dialoge der Fall war. ... ... Um noch deutlicher zu werden: Es gab nochmals einen (philosophischen) Versuch, den Menschen diese Kontoverse klar vor Augen zu führen, und zwar von Montesquieu (""De l'esprit des lois"", 1748). Der Erfinder der Gewaltenteilung hat nämlich die Regierung als ""Exekutive"" (= ""aus-/ durchführende Gewalt"") bezeichnet: nach seinem Konzept ist also die Regierung ein ""Befehlsempfänger"" des Parlaments (und die ""Minister"" sind ja sowieso ""Diener""). ... Aber auch diese, historisch viel jüngere Idee, ist heute wieder komplett pervertiert worden: eben durch die Parteien und den Fraktionszwang (= Parteiausschluß, wenn das Mitglied des Parlaments die Entscheidungen der Regierung nicht ""abnickt""). Die Ideen von Montesquieu sind also auch komplett ""auf den Kopf gestellt"": die ""Exekutive"" macht die Gesetze und die Fraktionen im Parlament haben sie ""abzunicken"", ... womit wir wieder bei der Überschrift wären."</text:p>
          </table:table-cell>
          <table:table-cell office:value-type="string" calcext:value-type="string">
            <text:p>"... and now wants the largest party in Germany - while accepting any collateral damage (such as SPD) - save only their three ""P"" s over time: posts, privileges and benefice. This is the age-old, classic defense of the ""back-to-back"" oligarchy (not democracy!). Even among the ancient Greeks gave a double understanding of democracy. Sokarates, who liked to discuss with the notables in the public squares in Athens, represented the ""demos"". Mostly put silly questions (""I know that I know nothing""). But then he built up his ""dialogues"" in such a way that the interlocutor involved himself in ever greater contradictions, until he finally stood with a crimson head. Socrates prefers to do so with so-called ""sophists"": people who taught against money ""the art of state control"". The word ""democracy"", consisting of ""demos"" = ""people"" and ""kratein"" = ""steer"" (originally a ""chariot directing"") could be understood even then in two ways: ""Volkslenkung"" can either ""steering through the People ""or"" the art of directing the people (so) that it does not flare up "". The latter was the ""educational offer"" of the Sophists. I do not see that we are any further there today than was the case at the time of the ""Plato"" dialogues. ... ... To make it even clearer, there was another (philosophical) attempt to make this account verse clear to people, and indeed of Montesquieu (""De l'esprit des lois"", 1748). The inventor of the separation of powers has called the government ""executive"" (= ""executive power""): according to its concept, the government is a ""command recipient"" of the parliament (and the ""ministers"" are anyway ""servants"") , ... But even this, historically much younger idea, has now again been completely perverted: just by the parties and the party pressure (= party exclusion, if the Member of Parliament does not ""dismiss"" the decisions of the government). The ideas of Montesquieu are therefore also completely ""turned upside down"": the ""executive"" makes the laws and the parliamentary groups in the parliament have to ""kick off"", ... which brings us back to the headline."</text:p>
          </table:table-cell>
          <table:table-cell office:value-type="string" calcext:value-type="string">
            <text:p>negative</text:p>
          </table:table-cell>
          <table:table-cell table:number-columns-repeated="1021"/>
        </table:table-row>
        <table:table-row table:style-name="ro54">
          <table:table-cell office:value-type="string" calcext:value-type="string">
            <text:p>"Schulz will Kanzler werden ... so viel haben wir verstanden. Was er aber für Deutschland will, erschließt sich mir nicht. Schon der Wahlkampf war eine Lachnummer, jetzt schmollend in der Ecke zu sitzen und zu sagen ""mit euch spiele ich nicht mehr"", bringt uns nicht weiter. Dass die SPD so viele Stimmen verloren hat, lag nicht an der GroKo, sondern an ihm. Und deshalb muss er weg, damit die SPD wieder Ernst genommen wird. Frau Merkel will Kanzlerin bleiben. - Schon das passt nicht zusammen. Aber sie hat immerhin die Mehrheit der Stimmen errungen. Sie aus dem Rennen zu werfen, wäre fatal, da kein wirklicher Nachfolger bereit steht. Und mal ehrlich: so schlecht hat sie es doch auch gar nicht gemacht. Der große Fehler war die von ihr provozierte Flüchtlingsschwemme, die den Ultrarechten Auftrieb gegeben hat. Jeden, auch ohne Papiere, ins Land zu lassen, war schlichtweg dumm und dem Normalbürger kaum vermittelbar. Die Angst vor Terror und Überfremdung darf nicht außer Acht gelassen werden, wenn es um stabile Verhältnisse im Land geht. Man kann nicht jedem helfen, zumal ich denke, dass derlei Probleme vorzugsweise im eigenen Kulturkreis gelöst werden sollten und nicht bei uns, wenn wir dadurch auch noch zunehmend Gefahr laufen, Opfer terroristischer und sonstiger Übergriffe zu werden. Populismus kommt von Populus = das Volk, genauso wie Demokratie von Demos = das Volk, und wenn wir in einer Demokratie den Anspruch erheben, das Volk herrschen zu lassen, sollte zumindest auch auf die Stimme des Volkes gehört werden. Das ist die erste Voraussetzung für eine stabile Regierung. Die zweite Voraussetzung ist, dass sich die Koalitionspartner auf Augenhöhe begegnen und jeder ausreichend Spielraum hat, sich einzubringen. Frau Merkel ist, wenn sie Kanzlerin bleiben möchte, derzeit mit Sicherheit nicht in der Position, Bedingungen an eine GroKo zu stellen. Sinnvoller wäre es, ergebnisoffen in die Verhandlungen einzutreten und zu akzeptieren, dass es ohne die SPD nicht geht. Will heißen, jede der beiden Parteien sollte das gleiche Gewicht in einer neuen Koalition haben. Wünschenswert wäre es vielleicht sogar, nur als CDU ohne CSU zu koalieren und dafür die GRÜNEN mit ins Boot zu nehmen, allerdings nur unter der Bedingung, dass es dann nicht wieder zum Flüchtlingschaos kommt, sondern Initiativen gestartet werden, um das Chaos dort zu beenden, wo es begonnen hat, nämlich in Syrien und im IRAK. Herr Özdemir wäre insbesondere für Herrn Erdogan als Außenminister der ideale Ansprechpartner..."</text:p>
          </table:table-cell>
          <table:table-cell office:value-type="string" calcext:value-type="string">
            <text:p>"Schulz wants to become chancellor ... we have understood so much. But what he wants for Germany, does not open to me. Already the election campaign was a joke, now pouting in the corner to sit and say ""I do not play with you anymore,"" brings us no further. The fact that the SPD lost so many votes was not due to the GroKo, but to him. And that's why he has to leave so that the SPD will be taken seriously again. Mrs. Merkel wants to stay Chancellor. - Already that does not fit together. But at least she won the majority of the votes. To throw them out of the race would be fatal, since no real successor is available. And let's face it, she did not do that badly. The big mistake was the refugee flood provoked by her, which gave the ultra right lift. To let anyone, even without papers, into the country, was simply stupid and barely mediated to ordinary people. The fear of terror and alienation must not be ignored when it comes to stable conditions in the country. One can not help everyone, especially since I think that such problems should preferably be resolved within one's own culture, and not with us, if we thereby increasingly run the risk of becoming victims of terrorist and other abuses. Populism comes from Populus = the people, as well as democracy from demos = the people, and when we claim in a democracy to rule the people should at least be heard in the voice of the people. That's the first requirement for a stable government. The second requirement is that the coalition partners meet at eye level and that everyone has enough leeway to get involved. Mrs Merkel, if she wishes to remain Chancellor, is currently certainly not in a position to put conditions to a GroKo. It would make more sense to openly enter into the negotiations openly and accept that it is not possible without the SPD. That means that each of the two parties should have the same weight in a new coalition. It would perhaps even be desirable to only co-organize as a CDU without CSU and take the GREENS with it, but only on the condition that it does not come back to refugee chaos, but initiatives are started to end the chaos there, where it started, in Syria and the IRAQ. Mr Özdemir would be the ideal contact, especially for Mr Erdogan as Foreign Minister ..."</text:p>
          </table:table-cell>
          <table:table-cell office:value-type="string" calcext:value-type="string">
            <text:p>negative</text:p>
          </table:table-cell>
          <table:table-cell table:number-columns-repeated="1021"/>
        </table:table-row>
        <table:table-row table:style-name="ro29">
          <table:table-cell office:value-type="string" calcext:value-type="string">
            <text:p>im gleichen Atemzug in dem sie ihre Bedingungen verkündet mahnt sie die SPD nicht mit zu vielen Forderungen und Bedingungen in die Verhandlung zu gehen.... wie dumm ist das? Die genannten Leitlinien sind allesamt schädlich für Deutschland und erlauben definitiv keine Erneuerung bei der SPD. Allein der Murks mit der schwarzen Null ist ein K.O.</text:p>
          </table:table-cell>
          <table:table-cell office:value-type="string" calcext:value-type="string">
            <text:p>In the same breath in which she announces her terms, she does not warn the SPD to go to the negotiation with too many demands and conditions .... how stupid is that? The above guidelines are all harmful to Germany and definitely do not allow renewal of the SPD. But the botch with the black zero is a K.O.</text:p>
          </table:table-cell>
          <table:table-cell office:value-type="string" calcext:value-type="string">
            <text:p>negative</text:p>
          </table:table-cell>
          <table:table-cell table:number-columns-repeated="1021"/>
        </table:table-row>
        <table:table-row table:style-name="ro39">
          <table:table-cell office:value-type="string" calcext:value-type="string">
            <text:p>"Libyen und Ägypten kann man wohl kaum als vollwertige Demokratien bezeichnen. Die USA erhebt zwar den demokratischen Anspruch, aber eine demokratischen Wahl ohne eine konzertierte Lügenkampagne gabe es ja nicht. Wird die Pressefreiheit eingeschränkt oder durch präsidiale Drohungen manipuliert, macht sich der dumpfe Trump mit Libyen und Ägypten gemein. Um dafür den notwendigen ""Hintergrundchor"" instrumentalisieren zu können, muß man die eigenen ""Chormitglieder"" lediglich dumm halten. Das ist den Republikanern bei der unbelehrbar fülligen weißen Mittelschicht, mit der Tea-Party-Bewegung, den religiös Verbohrten aus dem evangelikalen Fundus und Trump mit seinen Twittertiraden ja auch gelungen. Der intellektuelle Unterschied zwischen Gadafi und Trump schwindet."</text:p>
          </table:table-cell>
          <table:table-cell office:value-type="string" calcext:value-type="string">
            <text:p>"Libya and Egypt can hardly be described as fully fledged democracies. Although the United States raises the democratic claim, but a democratic election without a concerted lie campaign, it was not. If freedom of the press is curtailed or manipulated by presidential threats, the dull Trump is in league with Libya and Egypt. In order to be able to instrumentalize the necessary ""background choir"", you have to keep your own ""choir members"" just stupid. This has succeeded to the Republicans in the incorrigibly bulky white middle class, with the Tea Party movement, the religious bungled out of the evangelical fundus and Trump with his Twitter tirades so well. The intellectual difference between Gadafi and Trump is dwindling."</text:p>
          </table:table-cell>
          <table:table-cell office:value-type="string" calcext:value-type="string">
            <text:p>negative</text:p>
          </table:table-cell>
          <table:table-cell table:number-columns-repeated="1021"/>
        </table:table-row>
        <table:table-row table:style-name="ro21">
          <table:table-cell office:value-type="string" calcext:value-type="string">
            <text:p>"Niemand auf CNN hatte behauptet, dass so etwas ""gewerbsmäßig"" auftreten würde. Das ist ausschließlich Ihre Deutung. Das es jetzt angebracht ist, zu ermitteln, ob so etwas gehäufter auftritt, ist doch eine angemessene Forderung, oder. Dass so etwas wie Sklavenauktionen in der Welt von heute überhaupt auftreten: Sollte darüber Ihrer Meinung nach nicht berichtet werden? Ohne, dass dem Berichterstatter, wie von Ihnen, eine Skandalisierung oder Übertreibung unterstellt wird, was hier absolut nicht der Fall gewesen ist. Sonst hätte die US UNO-Botschafterin Nikki Haley dieses Thema wohl kaum angesprochen. Oder glauben Sie, sie sei zu dumm, um das richtig einzuschätzen?"</text:p>
          </table:table-cell>
          <table:table-cell office:value-type="string" calcext:value-type="string">
            <text:p>"No one on CNN had claimed that such a thing would ""be professional."" That's just your interpretation. The fact that it is now appropriate to determine whether such a heaped occurs is still a reasonable requirement, or. That something like slave auctions in the world of today even occur: Should not be reported in your opinion? Without imputing to the rapporteur, like you, a scandal or exaggeration, which was absolutely not the case here. Otherwise US Embassy Ambassador Nikki Haley would hardly have mentioned this topic. Or do you think she's too stupid to judge that?"</text:p>
          </table:table-cell>
          <table:table-cell office:value-type="string" calcext:value-type="string">
            <text:p>negative</text:p>
          </table:table-cell>
          <table:table-cell table:number-columns-repeated="1021"/>
        </table:table-row>
        <table:table-row table:style-name="ro10">
          <table:table-cell office:value-type="string" calcext:value-type="string">
            <text:p>das hat dummerweise was mit der grossen Koalition zu tun.. Und die gkauben Time were on their side... Werden eir im berliner jargon wieder ein paar Konfrontative Töne hören? Die Innenpolitik ist ja offensichtlich ein Selbstläufer.. man hat eeig Zeit.. Für welche Rolle im Theaterstück taugt der Schurke Schulz? Ist er besser in Brüssel aufgehoben? Time is on their side.. Ihr versteht nicht. was Macht ist.. in der Komfortzone des glaspalasres.. wie auch immer..</text:p>
          </table:table-cell>
          <table:table-cell office:value-type="string" calcext:value-type="string">
            <text:p>that has stupidly something to do with the grand coalition .. And the whole time were on their side ... Will eir in berlin jargon again hear some confrontational sounds? The domestic policy is obviously a self-run .. you have plenty of time .. For what role in the play is the rogue Schulz? Is he better off in Brussels? Time is on their side .. You do not understand. whatever power is .. in the comfort zone of the glaspalasres .. anyway ..</text:p>
          </table:table-cell>
          <table:table-cell office:value-type="string" calcext:value-type="string">
            <text:p>negative</text:p>
          </table:table-cell>
          <table:table-cell table:number-columns-repeated="1021"/>
        </table:table-row>
        <table:table-row table:style-name="ro18">
          <table:table-cell office:value-type="string" calcext:value-type="string">
            <text:p>"Was glaubt Herr Schmidt, was glaubt Frau Merkel? Glauben beide wirklich, dass sie den Wähler für so dumm verkaufen können, dass er dieses fiese, abgekartete Spiel nicht durchschaut? Diese ""Spitzen der Gesellschaft"" sind inzwischen so arrogant, so abgehoben vom Volk, dass sie wahrscheinlich ernsthaft der Meinung sind, sie können sich solche Tricks erlauben. Und keiner sagt:""Nun tretet aber schleunigst zurück!"" Das ist der eigentliche Skandal in dieser Republik. Weitestgehend moralresistent."</text:p>
          </table:table-cell>
          <table:table-cell office:value-type="string" calcext:value-type="string">
            <text:p>"What does Herr Schmidt think, what does Frau Merkel think? Do they both really believe that they can sell voters so stupid that they can not see through this nasty, scaled game? These ""leaders of society"" are now so arrogant, so detached from the people, that they are likely to seriously think they can afford such tricks. And no one says, ""Now go back as fast as you can!"" That's the real scandal in this republic. Mostly morally resistant."</text:p>
          </table:table-cell>
          <table:table-cell office:value-type="string" calcext:value-type="string">
            <text:p>negative</text:p>
          </table:table-cell>
          <table:table-cell table:number-columns-repeated="1021"/>
        </table:table-row>
        <table:table-row table:style-name="ro27">
          <table:table-cell office:value-type="string" calcext:value-type="string">
            <text:p>kann nur funktionieren, wenn die SPD diese toleriert. Ansonsten wird sie keine Gesetzte durchbringen können. Spätestens bei einer weiteren Abstimmung wäre sie tot. Es gibt nur Neuwahlen, und zwar so schnell wie möglich. Haben sich CDU und csu durch ihre unheimlich dumme Glykol- Entscheidung eingelöffelt.</text:p>
          </table:table-cell>
          <table:table-cell office:value-type="string" calcext:value-type="string">
            <text:p>can only work if the SPD tolerates them. Otherwise, she will not be able to get through any laws. At the latest in another vote, she would be dead. There are only new elections, and as soon as possible. Have CDU and csu through their incredibly stupid glycol-decision scooped.</text:p>
          </table:table-cell>
          <table:table-cell office:value-type="string" calcext:value-type="string">
            <text:p>negative</text:p>
          </table:table-cell>
          <table:table-cell table:number-columns-repeated="1021"/>
        </table:table-row>
        <table:table-row table:style-name="ro10">
          <table:table-cell office:value-type="string" calcext:value-type="string">
            <text:p>"Es war die Frau Merkel, die Herrn Scholz in eine wirklich dumme Situation gebracht hat - m.E. mit vollem Kalkül. Bei der Gelegenheit konnte man dann gleich auch mit der ""zunehmenden Linken Gewalt"" abrechnen und den Blick von den immer mehr werdenen ""Glatzen"" in Deutschland wenden. Ein wirklich widerliches Spiel, welches hier gespielt wurde/wird. Hoffentlich ergreift Hr. Scholz nun die Gelegenheit und rechnet gründlich mit der ""netten Frau Merkel"" ab. Zeit wird's..."</text:p>
          </table:table-cell>
          <table:table-cell office:value-type="string" calcext:value-type="string">
            <text:p>"It was Mrs. Merkel who put Mr. Scholz in a really stupid situation - m.E. with full calculation. On this occasion, one could then settle accounts with the ""increasing left-wing violence"" and turn the gaze from the ever-growing ""balding"" in Germany. A really disgusting game that was played here. Hopefully Hr. Scholz now the opportunity and counts on thoroughly with the ""nice Mrs. Merkel"" from. Its Time..."</text:p>
          </table:table-cell>
          <table:table-cell office:value-type="string" calcext:value-type="string">
            <text:p>negative</text:p>
          </table:table-cell>
          <table:table-cell table:number-columns-repeated="1021"/>
        </table:table-row>
        <table:table-row table:style-name="ro15">
          <table:table-cell office:value-type="string" calcext:value-type="string">
            <text:p>"Das Rätsel kann durchaus noch größer werden. Denn die Entscheidung für G20 in Hamburg stammt von Merkel (War auf der Webseite des Kanzleramts zu lesen). Und der dumme und führungsschwache Scholz hat brav vor Merkel Männchen gemacht, obwohl es damals schon erhebliche Sicherheitsbedenken gab. Und während der Scholz und seine ""Mutti"" mit stolzgeschwellter Brust in der Elphi sassen und bei ""Freude schöner Götterfunke"" laut aufschluchzten, haben die Autonomen das Schanzenviertel zerlegt. - Schwach, schwächer, SPD, (stammt aus einem Kommentar in diesem Forum) - Es kommt aber noch bizarrer. Die Hamburger CDU fing sofort an, Scholz massiv zu kritisieren und forderte ihn zum Rücktritt auf. Damals war der Scholz fertig. Und dann pfiff zu aller Überraschung Merkel ihren Landesverband zurück und in Hamburg ist niemand zurückgetreten, weder in der Politik, noch in der Polizei."</text:p>
          </table:table-cell>
          <table:table-cell office:value-type="string" calcext:value-type="string">
            <text:p>"The puzzle can be even bigger. Because the decision for G20 in Hamburg comes from Merkel (Was read on the website of the Chancellery). And the stupid and weak management Scholz has done well in front of Merkel male, although there were already significant security concerns then. And while Scholz and his ""Mutti"" sat proudly in the Elphi and sobbed loudly at the ""joy of the beautiful spark of the gods"", the autonomists split up the Schanzenviertel. - Weak, weaker, SPD, (comes from a comment in this forum) - But it gets even more bizarre. The Hamburg CDU immediately began to criticize Scholz massively and asked him to resign. At that time the Scholz was finished. And then, to everyone's surprise, Merkel whistled her national association back and nobody in Hamburg has resigned, either in politics or in the police."</text:p>
          </table:table-cell>
          <table:table-cell office:value-type="string" calcext:value-type="string">
            <text:p>negative</text:p>
          </table:table-cell>
          <table:table-cell table:number-columns-repeated="1021"/>
        </table:table-row>
        <table:table-row table:style-name="ro4">
          <table:table-cell office:value-type="string" calcext:value-type="string">
            <text:p>"Selbst wenn das Zeug nicht oder nur ""wenig"" krebserregend wäre, die Pflanzenartenvielfalt vernichtet es ganz sicher. Damit die Insektenvielfalt, damit die und diese angewiesenen Vögel, Kleintiere usw. Bis diese Kette letztendlich beim Menschen angekommen ist. Dauert etwas, kann man aber abwarten. Wie strohdumm / dämlich muss man sein, um diesen kausalen Zusammenhang zu begreifen? (Wer erinnert sich denn noch an die buntblumengefleckten Wiesen von früher, mit dem herrlich würzig duftendem Heu? Ohne Glyphosat keine Landwirtschaft? Lachhaft - höchstens eine ""andere"" Landwirtschaft!)"</text:p>
          </table:table-cell>
          <table:table-cell office:value-type="string" calcext:value-type="string">
            <text:p>"Even if the stuff was not or only ""little"" carcinogenic, the diversity of plant species destroys it for sure. So that the diversity of insects, so that and these instructed birds, small animals, etc. Until this chain has finally arrived in humans. Takes something, but you can wait. How stupid / stupid do you have to be to understand this causal relationship? (Who still remembers the colorful flower-spotted meadows of yesteryear, with the wonderfully spicy-smelling hay? Without glyphosate no agriculture? Laughing - at most one ""other"" agriculture!)"</text:p>
          </table:table-cell>
          <table:table-cell office:value-type="string" calcext:value-type="string">
            <text:p>negative</text:p>
          </table:table-cell>
          <table:table-cell table:number-columns-repeated="1021"/>
        </table:table-row>
        <table:table-row table:style-name="ro29">
          <table:table-cell office:value-type="string" calcext:value-type="string">
            <text:p>"Bevor Sie andere als strohdumm bezeichnen, sollten Sie vielleicht nochmal etwas nachdenken. Seit wann wird Glyphosat auf ""Blumenwiesen"" eingesetzt? Wieso vernichtet Glyphosat die Pflanzenvielfalt, obwohl es nur auf Ackerbauflächen verwendet wird? Und was halten Sie von den Mais- und Rapsmonokulturen, die wir der Energiewende zu verdanken haben?"</text:p>
          </table:table-cell>
          <table:table-cell office:value-type="string" calcext:value-type="string">
            <text:p>"Before you call others stupid, you might want to think again. Since when is glyphosate used on ""flower meadows""? Why does glyphosate destroy plant diversity even though it is only used on arable land? And what do you think of the maize and rapeseed monocultures that we owe to the energy transition?"</text:p>
          </table:table-cell>
          <table:table-cell office:value-type="string" calcext:value-type="string">
            <text:p>negative</text:p>
          </table:table-cell>
          <table:table-cell table:number-columns-repeated="1021"/>
        </table:table-row>
        <table:table-row table:style-name="ro1">
          <table:table-cell office:value-type="string" calcext:value-type="string">
            <text:p>Die SPD so vor den Kopf zu stoßen, so dumm ist sie nicht. Nein, Schmidt hat wohl auf eigene Faust gehandelt haben, der Grund war die Panik der Agrarindustrie aber sicher war das Votum auch eine Spekulation auf Merkels Schwäche. Um ihre Macht wiederherzustellen und die SPD zu besänftigen muss Merkel mindestens Schmidt umgehend rausschmeißen, eigentlich aber auch den Beschluss vom Montag kassieren. Alles andere würde sie endgültig sturmreif machen. Seehofer sollte klug genug sein sich dem nicht entgegenzustellen, wankt Merkel fällt er sofort.</text:p>
          </table:table-cell>
          <table:table-cell office:value-type="string" calcext:value-type="string">
            <text:p>It is not so stupid as to offend the SPD. No, Schmidt has probably acted on his own, the reason was the panic of the agricultural industry but certainly the vote was also a speculation on Merkel's weakness. In order to restore their power and to appease the SPD Merkel must at least throw out Schmidt at once, but actually also concede the decision of Monday. Everything else would finally make them ready for the storm. Seehofer should be smart enough not to oppose that, Merkel stumbles, he falls immediately.</text:p>
          </table:table-cell>
          <table:table-cell office:value-type="string" calcext:value-type="string">
            <text:p>negative</text:p>
          </table:table-cell>
          <table:table-cell table:number-columns-repeated="1021"/>
        </table:table-row>
        <table:table-row table:style-name="ro9">
          <table:table-cell office:value-type="string" calcext:value-type="string">
            <text:p>Schmid ist der Archetyp unserer dummdreisten Ignoranz. Ich fürchte es gibt keinen Politiker auf der ganzen Erde, der auch nur einen Funken Verantwortung für kommende Generationen übernimmt, sobald seine eigenen Kaufkraftmuskeln ein schönes Upgrade erwarten dürfen, und wir, als Kollektiv, handeln nicht minder unreflektiert, wir konsumieren den ganzen Dreck weg und meist werfen wir das Zeug in die Tonne, ohne es je benutzt zu haben, bzw. gegessen, jammern darüber und ändern persönlich so gut wie NICHTS! Der Einzelne kann sich zwar anders verhalten, nur, sozial isoliert wird nicht jener der sich der Umwelt gegenüber verantwortungslos verhält, sondern jener der es tut - das Kollektiv handelt destruktiv, da wird Reflektion und Kritik als störend empfunden!</text:p>
          </table:table-cell>
          <table:table-cell office:value-type="string" calcext:value-type="string">
            <text:p>Schmid is the archetype of our stupid ignorance. I'm afraid there is no politician all over the world who will take on any responsibility for future generations as soon as his own purchasing power muscles can expect a nice upgrade, and we, as a collective, act no less unreflecting, we consume all the filth and We usually throw the stuff in the bin, without ever having used it, or eaten, moan about it and change personally as well as NOTHING! The individual can behave differently, but, socially isolated is not the one who behaves irresponsibly towards the environment, but the one who does it - the collective acts destructively, as reflection and criticism is distracting!</text:p>
          </table:table-cell>
          <table:table-cell office:value-type="string" calcext:value-type="string">
            <text:p>negative</text:p>
          </table:table-cell>
          <table:table-cell table:number-columns-repeated="1021"/>
        </table:table-row>
        <table:table-row table:style-name="ro12">
          <table:table-cell office:value-type="string" calcext:value-type="string">
            <text:p>"Wenn wir als SPD die GroKO eingehen, war es das letzte Mal, dass ich rot gewählt habe, und ich wähle seit 20 Jahren SPD. Der Auftritt von von diesem ""Minister"" erinnert mich stark an seinen windigen Parteifreund Dobrindt, der bei einem Interview - konftrontiert mit einer seiner widersprüchlichen Aussage - einfach dumm in in die Kameras gelacht und einfach nix gesagt hat. So eine abgehobene, eingebildete Partei.."</text:p>
          </table:table-cell>
          <table:table-cell office:value-type="string" calcext:value-type="string">
            <text:p>"When we join the GroKO as SPD, it was the last time I voted red, and I have been voting SPD for 20 years. The appearance of this ""Minister"" reminds me strongly of his windy party colleague Dobrindt, who in an interview - confused with one of his contradictory statements - just laughed silly in the cameras and just said nothing. Such a detached, conceited party .."</text:p>
          </table:table-cell>
          <table:table-cell office:value-type="string" calcext:value-type="string">
            <text:p>negative</text:p>
          </table:table-cell>
          <table:table-cell table:number-columns-repeated="1021"/>
        </table:table-row>
        <table:table-row table:style-name="ro21">
          <table:table-cell office:value-type="string" calcext:value-type="string">
            <text:p>... und das von einem Agrarminister. Den Mensch hat er dabei noch vergessen. Unglaublich. Wenn man das überhebliche und einfach nur ignorant strohdumme Statement dieses Mannes hört, wird einem übel. Er wusst ganz genau, wie wichtig dieses Thema für die Menschen in diesem Land war - anhand der riesigen Petitionen. Ich fordere auch seine Entlassung. Und die von Merkel gleich mit, falls sie davon gewusst hat. Es zeigt sich immer mehr, wie hinterhältig und verlogen und eigennützig Politiker sind. Fast ausnahmslos inzwischen. Die Union ist für mich damit endgültig gestorben. Sie tut nichts für die Menschen, von denen alle alimentiert werden, aber alles für die Industrie, ganz besonders für die Pharmariesen.</text:p>
          </table:table-cell>
          <table:table-cell office:value-type="string" calcext:value-type="string">
            <text:p>... and that from an agricultural minister. He still forgot man. Incredible. If one hears the overbearing and simply ignorant and stupid statement of this man, one gets sick. He knew very well how important this topic was for the people in this country - on the huge petitions. I also demand his dismissal. And those of Merkel, if she knew about it. It shows more and more, how sneaky and mendacious and selfish politicians are. Almost without exception meanwhile. The Union has finally died for me. It does nothing for the people, all of whom are being fed, but everything for the industry, especially for the pharmaceutical giants.</text:p>
          </table:table-cell>
          <table:table-cell office:value-type="string" calcext:value-type="string">
            <text:p>negative</text:p>
          </table:table-cell>
          <table:table-cell table:number-columns-repeated="1021"/>
        </table:table-row>
        <table:table-row table:style-name="ro40">
          <table:table-cell office:value-type="string" calcext:value-type="string">
            <text:p>Es ist ja richtig, was die FDP sagt, aber irgendwie ist wohl noch nicht angekommen, daß diese Spaßpartei ganz wesentlich mitschuldig daran ist, dass die CSU sich offensichtlich erlauben kann, was sie will. Sonst hätten wir zumindest Koalitionsverhandlungen. Wir bekommen jetzt wieder eine GroKo mit Schnarchpotential, Grabplatte über dem Land und riesigem Sozialbudget bei den Renten und sonstigen Wohltaten, die künftige Generationen bezahlen müssen. Es wird jetzt weiterverwaltet und weitergemerkelt, die Kanzlerin wusste ganz sicher von gar nichts vom Alleingang des Ministers und wenn es dumm läuft, dann fliegt uns die EU um die Ohren. Bravo, FDP, jetzt werden wir ganz schlecht regiert, weil Ihr Euch zu fein wart. Schlimmer als nochmal vier Jahre GroKo wäre Jamaika ganz sicher nicht gewesen. Aber da hätte man ja was arbeiten müssen, die Partei der Leistungsträger ist die FDP schon lange nicht mehr. Eher die der mutlosen Versager.</text:p>
          </table:table-cell>
          <table:table-cell office:value-type="string" calcext:value-type="string">
            <text:p>It's true what the FDP says, but somehow has not arrived yet that this fun party is very much involved in the fact that the CSU can obviously afford what it wants. Otherwise we would at least have coalition negotiations. Now we get back a GroKo with snoring potential, grave plate over the country and huge social budget in the pensions and other benefits that future generations have to pay. It is now being managed and further processed, the Chancellor certainly knew nothing of the Minister's unilateral approach and if it goes stupid, then the EU is flying around our ears. Bravo, FDP, now we are being ruled badly because you were too fine. Jamaica would not have been worse than another four years GroKo. But since one would have to work something, the Party of the top performer is the FDP no longer. Rather, the discouraged loser.</text:p>
          </table:table-cell>
          <table:table-cell office:value-type="string" calcext:value-type="string">
            <text:p>negative</text:p>
          </table:table-cell>
          <table:table-cell table:number-columns-repeated="1021"/>
        </table:table-row>
        <table:table-row table:style-name="ro14">
          <table:table-cell office:value-type="string" calcext:value-type="string">
            <text:p>Der CSU Minister kann nur korrupt sein, entsprechend seiner dümmlichen und unwahren Argumente bleibt kein anderer Schluss. Genauso schlimm ist, dass sich die Bauern selber durch die freiwillige Nutzung von Glyphosat wieder einmal zum absoluten Deppen machen. Sie haben noch nicht bemerkt, dass sie allen Insekten ihre Lebensgrundlage entzogen und damit getötet haben. Sie sind auch nicht darauf gekommen, das sie die Insekten dringend brauchen um Ihre Produkte zu bestäuben, denn ohne geht es nicht weil der Wind nicht ausreicht. Ergo wird es in Zukunft keine auch nur annähernd zufriedenstellende Ernten geben und wir müssen unsere Nahrungsmittel wieder importieren, weil ein Teil unserer Landwirte einfach zu dumm sind für diesen Beruf. Man wird wohl wieder in Zukunft vom ,,dummen Bauern'' reden.</text:p>
          </table:table-cell>
          <table:table-cell office:value-type="string" calcext:value-type="string">
            <text:p>"The CSU minister can only be corrupt, according to his silly and untrue arguments, no other conclusion remains. Just as bad is that the farmers make themselves by the voluntary use of glyphosate once again the absolute idiots. They have not yet noticed that they have deprived all insects of their livelihood and thus killed. They also did not realize that they urgently need the insects to pollinate their products, because without it is not because the wind is not enough. Ergo, there will be no near-satisfactory harvests in the future, and we need to re-import our food because some of our farmers are simply too stupid for this job. People will probably talk about the ""stupid peasant"" again in the future."</text:p>
          </table:table-cell>
          <table:table-cell office:value-type="string" calcext:value-type="string">
            <text:p>negative</text:p>
          </table:table-cell>
          <table:table-cell table:number-columns-repeated="1021"/>
        </table:table-row>
        <table:table-row table:style-name="ro84">
          <table:table-cell office:value-type="string" calcext:value-type="string">
            <text:p>"von Trump - diese Sanders - scheint in meinen Augen noch verwirrter zu sein als der gechaste Vorgänger! ""Es geht nicht um den Wahrheitsgehalt dieser Videos, sondern um die Botschaft"", welche Botschaft soll es denn letztendlich seinen? Daran ist doch nur all zu deutlich zu erkennen, dass diese Kriegstreiber an der Wahrheit nicht im Geringsten interessiert sind! Ein Powell oder Cheeney aus der Bush-Riege hätten doch bei Trump einen Sonderstatus für ihre Volksverdummung erklommen. Genau diese Charakter passen zum größten Twitter-Presidenten aller Zeiten. Dies ist so ziemlich das Einzige, was der Mann relativ gut kann, dummes Zeug über sein Lieblingsspielzeug weltweit zu verbreiten. Was würde wohl passieren, wenn dem presentialen Wirrkopf das Smartphone genommen wird? Stell mir gerade vor, wie der ähnlich dem CNN GIF die Flure des White House in Trümmer legt. Es tauchen immer mehr Parallelen zum Bestseller auf, da werden durchaus Situationen auf, die einem das Blut in den Adern gefrieren lässt. Ein Konflikt, sowohl mit dem Gnom der DRK als auch mit weiteren Ländern aus dem Nahen Osten sind deshalb durchaus vorstellbar. Über Korruption und monetäre Machenschaften sagt das Buch zumindest in Ansätzen ebenfalls eine Menge aus. Kann das Buch nur Jedem empfehlen. Ein Kushner gerät auch ständig weiter in die Enge, da muss Trump eben weitere Tretminen zur Ablenkung auslegen, so dass diese Provokationen nicht überraschend kommen. Wird demnächst noch heftiger, bspw wenn ein Moore in Alabama gegen den. Demokraten Jones den Kürzeren zieht, weitere Abgänge aus der Rep-Riege werden folgen. Der weit entfernte Beobachter freut sich auf die MidTerms, da wird es noch gewaltig krachen. Wenn die Demokraten schlau sind, dann erstellen sie eine aussagekräftige Liste in den Worten eines Trump, der den alten, grauen Veteranen, den sogenannten Abgehängten und den Frauen deutlich zeigt, was durch Trump direkt und schmerzhaft schlechter geworden ist für sie! Diese Trumpsprache wird dann genügend Abnehmer finden und denen vor Augen halten, was für ein maßloser Blender dieser President incl Entourage eigentlich ist. Darüberhinaus eine weitere Aufzählung an Maßnahmen, die nur dem Immobilienmogul und seinen schwerreichen ""Freunden"" zugute kommen, ebenfalls in seinem Wahlkampfsprech, in denen er die Gegner angegriffen hat und was daraus geworden ist. Diesen Blender kann man nur mit seinen unlauteren Mitteln schlagen, so wie es bislang gelaufen ist wird das nichts. Man sieht doch gerade hier ganz deutlich, dass Ihm selbst Kritik nur als Vorlage für weitere Ausfälle dienen, als warte er förmlich darauf, was vermutlich auch stimmt. Ein weiteres Mittel wäre es, diesen Mann über Grenzen hinweg im Schulterschluß zu ignorieren, auf Kommentare und Aussagen gerade bei Twitter, keinerlei Gegenreaktion zu leisten, dies irritiert diese Narzissten im höchsten Maß und würde für weitere Wutausbrüche sorgen. Sollte mal irgendjemand bei der EU auf's Tablett bringen."</text:p>
          </table:table-cell>
          <table:table-cell office:value-type="string" calcext:value-type="string">
            <text:p>"by Trump - these Sanders - seems to me to be even more confused than the chastised predecessor! ""It's not about the truth of these videos, but about the message"", what message is it ultimately his? It is all too obvious to recognize that these warmongers are not in the least interested in the truth! A Powell or Cheeney from the Bush squad would have climbed a special status with Trump for their national stupidity. Exactly this character fits the biggest Twitter-Presidents ever. This is pretty much the only thing the man is relatively good at spreading stupid stuff about his favorite toy worldwide. What would happen if the presenter jumbled head the smartphone is taken? Imagine just how similar to the CNN GIF the corridors of the White House in ruins. There are more and more parallels to the bestseller, there are quite situations that can freeze the blood in your veins. A conflict, both with the gnome of the DRC and with other countries from the Middle East are therefore quite conceivable. The book also says a lot about corruption and monetary machinations. Can recommend the book only to everyone. A Kushner is also constantly cornered, as Trump just has to lay out more landmines for distraction, so that these provocations do not come as a surprise. Will be even more violent soon, for example if a Moore in Alabama against the. Democrats Jones loses out, more departures from the Rep team will follow. The far-off observer is looking forward to the MidTerms, because it will crack a lot. If the Democrats are smart, they'll create a meaningful list in the words of a Trump who clearly shows the old, gray veterans, the so-called relegated and the women, what Trump has directly and painfully gotten worse for them! This Trump language will then find enough takers and keep in mind what a stupid Blender this President incl entourage actually is. In addition, another list of measures that benefit only the real estate mogul and his heavy ""friends"", also in his election campaign, in which he attacked the opponents and what has become of it. This Blender can only beat with its unfair means, as it has gone so far that will not work. You can see very clearly here that criticism is only a template for further failures, as if he is waiting for what is probably true. Another means would be to ignore this man across borders in shoulder-to-shoulder, to comments and statements, especially on Twitter, no counter-reaction, this irritates these narcissists in the highest degree and would cause more outrage. Should anyone bring to the EU on the tray."</text:p>
          </table:table-cell>
          <table:table-cell office:value-type="string" calcext:value-type="string">
            <text:p>negative</text:p>
          </table:table-cell>
          <table:table-cell table:number-columns-repeated="1021"/>
        </table:table-row>
        <table:table-row table:style-name="ro39">
          <table:table-cell office:value-type="string" calcext:value-type="string">
            <text:p>Das Projekt der Neuen Seidenstraße ist nichts Neues. China investiert auf der ganzen Route nach Westeuropa, also in Nahost, Eurasien und Osteuropa. Ziel ist eine Landverbindung zwischen Fernost und Europa. Es dürfte ganz in unserem Sinne sein, wenn der Warenaustausch in wenigen Tagen über Land erfolgen kann, statt wochenlang die Welt zu umschiffen. Viel Zeit wird gespart und noch viel mehr Energie. Was Menschenrechte und Demokratie mit Wirtschaft zu tun haben sollen, ist mir schleierhaft. Wirtschaftssubjekte, insbesondere westliche Großkonzerne, sind Diktaturen par excellence. China will Geld verdienen. Es wäre nicht dumm, wenn die Europäer das auch wollen. Stattdessen richten Merkel &amp; Co einen Milliardenschaden durch Sanktionen an, besonders zu Hause.</text:p>
          </table:table-cell>
          <table:table-cell office:value-type="string" calcext:value-type="string">
            <text:p>The project of the New Silk Road is nothing new. China invests all the way to Western Europe, ie the Middle East, Eurasia and Eastern Europe. The goal is a land connection between the Far East and Europe. It would be quite in our favor, if the exchange of goods can take place in a few days over land, instead of circumnavigating the world for weeks. A lot of time is saved and much more energy. What human rights and democracy should have to do with business is beyond me. Economic subjects, especially western corporations, are dictatorships par excellence. China wants to make money. It would not be stupid if Europeans wanted that too. Instead, Merkel &amp; Co are inflicting billions in damages through sanctions, especially at home.</text:p>
          </table:table-cell>
          <table:table-cell office:value-type="string" calcext:value-type="string">
            <text:p>negative</text:p>
          </table:table-cell>
          <table:table-cell table:number-columns-repeated="1021"/>
        </table:table-row>
        <table:table-row table:style-name="ro29">
          <table:table-cell office:value-type="string" calcext:value-type="string">
            <text:p>mensch, und ich lese immer, dass die ungarische wirtschaft gar nicht so gut vorankommt. wahnsinn. by the way, auch innerhalb eines währungsraumes, gibt es ländern mit geringerern absolutem verdienst portugal zum beispiel. da produziert vw. und komisch, die baltischen länder, slowenien, die slowakei haben den euro. dumm so pauschal einfach mal wieder euro/eu bashing zu betreiben.</text:p>
          </table:table-cell>
          <table:table-cell office:value-type="string" calcext:value-type="string">
            <text:p>human being, and I always read that the Hungarian economy is not progressing so well. madness. By the way, even within a currency area, there are countries with lesser absolute earnings Portugal for example. there produces vw. and weird, the Baltic countries, slovenia, slovakia have the euro. stupid so flat once again just euro / eu bashing to operate.</text:p>
          </table:table-cell>
          <table:table-cell office:value-type="string" calcext:value-type="string">
            <text:p>negative</text:p>
          </table:table-cell>
          <table:table-cell table:number-columns-repeated="1021"/>
        </table:table-row>
        <table:table-row table:style-name="ro7">
          <table:table-cell office:value-type="string" calcext:value-type="string">
            <text:p>haben alle gewählten Parteien im Bundestag, nicht nur die SPD. Die FDP und ihr smarter Showman Lindner haben sich schon jetzt disqualifiziert und gezeigt, dass wir sie nicht brauchen, besser sie sind überflüssig. Die Grünen sollten zusammen mit der CDU eine Regierung bilden und sich wechselnde Mehrheiten suchen. Wenn die SPD sich wieder auf Merkel einlässt ist sie bei der nächsten Wahl möglicherweise einstellig. Mir sträuben sich die Haare, wenn ich sehe wie Schulz die dümmste Taktik gefahren hat, die es gab. Gleich am Anfang alles ablehnen ist ganz einfach nur dumm gewesen. Warum nicht Forderungen stellen, wie z.B. nur ohne Merkel, hätte den Ball in das Spielfeld der CDU gespielt und Verweigern wäre nicht zum Schlagwort geworden. Dass Merkel ziemlich unfähig ist zeigt sich nun endlich sehr deutlich, was macht sie wenn es schwierig wird? Sie taucht wie immer ab. Diese Frau hat uns bisher zig Milliarden Euro gekostet, die EU fast an die Wand gefahren und das Schlimmste, die Braunen sitzen in unserem Bundestag.</text:p>
          </table:table-cell>
          <table:table-cell office:value-type="string" calcext:value-type="string">
            <text:p>have all elected parties in the Bundestag, not just the SPD. The FDP and its smart showman Lindner have already disqualified themselves and shown that we do not need them, better they are superfluous. The Greens should form a government together with the CDU and seek changing majorities. If the SPD gets involved again in Merkel she may be single-digit at the next election. My hair bangs when I see Schulz driving the dumbest tactic there was. Declining everything right at the beginning has just been stupid. Why not make demands, such as only without Merkel, would have played the ball in the playing field of the CDU and refusal would not become the buzzword. That Merkel is quite incompetent shows up finally very clearly, what does she do when it gets difficult? She dives as usual. This woman has so far cost us tens of billions of euros, the EU has almost driven to the wall and the worst, the brown are sitting in our Bundestag.</text:p>
          </table:table-cell>
          <table:table-cell office:value-type="string" calcext:value-type="string">
            <text:p>negative</text:p>
          </table:table-cell>
          <table:table-cell table:number-columns-repeated="1021"/>
        </table:table-row>
        <table:table-row table:style-name="ro21">
          <table:table-cell office:value-type="string" calcext:value-type="string">
            <text:p>Sie bringen mich zum Schmunzeln. Genau dieses Problem hat doch nun die SPD mit Schulz und seinen Sprüchen in der Wahlnacht in Richtung Angela Merkel. Anyway - Geht die SPD nun doch in die Regierung, hat Deutschland eine richtige Opposition unter Leitung der AfD, bleibt die SPD in der Opposition, verliert sie sich im Kampf gegen ihre Oppositionskollegen und die Wähler werden keine richtige Opposition wahrnehmen können. Irgendwie eine dumme Situation. Die positivsten Aussichten hat die SPD bei Neuwahlen: Bei einer Neuwahl könnte die SPD mit einem Ergebnis ab 20,6% wieder von einem Sieg fabulieren, bei weniger Prozenten wenigstens Martin Schulz schnell zurück ins Privatleben schicken.</text:p>
          </table:table-cell>
          <table:table-cell office:value-type="string" calcext:value-type="string">
            <text:p>They make me smile. The SPD has just this problem with Schulz and his sayings in the election night in the direction of Angela Merkel. Anyway - If the SPD now goes into the government, Germany has a real opposition under the leadership of the AfD, the SPD remains in the opposition, she loses herself in the fight against her opposition colleagues and the voters will not be able to perceive any real opposition. Somehow a stupid situation. The SPD has the most positive outlook in new elections: In a new election, the SPD could fabulate with a result from 20.6% again of a victory, with fewer percent at least Martin Schulz quickly return to private life.</text:p>
          </table:table-cell>
          <table:table-cell office:value-type="string" calcext:value-type="string">
            <text:p>negative</text:p>
          </table:table-cell>
          <table:table-cell table:number-columns-repeated="1021"/>
        </table:table-row>
        <table:table-row table:style-name="ro10">
          <table:table-cell office:value-type="string" calcext:value-type="string">
            <text:p>Die EU will mehr Geld - der Brexit ist nicht zum Nulltarif zu haben, wenn Großbritannien als Nettozahler ausfällt - und Deutschland soll für den Euro haften - die Anleihen sind nicht zu bedienen, wenn Italien als Schuldner ausfällt. Darum geht's, Alles andere ist nur dummes Gewäsch. Als am Wahlabend Merkel vor die Mikrophone trat, stand Oettinger direkt neben ihr - ein klares Signal, dass ab sofort die EU-Krakre in Deutschland wieder das Sagen hat.</text:p>
          </table:table-cell>
          <table:table-cell office:value-type="string" calcext:value-type="string">
            <text:p>The EU wants more money - Brexit can not be had for free if the UK is a net contributor - and Germany should be liable for the euro - the bonds are not serviceable if Italy fails as a debtor. That's it, all else is just stupid jokes. When Merkel stepped in front of the microphones on election evening, Oettinger stood right next to her - a clear signal that from now on the EU Krakraeger in Germany is in charge again.</text:p>
          </table:table-cell>
          <table:table-cell office:value-type="string" calcext:value-type="string">
            <text:p>negative</text:p>
          </table:table-cell>
          <table:table-cell table:number-columns-repeated="1021"/>
        </table:table-row>
        <table:table-row table:style-name="ro28">
          <table:table-cell office:value-type="string" calcext:value-type="string">
            <text:p>Wenn die SPD nicht versteht, dass sie in einer künftigen GroKo weiterhin so dummdreist vorgeführt werden wird, ist ihr leider nicht mehr zu helfen.</text:p>
          </table:table-cell>
          <table:table-cell office:value-type="string" calcext:value-type="string">
            <text:p>Unfortunately, if the SPD does not understand that it will continue to be shown so stupidly in a future GroKo, it is no longer helpful.</text:p>
          </table:table-cell>
          <table:table-cell office:value-type="string" calcext:value-type="string">
            <text:p>negative</text:p>
          </table:table-cell>
          <table:table-cell table:number-columns-repeated="1021"/>
        </table:table-row>
        <table:table-row table:style-name="ro29">
          <table:table-cell office:value-type="string" calcext:value-type="string">
            <text:p>"habe ich in Jahrzehnten in der Politik nicht gesehen. Was passiert als nächstes? Fängt der Außenminister eigenständig einen Krieg an? Das kann Merkel nicht mit einer ""Rüge"" ahnden, sonst ist sie bald weg vom Fenster. Die Aufkündigung der Fraktionsgemeinschaft und eine Schwarz/Rot/Grüne Regierung wäre mal eine Antwort auf diese chronisch dummen und industriefreundlichen CSU-Schergen."</text:p>
          </table:table-cell>
          <table:table-cell office:value-type="string" calcext:value-type="string">
            <text:p>"I have not seen in politics for decades. What happens next? Does the foreign minister start a war on his own? This Merkel can not punish with a ""reprimand"", otherwise she is soon away from the window. The dissolution of the faction community and a black / red / green government would be an answer to these chronically stupid and industrially friendly CSU henchmen."</text:p>
          </table:table-cell>
          <table:table-cell office:value-type="string" calcext:value-type="string">
            <text:p>negative</text:p>
          </table:table-cell>
          <table:table-cell table:number-columns-repeated="1021"/>
        </table:table-row>
        <table:table-row table:style-name="ro1">
          <table:table-cell office:value-type="string" calcext:value-type="string">
            <text:p>ich bin sprach.... nein fassungslos, über diesen CSU Politiker.... Und dass Merkel nichts wusste, kann ich nicht glauben!! merkel hat geschworen, Schaden von der Deutschen Bevölkerung abzuwenden und wieder einmal ist sie ihrer Verpflichtung nicht nachgekommen. Diese Dame ist sowas von unfähig!! Wir Wähler werden für dumm verkauft. Und immer noch gibt es Wähler die dieser Partei ihre Stimme geben - ich verstehe das nicht! Und CSU? diese Partei hat doch gar keine Daseinsberechtigung mehr. Was haben die denn für die Menschen im land getan? Maut!! und nun Glyphost!! Danke auch!!!</text:p>
          </table:table-cell>
          <table:table-cell office:value-type="string" calcext:value-type="string">
            <text:p>I am speaking .... no stunned, about this CSU politician .... And that Merkel knew nothing, I can not believe !! merkel has vowed to avert harm from the German population and once again she has not fulfilled her obligation. This lady is so incompetent !! We voters are sold for stupid. And there are still voters who vote for this party - I do not understand! And CSU? this party no longer has any reason to exist. What did they do for the people in the country? Toll!! and now Glyphost !! Thank you!!!</text:p>
          </table:table-cell>
          <table:table-cell office:value-type="string" calcext:value-type="string">
            <text:p>negative</text:p>
          </table:table-cell>
          <table:table-cell table:number-columns-repeated="1021"/>
        </table:table-row>
        <table:table-row table:style-name="ro4">
          <table:table-cell office:value-type="string" calcext:value-type="string">
            <text:p>das war's? Das ist ein Verhöhnung der Bürger. Es ist doch offensichtlich, dass dieser Schmidt beste Kontakte zu Bayer ( dem Besitzer von Monsanto) hat. Wenn nicht 32% der Deutschen Wähler so dumm wären, immer noch diesen Milliarden versenkenden Wahlverein um Merkel zu wählen, dann ginge es Deutschland ein Stück besser. Ob es die Autolobby, die Agrarlobby, die Bankenlobby oder die Waffenhersteller und nicht zu vergessen die Tabakindustrie sind, sie finden immer Zugang über die CDU, die sich ja immer noch weigert, die Lobbyistenlisten herauszugeben. Das ist das eigentliche Geschwür unserer Demokratie.</text:p>
          </table:table-cell>
          <table:table-cell office:value-type="string" calcext:value-type="string">
            <text:p>that was it? That's a mockery of the citizens. It is obvious that this Schmidt has excellent contacts with Bayer (the owner of Monsanto). If not 32% of the German voters were so dumb as to still vote for this billion-sinking electoral club to Merkel, then it would go a little better Germany. Whether it's the car lobby, the agrarian lobby, the banking lobby or the gun manufacturers and not to mention the tobacco industry, they always find access through the CDU, which still refuses to issue the lobbyist lists. That is the real ulcer of our democracy.</text:p>
          </table:table-cell>
          <table:table-cell office:value-type="string" calcext:value-type="string">
            <text:p>negative</text:p>
          </table:table-cell>
          <table:table-cell table:number-columns-repeated="1021"/>
        </table:table-row>
        <table:table-row table:style-name="ro55">
          <table:table-cell office:value-type="string" calcext:value-type="string">
            <text:p>Nun also wieder Kuschelkurs. Das dumme Wahlvieh wird es schon irgendwie schlucken wenn man es nur emotional zu packen bekommt. Das Ganze erinnert irgendwie an eine verkappte Ehe. Jetzt überschüttet man die SPD wieder mit vollmundigen Versprechungen, dass man verstanden hat, sich ändern wird, gemeinsame Lösungen sucht und Vertrauen wieder aufbauen möchte. Wer kann schon böse sein auf jemand, der so viel Einsicht zeigt? Das Kalkül ist da relative einfach: Rücktrittsforderungen an den Geläuterten sind ab jetzt nur noch politisches Schauspiel der gekränkten Verlierer. Realitätsfremd, überzogen und unsachlich. Er ist ja auf die Knie gefallen, nun muss man Ihm mindestens eine zweite Chance geben. Er hatte ja so viele gute Gründe. Eine Gewissensentscheidung eines aufrechten Ministers, der sich zum wohle des Volkes opfert für eine bessere Zukunft. Vorsicht SPD - am Ende seid ihr wieder die dummen, weil euch eine emotionale Überreaktion vorgehalten wird oder was auch immer. Snowflakes, fern ab der harten Realität. Unfähig wichtige Entscheidungen auch gegen die öffentliche Meinung zu vertreten. Nur die Realisten der CSU sind noch das Bollwerk gegen den schleichenden Einzug des Kommunismus und realitätsfremden Ökokrieger. Dafür opfert man sich heldenhaft. Es gibt mit Sicherheit genug Presseorgane, die diesen Gedanken bereiwillig in die Köpfe der braven Bürger pflanzen. Politik auf der großen Bühne dreht sich immer um Meinungen und nur sehr untergeordnet um Fakten. Das kleine dreckige Spiel der C-Parteien. Wie Spahn schon vor kurzem gesagt hat: Die SPD schafft es einfach nicht ihre Erfolge zu verkaufen. Da stimme ich vollkommen zu. Man muss aber zugeben, dass dies auch nicht leicht ist, wenn die Mehrheit der Medienlandschaft die SPD per se als Freiwild betrachtet. Für Merkel war das nie ein Problem - da konnte man immer auf bereitwillige Beihilfe zählen. Und so wird es auch hier wieder kommen. Man wird es schon irgendwie schaffen die SPD zum Verlierer des Ganzen zu erklären.</text:p>
          </table:table-cell>
          <table:table-cell office:value-type="string" calcext:value-type="string">
            <text:p>Now again cuddling course. The stupid Wahlvieh will swallow it somehow if you just get it emotionally packed. The whole thing is somehow reminiscent of a disguised marriage. Now the SPD is again showered with full-bodied promises that one has understood, will change, seeks common solutions and wants to rebuild trust. Who can be mad at someone who shows so much insight? The calculus is there relatively simple: resignation claims to the Purified are now only political spectacle of the injured losers. Reality-strange, covered and unobjective. He fell to his knees, now you have to give him at least a second chance. He had so many good reasons. A conscience decision of an upstanding minister who sacrifices himself to the well-being of the people for a better future. Beware, SPD - in the end, you're stupid again, because you're being held up by an emotional overreaction or whatever. Snowflakes, far from the harsh reality. Unable to defend important decisions against public opinion. Only the realists of the CSU are still the bulwark against the creeping entry of communism and out-of-date eco-warriors. For that one sacrifices oneself heroically. There are certainly enough press organs who willingly plant this idea in the heads of good citizens. Politics on the big stage is always about opinions and only subordinated to facts. The little dirty game of the C parties. As Spahn has said recently: The SPD just can not manage to sell their achievements. I totally agree with that. It must be admitted, however, that this is not easy if the majority of the media landscape sees the SPD per se as fair game. It was never a problem for Merkel - you could always count on willing help. And so it will come here again. It will somehow manage to declare the SPD the loser of the whole.</text:p>
          </table:table-cell>
          <table:table-cell office:value-type="string" calcext:value-type="string">
            <text:p>negative</text:p>
          </table:table-cell>
          <table:table-cell table:number-columns-repeated="1021"/>
        </table:table-row>
        <table:table-row table:style-name="ro15">
          <table:table-cell office:value-type="string" calcext:value-type="string">
            <text:p>Ja sehen Sie, da bin ich im Prinzip Ihrer Meinung, mir wäre sogar das Modell CDU/SPD/Grüne lieber als irgendeine Variante mit der CSU. Bloß: Die CSU hat den rechten Rand bisher abgegriffen, diese Schnittmenge wäre dann automatisch der AfD zuzuschlagen. Und da bin ich mir dann auch wieder sicher, dass wir diese Partei nicht noch stärker machen dürfen. Trotzdem ist die Schamlosigkeit, mit der die CSU auf dem Kanzlerinnenrücken ihre Lobbyarbeit betreibt und damit der prospektiven Koalition schadet, nicht hinzunehmen. Der Verein mit seinem dummdreisten Personal geht mal gar nicht. Eigentlich gehen jetzt nur noch Neuwahlen und dann VIELLEICHT eine stabile Regierungsbildung. Wenn sich die SPD bisschen anstrengt, müssten doch ein paar Prozentpunkte mehr machbar sein ... Wenn nicht, klauen wir die halt bei der CSU ;)</text:p>
          </table:table-cell>
          <table:table-cell office:value-type="string" calcext:value-type="string">
            <text:p>Yes, you see, I agree with you in principle, I would even prefer the model CDU / SPD / Green rather than any variant with the CSU. Only: The CSU has tapped the right edge so far, this intersection would then be automatically added to the AfD. And then I'm sure again that we should not make this party stronger. Nevertheless, the shamelessness with which the CSU operates on the back of the Chancellor's lobbying and thus harms the prospective coalition can not be accepted. The club with his stupid staff is not even. Actually, now only new elections and then MAYBE a stable government formation. If the SPD struggles a bit, but a few percentage points would be more feasible ... If not, we steal the stop at the CSU;)</text:p>
          </table:table-cell>
          <table:table-cell office:value-type="string" calcext:value-type="string">
            <text:p>negative</text:p>
          </table:table-cell>
          <table:table-cell table:number-columns-repeated="1021"/>
        </table:table-row>
        <table:table-row table:style-name="ro27">
          <table:table-cell office:value-type="string" calcext:value-type="string">
            <text:p>"Korruption? Wieviel Geld hat Schmidt kassiert? Lügt Frau Merkel? Diese dumme und egozentrische Entscheidung von Schmidt ist ein Desaster. Der sofortige Rücktritt ist wohl das mindeste, was man von diesem bayerischen Holzkopf erwarten kann. Nur eine ""Rüge"" ist einfach lächerlich und völlig inakzeptabel."</text:p>
          </table:table-cell>
          <table:table-cell office:value-type="string" calcext:value-type="string">
            <text:p>"Corruption? How much money did Schmidt collect? Is Mrs. Merkel lying? This stupid and egocentric decision by Schmidt is a disaster. The immediate resignation is probably the least that one can expect from this Bavarian wooden head. Only a ""reprimand"" is just ridiculous and completely unacceptable."</text:p>
          </table:table-cell>
          <table:table-cell office:value-type="string" calcext:value-type="string">
            <text:p>negative</text:p>
          </table:table-cell>
          <table:table-cell table:number-columns-repeated="1021"/>
        </table:table-row>
        <table:table-row table:style-name="ro39">
          <table:table-cell office:value-type="string" calcext:value-type="string">
            <text:p>Da beklagte Herr Seehofer noch vor kurzem das Ende der doch so konstruktiven Jamaikasondierungen durch die FDP und dann dieser massive CSU-Affront gegen Grüne und SPD. Spätestens jetzt wären Jamaikaverhandlungen am Ende gewesen. Ob die Entscheidung Schmidts mit oder ohne geheimes Einverständnis Frau Merkels erfolgte, ist irrelevant. Die potentiellen Partner hätten schließlich mit einer CDU / CSU Union koalieren müssen. Auch eine erneute GroKo dürfte jetzt unwahrscheinlich werden. Minister Schmidt ist kein dummer Mann und er wusste ganz genau um die innenpolitischen Folgen seiner Entscheidung. War das Ganze also ein wohlüberlegter Zug der CSU? Politik ist die Entertainmentabteilung der Wirtschaft. Diesem Zitat von Frank Zappe ist wenig hinzuzufügen.</text:p>
          </table:table-cell>
          <table:table-cell office:value-type="string" calcext:value-type="string">
            <text:p>Recently, Mr Seehofer lamented the end of the so constructive Jamaica soundings by the FDP and then this massive CSU affront to the Greens and the SPD. By now, Jamaica negotiations would have been over. Whether Schmidt's decision was made with or without the secret consent of Mrs. Merkel is irrelevant. The potential partners would eventually have to co-exist with a CDU / CSU Union. Even a new GroKo should now be unlikely. Minister Schmidt is not a stupid man and he knew full well the domestic consequences of his decision. So, was this a well considered move by the CSU? Politics is the entertainment division of the economy ??. There is little to add to this quote from Frank Zappe.</text:p>
          </table:table-cell>
          <table:table-cell office:value-type="string" calcext:value-type="string">
            <text:p>negative</text:p>
          </table:table-cell>
          <table:table-cell table:number-columns-repeated="1021"/>
        </table:table-row>
        <table:table-row table:style-name="ro35">
          <table:table-cell office:value-type="string" calcext:value-type="string">
            <text:p>Die ganze Nummer war wie eine RTL-Soap als scripted reality detailliert vorbereitet und wahrscheinlich sogar mit Frau Merkel und Herrn Seehofer abgesprochen, um der Bauern-Klientel erwas zukommen zu lassen. Frau Merkel, wir lassen uns nicht verdummen!</text:p>
          </table:table-cell>
          <table:table-cell office:value-type="string" calcext:value-type="string">
            <text:p>The whole number was prepared in detail like a RTL soap as a scripted reality and probably even agreed with Mrs. Merkel and Mr. Seehofer to get the Bauern-clientele erwas. Mrs. Merkel, we will not let us down!</text:p>
          </table:table-cell>
          <table:table-cell office:value-type="string" calcext:value-type="string">
            <text:p>negative</text:p>
          </table:table-cell>
          <table:table-cell table:number-columns-repeated="1021"/>
        </table:table-row>
        <table:table-row table:style-name="ro33">
          <table:table-cell office:value-type="string" calcext:value-type="string">
            <text:p>"Christian Schmidt ist nicht nur Landwirtschaftsminister sondern gleichzeitig oberster Dienstherr des BfR in Berlin. Die SPD, will sie glaubhaft sein, muss alle Gespräche mit der CDU/CSU unverzüglich auf Eis legen. Allein dieser Fall in einer hypersensiblen Phase hat gezeigt, wie dumm und inkonsequent man die SPD einschätzt. Bei einer erneuten Groko wird die CDU/CSU wieder als dummen Junior-""Partner"" behandeln. Dann rutscht die SPD unter die 15-Prozent-Marke. Deshalb gibt es gegenwärtig nur eine einzige Lösung: Alle Gespräche mit der CDU/CSU abbrechen bis Christian Schmidt von allen seinen Ämtern enthoben wird. Es geht rechtlich nicht? Lächerlich! Nach einigen Wochen absoluter Funkstille seitens der SPD werden wir ja sehen. Dann gibt es Neuwahlen. Und in diesem Zusammenhang sind folgende Personen weg: Unsere Bundeskanzlerin, Seehofer und Christian Schmidt natürlich."</text:p>
          </table:table-cell>
          <table:table-cell office:value-type="string" calcext:value-type="string">
            <text:p>"Christian Schmidt is not only Minister of Agriculture but also the highest employer of the BfR in Berlin. The SPD, she wants to be credible, must put all talks with the CDU / CSU immediately on ice. But this case in a hypersensitive phase has shown how stupid and inconsistent the SPD is. With a new Groko the CDU / CSU will again treat as a stupid junior ""partner"". Then the SPD slips below the 15 percent mark. Therefore, there is currently only one solution: Cancel all discussions with the CDU / CSU until Christian Schmidt is relieved of all his offices. It is not legal? Ridiculous! After a few weeks of absolute silence on the part of the SPD we will see yes. Then there are new elections. And in this context, the following persons are gone: Our Chancellor, Seehofer and Christian Schmidt, of course."</text:p>
          </table:table-cell>
          <table:table-cell office:value-type="string" calcext:value-type="string">
            <text:p>negative</text:p>
          </table:table-cell>
          <table:table-cell table:number-columns-repeated="1021"/>
        </table:table-row>
        <table:table-row table:style-name="ro40">
          <table:table-cell office:value-type="string" calcext:value-type="string">
            <text:p>"""Darin unterstützte Gabriel unter anderem die Forderungen des französischen Präsidenten Emmanuel Macron nach einem Eurofinanzminister, einem eigenen Haushalt der Eurozone mit parlamentarischer Kontrolle sowie ""gemeinsamen Standards bei sozialer Absicherung und Besteuerung"". Bereits als Wirtschaftsminister ihrer Staaten hatten beide intensiven Kontakt. Auch wenn vieles davon in CDU und CSU nicht auf Zustimmung stößt, Gabriel hat zumindest eine Vorstellung von einem künftigen Europa."" Ja, so wie ein Pyromane eine Idee hat wie er ein Haus am lustigsten abbrennen lässt. Deswegen macht man ihn nicht zum Feuerwehrmann. Mehr Geld nach Europa, weniger eigenes Mitspracherecht (vom Bürger reden wir erst gar nicht). Nach Griechenland wird jetzt Frankreich finanziert, perfekt. Gabriel ist ein guter Außenminister. Sollte die SPD tatsächlich so unsagbar dumm sein in die große Koalition zu gehen dann belasst ihn in Gottes Namen auf diesem Posten!"</text:p>
          </table:table-cell>
          <table:table-cell office:value-type="string" calcext:value-type="string">
            <text:p>"""In it Gabriel supported, among other things, the demands of French President Emmanuel Macron for a Euro Finance Minister, a separate budget of the euro zone with parliamentary control and"" common standards in social protection and taxation. ""Already as economic ministers of their states, both had intensive contact, even if much of it in CDU and CSU does not meet with approval, Gabriel has at least a vision of a future Europe. "" Yes, just as a pyromaniac has an idea how to make a house burn down the funniest. That's why you do not make him a firefighter. More money to Europe, less of your own say (we do not even talk about citizens). Greece is now financing France, perfect. Gabriel is a good foreign minister. If the SPD is actually so stupidly stupid to go into the grand coalition then leave him in this post in God's name!"</text:p>
          </table:table-cell>
          <table:table-cell office:value-type="string" calcext:value-type="string">
            <text:p>negative</text:p>
          </table:table-cell>
          <table:table-cell table:number-columns-repeated="1021"/>
        </table:table-row>
        <table:table-row table:style-name="ro13">
          <table:table-cell office:value-type="string" calcext:value-type="string">
            <text:p>"über den letzten Satz kann man nur lachen. Und man kann hoffen, dass die Verhandler der SPD ein bisschen mehr Augenmaß haben als Herr Augstein und den Unterschied zwischen 33 und 20 Prozent doch erkennen, was auch der logische Grund dafür ist, dass Merkel BKin bleibt. Was aber immer bitter aufstößt ist, dass Linke Kommentatoren wider besseres Wissen bestimmte Fälle für ihre Argumene benutzen. Z.B. ""Es geht darum, endlich einem pervertierten Selbstbedienungskapitalismus Grenzen zu setzen, der für Air Berlins Pleitechef eine Millionenzahlung bereithält und für gekündigte Mitarbeiter irgendwann Hartz IV."" - Hört sich gut an für Leute, die um ihren Job bangen. Aber ein kluger Mensch, für den ich Austein immer noch halte, muss wissen, dass wir in einem Rechtsstaat leben und der Air Berlin Chef VOR seinem Versuch die Airline zu retten, einen Vertrag abgeschlossen hat, der wahrscheinlich auch von Gewerkschaftsvertretern ratifiziert worden ist. Der Vertrag gilt, wenn nicht darin steht, dass er bei Erfolglosigkeit gar nichts für seine Arbeit bekommt. Einen solchen Vertrag hätte niemand unterschrieben! ""Würde ist keine unendliche Ressource."" - Da muss man sich fragen, wie kommen sich die Leser solcher aufwiegelnden Kommentare vor - denn das ist eine Verlogenheit, die auch die (nach linker Theorie ja zu dummen Arbeiter) inzwischen durchschauen."</text:p>
          </table:table-cell>
          <table:table-cell office:value-type="string" calcext:value-type="string">
            <text:p>"You can only laugh about the last sentence. And one can hope that the negotiators of the SPD have a little more respect than Mr. Augstein and recognize the difference between 33 and 20 percent yet, which is also the logical reason that Merkel BKin remains. However, what is always bitter is that, contrary to better knowledge, left commentators use certain cases for their arguments. For example, ""It's about finally setting a limit to a perverted self-service capitalism, which provides a millionaire payment for Air Berlin's bankruptcy chief and at some point for retired employees Hartz IV."" - Sounds good to people who are worried about their job. But a smart person for whom I still believe Austein must know that we live in a constitutional state and the Air Berlin boss has signed a contract BEFORE attempting to save the airline, which has probably also been ratified by union representatives. The contract is, if it does not mean that he gets nothing for his work in case of failure. Nobody would sign such a contract! ""Dignity is not an infinite resource."" - Since you have to ask yourself, how do the readers of such aufwelden comments before - because that is a mendacity, which also see through the (to the left theory too stupid worker) meanwhile."</text:p>
          </table:table-cell>
          <table:table-cell office:value-type="string" calcext:value-type="string">
            <text:p>negative</text:p>
          </table:table-cell>
          <table:table-cell table:number-columns-repeated="1021"/>
        </table:table-row>
        <table:table-row table:style-name="ro18">
          <table:table-cell office:value-type="string" calcext:value-type="string">
            <text:p>Ein anderer Vorschlag: Das S in SPD und C in CDU sind eh nur noch Makulatur, also kann man es auch jeweils weglassen. Dann wird aus der GroKo die PD (= die Parteiunion Deutschlands), dann hängen wir noch ein E davor, und haben die EDP (= Einheitspartei Deutschlands). So wird zumindest der Arithmetik Rechnung getragen, falls die SPD tatsächlich so dumm sein sollte, und mit einer inhaltlich völlig entkernten CDU koalieren zu wollen. Reisende sollte man nicht aufhalten, aber so kommen sie unter die Räder.</text:p>
          </table:table-cell>
          <table:table-cell office:value-type="string" calcext:value-type="string">
            <text:p>Another suggestion: The S in SPD and C in CDU are just waste, so you can omit it each time. Then the GroKo becomes the PD (= the party union of Germany), then we add an E before it, and have the EDP (= unified party of Germany). Thus, at least the arithmetic is taken into account, if the SPD really should be so stupid, and to want to coalesce with a contentwise completely gutted CDU. Travelers should not be stopped, but that's how they get under the wheels.</text:p>
          </table:table-cell>
          <table:table-cell office:value-type="string" calcext:value-type="string">
            <text:p>negative</text:p>
          </table:table-cell>
          <table:table-cell table:number-columns-repeated="1021"/>
        </table:table-row>
        <table:table-row table:style-name="ro35">
          <table:table-cell office:value-type="string" calcext:value-type="string">
            <text:p>"Können Sie mir erklären, was der Forist meinte, wenn er sagt. ""H4 muss weg!"" Diese dumme Formel hören wir seit Jahren von der ""Linkspartei"", eine tragfähige Alternative bietet sie aber nicht an. Also? Welches Kaninchen haben Sie noch im Hut?"</text:p>
          </table:table-cell>
          <table:table-cell office:value-type="string" calcext:value-type="string">
            <text:p>"Can you explain to me what the forist meant when he says. ""H4 has to go!"" We have been hearing this stupid formula for years from the ""Left Party"", but it does not offer a viable alternative. So? Which rabbit do you still have in your hat?"</text:p>
          </table:table-cell>
          <table:table-cell office:value-type="string" calcext:value-type="string">
            <text:p>negative</text:p>
          </table:table-cell>
          <table:table-cell table:number-columns-repeated="1021"/>
        </table:table-row>
        <table:table-row table:style-name="ro9">
          <table:table-cell office:value-type="string" calcext:value-type="string">
            <text:p>Dass H4 weg muss oder zumindest stark reformiert werden muss, ist keine dumme Formel. Das fordert nicht nur die Linkspartei, die sehr wohl tragfähige, durchgerechnete Alternativen aufgezeichnet hat, sondern auch grosse Teile in SPD und bei den Grünen. Selbst in der CDU gibt es kluge Köpfe, die verstanden haben, dass H4 nicht das beste System ist. H4 ist ein teurer aufgeblähter Behördenapparat, der keinem Arbeitslosen nutzt. Nutzen haben Andere, wie aus der sogenannten H4-Industrie. Die Bilanz ist vernichtend. Und dieses System ist extrem ungerecht, demotivierend und unmenschlich; und die SPD spricht immer gross von Gerechtigkeit. Solange die SPD an diese Agenda-Reform festhäll, geht es mit ihr weiter bergab.</text:p>
          </table:table-cell>
          <table:table-cell office:value-type="string" calcext:value-type="string">
            <text:p>That H4 has to go or at least has to be reformed heavily is not a dumb formula. This demands not only the Left Party, which has recorded very sound, well-calculated alternatives, but also large parts of the SPD and the Greens. Even in the CDU there are bright minds who have understood that H4 is not the best system. H4 is an expensive bloated government apparatus that does not benefit the unemployed. Others benefit, as from the so-called H4 industry. The balance sheet is devastating. And this system is extremely unfair, demotivating and inhumane; and the SPD always speaks of justice. As long as the SPD adheres to this agenda reform, it goes downhill with her.</text:p>
          </table:table-cell>
          <table:table-cell office:value-type="string" calcext:value-type="string">
            <text:p>negative</text:p>
          </table:table-cell>
          <table:table-cell table:number-columns-repeated="1021"/>
        </table:table-row>
        <table:table-row table:style-name="ro5">
          <table:table-cell office:value-type="string" calcext:value-type="string">
            <text:p>"die vorher hingehaltenen Stöckchen über die die SPD zu springen habe. Ich kann nur eindringlich davor warnen, sich von solchen Wortmeldungen in der beabsichtigten Form beeindrucken zu lassen. Man sollte der Büchsenspannerin Merkel klar machen, dass sich solche ""Vorbedingungen"" erschwerend auf die Zustimmung der Partei auswirkt. Es wird nach meiner Einschätzung nur dann eine GroKo geben, wenn die Kanzlerschaft zwischen Union und SPD geteilt wird in jeweils zwei Jahre. Das sichert Merkel auch eine ehrenvollen Abgang. Da die Union wohl die Zeichen der Zeit noch nicht erkannt hat, gehe ich von einer Minderheitsregierung eines am Wahltag gewählten Kanzlers/Kanzlerin aus. Eine Überraschung dabei ist möglich. Keine Partei, die dann in der Opposition sich wiederfindet, sollte allerdings so dumm sein, sich durch einen Tolerierungsvertrag mit der Regierung selbst zu fesseln. Sie wäre dann als Opposition, obwohl noch größte Oppositionspartei, der grandiose Ausfall und würde bei der nächsten Wahl hinter den anderen Oppositionsparteien landen. Insoweit hat mich Ministerpräsidentin Dreyer doch sehr irritiert, als sie so was anklingen hat lassen. Ich hoffe nicht, dass es so einfältige Strippenzieher in der SPD gibt, die der Partei so was zumuten würden, oder doch ???"</text:p>
          </table:table-cell>
          <table:table-cell office:value-type="string" calcext:value-type="string">
            <text:p>"the previously held sticks over which the SPD had to jump. I can only warn you to be impressed by such statements in their intended form. It should be made clear to the jack-tenser Merkel that such ""preconditions"" aggravate the agreement of the party. In my opinion, there will only be a GroKo if the chancellorship between the Union and the SPD is divided into two years each. This secures Merkel also an honorable finish. Since the Union has not yet recognized the signs of the times, I assume a minority government of a Chancellor / Chancellor elected on election day. A surprise is possible. No party, which then finds itself in the opposition, but should be so stupid to tie itself by a toleration contract with the government itself. It would then be an opposition, even though largest opposition party, the grandiose failure and would end up in the next election behind the other opposition parties. In that regard, Prime Minister Dreyer irritated me very much when she had something like that hint. I hope not that there are such silly Strippenzieher in the SPD, who would expect the party so, or at least ???"</text:p>
          </table:table-cell>
          <table:table-cell office:value-type="string" calcext:value-type="string">
            <text:p>negative</text:p>
          </table:table-cell>
          <table:table-cell table:number-columns-repeated="1021"/>
        </table:table-row>
        <table:table-row table:style-name="ro15">
          <table:table-cell office:value-type="string" calcext:value-type="string">
            <text:p>"Es ist wohl eher so, dass die Freien Demokraten nicht mal 15% von sich in den 61 Seiten Sondierungswahnsinn der 1.000+1 Spiegelstriche wiederfinden konnten. Ich jedenfalls habe in den 4 Wochen der Sondierung nur den Streit zwischen CSU und Grünen in den Medien vernommen, die dann - kaum hatte die FDP den Wahnsinn beendet - plötzlich ganz dicht vor einer Lösung waren. Nur zu dumm, dass inzwischen die Grünen wieder sagen ""Ohne Familiennachzug hätte es keine Einigung gegeben!"" und die CSU genau die Einschränkung des Familiennachzugs weiterhin (nun nur eben ggü. der SPD) zur Bedingung macht. Wenn man mal die Aussagen von allen nur etwas länger in Erinnerung behält kann man schon erkennen, dass das insgesamt nicht gepasst hat. Ok, die CDU konnte sich mit allem arrangieren, da sie ohnehin keine eigenen Vorstellungen mehr (""außer wir stellen den Kanzler"") hat ..."</text:p>
          </table:table-cell>
          <table:table-cell office:value-type="string" calcext:value-type="string">
            <text:p>"It is more likely that the Free Democrats could not even find 15% of themselves in the 61 pages exploratory madness of the 1,000 + 1 indents. In any case, during the four weeks of the probing, I only heard about the dispute between the CSU and the Greens in the media, which - as soon as the FDP had finished the madness - was suddenly close to a solution. Only too stupid that now the Greens again say ""Without family reunification, there would have been no agreement!"" and the CSU exactly the restriction of family reunification continues to make (now just against the SPD) as a condition. If you keep the statements of all just a little longer in memory you can already see that did not fit in total. Ok, the CDU was able to come to terms with everything, since they no longer have their own ideas (""unless we ask the chancellor"") ..."</text:p>
          </table:table-cell>
          <table:table-cell office:value-type="string" calcext:value-type="string">
            <text:p>negative</text:p>
          </table:table-cell>
          <table:table-cell table:number-columns-repeated="1021"/>
        </table:table-row>
        <table:table-row table:style-name="ro10">
          <table:table-cell office:value-type="string" calcext:value-type="string">
            <text:p>"Es darf nicht bis Januar dauern, bis die alte GroKo über ihr neues GroKöchen verhandelt! Das wäre verantwortungslos. Und auch nicht notwendig; haben doch die Parteien der GroKo jahrelang und bis auf den heutigen Tag miteinander regiert. Der Schnack ""Sorgfalt vor Schnelligkeit"" war richtig anläßlich der Verhandlung über Jamaika. Für die Neuaflage einer GroKo ist das nur dummes Gerede, um eine verantwortungslose Verschleppungstaktik zu kaschieren."</text:p>
          </table:table-cell>
          <table:table-cell office:value-type="string" calcext:value-type="string">
            <text:p>"It can not last until January when old GroKo negotiates about her new grandköchen! That would be irresponsible. And not necessary; After all, the parties of GroKo have ruled for years and to the present day. The Schnack ""care about speed"" was right on the occasion of the trial over Jamaica. For the Neuaflage a GroKo that is just stupid talk to hide an irresponsible carry-over tactics."</text:p>
          </table:table-cell>
          <table:table-cell office:value-type="string" calcext:value-type="string">
            <text:p>negative</text:p>
          </table:table-cell>
          <table:table-cell table:number-columns-repeated="1021"/>
        </table:table-row>
        <table:table-row table:style-name="ro80">
          <table:table-cell office:value-type="string" calcext:value-type="string">
            <text:p>"Ich bin nicht sicher ob der Wähler die taktischen Spielchen goutiert! Jeder dreht und wendet es wie er es braucht. Jeder will was sagen, aber nicht jeder hat was zu sagen. Es liegt keine klassische win-win Situation vor, daher kann die CDU verlangen was sie will und muss damit nicht durchdringen! Auch hier bestimmt Angebot und Nachfrage! Wenn die CDU aus der Zwickmühle will, dann heißt das auf jeden Fall Kröten schlucken zu müssen. Ich sehe keinen Weltuntergang wenn MR versucht wird, oder Neuwahlen kommen. Die Bürger sind nicht so dumm wie man glaubt. Das Problem war doch einfach, dass Frau Merkel sich verzockt hat. Sie hat sich nach den Umfragen richtend auf keinen echten Wahlkampf eingelassen. Hier ist z.B. zu nennen, dass sie bezüglich TV-Duell letztlich alles vorbestimmt hat. Selbst die Fragen mussten vorher abgesegnet werden. Der Skandal hierbei ist aber auch, dass man sich auf so etwas eingelassen hatte. Jetzt schwimmen die Felle davon und es wird wild um sich geschlagen. Erst die SPD schuld, dann die FDP und jetzt wieder die SPD? Frau Merkel macht nie etwas falsch und wenn doch, dann hätte sie nichts besser machen können! Was spricht den wirklich gegen Neuwahlen? Gut dann nimmt das etwas Zeit in Anspruch, aber wir haben geschäftsführende Regierung. Jetzt werden wieder Krisen heraufbeschworen um damit argumentieren zu können. Ich befürchte nur ein ""weiter so!"" Wenn bei einer Neuwahl wieder etwas stabilere Verhältnisse entstehen und vorher ein ehrlicher Wahlkampf stattfindet, dann hätte man alles richtig gemacht. Die Protestwähler waren m.M. nur deswegen so stark, weil man das Gespür hatte, dass alles weiter verschleppt wird. Welche Signalwirkung hätte es aber auch, wenn bei Neuwahlen eine echte Aufbruchstimmung entstehen würde, die auf Europa ausstrahlen könnte. Die Europapolitik hat doch bisher im Wahlkampf nur eine untergeordnete Rolle gespielt. Die Parteien sollte man dazu zwingen Farbe zu bekennen! Man wird doch nie das Gefühl los, dass die Entscheidungen nicht im Parlament, sondern im Kanzleramt mit flankierenden Medien entschieden wird. Man gibt sich schon wieder die größte Mühe Horrorszenarien an die Wand zu malen. Wenn das wirklich ernst gemeint ist mit ""Gründlichkeit geht vor Schnelligkeit"" dann sollte man besser Neuwahlen aufrufen und gleich wieder Wahlkampf betreiben. Länger dauert das Ende auch nicht. Wochenlange Sondierungen kann Frau Merkel nicht. Das hat sie schließlich bewiesen!"</text:p>
          </table:table-cell>
          <table:table-cell office:value-type="string" calcext:value-type="string">
            <text:p>"I'm not sure if the voter likes the tactical games! Everyone turns and uses it the way he needs it. Everyone wants to say something, but not everyone has something to say. There is no classic win-win situation, so the CDU can demand what it wants and does not have to penetrate it! Also here determines supply and demand! If the CDU wants to get out of this, that means definitely having to swallow toads. I see no end of the world when MR is tried, or new elections come. The citizens are not as stupid as you think. The problem was simply that Mrs. Merkel has gambled. She did not engage in any real election campaign, according to the polls. Here is e.g. to mention that in terms of TV duel she has finally determined everything. Even the questions had to be approved beforehand. The scandal here is also that you had taken on something like that. Now the skins are swimming and it is being beaten wildly. First the SPD blame, then the FDP and now the SPD again? Mrs. Merkel never does anything wrong and if she did, then she could not have done anything better! What really speaks against new elections? Well then it takes some time, but we have a managing government. Now crises are being conjured up to argue with. I'm just afraid of ""keep it up!"" If at a new election again more stable conditions arise and before an honest election campaign takes place, then you would have done everything right. The protestors were m.M. only because of that, because you had the feeling, that everything will be taken further. But what signal effect would it have if new elections created a real atmosphere of optimism that could radiate on Europe? So far, European politics has only played a minor role in the election campaign. The parties should be forced to confess color! One never gets rid of the feeling that the decisions are not made in parliament but in the Chancellery with flanking media. It is again the greatest effort to paint horror scenarios on the wall. If this is really serious with ""thoroughness goes before speed"" then you should better call new elections and start campaigning again. The end does not last longer either. Weekly soundings can not Mrs. Merkel. That's what she finally proved!"</text:p>
          </table:table-cell>
          <table:table-cell office:value-type="string" calcext:value-type="string">
            <text:p>negative</text:p>
          </table:table-cell>
          <table:table-cell table:number-columns-repeated="1021"/>
        </table:table-row>
        <table:table-row table:style-name="ro8">
          <table:table-cell office:value-type="string" calcext:value-type="string">
            <text:p>"Dass Glyphosat ein sehr wirksames Mittel zur Unkrautbekämpfungist, ist absolut unbestritten. Es wirkt ausschließlich bei Grünpflanzen. Glyphosat ist nachweislich nicht bienenschädlich, wie oft behauptetwird. Es ist ein Herbizid, das n i c h t gegen tierische Schädlinge oder gegen Pilzkrankheiten eingesetzt wird (nur gegen Unkräuter). Glyphosat kann allenfalls mittelbar d a n n insektenschädlich sein,wenn blühende Unkräuter bekämpft werden, die jeweils von bestimmten Insekten bei der Nahrungssuche ""besucht"" werden. Da lediglich landwirtschaftliche Anbauflächen - bei Bedarf - mit Glyphosat behandelt werden, bleiben alle anderen Flächen in der Natur glyphosatfrei, somit bleibt das Nahrungsangebot für diverseInsekten durchaus erhalten. Landwirte sind auch keine ""dummen Bauern"", sie setzen a l l e,meist sehr teuren Dünge- und Pflanzenschutzmittel nur gezielt ein. Das Motto: ""nur so viel wie nötig und so wenig wie möglich"".Die Behauptung, ""Glyphosat k ö n n e krebserregend sein"", ist übrigens bislang durch n i c h t s bewiesen. Wie viele Menschen jährlich in D - nachweislich - an den Folgen desRauchens sterben, erregt hingegen kaum Aufmerksamkeit. Fast schon amüsant ist es, wenn z.B. von ""Glyphosat im Bier"" berichtet wird und man dann - beim Weiterlesen - erfährt, dassein Erwachsener 1000 Liter (!) Bier am Tag trinken müsste, um den gesetzlich vorgeschriebenen Grenzwert zu erreichen. Besonders ""albern"" ist auch das Foto, das bei vielen Artikeln zumThema eingestellt wird, denn: 1.) ist die Glyphosat-Spritzbrühe nicht gelb, sondern farblos und 2.) wäre es völlig unsinnig, dieseSpritzbrühe auf einem Feld o h n e sichtbares Grün auszubringen."</text:p>
          </table:table-cell>
          <table:table-cell office:value-type="string" calcext:value-type="string">
            <text:p>"That glyphosate is a very effective weed control agent is absolutely undisputed. It works exclusively on green plants. Glyphosate has been shown not to be harmful to the bee, as is often claimed. It is a herbicide that is not used against animal pests or against fungal diseases (only against weeds). At most, glyphosate may be indirectly harmful to insects when controlling flowering weeds, which are ""visited"" by certain insects in search of food. Since only agricultural acreage is treated with glyphosate, if necessary, all other areas in nature remain glyphosate-free, so the food supply for various insects is well preserved. Farmers are not ""stupid farmers"", they use oil, usually very expensive fertilizers and pesticides, only in a targeted manner. The motto: ""only as much as necessary and as little as possible"". By the way, the claim that ""Glyphosate can not be carcinogenic"" has so far been proven by n i c t s. On the other hand, how many people die annually in D - demonstrably - from the effects of smoking does not attract much attention. It is almost amusing when, for example, is reported by ""Glyphosate in beer"" and then - reading on - learns that an adult would have to drink 1000 liters (!) of beer a day to reach the legal limit. Especially ""silly"" is the photo, which is set in many articles on the subject, because: 1.) the glyphosate spray mixture is not yellow, but colorless and 2.) It would be completely nonsensical to deploy this spray liquor in a field o h e visible green."</text:p>
          </table:table-cell>
          <table:table-cell office:value-type="string" calcext:value-type="string">
            <text:p>negative</text:p>
          </table:table-cell>
          <table:table-cell table:number-columns-repeated="1021"/>
        </table:table-row>
        <table:table-row table:style-name="ro30">
          <table:table-cell office:value-type="string" calcext:value-type="string">
            <text:p>Ich finde es langsam nicht nur langweilig jede mehr oder wenig dumme Äußerung von Trump zu bringen. Es wird einfach zu viel. Bei einem echten Aufreger ist das in Ordnung, aber nicht bei jeder Petitesse.</text:p>
          </table:table-cell>
          <table:table-cell office:value-type="string" calcext:value-type="string">
            <text:p>I think it's not just boring to bring any more or less silly statement from Trump. It just gets too much. That's fine with a real exciter, but not with every petitesse.</text:p>
          </table:table-cell>
          <table:table-cell office:value-type="string" calcext:value-type="string">
            <text:p>negative</text:p>
          </table:table-cell>
          <table:table-cell table:number-columns-repeated="1021"/>
        </table:table-row>
        <table:table-row table:style-name="ro4">
          <table:table-cell office:value-type="string" calcext:value-type="string">
            <text:p>Klappern gehört zum Handwerk, aber mal ganz Ehrlich, wer sieht denn Merkel und ihre Union noch in der Position große Anforderungen zu stellen? Die Union hat die Wahlen verloren und ihre ureigene Klientel an die Rechtsaußenpartei abgegeben, und Merkel ist die Vorsitzende und war als Kanzlerin die Hauptverantwortliche. Wenn die SPD wirklich so dumm ist und hebt sie wieder in den Sattel, kann man nur hoffen, dass sie sich das gut honorieren lässt, gut im Sinne sozialpolitischer Entscheidungen, die die Union immer verhindert hat. Wie NRW mit Schwarz/Gelb zeigt sind Streichungen im Sozialen die ersten Schritte der Union.</text:p>
          </table:table-cell>
          <table:table-cell office:value-type="string" calcext:value-type="string">
            <text:p>Clattering is part of the craft, but honestly, who sees Merkel and her union still in the position to make great demands? The Union has lost the elections and handed over its very own clientele to the Right Wing Party, and Merkel is the chairwoman and was the chief chancellor. If the SPD is really that stupid and raises it back in the saddle, one can only hope that it will reward that well, well in the sense of social policy decisions that the Union has always prevented. As NRW with black and yellow shows deletions in the social are the first steps of the Union.</text:p>
          </table:table-cell>
          <table:table-cell office:value-type="string" calcext:value-type="string">
            <text:p>negative</text:p>
          </table:table-cell>
          <table:table-cell table:number-columns-repeated="1021"/>
        </table:table-row>
        <table:table-row table:style-name="ro40">
          <table:table-cell office:value-type="string" calcext:value-type="string">
            <text:p>... ist sie nicht dumm und auch nicht umgefallen. Es kommt darauf an, was dann im Koalitionsvertrag vereinbart sein wird. Die hypernervöse CSU könnte sich als Hemmschuh erweisen, wenn sie aus Angst vor dem Verlust der absoluten Mehrheit in Bayern die AfD rechts zu überholen versucht. Da könnte die SPD nicht mitmachen. Ohne Seehofer und Merkel wäre die Regierungsbildung sicher erheblich einfacher. Beide kleben an ihren Ämtern wie Mugabe in Simbabwe. Die CDU sollte auch ernsthaft erwägen, sich auf Bayern auszudehnen. Nur so kann sie die permanenten Querschüsse durch die bayerische Regionalpartei beseitigen. So wie es aussieht hat niemand in der Union ein Zukunftskonzept für Klima, demografischen Wandel, Soziale Gerechtigkeit, Digitalisierung, Umbau der Automobilindustrie - und Europa. Da traue ich der SPD und Schulz erheblich mehr zu. Eine Katastrophe wäre es, wenn Marktliberale wie der Showman Lindner in die erste Reihe rückten.</text:p>
          </table:table-cell>
          <table:table-cell office:value-type="string" calcext:value-type="string">
            <text:p>... she was not stupid and did not fall over. It depends on what will then be agreed in the coalition agreement. The hyper-savage CSU could turn out to be an obstacle if they try to overtake the AfD on the right for fear of losing the absolute majority in Bavaria. Since the SPD could not join. Without Seehofer and Merkel, government-building would certainly be much easier. Both cling to their offices like Mugabe in Zimbabwe. The CDU should also seriously consider extending to Bavaria. Only in this way can it eliminate the permanent cross shots by the Bavarian regional party. As it seems, no one in the Union has a future concept for climate, demographic change, social justice, digitization, rebuilding the automotive industry - and Europe. Since I trust the SPD and Schulz significantly more. It would be a catastrophe if market liberals like the Showman Lindner moved into the front row.</text:p>
          </table:table-cell>
          <table:table-cell office:value-type="string" calcext:value-type="string">
            <text:p>negative</text:p>
          </table:table-cell>
          <table:table-cell table:number-columns-repeated="1021"/>
        </table:table-row>
        <table:table-row table:style-name="ro21">
          <table:table-cell office:value-type="string" calcext:value-type="string">
            <text:p>"Völlig richtig. Und genau das hat die SPD-Führung mit dem sofortigen Schritt in die Opposition auch von Anfang an gewollt. Man wollte sich bitten lassen und dann diktieren. In ein paar Tagen wird offensichtlich sein, dass der Martin vom Pudel zum Fuchs mutiert ist: Der Schulz ist schlau und stellt sich dumm, der Lindner macht es andersrum. Ein solches Ding kann nur jemand durchziehen, der an der derzeitigen ÜberGroKo-Regierung nicht beteiligt ist, womit nun auch klar ist, warum ein ""Externer"" SPD-Kanzlerkandidat werden musste. Aus Gabriels Position heraus wäre das nicht möglich gewesen und nun zeigt sich, wie weise es von ihm war, Martin Schulz aus dem Hut zu zaubern."</text:p>
          </table:table-cell>
          <table:table-cell office:value-type="string" calcext:value-type="string">
            <text:p>"Absolutely correct. And that is exactly what the SPD leadership has wanted from the outset with the immediate step into the opposition. One wanted to be asked and then dictate. In a few days it will be obvious that Martin has mutated from poodle to fox: Schulz is clever and pretends to be stupid, the Lindner does it the other way round. Such a thing can only be done by someone who is not involved in the current ÜberGroKo government, which now makes it clear why an ""external"" SPD candidate for chancellorship had to be. Out of Gabriel's position that would not have been possible and now it shows how wise it was for him to conjure Martin Schulz out of his hat."</text:p>
          </table:table-cell>
          <table:table-cell office:value-type="string" calcext:value-type="string">
            <text:p>negative</text:p>
          </table:table-cell>
          <table:table-cell table:number-columns-repeated="1021"/>
        </table:table-row>
        <table:table-row table:style-name="ro33">
          <table:table-cell office:value-type="string" calcext:value-type="string">
            <text:p>Jeder andere präsident hätte halt nix gesagt und dennoch den unterstüzt...Trump ist zu 100% ehrlich und genau sowas verträgt sich überhaupt nicht in der Politik. Abgesehen davon ist man solange unschuldig bis die schuld bewiesen ist! Bei reichen Männern trudelt jedes jahr eine anzeige ein da es in den USA durchaus möglich ist geld zu bekommen. Für uns normal bürger undenkbar aber warum glaubt ihr kommt das alles erst jetzt auf? Zufällig weil geld der demokraten im spiel ist. Anmerkung; klinge vl. Pro Trump aber der typ ist leider struz dumm...ich möchte nur sagen das Anschuldigen nicht so aufgebauscht werden sollten. Ich halte es einfach nicht für zufall bei einer so wichtigen Wahl sowas kommt und nicht vorher. Wenn der typ so ist wie bisher geschrieben wird bezweifle ich das alles so lange her ist das man es nicht beweisen braucht. Da müssten sich in den Jahren sehr viele finden lassen.</text:p>
          </table:table-cell>
          <table:table-cell office:value-type="string" calcext:value-type="string">
            <text:p>Any other president would have said nothing and still supported the ... Trump is 100% honest and that's exactly what is not compatible in politics at all. Apart from that, you are innocent until proven guilty! For rich men, every year an advertisement comes in as it is quite possible to get money in the US. For us normal citizens unthinkable but why do you think this is only now on? Coincidentally, because money is the democrat in the game. Annotation; blade vl. Pro Trump but the guy is unfortunately struz stupid ... I just want to say that the allegation should not be so exaggerated. I just do not think it's a coincidence that making such an important choice comes and not before. If the type is as it is written so far, I doubt it all so long ago that you do not need to prove it. There would have to be many to find in the years.</text:p>
          </table:table-cell>
          <table:table-cell office:value-type="string" calcext:value-type="string">
            <text:p>negative</text:p>
          </table:table-cell>
          <table:table-cell table:number-columns-repeated="1021"/>
        </table:table-row>
        <table:table-row table:style-name="ro50">
          <table:table-cell office:value-type="string" calcext:value-type="string">
            <text:p>der seit fast 15 Jahren hier sein dasein fristet sei darauf hingewiesen, daß die wirtschaftlichen Verflechtungen - dank der EU - zwischen Irland und Nordirland sehr eng sind. Jede Grenze - jede! - wird zu einer Katastrophe werden. Allein die zolltechnische Verarbeitung der Warenströme würde ein Heer von - nicht vorhandenen! - Zöllnern erforden. Nebenbei sind die meisten Warenströme ohnehin kaum kontrollierbar. Etliche Bauenhöfe haben Felder und Weiden, die quer über die Grenze gehen, die Grenze geht durch Dörfer und Häuser. Als Binnengrenze war das verkraftbar. Als Außengrenze der EU nicht. Nordirland ist unter anderem auch deswegen so ein armes Land, weil der Bürgerkrieg den inneririschen Handel zum Erliegen gebracht hat. Die politische Situation ist sehr, sehr gespannt. Das Karfreitagsabkommen regelt, dass Unionisten und Loyalisten gemeinsam regieren. Das ist in etwa so, als hätte man nach der Wende Bündnis 90 und die SED als erzwungene Koalitionsregierung eingesetzt, nur daß der Konflikt in Nordirland so um die 700 Jahre läuft und die 15 Jahre Frieden nur eine etwas längere Feuerpause darstellen. Die DUP torpediert dieses Abkommen dadurch, daß sie nun als Regierungspartei in Westminster sitzt und die Unionisten auflaufen läßt und Nordirland quasi allein aus Westminster regiert. Das ist allein schon böse genug. Die Loyalisten kämpfen gegen jede - auch nur symbolische - Löung Nordirlands vom Königreich und auch gegen eine innerirische Grenze. Das ist zwar schizophren, aber .... Die Unionisten kämpfen ebenfalls gegen eine innerirische Grenze, aber ebenso gegen ein Lösung von der EU. Die Lage ist kritisch und ich persönlich sehe aus der lokalen Perspektive keine mögliche Lösung. Hier wird es bald wieder Konflikte geben. Solange nicht etwas dummes passiert, wird das wohl zunächst politisch bleiben, aber die Lunte brennt und eine Änderung des Status Quo wird die Explosion auslösen. Der einzige Weg zurück wäre wenn das UK den Brexit zurückzieht, oder wenn das UK sich auflösen würde. Alles andere wird hier wieder zum Bürgerkrieg führen. Und der wird auch diesmal nicht in Nordirland bleiben sondern der wird auch diesmal wieder nach England und Irland exportiert werden. Wer in den 1970'ern un 1980'ern schonmal in London war wird die verschweißten Briefkästen und Mülleimer und die Durchsagen verlassenes Gepäck sofort zu melden bestimmt noch kennen.</text:p>
          </table:table-cell>
          <table:table-cell office:value-type="string" calcext:value-type="string">
            <text:p>Having been here almost 15 years ago, it should be noted that the economic links between Ireland and Northern Ireland are very close, thanks to the EU. Every border - every one! - will become a disaster. But the customs technical processing of the flow of goods would be an army of - not existing! - Ask customs officers. Incidentally, most of the flows of goods are barely controllable anyway. Several farms have fields and pastures that cross across the border, the border passes through villages and houses. As an internal border that was manageable. As external border of the EU not. One of the reasons why Northern Ireland is such a poor country is because the civil war has brought intra-Irish trade to a standstill. The political situation is very, very tense. The Good Friday Agreement regulates that unionists and loyalists rule together. It's sort of like having used Alliance 90 and the SED as a coerced coalition government since the fall of communism, except that the conflict in Northern Ireland is about 700 years old and the 15 years of peace are just a bit of a ceasefire. The DUP torpedoes this agreement by now sitting as a ruling party in Westminster, allowing the Unionists to run aground and ruling Northern Ireland almost entirely from Westminster. That alone is bad enough. The Loyalists fight against any - even symbolic - dissolution of Northern Ireland from the kingdom and also against an inner-Irish border. This is schizophrenic, but .... The Unionists are also fighting against an internal border, but also against a solution from the EU. The situation is critical and I personally see no possible solution from the local perspective. There will soon be conflicts again. Unless something stupid happens, it will probably stay political for now, but the fuse will burn and a change in the status quo will trigger the explosion. The only way back would be if the UK withdraws Brexit or if the UK dissolves. Everything else will lead to civil war here again. And he will not stay in Northern Ireland this time, but he will also be exported to England and Ireland. Anyone who was in London in the 1970's and 1980's will certainly be aware of the welded mailboxes and trash cans and the announcements of leaving luggage.</text:p>
          </table:table-cell>
          <table:table-cell office:value-type="string" calcext:value-type="string">
            <text:p>negative</text:p>
          </table:table-cell>
          <table:table-cell table:number-columns-repeated="1021"/>
        </table:table-row>
        <table:table-row table:style-name="ro25">
          <table:table-cell office:value-type="string" calcext:value-type="string">
            <text:p>"Nö, man kann Dummheit und Ignoranz nicht schönreden, Fakt ist, in der heutigen Welt, kann kein kleines Land, auch nicht das ehemalige Empire seine Interessen allein wahren. Die Putins, Trumps und Xis gönnen sich solche Staaten zum Frühstück! Nur die Europäische Union ist die Chance für uns, unsere Eigenständigkeit zu wahren. Wenn dann eine kleine Insel am nördlichen Rand Europas eine Riesendummheit macht, die allen schadet, am meisten aber dem Land selbst, dann habe ich absolut keinen Resepekt vor ""Andersdenkenden"" ....."</text:p>
          </table:table-cell>
          <table:table-cell office:value-type="string" calcext:value-type="string">
            <text:p>"Nope, you can not polite stupidity and ignorance, the fact is, in today's world, no small country, not even the former Empire can save its interests alone. The Putins, Trumps and Xis treat themselves to such states for breakfast! Only the European Union is the opportunity for us to maintain our independence. If then a small island on the northern edge of Europe makes a huge stupidity that harms everyone, but most of all the country itself, then I have absolutely no respect for ""dissenters"" ....."</text:p>
          </table:table-cell>
          <table:table-cell office:value-type="string" calcext:value-type="string">
            <text:p>negative</text:p>
          </table:table-cell>
          <table:table-cell table:number-columns-repeated="1021"/>
        </table:table-row>
        <table:table-row table:style-name="ro12">
          <table:table-cell office:value-type="string" calcext:value-type="string">
            <text:p>Das Problem ist Schulz selber. Er hat im Wahlkampf ganz klar und unmißverständlich festgestellt, dass er nicht als Minister in einer Regierung Merkel zur Verfügung steht. Diese kindische, völlig dumme und überhaupt nicht notwendige Festlegung holt ihn nun ein, in dem er mit seiner Profilneurose eine Regierungsbildung blockiert. Noch deutlicher kann man sich nicht selbst disqualifizieren!</text:p>
          </table:table-cell>
          <table:table-cell office:value-type="string" calcext:value-type="string">
            <text:p>The problem is Schulz himself. During the election campaign he clearly and unequivocally stated that he is not available as a minister in a Merkel government. This childish, completely stupid and not at all necessary determination brings him now, in which he blocked with his profile neurosis a government formation. You can not disqualify yourself even more clearly!</text:p>
          </table:table-cell>
          <table:table-cell office:value-type="string" calcext:value-type="string">
            <text:p>negative</text:p>
          </table:table-cell>
          <table:table-cell table:number-columns-repeated="1021"/>
        </table:table-row>
        <table:table-row table:style-name="ro10">
          <table:table-cell office:value-type="string" calcext:value-type="string">
            <text:p>Diejenigen die hier vehement fordern die SPD sollte sich gefälligst auf eine Groko wie bisher einlassen, da dies ihre Staatspolitische Verantworung wäre, sind wahrscheinlich die Gleichen die der FDP Konsequenz bescheinigen. Soll doch die CDU in einr MInderheitsregierung mal zeigen was sie kann. Neuwahlen kann man dann immer noch machen wenn es gar nicht klappt. Der SPD den schwarzen Peter zuschieben egal was sie macht, ist billig und und dumm.</text:p>
          </table:table-cell>
          <table:table-cell office:value-type="string" calcext:value-type="string">
            <text:p>Those who vehemently demand that the SPD should get involved in a Groko as before, as this would be their political responsibility, are probably the same as the FDP certificate. Should the CDU in a MInderheitsregierung times show what they can. You can still make new elections if it does not work out. No matter what she does to the SPD, she is cheap and stupid.</text:p>
          </table:table-cell>
          <table:table-cell office:value-type="string" calcext:value-type="string">
            <text:p>negative</text:p>
          </table:table-cell>
          <table:table-cell table:number-columns-repeated="1021"/>
        </table:table-row>
        <table:table-row table:style-name="ro29">
          <table:table-cell office:value-type="string" calcext:value-type="string">
            <text:p>Ihr Vorschlag wäre der Untergang der SPD. Wer der SPD alles Schlechte wünscht und diese Partei aus dem politischen Spektrum herauskatapultieren möchte, der wünscht sich eine weitere GroKo. Das wäre der Untergang der SPD den sich viele wünschen aber so dumm kann keine Partei sein, ihren eigenen Untergang zu beschließen. Auch wenn Sie dies befürworten.</text:p>
          </table:table-cell>
          <table:table-cell office:value-type="string" calcext:value-type="string">
            <text:p>Your suggestion would be the downfall of the SPD. Who wants the SPD bad and wants to catapult this party out of the political spectrum, which wishes for another GroKo. That would be the downfall of the SPD many wish but so stupid can not be a party to end their own downfall. Even if you are in favor.</text:p>
          </table:table-cell>
          <table:table-cell office:value-type="string" calcext:value-type="string">
            <text:p>negative</text:p>
          </table:table-cell>
          <table:table-cell table:number-columns-repeated="1021"/>
        </table:table-row>
        <table:table-row table:style-name="ro35">
          <table:table-cell office:value-type="string" calcext:value-type="string">
            <text:p>.....war goldrichtig! Er steht auch keineswegs im Regen, schon gar nicht weil ein paar Spinner innerhalb der Partei was anderes meinen und erst recht nicht,Meilen von außerhalb irgendwelche Leute ebenso dumme wie ungebetene Ratschläge geben. Keine weitere GroKo !</text:p>
          </table:table-cell>
          <table:table-cell office:value-type="string" calcext:value-type="string">
            <text:p>..... was absolutely right! He is not in the rain either, certainly not because a few spinners in the party mean something else and certainly not, miles from the outside, people give as stupid as uninvited advice. No more GroKo!</text:p>
          </table:table-cell>
          <table:table-cell office:value-type="string" calcext:value-type="string">
            <text:p>negative</text:p>
          </table:table-cell>
          <table:table-cell table:number-columns-repeated="1021"/>
        </table:table-row>
        <table:table-row table:style-name="ro19">
          <table:table-cell office:value-type="string" calcext:value-type="string">
            <text:p>"Ich finde die Richtung zwar nicht gut, in die Sie denken. Aber ich freue mich, dass Sie es wagen, die Systemfrage anzusprechen. Ich bin für mehr Demokratie, für weniger Macht, mehr Macht und Verantwortung für das Volk. Ich habe mir schon oft gedacht: ""Jedes Volk bekommt die Politik, die es verdient."" Volksentscheiden stehe ich kritisch gegenüber, da sie zu schnell den ersten Reflexen folgen könnten. Warum also nicht den kompletten Bundestag zur Regierung machen? Ich gehe davon aus, dass die Köpfe dort keine dummen Köpfe sind. Manchmal, wie bei der AfD, stimmt auch einfach nur die Prämisse nicht. Mehrheitswahlrecht könnte genau zu dem führen, dass Rechtspopulisten ab die Regierung kommen. Wie in anderen europäischen Staaten schon geschehen. Ich erwarte von den klügsten Köpfen meines demokratischen Landes nichts anderes, als dass sie lernen, mehrere Ansichten zu einer guten Lösung, bzw. zumindest der bestmöglichen zu vereinen."</text:p>
          </table:table-cell>
          <table:table-cell office:value-type="string" calcext:value-type="string">
            <text:p>"I do not like the direction you think. But I am glad that you dare to address the system question. I am for more democracy, less power, more power and responsibility for the people. I have often thought: ""Every people gets the policy that deserves it."" I am critical of referendums because they might follow the first reflexes too quickly. So why not make the entire Bundestag government? I assume that the heads there are not stupid heads. Sometimes, as with the AfD, just the premise is not true. Majority vote could lead to exactly that right-wing populists come from the government. As already happened in other European countries. I expect nothing more from the brightest minds of my democratic country than that they learn to unite multiple views into a good solution, or at least the best possible one."</text:p>
          </table:table-cell>
          <table:table-cell office:value-type="string" calcext:value-type="string">
            <text:p>negative</text:p>
          </table:table-cell>
          <table:table-cell table:number-columns-repeated="1021"/>
        </table:table-row>
        <table:table-row table:style-name="ro9">
          <table:table-cell office:value-type="string" calcext:value-type="string">
            <text:p>Aber sicher. Mehrheitswahlrecht. Klar doch. Damit endlich mal die Partei die absolute Mehrheit der Parlamentssitze bekommt, die weniger Wählerstimmen als die zweitplatzierte Partei hat. Ist dann viel gerechter und besser als das jetzige System. Sorry, aber Ihr Vorstoß reicht nicht. Auch bei diesem Mehrheitswahlsystem kann es dazu kommen, dass der dumme Wähler nicht so wählt, wie er soll. Noch sicherer und verlässlicher mit dem Ergebnis noch größerer Stabilität und Verlässlichkeit wäre doch ein Wahlsystem, das sich 40 Jahre lang trefflich bewährt hat: Die Sitzverteilung im Parlament wird von den Regierenden bereits vor der Wahl festgelegt, und das Wahlvolk hat dann die Ehre, diesem Wahlvorschlag zuzustimmen. Merkel wird das noch kennen.</text:p>
          </table:table-cell>
          <table:table-cell office:value-type="string" calcext:value-type="string">
            <text:p>Why, surely. Majority voting system. It's clear. So finally the party gets the absolute majority of parliamentary seats, which has fewer votes than the second-placed party. Is then much fairer and better than the current system. Sorry, but your push is not enough. Even with this majority voting system, it can happen that the stupid voter does not choose as he should. Even safer and more reliable, with the result of even greater stability and reliability, would be an electoral system that has proved its worth for 40 years: the distribution of seats in parliament will be decided by the rulers before the elections, and the electorate will then have the honor to vote for them agree. Merkel will know that.</text:p>
          </table:table-cell>
          <table:table-cell office:value-type="string" calcext:value-type="string">
            <text:p>negative</text:p>
          </table:table-cell>
          <table:table-cell table:number-columns-repeated="1021"/>
        </table:table-row>
        <table:table-row table:style-name="ro57">
          <table:table-cell office:value-type="string" calcext:value-type="string">
            <text:p>es wäre noch schöner, wenn nicht so viele dumme Amerikaner dort herumlaufen würden.</text:p>
          </table:table-cell>
          <table:table-cell office:value-type="string" calcext:value-type="string">
            <text:p>it would be even nicer if not so many stupid Americans were running around there.</text:p>
          </table:table-cell>
          <table:table-cell office:value-type="string" calcext:value-type="string">
            <text:p>negative</text:p>
          </table:table-cell>
          <table:table-cell table:number-columns-repeated="1021"/>
        </table:table-row>
        <table:table-row table:style-name="ro10">
          <table:table-cell office:value-type="string" calcext:value-type="string">
            <text:p>"Die Kleriker aller Religionen haben es immer gut verstanden sich das Wohlwollen des Staates zu erhalten und sich den Menschen als moralischen Kompass zu präsentieren was natürlich die permanente Verdummung der Gläubigen einschloss. Solange die Menschen nicht ""aufwachen"" und weiter diesen religiösen Unsinn glauben werden uns diese heuchlerischen Institutionen erhalten bleiben und der Klerus seine Privilegien geniessen."</text:p>
          </table:table-cell>
          <table:table-cell office:value-type="string" calcext:value-type="string">
            <text:p>"The clergy of all religions have always been good at preserving the goodwill of the state and presenting themselves to the people as a moral compass, which naturally included the permanent dumbing down of the faithful. As long as people do not ""wake up"" and continue to believe in this religious nonsense, these hypocritical institutions will be preserved and the clergy will enjoy their privileges."</text:p>
          </table:table-cell>
          <table:table-cell office:value-type="string" calcext:value-type="string">
            <text:p>negative</text:p>
          </table:table-cell>
          <table:table-cell table:number-columns-repeated="1021"/>
        </table:table-row>
        <table:table-row table:style-name="ro18">
          <table:table-cell office:value-type="string" calcext:value-type="string">
            <text:p>und seine Versprechen können verpulvert werden. Die Groko wurde vom Volk abgewählt. Wer das an den Wahlergebnissen nicht erkennt ist einfach nur naiv und dumm. Wenn in beiden Parteien wenigstens grundlegender Personalwechsel stattgefunden hätte, hätte die Groko vielleicht Sinn gemacht. So aber schafft sich die SPD ab. Merkel dankt in vier Jahren ab. Da kann ihr das Wahlergebnis egal sein. Vier weitere Jahre Unzufriedenheit im Volk und die Afd kann in vier Jahren alleine regieren.</text:p>
          </table:table-cell>
          <table:table-cell office:value-type="string" calcext:value-type="string">
            <text:p>and his promises can be put to death. The Groko was voted out by the people. Who does not recognize the election results is just naive and stupid. If there had been at least a fundamental change of personnel in both parties, Groko might have made sense. But this is how the SPD gets rid of itself. Merkel thanks in four years. Since you can not care about the election result. Four more years of dissatisfaction with the people and the Afd can govern alone in four years.</text:p>
          </table:table-cell>
          <table:table-cell office:value-type="string" calcext:value-type="string">
            <text:p>negative</text:p>
          </table:table-cell>
          <table:table-cell table:number-columns-repeated="1021"/>
        </table:table-row>
        <table:table-row table:style-name="ro14">
          <table:table-cell office:value-type="string" calcext:value-type="string">
            <text:p>"der BP einen ""dramatischen""! Appell an die SPD sendet, dann heißt das für mich, was ich schon vor der Wahl geäußert habe, folgendes: Murksel fliegt im Kürze der Deckel mit den ganzen Problemen so etwas von um die Ohren. Monatelang ihr Schlafmodus wegen BTW, dann wochenlang dummes Gequatsche und erschreckende Balkonbilder, dann zwei Wochen, bis die SPD Basis sich äußert, neben dem furchtbaren Schulz... Europa, Flüchtlinge, Rente, hier wird´s noch bunt zugehen. Und Murksel kann`s nicht weiter aussitzen, da es jetzt alles an die Öffentlichkeit kommt,... auch die Verfahren gegen sie. Is ja spannend.... Naja, wir haben ja noch die Vorweihnachtszeit, die schönste Zeit im Jahr, nun noch das Wetter, mit Schnee und so.... Und das ganze Berliner Theater am Kamin mit Tee beobachten... Schöne Stunden und Tage allen Forumteilnehmern"</text:p>
          </table:table-cell>
          <table:table-cell office:value-type="string" calcext:value-type="string">
            <text:p>"the BP a ""dramatic""! Appeal to the SPD sends, then that means for me, what I already expressed before the election, the following: Botchy flies in the near the lid with the whole problems something of the ears. For months, her sleep mode because of BTW, then weeks of stupid chatter and frightening balcony images, then two weeks, until the SPD base is expressed, next to the terrible Schulz ... Europe, refugees, pension, here's going to be colorful. And Botchy can`t wait any longer, because now everything comes to the public, ... also the proceedings against her. Is so exciting .... Well, we still have the pre-Christmas time, the best time of the year, now the weather, with snow and so .... And the whole Berlin theater by the fireplace with tea watching ... Nice hours and days to all forum participants"</text:p>
          </table:table-cell>
          <table:table-cell office:value-type="string" calcext:value-type="string">
            <text:p>negative</text:p>
          </table:table-cell>
          <table:table-cell table:number-columns-repeated="1021"/>
        </table:table-row>
        <table:table-row table:style-name="ro30">
          <table:table-cell office:value-type="string" calcext:value-type="string">
            <text:p>Macht Herr Schulz es alleine also GroKo oder lehnt er diese ab ist er der dumme. Lotet er aus ob es möglich um dann die Basis zu befragen, ist er der dumme. Also was Ihr Gerede.</text:p>
          </table:table-cell>
          <table:table-cell office:value-type="string" calcext:value-type="string">
            <text:p>Does Mr. Schulz alone GroKo or rejects this is he the stupid. Lotet he out if it is possible then to question the base, he is the stupid. So what's your talk.</text:p>
          </table:table-cell>
          <table:table-cell office:value-type="string" calcext:value-type="string">
            <text:p>negative</text:p>
          </table:table-cell>
          <table:table-cell table:number-columns-repeated="1021"/>
        </table:table-row>
        <table:table-row table:style-name="ro35">
          <table:table-cell office:value-type="string" calcext:value-type="string">
            <text:p>aber nur die mitglieder sollen dann diesen entscheid treffen. da bleibt der wahler als der dumme zurueck, der den wahlmpfparolen glauben schenkte. die mitglieder werden natuerlich fuer eine groko stimmen, da wird ihnen schon was schmackhaftes vorgelegt.</text:p>
          </table:table-cell>
          <table:table-cell office:value-type="string" calcext:value-type="string">
            <text:p>but only the members should then make this decision. there the choice remains as the stupid, who believed the Wahlmpfparolen. the members will of course vote for a groko, as they are already presented something tasty.</text:p>
          </table:table-cell>
          <table:table-cell office:value-type="string" calcext:value-type="string">
            <text:p>negative</text:p>
          </table:table-cell>
          <table:table-cell table:number-columns-repeated="1021"/>
        </table:table-row>
        <table:table-row table:style-name="ro27">
          <table:table-cell office:value-type="string" calcext:value-type="string">
            <text:p>"Man muss nur den Teufel an die Wand malen, für wie dumm halten Sie die Leute? Von ""Sozialismus"" reden nur Sie, aber darum geht es längst nicht nicht mehr, sondern um eine soziale Demokratie mit sozialer Marktwirtschaft. Soll ich Ihnen den Unterschied mal erklären? Mache ich gerne, versprochen."</text:p>
          </table:table-cell>
          <table:table-cell office:value-type="string" calcext:value-type="string">
            <text:p>"You just have to paint the devil on the wall, how stupid do you think people are? Only ""you"" talk about ""socialism"", but that's not what it's all about anymore, it's about a social democracy with a social market economy. Should I explain the difference? I like to do that, I promise."</text:p>
          </table:table-cell>
          <table:table-cell office:value-type="string" calcext:value-type="string">
            <text:p>negative</text:p>
          </table:table-cell>
          <table:table-cell table:number-columns-repeated="1021"/>
        </table:table-row>
        <table:table-row table:style-name="ro42">
          <table:table-cell office:value-type="string" calcext:value-type="string">
            <text:p>erstmal ist es schon ein Riesenunterschied zwischen Frau Wagenknecht und irgendein Typ von der AfD. Und dann, Herr Schulz hat sich so installiert, als Schutzschild vor der AfD in der Opposition. Und, schlimm genug wenn die AfD als Erste reden darf, das ist immer provokant und dumm, genau wie die eingeschliffene CSU mit all ihren Krawallmacher und unfähigen Ministern, Verkehr, Agrar usw. Und wenn Frau Merkel ohne das Parlament und alle anderen Mitregierenden, vom Volk will ich gar nicht reden denn das wäre Demokratie, alleine also Entscheidungen fällt die nichts Gutes verheißen weit in die Zukunft, dann hat das mit Demokratie nichts zu tun. zB. demokratisch wäre es gewesen eine Sammelklage gegen VW und andere Schummler zuzulassen. Und, Deutschland brauch auf jeden Fall eine Sozial-Demokratische Regierung, dann hat rechts und links Extrem auch keine Bedeutung, stattdessen gibt es Kapitalismus hoch 3 und Abbau der sozialen Systeme, von Zulassung von legaler Steuerhinterziehung ganz zu schweigen. Ist das für Sie Demokratie ?</text:p>
          </table:table-cell>
          <table:table-cell office:value-type="string" calcext:value-type="string">
            <text:p>first it is already a huge difference between Mrs. Wagenknecht and some guy from the AfD. And then, Mr. Schulz has installed himself as a shield in front of the AFD in opposition. And, bad enough if the AFD is allowed to be the first to speak, that is always provocative and stupid, just like the ground CSU with all their rioters and incompetent ministers, traffic, agriculture, etc. And if Mrs. Merkel without the Parliament and all other co-ruling, from I do not want to talk about people because that would be democracy, so decisions alone will not promise anything good far into the future, then that has nothing to do with democracy. eg. Democratically it would have been a class action against VW and other cheaters to admit. And, in any case, Germany needs a Social Democratic government, then extreme right and left also has no meaning, instead there is capitalism high and degradation of social systems, let alone licensing of legal tax evasion. Is that democracy for you?</text:p>
          </table:table-cell>
          <table:table-cell office:value-type="string" calcext:value-type="string">
            <text:p>negative</text:p>
          </table:table-cell>
          <table:table-cell table:number-columns-repeated="1021"/>
        </table:table-row>
        <table:table-row table:style-name="ro10">
          <table:table-cell office:value-type="string" calcext:value-type="string">
            <text:p>in der Tat ist es das Entsetzen, nämlich das welches Lindner befallen hat als die CSU die Linken umarmt hat. Niemals hat er das erwartet, eher gehofft das er nicht diese Entscheidung fällen muss, dumm gelaufen, oder auch nicht. Schließlich haben sich nun alle äußerst geäußert , weiter bringt uns das dennoch nicht. eine Tragödie diese Feigheit ein klares NEIN zu Merkel zu sagen, stattdessen werden Sie demnächst 15 Minuten Beifall zeugen, die Retterin ihrer Pöstchen.</text:p>
          </table:table-cell>
          <table:table-cell office:value-type="string" calcext:value-type="string">
            <text:p>indeed, it is the horror, which is what Lindner attacked when the CSU embraced the left. He never expected that, rather hoping that he would not have to make that decision, dumb, or not. After all, everyone has spoken out loud, but that does not get us any further. a tragedy to say that cowardice is a clear NO to Merkel, instead you will soon witness 15 minutes of applause, the savior of her little ones.</text:p>
          </table:table-cell>
          <table:table-cell office:value-type="string" calcext:value-type="string">
            <text:p>negative</text:p>
          </table:table-cell>
          <table:table-cell table:number-columns-repeated="1021"/>
        </table:table-row>
        <table:table-row table:style-name="ro19">
          <table:table-cell office:value-type="string" calcext:value-type="string">
            <text:p>Sie wählen doch doch nicht! Wem die SPD nicht links genug ist, wählt die Linke! Und wie Sie behauten können, dass die SPD den Sozialstaat abbaut kann ich auch nicht nachvollziehen? AGENDA2010 hat nämlich unsere Sozialsysteme fit gemacht und zur wirtschaftlichen Erholung beigetragen. Dass die SPD gegen alle Widerstände den Mindestlohn durchgesetzt hat, scheint Ihnen auch entgangen zu sein. Und wenn Sie sich mal die Mühe machen würden, unserer Programm zu lesen......aber lieber kotzen und meckern.....Und nein, wir haben nicht wegen der AGENDA Wähler verloren, sondern weil wir uns dummerweise selbst davon distanziert haben! Begreifen Sie doch endlich, dass Wahlen in der Mitte und nicht am linken Rad gewonnen werden, es recht nicht, wenn es 70 Prozent der Bevölkerung gut und sehr gut geht. In meinem Bekanntenkreis wurde die SPD kritisiert, weil sie tatsächlich mit mehr Gerechtigkeit in den Wahlkampf gezogen ist,, aber Gerechtigkeit interessiert eben kaum jemanden!</text:p>
          </table:table-cell>
          <table:table-cell office:value-type="string" calcext:value-type="string">
            <text:p>You do not vote! If the SPD is not left enough, choose the left! And how can you prove that the SPD is dismantling the welfare state, I can not understand? AGENDA2010 has made our social systems fit and contributed to the economic recovery. That the SPD against all resistance has enforced the minimum wage seems to have escaped you. And if you would take the trouble to read our program ...... but rather puke and complain ..... And no, we have lost not because of the AGENDA voters, but because we stupidly distance ourselves from it to have! Realize that electoral elections are won in the middle and not on the left wheel, but not when 70 percent of the population is doing well and very well. In my circle of acquaintances, the SPD was criticized because it is actually drawn with more justice in the election campaign, but justice hardly interests anyone!</text:p>
          </table:table-cell>
          <table:table-cell office:value-type="string" calcext:value-type="string">
            <text:p>negative</text:p>
          </table:table-cell>
          <table:table-cell table:number-columns-repeated="1021"/>
        </table:table-row>
        <table:table-row table:style-name="ro4">
          <table:table-cell office:value-type="string" calcext:value-type="string">
            <text:p>Personen wachsen bekanntlich in ihr Amt. So war das auch bei Merkel. So dumm kann die SPD doch gar nicht sein, sich bewußt der Möglichkeit zu berauben mit inhaltlichen Maximalforderungen (bis hin zur Forderung mindestens für 2 Jahre den Kanzler zu stellen) in Sondierungsverhandlungen mit der CDU/CSU zu gehen. Dann wäre sie den Schwarzen Peter als Verweigerungspartei los und könnte ihre innere Erneuerung nicht nur mit Worten in der Opposition sondern mit Taten in der Regierung beweisen. Gelänge es nicht, wäre dies der letzte Beweis dafür, dass niemand mehr mit Merkel regieren will.</text:p>
          </table:table-cell>
          <table:table-cell office:value-type="string" calcext:value-type="string">
            <text:p>"People are known to grow into office. That's how it was with Merkel. The SPD can not be so stupid as to consciously deprive itself of the possibility of having maximum content requirements (up to the requirement to put the Chancellor for at least 2 years) in exploratory negotiations with the CDU / CSU. Then she would get rid of the black Peter as a refusal party and her ""inner renewal ?? not just with words in the opposition but with deeds in the government. If it does not succeed, this would be the last proof that nobody wants to govern with Merkel anymore."</text:p>
          </table:table-cell>
          <table:table-cell office:value-type="string" calcext:value-type="string">
            <text:p>negative</text:p>
          </table:table-cell>
          <table:table-cell table:number-columns-repeated="1021"/>
        </table:table-row>
        <table:table-row table:style-name="ro29">
          <table:table-cell office:value-type="string" calcext:value-type="string">
            <text:p>Ich gebe zu, am Anfang war ich gegen Neuwahlen. Wenn ich jetzt aber dieses unwürdige, parteitaktische Gezerre sehe, jetzt mit der Stoßrichtung Neuwahlen unbedingt zu vermeiden, denke ich, es geht vor allem darum den Einfluss der Bürger auf das absolut notwendige Minimum zu begrenzen. Die Leute könnten sonst auf dumme Gedanken kommen.</text:p>
          </table:table-cell>
          <table:table-cell office:value-type="string" calcext:value-type="string">
            <text:p>I admit, in the beginning I was against new elections. But if I now see this unworthy, parteitaktiger Gezerre, now with the thrust to avoid new elections, I think it's all about limiting the influence of the citizens on the absolutely necessary minimum. Otherwise people might come up with stupid thoughts.</text:p>
          </table:table-cell>
          <table:table-cell office:value-type="string" calcext:value-type="string">
            <text:p>negative</text:p>
          </table:table-cell>
          <table:table-cell table:number-columns-repeated="1021"/>
        </table:table-row>
        <table:table-row table:style-name="ro39">
          <table:table-cell office:value-type="string" calcext:value-type="string">
            <text:p>Wenn ich hier in einigen Kommentaren lese (vermutlich von Mitgliedern der Union), es entspreche ja dem Wählerauftrag, eine erneute GroKo zu bilden, kann ich wirklich nur lachen. Die meisten SPD-Wähler wollen dies nicht und erst einmal diesen ist die SPD verpflichtet. Sie kann sich jetzt natürlich dem Willen der Wähler der Union beugen, nur wird dies dazu führen, dass sie bei der nächsten Wahl dann irgendwo bei 10 % liegt und das auch nur, weil ihre ältere Stammwählerschaft sie trotz Frust weiterwählen wird, weil man halt schon immer SPD gewählt hat. Jetzt eine GroKo einzugehen, in der die SPD mit Sicherheit erneut kaum Mitspracherechte haben wird, entspräche politischem Selbstmord, weil es die eigenen Wähler vergrault und keine neuen anziehen wird. Kann man machen, wäre aber denkbar dumm.</text:p>
          </table:table-cell>
          <table:table-cell office:value-type="string" calcext:value-type="string">
            <text:p>If I read here in some comments (presumably by members of the Union), it is indeed the voters' request to form a new GroKo, I can only laugh. Most SPD voters do not want this and once this is the SPD committed. Of course, it can now bow to the will of the Union's voters, but that will mean that it will be somewhere around 10% at the next election, and that's only because their older constituency will continue to vote for them, despite their frustration, because they are always chose SPD. Now to enter into a GroKo, in which the SPD will certainly hardly have any say again, would correspond to political suicide, because it shuns its own voters and will not attract new ones. One can do, but would be very stupid.</text:p>
          </table:table-cell>
          <table:table-cell office:value-type="string" calcext:value-type="string">
            <text:p>negative</text:p>
          </table:table-cell>
          <table:table-cell table:number-columns-repeated="1021"/>
        </table:table-row>
        <table:table-row table:style-name="ro57">
          <table:table-cell office:value-type="string" calcext:value-type="string">
            <text:p>Einmal in 10 Jahren macht SPD was halbwegs richtiges und dann kippt das eventuell. Warum denn? Echt dumm.</text:p>
          </table:table-cell>
          <table:table-cell office:value-type="string" calcext:value-type="string">
            <text:p>Once in 10 years, SPD does something halfway right and then maybe that tips. Why then? Really stupid.</text:p>
          </table:table-cell>
          <table:table-cell office:value-type="string" calcext:value-type="string">
            <text:p>negative</text:p>
          </table:table-cell>
          <table:table-cell table:number-columns-repeated="1021"/>
        </table:table-row>
        <table:table-row table:style-name="ro24">
          <table:table-cell office:value-type="string" calcext:value-type="string">
            <text:p>Sehr gut haben Sie einige Punkte dargelegt. Besonders die Grünen und die anderen wahren Rattenfänger sollten sagen, wie / wer ihre ganz tollen Wahlversprechen bezahlen soll? 30 Mrd (plötzlich 45 Mrd) stehen in den kommenden 4 Jahren zur Verfügung, die Jamaikawünsche betragen über 170 Mrd. Jetzt soll der EU-Haushalt über Steuern von 140 auf 280 Mrd verdoppelt werden. Die vielen Nehmerländer bezahlen das wohl aus der Portokasse ? Es sind sogar die Nettoeinzahler I und F jetzt die neuen Sorgenländer, alle brauchen das tolle Wort Reformen unter denen man eine Art Agenda 2010 in Wahrheit versteht, mit der SPD und Grüne die Steuern der Reichen um 10 Prozent senkten, die Kleinen stark belasteten, nur so wurde D wieder fit, dumm nur, das war der Sargnagel des Euro. Bei den ersten Reförmchen bekommt Macron schon massiven Gegenwind, kommt auf eine tolle Idee, einen EU-Finanzminister mit eigenem Budget, will noch mehr Mrd vom Michel versenken. Alle sollten diese 2 Seiten ganz genau lesen (Pisa-Id... mehrmals), was EU-Kraten wollen und sehr gut nachdenken, wer das hemmen, evtl. verhindern kann. http://www.wiwo.de/politik/europa/hans-werner-sinn-emmanuel-macrons-ideen-sind-gefaehrlich/19819500.html Kolumne von Prof. Hans-Werner Sinn Wer das will muss den Verstand verloren haben. Dann kommt das neue Wettrüsten hinzu, obwohl der Ami schon -zig Mrd mehr ausgibt, als der Russe, dann noch die Mrd der Natopartner hinzu, wer muss sich vor wem bedroht fühlen ? Den Frieden brachte nicht die EU, sondern das etwa Gleichgewicht vom Ami und Russen. Die Waffenlobbyisten leisteten eine tolle Absatzarbeit auf unsere Kosten. Wahlversprechen, sogar der Wohlstand, der auf 2,3 Bill Schulden aufgebaut wurde, ist nur ein Schein-, der muss zu einer Krise, wie vor ca. 100 Jahren führen, dann sind die Verschwender ihre vielen Bill Schulden los und die Masse ihr mühsam Erspartes. Also Abwahl der D-Zerstörer. Das Plakat : D verrecke... sagt doch alles. Die Kinder, Enkel werden eines Tages fragen, was habt ihr uns nur angetan, wie asozial war das, uns diese Unsumme tilgen zu lassen</text:p>
          </table:table-cell>
          <table:table-cell office:value-type="string" calcext:value-type="string">
            <text:p>"Very well, you have set out some points. Especially the Greens and the other true Pied Piper should say, how / who should pay their really great election promises? 30 billion (suddenly 45 billion) will be available in the next 4 years, the Jamaikawünsche amount to over 170 billion Now the EU budget on taxes from 140 to 280 billion will be doubled. The many recipient countries pay well from the petty cash? Even the net contributors I and F are now the new worrying countries, all in need of the great word ""reforms"", which in fact means a kind of Agenda 2010, with which the SPD and the Greens lowered the taxes of the rich by 10 percent, which heavily burdened the small ones, only D became fit again, stupid only, that was the coffin nail of the Euro. Macron already gets a massive headwind in the first few little formulas, comes up with a great idea, an EU finance minister with his own budget, wants to sink even more billions from the Michel. Everyone should read these 2 pages very well (Pisa-Id ... several times), what EU Kraten want and think very well, who can inhibit this, possibly prevent. http://www.wiwo.de/politik/europa/hans-werner-sinn-emmanuel-macrons-ideen-sind-gefaehrlich/19819500.html Column of Prof. Hans-Werner Sinn Who wants that must have lost his mind. Then comes the new arms race, although the Ami spends more than -90 billion more than the Russian, then adds the billion of natu partners, who has to feel threatened by whom? Peace did not bring the EU, but the balance of the Americans and Russians. The gun lobbyists did a great job at our expense. Electoral promises, even the prosperity that was built on 2.3 Bill of debt, is just a sham - that must lead to a crisis, as it did about 100 years ago, then the spendthrifts get rid of their many Bill debts and the bulk of their chores savings. So deselection of the D-destroyer. The poster: D mislead ... says it all. The children, grandchildren, will one day ask, what have you done to us, how antisocial it was to let us do away with this vast amount"</text:p>
          </table:table-cell>
          <table:table-cell office:value-type="string" calcext:value-type="string">
            <text:p>negative</text:p>
          </table:table-cell>
          <table:table-cell table:number-columns-repeated="1021"/>
        </table:table-row>
        <table:table-row table:style-name="ro11">
          <table:table-cell office:value-type="string" calcext:value-type="string">
            <text:p>"Schulz: ""Ich strebe keine große Koalition an, ich strebe auch keine Minderheitsregierung an. Ich strebe auch keine Neuwahlen an"", sagte Schulz. ""Was ich anstrebe: Dass wir die Wege diskutieren, die die besten sind, um das Leben der Menschen jeden Tag ein Stück besser zu machen."" Dies ist doch nur ein dummes leeres Geschwafel. Jetzt will er seinen Schlamassel den Mitgliedern überlassen Auswendig gelernt seine bisherige Begründung ""die GroKo wurde mit 14% abgestraft und habe somit keinen Wählerauftrag mehr"" ist ja eine totale Verdrehung der CDU und SPD haben den eindeutigen Wählerauftrag, nämlich mit 53,5%, eine handlungsfähige Regierung zu bilden und gemeinsam Verantwortung für Deutschland zu übernehmen. Dabei wird Schulz nicht gebraucht. Mit seinen extrem einseitigen Festlegungen hat er nicht nur der SPD geschadet sondern sich auch persönlich disqualifiziert. Schulz persönlich hat das schlechte Wahlergebnis für die SPD alleine zu vertreten. Was will er denn, der 100% Vorsitzende? Es bleibt zu hoffen, dass die Mitglieder beim nächsten SPD-Parteitag die Wertigkeit von Herrn Schulz als Parteiführer etwas Realitätsnäher einordnen werden."</text:p>
          </table:table-cell>
          <table:table-cell office:value-type="string" calcext:value-type="string">
            <text:p>"Schulz: ""I do not aspire to a grand coalition, I do not aspire to a minority government, nor do I aim for new elections,"" Schulz said. ""What I seek: that we discuss the ways that are the best ways to make people's lives a little better every day."" This is just a stupid empty gibberish. Now he wants to leave his mess to the members memorized his previous justification ""the GroKo was punished with 14% and thus have no more voter assignment"" is indeed a total distortion of the CDU and SPD have a clear voter mandate, namely 53.5% To form an effective government and jointly take responsibility for Germany. Schulz is not needed. With his extremely one-sided determinations, he not only harmed the SPD, but also personally disqualified himself. Schulz personally has to represent the bad election result for the SPD alone. What does he want, the 100% chairman? It remains to be hoped that the members at the next SPD party conference will classify Mr. Schulz's value as a party leader a little more realistically."</text:p>
          </table:table-cell>
          <table:table-cell office:value-type="string" calcext:value-type="string">
            <text:p>negative</text:p>
          </table:table-cell>
          <table:table-cell table:number-columns-repeated="1021"/>
        </table:table-row>
        <table:table-row table:style-name="ro39">
          <table:table-cell office:value-type="string" calcext:value-type="string">
            <text:p>Ja wo hat denn die SPD Verantwortung gezeigt und die bürgerlichen Parteien nicht????? Die SPD war anfangs nicht für die Wiedervereinigung. Die SPD hat durch ihre BLockadepolitik unter Lafontaine eine Weiterentwicklung des Sozialsystems erfolgreich verhindert. Ein Weiterso war nämlich nicht zu finanzieren. Aber dies wird ja grundsätzlich von jedem Sozialisten unter den Tisch gekehrt. Wo war denn da die Verantwortung der SPD. Das war Wahltaktik in Reinkultur. Auch die Absage an eine Groko 2 Minuten nach der Wahl ohne Gespräche ist verantwortungslos und reinste Wahltaktik, denn dann kann man wie zu Lafontains Zeiten eine schöne Blockadepolitik betreiben und die Regierung schön dumm aussehen lassen, dazu noch ein bischen linke Hetze und fertig ist das nächste Wahlprogramm.</text:p>
          </table:table-cell>
          <table:table-cell office:value-type="string" calcext:value-type="string">
            <text:p>Yes, where has the SPD shown responsibility and the bourgeois parties not ????? The SPD was not initially for reunification. The SPD has successfully prevented further development of the social system through its BLockadepolitik under Lafontaine. It was impossible to finance a lot further. But this is fundamentally swept under the carpet by every socialist. Where was the responsibility of the SPD? That was election tactics in pure culture. The rejection of a Groko 2 minutes after the election without talks is irresponsible and pure election tactics, because then you can operate as Lafontains times a nice blockade policy and let the government look pretty stupid, plus a little left baiting and ready is the next Election program.</text:p>
          </table:table-cell>
          <table:table-cell office:value-type="string" calcext:value-type="string">
            <text:p>negative</text:p>
          </table:table-cell>
          <table:table-cell table:number-columns-repeated="1021"/>
        </table:table-row>
        <table:table-row table:style-name="ro4">
          <table:table-cell office:value-type="string" calcext:value-type="string">
            <text:p>Oha! SPON will unbeirrt und standfest an der Legende von der grün-schwarzen (man beachte die Reihenfolge) Gutmenschenkoalition festhalten. Somit wird (die AfD kriegt eine kurze Ruhepause und Trump wird mit halbem Druck verachtet) an der moralischen Dolchstoßlegende vom teuflischen Lindner gestrickt. Dieser Schurke! Dieser Schuft! Dumm nur, dass die meisten Bürger inzwischen verblöden, verdummen und sich auf politische Irrwege begeben! Was machen wir nur wenn das Wahlbürgertum (-volk wäre rassistisch) wieder die linken Kräfte abstraft....? Das ist keine Alternative! Dagegen wird publiziert!</text:p>
          </table:table-cell>
          <table:table-cell office:value-type="string" calcext:value-type="string">
            <text:p>Oha! SPON unwaveringly and steadfastly wants to cling to the legend of the green-black (note the order) do-gooder coalition. Thus, (the AfD gets a short rest and Trump is despised with half pressure) is knit at the moral stabbing legend by the devilish Lindner. This rogue! That scoundrel! Stupid only that most citizens are now dumb, dumb and go on political wrong turns! What do we do only if the electorate bourgeoisie (people are racist) again punishes the left forces ....? This is not an alternative! On the other hand is published!</text:p>
          </table:table-cell>
          <table:table-cell office:value-type="string" calcext:value-type="string">
            <text:p>negative</text:p>
          </table:table-cell>
          <table:table-cell table:number-columns-repeated="1021"/>
        </table:table-row>
        <table:table-row table:style-name="ro18">
          <table:table-cell office:value-type="string" calcext:value-type="string">
            <text:p>Nein. Sie waren von Anfang an die Verlierer und das hat sich dank der FDP bestätigt. Die Grünen sind die Partei, die am wenigsten in eine Regierungsverantwortung passen würde, das wussten auch die Vertreter der CDU, CSU und der FDP. Die Forderungen der Grünen waren schlicht und ergreifend unterirdisch und von der logischen Seite betrachtet völlig irrational und dumm. Sie sind und waren einfach zu leicht zu durchschauen, ihre Lügen sind zu offensichtlich.</text:p>
          </table:table-cell>
          <table:table-cell office:value-type="string" calcext:value-type="string">
            <text:p>No. They were the losers from the beginning and that has been confirmed thanks to the FDP. The Greens are the party that would least fit into governmental responsibility, as well as the representatives of the CDU, CSU and the FDP knew. The demands of the Greens were simply subterranean and, from the logical point of view, completely irrational and stupid. They are and were too easy to see through, their lies are too obvious.</text:p>
          </table:table-cell>
          <table:table-cell office:value-type="string" calcext:value-type="string">
            <text:p>negative</text:p>
          </table:table-cell>
          <table:table-cell table:number-columns-repeated="1021"/>
        </table:table-row>
        <table:table-row table:style-name="ro82">
          <table:table-cell office:value-type="string" calcext:value-type="string">
            <text:p>Ich glaube, viele Deutsche, Politiker wie Wähler, und im Besonderen die Kommentatoren in unseren Medien haben die Demokratie und ihre Spielregeln immer noch nicht verstanden oder ignorieren jene aus Kalkül. Was sind politische Parteien? - Nichts anderes als Interessengemeinschaften, die Ziele verfolgen und dafür um die Gunst der Wähler werben. Natürlich wollen diese Parteien politische Verantwortung übernehmen. Dies geschieht jedoch, anders als jetzt von einigen Meinungsmachern suggeriert, nicht nur in der Regierung, sondern auch und gerade in der Opposition. Letztere kann in einem Parlament Gesetze einbringen, über die dann von den Abgeordneten abgestimmt wird - je nach Fraktionsstärke mehr oder weniger erfolgreich. Sie kontrolliert die Regierung, bestimmt in Ausschüssen die Politik mit, vertritt dabei ihre Ansichten und Ziele, muss dann bei den nächsten Wahlen hierfür gerade stehen. Keiner kann oder darf eine Partei in die Regierungsverantwortung zwingen. Mit welchem Recht? Alle Freys und Co. beschwören bewusst einen übersteigerten Pathos herauf, eine Erwartungshaltung, welche die Parteien überhaupt nicht erfüllen können, und halten scheinbar mit ihrem Gerede den Fernsehzuschauer und potenziellen Wähler für naiv und dumm. Aber ist er das auch? Ich habe einer Partei meine Stimme gegeben, weil ich meine Interessen von ihr am ehesten vertreten sehe - in welcher Rolle auch immer. Und wenn eben diese Partei, der ich mein Votum erteilt habe, in die Opposition geht, so habe ich ja das Recht, bei der kommenden Wahl über ihr Handeln und ihre Entscheidungen erneut zu befinden. Andere Länder haben jene Prinzipien der Demokratie längst kapiert. Dort würde kein Bürger einer Partei die selbstgewählte Oppositionsrolle übel nehmen, sondern eher einer solchen bescheinigen, zu den eigenen Überzeugungen zu stehen, diese nicht zu verraten, sich nicht verbiegen zu lassen. Und dabei werden dann halt auch Neuwahlen in Kauf genommen. Nach dem Motto: Wir versuchen es eben noch einmal, verpassen den Regierungsverweigerern entweder einen Denkzettel oder belohnen sie für ihre vermeintliche Prinzipientreue Niemand kann ernsthaft von einer Partei verlangen, dass sie aus staatspolitischer Verantwortung einer Regierungskoalition beitritt und damit in den Abgrund stürzt. Gerade dann nicht, wenn jene Partei für ihre Regierungsarbeit zuletzt vom Wähler keine Anerkennung erhalten hat und sogar regelrecht abgestraft worden ist. All die Kritiker, die SPD, FDP und vielleicht auch den Grünen aus fadenscheinigen Gründen politische Verantwortungslosigkeit vorwerfen, müssen sich fragen lassen, was sie da fordern. Nichts anderes als politischen Selbstmord!</text:p>
          </table:table-cell>
          <table:table-cell office:value-type="string" calcext:value-type="string">
            <text:p>I believe that many Germans, politicians and voters, and in particular the commentators in our media, have still not understood democracy and its rules of the game, or ignore them for reasons of calculation. What are political parties? - Nothing more than interest groups pursuing goals and campaigning for the favor of voters. Of course, these parties want to assume political responsibility. This happens, however, unlike now suggested by some opinion makers, not only in the government, but also and especially in the opposition. The latter can legislate in a parliament, which is then voted on by parliamentarians - more or less successfully, depending on the group size. It controls the government, determines the policy in committees, represents its views and goals, and then has to stand by it in the next elections. No one can or may force a party into governmental responsibility. With what right? All Freys and Co. deliberately conjure an exaggerated pathos, an expectation that the parties can not fulfill at all, and seemingly with their talk the TV viewer and potential voters for naive and stupid. But is he too? I voted for one party because I see my interests best represented by it - in whatever role. And if this very party, to which I have given my vote, goes into opposition, then I have the right to reassert myself in the coming election about its actions and decisions. Other countries have long understood the principles of democracy. There, no citizen of a party would resent the self-imposed opposition role, but rather certify it, to stand by their own convictions, not to betray them, not to be bent. And then it will just take new elections in purchasing. According to the motto: We just try again, either give the government refusers a pamphlet or reward them for their alleged principled loyalty Nobody can seriously demand of a party that she joins a government coalition due to political responsibility and thus plunges into the abyss. Especially not if that party has not received any recognition from the voters for their government work and has even been punished. All the critics who accuse the SPD, FDP and perhaps also the Greens of blatant reasons of political irresponsibility have to ask themselves what they are asking for. Nothing but political suicide!</text:p>
          </table:table-cell>
          <table:table-cell office:value-type="string" calcext:value-type="string">
            <text:p>negative</text:p>
          </table:table-cell>
          <table:table-cell table:number-columns-repeated="1021"/>
        </table:table-row>
        <table:table-row table:style-name="ro30">
          <table:table-cell office:value-type="string" calcext:value-type="string">
            <text:p>die FDP. (Und ich bin kein FDP-Wähler!) Egal ob vernünftig oder Kalkül: Der Ausstieg aus den Verhandlungen ist die verdiente Antwort auf das politische Schmierentheater und Volksverdummung.</text:p>
          </table:table-cell>
          <table:table-cell office:value-type="string" calcext:value-type="string">
            <text:p>the FDP. (And I'm not an FDP voter!) No matter whether reasonable or calculus: The exit from the negotiations is the well-deserved response to the political smear theater and people dulling.</text:p>
          </table:table-cell>
          <table:table-cell office:value-type="string" calcext:value-type="string">
            <text:p>negative</text:p>
          </table:table-cell>
          <table:table-cell table:number-columns-repeated="1021"/>
        </table:table-row>
        <table:table-row table:style-name="ro22">
          <table:table-cell office:value-type="string" calcext:value-type="string">
            <text:p>"Das Ägyptische Militär wird probieren, wirklich alle Beteiligten zu eliminieren, die mit dem Anschlag in Verbindung stehen! Die Wut kann man absolut verstehen, weil echt des Angriffs Skrupelosigkeit, nur übertrumpft wird von der Feigheit, von jenen dummen ""Kriegern Gottes"", deren Ideologie nur bedarf des Spottes... Ob die Waffeneinsätze wirklich Frieden bringen, und die Ausrottung des Terrors ja wird gelingen, durch noch mehr Tod und richtig Blutvergießen, ist von der Logik her, wie mehr gießen, damit das Wasser aufhört zu fließen... Aber hoffentöich wird man dennoch bald oder irgendwann verstehen, eine dauerhafte Lösung des Terrorproblems, wird nur friedlich gehen..."</text:p>
          </table:table-cell>
          <table:table-cell office:value-type="string" calcext:value-type="string">
            <text:p>"The Egyptian military will try to really eliminate all those involved in the attack! The rage can be understood absolutely, because the attack is unscrupulous, only trumped by cowardice, by those stupid ""warriors of God"" whose ideology only needs ridicule ... Whether the use of weapons really bring peace, and the extermination of terror yes will succeed, through even more death and bloodshed, is the logic of how to pour more, so that the water stops flowing ... But hopefully you will understand soon or at some point, a permanent solution to the terrorist problem, will only go peacefully ..."</text:p>
          </table:table-cell>
          <table:table-cell office:value-type="string" calcext:value-type="string">
            <text:p>negative</text:p>
          </table:table-cell>
          <table:table-cell table:number-columns-repeated="1021"/>
        </table:table-row>
        <table:table-row table:style-name="ro29">
          <table:table-cell office:value-type="string" calcext:value-type="string">
            <text:p>Islam ist die friedlichste Religion der Welt! Das glauben Sie doch wohl selblst nicht? Aber mit der Rüstungsindustrie und der Lieferung von Waffen bin ich Ihrer Meinung. Nur hier ist immer die Frage: Wenn wir nicht liefern, liefert Frankreich oder der Russe usw. Die Politiker sind korrupt und werden von der Wirtschaft geleitet, von dem dummen Volk, dem Kleinvieh gewählt.</text:p>
          </table:table-cell>
          <table:table-cell office:value-type="string" calcext:value-type="string">
            <text:p>Islam is the most peaceful religion in the world! Surely you do not believe that? But I agree with the arms industry and the supply of weapons. Only here is always the question: if we do not deliver, deliver France or the Russian, etc. The politicians are corrupt and are run by the economy, chosen by the stupid people, the small cattle.</text:p>
          </table:table-cell>
          <table:table-cell office:value-type="string" calcext:value-type="string">
            <text:p>negative</text:p>
          </table:table-cell>
          <table:table-cell table:number-columns-repeated="1021"/>
        </table:table-row>
        <table:table-row table:style-name="ro16">
          <table:table-cell office:value-type="string" calcext:value-type="string">
            <text:p>sie haben total recht.... Sie haben auch Glueck, dass Ihr Kommentar gesendet wird....... Eagl was wir schreiben.... es wird nicht gesendet.... Frage mich wo da die Freiheit ist etwas zu bemaengeln??? Ettikette da muss man ja nur lachen..... Die Regierenden Parteien halten sich nicht daran....oh oh aber der dumme Buerger muss sich daran halten....</text:p>
          </table:table-cell>
          <table:table-cell office:value-type="string" calcext:value-type="string">
            <text:p>they are totally right .... you are also lucky that your comment is sent ....... Eagl what we write .... it is not sent .... Wonder where the freedom is something too complain ??? Ettikette because you just have to laugh ..... The ruling parties do not stick to it ... oh oh but the stupid citizen must adhere to it ....</text:p>
          </table:table-cell>
          <table:table-cell office:value-type="string" calcext:value-type="string">
            <text:p>negative</text:p>
          </table:table-cell>
          <table:table-cell table:number-columns-repeated="1021"/>
        </table:table-row>
        <table:table-row table:style-name="ro27">
          <table:table-cell office:value-type="string" calcext:value-type="string">
            <text:p>Die SPD hat in den letzten Jahren Fehler über Fehler gemacht, aber so dumm wird Schulz nicht sein, Merkels Kopf zu retten. 4 Jahre Opposition ist eine gute Entscheidung, damit Schulz zurücktreten kann und neue Leute in den Vorstand kommen. Man sollte die Basis fragen, und nicht den seeheimer Kreis.</text:p>
          </table:table-cell>
          <table:table-cell office:value-type="string" calcext:value-type="string">
            <text:p>The SPD has made mistakes over mistakes in recent years, but Schulz will not be that dumb to save Merkel's head. 4 years of opposition is a good decision for Schulz to resign and new people to join the board. One should ask the basis, not the seeheimer circle.</text:p>
          </table:table-cell>
          <table:table-cell office:value-type="string" calcext:value-type="string">
            <text:p>negative</text:p>
          </table:table-cell>
          <table:table-cell table:number-columns-repeated="1021"/>
        </table:table-row>
        <table:table-row table:style-name="ro23">
          <table:table-cell office:value-type="string" calcext:value-type="string">
            <text:p>Was Sie alles wissen. Ich komme mir richtig dumm vor. *verbeug*</text:p>
          </table:table-cell>
          <table:table-cell office:value-type="string" calcext:value-type="string">
            <text:p>What you know everything. I feel really stupid. * A bow *</text:p>
          </table:table-cell>
          <table:table-cell office:value-type="string" calcext:value-type="string">
            <text:p>negative</text:p>
          </table:table-cell>
          <table:table-cell table:number-columns-repeated="1021"/>
        </table:table-row>
        <table:table-row table:style-name="ro56">
          <table:table-cell office:value-type="string" calcext:value-type="string">
            <text:p>"Na hat ja nicht lange gedauert, bis der erste VTler seinen Senf dazu gibt Kurze Antwort: Meer groß und naß, Uboot klein und unter Wasser. Lange Antwort: Bevor man naives dummes Zeug postet, bitte erst mal über die Größenverhältnisse und das Wetter vor Ort schlau machen, sowie sich einmal mit den Kräften vertraut machen, die auf See und insbesondere unter Wasser wirken. Da herrscht gerade (vollkommen normales) Wetter, bei dem Du Dich vermutlich nicht einmal an den Deich stellen würdest, weil es Dich wegwehen würde. 8 m Wellen und Orkanwinde sind keine Umgebung, in der man mal eben ein Gebiet absuchen kann, das die Größe der meisten Bundesländer übersteigt. Sollte das Boot intakt auf dem Meeresboden liegen (der nicht einfach flach ist wie im Schwimmbecken) und Überlebende beherbergt haben, so muß man leider auch mittlerweile davon ausgehen, dass die bisherige Rettungsmission spätestens ab morgen nur noch eine Bergungsmission ist. Selbst wenn das Boot jetzt sofort gefunden würde, sehe ich keine Möglichkeit, wie bei den herrschenden Wetterverhältnissen eine Rettung in Angriff genommen werden könnte, da das Rettungsgerät gar nicht erst zu Wasser gelassen werden könnte. Und den Leuten ging vermutlich spätestens gestern die Luft aus. Selbst wenn infolge besonderer Umstände (weniger Überlebende, mehr Luft) noch etwas Zeit bliebe, das Wetter blockiert aller Wahrscheinlichkeit nach jeden sinnvollen Versuch einer Rettung. Man vergleiche das einmal mit der Kursk, die in moderater Wassertiefe und bei relativ gutem Wetter praktisch sofort lokalisiert war. Selbst wenn Putin damals nicht auch noch Tage verschwendet hätte, um der ""großen"" mutterländischen Marine Gelegenheit zur Blamage zu geben, hätte man schon kaum noch Zeit gehabt, die paar Überlebenden zu retten. Am Schluß blieb dann nur noch die Bergung der Toten durch die Norweger. Ich fürchte, anders wird es hierbei auch nicht laufen. Aber die Hoffnung stirbt bekanntlich zuletzt, deshalb wird man sicher noch einige Tage weiter davon ausgehen, jemanden retten zu können. Aber realistisch ist das dann kaum noch."</text:p>
          </table:table-cell>
          <table:table-cell office:value-type="string" calcext:value-type="string">
            <text:p>"Well, it did not take long for the first VTl to give his mustard. Short answer: Sea big and wet, submarine small and under water. Long answer: Before posting any naïve stupid stuff, first of all you have to be astute about the size and the weather on the ground, as well as familiarize yourself with the forces that work at sea and especially under water. There is (perfectly normal) weather right now, and you probably would not even stand by the dike because it would blow you away. 8 m of waves and hurricane winds are not an environment in which you can just search an area that exceeds the size of most federal states. If the boat is intact on the seabed (which is not just flat as in the pool) and has sheltered survivors, unfortunately, one must now assume that the previous rescue mission at the latest from tomorrow only a salvage mission. Even if the boat was found right now, I do not see any way in which rescue could be tackled, given the prevailing weather conditions, as the rescue equipment could not even be launched. And people probably ran out of breath yesterday at the latest. Even if there is some time left due to special circumstances (fewer survivors, more air), the weather is likely to block any meaningful attempt at salvation. Compare this with the Kursk, which was located almost immediately in moderate depth and relatively good weather. Even if Putin had not wasted a few days in order to give the ""big"" motherland navy an opportunity to be embarrassed, there would hardly be time to save the few survivors. At the end there was only the salvage of the dead by the Norwegians. I'm afraid it will not work the same way. But as you know, hope dies last, so it is safe to assume that you will be able to save someone for a few more days. But that's hardly realistic anymore."</text:p>
          </table:table-cell>
          <table:table-cell office:value-type="string" calcext:value-type="string">
            <text:p>negative</text:p>
          </table:table-cell>
          <table:table-cell table:number-columns-repeated="1021"/>
        </table:table-row>
        <table:table-row table:style-name="ro7">
          <table:table-cell office:value-type="string" calcext:value-type="string">
            <text:p>"Mit diesem Teil Ihrer Aussage (Zitat):""Das geht so weit, dass wenn ein Bundeswehrsoldat öffentlich sagt er würde sein Land verteidigen er als rechtsradikal denunziert wird. Sollte er sogar öffentlich sagen, dass er sein Leben für diesen Staat geben würde, würde man ihn sofort NAZI bezeichnen.."" haben Sie, leider, Recht. Mein Neffe, seit 2015 ""beim Verein"", wenn auch nicht an der Waffe, so doch in der Versorgung / Logistik für IIRC 9 Jahre verpflichtet, kennt diese Pamphlete, Beschimpfungen, Anfeindungen. Mit Uniform geht er schon garnicht mehr aus dem Standort, weil es, so seine Aussage, keine 15 Minuten dauert, bis er halblaut irgendwelche dummen Sprüche hört. Es ist schizophren: Wir wollen in einem sicheren Land leben, was zudem nicht nur sich selbst schützen können muss, sondern auch die Grenzen Europas und andere EU-Staaten, zudem sollen wir helfen, den Weltfrieden zu bringen. Als Dankeschön bekommt man Tritte und Schläge. D kann scheinbar nicht ohne P-C ein normal handelnder und agierender Staat zum Wohle der Menschen sein...."</text:p>
          </table:table-cell>
          <table:table-cell office:value-type="string" calcext:value-type="string">
            <text:p>"With this part of your statement (quote): ""This goes so far that if a Bundeswehr soldier publicly says he defends his country he is denounced as right-wing radical If he even publicly states that he would give his life for that state, one would call him NAZI at once .. ""you have, alas, right. My nephew, since 2015 ""at the club"", if not at the gun, at least committed to the supply / logistics for IIRC 9 years, knows these pamphlets, verbal abuse, hostility. With his uniform, he does not even leave the site because, according to him, it does not take him 15 minutes to hear some stupid sayings. It is schizophrenic: we want to live in a safe country, which not only has to be able to protect itself, but also the borders of Europe and other EU states, and we should also help to bring world peace. As a thank you you get kicks and punches. D can not seem to be a normal acting and acting state for the good of the people without P-C ...."</text:p>
          </table:table-cell>
          <table:table-cell office:value-type="string" calcext:value-type="string">
            <text:p>negative</text:p>
          </table:table-cell>
          <table:table-cell table:number-columns-repeated="1021"/>
        </table:table-row>
        <table:table-row table:style-name="ro12">
          <table:table-cell office:value-type="string" calcext:value-type="string">
            <text:p>Führt bitte endlich wieder den Wehrdienst/Sozialdienst/Ökodienst ein. Für alle. Die gesellschaftliche Orientierung von Frauen und Männern ist zu weit vernachlässigt worden. 12-16 Monate in einem der o. g. Sektoren und der ekelhaft um sich greifende dummdreiste Egozentrismus würde nachhaltig geschwächt. Und die BW hätte endlich wieder mehr als Ausschuss und Rechtsausleger.</text:p>
          </table:table-cell>
          <table:table-cell office:value-type="string" calcext:value-type="string">
            <text:p>Please finally bring back the military service / social service / ecological service. For all. The social orientation of women and men has been neglected too far. 12-16 months in one of the o. G. Sectors and the disgustingly rampant stupid egocentrism would be weakened sustainably. And the BW would finally have more than committee and southpaw.</text:p>
          </table:table-cell>
          <table:table-cell office:value-type="string" calcext:value-type="string">
            <text:p>negative</text:p>
          </table:table-cell>
          <table:table-cell table:number-columns-repeated="1021"/>
        </table:table-row>
        <table:table-row table:style-name="ro33">
          <table:table-cell office:value-type="string" calcext:value-type="string">
            <text:p>Ich hasse diesen Verein.Ich wurde vor langer Zeit hingezwungen,es war eine vollkommen sinnlose Zeitverschwendung organisiert von einer auf Erniedrigung ausgerichteten Truppe von Versagern die im zivilen Leben nichts auf die Beine gebracht hätten.Dazu kommt noch daß mir der Staat auf die Art noch schwerste Knüppel in Sachen Ausbildung zwischen die Beine geworfen hat.Vor der Zeit hieß es von den meisten Lehrherren,wir würden dich ja nehmen: ABER da du noch nicht gedient hast warten wir lieber bis danach da wir sonst im Fall der Einberufung deine Stelle freihalten müssen.Als ich dann mit dem Mist fertig war fiel denen dann ein,ach wir nehmen doch lieber einen frisch von der Schule.Das hat mir Jahre mit miesesten Jobs auf Zeit und wenig Verdienst eingebracht was von dem Staat auch sehr dumm ist,denn so habe ich viel weniger Steuern eingebracht und war oft noch arbeitslos.</text:p>
          </table:table-cell>
          <table:table-cell office:value-type="string" calcext:value-type="string">
            <text:p>I hated this club. I was forced long ago, it was a completely useless waste of time organized by a demeanor troop of failures who did not make a living in civilian life. In addition, the state is the hardest of all for me Before the time it was said by most of the teachers, we would take you yes: BUT since you have not served, we prefer to wait until afterwards because otherwise we have to keep your place clear in the event of convocation. When I was done with the crap then fell to them, oh we prefer to take a fresh from the school. That has brought me years with lousy jobs on time and little merit, which is also very stupid of the state, because I have Much less tax was introduced and was often still unemployed.</text:p>
          </table:table-cell>
          <table:table-cell office:value-type="string" calcext:value-type="string">
            <text:p>negative</text:p>
          </table:table-cell>
          <table:table-cell table:number-columns-repeated="1021"/>
        </table:table-row>
        <table:table-row table:style-name="ro28">
          <table:table-cell office:value-type="string" calcext:value-type="string">
            <text:p>dann lassen Sie uns nicht dumm sterben, was tat er? Für eine Anklage wegen Landesverrat hat es offenbar nicht gereicht.</text:p>
          </table:table-cell>
          <table:table-cell office:value-type="string" calcext:value-type="string">
            <text:p>then do not let us die stupid, what did he do? For a charge for treason, it was apparently not enough.</text:p>
          </table:table-cell>
          <table:table-cell office:value-type="string" calcext:value-type="string">
            <text:p>negative</text:p>
          </table:table-cell>
          <table:table-cell table:number-columns-repeated="1021"/>
        </table:table-row>
        <table:table-row table:style-name="ro39">
          <table:table-cell office:value-type="string" calcext:value-type="string">
            <text:p>auch wenn man mit seinem eigenen Leben wenig anzufangen weiß, und sich deshalb langweilt, sollte man von derartige, von völliger Unwissenheit geprägte Kommentare unterlassen, in denen es um das Leben eines völlig unschuldigen Menschen geht, es ist nichts als abstoßender Zynismus. Der Prozess gegen diesen Arzt, der sich der Heilung verschrieben hatte und vielen Menschen das Leben rettete, hält sowohl von der Form her, noch von seinem materiellen Gehalt einer juristischen Prüfung stand - auch nicht der iranischen! Es war ein Rache- und Schauprozeß, wie man sie heutzutage aus Russland und China kennt, nicht mehr und nicht weniger, eine Schande für ein Kulturland, und eine Schande für jeden, der das durch sein Handeln, Unterlassen oder dumme Sprüche unterstützt!</text:p>
          </table:table-cell>
          <table:table-cell office:value-type="string" calcext:value-type="string">
            <text:p>even if you do not know what to do with your own life, and you are bored, you should refrain from such utterly ignorant comments about the life of a completely innocent person, it is nothing but repugnant cynicism. The trial against this doctor, who had committed himself to healing and saved the lives of many people, is judged by his form and material content, not even the Iranian one! It was a revenge and show trial, as it is now known from Russia and China, no more and no less, a shame for a cultivated land, and a shame for anyone who supports this by his actions, omissions or stupid sayings!</text:p>
          </table:table-cell>
          <table:table-cell office:value-type="string" calcext:value-type="string">
            <text:p>negative</text:p>
          </table:table-cell>
          <table:table-cell table:number-columns-repeated="1021"/>
        </table:table-row>
        <table:table-row table:style-name="ro13">
          <table:table-cell office:value-type="string" calcext:value-type="string">
            <text:p>"Welch eine dumme Antwort, Herr Schulz. Nein selbstverständlich nicht, das kann man nämlich auch höflicher ausdrücken. Z.B. ""Herr Bundespräsident, die SPD steht zu ihrer gerade vor 5 Tagen von mir gegebenen Aussage"" Die SPD steht auch weiterhin nicht für eine Groko zur Verfügung (und zwar aus den und den Gründen..)"" Auch wenn es nicht einmal Steinmeier verstehen will: Es ist nicht die ""patriotische Pflicht""; es ""gebietet nicht die Staatsräson"" und es gibt auch keinen sogenannten Vernunftgrund (für die) der SPD, den Platzhalter für Frau Merkel zu machen und dafür Sorge zu tragen, dass sie weiter ihren Platz wärmen darf. Eine Regierung zusammenbasteln, an der erkennbar von vornherein nichts passt, nur damit das Land überhaupt wieder etwas andere als eine geschäftsführende bekommt? Nein. Wenn sich Frau Merkel weiterhin für unentbehrlich hält, soll sie in einer Minderheitsregierung zeigen, ob und was sie wirklich drauf hat. Erkennbar scheut sie das aber, wie der Teufel das Weihwasser. Im Parlament Mehrheiten, vielleicht sogar noch Überzeugungsarbeit leisten? Um Himmels Willen...... Und die CDU grinst sich bereits einen bei der Aussicht, dass die wackelige SPD doch noch umkippt..... Aber wenn Ihr immer noch nichts dazu gelernt hat, werte Genossen, dann macht ruhig: Dann fragt man in ein paar Jahren ""Sozialdemokratie? Da war doch mal was ....."</text:p>
          </table:table-cell>
          <table:table-cell office:value-type="string" calcext:value-type="string">
            <text:p>"What a stupid answer, Mr. Schulz. No, of course not, you can express that more politely. For example, ""Mr. President, the SPD is to its just 5 days ago from me given statement"" The SPD is still not available for Groko (and for the reasons ..) ""Even if it does not even want to understand Steinmeier: It is not the ""patriotic duty"", it does not ""dictate the raison d'être"" and there is no so-called rational reason (for the SPD) to make the placeholder for Mrs. Merkel and to ensure that she can continue to warm her place To put together a government that clearly does not fit in the first place, just so that the country will get something other than a business executive at all? No. If Ms Merkel continues to be indispensable, she should show in a minority government if and what she really does Recognizable, she shies away, but how the devil the holy water In parliament, majorities, perhaps even make persuasive work? For heaven's sake ...... And the CDU gr You already have a look at the prospect that the wobbly SPD will even tip over ... But if you still have not learned anything, valued companions, then calm down: Then you ask in a few years ""Social Democracy? There was something ....."</text:p>
          </table:table-cell>
          <table:table-cell office:value-type="string" calcext:value-type="string">
            <text:p>negative</text:p>
          </table:table-cell>
          <table:table-cell table:number-columns-repeated="1021"/>
        </table:table-row>
        <table:table-row table:style-name="ro4">
          <table:table-cell office:value-type="string" calcext:value-type="string">
            <text:p>.... analysiert: Wenn Schulz eine GroKo ermöglicht, ist er ein Wendehals. Verweigert er das, nimmt er mit der SPD in einer Krise die staatspolitische Verantwortung nicht wahr! Da gibt es kein Entrinnen, der Mann ist eben für immer ein Versager. Darüber braucht man nicht mehr zu diskutieren. Gehts noch? Gibt es jetzt auch in D nur noch strohdumme Wähler, wie die, die in GB den Brexit fabrizierten und die, die in den USA einen Vollpfosten zum Präsidenten machten? Sieht ganz so aus. Fehlt nur noch, dass Showman Lindner nun von den Medien hochgejubelt wird. Die ersten fabulieren schon bewundernd von seinem Coup.</text:p>
          </table:table-cell>
          <table:table-cell office:value-type="string" calcext:value-type="string">
            <text:p>.... analyzed: If Schulz allows a GroKo, he is a wryneck. If he refuses, he does not accept the political responsibility of the SPD in a crisis! There is no escape, the man is just forever a failure. You do not need to discuss this anymore. Are you crazy? Are there now only dumb voters in D, like those who made Brexit in the UK and those who made a full post president in the US? Looks like it. All that's missing is that Showman Lindner is now being hyped by the media. The first fabulously admire his coup.</text:p>
          </table:table-cell>
          <table:table-cell office:value-type="string" calcext:value-type="string">
            <text:p>negative</text:p>
          </table:table-cell>
          <table:table-cell table:number-columns-repeated="1021"/>
        </table:table-row>
        <table:table-row table:style-name="ro57">
          <table:table-cell office:value-type="string" calcext:value-type="string">
            <text:p>sondern dummerweise (für DE) 0,5%-Punkte Zugewinne; in Summe ziemlich exakt 5%-Punkte zu viele.</text:p>
          </table:table-cell>
          <table:table-cell office:value-type="string" calcext:value-type="string">
            <text:p>but stupidly (for DE) 0.5 percentage points gains; in sum, exactly 5% -points too many.</text:p>
          </table:table-cell>
          <table:table-cell office:value-type="string" calcext:value-type="string">
            <text:p>negative</text:p>
          </table:table-cell>
          <table:table-cell table:number-columns-repeated="1021"/>
        </table:table-row>
        <table:table-row table:style-name="ro19">
          <table:table-cell office:value-type="string" calcext:value-type="string">
            <text:p>... hier wieder die üblichen Stammtischstereotypen: Agenda 2010, SPD als Sündenbock, ... Zum wiederholten Male: Schröder hat mit der Agenda grossen Mut bewiesen. Die Mehrzahl der Wirtschaftskundigen sieht darin den Ursprung für den deutschen Wirtschaftsboom, der seit Jahren anhält. Warum macht nun wohl Macron in Frankreich Ähnliches wie damals Schröder? Und der Sozialstandard in D kann sich weltweit allerbestens sehen lassen. Soweit zu Schröder. Ich kann leider niemanden daran hindern, weiterhin dummes Zeug über die Agenda zu schreiben. Und zur Rolle der SPD jetzt: Nach dem Ende von Jamaika ist sie wieder mal die letzte staatstragende Hoffnung. Die Partei wird dem gerecht werden. Und dann bitte - wählt sie endlich mal und nicht weiter die politisch völlig ideenlose Merkel, die bezeichnender Weise auch in dieser Situation Ihre Bühne nur auf roten Teppichen im Ausland sieht und innenpolitisch noch nicht mal jetzt irgendeine führende Rolle spielt.</text:p>
          </table:table-cell>
          <table:table-cell office:value-type="string" calcext:value-type="string">
            <text:p>... here again the usual Stammtisch stereotypes: Agenda 2010, SPD as a scapegoat, ... Once again: Schröder has shown great courage with the agenda. The majority of business people see this as the source of the German economic boom, which has been going on for years. Why does Macron in France do something similar to Schröder? And the social standard in D can be seen the world over. So much for Schröder. Unfortunately, I can not stop anyone from continuing to write stupid stuff about the agenda. And on the role of the SPD now: After the end of Jamaica, she is once again the last state-supporting hope. The party will do it justice. And then please - she chooses finally and not continue the politically completely uninspired Merkel, which characteristically seen in this situation, your stage only on red carpets abroad and domestic politics does not even play any leading role.</text:p>
          </table:table-cell>
          <table:table-cell office:value-type="string" calcext:value-type="string">
            <text:p>negative</text:p>
          </table:table-cell>
          <table:table-cell table:number-columns-repeated="1021"/>
        </table:table-row>
        <table:table-row table:style-name="ro39">
          <table:table-cell office:value-type="string" calcext:value-type="string">
            <text:p>So ganz dumm ist das aber nicht. Denn bisher haben viele Wirtschaftsexperten darauf hingewiesen, dass der sogenannte Ursprung des Wirtschaftsbooms andere Ursachen hatte, muss man nur mal unter Agenda 2010 suchen, dort allerdings nicht die von Schröder und Anhängern vertretene Poristion. Ich kann ja so schon kaum vertretenm, diese Partei zu wählen, wenn sie nicht endlich innovative und soziale Inhalte angeht. Sie war jetzt jahrzehntelang in der Regierung, was hat sie getan, um die Schere arm-reich wenigstens einzudämmen? Hat sie sich bis jetzt um die sogenannten Abgehängten gekümmert. In einigen Bundesländern wurde wirklich etwas für Bildung und auch soz. Einrichtungen getan, aber das sind eher die Ausnahmen. Und wie ist das mit dem sozialen Wohnungsbau? Und der Infrastruktur?</text:p>
          </table:table-cell>
          <table:table-cell office:value-type="string" calcext:value-type="string">
            <text:p>But that's not very stupid. For so far, many economists have pointed out that the so-called origin of the economic boom had other causes, you have to look only once under Agenda 2010, there, however, not represented by Schröder and supporters Poristion. I can hardly argue for choosing this party if it does not finally address innovative and social content. She was in government for decades now, what did she do to at least contain the scissors poor-rich? Has she taken care of the so-called dependents so far? In some federal states, something has really been done for education and also social institutions, but these are rather the exceptions. And what about social housing? And the infrastructure?</text:p>
          </table:table-cell>
          <table:table-cell office:value-type="string" calcext:value-type="string">
            <text:p>negative</text:p>
          </table:table-cell>
          <table:table-cell table:number-columns-repeated="1021"/>
        </table:table-row>
        <table:table-row table:style-name="ro24">
          <table:table-cell office:value-type="string" calcext:value-type="string">
            <text:p>"Nein, das ist nicht Kisuaheli. Das ist Rentnersprache und bedeutet ""Geiz macht geil und Machtgier macht dumm."" Und statt der Internationalen singen dann wohl nach der Zwangsvereinigung ihrer Organisation mit der Merkelunion die Mitglieder der S(chröder) P(artei) D(eutschlands) auch noch das Lied ""Lieb Vaterland magst ruhig sein!"" und zur Pazifizierung der so bedrohlich reüssierenden neuen nationalen, sozialistischen, deutschen Arbeiterpartei AfD gleich hinterher ""Bomben über Engeland""? Dabei würde doch in Anbetracht der heute immer extremeren Kinder- und Rentnerarmut das Lied der Räuber viel passender sein: Ein freies Leben führen wir, ein Leben voller Wonne Ein freies Leben führen wir, ein Leben voller Wonne Der Wald ist unser Nachtquartier - Bei Sturm und Wind hantieren wir Der Mond ist uns´re Sonne - Der Mond ist uns´re Sonne Heut steigen wir beim Pfaffen ein, bei reichen Töchtern morgen Heut steigen wir beim Pfaffen ein, bei reichen Töchtern morgen Da gibt´s Dukaten, Wein und Bier - Was über ist, das lassen wir Den Lieben Herrgott sorgen - Den Lieben Herrgott sorgen Der Klerus und der Edelmann sind auch von unserem Stande Der Klerus und der Edelmann sind auch von unserem Stande Der Ablaß macht den Pfaffen fett  aus Steuern ist des Königs Bett So ists in jedem Lande  So ists in jedem Lande Und haltet ihr die Hälse hin, fahr'n Klingen an die Kehlen Und sprechen wir den Hexenfluch, verliert ihr Eure Seelen Die Seel' des Pfaff' gehört uns schon - Nun reißt den König von dem Thron Fürwahr so läßt's sich leben - Fürwahr so läßt's sich leben Und haben wir beim Rebensaft die Gurgel uns gebadet Und haben wir beim Rebensaft die Gurgel uns gebadet Da machen wir uns Mut und Kraft - Und mit dem Teufel Bruderschaft, Der in der Hölle bratet - Der in der Hölle bratet. Aber vielleicht hilft ja, wenn die Schröderisten von den hoffentlich verbliebenen Sozialdemokraten unter Abspielen des Liedes ""Grandola, Vila Morena""https://www.youtube.com/watch?v=ChILI0qlTH4 aus der Organisation verjagt werden. Immerhin ist ja die Schröderdiktatur in ihren Wirkungen der Salazardiktatur nicht ganz unähnlich."</text:p>
          </table:table-cell>
          <table:table-cell office:value-type="string" calcext:value-type="string">
            <text:p>"No, that's not Kisuaheli. This is retort language and means ""stinginess makes you horny and power greed makes you stupid."" And instead of the International sing then probably after the forced union of their organization with the Merkel Union, the members of S (chröder) P (artei) D (eutschlands) even the song ""Dear fatherland like quiet!"" and for the pacification of the so threateningly successful new national, socialist, German workers' party AfD afterwards ""bombs over Engeland""? And yet, given the increasingly extreme poverty of children and pensioners today, the song of the robbers would be much more appropriate: we lead a free life, a life full of bliss We lead a free life, a life full of bliss The forest is our overnight accommodation - in stormy weather Wind we handle The moon is our sun - The moon is our sun Today we enter the priest, with rich daughters tomorrow Today we enter the priest, with rich daughters tomorrow There are ducats, wine and beer - What is over, let us take care of the dear Lord - to care for the dear Lord. The clergy and the nobleman are also of our class. The clergy and the nobleman are also of our class. The indulgence makes the priest fat? out of taxes is the king's bed So that's in every country ?? That's how it is in every land And hold out your necks, blow your blades to your throats And if we speak the witch's curse, you lose your souls The soul of 'the Pfaff' is ours already - Now tears the king from the throne of Truth that's how it's going to live - In truth, that's the way to live And have we bathed our gullies at the grape juice And have we bathed our gullies at the grape juice? Then we make courage and strength - And with the devil Brotherhood, Who roasts in hell - The in hell roasts. But maybe it will help if the Schröderists are chased out of the organization by the hopefully remaining Social Democrats playing the song ""Grandola, Vila Morena"" https://www.youtube.com/watch?v=ChILI0qlTH4. After all, the Schröder dictatorship is not entirely unlike the Salazardiktatur in its effects."</text:p>
          </table:table-cell>
          <table:table-cell office:value-type="string" calcext:value-type="string">
            <text:p>negative</text:p>
          </table:table-cell>
          <table:table-cell table:number-columns-repeated="1021"/>
        </table:table-row>
        <table:table-row table:style-name="ro29">
          <table:table-cell office:value-type="string" calcext:value-type="string">
            <text:p>Man hörte und sah so wenig von ihnen in letzter Zeit. Aber wenn sich eine Partei eben dauerhaft modernisiert, müssen natürlich die Alten ran. Immerhin, 20 Prozent hatten sie schon mal im Sack. Ist aber nicht gerade zwingend eine gute Basis für eine souveräne GroKO. Ich glaube allerdings, die SPD ist so dumm und macht aus der Not wieder einen Nagel, aber sie wird es anders nennen. :-)</text:p>
          </table:table-cell>
          <table:table-cell office:value-type="string" calcext:value-type="string">
            <text:p>You heard and saw so few of them lately. But if a party is just permanently modernized, of course, the old must ran. After all, they had 20 percent already in the bag. But is not necessarily a good basis for a sovereign GroKO. However, I think the SPD is so stupid and makes a nail out of necessity again, but she will call it a different one. :-)</text:p>
          </table:table-cell>
          <table:table-cell office:value-type="string" calcext:value-type="string">
            <text:p>negative</text:p>
          </table:table-cell>
          <table:table-cell table:number-columns-repeated="1021"/>
        </table:table-row>
        <table:table-row table:style-name="ro48">
          <table:table-cell office:value-type="string" calcext:value-type="string">
            <text:p>Aber leider haben die Verantwortlichen spätestesten seit dem Brexit panische Angst vor Volkes-Stimme.Wir sind doch alle zu dummum die klompexen Zusammenhänge überhaupt zu verstehen.....</text:p>
          </table:table-cell>
          <table:table-cell office:value-type="string" calcext:value-type="string">
            <text:p>But unfortunately the responsible persons have since latest Brexit panic fear of people's voice. We are all too stupid to even understand the klompexen connections at all .....</text:p>
          </table:table-cell>
          <table:table-cell office:value-type="string" calcext:value-type="string">
            <text:p>negative</text:p>
          </table:table-cell>
          <table:table-cell table:number-columns-repeated="1021"/>
        </table:table-row>
        <table:table-row table:style-name="ro26">
          <table:table-cell office:value-type="string" calcext:value-type="string">
            <text:p>"Es ist nicht ganz von der Hand zu weisen, dass die Entrüstung unserer Verteidigungsministerin (seit Struck und bis auf Widerruf auch für den Hindukusch zuständig) ein wenig sehr nach Aktionismus riecht. So nach dem Motto: ""Schaut mal, jetzt kucken wir ganz genau, was uns frommt, jetzt wird aufgeräumt in der Beschaffung!"" Nur dumm, dass die Familienknifte ein zu vernachlässigender Posten ist, verglichen mit anderen absurden Beschaffungsmaßnahmen, die viel teurer sind und - was noch viel wichtiger ist - gerade erst in Angriff genommen werden. Da wird man das Gefühl nicht los, dass das Sturmgewehr nun taktisch als Nebelkerze dienen soll, wenn's schon nicht unter allen Umständen geradeaus schießt. Allerdings ignoriert H&amp;K zwei Dinge: Erstens ist es für ein Unternehmen, dass sich selbst stets als Traditionsbetrieb verstanden wissen will, schon etwas peinlich, nur das konkret Geforderte zu liefern und dann eine Waffe zu fabrizieren, die den ""Frieden""-Schalter nur hat, damit man nach dem Übungsschießen das Magazin schneller leeren kann. Zweitens ist das Ganze erst in zweiter Linie ein Präzisions-, und in erster Linie ein Material- und Wärmeproblem. Und wenn die Bundeswehr in die Verlegenheit kommen sollte, unsere freiheitlich-demokratische Grundordnung in Gegenden zu verteidigen, in denen besagte Kunststoffteile zumindest tagsüber weich werden, ohne dass auch nur ein Schuss abgefeuert wurde, dürfte sich auch die geforderte Präzision bei Einzelfeuer rasch erledigt haben. Dann geht auch der ach so gefeierte erste Schuss des G36 irgendwo in die Pampa."</text:p>
          </table:table-cell>
          <table:table-cell office:value-type="string" calcext:value-type="string">
            <text:p>"It can not be completely dismissed that the indignation of our Minister of Defense (since Struck and, until further notice, also responsible for the Hindu Kush) smells a little bit of actionism. So after the motto: ""Look, now we look exactly what pious us, now is cleaned up in the procurement!"" Just stupid that the family is a negligible item compared to other absurd procurement, which are much more expensive and - more importantly - are just being tackled. Since you can not shake the feeling that the assault rifle is now tactically to serve as a smoke candle, if it does not shoot straight under all circumstances. However, H &amp; K ignores two things: First, it is a bit embarrassing for a company that always wants to be understood as a traditional operation to deliver only what is specifically required and then fabricate a weapon that only has the ""peace"" switch, so you can empty the magazine faster after the practice shooting. Second, the whole thing is secondarily a precision, and primarily a material and heat problem. And if the Bundeswehr should come to the embarrassment of defending our liberal-democratic order in areas where said plastic parts soften at least during the day without firing a single shot, the required precision in single-fire should have been dealt with quickly. Then the oh so celebrated first shot of the G36 goes somewhere in the Pampa."</text:p>
          </table:table-cell>
          <table:table-cell office:value-type="string" calcext:value-type="string">
            <text:p>negative</text:p>
          </table:table-cell>
          <table:table-cell table:number-columns-repeated="1021"/>
        </table:table-row>
        <table:table-row table:style-name="ro44">
          <table:table-cell office:value-type="string" calcext:value-type="string">
            <text:p>und verstehen von Waffen gar nichts, meinen aber hier dumm kommentiern zu müssen. Jede Waffe wird entsprechend einem Lastenheft konstruiert. Entweder man will eine extrem leichte Waffe, dann leidet zwangsläufig die Standfestigkeit oder man baut eine sehr schwere Waffe, dann kann man den Lauf heiß schießen. Das ist ungefähr so, wie wenn jemand mit einem SuV, z. B. dem RAV 4 für einen gelegentlichen Geländeeinsatz (Forstweg zur Jagdhütte) erwirbt und dann die ganze Zeit damit in der Wüse Gobi damit herumfährt und sich dann beklagt, dass er nicht robust genug ist. In so einem Fall benötigt man die Mercedes G Klasse, die auf der Panzerstraße in Stetten a. k. M. ausgiebig getestet wurde. Ein standfestes Gewehr im Kaliber .223 wiegt mit Optik mindestens 4,00 kg, mit Nachtsichtgerät wird es noch schwerer. Außerdem sind die Außenflächen des .308 Geschosses um ca. 50% größer,als die des .223. Dadurch werden diese beim Dauerfeuer sehr stark belastet. Unsere Soldaten sollen auch nicht herumballern, sondern relativ gezielt schießen. Will man den Gegner niederhalten, braucht man ein MG3 mit einer Kadenz von 1200 Schuss und 3 Wechselläufe. Die dann benötigten Mengen an Munition kann man nicht mehr auf dem Rücken durchs Gelände tragen. Für heiße Regionen würde ich ein Gewehr mit kanneliertem, kurz gehaltenem Bull Barrel Lauf empfehlen, evtl. mit zuschießender Munitionszuführung, so dass sich die Patronen nicht im Patronenlager überhitzen können. In Anlehnung an die Kalaschnikov Patrone 7.62*39 könnte man eine etwas längere 7.62*42 entwickeln.</text:p>
          </table:table-cell>
          <table:table-cell office:value-type="string" calcext:value-type="string">
            <text:p>and understand nothing about weapons, but I have to comment stupid here. Each weapon is constructed according to a specification. Either you want an extremely light weapon, then inevitably suffers the stability or you build a very heavy weapon, then you can shoot the barrel hot. It's like someone with a SUV B. the RAV 4 for an occasional off-road use (forest road to the hunting lodge) acquires and then all the time so in the Wüse Gobi drives around and then complains that he is not robust enough. In such a case you need the Mercedes G class, which is on the Panzerstraße in Stetten a. k. M. was extensively tested. A sturdy rifle in caliber .223 weighs at least 4.00 kg with optics, with night vision it gets even heavier. In addition, the outer surfaces of the .308 projectile are approximately 50% larger than those of the .223. As a result, they are heavily loaded during sustained fire. Our soldiers should not fool around, but shoot relatively targeted. If you want to hold down the opponent, you need a MG3 with a cadence of 1200 rounds and 3 exchanges. The then required amounts of ammunition can no longer be carried on your back through the countryside. For hot regions, I would recommend a rifle with a fluted, briefly held barrel barrel barrel, possibly with a firing ammunition feeder, so that the cartridges can not overheat in the chamber. Based on the Kalashnikov cartridge 7.62 * 39 one could develop a slightly longer 7.62 * 42.</text:p>
          </table:table-cell>
          <table:table-cell office:value-type="string" calcext:value-type="string">
            <text:p>negative</text:p>
          </table:table-cell>
          <table:table-cell table:number-columns-repeated="1021"/>
        </table:table-row>
        <table:table-row table:style-name="ro27">
          <table:table-cell office:value-type="string" calcext:value-type="string">
            <text:p>"Naja, die ""Tiger"" wurden in der damaligen strategischen Analyse eines Panzerkrieges beschafft - dumm war das wohl gar nicht einmal - dumm ist aber, daß man jetzt weder prüft, ob bereits fliegende Modelle umgerüstet werden können, noch verlangt man eine Abänderung bei noch zu liefernden Helikoptern..."</text:p>
          </table:table-cell>
          <table:table-cell office:value-type="string" calcext:value-type="string">
            <text:p>"Well, the ""tigers"" were procured in the then strategic analysis of a tank war - stupid that was not even at all - but it is stupid that one now neither checks whether already flying models can be converted, nor is a modification still required supplying helicopters ..."</text:p>
          </table:table-cell>
          <table:table-cell office:value-type="string" calcext:value-type="string">
            <text:p>negative</text:p>
          </table:table-cell>
          <table:table-cell table:number-columns-repeated="1021"/>
        </table:table-row>
        <table:table-row table:style-name="ro4">
          <table:table-cell office:value-type="string" calcext:value-type="string">
            <text:p>"...wieviel völlig sachkunde- und intelligenzfreies Geschwätz wieder durch die Diskussion wabert! Das G36 wurde vor 20 Jahren mit bestimmten Anforderungen bestellt und so geliefert. Wenn es heute andere, schon fast gegensätzliche Anforderungen gibt, kann man natürlich über eine Neuanschaffung reden. Aber man kann nicht HK oder dem G36 die Schuld geben, wenn es keine zufällig ausgewählten Anforderungen erfüllt, die gar nicht Teil der ursprünglichen Vorgaben waren! Das ist billiges, dummes und vor allem durchsichtiges Geschwätz! ""Politische Agenda"" und nicht sachliche Diskussion."</text:p>
          </table:table-cell>
          <table:table-cell office:value-type="string" calcext:value-type="string">
            <text:p>"... how much completely non-expert and intelligence-free gossip wafts through the discussion again! The G36 was ordered and delivered 20 years ago with specific requirements. If there are other, almost conflicting requirements today, of course you can talk about a new acquisition. But you can not blame HK or the G36 if it does not meet random requirements that were not part of the original specifications! This is cheap, stupid and above all transparent chatter! ""Political Agenda"" and non-factual discussion."</text:p>
          </table:table-cell>
          <table:table-cell office:value-type="string" calcext:value-type="string">
            <text:p>negative</text:p>
          </table:table-cell>
          <table:table-cell table:number-columns-repeated="1021"/>
        </table:table-row>
        <table:table-row table:style-name="ro1">
          <table:table-cell office:value-type="string" calcext:value-type="string">
            <text:p>dummerweise sind die meisten Gegenden der welt noch nicht durch uns zivilisiert worden. Dass man die Russenflinten auch wirklich misshandeln kann und die Dinger dann doch schiessen - ist eben nur den Wilden aufgefallen. Und in AFG feilen die solche Teile aus einem Stück. Und haben es fertig gebracht, dass die zivilisierten Deutschen abrückten ohne mit modernsten Waffen ein vorzeigbares Ergebnis zu erreichen. Ich habe sowohl mit den Russenflinten als auch den westlichen Modellen geschossen (US, FR + D-Land). Alle haben sowohl ihre Vor- als auch ihre Nachteile.</text:p>
          </table:table-cell>
          <table:table-cell office:value-type="string" calcext:value-type="string">
            <text:p>Unfortunately, most parts of the world have not yet been civilized by us. The fact that you can really abuse the Russian shotguns and then shoot those things - has just caught the attention of the savages. And in AFG, those parts work out in one piece. And they managed to get rid of the civilized Germans without achieving a presentable result with the most modern weapons. I shot both with the Russian shotguns and the Western models (US, FR + D-Land). Everyone has both their advantages and disadvantages.</text:p>
          </table:table-cell>
          <table:table-cell office:value-type="string" calcext:value-type="string">
            <text:p>negative</text:p>
          </table:table-cell>
          <table:table-cell table:number-columns-repeated="1021"/>
        </table:table-row>
        <table:table-row table:style-name="ro67">
          <table:table-cell office:value-type="string" calcext:value-type="string">
            <text:p>"Fakt ist : Das G36 ist im kalten Krieg konzipiert und zur Ausrüstung einer 500.000 Personen Armee spezifiziert worden. Zum Zeitpunkt der Einführung bei der BW (1995) war es weltweit konkorrenzlos. Es ist leicht, handlich, leicht zu zerlegen und zusammenzubauen, zuverlässig (wenig Ladehemmungen) mit damals neuartiger 1x/3x ZielOptik. Es war damit allen zeitgenössischen 1990er Produkten im 5,56er Kaliber überlegen (SA80, M16A2, AK74 etc.) H&amp;K hat in seiner Stellungnahme völlig recht : Nicht das Gewehr fkt. nicht nach den ursprünglichen Anforderungen, sondern die Kriegs Anforderungen sind seit 1990 drastisch heute verändert und erfordern schlicht neue Waffenmixes. Sprich : Das 5,56mm Kaliber allein ist überholt, das gute alte 7,62mm wird wieder benötigt ! Tatsache ist auch : In keinem der Gefechte der BW mit dem G36 in Afgh ist ein einziger BW Soldat direkt durch feindliches Gewehrfeuer o.ä. getötet worden ! Der Feind schoß (Betonung liegt auf der Vwergangenhautsform !) bis ca. 2010/12 gern aus erhöhten Lehmhaufenstellungen mehr als 400m von der BW Kolonne entfernt mit alten russischen 7,62mm oder 12,7mmm MG´s, die so treffsicher sind wie meine blinde Oma, aber viel Aufregung und Angst schüren unter BW-Rekruten-Afgh.Newbies.... Das eigentliche Problem war nie das G36 und seine Fähigkeiten sondern der unangepasste Waffenmix der Truppe im Afgh. Gefecht. Seit ca. 2008-12, mit verbreiteter Einführung der Waffensysteme MG4/G28 DMR/""Stellungsfaust"" RGW90 im Einsatztrupp sind deartige Angriffe für Taliban und co. zu einem Selbstmordkommando verkommen, da Ihre Stellungen von MG3/MG4 Schnellfeuer, G28 DMR Zielfeuer und RGW90 Flächenfeuer pulverisiert werden. Die beschränken sich heute auf das was feige Islamisten am besten können : Bomben legen und zünden. Das G36 jedenfalls funktioniert auch bei -40 und +50 Grad im kontrolliertem Einzelfeuer wie Feuerstoß einwandfrei und ist bei den Soldaten allein deshalb schon beliebt, weil es leicht zu warten ist und selten Ladehemmung hat (im Gegensatz zB. zum Standard M16 oder dem britsischen SA80, welches erst mit H&amp;K Hilfe überhaupt tauglich zum Kriegseinsatz wurde !) Ein Portepee-Uffz der Jägertruppe versicherte mir neulich auf einer BW-Veranstaltung, daß er bei normaler kampfentfernung (100-200m) mit seinem G36 A2 jeden Feind unter Deckung (Panzer oder natürlich) zuverlässig auch ohne Dauerfeuer tödlich treffen wird, solange dieser beim Ersttreffer keine extrem schwere Schutzweste trägt (welcher Taliban oder IS Kämpfer hat die ??) Die Aufregung im BMfVg ist somit wie immer in D. hausgemacht : Unfähige Lügner-Berufs-Politiker mit technisch und fachlich Null Ahnung von gar nix (vd Leyen) reagieren wie immer überschnell auf gut launcierte Kommentare von fiesen Beamte in gehobenen Positione in Ihrem eigenen Ministerium (die aber dummerweise auch einer anderen Partei angehören, als sie selbst, und die zudem gern mal ein Bierchen mit Leuten der H&amp;K Hasser oder Konkurrenz Freaktion trinken) So funktioniert eben dämlicher Lobbyismus und die Parteiendiktatur in D."</text:p>
          </table:table-cell>
          <table:table-cell office:value-type="string" calcext:value-type="string">
            <text:p>"Fact: The G36 was designed in the Cold War and specified to equip a 500,000-person army. At the time of its introduction at BW (1995), it was globally free of convergence. It is lightweight, handy, easy to disassemble and assemble, reliable (little stoppage) with then novel 1x / 3x ZielOptik. It was thus superior to all contemporary 1990s products in 5.56 caliber (SA80, M16A2, AK74, etc.) H &amp; K is quite right in his opinion: Not the gun fct. not according to the original requirements, but the war requirements have changed drastically since 1990 today and simply require new arms mixes. Say: The 5.56mm caliber alone is outdated, the good old 7.62mm is needed again! The fact is: In none of the battles of BW with the G36 in Afghanistan is a single BW soldier directly by enemy rifle fire or similar. was killed ! The enemy shot (emphasis is on the Vwergangenhautsform!) Until about 2010/12 like from increased clay heap positions more than 400m from the BW column with old Russian 7.62mm or 12.7mmm MG's, which are as accurate as my blind Grandma, but stir up a lot of excitement and fear among BW recruits-afgh.Newbies .... The real problem was never the G36 and his abilities but the unadapted weapon mix of the troupe in the afgh. Combat. Since about 2008-12, with widespread introduction of the weapon systems MG4 / G28 DMR / ""Position fist"" RGW90 in the Einsatztruppe are such attacks for Taliban and co. degenerate into a suicide squad since your positions are being pulverized by MG3 / MG4 Rapid Fire, G28 DMR Target Fire, and RGW90 Areafire. Today they limit themselves to what cowardly Islamists do best: drop bombs and detonate. In any case, the G36 also works well at -40 and +50 degrees in controlled single fire like burst of fire and is already popular with soldiers because it is easy to maintain and rarely stalls (unlike, for example, the standard M16 or the Britsischen SA80 , which was only with H &amp; K help suitable for war use!) A Portepee Uffz the Jägertruppe assured me the other day at a BW event that he at normal combat distance (100-200m) with his G36 A2 every enemy under cover (tanks or of course ) reliably deadly even without sustained fire, as long as it does not carry an extremely heavy protective vest on the first hit (which Taliban or IS fighters has the ??) The excitement in the BMfVg is therefore as always in D. homemade: incompetent liars professional politician with technical and technically zero idea of ​​nothing at all (vd Leyen) react as always overly fast on well-launced comments from nasty officials in upscale posit ione in your own ministry (but unfortunately also belong to a different party, as they themselves, and also like to drink a beer with people of the H &amp; K haters or competition Freaction) So just dumb lobbying and the party dictators in D."</text:p>
          </table:table-cell>
          <table:table-cell office:value-type="string" calcext:value-type="string">
            <text:p>negative</text:p>
          </table:table-cell>
          <table:table-cell table:number-columns-repeated="1021"/>
        </table:table-row>
        <table:table-row table:style-name="ro39">
          <table:table-cell office:value-type="string" calcext:value-type="string">
            <text:p>Als Nicht-Bayer kann man vieles nicht verstehen, was in Bayern so vorgeht. Man muss Horst Seehofer ob seiner Kantigkeit und seiner Wendungen nicht mögen. Was aber weder Deutschland noch Bayern brauchen, das sind Politiker, deren intellektuelle Grundausstattung eher bescheiden ist. Ich jedenfalls kann einen machtversessenen Markus Söder nicht mehr sehen, der in einer Mischung aus Arroganz und Selbstüberschätzung jedem zu verstehen gibt, dass er für alle Ämter der bessere wäre und sowieso immer alles besser weiß. Und wenn ich dann noch Alexander Dobrindt und Andreas Scheuer sehe frage ich mich, für wie dumm die CSU eigentlich ihre Wähler hält. Von nichts eine Ahnung aber zu allem eine Meinung haben. Es wird Zeit dass dieser Politikertypus dahin kommt, wo er hingehört: aufs politische Abstellgleis.</text:p>
          </table:table-cell>
          <table:table-cell office:value-type="string" calcext:value-type="string">
            <text:p>As a non-Bavarian you can not understand much of what's going on in Bavaria. One must not like Horst Seehofer because of his angularity and his turns. But neither Germany nor Bavaria needs politicians whose basic intellectual resources are modest. In any case, I can no longer see a power-hungry Markus Söder, who in a mixture of arrogance and overconfidence gives everyone to understand that he would be better for all offices and knows everything better anyway. And when I see Alexander Dobrindt and Andreas Scheuer, I wonder how stupid the CSU actually holds its constituents. Not having a clue about anything but having an opinion on everything. It is time that this type of politician comes to where he belongs: on the political siding.</text:p>
          </table:table-cell>
          <table:table-cell office:value-type="string" calcext:value-type="string">
            <text:p>negative</text:p>
          </table:table-cell>
          <table:table-cell table:number-columns-repeated="1021"/>
        </table:table-row>
        <table:table-row table:style-name="ro42">
          <table:table-cell office:value-type="string" calcext:value-type="string">
            <text:p>Das war der Bexit doch von Beginn an: der Ego-Trip einiger Etonians, denen es nicht um die Sache ging, sondern ums Gewinnen - notfalls um jeden Preis. Dass ein Teil der Bevölkerung dumm genug war, sich vor den Karren dieser verwöhnten Jungs spannen zu lassen, gehört zur Sache dazu: So etwas wird es immer und überall geben, und das ist ein schlagender Grund, der gegen die Einführung weitreichender plebiszitärer Elemente spricht. Das Tragische daran ist, dass es ausgerechnet dieser Teil der Bevölkerung sein wird, der die Folgen tragen muss. Wer durch die britische Provinz zieht und mit den Leuten redet, kann die Zweifel an der Richtigkeit des Brexit durchaus hören. Sicher: Es gibt noch immer die Leute, die meinen - oder hoffen -, so schlimm werde es schon nicht werden, denn wir haben ja immer noch das Commonwealth, und besser selbstbestimmt arm als vom fremden Wasserkopf dominiert... Jenseits granitener Verbohrtheit, dies - wie gesagt - werden diese Stimmen nach meinen Eindrücken, die ich in den letzten 12 Monaten auf den Inseln gesammelt habe, aber doch weniger.</text:p>
          </table:table-cell>
          <table:table-cell office:value-type="string" calcext:value-type="string">
            <text:p>That was the Bexit but from the beginning: the Ego-trip of some Etonians, which was not about the matter, but about winning - if necessary at any price. The fact that some of the population was stupid enough to let themselves be pulled over by the carts of these spoiled boys is part of the story: there will always be such a thing and everywhere, and that is a striking reason against the introduction of far-reaching plebiscitary elements. The tragedy of this is that it will be just this part of the population that has to bear the consequences. Anyone who moves through the British province and talks to people can certainly hear the doubts about the correctness of Brexit. Sure, there are still those people who think - or hope - that it will not be that bad, because we still have the Commonwealth, and better self-determined poor, than dominated by the strange hydrocephalus ... beyond granite obscurity, this - as I said - these voices are less, according to my impressions, which I have collected on the islands in the last 12 months.</text:p>
          </table:table-cell>
          <table:table-cell office:value-type="string" calcext:value-type="string">
            <text:p>negative</text:p>
          </table:table-cell>
          <table:table-cell table:number-columns-repeated="1021"/>
        </table:table-row>
        <table:table-row table:style-name="ro9">
          <table:table-cell office:value-type="string" calcext:value-type="string">
            <text:p>"in die Mauer, die ihnen die Kanzlerin vorbereitet. Es wird ihnen wie bis jetzt allen Parteien ergehen, welche sich auf eine Koalition mit Frau Merkel eingelassen haben, sie werden sollte es zur Zusammenarbeit von Union und Grünen kommen in 4 Jahren das gleiche Schicksal erleiden wir vor 4 Jahren die FDP, nämlich die nötigen 5% zum verbleiben im Bundestag zu erreichen. Die SPD ist doch von Frau Merkel genau so vorgeführt worden wie damals die FDP. Hr. Fleischhauer sieht das ganz richtig und Herr Lindner ebenfalls, denn wie dumm müsste dieser sein zu riskieren in 4 Jahren das gleiche Debakel wie 2013 nochmals zu erleben. Die Grünen wollen diese Erfahrung anscheinend unbedingt machen. Gut für sie ""Reisende soll man nicht aufhalten"""</text:p>
          </table:table-cell>
          <table:table-cell office:value-type="string" calcext:value-type="string">
            <text:p>"into the wall the Chancellor prepares for them. It will be them as all parties go so far, which have agreed to a coalition with Mrs Merkel, they should it to the cooperation of the Union and Greens come in 4 years the same fate we suffer 4 years ago the FDP, namely the necessary 5 % to remain in the Bundestag. The SPD has been demonstrated by Mrs. Merkel as well as the FDP. Mr. Fleischhauer sees this quite right and Mr. Lindner also, because how stupid would this risk to be in 4 years to experience the same debacle as in 2013 again. The Greens apparently want to do this experience necessarily. Good for you ""travelers should not be stopped"""</text:p>
          </table:table-cell>
          <table:table-cell office:value-type="string" calcext:value-type="string">
            <text:p>negative</text:p>
          </table:table-cell>
          <table:table-cell table:number-columns-repeated="1021"/>
        </table:table-row>
        <table:table-row table:style-name="ro21">
          <table:table-cell office:value-type="string" calcext:value-type="string">
            <text:p>neben Kommentaren wie dem von Thomas Daum, der dummerweise verkennt, dass nur die Gruenen mit ihrem Input ueberhaupt technologische Innovationen angeschoben haben, (zu Wohle des Technologiestandortes D), waehrend der Rest der Parteien den Schlaf der Softwarebetrueger huetet, finde ich den Artikel selbst so zum Heulen von vorgestern. Statt anzuerkennen, das ueberhapt sowas wie Bewegung, Austausch und Veraendeung zwischen den Lagern moeglich geworden ist, draeut sich da Mainstream-Stalinismus in den Orkus, der auch noch publiziert wird und Verbreitung findet, es ist zum Verzweifeln. Antipolitisch, antidiskursiv, antigesellschaftlich, betonklotzkoepfig.</text:p>
          </table:table-cell>
          <table:table-cell office:value-type="string" calcext:value-type="string">
            <text:p>in addition to comments like Thomas Daum, who stupidly fails to realize that only the Greens have pushed technological innovation with their input (for technology site D), while the rest of the parties harbored software developers' sleep, I find the article itself that way to howl the day before yesterday. Rather than acknowledge that something like movement, exchange and change between the camps has become possible, as mainstream Stalinism in the Orcus, which is still being published and spread, is in despair. Antipolitical, anti-discursive, anti-social, concrete block coep.</text:p>
          </table:table-cell>
          <table:table-cell office:value-type="string" calcext:value-type="string">
            <text:p>negative</text:p>
          </table:table-cell>
          <table:table-cell table:number-columns-repeated="1021"/>
        </table:table-row>
        <table:table-row table:style-name="ro39">
          <table:table-cell office:value-type="string" calcext:value-type="string">
            <text:p>Es ist mal wieder ziemlich langweilig was gerade passiert. Schuldzuweisungen und beleidigte Menschen. Was spricht denn eigentlich gegen eine Minderheitenregierung? ... in einer solchen Regierung wäre endlich mal Bewegung, es würde richtige Diskussionen geben und die Leute müssten im Kopf fit und beweglich sein, weil ja immer Mehrheiten organisiert werden müssen. Und ... by the way ... 20% der Wählerstimmen bei der ganzen Angelegenheit einfach außen vor zu lassen ist nicht gerade das was man demokratisch nennt, oder? Was kann denn passieren? Auch diese Leute müssten dann richtig arbeiten und zeigen das sie auch abliefern können. So sieht man für gewöhnlich sehr schnell ob die wirklich was auf dem Kasten haben oder nur dumm labern ...</text:p>
          </table:table-cell>
          <table:table-cell office:value-type="string" calcext:value-type="string">
            <text:p>It's pretty boring again what's happening right now. Blaming and insulting people. What speaks against a minority government? ... in such a government would finally move, it would give proper discussions and people would have to be fit and agile in the head, because always majorities must be organized. And ... by the way ... 20% of the votes in the whole thing just to let outside is not exactly what you call democratic, right? What can happen? These people would then have to work properly and show that they can deliver. So you usually see very quickly if the really have something on the box or just talk stupid ...</text:p>
          </table:table-cell>
          <table:table-cell office:value-type="string" calcext:value-type="string">
            <text:p>negative</text:p>
          </table:table-cell>
          <table:table-cell table:number-columns-repeated="1021"/>
        </table:table-row>
        <table:table-row table:style-name="ro36">
          <table:table-cell office:value-type="string" calcext:value-type="string">
            <text:p>"Neuwahlen machen nur dann Hoffnung, wenn die alten Holzbirnen entweder verschwinden oder ihren Kurs deutlich ändern. Damit meine ich die Holzbirnen der ""etablierten"" neoliberalen Holzbirnen-Parteien. Wenn die aber immer noch auf dem Standpunkt stehen, ihre Politik sei immer noch ""richtig"", bloß habe man die Wähler nicht genügend ""aufgeklärt"" oder ""überzeugt"" (d.h. nicht geschickt genug für dumm verkauft), dann kann man sich diese Farce sparen. Das einzig Gute daran wäre, dass Frau Petry ihr Direktmandat verlieren würde. Eine Minderheitsregierung würde zu einem feindosierten Rachefeldzug gegen unserer Gut-und-Gerne-Kanzlerin ausarten. Nein, man würde sie nicht sofort absägen, sondern Stück für Stück demontieren... Ich wage die Behauptung, dass so manche Parlamantarier aus den Reihen von SPD, Grünen und FDP das mit größtem Genuss tun würden. Schulz hätte es jetzt - vor (!) eventuellen Neuwahlen - in der Hand, durch klare Kante die Basis für eine neue Mehrheit zu schaffen. Aber er und seinen Seeheimer Kollegen wollen das nicht. Alles, wirklich alles, scheint ihm lieber zu sein als ein Bündnis mit der Linkspartei, denn die würde ihn zwingen, seinen großspurigen Gerechtigkeitsphrasen tatsächlich zu realisieren. Ein schrecklicher Gedanke für diesen rotgetarnten neoliberalen Eurokraten."</text:p>
          </table:table-cell>
          <table:table-cell office:value-type="string" calcext:value-type="string">
            <text:p>"New elections only give hope when the old wooden bulbs either disappear or change their course significantly. By that I mean the wooden bulbs of the ""established"" neoliberal wood bulb parties. But if they still take the view that their policies are still ""right,"" unless voters are sufficiently ""educated"" or ""convinced"" (ie not adept enough to sell stupidly), then you can save that farce , The only good thing about it would be that Mrs. Petry would lose her direct mandate. A minority government would degenerate into a hostile revenge campaign against our good-and-happy chancellor. No, they would not be cut off immediately, but dismantled bit by bit ... I dare to claim that many members of the SPD, Greens and FDP would do so with utmost pleasure. Schulz would now - before (!) Possible new elections - in the hand, by clear edge to create the basis for a new majority. But he and his colleagues from Seeheim do not want that. Everything, really everything, seems to him to be better than an alliance with the Left Party, because that would force him to realize his cocky justice phrases actually. A terrible thought for this red-faced neoliberal eurocrat."</text:p>
          </table:table-cell>
          <table:table-cell office:value-type="string" calcext:value-type="string">
            <text:p>negative</text:p>
          </table:table-cell>
          <table:table-cell table:number-columns-repeated="1021"/>
        </table:table-row>
        <table:table-row table:style-name="ro48">
          <table:table-cell office:value-type="string" calcext:value-type="string">
            <text:p>"nur dumm, das es mit Ehrpussligekit nichts zu tun hat, sondern ein von der Verfassung gedecktes Vorgehen ist. Ich empfehle mal einen VHS-Kursus in Sachen Politik zu belegen. Dann würden Sie sich nicht so blamieren ""müssen""!"</text:p>
          </table:table-cell>
          <table:table-cell office:value-type="string" calcext:value-type="string">
            <text:p>"just stupid that it has nothing to do with Ehrpussligekit, but is a constitution-covered approach. I recommend a VHS course in politics to prove. Then you would not have to ""embarrass"" yourself!"</text:p>
          </table:table-cell>
          <table:table-cell office:value-type="string" calcext:value-type="string">
            <text:p>negative</text:p>
          </table:table-cell>
          <table:table-cell table:number-columns-repeated="1021"/>
        </table:table-row>
        <table:table-row table:style-name="ro3">
          <table:table-cell office:value-type="string" calcext:value-type="string">
            <text:p>"Mann, was sollen diese (sorry) dummen Sprüche? Von ""Arbeiter-und Bauernstaat"" und ""sozialistischen Wegen"" reden Sie, ich nicht. Ich bin Sozialdemokrat und zwar von meiner politischen Grundüberzeugung her, aber nicht fixiert auf eine Partei. Da trenne ich sorgfältig. Als Wähler habe ich der SPD die Stange gehalten, zugegeben manchmal mit Bauchgrimmen, aber dann kam Schröder mit seiner Agenda, dem größten Sozialraubzug der Nachkriegsgeschichte. Auf der anderen Seite Geschenke an die Wirtschaft, wie die Steuerfreiheit von Veräußerungsgewinnen. Sie sehen, ich weiß, was damals lief. Das alles von der SPD (und den Grünen), war nicht zu fassen! Seitdem gehöre ich zu den 10 bis 15%, die der SPD fehlen. Die WASG hatte sich dann ja auch gebildet, aus Leuten, welche die SPD aus Protest verließen und Gewerkschaftern. Lesen Sie mal Wagenknechts ""Reichtum ohne Gier"", wo sie die Quellen des Reichtums und die Mechanismen des vorherrschenden Kapitalismus analysiert und Modelle für eine soziale Marktwirtschaft (natürlich mit privatem Unternehmertum) entwickelt, aber eine, welche die Arttribute ""Markt"" und ""sozial"" wirklich erfüllt. Kann ich zur Weiterbildung wärmstens empfehlen! ""Turbokapitalismus"" ist schon das richtige Stichwort, aber wie soll eine wirksame Gegenwehr zustande kommen, wenn die Linke in sich zerstritten ist, sektiererisch mehr sich selbst bekämpft? Das alte Grundübel der Linken."</text:p>
          </table:table-cell>
          <table:table-cell office:value-type="string" calcext:value-type="string">
            <text:p>"Man, what are these (sorry) stupid sayings? I do not talk about ""workers and peasants"" and ""socialist ways"". I am a Social Democrat and I am based on my political conviction, but I am not fixated on a party. I separate it carefully. As a voter, I kept the SPD on the spear, admittedly sometimes with a gut, but then Schroeder came up with his agenda, the biggest social robbery in post-war history. On the other hand, gifts to the economy, such as the tax exemption of capital gains. You see, I know what was going on then. All of the SPD (and the Greens), was unbelievable! Since then I belong to the 10 to 15% that the SPD lacks. The WASG had then also formed, from people who left the SPD in protest and trade unionists. Read Wagenknecht's Wealth Without Greed, where she analyzes the sources of wealth and the mechanisms of prevailing capitalism and develops models for a social market economy (with private entrepreneurship, of course), but one that uses the attributes ""market"" and ""social"". really fulfilled. Can I highly recommend for further education! ""Turbo capitalism"" is already the right keyword, but how is an effective defense to come about when the left is divided, sectarian fights more against itself? The old basic evil of the left."</text:p>
          </table:table-cell>
          <table:table-cell office:value-type="string" calcext:value-type="string">
            <text:p>negative</text:p>
          </table:table-cell>
          <table:table-cell table:number-columns-repeated="1021"/>
        </table:table-row>
        <table:table-row table:style-name="ro21">
          <table:table-cell office:value-type="string" calcext:value-type="string">
            <text:p>"""Einfach mal die Klappe halten"" ist durchaus angebracht, wenn man von der Materie keine Ahnung hat. Das ist meiner Meinung eine durchaus zulässige Diskriminierung von dummen Menschen. Mit denselbem Hintergrund rechtfertigt SPON seine Forenzensur. Wer beleidigend wird, oder off-topic spricht, kommt eben nicht durch. Wenn man das nicht will, dann bitte gar keine Zensur. Dann muss man halt den 80% Unsinn ertragen, der dann offensichtlich wird. Wer wissen möchte, was das heisst, soll sich die Kommentare bei z.B. web.de anschauen. Wer das im wissenschaftlichen Bereich vergleichen will, soll sich arXiv.org und viXra.org anschauen. Das ist sehr erhellend."</text:p>
          </table:table-cell>
          <table:table-cell office:value-type="string" calcext:value-type="string">
            <text:p>"""Just shut up"" is quite appropriate if you have no idea of ​​the matter. In my opinion, that is a perfectly permissible discrimination against stupid people. SPON justifies his forum censorship with the same background. Anyone who becomes insulting or speaks off-topic will simply not succeed. If you do not want that, then do not ask for censorship. Then you just have to endure the 80% nonsense, which then becomes obvious. If you want to know what that means, the comments should be at watch web.de. If you want to compare this in the scientific field, you should look at arXiv.org and viXra.org. That is very enlightening."</text:p>
          </table:table-cell>
          <table:table-cell office:value-type="string" calcext:value-type="string">
            <text:p>negative</text:p>
          </table:table-cell>
          <table:table-cell table:number-columns-repeated="1021"/>
        </table:table-row>
        <table:table-row table:style-name="ro33">
          <table:table-cell office:value-type="string" calcext:value-type="string">
            <text:p>wie sich einige User an der richtigen Meinung von Jan Fleischauer abarbeiten, aber keine richtigen Argumente finden. Nach ihren Meinungen hat er beim Spiegel nichts zu suchen und auch nicht bei anderen Verlagen, am besten Berufsverbot. Kenne ich aus meiner DDR Zeit. Als ehemaligen Linker waren für mich Konservative abstoßend. Aber mit den Flüchtlingsansturm und den Lügen und Falschinformationen der Mainstreammedien hat sich dies permanent geändert. Wir sahen nur arme Flüchtlingsfamilien im Fernsehen. Aber 400 Meter von meinen Haus, waren nur junge Männer und viele nicht aus Syrien untergebracht. Sie haben die teuersten Klamotten und Handys. Von den Sammlungen der DRK Kleiderkammer haben sie sich nicht bedient. Nun ist mir bewusst geworden, wie wir verdummt werden. Die Beiträge von J. Fleischauer bauen ein richtig auf und das Kreischen sein Kritiker bereitet einen richtig Freude.</text:p>
          </table:table-cell>
          <table:table-cell office:value-type="string" calcext:value-type="string">
            <text:p>How some users work on the correct opinion of Jan Fleischauer, but find no right arguments. According to their opinions, he has to look for the mirror and not with other publishers, the best professional ban. I know time from my GDR. As a former leftist, conservatives were repugnant to me. But with the influx of refugees and the lies and misinformation of the mainstream media, this has changed constantly. We only saw poor refugee families on TV. But 400 meters from my house, only young men and many were not from Syria. They have the most expensive clothes and cell phones. They did not use the collections of the DRK clothing store. Now I have become aware of how we are dumbed down. The contributions of J. Fleischauer build a right and the screeching his critic is a real pleasure.</text:p>
          </table:table-cell>
          <table:table-cell office:value-type="string" calcext:value-type="string">
            <text:p>negative</text:p>
          </table:table-cell>
          <table:table-cell table:number-columns-repeated="1021"/>
        </table:table-row>
        <table:table-row table:style-name="ro17">
          <table:table-cell office:value-type="string" calcext:value-type="string">
            <text:p>Die SPD stand bisher in einer guten Position. Und es war richtig die Koalition zwischen CDU/CSU und SPD zum Ausgang der Wahl aufzukündigen. Ungeachtet dessen und in Folge des Scheitern der avancierten Jamaikakoalition darf die SPD sich nun nicht sinnlos verankern und sollte das Zepter der politischen Verantwortung berühren. Dem Grundgesetz folgend sind Neuwahlen nur unter genau definierten Bedingungen möglich. Ob die Neuwahlen eben zu einer anderen Ergebnis führen ist sehr zweifelhaft. Eher würden Neuwahlen die AFD stärken. Die Teilnehmer des Seehoferkreises sind keine dummen Menschen und verstehen sehr genau, wie in den politischen Prozess eingegriffen werden kann. Stünde ich an der Stelle eines Martin Schulz, wäre ich bereit das Zepter der Politik in die Hand zu nehmen. Um jedoch der Kanzlerin Frau Merkel nicht alle Optionen des Sieges zu übergeben, sehe ich in den Grünen einen Partner um ein gewisses Gleichgewicht herzustellen. Die Grünen waren in den vergangenen Gesprächen bereit Kompromisse einzugehen und genau dort würde ich die Messlatte ansetzen. Politisches kühles taktisches Kalkül. In dieser Konstellation ist die Kanzlerin gezwungen sich mit mehreren Koalitionspartnern auseinander zu setzen. Marthin Schulz muss sich dahingehend in der politischen Ausrichtung ändern, dass die internen Interessen der deutschen Bevölkerung mehr ins Visier geraten. Nicht immer Europa in den Vordergrund schieben. Dieser Aspekt darf nicht aus den Augen verloren werden, jedoch wäre diese Regierung stabiler als eine Jamaikakoalition. Wenn die CDU/CSU zu hart regiert, kann die Koalition auch aufgelöst werden und Merkel wird alleine regieren müssen. Das möchte sie unter keinen Umständen, so dass sie zwangsläufig kompromissfähiger wird. Mal beiläufig für die Bergbauarbeiter angemerkt. Kubicki gab ihnen die Hand mit falschen Absichten. Ihm ging es um die Interessen der Inhaber dieser Kohlewerke, nicht jedoch um den einzelnen Mitarbeiter. Die FDP vertritt eine liberale Politik, wo der Markt den Wettbewerb bestimmt, nicht aber die gesamtgesellschaftlichen Erfordernisse einer gesunden Umwelt für alle. Und die Grünen scheinen begriffen zu haben, dass CO²-Reduzierung nicht auf einmal geschehen kann, sondern es sich um einen zeitlichen Prozess handelt, der seine Vorbereitung bedarf. In dieser Konstellation kontrollieren sich die Koalitionäre und sind gezwungen endlich mal Politik zu betreiben. Und wenn die vielen Politiker nicht immer so neben den Problemen daherreden würden, sondern eben wie Schulz mal deutlich sagen, dass Kapital verpflichtet, kommen wir bestimmt ein wenig voran und unterwerfen uns nicht den Strategien des Sozialstaatsabbau beginnend in den achtziger Jahren. Die SPD sollte einfach mal tiefgründiger Nachdenken. Deutschland spielt eine wesentliche Rolle in Europa und der Welt. Nach den Wahlen verstand ich die Entscheidung der SPD. Jetzt befinden wir uns in einer anderen Situation. Und diese muss geprüft und analysiert werden und nicht weil Herr Schulz und andere Genossen sich deswegen verraten. Betreibt eine Politik im Interesse Deutschlands und die FDP ist nicht gezwungen falsch zu regieren.</text:p>
          </table:table-cell>
          <table:table-cell office:value-type="string" calcext:value-type="string">
            <text:p>The SPD has been in a good position so far. And it was right to terminate the coalition between CDU / CSU and SPD to the outcome of the election. Regardless of this, and as a result of the failure of the advanced Jamaican coalition, the SPD should not anchor itself senselessly and should touch the scepter of political responsibility. According to the Basic Law, new elections are only possible under precisely defined conditions. Whether the new elections lead to another result is very doubtful. Rather, new elections would strengthen the AFD. The participants of the Seehoferkreis are not stupid people and understand very well how to intervene in the political process. If I stood in the place of a Martin Schulz, I would be ready to take the scepter of politics in the hand. However, in order not to give Chancellor Merkel all the options of victory, I see a partner in the Greens in order to establish a certain balance. The Greens were willing to compromise in past talks and that's where I set the bar. Political cool tactical calculus. In this constellation, the Chancellor is forced to deal with several coalition partners. Marthin Schulz has to change his political orientation so that the internal interests of the German population are more targeted. Do not always push Europe into the foreground. This aspect must not be lost sight of, but this government would be more stable than a Jamaican coalition. If the CDU / CSU governs too hard, the coalition can also be dissolved and Merkel will have to govern alone. Under no circumstances does she want that, so she inevitably becomes more capable of compromise. Occasionally noted for the miners. Kubicki shook hands with them with false intentions. He was concerned with the interests of the owners of these coal works, not with the individual employee. The FDP represents a liberal policy, where the market determines competition, but not the societal requirements of a healthy environment for all. And the Greens seem to have realized that CO² reduction can not happen all at once, but it is a temporal process that requires its preparation. In this constellation, the coalitioners control themselves and are finally forced to operate politics. And if the many politicians would not always talk so along with the problems, but just as Schulz times clearly say that ?? capital committed ?, we will certainly be a bit ahead and do not submit to the strategies of welfare state dismantling beginning in the eighties. The SPD should simply deep thought. Germany plays an essential role in Europe and the world. After the elections I understood the decision of the SPD. Now we are in a different situation. And this has to be checked and analyzed and not because Mr. Schulz and other comrades betray themselves about it. Does a policy in the interest of Germany and the FDP is not forced to reign ?.</text:p>
          </table:table-cell>
          <table:table-cell office:value-type="string" calcext:value-type="string">
            <text:p>negative</text:p>
          </table:table-cell>
          <table:table-cell table:number-columns-repeated="1021"/>
        </table:table-row>
        <table:table-row table:style-name="ro12">
          <table:table-cell office:value-type="string" calcext:value-type="string">
            <text:p>"dass das ein ureigenes Anliegen der CSU war. Ausgangspunkt die österreichische Konkurrenz vor der Haustür. Das ""dumme"" für die FDP war, dass die Mövenpickmanager keine Kontoverbindung zur CSU ausfindig machen konnten. Oder Seehofer gar die Gemeinheit besaß, der die FDP damals gerade auch in Bayern als Koalitionspartner benötigte, sie in ein 2-3-jährig offenes Messer laufen zu lassen."</text:p>
          </table:table-cell>
          <table:table-cell office:value-type="string" calcext:value-type="string">
            <text:p>"that was a matter of concern for the CSU. Starting point the Austrian competition on the doorstep. The ""stupid"" for the FDP was that the Mövenpickmanager could not find any account connection to the CSU. Or Seehofer even possessed the vulgarity that needed the FDP then just in Bavaria as a coalition partner to let them run into a 2-3 year old open knife."</text:p>
          </table:table-cell>
          <table:table-cell office:value-type="string" calcext:value-type="string">
            <text:p>negative</text:p>
          </table:table-cell>
          <table:table-cell table:number-columns-repeated="1021"/>
        </table:table-row>
        <table:table-row table:style-name="ro13">
          <table:table-cell office:value-type="string" calcext:value-type="string">
            <text:p>Es gibt im Grunde nicht viel zu klagen, es geht uns schließlich ganz gut, der Wirtschaft auch. Also was ists? Nehmen wir z.B. die Alternativlosigkeit. Die hats in der Politik nie gegeben, siehe Lindner. Der Widerspruch gegen diese Sottise bricht sich bahn. Warum der aber derart primitiv teilweise ausartet, mögen Andere klären Fakt ist jedenfalls, daß so Ktitik, die ja demokratietypisch ist, abgewürgt wird Man könnte auch sagen, daß vom Volk eine gewisse Schafsdummdeit erwünscht ist. Zu sehen am freien Fernsehen und seinen Programmen. Von RTL, Sat 1 oder Pro 7 z.B., bestenfalls noch stupide x.te Wiederholung alter US-Serien, der Flachsinn blüht.Das trägt z.B. zur Medienverdrossenheit bei. Dem Wähler wird das Denken abgewöhnt. Leider kommt bei dem folgenden Protest das erzielte Ergebnis raus samt einer Pervertierung alter Werte und einer Übersteigerung der individuellen Meinung, die Kompromisse ausschließt. Im Grunde ist doch das, was insbesondere Journalisten verlangt haben, nämlich politische Vielfalt und Streit, inzwischen erreicht, und zwar dergestalt, daß ein regieren inzwischen auch nicht mehr möglich ist, weil der erforderliche Kompromißwillen abhanden gekommen ist. So ists durchaus möglich, daß die Menschen sich bald wieder nach der Ruhe der Alternativlosigkei sehnen. Fazit: Die Vielfalt wird derzeit mißverstanden, seit Luther gilt: Freiheit nur in der Ordnung!</text:p>
          </table:table-cell>
          <table:table-cell office:value-type="string" calcext:value-type="string">
            <text:p>Basically, there is not much to complain about, we are doing quite well, the economy too. So what is it? Take, for example, the lack of alternatives. The hats never existed in politics, see Lindner. The opposition to this Sottise breaks down. Others may clarify why, however, they are so primitive in part. The fact is that such politics, which are typical of democracy, are being strangled. One could also say that the people want a certain amount of sheep's foolishness. To be seen on the free television and its programs. For example, from RTL, Sat 1 or Pro 7, at best stupid x.te repetition of old US series, the flatness blooms. to media disaffection. The voter is thrown off thinking. Unfortunately, in the following protest, the result comes out with a perverting of old values ​​and an exaggeration of the individual opinion, which excludes compromises. After all, what journalists have demanded in the meantime, namely political diversity and strife, has meanwhile reached such a degree that governing is now no longer possible because the necessary will to compromise has been lost. So it is quite possible that people soon long again for the peace of Alternativlosigkei. Conclusion: Diversity is currently misunderstood, since Luther applies: Freedom only in order!</text:p>
          </table:table-cell>
          <table:table-cell office:value-type="string" calcext:value-type="string">
            <text:p>negative</text:p>
          </table:table-cell>
          <table:table-cell table:number-columns-repeated="1021"/>
        </table:table-row>
        <table:table-row table:style-name="ro5">
          <table:table-cell office:value-type="string" calcext:value-type="string">
            <text:p>ich kann nur meinen Kopf schütteln, wenn ich einige Forenbeiträge hier durchlese. Lesen diese Leser den Artikel überhaupt durch, bevor sie ihre makaberen Bemerkungen schreiben? Einen angeschossenen Flüchtling zurückschicken? Kritik auf die Verletzung des Waffenstillstandsabkommens von 1953 ist eine Kriegstreiberei? Manche Leser sollten sich erst einmal mehr über die Zustände in Nordkorea informieren, bevor sie dummen Kommentare abschicken! Zur Ergänzung des Artikels: Der zuständige Arzt, der den geflüchteten Soldaten operiert hatte, meinte, dass er Parasiten in solcher Größe und in so hoher Anzahl in seiner langen Berufsleben nicht gesehen hätte. Auch Südkoreaner hatten nach dem Koreakrieg viele mit diesen Parasiten zu leben, weil sie ungekochtes Lebensmittel zu sich genommen hatten. Seit 1970er wurden diese jedoch durch landesweite Kampagne (Medikation in den Schulen) die Parasiten ausgemerzt. Obwohl in Nordkorea die Soldaten im Vergleich zum Rest der Bevölkerung gut versorgt sind, essen offensichtlich rohen Mais (häufige Parasitenquelle). Als der Soldat nach zweimaliger OP sein Bewußtsein wiedererlangte, fragte er, ob er wirklich in Südkorea sei und wollte als Erstes Musik aus dem Süden hören. Er hat noch eine dritte Operation vor sich.</text:p>
          </table:table-cell>
          <table:table-cell office:value-type="string" calcext:value-type="string">
            <text:p>I can only shake my head when I read through some forum posts here. Do these readers read the article before they write their macabre remarks? Send back a wounded refugee? Criticism of the violation of the ceasefire agreement of 1953 is a warmongering? Some readers should first read up on the conditions in North Korea before they submit stupid comments! To supplement the article: The doctor in charge who had operated on the escaped soldiers, said that he had not seen parasites of such size and in such high numbers in his long professional life. Even South Koreans had many to live with these parasites after the Korean War, because they had consumed uncooked food. Since the 1970s, however, these were eradicated by nationwide campaign (medication in the schools) the parasites. Although in North Korea, the soldiers are well cared for compared to the rest of the population, obviously eat raw corn (frequent source of parasites). When the soldier regained consciousness after two surgeries, he asked if he was really in South Korea and wanted to hear music from the South first. He has a third surgery in front of him.</text:p>
          </table:table-cell>
          <table:table-cell office:value-type="string" calcext:value-type="string">
            <text:p>negative</text:p>
          </table:table-cell>
          <table:table-cell table:number-columns-repeated="1021"/>
        </table:table-row>
        <table:table-row table:style-name="ro12">
          <table:table-cell office:value-type="string" calcext:value-type="string">
            <text:p>Die SPD wäre dumm wenn sie Merkel als Juniorpartner weiter an der Regierung halten würde. Und eine Minderheitsregierung CDU/CSU mit Grünen wird die CSU kaum mitmachen. Obwohl diese Konstellation im Bundesrat die meiste Unterstützung hätte. Ob eine FDP sich noch hinreissen lässt zu einer Schwarz-Gelben Minderheitsregierung ist auch fraglich. Ohne Merkel wäre alles leichter!</text:p>
          </table:table-cell>
          <table:table-cell office:value-type="string" calcext:value-type="string">
            <text:p>The SPD would be stupid if they continued to hold Merkel as a junior partner to the government. And a minority government CDU / CSU with Greens will hardly join the CSU. Although this constellation in the Bundesrat would have the most support. Whether an FDP can be carried away to a black and yellow minority government is also questionable. Everything would be easier without Merkel!</text:p>
          </table:table-cell>
          <table:table-cell office:value-type="string" calcext:value-type="string">
            <text:p>negative</text:p>
          </table:table-cell>
          <table:table-cell table:number-columns-repeated="1021"/>
        </table:table-row>
        <table:table-row table:style-name="ro26">
          <table:table-cell office:value-type="string" calcext:value-type="string">
            <text:p>Wenn der FDP-Chef seine volkswirtsch. Verantwortung wahrnehmen würde, hätte er nicht gleich das Handtuch geschmissen. Jetzt den schwarzen Peter auf Angela schieben, ist falsch. Gewiss war Merkel bisher nicht konsequent genug. Dieses Getätschel muß aufhören, ebenso die Haltung, dass ja genug Gelder zum Verschwenden da seien. Denn eine Neuwahl kostet---mehrstellige Millionen-Beträge. Und der jetzige Zirkus kostet den Steuerzahler ohnehin. Der Bundespräsident hat recht: die FDP sollte ihre Verantwortung wahr nehmen und nicht den Rückzieher machen. Politik ist eben kein Ringelreigen und Hohnigschlecken. Oder sind das alles noch Sextaner, die mit unseren Steuergeldern pokern und von Traumurlaub zu Traumurlaub spielen ? Und das SPD-Argument von Frau Nahles ist eindeutig falsch, dass die Wähler entschieden haben, dass es keine Koalition mehr geben sollte. Die SPD ist stimmenmässig die zweitstärkste Partei nach den jetzigen Wahlen. Also Frau Nahles, kennen Sie die Wahlergebnisse nicht? Warum das Volk dummlabern ? Für die SPD gilt ebenso wie für die FDP: Das Wohl des Volkes hat Vorfahrt ! Also MUSS die Möglichkeit einer grossen Koalition (CDU/SPD) immer möglich sein, auch wenns einigen SPD Bonzen nicht schmeckt, weil sie ihre machtpolitischen Wünsche dann nicht realisieren können. Also wer so redet wie Frau Nales, macht die SPD unglaubwürdig ! Merkel ist wie immer zurückhaltend und abwartend - aber in der Dringlichkeit der aktuellen Lage muß sie jetzt die Karten auf den Tisch legen und eine klare Vorwärts-Strategie vorlegen. Das will das Volk !</text:p>
          </table:table-cell>
          <table:table-cell office:value-type="string" calcext:value-type="string">
            <text:p>If the FDP boss his economics. He would not have taken the towel immediately. Now push the buck on Angela is wrong. Certainly Merkel was not consistent enough. This chatter must stop, as well as the attitude that there are enough funds to waste. For a new election costs --- tens of millions. And the current circus costs the taxpayer anyway. The President is right: the FDP should take its responsibility and not back down. Politics is just no annoying and scornful licking. Or are they still all sextons who play poker with our taxpayer money and play from dream vacation to dream vacation? And Mrs Nahles' SPD argument is clearly wrong that voters have decided that there should be no coalition. The SPD is in terms of votes the second strongest party after the current elections. So Ms. Nahles, do not you know the election results? Why the people stupid? For the SPD applies as well as for the FDP: The welfare of the people has right of way! So the possibility of a big coalition (CDU / SPD) MUST always be possible, even if some SPD big shots do not taste, because they can not then realize their power-political desires. So who talks like Mrs. Nales, makes the SPD implausible! Merkel is as always reserved and waiting - but in the urgency of the current situation she must now put the cards on the table and present a clear forward strategy. That's what the people want!</text:p>
          </table:table-cell>
          <table:table-cell office:value-type="string" calcext:value-type="string">
            <text:p>negative</text:p>
          </table:table-cell>
          <table:table-cell table:number-columns-repeated="1021"/>
        </table:table-row>
        <table:table-row table:style-name="ro46">
          <table:table-cell office:value-type="string" calcext:value-type="string">
            <text:p>"Es ist schlimm, dass Frau Merkel nicht die Zeichen erkennt - und zurücktritt. Dieser Schritt wäre schon nach der Bundestagswahl im September angesagt gewesen. Sie hat mit ihrer Politik in großem Maß den Aufstieg der AfD und das schwierige Wahlergebnis vom September zu verantworten. Die Medien haben sie allerdings damals nicht unter Druck gesetzt - und tun es noch immer nicht. Eher erscheint sie, erscheinen die anderen Parteien als Opfer einer Intrige der FDP. Aber so dumm ist die Bevölkerung nicht! Jedem, der sich ein wenig mit Politik beschäftigt, musste von Anfang an klar sein, dass eine Koalition über das politische Spektrum hinweg von den Grünen bis zur CSU ein überdehnter Spagat gewesen wäre. Parteien mit einem nicht unterschiedlichen, sondern gegensätzlichen Programm in Kernfragen zusammenzuzuwingen - das hätte bedeutet, dass die meisten der beteiligten Parteien ihre Wähler verraten und erhebliche Stimmenverluste hätten verkraften müssen. Auch daraus wäre einzig und allein Siegerin Merkel hervorgegangen, an der das alles abprallt. Und dieser Stillstand, diese gefährliche Ruhe, diese Alternativlosigkeit feiert man immer noch als Stabilität? Das wäre keine Stabilität gewesen, von der jetzt überall wehmütig geschwärmt wird - sondern eine Scheinstabilität. Eine Friedhofsruhe. Das ist ungefähr so, als wenn ein Haus innen völlig marode ist und immer baufälliger wird - aber nach außen hin sieht es noch so aus wie immer. Außerdem stimmt es nicht, dass alle Jamaica-Parteien sich einig gewesen wären - nur die FDP sei der Spalter. Noch gestern abend wurde in den Medien anders berichtet: Die Positionen lagen in Kernfragen immer noch weit auseinander. Irgendwann muss mit solchen aussichtslosen Verhandlungen Schluss sein, die unser Land lähmen - das hat die FDP richtig entschieden! Ich glaube auch nicht, dass die Mehrheit der Deutschen der FDP die Schuld gibt. Wir werden sehen. Wann endlich beginnt man in der Politik und auch in den Medien nachzudenken über die eigentlichen Probleme, die zu einem Wahlergebnis geführt haben, wo die üblichen Koalitionen mit einer langen Tradition nicht mehr möglich sind? Warum fragt niemand danach? Warum fragt Ihr nicht danach? Warum verhallen mittlere Katastrophen wie der Brexit, der Beinahesieg von Le Pen, Donald Trump und auch die BTW 2017 ungehört, und immer noch lautet überall die Parole: ""Weiter so!"" ?"</text:p>
          </table:table-cell>
          <table:table-cell office:value-type="string" calcext:value-type="string">
            <text:p>"It is bad that Mrs. Merkel does not recognize the signs - and steps back. This step would have been announced after the federal election in September. It has a great deal to do with its policies, the rise of the AfD and the difficult election results of September. However, the media did not put pressure on them at the time - and still do not. Rather, it appears, the other parties appear as victims of an intrigue of the FDP. But the population is not that stupid! Anyone who deals with politics a little bit would have to be clear from the beginning that a coalition across the political spectrum from the Greens to the CSU would have been a stretched balancing act. Putting parties together on a core, not divergent, but opposing agenda - that would have meant that most of the parties involved would have betrayed their constituents and suffered substantial losses of votes. This, too, would only have resulted in winner Merkel, on whom all this bounces off. And this stagnation, this dangerous calm, this lack of alternatives is still celebrated as stability? That would not have been stability, which is now raving wistfully everywhere - but a pseudo-stability. A cemetery rest. It's a bit like a house is completely dilapidated inside and getting more and more dilapidated - but on the outside it still looks the same. Moreover, it is not true that all Jamaica parties would have agreed - only the FDP was the splitter. Last night, the media reported differently: The positions were still far apart in key issues. At some point, such hopeless negotiations must end, which paralyze our country - that has been decided correctly by the FDP! I do not think that the majority of Germans blame the FDP. We will see. When will politics and the media begin to reflect on the real problems that have led to an election result, where the usual coalitions with a long tradition are no longer possible? Why does nobody ask for it? Why do not you ask for it? Why do middle catastrophes such as Brexit, the near-victory of Le Pen, Donald Trump and the BTW 2017 go unheard, and the slogan is still everywhere: ""Keep it up!"" ?"</text:p>
          </table:table-cell>
          <table:table-cell office:value-type="string" calcext:value-type="string">
            <text:p>negative</text:p>
          </table:table-cell>
          <table:table-cell table:number-columns-repeated="1021"/>
        </table:table-row>
        <table:table-row table:style-name="ro22">
          <table:table-cell office:value-type="string" calcext:value-type="string">
            <text:p>"So ein dummes Geschwätz macht leider viel zu oft die Runde! Steinmeier hat im Übrigen was sehr vernünftiges gesagt: ""Die Parteien haben sich bei der Wahl um eine Position des Dienens für die Republik bemüht. Man kann dieses Ergebnis der Wahl nicht ignorieren und an den Wähler zurückgeben"". Das würde ja bedeuten, es wird u.U. solange gewählt, bis es passt, oder wie????? Demokratische Parteien sollten in der Lage sein, zusammen ein Bündnis zu schmieden. Die SPD hat wohl die Abkehr mit Überlegung gemacht; in der Hoffnung, dass Jamaika nichts wird (ist ja eingetroffen und keine Überraschung) und Neuwahlen positiv wirken. Wenn sich da mal die Partei der SPD nicht geirrt hat."</text:p>
          </table:table-cell>
          <table:table-cell office:value-type="string" calcext:value-type="string">
            <text:p>"Unfortunately, such a stupid chatter goes round too often! Incidentally, Steinmeier has said something very sensible: ""The parties have sought a position of service for the republic in the election, and one can not ignore this result of the election and return it to the voter."" That would mean yes, it will u.U. as long as elected, until it fits, or how ????? Democratic parties should be able to forge an alliance together. The SPD has probably made the withdrawal with deliberation; in the hope that Jamaica will not do anything (has arrived and no surprise) and new elections have a positive effect. If the party of the SPD was wrong there."</text:p>
          </table:table-cell>
          <table:table-cell office:value-type="string" calcext:value-type="string">
            <text:p>negative</text:p>
          </table:table-cell>
          <table:table-cell table:number-columns-repeated="1021"/>
        </table:table-row>
        <table:table-row table:style-name="ro48">
          <table:table-cell office:value-type="string" calcext:value-type="string">
            <text:p>"Denn die dummen Wähler haben ja falsch gewählt! Aber keine Sorge diese Dilemma bleibt den etablierten ""Eliten"" noch einige Zeit erspart. Zuviele Deutsche fallen noch immer auf die Altparteien herein."</text:p>
          </table:table-cell>
          <table:table-cell office:value-type="string" calcext:value-type="string">
            <text:p>"Because the stupid voters have chosen wrong! But do not worry, this dilemma will be spared the established ""elite"" for some time. Too many Germans are still falling in on the old parties."</text:p>
          </table:table-cell>
          <table:table-cell office:value-type="string" calcext:value-type="string">
            <text:p>negative</text:p>
          </table:table-cell>
          <table:table-cell table:number-columns-repeated="1021"/>
        </table:table-row>
        <table:table-row table:style-name="ro10">
          <table:table-cell office:value-type="string" calcext:value-type="string">
            <text:p>Ich glaube, es war inszeniert, weil Lindner und Kubicki glauben, dass man dadurch bei Neuwahlen noch mehr Wähler gewinnen könnte und dann sowieso Koalitionspartner wird. So ist jedenfalls der Eindruck . Ob das Spiel aufgeht, bezweifle ich. Die Menschen sind nicht so dumm und naiv, wie manche Politiker es sich wünschen. Auch der Abgang war höchst unprofessionell, das merken die Wähler ganz schnell. Und diesen Stil mögen sie nicht.</text:p>
          </table:table-cell>
          <table:table-cell office:value-type="string" calcext:value-type="string">
            <text:p>I believe it was staged because Lindner and Kubicki believe that this could win more voters in new elections and then become a coalition partner anyway. At least that's the impression. Whether the game is up, I doubt it. People are not as stupid and naive as some politicians wish. Even the departure was highly unprofessional, the voters notice that very quickly. And they do not like that style.</text:p>
          </table:table-cell>
          <table:table-cell office:value-type="string" calcext:value-type="string">
            <text:p>negative</text:p>
          </table:table-cell>
          <table:table-cell table:number-columns-repeated="1021"/>
        </table:table-row>
        <table:table-row table:style-name="ro20">
          <table:table-cell office:value-type="string" calcext:value-type="string">
            <text:p>denke der Wähler wird sich entscheiden , ob er eine Partei wählt, die seine Interessen und ihr Wahlprogramm gar nicht in die Regierung einbringen will. Für mich wäre eine Halbierung der SPD und FDP Ergebnisses danach keine Überraschung. Wir werden es sehen . Attraktiver fände ich allerdings ein Minderheitenkabinett, da ich als Rentner genug Zeit habe die Parlamentsdebatten zu verfolgen . Neuwahlen fände ich strohdumm . Ein eindeutigeres Wahlergebnis als das vorliegende gibt es doch gar nicht. Nach Seehofers Attacken hat doch niemand mehr ernsthaft mit einer absoluten Mehrheit Merkels gerechnet und die wird es auch nach der nächsten Wahl nicht geben . Da haben Sie völlig recht.</text:p>
          </table:table-cell>
          <table:table-cell office:value-type="string" calcext:value-type="string">
            <text:p>think the voter will decide whether he chooses a party that does not want to bring his interests and their election program into the government. For me a halving of the SPD and FDP results would be no surprise. We will see . However, I would find a minority cabinet more attractive, since as a pensioner I have enough time to watch the parliamentary debates. New elections I would find stupid. There is no clearer election result than this one. After Seehofer's attacks no one seriously expected an absolute majority of Merkel and they will not be there after the next election. You are absolutely right.</text:p>
          </table:table-cell>
          <table:table-cell office:value-type="string" calcext:value-type="string">
            <text:p>negative</text:p>
          </table:table-cell>
          <table:table-cell table:number-columns-repeated="1021"/>
        </table:table-row>
        <table:table-row table:style-name="ro14">
          <table:table-cell office:value-type="string" calcext:value-type="string">
            <text:p>Pastorentochter als Kanzlerin und Theologin als Gruenen sprecherin. Man sollte die Kirche aus dem Dorf lassen. In der Opposition koennte man mehr erreichen wenn man wollte, aber denen geht es ja meist nur um den Sessel für 4 Jahre und dummes Gelaber.Lasst doch die CDU/CSU Betschwestern alleine regieren,sie haben doch die meisten Stimmen. Eine echte Opposition wäre dann in der Lage ihnen zu zeigen ,dass man nicht einfach Gesetze verabschieden kann, die gegen die Bevölkerung sind. Man koennte dann auch erleben welche Partei sich wirklich für die Belange der Bürger einsetzt. Sind sie erst mal in der Regierung, geht es den Politikern nur um die Macht. Einfach ausgedrückt,damit es auch die Stammtisch Hanserl verstehen: Demokratie gibt es nicht,es zählt nur die Macht des Stärkeren und das ist die Wirtschaftslobby.</text:p>
          </table:table-cell>
          <table:table-cell office:value-type="string" calcext:value-type="string">
            <text:p>Pastor's daughter as Chancellor and theologian as Greenswoman. One should leave the church from the village. In the opposition you could achieve more if you wanted, but these are usually only about the armchair for 4 years and stupid Gelaber.Las the CDU / CSU Bet Sisters govern alone, they have the most votes. A real opposition would then be able to show them that you can not just pass laws that are against the people. One could then also experience which party is really committed to the interests of the citizens. Once they are in government, politicians are only concerned about power. Put simply, so that it can understand the Stammtisch Hanserl: democracy does not exist, it only counts the power of the strongest and that is the business lobby.</text:p>
          </table:table-cell>
          <table:table-cell office:value-type="string" calcext:value-type="string">
            <text:p>negative</text:p>
          </table:table-cell>
          <table:table-cell table:number-columns-repeated="1021"/>
        </table:table-row>
        <table:table-row table:style-name="ro10">
          <table:table-cell office:value-type="string" calcext:value-type="string">
            <text:p>Sehr bedenklich, wenn die USA auf der einen Seite Ihre Waffen ohne langes Gefackel an SaudiArabien verkaufen und gleichzeitig Friedensbemühungen und Bemühungen Atomwaffen einzudämmen mit dummem Gepolter konterkarieren. Diese Politik kann von Europa nicht unterstützt werden, weil die USA-Deals belegen, wie mit zweierlei Maß gemessen wird. Wer vorgibt, sich wirklich für Frieden einsetzen zu wollen, muß auf allen Seiten gleich agieren.</text:p>
          </table:table-cell>
          <table:table-cell office:value-type="string" calcext:value-type="string">
            <text:p>Very worrisome, if the United States on the one hand sell your weapons without a long shiver to Saudi Arabia and at the same time peace efforts and efforts to contain nuclear weapons counteract with stupid rumbling. This policy can not be supported by Europe because the US deals show how double standards measure. Who pretends to really want to work for peace, must act the same on all sides.</text:p>
          </table:table-cell>
          <table:table-cell office:value-type="string" calcext:value-type="string">
            <text:p>negative</text:p>
          </table:table-cell>
          <table:table-cell table:number-columns-repeated="1021"/>
        </table:table-row>
        <table:table-row table:style-name="ro10">
          <table:table-cell office:value-type="string" calcext:value-type="string">
            <text:p>natürlich werden Parteien wegen ihrer Inhalte und ihrer politischen Ausrichtung gewählt.Sie werden nicht danach gewählt wie schnell sie diese Inhalte wieder über Bord werfen. Aber das zeigt wie beliebig ein politisches Programm mittlerweile geworden ist. Wenn es nach dem Alten ginge brauchen wir keine Wahlen mehr, es ist der Versuch eine Monarchie der CDU zu installieren. Inhaltliche Auseinandersetzungen sind nur noch eine Inszenierung für das dumme Wahlvolk.</text:p>
          </table:table-cell>
          <table:table-cell office:value-type="string" calcext:value-type="string">
            <text:p>Of course, parties are chosen because of their content and political orientation. They are not chosen by how quickly they throw that content overboard. But that shows how arbitrary a political program has become in the meantime. If it were up to the old, we no longer need elections, it is the attempt to install a monarchy of the CDU. Content disputes are only a staging for the stupid electorate.</text:p>
          </table:table-cell>
          <table:table-cell office:value-type="string" calcext:value-type="string">
            <text:p>negative</text:p>
          </table:table-cell>
          <table:table-cell table:number-columns-repeated="1021"/>
        </table:table-row>
        <table:table-row table:style-name="ro35">
          <table:table-cell office:value-type="string" calcext:value-type="string">
            <text:p>Wenn der Wähler so dumm ist, zu seinem eigenen Nachteil zu wählen, dann solte er - das ist sogar wichtig für die Weiterbildung - das bekommen, was er gewählt hat. Was dann noch ein weiterer Grund für die SPD ist, auf gar keinen Fall wieder in die Regierung zu gehen.</text:p>
          </table:table-cell>
          <table:table-cell office:value-type="string" calcext:value-type="string">
            <text:p>If the voter is stupid enough to vote for his own detriment, then he should - and this is even important for continuing education - get what he has chosen. What is yet another reason for the SPD, under no circumstances to go back into the government.</text:p>
          </table:table-cell>
          <table:table-cell office:value-type="string" calcext:value-type="string">
            <text:p>negative</text:p>
          </table:table-cell>
          <table:table-cell table:number-columns-repeated="1021"/>
        </table:table-row>
        <table:table-row table:style-name="ro48">
          <table:table-cell office:value-type="string" calcext:value-type="string">
            <text:p>Aus ganzen Herzen muss ich mich für diesen Artikel bedanken. Er trifft den Nagel auf den Kopf. Die Verdummung des Wahlvolkes, das Aussitzen hat ein Ende. Danke FDP. Wie lange hätten man noch Sondieren wollen....</text:p>
          </table:table-cell>
          <table:table-cell office:value-type="string" calcext:value-type="string">
            <text:p>With all my heart I have to thank you for this article. He hits the nail on the head. The dumbing out of the electorate, the sitting out has an end. Thank you FDP. How long would you have wanted to probe ....</text:p>
          </table:table-cell>
          <table:table-cell office:value-type="string" calcext:value-type="string">
            <text:p>negative</text:p>
          </table:table-cell>
          <table:table-cell table:number-columns-repeated="1021"/>
        </table:table-row>
        <table:table-row table:style-name="ro1">
          <table:table-cell office:value-type="string" calcext:value-type="string">
            <text:p>"Die SPD sollte sich mit der Union nur einlassen wenn Merkel die Kanzlerschaft aufgibt. MIT Merkel wird sich das Trauerspiel der letzten vier Jahre nur wiederholen - die SPD darf dann wieder die Drecksarbeit machen und Angie sonnt sich derweil in Europa und anderswo und lässt sich für ""ihre"" Erfolge feiern. Sollten Schulz und Co. so dumm sein sich wieder vorführen zu lassen wird es das Ende der SPD sein. Also, Koalition ja, aber ohne Merkel - aus staatspolitischer Verantwortung ! Mal sehen was den Schwarzen wichtiger ist, das Land, oder Frau Merkels Eitelkeit."</text:p>
          </table:table-cell>
          <table:table-cell office:value-type="string" calcext:value-type="string">
            <text:p>"The SPD should engage with the Union only if Merkel gives up the chancellorship. With Merkel, the tragedy of the last four years will only repeat itself - the SPD can then do the dirty work again and Angie basks in the meantime in Europe and elsewhere and can be celebrated for ""their"" successes. Should Schulz and Co. be so stupid to be shown again, it will be the end of the SPD. So, coalition yes, but without Merkel - from state political responsibility! Let's see what is more important to the black, the country, or Mrs. Merkel's vanity."</text:p>
          </table:table-cell>
          <table:table-cell office:value-type="string" calcext:value-type="string">
            <text:p>negative</text:p>
          </table:table-cell>
          <table:table-cell table:number-columns-repeated="1021"/>
        </table:table-row>
        <table:table-row table:style-name="ro49">
          <table:table-cell office:value-type="string" calcext:value-type="string">
            <text:p>"DAS soll der Grund sein, warum SPD oder FDP sollen mitmachen MÜSSEN? Die CDU spezielle muss schon mehr zu bieten haben als den Wunsch bzw. Anspruch, auf die Fortsetzung einer Kanzlerschaft von Frau M. Berechtigte FDP-Forderungen - Digitalisierung, längst überfällige Rücknahme des Solis in dieser Legislaturperiode, mehr Geld für Bildung als für Wärmedämmung und klare Regeln für Einwanderung sowie deutliche Begrenzung der illegalen Zuwanderung bzw. des Nachzugs von immer noch nicht Identitäts-geprüften Migranten - ist das alles ""zu viel verlangt""? Die Union hat sich mit der kritiklosen Jubelfassade für Fr. Merkel in eine Zwickmühle begeben, aus der ihr nun andere Parteien - SPD bzw. FDP - heraushelfen sollen? Und dabei ihre Identität verlieren, weil die Union diese selbst fast nicht mehr besitzt, seit ESM/GR-""Hilfe"" (in Wahrheit Bankenhilfe), im Alleingang veranlasste Energiewende (mit Milliarden-Rückzahlungen an die E-Konzerne wegen Vertragsverletzungen), die ebenso im Alleingang forcierte Aufhebung von Schengen- und Dublin-Regeln und die blauäugig-dumme Willkommens-Einladung (weil es klar war, dass die Selfies mit ""Mama Merkel"" SOFORT rund um die Welt gehen per Handy und auch zu denen, die laufend ihre Pässe verlieren, die Handys aber nicht) sowie die eigentlich impertinente (weil von den ungefragten Bürgern zu bezahlende) ""Wir schaffen das""-Aussage ..."</text:p>
          </table:table-cell>
          <table:table-cell office:value-type="string" calcext:value-type="string">
            <text:p>"THAT is supposed to be the reason why SPD or FDP should have to join? The CDU special must already have more to offer than the desire or claim to the continuation of a chancellorship of Mrs M. Justified FDP demands - digitization, long overdue withdrawal of the solis in this legislature, more money for education than for thermal insulation and clear Rules for immigration as well as clear limitation of illegal immigration or the relocation of still not identity-tested migrants - is this all ""too much to ask""? The Union has gone with the uncritical jubilee facade for Mrs. Merkel in a dilemma, from which you now other parties - SPD or FDP - help out? And lose their identity, because the Union almost no longer owns them, since ESM / GR ""help"" (in truth bank help), single-handedly initiated energy turnaround (with billions repayments to the e-companies for breaches of contract), as well single-handedly forced the repeal of Schengen and Dublin rules and the blue-eyed-stupid welcome invitation (because it was clear that the selfies with ""Mama Merkel"" IMMEDIATELY around the world go by mobile phone and also to those who are constantly their passports lose, but not the cell phones) and the actually impertinent (because of the unsolicited citizens to pay) ""We create the"" statement ..."</text:p>
          </table:table-cell>
          <table:table-cell office:value-type="string" calcext:value-type="string">
            <text:p>negative</text:p>
          </table:table-cell>
          <table:table-cell table:number-columns-repeated="1021"/>
        </table:table-row>
        <table:table-row table:style-name="ro4">
          <table:table-cell office:value-type="string" calcext:value-type="string">
            <text:p>hat garantiert kein problem mit einer großen koalition, vorausgesetzt sie stellt den kanzler und bestimmt, wo es lang geht- aber das will ja frau merkel nicht - am ruder bleiben und mit der dummen spd eine schöne ruhige kugel schieben - deswegen hoffe ich, daß die spd hier endlich mal hart bleibt und wenn der wähler ausgerechnet sie bei neuwahlen dafür abstraft, darf er sich nicht wundern über das jetzige chaos, das wir dann wieder haben werden - aber ich glaube, daß neuwahlen eher zum bumerang für csu und fdp und evtl sogar afd werden und dagegen die grünen und spd erheblich zulegen werden!</text:p>
          </table:table-cell>
          <table:table-cell office:value-type="string" calcext:value-type="string">
            <text:p>is guaranteed no problem with a grand coalition, provided she sets the chancellor and determines where to go - but that does not want woman merkel - stay at the helm and push with the stupid spd a nice quiet ball - so I hope that the spd here is finally hard times and if the voters of all of them punished in new elections for it, he must not be surprised about the current chaos, which we will have again - but I think that new elections rather boomerang for csu and fdp and possibly even afd and against the green and spd will grow significantly!</text:p>
          </table:table-cell>
          <table:table-cell office:value-type="string" calcext:value-type="string">
            <text:p>negative</text:p>
          </table:table-cell>
          <table:table-cell table:number-columns-repeated="1021"/>
        </table:table-row>
        <table:table-row table:style-name="ro33">
          <table:table-cell office:value-type="string" calcext:value-type="string">
            <text:p>Soll eine neue Wahl kosten hier wird dem Wähler empfohlen Verständniss für jede schräge Koalition zu haben da die Kosten einer Neuwahl bei ca. 100 Millionen liegen. Unser ach so tolle Politelite hat schon an einem Tag größere Summen verdummt und dem Wähler dann mit den schrägsten Redewendungen erklärt wie notwendig dies sinnlosen Ausgaben waren hierbei ist es egal von welcher Partei dies zu verantworten war. Wenn der Wähler Neuwahlen will dann haben seine Diener dies zu tun denn vielleicht sollten dieselben Diener mal darüber nachdenken dass genau diese Kosten von jenen bezahlt werden sowie auch die Gehälter der Diener. Wir stellen diese Politiker auf einen Sockel und schauen nach oben doch es sollte umgekehrt sein und die Forderung des Wählers sollte sein, dass vor der Aufstellung zur Wahl jeder einen abgeschlossene Berufsausbildung haben muss und darin auch gearbeitet hat.</text:p>
          </table:table-cell>
          <table:table-cell office:value-type="string" calcext:value-type="string">
            <text:p>Should cost a new election here, the voter is recommended to have understanding for any oblique coalition because the cost of a new election at about 100 million. Our oh so great Politelite has dug in one day larger sums and then explained to the voters with the weirdest phrases how necessary this pointless expenses were this case it does not matter from which party this was to blame. If the voter wants new elections then his servants have to do this because maybe the same servants should think about it, that these costs are paid by them as well as the salaries of the servants. We put these politicians on a pedestal and look upwards but it should be the other way around and the voter's demand should be that everyone has to have completed vocational training before working on the ballot and has worked there as well.</text:p>
          </table:table-cell>
          <table:table-cell office:value-type="string" calcext:value-type="string">
            <text:p>negative</text:p>
          </table:table-cell>
          <table:table-cell table:number-columns-repeated="1021"/>
        </table:table-row>
        <table:table-row table:style-name="ro10">
          <table:table-cell office:value-type="string" calcext:value-type="string">
            <text:p>natürlich macht Wagenknecht und ihre Anhänger Wahlkampf für Merkel. Wenn man Wagenknecht nach dem Wetter fragt ist sie doch spätestens bei zweiten Satz dabei, wie schlimm die SPD sei und welche Fehler sie macht. So macht man jeglichen Ansatz einer linken Mehrheit kaputt. Sie soll halt warten, bis die Linke die absolute Mehrheit hat, ansonsten kommt das alles Merkel entgegen. So dumm ist Wagenknecht doch nicht, dass sie das nicht erkennen müsste.</text:p>
          </table:table-cell>
          <table:table-cell office:value-type="string" calcext:value-type="string">
            <text:p>Of course Wagenknecht and her supporters are campaigning for Merkel. If you ask Wagenknecht about the weather she is at the latest in the second sentence, how bad the SPD is and what mistakes it makes. So you break any approach of a left majority. It should wait until the left has the absolute majority, otherwise everything comes to Merkel. But Wagenknecht is not that stupid that she does not have to realize that.</text:p>
          </table:table-cell>
          <table:table-cell office:value-type="string" calcext:value-type="string">
            <text:p>negative</text:p>
          </table:table-cell>
          <table:table-cell table:number-columns-repeated="1021"/>
        </table:table-row>
        <table:table-row table:style-name="ro18">
          <table:table-cell office:value-type="string" calcext:value-type="string">
            <text:p>Die Grünen haben gezeigt das sie bei bestimmten Themen bei der Union sind. Die FDP findet sich auch Themen. SPD ebenso. Wo ist also das große Problem mit einer Minderheitsregierung? Sicher, es ist mühsamer und man muss wirklich inhaltlich überzeugen und Kompromisse eingehen (gilt auch für alle anderen Parteien). Ich finde das besitzt mehr Chancen als eine Koalition die nun wirklich niemand will. Vorteil, alle sind in der Verantwortung und dumm-schwätzer in der Opposition fallen auch sofort auf.</text:p>
          </table:table-cell>
          <table:table-cell office:value-type="string" calcext:value-type="string">
            <text:p>The Greens have shown that they are with the Union on certain issues. The FDP is also subject. SPD as well. So where is the big problem with a minority government? Sure, it's more cumbersome and you really have to convince content and make compromises (also applies to all other parties). I think that has more opportunities than a coalition that really nobody wants. Advantage, all are the responsibility and stupid-talkers in the opposition also fall immediately on.</text:p>
          </table:table-cell>
          <table:table-cell office:value-type="string" calcext:value-type="string">
            <text:p>negative</text:p>
          </table:table-cell>
          <table:table-cell table:number-columns-repeated="1021"/>
        </table:table-row>
        <table:table-row table:style-name="ro75">
          <table:table-cell office:value-type="string" calcext:value-type="string">
            <text:p>"Sie brauchen sich nicht so aufzuregen. Ich habe überhaupt nicht gesagt, dass eine GroKo toll wäre. Ich habe auch nicht gesagt, dass die Wähler eine GroKo wollten. Eigentlich ist es doch so, dass die Wähler zunächst einmal die grossen Parteien abgewatscht haben, aber insgeheim doch noch hoffen, dass auf jeden Fall die CDU mitmacht und irgendwie auch die SPD, die, ja, traurig für Schulz, nur nicht den BK stellen sollte. Die Wähler ""wollten"" auch Jamaika nicht. Es bot sich nur keine Alternative an, nachdem die SPD sich, kaum waren die Wahllokale geschlossen, sich aus der Regierungsverantwortung in die Opposition verabschiedet hatte, um in sich zu gehen und dem Wahlvolk, das sie so offensichtlich zu Unrecht verschmäht hatte, zu zeigen, was sie von ihm hält. Damit übrigens auch denjenigen, die sie gewählt hatten. Ich glaube, dass relativ viele Wähler, und die Umfragen bestätigen das ja, bis kurz vor der Wahl und vielleicht sogar noch in der Wahlkabine relativ verwirrt und unschlüssig waren. Und die Parteien, ganz gleich welche, haben sich nicht gerade Mühe gegeben, den Wählern eine Orientierung zu geben. Es heisst ja dann immer so schön: ""Wir haben unsere Positioin den (dummen) Wählern nicht richtig vermitteln können"", als hätte irgendjemand die Parteien daran gehindert. So gesehen ist die relativ hohe Wahlbeteiligung das Verdienst der Wähler und muss ihnen hoch angerechnet werden, anstatt sie im Regen stehen zu lassen. Und ganz zum Schluss: Nein, ein Zweiparteiensystem wäre das Letzte, was Deutschland braucht. Die Vielfalt der Meinungen, die sich in den Parteien ausdrückte, ob an der Regierung oder nicht, muss erhalten bleiben. Insofern, wenn wahrscheinlich auch nicht gewollt, hat Linder diesen Pluspunkt nochmals deutlich vor Augen geführt. Allerdings muss die Vielfalt auch der Allgemeinheit gerecht werden und darf sich nicht in Klientelpolitik verlieren. Und die Vielfalt darf sich auch nicht im Schmollwinkel verstecken, selbst wenn sie aktuell vielleicht nicht viel zu sagen hat. Ich denke, der Bundespräsident hat gestern darauf zur Genüge und zu Recht hingewiesen."</text:p>
          </table:table-cell>
          <table:table-cell office:value-type="string" calcext:value-type="string">
            <text:p>"You do not need to get so worked up. I did not say that GroKo would be great. Nor did I say that voters wanted a GroKo. Actually, it is true that the voters have initially abgewatscht the big parties, but secretly still hope that in any case join the CDU and somehow the SPD, which, yes, sad for Schulz, just should not ask the BK , Voters did not ""want"" Jamaica either. There was no alternative, after the SPD, barely having closed down the polls, had taken its leave from governmental responsibility to the opposition in order to take in itself and show it to the electorate, which it had obviously so unfairly despised. what she thinks about him. By the way, also those who had chosen them. I believe that there are a relatively large number of voters, and the polls confirm that, until shortly before the election and perhaps even in the polling booth, they were relatively confused and inconclusive. And the parties, no matter what, did not make much effort to give the voters an orientation. It's always so beautiful: ""We could not properly convey our position to the (stupid) voters,"" as if someone had prevented the parties from doing so. In this sense, the relatively high turnout is voters' merit and must be credited with them rather than leaving them in the rain. And at the end: No, a two-party system would be the last thing Germany needs. The diversity of opinions expressed in the parties, whether governmental or not, must be preserved. In this respect, if probably not wanted, Linder has clearly demonstrated this plus again. However, diversity also has to do justice to the general public and must not be lost in client politics. And the variety must not hide in the penchant, even if they currently may not have much to say. I think the President yesterday made that clear and right."</text:p>
          </table:table-cell>
          <table:table-cell office:value-type="string" calcext:value-type="string">
            <text:p>negative</text:p>
          </table:table-cell>
          <table:table-cell table:number-columns-repeated="1021"/>
        </table:table-row>
        <table:table-row table:style-name="ro75">
          <table:table-cell office:value-type="string" calcext:value-type="string">
            <text:p>Resumieren wir doch mal die letzten 4 Jahre. Was wurde erreicht und wer hat es erreicht bzw. aus welcher Feder stammt es. Alle die heute den Mindestlohn haben und nicht mehr für 4 die Stunde anschaffen gehen müssen sollten SPD wählen. Aber der Wähler vergisst. Er vergisst Merkels Abkehr vom Atomstrom bis Fukushima, er vergisst Merkels nichts tun, er vergisst, dass dank der SPD das Kindergeld erhöht wurde...und vieles mehr. Er wählt so dumm wie er behandelt wird. Die Frage was ist zu erst kam - der dumme Wähler oder wurden die Wähler dumm weil sie wie Wahlvieh behandelt wurden? Letzteres ist unwahrscheinlich, da man in einer Demokratie, wo der Wähler mitmachen möchte, einen solchen Versuch sofort bestraft hätte. Bleibt also der Wähler, der keinen Bock hat. Fragt euch mal selbst und in eurem Bekanntenkreis - wo könnt ihr über Politik sprechen ohne auf Stöhnen zu treffen? Wo werden bei politischen Gesprächen nicht die Augen verollt oder alles abgetan? Der Bürger hat keine Lust mitzumachen. Er will alles am liebsten schon verdaut vorgesetzt bekommen und genauso wird er behandelt. Warum z.B. fällt es allen so schwer, dass die Kollegen im Bundestag ihre verfassungsgemäßen Rechte (nicht mitmachen zu wollen) wahrnehmen? Werfe ich euch vor in der Steuererklärung die Fahrtkosten anzugeben? Nein - es ist euer Recht. Und es ist das gute Recht von Herrn Lindner und seiner FDP und von Herrn Schulz und seiner SPD das gleiche zu tun. Auch wenn es am Ende bedeutet, dass es etwas Geld kostet und wir als Bürger und Wähler mal was tun müssen für unser Recht über unser eigenes Schicksal selbst bestimmen zu dürfen! Demokratie heißt Arbeit, Jeder einzelne ist berufen und aufgefordert mitzumachen und sein eig. leben damit selbst zu gestalten. Wenn ihr keinen Bock habt, dann wählt einen 2. Adolf - der nimmt euch alle Sorgen ab. Einer hat es beim Spiegel gut formuliert als es um Trump ging - der Erstschlag wurde vom amerikanischen Wähler verübt und KEINEM ANDEREN!!! Also sucht die Schuld nicht bei den Politikern sondern bei euch. Ich bin Wähler, ich wähle gern und ich beschäftige mich VOR der Wahl damit!</text:p>
          </table:table-cell>
          <table:table-cell office:value-type="string" calcext:value-type="string">
            <text:p>Let's resume the last 4 years. What has been achieved and who has achieved it or from what spring is it. All who have the minimum wage today and not for 4 ?? to get the hour should choose SPD. But the voter forgets. He forgets Merkel's departure from nuclear power to Fukushima, he forgets Merkel's doing nothing, he forgets that thanks to the SPD, the child benefit has been increased ... and much more. He chooses as stupid as he gets treated. The question of what came first - the stupid voter or did the voters become stupid because they were treated like electoral cattle? The latter is unlikely, since in a democracy where the voter wants to join, one would immediately punish such an attempt. So the voters who are not in the mood remains. Ask yourself and in your circle of acquaintances - where can you talk about politics without meeting moans? Where are not your eyes going to be closed during political talks or are you doing away with everything? The citizen has no desire to participate. He wants to get everything pre-digested and that's how he gets treated. Why, for example Is it all so difficult for the colleagues in the Bundestag to exercise their constitutional rights (not willing to participate)? Do I accuse you of indicating the travel expenses in the tax return? No - it is your right. And it is the good right of Mr Lindner and his FDP and Mr Schulz and his SPD to do the same. Even if it means in the end that it costs some money and we as citizens and voters have to do something for our right to decide our own fate! Democracy means work, each individual is called and invited to join in and make his own life with it. If you do not feel like it, choose a 2nd Adolf - he'll take away all your worries. One has it well formulated at the mirror when it came to Trump - the first strike was perpetrated by the American voter and NO OTHER !!! So do not look for the guilt of the politicians but of you. I am a voter, I like to vote and I am busy BEFORE choosing it!</text:p>
          </table:table-cell>
          <table:table-cell office:value-type="string" calcext:value-type="string">
            <text:p>negative</text:p>
          </table:table-cell>
          <table:table-cell table:number-columns-repeated="1021"/>
        </table:table-row>
        <table:table-row table:style-name="ro20">
          <table:table-cell office:value-type="string" calcext:value-type="string">
            <text:p>Wenn Schulz es nochmal probiert BITTE BITTE BITTE nicht noch mal mit so einer bescheuerten Kampagne im Internet und dummen Memes. Und bitte nicht gleich einknicken, wenn die Springerpresse, andere reaktionäre Lautsprecher und Unternehmerverbände wegen linken/sozialdemokratischen Positionen in der SPD jammern, heulen, zetern und den Untergang des Wirtschaftsstandorts Deutschland an die Wand malen. Die machen nie etwas anderes, auch wenn die SPD die CDU und FDP rechtsaußen überholt. Nicht verstellen und keinen Clown markieren. Rumkaspern und hohle Phrasen absondern kann der Kandidat zum Beispiel der FDP und AfD überlassen, dafür sind die prädestiniert und das können die auch richtig gut.</text:p>
          </table:table-cell>
          <table:table-cell office:value-type="string" calcext:value-type="string">
            <text:p>If Schulz tried it again PLEASE PLEASE do not again with such a stupid campaign on the Internet and stupid memes. And please do not give in immediately, if the Springer press, other reactionary speakers and business associations complain about how leftwing / social-democratic positions in the SPD moan, howl, and paint the downfall of Germany as a business location. They never do anything else, even if the SPD overtakes the CDU and FDP on the far right. Do not pretend and do not mark a clown. Separate rumpling pills and hollow phrases, for example, the candidate can leave to the FDP and AfD, for which are predestined and they can do that really well.</text:p>
          </table:table-cell>
          <table:table-cell office:value-type="string" calcext:value-type="string">
            <text:p>negative</text:p>
          </table:table-cell>
          <table:table-cell table:number-columns-repeated="1021"/>
        </table:table-row>
        <table:table-row table:style-name="ro20">
          <table:table-cell office:value-type="string" calcext:value-type="string">
            <text:p>"Das finde ich aktuell das Interessanteste! Alle sondieren und sondieren, regiert wird eigentlich nicht! Und?? Es läuft Alles wie gehabt!! Ich glaube tats. dass Politik maßlos überschätzt wird! Die Figuren da sind ohnehin nur ""Potemkinsche Dörfer fürs dumme Wahlvolk"" Wirkliche Entscheidungen laufen sowieso woanders ab und der Bürger hat da gar nichts zu sagen! Er darf Allenfalls die Fehlentwicklungen bezahlen! (siehe Bankenrettung, Dieselskandal oder AirBerlin Übernahme durch die LH)!! Die Sondierungsgespräche sind ein Theaterstück fürs demokratiegläubige Volk inklusive regelmässigem Winken vom Balkon! Wie diese ausgehen ist so Entscheidend wie der berühmte Sack Reis!"</text:p>
          </table:table-cell>
          <table:table-cell office:value-type="string" calcext:value-type="string">
            <text:p>"I currently find that the most interesting! Everyone probes and probes, not really governed! And?? Everything works as usual !! I guess that politics is grossly overestimated! The figures are anyway only ""Potemkinsche villages for the stupid electorate"" Real decisions run anyway somewhere else and the citizen has nothing to say! He may at most pay for the wrong developments! (see bailout, diesel scandal or AirBerlin takeover by the LH) !! The exploratory talks are a play for the democratic people, including regular waving from the balcony! How this is going is as crucial as the famous sack of rice!"</text:p>
          </table:table-cell>
          <table:table-cell office:value-type="string" calcext:value-type="string">
            <text:p>negative</text:p>
          </table:table-cell>
          <table:table-cell table:number-columns-repeated="1021"/>
        </table:table-row>
        <table:table-row table:style-name="ro30">
          <table:table-cell office:value-type="string" calcext:value-type="string">
            <text:p>er macht es in Wirklichkeit auf Kosten der Bürger, die im Endeffekt seine Nachtsicht bezahlen. wie dumm dioch die Deutschen Bürger sind, sich das gefallen zu lassen. Neuwahlen kosten ein Vermögen!</text:p>
          </table:table-cell>
          <table:table-cell office:value-type="string" calcext:value-type="string">
            <text:p>he actually does it at the expense of the citizens who in the end pay his night vision. how stupid the Germans are to let that happen. New elections cost a fortune!</text:p>
          </table:table-cell>
          <table:table-cell office:value-type="string" calcext:value-type="string">
            <text:p>negative</text:p>
          </table:table-cell>
          <table:table-cell table:number-columns-repeated="1021"/>
        </table:table-row>
        <table:table-row table:style-name="ro18">
          <table:table-cell office:value-type="string" calcext:value-type="string">
            <text:p>Glauben Sie wirklich inhaltlich Wichtiges in den Protokollen zu finden? Haben Sie nicht die endlosen Sprechblasen verfolgt? Weitere Informationen werden Sie in den Papieren nicht finden ausser massenhaft eckige Klammern. Wie kann man derartige Politiker noch Ernst nehmen und sie nochmals wählen. Das Versagen wird sich exakt wiederholen und es wird solange gewählt bis der dumme Bürger einknickt oder die Wahlbeteiligung einstellig wird. Also sparen Sie sich nach Kompetenz zu fragen, Hopfen und Malz...</text:p>
          </table:table-cell>
          <table:table-cell office:value-type="string" calcext:value-type="string">
            <text:p>Do you really believe in the important content to find in the logs? Did not you pursue the endless speech bubbles? You will not find more information in the papers except masses of square brackets. How can you take such politicians seriously and choose them again. The failure will repeat exactly and it will be chosen until the stupid citizen collapses or the turnout is single-digit. So save yourself asking for expertise, hops and malt ...</text:p>
          </table:table-cell>
          <table:table-cell office:value-type="string" calcext:value-type="string">
            <text:p>negative</text:p>
          </table:table-cell>
          <table:table-cell table:number-columns-repeated="1021"/>
        </table:table-row>
        <table:table-row table:style-name="ro18">
          <table:table-cell office:value-type="string" calcext:value-type="string">
            <text:p>"Deutschland leidet unter dem ""Doofbrindt-Syndrom"": Der Krankheit, die darin besteht, dass vorwiegend Gestalten, die nix wissen und nix können, der politischen Elite angehören und gaaaaanz weeeeit die dumme Klappe aufreißen. Mit derlei Individuen ist vernünftiges Einvernehmen nicht zu erzielen, sowas ist nicht kompromissfähig. Denen geht's auch nie um die Sache, sondern wahlweise um die eigene Karriere und/oder das Wohlergehen ihrer regionalen Trachtler-Partei."</text:p>
          </table:table-cell>
          <table:table-cell office:value-type="string" calcext:value-type="string">
            <text:p>"Germany suffers from the ""Doofbrindt syndrome"": The disease, which consists in the fact that mainly figures who know nothing and nothing can belong to the political elite and gaaaaanz weeeeit the stupid flap. With such individuals reasonable agreement can not be achieved, something is not compromising. It's never about the cause, but either about their own career and / or the well-being of their regional Trachtler party."</text:p>
          </table:table-cell>
          <table:table-cell office:value-type="string" calcext:value-type="string">
            <text:p>negative</text:p>
          </table:table-cell>
          <table:table-cell table:number-columns-repeated="1021"/>
        </table:table-row>
        <table:table-row table:style-name="ro22">
          <table:table-cell office:value-type="string" calcext:value-type="string">
            <text:p>Richtig; aber wenn sie/er sich nicht auf eine möglichst stabile Mehrheit im BT stützen kann, bleibt sie/er ein/e KanzlerIn von der traurigen Gestalt. Das kann niemand wollen. Also gibt es Neuwahlen, was denn sonst? Dabei werden die Unionsparteien, die GRÜNEN und - leider - auch die AfD Zuwächse einfahren. Die FDP wird sich verabschieden müssen und die SPD wird - mit und ohne Schulz - unter 20% fallen. Wenn es für schwarz-grün nicht reicht, wird es schwarz-rot, nur mit dem Unterschied, dass die SPD dabei noch weniger zu sagen haben wird, als sie zu sagen gehabt hätte, wenn sie sich nicht so saudumm-kindisch verhalten hätte, wie nach der Wahl vom 24.09.2017.</text:p>
          </table:table-cell>
          <table:table-cell office:value-type="string" calcext:value-type="string">
            <text:p>Correct; but if he / she can not rely on a stable majority in the BT, he / she remains a chancellor of the sad shape. Nobody wants that. So there are new elections, what else? The union parties, the GREENS and - unfortunately - the AFD increases will enter. The FDP will have to say goodbye and the SPD will fall below 20% with and without Schulz. If it's not enough for black and green, it will turn black and red, only with the difference that the SPD will have even less to say than she would have had to say, if she had not behaved as silly-childish as after the election of 24.09.2017.</text:p>
          </table:table-cell>
          <table:table-cell office:value-type="string" calcext:value-type="string">
            <text:p>negative</text:p>
          </table:table-cell>
          <table:table-cell table:number-columns-repeated="1021"/>
        </table:table-row>
        <table:table-row table:style-name="ro16">
          <table:table-cell office:value-type="string" calcext:value-type="string">
            <text:p>warum es auf einmal mit der SPD bergauf ging? Wegen eines sich selbst bereichernden Europabeamten auf Populismustrip? Die SPD-Genossen haben jeden Kontakt zur Realität verloren. Der Jubel hatte etwas von einer Sekte. Jetzt wo der Wähler Inhalte will, da platzt die Schulzblase. Für wie dumm hält die SPD die Wähler?</text:p>
          </table:table-cell>
          <table:table-cell office:value-type="string" calcext:value-type="string">
            <text:p>why did it suddenly go uphill with the SPD? Because of a self-enriching European official on Populismustrip? The SPD comrades have lost all contact with reality. The jubilation had something of a sect. Now that the voter wants content, the school bubble bursts. How stupid does the SPD think the voters?</text:p>
          </table:table-cell>
          <table:table-cell office:value-type="string" calcext:value-type="string">
            <text:p>negative</text:p>
          </table:table-cell>
          <table:table-cell table:number-columns-repeated="1021"/>
        </table:table-row>
        <table:table-row table:style-name="ro61">
          <table:table-cell office:value-type="string" calcext:value-type="string">
            <text:p>Zunächst einmal sollte sich die SPD für den Bockmist der vergangenen Jahre, in der sie in der Regierung waren, klar und deutlich entschuldigen. Dieses Eingeständnis allein wäre schon eine gute Grundlage um Vertrauen wieder herzustellen. Sie sollten sich jeglichem Wahlkampf entziehen indem sie dieses seit langer Zeit unglaublich lächerliche Spiel nach dem Motto : wir sind besser als die anderen nicht mehr mitspielen. Sie sollten jegliches populistisches, dummes, bestimmte Bevölkerungsgruppen ausgrenzende Geplapper, unterlassen. Schlussletztendlich sollten sie auch die Berichterstattung von Mainstreammedien wie SPON ignorieren, die dann einfach mal in den Raum stellen: Gerechtigkeit zieht weniger als erhofft .aha, es zieht weniger nun, in diesem Land geht es unglaublich ungerecht zu, das hat auch mittlerweile der letzte Hinterwäldler verstanden, das ist kein Wahlkampfthema, sondern Realität! Und warum soll die SPD denn Koalitionen mit Parteien eingehen die in der Regierungszeit so ziemlich alles in den Sand gesetzte haben? Es gibt Alternativen, ja! Aber nein, mit den Linken koalieren das riecht nicht gut. Nach der Meinung von SPON und SPD schreckt das wohl ab..obwohl! Warum eigentlich? Die Linken sind doch die einzige Partei die noch übrig bleibt! alle anderen haben doch schon auf Bundesebene, eindeutig belegbar, versagt! Geht es denn wirklich noch schlechter? Ist es nicht an der Zeit den Parteien endlich das Zepter in die Hand zu geben, die bislang nicht in der Lage waren zu beweisen, dass sie es besser können? Wenn auch dieses letzte Experiment schief geht, dann wissen wir endlich : alle Parteien sind obsolet.</text:p>
          </table:table-cell>
          <table:table-cell office:value-type="string" calcext:value-type="string">
            <text:p>"First of all, the SPD should apologize clearly for the sting of past years in which they were in government. This admission alone would be a good basis to restore trust. You should avoid electoral struggles by playing this unbelievably ridiculous game for a long time: ""We are better than the others?"" no longer play. They should refrain from any populist, stupid, exclusionary chattering of certain populations. Finally, they should also ignore the coverage of mainstream media like SPON, who then just put in the room: ""Justice draws less than hoped ?? .aha, it attracts less now, in this country it's incredibly unfair to, which also has now understood the last Hillbilly, this is not a campaign issue, but reality! And why should the SPD enter into coalitions with parties that have put pretty much everything to rest in the reign? There are alternatives, yes! But no, with the left coalition that does not smell good. In the opinion of SPON and SPD that probably scares off..although! Why? The left are the only party left! All others have already failed at the federal level, clearly verifiable! Is it really even worse? Is not it time to give the parties the scepter who have not been able to prove that they can do better? Even if this last experiment goes awry, we finally know that all parties are obsolete."</text:p>
          </table:table-cell>
          <table:table-cell office:value-type="string" calcext:value-type="string">
            <text:p>negative</text:p>
          </table:table-cell>
          <table:table-cell table:number-columns-repeated="1021"/>
        </table:table-row>
        <table:table-row table:style-name="ro9">
          <table:table-cell office:value-type="string" calcext:value-type="string">
            <text:p>"Sicher. Das wird ihnen jeden Tag aus jedem Medium gefühltes Duzend mal gesagt oder geschrieben. Sogar solch ""linke"" Organe wie taz sprechen sich gegen die Linke und schreiben Elogen auf das neue ""sozialliberale"" (""Empathie ohne Umverteilung"") Gefühl. Die Eliten, also die 10%, die sicherlich mehr als 70% des Vermögens in diesem Lande besitzen, lachen sich schlapp, wenn z.B. dieOma mit ihrem Häuschen medial gegen die Vermögenssteuer mobilisiert wird. Seit 27 Jahren wird Linke hier schmuddelig geschrieben, die CDU dagegen würde schon in 8 Jahren kein Problem damit haben, eine Koalition mit der, dann sicherlich ""erneuerten"", AfD einzugehen. Und keinen würde es jucken. Sind also die Wähler dumm? Sie werden dumm gemacht."</text:p>
          </table:table-cell>
          <table:table-cell office:value-type="string" calcext:value-type="string">
            <text:p>"For sure. This is said or written to you every day from every medium you felt dozens of times. Even such ""left"" organs as taz speak against the left and write eloquence on the new ""social liberal"" (""empathy without redistribution"") sentiment. The elites, that is the 10%, who certainly have more than 70% of the wealth in this country, laugh lethargically when, for example, the grandma with her house is medially mobilized against the wealth tax. For 27 years, Left is dingy written here, the CDU, however, would have no problem in 8 years, a coalition with the, then certainly ""renewed"", AfD. And no one would itch. So are voters stupid? They are being stupid."</text:p>
          </table:table-cell>
          <table:table-cell office:value-type="string" calcext:value-type="string">
            <text:p>negative</text:p>
          </table:table-cell>
          <table:table-cell table:number-columns-repeated="1021"/>
        </table:table-row>
        <table:table-row table:style-name="ro12">
          <table:table-cell office:value-type="string" calcext:value-type="string">
            <text:p>hat einige Eigenschaften, er ist verführbar, leichtgläibig,aber dummerweise kann er auch denken. Er hat analysiert, was da an Substanz ist, da wird der Ex-Prügelknbe der EU plötzlich zum Messias, kann etwas nicht stimmen, hat Kraft NRW erfolgreich regiert?Im Gegenteil, wie gerecht ist die jahrelange Alimentierung von Schulz auf hohem Niveau?Das mußte scheitern! Nach NRW werden alle über St. Martin herfallen!</text:p>
          </table:table-cell>
          <table:table-cell office:value-type="string" calcext:value-type="string">
            <text:p>he has some qualities, he is seductive, easy-going, but stupidly he can think too. He has analyzed what is the substance, since the ex-spanking of the EU is suddenly the Messiah, something can not be right, NRW power has ruled successfully? On the contrary, how fair is the years of Alimony Schulz at a high level? fail! After NRW everyone will attack St. Martin!</text:p>
          </table:table-cell>
          <table:table-cell office:value-type="string" calcext:value-type="string">
            <text:p>negative</text:p>
          </table:table-cell>
          <table:table-cell table:number-columns-repeated="1021"/>
        </table:table-row>
        <table:table-row table:style-name="ro39">
          <table:table-cell office:value-type="string" calcext:value-type="string">
            <text:p>ich denke das eine Neuwahl kein anderes Ergebnis bringt. Deshalb werden die selben Politiker wieder gefragt. Die SPD könnte sich dann als Retter präsentieren ob mit oder ohne Inhalte. Ein zweiter Aufguss Jameika ist dann nicht möglich bzw. wäre unglaublich und dumm. Wenn es in einem Land so unterschiedliche Positionen gibt dann muss es eine Kultur geben in dem das gespiegelt wird. Vor Kompromissen die keiner wirklich will graut mir. Verteilt die einzelnen Posten und lasst die jeweiligen Amtsinhaber ihre Politik darstellen. So gross sind die Unterschiede nicht auch wenn einige Parteien meinen sie müssen schärfer formulieren als andere. und dann kann man abbrechen lassen. ein FDP Mann macht keine CSU Politik in seinem Ministerium und umgekehrt auch nicht. Hoffe ich !</text:p>
          </table:table-cell>
          <table:table-cell office:value-type="string" calcext:value-type="string">
            <text:p>I think that a new election brings no other result. That's why the same politicians are asked again. The SPD could then present itself as a savior, with or without content. A second infusion Jameika is then not possible or would be incredible and stupid. If there are such different positions in a country, then there must be a culture in which this is mirrored. I do not dread compromises that nobody really wants. Distribute the individual items and let the respective incumbents express their policies. The differences are not that great even if some parties think they must spell out sharper than others. and then you can stop. an FDP man does not do CSU politics in his ministry and vice versa either. I hope !</text:p>
          </table:table-cell>
          <table:table-cell office:value-type="string" calcext:value-type="string">
            <text:p>negative</text:p>
          </table:table-cell>
          <table:table-cell table:number-columns-repeated="1021"/>
        </table:table-row>
        <table:table-row table:style-name="ro47">
          <table:table-cell office:value-type="string" calcext:value-type="string">
            <text:p>"Von Luther kommt sinngemäß der Ausspruch: ""Wenn viel geredet wird, wird auch viel Unsinn geredet"" Wir vergessen immer, dass Parlamentarier einfach nur Vielredner sind. ""Parlare Italiano?Parlez vous francaise?"" Damit sind sie auch Menschen, die keine Schwielen vom Arbeiten an den Händen haben. Würden sie mit ihrer Hände Arbeit noch zusätzlich ihr täglich Brot verdienen müssen, sähe die Welt vermutlich anders aus. Wer aber keine praktischen Lebenserfahrungen hat, ist eigentlich ungeeignet zum Regieren, weil er die Konsequenzen seines Redens nicht kennt. Aus meiner Erfahrung heraus begegne ich politisch tätigen Menschen mit großer Vorsicht, denn deren Basis ist zumeist Ironie, Besserwissertum, oft Borniertheit und Arroganz, Intrige und Verrat. Die FDP war immer nur Zünglein an der Waage, hatte also mechanisch gesehen nur die Aufgabe des Anzeigens. Die Farbe Gelb war immer schon die Farbe der Falschheit, und Liberalismus als Ideologie das Festhalten an Entscheidungsangst zugunsten des eigenen Wohlstandes. Grün ist zwar die Farbe der Hoffnung. Nur, die Hoffnung war von den vielen Plagen die letzte gewesen, die in der Büchse der Pandora verblieb. Die Hoffnung der Grünen ist darum eine Plage, weil diese Herrschaften mit ihrem Kopf immer über den Wolken schweben, aber nie die Realität wahrnehmen. Die SPD sollte Schulz weg schicken und mit Merkel eine Große Koalition wagen. Das ewige von den Medien so geliebte dumme Gerede muss endlich aufhören. Damit verdienen sich nur etliche Moderatoinnen und Moderatoren eine goldene Nase."</text:p>
          </table:table-cell>
          <table:table-cell office:value-type="string" calcext:value-type="string">
            <text:p>"The saying goes by Luther: ""When there is a lot of talk, a lot of nonsense is also talked about."" We always forget that parliamentarians are just polyglot speakers. ""Parlare Italiano? Parlez vous francaise?"" Thus, they are also people who have no calluses from working on their hands. If they had to earn their daily bread with their hands, the world would probably look different. But who has no practical life experiences, is actually unsuitable for governing, because he does not know the consequences of his speech. From my experience, I treat politically active people with great caution, because their basis is mostly irony, know-it-all, often narrowness and arrogance, intrigue and betrayal. The FDP was always just the tip of the scales, so mechanically had only the task of displaying. The color yellow has always been the color of falsehood, and liberalism as an ideology adhering to decision anxiety in favor of one's own prosperity. Green is the color of hope. Only hope had been the last of the plagues that remained in Pandora's box. The hope of the Greens is therefore a plague, because these gentlemen always hover with their heads above the clouds, but never perceive the reality. The SPD was to send Schulz away and venture a grand coalition with Merkel. The eternal silly talk so beloved by the media must finally stop. Thus, only a few moderators and moderators deserve a golden nose."</text:p>
          </table:table-cell>
          <table:table-cell office:value-type="string" calcext:value-type="string">
            <text:p>negative</text:p>
          </table:table-cell>
          <table:table-cell table:number-columns-repeated="1021"/>
        </table:table-row>
        <table:table-row table:style-name="ro4">
          <table:table-cell office:value-type="string" calcext:value-type="string">
            <text:p>dann gleitet der jamaikanische Bob zur Startlinie! Lenkerin Merkel wartet schon mal vorsitzend, Herr Tritin hat langsam Platz genommen, Herr Seehofer versucht noch immer den Bob zurück zu schieben. da wird es dem vierten zu dumm und er steigt wieder aus. schickt die doch mal in Ruhestand und macht Platz für frische Köpfe! die Ära der Abnickzombies hat mit 709 Mitspielern auch mit Quantität nichts gerettet! Qualitätskontrolle? da werden etliche umetikettiert als noch haltbar, dem Bürger/Wähler wird schon vom Anblick her ganz anders und das soll man noch loben? ach ja schuld war die AFD nicht Merkel ...</text:p>
          </table:table-cell>
          <table:table-cell office:value-type="string" calcext:value-type="string">
            <text:p>then the Jamaican Bob glides to the starting line! Lenker Merkel already presiding, Mr. Tritin has slowly taken place, Mr. Seehofer is still trying to push the bob back. There it gets too stupid for the fourth and he gets out again. send them off and make room for fresh minds! the era of the Abnickzombies did not save anything with 709 players even with quantity! Quality control? there are some umetikettiert as still durable, the citizens / voters is already from the point of view quite different and that should be praised? oh yes, the AFD was not guilty Merkel ...</text:p>
          </table:table-cell>
          <table:table-cell office:value-type="string" calcext:value-type="string">
            <text:p>negative</text:p>
          </table:table-cell>
          <table:table-cell table:number-columns-repeated="1021"/>
        </table:table-row>
        <table:table-row table:style-name="ro10">
          <table:table-cell office:value-type="string" calcext:value-type="string">
            <text:p>es wird nichts werden. Offensichtlicher kann man Merkels Unfähigkeit als Führer nicht dokumentieren. Als designierte Kanzlerin sprich Regierungschef wäre es ihr Aufgabe die Line vorzugeben, immerhin will sie mit dieser Koalition regieren. Alles Fehlanzeige, dumm aus der Wäsche schauen, mit dem Handy spielen und weiter so ich habe ja keine Fehler gemacht, na ja wie auch , wer nichts tut oder entscheidet kann auch keine Fehler machen.</text:p>
          </table:table-cell>
          <table:table-cell office:value-type="string" calcext:value-type="string">
            <text:p>it will not be. Obviously, one can not document Merkel's inability as a leader. As designated Chancellor, ie head of government, it would be her task to pretend the line, after all, she wants to govern with this coalition. All wrong, stupid look out of the laundry, play with the phone and keep it up, I have made no mistakes, well, as well as who does nothing or can not make any mistakes.</text:p>
          </table:table-cell>
          <table:table-cell office:value-type="string" calcext:value-type="string">
            <text:p>negative</text:p>
          </table:table-cell>
          <table:table-cell table:number-columns-repeated="1021"/>
        </table:table-row>
        <table:table-row table:style-name="ro25">
          <table:table-cell office:value-type="string" calcext:value-type="string">
            <text:p>Naja dann werden die Gelben (also FDP) bei der nächsten Wahl wieder eine 2-3%-Partei. Die sollten jetzt schon ihren Laden dicht machen!! Und die Verweigerungspartei SPD wird auch noch abgestraft, besonders dieser störische Schulz und die dummschwätzende Nahles. Gesternabend in dem heutejournal (ZDF) wollte sie noch mit dem Moderator eine Wette abschließen, dass in der Nacht noch eine J.-Koalition gibt. Da sieht man mal wieder, diese Frau hat nur ne große Klappe aber keine Ahnung!</text:p>
          </table:table-cell>
          <table:table-cell office:value-type="string" calcext:value-type="string">
            <text:p>Well then the yellow (ie FDP) at the next election again a 2-3% party. They should already close their shop !! And the denying party SPD is also punished, especially this stubborn Schulz and the stupidly nauseating Nahles. Yesterday evening in the heutejournal (ZDF) she still wanted to conclude a bet with the moderator, that there is still a J.-Coalition at night. As you can see again, this woman has just a big mouth but no idea!</text:p>
          </table:table-cell>
          <table:table-cell office:value-type="string" calcext:value-type="string">
            <text:p>negative</text:p>
          </table:table-cell>
          <table:table-cell table:number-columns-repeated="1021"/>
        </table:table-row>
        <table:table-row table:style-name="ro11">
          <table:table-cell office:value-type="string" calcext:value-type="string">
            <text:p>Also damit hab ich nun nicht gerechnet. Hm, da hatte Herr Lindner wohl seine großen 5 Minuten, als er das Scheitern verkündet und die Wortwahl ist derart akurat, entweder ist er ein geborener Rethoriker oder die Sätze waren schon im Vorfeld gut auswendig gelernt. Bei Ihm habe ich die Befürchtung, das er jetzt einen politischen Feldzug startet ala Macron in Frankreich. Und so dumm wie die CDU/CSU und die Grünen nun dastehen, stehen seine Chancen nicht schlecht das zu schaffen. Er pokert hoch, aber er hat auch nichts zu verlieren, dem Grunde nach kann er nun die anderen vor sich her treiben und die werden es nun mit retohrischem Gegenfeuer beantworten, das war erst der Anfang. Hm, Neuwahlen also? Ich hoffe das die Grünen einen Denkzettel für Ihre Regierungsgeilheit bekommen. Es ist denkbar das nun Merkel selbst in den eigenen Reihen das Vertrauen verlieren wírd - das alte Mädchen kann einem nun kampfeslustigen Lindner kaum etwas entgegensetzen. Heißt also das alle Parteien wieder in den Wahlkampfmodus schalten. Uff, Deutschland ist da wohl gerade erst am Anfang seiner schwersten politischen Krise. Unregierbar heißt die Diagnose.</text:p>
          </table:table-cell>
          <table:table-cell office:value-type="string" calcext:value-type="string">
            <text:p>So I did not expect it now. Well, Mr. Lindner probably had his big 5 minutes when he announced the failure and the choice of words is so accurate, either he is a born rethorist or the sentences were well memorized in advance. With him I have the fear that he now starts a political campaign ala Macron in France. And as stupid as the CDU / CSU and the Greens now stand, his chances are not bad to make it. He plays poker high, but he has nothing to lose, basically he can now drive the others ahead of him and they will now answer with retouching backfire, that was only the beginning. Hm, new elections so? I hope that the Greens get a clue for your government lust. It is conceivable that now Merkel herself in her own ranks will lose confidence - the old girl can hardly oppose a now competitive Lindner something. So that means all parties turn back into the campaign mode. Uff, Germany is just there at the beginning of its worst political crisis. Unregulable is the diagnosis.</text:p>
          </table:table-cell>
          <table:table-cell office:value-type="string" calcext:value-type="string">
            <text:p>negative</text:p>
          </table:table-cell>
          <table:table-cell table:number-columns-repeated="1021"/>
        </table:table-row>
        <table:table-row table:style-name="ro29">
          <table:table-cell office:value-type="string" calcext:value-type="string">
            <text:p>Viel zu negativer Kommentar. Das ist auch kein trump oder brexit Moment, die alten Parteien cdu und spd hatte ja immer noch mit Abstand die meisten Stimmen bekommen. Dann hat Deutschland eben ne zeit lang keine ordentliche Regierung, davon geht die Welt auch nicht unter. Oder sehen wir es positiv: solange es keine Regierung gibt, solange kann diese auch keine dummen Fehler machen</text:p>
          </table:table-cell>
          <table:table-cell office:value-type="string" calcext:value-type="string">
            <text:p>Far too negative comment. This is not a trump or brexit moment, the old parties cdu and spd still got by far the most votes. Then, for a while, Germany has no decent government, and the world does not go under. Or do we see it positively: as long as there is no government, as long as it can not make any stupid mistakes</text:p>
          </table:table-cell>
          <table:table-cell office:value-type="string" calcext:value-type="string">
            <text:p>negative</text:p>
          </table:table-cell>
          <table:table-cell table:number-columns-repeated="1021"/>
        </table:table-row>
        <table:table-row table:style-name="ro27">
          <table:table-cell office:value-type="string" calcext:value-type="string">
            <text:p>Ich kann ihrem Beitrag nur zustimmen. Aber Kubicki und die fast- Afdler Dobrint und Seehofer und der Rest aus Bayern sind schon zu alt um sich zu bewegen. Die CSU starrt nur noch auf die AFD und merkt nicht, dass sie deren dumme Theorien gesellschaftsfähig macht. Da bleibt den Grünen wirklich nur noch der Ausstieg.</text:p>
          </table:table-cell>
          <table:table-cell office:value-type="string" calcext:value-type="string">
            <text:p>I can only agree with her contribution. But Kubicki and the fast-Afdler Dobrint and Seehofer and the rest of Bavaria are already too old to move. The CSU stares only at the AFD and does not realize that it makes their stupid theories socially acceptable. That leaves the Greens really only the exit.</text:p>
          </table:table-cell>
          <table:table-cell office:value-type="string" calcext:value-type="string">
            <text:p>negative</text:p>
          </table:table-cell>
          <table:table-cell table:number-columns-repeated="1021"/>
        </table:table-row>
        <table:table-row table:style-name="ro22">
          <table:table-cell office:value-type="string" calcext:value-type="string">
            <text:p>"Ich würde erst mal abwarten - die Aufforderung Assange zum US Botschafter zu machen aus den E-Mails kommt Ihnen nicht spanisch vor? Ehrlich? Und das: ""Hi Don, falls dein Vater 'verliert', ist es unserer Meinung nach viel interessanter, wenn er das NICHT eingesteht."" Das halten Sie für 'normal' ? Sorry aber das ganze ist so dummdreist dass ich eher auf einen extrem dämlich gemachten Versuch zu Satire tippe oder auf einen noch dämlicheren Versuch einer Zeitung an Informationen zu kommen (übersetzt vom Google Übersetzer und leicht korrigiert von Hand). Wenn das tatsächlich offiziell von WikiLeaks kam und ernst gemeint war - dann hat sich die Plattform erledigt."</text:p>
          </table:table-cell>
          <table:table-cell office:value-type="string" calcext:value-type="string">
            <text:p>"I'd wait and see - the call to make Assange the US ambassador from the emails does not seem Spanish to you? Honestly? And that: ""Hi Don, if your father 'loses', we think it will be much more interesting if he does NOT admit that."" Do you consider this to be 'normal'? Sorry but the whole thing is so stupid that I rather tap into an extremely stupid attempt to satire or on an even stupider attempt a newspaper to get information (translated by Google translator and slightly corrected by hand). If that actually came officially from WikiLeaks and was meant seriously - then the platform has done."</text:p>
          </table:table-cell>
          <table:table-cell office:value-type="string" calcext:value-type="string">
            <text:p>negative</text:p>
          </table:table-cell>
          <table:table-cell table:number-columns-repeated="1021"/>
        </table:table-row>
        <table:table-row table:style-name="ro12">
          <table:table-cell office:value-type="string" calcext:value-type="string">
            <text:p>"Sie widerlegen sich doch selbst: Sie, genau Sie, veröffentlichen hier doch gerade dummes Zeug in Serie. Und niemand hält Sie auf. Wo ist denn das rot-grün angehauchte Zensorenteam? Niemand stelle sich Ihnen in den Weg, wenn Sie einfach mal 20Mio. Arbeitslose erfinden. Ihr eigenes Argument löst sich mit genau dem Post in Luft auf, mit dem Sie das ""Argument"" veröffentlichen und Sie schnallen es noch nicht einmal...."</text:p>
          </table:table-cell>
          <table:table-cell office:value-type="string" calcext:value-type="string">
            <text:p>"You refute yourself: you, just you, just publish stupid stuff here in series. And nobody stops you. Where is the red-green-tinged censor team? Nobody stands in your way, just 20Mio. Inventing the unemployed. Your own argument dissolves with the very post in the air with which you publish the ""Argument"" and you do not even strap it on ...."</text:p>
          </table:table-cell>
          <table:table-cell office:value-type="string" calcext:value-type="string">
            <text:p>negative</text:p>
          </table:table-cell>
          <table:table-cell table:number-columns-repeated="1021"/>
        </table:table-row>
        <table:table-row table:style-name="ro10">
          <table:table-cell office:value-type="string" calcext:value-type="string">
            <text:p>Aber die SPD musste ja so dumm&lt;/b&gt; sein, gleich am Wahlabend jegliche Regierungskoalition strikt abzuweisen, anstatt vernünftigerweise mögliche Koalitionsgespräche abzuwarten. Allerdings würde ich die Kombination SPD/FDP nicht gerade für glücklich halten - die Älteren unter uns wissen ja noch ganz genau, was daraus das letzte Mal wurde, nämlich der hinterlistige Verrat seitens der FDP gegen einen der beten Kanzler, den Deutschland je hatte ...</text:p>
          </table:table-cell>
          <table:table-cell office:value-type="string" calcext:value-type="string">
            <text:p>But the SPD had to be so stupid, on election night, to reject any ruling coalition strictly instead of waiting for reasonable coalition talks. However, I would not consider the combination of SPD / FDP to be happy - the elderly among us still know exactly what happened to it the last time, namely the deceitful betrayal on the part of the FDP against one of the praying chancellors that Germany ever had. ,</text:p>
          </table:table-cell>
          <table:table-cell office:value-type="string" calcext:value-type="string">
            <text:p>negative</text:p>
          </table:table-cell>
          <table:table-cell table:number-columns-repeated="1021"/>
        </table:table-row>
        <table:table-row table:style-name="ro25">
          <table:table-cell office:value-type="string" calcext:value-type="string">
            <text:p>Es geht hier nicht um Hundertausende, die durch eine Familienzusammenführung ins Land kämen. Vielleicht würde aber eine Familie manch frustrierten Flüchtling befrieden und davon abhalten, auf dumme Ideen zu kommen. Warum also diesen Frust nähren und außerdem eine Regierungsbildung gefährden? Nur weil in Bayern bald wieder Wahlen sind und Seehofer mit dem Rücken zur Wand steht? Wo bleibt überhaupt in der CHRISTLICH-Sozialen Union die christliche Nächstenliebe wenigstens in der Vorweihnachszeit?</text:p>
          </table:table-cell>
          <table:table-cell office:value-type="string" calcext:value-type="string">
            <text:p>This is not about hundreds of thousands who would come into the country through a family reunification. But perhaps a family would pacify many a frustrated refugee and stop them from coming up with stupid ideas. So why nourish this frustration and endanger a government formation? Just because there are elections in Bavaria again soon and Seehofer is standing with his back to the wall? In the CHRISTIAN-Social Union, where does Christian charity at least stay in the pre-Christmas period?</text:p>
          </table:table-cell>
          <table:table-cell office:value-type="string" calcext:value-type="string">
            <text:p>negative</text:p>
          </table:table-cell>
          <table:table-cell table:number-columns-repeated="1021"/>
        </table:table-row>
        <table:table-row table:style-name="ro38">
          <table:table-cell office:value-type="string" calcext:value-type="string">
            <text:p>Ich lasse den Rest mal weg, in den ersten Sätzen ist eigentlich alles gesagt. Das Problem ist doch - manchmal geht es nicht zusammen. Wenn Sie mit 8 Freunden irgendwas machen wollen ... 2 wollen Fußball spielen, 2 Handball, 2 Tennis und 2 wollen einfach baden gehen ... was machen Sie dann? Wasserball mit Schlägern und 10 Pausen? Nur damit 'man was gemeinsam macht'? Das ist albern. Der von Ihnen beschriebene und zu Recht kritisierte Einheitsbrei kommt doch genau daher dass sich alle verbiegen bis fast nichts mehr eigenes übrig ist. Das passiert im Moment. Was rauskommt ist eine Suppe die keinem wirklich schmeckt oder nutzt - also warum nicht aufhören mit kochen? Die Grünen oder die FDP, ich bin da wirklich leidenschaftslos als mehr oder weniger neutraler Beobachter aus den Niederlanden, könnten aus der Opposition vermutlich im Einzelfall bei Themen die ihnen wirklich wichtig sind mehr erreichen als in der Regierung als Minijuniorpartner. Im Moment wird wieder 'keine Politik' hinter jeder Menge nichtssagender Floskeln versteckt und das ganze Konstrukt fällt bei der ersten ernsthaften Belastung auseinander - und dann muss man mitten in einer Krise in der man Stabilität braucht mit Notlösungen operieren. Das ist dumm.</text:p>
          </table:table-cell>
          <table:table-cell office:value-type="string" calcext:value-type="string">
            <text:p>I'll leave the rest, in the first sentences everything is actually said. The problem is - sometimes it does not work together. If you want to do something with 8 friends ... 2 want to play football, 2 handball, 2 tennis and 2 just want to go swimming ... what do you do then? Water polo with rackets and 10 breaks? Just to 'do something together'? That's silly. The unified pabulum you described and rightfully criticized comes from the fact that everyone is bending until almost nothing is left. That happens at the moment. What comes out is a soup that no one really tastes or uses - so why not stop cooking? The Greens or the FDP, I'm really dispassionate as a more or less neutral observer from the Netherlands, could probably achieve more from the opposition on a case by case basis than they do in the government as a mini-junior partner. Right now 'no politics' is hiding behind a lot of meaningless phrases again and the whole construct falls apart at the first serious strain - and then you have to operate in the middle of a crisis where you need stability with emergency solutions. That's stupid.</text:p>
          </table:table-cell>
          <table:table-cell office:value-type="string" calcext:value-type="string">
            <text:p>negative</text:p>
          </table:table-cell>
          <table:table-cell table:number-columns-repeated="1021"/>
        </table:table-row>
        <table:table-row table:style-name="ro20">
          <table:table-cell office:value-type="string" calcext:value-type="string">
            <text:p>Da ich selber auch Jahrzehnte in diesen Ländern verbracht habe, kann ich auch nur staunen. Aber nicht über die Familienclans, die sehr gross sind, sondern über die Unverfrohrenheit mit Politiker glauben die Bürger anlügen zu können. Im Moment geht es um Ehepartner und Kinder oder bei Minderjährigen um Eltern OHNE Geschwister. Kaum werden letztere da sein, wird dann die nächste Familienzusammenführung mit den Zurückgebliebenen eingefädelt, sind ja dann auch nahe Angehörige. Das geht ganz langsam so weiter bis schlussendlich der letzte der Familie da sein wird. Die dummen Deutschen werdens nicht merken, da alle diese Leute in keiner Statistik für Asylbewerber auftauchen.</text:p>
          </table:table-cell>
          <table:table-cell office:value-type="string" calcext:value-type="string">
            <text:p>Since I myself spent decades in these countries, I can only marvel. But not about the family clans, which are very large, but about the impertinence with politicians believe the citizens lie to be able to. At the moment it is about spouses and children or for minors to parents WITHOUT siblings. Hardly the latter will be there, then the next family reunion is threaded with the backward, so are then close relatives. This goes on very slowly until finally the last of the family will be there. The stupid Germans will not notice, since all these people do not appear in any statistics for asylum seekers.</text:p>
          </table:table-cell>
          <table:table-cell office:value-type="string" calcext:value-type="string">
            <text:p>negative</text:p>
          </table:table-cell>
          <table:table-cell table:number-columns-repeated="1021"/>
        </table:table-row>
        <table:table-row table:style-name="ro24">
          <table:table-cell office:value-type="string" calcext:value-type="string">
            <text:p>"Erst heute hat eine separatistin im Katalanischen Fernsehen (RAC1) gesagt ""Spanien habe mit Militärgewalt und entsprechend Blutvergiessen gedroht..."". Ein Glück dass mittlerweile niemand mehr in Europoa und Weltweit diesen separatisten glaubt, die ca 40% der Bevölkerung Katalonien ausmachen, und von diesen 40 % nur 10% die anderen ""verarschen"" wollen. Das letzte gesagte ist von einer Frau Rovira, Marta sehr bekannt in Katalonien und dem Rest Spaniens gibt aber die Herkunft nicht an, eigenartig. Was wollen die nur vertuschen? Die Katalanen sind nicht so dumm, einmal verarscht, möglich, zweimal glaube ich aber nicht. Was ich noch nicht verstehe ist der Beitrag Belgiens in dieser Sache. Die Staatsanwaltschaft Belgiens hat informationen über die Unterbringung von Häftlingen in Spanischen Gefängnissen angefordert. Was soll dass den? Werden in Belgien die Straftäter in 5-Sterne Hotels untergebracht? Ich kann nur hoffen dass in Spanien nicht viele die Unterbringungen gesehen haben, sonst haben wir demnächst sehr viele Straftäter, alle wollen rein. Puigdemont &amp; Co sind keine Politischen Gefangene, das ist Schwachsinn, wer kommt denn jetzt für die ganzen Kosten auf die durch dieses Hirnlose Verhalten entstanden ist? Jetzt müssen alle anderen Spanischen Autonomien die Rechnung bezahlen, toll ne. Ich weiss dass dieses in Deutschland gelesen wird, und kenne sehr gut die Deutsche Mentalität, bin mir sicher dass es ausreichend bekannt ist was hier passiert, in den Deutschen Nachrichten erscheint es auch immer seltener und wenn dann sehr am Ende weil es nicht glaubhaft ist was diese ""Separatisten"" (nicht alle Katalanen) alles an Lügen verbreiten. Sollen die Belgier Puigdemont &amp; Co, wie auch damals Mitglieder der Terrororganisation ETA, behalten. Ein Satz noch, warum werden so viele Cyberattacken von Russichen Territorium aus gestartet (Brexit, Niederländische Wahlen, Französiche Wahlen, ... , und jetzt mit Lügen über Spanien, auch sehr verwundernswert. Europa darf nicht gespaltet werden, genau das Gegenteil müssen alle Europäer erreichen. Die Kraft liegt im Zusammenschluss, nicht in der Trennung."</text:p>
          </table:table-cell>
          <table:table-cell office:value-type="string" calcext:value-type="string">
            <text:p>"Only today has a separatist on Catalan television (RAC1) said ""Spain has threatened with military violence and bloodshed ..."". Lucky that now no one in Europe and Worldwide believes these separatists, who make up about 40% of the population of Catalonia, and of these 40% only 10% want to ""fool"" the others. The last said is of a Mrs. Rovira, Marta very well known in Catalonia and the rest of Spain does not indicate the origin, strange. What do they want to cover up? The Catalans are not so stupid, once fooled, possible, twice I do not think so. What I do not understand yet is the contribution of Belgium in this matter. The prosecutor of Belgium has requested information about the placement of detainees in Spanish prisons. What should that mean? Are the criminals accommodated in 5-star hotels in Belgium? I can only hope that in Spain not many have seen the accommodations, otherwise we will soon have a lot of offenders, all want in. Puigdemont &amp; Co are not Political Prisoners, that is nonsense, who is now responsible for all the costs incurred by this mindless behavior? Now all other Spanish Autonomies have to pay the bill, great. I know that this is read in Germany, and know very well the German mentality, I am sure that it is sufficiently known what happens here, in the German news it seems also less and less and if then at the end because it is not credible what these ""separatists"" (not all Catalans) are all lying. Should the Belgians Puigdemont &amp; Co, as well as then members of the terrorist organization ETA, keep. One more sentence, why are so many cyberattacks launched from Russian territory (Brexit, Dutch elections, French elections, ..., and now lies about Spain, also very surprising) Europe must not be split, the opposite is true for all Europeans The power lies in the merger, not in the separation."</text:p>
          </table:table-cell>
          <table:table-cell office:value-type="string" calcext:value-type="string">
            <text:p>negative</text:p>
          </table:table-cell>
          <table:table-cell table:number-columns-repeated="1021"/>
        </table:table-row>
        <table:table-row table:style-name="ro14">
          <table:table-cell office:value-type="string" calcext:value-type="string">
            <text:p>Der wahre Verbrecher hier ist Rajoy, verhält sich wie ein Diktator und lässt friedliche Menschen, welche lediglich ihre Stimme abgeben wollten, von der Polizei niederknüppeln. Wenn das die Definition von Demokratie sein soll, dann gute Nacht. Desweiteren ist dieses Verhalten einfach nur dumm. Hätte Madrid nicht auf die Abstimmung reagiert, hätten die Separatisten sehr warscheinlich verloren, weil die meissten Katalanen sich sowiso nicht abspalten wollten. Das war allerdings vor den Gewaltbildern im Fernsehen. Selbst wenn die Mehrheit für eine Loslösung gestimmt hätte, wäre es ganz einfach gewesen, die Abstimmung für ungültig zu erklären. Dadurch dass Rajoy wie ein Kampfhund um sich beisst, bekommen die Separatisten mehr Zulauf und das Thema wird noch jahrelang in den Nachrichten auftauchen. Ergo: Rajoy muss weg!</text:p>
          </table:table-cell>
          <table:table-cell office:value-type="string" calcext:value-type="string">
            <text:p>The real criminal here is Rajoy, who behaves like a dictator and gets the peaceful police from the police who just wanted to vote. If that is the definition of democracy, then good night. Furthermore, this behavior is just stupid. Had Madrid not responded to the vote, the separatists would most likely have lost, because most of the Catalans did not want to secede anyway. That was, however, before the violence on television. Even if the majority voted to break up, it would have been quite easy to void the vote. The fact that Rajoy bites like a fighting dog around, the separatists get more inflow and the topic will appear for years in the news. Ergo: Rajoy has to go!</text:p>
          </table:table-cell>
          <table:table-cell office:value-type="string" calcext:value-type="string">
            <text:p>negative</text:p>
          </table:table-cell>
          <table:table-cell table:number-columns-repeated="1021"/>
        </table:table-row>
        <table:table-row table:style-name="ro10">
          <table:table-cell office:value-type="string" calcext:value-type="string">
            <text:p>Werfen Sie Belgien bitte nicht vor, jetzt alles formal wirklich richtig machen zu wollen. Schliesslich wurde BE vom Putschdämon instrumentalisiert. Selbst ein Formfehler würde BE noch weiter in die Posse hineinziehen, als es verdient. Als seit Jahrzehnten verbundener Freund Kataloniens macht mich das Handeln der Radikalen traurig. Katalan war schon immer stolz und eigenständig im Verbund mit Spanien, aber nicht dumm, wie die populistischen Putschisten jetzt.</text:p>
          </table:table-cell>
          <table:table-cell office:value-type="string" calcext:value-type="string">
            <text:p>Please do not reproach Belgium for wanting to do everything formally right now. Finally, BE was instrumentalized by the coup demon. Even a flaw would drag BE further into the posse than it deserves. Being a friend of Catalonia for decades, the action of the radicals makes me sad. Catalan has always been proud and independent in association with Spain, but not stupid, like the populist coup now.</text:p>
          </table:table-cell>
          <table:table-cell office:value-type="string" calcext:value-type="string">
            <text:p>negative</text:p>
          </table:table-cell>
          <table:table-cell table:number-columns-repeated="1021"/>
        </table:table-row>
        <table:table-row table:style-name="ro29">
          <table:table-cell office:value-type="string" calcext:value-type="string">
            <text:p>Merkwürdig, dass immer mehr Milliardäre vom privaten Palast in den Präsidentenpalast wechseln. Scheinbar verspricht viel Geld, das im Wahlkampf investiert wird, politische Macht. Oder sind die Leute so dumm und glauben, dass jemand der wirtschaftlich potent ist, dies auch in der Politik sein wird. Die Beispiele Trump und Poroschenko beweisen eigentlich das Gegenteil.</text:p>
          </table:table-cell>
          <table:table-cell office:value-type="string" calcext:value-type="string">
            <text:p>Strange that more and more billionaires are moving from the private palace to the presidential palace. Apparently, a lot of money invested in the election campaign promises political power. Or are people so stupid and believe that someone who is economically potent will also be in politics. The examples Trump and Poroshenko actually prove the opposite.</text:p>
          </table:table-cell>
          <table:table-cell office:value-type="string" calcext:value-type="string">
            <text:p>negative</text:p>
          </table:table-cell>
          <table:table-cell table:number-columns-repeated="1021"/>
        </table:table-row>
        <table:table-row table:style-name="ro29">
          <table:table-cell office:value-type="string" calcext:value-type="string">
            <text:p>Prima Exit-Strategie: das Parlament votiert mit Mehrheit dagegen, der dumme Brexit wird abgeblasen, die Brexiteers stehen endgültig als die planlosen Lügner und Volksverführer da die sie sind, und die Tories bewahren halbwegs ihr Gesicht, bekommen aber auf Sicht, Boris Johnson &amp; Co. sei Dank, so schnell keine Regierungsverantwortung mehr. Charming.</text:p>
          </table:table-cell>
          <table:table-cell office:value-type="string" calcext:value-type="string">
            <text:p>Prima exit strategy: the parliament voted by majority vote against, the stupid Brexit is blown off, the Brexiteers are finally as the haphazard liars and seducers that they are, and the Tories protect their face halfway, but get on sight, Boris Johnson &amp; Co Thank you so soon no more government responsibility. Charming.</text:p>
          </table:table-cell>
          <table:table-cell office:value-type="string" calcext:value-type="string">
            <text:p>negative</text:p>
          </table:table-cell>
          <table:table-cell table:number-columns-repeated="1021"/>
        </table:table-row>
        <table:table-row table:style-name="ro20">
          <table:table-cell office:value-type="string" calcext:value-type="string">
            <text:p>"ist ein ""hard"" Brexit unausweichlich. Sie müssen mal die Diskussionen im Daily Mail Board o.ä. lesen. Sobald T. May der EU mehr Geld zusagt kommt es zu einem Aufstand innerhalb der Tories. Die Hardliner würden übernehmen und das (dumme) Brexit-Volk würde jubeln. Die EU der 27 kann und wird aber den Austritt nicht einfach kostenlos zulassen. D.h. es wird noch vor Weihnachten zum Eklat kommen. Abbruch der Verhandlungen: ""no deal"". Im Januar werden dann die Firmen und Banken ihre Pläne bekannt geben. Das wäre dann die letzte Chance für UK zur Vernunft zu kommen. Die EU andererseits müsste sich dann zusammensetzen und über die neue finanzielle Situation reden. D.h. Kürzungen plus Betragserhöhungen."</text:p>
          </table:table-cell>
          <table:table-cell office:value-type="string" calcext:value-type="string">
            <text:p>"is a ""hard"" Brexit inevitable. You have to discuss the discussions in the Daily Mail Board or similar. read. As soon as T. May pledges more money to the EU, there is an uprising within the Tories. The hardliners would take over and the (stupid) Brexit people would cheer. However, the EU of 27 can not and will not allow the withdrawal for free. That it will come to Christmas before Christmas. Termination of the negotiations: ""no deal"". In January, companies and banks will announce their plans. That would be the last chance for the UK to come to their senses. The EU, on the other hand, would then have to sit down and talk about the new financial situation. That Cuts plus amount increases."</text:p>
          </table:table-cell>
          <table:table-cell office:value-type="string" calcext:value-type="string">
            <text:p>negative</text:p>
          </table:table-cell>
          <table:table-cell table:number-columns-repeated="1021"/>
        </table:table-row>
        <table:table-row table:style-name="ro1">
          <table:table-cell office:value-type="string" calcext:value-type="string">
            <text:p>Ach, dieses seit Jahrzehnten immer wieder aus der Mottenkiste geholte bundesweite Auftreten der Bayernpartei CSU ... das ist Augenwischerei und Verdummung. Hier und jetzt zählt: Grüne 8,9 % und CSU 6,2%. Bundesweites Auftreten der CSU: Da überlegen Sie mal, wo da die CDU stehen würde´. Der mehr oder gute Franz Josef hat das seinerzeit ausgerechnet und drauf verzichtet. Oder meinen Sie, die AfD-Wähler gingen zur CSU? No ja, bei dem, was der Seehofer so absondert, kein abwegiger Gedanke... AfD-Gedankengut wird von der CSU aufgesogen. Super.</text:p>
          </table:table-cell>
          <table:table-cell office:value-type="string" calcext:value-type="string">
            <text:p>Oh, this for decades always brought back from the mothballs nationwide appearance of the Bavarian party CSU ... that is window dressing and dumbing down. Here and now counts: Green 8.9% and CSU 6.2%. Nationwide appearance of the CSU: Think about where the CDU would stand '. The more or good Franz Josef calculated and renounced that at the time. Or do you think the AfD voters went to the CSU? No, yes, in what separates the Seehofer so, no crazy idea ... AfD ideas are absorbed by the CSU. Great.</text:p>
          </table:table-cell>
          <table:table-cell office:value-type="string" calcext:value-type="string">
            <text:p>negative</text:p>
          </table:table-cell>
          <table:table-cell table:number-columns-repeated="1021"/>
        </table:table-row>
        <table:table-row table:style-name="ro65">
          <table:table-cell office:value-type="string" calcext:value-type="string">
            <text:p>"sind die Aufgaben des EuGH in Art. 19 EU-Vertrag geregelt? Weil er ""per se"" für Staaten zuständig sein soll, die sich dem EU Vertrag gar nicht unterworfen haben? Ich meine, ich halte die Briten nach der Brexit Entscheidung für fähig und willig alle Dummheiten zu begehen, aber nicht für so dumm, auf einen NEUTRALEN Richter zu verzichten. D.h., wenn man die EU verlässt, sich dann der EU-Gerichtsbarkeit zu unterwerfen, wäre ein politisches Verhalten, wie man es nur Lemmingen in der Sage unterstellt (real sind die nicht so blöd, sich alle über eine Klippe zu stürzen, nur weil ein Leittier das macht!). Der Politiker in GB, der eine solche Regelung unterschreiben würde, hat politischen Selbstmord begangen. Und auch der EU stünde es weit besser an, gar nicht erst den Anschein aufkommen zu lassen, ihren ""Knecht Rupprecht"" mit Sack und Knüppel durch die Hintertür den Briten in den Pelz, bzw. ihre Löwenmähne setzen und Rache nehmen zu wollen. Gerade in Hinblick auf Ressentiments der mancher Briten gegenüber in GB lebenden EU Bürgern, ist maximale Objektivität der beste Weg gegen xenophobe Populisten. Ausserdem ist diese Phobie vor Schiedsgerichten vollkommener Humbug, geschürt von einer breiten Masse, die den Kopf voller Verschwörungsphantasien, aber noch nie an einem internationalen Schiedsverfahren teilgenommen hat. Wer dagegen einmal ein z.B. ein International Chamber of Commerce Schiedsverfahren zwischen Konzernen aus unterschiedlichen Herkunftsländern mitgemacht hat, wird die dort vorherrschende Professionalität, Kompetenz und gesicherte Neutralität durch die gemeinsame Wahl der Richter durch die streitenden Parteien schätzen lernen."</text:p>
          </table:table-cell>
          <table:table-cell office:value-type="string" calcext:value-type="string">
            <text:p>"are the tasks of the ECJ regulated in Art. 19 EU Treaty? Because he should be responsible ""per se"" for states that have not subjected themselves to the EU Treaty? I mean, I think the British, after the Brexit decision, are capable and willing to do anything stupid, but not so stupid as to renounce a NEUTRAL judge. That is, leaving the EU to then submit to EU jurisdiction would be a political behavior, as it is only allegedly lemmings in the saga (in reality, they are not so stupid to throw themselves all over a cliff, just because a Leittier does that!). The politician in the UK, who would sign such a settlement, has committed political suicide. And even the EU would be much better off, not even to give the appearance of their ""servant Rupprecht"" with bag and stick through the back door of the British in the fur, or put her lion mane and want to take revenge. Especially with regard to the resentment of many British people over UK citizens living in the UK, maximum objectivity is the best way against xenophobic populists. Moreover, this arrogance before arbitration courts is a complete hoax, fueled by a broad mass that has its head full of conspiracy fantasies but has never participated in international arbitration. On the other hand, once someone who If an International Chamber of Commerce has participated in arbitration between companies from different countries of origin, the professionalism, competence and assured neutrality that prevail there will be appreciated through the joint selection of judges by the disputing parties."</text:p>
          </table:table-cell>
          <table:table-cell office:value-type="string" calcext:value-type="string">
            <text:p>negative</text:p>
          </table:table-cell>
          <table:table-cell table:number-columns-repeated="1021"/>
        </table:table-row>
        <table:table-row table:style-name="ro30">
          <table:table-cell office:value-type="string" calcext:value-type="string">
            <text:p>Die nächste Lüge! Es wurde gar nichts verschoben. Wie kommen Sie denn zz dieser aberwitzigen Behauptung? Liefern Sie doch mal eine Quelle dafür! Och, Sie haben keine? So was dummes ...</text:p>
          </table:table-cell>
          <table:table-cell office:value-type="string" calcext:value-type="string">
            <text:p>The next lie! Nothing was moved. How do you come to this crazy assertion? Deliver a source for it! Oh, you do not have any? So what stupid ...</text:p>
          </table:table-cell>
          <table:table-cell office:value-type="string" calcext:value-type="string">
            <text:p>negative</text:p>
          </table:table-cell>
          <table:table-cell table:number-columns-repeated="1021"/>
        </table:table-row>
        <table:table-row table:style-name="ro35">
          <table:table-cell office:value-type="string" calcext:value-type="string">
            <text:p>Widerstand des Volkes? In Tschechien gibt es kaum Muslime. Sie profitieren von der Freiheit des Westens, wollen diese aber in Ihrem Land nicht haben! Für solche dummen Sprüche habe ich kein Verständnis mehr! Sie sollten sich schämen!</text:p>
          </table:table-cell>
          <table:table-cell office:value-type="string" calcext:value-type="string">
            <text:p>Resistance of the people? There are hardly any Muslims in the Czech Republic. You benefit from the freedom of the West, but you do not want them in your country! For such stupid sayings, I have no understanding! You should be ashamed!</text:p>
          </table:table-cell>
          <table:table-cell office:value-type="string" calcext:value-type="string">
            <text:p>negative</text:p>
          </table:table-cell>
          <table:table-cell table:number-columns-repeated="1021"/>
        </table:table-row>
        <table:table-row table:style-name="ro1">
          <table:table-cell office:value-type="string" calcext:value-type="string">
            <text:p>"Im ganzen ehemaligen Ostblock ist es leider ähnlich - bedingt durch die Zeit des ""Sozialismus"" sind die uns 50 Jahre hinterher. Ein ""schönes"" Beispiel: Vor ein paar jahren haben Meinungsbefragungen in Ungarn und Rumänien ergeben, dass die Leute mehrheitlich keine ""Pirezer"" im Land haben wollen - die Leute aus Pirez seien so schlimm wie Araber, Zigeuner, Chinesen usw. Das dumme dabei: Pirez ist fiktiv - niemand von den Befragten hat sich Gedanken darüber gemacht https://en.wikipedia.org/wiki/Piréz_people Was die Tschechen wohl sagen würden, wenn man sie nach den Pirez fragt?"</text:p>
          </table:table-cell>
          <table:table-cell office:value-type="string" calcext:value-type="string">
            <text:p>"Unfortunately it is similar in the former Eastern Bloc - due to the time of ""socialism"" they are 50 years behind us. A ""nice"" example: A few years ago, opinion polls in Hungary and Romania revealed that the majority of people do not want to have ""pirezer"" in the country - the people from Pirez are as bad as Arabs, Gypsies, Chinese, etc. The stupid thing is: Pirez is fictitious - none of the interviewees thought about it https://en.wikipedia.org/wiki/Piréz_people What would the Czechs say if asked about the Pirez?"</text:p>
          </table:table-cell>
          <table:table-cell office:value-type="string" calcext:value-type="string">
            <text:p>negative</text:p>
          </table:table-cell>
          <table:table-cell table:number-columns-repeated="1021"/>
        </table:table-row>
        <table:table-row table:style-name="ro1">
          <table:table-cell office:value-type="string" calcext:value-type="string">
            <text:p>"Wer schon mit der Unterscheidung von ""rechts"", ""rechtsextrem"" und ""rechtsradikal"" überfordert ist, andere Meinungen pauschal als rassistisch und rechtsextrem verunglimpft und schlussendlich deren Träger sowie Wähler und Gewählte außerhalb des offenbar sehr engen eigenen Weltbildes als ""braune Brut"", ""dummes, rechtes Pack"" und ""Drecksregierungen"" verunglimpft, sollte vielleicht selber mal überlegen, wer genau als von Hass und Hetze zerfressen wirkt. Und nehmen Sie bitte Ihre persönliche Meinung nicht für das ""Wir"" hier in Deutschland."</text:p>
          </table:table-cell>
          <table:table-cell office:value-type="string" calcext:value-type="string">
            <text:p>"Anyone who is overwhelmed with the distinction of ""right"", ""right-wing extremist"" and ""right-wing extremist"", denigrates other opinions as a racist and right-wing extremists and ultimately their bearers and voters and chosen outside the apparently very narrow own world view as a ""brown brood"", "" stupid, right pack ""and"" dirty governments ""vilified, should perhaps even think for yourself, who seems exactly as eaten by hatred and hate. And please do not take your personal opinion for the ""we"" here in Germany."</text:p>
          </table:table-cell>
          <table:table-cell office:value-type="string" calcext:value-type="string">
            <text:p>negative</text:p>
          </table:table-cell>
          <table:table-cell table:number-columns-repeated="1021"/>
        </table:table-row>
        <table:table-row table:style-name="ro25">
          <table:table-cell office:value-type="string" calcext:value-type="string">
            <text:p>Ich gebe Ihnen vollkommen recht. Gegen diese Mitmenschen verachtende Rechtsradikale muss es endlich einen gemeinsamen Aufschrei geben. So kann es nicht weiter gehen. Es ist skandalös, dass auch in einigen deutschen Bundesländern die Polizei nicht gegen die tagtäglichen Übergriffe vorgeht. Nur durch das Anprangern der Vorfälle in Tschechien können wir für mehr Sicherheit für Personen, die nicht dem dumpfen primitiven dummen Denken der braunen Gestalten entspricht, sorgen. Weltoffenheit ist was Anderes.</text:p>
          </table:table-cell>
          <table:table-cell office:value-type="string" calcext:value-type="string">
            <text:p>I'm completely right. There must finally be a collective outcry against those right-wing extremists who despise those fellow human beings. It can not go on like this. It is scandalous that even in some German federal states the police are not acting against the daily attacks. Only by denouncing the incidents in the Czech Republic can we provide more security for persons who do not conform to the dull primitive stupid thinking of the brown figures. Cosmopolitanism is something else.</text:p>
          </table:table-cell>
          <table:table-cell office:value-type="string" calcext:value-type="string">
            <text:p>negative</text:p>
          </table:table-cell>
          <table:table-cell table:number-columns-repeated="1021"/>
        </table:table-row>
        <table:table-row table:style-name="ro20">
          <table:table-cell office:value-type="string" calcext:value-type="string">
            <text:p>Politische Verantwortung für das Land ist nicht sichtbar. Der CSU sitzt die Landtagswahl im Nacken und hat somit erste Priorität, Merkel ist für alles offen, wenn sie nur wieder Kanzlerin wird. Der FDP geht es nur um ihre Klientel um möglichst finanziell viel für diese herauszuschlagen. Die Grünen kämpfen einen Kampf drei gegen eins (CDU/CSU/FDP vs. Grüne) vor allem gegen die CSU-Wadenbeisser Dobrint und Scheuer und deren dumme Sprüche. Und wenn allen garnichts mehr einfällt, treten sie auf den Balkon und winken wie die englischen Royals ihrem Volk zu, unter denen es noch einige geben soll, die sie für voll und ernst nehmen. Ein Trauerspiel - aber was kann man unter der Regie von Merkel anderes erwarten.</text:p>
          </table:table-cell>
          <table:table-cell office:value-type="string" calcext:value-type="string">
            <text:p>Political responsibility for the country is not visible. The CSU is sitting in the back of the state election and has thus first priority, Merkel is open to everything, if only Chancellor again. The FDP is only about their clientele as financially as possible for this auszuschlagen. The Greens fight a fight three against one (CDU / CSU / FDP vs. Greens) especially against the CSU-Wadenbeisser Dobrint and Scheuer and their stupid sayings. And when all else fails, they step on the balcony and, like the English royals, beckon to their people, among whom there are still some who take them full and serious. A tragedy - but what else can you expect under the direction of Merkel?</text:p>
          </table:table-cell>
          <table:table-cell office:value-type="string" calcext:value-type="string">
            <text:p>negative</text:p>
          </table:table-cell>
          <table:table-cell table:number-columns-repeated="1021"/>
        </table:table-row>
        <table:table-row table:style-name="ro25">
          <table:table-cell office:value-type="string" calcext:value-type="string">
            <text:p>Das angebliche Gezerre, die zähen Verhandlungen ist meiner Ansicht nach mehr schlecht als Recht geschauspielert. Es möchte jeder nur jeder als Sieger hervorgehen (auch Wahlverlierer sehen sich immer als Sieget) und sein Profil schärfen. Der Wählerwille ist den Politikern doch von jeher so ziemlich egal. Dem dummen Volk soll suggeriert werde, wie hart man um jede einzelne Position kämpft. Zum Schluss blicken alle grinsend mit erhobenem Daumen in die Kameras. Es gibt keine Neuwahlen, da sie alle machtgeil sind. Wetten?!</text:p>
          </table:table-cell>
          <table:table-cell office:value-type="string" calcext:value-type="string">
            <text:p>The alleged wrangling, the tough negotiations, in my opinion, are more poorly than rightly acted. Everybody just wants to be the winner (even losers always see themselves as a winner) and sharpen their profile. The will of the voters has never really mattered to politicians. The stupid people should be suggested how hard you fight for each position. At the end everyone looks grinning with a raised thumb in the cameras. There are no new elections, because they are all power horny. Bet ?!</text:p>
          </table:table-cell>
          <table:table-cell office:value-type="string" calcext:value-type="string">
            <text:p>negative</text:p>
          </table:table-cell>
          <table:table-cell table:number-columns-repeated="1021"/>
        </table:table-row>
        <table:table-row table:style-name="ro32">
          <table:table-cell office:value-type="string" calcext:value-type="string">
            <text:p>An alle verehrten Bayern-und Knackeule-Bashing-Foristen: es stimmt natürlich, dass Bayern nach dem Krieg mit Hilfe des Länder-Finanzausgleichs (gespeist durch damals wirtschaftlich starke Länder wie NRW) vom stark agrarwirtschaftlich orientierten Land (das aber durchaus auch mit Firmen wie BMW, MAN, RENK, KRAUSS-MAFFEI etc. industriell vorhanden war) zu einem in Europa führenden Wirtschafts-standort geworden ist. Der Punkt ist aber, dass das eben auch geklappt hat und die Hilfs-Gelder somit gut angelegt waren. Im Gegensatz zu heute bei vielen Empänger-Ländern. Das schlimmste Beispiel dafür ist und bleibt Berlin: seit Jahrzehnten versickern immer neue Milliarden in diesem schwarzen Loch, ohne dass dort irgendeine Verbesserung erkennbar ist. Ähnliches gilt auch für die meisten neuen Bundesländer, aber auch für das Saarland und Bremen. Und diese Länder würden ohne die Bayern-Milliarden ziemlich dumm aus der Wäsche schauen. Also nichts für ungut, aber Bayern ist halt derzeit nun mal Spitze bei Wirtschaft, Finanzen, Bildung und Verkehr. Und das Wetter ist bei uns auch besser.</text:p>
          </table:table-cell>
          <table:table-cell office:value-type="string" calcext:value-type="string">
            <text:p>To all revered Bayern and Knackeule-Bashing Forists: it is of course true that Bavaria after the war with the help of the Länder-Finanzausgleichs (fed by then economically strong countries such as NRW) from the heavily agrarian-oriented country (but certainly also with companies such BMW, MAN, RENK, KRAUSS-MAFFEI, etc.) has become one of Europe's leading economic locations. The point is that that worked out well and the help money was well spent. Unlike today in many Empänger countries. The worst example of this is and remains Berlin: for decades, new billions are percolating in this black hole, without there any improvement is recognizable. The same applies to most of the new federal states, but also to Saarland and Bremen. And these countries would look pretty stupid without the Bayern billion from the laundry. So no offense, but Bayern is just top now in terms of economy, finance, education and transport. And the weather is better with us too.</text:p>
          </table:table-cell>
          <table:table-cell office:value-type="string" calcext:value-type="string">
            <text:p>negative</text:p>
          </table:table-cell>
          <table:table-cell table:number-columns-repeated="1021"/>
        </table:table-row>
        <table:table-row table:style-name="ro22">
          <table:table-cell office:value-type="string" calcext:value-type="string">
            <text:p>"Warum macht die SPD den Jamaikanern nicht folgendes Angebot: Ihr bildet eine Regierung ohne die CSU. Diese Regierung wird von uns geduldet und so weit wie möglich unterstützt. - Die dummen Gesichter bei den Rüpeln von der CSU möchte ich gerne sehen. Wenn die CDU nicht endlich ""klare Kante"" zeigt gegenüber der ""Schwester""-Partei, wird sie diese ewig als Klotz am Bein erleben. Man glaube doch nicht, dass die Schwierigkeiten mit einer evtl. doch zustande kommenden Koalitionsbildung aufhören. Sie fangen bei der täglichen Arbeit auf allen Ebenen erst richtig an und werden viel Kraft, Nerven und Gestaltungssubstanz kosten."</text:p>
          </table:table-cell>
          <table:table-cell office:value-type="string" calcext:value-type="string">
            <text:p>"Why does not the SPD offer Jamaica the following offer: You form a government without the CSU. This government is tolerated by us and supported as much as possible. - I would like to see the stupid faces of the ruffians of the CSU. If the CDU does not finally ""clear edge"" over the ""sister"" party, she will experience this forever as a block on the leg. One does not believe that the difficulties stop with a possible coalition formation. They really get started in the daily work on all levels and will cost a lot of strength, nerves and design substance."</text:p>
          </table:table-cell>
          <table:table-cell office:value-type="string" calcext:value-type="string">
            <text:p>negative</text:p>
          </table:table-cell>
          <table:table-cell table:number-columns-repeated="1021"/>
        </table:table-row>
        <table:table-row table:style-name="ro45">
          <table:table-cell office:value-type="string" calcext:value-type="string">
            <text:p>"Was für einen Schwachsinn haben Sie da wieder vom Stapel gelassen? Sie sind nicht nur rechtsaußen, Sie sind auch noch dumm und dreist, aber das paßt ja auch zusammen. Natürlich entscheidet letztendlich das Parlament, aber eine Regierung muß trotzdem gebildet werden, weil eben keine Partei eine Mehrheit hat. Im Übrigen liegen FDP und Grüne beim Thema Migration wesentlich naher beieinander als FDP und CSU. Komisch, dass die Grünen hier ""unerträglich agieren"" würden, sehen nur Grünenhasser und AfD Anhänger so. Die Mehrheit der Beobachter sieht den ""schwarzen Peter"" bei der CSU, die ja viel weniger Stimmen hat als die Grünen. Sondierungsrunden sind die Vorstufe von Koalitionsverhandlungen, die nunmal die Grundlage für einen Koalitionsvertrag und damit für eine Regierungsmehrheit sind! Woher nehmen Sie den Schwachsinn, Sondierungen würden nicht verfassungsgemäß sein? Und was soll der Verweis auf die AfD? De können machen und abstimmen wie sie wollen, es wird sich niemand mit den Nazis gemein machen, auch wenn Sie das sehr schade finden. Aber warum mache ich mir überhaupt die Mühe auf Ihren dumm dreisten Kommentar hier zu antworten. Dumm bleibt eben dumm!"</text:p>
          </table:table-cell>
          <table:table-cell office:value-type="string" calcext:value-type="string">
            <text:p>"What kind of nonsense did you leave waiting? They are not only right-winger, they are also stupid and brazen, but that fits well together. Of course, ultimately, the parliament decides, but a government still has to be formed because no party has a majority. Incidentally, the FDP and the Greens are much closer to one another in terms of migration than the FDP and CSU. Funny that the Greens here ""unbearable act"" would see only Green Hater and AfD trailer like that. The majority of observers see the ""black Peter"" in the CSU, which has so many fewer votes than the Greens. Exploratory rounds are the precursor of coalition negotiations, which are the basis for a coalition agreement and thus for a government majority! Where do you take the nonsense, soundings would not be constitutional? And what is the reference to the AfD? You can do and vote as you like, no one will make a name for yourself with the Nazis, even if you think that's a pity. But why am I bothering to answer your stupid comments here. Stupid is just stupid!"</text:p>
          </table:table-cell>
          <table:table-cell office:value-type="string" calcext:value-type="string">
            <text:p>negative</text:p>
          </table:table-cell>
          <table:table-cell table:number-columns-repeated="1021"/>
        </table:table-row>
        <table:table-row table:style-name="ro28">
          <table:table-cell office:value-type="string" calcext:value-type="string">
            <text:p>Frau Weidel hat ja schon angeboten, eine Regierung ohne Grüne zu tolerieren. Die dummen Gesichter bei den Rüpeln von den Grünen möchte ich gerne sehen.</text:p>
          </table:table-cell>
          <table:table-cell office:value-type="string" calcext:value-type="string">
            <text:p>Ms. Weidel has already offered to tolerate a government without Greens. I would like to see the stupid faces of the ruffians from the Greens.</text:p>
          </table:table-cell>
          <table:table-cell office:value-type="string" calcext:value-type="string">
            <text:p>negative</text:p>
          </table:table-cell>
          <table:table-cell table:number-columns-repeated="1021"/>
        </table:table-row>
        <table:table-row table:style-name="ro1">
          <table:table-cell office:value-type="string" calcext:value-type="string">
            <text:p>Das ganze Theater dient nur zur Verdummung der eigenen Parteimitglieder bzw. der Wähler die solche Machtbesessenen gewählt haben. Denn Jamaika muss nach der Einigung nämlich allen Erklären warum keine Ihrer Wahlversprechen eingehalten wurden, weil Sie halt gegenüber den anderen Kompromisse machen mussten. Was ein Witz und lässt sich schwer an der Lächerlichkeit übertrumpfen. Die haben jetzt bereits versagt bevor Sie überhaupt angefangen haben. Das ist aber auch allen egal Hauptsache Ministerposten und dessen fetten Pensionsanspruch.</text:p>
          </table:table-cell>
          <table:table-cell office:value-type="string" calcext:value-type="string">
            <text:p>The whole theater is used only for the dumbing down of its own party members or the voters who have chosen such power obsessed. After all, Jamaica has to explain to all, why none of your campaign pledges have been respected because you had to compromise with the others. What a joke and is difficult to outdo the ridicule. They have already failed before you even started. But that does not matter to all the main Ministerial posts and its fat pension entitlement.</text:p>
          </table:table-cell>
          <table:table-cell office:value-type="string" calcext:value-type="string">
            <text:p>negative</text:p>
          </table:table-cell>
          <table:table-cell table:number-columns-repeated="1021"/>
        </table:table-row>
        <table:table-row table:style-name="ro29">
          <table:table-cell office:value-type="string" calcext:value-type="string">
            <text:p>Die Russen gibt es nicht. Es gibt die Maechtigen im Kreml, die immer haeufiger immer duennhaeutiger reagieren. Kein Wunder, denn das Propagandamodell der Desinformation, neudeutsch fake news, die VT Schleudern RT und Sputnik sowie auf allen Ebene des Internets ist aufgeflogen. Niemand laesst sich fuer ewig als dumm verkaufen. Nicht einmal die Gesichtsbuchteilnehmer;-) mfG Beat</text:p>
          </table:table-cell>
          <table:table-cell office:value-type="string" calcext:value-type="string">
            <text:p>The Russians do not exist. There are the magistrates in the Kremlin, who react more and more often more thin-thinned. No wonder, because the propaganda model of disinformation, neo-German fake news, VT Schleudern RT and Sputnik and at all levels of the Internet has been revealed. Nobody is going to be stupid forever. Not even the face book participants ;-) mfG beat</text:p>
          </table:table-cell>
          <table:table-cell office:value-type="string" calcext:value-type="string">
            <text:p>negative</text:p>
          </table:table-cell>
          <table:table-cell table:number-columns-repeated="1021"/>
        </table:table-row>
        <table:table-row table:style-name="ro71">
          <table:table-cell office:value-type="string" calcext:value-type="string">
            <text:p>"Natürlich habe ich die in einem anderen Thread gebracht. Ich habe sie ja selbst verlinkt. Das Faszinierende, aber wenig Überraschende: sie passt auch hier. &lt;i&gt;""Yep. So ""funktioniert"" russische Desinformation seit Jahren. 1. Unterstelle dem Anderen was du selber tust. 2. Schreie regelmäßig ins Internet ""... warum berichten unsere Medien nicht darüber?"" und überlass den anderen die Aufklärung warum sie zu Recht nicht oder anders über den Schwachfug berichtet haben. 3. Versuche unliebsame Zeugen oder Organisationen wie Ärzte ohne Grenzen, HRW, ai oder Oppositionelle möglichst zu diffamieren. Die nächste Jauchegrube im Internet versorgt dich mit Kompromat. 4. Sollte das wider Erwarten nicht gehen, so blubber einfach eine Verdächtigung ins Netz. Gegenüber einer UN-Kommission z.B., die gerade das für Putin falsche festgestellt hat so etwas wie ""wes Brot ich ess, des Lied ich sing"". Einfach was unterstellen, andeuten. 5. Gebrauche Formulierungen wie Cui bono, ""man wird ja noch mal fragen dürfen""... etc. 6. Fällst du mit einer Lüge auf die Nase, gehe zur nächsten über. 7. Wird dir auch diese nachgewiesen, gehe zur nächsten über. Vergiß aber nicht vorher dich über diese penetranten Nachweise der Lüge zu beschweren. Das sei einseitig. 8. Und wenn irgendwann alle erzählen, dass du lügst, so ist das nur ein Beweis, dass sie alle gleichgeschaltet sind. Und deine Theorien wahr sind.&lt;/i&gt;"" Hier zu finden: http://www.spiegel.de/forum/netzwelt/wikileaks-trump-junior-tragisch-transparent-thread-677965-11.html#postbit_60285177 Der ergänzte Punkt 9: &lt;i&gt;""9. Unterstelle deinem Gegenüber eine dumme Behauptung, die er gar nicht gemacht hat und widerlege sie dann mit großer, lässiger Geste.""&lt;/i&gt; ... steht zwei Posts tiefer. Und ob sie oder ihr Spiegelbild -su- das zu ""würdigen"" wissen ist mir fürchterlich egal. Anscheinend wissen sie es zu würdigen, sonst würden sie sich ja nicht so aufregen. Inhaltliche Antworten mir gegenüber sind mir von dem Foristen steingärtner/-su- nicht aufgefallen. Wo sind die? Nirgends. Statt dessen nur Gezeter."</text:p>
          </table:table-cell>
          <table:table-cell office:value-type="string" calcext:value-type="string">
            <text:p>"Of course I brought that in another thread. I linked them myself. The fascinating but not surprising: it also fits here. &lt;i&gt; ""Yep"" So ""russian disinformation works for years"" 1. Submit to the other what you do yourself 2. scream regularly on the Internet ""... why our media does not report about it?"" and leave the other the explanation why they have rightly not or otherwise reported on the weak link 3. Try to defame unpleasant witnesses or organizations such as Doctors Without Borders, HRW, ai or oppositionists as possible The next septic tank on the Internet provides you with Kompromat 4. Should not, contrary to expectations go so blubber just a suspicion in the net. To a UN commission, for example, which has just noted that Putin wrong has something like ""what bread I eat the song I sing."" Just imply what suggest like Cui bono, ""you will be allowed to ask again"" ... etc. 6. If you fall onto your nose with a lie, move on to the next one 7. If this is also proven to you, move on to the next one But do not forget to complain about this obscene evidence of the lie. That is one-sided. 8. And if at some point everyone tells you that you're lying, that's just proof that they are all the same. And your theories are true. &lt;/ I&gt; ""To find here: http://www.spiegel.de/forum/netzwelt/wikileaks-trump-junior-tragisch-transparent-thread-677965-11.html#postbit_60285177 The supplemented Point 9: &lt;i&gt; ""9. Submit to your counterpart a stupid statement that he has not made at all and then disprove it with a big, casual gesture. ""&lt;/ I&gt; ... is two posts deeper, and whether she or her reflection -su-"" worthy of "" Apparently they do not care, they seem to appreciate it, otherwise they would not be so upset, I did not notice the content answers to me from the forester stingartner / -su- Where are they? Nowhere, instead of just nagging."</text:p>
          </table:table-cell>
          <table:table-cell office:value-type="string" calcext:value-type="string">
            <text:p>negative</text:p>
          </table:table-cell>
          <table:table-cell table:number-columns-repeated="1021"/>
        </table:table-row>
        <table:table-row table:style-name="ro85">
          <table:table-cell office:value-type="string" calcext:value-type="string">
            <text:p>'und schwupps haben die Trump Anwälte diese zusammengestellte Kommunikation weitergegeben. quasi Hand selektiert. Als ob dieses Lager wirklich alles weitergeben würde, so naiv würde auch an den Weihnachtsmann glauben.' Und schwupps sind Anwälte natürlich blöd wenn sie im Trumplager stehen. Sie geben natürlich nur selektiv etwas weiter. Denn die dumme Idee, dass die Gegenseite über die komplette Kommunikation verfügt, die haben die Idioten natürlich nicht. Nein, sie sind doof und liefern sich freiwillig aus und warten, dass man sie mit der vollständigen Tweetsammlung bloßstellt. Ach Fritzchen."""And the Trump lawyers have passed on this compiled communication. almost hand selected. As if this camp would really pass on everything, so naive would believe in Santa Claus. ' And swoppers are lawyers, of course, stupid when they are in Trumplager. Of course, they only give something selectively. Because the stupid idea that the other side has the complete communication, of course, the idiots do not have. No, they are stupid and volunteer and wait to be exposed with the full tweets collection. Oh Fritzchen."negative</text:p>
            <text:p>Tja, die Reise war erfolgreich, dumm nur, dass kein asiatisches Land offenbar bereit ist, einen bilateralen Handelsvertrag mit den USA abzuschließen. Die Asiaten sind nicht so dumm, sich über den Tisch ziehen zu lassen, denn bis auf China wäre das Ungleichgewicht zwischen den Vertragsparteien so gravierend, dass es kaum zu einem ausgewogenen, fairen Vertrag kommen würde. Aber das ist ja auch Trumps Ziel nicht, sondern America First! Da hat er die Asiaten wohl etwas unterschätzt. Sonst wirkte er während der Reise tatsächlich außerordentlich entspannt und locker. Tja, die Asiaten haben die große Gabe, ihre Gäste umschmeicheln und umgarnen zu können, ihnen das Gefühl zu geben, dass sie etwas Besonderes sind und im Mittelpunkt stehen. So ist die Kultur, und gleichzeitig ist das ein erfolgreiches Geschäftsmodell. Das hat Trumps Ego natürlich sehr gut getan, er ist richtig aufgeblüht. Tja, so etwas können ihm die nüchternen, auf Distanz bedachten Europäer nicht bieten.Well, the trip was successful, stupid only that no Asian country is apparently ready to conclude a bilateral trade agreement with the United States. The Asians are not stupid enough to be ripped off, because apart from China, the imbalance between the contracting parties would be so serious that it would be hard to reach a balanced and fair treaty. But that's not Trump's goal, but America First! He probably underestimated the Asians. Otherwise, he actually seemed extremely relaxed and relaxed during the trip. Well, the Asians have the great gift of flattering and enticing their guests, making them feel special and in the spotlight. That's culture, and at the same time it's a successful business model. Of course, Trump's ego did that very well, he really flourished. Well, such a thing can not offer him the sober, at a distance-minded Europeans.negative</text:p>
            <text:p>wie eine arroganz entstehen kann, wenn nicht schon vorher die anlage dazu vorhanden war. fuer aussenstehende, die wir ja alle sind, ist es unbegreiflich wie menschen ticken, die die realitaet nicht mehr sehen wollen oder in ihrer arroganz gefangen, nicht sehen koennen. aber eines ist klar und daher hat auch fleischhauers einschaetzung von depp seine berechtigung, arroganz kann nur auf dem boden der dummheit gedeihen. ich kenne keinen klugen menschen der arrogant waere.how an arrogance can arise, if not before the plant was available. for outsiders, who we all are, it is incomprehensible how people tick, who no longer want to see the reality or caught in their arrogance, can not see. But one thing is clear, and therefore Fleischhauers assessment of depp has its authority, arrogance can only thrive on the floor of stupidity. I do not know a smart person who would be arrogant.negative</text:p>
            <text:p>"Ich finde es immer wieder bemerkenswert wie der Spiegel mit allen Mitteln versucht die Kanzlerin zu diskreditieren, die nun mal die Wahl gewonnen hat - Punkt. Dabei ist jedes noch so dumme Mittel recht sich diese Rechnung zurechtzubiegen. Selbst das Argument ""wenn man die Schwesterpartei rausrechnet"". Herr Fleischhauer, das kann man aber nicht!! Es sollte selbst dem Dümmsten klar sein, dass man die Prozentzahlen nicht einfach trennen kann, wenn man die CDU in Bayern nicht wählen kann und die CSU nicht im Rest der Republik. Die beiden sind bei der Wahl nun einmal als Ganzes zu sehen, ob man das nun einzusehen im Stande ist oder nicht, auch wenn man das Stur und bar jeder Professionalität immer wieder behauptet!!!""I find it always remarkable how the mirror tries by all means to discredit the Chancellor, who won the election - point. Every dumbest means is right to correct this bill. Even the argument ""if you exclude the sister party"". Herr Fleischhauer, you can not do that !! It should be clear even to the dumbest that you can not just separate the percentages, if you can not vote for the CDU in Bavaria and the CSU in the rest of the republic. The two are in the election now as a whole to see whether you can see that now or not, even if the stubborn and bar every professionalism always claims !!!"negative</text:p>
            <text:p>"Ich kenne Gröhe nicht, aber eins ist mal klar. Wer sagt, wir sollten stolz sein auf das, was DIE deutschen Soldaten in beiden Weltkriegen getan haben (ohne Einschränkung, das geht also weit über die Wehrmachts-Diskussion anlässlich der Ausstellung vor 10 Jahren hinaus), ist NICHT konservativ. Und hat in der CDU schlicht und ergreifend NICHTS, aber auch gar nichts zu suchen. Insofern sind AfD, NPD oder auch ""die Rechte"" eine bessere politische Heimat für Gauland als die CDU. Könnte also gut sein, dass Gröhe gar nicht dumm ist. Sondern genau wusste, wen er da vor sich hatte. Im Übrigen, Herr Fleischhauer: Es ist schon ein ziemlich starkes Stück, Wolfgang Bosbach und Gauland in einem Kontext zu nennen. Man muss kein Verschwörungstheoretiker sein um zu vermuten, dass nun von Ihnen und anderen die nächste Stufe der Etablierung der AfD eingeleitet wird. Ich hoffe, dass Ihnen die Konsequenzen dieser Strategie nicht eines Tages um die Ohren fliegen.""I do not know Gröhe, but one thing is clear. Anyone who says we should be proud of what THE German soldiers did in both world wars (without restriction, that goes well beyond the Wehrmacht discussion on the occasion of the exhibition 10 years ago) is NOT conservative. And in the CDU has simply NOTHING, but nothing at all. In this respect, AfD, NPD or even the ""rights"" are a better political home for Gauland than the CDU. So might be good that Gröhe is not stupid. But he knew exactly who he had in front of him. Incidentally, Mr Fleischhauer: It is quite a strong point to call Wolfgang Bosbach and Gauland in a context. You do not have to be a conspiracy theorist to suspect that the next stage of establishing the AfD is being initiated by you and others. I hope that the consequences of this strategy will not one day fly around your ears."negative</text:p>
            <text:p>"Ich finde es immer wieder bemerkenswert wie der Spiegel mit allen Mitteln versucht die Kanzlerin zu diskreditieren, die nun mal die Wahl gewonnen hat - Punkt. Dabei ist jedes noch so dumme Mittel recht sich diese Rechnung zurechtzubiegen. Selbst das Argument ""wenn man die Schwesterpartei rausrechnet"". Herr Fleischhauer, das kann man aber nicht!! Es sollte selbst dem Dümmsten klar sein, dass man die Prozentzahlen nicht einfach trennen kann, wenn man die CDU in Bayern nicht wählen kann und die CSU nicht im Rest der Republik. Die beiden sind bei der Wahl nun einmal als Ganzes zu sehen, ob man das nun einzusehen im Stande ist oder nicht, auch wenn man das Stur und bar jeder Professionalität immer wieder behauptet!!!""I find it always remarkable how the mirror tries by all means to discredit the Chancellor, who won the election - point. Every dumbest means is right to correct this bill. Even the argument ""if you exclude the sister party"". Herr Fleischhauer, you can not do that !! It should be clear even to the dumbest that you can not just separate the percentages, if you can not vote for the CDU in Bavaria and the CSU in the rest of the republic. The two are in the election now as a whole to see whether you can see that now or not, even if the stubborn and bar every professionalism always claims !!!"negative</text:p>
            <text:p>Unseren jahrzehntelang SPD-geführten Wahlkreis hat ein sehr beliebter und kompetenter junger Mann vor 8 Jahren für die CDU erobert. Er kam in Berlin gleich in den Wirtschaftsausschuss, wo er aber dummerweise sein Entsetzen kundtat, wie Merkel mit dem Geld aaste. Kauder schnappte sich den jungen Hoffnungsträger, trat ihm verbal in den Hintern und versetzte ihn umgehend in den Verkehrsausschuss, damit er künftig seine Klappe hielte. Was er auch tat, er trat diesmal nicht mehr zur Wahl an. Über Berlin redet er nicht mehr. Als wäre er aus dem Krieg zurückgekommen.Our decades-old SPD-led constituency has conquered a very popular and competent young man 8 years ago for the CDU. He came straight to the economic committee in Berlin, where he stupefiedly announced his horror, as Merkel ate with the money. Kauder grabbed the young hope, verbally kicked him in the butt and immediately put him in the traffic committee, so he would keep his mouth shut. Whatever he did, he did not stand for election this time. He does not talk about Berlin anymore. As if he had come back from the war.negative</text:p>
            <text:p>"Und genau so macht Merkel das. Genau so machen das viele Machtmenschen. Nachfolger werden konsequent weggebissen und wichtige Positionen mit Getreuen, nicht unbedingt Qualifizierten, besetzt. Die kurzfristige Gefahr vom Thron gestoßen zu werden minimiert sich dadurch, die langfristige einer Meuterei steigt. Bosbach war schon immer eine Gefahr für Merkel. Sie ist ihn aber nicht losgeworden, weil er sehr gut mit Bürgern und Medien kann. Habe ihn selbst mal auf einer Veranstaltung gesehen. Ehrlich, direkt, leicht verständlich. Könnte ein Menschenfänger sein, ist er aber nicht, da er Charakter besitzt. Der Haufen, den Merkel um sich scharrt, ist dumm, dumm-dreist oder Gefälligkeiten schuldig. Gröhe gibt vor ein Christ zu sein, befürwortet aber Versuche an Demenzkranken. Eigentlich fast auf einer Linie mit Gauland. Die könnten sich eigentlich gut verstehen. Rechts und doof. Eine beliebte Mischung. De maiziere ist Merkel auf ewig dafür verpflichtet, dass sie ihn aus dem ""Sachsensumpf"" gezogen hat. Was sie auch sagt, er ist dafür. Ich kann gerne weiter machen: Spahn, Kauder, Altmaier, Tauber...es gibt mehr als genug CDU Vertreter, die für viele Menschen nicht tragbar sind, sind aber in der Politik austoben dürfen. Europaparlamentarier und -kommisionsmitglieder habe noch gar nicht mal erwähnt. Oder Pofalla, der weich bei der Bahn gelandet ist. Oder Merkels Geburtstagsfeiern mit Ackermann. Oder, oder, oder. Die Liste der Enttäuschungen ist endlos. Die Liste der Enttäuschten so langsam auch. Die Bevölkerung meutert.""And that's exactly how Merkel does it. That's exactly how many power-loving people do it. Successors are consistently bitten away and important positions filled with loyal, not necessarily qualified. The short-term danger of being pushed off the throne is minimized by the long-term mutiny rising. Bosbach has always been a danger to Merkel. But she did not get rid of him because he is very good with citizens and the media. I saw him at an event myself. Honest, direct, easy to understand. Could be a human catcher, but he is not, since he has character. The pile that Merkel piles around is stupid, stupid, or favors guilty. Gröhe pretends to be a Christian, but advocates experiments on dementia patients. Actually almost in line with Gauland. They could actually understand each other well. Right and stupid. A popular mix. De maiziere is committed to Merkel forever, that she has pulled him out of the ""Saxon swamp"". Whatever she says, he is in favor. I would like to continue: Spahn, Kauder, Altmaier, Tauber ... there are more than enough CDU representatives who are not acceptable to many people, but are allowed to let off steam in politics. MEPs and Commissioners have not even mentioned. Or Pofalla, who landed softly at the railway. Or Merkel's birthday celebrations with Ackermann. Or, or, or. The list of disappointments is endless. The list of the disappointed so slowly too. The population mutinies."negative</text:p>
            <text:p>Merkel ist nichts anderes als der dumme Protagonist in Hans Christian Andersens Märchen. Wann ruft der Erste, dass diese Kanzlerin in Wirklichkeit nichts an hat, sprich, weder Überzeugungen noch Visionen besitzt - und erst Recht keine starken Gefolgsleute!Merkel is nothing but the stupid protagonist in Hans Christian Andersen's fairy tale. When does the first call that this chancellor in reality has nothing on, that is, has neither convictions nor visions - and certainly not strong followers!negative</text:p>
            <text:p>"Ganz so dumm ist die Kanzlerin nun nicht: Ihre Taktik, nach links zu rücken und damit der Union eine Regierungsbeteiligung bis zum jüngsten Tag zu sichern, scheint aufzugehen. Sie hat sich ausgerechnet, dass rechts von ihr nichts wirklich Relevantes bzw. Gouvernables passieren kann, da ist Verlass auf die Medien, die solange jede Regung rechts von der Union als faschistisch brandmarken, bis eben - self-fulfilling - wirklich rechte Spinner die Oberhand in jeder beliebigen Alternativ-Gründung gewinnen. (Erst kam Lucke und war der böse Nazi, dann kam Petry und drängte Lucke beiseite, da war sie die böse Faschistin, jetzt kommen Meuthen und Co, drücken Petry an den Rand und sind damit die Nazis usw..). Merkel weiß, dass mit ihrer achselzuckenden Übernahme linker Erklärungsmuster (Atomkraft: Nein danke, kein Mensch ist illegal etc.) die übrigen Parteien immer weiter am linken Rand zusamengestaucht werden. Da alle um die selbe Hälfte der Bevölkerung werben, Grüne, Die LINKE, SPD und Merkel-Union, ist es natürlich unvermeidlich, dass die Stimm-Anteile für die Volksparteien sich reduzieren. Das nimmt die Kanzlerin aber in Kauf, denn ohne sie geht nichts. Jetzt kommt Jamaika, in vier Jahren muss dann vielleicht auch die SPD noch dazutreten, um eine Mehrheit zu haben (""Kenia-Koalition"" mit Union, SPD, Grünen) und vier Jahre später muss dann auch noch die FDP oder die LINKE hinzutreten, aber immer mit Merkel oder einem anderen CDU-Kanzler an der Spitze. Das ist wohl ihr Kalkül und es scheint aufzugehen. Ob das gut ist für die Demokratie?""Quite so stupid is the chancellor now: her tactic to move to the left and thus to secure the Union a government participation until the recent day seems to be working. She has figured out that nothing really relevant or governables can happen to her right, there is reliance on the media, which as long as every move to the right of the Union as fascist brand, until just - self-fulfilling - really right-wing spinner the upper hand in win any alternative foundation. (First came Lucke and was the evil Nazi, then came Petry and pushed Lucke aside, there she was the evil fascist, now come Meuthen and Co, push Petry to the edge and are the Nazis, etc ..). Merkel knows that with her shrug of the left explanatory pattern (nuclear power: no thanks, no one is illegal, etc.), the other parties are pushed further and further to the left. Since everyone is campaigning for the same half of the population, the Greens, Die LINKE, SPD and Merkel-Union, it is of course inevitable that the voting shares for the popular parties will be reduced. The Chancellor accepts that, because without them nothing works. Now comes Jamaica, in four years the SPD may have to come to have a majority (""Kenya coalition"" with the Union, SPD, Greens) and four years later the FDP or the LEFT has to join, but always with Merkel or another CDU chancellor at the top. That is probably their calculation and it seems to work. Is that good for democracy?"negative</text:p>
            <text:p>"Ganz so dumm ist die Kanzlerin nun nicht: Ihre Taktik, nach links zu rücken und damit der Union eine Regierungsbeteiligung bis zum jüngsten Tag zu sichern, scheint aufzugehen. Sie hat sich ausgerechnet, dass rechts von ihr nichts wirklich Relevantes bzw. Gouvernables passieren kann, da ist Verlass auf die Medien, die solange jede Regung rechts von der Union als faschistisch brandmarken, bis eben - self-fulfilling - wirklich rechte Spinner die Oberhand in jeder beliebigen Alternativ-Gründung gewinnen. (Erst kam Lucke und war der böse Nazi, dann kam Petry und drängte Lucke beiseite, da war sie die böse Faschistin, jetzt kommen Meuthen und Co, drücken Petry an den Rand und sind damit die Nazis usw..). Merkel weiß, dass mit ihrer achselzuckenden Übernahme linker Erklärungsmuster (Atomkraft: Nein danke, kein Mensch ist illegal etc.) die übrigen Parteien immer weiter am linken Rand zusamengestaucht werden. Da alle um die selbe Hälfte der Bevölkerung werben, Grüne, Die LINKE, SPD und Merkel-Union, ist es natürlich unvermeidlich, dass die Stimm-Anteile für die Volksparteien sich reduzieren. Das nimmt die Kanzlerin aber in Kauf, denn ohne sie geht nichts. Jetzt kommt Jamaika, in vier Jahren muss dann vielleicht auch die SPD noch dazutreten, um eine Mehrheit zu haben (""Kenia-Koalition"" mit Union, SPD, Grünen) und vier Jahre später muss dann auch noch die FDP oder die LINKE hinzutreten, aber immer mit Merkel oder einem anderen CDU-Kanzler an der Spitze. Das ist wohl ihr Kalkül und es scheint aufzugehen. Ob das gut ist für die Demokratie?""Quite so stupid is the chancellor now: her tactic to move to the left and thus to secure the Union a government participation until the recent day seems to be working. She has figured out that nothing really relevant or governables can happen to her right, there is reliance on the media, which as long as every move to the right of the Union as fascist brand, until just - self-fulfilling - really right-wing spinner the upper hand in win any alternative foundation. (First came Lucke and was the evil Nazi, then came Petry and pushed Lucke aside, there she was the evil fascist, now come Meuthen and Co, push Petry to the edge and are the Nazis, etc ..). Merkel knows that with her shrug of the left explanatory pattern (nuclear power: no thanks, no one is illegal, etc.), the other parties are pushed further and further to the left. Since everyone is campaigning for the same half of the population, the Greens, Die LINKE, SPD and Merkel-Union, it is of course inevitable that the voting shares for the popular parties will be reduced. The Chancellor accepts that, because without them nothing works. Now comes Jamaica, in four years the SPD may have to come to have a majority (""Kenya coalition"" with the Union, SPD, Greens) and four years later the FDP or the LEFT has to join, but always with Merkel or another CDU chancellor at the top. That is probably their calculation and it seems to work. Is that good for democracy?"negative</text:p>
            <text:p>mit dem, was Sie da schreiben, gehe ich voll mit. Ich kann aber nicht umhin, den Medien eine beträchtliche Mitschuld am Wahlausgang zu geben. Machen wir uns nichts vor, Hauptursache für die 'Überläufer' zur AfD dürfte wohl die Flüchlingskrise sein. Doch wenn man die Nachrichten unabhängig vom Herausgeber gehört hat, waren alle Mitmenschen begeistert dabei, die Flüchtlinge zu unterstützen. Andere wie bei den Pegida-Demonstrationen waren eben Rechtsextreme oder von den verführte, denen man entgegentreten müsse. Steigende Ausländerkriminalität - kein Thema. Man hat immer jemanden gefunden, der die Thematik bagatellisiert hat. Die dagegen protestiert haben, wurden als 'Wutbürger' difamiert. Aber dann kam die Wahl und die, deren Stimme nicht gehört wurde, haben sich revanchiert. Hätten die Medien z.B. reagiert, als Frau Merkel ohne das Thema wenigstens im Bundestag zur Debatte zu stellen die Grenzen für jeden weit geöffnet hat - vielleicht hätten die Politiker sich genötigt gesehen, zu reagieren? Es gab mal eine Zeit, da haben die Medien die Politiker vor sich hergetrieben, das war für die Demokratie besser. Leider sind Artikel wie der angesprochene viel zu selten. Es wäre zum Beispiel sehr interessant, ob die Forderung der AfD nach einem Untersuchungsausschuss in Bezug auf Rechtsbrüche der Kanzlerin eine realistische Grundlage hat. Ich kann das wie die meisten anderen nicht einschätzen; ich bin kein Jurist. Ich denke aber, dass die AfD, die ja Juristen in ihren Reihen hat, nicht so dumm ist, sich eine Niederlage einzufahren. So stabil sind sie auch nach der für sie erfolgreichen Wahl nicht 'im Rennen' und das würde ihre Position in der Bevölkerung schwächen.I go along with what you write there. But I can not help giving the media a considerable amount of blame for the outcome of the election. Let us not fool ourselves, the main cause of the 'defectors' to the AfD is likely to be the refugee crisis. But if you heard the news independently of the publisher, everyone was enthusiastic about supporting the refugees. Others, like the Pegida demonstrations, were right-wing extremists or seduced by the ones they had to face. Rising immigration crime - not an issue. One has always found someone who has trivialized the issue. Those who protested were defamed as 'rage citizens'. But then came the election and those whose voice was not heard have returned the favor. If the media had e.g. reacts when Mrs. Merkel without raising the issue at least in the Bundestag to the debate has opened the borders for everyone - perhaps the politicians had seen themselves forced to respond? There was a time when the media drove the politicians around, that was better for democracy. Unfortunately, articles like the one mentioned are far too rare. It would be very interesting, for example, if the AFD's demand for a committee of inquiry into the Chancellor's breaches of the law has a realistic basis. I can not assess that like most others; I am not a lawyer. But I think that the AFD, which has lawyers in its ranks, is not stupid enough to make a defeat. As stable as they are even after the successful election they are not 'in the race' and that would weaken their position in the population.negative</text:p>
            <text:p>Da lob ich mir ausnahmsweise die SPD. Lieber Opposition als 99% Kompromisse und Uneinigkeit in den kommenden Jahren. Die FDP zeigt klar ihre Kante für das Kapital ohne jede Rücksicht auf Mensch und Natur, die Grünen schwanken, Hauptsache dabei sein und am Ende merkt eh keiner welche Leistungen auf Grün zurückzuführen sind. Das ist ja das Dilemma wenn man in einer Koalition die Minderheit ist. Erfolge aus guten Impulsen werden den großen Parteien zugesprochen und die Kleine bleibt klein. Mutti macht die Raute und bleibt unterm Radar. Die Medien (SPON) klopfen auf Kretschmanns Wut ein obgleich die CSU hier dumm und dreist provoziert hat. Und das Übelste, Dobrindt wird weiter von meinen Steuergeldern bezahlt!As an exception, I praise the SPD. Dear opposition as 99% compromise and disagreement in the coming years. The FDP clearly shows its edge for the capital without any regard for man and nature, the Greens fluctuate, the main thing to be there and in the end, no one notices which benefits are due to green. That's the dilemma of being a minority in a coalition. Successes from good impulses are awarded to the big parties and the small one stays small. Mum makes the diamond and stays under the radar. The media (SPON) knock on Kretschmann's anger, although the CSU has stupidly and boldly provoked here. And the worst thing, Dobrindt is still paid by my taxpayer money!negative</text:p>
            <text:p>"&lt;i&gt;In der Nacht dürfte sich entscheiden, ob Jamaika eine Chance hat&lt;/i&gt; Haha. Es steht längst fest, wer welche Posten und Pöstchen kriegt, und nur das zählt. Vermeintlich strittige Inhalte wird man in unverbindlichen Absichterklärungen verpacken, in die Zukunft verlagern und dort verdunsten lassen. Genau das wird passieren und morgen als ""bitterer aber letztendlich notwendiger Kompromiss"" verkauft werden. Das opportunistische Bündnis aus neoliberalen Ideologen steht bereits fest. Jetzt geht es nur noch um die verschwurbelten Formulierungen, mit denen die Parteigranden ihre Mitglieder erfolgreich für dumm verkaufen werden...""&lt;i&gt; At night, it may be decided if Jamaica has a chance &lt;/ i&gt; Haha. It has long been clear who gets which posts and pöstchen, and only that counts. Suspected content will be packaged in non-binding declarations of intent, relocated to the future and allowed to evaporate there. This is what will happen and will be sold tomorrow as a ""bitter but ultimately necessary compromise"". The opportunist alliance of neoliberal ideologues is already established. Now it's all about the cranked-up phrases that are used by party leaders to successfully sell their members to stupid ..."negative</text:p>
            <text:p>Achso, die Grünen sind nur Beamte etc. aus dem Westen? Hm, komisch, gerade in meinem Umfeld sind es die Leistungsträger aus der Privatwirtschaft aus Ost und West. Intelligente Menschen mit hohem Einkommen und eben mehr Weitblick und Weltoffenheit! Als Ossi entschuldige ich mich auf keinen Fall für Merkel, Gauck und KGE, ich entschuldige mich aber sehr wohl für die vielen rechten Krawallos, Migranten und Islamhasser von der AfD, die hauptsächlich aus dem Osten kommen und für so dumme Zeitgenossen wie Sie!Achso, the Greens are only officials etc. from the West? Hm, funny, especially in my environment, there are the service providers from the private sector from East and West. Intelligent people with a high income and just more vision and cosmopolitanism! As Ossi I do not apologize for Merkel, Gauck and KGE, but I apologize very well for the many right-wing riots, migrants and Islam haters of the AfD, who come mainly from the East and for such stupid contemporaries like you!negative</text:p>
            <text:p>Und ich, als zugewanderter Ossi, entschuldige mich für Merkel, Gauck und KGE, aber auch für die vielen rechten Krawallos, Migranten und Islamhasser von der AfD. Was nun? Bin ich für sie auch ein dummer Zeitgenosse?And I, as an immigrant Ossi, I apologize for Merkel, Gauck and KGE, but also for the many right-wing Krawallos, migrants and Islam haters of the AfD. What now? Am I also a stupid contemporary for her?negative</text:p>
            <text:p>Sorry, aber das sind nicht meine Werte sondern von Oxford Economics und das sind halt Analysten und die Werte sind aus der Studie. Sie können sich ja bei denen Beschweren und diese Analysten als dumm bezeichnen. Bei mir perlt das ab. Hier ist der Link: http://www.cityam.com/275434/brexit-no-deal-would-wipe-off-gbp16bn-uk-gdp-2020-oxford PS: Wenn Sie des Englischen nicht mächtig sind, können Sie es in den Google Translator eingeben.Sorry, but these are not my values ​​but by Oxford Economics and that's just analysts and the values ​​are from the study. You can complain to those and call these analysts stupid. It's off with me. Here is the link: http://www.cityam.com/275434/brexit-no-deal-would-wipe-off-gbp16bn-uk-gdp-2020-oxford PS: If you are not proficient in English, you can enter it into the Google Translator.negative</text:p>
            <text:p>Was ist da der Unterschied? Die Bevoelkerung ist sich den Auswirkungen von Brexit bewusst und bislang gab es keinen Meinungsumschwung von den 52 % Befuerwortern. Die herschende Klasse und die Mehrheit der Tories waren gegen Brexit, es ist halt dumm gelaufen und hat nichts mit Klassensystem zu tuen. Es gibt, die da oben, und wir da unten, genau wie bei uns und wir muessen aufpassen, dass es bei uns nicht aehnlich abgeht. Dwhat's the difference? The population is aware of the impact of Brexit and so far there has been no change of mind from the 52% advocates. The ruling class and the majority of the Tories were against Brexit, it just went stupid and has nothing to do with class system. There are those up there, and we down there, just like us, and we have to be careful that things are not going to be similar here. Dnegative</text:p>
            <text:p>die vieles nicht begreifen, erinnere mich an Ihre Worte, D profitiert von GR. Nach dem 105 Mrd GR-Schuldenschnitt der Bankster, die diese Unsumme nicht aus der Portokasse bezahlten, sondern über weniger Steuern, erhöhte Gebühren hatten alle in D schon einen Schaden. Der IWF, Obama und GR verlangten einen weiteren Schnitt / ein weiteres Verschenken, eher noch mehr, als beim 1. Schnitt. Jetzt sind sogar die Nettoeinzahler I unf F die neuen Sorgenländer, alle brauchen das tolle Wort Reformen unter denen man eine Art Agenda 2010 versteht mit der SPD und Grüne die Steuern der Reichen um 10 Prozent senkten, die Kleinen stark belasteten, nur so wurde D wieder fit, dumm nur, das war der Sargnagel des Euro, alle anderen brauchen das. Schon bei den ersten Reförmchen bekommt Macron massiven Widerstand, kommt so auf eine tolle Idee, einen EU-Finanzminister mit eigenem Budget, also noch mehr Mrd für den Michel im Fehlkonstrukt versenken. Das Tarnsystem Target-2 verstanden Sie damals auch nicht, die ca. 850 Mrd sind keineswegs harmlos, weil unsere Eliten viel davon mit Schuldenschnitten verschenken werden, nicht nur an GR. Die Konzerne bekommen sofort von ihrer Hausbank die Mill / Mrd, die das Geld von der Bundesbank (die quasi uns allen gehört), sie (also wir) bekommen vom Export in die Euro-EU immer öfters nur Forderungen gegenüber anderen EU-Landesbanken ( andere Worte wäre Schuldscheine, ein zinsloser Kredit über Jahrzehnte, eine Absatzförderung) Den ganz grossem EU/Euronutzen haben nur die, die schon nicht wissen, wohin mit ihren Mill / Mrd, die sind aber nicht solidarisch, die anderen zahlen, Die Bürgschafts- Mrd sind weg, ebenso viel von den ca. 92 Mrd vom Knechtschaftsvertrag ESM, reicht nicht, deshalb wollte Schulz,... ein weiteres Tarnsystem Eurobonds. Jetzt soll der EU-Haushalt von 140 Mrd auf 280 Mrd über Steuern erhöht werden, die vielen Nehmerländer zahlen das aus der Portokasse? EU-kraten wollen gar eine EU-Schuldenverallgemeinerung, falls es Pisa-Id... nicht wissen, das ist eine Aufteilung von ca. 10 Bill. Wer immer noch weiter träumt, muss schon sehr verblendet sein (oder ist es gar die Buchstaben en ersetzt durch ö ?)who do not understand much, remember your words, D benefits from GR. After the £ 105bn haircut by the bankers, who did not pay this in sums from the petty cash, but through less taxes, increased fees, all had damage in D already. The IMF, Obama and GR demanded another cut / give away, rather more than the first cut. Now even the net contributors I and F are the new worrying countries, all need the great word reforms under which one understands Agenda 2010 with the SPD and Greens lowered the taxes of the rich by 10 percent, the small burdened heavily, only so was D again fit, stupid only, that was the coffin nail of the euro, all the others need that. Already at the first few little formulas Macron gets massive resistance, so comes to a great idea, an EU finance minister with its own budget, so even more billion for the Michel Submerge a false construct. At that time you did not understand the camouflage system Target-2, the approximately 850 billion are by no means harmless, because our elites will give away a lot of it with debt cuts, not only on GR. The corporations get immediately from their house bank, the mill / billion, the money from the Bundesbank (virtually all of us), they (we) get from exporting to the euro-EU more often only claims against other EU Landesbanken (others Words would be promissory notes, an interest-free loan for decades, a promotion) Only those who do not know where to go with their mill / billion, but they are not solidary, the others who are guarantor billion away, just as much of the approximately 92 billion of the bondage contract ESM, is not enough, so Schulz wanted ... another Eurobond stealth system. Now the EU budget is to be increased from 140 billion to 280 billion via taxes, which many recipient countries pay from the petty cash? EU-kraten even want an EU-debt generalization, if Pisa-Id ... do not know, that's a breakdown of about 10 bill. Anyone who keeps on dreaming must be very deluded (or is it even the letter s replaced by ö?)negative</text:p>
            <text:p>daß diese Verhandler finanziell ausgesorgt haben. Da stellt sich einem nur die Frage, was das wählende Volk eigentlich will. Das eigentliche Problem sind nicht die gewählten Volksvertreter, sondern ein dummes Land (Volk) welchem es einfach zu gut geht.that these negotiators have made financial sense. It only begs the question of what the voting people really want. The real problem is not the elected representatives, but a stupid country (people) which is just too good.negative</text:p>
            <text:p>Oder ist das alles nur Schmierentheater, damit die dumme Bevölkerung sieht, wie die sich angestrengt haben? Am Ende kommt die berühmte Nachtsitzung und dann haben die plötzlich Einigkeit erzielt (vorläufig). Das Ergebnis solcher Nachtsitzungen, also Übermüdung hoch Inkompetenz/Machtgier, ist absehbar und kostet die Steuerzahler viel Geld. Mal seheb, ob es die Merkel schafft, Grüne/FDP bereits vor Korrptionsverhandlungen zu sezieren. Bisher hat sie dazu immer eine ReGIERungsbeteilugung opfern müssen, doch vielleicht schaltet sie nun auf Turbo.Or is it all just smear theater, so that the stupid population sees how they struggled? At the end comes the famous night session and then they suddenly reached unity (provisionally). The result of such night sessions, ie fatigue highly incompetent / lust for power, is foreseeable and costs taxpayers a lot of money. Let's see if the Merkel manages to dissect the Green / FDP already before corruption negotiations. So far, she has always had to sacrifice a governmental contribution, but maybe she will switch to turbo now.negative</text:p>
            <text:p>"Vor vielen, vielen Jahren war ich SPD-Mitglied gewesen. Schon damals konnte ich den Klüngel ""bewundern"" und bin nach einem Jahr aus dieser Partei wieder ausgetreten. Wörtliches Zitat aus damaliger Zeit: ""Wir brauchen noch einen Arbeiter im Vorstand zum Vorzeigen, aber möglichst dumm, damit der keine Schwierigkeiten macht"". Das war dann das Ende meiner Parteizugehörigkeit. Die SPD ist nicht erst in letzter Zeit eine Partei für Politikarieristen.""Many, many years ago, I had been an SPD member. Already at that time I was able to ""admire"" the Klüngel and after a year left the party. Literal quotation from that time: ""We still need a worker on the board to show, but as stupid as possible, so that makes no trouble."" That was the end of my party affiliation. The SPD is not just a party for politicians."negative</text:p>
            <text:p>Noch ein Trickser aus der FDP, der gerne hilft, vermögende Einzelpersonen zu Lasten der Gemeinschaft noch reicher zu machen. 1x zahlen und mehrmals erstatten lassen hat bei ausgesprochen dummen oder absichtlich wegschauenden Finanzministern jahrelang funktioniert, aber selbst Juristen sollten nicht so tun als könne das ehrlich gewesen sein. So ein Anwalt alsFinanzminister? Da wäre fast der Werbepleitier Lindner vorzuziehen... nein, auch nicht.Another trickster from the FDP, who likes to help wealthy individuals become even richer at the expense of the community. Paying once and having it reimbursed several times has worked for exceptionally stupid or intentionally averted finance ministers for years, but even lawyers should not pretend that it could have been honest. Such a lawyer as finance minister? Since almost the advertising lead Lindner would be preferable ... no, not synonymous.negative</text:p>
            <text:p>dann sollte man das respektieren! Steinbrück selbst nehme ich nicht allzu ernst. Dieser 'Sozialdemokrat' fiel doch auf als Nimmersatt in der Hinsicht, seine eigene Geldtasche zu füllen. Und er hatte doch gerade dieses Ressort vor einigen Jahren inne. In Richtung sozialer Gerechtigkeit oder Steuergerechtigkeit hat er keine besonderen Anstrengungen unternommen und seine dummen Worte von der 'Kavallerie' bleiben auch im Gedächtnis. Wenn die FDP jetzt Wolfgang Kubicki als Finanzminister durchsetzen will, dann ist das wenigstens konsequent, ansonsten sehe keine positiven Aspekte! Kubicki ist selbst in dieser Partei der sozialen Ungerechtigkeit ein besonderer Exponent dieser Richtung. Die FDP ist die Partei der besonders Reichen, deren Interesse noch größeren Reichtums vertritt sie konsequent. Schade, dass fast alle ihrer Wählern noch nicht gemerkt haben, dass sie gar nicht so reich sind. Der Traum, selbst reich zu werden, ist doch kein Grund FDP zu wählen. Ein warnendes Beispiel sollten doch die Italiener mit dem Herrn Bunga-Bunga sein. Ein ganzes Land leidet unter ihm.then you should respect that! I do not take Steinbrück seriously. This 'social democrat' was notorious for filling his own purse. And he had just held this department a few years ago. In the direction of social justice or justice, he has made no special effort and his stupid words of the 'cavalry' remain in the memory. If the FDP now Wolfgang Kubicki wants to enforce as Finance Minister, then that is at least consistent, otherwise see no positive aspects! Kubicki is a particular exponent of this direction even in this party of social injustice. The FDP is the party of the particularly wealthy, whose interest represents even greater wealth it consistently. Too bad that almost all of their voters have not noticed that they are not that rich. The dream of becoming rich yourself is no reason to choose FDP. A cautionary example should be the Italians with Mr. Bunga-Bunga. A whole country suffers from it.negative</text:p>
            <text:p>"sie haben den Kommentar ihres Vorposters aber auch so gar nicht verstanden. Lassen sie ihn sich mal von irgendjemanden erklären. Vielleicht schreiben sie dann nicht so dumme Unverschämtheiten wie ""an allen Haaren herbeigezogenen Mist"" Schon mal ein Denkanstoß: Herr Kubicki konnte nicht von den Einkünften eines Berufspolitikers leben, da er zu dem Zeitpunkt keiner war. Was hat das jetzt mit Harz IV zu tun? Allerdings, wenn ihnen das schon zu kompliziert ist, dann lassen wir es.""but they also did not understand the comment from their outpost. Let him explain it to somebody. Maybe then they do not write such stupid insolence as ""crap pulled from all hair"" Ever thought-provoking: Mr. Kubicki could not live on the income of a professional politician, since he was not at the time. What does that have to do with Resin IV? However, if that's too complicated for you, we'll leave it alone."negative</text:p>
            <text:p>"Würde er VOR der Landdtagswahl in Bayern die ""Macht"" ergreifen, so würde ihm das voraussehbar schlechte Ergebnis der CSU zu Last fallen. So wartet er ab , lässt einen anderen Chef (Seehofer, oder wer auch immer dumm genug ist vor der Wahl diesen Posten zu übernehmen) sich verbrennnen und kommt dann wie aus dem Ei gepellt nach der Wahlschlappe wieder aus der Versenkung hervor, als Retter und Heilsbringer der CSU und Deutschlands. Schauderhaft!""If he took the ""power"" BEFORE the regional election in Bavaria, the predictably bad result of the CSU would be a burden for him. So he waits, lets another boss (Seehofer, or whoever is stupid enough before the election to take over this post) get burned and then comes out of the egg after the election slam again from the sinkhole, as a savior and savior the CSU and Germany. Dreadful!"negative</text:p>
            <text:p>"absolut richtige Darstellung.Die anderen 15 Bundesländer hängen ja am Tropf der Bayern.Ich kann dieses linke dumme Gescwätz dieser Foristen nicht mehr hören.Bayern ist das erfolgreichste Bundesland- wirtschaftlich,hat die geringste Kriminalitätsrate und hat bundesweit gerechnet über 6 % der Wählerstimmen erhalten!! Fehlt tatsächlich nicht viel zu dem rot/grün /gelben Gschmerl im Rest der Republikl!Jawohl:Söder und Aichner an die Macht,dann ist die AfD zumindest in Bayern bedeutungslos.Daß sie aber im Parlament sitzt ,freut mich saunarrisch!! Wenn ein Muslim:egal obTürke-Syrer-Iraner-Afghane-Araber-Afrikaner einen deutschen Personalausweis hat,bedeutet das noch lange nicht,dass er ""Deutscher"" ist,sondern dass er (warum auch immer)zum Personal der BRD zählt.Basta!60% der DEUTSCHEN Bevölkerung sind gegen Multikulti.Demokratie geht vom Volk aus und deren Willen missachtet Frau Merkel,aber darauf gibts irgendwann die Quittung!""Absolutely right Darstellung.Die other 15 German states are indeed on drip Bayern.Ich no longer hear this left silly Gescwätz this Forists.Bayern is the most successful federal-economically, has the lowest crime rate and has nationwide calculated over 6% of the vote received! ! In fact, not much is missing to the red / green / yellow Gschmerl in the rest of the republic! Yes: Söder and Aichner to power, then the AfD is meaningless at least in Bavaria. But that she sits in Parliament, I am pleased saunas !! If a Muslim: no matter whether Turk-Syrian-Iranian-Afghan-Arab-African has a German identity card, that does not mean that he is ""German"", but that he (for whatever reason) counts to the staff of the Federal Republic.Basta! 60% of the GERMAN population are against multiculturalism. Democracy comes from the people and their will disregards Ms Merkel, but at some point there will be the receipt!"negative</text:p>
            <text:p>ist Merkels Lieblingsbübchen weg. Die Nettoeinzahler I und F sind die neuen EU-Sorgenländer, alle brauchen das tolle Wort Reformen, unter denen man eine Art Agenda 2010 in Wahrheit versteht. Es war die SPD und Grüne, die die Steuern der Reichen um 10 Prozent senkten, die Kleinen stark belasteten, nur so wurde D wieder fit, dumm nur das war der Sargnagel des Euro, alle anderen lassen sich das nicht gefallen. Schon bei den ersten Reförmchen bekommt er massiven Gegenwind. Deshalb kam er auf eine ganz tolle Idee, einen EU-Finanzminister mit eigenem Budget, also noch mehr Mrd sollen vom Michel im Fehlkonstrukt versenkt werden. Das reicht immer noch nicht, jetzt will man den EU-Haushalt von 140 Mrd auf 280 Mrd über Steuern verdoppeln, die vielen Nehmerländer zahlen das locker aus der Portokasse bleibt dem Michel für die ganz tollen Wahlversprechen noch etwas übrig, ausser neue Schulden? Gibt es etwas Asozialeres, als seinen Kindern zu den bereits 2,3 Bill Schulden noch mehr tilgen zu lassen? Werden sie auch nicht, ein Weiterso muss zu einer Krise, wie vor ca. 100 Jahren führen, dann sind die Verschwender ihre vielen Bill Schulden los und die Masse ihr mühsam ERspartes.."is Merkel's favorite little girl away. Net contributors I and F are the new EU Worrying Countries, all need the great word of reforms, which is actually a sort of Agenda 2010. It was the SPD and the Greens, who lowered the taxes of the rich by 10 percent, heavily burdened the little ones, only D was fit again, stupid only that was the coffin nail of the euro, all the others do not like it. Already at the first little packages he gets massive headwind. Therefore, he came up with a ""very great idea"", an EU finance minister with his own budget, so even more billion will be sunk by Michel in the wrong construct. That's still not enough, now you want to double the EU budget from 140 billion to 280 billion in taxes, the many recipient countries pay that easily from the Portokasse ?? is there anything left for Michel for the really great election promises, except new debts? Is there something asocial as letting his children pay off even more than 2.3 billion debts? If they are not, a Weiterso must lead to a crisis, such as about 100 years ago, then the spendthrifts their many bill debt and the mass her laboriously saved .."negative</text:p>
            <text:p>Die letzte Legislaturperiode war für alle Parteien die im Bundestag vertreten sind und das Deutsche Volk zu vertreten haben gerade für dieses Volk ein Akt der Verdummung des Volkes. Es gab bei den meisten Gesetzen Übereinstimmung, es regte sich kaum eine Opposition egal was von der Regierung, sprich Frau Merkel gewollt wurde. Dies wird nun ein Ende haben und das Deutsche Volk wird genau beobachten können was die Opposition und wichtiger die Regierung tut, was sie antwortet und wie sie reagiert. Das Überleben der CDU/CSU und der anderen politischen und etablierten Parteien wird von ihren Volksvertretern genau so abhängen wie bei den anderen etablierten Parteien. Bei der AfD wird man sehen müssen dass sie Politik für das Deutsche Volk macht. Wer aber dagegen ist die Problematik der Altersarmut, Sozialen Wohnungsbau, Rentnerarmut, Kinderarmut, Verbesserungen des Schulwesen, Infrastruktur, mehr Mitbestimmung des Volkes (auch Volksentscheide), Wirtschaft und EU, u.v.a. neben den wichtigen Emigrationsfragen in einem dem Grundgesetz und der Verfassung angemessenen Inhalt für das Deutsche Volk durchzusetzen, wird wohl weder die nächsten Landtagswahlen noch die nächste Bundestagswahl gewinnen bzw. ganz aus dem politischen Machtgebilde verschwinden. Die AfD hat sich gut mit Fachleuten vorbereitet und sie wird trotz aller Gegenströme aus den mit den etablierten verbundenen Parteien verbundenen Medien ihren Weg gehen und man wird es laut und deutlich in ganz Deutschland hören. Wenn die Menschen erst mal verstehen, dass die AfD das ist was sie in ihrem Programm sagt, werden die Rechtsradikalen Anschuldigungen schnell verschwinden. Auch das zum Wohle, ja genau, des Deutschen Volkes (auch integrierte Einwanderer die schon lange hier leben sind hiermit gemeint). Schwere Zeiten für Merkel, Seehofer und Herrn Schulz. Die Grünen können dann das repräsentieren, wofür sie gewählt wurden, eine verschwindend kleine Minderheit!The last legislative period was for all parties represented in the Bundestag and the German people to represent have just for this people an act of dumbing of the people. There was agreement in most laws, there was hardly an opposition no matter what was wanted by the government, that is, Mrs. Merkel was wanted. This will now come to an end and the German people will be able to observe exactly what the opposition and more importantly the government is doing, what it is responding to and how it is responding. The survival of the CDU / CSU and other political and established parties will depend on their representatives as much as on the other established parties. With the AfD you will have to see that it makes policy for the German people. But who, on the other hand, is the problem of old-age poverty, social housing, pensioner poverty, child poverty, improvements of the school system, infrastructure, more participation of the people (also referendums), economy and EU, u.v.a. In addition to the important issues of emigration in an appropriate to the Basic Law and the Constitution to enforce appropriate content for the German people, neither the next parliamentary elections nor the next general election will probably win or disappear completely from the political power structure. The AfD has prepared well with professionals and it will go their way despite all the countercurrents from the media affiliated with the established affiliated parties and you will hear it loud and clear throughout Germany. Once people understand that the AfD is what they say in their program, right-wing blame will quickly disappear. Also for the benefit, yes, of course, the German people (also integrated immigrants who have been living here for a long time are hereby meant). Hard times for Merkel, Seehofer and Mr. Schulz. The Greens can then represent what they were elected for, a tiny minority!negative</text:p>
            <text:p>Mit Killerkomandos kann man auch keine Verbrechen verhindern, man begeht nur selber welche und stellt sich auf eine Stufe mit den Verbrechern. Sowas kann nur dem gefallen, dem Verbrechern zusagen. Und so einer ist selber Verbrecher oder dumm.With killer comandos you can not prevent crimes, you only commit yourself and put yourself on a par with the criminals. Something like this can only appeal to the criminal. And such a person is himself a criminal or stupid.negative</text:p>
            <text:p>"Dann haben Sie den Begriff Demokratie nicht verstanden, Demokratie und Todesstrafe, in jeglicher Form, schließen sich aus. Das müßte man auch den Amerikanern immer wieder sagen. Und im Zusammenhang mit Duterte möchte ich nicht, dass die Kritiker als ""Gutmenschen"" bezeichnet werden, wie soll man denn die Dutertes auf dieser Welt nennen: radikale, gewalttäütige aber dumme Schlecht- oder Bös-Menschen? Den Ausdruck gibt es noch nicht. Außerdem wie in allen Schreckensherrschaften trifft es nicht nur die Drogendealer, sondern auch die Opfer und viele andere Menschen auch. Ein radikaler aber dummer Bösmensch sagt dann meist: wo gehobelt wird usw. Also diese Art der Kommentare finde ich absolut abstoßend, wenig weitsichtig und völlig destruktiv, sorry. Die Welt wird zwar immer barbarischer, aber erkennen sollte man das wenigstens können.""Then you have not understood the term democracy, democracy and the death penalty, in any form, exclude themselves. That would have to be said to the Americans again and again. And in connection with Duterte, I do not want the critics to be called ""good people"", how can we call the Dutterts in this world: radical, violent-minded but stupid bad or bad people? The expression does not exist yet. In addition, as in all reigns of terror, it not only hits the drug dealers, but also the victims and many other people as well. A radical but stupid villain then usually says: where is planed, etc. So this kind of comments I find absolutely repugnant, little farsighted and completely destructive, sorry. The world is becoming increasingly barbaric, but you should recognize that at least."negative</text:p>
            <text:p>Liest man sich die Postings durch, dann ist doch alles in Butter. Wirtschaft läuft, geht auch ohne neue Regierung. Der Stil ist den Leuten wurscht; Sachbearbeitung reicht, und offensichtlich taugt das den Journalisten auch. Warum soll sich was ändern; denn auch Journalisten waren vor der Wahl eher unkritisch. Da hat eine Kanzlerin leichtes Spiel und kann uns für dumm verkaufen. Alles gut!If you read through the postings, then everything is in butter. Economy is running, even without a new government. The style is what people do not care about; Processing is enough, and obviously that suits the journalist too. Why should something change? because even journalists were rather uncritical before the election. Since has a chancellor easy game and can sell us stupid. All good!negative</text:p>
            <text:p>spielt man bald garnicht mehr. Oder wie will man seine Waren im Ausland verkaufen? Ohne Handelsabkommen läuft nichts mehr. Es wird bald China und die anderen Ländern den USA vorschreiben, was sie zu tun haben ähnlich wie das bei den Briten mit ihrem dummen Brexit läuft. Trump hat den Usexit eingeleitet.you do not play soon anymore. Or how do you want to sell your goods abroad? Without a trade agreement, nothing works. It will soon dictate China and the other countries to the US, what they have to do similar to how the British run with their stupid Brexit. Trump has initiated Usexit.negative</text:p>
            <text:p>Die USA ist nicht zu dieser Erkenntnis gekommen. Nur, Trump ist zu dumm um außer Waffen etwas anderes zu verkaufen. Er hat in den ersten Monaten mehr Waffen verkauft als sein Vorgänger in 8 Jahren. Mehr noch, er zwingt jetzt auch die EU Waffenetat 2% zu erhöhen. Im Klartext heisst das, bestelle noch mehr Waffen bei uns!The US did not come to this conclusion. Well, Trump is too stupid to sell anything but weapons. He sold more weapons in the first few months than his predecessor in 8 years. What's more, he is now also forcing the EU to increase its budget by 2%. In plain language that means, order even more weapons with us!negative</text:p>
            <text:p>"Ich frag mich zum ersten Mal, ob der Mann gar nicht so dumm ist. Aber vermutlich ist es eher naiv. Allerdings könnte eine so naive Vorgehensweise fast befrieden. Mir ist regelrecht sympathisch, dass er über den ""Spion-Kommentar"" gelacht hat, statt eine moralische Debatte vom Zaun zu brechen.""I ask myself for the first time, if the man is not so stupid. But it's probably naive. However, such a naive approach could almost pacify. I'm really sympathetic that he laughed at the ""spy commentary"" instead of breaking a moral debate."negative</text:p>
            <text:p>"Es bleibt ein grandios verschuldete Militärmacht mit einem verantwortungslosen Showstar an der Spitze. Aller politischer Kredit ist verspielt, die Sicht auf das Land (aus ""überwiegend dummen und ungebildeten Menschen"", laut Bill Maher) schwankt zwischen lächerlich und gefährlich. Trump, Assad, Putin und Kim sollten einen ""Club der Besten"" gründen, mit Fox News als Haussender.""It remains a terribly indebted military power with an irresponsible show star at the top. All political credit is playful, the view of the country (from ""predominantly stupid and uneducated people,"" according to Bill Maher) varies between ridiculous and dangerous. Trump, Assad, Putin and Kim were to found a ""club of the best,"" with Fox News as the home channel."negative</text:p>
            <text:p>ist America first down zum Schwellenland. Dieser Egomane merkt gar nicht, dass die Asiaten ihn vorführen und China an den USA vorbeizieht, und dass dank der Unterstützung durch Donald Trump. Wann merkt denn das endlich einer endlich, dass er einen Meineid bei der Amtseinführung geschworen hat. Allerdings ist er selbst so dumm, dass er es vielleicht noch nicht einmal selbst bermerkt hat.America is first down to the emerging market. This egomaniac does not realize that the Asians are showing him off and China passes the US, and thanks to the support of Donald Trump. When does one finally notice that he swore a perjury at the inauguration? However, he is so stupid himself that he may not even have noticed it himself.negative</text:p>
            <text:p>"Niemand kann weniger Interesse an einer Auseinandersetzung mit Russland haben als die Balten. Die haben schlichtweg Angst. Angst, dass es ihnen so ergeht wie der Ukraine, aus der sich Putin erst mal ein Filet herausgeschnitten hat, nachdem die Ukrainer so dumm waren daran zu glauben, dass sie ihre Zukunft selbst gestalten können, ohne den großen Bruder Moskau zu fragen. Die Balten sind nicht in etwa gleichem Umfang ""Treiber einer Auseinandersetzung mit Russland"" wie Polen einst ""Angreifer auf den Sender Gleiwitz"" war: nämlich ausschließlich in der Propaganda.""Nobody can be less interested in a dispute with Russia than the Baltic people. They are simply scared. Fear that they will end up like Ukraine, from which Putin cut out a filet after the Ukrainians were so stupid that they could shape their future without asking their big brother Moscow. The Balts are not to the same extent ""drivers of a conflict with Russia"" as Poland was once ""attackers on the transmitter Gliwice"": namely only in the propaganda."negative</text:p>
            <text:p>Wen interessiert die USA? Die sind 1000ende Kilometer von uns entfernt auf der anderen Seite des Atlantiks! Wir sollten aufhören uns auf andere Länder zu verlassen und anfangen selber Verantwortung zu übernehmen. In diesem einem Punkt gebe ich Trump Recht. Es kann nicht sein das sich Europa zurücklehnt und die Sicherheit den USA überlässt. Im übrigen sollte uns auch Russland nicht interessieren. Wer glaub das die Russen die besseren Verbündeten wären, der ist entweder naiv, dumm oder ein Gefolgsmann. Russland hat kein ehrliches Interesse an Deutschland und Europa. Das hat Russland bereits in den 45 Jahren Herrschaft über Osteuropa bewiesen.Who cares about the US? They are 1000 kilometers from us on the other side of the Atlantic! We should stop relying on other countries and start taking responsibility ourselves. In this one point, I agree with Trump. It can not be that Europe leans back and leaves the security to the US. For the rest, Russia should not interest us. Who think the Russians would be the better allies, is either naive, stupid or a henchman. Russia has no genuine interest in Germany and Europe. This has already been demonstrated by Russia in the 45 years of rule over Eastern Europe.negative</text:p>
            <text:p>Speziell die sehr dummen und inhaltsleeren Kommentare der Herren Dobrind und Scheuer nerven gewaltig.Especially the very stupid and empty comments of Messrs. Dobrind and Scheuer annoying.negative</text:p>
            <text:p>Ja, was Vorgänge in der EU betrifft stimme ich voll zu. Eine Einmischung wäre auch im Konflikt Barcelona/Madrid angebracht gewesen; doch hier hat unsere Übermächtige nur dumm aus der Wäsche geschaut. Was die mittlerweile weltweiten, militärischen Einmischungen Deutschlands angeht, so gäbe es hier sicher diplomatischere Möglichkeiten. Vermutlich geht das aber deshalb so wie es gerade geht, weil die Waffenindustrie dabei wenig zu gewinnen hätte.Yes, I am fully in agreement with what is happening in the EU. Interference would also have been appropriate in the Barcelona / Madrid conflict; but here our overpowered looked only stupid from the laundry. As far as Germany's worldwide military interference is concerned, there are certainly more diplomatic opportunities here. Presumably, this is how it works because the arms industry has little to gain.negative</text:p>
            <text:p>wenn die Linke nicht aufhört ständig Wahlkampf für Merkel zu machen wird sie verschwinden, egal war Vorstand oder Fraktionsvorsitzender ist. Speziell Wagenknecht und ihre Anhänger bekämpfen doch mehr die SPD als die eigentlichen Feinde von der neoliberalen Welt. So dumm können die doch eigentlich nicht sein.if the left does not stop constantly campaigning for Merkel it will disappear, no matter was executive committee or faction leader is. Especially Wagenknecht and their supporters fight more the SPD than the actual enemies of the neoliberal world. They can not be that stupid.negative</text:p>
            <text:p>Ich kann es so langsam nicht mehr hören. Immer dieses saudumme Geschwätz über die Summe oder Höhe der britischen Abschlusszahlung oder dieses noch dümmere Gefasel von fehlenden genauen Berechnungen. Es reicht! Mein Gott, wie soll denn eine Seite (EU) eine verbindliche Rechnung erstellen können, wenn sich die andere Seite (UK) jeder Diskussion über die Berechnungsmodalitäten hartnäckig verweigert? Kein Wunder, daß Barnier so langsam aber sicher der Kragen platzt. Und derweil regen sich hier im Forum noch zwei Schlaumeier über die gemeinsam (!) vereinbarten und gleichwertigen Verhandlungssprachen (englisch und französisch) auf. Und das nur, weil das UK einen Chefunterhändler in internationale Verhandlungen schickt, der abgesehen von seiner mangelnden Erfahrung und Fachkompetenz ganz einfach nicht einmal einer einzigen Fremdsprache mächtig ist. Eine Posse, wie sie sich nicht einmal Monty Python hätte ausdenken können. Ein Irrsinn!I can not hear it anymore. Always that dirty talk about the sum or amount of the British final payment, or even more stupid talk of missing accurate calculations. It is enough! My God, how is one side (EU) to be able to draw up a binding bill if the other side (UK) stubbornly refuses any discussion of the calculation modalities? No wonder that Barnier is bursting his collar so slowly but surely. And meanwhile, two clever eggs are stirring up here in the forum about the common (!) Agreed and equivalent languages ​​(English and French). And only because the UK sends a chief negotiator into international negotiations, which, apart from its lack of experience and expertise, simply can not speak even a single foreign language. A farce that not even Monty Python could have imagined. A madness!negative</text:p>
            <text:p>"Genau das mache ich nicht, eines der wichtigen Themen ist die dümmliche und einfältige Arroganz der Deutschen. Die ""Europa über alles Fraktion"" sollte sich aber langsam mal entscheiden. Je nach gerade vorherrschender Ordre Du Mufti ist das UK schon voll in den Auswirkungen des Brexit, merkt gerade die ""Nachteile"" oder wird sie noch drastisch zu spüren bekommen. Auch wenn die Presse in Deutschland und auch Sie es noch nicht ganz zu kapieren in der Lage war, es nicht kapieren dürfen oder nicht kapieren wollen: Die Briten werden den Brexit durchziehen, entweder mit einem für beide Seiten nützlichen Abkommen oder auf ihre eigene Art. Ich freue mich schon auf das Gejammer und den Hass wenn die ersten 10000 EU-Bürger zum verlassen des Landes aufgefordert werden und die deutsche Industrie die ersten Umsatzeinbußen im UK zu verzeichnen hat. Dann sind da noch die bis zu 3.8 Milliarden Mehrbelastung welche laut einer EU-Studie auf Deutschland zukommen und die sogar ganz verschämt in den etwas seriöseren Medien erwähnt werden. Ich bin mir sicher es wird irgendwo in Deutschland noch Arme, Alte, Kranke, Arbeitslose, Kinder oder sonstige wirtschaftlich Schwache geben, bei denen man einsparen kann und welche dieses Scherflein für die glorreiche EU mit Freude beitragen werden. Aber wissen Sie was, träumen Sie weiter gemeinsam mit Teilen der deutschen ""Presse"" von der Vernichtung Engellands, wie das Spiel läuft wissen wir in frühestens 15-20 Jahren und niemand ist schneller bereit das eigene dumme Geschwätz von gestern zu ignorieren als die deutsche Presse.""That's exactly what I do not do, one of the important topics is the stupid and simple-minded arrogance of the Germans. But the ""Europe over all faction"" should decide slowly. Depending on the currently prevailing Ordre Du Mufti, the UK is already fully in the effects of Brexit, just notes the ""disadvantages"" or will get to feel them still drastically. Even if the press in Germany and you, too, were not quite able to get it, they can not understand it or they do not want to get it: The British will pull through Brexit, either with a mutually beneficial agreement or in their own way. I am looking forward to the whining and the hate when the first 10,000 EU citizens are asked to leave the country and the German industry has the first sales losses recorded in the UK. Then there are the up to 3.8 billion additional burdens which according to an EU study come to Germany and which are even mentioned quite shamefully in the somewhat more serious media. I am sure there will still be poor, old, sick, unemployed, children or other economically weak people in Germany, where they can save money and who will be happy to contribute to this glorious EU mite. But you know what, you continue to dream together with parts of the German ""press"" of the annihilation of Engels, how the game is running we know in the earliest 15-20 years and no one is faster ready to ignore the own stupid gossip of yesterday than the German press ,"negative</text:p>
            <text:p>"""Die Abhängigkeit von fossilen Rohstoffen treibt einige osteuropäische Länder in die Arme Moskaus."" Ich als stiller Kollorabateur für die Alliierten Schutzmächte während meines Lebens in der DDR, später in der Bundesrepublik verurteilt, und wegen vermeintlicher angeblicher überdurchschnittlicher Intelligenz meine Haftzeit bis zum Ende verbüßen mußte, danach einer Führungsaufsicht unterstellt wurde, verlegte meinen Lebensmittelpunkt in die Ukraine. Ab 2003 arbeite ich für ein milliardenschweres Börsennotiertes Chemieunternehmen aus den alten Ländern der BRD. Der Vertrag entsprach meinen Vorstellungen und die Provision war üppig. Fast drei Jahre arbeite ich unter einem anderen Namen in der Ukraine, Polen, Moldawien und ein ein wenig Russland und gehörte dann zu ... Ich begann einen Fehler und dachte, dass was ihr in Deutschland produziert und ich in der Ukraine und anderen Ländern vertreibe, dass kann ich günstiger, effizienter und im Einklang einer einziger Erde besser selber machen. Wie naiv und dumm war ich doch. Ich überschätzte mich. Mein dritter Lebensfehler. Aus Müll begann ich erstklassige Neuware zu produzieren und informierte das mich bezahlende deutsche Unternehmen nicht. Trotzdem vertrieb ich parallel ihre Ware. Irgendwann ließ ich meine Ware von dem deutschen Unternehmen testen und erhielt die Mitteilung, dass man zu diesem Preis hier in Deutschland derartige Waren nicht produzieren kann. Natürlich teilte ich dem Unternehmen mit, dass es sich um ein Konkurrenzunternehmen handelte. Nachdem ich schon längere Zeit aus dem Müll erstklassige Neuware reproduzierte unterbreitete ich dem Unternehmen meine Gedanken, dass sofern der Abfallweg kontrolliert wird, auch der Neuwarenweg garantiert werden kann und erhielt die Information, dass das deutsche Unternehmen daran keine Interesse hege. Also arbeite ich still und heimlich weiter und entwickelte Methoden der Verarbeitung sowie Rezepturgestaltung. Mein lieber Vorgesetzter mit Doktortitel (merkwürdig alle von derselben Universität der vergangenen DDR) und andere schienen hinter mein doppeltes Spiel Erkenntniss erlangt zu haben, dass ""Veri"" dahinterstand. Dem Unternehmen verschaffte ich Umsätze mit ca. 200 Tonnen pro Monat. 2008 liefen die Provisionen auf ein anderen Vertreter und ich begehrte auf. Darauf wurde der Vertrag gekündigt und über eine halbe Million Euro verschwandenauf ein anderes Konto. Ich bin ein netter Mensch. Im Gegenzug verschenkte ich die Forderungen in der Ukraine, korumpierte die Mitarbeite des deutschen Unternehmens, knackte die Computer und klaute alle wichtige Rezepturen. Ich zerstörte diesem Unternehmen den Markt, weil für dieses Unternehmen Moskau wichtiger war als die kämpferische Ukraine. Viele wissen nicht, dass die Ukraine gegen Russland nach Beendigung des zweiten Wekltkrieges weiterkämpfte. Unser ""Bandera"" wurde später im Zufluchtsort BRD vom ehemaligen KGB ermordet, auf scheinbar sicheren Territorium Um in Moskau oder damals Leningrad studieren zu dürfen, bedurfte es absoluer Systemtreue zum Sozialismus (oder eigene Erfahrung um des ""Pudels Kern""). Kurz geschrieben entsprechend Napoleons Doktrin; ""Ich liebe den Verrat, aber nicht den Verräter.""""""Dependence on fossil fuels is driving some Eastern European countries into the arms of Moscow."" As a silent collaborator for the Allied powers during my life in the GDR, later condemned in the Federal Republic, and because of alleged above-average intelligence had to serve my term to the</text:p>
          </table:table-cell>
          <table:table-cell table:number-columns-repeated="1023"/>
        </table:table-row>
        <table:table-row table:style-name="ro79" table:number-rows-repeated="1046806">
          <table:table-cell table:number-columns-repeated="1024"/>
        </table:table-row>
        <table:table-row table:style-name="ro7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22">00/00/0000</text:date>, <text:time>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5-22T18:45:58.773578798</dc:date>
    <meta:editing-duration>PT1M51S</meta:editing-duration>
    <meta:editing-cycles>1</meta:editing-cycles>
    <meta:document-statistic meta:table-count="1" meta:cell-count="5305" meta:object-count="0"/>
    <meta:generator>LibreOffice/5.1.6.2$Linux_X86_64 LibreOffice_project/10m0$Build-2</meta:generator>
  </office:meta>
</office:document-meta>
</file>